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background-color="#ffff00"/>
    </style:style>
    <style:style style:name="P2" style:family="paragraph" style:parent-style-name="Preformatted_20_Text">
      <style:text-properties fo:background-color="transparent"/>
    </style:style>
    <style:style style:name="P3" style:family="paragraph" style:parent-style-name="Preformatted_20_Text">
      <style:text-properties fo:background-color="#ffff00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11c896"/>
    </style:style>
    <style:style style:name="T2" style:family="text">
      <style:text-properties officeooo:rsid="00139f8f"/>
    </style:style>
    <style:style style:name="T3" style:family="text">
      <style:text-properties officeooo:rsid="00139f8f" fo:background-color="transparent" loext:char-shading-value="0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data/_read_as</text:p>
      <text:p text:style-name="Preformatted_20_Text">data/_settings</text:p>
      <text:p text:style-name="Preformatted_20_Text">data/aero/_read_as</text:p>
      <text:p text:style-name="Preformatted_20_Text">data/aero/aero2struct_mapping/00000/_as_array</text:p>
      <text:p text:style-name="Preformatted_20_Text">data/aero/aero2struct_mapping/00000/_read_as</text:p>
      <text:p text:style-name="Preformatted_20_Text">data/aero/aero2struct_mapping/00001/_as_array</text:p>
      <text:p text:style-name="Preformatted_20_Text">data/aero/aero2struct_mapping/00001/_read_as</text:p>
      <text:p text:style-name="Preformatted_20_Text">data/aero/aero2struct_mapping/00002/_as_array</text:p>
      <text:p text:style-name="Preformatted_20_Text">data/aero/aero2struct_mapping/00002/_read_as</text:p>
      <text:p text:style-name="Preformatted_20_Text">data/aero/aero2struct_mapping/00003/_as_array</text:p>
      <text:p text:style-name="Preformatted_20_Text">data/aero/aero2struct_mapping/00003/_read_as</text:p>
      <text:p text:style-name="Preformatted_20_Text">data/aero/aero2struct_mapping/_read_as</text:p>
      <text:p text:style-name="Preformatted_20_Text">data/aero/aero_settings/_read_as</text:p>
      <text:p text:style-name="Preformatted_20_Text">data/aero/aero_settings/aligned_grid</text:p>
      <text:p text:style-name="Preformatted_20_Text">data/aero/aero_settings/control_surface_deflection/_as_array</text:p>
      <text:p text:style-name="Preformatted_20_Text">data/aero/aero_settings/control_surface_deflection/_read_as</text:p>
      <text:p text:style-name="Preformatted_20_Text">data/aero/aero_settings/control_surface_deflection_generator_settings/_read_as</text:p>
      <text:p text:style-name="Preformatted_20_Text">data/aero/aero_settings/freestream_dir</text:p>
      <text:p text:style-name="Preformatted_20_Text">data/aero/aero_settings/initial_align</text:p>
      <text:p text:style-name="Preformatted_20_Text">data/aero/aero_settings/mstar</text:p>
      <text:p text:style-name="Preformatted_20_Text">data/aero/aero_settings/unsteady</text:p>
      <text:p text:style-name="Preformatted_20_Text">data/aero/aero_settings/wake_shape_generator</text:p>
      <text:p text:style-name="Preformatted_20_Text">data/aero/aero_settings/wake_shape_generator_input/_read_as</text:p>
      <text:p text:style-name="Preformatted_20_Text">data/aero/aero_settings/wake_shape_generator_input/dt</text:p>
      <text:p text:style-name="Preformatted_20_Text">data/aero/aero_settings/wake_shape_generator_input/dx1</text:p>
      <text:p text:style-name="Preformatted_20_Text">data/aero/aero_settings/wake_shape_generator_input/dxmax</text:p>
      <text:p text:style-name="Preformatted_20_Text">data/aero/aero_settings/wake_shape_generator_input/ndx1</text:p>
      <text:p text:style-name="Preformatted_20_Text">data/aero/aero_settings/wake_shape_generator_input/r</text:p>
      <text:p text:style-name="Preformatted_20_Text">data/aero/aero_settings/wake_shape_generator_input/u_inf</text:p>
      <text:p text:style-name="Preformatted_20_Text">data/aero/aero_settings/wake_shape_generator_input/u_inf_direction</text:p>
      <text:p text:style-name="Preformatted_20_Text">data/aero/beam/FoR_movement</text:p>
      <text:p text:style-name="Preformatted_20_Text">data/aero/beam/_read_as</text:p>
      <text:p text:style-name="Preformatted_20_Text">data/aero/beam/beam_number</text:p>
      <text:p text:style-name="Preformatted_20_Text">data/aero/beam/body_number</text:p>
      <text:p text:style-name="Preformatted_20_Text">data/aero/beam/boundary_conditions</text:p>
      <text:p text:style-name="Preformatted_20_Text">data/aero/beam/connectivities</text:p>
      <text:p text:style-name="Preformatted_20_Text">data/aero/beam/dyn_dict/_read_as</text:p>
      <text:p text:style-name="Preformatted_20_Text">data/aero/beam/elem_mass</text:p>
      <text:p text:style-name="Preformatted_20_Text">data/aero/beam/elem_stiffness</text:p>
      <text:p text:style-name="Preformatted_20_Text">data/aero/beam/elements/00000</text:p>
      <text:p text:style-name="Preformatted_20_Text">data/aero/beam/elements/00001</text:p>
      <text:p text:style-name="Preformatted_20_Text">data/aero/beam/elements/00002</text:p>
      <text:p text:style-name="Preformatted_20_Text">data/aero/beam/elements/00003</text:p>
      <text:p text:style-name="Preformatted_20_Text">data/aero/beam/elements/00004</text:p>
      <text:p text:style-name="Preformatted_20_Text">data/aero/beam/elements/00005</text:p>
      <text:p text:style-name="Preformatted_20_Text">data/aero/beam/elements/00006</text:p>
      <text:p text:style-name="Preformatted_20_Text">data/aero/beam/elements/00007</text:p>
      <text:p text:style-name="Preformatted_20_Text">data/aero/beam/elements/00008</text:p>
      <text:p text:style-name="Preformatted_20_Text">data/aero/beam/elements/00009</text:p>
      <text:p text:style-name="Preformatted_20_Text">data/aero/beam/elements/00010</text:p>
      <text:p text:style-name="Preformatted_20_Text">data/aero/beam/elements/00011</text:p>
      <text:p text:style-name="Preformatted_20_Text">data/aero/beam/elements/00012</text:p>
      <text:p text:style-name="Preformatted_20_Text">data/aero/beam/elements/00013</text:p>
      <text:p text:style-name="Preformatted_20_Text">data/aero/beam/elements/00014</text:p>
      <text:p text:style-name="Preformatted_20_Text">data/aero/beam/elements/00015</text:p>
      <text:p text:style-name="Preformatted_20_Text">data/aero/beam/elements/00016</text:p>
      <text:p text:style-name="Preformatted_20_Text">data/aero/beam/elements/00017</text:p>
      <text:p text:style-name="Preformatted_20_Text">data/aero/beam/elements/00018</text:p>
      <text:p text:style-name="Preformatted_20_Text">data/aero/beam/elements/00019</text:p>
      <text:p text:style-name="Preformatted_20_Text">data/aero/beam/elements/00020</text:p>
      <text:p text:style-name="Preformatted_20_Text">data/aero/beam/elements/00021</text:p>
      <text:p text:style-name="Preformatted_20_Text">data/aero/beam/elements/00022</text:p>
      <text:p text:style-name="Preformatted_20_Text">data/aero/beam/elements/00023</text:p>
      <text:p text:style-name="Preformatted_20_Text">data/aero/beam/elements/00024</text:p>
      <text:p text:style-name="Preformatted_20_Text"><text:soft-page-break/>data/aero/beam/elements/00025</text:p>
      <text:p text:style-name="Preformatted_20_Text">data/aero/beam/elements/00026</text:p>
      <text:p text:style-name="Preformatted_20_Text">data/aero/beam/elements/00027</text:p>
      <text:p text:style-name="Preformatted_20_Text">data/aero/beam/elements/00028</text:p>
      <text:p text:style-name="Preformatted_20_Text">data/aero/beam/elements/00029</text:p>
      <text:p text:style-name="Preformatted_20_Text">data/aero/beam/elements/00030</text:p>
      <text:p text:style-name="Preformatted_20_Text">data/aero/beam/elements/00031</text:p>
      <text:p text:style-name="Preformatted_20_Text">data/aero/beam/elements/00032</text:p>
      <text:p text:style-name="Preformatted_20_Text">data/aero/beam/elements/00033</text:p>
      <text:p text:style-name="Preformatted_20_Text">data/aero/beam/elements/00034</text:p>
      <text:p text:style-name="Preformatted_20_Text">data/aero/beam/elements/00035</text:p>
      <text:p text:style-name="Preformatted_20_Text">data/aero/beam/elements/00036</text:p>
      <text:p text:style-name="Preformatted_20_Text">data/aero/beam/elements/00037</text:p>
      <text:p text:style-name="Preformatted_20_Text">data/aero/beam/elements/00038</text:p>
      <text:p text:style-name="Preformatted_20_Text">data/aero/beam/elements/00039</text:p>
      <text:p text:style-name="Preformatted_20_Text">data/aero/beam/elements/00040</text:p>
      <text:p text:style-name="Preformatted_20_Text">data/aero/beam/elements/00041</text:p>
      <text:p text:style-name="Preformatted_20_Text">data/aero/beam/elements/00042</text:p>
      <text:p text:style-name="Preformatted_20_Text">data/aero/beam/elements/00043</text:p>
      <text:p text:style-name="Preformatted_20_Text">data/aero/beam/elements/00044</text:p>
      <text:p text:style-name="Preformatted_20_Text">data/aero/beam/elements/00045</text:p>
      <text:p text:style-name="Preformatted_20_Text">data/aero/beam/elements/00046</text:p>
      <text:p text:style-name="Preformatted_20_Text">data/aero/beam/elements/00047</text:p>
      <text:p text:style-name="Preformatted_20_Text">data/aero/beam/elements/00048</text:p>
      <text:p text:style-name="Preformatted_20_Text">data/aero/beam/elements/00049</text:p>
      <text:p text:style-name="Preformatted_20_Text">data/aero/beam/elements/00050</text:p>
      <text:p text:style-name="Preformatted_20_Text">data/aero/beam/elements/00051</text:p>
      <text:p text:style-name="Preformatted_20_Text">data/aero/beam/elements/00052</text:p>
      <text:p text:style-name="Preformatted_20_Text">data/aero/beam/elements/00053</text:p>
      <text:p text:style-name="Preformatted_20_Text">data/aero/beam/elements/00054</text:p>
      <text:p text:style-name="Preformatted_20_Text">data/aero/beam/elements/00055</text:p>
      <text:p text:style-name="Preformatted_20_Text">data/aero/beam/elements/00056</text:p>
      <text:p text:style-name="Preformatted_20_Text">data/aero/beam/elements/00057</text:p>
      <text:p text:style-name="Preformatted_20_Text">data/aero/beam/elements/00058</text:p>
      <text:p text:style-name="Preformatted_20_Text">data/aero/beam/elements/00059</text:p>
      <text:p text:style-name="Preformatted_20_Text">data/aero/beam/elements/00060</text:p>
      <text:p text:style-name="Preformatted_20_Text">data/aero/beam/elements/00061</text:p>
      <text:p text:style-name="Preformatted_20_Text">data/aero/beam/elements/00062</text:p>
      <text:p text:style-name="Preformatted_20_Text">data/aero/beam/elements/00063</text:p>
      <text:p text:style-name="Preformatted_20_Text">data/aero/beam/elements/00064</text:p>
      <text:p text:style-name="Preformatted_20_Text">data/aero/beam/elements/00065</text:p>
      <text:p text:style-name="Preformatted_20_Text">data/aero/beam/elements/00066</text:p>
      <text:p text:style-name="Preformatted_20_Text">data/aero/beam/elements/00067</text:p>
      <text:p text:style-name="Preformatted_20_Text">data/aero/beam/elements/00068</text:p>
      <text:p text:style-name="Preformatted_20_Text">data/aero/beam/elements/00069</text:p>
      <text:p text:style-name="Preformatted_20_Text">data/aero/beam/elements/00070</text:p>
      <text:p text:style-name="Preformatted_20_Text">data/aero/beam/elements/00071</text:p>
      <text:p text:style-name="Preformatted_20_Text">data/aero/beam/elements/00072</text:p>
      <text:p text:style-name="Preformatted_20_Text">data/aero/beam/elements/00073</text:p>
      <text:p text:style-name="Preformatted_20_Text">data/aero/beam/elements/00074</text:p>
      <text:p text:style-name="Preformatted_20_Text">data/aero/beam/elements/00075</text:p>
      <text:p text:style-name="Preformatted_20_Text">data/aero/beam/elements/00076</text:p>
      <text:p text:style-name="Preformatted_20_Text">data/aero/beam/elements/00077</text:p>
      <text:p text:style-name="Preformatted_20_Text">data/aero/beam/elements/00078</text:p>
      <text:p text:style-name="Preformatted_20_Text">data/aero/beam/elements/00079</text:p>
      <text:p text:style-name="Preformatted_20_Text">data/aero/beam/elements/00080</text:p>
      <text:p text:style-name="Preformatted_20_Text">data/aero/beam/elements/00081</text:p>
      <text:p text:style-name="Preformatted_20_Text">data/aero/beam/elements/00082</text:p>
      <text:p text:style-name="Preformatted_20_Text">data/aero/beam/elements/00083</text:p>
      <text:p text:style-name="Preformatted_20_Text">data/aero/beam/elements/00084</text:p>
      <text:p text:style-name="Preformatted_20_Text">data/aero/beam/elements/_read_as</text:p>
      <text:p text:style-name="Preformatted_20_Text">data/aero/beam/fdof</text:p>
      <text:p text:style-name="Preformatted_20_Text">data/aero/beam/frame_of_reference_delta</text:p>
      <text:p text:style-name="Preformatted_20_Text">data/aero/beam/global_elems_num</text:p>
      <text:p text:style-name="Preformatted_20_Text"><text:soft-page-break/>data/aero/beam/global_nodes_num</text:p>
      <text:p text:style-name="Preformatted_20_Text">data/aero/beam/ini_info/_read_as</text:p>
      <text:p text:style-name="Preformatted_20_Text">data/aero/beam/ini_info/dqddt</text:p>
      <text:p text:style-name="Preformatted_20_Text">data/aero/beam/ini_info/dqdt</text:p>
      <text:p text:style-name="Preformatted_20_Text">data/aero/beam/ini_info/for_acc</text:p>
      <text:p text:style-name="Preformatted_20_Text">data/aero/beam/ini_info/for_pos</text:p>
      <text:p text:style-name="Preformatted_20_Text">data/aero/beam/ini_info/for_vel</text:p>
      <text:p text:style-name="Preformatted_20_Text">data/aero/beam/ini_info/forces_constraints_FoR</text:p>
      <text:p text:style-name="Preformatted_20_Text">data/aero/beam/ini_info/forces_constraints_nodes</text:p>
      <text:p text:style-name="Preformatted_20_Text">data/aero/beam/ini_info/gravity_forces</text:p>
      <text:p text:style-name="Preformatted_20_Text">data/aero/beam/ini_info/in_global_AFoR</text:p>
      <text:p text:style-name="Preformatted_20_Text">data/aero/beam/ini_info/mb_FoR_acc</text:p>
      <text:p text:style-name="Preformatted_20_Text">data/aero/beam/ini_info/mb_FoR_pos</text:p>
      <text:p text:style-name="Preformatted_20_Text">data/aero/beam/ini_info/mb_FoR_vel</text:p>
      <text:p text:style-name="Preformatted_20_Text">data/aero/beam/ini_info/mb_dict</text:p>
      <text:p text:style-name="Preformatted_20_Text">data/aero/beam/ini_info/mb_dquatdt</text:p>
      <text:p text:style-name="Preformatted_20_Text">data/aero/beam/ini_info/mb_quat</text:p>
      <text:p text:style-name="Preformatted_20_Text">data/aero/beam/ini_info/num_elem</text:p>
      <text:p text:style-name="Preformatted_20_Text">data/aero/beam/ini_info/num_node</text:p>
      <text:p text:style-name="Preformatted_20_Text">data/aero/beam/ini_info/num_node_elem</text:p>
      <text:p text:style-name="Preformatted_20_Text">data/aero/beam/ini_info/pos</text:p>
      <text:p text:style-name="Preformatted_20_Text">data/aero/beam/ini_info/pos_ddot</text:p>
      <text:p text:style-name="Preformatted_20_Text">data/aero/beam/ini_info/pos_dot</text:p>
      <text:p text:style-name="Preformatted_20_Text">data/aero/beam/ini_info/postproc_cell/_read_as</text:p>
      <text:p text:style-name="Preformatted_20_Text">data/aero/beam/ini_info/postproc_node/_read_as</text:p>
      <text:p text:style-name="Preformatted_20_Text">data/aero/beam/ini_info/psi</text:p>
      <text:p text:style-name="Preformatted_20_Text">data/aero/beam/ini_info/psi_ddot</text:p>
      <text:p text:style-name="Preformatted_20_Text">data/aero/beam/ini_info/psi_dot</text:p>
      <text:p text:style-name="Preformatted_20_Text">data/aero/beam/ini_info/psi_dot_local</text:p>
      <text:p text:style-name="Preformatted_20_Text">data/aero/beam/ini_info/psi_local</text:p>
      <text:p text:style-name="Preformatted_20_Text">data/aero/beam/ini_info/q</text:p>
      <text:p text:style-name="Preformatted_20_Text">data/aero/beam/ini_info/quat</text:p>
      <text:p text:style-name="Preformatted_20_Text">data/aero/beam/ini_info/runtime_steady_forces</text:p>
      <text:p text:style-name="Preformatted_20_Text">data/aero/beam/ini_info/runtime_unsteady_forces</text:p>
      <text:p text:style-name="Preformatted_20_Text">data/aero/beam/ini_info/steady_applied_forces</text:p>
      <text:p text:style-name="Preformatted_20_Text">data/aero/beam/ini_info/total_forces</text:p>
      <text:p text:style-name="Preformatted_20_Text">data/aero/beam/ini_info/total_gravity_forces</text:p>
      <text:p text:style-name="Preformatted_20_Text">data/aero/beam/ini_info/unsteady_applied_forces</text:p>
      <text:p text:style-name="Preformatted_20_Text">data/aero/beam/ini_mb_dict/_read_as</text:p>
      <text:p text:style-name="Preformatted_20_Text">data/aero/beam/inv_stiffness_db</text:p>
      <text:p text:style-name="Preformatted_20_Text">data/aero/beam/lumped_mass</text:p>
      <text:p text:style-name="Preformatted_20_Text">data/aero/beam/lumped_mass_inertia</text:p>
      <text:p text:style-name="Preformatted_20_Text">data/aero/beam/lumped_mass_mat</text:p>
      <text:p text:style-name="Preformatted_20_Text">data/aero/beam/lumped_mass_mat_nodes</text:p>
      <text:p text:style-name="Preformatted_20_Text">data/aero/beam/lumped_mass_nodes</text:p>
      <text:p text:style-name="Preformatted_20_Text">data/aero/beam/lumped_mass_position</text:p>
      <text:p text:style-name="Preformatted_20_Text">data/aero/beam/mass_db</text:p>
      <text:p text:style-name="Preformatted_20_Text">data/aero/beam/master</text:p>
      <text:p text:style-name="Preformatted_20_Text">data/aero/beam/n_lumped_mass</text:p>
      <text:p text:style-name="Preformatted_20_Text">data/aero/beam/n_mass</text:p>
      <text:p text:style-name="Preformatted_20_Text">data/aero/beam/n_stiff</text:p>
      <text:p text:style-name="Preformatted_20_Text">data/aero/beam/node_master_elem</text:p>
      <text:p text:style-name="Preformatted_20_Text">data/aero/beam/num_bodies</text:p>
      <text:p text:style-name="Preformatted_20_Text">data/aero/beam/num_dof</text:p>
      <text:p text:style-name="Preformatted_20_Text">data/aero/beam/num_elem</text:p>
      <text:p text:style-name="Preformatted_20_Text">data/aero/beam/num_node</text:p>
      <text:p text:style-name="Preformatted_20_Text">data/aero/beam/num_node_elem</text:p>
      <text:p text:style-name="Preformatted_20_Text">data/aero/beam/settings/_read_as</text:p>
      <text:p text:style-name="Preformatted_20_Text">data/aero/beam/settings/for_pos</text:p>
      <text:p text:style-name="Preformatted_20_Text">data/aero/beam/settings/orientation</text:p>
      <text:p text:style-name="Preformatted_20_Text">data/aero/beam/settings/unsteady</text:p>
      <text:p text:style-name="Preformatted_20_Text">data/aero/beam/steady_app_forces</text:p>
      <text:p text:style-name="Preformatted_20_Text">data/aero/beam/stiffness_db</text:p>
      <text:p text:style-name="Preformatted_20_Text">data/aero/beam/structural_twist</text:p>
      <text:p text:style-name="Preformatted_20_Text"><text:soft-page-break/>data/aero/beam/vdof</text:p>
      <text:p text:style-name="Preformatted_20_Text">data/aero/cs_generators/00000</text:p>
      <text:p text:style-name="Preformatted_20_Text">data/aero/cs_generators/00001</text:p>
      <text:p text:style-name="Preformatted_20_Text">data/aero/cs_generators/00002</text:p>
      <text:p text:style-name="Preformatted_20_Text">data/aero/cs_generators/00003</text:p>
      <text:p text:style-name="Preformatted_20_Text">data/aero/cs_generators/00004</text:p>
      <text:p text:style-name="Preformatted_20_Text">data/aero/cs_generators/00005</text:p>
      <text:p text:style-name="Preformatted_20_Text">data/aero/cs_generators/00006</text:p>
      <text:p text:style-name="Preformatted_20_Text">data/aero/cs_generators/00007</text:p>
      <text:p text:style-name="Preformatted_20_Text">data/aero/cs_generators/00008</text:p>
      <text:p text:style-name="Preformatted_20_Text">data/aero/cs_generators/00009</text:p>
      <text:p text:style-name="Preformatted_20_Text">data/aero/cs_generators/00010</text:p>
      <text:p text:style-name="Preformatted_20_Text">data/aero/cs_generators/00011</text:p>
      <text:p text:style-name="Preformatted_20_Text">data/aero/cs_generators/_read_as</text:p>
      <text:p text:style-name="Preformatted_20_Text">data/aero/data_dict/Attributes/00000/_as_array</text:p>
      <text:p text:style-name="Preformatted_20_Text">data/aero/data_dict/Attributes/00000/_read_as</text:p>
      <text:p text:style-name="Preformatted_20_Text">data/aero/data_dict/Attributes/_read_as</text:p>
      <text:p text:style-name="Preformatted_20_Text">data/aero/data_dict/_read_as</text:p>
      <text:p text:style-name="Preformatted_20_Text">data/aero/data_dict/aero_node</text:p>
      <text:p text:style-name="Preformatted_20_Text">data/aero/data_dict/airfoil_distribution</text:p>
      <text:p text:style-name="Preformatted_20_Text">data/aero/data_dict/chord</text:p>
      <text:p text:style-name="Preformatted_20_Text">data/aero/data_dict/control_surface</text:p>
      <text:p text:style-name="Preformatted_20_Text">data/aero/data_dict/control_surface_chord</text:p>
      <text:p text:style-name="Preformatted_20_Text">data/aero/data_dict/control_surface_deflection</text:p>
      <text:p text:style-name="Preformatted_20_Text">data/aero/data_dict/control_surface_hinge_coord</text:p>
      <text:p text:style-name="Preformatted_20_Text">data/aero/data_dict/control_surface_type</text:p>
      <text:p text:style-name="Preformatted_20_Text">data/aero/data_dict/elastic_axis</text:p>
      <text:p text:style-name="Preformatted_20_Text">data/aero/data_dict/first_twist/00000</text:p>
      <text:p text:style-name="Preformatted_20_Text">data/aero/data_dict/first_twist/00001</text:p>
      <text:p text:style-name="Preformatted_20_Text">data/aero/data_dict/first_twist/00002</text:p>
      <text:p text:style-name="Preformatted_20_Text">data/aero/data_dict/first_twist/00003</text:p>
      <text:p text:style-name="Preformatted_20_Text">data/aero/data_dict/first_twist/_read_as</text:p>
      <text:p text:style-name="Preformatted_20_Text">data/aero/data_dict/junction_boundary_condition</text:p>
      <text:p text:style-name="Preformatted_20_Text">data/aero/data_dict/m_distribution</text:p>
      <text:p text:style-name="Preformatted_20_Text">data/aero/data_dict/surface_distribution</text:p>
      <text:p text:style-name="Preformatted_20_Text">data/aero/data_dict/surface_m</text:p>
      <text:p text:style-name="Preformatted_20_Text">data/aero/data_dict/sweep</text:p>
      <text:p text:style-name="Preformatted_20_Text">data/aero/data_dict/twist</text:p>
      <text:p text:style-name="Preformatted_20_Text">data/aero/dimensions</text:p>
      <text:p text:style-name="Preformatted_20_Text">data/aero/dimensions_star</text:p>
      <text:p text:style-name="Preformatted_20_Text">data/aero/grid_type</text:p>
      <text:p text:style-name="Preformatted_20_Text">data/aero/ini_info/_read_as</text:p>
      <text:p text:style-name="Preformatted_20_Text">data/aero/ini_info/body_steady_forces</text:p>
      <text:p text:style-name="Preformatted_20_Text">data/aero/ini_info/body_unsteady_forces</text:p>
      <text:p text:style-name="Preformatted_20_Text">data/aero/ini_info/control_surface_deflection</text:p>
      <text:p text:style-name="Preformatted_20_Text">data/aero/ini_info/ct_dimensions</text:p>
      <text:p text:style-name="Preformatted_20_Text">data/aero/ini_info/ct_dimensions_star</text:p>
      <text:p text:style-name="Preformatted_20_Text">data/aero/ini_info/dimensions</text:p>
      <text:p text:style-name="Preformatted_20_Text">data/aero/ini_info/dimensions_star</text:p>
      <text:p text:style-name="Preformatted_20_Text">data/aero/ini_info/dist_to_orig/00000</text:p>
      <text:p text:style-name="Preformatted_20_Text">data/aero/ini_info/dist_to_orig/00001</text:p>
      <text:p text:style-name="Preformatted_20_Text">data/aero/ini_info/dist_to_orig/00002</text:p>
      <text:p text:style-name="Preformatted_20_Text">data/aero/ini_info/dist_to_orig/00003</text:p>
      <text:p text:style-name="Preformatted_20_Text">data/aero/ini_info/dist_to_orig/_read_as</text:p>
      <text:p text:style-name="Preformatted_20_Text">data/aero/ini_info/dynamic_forces/00000</text:p>
      <text:p text:style-name="Preformatted_20_Text">data/aero/ini_info/dynamic_forces/00001</text:p>
      <text:p text:style-name="Preformatted_20_Text">data/aero/ini_info/dynamic_forces/00002</text:p>
      <text:p text:style-name="Preformatted_20_Text">data/aero/ini_info/dynamic_forces/00003</text:p>
      <text:p text:style-name="Preformatted_20_Text">data/aero/ini_info/dynamic_forces/_read_as</text:p>
      <text:p text:style-name="Preformatted_20_Text">data/aero/ini_info/flag_zeta_phantom</text:p>
      <text:p text:style-name="Preformatted_20_Text">data/aero/ini_info/forces/00000</text:p>
      <text:p text:style-name="Preformatted_20_Text">data/aero/ini_info/forces/00001</text:p>
      <text:p text:style-name="Preformatted_20_Text">data/aero/ini_info/forces/00002</text:p>
      <text:p text:style-name="Preformatted_20_Text">data/aero/ini_info/forces/00003</text:p>
      <text:p text:style-name="Preformatted_20_Text"><text:soft-page-break/>data/aero/ini_info/forces/_read_as</text:p>
      <text:p text:style-name="Preformatted_20_Text">data/aero/ini_info/gamma/00000</text:p>
      <text:p text:style-name="Preformatted_20_Text">data/aero/ini_info/gamma/00001</text:p>
      <text:p text:style-name="Preformatted_20_Text">data/aero/ini_info/gamma/00002</text:p>
      <text:p text:style-name="Preformatted_20_Text">data/aero/ini_info/gamma/00003</text:p>
      <text:p text:style-name="Preformatted_20_Text">data/aero/ini_info/gamma/_read_as</text:p>
      <text:p text:style-name="Preformatted_20_Text">data/aero/ini_info/gamma_dot/00000</text:p>
      <text:p text:style-name="Preformatted_20_Text">data/aero/ini_info/gamma_dot/00001</text:p>
      <text:p text:style-name="Preformatted_20_Text">data/aero/ini_info/gamma_dot/00002</text:p>
      <text:p text:style-name="Preformatted_20_Text">data/aero/ini_info/gamma_dot/00003</text:p>
      <text:p text:style-name="Preformatted_20_Text">data/aero/ini_info/gamma_dot/_read_as</text:p>
      <text:p text:style-name="Preformatted_20_Text">data/aero/ini_info/gamma_star/00000</text:p>
      <text:p text:style-name="Preformatted_20_Text">data/aero/ini_info/gamma_star/00001</text:p>
      <text:p text:style-name="Preformatted_20_Text">data/aero/ini_info/gamma_star/00002</text:p>
      <text:p text:style-name="Preformatted_20_Text">data/aero/ini_info/gamma_star/00003</text:p>
      <text:p text:style-name="Preformatted_20_Text">data/aero/ini_info/gamma_star/_read_as</text:p>
      <text:p text:style-name="Preformatted_20_Text">data/aero/ini_info/in_global_AFoR</text:p>
      <text:p text:style-name="Preformatted_20_Text">data/aero/ini_info/inertial_steady_forces</text:p>
      <text:p text:style-name="Preformatted_20_Text">data/aero/ini_info/inertial_unsteady_forces</text:p>
      <text:p text:style-name="Preformatted_20_Text">data/aero/ini_info/n_surf</text:p>
      <text:p text:style-name="Preformatted_20_Text">data/aero/ini_info/normals/00000</text:p>
      <text:p text:style-name="Preformatted_20_Text">data/aero/ini_info/normals/00001</text:p>
      <text:p text:style-name="Preformatted_20_Text">data/aero/ini_info/normals/00002</text:p>
      <text:p text:style-name="Preformatted_20_Text">data/aero/ini_info/normals/00003</text:p>
      <text:p text:style-name="Preformatted_20_Text">data/aero/ini_info/normals/_read_as</text:p>
      <text:p text:style-name="Preformatted_20_Text">data/aero/ini_info/postproc_cell/_read_as</text:p>
      <text:p text:style-name="Preformatted_20_Text">data/aero/ini_info/postproc_node/_read_as</text:p>
      <text:p text:style-name="Preformatted_20_Text">data/aero/ini_info/u_ext/00000</text:p>
      <text:p text:style-name="Preformatted_20_Text">data/aero/ini_info/u_ext/00001</text:p>
      <text:p text:style-name="Preformatted_20_Text">data/aero/ini_info/u_ext/00002</text:p>
      <text:p text:style-name="Preformatted_20_Text">data/aero/ini_info/u_ext/00003</text:p>
      <text:p text:style-name="Preformatted_20_Text">data/aero/ini_info/u_ext/_read_as</text:p>
      <text:p text:style-name="Preformatted_20_Text">data/aero/ini_info/u_ext_star/00000</text:p>
      <text:p text:style-name="Preformatted_20_Text">data/aero/ini_info/u_ext_star/00001</text:p>
      <text:p text:style-name="Preformatted_20_Text">data/aero/ini_info/u_ext_star/00002</text:p>
      <text:p text:style-name="Preformatted_20_Text">data/aero/ini_info/u_ext_star/00003</text:p>
      <text:p text:style-name="Preformatted_20_Text">data/aero/ini_info/u_ext_star/_read_as</text:p>
      <text:p text:style-name="Preformatted_20_Text">data/aero/ini_info/wake_conv_vel/00000</text:p>
      <text:p text:style-name="Preformatted_20_Text">data/aero/ini_info/wake_conv_vel/00001</text:p>
      <text:p text:style-name="Preformatted_20_Text">data/aero/ini_info/wake_conv_vel/00002</text:p>
      <text:p text:style-name="Preformatted_20_Text">data/aero/ini_info/wake_conv_vel/00003</text:p>
      <text:p text:style-name="Preformatted_20_Text">data/aero/ini_info/wake_conv_vel/_read_as</text:p>
      <text:p text:style-name="Preformatted_20_Text">data/aero/ini_info/zeta/00000</text:p>
      <text:p text:style-name="Preformatted_20_Text">data/aero/ini_info/zeta/00001</text:p>
      <text:p text:style-name="Preformatted_20_Text">data/aero/ini_info/zeta/00002</text:p>
      <text:p text:style-name="Preformatted_20_Text">data/aero/ini_info/zeta/00003</text:p>
      <text:p text:style-name="Preformatted_20_Text">data/aero/ini_info/zeta/_read_as</text:p>
      <text:p text:style-name="Preformatted_20_Text">data/aero/ini_info/zeta_dot/00000</text:p>
      <text:p text:style-name="Preformatted_20_Text">data/aero/ini_info/zeta_dot/00001</text:p>
      <text:p text:style-name="Preformatted_20_Text">data/aero/ini_info/zeta_dot/00002</text:p>
      <text:p text:style-name="Preformatted_20_Text">data/aero/ini_info/zeta_dot/00003</text:p>
      <text:p text:style-name="Preformatted_20_Text">data/aero/ini_info/zeta_dot/_read_as</text:p>
      <text:p text:style-name="Preformatted_20_Text">data/aero/ini_info/zeta_star/00000</text:p>
      <text:p text:style-name="Preformatted_20_Text">data/aero/ini_info/zeta_star/00001</text:p>
      <text:p text:style-name="Preformatted_20_Text">data/aero/ini_info/zeta_star/00002</text:p>
      <text:p text:style-name="Preformatted_20_Text">data/aero/ini_info/zeta_star/00003</text:p>
      <text:p text:style-name="Preformatted_20_Text">data/aero/ini_info/zeta_star/_read_as</text:p>
      <text:p text:style-name="Preformatted_20_Text">data/aero/initial_strip_z_rot</text:p>
      <text:p text:style-name="Preformatted_20_Text">data/aero/n_aero_node</text:p>
      <text:p text:style-name="Preformatted_20_Text">data/aero/n_control_surfaces</text:p>
      <text:p text:style-name="Preformatted_20_Text">data/aero/n_elem</text:p>
      <text:p text:style-name="Preformatted_20_Text">data/aero/n_node</text:p>
      <text:p text:style-name="Preformatted_20_Text">data/aero/n_surf</text:p>
      <text:p text:style-name="Preformatted_20_Text">data/aero/struct2aero_mapping/00000/00000/_read_as</text:p>
      <text:p text:style-name="Preformatted_20_Text"><text:soft-page-break/>data/aero/struct2aero_mapping/00000/00000/i_n</text:p>
      <text:p text:style-name="Preformatted_20_Text">data/aero/struct2aero_mapping/00000/00000/i_surf</text:p>
      <text:p text:style-name="Preformatted_20_Text">data/aero/struct2aero_mapping/00000/00001/_read_as</text:p>
      <text:p text:style-name="Preformatted_20_Text">data/aero/struct2aero_mapping/00000/00001/i_n</text:p>
      <text:p text:style-name="Preformatted_20_Text">data/aero/struct2aero_mapping/00000/00001/i_surf</text:p>
      <text:p text:style-name="Preformatted_20_Text">data/aero/struct2aero_mapping/00000/_read_as</text:p>
      <text:p text:style-name="Preformatted_20_Text">data/aero/struct2aero_mapping/00001/00000/_read_as</text:p>
      <text:p text:style-name="Preformatted_20_Text">data/aero/struct2aero_mapping/00001/00000/i_n</text:p>
      <text:p text:style-name="Preformatted_20_Text">data/aero/struct2aero_mapping/00001/00000/i_surf</text:p>
      <text:p text:style-name="Preformatted_20_Text">data/aero/struct2aero_mapping/00001/_read_as</text:p>
      <text:p text:style-name="Preformatted_20_Text">data/aero/struct2aero_mapping/00002/00000/_read_as</text:p>
      <text:p text:style-name="Preformatted_20_Text">data/aero/struct2aero_mapping/00002/00000/i_n</text:p>
      <text:p text:style-name="Preformatted_20_Text">data/aero/struct2aero_mapping/00002/00000/i_surf</text:p>
      <text:p text:style-name="Preformatted_20_Text">data/aero/struct2aero_mapping/00002/_read_as</text:p>
      <text:p text:style-name="Preformatted_20_Text">data/aero/struct2aero_mapping/00003/00000/_read_as</text:p>
      <text:p text:style-name="Preformatted_20_Text">data/aero/struct2aero_mapping/00003/00000/i_n</text:p>
      <text:p text:style-name="Preformatted_20_Text">data/aero/struct2aero_mapping/00003/00000/i_surf</text:p>
      <text:p text:style-name="Preformatted_20_Text">data/aero/struct2aero_mapping/00003/_read_as</text:p>
      <text:p text:style-name="Preformatted_20_Text">data/aero/struct2aero_mapping/00004/00000/_read_as</text:p>
      <text:p text:style-name="Preformatted_20_Text">data/aero/struct2aero_mapping/00004/00000/i_n</text:p>
      <text:p text:style-name="Preformatted_20_Text">data/aero/struct2aero_mapping/00004/00000/i_surf</text:p>
      <text:p text:style-name="Preformatted_20_Text">data/aero/struct2aero_mapping/00004/_read_as</text:p>
      <text:p text:style-name="Preformatted_20_Text">data/aero/struct2aero_mapping/00005/00000/_read_as</text:p>
      <text:p text:style-name="Preformatted_20_Text">data/aero/struct2aero_mapping/00005/00000/i_n</text:p>
      <text:p text:style-name="Preformatted_20_Text">data/aero/struct2aero_mapping/00005/00000/i_surf</text:p>
      <text:p text:style-name="Preformatted_20_Text">data/aero/struct2aero_mapping/00005/_read_as</text:p>
      <text:p text:style-name="Preformatted_20_Text">data/aero/struct2aero_mapping/00006/00000/_read_as</text:p>
      <text:p text:style-name="Preformatted_20_Text">data/aero/struct2aero_mapping/00006/00000/i_n</text:p>
      <text:p text:style-name="Preformatted_20_Text">data/aero/struct2aero_mapping/00006/00000/i_surf</text:p>
      <text:p text:style-name="Preformatted_20_Text">data/aero/struct2aero_mapping/00006/_read_as</text:p>
      <text:p text:style-name="Preformatted_20_Text">data/aero/struct2aero_mapping/00007/00000/_read_as</text:p>
      <text:p text:style-name="Preformatted_20_Text">data/aero/struct2aero_mapping/00007/00000/i_n</text:p>
      <text:p text:style-name="Preformatted_20_Text">data/aero/struct2aero_mapping/00007/00000/i_surf</text:p>
      <text:p text:style-name="Preformatted_20_Text">data/aero/struct2aero_mapping/00007/_read_as</text:p>
      <text:p text:style-name="Preformatted_20_Text">data/aero/struct2aero_mapping/00008/00000/_read_as</text:p>
      <text:p text:style-name="Preformatted_20_Text">data/aero/struct2aero_mapping/00008/00000/i_n</text:p>
      <text:p text:style-name="Preformatted_20_Text">data/aero/struct2aero_mapping/00008/00000/i_surf</text:p>
      <text:p text:style-name="Preformatted_20_Text">data/aero/struct2aero_mapping/00008/_read_as</text:p>
      <text:p text:style-name="Preformatted_20_Text">data/aero/struct2aero_mapping/00009/00000/_read_as</text:p>
      <text:p text:style-name="Preformatted_20_Text">data/aero/struct2aero_mapping/00009/00000/i_n</text:p>
      <text:p text:style-name="Preformatted_20_Text">data/aero/struct2aero_mapping/00009/00000/i_surf</text:p>
      <text:p text:style-name="Preformatted_20_Text">data/aero/struct2aero_mapping/00009/_read_as</text:p>
      <text:p text:style-name="Preformatted_20_Text">data/aero/struct2aero_mapping/00010/00000/_read_as</text:p>
      <text:p text:style-name="Preformatted_20_Text">data/aero/struct2aero_mapping/00010/00000/i_n</text:p>
      <text:p text:style-name="Preformatted_20_Text">data/aero/struct2aero_mapping/00010/00000/i_surf</text:p>
      <text:p text:style-name="Preformatted_20_Text">data/aero/struct2aero_mapping/00010/_read_as</text:p>
      <text:p text:style-name="Preformatted_20_Text">data/aero/struct2aero_mapping/00011/00000/_read_as</text:p>
      <text:p text:style-name="Preformatted_20_Text">data/aero/struct2aero_mapping/00011/00000/i_n</text:p>
      <text:p text:style-name="Preformatted_20_Text">data/aero/struct2aero_mapping/00011/00000/i_surf</text:p>
      <text:p text:style-name="Preformatted_20_Text">data/aero/struct2aero_mapping/00011/_read_as</text:p>
      <text:p text:style-name="Preformatted_20_Text">data/aero/struct2aero_mapping/00012/00000/_read_as</text:p>
      <text:p text:style-name="Preformatted_20_Text">data/aero/struct2aero_mapping/00012/00000/i_n</text:p>
      <text:p text:style-name="Preformatted_20_Text">data/aero/struct2aero_mapping/00012/00000/i_surf</text:p>
      <text:p text:style-name="Preformatted_20_Text">data/aero/struct2aero_mapping/00012/_read_as</text:p>
      <text:p text:style-name="Preformatted_20_Text">data/aero/struct2aero_mapping/00013/00000/_read_as</text:p>
      <text:p text:style-name="Preformatted_20_Text">data/aero/struct2aero_mapping/00013/00000/i_n</text:p>
      <text:p text:style-name="Preformatted_20_Text">data/aero/struct2aero_mapping/00013/00000/i_surf</text:p>
      <text:p text:style-name="Preformatted_20_Text">data/aero/struct2aero_mapping/00013/_read_as</text:p>
      <text:p text:style-name="Preformatted_20_Text">data/aero/struct2aero_mapping/00014/00000/_read_as</text:p>
      <text:p text:style-name="Preformatted_20_Text">data/aero/struct2aero_mapping/00014/00000/i_n</text:p>
      <text:p text:style-name="Preformatted_20_Text">data/aero/struct2aero_mapping/00014/00000/i_surf</text:p>
      <text:p text:style-name="Preformatted_20_Text">data/aero/struct2aero_mapping/00014/_read_as</text:p>
      <text:p text:style-name="Preformatted_20_Text">data/aero/struct2aero_mapping/00015/00000/_read_as</text:p>
      <text:p text:style-name="Preformatted_20_Text">data/aero/struct2aero_mapping/00015/00000/i_n</text:p>
      <text:p text:style-name="Preformatted_20_Text"><text:soft-page-break/>data/aero/struct2aero_mapping/00015/00000/i_surf</text:p>
      <text:p text:style-name="Preformatted_20_Text">data/aero/struct2aero_mapping/00015/_read_as</text:p>
      <text:p text:style-name="Preformatted_20_Text">data/aero/struct2aero_mapping/00016/00000/_read_as</text:p>
      <text:p text:style-name="Preformatted_20_Text">data/aero/struct2aero_mapping/00016/00000/i_n</text:p>
      <text:p text:style-name="Preformatted_20_Text">data/aero/struct2aero_mapping/00016/00000/i_surf</text:p>
      <text:p text:style-name="Preformatted_20_Text">data/aero/struct2aero_mapping/00016/_read_as</text:p>
      <text:p text:style-name="Preformatted_20_Text">data/aero/struct2aero_mapping/00017/00000/_read_as</text:p>
      <text:p text:style-name="Preformatted_20_Text">data/aero/struct2aero_mapping/00017/00000/i_n</text:p>
      <text:p text:style-name="Preformatted_20_Text">data/aero/struct2aero_mapping/00017/00000/i_surf</text:p>
      <text:p text:style-name="Preformatted_20_Text">data/aero/struct2aero_mapping/00017/_read_as</text:p>
      <text:p text:style-name="Preformatted_20_Text">data/aero/struct2aero_mapping/00018/00000/_read_as</text:p>
      <text:p text:style-name="Preformatted_20_Text">data/aero/struct2aero_mapping/00018/00000/i_n</text:p>
      <text:p text:style-name="Preformatted_20_Text">data/aero/struct2aero_mapping/00018/00000/i_surf</text:p>
      <text:p text:style-name="Preformatted_20_Text">data/aero/struct2aero_mapping/00018/_read_as</text:p>
      <text:p text:style-name="Preformatted_20_Text">data/aero/struct2aero_mapping/00019/00000/_read_as</text:p>
      <text:p text:style-name="Preformatted_20_Text">data/aero/struct2aero_mapping/00019/00000/i_n</text:p>
      <text:p text:style-name="Preformatted_20_Text">data/aero/struct2aero_mapping/00019/00000/i_surf</text:p>
      <text:p text:style-name="Preformatted_20_Text">data/aero/struct2aero_mapping/00019/_read_as</text:p>
      <text:p text:style-name="Preformatted_20_Text">data/aero/struct2aero_mapping/00020/00000/_read_as</text:p>
      <text:p text:style-name="Preformatted_20_Text">data/aero/struct2aero_mapping/00020/00000/i_n</text:p>
      <text:p text:style-name="Preformatted_20_Text">data/aero/struct2aero_mapping/00020/00000/i_surf</text:p>
      <text:p text:style-name="Preformatted_20_Text">data/aero/struct2aero_mapping/00020/_read_as</text:p>
      <text:p text:style-name="Preformatted_20_Text">data/aero/struct2aero_mapping/00021/00000/_read_as</text:p>
      <text:p text:style-name="Preformatted_20_Text">data/aero/struct2aero_mapping/00021/00000/i_n</text:p>
      <text:p text:style-name="Preformatted_20_Text">data/aero/struct2aero_mapping/00021/00000/i_surf</text:p>
      <text:p text:style-name="Preformatted_20_Text">data/aero/struct2aero_mapping/00021/_read_as</text:p>
      <text:p text:style-name="Preformatted_20_Text">data/aero/struct2aero_mapping/00022/00000/_read_as</text:p>
      <text:p text:style-name="Preformatted_20_Text">data/aero/struct2aero_mapping/00022/00000/i_n</text:p>
      <text:p text:style-name="Preformatted_20_Text">data/aero/struct2aero_mapping/00022/00000/i_surf</text:p>
      <text:p text:style-name="Preformatted_20_Text">data/aero/struct2aero_mapping/00022/_read_as</text:p>
      <text:p text:style-name="Preformatted_20_Text">data/aero/struct2aero_mapping/00023/00000/_read_as</text:p>
      <text:p text:style-name="Preformatted_20_Text">data/aero/struct2aero_mapping/00023/00000/i_n</text:p>
      <text:p text:style-name="Preformatted_20_Text">data/aero/struct2aero_mapping/00023/00000/i_surf</text:p>
      <text:p text:style-name="Preformatted_20_Text">data/aero/struct2aero_mapping/00023/_read_as</text:p>
      <text:p text:style-name="Preformatted_20_Text">data/aero/struct2aero_mapping/00024/00000/_read_as</text:p>
      <text:p text:style-name="Preformatted_20_Text">data/aero/struct2aero_mapping/00024/00000/i_n</text:p>
      <text:p text:style-name="Preformatted_20_Text">data/aero/struct2aero_mapping/00024/00000/i_surf</text:p>
      <text:p text:style-name="Preformatted_20_Text">data/aero/struct2aero_mapping/00024/_read_as</text:p>
      <text:p text:style-name="Preformatted_20_Text">data/aero/struct2aero_mapping/00025/00000/_read_as</text:p>
      <text:p text:style-name="Preformatted_20_Text">data/aero/struct2aero_mapping/00025/00000/i_n</text:p>
      <text:p text:style-name="Preformatted_20_Text">data/aero/struct2aero_mapping/00025/00000/i_surf</text:p>
      <text:p text:style-name="Preformatted_20_Text">data/aero/struct2aero_mapping/00025/_read_as</text:p>
      <text:p text:style-name="Preformatted_20_Text">data/aero/struct2aero_mapping/00026/00000/_read_as</text:p>
      <text:p text:style-name="Preformatted_20_Text">data/aero/struct2aero_mapping/00026/00000/i_n</text:p>
      <text:p text:style-name="Preformatted_20_Text">data/aero/struct2aero_mapping/00026/00000/i_surf</text:p>
      <text:p text:style-name="Preformatted_20_Text">data/aero/struct2aero_mapping/00026/_read_as</text:p>
      <text:p text:style-name="Preformatted_20_Text">data/aero/struct2aero_mapping/00027/00000/_read_as</text:p>
      <text:p text:style-name="Preformatted_20_Text">data/aero/struct2aero_mapping/00027/00000/i_n</text:p>
      <text:p text:style-name="Preformatted_20_Text">data/aero/struct2aero_mapping/00027/00000/i_surf</text:p>
      <text:p text:style-name="Preformatted_20_Text">data/aero/struct2aero_mapping/00027/_read_as</text:p>
      <text:p text:style-name="Preformatted_20_Text">data/aero/struct2aero_mapping/00028/00000/_read_as</text:p>
      <text:p text:style-name="Preformatted_20_Text">data/aero/struct2aero_mapping/00028/00000/i_n</text:p>
      <text:p text:style-name="Preformatted_20_Text">data/aero/struct2aero_mapping/00028/00000/i_surf</text:p>
      <text:p text:style-name="Preformatted_20_Text">data/aero/struct2aero_mapping/00028/_read_as</text:p>
      <text:p text:style-name="Preformatted_20_Text">data/aero/struct2aero_mapping/00029/00000/_read_as</text:p>
      <text:p text:style-name="Preformatted_20_Text">data/aero/struct2aero_mapping/00029/00000/i_n</text:p>
      <text:p text:style-name="Preformatted_20_Text">data/aero/struct2aero_mapping/00029/00000/i_surf</text:p>
      <text:p text:style-name="Preformatted_20_Text">data/aero/struct2aero_mapping/00029/_read_as</text:p>
      <text:p text:style-name="Preformatted_20_Text">data/aero/struct2aero_mapping/00030/00000/_read_as</text:p>
      <text:p text:style-name="Preformatted_20_Text">data/aero/struct2aero_mapping/00030/00000/i_n</text:p>
      <text:p text:style-name="Preformatted_20_Text">data/aero/struct2aero_mapping/00030/00000/i_surf</text:p>
      <text:p text:style-name="Preformatted_20_Text">data/aero/struct2aero_mapping/00030/_read_as</text:p>
      <text:p text:style-name="Preformatted_20_Text">data/aero/struct2aero_mapping/00031/00000/_read_as</text:p>
      <text:p text:style-name="Preformatted_20_Text">data/aero/struct2aero_mapping/00031/00000/i_n</text:p>
      <text:p text:style-name="Preformatted_20_Text"><text:soft-page-break/>data/aero/struct2aero_mapping/00031/00000/i_surf</text:p>
      <text:p text:style-name="Preformatted_20_Text">data/aero/struct2aero_mapping/00031/_read_as</text:p>
      <text:p text:style-name="Preformatted_20_Text">data/aero/struct2aero_mapping/00032/00000/_read_as</text:p>
      <text:p text:style-name="Preformatted_20_Text">data/aero/struct2aero_mapping/00032/00000/i_n</text:p>
      <text:p text:style-name="Preformatted_20_Text">data/aero/struct2aero_mapping/00032/00000/i_surf</text:p>
      <text:p text:style-name="Preformatted_20_Text">data/aero/struct2aero_mapping/00032/_read_as</text:p>
      <text:p text:style-name="Preformatted_20_Text">data/aero/struct2aero_mapping/00033/00000/_read_as</text:p>
      <text:p text:style-name="Preformatted_20_Text">data/aero/struct2aero_mapping/00033/00000/i_n</text:p>
      <text:p text:style-name="Preformatted_20_Text">data/aero/struct2aero_mapping/00033/00000/i_surf</text:p>
      <text:p text:style-name="Preformatted_20_Text">data/aero/struct2aero_mapping/00033/_read_as</text:p>
      <text:p text:style-name="Preformatted_20_Text">data/aero/struct2aero_mapping/00034/00000/_read_as</text:p>
      <text:p text:style-name="Preformatted_20_Text">data/aero/struct2aero_mapping/00034/00000/i_n</text:p>
      <text:p text:style-name="Preformatted_20_Text">data/aero/struct2aero_mapping/00034/00000/i_surf</text:p>
      <text:p text:style-name="Preformatted_20_Text">data/aero/struct2aero_mapping/00034/_read_as</text:p>
      <text:p text:style-name="Preformatted_20_Text">data/aero/struct2aero_mapping/00035/00000/_read_as</text:p>
      <text:p text:style-name="Preformatted_20_Text">data/aero/struct2aero_mapping/00035/00000/i_n</text:p>
      <text:p text:style-name="Preformatted_20_Text">data/aero/struct2aero_mapping/00035/00000/i_surf</text:p>
      <text:p text:style-name="Preformatted_20_Text">data/aero/struct2aero_mapping/00035/_read_as</text:p>
      <text:p text:style-name="Preformatted_20_Text">data/aero/struct2aero_mapping/00036/00000/_read_as</text:p>
      <text:p text:style-name="Preformatted_20_Text">data/aero/struct2aero_mapping/00036/00000/i_n</text:p>
      <text:p text:style-name="Preformatted_20_Text">data/aero/struct2aero_mapping/00036/00000/i_surf</text:p>
      <text:p text:style-name="Preformatted_20_Text">data/aero/struct2aero_mapping/00036/_read_as</text:p>
      <text:p text:style-name="Preformatted_20_Text">data/aero/struct2aero_mapping/00037/00000/_read_as</text:p>
      <text:p text:style-name="Preformatted_20_Text">data/aero/struct2aero_mapping/00037/00000/i_n</text:p>
      <text:p text:style-name="Preformatted_20_Text">data/aero/struct2aero_mapping/00037/00000/i_surf</text:p>
      <text:p text:style-name="Preformatted_20_Text">data/aero/struct2aero_mapping/00037/_read_as</text:p>
      <text:p text:style-name="Preformatted_20_Text">data/aero/struct2aero_mapping/00038/00000/_read_as</text:p>
      <text:p text:style-name="Preformatted_20_Text">data/aero/struct2aero_mapping/00038/00000/i_n</text:p>
      <text:p text:style-name="Preformatted_20_Text">data/aero/struct2aero_mapping/00038/00000/i_surf</text:p>
      <text:p text:style-name="Preformatted_20_Text">data/aero/struct2aero_mapping/00038/_read_as</text:p>
      <text:p text:style-name="Preformatted_20_Text">data/aero/struct2aero_mapping/00039/00000/_read_as</text:p>
      <text:p text:style-name="Preformatted_20_Text">data/aero/struct2aero_mapping/00039/00000/i_n</text:p>
      <text:p text:style-name="Preformatted_20_Text">data/aero/struct2aero_mapping/00039/00000/i_surf</text:p>
      <text:p text:style-name="Preformatted_20_Text">data/aero/struct2aero_mapping/00039/_read_as</text:p>
      <text:p text:style-name="Preformatted_20_Text">data/aero/struct2aero_mapping/00040/00000/_read_as</text:p>
      <text:p text:style-name="Preformatted_20_Text">data/aero/struct2aero_mapping/00040/00000/i_n</text:p>
      <text:p text:style-name="Preformatted_20_Text">data/aero/struct2aero_mapping/00040/00000/i_surf</text:p>
      <text:p text:style-name="Preformatted_20_Text">data/aero/struct2aero_mapping/00040/_read_as</text:p>
      <text:p text:style-name="Preformatted_20_Text">data/aero/struct2aero_mapping/00041/00000/_read_as</text:p>
      <text:p text:style-name="Preformatted_20_Text">data/aero/struct2aero_mapping/00041/00000/i_n</text:p>
      <text:p text:style-name="Preformatted_20_Text">data/aero/struct2aero_mapping/00041/00000/i_surf</text:p>
      <text:p text:style-name="Preformatted_20_Text">data/aero/struct2aero_mapping/00041/_read_as</text:p>
      <text:p text:style-name="Preformatted_20_Text">data/aero/struct2aero_mapping/00042/00000/_read_as</text:p>
      <text:p text:style-name="Preformatted_20_Text">data/aero/struct2aero_mapping/00042/00000/i_n</text:p>
      <text:p text:style-name="Preformatted_20_Text">data/aero/struct2aero_mapping/00042/00000/i_surf</text:p>
      <text:p text:style-name="Preformatted_20_Text">data/aero/struct2aero_mapping/00042/_read_as</text:p>
      <text:p text:style-name="Preformatted_20_Text">data/aero/struct2aero_mapping/00043/00000/_read_as</text:p>
      <text:p text:style-name="Preformatted_20_Text">data/aero/struct2aero_mapping/00043/00000/i_n</text:p>
      <text:p text:style-name="Preformatted_20_Text">data/aero/struct2aero_mapping/00043/00000/i_surf</text:p>
      <text:p text:style-name="Preformatted_20_Text">data/aero/struct2aero_mapping/00043/_read_as</text:p>
      <text:p text:style-name="Preformatted_20_Text">data/aero/struct2aero_mapping/00044/00000/_read_as</text:p>
      <text:p text:style-name="Preformatted_20_Text">data/aero/struct2aero_mapping/00044/00000/i_n</text:p>
      <text:p text:style-name="Preformatted_20_Text">data/aero/struct2aero_mapping/00044/00000/i_surf</text:p>
      <text:p text:style-name="Preformatted_20_Text">data/aero/struct2aero_mapping/00044/_read_as</text:p>
      <text:p text:style-name="Preformatted_20_Text">data/aero/struct2aero_mapping/00045/00000/_read_as</text:p>
      <text:p text:style-name="Preformatted_20_Text">data/aero/struct2aero_mapping/00045/00000/i_n</text:p>
      <text:p text:style-name="Preformatted_20_Text">data/aero/struct2aero_mapping/00045/00000/i_surf</text:p>
      <text:p text:style-name="Preformatted_20_Text">data/aero/struct2aero_mapping/00045/_read_as</text:p>
      <text:p text:style-name="Preformatted_20_Text">data/aero/struct2aero_mapping/00046/00000/_read_as</text:p>
      <text:p text:style-name="Preformatted_20_Text">data/aero/struct2aero_mapping/00046/00000/i_n</text:p>
      <text:p text:style-name="Preformatted_20_Text">data/aero/struct2aero_mapping/00046/00000/i_surf</text:p>
      <text:p text:style-name="Preformatted_20_Text">data/aero/struct2aero_mapping/00046/_read_as</text:p>
      <text:p text:style-name="Preformatted_20_Text">data/aero/struct2aero_mapping/00047/00000/_read_as</text:p>
      <text:p text:style-name="Preformatted_20_Text">data/aero/struct2aero_mapping/00047/00000/i_n</text:p>
      <text:p text:style-name="Preformatted_20_Text"><text:soft-page-break/>data/aero/struct2aero_mapping/00047/00000/i_surf</text:p>
      <text:p text:style-name="Preformatted_20_Text">data/aero/struct2aero_mapping/00047/_read_as</text:p>
      <text:p text:style-name="Preformatted_20_Text">data/aero/struct2aero_mapping/00048/00000/_read_as</text:p>
      <text:p text:style-name="Preformatted_20_Text">data/aero/struct2aero_mapping/00048/00000/i_n</text:p>
      <text:p text:style-name="Preformatted_20_Text">data/aero/struct2aero_mapping/00048/00000/i_surf</text:p>
      <text:p text:style-name="Preformatted_20_Text">data/aero/struct2aero_mapping/00048/_read_as</text:p>
      <text:p text:style-name="Preformatted_20_Text">data/aero/struct2aero_mapping/00049/00000/_read_as</text:p>
      <text:p text:style-name="Preformatted_20_Text">data/aero/struct2aero_mapping/00049/00000/i_n</text:p>
      <text:p text:style-name="Preformatted_20_Text">data/aero/struct2aero_mapping/00049/00000/i_surf</text:p>
      <text:p text:style-name="Preformatted_20_Text">data/aero/struct2aero_mapping/00049/_read_as</text:p>
      <text:p text:style-name="Preformatted_20_Text">data/aero/struct2aero_mapping/00050/00000/_read_as</text:p>
      <text:p text:style-name="Preformatted_20_Text">data/aero/struct2aero_mapping/00050/00000/i_n</text:p>
      <text:p text:style-name="Preformatted_20_Text">data/aero/struct2aero_mapping/00050/00000/i_surf</text:p>
      <text:p text:style-name="Preformatted_20_Text">data/aero/struct2aero_mapping/00050/_read_as</text:p>
      <text:p text:style-name="Preformatted_20_Text">data/aero/struct2aero_mapping/00051/00000/_read_as</text:p>
      <text:p text:style-name="Preformatted_20_Text">data/aero/struct2aero_mapping/00051/00000/i_n</text:p>
      <text:p text:style-name="Preformatted_20_Text">data/aero/struct2aero_mapping/00051/00000/i_surf</text:p>
      <text:p text:style-name="Preformatted_20_Text">data/aero/struct2aero_mapping/00051/_read_as</text:p>
      <text:p text:style-name="Preformatted_20_Text">data/aero/struct2aero_mapping/00052/00000/_read_as</text:p>
      <text:p text:style-name="Preformatted_20_Text">data/aero/struct2aero_mapping/00052/00000/i_n</text:p>
      <text:p text:style-name="Preformatted_20_Text">data/aero/struct2aero_mapping/00052/00000/i_surf</text:p>
      <text:p text:style-name="Preformatted_20_Text">data/aero/struct2aero_mapping/00052/_read_as</text:p>
      <text:p text:style-name="Preformatted_20_Text">data/aero/struct2aero_mapping/00053/00000/_read_as</text:p>
      <text:p text:style-name="Preformatted_20_Text">data/aero/struct2aero_mapping/00053/00000/i_n</text:p>
      <text:p text:style-name="Preformatted_20_Text">data/aero/struct2aero_mapping/00053/00000/i_surf</text:p>
      <text:p text:style-name="Preformatted_20_Text">data/aero/struct2aero_mapping/00053/_read_as</text:p>
      <text:p text:style-name="Preformatted_20_Text">data/aero/struct2aero_mapping/00054/00000/_read_as</text:p>
      <text:p text:style-name="Preformatted_20_Text">data/aero/struct2aero_mapping/00054/00000/i_n</text:p>
      <text:p text:style-name="Preformatted_20_Text">data/aero/struct2aero_mapping/00054/00000/i_surf</text:p>
      <text:p text:style-name="Preformatted_20_Text">data/aero/struct2aero_mapping/00054/_read_as</text:p>
      <text:p text:style-name="Preformatted_20_Text">data/aero/struct2aero_mapping/00055/00000/_read_as</text:p>
      <text:p text:style-name="Preformatted_20_Text">data/aero/struct2aero_mapping/00055/00000/i_n</text:p>
      <text:p text:style-name="Preformatted_20_Text">data/aero/struct2aero_mapping/00055/00000/i_surf</text:p>
      <text:p text:style-name="Preformatted_20_Text">data/aero/struct2aero_mapping/00055/_read_as</text:p>
      <text:p text:style-name="Preformatted_20_Text">data/aero/struct2aero_mapping/00056/00000/_read_as</text:p>
      <text:p text:style-name="Preformatted_20_Text">data/aero/struct2aero_mapping/00056/00000/i_n</text:p>
      <text:p text:style-name="Preformatted_20_Text">data/aero/struct2aero_mapping/00056/00000/i_surf</text:p>
      <text:p text:style-name="Preformatted_20_Text">data/aero/struct2aero_mapping/00056/_read_as</text:p>
      <text:p text:style-name="Preformatted_20_Text">data/aero/struct2aero_mapping/00057/00000/_read_as</text:p>
      <text:p text:style-name="Preformatted_20_Text">data/aero/struct2aero_mapping/00057/00000/i_n</text:p>
      <text:p text:style-name="Preformatted_20_Text">data/aero/struct2aero_mapping/00057/00000/i_surf</text:p>
      <text:p text:style-name="Preformatted_20_Text">data/aero/struct2aero_mapping/00057/_read_as</text:p>
      <text:p text:style-name="Preformatted_20_Text">data/aero/struct2aero_mapping/00058/00000/_read_as</text:p>
      <text:p text:style-name="Preformatted_20_Text">data/aero/struct2aero_mapping/00058/00000/i_n</text:p>
      <text:p text:style-name="Preformatted_20_Text">data/aero/struct2aero_mapping/00058/00000/i_surf</text:p>
      <text:p text:style-name="Preformatted_20_Text">data/aero/struct2aero_mapping/00058/_read_as</text:p>
      <text:p text:style-name="Preformatted_20_Text">data/aero/struct2aero_mapping/00059/00000/_read_as</text:p>
      <text:p text:style-name="Preformatted_20_Text">data/aero/struct2aero_mapping/00059/00000/i_n</text:p>
      <text:p text:style-name="Preformatted_20_Text">data/aero/struct2aero_mapping/00059/00000/i_surf</text:p>
      <text:p text:style-name="Preformatted_20_Text">data/aero/struct2aero_mapping/00059/_read_as</text:p>
      <text:p text:style-name="Preformatted_20_Text">data/aero/struct2aero_mapping/00060/00000/_read_as</text:p>
      <text:p text:style-name="Preformatted_20_Text">data/aero/struct2aero_mapping/00060/00000/i_n</text:p>
      <text:p text:style-name="Preformatted_20_Text">data/aero/struct2aero_mapping/00060/00000/i_surf</text:p>
      <text:p text:style-name="Preformatted_20_Text">data/aero/struct2aero_mapping/00060/_read_as</text:p>
      <text:p text:style-name="Preformatted_20_Text">data/aero/struct2aero_mapping/00061/00000/_read_as</text:p>
      <text:p text:style-name="Preformatted_20_Text">data/aero/struct2aero_mapping/00061/00000/i_n</text:p>
      <text:p text:style-name="Preformatted_20_Text">data/aero/struct2aero_mapping/00061/00000/i_surf</text:p>
      <text:p text:style-name="Preformatted_20_Text">data/aero/struct2aero_mapping/00061/_read_as</text:p>
      <text:p text:style-name="Preformatted_20_Text">data/aero/struct2aero_mapping/00062/00000/_read_as</text:p>
      <text:p text:style-name="Preformatted_20_Text">data/aero/struct2aero_mapping/00062/00000/i_n</text:p>
      <text:p text:style-name="Preformatted_20_Text">data/aero/struct2aero_mapping/00062/00000/i_surf</text:p>
      <text:p text:style-name="Preformatted_20_Text">data/aero/struct2aero_mapping/00062/_read_as</text:p>
      <text:p text:style-name="Preformatted_20_Text">data/aero/struct2aero_mapping/00063/00000/_read_as</text:p>
      <text:p text:style-name="Preformatted_20_Text">data/aero/struct2aero_mapping/00063/00000/i_n</text:p>
      <text:p text:style-name="Preformatted_20_Text"><text:soft-page-break/>data/aero/struct2aero_mapping/00063/00000/i_surf</text:p>
      <text:p text:style-name="Preformatted_20_Text">data/aero/struct2aero_mapping/00063/_read_as</text:p>
      <text:p text:style-name="Preformatted_20_Text">data/aero/struct2aero_mapping/00064/00000/_read_as</text:p>
      <text:p text:style-name="Preformatted_20_Text">data/aero/struct2aero_mapping/00064/00000/i_n</text:p>
      <text:p text:style-name="Preformatted_20_Text">data/aero/struct2aero_mapping/00064/00000/i_surf</text:p>
      <text:p text:style-name="Preformatted_20_Text">data/aero/struct2aero_mapping/00064/_read_as</text:p>
      <text:p text:style-name="Preformatted_20_Text">data/aero/struct2aero_mapping/00065/00000/_read_as</text:p>
      <text:p text:style-name="Preformatted_20_Text">data/aero/struct2aero_mapping/00065/00000/i_n</text:p>
      <text:p text:style-name="Preformatted_20_Text">data/aero/struct2aero_mapping/00065/00000/i_surf</text:p>
      <text:p text:style-name="Preformatted_20_Text">data/aero/struct2aero_mapping/00065/_read_as</text:p>
      <text:p text:style-name="Preformatted_20_Text">data/aero/struct2aero_mapping/00066/00000/_read_as</text:p>
      <text:p text:style-name="Preformatted_20_Text">data/aero/struct2aero_mapping/00066/00000/i_n</text:p>
      <text:p text:style-name="Preformatted_20_Text">data/aero/struct2aero_mapping/00066/00000/i_surf</text:p>
      <text:p text:style-name="Preformatted_20_Text">data/aero/struct2aero_mapping/00066/_read_as</text:p>
      <text:p text:style-name="Preformatted_20_Text">data/aero/struct2aero_mapping/00067/00000/_read_as</text:p>
      <text:p text:style-name="Preformatted_20_Text">data/aero/struct2aero_mapping/00067/00000/i_n</text:p>
      <text:p text:style-name="Preformatted_20_Text">data/aero/struct2aero_mapping/00067/00000/i_surf</text:p>
      <text:p text:style-name="Preformatted_20_Text">data/aero/struct2aero_mapping/00067/_read_as</text:p>
      <text:p text:style-name="Preformatted_20_Text">data/aero/struct2aero_mapping/00068/00000/_read_as</text:p>
      <text:p text:style-name="Preformatted_20_Text">data/aero/struct2aero_mapping/00068/00000/i_n</text:p>
      <text:p text:style-name="Preformatted_20_Text">data/aero/struct2aero_mapping/00068/00000/i_surf</text:p>
      <text:p text:style-name="Preformatted_20_Text">data/aero/struct2aero_mapping/00068/_read_as</text:p>
      <text:p text:style-name="Preformatted_20_Text">data/aero/struct2aero_mapping/00069/00000/_read_as</text:p>
      <text:p text:style-name="Preformatted_20_Text">data/aero/struct2aero_mapping/00069/00000/i_n</text:p>
      <text:p text:style-name="Preformatted_20_Text">data/aero/struct2aero_mapping/00069/00000/i_surf</text:p>
      <text:p text:style-name="Preformatted_20_Text">data/aero/struct2aero_mapping/00069/_read_as</text:p>
      <text:p text:style-name="Preformatted_20_Text">data/aero/struct2aero_mapping/00070/00000/_read_as</text:p>
      <text:p text:style-name="Preformatted_20_Text">data/aero/struct2aero_mapping/00070/00000/i_n</text:p>
      <text:p text:style-name="Preformatted_20_Text">data/aero/struct2aero_mapping/00070/00000/i_surf</text:p>
      <text:p text:style-name="Preformatted_20_Text">data/aero/struct2aero_mapping/00070/_read_as</text:p>
      <text:p text:style-name="Preformatted_20_Text">data/aero/struct2aero_mapping/00071/00000/_read_as</text:p>
      <text:p text:style-name="Preformatted_20_Text">data/aero/struct2aero_mapping/00071/00000/i_n</text:p>
      <text:p text:style-name="Preformatted_20_Text">data/aero/struct2aero_mapping/00071/00000/i_surf</text:p>
      <text:p text:style-name="Preformatted_20_Text">data/aero/struct2aero_mapping/00071/_read_as</text:p>
      <text:p text:style-name="Preformatted_20_Text">data/aero/struct2aero_mapping/00072/00000/_read_as</text:p>
      <text:p text:style-name="Preformatted_20_Text">data/aero/struct2aero_mapping/00072/00000/i_n</text:p>
      <text:p text:style-name="Preformatted_20_Text">data/aero/struct2aero_mapping/00072/00000/i_surf</text:p>
      <text:p text:style-name="Preformatted_20_Text">data/aero/struct2aero_mapping/00072/_read_as</text:p>
      <text:p text:style-name="Preformatted_20_Text">data/aero/struct2aero_mapping/00073/00000/_read_as</text:p>
      <text:p text:style-name="Preformatted_20_Text">data/aero/struct2aero_mapping/00073/00000/i_n</text:p>
      <text:p text:style-name="Preformatted_20_Text">data/aero/struct2aero_mapping/00073/00000/i_surf</text:p>
      <text:p text:style-name="Preformatted_20_Text">data/aero/struct2aero_mapping/00073/_read_as</text:p>
      <text:p text:style-name="Preformatted_20_Text">data/aero/struct2aero_mapping/00074/00000/_read_as</text:p>
      <text:p text:style-name="Preformatted_20_Text">data/aero/struct2aero_mapping/00074/00000/i_n</text:p>
      <text:p text:style-name="Preformatted_20_Text">data/aero/struct2aero_mapping/00074/00000/i_surf</text:p>
      <text:p text:style-name="Preformatted_20_Text">data/aero/struct2aero_mapping/00074/_read_as</text:p>
      <text:p text:style-name="Preformatted_20_Text">data/aero/struct2aero_mapping/00075/00000/_read_as</text:p>
      <text:p text:style-name="Preformatted_20_Text">data/aero/struct2aero_mapping/00075/00000/i_n</text:p>
      <text:p text:style-name="Preformatted_20_Text">data/aero/struct2aero_mapping/00075/00000/i_surf</text:p>
      <text:p text:style-name="Preformatted_20_Text">data/aero/struct2aero_mapping/00075/_read_as</text:p>
      <text:p text:style-name="Preformatted_20_Text">data/aero/struct2aero_mapping/00076/00000/_read_as</text:p>
      <text:p text:style-name="Preformatted_20_Text">data/aero/struct2aero_mapping/00076/00000/i_n</text:p>
      <text:p text:style-name="Preformatted_20_Text">data/aero/struct2aero_mapping/00076/00000/i_surf</text:p>
      <text:p text:style-name="Preformatted_20_Text">data/aero/struct2aero_mapping/00076/_read_as</text:p>
      <text:p text:style-name="Preformatted_20_Text">data/aero/struct2aero_mapping/00077/_read_as</text:p>
      <text:p text:style-name="Preformatted_20_Text">data/aero/struct2aero_mapping/00078/_read_as</text:p>
      <text:p text:style-name="Preformatted_20_Text">data/aero/struct2aero_mapping/00079/_read_as</text:p>
      <text:p text:style-name="Preformatted_20_Text">data/aero/struct2aero_mapping/00080/_read_as</text:p>
      <text:p text:style-name="Preformatted_20_Text">data/aero/struct2aero_mapping/00081/_read_as</text:p>
      <text:p text:style-name="Preformatted_20_Text">data/aero/struct2aero_mapping/00082/_read_as</text:p>
      <text:p text:style-name="Preformatted_20_Text">data/aero/struct2aero_mapping/00083/_read_as</text:p>
      <text:p text:style-name="Preformatted_20_Text">data/aero/struct2aero_mapping/00084/_read_as</text:p>
      <text:p text:style-name="Preformatted_20_Text">data/aero/struct2aero_mapping/00085/_read_as</text:p>
      <text:p text:style-name="Preformatted_20_Text">data/aero/struct2aero_mapping/00086/_read_as</text:p>
      <text:p text:style-name="Preformatted_20_Text"><text:soft-page-break/>data/aero/struct2aero_mapping/00087/_read_as</text:p>
      <text:p text:style-name="Preformatted_20_Text">data/aero/struct2aero_mapping/00088/_read_as</text:p>
      <text:p text:style-name="Preformatted_20_Text">data/aero/struct2aero_mapping/00089/_read_as</text:p>
      <text:p text:style-name="Preformatted_20_Text">data/aero/struct2aero_mapping/00090/_read_as</text:p>
      <text:p text:style-name="Preformatted_20_Text">data/aero/struct2aero_mapping/00091/_read_as</text:p>
      <text:p text:style-name="Preformatted_20_Text">data/aero/struct2aero_mapping/00092/_read_as</text:p>
      <text:p text:style-name="Preformatted_20_Text">data/aero/struct2aero_mapping/00093/_read_as</text:p>
      <text:p text:style-name="Preformatted_20_Text">data/aero/struct2aero_mapping/00094/_read_as</text:p>
      <text:p text:style-name="Preformatted_20_Text">data/aero/struct2aero_mapping/00095/_read_as</text:p>
      <text:p text:style-name="Preformatted_20_Text">data/aero/struct2aero_mapping/00096/_read_as</text:p>
      <text:p text:style-name="Preformatted_20_Text">data/aero/struct2aero_mapping/00097/_read_as</text:p>
      <text:p text:style-name="Preformatted_20_Text">data/aero/struct2aero_mapping/00098/_read_as</text:p>
      <text:p text:style-name="Preformatted_20_Text">data/aero/struct2aero_mapping/00099/_read_as</text:p>
      <text:p text:style-name="Preformatted_20_Text">data/aero/struct2aero_mapping/00100/_read_as</text:p>
      <text:p text:style-name="Preformatted_20_Text">data/aero/struct2aero_mapping/00101/_read_as</text:p>
      <text:p text:style-name="Preformatted_20_Text">data/aero/struct2aero_mapping/00102/_read_as</text:p>
      <text:p text:style-name="Preformatted_20_Text">data/aero/struct2aero_mapping/00103/_read_as</text:p>
      <text:p text:style-name="Preformatted_20_Text">data/aero/struct2aero_mapping/00104/_read_as</text:p>
      <text:p text:style-name="Preformatted_20_Text">data/aero/struct2aero_mapping/00105/_read_as</text:p>
      <text:p text:style-name="Preformatted_20_Text">data/aero/struct2aero_mapping/00106/_read_as</text:p>
      <text:p text:style-name="Preformatted_20_Text">data/aero/struct2aero_mapping/00107/_read_as</text:p>
      <text:p text:style-name="Preformatted_20_Text">data/aero/struct2aero_mapping/00108/_read_as</text:p>
      <text:p text:style-name="Preformatted_20_Text">data/aero/struct2aero_mapping/00109/_read_as</text:p>
      <text:p text:style-name="Preformatted_20_Text">data/aero/struct2aero_mapping/00110/_read_as</text:p>
      <text:p text:style-name="Preformatted_20_Text">data/aero/struct2aero_mapping/00111/_read_as</text:p>
      <text:p text:style-name="Preformatted_20_Text">data/aero/struct2aero_mapping/00112/_read_as</text:p>
      <text:p text:style-name="Preformatted_20_Text">data/aero/struct2aero_mapping/00113/_read_as</text:p>
      <text:p text:style-name="Preformatted_20_Text">data/aero/struct2aero_mapping/00114/_read_as</text:p>
      <text:p text:style-name="Preformatted_20_Text">data/aero/struct2aero_mapping/00115/_read_as</text:p>
      <text:p text:style-name="Preformatted_20_Text">data/aero/struct2aero_mapping/00116/_read_as</text:p>
      <text:p text:style-name="Preformatted_20_Text">data/aero/struct2aero_mapping/00117/_read_as</text:p>
      <text:p text:style-name="Preformatted_20_Text">data/aero/struct2aero_mapping/00118/_read_as</text:p>
      <text:p text:style-name="Preformatted_20_Text">data/aero/struct2aero_mapping/00119/_read_as</text:p>
      <text:p text:style-name="Preformatted_20_Text">data/aero/struct2aero_mapping/00120/_read_as</text:p>
      <text:p text:style-name="Preformatted_20_Text">data/aero/struct2aero_mapping/00121/_read_as</text:p>
      <text:p text:style-name="Preformatted_20_Text">data/aero/struct2aero_mapping/00122/_read_as</text:p>
      <text:p text:style-name="Preformatted_20_Text">data/aero/struct2aero_mapping/00123/_read_as</text:p>
      <text:p text:style-name="Preformatted_20_Text">data/aero/struct2aero_mapping/00124/_read_as</text:p>
      <text:p text:style-name="Preformatted_20_Text">data/aero/struct2aero_mapping/00125/_read_as</text:p>
      <text:p text:style-name="Preformatted_20_Text">data/aero/struct2aero_mapping/00126/_read_as</text:p>
      <text:p text:style-name="Preformatted_20_Text">data/aero/struct2aero_mapping/00127/_read_as</text:p>
      <text:p text:style-name="Preformatted_20_Text">data/aero/struct2aero_mapping/00128/00000/_read_as</text:p>
      <text:p text:style-name="Preformatted_20_Text">data/aero/struct2aero_mapping/00128/00000/i_n</text:p>
      <text:p text:style-name="Preformatted_20_Text">data/aero/struct2aero_mapping/00128/00000/i_surf</text:p>
      <text:p text:style-name="Preformatted_20_Text">data/aero/struct2aero_mapping/00128/00001/_read_as</text:p>
      <text:p text:style-name="Preformatted_20_Text">data/aero/struct2aero_mapping/00128/00001/i_n</text:p>
      <text:p text:style-name="Preformatted_20_Text">data/aero/struct2aero_mapping/00128/00001/i_surf</text:p>
      <text:p text:style-name="Preformatted_20_Text">data/aero/struct2aero_mapping/00128/_read_as</text:p>
      <text:p text:style-name="Preformatted_20_Text">data/aero/struct2aero_mapping/00129/_read_as</text:p>
      <text:p text:style-name="Preformatted_20_Text">data/aero/struct2aero_mapping/00130/_read_as</text:p>
      <text:p text:style-name="Preformatted_20_Text">data/aero/struct2aero_mapping/00131/_read_as</text:p>
      <text:p text:style-name="Preformatted_20_Text">data/aero/struct2aero_mapping/00132/_read_as</text:p>
      <text:p text:style-name="Preformatted_20_Text">data/aero/struct2aero_mapping/00133/_read_as</text:p>
      <text:p text:style-name="Preformatted_20_Text">data/aero/struct2aero_mapping/00134/_read_as</text:p>
      <text:p text:style-name="Preformatted_20_Text">data/aero/struct2aero_mapping/00135/_read_as</text:p>
      <text:p text:style-name="Preformatted_20_Text">data/aero/struct2aero_mapping/00136/_read_as</text:p>
      <text:p text:style-name="Preformatted_20_Text">data/aero/struct2aero_mapping/00137/_read_as</text:p>
      <text:p text:style-name="Preformatted_20_Text">data/aero/struct2aero_mapping/00138/_read_as</text:p>
      <text:p text:style-name="Preformatted_20_Text">data/aero/struct2aero_mapping/00139/00000/_read_as</text:p>
      <text:p text:style-name="Preformatted_20_Text">data/aero/struct2aero_mapping/00139/00000/i_n</text:p>
      <text:p text:style-name="Preformatted_20_Text">data/aero/struct2aero_mapping/00139/00000/i_surf</text:p>
      <text:p text:style-name="Preformatted_20_Text">data/aero/struct2aero_mapping/00139/_read_as</text:p>
      <text:p text:style-name="Preformatted_20_Text">data/aero/struct2aero_mapping/00140/00000/_read_as</text:p>
      <text:p text:style-name="Preformatted_20_Text">data/aero/struct2aero_mapping/00140/00000/i_n</text:p>
      <text:p text:style-name="Preformatted_20_Text"><text:soft-page-break/>data/aero/struct2aero_mapping/00140/00000/i_surf</text:p>
      <text:p text:style-name="Preformatted_20_Text">data/aero/struct2aero_mapping/00140/_read_as</text:p>
      <text:p text:style-name="Preformatted_20_Text">data/aero/struct2aero_mapping/00141/00000/_read_as</text:p>
      <text:p text:style-name="Preformatted_20_Text">data/aero/struct2aero_mapping/00141/00000/i_n</text:p>
      <text:p text:style-name="Preformatted_20_Text">data/aero/struct2aero_mapping/00141/00000/i_surf</text:p>
      <text:p text:style-name="Preformatted_20_Text">data/aero/struct2aero_mapping/00141/_read_as</text:p>
      <text:p text:style-name="Preformatted_20_Text">data/aero/struct2aero_mapping/00142/00000/_read_as</text:p>
      <text:p text:style-name="Preformatted_20_Text">data/aero/struct2aero_mapping/00142/00000/i_n</text:p>
      <text:p text:style-name="Preformatted_20_Text">data/aero/struct2aero_mapping/00142/00000/i_surf</text:p>
      <text:p text:style-name="Preformatted_20_Text">data/aero/struct2aero_mapping/00142/_read_as</text:p>
      <text:p text:style-name="Preformatted_20_Text">data/aero/struct2aero_mapping/00143/00000/_read_as</text:p>
      <text:p text:style-name="Preformatted_20_Text">data/aero/struct2aero_mapping/00143/00000/i_n</text:p>
      <text:p text:style-name="Preformatted_20_Text">data/aero/struct2aero_mapping/00143/00000/i_surf</text:p>
      <text:p text:style-name="Preformatted_20_Text">data/aero/struct2aero_mapping/00143/_read_as</text:p>
      <text:p text:style-name="Preformatted_20_Text">data/aero/struct2aero_mapping/00144/00000/_read_as</text:p>
      <text:p text:style-name="Preformatted_20_Text">data/aero/struct2aero_mapping/00144/00000/i_n</text:p>
      <text:p text:style-name="Preformatted_20_Text">data/aero/struct2aero_mapping/00144/00000/i_surf</text:p>
      <text:p text:style-name="Preformatted_20_Text">data/aero/struct2aero_mapping/00144/_read_as</text:p>
      <text:p text:style-name="Preformatted_20_Text">data/aero/struct2aero_mapping/00145/00000/_read_as</text:p>
      <text:p text:style-name="Preformatted_20_Text">data/aero/struct2aero_mapping/00145/00000/i_n</text:p>
      <text:p text:style-name="Preformatted_20_Text">data/aero/struct2aero_mapping/00145/00000/i_surf</text:p>
      <text:p text:style-name="Preformatted_20_Text">data/aero/struct2aero_mapping/00145/_read_as</text:p>
      <text:p text:style-name="Preformatted_20_Text">data/aero/struct2aero_mapping/00146/00000/_read_as</text:p>
      <text:p text:style-name="Preformatted_20_Text">data/aero/struct2aero_mapping/00146/00000/i_n</text:p>
      <text:p text:style-name="Preformatted_20_Text">data/aero/struct2aero_mapping/00146/00000/i_surf</text:p>
      <text:p text:style-name="Preformatted_20_Text">data/aero/struct2aero_mapping/00146/_read_as</text:p>
      <text:p text:style-name="Preformatted_20_Text">data/aero/struct2aero_mapping/00147/00000/_read_as</text:p>
      <text:p text:style-name="Preformatted_20_Text">data/aero/struct2aero_mapping/00147/00000/i_n</text:p>
      <text:p text:style-name="Preformatted_20_Text">data/aero/struct2aero_mapping/00147/00000/i_surf</text:p>
      <text:p text:style-name="Preformatted_20_Text">data/aero/struct2aero_mapping/00147/_read_as</text:p>
      <text:p text:style-name="Preformatted_20_Text">data/aero/struct2aero_mapping/00148/00000/_read_as</text:p>
      <text:p text:style-name="Preformatted_20_Text">data/aero/struct2aero_mapping/00148/00000/i_n</text:p>
      <text:p text:style-name="Preformatted_20_Text">data/aero/struct2aero_mapping/00148/00000/i_surf</text:p>
      <text:p text:style-name="Preformatted_20_Text">data/aero/struct2aero_mapping/00148/_read_as</text:p>
      <text:p text:style-name="Preformatted_20_Text">data/aero/struct2aero_mapping/00149/00000/_read_as</text:p>
      <text:p text:style-name="Preformatted_20_Text">data/aero/struct2aero_mapping/00149/00000/i_n</text:p>
      <text:p text:style-name="Preformatted_20_Text">data/aero/struct2aero_mapping/00149/00000/i_surf</text:p>
      <text:p text:style-name="Preformatted_20_Text">data/aero/struct2aero_mapping/00149/_read_as</text:p>
      <text:p text:style-name="Preformatted_20_Text">data/aero/struct2aero_mapping/00150/00000/_read_as</text:p>
      <text:p text:style-name="Preformatted_20_Text">data/aero/struct2aero_mapping/00150/00000/i_n</text:p>
      <text:p text:style-name="Preformatted_20_Text">data/aero/struct2aero_mapping/00150/00000/i_surf</text:p>
      <text:p text:style-name="Preformatted_20_Text">data/aero/struct2aero_mapping/00150/_read_as</text:p>
      <text:p text:style-name="Preformatted_20_Text">data/aero/struct2aero_mapping/00151/00000/_read_as</text:p>
      <text:p text:style-name="Preformatted_20_Text">data/aero/struct2aero_mapping/00151/00000/i_n</text:p>
      <text:p text:style-name="Preformatted_20_Text">data/aero/struct2aero_mapping/00151/00000/i_surf</text:p>
      <text:p text:style-name="Preformatted_20_Text">data/aero/struct2aero_mapping/00151/_read_as</text:p>
      <text:p text:style-name="Preformatted_20_Text">data/aero/struct2aero_mapping/00152/00000/_read_as</text:p>
      <text:p text:style-name="Preformatted_20_Text">data/aero/struct2aero_mapping/00152/00000/i_n</text:p>
      <text:p text:style-name="Preformatted_20_Text">data/aero/struct2aero_mapping/00152/00000/i_surf</text:p>
      <text:p text:style-name="Preformatted_20_Text">data/aero/struct2aero_mapping/00152/_read_as</text:p>
      <text:p text:style-name="Preformatted_20_Text">data/aero/struct2aero_mapping/00153/00000/_read_as</text:p>
      <text:p text:style-name="Preformatted_20_Text">data/aero/struct2aero_mapping/00153/00000/i_n</text:p>
      <text:p text:style-name="Preformatted_20_Text">data/aero/struct2aero_mapping/00153/00000/i_surf</text:p>
      <text:p text:style-name="Preformatted_20_Text">data/aero/struct2aero_mapping/00153/_read_as</text:p>
      <text:p text:style-name="Preformatted_20_Text">data/aero/struct2aero_mapping/00154/00000/_read_as</text:p>
      <text:p text:style-name="Preformatted_20_Text">data/aero/struct2aero_mapping/00154/00000/i_n</text:p>
      <text:p text:style-name="Preformatted_20_Text">data/aero/struct2aero_mapping/00154/00000/i_surf</text:p>
      <text:p text:style-name="Preformatted_20_Text">data/aero/struct2aero_mapping/00154/_read_as</text:p>
      <text:p text:style-name="Preformatted_20_Text">data/aero/struct2aero_mapping/00155/00000/_read_as</text:p>
      <text:p text:style-name="Preformatted_20_Text">data/aero/struct2aero_mapping/00155/00000/i_n</text:p>
      <text:p text:style-name="Preformatted_20_Text">data/aero/struct2aero_mapping/00155/00000/i_surf</text:p>
      <text:p text:style-name="Preformatted_20_Text">data/aero/struct2aero_mapping/00155/_read_as</text:p>
      <text:p text:style-name="Preformatted_20_Text">data/aero/struct2aero_mapping/00156/00000/_read_as</text:p>
      <text:p text:style-name="Preformatted_20_Text">data/aero/struct2aero_mapping/00156/00000/i_n</text:p>
      <text:p text:style-name="Preformatted_20_Text"><text:soft-page-break/>data/aero/struct2aero_mapping/00156/00000/i_surf</text:p>
      <text:p text:style-name="Preformatted_20_Text">data/aero/struct2aero_mapping/00156/_read_as</text:p>
      <text:p text:style-name="Preformatted_20_Text">data/aero/struct2aero_mapping/00157/00000/_read_as</text:p>
      <text:p text:style-name="Preformatted_20_Text">data/aero/struct2aero_mapping/00157/00000/i_n</text:p>
      <text:p text:style-name="Preformatted_20_Text">data/aero/struct2aero_mapping/00157/00000/i_surf</text:p>
      <text:p text:style-name="Preformatted_20_Text">data/aero/struct2aero_mapping/00157/_read_as</text:p>
      <text:p text:style-name="Preformatted_20_Text">data/aero/struct2aero_mapping/00158/00000/_read_as</text:p>
      <text:p text:style-name="Preformatted_20_Text">data/aero/struct2aero_mapping/00158/00000/i_n</text:p>
      <text:p text:style-name="Preformatted_20_Text">data/aero/struct2aero_mapping/00158/00000/i_surf</text:p>
      <text:p text:style-name="Preformatted_20_Text">data/aero/struct2aero_mapping/00158/_read_as</text:p>
      <text:p text:style-name="Preformatted_20_Text">data/aero/struct2aero_mapping/00159/00000/_read_as</text:p>
      <text:p text:style-name="Preformatted_20_Text">data/aero/struct2aero_mapping/00159/00000/i_n</text:p>
      <text:p text:style-name="Preformatted_20_Text">data/aero/struct2aero_mapping/00159/00000/i_surf</text:p>
      <text:p text:style-name="Preformatted_20_Text">data/aero/struct2aero_mapping/00159/_read_as</text:p>
      <text:p text:style-name="Preformatted_20_Text">data/aero/struct2aero_mapping/00160/00000/_read_as</text:p>
      <text:p text:style-name="Preformatted_20_Text">data/aero/struct2aero_mapping/00160/00000/i_n</text:p>
      <text:p text:style-name="Preformatted_20_Text">data/aero/struct2aero_mapping/00160/00000/i_surf</text:p>
      <text:p text:style-name="Preformatted_20_Text">data/aero/struct2aero_mapping/00160/_read_as</text:p>
      <text:p text:style-name="Preformatted_20_Text">data/aero/struct2aero_mapping/00161/00000/_read_as</text:p>
      <text:p text:style-name="Preformatted_20_Text">data/aero/struct2aero_mapping/00161/00000/i_n</text:p>
      <text:p text:style-name="Preformatted_20_Text">data/aero/struct2aero_mapping/00161/00000/i_surf</text:p>
      <text:p text:style-name="Preformatted_20_Text">data/aero/struct2aero_mapping/00161/_read_as</text:p>
      <text:p text:style-name="Preformatted_20_Text">data/aero/struct2aero_mapping/00162/00000/_read_as</text:p>
      <text:p text:style-name="Preformatted_20_Text">data/aero/struct2aero_mapping/00162/00000/i_n</text:p>
      <text:p text:style-name="Preformatted_20_Text">data/aero/struct2aero_mapping/00162/00000/i_surf</text:p>
      <text:p text:style-name="Preformatted_20_Text">data/aero/struct2aero_mapping/00162/_read_as</text:p>
      <text:p text:style-name="Preformatted_20_Text">data/aero/struct2aero_mapping/00163/00000/_read_as</text:p>
      <text:p text:style-name="Preformatted_20_Text">data/aero/struct2aero_mapping/00163/00000/i_n</text:p>
      <text:p text:style-name="Preformatted_20_Text">data/aero/struct2aero_mapping/00163/00000/i_surf</text:p>
      <text:p text:style-name="Preformatted_20_Text">data/aero/struct2aero_mapping/00163/_read_as</text:p>
      <text:p text:style-name="Preformatted_20_Text">data/aero/struct2aero_mapping/00164/00000/_read_as</text:p>
      <text:p text:style-name="Preformatted_20_Text">data/aero/struct2aero_mapping/00164/00000/i_n</text:p>
      <text:p text:style-name="Preformatted_20_Text">data/aero/struct2aero_mapping/00164/00000/i_surf</text:p>
      <text:p text:style-name="Preformatted_20_Text">data/aero/struct2aero_mapping/00164/_read_as</text:p>
      <text:p text:style-name="Preformatted_20_Text">data/aero/struct2aero_mapping/00165/00000/_read_as</text:p>
      <text:p text:style-name="Preformatted_20_Text">data/aero/struct2aero_mapping/00165/00000/i_n</text:p>
      <text:p text:style-name="Preformatted_20_Text">data/aero/struct2aero_mapping/00165/00000/i_surf</text:p>
      <text:p text:style-name="Preformatted_20_Text">data/aero/struct2aero_mapping/00165/_read_as</text:p>
      <text:p text:style-name="Preformatted_20_Text">data/aero/struct2aero_mapping/00166/00000/_read_as</text:p>
      <text:p text:style-name="Preformatted_20_Text">data/aero/struct2aero_mapping/00166/00000/i_n</text:p>
      <text:p text:style-name="Preformatted_20_Text">data/aero/struct2aero_mapping/00166/00000/i_surf</text:p>
      <text:p text:style-name="Preformatted_20_Text">data/aero/struct2aero_mapping/00166/_read_as</text:p>
      <text:p text:style-name="Preformatted_20_Text">data/aero/struct2aero_mapping/00167/00000/_read_as</text:p>
      <text:p text:style-name="Preformatted_20_Text">data/aero/struct2aero_mapping/00167/00000/i_n</text:p>
      <text:p text:style-name="Preformatted_20_Text">data/aero/struct2aero_mapping/00167/00000/i_surf</text:p>
      <text:p text:style-name="Preformatted_20_Text">data/aero/struct2aero_mapping/00167/_read_as</text:p>
      <text:p text:style-name="Preformatted_20_Text">data/aero/struct2aero_mapping/00168/00000/_read_as</text:p>
      <text:p text:style-name="Preformatted_20_Text">data/aero/struct2aero_mapping/00168/00000/i_n</text:p>
      <text:p text:style-name="Preformatted_20_Text">data/aero/struct2aero_mapping/00168/00000/i_surf</text:p>
      <text:p text:style-name="Preformatted_20_Text">data/aero/struct2aero_mapping/00168/_read_as</text:p>
      <text:p text:style-name="Preformatted_20_Text">data/aero/struct2aero_mapping/00169/00000/_read_as</text:p>
      <text:p text:style-name="Preformatted_20_Text">data/aero/struct2aero_mapping/00169/00000/i_n</text:p>
      <text:p text:style-name="Preformatted_20_Text">data/aero/struct2aero_mapping/00169/00000/i_surf</text:p>
      <text:p text:style-name="Preformatted_20_Text">data/aero/struct2aero_mapping/00169/_read_as</text:p>
      <text:p text:style-name="Preformatted_20_Text">data/aero/struct2aero_mapping/00170/00000/_read_as</text:p>
      <text:p text:style-name="Preformatted_20_Text">data/aero/struct2aero_mapping/00170/00000/i_n</text:p>
      <text:p text:style-name="Preformatted_20_Text">data/aero/struct2aero_mapping/00170/00000/i_surf</text:p>
      <text:p text:style-name="Preformatted_20_Text">data/aero/struct2aero_mapping/00170/_read_as</text:p>
      <text:p text:style-name="Preformatted_20_Text">data/aero/struct2aero_mapping/_read_as</text:p>
      <text:p text:style-name="Preformatted_20_Text">data/aero/surface_distribution</text:p>
      <text:p text:style-name="Preformatted_20_Text">data/aero/surface_m</text:p>
      <text:p text:style-name="Preformatted_20_Text">data/aero/timestep_info/00000/_read_as</text:p>
      <text:p text:style-name="Preformatted_20_Text">data/aero/timestep_info/00000/body_steady_forces</text:p>
      <text:p text:style-name="Preformatted_20_Text">data/aero/timestep_info/00000/body_unsteady_forces</text:p>
      <text:p text:style-name="P1"><text:soft-page-break/>data/aero/timestep_info/00000/control_surface_deflection</text:p>
      <text:p text:style-name="Preformatted_20_Text">data/aero/timestep_info/00000/ct_dimensions</text:p>
      <text:p text:style-name="Preformatted_20_Text">data/aero/timestep_info/00000/ct_dimensions_star</text:p>
      <text:p text:style-name="Preformatted_20_Text">data/aero/timestep_info/00000/dimensions</text:p>
      <text:p text:style-name="Preformatted_20_Text">data/aero/timestep_info/00000/dimensions_star</text:p>
      <text:p text:style-name="Preformatted_20_Text">data/aero/timestep_info/00000/dist_to_orig/00000</text:p>
      <text:p text:style-name="Preformatted_20_Text">data/aero/timestep_info/00000/dist_to_orig/00001</text:p>
      <text:p text:style-name="Preformatted_20_Text">data/aero/timestep_info/00000/dist_to_orig/00002</text:p>
      <text:p text:style-name="Preformatted_20_Text">data/aero/timestep_info/00000/dist_to_orig/00003</text:p>
      <text:p text:style-name="Preformatted_20_Text">data/aero/timestep_info/00000/dist_to_orig/_read_as</text:p>
      <text:p text:style-name="Preformatted_20_Text">data/aero/timestep_info/00000/dynamic_forces/00000</text:p>
      <text:p text:style-name="Preformatted_20_Text">data/aero/timestep_info/00000/dynamic_forces/00001</text:p>
      <text:p text:style-name="Preformatted_20_Text">data/aero/timestep_info/00000/dynamic_forces/00002</text:p>
      <text:p text:style-name="Preformatted_20_Text">data/aero/timestep_info/00000/dynamic_forces/00003</text:p>
      <text:p text:style-name="Preformatted_20_Text">data/aero/timestep_info/00000/dynamic_forces/_read_as</text:p>
      <text:p text:style-name="Preformatted_20_Text">data/aero/timestep_info/00000/flag_zeta_phantom</text:p>
      <text:p text:style-name="Preformatted_20_Text">data/aero/timestep_info/00000/forces/00000</text:p>
      <text:p text:style-name="Preformatted_20_Text">data/aero/timestep_info/00000/forces/00001</text:p>
      <text:p text:style-name="Preformatted_20_Text">data/aero/timestep_info/00000/forces/00002</text:p>
      <text:p text:style-name="Preformatted_20_Text">data/aero/timestep_info/00000/forces/00003</text:p>
      <text:p text:style-name="Preformatted_20_Text">data/aero/timestep_info/00000/forces/_read_as</text:p>
      <text:p text:style-name="P1">data/aero/timestep_info/00000/gamma/00000</text:p>
      <text:p text:style-name="P1">data/aero/timestep_info/00000/gamma/00001</text:p>
      <text:p text:style-name="Preformatted_20_Text">data/aero/timestep_info/00000/gamma/00002</text:p>
      <text:p text:style-name="Preformatted_20_Text">data/aero/timestep_info/00000/gamma/00003</text:p>
      <text:p text:style-name="Preformatted_20_Text">data/aero/timestep_info/00000/gamma/_read_as</text:p>
      <text:p text:style-name="P1">data/aero/timestep_info/00000/gamma_dot/00000</text:p>
      <text:p text:style-name="P1">data/aero/timestep_info/00000/gamma_dot/00001</text:p>
      <text:p text:style-name="Preformatted_20_Text">data/aero/timestep_info/00000/gamma_dot/00002</text:p>
      <text:p text:style-name="Preformatted_20_Text">data/aero/timestep_info/00000/gamma_dot/00003</text:p>
      <text:p text:style-name="Preformatted_20_Text">data/aero/timestep_info/00000/gamma_dot/_read_as</text:p>
      <text:p text:style-name="Preformatted_20_Text">data/aero/timestep_info/00000/gamma_star/00000</text:p>
      <text:p text:style-name="Preformatted_20_Text">data/aero/timestep_info/00000/gamma_star/00001</text:p>
      <text:p text:style-name="Preformatted_20_Text">data/aero/timestep_info/00000/gamma_star/00002</text:p>
      <text:p text:style-name="Preformatted_20_Text">data/aero/timestep_info/00000/gamma_star/00003</text:p>
      <text:p text:style-name="Preformatted_20_Text">data/aero/timestep_info/00000/gamma_star/_read_as</text:p>
      <text:p text:style-name="Preformatted_20_Text">data/aero/timestep_info/00000/in_global_AFoR</text:p>
      <text:p text:style-name="Preformatted_20_Text">data/aero/timestep_info/00000/inertial_steady_forces</text:p>
      <text:p text:style-name="Preformatted_20_Text">data/aero/timestep_info/00000/inertial_unsteady_forces</text:p>
      <text:p text:style-name="Preformatted_20_Text">data/aero/timestep_info/00000/n_surf</text:p>
      <text:p text:style-name="Preformatted_20_Text">data/aero/timestep_info/00000/normals/00000</text:p>
      <text:p text:style-name="Preformatted_20_Text">data/aero/timestep_info/00000/normals/00001</text:p>
      <text:p text:style-name="Preformatted_20_Text">data/aero/timestep_info/00000/normals/00002</text:p>
      <text:p text:style-name="Preformatted_20_Text">data/aero/timestep_info/00000/normals/00003</text:p>
      <text:p text:style-name="Preformatted_20_Text">data/aero/timestep_info/00000/normals/_read_as</text:p>
      <text:p text:style-name="Preformatted_20_Text">data/aero/timestep_info/00000/postproc_cell/_read_as</text:p>
      <text:p text:style-name="Preformatted_20_Text">data/aero/timestep_info/00000/postproc_node/_read_as</text:p>
      <text:p text:style-name="Preformatted_20_Text">data/aero/timestep_info/00000/u_ext/00000</text:p>
      <text:p text:style-name="Preformatted_20_Text">data/aero/timestep_info/00000/u_ext/00001</text:p>
      <text:p text:style-name="Preformatted_20_Text">data/aero/timestep_info/00000/u_ext/00002</text:p>
      <text:p text:style-name="Preformatted_20_Text">data/aero/timestep_info/00000/u_ext/00003</text:p>
      <text:p text:style-name="Preformatted_20_Text">data/aero/timestep_info/00000/u_ext/_read_as</text:p>
      <text:p text:style-name="Preformatted_20_Text">data/aero/timestep_info/00000/u_ext_star/00000</text:p>
      <text:p text:style-name="Preformatted_20_Text">data/aero/timestep_info/00000/u_ext_star/00001</text:p>
      <text:p text:style-name="Preformatted_20_Text">data/aero/timestep_info/00000/u_ext_star/00002</text:p>
      <text:p text:style-name="Preformatted_20_Text">data/aero/timestep_info/00000/u_ext_star/00003</text:p>
      <text:p text:style-name="Preformatted_20_Text">data/aero/timestep_info/00000/u_ext_star/_read_as</text:p>
      <text:p text:style-name="Preformatted_20_Text">data/aero/timestep_info/00000/wake_conv_vel/00000</text:p>
      <text:p text:style-name="Preformatted_20_Text">data/aero/timestep_info/00000/wake_conv_vel/00001</text:p>
      <text:p text:style-name="Preformatted_20_Text">data/aero/timestep_info/00000/wake_conv_vel/00002</text:p>
      <text:p text:style-name="Preformatted_20_Text">data/aero/timestep_info/00000/wake_conv_vel/00003</text:p>
      <text:p text:style-name="Preformatted_20_Text">data/aero/timestep_info/00000/wake_conv_vel/_read_as</text:p>
      <text:p text:style-name="Preformatted_20_Text">data/aero/timestep_info/00000/zeta/00000</text:p>
      <text:p text:style-name="Preformatted_20_Text">data/aero/timestep_info/00000/zeta/00001</text:p>
      <text:p text:style-name="Preformatted_20_Text"><text:soft-page-break/>data/aero/timestep_info/00000/zeta/00002</text:p>
      <text:p text:style-name="Preformatted_20_Text">data/aero/timestep_info/00000/zeta/00003</text:p>
      <text:p text:style-name="Preformatted_20_Text">data/aero/timestep_info/00000/zeta/_read_as</text:p>
      <text:p text:style-name="Preformatted_20_Text">data/aero/timestep_info/00000/zeta_dot/00000</text:p>
      <text:p text:style-name="Preformatted_20_Text">data/aero/timestep_info/00000/zeta_dot/00001</text:p>
      <text:p text:style-name="Preformatted_20_Text">data/aero/timestep_info/00000/zeta_dot/00002</text:p>
      <text:p text:style-name="Preformatted_20_Text">data/aero/timestep_info/00000/zeta_dot/00003</text:p>
      <text:p text:style-name="Preformatted_20_Text">data/aero/timestep_info/00000/zeta_dot/_read_as</text:p>
      <text:p text:style-name="Preformatted_20_Text">data/aero/timestep_info/00000/zeta_star/00000</text:p>
      <text:p text:style-name="Preformatted_20_Text">data/aero/timestep_info/00000/zeta_star/00001</text:p>
      <text:p text:style-name="Preformatted_20_Text">data/aero/timestep_info/00000/zeta_star/00002</text:p>
      <text:p text:style-name="Preformatted_20_Text">data/aero/timestep_info/00000/zeta_star/00003</text:p>
      <text:p text:style-name="Preformatted_20_Text">data/aero/timestep_info/00000/zeta_star/_read_as</text:p>
      <text:p text:style-name="Preformatted_20_Text">data/aero/timestep_info/00001/_read_as</text:p>
      <text:p text:style-name="Preformatted_20_Text">data/aero/timestep_info/00001/body_steady_forces</text:p>
      <text:p text:style-name="Preformatted_20_Text">data/aero/timestep_info/00001/body_unsteady_forces</text:p>
      <text:p text:style-name="Preformatted_20_Text">data/aero/timestep_info/00001/control_surface_deflection</text:p>
      <text:p text:style-name="Preformatted_20_Text">data/aero/timestep_info/00001/ct_dimensions</text:p>
      <text:p text:style-name="Preformatted_20_Text">data/aero/timestep_info/00001/ct_dimensions_star</text:p>
      <text:p text:style-name="Preformatted_20_Text">data/aero/timestep_info/00001/dimensions</text:p>
      <text:p text:style-name="Preformatted_20_Text">data/aero/timestep_info/00001/dimensions_star</text:p>
      <text:p text:style-name="Preformatted_20_Text">data/aero/timestep_info/00001/dist_to_orig/00000</text:p>
      <text:p text:style-name="Preformatted_20_Text">data/aero/timestep_info/00001/dist_to_orig/00001</text:p>
      <text:p text:style-name="Preformatted_20_Text">data/aero/timestep_info/00001/dist_to_orig/00002</text:p>
      <text:p text:style-name="Preformatted_20_Text">data/aero/timestep_info/00001/dist_to_orig/00003</text:p>
      <text:p text:style-name="Preformatted_20_Text">data/aero/timestep_info/00001/dist_to_orig/_read_as</text:p>
      <text:p text:style-name="Preformatted_20_Text">data/aero/timestep_info/00001/dynamic_forces/00000</text:p>
      <text:p text:style-name="Preformatted_20_Text">data/aero/timestep_info/00001/dynamic_forces/00001</text:p>
      <text:p text:style-name="Preformatted_20_Text">data/aero/timestep_info/00001/dynamic_forces/00002</text:p>
      <text:p text:style-name="Preformatted_20_Text">data/aero/timestep_info/00001/dynamic_forces/00003</text:p>
      <text:p text:style-name="Preformatted_20_Text">data/aero/timestep_info/00001/dynamic_forces/_read_as</text:p>
      <text:p text:style-name="Preformatted_20_Text">data/aero/timestep_info/00001/flag_zeta_phantom</text:p>
      <text:p text:style-name="Preformatted_20_Text">data/aero/timestep_info/00001/forces/00000</text:p>
      <text:p text:style-name="Preformatted_20_Text">data/aero/timestep_info/00001/forces/00001</text:p>
      <text:p text:style-name="Preformatted_20_Text">data/aero/timestep_info/00001/forces/00002</text:p>
      <text:p text:style-name="Preformatted_20_Text">data/aero/timestep_info/00001/forces/00003</text:p>
      <text:p text:style-name="Preformatted_20_Text">data/aero/timestep_info/00001/forces/_read_as</text:p>
      <text:p text:style-name="Preformatted_20_Text">data/aero/timestep_info/00001/gamma/00000</text:p>
      <text:p text:style-name="Preformatted_20_Text">data/aero/timestep_info/00001/gamma/00001</text:p>
      <text:p text:style-name="Preformatted_20_Text">data/aero/timestep_info/00001/gamma/00002</text:p>
      <text:p text:style-name="Preformatted_20_Text">data/aero/timestep_info/00001/gamma/00003</text:p>
      <text:p text:style-name="Preformatted_20_Text">data/aero/timestep_info/00001/gamma/_read_as</text:p>
      <text:p text:style-name="Preformatted_20_Text">data/aero/timestep_info/00001/gamma_dot/00000</text:p>
      <text:p text:style-name="Preformatted_20_Text">data/aero/timestep_info/00001/gamma_dot/00001</text:p>
      <text:p text:style-name="Preformatted_20_Text">data/aero/timestep_info/00001/gamma_dot/00002</text:p>
      <text:p text:style-name="Preformatted_20_Text">data/aero/timestep_info/00001/gamma_dot/00003</text:p>
      <text:p text:style-name="Preformatted_20_Text">data/aero/timestep_info/00001/gamma_dot/_read_as</text:p>
      <text:p text:style-name="Preformatted_20_Text">data/aero/timestep_info/00001/gamma_star/00000</text:p>
      <text:p text:style-name="Preformatted_20_Text">data/aero/timestep_info/00001/gamma_star/00001</text:p>
      <text:p text:style-name="Preformatted_20_Text">data/aero/timestep_info/00001/gamma_star/00002</text:p>
      <text:p text:style-name="Preformatted_20_Text">data/aero/timestep_info/00001/gamma_star/00003</text:p>
      <text:p text:style-name="Preformatted_20_Text">data/aero/timestep_info/00001/gamma_star/_read_as</text:p>
      <text:p text:style-name="Preformatted_20_Text">data/aero/timestep_info/00001/in_global_AFoR</text:p>
      <text:p text:style-name="Preformatted_20_Text">data/aero/timestep_info/00001/inertial_steady_forces</text:p>
      <text:p text:style-name="Preformatted_20_Text">data/aero/timestep_info/00001/inertial_unsteady_forces</text:p>
      <text:p text:style-name="Preformatted_20_Text">data/aero/timestep_info/00001/n_surf</text:p>
      <text:p text:style-name="Preformatted_20_Text">data/aero/timestep_info/00001/normals/00000</text:p>
      <text:p text:style-name="Preformatted_20_Text">data/aero/timestep_info/00001/normals/00001</text:p>
      <text:p text:style-name="Preformatted_20_Text">data/aero/timestep_info/00001/normals/00002</text:p>
      <text:p text:style-name="Preformatted_20_Text">data/aero/timestep_info/00001/normals/00003</text:p>
      <text:p text:style-name="Preformatted_20_Text">data/aero/timestep_info/00001/normals/_read_as</text:p>
      <text:p text:style-name="Preformatted_20_Text">data/aero/timestep_info/00001/postproc_cell/_read_as</text:p>
      <text:p text:style-name="Preformatted_20_Text">data/aero/timestep_info/00001/postproc_node/_read_as</text:p>
      <text:p text:style-name="Preformatted_20_Text">data/aero/timestep_info/00001/u_ext/00000</text:p>
      <text:p text:style-name="Preformatted_20_Text"><text:soft-page-break/>data/aero/timestep_info/00001/u_ext/00001</text:p>
      <text:p text:style-name="Preformatted_20_Text">data/aero/timestep_info/00001/u_ext/00002</text:p>
      <text:p text:style-name="Preformatted_20_Text">data/aero/timestep_info/00001/u_ext/00003</text:p>
      <text:p text:style-name="Preformatted_20_Text">data/aero/timestep_info/00001/u_ext/_read_as</text:p>
      <text:p text:style-name="Preformatted_20_Text">data/aero/timestep_info/00001/u_ext_star/00000</text:p>
      <text:p text:style-name="Preformatted_20_Text">data/aero/timestep_info/00001/u_ext_star/00001</text:p>
      <text:p text:style-name="Preformatted_20_Text">data/aero/timestep_info/00001/u_ext_star/00002</text:p>
      <text:p text:style-name="Preformatted_20_Text">data/aero/timestep_info/00001/u_ext_star/00003</text:p>
      <text:p text:style-name="Preformatted_20_Text">data/aero/timestep_info/00001/u_ext_star/_read_as</text:p>
      <text:p text:style-name="Preformatted_20_Text">data/aero/timestep_info/00001/wake_conv_vel/00000</text:p>
      <text:p text:style-name="Preformatted_20_Text">data/aero/timestep_info/00001/wake_conv_vel/00001</text:p>
      <text:p text:style-name="Preformatted_20_Text">data/aero/timestep_info/00001/wake_conv_vel/00002</text:p>
      <text:p text:style-name="Preformatted_20_Text">data/aero/timestep_info/00001/wake_conv_vel/00003</text:p>
      <text:p text:style-name="Preformatted_20_Text">data/aero/timestep_info/00001/wake_conv_vel/_read_as</text:p>
      <text:p text:style-name="Preformatted_20_Text">data/aero/timestep_info/00001/zeta/00000</text:p>
      <text:p text:style-name="Preformatted_20_Text">data/aero/timestep_info/00001/zeta/00001</text:p>
      <text:p text:style-name="Preformatted_20_Text">data/aero/timestep_info/00001/zeta/00002</text:p>
      <text:p text:style-name="Preformatted_20_Text">data/aero/timestep_info/00001/zeta/00003</text:p>
      <text:p text:style-name="Preformatted_20_Text">data/aero/timestep_info/00001/zeta/_read_as</text:p>
      <text:p text:style-name="Preformatted_20_Text">data/aero/timestep_info/00001/zeta_dot/00000</text:p>
      <text:p text:style-name="Preformatted_20_Text">data/aero/timestep_info/00001/zeta_dot/00001</text:p>
      <text:p text:style-name="Preformatted_20_Text">data/aero/timestep_info/00001/zeta_dot/00002</text:p>
      <text:p text:style-name="Preformatted_20_Text">data/aero/timestep_info/00001/zeta_dot/00003</text:p>
      <text:p text:style-name="Preformatted_20_Text">data/aero/timestep_info/00001/zeta_dot/_read_as</text:p>
      <text:p text:style-name="Preformatted_20_Text">data/aero/timestep_info/00001/zeta_star/00000</text:p>
      <text:p text:style-name="Preformatted_20_Text">data/aero/timestep_info/00001/zeta_star/00001</text:p>
      <text:p text:style-name="Preformatted_20_Text">data/aero/timestep_info/00001/zeta_star/00002</text:p>
      <text:p text:style-name="Preformatted_20_Text">data/aero/timestep_info/00001/zeta_star/00003</text:p>
      <text:p text:style-name="Preformatted_20_Text">data/aero/timestep_info/00001/zeta_star/_read_as</text:p>
      <text:p text:style-name="Preformatted_20_Text">data/aero/timestep_info/00002/_read_as</text:p>
      <text:p text:style-name="Preformatted_20_Text">data/aero/timestep_info/00002/body_steady_forces</text:p>
      <text:p text:style-name="Preformatted_20_Text">data/aero/timestep_info/00002/body_unsteady_forces</text:p>
      <text:p text:style-name="Preformatted_20_Text">data/aero/timestep_info/00002/control_surface_deflection</text:p>
      <text:p text:style-name="Preformatted_20_Text">data/aero/timestep_info/00002/ct_dimensions</text:p>
      <text:p text:style-name="Preformatted_20_Text">data/aero/timestep_info/00002/ct_dimensions_star</text:p>
      <text:p text:style-name="Preformatted_20_Text">data/aero/timestep_info/00002/dimensions</text:p>
      <text:p text:style-name="Preformatted_20_Text">data/aero/timestep_info/00002/dimensions_star</text:p>
      <text:p text:style-name="Preformatted_20_Text">data/aero/timestep_info/00002/dist_to_orig/00000</text:p>
      <text:p text:style-name="Preformatted_20_Text">data/aero/timestep_info/00002/dist_to_orig/00001</text:p>
      <text:p text:style-name="Preformatted_20_Text">data/aero/timestep_info/00002/dist_to_orig/00002</text:p>
      <text:p text:style-name="Preformatted_20_Text">data/aero/timestep_info/00002/dist_to_orig/00003</text:p>
      <text:p text:style-name="Preformatted_20_Text">data/aero/timestep_info/00002/dist_to_orig/_read_as</text:p>
      <text:p text:style-name="Preformatted_20_Text">data/aero/timestep_info/00002/dynamic_forces/00000</text:p>
      <text:p text:style-name="Preformatted_20_Text">data/aero/timestep_info/00002/dynamic_forces/00001</text:p>
      <text:p text:style-name="Preformatted_20_Text">data/aero/timestep_info/00002/dynamic_forces/00002</text:p>
      <text:p text:style-name="Preformatted_20_Text">data/aero/timestep_info/00002/dynamic_forces/00003</text:p>
      <text:p text:style-name="Preformatted_20_Text">data/aero/timestep_info/00002/dynamic_forces/_read_as</text:p>
      <text:p text:style-name="Preformatted_20_Text">data/aero/timestep_info/00002/flag_zeta_phantom</text:p>
      <text:p text:style-name="Preformatted_20_Text">data/aero/timestep_info/00002/forces/00000</text:p>
      <text:p text:style-name="Preformatted_20_Text">data/aero/timestep_info/00002/forces/00001</text:p>
      <text:p text:style-name="Preformatted_20_Text">data/aero/timestep_info/00002/forces/00002</text:p>
      <text:p text:style-name="Preformatted_20_Text">data/aero/timestep_info/00002/forces/00003</text:p>
      <text:p text:style-name="Preformatted_20_Text">data/aero/timestep_info/00002/forces/_read_as</text:p>
      <text:p text:style-name="Preformatted_20_Text">data/aero/timestep_info/00002/gamma/00000</text:p>
      <text:p text:style-name="Preformatted_20_Text">data/aero/timestep_info/00002/gamma/00001</text:p>
      <text:p text:style-name="Preformatted_20_Text">data/aero/timestep_info/00002/gamma/00002</text:p>
      <text:p text:style-name="Preformatted_20_Text">data/aero/timestep_info/00002/gamma/00003</text:p>
      <text:p text:style-name="Preformatted_20_Text">data/aero/timestep_info/00002/gamma/_read_as</text:p>
      <text:p text:style-name="Preformatted_20_Text">data/aero/timestep_info/00002/gamma_dot/00000</text:p>
      <text:p text:style-name="Preformatted_20_Text">data/aero/timestep_info/00002/gamma_dot/00001</text:p>
      <text:p text:style-name="Preformatted_20_Text">data/aero/timestep_info/00002/gamma_dot/00002</text:p>
      <text:p text:style-name="Preformatted_20_Text">data/aero/timestep_info/00002/gamma_dot/00003</text:p>
      <text:p text:style-name="Preformatted_20_Text">data/aero/timestep_info/00002/gamma_dot/_read_as</text:p>
      <text:p text:style-name="Preformatted_20_Text">data/aero/timestep_info/00002/gamma_star/00000</text:p>
      <text:p text:style-name="Preformatted_20_Text"><text:soft-page-break/>data/aero/timestep_info/00002/gamma_star/00001</text:p>
      <text:p text:style-name="Preformatted_20_Text">data/aero/timestep_info/00002/gamma_star/00002</text:p>
      <text:p text:style-name="Preformatted_20_Text">data/aero/timestep_info/00002/gamma_star/00003</text:p>
      <text:p text:style-name="Preformatted_20_Text">data/aero/timestep_info/00002/gamma_star/_read_as</text:p>
      <text:p text:style-name="Preformatted_20_Text">data/aero/timestep_info/00002/in_global_AFoR</text:p>
      <text:p text:style-name="Preformatted_20_Text">data/aero/timestep_info/00002/inertial_steady_forces</text:p>
      <text:p text:style-name="Preformatted_20_Text">data/aero/timestep_info/00002/inertial_unsteady_forces</text:p>
      <text:p text:style-name="Preformatted_20_Text">data/aero/timestep_info/00002/n_surf</text:p>
      <text:p text:style-name="Preformatted_20_Text">data/aero/timestep_info/00002/normals/00000</text:p>
      <text:p text:style-name="Preformatted_20_Text">data/aero/timestep_info/00002/normals/00001</text:p>
      <text:p text:style-name="Preformatted_20_Text">data/aero/timestep_info/00002/normals/00002</text:p>
      <text:p text:style-name="Preformatted_20_Text">data/aero/timestep_info/00002/normals/00003</text:p>
      <text:p text:style-name="Preformatted_20_Text">data/aero/timestep_info/00002/normals/_read_as</text:p>
      <text:p text:style-name="Preformatted_20_Text">data/aero/timestep_info/00002/postproc_cell/_read_as</text:p>
      <text:p text:style-name="Preformatted_20_Text">data/aero/timestep_info/00002/postproc_node/_read_as</text:p>
      <text:p text:style-name="Preformatted_20_Text">data/aero/timestep_info/00002/u_ext/00000</text:p>
      <text:p text:style-name="Preformatted_20_Text">data/aero/timestep_info/00002/u_ext/00001</text:p>
      <text:p text:style-name="Preformatted_20_Text">data/aero/timestep_info/00002/u_ext/00002</text:p>
      <text:p text:style-name="Preformatted_20_Text">data/aero/timestep_info/00002/u_ext/00003</text:p>
      <text:p text:style-name="Preformatted_20_Text">data/aero/timestep_info/00002/u_ext/_read_as</text:p>
      <text:p text:style-name="Preformatted_20_Text">data/aero/timestep_info/00002/u_ext_star/00000</text:p>
      <text:p text:style-name="Preformatted_20_Text">data/aero/timestep_info/00002/u_ext_star/00001</text:p>
      <text:p text:style-name="Preformatted_20_Text">data/aero/timestep_info/00002/u_ext_star/00002</text:p>
      <text:p text:style-name="Preformatted_20_Text">data/aero/timestep_info/00002/u_ext_star/00003</text:p>
      <text:p text:style-name="Preformatted_20_Text">data/aero/timestep_info/00002/u_ext_star/_read_as</text:p>
      <text:p text:style-name="Preformatted_20_Text">data/aero/timestep_info/00002/wake_conv_vel/00000</text:p>
      <text:p text:style-name="Preformatted_20_Text">data/aero/timestep_info/00002/wake_conv_vel/00001</text:p>
      <text:p text:style-name="Preformatted_20_Text">data/aero/timestep_info/00002/wake_conv_vel/00002</text:p>
      <text:p text:style-name="Preformatted_20_Text">data/aero/timestep_info/00002/wake_conv_vel/00003</text:p>
      <text:p text:style-name="Preformatted_20_Text">data/aero/timestep_info/00002/wake_conv_vel/_read_as</text:p>
      <text:p text:style-name="Preformatted_20_Text">data/aero/timestep_info/00002/zeta/00000</text:p>
      <text:p text:style-name="Preformatted_20_Text">data/aero/timestep_info/00002/zeta/00001</text:p>
      <text:p text:style-name="Preformatted_20_Text">data/aero/timestep_info/00002/zeta/00002</text:p>
      <text:p text:style-name="Preformatted_20_Text">data/aero/timestep_info/00002/zeta/00003</text:p>
      <text:p text:style-name="Preformatted_20_Text">data/aero/timestep_info/00002/zeta/_read_as</text:p>
      <text:p text:style-name="Preformatted_20_Text">data/aero/timestep_info/00002/zeta_dot/00000</text:p>
      <text:p text:style-name="Preformatted_20_Text">data/aero/timestep_info/00002/zeta_dot/00001</text:p>
      <text:p text:style-name="Preformatted_20_Text">data/aero/timestep_info/00002/zeta_dot/00002</text:p>
      <text:p text:style-name="Preformatted_20_Text">data/aero/timestep_info/00002/zeta_dot/00003</text:p>
      <text:p text:style-name="Preformatted_20_Text">data/aero/timestep_info/00002/zeta_dot/_read_as</text:p>
      <text:p text:style-name="Preformatted_20_Text">data/aero/timestep_info/00002/zeta_star/00000</text:p>
      <text:p text:style-name="Preformatted_20_Text">data/aero/timestep_info/00002/zeta_star/00001</text:p>
      <text:p text:style-name="Preformatted_20_Text">data/aero/timestep_info/00002/zeta_star/00002</text:p>
      <text:p text:style-name="Preformatted_20_Text">data/aero/timestep_info/00002/zeta_star/00003</text:p>
      <text:p text:style-name="Preformatted_20_Text">data/aero/timestep_info/00002/zeta_star/_read_as</text:p>
      <text:p text:style-name="Preformatted_20_Text">data/aero/timestep_info/00003/_read_as</text:p>
      <text:p text:style-name="Preformatted_20_Text">data/aero/timestep_info/00003/body_steady_forces</text:p>
      <text:p text:style-name="Preformatted_20_Text">data/aero/timestep_info/00003/body_unsteady_forces</text:p>
      <text:p text:style-name="Preformatted_20_Text">data/aero/timestep_info/00003/control_surface_deflection</text:p>
      <text:p text:style-name="Preformatted_20_Text">data/aero/timestep_info/00003/ct_dimensions</text:p>
      <text:p text:style-name="Preformatted_20_Text">data/aero/timestep_info/00003/ct_dimensions_star</text:p>
      <text:p text:style-name="Preformatted_20_Text">data/aero/timestep_info/00003/dimensions</text:p>
      <text:p text:style-name="Preformatted_20_Text">data/aero/timestep_info/00003/dimensions_star</text:p>
      <text:p text:style-name="Preformatted_20_Text">data/aero/timestep_info/00003/dist_to_orig/00000</text:p>
      <text:p text:style-name="Preformatted_20_Text">data/aero/timestep_info/00003/dist_to_orig/00001</text:p>
      <text:p text:style-name="Preformatted_20_Text">data/aero/timestep_info/00003/dist_to_orig/00002</text:p>
      <text:p text:style-name="Preformatted_20_Text">data/aero/timestep_info/00003/dist_to_orig/00003</text:p>
      <text:p text:style-name="Preformatted_20_Text">data/aero/timestep_info/00003/dist_to_orig/_read_as</text:p>
      <text:p text:style-name="Preformatted_20_Text">data/aero/timestep_info/00003/dynamic_forces/00000</text:p>
      <text:p text:style-name="Preformatted_20_Text">data/aero/timestep_info/00003/dynamic_forces/00001</text:p>
      <text:p text:style-name="Preformatted_20_Text">data/aero/timestep_info/00003/dynamic_forces/00002</text:p>
      <text:p text:style-name="Preformatted_20_Text">data/aero/timestep_info/00003/dynamic_forces/00003</text:p>
      <text:p text:style-name="Preformatted_20_Text">data/aero/timestep_info/00003/dynamic_forces/_read_as</text:p>
      <text:p text:style-name="Preformatted_20_Text">data/aero/timestep_info/00003/flag_zeta_phantom</text:p>
      <text:p text:style-name="Preformatted_20_Text"><text:soft-page-break/>data/aero/timestep_info/00003/forces/00000</text:p>
      <text:p text:style-name="Preformatted_20_Text">data/aero/timestep_info/00003/forces/00001</text:p>
      <text:p text:style-name="Preformatted_20_Text">data/aero/timestep_info/00003/forces/00002</text:p>
      <text:p text:style-name="Preformatted_20_Text">data/aero/timestep_info/00003/forces/00003</text:p>
      <text:p text:style-name="Preformatted_20_Text">data/aero/timestep_info/00003/forces/_read_as</text:p>
      <text:p text:style-name="Preformatted_20_Text">data/aero/timestep_info/00003/gamma/00000</text:p>
      <text:p text:style-name="Preformatted_20_Text">data/aero/timestep_info/00003/gamma/00001</text:p>
      <text:p text:style-name="Preformatted_20_Text">data/aero/timestep_info/00003/gamma/00002</text:p>
      <text:p text:style-name="Preformatted_20_Text">data/aero/timestep_info/00003/gamma/00003</text:p>
      <text:p text:style-name="Preformatted_20_Text">data/aero/timestep_info/00003/gamma/_read_as</text:p>
      <text:p text:style-name="Preformatted_20_Text">data/aero/timestep_info/00003/gamma_dot/00000</text:p>
      <text:p text:style-name="Preformatted_20_Text">data/aero/timestep_info/00003/gamma_dot/00001</text:p>
      <text:p text:style-name="Preformatted_20_Text">data/aero/timestep_info/00003/gamma_dot/00002</text:p>
      <text:p text:style-name="Preformatted_20_Text">data/aero/timestep_info/00003/gamma_dot/00003</text:p>
      <text:p text:style-name="Preformatted_20_Text">data/aero/timestep_info/00003/gamma_dot/_read_as</text:p>
      <text:p text:style-name="Preformatted_20_Text">data/aero/timestep_info/00003/gamma_star/00000</text:p>
      <text:p text:style-name="Preformatted_20_Text">data/aero/timestep_info/00003/gamma_star/00001</text:p>
      <text:p text:style-name="Preformatted_20_Text">data/aero/timestep_info/00003/gamma_star/00002</text:p>
      <text:p text:style-name="Preformatted_20_Text">data/aero/timestep_info/00003/gamma_star/00003</text:p>
      <text:p text:style-name="Preformatted_20_Text">data/aero/timestep_info/00003/gamma_star/_read_as</text:p>
      <text:p text:style-name="Preformatted_20_Text">data/aero/timestep_info/00003/in_global_AFoR</text:p>
      <text:p text:style-name="Preformatted_20_Text">data/aero/timestep_info/00003/inertial_steady_forces</text:p>
      <text:p text:style-name="Preformatted_20_Text">data/aero/timestep_info/00003/inertial_unsteady_forces</text:p>
      <text:p text:style-name="Preformatted_20_Text">data/aero/timestep_info/00003/n_surf</text:p>
      <text:p text:style-name="Preformatted_20_Text">data/aero/timestep_info/00003/normals/00000</text:p>
      <text:p text:style-name="Preformatted_20_Text">data/aero/timestep_info/00003/normals/00001</text:p>
      <text:p text:style-name="Preformatted_20_Text">data/aero/timestep_info/00003/normals/00002</text:p>
      <text:p text:style-name="Preformatted_20_Text">data/aero/timestep_info/00003/normals/00003</text:p>
      <text:p text:style-name="Preformatted_20_Text">data/aero/timestep_info/00003/normals/_read_as</text:p>
      <text:p text:style-name="Preformatted_20_Text">data/aero/timestep_info/00003/postproc_cell/_read_as</text:p>
      <text:p text:style-name="Preformatted_20_Text">data/aero/timestep_info/00003/postproc_node/_read_as</text:p>
      <text:p text:style-name="Preformatted_20_Text">data/aero/timestep_info/00003/u_ext/00000</text:p>
      <text:p text:style-name="Preformatted_20_Text">data/aero/timestep_info/00003/u_ext/00001</text:p>
      <text:p text:style-name="Preformatted_20_Text">data/aero/timestep_info/00003/u_ext/00002</text:p>
      <text:p text:style-name="Preformatted_20_Text">data/aero/timestep_info/00003/u_ext/00003</text:p>
      <text:p text:style-name="Preformatted_20_Text">data/aero/timestep_info/00003/u_ext/_read_as</text:p>
      <text:p text:style-name="Preformatted_20_Text">data/aero/timestep_info/00003/u_ext_star/00000</text:p>
      <text:p text:style-name="Preformatted_20_Text">data/aero/timestep_info/00003/u_ext_star/00001</text:p>
      <text:p text:style-name="Preformatted_20_Text">data/aero/timestep_info/00003/u_ext_star/00002</text:p>
      <text:p text:style-name="Preformatted_20_Text">data/aero/timestep_info/00003/u_ext_star/00003</text:p>
      <text:p text:style-name="Preformatted_20_Text">data/aero/timestep_info/00003/u_ext_star/_read_as</text:p>
      <text:p text:style-name="Preformatted_20_Text">data/aero/timestep_info/00003/wake_conv_vel/00000</text:p>
      <text:p text:style-name="Preformatted_20_Text">data/aero/timestep_info/00003/wake_conv_vel/00001</text:p>
      <text:p text:style-name="Preformatted_20_Text">data/aero/timestep_info/00003/wake_conv_vel/00002</text:p>
      <text:p text:style-name="Preformatted_20_Text">data/aero/timestep_info/00003/wake_conv_vel/00003</text:p>
      <text:p text:style-name="Preformatted_20_Text">data/aero/timestep_info/00003/wake_conv_vel/_read_as</text:p>
      <text:p text:style-name="Preformatted_20_Text">data/aero/timestep_info/00003/zeta/00000</text:p>
      <text:p text:style-name="Preformatted_20_Text">data/aero/timestep_info/00003/zeta/00001</text:p>
      <text:p text:style-name="Preformatted_20_Text">data/aero/timestep_info/00003/zeta/00002</text:p>
      <text:p text:style-name="Preformatted_20_Text">data/aero/timestep_info/00003/zeta/00003</text:p>
      <text:p text:style-name="Preformatted_20_Text">data/aero/timestep_info/00003/zeta/_read_as</text:p>
      <text:p text:style-name="Preformatted_20_Text">data/aero/timestep_info/00003/zeta_dot/00000</text:p>
      <text:p text:style-name="Preformatted_20_Text">data/aero/timestep_info/00003/zeta_dot/00001</text:p>
      <text:p text:style-name="Preformatted_20_Text">data/aero/timestep_info/00003/zeta_dot/00002</text:p>
      <text:p text:style-name="Preformatted_20_Text">data/aero/timestep_info/00003/zeta_dot/00003</text:p>
      <text:p text:style-name="Preformatted_20_Text">data/aero/timestep_info/00003/zeta_dot/_read_as</text:p>
      <text:p text:style-name="Preformatted_20_Text">data/aero/timestep_info/00003/zeta_star/00000</text:p>
      <text:p text:style-name="Preformatted_20_Text">data/aero/timestep_info/00003/zeta_star/00001</text:p>
      <text:p text:style-name="Preformatted_20_Text">data/aero/timestep_info/00003/zeta_star/00002</text:p>
      <text:p text:style-name="Preformatted_20_Text">data/aero/timestep_info/00003/zeta_star/00003</text:p>
      <text:p text:style-name="Preformatted_20_Text">data/aero/timestep_info/00003/zeta_star/_read_as</text:p>
      <text:p text:style-name="Preformatted_20_Text">data/aero/timestep_info/00004/_read_as</text:p>
      <text:p text:style-name="Preformatted_20_Text">data/aero/timestep_info/00004/body_steady_forces</text:p>
      <text:p text:style-name="Preformatted_20_Text">data/aero/timestep_info/00004/body_unsteady_forces</text:p>
      <text:p text:style-name="Preformatted_20_Text"><text:soft-page-break/>data/aero/timestep_info/00004/control_surface_deflection</text:p>
      <text:p text:style-name="Preformatted_20_Text">data/aero/timestep_info/00004/ct_dimensions</text:p>
      <text:p text:style-name="Preformatted_20_Text">data/aero/timestep_info/00004/ct_dimensions_star</text:p>
      <text:p text:style-name="Preformatted_20_Text">data/aero/timestep_info/00004/dimensions</text:p>
      <text:p text:style-name="Preformatted_20_Text">data/aero/timestep_info/00004/dimensions_star</text:p>
      <text:p text:style-name="Preformatted_20_Text">data/aero/timestep_info/00004/dist_to_orig/00000</text:p>
      <text:p text:style-name="Preformatted_20_Text">data/aero/timestep_info/00004/dist_to_orig/00001</text:p>
      <text:p text:style-name="Preformatted_20_Text">data/aero/timestep_info/00004/dist_to_orig/00002</text:p>
      <text:p text:style-name="Preformatted_20_Text">data/aero/timestep_info/00004/dist_to_orig/00003</text:p>
      <text:p text:style-name="Preformatted_20_Text">data/aero/timestep_info/00004/dist_to_orig/_read_as</text:p>
      <text:p text:style-name="Preformatted_20_Text">data/aero/timestep_info/00004/dynamic_forces/00000</text:p>
      <text:p text:style-name="Preformatted_20_Text">data/aero/timestep_info/00004/dynamic_forces/00001</text:p>
      <text:p text:style-name="Preformatted_20_Text">data/aero/timestep_info/00004/dynamic_forces/00002</text:p>
      <text:p text:style-name="Preformatted_20_Text">data/aero/timestep_info/00004/dynamic_forces/00003</text:p>
      <text:p text:style-name="Preformatted_20_Text">data/aero/timestep_info/00004/dynamic_forces/_read_as</text:p>
      <text:p text:style-name="Preformatted_20_Text">data/aero/timestep_info/00004/flag_zeta_phantom</text:p>
      <text:p text:style-name="Preformatted_20_Text">data/aero/timestep_info/00004/forces/00000</text:p>
      <text:p text:style-name="Preformatted_20_Text">data/aero/timestep_info/00004/forces/00001</text:p>
      <text:p text:style-name="Preformatted_20_Text">data/aero/timestep_info/00004/forces/00002</text:p>
      <text:p text:style-name="Preformatted_20_Text">data/aero/timestep_info/00004/forces/00003</text:p>
      <text:p text:style-name="Preformatted_20_Text">data/aero/timestep_info/00004/forces/_read_as</text:p>
      <text:p text:style-name="Preformatted_20_Text">data/aero/timestep_info/00004/gamma/00000</text:p>
      <text:p text:style-name="Preformatted_20_Text">data/aero/timestep_info/00004/gamma/00001</text:p>
      <text:p text:style-name="Preformatted_20_Text">data/aero/timestep_info/00004/gamma/00002</text:p>
      <text:p text:style-name="Preformatted_20_Text">data/aero/timestep_info/00004/gamma/00003</text:p>
      <text:p text:style-name="Preformatted_20_Text">data/aero/timestep_info/00004/gamma/_read_as</text:p>
      <text:p text:style-name="Preformatted_20_Text">data/aero/timestep_info/00004/gamma_dot/00000</text:p>
      <text:p text:style-name="Preformatted_20_Text">data/aero/timestep_info/00004/gamma_dot/00001</text:p>
      <text:p text:style-name="Preformatted_20_Text">data/aero/timestep_info/00004/gamma_dot/00002</text:p>
      <text:p text:style-name="Preformatted_20_Text">data/aero/timestep_info/00004/gamma_dot/00003</text:p>
      <text:p text:style-name="Preformatted_20_Text">data/aero/timestep_info/00004/gamma_dot/_read_as</text:p>
      <text:p text:style-name="Preformatted_20_Text">data/aero/timestep_info/00004/gamma_star/00000</text:p>
      <text:p text:style-name="Preformatted_20_Text">data/aero/timestep_info/00004/gamma_star/00001</text:p>
      <text:p text:style-name="Preformatted_20_Text">data/aero/timestep_info/00004/gamma_star/00002</text:p>
      <text:p text:style-name="Preformatted_20_Text">data/aero/timestep_info/00004/gamma_star/00003</text:p>
      <text:p text:style-name="Preformatted_20_Text">data/aero/timestep_info/00004/gamma_star/_read_as</text:p>
      <text:p text:style-name="Preformatted_20_Text">data/aero/timestep_info/00004/in_global_AFoR</text:p>
      <text:p text:style-name="Preformatted_20_Text">data/aero/timestep_info/00004/inertial_steady_forces</text:p>
      <text:p text:style-name="Preformatted_20_Text">data/aero/timestep_info/00004/inertial_unsteady_forces</text:p>
      <text:p text:style-name="Preformatted_20_Text">data/aero/timestep_info/00004/n_surf</text:p>
      <text:p text:style-name="Preformatted_20_Text">data/aero/timestep_info/00004/normals/00000</text:p>
      <text:p text:style-name="Preformatted_20_Text">data/aero/timestep_info/00004/normals/00001</text:p>
      <text:p text:style-name="Preformatted_20_Text">data/aero/timestep_info/00004/normals/00002</text:p>
      <text:p text:style-name="Preformatted_20_Text">data/aero/timestep_info/00004/normals/00003</text:p>
      <text:p text:style-name="Preformatted_20_Text">data/aero/timestep_info/00004/normals/_read_as</text:p>
      <text:p text:style-name="Preformatted_20_Text">data/aero/timestep_info/00004/postproc_cell/_read_as</text:p>
      <text:p text:style-name="Preformatted_20_Text">data/aero/timestep_info/00004/postproc_node/_read_as</text:p>
      <text:p text:style-name="Preformatted_20_Text">data/aero/timestep_info/00004/u_ext/00000</text:p>
      <text:p text:style-name="Preformatted_20_Text">data/aero/timestep_info/00004/u_ext/00001</text:p>
      <text:p text:style-name="Preformatted_20_Text">data/aero/timestep_info/00004/u_ext/00002</text:p>
      <text:p text:style-name="Preformatted_20_Text">data/aero/timestep_info/00004/u_ext/00003</text:p>
      <text:p text:style-name="Preformatted_20_Text">data/aero/timestep_info/00004/u_ext/_read_as</text:p>
      <text:p text:style-name="Preformatted_20_Text">data/aero/timestep_info/00004/u_ext_star/00000</text:p>
      <text:p text:style-name="Preformatted_20_Text">data/aero/timestep_info/00004/u_ext_star/00001</text:p>
      <text:p text:style-name="Preformatted_20_Text">data/aero/timestep_info/00004/u_ext_star/00002</text:p>
      <text:p text:style-name="Preformatted_20_Text">data/aero/timestep_info/00004/u_ext_star/00003</text:p>
      <text:p text:style-name="Preformatted_20_Text">data/aero/timestep_info/00004/u_ext_star/_read_as</text:p>
      <text:p text:style-name="Preformatted_20_Text">data/aero/timestep_info/00004/wake_conv_vel/00000</text:p>
      <text:p text:style-name="Preformatted_20_Text">data/aero/timestep_info/00004/wake_conv_vel/00001</text:p>
      <text:p text:style-name="Preformatted_20_Text">data/aero/timestep_info/00004/wake_conv_vel/00002</text:p>
      <text:p text:style-name="Preformatted_20_Text">data/aero/timestep_info/00004/wake_conv_vel/00003</text:p>
      <text:p text:style-name="Preformatted_20_Text">data/aero/timestep_info/00004/wake_conv_vel/_read_as</text:p>
      <text:p text:style-name="Preformatted_20_Text">data/aero/timestep_info/00004/zeta/00000</text:p>
      <text:p text:style-name="Preformatted_20_Text">data/aero/timestep_info/00004/zeta/00001</text:p>
      <text:p text:style-name="Preformatted_20_Text"><text:soft-page-break/>data/aero/timestep_info/00004/zeta/00002</text:p>
      <text:p text:style-name="Preformatted_20_Text">data/aero/timestep_info/00004/zeta/00003</text:p>
      <text:p text:style-name="Preformatted_20_Text">data/aero/timestep_info/00004/zeta/_read_as</text:p>
      <text:p text:style-name="Preformatted_20_Text">data/aero/timestep_info/00004/zeta_dot/00000</text:p>
      <text:p text:style-name="Preformatted_20_Text">data/aero/timestep_info/00004/zeta_dot/00001</text:p>
      <text:p text:style-name="Preformatted_20_Text">data/aero/timestep_info/00004/zeta_dot/00002</text:p>
      <text:p text:style-name="Preformatted_20_Text">data/aero/timestep_info/00004/zeta_dot/00003</text:p>
      <text:p text:style-name="Preformatted_20_Text">data/aero/timestep_info/00004/zeta_dot/_read_as</text:p>
      <text:p text:style-name="Preformatted_20_Text">data/aero/timestep_info/00004/zeta_star/00000</text:p>
      <text:p text:style-name="Preformatted_20_Text">data/aero/timestep_info/00004/zeta_star/00001</text:p>
      <text:p text:style-name="Preformatted_20_Text">data/aero/timestep_info/00004/zeta_star/00002</text:p>
      <text:p text:style-name="Preformatted_20_Text">data/aero/timestep_info/00004/zeta_star/00003</text:p>
      <text:p text:style-name="Preformatted_20_Text">data/aero/timestep_info/00004/zeta_star/_read_as</text:p>
      <text:p text:style-name="Preformatted_20_Text">data/aero/timestep_info/00005/_read_as</text:p>
      <text:p text:style-name="Preformatted_20_Text">data/aero/timestep_info/00005/body_steady_forces</text:p>
      <text:p text:style-name="Preformatted_20_Text">data/aero/timestep_info/00005/body_unsteady_forces</text:p>
      <text:p text:style-name="Preformatted_20_Text">data/aero/timestep_info/00005/control_surface_deflection</text:p>
      <text:p text:style-name="Preformatted_20_Text">data/aero/timestep_info/00005/ct_dimensions</text:p>
      <text:p text:style-name="Preformatted_20_Text">data/aero/timestep_info/00005/ct_dimensions_star</text:p>
      <text:p text:style-name="Preformatted_20_Text">data/aero/timestep_info/00005/dimensions</text:p>
      <text:p text:style-name="Preformatted_20_Text">data/aero/timestep_info/00005/dimensions_star</text:p>
      <text:p text:style-name="Preformatted_20_Text">data/aero/timestep_info/00005/dist_to_orig/00000</text:p>
      <text:p text:style-name="Preformatted_20_Text">data/aero/timestep_info/00005/dist_to_orig/00001</text:p>
      <text:p text:style-name="Preformatted_20_Text">data/aero/timestep_info/00005/dist_to_orig/00002</text:p>
      <text:p text:style-name="Preformatted_20_Text">data/aero/timestep_info/00005/dist_to_orig/00003</text:p>
      <text:p text:style-name="Preformatted_20_Text">data/aero/timestep_info/00005/dist_to_orig/_read_as</text:p>
      <text:p text:style-name="Preformatted_20_Text">data/aero/timestep_info/00005/dynamic_forces/00000</text:p>
      <text:p text:style-name="Preformatted_20_Text">data/aero/timestep_info/00005/dynamic_forces/00001</text:p>
      <text:p text:style-name="Preformatted_20_Text">data/aero/timestep_info/00005/dynamic_forces/00002</text:p>
      <text:p text:style-name="Preformatted_20_Text">data/aero/timestep_info/00005/dynamic_forces/00003</text:p>
      <text:p text:style-name="Preformatted_20_Text">data/aero/timestep_info/00005/dynamic_forces/_read_as</text:p>
      <text:p text:style-name="Preformatted_20_Text">data/aero/timestep_info/00005/flag_zeta_phantom</text:p>
      <text:p text:style-name="Preformatted_20_Text">data/aero/timestep_info/00005/forces/00000</text:p>
      <text:p text:style-name="Preformatted_20_Text">data/aero/timestep_info/00005/forces/00001</text:p>
      <text:p text:style-name="Preformatted_20_Text">data/aero/timestep_info/00005/forces/00002</text:p>
      <text:p text:style-name="Preformatted_20_Text">data/aero/timestep_info/00005/forces/00003</text:p>
      <text:p text:style-name="Preformatted_20_Text">data/aero/timestep_info/00005/forces/_read_as</text:p>
      <text:p text:style-name="Preformatted_20_Text">data/aero/timestep_info/00005/gamma/00000</text:p>
      <text:p text:style-name="Preformatted_20_Text">data/aero/timestep_info/00005/gamma/00001</text:p>
      <text:p text:style-name="Preformatted_20_Text">data/aero/timestep_info/00005/gamma/00002</text:p>
      <text:p text:style-name="Preformatted_20_Text">data/aero/timestep_info/00005/gamma/00003</text:p>
      <text:p text:style-name="Preformatted_20_Text">data/aero/timestep_info/00005/gamma/_read_as</text:p>
      <text:p text:style-name="Preformatted_20_Text">data/aero/timestep_info/00005/gamma_dot/00000</text:p>
      <text:p text:style-name="Preformatted_20_Text">data/aero/timestep_info/00005/gamma_dot/00001</text:p>
      <text:p text:style-name="Preformatted_20_Text">data/aero/timestep_info/00005/gamma_dot/00002</text:p>
      <text:p text:style-name="Preformatted_20_Text">data/aero/timestep_info/00005/gamma_dot/00003</text:p>
      <text:p text:style-name="Preformatted_20_Text">data/aero/timestep_info/00005/gamma_dot/_read_as</text:p>
      <text:p text:style-name="Preformatted_20_Text">data/aero/timestep_info/00005/gamma_star/00000</text:p>
      <text:p text:style-name="Preformatted_20_Text">data/aero/timestep_info/00005/gamma_star/00001</text:p>
      <text:p text:style-name="Preformatted_20_Text">data/aero/timestep_info/00005/gamma_star/00002</text:p>
      <text:p text:style-name="Preformatted_20_Text">data/aero/timestep_info/00005/gamma_star/00003</text:p>
      <text:p text:style-name="Preformatted_20_Text">data/aero/timestep_info/00005/gamma_star/_read_as</text:p>
      <text:p text:style-name="Preformatted_20_Text">data/aero/timestep_info/00005/in_global_AFoR</text:p>
      <text:p text:style-name="Preformatted_20_Text">data/aero/timestep_info/00005/inertial_steady_forces</text:p>
      <text:p text:style-name="Preformatted_20_Text">data/aero/timestep_info/00005/inertial_unsteady_forces</text:p>
      <text:p text:style-name="Preformatted_20_Text">data/aero/timestep_info/00005/n_surf</text:p>
      <text:p text:style-name="Preformatted_20_Text">data/aero/timestep_info/00005/normals/00000</text:p>
      <text:p text:style-name="Preformatted_20_Text">data/aero/timestep_info/00005/normals/00001</text:p>
      <text:p text:style-name="Preformatted_20_Text">data/aero/timestep_info/00005/normals/00002</text:p>
      <text:p text:style-name="Preformatted_20_Text">data/aero/timestep_info/00005/normals/00003</text:p>
      <text:p text:style-name="Preformatted_20_Text">data/aero/timestep_info/00005/normals/_read_as</text:p>
      <text:p text:style-name="Preformatted_20_Text">data/aero/timestep_info/00005/postproc_cell/_read_as</text:p>
      <text:p text:style-name="Preformatted_20_Text">data/aero/timestep_info/00005/postproc_node/_read_as</text:p>
      <text:p text:style-name="Preformatted_20_Text">data/aero/timestep_info/00005/u_ext/00000</text:p>
      <text:p text:style-name="Preformatted_20_Text"><text:soft-page-break/>data/aero/timestep_info/00005/u_ext/00001</text:p>
      <text:p text:style-name="Preformatted_20_Text">data/aero/timestep_info/00005/u_ext/00002</text:p>
      <text:p text:style-name="Preformatted_20_Text">data/aero/timestep_info/00005/u_ext/00003</text:p>
      <text:p text:style-name="Preformatted_20_Text">data/aero/timestep_info/00005/u_ext/_read_as</text:p>
      <text:p text:style-name="Preformatted_20_Text">data/aero/timestep_info/00005/u_ext_star/00000</text:p>
      <text:p text:style-name="Preformatted_20_Text">data/aero/timestep_info/00005/u_ext_star/00001</text:p>
      <text:p text:style-name="Preformatted_20_Text">data/aero/timestep_info/00005/u_ext_star/00002</text:p>
      <text:p text:style-name="Preformatted_20_Text">data/aero/timestep_info/00005/u_ext_star/00003</text:p>
      <text:p text:style-name="Preformatted_20_Text">data/aero/timestep_info/00005/u_ext_star/_read_as</text:p>
      <text:p text:style-name="Preformatted_20_Text">data/aero/timestep_info/00005/wake_conv_vel/00000</text:p>
      <text:p text:style-name="Preformatted_20_Text">data/aero/timestep_info/00005/wake_conv_vel/00001</text:p>
      <text:p text:style-name="Preformatted_20_Text">data/aero/timestep_info/00005/wake_conv_vel/00002</text:p>
      <text:p text:style-name="Preformatted_20_Text">data/aero/timestep_info/00005/wake_conv_vel/00003</text:p>
      <text:p text:style-name="Preformatted_20_Text">data/aero/timestep_info/00005/wake_conv_vel/_read_as</text:p>
      <text:p text:style-name="Preformatted_20_Text">data/aero/timestep_info/00005/zeta/00000</text:p>
      <text:p text:style-name="Preformatted_20_Text">data/aero/timestep_info/00005/zeta/00001</text:p>
      <text:p text:style-name="Preformatted_20_Text">data/aero/timestep_info/00005/zeta/00002</text:p>
      <text:p text:style-name="Preformatted_20_Text">data/aero/timestep_info/00005/zeta/00003</text:p>
      <text:p text:style-name="Preformatted_20_Text">data/aero/timestep_info/00005/zeta/_read_as</text:p>
      <text:p text:style-name="Preformatted_20_Text">data/aero/timestep_info/00005/zeta_dot/00000</text:p>
      <text:p text:style-name="Preformatted_20_Text">data/aero/timestep_info/00005/zeta_dot/00001</text:p>
      <text:p text:style-name="Preformatted_20_Text">data/aero/timestep_info/00005/zeta_dot/00002</text:p>
      <text:p text:style-name="Preformatted_20_Text">data/aero/timestep_info/00005/zeta_dot/00003</text:p>
      <text:p text:style-name="Preformatted_20_Text">data/aero/timestep_info/00005/zeta_dot/_read_as</text:p>
      <text:p text:style-name="Preformatted_20_Text">data/aero/timestep_info/00005/zeta_star/00000</text:p>
      <text:p text:style-name="Preformatted_20_Text">data/aero/timestep_info/00005/zeta_star/00001</text:p>
      <text:p text:style-name="Preformatted_20_Text">data/aero/timestep_info/00005/zeta_star/00002</text:p>
      <text:p text:style-name="Preformatted_20_Text">data/aero/timestep_info/00005/zeta_star/00003</text:p>
      <text:p text:style-name="Preformatted_20_Text">data/aero/timestep_info/00005/zeta_star/_read_as</text:p>
      <text:p text:style-name="Preformatted_20_Text">data/aero/timestep_info/00006/_read_as</text:p>
      <text:p text:style-name="Preformatted_20_Text">data/aero/timestep_info/00006/body_steady_forces</text:p>
      <text:p text:style-name="Preformatted_20_Text">data/aero/timestep_info/00006/body_unsteady_forces</text:p>
      <text:p text:style-name="Preformatted_20_Text">data/aero/timestep_info/00006/control_surface_deflection</text:p>
      <text:p text:style-name="Preformatted_20_Text">data/aero/timestep_info/00006/ct_dimensions</text:p>
      <text:p text:style-name="Preformatted_20_Text">data/aero/timestep_info/00006/ct_dimensions_star</text:p>
      <text:p text:style-name="Preformatted_20_Text">data/aero/timestep_info/00006/dimensions</text:p>
      <text:p text:style-name="Preformatted_20_Text">data/aero/timestep_info/00006/dimensions_star</text:p>
      <text:p text:style-name="Preformatted_20_Text">data/aero/timestep_info/00006/dist_to_orig/00000</text:p>
      <text:p text:style-name="Preformatted_20_Text">data/aero/timestep_info/00006/dist_to_orig/00001</text:p>
      <text:p text:style-name="Preformatted_20_Text">data/aero/timestep_info/00006/dist_to_orig/00002</text:p>
      <text:p text:style-name="Preformatted_20_Text">data/aero/timestep_info/00006/dist_to_orig/00003</text:p>
      <text:p text:style-name="Preformatted_20_Text">data/aero/timestep_info/00006/dist_to_orig/_read_as</text:p>
      <text:p text:style-name="Preformatted_20_Text">data/aero/timestep_info/00006/dynamic_forces/00000</text:p>
      <text:p text:style-name="Preformatted_20_Text">data/aero/timestep_info/00006/dynamic_forces/00001</text:p>
      <text:p text:style-name="Preformatted_20_Text">data/aero/timestep_info/00006/dynamic_forces/00002</text:p>
      <text:p text:style-name="Preformatted_20_Text">data/aero/timestep_info/00006/dynamic_forces/00003</text:p>
      <text:p text:style-name="Preformatted_20_Text">data/aero/timestep_info/00006/dynamic_forces/_read_as</text:p>
      <text:p text:style-name="Preformatted_20_Text">data/aero/timestep_info/00006/flag_zeta_phantom</text:p>
      <text:p text:style-name="Preformatted_20_Text">data/aero/timestep_info/00006/forces/00000</text:p>
      <text:p text:style-name="Preformatted_20_Text">data/aero/timestep_info/00006/forces/00001</text:p>
      <text:p text:style-name="Preformatted_20_Text">data/aero/timestep_info/00006/forces/00002</text:p>
      <text:p text:style-name="Preformatted_20_Text">data/aero/timestep_info/00006/forces/00003</text:p>
      <text:p text:style-name="Preformatted_20_Text">data/aero/timestep_info/00006/forces/_read_as</text:p>
      <text:p text:style-name="Preformatted_20_Text">data/aero/timestep_info/00006/gamma/00000</text:p>
      <text:p text:style-name="Preformatted_20_Text">data/aero/timestep_info/00006/gamma/00001</text:p>
      <text:p text:style-name="Preformatted_20_Text">data/aero/timestep_info/00006/gamma/00002</text:p>
      <text:p text:style-name="Preformatted_20_Text">data/aero/timestep_info/00006/gamma/00003</text:p>
      <text:p text:style-name="Preformatted_20_Text">data/aero/timestep_info/00006/gamma/_read_as</text:p>
      <text:p text:style-name="Preformatted_20_Text">data/aero/timestep_info/00006/gamma_dot/00000</text:p>
      <text:p text:style-name="Preformatted_20_Text">data/aero/timestep_info/00006/gamma_dot/00001</text:p>
      <text:p text:style-name="Preformatted_20_Text">data/aero/timestep_info/00006/gamma_dot/00002</text:p>
      <text:p text:style-name="Preformatted_20_Text">data/aero/timestep_info/00006/gamma_dot/00003</text:p>
      <text:p text:style-name="Preformatted_20_Text">data/aero/timestep_info/00006/gamma_dot/_read_as</text:p>
      <text:p text:style-name="Preformatted_20_Text">data/aero/timestep_info/00006/gamma_star/00000</text:p>
      <text:p text:style-name="Preformatted_20_Text"><text:soft-page-break/>data/aero/timestep_info/00006/gamma_star/00001</text:p>
      <text:p text:style-name="Preformatted_20_Text">data/aero/timestep_info/00006/gamma_star/00002</text:p>
      <text:p text:style-name="Preformatted_20_Text">data/aero/timestep_info/00006/gamma_star/00003</text:p>
      <text:p text:style-name="Preformatted_20_Text">data/aero/timestep_info/00006/gamma_star/_read_as</text:p>
      <text:p text:style-name="Preformatted_20_Text">data/aero/timestep_info/00006/in_global_AFoR</text:p>
      <text:p text:style-name="Preformatted_20_Text">data/aero/timestep_info/00006/inertial_steady_forces</text:p>
      <text:p text:style-name="Preformatted_20_Text">data/aero/timestep_info/00006/inertial_unsteady_forces</text:p>
      <text:p text:style-name="Preformatted_20_Text">data/aero/timestep_info/00006/n_surf</text:p>
      <text:p text:style-name="Preformatted_20_Text">data/aero/timestep_info/00006/normals/00000</text:p>
      <text:p text:style-name="Preformatted_20_Text">data/aero/timestep_info/00006/normals/00001</text:p>
      <text:p text:style-name="Preformatted_20_Text">data/aero/timestep_info/00006/normals/00002</text:p>
      <text:p text:style-name="Preformatted_20_Text">data/aero/timestep_info/00006/normals/00003</text:p>
      <text:p text:style-name="Preformatted_20_Text">data/aero/timestep_info/00006/normals/_read_as</text:p>
      <text:p text:style-name="Preformatted_20_Text">data/aero/timestep_info/00006/postproc_cell/_read_as</text:p>
      <text:p text:style-name="Preformatted_20_Text">data/aero/timestep_info/00006/postproc_node/_read_as</text:p>
      <text:p text:style-name="Preformatted_20_Text">data/aero/timestep_info/00006/u_ext/00000</text:p>
      <text:p text:style-name="Preformatted_20_Text">data/aero/timestep_info/00006/u_ext/00001</text:p>
      <text:p text:style-name="Preformatted_20_Text">data/aero/timestep_info/00006/u_ext/00002</text:p>
      <text:p text:style-name="Preformatted_20_Text">data/aero/timestep_info/00006/u_ext/00003</text:p>
      <text:p text:style-name="Preformatted_20_Text">data/aero/timestep_info/00006/u_ext/_read_as</text:p>
      <text:p text:style-name="Preformatted_20_Text">data/aero/timestep_info/00006/u_ext_star/00000</text:p>
      <text:p text:style-name="Preformatted_20_Text">data/aero/timestep_info/00006/u_ext_star/00001</text:p>
      <text:p text:style-name="Preformatted_20_Text">data/aero/timestep_info/00006/u_ext_star/00002</text:p>
      <text:p text:style-name="Preformatted_20_Text">data/aero/timestep_info/00006/u_ext_star/00003</text:p>
      <text:p text:style-name="Preformatted_20_Text">data/aero/timestep_info/00006/u_ext_star/_read_as</text:p>
      <text:p text:style-name="Preformatted_20_Text">data/aero/timestep_info/00006/wake_conv_vel/00000</text:p>
      <text:p text:style-name="Preformatted_20_Text">data/aero/timestep_info/00006/wake_conv_vel/00001</text:p>
      <text:p text:style-name="Preformatted_20_Text">data/aero/timestep_info/00006/wake_conv_vel/00002</text:p>
      <text:p text:style-name="Preformatted_20_Text">data/aero/timestep_info/00006/wake_conv_vel/00003</text:p>
      <text:p text:style-name="Preformatted_20_Text">data/aero/timestep_info/00006/wake_conv_vel/_read_as</text:p>
      <text:p text:style-name="Preformatted_20_Text">data/aero/timestep_info/00006/zeta/00000</text:p>
      <text:p text:style-name="Preformatted_20_Text">data/aero/timestep_info/00006/zeta/00001</text:p>
      <text:p text:style-name="Preformatted_20_Text">data/aero/timestep_info/00006/zeta/00002</text:p>
      <text:p text:style-name="Preformatted_20_Text">data/aero/timestep_info/00006/zeta/00003</text:p>
      <text:p text:style-name="Preformatted_20_Text">data/aero/timestep_info/00006/zeta/_read_as</text:p>
      <text:p text:style-name="Preformatted_20_Text">data/aero/timestep_info/00006/zeta_dot/00000</text:p>
      <text:p text:style-name="Preformatted_20_Text">data/aero/timestep_info/00006/zeta_dot/00001</text:p>
      <text:p text:style-name="Preformatted_20_Text">data/aero/timestep_info/00006/zeta_dot/00002</text:p>
      <text:p text:style-name="Preformatted_20_Text">data/aero/timestep_info/00006/zeta_dot/00003</text:p>
      <text:p text:style-name="Preformatted_20_Text">data/aero/timestep_info/00006/zeta_dot/_read_as</text:p>
      <text:p text:style-name="Preformatted_20_Text">data/aero/timestep_info/00006/zeta_star/00000</text:p>
      <text:p text:style-name="Preformatted_20_Text">data/aero/timestep_info/00006/zeta_star/00001</text:p>
      <text:p text:style-name="Preformatted_20_Text">data/aero/timestep_info/00006/zeta_star/00002</text:p>
      <text:p text:style-name="Preformatted_20_Text">data/aero/timestep_info/00006/zeta_star/00003</text:p>
      <text:p text:style-name="Preformatted_20_Text">data/aero/timestep_info/00006/zeta_star/_read_as</text:p>
      <text:p text:style-name="Preformatted_20_Text">data/aero/timestep_info/00007/_read_as</text:p>
      <text:p text:style-name="Preformatted_20_Text">data/aero/timestep_info/00007/body_steady_forces</text:p>
      <text:p text:style-name="Preformatted_20_Text">data/aero/timestep_info/00007/body_unsteady_forces</text:p>
      <text:p text:style-name="Preformatted_20_Text">data/aero/timestep_info/00007/control_surface_deflection</text:p>
      <text:p text:style-name="Preformatted_20_Text">data/aero/timestep_info/00007/ct_dimensions</text:p>
      <text:p text:style-name="Preformatted_20_Text">data/aero/timestep_info/00007/ct_dimensions_star</text:p>
      <text:p text:style-name="Preformatted_20_Text">data/aero/timestep_info/00007/dimensions</text:p>
      <text:p text:style-name="Preformatted_20_Text">data/aero/timestep_info/00007/dimensions_star</text:p>
      <text:p text:style-name="Preformatted_20_Text">data/aero/timestep_info/00007/dist_to_orig/00000</text:p>
      <text:p text:style-name="Preformatted_20_Text">data/aero/timestep_info/00007/dist_to_orig/00001</text:p>
      <text:p text:style-name="Preformatted_20_Text">data/aero/timestep_info/00007/dist_to_orig/00002</text:p>
      <text:p text:style-name="Preformatted_20_Text">data/aero/timestep_info/00007/dist_to_orig/00003</text:p>
      <text:p text:style-name="Preformatted_20_Text">data/aero/timestep_info/00007/dist_to_orig/_read_as</text:p>
      <text:p text:style-name="Preformatted_20_Text">data/aero/timestep_info/00007/dynamic_forces/00000</text:p>
      <text:p text:style-name="Preformatted_20_Text">data/aero/timestep_info/00007/dynamic_forces/00001</text:p>
      <text:p text:style-name="Preformatted_20_Text">data/aero/timestep_info/00007/dynamic_forces/00002</text:p>
      <text:p text:style-name="Preformatted_20_Text">data/aero/timestep_info/00007/dynamic_forces/00003</text:p>
      <text:p text:style-name="Preformatted_20_Text">data/aero/timestep_info/00007/dynamic_forces/_read_as</text:p>
      <text:p text:style-name="Preformatted_20_Text">data/aero/timestep_info/00007/flag_zeta_phantom</text:p>
      <text:p text:style-name="Preformatted_20_Text"><text:soft-page-break/>data/aero/timestep_info/00007/forces/00000</text:p>
      <text:p text:style-name="Preformatted_20_Text">data/aero/timestep_info/00007/forces/00001</text:p>
      <text:p text:style-name="Preformatted_20_Text">data/aero/timestep_info/00007/forces/00002</text:p>
      <text:p text:style-name="Preformatted_20_Text">data/aero/timestep_info/00007/forces/00003</text:p>
      <text:p text:style-name="Preformatted_20_Text">data/aero/timestep_info/00007/forces/_read_as</text:p>
      <text:p text:style-name="Preformatted_20_Text">data/aero/timestep_info/00007/gamma/00000</text:p>
      <text:p text:style-name="Preformatted_20_Text">data/aero/timestep_info/00007/gamma/00001</text:p>
      <text:p text:style-name="Preformatted_20_Text">data/aero/timestep_info/00007/gamma/00002</text:p>
      <text:p text:style-name="Preformatted_20_Text">data/aero/timestep_info/00007/gamma/00003</text:p>
      <text:p text:style-name="Preformatted_20_Text">data/aero/timestep_info/00007/gamma/_read_as</text:p>
      <text:p text:style-name="Preformatted_20_Text">data/aero/timestep_info/00007/gamma_dot/00000</text:p>
      <text:p text:style-name="Preformatted_20_Text">data/aero/timestep_info/00007/gamma_dot/00001</text:p>
      <text:p text:style-name="Preformatted_20_Text">data/aero/timestep_info/00007/gamma_dot/00002</text:p>
      <text:p text:style-name="Preformatted_20_Text">data/aero/timestep_info/00007/gamma_dot/00003</text:p>
      <text:p text:style-name="Preformatted_20_Text">data/aero/timestep_info/00007/gamma_dot/_read_as</text:p>
      <text:p text:style-name="Preformatted_20_Text">data/aero/timestep_info/00007/gamma_star/00000</text:p>
      <text:p text:style-name="Preformatted_20_Text">data/aero/timestep_info/00007/gamma_star/00001</text:p>
      <text:p text:style-name="Preformatted_20_Text">data/aero/timestep_info/00007/gamma_star/00002</text:p>
      <text:p text:style-name="Preformatted_20_Text">data/aero/timestep_info/00007/gamma_star/00003</text:p>
      <text:p text:style-name="Preformatted_20_Text">data/aero/timestep_info/00007/gamma_star/_read_as</text:p>
      <text:p text:style-name="Preformatted_20_Text">data/aero/timestep_info/00007/in_global_AFoR</text:p>
      <text:p text:style-name="Preformatted_20_Text">data/aero/timestep_info/00007/inertial_steady_forces</text:p>
      <text:p text:style-name="Preformatted_20_Text">data/aero/timestep_info/00007/inertial_unsteady_forces</text:p>
      <text:p text:style-name="Preformatted_20_Text">data/aero/timestep_info/00007/n_surf</text:p>
      <text:p text:style-name="Preformatted_20_Text">data/aero/timestep_info/00007/normals/00000</text:p>
      <text:p text:style-name="Preformatted_20_Text">data/aero/timestep_info/00007/normals/00001</text:p>
      <text:p text:style-name="Preformatted_20_Text">data/aero/timestep_info/00007/normals/00002</text:p>
      <text:p text:style-name="Preformatted_20_Text">data/aero/timestep_info/00007/normals/00003</text:p>
      <text:p text:style-name="Preformatted_20_Text">data/aero/timestep_info/00007/normals/_read_as</text:p>
      <text:p text:style-name="Preformatted_20_Text">data/aero/timestep_info/00007/postproc_cell/_read_as</text:p>
      <text:p text:style-name="Preformatted_20_Text">data/aero/timestep_info/00007/postproc_node/_read_as</text:p>
      <text:p text:style-name="Preformatted_20_Text">data/aero/timestep_info/00007/u_ext/00000</text:p>
      <text:p text:style-name="Preformatted_20_Text">data/aero/timestep_info/00007/u_ext/00001</text:p>
      <text:p text:style-name="Preformatted_20_Text">data/aero/timestep_info/00007/u_ext/00002</text:p>
      <text:p text:style-name="Preformatted_20_Text">data/aero/timestep_info/00007/u_ext/00003</text:p>
      <text:p text:style-name="Preformatted_20_Text">data/aero/timestep_info/00007/u_ext/_read_as</text:p>
      <text:p text:style-name="Preformatted_20_Text">data/aero/timestep_info/00007/u_ext_star/00000</text:p>
      <text:p text:style-name="Preformatted_20_Text">data/aero/timestep_info/00007/u_ext_star/00001</text:p>
      <text:p text:style-name="Preformatted_20_Text">data/aero/timestep_info/00007/u_ext_star/00002</text:p>
      <text:p text:style-name="Preformatted_20_Text">data/aero/timestep_info/00007/u_ext_star/00003</text:p>
      <text:p text:style-name="Preformatted_20_Text">data/aero/timestep_info/00007/u_ext_star/_read_as</text:p>
      <text:p text:style-name="Preformatted_20_Text">data/aero/timestep_info/00007/wake_conv_vel/00000</text:p>
      <text:p text:style-name="Preformatted_20_Text">data/aero/timestep_info/00007/wake_conv_vel/00001</text:p>
      <text:p text:style-name="Preformatted_20_Text">data/aero/timestep_info/00007/wake_conv_vel/00002</text:p>
      <text:p text:style-name="Preformatted_20_Text">data/aero/timestep_info/00007/wake_conv_vel/00003</text:p>
      <text:p text:style-name="Preformatted_20_Text">data/aero/timestep_info/00007/wake_conv_vel/_read_as</text:p>
      <text:p text:style-name="Preformatted_20_Text">data/aero/timestep_info/00007/zeta/00000</text:p>
      <text:p text:style-name="Preformatted_20_Text">data/aero/timestep_info/00007/zeta/00001</text:p>
      <text:p text:style-name="Preformatted_20_Text">data/aero/timestep_info/00007/zeta/00002</text:p>
      <text:p text:style-name="Preformatted_20_Text">data/aero/timestep_info/00007/zeta/00003</text:p>
      <text:p text:style-name="Preformatted_20_Text">data/aero/timestep_info/00007/zeta/_read_as</text:p>
      <text:p text:style-name="Preformatted_20_Text">data/aero/timestep_info/00007/zeta_dot/00000</text:p>
      <text:p text:style-name="Preformatted_20_Text">data/aero/timestep_info/00007/zeta_dot/00001</text:p>
      <text:p text:style-name="Preformatted_20_Text">data/aero/timestep_info/00007/zeta_dot/00002</text:p>
      <text:p text:style-name="Preformatted_20_Text">data/aero/timestep_info/00007/zeta_dot/00003</text:p>
      <text:p text:style-name="Preformatted_20_Text">data/aero/timestep_info/00007/zeta_dot/_read_as</text:p>
      <text:p text:style-name="Preformatted_20_Text">data/aero/timestep_info/00007/zeta_star/00000</text:p>
      <text:p text:style-name="Preformatted_20_Text">data/aero/timestep_info/00007/zeta_star/00001</text:p>
      <text:p text:style-name="Preformatted_20_Text">data/aero/timestep_info/00007/zeta_star/00002</text:p>
      <text:p text:style-name="Preformatted_20_Text">data/aero/timestep_info/00007/zeta_star/00003</text:p>
      <text:p text:style-name="Preformatted_20_Text">data/aero/timestep_info/00007/zeta_star/_read_as</text:p>
      <text:p text:style-name="Preformatted_20_Text">data/aero/timestep_info/00008/_read_as</text:p>
      <text:p text:style-name="Preformatted_20_Text">data/aero/timestep_info/00008/body_steady_forces</text:p>
      <text:p text:style-name="Preformatted_20_Text">data/aero/timestep_info/00008/body_unsteady_forces</text:p>
      <text:p text:style-name="Preformatted_20_Text"><text:soft-page-break/>data/aero/timestep_info/00008/control_surface_deflection</text:p>
      <text:p text:style-name="Preformatted_20_Text">data/aero/timestep_info/00008/ct_dimensions</text:p>
      <text:p text:style-name="Preformatted_20_Text">data/aero/timestep_info/00008/ct_dimensions_star</text:p>
      <text:p text:style-name="Preformatted_20_Text">data/aero/timestep_info/00008/dimensions</text:p>
      <text:p text:style-name="Preformatted_20_Text">data/aero/timestep_info/00008/dimensions_star</text:p>
      <text:p text:style-name="Preformatted_20_Text">data/aero/timestep_info/00008/dist_to_orig/00000</text:p>
      <text:p text:style-name="Preformatted_20_Text">data/aero/timestep_info/00008/dist_to_orig/00001</text:p>
      <text:p text:style-name="Preformatted_20_Text">data/aero/timestep_info/00008/dist_to_orig/00002</text:p>
      <text:p text:style-name="Preformatted_20_Text">data/aero/timestep_info/00008/dist_to_orig/00003</text:p>
      <text:p text:style-name="Preformatted_20_Text">data/aero/timestep_info/00008/dist_to_orig/_read_as</text:p>
      <text:p text:style-name="Preformatted_20_Text">data/aero/timestep_info/00008/dynamic_forces/00000</text:p>
      <text:p text:style-name="Preformatted_20_Text">data/aero/timestep_info/00008/dynamic_forces/00001</text:p>
      <text:p text:style-name="Preformatted_20_Text">data/aero/timestep_info/00008/dynamic_forces/00002</text:p>
      <text:p text:style-name="Preformatted_20_Text">data/aero/timestep_info/00008/dynamic_forces/00003</text:p>
      <text:p text:style-name="Preformatted_20_Text">data/aero/timestep_info/00008/dynamic_forces/_read_as</text:p>
      <text:p text:style-name="Preformatted_20_Text">data/aero/timestep_info/00008/flag_zeta_phantom</text:p>
      <text:p text:style-name="Preformatted_20_Text">data/aero/timestep_info/00008/forces/00000</text:p>
      <text:p text:style-name="Preformatted_20_Text">data/aero/timestep_info/00008/forces/00001</text:p>
      <text:p text:style-name="Preformatted_20_Text">data/aero/timestep_info/00008/forces/00002</text:p>
      <text:p text:style-name="Preformatted_20_Text">data/aero/timestep_info/00008/forces/00003</text:p>
      <text:p text:style-name="Preformatted_20_Text">data/aero/timestep_info/00008/forces/_read_as</text:p>
      <text:p text:style-name="Preformatted_20_Text">data/aero/timestep_info/00008/gamma/00000</text:p>
      <text:p text:style-name="Preformatted_20_Text">data/aero/timestep_info/00008/gamma/00001</text:p>
      <text:p text:style-name="Preformatted_20_Text">data/aero/timestep_info/00008/gamma/00002</text:p>
      <text:p text:style-name="Preformatted_20_Text">data/aero/timestep_info/00008/gamma/00003</text:p>
      <text:p text:style-name="Preformatted_20_Text">data/aero/timestep_info/00008/gamma/_read_as</text:p>
      <text:p text:style-name="Preformatted_20_Text">data/aero/timestep_info/00008/gamma_dot/00000</text:p>
      <text:p text:style-name="Preformatted_20_Text">data/aero/timestep_info/00008/gamma_dot/00001</text:p>
      <text:p text:style-name="Preformatted_20_Text">data/aero/timestep_info/00008/gamma_dot/00002</text:p>
      <text:p text:style-name="Preformatted_20_Text">data/aero/timestep_info/00008/gamma_dot/00003</text:p>
      <text:p text:style-name="Preformatted_20_Text">data/aero/timestep_info/00008/gamma_dot/_read_as</text:p>
      <text:p text:style-name="Preformatted_20_Text">data/aero/timestep_info/00008/gamma_star/00000</text:p>
      <text:p text:style-name="Preformatted_20_Text">data/aero/timestep_info/00008/gamma_star/00001</text:p>
      <text:p text:style-name="Preformatted_20_Text">data/aero/timestep_info/00008/gamma_star/00002</text:p>
      <text:p text:style-name="Preformatted_20_Text">data/aero/timestep_info/00008/gamma_star/00003</text:p>
      <text:p text:style-name="Preformatted_20_Text">data/aero/timestep_info/00008/gamma_star/_read_as</text:p>
      <text:p text:style-name="Preformatted_20_Text">data/aero/timestep_info/00008/in_global_AFoR</text:p>
      <text:p text:style-name="Preformatted_20_Text">data/aero/timestep_info/00008/inertial_steady_forces</text:p>
      <text:p text:style-name="Preformatted_20_Text">data/aero/timestep_info/00008/inertial_unsteady_forces</text:p>
      <text:p text:style-name="Preformatted_20_Text">data/aero/timestep_info/00008/n_surf</text:p>
      <text:p text:style-name="Preformatted_20_Text">data/aero/timestep_info/00008/normals/00000</text:p>
      <text:p text:style-name="Preformatted_20_Text">data/aero/timestep_info/00008/normals/00001</text:p>
      <text:p text:style-name="Preformatted_20_Text">data/aero/timestep_info/00008/normals/00002</text:p>
      <text:p text:style-name="Preformatted_20_Text">data/aero/timestep_info/00008/normals/00003</text:p>
      <text:p text:style-name="Preformatted_20_Text">data/aero/timestep_info/00008/normals/_read_as</text:p>
      <text:p text:style-name="Preformatted_20_Text">data/aero/timestep_info/00008/postproc_cell/_read_as</text:p>
      <text:p text:style-name="Preformatted_20_Text">data/aero/timestep_info/00008/postproc_node/_read_as</text:p>
      <text:p text:style-name="Preformatted_20_Text">data/aero/timestep_info/00008/u_ext/00000</text:p>
      <text:p text:style-name="Preformatted_20_Text">data/aero/timestep_info/00008/u_ext/00001</text:p>
      <text:p text:style-name="Preformatted_20_Text">data/aero/timestep_info/00008/u_ext/00002</text:p>
      <text:p text:style-name="Preformatted_20_Text">data/aero/timestep_info/00008/u_ext/00003</text:p>
      <text:p text:style-name="Preformatted_20_Text">data/aero/timestep_info/00008/u_ext/_read_as</text:p>
      <text:p text:style-name="Preformatted_20_Text">data/aero/timestep_info/00008/u_ext_star/00000</text:p>
      <text:p text:style-name="Preformatted_20_Text">data/aero/timestep_info/00008/u_ext_star/00001</text:p>
      <text:p text:style-name="Preformatted_20_Text">data/aero/timestep_info/00008/u_ext_star/00002</text:p>
      <text:p text:style-name="Preformatted_20_Text">data/aero/timestep_info/00008/u_ext_star/00003</text:p>
      <text:p text:style-name="Preformatted_20_Text">data/aero/timestep_info/00008/u_ext_star/_read_as</text:p>
      <text:p text:style-name="Preformatted_20_Text">data/aero/timestep_info/00008/wake_conv_vel/00000</text:p>
      <text:p text:style-name="Preformatted_20_Text">data/aero/timestep_info/00008/wake_conv_vel/00001</text:p>
      <text:p text:style-name="Preformatted_20_Text">data/aero/timestep_info/00008/wake_conv_vel/00002</text:p>
      <text:p text:style-name="Preformatted_20_Text">data/aero/timestep_info/00008/wake_conv_vel/00003</text:p>
      <text:p text:style-name="Preformatted_20_Text">data/aero/timestep_info/00008/wake_conv_vel/_read_as</text:p>
      <text:p text:style-name="Preformatted_20_Text">data/aero/timestep_info/00008/zeta/00000</text:p>
      <text:p text:style-name="Preformatted_20_Text">data/aero/timestep_info/00008/zeta/00001</text:p>
      <text:p text:style-name="Preformatted_20_Text"><text:soft-page-break/>data/aero/timestep_info/00008/zeta/00002</text:p>
      <text:p text:style-name="Preformatted_20_Text">data/aero/timestep_info/00008/zeta/00003</text:p>
      <text:p text:style-name="Preformatted_20_Text">data/aero/timestep_info/00008/zeta/_read_as</text:p>
      <text:p text:style-name="Preformatted_20_Text">data/aero/timestep_info/00008/zeta_dot/00000</text:p>
      <text:p text:style-name="Preformatted_20_Text">data/aero/timestep_info/00008/zeta_dot/00001</text:p>
      <text:p text:style-name="Preformatted_20_Text">data/aero/timestep_info/00008/zeta_dot/00002</text:p>
      <text:p text:style-name="Preformatted_20_Text">data/aero/timestep_info/00008/zeta_dot/00003</text:p>
      <text:p text:style-name="Preformatted_20_Text">data/aero/timestep_info/00008/zeta_dot/_read_as</text:p>
      <text:p text:style-name="Preformatted_20_Text">data/aero/timestep_info/00008/zeta_star/00000</text:p>
      <text:p text:style-name="Preformatted_20_Text">data/aero/timestep_info/00008/zeta_star/00001</text:p>
      <text:p text:style-name="Preformatted_20_Text">data/aero/timestep_info/00008/zeta_star/00002</text:p>
      <text:p text:style-name="Preformatted_20_Text">data/aero/timestep_info/00008/zeta_star/00003</text:p>
      <text:p text:style-name="Preformatted_20_Text">data/aero/timestep_info/00008/zeta_star/_read_as</text:p>
      <text:p text:style-name="Preformatted_20_Text">data/aero/timestep_info/00009/_read_as</text:p>
      <text:p text:style-name="Preformatted_20_Text">data/aero/timestep_info/00009/body_steady_forces</text:p>
      <text:p text:style-name="Preformatted_20_Text">data/aero/timestep_info/00009/body_unsteady_forces</text:p>
      <text:p text:style-name="Preformatted_20_Text">data/aero/timestep_info/00009/control_surface_deflection</text:p>
      <text:p text:style-name="Preformatted_20_Text">data/aero/timestep_info/00009/ct_dimensions</text:p>
      <text:p text:style-name="Preformatted_20_Text">data/aero/timestep_info/00009/ct_dimensions_star</text:p>
      <text:p text:style-name="Preformatted_20_Text">data/aero/timestep_info/00009/dimensions</text:p>
      <text:p text:style-name="Preformatted_20_Text">data/aero/timestep_info/00009/dimensions_star</text:p>
      <text:p text:style-name="Preformatted_20_Text">data/aero/timestep_info/00009/dist_to_orig/00000</text:p>
      <text:p text:style-name="Preformatted_20_Text">data/aero/timestep_info/00009/dist_to_orig/00001</text:p>
      <text:p text:style-name="Preformatted_20_Text">data/aero/timestep_info/00009/dist_to_orig/00002</text:p>
      <text:p text:style-name="Preformatted_20_Text">data/aero/timestep_info/00009/dist_to_orig/00003</text:p>
      <text:p text:style-name="Preformatted_20_Text">data/aero/timestep_info/00009/dist_to_orig/_read_as</text:p>
      <text:p text:style-name="Preformatted_20_Text">data/aero/timestep_info/00009/dynamic_forces/00000</text:p>
      <text:p text:style-name="Preformatted_20_Text">data/aero/timestep_info/00009/dynamic_forces/00001</text:p>
      <text:p text:style-name="Preformatted_20_Text">data/aero/timestep_info/00009/dynamic_forces/00002</text:p>
      <text:p text:style-name="Preformatted_20_Text">data/aero/timestep_info/00009/dynamic_forces/00003</text:p>
      <text:p text:style-name="Preformatted_20_Text">data/aero/timestep_info/00009/dynamic_forces/_read_as</text:p>
      <text:p text:style-name="Preformatted_20_Text">data/aero/timestep_info/00009/flag_zeta_phantom</text:p>
      <text:p text:style-name="Preformatted_20_Text">data/aero/timestep_info/00009/forces/00000</text:p>
      <text:p text:style-name="Preformatted_20_Text">data/aero/timestep_info/00009/forces/00001</text:p>
      <text:p text:style-name="Preformatted_20_Text">data/aero/timestep_info/00009/forces/00002</text:p>
      <text:p text:style-name="Preformatted_20_Text">data/aero/timestep_info/00009/forces/00003</text:p>
      <text:p text:style-name="Preformatted_20_Text">data/aero/timestep_info/00009/forces/_read_as</text:p>
      <text:p text:style-name="Preformatted_20_Text">data/aero/timestep_info/00009/gamma/00000</text:p>
      <text:p text:style-name="Preformatted_20_Text">data/aero/timestep_info/00009/gamma/00001</text:p>
      <text:p text:style-name="Preformatted_20_Text">data/aero/timestep_info/00009/gamma/00002</text:p>
      <text:p text:style-name="Preformatted_20_Text">data/aero/timestep_info/00009/gamma/00003</text:p>
      <text:p text:style-name="Preformatted_20_Text">data/aero/timestep_info/00009/gamma/_read_as</text:p>
      <text:p text:style-name="Preformatted_20_Text">data/aero/timestep_info/00009/gamma_dot/00000</text:p>
      <text:p text:style-name="Preformatted_20_Text">data/aero/timestep_info/00009/gamma_dot/00001</text:p>
      <text:p text:style-name="Preformatted_20_Text">data/aero/timestep_info/00009/gamma_dot/00002</text:p>
      <text:p text:style-name="Preformatted_20_Text">data/aero/timestep_info/00009/gamma_dot/00003</text:p>
      <text:p text:style-name="Preformatted_20_Text">data/aero/timestep_info/00009/gamma_dot/_read_as</text:p>
      <text:p text:style-name="Preformatted_20_Text">data/aero/timestep_info/00009/gamma_star/00000</text:p>
      <text:p text:style-name="Preformatted_20_Text">data/aero/timestep_info/00009/gamma_star/00001</text:p>
      <text:p text:style-name="Preformatted_20_Text">data/aero/timestep_info/00009/gamma_star/00002</text:p>
      <text:p text:style-name="Preformatted_20_Text">data/aero/timestep_info/00009/gamma_star/00003</text:p>
      <text:p text:style-name="Preformatted_20_Text">data/aero/timestep_info/00009/gamma_star/_read_as</text:p>
      <text:p text:style-name="Preformatted_20_Text">data/aero/timestep_info/00009/in_global_AFoR</text:p>
      <text:p text:style-name="Preformatted_20_Text">data/aero/timestep_info/00009/inertial_steady_forces</text:p>
      <text:p text:style-name="Preformatted_20_Text">data/aero/timestep_info/00009/inertial_unsteady_forces</text:p>
      <text:p text:style-name="Preformatted_20_Text">data/aero/timestep_info/00009/n_surf</text:p>
      <text:p text:style-name="Preformatted_20_Text">data/aero/timestep_info/00009/normals/00000</text:p>
      <text:p text:style-name="Preformatted_20_Text">data/aero/timestep_info/00009/normals/00001</text:p>
      <text:p text:style-name="Preformatted_20_Text">data/aero/timestep_info/00009/normals/00002</text:p>
      <text:p text:style-name="Preformatted_20_Text">data/aero/timestep_info/00009/normals/00003</text:p>
      <text:p text:style-name="Preformatted_20_Text">data/aero/timestep_info/00009/normals/_read_as</text:p>
      <text:p text:style-name="Preformatted_20_Text">data/aero/timestep_info/00009/postproc_cell/_read_as</text:p>
      <text:p text:style-name="Preformatted_20_Text">data/aero/timestep_info/00009/postproc_node/_read_as</text:p>
      <text:p text:style-name="Preformatted_20_Text">data/aero/timestep_info/00009/u_ext/00000</text:p>
      <text:p text:style-name="Preformatted_20_Text"><text:soft-page-break/>data/aero/timestep_info/00009/u_ext/00001</text:p>
      <text:p text:style-name="Preformatted_20_Text">data/aero/timestep_info/00009/u_ext/00002</text:p>
      <text:p text:style-name="Preformatted_20_Text">data/aero/timestep_info/00009/u_ext/00003</text:p>
      <text:p text:style-name="Preformatted_20_Text">data/aero/timestep_info/00009/u_ext/_read_as</text:p>
      <text:p text:style-name="Preformatted_20_Text">data/aero/timestep_info/00009/u_ext_star/00000</text:p>
      <text:p text:style-name="Preformatted_20_Text">data/aero/timestep_info/00009/u_ext_star/00001</text:p>
      <text:p text:style-name="Preformatted_20_Text">data/aero/timestep_info/00009/u_ext_star/00002</text:p>
      <text:p text:style-name="Preformatted_20_Text">data/aero/timestep_info/00009/u_ext_star/00003</text:p>
      <text:p text:style-name="Preformatted_20_Text">data/aero/timestep_info/00009/u_ext_star/_read_as</text:p>
      <text:p text:style-name="Preformatted_20_Text">data/aero/timestep_info/00009/wake_conv_vel/00000</text:p>
      <text:p text:style-name="Preformatted_20_Text">data/aero/timestep_info/00009/wake_conv_vel/00001</text:p>
      <text:p text:style-name="Preformatted_20_Text">data/aero/timestep_info/00009/wake_conv_vel/00002</text:p>
      <text:p text:style-name="Preformatted_20_Text">data/aero/timestep_info/00009/wake_conv_vel/00003</text:p>
      <text:p text:style-name="Preformatted_20_Text">data/aero/timestep_info/00009/wake_conv_vel/_read_as</text:p>
      <text:p text:style-name="Preformatted_20_Text">data/aero/timestep_info/00009/zeta/00000</text:p>
      <text:p text:style-name="Preformatted_20_Text">data/aero/timestep_info/00009/zeta/00001</text:p>
      <text:p text:style-name="Preformatted_20_Text">data/aero/timestep_info/00009/zeta/00002</text:p>
      <text:p text:style-name="Preformatted_20_Text">data/aero/timestep_info/00009/zeta/00003</text:p>
      <text:p text:style-name="Preformatted_20_Text">data/aero/timestep_info/00009/zeta/_read_as</text:p>
      <text:p text:style-name="Preformatted_20_Text">data/aero/timestep_info/00009/zeta_dot/00000</text:p>
      <text:p text:style-name="Preformatted_20_Text">data/aero/timestep_info/00009/zeta_dot/00001</text:p>
      <text:p text:style-name="Preformatted_20_Text">data/aero/timestep_info/00009/zeta_dot/00002</text:p>
      <text:p text:style-name="Preformatted_20_Text">data/aero/timestep_info/00009/zeta_dot/00003</text:p>
      <text:p text:style-name="Preformatted_20_Text">data/aero/timestep_info/00009/zeta_dot/_read_as</text:p>
      <text:p text:style-name="Preformatted_20_Text">data/aero/timestep_info/00009/zeta_star/00000</text:p>
      <text:p text:style-name="Preformatted_20_Text">data/aero/timestep_info/00009/zeta_star/00001</text:p>
      <text:p text:style-name="Preformatted_20_Text">data/aero/timestep_info/00009/zeta_star/00002</text:p>
      <text:p text:style-name="Preformatted_20_Text">data/aero/timestep_info/00009/zeta_star/00003</text:p>
      <text:p text:style-name="Preformatted_20_Text">data/aero/timestep_info/00009/zeta_star/_read_as</text:p>
      <text:p text:style-name="Preformatted_20_Text">data/aero/timestep_info/00010/_read_as</text:p>
      <text:p text:style-name="Preformatted_20_Text">data/aero/timestep_info/00010/body_steady_forces</text:p>
      <text:p text:style-name="Preformatted_20_Text">data/aero/timestep_info/00010/body_unsteady_forces</text:p>
      <text:p text:style-name="Preformatted_20_Text">data/aero/timestep_info/00010/control_surface_deflection</text:p>
      <text:p text:style-name="Preformatted_20_Text">data/aero/timestep_info/00010/ct_dimensions</text:p>
      <text:p text:style-name="Preformatted_20_Text">data/aero/timestep_info/00010/ct_dimensions_star</text:p>
      <text:p text:style-name="Preformatted_20_Text">data/aero/timestep_info/00010/dimensions</text:p>
      <text:p text:style-name="Preformatted_20_Text">data/aero/timestep_info/00010/dimensions_star</text:p>
      <text:p text:style-name="Preformatted_20_Text">data/aero/timestep_info/00010/dist_to_orig/00000</text:p>
      <text:p text:style-name="Preformatted_20_Text">data/aero/timestep_info/00010/dist_to_orig/00001</text:p>
      <text:p text:style-name="Preformatted_20_Text">data/aero/timestep_info/00010/dist_to_orig/00002</text:p>
      <text:p text:style-name="Preformatted_20_Text">data/aero/timestep_info/00010/dist_to_orig/00003</text:p>
      <text:p text:style-name="Preformatted_20_Text">data/aero/timestep_info/00010/dist_to_orig/_read_as</text:p>
      <text:p text:style-name="Preformatted_20_Text">data/aero/timestep_info/00010/dynamic_forces/00000</text:p>
      <text:p text:style-name="Preformatted_20_Text">data/aero/timestep_info/00010/dynamic_forces/00001</text:p>
      <text:p text:style-name="Preformatted_20_Text">data/aero/timestep_info/00010/dynamic_forces/00002</text:p>
      <text:p text:style-name="Preformatted_20_Text">data/aero/timestep_info/00010/dynamic_forces/00003</text:p>
      <text:p text:style-name="Preformatted_20_Text">data/aero/timestep_info/00010/dynamic_forces/_read_as</text:p>
      <text:p text:style-name="Preformatted_20_Text">data/aero/timestep_info/00010/flag_zeta_phantom</text:p>
      <text:p text:style-name="Preformatted_20_Text">data/aero/timestep_info/00010/forces/00000</text:p>
      <text:p text:style-name="Preformatted_20_Text">data/aero/timestep_info/00010/forces/00001</text:p>
      <text:p text:style-name="Preformatted_20_Text">data/aero/timestep_info/00010/forces/00002</text:p>
      <text:p text:style-name="Preformatted_20_Text">data/aero/timestep_info/00010/forces/00003</text:p>
      <text:p text:style-name="Preformatted_20_Text">data/aero/timestep_info/00010/forces/_read_as</text:p>
      <text:p text:style-name="Preformatted_20_Text">data/aero/timestep_info/00010/gamma/00000</text:p>
      <text:p text:style-name="Preformatted_20_Text">data/aero/timestep_info/00010/gamma/00001</text:p>
      <text:p text:style-name="Preformatted_20_Text">data/aero/timestep_info/00010/gamma/00002</text:p>
      <text:p text:style-name="Preformatted_20_Text">data/aero/timestep_info/00010/gamma/00003</text:p>
      <text:p text:style-name="Preformatted_20_Text">data/aero/timestep_info/00010/gamma/_read_as</text:p>
      <text:p text:style-name="Preformatted_20_Text">data/aero/timestep_info/00010/gamma_dot/00000</text:p>
      <text:p text:style-name="Preformatted_20_Text">data/aero/timestep_info/00010/gamma_dot/00001</text:p>
      <text:p text:style-name="Preformatted_20_Text">data/aero/timestep_info/00010/gamma_dot/00002</text:p>
      <text:p text:style-name="Preformatted_20_Text">data/aero/timestep_info/00010/gamma_dot/00003</text:p>
      <text:p text:style-name="Preformatted_20_Text">data/aero/timestep_info/00010/gamma_dot/_read_as</text:p>
      <text:p text:style-name="Preformatted_20_Text">data/aero/timestep_info/00010/gamma_star/00000</text:p>
      <text:p text:style-name="Preformatted_20_Text"><text:soft-page-break/>data/aero/timestep_info/00010/gamma_star/00001</text:p>
      <text:p text:style-name="Preformatted_20_Text">data/aero/timestep_info/00010/gamma_star/00002</text:p>
      <text:p text:style-name="Preformatted_20_Text">data/aero/timestep_info/00010/gamma_star/00003</text:p>
      <text:p text:style-name="Preformatted_20_Text">data/aero/timestep_info/00010/gamma_star/_read_as</text:p>
      <text:p text:style-name="Preformatted_20_Text">data/aero/timestep_info/00010/in_global_AFoR</text:p>
      <text:p text:style-name="Preformatted_20_Text">data/aero/timestep_info/00010/inertial_steady_forces</text:p>
      <text:p text:style-name="Preformatted_20_Text">data/aero/timestep_info/00010/inertial_unsteady_forces</text:p>
      <text:p text:style-name="Preformatted_20_Text">data/aero/timestep_info/00010/n_surf</text:p>
      <text:p text:style-name="Preformatted_20_Text">data/aero/timestep_info/00010/normals/00000</text:p>
      <text:p text:style-name="Preformatted_20_Text">data/aero/timestep_info/00010/normals/00001</text:p>
      <text:p text:style-name="Preformatted_20_Text">data/aero/timestep_info/00010/normals/00002</text:p>
      <text:p text:style-name="Preformatted_20_Text">data/aero/timestep_info/00010/normals/00003</text:p>
      <text:p text:style-name="Preformatted_20_Text">data/aero/timestep_info/00010/normals/_read_as</text:p>
      <text:p text:style-name="Preformatted_20_Text">data/aero/timestep_info/00010/postproc_cell/_read_as</text:p>
      <text:p text:style-name="Preformatted_20_Text">data/aero/timestep_info/00010/postproc_node/_read_as</text:p>
      <text:p text:style-name="Preformatted_20_Text">data/aero/timestep_info/00010/u_ext/00000</text:p>
      <text:p text:style-name="Preformatted_20_Text">data/aero/timestep_info/00010/u_ext/00001</text:p>
      <text:p text:style-name="Preformatted_20_Text">data/aero/timestep_info/00010/u_ext/00002</text:p>
      <text:p text:style-name="Preformatted_20_Text">data/aero/timestep_info/00010/u_ext/00003</text:p>
      <text:p text:style-name="Preformatted_20_Text">data/aero/timestep_info/00010/u_ext/_read_as</text:p>
      <text:p text:style-name="Preformatted_20_Text">data/aero/timestep_info/00010/u_ext_star/00000</text:p>
      <text:p text:style-name="Preformatted_20_Text">data/aero/timestep_info/00010/u_ext_star/00001</text:p>
      <text:p text:style-name="Preformatted_20_Text">data/aero/timestep_info/00010/u_ext_star/00002</text:p>
      <text:p text:style-name="Preformatted_20_Text">data/aero/timestep_info/00010/u_ext_star/00003</text:p>
      <text:p text:style-name="Preformatted_20_Text">data/aero/timestep_info/00010/u_ext_star/_read_as</text:p>
      <text:p text:style-name="Preformatted_20_Text">data/aero/timestep_info/00010/wake_conv_vel/00000</text:p>
      <text:p text:style-name="Preformatted_20_Text">data/aero/timestep_info/00010/wake_conv_vel/00001</text:p>
      <text:p text:style-name="Preformatted_20_Text">data/aero/timestep_info/00010/wake_conv_vel/00002</text:p>
      <text:p text:style-name="Preformatted_20_Text">data/aero/timestep_info/00010/wake_conv_vel/00003</text:p>
      <text:p text:style-name="Preformatted_20_Text">data/aero/timestep_info/00010/wake_conv_vel/_read_as</text:p>
      <text:p text:style-name="Preformatted_20_Text">data/aero/timestep_info/00010/zeta/00000</text:p>
      <text:p text:style-name="Preformatted_20_Text">data/aero/timestep_info/00010/zeta/00001</text:p>
      <text:p text:style-name="Preformatted_20_Text">data/aero/timestep_info/00010/zeta/00002</text:p>
      <text:p text:style-name="Preformatted_20_Text">data/aero/timestep_info/00010/zeta/00003</text:p>
      <text:p text:style-name="Preformatted_20_Text">data/aero/timestep_info/00010/zeta/_read_as</text:p>
      <text:p text:style-name="Preformatted_20_Text">data/aero/timestep_info/00010/zeta_dot/00000</text:p>
      <text:p text:style-name="Preformatted_20_Text">data/aero/timestep_info/00010/zeta_dot/00001</text:p>
      <text:p text:style-name="Preformatted_20_Text">data/aero/timestep_info/00010/zeta_dot/00002</text:p>
      <text:p text:style-name="Preformatted_20_Text">data/aero/timestep_info/00010/zeta_dot/00003</text:p>
      <text:p text:style-name="Preformatted_20_Text">data/aero/timestep_info/00010/zeta_dot/_read_as</text:p>
      <text:p text:style-name="Preformatted_20_Text">data/aero/timestep_info/00010/zeta_star/00000</text:p>
      <text:p text:style-name="Preformatted_20_Text">data/aero/timestep_info/00010/zeta_star/00001</text:p>
      <text:p text:style-name="Preformatted_20_Text">data/aero/timestep_info/00010/zeta_star/00002</text:p>
      <text:p text:style-name="Preformatted_20_Text">data/aero/timestep_info/00010/zeta_star/00003</text:p>
      <text:p text:style-name="Preformatted_20_Text">data/aero/timestep_info/00010/zeta_star/_read_as</text:p>
      <text:p text:style-name="Preformatted_20_Text">data/aero/timestep_info/00011/_read_as</text:p>
      <text:p text:style-name="Preformatted_20_Text">data/aero/timestep_info/00011/body_steady_forces</text:p>
      <text:p text:style-name="Preformatted_20_Text">data/aero/timestep_info/00011/body_unsteady_forces</text:p>
      <text:p text:style-name="Preformatted_20_Text">data/aero/timestep_info/00011/control_surface_deflection</text:p>
      <text:p text:style-name="Preformatted_20_Text">data/aero/timestep_info/00011/ct_dimensions</text:p>
      <text:p text:style-name="Preformatted_20_Text">data/aero/timestep_info/00011/ct_dimensions_star</text:p>
      <text:p text:style-name="Preformatted_20_Text">data/aero/timestep_info/00011/dimensions</text:p>
      <text:p text:style-name="Preformatted_20_Text">data/aero/timestep_info/00011/dimensions_star</text:p>
      <text:p text:style-name="Preformatted_20_Text">data/aero/timestep_info/00011/dist_to_orig/00000</text:p>
      <text:p text:style-name="Preformatted_20_Text">data/aero/timestep_info/00011/dist_to_orig/00001</text:p>
      <text:p text:style-name="Preformatted_20_Text">data/aero/timestep_info/00011/dist_to_orig/00002</text:p>
      <text:p text:style-name="Preformatted_20_Text">data/aero/timestep_info/00011/dist_to_orig/00003</text:p>
      <text:p text:style-name="Preformatted_20_Text">data/aero/timestep_info/00011/dist_to_orig/_read_as</text:p>
      <text:p text:style-name="Preformatted_20_Text">data/aero/timestep_info/00011/dynamic_forces/00000</text:p>
      <text:p text:style-name="Preformatted_20_Text">data/aero/timestep_info/00011/dynamic_forces/00001</text:p>
      <text:p text:style-name="Preformatted_20_Text">data/aero/timestep_info/00011/dynamic_forces/00002</text:p>
      <text:p text:style-name="Preformatted_20_Text">data/aero/timestep_info/00011/dynamic_forces/00003</text:p>
      <text:p text:style-name="Preformatted_20_Text">data/aero/timestep_info/00011/dynamic_forces/_read_as</text:p>
      <text:p text:style-name="Preformatted_20_Text">data/aero/timestep_info/00011/flag_zeta_phantom</text:p>
      <text:p text:style-name="Preformatted_20_Text"><text:soft-page-break/>data/aero/timestep_info/00011/forces/00000</text:p>
      <text:p text:style-name="Preformatted_20_Text">data/aero/timestep_info/00011/forces/00001</text:p>
      <text:p text:style-name="Preformatted_20_Text">data/aero/timestep_info/00011/forces/00002</text:p>
      <text:p text:style-name="Preformatted_20_Text">data/aero/timestep_info/00011/forces/00003</text:p>
      <text:p text:style-name="Preformatted_20_Text">data/aero/timestep_info/00011/forces/_read_as</text:p>
      <text:p text:style-name="Preformatted_20_Text">data/aero/timestep_info/00011/gamma/00000</text:p>
      <text:p text:style-name="Preformatted_20_Text">data/aero/timestep_info/00011/gamma/00001</text:p>
      <text:p text:style-name="Preformatted_20_Text">data/aero/timestep_info/00011/gamma/00002</text:p>
      <text:p text:style-name="Preformatted_20_Text">data/aero/timestep_info/00011/gamma/00003</text:p>
      <text:p text:style-name="Preformatted_20_Text">data/aero/timestep_info/00011/gamma/_read_as</text:p>
      <text:p text:style-name="Preformatted_20_Text">data/aero/timestep_info/00011/gamma_dot/00000</text:p>
      <text:p text:style-name="Preformatted_20_Text">data/aero/timestep_info/00011/gamma_dot/00001</text:p>
      <text:p text:style-name="Preformatted_20_Text">data/aero/timestep_info/00011/gamma_dot/00002</text:p>
      <text:p text:style-name="Preformatted_20_Text">data/aero/timestep_info/00011/gamma_dot/00003</text:p>
      <text:p text:style-name="Preformatted_20_Text">data/aero/timestep_info/00011/gamma_dot/_read_as</text:p>
      <text:p text:style-name="Preformatted_20_Text">data/aero/timestep_info/00011/gamma_star/00000</text:p>
      <text:p text:style-name="Preformatted_20_Text">data/aero/timestep_info/00011/gamma_star/00001</text:p>
      <text:p text:style-name="Preformatted_20_Text">data/aero/timestep_info/00011/gamma_star/00002</text:p>
      <text:p text:style-name="Preformatted_20_Text">data/aero/timestep_info/00011/gamma_star/00003</text:p>
      <text:p text:style-name="Preformatted_20_Text">data/aero/timestep_info/00011/gamma_star/_read_as</text:p>
      <text:p text:style-name="Preformatted_20_Text">data/aero/timestep_info/00011/in_global_AFoR</text:p>
      <text:p text:style-name="Preformatted_20_Text">data/aero/timestep_info/00011/inertial_steady_forces</text:p>
      <text:p text:style-name="Preformatted_20_Text">data/aero/timestep_info/00011/inertial_unsteady_forces</text:p>
      <text:p text:style-name="Preformatted_20_Text">data/aero/timestep_info/00011/n_surf</text:p>
      <text:p text:style-name="Preformatted_20_Text">data/aero/timestep_info/00011/normals/00000</text:p>
      <text:p text:style-name="Preformatted_20_Text">data/aero/timestep_info/00011/normals/00001</text:p>
      <text:p text:style-name="Preformatted_20_Text">data/aero/timestep_info/00011/normals/00002</text:p>
      <text:p text:style-name="Preformatted_20_Text">data/aero/timestep_info/00011/normals/00003</text:p>
      <text:p text:style-name="Preformatted_20_Text">data/aero/timestep_info/00011/normals/_read_as</text:p>
      <text:p text:style-name="Preformatted_20_Text">data/aero/timestep_info/00011/postproc_cell/_read_as</text:p>
      <text:p text:style-name="Preformatted_20_Text">data/aero/timestep_info/00011/postproc_node/_read_as</text:p>
      <text:p text:style-name="Preformatted_20_Text">data/aero/timestep_info/00011/u_ext/00000</text:p>
      <text:p text:style-name="Preformatted_20_Text">data/aero/timestep_info/00011/u_ext/00001</text:p>
      <text:p text:style-name="Preformatted_20_Text">data/aero/timestep_info/00011/u_ext/00002</text:p>
      <text:p text:style-name="Preformatted_20_Text">data/aero/timestep_info/00011/u_ext/00003</text:p>
      <text:p text:style-name="Preformatted_20_Text">data/aero/timestep_info/00011/u_ext/_read_as</text:p>
      <text:p text:style-name="Preformatted_20_Text">data/aero/timestep_info/00011/u_ext_star/00000</text:p>
      <text:p text:style-name="Preformatted_20_Text">data/aero/timestep_info/00011/u_ext_star/00001</text:p>
      <text:p text:style-name="Preformatted_20_Text">data/aero/timestep_info/00011/u_ext_star/00002</text:p>
      <text:p text:style-name="Preformatted_20_Text">data/aero/timestep_info/00011/u_ext_star/00003</text:p>
      <text:p text:style-name="Preformatted_20_Text">data/aero/timestep_info/00011/u_ext_star/_read_as</text:p>
      <text:p text:style-name="Preformatted_20_Text">data/aero/timestep_info/00011/wake_conv_vel/00000</text:p>
      <text:p text:style-name="Preformatted_20_Text">data/aero/timestep_info/00011/wake_conv_vel/00001</text:p>
      <text:p text:style-name="Preformatted_20_Text">data/aero/timestep_info/00011/wake_conv_vel/00002</text:p>
      <text:p text:style-name="Preformatted_20_Text">data/aero/timestep_info/00011/wake_conv_vel/00003</text:p>
      <text:p text:style-name="Preformatted_20_Text">data/aero/timestep_info/00011/wake_conv_vel/_read_as</text:p>
      <text:p text:style-name="Preformatted_20_Text">data/aero/timestep_info/00011/zeta/00000</text:p>
      <text:p text:style-name="Preformatted_20_Text">data/aero/timestep_info/00011/zeta/00001</text:p>
      <text:p text:style-name="Preformatted_20_Text">data/aero/timestep_info/00011/zeta/00002</text:p>
      <text:p text:style-name="Preformatted_20_Text">data/aero/timestep_info/00011/zeta/00003</text:p>
      <text:p text:style-name="Preformatted_20_Text">data/aero/timestep_info/00011/zeta/_read_as</text:p>
      <text:p text:style-name="Preformatted_20_Text">data/aero/timestep_info/00011/zeta_dot/00000</text:p>
      <text:p text:style-name="Preformatted_20_Text">data/aero/timestep_info/00011/zeta_dot/00001</text:p>
      <text:p text:style-name="Preformatted_20_Text">data/aero/timestep_info/00011/zeta_dot/00002</text:p>
      <text:p text:style-name="Preformatted_20_Text">data/aero/timestep_info/00011/zeta_dot/00003</text:p>
      <text:p text:style-name="Preformatted_20_Text">data/aero/timestep_info/00011/zeta_dot/_read_as</text:p>
      <text:p text:style-name="Preformatted_20_Text">data/aero/timestep_info/00011/zeta_star/00000</text:p>
      <text:p text:style-name="Preformatted_20_Text">data/aero/timestep_info/00011/zeta_star/00001</text:p>
      <text:p text:style-name="Preformatted_20_Text">data/aero/timestep_info/00011/zeta_star/00002</text:p>
      <text:p text:style-name="Preformatted_20_Text">data/aero/timestep_info/00011/zeta_star/00003</text:p>
      <text:p text:style-name="Preformatted_20_Text">data/aero/timestep_info/00011/zeta_star/_read_as</text:p>
      <text:p text:style-name="Preformatted_20_Text">data/aero/timestep_info/00012/_read_as</text:p>
      <text:p text:style-name="Preformatted_20_Text">data/aero/timestep_info/00012/body_steady_forces</text:p>
      <text:p text:style-name="Preformatted_20_Text">data/aero/timestep_info/00012/body_unsteady_forces</text:p>
      <text:p text:style-name="Preformatted_20_Text"><text:soft-page-break/>data/aero/timestep_info/00012/control_surface_deflection</text:p>
      <text:p text:style-name="Preformatted_20_Text">data/aero/timestep_info/00012/ct_dimensions</text:p>
      <text:p text:style-name="Preformatted_20_Text">data/aero/timestep_info/00012/ct_dimensions_star</text:p>
      <text:p text:style-name="Preformatted_20_Text">data/aero/timestep_info/00012/dimensions</text:p>
      <text:p text:style-name="Preformatted_20_Text">data/aero/timestep_info/00012/dimensions_star</text:p>
      <text:p text:style-name="Preformatted_20_Text">data/aero/timestep_info/00012/dist_to_orig/00000</text:p>
      <text:p text:style-name="Preformatted_20_Text">data/aero/timestep_info/00012/dist_to_orig/00001</text:p>
      <text:p text:style-name="Preformatted_20_Text">data/aero/timestep_info/00012/dist_to_orig/00002</text:p>
      <text:p text:style-name="Preformatted_20_Text">data/aero/timestep_info/00012/dist_to_orig/00003</text:p>
      <text:p text:style-name="Preformatted_20_Text">data/aero/timestep_info/00012/dist_to_orig/_read_as</text:p>
      <text:p text:style-name="Preformatted_20_Text">data/aero/timestep_info/00012/dynamic_forces/00000</text:p>
      <text:p text:style-name="Preformatted_20_Text">data/aero/timestep_info/00012/dynamic_forces/00001</text:p>
      <text:p text:style-name="Preformatted_20_Text">data/aero/timestep_info/00012/dynamic_forces/00002</text:p>
      <text:p text:style-name="Preformatted_20_Text">data/aero/timestep_info/00012/dynamic_forces/00003</text:p>
      <text:p text:style-name="Preformatted_20_Text">data/aero/timestep_info/00012/dynamic_forces/_read_as</text:p>
      <text:p text:style-name="Preformatted_20_Text">data/aero/timestep_info/00012/flag_zeta_phantom</text:p>
      <text:p text:style-name="Preformatted_20_Text">data/aero/timestep_info/00012/forces/00000</text:p>
      <text:p text:style-name="Preformatted_20_Text">data/aero/timestep_info/00012/forces/00001</text:p>
      <text:p text:style-name="Preformatted_20_Text">data/aero/timestep_info/00012/forces/00002</text:p>
      <text:p text:style-name="Preformatted_20_Text">data/aero/timestep_info/00012/forces/00003</text:p>
      <text:p text:style-name="Preformatted_20_Text">data/aero/timestep_info/00012/forces/_read_as</text:p>
      <text:p text:style-name="Preformatted_20_Text">data/aero/timestep_info/00012/gamma/00000</text:p>
      <text:p text:style-name="Preformatted_20_Text">data/aero/timestep_info/00012/gamma/00001</text:p>
      <text:p text:style-name="Preformatted_20_Text">data/aero/timestep_info/00012/gamma/00002</text:p>
      <text:p text:style-name="Preformatted_20_Text">data/aero/timestep_info/00012/gamma/00003</text:p>
      <text:p text:style-name="Preformatted_20_Text">data/aero/timestep_info/00012/gamma/_read_as</text:p>
      <text:p text:style-name="Preformatted_20_Text">data/aero/timestep_info/00012/gamma_dot/00000</text:p>
      <text:p text:style-name="Preformatted_20_Text">data/aero/timestep_info/00012/gamma_dot/00001</text:p>
      <text:p text:style-name="Preformatted_20_Text">data/aero/timestep_info/00012/gamma_dot/00002</text:p>
      <text:p text:style-name="Preformatted_20_Text">data/aero/timestep_info/00012/gamma_dot/00003</text:p>
      <text:p text:style-name="Preformatted_20_Text">data/aero/timestep_info/00012/gamma_dot/_read_as</text:p>
      <text:p text:style-name="Preformatted_20_Text">data/aero/timestep_info/00012/gamma_star/00000</text:p>
      <text:p text:style-name="Preformatted_20_Text">data/aero/timestep_info/00012/gamma_star/00001</text:p>
      <text:p text:style-name="Preformatted_20_Text">data/aero/timestep_info/00012/gamma_star/00002</text:p>
      <text:p text:style-name="Preformatted_20_Text">data/aero/timestep_info/00012/gamma_star/00003</text:p>
      <text:p text:style-name="Preformatted_20_Text">data/aero/timestep_info/00012/gamma_star/_read_as</text:p>
      <text:p text:style-name="Preformatted_20_Text">data/aero/timestep_info/00012/in_global_AFoR</text:p>
      <text:p text:style-name="Preformatted_20_Text">data/aero/timestep_info/00012/inertial_steady_forces</text:p>
      <text:p text:style-name="Preformatted_20_Text">data/aero/timestep_info/00012/inertial_unsteady_forces</text:p>
      <text:p text:style-name="Preformatted_20_Text">data/aero/timestep_info/00012/n_surf</text:p>
      <text:p text:style-name="Preformatted_20_Text">data/aero/timestep_info/00012/normals/00000</text:p>
      <text:p text:style-name="Preformatted_20_Text">data/aero/timestep_info/00012/normals/00001</text:p>
      <text:p text:style-name="Preformatted_20_Text">data/aero/timestep_info/00012/normals/00002</text:p>
      <text:p text:style-name="Preformatted_20_Text">data/aero/timestep_info/00012/normals/00003</text:p>
      <text:p text:style-name="Preformatted_20_Text">data/aero/timestep_info/00012/normals/_read_as</text:p>
      <text:p text:style-name="Preformatted_20_Text">data/aero/timestep_info/00012/postproc_cell/_read_as</text:p>
      <text:p text:style-name="Preformatted_20_Text">data/aero/timestep_info/00012/postproc_node/_read_as</text:p>
      <text:p text:style-name="Preformatted_20_Text">data/aero/timestep_info/00012/u_ext/00000</text:p>
      <text:p text:style-name="Preformatted_20_Text">data/aero/timestep_info/00012/u_ext/00001</text:p>
      <text:p text:style-name="Preformatted_20_Text">data/aero/timestep_info/00012/u_ext/00002</text:p>
      <text:p text:style-name="Preformatted_20_Text">data/aero/timestep_info/00012/u_ext/00003</text:p>
      <text:p text:style-name="Preformatted_20_Text">data/aero/timestep_info/00012/u_ext/_read_as</text:p>
      <text:p text:style-name="Preformatted_20_Text">data/aero/timestep_info/00012/u_ext_star/00000</text:p>
      <text:p text:style-name="Preformatted_20_Text">data/aero/timestep_info/00012/u_ext_star/00001</text:p>
      <text:p text:style-name="Preformatted_20_Text">data/aero/timestep_info/00012/u_ext_star/00002</text:p>
      <text:p text:style-name="Preformatted_20_Text">data/aero/timestep_info/00012/u_ext_star/00003</text:p>
      <text:p text:style-name="Preformatted_20_Text">data/aero/timestep_info/00012/u_ext_star/_read_as</text:p>
      <text:p text:style-name="Preformatted_20_Text">data/aero/timestep_info/00012/wake_conv_vel/00000</text:p>
      <text:p text:style-name="Preformatted_20_Text">data/aero/timestep_info/00012/wake_conv_vel/00001</text:p>
      <text:p text:style-name="Preformatted_20_Text">data/aero/timestep_info/00012/wake_conv_vel/00002</text:p>
      <text:p text:style-name="Preformatted_20_Text">data/aero/timestep_info/00012/wake_conv_vel/00003</text:p>
      <text:p text:style-name="Preformatted_20_Text">data/aero/timestep_info/00012/wake_conv_vel/_read_as</text:p>
      <text:p text:style-name="Preformatted_20_Text">data/aero/timestep_info/00012/zeta/00000</text:p>
      <text:p text:style-name="Preformatted_20_Text">data/aero/timestep_info/00012/zeta/00001</text:p>
      <text:p text:style-name="Preformatted_20_Text"><text:soft-page-break/>data/aero/timestep_info/00012/zeta/00002</text:p>
      <text:p text:style-name="Preformatted_20_Text">data/aero/timestep_info/00012/zeta/00003</text:p>
      <text:p text:style-name="Preformatted_20_Text">data/aero/timestep_info/00012/zeta/_read_as</text:p>
      <text:p text:style-name="Preformatted_20_Text">data/aero/timestep_info/00012/zeta_dot/00000</text:p>
      <text:p text:style-name="Preformatted_20_Text">data/aero/timestep_info/00012/zeta_dot/00001</text:p>
      <text:p text:style-name="Preformatted_20_Text">data/aero/timestep_info/00012/zeta_dot/00002</text:p>
      <text:p text:style-name="Preformatted_20_Text">data/aero/timestep_info/00012/zeta_dot/00003</text:p>
      <text:p text:style-name="Preformatted_20_Text">data/aero/timestep_info/00012/zeta_dot/_read_as</text:p>
      <text:p text:style-name="Preformatted_20_Text">data/aero/timestep_info/00012/zeta_star/00000</text:p>
      <text:p text:style-name="Preformatted_20_Text">data/aero/timestep_info/00012/zeta_star/00001</text:p>
      <text:p text:style-name="Preformatted_20_Text">data/aero/timestep_info/00012/zeta_star/00002</text:p>
      <text:p text:style-name="Preformatted_20_Text">data/aero/timestep_info/00012/zeta_star/00003</text:p>
      <text:p text:style-name="Preformatted_20_Text">data/aero/timestep_info/00012/zeta_star/_read_as</text:p>
      <text:p text:style-name="Preformatted_20_Text">data/aero/timestep_info/00013/_read_as</text:p>
      <text:p text:style-name="Preformatted_20_Text">data/aero/timestep_info/00013/body_steady_forces</text:p>
      <text:p text:style-name="Preformatted_20_Text">data/aero/timestep_info/00013/body_unsteady_forces</text:p>
      <text:p text:style-name="Preformatted_20_Text">data/aero/timestep_info/00013/control_surface_deflection</text:p>
      <text:p text:style-name="Preformatted_20_Text">data/aero/timestep_info/00013/ct_dimensions</text:p>
      <text:p text:style-name="Preformatted_20_Text">data/aero/timestep_info/00013/ct_dimensions_star</text:p>
      <text:p text:style-name="Preformatted_20_Text">data/aero/timestep_info/00013/dimensions</text:p>
      <text:p text:style-name="Preformatted_20_Text">data/aero/timestep_info/00013/dimensions_star</text:p>
      <text:p text:style-name="Preformatted_20_Text">data/aero/timestep_info/00013/dist_to_orig/00000</text:p>
      <text:p text:style-name="Preformatted_20_Text">data/aero/timestep_info/00013/dist_to_orig/00001</text:p>
      <text:p text:style-name="Preformatted_20_Text">data/aero/timestep_info/00013/dist_to_orig/00002</text:p>
      <text:p text:style-name="Preformatted_20_Text">data/aero/timestep_info/00013/dist_to_orig/00003</text:p>
      <text:p text:style-name="Preformatted_20_Text">data/aero/timestep_info/00013/dist_to_orig/_read_as</text:p>
      <text:p text:style-name="Preformatted_20_Text">data/aero/timestep_info/00013/dynamic_forces/00000</text:p>
      <text:p text:style-name="Preformatted_20_Text">data/aero/timestep_info/00013/dynamic_forces/00001</text:p>
      <text:p text:style-name="Preformatted_20_Text">data/aero/timestep_info/00013/dynamic_forces/00002</text:p>
      <text:p text:style-name="Preformatted_20_Text">data/aero/timestep_info/00013/dynamic_forces/00003</text:p>
      <text:p text:style-name="Preformatted_20_Text">data/aero/timestep_info/00013/dynamic_forces/_read_as</text:p>
      <text:p text:style-name="Preformatted_20_Text">data/aero/timestep_info/00013/flag_zeta_phantom</text:p>
      <text:p text:style-name="Preformatted_20_Text">data/aero/timestep_info/00013/forces/00000</text:p>
      <text:p text:style-name="Preformatted_20_Text">data/aero/timestep_info/00013/forces/00001</text:p>
      <text:p text:style-name="Preformatted_20_Text">data/aero/timestep_info/00013/forces/00002</text:p>
      <text:p text:style-name="Preformatted_20_Text">data/aero/timestep_info/00013/forces/00003</text:p>
      <text:p text:style-name="Preformatted_20_Text">data/aero/timestep_info/00013/forces/_read_as</text:p>
      <text:p text:style-name="Preformatted_20_Text">data/aero/timestep_info/00013/gamma/00000</text:p>
      <text:p text:style-name="Preformatted_20_Text">data/aero/timestep_info/00013/gamma/00001</text:p>
      <text:p text:style-name="Preformatted_20_Text">data/aero/timestep_info/00013/gamma/00002</text:p>
      <text:p text:style-name="Preformatted_20_Text">data/aero/timestep_info/00013/gamma/00003</text:p>
      <text:p text:style-name="Preformatted_20_Text">data/aero/timestep_info/00013/gamma/_read_as</text:p>
      <text:p text:style-name="Preformatted_20_Text">data/aero/timestep_info/00013/gamma_dot/00000</text:p>
      <text:p text:style-name="Preformatted_20_Text">data/aero/timestep_info/00013/gamma_dot/00001</text:p>
      <text:p text:style-name="Preformatted_20_Text">data/aero/timestep_info/00013/gamma_dot/00002</text:p>
      <text:p text:style-name="Preformatted_20_Text">data/aero/timestep_info/00013/gamma_dot/00003</text:p>
      <text:p text:style-name="Preformatted_20_Text">data/aero/timestep_info/00013/gamma_dot/_read_as</text:p>
      <text:p text:style-name="Preformatted_20_Text">data/aero/timestep_info/00013/gamma_star/00000</text:p>
      <text:p text:style-name="Preformatted_20_Text">data/aero/timestep_info/00013/gamma_star/00001</text:p>
      <text:p text:style-name="Preformatted_20_Text">data/aero/timestep_info/00013/gamma_star/00002</text:p>
      <text:p text:style-name="Preformatted_20_Text">data/aero/timestep_info/00013/gamma_star/00003</text:p>
      <text:p text:style-name="Preformatted_20_Text">data/aero/timestep_info/00013/gamma_star/_read_as</text:p>
      <text:p text:style-name="Preformatted_20_Text">data/aero/timestep_info/00013/in_global_AFoR</text:p>
      <text:p text:style-name="Preformatted_20_Text">data/aero/timestep_info/00013/inertial_steady_forces</text:p>
      <text:p text:style-name="Preformatted_20_Text">data/aero/timestep_info/00013/inertial_unsteady_forces</text:p>
      <text:p text:style-name="Preformatted_20_Text">data/aero/timestep_info/00013/n_surf</text:p>
      <text:p text:style-name="Preformatted_20_Text">data/aero/timestep_info/00013/normals/00000</text:p>
      <text:p text:style-name="Preformatted_20_Text">data/aero/timestep_info/00013/normals/00001</text:p>
      <text:p text:style-name="Preformatted_20_Text">data/aero/timestep_info/00013/normals/00002</text:p>
      <text:p text:style-name="Preformatted_20_Text">data/aero/timestep_info/00013/normals/00003</text:p>
      <text:p text:style-name="Preformatted_20_Text">data/aero/timestep_info/00013/normals/_read_as</text:p>
      <text:p text:style-name="Preformatted_20_Text">data/aero/timestep_info/00013/postproc_cell/_read_as</text:p>
      <text:p text:style-name="Preformatted_20_Text">data/aero/timestep_info/00013/postproc_node/_read_as</text:p>
      <text:p text:style-name="Preformatted_20_Text">data/aero/timestep_info/00013/u_ext/00000</text:p>
      <text:p text:style-name="Preformatted_20_Text"><text:soft-page-break/>data/aero/timestep_info/00013/u_ext/00001</text:p>
      <text:p text:style-name="Preformatted_20_Text">data/aero/timestep_info/00013/u_ext/00002</text:p>
      <text:p text:style-name="Preformatted_20_Text">data/aero/timestep_info/00013/u_ext/00003</text:p>
      <text:p text:style-name="Preformatted_20_Text">data/aero/timestep_info/00013/u_ext/_read_as</text:p>
      <text:p text:style-name="Preformatted_20_Text">data/aero/timestep_info/00013/u_ext_star/00000</text:p>
      <text:p text:style-name="Preformatted_20_Text">data/aero/timestep_info/00013/u_ext_star/00001</text:p>
      <text:p text:style-name="Preformatted_20_Text">data/aero/timestep_info/00013/u_ext_star/00002</text:p>
      <text:p text:style-name="Preformatted_20_Text">data/aero/timestep_info/00013/u_ext_star/00003</text:p>
      <text:p text:style-name="Preformatted_20_Text">data/aero/timestep_info/00013/u_ext_star/_read_as</text:p>
      <text:p text:style-name="Preformatted_20_Text">data/aero/timestep_info/00013/wake_conv_vel/00000</text:p>
      <text:p text:style-name="Preformatted_20_Text">data/aero/timestep_info/00013/wake_conv_vel/00001</text:p>
      <text:p text:style-name="Preformatted_20_Text">data/aero/timestep_info/00013/wake_conv_vel/00002</text:p>
      <text:p text:style-name="Preformatted_20_Text">data/aero/timestep_info/00013/wake_conv_vel/00003</text:p>
      <text:p text:style-name="Preformatted_20_Text">data/aero/timestep_info/00013/wake_conv_vel/_read_as</text:p>
      <text:p text:style-name="Preformatted_20_Text">data/aero/timestep_info/00013/zeta/00000</text:p>
      <text:p text:style-name="Preformatted_20_Text">data/aero/timestep_info/00013/zeta/00001</text:p>
      <text:p text:style-name="Preformatted_20_Text">data/aero/timestep_info/00013/zeta/00002</text:p>
      <text:p text:style-name="Preformatted_20_Text">data/aero/timestep_info/00013/zeta/00003</text:p>
      <text:p text:style-name="Preformatted_20_Text">data/aero/timestep_info/00013/zeta/_read_as</text:p>
      <text:p text:style-name="Preformatted_20_Text">data/aero/timestep_info/00013/zeta_dot/00000</text:p>
      <text:p text:style-name="Preformatted_20_Text">data/aero/timestep_info/00013/zeta_dot/00001</text:p>
      <text:p text:style-name="Preformatted_20_Text">data/aero/timestep_info/00013/zeta_dot/00002</text:p>
      <text:p text:style-name="Preformatted_20_Text">data/aero/timestep_info/00013/zeta_dot/00003</text:p>
      <text:p text:style-name="Preformatted_20_Text">data/aero/timestep_info/00013/zeta_dot/_read_as</text:p>
      <text:p text:style-name="Preformatted_20_Text">data/aero/timestep_info/00013/zeta_star/00000</text:p>
      <text:p text:style-name="Preformatted_20_Text">data/aero/timestep_info/00013/zeta_star/00001</text:p>
      <text:p text:style-name="Preformatted_20_Text">data/aero/timestep_info/00013/zeta_star/00002</text:p>
      <text:p text:style-name="Preformatted_20_Text">data/aero/timestep_info/00013/zeta_star/00003</text:p>
      <text:p text:style-name="Preformatted_20_Text">data/aero/timestep_info/00013/zeta_star/_read_as</text:p>
      <text:p text:style-name="Preformatted_20_Text">data/aero/timestep_info/00014/_read_as</text:p>
      <text:p text:style-name="Preformatted_20_Text">data/aero/timestep_info/00014/body_steady_forces</text:p>
      <text:p text:style-name="Preformatted_20_Text">data/aero/timestep_info/00014/body_unsteady_forces</text:p>
      <text:p text:style-name="Preformatted_20_Text">data/aero/timestep_info/00014/control_surface_deflection</text:p>
      <text:p text:style-name="Preformatted_20_Text">data/aero/timestep_info/00014/ct_dimensions</text:p>
      <text:p text:style-name="Preformatted_20_Text">data/aero/timestep_info/00014/ct_dimensions_star</text:p>
      <text:p text:style-name="Preformatted_20_Text">data/aero/timestep_info/00014/dimensions</text:p>
      <text:p text:style-name="Preformatted_20_Text">data/aero/timestep_info/00014/dimensions_star</text:p>
      <text:p text:style-name="Preformatted_20_Text">data/aero/timestep_info/00014/dist_to_orig/00000</text:p>
      <text:p text:style-name="Preformatted_20_Text">data/aero/timestep_info/00014/dist_to_orig/00001</text:p>
      <text:p text:style-name="Preformatted_20_Text">data/aero/timestep_info/00014/dist_to_orig/00002</text:p>
      <text:p text:style-name="Preformatted_20_Text">data/aero/timestep_info/00014/dist_to_orig/00003</text:p>
      <text:p text:style-name="Preformatted_20_Text">data/aero/timestep_info/00014/dist_to_orig/_read_as</text:p>
      <text:p text:style-name="Preformatted_20_Text">data/aero/timestep_info/00014/dynamic_forces/00000</text:p>
      <text:p text:style-name="Preformatted_20_Text">data/aero/timestep_info/00014/dynamic_forces/00001</text:p>
      <text:p text:style-name="Preformatted_20_Text">data/aero/timestep_info/00014/dynamic_forces/00002</text:p>
      <text:p text:style-name="Preformatted_20_Text">data/aero/timestep_info/00014/dynamic_forces/00003</text:p>
      <text:p text:style-name="Preformatted_20_Text">data/aero/timestep_info/00014/dynamic_forces/_read_as</text:p>
      <text:p text:style-name="Preformatted_20_Text">data/aero/timestep_info/00014/flag_zeta_phantom</text:p>
      <text:p text:style-name="Preformatted_20_Text">data/aero/timestep_info/00014/forces/00000</text:p>
      <text:p text:style-name="Preformatted_20_Text">data/aero/timestep_info/00014/forces/00001</text:p>
      <text:p text:style-name="Preformatted_20_Text">data/aero/timestep_info/00014/forces/00002</text:p>
      <text:p text:style-name="Preformatted_20_Text">data/aero/timestep_info/00014/forces/00003</text:p>
      <text:p text:style-name="Preformatted_20_Text">data/aero/timestep_info/00014/forces/_read_as</text:p>
      <text:p text:style-name="Preformatted_20_Text">data/aero/timestep_info/00014/gamma/00000</text:p>
      <text:p text:style-name="Preformatted_20_Text">data/aero/timestep_info/00014/gamma/00001</text:p>
      <text:p text:style-name="Preformatted_20_Text">data/aero/timestep_info/00014/gamma/00002</text:p>
      <text:p text:style-name="Preformatted_20_Text">data/aero/timestep_info/00014/gamma/00003</text:p>
      <text:p text:style-name="Preformatted_20_Text">data/aero/timestep_info/00014/gamma/_read_as</text:p>
      <text:p text:style-name="Preformatted_20_Text">data/aero/timestep_info/00014/gamma_dot/00000</text:p>
      <text:p text:style-name="Preformatted_20_Text">data/aero/timestep_info/00014/gamma_dot/00001</text:p>
      <text:p text:style-name="Preformatted_20_Text">data/aero/timestep_info/00014/gamma_dot/00002</text:p>
      <text:p text:style-name="Preformatted_20_Text">data/aero/timestep_info/00014/gamma_dot/00003</text:p>
      <text:p text:style-name="Preformatted_20_Text">data/aero/timestep_info/00014/gamma_dot/_read_as</text:p>
      <text:p text:style-name="Preformatted_20_Text">data/aero/timestep_info/00014/gamma_star/00000</text:p>
      <text:p text:style-name="Preformatted_20_Text"><text:soft-page-break/>data/aero/timestep_info/00014/gamma_star/00001</text:p>
      <text:p text:style-name="Preformatted_20_Text">data/aero/timestep_info/00014/gamma_star/00002</text:p>
      <text:p text:style-name="Preformatted_20_Text">data/aero/timestep_info/00014/gamma_star/00003</text:p>
      <text:p text:style-name="Preformatted_20_Text">data/aero/timestep_info/00014/gamma_star/_read_as</text:p>
      <text:p text:style-name="Preformatted_20_Text">data/aero/timestep_info/00014/in_global_AFoR</text:p>
      <text:p text:style-name="Preformatted_20_Text">data/aero/timestep_info/00014/inertial_steady_forces</text:p>
      <text:p text:style-name="Preformatted_20_Text">data/aero/timestep_info/00014/inertial_unsteady_forces</text:p>
      <text:p text:style-name="Preformatted_20_Text">data/aero/timestep_info/00014/n_surf</text:p>
      <text:p text:style-name="Preformatted_20_Text">data/aero/timestep_info/00014/normals/00000</text:p>
      <text:p text:style-name="Preformatted_20_Text">data/aero/timestep_info/00014/normals/00001</text:p>
      <text:p text:style-name="Preformatted_20_Text">data/aero/timestep_info/00014/normals/00002</text:p>
      <text:p text:style-name="Preformatted_20_Text">data/aero/timestep_info/00014/normals/00003</text:p>
      <text:p text:style-name="Preformatted_20_Text">data/aero/timestep_info/00014/normals/_read_as</text:p>
      <text:p text:style-name="Preformatted_20_Text">data/aero/timestep_info/00014/postproc_cell/_read_as</text:p>
      <text:p text:style-name="Preformatted_20_Text">data/aero/timestep_info/00014/postproc_node/_read_as</text:p>
      <text:p text:style-name="Preformatted_20_Text">data/aero/timestep_info/00014/u_ext/00000</text:p>
      <text:p text:style-name="Preformatted_20_Text">data/aero/timestep_info/00014/u_ext/00001</text:p>
      <text:p text:style-name="Preformatted_20_Text">data/aero/timestep_info/00014/u_ext/00002</text:p>
      <text:p text:style-name="Preformatted_20_Text">data/aero/timestep_info/00014/u_ext/00003</text:p>
      <text:p text:style-name="Preformatted_20_Text">data/aero/timestep_info/00014/u_ext/_read_as</text:p>
      <text:p text:style-name="Preformatted_20_Text">data/aero/timestep_info/00014/u_ext_star/00000</text:p>
      <text:p text:style-name="Preformatted_20_Text">data/aero/timestep_info/00014/u_ext_star/00001</text:p>
      <text:p text:style-name="Preformatted_20_Text">data/aero/timestep_info/00014/u_ext_star/00002</text:p>
      <text:p text:style-name="Preformatted_20_Text">data/aero/timestep_info/00014/u_ext_star/00003</text:p>
      <text:p text:style-name="Preformatted_20_Text">data/aero/timestep_info/00014/u_ext_star/_read_as</text:p>
      <text:p text:style-name="Preformatted_20_Text">data/aero/timestep_info/00014/wake_conv_vel/00000</text:p>
      <text:p text:style-name="Preformatted_20_Text">data/aero/timestep_info/00014/wake_conv_vel/00001</text:p>
      <text:p text:style-name="Preformatted_20_Text">data/aero/timestep_info/00014/wake_conv_vel/00002</text:p>
      <text:p text:style-name="Preformatted_20_Text">data/aero/timestep_info/00014/wake_conv_vel/00003</text:p>
      <text:p text:style-name="Preformatted_20_Text">data/aero/timestep_info/00014/wake_conv_vel/_read_as</text:p>
      <text:p text:style-name="Preformatted_20_Text">data/aero/timestep_info/00014/zeta/00000</text:p>
      <text:p text:style-name="Preformatted_20_Text">data/aero/timestep_info/00014/zeta/00001</text:p>
      <text:p text:style-name="Preformatted_20_Text">data/aero/timestep_info/00014/zeta/00002</text:p>
      <text:p text:style-name="Preformatted_20_Text">data/aero/timestep_info/00014/zeta/00003</text:p>
      <text:p text:style-name="Preformatted_20_Text">data/aero/timestep_info/00014/zeta/_read_as</text:p>
      <text:p text:style-name="Preformatted_20_Text">data/aero/timestep_info/00014/zeta_dot/00000</text:p>
      <text:p text:style-name="Preformatted_20_Text">data/aero/timestep_info/00014/zeta_dot/00001</text:p>
      <text:p text:style-name="Preformatted_20_Text">data/aero/timestep_info/00014/zeta_dot/00002</text:p>
      <text:p text:style-name="Preformatted_20_Text">data/aero/timestep_info/00014/zeta_dot/00003</text:p>
      <text:p text:style-name="Preformatted_20_Text">data/aero/timestep_info/00014/zeta_dot/_read_as</text:p>
      <text:p text:style-name="Preformatted_20_Text">data/aero/timestep_info/00014/zeta_star/00000</text:p>
      <text:p text:style-name="Preformatted_20_Text">data/aero/timestep_info/00014/zeta_star/00001</text:p>
      <text:p text:style-name="Preformatted_20_Text">data/aero/timestep_info/00014/zeta_star/00002</text:p>
      <text:p text:style-name="Preformatted_20_Text">data/aero/timestep_info/00014/zeta_star/00003</text:p>
      <text:p text:style-name="Preformatted_20_Text">data/aero/timestep_info/00014/zeta_star/_read_as</text:p>
      <text:p text:style-name="Preformatted_20_Text">data/aero/timestep_info/00015/_read_as</text:p>
      <text:p text:style-name="Preformatted_20_Text">data/aero/timestep_info/00015/body_steady_forces</text:p>
      <text:p text:style-name="Preformatted_20_Text">data/aero/timestep_info/00015/body_unsteady_forces</text:p>
      <text:p text:style-name="Preformatted_20_Text">data/aero/timestep_info/00015/control_surface_deflection</text:p>
      <text:p text:style-name="Preformatted_20_Text">data/aero/timestep_info/00015/ct_dimensions</text:p>
      <text:p text:style-name="Preformatted_20_Text">data/aero/timestep_info/00015/ct_dimensions_star</text:p>
      <text:p text:style-name="Preformatted_20_Text">data/aero/timestep_info/00015/dimensions</text:p>
      <text:p text:style-name="Preformatted_20_Text">data/aero/timestep_info/00015/dimensions_star</text:p>
      <text:p text:style-name="Preformatted_20_Text">data/aero/timestep_info/00015/dist_to_orig/00000</text:p>
      <text:p text:style-name="Preformatted_20_Text">data/aero/timestep_info/00015/dist_to_orig/00001</text:p>
      <text:p text:style-name="Preformatted_20_Text">data/aero/timestep_info/00015/dist_to_orig/00002</text:p>
      <text:p text:style-name="Preformatted_20_Text">data/aero/timestep_info/00015/dist_to_orig/00003</text:p>
      <text:p text:style-name="Preformatted_20_Text">data/aero/timestep_info/00015/dist_to_orig/_read_as</text:p>
      <text:p text:style-name="Preformatted_20_Text">data/aero/timestep_info/00015/dynamic_forces/00000</text:p>
      <text:p text:style-name="Preformatted_20_Text">data/aero/timestep_info/00015/dynamic_forces/00001</text:p>
      <text:p text:style-name="Preformatted_20_Text">data/aero/timestep_info/00015/dynamic_forces/00002</text:p>
      <text:p text:style-name="Preformatted_20_Text">data/aero/timestep_info/00015/dynamic_forces/00003</text:p>
      <text:p text:style-name="Preformatted_20_Text">data/aero/timestep_info/00015/dynamic_forces/_read_as</text:p>
      <text:p text:style-name="Preformatted_20_Text">data/aero/timestep_info/00015/flag_zeta_phantom</text:p>
      <text:p text:style-name="Preformatted_20_Text"><text:soft-page-break/>data/aero/timestep_info/00015/forces/00000</text:p>
      <text:p text:style-name="Preformatted_20_Text">data/aero/timestep_info/00015/forces/00001</text:p>
      <text:p text:style-name="Preformatted_20_Text">data/aero/timestep_info/00015/forces/00002</text:p>
      <text:p text:style-name="Preformatted_20_Text">data/aero/timestep_info/00015/forces/00003</text:p>
      <text:p text:style-name="Preformatted_20_Text">data/aero/timestep_info/00015/forces/_read_as</text:p>
      <text:p text:style-name="Preformatted_20_Text">data/aero/timestep_info/00015/gamma/00000</text:p>
      <text:p text:style-name="Preformatted_20_Text">data/aero/timestep_info/00015/gamma/00001</text:p>
      <text:p text:style-name="Preformatted_20_Text">data/aero/timestep_info/00015/gamma/00002</text:p>
      <text:p text:style-name="Preformatted_20_Text">data/aero/timestep_info/00015/gamma/00003</text:p>
      <text:p text:style-name="Preformatted_20_Text">data/aero/timestep_info/00015/gamma/_read_as</text:p>
      <text:p text:style-name="Preformatted_20_Text">data/aero/timestep_info/00015/gamma_dot/00000</text:p>
      <text:p text:style-name="Preformatted_20_Text">data/aero/timestep_info/00015/gamma_dot/00001</text:p>
      <text:p text:style-name="Preformatted_20_Text">data/aero/timestep_info/00015/gamma_dot/00002</text:p>
      <text:p text:style-name="Preformatted_20_Text">data/aero/timestep_info/00015/gamma_dot/00003</text:p>
      <text:p text:style-name="Preformatted_20_Text">data/aero/timestep_info/00015/gamma_dot/_read_as</text:p>
      <text:p text:style-name="Preformatted_20_Text">data/aero/timestep_info/00015/gamma_star/00000</text:p>
      <text:p text:style-name="Preformatted_20_Text">data/aero/timestep_info/00015/gamma_star/00001</text:p>
      <text:p text:style-name="Preformatted_20_Text">data/aero/timestep_info/00015/gamma_star/00002</text:p>
      <text:p text:style-name="Preformatted_20_Text">data/aero/timestep_info/00015/gamma_star/00003</text:p>
      <text:p text:style-name="Preformatted_20_Text">data/aero/timestep_info/00015/gamma_star/_read_as</text:p>
      <text:p text:style-name="Preformatted_20_Text">data/aero/timestep_info/00015/in_global_AFoR</text:p>
      <text:p text:style-name="Preformatted_20_Text">data/aero/timestep_info/00015/inertial_steady_forces</text:p>
      <text:p text:style-name="Preformatted_20_Text">data/aero/timestep_info/00015/inertial_unsteady_forces</text:p>
      <text:p text:style-name="Preformatted_20_Text">data/aero/timestep_info/00015/n_surf</text:p>
      <text:p text:style-name="Preformatted_20_Text">data/aero/timestep_info/00015/normals/00000</text:p>
      <text:p text:style-name="Preformatted_20_Text">data/aero/timestep_info/00015/normals/00001</text:p>
      <text:p text:style-name="Preformatted_20_Text">data/aero/timestep_info/00015/normals/00002</text:p>
      <text:p text:style-name="Preformatted_20_Text">data/aero/timestep_info/00015/normals/00003</text:p>
      <text:p text:style-name="Preformatted_20_Text">data/aero/timestep_info/00015/normals/_read_as</text:p>
      <text:p text:style-name="Preformatted_20_Text">data/aero/timestep_info/00015/postproc_cell/_read_as</text:p>
      <text:p text:style-name="Preformatted_20_Text">data/aero/timestep_info/00015/postproc_node/_read_as</text:p>
      <text:p text:style-name="Preformatted_20_Text">data/aero/timestep_info/00015/u_ext/00000</text:p>
      <text:p text:style-name="Preformatted_20_Text">data/aero/timestep_info/00015/u_ext/00001</text:p>
      <text:p text:style-name="Preformatted_20_Text">data/aero/timestep_info/00015/u_ext/00002</text:p>
      <text:p text:style-name="Preformatted_20_Text">data/aero/timestep_info/00015/u_ext/00003</text:p>
      <text:p text:style-name="Preformatted_20_Text">data/aero/timestep_info/00015/u_ext/_read_as</text:p>
      <text:p text:style-name="Preformatted_20_Text">data/aero/timestep_info/00015/u_ext_star/00000</text:p>
      <text:p text:style-name="Preformatted_20_Text">data/aero/timestep_info/00015/u_ext_star/00001</text:p>
      <text:p text:style-name="Preformatted_20_Text">data/aero/timestep_info/00015/u_ext_star/00002</text:p>
      <text:p text:style-name="Preformatted_20_Text">data/aero/timestep_info/00015/u_ext_star/00003</text:p>
      <text:p text:style-name="Preformatted_20_Text">data/aero/timestep_info/00015/u_ext_star/_read_as</text:p>
      <text:p text:style-name="Preformatted_20_Text">data/aero/timestep_info/00015/wake_conv_vel/00000</text:p>
      <text:p text:style-name="Preformatted_20_Text">data/aero/timestep_info/00015/wake_conv_vel/00001</text:p>
      <text:p text:style-name="Preformatted_20_Text">data/aero/timestep_info/00015/wake_conv_vel/00002</text:p>
      <text:p text:style-name="Preformatted_20_Text">data/aero/timestep_info/00015/wake_conv_vel/00003</text:p>
      <text:p text:style-name="Preformatted_20_Text">data/aero/timestep_info/00015/wake_conv_vel/_read_as</text:p>
      <text:p text:style-name="Preformatted_20_Text">data/aero/timestep_info/00015/zeta/00000</text:p>
      <text:p text:style-name="Preformatted_20_Text">data/aero/timestep_info/00015/zeta/00001</text:p>
      <text:p text:style-name="Preformatted_20_Text">data/aero/timestep_info/00015/zeta/00002</text:p>
      <text:p text:style-name="Preformatted_20_Text">data/aero/timestep_info/00015/zeta/00003</text:p>
      <text:p text:style-name="Preformatted_20_Text">data/aero/timestep_info/00015/zeta/_read_as</text:p>
      <text:p text:style-name="Preformatted_20_Text">data/aero/timestep_info/00015/zeta_dot/00000</text:p>
      <text:p text:style-name="Preformatted_20_Text">data/aero/timestep_info/00015/zeta_dot/00001</text:p>
      <text:p text:style-name="Preformatted_20_Text">data/aero/timestep_info/00015/zeta_dot/00002</text:p>
      <text:p text:style-name="Preformatted_20_Text">data/aero/timestep_info/00015/zeta_dot/00003</text:p>
      <text:p text:style-name="Preformatted_20_Text">data/aero/timestep_info/00015/zeta_dot/_read_as</text:p>
      <text:p text:style-name="Preformatted_20_Text">data/aero/timestep_info/00015/zeta_star/00000</text:p>
      <text:p text:style-name="Preformatted_20_Text">data/aero/timestep_info/00015/zeta_star/00001</text:p>
      <text:p text:style-name="Preformatted_20_Text">data/aero/timestep_info/00015/zeta_star/00002</text:p>
      <text:p text:style-name="Preformatted_20_Text">data/aero/timestep_info/00015/zeta_star/00003</text:p>
      <text:p text:style-name="Preformatted_20_Text">data/aero/timestep_info/00015/zeta_star/_read_as</text:p>
      <text:p text:style-name="Preformatted_20_Text">data/aero/timestep_info/00016/_read_as</text:p>
      <text:p text:style-name="Preformatted_20_Text">data/aero/timestep_info/00016/body_steady_forces</text:p>
      <text:p text:style-name="Preformatted_20_Text">data/aero/timestep_info/00016/body_unsteady_forces</text:p>
      <text:p text:style-name="Preformatted_20_Text"><text:soft-page-break/>data/aero/timestep_info/00016/control_surface_deflection</text:p>
      <text:p text:style-name="Preformatted_20_Text">data/aero/timestep_info/00016/ct_dimensions</text:p>
      <text:p text:style-name="Preformatted_20_Text">data/aero/timestep_info/00016/ct_dimensions_star</text:p>
      <text:p text:style-name="Preformatted_20_Text">data/aero/timestep_info/00016/dimensions</text:p>
      <text:p text:style-name="Preformatted_20_Text">data/aero/timestep_info/00016/dimensions_star</text:p>
      <text:p text:style-name="Preformatted_20_Text">data/aero/timestep_info/00016/dist_to_orig/00000</text:p>
      <text:p text:style-name="Preformatted_20_Text">data/aero/timestep_info/00016/dist_to_orig/00001</text:p>
      <text:p text:style-name="Preformatted_20_Text">data/aero/timestep_info/00016/dist_to_orig/00002</text:p>
      <text:p text:style-name="Preformatted_20_Text">data/aero/timestep_info/00016/dist_to_orig/00003</text:p>
      <text:p text:style-name="Preformatted_20_Text">data/aero/timestep_info/00016/dist_to_orig/_read_as</text:p>
      <text:p text:style-name="Preformatted_20_Text">data/aero/timestep_info/00016/dynamic_forces/00000</text:p>
      <text:p text:style-name="Preformatted_20_Text">data/aero/timestep_info/00016/dynamic_forces/00001</text:p>
      <text:p text:style-name="Preformatted_20_Text">data/aero/timestep_info/00016/dynamic_forces/00002</text:p>
      <text:p text:style-name="Preformatted_20_Text">data/aero/timestep_info/00016/dynamic_forces/00003</text:p>
      <text:p text:style-name="Preformatted_20_Text">data/aero/timestep_info/00016/dynamic_forces/_read_as</text:p>
      <text:p text:style-name="Preformatted_20_Text">data/aero/timestep_info/00016/flag_zeta_phantom</text:p>
      <text:p text:style-name="Preformatted_20_Text">data/aero/timestep_info/00016/forces/00000</text:p>
      <text:p text:style-name="Preformatted_20_Text">data/aero/timestep_info/00016/forces/00001</text:p>
      <text:p text:style-name="Preformatted_20_Text">data/aero/timestep_info/00016/forces/00002</text:p>
      <text:p text:style-name="Preformatted_20_Text">data/aero/timestep_info/00016/forces/00003</text:p>
      <text:p text:style-name="Preformatted_20_Text">data/aero/timestep_info/00016/forces/_read_as</text:p>
      <text:p text:style-name="Preformatted_20_Text">data/aero/timestep_info/00016/gamma/00000</text:p>
      <text:p text:style-name="Preformatted_20_Text">data/aero/timestep_info/00016/gamma/00001</text:p>
      <text:p text:style-name="Preformatted_20_Text">data/aero/timestep_info/00016/gamma/00002</text:p>
      <text:p text:style-name="Preformatted_20_Text">data/aero/timestep_info/00016/gamma/00003</text:p>
      <text:p text:style-name="Preformatted_20_Text">data/aero/timestep_info/00016/gamma/_read_as</text:p>
      <text:p text:style-name="Preformatted_20_Text">data/aero/timestep_info/00016/gamma_dot/00000</text:p>
      <text:p text:style-name="Preformatted_20_Text">data/aero/timestep_info/00016/gamma_dot/00001</text:p>
      <text:p text:style-name="Preformatted_20_Text">data/aero/timestep_info/00016/gamma_dot/00002</text:p>
      <text:p text:style-name="Preformatted_20_Text">data/aero/timestep_info/00016/gamma_dot/00003</text:p>
      <text:p text:style-name="Preformatted_20_Text">data/aero/timestep_info/00016/gamma_dot/_read_as</text:p>
      <text:p text:style-name="Preformatted_20_Text">data/aero/timestep_info/00016/gamma_star/00000</text:p>
      <text:p text:style-name="Preformatted_20_Text">data/aero/timestep_info/00016/gamma_star/00001</text:p>
      <text:p text:style-name="Preformatted_20_Text">data/aero/timestep_info/00016/gamma_star/00002</text:p>
      <text:p text:style-name="Preformatted_20_Text">data/aero/timestep_info/00016/gamma_star/00003</text:p>
      <text:p text:style-name="Preformatted_20_Text">data/aero/timestep_info/00016/gamma_star/_read_as</text:p>
      <text:p text:style-name="Preformatted_20_Text">data/aero/timestep_info/00016/in_global_AFoR</text:p>
      <text:p text:style-name="Preformatted_20_Text">data/aero/timestep_info/00016/inertial_steady_forces</text:p>
      <text:p text:style-name="Preformatted_20_Text">data/aero/timestep_info/00016/inertial_unsteady_forces</text:p>
      <text:p text:style-name="Preformatted_20_Text">data/aero/timestep_info/00016/n_surf</text:p>
      <text:p text:style-name="Preformatted_20_Text">data/aero/timestep_info/00016/normals/00000</text:p>
      <text:p text:style-name="Preformatted_20_Text">data/aero/timestep_info/00016/normals/00001</text:p>
      <text:p text:style-name="Preformatted_20_Text">data/aero/timestep_info/00016/normals/00002</text:p>
      <text:p text:style-name="Preformatted_20_Text">data/aero/timestep_info/00016/normals/00003</text:p>
      <text:p text:style-name="Preformatted_20_Text">data/aero/timestep_info/00016/normals/_read_as</text:p>
      <text:p text:style-name="Preformatted_20_Text">data/aero/timestep_info/00016/postproc_cell/_read_as</text:p>
      <text:p text:style-name="Preformatted_20_Text">data/aero/timestep_info/00016/postproc_node/_read_as</text:p>
      <text:p text:style-name="Preformatted_20_Text">data/aero/timestep_info/00016/u_ext/00000</text:p>
      <text:p text:style-name="Preformatted_20_Text">data/aero/timestep_info/00016/u_ext/00001</text:p>
      <text:p text:style-name="Preformatted_20_Text">data/aero/timestep_info/00016/u_ext/00002</text:p>
      <text:p text:style-name="Preformatted_20_Text">data/aero/timestep_info/00016/u_ext/00003</text:p>
      <text:p text:style-name="Preformatted_20_Text">data/aero/timestep_info/00016/u_ext/_read_as</text:p>
      <text:p text:style-name="Preformatted_20_Text">data/aero/timestep_info/00016/u_ext_star/00000</text:p>
      <text:p text:style-name="Preformatted_20_Text">data/aero/timestep_info/00016/u_ext_star/00001</text:p>
      <text:p text:style-name="Preformatted_20_Text">data/aero/timestep_info/00016/u_ext_star/00002</text:p>
      <text:p text:style-name="Preformatted_20_Text">data/aero/timestep_info/00016/u_ext_star/00003</text:p>
      <text:p text:style-name="Preformatted_20_Text">data/aero/timestep_info/00016/u_ext_star/_read_as</text:p>
      <text:p text:style-name="Preformatted_20_Text">data/aero/timestep_info/00016/wake_conv_vel/00000</text:p>
      <text:p text:style-name="Preformatted_20_Text">data/aero/timestep_info/00016/wake_conv_vel/00001</text:p>
      <text:p text:style-name="Preformatted_20_Text">data/aero/timestep_info/00016/wake_conv_vel/00002</text:p>
      <text:p text:style-name="Preformatted_20_Text">data/aero/timestep_info/00016/wake_conv_vel/00003</text:p>
      <text:p text:style-name="Preformatted_20_Text">data/aero/timestep_info/00016/wake_conv_vel/_read_as</text:p>
      <text:p text:style-name="Preformatted_20_Text">data/aero/timestep_info/00016/zeta/00000</text:p>
      <text:p text:style-name="Preformatted_20_Text">data/aero/timestep_info/00016/zeta/00001</text:p>
      <text:p text:style-name="Preformatted_20_Text"><text:soft-page-break/>data/aero/timestep_info/00016/zeta/00002</text:p>
      <text:p text:style-name="Preformatted_20_Text">data/aero/timestep_info/00016/zeta/00003</text:p>
      <text:p text:style-name="Preformatted_20_Text">data/aero/timestep_info/00016/zeta/_read_as</text:p>
      <text:p text:style-name="Preformatted_20_Text">data/aero/timestep_info/00016/zeta_dot/00000</text:p>
      <text:p text:style-name="Preformatted_20_Text">data/aero/timestep_info/00016/zeta_dot/00001</text:p>
      <text:p text:style-name="Preformatted_20_Text">data/aero/timestep_info/00016/zeta_dot/00002</text:p>
      <text:p text:style-name="Preformatted_20_Text">data/aero/timestep_info/00016/zeta_dot/00003</text:p>
      <text:p text:style-name="Preformatted_20_Text">data/aero/timestep_info/00016/zeta_dot/_read_as</text:p>
      <text:p text:style-name="Preformatted_20_Text">data/aero/timestep_info/00016/zeta_star/00000</text:p>
      <text:p text:style-name="Preformatted_20_Text">data/aero/timestep_info/00016/zeta_star/00001</text:p>
      <text:p text:style-name="Preformatted_20_Text">data/aero/timestep_info/00016/zeta_star/00002</text:p>
      <text:p text:style-name="Preformatted_20_Text">data/aero/timestep_info/00016/zeta_star/00003</text:p>
      <text:p text:style-name="Preformatted_20_Text">data/aero/timestep_info/00016/zeta_star/_read_as</text:p>
      <text:p text:style-name="Preformatted_20_Text">data/aero/timestep_info/00017/_read_as</text:p>
      <text:p text:style-name="Preformatted_20_Text">data/aero/timestep_info/00017/body_steady_forces</text:p>
      <text:p text:style-name="Preformatted_20_Text">data/aero/timestep_info/00017/body_unsteady_forces</text:p>
      <text:p text:style-name="Preformatted_20_Text">data/aero/timestep_info/00017/control_surface_deflection</text:p>
      <text:p text:style-name="Preformatted_20_Text">data/aero/timestep_info/00017/ct_dimensions</text:p>
      <text:p text:style-name="Preformatted_20_Text">data/aero/timestep_info/00017/ct_dimensions_star</text:p>
      <text:p text:style-name="Preformatted_20_Text">data/aero/timestep_info/00017/dimensions</text:p>
      <text:p text:style-name="Preformatted_20_Text">data/aero/timestep_info/00017/dimensions_star</text:p>
      <text:p text:style-name="Preformatted_20_Text">data/aero/timestep_info/00017/dist_to_orig/00000</text:p>
      <text:p text:style-name="Preformatted_20_Text">data/aero/timestep_info/00017/dist_to_orig/00001</text:p>
      <text:p text:style-name="Preformatted_20_Text">data/aero/timestep_info/00017/dist_to_orig/00002</text:p>
      <text:p text:style-name="Preformatted_20_Text">data/aero/timestep_info/00017/dist_to_orig/00003</text:p>
      <text:p text:style-name="Preformatted_20_Text">data/aero/timestep_info/00017/dist_to_orig/_read_as</text:p>
      <text:p text:style-name="Preformatted_20_Text">data/aero/timestep_info/00017/dynamic_forces/00000</text:p>
      <text:p text:style-name="Preformatted_20_Text">data/aero/timestep_info/00017/dynamic_forces/00001</text:p>
      <text:p text:style-name="Preformatted_20_Text">data/aero/timestep_info/00017/dynamic_forces/00002</text:p>
      <text:p text:style-name="Preformatted_20_Text">data/aero/timestep_info/00017/dynamic_forces/00003</text:p>
      <text:p text:style-name="Preformatted_20_Text">data/aero/timestep_info/00017/dynamic_forces/_read_as</text:p>
      <text:p text:style-name="Preformatted_20_Text">data/aero/timestep_info/00017/flag_zeta_phantom</text:p>
      <text:p text:style-name="Preformatted_20_Text">data/aero/timestep_info/00017/forces/00000</text:p>
      <text:p text:style-name="Preformatted_20_Text">data/aero/timestep_info/00017/forces/00001</text:p>
      <text:p text:style-name="Preformatted_20_Text">data/aero/timestep_info/00017/forces/00002</text:p>
      <text:p text:style-name="Preformatted_20_Text">data/aero/timestep_info/00017/forces/00003</text:p>
      <text:p text:style-name="Preformatted_20_Text">data/aero/timestep_info/00017/forces/_read_as</text:p>
      <text:p text:style-name="Preformatted_20_Text">data/aero/timestep_info/00017/gamma/00000</text:p>
      <text:p text:style-name="Preformatted_20_Text">data/aero/timestep_info/00017/gamma/00001</text:p>
      <text:p text:style-name="Preformatted_20_Text">data/aero/timestep_info/00017/gamma/00002</text:p>
      <text:p text:style-name="Preformatted_20_Text">data/aero/timestep_info/00017/gamma/00003</text:p>
      <text:p text:style-name="Preformatted_20_Text">data/aero/timestep_info/00017/gamma/_read_as</text:p>
      <text:p text:style-name="Preformatted_20_Text">data/aero/timestep_info/00017/gamma_dot/00000</text:p>
      <text:p text:style-name="Preformatted_20_Text">data/aero/timestep_info/00017/gamma_dot/00001</text:p>
      <text:p text:style-name="Preformatted_20_Text">data/aero/timestep_info/00017/gamma_dot/00002</text:p>
      <text:p text:style-name="Preformatted_20_Text">data/aero/timestep_info/00017/gamma_dot/00003</text:p>
      <text:p text:style-name="Preformatted_20_Text">data/aero/timestep_info/00017/gamma_dot/_read_as</text:p>
      <text:p text:style-name="Preformatted_20_Text">data/aero/timestep_info/00017/gamma_star/00000</text:p>
      <text:p text:style-name="Preformatted_20_Text">data/aero/timestep_info/00017/gamma_star/00001</text:p>
      <text:p text:style-name="Preformatted_20_Text">data/aero/timestep_info/00017/gamma_star/00002</text:p>
      <text:p text:style-name="Preformatted_20_Text">data/aero/timestep_info/00017/gamma_star/00003</text:p>
      <text:p text:style-name="Preformatted_20_Text">data/aero/timestep_info/00017/gamma_star/_read_as</text:p>
      <text:p text:style-name="Preformatted_20_Text">data/aero/timestep_info/00017/in_global_AFoR</text:p>
      <text:p text:style-name="Preformatted_20_Text">data/aero/timestep_info/00017/inertial_steady_forces</text:p>
      <text:p text:style-name="Preformatted_20_Text">data/aero/timestep_info/00017/inertial_unsteady_forces</text:p>
      <text:p text:style-name="Preformatted_20_Text">data/aero/timestep_info/00017/n_surf</text:p>
      <text:p text:style-name="Preformatted_20_Text">data/aero/timestep_info/00017/normals/00000</text:p>
      <text:p text:style-name="Preformatted_20_Text">data/aero/timestep_info/00017/normals/00001</text:p>
      <text:p text:style-name="Preformatted_20_Text">data/aero/timestep_info/00017/normals/00002</text:p>
      <text:p text:style-name="Preformatted_20_Text">data/aero/timestep_info/00017/normals/00003</text:p>
      <text:p text:style-name="Preformatted_20_Text">data/aero/timestep_info/00017/normals/_read_as</text:p>
      <text:p text:style-name="Preformatted_20_Text">data/aero/timestep_info/00017/postproc_cell/_read_as</text:p>
      <text:p text:style-name="Preformatted_20_Text">data/aero/timestep_info/00017/postproc_node/_read_as</text:p>
      <text:p text:style-name="Preformatted_20_Text">data/aero/timestep_info/00017/u_ext/00000</text:p>
      <text:p text:style-name="Preformatted_20_Text"><text:soft-page-break/>data/aero/timestep_info/00017/u_ext/00001</text:p>
      <text:p text:style-name="Preformatted_20_Text">data/aero/timestep_info/00017/u_ext/00002</text:p>
      <text:p text:style-name="Preformatted_20_Text">data/aero/timestep_info/00017/u_ext/00003</text:p>
      <text:p text:style-name="Preformatted_20_Text">data/aero/timestep_info/00017/u_ext/_read_as</text:p>
      <text:p text:style-name="Preformatted_20_Text">data/aero/timestep_info/00017/u_ext_star/00000</text:p>
      <text:p text:style-name="Preformatted_20_Text">data/aero/timestep_info/00017/u_ext_star/00001</text:p>
      <text:p text:style-name="Preformatted_20_Text">data/aero/timestep_info/00017/u_ext_star/00002</text:p>
      <text:p text:style-name="Preformatted_20_Text">data/aero/timestep_info/00017/u_ext_star/00003</text:p>
      <text:p text:style-name="Preformatted_20_Text">data/aero/timestep_info/00017/u_ext_star/_read_as</text:p>
      <text:p text:style-name="Preformatted_20_Text">data/aero/timestep_info/00017/wake_conv_vel/00000</text:p>
      <text:p text:style-name="Preformatted_20_Text">data/aero/timestep_info/00017/wake_conv_vel/00001</text:p>
      <text:p text:style-name="Preformatted_20_Text">data/aero/timestep_info/00017/wake_conv_vel/00002</text:p>
      <text:p text:style-name="Preformatted_20_Text">data/aero/timestep_info/00017/wake_conv_vel/00003</text:p>
      <text:p text:style-name="Preformatted_20_Text">data/aero/timestep_info/00017/wake_conv_vel/_read_as</text:p>
      <text:p text:style-name="Preformatted_20_Text">data/aero/timestep_info/00017/zeta/00000</text:p>
      <text:p text:style-name="Preformatted_20_Text">data/aero/timestep_info/00017/zeta/00001</text:p>
      <text:p text:style-name="Preformatted_20_Text">data/aero/timestep_info/00017/zeta/00002</text:p>
      <text:p text:style-name="Preformatted_20_Text">data/aero/timestep_info/00017/zeta/00003</text:p>
      <text:p text:style-name="Preformatted_20_Text">data/aero/timestep_info/00017/zeta/_read_as</text:p>
      <text:p text:style-name="Preformatted_20_Text">data/aero/timestep_info/00017/zeta_dot/00000</text:p>
      <text:p text:style-name="Preformatted_20_Text">data/aero/timestep_info/00017/zeta_dot/00001</text:p>
      <text:p text:style-name="Preformatted_20_Text">data/aero/timestep_info/00017/zeta_dot/00002</text:p>
      <text:p text:style-name="Preformatted_20_Text">data/aero/timestep_info/00017/zeta_dot/00003</text:p>
      <text:p text:style-name="Preformatted_20_Text">data/aero/timestep_info/00017/zeta_dot/_read_as</text:p>
      <text:p text:style-name="Preformatted_20_Text">data/aero/timestep_info/00017/zeta_star/00000</text:p>
      <text:p text:style-name="Preformatted_20_Text">data/aero/timestep_info/00017/zeta_star/00001</text:p>
      <text:p text:style-name="Preformatted_20_Text">data/aero/timestep_info/00017/zeta_star/00002</text:p>
      <text:p text:style-name="Preformatted_20_Text">data/aero/timestep_info/00017/zeta_star/00003</text:p>
      <text:p text:style-name="Preformatted_20_Text">data/aero/timestep_info/00017/zeta_star/_read_as</text:p>
      <text:p text:style-name="Preformatted_20_Text">data/aero/timestep_info/00018/_read_as</text:p>
      <text:p text:style-name="Preformatted_20_Text">data/aero/timestep_info/00018/body_steady_forces</text:p>
      <text:p text:style-name="Preformatted_20_Text">data/aero/timestep_info/00018/body_unsteady_forces</text:p>
      <text:p text:style-name="Preformatted_20_Text">data/aero/timestep_info/00018/control_surface_deflection</text:p>
      <text:p text:style-name="Preformatted_20_Text">data/aero/timestep_info/00018/ct_dimensions</text:p>
      <text:p text:style-name="Preformatted_20_Text">data/aero/timestep_info/00018/ct_dimensions_star</text:p>
      <text:p text:style-name="Preformatted_20_Text">data/aero/timestep_info/00018/dimensions</text:p>
      <text:p text:style-name="Preformatted_20_Text">data/aero/timestep_info/00018/dimensions_star</text:p>
      <text:p text:style-name="Preformatted_20_Text">data/aero/timestep_info/00018/dist_to_orig/00000</text:p>
      <text:p text:style-name="Preformatted_20_Text">data/aero/timestep_info/00018/dist_to_orig/00001</text:p>
      <text:p text:style-name="Preformatted_20_Text">data/aero/timestep_info/00018/dist_to_orig/00002</text:p>
      <text:p text:style-name="Preformatted_20_Text">data/aero/timestep_info/00018/dist_to_orig/00003</text:p>
      <text:p text:style-name="Preformatted_20_Text">data/aero/timestep_info/00018/dist_to_orig/_read_as</text:p>
      <text:p text:style-name="Preformatted_20_Text">data/aero/timestep_info/00018/dynamic_forces/00000</text:p>
      <text:p text:style-name="Preformatted_20_Text">data/aero/timestep_info/00018/dynamic_forces/00001</text:p>
      <text:p text:style-name="Preformatted_20_Text">data/aero/timestep_info/00018/dynamic_forces/00002</text:p>
      <text:p text:style-name="Preformatted_20_Text">data/aero/timestep_info/00018/dynamic_forces/00003</text:p>
      <text:p text:style-name="Preformatted_20_Text">data/aero/timestep_info/00018/dynamic_forces/_read_as</text:p>
      <text:p text:style-name="Preformatted_20_Text">data/aero/timestep_info/00018/flag_zeta_phantom</text:p>
      <text:p text:style-name="Preformatted_20_Text">data/aero/timestep_info/00018/forces/00000</text:p>
      <text:p text:style-name="Preformatted_20_Text">data/aero/timestep_info/00018/forces/00001</text:p>
      <text:p text:style-name="Preformatted_20_Text">data/aero/timestep_info/00018/forces/00002</text:p>
      <text:p text:style-name="Preformatted_20_Text">data/aero/timestep_info/00018/forces/00003</text:p>
      <text:p text:style-name="Preformatted_20_Text">data/aero/timestep_info/00018/forces/_read_as</text:p>
      <text:p text:style-name="Preformatted_20_Text">data/aero/timestep_info/00018/gamma/00000</text:p>
      <text:p text:style-name="Preformatted_20_Text">data/aero/timestep_info/00018/gamma/00001</text:p>
      <text:p text:style-name="Preformatted_20_Text">data/aero/timestep_info/00018/gamma/00002</text:p>
      <text:p text:style-name="Preformatted_20_Text">data/aero/timestep_info/00018/gamma/00003</text:p>
      <text:p text:style-name="Preformatted_20_Text">data/aero/timestep_info/00018/gamma/_read_as</text:p>
      <text:p text:style-name="Preformatted_20_Text">data/aero/timestep_info/00018/gamma_dot/00000</text:p>
      <text:p text:style-name="Preformatted_20_Text">data/aero/timestep_info/00018/gamma_dot/00001</text:p>
      <text:p text:style-name="Preformatted_20_Text">data/aero/timestep_info/00018/gamma_dot/00002</text:p>
      <text:p text:style-name="Preformatted_20_Text">data/aero/timestep_info/00018/gamma_dot/00003</text:p>
      <text:p text:style-name="Preformatted_20_Text">data/aero/timestep_info/00018/gamma_dot/_read_as</text:p>
      <text:p text:style-name="Preformatted_20_Text">data/aero/timestep_info/00018/gamma_star/00000</text:p>
      <text:p text:style-name="Preformatted_20_Text"><text:soft-page-break/>data/aero/timestep_info/00018/gamma_star/00001</text:p>
      <text:p text:style-name="Preformatted_20_Text">data/aero/timestep_info/00018/gamma_star/00002</text:p>
      <text:p text:style-name="Preformatted_20_Text">data/aero/timestep_info/00018/gamma_star/00003</text:p>
      <text:p text:style-name="Preformatted_20_Text">data/aero/timestep_info/00018/gamma_star/_read_as</text:p>
      <text:p text:style-name="Preformatted_20_Text">data/aero/timestep_info/00018/in_global_AFoR</text:p>
      <text:p text:style-name="Preformatted_20_Text">data/aero/timestep_info/00018/inertial_steady_forces</text:p>
      <text:p text:style-name="Preformatted_20_Text">data/aero/timestep_info/00018/inertial_unsteady_forces</text:p>
      <text:p text:style-name="Preformatted_20_Text">data/aero/timestep_info/00018/n_surf</text:p>
      <text:p text:style-name="Preformatted_20_Text">data/aero/timestep_info/00018/normals/00000</text:p>
      <text:p text:style-name="Preformatted_20_Text">data/aero/timestep_info/00018/normals/00001</text:p>
      <text:p text:style-name="Preformatted_20_Text">data/aero/timestep_info/00018/normals/00002</text:p>
      <text:p text:style-name="Preformatted_20_Text">data/aero/timestep_info/00018/normals/00003</text:p>
      <text:p text:style-name="Preformatted_20_Text">data/aero/timestep_info/00018/normals/_read_as</text:p>
      <text:p text:style-name="Preformatted_20_Text">data/aero/timestep_info/00018/postproc_cell/_read_as</text:p>
      <text:p text:style-name="Preformatted_20_Text">data/aero/timestep_info/00018/postproc_node/_read_as</text:p>
      <text:p text:style-name="Preformatted_20_Text">data/aero/timestep_info/00018/u_ext/00000</text:p>
      <text:p text:style-name="Preformatted_20_Text">data/aero/timestep_info/00018/u_ext/00001</text:p>
      <text:p text:style-name="Preformatted_20_Text">data/aero/timestep_info/00018/u_ext/00002</text:p>
      <text:p text:style-name="Preformatted_20_Text">data/aero/timestep_info/00018/u_ext/00003</text:p>
      <text:p text:style-name="Preformatted_20_Text">data/aero/timestep_info/00018/u_ext/_read_as</text:p>
      <text:p text:style-name="Preformatted_20_Text">data/aero/timestep_info/00018/u_ext_star/00000</text:p>
      <text:p text:style-name="Preformatted_20_Text">data/aero/timestep_info/00018/u_ext_star/00001</text:p>
      <text:p text:style-name="Preformatted_20_Text">data/aero/timestep_info/00018/u_ext_star/00002</text:p>
      <text:p text:style-name="Preformatted_20_Text">data/aero/timestep_info/00018/u_ext_star/00003</text:p>
      <text:p text:style-name="Preformatted_20_Text">data/aero/timestep_info/00018/u_ext_star/_read_as</text:p>
      <text:p text:style-name="Preformatted_20_Text">data/aero/timestep_info/00018/wake_conv_vel/00000</text:p>
      <text:p text:style-name="Preformatted_20_Text">data/aero/timestep_info/00018/wake_conv_vel/00001</text:p>
      <text:p text:style-name="Preformatted_20_Text">data/aero/timestep_info/00018/wake_conv_vel/00002</text:p>
      <text:p text:style-name="Preformatted_20_Text">data/aero/timestep_info/00018/wake_conv_vel/00003</text:p>
      <text:p text:style-name="Preformatted_20_Text">data/aero/timestep_info/00018/wake_conv_vel/_read_as</text:p>
      <text:p text:style-name="Preformatted_20_Text">data/aero/timestep_info/00018/zeta/00000</text:p>
      <text:p text:style-name="Preformatted_20_Text">data/aero/timestep_info/00018/zeta/00001</text:p>
      <text:p text:style-name="Preformatted_20_Text">data/aero/timestep_info/00018/zeta/00002</text:p>
      <text:p text:style-name="Preformatted_20_Text">data/aero/timestep_info/00018/zeta/00003</text:p>
      <text:p text:style-name="Preformatted_20_Text">data/aero/timestep_info/00018/zeta/_read_as</text:p>
      <text:p text:style-name="Preformatted_20_Text">data/aero/timestep_info/00018/zeta_dot/00000</text:p>
      <text:p text:style-name="Preformatted_20_Text">data/aero/timestep_info/00018/zeta_dot/00001</text:p>
      <text:p text:style-name="Preformatted_20_Text">data/aero/timestep_info/00018/zeta_dot/00002</text:p>
      <text:p text:style-name="Preformatted_20_Text">data/aero/timestep_info/00018/zeta_dot/00003</text:p>
      <text:p text:style-name="Preformatted_20_Text">data/aero/timestep_info/00018/zeta_dot/_read_as</text:p>
      <text:p text:style-name="Preformatted_20_Text">data/aero/timestep_info/00018/zeta_star/00000</text:p>
      <text:p text:style-name="Preformatted_20_Text">data/aero/timestep_info/00018/zeta_star/00001</text:p>
      <text:p text:style-name="Preformatted_20_Text">data/aero/timestep_info/00018/zeta_star/00002</text:p>
      <text:p text:style-name="Preformatted_20_Text">data/aero/timestep_info/00018/zeta_star/00003</text:p>
      <text:p text:style-name="Preformatted_20_Text">data/aero/timestep_info/00018/zeta_star/_read_as</text:p>
      <text:p text:style-name="Preformatted_20_Text">data/aero/timestep_info/00019/_read_as</text:p>
      <text:p text:style-name="Preformatted_20_Text">data/aero/timestep_info/00019/body_steady_forces</text:p>
      <text:p text:style-name="Preformatted_20_Text">data/aero/timestep_info/00019/body_unsteady_forces</text:p>
      <text:p text:style-name="Preformatted_20_Text">data/aero/timestep_info/00019/control_surface_deflection</text:p>
      <text:p text:style-name="Preformatted_20_Text">data/aero/timestep_info/00019/ct_dimensions</text:p>
      <text:p text:style-name="Preformatted_20_Text">data/aero/timestep_info/00019/ct_dimensions_star</text:p>
      <text:p text:style-name="Preformatted_20_Text">data/aero/timestep_info/00019/dimensions</text:p>
      <text:p text:style-name="Preformatted_20_Text">data/aero/timestep_info/00019/dimensions_star</text:p>
      <text:p text:style-name="Preformatted_20_Text">data/aero/timestep_info/00019/dist_to_orig/00000</text:p>
      <text:p text:style-name="Preformatted_20_Text">data/aero/timestep_info/00019/dist_to_orig/00001</text:p>
      <text:p text:style-name="Preformatted_20_Text">data/aero/timestep_info/00019/dist_to_orig/00002</text:p>
      <text:p text:style-name="Preformatted_20_Text">data/aero/timestep_info/00019/dist_to_orig/00003</text:p>
      <text:p text:style-name="Preformatted_20_Text">data/aero/timestep_info/00019/dist_to_orig/_read_as</text:p>
      <text:p text:style-name="Preformatted_20_Text">data/aero/timestep_info/00019/dynamic_forces/00000</text:p>
      <text:p text:style-name="Preformatted_20_Text">data/aero/timestep_info/00019/dynamic_forces/00001</text:p>
      <text:p text:style-name="Preformatted_20_Text">data/aero/timestep_info/00019/dynamic_forces/00002</text:p>
      <text:p text:style-name="Preformatted_20_Text">data/aero/timestep_info/00019/dynamic_forces/00003</text:p>
      <text:p text:style-name="Preformatted_20_Text">data/aero/timestep_info/00019/dynamic_forces/_read_as</text:p>
      <text:p text:style-name="Preformatted_20_Text">data/aero/timestep_info/00019/flag_zeta_phantom</text:p>
      <text:p text:style-name="Preformatted_20_Text"><text:soft-page-break/>data/aero/timestep_info/00019/forces/00000</text:p>
      <text:p text:style-name="Preformatted_20_Text">data/aero/timestep_info/00019/forces/00001</text:p>
      <text:p text:style-name="Preformatted_20_Text">data/aero/timestep_info/00019/forces/00002</text:p>
      <text:p text:style-name="Preformatted_20_Text">data/aero/timestep_info/00019/forces/00003</text:p>
      <text:p text:style-name="Preformatted_20_Text">data/aero/timestep_info/00019/forces/_read_as</text:p>
      <text:p text:style-name="Preformatted_20_Text">data/aero/timestep_info/00019/gamma/00000</text:p>
      <text:p text:style-name="Preformatted_20_Text">data/aero/timestep_info/00019/gamma/00001</text:p>
      <text:p text:style-name="Preformatted_20_Text">data/aero/timestep_info/00019/gamma/00002</text:p>
      <text:p text:style-name="Preformatted_20_Text">data/aero/timestep_info/00019/gamma/00003</text:p>
      <text:p text:style-name="Preformatted_20_Text">data/aero/timestep_info/00019/gamma/_read_as</text:p>
      <text:p text:style-name="Preformatted_20_Text">data/aero/timestep_info/00019/gamma_dot/00000</text:p>
      <text:p text:style-name="Preformatted_20_Text">data/aero/timestep_info/00019/gamma_dot/00001</text:p>
      <text:p text:style-name="Preformatted_20_Text">data/aero/timestep_info/00019/gamma_dot/00002</text:p>
      <text:p text:style-name="Preformatted_20_Text">data/aero/timestep_info/00019/gamma_dot/00003</text:p>
      <text:p text:style-name="Preformatted_20_Text">data/aero/timestep_info/00019/gamma_dot/_read_as</text:p>
      <text:p text:style-name="Preformatted_20_Text">data/aero/timestep_info/00019/gamma_star/00000</text:p>
      <text:p text:style-name="Preformatted_20_Text">data/aero/timestep_info/00019/gamma_star/00001</text:p>
      <text:p text:style-name="Preformatted_20_Text">data/aero/timestep_info/00019/gamma_star/00002</text:p>
      <text:p text:style-name="Preformatted_20_Text">data/aero/timestep_info/00019/gamma_star/00003</text:p>
      <text:p text:style-name="Preformatted_20_Text">data/aero/timestep_info/00019/gamma_star/_read_as</text:p>
      <text:p text:style-name="Preformatted_20_Text">data/aero/timestep_info/00019/in_global_AFoR</text:p>
      <text:p text:style-name="Preformatted_20_Text">data/aero/timestep_info/00019/inertial_steady_forces</text:p>
      <text:p text:style-name="Preformatted_20_Text">data/aero/timestep_info/00019/inertial_unsteady_forces</text:p>
      <text:p text:style-name="Preformatted_20_Text">data/aero/timestep_info/00019/n_surf</text:p>
      <text:p text:style-name="Preformatted_20_Text">data/aero/timestep_info/00019/normals/00000</text:p>
      <text:p text:style-name="Preformatted_20_Text">data/aero/timestep_info/00019/normals/00001</text:p>
      <text:p text:style-name="Preformatted_20_Text">data/aero/timestep_info/00019/normals/00002</text:p>
      <text:p text:style-name="Preformatted_20_Text">data/aero/timestep_info/00019/normals/00003</text:p>
      <text:p text:style-name="Preformatted_20_Text">data/aero/timestep_info/00019/normals/_read_as</text:p>
      <text:p text:style-name="Preformatted_20_Text">data/aero/timestep_info/00019/postproc_cell/_read_as</text:p>
      <text:p text:style-name="Preformatted_20_Text">data/aero/timestep_info/00019/postproc_node/_read_as</text:p>
      <text:p text:style-name="Preformatted_20_Text">data/aero/timestep_info/00019/u_ext/00000</text:p>
      <text:p text:style-name="Preformatted_20_Text">data/aero/timestep_info/00019/u_ext/00001</text:p>
      <text:p text:style-name="Preformatted_20_Text">data/aero/timestep_info/00019/u_ext/00002</text:p>
      <text:p text:style-name="Preformatted_20_Text">data/aero/timestep_info/00019/u_ext/00003</text:p>
      <text:p text:style-name="Preformatted_20_Text">data/aero/timestep_info/00019/u_ext/_read_as</text:p>
      <text:p text:style-name="Preformatted_20_Text">data/aero/timestep_info/00019/u_ext_star/00000</text:p>
      <text:p text:style-name="Preformatted_20_Text">data/aero/timestep_info/00019/u_ext_star/00001</text:p>
      <text:p text:style-name="Preformatted_20_Text">data/aero/timestep_info/00019/u_ext_star/00002</text:p>
      <text:p text:style-name="Preformatted_20_Text">data/aero/timestep_info/00019/u_ext_star/00003</text:p>
      <text:p text:style-name="Preformatted_20_Text">data/aero/timestep_info/00019/u_ext_star/_read_as</text:p>
      <text:p text:style-name="Preformatted_20_Text">data/aero/timestep_info/00019/wake_conv_vel/00000</text:p>
      <text:p text:style-name="Preformatted_20_Text">data/aero/timestep_info/00019/wake_conv_vel/00001</text:p>
      <text:p text:style-name="Preformatted_20_Text">data/aero/timestep_info/00019/wake_conv_vel/00002</text:p>
      <text:p text:style-name="Preformatted_20_Text">data/aero/timestep_info/00019/wake_conv_vel/00003</text:p>
      <text:p text:style-name="Preformatted_20_Text">data/aero/timestep_info/00019/wake_conv_vel/_read_as</text:p>
      <text:p text:style-name="Preformatted_20_Text">data/aero/timestep_info/00019/zeta/00000</text:p>
      <text:p text:style-name="Preformatted_20_Text">data/aero/timestep_info/00019/zeta/00001</text:p>
      <text:p text:style-name="Preformatted_20_Text">data/aero/timestep_info/00019/zeta/00002</text:p>
      <text:p text:style-name="Preformatted_20_Text">data/aero/timestep_info/00019/zeta/00003</text:p>
      <text:p text:style-name="Preformatted_20_Text">data/aero/timestep_info/00019/zeta/_read_as</text:p>
      <text:p text:style-name="Preformatted_20_Text">data/aero/timestep_info/00019/zeta_dot/00000</text:p>
      <text:p text:style-name="Preformatted_20_Text">data/aero/timestep_info/00019/zeta_dot/00001</text:p>
      <text:p text:style-name="Preformatted_20_Text">data/aero/timestep_info/00019/zeta_dot/00002</text:p>
      <text:p text:style-name="Preformatted_20_Text">data/aero/timestep_info/00019/zeta_dot/00003</text:p>
      <text:p text:style-name="Preformatted_20_Text">data/aero/timestep_info/00019/zeta_dot/_read_as</text:p>
      <text:p text:style-name="Preformatted_20_Text">data/aero/timestep_info/00019/zeta_star/00000</text:p>
      <text:p text:style-name="Preformatted_20_Text">data/aero/timestep_info/00019/zeta_star/00001</text:p>
      <text:p text:style-name="Preformatted_20_Text">data/aero/timestep_info/00019/zeta_star/00002</text:p>
      <text:p text:style-name="Preformatted_20_Text">data/aero/timestep_info/00019/zeta_star/00003</text:p>
      <text:p text:style-name="Preformatted_20_Text">data/aero/timestep_info/00019/zeta_star/_read_as</text:p>
      <text:p text:style-name="Preformatted_20_Text">data/aero/timestep_info/00020/_read_as</text:p>
      <text:p text:style-name="Preformatted_20_Text">data/aero/timestep_info/00020/body_steady_forces</text:p>
      <text:p text:style-name="Preformatted_20_Text">data/aero/timestep_info/00020/body_unsteady_forces</text:p>
      <text:p text:style-name="Preformatted_20_Text"><text:soft-page-break/>data/aero/timestep_info/00020/control_surface_deflection</text:p>
      <text:p text:style-name="Preformatted_20_Text">data/aero/timestep_info/00020/ct_dimensions</text:p>
      <text:p text:style-name="Preformatted_20_Text">data/aero/timestep_info/00020/ct_dimensions_star</text:p>
      <text:p text:style-name="Preformatted_20_Text">data/aero/timestep_info/00020/dimensions</text:p>
      <text:p text:style-name="Preformatted_20_Text">data/aero/timestep_info/00020/dimensions_star</text:p>
      <text:p text:style-name="Preformatted_20_Text">data/aero/timestep_info/00020/dist_to_orig/00000</text:p>
      <text:p text:style-name="Preformatted_20_Text">data/aero/timestep_info/00020/dist_to_orig/00001</text:p>
      <text:p text:style-name="Preformatted_20_Text">data/aero/timestep_info/00020/dist_to_orig/00002</text:p>
      <text:p text:style-name="Preformatted_20_Text">data/aero/timestep_info/00020/dist_to_orig/00003</text:p>
      <text:p text:style-name="Preformatted_20_Text">data/aero/timestep_info/00020/dist_to_orig/_read_as</text:p>
      <text:p text:style-name="Preformatted_20_Text">data/aero/timestep_info/00020/dynamic_forces/00000</text:p>
      <text:p text:style-name="Preformatted_20_Text">data/aero/timestep_info/00020/dynamic_forces/00001</text:p>
      <text:p text:style-name="Preformatted_20_Text">data/aero/timestep_info/00020/dynamic_forces/00002</text:p>
      <text:p text:style-name="Preformatted_20_Text">data/aero/timestep_info/00020/dynamic_forces/00003</text:p>
      <text:p text:style-name="Preformatted_20_Text">data/aero/timestep_info/00020/dynamic_forces/_read_as</text:p>
      <text:p text:style-name="Preformatted_20_Text">data/aero/timestep_info/00020/flag_zeta_phantom</text:p>
      <text:p text:style-name="Preformatted_20_Text">data/aero/timestep_info/00020/forces/00000</text:p>
      <text:p text:style-name="Preformatted_20_Text">data/aero/timestep_info/00020/forces/00001</text:p>
      <text:p text:style-name="Preformatted_20_Text">data/aero/timestep_info/00020/forces/00002</text:p>
      <text:p text:style-name="Preformatted_20_Text">data/aero/timestep_info/00020/forces/00003</text:p>
      <text:p text:style-name="Preformatted_20_Text">data/aero/timestep_info/00020/forces/_read_as</text:p>
      <text:p text:style-name="Preformatted_20_Text">data/aero/timestep_info/00020/gamma/00000</text:p>
      <text:p text:style-name="Preformatted_20_Text">data/aero/timestep_info/00020/gamma/00001</text:p>
      <text:p text:style-name="Preformatted_20_Text">data/aero/timestep_info/00020/gamma/00002</text:p>
      <text:p text:style-name="Preformatted_20_Text">data/aero/timestep_info/00020/gamma/00003</text:p>
      <text:p text:style-name="Preformatted_20_Text">data/aero/timestep_info/00020/gamma/_read_as</text:p>
      <text:p text:style-name="Preformatted_20_Text">data/aero/timestep_info/00020/gamma_dot/00000</text:p>
      <text:p text:style-name="Preformatted_20_Text">data/aero/timestep_info/00020/gamma_dot/00001</text:p>
      <text:p text:style-name="Preformatted_20_Text">data/aero/timestep_info/00020/gamma_dot/00002</text:p>
      <text:p text:style-name="Preformatted_20_Text">data/aero/timestep_info/00020/gamma_dot/00003</text:p>
      <text:p text:style-name="Preformatted_20_Text">data/aero/timestep_info/00020/gamma_dot/_read_as</text:p>
      <text:p text:style-name="Preformatted_20_Text">data/aero/timestep_info/00020/gamma_star/00000</text:p>
      <text:p text:style-name="Preformatted_20_Text">data/aero/timestep_info/00020/gamma_star/00001</text:p>
      <text:p text:style-name="Preformatted_20_Text">data/aero/timestep_info/00020/gamma_star/00002</text:p>
      <text:p text:style-name="Preformatted_20_Text">data/aero/timestep_info/00020/gamma_star/00003</text:p>
      <text:p text:style-name="Preformatted_20_Text">data/aero/timestep_info/00020/gamma_star/_read_as</text:p>
      <text:p text:style-name="Preformatted_20_Text">data/aero/timestep_info/00020/in_global_AFoR</text:p>
      <text:p text:style-name="Preformatted_20_Text">data/aero/timestep_info/00020/inertial_steady_forces</text:p>
      <text:p text:style-name="Preformatted_20_Text">data/aero/timestep_info/00020/inertial_unsteady_forces</text:p>
      <text:p text:style-name="Preformatted_20_Text">data/aero/timestep_info/00020/n_surf</text:p>
      <text:p text:style-name="Preformatted_20_Text">data/aero/timestep_info/00020/normals/00000</text:p>
      <text:p text:style-name="Preformatted_20_Text">data/aero/timestep_info/00020/normals/00001</text:p>
      <text:p text:style-name="Preformatted_20_Text">data/aero/timestep_info/00020/normals/00002</text:p>
      <text:p text:style-name="Preformatted_20_Text">data/aero/timestep_info/00020/normals/00003</text:p>
      <text:p text:style-name="Preformatted_20_Text">data/aero/timestep_info/00020/normals/_read_as</text:p>
      <text:p text:style-name="Preformatted_20_Text">data/aero/timestep_info/00020/postproc_cell/_read_as</text:p>
      <text:p text:style-name="Preformatted_20_Text">data/aero/timestep_info/00020/postproc_node/_read_as</text:p>
      <text:p text:style-name="Preformatted_20_Text">data/aero/timestep_info/00020/u_ext/00000</text:p>
      <text:p text:style-name="Preformatted_20_Text">data/aero/timestep_info/00020/u_ext/00001</text:p>
      <text:p text:style-name="Preformatted_20_Text">data/aero/timestep_info/00020/u_ext/00002</text:p>
      <text:p text:style-name="Preformatted_20_Text">data/aero/timestep_info/00020/u_ext/00003</text:p>
      <text:p text:style-name="Preformatted_20_Text">data/aero/timestep_info/00020/u_ext/_read_as</text:p>
      <text:p text:style-name="Preformatted_20_Text">data/aero/timestep_info/00020/u_ext_star/00000</text:p>
      <text:p text:style-name="Preformatted_20_Text">data/aero/timestep_info/00020/u_ext_star/00001</text:p>
      <text:p text:style-name="Preformatted_20_Text">data/aero/timestep_info/00020/u_ext_star/00002</text:p>
      <text:p text:style-name="Preformatted_20_Text">data/aero/timestep_info/00020/u_ext_star/00003</text:p>
      <text:p text:style-name="Preformatted_20_Text">data/aero/timestep_info/00020/u_ext_star/_read_as</text:p>
      <text:p text:style-name="Preformatted_20_Text">data/aero/timestep_info/00020/wake_conv_vel/00000</text:p>
      <text:p text:style-name="Preformatted_20_Text">data/aero/timestep_info/00020/wake_conv_vel/00001</text:p>
      <text:p text:style-name="Preformatted_20_Text">data/aero/timestep_info/00020/wake_conv_vel/00002</text:p>
      <text:p text:style-name="Preformatted_20_Text">data/aero/timestep_info/00020/wake_conv_vel/00003</text:p>
      <text:p text:style-name="Preformatted_20_Text">data/aero/timestep_info/00020/wake_conv_vel/_read_as</text:p>
      <text:p text:style-name="Preformatted_20_Text">data/aero/timestep_info/00020/zeta/00000</text:p>
      <text:p text:style-name="Preformatted_20_Text">data/aero/timestep_info/00020/zeta/00001</text:p>
      <text:p text:style-name="Preformatted_20_Text"><text:soft-page-break/>data/aero/timestep_info/00020/zeta/00002</text:p>
      <text:p text:style-name="Preformatted_20_Text">data/aero/timestep_info/00020/zeta/00003</text:p>
      <text:p text:style-name="Preformatted_20_Text">data/aero/timestep_info/00020/zeta/_read_as</text:p>
      <text:p text:style-name="Preformatted_20_Text">data/aero/timestep_info/00020/zeta_dot/00000</text:p>
      <text:p text:style-name="Preformatted_20_Text">data/aero/timestep_info/00020/zeta_dot/00001</text:p>
      <text:p text:style-name="Preformatted_20_Text">data/aero/timestep_info/00020/zeta_dot/00002</text:p>
      <text:p text:style-name="Preformatted_20_Text">data/aero/timestep_info/00020/zeta_dot/00003</text:p>
      <text:p text:style-name="Preformatted_20_Text">data/aero/timestep_info/00020/zeta_dot/_read_as</text:p>
      <text:p text:style-name="Preformatted_20_Text">data/aero/timestep_info/00020/zeta_star/00000</text:p>
      <text:p text:style-name="Preformatted_20_Text">data/aero/timestep_info/00020/zeta_star/00001</text:p>
      <text:p text:style-name="Preformatted_20_Text">data/aero/timestep_info/00020/zeta_star/00002</text:p>
      <text:p text:style-name="Preformatted_20_Text">data/aero/timestep_info/00020/zeta_star/00003</text:p>
      <text:p text:style-name="Preformatted_20_Text">data/aero/timestep_info/00020/zeta_star/_read_as</text:p>
      <text:p text:style-name="Preformatted_20_Text">data/aero/timestep_info/00021/_read_as</text:p>
      <text:p text:style-name="Preformatted_20_Text">data/aero/timestep_info/00021/body_steady_forces</text:p>
      <text:p text:style-name="Preformatted_20_Text">data/aero/timestep_info/00021/body_unsteady_forces</text:p>
      <text:p text:style-name="Preformatted_20_Text">data/aero/timestep_info/00021/control_surface_deflection</text:p>
      <text:p text:style-name="Preformatted_20_Text">data/aero/timestep_info/00021/ct_dimensions</text:p>
      <text:p text:style-name="Preformatted_20_Text">data/aero/timestep_info/00021/ct_dimensions_star</text:p>
      <text:p text:style-name="Preformatted_20_Text">data/aero/timestep_info/00021/dimensions</text:p>
      <text:p text:style-name="Preformatted_20_Text">data/aero/timestep_info/00021/dimensions_star</text:p>
      <text:p text:style-name="Preformatted_20_Text">data/aero/timestep_info/00021/dist_to_orig/00000</text:p>
      <text:p text:style-name="Preformatted_20_Text">data/aero/timestep_info/00021/dist_to_orig/00001</text:p>
      <text:p text:style-name="Preformatted_20_Text">data/aero/timestep_info/00021/dist_to_orig/00002</text:p>
      <text:p text:style-name="Preformatted_20_Text">data/aero/timestep_info/00021/dist_to_orig/00003</text:p>
      <text:p text:style-name="Preformatted_20_Text">data/aero/timestep_info/00021/dist_to_orig/_read_as</text:p>
      <text:p text:style-name="Preformatted_20_Text">data/aero/timestep_info/00021/dynamic_forces/00000</text:p>
      <text:p text:style-name="Preformatted_20_Text">data/aero/timestep_info/00021/dynamic_forces/00001</text:p>
      <text:p text:style-name="Preformatted_20_Text">data/aero/timestep_info/00021/dynamic_forces/00002</text:p>
      <text:p text:style-name="Preformatted_20_Text">data/aero/timestep_info/00021/dynamic_forces/00003</text:p>
      <text:p text:style-name="Preformatted_20_Text">data/aero/timestep_info/00021/dynamic_forces/_read_as</text:p>
      <text:p text:style-name="Preformatted_20_Text">data/aero/timestep_info/00021/flag_zeta_phantom</text:p>
      <text:p text:style-name="Preformatted_20_Text">data/aero/timestep_info/00021/forces/00000</text:p>
      <text:p text:style-name="Preformatted_20_Text">data/aero/timestep_info/00021/forces/00001</text:p>
      <text:p text:style-name="Preformatted_20_Text">data/aero/timestep_info/00021/forces/00002</text:p>
      <text:p text:style-name="Preformatted_20_Text">data/aero/timestep_info/00021/forces/00003</text:p>
      <text:p text:style-name="Preformatted_20_Text">data/aero/timestep_info/00021/forces/_read_as</text:p>
      <text:p text:style-name="Preformatted_20_Text">data/aero/timestep_info/00021/gamma/00000</text:p>
      <text:p text:style-name="Preformatted_20_Text">data/aero/timestep_info/00021/gamma/00001</text:p>
      <text:p text:style-name="Preformatted_20_Text">data/aero/timestep_info/00021/gamma/00002</text:p>
      <text:p text:style-name="Preformatted_20_Text">data/aero/timestep_info/00021/gamma/00003</text:p>
      <text:p text:style-name="Preformatted_20_Text">data/aero/timestep_info/00021/gamma/_read_as</text:p>
      <text:p text:style-name="Preformatted_20_Text">data/aero/timestep_info/00021/gamma_dot/00000</text:p>
      <text:p text:style-name="Preformatted_20_Text">data/aero/timestep_info/00021/gamma_dot/00001</text:p>
      <text:p text:style-name="Preformatted_20_Text">data/aero/timestep_info/00021/gamma_dot/00002</text:p>
      <text:p text:style-name="Preformatted_20_Text">data/aero/timestep_info/00021/gamma_dot/00003</text:p>
      <text:p text:style-name="Preformatted_20_Text">data/aero/timestep_info/00021/gamma_dot/_read_as</text:p>
      <text:p text:style-name="Preformatted_20_Text">data/aero/timestep_info/00021/gamma_star/00000</text:p>
      <text:p text:style-name="Preformatted_20_Text">data/aero/timestep_info/00021/gamma_star/00001</text:p>
      <text:p text:style-name="Preformatted_20_Text">data/aero/timestep_info/00021/gamma_star/00002</text:p>
      <text:p text:style-name="Preformatted_20_Text">data/aero/timestep_info/00021/gamma_star/00003</text:p>
      <text:p text:style-name="Preformatted_20_Text">data/aero/timestep_info/00021/gamma_star/_read_as</text:p>
      <text:p text:style-name="Preformatted_20_Text">data/aero/timestep_info/00021/in_global_AFoR</text:p>
      <text:p text:style-name="Preformatted_20_Text">data/aero/timestep_info/00021/inertial_steady_forces</text:p>
      <text:p text:style-name="Preformatted_20_Text">data/aero/timestep_info/00021/inertial_unsteady_forces</text:p>
      <text:p text:style-name="Preformatted_20_Text">data/aero/timestep_info/00021/n_surf</text:p>
      <text:p text:style-name="Preformatted_20_Text">data/aero/timestep_info/00021/normals/00000</text:p>
      <text:p text:style-name="Preformatted_20_Text">data/aero/timestep_info/00021/normals/00001</text:p>
      <text:p text:style-name="Preformatted_20_Text">data/aero/timestep_info/00021/normals/00002</text:p>
      <text:p text:style-name="Preformatted_20_Text">data/aero/timestep_info/00021/normals/00003</text:p>
      <text:p text:style-name="Preformatted_20_Text">data/aero/timestep_info/00021/normals/_read_as</text:p>
      <text:p text:style-name="Preformatted_20_Text">data/aero/timestep_info/00021/postproc_cell/_read_as</text:p>
      <text:p text:style-name="Preformatted_20_Text">data/aero/timestep_info/00021/postproc_node/_read_as</text:p>
      <text:p text:style-name="Preformatted_20_Text">data/aero/timestep_info/00021/u_ext/00000</text:p>
      <text:p text:style-name="Preformatted_20_Text"><text:soft-page-break/>data/aero/timestep_info/00021/u_ext/00001</text:p>
      <text:p text:style-name="Preformatted_20_Text">data/aero/timestep_info/00021/u_ext/00002</text:p>
      <text:p text:style-name="Preformatted_20_Text">data/aero/timestep_info/00021/u_ext/00003</text:p>
      <text:p text:style-name="Preformatted_20_Text">data/aero/timestep_info/00021/u_ext/_read_as</text:p>
      <text:p text:style-name="Preformatted_20_Text">data/aero/timestep_info/00021/u_ext_star/00000</text:p>
      <text:p text:style-name="Preformatted_20_Text">data/aero/timestep_info/00021/u_ext_star/00001</text:p>
      <text:p text:style-name="Preformatted_20_Text">data/aero/timestep_info/00021/u_ext_star/00002</text:p>
      <text:p text:style-name="Preformatted_20_Text">data/aero/timestep_info/00021/u_ext_star/00003</text:p>
      <text:p text:style-name="Preformatted_20_Text">data/aero/timestep_info/00021/u_ext_star/_read_as</text:p>
      <text:p text:style-name="Preformatted_20_Text">data/aero/timestep_info/00021/wake_conv_vel/00000</text:p>
      <text:p text:style-name="Preformatted_20_Text">data/aero/timestep_info/00021/wake_conv_vel/00001</text:p>
      <text:p text:style-name="Preformatted_20_Text">data/aero/timestep_info/00021/wake_conv_vel/00002</text:p>
      <text:p text:style-name="Preformatted_20_Text">data/aero/timestep_info/00021/wake_conv_vel/00003</text:p>
      <text:p text:style-name="Preformatted_20_Text">data/aero/timestep_info/00021/wake_conv_vel/_read_as</text:p>
      <text:p text:style-name="Preformatted_20_Text">data/aero/timestep_info/00021/zeta/00000</text:p>
      <text:p text:style-name="Preformatted_20_Text">data/aero/timestep_info/00021/zeta/00001</text:p>
      <text:p text:style-name="Preformatted_20_Text">data/aero/timestep_info/00021/zeta/00002</text:p>
      <text:p text:style-name="Preformatted_20_Text">data/aero/timestep_info/00021/zeta/00003</text:p>
      <text:p text:style-name="Preformatted_20_Text">data/aero/timestep_info/00021/zeta/_read_as</text:p>
      <text:p text:style-name="Preformatted_20_Text">data/aero/timestep_info/00021/zeta_dot/00000</text:p>
      <text:p text:style-name="Preformatted_20_Text">data/aero/timestep_info/00021/zeta_dot/00001</text:p>
      <text:p text:style-name="Preformatted_20_Text">data/aero/timestep_info/00021/zeta_dot/00002</text:p>
      <text:p text:style-name="Preformatted_20_Text">data/aero/timestep_info/00021/zeta_dot/00003</text:p>
      <text:p text:style-name="Preformatted_20_Text">data/aero/timestep_info/00021/zeta_dot/_read_as</text:p>
      <text:p text:style-name="Preformatted_20_Text">data/aero/timestep_info/00021/zeta_star/00000</text:p>
      <text:p text:style-name="Preformatted_20_Text">data/aero/timestep_info/00021/zeta_star/00001</text:p>
      <text:p text:style-name="Preformatted_20_Text">data/aero/timestep_info/00021/zeta_star/00002</text:p>
      <text:p text:style-name="Preformatted_20_Text">data/aero/timestep_info/00021/zeta_star/00003</text:p>
      <text:p text:style-name="Preformatted_20_Text">data/aero/timestep_info/00021/zeta_star/_read_as</text:p>
      <text:p text:style-name="Preformatted_20_Text">data/aero/timestep_info/00022/_read_as</text:p>
      <text:p text:style-name="Preformatted_20_Text">data/aero/timestep_info/00022/body_steady_forces</text:p>
      <text:p text:style-name="Preformatted_20_Text">data/aero/timestep_info/00022/body_unsteady_forces</text:p>
      <text:p text:style-name="Preformatted_20_Text">data/aero/timestep_info/00022/control_surface_deflection</text:p>
      <text:p text:style-name="Preformatted_20_Text">data/aero/timestep_info/00022/ct_dimensions</text:p>
      <text:p text:style-name="Preformatted_20_Text">data/aero/timestep_info/00022/ct_dimensions_star</text:p>
      <text:p text:style-name="Preformatted_20_Text">data/aero/timestep_info/00022/dimensions</text:p>
      <text:p text:style-name="Preformatted_20_Text">data/aero/timestep_info/00022/dimensions_star</text:p>
      <text:p text:style-name="Preformatted_20_Text">data/aero/timestep_info/00022/dist_to_orig/00000</text:p>
      <text:p text:style-name="Preformatted_20_Text">data/aero/timestep_info/00022/dist_to_orig/00001</text:p>
      <text:p text:style-name="Preformatted_20_Text">data/aero/timestep_info/00022/dist_to_orig/00002</text:p>
      <text:p text:style-name="Preformatted_20_Text">data/aero/timestep_info/00022/dist_to_orig/00003</text:p>
      <text:p text:style-name="Preformatted_20_Text">data/aero/timestep_info/00022/dist_to_orig/_read_as</text:p>
      <text:p text:style-name="Preformatted_20_Text">data/aero/timestep_info/00022/dynamic_forces/00000</text:p>
      <text:p text:style-name="Preformatted_20_Text">data/aero/timestep_info/00022/dynamic_forces/00001</text:p>
      <text:p text:style-name="Preformatted_20_Text">data/aero/timestep_info/00022/dynamic_forces/00002</text:p>
      <text:p text:style-name="Preformatted_20_Text">data/aero/timestep_info/00022/dynamic_forces/00003</text:p>
      <text:p text:style-name="Preformatted_20_Text">data/aero/timestep_info/00022/dynamic_forces/_read_as</text:p>
      <text:p text:style-name="Preformatted_20_Text">data/aero/timestep_info/00022/flag_zeta_phantom</text:p>
      <text:p text:style-name="Preformatted_20_Text">data/aero/timestep_info/00022/forces/00000</text:p>
      <text:p text:style-name="Preformatted_20_Text">data/aero/timestep_info/00022/forces/00001</text:p>
      <text:p text:style-name="Preformatted_20_Text">data/aero/timestep_info/00022/forces/00002</text:p>
      <text:p text:style-name="Preformatted_20_Text">data/aero/timestep_info/00022/forces/00003</text:p>
      <text:p text:style-name="Preformatted_20_Text">data/aero/timestep_info/00022/forces/_read_as</text:p>
      <text:p text:style-name="Preformatted_20_Text">data/aero/timestep_info/00022/gamma/00000</text:p>
      <text:p text:style-name="Preformatted_20_Text">data/aero/timestep_info/00022/gamma/00001</text:p>
      <text:p text:style-name="Preformatted_20_Text">data/aero/timestep_info/00022/gamma/00002</text:p>
      <text:p text:style-name="Preformatted_20_Text">data/aero/timestep_info/00022/gamma/00003</text:p>
      <text:p text:style-name="Preformatted_20_Text">data/aero/timestep_info/00022/gamma/_read_as</text:p>
      <text:p text:style-name="Preformatted_20_Text">data/aero/timestep_info/00022/gamma_dot/00000</text:p>
      <text:p text:style-name="Preformatted_20_Text">data/aero/timestep_info/00022/gamma_dot/00001</text:p>
      <text:p text:style-name="Preformatted_20_Text">data/aero/timestep_info/00022/gamma_dot/00002</text:p>
      <text:p text:style-name="Preformatted_20_Text">data/aero/timestep_info/00022/gamma_dot/00003</text:p>
      <text:p text:style-name="Preformatted_20_Text">data/aero/timestep_info/00022/gamma_dot/_read_as</text:p>
      <text:p text:style-name="Preformatted_20_Text">data/aero/timestep_info/00022/gamma_star/00000</text:p>
      <text:p text:style-name="Preformatted_20_Text"><text:soft-page-break/>data/aero/timestep_info/00022/gamma_star/00001</text:p>
      <text:p text:style-name="Preformatted_20_Text">data/aero/timestep_info/00022/gamma_star/00002</text:p>
      <text:p text:style-name="Preformatted_20_Text">data/aero/timestep_info/00022/gamma_star/00003</text:p>
      <text:p text:style-name="Preformatted_20_Text">data/aero/timestep_info/00022/gamma_star/_read_as</text:p>
      <text:p text:style-name="Preformatted_20_Text">data/aero/timestep_info/00022/in_global_AFoR</text:p>
      <text:p text:style-name="Preformatted_20_Text">data/aero/timestep_info/00022/inertial_steady_forces</text:p>
      <text:p text:style-name="Preformatted_20_Text">data/aero/timestep_info/00022/inertial_unsteady_forces</text:p>
      <text:p text:style-name="Preformatted_20_Text">data/aero/timestep_info/00022/n_surf</text:p>
      <text:p text:style-name="Preformatted_20_Text">data/aero/timestep_info/00022/normals/00000</text:p>
      <text:p text:style-name="Preformatted_20_Text">data/aero/timestep_info/00022/normals/00001</text:p>
      <text:p text:style-name="Preformatted_20_Text">data/aero/timestep_info/00022/normals/00002</text:p>
      <text:p text:style-name="Preformatted_20_Text">data/aero/timestep_info/00022/normals/00003</text:p>
      <text:p text:style-name="Preformatted_20_Text">data/aero/timestep_info/00022/normals/_read_as</text:p>
      <text:p text:style-name="Preformatted_20_Text">data/aero/timestep_info/00022/postproc_cell/_read_as</text:p>
      <text:p text:style-name="Preformatted_20_Text">data/aero/timestep_info/00022/postproc_node/_read_as</text:p>
      <text:p text:style-name="Preformatted_20_Text">data/aero/timestep_info/00022/u_ext/00000</text:p>
      <text:p text:style-name="Preformatted_20_Text">data/aero/timestep_info/00022/u_ext/00001</text:p>
      <text:p text:style-name="Preformatted_20_Text">data/aero/timestep_info/00022/u_ext/00002</text:p>
      <text:p text:style-name="Preformatted_20_Text">data/aero/timestep_info/00022/u_ext/00003</text:p>
      <text:p text:style-name="Preformatted_20_Text">data/aero/timestep_info/00022/u_ext/_read_as</text:p>
      <text:p text:style-name="Preformatted_20_Text">data/aero/timestep_info/00022/u_ext_star/00000</text:p>
      <text:p text:style-name="Preformatted_20_Text">data/aero/timestep_info/00022/u_ext_star/00001</text:p>
      <text:p text:style-name="Preformatted_20_Text">data/aero/timestep_info/00022/u_ext_star/00002</text:p>
      <text:p text:style-name="Preformatted_20_Text">data/aero/timestep_info/00022/u_ext_star/00003</text:p>
      <text:p text:style-name="Preformatted_20_Text">data/aero/timestep_info/00022/u_ext_star/_read_as</text:p>
      <text:p text:style-name="Preformatted_20_Text">data/aero/timestep_info/00022/wake_conv_vel/00000</text:p>
      <text:p text:style-name="Preformatted_20_Text">data/aero/timestep_info/00022/wake_conv_vel/00001</text:p>
      <text:p text:style-name="Preformatted_20_Text">data/aero/timestep_info/00022/wake_conv_vel/00002</text:p>
      <text:p text:style-name="Preformatted_20_Text">data/aero/timestep_info/00022/wake_conv_vel/00003</text:p>
      <text:p text:style-name="Preformatted_20_Text">data/aero/timestep_info/00022/wake_conv_vel/_read_as</text:p>
      <text:p text:style-name="Preformatted_20_Text">data/aero/timestep_info/00022/zeta/00000</text:p>
      <text:p text:style-name="Preformatted_20_Text">data/aero/timestep_info/00022/zeta/00001</text:p>
      <text:p text:style-name="Preformatted_20_Text">data/aero/timestep_info/00022/zeta/00002</text:p>
      <text:p text:style-name="Preformatted_20_Text">data/aero/timestep_info/00022/zeta/00003</text:p>
      <text:p text:style-name="Preformatted_20_Text">data/aero/timestep_info/00022/zeta/_read_as</text:p>
      <text:p text:style-name="Preformatted_20_Text">data/aero/timestep_info/00022/zeta_dot/00000</text:p>
      <text:p text:style-name="Preformatted_20_Text">data/aero/timestep_info/00022/zeta_dot/00001</text:p>
      <text:p text:style-name="Preformatted_20_Text">data/aero/timestep_info/00022/zeta_dot/00002</text:p>
      <text:p text:style-name="Preformatted_20_Text">data/aero/timestep_info/00022/zeta_dot/00003</text:p>
      <text:p text:style-name="Preformatted_20_Text">data/aero/timestep_info/00022/zeta_dot/_read_as</text:p>
      <text:p text:style-name="Preformatted_20_Text">data/aero/timestep_info/00022/zeta_star/00000</text:p>
      <text:p text:style-name="Preformatted_20_Text">data/aero/timestep_info/00022/zeta_star/00001</text:p>
      <text:p text:style-name="Preformatted_20_Text">data/aero/timestep_info/00022/zeta_star/00002</text:p>
      <text:p text:style-name="Preformatted_20_Text">data/aero/timestep_info/00022/zeta_star/00003</text:p>
      <text:p text:style-name="Preformatted_20_Text">data/aero/timestep_info/00022/zeta_star/_read_as</text:p>
      <text:p text:style-name="Preformatted_20_Text">data/aero/timestep_info/00023/_read_as</text:p>
      <text:p text:style-name="Preformatted_20_Text">data/aero/timestep_info/00023/body_steady_forces</text:p>
      <text:p text:style-name="Preformatted_20_Text">data/aero/timestep_info/00023/body_unsteady_forces</text:p>
      <text:p text:style-name="Preformatted_20_Text">data/aero/timestep_info/00023/control_surface_deflection</text:p>
      <text:p text:style-name="Preformatted_20_Text">data/aero/timestep_info/00023/ct_dimensions</text:p>
      <text:p text:style-name="Preformatted_20_Text">data/aero/timestep_info/00023/ct_dimensions_star</text:p>
      <text:p text:style-name="Preformatted_20_Text">data/aero/timestep_info/00023/dimensions</text:p>
      <text:p text:style-name="Preformatted_20_Text">data/aero/timestep_info/00023/dimensions_star</text:p>
      <text:p text:style-name="Preformatted_20_Text">data/aero/timestep_info/00023/dist_to_orig/00000</text:p>
      <text:p text:style-name="Preformatted_20_Text">data/aero/timestep_info/00023/dist_to_orig/00001</text:p>
      <text:p text:style-name="Preformatted_20_Text">data/aero/timestep_info/00023/dist_to_orig/00002</text:p>
      <text:p text:style-name="Preformatted_20_Text">data/aero/timestep_info/00023/dist_to_orig/00003</text:p>
      <text:p text:style-name="Preformatted_20_Text">data/aero/timestep_info/00023/dist_to_orig/_read_as</text:p>
      <text:p text:style-name="Preformatted_20_Text">data/aero/timestep_info/00023/dynamic_forces/00000</text:p>
      <text:p text:style-name="Preformatted_20_Text">data/aero/timestep_info/00023/dynamic_forces/00001</text:p>
      <text:p text:style-name="Preformatted_20_Text">data/aero/timestep_info/00023/dynamic_forces/00002</text:p>
      <text:p text:style-name="Preformatted_20_Text">data/aero/timestep_info/00023/dynamic_forces/00003</text:p>
      <text:p text:style-name="Preformatted_20_Text">data/aero/timestep_info/00023/dynamic_forces/_read_as</text:p>
      <text:p text:style-name="Preformatted_20_Text">data/aero/timestep_info/00023/flag_zeta_phantom</text:p>
      <text:p text:style-name="Preformatted_20_Text"><text:soft-page-break/>data/aero/timestep_info/00023/forces/00000</text:p>
      <text:p text:style-name="Preformatted_20_Text">data/aero/timestep_info/00023/forces/00001</text:p>
      <text:p text:style-name="Preformatted_20_Text">data/aero/timestep_info/00023/forces/00002</text:p>
      <text:p text:style-name="Preformatted_20_Text">data/aero/timestep_info/00023/forces/00003</text:p>
      <text:p text:style-name="Preformatted_20_Text">data/aero/timestep_info/00023/forces/_read_as</text:p>
      <text:p text:style-name="Preformatted_20_Text">data/aero/timestep_info/00023/gamma/00000</text:p>
      <text:p text:style-name="Preformatted_20_Text">data/aero/timestep_info/00023/gamma/00001</text:p>
      <text:p text:style-name="Preformatted_20_Text">data/aero/timestep_info/00023/gamma/00002</text:p>
      <text:p text:style-name="Preformatted_20_Text">data/aero/timestep_info/00023/gamma/00003</text:p>
      <text:p text:style-name="Preformatted_20_Text">data/aero/timestep_info/00023/gamma/_read_as</text:p>
      <text:p text:style-name="Preformatted_20_Text">data/aero/timestep_info/00023/gamma_dot/00000</text:p>
      <text:p text:style-name="Preformatted_20_Text">data/aero/timestep_info/00023/gamma_dot/00001</text:p>
      <text:p text:style-name="Preformatted_20_Text">data/aero/timestep_info/00023/gamma_dot/00002</text:p>
      <text:p text:style-name="Preformatted_20_Text">data/aero/timestep_info/00023/gamma_dot/00003</text:p>
      <text:p text:style-name="Preformatted_20_Text">data/aero/timestep_info/00023/gamma_dot/_read_as</text:p>
      <text:p text:style-name="Preformatted_20_Text">data/aero/timestep_info/00023/gamma_star/00000</text:p>
      <text:p text:style-name="Preformatted_20_Text">data/aero/timestep_info/00023/gamma_star/00001</text:p>
      <text:p text:style-name="Preformatted_20_Text">data/aero/timestep_info/00023/gamma_star/00002</text:p>
      <text:p text:style-name="Preformatted_20_Text">data/aero/timestep_info/00023/gamma_star/00003</text:p>
      <text:p text:style-name="Preformatted_20_Text">data/aero/timestep_info/00023/gamma_star/_read_as</text:p>
      <text:p text:style-name="Preformatted_20_Text">data/aero/timestep_info/00023/in_global_AFoR</text:p>
      <text:p text:style-name="Preformatted_20_Text">data/aero/timestep_info/00023/inertial_steady_forces</text:p>
      <text:p text:style-name="Preformatted_20_Text">data/aero/timestep_info/00023/inertial_unsteady_forces</text:p>
      <text:p text:style-name="Preformatted_20_Text">data/aero/timestep_info/00023/n_surf</text:p>
      <text:p text:style-name="Preformatted_20_Text">data/aero/timestep_info/00023/normals/00000</text:p>
      <text:p text:style-name="Preformatted_20_Text">data/aero/timestep_info/00023/normals/00001</text:p>
      <text:p text:style-name="Preformatted_20_Text">data/aero/timestep_info/00023/normals/00002</text:p>
      <text:p text:style-name="Preformatted_20_Text">data/aero/timestep_info/00023/normals/00003</text:p>
      <text:p text:style-name="Preformatted_20_Text">data/aero/timestep_info/00023/normals/_read_as</text:p>
      <text:p text:style-name="Preformatted_20_Text">data/aero/timestep_info/00023/postproc_cell/_read_as</text:p>
      <text:p text:style-name="Preformatted_20_Text">data/aero/timestep_info/00023/postproc_node/_read_as</text:p>
      <text:p text:style-name="Preformatted_20_Text">data/aero/timestep_info/00023/u_ext/00000</text:p>
      <text:p text:style-name="Preformatted_20_Text">data/aero/timestep_info/00023/u_ext/00001</text:p>
      <text:p text:style-name="Preformatted_20_Text">data/aero/timestep_info/00023/u_ext/00002</text:p>
      <text:p text:style-name="Preformatted_20_Text">data/aero/timestep_info/00023/u_ext/00003</text:p>
      <text:p text:style-name="Preformatted_20_Text">data/aero/timestep_info/00023/u_ext/_read_as</text:p>
      <text:p text:style-name="Preformatted_20_Text">data/aero/timestep_info/00023/u_ext_star/00000</text:p>
      <text:p text:style-name="Preformatted_20_Text">data/aero/timestep_info/00023/u_ext_star/00001</text:p>
      <text:p text:style-name="Preformatted_20_Text">data/aero/timestep_info/00023/u_ext_star/00002</text:p>
      <text:p text:style-name="Preformatted_20_Text">data/aero/timestep_info/00023/u_ext_star/00003</text:p>
      <text:p text:style-name="Preformatted_20_Text">data/aero/timestep_info/00023/u_ext_star/_read_as</text:p>
      <text:p text:style-name="Preformatted_20_Text">data/aero/timestep_info/00023/wake_conv_vel/00000</text:p>
      <text:p text:style-name="Preformatted_20_Text">data/aero/timestep_info/00023/wake_conv_vel/00001</text:p>
      <text:p text:style-name="Preformatted_20_Text">data/aero/timestep_info/00023/wake_conv_vel/00002</text:p>
      <text:p text:style-name="Preformatted_20_Text">data/aero/timestep_info/00023/wake_conv_vel/00003</text:p>
      <text:p text:style-name="Preformatted_20_Text">data/aero/timestep_info/00023/wake_conv_vel/_read_as</text:p>
      <text:p text:style-name="Preformatted_20_Text">data/aero/timestep_info/00023/zeta/00000</text:p>
      <text:p text:style-name="Preformatted_20_Text">data/aero/timestep_info/00023/zeta/00001</text:p>
      <text:p text:style-name="Preformatted_20_Text">data/aero/timestep_info/00023/zeta/00002</text:p>
      <text:p text:style-name="Preformatted_20_Text">data/aero/timestep_info/00023/zeta/00003</text:p>
      <text:p text:style-name="Preformatted_20_Text">data/aero/timestep_info/00023/zeta/_read_as</text:p>
      <text:p text:style-name="Preformatted_20_Text">data/aero/timestep_info/00023/zeta_dot/00000</text:p>
      <text:p text:style-name="Preformatted_20_Text">data/aero/timestep_info/00023/zeta_dot/00001</text:p>
      <text:p text:style-name="Preformatted_20_Text">data/aero/timestep_info/00023/zeta_dot/00002</text:p>
      <text:p text:style-name="Preformatted_20_Text">data/aero/timestep_info/00023/zeta_dot/00003</text:p>
      <text:p text:style-name="Preformatted_20_Text">data/aero/timestep_info/00023/zeta_dot/_read_as</text:p>
      <text:p text:style-name="Preformatted_20_Text">data/aero/timestep_info/00023/zeta_star/00000</text:p>
      <text:p text:style-name="Preformatted_20_Text">data/aero/timestep_info/00023/zeta_star/00001</text:p>
      <text:p text:style-name="Preformatted_20_Text">data/aero/timestep_info/00023/zeta_star/00002</text:p>
      <text:p text:style-name="Preformatted_20_Text">data/aero/timestep_info/00023/zeta_star/00003</text:p>
      <text:p text:style-name="Preformatted_20_Text">data/aero/timestep_info/00023/zeta_star/_read_as</text:p>
      <text:p text:style-name="Preformatted_20_Text">data/aero/timestep_info/00024/_read_as</text:p>
      <text:p text:style-name="Preformatted_20_Text">data/aero/timestep_info/00024/body_steady_forces</text:p>
      <text:p text:style-name="Preformatted_20_Text">data/aero/timestep_info/00024/body_unsteady_forces</text:p>
      <text:p text:style-name="Preformatted_20_Text"><text:soft-page-break/>data/aero/timestep_info/00024/control_surface_deflection</text:p>
      <text:p text:style-name="Preformatted_20_Text">data/aero/timestep_info/00024/ct_dimensions</text:p>
      <text:p text:style-name="Preformatted_20_Text">data/aero/timestep_info/00024/ct_dimensions_star</text:p>
      <text:p text:style-name="Preformatted_20_Text">data/aero/timestep_info/00024/dimensions</text:p>
      <text:p text:style-name="Preformatted_20_Text">data/aero/timestep_info/00024/dimensions_star</text:p>
      <text:p text:style-name="Preformatted_20_Text">data/aero/timestep_info/00024/dist_to_orig/00000</text:p>
      <text:p text:style-name="Preformatted_20_Text">data/aero/timestep_info/00024/dist_to_orig/00001</text:p>
      <text:p text:style-name="Preformatted_20_Text">data/aero/timestep_info/00024/dist_to_orig/00002</text:p>
      <text:p text:style-name="Preformatted_20_Text">data/aero/timestep_info/00024/dist_to_orig/00003</text:p>
      <text:p text:style-name="Preformatted_20_Text">data/aero/timestep_info/00024/dist_to_orig/_read_as</text:p>
      <text:p text:style-name="Preformatted_20_Text">data/aero/timestep_info/00024/dynamic_forces/00000</text:p>
      <text:p text:style-name="Preformatted_20_Text">data/aero/timestep_info/00024/dynamic_forces/00001</text:p>
      <text:p text:style-name="Preformatted_20_Text">data/aero/timestep_info/00024/dynamic_forces/00002</text:p>
      <text:p text:style-name="Preformatted_20_Text">data/aero/timestep_info/00024/dynamic_forces/00003</text:p>
      <text:p text:style-name="Preformatted_20_Text">data/aero/timestep_info/00024/dynamic_forces/_read_as</text:p>
      <text:p text:style-name="Preformatted_20_Text">data/aero/timestep_info/00024/flag_zeta_phantom</text:p>
      <text:p text:style-name="Preformatted_20_Text">data/aero/timestep_info/00024/forces/00000</text:p>
      <text:p text:style-name="Preformatted_20_Text">data/aero/timestep_info/00024/forces/00001</text:p>
      <text:p text:style-name="Preformatted_20_Text">data/aero/timestep_info/00024/forces/00002</text:p>
      <text:p text:style-name="Preformatted_20_Text">data/aero/timestep_info/00024/forces/00003</text:p>
      <text:p text:style-name="Preformatted_20_Text">data/aero/timestep_info/00024/forces/_read_as</text:p>
      <text:p text:style-name="Preformatted_20_Text">data/aero/timestep_info/00024/gamma/00000</text:p>
      <text:p text:style-name="Preformatted_20_Text">data/aero/timestep_info/00024/gamma/00001</text:p>
      <text:p text:style-name="Preformatted_20_Text">data/aero/timestep_info/00024/gamma/00002</text:p>
      <text:p text:style-name="Preformatted_20_Text">data/aero/timestep_info/00024/gamma/00003</text:p>
      <text:p text:style-name="Preformatted_20_Text">data/aero/timestep_info/00024/gamma/_read_as</text:p>
      <text:p text:style-name="Preformatted_20_Text">data/aero/timestep_info/00024/gamma_dot/00000</text:p>
      <text:p text:style-name="Preformatted_20_Text">data/aero/timestep_info/00024/gamma_dot/00001</text:p>
      <text:p text:style-name="Preformatted_20_Text">data/aero/timestep_info/00024/gamma_dot/00002</text:p>
      <text:p text:style-name="Preformatted_20_Text">data/aero/timestep_info/00024/gamma_dot/00003</text:p>
      <text:p text:style-name="Preformatted_20_Text">data/aero/timestep_info/00024/gamma_dot/_read_as</text:p>
      <text:p text:style-name="Preformatted_20_Text">data/aero/timestep_info/00024/gamma_star/00000</text:p>
      <text:p text:style-name="Preformatted_20_Text">data/aero/timestep_info/00024/gamma_star/00001</text:p>
      <text:p text:style-name="Preformatted_20_Text">data/aero/timestep_info/00024/gamma_star/00002</text:p>
      <text:p text:style-name="Preformatted_20_Text">data/aero/timestep_info/00024/gamma_star/00003</text:p>
      <text:p text:style-name="Preformatted_20_Text">data/aero/timestep_info/00024/gamma_star/_read_as</text:p>
      <text:p text:style-name="Preformatted_20_Text">data/aero/timestep_info/00024/in_global_AFoR</text:p>
      <text:p text:style-name="Preformatted_20_Text">data/aero/timestep_info/00024/inertial_steady_forces</text:p>
      <text:p text:style-name="Preformatted_20_Text">data/aero/timestep_info/00024/inertial_unsteady_forces</text:p>
      <text:p text:style-name="Preformatted_20_Text">data/aero/timestep_info/00024/n_surf</text:p>
      <text:p text:style-name="Preformatted_20_Text">data/aero/timestep_info/00024/normals/00000</text:p>
      <text:p text:style-name="Preformatted_20_Text">data/aero/timestep_info/00024/normals/00001</text:p>
      <text:p text:style-name="Preformatted_20_Text">data/aero/timestep_info/00024/normals/00002</text:p>
      <text:p text:style-name="Preformatted_20_Text">data/aero/timestep_info/00024/normals/00003</text:p>
      <text:p text:style-name="Preformatted_20_Text">data/aero/timestep_info/00024/normals/_read_as</text:p>
      <text:p text:style-name="Preformatted_20_Text">data/aero/timestep_info/00024/postproc_cell/_read_as</text:p>
      <text:p text:style-name="Preformatted_20_Text">data/aero/timestep_info/00024/postproc_node/_read_as</text:p>
      <text:p text:style-name="Preformatted_20_Text">data/aero/timestep_info/00024/u_ext/00000</text:p>
      <text:p text:style-name="Preformatted_20_Text">data/aero/timestep_info/00024/u_ext/00001</text:p>
      <text:p text:style-name="Preformatted_20_Text">data/aero/timestep_info/00024/u_ext/00002</text:p>
      <text:p text:style-name="Preformatted_20_Text">data/aero/timestep_info/00024/u_ext/00003</text:p>
      <text:p text:style-name="Preformatted_20_Text">data/aero/timestep_info/00024/u_ext/_read_as</text:p>
      <text:p text:style-name="Preformatted_20_Text">data/aero/timestep_info/00024/u_ext_star/00000</text:p>
      <text:p text:style-name="Preformatted_20_Text">data/aero/timestep_info/00024/u_ext_star/00001</text:p>
      <text:p text:style-name="Preformatted_20_Text">data/aero/timestep_info/00024/u_ext_star/00002</text:p>
      <text:p text:style-name="Preformatted_20_Text">data/aero/timestep_info/00024/u_ext_star/00003</text:p>
      <text:p text:style-name="Preformatted_20_Text">data/aero/timestep_info/00024/u_ext_star/_read_as</text:p>
      <text:p text:style-name="Preformatted_20_Text">data/aero/timestep_info/00024/wake_conv_vel/00000</text:p>
      <text:p text:style-name="Preformatted_20_Text">data/aero/timestep_info/00024/wake_conv_vel/00001</text:p>
      <text:p text:style-name="Preformatted_20_Text">data/aero/timestep_info/00024/wake_conv_vel/00002</text:p>
      <text:p text:style-name="Preformatted_20_Text">data/aero/timestep_info/00024/wake_conv_vel/00003</text:p>
      <text:p text:style-name="Preformatted_20_Text">data/aero/timestep_info/00024/wake_conv_vel/_read_as</text:p>
      <text:p text:style-name="Preformatted_20_Text">data/aero/timestep_info/00024/zeta/00000</text:p>
      <text:p text:style-name="Preformatted_20_Text">data/aero/timestep_info/00024/zeta/00001</text:p>
      <text:p text:style-name="Preformatted_20_Text"><text:soft-page-break/>data/aero/timestep_info/00024/zeta/00002</text:p>
      <text:p text:style-name="Preformatted_20_Text">data/aero/timestep_info/00024/zeta/00003</text:p>
      <text:p text:style-name="Preformatted_20_Text">data/aero/timestep_info/00024/zeta/_read_as</text:p>
      <text:p text:style-name="Preformatted_20_Text">data/aero/timestep_info/00024/zeta_dot/00000</text:p>
      <text:p text:style-name="Preformatted_20_Text">data/aero/timestep_info/00024/zeta_dot/00001</text:p>
      <text:p text:style-name="Preformatted_20_Text">data/aero/timestep_info/00024/zeta_dot/00002</text:p>
      <text:p text:style-name="Preformatted_20_Text">data/aero/timestep_info/00024/zeta_dot/00003</text:p>
      <text:p text:style-name="Preformatted_20_Text">data/aero/timestep_info/00024/zeta_dot/_read_as</text:p>
      <text:p text:style-name="Preformatted_20_Text">data/aero/timestep_info/00024/zeta_star/00000</text:p>
      <text:p text:style-name="Preformatted_20_Text">data/aero/timestep_info/00024/zeta_star/00001</text:p>
      <text:p text:style-name="Preformatted_20_Text">data/aero/timestep_info/00024/zeta_star/00002</text:p>
      <text:p text:style-name="Preformatted_20_Text">data/aero/timestep_info/00024/zeta_star/00003</text:p>
      <text:p text:style-name="Preformatted_20_Text">data/aero/timestep_info/00024/zeta_star/_read_as</text:p>
      <text:p text:style-name="Preformatted_20_Text">data/aero/timestep_info/00025/_read_as</text:p>
      <text:p text:style-name="Preformatted_20_Text">data/aero/timestep_info/00025/body_steady_forces</text:p>
      <text:p text:style-name="Preformatted_20_Text">data/aero/timestep_info/00025/body_unsteady_forces</text:p>
      <text:p text:style-name="Preformatted_20_Text">data/aero/timestep_info/00025/control_surface_deflection</text:p>
      <text:p text:style-name="Preformatted_20_Text">data/aero/timestep_info/00025/ct_dimensions</text:p>
      <text:p text:style-name="Preformatted_20_Text">data/aero/timestep_info/00025/ct_dimensions_star</text:p>
      <text:p text:style-name="Preformatted_20_Text">data/aero/timestep_info/00025/dimensions</text:p>
      <text:p text:style-name="Preformatted_20_Text">data/aero/timestep_info/00025/dimensions_star</text:p>
      <text:p text:style-name="Preformatted_20_Text">data/aero/timestep_info/00025/dist_to_orig/00000</text:p>
      <text:p text:style-name="Preformatted_20_Text">data/aero/timestep_info/00025/dist_to_orig/00001</text:p>
      <text:p text:style-name="Preformatted_20_Text">data/aero/timestep_info/00025/dist_to_orig/00002</text:p>
      <text:p text:style-name="Preformatted_20_Text">data/aero/timestep_info/00025/dist_to_orig/00003</text:p>
      <text:p text:style-name="Preformatted_20_Text">data/aero/timestep_info/00025/dist_to_orig/_read_as</text:p>
      <text:p text:style-name="Preformatted_20_Text">data/aero/timestep_info/00025/dynamic_forces/00000</text:p>
      <text:p text:style-name="Preformatted_20_Text">data/aero/timestep_info/00025/dynamic_forces/00001</text:p>
      <text:p text:style-name="Preformatted_20_Text">data/aero/timestep_info/00025/dynamic_forces/00002</text:p>
      <text:p text:style-name="Preformatted_20_Text">data/aero/timestep_info/00025/dynamic_forces/00003</text:p>
      <text:p text:style-name="Preformatted_20_Text">data/aero/timestep_info/00025/dynamic_forces/_read_as</text:p>
      <text:p text:style-name="Preformatted_20_Text">data/aero/timestep_info/00025/flag_zeta_phantom</text:p>
      <text:p text:style-name="Preformatted_20_Text">data/aero/timestep_info/00025/forces/00000</text:p>
      <text:p text:style-name="Preformatted_20_Text">data/aero/timestep_info/00025/forces/00001</text:p>
      <text:p text:style-name="Preformatted_20_Text">data/aero/timestep_info/00025/forces/00002</text:p>
      <text:p text:style-name="Preformatted_20_Text">data/aero/timestep_info/00025/forces/00003</text:p>
      <text:p text:style-name="Preformatted_20_Text">data/aero/timestep_info/00025/forces/_read_as</text:p>
      <text:p text:style-name="Preformatted_20_Text">data/aero/timestep_info/00025/gamma/00000</text:p>
      <text:p text:style-name="Preformatted_20_Text">data/aero/timestep_info/00025/gamma/00001</text:p>
      <text:p text:style-name="Preformatted_20_Text">data/aero/timestep_info/00025/gamma/00002</text:p>
      <text:p text:style-name="Preformatted_20_Text">data/aero/timestep_info/00025/gamma/00003</text:p>
      <text:p text:style-name="Preformatted_20_Text">data/aero/timestep_info/00025/gamma/_read_as</text:p>
      <text:p text:style-name="Preformatted_20_Text">data/aero/timestep_info/00025/gamma_dot/00000</text:p>
      <text:p text:style-name="Preformatted_20_Text">data/aero/timestep_info/00025/gamma_dot/00001</text:p>
      <text:p text:style-name="Preformatted_20_Text">data/aero/timestep_info/00025/gamma_dot/00002</text:p>
      <text:p text:style-name="Preformatted_20_Text">data/aero/timestep_info/00025/gamma_dot/00003</text:p>
      <text:p text:style-name="Preformatted_20_Text">data/aero/timestep_info/00025/gamma_dot/_read_as</text:p>
      <text:p text:style-name="Preformatted_20_Text">data/aero/timestep_info/00025/gamma_star/00000</text:p>
      <text:p text:style-name="Preformatted_20_Text">data/aero/timestep_info/00025/gamma_star/00001</text:p>
      <text:p text:style-name="Preformatted_20_Text">data/aero/timestep_info/00025/gamma_star/00002</text:p>
      <text:p text:style-name="Preformatted_20_Text">data/aero/timestep_info/00025/gamma_star/00003</text:p>
      <text:p text:style-name="Preformatted_20_Text">data/aero/timestep_info/00025/gamma_star/_read_as</text:p>
      <text:p text:style-name="Preformatted_20_Text">data/aero/timestep_info/00025/in_global_AFoR</text:p>
      <text:p text:style-name="Preformatted_20_Text">data/aero/timestep_info/00025/inertial_steady_forces</text:p>
      <text:p text:style-name="Preformatted_20_Text">data/aero/timestep_info/00025/inertial_unsteady_forces</text:p>
      <text:p text:style-name="Preformatted_20_Text">data/aero/timestep_info/00025/n_surf</text:p>
      <text:p text:style-name="Preformatted_20_Text">data/aero/timestep_info/00025/normals/00000</text:p>
      <text:p text:style-name="Preformatted_20_Text">data/aero/timestep_info/00025/normals/00001</text:p>
      <text:p text:style-name="Preformatted_20_Text">data/aero/timestep_info/00025/normals/00002</text:p>
      <text:p text:style-name="Preformatted_20_Text">data/aero/timestep_info/00025/normals/00003</text:p>
      <text:p text:style-name="Preformatted_20_Text">data/aero/timestep_info/00025/normals/_read_as</text:p>
      <text:p text:style-name="Preformatted_20_Text">data/aero/timestep_info/00025/postproc_cell/_read_as</text:p>
      <text:p text:style-name="Preformatted_20_Text">data/aero/timestep_info/00025/postproc_node/_read_as</text:p>
      <text:p text:style-name="Preformatted_20_Text">data/aero/timestep_info/00025/u_ext/00000</text:p>
      <text:p text:style-name="Preformatted_20_Text"><text:soft-page-break/>data/aero/timestep_info/00025/u_ext/00001</text:p>
      <text:p text:style-name="Preformatted_20_Text">data/aero/timestep_info/00025/u_ext/00002</text:p>
      <text:p text:style-name="Preformatted_20_Text">data/aero/timestep_info/00025/u_ext/00003</text:p>
      <text:p text:style-name="Preformatted_20_Text">data/aero/timestep_info/00025/u_ext/_read_as</text:p>
      <text:p text:style-name="Preformatted_20_Text">data/aero/timestep_info/00025/u_ext_star/00000</text:p>
      <text:p text:style-name="Preformatted_20_Text">data/aero/timestep_info/00025/u_ext_star/00001</text:p>
      <text:p text:style-name="Preformatted_20_Text">data/aero/timestep_info/00025/u_ext_star/00002</text:p>
      <text:p text:style-name="Preformatted_20_Text">data/aero/timestep_info/00025/u_ext_star/00003</text:p>
      <text:p text:style-name="Preformatted_20_Text">data/aero/timestep_info/00025/u_ext_star/_read_as</text:p>
      <text:p text:style-name="Preformatted_20_Text">data/aero/timestep_info/00025/wake_conv_vel/00000</text:p>
      <text:p text:style-name="Preformatted_20_Text">data/aero/timestep_info/00025/wake_conv_vel/00001</text:p>
      <text:p text:style-name="Preformatted_20_Text">data/aero/timestep_info/00025/wake_conv_vel/00002</text:p>
      <text:p text:style-name="Preformatted_20_Text">data/aero/timestep_info/00025/wake_conv_vel/00003</text:p>
      <text:p text:style-name="Preformatted_20_Text">data/aero/timestep_info/00025/wake_conv_vel/_read_as</text:p>
      <text:p text:style-name="Preformatted_20_Text">data/aero/timestep_info/00025/zeta/00000</text:p>
      <text:p text:style-name="Preformatted_20_Text">data/aero/timestep_info/00025/zeta/00001</text:p>
      <text:p text:style-name="Preformatted_20_Text">data/aero/timestep_info/00025/zeta/00002</text:p>
      <text:p text:style-name="Preformatted_20_Text">data/aero/timestep_info/00025/zeta/00003</text:p>
      <text:p text:style-name="Preformatted_20_Text">data/aero/timestep_info/00025/zeta/_read_as</text:p>
      <text:p text:style-name="Preformatted_20_Text">data/aero/timestep_info/00025/zeta_dot/00000</text:p>
      <text:p text:style-name="Preformatted_20_Text">data/aero/timestep_info/00025/zeta_dot/00001</text:p>
      <text:p text:style-name="Preformatted_20_Text">data/aero/timestep_info/00025/zeta_dot/00002</text:p>
      <text:p text:style-name="Preformatted_20_Text">data/aero/timestep_info/00025/zeta_dot/00003</text:p>
      <text:p text:style-name="Preformatted_20_Text">data/aero/timestep_info/00025/zeta_dot/_read_as</text:p>
      <text:p text:style-name="Preformatted_20_Text">data/aero/timestep_info/00025/zeta_star/00000</text:p>
      <text:p text:style-name="Preformatted_20_Text">data/aero/timestep_info/00025/zeta_star/00001</text:p>
      <text:p text:style-name="Preformatted_20_Text">data/aero/timestep_info/00025/zeta_star/00002</text:p>
      <text:p text:style-name="Preformatted_20_Text">data/aero/timestep_info/00025/zeta_star/00003</text:p>
      <text:p text:style-name="Preformatted_20_Text">data/aero/timestep_info/00025/zeta_star/_read_as</text:p>
      <text:p text:style-name="Preformatted_20_Text">data/aero/timestep_info/00026/_read_as</text:p>
      <text:p text:style-name="Preformatted_20_Text">data/aero/timestep_info/00026/body_steady_forces</text:p>
      <text:p text:style-name="Preformatted_20_Text">data/aero/timestep_info/00026/body_unsteady_forces</text:p>
      <text:p text:style-name="Preformatted_20_Text">data/aero/timestep_info/00026/control_surface_deflection</text:p>
      <text:p text:style-name="Preformatted_20_Text">data/aero/timestep_info/00026/ct_dimensions</text:p>
      <text:p text:style-name="Preformatted_20_Text">data/aero/timestep_info/00026/ct_dimensions_star</text:p>
      <text:p text:style-name="Preformatted_20_Text">data/aero/timestep_info/00026/dimensions</text:p>
      <text:p text:style-name="Preformatted_20_Text">data/aero/timestep_info/00026/dimensions_star</text:p>
      <text:p text:style-name="Preformatted_20_Text">data/aero/timestep_info/00026/dist_to_orig/00000</text:p>
      <text:p text:style-name="Preformatted_20_Text">data/aero/timestep_info/00026/dist_to_orig/00001</text:p>
      <text:p text:style-name="Preformatted_20_Text">data/aero/timestep_info/00026/dist_to_orig/00002</text:p>
      <text:p text:style-name="Preformatted_20_Text">data/aero/timestep_info/00026/dist_to_orig/00003</text:p>
      <text:p text:style-name="Preformatted_20_Text">data/aero/timestep_info/00026/dist_to_orig/_read_as</text:p>
      <text:p text:style-name="Preformatted_20_Text">data/aero/timestep_info/00026/dynamic_forces/00000</text:p>
      <text:p text:style-name="Preformatted_20_Text">data/aero/timestep_info/00026/dynamic_forces/00001</text:p>
      <text:p text:style-name="Preformatted_20_Text">data/aero/timestep_info/00026/dynamic_forces/00002</text:p>
      <text:p text:style-name="Preformatted_20_Text">data/aero/timestep_info/00026/dynamic_forces/00003</text:p>
      <text:p text:style-name="Preformatted_20_Text">data/aero/timestep_info/00026/dynamic_forces/_read_as</text:p>
      <text:p text:style-name="Preformatted_20_Text">data/aero/timestep_info/00026/flag_zeta_phantom</text:p>
      <text:p text:style-name="Preformatted_20_Text">data/aero/timestep_info/00026/forces/00000</text:p>
      <text:p text:style-name="Preformatted_20_Text">data/aero/timestep_info/00026/forces/00001</text:p>
      <text:p text:style-name="Preformatted_20_Text">data/aero/timestep_info/00026/forces/00002</text:p>
      <text:p text:style-name="Preformatted_20_Text">data/aero/timestep_info/00026/forces/00003</text:p>
      <text:p text:style-name="Preformatted_20_Text">data/aero/timestep_info/00026/forces/_read_as</text:p>
      <text:p text:style-name="Preformatted_20_Text">data/aero/timestep_info/00026/gamma/00000</text:p>
      <text:p text:style-name="Preformatted_20_Text">data/aero/timestep_info/00026/gamma/00001</text:p>
      <text:p text:style-name="Preformatted_20_Text">data/aero/timestep_info/00026/gamma/00002</text:p>
      <text:p text:style-name="Preformatted_20_Text">data/aero/timestep_info/00026/gamma/00003</text:p>
      <text:p text:style-name="Preformatted_20_Text">data/aero/timestep_info/00026/gamma/_read_as</text:p>
      <text:p text:style-name="Preformatted_20_Text">data/aero/timestep_info/00026/gamma_dot/00000</text:p>
      <text:p text:style-name="Preformatted_20_Text">data/aero/timestep_info/00026/gamma_dot/00001</text:p>
      <text:p text:style-name="Preformatted_20_Text">data/aero/timestep_info/00026/gamma_dot/00002</text:p>
      <text:p text:style-name="Preformatted_20_Text">data/aero/timestep_info/00026/gamma_dot/00003</text:p>
      <text:p text:style-name="Preformatted_20_Text">data/aero/timestep_info/00026/gamma_dot/_read_as</text:p>
      <text:p text:style-name="Preformatted_20_Text">data/aero/timestep_info/00026/gamma_star/00000</text:p>
      <text:p text:style-name="Preformatted_20_Text"><text:soft-page-break/>data/aero/timestep_info/00026/gamma_star/00001</text:p>
      <text:p text:style-name="Preformatted_20_Text">data/aero/timestep_info/00026/gamma_star/00002</text:p>
      <text:p text:style-name="Preformatted_20_Text">data/aero/timestep_info/00026/gamma_star/00003</text:p>
      <text:p text:style-name="Preformatted_20_Text">data/aero/timestep_info/00026/gamma_star/_read_as</text:p>
      <text:p text:style-name="Preformatted_20_Text">data/aero/timestep_info/00026/in_global_AFoR</text:p>
      <text:p text:style-name="Preformatted_20_Text">data/aero/timestep_info/00026/inertial_steady_forces</text:p>
      <text:p text:style-name="Preformatted_20_Text">data/aero/timestep_info/00026/inertial_unsteady_forces</text:p>
      <text:p text:style-name="Preformatted_20_Text">data/aero/timestep_info/00026/n_surf</text:p>
      <text:p text:style-name="Preformatted_20_Text">data/aero/timestep_info/00026/normals/00000</text:p>
      <text:p text:style-name="Preformatted_20_Text">data/aero/timestep_info/00026/normals/00001</text:p>
      <text:p text:style-name="Preformatted_20_Text">data/aero/timestep_info/00026/normals/00002</text:p>
      <text:p text:style-name="Preformatted_20_Text">data/aero/timestep_info/00026/normals/00003</text:p>
      <text:p text:style-name="Preformatted_20_Text">data/aero/timestep_info/00026/normals/_read_as</text:p>
      <text:p text:style-name="Preformatted_20_Text">data/aero/timestep_info/00026/postproc_cell/_read_as</text:p>
      <text:p text:style-name="Preformatted_20_Text">data/aero/timestep_info/00026/postproc_node/_read_as</text:p>
      <text:p text:style-name="Preformatted_20_Text">data/aero/timestep_info/00026/u_ext/00000</text:p>
      <text:p text:style-name="Preformatted_20_Text">data/aero/timestep_info/00026/u_ext/00001</text:p>
      <text:p text:style-name="Preformatted_20_Text">data/aero/timestep_info/00026/u_ext/00002</text:p>
      <text:p text:style-name="Preformatted_20_Text">data/aero/timestep_info/00026/u_ext/00003</text:p>
      <text:p text:style-name="Preformatted_20_Text">data/aero/timestep_info/00026/u_ext/_read_as</text:p>
      <text:p text:style-name="Preformatted_20_Text">data/aero/timestep_info/00026/u_ext_star/00000</text:p>
      <text:p text:style-name="Preformatted_20_Text">data/aero/timestep_info/00026/u_ext_star/00001</text:p>
      <text:p text:style-name="Preformatted_20_Text">data/aero/timestep_info/00026/u_ext_star/00002</text:p>
      <text:p text:style-name="Preformatted_20_Text">data/aero/timestep_info/00026/u_ext_star/00003</text:p>
      <text:p text:style-name="Preformatted_20_Text">data/aero/timestep_info/00026/u_ext_star/_read_as</text:p>
      <text:p text:style-name="Preformatted_20_Text">data/aero/timestep_info/00026/wake_conv_vel/00000</text:p>
      <text:p text:style-name="Preformatted_20_Text">data/aero/timestep_info/00026/wake_conv_vel/00001</text:p>
      <text:p text:style-name="Preformatted_20_Text">data/aero/timestep_info/00026/wake_conv_vel/00002</text:p>
      <text:p text:style-name="Preformatted_20_Text">data/aero/timestep_info/00026/wake_conv_vel/00003</text:p>
      <text:p text:style-name="Preformatted_20_Text">data/aero/timestep_info/00026/wake_conv_vel/_read_as</text:p>
      <text:p text:style-name="Preformatted_20_Text">data/aero/timestep_info/00026/zeta/00000</text:p>
      <text:p text:style-name="Preformatted_20_Text">data/aero/timestep_info/00026/zeta/00001</text:p>
      <text:p text:style-name="Preformatted_20_Text">data/aero/timestep_info/00026/zeta/00002</text:p>
      <text:p text:style-name="Preformatted_20_Text">data/aero/timestep_info/00026/zeta/00003</text:p>
      <text:p text:style-name="Preformatted_20_Text">data/aero/timestep_info/00026/zeta/_read_as</text:p>
      <text:p text:style-name="Preformatted_20_Text">data/aero/timestep_info/00026/zeta_dot/00000</text:p>
      <text:p text:style-name="Preformatted_20_Text">data/aero/timestep_info/00026/zeta_dot/00001</text:p>
      <text:p text:style-name="Preformatted_20_Text">data/aero/timestep_info/00026/zeta_dot/00002</text:p>
      <text:p text:style-name="Preformatted_20_Text">data/aero/timestep_info/00026/zeta_dot/00003</text:p>
      <text:p text:style-name="Preformatted_20_Text">data/aero/timestep_info/00026/zeta_dot/_read_as</text:p>
      <text:p text:style-name="Preformatted_20_Text">data/aero/timestep_info/00026/zeta_star/00000</text:p>
      <text:p text:style-name="Preformatted_20_Text">data/aero/timestep_info/00026/zeta_star/00001</text:p>
      <text:p text:style-name="Preformatted_20_Text">data/aero/timestep_info/00026/zeta_star/00002</text:p>
      <text:p text:style-name="Preformatted_20_Text">data/aero/timestep_info/00026/zeta_star/00003</text:p>
      <text:p text:style-name="Preformatted_20_Text">data/aero/timestep_info/00026/zeta_star/_read_as</text:p>
      <text:p text:style-name="Preformatted_20_Text">data/aero/timestep_info/00027/_read_as</text:p>
      <text:p text:style-name="Preformatted_20_Text">data/aero/timestep_info/00027/body_steady_forces</text:p>
      <text:p text:style-name="Preformatted_20_Text">data/aero/timestep_info/00027/body_unsteady_forces</text:p>
      <text:p text:style-name="Preformatted_20_Text">data/aero/timestep_info/00027/control_surface_deflection</text:p>
      <text:p text:style-name="Preformatted_20_Text">data/aero/timestep_info/00027/ct_dimensions</text:p>
      <text:p text:style-name="Preformatted_20_Text">data/aero/timestep_info/00027/ct_dimensions_star</text:p>
      <text:p text:style-name="Preformatted_20_Text">data/aero/timestep_info/00027/dimensions</text:p>
      <text:p text:style-name="Preformatted_20_Text">data/aero/timestep_info/00027/dimensions_star</text:p>
      <text:p text:style-name="Preformatted_20_Text">data/aero/timestep_info/00027/dist_to_orig/00000</text:p>
      <text:p text:style-name="Preformatted_20_Text">data/aero/timestep_info/00027/dist_to_orig/00001</text:p>
      <text:p text:style-name="Preformatted_20_Text">data/aero/timestep_info/00027/dist_to_orig/00002</text:p>
      <text:p text:style-name="Preformatted_20_Text">data/aero/timestep_info/00027/dist_to_orig/00003</text:p>
      <text:p text:style-name="Preformatted_20_Text">data/aero/timestep_info/00027/dist_to_orig/_read_as</text:p>
      <text:p text:style-name="Preformatted_20_Text">data/aero/timestep_info/00027/dynamic_forces/00000</text:p>
      <text:p text:style-name="Preformatted_20_Text">data/aero/timestep_info/00027/dynamic_forces/00001</text:p>
      <text:p text:style-name="Preformatted_20_Text">data/aero/timestep_info/00027/dynamic_forces/00002</text:p>
      <text:p text:style-name="Preformatted_20_Text">data/aero/timestep_info/00027/dynamic_forces/00003</text:p>
      <text:p text:style-name="Preformatted_20_Text">data/aero/timestep_info/00027/dynamic_forces/_read_as</text:p>
      <text:p text:style-name="Preformatted_20_Text">data/aero/timestep_info/00027/flag_zeta_phantom</text:p>
      <text:p text:style-name="Preformatted_20_Text"><text:soft-page-break/>data/aero/timestep_info/00027/forces/00000</text:p>
      <text:p text:style-name="Preformatted_20_Text">data/aero/timestep_info/00027/forces/00001</text:p>
      <text:p text:style-name="Preformatted_20_Text">data/aero/timestep_info/00027/forces/00002</text:p>
      <text:p text:style-name="Preformatted_20_Text">data/aero/timestep_info/00027/forces/00003</text:p>
      <text:p text:style-name="Preformatted_20_Text">data/aero/timestep_info/00027/forces/_read_as</text:p>
      <text:p text:style-name="Preformatted_20_Text">data/aero/timestep_info/00027/gamma/00000</text:p>
      <text:p text:style-name="Preformatted_20_Text">data/aero/timestep_info/00027/gamma/00001</text:p>
      <text:p text:style-name="Preformatted_20_Text">data/aero/timestep_info/00027/gamma/00002</text:p>
      <text:p text:style-name="Preformatted_20_Text">data/aero/timestep_info/00027/gamma/00003</text:p>
      <text:p text:style-name="Preformatted_20_Text">data/aero/timestep_info/00027/gamma/_read_as</text:p>
      <text:p text:style-name="Preformatted_20_Text">data/aero/timestep_info/00027/gamma_dot/00000</text:p>
      <text:p text:style-name="Preformatted_20_Text">data/aero/timestep_info/00027/gamma_dot/00001</text:p>
      <text:p text:style-name="Preformatted_20_Text">data/aero/timestep_info/00027/gamma_dot/00002</text:p>
      <text:p text:style-name="Preformatted_20_Text">data/aero/timestep_info/00027/gamma_dot/00003</text:p>
      <text:p text:style-name="Preformatted_20_Text">data/aero/timestep_info/00027/gamma_dot/_read_as</text:p>
      <text:p text:style-name="Preformatted_20_Text">data/aero/timestep_info/00027/gamma_star/00000</text:p>
      <text:p text:style-name="Preformatted_20_Text">data/aero/timestep_info/00027/gamma_star/00001</text:p>
      <text:p text:style-name="Preformatted_20_Text">data/aero/timestep_info/00027/gamma_star/00002</text:p>
      <text:p text:style-name="Preformatted_20_Text">data/aero/timestep_info/00027/gamma_star/00003</text:p>
      <text:p text:style-name="Preformatted_20_Text">data/aero/timestep_info/00027/gamma_star/_read_as</text:p>
      <text:p text:style-name="Preformatted_20_Text">data/aero/timestep_info/00027/in_global_AFoR</text:p>
      <text:p text:style-name="Preformatted_20_Text">data/aero/timestep_info/00027/inertial_steady_forces</text:p>
      <text:p text:style-name="Preformatted_20_Text">data/aero/timestep_info/00027/inertial_unsteady_forces</text:p>
      <text:p text:style-name="Preformatted_20_Text">data/aero/timestep_info/00027/n_surf</text:p>
      <text:p text:style-name="Preformatted_20_Text">data/aero/timestep_info/00027/normals/00000</text:p>
      <text:p text:style-name="Preformatted_20_Text">data/aero/timestep_info/00027/normals/00001</text:p>
      <text:p text:style-name="Preformatted_20_Text">data/aero/timestep_info/00027/normals/00002</text:p>
      <text:p text:style-name="Preformatted_20_Text">data/aero/timestep_info/00027/normals/00003</text:p>
      <text:p text:style-name="Preformatted_20_Text">data/aero/timestep_info/00027/normals/_read_as</text:p>
      <text:p text:style-name="Preformatted_20_Text">data/aero/timestep_info/00027/postproc_cell/_read_as</text:p>
      <text:p text:style-name="Preformatted_20_Text">data/aero/timestep_info/00027/postproc_node/_read_as</text:p>
      <text:p text:style-name="Preformatted_20_Text">data/aero/timestep_info/00027/u_ext/00000</text:p>
      <text:p text:style-name="Preformatted_20_Text">data/aero/timestep_info/00027/u_ext/00001</text:p>
      <text:p text:style-name="Preformatted_20_Text">data/aero/timestep_info/00027/u_ext/00002</text:p>
      <text:p text:style-name="Preformatted_20_Text">data/aero/timestep_info/00027/u_ext/00003</text:p>
      <text:p text:style-name="Preformatted_20_Text">data/aero/timestep_info/00027/u_ext/_read_as</text:p>
      <text:p text:style-name="Preformatted_20_Text">data/aero/timestep_info/00027/u_ext_star/00000</text:p>
      <text:p text:style-name="Preformatted_20_Text">data/aero/timestep_info/00027/u_ext_star/00001</text:p>
      <text:p text:style-name="Preformatted_20_Text">data/aero/timestep_info/00027/u_ext_star/00002</text:p>
      <text:p text:style-name="Preformatted_20_Text">data/aero/timestep_info/00027/u_ext_star/00003</text:p>
      <text:p text:style-name="Preformatted_20_Text">data/aero/timestep_info/00027/u_ext_star/_read_as</text:p>
      <text:p text:style-name="Preformatted_20_Text">data/aero/timestep_info/00027/wake_conv_vel/00000</text:p>
      <text:p text:style-name="Preformatted_20_Text">data/aero/timestep_info/00027/wake_conv_vel/00001</text:p>
      <text:p text:style-name="Preformatted_20_Text">data/aero/timestep_info/00027/wake_conv_vel/00002</text:p>
      <text:p text:style-name="Preformatted_20_Text">data/aero/timestep_info/00027/wake_conv_vel/00003</text:p>
      <text:p text:style-name="Preformatted_20_Text">data/aero/timestep_info/00027/wake_conv_vel/_read_as</text:p>
      <text:p text:style-name="Preformatted_20_Text">data/aero/timestep_info/00027/zeta/00000</text:p>
      <text:p text:style-name="Preformatted_20_Text">data/aero/timestep_info/00027/zeta/00001</text:p>
      <text:p text:style-name="Preformatted_20_Text">data/aero/timestep_info/00027/zeta/00002</text:p>
      <text:p text:style-name="Preformatted_20_Text">data/aero/timestep_info/00027/zeta/00003</text:p>
      <text:p text:style-name="Preformatted_20_Text">data/aero/timestep_info/00027/zeta/_read_as</text:p>
      <text:p text:style-name="Preformatted_20_Text">data/aero/timestep_info/00027/zeta_dot/00000</text:p>
      <text:p text:style-name="Preformatted_20_Text">data/aero/timestep_info/00027/zeta_dot/00001</text:p>
      <text:p text:style-name="Preformatted_20_Text">data/aero/timestep_info/00027/zeta_dot/00002</text:p>
      <text:p text:style-name="Preformatted_20_Text">data/aero/timestep_info/00027/zeta_dot/00003</text:p>
      <text:p text:style-name="Preformatted_20_Text">data/aero/timestep_info/00027/zeta_dot/_read_as</text:p>
      <text:p text:style-name="Preformatted_20_Text">data/aero/timestep_info/00027/zeta_star/00000</text:p>
      <text:p text:style-name="Preformatted_20_Text">data/aero/timestep_info/00027/zeta_star/00001</text:p>
      <text:p text:style-name="Preformatted_20_Text">data/aero/timestep_info/00027/zeta_star/00002</text:p>
      <text:p text:style-name="Preformatted_20_Text">data/aero/timestep_info/00027/zeta_star/00003</text:p>
      <text:p text:style-name="Preformatted_20_Text">data/aero/timestep_info/00027/zeta_star/_read_as</text:p>
      <text:p text:style-name="Preformatted_20_Text">data/aero/timestep_info/00028/_read_as</text:p>
      <text:p text:style-name="Preformatted_20_Text">data/aero/timestep_info/00028/body_steady_forces</text:p>
      <text:p text:style-name="Preformatted_20_Text">data/aero/timestep_info/00028/body_unsteady_forces</text:p>
      <text:p text:style-name="Preformatted_20_Text"><text:soft-page-break/>data/aero/timestep_info/00028/control_surface_deflection</text:p>
      <text:p text:style-name="Preformatted_20_Text">data/aero/timestep_info/00028/ct_dimensions</text:p>
      <text:p text:style-name="Preformatted_20_Text">data/aero/timestep_info/00028/ct_dimensions_star</text:p>
      <text:p text:style-name="Preformatted_20_Text">data/aero/timestep_info/00028/dimensions</text:p>
      <text:p text:style-name="Preformatted_20_Text">data/aero/timestep_info/00028/dimensions_star</text:p>
      <text:p text:style-name="Preformatted_20_Text">data/aero/timestep_info/00028/dist_to_orig/00000</text:p>
      <text:p text:style-name="Preformatted_20_Text">data/aero/timestep_info/00028/dist_to_orig/00001</text:p>
      <text:p text:style-name="Preformatted_20_Text">data/aero/timestep_info/00028/dist_to_orig/00002</text:p>
      <text:p text:style-name="Preformatted_20_Text">data/aero/timestep_info/00028/dist_to_orig/00003</text:p>
      <text:p text:style-name="Preformatted_20_Text">data/aero/timestep_info/00028/dist_to_orig/_read_as</text:p>
      <text:p text:style-name="Preformatted_20_Text">data/aero/timestep_info/00028/dynamic_forces/00000</text:p>
      <text:p text:style-name="Preformatted_20_Text">data/aero/timestep_info/00028/dynamic_forces/00001</text:p>
      <text:p text:style-name="Preformatted_20_Text">data/aero/timestep_info/00028/dynamic_forces/00002</text:p>
      <text:p text:style-name="Preformatted_20_Text">data/aero/timestep_info/00028/dynamic_forces/00003</text:p>
      <text:p text:style-name="Preformatted_20_Text">data/aero/timestep_info/00028/dynamic_forces/_read_as</text:p>
      <text:p text:style-name="Preformatted_20_Text">data/aero/timestep_info/00028/flag_zeta_phantom</text:p>
      <text:p text:style-name="Preformatted_20_Text">data/aero/timestep_info/00028/forces/00000</text:p>
      <text:p text:style-name="Preformatted_20_Text">data/aero/timestep_info/00028/forces/00001</text:p>
      <text:p text:style-name="Preformatted_20_Text">data/aero/timestep_info/00028/forces/00002</text:p>
      <text:p text:style-name="Preformatted_20_Text">data/aero/timestep_info/00028/forces/00003</text:p>
      <text:p text:style-name="Preformatted_20_Text">data/aero/timestep_info/00028/forces/_read_as</text:p>
      <text:p text:style-name="Preformatted_20_Text">data/aero/timestep_info/00028/gamma/00000</text:p>
      <text:p text:style-name="Preformatted_20_Text">data/aero/timestep_info/00028/gamma/00001</text:p>
      <text:p text:style-name="Preformatted_20_Text">data/aero/timestep_info/00028/gamma/00002</text:p>
      <text:p text:style-name="Preformatted_20_Text">data/aero/timestep_info/00028/gamma/00003</text:p>
      <text:p text:style-name="Preformatted_20_Text">data/aero/timestep_info/00028/gamma/_read_as</text:p>
      <text:p text:style-name="Preformatted_20_Text">data/aero/timestep_info/00028/gamma_dot/00000</text:p>
      <text:p text:style-name="Preformatted_20_Text">data/aero/timestep_info/00028/gamma_dot/00001</text:p>
      <text:p text:style-name="Preformatted_20_Text">data/aero/timestep_info/00028/gamma_dot/00002</text:p>
      <text:p text:style-name="Preformatted_20_Text">data/aero/timestep_info/00028/gamma_dot/00003</text:p>
      <text:p text:style-name="Preformatted_20_Text">data/aero/timestep_info/00028/gamma_dot/_read_as</text:p>
      <text:p text:style-name="Preformatted_20_Text">data/aero/timestep_info/00028/gamma_star/00000</text:p>
      <text:p text:style-name="Preformatted_20_Text">data/aero/timestep_info/00028/gamma_star/00001</text:p>
      <text:p text:style-name="Preformatted_20_Text">data/aero/timestep_info/00028/gamma_star/00002</text:p>
      <text:p text:style-name="Preformatted_20_Text">data/aero/timestep_info/00028/gamma_star/00003</text:p>
      <text:p text:style-name="Preformatted_20_Text">data/aero/timestep_info/00028/gamma_star/_read_as</text:p>
      <text:p text:style-name="Preformatted_20_Text">data/aero/timestep_info/00028/in_global_AFoR</text:p>
      <text:p text:style-name="Preformatted_20_Text">data/aero/timestep_info/00028/inertial_steady_forces</text:p>
      <text:p text:style-name="Preformatted_20_Text">data/aero/timestep_info/00028/inertial_unsteady_forces</text:p>
      <text:p text:style-name="Preformatted_20_Text">data/aero/timestep_info/00028/n_surf</text:p>
      <text:p text:style-name="Preformatted_20_Text">data/aero/timestep_info/00028/normals/00000</text:p>
      <text:p text:style-name="Preformatted_20_Text">data/aero/timestep_info/00028/normals/00001</text:p>
      <text:p text:style-name="Preformatted_20_Text">data/aero/timestep_info/00028/normals/00002</text:p>
      <text:p text:style-name="Preformatted_20_Text">data/aero/timestep_info/00028/normals/00003</text:p>
      <text:p text:style-name="Preformatted_20_Text">data/aero/timestep_info/00028/normals/_read_as</text:p>
      <text:p text:style-name="Preformatted_20_Text">data/aero/timestep_info/00028/postproc_cell/_read_as</text:p>
      <text:p text:style-name="Preformatted_20_Text">data/aero/timestep_info/00028/postproc_node/_read_as</text:p>
      <text:p text:style-name="Preformatted_20_Text">data/aero/timestep_info/00028/u_ext/00000</text:p>
      <text:p text:style-name="Preformatted_20_Text">data/aero/timestep_info/00028/u_ext/00001</text:p>
      <text:p text:style-name="Preformatted_20_Text">data/aero/timestep_info/00028/u_ext/00002</text:p>
      <text:p text:style-name="Preformatted_20_Text">data/aero/timestep_info/00028/u_ext/00003</text:p>
      <text:p text:style-name="Preformatted_20_Text">data/aero/timestep_info/00028/u_ext/_read_as</text:p>
      <text:p text:style-name="Preformatted_20_Text">data/aero/timestep_info/00028/u_ext_star/00000</text:p>
      <text:p text:style-name="Preformatted_20_Text">data/aero/timestep_info/00028/u_ext_star/00001</text:p>
      <text:p text:style-name="Preformatted_20_Text">data/aero/timestep_info/00028/u_ext_star/00002</text:p>
      <text:p text:style-name="Preformatted_20_Text">data/aero/timestep_info/00028/u_ext_star/00003</text:p>
      <text:p text:style-name="Preformatted_20_Text">data/aero/timestep_info/00028/u_ext_star/_read_as</text:p>
      <text:p text:style-name="Preformatted_20_Text">data/aero/timestep_info/00028/wake_conv_vel/00000</text:p>
      <text:p text:style-name="Preformatted_20_Text">data/aero/timestep_info/00028/wake_conv_vel/00001</text:p>
      <text:p text:style-name="Preformatted_20_Text">data/aero/timestep_info/00028/wake_conv_vel/00002</text:p>
      <text:p text:style-name="Preformatted_20_Text">data/aero/timestep_info/00028/wake_conv_vel/00003</text:p>
      <text:p text:style-name="Preformatted_20_Text">data/aero/timestep_info/00028/wake_conv_vel/_read_as</text:p>
      <text:p text:style-name="Preformatted_20_Text">data/aero/timestep_info/00028/zeta/00000</text:p>
      <text:p text:style-name="Preformatted_20_Text">data/aero/timestep_info/00028/zeta/00001</text:p>
      <text:p text:style-name="Preformatted_20_Text"><text:soft-page-break/>data/aero/timestep_info/00028/zeta/00002</text:p>
      <text:p text:style-name="Preformatted_20_Text">data/aero/timestep_info/00028/zeta/00003</text:p>
      <text:p text:style-name="Preformatted_20_Text">data/aero/timestep_info/00028/zeta/_read_as</text:p>
      <text:p text:style-name="Preformatted_20_Text">data/aero/timestep_info/00028/zeta_dot/00000</text:p>
      <text:p text:style-name="Preformatted_20_Text">data/aero/timestep_info/00028/zeta_dot/00001</text:p>
      <text:p text:style-name="Preformatted_20_Text">data/aero/timestep_info/00028/zeta_dot/00002</text:p>
      <text:p text:style-name="Preformatted_20_Text">data/aero/timestep_info/00028/zeta_dot/00003</text:p>
      <text:p text:style-name="Preformatted_20_Text">data/aero/timestep_info/00028/zeta_dot/_read_as</text:p>
      <text:p text:style-name="Preformatted_20_Text">data/aero/timestep_info/00028/zeta_star/00000</text:p>
      <text:p text:style-name="Preformatted_20_Text">data/aero/timestep_info/00028/zeta_star/00001</text:p>
      <text:p text:style-name="Preformatted_20_Text">data/aero/timestep_info/00028/zeta_star/00002</text:p>
      <text:p text:style-name="Preformatted_20_Text">data/aero/timestep_info/00028/zeta_star/00003</text:p>
      <text:p text:style-name="Preformatted_20_Text">data/aero/timestep_info/00028/zeta_star/_read_as</text:p>
      <text:p text:style-name="Preformatted_20_Text">data/aero/timestep_info/00029/_read_as</text:p>
      <text:p text:style-name="Preformatted_20_Text">data/aero/timestep_info/00029/body_steady_forces</text:p>
      <text:p text:style-name="Preformatted_20_Text">data/aero/timestep_info/00029/body_unsteady_forces</text:p>
      <text:p text:style-name="Preformatted_20_Text">data/aero/timestep_info/00029/control_surface_deflection</text:p>
      <text:p text:style-name="Preformatted_20_Text">data/aero/timestep_info/00029/ct_dimensions</text:p>
      <text:p text:style-name="Preformatted_20_Text">data/aero/timestep_info/00029/ct_dimensions_star</text:p>
      <text:p text:style-name="Preformatted_20_Text">data/aero/timestep_info/00029/dimensions</text:p>
      <text:p text:style-name="Preformatted_20_Text">data/aero/timestep_info/00029/dimensions_star</text:p>
      <text:p text:style-name="Preformatted_20_Text">data/aero/timestep_info/00029/dist_to_orig/00000</text:p>
      <text:p text:style-name="Preformatted_20_Text">data/aero/timestep_info/00029/dist_to_orig/00001</text:p>
      <text:p text:style-name="Preformatted_20_Text">data/aero/timestep_info/00029/dist_to_orig/00002</text:p>
      <text:p text:style-name="Preformatted_20_Text">data/aero/timestep_info/00029/dist_to_orig/00003</text:p>
      <text:p text:style-name="Preformatted_20_Text">data/aero/timestep_info/00029/dist_to_orig/_read_as</text:p>
      <text:p text:style-name="Preformatted_20_Text">data/aero/timestep_info/00029/dynamic_forces/00000</text:p>
      <text:p text:style-name="Preformatted_20_Text">data/aero/timestep_info/00029/dynamic_forces/00001</text:p>
      <text:p text:style-name="Preformatted_20_Text">data/aero/timestep_info/00029/dynamic_forces/00002</text:p>
      <text:p text:style-name="Preformatted_20_Text">data/aero/timestep_info/00029/dynamic_forces/00003</text:p>
      <text:p text:style-name="Preformatted_20_Text">data/aero/timestep_info/00029/dynamic_forces/_read_as</text:p>
      <text:p text:style-name="Preformatted_20_Text">data/aero/timestep_info/00029/flag_zeta_phantom</text:p>
      <text:p text:style-name="Preformatted_20_Text">data/aero/timestep_info/00029/forces/00000</text:p>
      <text:p text:style-name="Preformatted_20_Text">data/aero/timestep_info/00029/forces/00001</text:p>
      <text:p text:style-name="Preformatted_20_Text">data/aero/timestep_info/00029/forces/00002</text:p>
      <text:p text:style-name="Preformatted_20_Text">data/aero/timestep_info/00029/forces/00003</text:p>
      <text:p text:style-name="Preformatted_20_Text">data/aero/timestep_info/00029/forces/_read_as</text:p>
      <text:p text:style-name="Preformatted_20_Text">data/aero/timestep_info/00029/gamma/00000</text:p>
      <text:p text:style-name="Preformatted_20_Text">data/aero/timestep_info/00029/gamma/00001</text:p>
      <text:p text:style-name="Preformatted_20_Text">data/aero/timestep_info/00029/gamma/00002</text:p>
      <text:p text:style-name="Preformatted_20_Text">data/aero/timestep_info/00029/gamma/00003</text:p>
      <text:p text:style-name="Preformatted_20_Text">data/aero/timestep_info/00029/gamma/_read_as</text:p>
      <text:p text:style-name="Preformatted_20_Text">data/aero/timestep_info/00029/gamma_dot/00000</text:p>
      <text:p text:style-name="Preformatted_20_Text">data/aero/timestep_info/00029/gamma_dot/00001</text:p>
      <text:p text:style-name="Preformatted_20_Text">data/aero/timestep_info/00029/gamma_dot/00002</text:p>
      <text:p text:style-name="Preformatted_20_Text">data/aero/timestep_info/00029/gamma_dot/00003</text:p>
      <text:p text:style-name="Preformatted_20_Text">data/aero/timestep_info/00029/gamma_dot/_read_as</text:p>
      <text:p text:style-name="Preformatted_20_Text">data/aero/timestep_info/00029/gamma_star/00000</text:p>
      <text:p text:style-name="Preformatted_20_Text">data/aero/timestep_info/00029/gamma_star/00001</text:p>
      <text:p text:style-name="Preformatted_20_Text">data/aero/timestep_info/00029/gamma_star/00002</text:p>
      <text:p text:style-name="Preformatted_20_Text">data/aero/timestep_info/00029/gamma_star/00003</text:p>
      <text:p text:style-name="Preformatted_20_Text">data/aero/timestep_info/00029/gamma_star/_read_as</text:p>
      <text:p text:style-name="Preformatted_20_Text">data/aero/timestep_info/00029/in_global_AFoR</text:p>
      <text:p text:style-name="Preformatted_20_Text">data/aero/timestep_info/00029/inertial_steady_forces</text:p>
      <text:p text:style-name="Preformatted_20_Text">data/aero/timestep_info/00029/inertial_unsteady_forces</text:p>
      <text:p text:style-name="Preformatted_20_Text">data/aero/timestep_info/00029/n_surf</text:p>
      <text:p text:style-name="Preformatted_20_Text">data/aero/timestep_info/00029/normals/00000</text:p>
      <text:p text:style-name="Preformatted_20_Text">data/aero/timestep_info/00029/normals/00001</text:p>
      <text:p text:style-name="Preformatted_20_Text">data/aero/timestep_info/00029/normals/00002</text:p>
      <text:p text:style-name="Preformatted_20_Text">data/aero/timestep_info/00029/normals/00003</text:p>
      <text:p text:style-name="Preformatted_20_Text">data/aero/timestep_info/00029/normals/_read_as</text:p>
      <text:p text:style-name="Preformatted_20_Text">data/aero/timestep_info/00029/postproc_cell/_read_as</text:p>
      <text:p text:style-name="Preformatted_20_Text">data/aero/timestep_info/00029/postproc_node/_read_as</text:p>
      <text:p text:style-name="Preformatted_20_Text">data/aero/timestep_info/00029/u_ext/00000</text:p>
      <text:p text:style-name="Preformatted_20_Text"><text:soft-page-break/>data/aero/timestep_info/00029/u_ext/00001</text:p>
      <text:p text:style-name="Preformatted_20_Text">data/aero/timestep_info/00029/u_ext/00002</text:p>
      <text:p text:style-name="Preformatted_20_Text">data/aero/timestep_info/00029/u_ext/00003</text:p>
      <text:p text:style-name="Preformatted_20_Text">data/aero/timestep_info/00029/u_ext/_read_as</text:p>
      <text:p text:style-name="Preformatted_20_Text">data/aero/timestep_info/00029/u_ext_star/00000</text:p>
      <text:p text:style-name="Preformatted_20_Text">data/aero/timestep_info/00029/u_ext_star/00001</text:p>
      <text:p text:style-name="Preformatted_20_Text">data/aero/timestep_info/00029/u_ext_star/00002</text:p>
      <text:p text:style-name="Preformatted_20_Text">data/aero/timestep_info/00029/u_ext_star/00003</text:p>
      <text:p text:style-name="Preformatted_20_Text">data/aero/timestep_info/00029/u_ext_star/_read_as</text:p>
      <text:p text:style-name="Preformatted_20_Text">data/aero/timestep_info/00029/wake_conv_vel/00000</text:p>
      <text:p text:style-name="Preformatted_20_Text">data/aero/timestep_info/00029/wake_conv_vel/00001</text:p>
      <text:p text:style-name="Preformatted_20_Text">data/aero/timestep_info/00029/wake_conv_vel/00002</text:p>
      <text:p text:style-name="Preformatted_20_Text">data/aero/timestep_info/00029/wake_conv_vel/00003</text:p>
      <text:p text:style-name="Preformatted_20_Text">data/aero/timestep_info/00029/wake_conv_vel/_read_as</text:p>
      <text:p text:style-name="Preformatted_20_Text">data/aero/timestep_info/00029/zeta/00000</text:p>
      <text:p text:style-name="Preformatted_20_Text">data/aero/timestep_info/00029/zeta/00001</text:p>
      <text:p text:style-name="Preformatted_20_Text">data/aero/timestep_info/00029/zeta/00002</text:p>
      <text:p text:style-name="Preformatted_20_Text">data/aero/timestep_info/00029/zeta/00003</text:p>
      <text:p text:style-name="Preformatted_20_Text">data/aero/timestep_info/00029/zeta/_read_as</text:p>
      <text:p text:style-name="Preformatted_20_Text">data/aero/timestep_info/00029/zeta_dot/00000</text:p>
      <text:p text:style-name="Preformatted_20_Text">data/aero/timestep_info/00029/zeta_dot/00001</text:p>
      <text:p text:style-name="Preformatted_20_Text">data/aero/timestep_info/00029/zeta_dot/00002</text:p>
      <text:p text:style-name="Preformatted_20_Text">data/aero/timestep_info/00029/zeta_dot/00003</text:p>
      <text:p text:style-name="Preformatted_20_Text">data/aero/timestep_info/00029/zeta_dot/_read_as</text:p>
      <text:p text:style-name="Preformatted_20_Text">data/aero/timestep_info/00029/zeta_star/00000</text:p>
      <text:p text:style-name="Preformatted_20_Text">data/aero/timestep_info/00029/zeta_star/00001</text:p>
      <text:p text:style-name="Preformatted_20_Text">data/aero/timestep_info/00029/zeta_star/00002</text:p>
      <text:p text:style-name="Preformatted_20_Text">data/aero/timestep_info/00029/zeta_star/00003</text:p>
      <text:p text:style-name="Preformatted_20_Text">data/aero/timestep_info/00029/zeta_star/_read_as</text:p>
      <text:p text:style-name="Preformatted_20_Text">data/aero/timestep_info/00030/_read_as</text:p>
      <text:p text:style-name="Preformatted_20_Text">data/aero/timestep_info/00030/body_steady_forces</text:p>
      <text:p text:style-name="Preformatted_20_Text">data/aero/timestep_info/00030/body_unsteady_forces</text:p>
      <text:p text:style-name="Preformatted_20_Text">data/aero/timestep_info/00030/control_surface_deflection</text:p>
      <text:p text:style-name="Preformatted_20_Text">data/aero/timestep_info/00030/ct_dimensions</text:p>
      <text:p text:style-name="Preformatted_20_Text">data/aero/timestep_info/00030/ct_dimensions_star</text:p>
      <text:p text:style-name="Preformatted_20_Text">data/aero/timestep_info/00030/dimensions</text:p>
      <text:p text:style-name="Preformatted_20_Text">data/aero/timestep_info/00030/dimensions_star</text:p>
      <text:p text:style-name="Preformatted_20_Text">data/aero/timestep_info/00030/dist_to_orig/00000</text:p>
      <text:p text:style-name="Preformatted_20_Text">data/aero/timestep_info/00030/dist_to_orig/00001</text:p>
      <text:p text:style-name="Preformatted_20_Text">data/aero/timestep_info/00030/dist_to_orig/00002</text:p>
      <text:p text:style-name="Preformatted_20_Text">data/aero/timestep_info/00030/dist_to_orig/00003</text:p>
      <text:p text:style-name="Preformatted_20_Text">data/aero/timestep_info/00030/dist_to_orig/_read_as</text:p>
      <text:p text:style-name="Preformatted_20_Text">data/aero/timestep_info/00030/dynamic_forces/00000</text:p>
      <text:p text:style-name="Preformatted_20_Text">data/aero/timestep_info/00030/dynamic_forces/00001</text:p>
      <text:p text:style-name="Preformatted_20_Text">data/aero/timestep_info/00030/dynamic_forces/00002</text:p>
      <text:p text:style-name="Preformatted_20_Text">data/aero/timestep_info/00030/dynamic_forces/00003</text:p>
      <text:p text:style-name="Preformatted_20_Text">data/aero/timestep_info/00030/dynamic_forces/_read_as</text:p>
      <text:p text:style-name="Preformatted_20_Text">data/aero/timestep_info/00030/flag_zeta_phantom</text:p>
      <text:p text:style-name="Preformatted_20_Text">data/aero/timestep_info/00030/forces/00000</text:p>
      <text:p text:style-name="Preformatted_20_Text">data/aero/timestep_info/00030/forces/00001</text:p>
      <text:p text:style-name="Preformatted_20_Text">data/aero/timestep_info/00030/forces/00002</text:p>
      <text:p text:style-name="Preformatted_20_Text">data/aero/timestep_info/00030/forces/00003</text:p>
      <text:p text:style-name="Preformatted_20_Text">data/aero/timestep_info/00030/forces/_read_as</text:p>
      <text:p text:style-name="Preformatted_20_Text">data/aero/timestep_info/00030/gamma/00000</text:p>
      <text:p text:style-name="Preformatted_20_Text">data/aero/timestep_info/00030/gamma/00001</text:p>
      <text:p text:style-name="Preformatted_20_Text">data/aero/timestep_info/00030/gamma/00002</text:p>
      <text:p text:style-name="Preformatted_20_Text">data/aero/timestep_info/00030/gamma/00003</text:p>
      <text:p text:style-name="Preformatted_20_Text">data/aero/timestep_info/00030/gamma/_read_as</text:p>
      <text:p text:style-name="Preformatted_20_Text">data/aero/timestep_info/00030/gamma_dot/00000</text:p>
      <text:p text:style-name="Preformatted_20_Text">data/aero/timestep_info/00030/gamma_dot/00001</text:p>
      <text:p text:style-name="Preformatted_20_Text">data/aero/timestep_info/00030/gamma_dot/00002</text:p>
      <text:p text:style-name="Preformatted_20_Text">data/aero/timestep_info/00030/gamma_dot/00003</text:p>
      <text:p text:style-name="Preformatted_20_Text">data/aero/timestep_info/00030/gamma_dot/_read_as</text:p>
      <text:p text:style-name="Preformatted_20_Text">data/aero/timestep_info/00030/gamma_star/00000</text:p>
      <text:p text:style-name="Preformatted_20_Text"><text:soft-page-break/>data/aero/timestep_info/00030/gamma_star/00001</text:p>
      <text:p text:style-name="Preformatted_20_Text">data/aero/timestep_info/00030/gamma_star/00002</text:p>
      <text:p text:style-name="Preformatted_20_Text">data/aero/timestep_info/00030/gamma_star/00003</text:p>
      <text:p text:style-name="Preformatted_20_Text">data/aero/timestep_info/00030/gamma_star/_read_as</text:p>
      <text:p text:style-name="Preformatted_20_Text">data/aero/timestep_info/00030/in_global_AFoR</text:p>
      <text:p text:style-name="Preformatted_20_Text">data/aero/timestep_info/00030/inertial_steady_forces</text:p>
      <text:p text:style-name="Preformatted_20_Text">data/aero/timestep_info/00030/inertial_unsteady_forces</text:p>
      <text:p text:style-name="Preformatted_20_Text">data/aero/timestep_info/00030/n_surf</text:p>
      <text:p text:style-name="Preformatted_20_Text">data/aero/timestep_info/00030/normals/00000</text:p>
      <text:p text:style-name="Preformatted_20_Text">data/aero/timestep_info/00030/normals/00001</text:p>
      <text:p text:style-name="Preformatted_20_Text">data/aero/timestep_info/00030/normals/00002</text:p>
      <text:p text:style-name="Preformatted_20_Text">data/aero/timestep_info/00030/normals/00003</text:p>
      <text:p text:style-name="Preformatted_20_Text">data/aero/timestep_info/00030/normals/_read_as</text:p>
      <text:p text:style-name="Preformatted_20_Text">data/aero/timestep_info/00030/postproc_cell/_read_as</text:p>
      <text:p text:style-name="Preformatted_20_Text">data/aero/timestep_info/00030/postproc_node/_read_as</text:p>
      <text:p text:style-name="Preformatted_20_Text">data/aero/timestep_info/00030/u_ext/00000</text:p>
      <text:p text:style-name="Preformatted_20_Text">data/aero/timestep_info/00030/u_ext/00001</text:p>
      <text:p text:style-name="Preformatted_20_Text">data/aero/timestep_info/00030/u_ext/00002</text:p>
      <text:p text:style-name="Preformatted_20_Text">data/aero/timestep_info/00030/u_ext/00003</text:p>
      <text:p text:style-name="Preformatted_20_Text">data/aero/timestep_info/00030/u_ext/_read_as</text:p>
      <text:p text:style-name="Preformatted_20_Text">data/aero/timestep_info/00030/u_ext_star/00000</text:p>
      <text:p text:style-name="Preformatted_20_Text">data/aero/timestep_info/00030/u_ext_star/00001</text:p>
      <text:p text:style-name="Preformatted_20_Text">data/aero/timestep_info/00030/u_ext_star/00002</text:p>
      <text:p text:style-name="Preformatted_20_Text">data/aero/timestep_info/00030/u_ext_star/00003</text:p>
      <text:p text:style-name="Preformatted_20_Text">data/aero/timestep_info/00030/u_ext_star/_read_as</text:p>
      <text:p text:style-name="Preformatted_20_Text">data/aero/timestep_info/00030/wake_conv_vel/00000</text:p>
      <text:p text:style-name="Preformatted_20_Text">data/aero/timestep_info/00030/wake_conv_vel/00001</text:p>
      <text:p text:style-name="Preformatted_20_Text">data/aero/timestep_info/00030/wake_conv_vel/00002</text:p>
      <text:p text:style-name="Preformatted_20_Text">data/aero/timestep_info/00030/wake_conv_vel/00003</text:p>
      <text:p text:style-name="Preformatted_20_Text">data/aero/timestep_info/00030/wake_conv_vel/_read_as</text:p>
      <text:p text:style-name="Preformatted_20_Text">data/aero/timestep_info/00030/zeta/00000</text:p>
      <text:p text:style-name="Preformatted_20_Text">data/aero/timestep_info/00030/zeta/00001</text:p>
      <text:p text:style-name="Preformatted_20_Text">data/aero/timestep_info/00030/zeta/00002</text:p>
      <text:p text:style-name="Preformatted_20_Text">data/aero/timestep_info/00030/zeta/00003</text:p>
      <text:p text:style-name="Preformatted_20_Text">data/aero/timestep_info/00030/zeta/_read_as</text:p>
      <text:p text:style-name="Preformatted_20_Text">data/aero/timestep_info/00030/zeta_dot/00000</text:p>
      <text:p text:style-name="Preformatted_20_Text">data/aero/timestep_info/00030/zeta_dot/00001</text:p>
      <text:p text:style-name="Preformatted_20_Text">data/aero/timestep_info/00030/zeta_dot/00002</text:p>
      <text:p text:style-name="Preformatted_20_Text">data/aero/timestep_info/00030/zeta_dot/00003</text:p>
      <text:p text:style-name="Preformatted_20_Text">data/aero/timestep_info/00030/zeta_dot/_read_as</text:p>
      <text:p text:style-name="Preformatted_20_Text">data/aero/timestep_info/00030/zeta_star/00000</text:p>
      <text:p text:style-name="Preformatted_20_Text">data/aero/timestep_info/00030/zeta_star/00001</text:p>
      <text:p text:style-name="Preformatted_20_Text">data/aero/timestep_info/00030/zeta_star/00002</text:p>
      <text:p text:style-name="Preformatted_20_Text">data/aero/timestep_info/00030/zeta_star/00003</text:p>
      <text:p text:style-name="Preformatted_20_Text">data/aero/timestep_info/00030/zeta_star/_read_as</text:p>
      <text:p text:style-name="Preformatted_20_Text">data/aero/timestep_info/00031/_read_as</text:p>
      <text:p text:style-name="Preformatted_20_Text">data/aero/timestep_info/00031/body_steady_forces</text:p>
      <text:p text:style-name="Preformatted_20_Text">data/aero/timestep_info/00031/body_unsteady_forces</text:p>
      <text:p text:style-name="Preformatted_20_Text">data/aero/timestep_info/00031/control_surface_deflection</text:p>
      <text:p text:style-name="Preformatted_20_Text">data/aero/timestep_info/00031/ct_dimensions</text:p>
      <text:p text:style-name="Preformatted_20_Text">data/aero/timestep_info/00031/ct_dimensions_star</text:p>
      <text:p text:style-name="Preformatted_20_Text">data/aero/timestep_info/00031/dimensions</text:p>
      <text:p text:style-name="Preformatted_20_Text">data/aero/timestep_info/00031/dimensions_star</text:p>
      <text:p text:style-name="Preformatted_20_Text">data/aero/timestep_info/00031/dist_to_orig/00000</text:p>
      <text:p text:style-name="Preformatted_20_Text">data/aero/timestep_info/00031/dist_to_orig/00001</text:p>
      <text:p text:style-name="Preformatted_20_Text">data/aero/timestep_info/00031/dist_to_orig/00002</text:p>
      <text:p text:style-name="Preformatted_20_Text">data/aero/timestep_info/00031/dist_to_orig/00003</text:p>
      <text:p text:style-name="Preformatted_20_Text">data/aero/timestep_info/00031/dist_to_orig/_read_as</text:p>
      <text:p text:style-name="Preformatted_20_Text">data/aero/timestep_info/00031/dynamic_forces/00000</text:p>
      <text:p text:style-name="Preformatted_20_Text">data/aero/timestep_info/00031/dynamic_forces/00001</text:p>
      <text:p text:style-name="Preformatted_20_Text">data/aero/timestep_info/00031/dynamic_forces/00002</text:p>
      <text:p text:style-name="Preformatted_20_Text">data/aero/timestep_info/00031/dynamic_forces/00003</text:p>
      <text:p text:style-name="Preformatted_20_Text">data/aero/timestep_info/00031/dynamic_forces/_read_as</text:p>
      <text:p text:style-name="Preformatted_20_Text">data/aero/timestep_info/00031/flag_zeta_phantom</text:p>
      <text:p text:style-name="Preformatted_20_Text"><text:soft-page-break/>data/aero/timestep_info/00031/forces/00000</text:p>
      <text:p text:style-name="Preformatted_20_Text">data/aero/timestep_info/00031/forces/00001</text:p>
      <text:p text:style-name="Preformatted_20_Text">data/aero/timestep_info/00031/forces/00002</text:p>
      <text:p text:style-name="Preformatted_20_Text">data/aero/timestep_info/00031/forces/00003</text:p>
      <text:p text:style-name="Preformatted_20_Text">data/aero/timestep_info/00031/forces/_read_as</text:p>
      <text:p text:style-name="Preformatted_20_Text">data/aero/timestep_info/00031/gamma/00000</text:p>
      <text:p text:style-name="Preformatted_20_Text">data/aero/timestep_info/00031/gamma/00001</text:p>
      <text:p text:style-name="Preformatted_20_Text">data/aero/timestep_info/00031/gamma/00002</text:p>
      <text:p text:style-name="Preformatted_20_Text">data/aero/timestep_info/00031/gamma/00003</text:p>
      <text:p text:style-name="Preformatted_20_Text">data/aero/timestep_info/00031/gamma/_read_as</text:p>
      <text:p text:style-name="Preformatted_20_Text">data/aero/timestep_info/00031/gamma_dot/00000</text:p>
      <text:p text:style-name="Preformatted_20_Text">data/aero/timestep_info/00031/gamma_dot/00001</text:p>
      <text:p text:style-name="Preformatted_20_Text">data/aero/timestep_info/00031/gamma_dot/00002</text:p>
      <text:p text:style-name="Preformatted_20_Text">data/aero/timestep_info/00031/gamma_dot/00003</text:p>
      <text:p text:style-name="Preformatted_20_Text">data/aero/timestep_info/00031/gamma_dot/_read_as</text:p>
      <text:p text:style-name="Preformatted_20_Text">data/aero/timestep_info/00031/gamma_star/00000</text:p>
      <text:p text:style-name="Preformatted_20_Text">data/aero/timestep_info/00031/gamma_star/00001</text:p>
      <text:p text:style-name="Preformatted_20_Text">data/aero/timestep_info/00031/gamma_star/00002</text:p>
      <text:p text:style-name="Preformatted_20_Text">data/aero/timestep_info/00031/gamma_star/00003</text:p>
      <text:p text:style-name="Preformatted_20_Text">data/aero/timestep_info/00031/gamma_star/_read_as</text:p>
      <text:p text:style-name="Preformatted_20_Text">data/aero/timestep_info/00031/in_global_AFoR</text:p>
      <text:p text:style-name="Preformatted_20_Text">data/aero/timestep_info/00031/inertial_steady_forces</text:p>
      <text:p text:style-name="Preformatted_20_Text">data/aero/timestep_info/00031/inertial_unsteady_forces</text:p>
      <text:p text:style-name="Preformatted_20_Text">data/aero/timestep_info/00031/n_surf</text:p>
      <text:p text:style-name="Preformatted_20_Text">data/aero/timestep_info/00031/normals/00000</text:p>
      <text:p text:style-name="Preformatted_20_Text">data/aero/timestep_info/00031/normals/00001</text:p>
      <text:p text:style-name="Preformatted_20_Text">data/aero/timestep_info/00031/normals/00002</text:p>
      <text:p text:style-name="Preformatted_20_Text">data/aero/timestep_info/00031/normals/00003</text:p>
      <text:p text:style-name="Preformatted_20_Text">data/aero/timestep_info/00031/normals/_read_as</text:p>
      <text:p text:style-name="Preformatted_20_Text">data/aero/timestep_info/00031/postproc_cell/_read_as</text:p>
      <text:p text:style-name="Preformatted_20_Text">data/aero/timestep_info/00031/postproc_node/_read_as</text:p>
      <text:p text:style-name="Preformatted_20_Text">data/aero/timestep_info/00031/u_ext/00000</text:p>
      <text:p text:style-name="Preformatted_20_Text">data/aero/timestep_info/00031/u_ext/00001</text:p>
      <text:p text:style-name="Preformatted_20_Text">data/aero/timestep_info/00031/u_ext/00002</text:p>
      <text:p text:style-name="Preformatted_20_Text">data/aero/timestep_info/00031/u_ext/00003</text:p>
      <text:p text:style-name="Preformatted_20_Text">data/aero/timestep_info/00031/u_ext/_read_as</text:p>
      <text:p text:style-name="Preformatted_20_Text">data/aero/timestep_info/00031/u_ext_star/00000</text:p>
      <text:p text:style-name="Preformatted_20_Text">data/aero/timestep_info/00031/u_ext_star/00001</text:p>
      <text:p text:style-name="Preformatted_20_Text">data/aero/timestep_info/00031/u_ext_star/00002</text:p>
      <text:p text:style-name="Preformatted_20_Text">data/aero/timestep_info/00031/u_ext_star/00003</text:p>
      <text:p text:style-name="Preformatted_20_Text">data/aero/timestep_info/00031/u_ext_star/_read_as</text:p>
      <text:p text:style-name="Preformatted_20_Text">data/aero/timestep_info/00031/wake_conv_vel/00000</text:p>
      <text:p text:style-name="Preformatted_20_Text">data/aero/timestep_info/00031/wake_conv_vel/00001</text:p>
      <text:p text:style-name="Preformatted_20_Text">data/aero/timestep_info/00031/wake_conv_vel/00002</text:p>
      <text:p text:style-name="Preformatted_20_Text">data/aero/timestep_info/00031/wake_conv_vel/00003</text:p>
      <text:p text:style-name="Preformatted_20_Text">data/aero/timestep_info/00031/wake_conv_vel/_read_as</text:p>
      <text:p text:style-name="Preformatted_20_Text">data/aero/timestep_info/00031/zeta/00000</text:p>
      <text:p text:style-name="Preformatted_20_Text">data/aero/timestep_info/00031/zeta/00001</text:p>
      <text:p text:style-name="Preformatted_20_Text">data/aero/timestep_info/00031/zeta/00002</text:p>
      <text:p text:style-name="Preformatted_20_Text">data/aero/timestep_info/00031/zeta/00003</text:p>
      <text:p text:style-name="Preformatted_20_Text">data/aero/timestep_info/00031/zeta/_read_as</text:p>
      <text:p text:style-name="Preformatted_20_Text">data/aero/timestep_info/00031/zeta_dot/00000</text:p>
      <text:p text:style-name="Preformatted_20_Text">data/aero/timestep_info/00031/zeta_dot/00001</text:p>
      <text:p text:style-name="Preformatted_20_Text">data/aero/timestep_info/00031/zeta_dot/00002</text:p>
      <text:p text:style-name="Preformatted_20_Text">data/aero/timestep_info/00031/zeta_dot/00003</text:p>
      <text:p text:style-name="Preformatted_20_Text">data/aero/timestep_info/00031/zeta_dot/_read_as</text:p>
      <text:p text:style-name="Preformatted_20_Text">data/aero/timestep_info/00031/zeta_star/00000</text:p>
      <text:p text:style-name="Preformatted_20_Text">data/aero/timestep_info/00031/zeta_star/00001</text:p>
      <text:p text:style-name="Preformatted_20_Text">data/aero/timestep_info/00031/zeta_star/00002</text:p>
      <text:p text:style-name="Preformatted_20_Text">data/aero/timestep_info/00031/zeta_star/00003</text:p>
      <text:p text:style-name="Preformatted_20_Text">data/aero/timestep_info/00031/zeta_star/_read_as</text:p>
      <text:p text:style-name="Preformatted_20_Text">data/aero/timestep_info/00032/_read_as</text:p>
      <text:p text:style-name="Preformatted_20_Text">data/aero/timestep_info/00032/body_steady_forces</text:p>
      <text:p text:style-name="Preformatted_20_Text">data/aero/timestep_info/00032/body_unsteady_forces</text:p>
      <text:p text:style-name="Preformatted_20_Text"><text:soft-page-break/>data/aero/timestep_info/00032/control_surface_deflection</text:p>
      <text:p text:style-name="Preformatted_20_Text">data/aero/timestep_info/00032/ct_dimensions</text:p>
      <text:p text:style-name="Preformatted_20_Text">data/aero/timestep_info/00032/ct_dimensions_star</text:p>
      <text:p text:style-name="Preformatted_20_Text">data/aero/timestep_info/00032/dimensions</text:p>
      <text:p text:style-name="Preformatted_20_Text">data/aero/timestep_info/00032/dimensions_star</text:p>
      <text:p text:style-name="Preformatted_20_Text">data/aero/timestep_info/00032/dist_to_orig/00000</text:p>
      <text:p text:style-name="Preformatted_20_Text">data/aero/timestep_info/00032/dist_to_orig/00001</text:p>
      <text:p text:style-name="Preformatted_20_Text">data/aero/timestep_info/00032/dist_to_orig/00002</text:p>
      <text:p text:style-name="Preformatted_20_Text">data/aero/timestep_info/00032/dist_to_orig/00003</text:p>
      <text:p text:style-name="Preformatted_20_Text">data/aero/timestep_info/00032/dist_to_orig/_read_as</text:p>
      <text:p text:style-name="Preformatted_20_Text">data/aero/timestep_info/00032/dynamic_forces/00000</text:p>
      <text:p text:style-name="Preformatted_20_Text">data/aero/timestep_info/00032/dynamic_forces/00001</text:p>
      <text:p text:style-name="Preformatted_20_Text">data/aero/timestep_info/00032/dynamic_forces/00002</text:p>
      <text:p text:style-name="Preformatted_20_Text">data/aero/timestep_info/00032/dynamic_forces/00003</text:p>
      <text:p text:style-name="Preformatted_20_Text">data/aero/timestep_info/00032/dynamic_forces/_read_as</text:p>
      <text:p text:style-name="Preformatted_20_Text">data/aero/timestep_info/00032/flag_zeta_phantom</text:p>
      <text:p text:style-name="Preformatted_20_Text">data/aero/timestep_info/00032/forces/00000</text:p>
      <text:p text:style-name="Preformatted_20_Text">data/aero/timestep_info/00032/forces/00001</text:p>
      <text:p text:style-name="Preformatted_20_Text">data/aero/timestep_info/00032/forces/00002</text:p>
      <text:p text:style-name="Preformatted_20_Text">data/aero/timestep_info/00032/forces/00003</text:p>
      <text:p text:style-name="Preformatted_20_Text">data/aero/timestep_info/00032/forces/_read_as</text:p>
      <text:p text:style-name="Preformatted_20_Text">data/aero/timestep_info/00032/gamma/00000</text:p>
      <text:p text:style-name="Preformatted_20_Text">data/aero/timestep_info/00032/gamma/00001</text:p>
      <text:p text:style-name="Preformatted_20_Text">data/aero/timestep_info/00032/gamma/00002</text:p>
      <text:p text:style-name="Preformatted_20_Text">data/aero/timestep_info/00032/gamma/00003</text:p>
      <text:p text:style-name="Preformatted_20_Text">data/aero/timestep_info/00032/gamma/_read_as</text:p>
      <text:p text:style-name="Preformatted_20_Text">data/aero/timestep_info/00032/gamma_dot/00000</text:p>
      <text:p text:style-name="Preformatted_20_Text">data/aero/timestep_info/00032/gamma_dot/00001</text:p>
      <text:p text:style-name="Preformatted_20_Text">data/aero/timestep_info/00032/gamma_dot/00002</text:p>
      <text:p text:style-name="Preformatted_20_Text">data/aero/timestep_info/00032/gamma_dot/00003</text:p>
      <text:p text:style-name="Preformatted_20_Text">data/aero/timestep_info/00032/gamma_dot/_read_as</text:p>
      <text:p text:style-name="Preformatted_20_Text">data/aero/timestep_info/00032/gamma_star/00000</text:p>
      <text:p text:style-name="Preformatted_20_Text">data/aero/timestep_info/00032/gamma_star/00001</text:p>
      <text:p text:style-name="Preformatted_20_Text">data/aero/timestep_info/00032/gamma_star/00002</text:p>
      <text:p text:style-name="Preformatted_20_Text">data/aero/timestep_info/00032/gamma_star/00003</text:p>
      <text:p text:style-name="Preformatted_20_Text">data/aero/timestep_info/00032/gamma_star/_read_as</text:p>
      <text:p text:style-name="Preformatted_20_Text">data/aero/timestep_info/00032/in_global_AFoR</text:p>
      <text:p text:style-name="Preformatted_20_Text">data/aero/timestep_info/00032/inertial_steady_forces</text:p>
      <text:p text:style-name="Preformatted_20_Text">data/aero/timestep_info/00032/inertial_unsteady_forces</text:p>
      <text:p text:style-name="Preformatted_20_Text">data/aero/timestep_info/00032/n_surf</text:p>
      <text:p text:style-name="Preformatted_20_Text">data/aero/timestep_info/00032/normals/00000</text:p>
      <text:p text:style-name="Preformatted_20_Text">data/aero/timestep_info/00032/normals/00001</text:p>
      <text:p text:style-name="Preformatted_20_Text">data/aero/timestep_info/00032/normals/00002</text:p>
      <text:p text:style-name="Preformatted_20_Text">data/aero/timestep_info/00032/normals/00003</text:p>
      <text:p text:style-name="Preformatted_20_Text">data/aero/timestep_info/00032/normals/_read_as</text:p>
      <text:p text:style-name="Preformatted_20_Text">data/aero/timestep_info/00032/postproc_cell/_read_as</text:p>
      <text:p text:style-name="Preformatted_20_Text">data/aero/timestep_info/00032/postproc_node/_read_as</text:p>
      <text:p text:style-name="Preformatted_20_Text">data/aero/timestep_info/00032/u_ext/00000</text:p>
      <text:p text:style-name="Preformatted_20_Text">data/aero/timestep_info/00032/u_ext/00001</text:p>
      <text:p text:style-name="Preformatted_20_Text">data/aero/timestep_info/00032/u_ext/00002</text:p>
      <text:p text:style-name="Preformatted_20_Text">data/aero/timestep_info/00032/u_ext/00003</text:p>
      <text:p text:style-name="Preformatted_20_Text">data/aero/timestep_info/00032/u_ext/_read_as</text:p>
      <text:p text:style-name="Preformatted_20_Text">data/aero/timestep_info/00032/u_ext_star/00000</text:p>
      <text:p text:style-name="Preformatted_20_Text">data/aero/timestep_info/00032/u_ext_star/00001</text:p>
      <text:p text:style-name="Preformatted_20_Text">data/aero/timestep_info/00032/u_ext_star/00002</text:p>
      <text:p text:style-name="Preformatted_20_Text">data/aero/timestep_info/00032/u_ext_star/00003</text:p>
      <text:p text:style-name="Preformatted_20_Text">data/aero/timestep_info/00032/u_ext_star/_read_as</text:p>
      <text:p text:style-name="Preformatted_20_Text">data/aero/timestep_info/00032/wake_conv_vel/00000</text:p>
      <text:p text:style-name="Preformatted_20_Text">data/aero/timestep_info/00032/wake_conv_vel/00001</text:p>
      <text:p text:style-name="Preformatted_20_Text">data/aero/timestep_info/00032/wake_conv_vel/00002</text:p>
      <text:p text:style-name="Preformatted_20_Text">data/aero/timestep_info/00032/wake_conv_vel/00003</text:p>
      <text:p text:style-name="Preformatted_20_Text">data/aero/timestep_info/00032/wake_conv_vel/_read_as</text:p>
      <text:p text:style-name="Preformatted_20_Text">data/aero/timestep_info/00032/zeta/00000</text:p>
      <text:p text:style-name="Preformatted_20_Text">data/aero/timestep_info/00032/zeta/00001</text:p>
      <text:p text:style-name="Preformatted_20_Text"><text:soft-page-break/>data/aero/timestep_info/00032/zeta/00002</text:p>
      <text:p text:style-name="Preformatted_20_Text">data/aero/timestep_info/00032/zeta/00003</text:p>
      <text:p text:style-name="Preformatted_20_Text">data/aero/timestep_info/00032/zeta/_read_as</text:p>
      <text:p text:style-name="Preformatted_20_Text">data/aero/timestep_info/00032/zeta_dot/00000</text:p>
      <text:p text:style-name="Preformatted_20_Text">data/aero/timestep_info/00032/zeta_dot/00001</text:p>
      <text:p text:style-name="Preformatted_20_Text">data/aero/timestep_info/00032/zeta_dot/00002</text:p>
      <text:p text:style-name="Preformatted_20_Text">data/aero/timestep_info/00032/zeta_dot/00003</text:p>
      <text:p text:style-name="Preformatted_20_Text">data/aero/timestep_info/00032/zeta_dot/_read_as</text:p>
      <text:p text:style-name="Preformatted_20_Text">data/aero/timestep_info/00032/zeta_star/00000</text:p>
      <text:p text:style-name="Preformatted_20_Text">data/aero/timestep_info/00032/zeta_star/00001</text:p>
      <text:p text:style-name="Preformatted_20_Text">data/aero/timestep_info/00032/zeta_star/00002</text:p>
      <text:p text:style-name="Preformatted_20_Text">data/aero/timestep_info/00032/zeta_star/00003</text:p>
      <text:p text:style-name="Preformatted_20_Text">data/aero/timestep_info/00032/zeta_star/_read_as</text:p>
      <text:p text:style-name="Preformatted_20_Text">data/aero/timestep_info/00033/_read_as</text:p>
      <text:p text:style-name="Preformatted_20_Text">data/aero/timestep_info/00033/body_steady_forces</text:p>
      <text:p text:style-name="Preformatted_20_Text">data/aero/timestep_info/00033/body_unsteady_forces</text:p>
      <text:p text:style-name="Preformatted_20_Text">data/aero/timestep_info/00033/control_surface_deflection</text:p>
      <text:p text:style-name="Preformatted_20_Text">data/aero/timestep_info/00033/ct_dimensions</text:p>
      <text:p text:style-name="Preformatted_20_Text">data/aero/timestep_info/00033/ct_dimensions_star</text:p>
      <text:p text:style-name="Preformatted_20_Text">data/aero/timestep_info/00033/dimensions</text:p>
      <text:p text:style-name="Preformatted_20_Text">data/aero/timestep_info/00033/dimensions_star</text:p>
      <text:p text:style-name="Preformatted_20_Text">data/aero/timestep_info/00033/dist_to_orig/00000</text:p>
      <text:p text:style-name="Preformatted_20_Text">data/aero/timestep_info/00033/dist_to_orig/00001</text:p>
      <text:p text:style-name="Preformatted_20_Text">data/aero/timestep_info/00033/dist_to_orig/00002</text:p>
      <text:p text:style-name="Preformatted_20_Text">data/aero/timestep_info/00033/dist_to_orig/00003</text:p>
      <text:p text:style-name="Preformatted_20_Text">data/aero/timestep_info/00033/dist_to_orig/_read_as</text:p>
      <text:p text:style-name="Preformatted_20_Text">data/aero/timestep_info/00033/dynamic_forces/00000</text:p>
      <text:p text:style-name="Preformatted_20_Text">data/aero/timestep_info/00033/dynamic_forces/00001</text:p>
      <text:p text:style-name="Preformatted_20_Text">data/aero/timestep_info/00033/dynamic_forces/00002</text:p>
      <text:p text:style-name="Preformatted_20_Text">data/aero/timestep_info/00033/dynamic_forces/00003</text:p>
      <text:p text:style-name="Preformatted_20_Text">data/aero/timestep_info/00033/dynamic_forces/_read_as</text:p>
      <text:p text:style-name="Preformatted_20_Text">data/aero/timestep_info/00033/flag_zeta_phantom</text:p>
      <text:p text:style-name="Preformatted_20_Text">data/aero/timestep_info/00033/forces/00000</text:p>
      <text:p text:style-name="Preformatted_20_Text">data/aero/timestep_info/00033/forces/00001</text:p>
      <text:p text:style-name="Preformatted_20_Text">data/aero/timestep_info/00033/forces/00002</text:p>
      <text:p text:style-name="Preformatted_20_Text">data/aero/timestep_info/00033/forces/00003</text:p>
      <text:p text:style-name="Preformatted_20_Text">data/aero/timestep_info/00033/forces/_read_as</text:p>
      <text:p text:style-name="Preformatted_20_Text">data/aero/timestep_info/00033/gamma/00000</text:p>
      <text:p text:style-name="Preformatted_20_Text">data/aero/timestep_info/00033/gamma/00001</text:p>
      <text:p text:style-name="Preformatted_20_Text">data/aero/timestep_info/00033/gamma/00002</text:p>
      <text:p text:style-name="Preformatted_20_Text">data/aero/timestep_info/00033/gamma/00003</text:p>
      <text:p text:style-name="Preformatted_20_Text">data/aero/timestep_info/00033/gamma/_read_as</text:p>
      <text:p text:style-name="Preformatted_20_Text">data/aero/timestep_info/00033/gamma_dot/00000</text:p>
      <text:p text:style-name="Preformatted_20_Text">data/aero/timestep_info/00033/gamma_dot/00001</text:p>
      <text:p text:style-name="Preformatted_20_Text">data/aero/timestep_info/00033/gamma_dot/00002</text:p>
      <text:p text:style-name="Preformatted_20_Text">data/aero/timestep_info/00033/gamma_dot/00003</text:p>
      <text:p text:style-name="Preformatted_20_Text">data/aero/timestep_info/00033/gamma_dot/_read_as</text:p>
      <text:p text:style-name="Preformatted_20_Text">data/aero/timestep_info/00033/gamma_star/00000</text:p>
      <text:p text:style-name="Preformatted_20_Text">data/aero/timestep_info/00033/gamma_star/00001</text:p>
      <text:p text:style-name="Preformatted_20_Text">data/aero/timestep_info/00033/gamma_star/00002</text:p>
      <text:p text:style-name="Preformatted_20_Text">data/aero/timestep_info/00033/gamma_star/00003</text:p>
      <text:p text:style-name="Preformatted_20_Text">data/aero/timestep_info/00033/gamma_star/_read_as</text:p>
      <text:p text:style-name="Preformatted_20_Text">data/aero/timestep_info/00033/in_global_AFoR</text:p>
      <text:p text:style-name="Preformatted_20_Text">data/aero/timestep_info/00033/inertial_steady_forces</text:p>
      <text:p text:style-name="Preformatted_20_Text">data/aero/timestep_info/00033/inertial_unsteady_forces</text:p>
      <text:p text:style-name="Preformatted_20_Text">data/aero/timestep_info/00033/n_surf</text:p>
      <text:p text:style-name="Preformatted_20_Text">data/aero/timestep_info/00033/normals/00000</text:p>
      <text:p text:style-name="Preformatted_20_Text">data/aero/timestep_info/00033/normals/00001</text:p>
      <text:p text:style-name="Preformatted_20_Text">data/aero/timestep_info/00033/normals/00002</text:p>
      <text:p text:style-name="Preformatted_20_Text">data/aero/timestep_info/00033/normals/00003</text:p>
      <text:p text:style-name="Preformatted_20_Text">data/aero/timestep_info/00033/normals/_read_as</text:p>
      <text:p text:style-name="Preformatted_20_Text">data/aero/timestep_info/00033/postproc_cell/_read_as</text:p>
      <text:p text:style-name="Preformatted_20_Text">data/aero/timestep_info/00033/postproc_node/_read_as</text:p>
      <text:p text:style-name="Preformatted_20_Text">data/aero/timestep_info/00033/u_ext/00000</text:p>
      <text:p text:style-name="Preformatted_20_Text"><text:soft-page-break/>data/aero/timestep_info/00033/u_ext/00001</text:p>
      <text:p text:style-name="Preformatted_20_Text">data/aero/timestep_info/00033/u_ext/00002</text:p>
      <text:p text:style-name="Preformatted_20_Text">data/aero/timestep_info/00033/u_ext/00003</text:p>
      <text:p text:style-name="Preformatted_20_Text">data/aero/timestep_info/00033/u_ext/_read_as</text:p>
      <text:p text:style-name="Preformatted_20_Text">data/aero/timestep_info/00033/u_ext_star/00000</text:p>
      <text:p text:style-name="Preformatted_20_Text">data/aero/timestep_info/00033/u_ext_star/00001</text:p>
      <text:p text:style-name="Preformatted_20_Text">data/aero/timestep_info/00033/u_ext_star/00002</text:p>
      <text:p text:style-name="Preformatted_20_Text">data/aero/timestep_info/00033/u_ext_star/00003</text:p>
      <text:p text:style-name="Preformatted_20_Text">data/aero/timestep_info/00033/u_ext_star/_read_as</text:p>
      <text:p text:style-name="Preformatted_20_Text">data/aero/timestep_info/00033/wake_conv_vel/00000</text:p>
      <text:p text:style-name="Preformatted_20_Text">data/aero/timestep_info/00033/wake_conv_vel/00001</text:p>
      <text:p text:style-name="Preformatted_20_Text">data/aero/timestep_info/00033/wake_conv_vel/00002</text:p>
      <text:p text:style-name="Preformatted_20_Text">data/aero/timestep_info/00033/wake_conv_vel/00003</text:p>
      <text:p text:style-name="Preformatted_20_Text">data/aero/timestep_info/00033/wake_conv_vel/_read_as</text:p>
      <text:p text:style-name="Preformatted_20_Text">data/aero/timestep_info/00033/zeta/00000</text:p>
      <text:p text:style-name="Preformatted_20_Text">data/aero/timestep_info/00033/zeta/00001</text:p>
      <text:p text:style-name="Preformatted_20_Text">data/aero/timestep_info/00033/zeta/00002</text:p>
      <text:p text:style-name="Preformatted_20_Text">data/aero/timestep_info/00033/zeta/00003</text:p>
      <text:p text:style-name="Preformatted_20_Text">data/aero/timestep_info/00033/zeta/_read_as</text:p>
      <text:p text:style-name="Preformatted_20_Text">data/aero/timestep_info/00033/zeta_dot/00000</text:p>
      <text:p text:style-name="Preformatted_20_Text">data/aero/timestep_info/00033/zeta_dot/00001</text:p>
      <text:p text:style-name="Preformatted_20_Text">data/aero/timestep_info/00033/zeta_dot/00002</text:p>
      <text:p text:style-name="Preformatted_20_Text">data/aero/timestep_info/00033/zeta_dot/00003</text:p>
      <text:p text:style-name="Preformatted_20_Text">data/aero/timestep_info/00033/zeta_dot/_read_as</text:p>
      <text:p text:style-name="Preformatted_20_Text">data/aero/timestep_info/00033/zeta_star/00000</text:p>
      <text:p text:style-name="Preformatted_20_Text">data/aero/timestep_info/00033/zeta_star/00001</text:p>
      <text:p text:style-name="Preformatted_20_Text">data/aero/timestep_info/00033/zeta_star/00002</text:p>
      <text:p text:style-name="Preformatted_20_Text">data/aero/timestep_info/00033/zeta_star/00003</text:p>
      <text:p text:style-name="Preformatted_20_Text">data/aero/timestep_info/00033/zeta_star/_read_as</text:p>
      <text:p text:style-name="Preformatted_20_Text">data/aero/timestep_info/00034/_read_as</text:p>
      <text:p text:style-name="Preformatted_20_Text">data/aero/timestep_info/00034/body_steady_forces</text:p>
      <text:p text:style-name="Preformatted_20_Text">data/aero/timestep_info/00034/body_unsteady_forces</text:p>
      <text:p text:style-name="Preformatted_20_Text">data/aero/timestep_info/00034/control_surface_deflection</text:p>
      <text:p text:style-name="Preformatted_20_Text">data/aero/timestep_info/00034/ct_dimensions</text:p>
      <text:p text:style-name="Preformatted_20_Text">data/aero/timestep_info/00034/ct_dimensions_star</text:p>
      <text:p text:style-name="Preformatted_20_Text">data/aero/timestep_info/00034/dimensions</text:p>
      <text:p text:style-name="Preformatted_20_Text">data/aero/timestep_info/00034/dimensions_star</text:p>
      <text:p text:style-name="Preformatted_20_Text">data/aero/timestep_info/00034/dist_to_orig/00000</text:p>
      <text:p text:style-name="Preformatted_20_Text">data/aero/timestep_info/00034/dist_to_orig/00001</text:p>
      <text:p text:style-name="Preformatted_20_Text">data/aero/timestep_info/00034/dist_to_orig/00002</text:p>
      <text:p text:style-name="Preformatted_20_Text">data/aero/timestep_info/00034/dist_to_orig/00003</text:p>
      <text:p text:style-name="Preformatted_20_Text">data/aero/timestep_info/00034/dist_to_orig/_read_as</text:p>
      <text:p text:style-name="Preformatted_20_Text">data/aero/timestep_info/00034/dynamic_forces/00000</text:p>
      <text:p text:style-name="Preformatted_20_Text">data/aero/timestep_info/00034/dynamic_forces/00001</text:p>
      <text:p text:style-name="Preformatted_20_Text">data/aero/timestep_info/00034/dynamic_forces/00002</text:p>
      <text:p text:style-name="Preformatted_20_Text">data/aero/timestep_info/00034/dynamic_forces/00003</text:p>
      <text:p text:style-name="Preformatted_20_Text">data/aero/timestep_info/00034/dynamic_forces/_read_as</text:p>
      <text:p text:style-name="Preformatted_20_Text">data/aero/timestep_info/00034/flag_zeta_phantom</text:p>
      <text:p text:style-name="Preformatted_20_Text">data/aero/timestep_info/00034/forces/00000</text:p>
      <text:p text:style-name="Preformatted_20_Text">data/aero/timestep_info/00034/forces/00001</text:p>
      <text:p text:style-name="Preformatted_20_Text">data/aero/timestep_info/00034/forces/00002</text:p>
      <text:p text:style-name="Preformatted_20_Text">data/aero/timestep_info/00034/forces/00003</text:p>
      <text:p text:style-name="Preformatted_20_Text">data/aero/timestep_info/00034/forces/_read_as</text:p>
      <text:p text:style-name="Preformatted_20_Text">data/aero/timestep_info/00034/gamma/00000</text:p>
      <text:p text:style-name="Preformatted_20_Text">data/aero/timestep_info/00034/gamma/00001</text:p>
      <text:p text:style-name="Preformatted_20_Text">data/aero/timestep_info/00034/gamma/00002</text:p>
      <text:p text:style-name="Preformatted_20_Text">data/aero/timestep_info/00034/gamma/00003</text:p>
      <text:p text:style-name="Preformatted_20_Text">data/aero/timestep_info/00034/gamma/_read_as</text:p>
      <text:p text:style-name="Preformatted_20_Text">data/aero/timestep_info/00034/gamma_dot/00000</text:p>
      <text:p text:style-name="Preformatted_20_Text">data/aero/timestep_info/00034/gamma_dot/00001</text:p>
      <text:p text:style-name="Preformatted_20_Text">data/aero/timestep_info/00034/gamma_dot/00002</text:p>
      <text:p text:style-name="Preformatted_20_Text">data/aero/timestep_info/00034/gamma_dot/00003</text:p>
      <text:p text:style-name="Preformatted_20_Text">data/aero/timestep_info/00034/gamma_dot/_read_as</text:p>
      <text:p text:style-name="Preformatted_20_Text">data/aero/timestep_info/00034/gamma_star/00000</text:p>
      <text:p text:style-name="Preformatted_20_Text"><text:soft-page-break/>data/aero/timestep_info/00034/gamma_star/00001</text:p>
      <text:p text:style-name="Preformatted_20_Text">data/aero/timestep_info/00034/gamma_star/00002</text:p>
      <text:p text:style-name="Preformatted_20_Text">data/aero/timestep_info/00034/gamma_star/00003</text:p>
      <text:p text:style-name="Preformatted_20_Text">data/aero/timestep_info/00034/gamma_star/_read_as</text:p>
      <text:p text:style-name="Preformatted_20_Text">data/aero/timestep_info/00034/in_global_AFoR</text:p>
      <text:p text:style-name="Preformatted_20_Text">data/aero/timestep_info/00034/inertial_steady_forces</text:p>
      <text:p text:style-name="Preformatted_20_Text">data/aero/timestep_info/00034/inertial_unsteady_forces</text:p>
      <text:p text:style-name="Preformatted_20_Text">data/aero/timestep_info/00034/n_surf</text:p>
      <text:p text:style-name="Preformatted_20_Text">data/aero/timestep_info/00034/normals/00000</text:p>
      <text:p text:style-name="Preformatted_20_Text">data/aero/timestep_info/00034/normals/00001</text:p>
      <text:p text:style-name="Preformatted_20_Text">data/aero/timestep_info/00034/normals/00002</text:p>
      <text:p text:style-name="Preformatted_20_Text">data/aero/timestep_info/00034/normals/00003</text:p>
      <text:p text:style-name="Preformatted_20_Text">data/aero/timestep_info/00034/normals/_read_as</text:p>
      <text:p text:style-name="Preformatted_20_Text">data/aero/timestep_info/00034/postproc_cell/_read_as</text:p>
      <text:p text:style-name="Preformatted_20_Text">data/aero/timestep_info/00034/postproc_node/_read_as</text:p>
      <text:p text:style-name="Preformatted_20_Text">data/aero/timestep_info/00034/u_ext/00000</text:p>
      <text:p text:style-name="Preformatted_20_Text">data/aero/timestep_info/00034/u_ext/00001</text:p>
      <text:p text:style-name="Preformatted_20_Text">data/aero/timestep_info/00034/u_ext/00002</text:p>
      <text:p text:style-name="Preformatted_20_Text">data/aero/timestep_info/00034/u_ext/00003</text:p>
      <text:p text:style-name="Preformatted_20_Text">data/aero/timestep_info/00034/u_ext/_read_as</text:p>
      <text:p text:style-name="Preformatted_20_Text">data/aero/timestep_info/00034/u_ext_star/00000</text:p>
      <text:p text:style-name="Preformatted_20_Text">data/aero/timestep_info/00034/u_ext_star/00001</text:p>
      <text:p text:style-name="Preformatted_20_Text">data/aero/timestep_info/00034/u_ext_star/00002</text:p>
      <text:p text:style-name="Preformatted_20_Text">data/aero/timestep_info/00034/u_ext_star/00003</text:p>
      <text:p text:style-name="Preformatted_20_Text">data/aero/timestep_info/00034/u_ext_star/_read_as</text:p>
      <text:p text:style-name="Preformatted_20_Text">data/aero/timestep_info/00034/wake_conv_vel/00000</text:p>
      <text:p text:style-name="Preformatted_20_Text">data/aero/timestep_info/00034/wake_conv_vel/00001</text:p>
      <text:p text:style-name="Preformatted_20_Text">data/aero/timestep_info/00034/wake_conv_vel/00002</text:p>
      <text:p text:style-name="Preformatted_20_Text">data/aero/timestep_info/00034/wake_conv_vel/00003</text:p>
      <text:p text:style-name="Preformatted_20_Text">data/aero/timestep_info/00034/wake_conv_vel/_read_as</text:p>
      <text:p text:style-name="Preformatted_20_Text">data/aero/timestep_info/00034/zeta/00000</text:p>
      <text:p text:style-name="Preformatted_20_Text">data/aero/timestep_info/00034/zeta/00001</text:p>
      <text:p text:style-name="Preformatted_20_Text">data/aero/timestep_info/00034/zeta/00002</text:p>
      <text:p text:style-name="Preformatted_20_Text">data/aero/timestep_info/00034/zeta/00003</text:p>
      <text:p text:style-name="Preformatted_20_Text">data/aero/timestep_info/00034/zeta/_read_as</text:p>
      <text:p text:style-name="Preformatted_20_Text">data/aero/timestep_info/00034/zeta_dot/00000</text:p>
      <text:p text:style-name="Preformatted_20_Text">data/aero/timestep_info/00034/zeta_dot/00001</text:p>
      <text:p text:style-name="Preformatted_20_Text">data/aero/timestep_info/00034/zeta_dot/00002</text:p>
      <text:p text:style-name="Preformatted_20_Text">data/aero/timestep_info/00034/zeta_dot/00003</text:p>
      <text:p text:style-name="Preformatted_20_Text">data/aero/timestep_info/00034/zeta_dot/_read_as</text:p>
      <text:p text:style-name="Preformatted_20_Text">data/aero/timestep_info/00034/zeta_star/00000</text:p>
      <text:p text:style-name="Preformatted_20_Text">data/aero/timestep_info/00034/zeta_star/00001</text:p>
      <text:p text:style-name="Preformatted_20_Text">data/aero/timestep_info/00034/zeta_star/00002</text:p>
      <text:p text:style-name="Preformatted_20_Text">data/aero/timestep_info/00034/zeta_star/00003</text:p>
      <text:p text:style-name="Preformatted_20_Text">data/aero/timestep_info/00034/zeta_star/_read_as</text:p>
      <text:p text:style-name="Preformatted_20_Text">data/aero/timestep_info/00035/_read_as</text:p>
      <text:p text:style-name="Preformatted_20_Text">data/aero/timestep_info/00035/body_steady_forces</text:p>
      <text:p text:style-name="Preformatted_20_Text">data/aero/timestep_info/00035/body_unsteady_forces</text:p>
      <text:p text:style-name="Preformatted_20_Text">data/aero/timestep_info/00035/control_surface_deflection</text:p>
      <text:p text:style-name="Preformatted_20_Text">data/aero/timestep_info/00035/ct_dimensions</text:p>
      <text:p text:style-name="Preformatted_20_Text">data/aero/timestep_info/00035/ct_dimensions_star</text:p>
      <text:p text:style-name="Preformatted_20_Text">data/aero/timestep_info/00035/dimensions</text:p>
      <text:p text:style-name="Preformatted_20_Text">data/aero/timestep_info/00035/dimensions_star</text:p>
      <text:p text:style-name="Preformatted_20_Text">data/aero/timestep_info/00035/dist_to_orig/00000</text:p>
      <text:p text:style-name="Preformatted_20_Text">data/aero/timestep_info/00035/dist_to_orig/00001</text:p>
      <text:p text:style-name="Preformatted_20_Text">data/aero/timestep_info/00035/dist_to_orig/00002</text:p>
      <text:p text:style-name="Preformatted_20_Text">data/aero/timestep_info/00035/dist_to_orig/00003</text:p>
      <text:p text:style-name="Preformatted_20_Text">data/aero/timestep_info/00035/dist_to_orig/_read_as</text:p>
      <text:p text:style-name="Preformatted_20_Text">data/aero/timestep_info/00035/dynamic_forces/00000</text:p>
      <text:p text:style-name="Preformatted_20_Text">data/aero/timestep_info/00035/dynamic_forces/00001</text:p>
      <text:p text:style-name="Preformatted_20_Text">data/aero/timestep_info/00035/dynamic_forces/00002</text:p>
      <text:p text:style-name="Preformatted_20_Text">data/aero/timestep_info/00035/dynamic_forces/00003</text:p>
      <text:p text:style-name="Preformatted_20_Text">data/aero/timestep_info/00035/dynamic_forces/_read_as</text:p>
      <text:p text:style-name="Preformatted_20_Text">data/aero/timestep_info/00035/flag_zeta_phantom</text:p>
      <text:p text:style-name="Preformatted_20_Text"><text:soft-page-break/>data/aero/timestep_info/00035/forces/00000</text:p>
      <text:p text:style-name="Preformatted_20_Text">data/aero/timestep_info/00035/forces/00001</text:p>
      <text:p text:style-name="Preformatted_20_Text">data/aero/timestep_info/00035/forces/00002</text:p>
      <text:p text:style-name="Preformatted_20_Text">data/aero/timestep_info/00035/forces/00003</text:p>
      <text:p text:style-name="Preformatted_20_Text">data/aero/timestep_info/00035/forces/_read_as</text:p>
      <text:p text:style-name="Preformatted_20_Text">data/aero/timestep_info/00035/gamma/00000</text:p>
      <text:p text:style-name="Preformatted_20_Text">data/aero/timestep_info/00035/gamma/00001</text:p>
      <text:p text:style-name="Preformatted_20_Text">data/aero/timestep_info/00035/gamma/00002</text:p>
      <text:p text:style-name="Preformatted_20_Text">data/aero/timestep_info/00035/gamma/00003</text:p>
      <text:p text:style-name="Preformatted_20_Text">data/aero/timestep_info/00035/gamma/_read_as</text:p>
      <text:p text:style-name="Preformatted_20_Text">data/aero/timestep_info/00035/gamma_dot/00000</text:p>
      <text:p text:style-name="Preformatted_20_Text">data/aero/timestep_info/00035/gamma_dot/00001</text:p>
      <text:p text:style-name="Preformatted_20_Text">data/aero/timestep_info/00035/gamma_dot/00002</text:p>
      <text:p text:style-name="Preformatted_20_Text">data/aero/timestep_info/00035/gamma_dot/00003</text:p>
      <text:p text:style-name="Preformatted_20_Text">data/aero/timestep_info/00035/gamma_dot/_read_as</text:p>
      <text:p text:style-name="Preformatted_20_Text">data/aero/timestep_info/00035/gamma_star/00000</text:p>
      <text:p text:style-name="Preformatted_20_Text">data/aero/timestep_info/00035/gamma_star/00001</text:p>
      <text:p text:style-name="Preformatted_20_Text">data/aero/timestep_info/00035/gamma_star/00002</text:p>
      <text:p text:style-name="Preformatted_20_Text">data/aero/timestep_info/00035/gamma_star/00003</text:p>
      <text:p text:style-name="Preformatted_20_Text">data/aero/timestep_info/00035/gamma_star/_read_as</text:p>
      <text:p text:style-name="Preformatted_20_Text">data/aero/timestep_info/00035/in_global_AFoR</text:p>
      <text:p text:style-name="Preformatted_20_Text">data/aero/timestep_info/00035/inertial_steady_forces</text:p>
      <text:p text:style-name="Preformatted_20_Text">data/aero/timestep_info/00035/inertial_unsteady_forces</text:p>
      <text:p text:style-name="Preformatted_20_Text">data/aero/timestep_info/00035/n_surf</text:p>
      <text:p text:style-name="Preformatted_20_Text">data/aero/timestep_info/00035/normals/00000</text:p>
      <text:p text:style-name="Preformatted_20_Text">data/aero/timestep_info/00035/normals/00001</text:p>
      <text:p text:style-name="Preformatted_20_Text">data/aero/timestep_info/00035/normals/00002</text:p>
      <text:p text:style-name="Preformatted_20_Text">data/aero/timestep_info/00035/normals/00003</text:p>
      <text:p text:style-name="Preformatted_20_Text">data/aero/timestep_info/00035/normals/_read_as</text:p>
      <text:p text:style-name="Preformatted_20_Text">data/aero/timestep_info/00035/postproc_cell/_read_as</text:p>
      <text:p text:style-name="Preformatted_20_Text">data/aero/timestep_info/00035/postproc_node/_read_as</text:p>
      <text:p text:style-name="Preformatted_20_Text">data/aero/timestep_info/00035/u_ext/00000</text:p>
      <text:p text:style-name="Preformatted_20_Text">data/aero/timestep_info/00035/u_ext/00001</text:p>
      <text:p text:style-name="Preformatted_20_Text">data/aero/timestep_info/00035/u_ext/00002</text:p>
      <text:p text:style-name="Preformatted_20_Text">data/aero/timestep_info/00035/u_ext/00003</text:p>
      <text:p text:style-name="Preformatted_20_Text">data/aero/timestep_info/00035/u_ext/_read_as</text:p>
      <text:p text:style-name="Preformatted_20_Text">data/aero/timestep_info/00035/u_ext_star/00000</text:p>
      <text:p text:style-name="Preformatted_20_Text">data/aero/timestep_info/00035/u_ext_star/00001</text:p>
      <text:p text:style-name="Preformatted_20_Text">data/aero/timestep_info/00035/u_ext_star/00002</text:p>
      <text:p text:style-name="Preformatted_20_Text">data/aero/timestep_info/00035/u_ext_star/00003</text:p>
      <text:p text:style-name="Preformatted_20_Text">data/aero/timestep_info/00035/u_ext_star/_read_as</text:p>
      <text:p text:style-name="Preformatted_20_Text">data/aero/timestep_info/00035/wake_conv_vel/00000</text:p>
      <text:p text:style-name="Preformatted_20_Text">data/aero/timestep_info/00035/wake_conv_vel/00001</text:p>
      <text:p text:style-name="Preformatted_20_Text">data/aero/timestep_info/00035/wake_conv_vel/00002</text:p>
      <text:p text:style-name="Preformatted_20_Text">data/aero/timestep_info/00035/wake_conv_vel/00003</text:p>
      <text:p text:style-name="Preformatted_20_Text">data/aero/timestep_info/00035/wake_conv_vel/_read_as</text:p>
      <text:p text:style-name="Preformatted_20_Text">data/aero/timestep_info/00035/zeta/00000</text:p>
      <text:p text:style-name="Preformatted_20_Text">data/aero/timestep_info/00035/zeta/00001</text:p>
      <text:p text:style-name="Preformatted_20_Text">data/aero/timestep_info/00035/zeta/00002</text:p>
      <text:p text:style-name="Preformatted_20_Text">data/aero/timestep_info/00035/zeta/00003</text:p>
      <text:p text:style-name="Preformatted_20_Text">data/aero/timestep_info/00035/zeta/_read_as</text:p>
      <text:p text:style-name="Preformatted_20_Text">data/aero/timestep_info/00035/zeta_dot/00000</text:p>
      <text:p text:style-name="Preformatted_20_Text">data/aero/timestep_info/00035/zeta_dot/00001</text:p>
      <text:p text:style-name="Preformatted_20_Text">data/aero/timestep_info/00035/zeta_dot/00002</text:p>
      <text:p text:style-name="Preformatted_20_Text">data/aero/timestep_info/00035/zeta_dot/00003</text:p>
      <text:p text:style-name="Preformatted_20_Text">data/aero/timestep_info/00035/zeta_dot/_read_as</text:p>
      <text:p text:style-name="Preformatted_20_Text">data/aero/timestep_info/00035/zeta_star/00000</text:p>
      <text:p text:style-name="Preformatted_20_Text">data/aero/timestep_info/00035/zeta_star/00001</text:p>
      <text:p text:style-name="Preformatted_20_Text">data/aero/timestep_info/00035/zeta_star/00002</text:p>
      <text:p text:style-name="Preformatted_20_Text">data/aero/timestep_info/00035/zeta_star/00003</text:p>
      <text:p text:style-name="Preformatted_20_Text">data/aero/timestep_info/00035/zeta_star/_read_as</text:p>
      <text:p text:style-name="Preformatted_20_Text">data/aero/timestep_info/00036/_read_as</text:p>
      <text:p text:style-name="Preformatted_20_Text">data/aero/timestep_info/00036/body_steady_forces</text:p>
      <text:p text:style-name="Preformatted_20_Text">data/aero/timestep_info/00036/body_unsteady_forces</text:p>
      <text:p text:style-name="Preformatted_20_Text"><text:soft-page-break/>data/aero/timestep_info/00036/control_surface_deflection</text:p>
      <text:p text:style-name="Preformatted_20_Text">data/aero/timestep_info/00036/ct_dimensions</text:p>
      <text:p text:style-name="Preformatted_20_Text">data/aero/timestep_info/00036/ct_dimensions_star</text:p>
      <text:p text:style-name="Preformatted_20_Text">data/aero/timestep_info/00036/dimensions</text:p>
      <text:p text:style-name="Preformatted_20_Text">data/aero/timestep_info/00036/dimensions_star</text:p>
      <text:p text:style-name="Preformatted_20_Text">data/aero/timestep_info/00036/dist_to_orig/00000</text:p>
      <text:p text:style-name="Preformatted_20_Text">data/aero/timestep_info/00036/dist_to_orig/00001</text:p>
      <text:p text:style-name="Preformatted_20_Text">data/aero/timestep_info/00036/dist_to_orig/00002</text:p>
      <text:p text:style-name="Preformatted_20_Text">data/aero/timestep_info/00036/dist_to_orig/00003</text:p>
      <text:p text:style-name="Preformatted_20_Text">data/aero/timestep_info/00036/dist_to_orig/_read_as</text:p>
      <text:p text:style-name="Preformatted_20_Text">data/aero/timestep_info/00036/dynamic_forces/00000</text:p>
      <text:p text:style-name="Preformatted_20_Text">data/aero/timestep_info/00036/dynamic_forces/00001</text:p>
      <text:p text:style-name="Preformatted_20_Text">data/aero/timestep_info/00036/dynamic_forces/00002</text:p>
      <text:p text:style-name="Preformatted_20_Text">data/aero/timestep_info/00036/dynamic_forces/00003</text:p>
      <text:p text:style-name="Preformatted_20_Text">data/aero/timestep_info/00036/dynamic_forces/_read_as</text:p>
      <text:p text:style-name="Preformatted_20_Text">data/aero/timestep_info/00036/flag_zeta_phantom</text:p>
      <text:p text:style-name="Preformatted_20_Text">data/aero/timestep_info/00036/forces/00000</text:p>
      <text:p text:style-name="Preformatted_20_Text">data/aero/timestep_info/00036/forces/00001</text:p>
      <text:p text:style-name="Preformatted_20_Text">data/aero/timestep_info/00036/forces/00002</text:p>
      <text:p text:style-name="Preformatted_20_Text">data/aero/timestep_info/00036/forces/00003</text:p>
      <text:p text:style-name="Preformatted_20_Text">data/aero/timestep_info/00036/forces/_read_as</text:p>
      <text:p text:style-name="Preformatted_20_Text">data/aero/timestep_info/00036/gamma/00000</text:p>
      <text:p text:style-name="Preformatted_20_Text">data/aero/timestep_info/00036/gamma/00001</text:p>
      <text:p text:style-name="Preformatted_20_Text">data/aero/timestep_info/00036/gamma/00002</text:p>
      <text:p text:style-name="Preformatted_20_Text">data/aero/timestep_info/00036/gamma/00003</text:p>
      <text:p text:style-name="Preformatted_20_Text">data/aero/timestep_info/00036/gamma/_read_as</text:p>
      <text:p text:style-name="Preformatted_20_Text">data/aero/timestep_info/00036/gamma_dot/00000</text:p>
      <text:p text:style-name="Preformatted_20_Text">data/aero/timestep_info/00036/gamma_dot/00001</text:p>
      <text:p text:style-name="Preformatted_20_Text">data/aero/timestep_info/00036/gamma_dot/00002</text:p>
      <text:p text:style-name="Preformatted_20_Text">data/aero/timestep_info/00036/gamma_dot/00003</text:p>
      <text:p text:style-name="Preformatted_20_Text">data/aero/timestep_info/00036/gamma_dot/_read_as</text:p>
      <text:p text:style-name="Preformatted_20_Text">data/aero/timestep_info/00036/gamma_star/00000</text:p>
      <text:p text:style-name="Preformatted_20_Text">data/aero/timestep_info/00036/gamma_star/00001</text:p>
      <text:p text:style-name="Preformatted_20_Text">data/aero/timestep_info/00036/gamma_star/00002</text:p>
      <text:p text:style-name="Preformatted_20_Text">data/aero/timestep_info/00036/gamma_star/00003</text:p>
      <text:p text:style-name="Preformatted_20_Text">data/aero/timestep_info/00036/gamma_star/_read_as</text:p>
      <text:p text:style-name="Preformatted_20_Text">data/aero/timestep_info/00036/in_global_AFoR</text:p>
      <text:p text:style-name="Preformatted_20_Text">data/aero/timestep_info/00036/inertial_steady_forces</text:p>
      <text:p text:style-name="Preformatted_20_Text">data/aero/timestep_info/00036/inertial_unsteady_forces</text:p>
      <text:p text:style-name="Preformatted_20_Text">data/aero/timestep_info/00036/n_surf</text:p>
      <text:p text:style-name="Preformatted_20_Text">data/aero/timestep_info/00036/normals/00000</text:p>
      <text:p text:style-name="Preformatted_20_Text">data/aero/timestep_info/00036/normals/00001</text:p>
      <text:p text:style-name="Preformatted_20_Text">data/aero/timestep_info/00036/normals/00002</text:p>
      <text:p text:style-name="Preformatted_20_Text">data/aero/timestep_info/00036/normals/00003</text:p>
      <text:p text:style-name="Preformatted_20_Text">data/aero/timestep_info/00036/normals/_read_as</text:p>
      <text:p text:style-name="Preformatted_20_Text">data/aero/timestep_info/00036/postproc_cell/_read_as</text:p>
      <text:p text:style-name="Preformatted_20_Text">data/aero/timestep_info/00036/postproc_node/_read_as</text:p>
      <text:p text:style-name="Preformatted_20_Text">data/aero/timestep_info/00036/u_ext/00000</text:p>
      <text:p text:style-name="Preformatted_20_Text">data/aero/timestep_info/00036/u_ext/00001</text:p>
      <text:p text:style-name="Preformatted_20_Text">data/aero/timestep_info/00036/u_ext/00002</text:p>
      <text:p text:style-name="Preformatted_20_Text">data/aero/timestep_info/00036/u_ext/00003</text:p>
      <text:p text:style-name="Preformatted_20_Text">data/aero/timestep_info/00036/u_ext/_read_as</text:p>
      <text:p text:style-name="Preformatted_20_Text">data/aero/timestep_info/00036/u_ext_star/00000</text:p>
      <text:p text:style-name="Preformatted_20_Text">data/aero/timestep_info/00036/u_ext_star/00001</text:p>
      <text:p text:style-name="Preformatted_20_Text">data/aero/timestep_info/00036/u_ext_star/00002</text:p>
      <text:p text:style-name="Preformatted_20_Text">data/aero/timestep_info/00036/u_ext_star/00003</text:p>
      <text:p text:style-name="Preformatted_20_Text">data/aero/timestep_info/00036/u_ext_star/_read_as</text:p>
      <text:p text:style-name="Preformatted_20_Text">data/aero/timestep_info/00036/wake_conv_vel/00000</text:p>
      <text:p text:style-name="Preformatted_20_Text">data/aero/timestep_info/00036/wake_conv_vel/00001</text:p>
      <text:p text:style-name="Preformatted_20_Text">data/aero/timestep_info/00036/wake_conv_vel/00002</text:p>
      <text:p text:style-name="Preformatted_20_Text">data/aero/timestep_info/00036/wake_conv_vel/00003</text:p>
      <text:p text:style-name="Preformatted_20_Text">data/aero/timestep_info/00036/wake_conv_vel/_read_as</text:p>
      <text:p text:style-name="Preformatted_20_Text">data/aero/timestep_info/00036/zeta/00000</text:p>
      <text:p text:style-name="Preformatted_20_Text">data/aero/timestep_info/00036/zeta/00001</text:p>
      <text:p text:style-name="Preformatted_20_Text"><text:soft-page-break/>data/aero/timestep_info/00036/zeta/00002</text:p>
      <text:p text:style-name="Preformatted_20_Text">data/aero/timestep_info/00036/zeta/00003</text:p>
      <text:p text:style-name="Preformatted_20_Text">data/aero/timestep_info/00036/zeta/_read_as</text:p>
      <text:p text:style-name="Preformatted_20_Text">data/aero/timestep_info/00036/zeta_dot/00000</text:p>
      <text:p text:style-name="Preformatted_20_Text">data/aero/timestep_info/00036/zeta_dot/00001</text:p>
      <text:p text:style-name="Preformatted_20_Text">data/aero/timestep_info/00036/zeta_dot/00002</text:p>
      <text:p text:style-name="Preformatted_20_Text">data/aero/timestep_info/00036/zeta_dot/00003</text:p>
      <text:p text:style-name="Preformatted_20_Text">data/aero/timestep_info/00036/zeta_dot/_read_as</text:p>
      <text:p text:style-name="Preformatted_20_Text">data/aero/timestep_info/00036/zeta_star/00000</text:p>
      <text:p text:style-name="Preformatted_20_Text">data/aero/timestep_info/00036/zeta_star/00001</text:p>
      <text:p text:style-name="Preformatted_20_Text">data/aero/timestep_info/00036/zeta_star/00002</text:p>
      <text:p text:style-name="Preformatted_20_Text">data/aero/timestep_info/00036/zeta_star/00003</text:p>
      <text:p text:style-name="Preformatted_20_Text">data/aero/timestep_info/00036/zeta_star/_read_as</text:p>
      <text:p text:style-name="Preformatted_20_Text">data/aero/timestep_info/00037/_read_as</text:p>
      <text:p text:style-name="Preformatted_20_Text">data/aero/timestep_info/00037/body_steady_forces</text:p>
      <text:p text:style-name="Preformatted_20_Text">data/aero/timestep_info/00037/body_unsteady_forces</text:p>
      <text:p text:style-name="Preformatted_20_Text">data/aero/timestep_info/00037/control_surface_deflection</text:p>
      <text:p text:style-name="Preformatted_20_Text">data/aero/timestep_info/00037/ct_dimensions</text:p>
      <text:p text:style-name="Preformatted_20_Text">data/aero/timestep_info/00037/ct_dimensions_star</text:p>
      <text:p text:style-name="Preformatted_20_Text">data/aero/timestep_info/00037/dimensions</text:p>
      <text:p text:style-name="Preformatted_20_Text">data/aero/timestep_info/00037/dimensions_star</text:p>
      <text:p text:style-name="Preformatted_20_Text">data/aero/timestep_info/00037/dist_to_orig/00000</text:p>
      <text:p text:style-name="Preformatted_20_Text">data/aero/timestep_info/00037/dist_to_orig/00001</text:p>
      <text:p text:style-name="Preformatted_20_Text">data/aero/timestep_info/00037/dist_to_orig/00002</text:p>
      <text:p text:style-name="Preformatted_20_Text">data/aero/timestep_info/00037/dist_to_orig/00003</text:p>
      <text:p text:style-name="Preformatted_20_Text">data/aero/timestep_info/00037/dist_to_orig/_read_as</text:p>
      <text:p text:style-name="Preformatted_20_Text">data/aero/timestep_info/00037/dynamic_forces/00000</text:p>
      <text:p text:style-name="Preformatted_20_Text">data/aero/timestep_info/00037/dynamic_forces/00001</text:p>
      <text:p text:style-name="Preformatted_20_Text">data/aero/timestep_info/00037/dynamic_forces/00002</text:p>
      <text:p text:style-name="Preformatted_20_Text">data/aero/timestep_info/00037/dynamic_forces/00003</text:p>
      <text:p text:style-name="Preformatted_20_Text">data/aero/timestep_info/00037/dynamic_forces/_read_as</text:p>
      <text:p text:style-name="Preformatted_20_Text">data/aero/timestep_info/00037/flag_zeta_phantom</text:p>
      <text:p text:style-name="Preformatted_20_Text">data/aero/timestep_info/00037/forces/00000</text:p>
      <text:p text:style-name="Preformatted_20_Text">data/aero/timestep_info/00037/forces/00001</text:p>
      <text:p text:style-name="Preformatted_20_Text">data/aero/timestep_info/00037/forces/00002</text:p>
      <text:p text:style-name="Preformatted_20_Text">data/aero/timestep_info/00037/forces/00003</text:p>
      <text:p text:style-name="Preformatted_20_Text">data/aero/timestep_info/00037/forces/_read_as</text:p>
      <text:p text:style-name="Preformatted_20_Text">data/aero/timestep_info/00037/gamma/00000</text:p>
      <text:p text:style-name="Preformatted_20_Text">data/aero/timestep_info/00037/gamma/00001</text:p>
      <text:p text:style-name="Preformatted_20_Text">data/aero/timestep_info/00037/gamma/00002</text:p>
      <text:p text:style-name="Preformatted_20_Text">data/aero/timestep_info/00037/gamma/00003</text:p>
      <text:p text:style-name="Preformatted_20_Text">data/aero/timestep_info/00037/gamma/_read_as</text:p>
      <text:p text:style-name="Preformatted_20_Text">data/aero/timestep_info/00037/gamma_dot/00000</text:p>
      <text:p text:style-name="Preformatted_20_Text">data/aero/timestep_info/00037/gamma_dot/00001</text:p>
      <text:p text:style-name="Preformatted_20_Text">data/aero/timestep_info/00037/gamma_dot/00002</text:p>
      <text:p text:style-name="Preformatted_20_Text">data/aero/timestep_info/00037/gamma_dot/00003</text:p>
      <text:p text:style-name="Preformatted_20_Text">data/aero/timestep_info/00037/gamma_dot/_read_as</text:p>
      <text:p text:style-name="Preformatted_20_Text">data/aero/timestep_info/00037/gamma_star/00000</text:p>
      <text:p text:style-name="Preformatted_20_Text">data/aero/timestep_info/00037/gamma_star/00001</text:p>
      <text:p text:style-name="Preformatted_20_Text">data/aero/timestep_info/00037/gamma_star/00002</text:p>
      <text:p text:style-name="Preformatted_20_Text">data/aero/timestep_info/00037/gamma_star/00003</text:p>
      <text:p text:style-name="Preformatted_20_Text">data/aero/timestep_info/00037/gamma_star/_read_as</text:p>
      <text:p text:style-name="Preformatted_20_Text">data/aero/timestep_info/00037/in_global_AFoR</text:p>
      <text:p text:style-name="Preformatted_20_Text">data/aero/timestep_info/00037/inertial_steady_forces</text:p>
      <text:p text:style-name="Preformatted_20_Text">data/aero/timestep_info/00037/inertial_unsteady_forces</text:p>
      <text:p text:style-name="Preformatted_20_Text">data/aero/timestep_info/00037/n_surf</text:p>
      <text:p text:style-name="Preformatted_20_Text">data/aero/timestep_info/00037/normals/00000</text:p>
      <text:p text:style-name="Preformatted_20_Text">data/aero/timestep_info/00037/normals/00001</text:p>
      <text:p text:style-name="Preformatted_20_Text">data/aero/timestep_info/00037/normals/00002</text:p>
      <text:p text:style-name="Preformatted_20_Text">data/aero/timestep_info/00037/normals/00003</text:p>
      <text:p text:style-name="Preformatted_20_Text">data/aero/timestep_info/00037/normals/_read_as</text:p>
      <text:p text:style-name="Preformatted_20_Text">data/aero/timestep_info/00037/postproc_cell/_read_as</text:p>
      <text:p text:style-name="Preformatted_20_Text">data/aero/timestep_info/00037/postproc_node/_read_as</text:p>
      <text:p text:style-name="Preformatted_20_Text">data/aero/timestep_info/00037/u_ext/00000</text:p>
      <text:p text:style-name="Preformatted_20_Text"><text:soft-page-break/>data/aero/timestep_info/00037/u_ext/00001</text:p>
      <text:p text:style-name="Preformatted_20_Text">data/aero/timestep_info/00037/u_ext/00002</text:p>
      <text:p text:style-name="Preformatted_20_Text">data/aero/timestep_info/00037/u_ext/00003</text:p>
      <text:p text:style-name="Preformatted_20_Text">data/aero/timestep_info/00037/u_ext/_read_as</text:p>
      <text:p text:style-name="Preformatted_20_Text">data/aero/timestep_info/00037/u_ext_star/00000</text:p>
      <text:p text:style-name="Preformatted_20_Text">data/aero/timestep_info/00037/u_ext_star/00001</text:p>
      <text:p text:style-name="Preformatted_20_Text">data/aero/timestep_info/00037/u_ext_star/00002</text:p>
      <text:p text:style-name="Preformatted_20_Text">data/aero/timestep_info/00037/u_ext_star/00003</text:p>
      <text:p text:style-name="Preformatted_20_Text">data/aero/timestep_info/00037/u_ext_star/_read_as</text:p>
      <text:p text:style-name="Preformatted_20_Text">data/aero/timestep_info/00037/wake_conv_vel/00000</text:p>
      <text:p text:style-name="Preformatted_20_Text">data/aero/timestep_info/00037/wake_conv_vel/00001</text:p>
      <text:p text:style-name="Preformatted_20_Text">data/aero/timestep_info/00037/wake_conv_vel/00002</text:p>
      <text:p text:style-name="Preformatted_20_Text">data/aero/timestep_info/00037/wake_conv_vel/00003</text:p>
      <text:p text:style-name="Preformatted_20_Text">data/aero/timestep_info/00037/wake_conv_vel/_read_as</text:p>
      <text:p text:style-name="Preformatted_20_Text">data/aero/timestep_info/00037/zeta/00000</text:p>
      <text:p text:style-name="Preformatted_20_Text">data/aero/timestep_info/00037/zeta/00001</text:p>
      <text:p text:style-name="Preformatted_20_Text">data/aero/timestep_info/00037/zeta/00002</text:p>
      <text:p text:style-name="Preformatted_20_Text">data/aero/timestep_info/00037/zeta/00003</text:p>
      <text:p text:style-name="Preformatted_20_Text">data/aero/timestep_info/00037/zeta/_read_as</text:p>
      <text:p text:style-name="Preformatted_20_Text">data/aero/timestep_info/00037/zeta_dot/00000</text:p>
      <text:p text:style-name="Preformatted_20_Text">data/aero/timestep_info/00037/zeta_dot/00001</text:p>
      <text:p text:style-name="Preformatted_20_Text">data/aero/timestep_info/00037/zeta_dot/00002</text:p>
      <text:p text:style-name="Preformatted_20_Text">data/aero/timestep_info/00037/zeta_dot/00003</text:p>
      <text:p text:style-name="Preformatted_20_Text">data/aero/timestep_info/00037/zeta_dot/_read_as</text:p>
      <text:p text:style-name="Preformatted_20_Text">data/aero/timestep_info/00037/zeta_star/00000</text:p>
      <text:p text:style-name="Preformatted_20_Text">data/aero/timestep_info/00037/zeta_star/00001</text:p>
      <text:p text:style-name="Preformatted_20_Text">data/aero/timestep_info/00037/zeta_star/00002</text:p>
      <text:p text:style-name="Preformatted_20_Text">data/aero/timestep_info/00037/zeta_star/00003</text:p>
      <text:p text:style-name="Preformatted_20_Text">data/aero/timestep_info/00037/zeta_star/_read_as</text:p>
      <text:p text:style-name="Preformatted_20_Text">data/aero/timestep_info/00038/_read_as</text:p>
      <text:p text:style-name="Preformatted_20_Text">data/aero/timestep_info/00038/body_steady_forces</text:p>
      <text:p text:style-name="Preformatted_20_Text">data/aero/timestep_info/00038/body_unsteady_forces</text:p>
      <text:p text:style-name="Preformatted_20_Text">data/aero/timestep_info/00038/control_surface_deflection</text:p>
      <text:p text:style-name="Preformatted_20_Text">data/aero/timestep_info/00038/ct_dimensions</text:p>
      <text:p text:style-name="Preformatted_20_Text">data/aero/timestep_info/00038/ct_dimensions_star</text:p>
      <text:p text:style-name="Preformatted_20_Text">data/aero/timestep_info/00038/dimensions</text:p>
      <text:p text:style-name="Preformatted_20_Text">data/aero/timestep_info/00038/dimensions_star</text:p>
      <text:p text:style-name="Preformatted_20_Text">data/aero/timestep_info/00038/dist_to_orig/00000</text:p>
      <text:p text:style-name="Preformatted_20_Text">data/aero/timestep_info/00038/dist_to_orig/00001</text:p>
      <text:p text:style-name="Preformatted_20_Text">data/aero/timestep_info/00038/dist_to_orig/00002</text:p>
      <text:p text:style-name="Preformatted_20_Text">data/aero/timestep_info/00038/dist_to_orig/00003</text:p>
      <text:p text:style-name="Preformatted_20_Text">data/aero/timestep_info/00038/dist_to_orig/_read_as</text:p>
      <text:p text:style-name="Preformatted_20_Text">data/aero/timestep_info/00038/dynamic_forces/00000</text:p>
      <text:p text:style-name="Preformatted_20_Text">data/aero/timestep_info/00038/dynamic_forces/00001</text:p>
      <text:p text:style-name="Preformatted_20_Text">data/aero/timestep_info/00038/dynamic_forces/00002</text:p>
      <text:p text:style-name="Preformatted_20_Text">data/aero/timestep_info/00038/dynamic_forces/00003</text:p>
      <text:p text:style-name="Preformatted_20_Text">data/aero/timestep_info/00038/dynamic_forces/_read_as</text:p>
      <text:p text:style-name="Preformatted_20_Text">data/aero/timestep_info/00038/flag_zeta_phantom</text:p>
      <text:p text:style-name="Preformatted_20_Text">data/aero/timestep_info/00038/forces/00000</text:p>
      <text:p text:style-name="Preformatted_20_Text">data/aero/timestep_info/00038/forces/00001</text:p>
      <text:p text:style-name="Preformatted_20_Text">data/aero/timestep_info/00038/forces/00002</text:p>
      <text:p text:style-name="Preformatted_20_Text">data/aero/timestep_info/00038/forces/00003</text:p>
      <text:p text:style-name="Preformatted_20_Text">data/aero/timestep_info/00038/forces/_read_as</text:p>
      <text:p text:style-name="Preformatted_20_Text">data/aero/timestep_info/00038/gamma/00000</text:p>
      <text:p text:style-name="Preformatted_20_Text">data/aero/timestep_info/00038/gamma/00001</text:p>
      <text:p text:style-name="Preformatted_20_Text">data/aero/timestep_info/00038/gamma/00002</text:p>
      <text:p text:style-name="Preformatted_20_Text">data/aero/timestep_info/00038/gamma/00003</text:p>
      <text:p text:style-name="Preformatted_20_Text">data/aero/timestep_info/00038/gamma/_read_as</text:p>
      <text:p text:style-name="Preformatted_20_Text">data/aero/timestep_info/00038/gamma_dot/00000</text:p>
      <text:p text:style-name="Preformatted_20_Text">data/aero/timestep_info/00038/gamma_dot/00001</text:p>
      <text:p text:style-name="Preformatted_20_Text">data/aero/timestep_info/00038/gamma_dot/00002</text:p>
      <text:p text:style-name="Preformatted_20_Text">data/aero/timestep_info/00038/gamma_dot/00003</text:p>
      <text:p text:style-name="Preformatted_20_Text">data/aero/timestep_info/00038/gamma_dot/_read_as</text:p>
      <text:p text:style-name="Preformatted_20_Text">data/aero/timestep_info/00038/gamma_star/00000</text:p>
      <text:p text:style-name="Preformatted_20_Text"><text:soft-page-break/>data/aero/timestep_info/00038/gamma_star/00001</text:p>
      <text:p text:style-name="Preformatted_20_Text">data/aero/timestep_info/00038/gamma_star/00002</text:p>
      <text:p text:style-name="Preformatted_20_Text">data/aero/timestep_info/00038/gamma_star/00003</text:p>
      <text:p text:style-name="Preformatted_20_Text">data/aero/timestep_info/00038/gamma_star/_read_as</text:p>
      <text:p text:style-name="Preformatted_20_Text">data/aero/timestep_info/00038/in_global_AFoR</text:p>
      <text:p text:style-name="Preformatted_20_Text">data/aero/timestep_info/00038/inertial_steady_forces</text:p>
      <text:p text:style-name="Preformatted_20_Text">data/aero/timestep_info/00038/inertial_unsteady_forces</text:p>
      <text:p text:style-name="Preformatted_20_Text">data/aero/timestep_info/00038/n_surf</text:p>
      <text:p text:style-name="Preformatted_20_Text">data/aero/timestep_info/00038/normals/00000</text:p>
      <text:p text:style-name="Preformatted_20_Text">data/aero/timestep_info/00038/normals/00001</text:p>
      <text:p text:style-name="Preformatted_20_Text">data/aero/timestep_info/00038/normals/00002</text:p>
      <text:p text:style-name="Preformatted_20_Text">data/aero/timestep_info/00038/normals/00003</text:p>
      <text:p text:style-name="Preformatted_20_Text">data/aero/timestep_info/00038/normals/_read_as</text:p>
      <text:p text:style-name="Preformatted_20_Text">data/aero/timestep_info/00038/postproc_cell/_read_as</text:p>
      <text:p text:style-name="Preformatted_20_Text">data/aero/timestep_info/00038/postproc_node/_read_as</text:p>
      <text:p text:style-name="Preformatted_20_Text">data/aero/timestep_info/00038/u_ext/00000</text:p>
      <text:p text:style-name="Preformatted_20_Text">data/aero/timestep_info/00038/u_ext/00001</text:p>
      <text:p text:style-name="Preformatted_20_Text">data/aero/timestep_info/00038/u_ext/00002</text:p>
      <text:p text:style-name="Preformatted_20_Text">data/aero/timestep_info/00038/u_ext/00003</text:p>
      <text:p text:style-name="Preformatted_20_Text">data/aero/timestep_info/00038/u_ext/_read_as</text:p>
      <text:p text:style-name="Preformatted_20_Text">data/aero/timestep_info/00038/u_ext_star/00000</text:p>
      <text:p text:style-name="Preformatted_20_Text">data/aero/timestep_info/00038/u_ext_star/00001</text:p>
      <text:p text:style-name="Preformatted_20_Text">data/aero/timestep_info/00038/u_ext_star/00002</text:p>
      <text:p text:style-name="Preformatted_20_Text">data/aero/timestep_info/00038/u_ext_star/00003</text:p>
      <text:p text:style-name="Preformatted_20_Text">data/aero/timestep_info/00038/u_ext_star/_read_as</text:p>
      <text:p text:style-name="Preformatted_20_Text">data/aero/timestep_info/00038/wake_conv_vel/00000</text:p>
      <text:p text:style-name="Preformatted_20_Text">data/aero/timestep_info/00038/wake_conv_vel/00001</text:p>
      <text:p text:style-name="Preformatted_20_Text">data/aero/timestep_info/00038/wake_conv_vel/00002</text:p>
      <text:p text:style-name="Preformatted_20_Text">data/aero/timestep_info/00038/wake_conv_vel/00003</text:p>
      <text:p text:style-name="Preformatted_20_Text">data/aero/timestep_info/00038/wake_conv_vel/_read_as</text:p>
      <text:p text:style-name="Preformatted_20_Text">data/aero/timestep_info/00038/zeta/00000</text:p>
      <text:p text:style-name="Preformatted_20_Text">data/aero/timestep_info/00038/zeta/00001</text:p>
      <text:p text:style-name="Preformatted_20_Text">data/aero/timestep_info/00038/zeta/00002</text:p>
      <text:p text:style-name="Preformatted_20_Text">data/aero/timestep_info/00038/zeta/00003</text:p>
      <text:p text:style-name="Preformatted_20_Text">data/aero/timestep_info/00038/zeta/_read_as</text:p>
      <text:p text:style-name="Preformatted_20_Text">data/aero/timestep_info/00038/zeta_dot/00000</text:p>
      <text:p text:style-name="Preformatted_20_Text">data/aero/timestep_info/00038/zeta_dot/00001</text:p>
      <text:p text:style-name="Preformatted_20_Text">data/aero/timestep_info/00038/zeta_dot/00002</text:p>
      <text:p text:style-name="Preformatted_20_Text">data/aero/timestep_info/00038/zeta_dot/00003</text:p>
      <text:p text:style-name="Preformatted_20_Text">data/aero/timestep_info/00038/zeta_dot/_read_as</text:p>
      <text:p text:style-name="Preformatted_20_Text">data/aero/timestep_info/00038/zeta_star/00000</text:p>
      <text:p text:style-name="Preformatted_20_Text">data/aero/timestep_info/00038/zeta_star/00001</text:p>
      <text:p text:style-name="Preformatted_20_Text">data/aero/timestep_info/00038/zeta_star/00002</text:p>
      <text:p text:style-name="Preformatted_20_Text">data/aero/timestep_info/00038/zeta_star/00003</text:p>
      <text:p text:style-name="Preformatted_20_Text">data/aero/timestep_info/00038/zeta_star/_read_as</text:p>
      <text:p text:style-name="Preformatted_20_Text">data/aero/timestep_info/00039/_read_as</text:p>
      <text:p text:style-name="Preformatted_20_Text">data/aero/timestep_info/00039/body_steady_forces</text:p>
      <text:p text:style-name="Preformatted_20_Text">data/aero/timestep_info/00039/body_unsteady_forces</text:p>
      <text:p text:style-name="Preformatted_20_Text">data/aero/timestep_info/00039/control_surface_deflection</text:p>
      <text:p text:style-name="Preformatted_20_Text">data/aero/timestep_info/00039/ct_dimensions</text:p>
      <text:p text:style-name="Preformatted_20_Text">data/aero/timestep_info/00039/ct_dimensions_star</text:p>
      <text:p text:style-name="Preformatted_20_Text">data/aero/timestep_info/00039/dimensions</text:p>
      <text:p text:style-name="Preformatted_20_Text">data/aero/timestep_info/00039/dimensions_star</text:p>
      <text:p text:style-name="Preformatted_20_Text">data/aero/timestep_info/00039/dist_to_orig/00000</text:p>
      <text:p text:style-name="Preformatted_20_Text">data/aero/timestep_info/00039/dist_to_orig/00001</text:p>
      <text:p text:style-name="Preformatted_20_Text">data/aero/timestep_info/00039/dist_to_orig/00002</text:p>
      <text:p text:style-name="Preformatted_20_Text">data/aero/timestep_info/00039/dist_to_orig/00003</text:p>
      <text:p text:style-name="Preformatted_20_Text">data/aero/timestep_info/00039/dist_to_orig/_read_as</text:p>
      <text:p text:style-name="Preformatted_20_Text">data/aero/timestep_info/00039/dynamic_forces/00000</text:p>
      <text:p text:style-name="Preformatted_20_Text">data/aero/timestep_info/00039/dynamic_forces/00001</text:p>
      <text:p text:style-name="Preformatted_20_Text">data/aero/timestep_info/00039/dynamic_forces/00002</text:p>
      <text:p text:style-name="Preformatted_20_Text">data/aero/timestep_info/00039/dynamic_forces/00003</text:p>
      <text:p text:style-name="Preformatted_20_Text">data/aero/timestep_info/00039/dynamic_forces/_read_as</text:p>
      <text:p text:style-name="Preformatted_20_Text">data/aero/timestep_info/00039/flag_zeta_phantom</text:p>
      <text:p text:style-name="Preformatted_20_Text"><text:soft-page-break/>data/aero/timestep_info/00039/forces/00000</text:p>
      <text:p text:style-name="Preformatted_20_Text">data/aero/timestep_info/00039/forces/00001</text:p>
      <text:p text:style-name="Preformatted_20_Text">data/aero/timestep_info/00039/forces/00002</text:p>
      <text:p text:style-name="Preformatted_20_Text">data/aero/timestep_info/00039/forces/00003</text:p>
      <text:p text:style-name="Preformatted_20_Text">data/aero/timestep_info/00039/forces/_read_as</text:p>
      <text:p text:style-name="Preformatted_20_Text">data/aero/timestep_info/00039/gamma/00000</text:p>
      <text:p text:style-name="Preformatted_20_Text">data/aero/timestep_info/00039/gamma/00001</text:p>
      <text:p text:style-name="Preformatted_20_Text">data/aero/timestep_info/00039/gamma/00002</text:p>
      <text:p text:style-name="Preformatted_20_Text">data/aero/timestep_info/00039/gamma/00003</text:p>
      <text:p text:style-name="Preformatted_20_Text">data/aero/timestep_info/00039/gamma/_read_as</text:p>
      <text:p text:style-name="Preformatted_20_Text">data/aero/timestep_info/00039/gamma_dot/00000</text:p>
      <text:p text:style-name="Preformatted_20_Text">data/aero/timestep_info/00039/gamma_dot/00001</text:p>
      <text:p text:style-name="Preformatted_20_Text">data/aero/timestep_info/00039/gamma_dot/00002</text:p>
      <text:p text:style-name="Preformatted_20_Text">data/aero/timestep_info/00039/gamma_dot/00003</text:p>
      <text:p text:style-name="Preformatted_20_Text">data/aero/timestep_info/00039/gamma_dot/_read_as</text:p>
      <text:p text:style-name="Preformatted_20_Text">data/aero/timestep_info/00039/gamma_star/00000</text:p>
      <text:p text:style-name="Preformatted_20_Text">data/aero/timestep_info/00039/gamma_star/00001</text:p>
      <text:p text:style-name="Preformatted_20_Text">data/aero/timestep_info/00039/gamma_star/00002</text:p>
      <text:p text:style-name="Preformatted_20_Text">data/aero/timestep_info/00039/gamma_star/00003</text:p>
      <text:p text:style-name="Preformatted_20_Text">data/aero/timestep_info/00039/gamma_star/_read_as</text:p>
      <text:p text:style-name="Preformatted_20_Text">data/aero/timestep_info/00039/in_global_AFoR</text:p>
      <text:p text:style-name="Preformatted_20_Text">data/aero/timestep_info/00039/inertial_steady_forces</text:p>
      <text:p text:style-name="Preformatted_20_Text">data/aero/timestep_info/00039/inertial_unsteady_forces</text:p>
      <text:p text:style-name="Preformatted_20_Text">data/aero/timestep_info/00039/n_surf</text:p>
      <text:p text:style-name="Preformatted_20_Text">data/aero/timestep_info/00039/normals/00000</text:p>
      <text:p text:style-name="Preformatted_20_Text">data/aero/timestep_info/00039/normals/00001</text:p>
      <text:p text:style-name="Preformatted_20_Text">data/aero/timestep_info/00039/normals/00002</text:p>
      <text:p text:style-name="Preformatted_20_Text">data/aero/timestep_info/00039/normals/00003</text:p>
      <text:p text:style-name="Preformatted_20_Text">data/aero/timestep_info/00039/normals/_read_as</text:p>
      <text:p text:style-name="Preformatted_20_Text">data/aero/timestep_info/00039/postproc_cell/_read_as</text:p>
      <text:p text:style-name="Preformatted_20_Text">data/aero/timestep_info/00039/postproc_node/_read_as</text:p>
      <text:p text:style-name="Preformatted_20_Text">data/aero/timestep_info/00039/u_ext/00000</text:p>
      <text:p text:style-name="Preformatted_20_Text">data/aero/timestep_info/00039/u_ext/00001</text:p>
      <text:p text:style-name="Preformatted_20_Text">data/aero/timestep_info/00039/u_ext/00002</text:p>
      <text:p text:style-name="Preformatted_20_Text">data/aero/timestep_info/00039/u_ext/00003</text:p>
      <text:p text:style-name="Preformatted_20_Text">data/aero/timestep_info/00039/u_ext/_read_as</text:p>
      <text:p text:style-name="Preformatted_20_Text">data/aero/timestep_info/00039/u_ext_star/00000</text:p>
      <text:p text:style-name="Preformatted_20_Text">data/aero/timestep_info/00039/u_ext_star/00001</text:p>
      <text:p text:style-name="Preformatted_20_Text">data/aero/timestep_info/00039/u_ext_star/00002</text:p>
      <text:p text:style-name="Preformatted_20_Text">data/aero/timestep_info/00039/u_ext_star/00003</text:p>
      <text:p text:style-name="Preformatted_20_Text">data/aero/timestep_info/00039/u_ext_star/_read_as</text:p>
      <text:p text:style-name="Preformatted_20_Text">data/aero/timestep_info/00039/wake_conv_vel/00000</text:p>
      <text:p text:style-name="Preformatted_20_Text">data/aero/timestep_info/00039/wake_conv_vel/00001</text:p>
      <text:p text:style-name="Preformatted_20_Text">data/aero/timestep_info/00039/wake_conv_vel/00002</text:p>
      <text:p text:style-name="Preformatted_20_Text">data/aero/timestep_info/00039/wake_conv_vel/00003</text:p>
      <text:p text:style-name="Preformatted_20_Text">data/aero/timestep_info/00039/wake_conv_vel/_read_as</text:p>
      <text:p text:style-name="Preformatted_20_Text">data/aero/timestep_info/00039/zeta/00000</text:p>
      <text:p text:style-name="Preformatted_20_Text">data/aero/timestep_info/00039/zeta/00001</text:p>
      <text:p text:style-name="Preformatted_20_Text">data/aero/timestep_info/00039/zeta/00002</text:p>
      <text:p text:style-name="Preformatted_20_Text">data/aero/timestep_info/00039/zeta/00003</text:p>
      <text:p text:style-name="Preformatted_20_Text">data/aero/timestep_info/00039/zeta/_read_as</text:p>
      <text:p text:style-name="Preformatted_20_Text">data/aero/timestep_info/00039/zeta_dot/00000</text:p>
      <text:p text:style-name="Preformatted_20_Text">data/aero/timestep_info/00039/zeta_dot/00001</text:p>
      <text:p text:style-name="Preformatted_20_Text">data/aero/timestep_info/00039/zeta_dot/00002</text:p>
      <text:p text:style-name="Preformatted_20_Text">data/aero/timestep_info/00039/zeta_dot/00003</text:p>
      <text:p text:style-name="Preformatted_20_Text">data/aero/timestep_info/00039/zeta_dot/_read_as</text:p>
      <text:p text:style-name="Preformatted_20_Text">data/aero/timestep_info/00039/zeta_star/00000</text:p>
      <text:p text:style-name="Preformatted_20_Text">data/aero/timestep_info/00039/zeta_star/00001</text:p>
      <text:p text:style-name="Preformatted_20_Text">data/aero/timestep_info/00039/zeta_star/00002</text:p>
      <text:p text:style-name="Preformatted_20_Text">data/aero/timestep_info/00039/zeta_star/00003</text:p>
      <text:p text:style-name="Preformatted_20_Text">data/aero/timestep_info/00039/zeta_star/_read_as</text:p>
      <text:p text:style-name="Preformatted_20_Text">data/aero/timestep_info/00040/_read_as</text:p>
      <text:p text:style-name="Preformatted_20_Text">data/aero/timestep_info/00040/body_steady_forces</text:p>
      <text:p text:style-name="Preformatted_20_Text">data/aero/timestep_info/00040/body_unsteady_forces</text:p>
      <text:p text:style-name="Preformatted_20_Text"><text:soft-page-break/>data/aero/timestep_info/00040/control_surface_deflection</text:p>
      <text:p text:style-name="Preformatted_20_Text">data/aero/timestep_info/00040/ct_dimensions</text:p>
      <text:p text:style-name="Preformatted_20_Text">data/aero/timestep_info/00040/ct_dimensions_star</text:p>
      <text:p text:style-name="Preformatted_20_Text">data/aero/timestep_info/00040/dimensions</text:p>
      <text:p text:style-name="Preformatted_20_Text">data/aero/timestep_info/00040/dimensions_star</text:p>
      <text:p text:style-name="Preformatted_20_Text">data/aero/timestep_info/00040/dist_to_orig/00000</text:p>
      <text:p text:style-name="Preformatted_20_Text">data/aero/timestep_info/00040/dist_to_orig/00001</text:p>
      <text:p text:style-name="Preformatted_20_Text">data/aero/timestep_info/00040/dist_to_orig/00002</text:p>
      <text:p text:style-name="Preformatted_20_Text">data/aero/timestep_info/00040/dist_to_orig/00003</text:p>
      <text:p text:style-name="Preformatted_20_Text">data/aero/timestep_info/00040/dist_to_orig/_read_as</text:p>
      <text:p text:style-name="Preformatted_20_Text">data/aero/timestep_info/00040/dynamic_forces/00000</text:p>
      <text:p text:style-name="Preformatted_20_Text">data/aero/timestep_info/00040/dynamic_forces/00001</text:p>
      <text:p text:style-name="Preformatted_20_Text">data/aero/timestep_info/00040/dynamic_forces/00002</text:p>
      <text:p text:style-name="Preformatted_20_Text">data/aero/timestep_info/00040/dynamic_forces/00003</text:p>
      <text:p text:style-name="Preformatted_20_Text">data/aero/timestep_info/00040/dynamic_forces/_read_as</text:p>
      <text:p text:style-name="Preformatted_20_Text">data/aero/timestep_info/00040/flag_zeta_phantom</text:p>
      <text:p text:style-name="Preformatted_20_Text">data/aero/timestep_info/00040/forces/00000</text:p>
      <text:p text:style-name="Preformatted_20_Text">data/aero/timestep_info/00040/forces/00001</text:p>
      <text:p text:style-name="Preformatted_20_Text">data/aero/timestep_info/00040/forces/00002</text:p>
      <text:p text:style-name="Preformatted_20_Text">data/aero/timestep_info/00040/forces/00003</text:p>
      <text:p text:style-name="Preformatted_20_Text">data/aero/timestep_info/00040/forces/_read_as</text:p>
      <text:p text:style-name="Preformatted_20_Text">data/aero/timestep_info/00040/gamma/00000</text:p>
      <text:p text:style-name="Preformatted_20_Text">data/aero/timestep_info/00040/gamma/00001</text:p>
      <text:p text:style-name="Preformatted_20_Text">data/aero/timestep_info/00040/gamma/00002</text:p>
      <text:p text:style-name="Preformatted_20_Text">data/aero/timestep_info/00040/gamma/00003</text:p>
      <text:p text:style-name="Preformatted_20_Text">data/aero/timestep_info/00040/gamma/_read_as</text:p>
      <text:p text:style-name="Preformatted_20_Text">data/aero/timestep_info/00040/gamma_dot/00000</text:p>
      <text:p text:style-name="Preformatted_20_Text">data/aero/timestep_info/00040/gamma_dot/00001</text:p>
      <text:p text:style-name="Preformatted_20_Text">data/aero/timestep_info/00040/gamma_dot/00002</text:p>
      <text:p text:style-name="Preformatted_20_Text">data/aero/timestep_info/00040/gamma_dot/00003</text:p>
      <text:p text:style-name="Preformatted_20_Text">data/aero/timestep_info/00040/gamma_dot/_read_as</text:p>
      <text:p text:style-name="Preformatted_20_Text">data/aero/timestep_info/00040/gamma_star/00000</text:p>
      <text:p text:style-name="Preformatted_20_Text">data/aero/timestep_info/00040/gamma_star/00001</text:p>
      <text:p text:style-name="Preformatted_20_Text">data/aero/timestep_info/00040/gamma_star/00002</text:p>
      <text:p text:style-name="Preformatted_20_Text">data/aero/timestep_info/00040/gamma_star/00003</text:p>
      <text:p text:style-name="Preformatted_20_Text">data/aero/timestep_info/00040/gamma_star/_read_as</text:p>
      <text:p text:style-name="Preformatted_20_Text">data/aero/timestep_info/00040/in_global_AFoR</text:p>
      <text:p text:style-name="Preformatted_20_Text">data/aero/timestep_info/00040/inertial_steady_forces</text:p>
      <text:p text:style-name="Preformatted_20_Text">data/aero/timestep_info/00040/inertial_unsteady_forces</text:p>
      <text:p text:style-name="Preformatted_20_Text">data/aero/timestep_info/00040/n_surf</text:p>
      <text:p text:style-name="Preformatted_20_Text">data/aero/timestep_info/00040/normals/00000</text:p>
      <text:p text:style-name="Preformatted_20_Text">data/aero/timestep_info/00040/normals/00001</text:p>
      <text:p text:style-name="Preformatted_20_Text">data/aero/timestep_info/00040/normals/00002</text:p>
      <text:p text:style-name="Preformatted_20_Text">data/aero/timestep_info/00040/normals/00003</text:p>
      <text:p text:style-name="Preformatted_20_Text">data/aero/timestep_info/00040/normals/_read_as</text:p>
      <text:p text:style-name="Preformatted_20_Text">data/aero/timestep_info/00040/postproc_cell/_read_as</text:p>
      <text:p text:style-name="Preformatted_20_Text">data/aero/timestep_info/00040/postproc_node/_read_as</text:p>
      <text:p text:style-name="Preformatted_20_Text">data/aero/timestep_info/00040/u_ext/00000</text:p>
      <text:p text:style-name="Preformatted_20_Text">data/aero/timestep_info/00040/u_ext/00001</text:p>
      <text:p text:style-name="Preformatted_20_Text">data/aero/timestep_info/00040/u_ext/00002</text:p>
      <text:p text:style-name="Preformatted_20_Text">data/aero/timestep_info/00040/u_ext/00003</text:p>
      <text:p text:style-name="Preformatted_20_Text">data/aero/timestep_info/00040/u_ext/_read_as</text:p>
      <text:p text:style-name="Preformatted_20_Text">data/aero/timestep_info/00040/u_ext_star/00000</text:p>
      <text:p text:style-name="Preformatted_20_Text">data/aero/timestep_info/00040/u_ext_star/00001</text:p>
      <text:p text:style-name="Preformatted_20_Text">data/aero/timestep_info/00040/u_ext_star/00002</text:p>
      <text:p text:style-name="Preformatted_20_Text">data/aero/timestep_info/00040/u_ext_star/00003</text:p>
      <text:p text:style-name="Preformatted_20_Text">data/aero/timestep_info/00040/u_ext_star/_read_as</text:p>
      <text:p text:style-name="Preformatted_20_Text">data/aero/timestep_info/00040/wake_conv_vel/00000</text:p>
      <text:p text:style-name="Preformatted_20_Text">data/aero/timestep_info/00040/wake_conv_vel/00001</text:p>
      <text:p text:style-name="Preformatted_20_Text">data/aero/timestep_info/00040/wake_conv_vel/00002</text:p>
      <text:p text:style-name="Preformatted_20_Text">data/aero/timestep_info/00040/wake_conv_vel/00003</text:p>
      <text:p text:style-name="Preformatted_20_Text">data/aero/timestep_info/00040/wake_conv_vel/_read_as</text:p>
      <text:p text:style-name="Preformatted_20_Text">data/aero/timestep_info/00040/zeta/00000</text:p>
      <text:p text:style-name="Preformatted_20_Text">data/aero/timestep_info/00040/zeta/00001</text:p>
      <text:p text:style-name="Preformatted_20_Text"><text:soft-page-break/>data/aero/timestep_info/00040/zeta/00002</text:p>
      <text:p text:style-name="Preformatted_20_Text">data/aero/timestep_info/00040/zeta/00003</text:p>
      <text:p text:style-name="Preformatted_20_Text">data/aero/timestep_info/00040/zeta/_read_as</text:p>
      <text:p text:style-name="Preformatted_20_Text">data/aero/timestep_info/00040/zeta_dot/00000</text:p>
      <text:p text:style-name="Preformatted_20_Text">data/aero/timestep_info/00040/zeta_dot/00001</text:p>
      <text:p text:style-name="Preformatted_20_Text">data/aero/timestep_info/00040/zeta_dot/00002</text:p>
      <text:p text:style-name="Preformatted_20_Text">data/aero/timestep_info/00040/zeta_dot/00003</text:p>
      <text:p text:style-name="Preformatted_20_Text">data/aero/timestep_info/00040/zeta_dot/_read_as</text:p>
      <text:p text:style-name="Preformatted_20_Text">data/aero/timestep_info/00040/zeta_star/00000</text:p>
      <text:p text:style-name="Preformatted_20_Text">data/aero/timestep_info/00040/zeta_star/00001</text:p>
      <text:p text:style-name="Preformatted_20_Text">data/aero/timestep_info/00040/zeta_star/00002</text:p>
      <text:p text:style-name="Preformatted_20_Text">data/aero/timestep_info/00040/zeta_star/00003</text:p>
      <text:p text:style-name="Preformatted_20_Text">data/aero/timestep_info/00040/zeta_star/_read_as</text:p>
      <text:p text:style-name="Preformatted_20_Text">data/aero/timestep_info/00041/_read_as</text:p>
      <text:p text:style-name="Preformatted_20_Text">data/aero/timestep_info/00041/body_steady_forces</text:p>
      <text:p text:style-name="Preformatted_20_Text">data/aero/timestep_info/00041/body_unsteady_forces</text:p>
      <text:p text:style-name="Preformatted_20_Text">data/aero/timestep_info/00041/control_surface_deflection</text:p>
      <text:p text:style-name="Preformatted_20_Text">data/aero/timestep_info/00041/ct_dimensions</text:p>
      <text:p text:style-name="Preformatted_20_Text">data/aero/timestep_info/00041/ct_dimensions_star</text:p>
      <text:p text:style-name="Preformatted_20_Text">data/aero/timestep_info/00041/dimensions</text:p>
      <text:p text:style-name="Preformatted_20_Text">data/aero/timestep_info/00041/dimensions_star</text:p>
      <text:p text:style-name="Preformatted_20_Text">data/aero/timestep_info/00041/dist_to_orig/00000</text:p>
      <text:p text:style-name="Preformatted_20_Text">data/aero/timestep_info/00041/dist_to_orig/00001</text:p>
      <text:p text:style-name="Preformatted_20_Text">data/aero/timestep_info/00041/dist_to_orig/00002</text:p>
      <text:p text:style-name="Preformatted_20_Text">data/aero/timestep_info/00041/dist_to_orig/00003</text:p>
      <text:p text:style-name="Preformatted_20_Text">data/aero/timestep_info/00041/dist_to_orig/_read_as</text:p>
      <text:p text:style-name="Preformatted_20_Text">data/aero/timestep_info/00041/dynamic_forces/00000</text:p>
      <text:p text:style-name="Preformatted_20_Text">data/aero/timestep_info/00041/dynamic_forces/00001</text:p>
      <text:p text:style-name="Preformatted_20_Text">data/aero/timestep_info/00041/dynamic_forces/00002</text:p>
      <text:p text:style-name="Preformatted_20_Text">data/aero/timestep_info/00041/dynamic_forces/00003</text:p>
      <text:p text:style-name="Preformatted_20_Text">data/aero/timestep_info/00041/dynamic_forces/_read_as</text:p>
      <text:p text:style-name="Preformatted_20_Text">data/aero/timestep_info/00041/flag_zeta_phantom</text:p>
      <text:p text:style-name="Preformatted_20_Text">data/aero/timestep_info/00041/forces/00000</text:p>
      <text:p text:style-name="Preformatted_20_Text">data/aero/timestep_info/00041/forces/00001</text:p>
      <text:p text:style-name="Preformatted_20_Text">data/aero/timestep_info/00041/forces/00002</text:p>
      <text:p text:style-name="Preformatted_20_Text">data/aero/timestep_info/00041/forces/00003</text:p>
      <text:p text:style-name="Preformatted_20_Text">data/aero/timestep_info/00041/forces/_read_as</text:p>
      <text:p text:style-name="Preformatted_20_Text">data/aero/timestep_info/00041/gamma/00000</text:p>
      <text:p text:style-name="Preformatted_20_Text">data/aero/timestep_info/00041/gamma/00001</text:p>
      <text:p text:style-name="Preformatted_20_Text">data/aero/timestep_info/00041/gamma/00002</text:p>
      <text:p text:style-name="Preformatted_20_Text">data/aero/timestep_info/00041/gamma/00003</text:p>
      <text:p text:style-name="Preformatted_20_Text">data/aero/timestep_info/00041/gamma/_read_as</text:p>
      <text:p text:style-name="Preformatted_20_Text">data/aero/timestep_info/00041/gamma_dot/00000</text:p>
      <text:p text:style-name="Preformatted_20_Text">data/aero/timestep_info/00041/gamma_dot/00001</text:p>
      <text:p text:style-name="Preformatted_20_Text">data/aero/timestep_info/00041/gamma_dot/00002</text:p>
      <text:p text:style-name="Preformatted_20_Text">data/aero/timestep_info/00041/gamma_dot/00003</text:p>
      <text:p text:style-name="Preformatted_20_Text">data/aero/timestep_info/00041/gamma_dot/_read_as</text:p>
      <text:p text:style-name="Preformatted_20_Text">data/aero/timestep_info/00041/gamma_star/00000</text:p>
      <text:p text:style-name="Preformatted_20_Text">data/aero/timestep_info/00041/gamma_star/00001</text:p>
      <text:p text:style-name="Preformatted_20_Text">data/aero/timestep_info/00041/gamma_star/00002</text:p>
      <text:p text:style-name="Preformatted_20_Text">data/aero/timestep_info/00041/gamma_star/00003</text:p>
      <text:p text:style-name="Preformatted_20_Text">data/aero/timestep_info/00041/gamma_star/_read_as</text:p>
      <text:p text:style-name="Preformatted_20_Text">data/aero/timestep_info/00041/in_global_AFoR</text:p>
      <text:p text:style-name="Preformatted_20_Text">data/aero/timestep_info/00041/inertial_steady_forces</text:p>
      <text:p text:style-name="Preformatted_20_Text">data/aero/timestep_info/00041/inertial_unsteady_forces</text:p>
      <text:p text:style-name="Preformatted_20_Text">data/aero/timestep_info/00041/n_surf</text:p>
      <text:p text:style-name="Preformatted_20_Text">data/aero/timestep_info/00041/normals/00000</text:p>
      <text:p text:style-name="Preformatted_20_Text">data/aero/timestep_info/00041/normals/00001</text:p>
      <text:p text:style-name="Preformatted_20_Text">data/aero/timestep_info/00041/normals/00002</text:p>
      <text:p text:style-name="Preformatted_20_Text">data/aero/timestep_info/00041/normals/00003</text:p>
      <text:p text:style-name="Preformatted_20_Text">data/aero/timestep_info/00041/normals/_read_as</text:p>
      <text:p text:style-name="Preformatted_20_Text">data/aero/timestep_info/00041/postproc_cell/_read_as</text:p>
      <text:p text:style-name="Preformatted_20_Text">data/aero/timestep_info/00041/postproc_node/_read_as</text:p>
      <text:p text:style-name="Preformatted_20_Text">data/aero/timestep_info/00041/u_ext/00000</text:p>
      <text:p text:style-name="Preformatted_20_Text"><text:soft-page-break/>data/aero/timestep_info/00041/u_ext/00001</text:p>
      <text:p text:style-name="Preformatted_20_Text">data/aero/timestep_info/00041/u_ext/00002</text:p>
      <text:p text:style-name="Preformatted_20_Text">data/aero/timestep_info/00041/u_ext/00003</text:p>
      <text:p text:style-name="Preformatted_20_Text">data/aero/timestep_info/00041/u_ext/_read_as</text:p>
      <text:p text:style-name="Preformatted_20_Text">data/aero/timestep_info/00041/u_ext_star/00000</text:p>
      <text:p text:style-name="Preformatted_20_Text">data/aero/timestep_info/00041/u_ext_star/00001</text:p>
      <text:p text:style-name="Preformatted_20_Text">data/aero/timestep_info/00041/u_ext_star/00002</text:p>
      <text:p text:style-name="Preformatted_20_Text">data/aero/timestep_info/00041/u_ext_star/00003</text:p>
      <text:p text:style-name="Preformatted_20_Text">data/aero/timestep_info/00041/u_ext_star/_read_as</text:p>
      <text:p text:style-name="Preformatted_20_Text">data/aero/timestep_info/00041/wake_conv_vel/00000</text:p>
      <text:p text:style-name="Preformatted_20_Text">data/aero/timestep_info/00041/wake_conv_vel/00001</text:p>
      <text:p text:style-name="Preformatted_20_Text">data/aero/timestep_info/00041/wake_conv_vel/00002</text:p>
      <text:p text:style-name="Preformatted_20_Text">data/aero/timestep_info/00041/wake_conv_vel/00003</text:p>
      <text:p text:style-name="Preformatted_20_Text">data/aero/timestep_info/00041/wake_conv_vel/_read_as</text:p>
      <text:p text:style-name="Preformatted_20_Text">data/aero/timestep_info/00041/zeta/00000</text:p>
      <text:p text:style-name="Preformatted_20_Text">data/aero/timestep_info/00041/zeta/00001</text:p>
      <text:p text:style-name="Preformatted_20_Text">data/aero/timestep_info/00041/zeta/00002</text:p>
      <text:p text:style-name="Preformatted_20_Text">data/aero/timestep_info/00041/zeta/00003</text:p>
      <text:p text:style-name="Preformatted_20_Text">data/aero/timestep_info/00041/zeta/_read_as</text:p>
      <text:p text:style-name="Preformatted_20_Text">data/aero/timestep_info/00041/zeta_dot/00000</text:p>
      <text:p text:style-name="Preformatted_20_Text">data/aero/timestep_info/00041/zeta_dot/00001</text:p>
      <text:p text:style-name="Preformatted_20_Text">data/aero/timestep_info/00041/zeta_dot/00002</text:p>
      <text:p text:style-name="Preformatted_20_Text">data/aero/timestep_info/00041/zeta_dot/00003</text:p>
      <text:p text:style-name="Preformatted_20_Text">data/aero/timestep_info/00041/zeta_dot/_read_as</text:p>
      <text:p text:style-name="Preformatted_20_Text">data/aero/timestep_info/00041/zeta_star/00000</text:p>
      <text:p text:style-name="Preformatted_20_Text">data/aero/timestep_info/00041/zeta_star/00001</text:p>
      <text:p text:style-name="Preformatted_20_Text">data/aero/timestep_info/00041/zeta_star/00002</text:p>
      <text:p text:style-name="Preformatted_20_Text">data/aero/timestep_info/00041/zeta_star/00003</text:p>
      <text:p text:style-name="Preformatted_20_Text">data/aero/timestep_info/00041/zeta_star/_read_as</text:p>
      <text:p text:style-name="Preformatted_20_Text">data/aero/timestep_info/00042/_read_as</text:p>
      <text:p text:style-name="Preformatted_20_Text">data/aero/timestep_info/00042/body_steady_forces</text:p>
      <text:p text:style-name="Preformatted_20_Text">data/aero/timestep_info/00042/body_unsteady_forces</text:p>
      <text:p text:style-name="Preformatted_20_Text">data/aero/timestep_info/00042/control_surface_deflection</text:p>
      <text:p text:style-name="Preformatted_20_Text">data/aero/timestep_info/00042/ct_dimensions</text:p>
      <text:p text:style-name="Preformatted_20_Text">data/aero/timestep_info/00042/ct_dimensions_star</text:p>
      <text:p text:style-name="Preformatted_20_Text">data/aero/timestep_info/00042/dimensions</text:p>
      <text:p text:style-name="Preformatted_20_Text">data/aero/timestep_info/00042/dimensions_star</text:p>
      <text:p text:style-name="Preformatted_20_Text">data/aero/timestep_info/00042/dist_to_orig/00000</text:p>
      <text:p text:style-name="Preformatted_20_Text">data/aero/timestep_info/00042/dist_to_orig/00001</text:p>
      <text:p text:style-name="Preformatted_20_Text">data/aero/timestep_info/00042/dist_to_orig/00002</text:p>
      <text:p text:style-name="Preformatted_20_Text">data/aero/timestep_info/00042/dist_to_orig/00003</text:p>
      <text:p text:style-name="Preformatted_20_Text">data/aero/timestep_info/00042/dist_to_orig/_read_as</text:p>
      <text:p text:style-name="Preformatted_20_Text">data/aero/timestep_info/00042/dynamic_forces/00000</text:p>
      <text:p text:style-name="Preformatted_20_Text">data/aero/timestep_info/00042/dynamic_forces/00001</text:p>
      <text:p text:style-name="Preformatted_20_Text">data/aero/timestep_info/00042/dynamic_forces/00002</text:p>
      <text:p text:style-name="Preformatted_20_Text">data/aero/timestep_info/00042/dynamic_forces/00003</text:p>
      <text:p text:style-name="Preformatted_20_Text">data/aero/timestep_info/00042/dynamic_forces/_read_as</text:p>
      <text:p text:style-name="Preformatted_20_Text">data/aero/timestep_info/00042/flag_zeta_phantom</text:p>
      <text:p text:style-name="Preformatted_20_Text">data/aero/timestep_info/00042/forces/00000</text:p>
      <text:p text:style-name="Preformatted_20_Text">data/aero/timestep_info/00042/forces/00001</text:p>
      <text:p text:style-name="Preformatted_20_Text">data/aero/timestep_info/00042/forces/00002</text:p>
      <text:p text:style-name="Preformatted_20_Text">data/aero/timestep_info/00042/forces/00003</text:p>
      <text:p text:style-name="Preformatted_20_Text">data/aero/timestep_info/00042/forces/_read_as</text:p>
      <text:p text:style-name="Preformatted_20_Text">data/aero/timestep_info/00042/gamma/00000</text:p>
      <text:p text:style-name="Preformatted_20_Text">data/aero/timestep_info/00042/gamma/00001</text:p>
      <text:p text:style-name="Preformatted_20_Text">data/aero/timestep_info/00042/gamma/00002</text:p>
      <text:p text:style-name="Preformatted_20_Text">data/aero/timestep_info/00042/gamma/00003</text:p>
      <text:p text:style-name="Preformatted_20_Text">data/aero/timestep_info/00042/gamma/_read_as</text:p>
      <text:p text:style-name="Preformatted_20_Text">data/aero/timestep_info/00042/gamma_dot/00000</text:p>
      <text:p text:style-name="Preformatted_20_Text">data/aero/timestep_info/00042/gamma_dot/00001</text:p>
      <text:p text:style-name="Preformatted_20_Text">data/aero/timestep_info/00042/gamma_dot/00002</text:p>
      <text:p text:style-name="Preformatted_20_Text">data/aero/timestep_info/00042/gamma_dot/00003</text:p>
      <text:p text:style-name="Preformatted_20_Text">data/aero/timestep_info/00042/gamma_dot/_read_as</text:p>
      <text:p text:style-name="Preformatted_20_Text">data/aero/timestep_info/00042/gamma_star/00000</text:p>
      <text:p text:style-name="Preformatted_20_Text"><text:soft-page-break/>data/aero/timestep_info/00042/gamma_star/00001</text:p>
      <text:p text:style-name="Preformatted_20_Text">data/aero/timestep_info/00042/gamma_star/00002</text:p>
      <text:p text:style-name="Preformatted_20_Text">data/aero/timestep_info/00042/gamma_star/00003</text:p>
      <text:p text:style-name="Preformatted_20_Text">data/aero/timestep_info/00042/gamma_star/_read_as</text:p>
      <text:p text:style-name="Preformatted_20_Text">data/aero/timestep_info/00042/in_global_AFoR</text:p>
      <text:p text:style-name="Preformatted_20_Text">data/aero/timestep_info/00042/inertial_steady_forces</text:p>
      <text:p text:style-name="Preformatted_20_Text">data/aero/timestep_info/00042/inertial_unsteady_forces</text:p>
      <text:p text:style-name="Preformatted_20_Text">data/aero/timestep_info/00042/n_surf</text:p>
      <text:p text:style-name="Preformatted_20_Text">data/aero/timestep_info/00042/normals/00000</text:p>
      <text:p text:style-name="Preformatted_20_Text">data/aero/timestep_info/00042/normals/00001</text:p>
      <text:p text:style-name="Preformatted_20_Text">data/aero/timestep_info/00042/normals/00002</text:p>
      <text:p text:style-name="Preformatted_20_Text">data/aero/timestep_info/00042/normals/00003</text:p>
      <text:p text:style-name="Preformatted_20_Text">data/aero/timestep_info/00042/normals/_read_as</text:p>
      <text:p text:style-name="Preformatted_20_Text">data/aero/timestep_info/00042/postproc_cell/_read_as</text:p>
      <text:p text:style-name="Preformatted_20_Text">data/aero/timestep_info/00042/postproc_node/_read_as</text:p>
      <text:p text:style-name="Preformatted_20_Text">data/aero/timestep_info/00042/u_ext/00000</text:p>
      <text:p text:style-name="Preformatted_20_Text">data/aero/timestep_info/00042/u_ext/00001</text:p>
      <text:p text:style-name="Preformatted_20_Text">data/aero/timestep_info/00042/u_ext/00002</text:p>
      <text:p text:style-name="Preformatted_20_Text">data/aero/timestep_info/00042/u_ext/00003</text:p>
      <text:p text:style-name="Preformatted_20_Text">data/aero/timestep_info/00042/u_ext/_read_as</text:p>
      <text:p text:style-name="Preformatted_20_Text">data/aero/timestep_info/00042/u_ext_star/00000</text:p>
      <text:p text:style-name="Preformatted_20_Text">data/aero/timestep_info/00042/u_ext_star/00001</text:p>
      <text:p text:style-name="Preformatted_20_Text">data/aero/timestep_info/00042/u_ext_star/00002</text:p>
      <text:p text:style-name="Preformatted_20_Text">data/aero/timestep_info/00042/u_ext_star/00003</text:p>
      <text:p text:style-name="Preformatted_20_Text">data/aero/timestep_info/00042/u_ext_star/_read_as</text:p>
      <text:p text:style-name="Preformatted_20_Text">data/aero/timestep_info/00042/wake_conv_vel/00000</text:p>
      <text:p text:style-name="Preformatted_20_Text">data/aero/timestep_info/00042/wake_conv_vel/00001</text:p>
      <text:p text:style-name="Preformatted_20_Text">data/aero/timestep_info/00042/wake_conv_vel/00002</text:p>
      <text:p text:style-name="Preformatted_20_Text">data/aero/timestep_info/00042/wake_conv_vel/00003</text:p>
      <text:p text:style-name="Preformatted_20_Text">data/aero/timestep_info/00042/wake_conv_vel/_read_as</text:p>
      <text:p text:style-name="Preformatted_20_Text">data/aero/timestep_info/00042/zeta/00000</text:p>
      <text:p text:style-name="Preformatted_20_Text">data/aero/timestep_info/00042/zeta/00001</text:p>
      <text:p text:style-name="Preformatted_20_Text">data/aero/timestep_info/00042/zeta/00002</text:p>
      <text:p text:style-name="Preformatted_20_Text">data/aero/timestep_info/00042/zeta/00003</text:p>
      <text:p text:style-name="Preformatted_20_Text">data/aero/timestep_info/00042/zeta/_read_as</text:p>
      <text:p text:style-name="Preformatted_20_Text">data/aero/timestep_info/00042/zeta_dot/00000</text:p>
      <text:p text:style-name="Preformatted_20_Text">data/aero/timestep_info/00042/zeta_dot/00001</text:p>
      <text:p text:style-name="Preformatted_20_Text">data/aero/timestep_info/00042/zeta_dot/00002</text:p>
      <text:p text:style-name="Preformatted_20_Text">data/aero/timestep_info/00042/zeta_dot/00003</text:p>
      <text:p text:style-name="Preformatted_20_Text">data/aero/timestep_info/00042/zeta_dot/_read_as</text:p>
      <text:p text:style-name="Preformatted_20_Text">data/aero/timestep_info/00042/zeta_star/00000</text:p>
      <text:p text:style-name="Preformatted_20_Text">data/aero/timestep_info/00042/zeta_star/00001</text:p>
      <text:p text:style-name="Preformatted_20_Text">data/aero/timestep_info/00042/zeta_star/00002</text:p>
      <text:p text:style-name="Preformatted_20_Text">data/aero/timestep_info/00042/zeta_star/00003</text:p>
      <text:p text:style-name="Preformatted_20_Text">data/aero/timestep_info/00042/zeta_star/_read_as</text:p>
      <text:p text:style-name="Preformatted_20_Text">data/aero/timestep_info/00043/_read_as</text:p>
      <text:p text:style-name="Preformatted_20_Text">data/aero/timestep_info/00043/body_steady_forces</text:p>
      <text:p text:style-name="Preformatted_20_Text">data/aero/timestep_info/00043/body_unsteady_forces</text:p>
      <text:p text:style-name="Preformatted_20_Text">data/aero/timestep_info/00043/control_surface_deflection</text:p>
      <text:p text:style-name="Preformatted_20_Text">data/aero/timestep_info/00043/ct_dimensions</text:p>
      <text:p text:style-name="Preformatted_20_Text">data/aero/timestep_info/00043/ct_dimensions_star</text:p>
      <text:p text:style-name="Preformatted_20_Text">data/aero/timestep_info/00043/dimensions</text:p>
      <text:p text:style-name="Preformatted_20_Text">data/aero/timestep_info/00043/dimensions_star</text:p>
      <text:p text:style-name="Preformatted_20_Text">data/aero/timestep_info/00043/dist_to_orig/00000</text:p>
      <text:p text:style-name="Preformatted_20_Text">data/aero/timestep_info/00043/dist_to_orig/00001</text:p>
      <text:p text:style-name="Preformatted_20_Text">data/aero/timestep_info/00043/dist_to_orig/00002</text:p>
      <text:p text:style-name="Preformatted_20_Text">data/aero/timestep_info/00043/dist_to_orig/00003</text:p>
      <text:p text:style-name="Preformatted_20_Text">data/aero/timestep_info/00043/dist_to_orig/_read_as</text:p>
      <text:p text:style-name="Preformatted_20_Text">data/aero/timestep_info/00043/dynamic_forces/00000</text:p>
      <text:p text:style-name="Preformatted_20_Text">data/aero/timestep_info/00043/dynamic_forces/00001</text:p>
      <text:p text:style-name="Preformatted_20_Text">data/aero/timestep_info/00043/dynamic_forces/00002</text:p>
      <text:p text:style-name="Preformatted_20_Text">data/aero/timestep_info/00043/dynamic_forces/00003</text:p>
      <text:p text:style-name="Preformatted_20_Text">data/aero/timestep_info/00043/dynamic_forces/_read_as</text:p>
      <text:p text:style-name="Preformatted_20_Text">data/aero/timestep_info/00043/flag_zeta_phantom</text:p>
      <text:p text:style-name="Preformatted_20_Text"><text:soft-page-break/>data/aero/timestep_info/00043/forces/00000</text:p>
      <text:p text:style-name="Preformatted_20_Text">data/aero/timestep_info/00043/forces/00001</text:p>
      <text:p text:style-name="Preformatted_20_Text">data/aero/timestep_info/00043/forces/00002</text:p>
      <text:p text:style-name="Preformatted_20_Text">data/aero/timestep_info/00043/forces/00003</text:p>
      <text:p text:style-name="Preformatted_20_Text">data/aero/timestep_info/00043/forces/_read_as</text:p>
      <text:p text:style-name="Preformatted_20_Text">data/aero/timestep_info/00043/gamma/00000</text:p>
      <text:p text:style-name="Preformatted_20_Text">data/aero/timestep_info/00043/gamma/00001</text:p>
      <text:p text:style-name="Preformatted_20_Text">data/aero/timestep_info/00043/gamma/00002</text:p>
      <text:p text:style-name="Preformatted_20_Text">data/aero/timestep_info/00043/gamma/00003</text:p>
      <text:p text:style-name="Preformatted_20_Text">data/aero/timestep_info/00043/gamma/_read_as</text:p>
      <text:p text:style-name="Preformatted_20_Text">data/aero/timestep_info/00043/gamma_dot/00000</text:p>
      <text:p text:style-name="Preformatted_20_Text">data/aero/timestep_info/00043/gamma_dot/00001</text:p>
      <text:p text:style-name="Preformatted_20_Text">data/aero/timestep_info/00043/gamma_dot/00002</text:p>
      <text:p text:style-name="Preformatted_20_Text">data/aero/timestep_info/00043/gamma_dot/00003</text:p>
      <text:p text:style-name="Preformatted_20_Text">data/aero/timestep_info/00043/gamma_dot/_read_as</text:p>
      <text:p text:style-name="Preformatted_20_Text">data/aero/timestep_info/00043/gamma_star/00000</text:p>
      <text:p text:style-name="Preformatted_20_Text">data/aero/timestep_info/00043/gamma_star/00001</text:p>
      <text:p text:style-name="Preformatted_20_Text">data/aero/timestep_info/00043/gamma_star/00002</text:p>
      <text:p text:style-name="Preformatted_20_Text">data/aero/timestep_info/00043/gamma_star/00003</text:p>
      <text:p text:style-name="Preformatted_20_Text">data/aero/timestep_info/00043/gamma_star/_read_as</text:p>
      <text:p text:style-name="Preformatted_20_Text">data/aero/timestep_info/00043/in_global_AFoR</text:p>
      <text:p text:style-name="Preformatted_20_Text">data/aero/timestep_info/00043/inertial_steady_forces</text:p>
      <text:p text:style-name="Preformatted_20_Text">data/aero/timestep_info/00043/inertial_unsteady_forces</text:p>
      <text:p text:style-name="Preformatted_20_Text">data/aero/timestep_info/00043/n_surf</text:p>
      <text:p text:style-name="Preformatted_20_Text">data/aero/timestep_info/00043/normals/00000</text:p>
      <text:p text:style-name="Preformatted_20_Text">data/aero/timestep_info/00043/normals/00001</text:p>
      <text:p text:style-name="Preformatted_20_Text">data/aero/timestep_info/00043/normals/00002</text:p>
      <text:p text:style-name="Preformatted_20_Text">data/aero/timestep_info/00043/normals/00003</text:p>
      <text:p text:style-name="Preformatted_20_Text">data/aero/timestep_info/00043/normals/_read_as</text:p>
      <text:p text:style-name="Preformatted_20_Text">data/aero/timestep_info/00043/postproc_cell/_read_as</text:p>
      <text:p text:style-name="Preformatted_20_Text">data/aero/timestep_info/00043/postproc_node/_read_as</text:p>
      <text:p text:style-name="Preformatted_20_Text">data/aero/timestep_info/00043/u_ext/00000</text:p>
      <text:p text:style-name="Preformatted_20_Text">data/aero/timestep_info/00043/u_ext/00001</text:p>
      <text:p text:style-name="Preformatted_20_Text">data/aero/timestep_info/00043/u_ext/00002</text:p>
      <text:p text:style-name="Preformatted_20_Text">data/aero/timestep_info/00043/u_ext/00003</text:p>
      <text:p text:style-name="Preformatted_20_Text">data/aero/timestep_info/00043/u_ext/_read_as</text:p>
      <text:p text:style-name="Preformatted_20_Text">data/aero/timestep_info/00043/u_ext_star/00000</text:p>
      <text:p text:style-name="Preformatted_20_Text">data/aero/timestep_info/00043/u_ext_star/00001</text:p>
      <text:p text:style-name="Preformatted_20_Text">data/aero/timestep_info/00043/u_ext_star/00002</text:p>
      <text:p text:style-name="Preformatted_20_Text">data/aero/timestep_info/00043/u_ext_star/00003</text:p>
      <text:p text:style-name="Preformatted_20_Text">data/aero/timestep_info/00043/u_ext_star/_read_as</text:p>
      <text:p text:style-name="Preformatted_20_Text">data/aero/timestep_info/00043/wake_conv_vel/00000</text:p>
      <text:p text:style-name="Preformatted_20_Text">data/aero/timestep_info/00043/wake_conv_vel/00001</text:p>
      <text:p text:style-name="Preformatted_20_Text">data/aero/timestep_info/00043/wake_conv_vel/00002</text:p>
      <text:p text:style-name="Preformatted_20_Text">data/aero/timestep_info/00043/wake_conv_vel/00003</text:p>
      <text:p text:style-name="Preformatted_20_Text">data/aero/timestep_info/00043/wake_conv_vel/_read_as</text:p>
      <text:p text:style-name="Preformatted_20_Text">data/aero/timestep_info/00043/zeta/00000</text:p>
      <text:p text:style-name="Preformatted_20_Text">data/aero/timestep_info/00043/zeta/00001</text:p>
      <text:p text:style-name="Preformatted_20_Text">data/aero/timestep_info/00043/zeta/00002</text:p>
      <text:p text:style-name="Preformatted_20_Text">data/aero/timestep_info/00043/zeta/00003</text:p>
      <text:p text:style-name="Preformatted_20_Text">data/aero/timestep_info/00043/zeta/_read_as</text:p>
      <text:p text:style-name="Preformatted_20_Text">data/aero/timestep_info/00043/zeta_dot/00000</text:p>
      <text:p text:style-name="Preformatted_20_Text">data/aero/timestep_info/00043/zeta_dot/00001</text:p>
      <text:p text:style-name="Preformatted_20_Text">data/aero/timestep_info/00043/zeta_dot/00002</text:p>
      <text:p text:style-name="Preformatted_20_Text">data/aero/timestep_info/00043/zeta_dot/00003</text:p>
      <text:p text:style-name="Preformatted_20_Text">data/aero/timestep_info/00043/zeta_dot/_read_as</text:p>
      <text:p text:style-name="Preformatted_20_Text">data/aero/timestep_info/00043/zeta_star/00000</text:p>
      <text:p text:style-name="Preformatted_20_Text">data/aero/timestep_info/00043/zeta_star/00001</text:p>
      <text:p text:style-name="Preformatted_20_Text">data/aero/timestep_info/00043/zeta_star/00002</text:p>
      <text:p text:style-name="Preformatted_20_Text">data/aero/timestep_info/00043/zeta_star/00003</text:p>
      <text:p text:style-name="Preformatted_20_Text">data/aero/timestep_info/00043/zeta_star/_read_as</text:p>
      <text:p text:style-name="Preformatted_20_Text">data/aero/timestep_info/00044/_read_as</text:p>
      <text:p text:style-name="Preformatted_20_Text">data/aero/timestep_info/00044/body_steady_forces</text:p>
      <text:p text:style-name="Preformatted_20_Text">data/aero/timestep_info/00044/body_unsteady_forces</text:p>
      <text:p text:style-name="Preformatted_20_Text"><text:soft-page-break/>data/aero/timestep_info/00044/control_surface_deflection</text:p>
      <text:p text:style-name="Preformatted_20_Text">data/aero/timestep_info/00044/ct_dimensions</text:p>
      <text:p text:style-name="Preformatted_20_Text">data/aero/timestep_info/00044/ct_dimensions_star</text:p>
      <text:p text:style-name="Preformatted_20_Text">data/aero/timestep_info/00044/dimensions</text:p>
      <text:p text:style-name="Preformatted_20_Text">data/aero/timestep_info/00044/dimensions_star</text:p>
      <text:p text:style-name="Preformatted_20_Text">data/aero/timestep_info/00044/dist_to_orig/00000</text:p>
      <text:p text:style-name="Preformatted_20_Text">data/aero/timestep_info/00044/dist_to_orig/00001</text:p>
      <text:p text:style-name="Preformatted_20_Text">data/aero/timestep_info/00044/dist_to_orig/00002</text:p>
      <text:p text:style-name="Preformatted_20_Text">data/aero/timestep_info/00044/dist_to_orig/00003</text:p>
      <text:p text:style-name="Preformatted_20_Text">data/aero/timestep_info/00044/dist_to_orig/_read_as</text:p>
      <text:p text:style-name="Preformatted_20_Text">data/aero/timestep_info/00044/dynamic_forces/00000</text:p>
      <text:p text:style-name="Preformatted_20_Text">data/aero/timestep_info/00044/dynamic_forces/00001</text:p>
      <text:p text:style-name="Preformatted_20_Text">data/aero/timestep_info/00044/dynamic_forces/00002</text:p>
      <text:p text:style-name="Preformatted_20_Text">data/aero/timestep_info/00044/dynamic_forces/00003</text:p>
      <text:p text:style-name="Preformatted_20_Text">data/aero/timestep_info/00044/dynamic_forces/_read_as</text:p>
      <text:p text:style-name="Preformatted_20_Text">data/aero/timestep_info/00044/flag_zeta_phantom</text:p>
      <text:p text:style-name="Preformatted_20_Text">data/aero/timestep_info/00044/forces/00000</text:p>
      <text:p text:style-name="Preformatted_20_Text">data/aero/timestep_info/00044/forces/00001</text:p>
      <text:p text:style-name="Preformatted_20_Text">data/aero/timestep_info/00044/forces/00002</text:p>
      <text:p text:style-name="Preformatted_20_Text">data/aero/timestep_info/00044/forces/00003</text:p>
      <text:p text:style-name="Preformatted_20_Text">data/aero/timestep_info/00044/forces/_read_as</text:p>
      <text:p text:style-name="Preformatted_20_Text">data/aero/timestep_info/00044/gamma/00000</text:p>
      <text:p text:style-name="Preformatted_20_Text">data/aero/timestep_info/00044/gamma/00001</text:p>
      <text:p text:style-name="Preformatted_20_Text">data/aero/timestep_info/00044/gamma/00002</text:p>
      <text:p text:style-name="Preformatted_20_Text">data/aero/timestep_info/00044/gamma/00003</text:p>
      <text:p text:style-name="Preformatted_20_Text">data/aero/timestep_info/00044/gamma/_read_as</text:p>
      <text:p text:style-name="Preformatted_20_Text">data/aero/timestep_info/00044/gamma_dot/00000</text:p>
      <text:p text:style-name="Preformatted_20_Text">data/aero/timestep_info/00044/gamma_dot/00001</text:p>
      <text:p text:style-name="Preformatted_20_Text">data/aero/timestep_info/00044/gamma_dot/00002</text:p>
      <text:p text:style-name="Preformatted_20_Text">data/aero/timestep_info/00044/gamma_dot/00003</text:p>
      <text:p text:style-name="Preformatted_20_Text">data/aero/timestep_info/00044/gamma_dot/_read_as</text:p>
      <text:p text:style-name="Preformatted_20_Text">data/aero/timestep_info/00044/gamma_star/00000</text:p>
      <text:p text:style-name="Preformatted_20_Text">data/aero/timestep_info/00044/gamma_star/00001</text:p>
      <text:p text:style-name="Preformatted_20_Text">data/aero/timestep_info/00044/gamma_star/00002</text:p>
      <text:p text:style-name="Preformatted_20_Text">data/aero/timestep_info/00044/gamma_star/00003</text:p>
      <text:p text:style-name="Preformatted_20_Text">data/aero/timestep_info/00044/gamma_star/_read_as</text:p>
      <text:p text:style-name="Preformatted_20_Text">data/aero/timestep_info/00044/in_global_AFoR</text:p>
      <text:p text:style-name="Preformatted_20_Text">data/aero/timestep_info/00044/inertial_steady_forces</text:p>
      <text:p text:style-name="Preformatted_20_Text">data/aero/timestep_info/00044/inertial_unsteady_forces</text:p>
      <text:p text:style-name="Preformatted_20_Text">data/aero/timestep_info/00044/n_surf</text:p>
      <text:p text:style-name="Preformatted_20_Text">data/aero/timestep_info/00044/normals/00000</text:p>
      <text:p text:style-name="Preformatted_20_Text">data/aero/timestep_info/00044/normals/00001</text:p>
      <text:p text:style-name="Preformatted_20_Text">data/aero/timestep_info/00044/normals/00002</text:p>
      <text:p text:style-name="Preformatted_20_Text">data/aero/timestep_info/00044/normals/00003</text:p>
      <text:p text:style-name="Preformatted_20_Text">data/aero/timestep_info/00044/normals/_read_as</text:p>
      <text:p text:style-name="Preformatted_20_Text">data/aero/timestep_info/00044/postproc_cell/_read_as</text:p>
      <text:p text:style-name="Preformatted_20_Text">data/aero/timestep_info/00044/postproc_node/_read_as</text:p>
      <text:p text:style-name="Preformatted_20_Text">data/aero/timestep_info/00044/u_ext/00000</text:p>
      <text:p text:style-name="Preformatted_20_Text">data/aero/timestep_info/00044/u_ext/00001</text:p>
      <text:p text:style-name="Preformatted_20_Text">data/aero/timestep_info/00044/u_ext/00002</text:p>
      <text:p text:style-name="Preformatted_20_Text">data/aero/timestep_info/00044/u_ext/00003</text:p>
      <text:p text:style-name="Preformatted_20_Text">data/aero/timestep_info/00044/u_ext/_read_as</text:p>
      <text:p text:style-name="Preformatted_20_Text">data/aero/timestep_info/00044/u_ext_star/00000</text:p>
      <text:p text:style-name="Preformatted_20_Text">data/aero/timestep_info/00044/u_ext_star/00001</text:p>
      <text:p text:style-name="Preformatted_20_Text">data/aero/timestep_info/00044/u_ext_star/00002</text:p>
      <text:p text:style-name="Preformatted_20_Text">data/aero/timestep_info/00044/u_ext_star/00003</text:p>
      <text:p text:style-name="Preformatted_20_Text">data/aero/timestep_info/00044/u_ext_star/_read_as</text:p>
      <text:p text:style-name="Preformatted_20_Text">data/aero/timestep_info/00044/wake_conv_vel/00000</text:p>
      <text:p text:style-name="Preformatted_20_Text">data/aero/timestep_info/00044/wake_conv_vel/00001</text:p>
      <text:p text:style-name="Preformatted_20_Text">data/aero/timestep_info/00044/wake_conv_vel/00002</text:p>
      <text:p text:style-name="Preformatted_20_Text">data/aero/timestep_info/00044/wake_conv_vel/00003</text:p>
      <text:p text:style-name="Preformatted_20_Text">data/aero/timestep_info/00044/wake_conv_vel/_read_as</text:p>
      <text:p text:style-name="Preformatted_20_Text">data/aero/timestep_info/00044/zeta/00000</text:p>
      <text:p text:style-name="Preformatted_20_Text">data/aero/timestep_info/00044/zeta/00001</text:p>
      <text:p text:style-name="Preformatted_20_Text"><text:soft-page-break/>data/aero/timestep_info/00044/zeta/00002</text:p>
      <text:p text:style-name="Preformatted_20_Text">data/aero/timestep_info/00044/zeta/00003</text:p>
      <text:p text:style-name="Preformatted_20_Text">data/aero/timestep_info/00044/zeta/_read_as</text:p>
      <text:p text:style-name="Preformatted_20_Text">data/aero/timestep_info/00044/zeta_dot/00000</text:p>
      <text:p text:style-name="Preformatted_20_Text">data/aero/timestep_info/00044/zeta_dot/00001</text:p>
      <text:p text:style-name="Preformatted_20_Text">data/aero/timestep_info/00044/zeta_dot/00002</text:p>
      <text:p text:style-name="Preformatted_20_Text">data/aero/timestep_info/00044/zeta_dot/00003</text:p>
      <text:p text:style-name="Preformatted_20_Text">data/aero/timestep_info/00044/zeta_dot/_read_as</text:p>
      <text:p text:style-name="Preformatted_20_Text">data/aero/timestep_info/00044/zeta_star/00000</text:p>
      <text:p text:style-name="Preformatted_20_Text">data/aero/timestep_info/00044/zeta_star/00001</text:p>
      <text:p text:style-name="Preformatted_20_Text">data/aero/timestep_info/00044/zeta_star/00002</text:p>
      <text:p text:style-name="Preformatted_20_Text">data/aero/timestep_info/00044/zeta_star/00003</text:p>
      <text:p text:style-name="Preformatted_20_Text">data/aero/timestep_info/00044/zeta_star/_read_as</text:p>
      <text:p text:style-name="Preformatted_20_Text">data/aero/timestep_info/00045/_read_as</text:p>
      <text:p text:style-name="Preformatted_20_Text">data/aero/timestep_info/00045/body_steady_forces</text:p>
      <text:p text:style-name="Preformatted_20_Text">data/aero/timestep_info/00045/body_unsteady_forces</text:p>
      <text:p text:style-name="Preformatted_20_Text">data/aero/timestep_info/00045/control_surface_deflection</text:p>
      <text:p text:style-name="Preformatted_20_Text">data/aero/timestep_info/00045/ct_dimensions</text:p>
      <text:p text:style-name="Preformatted_20_Text">data/aero/timestep_info/00045/ct_dimensions_star</text:p>
      <text:p text:style-name="Preformatted_20_Text">data/aero/timestep_info/00045/dimensions</text:p>
      <text:p text:style-name="Preformatted_20_Text">data/aero/timestep_info/00045/dimensions_star</text:p>
      <text:p text:style-name="Preformatted_20_Text">data/aero/timestep_info/00045/dist_to_orig/00000</text:p>
      <text:p text:style-name="Preformatted_20_Text">data/aero/timestep_info/00045/dist_to_orig/00001</text:p>
      <text:p text:style-name="Preformatted_20_Text">data/aero/timestep_info/00045/dist_to_orig/00002</text:p>
      <text:p text:style-name="Preformatted_20_Text">data/aero/timestep_info/00045/dist_to_orig/00003</text:p>
      <text:p text:style-name="Preformatted_20_Text">data/aero/timestep_info/00045/dist_to_orig/_read_as</text:p>
      <text:p text:style-name="Preformatted_20_Text">data/aero/timestep_info/00045/dynamic_forces/00000</text:p>
      <text:p text:style-name="Preformatted_20_Text">data/aero/timestep_info/00045/dynamic_forces/00001</text:p>
      <text:p text:style-name="Preformatted_20_Text">data/aero/timestep_info/00045/dynamic_forces/00002</text:p>
      <text:p text:style-name="Preformatted_20_Text">data/aero/timestep_info/00045/dynamic_forces/00003</text:p>
      <text:p text:style-name="Preformatted_20_Text">data/aero/timestep_info/00045/dynamic_forces/_read_as</text:p>
      <text:p text:style-name="Preformatted_20_Text">data/aero/timestep_info/00045/flag_zeta_phantom</text:p>
      <text:p text:style-name="Preformatted_20_Text">data/aero/timestep_info/00045/forces/00000</text:p>
      <text:p text:style-name="Preformatted_20_Text">data/aero/timestep_info/00045/forces/00001</text:p>
      <text:p text:style-name="Preformatted_20_Text">data/aero/timestep_info/00045/forces/00002</text:p>
      <text:p text:style-name="Preformatted_20_Text">data/aero/timestep_info/00045/forces/00003</text:p>
      <text:p text:style-name="Preformatted_20_Text">data/aero/timestep_info/00045/forces/_read_as</text:p>
      <text:p text:style-name="Preformatted_20_Text">data/aero/timestep_info/00045/gamma/00000</text:p>
      <text:p text:style-name="Preformatted_20_Text">data/aero/timestep_info/00045/gamma/00001</text:p>
      <text:p text:style-name="Preformatted_20_Text">data/aero/timestep_info/00045/gamma/00002</text:p>
      <text:p text:style-name="Preformatted_20_Text">data/aero/timestep_info/00045/gamma/00003</text:p>
      <text:p text:style-name="Preformatted_20_Text">data/aero/timestep_info/00045/gamma/_read_as</text:p>
      <text:p text:style-name="Preformatted_20_Text">data/aero/timestep_info/00045/gamma_dot/00000</text:p>
      <text:p text:style-name="Preformatted_20_Text">data/aero/timestep_info/00045/gamma_dot/00001</text:p>
      <text:p text:style-name="Preformatted_20_Text">data/aero/timestep_info/00045/gamma_dot/00002</text:p>
      <text:p text:style-name="Preformatted_20_Text">data/aero/timestep_info/00045/gamma_dot/00003</text:p>
      <text:p text:style-name="Preformatted_20_Text">data/aero/timestep_info/00045/gamma_dot/_read_as</text:p>
      <text:p text:style-name="Preformatted_20_Text">data/aero/timestep_info/00045/gamma_star/00000</text:p>
      <text:p text:style-name="Preformatted_20_Text">data/aero/timestep_info/00045/gamma_star/00001</text:p>
      <text:p text:style-name="Preformatted_20_Text">data/aero/timestep_info/00045/gamma_star/00002</text:p>
      <text:p text:style-name="Preformatted_20_Text">data/aero/timestep_info/00045/gamma_star/00003</text:p>
      <text:p text:style-name="Preformatted_20_Text">data/aero/timestep_info/00045/gamma_star/_read_as</text:p>
      <text:p text:style-name="Preformatted_20_Text">data/aero/timestep_info/00045/in_global_AFoR</text:p>
      <text:p text:style-name="Preformatted_20_Text">data/aero/timestep_info/00045/inertial_steady_forces</text:p>
      <text:p text:style-name="Preformatted_20_Text">data/aero/timestep_info/00045/inertial_unsteady_forces</text:p>
      <text:p text:style-name="Preformatted_20_Text">data/aero/timestep_info/00045/n_surf</text:p>
      <text:p text:style-name="Preformatted_20_Text">data/aero/timestep_info/00045/normals/00000</text:p>
      <text:p text:style-name="Preformatted_20_Text">data/aero/timestep_info/00045/normals/00001</text:p>
      <text:p text:style-name="Preformatted_20_Text">data/aero/timestep_info/00045/normals/00002</text:p>
      <text:p text:style-name="Preformatted_20_Text">data/aero/timestep_info/00045/normals/00003</text:p>
      <text:p text:style-name="Preformatted_20_Text">data/aero/timestep_info/00045/normals/_read_as</text:p>
      <text:p text:style-name="Preformatted_20_Text">data/aero/timestep_info/00045/postproc_cell/_read_as</text:p>
      <text:p text:style-name="Preformatted_20_Text">data/aero/timestep_info/00045/postproc_node/_read_as</text:p>
      <text:p text:style-name="Preformatted_20_Text">data/aero/timestep_info/00045/u_ext/00000</text:p>
      <text:p text:style-name="Preformatted_20_Text"><text:soft-page-break/>data/aero/timestep_info/00045/u_ext/00001</text:p>
      <text:p text:style-name="Preformatted_20_Text">data/aero/timestep_info/00045/u_ext/00002</text:p>
      <text:p text:style-name="Preformatted_20_Text">data/aero/timestep_info/00045/u_ext/00003</text:p>
      <text:p text:style-name="Preformatted_20_Text">data/aero/timestep_info/00045/u_ext/_read_as</text:p>
      <text:p text:style-name="Preformatted_20_Text">data/aero/timestep_info/00045/u_ext_star/00000</text:p>
      <text:p text:style-name="Preformatted_20_Text">data/aero/timestep_info/00045/u_ext_star/00001</text:p>
      <text:p text:style-name="Preformatted_20_Text">data/aero/timestep_info/00045/u_ext_star/00002</text:p>
      <text:p text:style-name="Preformatted_20_Text">data/aero/timestep_info/00045/u_ext_star/00003</text:p>
      <text:p text:style-name="Preformatted_20_Text">data/aero/timestep_info/00045/u_ext_star/_read_as</text:p>
      <text:p text:style-name="Preformatted_20_Text">data/aero/timestep_info/00045/wake_conv_vel/00000</text:p>
      <text:p text:style-name="Preformatted_20_Text">data/aero/timestep_info/00045/wake_conv_vel/00001</text:p>
      <text:p text:style-name="Preformatted_20_Text">data/aero/timestep_info/00045/wake_conv_vel/00002</text:p>
      <text:p text:style-name="Preformatted_20_Text">data/aero/timestep_info/00045/wake_conv_vel/00003</text:p>
      <text:p text:style-name="Preformatted_20_Text">data/aero/timestep_info/00045/wake_conv_vel/_read_as</text:p>
      <text:p text:style-name="Preformatted_20_Text">data/aero/timestep_info/00045/zeta/00000</text:p>
      <text:p text:style-name="Preformatted_20_Text">data/aero/timestep_info/00045/zeta/00001</text:p>
      <text:p text:style-name="Preformatted_20_Text">data/aero/timestep_info/00045/zeta/00002</text:p>
      <text:p text:style-name="Preformatted_20_Text">data/aero/timestep_info/00045/zeta/00003</text:p>
      <text:p text:style-name="Preformatted_20_Text">data/aero/timestep_info/00045/zeta/_read_as</text:p>
      <text:p text:style-name="Preformatted_20_Text">data/aero/timestep_info/00045/zeta_dot/00000</text:p>
      <text:p text:style-name="Preformatted_20_Text">data/aero/timestep_info/00045/zeta_dot/00001</text:p>
      <text:p text:style-name="Preformatted_20_Text">data/aero/timestep_info/00045/zeta_dot/00002</text:p>
      <text:p text:style-name="Preformatted_20_Text">data/aero/timestep_info/00045/zeta_dot/00003</text:p>
      <text:p text:style-name="Preformatted_20_Text">data/aero/timestep_info/00045/zeta_dot/_read_as</text:p>
      <text:p text:style-name="Preformatted_20_Text">data/aero/timestep_info/00045/zeta_star/00000</text:p>
      <text:p text:style-name="Preformatted_20_Text">data/aero/timestep_info/00045/zeta_star/00001</text:p>
      <text:p text:style-name="Preformatted_20_Text">data/aero/timestep_info/00045/zeta_star/00002</text:p>
      <text:p text:style-name="Preformatted_20_Text">data/aero/timestep_info/00045/zeta_star/00003</text:p>
      <text:p text:style-name="Preformatted_20_Text">data/aero/timestep_info/00045/zeta_star/_read_as</text:p>
      <text:p text:style-name="Preformatted_20_Text">data/aero/timestep_info/00046/_read_as</text:p>
      <text:p text:style-name="Preformatted_20_Text">data/aero/timestep_info/00046/body_steady_forces</text:p>
      <text:p text:style-name="Preformatted_20_Text">data/aero/timestep_info/00046/body_unsteady_forces</text:p>
      <text:p text:style-name="Preformatted_20_Text">data/aero/timestep_info/00046/control_surface_deflection</text:p>
      <text:p text:style-name="Preformatted_20_Text">data/aero/timestep_info/00046/ct_dimensions</text:p>
      <text:p text:style-name="Preformatted_20_Text">data/aero/timestep_info/00046/ct_dimensions_star</text:p>
      <text:p text:style-name="Preformatted_20_Text">data/aero/timestep_info/00046/dimensions</text:p>
      <text:p text:style-name="Preformatted_20_Text">data/aero/timestep_info/00046/dimensions_star</text:p>
      <text:p text:style-name="Preformatted_20_Text">data/aero/timestep_info/00046/dist_to_orig/00000</text:p>
      <text:p text:style-name="Preformatted_20_Text">data/aero/timestep_info/00046/dist_to_orig/00001</text:p>
      <text:p text:style-name="Preformatted_20_Text">data/aero/timestep_info/00046/dist_to_orig/00002</text:p>
      <text:p text:style-name="Preformatted_20_Text">data/aero/timestep_info/00046/dist_to_orig/00003</text:p>
      <text:p text:style-name="Preformatted_20_Text">data/aero/timestep_info/00046/dist_to_orig/_read_as</text:p>
      <text:p text:style-name="Preformatted_20_Text">data/aero/timestep_info/00046/dynamic_forces/00000</text:p>
      <text:p text:style-name="Preformatted_20_Text">data/aero/timestep_info/00046/dynamic_forces/00001</text:p>
      <text:p text:style-name="Preformatted_20_Text">data/aero/timestep_info/00046/dynamic_forces/00002</text:p>
      <text:p text:style-name="Preformatted_20_Text">data/aero/timestep_info/00046/dynamic_forces/00003</text:p>
      <text:p text:style-name="Preformatted_20_Text">data/aero/timestep_info/00046/dynamic_forces/_read_as</text:p>
      <text:p text:style-name="Preformatted_20_Text">data/aero/timestep_info/00046/flag_zeta_phantom</text:p>
      <text:p text:style-name="Preformatted_20_Text">data/aero/timestep_info/00046/forces/00000</text:p>
      <text:p text:style-name="Preformatted_20_Text">data/aero/timestep_info/00046/forces/00001</text:p>
      <text:p text:style-name="Preformatted_20_Text">data/aero/timestep_info/00046/forces/00002</text:p>
      <text:p text:style-name="Preformatted_20_Text">data/aero/timestep_info/00046/forces/00003</text:p>
      <text:p text:style-name="Preformatted_20_Text">data/aero/timestep_info/00046/forces/_read_as</text:p>
      <text:p text:style-name="Preformatted_20_Text">data/aero/timestep_info/00046/gamma/00000</text:p>
      <text:p text:style-name="Preformatted_20_Text">data/aero/timestep_info/00046/gamma/00001</text:p>
      <text:p text:style-name="Preformatted_20_Text">data/aero/timestep_info/00046/gamma/00002</text:p>
      <text:p text:style-name="Preformatted_20_Text">data/aero/timestep_info/00046/gamma/00003</text:p>
      <text:p text:style-name="Preformatted_20_Text">data/aero/timestep_info/00046/gamma/_read_as</text:p>
      <text:p text:style-name="Preformatted_20_Text">data/aero/timestep_info/00046/gamma_dot/00000</text:p>
      <text:p text:style-name="Preformatted_20_Text">data/aero/timestep_info/00046/gamma_dot/00001</text:p>
      <text:p text:style-name="Preformatted_20_Text">data/aero/timestep_info/00046/gamma_dot/00002</text:p>
      <text:p text:style-name="Preformatted_20_Text">data/aero/timestep_info/00046/gamma_dot/00003</text:p>
      <text:p text:style-name="Preformatted_20_Text">data/aero/timestep_info/00046/gamma_dot/_read_as</text:p>
      <text:p text:style-name="Preformatted_20_Text">data/aero/timestep_info/00046/gamma_star/00000</text:p>
      <text:p text:style-name="Preformatted_20_Text"><text:soft-page-break/>data/aero/timestep_info/00046/gamma_star/00001</text:p>
      <text:p text:style-name="Preformatted_20_Text">data/aero/timestep_info/00046/gamma_star/00002</text:p>
      <text:p text:style-name="Preformatted_20_Text">data/aero/timestep_info/00046/gamma_star/00003</text:p>
      <text:p text:style-name="Preformatted_20_Text">data/aero/timestep_info/00046/gamma_star/_read_as</text:p>
      <text:p text:style-name="Preformatted_20_Text">data/aero/timestep_info/00046/in_global_AFoR</text:p>
      <text:p text:style-name="Preformatted_20_Text">data/aero/timestep_info/00046/inertial_steady_forces</text:p>
      <text:p text:style-name="Preformatted_20_Text">data/aero/timestep_info/00046/inertial_unsteady_forces</text:p>
      <text:p text:style-name="Preformatted_20_Text">data/aero/timestep_info/00046/n_surf</text:p>
      <text:p text:style-name="Preformatted_20_Text">data/aero/timestep_info/00046/normals/00000</text:p>
      <text:p text:style-name="Preformatted_20_Text">data/aero/timestep_info/00046/normals/00001</text:p>
      <text:p text:style-name="Preformatted_20_Text">data/aero/timestep_info/00046/normals/00002</text:p>
      <text:p text:style-name="Preformatted_20_Text">data/aero/timestep_info/00046/normals/00003</text:p>
      <text:p text:style-name="Preformatted_20_Text">data/aero/timestep_info/00046/normals/_read_as</text:p>
      <text:p text:style-name="Preformatted_20_Text">data/aero/timestep_info/00046/postproc_cell/_read_as</text:p>
      <text:p text:style-name="Preformatted_20_Text">data/aero/timestep_info/00046/postproc_node/_read_as</text:p>
      <text:p text:style-name="Preformatted_20_Text">data/aero/timestep_info/00046/u_ext/00000</text:p>
      <text:p text:style-name="Preformatted_20_Text">data/aero/timestep_info/00046/u_ext/00001</text:p>
      <text:p text:style-name="Preformatted_20_Text">data/aero/timestep_info/00046/u_ext/00002</text:p>
      <text:p text:style-name="Preformatted_20_Text">data/aero/timestep_info/00046/u_ext/00003</text:p>
      <text:p text:style-name="Preformatted_20_Text">data/aero/timestep_info/00046/u_ext/_read_as</text:p>
      <text:p text:style-name="Preformatted_20_Text">data/aero/timestep_info/00046/u_ext_star/00000</text:p>
      <text:p text:style-name="Preformatted_20_Text">data/aero/timestep_info/00046/u_ext_star/00001</text:p>
      <text:p text:style-name="Preformatted_20_Text">data/aero/timestep_info/00046/u_ext_star/00002</text:p>
      <text:p text:style-name="Preformatted_20_Text">data/aero/timestep_info/00046/u_ext_star/00003</text:p>
      <text:p text:style-name="Preformatted_20_Text">data/aero/timestep_info/00046/u_ext_star/_read_as</text:p>
      <text:p text:style-name="Preformatted_20_Text">data/aero/timestep_info/00046/wake_conv_vel/00000</text:p>
      <text:p text:style-name="Preformatted_20_Text">data/aero/timestep_info/00046/wake_conv_vel/00001</text:p>
      <text:p text:style-name="Preformatted_20_Text">data/aero/timestep_info/00046/wake_conv_vel/00002</text:p>
      <text:p text:style-name="Preformatted_20_Text">data/aero/timestep_info/00046/wake_conv_vel/00003</text:p>
      <text:p text:style-name="Preformatted_20_Text">data/aero/timestep_info/00046/wake_conv_vel/_read_as</text:p>
      <text:p text:style-name="Preformatted_20_Text">data/aero/timestep_info/00046/zeta/00000</text:p>
      <text:p text:style-name="Preformatted_20_Text">data/aero/timestep_info/00046/zeta/00001</text:p>
      <text:p text:style-name="Preformatted_20_Text">data/aero/timestep_info/00046/zeta/00002</text:p>
      <text:p text:style-name="Preformatted_20_Text">data/aero/timestep_info/00046/zeta/00003</text:p>
      <text:p text:style-name="Preformatted_20_Text">data/aero/timestep_info/00046/zeta/_read_as</text:p>
      <text:p text:style-name="Preformatted_20_Text">data/aero/timestep_info/00046/zeta_dot/00000</text:p>
      <text:p text:style-name="Preformatted_20_Text">data/aero/timestep_info/00046/zeta_dot/00001</text:p>
      <text:p text:style-name="Preformatted_20_Text">data/aero/timestep_info/00046/zeta_dot/00002</text:p>
      <text:p text:style-name="Preformatted_20_Text">data/aero/timestep_info/00046/zeta_dot/00003</text:p>
      <text:p text:style-name="Preformatted_20_Text">data/aero/timestep_info/00046/zeta_dot/_read_as</text:p>
      <text:p text:style-name="Preformatted_20_Text">data/aero/timestep_info/00046/zeta_star/00000</text:p>
      <text:p text:style-name="Preformatted_20_Text">data/aero/timestep_info/00046/zeta_star/00001</text:p>
      <text:p text:style-name="Preformatted_20_Text">data/aero/timestep_info/00046/zeta_star/00002</text:p>
      <text:p text:style-name="Preformatted_20_Text">data/aero/timestep_info/00046/zeta_star/00003</text:p>
      <text:p text:style-name="Preformatted_20_Text">data/aero/timestep_info/00046/zeta_star/_read_as</text:p>
      <text:p text:style-name="Preformatted_20_Text">data/aero/timestep_info/00047/_read_as</text:p>
      <text:p text:style-name="Preformatted_20_Text">data/aero/timestep_info/00047/body_steady_forces</text:p>
      <text:p text:style-name="Preformatted_20_Text">data/aero/timestep_info/00047/body_unsteady_forces</text:p>
      <text:p text:style-name="Preformatted_20_Text">data/aero/timestep_info/00047/control_surface_deflection</text:p>
      <text:p text:style-name="Preformatted_20_Text">data/aero/timestep_info/00047/ct_dimensions</text:p>
      <text:p text:style-name="Preformatted_20_Text">data/aero/timestep_info/00047/ct_dimensions_star</text:p>
      <text:p text:style-name="Preformatted_20_Text">data/aero/timestep_info/00047/dimensions</text:p>
      <text:p text:style-name="Preformatted_20_Text">data/aero/timestep_info/00047/dimensions_star</text:p>
      <text:p text:style-name="Preformatted_20_Text">data/aero/timestep_info/00047/dist_to_orig/00000</text:p>
      <text:p text:style-name="Preformatted_20_Text">data/aero/timestep_info/00047/dist_to_orig/00001</text:p>
      <text:p text:style-name="Preformatted_20_Text">data/aero/timestep_info/00047/dist_to_orig/00002</text:p>
      <text:p text:style-name="Preformatted_20_Text">data/aero/timestep_info/00047/dist_to_orig/00003</text:p>
      <text:p text:style-name="Preformatted_20_Text">data/aero/timestep_info/00047/dist_to_orig/_read_as</text:p>
      <text:p text:style-name="Preformatted_20_Text">data/aero/timestep_info/00047/dynamic_forces/00000</text:p>
      <text:p text:style-name="Preformatted_20_Text">data/aero/timestep_info/00047/dynamic_forces/00001</text:p>
      <text:p text:style-name="Preformatted_20_Text">data/aero/timestep_info/00047/dynamic_forces/00002</text:p>
      <text:p text:style-name="Preformatted_20_Text">data/aero/timestep_info/00047/dynamic_forces/00003</text:p>
      <text:p text:style-name="Preformatted_20_Text">data/aero/timestep_info/00047/dynamic_forces/_read_as</text:p>
      <text:p text:style-name="Preformatted_20_Text">data/aero/timestep_info/00047/flag_zeta_phantom</text:p>
      <text:p text:style-name="Preformatted_20_Text"><text:soft-page-break/>data/aero/timestep_info/00047/forces/00000</text:p>
      <text:p text:style-name="Preformatted_20_Text">data/aero/timestep_info/00047/forces/00001</text:p>
      <text:p text:style-name="Preformatted_20_Text">data/aero/timestep_info/00047/forces/00002</text:p>
      <text:p text:style-name="Preformatted_20_Text">data/aero/timestep_info/00047/forces/00003</text:p>
      <text:p text:style-name="Preformatted_20_Text">data/aero/timestep_info/00047/forces/_read_as</text:p>
      <text:p text:style-name="Preformatted_20_Text">data/aero/timestep_info/00047/gamma/00000</text:p>
      <text:p text:style-name="Preformatted_20_Text">data/aero/timestep_info/00047/gamma/00001</text:p>
      <text:p text:style-name="Preformatted_20_Text">data/aero/timestep_info/00047/gamma/00002</text:p>
      <text:p text:style-name="Preformatted_20_Text">data/aero/timestep_info/00047/gamma/00003</text:p>
      <text:p text:style-name="Preformatted_20_Text">data/aero/timestep_info/00047/gamma/_read_as</text:p>
      <text:p text:style-name="Preformatted_20_Text">data/aero/timestep_info/00047/gamma_dot/00000</text:p>
      <text:p text:style-name="Preformatted_20_Text">data/aero/timestep_info/00047/gamma_dot/00001</text:p>
      <text:p text:style-name="Preformatted_20_Text">data/aero/timestep_info/00047/gamma_dot/00002</text:p>
      <text:p text:style-name="Preformatted_20_Text">data/aero/timestep_info/00047/gamma_dot/00003</text:p>
      <text:p text:style-name="Preformatted_20_Text">data/aero/timestep_info/00047/gamma_dot/_read_as</text:p>
      <text:p text:style-name="Preformatted_20_Text">data/aero/timestep_info/00047/gamma_star/00000</text:p>
      <text:p text:style-name="Preformatted_20_Text">data/aero/timestep_info/00047/gamma_star/00001</text:p>
      <text:p text:style-name="Preformatted_20_Text">data/aero/timestep_info/00047/gamma_star/00002</text:p>
      <text:p text:style-name="Preformatted_20_Text">data/aero/timestep_info/00047/gamma_star/00003</text:p>
      <text:p text:style-name="Preformatted_20_Text">data/aero/timestep_info/00047/gamma_star/_read_as</text:p>
      <text:p text:style-name="Preformatted_20_Text">data/aero/timestep_info/00047/in_global_AFoR</text:p>
      <text:p text:style-name="Preformatted_20_Text">data/aero/timestep_info/00047/inertial_steady_forces</text:p>
      <text:p text:style-name="Preformatted_20_Text">data/aero/timestep_info/00047/inertial_unsteady_forces</text:p>
      <text:p text:style-name="Preformatted_20_Text">data/aero/timestep_info/00047/n_surf</text:p>
      <text:p text:style-name="Preformatted_20_Text">data/aero/timestep_info/00047/normals/00000</text:p>
      <text:p text:style-name="Preformatted_20_Text">data/aero/timestep_info/00047/normals/00001</text:p>
      <text:p text:style-name="Preformatted_20_Text">data/aero/timestep_info/00047/normals/00002</text:p>
      <text:p text:style-name="Preformatted_20_Text">data/aero/timestep_info/00047/normals/00003</text:p>
      <text:p text:style-name="Preformatted_20_Text">data/aero/timestep_info/00047/normals/_read_as</text:p>
      <text:p text:style-name="Preformatted_20_Text">data/aero/timestep_info/00047/postproc_cell/_read_as</text:p>
      <text:p text:style-name="Preformatted_20_Text">data/aero/timestep_info/00047/postproc_node/_read_as</text:p>
      <text:p text:style-name="Preformatted_20_Text">data/aero/timestep_info/00047/u_ext/00000</text:p>
      <text:p text:style-name="Preformatted_20_Text">data/aero/timestep_info/00047/u_ext/00001</text:p>
      <text:p text:style-name="Preformatted_20_Text">data/aero/timestep_info/00047/u_ext/00002</text:p>
      <text:p text:style-name="Preformatted_20_Text">data/aero/timestep_info/00047/u_ext/00003</text:p>
      <text:p text:style-name="Preformatted_20_Text">data/aero/timestep_info/00047/u_ext/_read_as</text:p>
      <text:p text:style-name="Preformatted_20_Text">data/aero/timestep_info/00047/u_ext_star/00000</text:p>
      <text:p text:style-name="Preformatted_20_Text">data/aero/timestep_info/00047/u_ext_star/00001</text:p>
      <text:p text:style-name="Preformatted_20_Text">data/aero/timestep_info/00047/u_ext_star/00002</text:p>
      <text:p text:style-name="Preformatted_20_Text">data/aero/timestep_info/00047/u_ext_star/00003</text:p>
      <text:p text:style-name="Preformatted_20_Text">data/aero/timestep_info/00047/u_ext_star/_read_as</text:p>
      <text:p text:style-name="Preformatted_20_Text">data/aero/timestep_info/00047/wake_conv_vel/00000</text:p>
      <text:p text:style-name="Preformatted_20_Text">data/aero/timestep_info/00047/wake_conv_vel/00001</text:p>
      <text:p text:style-name="Preformatted_20_Text">data/aero/timestep_info/00047/wake_conv_vel/00002</text:p>
      <text:p text:style-name="Preformatted_20_Text">data/aero/timestep_info/00047/wake_conv_vel/00003</text:p>
      <text:p text:style-name="Preformatted_20_Text">data/aero/timestep_info/00047/wake_conv_vel/_read_as</text:p>
      <text:p text:style-name="Preformatted_20_Text">data/aero/timestep_info/00047/zeta/00000</text:p>
      <text:p text:style-name="Preformatted_20_Text">data/aero/timestep_info/00047/zeta/00001</text:p>
      <text:p text:style-name="Preformatted_20_Text">data/aero/timestep_info/00047/zeta/00002</text:p>
      <text:p text:style-name="Preformatted_20_Text">data/aero/timestep_info/00047/zeta/00003</text:p>
      <text:p text:style-name="Preformatted_20_Text">data/aero/timestep_info/00047/zeta/_read_as</text:p>
      <text:p text:style-name="Preformatted_20_Text">data/aero/timestep_info/00047/zeta_dot/00000</text:p>
      <text:p text:style-name="Preformatted_20_Text">data/aero/timestep_info/00047/zeta_dot/00001</text:p>
      <text:p text:style-name="Preformatted_20_Text">data/aero/timestep_info/00047/zeta_dot/00002</text:p>
      <text:p text:style-name="Preformatted_20_Text">data/aero/timestep_info/00047/zeta_dot/00003</text:p>
      <text:p text:style-name="Preformatted_20_Text">data/aero/timestep_info/00047/zeta_dot/_read_as</text:p>
      <text:p text:style-name="Preformatted_20_Text">data/aero/timestep_info/00047/zeta_star/00000</text:p>
      <text:p text:style-name="Preformatted_20_Text">data/aero/timestep_info/00047/zeta_star/00001</text:p>
      <text:p text:style-name="Preformatted_20_Text">data/aero/timestep_info/00047/zeta_star/00002</text:p>
      <text:p text:style-name="Preformatted_20_Text">data/aero/timestep_info/00047/zeta_star/00003</text:p>
      <text:p text:style-name="Preformatted_20_Text">data/aero/timestep_info/00047/zeta_star/_read_as</text:p>
      <text:p text:style-name="Preformatted_20_Text">data/aero/timestep_info/00048/_read_as</text:p>
      <text:p text:style-name="Preformatted_20_Text">data/aero/timestep_info/00048/body_steady_forces</text:p>
      <text:p text:style-name="Preformatted_20_Text">data/aero/timestep_info/00048/body_unsteady_forces</text:p>
      <text:p text:style-name="Preformatted_20_Text"><text:soft-page-break/>data/aero/timestep_info/00048/control_surface_deflection</text:p>
      <text:p text:style-name="Preformatted_20_Text">data/aero/timestep_info/00048/ct_dimensions</text:p>
      <text:p text:style-name="Preformatted_20_Text">data/aero/timestep_info/00048/ct_dimensions_star</text:p>
      <text:p text:style-name="Preformatted_20_Text">data/aero/timestep_info/00048/dimensions</text:p>
      <text:p text:style-name="Preformatted_20_Text">data/aero/timestep_info/00048/dimensions_star</text:p>
      <text:p text:style-name="Preformatted_20_Text">data/aero/timestep_info/00048/dist_to_orig/00000</text:p>
      <text:p text:style-name="Preformatted_20_Text">data/aero/timestep_info/00048/dist_to_orig/00001</text:p>
      <text:p text:style-name="Preformatted_20_Text">data/aero/timestep_info/00048/dist_to_orig/00002</text:p>
      <text:p text:style-name="Preformatted_20_Text">data/aero/timestep_info/00048/dist_to_orig/00003</text:p>
      <text:p text:style-name="Preformatted_20_Text">data/aero/timestep_info/00048/dist_to_orig/_read_as</text:p>
      <text:p text:style-name="Preformatted_20_Text">data/aero/timestep_info/00048/dynamic_forces/00000</text:p>
      <text:p text:style-name="Preformatted_20_Text">data/aero/timestep_info/00048/dynamic_forces/00001</text:p>
      <text:p text:style-name="Preformatted_20_Text">data/aero/timestep_info/00048/dynamic_forces/00002</text:p>
      <text:p text:style-name="Preformatted_20_Text">data/aero/timestep_info/00048/dynamic_forces/00003</text:p>
      <text:p text:style-name="Preformatted_20_Text">data/aero/timestep_info/00048/dynamic_forces/_read_as</text:p>
      <text:p text:style-name="Preformatted_20_Text">data/aero/timestep_info/00048/flag_zeta_phantom</text:p>
      <text:p text:style-name="Preformatted_20_Text">data/aero/timestep_info/00048/forces/00000</text:p>
      <text:p text:style-name="Preformatted_20_Text">data/aero/timestep_info/00048/forces/00001</text:p>
      <text:p text:style-name="Preformatted_20_Text">data/aero/timestep_info/00048/forces/00002</text:p>
      <text:p text:style-name="Preformatted_20_Text">data/aero/timestep_info/00048/forces/00003</text:p>
      <text:p text:style-name="Preformatted_20_Text">data/aero/timestep_info/00048/forces/_read_as</text:p>
      <text:p text:style-name="Preformatted_20_Text">data/aero/timestep_info/00048/gamma/00000</text:p>
      <text:p text:style-name="Preformatted_20_Text">data/aero/timestep_info/00048/gamma/00001</text:p>
      <text:p text:style-name="Preformatted_20_Text">data/aero/timestep_info/00048/gamma/00002</text:p>
      <text:p text:style-name="Preformatted_20_Text">data/aero/timestep_info/00048/gamma/00003</text:p>
      <text:p text:style-name="Preformatted_20_Text">data/aero/timestep_info/00048/gamma/_read_as</text:p>
      <text:p text:style-name="Preformatted_20_Text">data/aero/timestep_info/00048/gamma_dot/00000</text:p>
      <text:p text:style-name="Preformatted_20_Text">data/aero/timestep_info/00048/gamma_dot/00001</text:p>
      <text:p text:style-name="Preformatted_20_Text">data/aero/timestep_info/00048/gamma_dot/00002</text:p>
      <text:p text:style-name="Preformatted_20_Text">data/aero/timestep_info/00048/gamma_dot/00003</text:p>
      <text:p text:style-name="Preformatted_20_Text">data/aero/timestep_info/00048/gamma_dot/_read_as</text:p>
      <text:p text:style-name="Preformatted_20_Text">data/aero/timestep_info/00048/gamma_star/00000</text:p>
      <text:p text:style-name="Preformatted_20_Text">data/aero/timestep_info/00048/gamma_star/00001</text:p>
      <text:p text:style-name="Preformatted_20_Text">data/aero/timestep_info/00048/gamma_star/00002</text:p>
      <text:p text:style-name="Preformatted_20_Text">data/aero/timestep_info/00048/gamma_star/00003</text:p>
      <text:p text:style-name="Preformatted_20_Text">data/aero/timestep_info/00048/gamma_star/_read_as</text:p>
      <text:p text:style-name="Preformatted_20_Text">data/aero/timestep_info/00048/in_global_AFoR</text:p>
      <text:p text:style-name="Preformatted_20_Text">data/aero/timestep_info/00048/inertial_steady_forces</text:p>
      <text:p text:style-name="Preformatted_20_Text">data/aero/timestep_info/00048/inertial_unsteady_forces</text:p>
      <text:p text:style-name="Preformatted_20_Text">data/aero/timestep_info/00048/n_surf</text:p>
      <text:p text:style-name="Preformatted_20_Text">data/aero/timestep_info/00048/normals/00000</text:p>
      <text:p text:style-name="Preformatted_20_Text">data/aero/timestep_info/00048/normals/00001</text:p>
      <text:p text:style-name="Preformatted_20_Text">data/aero/timestep_info/00048/normals/00002</text:p>
      <text:p text:style-name="Preformatted_20_Text">data/aero/timestep_info/00048/normals/00003</text:p>
      <text:p text:style-name="Preformatted_20_Text">data/aero/timestep_info/00048/normals/_read_as</text:p>
      <text:p text:style-name="Preformatted_20_Text">data/aero/timestep_info/00048/postproc_cell/_read_as</text:p>
      <text:p text:style-name="Preformatted_20_Text">data/aero/timestep_info/00048/postproc_node/_read_as</text:p>
      <text:p text:style-name="Preformatted_20_Text">data/aero/timestep_info/00048/u_ext/00000</text:p>
      <text:p text:style-name="Preformatted_20_Text">data/aero/timestep_info/00048/u_ext/00001</text:p>
      <text:p text:style-name="Preformatted_20_Text">data/aero/timestep_info/00048/u_ext/00002</text:p>
      <text:p text:style-name="Preformatted_20_Text">data/aero/timestep_info/00048/u_ext/00003</text:p>
      <text:p text:style-name="Preformatted_20_Text">data/aero/timestep_info/00048/u_ext/_read_as</text:p>
      <text:p text:style-name="Preformatted_20_Text">data/aero/timestep_info/00048/u_ext_star/00000</text:p>
      <text:p text:style-name="Preformatted_20_Text">data/aero/timestep_info/00048/u_ext_star/00001</text:p>
      <text:p text:style-name="Preformatted_20_Text">data/aero/timestep_info/00048/u_ext_star/00002</text:p>
      <text:p text:style-name="Preformatted_20_Text">data/aero/timestep_info/00048/u_ext_star/00003</text:p>
      <text:p text:style-name="Preformatted_20_Text">data/aero/timestep_info/00048/u_ext_star/_read_as</text:p>
      <text:p text:style-name="Preformatted_20_Text">data/aero/timestep_info/00048/wake_conv_vel/00000</text:p>
      <text:p text:style-name="Preformatted_20_Text">data/aero/timestep_info/00048/wake_conv_vel/00001</text:p>
      <text:p text:style-name="Preformatted_20_Text">data/aero/timestep_info/00048/wake_conv_vel/00002</text:p>
      <text:p text:style-name="Preformatted_20_Text">data/aero/timestep_info/00048/wake_conv_vel/00003</text:p>
      <text:p text:style-name="Preformatted_20_Text">data/aero/timestep_info/00048/wake_conv_vel/_read_as</text:p>
      <text:p text:style-name="Preformatted_20_Text">data/aero/timestep_info/00048/zeta/00000</text:p>
      <text:p text:style-name="Preformatted_20_Text">data/aero/timestep_info/00048/zeta/00001</text:p>
      <text:p text:style-name="Preformatted_20_Text"><text:soft-page-break/>data/aero/timestep_info/00048/zeta/00002</text:p>
      <text:p text:style-name="Preformatted_20_Text">data/aero/timestep_info/00048/zeta/00003</text:p>
      <text:p text:style-name="Preformatted_20_Text">data/aero/timestep_info/00048/zeta/_read_as</text:p>
      <text:p text:style-name="Preformatted_20_Text">data/aero/timestep_info/00048/zeta_dot/00000</text:p>
      <text:p text:style-name="Preformatted_20_Text">data/aero/timestep_info/00048/zeta_dot/00001</text:p>
      <text:p text:style-name="Preformatted_20_Text">data/aero/timestep_info/00048/zeta_dot/00002</text:p>
      <text:p text:style-name="Preformatted_20_Text">data/aero/timestep_info/00048/zeta_dot/00003</text:p>
      <text:p text:style-name="Preformatted_20_Text">data/aero/timestep_info/00048/zeta_dot/_read_as</text:p>
      <text:p text:style-name="Preformatted_20_Text">data/aero/timestep_info/00048/zeta_star/00000</text:p>
      <text:p text:style-name="Preformatted_20_Text">data/aero/timestep_info/00048/zeta_star/00001</text:p>
      <text:p text:style-name="Preformatted_20_Text">data/aero/timestep_info/00048/zeta_star/00002</text:p>
      <text:p text:style-name="Preformatted_20_Text">data/aero/timestep_info/00048/zeta_star/00003</text:p>
      <text:p text:style-name="Preformatted_20_Text">data/aero/timestep_info/00048/zeta_star/_read_as</text:p>
      <text:p text:style-name="Preformatted_20_Text">data/aero/timestep_info/00049/_read_as</text:p>
      <text:p text:style-name="Preformatted_20_Text">data/aero/timestep_info/00049/body_steady_forces</text:p>
      <text:p text:style-name="Preformatted_20_Text">data/aero/timestep_info/00049/body_unsteady_forces</text:p>
      <text:p text:style-name="Preformatted_20_Text">data/aero/timestep_info/00049/control_surface_deflection</text:p>
      <text:p text:style-name="Preformatted_20_Text">data/aero/timestep_info/00049/ct_dimensions</text:p>
      <text:p text:style-name="Preformatted_20_Text">data/aero/timestep_info/00049/ct_dimensions_star</text:p>
      <text:p text:style-name="Preformatted_20_Text">data/aero/timestep_info/00049/dimensions</text:p>
      <text:p text:style-name="Preformatted_20_Text">data/aero/timestep_info/00049/dimensions_star</text:p>
      <text:p text:style-name="Preformatted_20_Text">data/aero/timestep_info/00049/dist_to_orig/00000</text:p>
      <text:p text:style-name="Preformatted_20_Text">data/aero/timestep_info/00049/dist_to_orig/00001</text:p>
      <text:p text:style-name="Preformatted_20_Text">data/aero/timestep_info/00049/dist_to_orig/00002</text:p>
      <text:p text:style-name="Preformatted_20_Text">data/aero/timestep_info/00049/dist_to_orig/00003</text:p>
      <text:p text:style-name="Preformatted_20_Text">data/aero/timestep_info/00049/dist_to_orig/_read_as</text:p>
      <text:p text:style-name="Preformatted_20_Text">data/aero/timestep_info/00049/dynamic_forces/00000</text:p>
      <text:p text:style-name="Preformatted_20_Text">data/aero/timestep_info/00049/dynamic_forces/00001</text:p>
      <text:p text:style-name="Preformatted_20_Text">data/aero/timestep_info/00049/dynamic_forces/00002</text:p>
      <text:p text:style-name="Preformatted_20_Text">data/aero/timestep_info/00049/dynamic_forces/00003</text:p>
      <text:p text:style-name="Preformatted_20_Text">data/aero/timestep_info/00049/dynamic_forces/_read_as</text:p>
      <text:p text:style-name="Preformatted_20_Text">data/aero/timestep_info/00049/flag_zeta_phantom</text:p>
      <text:p text:style-name="Preformatted_20_Text">data/aero/timestep_info/00049/forces/00000</text:p>
      <text:p text:style-name="Preformatted_20_Text">data/aero/timestep_info/00049/forces/00001</text:p>
      <text:p text:style-name="Preformatted_20_Text">data/aero/timestep_info/00049/forces/00002</text:p>
      <text:p text:style-name="Preformatted_20_Text">data/aero/timestep_info/00049/forces/00003</text:p>
      <text:p text:style-name="Preformatted_20_Text">data/aero/timestep_info/00049/forces/_read_as</text:p>
      <text:p text:style-name="Preformatted_20_Text">data/aero/timestep_info/00049/gamma/00000</text:p>
      <text:p text:style-name="Preformatted_20_Text">data/aero/timestep_info/00049/gamma/00001</text:p>
      <text:p text:style-name="Preformatted_20_Text">data/aero/timestep_info/00049/gamma/00002</text:p>
      <text:p text:style-name="Preformatted_20_Text">data/aero/timestep_info/00049/gamma/00003</text:p>
      <text:p text:style-name="Preformatted_20_Text">data/aero/timestep_info/00049/gamma/_read_as</text:p>
      <text:p text:style-name="Preformatted_20_Text">data/aero/timestep_info/00049/gamma_dot/00000</text:p>
      <text:p text:style-name="Preformatted_20_Text">data/aero/timestep_info/00049/gamma_dot/00001</text:p>
      <text:p text:style-name="Preformatted_20_Text">data/aero/timestep_info/00049/gamma_dot/00002</text:p>
      <text:p text:style-name="Preformatted_20_Text">data/aero/timestep_info/00049/gamma_dot/00003</text:p>
      <text:p text:style-name="Preformatted_20_Text">data/aero/timestep_info/00049/gamma_dot/_read_as</text:p>
      <text:p text:style-name="Preformatted_20_Text">data/aero/timestep_info/00049/gamma_star/00000</text:p>
      <text:p text:style-name="Preformatted_20_Text">data/aero/timestep_info/00049/gamma_star/00001</text:p>
      <text:p text:style-name="Preformatted_20_Text">data/aero/timestep_info/00049/gamma_star/00002</text:p>
      <text:p text:style-name="Preformatted_20_Text">data/aero/timestep_info/00049/gamma_star/00003</text:p>
      <text:p text:style-name="Preformatted_20_Text">data/aero/timestep_info/00049/gamma_star/_read_as</text:p>
      <text:p text:style-name="Preformatted_20_Text">data/aero/timestep_info/00049/in_global_AFoR</text:p>
      <text:p text:style-name="Preformatted_20_Text">data/aero/timestep_info/00049/inertial_steady_forces</text:p>
      <text:p text:style-name="Preformatted_20_Text">data/aero/timestep_info/00049/inertial_unsteady_forces</text:p>
      <text:p text:style-name="Preformatted_20_Text">data/aero/timestep_info/00049/n_surf</text:p>
      <text:p text:style-name="Preformatted_20_Text">data/aero/timestep_info/00049/normals/00000</text:p>
      <text:p text:style-name="Preformatted_20_Text">data/aero/timestep_info/00049/normals/00001</text:p>
      <text:p text:style-name="Preformatted_20_Text">data/aero/timestep_info/00049/normals/00002</text:p>
      <text:p text:style-name="Preformatted_20_Text">data/aero/timestep_info/00049/normals/00003</text:p>
      <text:p text:style-name="Preformatted_20_Text">data/aero/timestep_info/00049/normals/_read_as</text:p>
      <text:p text:style-name="Preformatted_20_Text">data/aero/timestep_info/00049/postproc_cell/_read_as</text:p>
      <text:p text:style-name="Preformatted_20_Text">data/aero/timestep_info/00049/postproc_node/_read_as</text:p>
      <text:p text:style-name="Preformatted_20_Text">data/aero/timestep_info/00049/u_ext/00000</text:p>
      <text:p text:style-name="Preformatted_20_Text"><text:soft-page-break/>data/aero/timestep_info/00049/u_ext/00001</text:p>
      <text:p text:style-name="Preformatted_20_Text">data/aero/timestep_info/00049/u_ext/00002</text:p>
      <text:p text:style-name="Preformatted_20_Text">data/aero/timestep_info/00049/u_ext/00003</text:p>
      <text:p text:style-name="Preformatted_20_Text">data/aero/timestep_info/00049/u_ext/_read_as</text:p>
      <text:p text:style-name="Preformatted_20_Text">data/aero/timestep_info/00049/u_ext_star/00000</text:p>
      <text:p text:style-name="Preformatted_20_Text">data/aero/timestep_info/00049/u_ext_star/00001</text:p>
      <text:p text:style-name="Preformatted_20_Text">data/aero/timestep_info/00049/u_ext_star/00002</text:p>
      <text:p text:style-name="Preformatted_20_Text">data/aero/timestep_info/00049/u_ext_star/00003</text:p>
      <text:p text:style-name="Preformatted_20_Text">data/aero/timestep_info/00049/u_ext_star/_read_as</text:p>
      <text:p text:style-name="Preformatted_20_Text">data/aero/timestep_info/00049/wake_conv_vel/00000</text:p>
      <text:p text:style-name="Preformatted_20_Text">data/aero/timestep_info/00049/wake_conv_vel/00001</text:p>
      <text:p text:style-name="Preformatted_20_Text">data/aero/timestep_info/00049/wake_conv_vel/00002</text:p>
      <text:p text:style-name="Preformatted_20_Text">data/aero/timestep_info/00049/wake_conv_vel/00003</text:p>
      <text:p text:style-name="Preformatted_20_Text">data/aero/timestep_info/00049/wake_conv_vel/_read_as</text:p>
      <text:p text:style-name="Preformatted_20_Text">data/aero/timestep_info/00049/zeta/00000</text:p>
      <text:p text:style-name="Preformatted_20_Text">data/aero/timestep_info/00049/zeta/00001</text:p>
      <text:p text:style-name="Preformatted_20_Text">data/aero/timestep_info/00049/zeta/00002</text:p>
      <text:p text:style-name="Preformatted_20_Text">data/aero/timestep_info/00049/zeta/00003</text:p>
      <text:p text:style-name="Preformatted_20_Text">data/aero/timestep_info/00049/zeta/_read_as</text:p>
      <text:p text:style-name="Preformatted_20_Text">data/aero/timestep_info/00049/zeta_dot/00000</text:p>
      <text:p text:style-name="Preformatted_20_Text">data/aero/timestep_info/00049/zeta_dot/00001</text:p>
      <text:p text:style-name="Preformatted_20_Text">data/aero/timestep_info/00049/zeta_dot/00002</text:p>
      <text:p text:style-name="Preformatted_20_Text">data/aero/timestep_info/00049/zeta_dot/00003</text:p>
      <text:p text:style-name="Preformatted_20_Text">data/aero/timestep_info/00049/zeta_dot/_read_as</text:p>
      <text:p text:style-name="Preformatted_20_Text">data/aero/timestep_info/00049/zeta_star/00000</text:p>
      <text:p text:style-name="Preformatted_20_Text">data/aero/timestep_info/00049/zeta_star/00001</text:p>
      <text:p text:style-name="Preformatted_20_Text">data/aero/timestep_info/00049/zeta_star/00002</text:p>
      <text:p text:style-name="Preformatted_20_Text">data/aero/timestep_info/00049/zeta_star/00003</text:p>
      <text:p text:style-name="Preformatted_20_Text">data/aero/timestep_info/00049/zeta_star/_read_as</text:p>
      <text:p text:style-name="Preformatted_20_Text">data/aero/timestep_info/00050/_read_as</text:p>
      <text:p text:style-name="Preformatted_20_Text">data/aero/timestep_info/00050/body_steady_forces</text:p>
      <text:p text:style-name="Preformatted_20_Text">data/aero/timestep_info/00050/body_unsteady_forces</text:p>
      <text:p text:style-name="Preformatted_20_Text">data/aero/timestep_info/00050/control_surface_deflection</text:p>
      <text:p text:style-name="Preformatted_20_Text">data/aero/timestep_info/00050/ct_dimensions</text:p>
      <text:p text:style-name="Preformatted_20_Text">data/aero/timestep_info/00050/ct_dimensions_star</text:p>
      <text:p text:style-name="Preformatted_20_Text">data/aero/timestep_info/00050/dimensions</text:p>
      <text:p text:style-name="Preformatted_20_Text">data/aero/timestep_info/00050/dimensions_star</text:p>
      <text:p text:style-name="Preformatted_20_Text">data/aero/timestep_info/00050/dist_to_orig/00000</text:p>
      <text:p text:style-name="Preformatted_20_Text">data/aero/timestep_info/00050/dist_to_orig/00001</text:p>
      <text:p text:style-name="Preformatted_20_Text">data/aero/timestep_info/00050/dist_to_orig/00002</text:p>
      <text:p text:style-name="Preformatted_20_Text">data/aero/timestep_info/00050/dist_to_orig/00003</text:p>
      <text:p text:style-name="Preformatted_20_Text">data/aero/timestep_info/00050/dist_to_orig/_read_as</text:p>
      <text:p text:style-name="Preformatted_20_Text">data/aero/timestep_info/00050/dynamic_forces/00000</text:p>
      <text:p text:style-name="Preformatted_20_Text">data/aero/timestep_info/00050/dynamic_forces/00001</text:p>
      <text:p text:style-name="Preformatted_20_Text">data/aero/timestep_info/00050/dynamic_forces/00002</text:p>
      <text:p text:style-name="Preformatted_20_Text">data/aero/timestep_info/00050/dynamic_forces/00003</text:p>
      <text:p text:style-name="Preformatted_20_Text">data/aero/timestep_info/00050/dynamic_forces/_read_as</text:p>
      <text:p text:style-name="Preformatted_20_Text">data/aero/timestep_info/00050/flag_zeta_phantom</text:p>
      <text:p text:style-name="Preformatted_20_Text">data/aero/timestep_info/00050/forces/00000</text:p>
      <text:p text:style-name="Preformatted_20_Text">data/aero/timestep_info/00050/forces/00001</text:p>
      <text:p text:style-name="Preformatted_20_Text">data/aero/timestep_info/00050/forces/00002</text:p>
      <text:p text:style-name="Preformatted_20_Text">data/aero/timestep_info/00050/forces/00003</text:p>
      <text:p text:style-name="Preformatted_20_Text">data/aero/timestep_info/00050/forces/_read_as</text:p>
      <text:p text:style-name="Preformatted_20_Text">data/aero/timestep_info/00050/gamma/00000</text:p>
      <text:p text:style-name="Preformatted_20_Text">data/aero/timestep_info/00050/gamma/00001</text:p>
      <text:p text:style-name="Preformatted_20_Text">data/aero/timestep_info/00050/gamma/00002</text:p>
      <text:p text:style-name="Preformatted_20_Text">data/aero/timestep_info/00050/gamma/00003</text:p>
      <text:p text:style-name="Preformatted_20_Text">data/aero/timestep_info/00050/gamma/_read_as</text:p>
      <text:p text:style-name="Preformatted_20_Text">data/aero/timestep_info/00050/gamma_dot/00000</text:p>
      <text:p text:style-name="Preformatted_20_Text">data/aero/timestep_info/00050/gamma_dot/00001</text:p>
      <text:p text:style-name="Preformatted_20_Text">data/aero/timestep_info/00050/gamma_dot/00002</text:p>
      <text:p text:style-name="Preformatted_20_Text">data/aero/timestep_info/00050/gamma_dot/00003</text:p>
      <text:p text:style-name="Preformatted_20_Text">data/aero/timestep_info/00050/gamma_dot/_read_as</text:p>
      <text:p text:style-name="Preformatted_20_Text">data/aero/timestep_info/00050/gamma_star/00000</text:p>
      <text:p text:style-name="Preformatted_20_Text"><text:soft-page-break/>data/aero/timestep_info/00050/gamma_star/00001</text:p>
      <text:p text:style-name="Preformatted_20_Text">data/aero/timestep_info/00050/gamma_star/00002</text:p>
      <text:p text:style-name="Preformatted_20_Text">data/aero/timestep_info/00050/gamma_star/00003</text:p>
      <text:p text:style-name="Preformatted_20_Text">data/aero/timestep_info/00050/gamma_star/_read_as</text:p>
      <text:p text:style-name="Preformatted_20_Text">data/aero/timestep_info/00050/in_global_AFoR</text:p>
      <text:p text:style-name="Preformatted_20_Text">data/aero/timestep_info/00050/inertial_steady_forces</text:p>
      <text:p text:style-name="Preformatted_20_Text">data/aero/timestep_info/00050/inertial_unsteady_forces</text:p>
      <text:p text:style-name="Preformatted_20_Text">data/aero/timestep_info/00050/n_surf</text:p>
      <text:p text:style-name="Preformatted_20_Text">data/aero/timestep_info/00050/normals/00000</text:p>
      <text:p text:style-name="Preformatted_20_Text">data/aero/timestep_info/00050/normals/00001</text:p>
      <text:p text:style-name="Preformatted_20_Text">data/aero/timestep_info/00050/normals/00002</text:p>
      <text:p text:style-name="Preformatted_20_Text">data/aero/timestep_info/00050/normals/00003</text:p>
      <text:p text:style-name="Preformatted_20_Text">data/aero/timestep_info/00050/normals/_read_as</text:p>
      <text:p text:style-name="Preformatted_20_Text">data/aero/timestep_info/00050/postproc_cell/_read_as</text:p>
      <text:p text:style-name="Preformatted_20_Text">data/aero/timestep_info/00050/postproc_node/_read_as</text:p>
      <text:p text:style-name="Preformatted_20_Text">data/aero/timestep_info/00050/u_ext/00000</text:p>
      <text:p text:style-name="Preformatted_20_Text">data/aero/timestep_info/00050/u_ext/00001</text:p>
      <text:p text:style-name="Preformatted_20_Text">data/aero/timestep_info/00050/u_ext/00002</text:p>
      <text:p text:style-name="Preformatted_20_Text">data/aero/timestep_info/00050/u_ext/00003</text:p>
      <text:p text:style-name="Preformatted_20_Text">data/aero/timestep_info/00050/u_ext/_read_as</text:p>
      <text:p text:style-name="Preformatted_20_Text">data/aero/timestep_info/00050/u_ext_star/00000</text:p>
      <text:p text:style-name="Preformatted_20_Text">data/aero/timestep_info/00050/u_ext_star/00001</text:p>
      <text:p text:style-name="Preformatted_20_Text">data/aero/timestep_info/00050/u_ext_star/00002</text:p>
      <text:p text:style-name="Preformatted_20_Text">data/aero/timestep_info/00050/u_ext_star/00003</text:p>
      <text:p text:style-name="Preformatted_20_Text">data/aero/timestep_info/00050/u_ext_star/_read_as</text:p>
      <text:p text:style-name="Preformatted_20_Text">data/aero/timestep_info/00050/wake_conv_vel/00000</text:p>
      <text:p text:style-name="Preformatted_20_Text">data/aero/timestep_info/00050/wake_conv_vel/00001</text:p>
      <text:p text:style-name="Preformatted_20_Text">data/aero/timestep_info/00050/wake_conv_vel/00002</text:p>
      <text:p text:style-name="Preformatted_20_Text">data/aero/timestep_info/00050/wake_conv_vel/00003</text:p>
      <text:p text:style-name="Preformatted_20_Text">data/aero/timestep_info/00050/wake_conv_vel/_read_as</text:p>
      <text:p text:style-name="Preformatted_20_Text">data/aero/timestep_info/00050/zeta/00000</text:p>
      <text:p text:style-name="Preformatted_20_Text">data/aero/timestep_info/00050/zeta/00001</text:p>
      <text:p text:style-name="Preformatted_20_Text">data/aero/timestep_info/00050/zeta/00002</text:p>
      <text:p text:style-name="Preformatted_20_Text">data/aero/timestep_info/00050/zeta/00003</text:p>
      <text:p text:style-name="Preformatted_20_Text">data/aero/timestep_info/00050/zeta/_read_as</text:p>
      <text:p text:style-name="Preformatted_20_Text">data/aero/timestep_info/00050/zeta_dot/00000</text:p>
      <text:p text:style-name="Preformatted_20_Text">data/aero/timestep_info/00050/zeta_dot/00001</text:p>
      <text:p text:style-name="Preformatted_20_Text">data/aero/timestep_info/00050/zeta_dot/00002</text:p>
      <text:p text:style-name="Preformatted_20_Text">data/aero/timestep_info/00050/zeta_dot/00003</text:p>
      <text:p text:style-name="Preformatted_20_Text">data/aero/timestep_info/00050/zeta_dot/_read_as</text:p>
      <text:p text:style-name="Preformatted_20_Text">data/aero/timestep_info/00050/zeta_star/00000</text:p>
      <text:p text:style-name="Preformatted_20_Text">data/aero/timestep_info/00050/zeta_star/00001</text:p>
      <text:p text:style-name="Preformatted_20_Text">data/aero/timestep_info/00050/zeta_star/00002</text:p>
      <text:p text:style-name="Preformatted_20_Text">data/aero/timestep_info/00050/zeta_star/00003</text:p>
      <text:p text:style-name="Preformatted_20_Text">data/aero/timestep_info/00050/zeta_star/_read_as</text:p>
      <text:p text:style-name="Preformatted_20_Text">data/aero/timestep_info/00051/_read_as</text:p>
      <text:p text:style-name="Preformatted_20_Text">data/aero/timestep_info/00051/body_steady_forces</text:p>
      <text:p text:style-name="Preformatted_20_Text">data/aero/timestep_info/00051/body_unsteady_forces</text:p>
      <text:p text:style-name="Preformatted_20_Text">data/aero/timestep_info/00051/control_surface_deflection</text:p>
      <text:p text:style-name="Preformatted_20_Text">data/aero/timestep_info/00051/ct_dimensions</text:p>
      <text:p text:style-name="Preformatted_20_Text">data/aero/timestep_info/00051/ct_dimensions_star</text:p>
      <text:p text:style-name="Preformatted_20_Text">data/aero/timestep_info/00051/dimensions</text:p>
      <text:p text:style-name="Preformatted_20_Text">data/aero/timestep_info/00051/dimensions_star</text:p>
      <text:p text:style-name="Preformatted_20_Text">data/aero/timestep_info/00051/dist_to_orig/00000</text:p>
      <text:p text:style-name="Preformatted_20_Text">data/aero/timestep_info/00051/dist_to_orig/00001</text:p>
      <text:p text:style-name="Preformatted_20_Text">data/aero/timestep_info/00051/dist_to_orig/00002</text:p>
      <text:p text:style-name="Preformatted_20_Text">data/aero/timestep_info/00051/dist_to_orig/00003</text:p>
      <text:p text:style-name="Preformatted_20_Text">data/aero/timestep_info/00051/dist_to_orig/_read_as</text:p>
      <text:p text:style-name="Preformatted_20_Text">data/aero/timestep_info/00051/dynamic_forces/00000</text:p>
      <text:p text:style-name="Preformatted_20_Text">data/aero/timestep_info/00051/dynamic_forces/00001</text:p>
      <text:p text:style-name="Preformatted_20_Text">data/aero/timestep_info/00051/dynamic_forces/00002</text:p>
      <text:p text:style-name="Preformatted_20_Text">data/aero/timestep_info/00051/dynamic_forces/00003</text:p>
      <text:p text:style-name="Preformatted_20_Text">data/aero/timestep_info/00051/dynamic_forces/_read_as</text:p>
      <text:p text:style-name="Preformatted_20_Text">data/aero/timestep_info/00051/flag_zeta_phantom</text:p>
      <text:p text:style-name="Preformatted_20_Text"><text:soft-page-break/>data/aero/timestep_info/00051/forces/00000</text:p>
      <text:p text:style-name="Preformatted_20_Text">data/aero/timestep_info/00051/forces/00001</text:p>
      <text:p text:style-name="Preformatted_20_Text">data/aero/timestep_info/00051/forces/00002</text:p>
      <text:p text:style-name="Preformatted_20_Text">data/aero/timestep_info/00051/forces/00003</text:p>
      <text:p text:style-name="Preformatted_20_Text">data/aero/timestep_info/00051/forces/_read_as</text:p>
      <text:p text:style-name="Preformatted_20_Text">data/aero/timestep_info/00051/gamma/00000</text:p>
      <text:p text:style-name="Preformatted_20_Text">data/aero/timestep_info/00051/gamma/00001</text:p>
      <text:p text:style-name="Preformatted_20_Text">data/aero/timestep_info/00051/gamma/00002</text:p>
      <text:p text:style-name="Preformatted_20_Text">data/aero/timestep_info/00051/gamma/00003</text:p>
      <text:p text:style-name="Preformatted_20_Text">data/aero/timestep_info/00051/gamma/_read_as</text:p>
      <text:p text:style-name="Preformatted_20_Text">data/aero/timestep_info/00051/gamma_dot/00000</text:p>
      <text:p text:style-name="Preformatted_20_Text">data/aero/timestep_info/00051/gamma_dot/00001</text:p>
      <text:p text:style-name="Preformatted_20_Text">data/aero/timestep_info/00051/gamma_dot/00002</text:p>
      <text:p text:style-name="Preformatted_20_Text">data/aero/timestep_info/00051/gamma_dot/00003</text:p>
      <text:p text:style-name="Preformatted_20_Text">data/aero/timestep_info/00051/gamma_dot/_read_as</text:p>
      <text:p text:style-name="Preformatted_20_Text">data/aero/timestep_info/00051/gamma_star/00000</text:p>
      <text:p text:style-name="Preformatted_20_Text">data/aero/timestep_info/00051/gamma_star/00001</text:p>
      <text:p text:style-name="Preformatted_20_Text">data/aero/timestep_info/00051/gamma_star/00002</text:p>
      <text:p text:style-name="Preformatted_20_Text">data/aero/timestep_info/00051/gamma_star/00003</text:p>
      <text:p text:style-name="Preformatted_20_Text">data/aero/timestep_info/00051/gamma_star/_read_as</text:p>
      <text:p text:style-name="Preformatted_20_Text">data/aero/timestep_info/00051/in_global_AFoR</text:p>
      <text:p text:style-name="Preformatted_20_Text">data/aero/timestep_info/00051/inertial_steady_forces</text:p>
      <text:p text:style-name="Preformatted_20_Text">data/aero/timestep_info/00051/inertial_unsteady_forces</text:p>
      <text:p text:style-name="Preformatted_20_Text">data/aero/timestep_info/00051/n_surf</text:p>
      <text:p text:style-name="Preformatted_20_Text">data/aero/timestep_info/00051/normals/00000</text:p>
      <text:p text:style-name="Preformatted_20_Text">data/aero/timestep_info/00051/normals/00001</text:p>
      <text:p text:style-name="Preformatted_20_Text">data/aero/timestep_info/00051/normals/00002</text:p>
      <text:p text:style-name="Preformatted_20_Text">data/aero/timestep_info/00051/normals/00003</text:p>
      <text:p text:style-name="Preformatted_20_Text">data/aero/timestep_info/00051/normals/_read_as</text:p>
      <text:p text:style-name="Preformatted_20_Text">data/aero/timestep_info/00051/postproc_cell/_read_as</text:p>
      <text:p text:style-name="Preformatted_20_Text">data/aero/timestep_info/00051/postproc_node/_read_as</text:p>
      <text:p text:style-name="Preformatted_20_Text">data/aero/timestep_info/00051/u_ext/00000</text:p>
      <text:p text:style-name="Preformatted_20_Text">data/aero/timestep_info/00051/u_ext/00001</text:p>
      <text:p text:style-name="Preformatted_20_Text">data/aero/timestep_info/00051/u_ext/00002</text:p>
      <text:p text:style-name="Preformatted_20_Text">data/aero/timestep_info/00051/u_ext/00003</text:p>
      <text:p text:style-name="Preformatted_20_Text">data/aero/timestep_info/00051/u_ext/_read_as</text:p>
      <text:p text:style-name="Preformatted_20_Text">data/aero/timestep_info/00051/u_ext_star/00000</text:p>
      <text:p text:style-name="Preformatted_20_Text">data/aero/timestep_info/00051/u_ext_star/00001</text:p>
      <text:p text:style-name="Preformatted_20_Text">data/aero/timestep_info/00051/u_ext_star/00002</text:p>
      <text:p text:style-name="Preformatted_20_Text">data/aero/timestep_info/00051/u_ext_star/00003</text:p>
      <text:p text:style-name="Preformatted_20_Text">data/aero/timestep_info/00051/u_ext_star/_read_as</text:p>
      <text:p text:style-name="Preformatted_20_Text">data/aero/timestep_info/00051/wake_conv_vel/00000</text:p>
      <text:p text:style-name="Preformatted_20_Text">data/aero/timestep_info/00051/wake_conv_vel/00001</text:p>
      <text:p text:style-name="Preformatted_20_Text">data/aero/timestep_info/00051/wake_conv_vel/00002</text:p>
      <text:p text:style-name="Preformatted_20_Text">data/aero/timestep_info/00051/wake_conv_vel/00003</text:p>
      <text:p text:style-name="Preformatted_20_Text">data/aero/timestep_info/00051/wake_conv_vel/_read_as</text:p>
      <text:p text:style-name="Preformatted_20_Text">data/aero/timestep_info/00051/zeta/00000</text:p>
      <text:p text:style-name="Preformatted_20_Text">data/aero/timestep_info/00051/zeta/00001</text:p>
      <text:p text:style-name="Preformatted_20_Text">data/aero/timestep_info/00051/zeta/00002</text:p>
      <text:p text:style-name="Preformatted_20_Text">data/aero/timestep_info/00051/zeta/00003</text:p>
      <text:p text:style-name="Preformatted_20_Text">data/aero/timestep_info/00051/zeta/_read_as</text:p>
      <text:p text:style-name="Preformatted_20_Text">data/aero/timestep_info/00051/zeta_dot/00000</text:p>
      <text:p text:style-name="Preformatted_20_Text">data/aero/timestep_info/00051/zeta_dot/00001</text:p>
      <text:p text:style-name="Preformatted_20_Text">data/aero/timestep_info/00051/zeta_dot/00002</text:p>
      <text:p text:style-name="Preformatted_20_Text">data/aero/timestep_info/00051/zeta_dot/00003</text:p>
      <text:p text:style-name="Preformatted_20_Text">data/aero/timestep_info/00051/zeta_dot/_read_as</text:p>
      <text:p text:style-name="Preformatted_20_Text">data/aero/timestep_info/00051/zeta_star/00000</text:p>
      <text:p text:style-name="Preformatted_20_Text">data/aero/timestep_info/00051/zeta_star/00001</text:p>
      <text:p text:style-name="Preformatted_20_Text">data/aero/timestep_info/00051/zeta_star/00002</text:p>
      <text:p text:style-name="Preformatted_20_Text">data/aero/timestep_info/00051/zeta_star/00003</text:p>
      <text:p text:style-name="Preformatted_20_Text">data/aero/timestep_info/00051/zeta_star/_read_as</text:p>
      <text:p text:style-name="Preformatted_20_Text">data/aero/timestep_info/00052/_read_as</text:p>
      <text:p text:style-name="Preformatted_20_Text">data/aero/timestep_info/00052/body_steady_forces</text:p>
      <text:p text:style-name="Preformatted_20_Text">data/aero/timestep_info/00052/body_unsteady_forces</text:p>
      <text:p text:style-name="Preformatted_20_Text"><text:soft-page-break/>data/aero/timestep_info/00052/control_surface_deflection</text:p>
      <text:p text:style-name="Preformatted_20_Text">data/aero/timestep_info/00052/ct_dimensions</text:p>
      <text:p text:style-name="Preformatted_20_Text">data/aero/timestep_info/00052/ct_dimensions_star</text:p>
      <text:p text:style-name="Preformatted_20_Text">data/aero/timestep_info/00052/dimensions</text:p>
      <text:p text:style-name="Preformatted_20_Text">data/aero/timestep_info/00052/dimensions_star</text:p>
      <text:p text:style-name="Preformatted_20_Text">data/aero/timestep_info/00052/dist_to_orig/00000</text:p>
      <text:p text:style-name="Preformatted_20_Text">data/aero/timestep_info/00052/dist_to_orig/00001</text:p>
      <text:p text:style-name="Preformatted_20_Text">data/aero/timestep_info/00052/dist_to_orig/00002</text:p>
      <text:p text:style-name="Preformatted_20_Text">data/aero/timestep_info/00052/dist_to_orig/00003</text:p>
      <text:p text:style-name="Preformatted_20_Text">data/aero/timestep_info/00052/dist_to_orig/_read_as</text:p>
      <text:p text:style-name="Preformatted_20_Text">data/aero/timestep_info/00052/dynamic_forces/00000</text:p>
      <text:p text:style-name="Preformatted_20_Text">data/aero/timestep_info/00052/dynamic_forces/00001</text:p>
      <text:p text:style-name="Preformatted_20_Text">data/aero/timestep_info/00052/dynamic_forces/00002</text:p>
      <text:p text:style-name="Preformatted_20_Text">data/aero/timestep_info/00052/dynamic_forces/00003</text:p>
      <text:p text:style-name="Preformatted_20_Text">data/aero/timestep_info/00052/dynamic_forces/_read_as</text:p>
      <text:p text:style-name="Preformatted_20_Text">data/aero/timestep_info/00052/flag_zeta_phantom</text:p>
      <text:p text:style-name="Preformatted_20_Text">data/aero/timestep_info/00052/forces/00000</text:p>
      <text:p text:style-name="Preformatted_20_Text">data/aero/timestep_info/00052/forces/00001</text:p>
      <text:p text:style-name="Preformatted_20_Text">data/aero/timestep_info/00052/forces/00002</text:p>
      <text:p text:style-name="Preformatted_20_Text">data/aero/timestep_info/00052/forces/00003</text:p>
      <text:p text:style-name="Preformatted_20_Text">data/aero/timestep_info/00052/forces/_read_as</text:p>
      <text:p text:style-name="Preformatted_20_Text">data/aero/timestep_info/00052/gamma/00000</text:p>
      <text:p text:style-name="Preformatted_20_Text">data/aero/timestep_info/00052/gamma/00001</text:p>
      <text:p text:style-name="Preformatted_20_Text">data/aero/timestep_info/00052/gamma/00002</text:p>
      <text:p text:style-name="Preformatted_20_Text">data/aero/timestep_info/00052/gamma/00003</text:p>
      <text:p text:style-name="Preformatted_20_Text">data/aero/timestep_info/00052/gamma/_read_as</text:p>
      <text:p text:style-name="Preformatted_20_Text">data/aero/timestep_info/00052/gamma_dot/00000</text:p>
      <text:p text:style-name="Preformatted_20_Text">data/aero/timestep_info/00052/gamma_dot/00001</text:p>
      <text:p text:style-name="Preformatted_20_Text">data/aero/timestep_info/00052/gamma_dot/00002</text:p>
      <text:p text:style-name="Preformatted_20_Text">data/aero/timestep_info/00052/gamma_dot/00003</text:p>
      <text:p text:style-name="Preformatted_20_Text">data/aero/timestep_info/00052/gamma_dot/_read_as</text:p>
      <text:p text:style-name="Preformatted_20_Text">data/aero/timestep_info/00052/gamma_star/00000</text:p>
      <text:p text:style-name="Preformatted_20_Text">data/aero/timestep_info/00052/gamma_star/00001</text:p>
      <text:p text:style-name="Preformatted_20_Text">data/aero/timestep_info/00052/gamma_star/00002</text:p>
      <text:p text:style-name="Preformatted_20_Text">data/aero/timestep_info/00052/gamma_star/00003</text:p>
      <text:p text:style-name="Preformatted_20_Text">data/aero/timestep_info/00052/gamma_star/_read_as</text:p>
      <text:p text:style-name="Preformatted_20_Text">data/aero/timestep_info/00052/in_global_AFoR</text:p>
      <text:p text:style-name="Preformatted_20_Text">data/aero/timestep_info/00052/inertial_steady_forces</text:p>
      <text:p text:style-name="Preformatted_20_Text">data/aero/timestep_info/00052/inertial_unsteady_forces</text:p>
      <text:p text:style-name="Preformatted_20_Text">data/aero/timestep_info/00052/n_surf</text:p>
      <text:p text:style-name="Preformatted_20_Text">data/aero/timestep_info/00052/normals/00000</text:p>
      <text:p text:style-name="Preformatted_20_Text">data/aero/timestep_info/00052/normals/00001</text:p>
      <text:p text:style-name="Preformatted_20_Text">data/aero/timestep_info/00052/normals/00002</text:p>
      <text:p text:style-name="Preformatted_20_Text">data/aero/timestep_info/00052/normals/00003</text:p>
      <text:p text:style-name="Preformatted_20_Text">data/aero/timestep_info/00052/normals/_read_as</text:p>
      <text:p text:style-name="Preformatted_20_Text">data/aero/timestep_info/00052/postproc_cell/_read_as</text:p>
      <text:p text:style-name="Preformatted_20_Text">data/aero/timestep_info/00052/postproc_node/_read_as</text:p>
      <text:p text:style-name="Preformatted_20_Text">data/aero/timestep_info/00052/u_ext/00000</text:p>
      <text:p text:style-name="Preformatted_20_Text">data/aero/timestep_info/00052/u_ext/00001</text:p>
      <text:p text:style-name="Preformatted_20_Text">data/aero/timestep_info/00052/u_ext/00002</text:p>
      <text:p text:style-name="Preformatted_20_Text">data/aero/timestep_info/00052/u_ext/00003</text:p>
      <text:p text:style-name="Preformatted_20_Text">data/aero/timestep_info/00052/u_ext/_read_as</text:p>
      <text:p text:style-name="Preformatted_20_Text">data/aero/timestep_info/00052/u_ext_star/00000</text:p>
      <text:p text:style-name="Preformatted_20_Text">data/aero/timestep_info/00052/u_ext_star/00001</text:p>
      <text:p text:style-name="Preformatted_20_Text">data/aero/timestep_info/00052/u_ext_star/00002</text:p>
      <text:p text:style-name="Preformatted_20_Text">data/aero/timestep_info/00052/u_ext_star/00003</text:p>
      <text:p text:style-name="Preformatted_20_Text">data/aero/timestep_info/00052/u_ext_star/_read_as</text:p>
      <text:p text:style-name="Preformatted_20_Text">data/aero/timestep_info/00052/wake_conv_vel/00000</text:p>
      <text:p text:style-name="Preformatted_20_Text">data/aero/timestep_info/00052/wake_conv_vel/00001</text:p>
      <text:p text:style-name="Preformatted_20_Text">data/aero/timestep_info/00052/wake_conv_vel/00002</text:p>
      <text:p text:style-name="Preformatted_20_Text">data/aero/timestep_info/00052/wake_conv_vel/00003</text:p>
      <text:p text:style-name="Preformatted_20_Text">data/aero/timestep_info/00052/wake_conv_vel/_read_as</text:p>
      <text:p text:style-name="Preformatted_20_Text">data/aero/timestep_info/00052/zeta/00000</text:p>
      <text:p text:style-name="Preformatted_20_Text">data/aero/timestep_info/00052/zeta/00001</text:p>
      <text:p text:style-name="Preformatted_20_Text"><text:soft-page-break/>data/aero/timestep_info/00052/zeta/00002</text:p>
      <text:p text:style-name="Preformatted_20_Text">data/aero/timestep_info/00052/zeta/00003</text:p>
      <text:p text:style-name="Preformatted_20_Text">data/aero/timestep_info/00052/zeta/_read_as</text:p>
      <text:p text:style-name="Preformatted_20_Text">data/aero/timestep_info/00052/zeta_dot/00000</text:p>
      <text:p text:style-name="Preformatted_20_Text">data/aero/timestep_info/00052/zeta_dot/00001</text:p>
      <text:p text:style-name="Preformatted_20_Text">data/aero/timestep_info/00052/zeta_dot/00002</text:p>
      <text:p text:style-name="Preformatted_20_Text">data/aero/timestep_info/00052/zeta_dot/00003</text:p>
      <text:p text:style-name="Preformatted_20_Text">data/aero/timestep_info/00052/zeta_dot/_read_as</text:p>
      <text:p text:style-name="Preformatted_20_Text">data/aero/timestep_info/00052/zeta_star/00000</text:p>
      <text:p text:style-name="Preformatted_20_Text">data/aero/timestep_info/00052/zeta_star/00001</text:p>
      <text:p text:style-name="Preformatted_20_Text">data/aero/timestep_info/00052/zeta_star/00002</text:p>
      <text:p text:style-name="Preformatted_20_Text">data/aero/timestep_info/00052/zeta_star/00003</text:p>
      <text:p text:style-name="Preformatted_20_Text">data/aero/timestep_info/00052/zeta_star/_read_as</text:p>
      <text:p text:style-name="Preformatted_20_Text">data/aero/timestep_info/00053/_read_as</text:p>
      <text:p text:style-name="Preformatted_20_Text">data/aero/timestep_info/00053/body_steady_forces</text:p>
      <text:p text:style-name="Preformatted_20_Text">data/aero/timestep_info/00053/body_unsteady_forces</text:p>
      <text:p text:style-name="Preformatted_20_Text">data/aero/timestep_info/00053/control_surface_deflection</text:p>
      <text:p text:style-name="Preformatted_20_Text">data/aero/timestep_info/00053/ct_dimensions</text:p>
      <text:p text:style-name="Preformatted_20_Text">data/aero/timestep_info/00053/ct_dimensions_star</text:p>
      <text:p text:style-name="Preformatted_20_Text">data/aero/timestep_info/00053/dimensions</text:p>
      <text:p text:style-name="Preformatted_20_Text">data/aero/timestep_info/00053/dimensions_star</text:p>
      <text:p text:style-name="Preformatted_20_Text">data/aero/timestep_info/00053/dist_to_orig/00000</text:p>
      <text:p text:style-name="Preformatted_20_Text">data/aero/timestep_info/00053/dist_to_orig/00001</text:p>
      <text:p text:style-name="Preformatted_20_Text">data/aero/timestep_info/00053/dist_to_orig/00002</text:p>
      <text:p text:style-name="Preformatted_20_Text">data/aero/timestep_info/00053/dist_to_orig/00003</text:p>
      <text:p text:style-name="Preformatted_20_Text">data/aero/timestep_info/00053/dist_to_orig/_read_as</text:p>
      <text:p text:style-name="Preformatted_20_Text">data/aero/timestep_info/00053/dynamic_forces/00000</text:p>
      <text:p text:style-name="Preformatted_20_Text">data/aero/timestep_info/00053/dynamic_forces/00001</text:p>
      <text:p text:style-name="Preformatted_20_Text">data/aero/timestep_info/00053/dynamic_forces/00002</text:p>
      <text:p text:style-name="Preformatted_20_Text">data/aero/timestep_info/00053/dynamic_forces/00003</text:p>
      <text:p text:style-name="Preformatted_20_Text">data/aero/timestep_info/00053/dynamic_forces/_read_as</text:p>
      <text:p text:style-name="Preformatted_20_Text">data/aero/timestep_info/00053/flag_zeta_phantom</text:p>
      <text:p text:style-name="Preformatted_20_Text">data/aero/timestep_info/00053/forces/00000</text:p>
      <text:p text:style-name="Preformatted_20_Text">data/aero/timestep_info/00053/forces/00001</text:p>
      <text:p text:style-name="Preformatted_20_Text">data/aero/timestep_info/00053/forces/00002</text:p>
      <text:p text:style-name="Preformatted_20_Text">data/aero/timestep_info/00053/forces/00003</text:p>
      <text:p text:style-name="Preformatted_20_Text">data/aero/timestep_info/00053/forces/_read_as</text:p>
      <text:p text:style-name="Preformatted_20_Text">data/aero/timestep_info/00053/gamma/00000</text:p>
      <text:p text:style-name="Preformatted_20_Text">data/aero/timestep_info/00053/gamma/00001</text:p>
      <text:p text:style-name="Preformatted_20_Text">data/aero/timestep_info/00053/gamma/00002</text:p>
      <text:p text:style-name="Preformatted_20_Text">data/aero/timestep_info/00053/gamma/00003</text:p>
      <text:p text:style-name="Preformatted_20_Text">data/aero/timestep_info/00053/gamma/_read_as</text:p>
      <text:p text:style-name="Preformatted_20_Text">data/aero/timestep_info/00053/gamma_dot/00000</text:p>
      <text:p text:style-name="Preformatted_20_Text">data/aero/timestep_info/00053/gamma_dot/00001</text:p>
      <text:p text:style-name="Preformatted_20_Text">data/aero/timestep_info/00053/gamma_dot/00002</text:p>
      <text:p text:style-name="Preformatted_20_Text">data/aero/timestep_info/00053/gamma_dot/00003</text:p>
      <text:p text:style-name="Preformatted_20_Text">data/aero/timestep_info/00053/gamma_dot/_read_as</text:p>
      <text:p text:style-name="Preformatted_20_Text">data/aero/timestep_info/00053/gamma_star/00000</text:p>
      <text:p text:style-name="Preformatted_20_Text">data/aero/timestep_info/00053/gamma_star/00001</text:p>
      <text:p text:style-name="Preformatted_20_Text">data/aero/timestep_info/00053/gamma_star/00002</text:p>
      <text:p text:style-name="Preformatted_20_Text">data/aero/timestep_info/00053/gamma_star/00003</text:p>
      <text:p text:style-name="Preformatted_20_Text">data/aero/timestep_info/00053/gamma_star/_read_as</text:p>
      <text:p text:style-name="Preformatted_20_Text">data/aero/timestep_info/00053/in_global_AFoR</text:p>
      <text:p text:style-name="Preformatted_20_Text">data/aero/timestep_info/00053/inertial_steady_forces</text:p>
      <text:p text:style-name="Preformatted_20_Text">data/aero/timestep_info/00053/inertial_unsteady_forces</text:p>
      <text:p text:style-name="Preformatted_20_Text">data/aero/timestep_info/00053/n_surf</text:p>
      <text:p text:style-name="Preformatted_20_Text">data/aero/timestep_info/00053/normals/00000</text:p>
      <text:p text:style-name="Preformatted_20_Text">data/aero/timestep_info/00053/normals/00001</text:p>
      <text:p text:style-name="Preformatted_20_Text">data/aero/timestep_info/00053/normals/00002</text:p>
      <text:p text:style-name="Preformatted_20_Text">data/aero/timestep_info/00053/normals/00003</text:p>
      <text:p text:style-name="Preformatted_20_Text">data/aero/timestep_info/00053/normals/_read_as</text:p>
      <text:p text:style-name="Preformatted_20_Text">data/aero/timestep_info/00053/postproc_cell/_read_as</text:p>
      <text:p text:style-name="Preformatted_20_Text">data/aero/timestep_info/00053/postproc_node/_read_as</text:p>
      <text:p text:style-name="Preformatted_20_Text">data/aero/timestep_info/00053/u_ext/00000</text:p>
      <text:p text:style-name="Preformatted_20_Text"><text:soft-page-break/>data/aero/timestep_info/00053/u_ext/00001</text:p>
      <text:p text:style-name="Preformatted_20_Text">data/aero/timestep_info/00053/u_ext/00002</text:p>
      <text:p text:style-name="Preformatted_20_Text">data/aero/timestep_info/00053/u_ext/00003</text:p>
      <text:p text:style-name="Preformatted_20_Text">data/aero/timestep_info/00053/u_ext/_read_as</text:p>
      <text:p text:style-name="Preformatted_20_Text">data/aero/timestep_info/00053/u_ext_star/00000</text:p>
      <text:p text:style-name="Preformatted_20_Text">data/aero/timestep_info/00053/u_ext_star/00001</text:p>
      <text:p text:style-name="Preformatted_20_Text">data/aero/timestep_info/00053/u_ext_star/00002</text:p>
      <text:p text:style-name="Preformatted_20_Text">data/aero/timestep_info/00053/u_ext_star/00003</text:p>
      <text:p text:style-name="Preformatted_20_Text">data/aero/timestep_info/00053/u_ext_star/_read_as</text:p>
      <text:p text:style-name="Preformatted_20_Text">data/aero/timestep_info/00053/wake_conv_vel/00000</text:p>
      <text:p text:style-name="Preformatted_20_Text">data/aero/timestep_info/00053/wake_conv_vel/00001</text:p>
      <text:p text:style-name="Preformatted_20_Text">data/aero/timestep_info/00053/wake_conv_vel/00002</text:p>
      <text:p text:style-name="Preformatted_20_Text">data/aero/timestep_info/00053/wake_conv_vel/00003</text:p>
      <text:p text:style-name="Preformatted_20_Text">data/aero/timestep_info/00053/wake_conv_vel/_read_as</text:p>
      <text:p text:style-name="Preformatted_20_Text">data/aero/timestep_info/00053/zeta/00000</text:p>
      <text:p text:style-name="Preformatted_20_Text">data/aero/timestep_info/00053/zeta/00001</text:p>
      <text:p text:style-name="Preformatted_20_Text">data/aero/timestep_info/00053/zeta/00002</text:p>
      <text:p text:style-name="Preformatted_20_Text">data/aero/timestep_info/00053/zeta/00003</text:p>
      <text:p text:style-name="Preformatted_20_Text">data/aero/timestep_info/00053/zeta/_read_as</text:p>
      <text:p text:style-name="Preformatted_20_Text">data/aero/timestep_info/00053/zeta_dot/00000</text:p>
      <text:p text:style-name="Preformatted_20_Text">data/aero/timestep_info/00053/zeta_dot/00001</text:p>
      <text:p text:style-name="Preformatted_20_Text">data/aero/timestep_info/00053/zeta_dot/00002</text:p>
      <text:p text:style-name="Preformatted_20_Text">data/aero/timestep_info/00053/zeta_dot/00003</text:p>
      <text:p text:style-name="Preformatted_20_Text">data/aero/timestep_info/00053/zeta_dot/_read_as</text:p>
      <text:p text:style-name="Preformatted_20_Text">data/aero/timestep_info/00053/zeta_star/00000</text:p>
      <text:p text:style-name="Preformatted_20_Text">data/aero/timestep_info/00053/zeta_star/00001</text:p>
      <text:p text:style-name="Preformatted_20_Text">data/aero/timestep_info/00053/zeta_star/00002</text:p>
      <text:p text:style-name="Preformatted_20_Text">data/aero/timestep_info/00053/zeta_star/00003</text:p>
      <text:p text:style-name="Preformatted_20_Text">data/aero/timestep_info/00053/zeta_star/_read_as</text:p>
      <text:p text:style-name="Preformatted_20_Text">data/aero/timestep_info/00054/_read_as</text:p>
      <text:p text:style-name="Preformatted_20_Text">data/aero/timestep_info/00054/body_steady_forces</text:p>
      <text:p text:style-name="Preformatted_20_Text">data/aero/timestep_info/00054/body_unsteady_forces</text:p>
      <text:p text:style-name="Preformatted_20_Text">data/aero/timestep_info/00054/control_surface_deflection</text:p>
      <text:p text:style-name="Preformatted_20_Text">data/aero/timestep_info/00054/ct_dimensions</text:p>
      <text:p text:style-name="Preformatted_20_Text">data/aero/timestep_info/00054/ct_dimensions_star</text:p>
      <text:p text:style-name="Preformatted_20_Text">data/aero/timestep_info/00054/dimensions</text:p>
      <text:p text:style-name="Preformatted_20_Text">data/aero/timestep_info/00054/dimensions_star</text:p>
      <text:p text:style-name="Preformatted_20_Text">data/aero/timestep_info/00054/dist_to_orig/00000</text:p>
      <text:p text:style-name="Preformatted_20_Text">data/aero/timestep_info/00054/dist_to_orig/00001</text:p>
      <text:p text:style-name="Preformatted_20_Text">data/aero/timestep_info/00054/dist_to_orig/00002</text:p>
      <text:p text:style-name="Preformatted_20_Text">data/aero/timestep_info/00054/dist_to_orig/00003</text:p>
      <text:p text:style-name="Preformatted_20_Text">data/aero/timestep_info/00054/dist_to_orig/_read_as</text:p>
      <text:p text:style-name="Preformatted_20_Text">data/aero/timestep_info/00054/dynamic_forces/00000</text:p>
      <text:p text:style-name="Preformatted_20_Text">data/aero/timestep_info/00054/dynamic_forces/00001</text:p>
      <text:p text:style-name="Preformatted_20_Text">data/aero/timestep_info/00054/dynamic_forces/00002</text:p>
      <text:p text:style-name="Preformatted_20_Text">data/aero/timestep_info/00054/dynamic_forces/00003</text:p>
      <text:p text:style-name="Preformatted_20_Text">data/aero/timestep_info/00054/dynamic_forces/_read_as</text:p>
      <text:p text:style-name="Preformatted_20_Text">data/aero/timestep_info/00054/flag_zeta_phantom</text:p>
      <text:p text:style-name="Preformatted_20_Text">data/aero/timestep_info/00054/forces/00000</text:p>
      <text:p text:style-name="Preformatted_20_Text">data/aero/timestep_info/00054/forces/00001</text:p>
      <text:p text:style-name="Preformatted_20_Text">data/aero/timestep_info/00054/forces/00002</text:p>
      <text:p text:style-name="Preformatted_20_Text">data/aero/timestep_info/00054/forces/00003</text:p>
      <text:p text:style-name="Preformatted_20_Text">data/aero/timestep_info/00054/forces/_read_as</text:p>
      <text:p text:style-name="Preformatted_20_Text">data/aero/timestep_info/00054/gamma/00000</text:p>
      <text:p text:style-name="Preformatted_20_Text">data/aero/timestep_info/00054/gamma/00001</text:p>
      <text:p text:style-name="Preformatted_20_Text">data/aero/timestep_info/00054/gamma/00002</text:p>
      <text:p text:style-name="Preformatted_20_Text">data/aero/timestep_info/00054/gamma/00003</text:p>
      <text:p text:style-name="Preformatted_20_Text">data/aero/timestep_info/00054/gamma/_read_as</text:p>
      <text:p text:style-name="Preformatted_20_Text">data/aero/timestep_info/00054/gamma_dot/00000</text:p>
      <text:p text:style-name="Preformatted_20_Text">data/aero/timestep_info/00054/gamma_dot/00001</text:p>
      <text:p text:style-name="Preformatted_20_Text">data/aero/timestep_info/00054/gamma_dot/00002</text:p>
      <text:p text:style-name="Preformatted_20_Text">data/aero/timestep_info/00054/gamma_dot/00003</text:p>
      <text:p text:style-name="Preformatted_20_Text">data/aero/timestep_info/00054/gamma_dot/_read_as</text:p>
      <text:p text:style-name="Preformatted_20_Text">data/aero/timestep_info/00054/gamma_star/00000</text:p>
      <text:p text:style-name="Preformatted_20_Text"><text:soft-page-break/>data/aero/timestep_info/00054/gamma_star/00001</text:p>
      <text:p text:style-name="Preformatted_20_Text">data/aero/timestep_info/00054/gamma_star/00002</text:p>
      <text:p text:style-name="Preformatted_20_Text">data/aero/timestep_info/00054/gamma_star/00003</text:p>
      <text:p text:style-name="Preformatted_20_Text">data/aero/timestep_info/00054/gamma_star/_read_as</text:p>
      <text:p text:style-name="Preformatted_20_Text">data/aero/timestep_info/00054/in_global_AFoR</text:p>
      <text:p text:style-name="Preformatted_20_Text">data/aero/timestep_info/00054/inertial_steady_forces</text:p>
      <text:p text:style-name="Preformatted_20_Text">data/aero/timestep_info/00054/inertial_unsteady_forces</text:p>
      <text:p text:style-name="Preformatted_20_Text">data/aero/timestep_info/00054/n_surf</text:p>
      <text:p text:style-name="Preformatted_20_Text">data/aero/timestep_info/00054/normals/00000</text:p>
      <text:p text:style-name="Preformatted_20_Text">data/aero/timestep_info/00054/normals/00001</text:p>
      <text:p text:style-name="Preformatted_20_Text">data/aero/timestep_info/00054/normals/00002</text:p>
      <text:p text:style-name="Preformatted_20_Text">data/aero/timestep_info/00054/normals/00003</text:p>
      <text:p text:style-name="Preformatted_20_Text">data/aero/timestep_info/00054/normals/_read_as</text:p>
      <text:p text:style-name="Preformatted_20_Text">data/aero/timestep_info/00054/postproc_cell/_read_as</text:p>
      <text:p text:style-name="Preformatted_20_Text">data/aero/timestep_info/00054/postproc_node/_read_as</text:p>
      <text:p text:style-name="Preformatted_20_Text">data/aero/timestep_info/00054/u_ext/00000</text:p>
      <text:p text:style-name="Preformatted_20_Text">data/aero/timestep_info/00054/u_ext/00001</text:p>
      <text:p text:style-name="Preformatted_20_Text">data/aero/timestep_info/00054/u_ext/00002</text:p>
      <text:p text:style-name="Preformatted_20_Text">data/aero/timestep_info/00054/u_ext/00003</text:p>
      <text:p text:style-name="Preformatted_20_Text">data/aero/timestep_info/00054/u_ext/_read_as</text:p>
      <text:p text:style-name="Preformatted_20_Text">data/aero/timestep_info/00054/u_ext_star/00000</text:p>
      <text:p text:style-name="Preformatted_20_Text">data/aero/timestep_info/00054/u_ext_star/00001</text:p>
      <text:p text:style-name="Preformatted_20_Text">data/aero/timestep_info/00054/u_ext_star/00002</text:p>
      <text:p text:style-name="Preformatted_20_Text">data/aero/timestep_info/00054/u_ext_star/00003</text:p>
      <text:p text:style-name="Preformatted_20_Text">data/aero/timestep_info/00054/u_ext_star/_read_as</text:p>
      <text:p text:style-name="Preformatted_20_Text">data/aero/timestep_info/00054/wake_conv_vel/00000</text:p>
      <text:p text:style-name="Preformatted_20_Text">data/aero/timestep_info/00054/wake_conv_vel/00001</text:p>
      <text:p text:style-name="Preformatted_20_Text">data/aero/timestep_info/00054/wake_conv_vel/00002</text:p>
      <text:p text:style-name="Preformatted_20_Text">data/aero/timestep_info/00054/wake_conv_vel/00003</text:p>
      <text:p text:style-name="Preformatted_20_Text">data/aero/timestep_info/00054/wake_conv_vel/_read_as</text:p>
      <text:p text:style-name="Preformatted_20_Text">data/aero/timestep_info/00054/zeta/00000</text:p>
      <text:p text:style-name="Preformatted_20_Text">data/aero/timestep_info/00054/zeta/00001</text:p>
      <text:p text:style-name="Preformatted_20_Text">data/aero/timestep_info/00054/zeta/00002</text:p>
      <text:p text:style-name="Preformatted_20_Text">data/aero/timestep_info/00054/zeta/00003</text:p>
      <text:p text:style-name="Preformatted_20_Text">data/aero/timestep_info/00054/zeta/_read_as</text:p>
      <text:p text:style-name="Preformatted_20_Text">data/aero/timestep_info/00054/zeta_dot/00000</text:p>
      <text:p text:style-name="Preformatted_20_Text">data/aero/timestep_info/00054/zeta_dot/00001</text:p>
      <text:p text:style-name="Preformatted_20_Text">data/aero/timestep_info/00054/zeta_dot/00002</text:p>
      <text:p text:style-name="Preformatted_20_Text">data/aero/timestep_info/00054/zeta_dot/00003</text:p>
      <text:p text:style-name="Preformatted_20_Text">data/aero/timestep_info/00054/zeta_dot/_read_as</text:p>
      <text:p text:style-name="Preformatted_20_Text">data/aero/timestep_info/00054/zeta_star/00000</text:p>
      <text:p text:style-name="Preformatted_20_Text">data/aero/timestep_info/00054/zeta_star/00001</text:p>
      <text:p text:style-name="Preformatted_20_Text">data/aero/timestep_info/00054/zeta_star/00002</text:p>
      <text:p text:style-name="Preformatted_20_Text">data/aero/timestep_info/00054/zeta_star/00003</text:p>
      <text:p text:style-name="Preformatted_20_Text">data/aero/timestep_info/00054/zeta_star/_read_as</text:p>
      <text:p text:style-name="Preformatted_20_Text">data/aero/timestep_info/00055/_read_as</text:p>
      <text:p text:style-name="Preformatted_20_Text">data/aero/timestep_info/00055/body_steady_forces</text:p>
      <text:p text:style-name="Preformatted_20_Text">data/aero/timestep_info/00055/body_unsteady_forces</text:p>
      <text:p text:style-name="Preformatted_20_Text">data/aero/timestep_info/00055/control_surface_deflection</text:p>
      <text:p text:style-name="Preformatted_20_Text">data/aero/timestep_info/00055/ct_dimensions</text:p>
      <text:p text:style-name="Preformatted_20_Text">data/aero/timestep_info/00055/ct_dimensions_star</text:p>
      <text:p text:style-name="Preformatted_20_Text">data/aero/timestep_info/00055/dimensions</text:p>
      <text:p text:style-name="Preformatted_20_Text">data/aero/timestep_info/00055/dimensions_star</text:p>
      <text:p text:style-name="Preformatted_20_Text">data/aero/timestep_info/00055/dist_to_orig/00000</text:p>
      <text:p text:style-name="Preformatted_20_Text">data/aero/timestep_info/00055/dist_to_orig/00001</text:p>
      <text:p text:style-name="Preformatted_20_Text">data/aero/timestep_info/00055/dist_to_orig/00002</text:p>
      <text:p text:style-name="Preformatted_20_Text">data/aero/timestep_info/00055/dist_to_orig/00003</text:p>
      <text:p text:style-name="Preformatted_20_Text">data/aero/timestep_info/00055/dist_to_orig/_read_as</text:p>
      <text:p text:style-name="Preformatted_20_Text">data/aero/timestep_info/00055/dynamic_forces/00000</text:p>
      <text:p text:style-name="Preformatted_20_Text">data/aero/timestep_info/00055/dynamic_forces/00001</text:p>
      <text:p text:style-name="Preformatted_20_Text">data/aero/timestep_info/00055/dynamic_forces/00002</text:p>
      <text:p text:style-name="Preformatted_20_Text">data/aero/timestep_info/00055/dynamic_forces/00003</text:p>
      <text:p text:style-name="Preformatted_20_Text">data/aero/timestep_info/00055/dynamic_forces/_read_as</text:p>
      <text:p text:style-name="Preformatted_20_Text">data/aero/timestep_info/00055/flag_zeta_phantom</text:p>
      <text:p text:style-name="Preformatted_20_Text"><text:soft-page-break/>data/aero/timestep_info/00055/forces/00000</text:p>
      <text:p text:style-name="Preformatted_20_Text">data/aero/timestep_info/00055/forces/00001</text:p>
      <text:p text:style-name="Preformatted_20_Text">data/aero/timestep_info/00055/forces/00002</text:p>
      <text:p text:style-name="Preformatted_20_Text">data/aero/timestep_info/00055/forces/00003</text:p>
      <text:p text:style-name="Preformatted_20_Text">data/aero/timestep_info/00055/forces/_read_as</text:p>
      <text:p text:style-name="Preformatted_20_Text">data/aero/timestep_info/00055/gamma/00000</text:p>
      <text:p text:style-name="Preformatted_20_Text">data/aero/timestep_info/00055/gamma/00001</text:p>
      <text:p text:style-name="Preformatted_20_Text">data/aero/timestep_info/00055/gamma/00002</text:p>
      <text:p text:style-name="Preformatted_20_Text">data/aero/timestep_info/00055/gamma/00003</text:p>
      <text:p text:style-name="Preformatted_20_Text">data/aero/timestep_info/00055/gamma/_read_as</text:p>
      <text:p text:style-name="Preformatted_20_Text">data/aero/timestep_info/00055/gamma_dot/00000</text:p>
      <text:p text:style-name="Preformatted_20_Text">data/aero/timestep_info/00055/gamma_dot/00001</text:p>
      <text:p text:style-name="Preformatted_20_Text">data/aero/timestep_info/00055/gamma_dot/00002</text:p>
      <text:p text:style-name="Preformatted_20_Text">data/aero/timestep_info/00055/gamma_dot/00003</text:p>
      <text:p text:style-name="Preformatted_20_Text">data/aero/timestep_info/00055/gamma_dot/_read_as</text:p>
      <text:p text:style-name="Preformatted_20_Text">data/aero/timestep_info/00055/gamma_star/00000</text:p>
      <text:p text:style-name="Preformatted_20_Text">data/aero/timestep_info/00055/gamma_star/00001</text:p>
      <text:p text:style-name="Preformatted_20_Text">data/aero/timestep_info/00055/gamma_star/00002</text:p>
      <text:p text:style-name="Preformatted_20_Text">data/aero/timestep_info/00055/gamma_star/00003</text:p>
      <text:p text:style-name="Preformatted_20_Text">data/aero/timestep_info/00055/gamma_star/_read_as</text:p>
      <text:p text:style-name="Preformatted_20_Text">data/aero/timestep_info/00055/in_global_AFoR</text:p>
      <text:p text:style-name="Preformatted_20_Text">data/aero/timestep_info/00055/inertial_steady_forces</text:p>
      <text:p text:style-name="Preformatted_20_Text">data/aero/timestep_info/00055/inertial_unsteady_forces</text:p>
      <text:p text:style-name="Preformatted_20_Text">data/aero/timestep_info/00055/n_surf</text:p>
      <text:p text:style-name="Preformatted_20_Text">data/aero/timestep_info/00055/normals/00000</text:p>
      <text:p text:style-name="Preformatted_20_Text">data/aero/timestep_info/00055/normals/00001</text:p>
      <text:p text:style-name="Preformatted_20_Text">data/aero/timestep_info/00055/normals/00002</text:p>
      <text:p text:style-name="Preformatted_20_Text">data/aero/timestep_info/00055/normals/00003</text:p>
      <text:p text:style-name="Preformatted_20_Text">data/aero/timestep_info/00055/normals/_read_as</text:p>
      <text:p text:style-name="Preformatted_20_Text">data/aero/timestep_info/00055/postproc_cell/_read_as</text:p>
      <text:p text:style-name="Preformatted_20_Text">data/aero/timestep_info/00055/postproc_node/_read_as</text:p>
      <text:p text:style-name="Preformatted_20_Text">data/aero/timestep_info/00055/u_ext/00000</text:p>
      <text:p text:style-name="Preformatted_20_Text">data/aero/timestep_info/00055/u_ext/00001</text:p>
      <text:p text:style-name="Preformatted_20_Text">data/aero/timestep_info/00055/u_ext/00002</text:p>
      <text:p text:style-name="Preformatted_20_Text">data/aero/timestep_info/00055/u_ext/00003</text:p>
      <text:p text:style-name="Preformatted_20_Text">data/aero/timestep_info/00055/u_ext/_read_as</text:p>
      <text:p text:style-name="Preformatted_20_Text">data/aero/timestep_info/00055/u_ext_star/00000</text:p>
      <text:p text:style-name="Preformatted_20_Text">data/aero/timestep_info/00055/u_ext_star/00001</text:p>
      <text:p text:style-name="Preformatted_20_Text">data/aero/timestep_info/00055/u_ext_star/00002</text:p>
      <text:p text:style-name="Preformatted_20_Text">data/aero/timestep_info/00055/u_ext_star/00003</text:p>
      <text:p text:style-name="Preformatted_20_Text">data/aero/timestep_info/00055/u_ext_star/_read_as</text:p>
      <text:p text:style-name="Preformatted_20_Text">data/aero/timestep_info/00055/wake_conv_vel/00000</text:p>
      <text:p text:style-name="Preformatted_20_Text">data/aero/timestep_info/00055/wake_conv_vel/00001</text:p>
      <text:p text:style-name="Preformatted_20_Text">data/aero/timestep_info/00055/wake_conv_vel/00002</text:p>
      <text:p text:style-name="Preformatted_20_Text">data/aero/timestep_info/00055/wake_conv_vel/00003</text:p>
      <text:p text:style-name="Preformatted_20_Text">data/aero/timestep_info/00055/wake_conv_vel/_read_as</text:p>
      <text:p text:style-name="Preformatted_20_Text">data/aero/timestep_info/00055/zeta/00000</text:p>
      <text:p text:style-name="Preformatted_20_Text">data/aero/timestep_info/00055/zeta/00001</text:p>
      <text:p text:style-name="Preformatted_20_Text">data/aero/timestep_info/00055/zeta/00002</text:p>
      <text:p text:style-name="Preformatted_20_Text">data/aero/timestep_info/00055/zeta/00003</text:p>
      <text:p text:style-name="Preformatted_20_Text">data/aero/timestep_info/00055/zeta/_read_as</text:p>
      <text:p text:style-name="Preformatted_20_Text">data/aero/timestep_info/00055/zeta_dot/00000</text:p>
      <text:p text:style-name="Preformatted_20_Text">data/aero/timestep_info/00055/zeta_dot/00001</text:p>
      <text:p text:style-name="Preformatted_20_Text">data/aero/timestep_info/00055/zeta_dot/00002</text:p>
      <text:p text:style-name="Preformatted_20_Text">data/aero/timestep_info/00055/zeta_dot/00003</text:p>
      <text:p text:style-name="Preformatted_20_Text">data/aero/timestep_info/00055/zeta_dot/_read_as</text:p>
      <text:p text:style-name="Preformatted_20_Text">data/aero/timestep_info/00055/zeta_star/00000</text:p>
      <text:p text:style-name="Preformatted_20_Text">data/aero/timestep_info/00055/zeta_star/00001</text:p>
      <text:p text:style-name="Preformatted_20_Text">data/aero/timestep_info/00055/zeta_star/00002</text:p>
      <text:p text:style-name="Preformatted_20_Text">data/aero/timestep_info/00055/zeta_star/00003</text:p>
      <text:p text:style-name="Preformatted_20_Text">data/aero/timestep_info/00055/zeta_star/_read_as</text:p>
      <text:p text:style-name="Preformatted_20_Text">data/aero/timestep_info/00056/_read_as</text:p>
      <text:p text:style-name="Preformatted_20_Text">data/aero/timestep_info/00056/body_steady_forces</text:p>
      <text:p text:style-name="Preformatted_20_Text">data/aero/timestep_info/00056/body_unsteady_forces</text:p>
      <text:p text:style-name="Preformatted_20_Text"><text:soft-page-break/>data/aero/timestep_info/00056/control_surface_deflection</text:p>
      <text:p text:style-name="Preformatted_20_Text">data/aero/timestep_info/00056/ct_dimensions</text:p>
      <text:p text:style-name="Preformatted_20_Text">data/aero/timestep_info/00056/ct_dimensions_star</text:p>
      <text:p text:style-name="Preformatted_20_Text">data/aero/timestep_info/00056/dimensions</text:p>
      <text:p text:style-name="Preformatted_20_Text">data/aero/timestep_info/00056/dimensions_star</text:p>
      <text:p text:style-name="Preformatted_20_Text">data/aero/timestep_info/00056/dist_to_orig/00000</text:p>
      <text:p text:style-name="Preformatted_20_Text">data/aero/timestep_info/00056/dist_to_orig/00001</text:p>
      <text:p text:style-name="Preformatted_20_Text">data/aero/timestep_info/00056/dist_to_orig/00002</text:p>
      <text:p text:style-name="Preformatted_20_Text">data/aero/timestep_info/00056/dist_to_orig/00003</text:p>
      <text:p text:style-name="Preformatted_20_Text">data/aero/timestep_info/00056/dist_to_orig/_read_as</text:p>
      <text:p text:style-name="Preformatted_20_Text">data/aero/timestep_info/00056/dynamic_forces/00000</text:p>
      <text:p text:style-name="Preformatted_20_Text">data/aero/timestep_info/00056/dynamic_forces/00001</text:p>
      <text:p text:style-name="Preformatted_20_Text">data/aero/timestep_info/00056/dynamic_forces/00002</text:p>
      <text:p text:style-name="Preformatted_20_Text">data/aero/timestep_info/00056/dynamic_forces/00003</text:p>
      <text:p text:style-name="Preformatted_20_Text">data/aero/timestep_info/00056/dynamic_forces/_read_as</text:p>
      <text:p text:style-name="Preformatted_20_Text">data/aero/timestep_info/00056/flag_zeta_phantom</text:p>
      <text:p text:style-name="Preformatted_20_Text">data/aero/timestep_info/00056/forces/00000</text:p>
      <text:p text:style-name="Preformatted_20_Text">data/aero/timestep_info/00056/forces/00001</text:p>
      <text:p text:style-name="Preformatted_20_Text">data/aero/timestep_info/00056/forces/00002</text:p>
      <text:p text:style-name="Preformatted_20_Text">data/aero/timestep_info/00056/forces/00003</text:p>
      <text:p text:style-name="Preformatted_20_Text">data/aero/timestep_info/00056/forces/_read_as</text:p>
      <text:p text:style-name="Preformatted_20_Text">data/aero/timestep_info/00056/gamma/00000</text:p>
      <text:p text:style-name="Preformatted_20_Text">data/aero/timestep_info/00056/gamma/00001</text:p>
      <text:p text:style-name="Preformatted_20_Text">data/aero/timestep_info/00056/gamma/00002</text:p>
      <text:p text:style-name="Preformatted_20_Text">data/aero/timestep_info/00056/gamma/00003</text:p>
      <text:p text:style-name="Preformatted_20_Text">data/aero/timestep_info/00056/gamma/_read_as</text:p>
      <text:p text:style-name="Preformatted_20_Text">data/aero/timestep_info/00056/gamma_dot/00000</text:p>
      <text:p text:style-name="Preformatted_20_Text">data/aero/timestep_info/00056/gamma_dot/00001</text:p>
      <text:p text:style-name="Preformatted_20_Text">data/aero/timestep_info/00056/gamma_dot/00002</text:p>
      <text:p text:style-name="Preformatted_20_Text">data/aero/timestep_info/00056/gamma_dot/00003</text:p>
      <text:p text:style-name="Preformatted_20_Text">data/aero/timestep_info/00056/gamma_dot/_read_as</text:p>
      <text:p text:style-name="Preformatted_20_Text">data/aero/timestep_info/00056/gamma_star/00000</text:p>
      <text:p text:style-name="Preformatted_20_Text">data/aero/timestep_info/00056/gamma_star/00001</text:p>
      <text:p text:style-name="Preformatted_20_Text">data/aero/timestep_info/00056/gamma_star/00002</text:p>
      <text:p text:style-name="Preformatted_20_Text">data/aero/timestep_info/00056/gamma_star/00003</text:p>
      <text:p text:style-name="Preformatted_20_Text">data/aero/timestep_info/00056/gamma_star/_read_as</text:p>
      <text:p text:style-name="Preformatted_20_Text">data/aero/timestep_info/00056/in_global_AFoR</text:p>
      <text:p text:style-name="Preformatted_20_Text">data/aero/timestep_info/00056/inertial_steady_forces</text:p>
      <text:p text:style-name="Preformatted_20_Text">data/aero/timestep_info/00056/inertial_unsteady_forces</text:p>
      <text:p text:style-name="Preformatted_20_Text">data/aero/timestep_info/00056/n_surf</text:p>
      <text:p text:style-name="Preformatted_20_Text">data/aero/timestep_info/00056/normals/00000</text:p>
      <text:p text:style-name="Preformatted_20_Text">data/aero/timestep_info/00056/normals/00001</text:p>
      <text:p text:style-name="Preformatted_20_Text">data/aero/timestep_info/00056/normals/00002</text:p>
      <text:p text:style-name="Preformatted_20_Text">data/aero/timestep_info/00056/normals/00003</text:p>
      <text:p text:style-name="Preformatted_20_Text">data/aero/timestep_info/00056/normals/_read_as</text:p>
      <text:p text:style-name="Preformatted_20_Text">data/aero/timestep_info/00056/postproc_cell/_read_as</text:p>
      <text:p text:style-name="Preformatted_20_Text">data/aero/timestep_info/00056/postproc_node/_read_as</text:p>
      <text:p text:style-name="Preformatted_20_Text">data/aero/timestep_info/00056/u_ext/00000</text:p>
      <text:p text:style-name="Preformatted_20_Text">data/aero/timestep_info/00056/u_ext/00001</text:p>
      <text:p text:style-name="Preformatted_20_Text">data/aero/timestep_info/00056/u_ext/00002</text:p>
      <text:p text:style-name="Preformatted_20_Text">data/aero/timestep_info/00056/u_ext/00003</text:p>
      <text:p text:style-name="Preformatted_20_Text">data/aero/timestep_info/00056/u_ext/_read_as</text:p>
      <text:p text:style-name="Preformatted_20_Text">data/aero/timestep_info/00056/u_ext_star/00000</text:p>
      <text:p text:style-name="Preformatted_20_Text">data/aero/timestep_info/00056/u_ext_star/00001</text:p>
      <text:p text:style-name="Preformatted_20_Text">data/aero/timestep_info/00056/u_ext_star/00002</text:p>
      <text:p text:style-name="Preformatted_20_Text">data/aero/timestep_info/00056/u_ext_star/00003</text:p>
      <text:p text:style-name="Preformatted_20_Text">data/aero/timestep_info/00056/u_ext_star/_read_as</text:p>
      <text:p text:style-name="Preformatted_20_Text">data/aero/timestep_info/00056/wake_conv_vel/00000</text:p>
      <text:p text:style-name="Preformatted_20_Text">data/aero/timestep_info/00056/wake_conv_vel/00001</text:p>
      <text:p text:style-name="Preformatted_20_Text">data/aero/timestep_info/00056/wake_conv_vel/00002</text:p>
      <text:p text:style-name="Preformatted_20_Text">data/aero/timestep_info/00056/wake_conv_vel/00003</text:p>
      <text:p text:style-name="Preformatted_20_Text">data/aero/timestep_info/00056/wake_conv_vel/_read_as</text:p>
      <text:p text:style-name="Preformatted_20_Text">data/aero/timestep_info/00056/zeta/00000</text:p>
      <text:p text:style-name="Preformatted_20_Text">data/aero/timestep_info/00056/zeta/00001</text:p>
      <text:p text:style-name="Preformatted_20_Text"><text:soft-page-break/>data/aero/timestep_info/00056/zeta/00002</text:p>
      <text:p text:style-name="Preformatted_20_Text">data/aero/timestep_info/00056/zeta/00003</text:p>
      <text:p text:style-name="Preformatted_20_Text">data/aero/timestep_info/00056/zeta/_read_as</text:p>
      <text:p text:style-name="Preformatted_20_Text">data/aero/timestep_info/00056/zeta_dot/00000</text:p>
      <text:p text:style-name="Preformatted_20_Text">data/aero/timestep_info/00056/zeta_dot/00001</text:p>
      <text:p text:style-name="Preformatted_20_Text">data/aero/timestep_info/00056/zeta_dot/00002</text:p>
      <text:p text:style-name="Preformatted_20_Text">data/aero/timestep_info/00056/zeta_dot/00003</text:p>
      <text:p text:style-name="Preformatted_20_Text">data/aero/timestep_info/00056/zeta_dot/_read_as</text:p>
      <text:p text:style-name="Preformatted_20_Text">data/aero/timestep_info/00056/zeta_star/00000</text:p>
      <text:p text:style-name="Preformatted_20_Text">data/aero/timestep_info/00056/zeta_star/00001</text:p>
      <text:p text:style-name="Preformatted_20_Text">data/aero/timestep_info/00056/zeta_star/00002</text:p>
      <text:p text:style-name="Preformatted_20_Text">data/aero/timestep_info/00056/zeta_star/00003</text:p>
      <text:p text:style-name="Preformatted_20_Text">data/aero/timestep_info/00056/zeta_star/_read_as</text:p>
      <text:p text:style-name="Preformatted_20_Text">data/aero/timestep_info/00057/_read_as</text:p>
      <text:p text:style-name="Preformatted_20_Text">data/aero/timestep_info/00057/body_steady_forces</text:p>
      <text:p text:style-name="Preformatted_20_Text">data/aero/timestep_info/00057/body_unsteady_forces</text:p>
      <text:p text:style-name="Preformatted_20_Text">data/aero/timestep_info/00057/control_surface_deflection</text:p>
      <text:p text:style-name="Preformatted_20_Text">data/aero/timestep_info/00057/ct_dimensions</text:p>
      <text:p text:style-name="Preformatted_20_Text">data/aero/timestep_info/00057/ct_dimensions_star</text:p>
      <text:p text:style-name="Preformatted_20_Text">data/aero/timestep_info/00057/dimensions</text:p>
      <text:p text:style-name="Preformatted_20_Text">data/aero/timestep_info/00057/dimensions_star</text:p>
      <text:p text:style-name="Preformatted_20_Text">data/aero/timestep_info/00057/dist_to_orig/00000</text:p>
      <text:p text:style-name="Preformatted_20_Text">data/aero/timestep_info/00057/dist_to_orig/00001</text:p>
      <text:p text:style-name="Preformatted_20_Text">data/aero/timestep_info/00057/dist_to_orig/00002</text:p>
      <text:p text:style-name="Preformatted_20_Text">data/aero/timestep_info/00057/dist_to_orig/00003</text:p>
      <text:p text:style-name="Preformatted_20_Text">data/aero/timestep_info/00057/dist_to_orig/_read_as</text:p>
      <text:p text:style-name="Preformatted_20_Text">data/aero/timestep_info/00057/dynamic_forces/00000</text:p>
      <text:p text:style-name="Preformatted_20_Text">data/aero/timestep_info/00057/dynamic_forces/00001</text:p>
      <text:p text:style-name="Preformatted_20_Text">data/aero/timestep_info/00057/dynamic_forces/00002</text:p>
      <text:p text:style-name="Preformatted_20_Text">data/aero/timestep_info/00057/dynamic_forces/00003</text:p>
      <text:p text:style-name="Preformatted_20_Text">data/aero/timestep_info/00057/dynamic_forces/_read_as</text:p>
      <text:p text:style-name="Preformatted_20_Text">data/aero/timestep_info/00057/flag_zeta_phantom</text:p>
      <text:p text:style-name="Preformatted_20_Text">data/aero/timestep_info/00057/forces/00000</text:p>
      <text:p text:style-name="Preformatted_20_Text">data/aero/timestep_info/00057/forces/00001</text:p>
      <text:p text:style-name="Preformatted_20_Text">data/aero/timestep_info/00057/forces/00002</text:p>
      <text:p text:style-name="Preformatted_20_Text">data/aero/timestep_info/00057/forces/00003</text:p>
      <text:p text:style-name="Preformatted_20_Text">data/aero/timestep_info/00057/forces/_read_as</text:p>
      <text:p text:style-name="Preformatted_20_Text">data/aero/timestep_info/00057/gamma/00000</text:p>
      <text:p text:style-name="Preformatted_20_Text">data/aero/timestep_info/00057/gamma/00001</text:p>
      <text:p text:style-name="Preformatted_20_Text">data/aero/timestep_info/00057/gamma/00002</text:p>
      <text:p text:style-name="Preformatted_20_Text">data/aero/timestep_info/00057/gamma/00003</text:p>
      <text:p text:style-name="Preformatted_20_Text">data/aero/timestep_info/00057/gamma/_read_as</text:p>
      <text:p text:style-name="Preformatted_20_Text">data/aero/timestep_info/00057/gamma_dot/00000</text:p>
      <text:p text:style-name="Preformatted_20_Text">data/aero/timestep_info/00057/gamma_dot/00001</text:p>
      <text:p text:style-name="Preformatted_20_Text">data/aero/timestep_info/00057/gamma_dot/00002</text:p>
      <text:p text:style-name="Preformatted_20_Text">data/aero/timestep_info/00057/gamma_dot/00003</text:p>
      <text:p text:style-name="Preformatted_20_Text">data/aero/timestep_info/00057/gamma_dot/_read_as</text:p>
      <text:p text:style-name="Preformatted_20_Text">data/aero/timestep_info/00057/gamma_star/00000</text:p>
      <text:p text:style-name="Preformatted_20_Text">data/aero/timestep_info/00057/gamma_star/00001</text:p>
      <text:p text:style-name="Preformatted_20_Text">data/aero/timestep_info/00057/gamma_star/00002</text:p>
      <text:p text:style-name="Preformatted_20_Text">data/aero/timestep_info/00057/gamma_star/00003</text:p>
      <text:p text:style-name="Preformatted_20_Text">data/aero/timestep_info/00057/gamma_star/_read_as</text:p>
      <text:p text:style-name="Preformatted_20_Text">data/aero/timestep_info/00057/in_global_AFoR</text:p>
      <text:p text:style-name="Preformatted_20_Text">data/aero/timestep_info/00057/inertial_steady_forces</text:p>
      <text:p text:style-name="Preformatted_20_Text">data/aero/timestep_info/00057/inertial_unsteady_forces</text:p>
      <text:p text:style-name="Preformatted_20_Text">data/aero/timestep_info/00057/n_surf</text:p>
      <text:p text:style-name="Preformatted_20_Text">data/aero/timestep_info/00057/normals/00000</text:p>
      <text:p text:style-name="Preformatted_20_Text">data/aero/timestep_info/00057/normals/00001</text:p>
      <text:p text:style-name="Preformatted_20_Text">data/aero/timestep_info/00057/normals/00002</text:p>
      <text:p text:style-name="Preformatted_20_Text">data/aero/timestep_info/00057/normals/00003</text:p>
      <text:p text:style-name="Preformatted_20_Text">data/aero/timestep_info/00057/normals/_read_as</text:p>
      <text:p text:style-name="Preformatted_20_Text">data/aero/timestep_info/00057/postproc_cell/_read_as</text:p>
      <text:p text:style-name="Preformatted_20_Text">data/aero/timestep_info/00057/postproc_node/_read_as</text:p>
      <text:p text:style-name="Preformatted_20_Text">data/aero/timestep_info/00057/u_ext/00000</text:p>
      <text:p text:style-name="Preformatted_20_Text"><text:soft-page-break/>data/aero/timestep_info/00057/u_ext/00001</text:p>
      <text:p text:style-name="Preformatted_20_Text">data/aero/timestep_info/00057/u_ext/00002</text:p>
      <text:p text:style-name="Preformatted_20_Text">data/aero/timestep_info/00057/u_ext/00003</text:p>
      <text:p text:style-name="Preformatted_20_Text">data/aero/timestep_info/00057/u_ext/_read_as</text:p>
      <text:p text:style-name="Preformatted_20_Text">data/aero/timestep_info/00057/u_ext_star/00000</text:p>
      <text:p text:style-name="Preformatted_20_Text">data/aero/timestep_info/00057/u_ext_star/00001</text:p>
      <text:p text:style-name="Preformatted_20_Text">data/aero/timestep_info/00057/u_ext_star/00002</text:p>
      <text:p text:style-name="Preformatted_20_Text">data/aero/timestep_info/00057/u_ext_star/00003</text:p>
      <text:p text:style-name="Preformatted_20_Text">data/aero/timestep_info/00057/u_ext_star/_read_as</text:p>
      <text:p text:style-name="Preformatted_20_Text">data/aero/timestep_info/00057/wake_conv_vel/00000</text:p>
      <text:p text:style-name="Preformatted_20_Text">data/aero/timestep_info/00057/wake_conv_vel/00001</text:p>
      <text:p text:style-name="Preformatted_20_Text">data/aero/timestep_info/00057/wake_conv_vel/00002</text:p>
      <text:p text:style-name="Preformatted_20_Text">data/aero/timestep_info/00057/wake_conv_vel/00003</text:p>
      <text:p text:style-name="Preformatted_20_Text">data/aero/timestep_info/00057/wake_conv_vel/_read_as</text:p>
      <text:p text:style-name="Preformatted_20_Text">data/aero/timestep_info/00057/zeta/00000</text:p>
      <text:p text:style-name="Preformatted_20_Text">data/aero/timestep_info/00057/zeta/00001</text:p>
      <text:p text:style-name="Preformatted_20_Text">data/aero/timestep_info/00057/zeta/00002</text:p>
      <text:p text:style-name="Preformatted_20_Text">data/aero/timestep_info/00057/zeta/00003</text:p>
      <text:p text:style-name="Preformatted_20_Text">data/aero/timestep_info/00057/zeta/_read_as</text:p>
      <text:p text:style-name="Preformatted_20_Text">data/aero/timestep_info/00057/zeta_dot/00000</text:p>
      <text:p text:style-name="Preformatted_20_Text">data/aero/timestep_info/00057/zeta_dot/00001</text:p>
      <text:p text:style-name="Preformatted_20_Text">data/aero/timestep_info/00057/zeta_dot/00002</text:p>
      <text:p text:style-name="Preformatted_20_Text">data/aero/timestep_info/00057/zeta_dot/00003</text:p>
      <text:p text:style-name="Preformatted_20_Text">data/aero/timestep_info/00057/zeta_dot/_read_as</text:p>
      <text:p text:style-name="Preformatted_20_Text">data/aero/timestep_info/00057/zeta_star/00000</text:p>
      <text:p text:style-name="Preformatted_20_Text">data/aero/timestep_info/00057/zeta_star/00001</text:p>
      <text:p text:style-name="Preformatted_20_Text">data/aero/timestep_info/00057/zeta_star/00002</text:p>
      <text:p text:style-name="Preformatted_20_Text">data/aero/timestep_info/00057/zeta_star/00003</text:p>
      <text:p text:style-name="Preformatted_20_Text">data/aero/timestep_info/00057/zeta_star/_read_as</text:p>
      <text:p text:style-name="Preformatted_20_Text">data/aero/timestep_info/00058/_read_as</text:p>
      <text:p text:style-name="Preformatted_20_Text">data/aero/timestep_info/00058/body_steady_forces</text:p>
      <text:p text:style-name="Preformatted_20_Text">data/aero/timestep_info/00058/body_unsteady_forces</text:p>
      <text:p text:style-name="Preformatted_20_Text">data/aero/timestep_info/00058/control_surface_deflection</text:p>
      <text:p text:style-name="Preformatted_20_Text">data/aero/timestep_info/00058/ct_dimensions</text:p>
      <text:p text:style-name="Preformatted_20_Text">data/aero/timestep_info/00058/ct_dimensions_star</text:p>
      <text:p text:style-name="Preformatted_20_Text">data/aero/timestep_info/00058/dimensions</text:p>
      <text:p text:style-name="Preformatted_20_Text">data/aero/timestep_info/00058/dimensions_star</text:p>
      <text:p text:style-name="Preformatted_20_Text">data/aero/timestep_info/00058/dist_to_orig/00000</text:p>
      <text:p text:style-name="Preformatted_20_Text">data/aero/timestep_info/00058/dist_to_orig/00001</text:p>
      <text:p text:style-name="Preformatted_20_Text">data/aero/timestep_info/00058/dist_to_orig/00002</text:p>
      <text:p text:style-name="Preformatted_20_Text">data/aero/timestep_info/00058/dist_to_orig/00003</text:p>
      <text:p text:style-name="Preformatted_20_Text">data/aero/timestep_info/00058/dist_to_orig/_read_as</text:p>
      <text:p text:style-name="Preformatted_20_Text">data/aero/timestep_info/00058/dynamic_forces/00000</text:p>
      <text:p text:style-name="Preformatted_20_Text">data/aero/timestep_info/00058/dynamic_forces/00001</text:p>
      <text:p text:style-name="Preformatted_20_Text">data/aero/timestep_info/00058/dynamic_forces/00002</text:p>
      <text:p text:style-name="Preformatted_20_Text">data/aero/timestep_info/00058/dynamic_forces/00003</text:p>
      <text:p text:style-name="Preformatted_20_Text">data/aero/timestep_info/00058/dynamic_forces/_read_as</text:p>
      <text:p text:style-name="Preformatted_20_Text">data/aero/timestep_info/00058/flag_zeta_phantom</text:p>
      <text:p text:style-name="Preformatted_20_Text">data/aero/timestep_info/00058/forces/00000</text:p>
      <text:p text:style-name="Preformatted_20_Text">data/aero/timestep_info/00058/forces/00001</text:p>
      <text:p text:style-name="Preformatted_20_Text">data/aero/timestep_info/00058/forces/00002</text:p>
      <text:p text:style-name="Preformatted_20_Text">data/aero/timestep_info/00058/forces/00003</text:p>
      <text:p text:style-name="Preformatted_20_Text">data/aero/timestep_info/00058/forces/_read_as</text:p>
      <text:p text:style-name="Preformatted_20_Text">data/aero/timestep_info/00058/gamma/00000</text:p>
      <text:p text:style-name="Preformatted_20_Text">data/aero/timestep_info/00058/gamma/00001</text:p>
      <text:p text:style-name="Preformatted_20_Text">data/aero/timestep_info/00058/gamma/00002</text:p>
      <text:p text:style-name="Preformatted_20_Text">data/aero/timestep_info/00058/gamma/00003</text:p>
      <text:p text:style-name="Preformatted_20_Text">data/aero/timestep_info/00058/gamma/_read_as</text:p>
      <text:p text:style-name="Preformatted_20_Text">data/aero/timestep_info/00058/gamma_dot/00000</text:p>
      <text:p text:style-name="Preformatted_20_Text">data/aero/timestep_info/00058/gamma_dot/00001</text:p>
      <text:p text:style-name="Preformatted_20_Text">data/aero/timestep_info/00058/gamma_dot/00002</text:p>
      <text:p text:style-name="Preformatted_20_Text">data/aero/timestep_info/00058/gamma_dot/00003</text:p>
      <text:p text:style-name="Preformatted_20_Text">data/aero/timestep_info/00058/gamma_dot/_read_as</text:p>
      <text:p text:style-name="Preformatted_20_Text">data/aero/timestep_info/00058/gamma_star/00000</text:p>
      <text:p text:style-name="Preformatted_20_Text"><text:soft-page-break/>data/aero/timestep_info/00058/gamma_star/00001</text:p>
      <text:p text:style-name="Preformatted_20_Text">data/aero/timestep_info/00058/gamma_star/00002</text:p>
      <text:p text:style-name="Preformatted_20_Text">data/aero/timestep_info/00058/gamma_star/00003</text:p>
      <text:p text:style-name="Preformatted_20_Text">data/aero/timestep_info/00058/gamma_star/_read_as</text:p>
      <text:p text:style-name="Preformatted_20_Text">data/aero/timestep_info/00058/in_global_AFoR</text:p>
      <text:p text:style-name="Preformatted_20_Text">data/aero/timestep_info/00058/inertial_steady_forces</text:p>
      <text:p text:style-name="Preformatted_20_Text">data/aero/timestep_info/00058/inertial_unsteady_forces</text:p>
      <text:p text:style-name="Preformatted_20_Text">data/aero/timestep_info/00058/n_surf</text:p>
      <text:p text:style-name="Preformatted_20_Text">data/aero/timestep_info/00058/normals/00000</text:p>
      <text:p text:style-name="Preformatted_20_Text">data/aero/timestep_info/00058/normals/00001</text:p>
      <text:p text:style-name="Preformatted_20_Text">data/aero/timestep_info/00058/normals/00002</text:p>
      <text:p text:style-name="Preformatted_20_Text">data/aero/timestep_info/00058/normals/00003</text:p>
      <text:p text:style-name="Preformatted_20_Text">data/aero/timestep_info/00058/normals/_read_as</text:p>
      <text:p text:style-name="Preformatted_20_Text">data/aero/timestep_info/00058/postproc_cell/_read_as</text:p>
      <text:p text:style-name="Preformatted_20_Text">data/aero/timestep_info/00058/postproc_node/_read_as</text:p>
      <text:p text:style-name="Preformatted_20_Text">data/aero/timestep_info/00058/u_ext/00000</text:p>
      <text:p text:style-name="Preformatted_20_Text">data/aero/timestep_info/00058/u_ext/00001</text:p>
      <text:p text:style-name="Preformatted_20_Text">data/aero/timestep_info/00058/u_ext/00002</text:p>
      <text:p text:style-name="Preformatted_20_Text">data/aero/timestep_info/00058/u_ext/00003</text:p>
      <text:p text:style-name="Preformatted_20_Text">data/aero/timestep_info/00058/u_ext/_read_as</text:p>
      <text:p text:style-name="Preformatted_20_Text">data/aero/timestep_info/00058/u_ext_star/00000</text:p>
      <text:p text:style-name="Preformatted_20_Text">data/aero/timestep_info/00058/u_ext_star/00001</text:p>
      <text:p text:style-name="Preformatted_20_Text">data/aero/timestep_info/00058/u_ext_star/00002</text:p>
      <text:p text:style-name="Preformatted_20_Text">data/aero/timestep_info/00058/u_ext_star/00003</text:p>
      <text:p text:style-name="Preformatted_20_Text">data/aero/timestep_info/00058/u_ext_star/_read_as</text:p>
      <text:p text:style-name="Preformatted_20_Text">data/aero/timestep_info/00058/wake_conv_vel/00000</text:p>
      <text:p text:style-name="Preformatted_20_Text">data/aero/timestep_info/00058/wake_conv_vel/00001</text:p>
      <text:p text:style-name="Preformatted_20_Text">data/aero/timestep_info/00058/wake_conv_vel/00002</text:p>
      <text:p text:style-name="Preformatted_20_Text">data/aero/timestep_info/00058/wake_conv_vel/00003</text:p>
      <text:p text:style-name="Preformatted_20_Text">data/aero/timestep_info/00058/wake_conv_vel/_read_as</text:p>
      <text:p text:style-name="Preformatted_20_Text">data/aero/timestep_info/00058/zeta/00000</text:p>
      <text:p text:style-name="Preformatted_20_Text">data/aero/timestep_info/00058/zeta/00001</text:p>
      <text:p text:style-name="Preformatted_20_Text">data/aero/timestep_info/00058/zeta/00002</text:p>
      <text:p text:style-name="Preformatted_20_Text">data/aero/timestep_info/00058/zeta/00003</text:p>
      <text:p text:style-name="Preformatted_20_Text">data/aero/timestep_info/00058/zeta/_read_as</text:p>
      <text:p text:style-name="Preformatted_20_Text">data/aero/timestep_info/00058/zeta_dot/00000</text:p>
      <text:p text:style-name="Preformatted_20_Text">data/aero/timestep_info/00058/zeta_dot/00001</text:p>
      <text:p text:style-name="Preformatted_20_Text">data/aero/timestep_info/00058/zeta_dot/00002</text:p>
      <text:p text:style-name="Preformatted_20_Text">data/aero/timestep_info/00058/zeta_dot/00003</text:p>
      <text:p text:style-name="Preformatted_20_Text">data/aero/timestep_info/00058/zeta_dot/_read_as</text:p>
      <text:p text:style-name="Preformatted_20_Text">data/aero/timestep_info/00058/zeta_star/00000</text:p>
      <text:p text:style-name="Preformatted_20_Text">data/aero/timestep_info/00058/zeta_star/00001</text:p>
      <text:p text:style-name="Preformatted_20_Text">data/aero/timestep_info/00058/zeta_star/00002</text:p>
      <text:p text:style-name="Preformatted_20_Text">data/aero/timestep_info/00058/zeta_star/00003</text:p>
      <text:p text:style-name="Preformatted_20_Text">data/aero/timestep_info/00058/zeta_star/_read_as</text:p>
      <text:p text:style-name="Preformatted_20_Text">data/aero/timestep_info/00059/_read_as</text:p>
      <text:p text:style-name="Preformatted_20_Text">data/aero/timestep_info/00059/body_steady_forces</text:p>
      <text:p text:style-name="Preformatted_20_Text">data/aero/timestep_info/00059/body_unsteady_forces</text:p>
      <text:p text:style-name="Preformatted_20_Text">data/aero/timestep_info/00059/control_surface_deflection</text:p>
      <text:p text:style-name="Preformatted_20_Text">data/aero/timestep_info/00059/ct_dimensions</text:p>
      <text:p text:style-name="Preformatted_20_Text">data/aero/timestep_info/00059/ct_dimensions_star</text:p>
      <text:p text:style-name="Preformatted_20_Text">data/aero/timestep_info/00059/dimensions</text:p>
      <text:p text:style-name="Preformatted_20_Text">data/aero/timestep_info/00059/dimensions_star</text:p>
      <text:p text:style-name="Preformatted_20_Text">data/aero/timestep_info/00059/dist_to_orig/00000</text:p>
      <text:p text:style-name="Preformatted_20_Text">data/aero/timestep_info/00059/dist_to_orig/00001</text:p>
      <text:p text:style-name="Preformatted_20_Text">data/aero/timestep_info/00059/dist_to_orig/00002</text:p>
      <text:p text:style-name="Preformatted_20_Text">data/aero/timestep_info/00059/dist_to_orig/00003</text:p>
      <text:p text:style-name="Preformatted_20_Text">data/aero/timestep_info/00059/dist_to_orig/_read_as</text:p>
      <text:p text:style-name="Preformatted_20_Text">data/aero/timestep_info/00059/dynamic_forces/00000</text:p>
      <text:p text:style-name="Preformatted_20_Text">data/aero/timestep_info/00059/dynamic_forces/00001</text:p>
      <text:p text:style-name="Preformatted_20_Text">data/aero/timestep_info/00059/dynamic_forces/00002</text:p>
      <text:p text:style-name="Preformatted_20_Text">data/aero/timestep_info/00059/dynamic_forces/00003</text:p>
      <text:p text:style-name="Preformatted_20_Text">data/aero/timestep_info/00059/dynamic_forces/_read_as</text:p>
      <text:p text:style-name="Preformatted_20_Text">data/aero/timestep_info/00059/flag_zeta_phantom</text:p>
      <text:p text:style-name="Preformatted_20_Text"><text:soft-page-break/>data/aero/timestep_info/00059/forces/00000</text:p>
      <text:p text:style-name="Preformatted_20_Text">data/aero/timestep_info/00059/forces/00001</text:p>
      <text:p text:style-name="Preformatted_20_Text">data/aero/timestep_info/00059/forces/00002</text:p>
      <text:p text:style-name="Preformatted_20_Text">data/aero/timestep_info/00059/forces/00003</text:p>
      <text:p text:style-name="Preformatted_20_Text">data/aero/timestep_info/00059/forces/_read_as</text:p>
      <text:p text:style-name="Preformatted_20_Text">data/aero/timestep_info/00059/gamma/00000</text:p>
      <text:p text:style-name="Preformatted_20_Text">data/aero/timestep_info/00059/gamma/00001</text:p>
      <text:p text:style-name="Preformatted_20_Text">data/aero/timestep_info/00059/gamma/00002</text:p>
      <text:p text:style-name="Preformatted_20_Text">data/aero/timestep_info/00059/gamma/00003</text:p>
      <text:p text:style-name="Preformatted_20_Text">data/aero/timestep_info/00059/gamma/_read_as</text:p>
      <text:p text:style-name="Preformatted_20_Text">data/aero/timestep_info/00059/gamma_dot/00000</text:p>
      <text:p text:style-name="Preformatted_20_Text">data/aero/timestep_info/00059/gamma_dot/00001</text:p>
      <text:p text:style-name="Preformatted_20_Text">data/aero/timestep_info/00059/gamma_dot/00002</text:p>
      <text:p text:style-name="Preformatted_20_Text">data/aero/timestep_info/00059/gamma_dot/00003</text:p>
      <text:p text:style-name="Preformatted_20_Text">data/aero/timestep_info/00059/gamma_dot/_read_as</text:p>
      <text:p text:style-name="Preformatted_20_Text">data/aero/timestep_info/00059/gamma_star/00000</text:p>
      <text:p text:style-name="Preformatted_20_Text">data/aero/timestep_info/00059/gamma_star/00001</text:p>
      <text:p text:style-name="Preformatted_20_Text">data/aero/timestep_info/00059/gamma_star/00002</text:p>
      <text:p text:style-name="Preformatted_20_Text">data/aero/timestep_info/00059/gamma_star/00003</text:p>
      <text:p text:style-name="Preformatted_20_Text">data/aero/timestep_info/00059/gamma_star/_read_as</text:p>
      <text:p text:style-name="Preformatted_20_Text">data/aero/timestep_info/00059/in_global_AFoR</text:p>
      <text:p text:style-name="Preformatted_20_Text">data/aero/timestep_info/00059/inertial_steady_forces</text:p>
      <text:p text:style-name="Preformatted_20_Text">data/aero/timestep_info/00059/inertial_unsteady_forces</text:p>
      <text:p text:style-name="Preformatted_20_Text">data/aero/timestep_info/00059/n_surf</text:p>
      <text:p text:style-name="Preformatted_20_Text">data/aero/timestep_info/00059/normals/00000</text:p>
      <text:p text:style-name="Preformatted_20_Text">data/aero/timestep_info/00059/normals/00001</text:p>
      <text:p text:style-name="Preformatted_20_Text">data/aero/timestep_info/00059/normals/00002</text:p>
      <text:p text:style-name="Preformatted_20_Text">data/aero/timestep_info/00059/normals/00003</text:p>
      <text:p text:style-name="Preformatted_20_Text">data/aero/timestep_info/00059/normals/_read_as</text:p>
      <text:p text:style-name="Preformatted_20_Text">data/aero/timestep_info/00059/postproc_cell/_read_as</text:p>
      <text:p text:style-name="Preformatted_20_Text">data/aero/timestep_info/00059/postproc_node/_read_as</text:p>
      <text:p text:style-name="Preformatted_20_Text">data/aero/timestep_info/00059/u_ext/00000</text:p>
      <text:p text:style-name="Preformatted_20_Text">data/aero/timestep_info/00059/u_ext/00001</text:p>
      <text:p text:style-name="Preformatted_20_Text">data/aero/timestep_info/00059/u_ext/00002</text:p>
      <text:p text:style-name="Preformatted_20_Text">data/aero/timestep_info/00059/u_ext/00003</text:p>
      <text:p text:style-name="Preformatted_20_Text">data/aero/timestep_info/00059/u_ext/_read_as</text:p>
      <text:p text:style-name="Preformatted_20_Text">data/aero/timestep_info/00059/u_ext_star/00000</text:p>
      <text:p text:style-name="Preformatted_20_Text">data/aero/timestep_info/00059/u_ext_star/00001</text:p>
      <text:p text:style-name="Preformatted_20_Text">data/aero/timestep_info/00059/u_ext_star/00002</text:p>
      <text:p text:style-name="Preformatted_20_Text">data/aero/timestep_info/00059/u_ext_star/00003</text:p>
      <text:p text:style-name="Preformatted_20_Text">data/aero/timestep_info/00059/u_ext_star/_read_as</text:p>
      <text:p text:style-name="Preformatted_20_Text">data/aero/timestep_info/00059/wake_conv_vel/00000</text:p>
      <text:p text:style-name="Preformatted_20_Text">data/aero/timestep_info/00059/wake_conv_vel/00001</text:p>
      <text:p text:style-name="Preformatted_20_Text">data/aero/timestep_info/00059/wake_conv_vel/00002</text:p>
      <text:p text:style-name="Preformatted_20_Text">data/aero/timestep_info/00059/wake_conv_vel/00003</text:p>
      <text:p text:style-name="Preformatted_20_Text">data/aero/timestep_info/00059/wake_conv_vel/_read_as</text:p>
      <text:p text:style-name="Preformatted_20_Text">data/aero/timestep_info/00059/zeta/00000</text:p>
      <text:p text:style-name="Preformatted_20_Text">data/aero/timestep_info/00059/zeta/00001</text:p>
      <text:p text:style-name="Preformatted_20_Text">data/aero/timestep_info/00059/zeta/00002</text:p>
      <text:p text:style-name="Preformatted_20_Text">data/aero/timestep_info/00059/zeta/00003</text:p>
      <text:p text:style-name="Preformatted_20_Text">data/aero/timestep_info/00059/zeta/_read_as</text:p>
      <text:p text:style-name="Preformatted_20_Text">data/aero/timestep_info/00059/zeta_dot/00000</text:p>
      <text:p text:style-name="Preformatted_20_Text">data/aero/timestep_info/00059/zeta_dot/00001</text:p>
      <text:p text:style-name="Preformatted_20_Text">data/aero/timestep_info/00059/zeta_dot/00002</text:p>
      <text:p text:style-name="Preformatted_20_Text">data/aero/timestep_info/00059/zeta_dot/00003</text:p>
      <text:p text:style-name="Preformatted_20_Text">data/aero/timestep_info/00059/zeta_dot/_read_as</text:p>
      <text:p text:style-name="Preformatted_20_Text">data/aero/timestep_info/00059/zeta_star/00000</text:p>
      <text:p text:style-name="Preformatted_20_Text">data/aero/timestep_info/00059/zeta_star/00001</text:p>
      <text:p text:style-name="Preformatted_20_Text">data/aero/timestep_info/00059/zeta_star/00002</text:p>
      <text:p text:style-name="Preformatted_20_Text">data/aero/timestep_info/00059/zeta_star/00003</text:p>
      <text:p text:style-name="Preformatted_20_Text">data/aero/timestep_info/00059/zeta_star/_read_as</text:p>
      <text:p text:style-name="Preformatted_20_Text">data/aero/timestep_info/00060/_read_as</text:p>
      <text:p text:style-name="Preformatted_20_Text">data/aero/timestep_info/00060/body_steady_forces</text:p>
      <text:p text:style-name="Preformatted_20_Text">data/aero/timestep_info/00060/body_unsteady_forces</text:p>
      <text:p text:style-name="Preformatted_20_Text"><text:soft-page-break/>data/aero/timestep_info/00060/control_surface_deflection</text:p>
      <text:p text:style-name="Preformatted_20_Text">data/aero/timestep_info/00060/ct_dimensions</text:p>
      <text:p text:style-name="Preformatted_20_Text">data/aero/timestep_info/00060/ct_dimensions_star</text:p>
      <text:p text:style-name="Preformatted_20_Text">data/aero/timestep_info/00060/dimensions</text:p>
      <text:p text:style-name="Preformatted_20_Text">data/aero/timestep_info/00060/dimensions_star</text:p>
      <text:p text:style-name="Preformatted_20_Text">data/aero/timestep_info/00060/dist_to_orig/00000</text:p>
      <text:p text:style-name="Preformatted_20_Text">data/aero/timestep_info/00060/dist_to_orig/00001</text:p>
      <text:p text:style-name="Preformatted_20_Text">data/aero/timestep_info/00060/dist_to_orig/00002</text:p>
      <text:p text:style-name="Preformatted_20_Text">data/aero/timestep_info/00060/dist_to_orig/00003</text:p>
      <text:p text:style-name="Preformatted_20_Text">data/aero/timestep_info/00060/dist_to_orig/_read_as</text:p>
      <text:p text:style-name="Preformatted_20_Text">data/aero/timestep_info/00060/dynamic_forces/00000</text:p>
      <text:p text:style-name="Preformatted_20_Text">data/aero/timestep_info/00060/dynamic_forces/00001</text:p>
      <text:p text:style-name="Preformatted_20_Text">data/aero/timestep_info/00060/dynamic_forces/00002</text:p>
      <text:p text:style-name="Preformatted_20_Text">data/aero/timestep_info/00060/dynamic_forces/00003</text:p>
      <text:p text:style-name="Preformatted_20_Text">data/aero/timestep_info/00060/dynamic_forces/_read_as</text:p>
      <text:p text:style-name="Preformatted_20_Text">data/aero/timestep_info/00060/flag_zeta_phantom</text:p>
      <text:p text:style-name="Preformatted_20_Text">data/aero/timestep_info/00060/forces/00000</text:p>
      <text:p text:style-name="Preformatted_20_Text">data/aero/timestep_info/00060/forces/00001</text:p>
      <text:p text:style-name="Preformatted_20_Text">data/aero/timestep_info/00060/forces/00002</text:p>
      <text:p text:style-name="Preformatted_20_Text">data/aero/timestep_info/00060/forces/00003</text:p>
      <text:p text:style-name="Preformatted_20_Text">data/aero/timestep_info/00060/forces/_read_as</text:p>
      <text:p text:style-name="Preformatted_20_Text">data/aero/timestep_info/00060/gamma/00000</text:p>
      <text:p text:style-name="Preformatted_20_Text">data/aero/timestep_info/00060/gamma/00001</text:p>
      <text:p text:style-name="Preformatted_20_Text">data/aero/timestep_info/00060/gamma/00002</text:p>
      <text:p text:style-name="Preformatted_20_Text">data/aero/timestep_info/00060/gamma/00003</text:p>
      <text:p text:style-name="Preformatted_20_Text">data/aero/timestep_info/00060/gamma/_read_as</text:p>
      <text:p text:style-name="Preformatted_20_Text">data/aero/timestep_info/00060/gamma_dot/00000</text:p>
      <text:p text:style-name="Preformatted_20_Text">data/aero/timestep_info/00060/gamma_dot/00001</text:p>
      <text:p text:style-name="Preformatted_20_Text">data/aero/timestep_info/00060/gamma_dot/00002</text:p>
      <text:p text:style-name="Preformatted_20_Text">data/aero/timestep_info/00060/gamma_dot/00003</text:p>
      <text:p text:style-name="Preformatted_20_Text">data/aero/timestep_info/00060/gamma_dot/_read_as</text:p>
      <text:p text:style-name="Preformatted_20_Text">data/aero/timestep_info/00060/gamma_star/00000</text:p>
      <text:p text:style-name="Preformatted_20_Text">data/aero/timestep_info/00060/gamma_star/00001</text:p>
      <text:p text:style-name="Preformatted_20_Text">data/aero/timestep_info/00060/gamma_star/00002</text:p>
      <text:p text:style-name="Preformatted_20_Text">data/aero/timestep_info/00060/gamma_star/00003</text:p>
      <text:p text:style-name="Preformatted_20_Text">data/aero/timestep_info/00060/gamma_star/_read_as</text:p>
      <text:p text:style-name="Preformatted_20_Text">data/aero/timestep_info/00060/in_global_AFoR</text:p>
      <text:p text:style-name="Preformatted_20_Text">data/aero/timestep_info/00060/inertial_steady_forces</text:p>
      <text:p text:style-name="Preformatted_20_Text">data/aero/timestep_info/00060/inertial_unsteady_forces</text:p>
      <text:p text:style-name="Preformatted_20_Text">data/aero/timestep_info/00060/n_surf</text:p>
      <text:p text:style-name="Preformatted_20_Text">data/aero/timestep_info/00060/normals/00000</text:p>
      <text:p text:style-name="Preformatted_20_Text">data/aero/timestep_info/00060/normals/00001</text:p>
      <text:p text:style-name="Preformatted_20_Text">data/aero/timestep_info/00060/normals/00002</text:p>
      <text:p text:style-name="Preformatted_20_Text">data/aero/timestep_info/00060/normals/00003</text:p>
      <text:p text:style-name="Preformatted_20_Text">data/aero/timestep_info/00060/normals/_read_as</text:p>
      <text:p text:style-name="Preformatted_20_Text">data/aero/timestep_info/00060/postproc_cell/_read_as</text:p>
      <text:p text:style-name="Preformatted_20_Text">data/aero/timestep_info/00060/postproc_node/_read_as</text:p>
      <text:p text:style-name="Preformatted_20_Text">data/aero/timestep_info/00060/u_ext/00000</text:p>
      <text:p text:style-name="Preformatted_20_Text">data/aero/timestep_info/00060/u_ext/00001</text:p>
      <text:p text:style-name="Preformatted_20_Text">data/aero/timestep_info/00060/u_ext/00002</text:p>
      <text:p text:style-name="Preformatted_20_Text">data/aero/timestep_info/00060/u_ext/00003</text:p>
      <text:p text:style-name="Preformatted_20_Text">data/aero/timestep_info/00060/u_ext/_read_as</text:p>
      <text:p text:style-name="Preformatted_20_Text">data/aero/timestep_info/00060/u_ext_star/00000</text:p>
      <text:p text:style-name="Preformatted_20_Text">data/aero/timestep_info/00060/u_ext_star/00001</text:p>
      <text:p text:style-name="Preformatted_20_Text">data/aero/timestep_info/00060/u_ext_star/00002</text:p>
      <text:p text:style-name="Preformatted_20_Text">data/aero/timestep_info/00060/u_ext_star/00003</text:p>
      <text:p text:style-name="Preformatted_20_Text">data/aero/timestep_info/00060/u_ext_star/_read_as</text:p>
      <text:p text:style-name="Preformatted_20_Text">data/aero/timestep_info/00060/wake_conv_vel/00000</text:p>
      <text:p text:style-name="Preformatted_20_Text">data/aero/timestep_info/00060/wake_conv_vel/00001</text:p>
      <text:p text:style-name="Preformatted_20_Text">data/aero/timestep_info/00060/wake_conv_vel/00002</text:p>
      <text:p text:style-name="Preformatted_20_Text">data/aero/timestep_info/00060/wake_conv_vel/00003</text:p>
      <text:p text:style-name="Preformatted_20_Text">data/aero/timestep_info/00060/wake_conv_vel/_read_as</text:p>
      <text:p text:style-name="Preformatted_20_Text">data/aero/timestep_info/00060/zeta/00000</text:p>
      <text:p text:style-name="Preformatted_20_Text">data/aero/timestep_info/00060/zeta/00001</text:p>
      <text:p text:style-name="Preformatted_20_Text"><text:soft-page-break/>data/aero/timestep_info/00060/zeta/00002</text:p>
      <text:p text:style-name="Preformatted_20_Text">data/aero/timestep_info/00060/zeta/00003</text:p>
      <text:p text:style-name="Preformatted_20_Text">data/aero/timestep_info/00060/zeta/_read_as</text:p>
      <text:p text:style-name="Preformatted_20_Text">data/aero/timestep_info/00060/zeta_dot/00000</text:p>
      <text:p text:style-name="Preformatted_20_Text">data/aero/timestep_info/00060/zeta_dot/00001</text:p>
      <text:p text:style-name="Preformatted_20_Text">data/aero/timestep_info/00060/zeta_dot/00002</text:p>
      <text:p text:style-name="Preformatted_20_Text">data/aero/timestep_info/00060/zeta_dot/00003</text:p>
      <text:p text:style-name="Preformatted_20_Text">data/aero/timestep_info/00060/zeta_dot/_read_as</text:p>
      <text:p text:style-name="Preformatted_20_Text">data/aero/timestep_info/00060/zeta_star/00000</text:p>
      <text:p text:style-name="Preformatted_20_Text">data/aero/timestep_info/00060/zeta_star/00001</text:p>
      <text:p text:style-name="Preformatted_20_Text">data/aero/timestep_info/00060/zeta_star/00002</text:p>
      <text:p text:style-name="Preformatted_20_Text">data/aero/timestep_info/00060/zeta_star/00003</text:p>
      <text:p text:style-name="Preformatted_20_Text">data/aero/timestep_info/00060/zeta_star/_read_as</text:p>
      <text:p text:style-name="Preformatted_20_Text">data/aero/timestep_info/00061/_read_as</text:p>
      <text:p text:style-name="Preformatted_20_Text">data/aero/timestep_info/00061/body_steady_forces</text:p>
      <text:p text:style-name="Preformatted_20_Text">data/aero/timestep_info/00061/body_unsteady_forces</text:p>
      <text:p text:style-name="Preformatted_20_Text">data/aero/timestep_info/00061/control_surface_deflection</text:p>
      <text:p text:style-name="Preformatted_20_Text">data/aero/timestep_info/00061/ct_dimensions</text:p>
      <text:p text:style-name="Preformatted_20_Text">data/aero/timestep_info/00061/ct_dimensions_star</text:p>
      <text:p text:style-name="Preformatted_20_Text">data/aero/timestep_info/00061/dimensions</text:p>
      <text:p text:style-name="Preformatted_20_Text">data/aero/timestep_info/00061/dimensions_star</text:p>
      <text:p text:style-name="Preformatted_20_Text">data/aero/timestep_info/00061/dist_to_orig/00000</text:p>
      <text:p text:style-name="Preformatted_20_Text">data/aero/timestep_info/00061/dist_to_orig/00001</text:p>
      <text:p text:style-name="Preformatted_20_Text">data/aero/timestep_info/00061/dist_to_orig/00002</text:p>
      <text:p text:style-name="Preformatted_20_Text">data/aero/timestep_info/00061/dist_to_orig/00003</text:p>
      <text:p text:style-name="Preformatted_20_Text">data/aero/timestep_info/00061/dist_to_orig/_read_as</text:p>
      <text:p text:style-name="Preformatted_20_Text">data/aero/timestep_info/00061/dynamic_forces/00000</text:p>
      <text:p text:style-name="Preformatted_20_Text">data/aero/timestep_info/00061/dynamic_forces/00001</text:p>
      <text:p text:style-name="Preformatted_20_Text">data/aero/timestep_info/00061/dynamic_forces/00002</text:p>
      <text:p text:style-name="Preformatted_20_Text">data/aero/timestep_info/00061/dynamic_forces/00003</text:p>
      <text:p text:style-name="Preformatted_20_Text">data/aero/timestep_info/00061/dynamic_forces/_read_as</text:p>
      <text:p text:style-name="Preformatted_20_Text">data/aero/timestep_info/00061/flag_zeta_phantom</text:p>
      <text:p text:style-name="Preformatted_20_Text">data/aero/timestep_info/00061/forces/00000</text:p>
      <text:p text:style-name="Preformatted_20_Text">data/aero/timestep_info/00061/forces/00001</text:p>
      <text:p text:style-name="Preformatted_20_Text">data/aero/timestep_info/00061/forces/00002</text:p>
      <text:p text:style-name="Preformatted_20_Text">data/aero/timestep_info/00061/forces/00003</text:p>
      <text:p text:style-name="Preformatted_20_Text">data/aero/timestep_info/00061/forces/_read_as</text:p>
      <text:p text:style-name="Preformatted_20_Text">data/aero/timestep_info/00061/gamma/00000</text:p>
      <text:p text:style-name="Preformatted_20_Text">data/aero/timestep_info/00061/gamma/00001</text:p>
      <text:p text:style-name="Preformatted_20_Text">data/aero/timestep_info/00061/gamma/00002</text:p>
      <text:p text:style-name="Preformatted_20_Text">data/aero/timestep_info/00061/gamma/00003</text:p>
      <text:p text:style-name="Preformatted_20_Text">data/aero/timestep_info/00061/gamma/_read_as</text:p>
      <text:p text:style-name="Preformatted_20_Text">data/aero/timestep_info/00061/gamma_dot/00000</text:p>
      <text:p text:style-name="Preformatted_20_Text">data/aero/timestep_info/00061/gamma_dot/00001</text:p>
      <text:p text:style-name="Preformatted_20_Text">data/aero/timestep_info/00061/gamma_dot/00002</text:p>
      <text:p text:style-name="Preformatted_20_Text">data/aero/timestep_info/00061/gamma_dot/00003</text:p>
      <text:p text:style-name="Preformatted_20_Text">data/aero/timestep_info/00061/gamma_dot/_read_as</text:p>
      <text:p text:style-name="Preformatted_20_Text">data/aero/timestep_info/00061/gamma_star/00000</text:p>
      <text:p text:style-name="Preformatted_20_Text">data/aero/timestep_info/00061/gamma_star/00001</text:p>
      <text:p text:style-name="Preformatted_20_Text">data/aero/timestep_info/00061/gamma_star/00002</text:p>
      <text:p text:style-name="Preformatted_20_Text">data/aero/timestep_info/00061/gamma_star/00003</text:p>
      <text:p text:style-name="Preformatted_20_Text">data/aero/timestep_info/00061/gamma_star/_read_as</text:p>
      <text:p text:style-name="Preformatted_20_Text">data/aero/timestep_info/00061/in_global_AFoR</text:p>
      <text:p text:style-name="Preformatted_20_Text">data/aero/timestep_info/00061/inertial_steady_forces</text:p>
      <text:p text:style-name="Preformatted_20_Text">data/aero/timestep_info/00061/inertial_unsteady_forces</text:p>
      <text:p text:style-name="Preformatted_20_Text">data/aero/timestep_info/00061/n_surf</text:p>
      <text:p text:style-name="Preformatted_20_Text">data/aero/timestep_info/00061/normals/00000</text:p>
      <text:p text:style-name="Preformatted_20_Text">data/aero/timestep_info/00061/normals/00001</text:p>
      <text:p text:style-name="Preformatted_20_Text">data/aero/timestep_info/00061/normals/00002</text:p>
      <text:p text:style-name="Preformatted_20_Text">data/aero/timestep_info/00061/normals/00003</text:p>
      <text:p text:style-name="Preformatted_20_Text">data/aero/timestep_info/00061/normals/_read_as</text:p>
      <text:p text:style-name="Preformatted_20_Text">data/aero/timestep_info/00061/postproc_cell/_read_as</text:p>
      <text:p text:style-name="Preformatted_20_Text">data/aero/timestep_info/00061/postproc_node/_read_as</text:p>
      <text:p text:style-name="Preformatted_20_Text">data/aero/timestep_info/00061/u_ext/00000</text:p>
      <text:p text:style-name="Preformatted_20_Text"><text:soft-page-break/>data/aero/timestep_info/00061/u_ext/00001</text:p>
      <text:p text:style-name="Preformatted_20_Text">data/aero/timestep_info/00061/u_ext/00002</text:p>
      <text:p text:style-name="Preformatted_20_Text">data/aero/timestep_info/00061/u_ext/00003</text:p>
      <text:p text:style-name="Preformatted_20_Text">data/aero/timestep_info/00061/u_ext/_read_as</text:p>
      <text:p text:style-name="Preformatted_20_Text">data/aero/timestep_info/00061/u_ext_star/00000</text:p>
      <text:p text:style-name="Preformatted_20_Text">data/aero/timestep_info/00061/u_ext_star/00001</text:p>
      <text:p text:style-name="Preformatted_20_Text">data/aero/timestep_info/00061/u_ext_star/00002</text:p>
      <text:p text:style-name="Preformatted_20_Text">data/aero/timestep_info/00061/u_ext_star/00003</text:p>
      <text:p text:style-name="Preformatted_20_Text">data/aero/timestep_info/00061/u_ext_star/_read_as</text:p>
      <text:p text:style-name="Preformatted_20_Text">data/aero/timestep_info/00061/wake_conv_vel/00000</text:p>
      <text:p text:style-name="Preformatted_20_Text">data/aero/timestep_info/00061/wake_conv_vel/00001</text:p>
      <text:p text:style-name="Preformatted_20_Text">data/aero/timestep_info/00061/wake_conv_vel/00002</text:p>
      <text:p text:style-name="Preformatted_20_Text">data/aero/timestep_info/00061/wake_conv_vel/00003</text:p>
      <text:p text:style-name="Preformatted_20_Text">data/aero/timestep_info/00061/wake_conv_vel/_read_as</text:p>
      <text:p text:style-name="Preformatted_20_Text">data/aero/timestep_info/00061/zeta/00000</text:p>
      <text:p text:style-name="Preformatted_20_Text">data/aero/timestep_info/00061/zeta/00001</text:p>
      <text:p text:style-name="Preformatted_20_Text">data/aero/timestep_info/00061/zeta/00002</text:p>
      <text:p text:style-name="Preformatted_20_Text">data/aero/timestep_info/00061/zeta/00003</text:p>
      <text:p text:style-name="Preformatted_20_Text">data/aero/timestep_info/00061/zeta/_read_as</text:p>
      <text:p text:style-name="Preformatted_20_Text">data/aero/timestep_info/00061/zeta_dot/00000</text:p>
      <text:p text:style-name="Preformatted_20_Text">data/aero/timestep_info/00061/zeta_dot/00001</text:p>
      <text:p text:style-name="Preformatted_20_Text">data/aero/timestep_info/00061/zeta_dot/00002</text:p>
      <text:p text:style-name="Preformatted_20_Text">data/aero/timestep_info/00061/zeta_dot/00003</text:p>
      <text:p text:style-name="Preformatted_20_Text">data/aero/timestep_info/00061/zeta_dot/_read_as</text:p>
      <text:p text:style-name="Preformatted_20_Text">data/aero/timestep_info/00061/zeta_star/00000</text:p>
      <text:p text:style-name="Preformatted_20_Text">data/aero/timestep_info/00061/zeta_star/00001</text:p>
      <text:p text:style-name="Preformatted_20_Text">data/aero/timestep_info/00061/zeta_star/00002</text:p>
      <text:p text:style-name="Preformatted_20_Text">data/aero/timestep_info/00061/zeta_star/00003</text:p>
      <text:p text:style-name="Preformatted_20_Text">data/aero/timestep_info/00061/zeta_star/_read_as</text:p>
      <text:p text:style-name="Preformatted_20_Text">data/aero/timestep_info/00062/_read_as</text:p>
      <text:p text:style-name="Preformatted_20_Text">data/aero/timestep_info/00062/body_steady_forces</text:p>
      <text:p text:style-name="Preformatted_20_Text">data/aero/timestep_info/00062/body_unsteady_forces</text:p>
      <text:p text:style-name="Preformatted_20_Text">data/aero/timestep_info/00062/control_surface_deflection</text:p>
      <text:p text:style-name="Preformatted_20_Text">data/aero/timestep_info/00062/ct_dimensions</text:p>
      <text:p text:style-name="Preformatted_20_Text">data/aero/timestep_info/00062/ct_dimensions_star</text:p>
      <text:p text:style-name="Preformatted_20_Text">data/aero/timestep_info/00062/dimensions</text:p>
      <text:p text:style-name="Preformatted_20_Text">data/aero/timestep_info/00062/dimensions_star</text:p>
      <text:p text:style-name="Preformatted_20_Text">data/aero/timestep_info/00062/dist_to_orig/00000</text:p>
      <text:p text:style-name="Preformatted_20_Text">data/aero/timestep_info/00062/dist_to_orig/00001</text:p>
      <text:p text:style-name="Preformatted_20_Text">data/aero/timestep_info/00062/dist_to_orig/00002</text:p>
      <text:p text:style-name="Preformatted_20_Text">data/aero/timestep_info/00062/dist_to_orig/00003</text:p>
      <text:p text:style-name="Preformatted_20_Text">data/aero/timestep_info/00062/dist_to_orig/_read_as</text:p>
      <text:p text:style-name="Preformatted_20_Text">data/aero/timestep_info/00062/dynamic_forces/00000</text:p>
      <text:p text:style-name="Preformatted_20_Text">data/aero/timestep_info/00062/dynamic_forces/00001</text:p>
      <text:p text:style-name="Preformatted_20_Text">data/aero/timestep_info/00062/dynamic_forces/00002</text:p>
      <text:p text:style-name="Preformatted_20_Text">data/aero/timestep_info/00062/dynamic_forces/00003</text:p>
      <text:p text:style-name="Preformatted_20_Text">data/aero/timestep_info/00062/dynamic_forces/_read_as</text:p>
      <text:p text:style-name="Preformatted_20_Text">data/aero/timestep_info/00062/flag_zeta_phantom</text:p>
      <text:p text:style-name="Preformatted_20_Text">data/aero/timestep_info/00062/forces/00000</text:p>
      <text:p text:style-name="Preformatted_20_Text">data/aero/timestep_info/00062/forces/00001</text:p>
      <text:p text:style-name="Preformatted_20_Text">data/aero/timestep_info/00062/forces/00002</text:p>
      <text:p text:style-name="Preformatted_20_Text">data/aero/timestep_info/00062/forces/00003</text:p>
      <text:p text:style-name="Preformatted_20_Text">data/aero/timestep_info/00062/forces/_read_as</text:p>
      <text:p text:style-name="Preformatted_20_Text">data/aero/timestep_info/00062/gamma/00000</text:p>
      <text:p text:style-name="Preformatted_20_Text">data/aero/timestep_info/00062/gamma/00001</text:p>
      <text:p text:style-name="Preformatted_20_Text">data/aero/timestep_info/00062/gamma/00002</text:p>
      <text:p text:style-name="Preformatted_20_Text">data/aero/timestep_info/00062/gamma/00003</text:p>
      <text:p text:style-name="Preformatted_20_Text">data/aero/timestep_info/00062/gamma/_read_as</text:p>
      <text:p text:style-name="Preformatted_20_Text">data/aero/timestep_info/00062/gamma_dot/00000</text:p>
      <text:p text:style-name="Preformatted_20_Text">data/aero/timestep_info/00062/gamma_dot/00001</text:p>
      <text:p text:style-name="Preformatted_20_Text">data/aero/timestep_info/00062/gamma_dot/00002</text:p>
      <text:p text:style-name="Preformatted_20_Text">data/aero/timestep_info/00062/gamma_dot/00003</text:p>
      <text:p text:style-name="Preformatted_20_Text">data/aero/timestep_info/00062/gamma_dot/_read_as</text:p>
      <text:p text:style-name="Preformatted_20_Text">data/aero/timestep_info/00062/gamma_star/00000</text:p>
      <text:p text:style-name="Preformatted_20_Text"><text:soft-page-break/>data/aero/timestep_info/00062/gamma_star/00001</text:p>
      <text:p text:style-name="Preformatted_20_Text">data/aero/timestep_info/00062/gamma_star/00002</text:p>
      <text:p text:style-name="Preformatted_20_Text">data/aero/timestep_info/00062/gamma_star/00003</text:p>
      <text:p text:style-name="Preformatted_20_Text">data/aero/timestep_info/00062/gamma_star/_read_as</text:p>
      <text:p text:style-name="Preformatted_20_Text">data/aero/timestep_info/00062/in_global_AFoR</text:p>
      <text:p text:style-name="Preformatted_20_Text">data/aero/timestep_info/00062/inertial_steady_forces</text:p>
      <text:p text:style-name="Preformatted_20_Text">data/aero/timestep_info/00062/inertial_unsteady_forces</text:p>
      <text:p text:style-name="Preformatted_20_Text">data/aero/timestep_info/00062/n_surf</text:p>
      <text:p text:style-name="Preformatted_20_Text">data/aero/timestep_info/00062/normals/00000</text:p>
      <text:p text:style-name="Preformatted_20_Text">data/aero/timestep_info/00062/normals/00001</text:p>
      <text:p text:style-name="Preformatted_20_Text">data/aero/timestep_info/00062/normals/00002</text:p>
      <text:p text:style-name="Preformatted_20_Text">data/aero/timestep_info/00062/normals/00003</text:p>
      <text:p text:style-name="Preformatted_20_Text">data/aero/timestep_info/00062/normals/_read_as</text:p>
      <text:p text:style-name="Preformatted_20_Text">data/aero/timestep_info/00062/postproc_cell/_read_as</text:p>
      <text:p text:style-name="Preformatted_20_Text">data/aero/timestep_info/00062/postproc_node/_read_as</text:p>
      <text:p text:style-name="Preformatted_20_Text">data/aero/timestep_info/00062/u_ext/00000</text:p>
      <text:p text:style-name="Preformatted_20_Text">data/aero/timestep_info/00062/u_ext/00001</text:p>
      <text:p text:style-name="Preformatted_20_Text">data/aero/timestep_info/00062/u_ext/00002</text:p>
      <text:p text:style-name="Preformatted_20_Text">data/aero/timestep_info/00062/u_ext/00003</text:p>
      <text:p text:style-name="Preformatted_20_Text">data/aero/timestep_info/00062/u_ext/_read_as</text:p>
      <text:p text:style-name="Preformatted_20_Text">data/aero/timestep_info/00062/u_ext_star/00000</text:p>
      <text:p text:style-name="Preformatted_20_Text">data/aero/timestep_info/00062/u_ext_star/00001</text:p>
      <text:p text:style-name="Preformatted_20_Text">data/aero/timestep_info/00062/u_ext_star/00002</text:p>
      <text:p text:style-name="Preformatted_20_Text">data/aero/timestep_info/00062/u_ext_star/00003</text:p>
      <text:p text:style-name="Preformatted_20_Text">data/aero/timestep_info/00062/u_ext_star/_read_as</text:p>
      <text:p text:style-name="Preformatted_20_Text">data/aero/timestep_info/00062/wake_conv_vel/00000</text:p>
      <text:p text:style-name="Preformatted_20_Text">data/aero/timestep_info/00062/wake_conv_vel/00001</text:p>
      <text:p text:style-name="Preformatted_20_Text">data/aero/timestep_info/00062/wake_conv_vel/00002</text:p>
      <text:p text:style-name="Preformatted_20_Text">data/aero/timestep_info/00062/wake_conv_vel/00003</text:p>
      <text:p text:style-name="Preformatted_20_Text">data/aero/timestep_info/00062/wake_conv_vel/_read_as</text:p>
      <text:p text:style-name="Preformatted_20_Text">data/aero/timestep_info/00062/zeta/00000</text:p>
      <text:p text:style-name="Preformatted_20_Text">data/aero/timestep_info/00062/zeta/00001</text:p>
      <text:p text:style-name="Preformatted_20_Text">data/aero/timestep_info/00062/zeta/00002</text:p>
      <text:p text:style-name="Preformatted_20_Text">data/aero/timestep_info/00062/zeta/00003</text:p>
      <text:p text:style-name="Preformatted_20_Text">data/aero/timestep_info/00062/zeta/_read_as</text:p>
      <text:p text:style-name="Preformatted_20_Text">data/aero/timestep_info/00062/zeta_dot/00000</text:p>
      <text:p text:style-name="Preformatted_20_Text">data/aero/timestep_info/00062/zeta_dot/00001</text:p>
      <text:p text:style-name="Preformatted_20_Text">data/aero/timestep_info/00062/zeta_dot/00002</text:p>
      <text:p text:style-name="Preformatted_20_Text">data/aero/timestep_info/00062/zeta_dot/00003</text:p>
      <text:p text:style-name="Preformatted_20_Text">data/aero/timestep_info/00062/zeta_dot/_read_as</text:p>
      <text:p text:style-name="Preformatted_20_Text">data/aero/timestep_info/00062/zeta_star/00000</text:p>
      <text:p text:style-name="Preformatted_20_Text">data/aero/timestep_info/00062/zeta_star/00001</text:p>
      <text:p text:style-name="Preformatted_20_Text">data/aero/timestep_info/00062/zeta_star/00002</text:p>
      <text:p text:style-name="Preformatted_20_Text">data/aero/timestep_info/00062/zeta_star/00003</text:p>
      <text:p text:style-name="Preformatted_20_Text">data/aero/timestep_info/00062/zeta_star/_read_as</text:p>
      <text:p text:style-name="Preformatted_20_Text">data/aero/timestep_info/00063/_read_as</text:p>
      <text:p text:style-name="Preformatted_20_Text">data/aero/timestep_info/00063/body_steady_forces</text:p>
      <text:p text:style-name="Preformatted_20_Text">data/aero/timestep_info/00063/body_unsteady_forces</text:p>
      <text:p text:style-name="Preformatted_20_Text">data/aero/timestep_info/00063/control_surface_deflection</text:p>
      <text:p text:style-name="Preformatted_20_Text">data/aero/timestep_info/00063/ct_dimensions</text:p>
      <text:p text:style-name="Preformatted_20_Text">data/aero/timestep_info/00063/ct_dimensions_star</text:p>
      <text:p text:style-name="Preformatted_20_Text">data/aero/timestep_info/00063/dimensions</text:p>
      <text:p text:style-name="Preformatted_20_Text">data/aero/timestep_info/00063/dimensions_star</text:p>
      <text:p text:style-name="Preformatted_20_Text">data/aero/timestep_info/00063/dist_to_orig/00000</text:p>
      <text:p text:style-name="Preformatted_20_Text">data/aero/timestep_info/00063/dist_to_orig/00001</text:p>
      <text:p text:style-name="Preformatted_20_Text">data/aero/timestep_info/00063/dist_to_orig/00002</text:p>
      <text:p text:style-name="Preformatted_20_Text">data/aero/timestep_info/00063/dist_to_orig/00003</text:p>
      <text:p text:style-name="Preformatted_20_Text">data/aero/timestep_info/00063/dist_to_orig/_read_as</text:p>
      <text:p text:style-name="Preformatted_20_Text">data/aero/timestep_info/00063/dynamic_forces/00000</text:p>
      <text:p text:style-name="Preformatted_20_Text">data/aero/timestep_info/00063/dynamic_forces/00001</text:p>
      <text:p text:style-name="Preformatted_20_Text">data/aero/timestep_info/00063/dynamic_forces/00002</text:p>
      <text:p text:style-name="Preformatted_20_Text">data/aero/timestep_info/00063/dynamic_forces/00003</text:p>
      <text:p text:style-name="Preformatted_20_Text">data/aero/timestep_info/00063/dynamic_forces/_read_as</text:p>
      <text:p text:style-name="Preformatted_20_Text">data/aero/timestep_info/00063/flag_zeta_phantom</text:p>
      <text:p text:style-name="Preformatted_20_Text"><text:soft-page-break/>data/aero/timestep_info/00063/forces/00000</text:p>
      <text:p text:style-name="Preformatted_20_Text">data/aero/timestep_info/00063/forces/00001</text:p>
      <text:p text:style-name="Preformatted_20_Text">data/aero/timestep_info/00063/forces/00002</text:p>
      <text:p text:style-name="Preformatted_20_Text">data/aero/timestep_info/00063/forces/00003</text:p>
      <text:p text:style-name="Preformatted_20_Text">data/aero/timestep_info/00063/forces/_read_as</text:p>
      <text:p text:style-name="Preformatted_20_Text">data/aero/timestep_info/00063/gamma/00000</text:p>
      <text:p text:style-name="Preformatted_20_Text">data/aero/timestep_info/00063/gamma/00001</text:p>
      <text:p text:style-name="Preformatted_20_Text">data/aero/timestep_info/00063/gamma/00002</text:p>
      <text:p text:style-name="Preformatted_20_Text">data/aero/timestep_info/00063/gamma/00003</text:p>
      <text:p text:style-name="Preformatted_20_Text">data/aero/timestep_info/00063/gamma/_read_as</text:p>
      <text:p text:style-name="Preformatted_20_Text">data/aero/timestep_info/00063/gamma_dot/00000</text:p>
      <text:p text:style-name="Preformatted_20_Text">data/aero/timestep_info/00063/gamma_dot/00001</text:p>
      <text:p text:style-name="Preformatted_20_Text">data/aero/timestep_info/00063/gamma_dot/00002</text:p>
      <text:p text:style-name="Preformatted_20_Text">data/aero/timestep_info/00063/gamma_dot/00003</text:p>
      <text:p text:style-name="Preformatted_20_Text">data/aero/timestep_info/00063/gamma_dot/_read_as</text:p>
      <text:p text:style-name="Preformatted_20_Text">data/aero/timestep_info/00063/gamma_star/00000</text:p>
      <text:p text:style-name="Preformatted_20_Text">data/aero/timestep_info/00063/gamma_star/00001</text:p>
      <text:p text:style-name="Preformatted_20_Text">data/aero/timestep_info/00063/gamma_star/00002</text:p>
      <text:p text:style-name="Preformatted_20_Text">data/aero/timestep_info/00063/gamma_star/00003</text:p>
      <text:p text:style-name="Preformatted_20_Text">data/aero/timestep_info/00063/gamma_star/_read_as</text:p>
      <text:p text:style-name="Preformatted_20_Text">data/aero/timestep_info/00063/in_global_AFoR</text:p>
      <text:p text:style-name="Preformatted_20_Text">data/aero/timestep_info/00063/inertial_steady_forces</text:p>
      <text:p text:style-name="Preformatted_20_Text">data/aero/timestep_info/00063/inertial_unsteady_forces</text:p>
      <text:p text:style-name="Preformatted_20_Text">data/aero/timestep_info/00063/n_surf</text:p>
      <text:p text:style-name="Preformatted_20_Text">data/aero/timestep_info/00063/normals/00000</text:p>
      <text:p text:style-name="Preformatted_20_Text">data/aero/timestep_info/00063/normals/00001</text:p>
      <text:p text:style-name="Preformatted_20_Text">data/aero/timestep_info/00063/normals/00002</text:p>
      <text:p text:style-name="Preformatted_20_Text">data/aero/timestep_info/00063/normals/00003</text:p>
      <text:p text:style-name="Preformatted_20_Text">data/aero/timestep_info/00063/normals/_read_as</text:p>
      <text:p text:style-name="Preformatted_20_Text">data/aero/timestep_info/00063/postproc_cell/_read_as</text:p>
      <text:p text:style-name="Preformatted_20_Text">data/aero/timestep_info/00063/postproc_node/_read_as</text:p>
      <text:p text:style-name="Preformatted_20_Text">data/aero/timestep_info/00063/u_ext/00000</text:p>
      <text:p text:style-name="Preformatted_20_Text">data/aero/timestep_info/00063/u_ext/00001</text:p>
      <text:p text:style-name="Preformatted_20_Text">data/aero/timestep_info/00063/u_ext/00002</text:p>
      <text:p text:style-name="Preformatted_20_Text">data/aero/timestep_info/00063/u_ext/00003</text:p>
      <text:p text:style-name="Preformatted_20_Text">data/aero/timestep_info/00063/u_ext/_read_as</text:p>
      <text:p text:style-name="Preformatted_20_Text">data/aero/timestep_info/00063/u_ext_star/00000</text:p>
      <text:p text:style-name="Preformatted_20_Text">data/aero/timestep_info/00063/u_ext_star/00001</text:p>
      <text:p text:style-name="Preformatted_20_Text">data/aero/timestep_info/00063/u_ext_star/00002</text:p>
      <text:p text:style-name="Preformatted_20_Text">data/aero/timestep_info/00063/u_ext_star/00003</text:p>
      <text:p text:style-name="Preformatted_20_Text">data/aero/timestep_info/00063/u_ext_star/_read_as</text:p>
      <text:p text:style-name="Preformatted_20_Text">data/aero/timestep_info/00063/wake_conv_vel/00000</text:p>
      <text:p text:style-name="Preformatted_20_Text">data/aero/timestep_info/00063/wake_conv_vel/00001</text:p>
      <text:p text:style-name="Preformatted_20_Text">data/aero/timestep_info/00063/wake_conv_vel/00002</text:p>
      <text:p text:style-name="Preformatted_20_Text">data/aero/timestep_info/00063/wake_conv_vel/00003</text:p>
      <text:p text:style-name="Preformatted_20_Text">data/aero/timestep_info/00063/wake_conv_vel/_read_as</text:p>
      <text:p text:style-name="Preformatted_20_Text">data/aero/timestep_info/00063/zeta/00000</text:p>
      <text:p text:style-name="Preformatted_20_Text">data/aero/timestep_info/00063/zeta/00001</text:p>
      <text:p text:style-name="Preformatted_20_Text">data/aero/timestep_info/00063/zeta/00002</text:p>
      <text:p text:style-name="Preformatted_20_Text">data/aero/timestep_info/00063/zeta/00003</text:p>
      <text:p text:style-name="Preformatted_20_Text">data/aero/timestep_info/00063/zeta/_read_as</text:p>
      <text:p text:style-name="Preformatted_20_Text">data/aero/timestep_info/00063/zeta_dot/00000</text:p>
      <text:p text:style-name="Preformatted_20_Text">data/aero/timestep_info/00063/zeta_dot/00001</text:p>
      <text:p text:style-name="Preformatted_20_Text">data/aero/timestep_info/00063/zeta_dot/00002</text:p>
      <text:p text:style-name="Preformatted_20_Text">data/aero/timestep_info/00063/zeta_dot/00003</text:p>
      <text:p text:style-name="Preformatted_20_Text">data/aero/timestep_info/00063/zeta_dot/_read_as</text:p>
      <text:p text:style-name="Preformatted_20_Text">data/aero/timestep_info/00063/zeta_star/00000</text:p>
      <text:p text:style-name="Preformatted_20_Text">data/aero/timestep_info/00063/zeta_star/00001</text:p>
      <text:p text:style-name="Preformatted_20_Text">data/aero/timestep_info/00063/zeta_star/00002</text:p>
      <text:p text:style-name="Preformatted_20_Text">data/aero/timestep_info/00063/zeta_star/00003</text:p>
      <text:p text:style-name="Preformatted_20_Text">data/aero/timestep_info/00063/zeta_star/_read_as</text:p>
      <text:p text:style-name="Preformatted_20_Text">data/aero/timestep_info/00064/_read_as</text:p>
      <text:p text:style-name="Preformatted_20_Text">data/aero/timestep_info/00064/body_steady_forces</text:p>
      <text:p text:style-name="Preformatted_20_Text">data/aero/timestep_info/00064/body_unsteady_forces</text:p>
      <text:p text:style-name="Preformatted_20_Text"><text:soft-page-break/>data/aero/timestep_info/00064/control_surface_deflection</text:p>
      <text:p text:style-name="Preformatted_20_Text">data/aero/timestep_info/00064/ct_dimensions</text:p>
      <text:p text:style-name="Preformatted_20_Text">data/aero/timestep_info/00064/ct_dimensions_star</text:p>
      <text:p text:style-name="Preformatted_20_Text">data/aero/timestep_info/00064/dimensions</text:p>
      <text:p text:style-name="Preformatted_20_Text">data/aero/timestep_info/00064/dimensions_star</text:p>
      <text:p text:style-name="Preformatted_20_Text">data/aero/timestep_info/00064/dist_to_orig/00000</text:p>
      <text:p text:style-name="Preformatted_20_Text">data/aero/timestep_info/00064/dist_to_orig/00001</text:p>
      <text:p text:style-name="Preformatted_20_Text">data/aero/timestep_info/00064/dist_to_orig/00002</text:p>
      <text:p text:style-name="Preformatted_20_Text">data/aero/timestep_info/00064/dist_to_orig/00003</text:p>
      <text:p text:style-name="Preformatted_20_Text">data/aero/timestep_info/00064/dist_to_orig/_read_as</text:p>
      <text:p text:style-name="Preformatted_20_Text">data/aero/timestep_info/00064/dynamic_forces/00000</text:p>
      <text:p text:style-name="Preformatted_20_Text">data/aero/timestep_info/00064/dynamic_forces/00001</text:p>
      <text:p text:style-name="Preformatted_20_Text">data/aero/timestep_info/00064/dynamic_forces/00002</text:p>
      <text:p text:style-name="Preformatted_20_Text">data/aero/timestep_info/00064/dynamic_forces/00003</text:p>
      <text:p text:style-name="Preformatted_20_Text">data/aero/timestep_info/00064/dynamic_forces/_read_as</text:p>
      <text:p text:style-name="Preformatted_20_Text">data/aero/timestep_info/00064/flag_zeta_phantom</text:p>
      <text:p text:style-name="Preformatted_20_Text">data/aero/timestep_info/00064/forces/00000</text:p>
      <text:p text:style-name="Preformatted_20_Text">data/aero/timestep_info/00064/forces/00001</text:p>
      <text:p text:style-name="Preformatted_20_Text">data/aero/timestep_info/00064/forces/00002</text:p>
      <text:p text:style-name="Preformatted_20_Text">data/aero/timestep_info/00064/forces/00003</text:p>
      <text:p text:style-name="Preformatted_20_Text">data/aero/timestep_info/00064/forces/_read_as</text:p>
      <text:p text:style-name="Preformatted_20_Text">data/aero/timestep_info/00064/gamma/00000</text:p>
      <text:p text:style-name="Preformatted_20_Text">data/aero/timestep_info/00064/gamma/00001</text:p>
      <text:p text:style-name="Preformatted_20_Text">data/aero/timestep_info/00064/gamma/00002</text:p>
      <text:p text:style-name="Preformatted_20_Text">data/aero/timestep_info/00064/gamma/00003</text:p>
      <text:p text:style-name="Preformatted_20_Text">data/aero/timestep_info/00064/gamma/_read_as</text:p>
      <text:p text:style-name="Preformatted_20_Text">data/aero/timestep_info/00064/gamma_dot/00000</text:p>
      <text:p text:style-name="Preformatted_20_Text">data/aero/timestep_info/00064/gamma_dot/00001</text:p>
      <text:p text:style-name="Preformatted_20_Text">data/aero/timestep_info/00064/gamma_dot/00002</text:p>
      <text:p text:style-name="Preformatted_20_Text">data/aero/timestep_info/00064/gamma_dot/00003</text:p>
      <text:p text:style-name="Preformatted_20_Text">data/aero/timestep_info/00064/gamma_dot/_read_as</text:p>
      <text:p text:style-name="Preformatted_20_Text">data/aero/timestep_info/00064/gamma_star/00000</text:p>
      <text:p text:style-name="Preformatted_20_Text">data/aero/timestep_info/00064/gamma_star/00001</text:p>
      <text:p text:style-name="Preformatted_20_Text">data/aero/timestep_info/00064/gamma_star/00002</text:p>
      <text:p text:style-name="Preformatted_20_Text">data/aero/timestep_info/00064/gamma_star/00003</text:p>
      <text:p text:style-name="Preformatted_20_Text">data/aero/timestep_info/00064/gamma_star/_read_as</text:p>
      <text:p text:style-name="Preformatted_20_Text">data/aero/timestep_info/00064/in_global_AFoR</text:p>
      <text:p text:style-name="Preformatted_20_Text">data/aero/timestep_info/00064/inertial_steady_forces</text:p>
      <text:p text:style-name="Preformatted_20_Text">data/aero/timestep_info/00064/inertial_unsteady_forces</text:p>
      <text:p text:style-name="Preformatted_20_Text">data/aero/timestep_info/00064/n_surf</text:p>
      <text:p text:style-name="Preformatted_20_Text">data/aero/timestep_info/00064/normals/00000</text:p>
      <text:p text:style-name="Preformatted_20_Text">data/aero/timestep_info/00064/normals/00001</text:p>
      <text:p text:style-name="Preformatted_20_Text">data/aero/timestep_info/00064/normals/00002</text:p>
      <text:p text:style-name="Preformatted_20_Text">data/aero/timestep_info/00064/normals/00003</text:p>
      <text:p text:style-name="Preformatted_20_Text">data/aero/timestep_info/00064/normals/_read_as</text:p>
      <text:p text:style-name="Preformatted_20_Text">data/aero/timestep_info/00064/postproc_cell/_read_as</text:p>
      <text:p text:style-name="Preformatted_20_Text">data/aero/timestep_info/00064/postproc_node/_read_as</text:p>
      <text:p text:style-name="Preformatted_20_Text">data/aero/timestep_info/00064/u_ext/00000</text:p>
      <text:p text:style-name="Preformatted_20_Text">data/aero/timestep_info/00064/u_ext/00001</text:p>
      <text:p text:style-name="Preformatted_20_Text">data/aero/timestep_info/00064/u_ext/00002</text:p>
      <text:p text:style-name="Preformatted_20_Text">data/aero/timestep_info/00064/u_ext/00003</text:p>
      <text:p text:style-name="Preformatted_20_Text">data/aero/timestep_info/00064/u_ext/_read_as</text:p>
      <text:p text:style-name="Preformatted_20_Text">data/aero/timestep_info/00064/u_ext_star/00000</text:p>
      <text:p text:style-name="Preformatted_20_Text">data/aero/timestep_info/00064/u_ext_star/00001</text:p>
      <text:p text:style-name="Preformatted_20_Text">data/aero/timestep_info/00064/u_ext_star/00002</text:p>
      <text:p text:style-name="Preformatted_20_Text">data/aero/timestep_info/00064/u_ext_star/00003</text:p>
      <text:p text:style-name="Preformatted_20_Text">data/aero/timestep_info/00064/u_ext_star/_read_as</text:p>
      <text:p text:style-name="Preformatted_20_Text">data/aero/timestep_info/00064/wake_conv_vel/00000</text:p>
      <text:p text:style-name="Preformatted_20_Text">data/aero/timestep_info/00064/wake_conv_vel/00001</text:p>
      <text:p text:style-name="Preformatted_20_Text">data/aero/timestep_info/00064/wake_conv_vel/00002</text:p>
      <text:p text:style-name="Preformatted_20_Text">data/aero/timestep_info/00064/wake_conv_vel/00003</text:p>
      <text:p text:style-name="Preformatted_20_Text">data/aero/timestep_info/00064/wake_conv_vel/_read_as</text:p>
      <text:p text:style-name="Preformatted_20_Text">data/aero/timestep_info/00064/zeta/00000</text:p>
      <text:p text:style-name="Preformatted_20_Text">data/aero/timestep_info/00064/zeta/00001</text:p>
      <text:p text:style-name="Preformatted_20_Text"><text:soft-page-break/>data/aero/timestep_info/00064/zeta/00002</text:p>
      <text:p text:style-name="Preformatted_20_Text">data/aero/timestep_info/00064/zeta/00003</text:p>
      <text:p text:style-name="Preformatted_20_Text">data/aero/timestep_info/00064/zeta/_read_as</text:p>
      <text:p text:style-name="Preformatted_20_Text">data/aero/timestep_info/00064/zeta_dot/00000</text:p>
      <text:p text:style-name="Preformatted_20_Text">data/aero/timestep_info/00064/zeta_dot/00001</text:p>
      <text:p text:style-name="Preformatted_20_Text">data/aero/timestep_info/00064/zeta_dot/00002</text:p>
      <text:p text:style-name="Preformatted_20_Text">data/aero/timestep_info/00064/zeta_dot/00003</text:p>
      <text:p text:style-name="Preformatted_20_Text">data/aero/timestep_info/00064/zeta_dot/_read_as</text:p>
      <text:p text:style-name="Preformatted_20_Text">data/aero/timestep_info/00064/zeta_star/00000</text:p>
      <text:p text:style-name="Preformatted_20_Text">data/aero/timestep_info/00064/zeta_star/00001</text:p>
      <text:p text:style-name="Preformatted_20_Text">data/aero/timestep_info/00064/zeta_star/00002</text:p>
      <text:p text:style-name="Preformatted_20_Text">data/aero/timestep_info/00064/zeta_star/00003</text:p>
      <text:p text:style-name="Preformatted_20_Text">data/aero/timestep_info/00064/zeta_star/_read_as</text:p>
      <text:p text:style-name="Preformatted_20_Text">data/aero/timestep_info/00065/_read_as</text:p>
      <text:p text:style-name="Preformatted_20_Text">data/aero/timestep_info/00065/body_steady_forces</text:p>
      <text:p text:style-name="Preformatted_20_Text">data/aero/timestep_info/00065/body_unsteady_forces</text:p>
      <text:p text:style-name="Preformatted_20_Text">data/aero/timestep_info/00065/control_surface_deflection</text:p>
      <text:p text:style-name="Preformatted_20_Text">data/aero/timestep_info/00065/ct_dimensions</text:p>
      <text:p text:style-name="Preformatted_20_Text">data/aero/timestep_info/00065/ct_dimensions_star</text:p>
      <text:p text:style-name="Preformatted_20_Text">data/aero/timestep_info/00065/dimensions</text:p>
      <text:p text:style-name="Preformatted_20_Text">data/aero/timestep_info/00065/dimensions_star</text:p>
      <text:p text:style-name="Preformatted_20_Text">data/aero/timestep_info/00065/dist_to_orig/00000</text:p>
      <text:p text:style-name="Preformatted_20_Text">data/aero/timestep_info/00065/dist_to_orig/00001</text:p>
      <text:p text:style-name="Preformatted_20_Text">data/aero/timestep_info/00065/dist_to_orig/00002</text:p>
      <text:p text:style-name="Preformatted_20_Text">data/aero/timestep_info/00065/dist_to_orig/00003</text:p>
      <text:p text:style-name="Preformatted_20_Text">data/aero/timestep_info/00065/dist_to_orig/_read_as</text:p>
      <text:p text:style-name="Preformatted_20_Text">data/aero/timestep_info/00065/dynamic_forces/00000</text:p>
      <text:p text:style-name="Preformatted_20_Text">data/aero/timestep_info/00065/dynamic_forces/00001</text:p>
      <text:p text:style-name="Preformatted_20_Text">data/aero/timestep_info/00065/dynamic_forces/00002</text:p>
      <text:p text:style-name="Preformatted_20_Text">data/aero/timestep_info/00065/dynamic_forces/00003</text:p>
      <text:p text:style-name="Preformatted_20_Text">data/aero/timestep_info/00065/dynamic_forces/_read_as</text:p>
      <text:p text:style-name="Preformatted_20_Text">data/aero/timestep_info/00065/flag_zeta_phantom</text:p>
      <text:p text:style-name="Preformatted_20_Text">data/aero/timestep_info/00065/forces/00000</text:p>
      <text:p text:style-name="Preformatted_20_Text">data/aero/timestep_info/00065/forces/00001</text:p>
      <text:p text:style-name="Preformatted_20_Text">data/aero/timestep_info/00065/forces/00002</text:p>
      <text:p text:style-name="Preformatted_20_Text">data/aero/timestep_info/00065/forces/00003</text:p>
      <text:p text:style-name="Preformatted_20_Text">data/aero/timestep_info/00065/forces/_read_as</text:p>
      <text:p text:style-name="Preformatted_20_Text">data/aero/timestep_info/00065/gamma/00000</text:p>
      <text:p text:style-name="Preformatted_20_Text">data/aero/timestep_info/00065/gamma/00001</text:p>
      <text:p text:style-name="Preformatted_20_Text">data/aero/timestep_info/00065/gamma/00002</text:p>
      <text:p text:style-name="Preformatted_20_Text">data/aero/timestep_info/00065/gamma/00003</text:p>
      <text:p text:style-name="Preformatted_20_Text">data/aero/timestep_info/00065/gamma/_read_as</text:p>
      <text:p text:style-name="Preformatted_20_Text">data/aero/timestep_info/00065/gamma_dot/00000</text:p>
      <text:p text:style-name="Preformatted_20_Text">data/aero/timestep_info/00065/gamma_dot/00001</text:p>
      <text:p text:style-name="Preformatted_20_Text">data/aero/timestep_info/00065/gamma_dot/00002</text:p>
      <text:p text:style-name="Preformatted_20_Text">data/aero/timestep_info/00065/gamma_dot/00003</text:p>
      <text:p text:style-name="Preformatted_20_Text">data/aero/timestep_info/00065/gamma_dot/_read_as</text:p>
      <text:p text:style-name="Preformatted_20_Text">data/aero/timestep_info/00065/gamma_star/00000</text:p>
      <text:p text:style-name="Preformatted_20_Text">data/aero/timestep_info/00065/gamma_star/00001</text:p>
      <text:p text:style-name="Preformatted_20_Text">data/aero/timestep_info/00065/gamma_star/00002</text:p>
      <text:p text:style-name="Preformatted_20_Text">data/aero/timestep_info/00065/gamma_star/00003</text:p>
      <text:p text:style-name="Preformatted_20_Text">data/aero/timestep_info/00065/gamma_star/_read_as</text:p>
      <text:p text:style-name="Preformatted_20_Text">data/aero/timestep_info/00065/in_global_AFoR</text:p>
      <text:p text:style-name="Preformatted_20_Text">data/aero/timestep_info/00065/inertial_steady_forces</text:p>
      <text:p text:style-name="Preformatted_20_Text">data/aero/timestep_info/00065/inertial_unsteady_forces</text:p>
      <text:p text:style-name="Preformatted_20_Text">data/aero/timestep_info/00065/n_surf</text:p>
      <text:p text:style-name="Preformatted_20_Text">data/aero/timestep_info/00065/normals/00000</text:p>
      <text:p text:style-name="Preformatted_20_Text">data/aero/timestep_info/00065/normals/00001</text:p>
      <text:p text:style-name="Preformatted_20_Text">data/aero/timestep_info/00065/normals/00002</text:p>
      <text:p text:style-name="Preformatted_20_Text">data/aero/timestep_info/00065/normals/00003</text:p>
      <text:p text:style-name="Preformatted_20_Text">data/aero/timestep_info/00065/normals/_read_as</text:p>
      <text:p text:style-name="Preformatted_20_Text">data/aero/timestep_info/00065/postproc_cell/_read_as</text:p>
      <text:p text:style-name="Preformatted_20_Text">data/aero/timestep_info/00065/postproc_node/_read_as</text:p>
      <text:p text:style-name="Preformatted_20_Text">data/aero/timestep_info/00065/u_ext/00000</text:p>
      <text:p text:style-name="Preformatted_20_Text"><text:soft-page-break/>data/aero/timestep_info/00065/u_ext/00001</text:p>
      <text:p text:style-name="Preformatted_20_Text">data/aero/timestep_info/00065/u_ext/00002</text:p>
      <text:p text:style-name="Preformatted_20_Text">data/aero/timestep_info/00065/u_ext/00003</text:p>
      <text:p text:style-name="Preformatted_20_Text">data/aero/timestep_info/00065/u_ext/_read_as</text:p>
      <text:p text:style-name="Preformatted_20_Text">data/aero/timestep_info/00065/u_ext_star/00000</text:p>
      <text:p text:style-name="Preformatted_20_Text">data/aero/timestep_info/00065/u_ext_star/00001</text:p>
      <text:p text:style-name="Preformatted_20_Text">data/aero/timestep_info/00065/u_ext_star/00002</text:p>
      <text:p text:style-name="Preformatted_20_Text">data/aero/timestep_info/00065/u_ext_star/00003</text:p>
      <text:p text:style-name="Preformatted_20_Text">data/aero/timestep_info/00065/u_ext_star/_read_as</text:p>
      <text:p text:style-name="Preformatted_20_Text">data/aero/timestep_info/00065/wake_conv_vel/00000</text:p>
      <text:p text:style-name="Preformatted_20_Text">data/aero/timestep_info/00065/wake_conv_vel/00001</text:p>
      <text:p text:style-name="Preformatted_20_Text">data/aero/timestep_info/00065/wake_conv_vel/00002</text:p>
      <text:p text:style-name="Preformatted_20_Text">data/aero/timestep_info/00065/wake_conv_vel/00003</text:p>
      <text:p text:style-name="Preformatted_20_Text">data/aero/timestep_info/00065/wake_conv_vel/_read_as</text:p>
      <text:p text:style-name="Preformatted_20_Text">data/aero/timestep_info/00065/zeta/00000</text:p>
      <text:p text:style-name="Preformatted_20_Text">data/aero/timestep_info/00065/zeta/00001</text:p>
      <text:p text:style-name="Preformatted_20_Text">data/aero/timestep_info/00065/zeta/00002</text:p>
      <text:p text:style-name="Preformatted_20_Text">data/aero/timestep_info/00065/zeta/00003</text:p>
      <text:p text:style-name="Preformatted_20_Text">data/aero/timestep_info/00065/zeta/_read_as</text:p>
      <text:p text:style-name="Preformatted_20_Text">data/aero/timestep_info/00065/zeta_dot/00000</text:p>
      <text:p text:style-name="Preformatted_20_Text">data/aero/timestep_info/00065/zeta_dot/00001</text:p>
      <text:p text:style-name="Preformatted_20_Text">data/aero/timestep_info/00065/zeta_dot/00002</text:p>
      <text:p text:style-name="Preformatted_20_Text">data/aero/timestep_info/00065/zeta_dot/00003</text:p>
      <text:p text:style-name="Preformatted_20_Text">data/aero/timestep_info/00065/zeta_dot/_read_as</text:p>
      <text:p text:style-name="Preformatted_20_Text">data/aero/timestep_info/00065/zeta_star/00000</text:p>
      <text:p text:style-name="Preformatted_20_Text">data/aero/timestep_info/00065/zeta_star/00001</text:p>
      <text:p text:style-name="Preformatted_20_Text">data/aero/timestep_info/00065/zeta_star/00002</text:p>
      <text:p text:style-name="Preformatted_20_Text">data/aero/timestep_info/00065/zeta_star/00003</text:p>
      <text:p text:style-name="Preformatted_20_Text">data/aero/timestep_info/00065/zeta_star/_read_as</text:p>
      <text:p text:style-name="Preformatted_20_Text">data/aero/timestep_info/00066/_read_as</text:p>
      <text:p text:style-name="Preformatted_20_Text">data/aero/timestep_info/00066/body_steady_forces</text:p>
      <text:p text:style-name="Preformatted_20_Text">data/aero/timestep_info/00066/body_unsteady_forces</text:p>
      <text:p text:style-name="Preformatted_20_Text">data/aero/timestep_info/00066/control_surface_deflection</text:p>
      <text:p text:style-name="Preformatted_20_Text">data/aero/timestep_info/00066/ct_dimensions</text:p>
      <text:p text:style-name="Preformatted_20_Text">data/aero/timestep_info/00066/ct_dimensions_star</text:p>
      <text:p text:style-name="Preformatted_20_Text">data/aero/timestep_info/00066/dimensions</text:p>
      <text:p text:style-name="Preformatted_20_Text">data/aero/timestep_info/00066/dimensions_star</text:p>
      <text:p text:style-name="Preformatted_20_Text">data/aero/timestep_info/00066/dist_to_orig/00000</text:p>
      <text:p text:style-name="Preformatted_20_Text">data/aero/timestep_info/00066/dist_to_orig/00001</text:p>
      <text:p text:style-name="Preformatted_20_Text">data/aero/timestep_info/00066/dist_to_orig/00002</text:p>
      <text:p text:style-name="Preformatted_20_Text">data/aero/timestep_info/00066/dist_to_orig/00003</text:p>
      <text:p text:style-name="Preformatted_20_Text">data/aero/timestep_info/00066/dist_to_orig/_read_as</text:p>
      <text:p text:style-name="Preformatted_20_Text">data/aero/timestep_info/00066/dynamic_forces/00000</text:p>
      <text:p text:style-name="Preformatted_20_Text">data/aero/timestep_info/00066/dynamic_forces/00001</text:p>
      <text:p text:style-name="Preformatted_20_Text">data/aero/timestep_info/00066/dynamic_forces/00002</text:p>
      <text:p text:style-name="Preformatted_20_Text">data/aero/timestep_info/00066/dynamic_forces/00003</text:p>
      <text:p text:style-name="Preformatted_20_Text">data/aero/timestep_info/00066/dynamic_forces/_read_as</text:p>
      <text:p text:style-name="Preformatted_20_Text">data/aero/timestep_info/00066/flag_zeta_phantom</text:p>
      <text:p text:style-name="Preformatted_20_Text">data/aero/timestep_info/00066/forces/00000</text:p>
      <text:p text:style-name="Preformatted_20_Text">data/aero/timestep_info/00066/forces/00001</text:p>
      <text:p text:style-name="Preformatted_20_Text">data/aero/timestep_info/00066/forces/00002</text:p>
      <text:p text:style-name="Preformatted_20_Text">data/aero/timestep_info/00066/forces/00003</text:p>
      <text:p text:style-name="Preformatted_20_Text">data/aero/timestep_info/00066/forces/_read_as</text:p>
      <text:p text:style-name="Preformatted_20_Text">data/aero/timestep_info/00066/gamma/00000</text:p>
      <text:p text:style-name="Preformatted_20_Text">data/aero/timestep_info/00066/gamma/00001</text:p>
      <text:p text:style-name="Preformatted_20_Text">data/aero/timestep_info/00066/gamma/00002</text:p>
      <text:p text:style-name="Preformatted_20_Text">data/aero/timestep_info/00066/gamma/00003</text:p>
      <text:p text:style-name="Preformatted_20_Text">data/aero/timestep_info/00066/gamma/_read_as</text:p>
      <text:p text:style-name="Preformatted_20_Text">data/aero/timestep_info/00066/gamma_dot/00000</text:p>
      <text:p text:style-name="Preformatted_20_Text">data/aero/timestep_info/00066/gamma_dot/00001</text:p>
      <text:p text:style-name="Preformatted_20_Text">data/aero/timestep_info/00066/gamma_dot/00002</text:p>
      <text:p text:style-name="Preformatted_20_Text">data/aero/timestep_info/00066/gamma_dot/00003</text:p>
      <text:p text:style-name="Preformatted_20_Text">data/aero/timestep_info/00066/gamma_dot/_read_as</text:p>
      <text:p text:style-name="Preformatted_20_Text">data/aero/timestep_info/00066/gamma_star/00000</text:p>
      <text:p text:style-name="Preformatted_20_Text"><text:soft-page-break/>data/aero/timestep_info/00066/gamma_star/00001</text:p>
      <text:p text:style-name="Preformatted_20_Text">data/aero/timestep_info/00066/gamma_star/00002</text:p>
      <text:p text:style-name="Preformatted_20_Text">data/aero/timestep_info/00066/gamma_star/00003</text:p>
      <text:p text:style-name="Preformatted_20_Text">data/aero/timestep_info/00066/gamma_star/_read_as</text:p>
      <text:p text:style-name="Preformatted_20_Text">data/aero/timestep_info/00066/in_global_AFoR</text:p>
      <text:p text:style-name="Preformatted_20_Text">data/aero/timestep_info/00066/inertial_steady_forces</text:p>
      <text:p text:style-name="Preformatted_20_Text">data/aero/timestep_info/00066/inertial_unsteady_forces</text:p>
      <text:p text:style-name="Preformatted_20_Text">data/aero/timestep_info/00066/n_surf</text:p>
      <text:p text:style-name="Preformatted_20_Text">data/aero/timestep_info/00066/normals/00000</text:p>
      <text:p text:style-name="Preformatted_20_Text">data/aero/timestep_info/00066/normals/00001</text:p>
      <text:p text:style-name="Preformatted_20_Text">data/aero/timestep_info/00066/normals/00002</text:p>
      <text:p text:style-name="Preformatted_20_Text">data/aero/timestep_info/00066/normals/00003</text:p>
      <text:p text:style-name="Preformatted_20_Text">data/aero/timestep_info/00066/normals/_read_as</text:p>
      <text:p text:style-name="Preformatted_20_Text">data/aero/timestep_info/00066/postproc_cell/_read_as</text:p>
      <text:p text:style-name="Preformatted_20_Text">data/aero/timestep_info/00066/postproc_node/_read_as</text:p>
      <text:p text:style-name="Preformatted_20_Text">data/aero/timestep_info/00066/u_ext/00000</text:p>
      <text:p text:style-name="Preformatted_20_Text">data/aero/timestep_info/00066/u_ext/00001</text:p>
      <text:p text:style-name="Preformatted_20_Text">data/aero/timestep_info/00066/u_ext/00002</text:p>
      <text:p text:style-name="Preformatted_20_Text">data/aero/timestep_info/00066/u_ext/00003</text:p>
      <text:p text:style-name="Preformatted_20_Text">data/aero/timestep_info/00066/u_ext/_read_as</text:p>
      <text:p text:style-name="Preformatted_20_Text">data/aero/timestep_info/00066/u_ext_star/00000</text:p>
      <text:p text:style-name="Preformatted_20_Text">data/aero/timestep_info/00066/u_ext_star/00001</text:p>
      <text:p text:style-name="Preformatted_20_Text">data/aero/timestep_info/00066/u_ext_star/00002</text:p>
      <text:p text:style-name="Preformatted_20_Text">data/aero/timestep_info/00066/u_ext_star/00003</text:p>
      <text:p text:style-name="Preformatted_20_Text">data/aero/timestep_info/00066/u_ext_star/_read_as</text:p>
      <text:p text:style-name="Preformatted_20_Text">data/aero/timestep_info/00066/wake_conv_vel/00000</text:p>
      <text:p text:style-name="Preformatted_20_Text">data/aero/timestep_info/00066/wake_conv_vel/00001</text:p>
      <text:p text:style-name="Preformatted_20_Text">data/aero/timestep_info/00066/wake_conv_vel/00002</text:p>
      <text:p text:style-name="Preformatted_20_Text">data/aero/timestep_info/00066/wake_conv_vel/00003</text:p>
      <text:p text:style-name="Preformatted_20_Text">data/aero/timestep_info/00066/wake_conv_vel/_read_as</text:p>
      <text:p text:style-name="Preformatted_20_Text">data/aero/timestep_info/00066/zeta/00000</text:p>
      <text:p text:style-name="Preformatted_20_Text">data/aero/timestep_info/00066/zeta/00001</text:p>
      <text:p text:style-name="Preformatted_20_Text">data/aero/timestep_info/00066/zeta/00002</text:p>
      <text:p text:style-name="Preformatted_20_Text">data/aero/timestep_info/00066/zeta/00003</text:p>
      <text:p text:style-name="Preformatted_20_Text">data/aero/timestep_info/00066/zeta/_read_as</text:p>
      <text:p text:style-name="Preformatted_20_Text">data/aero/timestep_info/00066/zeta_dot/00000</text:p>
      <text:p text:style-name="Preformatted_20_Text">data/aero/timestep_info/00066/zeta_dot/00001</text:p>
      <text:p text:style-name="Preformatted_20_Text">data/aero/timestep_info/00066/zeta_dot/00002</text:p>
      <text:p text:style-name="Preformatted_20_Text">data/aero/timestep_info/00066/zeta_dot/00003</text:p>
      <text:p text:style-name="Preformatted_20_Text">data/aero/timestep_info/00066/zeta_dot/_read_as</text:p>
      <text:p text:style-name="Preformatted_20_Text">data/aero/timestep_info/00066/zeta_star/00000</text:p>
      <text:p text:style-name="Preformatted_20_Text">data/aero/timestep_info/00066/zeta_star/00001</text:p>
      <text:p text:style-name="Preformatted_20_Text">data/aero/timestep_info/00066/zeta_star/00002</text:p>
      <text:p text:style-name="Preformatted_20_Text">data/aero/timestep_info/00066/zeta_star/00003</text:p>
      <text:p text:style-name="Preformatted_20_Text">data/aero/timestep_info/00066/zeta_star/_read_as</text:p>
      <text:p text:style-name="Preformatted_20_Text">data/aero/timestep_info/00067/_read_as</text:p>
      <text:p text:style-name="Preformatted_20_Text">data/aero/timestep_info/00067/body_steady_forces</text:p>
      <text:p text:style-name="Preformatted_20_Text">data/aero/timestep_info/00067/body_unsteady_forces</text:p>
      <text:p text:style-name="Preformatted_20_Text">data/aero/timestep_info/00067/control_surface_deflection</text:p>
      <text:p text:style-name="Preformatted_20_Text">data/aero/timestep_info/00067/ct_dimensions</text:p>
      <text:p text:style-name="Preformatted_20_Text">data/aero/timestep_info/00067/ct_dimensions_star</text:p>
      <text:p text:style-name="Preformatted_20_Text">data/aero/timestep_info/00067/dimensions</text:p>
      <text:p text:style-name="Preformatted_20_Text">data/aero/timestep_info/00067/dimensions_star</text:p>
      <text:p text:style-name="Preformatted_20_Text">data/aero/timestep_info/00067/dist_to_orig/00000</text:p>
      <text:p text:style-name="Preformatted_20_Text">data/aero/timestep_info/00067/dist_to_orig/00001</text:p>
      <text:p text:style-name="Preformatted_20_Text">data/aero/timestep_info/00067/dist_to_orig/00002</text:p>
      <text:p text:style-name="Preformatted_20_Text">data/aero/timestep_info/00067/dist_to_orig/00003</text:p>
      <text:p text:style-name="Preformatted_20_Text">data/aero/timestep_info/00067/dist_to_orig/_read_as</text:p>
      <text:p text:style-name="Preformatted_20_Text">data/aero/timestep_info/00067/dynamic_forces/00000</text:p>
      <text:p text:style-name="Preformatted_20_Text">data/aero/timestep_info/00067/dynamic_forces/00001</text:p>
      <text:p text:style-name="Preformatted_20_Text">data/aero/timestep_info/00067/dynamic_forces/00002</text:p>
      <text:p text:style-name="Preformatted_20_Text">data/aero/timestep_info/00067/dynamic_forces/00003</text:p>
      <text:p text:style-name="Preformatted_20_Text">data/aero/timestep_info/00067/dynamic_forces/_read_as</text:p>
      <text:p text:style-name="Preformatted_20_Text">data/aero/timestep_info/00067/flag_zeta_phantom</text:p>
      <text:p text:style-name="Preformatted_20_Text"><text:soft-page-break/>data/aero/timestep_info/00067/forces/00000</text:p>
      <text:p text:style-name="Preformatted_20_Text">data/aero/timestep_info/00067/forces/00001</text:p>
      <text:p text:style-name="Preformatted_20_Text">data/aero/timestep_info/00067/forces/00002</text:p>
      <text:p text:style-name="Preformatted_20_Text">data/aero/timestep_info/00067/forces/00003</text:p>
      <text:p text:style-name="Preformatted_20_Text">data/aero/timestep_info/00067/forces/_read_as</text:p>
      <text:p text:style-name="Preformatted_20_Text">data/aero/timestep_info/00067/gamma/00000</text:p>
      <text:p text:style-name="Preformatted_20_Text">data/aero/timestep_info/00067/gamma/00001</text:p>
      <text:p text:style-name="Preformatted_20_Text">data/aero/timestep_info/00067/gamma/00002</text:p>
      <text:p text:style-name="Preformatted_20_Text">data/aero/timestep_info/00067/gamma/00003</text:p>
      <text:p text:style-name="Preformatted_20_Text">data/aero/timestep_info/00067/gamma/_read_as</text:p>
      <text:p text:style-name="Preformatted_20_Text">data/aero/timestep_info/00067/gamma_dot/00000</text:p>
      <text:p text:style-name="Preformatted_20_Text">data/aero/timestep_info/00067/gamma_dot/00001</text:p>
      <text:p text:style-name="Preformatted_20_Text">data/aero/timestep_info/00067/gamma_dot/00002</text:p>
      <text:p text:style-name="Preformatted_20_Text">data/aero/timestep_info/00067/gamma_dot/00003</text:p>
      <text:p text:style-name="Preformatted_20_Text">data/aero/timestep_info/00067/gamma_dot/_read_as</text:p>
      <text:p text:style-name="Preformatted_20_Text">data/aero/timestep_info/00067/gamma_star/00000</text:p>
      <text:p text:style-name="Preformatted_20_Text">data/aero/timestep_info/00067/gamma_star/00001</text:p>
      <text:p text:style-name="Preformatted_20_Text">data/aero/timestep_info/00067/gamma_star/00002</text:p>
      <text:p text:style-name="Preformatted_20_Text">data/aero/timestep_info/00067/gamma_star/00003</text:p>
      <text:p text:style-name="Preformatted_20_Text">data/aero/timestep_info/00067/gamma_star/_read_as</text:p>
      <text:p text:style-name="Preformatted_20_Text">data/aero/timestep_info/00067/in_global_AFoR</text:p>
      <text:p text:style-name="Preformatted_20_Text">data/aero/timestep_info/00067/inertial_steady_forces</text:p>
      <text:p text:style-name="Preformatted_20_Text">data/aero/timestep_info/00067/inertial_unsteady_forces</text:p>
      <text:p text:style-name="Preformatted_20_Text">data/aero/timestep_info/00067/n_surf</text:p>
      <text:p text:style-name="Preformatted_20_Text">data/aero/timestep_info/00067/normals/00000</text:p>
      <text:p text:style-name="Preformatted_20_Text">data/aero/timestep_info/00067/normals/00001</text:p>
      <text:p text:style-name="Preformatted_20_Text">data/aero/timestep_info/00067/normals/00002</text:p>
      <text:p text:style-name="Preformatted_20_Text">data/aero/timestep_info/00067/normals/00003</text:p>
      <text:p text:style-name="Preformatted_20_Text">data/aero/timestep_info/00067/normals/_read_as</text:p>
      <text:p text:style-name="Preformatted_20_Text">data/aero/timestep_info/00067/postproc_cell/_read_as</text:p>
      <text:p text:style-name="Preformatted_20_Text">data/aero/timestep_info/00067/postproc_node/_read_as</text:p>
      <text:p text:style-name="Preformatted_20_Text">data/aero/timestep_info/00067/u_ext/00000</text:p>
      <text:p text:style-name="Preformatted_20_Text">data/aero/timestep_info/00067/u_ext/00001</text:p>
      <text:p text:style-name="Preformatted_20_Text">data/aero/timestep_info/00067/u_ext/00002</text:p>
      <text:p text:style-name="Preformatted_20_Text">data/aero/timestep_info/00067/u_ext/00003</text:p>
      <text:p text:style-name="Preformatted_20_Text">data/aero/timestep_info/00067/u_ext/_read_as</text:p>
      <text:p text:style-name="Preformatted_20_Text">data/aero/timestep_info/00067/u_ext_star/00000</text:p>
      <text:p text:style-name="Preformatted_20_Text">data/aero/timestep_info/00067/u_ext_star/00001</text:p>
      <text:p text:style-name="Preformatted_20_Text">data/aero/timestep_info/00067/u_ext_star/00002</text:p>
      <text:p text:style-name="Preformatted_20_Text">data/aero/timestep_info/00067/u_ext_star/00003</text:p>
      <text:p text:style-name="Preformatted_20_Text">data/aero/timestep_info/00067/u_ext_star/_read_as</text:p>
      <text:p text:style-name="Preformatted_20_Text">data/aero/timestep_info/00067/wake_conv_vel/00000</text:p>
      <text:p text:style-name="Preformatted_20_Text">data/aero/timestep_info/00067/wake_conv_vel/00001</text:p>
      <text:p text:style-name="Preformatted_20_Text">data/aero/timestep_info/00067/wake_conv_vel/00002</text:p>
      <text:p text:style-name="Preformatted_20_Text">data/aero/timestep_info/00067/wake_conv_vel/00003</text:p>
      <text:p text:style-name="Preformatted_20_Text">data/aero/timestep_info/00067/wake_conv_vel/_read_as</text:p>
      <text:p text:style-name="Preformatted_20_Text">data/aero/timestep_info/00067/zeta/00000</text:p>
      <text:p text:style-name="Preformatted_20_Text">data/aero/timestep_info/00067/zeta/00001</text:p>
      <text:p text:style-name="Preformatted_20_Text">data/aero/timestep_info/00067/zeta/00002</text:p>
      <text:p text:style-name="Preformatted_20_Text">data/aero/timestep_info/00067/zeta/00003</text:p>
      <text:p text:style-name="Preformatted_20_Text">data/aero/timestep_info/00067/zeta/_read_as</text:p>
      <text:p text:style-name="Preformatted_20_Text">data/aero/timestep_info/00067/zeta_dot/00000</text:p>
      <text:p text:style-name="Preformatted_20_Text">data/aero/timestep_info/00067/zeta_dot/00001</text:p>
      <text:p text:style-name="Preformatted_20_Text">data/aero/timestep_info/00067/zeta_dot/00002</text:p>
      <text:p text:style-name="Preformatted_20_Text">data/aero/timestep_info/00067/zeta_dot/00003</text:p>
      <text:p text:style-name="Preformatted_20_Text">data/aero/timestep_info/00067/zeta_dot/_read_as</text:p>
      <text:p text:style-name="Preformatted_20_Text">data/aero/timestep_info/00067/zeta_star/00000</text:p>
      <text:p text:style-name="Preformatted_20_Text">data/aero/timestep_info/00067/zeta_star/00001</text:p>
      <text:p text:style-name="Preformatted_20_Text">data/aero/timestep_info/00067/zeta_star/00002</text:p>
      <text:p text:style-name="Preformatted_20_Text">data/aero/timestep_info/00067/zeta_star/00003</text:p>
      <text:p text:style-name="Preformatted_20_Text">data/aero/timestep_info/00067/zeta_star/_read_as</text:p>
      <text:p text:style-name="Preformatted_20_Text">data/aero/timestep_info/00068/_read_as</text:p>
      <text:p text:style-name="Preformatted_20_Text">data/aero/timestep_info/00068/body_steady_forces</text:p>
      <text:p text:style-name="Preformatted_20_Text">data/aero/timestep_info/00068/body_unsteady_forces</text:p>
      <text:p text:style-name="Preformatted_20_Text"><text:soft-page-break/>data/aero/timestep_info/00068/control_surface_deflection</text:p>
      <text:p text:style-name="Preformatted_20_Text">data/aero/timestep_info/00068/ct_dimensions</text:p>
      <text:p text:style-name="Preformatted_20_Text">data/aero/timestep_info/00068/ct_dimensions_star</text:p>
      <text:p text:style-name="Preformatted_20_Text">data/aero/timestep_info/00068/dimensions</text:p>
      <text:p text:style-name="Preformatted_20_Text">data/aero/timestep_info/00068/dimensions_star</text:p>
      <text:p text:style-name="Preformatted_20_Text">data/aero/timestep_info/00068/dist_to_orig/00000</text:p>
      <text:p text:style-name="Preformatted_20_Text">data/aero/timestep_info/00068/dist_to_orig/00001</text:p>
      <text:p text:style-name="Preformatted_20_Text">data/aero/timestep_info/00068/dist_to_orig/00002</text:p>
      <text:p text:style-name="Preformatted_20_Text">data/aero/timestep_info/00068/dist_to_orig/00003</text:p>
      <text:p text:style-name="Preformatted_20_Text">data/aero/timestep_info/00068/dist_to_orig/_read_as</text:p>
      <text:p text:style-name="Preformatted_20_Text">data/aero/timestep_info/00068/dynamic_forces/00000</text:p>
      <text:p text:style-name="Preformatted_20_Text">data/aero/timestep_info/00068/dynamic_forces/00001</text:p>
      <text:p text:style-name="Preformatted_20_Text">data/aero/timestep_info/00068/dynamic_forces/00002</text:p>
      <text:p text:style-name="Preformatted_20_Text">data/aero/timestep_info/00068/dynamic_forces/00003</text:p>
      <text:p text:style-name="Preformatted_20_Text">data/aero/timestep_info/00068/dynamic_forces/_read_as</text:p>
      <text:p text:style-name="Preformatted_20_Text">data/aero/timestep_info/00068/flag_zeta_phantom</text:p>
      <text:p text:style-name="Preformatted_20_Text">data/aero/timestep_info/00068/forces/00000</text:p>
      <text:p text:style-name="Preformatted_20_Text">data/aero/timestep_info/00068/forces/00001</text:p>
      <text:p text:style-name="Preformatted_20_Text">data/aero/timestep_info/00068/forces/00002</text:p>
      <text:p text:style-name="Preformatted_20_Text">data/aero/timestep_info/00068/forces/00003</text:p>
      <text:p text:style-name="Preformatted_20_Text">data/aero/timestep_info/00068/forces/_read_as</text:p>
      <text:p text:style-name="Preformatted_20_Text">data/aero/timestep_info/00068/gamma/00000</text:p>
      <text:p text:style-name="Preformatted_20_Text">data/aero/timestep_info/00068/gamma/00001</text:p>
      <text:p text:style-name="Preformatted_20_Text">data/aero/timestep_info/00068/gamma/00002</text:p>
      <text:p text:style-name="Preformatted_20_Text">data/aero/timestep_info/00068/gamma/00003</text:p>
      <text:p text:style-name="Preformatted_20_Text">data/aero/timestep_info/00068/gamma/_read_as</text:p>
      <text:p text:style-name="Preformatted_20_Text">data/aero/timestep_info/00068/gamma_dot/00000</text:p>
      <text:p text:style-name="Preformatted_20_Text">data/aero/timestep_info/00068/gamma_dot/00001</text:p>
      <text:p text:style-name="Preformatted_20_Text">data/aero/timestep_info/00068/gamma_dot/00002</text:p>
      <text:p text:style-name="Preformatted_20_Text">data/aero/timestep_info/00068/gamma_dot/00003</text:p>
      <text:p text:style-name="Preformatted_20_Text">data/aero/timestep_info/00068/gamma_dot/_read_as</text:p>
      <text:p text:style-name="Preformatted_20_Text">data/aero/timestep_info/00068/gamma_star/00000</text:p>
      <text:p text:style-name="Preformatted_20_Text">data/aero/timestep_info/00068/gamma_star/00001</text:p>
      <text:p text:style-name="Preformatted_20_Text">data/aero/timestep_info/00068/gamma_star/00002</text:p>
      <text:p text:style-name="Preformatted_20_Text">data/aero/timestep_info/00068/gamma_star/00003</text:p>
      <text:p text:style-name="Preformatted_20_Text">data/aero/timestep_info/00068/gamma_star/_read_as</text:p>
      <text:p text:style-name="Preformatted_20_Text">data/aero/timestep_info/00068/in_global_AFoR</text:p>
      <text:p text:style-name="Preformatted_20_Text">data/aero/timestep_info/00068/inertial_steady_forces</text:p>
      <text:p text:style-name="Preformatted_20_Text">data/aero/timestep_info/00068/inertial_unsteady_forces</text:p>
      <text:p text:style-name="Preformatted_20_Text">data/aero/timestep_info/00068/n_surf</text:p>
      <text:p text:style-name="Preformatted_20_Text">data/aero/timestep_info/00068/normals/00000</text:p>
      <text:p text:style-name="Preformatted_20_Text">data/aero/timestep_info/00068/normals/00001</text:p>
      <text:p text:style-name="Preformatted_20_Text">data/aero/timestep_info/00068/normals/00002</text:p>
      <text:p text:style-name="Preformatted_20_Text">data/aero/timestep_info/00068/normals/00003</text:p>
      <text:p text:style-name="Preformatted_20_Text">data/aero/timestep_info/00068/normals/_read_as</text:p>
      <text:p text:style-name="Preformatted_20_Text">data/aero/timestep_info/00068/postproc_cell/_read_as</text:p>
      <text:p text:style-name="Preformatted_20_Text">data/aero/timestep_info/00068/postproc_node/_read_as</text:p>
      <text:p text:style-name="Preformatted_20_Text">data/aero/timestep_info/00068/u_ext/00000</text:p>
      <text:p text:style-name="Preformatted_20_Text">data/aero/timestep_info/00068/u_ext/00001</text:p>
      <text:p text:style-name="Preformatted_20_Text">data/aero/timestep_info/00068/u_ext/00002</text:p>
      <text:p text:style-name="Preformatted_20_Text">data/aero/timestep_info/00068/u_ext/00003</text:p>
      <text:p text:style-name="Preformatted_20_Text">data/aero/timestep_info/00068/u_ext/_read_as</text:p>
      <text:p text:style-name="Preformatted_20_Text">data/aero/timestep_info/00068/u_ext_star/00000</text:p>
      <text:p text:style-name="Preformatted_20_Text">data/aero/timestep_info/00068/u_ext_star/00001</text:p>
      <text:p text:style-name="Preformatted_20_Text">data/aero/timestep_info/00068/u_ext_star/00002</text:p>
      <text:p text:style-name="Preformatted_20_Text">data/aero/timestep_info/00068/u_ext_star/00003</text:p>
      <text:p text:style-name="Preformatted_20_Text">data/aero/timestep_info/00068/u_ext_star/_read_as</text:p>
      <text:p text:style-name="Preformatted_20_Text">data/aero/timestep_info/00068/wake_conv_vel/00000</text:p>
      <text:p text:style-name="Preformatted_20_Text">data/aero/timestep_info/00068/wake_conv_vel/00001</text:p>
      <text:p text:style-name="Preformatted_20_Text">data/aero/timestep_info/00068/wake_conv_vel/00002</text:p>
      <text:p text:style-name="Preformatted_20_Text">data/aero/timestep_info/00068/wake_conv_vel/00003</text:p>
      <text:p text:style-name="Preformatted_20_Text">data/aero/timestep_info/00068/wake_conv_vel/_read_as</text:p>
      <text:p text:style-name="Preformatted_20_Text">data/aero/timestep_info/00068/zeta/00000</text:p>
      <text:p text:style-name="Preformatted_20_Text">data/aero/timestep_info/00068/zeta/00001</text:p>
      <text:p text:style-name="Preformatted_20_Text"><text:soft-page-break/>data/aero/timestep_info/00068/zeta/00002</text:p>
      <text:p text:style-name="Preformatted_20_Text">data/aero/timestep_info/00068/zeta/00003</text:p>
      <text:p text:style-name="Preformatted_20_Text">data/aero/timestep_info/00068/zeta/_read_as</text:p>
      <text:p text:style-name="Preformatted_20_Text">data/aero/timestep_info/00068/zeta_dot/00000</text:p>
      <text:p text:style-name="Preformatted_20_Text">data/aero/timestep_info/00068/zeta_dot/00001</text:p>
      <text:p text:style-name="Preformatted_20_Text">data/aero/timestep_info/00068/zeta_dot/00002</text:p>
      <text:p text:style-name="Preformatted_20_Text">data/aero/timestep_info/00068/zeta_dot/00003</text:p>
      <text:p text:style-name="Preformatted_20_Text">data/aero/timestep_info/00068/zeta_dot/_read_as</text:p>
      <text:p text:style-name="Preformatted_20_Text">data/aero/timestep_info/00068/zeta_star/00000</text:p>
      <text:p text:style-name="Preformatted_20_Text">data/aero/timestep_info/00068/zeta_star/00001</text:p>
      <text:p text:style-name="Preformatted_20_Text">data/aero/timestep_info/00068/zeta_star/00002</text:p>
      <text:p text:style-name="Preformatted_20_Text">data/aero/timestep_info/00068/zeta_star/00003</text:p>
      <text:p text:style-name="Preformatted_20_Text">data/aero/timestep_info/00068/zeta_star/_read_as</text:p>
      <text:p text:style-name="Preformatted_20_Text">data/aero/timestep_info/00069/_read_as</text:p>
      <text:p text:style-name="Preformatted_20_Text">data/aero/timestep_info/00069/body_steady_forces</text:p>
      <text:p text:style-name="Preformatted_20_Text">data/aero/timestep_info/00069/body_unsteady_forces</text:p>
      <text:p text:style-name="Preformatted_20_Text">data/aero/timestep_info/00069/control_surface_deflection</text:p>
      <text:p text:style-name="Preformatted_20_Text">data/aero/timestep_info/00069/ct_dimensions</text:p>
      <text:p text:style-name="Preformatted_20_Text">data/aero/timestep_info/00069/ct_dimensions_star</text:p>
      <text:p text:style-name="Preformatted_20_Text">data/aero/timestep_info/00069/dimensions</text:p>
      <text:p text:style-name="Preformatted_20_Text">data/aero/timestep_info/00069/dimensions_star</text:p>
      <text:p text:style-name="Preformatted_20_Text">data/aero/timestep_info/00069/dist_to_orig/00000</text:p>
      <text:p text:style-name="Preformatted_20_Text">data/aero/timestep_info/00069/dist_to_orig/00001</text:p>
      <text:p text:style-name="Preformatted_20_Text">data/aero/timestep_info/00069/dist_to_orig/00002</text:p>
      <text:p text:style-name="Preformatted_20_Text">data/aero/timestep_info/00069/dist_to_orig/00003</text:p>
      <text:p text:style-name="Preformatted_20_Text">data/aero/timestep_info/00069/dist_to_orig/_read_as</text:p>
      <text:p text:style-name="Preformatted_20_Text">data/aero/timestep_info/00069/dynamic_forces/00000</text:p>
      <text:p text:style-name="Preformatted_20_Text">data/aero/timestep_info/00069/dynamic_forces/00001</text:p>
      <text:p text:style-name="Preformatted_20_Text">data/aero/timestep_info/00069/dynamic_forces/00002</text:p>
      <text:p text:style-name="Preformatted_20_Text">data/aero/timestep_info/00069/dynamic_forces/00003</text:p>
      <text:p text:style-name="Preformatted_20_Text">data/aero/timestep_info/00069/dynamic_forces/_read_as</text:p>
      <text:p text:style-name="Preformatted_20_Text">data/aero/timestep_info/00069/flag_zeta_phantom</text:p>
      <text:p text:style-name="Preformatted_20_Text">data/aero/timestep_info/00069/forces/00000</text:p>
      <text:p text:style-name="Preformatted_20_Text">data/aero/timestep_info/00069/forces/00001</text:p>
      <text:p text:style-name="Preformatted_20_Text">data/aero/timestep_info/00069/forces/00002</text:p>
      <text:p text:style-name="Preformatted_20_Text">data/aero/timestep_info/00069/forces/00003</text:p>
      <text:p text:style-name="Preformatted_20_Text">data/aero/timestep_info/00069/forces/_read_as</text:p>
      <text:p text:style-name="Preformatted_20_Text">data/aero/timestep_info/00069/gamma/00000</text:p>
      <text:p text:style-name="Preformatted_20_Text">data/aero/timestep_info/00069/gamma/00001</text:p>
      <text:p text:style-name="Preformatted_20_Text">data/aero/timestep_info/00069/gamma/00002</text:p>
      <text:p text:style-name="Preformatted_20_Text">data/aero/timestep_info/00069/gamma/00003</text:p>
      <text:p text:style-name="Preformatted_20_Text">data/aero/timestep_info/00069/gamma/_read_as</text:p>
      <text:p text:style-name="Preformatted_20_Text">data/aero/timestep_info/00069/gamma_dot/00000</text:p>
      <text:p text:style-name="Preformatted_20_Text">data/aero/timestep_info/00069/gamma_dot/00001</text:p>
      <text:p text:style-name="Preformatted_20_Text">data/aero/timestep_info/00069/gamma_dot/00002</text:p>
      <text:p text:style-name="Preformatted_20_Text">data/aero/timestep_info/00069/gamma_dot/00003</text:p>
      <text:p text:style-name="Preformatted_20_Text">data/aero/timestep_info/00069/gamma_dot/_read_as</text:p>
      <text:p text:style-name="Preformatted_20_Text">data/aero/timestep_info/00069/gamma_star/00000</text:p>
      <text:p text:style-name="Preformatted_20_Text">data/aero/timestep_info/00069/gamma_star/00001</text:p>
      <text:p text:style-name="Preformatted_20_Text">data/aero/timestep_info/00069/gamma_star/00002</text:p>
      <text:p text:style-name="Preformatted_20_Text">data/aero/timestep_info/00069/gamma_star/00003</text:p>
      <text:p text:style-name="Preformatted_20_Text">data/aero/timestep_info/00069/gamma_star/_read_as</text:p>
      <text:p text:style-name="Preformatted_20_Text">data/aero/timestep_info/00069/in_global_AFoR</text:p>
      <text:p text:style-name="Preformatted_20_Text">data/aero/timestep_info/00069/inertial_steady_forces</text:p>
      <text:p text:style-name="Preformatted_20_Text">data/aero/timestep_info/00069/inertial_unsteady_forces</text:p>
      <text:p text:style-name="Preformatted_20_Text">data/aero/timestep_info/00069/n_surf</text:p>
      <text:p text:style-name="Preformatted_20_Text">data/aero/timestep_info/00069/normals/00000</text:p>
      <text:p text:style-name="Preformatted_20_Text">data/aero/timestep_info/00069/normals/00001</text:p>
      <text:p text:style-name="Preformatted_20_Text">data/aero/timestep_info/00069/normals/00002</text:p>
      <text:p text:style-name="Preformatted_20_Text">data/aero/timestep_info/00069/normals/00003</text:p>
      <text:p text:style-name="Preformatted_20_Text">data/aero/timestep_info/00069/normals/_read_as</text:p>
      <text:p text:style-name="Preformatted_20_Text">data/aero/timestep_info/00069/postproc_cell/_read_as</text:p>
      <text:p text:style-name="Preformatted_20_Text">data/aero/timestep_info/00069/postproc_node/_read_as</text:p>
      <text:p text:style-name="Preformatted_20_Text">data/aero/timestep_info/00069/u_ext/00000</text:p>
      <text:p text:style-name="Preformatted_20_Text"><text:soft-page-break/>data/aero/timestep_info/00069/u_ext/00001</text:p>
      <text:p text:style-name="Preformatted_20_Text">data/aero/timestep_info/00069/u_ext/00002</text:p>
      <text:p text:style-name="Preformatted_20_Text">data/aero/timestep_info/00069/u_ext/00003</text:p>
      <text:p text:style-name="Preformatted_20_Text">data/aero/timestep_info/00069/u_ext/_read_as</text:p>
      <text:p text:style-name="Preformatted_20_Text">data/aero/timestep_info/00069/u_ext_star/00000</text:p>
      <text:p text:style-name="Preformatted_20_Text">data/aero/timestep_info/00069/u_ext_star/00001</text:p>
      <text:p text:style-name="Preformatted_20_Text">data/aero/timestep_info/00069/u_ext_star/00002</text:p>
      <text:p text:style-name="Preformatted_20_Text">data/aero/timestep_info/00069/u_ext_star/00003</text:p>
      <text:p text:style-name="Preformatted_20_Text">data/aero/timestep_info/00069/u_ext_star/_read_as</text:p>
      <text:p text:style-name="Preformatted_20_Text">data/aero/timestep_info/00069/wake_conv_vel/00000</text:p>
      <text:p text:style-name="Preformatted_20_Text">data/aero/timestep_info/00069/wake_conv_vel/00001</text:p>
      <text:p text:style-name="Preformatted_20_Text">data/aero/timestep_info/00069/wake_conv_vel/00002</text:p>
      <text:p text:style-name="Preformatted_20_Text">data/aero/timestep_info/00069/wake_conv_vel/00003</text:p>
      <text:p text:style-name="Preformatted_20_Text">data/aero/timestep_info/00069/wake_conv_vel/_read_as</text:p>
      <text:p text:style-name="Preformatted_20_Text">data/aero/timestep_info/00069/zeta/00000</text:p>
      <text:p text:style-name="Preformatted_20_Text">data/aero/timestep_info/00069/zeta/00001</text:p>
      <text:p text:style-name="Preformatted_20_Text">data/aero/timestep_info/00069/zeta/00002</text:p>
      <text:p text:style-name="Preformatted_20_Text">data/aero/timestep_info/00069/zeta/00003</text:p>
      <text:p text:style-name="Preformatted_20_Text">data/aero/timestep_info/00069/zeta/_read_as</text:p>
      <text:p text:style-name="Preformatted_20_Text">data/aero/timestep_info/00069/zeta_dot/00000</text:p>
      <text:p text:style-name="Preformatted_20_Text">data/aero/timestep_info/00069/zeta_dot/00001</text:p>
      <text:p text:style-name="Preformatted_20_Text">data/aero/timestep_info/00069/zeta_dot/00002</text:p>
      <text:p text:style-name="Preformatted_20_Text">data/aero/timestep_info/00069/zeta_dot/00003</text:p>
      <text:p text:style-name="Preformatted_20_Text">data/aero/timestep_info/00069/zeta_dot/_read_as</text:p>
      <text:p text:style-name="Preformatted_20_Text">data/aero/timestep_info/00069/zeta_star/00000</text:p>
      <text:p text:style-name="Preformatted_20_Text">data/aero/timestep_info/00069/zeta_star/00001</text:p>
      <text:p text:style-name="Preformatted_20_Text">data/aero/timestep_info/00069/zeta_star/00002</text:p>
      <text:p text:style-name="Preformatted_20_Text">data/aero/timestep_info/00069/zeta_star/00003</text:p>
      <text:p text:style-name="Preformatted_20_Text">data/aero/timestep_info/00069/zeta_star/_read_as</text:p>
      <text:p text:style-name="Preformatted_20_Text">data/aero/timestep_info/00070/_read_as</text:p>
      <text:p text:style-name="Preformatted_20_Text">data/aero/timestep_info/00070/body_steady_forces</text:p>
      <text:p text:style-name="Preformatted_20_Text">data/aero/timestep_info/00070/body_unsteady_forces</text:p>
      <text:p text:style-name="Preformatted_20_Text">data/aero/timestep_info/00070/control_surface_deflection</text:p>
      <text:p text:style-name="Preformatted_20_Text">data/aero/timestep_info/00070/ct_dimensions</text:p>
      <text:p text:style-name="Preformatted_20_Text">data/aero/timestep_info/00070/ct_dimensions_star</text:p>
      <text:p text:style-name="Preformatted_20_Text">data/aero/timestep_info/00070/dimensions</text:p>
      <text:p text:style-name="Preformatted_20_Text">data/aero/timestep_info/00070/dimensions_star</text:p>
      <text:p text:style-name="Preformatted_20_Text">data/aero/timestep_info/00070/dist_to_orig/00000</text:p>
      <text:p text:style-name="Preformatted_20_Text">data/aero/timestep_info/00070/dist_to_orig/00001</text:p>
      <text:p text:style-name="Preformatted_20_Text">data/aero/timestep_info/00070/dist_to_orig/00002</text:p>
      <text:p text:style-name="Preformatted_20_Text">data/aero/timestep_info/00070/dist_to_orig/00003</text:p>
      <text:p text:style-name="Preformatted_20_Text">data/aero/timestep_info/00070/dist_to_orig/_read_as</text:p>
      <text:p text:style-name="Preformatted_20_Text">data/aero/timestep_info/00070/dynamic_forces/00000</text:p>
      <text:p text:style-name="Preformatted_20_Text">data/aero/timestep_info/00070/dynamic_forces/00001</text:p>
      <text:p text:style-name="Preformatted_20_Text">data/aero/timestep_info/00070/dynamic_forces/00002</text:p>
      <text:p text:style-name="Preformatted_20_Text">data/aero/timestep_info/00070/dynamic_forces/00003</text:p>
      <text:p text:style-name="Preformatted_20_Text">data/aero/timestep_info/00070/dynamic_forces/_read_as</text:p>
      <text:p text:style-name="Preformatted_20_Text">data/aero/timestep_info/00070/flag_zeta_phantom</text:p>
      <text:p text:style-name="Preformatted_20_Text">data/aero/timestep_info/00070/forces/00000</text:p>
      <text:p text:style-name="Preformatted_20_Text">data/aero/timestep_info/00070/forces/00001</text:p>
      <text:p text:style-name="Preformatted_20_Text">data/aero/timestep_info/00070/forces/00002</text:p>
      <text:p text:style-name="Preformatted_20_Text">data/aero/timestep_info/00070/forces/00003</text:p>
      <text:p text:style-name="Preformatted_20_Text">data/aero/timestep_info/00070/forces/_read_as</text:p>
      <text:p text:style-name="Preformatted_20_Text">data/aero/timestep_info/00070/gamma/00000</text:p>
      <text:p text:style-name="Preformatted_20_Text">data/aero/timestep_info/00070/gamma/00001</text:p>
      <text:p text:style-name="Preformatted_20_Text">data/aero/timestep_info/00070/gamma/00002</text:p>
      <text:p text:style-name="Preformatted_20_Text">data/aero/timestep_info/00070/gamma/00003</text:p>
      <text:p text:style-name="Preformatted_20_Text">data/aero/timestep_info/00070/gamma/_read_as</text:p>
      <text:p text:style-name="Preformatted_20_Text">data/aero/timestep_info/00070/gamma_dot/00000</text:p>
      <text:p text:style-name="Preformatted_20_Text">data/aero/timestep_info/00070/gamma_dot/00001</text:p>
      <text:p text:style-name="Preformatted_20_Text">data/aero/timestep_info/00070/gamma_dot/00002</text:p>
      <text:p text:style-name="Preformatted_20_Text">data/aero/timestep_info/00070/gamma_dot/00003</text:p>
      <text:p text:style-name="Preformatted_20_Text">data/aero/timestep_info/00070/gamma_dot/_read_as</text:p>
      <text:p text:style-name="Preformatted_20_Text">data/aero/timestep_info/00070/gamma_star/00000</text:p>
      <text:p text:style-name="Preformatted_20_Text"><text:soft-page-break/>data/aero/timestep_info/00070/gamma_star/00001</text:p>
      <text:p text:style-name="Preformatted_20_Text">data/aero/timestep_info/00070/gamma_star/00002</text:p>
      <text:p text:style-name="Preformatted_20_Text">data/aero/timestep_info/00070/gamma_star/00003</text:p>
      <text:p text:style-name="Preformatted_20_Text">data/aero/timestep_info/00070/gamma_star/_read_as</text:p>
      <text:p text:style-name="Preformatted_20_Text">data/aero/timestep_info/00070/in_global_AFoR</text:p>
      <text:p text:style-name="Preformatted_20_Text">data/aero/timestep_info/00070/inertial_steady_forces</text:p>
      <text:p text:style-name="Preformatted_20_Text">data/aero/timestep_info/00070/inertial_unsteady_forces</text:p>
      <text:p text:style-name="Preformatted_20_Text">data/aero/timestep_info/00070/n_surf</text:p>
      <text:p text:style-name="Preformatted_20_Text">data/aero/timestep_info/00070/normals/00000</text:p>
      <text:p text:style-name="Preformatted_20_Text">data/aero/timestep_info/00070/normals/00001</text:p>
      <text:p text:style-name="Preformatted_20_Text">data/aero/timestep_info/00070/normals/00002</text:p>
      <text:p text:style-name="Preformatted_20_Text">data/aero/timestep_info/00070/normals/00003</text:p>
      <text:p text:style-name="Preformatted_20_Text">data/aero/timestep_info/00070/normals/_read_as</text:p>
      <text:p text:style-name="Preformatted_20_Text">data/aero/timestep_info/00070/postproc_cell/_read_as</text:p>
      <text:p text:style-name="Preformatted_20_Text">data/aero/timestep_info/00070/postproc_node/_read_as</text:p>
      <text:p text:style-name="Preformatted_20_Text">data/aero/timestep_info/00070/u_ext/00000</text:p>
      <text:p text:style-name="Preformatted_20_Text">data/aero/timestep_info/00070/u_ext/00001</text:p>
      <text:p text:style-name="Preformatted_20_Text">data/aero/timestep_info/00070/u_ext/00002</text:p>
      <text:p text:style-name="Preformatted_20_Text">data/aero/timestep_info/00070/u_ext/00003</text:p>
      <text:p text:style-name="Preformatted_20_Text">data/aero/timestep_info/00070/u_ext/_read_as</text:p>
      <text:p text:style-name="Preformatted_20_Text">data/aero/timestep_info/00070/u_ext_star/00000</text:p>
      <text:p text:style-name="Preformatted_20_Text">data/aero/timestep_info/00070/u_ext_star/00001</text:p>
      <text:p text:style-name="Preformatted_20_Text">data/aero/timestep_info/00070/u_ext_star/00002</text:p>
      <text:p text:style-name="Preformatted_20_Text">data/aero/timestep_info/00070/u_ext_star/00003</text:p>
      <text:p text:style-name="Preformatted_20_Text">data/aero/timestep_info/00070/u_ext_star/_read_as</text:p>
      <text:p text:style-name="Preformatted_20_Text">data/aero/timestep_info/00070/wake_conv_vel/00000</text:p>
      <text:p text:style-name="Preformatted_20_Text">data/aero/timestep_info/00070/wake_conv_vel/00001</text:p>
      <text:p text:style-name="Preformatted_20_Text">data/aero/timestep_info/00070/wake_conv_vel/00002</text:p>
      <text:p text:style-name="Preformatted_20_Text">data/aero/timestep_info/00070/wake_conv_vel/00003</text:p>
      <text:p text:style-name="Preformatted_20_Text">data/aero/timestep_info/00070/wake_conv_vel/_read_as</text:p>
      <text:p text:style-name="Preformatted_20_Text">data/aero/timestep_info/00070/zeta/00000</text:p>
      <text:p text:style-name="Preformatted_20_Text">data/aero/timestep_info/00070/zeta/00001</text:p>
      <text:p text:style-name="Preformatted_20_Text">data/aero/timestep_info/00070/zeta/00002</text:p>
      <text:p text:style-name="Preformatted_20_Text">data/aero/timestep_info/00070/zeta/00003</text:p>
      <text:p text:style-name="Preformatted_20_Text">data/aero/timestep_info/00070/zeta/_read_as</text:p>
      <text:p text:style-name="Preformatted_20_Text">data/aero/timestep_info/00070/zeta_dot/00000</text:p>
      <text:p text:style-name="Preformatted_20_Text">data/aero/timestep_info/00070/zeta_dot/00001</text:p>
      <text:p text:style-name="Preformatted_20_Text">data/aero/timestep_info/00070/zeta_dot/00002</text:p>
      <text:p text:style-name="Preformatted_20_Text">data/aero/timestep_info/00070/zeta_dot/00003</text:p>
      <text:p text:style-name="Preformatted_20_Text">data/aero/timestep_info/00070/zeta_dot/_read_as</text:p>
      <text:p text:style-name="Preformatted_20_Text">data/aero/timestep_info/00070/zeta_star/00000</text:p>
      <text:p text:style-name="Preformatted_20_Text">data/aero/timestep_info/00070/zeta_star/00001</text:p>
      <text:p text:style-name="Preformatted_20_Text">data/aero/timestep_info/00070/zeta_star/00002</text:p>
      <text:p text:style-name="Preformatted_20_Text">data/aero/timestep_info/00070/zeta_star/00003</text:p>
      <text:p text:style-name="Preformatted_20_Text">data/aero/timestep_info/00070/zeta_star/_read_as</text:p>
      <text:p text:style-name="Preformatted_20_Text">data/aero/timestep_info/00071/_read_as</text:p>
      <text:p text:style-name="Preformatted_20_Text">data/aero/timestep_info/00071/body_steady_forces</text:p>
      <text:p text:style-name="Preformatted_20_Text">data/aero/timestep_info/00071/body_unsteady_forces</text:p>
      <text:p text:style-name="Preformatted_20_Text">data/aero/timestep_info/00071/control_surface_deflection</text:p>
      <text:p text:style-name="Preformatted_20_Text">data/aero/timestep_info/00071/ct_dimensions</text:p>
      <text:p text:style-name="Preformatted_20_Text">data/aero/timestep_info/00071/ct_dimensions_star</text:p>
      <text:p text:style-name="Preformatted_20_Text">data/aero/timestep_info/00071/dimensions</text:p>
      <text:p text:style-name="Preformatted_20_Text">data/aero/timestep_info/00071/dimensions_star</text:p>
      <text:p text:style-name="Preformatted_20_Text">data/aero/timestep_info/00071/dist_to_orig/00000</text:p>
      <text:p text:style-name="Preformatted_20_Text">data/aero/timestep_info/00071/dist_to_orig/00001</text:p>
      <text:p text:style-name="Preformatted_20_Text">data/aero/timestep_info/00071/dist_to_orig/00002</text:p>
      <text:p text:style-name="Preformatted_20_Text">data/aero/timestep_info/00071/dist_to_orig/00003</text:p>
      <text:p text:style-name="Preformatted_20_Text">data/aero/timestep_info/00071/dist_to_orig/_read_as</text:p>
      <text:p text:style-name="Preformatted_20_Text">data/aero/timestep_info/00071/dynamic_forces/00000</text:p>
      <text:p text:style-name="Preformatted_20_Text">data/aero/timestep_info/00071/dynamic_forces/00001</text:p>
      <text:p text:style-name="Preformatted_20_Text">data/aero/timestep_info/00071/dynamic_forces/00002</text:p>
      <text:p text:style-name="Preformatted_20_Text">data/aero/timestep_info/00071/dynamic_forces/00003</text:p>
      <text:p text:style-name="Preformatted_20_Text">data/aero/timestep_info/00071/dynamic_forces/_read_as</text:p>
      <text:p text:style-name="Preformatted_20_Text">data/aero/timestep_info/00071/flag_zeta_phantom</text:p>
      <text:p text:style-name="Preformatted_20_Text"><text:soft-page-break/>data/aero/timestep_info/00071/forces/00000</text:p>
      <text:p text:style-name="Preformatted_20_Text">data/aero/timestep_info/00071/forces/00001</text:p>
      <text:p text:style-name="Preformatted_20_Text">data/aero/timestep_info/00071/forces/00002</text:p>
      <text:p text:style-name="Preformatted_20_Text">data/aero/timestep_info/00071/forces/00003</text:p>
      <text:p text:style-name="Preformatted_20_Text">data/aero/timestep_info/00071/forces/_read_as</text:p>
      <text:p text:style-name="Preformatted_20_Text">data/aero/timestep_info/00071/gamma/00000</text:p>
      <text:p text:style-name="Preformatted_20_Text">data/aero/timestep_info/00071/gamma/00001</text:p>
      <text:p text:style-name="Preformatted_20_Text">data/aero/timestep_info/00071/gamma/00002</text:p>
      <text:p text:style-name="Preformatted_20_Text">data/aero/timestep_info/00071/gamma/00003</text:p>
      <text:p text:style-name="Preformatted_20_Text">data/aero/timestep_info/00071/gamma/_read_as</text:p>
      <text:p text:style-name="Preformatted_20_Text">data/aero/timestep_info/00071/gamma_dot/00000</text:p>
      <text:p text:style-name="Preformatted_20_Text">data/aero/timestep_info/00071/gamma_dot/00001</text:p>
      <text:p text:style-name="Preformatted_20_Text">data/aero/timestep_info/00071/gamma_dot/00002</text:p>
      <text:p text:style-name="Preformatted_20_Text">data/aero/timestep_info/00071/gamma_dot/00003</text:p>
      <text:p text:style-name="Preformatted_20_Text">data/aero/timestep_info/00071/gamma_dot/_read_as</text:p>
      <text:p text:style-name="Preformatted_20_Text">data/aero/timestep_info/00071/gamma_star/00000</text:p>
      <text:p text:style-name="Preformatted_20_Text">data/aero/timestep_info/00071/gamma_star/00001</text:p>
      <text:p text:style-name="Preformatted_20_Text">data/aero/timestep_info/00071/gamma_star/00002</text:p>
      <text:p text:style-name="Preformatted_20_Text">data/aero/timestep_info/00071/gamma_star/00003</text:p>
      <text:p text:style-name="Preformatted_20_Text">data/aero/timestep_info/00071/gamma_star/_read_as</text:p>
      <text:p text:style-name="Preformatted_20_Text">data/aero/timestep_info/00071/in_global_AFoR</text:p>
      <text:p text:style-name="Preformatted_20_Text">data/aero/timestep_info/00071/inertial_steady_forces</text:p>
      <text:p text:style-name="Preformatted_20_Text">data/aero/timestep_info/00071/inertial_unsteady_forces</text:p>
      <text:p text:style-name="Preformatted_20_Text">data/aero/timestep_info/00071/n_surf</text:p>
      <text:p text:style-name="Preformatted_20_Text">data/aero/timestep_info/00071/normals/00000</text:p>
      <text:p text:style-name="Preformatted_20_Text">data/aero/timestep_info/00071/normals/00001</text:p>
      <text:p text:style-name="Preformatted_20_Text">data/aero/timestep_info/00071/normals/00002</text:p>
      <text:p text:style-name="Preformatted_20_Text">data/aero/timestep_info/00071/normals/00003</text:p>
      <text:p text:style-name="Preformatted_20_Text">data/aero/timestep_info/00071/normals/_read_as</text:p>
      <text:p text:style-name="Preformatted_20_Text">data/aero/timestep_info/00071/postproc_cell/_read_as</text:p>
      <text:p text:style-name="Preformatted_20_Text">data/aero/timestep_info/00071/postproc_node/_read_as</text:p>
      <text:p text:style-name="Preformatted_20_Text">data/aero/timestep_info/00071/u_ext/00000</text:p>
      <text:p text:style-name="Preformatted_20_Text">data/aero/timestep_info/00071/u_ext/00001</text:p>
      <text:p text:style-name="Preformatted_20_Text">data/aero/timestep_info/00071/u_ext/00002</text:p>
      <text:p text:style-name="Preformatted_20_Text">data/aero/timestep_info/00071/u_ext/00003</text:p>
      <text:p text:style-name="Preformatted_20_Text">data/aero/timestep_info/00071/u_ext/_read_as</text:p>
      <text:p text:style-name="Preformatted_20_Text">data/aero/timestep_info/00071/u_ext_star/00000</text:p>
      <text:p text:style-name="Preformatted_20_Text">data/aero/timestep_info/00071/u_ext_star/00001</text:p>
      <text:p text:style-name="Preformatted_20_Text">data/aero/timestep_info/00071/u_ext_star/00002</text:p>
      <text:p text:style-name="Preformatted_20_Text">data/aero/timestep_info/00071/u_ext_star/00003</text:p>
      <text:p text:style-name="Preformatted_20_Text">data/aero/timestep_info/00071/u_ext_star/_read_as</text:p>
      <text:p text:style-name="Preformatted_20_Text">data/aero/timestep_info/00071/wake_conv_vel/00000</text:p>
      <text:p text:style-name="Preformatted_20_Text">data/aero/timestep_info/00071/wake_conv_vel/00001</text:p>
      <text:p text:style-name="Preformatted_20_Text">data/aero/timestep_info/00071/wake_conv_vel/00002</text:p>
      <text:p text:style-name="Preformatted_20_Text">data/aero/timestep_info/00071/wake_conv_vel/00003</text:p>
      <text:p text:style-name="Preformatted_20_Text">data/aero/timestep_info/00071/wake_conv_vel/_read_as</text:p>
      <text:p text:style-name="Preformatted_20_Text">data/aero/timestep_info/00071/zeta/00000</text:p>
      <text:p text:style-name="Preformatted_20_Text">data/aero/timestep_info/00071/zeta/00001</text:p>
      <text:p text:style-name="Preformatted_20_Text">data/aero/timestep_info/00071/zeta/00002</text:p>
      <text:p text:style-name="Preformatted_20_Text">data/aero/timestep_info/00071/zeta/00003</text:p>
      <text:p text:style-name="Preformatted_20_Text">data/aero/timestep_info/00071/zeta/_read_as</text:p>
      <text:p text:style-name="Preformatted_20_Text">data/aero/timestep_info/00071/zeta_dot/00000</text:p>
      <text:p text:style-name="Preformatted_20_Text">data/aero/timestep_info/00071/zeta_dot/00001</text:p>
      <text:p text:style-name="Preformatted_20_Text">data/aero/timestep_info/00071/zeta_dot/00002</text:p>
      <text:p text:style-name="Preformatted_20_Text">data/aero/timestep_info/00071/zeta_dot/00003</text:p>
      <text:p text:style-name="Preformatted_20_Text">data/aero/timestep_info/00071/zeta_dot/_read_as</text:p>
      <text:p text:style-name="Preformatted_20_Text">data/aero/timestep_info/00071/zeta_star/00000</text:p>
      <text:p text:style-name="Preformatted_20_Text">data/aero/timestep_info/00071/zeta_star/00001</text:p>
      <text:p text:style-name="Preformatted_20_Text">data/aero/timestep_info/00071/zeta_star/00002</text:p>
      <text:p text:style-name="Preformatted_20_Text">data/aero/timestep_info/00071/zeta_star/00003</text:p>
      <text:p text:style-name="Preformatted_20_Text">data/aero/timestep_info/00071/zeta_star/_read_as</text:p>
      <text:p text:style-name="Preformatted_20_Text">data/aero/timestep_info/00072/_read_as</text:p>
      <text:p text:style-name="Preformatted_20_Text">data/aero/timestep_info/00072/body_steady_forces</text:p>
      <text:p text:style-name="Preformatted_20_Text">data/aero/timestep_info/00072/body_unsteady_forces</text:p>
      <text:p text:style-name="Preformatted_20_Text"><text:soft-page-break/>data/aero/timestep_info/00072/control_surface_deflection</text:p>
      <text:p text:style-name="Preformatted_20_Text">data/aero/timestep_info/00072/ct_dimensions</text:p>
      <text:p text:style-name="Preformatted_20_Text">data/aero/timestep_info/00072/ct_dimensions_star</text:p>
      <text:p text:style-name="Preformatted_20_Text">data/aero/timestep_info/00072/dimensions</text:p>
      <text:p text:style-name="Preformatted_20_Text">data/aero/timestep_info/00072/dimensions_star</text:p>
      <text:p text:style-name="Preformatted_20_Text">data/aero/timestep_info/00072/dist_to_orig/00000</text:p>
      <text:p text:style-name="Preformatted_20_Text">data/aero/timestep_info/00072/dist_to_orig/00001</text:p>
      <text:p text:style-name="Preformatted_20_Text">data/aero/timestep_info/00072/dist_to_orig/00002</text:p>
      <text:p text:style-name="Preformatted_20_Text">data/aero/timestep_info/00072/dist_to_orig/00003</text:p>
      <text:p text:style-name="Preformatted_20_Text">data/aero/timestep_info/00072/dist_to_orig/_read_as</text:p>
      <text:p text:style-name="Preformatted_20_Text">data/aero/timestep_info/00072/dynamic_forces/00000</text:p>
      <text:p text:style-name="Preformatted_20_Text">data/aero/timestep_info/00072/dynamic_forces/00001</text:p>
      <text:p text:style-name="Preformatted_20_Text">data/aero/timestep_info/00072/dynamic_forces/00002</text:p>
      <text:p text:style-name="Preformatted_20_Text">data/aero/timestep_info/00072/dynamic_forces/00003</text:p>
      <text:p text:style-name="Preformatted_20_Text">data/aero/timestep_info/00072/dynamic_forces/_read_as</text:p>
      <text:p text:style-name="Preformatted_20_Text">data/aero/timestep_info/00072/flag_zeta_phantom</text:p>
      <text:p text:style-name="Preformatted_20_Text">data/aero/timestep_info/00072/forces/00000</text:p>
      <text:p text:style-name="Preformatted_20_Text">data/aero/timestep_info/00072/forces/00001</text:p>
      <text:p text:style-name="Preformatted_20_Text">data/aero/timestep_info/00072/forces/00002</text:p>
      <text:p text:style-name="Preformatted_20_Text">data/aero/timestep_info/00072/forces/00003</text:p>
      <text:p text:style-name="Preformatted_20_Text">data/aero/timestep_info/00072/forces/_read_as</text:p>
      <text:p text:style-name="Preformatted_20_Text">data/aero/timestep_info/00072/gamma/00000</text:p>
      <text:p text:style-name="Preformatted_20_Text">data/aero/timestep_info/00072/gamma/00001</text:p>
      <text:p text:style-name="Preformatted_20_Text">data/aero/timestep_info/00072/gamma/00002</text:p>
      <text:p text:style-name="Preformatted_20_Text">data/aero/timestep_info/00072/gamma/00003</text:p>
      <text:p text:style-name="Preformatted_20_Text">data/aero/timestep_info/00072/gamma/_read_as</text:p>
      <text:p text:style-name="Preformatted_20_Text">data/aero/timestep_info/00072/gamma_dot/00000</text:p>
      <text:p text:style-name="Preformatted_20_Text">data/aero/timestep_info/00072/gamma_dot/00001</text:p>
      <text:p text:style-name="Preformatted_20_Text">data/aero/timestep_info/00072/gamma_dot/00002</text:p>
      <text:p text:style-name="Preformatted_20_Text">data/aero/timestep_info/00072/gamma_dot/00003</text:p>
      <text:p text:style-name="Preformatted_20_Text">data/aero/timestep_info/00072/gamma_dot/_read_as</text:p>
      <text:p text:style-name="Preformatted_20_Text">data/aero/timestep_info/00072/gamma_star/00000</text:p>
      <text:p text:style-name="Preformatted_20_Text">data/aero/timestep_info/00072/gamma_star/00001</text:p>
      <text:p text:style-name="Preformatted_20_Text">data/aero/timestep_info/00072/gamma_star/00002</text:p>
      <text:p text:style-name="Preformatted_20_Text">data/aero/timestep_info/00072/gamma_star/00003</text:p>
      <text:p text:style-name="Preformatted_20_Text">data/aero/timestep_info/00072/gamma_star/_read_as</text:p>
      <text:p text:style-name="Preformatted_20_Text">data/aero/timestep_info/00072/in_global_AFoR</text:p>
      <text:p text:style-name="Preformatted_20_Text">data/aero/timestep_info/00072/inertial_steady_forces</text:p>
      <text:p text:style-name="Preformatted_20_Text">data/aero/timestep_info/00072/inertial_unsteady_forces</text:p>
      <text:p text:style-name="Preformatted_20_Text">data/aero/timestep_info/00072/n_surf</text:p>
      <text:p text:style-name="Preformatted_20_Text">data/aero/timestep_info/00072/normals/00000</text:p>
      <text:p text:style-name="Preformatted_20_Text">data/aero/timestep_info/00072/normals/00001</text:p>
      <text:p text:style-name="Preformatted_20_Text">data/aero/timestep_info/00072/normals/00002</text:p>
      <text:p text:style-name="Preformatted_20_Text">data/aero/timestep_info/00072/normals/00003</text:p>
      <text:p text:style-name="Preformatted_20_Text">data/aero/timestep_info/00072/normals/_read_as</text:p>
      <text:p text:style-name="Preformatted_20_Text">data/aero/timestep_info/00072/postproc_cell/_read_as</text:p>
      <text:p text:style-name="Preformatted_20_Text">data/aero/timestep_info/00072/postproc_node/_read_as</text:p>
      <text:p text:style-name="Preformatted_20_Text">data/aero/timestep_info/00072/u_ext/00000</text:p>
      <text:p text:style-name="Preformatted_20_Text">data/aero/timestep_info/00072/u_ext/00001</text:p>
      <text:p text:style-name="Preformatted_20_Text">data/aero/timestep_info/00072/u_ext/00002</text:p>
      <text:p text:style-name="Preformatted_20_Text">data/aero/timestep_info/00072/u_ext/00003</text:p>
      <text:p text:style-name="Preformatted_20_Text">data/aero/timestep_info/00072/u_ext/_read_as</text:p>
      <text:p text:style-name="Preformatted_20_Text">data/aero/timestep_info/00072/u_ext_star/00000</text:p>
      <text:p text:style-name="Preformatted_20_Text">data/aero/timestep_info/00072/u_ext_star/00001</text:p>
      <text:p text:style-name="Preformatted_20_Text">data/aero/timestep_info/00072/u_ext_star/00002</text:p>
      <text:p text:style-name="Preformatted_20_Text">data/aero/timestep_info/00072/u_ext_star/00003</text:p>
      <text:p text:style-name="Preformatted_20_Text">data/aero/timestep_info/00072/u_ext_star/_read_as</text:p>
      <text:p text:style-name="Preformatted_20_Text">data/aero/timestep_info/00072/wake_conv_vel/00000</text:p>
      <text:p text:style-name="Preformatted_20_Text">data/aero/timestep_info/00072/wake_conv_vel/00001</text:p>
      <text:p text:style-name="Preformatted_20_Text">data/aero/timestep_info/00072/wake_conv_vel/00002</text:p>
      <text:p text:style-name="Preformatted_20_Text">data/aero/timestep_info/00072/wake_conv_vel/00003</text:p>
      <text:p text:style-name="Preformatted_20_Text">data/aero/timestep_info/00072/wake_conv_vel/_read_as</text:p>
      <text:p text:style-name="Preformatted_20_Text">data/aero/timestep_info/00072/zeta/00000</text:p>
      <text:p text:style-name="Preformatted_20_Text">data/aero/timestep_info/00072/zeta/00001</text:p>
      <text:p text:style-name="Preformatted_20_Text"><text:soft-page-break/>data/aero/timestep_info/00072/zeta/00002</text:p>
      <text:p text:style-name="Preformatted_20_Text">data/aero/timestep_info/00072/zeta/00003</text:p>
      <text:p text:style-name="Preformatted_20_Text">data/aero/timestep_info/00072/zeta/_read_as</text:p>
      <text:p text:style-name="Preformatted_20_Text">data/aero/timestep_info/00072/zeta_dot/00000</text:p>
      <text:p text:style-name="Preformatted_20_Text">data/aero/timestep_info/00072/zeta_dot/00001</text:p>
      <text:p text:style-name="Preformatted_20_Text">data/aero/timestep_info/00072/zeta_dot/00002</text:p>
      <text:p text:style-name="Preformatted_20_Text">data/aero/timestep_info/00072/zeta_dot/00003</text:p>
      <text:p text:style-name="Preformatted_20_Text">data/aero/timestep_info/00072/zeta_dot/_read_as</text:p>
      <text:p text:style-name="Preformatted_20_Text">data/aero/timestep_info/00072/zeta_star/00000</text:p>
      <text:p text:style-name="Preformatted_20_Text">data/aero/timestep_info/00072/zeta_star/00001</text:p>
      <text:p text:style-name="Preformatted_20_Text">data/aero/timestep_info/00072/zeta_star/00002</text:p>
      <text:p text:style-name="Preformatted_20_Text">data/aero/timestep_info/00072/zeta_star/00003</text:p>
      <text:p text:style-name="Preformatted_20_Text">data/aero/timestep_info/00072/zeta_star/_read_as</text:p>
      <text:p text:style-name="Preformatted_20_Text">data/aero/timestep_info/00073/_read_as</text:p>
      <text:p text:style-name="Preformatted_20_Text">data/aero/timestep_info/00073/body_steady_forces</text:p>
      <text:p text:style-name="Preformatted_20_Text">data/aero/timestep_info/00073/body_unsteady_forces</text:p>
      <text:p text:style-name="Preformatted_20_Text">data/aero/timestep_info/00073/control_surface_deflection</text:p>
      <text:p text:style-name="Preformatted_20_Text">data/aero/timestep_info/00073/ct_dimensions</text:p>
      <text:p text:style-name="Preformatted_20_Text">data/aero/timestep_info/00073/ct_dimensions_star</text:p>
      <text:p text:style-name="Preformatted_20_Text">data/aero/timestep_info/00073/dimensions</text:p>
      <text:p text:style-name="Preformatted_20_Text">data/aero/timestep_info/00073/dimensions_star</text:p>
      <text:p text:style-name="Preformatted_20_Text">data/aero/timestep_info/00073/dist_to_orig/00000</text:p>
      <text:p text:style-name="Preformatted_20_Text">data/aero/timestep_info/00073/dist_to_orig/00001</text:p>
      <text:p text:style-name="Preformatted_20_Text">data/aero/timestep_info/00073/dist_to_orig/00002</text:p>
      <text:p text:style-name="Preformatted_20_Text">data/aero/timestep_info/00073/dist_to_orig/00003</text:p>
      <text:p text:style-name="Preformatted_20_Text">data/aero/timestep_info/00073/dist_to_orig/_read_as</text:p>
      <text:p text:style-name="Preformatted_20_Text">data/aero/timestep_info/00073/dynamic_forces/00000</text:p>
      <text:p text:style-name="Preformatted_20_Text">data/aero/timestep_info/00073/dynamic_forces/00001</text:p>
      <text:p text:style-name="Preformatted_20_Text">data/aero/timestep_info/00073/dynamic_forces/00002</text:p>
      <text:p text:style-name="Preformatted_20_Text">data/aero/timestep_info/00073/dynamic_forces/00003</text:p>
      <text:p text:style-name="Preformatted_20_Text">data/aero/timestep_info/00073/dynamic_forces/_read_as</text:p>
      <text:p text:style-name="Preformatted_20_Text">data/aero/timestep_info/00073/flag_zeta_phantom</text:p>
      <text:p text:style-name="Preformatted_20_Text">data/aero/timestep_info/00073/forces/00000</text:p>
      <text:p text:style-name="Preformatted_20_Text">data/aero/timestep_info/00073/forces/00001</text:p>
      <text:p text:style-name="Preformatted_20_Text">data/aero/timestep_info/00073/forces/00002</text:p>
      <text:p text:style-name="Preformatted_20_Text">data/aero/timestep_info/00073/forces/00003</text:p>
      <text:p text:style-name="Preformatted_20_Text">data/aero/timestep_info/00073/forces/_read_as</text:p>
      <text:p text:style-name="Preformatted_20_Text">data/aero/timestep_info/00073/gamma/00000</text:p>
      <text:p text:style-name="Preformatted_20_Text">data/aero/timestep_info/00073/gamma/00001</text:p>
      <text:p text:style-name="Preformatted_20_Text">data/aero/timestep_info/00073/gamma/00002</text:p>
      <text:p text:style-name="Preformatted_20_Text">data/aero/timestep_info/00073/gamma/00003</text:p>
      <text:p text:style-name="Preformatted_20_Text">data/aero/timestep_info/00073/gamma/_read_as</text:p>
      <text:p text:style-name="Preformatted_20_Text">data/aero/timestep_info/00073/gamma_dot/00000</text:p>
      <text:p text:style-name="Preformatted_20_Text">data/aero/timestep_info/00073/gamma_dot/00001</text:p>
      <text:p text:style-name="Preformatted_20_Text">data/aero/timestep_info/00073/gamma_dot/00002</text:p>
      <text:p text:style-name="Preformatted_20_Text">data/aero/timestep_info/00073/gamma_dot/00003</text:p>
      <text:p text:style-name="Preformatted_20_Text">data/aero/timestep_info/00073/gamma_dot/_read_as</text:p>
      <text:p text:style-name="Preformatted_20_Text">data/aero/timestep_info/00073/gamma_star/00000</text:p>
      <text:p text:style-name="Preformatted_20_Text">data/aero/timestep_info/00073/gamma_star/00001</text:p>
      <text:p text:style-name="Preformatted_20_Text">data/aero/timestep_info/00073/gamma_star/00002</text:p>
      <text:p text:style-name="Preformatted_20_Text">data/aero/timestep_info/00073/gamma_star/00003</text:p>
      <text:p text:style-name="Preformatted_20_Text">data/aero/timestep_info/00073/gamma_star/_read_as</text:p>
      <text:p text:style-name="Preformatted_20_Text">data/aero/timestep_info/00073/in_global_AFoR</text:p>
      <text:p text:style-name="Preformatted_20_Text">data/aero/timestep_info/00073/inertial_steady_forces</text:p>
      <text:p text:style-name="Preformatted_20_Text">data/aero/timestep_info/00073/inertial_unsteady_forces</text:p>
      <text:p text:style-name="Preformatted_20_Text">data/aero/timestep_info/00073/n_surf</text:p>
      <text:p text:style-name="Preformatted_20_Text">data/aero/timestep_info/00073/normals/00000</text:p>
      <text:p text:style-name="Preformatted_20_Text">data/aero/timestep_info/00073/normals/00001</text:p>
      <text:p text:style-name="Preformatted_20_Text">data/aero/timestep_info/00073/normals/00002</text:p>
      <text:p text:style-name="Preformatted_20_Text">data/aero/timestep_info/00073/normals/00003</text:p>
      <text:p text:style-name="Preformatted_20_Text">data/aero/timestep_info/00073/normals/_read_as</text:p>
      <text:p text:style-name="Preformatted_20_Text">data/aero/timestep_info/00073/postproc_cell/_read_as</text:p>
      <text:p text:style-name="Preformatted_20_Text">data/aero/timestep_info/00073/postproc_node/_read_as</text:p>
      <text:p text:style-name="Preformatted_20_Text">data/aero/timestep_info/00073/u_ext/00000</text:p>
      <text:p text:style-name="Preformatted_20_Text"><text:soft-page-break/>data/aero/timestep_info/00073/u_ext/00001</text:p>
      <text:p text:style-name="Preformatted_20_Text">data/aero/timestep_info/00073/u_ext/00002</text:p>
      <text:p text:style-name="Preformatted_20_Text">data/aero/timestep_info/00073/u_ext/00003</text:p>
      <text:p text:style-name="Preformatted_20_Text">data/aero/timestep_info/00073/u_ext/_read_as</text:p>
      <text:p text:style-name="Preformatted_20_Text">data/aero/timestep_info/00073/u_ext_star/00000</text:p>
      <text:p text:style-name="Preformatted_20_Text">data/aero/timestep_info/00073/u_ext_star/00001</text:p>
      <text:p text:style-name="Preformatted_20_Text">data/aero/timestep_info/00073/u_ext_star/00002</text:p>
      <text:p text:style-name="Preformatted_20_Text">data/aero/timestep_info/00073/u_ext_star/00003</text:p>
      <text:p text:style-name="Preformatted_20_Text">data/aero/timestep_info/00073/u_ext_star/_read_as</text:p>
      <text:p text:style-name="Preformatted_20_Text">data/aero/timestep_info/00073/wake_conv_vel/00000</text:p>
      <text:p text:style-name="Preformatted_20_Text">data/aero/timestep_info/00073/wake_conv_vel/00001</text:p>
      <text:p text:style-name="Preformatted_20_Text">data/aero/timestep_info/00073/wake_conv_vel/00002</text:p>
      <text:p text:style-name="Preformatted_20_Text">data/aero/timestep_info/00073/wake_conv_vel/00003</text:p>
      <text:p text:style-name="Preformatted_20_Text">data/aero/timestep_info/00073/wake_conv_vel/_read_as</text:p>
      <text:p text:style-name="Preformatted_20_Text">data/aero/timestep_info/00073/zeta/00000</text:p>
      <text:p text:style-name="Preformatted_20_Text">data/aero/timestep_info/00073/zeta/00001</text:p>
      <text:p text:style-name="Preformatted_20_Text">data/aero/timestep_info/00073/zeta/00002</text:p>
      <text:p text:style-name="Preformatted_20_Text">data/aero/timestep_info/00073/zeta/00003</text:p>
      <text:p text:style-name="Preformatted_20_Text">data/aero/timestep_info/00073/zeta/_read_as</text:p>
      <text:p text:style-name="Preformatted_20_Text">data/aero/timestep_info/00073/zeta_dot/00000</text:p>
      <text:p text:style-name="Preformatted_20_Text">data/aero/timestep_info/00073/zeta_dot/00001</text:p>
      <text:p text:style-name="Preformatted_20_Text">data/aero/timestep_info/00073/zeta_dot/00002</text:p>
      <text:p text:style-name="Preformatted_20_Text">data/aero/timestep_info/00073/zeta_dot/00003</text:p>
      <text:p text:style-name="Preformatted_20_Text">data/aero/timestep_info/00073/zeta_dot/_read_as</text:p>
      <text:p text:style-name="Preformatted_20_Text">data/aero/timestep_info/00073/zeta_star/00000</text:p>
      <text:p text:style-name="Preformatted_20_Text">data/aero/timestep_info/00073/zeta_star/00001</text:p>
      <text:p text:style-name="Preformatted_20_Text">data/aero/timestep_info/00073/zeta_star/00002</text:p>
      <text:p text:style-name="Preformatted_20_Text">data/aero/timestep_info/00073/zeta_star/00003</text:p>
      <text:p text:style-name="Preformatted_20_Text">data/aero/timestep_info/00073/zeta_star/_read_as</text:p>
      <text:p text:style-name="Preformatted_20_Text">data/aero/timestep_info/00074/_read_as</text:p>
      <text:p text:style-name="Preformatted_20_Text">data/aero/timestep_info/00074/body_steady_forces</text:p>
      <text:p text:style-name="Preformatted_20_Text">data/aero/timestep_info/00074/body_unsteady_forces</text:p>
      <text:p text:style-name="Preformatted_20_Text">data/aero/timestep_info/00074/control_surface_deflection</text:p>
      <text:p text:style-name="Preformatted_20_Text">data/aero/timestep_info/00074/ct_dimensions</text:p>
      <text:p text:style-name="Preformatted_20_Text">data/aero/timestep_info/00074/ct_dimensions_star</text:p>
      <text:p text:style-name="Preformatted_20_Text">data/aero/timestep_info/00074/dimensions</text:p>
      <text:p text:style-name="Preformatted_20_Text">data/aero/timestep_info/00074/dimensions_star</text:p>
      <text:p text:style-name="Preformatted_20_Text">data/aero/timestep_info/00074/dist_to_orig/00000</text:p>
      <text:p text:style-name="Preformatted_20_Text">data/aero/timestep_info/00074/dist_to_orig/00001</text:p>
      <text:p text:style-name="Preformatted_20_Text">data/aero/timestep_info/00074/dist_to_orig/00002</text:p>
      <text:p text:style-name="Preformatted_20_Text">data/aero/timestep_info/00074/dist_to_orig/00003</text:p>
      <text:p text:style-name="Preformatted_20_Text">data/aero/timestep_info/00074/dist_to_orig/_read_as</text:p>
      <text:p text:style-name="Preformatted_20_Text">data/aero/timestep_info/00074/dynamic_forces/00000</text:p>
      <text:p text:style-name="Preformatted_20_Text">data/aero/timestep_info/00074/dynamic_forces/00001</text:p>
      <text:p text:style-name="Preformatted_20_Text">data/aero/timestep_info/00074/dynamic_forces/00002</text:p>
      <text:p text:style-name="Preformatted_20_Text">data/aero/timestep_info/00074/dynamic_forces/00003</text:p>
      <text:p text:style-name="Preformatted_20_Text">data/aero/timestep_info/00074/dynamic_forces/_read_as</text:p>
      <text:p text:style-name="Preformatted_20_Text">data/aero/timestep_info/00074/flag_zeta_phantom</text:p>
      <text:p text:style-name="Preformatted_20_Text">data/aero/timestep_info/00074/forces/00000</text:p>
      <text:p text:style-name="Preformatted_20_Text">data/aero/timestep_info/00074/forces/00001</text:p>
      <text:p text:style-name="Preformatted_20_Text">data/aero/timestep_info/00074/forces/00002</text:p>
      <text:p text:style-name="Preformatted_20_Text">data/aero/timestep_info/00074/forces/00003</text:p>
      <text:p text:style-name="Preformatted_20_Text">data/aero/timestep_info/00074/forces/_read_as</text:p>
      <text:p text:style-name="Preformatted_20_Text">data/aero/timestep_info/00074/gamma/00000</text:p>
      <text:p text:style-name="Preformatted_20_Text">data/aero/timestep_info/00074/gamma/00001</text:p>
      <text:p text:style-name="Preformatted_20_Text">data/aero/timestep_info/00074/gamma/00002</text:p>
      <text:p text:style-name="Preformatted_20_Text">data/aero/timestep_info/00074/gamma/00003</text:p>
      <text:p text:style-name="Preformatted_20_Text">data/aero/timestep_info/00074/gamma/_read_as</text:p>
      <text:p text:style-name="Preformatted_20_Text">data/aero/timestep_info/00074/gamma_dot/00000</text:p>
      <text:p text:style-name="Preformatted_20_Text">data/aero/timestep_info/00074/gamma_dot/00001</text:p>
      <text:p text:style-name="Preformatted_20_Text">data/aero/timestep_info/00074/gamma_dot/00002</text:p>
      <text:p text:style-name="Preformatted_20_Text">data/aero/timestep_info/00074/gamma_dot/00003</text:p>
      <text:p text:style-name="Preformatted_20_Text">data/aero/timestep_info/00074/gamma_dot/_read_as</text:p>
      <text:p text:style-name="Preformatted_20_Text">data/aero/timestep_info/00074/gamma_star/00000</text:p>
      <text:p text:style-name="Preformatted_20_Text"><text:soft-page-break/>data/aero/timestep_info/00074/gamma_star/00001</text:p>
      <text:p text:style-name="Preformatted_20_Text">data/aero/timestep_info/00074/gamma_star/00002</text:p>
      <text:p text:style-name="Preformatted_20_Text">data/aero/timestep_info/00074/gamma_star/00003</text:p>
      <text:p text:style-name="Preformatted_20_Text">data/aero/timestep_info/00074/gamma_star/_read_as</text:p>
      <text:p text:style-name="Preformatted_20_Text">data/aero/timestep_info/00074/in_global_AFoR</text:p>
      <text:p text:style-name="Preformatted_20_Text">data/aero/timestep_info/00074/inertial_steady_forces</text:p>
      <text:p text:style-name="Preformatted_20_Text">data/aero/timestep_info/00074/inertial_unsteady_forces</text:p>
      <text:p text:style-name="Preformatted_20_Text">data/aero/timestep_info/00074/n_surf</text:p>
      <text:p text:style-name="Preformatted_20_Text">data/aero/timestep_info/00074/normals/00000</text:p>
      <text:p text:style-name="Preformatted_20_Text">data/aero/timestep_info/00074/normals/00001</text:p>
      <text:p text:style-name="Preformatted_20_Text">data/aero/timestep_info/00074/normals/00002</text:p>
      <text:p text:style-name="Preformatted_20_Text">data/aero/timestep_info/00074/normals/00003</text:p>
      <text:p text:style-name="Preformatted_20_Text">data/aero/timestep_info/00074/normals/_read_as</text:p>
      <text:p text:style-name="Preformatted_20_Text">data/aero/timestep_info/00074/postproc_cell/_read_as</text:p>
      <text:p text:style-name="Preformatted_20_Text">data/aero/timestep_info/00074/postproc_node/_read_as</text:p>
      <text:p text:style-name="Preformatted_20_Text">data/aero/timestep_info/00074/u_ext/00000</text:p>
      <text:p text:style-name="Preformatted_20_Text">data/aero/timestep_info/00074/u_ext/00001</text:p>
      <text:p text:style-name="Preformatted_20_Text">data/aero/timestep_info/00074/u_ext/00002</text:p>
      <text:p text:style-name="Preformatted_20_Text">data/aero/timestep_info/00074/u_ext/00003</text:p>
      <text:p text:style-name="Preformatted_20_Text">data/aero/timestep_info/00074/u_ext/_read_as</text:p>
      <text:p text:style-name="Preformatted_20_Text">data/aero/timestep_info/00074/u_ext_star/00000</text:p>
      <text:p text:style-name="Preformatted_20_Text">data/aero/timestep_info/00074/u_ext_star/00001</text:p>
      <text:p text:style-name="Preformatted_20_Text">data/aero/timestep_info/00074/u_ext_star/00002</text:p>
      <text:p text:style-name="Preformatted_20_Text">data/aero/timestep_info/00074/u_ext_star/00003</text:p>
      <text:p text:style-name="Preformatted_20_Text">data/aero/timestep_info/00074/u_ext_star/_read_as</text:p>
      <text:p text:style-name="Preformatted_20_Text">data/aero/timestep_info/00074/wake_conv_vel/00000</text:p>
      <text:p text:style-name="Preformatted_20_Text">data/aero/timestep_info/00074/wake_conv_vel/00001</text:p>
      <text:p text:style-name="Preformatted_20_Text">data/aero/timestep_info/00074/wake_conv_vel/00002</text:p>
      <text:p text:style-name="Preformatted_20_Text">data/aero/timestep_info/00074/wake_conv_vel/00003</text:p>
      <text:p text:style-name="Preformatted_20_Text">data/aero/timestep_info/00074/wake_conv_vel/_read_as</text:p>
      <text:p text:style-name="Preformatted_20_Text">data/aero/timestep_info/00074/zeta/00000</text:p>
      <text:p text:style-name="Preformatted_20_Text">data/aero/timestep_info/00074/zeta/00001</text:p>
      <text:p text:style-name="Preformatted_20_Text">data/aero/timestep_info/00074/zeta/00002</text:p>
      <text:p text:style-name="Preformatted_20_Text">data/aero/timestep_info/00074/zeta/00003</text:p>
      <text:p text:style-name="Preformatted_20_Text">data/aero/timestep_info/00074/zeta/_read_as</text:p>
      <text:p text:style-name="Preformatted_20_Text">data/aero/timestep_info/00074/zeta_dot/00000</text:p>
      <text:p text:style-name="Preformatted_20_Text">data/aero/timestep_info/00074/zeta_dot/00001</text:p>
      <text:p text:style-name="Preformatted_20_Text">data/aero/timestep_info/00074/zeta_dot/00002</text:p>
      <text:p text:style-name="Preformatted_20_Text">data/aero/timestep_info/00074/zeta_dot/00003</text:p>
      <text:p text:style-name="Preformatted_20_Text">data/aero/timestep_info/00074/zeta_dot/_read_as</text:p>
      <text:p text:style-name="Preformatted_20_Text">data/aero/timestep_info/00074/zeta_star/00000</text:p>
      <text:p text:style-name="Preformatted_20_Text">data/aero/timestep_info/00074/zeta_star/00001</text:p>
      <text:p text:style-name="Preformatted_20_Text">data/aero/timestep_info/00074/zeta_star/00002</text:p>
      <text:p text:style-name="Preformatted_20_Text">data/aero/timestep_info/00074/zeta_star/00003</text:p>
      <text:p text:style-name="Preformatted_20_Text">data/aero/timestep_info/00074/zeta_star/_read_as</text:p>
      <text:p text:style-name="Preformatted_20_Text">data/aero/timestep_info/00075/_read_as</text:p>
      <text:p text:style-name="Preformatted_20_Text">data/aero/timestep_info/00075/body_steady_forces</text:p>
      <text:p text:style-name="Preformatted_20_Text">data/aero/timestep_info/00075/body_unsteady_forces</text:p>
      <text:p text:style-name="Preformatted_20_Text">data/aero/timestep_info/00075/control_surface_deflection</text:p>
      <text:p text:style-name="Preformatted_20_Text">data/aero/timestep_info/00075/ct_dimensions</text:p>
      <text:p text:style-name="Preformatted_20_Text">data/aero/timestep_info/00075/ct_dimensions_star</text:p>
      <text:p text:style-name="Preformatted_20_Text">data/aero/timestep_info/00075/dimensions</text:p>
      <text:p text:style-name="Preformatted_20_Text">data/aero/timestep_info/00075/dimensions_star</text:p>
      <text:p text:style-name="Preformatted_20_Text">data/aero/timestep_info/00075/dist_to_orig/00000</text:p>
      <text:p text:style-name="Preformatted_20_Text">data/aero/timestep_info/00075/dist_to_orig/00001</text:p>
      <text:p text:style-name="Preformatted_20_Text">data/aero/timestep_info/00075/dist_to_orig/00002</text:p>
      <text:p text:style-name="Preformatted_20_Text">data/aero/timestep_info/00075/dist_to_orig/00003</text:p>
      <text:p text:style-name="Preformatted_20_Text">data/aero/timestep_info/00075/dist_to_orig/_read_as</text:p>
      <text:p text:style-name="Preformatted_20_Text">data/aero/timestep_info/00075/dynamic_forces/00000</text:p>
      <text:p text:style-name="Preformatted_20_Text">data/aero/timestep_info/00075/dynamic_forces/00001</text:p>
      <text:p text:style-name="Preformatted_20_Text">data/aero/timestep_info/00075/dynamic_forces/00002</text:p>
      <text:p text:style-name="Preformatted_20_Text">data/aero/timestep_info/00075/dynamic_forces/00003</text:p>
      <text:p text:style-name="Preformatted_20_Text">data/aero/timestep_info/00075/dynamic_forces/_read_as</text:p>
      <text:p text:style-name="Preformatted_20_Text">data/aero/timestep_info/00075/flag_zeta_phantom</text:p>
      <text:p text:style-name="Preformatted_20_Text"><text:soft-page-break/>data/aero/timestep_info/00075/forces/00000</text:p>
      <text:p text:style-name="Preformatted_20_Text">data/aero/timestep_info/00075/forces/00001</text:p>
      <text:p text:style-name="Preformatted_20_Text">data/aero/timestep_info/00075/forces/00002</text:p>
      <text:p text:style-name="Preformatted_20_Text">data/aero/timestep_info/00075/forces/00003</text:p>
      <text:p text:style-name="Preformatted_20_Text">data/aero/timestep_info/00075/forces/_read_as</text:p>
      <text:p text:style-name="Preformatted_20_Text">data/aero/timestep_info/00075/gamma/00000</text:p>
      <text:p text:style-name="Preformatted_20_Text">data/aero/timestep_info/00075/gamma/00001</text:p>
      <text:p text:style-name="Preformatted_20_Text">data/aero/timestep_info/00075/gamma/00002</text:p>
      <text:p text:style-name="Preformatted_20_Text">data/aero/timestep_info/00075/gamma/00003</text:p>
      <text:p text:style-name="Preformatted_20_Text">data/aero/timestep_info/00075/gamma/_read_as</text:p>
      <text:p text:style-name="Preformatted_20_Text">data/aero/timestep_info/00075/gamma_dot/00000</text:p>
      <text:p text:style-name="Preformatted_20_Text">data/aero/timestep_info/00075/gamma_dot/00001</text:p>
      <text:p text:style-name="Preformatted_20_Text">data/aero/timestep_info/00075/gamma_dot/00002</text:p>
      <text:p text:style-name="Preformatted_20_Text">data/aero/timestep_info/00075/gamma_dot/00003</text:p>
      <text:p text:style-name="Preformatted_20_Text">data/aero/timestep_info/00075/gamma_dot/_read_as</text:p>
      <text:p text:style-name="Preformatted_20_Text">data/aero/timestep_info/00075/gamma_star/00000</text:p>
      <text:p text:style-name="Preformatted_20_Text">data/aero/timestep_info/00075/gamma_star/00001</text:p>
      <text:p text:style-name="Preformatted_20_Text">data/aero/timestep_info/00075/gamma_star/00002</text:p>
      <text:p text:style-name="Preformatted_20_Text">data/aero/timestep_info/00075/gamma_star/00003</text:p>
      <text:p text:style-name="Preformatted_20_Text">data/aero/timestep_info/00075/gamma_star/_read_as</text:p>
      <text:p text:style-name="Preformatted_20_Text">data/aero/timestep_info/00075/in_global_AFoR</text:p>
      <text:p text:style-name="Preformatted_20_Text">data/aero/timestep_info/00075/inertial_steady_forces</text:p>
      <text:p text:style-name="Preformatted_20_Text">data/aero/timestep_info/00075/inertial_unsteady_forces</text:p>
      <text:p text:style-name="Preformatted_20_Text">data/aero/timestep_info/00075/n_surf</text:p>
      <text:p text:style-name="Preformatted_20_Text">data/aero/timestep_info/00075/normals/00000</text:p>
      <text:p text:style-name="Preformatted_20_Text">data/aero/timestep_info/00075/normals/00001</text:p>
      <text:p text:style-name="Preformatted_20_Text">data/aero/timestep_info/00075/normals/00002</text:p>
      <text:p text:style-name="Preformatted_20_Text">data/aero/timestep_info/00075/normals/00003</text:p>
      <text:p text:style-name="Preformatted_20_Text">data/aero/timestep_info/00075/normals/_read_as</text:p>
      <text:p text:style-name="Preformatted_20_Text">data/aero/timestep_info/00075/postproc_cell/_read_as</text:p>
      <text:p text:style-name="Preformatted_20_Text">data/aero/timestep_info/00075/postproc_node/_read_as</text:p>
      <text:p text:style-name="Preformatted_20_Text">data/aero/timestep_info/00075/u_ext/00000</text:p>
      <text:p text:style-name="Preformatted_20_Text">data/aero/timestep_info/00075/u_ext/00001</text:p>
      <text:p text:style-name="Preformatted_20_Text">data/aero/timestep_info/00075/u_ext/00002</text:p>
      <text:p text:style-name="Preformatted_20_Text">data/aero/timestep_info/00075/u_ext/00003</text:p>
      <text:p text:style-name="Preformatted_20_Text">data/aero/timestep_info/00075/u_ext/_read_as</text:p>
      <text:p text:style-name="Preformatted_20_Text">data/aero/timestep_info/00075/u_ext_star/00000</text:p>
      <text:p text:style-name="Preformatted_20_Text">data/aero/timestep_info/00075/u_ext_star/00001</text:p>
      <text:p text:style-name="Preformatted_20_Text">data/aero/timestep_info/00075/u_ext_star/00002</text:p>
      <text:p text:style-name="Preformatted_20_Text">data/aero/timestep_info/00075/u_ext_star/00003</text:p>
      <text:p text:style-name="Preformatted_20_Text">data/aero/timestep_info/00075/u_ext_star/_read_as</text:p>
      <text:p text:style-name="Preformatted_20_Text">data/aero/timestep_info/00075/wake_conv_vel/00000</text:p>
      <text:p text:style-name="Preformatted_20_Text">data/aero/timestep_info/00075/wake_conv_vel/00001</text:p>
      <text:p text:style-name="Preformatted_20_Text">data/aero/timestep_info/00075/wake_conv_vel/00002</text:p>
      <text:p text:style-name="Preformatted_20_Text">data/aero/timestep_info/00075/wake_conv_vel/00003</text:p>
      <text:p text:style-name="Preformatted_20_Text">data/aero/timestep_info/00075/wake_conv_vel/_read_as</text:p>
      <text:p text:style-name="Preformatted_20_Text">data/aero/timestep_info/00075/zeta/00000</text:p>
      <text:p text:style-name="Preformatted_20_Text">data/aero/timestep_info/00075/zeta/00001</text:p>
      <text:p text:style-name="Preformatted_20_Text">data/aero/timestep_info/00075/zeta/00002</text:p>
      <text:p text:style-name="Preformatted_20_Text">data/aero/timestep_info/00075/zeta/00003</text:p>
      <text:p text:style-name="Preformatted_20_Text">data/aero/timestep_info/00075/zeta/_read_as</text:p>
      <text:p text:style-name="Preformatted_20_Text">data/aero/timestep_info/00075/zeta_dot/00000</text:p>
      <text:p text:style-name="Preformatted_20_Text">data/aero/timestep_info/00075/zeta_dot/00001</text:p>
      <text:p text:style-name="Preformatted_20_Text">data/aero/timestep_info/00075/zeta_dot/00002</text:p>
      <text:p text:style-name="Preformatted_20_Text">data/aero/timestep_info/00075/zeta_dot/00003</text:p>
      <text:p text:style-name="Preformatted_20_Text">data/aero/timestep_info/00075/zeta_dot/_read_as</text:p>
      <text:p text:style-name="Preformatted_20_Text">data/aero/timestep_info/00075/zeta_star/00000</text:p>
      <text:p text:style-name="Preformatted_20_Text">data/aero/timestep_info/00075/zeta_star/00001</text:p>
      <text:p text:style-name="Preformatted_20_Text">data/aero/timestep_info/00075/zeta_star/00002</text:p>
      <text:p text:style-name="Preformatted_20_Text">data/aero/timestep_info/00075/zeta_star/00003</text:p>
      <text:p text:style-name="Preformatted_20_Text">data/aero/timestep_info/00075/zeta_star/_read_as</text:p>
      <text:p text:style-name="Preformatted_20_Text">data/aero/timestep_info/00076/_read_as</text:p>
      <text:p text:style-name="Preformatted_20_Text">data/aero/timestep_info/00076/body_steady_forces</text:p>
      <text:p text:style-name="Preformatted_20_Text">data/aero/timestep_info/00076/body_unsteady_forces</text:p>
      <text:p text:style-name="Preformatted_20_Text"><text:soft-page-break/>data/aero/timestep_info/00076/control_surface_deflection</text:p>
      <text:p text:style-name="Preformatted_20_Text">data/aero/timestep_info/00076/ct_dimensions</text:p>
      <text:p text:style-name="Preformatted_20_Text">data/aero/timestep_info/00076/ct_dimensions_star</text:p>
      <text:p text:style-name="Preformatted_20_Text">data/aero/timestep_info/00076/dimensions</text:p>
      <text:p text:style-name="Preformatted_20_Text">data/aero/timestep_info/00076/dimensions_star</text:p>
      <text:p text:style-name="Preformatted_20_Text">data/aero/timestep_info/00076/dist_to_orig/00000</text:p>
      <text:p text:style-name="Preformatted_20_Text">data/aero/timestep_info/00076/dist_to_orig/00001</text:p>
      <text:p text:style-name="Preformatted_20_Text">data/aero/timestep_info/00076/dist_to_orig/00002</text:p>
      <text:p text:style-name="Preformatted_20_Text">data/aero/timestep_info/00076/dist_to_orig/00003</text:p>
      <text:p text:style-name="Preformatted_20_Text">data/aero/timestep_info/00076/dist_to_orig/_read_as</text:p>
      <text:p text:style-name="Preformatted_20_Text">data/aero/timestep_info/00076/dynamic_forces/00000</text:p>
      <text:p text:style-name="Preformatted_20_Text">data/aero/timestep_info/00076/dynamic_forces/00001</text:p>
      <text:p text:style-name="Preformatted_20_Text">data/aero/timestep_info/00076/dynamic_forces/00002</text:p>
      <text:p text:style-name="Preformatted_20_Text">data/aero/timestep_info/00076/dynamic_forces/00003</text:p>
      <text:p text:style-name="Preformatted_20_Text">data/aero/timestep_info/00076/dynamic_forces/_read_as</text:p>
      <text:p text:style-name="Preformatted_20_Text">data/aero/timestep_info/00076/flag_zeta_phantom</text:p>
      <text:p text:style-name="Preformatted_20_Text">data/aero/timestep_info/00076/forces/00000</text:p>
      <text:p text:style-name="Preformatted_20_Text">data/aero/timestep_info/00076/forces/00001</text:p>
      <text:p text:style-name="Preformatted_20_Text">data/aero/timestep_info/00076/forces/00002</text:p>
      <text:p text:style-name="Preformatted_20_Text">data/aero/timestep_info/00076/forces/00003</text:p>
      <text:p text:style-name="Preformatted_20_Text">data/aero/timestep_info/00076/forces/_read_as</text:p>
      <text:p text:style-name="Preformatted_20_Text">data/aero/timestep_info/00076/gamma/00000</text:p>
      <text:p text:style-name="Preformatted_20_Text">data/aero/timestep_info/00076/gamma/00001</text:p>
      <text:p text:style-name="Preformatted_20_Text">data/aero/timestep_info/00076/gamma/00002</text:p>
      <text:p text:style-name="Preformatted_20_Text">data/aero/timestep_info/00076/gamma/00003</text:p>
      <text:p text:style-name="Preformatted_20_Text">data/aero/timestep_info/00076/gamma/_read_as</text:p>
      <text:p text:style-name="Preformatted_20_Text">data/aero/timestep_info/00076/gamma_dot/00000</text:p>
      <text:p text:style-name="Preformatted_20_Text">data/aero/timestep_info/00076/gamma_dot/00001</text:p>
      <text:p text:style-name="Preformatted_20_Text">data/aero/timestep_info/00076/gamma_dot/00002</text:p>
      <text:p text:style-name="Preformatted_20_Text">data/aero/timestep_info/00076/gamma_dot/00003</text:p>
      <text:p text:style-name="Preformatted_20_Text">data/aero/timestep_info/00076/gamma_dot/_read_as</text:p>
      <text:p text:style-name="Preformatted_20_Text">data/aero/timestep_info/00076/gamma_star/00000</text:p>
      <text:p text:style-name="Preformatted_20_Text">data/aero/timestep_info/00076/gamma_star/00001</text:p>
      <text:p text:style-name="Preformatted_20_Text">data/aero/timestep_info/00076/gamma_star/00002</text:p>
      <text:p text:style-name="Preformatted_20_Text">data/aero/timestep_info/00076/gamma_star/00003</text:p>
      <text:p text:style-name="Preformatted_20_Text">data/aero/timestep_info/00076/gamma_star/_read_as</text:p>
      <text:p text:style-name="Preformatted_20_Text">data/aero/timestep_info/00076/in_global_AFoR</text:p>
      <text:p text:style-name="Preformatted_20_Text">data/aero/timestep_info/00076/inertial_steady_forces</text:p>
      <text:p text:style-name="Preformatted_20_Text">data/aero/timestep_info/00076/inertial_unsteady_forces</text:p>
      <text:p text:style-name="Preformatted_20_Text">data/aero/timestep_info/00076/n_surf</text:p>
      <text:p text:style-name="Preformatted_20_Text">data/aero/timestep_info/00076/normals/00000</text:p>
      <text:p text:style-name="Preformatted_20_Text">data/aero/timestep_info/00076/normals/00001</text:p>
      <text:p text:style-name="Preformatted_20_Text">data/aero/timestep_info/00076/normals/00002</text:p>
      <text:p text:style-name="Preformatted_20_Text">data/aero/timestep_info/00076/normals/00003</text:p>
      <text:p text:style-name="Preformatted_20_Text">data/aero/timestep_info/00076/normals/_read_as</text:p>
      <text:p text:style-name="Preformatted_20_Text">data/aero/timestep_info/00076/postproc_cell/_read_as</text:p>
      <text:p text:style-name="Preformatted_20_Text">data/aero/timestep_info/00076/postproc_node/_read_as</text:p>
      <text:p text:style-name="Preformatted_20_Text">data/aero/timestep_info/00076/u_ext/00000</text:p>
      <text:p text:style-name="Preformatted_20_Text">data/aero/timestep_info/00076/u_ext/00001</text:p>
      <text:p text:style-name="Preformatted_20_Text">data/aero/timestep_info/00076/u_ext/00002</text:p>
      <text:p text:style-name="Preformatted_20_Text">data/aero/timestep_info/00076/u_ext/00003</text:p>
      <text:p text:style-name="Preformatted_20_Text">data/aero/timestep_info/00076/u_ext/_read_as</text:p>
      <text:p text:style-name="Preformatted_20_Text">data/aero/timestep_info/00076/u_ext_star/00000</text:p>
      <text:p text:style-name="Preformatted_20_Text">data/aero/timestep_info/00076/u_ext_star/00001</text:p>
      <text:p text:style-name="Preformatted_20_Text">data/aero/timestep_info/00076/u_ext_star/00002</text:p>
      <text:p text:style-name="Preformatted_20_Text">data/aero/timestep_info/00076/u_ext_star/00003</text:p>
      <text:p text:style-name="Preformatted_20_Text">data/aero/timestep_info/00076/u_ext_star/_read_as</text:p>
      <text:p text:style-name="Preformatted_20_Text">data/aero/timestep_info/00076/wake_conv_vel/00000</text:p>
      <text:p text:style-name="Preformatted_20_Text">data/aero/timestep_info/00076/wake_conv_vel/00001</text:p>
      <text:p text:style-name="Preformatted_20_Text">data/aero/timestep_info/00076/wake_conv_vel/00002</text:p>
      <text:p text:style-name="Preformatted_20_Text">data/aero/timestep_info/00076/wake_conv_vel/00003</text:p>
      <text:p text:style-name="Preformatted_20_Text">data/aero/timestep_info/00076/wake_conv_vel/_read_as</text:p>
      <text:p text:style-name="Preformatted_20_Text">data/aero/timestep_info/00076/zeta/00000</text:p>
      <text:p text:style-name="Preformatted_20_Text">data/aero/timestep_info/00076/zeta/00001</text:p>
      <text:p text:style-name="Preformatted_20_Text"><text:soft-page-break/>data/aero/timestep_info/00076/zeta/00002</text:p>
      <text:p text:style-name="Preformatted_20_Text">data/aero/timestep_info/00076/zeta/00003</text:p>
      <text:p text:style-name="Preformatted_20_Text">data/aero/timestep_info/00076/zeta/_read_as</text:p>
      <text:p text:style-name="Preformatted_20_Text">data/aero/timestep_info/00076/zeta_dot/00000</text:p>
      <text:p text:style-name="Preformatted_20_Text">data/aero/timestep_info/00076/zeta_dot/00001</text:p>
      <text:p text:style-name="Preformatted_20_Text">data/aero/timestep_info/00076/zeta_dot/00002</text:p>
      <text:p text:style-name="Preformatted_20_Text">data/aero/timestep_info/00076/zeta_dot/00003</text:p>
      <text:p text:style-name="Preformatted_20_Text">data/aero/timestep_info/00076/zeta_dot/_read_as</text:p>
      <text:p text:style-name="Preformatted_20_Text">data/aero/timestep_info/00076/zeta_star/00000</text:p>
      <text:p text:style-name="Preformatted_20_Text">data/aero/timestep_info/00076/zeta_star/00001</text:p>
      <text:p text:style-name="Preformatted_20_Text">data/aero/timestep_info/00076/zeta_star/00002</text:p>
      <text:p text:style-name="Preformatted_20_Text">data/aero/timestep_info/00076/zeta_star/00003</text:p>
      <text:p text:style-name="Preformatted_20_Text">data/aero/timestep_info/00076/zeta_star/_read_as</text:p>
      <text:p text:style-name="Preformatted_20_Text">data/aero/timestep_info/00077/_read_as</text:p>
      <text:p text:style-name="Preformatted_20_Text">data/aero/timestep_info/00077/body_steady_forces</text:p>
      <text:p text:style-name="Preformatted_20_Text">data/aero/timestep_info/00077/body_unsteady_forces</text:p>
      <text:p text:style-name="Preformatted_20_Text">data/aero/timestep_info/00077/control_surface_deflection</text:p>
      <text:p text:style-name="Preformatted_20_Text">data/aero/timestep_info/00077/ct_dimensions</text:p>
      <text:p text:style-name="Preformatted_20_Text">data/aero/timestep_info/00077/ct_dimensions_star</text:p>
      <text:p text:style-name="Preformatted_20_Text">data/aero/timestep_info/00077/dimensions</text:p>
      <text:p text:style-name="Preformatted_20_Text">data/aero/timestep_info/00077/dimensions_star</text:p>
      <text:p text:style-name="Preformatted_20_Text">data/aero/timestep_info/00077/dist_to_orig/00000</text:p>
      <text:p text:style-name="Preformatted_20_Text">data/aero/timestep_info/00077/dist_to_orig/00001</text:p>
      <text:p text:style-name="Preformatted_20_Text">data/aero/timestep_info/00077/dist_to_orig/00002</text:p>
      <text:p text:style-name="Preformatted_20_Text">data/aero/timestep_info/00077/dist_to_orig/00003</text:p>
      <text:p text:style-name="Preformatted_20_Text">data/aero/timestep_info/00077/dist_to_orig/_read_as</text:p>
      <text:p text:style-name="Preformatted_20_Text">data/aero/timestep_info/00077/dynamic_forces/00000</text:p>
      <text:p text:style-name="Preformatted_20_Text">data/aero/timestep_info/00077/dynamic_forces/00001</text:p>
      <text:p text:style-name="Preformatted_20_Text">data/aero/timestep_info/00077/dynamic_forces/00002</text:p>
      <text:p text:style-name="Preformatted_20_Text">data/aero/timestep_info/00077/dynamic_forces/00003</text:p>
      <text:p text:style-name="Preformatted_20_Text">data/aero/timestep_info/00077/dynamic_forces/_read_as</text:p>
      <text:p text:style-name="Preformatted_20_Text">data/aero/timestep_info/00077/flag_zeta_phantom</text:p>
      <text:p text:style-name="Preformatted_20_Text">data/aero/timestep_info/00077/forces/00000</text:p>
      <text:p text:style-name="Preformatted_20_Text">data/aero/timestep_info/00077/forces/00001</text:p>
      <text:p text:style-name="Preformatted_20_Text">data/aero/timestep_info/00077/forces/00002</text:p>
      <text:p text:style-name="Preformatted_20_Text">data/aero/timestep_info/00077/forces/00003</text:p>
      <text:p text:style-name="Preformatted_20_Text">data/aero/timestep_info/00077/forces/_read_as</text:p>
      <text:p text:style-name="Preformatted_20_Text">data/aero/timestep_info/00077/gamma/00000</text:p>
      <text:p text:style-name="Preformatted_20_Text">data/aero/timestep_info/00077/gamma/00001</text:p>
      <text:p text:style-name="Preformatted_20_Text">data/aero/timestep_info/00077/gamma/00002</text:p>
      <text:p text:style-name="Preformatted_20_Text">data/aero/timestep_info/00077/gamma/00003</text:p>
      <text:p text:style-name="Preformatted_20_Text">data/aero/timestep_info/00077/gamma/_read_as</text:p>
      <text:p text:style-name="Preformatted_20_Text">data/aero/timestep_info/00077/gamma_dot/00000</text:p>
      <text:p text:style-name="Preformatted_20_Text">data/aero/timestep_info/00077/gamma_dot/00001</text:p>
      <text:p text:style-name="Preformatted_20_Text">data/aero/timestep_info/00077/gamma_dot/00002</text:p>
      <text:p text:style-name="Preformatted_20_Text">data/aero/timestep_info/00077/gamma_dot/00003</text:p>
      <text:p text:style-name="Preformatted_20_Text">data/aero/timestep_info/00077/gamma_dot/_read_as</text:p>
      <text:p text:style-name="Preformatted_20_Text">data/aero/timestep_info/00077/gamma_star/00000</text:p>
      <text:p text:style-name="Preformatted_20_Text">data/aero/timestep_info/00077/gamma_star/00001</text:p>
      <text:p text:style-name="Preformatted_20_Text">data/aero/timestep_info/00077/gamma_star/00002</text:p>
      <text:p text:style-name="Preformatted_20_Text">data/aero/timestep_info/00077/gamma_star/00003</text:p>
      <text:p text:style-name="Preformatted_20_Text">data/aero/timestep_info/00077/gamma_star/_read_as</text:p>
      <text:p text:style-name="Preformatted_20_Text">data/aero/timestep_info/00077/in_global_AFoR</text:p>
      <text:p text:style-name="Preformatted_20_Text">data/aero/timestep_info/00077/inertial_steady_forces</text:p>
      <text:p text:style-name="Preformatted_20_Text">data/aero/timestep_info/00077/inertial_unsteady_forces</text:p>
      <text:p text:style-name="Preformatted_20_Text">data/aero/timestep_info/00077/n_surf</text:p>
      <text:p text:style-name="Preformatted_20_Text">data/aero/timestep_info/00077/normals/00000</text:p>
      <text:p text:style-name="Preformatted_20_Text">data/aero/timestep_info/00077/normals/00001</text:p>
      <text:p text:style-name="Preformatted_20_Text">data/aero/timestep_info/00077/normals/00002</text:p>
      <text:p text:style-name="Preformatted_20_Text">data/aero/timestep_info/00077/normals/00003</text:p>
      <text:p text:style-name="Preformatted_20_Text">data/aero/timestep_info/00077/normals/_read_as</text:p>
      <text:p text:style-name="Preformatted_20_Text">data/aero/timestep_info/00077/postproc_cell/_read_as</text:p>
      <text:p text:style-name="Preformatted_20_Text">data/aero/timestep_info/00077/postproc_node/_read_as</text:p>
      <text:p text:style-name="Preformatted_20_Text">data/aero/timestep_info/00077/u_ext/00000</text:p>
      <text:p text:style-name="Preformatted_20_Text"><text:soft-page-break/>data/aero/timestep_info/00077/u_ext/00001</text:p>
      <text:p text:style-name="Preformatted_20_Text">data/aero/timestep_info/00077/u_ext/00002</text:p>
      <text:p text:style-name="Preformatted_20_Text">data/aero/timestep_info/00077/u_ext/00003</text:p>
      <text:p text:style-name="Preformatted_20_Text">data/aero/timestep_info/00077/u_ext/_read_as</text:p>
      <text:p text:style-name="Preformatted_20_Text">data/aero/timestep_info/00077/u_ext_star/00000</text:p>
      <text:p text:style-name="Preformatted_20_Text">data/aero/timestep_info/00077/u_ext_star/00001</text:p>
      <text:p text:style-name="Preformatted_20_Text">data/aero/timestep_info/00077/u_ext_star/00002</text:p>
      <text:p text:style-name="Preformatted_20_Text">data/aero/timestep_info/00077/u_ext_star/00003</text:p>
      <text:p text:style-name="Preformatted_20_Text">data/aero/timestep_info/00077/u_ext_star/_read_as</text:p>
      <text:p text:style-name="Preformatted_20_Text">data/aero/timestep_info/00077/wake_conv_vel/00000</text:p>
      <text:p text:style-name="Preformatted_20_Text">data/aero/timestep_info/00077/wake_conv_vel/00001</text:p>
      <text:p text:style-name="Preformatted_20_Text">data/aero/timestep_info/00077/wake_conv_vel/00002</text:p>
      <text:p text:style-name="Preformatted_20_Text">data/aero/timestep_info/00077/wake_conv_vel/00003</text:p>
      <text:p text:style-name="Preformatted_20_Text">data/aero/timestep_info/00077/wake_conv_vel/_read_as</text:p>
      <text:p text:style-name="Preformatted_20_Text">data/aero/timestep_info/00077/zeta/00000</text:p>
      <text:p text:style-name="Preformatted_20_Text">data/aero/timestep_info/00077/zeta/00001</text:p>
      <text:p text:style-name="Preformatted_20_Text">data/aero/timestep_info/00077/zeta/00002</text:p>
      <text:p text:style-name="Preformatted_20_Text">data/aero/timestep_info/00077/zeta/00003</text:p>
      <text:p text:style-name="Preformatted_20_Text">data/aero/timestep_info/00077/zeta/_read_as</text:p>
      <text:p text:style-name="Preformatted_20_Text">data/aero/timestep_info/00077/zeta_dot/00000</text:p>
      <text:p text:style-name="Preformatted_20_Text">data/aero/timestep_info/00077/zeta_dot/00001</text:p>
      <text:p text:style-name="Preformatted_20_Text">data/aero/timestep_info/00077/zeta_dot/00002</text:p>
      <text:p text:style-name="Preformatted_20_Text">data/aero/timestep_info/00077/zeta_dot/00003</text:p>
      <text:p text:style-name="Preformatted_20_Text">data/aero/timestep_info/00077/zeta_dot/_read_as</text:p>
      <text:p text:style-name="Preformatted_20_Text">data/aero/timestep_info/00077/zeta_star/00000</text:p>
      <text:p text:style-name="Preformatted_20_Text">data/aero/timestep_info/00077/zeta_star/00001</text:p>
      <text:p text:style-name="Preformatted_20_Text">data/aero/timestep_info/00077/zeta_star/00002</text:p>
      <text:p text:style-name="Preformatted_20_Text">data/aero/timestep_info/00077/zeta_star/00003</text:p>
      <text:p text:style-name="Preformatted_20_Text">data/aero/timestep_info/00077/zeta_star/_read_as</text:p>
      <text:p text:style-name="Preformatted_20_Text">data/aero/timestep_info/00078/_read_as</text:p>
      <text:p text:style-name="Preformatted_20_Text">data/aero/timestep_info/00078/body_steady_forces</text:p>
      <text:p text:style-name="Preformatted_20_Text">data/aero/timestep_info/00078/body_unsteady_forces</text:p>
      <text:p text:style-name="Preformatted_20_Text">data/aero/timestep_info/00078/control_surface_deflection</text:p>
      <text:p text:style-name="Preformatted_20_Text">data/aero/timestep_info/00078/ct_dimensions</text:p>
      <text:p text:style-name="Preformatted_20_Text">data/aero/timestep_info/00078/ct_dimensions_star</text:p>
      <text:p text:style-name="Preformatted_20_Text">data/aero/timestep_info/00078/dimensions</text:p>
      <text:p text:style-name="Preformatted_20_Text">data/aero/timestep_info/00078/dimensions_star</text:p>
      <text:p text:style-name="Preformatted_20_Text">data/aero/timestep_info/00078/dist_to_orig/00000</text:p>
      <text:p text:style-name="Preformatted_20_Text">data/aero/timestep_info/00078/dist_to_orig/00001</text:p>
      <text:p text:style-name="Preformatted_20_Text">data/aero/timestep_info/00078/dist_to_orig/00002</text:p>
      <text:p text:style-name="Preformatted_20_Text">data/aero/timestep_info/00078/dist_to_orig/00003</text:p>
      <text:p text:style-name="Preformatted_20_Text">data/aero/timestep_info/00078/dist_to_orig/_read_as</text:p>
      <text:p text:style-name="Preformatted_20_Text">data/aero/timestep_info/00078/dynamic_forces/00000</text:p>
      <text:p text:style-name="Preformatted_20_Text">data/aero/timestep_info/00078/dynamic_forces/00001</text:p>
      <text:p text:style-name="Preformatted_20_Text">data/aero/timestep_info/00078/dynamic_forces/00002</text:p>
      <text:p text:style-name="Preformatted_20_Text">data/aero/timestep_info/00078/dynamic_forces/00003</text:p>
      <text:p text:style-name="Preformatted_20_Text">data/aero/timestep_info/00078/dynamic_forces/_read_as</text:p>
      <text:p text:style-name="Preformatted_20_Text">data/aero/timestep_info/00078/flag_zeta_phantom</text:p>
      <text:p text:style-name="Preformatted_20_Text">data/aero/timestep_info/00078/forces/00000</text:p>
      <text:p text:style-name="Preformatted_20_Text">data/aero/timestep_info/00078/forces/00001</text:p>
      <text:p text:style-name="Preformatted_20_Text">data/aero/timestep_info/00078/forces/00002</text:p>
      <text:p text:style-name="Preformatted_20_Text">data/aero/timestep_info/00078/forces/00003</text:p>
      <text:p text:style-name="Preformatted_20_Text">data/aero/timestep_info/00078/forces/_read_as</text:p>
      <text:p text:style-name="Preformatted_20_Text">data/aero/timestep_info/00078/gamma/00000</text:p>
      <text:p text:style-name="Preformatted_20_Text">data/aero/timestep_info/00078/gamma/00001</text:p>
      <text:p text:style-name="Preformatted_20_Text">data/aero/timestep_info/00078/gamma/00002</text:p>
      <text:p text:style-name="Preformatted_20_Text">data/aero/timestep_info/00078/gamma/00003</text:p>
      <text:p text:style-name="Preformatted_20_Text">data/aero/timestep_info/00078/gamma/_read_as</text:p>
      <text:p text:style-name="Preformatted_20_Text">data/aero/timestep_info/00078/gamma_dot/00000</text:p>
      <text:p text:style-name="Preformatted_20_Text">data/aero/timestep_info/00078/gamma_dot/00001</text:p>
      <text:p text:style-name="Preformatted_20_Text">data/aero/timestep_info/00078/gamma_dot/00002</text:p>
      <text:p text:style-name="Preformatted_20_Text">data/aero/timestep_info/00078/gamma_dot/00003</text:p>
      <text:p text:style-name="Preformatted_20_Text">data/aero/timestep_info/00078/gamma_dot/_read_as</text:p>
      <text:p text:style-name="Preformatted_20_Text">data/aero/timestep_info/00078/gamma_star/00000</text:p>
      <text:p text:style-name="Preformatted_20_Text"><text:soft-page-break/>data/aero/timestep_info/00078/gamma_star/00001</text:p>
      <text:p text:style-name="Preformatted_20_Text">data/aero/timestep_info/00078/gamma_star/00002</text:p>
      <text:p text:style-name="Preformatted_20_Text">data/aero/timestep_info/00078/gamma_star/00003</text:p>
      <text:p text:style-name="Preformatted_20_Text">data/aero/timestep_info/00078/gamma_star/_read_as</text:p>
      <text:p text:style-name="Preformatted_20_Text">data/aero/timestep_info/00078/in_global_AFoR</text:p>
      <text:p text:style-name="Preformatted_20_Text">data/aero/timestep_info/00078/inertial_steady_forces</text:p>
      <text:p text:style-name="Preformatted_20_Text">data/aero/timestep_info/00078/inertial_unsteady_forces</text:p>
      <text:p text:style-name="Preformatted_20_Text">data/aero/timestep_info/00078/n_surf</text:p>
      <text:p text:style-name="Preformatted_20_Text">data/aero/timestep_info/00078/normals/00000</text:p>
      <text:p text:style-name="Preformatted_20_Text">data/aero/timestep_info/00078/normals/00001</text:p>
      <text:p text:style-name="Preformatted_20_Text">data/aero/timestep_info/00078/normals/00002</text:p>
      <text:p text:style-name="Preformatted_20_Text">data/aero/timestep_info/00078/normals/00003</text:p>
      <text:p text:style-name="Preformatted_20_Text">data/aero/timestep_info/00078/normals/_read_as</text:p>
      <text:p text:style-name="Preformatted_20_Text">data/aero/timestep_info/00078/postproc_cell/_read_as</text:p>
      <text:p text:style-name="Preformatted_20_Text">data/aero/timestep_info/00078/postproc_node/_read_as</text:p>
      <text:p text:style-name="Preformatted_20_Text">data/aero/timestep_info/00078/u_ext/00000</text:p>
      <text:p text:style-name="Preformatted_20_Text">data/aero/timestep_info/00078/u_ext/00001</text:p>
      <text:p text:style-name="Preformatted_20_Text">data/aero/timestep_info/00078/u_ext/00002</text:p>
      <text:p text:style-name="Preformatted_20_Text">data/aero/timestep_info/00078/u_ext/00003</text:p>
      <text:p text:style-name="Preformatted_20_Text">data/aero/timestep_info/00078/u_ext/_read_as</text:p>
      <text:p text:style-name="Preformatted_20_Text">data/aero/timestep_info/00078/u_ext_star/00000</text:p>
      <text:p text:style-name="Preformatted_20_Text">data/aero/timestep_info/00078/u_ext_star/00001</text:p>
      <text:p text:style-name="Preformatted_20_Text">data/aero/timestep_info/00078/u_ext_star/00002</text:p>
      <text:p text:style-name="Preformatted_20_Text">data/aero/timestep_info/00078/u_ext_star/00003</text:p>
      <text:p text:style-name="Preformatted_20_Text">data/aero/timestep_info/00078/u_ext_star/_read_as</text:p>
      <text:p text:style-name="Preformatted_20_Text">data/aero/timestep_info/00078/wake_conv_vel/00000</text:p>
      <text:p text:style-name="Preformatted_20_Text">data/aero/timestep_info/00078/wake_conv_vel/00001</text:p>
      <text:p text:style-name="Preformatted_20_Text">data/aero/timestep_info/00078/wake_conv_vel/00002</text:p>
      <text:p text:style-name="Preformatted_20_Text">data/aero/timestep_info/00078/wake_conv_vel/00003</text:p>
      <text:p text:style-name="Preformatted_20_Text">data/aero/timestep_info/00078/wake_conv_vel/_read_as</text:p>
      <text:p text:style-name="Preformatted_20_Text">data/aero/timestep_info/00078/zeta/00000</text:p>
      <text:p text:style-name="Preformatted_20_Text">data/aero/timestep_info/00078/zeta/00001</text:p>
      <text:p text:style-name="Preformatted_20_Text">data/aero/timestep_info/00078/zeta/00002</text:p>
      <text:p text:style-name="Preformatted_20_Text">data/aero/timestep_info/00078/zeta/00003</text:p>
      <text:p text:style-name="Preformatted_20_Text">data/aero/timestep_info/00078/zeta/_read_as</text:p>
      <text:p text:style-name="Preformatted_20_Text">data/aero/timestep_info/00078/zeta_dot/00000</text:p>
      <text:p text:style-name="Preformatted_20_Text">data/aero/timestep_info/00078/zeta_dot/00001</text:p>
      <text:p text:style-name="Preformatted_20_Text">data/aero/timestep_info/00078/zeta_dot/00002</text:p>
      <text:p text:style-name="Preformatted_20_Text">data/aero/timestep_info/00078/zeta_dot/00003</text:p>
      <text:p text:style-name="Preformatted_20_Text">data/aero/timestep_info/00078/zeta_dot/_read_as</text:p>
      <text:p text:style-name="Preformatted_20_Text">data/aero/timestep_info/00078/zeta_star/00000</text:p>
      <text:p text:style-name="Preformatted_20_Text">data/aero/timestep_info/00078/zeta_star/00001</text:p>
      <text:p text:style-name="Preformatted_20_Text">data/aero/timestep_info/00078/zeta_star/00002</text:p>
      <text:p text:style-name="Preformatted_20_Text">data/aero/timestep_info/00078/zeta_star/00003</text:p>
      <text:p text:style-name="Preformatted_20_Text">data/aero/timestep_info/00078/zeta_star/_read_as</text:p>
      <text:p text:style-name="Preformatted_20_Text">data/aero/timestep_info/00079/_read_as</text:p>
      <text:p text:style-name="Preformatted_20_Text">data/aero/timestep_info/00079/body_steady_forces</text:p>
      <text:p text:style-name="Preformatted_20_Text">data/aero/timestep_info/00079/body_unsteady_forces</text:p>
      <text:p text:style-name="Preformatted_20_Text">data/aero/timestep_info/00079/control_surface_deflection</text:p>
      <text:p text:style-name="Preformatted_20_Text">data/aero/timestep_info/00079/ct_dimensions</text:p>
      <text:p text:style-name="Preformatted_20_Text">data/aero/timestep_info/00079/ct_dimensions_star</text:p>
      <text:p text:style-name="Preformatted_20_Text">data/aero/timestep_info/00079/dimensions</text:p>
      <text:p text:style-name="Preformatted_20_Text">data/aero/timestep_info/00079/dimensions_star</text:p>
      <text:p text:style-name="Preformatted_20_Text">data/aero/timestep_info/00079/dist_to_orig/00000</text:p>
      <text:p text:style-name="Preformatted_20_Text">data/aero/timestep_info/00079/dist_to_orig/00001</text:p>
      <text:p text:style-name="Preformatted_20_Text">data/aero/timestep_info/00079/dist_to_orig/00002</text:p>
      <text:p text:style-name="Preformatted_20_Text">data/aero/timestep_info/00079/dist_to_orig/00003</text:p>
      <text:p text:style-name="Preformatted_20_Text">data/aero/timestep_info/00079/dist_to_orig/_read_as</text:p>
      <text:p text:style-name="Preformatted_20_Text">data/aero/timestep_info/00079/dynamic_forces/00000</text:p>
      <text:p text:style-name="Preformatted_20_Text">data/aero/timestep_info/00079/dynamic_forces/00001</text:p>
      <text:p text:style-name="Preformatted_20_Text">data/aero/timestep_info/00079/dynamic_forces/00002</text:p>
      <text:p text:style-name="Preformatted_20_Text">data/aero/timestep_info/00079/dynamic_forces/00003</text:p>
      <text:p text:style-name="Preformatted_20_Text">data/aero/timestep_info/00079/dynamic_forces/_read_as</text:p>
      <text:p text:style-name="Preformatted_20_Text">data/aero/timestep_info/00079/flag_zeta_phantom</text:p>
      <text:p text:style-name="Preformatted_20_Text"><text:soft-page-break/>data/aero/timestep_info/00079/forces/00000</text:p>
      <text:p text:style-name="Preformatted_20_Text">data/aero/timestep_info/00079/forces/00001</text:p>
      <text:p text:style-name="Preformatted_20_Text">data/aero/timestep_info/00079/forces/00002</text:p>
      <text:p text:style-name="Preformatted_20_Text">data/aero/timestep_info/00079/forces/00003</text:p>
      <text:p text:style-name="Preformatted_20_Text">data/aero/timestep_info/00079/forces/_read_as</text:p>
      <text:p text:style-name="Preformatted_20_Text">data/aero/timestep_info/00079/gamma/00000</text:p>
      <text:p text:style-name="Preformatted_20_Text">data/aero/timestep_info/00079/gamma/00001</text:p>
      <text:p text:style-name="Preformatted_20_Text">data/aero/timestep_info/00079/gamma/00002</text:p>
      <text:p text:style-name="Preformatted_20_Text">data/aero/timestep_info/00079/gamma/00003</text:p>
      <text:p text:style-name="Preformatted_20_Text">data/aero/timestep_info/00079/gamma/_read_as</text:p>
      <text:p text:style-name="Preformatted_20_Text">data/aero/timestep_info/00079/gamma_dot/00000</text:p>
      <text:p text:style-name="Preformatted_20_Text">data/aero/timestep_info/00079/gamma_dot/00001</text:p>
      <text:p text:style-name="Preformatted_20_Text">data/aero/timestep_info/00079/gamma_dot/00002</text:p>
      <text:p text:style-name="Preformatted_20_Text">data/aero/timestep_info/00079/gamma_dot/00003</text:p>
      <text:p text:style-name="Preformatted_20_Text">data/aero/timestep_info/00079/gamma_dot/_read_as</text:p>
      <text:p text:style-name="Preformatted_20_Text">data/aero/timestep_info/00079/gamma_star/00000</text:p>
      <text:p text:style-name="Preformatted_20_Text">data/aero/timestep_info/00079/gamma_star/00001</text:p>
      <text:p text:style-name="Preformatted_20_Text">data/aero/timestep_info/00079/gamma_star/00002</text:p>
      <text:p text:style-name="Preformatted_20_Text">data/aero/timestep_info/00079/gamma_star/00003</text:p>
      <text:p text:style-name="Preformatted_20_Text">data/aero/timestep_info/00079/gamma_star/_read_as</text:p>
      <text:p text:style-name="Preformatted_20_Text">data/aero/timestep_info/00079/in_global_AFoR</text:p>
      <text:p text:style-name="Preformatted_20_Text">data/aero/timestep_info/00079/inertial_steady_forces</text:p>
      <text:p text:style-name="Preformatted_20_Text">data/aero/timestep_info/00079/inertial_unsteady_forces</text:p>
      <text:p text:style-name="Preformatted_20_Text">data/aero/timestep_info/00079/n_surf</text:p>
      <text:p text:style-name="Preformatted_20_Text">data/aero/timestep_info/00079/normals/00000</text:p>
      <text:p text:style-name="Preformatted_20_Text">data/aero/timestep_info/00079/normals/00001</text:p>
      <text:p text:style-name="Preformatted_20_Text">data/aero/timestep_info/00079/normals/00002</text:p>
      <text:p text:style-name="Preformatted_20_Text">data/aero/timestep_info/00079/normals/00003</text:p>
      <text:p text:style-name="Preformatted_20_Text">data/aero/timestep_info/00079/normals/_read_as</text:p>
      <text:p text:style-name="Preformatted_20_Text">data/aero/timestep_info/00079/postproc_cell/_read_as</text:p>
      <text:p text:style-name="Preformatted_20_Text">data/aero/timestep_info/00079/postproc_node/_read_as</text:p>
      <text:p text:style-name="Preformatted_20_Text">data/aero/timestep_info/00079/u_ext/00000</text:p>
      <text:p text:style-name="Preformatted_20_Text">data/aero/timestep_info/00079/u_ext/00001</text:p>
      <text:p text:style-name="Preformatted_20_Text">data/aero/timestep_info/00079/u_ext/00002</text:p>
      <text:p text:style-name="Preformatted_20_Text">data/aero/timestep_info/00079/u_ext/00003</text:p>
      <text:p text:style-name="Preformatted_20_Text">data/aero/timestep_info/00079/u_ext/_read_as</text:p>
      <text:p text:style-name="Preformatted_20_Text">data/aero/timestep_info/00079/u_ext_star/00000</text:p>
      <text:p text:style-name="Preformatted_20_Text">data/aero/timestep_info/00079/u_ext_star/00001</text:p>
      <text:p text:style-name="Preformatted_20_Text">data/aero/timestep_info/00079/u_ext_star/00002</text:p>
      <text:p text:style-name="Preformatted_20_Text">data/aero/timestep_info/00079/u_ext_star/00003</text:p>
      <text:p text:style-name="Preformatted_20_Text">data/aero/timestep_info/00079/u_ext_star/_read_as</text:p>
      <text:p text:style-name="Preformatted_20_Text">data/aero/timestep_info/00079/wake_conv_vel/00000</text:p>
      <text:p text:style-name="Preformatted_20_Text">data/aero/timestep_info/00079/wake_conv_vel/00001</text:p>
      <text:p text:style-name="Preformatted_20_Text">data/aero/timestep_info/00079/wake_conv_vel/00002</text:p>
      <text:p text:style-name="Preformatted_20_Text">data/aero/timestep_info/00079/wake_conv_vel/00003</text:p>
      <text:p text:style-name="Preformatted_20_Text">data/aero/timestep_info/00079/wake_conv_vel/_read_as</text:p>
      <text:p text:style-name="Preformatted_20_Text">data/aero/timestep_info/00079/zeta/00000</text:p>
      <text:p text:style-name="Preformatted_20_Text">data/aero/timestep_info/00079/zeta/00001</text:p>
      <text:p text:style-name="Preformatted_20_Text">data/aero/timestep_info/00079/zeta/00002</text:p>
      <text:p text:style-name="Preformatted_20_Text">data/aero/timestep_info/00079/zeta/00003</text:p>
      <text:p text:style-name="Preformatted_20_Text">data/aero/timestep_info/00079/zeta/_read_as</text:p>
      <text:p text:style-name="Preformatted_20_Text">data/aero/timestep_info/00079/zeta_dot/00000</text:p>
      <text:p text:style-name="Preformatted_20_Text">data/aero/timestep_info/00079/zeta_dot/00001</text:p>
      <text:p text:style-name="Preformatted_20_Text">data/aero/timestep_info/00079/zeta_dot/00002</text:p>
      <text:p text:style-name="Preformatted_20_Text">data/aero/timestep_info/00079/zeta_dot/00003</text:p>
      <text:p text:style-name="Preformatted_20_Text">data/aero/timestep_info/00079/zeta_dot/_read_as</text:p>
      <text:p text:style-name="Preformatted_20_Text">data/aero/timestep_info/00079/zeta_star/00000</text:p>
      <text:p text:style-name="Preformatted_20_Text">data/aero/timestep_info/00079/zeta_star/00001</text:p>
      <text:p text:style-name="Preformatted_20_Text">data/aero/timestep_info/00079/zeta_star/00002</text:p>
      <text:p text:style-name="Preformatted_20_Text">data/aero/timestep_info/00079/zeta_star/00003</text:p>
      <text:p text:style-name="Preformatted_20_Text">data/aero/timestep_info/00079/zeta_star/_read_as</text:p>
      <text:p text:style-name="Preformatted_20_Text">data/aero/timestep_info/00080/_read_as</text:p>
      <text:p text:style-name="Preformatted_20_Text">data/aero/timestep_info/00080/body_steady_forces</text:p>
      <text:p text:style-name="Preformatted_20_Text">data/aero/timestep_info/00080/body_unsteady_forces</text:p>
      <text:p text:style-name="Preformatted_20_Text"><text:soft-page-break/>data/aero/timestep_info/00080/control_surface_deflection</text:p>
      <text:p text:style-name="Preformatted_20_Text">data/aero/timestep_info/00080/ct_dimensions</text:p>
      <text:p text:style-name="Preformatted_20_Text">data/aero/timestep_info/00080/ct_dimensions_star</text:p>
      <text:p text:style-name="Preformatted_20_Text">data/aero/timestep_info/00080/dimensions</text:p>
      <text:p text:style-name="Preformatted_20_Text">data/aero/timestep_info/00080/dimensions_star</text:p>
      <text:p text:style-name="Preformatted_20_Text">data/aero/timestep_info/00080/dist_to_orig/00000</text:p>
      <text:p text:style-name="Preformatted_20_Text">data/aero/timestep_info/00080/dist_to_orig/00001</text:p>
      <text:p text:style-name="Preformatted_20_Text">data/aero/timestep_info/00080/dist_to_orig/00002</text:p>
      <text:p text:style-name="Preformatted_20_Text">data/aero/timestep_info/00080/dist_to_orig/00003</text:p>
      <text:p text:style-name="Preformatted_20_Text">data/aero/timestep_info/00080/dist_to_orig/_read_as</text:p>
      <text:p text:style-name="Preformatted_20_Text">data/aero/timestep_info/00080/dynamic_forces/00000</text:p>
      <text:p text:style-name="Preformatted_20_Text">data/aero/timestep_info/00080/dynamic_forces/00001</text:p>
      <text:p text:style-name="Preformatted_20_Text">data/aero/timestep_info/00080/dynamic_forces/00002</text:p>
      <text:p text:style-name="Preformatted_20_Text">data/aero/timestep_info/00080/dynamic_forces/00003</text:p>
      <text:p text:style-name="Preformatted_20_Text">data/aero/timestep_info/00080/dynamic_forces/_read_as</text:p>
      <text:p text:style-name="Preformatted_20_Text">data/aero/timestep_info/00080/flag_zeta_phantom</text:p>
      <text:p text:style-name="Preformatted_20_Text">data/aero/timestep_info/00080/forces/00000</text:p>
      <text:p text:style-name="Preformatted_20_Text">data/aero/timestep_info/00080/forces/00001</text:p>
      <text:p text:style-name="Preformatted_20_Text">data/aero/timestep_info/00080/forces/00002</text:p>
      <text:p text:style-name="Preformatted_20_Text">data/aero/timestep_info/00080/forces/00003</text:p>
      <text:p text:style-name="Preformatted_20_Text">data/aero/timestep_info/00080/forces/_read_as</text:p>
      <text:p text:style-name="Preformatted_20_Text">data/aero/timestep_info/00080/gamma/00000</text:p>
      <text:p text:style-name="Preformatted_20_Text">data/aero/timestep_info/00080/gamma/00001</text:p>
      <text:p text:style-name="Preformatted_20_Text">data/aero/timestep_info/00080/gamma/00002</text:p>
      <text:p text:style-name="Preformatted_20_Text">data/aero/timestep_info/00080/gamma/00003</text:p>
      <text:p text:style-name="Preformatted_20_Text">data/aero/timestep_info/00080/gamma/_read_as</text:p>
      <text:p text:style-name="Preformatted_20_Text">data/aero/timestep_info/00080/gamma_dot/00000</text:p>
      <text:p text:style-name="Preformatted_20_Text">data/aero/timestep_info/00080/gamma_dot/00001</text:p>
      <text:p text:style-name="Preformatted_20_Text">data/aero/timestep_info/00080/gamma_dot/00002</text:p>
      <text:p text:style-name="Preformatted_20_Text">data/aero/timestep_info/00080/gamma_dot/00003</text:p>
      <text:p text:style-name="Preformatted_20_Text">data/aero/timestep_info/00080/gamma_dot/_read_as</text:p>
      <text:p text:style-name="Preformatted_20_Text">data/aero/timestep_info/00080/gamma_star/00000</text:p>
      <text:p text:style-name="Preformatted_20_Text">data/aero/timestep_info/00080/gamma_star/00001</text:p>
      <text:p text:style-name="Preformatted_20_Text">data/aero/timestep_info/00080/gamma_star/00002</text:p>
      <text:p text:style-name="Preformatted_20_Text">data/aero/timestep_info/00080/gamma_star/00003</text:p>
      <text:p text:style-name="Preformatted_20_Text">data/aero/timestep_info/00080/gamma_star/_read_as</text:p>
      <text:p text:style-name="Preformatted_20_Text">data/aero/timestep_info/00080/in_global_AFoR</text:p>
      <text:p text:style-name="Preformatted_20_Text">data/aero/timestep_info/00080/inertial_steady_forces</text:p>
      <text:p text:style-name="Preformatted_20_Text">data/aero/timestep_info/00080/inertial_unsteady_forces</text:p>
      <text:p text:style-name="Preformatted_20_Text">data/aero/timestep_info/00080/n_surf</text:p>
      <text:p text:style-name="Preformatted_20_Text">data/aero/timestep_info/00080/normals/00000</text:p>
      <text:p text:style-name="Preformatted_20_Text">data/aero/timestep_info/00080/normals/00001</text:p>
      <text:p text:style-name="Preformatted_20_Text">data/aero/timestep_info/00080/normals/00002</text:p>
      <text:p text:style-name="Preformatted_20_Text">data/aero/timestep_info/00080/normals/00003</text:p>
      <text:p text:style-name="Preformatted_20_Text">data/aero/timestep_info/00080/normals/_read_as</text:p>
      <text:p text:style-name="Preformatted_20_Text">data/aero/timestep_info/00080/postproc_cell/_read_as</text:p>
      <text:p text:style-name="Preformatted_20_Text">data/aero/timestep_info/00080/postproc_node/_read_as</text:p>
      <text:p text:style-name="Preformatted_20_Text">data/aero/timestep_info/00080/u_ext/00000</text:p>
      <text:p text:style-name="Preformatted_20_Text">data/aero/timestep_info/00080/u_ext/00001</text:p>
      <text:p text:style-name="Preformatted_20_Text">data/aero/timestep_info/00080/u_ext/00002</text:p>
      <text:p text:style-name="Preformatted_20_Text">data/aero/timestep_info/00080/u_ext/00003</text:p>
      <text:p text:style-name="Preformatted_20_Text">data/aero/timestep_info/00080/u_ext/_read_as</text:p>
      <text:p text:style-name="Preformatted_20_Text">data/aero/timestep_info/00080/u_ext_star/00000</text:p>
      <text:p text:style-name="Preformatted_20_Text">data/aero/timestep_info/00080/u_ext_star/00001</text:p>
      <text:p text:style-name="Preformatted_20_Text">data/aero/timestep_info/00080/u_ext_star/00002</text:p>
      <text:p text:style-name="Preformatted_20_Text">data/aero/timestep_info/00080/u_ext_star/00003</text:p>
      <text:p text:style-name="Preformatted_20_Text">data/aero/timestep_info/00080/u_ext_star/_read_as</text:p>
      <text:p text:style-name="Preformatted_20_Text">data/aero/timestep_info/00080/wake_conv_vel/00000</text:p>
      <text:p text:style-name="Preformatted_20_Text">data/aero/timestep_info/00080/wake_conv_vel/00001</text:p>
      <text:p text:style-name="Preformatted_20_Text">data/aero/timestep_info/00080/wake_conv_vel/00002</text:p>
      <text:p text:style-name="Preformatted_20_Text">data/aero/timestep_info/00080/wake_conv_vel/00003</text:p>
      <text:p text:style-name="Preformatted_20_Text">data/aero/timestep_info/00080/wake_conv_vel/_read_as</text:p>
      <text:p text:style-name="Preformatted_20_Text">data/aero/timestep_info/00080/zeta/00000</text:p>
      <text:p text:style-name="Preformatted_20_Text">data/aero/timestep_info/00080/zeta/00001</text:p>
      <text:p text:style-name="Preformatted_20_Text"><text:soft-page-break/>data/aero/timestep_info/00080/zeta/00002</text:p>
      <text:p text:style-name="Preformatted_20_Text">data/aero/timestep_info/00080/zeta/00003</text:p>
      <text:p text:style-name="Preformatted_20_Text">data/aero/timestep_info/00080/zeta/_read_as</text:p>
      <text:p text:style-name="Preformatted_20_Text">data/aero/timestep_info/00080/zeta_dot/00000</text:p>
      <text:p text:style-name="Preformatted_20_Text">data/aero/timestep_info/00080/zeta_dot/00001</text:p>
      <text:p text:style-name="Preformatted_20_Text">data/aero/timestep_info/00080/zeta_dot/00002</text:p>
      <text:p text:style-name="Preformatted_20_Text">data/aero/timestep_info/00080/zeta_dot/00003</text:p>
      <text:p text:style-name="Preformatted_20_Text">data/aero/timestep_info/00080/zeta_dot/_read_as</text:p>
      <text:p text:style-name="Preformatted_20_Text">data/aero/timestep_info/00080/zeta_star/00000</text:p>
      <text:p text:style-name="Preformatted_20_Text">data/aero/timestep_info/00080/zeta_star/00001</text:p>
      <text:p text:style-name="Preformatted_20_Text">data/aero/timestep_info/00080/zeta_star/00002</text:p>
      <text:p text:style-name="Preformatted_20_Text">data/aero/timestep_info/00080/zeta_star/00003</text:p>
      <text:p text:style-name="Preformatted_20_Text">data/aero/timestep_info/00080/zeta_star/_read_as</text:p>
      <text:p text:style-name="Preformatted_20_Text">data/aero/timestep_info/00081/_read_as</text:p>
      <text:p text:style-name="Preformatted_20_Text">data/aero/timestep_info/00081/body_steady_forces</text:p>
      <text:p text:style-name="Preformatted_20_Text">data/aero/timestep_info/00081/body_unsteady_forces</text:p>
      <text:p text:style-name="Preformatted_20_Text">data/aero/timestep_info/00081/control_surface_deflection</text:p>
      <text:p text:style-name="Preformatted_20_Text">data/aero/timestep_info/00081/ct_dimensions</text:p>
      <text:p text:style-name="Preformatted_20_Text">data/aero/timestep_info/00081/ct_dimensions_star</text:p>
      <text:p text:style-name="Preformatted_20_Text">data/aero/timestep_info/00081/dimensions</text:p>
      <text:p text:style-name="Preformatted_20_Text">data/aero/timestep_info/00081/dimensions_star</text:p>
      <text:p text:style-name="Preformatted_20_Text">data/aero/timestep_info/00081/dist_to_orig/00000</text:p>
      <text:p text:style-name="Preformatted_20_Text">data/aero/timestep_info/00081/dist_to_orig/00001</text:p>
      <text:p text:style-name="Preformatted_20_Text">data/aero/timestep_info/00081/dist_to_orig/00002</text:p>
      <text:p text:style-name="Preformatted_20_Text">data/aero/timestep_info/00081/dist_to_orig/00003</text:p>
      <text:p text:style-name="Preformatted_20_Text">data/aero/timestep_info/00081/dist_to_orig/_read_as</text:p>
      <text:p text:style-name="Preformatted_20_Text">data/aero/timestep_info/00081/dynamic_forces/00000</text:p>
      <text:p text:style-name="Preformatted_20_Text">data/aero/timestep_info/00081/dynamic_forces/00001</text:p>
      <text:p text:style-name="Preformatted_20_Text">data/aero/timestep_info/00081/dynamic_forces/00002</text:p>
      <text:p text:style-name="Preformatted_20_Text">data/aero/timestep_info/00081/dynamic_forces/00003</text:p>
      <text:p text:style-name="Preformatted_20_Text">data/aero/timestep_info/00081/dynamic_forces/_read_as</text:p>
      <text:p text:style-name="Preformatted_20_Text">data/aero/timestep_info/00081/flag_zeta_phantom</text:p>
      <text:p text:style-name="Preformatted_20_Text">data/aero/timestep_info/00081/forces/00000</text:p>
      <text:p text:style-name="Preformatted_20_Text">data/aero/timestep_info/00081/forces/00001</text:p>
      <text:p text:style-name="Preformatted_20_Text">data/aero/timestep_info/00081/forces/00002</text:p>
      <text:p text:style-name="Preformatted_20_Text">data/aero/timestep_info/00081/forces/00003</text:p>
      <text:p text:style-name="Preformatted_20_Text">data/aero/timestep_info/00081/forces/_read_as</text:p>
      <text:p text:style-name="Preformatted_20_Text">data/aero/timestep_info/00081/gamma/00000</text:p>
      <text:p text:style-name="Preformatted_20_Text">data/aero/timestep_info/00081/gamma/00001</text:p>
      <text:p text:style-name="Preformatted_20_Text">data/aero/timestep_info/00081/gamma/00002</text:p>
      <text:p text:style-name="Preformatted_20_Text">data/aero/timestep_info/00081/gamma/00003</text:p>
      <text:p text:style-name="Preformatted_20_Text">data/aero/timestep_info/00081/gamma/_read_as</text:p>
      <text:p text:style-name="Preformatted_20_Text">data/aero/timestep_info/00081/gamma_dot/00000</text:p>
      <text:p text:style-name="Preformatted_20_Text">data/aero/timestep_info/00081/gamma_dot/00001</text:p>
      <text:p text:style-name="Preformatted_20_Text">data/aero/timestep_info/00081/gamma_dot/00002</text:p>
      <text:p text:style-name="Preformatted_20_Text">data/aero/timestep_info/00081/gamma_dot/00003</text:p>
      <text:p text:style-name="Preformatted_20_Text">data/aero/timestep_info/00081/gamma_dot/_read_as</text:p>
      <text:p text:style-name="Preformatted_20_Text">data/aero/timestep_info/00081/gamma_star/00000</text:p>
      <text:p text:style-name="Preformatted_20_Text">data/aero/timestep_info/00081/gamma_star/00001</text:p>
      <text:p text:style-name="Preformatted_20_Text">data/aero/timestep_info/00081/gamma_star/00002</text:p>
      <text:p text:style-name="Preformatted_20_Text">data/aero/timestep_info/00081/gamma_star/00003</text:p>
      <text:p text:style-name="Preformatted_20_Text">data/aero/timestep_info/00081/gamma_star/_read_as</text:p>
      <text:p text:style-name="Preformatted_20_Text">data/aero/timestep_info/00081/in_global_AFoR</text:p>
      <text:p text:style-name="Preformatted_20_Text">data/aero/timestep_info/00081/inertial_steady_forces</text:p>
      <text:p text:style-name="Preformatted_20_Text">data/aero/timestep_info/00081/inertial_unsteady_forces</text:p>
      <text:p text:style-name="Preformatted_20_Text">data/aero/timestep_info/00081/n_surf</text:p>
      <text:p text:style-name="Preformatted_20_Text">data/aero/timestep_info/00081/normals/00000</text:p>
      <text:p text:style-name="Preformatted_20_Text">data/aero/timestep_info/00081/normals/00001</text:p>
      <text:p text:style-name="Preformatted_20_Text">data/aero/timestep_info/00081/normals/00002</text:p>
      <text:p text:style-name="Preformatted_20_Text">data/aero/timestep_info/00081/normals/00003</text:p>
      <text:p text:style-name="Preformatted_20_Text">data/aero/timestep_info/00081/normals/_read_as</text:p>
      <text:p text:style-name="Preformatted_20_Text">data/aero/timestep_info/00081/postproc_cell/_read_as</text:p>
      <text:p text:style-name="Preformatted_20_Text">data/aero/timestep_info/00081/postproc_node/_read_as</text:p>
      <text:p text:style-name="Preformatted_20_Text">data/aero/timestep_info/00081/u_ext/00000</text:p>
      <text:p text:style-name="Preformatted_20_Text"><text:soft-page-break/>data/aero/timestep_info/00081/u_ext/00001</text:p>
      <text:p text:style-name="Preformatted_20_Text">data/aero/timestep_info/00081/u_ext/00002</text:p>
      <text:p text:style-name="Preformatted_20_Text">data/aero/timestep_info/00081/u_ext/00003</text:p>
      <text:p text:style-name="Preformatted_20_Text">data/aero/timestep_info/00081/u_ext/_read_as</text:p>
      <text:p text:style-name="Preformatted_20_Text">data/aero/timestep_info/00081/u_ext_star/00000</text:p>
      <text:p text:style-name="Preformatted_20_Text">data/aero/timestep_info/00081/u_ext_star/00001</text:p>
      <text:p text:style-name="Preformatted_20_Text">data/aero/timestep_info/00081/u_ext_star/00002</text:p>
      <text:p text:style-name="Preformatted_20_Text">data/aero/timestep_info/00081/u_ext_star/00003</text:p>
      <text:p text:style-name="Preformatted_20_Text">data/aero/timestep_info/00081/u_ext_star/_read_as</text:p>
      <text:p text:style-name="Preformatted_20_Text">data/aero/timestep_info/00081/wake_conv_vel/00000</text:p>
      <text:p text:style-name="Preformatted_20_Text">data/aero/timestep_info/00081/wake_conv_vel/00001</text:p>
      <text:p text:style-name="Preformatted_20_Text">data/aero/timestep_info/00081/wake_conv_vel/00002</text:p>
      <text:p text:style-name="Preformatted_20_Text">data/aero/timestep_info/00081/wake_conv_vel/00003</text:p>
      <text:p text:style-name="Preformatted_20_Text">data/aero/timestep_info/00081/wake_conv_vel/_read_as</text:p>
      <text:p text:style-name="Preformatted_20_Text">data/aero/timestep_info/00081/zeta/00000</text:p>
      <text:p text:style-name="Preformatted_20_Text">data/aero/timestep_info/00081/zeta/00001</text:p>
      <text:p text:style-name="Preformatted_20_Text">data/aero/timestep_info/00081/zeta/00002</text:p>
      <text:p text:style-name="Preformatted_20_Text">data/aero/timestep_info/00081/zeta/00003</text:p>
      <text:p text:style-name="Preformatted_20_Text">data/aero/timestep_info/00081/zeta/_read_as</text:p>
      <text:p text:style-name="Preformatted_20_Text">data/aero/timestep_info/00081/zeta_dot/00000</text:p>
      <text:p text:style-name="Preformatted_20_Text">data/aero/timestep_info/00081/zeta_dot/00001</text:p>
      <text:p text:style-name="Preformatted_20_Text">data/aero/timestep_info/00081/zeta_dot/00002</text:p>
      <text:p text:style-name="Preformatted_20_Text">data/aero/timestep_info/00081/zeta_dot/00003</text:p>
      <text:p text:style-name="Preformatted_20_Text">data/aero/timestep_info/00081/zeta_dot/_read_as</text:p>
      <text:p text:style-name="Preformatted_20_Text">data/aero/timestep_info/00081/zeta_star/00000</text:p>
      <text:p text:style-name="Preformatted_20_Text">data/aero/timestep_info/00081/zeta_star/00001</text:p>
      <text:p text:style-name="Preformatted_20_Text">data/aero/timestep_info/00081/zeta_star/00002</text:p>
      <text:p text:style-name="Preformatted_20_Text">data/aero/timestep_info/00081/zeta_star/00003</text:p>
      <text:p text:style-name="Preformatted_20_Text">data/aero/timestep_info/00081/zeta_star/_read_as</text:p>
      <text:p text:style-name="Preformatted_20_Text">data/aero/timestep_info/00082/_read_as</text:p>
      <text:p text:style-name="Preformatted_20_Text">data/aero/timestep_info/00082/body_steady_forces</text:p>
      <text:p text:style-name="Preformatted_20_Text">data/aero/timestep_info/00082/body_unsteady_forces</text:p>
      <text:p text:style-name="Preformatted_20_Text">data/aero/timestep_info/00082/control_surface_deflection</text:p>
      <text:p text:style-name="Preformatted_20_Text">data/aero/timestep_info/00082/ct_dimensions</text:p>
      <text:p text:style-name="Preformatted_20_Text">data/aero/timestep_info/00082/ct_dimensions_star</text:p>
      <text:p text:style-name="Preformatted_20_Text">data/aero/timestep_info/00082/dimensions</text:p>
      <text:p text:style-name="Preformatted_20_Text">data/aero/timestep_info/00082/dimensions_star</text:p>
      <text:p text:style-name="Preformatted_20_Text">data/aero/timestep_info/00082/dist_to_orig/00000</text:p>
      <text:p text:style-name="Preformatted_20_Text">data/aero/timestep_info/00082/dist_to_orig/00001</text:p>
      <text:p text:style-name="Preformatted_20_Text">data/aero/timestep_info/00082/dist_to_orig/00002</text:p>
      <text:p text:style-name="Preformatted_20_Text">data/aero/timestep_info/00082/dist_to_orig/00003</text:p>
      <text:p text:style-name="Preformatted_20_Text">data/aero/timestep_info/00082/dist_to_orig/_read_as</text:p>
      <text:p text:style-name="Preformatted_20_Text">data/aero/timestep_info/00082/dynamic_forces/00000</text:p>
      <text:p text:style-name="Preformatted_20_Text">data/aero/timestep_info/00082/dynamic_forces/00001</text:p>
      <text:p text:style-name="Preformatted_20_Text">data/aero/timestep_info/00082/dynamic_forces/00002</text:p>
      <text:p text:style-name="Preformatted_20_Text">data/aero/timestep_info/00082/dynamic_forces/00003</text:p>
      <text:p text:style-name="Preformatted_20_Text">data/aero/timestep_info/00082/dynamic_forces/_read_as</text:p>
      <text:p text:style-name="Preformatted_20_Text">data/aero/timestep_info/00082/flag_zeta_phantom</text:p>
      <text:p text:style-name="Preformatted_20_Text">data/aero/timestep_info/00082/forces/00000</text:p>
      <text:p text:style-name="Preformatted_20_Text">data/aero/timestep_info/00082/forces/00001</text:p>
      <text:p text:style-name="Preformatted_20_Text">data/aero/timestep_info/00082/forces/00002</text:p>
      <text:p text:style-name="Preformatted_20_Text">data/aero/timestep_info/00082/forces/00003</text:p>
      <text:p text:style-name="Preformatted_20_Text">data/aero/timestep_info/00082/forces/_read_as</text:p>
      <text:p text:style-name="Preformatted_20_Text">data/aero/timestep_info/00082/gamma/00000</text:p>
      <text:p text:style-name="Preformatted_20_Text">data/aero/timestep_info/00082/gamma/00001</text:p>
      <text:p text:style-name="Preformatted_20_Text">data/aero/timestep_info/00082/gamma/00002</text:p>
      <text:p text:style-name="Preformatted_20_Text">data/aero/timestep_info/00082/gamma/00003</text:p>
      <text:p text:style-name="Preformatted_20_Text">data/aero/timestep_info/00082/gamma/_read_as</text:p>
      <text:p text:style-name="Preformatted_20_Text">data/aero/timestep_info/00082/gamma_dot/00000</text:p>
      <text:p text:style-name="Preformatted_20_Text">data/aero/timestep_info/00082/gamma_dot/00001</text:p>
      <text:p text:style-name="Preformatted_20_Text">data/aero/timestep_info/00082/gamma_dot/00002</text:p>
      <text:p text:style-name="Preformatted_20_Text">data/aero/timestep_info/00082/gamma_dot/00003</text:p>
      <text:p text:style-name="Preformatted_20_Text">data/aero/timestep_info/00082/gamma_dot/_read_as</text:p>
      <text:p text:style-name="Preformatted_20_Text">data/aero/timestep_info/00082/gamma_star/00000</text:p>
      <text:p text:style-name="Preformatted_20_Text"><text:soft-page-break/>data/aero/timestep_info/00082/gamma_star/00001</text:p>
      <text:p text:style-name="Preformatted_20_Text">data/aero/timestep_info/00082/gamma_star/00002</text:p>
      <text:p text:style-name="Preformatted_20_Text">data/aero/timestep_info/00082/gamma_star/00003</text:p>
      <text:p text:style-name="Preformatted_20_Text">data/aero/timestep_info/00082/gamma_star/_read_as</text:p>
      <text:p text:style-name="Preformatted_20_Text">data/aero/timestep_info/00082/in_global_AFoR</text:p>
      <text:p text:style-name="Preformatted_20_Text">data/aero/timestep_info/00082/inertial_steady_forces</text:p>
      <text:p text:style-name="Preformatted_20_Text">data/aero/timestep_info/00082/inertial_unsteady_forces</text:p>
      <text:p text:style-name="Preformatted_20_Text">data/aero/timestep_info/00082/n_surf</text:p>
      <text:p text:style-name="Preformatted_20_Text">data/aero/timestep_info/00082/normals/00000</text:p>
      <text:p text:style-name="Preformatted_20_Text">data/aero/timestep_info/00082/normals/00001</text:p>
      <text:p text:style-name="Preformatted_20_Text">data/aero/timestep_info/00082/normals/00002</text:p>
      <text:p text:style-name="Preformatted_20_Text">data/aero/timestep_info/00082/normals/00003</text:p>
      <text:p text:style-name="Preformatted_20_Text">data/aero/timestep_info/00082/normals/_read_as</text:p>
      <text:p text:style-name="Preformatted_20_Text">data/aero/timestep_info/00082/postproc_cell/_read_as</text:p>
      <text:p text:style-name="Preformatted_20_Text">data/aero/timestep_info/00082/postproc_node/_read_as</text:p>
      <text:p text:style-name="Preformatted_20_Text">data/aero/timestep_info/00082/u_ext/00000</text:p>
      <text:p text:style-name="Preformatted_20_Text">data/aero/timestep_info/00082/u_ext/00001</text:p>
      <text:p text:style-name="Preformatted_20_Text">data/aero/timestep_info/00082/u_ext/00002</text:p>
      <text:p text:style-name="Preformatted_20_Text">data/aero/timestep_info/00082/u_ext/00003</text:p>
      <text:p text:style-name="Preformatted_20_Text">data/aero/timestep_info/00082/u_ext/_read_as</text:p>
      <text:p text:style-name="Preformatted_20_Text">data/aero/timestep_info/00082/u_ext_star/00000</text:p>
      <text:p text:style-name="Preformatted_20_Text">data/aero/timestep_info/00082/u_ext_star/00001</text:p>
      <text:p text:style-name="Preformatted_20_Text">data/aero/timestep_info/00082/u_ext_star/00002</text:p>
      <text:p text:style-name="Preformatted_20_Text">data/aero/timestep_info/00082/u_ext_star/00003</text:p>
      <text:p text:style-name="Preformatted_20_Text">data/aero/timestep_info/00082/u_ext_star/_read_as</text:p>
      <text:p text:style-name="Preformatted_20_Text">data/aero/timestep_info/00082/wake_conv_vel/00000</text:p>
      <text:p text:style-name="Preformatted_20_Text">data/aero/timestep_info/00082/wake_conv_vel/00001</text:p>
      <text:p text:style-name="Preformatted_20_Text">data/aero/timestep_info/00082/wake_conv_vel/00002</text:p>
      <text:p text:style-name="Preformatted_20_Text">data/aero/timestep_info/00082/wake_conv_vel/00003</text:p>
      <text:p text:style-name="Preformatted_20_Text">data/aero/timestep_info/00082/wake_conv_vel/_read_as</text:p>
      <text:p text:style-name="Preformatted_20_Text">data/aero/timestep_info/00082/zeta/00000</text:p>
      <text:p text:style-name="Preformatted_20_Text">data/aero/timestep_info/00082/zeta/00001</text:p>
      <text:p text:style-name="Preformatted_20_Text">data/aero/timestep_info/00082/zeta/00002</text:p>
      <text:p text:style-name="Preformatted_20_Text">data/aero/timestep_info/00082/zeta/00003</text:p>
      <text:p text:style-name="Preformatted_20_Text">data/aero/timestep_info/00082/zeta/_read_as</text:p>
      <text:p text:style-name="Preformatted_20_Text">data/aero/timestep_info/00082/zeta_dot/00000</text:p>
      <text:p text:style-name="Preformatted_20_Text">data/aero/timestep_info/00082/zeta_dot/00001</text:p>
      <text:p text:style-name="Preformatted_20_Text">data/aero/timestep_info/00082/zeta_dot/00002</text:p>
      <text:p text:style-name="Preformatted_20_Text">data/aero/timestep_info/00082/zeta_dot/00003</text:p>
      <text:p text:style-name="Preformatted_20_Text">data/aero/timestep_info/00082/zeta_dot/_read_as</text:p>
      <text:p text:style-name="Preformatted_20_Text">data/aero/timestep_info/00082/zeta_star/00000</text:p>
      <text:p text:style-name="Preformatted_20_Text">data/aero/timestep_info/00082/zeta_star/00001</text:p>
      <text:p text:style-name="Preformatted_20_Text">data/aero/timestep_info/00082/zeta_star/00002</text:p>
      <text:p text:style-name="Preformatted_20_Text">data/aero/timestep_info/00082/zeta_star/00003</text:p>
      <text:p text:style-name="Preformatted_20_Text">data/aero/timestep_info/00082/zeta_star/_read_as</text:p>
      <text:p text:style-name="Preformatted_20_Text">data/aero/timestep_info/00083/_read_as</text:p>
      <text:p text:style-name="Preformatted_20_Text">data/aero/timestep_info/00083/body_steady_forces</text:p>
      <text:p text:style-name="Preformatted_20_Text">data/aero/timestep_info/00083/body_unsteady_forces</text:p>
      <text:p text:style-name="Preformatted_20_Text">data/aero/timestep_info/00083/control_surface_deflection</text:p>
      <text:p text:style-name="Preformatted_20_Text">data/aero/timestep_info/00083/ct_dimensions</text:p>
      <text:p text:style-name="Preformatted_20_Text">data/aero/timestep_info/00083/ct_dimensions_star</text:p>
      <text:p text:style-name="Preformatted_20_Text">data/aero/timestep_info/00083/dimensions</text:p>
      <text:p text:style-name="Preformatted_20_Text">data/aero/timestep_info/00083/dimensions_star</text:p>
      <text:p text:style-name="Preformatted_20_Text">data/aero/timestep_info/00083/dist_to_orig/00000</text:p>
      <text:p text:style-name="Preformatted_20_Text">data/aero/timestep_info/00083/dist_to_orig/00001</text:p>
      <text:p text:style-name="Preformatted_20_Text">data/aero/timestep_info/00083/dist_to_orig/00002</text:p>
      <text:p text:style-name="Preformatted_20_Text">data/aero/timestep_info/00083/dist_to_orig/00003</text:p>
      <text:p text:style-name="Preformatted_20_Text">data/aero/timestep_info/00083/dist_to_orig/_read_as</text:p>
      <text:p text:style-name="Preformatted_20_Text">data/aero/timestep_info/00083/dynamic_forces/00000</text:p>
      <text:p text:style-name="Preformatted_20_Text">data/aero/timestep_info/00083/dynamic_forces/00001</text:p>
      <text:p text:style-name="Preformatted_20_Text">data/aero/timestep_info/00083/dynamic_forces/00002</text:p>
      <text:p text:style-name="Preformatted_20_Text">data/aero/timestep_info/00083/dynamic_forces/00003</text:p>
      <text:p text:style-name="Preformatted_20_Text">data/aero/timestep_info/00083/dynamic_forces/_read_as</text:p>
      <text:p text:style-name="Preformatted_20_Text">data/aero/timestep_info/00083/flag_zeta_phantom</text:p>
      <text:p text:style-name="Preformatted_20_Text"><text:soft-page-break/>data/aero/timestep_info/00083/forces/00000</text:p>
      <text:p text:style-name="Preformatted_20_Text">data/aero/timestep_info/00083/forces/00001</text:p>
      <text:p text:style-name="Preformatted_20_Text">data/aero/timestep_info/00083/forces/00002</text:p>
      <text:p text:style-name="Preformatted_20_Text">data/aero/timestep_info/00083/forces/00003</text:p>
      <text:p text:style-name="Preformatted_20_Text">data/aero/timestep_info/00083/forces/_read_as</text:p>
      <text:p text:style-name="Preformatted_20_Text">data/aero/timestep_info/00083/gamma/00000</text:p>
      <text:p text:style-name="Preformatted_20_Text">data/aero/timestep_info/00083/gamma/00001</text:p>
      <text:p text:style-name="Preformatted_20_Text">data/aero/timestep_info/00083/gamma/00002</text:p>
      <text:p text:style-name="Preformatted_20_Text">data/aero/timestep_info/00083/gamma/00003</text:p>
      <text:p text:style-name="Preformatted_20_Text">data/aero/timestep_info/00083/gamma/_read_as</text:p>
      <text:p text:style-name="Preformatted_20_Text">data/aero/timestep_info/00083/gamma_dot/00000</text:p>
      <text:p text:style-name="Preformatted_20_Text">data/aero/timestep_info/00083/gamma_dot/00001</text:p>
      <text:p text:style-name="Preformatted_20_Text">data/aero/timestep_info/00083/gamma_dot/00002</text:p>
      <text:p text:style-name="Preformatted_20_Text">data/aero/timestep_info/00083/gamma_dot/00003</text:p>
      <text:p text:style-name="Preformatted_20_Text">data/aero/timestep_info/00083/gamma_dot/_read_as</text:p>
      <text:p text:style-name="Preformatted_20_Text">data/aero/timestep_info/00083/gamma_star/00000</text:p>
      <text:p text:style-name="Preformatted_20_Text">data/aero/timestep_info/00083/gamma_star/00001</text:p>
      <text:p text:style-name="Preformatted_20_Text">data/aero/timestep_info/00083/gamma_star/00002</text:p>
      <text:p text:style-name="Preformatted_20_Text">data/aero/timestep_info/00083/gamma_star/00003</text:p>
      <text:p text:style-name="Preformatted_20_Text">data/aero/timestep_info/00083/gamma_star/_read_as</text:p>
      <text:p text:style-name="Preformatted_20_Text">data/aero/timestep_info/00083/in_global_AFoR</text:p>
      <text:p text:style-name="Preformatted_20_Text">data/aero/timestep_info/00083/inertial_steady_forces</text:p>
      <text:p text:style-name="Preformatted_20_Text">data/aero/timestep_info/00083/inertial_unsteady_forces</text:p>
      <text:p text:style-name="Preformatted_20_Text">data/aero/timestep_info/00083/n_surf</text:p>
      <text:p text:style-name="Preformatted_20_Text">data/aero/timestep_info/00083/normals/00000</text:p>
      <text:p text:style-name="Preformatted_20_Text">data/aero/timestep_info/00083/normals/00001</text:p>
      <text:p text:style-name="Preformatted_20_Text">data/aero/timestep_info/00083/normals/00002</text:p>
      <text:p text:style-name="Preformatted_20_Text">data/aero/timestep_info/00083/normals/00003</text:p>
      <text:p text:style-name="Preformatted_20_Text">data/aero/timestep_info/00083/normals/_read_as</text:p>
      <text:p text:style-name="Preformatted_20_Text">data/aero/timestep_info/00083/postproc_cell/_read_as</text:p>
      <text:p text:style-name="Preformatted_20_Text">data/aero/timestep_info/00083/postproc_node/_read_as</text:p>
      <text:p text:style-name="Preformatted_20_Text">data/aero/timestep_info/00083/u_ext/00000</text:p>
      <text:p text:style-name="Preformatted_20_Text">data/aero/timestep_info/00083/u_ext/00001</text:p>
      <text:p text:style-name="Preformatted_20_Text">data/aero/timestep_info/00083/u_ext/00002</text:p>
      <text:p text:style-name="Preformatted_20_Text">data/aero/timestep_info/00083/u_ext/00003</text:p>
      <text:p text:style-name="Preformatted_20_Text">data/aero/timestep_info/00083/u_ext/_read_as</text:p>
      <text:p text:style-name="Preformatted_20_Text">data/aero/timestep_info/00083/u_ext_star/00000</text:p>
      <text:p text:style-name="Preformatted_20_Text">data/aero/timestep_info/00083/u_ext_star/00001</text:p>
      <text:p text:style-name="Preformatted_20_Text">data/aero/timestep_info/00083/u_ext_star/00002</text:p>
      <text:p text:style-name="Preformatted_20_Text">data/aero/timestep_info/00083/u_ext_star/00003</text:p>
      <text:p text:style-name="Preformatted_20_Text">data/aero/timestep_info/00083/u_ext_star/_read_as</text:p>
      <text:p text:style-name="Preformatted_20_Text">data/aero/timestep_info/00083/wake_conv_vel/00000</text:p>
      <text:p text:style-name="Preformatted_20_Text">data/aero/timestep_info/00083/wake_conv_vel/00001</text:p>
      <text:p text:style-name="Preformatted_20_Text">data/aero/timestep_info/00083/wake_conv_vel/00002</text:p>
      <text:p text:style-name="Preformatted_20_Text">data/aero/timestep_info/00083/wake_conv_vel/00003</text:p>
      <text:p text:style-name="Preformatted_20_Text">data/aero/timestep_info/00083/wake_conv_vel/_read_as</text:p>
      <text:p text:style-name="Preformatted_20_Text">data/aero/timestep_info/00083/zeta/00000</text:p>
      <text:p text:style-name="Preformatted_20_Text">data/aero/timestep_info/00083/zeta/00001</text:p>
      <text:p text:style-name="Preformatted_20_Text">data/aero/timestep_info/00083/zeta/00002</text:p>
      <text:p text:style-name="Preformatted_20_Text">data/aero/timestep_info/00083/zeta/00003</text:p>
      <text:p text:style-name="Preformatted_20_Text">data/aero/timestep_info/00083/zeta/_read_as</text:p>
      <text:p text:style-name="Preformatted_20_Text">data/aero/timestep_info/00083/zeta_dot/00000</text:p>
      <text:p text:style-name="Preformatted_20_Text">data/aero/timestep_info/00083/zeta_dot/00001</text:p>
      <text:p text:style-name="Preformatted_20_Text">data/aero/timestep_info/00083/zeta_dot/00002</text:p>
      <text:p text:style-name="Preformatted_20_Text">data/aero/timestep_info/00083/zeta_dot/00003</text:p>
      <text:p text:style-name="Preformatted_20_Text">data/aero/timestep_info/00083/zeta_dot/_read_as</text:p>
      <text:p text:style-name="Preformatted_20_Text">data/aero/timestep_info/00083/zeta_star/00000</text:p>
      <text:p text:style-name="Preformatted_20_Text">data/aero/timestep_info/00083/zeta_star/00001</text:p>
      <text:p text:style-name="Preformatted_20_Text">data/aero/timestep_info/00083/zeta_star/00002</text:p>
      <text:p text:style-name="Preformatted_20_Text">data/aero/timestep_info/00083/zeta_star/00003</text:p>
      <text:p text:style-name="Preformatted_20_Text">data/aero/timestep_info/00083/zeta_star/_read_as</text:p>
      <text:p text:style-name="Preformatted_20_Text">data/aero/timestep_info/00084/_read_as</text:p>
      <text:p text:style-name="Preformatted_20_Text">data/aero/timestep_info/00084/body_steady_forces</text:p>
      <text:p text:style-name="Preformatted_20_Text">data/aero/timestep_info/00084/body_unsteady_forces</text:p>
      <text:p text:style-name="Preformatted_20_Text"><text:soft-page-break/>data/aero/timestep_info/00084/control_surface_deflection</text:p>
      <text:p text:style-name="Preformatted_20_Text">data/aero/timestep_info/00084/ct_dimensions</text:p>
      <text:p text:style-name="Preformatted_20_Text">data/aero/timestep_info/00084/ct_dimensions_star</text:p>
      <text:p text:style-name="Preformatted_20_Text">data/aero/timestep_info/00084/dimensions</text:p>
      <text:p text:style-name="Preformatted_20_Text">data/aero/timestep_info/00084/dimensions_star</text:p>
      <text:p text:style-name="Preformatted_20_Text">data/aero/timestep_info/00084/dist_to_orig/00000</text:p>
      <text:p text:style-name="Preformatted_20_Text">data/aero/timestep_info/00084/dist_to_orig/00001</text:p>
      <text:p text:style-name="Preformatted_20_Text">data/aero/timestep_info/00084/dist_to_orig/00002</text:p>
      <text:p text:style-name="Preformatted_20_Text">data/aero/timestep_info/00084/dist_to_orig/00003</text:p>
      <text:p text:style-name="Preformatted_20_Text">data/aero/timestep_info/00084/dist_to_orig/_read_as</text:p>
      <text:p text:style-name="Preformatted_20_Text">data/aero/timestep_info/00084/dynamic_forces/00000</text:p>
      <text:p text:style-name="Preformatted_20_Text">data/aero/timestep_info/00084/dynamic_forces/00001</text:p>
      <text:p text:style-name="Preformatted_20_Text">data/aero/timestep_info/00084/dynamic_forces/00002</text:p>
      <text:p text:style-name="Preformatted_20_Text">data/aero/timestep_info/00084/dynamic_forces/00003</text:p>
      <text:p text:style-name="Preformatted_20_Text">data/aero/timestep_info/00084/dynamic_forces/_read_as</text:p>
      <text:p text:style-name="Preformatted_20_Text">data/aero/timestep_info/00084/flag_zeta_phantom</text:p>
      <text:p text:style-name="Preformatted_20_Text">data/aero/timestep_info/00084/forces/00000</text:p>
      <text:p text:style-name="Preformatted_20_Text">data/aero/timestep_info/00084/forces/00001</text:p>
      <text:p text:style-name="Preformatted_20_Text">data/aero/timestep_info/00084/forces/00002</text:p>
      <text:p text:style-name="Preformatted_20_Text">data/aero/timestep_info/00084/forces/00003</text:p>
      <text:p text:style-name="Preformatted_20_Text">data/aero/timestep_info/00084/forces/_read_as</text:p>
      <text:p text:style-name="Preformatted_20_Text">data/aero/timestep_info/00084/gamma/00000</text:p>
      <text:p text:style-name="Preformatted_20_Text">data/aero/timestep_info/00084/gamma/00001</text:p>
      <text:p text:style-name="Preformatted_20_Text">data/aero/timestep_info/00084/gamma/00002</text:p>
      <text:p text:style-name="Preformatted_20_Text">data/aero/timestep_info/00084/gamma/00003</text:p>
      <text:p text:style-name="Preformatted_20_Text">data/aero/timestep_info/00084/gamma/_read_as</text:p>
      <text:p text:style-name="Preformatted_20_Text">data/aero/timestep_info/00084/gamma_dot/00000</text:p>
      <text:p text:style-name="Preformatted_20_Text">data/aero/timestep_info/00084/gamma_dot/00001</text:p>
      <text:p text:style-name="Preformatted_20_Text">data/aero/timestep_info/00084/gamma_dot/00002</text:p>
      <text:p text:style-name="Preformatted_20_Text">data/aero/timestep_info/00084/gamma_dot/00003</text:p>
      <text:p text:style-name="Preformatted_20_Text">data/aero/timestep_info/00084/gamma_dot/_read_as</text:p>
      <text:p text:style-name="Preformatted_20_Text">data/aero/timestep_info/00084/gamma_star/00000</text:p>
      <text:p text:style-name="Preformatted_20_Text">data/aero/timestep_info/00084/gamma_star/00001</text:p>
      <text:p text:style-name="Preformatted_20_Text">data/aero/timestep_info/00084/gamma_star/00002</text:p>
      <text:p text:style-name="Preformatted_20_Text">data/aero/timestep_info/00084/gamma_star/00003</text:p>
      <text:p text:style-name="Preformatted_20_Text">data/aero/timestep_info/00084/gamma_star/_read_as</text:p>
      <text:p text:style-name="Preformatted_20_Text">data/aero/timestep_info/00084/in_global_AFoR</text:p>
      <text:p text:style-name="Preformatted_20_Text">data/aero/timestep_info/00084/inertial_steady_forces</text:p>
      <text:p text:style-name="Preformatted_20_Text">data/aero/timestep_info/00084/inertial_unsteady_forces</text:p>
      <text:p text:style-name="Preformatted_20_Text">data/aero/timestep_info/00084/n_surf</text:p>
      <text:p text:style-name="Preformatted_20_Text">data/aero/timestep_info/00084/normals/00000</text:p>
      <text:p text:style-name="Preformatted_20_Text">data/aero/timestep_info/00084/normals/00001</text:p>
      <text:p text:style-name="Preformatted_20_Text">data/aero/timestep_info/00084/normals/00002</text:p>
      <text:p text:style-name="Preformatted_20_Text">data/aero/timestep_info/00084/normals/00003</text:p>
      <text:p text:style-name="Preformatted_20_Text">data/aero/timestep_info/00084/normals/_read_as</text:p>
      <text:p text:style-name="Preformatted_20_Text">data/aero/timestep_info/00084/postproc_cell/_read_as</text:p>
      <text:p text:style-name="Preformatted_20_Text">data/aero/timestep_info/00084/postproc_node/_read_as</text:p>
      <text:p text:style-name="Preformatted_20_Text">data/aero/timestep_info/00084/u_ext/00000</text:p>
      <text:p text:style-name="Preformatted_20_Text">data/aero/timestep_info/00084/u_ext/00001</text:p>
      <text:p text:style-name="Preformatted_20_Text">data/aero/timestep_info/00084/u_ext/00002</text:p>
      <text:p text:style-name="Preformatted_20_Text">data/aero/timestep_info/00084/u_ext/00003</text:p>
      <text:p text:style-name="Preformatted_20_Text">data/aero/timestep_info/00084/u_ext/_read_as</text:p>
      <text:p text:style-name="Preformatted_20_Text">data/aero/timestep_info/00084/u_ext_star/00000</text:p>
      <text:p text:style-name="Preformatted_20_Text">data/aero/timestep_info/00084/u_ext_star/00001</text:p>
      <text:p text:style-name="Preformatted_20_Text">data/aero/timestep_info/00084/u_ext_star/00002</text:p>
      <text:p text:style-name="Preformatted_20_Text">data/aero/timestep_info/00084/u_ext_star/00003</text:p>
      <text:p text:style-name="Preformatted_20_Text">data/aero/timestep_info/00084/u_ext_star/_read_as</text:p>
      <text:p text:style-name="Preformatted_20_Text">data/aero/timestep_info/00084/wake_conv_vel/00000</text:p>
      <text:p text:style-name="Preformatted_20_Text">data/aero/timestep_info/00084/wake_conv_vel/00001</text:p>
      <text:p text:style-name="Preformatted_20_Text">data/aero/timestep_info/00084/wake_conv_vel/00002</text:p>
      <text:p text:style-name="Preformatted_20_Text">data/aero/timestep_info/00084/wake_conv_vel/00003</text:p>
      <text:p text:style-name="Preformatted_20_Text">data/aero/timestep_info/00084/wake_conv_vel/_read_as</text:p>
      <text:p text:style-name="Preformatted_20_Text">data/aero/timestep_info/00084/zeta/00000</text:p>
      <text:p text:style-name="Preformatted_20_Text">data/aero/timestep_info/00084/zeta/00001</text:p>
      <text:p text:style-name="Preformatted_20_Text"><text:soft-page-break/>data/aero/timestep_info/00084/zeta/00002</text:p>
      <text:p text:style-name="Preformatted_20_Text">data/aero/timestep_info/00084/zeta/00003</text:p>
      <text:p text:style-name="Preformatted_20_Text">data/aero/timestep_info/00084/zeta/_read_as</text:p>
      <text:p text:style-name="Preformatted_20_Text">data/aero/timestep_info/00084/zeta_dot/00000</text:p>
      <text:p text:style-name="Preformatted_20_Text">data/aero/timestep_info/00084/zeta_dot/00001</text:p>
      <text:p text:style-name="Preformatted_20_Text">data/aero/timestep_info/00084/zeta_dot/00002</text:p>
      <text:p text:style-name="Preformatted_20_Text">data/aero/timestep_info/00084/zeta_dot/00003</text:p>
      <text:p text:style-name="Preformatted_20_Text">data/aero/timestep_info/00084/zeta_dot/_read_as</text:p>
      <text:p text:style-name="Preformatted_20_Text">data/aero/timestep_info/00084/zeta_star/00000</text:p>
      <text:p text:style-name="Preformatted_20_Text">data/aero/timestep_info/00084/zeta_star/00001</text:p>
      <text:p text:style-name="Preformatted_20_Text">data/aero/timestep_info/00084/zeta_star/00002</text:p>
      <text:p text:style-name="Preformatted_20_Text">data/aero/timestep_info/00084/zeta_star/00003</text:p>
      <text:p text:style-name="Preformatted_20_Text">data/aero/timestep_info/00084/zeta_star/_read_as</text:p>
      <text:p text:style-name="Preformatted_20_Text">data/aero/timestep_info/00085/_read_as</text:p>
      <text:p text:style-name="Preformatted_20_Text">data/aero/timestep_info/00085/body_steady_forces</text:p>
      <text:p text:style-name="Preformatted_20_Text">data/aero/timestep_info/00085/body_unsteady_forces</text:p>
      <text:p text:style-name="Preformatted_20_Text">data/aero/timestep_info/00085/control_surface_deflection</text:p>
      <text:p text:style-name="Preformatted_20_Text">data/aero/timestep_info/00085/ct_dimensions</text:p>
      <text:p text:style-name="Preformatted_20_Text">data/aero/timestep_info/00085/ct_dimensions_star</text:p>
      <text:p text:style-name="Preformatted_20_Text">data/aero/timestep_info/00085/dimensions</text:p>
      <text:p text:style-name="Preformatted_20_Text">data/aero/timestep_info/00085/dimensions_star</text:p>
      <text:p text:style-name="Preformatted_20_Text">data/aero/timestep_info/00085/dist_to_orig/00000</text:p>
      <text:p text:style-name="Preformatted_20_Text">data/aero/timestep_info/00085/dist_to_orig/00001</text:p>
      <text:p text:style-name="Preformatted_20_Text">data/aero/timestep_info/00085/dist_to_orig/00002</text:p>
      <text:p text:style-name="Preformatted_20_Text">data/aero/timestep_info/00085/dist_to_orig/00003</text:p>
      <text:p text:style-name="Preformatted_20_Text">data/aero/timestep_info/00085/dist_to_orig/_read_as</text:p>
      <text:p text:style-name="Preformatted_20_Text">data/aero/timestep_info/00085/dynamic_forces/00000</text:p>
      <text:p text:style-name="Preformatted_20_Text">data/aero/timestep_info/00085/dynamic_forces/00001</text:p>
      <text:p text:style-name="Preformatted_20_Text">data/aero/timestep_info/00085/dynamic_forces/00002</text:p>
      <text:p text:style-name="Preformatted_20_Text">data/aero/timestep_info/00085/dynamic_forces/00003</text:p>
      <text:p text:style-name="Preformatted_20_Text">data/aero/timestep_info/00085/dynamic_forces/_read_as</text:p>
      <text:p text:style-name="Preformatted_20_Text">data/aero/timestep_info/00085/flag_zeta_phantom</text:p>
      <text:p text:style-name="Preformatted_20_Text">data/aero/timestep_info/00085/forces/00000</text:p>
      <text:p text:style-name="Preformatted_20_Text">data/aero/timestep_info/00085/forces/00001</text:p>
      <text:p text:style-name="Preformatted_20_Text">data/aero/timestep_info/00085/forces/00002</text:p>
      <text:p text:style-name="Preformatted_20_Text">data/aero/timestep_info/00085/forces/00003</text:p>
      <text:p text:style-name="Preformatted_20_Text">data/aero/timestep_info/00085/forces/_read_as</text:p>
      <text:p text:style-name="Preformatted_20_Text">data/aero/timestep_info/00085/gamma/00000</text:p>
      <text:p text:style-name="Preformatted_20_Text">data/aero/timestep_info/00085/gamma/00001</text:p>
      <text:p text:style-name="Preformatted_20_Text">data/aero/timestep_info/00085/gamma/00002</text:p>
      <text:p text:style-name="Preformatted_20_Text">data/aero/timestep_info/00085/gamma/00003</text:p>
      <text:p text:style-name="Preformatted_20_Text">data/aero/timestep_info/00085/gamma/_read_as</text:p>
      <text:p text:style-name="Preformatted_20_Text">data/aero/timestep_info/00085/gamma_dot/00000</text:p>
      <text:p text:style-name="Preformatted_20_Text">data/aero/timestep_info/00085/gamma_dot/00001</text:p>
      <text:p text:style-name="Preformatted_20_Text">data/aero/timestep_info/00085/gamma_dot/00002</text:p>
      <text:p text:style-name="Preformatted_20_Text">data/aero/timestep_info/00085/gamma_dot/00003</text:p>
      <text:p text:style-name="Preformatted_20_Text">data/aero/timestep_info/00085/gamma_dot/_read_as</text:p>
      <text:p text:style-name="Preformatted_20_Text">data/aero/timestep_info/00085/gamma_star/00000</text:p>
      <text:p text:style-name="Preformatted_20_Text">data/aero/timestep_info/00085/gamma_star/00001</text:p>
      <text:p text:style-name="Preformatted_20_Text">data/aero/timestep_info/00085/gamma_star/00002</text:p>
      <text:p text:style-name="Preformatted_20_Text">data/aero/timestep_info/00085/gamma_star/00003</text:p>
      <text:p text:style-name="Preformatted_20_Text">data/aero/timestep_info/00085/gamma_star/_read_as</text:p>
      <text:p text:style-name="Preformatted_20_Text">data/aero/timestep_info/00085/in_global_AFoR</text:p>
      <text:p text:style-name="Preformatted_20_Text">data/aero/timestep_info/00085/inertial_steady_forces</text:p>
      <text:p text:style-name="Preformatted_20_Text">data/aero/timestep_info/00085/inertial_unsteady_forces</text:p>
      <text:p text:style-name="Preformatted_20_Text">data/aero/timestep_info/00085/n_surf</text:p>
      <text:p text:style-name="Preformatted_20_Text">data/aero/timestep_info/00085/normals/00000</text:p>
      <text:p text:style-name="Preformatted_20_Text">data/aero/timestep_info/00085/normals/00001</text:p>
      <text:p text:style-name="Preformatted_20_Text">data/aero/timestep_info/00085/normals/00002</text:p>
      <text:p text:style-name="Preformatted_20_Text">data/aero/timestep_info/00085/normals/00003</text:p>
      <text:p text:style-name="Preformatted_20_Text">data/aero/timestep_info/00085/normals/_read_as</text:p>
      <text:p text:style-name="Preformatted_20_Text">data/aero/timestep_info/00085/postproc_cell/_read_as</text:p>
      <text:p text:style-name="Preformatted_20_Text">data/aero/timestep_info/00085/postproc_node/_read_as</text:p>
      <text:p text:style-name="Preformatted_20_Text">data/aero/timestep_info/00085/u_ext/00000</text:p>
      <text:p text:style-name="Preformatted_20_Text"><text:soft-page-break/>data/aero/timestep_info/00085/u_ext/00001</text:p>
      <text:p text:style-name="Preformatted_20_Text">data/aero/timestep_info/00085/u_ext/00002</text:p>
      <text:p text:style-name="Preformatted_20_Text">data/aero/timestep_info/00085/u_ext/00003</text:p>
      <text:p text:style-name="Preformatted_20_Text">data/aero/timestep_info/00085/u_ext/_read_as</text:p>
      <text:p text:style-name="Preformatted_20_Text">data/aero/timestep_info/00085/u_ext_star/00000</text:p>
      <text:p text:style-name="Preformatted_20_Text">data/aero/timestep_info/00085/u_ext_star/00001</text:p>
      <text:p text:style-name="Preformatted_20_Text">data/aero/timestep_info/00085/u_ext_star/00002</text:p>
      <text:p text:style-name="Preformatted_20_Text">data/aero/timestep_info/00085/u_ext_star/00003</text:p>
      <text:p text:style-name="Preformatted_20_Text">data/aero/timestep_info/00085/u_ext_star/_read_as</text:p>
      <text:p text:style-name="Preformatted_20_Text">data/aero/timestep_info/00085/wake_conv_vel/00000</text:p>
      <text:p text:style-name="Preformatted_20_Text">data/aero/timestep_info/00085/wake_conv_vel/00001</text:p>
      <text:p text:style-name="Preformatted_20_Text">data/aero/timestep_info/00085/wake_conv_vel/00002</text:p>
      <text:p text:style-name="Preformatted_20_Text">data/aero/timestep_info/00085/wake_conv_vel/00003</text:p>
      <text:p text:style-name="Preformatted_20_Text">data/aero/timestep_info/00085/wake_conv_vel/_read_as</text:p>
      <text:p text:style-name="Preformatted_20_Text">data/aero/timestep_info/00085/zeta/00000</text:p>
      <text:p text:style-name="Preformatted_20_Text">data/aero/timestep_info/00085/zeta/00001</text:p>
      <text:p text:style-name="Preformatted_20_Text">data/aero/timestep_info/00085/zeta/00002</text:p>
      <text:p text:style-name="Preformatted_20_Text">data/aero/timestep_info/00085/zeta/00003</text:p>
      <text:p text:style-name="Preformatted_20_Text">data/aero/timestep_info/00085/zeta/_read_as</text:p>
      <text:p text:style-name="Preformatted_20_Text">data/aero/timestep_info/00085/zeta_dot/00000</text:p>
      <text:p text:style-name="Preformatted_20_Text">data/aero/timestep_info/00085/zeta_dot/00001</text:p>
      <text:p text:style-name="Preformatted_20_Text">data/aero/timestep_info/00085/zeta_dot/00002</text:p>
      <text:p text:style-name="Preformatted_20_Text">data/aero/timestep_info/00085/zeta_dot/00003</text:p>
      <text:p text:style-name="Preformatted_20_Text">data/aero/timestep_info/00085/zeta_dot/_read_as</text:p>
      <text:p text:style-name="Preformatted_20_Text">data/aero/timestep_info/00085/zeta_star/00000</text:p>
      <text:p text:style-name="Preformatted_20_Text">data/aero/timestep_info/00085/zeta_star/00001</text:p>
      <text:p text:style-name="Preformatted_20_Text">data/aero/timestep_info/00085/zeta_star/00002</text:p>
      <text:p text:style-name="Preformatted_20_Text">data/aero/timestep_info/00085/zeta_star/00003</text:p>
      <text:p text:style-name="Preformatted_20_Text">data/aero/timestep_info/00085/zeta_star/_read_as</text:p>
      <text:p text:style-name="Preformatted_20_Text">data/aero/timestep_info/00086/_read_as</text:p>
      <text:p text:style-name="Preformatted_20_Text">data/aero/timestep_info/00086/body_steady_forces</text:p>
      <text:p text:style-name="Preformatted_20_Text">data/aero/timestep_info/00086/body_unsteady_forces</text:p>
      <text:p text:style-name="Preformatted_20_Text">data/aero/timestep_info/00086/control_surface_deflection</text:p>
      <text:p text:style-name="Preformatted_20_Text">data/aero/timestep_info/00086/ct_dimensions</text:p>
      <text:p text:style-name="Preformatted_20_Text">data/aero/timestep_info/00086/ct_dimensions_star</text:p>
      <text:p text:style-name="Preformatted_20_Text">data/aero/timestep_info/00086/dimensions</text:p>
      <text:p text:style-name="Preformatted_20_Text">data/aero/timestep_info/00086/dimensions_star</text:p>
      <text:p text:style-name="Preformatted_20_Text">data/aero/timestep_info/00086/dist_to_orig/00000</text:p>
      <text:p text:style-name="Preformatted_20_Text">data/aero/timestep_info/00086/dist_to_orig/00001</text:p>
      <text:p text:style-name="Preformatted_20_Text">data/aero/timestep_info/00086/dist_to_orig/00002</text:p>
      <text:p text:style-name="Preformatted_20_Text">data/aero/timestep_info/00086/dist_to_orig/00003</text:p>
      <text:p text:style-name="Preformatted_20_Text">data/aero/timestep_info/00086/dist_to_orig/_read_as</text:p>
      <text:p text:style-name="Preformatted_20_Text">data/aero/timestep_info/00086/dynamic_forces/00000</text:p>
      <text:p text:style-name="Preformatted_20_Text">data/aero/timestep_info/00086/dynamic_forces/00001</text:p>
      <text:p text:style-name="Preformatted_20_Text">data/aero/timestep_info/00086/dynamic_forces/00002</text:p>
      <text:p text:style-name="Preformatted_20_Text">data/aero/timestep_info/00086/dynamic_forces/00003</text:p>
      <text:p text:style-name="Preformatted_20_Text">data/aero/timestep_info/00086/dynamic_forces/_read_as</text:p>
      <text:p text:style-name="Preformatted_20_Text">data/aero/timestep_info/00086/flag_zeta_phantom</text:p>
      <text:p text:style-name="Preformatted_20_Text">data/aero/timestep_info/00086/forces/00000</text:p>
      <text:p text:style-name="Preformatted_20_Text">data/aero/timestep_info/00086/forces/00001</text:p>
      <text:p text:style-name="Preformatted_20_Text">data/aero/timestep_info/00086/forces/00002</text:p>
      <text:p text:style-name="Preformatted_20_Text">data/aero/timestep_info/00086/forces/00003</text:p>
      <text:p text:style-name="Preformatted_20_Text">data/aero/timestep_info/00086/forces/_read_as</text:p>
      <text:p text:style-name="Preformatted_20_Text">data/aero/timestep_info/00086/gamma/00000</text:p>
      <text:p text:style-name="Preformatted_20_Text">data/aero/timestep_info/00086/gamma/00001</text:p>
      <text:p text:style-name="Preformatted_20_Text">data/aero/timestep_info/00086/gamma/00002</text:p>
      <text:p text:style-name="Preformatted_20_Text">data/aero/timestep_info/00086/gamma/00003</text:p>
      <text:p text:style-name="Preformatted_20_Text">data/aero/timestep_info/00086/gamma/_read_as</text:p>
      <text:p text:style-name="Preformatted_20_Text">data/aero/timestep_info/00086/gamma_dot/00000</text:p>
      <text:p text:style-name="Preformatted_20_Text">data/aero/timestep_info/00086/gamma_dot/00001</text:p>
      <text:p text:style-name="Preformatted_20_Text">data/aero/timestep_info/00086/gamma_dot/00002</text:p>
      <text:p text:style-name="Preformatted_20_Text">data/aero/timestep_info/00086/gamma_dot/00003</text:p>
      <text:p text:style-name="Preformatted_20_Text">data/aero/timestep_info/00086/gamma_dot/_read_as</text:p>
      <text:p text:style-name="Preformatted_20_Text">data/aero/timestep_info/00086/gamma_star/00000</text:p>
      <text:p text:style-name="Preformatted_20_Text"><text:soft-page-break/>data/aero/timestep_info/00086/gamma_star/00001</text:p>
      <text:p text:style-name="Preformatted_20_Text">data/aero/timestep_info/00086/gamma_star/00002</text:p>
      <text:p text:style-name="Preformatted_20_Text">data/aero/timestep_info/00086/gamma_star/00003</text:p>
      <text:p text:style-name="Preformatted_20_Text">data/aero/timestep_info/00086/gamma_star/_read_as</text:p>
      <text:p text:style-name="Preformatted_20_Text">data/aero/timestep_info/00086/in_global_AFoR</text:p>
      <text:p text:style-name="Preformatted_20_Text">data/aero/timestep_info/00086/inertial_steady_forces</text:p>
      <text:p text:style-name="Preformatted_20_Text">data/aero/timestep_info/00086/inertial_unsteady_forces</text:p>
      <text:p text:style-name="Preformatted_20_Text">data/aero/timestep_info/00086/n_surf</text:p>
      <text:p text:style-name="Preformatted_20_Text">data/aero/timestep_info/00086/normals/00000</text:p>
      <text:p text:style-name="Preformatted_20_Text">data/aero/timestep_info/00086/normals/00001</text:p>
      <text:p text:style-name="Preformatted_20_Text">data/aero/timestep_info/00086/normals/00002</text:p>
      <text:p text:style-name="Preformatted_20_Text">data/aero/timestep_info/00086/normals/00003</text:p>
      <text:p text:style-name="Preformatted_20_Text">data/aero/timestep_info/00086/normals/_read_as</text:p>
      <text:p text:style-name="Preformatted_20_Text">data/aero/timestep_info/00086/postproc_cell/_read_as</text:p>
      <text:p text:style-name="Preformatted_20_Text">data/aero/timestep_info/00086/postproc_node/_read_as</text:p>
      <text:p text:style-name="Preformatted_20_Text">data/aero/timestep_info/00086/u_ext/00000</text:p>
      <text:p text:style-name="Preformatted_20_Text">data/aero/timestep_info/00086/u_ext/00001</text:p>
      <text:p text:style-name="Preformatted_20_Text">data/aero/timestep_info/00086/u_ext/00002</text:p>
      <text:p text:style-name="Preformatted_20_Text">data/aero/timestep_info/00086/u_ext/00003</text:p>
      <text:p text:style-name="Preformatted_20_Text">data/aero/timestep_info/00086/u_ext/_read_as</text:p>
      <text:p text:style-name="Preformatted_20_Text">data/aero/timestep_info/00086/u_ext_star/00000</text:p>
      <text:p text:style-name="Preformatted_20_Text">data/aero/timestep_info/00086/u_ext_star/00001</text:p>
      <text:p text:style-name="Preformatted_20_Text">data/aero/timestep_info/00086/u_ext_star/00002</text:p>
      <text:p text:style-name="Preformatted_20_Text">data/aero/timestep_info/00086/u_ext_star/00003</text:p>
      <text:p text:style-name="Preformatted_20_Text">data/aero/timestep_info/00086/u_ext_star/_read_as</text:p>
      <text:p text:style-name="Preformatted_20_Text">data/aero/timestep_info/00086/wake_conv_vel/00000</text:p>
      <text:p text:style-name="Preformatted_20_Text">data/aero/timestep_info/00086/wake_conv_vel/00001</text:p>
      <text:p text:style-name="Preformatted_20_Text">data/aero/timestep_info/00086/wake_conv_vel/00002</text:p>
      <text:p text:style-name="Preformatted_20_Text">data/aero/timestep_info/00086/wake_conv_vel/00003</text:p>
      <text:p text:style-name="Preformatted_20_Text">data/aero/timestep_info/00086/wake_conv_vel/_read_as</text:p>
      <text:p text:style-name="Preformatted_20_Text">data/aero/timestep_info/00086/zeta/00000</text:p>
      <text:p text:style-name="Preformatted_20_Text">data/aero/timestep_info/00086/zeta/00001</text:p>
      <text:p text:style-name="Preformatted_20_Text">data/aero/timestep_info/00086/zeta/00002</text:p>
      <text:p text:style-name="Preformatted_20_Text">data/aero/timestep_info/00086/zeta/00003</text:p>
      <text:p text:style-name="Preformatted_20_Text">data/aero/timestep_info/00086/zeta/_read_as</text:p>
      <text:p text:style-name="Preformatted_20_Text">data/aero/timestep_info/00086/zeta_dot/00000</text:p>
      <text:p text:style-name="Preformatted_20_Text">data/aero/timestep_info/00086/zeta_dot/00001</text:p>
      <text:p text:style-name="Preformatted_20_Text">data/aero/timestep_info/00086/zeta_dot/00002</text:p>
      <text:p text:style-name="Preformatted_20_Text">data/aero/timestep_info/00086/zeta_dot/00003</text:p>
      <text:p text:style-name="Preformatted_20_Text">data/aero/timestep_info/00086/zeta_dot/_read_as</text:p>
      <text:p text:style-name="Preformatted_20_Text">data/aero/timestep_info/00086/zeta_star/00000</text:p>
      <text:p text:style-name="Preformatted_20_Text">data/aero/timestep_info/00086/zeta_star/00001</text:p>
      <text:p text:style-name="Preformatted_20_Text">data/aero/timestep_info/00086/zeta_star/00002</text:p>
      <text:p text:style-name="Preformatted_20_Text">data/aero/timestep_info/00086/zeta_star/00003</text:p>
      <text:p text:style-name="Preformatted_20_Text">data/aero/timestep_info/00086/zeta_star/_read_as</text:p>
      <text:p text:style-name="Preformatted_20_Text">data/aero/timestep_info/00087/_read_as</text:p>
      <text:p text:style-name="Preformatted_20_Text">data/aero/timestep_info/00087/body_steady_forces</text:p>
      <text:p text:style-name="Preformatted_20_Text">data/aero/timestep_info/00087/body_unsteady_forces</text:p>
      <text:p text:style-name="Preformatted_20_Text">data/aero/timestep_info/00087/control_surface_deflection</text:p>
      <text:p text:style-name="Preformatted_20_Text">data/aero/timestep_info/00087/ct_dimensions</text:p>
      <text:p text:style-name="Preformatted_20_Text">data/aero/timestep_info/00087/ct_dimensions_star</text:p>
      <text:p text:style-name="Preformatted_20_Text">data/aero/timestep_info/00087/dimensions</text:p>
      <text:p text:style-name="Preformatted_20_Text">data/aero/timestep_info/00087/dimensions_star</text:p>
      <text:p text:style-name="Preformatted_20_Text">data/aero/timestep_info/00087/dist_to_orig/00000</text:p>
      <text:p text:style-name="Preformatted_20_Text">data/aero/timestep_info/00087/dist_to_orig/00001</text:p>
      <text:p text:style-name="Preformatted_20_Text">data/aero/timestep_info/00087/dist_to_orig/00002</text:p>
      <text:p text:style-name="Preformatted_20_Text">data/aero/timestep_info/00087/dist_to_orig/00003</text:p>
      <text:p text:style-name="Preformatted_20_Text">data/aero/timestep_info/00087/dist_to_orig/_read_as</text:p>
      <text:p text:style-name="Preformatted_20_Text">data/aero/timestep_info/00087/dynamic_forces/00000</text:p>
      <text:p text:style-name="Preformatted_20_Text">data/aero/timestep_info/00087/dynamic_forces/00001</text:p>
      <text:p text:style-name="Preformatted_20_Text">data/aero/timestep_info/00087/dynamic_forces/00002</text:p>
      <text:p text:style-name="Preformatted_20_Text">data/aero/timestep_info/00087/dynamic_forces/00003</text:p>
      <text:p text:style-name="Preformatted_20_Text">data/aero/timestep_info/00087/dynamic_forces/_read_as</text:p>
      <text:p text:style-name="Preformatted_20_Text">data/aero/timestep_info/00087/flag_zeta_phantom</text:p>
      <text:p text:style-name="Preformatted_20_Text"><text:soft-page-break/>data/aero/timestep_info/00087/forces/00000</text:p>
      <text:p text:style-name="Preformatted_20_Text">data/aero/timestep_info/00087/forces/00001</text:p>
      <text:p text:style-name="Preformatted_20_Text">data/aero/timestep_info/00087/forces/00002</text:p>
      <text:p text:style-name="Preformatted_20_Text">data/aero/timestep_info/00087/forces/00003</text:p>
      <text:p text:style-name="Preformatted_20_Text">data/aero/timestep_info/00087/forces/_read_as</text:p>
      <text:p text:style-name="Preformatted_20_Text">data/aero/timestep_info/00087/gamma/00000</text:p>
      <text:p text:style-name="Preformatted_20_Text">data/aero/timestep_info/00087/gamma/00001</text:p>
      <text:p text:style-name="Preformatted_20_Text">data/aero/timestep_info/00087/gamma/00002</text:p>
      <text:p text:style-name="Preformatted_20_Text">data/aero/timestep_info/00087/gamma/00003</text:p>
      <text:p text:style-name="Preformatted_20_Text">data/aero/timestep_info/00087/gamma/_read_as</text:p>
      <text:p text:style-name="Preformatted_20_Text">data/aero/timestep_info/00087/gamma_dot/00000</text:p>
      <text:p text:style-name="Preformatted_20_Text">data/aero/timestep_info/00087/gamma_dot/00001</text:p>
      <text:p text:style-name="Preformatted_20_Text">data/aero/timestep_info/00087/gamma_dot/00002</text:p>
      <text:p text:style-name="Preformatted_20_Text">data/aero/timestep_info/00087/gamma_dot/00003</text:p>
      <text:p text:style-name="Preformatted_20_Text">data/aero/timestep_info/00087/gamma_dot/_read_as</text:p>
      <text:p text:style-name="Preformatted_20_Text">data/aero/timestep_info/00087/gamma_star/00000</text:p>
      <text:p text:style-name="Preformatted_20_Text">data/aero/timestep_info/00087/gamma_star/00001</text:p>
      <text:p text:style-name="Preformatted_20_Text">data/aero/timestep_info/00087/gamma_star/00002</text:p>
      <text:p text:style-name="Preformatted_20_Text">data/aero/timestep_info/00087/gamma_star/00003</text:p>
      <text:p text:style-name="Preformatted_20_Text">data/aero/timestep_info/00087/gamma_star/_read_as</text:p>
      <text:p text:style-name="Preformatted_20_Text">data/aero/timestep_info/00087/in_global_AFoR</text:p>
      <text:p text:style-name="Preformatted_20_Text">data/aero/timestep_info/00087/inertial_steady_forces</text:p>
      <text:p text:style-name="Preformatted_20_Text">data/aero/timestep_info/00087/inertial_unsteady_forces</text:p>
      <text:p text:style-name="Preformatted_20_Text">data/aero/timestep_info/00087/n_surf</text:p>
      <text:p text:style-name="Preformatted_20_Text">data/aero/timestep_info/00087/normals/00000</text:p>
      <text:p text:style-name="Preformatted_20_Text">data/aero/timestep_info/00087/normals/00001</text:p>
      <text:p text:style-name="Preformatted_20_Text">data/aero/timestep_info/00087/normals/00002</text:p>
      <text:p text:style-name="Preformatted_20_Text">data/aero/timestep_info/00087/normals/00003</text:p>
      <text:p text:style-name="Preformatted_20_Text">data/aero/timestep_info/00087/normals/_read_as</text:p>
      <text:p text:style-name="Preformatted_20_Text">data/aero/timestep_info/00087/postproc_cell/_read_as</text:p>
      <text:p text:style-name="Preformatted_20_Text">data/aero/timestep_info/00087/postproc_node/_read_as</text:p>
      <text:p text:style-name="Preformatted_20_Text">data/aero/timestep_info/00087/u_ext/00000</text:p>
      <text:p text:style-name="Preformatted_20_Text">data/aero/timestep_info/00087/u_ext/00001</text:p>
      <text:p text:style-name="Preformatted_20_Text">data/aero/timestep_info/00087/u_ext/00002</text:p>
      <text:p text:style-name="Preformatted_20_Text">data/aero/timestep_info/00087/u_ext/00003</text:p>
      <text:p text:style-name="Preformatted_20_Text">data/aero/timestep_info/00087/u_ext/_read_as</text:p>
      <text:p text:style-name="Preformatted_20_Text">data/aero/timestep_info/00087/u_ext_star/00000</text:p>
      <text:p text:style-name="Preformatted_20_Text">data/aero/timestep_info/00087/u_ext_star/00001</text:p>
      <text:p text:style-name="Preformatted_20_Text">data/aero/timestep_info/00087/u_ext_star/00002</text:p>
      <text:p text:style-name="Preformatted_20_Text">data/aero/timestep_info/00087/u_ext_star/00003</text:p>
      <text:p text:style-name="Preformatted_20_Text">data/aero/timestep_info/00087/u_ext_star/_read_as</text:p>
      <text:p text:style-name="Preformatted_20_Text">data/aero/timestep_info/00087/wake_conv_vel/00000</text:p>
      <text:p text:style-name="Preformatted_20_Text">data/aero/timestep_info/00087/wake_conv_vel/00001</text:p>
      <text:p text:style-name="Preformatted_20_Text">data/aero/timestep_info/00087/wake_conv_vel/00002</text:p>
      <text:p text:style-name="Preformatted_20_Text">data/aero/timestep_info/00087/wake_conv_vel/00003</text:p>
      <text:p text:style-name="Preformatted_20_Text">data/aero/timestep_info/00087/wake_conv_vel/_read_as</text:p>
      <text:p text:style-name="Preformatted_20_Text">data/aero/timestep_info/00087/zeta/00000</text:p>
      <text:p text:style-name="Preformatted_20_Text">data/aero/timestep_info/00087/zeta/00001</text:p>
      <text:p text:style-name="Preformatted_20_Text">data/aero/timestep_info/00087/zeta/00002</text:p>
      <text:p text:style-name="Preformatted_20_Text">data/aero/timestep_info/00087/zeta/00003</text:p>
      <text:p text:style-name="Preformatted_20_Text">data/aero/timestep_info/00087/zeta/_read_as</text:p>
      <text:p text:style-name="Preformatted_20_Text">data/aero/timestep_info/00087/zeta_dot/00000</text:p>
      <text:p text:style-name="Preformatted_20_Text">data/aero/timestep_info/00087/zeta_dot/00001</text:p>
      <text:p text:style-name="Preformatted_20_Text">data/aero/timestep_info/00087/zeta_dot/00002</text:p>
      <text:p text:style-name="Preformatted_20_Text">data/aero/timestep_info/00087/zeta_dot/00003</text:p>
      <text:p text:style-name="Preformatted_20_Text">data/aero/timestep_info/00087/zeta_dot/_read_as</text:p>
      <text:p text:style-name="Preformatted_20_Text">data/aero/timestep_info/00087/zeta_star/00000</text:p>
      <text:p text:style-name="Preformatted_20_Text">data/aero/timestep_info/00087/zeta_star/00001</text:p>
      <text:p text:style-name="Preformatted_20_Text">data/aero/timestep_info/00087/zeta_star/00002</text:p>
      <text:p text:style-name="Preformatted_20_Text">data/aero/timestep_info/00087/zeta_star/00003</text:p>
      <text:p text:style-name="Preformatted_20_Text">data/aero/timestep_info/00087/zeta_star/_read_as</text:p>
      <text:p text:style-name="Preformatted_20_Text">data/aero/timestep_info/00088/_read_as</text:p>
      <text:p text:style-name="Preformatted_20_Text">data/aero/timestep_info/00088/body_steady_forces</text:p>
      <text:p text:style-name="Preformatted_20_Text">data/aero/timestep_info/00088/body_unsteady_forces</text:p>
      <text:p text:style-name="Preformatted_20_Text"><text:soft-page-break/>data/aero/timestep_info/00088/control_surface_deflection</text:p>
      <text:p text:style-name="Preformatted_20_Text">data/aero/timestep_info/00088/ct_dimensions</text:p>
      <text:p text:style-name="Preformatted_20_Text">data/aero/timestep_info/00088/ct_dimensions_star</text:p>
      <text:p text:style-name="Preformatted_20_Text">data/aero/timestep_info/00088/dimensions</text:p>
      <text:p text:style-name="Preformatted_20_Text">data/aero/timestep_info/00088/dimensions_star</text:p>
      <text:p text:style-name="Preformatted_20_Text">data/aero/timestep_info/00088/dist_to_orig/00000</text:p>
      <text:p text:style-name="Preformatted_20_Text">data/aero/timestep_info/00088/dist_to_orig/00001</text:p>
      <text:p text:style-name="Preformatted_20_Text">data/aero/timestep_info/00088/dist_to_orig/00002</text:p>
      <text:p text:style-name="Preformatted_20_Text">data/aero/timestep_info/00088/dist_to_orig/00003</text:p>
      <text:p text:style-name="Preformatted_20_Text">data/aero/timestep_info/00088/dist_to_orig/_read_as</text:p>
      <text:p text:style-name="Preformatted_20_Text">data/aero/timestep_info/00088/dynamic_forces/00000</text:p>
      <text:p text:style-name="Preformatted_20_Text">data/aero/timestep_info/00088/dynamic_forces/00001</text:p>
      <text:p text:style-name="Preformatted_20_Text">data/aero/timestep_info/00088/dynamic_forces/00002</text:p>
      <text:p text:style-name="Preformatted_20_Text">data/aero/timestep_info/00088/dynamic_forces/00003</text:p>
      <text:p text:style-name="Preformatted_20_Text">data/aero/timestep_info/00088/dynamic_forces/_read_as</text:p>
      <text:p text:style-name="Preformatted_20_Text">data/aero/timestep_info/00088/flag_zeta_phantom</text:p>
      <text:p text:style-name="Preformatted_20_Text">data/aero/timestep_info/00088/forces/00000</text:p>
      <text:p text:style-name="Preformatted_20_Text">data/aero/timestep_info/00088/forces/00001</text:p>
      <text:p text:style-name="Preformatted_20_Text">data/aero/timestep_info/00088/forces/00002</text:p>
      <text:p text:style-name="Preformatted_20_Text">data/aero/timestep_info/00088/forces/00003</text:p>
      <text:p text:style-name="Preformatted_20_Text">data/aero/timestep_info/00088/forces/_read_as</text:p>
      <text:p text:style-name="Preformatted_20_Text">data/aero/timestep_info/00088/gamma/00000</text:p>
      <text:p text:style-name="Preformatted_20_Text">data/aero/timestep_info/00088/gamma/00001</text:p>
      <text:p text:style-name="Preformatted_20_Text">data/aero/timestep_info/00088/gamma/00002</text:p>
      <text:p text:style-name="Preformatted_20_Text">data/aero/timestep_info/00088/gamma/00003</text:p>
      <text:p text:style-name="Preformatted_20_Text">data/aero/timestep_info/00088/gamma/_read_as</text:p>
      <text:p text:style-name="Preformatted_20_Text">data/aero/timestep_info/00088/gamma_dot/00000</text:p>
      <text:p text:style-name="Preformatted_20_Text">data/aero/timestep_info/00088/gamma_dot/00001</text:p>
      <text:p text:style-name="Preformatted_20_Text">data/aero/timestep_info/00088/gamma_dot/00002</text:p>
      <text:p text:style-name="Preformatted_20_Text">data/aero/timestep_info/00088/gamma_dot/00003</text:p>
      <text:p text:style-name="Preformatted_20_Text">data/aero/timestep_info/00088/gamma_dot/_read_as</text:p>
      <text:p text:style-name="Preformatted_20_Text">data/aero/timestep_info/00088/gamma_star/00000</text:p>
      <text:p text:style-name="Preformatted_20_Text">data/aero/timestep_info/00088/gamma_star/00001</text:p>
      <text:p text:style-name="Preformatted_20_Text">data/aero/timestep_info/00088/gamma_star/00002</text:p>
      <text:p text:style-name="Preformatted_20_Text">data/aero/timestep_info/00088/gamma_star/00003</text:p>
      <text:p text:style-name="Preformatted_20_Text">data/aero/timestep_info/00088/gamma_star/_read_as</text:p>
      <text:p text:style-name="Preformatted_20_Text">data/aero/timestep_info/00088/in_global_AFoR</text:p>
      <text:p text:style-name="Preformatted_20_Text">data/aero/timestep_info/00088/inertial_steady_forces</text:p>
      <text:p text:style-name="Preformatted_20_Text">data/aero/timestep_info/00088/inertial_unsteady_forces</text:p>
      <text:p text:style-name="Preformatted_20_Text">data/aero/timestep_info/00088/n_surf</text:p>
      <text:p text:style-name="Preformatted_20_Text">data/aero/timestep_info/00088/normals/00000</text:p>
      <text:p text:style-name="Preformatted_20_Text">data/aero/timestep_info/00088/normals/00001</text:p>
      <text:p text:style-name="Preformatted_20_Text">data/aero/timestep_info/00088/normals/00002</text:p>
      <text:p text:style-name="Preformatted_20_Text">data/aero/timestep_info/00088/normals/00003</text:p>
      <text:p text:style-name="Preformatted_20_Text">data/aero/timestep_info/00088/normals/_read_as</text:p>
      <text:p text:style-name="Preformatted_20_Text">data/aero/timestep_info/00088/postproc_cell/_read_as</text:p>
      <text:p text:style-name="Preformatted_20_Text">data/aero/timestep_info/00088/postproc_node/_read_as</text:p>
      <text:p text:style-name="Preformatted_20_Text">data/aero/timestep_info/00088/u_ext/00000</text:p>
      <text:p text:style-name="Preformatted_20_Text">data/aero/timestep_info/00088/u_ext/00001</text:p>
      <text:p text:style-name="Preformatted_20_Text">data/aero/timestep_info/00088/u_ext/00002</text:p>
      <text:p text:style-name="Preformatted_20_Text">data/aero/timestep_info/00088/u_ext/00003</text:p>
      <text:p text:style-name="Preformatted_20_Text">data/aero/timestep_info/00088/u_ext/_read_as</text:p>
      <text:p text:style-name="Preformatted_20_Text">data/aero/timestep_info/00088/u_ext_star/00000</text:p>
      <text:p text:style-name="Preformatted_20_Text">data/aero/timestep_info/00088/u_ext_star/00001</text:p>
      <text:p text:style-name="Preformatted_20_Text">data/aero/timestep_info/00088/u_ext_star/00002</text:p>
      <text:p text:style-name="Preformatted_20_Text">data/aero/timestep_info/00088/u_ext_star/00003</text:p>
      <text:p text:style-name="Preformatted_20_Text">data/aero/timestep_info/00088/u_ext_star/_read_as</text:p>
      <text:p text:style-name="Preformatted_20_Text">data/aero/timestep_info/00088/wake_conv_vel/00000</text:p>
      <text:p text:style-name="Preformatted_20_Text">data/aero/timestep_info/00088/wake_conv_vel/00001</text:p>
      <text:p text:style-name="Preformatted_20_Text">data/aero/timestep_info/00088/wake_conv_vel/00002</text:p>
      <text:p text:style-name="Preformatted_20_Text">data/aero/timestep_info/00088/wake_conv_vel/00003</text:p>
      <text:p text:style-name="Preformatted_20_Text">data/aero/timestep_info/00088/wake_conv_vel/_read_as</text:p>
      <text:p text:style-name="Preformatted_20_Text">data/aero/timestep_info/00088/zeta/00000</text:p>
      <text:p text:style-name="Preformatted_20_Text">data/aero/timestep_info/00088/zeta/00001</text:p>
      <text:p text:style-name="Preformatted_20_Text"><text:soft-page-break/>data/aero/timestep_info/00088/zeta/00002</text:p>
      <text:p text:style-name="Preformatted_20_Text">data/aero/timestep_info/00088/zeta/00003</text:p>
      <text:p text:style-name="Preformatted_20_Text">data/aero/timestep_info/00088/zeta/_read_as</text:p>
      <text:p text:style-name="Preformatted_20_Text">data/aero/timestep_info/00088/zeta_dot/00000</text:p>
      <text:p text:style-name="Preformatted_20_Text">data/aero/timestep_info/00088/zeta_dot/00001</text:p>
      <text:p text:style-name="Preformatted_20_Text">data/aero/timestep_info/00088/zeta_dot/00002</text:p>
      <text:p text:style-name="Preformatted_20_Text">data/aero/timestep_info/00088/zeta_dot/00003</text:p>
      <text:p text:style-name="Preformatted_20_Text">data/aero/timestep_info/00088/zeta_dot/_read_as</text:p>
      <text:p text:style-name="Preformatted_20_Text">data/aero/timestep_info/00088/zeta_star/00000</text:p>
      <text:p text:style-name="Preformatted_20_Text">data/aero/timestep_info/00088/zeta_star/00001</text:p>
      <text:p text:style-name="Preformatted_20_Text">data/aero/timestep_info/00088/zeta_star/00002</text:p>
      <text:p text:style-name="Preformatted_20_Text">data/aero/timestep_info/00088/zeta_star/00003</text:p>
      <text:p text:style-name="Preformatted_20_Text">data/aero/timestep_info/00088/zeta_star/_read_as</text:p>
      <text:p text:style-name="Preformatted_20_Text">data/aero/timestep_info/00089/_read_as</text:p>
      <text:p text:style-name="Preformatted_20_Text">data/aero/timestep_info/00089/body_steady_forces</text:p>
      <text:p text:style-name="Preformatted_20_Text">data/aero/timestep_info/00089/body_unsteady_forces</text:p>
      <text:p text:style-name="Preformatted_20_Text">data/aero/timestep_info/00089/control_surface_deflection</text:p>
      <text:p text:style-name="Preformatted_20_Text">data/aero/timestep_info/00089/ct_dimensions</text:p>
      <text:p text:style-name="Preformatted_20_Text">data/aero/timestep_info/00089/ct_dimensions_star</text:p>
      <text:p text:style-name="Preformatted_20_Text">data/aero/timestep_info/00089/dimensions</text:p>
      <text:p text:style-name="Preformatted_20_Text">data/aero/timestep_info/00089/dimensions_star</text:p>
      <text:p text:style-name="Preformatted_20_Text">data/aero/timestep_info/00089/dist_to_orig/00000</text:p>
      <text:p text:style-name="Preformatted_20_Text">data/aero/timestep_info/00089/dist_to_orig/00001</text:p>
      <text:p text:style-name="Preformatted_20_Text">data/aero/timestep_info/00089/dist_to_orig/00002</text:p>
      <text:p text:style-name="Preformatted_20_Text">data/aero/timestep_info/00089/dist_to_orig/00003</text:p>
      <text:p text:style-name="Preformatted_20_Text">data/aero/timestep_info/00089/dist_to_orig/_read_as</text:p>
      <text:p text:style-name="Preformatted_20_Text">data/aero/timestep_info/00089/dynamic_forces/00000</text:p>
      <text:p text:style-name="Preformatted_20_Text">data/aero/timestep_info/00089/dynamic_forces/00001</text:p>
      <text:p text:style-name="Preformatted_20_Text">data/aero/timestep_info/00089/dynamic_forces/00002</text:p>
      <text:p text:style-name="Preformatted_20_Text">data/aero/timestep_info/00089/dynamic_forces/00003</text:p>
      <text:p text:style-name="Preformatted_20_Text">data/aero/timestep_info/00089/dynamic_forces/_read_as</text:p>
      <text:p text:style-name="Preformatted_20_Text">data/aero/timestep_info/00089/flag_zeta_phantom</text:p>
      <text:p text:style-name="Preformatted_20_Text">data/aero/timestep_info/00089/forces/00000</text:p>
      <text:p text:style-name="Preformatted_20_Text">data/aero/timestep_info/00089/forces/00001</text:p>
      <text:p text:style-name="Preformatted_20_Text">data/aero/timestep_info/00089/forces/00002</text:p>
      <text:p text:style-name="Preformatted_20_Text">data/aero/timestep_info/00089/forces/00003</text:p>
      <text:p text:style-name="Preformatted_20_Text">data/aero/timestep_info/00089/forces/_read_as</text:p>
      <text:p text:style-name="Preformatted_20_Text">data/aero/timestep_info/00089/gamma/00000</text:p>
      <text:p text:style-name="Preformatted_20_Text">data/aero/timestep_info/00089/gamma/00001</text:p>
      <text:p text:style-name="Preformatted_20_Text">data/aero/timestep_info/00089/gamma/00002</text:p>
      <text:p text:style-name="Preformatted_20_Text">data/aero/timestep_info/00089/gamma/00003</text:p>
      <text:p text:style-name="Preformatted_20_Text">data/aero/timestep_info/00089/gamma/_read_as</text:p>
      <text:p text:style-name="Preformatted_20_Text">data/aero/timestep_info/00089/gamma_dot/00000</text:p>
      <text:p text:style-name="Preformatted_20_Text">data/aero/timestep_info/00089/gamma_dot/00001</text:p>
      <text:p text:style-name="Preformatted_20_Text">data/aero/timestep_info/00089/gamma_dot/00002</text:p>
      <text:p text:style-name="Preformatted_20_Text">data/aero/timestep_info/00089/gamma_dot/00003</text:p>
      <text:p text:style-name="Preformatted_20_Text">data/aero/timestep_info/00089/gamma_dot/_read_as</text:p>
      <text:p text:style-name="Preformatted_20_Text">data/aero/timestep_info/00089/gamma_star/00000</text:p>
      <text:p text:style-name="Preformatted_20_Text">data/aero/timestep_info/00089/gamma_star/00001</text:p>
      <text:p text:style-name="Preformatted_20_Text">data/aero/timestep_info/00089/gamma_star/00002</text:p>
      <text:p text:style-name="Preformatted_20_Text">data/aero/timestep_info/00089/gamma_star/00003</text:p>
      <text:p text:style-name="Preformatted_20_Text">data/aero/timestep_info/00089/gamma_star/_read_as</text:p>
      <text:p text:style-name="Preformatted_20_Text">data/aero/timestep_info/00089/in_global_AFoR</text:p>
      <text:p text:style-name="Preformatted_20_Text">data/aero/timestep_info/00089/inertial_steady_forces</text:p>
      <text:p text:style-name="Preformatted_20_Text">data/aero/timestep_info/00089/inertial_unsteady_forces</text:p>
      <text:p text:style-name="Preformatted_20_Text">data/aero/timestep_info/00089/n_surf</text:p>
      <text:p text:style-name="Preformatted_20_Text">data/aero/timestep_info/00089/normals/00000</text:p>
      <text:p text:style-name="Preformatted_20_Text">data/aero/timestep_info/00089/normals/00001</text:p>
      <text:p text:style-name="Preformatted_20_Text">data/aero/timestep_info/00089/normals/00002</text:p>
      <text:p text:style-name="Preformatted_20_Text">data/aero/timestep_info/00089/normals/00003</text:p>
      <text:p text:style-name="Preformatted_20_Text">data/aero/timestep_info/00089/normals/_read_as</text:p>
      <text:p text:style-name="Preformatted_20_Text">data/aero/timestep_info/00089/postproc_cell/_read_as</text:p>
      <text:p text:style-name="Preformatted_20_Text">data/aero/timestep_info/00089/postproc_node/_read_as</text:p>
      <text:p text:style-name="Preformatted_20_Text">data/aero/timestep_info/00089/u_ext/00000</text:p>
      <text:p text:style-name="Preformatted_20_Text"><text:soft-page-break/>data/aero/timestep_info/00089/u_ext/00001</text:p>
      <text:p text:style-name="Preformatted_20_Text">data/aero/timestep_info/00089/u_ext/00002</text:p>
      <text:p text:style-name="Preformatted_20_Text">data/aero/timestep_info/00089/u_ext/00003</text:p>
      <text:p text:style-name="Preformatted_20_Text">data/aero/timestep_info/00089/u_ext/_read_as</text:p>
      <text:p text:style-name="Preformatted_20_Text">data/aero/timestep_info/00089/u_ext_star/00000</text:p>
      <text:p text:style-name="Preformatted_20_Text">data/aero/timestep_info/00089/u_ext_star/00001</text:p>
      <text:p text:style-name="Preformatted_20_Text">data/aero/timestep_info/00089/u_ext_star/00002</text:p>
      <text:p text:style-name="Preformatted_20_Text">data/aero/timestep_info/00089/u_ext_star/00003</text:p>
      <text:p text:style-name="Preformatted_20_Text">data/aero/timestep_info/00089/u_ext_star/_read_as</text:p>
      <text:p text:style-name="Preformatted_20_Text">data/aero/timestep_info/00089/wake_conv_vel/00000</text:p>
      <text:p text:style-name="Preformatted_20_Text">data/aero/timestep_info/00089/wake_conv_vel/00001</text:p>
      <text:p text:style-name="Preformatted_20_Text">data/aero/timestep_info/00089/wake_conv_vel/00002</text:p>
      <text:p text:style-name="Preformatted_20_Text">data/aero/timestep_info/00089/wake_conv_vel/00003</text:p>
      <text:p text:style-name="Preformatted_20_Text">data/aero/timestep_info/00089/wake_conv_vel/_read_as</text:p>
      <text:p text:style-name="Preformatted_20_Text">data/aero/timestep_info/00089/zeta/00000</text:p>
      <text:p text:style-name="Preformatted_20_Text">data/aero/timestep_info/00089/zeta/00001</text:p>
      <text:p text:style-name="Preformatted_20_Text">data/aero/timestep_info/00089/zeta/00002</text:p>
      <text:p text:style-name="Preformatted_20_Text">data/aero/timestep_info/00089/zeta/00003</text:p>
      <text:p text:style-name="Preformatted_20_Text">data/aero/timestep_info/00089/zeta/_read_as</text:p>
      <text:p text:style-name="Preformatted_20_Text">data/aero/timestep_info/00089/zeta_dot/00000</text:p>
      <text:p text:style-name="Preformatted_20_Text">data/aero/timestep_info/00089/zeta_dot/00001</text:p>
      <text:p text:style-name="Preformatted_20_Text">data/aero/timestep_info/00089/zeta_dot/00002</text:p>
      <text:p text:style-name="Preformatted_20_Text">data/aero/timestep_info/00089/zeta_dot/00003</text:p>
      <text:p text:style-name="Preformatted_20_Text">data/aero/timestep_info/00089/zeta_dot/_read_as</text:p>
      <text:p text:style-name="Preformatted_20_Text">data/aero/timestep_info/00089/zeta_star/00000</text:p>
      <text:p text:style-name="Preformatted_20_Text">data/aero/timestep_info/00089/zeta_star/00001</text:p>
      <text:p text:style-name="Preformatted_20_Text">data/aero/timestep_info/00089/zeta_star/00002</text:p>
      <text:p text:style-name="Preformatted_20_Text">data/aero/timestep_info/00089/zeta_star/00003</text:p>
      <text:p text:style-name="Preformatted_20_Text">data/aero/timestep_info/00089/zeta_star/_read_as</text:p>
      <text:p text:style-name="Preformatted_20_Text">data/aero/timestep_info/00090/_read_as</text:p>
      <text:p text:style-name="Preformatted_20_Text">data/aero/timestep_info/00090/body_steady_forces</text:p>
      <text:p text:style-name="Preformatted_20_Text">data/aero/timestep_info/00090/body_unsteady_forces</text:p>
      <text:p text:style-name="Preformatted_20_Text">data/aero/timestep_info/00090/control_surface_deflection</text:p>
      <text:p text:style-name="Preformatted_20_Text">data/aero/timestep_info/00090/ct_dimensions</text:p>
      <text:p text:style-name="Preformatted_20_Text">data/aero/timestep_info/00090/ct_dimensions_star</text:p>
      <text:p text:style-name="Preformatted_20_Text">data/aero/timestep_info/00090/dimensions</text:p>
      <text:p text:style-name="Preformatted_20_Text">data/aero/timestep_info/00090/dimensions_star</text:p>
      <text:p text:style-name="Preformatted_20_Text">data/aero/timestep_info/00090/dist_to_orig/00000</text:p>
      <text:p text:style-name="Preformatted_20_Text">data/aero/timestep_info/00090/dist_to_orig/00001</text:p>
      <text:p text:style-name="Preformatted_20_Text">data/aero/timestep_info/00090/dist_to_orig/00002</text:p>
      <text:p text:style-name="Preformatted_20_Text">data/aero/timestep_info/00090/dist_to_orig/00003</text:p>
      <text:p text:style-name="Preformatted_20_Text">data/aero/timestep_info/00090/dist_to_orig/_read_as</text:p>
      <text:p text:style-name="Preformatted_20_Text">data/aero/timestep_info/00090/dynamic_forces/00000</text:p>
      <text:p text:style-name="Preformatted_20_Text">data/aero/timestep_info/00090/dynamic_forces/00001</text:p>
      <text:p text:style-name="Preformatted_20_Text">data/aero/timestep_info/00090/dynamic_forces/00002</text:p>
      <text:p text:style-name="Preformatted_20_Text">data/aero/timestep_info/00090/dynamic_forces/00003</text:p>
      <text:p text:style-name="Preformatted_20_Text">data/aero/timestep_info/00090/dynamic_forces/_read_as</text:p>
      <text:p text:style-name="Preformatted_20_Text">data/aero/timestep_info/00090/flag_zeta_phantom</text:p>
      <text:p text:style-name="Preformatted_20_Text">data/aero/timestep_info/00090/forces/00000</text:p>
      <text:p text:style-name="Preformatted_20_Text">data/aero/timestep_info/00090/forces/00001</text:p>
      <text:p text:style-name="Preformatted_20_Text">data/aero/timestep_info/00090/forces/00002</text:p>
      <text:p text:style-name="Preformatted_20_Text">data/aero/timestep_info/00090/forces/00003</text:p>
      <text:p text:style-name="Preformatted_20_Text">data/aero/timestep_info/00090/forces/_read_as</text:p>
      <text:p text:style-name="Preformatted_20_Text">data/aero/timestep_info/00090/gamma/00000</text:p>
      <text:p text:style-name="Preformatted_20_Text">data/aero/timestep_info/00090/gamma/00001</text:p>
      <text:p text:style-name="Preformatted_20_Text">data/aero/timestep_info/00090/gamma/00002</text:p>
      <text:p text:style-name="Preformatted_20_Text">data/aero/timestep_info/00090/gamma/00003</text:p>
      <text:p text:style-name="Preformatted_20_Text">data/aero/timestep_info/00090/gamma/_read_as</text:p>
      <text:p text:style-name="Preformatted_20_Text">data/aero/timestep_info/00090/gamma_dot/00000</text:p>
      <text:p text:style-name="Preformatted_20_Text">data/aero/timestep_info/00090/gamma_dot/00001</text:p>
      <text:p text:style-name="Preformatted_20_Text">data/aero/timestep_info/00090/gamma_dot/00002</text:p>
      <text:p text:style-name="Preformatted_20_Text">data/aero/timestep_info/00090/gamma_dot/00003</text:p>
      <text:p text:style-name="Preformatted_20_Text">data/aero/timestep_info/00090/gamma_dot/_read_as</text:p>
      <text:p text:style-name="Preformatted_20_Text">data/aero/timestep_info/00090/gamma_star/00000</text:p>
      <text:p text:style-name="Preformatted_20_Text"><text:soft-page-break/>data/aero/timestep_info/00090/gamma_star/00001</text:p>
      <text:p text:style-name="Preformatted_20_Text">data/aero/timestep_info/00090/gamma_star/00002</text:p>
      <text:p text:style-name="Preformatted_20_Text">data/aero/timestep_info/00090/gamma_star/00003</text:p>
      <text:p text:style-name="Preformatted_20_Text">data/aero/timestep_info/00090/gamma_star/_read_as</text:p>
      <text:p text:style-name="Preformatted_20_Text">data/aero/timestep_info/00090/in_global_AFoR</text:p>
      <text:p text:style-name="Preformatted_20_Text">data/aero/timestep_info/00090/inertial_steady_forces</text:p>
      <text:p text:style-name="Preformatted_20_Text">data/aero/timestep_info/00090/inertial_unsteady_forces</text:p>
      <text:p text:style-name="Preformatted_20_Text">data/aero/timestep_info/00090/n_surf</text:p>
      <text:p text:style-name="Preformatted_20_Text">data/aero/timestep_info/00090/normals/00000</text:p>
      <text:p text:style-name="Preformatted_20_Text">data/aero/timestep_info/00090/normals/00001</text:p>
      <text:p text:style-name="Preformatted_20_Text">data/aero/timestep_info/00090/normals/00002</text:p>
      <text:p text:style-name="Preformatted_20_Text">data/aero/timestep_info/00090/normals/00003</text:p>
      <text:p text:style-name="Preformatted_20_Text">data/aero/timestep_info/00090/normals/_read_as</text:p>
      <text:p text:style-name="Preformatted_20_Text">data/aero/timestep_info/00090/postproc_cell/_read_as</text:p>
      <text:p text:style-name="Preformatted_20_Text">data/aero/timestep_info/00090/postproc_node/_read_as</text:p>
      <text:p text:style-name="Preformatted_20_Text">data/aero/timestep_info/00090/u_ext/00000</text:p>
      <text:p text:style-name="Preformatted_20_Text">data/aero/timestep_info/00090/u_ext/00001</text:p>
      <text:p text:style-name="Preformatted_20_Text">data/aero/timestep_info/00090/u_ext/00002</text:p>
      <text:p text:style-name="Preformatted_20_Text">data/aero/timestep_info/00090/u_ext/00003</text:p>
      <text:p text:style-name="Preformatted_20_Text">data/aero/timestep_info/00090/u_ext/_read_as</text:p>
      <text:p text:style-name="Preformatted_20_Text">data/aero/timestep_info/00090/u_ext_star/00000</text:p>
      <text:p text:style-name="Preformatted_20_Text">data/aero/timestep_info/00090/u_ext_star/00001</text:p>
      <text:p text:style-name="Preformatted_20_Text">data/aero/timestep_info/00090/u_ext_star/00002</text:p>
      <text:p text:style-name="Preformatted_20_Text">data/aero/timestep_info/00090/u_ext_star/00003</text:p>
      <text:p text:style-name="Preformatted_20_Text">data/aero/timestep_info/00090/u_ext_star/_read_as</text:p>
      <text:p text:style-name="Preformatted_20_Text">data/aero/timestep_info/00090/wake_conv_vel/00000</text:p>
      <text:p text:style-name="Preformatted_20_Text">data/aero/timestep_info/00090/wake_conv_vel/00001</text:p>
      <text:p text:style-name="Preformatted_20_Text">data/aero/timestep_info/00090/wake_conv_vel/00002</text:p>
      <text:p text:style-name="Preformatted_20_Text">data/aero/timestep_info/00090/wake_conv_vel/00003</text:p>
      <text:p text:style-name="Preformatted_20_Text">data/aero/timestep_info/00090/wake_conv_vel/_read_as</text:p>
      <text:p text:style-name="Preformatted_20_Text">data/aero/timestep_info/00090/zeta/00000</text:p>
      <text:p text:style-name="Preformatted_20_Text">data/aero/timestep_info/00090/zeta/00001</text:p>
      <text:p text:style-name="Preformatted_20_Text">data/aero/timestep_info/00090/zeta/00002</text:p>
      <text:p text:style-name="Preformatted_20_Text">data/aero/timestep_info/00090/zeta/00003</text:p>
      <text:p text:style-name="Preformatted_20_Text">data/aero/timestep_info/00090/zeta/_read_as</text:p>
      <text:p text:style-name="Preformatted_20_Text">data/aero/timestep_info/00090/zeta_dot/00000</text:p>
      <text:p text:style-name="Preformatted_20_Text">data/aero/timestep_info/00090/zeta_dot/00001</text:p>
      <text:p text:style-name="Preformatted_20_Text">data/aero/timestep_info/00090/zeta_dot/00002</text:p>
      <text:p text:style-name="Preformatted_20_Text">data/aero/timestep_info/00090/zeta_dot/00003</text:p>
      <text:p text:style-name="Preformatted_20_Text">data/aero/timestep_info/00090/zeta_dot/_read_as</text:p>
      <text:p text:style-name="Preformatted_20_Text">data/aero/timestep_info/00090/zeta_star/00000</text:p>
      <text:p text:style-name="Preformatted_20_Text">data/aero/timestep_info/00090/zeta_star/00001</text:p>
      <text:p text:style-name="Preformatted_20_Text">data/aero/timestep_info/00090/zeta_star/00002</text:p>
      <text:p text:style-name="Preformatted_20_Text">data/aero/timestep_info/00090/zeta_star/00003</text:p>
      <text:p text:style-name="Preformatted_20_Text">data/aero/timestep_info/00090/zeta_star/_read_as</text:p>
      <text:p text:style-name="Preformatted_20_Text">data/aero/timestep_info/00091/_read_as</text:p>
      <text:p text:style-name="Preformatted_20_Text">data/aero/timestep_info/00091/body_steady_forces</text:p>
      <text:p text:style-name="Preformatted_20_Text">data/aero/timestep_info/00091/body_unsteady_forces</text:p>
      <text:p text:style-name="Preformatted_20_Text">data/aero/timestep_info/00091/control_surface_deflection</text:p>
      <text:p text:style-name="Preformatted_20_Text">data/aero/timestep_info/00091/ct_dimensions</text:p>
      <text:p text:style-name="Preformatted_20_Text">data/aero/timestep_info/00091/ct_dimensions_star</text:p>
      <text:p text:style-name="Preformatted_20_Text">data/aero/timestep_info/00091/dimensions</text:p>
      <text:p text:style-name="Preformatted_20_Text">data/aero/timestep_info/00091/dimensions_star</text:p>
      <text:p text:style-name="Preformatted_20_Text">data/aero/timestep_info/00091/dist_to_orig/00000</text:p>
      <text:p text:style-name="Preformatted_20_Text">data/aero/timestep_info/00091/dist_to_orig/00001</text:p>
      <text:p text:style-name="Preformatted_20_Text">data/aero/timestep_info/00091/dist_to_orig/00002</text:p>
      <text:p text:style-name="Preformatted_20_Text">data/aero/timestep_info/00091/dist_to_orig/00003</text:p>
      <text:p text:style-name="Preformatted_20_Text">data/aero/timestep_info/00091/dist_to_orig/_read_as</text:p>
      <text:p text:style-name="Preformatted_20_Text">data/aero/timestep_info/00091/dynamic_forces/00000</text:p>
      <text:p text:style-name="Preformatted_20_Text">data/aero/timestep_info/00091/dynamic_forces/00001</text:p>
      <text:p text:style-name="Preformatted_20_Text">data/aero/timestep_info/00091/dynamic_forces/00002</text:p>
      <text:p text:style-name="Preformatted_20_Text">data/aero/timestep_info/00091/dynamic_forces/00003</text:p>
      <text:p text:style-name="Preformatted_20_Text">data/aero/timestep_info/00091/dynamic_forces/_read_as</text:p>
      <text:p text:style-name="Preformatted_20_Text">data/aero/timestep_info/00091/flag_zeta_phantom</text:p>
      <text:p text:style-name="Preformatted_20_Text"><text:soft-page-break/>data/aero/timestep_info/00091/forces/00000</text:p>
      <text:p text:style-name="Preformatted_20_Text">data/aero/timestep_info/00091/forces/00001</text:p>
      <text:p text:style-name="Preformatted_20_Text">data/aero/timestep_info/00091/forces/00002</text:p>
      <text:p text:style-name="Preformatted_20_Text">data/aero/timestep_info/00091/forces/00003</text:p>
      <text:p text:style-name="Preformatted_20_Text">data/aero/timestep_info/00091/forces/_read_as</text:p>
      <text:p text:style-name="Preformatted_20_Text">data/aero/timestep_info/00091/gamma/00000</text:p>
      <text:p text:style-name="Preformatted_20_Text">data/aero/timestep_info/00091/gamma/00001</text:p>
      <text:p text:style-name="Preformatted_20_Text">data/aero/timestep_info/00091/gamma/00002</text:p>
      <text:p text:style-name="Preformatted_20_Text">data/aero/timestep_info/00091/gamma/00003</text:p>
      <text:p text:style-name="Preformatted_20_Text">data/aero/timestep_info/00091/gamma/_read_as</text:p>
      <text:p text:style-name="Preformatted_20_Text">data/aero/timestep_info/00091/gamma_dot/00000</text:p>
      <text:p text:style-name="Preformatted_20_Text">data/aero/timestep_info/00091/gamma_dot/00001</text:p>
      <text:p text:style-name="Preformatted_20_Text">data/aero/timestep_info/00091/gamma_dot/00002</text:p>
      <text:p text:style-name="Preformatted_20_Text">data/aero/timestep_info/00091/gamma_dot/00003</text:p>
      <text:p text:style-name="Preformatted_20_Text">data/aero/timestep_info/00091/gamma_dot/_read_as</text:p>
      <text:p text:style-name="Preformatted_20_Text">data/aero/timestep_info/00091/gamma_star/00000</text:p>
      <text:p text:style-name="Preformatted_20_Text">data/aero/timestep_info/00091/gamma_star/00001</text:p>
      <text:p text:style-name="Preformatted_20_Text">data/aero/timestep_info/00091/gamma_star/00002</text:p>
      <text:p text:style-name="Preformatted_20_Text">data/aero/timestep_info/00091/gamma_star/00003</text:p>
      <text:p text:style-name="Preformatted_20_Text">data/aero/timestep_info/00091/gamma_star/_read_as</text:p>
      <text:p text:style-name="Preformatted_20_Text">data/aero/timestep_info/00091/in_global_AFoR</text:p>
      <text:p text:style-name="Preformatted_20_Text">data/aero/timestep_info/00091/inertial_steady_forces</text:p>
      <text:p text:style-name="Preformatted_20_Text">data/aero/timestep_info/00091/inertial_unsteady_forces</text:p>
      <text:p text:style-name="Preformatted_20_Text">data/aero/timestep_info/00091/n_surf</text:p>
      <text:p text:style-name="Preformatted_20_Text">data/aero/timestep_info/00091/normals/00000</text:p>
      <text:p text:style-name="Preformatted_20_Text">data/aero/timestep_info/00091/normals/00001</text:p>
      <text:p text:style-name="Preformatted_20_Text">data/aero/timestep_info/00091/normals/00002</text:p>
      <text:p text:style-name="Preformatted_20_Text">data/aero/timestep_info/00091/normals/00003</text:p>
      <text:p text:style-name="Preformatted_20_Text">data/aero/timestep_info/00091/normals/_read_as</text:p>
      <text:p text:style-name="Preformatted_20_Text">data/aero/timestep_info/00091/postproc_cell/_read_as</text:p>
      <text:p text:style-name="Preformatted_20_Text">data/aero/timestep_info/00091/postproc_node/_read_as</text:p>
      <text:p text:style-name="Preformatted_20_Text">data/aero/timestep_info/00091/u_ext/00000</text:p>
      <text:p text:style-name="Preformatted_20_Text">data/aero/timestep_info/00091/u_ext/00001</text:p>
      <text:p text:style-name="Preformatted_20_Text">data/aero/timestep_info/00091/u_ext/00002</text:p>
      <text:p text:style-name="Preformatted_20_Text">data/aero/timestep_info/00091/u_ext/00003</text:p>
      <text:p text:style-name="Preformatted_20_Text">data/aero/timestep_info/00091/u_ext/_read_as</text:p>
      <text:p text:style-name="Preformatted_20_Text">data/aero/timestep_info/00091/u_ext_star/00000</text:p>
      <text:p text:style-name="Preformatted_20_Text">data/aero/timestep_info/00091/u_ext_star/00001</text:p>
      <text:p text:style-name="Preformatted_20_Text">data/aero/timestep_info/00091/u_ext_star/00002</text:p>
      <text:p text:style-name="Preformatted_20_Text">data/aero/timestep_info/00091/u_ext_star/00003</text:p>
      <text:p text:style-name="Preformatted_20_Text">data/aero/timestep_info/00091/u_ext_star/_read_as</text:p>
      <text:p text:style-name="Preformatted_20_Text">data/aero/timestep_info/00091/wake_conv_vel/00000</text:p>
      <text:p text:style-name="Preformatted_20_Text">data/aero/timestep_info/00091/wake_conv_vel/00001</text:p>
      <text:p text:style-name="Preformatted_20_Text">data/aero/timestep_info/00091/wake_conv_vel/00002</text:p>
      <text:p text:style-name="Preformatted_20_Text">data/aero/timestep_info/00091/wake_conv_vel/00003</text:p>
      <text:p text:style-name="Preformatted_20_Text">data/aero/timestep_info/00091/wake_conv_vel/_read_as</text:p>
      <text:p text:style-name="Preformatted_20_Text">data/aero/timestep_info/00091/zeta/00000</text:p>
      <text:p text:style-name="Preformatted_20_Text">data/aero/timestep_info/00091/zeta/00001</text:p>
      <text:p text:style-name="Preformatted_20_Text">data/aero/timestep_info/00091/zeta/00002</text:p>
      <text:p text:style-name="Preformatted_20_Text">data/aero/timestep_info/00091/zeta/00003</text:p>
      <text:p text:style-name="Preformatted_20_Text">data/aero/timestep_info/00091/zeta/_read_as</text:p>
      <text:p text:style-name="Preformatted_20_Text">data/aero/timestep_info/00091/zeta_dot/00000</text:p>
      <text:p text:style-name="Preformatted_20_Text">data/aero/timestep_info/00091/zeta_dot/00001</text:p>
      <text:p text:style-name="Preformatted_20_Text">data/aero/timestep_info/00091/zeta_dot/00002</text:p>
      <text:p text:style-name="Preformatted_20_Text">data/aero/timestep_info/00091/zeta_dot/00003</text:p>
      <text:p text:style-name="Preformatted_20_Text">data/aero/timestep_info/00091/zeta_dot/_read_as</text:p>
      <text:p text:style-name="Preformatted_20_Text">data/aero/timestep_info/00091/zeta_star/00000</text:p>
      <text:p text:style-name="Preformatted_20_Text">data/aero/timestep_info/00091/zeta_star/00001</text:p>
      <text:p text:style-name="Preformatted_20_Text">data/aero/timestep_info/00091/zeta_star/00002</text:p>
      <text:p text:style-name="Preformatted_20_Text">data/aero/timestep_info/00091/zeta_star/00003</text:p>
      <text:p text:style-name="Preformatted_20_Text">data/aero/timestep_info/00091/zeta_star/_read_as</text:p>
      <text:p text:style-name="Preformatted_20_Text">data/aero/timestep_info/00092/_read_as</text:p>
      <text:p text:style-name="Preformatted_20_Text">data/aero/timestep_info/00092/body_steady_forces</text:p>
      <text:p text:style-name="Preformatted_20_Text">data/aero/timestep_info/00092/body_unsteady_forces</text:p>
      <text:p text:style-name="Preformatted_20_Text"><text:soft-page-break/>data/aero/timestep_info/00092/control_surface_deflection</text:p>
      <text:p text:style-name="Preformatted_20_Text">data/aero/timestep_info/00092/ct_dimensions</text:p>
      <text:p text:style-name="Preformatted_20_Text">data/aero/timestep_info/00092/ct_dimensions_star</text:p>
      <text:p text:style-name="Preformatted_20_Text">data/aero/timestep_info/00092/dimensions</text:p>
      <text:p text:style-name="Preformatted_20_Text">data/aero/timestep_info/00092/dimensions_star</text:p>
      <text:p text:style-name="Preformatted_20_Text">data/aero/timestep_info/00092/dist_to_orig/00000</text:p>
      <text:p text:style-name="Preformatted_20_Text">data/aero/timestep_info/00092/dist_to_orig/00001</text:p>
      <text:p text:style-name="Preformatted_20_Text">data/aero/timestep_info/00092/dist_to_orig/00002</text:p>
      <text:p text:style-name="Preformatted_20_Text">data/aero/timestep_info/00092/dist_to_orig/00003</text:p>
      <text:p text:style-name="Preformatted_20_Text">data/aero/timestep_info/00092/dist_to_orig/_read_as</text:p>
      <text:p text:style-name="Preformatted_20_Text">data/aero/timestep_info/00092/dynamic_forces/00000</text:p>
      <text:p text:style-name="Preformatted_20_Text">data/aero/timestep_info/00092/dynamic_forces/00001</text:p>
      <text:p text:style-name="Preformatted_20_Text">data/aero/timestep_info/00092/dynamic_forces/00002</text:p>
      <text:p text:style-name="Preformatted_20_Text">data/aero/timestep_info/00092/dynamic_forces/00003</text:p>
      <text:p text:style-name="Preformatted_20_Text">data/aero/timestep_info/00092/dynamic_forces/_read_as</text:p>
      <text:p text:style-name="Preformatted_20_Text">data/aero/timestep_info/00092/flag_zeta_phantom</text:p>
      <text:p text:style-name="Preformatted_20_Text">data/aero/timestep_info/00092/forces/00000</text:p>
      <text:p text:style-name="Preformatted_20_Text">data/aero/timestep_info/00092/forces/00001</text:p>
      <text:p text:style-name="Preformatted_20_Text">data/aero/timestep_info/00092/forces/00002</text:p>
      <text:p text:style-name="Preformatted_20_Text">data/aero/timestep_info/00092/forces/00003</text:p>
      <text:p text:style-name="Preformatted_20_Text">data/aero/timestep_info/00092/forces/_read_as</text:p>
      <text:p text:style-name="Preformatted_20_Text">data/aero/timestep_info/00092/gamma/00000</text:p>
      <text:p text:style-name="Preformatted_20_Text">data/aero/timestep_info/00092/gamma/00001</text:p>
      <text:p text:style-name="Preformatted_20_Text">data/aero/timestep_info/00092/gamma/00002</text:p>
      <text:p text:style-name="Preformatted_20_Text">data/aero/timestep_info/00092/gamma/00003</text:p>
      <text:p text:style-name="Preformatted_20_Text">data/aero/timestep_info/00092/gamma/_read_as</text:p>
      <text:p text:style-name="Preformatted_20_Text">data/aero/timestep_info/00092/gamma_dot/00000</text:p>
      <text:p text:style-name="Preformatted_20_Text">data/aero/timestep_info/00092/gamma_dot/00001</text:p>
      <text:p text:style-name="Preformatted_20_Text">data/aero/timestep_info/00092/gamma_dot/00002</text:p>
      <text:p text:style-name="Preformatted_20_Text">data/aero/timestep_info/00092/gamma_dot/00003</text:p>
      <text:p text:style-name="Preformatted_20_Text">data/aero/timestep_info/00092/gamma_dot/_read_as</text:p>
      <text:p text:style-name="Preformatted_20_Text">data/aero/timestep_info/00092/gamma_star/00000</text:p>
      <text:p text:style-name="Preformatted_20_Text">data/aero/timestep_info/00092/gamma_star/00001</text:p>
      <text:p text:style-name="Preformatted_20_Text">data/aero/timestep_info/00092/gamma_star/00002</text:p>
      <text:p text:style-name="Preformatted_20_Text">data/aero/timestep_info/00092/gamma_star/00003</text:p>
      <text:p text:style-name="Preformatted_20_Text">data/aero/timestep_info/00092/gamma_star/_read_as</text:p>
      <text:p text:style-name="Preformatted_20_Text">data/aero/timestep_info/00092/in_global_AFoR</text:p>
      <text:p text:style-name="Preformatted_20_Text">data/aero/timestep_info/00092/inertial_steady_forces</text:p>
      <text:p text:style-name="Preformatted_20_Text">data/aero/timestep_info/00092/inertial_unsteady_forces</text:p>
      <text:p text:style-name="Preformatted_20_Text">data/aero/timestep_info/00092/n_surf</text:p>
      <text:p text:style-name="Preformatted_20_Text">data/aero/timestep_info/00092/normals/00000</text:p>
      <text:p text:style-name="Preformatted_20_Text">data/aero/timestep_info/00092/normals/00001</text:p>
      <text:p text:style-name="Preformatted_20_Text">data/aero/timestep_info/00092/normals/00002</text:p>
      <text:p text:style-name="Preformatted_20_Text">data/aero/timestep_info/00092/normals/00003</text:p>
      <text:p text:style-name="Preformatted_20_Text">data/aero/timestep_info/00092/normals/_read_as</text:p>
      <text:p text:style-name="Preformatted_20_Text">data/aero/timestep_info/00092/postproc_cell/_read_as</text:p>
      <text:p text:style-name="Preformatted_20_Text">data/aero/timestep_info/00092/postproc_node/_read_as</text:p>
      <text:p text:style-name="Preformatted_20_Text">data/aero/timestep_info/00092/u_ext/00000</text:p>
      <text:p text:style-name="Preformatted_20_Text">data/aero/timestep_info/00092/u_ext/00001</text:p>
      <text:p text:style-name="Preformatted_20_Text">data/aero/timestep_info/00092/u_ext/00002</text:p>
      <text:p text:style-name="Preformatted_20_Text">data/aero/timestep_info/00092/u_ext/00003</text:p>
      <text:p text:style-name="Preformatted_20_Text">data/aero/timestep_info/00092/u_ext/_read_as</text:p>
      <text:p text:style-name="Preformatted_20_Text">data/aero/timestep_info/00092/u_ext_star/00000</text:p>
      <text:p text:style-name="Preformatted_20_Text">data/aero/timestep_info/00092/u_ext_star/00001</text:p>
      <text:p text:style-name="Preformatted_20_Text">data/aero/timestep_info/00092/u_ext_star/00002</text:p>
      <text:p text:style-name="Preformatted_20_Text">data/aero/timestep_info/00092/u_ext_star/00003</text:p>
      <text:p text:style-name="Preformatted_20_Text">data/aero/timestep_info/00092/u_ext_star/_read_as</text:p>
      <text:p text:style-name="Preformatted_20_Text">data/aero/timestep_info/00092/wake_conv_vel/00000</text:p>
      <text:p text:style-name="Preformatted_20_Text">data/aero/timestep_info/00092/wake_conv_vel/00001</text:p>
      <text:p text:style-name="Preformatted_20_Text">data/aero/timestep_info/00092/wake_conv_vel/00002</text:p>
      <text:p text:style-name="Preformatted_20_Text">data/aero/timestep_info/00092/wake_conv_vel/00003</text:p>
      <text:p text:style-name="Preformatted_20_Text">data/aero/timestep_info/00092/wake_conv_vel/_read_as</text:p>
      <text:p text:style-name="Preformatted_20_Text">data/aero/timestep_info/00092/zeta/00000</text:p>
      <text:p text:style-name="Preformatted_20_Text">data/aero/timestep_info/00092/zeta/00001</text:p>
      <text:p text:style-name="Preformatted_20_Text"><text:soft-page-break/>data/aero/timestep_info/00092/zeta/00002</text:p>
      <text:p text:style-name="Preformatted_20_Text">data/aero/timestep_info/00092/zeta/00003</text:p>
      <text:p text:style-name="Preformatted_20_Text">data/aero/timestep_info/00092/zeta/_read_as</text:p>
      <text:p text:style-name="Preformatted_20_Text">data/aero/timestep_info/00092/zeta_dot/00000</text:p>
      <text:p text:style-name="Preformatted_20_Text">data/aero/timestep_info/00092/zeta_dot/00001</text:p>
      <text:p text:style-name="Preformatted_20_Text">data/aero/timestep_info/00092/zeta_dot/00002</text:p>
      <text:p text:style-name="Preformatted_20_Text">data/aero/timestep_info/00092/zeta_dot/00003</text:p>
      <text:p text:style-name="Preformatted_20_Text">data/aero/timestep_info/00092/zeta_dot/_read_as</text:p>
      <text:p text:style-name="Preformatted_20_Text">data/aero/timestep_info/00092/zeta_star/00000</text:p>
      <text:p text:style-name="Preformatted_20_Text">data/aero/timestep_info/00092/zeta_star/00001</text:p>
      <text:p text:style-name="Preformatted_20_Text">data/aero/timestep_info/00092/zeta_star/00002</text:p>
      <text:p text:style-name="Preformatted_20_Text">data/aero/timestep_info/00092/zeta_star/00003</text:p>
      <text:p text:style-name="Preformatted_20_Text">data/aero/timestep_info/00092/zeta_star/_read_as</text:p>
      <text:p text:style-name="Preformatted_20_Text">data/aero/timestep_info/00093/_read_as</text:p>
      <text:p text:style-name="Preformatted_20_Text">data/aero/timestep_info/00093/body_steady_forces</text:p>
      <text:p text:style-name="Preformatted_20_Text">data/aero/timestep_info/00093/body_unsteady_forces</text:p>
      <text:p text:style-name="Preformatted_20_Text">data/aero/timestep_info/00093/control_surface_deflection</text:p>
      <text:p text:style-name="Preformatted_20_Text">data/aero/timestep_info/00093/ct_dimensions</text:p>
      <text:p text:style-name="Preformatted_20_Text">data/aero/timestep_info/00093/ct_dimensions_star</text:p>
      <text:p text:style-name="Preformatted_20_Text">data/aero/timestep_info/00093/dimensions</text:p>
      <text:p text:style-name="Preformatted_20_Text">data/aero/timestep_info/00093/dimensions_star</text:p>
      <text:p text:style-name="Preformatted_20_Text">data/aero/timestep_info/00093/dist_to_orig/00000</text:p>
      <text:p text:style-name="Preformatted_20_Text">data/aero/timestep_info/00093/dist_to_orig/00001</text:p>
      <text:p text:style-name="Preformatted_20_Text">data/aero/timestep_info/00093/dist_to_orig/00002</text:p>
      <text:p text:style-name="Preformatted_20_Text">data/aero/timestep_info/00093/dist_to_orig/00003</text:p>
      <text:p text:style-name="Preformatted_20_Text">data/aero/timestep_info/00093/dist_to_orig/_read_as</text:p>
      <text:p text:style-name="Preformatted_20_Text">data/aero/timestep_info/00093/dynamic_forces/00000</text:p>
      <text:p text:style-name="Preformatted_20_Text">data/aero/timestep_info/00093/dynamic_forces/00001</text:p>
      <text:p text:style-name="Preformatted_20_Text">data/aero/timestep_info/00093/dynamic_forces/00002</text:p>
      <text:p text:style-name="Preformatted_20_Text">data/aero/timestep_info/00093/dynamic_forces/00003</text:p>
      <text:p text:style-name="Preformatted_20_Text">data/aero/timestep_info/00093/dynamic_forces/_read_as</text:p>
      <text:p text:style-name="Preformatted_20_Text">data/aero/timestep_info/00093/flag_zeta_phantom</text:p>
      <text:p text:style-name="Preformatted_20_Text">data/aero/timestep_info/00093/forces/00000</text:p>
      <text:p text:style-name="Preformatted_20_Text">data/aero/timestep_info/00093/forces/00001</text:p>
      <text:p text:style-name="Preformatted_20_Text">data/aero/timestep_info/00093/forces/00002</text:p>
      <text:p text:style-name="Preformatted_20_Text">data/aero/timestep_info/00093/forces/00003</text:p>
      <text:p text:style-name="Preformatted_20_Text">data/aero/timestep_info/00093/forces/_read_as</text:p>
      <text:p text:style-name="Preformatted_20_Text">data/aero/timestep_info/00093/gamma/00000</text:p>
      <text:p text:style-name="Preformatted_20_Text">data/aero/timestep_info/00093/gamma/00001</text:p>
      <text:p text:style-name="Preformatted_20_Text">data/aero/timestep_info/00093/gamma/00002</text:p>
      <text:p text:style-name="Preformatted_20_Text">data/aero/timestep_info/00093/gamma/00003</text:p>
      <text:p text:style-name="Preformatted_20_Text">data/aero/timestep_info/00093/gamma/_read_as</text:p>
      <text:p text:style-name="Preformatted_20_Text">data/aero/timestep_info/00093/gamma_dot/00000</text:p>
      <text:p text:style-name="Preformatted_20_Text">data/aero/timestep_info/00093/gamma_dot/00001</text:p>
      <text:p text:style-name="Preformatted_20_Text">data/aero/timestep_info/00093/gamma_dot/00002</text:p>
      <text:p text:style-name="Preformatted_20_Text">data/aero/timestep_info/00093/gamma_dot/00003</text:p>
      <text:p text:style-name="Preformatted_20_Text">data/aero/timestep_info/00093/gamma_dot/_read_as</text:p>
      <text:p text:style-name="Preformatted_20_Text">data/aero/timestep_info/00093/gamma_star/00000</text:p>
      <text:p text:style-name="Preformatted_20_Text">data/aero/timestep_info/00093/gamma_star/00001</text:p>
      <text:p text:style-name="Preformatted_20_Text">data/aero/timestep_info/00093/gamma_star/00002</text:p>
      <text:p text:style-name="Preformatted_20_Text">data/aero/timestep_info/00093/gamma_star/00003</text:p>
      <text:p text:style-name="Preformatted_20_Text">data/aero/timestep_info/00093/gamma_star/_read_as</text:p>
      <text:p text:style-name="Preformatted_20_Text">data/aero/timestep_info/00093/in_global_AFoR</text:p>
      <text:p text:style-name="Preformatted_20_Text">data/aero/timestep_info/00093/inertial_steady_forces</text:p>
      <text:p text:style-name="Preformatted_20_Text">data/aero/timestep_info/00093/inertial_unsteady_forces</text:p>
      <text:p text:style-name="Preformatted_20_Text">data/aero/timestep_info/00093/n_surf</text:p>
      <text:p text:style-name="Preformatted_20_Text">data/aero/timestep_info/00093/normals/00000</text:p>
      <text:p text:style-name="Preformatted_20_Text">data/aero/timestep_info/00093/normals/00001</text:p>
      <text:p text:style-name="Preformatted_20_Text">data/aero/timestep_info/00093/normals/00002</text:p>
      <text:p text:style-name="Preformatted_20_Text">data/aero/timestep_info/00093/normals/00003</text:p>
      <text:p text:style-name="Preformatted_20_Text">data/aero/timestep_info/00093/normals/_read_as</text:p>
      <text:p text:style-name="Preformatted_20_Text">data/aero/timestep_info/00093/postproc_cell/_read_as</text:p>
      <text:p text:style-name="Preformatted_20_Text">data/aero/timestep_info/00093/postproc_node/_read_as</text:p>
      <text:p text:style-name="Preformatted_20_Text">data/aero/timestep_info/00093/u_ext/00000</text:p>
      <text:p text:style-name="Preformatted_20_Text"><text:soft-page-break/>data/aero/timestep_info/00093/u_ext/00001</text:p>
      <text:p text:style-name="Preformatted_20_Text">data/aero/timestep_info/00093/u_ext/00002</text:p>
      <text:p text:style-name="Preformatted_20_Text">data/aero/timestep_info/00093/u_ext/00003</text:p>
      <text:p text:style-name="Preformatted_20_Text">data/aero/timestep_info/00093/u_ext/_read_as</text:p>
      <text:p text:style-name="Preformatted_20_Text">data/aero/timestep_info/00093/u_ext_star/00000</text:p>
      <text:p text:style-name="Preformatted_20_Text">data/aero/timestep_info/00093/u_ext_star/00001</text:p>
      <text:p text:style-name="Preformatted_20_Text">data/aero/timestep_info/00093/u_ext_star/00002</text:p>
      <text:p text:style-name="Preformatted_20_Text">data/aero/timestep_info/00093/u_ext_star/00003</text:p>
      <text:p text:style-name="Preformatted_20_Text">data/aero/timestep_info/00093/u_ext_star/_read_as</text:p>
      <text:p text:style-name="Preformatted_20_Text">data/aero/timestep_info/00093/wake_conv_vel/00000</text:p>
      <text:p text:style-name="Preformatted_20_Text">data/aero/timestep_info/00093/wake_conv_vel/00001</text:p>
      <text:p text:style-name="Preformatted_20_Text">data/aero/timestep_info/00093/wake_conv_vel/00002</text:p>
      <text:p text:style-name="Preformatted_20_Text">data/aero/timestep_info/00093/wake_conv_vel/00003</text:p>
      <text:p text:style-name="Preformatted_20_Text">data/aero/timestep_info/00093/wake_conv_vel/_read_as</text:p>
      <text:p text:style-name="Preformatted_20_Text">data/aero/timestep_info/00093/zeta/00000</text:p>
      <text:p text:style-name="Preformatted_20_Text">data/aero/timestep_info/00093/zeta/00001</text:p>
      <text:p text:style-name="Preformatted_20_Text">data/aero/timestep_info/00093/zeta/00002</text:p>
      <text:p text:style-name="Preformatted_20_Text">data/aero/timestep_info/00093/zeta/00003</text:p>
      <text:p text:style-name="Preformatted_20_Text">data/aero/timestep_info/00093/zeta/_read_as</text:p>
      <text:p text:style-name="Preformatted_20_Text">data/aero/timestep_info/00093/zeta_dot/00000</text:p>
      <text:p text:style-name="Preformatted_20_Text">data/aero/timestep_info/00093/zeta_dot/00001</text:p>
      <text:p text:style-name="Preformatted_20_Text">data/aero/timestep_info/00093/zeta_dot/00002</text:p>
      <text:p text:style-name="Preformatted_20_Text">data/aero/timestep_info/00093/zeta_dot/00003</text:p>
      <text:p text:style-name="Preformatted_20_Text">data/aero/timestep_info/00093/zeta_dot/_read_as</text:p>
      <text:p text:style-name="Preformatted_20_Text">data/aero/timestep_info/00093/zeta_star/00000</text:p>
      <text:p text:style-name="Preformatted_20_Text">data/aero/timestep_info/00093/zeta_star/00001</text:p>
      <text:p text:style-name="Preformatted_20_Text">data/aero/timestep_info/00093/zeta_star/00002</text:p>
      <text:p text:style-name="Preformatted_20_Text">data/aero/timestep_info/00093/zeta_star/00003</text:p>
      <text:p text:style-name="Preformatted_20_Text">data/aero/timestep_info/00093/zeta_star/_read_as</text:p>
      <text:p text:style-name="Preformatted_20_Text">data/aero/timestep_info/00094/_read_as</text:p>
      <text:p text:style-name="Preformatted_20_Text">data/aero/timestep_info/00094/body_steady_forces</text:p>
      <text:p text:style-name="Preformatted_20_Text">data/aero/timestep_info/00094/body_unsteady_forces</text:p>
      <text:p text:style-name="Preformatted_20_Text">data/aero/timestep_info/00094/control_surface_deflection</text:p>
      <text:p text:style-name="Preformatted_20_Text">data/aero/timestep_info/00094/ct_dimensions</text:p>
      <text:p text:style-name="Preformatted_20_Text">data/aero/timestep_info/00094/ct_dimensions_star</text:p>
      <text:p text:style-name="Preformatted_20_Text">data/aero/timestep_info/00094/dimensions</text:p>
      <text:p text:style-name="Preformatted_20_Text">data/aero/timestep_info/00094/dimensions_star</text:p>
      <text:p text:style-name="Preformatted_20_Text">data/aero/timestep_info/00094/dist_to_orig/00000</text:p>
      <text:p text:style-name="Preformatted_20_Text">data/aero/timestep_info/00094/dist_to_orig/00001</text:p>
      <text:p text:style-name="Preformatted_20_Text">data/aero/timestep_info/00094/dist_to_orig/00002</text:p>
      <text:p text:style-name="Preformatted_20_Text">data/aero/timestep_info/00094/dist_to_orig/00003</text:p>
      <text:p text:style-name="Preformatted_20_Text">data/aero/timestep_info/00094/dist_to_orig/_read_as</text:p>
      <text:p text:style-name="Preformatted_20_Text">data/aero/timestep_info/00094/dynamic_forces/00000</text:p>
      <text:p text:style-name="Preformatted_20_Text">data/aero/timestep_info/00094/dynamic_forces/00001</text:p>
      <text:p text:style-name="Preformatted_20_Text">data/aero/timestep_info/00094/dynamic_forces/00002</text:p>
      <text:p text:style-name="Preformatted_20_Text">data/aero/timestep_info/00094/dynamic_forces/00003</text:p>
      <text:p text:style-name="Preformatted_20_Text">data/aero/timestep_info/00094/dynamic_forces/_read_as</text:p>
      <text:p text:style-name="Preformatted_20_Text">data/aero/timestep_info/00094/flag_zeta_phantom</text:p>
      <text:p text:style-name="Preformatted_20_Text">data/aero/timestep_info/00094/forces/00000</text:p>
      <text:p text:style-name="Preformatted_20_Text">data/aero/timestep_info/00094/forces/00001</text:p>
      <text:p text:style-name="Preformatted_20_Text">data/aero/timestep_info/00094/forces/00002</text:p>
      <text:p text:style-name="Preformatted_20_Text">data/aero/timestep_info/00094/forces/00003</text:p>
      <text:p text:style-name="Preformatted_20_Text">data/aero/timestep_info/00094/forces/_read_as</text:p>
      <text:p text:style-name="Preformatted_20_Text">data/aero/timestep_info/00094/gamma/00000</text:p>
      <text:p text:style-name="Preformatted_20_Text">data/aero/timestep_info/00094/gamma/00001</text:p>
      <text:p text:style-name="Preformatted_20_Text">data/aero/timestep_info/00094/gamma/00002</text:p>
      <text:p text:style-name="Preformatted_20_Text">data/aero/timestep_info/00094/gamma/00003</text:p>
      <text:p text:style-name="Preformatted_20_Text">data/aero/timestep_info/00094/gamma/_read_as</text:p>
      <text:p text:style-name="Preformatted_20_Text">data/aero/timestep_info/00094/gamma_dot/00000</text:p>
      <text:p text:style-name="Preformatted_20_Text">data/aero/timestep_info/00094/gamma_dot/00001</text:p>
      <text:p text:style-name="Preformatted_20_Text">data/aero/timestep_info/00094/gamma_dot/00002</text:p>
      <text:p text:style-name="Preformatted_20_Text">data/aero/timestep_info/00094/gamma_dot/00003</text:p>
      <text:p text:style-name="Preformatted_20_Text">data/aero/timestep_info/00094/gamma_dot/_read_as</text:p>
      <text:p text:style-name="Preformatted_20_Text">data/aero/timestep_info/00094/gamma_star/00000</text:p>
      <text:p text:style-name="Preformatted_20_Text"><text:soft-page-break/>data/aero/timestep_info/00094/gamma_star/00001</text:p>
      <text:p text:style-name="Preformatted_20_Text">data/aero/timestep_info/00094/gamma_star/00002</text:p>
      <text:p text:style-name="Preformatted_20_Text">data/aero/timestep_info/00094/gamma_star/00003</text:p>
      <text:p text:style-name="Preformatted_20_Text">data/aero/timestep_info/00094/gamma_star/_read_as</text:p>
      <text:p text:style-name="Preformatted_20_Text">data/aero/timestep_info/00094/in_global_AFoR</text:p>
      <text:p text:style-name="Preformatted_20_Text">data/aero/timestep_info/00094/inertial_steady_forces</text:p>
      <text:p text:style-name="Preformatted_20_Text">data/aero/timestep_info/00094/inertial_unsteady_forces</text:p>
      <text:p text:style-name="Preformatted_20_Text">data/aero/timestep_info/00094/n_surf</text:p>
      <text:p text:style-name="Preformatted_20_Text">data/aero/timestep_info/00094/normals/00000</text:p>
      <text:p text:style-name="Preformatted_20_Text">data/aero/timestep_info/00094/normals/00001</text:p>
      <text:p text:style-name="Preformatted_20_Text">data/aero/timestep_info/00094/normals/00002</text:p>
      <text:p text:style-name="Preformatted_20_Text">data/aero/timestep_info/00094/normals/00003</text:p>
      <text:p text:style-name="Preformatted_20_Text">data/aero/timestep_info/00094/normals/_read_as</text:p>
      <text:p text:style-name="Preformatted_20_Text">data/aero/timestep_info/00094/postproc_cell/_read_as</text:p>
      <text:p text:style-name="Preformatted_20_Text">data/aero/timestep_info/00094/postproc_node/_read_as</text:p>
      <text:p text:style-name="Preformatted_20_Text">data/aero/timestep_info/00094/u_ext/00000</text:p>
      <text:p text:style-name="Preformatted_20_Text">data/aero/timestep_info/00094/u_ext/00001</text:p>
      <text:p text:style-name="Preformatted_20_Text">data/aero/timestep_info/00094/u_ext/00002</text:p>
      <text:p text:style-name="Preformatted_20_Text">data/aero/timestep_info/00094/u_ext/00003</text:p>
      <text:p text:style-name="Preformatted_20_Text">data/aero/timestep_info/00094/u_ext/_read_as</text:p>
      <text:p text:style-name="Preformatted_20_Text">data/aero/timestep_info/00094/u_ext_star/00000</text:p>
      <text:p text:style-name="Preformatted_20_Text">data/aero/timestep_info/00094/u_ext_star/00001</text:p>
      <text:p text:style-name="Preformatted_20_Text">data/aero/timestep_info/00094/u_ext_star/00002</text:p>
      <text:p text:style-name="Preformatted_20_Text">data/aero/timestep_info/00094/u_ext_star/00003</text:p>
      <text:p text:style-name="Preformatted_20_Text">data/aero/timestep_info/00094/u_ext_star/_read_as</text:p>
      <text:p text:style-name="Preformatted_20_Text">data/aero/timestep_info/00094/wake_conv_vel/00000</text:p>
      <text:p text:style-name="Preformatted_20_Text">data/aero/timestep_info/00094/wake_conv_vel/00001</text:p>
      <text:p text:style-name="Preformatted_20_Text">data/aero/timestep_info/00094/wake_conv_vel/00002</text:p>
      <text:p text:style-name="Preformatted_20_Text">data/aero/timestep_info/00094/wake_conv_vel/00003</text:p>
      <text:p text:style-name="Preformatted_20_Text">data/aero/timestep_info/00094/wake_conv_vel/_read_as</text:p>
      <text:p text:style-name="Preformatted_20_Text">data/aero/timestep_info/00094/zeta/00000</text:p>
      <text:p text:style-name="Preformatted_20_Text">data/aero/timestep_info/00094/zeta/00001</text:p>
      <text:p text:style-name="Preformatted_20_Text">data/aero/timestep_info/00094/zeta/00002</text:p>
      <text:p text:style-name="Preformatted_20_Text">data/aero/timestep_info/00094/zeta/00003</text:p>
      <text:p text:style-name="Preformatted_20_Text">data/aero/timestep_info/00094/zeta/_read_as</text:p>
      <text:p text:style-name="Preformatted_20_Text">data/aero/timestep_info/00094/zeta_dot/00000</text:p>
      <text:p text:style-name="Preformatted_20_Text">data/aero/timestep_info/00094/zeta_dot/00001</text:p>
      <text:p text:style-name="Preformatted_20_Text">data/aero/timestep_info/00094/zeta_dot/00002</text:p>
      <text:p text:style-name="Preformatted_20_Text">data/aero/timestep_info/00094/zeta_dot/00003</text:p>
      <text:p text:style-name="Preformatted_20_Text">data/aero/timestep_info/00094/zeta_dot/_read_as</text:p>
      <text:p text:style-name="Preformatted_20_Text">data/aero/timestep_info/00094/zeta_star/00000</text:p>
      <text:p text:style-name="Preformatted_20_Text">data/aero/timestep_info/00094/zeta_star/00001</text:p>
      <text:p text:style-name="Preformatted_20_Text">data/aero/timestep_info/00094/zeta_star/00002</text:p>
      <text:p text:style-name="Preformatted_20_Text">data/aero/timestep_info/00094/zeta_star/00003</text:p>
      <text:p text:style-name="Preformatted_20_Text">data/aero/timestep_info/00094/zeta_star/_read_as</text:p>
      <text:p text:style-name="Preformatted_20_Text">data/aero/timestep_info/00095/_read_as</text:p>
      <text:p text:style-name="Preformatted_20_Text">data/aero/timestep_info/00095/body_steady_forces</text:p>
      <text:p text:style-name="Preformatted_20_Text">data/aero/timestep_info/00095/body_unsteady_forces</text:p>
      <text:p text:style-name="Preformatted_20_Text">data/aero/timestep_info/00095/control_surface_deflection</text:p>
      <text:p text:style-name="Preformatted_20_Text">data/aero/timestep_info/00095/ct_dimensions</text:p>
      <text:p text:style-name="Preformatted_20_Text">data/aero/timestep_info/00095/ct_dimensions_star</text:p>
      <text:p text:style-name="Preformatted_20_Text">data/aero/timestep_info/00095/dimensions</text:p>
      <text:p text:style-name="Preformatted_20_Text">data/aero/timestep_info/00095/dimensions_star</text:p>
      <text:p text:style-name="Preformatted_20_Text">data/aero/timestep_info/00095/dist_to_orig/00000</text:p>
      <text:p text:style-name="Preformatted_20_Text">data/aero/timestep_info/00095/dist_to_orig/00001</text:p>
      <text:p text:style-name="Preformatted_20_Text">data/aero/timestep_info/00095/dist_to_orig/00002</text:p>
      <text:p text:style-name="Preformatted_20_Text">data/aero/timestep_info/00095/dist_to_orig/00003</text:p>
      <text:p text:style-name="Preformatted_20_Text">data/aero/timestep_info/00095/dist_to_orig/_read_as</text:p>
      <text:p text:style-name="Preformatted_20_Text">data/aero/timestep_info/00095/dynamic_forces/00000</text:p>
      <text:p text:style-name="Preformatted_20_Text">data/aero/timestep_info/00095/dynamic_forces/00001</text:p>
      <text:p text:style-name="Preformatted_20_Text">data/aero/timestep_info/00095/dynamic_forces/00002</text:p>
      <text:p text:style-name="Preformatted_20_Text">data/aero/timestep_info/00095/dynamic_forces/00003</text:p>
      <text:p text:style-name="Preformatted_20_Text">data/aero/timestep_info/00095/dynamic_forces/_read_as</text:p>
      <text:p text:style-name="Preformatted_20_Text">data/aero/timestep_info/00095/flag_zeta_phantom</text:p>
      <text:p text:style-name="Preformatted_20_Text"><text:soft-page-break/>data/aero/timestep_info/00095/forces/00000</text:p>
      <text:p text:style-name="Preformatted_20_Text">data/aero/timestep_info/00095/forces/00001</text:p>
      <text:p text:style-name="Preformatted_20_Text">data/aero/timestep_info/00095/forces/00002</text:p>
      <text:p text:style-name="Preformatted_20_Text">data/aero/timestep_info/00095/forces/00003</text:p>
      <text:p text:style-name="Preformatted_20_Text">data/aero/timestep_info/00095/forces/_read_as</text:p>
      <text:p text:style-name="Preformatted_20_Text">data/aero/timestep_info/00095/gamma/00000</text:p>
      <text:p text:style-name="Preformatted_20_Text">data/aero/timestep_info/00095/gamma/00001</text:p>
      <text:p text:style-name="Preformatted_20_Text">data/aero/timestep_info/00095/gamma/00002</text:p>
      <text:p text:style-name="Preformatted_20_Text">data/aero/timestep_info/00095/gamma/00003</text:p>
      <text:p text:style-name="Preformatted_20_Text">data/aero/timestep_info/00095/gamma/_read_as</text:p>
      <text:p text:style-name="Preformatted_20_Text">data/aero/timestep_info/00095/gamma_dot/00000</text:p>
      <text:p text:style-name="Preformatted_20_Text">data/aero/timestep_info/00095/gamma_dot/00001</text:p>
      <text:p text:style-name="Preformatted_20_Text">data/aero/timestep_info/00095/gamma_dot/00002</text:p>
      <text:p text:style-name="Preformatted_20_Text">data/aero/timestep_info/00095/gamma_dot/00003</text:p>
      <text:p text:style-name="Preformatted_20_Text">data/aero/timestep_info/00095/gamma_dot/_read_as</text:p>
      <text:p text:style-name="Preformatted_20_Text">data/aero/timestep_info/00095/gamma_star/00000</text:p>
      <text:p text:style-name="Preformatted_20_Text">data/aero/timestep_info/00095/gamma_star/00001</text:p>
      <text:p text:style-name="Preformatted_20_Text">data/aero/timestep_info/00095/gamma_star/00002</text:p>
      <text:p text:style-name="Preformatted_20_Text">data/aero/timestep_info/00095/gamma_star/00003</text:p>
      <text:p text:style-name="Preformatted_20_Text">data/aero/timestep_info/00095/gamma_star/_read_as</text:p>
      <text:p text:style-name="Preformatted_20_Text">data/aero/timestep_info/00095/in_global_AFoR</text:p>
      <text:p text:style-name="Preformatted_20_Text">data/aero/timestep_info/00095/inertial_steady_forces</text:p>
      <text:p text:style-name="Preformatted_20_Text">data/aero/timestep_info/00095/inertial_unsteady_forces</text:p>
      <text:p text:style-name="Preformatted_20_Text">data/aero/timestep_info/00095/n_surf</text:p>
      <text:p text:style-name="Preformatted_20_Text">data/aero/timestep_info/00095/normals/00000</text:p>
      <text:p text:style-name="Preformatted_20_Text">data/aero/timestep_info/00095/normals/00001</text:p>
      <text:p text:style-name="Preformatted_20_Text">data/aero/timestep_info/00095/normals/00002</text:p>
      <text:p text:style-name="Preformatted_20_Text">data/aero/timestep_info/00095/normals/00003</text:p>
      <text:p text:style-name="Preformatted_20_Text">data/aero/timestep_info/00095/normals/_read_as</text:p>
      <text:p text:style-name="Preformatted_20_Text">data/aero/timestep_info/00095/postproc_cell/_read_as</text:p>
      <text:p text:style-name="Preformatted_20_Text">data/aero/timestep_info/00095/postproc_node/_read_as</text:p>
      <text:p text:style-name="Preformatted_20_Text">data/aero/timestep_info/00095/u_ext/00000</text:p>
      <text:p text:style-name="Preformatted_20_Text">data/aero/timestep_info/00095/u_ext/00001</text:p>
      <text:p text:style-name="Preformatted_20_Text">data/aero/timestep_info/00095/u_ext/00002</text:p>
      <text:p text:style-name="Preformatted_20_Text">data/aero/timestep_info/00095/u_ext/00003</text:p>
      <text:p text:style-name="Preformatted_20_Text">data/aero/timestep_info/00095/u_ext/_read_as</text:p>
      <text:p text:style-name="Preformatted_20_Text">data/aero/timestep_info/00095/u_ext_star/00000</text:p>
      <text:p text:style-name="Preformatted_20_Text">data/aero/timestep_info/00095/u_ext_star/00001</text:p>
      <text:p text:style-name="Preformatted_20_Text">data/aero/timestep_info/00095/u_ext_star/00002</text:p>
      <text:p text:style-name="Preformatted_20_Text">data/aero/timestep_info/00095/u_ext_star/00003</text:p>
      <text:p text:style-name="Preformatted_20_Text">data/aero/timestep_info/00095/u_ext_star/_read_as</text:p>
      <text:p text:style-name="Preformatted_20_Text">data/aero/timestep_info/00095/wake_conv_vel/00000</text:p>
      <text:p text:style-name="Preformatted_20_Text">data/aero/timestep_info/00095/wake_conv_vel/00001</text:p>
      <text:p text:style-name="Preformatted_20_Text">data/aero/timestep_info/00095/wake_conv_vel/00002</text:p>
      <text:p text:style-name="Preformatted_20_Text">data/aero/timestep_info/00095/wake_conv_vel/00003</text:p>
      <text:p text:style-name="Preformatted_20_Text">data/aero/timestep_info/00095/wake_conv_vel/_read_as</text:p>
      <text:p text:style-name="Preformatted_20_Text">data/aero/timestep_info/00095/zeta/00000</text:p>
      <text:p text:style-name="Preformatted_20_Text">data/aero/timestep_info/00095/zeta/00001</text:p>
      <text:p text:style-name="Preformatted_20_Text">data/aero/timestep_info/00095/zeta/00002</text:p>
      <text:p text:style-name="Preformatted_20_Text">data/aero/timestep_info/00095/zeta/00003</text:p>
      <text:p text:style-name="Preformatted_20_Text">data/aero/timestep_info/00095/zeta/_read_as</text:p>
      <text:p text:style-name="Preformatted_20_Text">data/aero/timestep_info/00095/zeta_dot/00000</text:p>
      <text:p text:style-name="Preformatted_20_Text">data/aero/timestep_info/00095/zeta_dot/00001</text:p>
      <text:p text:style-name="Preformatted_20_Text">data/aero/timestep_info/00095/zeta_dot/00002</text:p>
      <text:p text:style-name="Preformatted_20_Text">data/aero/timestep_info/00095/zeta_dot/00003</text:p>
      <text:p text:style-name="Preformatted_20_Text">data/aero/timestep_info/00095/zeta_dot/_read_as</text:p>
      <text:p text:style-name="Preformatted_20_Text">data/aero/timestep_info/00095/zeta_star/00000</text:p>
      <text:p text:style-name="Preformatted_20_Text">data/aero/timestep_info/00095/zeta_star/00001</text:p>
      <text:p text:style-name="Preformatted_20_Text">data/aero/timestep_info/00095/zeta_star/00002</text:p>
      <text:p text:style-name="Preformatted_20_Text">data/aero/timestep_info/00095/zeta_star/00003</text:p>
      <text:p text:style-name="Preformatted_20_Text">data/aero/timestep_info/00095/zeta_star/_read_as</text:p>
      <text:p text:style-name="Preformatted_20_Text">data/aero/timestep_info/00096/_read_as</text:p>
      <text:p text:style-name="Preformatted_20_Text">data/aero/timestep_info/00096/body_steady_forces</text:p>
      <text:p text:style-name="Preformatted_20_Text">data/aero/timestep_info/00096/body_unsteady_forces</text:p>
      <text:p text:style-name="Preformatted_20_Text"><text:soft-page-break/>data/aero/timestep_info/00096/control_surface_deflection</text:p>
      <text:p text:style-name="Preformatted_20_Text">data/aero/timestep_info/00096/ct_dimensions</text:p>
      <text:p text:style-name="Preformatted_20_Text">data/aero/timestep_info/00096/ct_dimensions_star</text:p>
      <text:p text:style-name="Preformatted_20_Text">data/aero/timestep_info/00096/dimensions</text:p>
      <text:p text:style-name="Preformatted_20_Text">data/aero/timestep_info/00096/dimensions_star</text:p>
      <text:p text:style-name="Preformatted_20_Text">data/aero/timestep_info/00096/dist_to_orig/00000</text:p>
      <text:p text:style-name="Preformatted_20_Text">data/aero/timestep_info/00096/dist_to_orig/00001</text:p>
      <text:p text:style-name="Preformatted_20_Text">data/aero/timestep_info/00096/dist_to_orig/00002</text:p>
      <text:p text:style-name="Preformatted_20_Text">data/aero/timestep_info/00096/dist_to_orig/00003</text:p>
      <text:p text:style-name="Preformatted_20_Text">data/aero/timestep_info/00096/dist_to_orig/_read_as</text:p>
      <text:p text:style-name="Preformatted_20_Text">data/aero/timestep_info/00096/dynamic_forces/00000</text:p>
      <text:p text:style-name="Preformatted_20_Text">data/aero/timestep_info/00096/dynamic_forces/00001</text:p>
      <text:p text:style-name="Preformatted_20_Text">data/aero/timestep_info/00096/dynamic_forces/00002</text:p>
      <text:p text:style-name="Preformatted_20_Text">data/aero/timestep_info/00096/dynamic_forces/00003</text:p>
      <text:p text:style-name="Preformatted_20_Text">data/aero/timestep_info/00096/dynamic_forces/_read_as</text:p>
      <text:p text:style-name="Preformatted_20_Text">data/aero/timestep_info/00096/flag_zeta_phantom</text:p>
      <text:p text:style-name="Preformatted_20_Text">data/aero/timestep_info/00096/forces/00000</text:p>
      <text:p text:style-name="Preformatted_20_Text">data/aero/timestep_info/00096/forces/00001</text:p>
      <text:p text:style-name="Preformatted_20_Text">data/aero/timestep_info/00096/forces/00002</text:p>
      <text:p text:style-name="Preformatted_20_Text">data/aero/timestep_info/00096/forces/00003</text:p>
      <text:p text:style-name="Preformatted_20_Text">data/aero/timestep_info/00096/forces/_read_as</text:p>
      <text:p text:style-name="Preformatted_20_Text">data/aero/timestep_info/00096/gamma/00000</text:p>
      <text:p text:style-name="Preformatted_20_Text">data/aero/timestep_info/00096/gamma/00001</text:p>
      <text:p text:style-name="Preformatted_20_Text">data/aero/timestep_info/00096/gamma/00002</text:p>
      <text:p text:style-name="Preformatted_20_Text">data/aero/timestep_info/00096/gamma/00003</text:p>
      <text:p text:style-name="Preformatted_20_Text">data/aero/timestep_info/00096/gamma/_read_as</text:p>
      <text:p text:style-name="Preformatted_20_Text">data/aero/timestep_info/00096/gamma_dot/00000</text:p>
      <text:p text:style-name="Preformatted_20_Text">data/aero/timestep_info/00096/gamma_dot/00001</text:p>
      <text:p text:style-name="Preformatted_20_Text">data/aero/timestep_info/00096/gamma_dot/00002</text:p>
      <text:p text:style-name="Preformatted_20_Text">data/aero/timestep_info/00096/gamma_dot/00003</text:p>
      <text:p text:style-name="Preformatted_20_Text">data/aero/timestep_info/00096/gamma_dot/_read_as</text:p>
      <text:p text:style-name="Preformatted_20_Text">data/aero/timestep_info/00096/gamma_star/00000</text:p>
      <text:p text:style-name="Preformatted_20_Text">data/aero/timestep_info/00096/gamma_star/00001</text:p>
      <text:p text:style-name="Preformatted_20_Text">data/aero/timestep_info/00096/gamma_star/00002</text:p>
      <text:p text:style-name="Preformatted_20_Text">data/aero/timestep_info/00096/gamma_star/00003</text:p>
      <text:p text:style-name="Preformatted_20_Text">data/aero/timestep_info/00096/gamma_star/_read_as</text:p>
      <text:p text:style-name="Preformatted_20_Text">data/aero/timestep_info/00096/in_global_AFoR</text:p>
      <text:p text:style-name="Preformatted_20_Text">data/aero/timestep_info/00096/inertial_steady_forces</text:p>
      <text:p text:style-name="Preformatted_20_Text">data/aero/timestep_info/00096/inertial_unsteady_forces</text:p>
      <text:p text:style-name="Preformatted_20_Text">data/aero/timestep_info/00096/n_surf</text:p>
      <text:p text:style-name="Preformatted_20_Text">data/aero/timestep_info/00096/normals/00000</text:p>
      <text:p text:style-name="Preformatted_20_Text">data/aero/timestep_info/00096/normals/00001</text:p>
      <text:p text:style-name="Preformatted_20_Text">data/aero/timestep_info/00096/normals/00002</text:p>
      <text:p text:style-name="Preformatted_20_Text">data/aero/timestep_info/00096/normals/00003</text:p>
      <text:p text:style-name="Preformatted_20_Text">data/aero/timestep_info/00096/normals/_read_as</text:p>
      <text:p text:style-name="Preformatted_20_Text">data/aero/timestep_info/00096/postproc_cell/_read_as</text:p>
      <text:p text:style-name="Preformatted_20_Text">data/aero/timestep_info/00096/postproc_node/_read_as</text:p>
      <text:p text:style-name="Preformatted_20_Text">data/aero/timestep_info/00096/u_ext/00000</text:p>
      <text:p text:style-name="Preformatted_20_Text">data/aero/timestep_info/00096/u_ext/00001</text:p>
      <text:p text:style-name="Preformatted_20_Text">data/aero/timestep_info/00096/u_ext/00002</text:p>
      <text:p text:style-name="Preformatted_20_Text">data/aero/timestep_info/00096/u_ext/00003</text:p>
      <text:p text:style-name="Preformatted_20_Text">data/aero/timestep_info/00096/u_ext/_read_as</text:p>
      <text:p text:style-name="Preformatted_20_Text">data/aero/timestep_info/00096/u_ext_star/00000</text:p>
      <text:p text:style-name="Preformatted_20_Text">data/aero/timestep_info/00096/u_ext_star/00001</text:p>
      <text:p text:style-name="Preformatted_20_Text">data/aero/timestep_info/00096/u_ext_star/00002</text:p>
      <text:p text:style-name="Preformatted_20_Text">data/aero/timestep_info/00096/u_ext_star/00003</text:p>
      <text:p text:style-name="Preformatted_20_Text">data/aero/timestep_info/00096/u_ext_star/_read_as</text:p>
      <text:p text:style-name="Preformatted_20_Text">data/aero/timestep_info/00096/wake_conv_vel/00000</text:p>
      <text:p text:style-name="Preformatted_20_Text">data/aero/timestep_info/00096/wake_conv_vel/00001</text:p>
      <text:p text:style-name="Preformatted_20_Text">data/aero/timestep_info/00096/wake_conv_vel/00002</text:p>
      <text:p text:style-name="Preformatted_20_Text">data/aero/timestep_info/00096/wake_conv_vel/00003</text:p>
      <text:p text:style-name="Preformatted_20_Text">data/aero/timestep_info/00096/wake_conv_vel/_read_as</text:p>
      <text:p text:style-name="Preformatted_20_Text">data/aero/timestep_info/00096/zeta/00000</text:p>
      <text:p text:style-name="Preformatted_20_Text">data/aero/timestep_info/00096/zeta/00001</text:p>
      <text:p text:style-name="Preformatted_20_Text"><text:soft-page-break/>data/aero/timestep_info/00096/zeta/00002</text:p>
      <text:p text:style-name="Preformatted_20_Text">data/aero/timestep_info/00096/zeta/00003</text:p>
      <text:p text:style-name="Preformatted_20_Text">data/aero/timestep_info/00096/zeta/_read_as</text:p>
      <text:p text:style-name="Preformatted_20_Text">data/aero/timestep_info/00096/zeta_dot/00000</text:p>
      <text:p text:style-name="Preformatted_20_Text">data/aero/timestep_info/00096/zeta_dot/00001</text:p>
      <text:p text:style-name="Preformatted_20_Text">data/aero/timestep_info/00096/zeta_dot/00002</text:p>
      <text:p text:style-name="Preformatted_20_Text">data/aero/timestep_info/00096/zeta_dot/00003</text:p>
      <text:p text:style-name="Preformatted_20_Text">data/aero/timestep_info/00096/zeta_dot/_read_as</text:p>
      <text:p text:style-name="Preformatted_20_Text">data/aero/timestep_info/00096/zeta_star/00000</text:p>
      <text:p text:style-name="Preformatted_20_Text">data/aero/timestep_info/00096/zeta_star/00001</text:p>
      <text:p text:style-name="Preformatted_20_Text">data/aero/timestep_info/00096/zeta_star/00002</text:p>
      <text:p text:style-name="Preformatted_20_Text">data/aero/timestep_info/00096/zeta_star/00003</text:p>
      <text:p text:style-name="Preformatted_20_Text">data/aero/timestep_info/00096/zeta_star/_read_as</text:p>
      <text:p text:style-name="Preformatted_20_Text">data/aero/timestep_info/00097/_read_as</text:p>
      <text:p text:style-name="Preformatted_20_Text">data/aero/timestep_info/00097/body_steady_forces</text:p>
      <text:p text:style-name="Preformatted_20_Text">data/aero/timestep_info/00097/body_unsteady_forces</text:p>
      <text:p text:style-name="Preformatted_20_Text">data/aero/timestep_info/00097/control_surface_deflection</text:p>
      <text:p text:style-name="Preformatted_20_Text">data/aero/timestep_info/00097/ct_dimensions</text:p>
      <text:p text:style-name="Preformatted_20_Text">data/aero/timestep_info/00097/ct_dimensions_star</text:p>
      <text:p text:style-name="Preformatted_20_Text">data/aero/timestep_info/00097/dimensions</text:p>
      <text:p text:style-name="Preformatted_20_Text">data/aero/timestep_info/00097/dimensions_star</text:p>
      <text:p text:style-name="Preformatted_20_Text">data/aero/timestep_info/00097/dist_to_orig/00000</text:p>
      <text:p text:style-name="Preformatted_20_Text">data/aero/timestep_info/00097/dist_to_orig/00001</text:p>
      <text:p text:style-name="Preformatted_20_Text">data/aero/timestep_info/00097/dist_to_orig/00002</text:p>
      <text:p text:style-name="Preformatted_20_Text">data/aero/timestep_info/00097/dist_to_orig/00003</text:p>
      <text:p text:style-name="Preformatted_20_Text">data/aero/timestep_info/00097/dist_to_orig/_read_as</text:p>
      <text:p text:style-name="Preformatted_20_Text">data/aero/timestep_info/00097/dynamic_forces/00000</text:p>
      <text:p text:style-name="Preformatted_20_Text">data/aero/timestep_info/00097/dynamic_forces/00001</text:p>
      <text:p text:style-name="Preformatted_20_Text">data/aero/timestep_info/00097/dynamic_forces/00002</text:p>
      <text:p text:style-name="Preformatted_20_Text">data/aero/timestep_info/00097/dynamic_forces/00003</text:p>
      <text:p text:style-name="Preformatted_20_Text">data/aero/timestep_info/00097/dynamic_forces/_read_as</text:p>
      <text:p text:style-name="Preformatted_20_Text">data/aero/timestep_info/00097/flag_zeta_phantom</text:p>
      <text:p text:style-name="Preformatted_20_Text">data/aero/timestep_info/00097/forces/00000</text:p>
      <text:p text:style-name="Preformatted_20_Text">data/aero/timestep_info/00097/forces/00001</text:p>
      <text:p text:style-name="Preformatted_20_Text">data/aero/timestep_info/00097/forces/00002</text:p>
      <text:p text:style-name="Preformatted_20_Text">data/aero/timestep_info/00097/forces/00003</text:p>
      <text:p text:style-name="Preformatted_20_Text">data/aero/timestep_info/00097/forces/_read_as</text:p>
      <text:p text:style-name="Preformatted_20_Text">data/aero/timestep_info/00097/gamma/00000</text:p>
      <text:p text:style-name="Preformatted_20_Text">data/aero/timestep_info/00097/gamma/00001</text:p>
      <text:p text:style-name="Preformatted_20_Text">data/aero/timestep_info/00097/gamma/00002</text:p>
      <text:p text:style-name="Preformatted_20_Text">data/aero/timestep_info/00097/gamma/00003</text:p>
      <text:p text:style-name="Preformatted_20_Text">data/aero/timestep_info/00097/gamma/_read_as</text:p>
      <text:p text:style-name="Preformatted_20_Text">data/aero/timestep_info/00097/gamma_dot/00000</text:p>
      <text:p text:style-name="Preformatted_20_Text">data/aero/timestep_info/00097/gamma_dot/00001</text:p>
      <text:p text:style-name="Preformatted_20_Text">data/aero/timestep_info/00097/gamma_dot/00002</text:p>
      <text:p text:style-name="Preformatted_20_Text">data/aero/timestep_info/00097/gamma_dot/00003</text:p>
      <text:p text:style-name="Preformatted_20_Text">data/aero/timestep_info/00097/gamma_dot/_read_as</text:p>
      <text:p text:style-name="Preformatted_20_Text">data/aero/timestep_info/00097/gamma_star/00000</text:p>
      <text:p text:style-name="Preformatted_20_Text">data/aero/timestep_info/00097/gamma_star/00001</text:p>
      <text:p text:style-name="Preformatted_20_Text">data/aero/timestep_info/00097/gamma_star/00002</text:p>
      <text:p text:style-name="Preformatted_20_Text">data/aero/timestep_info/00097/gamma_star/00003</text:p>
      <text:p text:style-name="Preformatted_20_Text">data/aero/timestep_info/00097/gamma_star/_read_as</text:p>
      <text:p text:style-name="Preformatted_20_Text">data/aero/timestep_info/00097/in_global_AFoR</text:p>
      <text:p text:style-name="Preformatted_20_Text">data/aero/timestep_info/00097/inertial_steady_forces</text:p>
      <text:p text:style-name="Preformatted_20_Text">data/aero/timestep_info/00097/inertial_unsteady_forces</text:p>
      <text:p text:style-name="Preformatted_20_Text">data/aero/timestep_info/00097/n_surf</text:p>
      <text:p text:style-name="Preformatted_20_Text">data/aero/timestep_info/00097/normals/00000</text:p>
      <text:p text:style-name="Preformatted_20_Text">data/aero/timestep_info/00097/normals/00001</text:p>
      <text:p text:style-name="Preformatted_20_Text">data/aero/timestep_info/00097/normals/00002</text:p>
      <text:p text:style-name="Preformatted_20_Text">data/aero/timestep_info/00097/normals/00003</text:p>
      <text:p text:style-name="Preformatted_20_Text">data/aero/timestep_info/00097/normals/_read_as</text:p>
      <text:p text:style-name="Preformatted_20_Text">data/aero/timestep_info/00097/postproc_cell/_read_as</text:p>
      <text:p text:style-name="Preformatted_20_Text">data/aero/timestep_info/00097/postproc_node/_read_as</text:p>
      <text:p text:style-name="Preformatted_20_Text">data/aero/timestep_info/00097/u_ext/00000</text:p>
      <text:p text:style-name="Preformatted_20_Text"><text:soft-page-break/>data/aero/timestep_info/00097/u_ext/00001</text:p>
      <text:p text:style-name="Preformatted_20_Text">data/aero/timestep_info/00097/u_ext/00002</text:p>
      <text:p text:style-name="Preformatted_20_Text">data/aero/timestep_info/00097/u_ext/00003</text:p>
      <text:p text:style-name="Preformatted_20_Text">data/aero/timestep_info/00097/u_ext/_read_as</text:p>
      <text:p text:style-name="Preformatted_20_Text">data/aero/timestep_info/00097/u_ext_star/00000</text:p>
      <text:p text:style-name="Preformatted_20_Text">data/aero/timestep_info/00097/u_ext_star/00001</text:p>
      <text:p text:style-name="Preformatted_20_Text">data/aero/timestep_info/00097/u_ext_star/00002</text:p>
      <text:p text:style-name="Preformatted_20_Text">data/aero/timestep_info/00097/u_ext_star/00003</text:p>
      <text:p text:style-name="Preformatted_20_Text">data/aero/timestep_info/00097/u_ext_star/_read_as</text:p>
      <text:p text:style-name="Preformatted_20_Text">data/aero/timestep_info/00097/wake_conv_vel/00000</text:p>
      <text:p text:style-name="Preformatted_20_Text">data/aero/timestep_info/00097/wake_conv_vel/00001</text:p>
      <text:p text:style-name="Preformatted_20_Text">data/aero/timestep_info/00097/wake_conv_vel/00002</text:p>
      <text:p text:style-name="Preformatted_20_Text">data/aero/timestep_info/00097/wake_conv_vel/00003</text:p>
      <text:p text:style-name="Preformatted_20_Text">data/aero/timestep_info/00097/wake_conv_vel/_read_as</text:p>
      <text:p text:style-name="Preformatted_20_Text">data/aero/timestep_info/00097/zeta/00000</text:p>
      <text:p text:style-name="Preformatted_20_Text">data/aero/timestep_info/00097/zeta/00001</text:p>
      <text:p text:style-name="Preformatted_20_Text">data/aero/timestep_info/00097/zeta/00002</text:p>
      <text:p text:style-name="Preformatted_20_Text">data/aero/timestep_info/00097/zeta/00003</text:p>
      <text:p text:style-name="Preformatted_20_Text">data/aero/timestep_info/00097/zeta/_read_as</text:p>
      <text:p text:style-name="Preformatted_20_Text">data/aero/timestep_info/00097/zeta_dot/00000</text:p>
      <text:p text:style-name="Preformatted_20_Text">data/aero/timestep_info/00097/zeta_dot/00001</text:p>
      <text:p text:style-name="Preformatted_20_Text">data/aero/timestep_info/00097/zeta_dot/00002</text:p>
      <text:p text:style-name="Preformatted_20_Text">data/aero/timestep_info/00097/zeta_dot/00003</text:p>
      <text:p text:style-name="Preformatted_20_Text">data/aero/timestep_info/00097/zeta_dot/_read_as</text:p>
      <text:p text:style-name="Preformatted_20_Text">data/aero/timestep_info/00097/zeta_star/00000</text:p>
      <text:p text:style-name="Preformatted_20_Text">data/aero/timestep_info/00097/zeta_star/00001</text:p>
      <text:p text:style-name="Preformatted_20_Text">data/aero/timestep_info/00097/zeta_star/00002</text:p>
      <text:p text:style-name="Preformatted_20_Text">data/aero/timestep_info/00097/zeta_star/00003</text:p>
      <text:p text:style-name="Preformatted_20_Text">data/aero/timestep_info/00097/zeta_star/_read_as</text:p>
      <text:p text:style-name="Preformatted_20_Text">data/aero/timestep_info/00098/_read_as</text:p>
      <text:p text:style-name="Preformatted_20_Text">data/aero/timestep_info/00098/body_steady_forces</text:p>
      <text:p text:style-name="Preformatted_20_Text">data/aero/timestep_info/00098/body_unsteady_forces</text:p>
      <text:p text:style-name="Preformatted_20_Text">data/aero/timestep_info/00098/control_surface_deflection</text:p>
      <text:p text:style-name="Preformatted_20_Text">data/aero/timestep_info/00098/ct_dimensions</text:p>
      <text:p text:style-name="Preformatted_20_Text">data/aero/timestep_info/00098/ct_dimensions_star</text:p>
      <text:p text:style-name="Preformatted_20_Text">data/aero/timestep_info/00098/dimensions</text:p>
      <text:p text:style-name="Preformatted_20_Text">data/aero/timestep_info/00098/dimensions_star</text:p>
      <text:p text:style-name="Preformatted_20_Text">data/aero/timestep_info/00098/dist_to_orig/00000</text:p>
      <text:p text:style-name="Preformatted_20_Text">data/aero/timestep_info/00098/dist_to_orig/00001</text:p>
      <text:p text:style-name="Preformatted_20_Text">data/aero/timestep_info/00098/dist_to_orig/00002</text:p>
      <text:p text:style-name="Preformatted_20_Text">data/aero/timestep_info/00098/dist_to_orig/00003</text:p>
      <text:p text:style-name="Preformatted_20_Text">data/aero/timestep_info/00098/dist_to_orig/_read_as</text:p>
      <text:p text:style-name="Preformatted_20_Text">data/aero/timestep_info/00098/dynamic_forces/00000</text:p>
      <text:p text:style-name="Preformatted_20_Text">data/aero/timestep_info/00098/dynamic_forces/00001</text:p>
      <text:p text:style-name="Preformatted_20_Text">data/aero/timestep_info/00098/dynamic_forces/00002</text:p>
      <text:p text:style-name="Preformatted_20_Text">data/aero/timestep_info/00098/dynamic_forces/00003</text:p>
      <text:p text:style-name="Preformatted_20_Text">data/aero/timestep_info/00098/dynamic_forces/_read_as</text:p>
      <text:p text:style-name="Preformatted_20_Text">data/aero/timestep_info/00098/flag_zeta_phantom</text:p>
      <text:p text:style-name="Preformatted_20_Text">data/aero/timestep_info/00098/forces/00000</text:p>
      <text:p text:style-name="Preformatted_20_Text">data/aero/timestep_info/00098/forces/00001</text:p>
      <text:p text:style-name="Preformatted_20_Text">data/aero/timestep_info/00098/forces/00002</text:p>
      <text:p text:style-name="Preformatted_20_Text">data/aero/timestep_info/00098/forces/00003</text:p>
      <text:p text:style-name="Preformatted_20_Text">data/aero/timestep_info/00098/forces/_read_as</text:p>
      <text:p text:style-name="Preformatted_20_Text">data/aero/timestep_info/00098/gamma/00000</text:p>
      <text:p text:style-name="Preformatted_20_Text">data/aero/timestep_info/00098/gamma/00001</text:p>
      <text:p text:style-name="Preformatted_20_Text">data/aero/timestep_info/00098/gamma/00002</text:p>
      <text:p text:style-name="Preformatted_20_Text">data/aero/timestep_info/00098/gamma/00003</text:p>
      <text:p text:style-name="Preformatted_20_Text">data/aero/timestep_info/00098/gamma/_read_as</text:p>
      <text:p text:style-name="Preformatted_20_Text">data/aero/timestep_info/00098/gamma_dot/00000</text:p>
      <text:p text:style-name="Preformatted_20_Text">data/aero/timestep_info/00098/gamma_dot/00001</text:p>
      <text:p text:style-name="Preformatted_20_Text">data/aero/timestep_info/00098/gamma_dot/00002</text:p>
      <text:p text:style-name="Preformatted_20_Text">data/aero/timestep_info/00098/gamma_dot/00003</text:p>
      <text:p text:style-name="Preformatted_20_Text">data/aero/timestep_info/00098/gamma_dot/_read_as</text:p>
      <text:p text:style-name="Preformatted_20_Text">data/aero/timestep_info/00098/gamma_star/00000</text:p>
      <text:p text:style-name="Preformatted_20_Text"><text:soft-page-break/>data/aero/timestep_info/00098/gamma_star/00001</text:p>
      <text:p text:style-name="Preformatted_20_Text">data/aero/timestep_info/00098/gamma_star/00002</text:p>
      <text:p text:style-name="Preformatted_20_Text">data/aero/timestep_info/00098/gamma_star/00003</text:p>
      <text:p text:style-name="Preformatted_20_Text">data/aero/timestep_info/00098/gamma_star/_read_as</text:p>
      <text:p text:style-name="Preformatted_20_Text">data/aero/timestep_info/00098/in_global_AFoR</text:p>
      <text:p text:style-name="Preformatted_20_Text">data/aero/timestep_info/00098/inertial_steady_forces</text:p>
      <text:p text:style-name="Preformatted_20_Text">data/aero/timestep_info/00098/inertial_unsteady_forces</text:p>
      <text:p text:style-name="Preformatted_20_Text">data/aero/timestep_info/00098/n_surf</text:p>
      <text:p text:style-name="Preformatted_20_Text">data/aero/timestep_info/00098/normals/00000</text:p>
      <text:p text:style-name="Preformatted_20_Text">data/aero/timestep_info/00098/normals/00001</text:p>
      <text:p text:style-name="Preformatted_20_Text">data/aero/timestep_info/00098/normals/00002</text:p>
      <text:p text:style-name="Preformatted_20_Text">data/aero/timestep_info/00098/normals/00003</text:p>
      <text:p text:style-name="Preformatted_20_Text">data/aero/timestep_info/00098/normals/_read_as</text:p>
      <text:p text:style-name="Preformatted_20_Text">data/aero/timestep_info/00098/postproc_cell/_read_as</text:p>
      <text:p text:style-name="Preformatted_20_Text">data/aero/timestep_info/00098/postproc_node/_read_as</text:p>
      <text:p text:style-name="Preformatted_20_Text">data/aero/timestep_info/00098/u_ext/00000</text:p>
      <text:p text:style-name="Preformatted_20_Text">data/aero/timestep_info/00098/u_ext/00001</text:p>
      <text:p text:style-name="Preformatted_20_Text">data/aero/timestep_info/00098/u_ext/00002</text:p>
      <text:p text:style-name="Preformatted_20_Text">data/aero/timestep_info/00098/u_ext/00003</text:p>
      <text:p text:style-name="Preformatted_20_Text">data/aero/timestep_info/00098/u_ext/_read_as</text:p>
      <text:p text:style-name="Preformatted_20_Text">data/aero/timestep_info/00098/u_ext_star/00000</text:p>
      <text:p text:style-name="Preformatted_20_Text">data/aero/timestep_info/00098/u_ext_star/00001</text:p>
      <text:p text:style-name="Preformatted_20_Text">data/aero/timestep_info/00098/u_ext_star/00002</text:p>
      <text:p text:style-name="Preformatted_20_Text">data/aero/timestep_info/00098/u_ext_star/00003</text:p>
      <text:p text:style-name="Preformatted_20_Text">data/aero/timestep_info/00098/u_ext_star/_read_as</text:p>
      <text:p text:style-name="Preformatted_20_Text">data/aero/timestep_info/00098/wake_conv_vel/00000</text:p>
      <text:p text:style-name="Preformatted_20_Text">data/aero/timestep_info/00098/wake_conv_vel/00001</text:p>
      <text:p text:style-name="Preformatted_20_Text">data/aero/timestep_info/00098/wake_conv_vel/00002</text:p>
      <text:p text:style-name="Preformatted_20_Text">data/aero/timestep_info/00098/wake_conv_vel/00003</text:p>
      <text:p text:style-name="Preformatted_20_Text">data/aero/timestep_info/00098/wake_conv_vel/_read_as</text:p>
      <text:p text:style-name="Preformatted_20_Text">data/aero/timestep_info/00098/zeta/00000</text:p>
      <text:p text:style-name="Preformatted_20_Text">data/aero/timestep_info/00098/zeta/00001</text:p>
      <text:p text:style-name="Preformatted_20_Text">data/aero/timestep_info/00098/zeta/00002</text:p>
      <text:p text:style-name="Preformatted_20_Text">data/aero/timestep_info/00098/zeta/00003</text:p>
      <text:p text:style-name="Preformatted_20_Text">data/aero/timestep_info/00098/zeta/_read_as</text:p>
      <text:p text:style-name="Preformatted_20_Text">data/aero/timestep_info/00098/zeta_dot/00000</text:p>
      <text:p text:style-name="Preformatted_20_Text">data/aero/timestep_info/00098/zeta_dot/00001</text:p>
      <text:p text:style-name="Preformatted_20_Text">data/aero/timestep_info/00098/zeta_dot/00002</text:p>
      <text:p text:style-name="Preformatted_20_Text">data/aero/timestep_info/00098/zeta_dot/00003</text:p>
      <text:p text:style-name="Preformatted_20_Text">data/aero/timestep_info/00098/zeta_dot/_read_as</text:p>
      <text:p text:style-name="Preformatted_20_Text">data/aero/timestep_info/00098/zeta_star/00000</text:p>
      <text:p text:style-name="Preformatted_20_Text">data/aero/timestep_info/00098/zeta_star/00001</text:p>
      <text:p text:style-name="Preformatted_20_Text">data/aero/timestep_info/00098/zeta_star/00002</text:p>
      <text:p text:style-name="Preformatted_20_Text">data/aero/timestep_info/00098/zeta_star/00003</text:p>
      <text:p text:style-name="Preformatted_20_Text">data/aero/timestep_info/00098/zeta_star/_read_as</text:p>
      <text:p text:style-name="Preformatted_20_Text">data/aero/timestep_info/00099/_read_as</text:p>
      <text:p text:style-name="Preformatted_20_Text">data/aero/timestep_info/00099/body_steady_forces</text:p>
      <text:p text:style-name="Preformatted_20_Text">data/aero/timestep_info/00099/body_unsteady_forces</text:p>
      <text:p text:style-name="Preformatted_20_Text">data/aero/timestep_info/00099/control_surface_deflection</text:p>
      <text:p text:style-name="Preformatted_20_Text">data/aero/timestep_info/00099/ct_dimensions</text:p>
      <text:p text:style-name="Preformatted_20_Text">data/aero/timestep_info/00099/ct_dimensions_star</text:p>
      <text:p text:style-name="Preformatted_20_Text">data/aero/timestep_info/00099/dimensions</text:p>
      <text:p text:style-name="Preformatted_20_Text">data/aero/timestep_info/00099/dimensions_star</text:p>
      <text:p text:style-name="Preformatted_20_Text">data/aero/timestep_info/00099/dist_to_orig/00000</text:p>
      <text:p text:style-name="Preformatted_20_Text">data/aero/timestep_info/00099/dist_to_orig/00001</text:p>
      <text:p text:style-name="Preformatted_20_Text">data/aero/timestep_info/00099/dist_to_orig/00002</text:p>
      <text:p text:style-name="Preformatted_20_Text">data/aero/timestep_info/00099/dist_to_orig/00003</text:p>
      <text:p text:style-name="Preformatted_20_Text">data/aero/timestep_info/00099/dist_to_orig/_read_as</text:p>
      <text:p text:style-name="Preformatted_20_Text">data/aero/timestep_info/00099/dynamic_forces/00000</text:p>
      <text:p text:style-name="Preformatted_20_Text">data/aero/timestep_info/00099/dynamic_forces/00001</text:p>
      <text:p text:style-name="Preformatted_20_Text">data/aero/timestep_info/00099/dynamic_forces/00002</text:p>
      <text:p text:style-name="Preformatted_20_Text">data/aero/timestep_info/00099/dynamic_forces/00003</text:p>
      <text:p text:style-name="Preformatted_20_Text">data/aero/timestep_info/00099/dynamic_forces/_read_as</text:p>
      <text:p text:style-name="Preformatted_20_Text">data/aero/timestep_info/00099/flag_zeta_phantom</text:p>
      <text:p text:style-name="Preformatted_20_Text"><text:soft-page-break/>data/aero/timestep_info/00099/forces/00000</text:p>
      <text:p text:style-name="Preformatted_20_Text">data/aero/timestep_info/00099/forces/00001</text:p>
      <text:p text:style-name="Preformatted_20_Text">data/aero/timestep_info/00099/forces/00002</text:p>
      <text:p text:style-name="Preformatted_20_Text">data/aero/timestep_info/00099/forces/00003</text:p>
      <text:p text:style-name="Preformatted_20_Text">data/aero/timestep_info/00099/forces/_read_as</text:p>
      <text:p text:style-name="Preformatted_20_Text">data/aero/timestep_info/00099/gamma/00000</text:p>
      <text:p text:style-name="Preformatted_20_Text">data/aero/timestep_info/00099/gamma/00001</text:p>
      <text:p text:style-name="Preformatted_20_Text">data/aero/timestep_info/00099/gamma/00002</text:p>
      <text:p text:style-name="Preformatted_20_Text">data/aero/timestep_info/00099/gamma/00003</text:p>
      <text:p text:style-name="Preformatted_20_Text">data/aero/timestep_info/00099/gamma/_read_as</text:p>
      <text:p text:style-name="Preformatted_20_Text">data/aero/timestep_info/00099/gamma_dot/00000</text:p>
      <text:p text:style-name="Preformatted_20_Text">data/aero/timestep_info/00099/gamma_dot/00001</text:p>
      <text:p text:style-name="Preformatted_20_Text">data/aero/timestep_info/00099/gamma_dot/00002</text:p>
      <text:p text:style-name="Preformatted_20_Text">data/aero/timestep_info/00099/gamma_dot/00003</text:p>
      <text:p text:style-name="Preformatted_20_Text">data/aero/timestep_info/00099/gamma_dot/_read_as</text:p>
      <text:p text:style-name="Preformatted_20_Text">data/aero/timestep_info/00099/gamma_star/00000</text:p>
      <text:p text:style-name="Preformatted_20_Text">data/aero/timestep_info/00099/gamma_star/00001</text:p>
      <text:p text:style-name="Preformatted_20_Text">data/aero/timestep_info/00099/gamma_star/00002</text:p>
      <text:p text:style-name="Preformatted_20_Text">data/aero/timestep_info/00099/gamma_star/00003</text:p>
      <text:p text:style-name="Preformatted_20_Text">data/aero/timestep_info/00099/gamma_star/_read_as</text:p>
      <text:p text:style-name="Preformatted_20_Text">data/aero/timestep_info/00099/in_global_AFoR</text:p>
      <text:p text:style-name="Preformatted_20_Text">data/aero/timestep_info/00099/inertial_steady_forces</text:p>
      <text:p text:style-name="Preformatted_20_Text">data/aero/timestep_info/00099/inertial_unsteady_forces</text:p>
      <text:p text:style-name="Preformatted_20_Text">data/aero/timestep_info/00099/n_surf</text:p>
      <text:p text:style-name="Preformatted_20_Text">data/aero/timestep_info/00099/normals/00000</text:p>
      <text:p text:style-name="Preformatted_20_Text">data/aero/timestep_info/00099/normals/00001</text:p>
      <text:p text:style-name="Preformatted_20_Text">data/aero/timestep_info/00099/normals/00002</text:p>
      <text:p text:style-name="Preformatted_20_Text">data/aero/timestep_info/00099/normals/00003</text:p>
      <text:p text:style-name="Preformatted_20_Text">data/aero/timestep_info/00099/normals/_read_as</text:p>
      <text:p text:style-name="Preformatted_20_Text">data/aero/timestep_info/00099/postproc_cell/_read_as</text:p>
      <text:p text:style-name="Preformatted_20_Text">data/aero/timestep_info/00099/postproc_node/_read_as</text:p>
      <text:p text:style-name="Preformatted_20_Text">data/aero/timestep_info/00099/u_ext/00000</text:p>
      <text:p text:style-name="Preformatted_20_Text">data/aero/timestep_info/00099/u_ext/00001</text:p>
      <text:p text:style-name="Preformatted_20_Text">data/aero/timestep_info/00099/u_ext/00002</text:p>
      <text:p text:style-name="Preformatted_20_Text">data/aero/timestep_info/00099/u_ext/00003</text:p>
      <text:p text:style-name="Preformatted_20_Text">data/aero/timestep_info/00099/u_ext/_read_as</text:p>
      <text:p text:style-name="Preformatted_20_Text">data/aero/timestep_info/00099/u_ext_star/00000</text:p>
      <text:p text:style-name="Preformatted_20_Text">data/aero/timestep_info/00099/u_ext_star/00001</text:p>
      <text:p text:style-name="Preformatted_20_Text">data/aero/timestep_info/00099/u_ext_star/00002</text:p>
      <text:p text:style-name="Preformatted_20_Text">data/aero/timestep_info/00099/u_ext_star/00003</text:p>
      <text:p text:style-name="Preformatted_20_Text">data/aero/timestep_info/00099/u_ext_star/_read_as</text:p>
      <text:p text:style-name="Preformatted_20_Text">data/aero/timestep_info/00099/wake_conv_vel/00000</text:p>
      <text:p text:style-name="Preformatted_20_Text">data/aero/timestep_info/00099/wake_conv_vel/00001</text:p>
      <text:p text:style-name="Preformatted_20_Text">data/aero/timestep_info/00099/wake_conv_vel/00002</text:p>
      <text:p text:style-name="Preformatted_20_Text">data/aero/timestep_info/00099/wake_conv_vel/00003</text:p>
      <text:p text:style-name="Preformatted_20_Text">data/aero/timestep_info/00099/wake_conv_vel/_read_as</text:p>
      <text:p text:style-name="Preformatted_20_Text">data/aero/timestep_info/00099/zeta/00000</text:p>
      <text:p text:style-name="Preformatted_20_Text">data/aero/timestep_info/00099/zeta/00001</text:p>
      <text:p text:style-name="Preformatted_20_Text">data/aero/timestep_info/00099/zeta/00002</text:p>
      <text:p text:style-name="Preformatted_20_Text">data/aero/timestep_info/00099/zeta/00003</text:p>
      <text:p text:style-name="Preformatted_20_Text">data/aero/timestep_info/00099/zeta/_read_as</text:p>
      <text:p text:style-name="Preformatted_20_Text">data/aero/timestep_info/00099/zeta_dot/00000</text:p>
      <text:p text:style-name="Preformatted_20_Text">data/aero/timestep_info/00099/zeta_dot/00001</text:p>
      <text:p text:style-name="Preformatted_20_Text">data/aero/timestep_info/00099/zeta_dot/00002</text:p>
      <text:p text:style-name="Preformatted_20_Text">data/aero/timestep_info/00099/zeta_dot/00003</text:p>
      <text:p text:style-name="Preformatted_20_Text">data/aero/timestep_info/00099/zeta_dot/_read_as</text:p>
      <text:p text:style-name="Preformatted_20_Text">data/aero/timestep_info/00099/zeta_star/00000</text:p>
      <text:p text:style-name="Preformatted_20_Text">data/aero/timestep_info/00099/zeta_star/00001</text:p>
      <text:p text:style-name="Preformatted_20_Text">data/aero/timestep_info/00099/zeta_star/00002</text:p>
      <text:p text:style-name="Preformatted_20_Text">data/aero/timestep_info/00099/zeta_star/00003</text:p>
      <text:p text:style-name="Preformatted_20_Text">data/aero/timestep_info/00099/zeta_star/_read_as</text:p>
      <text:p text:style-name="Preformatted_20_Text">data/aero/timestep_info/00100/_read_as</text:p>
      <text:p text:style-name="Preformatted_20_Text">data/aero/timestep_info/00100/body_steady_forces</text:p>
      <text:p text:style-name="Preformatted_20_Text">data/aero/timestep_info/00100/body_unsteady_forces</text:p>
      <text:p text:style-name="Preformatted_20_Text"><text:soft-page-break/>data/aero/timestep_info/00100/control_surface_deflection</text:p>
      <text:p text:style-name="Preformatted_20_Text">data/aero/timestep_info/00100/ct_dimensions</text:p>
      <text:p text:style-name="Preformatted_20_Text">data/aero/timestep_info/00100/ct_dimensions_star</text:p>
      <text:p text:style-name="Preformatted_20_Text">data/aero/timestep_info/00100/dimensions</text:p>
      <text:p text:style-name="Preformatted_20_Text">data/aero/timestep_info/00100/dimensions_star</text:p>
      <text:p text:style-name="Preformatted_20_Text">data/aero/timestep_info/00100/dist_to_orig/00000</text:p>
      <text:p text:style-name="Preformatted_20_Text">data/aero/timestep_info/00100/dist_to_orig/00001</text:p>
      <text:p text:style-name="Preformatted_20_Text">data/aero/timestep_info/00100/dist_to_orig/00002</text:p>
      <text:p text:style-name="Preformatted_20_Text">data/aero/timestep_info/00100/dist_to_orig/00003</text:p>
      <text:p text:style-name="Preformatted_20_Text">data/aero/timestep_info/00100/dist_to_orig/_read_as</text:p>
      <text:p text:style-name="Preformatted_20_Text">data/aero/timestep_info/00100/dynamic_forces/00000</text:p>
      <text:p text:style-name="Preformatted_20_Text">data/aero/timestep_info/00100/dynamic_forces/00001</text:p>
      <text:p text:style-name="Preformatted_20_Text">data/aero/timestep_info/00100/dynamic_forces/00002</text:p>
      <text:p text:style-name="Preformatted_20_Text">data/aero/timestep_info/00100/dynamic_forces/00003</text:p>
      <text:p text:style-name="Preformatted_20_Text">data/aero/timestep_info/00100/dynamic_forces/_read_as</text:p>
      <text:p text:style-name="Preformatted_20_Text">data/aero/timestep_info/00100/flag_zeta_phantom</text:p>
      <text:p text:style-name="Preformatted_20_Text">data/aero/timestep_info/00100/forces/00000</text:p>
      <text:p text:style-name="Preformatted_20_Text">data/aero/timestep_info/00100/forces/00001</text:p>
      <text:p text:style-name="Preformatted_20_Text">data/aero/timestep_info/00100/forces/00002</text:p>
      <text:p text:style-name="Preformatted_20_Text">data/aero/timestep_info/00100/forces/00003</text:p>
      <text:p text:style-name="Preformatted_20_Text">data/aero/timestep_info/00100/forces/_read_as</text:p>
      <text:p text:style-name="Preformatted_20_Text">data/aero/timestep_info/00100/gamma/00000</text:p>
      <text:p text:style-name="Preformatted_20_Text">data/aero/timestep_info/00100/gamma/00001</text:p>
      <text:p text:style-name="Preformatted_20_Text">data/aero/timestep_info/00100/gamma/00002</text:p>
      <text:p text:style-name="Preformatted_20_Text">data/aero/timestep_info/00100/gamma/00003</text:p>
      <text:p text:style-name="Preformatted_20_Text">data/aero/timestep_info/00100/gamma/_read_as</text:p>
      <text:p text:style-name="Preformatted_20_Text">data/aero/timestep_info/00100/gamma_dot/00000</text:p>
      <text:p text:style-name="Preformatted_20_Text">data/aero/timestep_info/00100/gamma_dot/00001</text:p>
      <text:p text:style-name="Preformatted_20_Text">data/aero/timestep_info/00100/gamma_dot/00002</text:p>
      <text:p text:style-name="Preformatted_20_Text">data/aero/timestep_info/00100/gamma_dot/00003</text:p>
      <text:p text:style-name="Preformatted_20_Text">data/aero/timestep_info/00100/gamma_dot/_read_as</text:p>
      <text:p text:style-name="Preformatted_20_Text">data/aero/timestep_info/00100/gamma_star/00000</text:p>
      <text:p text:style-name="Preformatted_20_Text">data/aero/timestep_info/00100/gamma_star/00001</text:p>
      <text:p text:style-name="Preformatted_20_Text">data/aero/timestep_info/00100/gamma_star/00002</text:p>
      <text:p text:style-name="Preformatted_20_Text">data/aero/timestep_info/00100/gamma_star/00003</text:p>
      <text:p text:style-name="Preformatted_20_Text">data/aero/timestep_info/00100/gamma_star/_read_as</text:p>
      <text:p text:style-name="Preformatted_20_Text">data/aero/timestep_info/00100/in_global_AFoR</text:p>
      <text:p text:style-name="Preformatted_20_Text">data/aero/timestep_info/00100/inertial_steady_forces</text:p>
      <text:p text:style-name="Preformatted_20_Text">data/aero/timestep_info/00100/inertial_unsteady_forces</text:p>
      <text:p text:style-name="Preformatted_20_Text">data/aero/timestep_info/00100/n_surf</text:p>
      <text:p text:style-name="Preformatted_20_Text">data/aero/timestep_info/00100/normals/00000</text:p>
      <text:p text:style-name="Preformatted_20_Text">data/aero/timestep_info/00100/normals/00001</text:p>
      <text:p text:style-name="Preformatted_20_Text">data/aero/timestep_info/00100/normals/00002</text:p>
      <text:p text:style-name="Preformatted_20_Text">data/aero/timestep_info/00100/normals/00003</text:p>
      <text:p text:style-name="Preformatted_20_Text">data/aero/timestep_info/00100/normals/_read_as</text:p>
      <text:p text:style-name="Preformatted_20_Text">data/aero/timestep_info/00100/postproc_cell/_read_as</text:p>
      <text:p text:style-name="Preformatted_20_Text">data/aero/timestep_info/00100/postproc_node/_read_as</text:p>
      <text:p text:style-name="Preformatted_20_Text">data/aero/timestep_info/00100/u_ext/00000</text:p>
      <text:p text:style-name="Preformatted_20_Text">data/aero/timestep_info/00100/u_ext/00001</text:p>
      <text:p text:style-name="Preformatted_20_Text">data/aero/timestep_info/00100/u_ext/00002</text:p>
      <text:p text:style-name="Preformatted_20_Text">data/aero/timestep_info/00100/u_ext/00003</text:p>
      <text:p text:style-name="Preformatted_20_Text">data/aero/timestep_info/00100/u_ext/_read_as</text:p>
      <text:p text:style-name="Preformatted_20_Text">data/aero/timestep_info/00100/u_ext_star/00000</text:p>
      <text:p text:style-name="Preformatted_20_Text">data/aero/timestep_info/00100/u_ext_star/00001</text:p>
      <text:p text:style-name="Preformatted_20_Text">data/aero/timestep_info/00100/u_ext_star/00002</text:p>
      <text:p text:style-name="Preformatted_20_Text">data/aero/timestep_info/00100/u_ext_star/00003</text:p>
      <text:p text:style-name="Preformatted_20_Text">data/aero/timestep_info/00100/u_ext_star/_read_as</text:p>
      <text:p text:style-name="Preformatted_20_Text">data/aero/timestep_info/00100/wake_conv_vel/00000</text:p>
      <text:p text:style-name="Preformatted_20_Text">data/aero/timestep_info/00100/wake_conv_vel/00001</text:p>
      <text:p text:style-name="Preformatted_20_Text">data/aero/timestep_info/00100/wake_conv_vel/00002</text:p>
      <text:p text:style-name="Preformatted_20_Text">data/aero/timestep_info/00100/wake_conv_vel/00003</text:p>
      <text:p text:style-name="Preformatted_20_Text">data/aero/timestep_info/00100/wake_conv_vel/_read_as</text:p>
      <text:p text:style-name="Preformatted_20_Text">data/aero/timestep_info/00100/zeta/00000</text:p>
      <text:p text:style-name="Preformatted_20_Text">data/aero/timestep_info/00100/zeta/00001</text:p>
      <text:p text:style-name="Preformatted_20_Text"><text:soft-page-break/>data/aero/timestep_info/00100/zeta/00002</text:p>
      <text:p text:style-name="Preformatted_20_Text">data/aero/timestep_info/00100/zeta/00003</text:p>
      <text:p text:style-name="Preformatted_20_Text">data/aero/timestep_info/00100/zeta/_read_as</text:p>
      <text:p text:style-name="Preformatted_20_Text">data/aero/timestep_info/00100/zeta_dot/00000</text:p>
      <text:p text:style-name="Preformatted_20_Text">data/aero/timestep_info/00100/zeta_dot/00001</text:p>
      <text:p text:style-name="Preformatted_20_Text">data/aero/timestep_info/00100/zeta_dot/00002</text:p>
      <text:p text:style-name="Preformatted_20_Text">data/aero/timestep_info/00100/zeta_dot/00003</text:p>
      <text:p text:style-name="Preformatted_20_Text">data/aero/timestep_info/00100/zeta_dot/_read_as</text:p>
      <text:p text:style-name="Preformatted_20_Text">data/aero/timestep_info/00100/zeta_star/00000</text:p>
      <text:p text:style-name="Preformatted_20_Text">data/aero/timestep_info/00100/zeta_star/00001</text:p>
      <text:p text:style-name="Preformatted_20_Text">data/aero/timestep_info/00100/zeta_star/00002</text:p>
      <text:p text:style-name="Preformatted_20_Text">data/aero/timestep_info/00100/zeta_star/00003</text:p>
      <text:p text:style-name="Preformatted_20_Text">data/aero/timestep_info/00100/zeta_star/_read_as</text:p>
      <text:p text:style-name="Preformatted_20_Text">data/aero/timestep_info/00101/_read_as</text:p>
      <text:p text:style-name="Preformatted_20_Text">data/aero/timestep_info/00101/body_steady_forces</text:p>
      <text:p text:style-name="Preformatted_20_Text">data/aero/timestep_info/00101/body_unsteady_forces</text:p>
      <text:p text:style-name="Preformatted_20_Text">data/aero/timestep_info/00101/control_surface_deflection</text:p>
      <text:p text:style-name="Preformatted_20_Text">data/aero/timestep_info/00101/ct_dimensions</text:p>
      <text:p text:style-name="Preformatted_20_Text">data/aero/timestep_info/00101/ct_dimensions_star</text:p>
      <text:p text:style-name="Preformatted_20_Text">data/aero/timestep_info/00101/dimensions</text:p>
      <text:p text:style-name="Preformatted_20_Text">data/aero/timestep_info/00101/dimensions_star</text:p>
      <text:p text:style-name="Preformatted_20_Text">data/aero/timestep_info/00101/dist_to_orig/00000</text:p>
      <text:p text:style-name="Preformatted_20_Text">data/aero/timestep_info/00101/dist_to_orig/00001</text:p>
      <text:p text:style-name="Preformatted_20_Text">data/aero/timestep_info/00101/dist_to_orig/00002</text:p>
      <text:p text:style-name="Preformatted_20_Text">data/aero/timestep_info/00101/dist_to_orig/00003</text:p>
      <text:p text:style-name="Preformatted_20_Text">data/aero/timestep_info/00101/dist_to_orig/_read_as</text:p>
      <text:p text:style-name="Preformatted_20_Text">data/aero/timestep_info/00101/dynamic_forces/00000</text:p>
      <text:p text:style-name="Preformatted_20_Text">data/aero/timestep_info/00101/dynamic_forces/00001</text:p>
      <text:p text:style-name="Preformatted_20_Text">data/aero/timestep_info/00101/dynamic_forces/00002</text:p>
      <text:p text:style-name="Preformatted_20_Text">data/aero/timestep_info/00101/dynamic_forces/00003</text:p>
      <text:p text:style-name="Preformatted_20_Text">data/aero/timestep_info/00101/dynamic_forces/_read_as</text:p>
      <text:p text:style-name="Preformatted_20_Text">data/aero/timestep_info/00101/flag_zeta_phantom</text:p>
      <text:p text:style-name="Preformatted_20_Text">data/aero/timestep_info/00101/forces/00000</text:p>
      <text:p text:style-name="Preformatted_20_Text">data/aero/timestep_info/00101/forces/00001</text:p>
      <text:p text:style-name="Preformatted_20_Text">data/aero/timestep_info/00101/forces/00002</text:p>
      <text:p text:style-name="Preformatted_20_Text">data/aero/timestep_info/00101/forces/00003</text:p>
      <text:p text:style-name="Preformatted_20_Text">data/aero/timestep_info/00101/forces/_read_as</text:p>
      <text:p text:style-name="Preformatted_20_Text">data/aero/timestep_info/00101/gamma/00000</text:p>
      <text:p text:style-name="Preformatted_20_Text">data/aero/timestep_info/00101/gamma/00001</text:p>
      <text:p text:style-name="Preformatted_20_Text">data/aero/timestep_info/00101/gamma/00002</text:p>
      <text:p text:style-name="Preformatted_20_Text">data/aero/timestep_info/00101/gamma/00003</text:p>
      <text:p text:style-name="Preformatted_20_Text">data/aero/timestep_info/00101/gamma/_read_as</text:p>
      <text:p text:style-name="Preformatted_20_Text">data/aero/timestep_info/00101/gamma_dot/00000</text:p>
      <text:p text:style-name="Preformatted_20_Text">data/aero/timestep_info/00101/gamma_dot/00001</text:p>
      <text:p text:style-name="Preformatted_20_Text">data/aero/timestep_info/00101/gamma_dot/00002</text:p>
      <text:p text:style-name="Preformatted_20_Text">data/aero/timestep_info/00101/gamma_dot/00003</text:p>
      <text:p text:style-name="Preformatted_20_Text">data/aero/timestep_info/00101/gamma_dot/_read_as</text:p>
      <text:p text:style-name="Preformatted_20_Text">data/aero/timestep_info/00101/gamma_star/00000</text:p>
      <text:p text:style-name="Preformatted_20_Text">data/aero/timestep_info/00101/gamma_star/00001</text:p>
      <text:p text:style-name="Preformatted_20_Text">data/aero/timestep_info/00101/gamma_star/00002</text:p>
      <text:p text:style-name="Preformatted_20_Text">data/aero/timestep_info/00101/gamma_star/00003</text:p>
      <text:p text:style-name="Preformatted_20_Text">data/aero/timestep_info/00101/gamma_star/_read_as</text:p>
      <text:p text:style-name="Preformatted_20_Text">data/aero/timestep_info/00101/in_global_AFoR</text:p>
      <text:p text:style-name="Preformatted_20_Text">data/aero/timestep_info/00101/inertial_steady_forces</text:p>
      <text:p text:style-name="Preformatted_20_Text">data/aero/timestep_info/00101/inertial_unsteady_forces</text:p>
      <text:p text:style-name="Preformatted_20_Text">data/aero/timestep_info/00101/n_surf</text:p>
      <text:p text:style-name="Preformatted_20_Text">data/aero/timestep_info/00101/normals/00000</text:p>
      <text:p text:style-name="Preformatted_20_Text">data/aero/timestep_info/00101/normals/00001</text:p>
      <text:p text:style-name="Preformatted_20_Text">data/aero/timestep_info/00101/normals/00002</text:p>
      <text:p text:style-name="Preformatted_20_Text">data/aero/timestep_info/00101/normals/00003</text:p>
      <text:p text:style-name="Preformatted_20_Text">data/aero/timestep_info/00101/normals/_read_as</text:p>
      <text:p text:style-name="Preformatted_20_Text">data/aero/timestep_info/00101/postproc_cell/_read_as</text:p>
      <text:p text:style-name="Preformatted_20_Text">data/aero/timestep_info/00101/postproc_node/_read_as</text:p>
      <text:p text:style-name="Preformatted_20_Text">data/aero/timestep_info/00101/u_ext/00000</text:p>
      <text:p text:style-name="Preformatted_20_Text"><text:soft-page-break/>data/aero/timestep_info/00101/u_ext/00001</text:p>
      <text:p text:style-name="Preformatted_20_Text">data/aero/timestep_info/00101/u_ext/00002</text:p>
      <text:p text:style-name="Preformatted_20_Text">data/aero/timestep_info/00101/u_ext/00003</text:p>
      <text:p text:style-name="Preformatted_20_Text">data/aero/timestep_info/00101/u_ext/_read_as</text:p>
      <text:p text:style-name="Preformatted_20_Text">data/aero/timestep_info/00101/u_ext_star/00000</text:p>
      <text:p text:style-name="Preformatted_20_Text">data/aero/timestep_info/00101/u_ext_star/00001</text:p>
      <text:p text:style-name="Preformatted_20_Text">data/aero/timestep_info/00101/u_ext_star/00002</text:p>
      <text:p text:style-name="Preformatted_20_Text">data/aero/timestep_info/00101/u_ext_star/00003</text:p>
      <text:p text:style-name="Preformatted_20_Text">data/aero/timestep_info/00101/u_ext_star/_read_as</text:p>
      <text:p text:style-name="Preformatted_20_Text">data/aero/timestep_info/00101/wake_conv_vel/00000</text:p>
      <text:p text:style-name="Preformatted_20_Text">data/aero/timestep_info/00101/wake_conv_vel/00001</text:p>
      <text:p text:style-name="Preformatted_20_Text">data/aero/timestep_info/00101/wake_conv_vel/00002</text:p>
      <text:p text:style-name="Preformatted_20_Text">data/aero/timestep_info/00101/wake_conv_vel/00003</text:p>
      <text:p text:style-name="Preformatted_20_Text">data/aero/timestep_info/00101/wake_conv_vel/_read_as</text:p>
      <text:p text:style-name="Preformatted_20_Text">data/aero/timestep_info/00101/zeta/00000</text:p>
      <text:p text:style-name="Preformatted_20_Text">data/aero/timestep_info/00101/zeta/00001</text:p>
      <text:p text:style-name="Preformatted_20_Text">data/aero/timestep_info/00101/zeta/00002</text:p>
      <text:p text:style-name="Preformatted_20_Text">data/aero/timestep_info/00101/zeta/00003</text:p>
      <text:p text:style-name="Preformatted_20_Text">data/aero/timestep_info/00101/zeta/_read_as</text:p>
      <text:p text:style-name="Preformatted_20_Text">data/aero/timestep_info/00101/zeta_dot/00000</text:p>
      <text:p text:style-name="Preformatted_20_Text">data/aero/timestep_info/00101/zeta_dot/00001</text:p>
      <text:p text:style-name="Preformatted_20_Text">data/aero/timestep_info/00101/zeta_dot/00002</text:p>
      <text:p text:style-name="Preformatted_20_Text">data/aero/timestep_info/00101/zeta_dot/00003</text:p>
      <text:p text:style-name="Preformatted_20_Text">data/aero/timestep_info/00101/zeta_dot/_read_as</text:p>
      <text:p text:style-name="Preformatted_20_Text">data/aero/timestep_info/00101/zeta_star/00000</text:p>
      <text:p text:style-name="Preformatted_20_Text">data/aero/timestep_info/00101/zeta_star/00001</text:p>
      <text:p text:style-name="Preformatted_20_Text">data/aero/timestep_info/00101/zeta_star/00002</text:p>
      <text:p text:style-name="Preformatted_20_Text">data/aero/timestep_info/00101/zeta_star/00003</text:p>
      <text:p text:style-name="Preformatted_20_Text">data/aero/timestep_info/00101/zeta_star/_read_as</text:p>
      <text:p text:style-name="Preformatted_20_Text">data/aero/timestep_info/00102/_read_as</text:p>
      <text:p text:style-name="Preformatted_20_Text">data/aero/timestep_info/00102/body_steady_forces</text:p>
      <text:p text:style-name="Preformatted_20_Text">data/aero/timestep_info/00102/body_unsteady_forces</text:p>
      <text:p text:style-name="Preformatted_20_Text">data/aero/timestep_info/00102/control_surface_deflection</text:p>
      <text:p text:style-name="Preformatted_20_Text">data/aero/timestep_info/00102/ct_dimensions</text:p>
      <text:p text:style-name="Preformatted_20_Text">data/aero/timestep_info/00102/ct_dimensions_star</text:p>
      <text:p text:style-name="Preformatted_20_Text">data/aero/timestep_info/00102/dimensions</text:p>
      <text:p text:style-name="Preformatted_20_Text">data/aero/timestep_info/00102/dimensions_star</text:p>
      <text:p text:style-name="Preformatted_20_Text">data/aero/timestep_info/00102/dist_to_orig/00000</text:p>
      <text:p text:style-name="Preformatted_20_Text">data/aero/timestep_info/00102/dist_to_orig/00001</text:p>
      <text:p text:style-name="Preformatted_20_Text">data/aero/timestep_info/00102/dist_to_orig/00002</text:p>
      <text:p text:style-name="Preformatted_20_Text">data/aero/timestep_info/00102/dist_to_orig/00003</text:p>
      <text:p text:style-name="Preformatted_20_Text">data/aero/timestep_info/00102/dist_to_orig/_read_as</text:p>
      <text:p text:style-name="Preformatted_20_Text">data/aero/timestep_info/00102/dynamic_forces/00000</text:p>
      <text:p text:style-name="Preformatted_20_Text">data/aero/timestep_info/00102/dynamic_forces/00001</text:p>
      <text:p text:style-name="Preformatted_20_Text">data/aero/timestep_info/00102/dynamic_forces/00002</text:p>
      <text:p text:style-name="Preformatted_20_Text">data/aero/timestep_info/00102/dynamic_forces/00003</text:p>
      <text:p text:style-name="Preformatted_20_Text">data/aero/timestep_info/00102/dynamic_forces/_read_as</text:p>
      <text:p text:style-name="Preformatted_20_Text">data/aero/timestep_info/00102/flag_zeta_phantom</text:p>
      <text:p text:style-name="Preformatted_20_Text">data/aero/timestep_info/00102/forces/00000</text:p>
      <text:p text:style-name="Preformatted_20_Text">data/aero/timestep_info/00102/forces/00001</text:p>
      <text:p text:style-name="Preformatted_20_Text">data/aero/timestep_info/00102/forces/00002</text:p>
      <text:p text:style-name="Preformatted_20_Text">data/aero/timestep_info/00102/forces/00003</text:p>
      <text:p text:style-name="Preformatted_20_Text">data/aero/timestep_info/00102/forces/_read_as</text:p>
      <text:p text:style-name="Preformatted_20_Text">data/aero/timestep_info/00102/gamma/00000</text:p>
      <text:p text:style-name="Preformatted_20_Text">data/aero/timestep_info/00102/gamma/00001</text:p>
      <text:p text:style-name="Preformatted_20_Text">data/aero/timestep_info/00102/gamma/00002</text:p>
      <text:p text:style-name="Preformatted_20_Text">data/aero/timestep_info/00102/gamma/00003</text:p>
      <text:p text:style-name="Preformatted_20_Text">data/aero/timestep_info/00102/gamma/_read_as</text:p>
      <text:p text:style-name="Preformatted_20_Text">data/aero/timestep_info/00102/gamma_dot/00000</text:p>
      <text:p text:style-name="Preformatted_20_Text">data/aero/timestep_info/00102/gamma_dot/00001</text:p>
      <text:p text:style-name="Preformatted_20_Text">data/aero/timestep_info/00102/gamma_dot/00002</text:p>
      <text:p text:style-name="Preformatted_20_Text">data/aero/timestep_info/00102/gamma_dot/00003</text:p>
      <text:p text:style-name="Preformatted_20_Text">data/aero/timestep_info/00102/gamma_dot/_read_as</text:p>
      <text:p text:style-name="Preformatted_20_Text">data/aero/timestep_info/00102/gamma_star/00000</text:p>
      <text:p text:style-name="Preformatted_20_Text"><text:soft-page-break/>data/aero/timestep_info/00102/gamma_star/00001</text:p>
      <text:p text:style-name="Preformatted_20_Text">data/aero/timestep_info/00102/gamma_star/00002</text:p>
      <text:p text:style-name="Preformatted_20_Text">data/aero/timestep_info/00102/gamma_star/00003</text:p>
      <text:p text:style-name="Preformatted_20_Text">data/aero/timestep_info/00102/gamma_star/_read_as</text:p>
      <text:p text:style-name="Preformatted_20_Text">data/aero/timestep_info/00102/in_global_AFoR</text:p>
      <text:p text:style-name="Preformatted_20_Text">data/aero/timestep_info/00102/inertial_steady_forces</text:p>
      <text:p text:style-name="Preformatted_20_Text">data/aero/timestep_info/00102/inertial_unsteady_forces</text:p>
      <text:p text:style-name="Preformatted_20_Text">data/aero/timestep_info/00102/n_surf</text:p>
      <text:p text:style-name="Preformatted_20_Text">data/aero/timestep_info/00102/normals/00000</text:p>
      <text:p text:style-name="Preformatted_20_Text">data/aero/timestep_info/00102/normals/00001</text:p>
      <text:p text:style-name="Preformatted_20_Text">data/aero/timestep_info/00102/normals/00002</text:p>
      <text:p text:style-name="Preformatted_20_Text">data/aero/timestep_info/00102/normals/00003</text:p>
      <text:p text:style-name="Preformatted_20_Text">data/aero/timestep_info/00102/normals/_read_as</text:p>
      <text:p text:style-name="Preformatted_20_Text">data/aero/timestep_info/00102/postproc_cell/_read_as</text:p>
      <text:p text:style-name="Preformatted_20_Text">data/aero/timestep_info/00102/postproc_node/_read_as</text:p>
      <text:p text:style-name="Preformatted_20_Text">data/aero/timestep_info/00102/u_ext/00000</text:p>
      <text:p text:style-name="Preformatted_20_Text">data/aero/timestep_info/00102/u_ext/00001</text:p>
      <text:p text:style-name="Preformatted_20_Text">data/aero/timestep_info/00102/u_ext/00002</text:p>
      <text:p text:style-name="Preformatted_20_Text">data/aero/timestep_info/00102/u_ext/00003</text:p>
      <text:p text:style-name="Preformatted_20_Text">data/aero/timestep_info/00102/u_ext/_read_as</text:p>
      <text:p text:style-name="Preformatted_20_Text">data/aero/timestep_info/00102/u_ext_star/00000</text:p>
      <text:p text:style-name="Preformatted_20_Text">data/aero/timestep_info/00102/u_ext_star/00001</text:p>
      <text:p text:style-name="Preformatted_20_Text">data/aero/timestep_info/00102/u_ext_star/00002</text:p>
      <text:p text:style-name="Preformatted_20_Text">data/aero/timestep_info/00102/u_ext_star/00003</text:p>
      <text:p text:style-name="Preformatted_20_Text">data/aero/timestep_info/00102/u_ext_star/_read_as</text:p>
      <text:p text:style-name="Preformatted_20_Text">data/aero/timestep_info/00102/wake_conv_vel/00000</text:p>
      <text:p text:style-name="Preformatted_20_Text">data/aero/timestep_info/00102/wake_conv_vel/00001</text:p>
      <text:p text:style-name="Preformatted_20_Text">data/aero/timestep_info/00102/wake_conv_vel/00002</text:p>
      <text:p text:style-name="Preformatted_20_Text">data/aero/timestep_info/00102/wake_conv_vel/00003</text:p>
      <text:p text:style-name="Preformatted_20_Text">data/aero/timestep_info/00102/wake_conv_vel/_read_as</text:p>
      <text:p text:style-name="Preformatted_20_Text">data/aero/timestep_info/00102/zeta/00000</text:p>
      <text:p text:style-name="Preformatted_20_Text">data/aero/timestep_info/00102/zeta/00001</text:p>
      <text:p text:style-name="Preformatted_20_Text">data/aero/timestep_info/00102/zeta/00002</text:p>
      <text:p text:style-name="Preformatted_20_Text">data/aero/timestep_info/00102/zeta/00003</text:p>
      <text:p text:style-name="Preformatted_20_Text">data/aero/timestep_info/00102/zeta/_read_as</text:p>
      <text:p text:style-name="Preformatted_20_Text">data/aero/timestep_info/00102/zeta_dot/00000</text:p>
      <text:p text:style-name="Preformatted_20_Text">data/aero/timestep_info/00102/zeta_dot/00001</text:p>
      <text:p text:style-name="Preformatted_20_Text">data/aero/timestep_info/00102/zeta_dot/00002</text:p>
      <text:p text:style-name="Preformatted_20_Text">data/aero/timestep_info/00102/zeta_dot/00003</text:p>
      <text:p text:style-name="Preformatted_20_Text">data/aero/timestep_info/00102/zeta_dot/_read_as</text:p>
      <text:p text:style-name="Preformatted_20_Text">data/aero/timestep_info/00102/zeta_star/00000</text:p>
      <text:p text:style-name="Preformatted_20_Text">data/aero/timestep_info/00102/zeta_star/00001</text:p>
      <text:p text:style-name="Preformatted_20_Text">data/aero/timestep_info/00102/zeta_star/00002</text:p>
      <text:p text:style-name="Preformatted_20_Text">data/aero/timestep_info/00102/zeta_star/00003</text:p>
      <text:p text:style-name="Preformatted_20_Text">data/aero/timestep_info/00102/zeta_star/_read_as</text:p>
      <text:p text:style-name="Preformatted_20_Text">data/aero/timestep_info/00103/_read_as</text:p>
      <text:p text:style-name="Preformatted_20_Text">data/aero/timestep_info/00103/body_steady_forces</text:p>
      <text:p text:style-name="Preformatted_20_Text">data/aero/timestep_info/00103/body_unsteady_forces</text:p>
      <text:p text:style-name="Preformatted_20_Text">data/aero/timestep_info/00103/control_surface_deflection</text:p>
      <text:p text:style-name="Preformatted_20_Text">data/aero/timestep_info/00103/ct_dimensions</text:p>
      <text:p text:style-name="Preformatted_20_Text">data/aero/timestep_info/00103/ct_dimensions_star</text:p>
      <text:p text:style-name="Preformatted_20_Text">data/aero/timestep_info/00103/dimensions</text:p>
      <text:p text:style-name="Preformatted_20_Text">data/aero/timestep_info/00103/dimensions_star</text:p>
      <text:p text:style-name="Preformatted_20_Text">data/aero/timestep_info/00103/dist_to_orig/00000</text:p>
      <text:p text:style-name="Preformatted_20_Text">data/aero/timestep_info/00103/dist_to_orig/00001</text:p>
      <text:p text:style-name="Preformatted_20_Text">data/aero/timestep_info/00103/dist_to_orig/00002</text:p>
      <text:p text:style-name="Preformatted_20_Text">data/aero/timestep_info/00103/dist_to_orig/00003</text:p>
      <text:p text:style-name="Preformatted_20_Text">data/aero/timestep_info/00103/dist_to_orig/_read_as</text:p>
      <text:p text:style-name="Preformatted_20_Text">data/aero/timestep_info/00103/dynamic_forces/00000</text:p>
      <text:p text:style-name="Preformatted_20_Text">data/aero/timestep_info/00103/dynamic_forces/00001</text:p>
      <text:p text:style-name="Preformatted_20_Text">data/aero/timestep_info/00103/dynamic_forces/00002</text:p>
      <text:p text:style-name="Preformatted_20_Text">data/aero/timestep_info/00103/dynamic_forces/00003</text:p>
      <text:p text:style-name="Preformatted_20_Text">data/aero/timestep_info/00103/dynamic_forces/_read_as</text:p>
      <text:p text:style-name="Preformatted_20_Text">data/aero/timestep_info/00103/flag_zeta_phantom</text:p>
      <text:p text:style-name="Preformatted_20_Text"><text:soft-page-break/>data/aero/timestep_info/00103/forces/00000</text:p>
      <text:p text:style-name="Preformatted_20_Text">data/aero/timestep_info/00103/forces/00001</text:p>
      <text:p text:style-name="Preformatted_20_Text">data/aero/timestep_info/00103/forces/00002</text:p>
      <text:p text:style-name="Preformatted_20_Text">data/aero/timestep_info/00103/forces/00003</text:p>
      <text:p text:style-name="Preformatted_20_Text">data/aero/timestep_info/00103/forces/_read_as</text:p>
      <text:p text:style-name="Preformatted_20_Text">data/aero/timestep_info/00103/gamma/00000</text:p>
      <text:p text:style-name="Preformatted_20_Text">data/aero/timestep_info/00103/gamma/00001</text:p>
      <text:p text:style-name="Preformatted_20_Text">data/aero/timestep_info/00103/gamma/00002</text:p>
      <text:p text:style-name="Preformatted_20_Text">data/aero/timestep_info/00103/gamma/00003</text:p>
      <text:p text:style-name="Preformatted_20_Text">data/aero/timestep_info/00103/gamma/_read_as</text:p>
      <text:p text:style-name="Preformatted_20_Text">data/aero/timestep_info/00103/gamma_dot/00000</text:p>
      <text:p text:style-name="Preformatted_20_Text">data/aero/timestep_info/00103/gamma_dot/00001</text:p>
      <text:p text:style-name="Preformatted_20_Text">data/aero/timestep_info/00103/gamma_dot/00002</text:p>
      <text:p text:style-name="Preformatted_20_Text">data/aero/timestep_info/00103/gamma_dot/00003</text:p>
      <text:p text:style-name="Preformatted_20_Text">data/aero/timestep_info/00103/gamma_dot/_read_as</text:p>
      <text:p text:style-name="Preformatted_20_Text">data/aero/timestep_info/00103/gamma_star/00000</text:p>
      <text:p text:style-name="Preformatted_20_Text">data/aero/timestep_info/00103/gamma_star/00001</text:p>
      <text:p text:style-name="Preformatted_20_Text">data/aero/timestep_info/00103/gamma_star/00002</text:p>
      <text:p text:style-name="Preformatted_20_Text">data/aero/timestep_info/00103/gamma_star/00003</text:p>
      <text:p text:style-name="Preformatted_20_Text">data/aero/timestep_info/00103/gamma_star/_read_as</text:p>
      <text:p text:style-name="Preformatted_20_Text">data/aero/timestep_info/00103/in_global_AFoR</text:p>
      <text:p text:style-name="Preformatted_20_Text">data/aero/timestep_info/00103/inertial_steady_forces</text:p>
      <text:p text:style-name="Preformatted_20_Text">data/aero/timestep_info/00103/inertial_unsteady_forces</text:p>
      <text:p text:style-name="Preformatted_20_Text">data/aero/timestep_info/00103/n_surf</text:p>
      <text:p text:style-name="Preformatted_20_Text">data/aero/timestep_info/00103/normals/00000</text:p>
      <text:p text:style-name="Preformatted_20_Text">data/aero/timestep_info/00103/normals/00001</text:p>
      <text:p text:style-name="Preformatted_20_Text">data/aero/timestep_info/00103/normals/00002</text:p>
      <text:p text:style-name="Preformatted_20_Text">data/aero/timestep_info/00103/normals/00003</text:p>
      <text:p text:style-name="Preformatted_20_Text">data/aero/timestep_info/00103/normals/_read_as</text:p>
      <text:p text:style-name="Preformatted_20_Text">data/aero/timestep_info/00103/postproc_cell/_read_as</text:p>
      <text:p text:style-name="Preformatted_20_Text">data/aero/timestep_info/00103/postproc_node/_read_as</text:p>
      <text:p text:style-name="Preformatted_20_Text">data/aero/timestep_info/00103/u_ext/00000</text:p>
      <text:p text:style-name="Preformatted_20_Text">data/aero/timestep_info/00103/u_ext/00001</text:p>
      <text:p text:style-name="Preformatted_20_Text">data/aero/timestep_info/00103/u_ext/00002</text:p>
      <text:p text:style-name="Preformatted_20_Text">data/aero/timestep_info/00103/u_ext/00003</text:p>
      <text:p text:style-name="Preformatted_20_Text">data/aero/timestep_info/00103/u_ext/_read_as</text:p>
      <text:p text:style-name="Preformatted_20_Text">data/aero/timestep_info/00103/u_ext_star/00000</text:p>
      <text:p text:style-name="Preformatted_20_Text">data/aero/timestep_info/00103/u_ext_star/00001</text:p>
      <text:p text:style-name="Preformatted_20_Text">data/aero/timestep_info/00103/u_ext_star/00002</text:p>
      <text:p text:style-name="Preformatted_20_Text">data/aero/timestep_info/00103/u_ext_star/00003</text:p>
      <text:p text:style-name="Preformatted_20_Text">data/aero/timestep_info/00103/u_ext_star/_read_as</text:p>
      <text:p text:style-name="Preformatted_20_Text">data/aero/timestep_info/00103/wake_conv_vel/00000</text:p>
      <text:p text:style-name="Preformatted_20_Text">data/aero/timestep_info/00103/wake_conv_vel/00001</text:p>
      <text:p text:style-name="Preformatted_20_Text">data/aero/timestep_info/00103/wake_conv_vel/00002</text:p>
      <text:p text:style-name="Preformatted_20_Text">data/aero/timestep_info/00103/wake_conv_vel/00003</text:p>
      <text:p text:style-name="Preformatted_20_Text">data/aero/timestep_info/00103/wake_conv_vel/_read_as</text:p>
      <text:p text:style-name="Preformatted_20_Text">data/aero/timestep_info/00103/zeta/00000</text:p>
      <text:p text:style-name="Preformatted_20_Text">data/aero/timestep_info/00103/zeta/00001</text:p>
      <text:p text:style-name="Preformatted_20_Text">data/aero/timestep_info/00103/zeta/00002</text:p>
      <text:p text:style-name="Preformatted_20_Text">data/aero/timestep_info/00103/zeta/00003</text:p>
      <text:p text:style-name="Preformatted_20_Text">data/aero/timestep_info/00103/zeta/_read_as</text:p>
      <text:p text:style-name="Preformatted_20_Text">data/aero/timestep_info/00103/zeta_dot/00000</text:p>
      <text:p text:style-name="Preformatted_20_Text">data/aero/timestep_info/00103/zeta_dot/00001</text:p>
      <text:p text:style-name="Preformatted_20_Text">data/aero/timestep_info/00103/zeta_dot/00002</text:p>
      <text:p text:style-name="Preformatted_20_Text">data/aero/timestep_info/00103/zeta_dot/00003</text:p>
      <text:p text:style-name="Preformatted_20_Text">data/aero/timestep_info/00103/zeta_dot/_read_as</text:p>
      <text:p text:style-name="Preformatted_20_Text">data/aero/timestep_info/00103/zeta_star/00000</text:p>
      <text:p text:style-name="Preformatted_20_Text">data/aero/timestep_info/00103/zeta_star/00001</text:p>
      <text:p text:style-name="Preformatted_20_Text">data/aero/timestep_info/00103/zeta_star/00002</text:p>
      <text:p text:style-name="Preformatted_20_Text">data/aero/timestep_info/00103/zeta_star/00003</text:p>
      <text:p text:style-name="Preformatted_20_Text">data/aero/timestep_info/00103/zeta_star/_read_as</text:p>
      <text:p text:style-name="Preformatted_20_Text">data/aero/timestep_info/00104/_read_as</text:p>
      <text:p text:style-name="Preformatted_20_Text">data/aero/timestep_info/00104/body_steady_forces</text:p>
      <text:p text:style-name="Preformatted_20_Text">data/aero/timestep_info/00104/body_unsteady_forces</text:p>
      <text:p text:style-name="Preformatted_20_Text"><text:soft-page-break/>data/aero/timestep_info/00104/control_surface_deflection</text:p>
      <text:p text:style-name="Preformatted_20_Text">data/aero/timestep_info/00104/ct_dimensions</text:p>
      <text:p text:style-name="Preformatted_20_Text">data/aero/timestep_info/00104/ct_dimensions_star</text:p>
      <text:p text:style-name="Preformatted_20_Text">data/aero/timestep_info/00104/dimensions</text:p>
      <text:p text:style-name="Preformatted_20_Text">data/aero/timestep_info/00104/dimensions_star</text:p>
      <text:p text:style-name="Preformatted_20_Text">data/aero/timestep_info/00104/dist_to_orig/00000</text:p>
      <text:p text:style-name="Preformatted_20_Text">data/aero/timestep_info/00104/dist_to_orig/00001</text:p>
      <text:p text:style-name="Preformatted_20_Text">data/aero/timestep_info/00104/dist_to_orig/00002</text:p>
      <text:p text:style-name="Preformatted_20_Text">data/aero/timestep_info/00104/dist_to_orig/00003</text:p>
      <text:p text:style-name="Preformatted_20_Text">data/aero/timestep_info/00104/dist_to_orig/_read_as</text:p>
      <text:p text:style-name="Preformatted_20_Text">data/aero/timestep_info/00104/dynamic_forces/00000</text:p>
      <text:p text:style-name="Preformatted_20_Text">data/aero/timestep_info/00104/dynamic_forces/00001</text:p>
      <text:p text:style-name="Preformatted_20_Text">data/aero/timestep_info/00104/dynamic_forces/00002</text:p>
      <text:p text:style-name="Preformatted_20_Text">data/aero/timestep_info/00104/dynamic_forces/00003</text:p>
      <text:p text:style-name="Preformatted_20_Text">data/aero/timestep_info/00104/dynamic_forces/_read_as</text:p>
      <text:p text:style-name="Preformatted_20_Text">data/aero/timestep_info/00104/flag_zeta_phantom</text:p>
      <text:p text:style-name="Preformatted_20_Text">data/aero/timestep_info/00104/forces/00000</text:p>
      <text:p text:style-name="Preformatted_20_Text">data/aero/timestep_info/00104/forces/00001</text:p>
      <text:p text:style-name="Preformatted_20_Text">data/aero/timestep_info/00104/forces/00002</text:p>
      <text:p text:style-name="Preformatted_20_Text">data/aero/timestep_info/00104/forces/00003</text:p>
      <text:p text:style-name="Preformatted_20_Text">data/aero/timestep_info/00104/forces/_read_as</text:p>
      <text:p text:style-name="Preformatted_20_Text">data/aero/timestep_info/00104/gamma/00000</text:p>
      <text:p text:style-name="Preformatted_20_Text">data/aero/timestep_info/00104/gamma/00001</text:p>
      <text:p text:style-name="Preformatted_20_Text">data/aero/timestep_info/00104/gamma/00002</text:p>
      <text:p text:style-name="Preformatted_20_Text">data/aero/timestep_info/00104/gamma/00003</text:p>
      <text:p text:style-name="Preformatted_20_Text">data/aero/timestep_info/00104/gamma/_read_as</text:p>
      <text:p text:style-name="Preformatted_20_Text">data/aero/timestep_info/00104/gamma_dot/00000</text:p>
      <text:p text:style-name="Preformatted_20_Text">data/aero/timestep_info/00104/gamma_dot/00001</text:p>
      <text:p text:style-name="Preformatted_20_Text">data/aero/timestep_info/00104/gamma_dot/00002</text:p>
      <text:p text:style-name="Preformatted_20_Text">data/aero/timestep_info/00104/gamma_dot/00003</text:p>
      <text:p text:style-name="Preformatted_20_Text">data/aero/timestep_info/00104/gamma_dot/_read_as</text:p>
      <text:p text:style-name="Preformatted_20_Text">data/aero/timestep_info/00104/gamma_star/00000</text:p>
      <text:p text:style-name="Preformatted_20_Text">data/aero/timestep_info/00104/gamma_star/00001</text:p>
      <text:p text:style-name="Preformatted_20_Text">data/aero/timestep_info/00104/gamma_star/00002</text:p>
      <text:p text:style-name="Preformatted_20_Text">data/aero/timestep_info/00104/gamma_star/00003</text:p>
      <text:p text:style-name="Preformatted_20_Text">data/aero/timestep_info/00104/gamma_star/_read_as</text:p>
      <text:p text:style-name="Preformatted_20_Text">data/aero/timestep_info/00104/in_global_AFoR</text:p>
      <text:p text:style-name="Preformatted_20_Text">data/aero/timestep_info/00104/inertial_steady_forces</text:p>
      <text:p text:style-name="Preformatted_20_Text">data/aero/timestep_info/00104/inertial_unsteady_forces</text:p>
      <text:p text:style-name="Preformatted_20_Text">data/aero/timestep_info/00104/n_surf</text:p>
      <text:p text:style-name="Preformatted_20_Text">data/aero/timestep_info/00104/normals/00000</text:p>
      <text:p text:style-name="Preformatted_20_Text">data/aero/timestep_info/00104/normals/00001</text:p>
      <text:p text:style-name="Preformatted_20_Text">data/aero/timestep_info/00104/normals/00002</text:p>
      <text:p text:style-name="Preformatted_20_Text">data/aero/timestep_info/00104/normals/00003</text:p>
      <text:p text:style-name="Preformatted_20_Text">data/aero/timestep_info/00104/normals/_read_as</text:p>
      <text:p text:style-name="Preformatted_20_Text">data/aero/timestep_info/00104/postproc_cell/_read_as</text:p>
      <text:p text:style-name="Preformatted_20_Text">data/aero/timestep_info/00104/postproc_node/_read_as</text:p>
      <text:p text:style-name="Preformatted_20_Text">data/aero/timestep_info/00104/u_ext/00000</text:p>
      <text:p text:style-name="Preformatted_20_Text">data/aero/timestep_info/00104/u_ext/00001</text:p>
      <text:p text:style-name="Preformatted_20_Text">data/aero/timestep_info/00104/u_ext/00002</text:p>
      <text:p text:style-name="Preformatted_20_Text">data/aero/timestep_info/00104/u_ext/00003</text:p>
      <text:p text:style-name="Preformatted_20_Text">data/aero/timestep_info/00104/u_ext/_read_as</text:p>
      <text:p text:style-name="Preformatted_20_Text">data/aero/timestep_info/00104/u_ext_star/00000</text:p>
      <text:p text:style-name="Preformatted_20_Text">data/aero/timestep_info/00104/u_ext_star/00001</text:p>
      <text:p text:style-name="Preformatted_20_Text">data/aero/timestep_info/00104/u_ext_star/00002</text:p>
      <text:p text:style-name="Preformatted_20_Text">data/aero/timestep_info/00104/u_ext_star/00003</text:p>
      <text:p text:style-name="Preformatted_20_Text">data/aero/timestep_info/00104/u_ext_star/_read_as</text:p>
      <text:p text:style-name="Preformatted_20_Text">data/aero/timestep_info/00104/wake_conv_vel/00000</text:p>
      <text:p text:style-name="Preformatted_20_Text">data/aero/timestep_info/00104/wake_conv_vel/00001</text:p>
      <text:p text:style-name="Preformatted_20_Text">data/aero/timestep_info/00104/wake_conv_vel/00002</text:p>
      <text:p text:style-name="Preformatted_20_Text">data/aero/timestep_info/00104/wake_conv_vel/00003</text:p>
      <text:p text:style-name="Preformatted_20_Text">data/aero/timestep_info/00104/wake_conv_vel/_read_as</text:p>
      <text:p text:style-name="Preformatted_20_Text">data/aero/timestep_info/00104/zeta/00000</text:p>
      <text:p text:style-name="Preformatted_20_Text">data/aero/timestep_info/00104/zeta/00001</text:p>
      <text:p text:style-name="Preformatted_20_Text"><text:soft-page-break/>data/aero/timestep_info/00104/zeta/00002</text:p>
      <text:p text:style-name="Preformatted_20_Text">data/aero/timestep_info/00104/zeta/00003</text:p>
      <text:p text:style-name="Preformatted_20_Text">data/aero/timestep_info/00104/zeta/_read_as</text:p>
      <text:p text:style-name="Preformatted_20_Text">data/aero/timestep_info/00104/zeta_dot/00000</text:p>
      <text:p text:style-name="Preformatted_20_Text">data/aero/timestep_info/00104/zeta_dot/00001</text:p>
      <text:p text:style-name="Preformatted_20_Text">data/aero/timestep_info/00104/zeta_dot/00002</text:p>
      <text:p text:style-name="Preformatted_20_Text">data/aero/timestep_info/00104/zeta_dot/00003</text:p>
      <text:p text:style-name="Preformatted_20_Text">data/aero/timestep_info/00104/zeta_dot/_read_as</text:p>
      <text:p text:style-name="Preformatted_20_Text">data/aero/timestep_info/00104/zeta_star/00000</text:p>
      <text:p text:style-name="Preformatted_20_Text">data/aero/timestep_info/00104/zeta_star/00001</text:p>
      <text:p text:style-name="Preformatted_20_Text">data/aero/timestep_info/00104/zeta_star/00002</text:p>
      <text:p text:style-name="Preformatted_20_Text">data/aero/timestep_info/00104/zeta_star/00003</text:p>
      <text:p text:style-name="Preformatted_20_Text">data/aero/timestep_info/00104/zeta_star/_read_as</text:p>
      <text:p text:style-name="Preformatted_20_Text">data/aero/timestep_info/00105/_read_as</text:p>
      <text:p text:style-name="Preformatted_20_Text">data/aero/timestep_info/00105/body_steady_forces</text:p>
      <text:p text:style-name="Preformatted_20_Text">data/aero/timestep_info/00105/body_unsteady_forces</text:p>
      <text:p text:style-name="Preformatted_20_Text">data/aero/timestep_info/00105/control_surface_deflection</text:p>
      <text:p text:style-name="Preformatted_20_Text">data/aero/timestep_info/00105/ct_dimensions</text:p>
      <text:p text:style-name="Preformatted_20_Text">data/aero/timestep_info/00105/ct_dimensions_star</text:p>
      <text:p text:style-name="Preformatted_20_Text">data/aero/timestep_info/00105/dimensions</text:p>
      <text:p text:style-name="Preformatted_20_Text">data/aero/timestep_info/00105/dimensions_star</text:p>
      <text:p text:style-name="Preformatted_20_Text">data/aero/timestep_info/00105/dist_to_orig/00000</text:p>
      <text:p text:style-name="Preformatted_20_Text">data/aero/timestep_info/00105/dist_to_orig/00001</text:p>
      <text:p text:style-name="Preformatted_20_Text">data/aero/timestep_info/00105/dist_to_orig/00002</text:p>
      <text:p text:style-name="Preformatted_20_Text">data/aero/timestep_info/00105/dist_to_orig/00003</text:p>
      <text:p text:style-name="Preformatted_20_Text">data/aero/timestep_info/00105/dist_to_orig/_read_as</text:p>
      <text:p text:style-name="Preformatted_20_Text">data/aero/timestep_info/00105/dynamic_forces/00000</text:p>
      <text:p text:style-name="Preformatted_20_Text">data/aero/timestep_info/00105/dynamic_forces/00001</text:p>
      <text:p text:style-name="Preformatted_20_Text">data/aero/timestep_info/00105/dynamic_forces/00002</text:p>
      <text:p text:style-name="Preformatted_20_Text">data/aero/timestep_info/00105/dynamic_forces/00003</text:p>
      <text:p text:style-name="Preformatted_20_Text">data/aero/timestep_info/00105/dynamic_forces/_read_as</text:p>
      <text:p text:style-name="Preformatted_20_Text">data/aero/timestep_info/00105/flag_zeta_phantom</text:p>
      <text:p text:style-name="Preformatted_20_Text">data/aero/timestep_info/00105/forces/00000</text:p>
      <text:p text:style-name="Preformatted_20_Text">data/aero/timestep_info/00105/forces/00001</text:p>
      <text:p text:style-name="Preformatted_20_Text">data/aero/timestep_info/00105/forces/00002</text:p>
      <text:p text:style-name="Preformatted_20_Text">data/aero/timestep_info/00105/forces/00003</text:p>
      <text:p text:style-name="Preformatted_20_Text">data/aero/timestep_info/00105/forces/_read_as</text:p>
      <text:p text:style-name="Preformatted_20_Text">data/aero/timestep_info/00105/gamma/00000</text:p>
      <text:p text:style-name="Preformatted_20_Text">data/aero/timestep_info/00105/gamma/00001</text:p>
      <text:p text:style-name="Preformatted_20_Text">data/aero/timestep_info/00105/gamma/00002</text:p>
      <text:p text:style-name="Preformatted_20_Text">data/aero/timestep_info/00105/gamma/00003</text:p>
      <text:p text:style-name="Preformatted_20_Text">data/aero/timestep_info/00105/gamma/_read_as</text:p>
      <text:p text:style-name="Preformatted_20_Text">data/aero/timestep_info/00105/gamma_dot/00000</text:p>
      <text:p text:style-name="Preformatted_20_Text">data/aero/timestep_info/00105/gamma_dot/00001</text:p>
      <text:p text:style-name="Preformatted_20_Text">data/aero/timestep_info/00105/gamma_dot/00002</text:p>
      <text:p text:style-name="Preformatted_20_Text">data/aero/timestep_info/00105/gamma_dot/00003</text:p>
      <text:p text:style-name="Preformatted_20_Text">data/aero/timestep_info/00105/gamma_dot/_read_as</text:p>
      <text:p text:style-name="Preformatted_20_Text">data/aero/timestep_info/00105/gamma_star/00000</text:p>
      <text:p text:style-name="Preformatted_20_Text">data/aero/timestep_info/00105/gamma_star/00001</text:p>
      <text:p text:style-name="Preformatted_20_Text">data/aero/timestep_info/00105/gamma_star/00002</text:p>
      <text:p text:style-name="Preformatted_20_Text">data/aero/timestep_info/00105/gamma_star/00003</text:p>
      <text:p text:style-name="Preformatted_20_Text">data/aero/timestep_info/00105/gamma_star/_read_as</text:p>
      <text:p text:style-name="Preformatted_20_Text">data/aero/timestep_info/00105/in_global_AFoR</text:p>
      <text:p text:style-name="Preformatted_20_Text">data/aero/timestep_info/00105/inertial_steady_forces</text:p>
      <text:p text:style-name="Preformatted_20_Text">data/aero/timestep_info/00105/inertial_unsteady_forces</text:p>
      <text:p text:style-name="Preformatted_20_Text">data/aero/timestep_info/00105/n_surf</text:p>
      <text:p text:style-name="Preformatted_20_Text">data/aero/timestep_info/00105/normals/00000</text:p>
      <text:p text:style-name="Preformatted_20_Text">data/aero/timestep_info/00105/normals/00001</text:p>
      <text:p text:style-name="Preformatted_20_Text">data/aero/timestep_info/00105/normals/00002</text:p>
      <text:p text:style-name="Preformatted_20_Text">data/aero/timestep_info/00105/normals/00003</text:p>
      <text:p text:style-name="Preformatted_20_Text">data/aero/timestep_info/00105/normals/_read_as</text:p>
      <text:p text:style-name="Preformatted_20_Text">data/aero/timestep_info/00105/postproc_cell/_read_as</text:p>
      <text:p text:style-name="Preformatted_20_Text">data/aero/timestep_info/00105/postproc_node/_read_as</text:p>
      <text:p text:style-name="Preformatted_20_Text">data/aero/timestep_info/00105/u_ext/00000</text:p>
      <text:p text:style-name="Preformatted_20_Text"><text:soft-page-break/>data/aero/timestep_info/00105/u_ext/00001</text:p>
      <text:p text:style-name="Preformatted_20_Text">data/aero/timestep_info/00105/u_ext/00002</text:p>
      <text:p text:style-name="Preformatted_20_Text">data/aero/timestep_info/00105/u_ext/00003</text:p>
      <text:p text:style-name="Preformatted_20_Text">data/aero/timestep_info/00105/u_ext/_read_as</text:p>
      <text:p text:style-name="Preformatted_20_Text">data/aero/timestep_info/00105/u_ext_star/00000</text:p>
      <text:p text:style-name="Preformatted_20_Text">data/aero/timestep_info/00105/u_ext_star/00001</text:p>
      <text:p text:style-name="Preformatted_20_Text">data/aero/timestep_info/00105/u_ext_star/00002</text:p>
      <text:p text:style-name="Preformatted_20_Text">data/aero/timestep_info/00105/u_ext_star/00003</text:p>
      <text:p text:style-name="Preformatted_20_Text">data/aero/timestep_info/00105/u_ext_star/_read_as</text:p>
      <text:p text:style-name="Preformatted_20_Text">data/aero/timestep_info/00105/wake_conv_vel/00000</text:p>
      <text:p text:style-name="Preformatted_20_Text">data/aero/timestep_info/00105/wake_conv_vel/00001</text:p>
      <text:p text:style-name="Preformatted_20_Text">data/aero/timestep_info/00105/wake_conv_vel/00002</text:p>
      <text:p text:style-name="Preformatted_20_Text">data/aero/timestep_info/00105/wake_conv_vel/00003</text:p>
      <text:p text:style-name="Preformatted_20_Text">data/aero/timestep_info/00105/wake_conv_vel/_read_as</text:p>
      <text:p text:style-name="Preformatted_20_Text">data/aero/timestep_info/00105/zeta/00000</text:p>
      <text:p text:style-name="Preformatted_20_Text">data/aero/timestep_info/00105/zeta/00001</text:p>
      <text:p text:style-name="Preformatted_20_Text">data/aero/timestep_info/00105/zeta/00002</text:p>
      <text:p text:style-name="Preformatted_20_Text">data/aero/timestep_info/00105/zeta/00003</text:p>
      <text:p text:style-name="Preformatted_20_Text">data/aero/timestep_info/00105/zeta/_read_as</text:p>
      <text:p text:style-name="Preformatted_20_Text">data/aero/timestep_info/00105/zeta_dot/00000</text:p>
      <text:p text:style-name="Preformatted_20_Text">data/aero/timestep_info/00105/zeta_dot/00001</text:p>
      <text:p text:style-name="Preformatted_20_Text">data/aero/timestep_info/00105/zeta_dot/00002</text:p>
      <text:p text:style-name="Preformatted_20_Text">data/aero/timestep_info/00105/zeta_dot/00003</text:p>
      <text:p text:style-name="Preformatted_20_Text">data/aero/timestep_info/00105/zeta_dot/_read_as</text:p>
      <text:p text:style-name="Preformatted_20_Text">data/aero/timestep_info/00105/zeta_star/00000</text:p>
      <text:p text:style-name="Preformatted_20_Text">data/aero/timestep_info/00105/zeta_star/00001</text:p>
      <text:p text:style-name="Preformatted_20_Text">data/aero/timestep_info/00105/zeta_star/00002</text:p>
      <text:p text:style-name="Preformatted_20_Text">data/aero/timestep_info/00105/zeta_star/00003</text:p>
      <text:p text:style-name="Preformatted_20_Text">data/aero/timestep_info/00105/zeta_star/_read_as</text:p>
      <text:p text:style-name="Preformatted_20_Text">data/aero/timestep_info/00106/_read_as</text:p>
      <text:p text:style-name="Preformatted_20_Text">data/aero/timestep_info/00106/body_steady_forces</text:p>
      <text:p text:style-name="Preformatted_20_Text">data/aero/timestep_info/00106/body_unsteady_forces</text:p>
      <text:p text:style-name="Preformatted_20_Text">data/aero/timestep_info/00106/control_surface_deflection</text:p>
      <text:p text:style-name="Preformatted_20_Text">data/aero/timestep_info/00106/ct_dimensions</text:p>
      <text:p text:style-name="Preformatted_20_Text">data/aero/timestep_info/00106/ct_dimensions_star</text:p>
      <text:p text:style-name="Preformatted_20_Text">data/aero/timestep_info/00106/dimensions</text:p>
      <text:p text:style-name="Preformatted_20_Text">data/aero/timestep_info/00106/dimensions_star</text:p>
      <text:p text:style-name="Preformatted_20_Text">data/aero/timestep_info/00106/dist_to_orig/00000</text:p>
      <text:p text:style-name="Preformatted_20_Text">data/aero/timestep_info/00106/dist_to_orig/00001</text:p>
      <text:p text:style-name="Preformatted_20_Text">data/aero/timestep_info/00106/dist_to_orig/00002</text:p>
      <text:p text:style-name="Preformatted_20_Text">data/aero/timestep_info/00106/dist_to_orig/00003</text:p>
      <text:p text:style-name="Preformatted_20_Text">data/aero/timestep_info/00106/dist_to_orig/_read_as</text:p>
      <text:p text:style-name="Preformatted_20_Text">data/aero/timestep_info/00106/dynamic_forces/00000</text:p>
      <text:p text:style-name="Preformatted_20_Text">data/aero/timestep_info/00106/dynamic_forces/00001</text:p>
      <text:p text:style-name="Preformatted_20_Text">data/aero/timestep_info/00106/dynamic_forces/00002</text:p>
      <text:p text:style-name="Preformatted_20_Text">data/aero/timestep_info/00106/dynamic_forces/00003</text:p>
      <text:p text:style-name="Preformatted_20_Text">data/aero/timestep_info/00106/dynamic_forces/_read_as</text:p>
      <text:p text:style-name="Preformatted_20_Text">data/aero/timestep_info/00106/flag_zeta_phantom</text:p>
      <text:p text:style-name="Preformatted_20_Text">data/aero/timestep_info/00106/forces/00000</text:p>
      <text:p text:style-name="Preformatted_20_Text">data/aero/timestep_info/00106/forces/00001</text:p>
      <text:p text:style-name="Preformatted_20_Text">data/aero/timestep_info/00106/forces/00002</text:p>
      <text:p text:style-name="Preformatted_20_Text">data/aero/timestep_info/00106/forces/00003</text:p>
      <text:p text:style-name="Preformatted_20_Text">data/aero/timestep_info/00106/forces/_read_as</text:p>
      <text:p text:style-name="Preformatted_20_Text">data/aero/timestep_info/00106/gamma/00000</text:p>
      <text:p text:style-name="Preformatted_20_Text">data/aero/timestep_info/00106/gamma/00001</text:p>
      <text:p text:style-name="Preformatted_20_Text">data/aero/timestep_info/00106/gamma/00002</text:p>
      <text:p text:style-name="Preformatted_20_Text">data/aero/timestep_info/00106/gamma/00003</text:p>
      <text:p text:style-name="Preformatted_20_Text">data/aero/timestep_info/00106/gamma/_read_as</text:p>
      <text:p text:style-name="Preformatted_20_Text">data/aero/timestep_info/00106/gamma_dot/00000</text:p>
      <text:p text:style-name="Preformatted_20_Text">data/aero/timestep_info/00106/gamma_dot/00001</text:p>
      <text:p text:style-name="Preformatted_20_Text">data/aero/timestep_info/00106/gamma_dot/00002</text:p>
      <text:p text:style-name="Preformatted_20_Text">data/aero/timestep_info/00106/gamma_dot/00003</text:p>
      <text:p text:style-name="Preformatted_20_Text">data/aero/timestep_info/00106/gamma_dot/_read_as</text:p>
      <text:p text:style-name="Preformatted_20_Text">data/aero/timestep_info/00106/gamma_star/00000</text:p>
      <text:p text:style-name="Preformatted_20_Text"><text:soft-page-break/>data/aero/timestep_info/00106/gamma_star/00001</text:p>
      <text:p text:style-name="Preformatted_20_Text">data/aero/timestep_info/00106/gamma_star/00002</text:p>
      <text:p text:style-name="Preformatted_20_Text">data/aero/timestep_info/00106/gamma_star/00003</text:p>
      <text:p text:style-name="Preformatted_20_Text">data/aero/timestep_info/00106/gamma_star/_read_as</text:p>
      <text:p text:style-name="Preformatted_20_Text">data/aero/timestep_info/00106/in_global_AFoR</text:p>
      <text:p text:style-name="Preformatted_20_Text">data/aero/timestep_info/00106/inertial_steady_forces</text:p>
      <text:p text:style-name="Preformatted_20_Text">data/aero/timestep_info/00106/inertial_unsteady_forces</text:p>
      <text:p text:style-name="Preformatted_20_Text">data/aero/timestep_info/00106/n_surf</text:p>
      <text:p text:style-name="Preformatted_20_Text">data/aero/timestep_info/00106/normals/00000</text:p>
      <text:p text:style-name="Preformatted_20_Text">data/aero/timestep_info/00106/normals/00001</text:p>
      <text:p text:style-name="Preformatted_20_Text">data/aero/timestep_info/00106/normals/00002</text:p>
      <text:p text:style-name="Preformatted_20_Text">data/aero/timestep_info/00106/normals/00003</text:p>
      <text:p text:style-name="Preformatted_20_Text">data/aero/timestep_info/00106/normals/_read_as</text:p>
      <text:p text:style-name="Preformatted_20_Text">data/aero/timestep_info/00106/postproc_cell/_read_as</text:p>
      <text:p text:style-name="Preformatted_20_Text">data/aero/timestep_info/00106/postproc_node/_read_as</text:p>
      <text:p text:style-name="Preformatted_20_Text">data/aero/timestep_info/00106/u_ext/00000</text:p>
      <text:p text:style-name="Preformatted_20_Text">data/aero/timestep_info/00106/u_ext/00001</text:p>
      <text:p text:style-name="Preformatted_20_Text">data/aero/timestep_info/00106/u_ext/00002</text:p>
      <text:p text:style-name="Preformatted_20_Text">data/aero/timestep_info/00106/u_ext/00003</text:p>
      <text:p text:style-name="Preformatted_20_Text">data/aero/timestep_info/00106/u_ext/_read_as</text:p>
      <text:p text:style-name="Preformatted_20_Text">data/aero/timestep_info/00106/u_ext_star/00000</text:p>
      <text:p text:style-name="Preformatted_20_Text">data/aero/timestep_info/00106/u_ext_star/00001</text:p>
      <text:p text:style-name="Preformatted_20_Text">data/aero/timestep_info/00106/u_ext_star/00002</text:p>
      <text:p text:style-name="Preformatted_20_Text">data/aero/timestep_info/00106/u_ext_star/00003</text:p>
      <text:p text:style-name="Preformatted_20_Text">data/aero/timestep_info/00106/u_ext_star/_read_as</text:p>
      <text:p text:style-name="Preformatted_20_Text">data/aero/timestep_info/00106/wake_conv_vel/00000</text:p>
      <text:p text:style-name="Preformatted_20_Text">data/aero/timestep_info/00106/wake_conv_vel/00001</text:p>
      <text:p text:style-name="Preformatted_20_Text">data/aero/timestep_info/00106/wake_conv_vel/00002</text:p>
      <text:p text:style-name="Preformatted_20_Text">data/aero/timestep_info/00106/wake_conv_vel/00003</text:p>
      <text:p text:style-name="Preformatted_20_Text">data/aero/timestep_info/00106/wake_conv_vel/_read_as</text:p>
      <text:p text:style-name="Preformatted_20_Text">data/aero/timestep_info/00106/zeta/00000</text:p>
      <text:p text:style-name="Preformatted_20_Text">data/aero/timestep_info/00106/zeta/00001</text:p>
      <text:p text:style-name="Preformatted_20_Text">data/aero/timestep_info/00106/zeta/00002</text:p>
      <text:p text:style-name="Preformatted_20_Text">data/aero/timestep_info/00106/zeta/00003</text:p>
      <text:p text:style-name="Preformatted_20_Text">data/aero/timestep_info/00106/zeta/_read_as</text:p>
      <text:p text:style-name="Preformatted_20_Text">data/aero/timestep_info/00106/zeta_dot/00000</text:p>
      <text:p text:style-name="Preformatted_20_Text">data/aero/timestep_info/00106/zeta_dot/00001</text:p>
      <text:p text:style-name="Preformatted_20_Text">data/aero/timestep_info/00106/zeta_dot/00002</text:p>
      <text:p text:style-name="Preformatted_20_Text">data/aero/timestep_info/00106/zeta_dot/00003</text:p>
      <text:p text:style-name="Preformatted_20_Text">data/aero/timestep_info/00106/zeta_dot/_read_as</text:p>
      <text:p text:style-name="Preformatted_20_Text">data/aero/timestep_info/00106/zeta_star/00000</text:p>
      <text:p text:style-name="Preformatted_20_Text">data/aero/timestep_info/00106/zeta_star/00001</text:p>
      <text:p text:style-name="Preformatted_20_Text">data/aero/timestep_info/00106/zeta_star/00002</text:p>
      <text:p text:style-name="Preformatted_20_Text">data/aero/timestep_info/00106/zeta_star/00003</text:p>
      <text:p text:style-name="Preformatted_20_Text">data/aero/timestep_info/00106/zeta_star/_read_as</text:p>
      <text:p text:style-name="Preformatted_20_Text">data/aero/timestep_info/00107/_read_as</text:p>
      <text:p text:style-name="Preformatted_20_Text">data/aero/timestep_info/00107/body_steady_forces</text:p>
      <text:p text:style-name="Preformatted_20_Text">data/aero/timestep_info/00107/body_unsteady_forces</text:p>
      <text:p text:style-name="Preformatted_20_Text">data/aero/timestep_info/00107/control_surface_deflection</text:p>
      <text:p text:style-name="Preformatted_20_Text">data/aero/timestep_info/00107/ct_dimensions</text:p>
      <text:p text:style-name="Preformatted_20_Text">data/aero/timestep_info/00107/ct_dimensions_star</text:p>
      <text:p text:style-name="Preformatted_20_Text">data/aero/timestep_info/00107/dimensions</text:p>
      <text:p text:style-name="Preformatted_20_Text">data/aero/timestep_info/00107/dimensions_star</text:p>
      <text:p text:style-name="Preformatted_20_Text">data/aero/timestep_info/00107/dist_to_orig/00000</text:p>
      <text:p text:style-name="Preformatted_20_Text">data/aero/timestep_info/00107/dist_to_orig/00001</text:p>
      <text:p text:style-name="Preformatted_20_Text">data/aero/timestep_info/00107/dist_to_orig/00002</text:p>
      <text:p text:style-name="Preformatted_20_Text">data/aero/timestep_info/00107/dist_to_orig/00003</text:p>
      <text:p text:style-name="Preformatted_20_Text">data/aero/timestep_info/00107/dist_to_orig/_read_as</text:p>
      <text:p text:style-name="Preformatted_20_Text">data/aero/timestep_info/00107/dynamic_forces/00000</text:p>
      <text:p text:style-name="Preformatted_20_Text">data/aero/timestep_info/00107/dynamic_forces/00001</text:p>
      <text:p text:style-name="Preformatted_20_Text">data/aero/timestep_info/00107/dynamic_forces/00002</text:p>
      <text:p text:style-name="Preformatted_20_Text">data/aero/timestep_info/00107/dynamic_forces/00003</text:p>
      <text:p text:style-name="Preformatted_20_Text">data/aero/timestep_info/00107/dynamic_forces/_read_as</text:p>
      <text:p text:style-name="Preformatted_20_Text">data/aero/timestep_info/00107/flag_zeta_phantom</text:p>
      <text:p text:style-name="Preformatted_20_Text"><text:soft-page-break/>data/aero/timestep_info/00107/forces/00000</text:p>
      <text:p text:style-name="Preformatted_20_Text">data/aero/timestep_info/00107/forces/00001</text:p>
      <text:p text:style-name="Preformatted_20_Text">data/aero/timestep_info/00107/forces/00002</text:p>
      <text:p text:style-name="Preformatted_20_Text">data/aero/timestep_info/00107/forces/00003</text:p>
      <text:p text:style-name="Preformatted_20_Text">data/aero/timestep_info/00107/forces/_read_as</text:p>
      <text:p text:style-name="Preformatted_20_Text">data/aero/timestep_info/00107/gamma/00000</text:p>
      <text:p text:style-name="Preformatted_20_Text">data/aero/timestep_info/00107/gamma/00001</text:p>
      <text:p text:style-name="Preformatted_20_Text">data/aero/timestep_info/00107/gamma/00002</text:p>
      <text:p text:style-name="Preformatted_20_Text">data/aero/timestep_info/00107/gamma/00003</text:p>
      <text:p text:style-name="Preformatted_20_Text">data/aero/timestep_info/00107/gamma/_read_as</text:p>
      <text:p text:style-name="Preformatted_20_Text">data/aero/timestep_info/00107/gamma_dot/00000</text:p>
      <text:p text:style-name="Preformatted_20_Text">data/aero/timestep_info/00107/gamma_dot/00001</text:p>
      <text:p text:style-name="Preformatted_20_Text">data/aero/timestep_info/00107/gamma_dot/00002</text:p>
      <text:p text:style-name="Preformatted_20_Text">data/aero/timestep_info/00107/gamma_dot/00003</text:p>
      <text:p text:style-name="Preformatted_20_Text">data/aero/timestep_info/00107/gamma_dot/_read_as</text:p>
      <text:p text:style-name="Preformatted_20_Text">data/aero/timestep_info/00107/gamma_star/00000</text:p>
      <text:p text:style-name="Preformatted_20_Text">data/aero/timestep_info/00107/gamma_star/00001</text:p>
      <text:p text:style-name="Preformatted_20_Text">data/aero/timestep_info/00107/gamma_star/00002</text:p>
      <text:p text:style-name="Preformatted_20_Text">data/aero/timestep_info/00107/gamma_star/00003</text:p>
      <text:p text:style-name="Preformatted_20_Text">data/aero/timestep_info/00107/gamma_star/_read_as</text:p>
      <text:p text:style-name="Preformatted_20_Text">data/aero/timestep_info/00107/in_global_AFoR</text:p>
      <text:p text:style-name="Preformatted_20_Text">data/aero/timestep_info/00107/inertial_steady_forces</text:p>
      <text:p text:style-name="Preformatted_20_Text">data/aero/timestep_info/00107/inertial_unsteady_forces</text:p>
      <text:p text:style-name="Preformatted_20_Text">data/aero/timestep_info/00107/n_surf</text:p>
      <text:p text:style-name="Preformatted_20_Text">data/aero/timestep_info/00107/normals/00000</text:p>
      <text:p text:style-name="Preformatted_20_Text">data/aero/timestep_info/00107/normals/00001</text:p>
      <text:p text:style-name="Preformatted_20_Text">data/aero/timestep_info/00107/normals/00002</text:p>
      <text:p text:style-name="Preformatted_20_Text">data/aero/timestep_info/00107/normals/00003</text:p>
      <text:p text:style-name="Preformatted_20_Text">data/aero/timestep_info/00107/normals/_read_as</text:p>
      <text:p text:style-name="Preformatted_20_Text">data/aero/timestep_info/00107/postproc_cell/_read_as</text:p>
      <text:p text:style-name="Preformatted_20_Text">data/aero/timestep_info/00107/postproc_node/_read_as</text:p>
      <text:p text:style-name="Preformatted_20_Text">data/aero/timestep_info/00107/u_ext/00000</text:p>
      <text:p text:style-name="Preformatted_20_Text">data/aero/timestep_info/00107/u_ext/00001</text:p>
      <text:p text:style-name="Preformatted_20_Text">data/aero/timestep_info/00107/u_ext/00002</text:p>
      <text:p text:style-name="Preformatted_20_Text">data/aero/timestep_info/00107/u_ext/00003</text:p>
      <text:p text:style-name="Preformatted_20_Text">data/aero/timestep_info/00107/u_ext/_read_as</text:p>
      <text:p text:style-name="Preformatted_20_Text">data/aero/timestep_info/00107/u_ext_star/00000</text:p>
      <text:p text:style-name="Preformatted_20_Text">data/aero/timestep_info/00107/u_ext_star/00001</text:p>
      <text:p text:style-name="Preformatted_20_Text">data/aero/timestep_info/00107/u_ext_star/00002</text:p>
      <text:p text:style-name="Preformatted_20_Text">data/aero/timestep_info/00107/u_ext_star/00003</text:p>
      <text:p text:style-name="Preformatted_20_Text">data/aero/timestep_info/00107/u_ext_star/_read_as</text:p>
      <text:p text:style-name="Preformatted_20_Text">data/aero/timestep_info/00107/wake_conv_vel/00000</text:p>
      <text:p text:style-name="Preformatted_20_Text">data/aero/timestep_info/00107/wake_conv_vel/00001</text:p>
      <text:p text:style-name="Preformatted_20_Text">data/aero/timestep_info/00107/wake_conv_vel/00002</text:p>
      <text:p text:style-name="Preformatted_20_Text">data/aero/timestep_info/00107/wake_conv_vel/00003</text:p>
      <text:p text:style-name="Preformatted_20_Text">data/aero/timestep_info/00107/wake_conv_vel/_read_as</text:p>
      <text:p text:style-name="Preformatted_20_Text">data/aero/timestep_info/00107/zeta/00000</text:p>
      <text:p text:style-name="Preformatted_20_Text">data/aero/timestep_info/00107/zeta/00001</text:p>
      <text:p text:style-name="Preformatted_20_Text">data/aero/timestep_info/00107/zeta/00002</text:p>
      <text:p text:style-name="Preformatted_20_Text">data/aero/timestep_info/00107/zeta/00003</text:p>
      <text:p text:style-name="Preformatted_20_Text">data/aero/timestep_info/00107/zeta/_read_as</text:p>
      <text:p text:style-name="Preformatted_20_Text">data/aero/timestep_info/00107/zeta_dot/00000</text:p>
      <text:p text:style-name="Preformatted_20_Text">data/aero/timestep_info/00107/zeta_dot/00001</text:p>
      <text:p text:style-name="Preformatted_20_Text">data/aero/timestep_info/00107/zeta_dot/00002</text:p>
      <text:p text:style-name="Preformatted_20_Text">data/aero/timestep_info/00107/zeta_dot/00003</text:p>
      <text:p text:style-name="Preformatted_20_Text">data/aero/timestep_info/00107/zeta_dot/_read_as</text:p>
      <text:p text:style-name="Preformatted_20_Text">data/aero/timestep_info/00107/zeta_star/00000</text:p>
      <text:p text:style-name="Preformatted_20_Text">data/aero/timestep_info/00107/zeta_star/00001</text:p>
      <text:p text:style-name="Preformatted_20_Text">data/aero/timestep_info/00107/zeta_star/00002</text:p>
      <text:p text:style-name="Preformatted_20_Text">data/aero/timestep_info/00107/zeta_star/00003</text:p>
      <text:p text:style-name="Preformatted_20_Text">data/aero/timestep_info/00107/zeta_star/_read_as</text:p>
      <text:p text:style-name="Preformatted_20_Text">data/aero/timestep_info/00108/_read_as</text:p>
      <text:p text:style-name="Preformatted_20_Text">data/aero/timestep_info/00108/body_steady_forces</text:p>
      <text:p text:style-name="Preformatted_20_Text">data/aero/timestep_info/00108/body_unsteady_forces</text:p>
      <text:p text:style-name="Preformatted_20_Text"><text:soft-page-break/>data/aero/timestep_info/00108/control_surface_deflection</text:p>
      <text:p text:style-name="Preformatted_20_Text">data/aero/timestep_info/00108/ct_dimensions</text:p>
      <text:p text:style-name="Preformatted_20_Text">data/aero/timestep_info/00108/ct_dimensions_star</text:p>
      <text:p text:style-name="Preformatted_20_Text">data/aero/timestep_info/00108/dimensions</text:p>
      <text:p text:style-name="Preformatted_20_Text">data/aero/timestep_info/00108/dimensions_star</text:p>
      <text:p text:style-name="Preformatted_20_Text">data/aero/timestep_info/00108/dist_to_orig/00000</text:p>
      <text:p text:style-name="Preformatted_20_Text">data/aero/timestep_info/00108/dist_to_orig/00001</text:p>
      <text:p text:style-name="Preformatted_20_Text">data/aero/timestep_info/00108/dist_to_orig/00002</text:p>
      <text:p text:style-name="Preformatted_20_Text">data/aero/timestep_info/00108/dist_to_orig/00003</text:p>
      <text:p text:style-name="Preformatted_20_Text">data/aero/timestep_info/00108/dist_to_orig/_read_as</text:p>
      <text:p text:style-name="Preformatted_20_Text">data/aero/timestep_info/00108/dynamic_forces/00000</text:p>
      <text:p text:style-name="Preformatted_20_Text">data/aero/timestep_info/00108/dynamic_forces/00001</text:p>
      <text:p text:style-name="Preformatted_20_Text">data/aero/timestep_info/00108/dynamic_forces/00002</text:p>
      <text:p text:style-name="Preformatted_20_Text">data/aero/timestep_info/00108/dynamic_forces/00003</text:p>
      <text:p text:style-name="Preformatted_20_Text">data/aero/timestep_info/00108/dynamic_forces/_read_as</text:p>
      <text:p text:style-name="Preformatted_20_Text">data/aero/timestep_info/00108/flag_zeta_phantom</text:p>
      <text:p text:style-name="Preformatted_20_Text">data/aero/timestep_info/00108/forces/00000</text:p>
      <text:p text:style-name="Preformatted_20_Text">data/aero/timestep_info/00108/forces/00001</text:p>
      <text:p text:style-name="Preformatted_20_Text">data/aero/timestep_info/00108/forces/00002</text:p>
      <text:p text:style-name="Preformatted_20_Text">data/aero/timestep_info/00108/forces/00003</text:p>
      <text:p text:style-name="Preformatted_20_Text">data/aero/timestep_info/00108/forces/_read_as</text:p>
      <text:p text:style-name="Preformatted_20_Text">data/aero/timestep_info/00108/gamma/00000</text:p>
      <text:p text:style-name="Preformatted_20_Text">data/aero/timestep_info/00108/gamma/00001</text:p>
      <text:p text:style-name="Preformatted_20_Text">data/aero/timestep_info/00108/gamma/00002</text:p>
      <text:p text:style-name="Preformatted_20_Text">data/aero/timestep_info/00108/gamma/00003</text:p>
      <text:p text:style-name="Preformatted_20_Text">data/aero/timestep_info/00108/gamma/_read_as</text:p>
      <text:p text:style-name="Preformatted_20_Text">data/aero/timestep_info/00108/gamma_dot/00000</text:p>
      <text:p text:style-name="Preformatted_20_Text">data/aero/timestep_info/00108/gamma_dot/00001</text:p>
      <text:p text:style-name="Preformatted_20_Text">data/aero/timestep_info/00108/gamma_dot/00002</text:p>
      <text:p text:style-name="Preformatted_20_Text">data/aero/timestep_info/00108/gamma_dot/00003</text:p>
      <text:p text:style-name="Preformatted_20_Text">data/aero/timestep_info/00108/gamma_dot/_read_as</text:p>
      <text:p text:style-name="Preformatted_20_Text">data/aero/timestep_info/00108/gamma_star/00000</text:p>
      <text:p text:style-name="Preformatted_20_Text">data/aero/timestep_info/00108/gamma_star/00001</text:p>
      <text:p text:style-name="Preformatted_20_Text">data/aero/timestep_info/00108/gamma_star/00002</text:p>
      <text:p text:style-name="Preformatted_20_Text">data/aero/timestep_info/00108/gamma_star/00003</text:p>
      <text:p text:style-name="Preformatted_20_Text">data/aero/timestep_info/00108/gamma_star/_read_as</text:p>
      <text:p text:style-name="Preformatted_20_Text">data/aero/timestep_info/00108/in_global_AFoR</text:p>
      <text:p text:style-name="Preformatted_20_Text">data/aero/timestep_info/00108/inertial_steady_forces</text:p>
      <text:p text:style-name="Preformatted_20_Text">data/aero/timestep_info/00108/inertial_unsteady_forces</text:p>
      <text:p text:style-name="Preformatted_20_Text">data/aero/timestep_info/00108/n_surf</text:p>
      <text:p text:style-name="Preformatted_20_Text">data/aero/timestep_info/00108/normals/00000</text:p>
      <text:p text:style-name="Preformatted_20_Text">data/aero/timestep_info/00108/normals/00001</text:p>
      <text:p text:style-name="Preformatted_20_Text">data/aero/timestep_info/00108/normals/00002</text:p>
      <text:p text:style-name="Preformatted_20_Text">data/aero/timestep_info/00108/normals/00003</text:p>
      <text:p text:style-name="Preformatted_20_Text">data/aero/timestep_info/00108/normals/_read_as</text:p>
      <text:p text:style-name="Preformatted_20_Text">data/aero/timestep_info/00108/postproc_cell/_read_as</text:p>
      <text:p text:style-name="Preformatted_20_Text">data/aero/timestep_info/00108/postproc_node/_read_as</text:p>
      <text:p text:style-name="Preformatted_20_Text">data/aero/timestep_info/00108/u_ext/00000</text:p>
      <text:p text:style-name="Preformatted_20_Text">data/aero/timestep_info/00108/u_ext/00001</text:p>
      <text:p text:style-name="Preformatted_20_Text">data/aero/timestep_info/00108/u_ext/00002</text:p>
      <text:p text:style-name="Preformatted_20_Text">data/aero/timestep_info/00108/u_ext/00003</text:p>
      <text:p text:style-name="Preformatted_20_Text">data/aero/timestep_info/00108/u_ext/_read_as</text:p>
      <text:p text:style-name="Preformatted_20_Text">data/aero/timestep_info/00108/u_ext_star/00000</text:p>
      <text:p text:style-name="Preformatted_20_Text">data/aero/timestep_info/00108/u_ext_star/00001</text:p>
      <text:p text:style-name="Preformatted_20_Text">data/aero/timestep_info/00108/u_ext_star/00002</text:p>
      <text:p text:style-name="Preformatted_20_Text">data/aero/timestep_info/00108/u_ext_star/00003</text:p>
      <text:p text:style-name="Preformatted_20_Text">data/aero/timestep_info/00108/u_ext_star/_read_as</text:p>
      <text:p text:style-name="Preformatted_20_Text">data/aero/timestep_info/00108/wake_conv_vel/00000</text:p>
      <text:p text:style-name="Preformatted_20_Text">data/aero/timestep_info/00108/wake_conv_vel/00001</text:p>
      <text:p text:style-name="Preformatted_20_Text">data/aero/timestep_info/00108/wake_conv_vel/00002</text:p>
      <text:p text:style-name="Preformatted_20_Text">data/aero/timestep_info/00108/wake_conv_vel/00003</text:p>
      <text:p text:style-name="Preformatted_20_Text">data/aero/timestep_info/00108/wake_conv_vel/_read_as</text:p>
      <text:p text:style-name="Preformatted_20_Text">data/aero/timestep_info/00108/zeta/00000</text:p>
      <text:p text:style-name="Preformatted_20_Text">data/aero/timestep_info/00108/zeta/00001</text:p>
      <text:p text:style-name="Preformatted_20_Text"><text:soft-page-break/>data/aero/timestep_info/00108/zeta/00002</text:p>
      <text:p text:style-name="Preformatted_20_Text">data/aero/timestep_info/00108/zeta/00003</text:p>
      <text:p text:style-name="Preformatted_20_Text">data/aero/timestep_info/00108/zeta/_read_as</text:p>
      <text:p text:style-name="Preformatted_20_Text">data/aero/timestep_info/00108/zeta_dot/00000</text:p>
      <text:p text:style-name="Preformatted_20_Text">data/aero/timestep_info/00108/zeta_dot/00001</text:p>
      <text:p text:style-name="Preformatted_20_Text">data/aero/timestep_info/00108/zeta_dot/00002</text:p>
      <text:p text:style-name="Preformatted_20_Text">data/aero/timestep_info/00108/zeta_dot/00003</text:p>
      <text:p text:style-name="Preformatted_20_Text">data/aero/timestep_info/00108/zeta_dot/_read_as</text:p>
      <text:p text:style-name="Preformatted_20_Text">data/aero/timestep_info/00108/zeta_star/00000</text:p>
      <text:p text:style-name="Preformatted_20_Text">data/aero/timestep_info/00108/zeta_star/00001</text:p>
      <text:p text:style-name="Preformatted_20_Text">data/aero/timestep_info/00108/zeta_star/00002</text:p>
      <text:p text:style-name="Preformatted_20_Text">data/aero/timestep_info/00108/zeta_star/00003</text:p>
      <text:p text:style-name="Preformatted_20_Text">data/aero/timestep_info/00108/zeta_star/_read_as</text:p>
      <text:p text:style-name="Preformatted_20_Text">data/aero/timestep_info/00109/_read_as</text:p>
      <text:p text:style-name="Preformatted_20_Text">data/aero/timestep_info/00109/body_steady_forces</text:p>
      <text:p text:style-name="Preformatted_20_Text">data/aero/timestep_info/00109/body_unsteady_forces</text:p>
      <text:p text:style-name="Preformatted_20_Text">data/aero/timestep_info/00109/control_surface_deflection</text:p>
      <text:p text:style-name="Preformatted_20_Text">data/aero/timestep_info/00109/ct_dimensions</text:p>
      <text:p text:style-name="Preformatted_20_Text">data/aero/timestep_info/00109/ct_dimensions_star</text:p>
      <text:p text:style-name="Preformatted_20_Text">data/aero/timestep_info/00109/dimensions</text:p>
      <text:p text:style-name="Preformatted_20_Text">data/aero/timestep_info/00109/dimensions_star</text:p>
      <text:p text:style-name="Preformatted_20_Text">data/aero/timestep_info/00109/dist_to_orig/00000</text:p>
      <text:p text:style-name="Preformatted_20_Text">data/aero/timestep_info/00109/dist_to_orig/00001</text:p>
      <text:p text:style-name="Preformatted_20_Text">data/aero/timestep_info/00109/dist_to_orig/00002</text:p>
      <text:p text:style-name="Preformatted_20_Text">data/aero/timestep_info/00109/dist_to_orig/00003</text:p>
      <text:p text:style-name="Preformatted_20_Text">data/aero/timestep_info/00109/dist_to_orig/_read_as</text:p>
      <text:p text:style-name="Preformatted_20_Text">data/aero/timestep_info/00109/dynamic_forces/00000</text:p>
      <text:p text:style-name="Preformatted_20_Text">data/aero/timestep_info/00109/dynamic_forces/00001</text:p>
      <text:p text:style-name="Preformatted_20_Text">data/aero/timestep_info/00109/dynamic_forces/00002</text:p>
      <text:p text:style-name="Preformatted_20_Text">data/aero/timestep_info/00109/dynamic_forces/00003</text:p>
      <text:p text:style-name="Preformatted_20_Text">data/aero/timestep_info/00109/dynamic_forces/_read_as</text:p>
      <text:p text:style-name="Preformatted_20_Text">data/aero/timestep_info/00109/flag_zeta_phantom</text:p>
      <text:p text:style-name="Preformatted_20_Text">data/aero/timestep_info/00109/forces/00000</text:p>
      <text:p text:style-name="Preformatted_20_Text">data/aero/timestep_info/00109/forces/00001</text:p>
      <text:p text:style-name="Preformatted_20_Text">data/aero/timestep_info/00109/forces/00002</text:p>
      <text:p text:style-name="Preformatted_20_Text">data/aero/timestep_info/00109/forces/00003</text:p>
      <text:p text:style-name="Preformatted_20_Text">data/aero/timestep_info/00109/forces/_read_as</text:p>
      <text:p text:style-name="Preformatted_20_Text">data/aero/timestep_info/00109/gamma/00000</text:p>
      <text:p text:style-name="Preformatted_20_Text">data/aero/timestep_info/00109/gamma/00001</text:p>
      <text:p text:style-name="Preformatted_20_Text">data/aero/timestep_info/00109/gamma/00002</text:p>
      <text:p text:style-name="Preformatted_20_Text">data/aero/timestep_info/00109/gamma/00003</text:p>
      <text:p text:style-name="Preformatted_20_Text">data/aero/timestep_info/00109/gamma/_read_as</text:p>
      <text:p text:style-name="Preformatted_20_Text">data/aero/timestep_info/00109/gamma_dot/00000</text:p>
      <text:p text:style-name="Preformatted_20_Text">data/aero/timestep_info/00109/gamma_dot/00001</text:p>
      <text:p text:style-name="Preformatted_20_Text">data/aero/timestep_info/00109/gamma_dot/00002</text:p>
      <text:p text:style-name="Preformatted_20_Text">data/aero/timestep_info/00109/gamma_dot/00003</text:p>
      <text:p text:style-name="Preformatted_20_Text">data/aero/timestep_info/00109/gamma_dot/_read_as</text:p>
      <text:p text:style-name="Preformatted_20_Text">data/aero/timestep_info/00109/gamma_star/00000</text:p>
      <text:p text:style-name="Preformatted_20_Text">data/aero/timestep_info/00109/gamma_star/00001</text:p>
      <text:p text:style-name="Preformatted_20_Text">data/aero/timestep_info/00109/gamma_star/00002</text:p>
      <text:p text:style-name="Preformatted_20_Text">data/aero/timestep_info/00109/gamma_star/00003</text:p>
      <text:p text:style-name="Preformatted_20_Text">data/aero/timestep_info/00109/gamma_star/_read_as</text:p>
      <text:p text:style-name="Preformatted_20_Text">data/aero/timestep_info/00109/in_global_AFoR</text:p>
      <text:p text:style-name="Preformatted_20_Text">data/aero/timestep_info/00109/inertial_steady_forces</text:p>
      <text:p text:style-name="Preformatted_20_Text">data/aero/timestep_info/00109/inertial_unsteady_forces</text:p>
      <text:p text:style-name="Preformatted_20_Text">data/aero/timestep_info/00109/n_surf</text:p>
      <text:p text:style-name="Preformatted_20_Text">data/aero/timestep_info/00109/normals/00000</text:p>
      <text:p text:style-name="Preformatted_20_Text">data/aero/timestep_info/00109/normals/00001</text:p>
      <text:p text:style-name="Preformatted_20_Text">data/aero/timestep_info/00109/normals/00002</text:p>
      <text:p text:style-name="Preformatted_20_Text">data/aero/timestep_info/00109/normals/00003</text:p>
      <text:p text:style-name="Preformatted_20_Text">data/aero/timestep_info/00109/normals/_read_as</text:p>
      <text:p text:style-name="Preformatted_20_Text">data/aero/timestep_info/00109/postproc_cell/_read_as</text:p>
      <text:p text:style-name="Preformatted_20_Text">data/aero/timestep_info/00109/postproc_node/_read_as</text:p>
      <text:p text:style-name="Preformatted_20_Text">data/aero/timestep_info/00109/u_ext/00000</text:p>
      <text:p text:style-name="Preformatted_20_Text"><text:soft-page-break/>data/aero/timestep_info/00109/u_ext/00001</text:p>
      <text:p text:style-name="Preformatted_20_Text">data/aero/timestep_info/00109/u_ext/00002</text:p>
      <text:p text:style-name="Preformatted_20_Text">data/aero/timestep_info/00109/u_ext/00003</text:p>
      <text:p text:style-name="Preformatted_20_Text">data/aero/timestep_info/00109/u_ext/_read_as</text:p>
      <text:p text:style-name="Preformatted_20_Text">data/aero/timestep_info/00109/u_ext_star/00000</text:p>
      <text:p text:style-name="Preformatted_20_Text">data/aero/timestep_info/00109/u_ext_star/00001</text:p>
      <text:p text:style-name="Preformatted_20_Text">data/aero/timestep_info/00109/u_ext_star/00002</text:p>
      <text:p text:style-name="Preformatted_20_Text">data/aero/timestep_info/00109/u_ext_star/00003</text:p>
      <text:p text:style-name="Preformatted_20_Text">data/aero/timestep_info/00109/u_ext_star/_read_as</text:p>
      <text:p text:style-name="Preformatted_20_Text">data/aero/timestep_info/00109/wake_conv_vel/00000</text:p>
      <text:p text:style-name="Preformatted_20_Text">data/aero/timestep_info/00109/wake_conv_vel/00001</text:p>
      <text:p text:style-name="Preformatted_20_Text">data/aero/timestep_info/00109/wake_conv_vel/00002</text:p>
      <text:p text:style-name="Preformatted_20_Text">data/aero/timestep_info/00109/wake_conv_vel/00003</text:p>
      <text:p text:style-name="Preformatted_20_Text">data/aero/timestep_info/00109/wake_conv_vel/_read_as</text:p>
      <text:p text:style-name="Preformatted_20_Text">data/aero/timestep_info/00109/zeta/00000</text:p>
      <text:p text:style-name="Preformatted_20_Text">data/aero/timestep_info/00109/zeta/00001</text:p>
      <text:p text:style-name="Preformatted_20_Text">data/aero/timestep_info/00109/zeta/00002</text:p>
      <text:p text:style-name="Preformatted_20_Text">data/aero/timestep_info/00109/zeta/00003</text:p>
      <text:p text:style-name="Preformatted_20_Text">data/aero/timestep_info/00109/zeta/_read_as</text:p>
      <text:p text:style-name="Preformatted_20_Text">data/aero/timestep_info/00109/zeta_dot/00000</text:p>
      <text:p text:style-name="Preformatted_20_Text">data/aero/timestep_info/00109/zeta_dot/00001</text:p>
      <text:p text:style-name="Preformatted_20_Text">data/aero/timestep_info/00109/zeta_dot/00002</text:p>
      <text:p text:style-name="Preformatted_20_Text">data/aero/timestep_info/00109/zeta_dot/00003</text:p>
      <text:p text:style-name="Preformatted_20_Text">data/aero/timestep_info/00109/zeta_dot/_read_as</text:p>
      <text:p text:style-name="Preformatted_20_Text">data/aero/timestep_info/00109/zeta_star/00000</text:p>
      <text:p text:style-name="Preformatted_20_Text">data/aero/timestep_info/00109/zeta_star/00001</text:p>
      <text:p text:style-name="Preformatted_20_Text">data/aero/timestep_info/00109/zeta_star/00002</text:p>
      <text:p text:style-name="Preformatted_20_Text">data/aero/timestep_info/00109/zeta_star/00003</text:p>
      <text:p text:style-name="Preformatted_20_Text">data/aero/timestep_info/00109/zeta_star/_read_as</text:p>
      <text:p text:style-name="Preformatted_20_Text">data/aero/timestep_info/00110/_read_as</text:p>
      <text:p text:style-name="Preformatted_20_Text">data/aero/timestep_info/00110/body_steady_forces</text:p>
      <text:p text:style-name="Preformatted_20_Text">data/aero/timestep_info/00110/body_unsteady_forces</text:p>
      <text:p text:style-name="Preformatted_20_Text">data/aero/timestep_info/00110/control_surface_deflection</text:p>
      <text:p text:style-name="Preformatted_20_Text">data/aero/timestep_info/00110/ct_dimensions</text:p>
      <text:p text:style-name="Preformatted_20_Text">data/aero/timestep_info/00110/ct_dimensions_star</text:p>
      <text:p text:style-name="Preformatted_20_Text">data/aero/timestep_info/00110/dimensions</text:p>
      <text:p text:style-name="Preformatted_20_Text">data/aero/timestep_info/00110/dimensions_star</text:p>
      <text:p text:style-name="Preformatted_20_Text">data/aero/timestep_info/00110/dist_to_orig/00000</text:p>
      <text:p text:style-name="Preformatted_20_Text">data/aero/timestep_info/00110/dist_to_orig/00001</text:p>
      <text:p text:style-name="Preformatted_20_Text">data/aero/timestep_info/00110/dist_to_orig/00002</text:p>
      <text:p text:style-name="Preformatted_20_Text">data/aero/timestep_info/00110/dist_to_orig/00003</text:p>
      <text:p text:style-name="Preformatted_20_Text">data/aero/timestep_info/00110/dist_to_orig/_read_as</text:p>
      <text:p text:style-name="Preformatted_20_Text">data/aero/timestep_info/00110/dynamic_forces/00000</text:p>
      <text:p text:style-name="Preformatted_20_Text">data/aero/timestep_info/00110/dynamic_forces/00001</text:p>
      <text:p text:style-name="Preformatted_20_Text">data/aero/timestep_info/00110/dynamic_forces/00002</text:p>
      <text:p text:style-name="Preformatted_20_Text">data/aero/timestep_info/00110/dynamic_forces/00003</text:p>
      <text:p text:style-name="Preformatted_20_Text">data/aero/timestep_info/00110/dynamic_forces/_read_as</text:p>
      <text:p text:style-name="Preformatted_20_Text">data/aero/timestep_info/00110/flag_zeta_phantom</text:p>
      <text:p text:style-name="Preformatted_20_Text">data/aero/timestep_info/00110/forces/00000</text:p>
      <text:p text:style-name="Preformatted_20_Text">data/aero/timestep_info/00110/forces/00001</text:p>
      <text:p text:style-name="Preformatted_20_Text">data/aero/timestep_info/00110/forces/00002</text:p>
      <text:p text:style-name="Preformatted_20_Text">data/aero/timestep_info/00110/forces/00003</text:p>
      <text:p text:style-name="Preformatted_20_Text">data/aero/timestep_info/00110/forces/_read_as</text:p>
      <text:p text:style-name="Preformatted_20_Text">data/aero/timestep_info/00110/gamma/00000</text:p>
      <text:p text:style-name="Preformatted_20_Text">data/aero/timestep_info/00110/gamma/00001</text:p>
      <text:p text:style-name="Preformatted_20_Text">data/aero/timestep_info/00110/gamma/00002</text:p>
      <text:p text:style-name="Preformatted_20_Text">data/aero/timestep_info/00110/gamma/00003</text:p>
      <text:p text:style-name="Preformatted_20_Text">data/aero/timestep_info/00110/gamma/_read_as</text:p>
      <text:p text:style-name="Preformatted_20_Text">data/aero/timestep_info/00110/gamma_dot/00000</text:p>
      <text:p text:style-name="Preformatted_20_Text">data/aero/timestep_info/00110/gamma_dot/00001</text:p>
      <text:p text:style-name="Preformatted_20_Text">data/aero/timestep_info/00110/gamma_dot/00002</text:p>
      <text:p text:style-name="Preformatted_20_Text">data/aero/timestep_info/00110/gamma_dot/00003</text:p>
      <text:p text:style-name="Preformatted_20_Text">data/aero/timestep_info/00110/gamma_dot/_read_as</text:p>
      <text:p text:style-name="Preformatted_20_Text">data/aero/timestep_info/00110/gamma_star/00000</text:p>
      <text:p text:style-name="Preformatted_20_Text"><text:soft-page-break/>data/aero/timestep_info/00110/gamma_star/00001</text:p>
      <text:p text:style-name="Preformatted_20_Text">data/aero/timestep_info/00110/gamma_star/00002</text:p>
      <text:p text:style-name="Preformatted_20_Text">data/aero/timestep_info/00110/gamma_star/00003</text:p>
      <text:p text:style-name="Preformatted_20_Text">data/aero/timestep_info/00110/gamma_star/_read_as</text:p>
      <text:p text:style-name="Preformatted_20_Text">data/aero/timestep_info/00110/in_global_AFoR</text:p>
      <text:p text:style-name="Preformatted_20_Text">data/aero/timestep_info/00110/inertial_steady_forces</text:p>
      <text:p text:style-name="Preformatted_20_Text">data/aero/timestep_info/00110/inertial_unsteady_forces</text:p>
      <text:p text:style-name="Preformatted_20_Text">data/aero/timestep_info/00110/n_surf</text:p>
      <text:p text:style-name="Preformatted_20_Text">data/aero/timestep_info/00110/normals/00000</text:p>
      <text:p text:style-name="Preformatted_20_Text">data/aero/timestep_info/00110/normals/00001</text:p>
      <text:p text:style-name="Preformatted_20_Text">data/aero/timestep_info/00110/normals/00002</text:p>
      <text:p text:style-name="Preformatted_20_Text">data/aero/timestep_info/00110/normals/00003</text:p>
      <text:p text:style-name="Preformatted_20_Text">data/aero/timestep_info/00110/normals/_read_as</text:p>
      <text:p text:style-name="Preformatted_20_Text">data/aero/timestep_info/00110/postproc_cell/_read_as</text:p>
      <text:p text:style-name="Preformatted_20_Text">data/aero/timestep_info/00110/postproc_node/_read_as</text:p>
      <text:p text:style-name="Preformatted_20_Text">data/aero/timestep_info/00110/u_ext/00000</text:p>
      <text:p text:style-name="Preformatted_20_Text">data/aero/timestep_info/00110/u_ext/00001</text:p>
      <text:p text:style-name="Preformatted_20_Text">data/aero/timestep_info/00110/u_ext/00002</text:p>
      <text:p text:style-name="Preformatted_20_Text">data/aero/timestep_info/00110/u_ext/00003</text:p>
      <text:p text:style-name="Preformatted_20_Text">data/aero/timestep_info/00110/u_ext/_read_as</text:p>
      <text:p text:style-name="Preformatted_20_Text">data/aero/timestep_info/00110/u_ext_star/00000</text:p>
      <text:p text:style-name="Preformatted_20_Text">data/aero/timestep_info/00110/u_ext_star/00001</text:p>
      <text:p text:style-name="Preformatted_20_Text">data/aero/timestep_info/00110/u_ext_star/00002</text:p>
      <text:p text:style-name="Preformatted_20_Text">data/aero/timestep_info/00110/u_ext_star/00003</text:p>
      <text:p text:style-name="Preformatted_20_Text">data/aero/timestep_info/00110/u_ext_star/_read_as</text:p>
      <text:p text:style-name="Preformatted_20_Text">data/aero/timestep_info/00110/wake_conv_vel/00000</text:p>
      <text:p text:style-name="Preformatted_20_Text">data/aero/timestep_info/00110/wake_conv_vel/00001</text:p>
      <text:p text:style-name="Preformatted_20_Text">data/aero/timestep_info/00110/wake_conv_vel/00002</text:p>
      <text:p text:style-name="Preformatted_20_Text">data/aero/timestep_info/00110/wake_conv_vel/00003</text:p>
      <text:p text:style-name="Preformatted_20_Text">data/aero/timestep_info/00110/wake_conv_vel/_read_as</text:p>
      <text:p text:style-name="Preformatted_20_Text">data/aero/timestep_info/00110/zeta/00000</text:p>
      <text:p text:style-name="Preformatted_20_Text">data/aero/timestep_info/00110/zeta/00001</text:p>
      <text:p text:style-name="Preformatted_20_Text">data/aero/timestep_info/00110/zeta/00002</text:p>
      <text:p text:style-name="Preformatted_20_Text">data/aero/timestep_info/00110/zeta/00003</text:p>
      <text:p text:style-name="Preformatted_20_Text">data/aero/timestep_info/00110/zeta/_read_as</text:p>
      <text:p text:style-name="Preformatted_20_Text">data/aero/timestep_info/00110/zeta_dot/00000</text:p>
      <text:p text:style-name="Preformatted_20_Text">data/aero/timestep_info/00110/zeta_dot/00001</text:p>
      <text:p text:style-name="Preformatted_20_Text">data/aero/timestep_info/00110/zeta_dot/00002</text:p>
      <text:p text:style-name="Preformatted_20_Text">data/aero/timestep_info/00110/zeta_dot/00003</text:p>
      <text:p text:style-name="Preformatted_20_Text">data/aero/timestep_info/00110/zeta_dot/_read_as</text:p>
      <text:p text:style-name="Preformatted_20_Text">data/aero/timestep_info/00110/zeta_star/00000</text:p>
      <text:p text:style-name="Preformatted_20_Text">data/aero/timestep_info/00110/zeta_star/00001</text:p>
      <text:p text:style-name="Preformatted_20_Text">data/aero/timestep_info/00110/zeta_star/00002</text:p>
      <text:p text:style-name="Preformatted_20_Text">data/aero/timestep_info/00110/zeta_star/00003</text:p>
      <text:p text:style-name="Preformatted_20_Text">data/aero/timestep_info/00110/zeta_star/_read_as</text:p>
      <text:p text:style-name="Preformatted_20_Text">data/aero/timestep_info/00111/_read_as</text:p>
      <text:p text:style-name="Preformatted_20_Text">data/aero/timestep_info/00111/body_steady_forces</text:p>
      <text:p text:style-name="Preformatted_20_Text">data/aero/timestep_info/00111/body_unsteady_forces</text:p>
      <text:p text:style-name="Preformatted_20_Text">data/aero/timestep_info/00111/control_surface_deflection</text:p>
      <text:p text:style-name="Preformatted_20_Text">data/aero/timestep_info/00111/ct_dimensions</text:p>
      <text:p text:style-name="Preformatted_20_Text">data/aero/timestep_info/00111/ct_dimensions_star</text:p>
      <text:p text:style-name="Preformatted_20_Text">data/aero/timestep_info/00111/dimensions</text:p>
      <text:p text:style-name="Preformatted_20_Text">data/aero/timestep_info/00111/dimensions_star</text:p>
      <text:p text:style-name="Preformatted_20_Text">data/aero/timestep_info/00111/dist_to_orig/00000</text:p>
      <text:p text:style-name="Preformatted_20_Text">data/aero/timestep_info/00111/dist_to_orig/00001</text:p>
      <text:p text:style-name="Preformatted_20_Text">data/aero/timestep_info/00111/dist_to_orig/00002</text:p>
      <text:p text:style-name="Preformatted_20_Text">data/aero/timestep_info/00111/dist_to_orig/00003</text:p>
      <text:p text:style-name="Preformatted_20_Text">data/aero/timestep_info/00111/dist_to_orig/_read_as</text:p>
      <text:p text:style-name="Preformatted_20_Text">data/aero/timestep_info/00111/dynamic_forces/00000</text:p>
      <text:p text:style-name="Preformatted_20_Text">data/aero/timestep_info/00111/dynamic_forces/00001</text:p>
      <text:p text:style-name="Preformatted_20_Text">data/aero/timestep_info/00111/dynamic_forces/00002</text:p>
      <text:p text:style-name="Preformatted_20_Text">data/aero/timestep_info/00111/dynamic_forces/00003</text:p>
      <text:p text:style-name="Preformatted_20_Text">data/aero/timestep_info/00111/dynamic_forces/_read_as</text:p>
      <text:p text:style-name="Preformatted_20_Text">data/aero/timestep_info/00111/flag_zeta_phantom</text:p>
      <text:p text:style-name="Preformatted_20_Text"><text:soft-page-break/>data/aero/timestep_info/00111/forces/00000</text:p>
      <text:p text:style-name="Preformatted_20_Text">data/aero/timestep_info/00111/forces/00001</text:p>
      <text:p text:style-name="Preformatted_20_Text">data/aero/timestep_info/00111/forces/00002</text:p>
      <text:p text:style-name="Preformatted_20_Text">data/aero/timestep_info/00111/forces/00003</text:p>
      <text:p text:style-name="Preformatted_20_Text">data/aero/timestep_info/00111/forces/_read_as</text:p>
      <text:p text:style-name="Preformatted_20_Text">data/aero/timestep_info/00111/gamma/00000</text:p>
      <text:p text:style-name="Preformatted_20_Text">data/aero/timestep_info/00111/gamma/00001</text:p>
      <text:p text:style-name="Preformatted_20_Text">data/aero/timestep_info/00111/gamma/00002</text:p>
      <text:p text:style-name="Preformatted_20_Text">data/aero/timestep_info/00111/gamma/00003</text:p>
      <text:p text:style-name="Preformatted_20_Text">data/aero/timestep_info/00111/gamma/_read_as</text:p>
      <text:p text:style-name="Preformatted_20_Text">data/aero/timestep_info/00111/gamma_dot/00000</text:p>
      <text:p text:style-name="Preformatted_20_Text">data/aero/timestep_info/00111/gamma_dot/00001</text:p>
      <text:p text:style-name="Preformatted_20_Text">data/aero/timestep_info/00111/gamma_dot/00002</text:p>
      <text:p text:style-name="Preformatted_20_Text">data/aero/timestep_info/00111/gamma_dot/00003</text:p>
      <text:p text:style-name="Preformatted_20_Text">data/aero/timestep_info/00111/gamma_dot/_read_as</text:p>
      <text:p text:style-name="Preformatted_20_Text">data/aero/timestep_info/00111/gamma_star/00000</text:p>
      <text:p text:style-name="Preformatted_20_Text">data/aero/timestep_info/00111/gamma_star/00001</text:p>
      <text:p text:style-name="Preformatted_20_Text">data/aero/timestep_info/00111/gamma_star/00002</text:p>
      <text:p text:style-name="Preformatted_20_Text">data/aero/timestep_info/00111/gamma_star/00003</text:p>
      <text:p text:style-name="Preformatted_20_Text">data/aero/timestep_info/00111/gamma_star/_read_as</text:p>
      <text:p text:style-name="Preformatted_20_Text">data/aero/timestep_info/00111/in_global_AFoR</text:p>
      <text:p text:style-name="Preformatted_20_Text">data/aero/timestep_info/00111/inertial_steady_forces</text:p>
      <text:p text:style-name="Preformatted_20_Text">data/aero/timestep_info/00111/inertial_unsteady_forces</text:p>
      <text:p text:style-name="Preformatted_20_Text">data/aero/timestep_info/00111/n_surf</text:p>
      <text:p text:style-name="Preformatted_20_Text">data/aero/timestep_info/00111/normals/00000</text:p>
      <text:p text:style-name="Preformatted_20_Text">data/aero/timestep_info/00111/normals/00001</text:p>
      <text:p text:style-name="Preformatted_20_Text">data/aero/timestep_info/00111/normals/00002</text:p>
      <text:p text:style-name="Preformatted_20_Text">data/aero/timestep_info/00111/normals/00003</text:p>
      <text:p text:style-name="Preformatted_20_Text">data/aero/timestep_info/00111/normals/_read_as</text:p>
      <text:p text:style-name="Preformatted_20_Text">data/aero/timestep_info/00111/postproc_cell/_read_as</text:p>
      <text:p text:style-name="Preformatted_20_Text">data/aero/timestep_info/00111/postproc_node/_read_as</text:p>
      <text:p text:style-name="Preformatted_20_Text">data/aero/timestep_info/00111/u_ext/00000</text:p>
      <text:p text:style-name="Preformatted_20_Text">data/aero/timestep_info/00111/u_ext/00001</text:p>
      <text:p text:style-name="Preformatted_20_Text">data/aero/timestep_info/00111/u_ext/00002</text:p>
      <text:p text:style-name="Preformatted_20_Text">data/aero/timestep_info/00111/u_ext/00003</text:p>
      <text:p text:style-name="Preformatted_20_Text">data/aero/timestep_info/00111/u_ext/_read_as</text:p>
      <text:p text:style-name="Preformatted_20_Text">data/aero/timestep_info/00111/u_ext_star/00000</text:p>
      <text:p text:style-name="Preformatted_20_Text">data/aero/timestep_info/00111/u_ext_star/00001</text:p>
      <text:p text:style-name="Preformatted_20_Text">data/aero/timestep_info/00111/u_ext_star/00002</text:p>
      <text:p text:style-name="Preformatted_20_Text">data/aero/timestep_info/00111/u_ext_star/00003</text:p>
      <text:p text:style-name="Preformatted_20_Text">data/aero/timestep_info/00111/u_ext_star/_read_as</text:p>
      <text:p text:style-name="Preformatted_20_Text">data/aero/timestep_info/00111/wake_conv_vel/00000</text:p>
      <text:p text:style-name="Preformatted_20_Text">data/aero/timestep_info/00111/wake_conv_vel/00001</text:p>
      <text:p text:style-name="Preformatted_20_Text">data/aero/timestep_info/00111/wake_conv_vel/00002</text:p>
      <text:p text:style-name="Preformatted_20_Text">data/aero/timestep_info/00111/wake_conv_vel/00003</text:p>
      <text:p text:style-name="Preformatted_20_Text">data/aero/timestep_info/00111/wake_conv_vel/_read_as</text:p>
      <text:p text:style-name="Preformatted_20_Text">data/aero/timestep_info/00111/zeta/00000</text:p>
      <text:p text:style-name="Preformatted_20_Text">data/aero/timestep_info/00111/zeta/00001</text:p>
      <text:p text:style-name="Preformatted_20_Text">data/aero/timestep_info/00111/zeta/00002</text:p>
      <text:p text:style-name="Preformatted_20_Text">data/aero/timestep_info/00111/zeta/00003</text:p>
      <text:p text:style-name="Preformatted_20_Text">data/aero/timestep_info/00111/zeta/_read_as</text:p>
      <text:p text:style-name="Preformatted_20_Text">data/aero/timestep_info/00111/zeta_dot/00000</text:p>
      <text:p text:style-name="Preformatted_20_Text">data/aero/timestep_info/00111/zeta_dot/00001</text:p>
      <text:p text:style-name="Preformatted_20_Text">data/aero/timestep_info/00111/zeta_dot/00002</text:p>
      <text:p text:style-name="Preformatted_20_Text">data/aero/timestep_info/00111/zeta_dot/00003</text:p>
      <text:p text:style-name="Preformatted_20_Text">data/aero/timestep_info/00111/zeta_dot/_read_as</text:p>
      <text:p text:style-name="Preformatted_20_Text">data/aero/timestep_info/00111/zeta_star/00000</text:p>
      <text:p text:style-name="Preformatted_20_Text">data/aero/timestep_info/00111/zeta_star/00001</text:p>
      <text:p text:style-name="Preformatted_20_Text">data/aero/timestep_info/00111/zeta_star/00002</text:p>
      <text:p text:style-name="Preformatted_20_Text">data/aero/timestep_info/00111/zeta_star/00003</text:p>
      <text:p text:style-name="Preformatted_20_Text">data/aero/timestep_info/00111/zeta_star/_read_as</text:p>
      <text:p text:style-name="Preformatted_20_Text">data/aero/timestep_info/00112/_read_as</text:p>
      <text:p text:style-name="Preformatted_20_Text">data/aero/timestep_info/00112/body_steady_forces</text:p>
      <text:p text:style-name="Preformatted_20_Text">data/aero/timestep_info/00112/body_unsteady_forces</text:p>
      <text:p text:style-name="Preformatted_20_Text"><text:soft-page-break/>data/aero/timestep_info/00112/control_surface_deflection</text:p>
      <text:p text:style-name="Preformatted_20_Text">data/aero/timestep_info/00112/ct_dimensions</text:p>
      <text:p text:style-name="Preformatted_20_Text">data/aero/timestep_info/00112/ct_dimensions_star</text:p>
      <text:p text:style-name="Preformatted_20_Text">data/aero/timestep_info/00112/dimensions</text:p>
      <text:p text:style-name="Preformatted_20_Text">data/aero/timestep_info/00112/dimensions_star</text:p>
      <text:p text:style-name="Preformatted_20_Text">data/aero/timestep_info/00112/dist_to_orig/00000</text:p>
      <text:p text:style-name="Preformatted_20_Text">data/aero/timestep_info/00112/dist_to_orig/00001</text:p>
      <text:p text:style-name="Preformatted_20_Text">data/aero/timestep_info/00112/dist_to_orig/00002</text:p>
      <text:p text:style-name="Preformatted_20_Text">data/aero/timestep_info/00112/dist_to_orig/00003</text:p>
      <text:p text:style-name="Preformatted_20_Text">data/aero/timestep_info/00112/dist_to_orig/_read_as</text:p>
      <text:p text:style-name="Preformatted_20_Text">data/aero/timestep_info/00112/dynamic_forces/00000</text:p>
      <text:p text:style-name="Preformatted_20_Text">data/aero/timestep_info/00112/dynamic_forces/00001</text:p>
      <text:p text:style-name="Preformatted_20_Text">data/aero/timestep_info/00112/dynamic_forces/00002</text:p>
      <text:p text:style-name="Preformatted_20_Text">data/aero/timestep_info/00112/dynamic_forces/00003</text:p>
      <text:p text:style-name="Preformatted_20_Text">data/aero/timestep_info/00112/dynamic_forces/_read_as</text:p>
      <text:p text:style-name="Preformatted_20_Text">data/aero/timestep_info/00112/flag_zeta_phantom</text:p>
      <text:p text:style-name="Preformatted_20_Text">data/aero/timestep_info/00112/forces/00000</text:p>
      <text:p text:style-name="Preformatted_20_Text">data/aero/timestep_info/00112/forces/00001</text:p>
      <text:p text:style-name="Preformatted_20_Text">data/aero/timestep_info/00112/forces/00002</text:p>
      <text:p text:style-name="Preformatted_20_Text">data/aero/timestep_info/00112/forces/00003</text:p>
      <text:p text:style-name="Preformatted_20_Text">data/aero/timestep_info/00112/forces/_read_as</text:p>
      <text:p text:style-name="Preformatted_20_Text">data/aero/timestep_info/00112/gamma/00000</text:p>
      <text:p text:style-name="Preformatted_20_Text">data/aero/timestep_info/00112/gamma/00001</text:p>
      <text:p text:style-name="Preformatted_20_Text">data/aero/timestep_info/00112/gamma/00002</text:p>
      <text:p text:style-name="Preformatted_20_Text">data/aero/timestep_info/00112/gamma/00003</text:p>
      <text:p text:style-name="Preformatted_20_Text">data/aero/timestep_info/00112/gamma/_read_as</text:p>
      <text:p text:style-name="Preformatted_20_Text">data/aero/timestep_info/00112/gamma_dot/00000</text:p>
      <text:p text:style-name="Preformatted_20_Text">data/aero/timestep_info/00112/gamma_dot/00001</text:p>
      <text:p text:style-name="Preformatted_20_Text">data/aero/timestep_info/00112/gamma_dot/00002</text:p>
      <text:p text:style-name="Preformatted_20_Text">data/aero/timestep_info/00112/gamma_dot/00003</text:p>
      <text:p text:style-name="Preformatted_20_Text">data/aero/timestep_info/00112/gamma_dot/_read_as</text:p>
      <text:p text:style-name="Preformatted_20_Text">data/aero/timestep_info/00112/gamma_star/00000</text:p>
      <text:p text:style-name="Preformatted_20_Text">data/aero/timestep_info/00112/gamma_star/00001</text:p>
      <text:p text:style-name="Preformatted_20_Text">data/aero/timestep_info/00112/gamma_star/00002</text:p>
      <text:p text:style-name="Preformatted_20_Text">data/aero/timestep_info/00112/gamma_star/00003</text:p>
      <text:p text:style-name="Preformatted_20_Text">data/aero/timestep_info/00112/gamma_star/_read_as</text:p>
      <text:p text:style-name="Preformatted_20_Text">data/aero/timestep_info/00112/in_global_AFoR</text:p>
      <text:p text:style-name="Preformatted_20_Text">data/aero/timestep_info/00112/inertial_steady_forces</text:p>
      <text:p text:style-name="Preformatted_20_Text">data/aero/timestep_info/00112/inertial_unsteady_forces</text:p>
      <text:p text:style-name="Preformatted_20_Text">data/aero/timestep_info/00112/n_surf</text:p>
      <text:p text:style-name="Preformatted_20_Text">data/aero/timestep_info/00112/normals/00000</text:p>
      <text:p text:style-name="Preformatted_20_Text">data/aero/timestep_info/00112/normals/00001</text:p>
      <text:p text:style-name="Preformatted_20_Text">data/aero/timestep_info/00112/normals/00002</text:p>
      <text:p text:style-name="Preformatted_20_Text">data/aero/timestep_info/00112/normals/00003</text:p>
      <text:p text:style-name="Preformatted_20_Text">data/aero/timestep_info/00112/normals/_read_as</text:p>
      <text:p text:style-name="Preformatted_20_Text">data/aero/timestep_info/00112/postproc_cell/_read_as</text:p>
      <text:p text:style-name="Preformatted_20_Text">data/aero/timestep_info/00112/postproc_node/_read_as</text:p>
      <text:p text:style-name="Preformatted_20_Text">data/aero/timestep_info/00112/u_ext/00000</text:p>
      <text:p text:style-name="Preformatted_20_Text">data/aero/timestep_info/00112/u_ext/00001</text:p>
      <text:p text:style-name="Preformatted_20_Text">data/aero/timestep_info/00112/u_ext/00002</text:p>
      <text:p text:style-name="Preformatted_20_Text">data/aero/timestep_info/00112/u_ext/00003</text:p>
      <text:p text:style-name="Preformatted_20_Text">data/aero/timestep_info/00112/u_ext/_read_as</text:p>
      <text:p text:style-name="Preformatted_20_Text">data/aero/timestep_info/00112/u_ext_star/00000</text:p>
      <text:p text:style-name="Preformatted_20_Text">data/aero/timestep_info/00112/u_ext_star/00001</text:p>
      <text:p text:style-name="Preformatted_20_Text">data/aero/timestep_info/00112/u_ext_star/00002</text:p>
      <text:p text:style-name="Preformatted_20_Text">data/aero/timestep_info/00112/u_ext_star/00003</text:p>
      <text:p text:style-name="Preformatted_20_Text">data/aero/timestep_info/00112/u_ext_star/_read_as</text:p>
      <text:p text:style-name="Preformatted_20_Text">data/aero/timestep_info/00112/wake_conv_vel/00000</text:p>
      <text:p text:style-name="Preformatted_20_Text">data/aero/timestep_info/00112/wake_conv_vel/00001</text:p>
      <text:p text:style-name="Preformatted_20_Text">data/aero/timestep_info/00112/wake_conv_vel/00002</text:p>
      <text:p text:style-name="Preformatted_20_Text">data/aero/timestep_info/00112/wake_conv_vel/00003</text:p>
      <text:p text:style-name="Preformatted_20_Text">data/aero/timestep_info/00112/wake_conv_vel/_read_as</text:p>
      <text:p text:style-name="Preformatted_20_Text">data/aero/timestep_info/00112/zeta/00000</text:p>
      <text:p text:style-name="Preformatted_20_Text">data/aero/timestep_info/00112/zeta/00001</text:p>
      <text:p text:style-name="Preformatted_20_Text"><text:soft-page-break/>data/aero/timestep_info/00112/zeta/00002</text:p>
      <text:p text:style-name="Preformatted_20_Text">data/aero/timestep_info/00112/zeta/00003</text:p>
      <text:p text:style-name="Preformatted_20_Text">data/aero/timestep_info/00112/zeta/_read_as</text:p>
      <text:p text:style-name="Preformatted_20_Text">data/aero/timestep_info/00112/zeta_dot/00000</text:p>
      <text:p text:style-name="Preformatted_20_Text">data/aero/timestep_info/00112/zeta_dot/00001</text:p>
      <text:p text:style-name="Preformatted_20_Text">data/aero/timestep_info/00112/zeta_dot/00002</text:p>
      <text:p text:style-name="Preformatted_20_Text">data/aero/timestep_info/00112/zeta_dot/00003</text:p>
      <text:p text:style-name="Preformatted_20_Text">data/aero/timestep_info/00112/zeta_dot/_read_as</text:p>
      <text:p text:style-name="Preformatted_20_Text">data/aero/timestep_info/00112/zeta_star/00000</text:p>
      <text:p text:style-name="Preformatted_20_Text">data/aero/timestep_info/00112/zeta_star/00001</text:p>
      <text:p text:style-name="Preformatted_20_Text">data/aero/timestep_info/00112/zeta_star/00002</text:p>
      <text:p text:style-name="Preformatted_20_Text">data/aero/timestep_info/00112/zeta_star/00003</text:p>
      <text:p text:style-name="Preformatted_20_Text">data/aero/timestep_info/00112/zeta_star/_read_as</text:p>
      <text:p text:style-name="Preformatted_20_Text">data/aero/timestep_info/00113/_read_as</text:p>
      <text:p text:style-name="Preformatted_20_Text">data/aero/timestep_info/00113/body_steady_forces</text:p>
      <text:p text:style-name="Preformatted_20_Text">data/aero/timestep_info/00113/body_unsteady_forces</text:p>
      <text:p text:style-name="Preformatted_20_Text">data/aero/timestep_info/00113/control_surface_deflection</text:p>
      <text:p text:style-name="Preformatted_20_Text">data/aero/timestep_info/00113/ct_dimensions</text:p>
      <text:p text:style-name="Preformatted_20_Text">data/aero/timestep_info/00113/ct_dimensions_star</text:p>
      <text:p text:style-name="Preformatted_20_Text">data/aero/timestep_info/00113/dimensions</text:p>
      <text:p text:style-name="Preformatted_20_Text">data/aero/timestep_info/00113/dimensions_star</text:p>
      <text:p text:style-name="Preformatted_20_Text">data/aero/timestep_info/00113/dist_to_orig/00000</text:p>
      <text:p text:style-name="Preformatted_20_Text">data/aero/timestep_info/00113/dist_to_orig/00001</text:p>
      <text:p text:style-name="Preformatted_20_Text">data/aero/timestep_info/00113/dist_to_orig/00002</text:p>
      <text:p text:style-name="Preformatted_20_Text">data/aero/timestep_info/00113/dist_to_orig/00003</text:p>
      <text:p text:style-name="Preformatted_20_Text">data/aero/timestep_info/00113/dist_to_orig/_read_as</text:p>
      <text:p text:style-name="Preformatted_20_Text">data/aero/timestep_info/00113/dynamic_forces/00000</text:p>
      <text:p text:style-name="Preformatted_20_Text">data/aero/timestep_info/00113/dynamic_forces/00001</text:p>
      <text:p text:style-name="Preformatted_20_Text">data/aero/timestep_info/00113/dynamic_forces/00002</text:p>
      <text:p text:style-name="Preformatted_20_Text">data/aero/timestep_info/00113/dynamic_forces/00003</text:p>
      <text:p text:style-name="Preformatted_20_Text">data/aero/timestep_info/00113/dynamic_forces/_read_as</text:p>
      <text:p text:style-name="Preformatted_20_Text">data/aero/timestep_info/00113/flag_zeta_phantom</text:p>
      <text:p text:style-name="Preformatted_20_Text">data/aero/timestep_info/00113/forces/00000</text:p>
      <text:p text:style-name="Preformatted_20_Text">data/aero/timestep_info/00113/forces/00001</text:p>
      <text:p text:style-name="Preformatted_20_Text">data/aero/timestep_info/00113/forces/00002</text:p>
      <text:p text:style-name="Preformatted_20_Text">data/aero/timestep_info/00113/forces/00003</text:p>
      <text:p text:style-name="Preformatted_20_Text">data/aero/timestep_info/00113/forces/_read_as</text:p>
      <text:p text:style-name="Preformatted_20_Text">data/aero/timestep_info/00113/gamma/00000</text:p>
      <text:p text:style-name="Preformatted_20_Text">data/aero/timestep_info/00113/gamma/00001</text:p>
      <text:p text:style-name="Preformatted_20_Text">data/aero/timestep_info/00113/gamma/00002</text:p>
      <text:p text:style-name="Preformatted_20_Text">data/aero/timestep_info/00113/gamma/00003</text:p>
      <text:p text:style-name="Preformatted_20_Text">data/aero/timestep_info/00113/gamma/_read_as</text:p>
      <text:p text:style-name="Preformatted_20_Text">data/aero/timestep_info/00113/gamma_dot/00000</text:p>
      <text:p text:style-name="Preformatted_20_Text">data/aero/timestep_info/00113/gamma_dot/00001</text:p>
      <text:p text:style-name="Preformatted_20_Text">data/aero/timestep_info/00113/gamma_dot/00002</text:p>
      <text:p text:style-name="Preformatted_20_Text">data/aero/timestep_info/00113/gamma_dot/00003</text:p>
      <text:p text:style-name="Preformatted_20_Text">data/aero/timestep_info/00113/gamma_dot/_read_as</text:p>
      <text:p text:style-name="Preformatted_20_Text">data/aero/timestep_info/00113/gamma_star/00000</text:p>
      <text:p text:style-name="Preformatted_20_Text">data/aero/timestep_info/00113/gamma_star/00001</text:p>
      <text:p text:style-name="Preformatted_20_Text">data/aero/timestep_info/00113/gamma_star/00002</text:p>
      <text:p text:style-name="Preformatted_20_Text">data/aero/timestep_info/00113/gamma_star/00003</text:p>
      <text:p text:style-name="Preformatted_20_Text">data/aero/timestep_info/00113/gamma_star/_read_as</text:p>
      <text:p text:style-name="Preformatted_20_Text">data/aero/timestep_info/00113/in_global_AFoR</text:p>
      <text:p text:style-name="Preformatted_20_Text">data/aero/timestep_info/00113/inertial_steady_forces</text:p>
      <text:p text:style-name="Preformatted_20_Text">data/aero/timestep_info/00113/inertial_unsteady_forces</text:p>
      <text:p text:style-name="Preformatted_20_Text">data/aero/timestep_info/00113/n_surf</text:p>
      <text:p text:style-name="Preformatted_20_Text">data/aero/timestep_info/00113/normals/00000</text:p>
      <text:p text:style-name="Preformatted_20_Text">data/aero/timestep_info/00113/normals/00001</text:p>
      <text:p text:style-name="Preformatted_20_Text">data/aero/timestep_info/00113/normals/00002</text:p>
      <text:p text:style-name="Preformatted_20_Text">data/aero/timestep_info/00113/normals/00003</text:p>
      <text:p text:style-name="Preformatted_20_Text">data/aero/timestep_info/00113/normals/_read_as</text:p>
      <text:p text:style-name="Preformatted_20_Text">data/aero/timestep_info/00113/postproc_cell/_read_as</text:p>
      <text:p text:style-name="Preformatted_20_Text">data/aero/timestep_info/00113/postproc_node/_read_as</text:p>
      <text:p text:style-name="Preformatted_20_Text">data/aero/timestep_info/00113/u_ext/00000</text:p>
      <text:p text:style-name="Preformatted_20_Text"><text:soft-page-break/>data/aero/timestep_info/00113/u_ext/00001</text:p>
      <text:p text:style-name="Preformatted_20_Text">data/aero/timestep_info/00113/u_ext/00002</text:p>
      <text:p text:style-name="Preformatted_20_Text">data/aero/timestep_info/00113/u_ext/00003</text:p>
      <text:p text:style-name="Preformatted_20_Text">data/aero/timestep_info/00113/u_ext/_read_as</text:p>
      <text:p text:style-name="Preformatted_20_Text">data/aero/timestep_info/00113/u_ext_star/00000</text:p>
      <text:p text:style-name="Preformatted_20_Text">data/aero/timestep_info/00113/u_ext_star/00001</text:p>
      <text:p text:style-name="Preformatted_20_Text">data/aero/timestep_info/00113/u_ext_star/00002</text:p>
      <text:p text:style-name="Preformatted_20_Text">data/aero/timestep_info/00113/u_ext_star/00003</text:p>
      <text:p text:style-name="Preformatted_20_Text">data/aero/timestep_info/00113/u_ext_star/_read_as</text:p>
      <text:p text:style-name="Preformatted_20_Text">data/aero/timestep_info/00113/wake_conv_vel/00000</text:p>
      <text:p text:style-name="Preformatted_20_Text">data/aero/timestep_info/00113/wake_conv_vel/00001</text:p>
      <text:p text:style-name="Preformatted_20_Text">data/aero/timestep_info/00113/wake_conv_vel/00002</text:p>
      <text:p text:style-name="Preformatted_20_Text">data/aero/timestep_info/00113/wake_conv_vel/00003</text:p>
      <text:p text:style-name="Preformatted_20_Text">data/aero/timestep_info/00113/wake_conv_vel/_read_as</text:p>
      <text:p text:style-name="Preformatted_20_Text">data/aero/timestep_info/00113/zeta/00000</text:p>
      <text:p text:style-name="Preformatted_20_Text">data/aero/timestep_info/00113/zeta/00001</text:p>
      <text:p text:style-name="Preformatted_20_Text">data/aero/timestep_info/00113/zeta/00002</text:p>
      <text:p text:style-name="Preformatted_20_Text">data/aero/timestep_info/00113/zeta/00003</text:p>
      <text:p text:style-name="Preformatted_20_Text">data/aero/timestep_info/00113/zeta/_read_as</text:p>
      <text:p text:style-name="Preformatted_20_Text">data/aero/timestep_info/00113/zeta_dot/00000</text:p>
      <text:p text:style-name="Preformatted_20_Text">data/aero/timestep_info/00113/zeta_dot/00001</text:p>
      <text:p text:style-name="Preformatted_20_Text">data/aero/timestep_info/00113/zeta_dot/00002</text:p>
      <text:p text:style-name="Preformatted_20_Text">data/aero/timestep_info/00113/zeta_dot/00003</text:p>
      <text:p text:style-name="Preformatted_20_Text">data/aero/timestep_info/00113/zeta_dot/_read_as</text:p>
      <text:p text:style-name="Preformatted_20_Text">data/aero/timestep_info/00113/zeta_star/00000</text:p>
      <text:p text:style-name="Preformatted_20_Text">data/aero/timestep_info/00113/zeta_star/00001</text:p>
      <text:p text:style-name="Preformatted_20_Text">data/aero/timestep_info/00113/zeta_star/00002</text:p>
      <text:p text:style-name="Preformatted_20_Text">data/aero/timestep_info/00113/zeta_star/00003</text:p>
      <text:p text:style-name="Preformatted_20_Text">data/aero/timestep_info/00113/zeta_star/_read_as</text:p>
      <text:p text:style-name="Preformatted_20_Text">data/aero/timestep_info/00114/_read_as</text:p>
      <text:p text:style-name="Preformatted_20_Text">data/aero/timestep_info/00114/body_steady_forces</text:p>
      <text:p text:style-name="Preformatted_20_Text">data/aero/timestep_info/00114/body_unsteady_forces</text:p>
      <text:p text:style-name="Preformatted_20_Text">data/aero/timestep_info/00114/control_surface_deflection</text:p>
      <text:p text:style-name="Preformatted_20_Text">data/aero/timestep_info/00114/ct_dimensions</text:p>
      <text:p text:style-name="Preformatted_20_Text">data/aero/timestep_info/00114/ct_dimensions_star</text:p>
      <text:p text:style-name="Preformatted_20_Text">data/aero/timestep_info/00114/dimensions</text:p>
      <text:p text:style-name="Preformatted_20_Text">data/aero/timestep_info/00114/dimensions_star</text:p>
      <text:p text:style-name="Preformatted_20_Text">data/aero/timestep_info/00114/dist_to_orig/00000</text:p>
      <text:p text:style-name="Preformatted_20_Text">data/aero/timestep_info/00114/dist_to_orig/00001</text:p>
      <text:p text:style-name="Preformatted_20_Text">data/aero/timestep_info/00114/dist_to_orig/00002</text:p>
      <text:p text:style-name="Preformatted_20_Text">data/aero/timestep_info/00114/dist_to_orig/00003</text:p>
      <text:p text:style-name="Preformatted_20_Text">data/aero/timestep_info/00114/dist_to_orig/_read_as</text:p>
      <text:p text:style-name="Preformatted_20_Text">data/aero/timestep_info/00114/dynamic_forces/00000</text:p>
      <text:p text:style-name="Preformatted_20_Text">data/aero/timestep_info/00114/dynamic_forces/00001</text:p>
      <text:p text:style-name="Preformatted_20_Text">data/aero/timestep_info/00114/dynamic_forces/00002</text:p>
      <text:p text:style-name="Preformatted_20_Text">data/aero/timestep_info/00114/dynamic_forces/00003</text:p>
      <text:p text:style-name="Preformatted_20_Text">data/aero/timestep_info/00114/dynamic_forces/_read_as</text:p>
      <text:p text:style-name="Preformatted_20_Text">data/aero/timestep_info/00114/flag_zeta_phantom</text:p>
      <text:p text:style-name="Preformatted_20_Text">data/aero/timestep_info/00114/forces/00000</text:p>
      <text:p text:style-name="Preformatted_20_Text">data/aero/timestep_info/00114/forces/00001</text:p>
      <text:p text:style-name="Preformatted_20_Text">data/aero/timestep_info/00114/forces/00002</text:p>
      <text:p text:style-name="Preformatted_20_Text">data/aero/timestep_info/00114/forces/00003</text:p>
      <text:p text:style-name="Preformatted_20_Text">data/aero/timestep_info/00114/forces/_read_as</text:p>
      <text:p text:style-name="Preformatted_20_Text">data/aero/timestep_info/00114/gamma/00000</text:p>
      <text:p text:style-name="Preformatted_20_Text">data/aero/timestep_info/00114/gamma/00001</text:p>
      <text:p text:style-name="Preformatted_20_Text">data/aero/timestep_info/00114/gamma/00002</text:p>
      <text:p text:style-name="Preformatted_20_Text">data/aero/timestep_info/00114/gamma/00003</text:p>
      <text:p text:style-name="Preformatted_20_Text">data/aero/timestep_info/00114/gamma/_read_as</text:p>
      <text:p text:style-name="Preformatted_20_Text">data/aero/timestep_info/00114/gamma_dot/00000</text:p>
      <text:p text:style-name="Preformatted_20_Text">data/aero/timestep_info/00114/gamma_dot/00001</text:p>
      <text:p text:style-name="Preformatted_20_Text">data/aero/timestep_info/00114/gamma_dot/00002</text:p>
      <text:p text:style-name="Preformatted_20_Text">data/aero/timestep_info/00114/gamma_dot/00003</text:p>
      <text:p text:style-name="Preformatted_20_Text">data/aero/timestep_info/00114/gamma_dot/_read_as</text:p>
      <text:p text:style-name="Preformatted_20_Text">data/aero/timestep_info/00114/gamma_star/00000</text:p>
      <text:p text:style-name="Preformatted_20_Text"><text:soft-page-break/>data/aero/timestep_info/00114/gamma_star/00001</text:p>
      <text:p text:style-name="Preformatted_20_Text">data/aero/timestep_info/00114/gamma_star/00002</text:p>
      <text:p text:style-name="Preformatted_20_Text">data/aero/timestep_info/00114/gamma_star/00003</text:p>
      <text:p text:style-name="Preformatted_20_Text">data/aero/timestep_info/00114/gamma_star/_read_as</text:p>
      <text:p text:style-name="Preformatted_20_Text">data/aero/timestep_info/00114/in_global_AFoR</text:p>
      <text:p text:style-name="Preformatted_20_Text">data/aero/timestep_info/00114/inertial_steady_forces</text:p>
      <text:p text:style-name="Preformatted_20_Text">data/aero/timestep_info/00114/inertial_unsteady_forces</text:p>
      <text:p text:style-name="Preformatted_20_Text">data/aero/timestep_info/00114/n_surf</text:p>
      <text:p text:style-name="Preformatted_20_Text">data/aero/timestep_info/00114/normals/00000</text:p>
      <text:p text:style-name="Preformatted_20_Text">data/aero/timestep_info/00114/normals/00001</text:p>
      <text:p text:style-name="Preformatted_20_Text">data/aero/timestep_info/00114/normals/00002</text:p>
      <text:p text:style-name="Preformatted_20_Text">data/aero/timestep_info/00114/normals/00003</text:p>
      <text:p text:style-name="Preformatted_20_Text">data/aero/timestep_info/00114/normals/_read_as</text:p>
      <text:p text:style-name="Preformatted_20_Text">data/aero/timestep_info/00114/postproc_cell/_read_as</text:p>
      <text:p text:style-name="Preformatted_20_Text">data/aero/timestep_info/00114/postproc_node/_read_as</text:p>
      <text:p text:style-name="Preformatted_20_Text">data/aero/timestep_info/00114/u_ext/00000</text:p>
      <text:p text:style-name="Preformatted_20_Text">data/aero/timestep_info/00114/u_ext/00001</text:p>
      <text:p text:style-name="Preformatted_20_Text">data/aero/timestep_info/00114/u_ext/00002</text:p>
      <text:p text:style-name="Preformatted_20_Text">data/aero/timestep_info/00114/u_ext/00003</text:p>
      <text:p text:style-name="Preformatted_20_Text">data/aero/timestep_info/00114/u_ext/_read_as</text:p>
      <text:p text:style-name="Preformatted_20_Text">data/aero/timestep_info/00114/u_ext_star/00000</text:p>
      <text:p text:style-name="Preformatted_20_Text">data/aero/timestep_info/00114/u_ext_star/00001</text:p>
      <text:p text:style-name="Preformatted_20_Text">data/aero/timestep_info/00114/u_ext_star/00002</text:p>
      <text:p text:style-name="Preformatted_20_Text">data/aero/timestep_info/00114/u_ext_star/00003</text:p>
      <text:p text:style-name="Preformatted_20_Text">data/aero/timestep_info/00114/u_ext_star/_read_as</text:p>
      <text:p text:style-name="Preformatted_20_Text">data/aero/timestep_info/00114/wake_conv_vel/00000</text:p>
      <text:p text:style-name="Preformatted_20_Text">data/aero/timestep_info/00114/wake_conv_vel/00001</text:p>
      <text:p text:style-name="Preformatted_20_Text">data/aero/timestep_info/00114/wake_conv_vel/00002</text:p>
      <text:p text:style-name="Preformatted_20_Text">data/aero/timestep_info/00114/wake_conv_vel/00003</text:p>
      <text:p text:style-name="Preformatted_20_Text">data/aero/timestep_info/00114/wake_conv_vel/_read_as</text:p>
      <text:p text:style-name="Preformatted_20_Text">data/aero/timestep_info/00114/zeta/00000</text:p>
      <text:p text:style-name="Preformatted_20_Text">data/aero/timestep_info/00114/zeta/00001</text:p>
      <text:p text:style-name="Preformatted_20_Text">data/aero/timestep_info/00114/zeta/00002</text:p>
      <text:p text:style-name="Preformatted_20_Text">data/aero/timestep_info/00114/zeta/00003</text:p>
      <text:p text:style-name="Preformatted_20_Text">data/aero/timestep_info/00114/zeta/_read_as</text:p>
      <text:p text:style-name="Preformatted_20_Text">data/aero/timestep_info/00114/zeta_dot/00000</text:p>
      <text:p text:style-name="Preformatted_20_Text">data/aero/timestep_info/00114/zeta_dot/00001</text:p>
      <text:p text:style-name="Preformatted_20_Text">data/aero/timestep_info/00114/zeta_dot/00002</text:p>
      <text:p text:style-name="Preformatted_20_Text">data/aero/timestep_info/00114/zeta_dot/00003</text:p>
      <text:p text:style-name="Preformatted_20_Text">data/aero/timestep_info/00114/zeta_dot/_read_as</text:p>
      <text:p text:style-name="Preformatted_20_Text">data/aero/timestep_info/00114/zeta_star/00000</text:p>
      <text:p text:style-name="Preformatted_20_Text">data/aero/timestep_info/00114/zeta_star/00001</text:p>
      <text:p text:style-name="Preformatted_20_Text">data/aero/timestep_info/00114/zeta_star/00002</text:p>
      <text:p text:style-name="Preformatted_20_Text">data/aero/timestep_info/00114/zeta_star/00003</text:p>
      <text:p text:style-name="Preformatted_20_Text">data/aero/timestep_info/00114/zeta_star/_read_as</text:p>
      <text:p text:style-name="Preformatted_20_Text">data/aero/timestep_info/00115/_read_as</text:p>
      <text:p text:style-name="Preformatted_20_Text">data/aero/timestep_info/00115/body_steady_forces</text:p>
      <text:p text:style-name="Preformatted_20_Text">data/aero/timestep_info/00115/body_unsteady_forces</text:p>
      <text:p text:style-name="Preformatted_20_Text">data/aero/timestep_info/00115/control_surface_deflection</text:p>
      <text:p text:style-name="Preformatted_20_Text">data/aero/timestep_info/00115/ct_dimensions</text:p>
      <text:p text:style-name="Preformatted_20_Text">data/aero/timestep_info/00115/ct_dimensions_star</text:p>
      <text:p text:style-name="Preformatted_20_Text">data/aero/timestep_info/00115/dimensions</text:p>
      <text:p text:style-name="Preformatted_20_Text">data/aero/timestep_info/00115/dimensions_star</text:p>
      <text:p text:style-name="Preformatted_20_Text">data/aero/timestep_info/00115/dist_to_orig/00000</text:p>
      <text:p text:style-name="Preformatted_20_Text">data/aero/timestep_info/00115/dist_to_orig/00001</text:p>
      <text:p text:style-name="Preformatted_20_Text">data/aero/timestep_info/00115/dist_to_orig/00002</text:p>
      <text:p text:style-name="Preformatted_20_Text">data/aero/timestep_info/00115/dist_to_orig/00003</text:p>
      <text:p text:style-name="Preformatted_20_Text">data/aero/timestep_info/00115/dist_to_orig/_read_as</text:p>
      <text:p text:style-name="Preformatted_20_Text">data/aero/timestep_info/00115/dynamic_forces/00000</text:p>
      <text:p text:style-name="Preformatted_20_Text">data/aero/timestep_info/00115/dynamic_forces/00001</text:p>
      <text:p text:style-name="Preformatted_20_Text">data/aero/timestep_info/00115/dynamic_forces/00002</text:p>
      <text:p text:style-name="Preformatted_20_Text">data/aero/timestep_info/00115/dynamic_forces/00003</text:p>
      <text:p text:style-name="Preformatted_20_Text">data/aero/timestep_info/00115/dynamic_forces/_read_as</text:p>
      <text:p text:style-name="Preformatted_20_Text">data/aero/timestep_info/00115/flag_zeta_phantom</text:p>
      <text:p text:style-name="Preformatted_20_Text"><text:soft-page-break/>data/aero/timestep_info/00115/forces/00000</text:p>
      <text:p text:style-name="Preformatted_20_Text">data/aero/timestep_info/00115/forces/00001</text:p>
      <text:p text:style-name="Preformatted_20_Text">data/aero/timestep_info/00115/forces/00002</text:p>
      <text:p text:style-name="Preformatted_20_Text">data/aero/timestep_info/00115/forces/00003</text:p>
      <text:p text:style-name="Preformatted_20_Text">data/aero/timestep_info/00115/forces/_read_as</text:p>
      <text:p text:style-name="Preformatted_20_Text">data/aero/timestep_info/00115/gamma/00000</text:p>
      <text:p text:style-name="Preformatted_20_Text">data/aero/timestep_info/00115/gamma/00001</text:p>
      <text:p text:style-name="Preformatted_20_Text">data/aero/timestep_info/00115/gamma/00002</text:p>
      <text:p text:style-name="Preformatted_20_Text">data/aero/timestep_info/00115/gamma/00003</text:p>
      <text:p text:style-name="Preformatted_20_Text">data/aero/timestep_info/00115/gamma/_read_as</text:p>
      <text:p text:style-name="Preformatted_20_Text">data/aero/timestep_info/00115/gamma_dot/00000</text:p>
      <text:p text:style-name="Preformatted_20_Text">data/aero/timestep_info/00115/gamma_dot/00001</text:p>
      <text:p text:style-name="Preformatted_20_Text">data/aero/timestep_info/00115/gamma_dot/00002</text:p>
      <text:p text:style-name="Preformatted_20_Text">data/aero/timestep_info/00115/gamma_dot/00003</text:p>
      <text:p text:style-name="Preformatted_20_Text">data/aero/timestep_info/00115/gamma_dot/_read_as</text:p>
      <text:p text:style-name="Preformatted_20_Text">data/aero/timestep_info/00115/gamma_star/00000</text:p>
      <text:p text:style-name="Preformatted_20_Text">data/aero/timestep_info/00115/gamma_star/00001</text:p>
      <text:p text:style-name="Preformatted_20_Text">data/aero/timestep_info/00115/gamma_star/00002</text:p>
      <text:p text:style-name="Preformatted_20_Text">data/aero/timestep_info/00115/gamma_star/00003</text:p>
      <text:p text:style-name="Preformatted_20_Text">data/aero/timestep_info/00115/gamma_star/_read_as</text:p>
      <text:p text:style-name="Preformatted_20_Text">data/aero/timestep_info/00115/in_global_AFoR</text:p>
      <text:p text:style-name="Preformatted_20_Text">data/aero/timestep_info/00115/inertial_steady_forces</text:p>
      <text:p text:style-name="Preformatted_20_Text">data/aero/timestep_info/00115/inertial_unsteady_forces</text:p>
      <text:p text:style-name="Preformatted_20_Text">data/aero/timestep_info/00115/n_surf</text:p>
      <text:p text:style-name="Preformatted_20_Text">data/aero/timestep_info/00115/normals/00000</text:p>
      <text:p text:style-name="Preformatted_20_Text">data/aero/timestep_info/00115/normals/00001</text:p>
      <text:p text:style-name="Preformatted_20_Text">data/aero/timestep_info/00115/normals/00002</text:p>
      <text:p text:style-name="Preformatted_20_Text">data/aero/timestep_info/00115/normals/00003</text:p>
      <text:p text:style-name="Preformatted_20_Text">data/aero/timestep_info/00115/normals/_read_as</text:p>
      <text:p text:style-name="Preformatted_20_Text">data/aero/timestep_info/00115/postproc_cell/_read_as</text:p>
      <text:p text:style-name="Preformatted_20_Text">data/aero/timestep_info/00115/postproc_node/_read_as</text:p>
      <text:p text:style-name="Preformatted_20_Text">data/aero/timestep_info/00115/u_ext/00000</text:p>
      <text:p text:style-name="Preformatted_20_Text">data/aero/timestep_info/00115/u_ext/00001</text:p>
      <text:p text:style-name="Preformatted_20_Text">data/aero/timestep_info/00115/u_ext/00002</text:p>
      <text:p text:style-name="Preformatted_20_Text">data/aero/timestep_info/00115/u_ext/00003</text:p>
      <text:p text:style-name="Preformatted_20_Text">data/aero/timestep_info/00115/u_ext/_read_as</text:p>
      <text:p text:style-name="Preformatted_20_Text">data/aero/timestep_info/00115/u_ext_star/00000</text:p>
      <text:p text:style-name="Preformatted_20_Text">data/aero/timestep_info/00115/u_ext_star/00001</text:p>
      <text:p text:style-name="Preformatted_20_Text">data/aero/timestep_info/00115/u_ext_star/00002</text:p>
      <text:p text:style-name="Preformatted_20_Text">data/aero/timestep_info/00115/u_ext_star/00003</text:p>
      <text:p text:style-name="Preformatted_20_Text">data/aero/timestep_info/00115/u_ext_star/_read_as</text:p>
      <text:p text:style-name="Preformatted_20_Text">data/aero/timestep_info/00115/wake_conv_vel/00000</text:p>
      <text:p text:style-name="Preformatted_20_Text">data/aero/timestep_info/00115/wake_conv_vel/00001</text:p>
      <text:p text:style-name="Preformatted_20_Text">data/aero/timestep_info/00115/wake_conv_vel/00002</text:p>
      <text:p text:style-name="Preformatted_20_Text">data/aero/timestep_info/00115/wake_conv_vel/00003</text:p>
      <text:p text:style-name="Preformatted_20_Text">data/aero/timestep_info/00115/wake_conv_vel/_read_as</text:p>
      <text:p text:style-name="Preformatted_20_Text">data/aero/timestep_info/00115/zeta/00000</text:p>
      <text:p text:style-name="Preformatted_20_Text">data/aero/timestep_info/00115/zeta/00001</text:p>
      <text:p text:style-name="Preformatted_20_Text">data/aero/timestep_info/00115/zeta/00002</text:p>
      <text:p text:style-name="Preformatted_20_Text">data/aero/timestep_info/00115/zeta/00003</text:p>
      <text:p text:style-name="Preformatted_20_Text">data/aero/timestep_info/00115/zeta/_read_as</text:p>
      <text:p text:style-name="Preformatted_20_Text">data/aero/timestep_info/00115/zeta_dot/00000</text:p>
      <text:p text:style-name="Preformatted_20_Text">data/aero/timestep_info/00115/zeta_dot/00001</text:p>
      <text:p text:style-name="Preformatted_20_Text">data/aero/timestep_info/00115/zeta_dot/00002</text:p>
      <text:p text:style-name="Preformatted_20_Text">data/aero/timestep_info/00115/zeta_dot/00003</text:p>
      <text:p text:style-name="Preformatted_20_Text">data/aero/timestep_info/00115/zeta_dot/_read_as</text:p>
      <text:p text:style-name="Preformatted_20_Text">data/aero/timestep_info/00115/zeta_star/00000</text:p>
      <text:p text:style-name="Preformatted_20_Text">data/aero/timestep_info/00115/zeta_star/00001</text:p>
      <text:p text:style-name="Preformatted_20_Text">data/aero/timestep_info/00115/zeta_star/00002</text:p>
      <text:p text:style-name="Preformatted_20_Text">data/aero/timestep_info/00115/zeta_star/00003</text:p>
      <text:p text:style-name="Preformatted_20_Text">data/aero/timestep_info/00115/zeta_star/_read_as</text:p>
      <text:p text:style-name="Preformatted_20_Text">data/aero/timestep_info/00116/_read_as</text:p>
      <text:p text:style-name="Preformatted_20_Text">data/aero/timestep_info/00116/body_steady_forces</text:p>
      <text:p text:style-name="Preformatted_20_Text">data/aero/timestep_info/00116/body_unsteady_forces</text:p>
      <text:p text:style-name="Preformatted_20_Text"><text:soft-page-break/>data/aero/timestep_info/00116/control_surface_deflection</text:p>
      <text:p text:style-name="Preformatted_20_Text">data/aero/timestep_info/00116/ct_dimensions</text:p>
      <text:p text:style-name="Preformatted_20_Text">data/aero/timestep_info/00116/ct_dimensions_star</text:p>
      <text:p text:style-name="Preformatted_20_Text">data/aero/timestep_info/00116/dimensions</text:p>
      <text:p text:style-name="Preformatted_20_Text">data/aero/timestep_info/00116/dimensions_star</text:p>
      <text:p text:style-name="Preformatted_20_Text">data/aero/timestep_info/00116/dist_to_orig/00000</text:p>
      <text:p text:style-name="Preformatted_20_Text">data/aero/timestep_info/00116/dist_to_orig/00001</text:p>
      <text:p text:style-name="Preformatted_20_Text">data/aero/timestep_info/00116/dist_to_orig/00002</text:p>
      <text:p text:style-name="Preformatted_20_Text">data/aero/timestep_info/00116/dist_to_orig/00003</text:p>
      <text:p text:style-name="Preformatted_20_Text">data/aero/timestep_info/00116/dist_to_orig/_read_as</text:p>
      <text:p text:style-name="Preformatted_20_Text">data/aero/timestep_info/00116/dynamic_forces/00000</text:p>
      <text:p text:style-name="Preformatted_20_Text">data/aero/timestep_info/00116/dynamic_forces/00001</text:p>
      <text:p text:style-name="Preformatted_20_Text">data/aero/timestep_info/00116/dynamic_forces/00002</text:p>
      <text:p text:style-name="Preformatted_20_Text">data/aero/timestep_info/00116/dynamic_forces/00003</text:p>
      <text:p text:style-name="Preformatted_20_Text">data/aero/timestep_info/00116/dynamic_forces/_read_as</text:p>
      <text:p text:style-name="Preformatted_20_Text">data/aero/timestep_info/00116/flag_zeta_phantom</text:p>
      <text:p text:style-name="Preformatted_20_Text">data/aero/timestep_info/00116/forces/00000</text:p>
      <text:p text:style-name="Preformatted_20_Text">data/aero/timestep_info/00116/forces/00001</text:p>
      <text:p text:style-name="Preformatted_20_Text">data/aero/timestep_info/00116/forces/00002</text:p>
      <text:p text:style-name="Preformatted_20_Text">data/aero/timestep_info/00116/forces/00003</text:p>
      <text:p text:style-name="Preformatted_20_Text">data/aero/timestep_info/00116/forces/_read_as</text:p>
      <text:p text:style-name="Preformatted_20_Text">data/aero/timestep_info/00116/gamma/00000</text:p>
      <text:p text:style-name="Preformatted_20_Text">data/aero/timestep_info/00116/gamma/00001</text:p>
      <text:p text:style-name="Preformatted_20_Text">data/aero/timestep_info/00116/gamma/00002</text:p>
      <text:p text:style-name="Preformatted_20_Text">data/aero/timestep_info/00116/gamma/00003</text:p>
      <text:p text:style-name="Preformatted_20_Text">data/aero/timestep_info/00116/gamma/_read_as</text:p>
      <text:p text:style-name="Preformatted_20_Text">data/aero/timestep_info/00116/gamma_dot/00000</text:p>
      <text:p text:style-name="Preformatted_20_Text">data/aero/timestep_info/00116/gamma_dot/00001</text:p>
      <text:p text:style-name="Preformatted_20_Text">data/aero/timestep_info/00116/gamma_dot/00002</text:p>
      <text:p text:style-name="Preformatted_20_Text">data/aero/timestep_info/00116/gamma_dot/00003</text:p>
      <text:p text:style-name="Preformatted_20_Text">data/aero/timestep_info/00116/gamma_dot/_read_as</text:p>
      <text:p text:style-name="Preformatted_20_Text">data/aero/timestep_info/00116/gamma_star/00000</text:p>
      <text:p text:style-name="Preformatted_20_Text">data/aero/timestep_info/00116/gamma_star/00001</text:p>
      <text:p text:style-name="Preformatted_20_Text">data/aero/timestep_info/00116/gamma_star/00002</text:p>
      <text:p text:style-name="Preformatted_20_Text">data/aero/timestep_info/00116/gamma_star/00003</text:p>
      <text:p text:style-name="Preformatted_20_Text">data/aero/timestep_info/00116/gamma_star/_read_as</text:p>
      <text:p text:style-name="Preformatted_20_Text">data/aero/timestep_info/00116/in_global_AFoR</text:p>
      <text:p text:style-name="Preformatted_20_Text">data/aero/timestep_info/00116/inertial_steady_forces</text:p>
      <text:p text:style-name="Preformatted_20_Text">data/aero/timestep_info/00116/inertial_unsteady_forces</text:p>
      <text:p text:style-name="Preformatted_20_Text">data/aero/timestep_info/00116/n_surf</text:p>
      <text:p text:style-name="Preformatted_20_Text">data/aero/timestep_info/00116/normals/00000</text:p>
      <text:p text:style-name="Preformatted_20_Text">data/aero/timestep_info/00116/normals/00001</text:p>
      <text:p text:style-name="Preformatted_20_Text">data/aero/timestep_info/00116/normals/00002</text:p>
      <text:p text:style-name="Preformatted_20_Text">data/aero/timestep_info/00116/normals/00003</text:p>
      <text:p text:style-name="Preformatted_20_Text">data/aero/timestep_info/00116/normals/_read_as</text:p>
      <text:p text:style-name="Preformatted_20_Text">data/aero/timestep_info/00116/postproc_cell/_read_as</text:p>
      <text:p text:style-name="Preformatted_20_Text">data/aero/timestep_info/00116/postproc_node/_read_as</text:p>
      <text:p text:style-name="Preformatted_20_Text">data/aero/timestep_info/00116/u_ext/00000</text:p>
      <text:p text:style-name="Preformatted_20_Text">data/aero/timestep_info/00116/u_ext/00001</text:p>
      <text:p text:style-name="Preformatted_20_Text">data/aero/timestep_info/00116/u_ext/00002</text:p>
      <text:p text:style-name="Preformatted_20_Text">data/aero/timestep_info/00116/u_ext/00003</text:p>
      <text:p text:style-name="Preformatted_20_Text">data/aero/timestep_info/00116/u_ext/_read_as</text:p>
      <text:p text:style-name="Preformatted_20_Text">data/aero/timestep_info/00116/u_ext_star/00000</text:p>
      <text:p text:style-name="Preformatted_20_Text">data/aero/timestep_info/00116/u_ext_star/00001</text:p>
      <text:p text:style-name="Preformatted_20_Text">data/aero/timestep_info/00116/u_ext_star/00002</text:p>
      <text:p text:style-name="Preformatted_20_Text">data/aero/timestep_info/00116/u_ext_star/00003</text:p>
      <text:p text:style-name="Preformatted_20_Text">data/aero/timestep_info/00116/u_ext_star/_read_as</text:p>
      <text:p text:style-name="Preformatted_20_Text">data/aero/timestep_info/00116/wake_conv_vel/00000</text:p>
      <text:p text:style-name="Preformatted_20_Text">data/aero/timestep_info/00116/wake_conv_vel/00001</text:p>
      <text:p text:style-name="Preformatted_20_Text">data/aero/timestep_info/00116/wake_conv_vel/00002</text:p>
      <text:p text:style-name="Preformatted_20_Text">data/aero/timestep_info/00116/wake_conv_vel/00003</text:p>
      <text:p text:style-name="Preformatted_20_Text">data/aero/timestep_info/00116/wake_conv_vel/_read_as</text:p>
      <text:p text:style-name="Preformatted_20_Text">data/aero/timestep_info/00116/zeta/00000</text:p>
      <text:p text:style-name="Preformatted_20_Text">data/aero/timestep_info/00116/zeta/00001</text:p>
      <text:p text:style-name="Preformatted_20_Text"><text:soft-page-break/>data/aero/timestep_info/00116/zeta/00002</text:p>
      <text:p text:style-name="Preformatted_20_Text">data/aero/timestep_info/00116/zeta/00003</text:p>
      <text:p text:style-name="Preformatted_20_Text">data/aero/timestep_info/00116/zeta/_read_as</text:p>
      <text:p text:style-name="Preformatted_20_Text">data/aero/timestep_info/00116/zeta_dot/00000</text:p>
      <text:p text:style-name="Preformatted_20_Text">data/aero/timestep_info/00116/zeta_dot/00001</text:p>
      <text:p text:style-name="Preformatted_20_Text">data/aero/timestep_info/00116/zeta_dot/00002</text:p>
      <text:p text:style-name="Preformatted_20_Text">data/aero/timestep_info/00116/zeta_dot/00003</text:p>
      <text:p text:style-name="Preformatted_20_Text">data/aero/timestep_info/00116/zeta_dot/_read_as</text:p>
      <text:p text:style-name="Preformatted_20_Text">data/aero/timestep_info/00116/zeta_star/00000</text:p>
      <text:p text:style-name="Preformatted_20_Text">data/aero/timestep_info/00116/zeta_star/00001</text:p>
      <text:p text:style-name="Preformatted_20_Text">data/aero/timestep_info/00116/zeta_star/00002</text:p>
      <text:p text:style-name="Preformatted_20_Text">data/aero/timestep_info/00116/zeta_star/00003</text:p>
      <text:p text:style-name="Preformatted_20_Text">data/aero/timestep_info/00116/zeta_star/_read_as</text:p>
      <text:p text:style-name="Preformatted_20_Text">data/aero/timestep_info/00117/_read_as</text:p>
      <text:p text:style-name="Preformatted_20_Text">data/aero/timestep_info/00117/body_steady_forces</text:p>
      <text:p text:style-name="Preformatted_20_Text">data/aero/timestep_info/00117/body_unsteady_forces</text:p>
      <text:p text:style-name="Preformatted_20_Text">data/aero/timestep_info/00117/control_surface_deflection</text:p>
      <text:p text:style-name="Preformatted_20_Text">data/aero/timestep_info/00117/ct_dimensions</text:p>
      <text:p text:style-name="Preformatted_20_Text">data/aero/timestep_info/00117/ct_dimensions_star</text:p>
      <text:p text:style-name="Preformatted_20_Text">data/aero/timestep_info/00117/dimensions</text:p>
      <text:p text:style-name="Preformatted_20_Text">data/aero/timestep_info/00117/dimensions_star</text:p>
      <text:p text:style-name="Preformatted_20_Text">data/aero/timestep_info/00117/dist_to_orig/00000</text:p>
      <text:p text:style-name="Preformatted_20_Text">data/aero/timestep_info/00117/dist_to_orig/00001</text:p>
      <text:p text:style-name="Preformatted_20_Text">data/aero/timestep_info/00117/dist_to_orig/00002</text:p>
      <text:p text:style-name="Preformatted_20_Text">data/aero/timestep_info/00117/dist_to_orig/00003</text:p>
      <text:p text:style-name="Preformatted_20_Text">data/aero/timestep_info/00117/dist_to_orig/_read_as</text:p>
      <text:p text:style-name="Preformatted_20_Text">data/aero/timestep_info/00117/dynamic_forces/00000</text:p>
      <text:p text:style-name="Preformatted_20_Text">data/aero/timestep_info/00117/dynamic_forces/00001</text:p>
      <text:p text:style-name="Preformatted_20_Text">data/aero/timestep_info/00117/dynamic_forces/00002</text:p>
      <text:p text:style-name="Preformatted_20_Text">data/aero/timestep_info/00117/dynamic_forces/00003</text:p>
      <text:p text:style-name="Preformatted_20_Text">data/aero/timestep_info/00117/dynamic_forces/_read_as</text:p>
      <text:p text:style-name="Preformatted_20_Text">data/aero/timestep_info/00117/flag_zeta_phantom</text:p>
      <text:p text:style-name="Preformatted_20_Text">data/aero/timestep_info/00117/forces/00000</text:p>
      <text:p text:style-name="Preformatted_20_Text">data/aero/timestep_info/00117/forces/00001</text:p>
      <text:p text:style-name="Preformatted_20_Text">data/aero/timestep_info/00117/forces/00002</text:p>
      <text:p text:style-name="Preformatted_20_Text">data/aero/timestep_info/00117/forces/00003</text:p>
      <text:p text:style-name="Preformatted_20_Text">data/aero/timestep_info/00117/forces/_read_as</text:p>
      <text:p text:style-name="Preformatted_20_Text">data/aero/timestep_info/00117/gamma/00000</text:p>
      <text:p text:style-name="Preformatted_20_Text">data/aero/timestep_info/00117/gamma/00001</text:p>
      <text:p text:style-name="Preformatted_20_Text">data/aero/timestep_info/00117/gamma/00002</text:p>
      <text:p text:style-name="Preformatted_20_Text">data/aero/timestep_info/00117/gamma/00003</text:p>
      <text:p text:style-name="Preformatted_20_Text">data/aero/timestep_info/00117/gamma/_read_as</text:p>
      <text:p text:style-name="Preformatted_20_Text">data/aero/timestep_info/00117/gamma_dot/00000</text:p>
      <text:p text:style-name="Preformatted_20_Text">data/aero/timestep_info/00117/gamma_dot/00001</text:p>
      <text:p text:style-name="Preformatted_20_Text">data/aero/timestep_info/00117/gamma_dot/00002</text:p>
      <text:p text:style-name="Preformatted_20_Text">data/aero/timestep_info/00117/gamma_dot/00003</text:p>
      <text:p text:style-name="Preformatted_20_Text">data/aero/timestep_info/00117/gamma_dot/_read_as</text:p>
      <text:p text:style-name="Preformatted_20_Text">data/aero/timestep_info/00117/gamma_star/00000</text:p>
      <text:p text:style-name="Preformatted_20_Text">data/aero/timestep_info/00117/gamma_star/00001</text:p>
      <text:p text:style-name="Preformatted_20_Text">data/aero/timestep_info/00117/gamma_star/00002</text:p>
      <text:p text:style-name="Preformatted_20_Text">data/aero/timestep_info/00117/gamma_star/00003</text:p>
      <text:p text:style-name="Preformatted_20_Text">data/aero/timestep_info/00117/gamma_star/_read_as</text:p>
      <text:p text:style-name="Preformatted_20_Text">data/aero/timestep_info/00117/in_global_AFoR</text:p>
      <text:p text:style-name="Preformatted_20_Text">data/aero/timestep_info/00117/inertial_steady_forces</text:p>
      <text:p text:style-name="Preformatted_20_Text">data/aero/timestep_info/00117/inertial_unsteady_forces</text:p>
      <text:p text:style-name="Preformatted_20_Text">data/aero/timestep_info/00117/n_surf</text:p>
      <text:p text:style-name="Preformatted_20_Text">data/aero/timestep_info/00117/normals/00000</text:p>
      <text:p text:style-name="Preformatted_20_Text">data/aero/timestep_info/00117/normals/00001</text:p>
      <text:p text:style-name="Preformatted_20_Text">data/aero/timestep_info/00117/normals/00002</text:p>
      <text:p text:style-name="Preformatted_20_Text">data/aero/timestep_info/00117/normals/00003</text:p>
      <text:p text:style-name="Preformatted_20_Text">data/aero/timestep_info/00117/normals/_read_as</text:p>
      <text:p text:style-name="Preformatted_20_Text">data/aero/timestep_info/00117/postproc_cell/_read_as</text:p>
      <text:p text:style-name="Preformatted_20_Text">data/aero/timestep_info/00117/postproc_node/_read_as</text:p>
      <text:p text:style-name="Preformatted_20_Text">data/aero/timestep_info/00117/u_ext/00000</text:p>
      <text:p text:style-name="Preformatted_20_Text"><text:soft-page-break/>data/aero/timestep_info/00117/u_ext/00001</text:p>
      <text:p text:style-name="Preformatted_20_Text">data/aero/timestep_info/00117/u_ext/00002</text:p>
      <text:p text:style-name="Preformatted_20_Text">data/aero/timestep_info/00117/u_ext/00003</text:p>
      <text:p text:style-name="Preformatted_20_Text">data/aero/timestep_info/00117/u_ext/_read_as</text:p>
      <text:p text:style-name="Preformatted_20_Text">data/aero/timestep_info/00117/u_ext_star/00000</text:p>
      <text:p text:style-name="Preformatted_20_Text">data/aero/timestep_info/00117/u_ext_star/00001</text:p>
      <text:p text:style-name="Preformatted_20_Text">data/aero/timestep_info/00117/u_ext_star/00002</text:p>
      <text:p text:style-name="Preformatted_20_Text">data/aero/timestep_info/00117/u_ext_star/00003</text:p>
      <text:p text:style-name="Preformatted_20_Text">data/aero/timestep_info/00117/u_ext_star/_read_as</text:p>
      <text:p text:style-name="Preformatted_20_Text">data/aero/timestep_info/00117/wake_conv_vel/00000</text:p>
      <text:p text:style-name="Preformatted_20_Text">data/aero/timestep_info/00117/wake_conv_vel/00001</text:p>
      <text:p text:style-name="Preformatted_20_Text">data/aero/timestep_info/00117/wake_conv_vel/00002</text:p>
      <text:p text:style-name="Preformatted_20_Text">data/aero/timestep_info/00117/wake_conv_vel/00003</text:p>
      <text:p text:style-name="Preformatted_20_Text">data/aero/timestep_info/00117/wake_conv_vel/_read_as</text:p>
      <text:p text:style-name="Preformatted_20_Text">data/aero/timestep_info/00117/zeta/00000</text:p>
      <text:p text:style-name="Preformatted_20_Text">data/aero/timestep_info/00117/zeta/00001</text:p>
      <text:p text:style-name="Preformatted_20_Text">data/aero/timestep_info/00117/zeta/00002</text:p>
      <text:p text:style-name="Preformatted_20_Text">data/aero/timestep_info/00117/zeta/00003</text:p>
      <text:p text:style-name="Preformatted_20_Text">data/aero/timestep_info/00117/zeta/_read_as</text:p>
      <text:p text:style-name="Preformatted_20_Text">data/aero/timestep_info/00117/zeta_dot/00000</text:p>
      <text:p text:style-name="Preformatted_20_Text">data/aero/timestep_info/00117/zeta_dot/00001</text:p>
      <text:p text:style-name="Preformatted_20_Text">data/aero/timestep_info/00117/zeta_dot/00002</text:p>
      <text:p text:style-name="Preformatted_20_Text">data/aero/timestep_info/00117/zeta_dot/00003</text:p>
      <text:p text:style-name="Preformatted_20_Text">data/aero/timestep_info/00117/zeta_dot/_read_as</text:p>
      <text:p text:style-name="Preformatted_20_Text">data/aero/timestep_info/00117/zeta_star/00000</text:p>
      <text:p text:style-name="Preformatted_20_Text">data/aero/timestep_info/00117/zeta_star/00001</text:p>
      <text:p text:style-name="Preformatted_20_Text">data/aero/timestep_info/00117/zeta_star/00002</text:p>
      <text:p text:style-name="Preformatted_20_Text">data/aero/timestep_info/00117/zeta_star/00003</text:p>
      <text:p text:style-name="Preformatted_20_Text">data/aero/timestep_info/00117/zeta_star/_read_as</text:p>
      <text:p text:style-name="Preformatted_20_Text">data/aero/timestep_info/00118/_read_as</text:p>
      <text:p text:style-name="Preformatted_20_Text">data/aero/timestep_info/00118/body_steady_forces</text:p>
      <text:p text:style-name="Preformatted_20_Text">data/aero/timestep_info/00118/body_unsteady_forces</text:p>
      <text:p text:style-name="Preformatted_20_Text">data/aero/timestep_info/00118/control_surface_deflection</text:p>
      <text:p text:style-name="Preformatted_20_Text">data/aero/timestep_info/00118/ct_dimensions</text:p>
      <text:p text:style-name="Preformatted_20_Text">data/aero/timestep_info/00118/ct_dimensions_star</text:p>
      <text:p text:style-name="Preformatted_20_Text">data/aero/timestep_info/00118/dimensions</text:p>
      <text:p text:style-name="Preformatted_20_Text">data/aero/timestep_info/00118/dimensions_star</text:p>
      <text:p text:style-name="Preformatted_20_Text">data/aero/timestep_info/00118/dist_to_orig/00000</text:p>
      <text:p text:style-name="Preformatted_20_Text">data/aero/timestep_info/00118/dist_to_orig/00001</text:p>
      <text:p text:style-name="Preformatted_20_Text">data/aero/timestep_info/00118/dist_to_orig/00002</text:p>
      <text:p text:style-name="Preformatted_20_Text">data/aero/timestep_info/00118/dist_to_orig/00003</text:p>
      <text:p text:style-name="Preformatted_20_Text">data/aero/timestep_info/00118/dist_to_orig/_read_as</text:p>
      <text:p text:style-name="Preformatted_20_Text">data/aero/timestep_info/00118/dynamic_forces/00000</text:p>
      <text:p text:style-name="Preformatted_20_Text">data/aero/timestep_info/00118/dynamic_forces/00001</text:p>
      <text:p text:style-name="Preformatted_20_Text">data/aero/timestep_info/00118/dynamic_forces/00002</text:p>
      <text:p text:style-name="Preformatted_20_Text">data/aero/timestep_info/00118/dynamic_forces/00003</text:p>
      <text:p text:style-name="Preformatted_20_Text">data/aero/timestep_info/00118/dynamic_forces/_read_as</text:p>
      <text:p text:style-name="Preformatted_20_Text">data/aero/timestep_info/00118/flag_zeta_phantom</text:p>
      <text:p text:style-name="Preformatted_20_Text">data/aero/timestep_info/00118/forces/00000</text:p>
      <text:p text:style-name="Preformatted_20_Text">data/aero/timestep_info/00118/forces/00001</text:p>
      <text:p text:style-name="Preformatted_20_Text">data/aero/timestep_info/00118/forces/00002</text:p>
      <text:p text:style-name="Preformatted_20_Text">data/aero/timestep_info/00118/forces/00003</text:p>
      <text:p text:style-name="Preformatted_20_Text">data/aero/timestep_info/00118/forces/_read_as</text:p>
      <text:p text:style-name="Preformatted_20_Text">data/aero/timestep_info/00118/gamma/00000</text:p>
      <text:p text:style-name="Preformatted_20_Text">data/aero/timestep_info/00118/gamma/00001</text:p>
      <text:p text:style-name="Preformatted_20_Text">data/aero/timestep_info/00118/gamma/00002</text:p>
      <text:p text:style-name="Preformatted_20_Text">data/aero/timestep_info/00118/gamma/00003</text:p>
      <text:p text:style-name="Preformatted_20_Text">data/aero/timestep_info/00118/gamma/_read_as</text:p>
      <text:p text:style-name="Preformatted_20_Text">data/aero/timestep_info/00118/gamma_dot/00000</text:p>
      <text:p text:style-name="Preformatted_20_Text">data/aero/timestep_info/00118/gamma_dot/00001</text:p>
      <text:p text:style-name="Preformatted_20_Text">data/aero/timestep_info/00118/gamma_dot/00002</text:p>
      <text:p text:style-name="Preformatted_20_Text">data/aero/timestep_info/00118/gamma_dot/00003</text:p>
      <text:p text:style-name="Preformatted_20_Text">data/aero/timestep_info/00118/gamma_dot/_read_as</text:p>
      <text:p text:style-name="Preformatted_20_Text">data/aero/timestep_info/00118/gamma_star/00000</text:p>
      <text:p text:style-name="Preformatted_20_Text"><text:soft-page-break/>data/aero/timestep_info/00118/gamma_star/00001</text:p>
      <text:p text:style-name="Preformatted_20_Text">data/aero/timestep_info/00118/gamma_star/00002</text:p>
      <text:p text:style-name="Preformatted_20_Text">data/aero/timestep_info/00118/gamma_star/00003</text:p>
      <text:p text:style-name="Preformatted_20_Text">data/aero/timestep_info/00118/gamma_star/_read_as</text:p>
      <text:p text:style-name="Preformatted_20_Text">data/aero/timestep_info/00118/in_global_AFoR</text:p>
      <text:p text:style-name="Preformatted_20_Text">data/aero/timestep_info/00118/inertial_steady_forces</text:p>
      <text:p text:style-name="Preformatted_20_Text">data/aero/timestep_info/00118/inertial_unsteady_forces</text:p>
      <text:p text:style-name="Preformatted_20_Text">data/aero/timestep_info/00118/n_surf</text:p>
      <text:p text:style-name="Preformatted_20_Text">data/aero/timestep_info/00118/normals/00000</text:p>
      <text:p text:style-name="Preformatted_20_Text">data/aero/timestep_info/00118/normals/00001</text:p>
      <text:p text:style-name="Preformatted_20_Text">data/aero/timestep_info/00118/normals/00002</text:p>
      <text:p text:style-name="Preformatted_20_Text">data/aero/timestep_info/00118/normals/00003</text:p>
      <text:p text:style-name="Preformatted_20_Text">data/aero/timestep_info/00118/normals/_read_as</text:p>
      <text:p text:style-name="Preformatted_20_Text">data/aero/timestep_info/00118/postproc_cell/_read_as</text:p>
      <text:p text:style-name="Preformatted_20_Text">data/aero/timestep_info/00118/postproc_node/_read_as</text:p>
      <text:p text:style-name="Preformatted_20_Text">data/aero/timestep_info/00118/u_ext/00000</text:p>
      <text:p text:style-name="Preformatted_20_Text">data/aero/timestep_info/00118/u_ext/00001</text:p>
      <text:p text:style-name="Preformatted_20_Text">data/aero/timestep_info/00118/u_ext/00002</text:p>
      <text:p text:style-name="Preformatted_20_Text">data/aero/timestep_info/00118/u_ext/00003</text:p>
      <text:p text:style-name="Preformatted_20_Text">data/aero/timestep_info/00118/u_ext/_read_as</text:p>
      <text:p text:style-name="Preformatted_20_Text">data/aero/timestep_info/00118/u_ext_star/00000</text:p>
      <text:p text:style-name="Preformatted_20_Text">data/aero/timestep_info/00118/u_ext_star/00001</text:p>
      <text:p text:style-name="Preformatted_20_Text">data/aero/timestep_info/00118/u_ext_star/00002</text:p>
      <text:p text:style-name="Preformatted_20_Text">data/aero/timestep_info/00118/u_ext_star/00003</text:p>
      <text:p text:style-name="Preformatted_20_Text">data/aero/timestep_info/00118/u_ext_star/_read_as</text:p>
      <text:p text:style-name="Preformatted_20_Text">data/aero/timestep_info/00118/wake_conv_vel/00000</text:p>
      <text:p text:style-name="Preformatted_20_Text">data/aero/timestep_info/00118/wake_conv_vel/00001</text:p>
      <text:p text:style-name="Preformatted_20_Text">data/aero/timestep_info/00118/wake_conv_vel/00002</text:p>
      <text:p text:style-name="Preformatted_20_Text">data/aero/timestep_info/00118/wake_conv_vel/00003</text:p>
      <text:p text:style-name="Preformatted_20_Text">data/aero/timestep_info/00118/wake_conv_vel/_read_as</text:p>
      <text:p text:style-name="Preformatted_20_Text">data/aero/timestep_info/00118/zeta/00000</text:p>
      <text:p text:style-name="Preformatted_20_Text">data/aero/timestep_info/00118/zeta/00001</text:p>
      <text:p text:style-name="Preformatted_20_Text">data/aero/timestep_info/00118/zeta/00002</text:p>
      <text:p text:style-name="Preformatted_20_Text">data/aero/timestep_info/00118/zeta/00003</text:p>
      <text:p text:style-name="Preformatted_20_Text">data/aero/timestep_info/00118/zeta/_read_as</text:p>
      <text:p text:style-name="Preformatted_20_Text">data/aero/timestep_info/00118/zeta_dot/00000</text:p>
      <text:p text:style-name="Preformatted_20_Text">data/aero/timestep_info/00118/zeta_dot/00001</text:p>
      <text:p text:style-name="Preformatted_20_Text">data/aero/timestep_info/00118/zeta_dot/00002</text:p>
      <text:p text:style-name="Preformatted_20_Text">data/aero/timestep_info/00118/zeta_dot/00003</text:p>
      <text:p text:style-name="Preformatted_20_Text">data/aero/timestep_info/00118/zeta_dot/_read_as</text:p>
      <text:p text:style-name="Preformatted_20_Text">data/aero/timestep_info/00118/zeta_star/00000</text:p>
      <text:p text:style-name="Preformatted_20_Text">data/aero/timestep_info/00118/zeta_star/00001</text:p>
      <text:p text:style-name="Preformatted_20_Text">data/aero/timestep_info/00118/zeta_star/00002</text:p>
      <text:p text:style-name="Preformatted_20_Text">data/aero/timestep_info/00118/zeta_star/00003</text:p>
      <text:p text:style-name="Preformatted_20_Text">data/aero/timestep_info/00118/zeta_star/_read_as</text:p>
      <text:p text:style-name="Preformatted_20_Text">data/aero/timestep_info/00119/_read_as</text:p>
      <text:p text:style-name="Preformatted_20_Text">data/aero/timestep_info/00119/body_steady_forces</text:p>
      <text:p text:style-name="Preformatted_20_Text">data/aero/timestep_info/00119/body_unsteady_forces</text:p>
      <text:p text:style-name="Preformatted_20_Text">data/aero/timestep_info/00119/control_surface_deflection</text:p>
      <text:p text:style-name="Preformatted_20_Text">data/aero/timestep_info/00119/ct_dimensions</text:p>
      <text:p text:style-name="Preformatted_20_Text">data/aero/timestep_info/00119/ct_dimensions_star</text:p>
      <text:p text:style-name="Preformatted_20_Text">data/aero/timestep_info/00119/dimensions</text:p>
      <text:p text:style-name="Preformatted_20_Text">data/aero/timestep_info/00119/dimensions_star</text:p>
      <text:p text:style-name="Preformatted_20_Text">data/aero/timestep_info/00119/dist_to_orig/00000</text:p>
      <text:p text:style-name="Preformatted_20_Text">data/aero/timestep_info/00119/dist_to_orig/00001</text:p>
      <text:p text:style-name="Preformatted_20_Text">data/aero/timestep_info/00119/dist_to_orig/00002</text:p>
      <text:p text:style-name="Preformatted_20_Text">data/aero/timestep_info/00119/dist_to_orig/00003</text:p>
      <text:p text:style-name="Preformatted_20_Text">data/aero/timestep_info/00119/dist_to_orig/_read_as</text:p>
      <text:p text:style-name="Preformatted_20_Text">data/aero/timestep_info/00119/dynamic_forces/00000</text:p>
      <text:p text:style-name="Preformatted_20_Text">data/aero/timestep_info/00119/dynamic_forces/00001</text:p>
      <text:p text:style-name="Preformatted_20_Text">data/aero/timestep_info/00119/dynamic_forces/00002</text:p>
      <text:p text:style-name="Preformatted_20_Text">data/aero/timestep_info/00119/dynamic_forces/00003</text:p>
      <text:p text:style-name="Preformatted_20_Text">data/aero/timestep_info/00119/dynamic_forces/_read_as</text:p>
      <text:p text:style-name="Preformatted_20_Text">data/aero/timestep_info/00119/flag_zeta_phantom</text:p>
      <text:p text:style-name="Preformatted_20_Text"><text:soft-page-break/>data/aero/timestep_info/00119/forces/00000</text:p>
      <text:p text:style-name="Preformatted_20_Text">data/aero/timestep_info/00119/forces/00001</text:p>
      <text:p text:style-name="Preformatted_20_Text">data/aero/timestep_info/00119/forces/00002</text:p>
      <text:p text:style-name="Preformatted_20_Text">data/aero/timestep_info/00119/forces/00003</text:p>
      <text:p text:style-name="Preformatted_20_Text">data/aero/timestep_info/00119/forces/_read_as</text:p>
      <text:p text:style-name="Preformatted_20_Text">data/aero/timestep_info/00119/gamma/00000</text:p>
      <text:p text:style-name="Preformatted_20_Text">data/aero/timestep_info/00119/gamma/00001</text:p>
      <text:p text:style-name="Preformatted_20_Text">data/aero/timestep_info/00119/gamma/00002</text:p>
      <text:p text:style-name="Preformatted_20_Text">data/aero/timestep_info/00119/gamma/00003</text:p>
      <text:p text:style-name="Preformatted_20_Text">data/aero/timestep_info/00119/gamma/_read_as</text:p>
      <text:p text:style-name="Preformatted_20_Text">data/aero/timestep_info/00119/gamma_dot/00000</text:p>
      <text:p text:style-name="Preformatted_20_Text">data/aero/timestep_info/00119/gamma_dot/00001</text:p>
      <text:p text:style-name="Preformatted_20_Text">data/aero/timestep_info/00119/gamma_dot/00002</text:p>
      <text:p text:style-name="Preformatted_20_Text">data/aero/timestep_info/00119/gamma_dot/00003</text:p>
      <text:p text:style-name="Preformatted_20_Text">data/aero/timestep_info/00119/gamma_dot/_read_as</text:p>
      <text:p text:style-name="Preformatted_20_Text">data/aero/timestep_info/00119/gamma_star/00000</text:p>
      <text:p text:style-name="Preformatted_20_Text">data/aero/timestep_info/00119/gamma_star/00001</text:p>
      <text:p text:style-name="Preformatted_20_Text">data/aero/timestep_info/00119/gamma_star/00002</text:p>
      <text:p text:style-name="Preformatted_20_Text">data/aero/timestep_info/00119/gamma_star/00003</text:p>
      <text:p text:style-name="Preformatted_20_Text">data/aero/timestep_info/00119/gamma_star/_read_as</text:p>
      <text:p text:style-name="Preformatted_20_Text">data/aero/timestep_info/00119/in_global_AFoR</text:p>
      <text:p text:style-name="Preformatted_20_Text">data/aero/timestep_info/00119/inertial_steady_forces</text:p>
      <text:p text:style-name="Preformatted_20_Text">data/aero/timestep_info/00119/inertial_unsteady_forces</text:p>
      <text:p text:style-name="Preformatted_20_Text">data/aero/timestep_info/00119/n_surf</text:p>
      <text:p text:style-name="Preformatted_20_Text">data/aero/timestep_info/00119/normals/00000</text:p>
      <text:p text:style-name="Preformatted_20_Text">data/aero/timestep_info/00119/normals/00001</text:p>
      <text:p text:style-name="Preformatted_20_Text">data/aero/timestep_info/00119/normals/00002</text:p>
      <text:p text:style-name="Preformatted_20_Text">data/aero/timestep_info/00119/normals/00003</text:p>
      <text:p text:style-name="Preformatted_20_Text">data/aero/timestep_info/00119/normals/_read_as</text:p>
      <text:p text:style-name="Preformatted_20_Text">data/aero/timestep_info/00119/postproc_cell/_read_as</text:p>
      <text:p text:style-name="Preformatted_20_Text">data/aero/timestep_info/00119/postproc_node/_read_as</text:p>
      <text:p text:style-name="Preformatted_20_Text">data/aero/timestep_info/00119/u_ext/00000</text:p>
      <text:p text:style-name="Preformatted_20_Text">data/aero/timestep_info/00119/u_ext/00001</text:p>
      <text:p text:style-name="Preformatted_20_Text">data/aero/timestep_info/00119/u_ext/00002</text:p>
      <text:p text:style-name="Preformatted_20_Text">data/aero/timestep_info/00119/u_ext/00003</text:p>
      <text:p text:style-name="Preformatted_20_Text">data/aero/timestep_info/00119/u_ext/_read_as</text:p>
      <text:p text:style-name="Preformatted_20_Text">data/aero/timestep_info/00119/u_ext_star/00000</text:p>
      <text:p text:style-name="Preformatted_20_Text">data/aero/timestep_info/00119/u_ext_star/00001</text:p>
      <text:p text:style-name="Preformatted_20_Text">data/aero/timestep_info/00119/u_ext_star/00002</text:p>
      <text:p text:style-name="Preformatted_20_Text">data/aero/timestep_info/00119/u_ext_star/00003</text:p>
      <text:p text:style-name="Preformatted_20_Text">data/aero/timestep_info/00119/u_ext_star/_read_as</text:p>
      <text:p text:style-name="Preformatted_20_Text">data/aero/timestep_info/00119/wake_conv_vel/00000</text:p>
      <text:p text:style-name="Preformatted_20_Text">data/aero/timestep_info/00119/wake_conv_vel/00001</text:p>
      <text:p text:style-name="Preformatted_20_Text">data/aero/timestep_info/00119/wake_conv_vel/00002</text:p>
      <text:p text:style-name="Preformatted_20_Text">data/aero/timestep_info/00119/wake_conv_vel/00003</text:p>
      <text:p text:style-name="Preformatted_20_Text">data/aero/timestep_info/00119/wake_conv_vel/_read_as</text:p>
      <text:p text:style-name="Preformatted_20_Text">data/aero/timestep_info/00119/zeta/00000</text:p>
      <text:p text:style-name="Preformatted_20_Text">data/aero/timestep_info/00119/zeta/00001</text:p>
      <text:p text:style-name="Preformatted_20_Text">data/aero/timestep_info/00119/zeta/00002</text:p>
      <text:p text:style-name="Preformatted_20_Text">data/aero/timestep_info/00119/zeta/00003</text:p>
      <text:p text:style-name="Preformatted_20_Text">data/aero/timestep_info/00119/zeta/_read_as</text:p>
      <text:p text:style-name="Preformatted_20_Text">data/aero/timestep_info/00119/zeta_dot/00000</text:p>
      <text:p text:style-name="Preformatted_20_Text">data/aero/timestep_info/00119/zeta_dot/00001</text:p>
      <text:p text:style-name="Preformatted_20_Text">data/aero/timestep_info/00119/zeta_dot/00002</text:p>
      <text:p text:style-name="Preformatted_20_Text">data/aero/timestep_info/00119/zeta_dot/00003</text:p>
      <text:p text:style-name="Preformatted_20_Text">data/aero/timestep_info/00119/zeta_dot/_read_as</text:p>
      <text:p text:style-name="Preformatted_20_Text">data/aero/timestep_info/00119/zeta_star/00000</text:p>
      <text:p text:style-name="Preformatted_20_Text">data/aero/timestep_info/00119/zeta_star/00001</text:p>
      <text:p text:style-name="Preformatted_20_Text">data/aero/timestep_info/00119/zeta_star/00002</text:p>
      <text:p text:style-name="Preformatted_20_Text">data/aero/timestep_info/00119/zeta_star/00003</text:p>
      <text:p text:style-name="Preformatted_20_Text">data/aero/timestep_info/00119/zeta_star/_read_as</text:p>
      <text:p text:style-name="Preformatted_20_Text">data/aero/timestep_info/00120/_read_as</text:p>
      <text:p text:style-name="Preformatted_20_Text">data/aero/timestep_info/00120/body_steady_forces</text:p>
      <text:p text:style-name="Preformatted_20_Text">data/aero/timestep_info/00120/body_unsteady_forces</text:p>
      <text:p text:style-name="Preformatted_20_Text"><text:soft-page-break/>data/aero/timestep_info/00120/control_surface_deflection</text:p>
      <text:p text:style-name="Preformatted_20_Text">data/aero/timestep_info/00120/ct_dimensions</text:p>
      <text:p text:style-name="Preformatted_20_Text">data/aero/timestep_info/00120/ct_dimensions_star</text:p>
      <text:p text:style-name="Preformatted_20_Text">data/aero/timestep_info/00120/dimensions</text:p>
      <text:p text:style-name="Preformatted_20_Text">data/aero/timestep_info/00120/dimensions_star</text:p>
      <text:p text:style-name="Preformatted_20_Text">data/aero/timestep_info/00120/dist_to_orig/00000</text:p>
      <text:p text:style-name="Preformatted_20_Text">data/aero/timestep_info/00120/dist_to_orig/00001</text:p>
      <text:p text:style-name="Preformatted_20_Text">data/aero/timestep_info/00120/dist_to_orig/00002</text:p>
      <text:p text:style-name="Preformatted_20_Text">data/aero/timestep_info/00120/dist_to_orig/00003</text:p>
      <text:p text:style-name="Preformatted_20_Text">data/aero/timestep_info/00120/dist_to_orig/_read_as</text:p>
      <text:p text:style-name="Preformatted_20_Text">data/aero/timestep_info/00120/dynamic_forces/00000</text:p>
      <text:p text:style-name="Preformatted_20_Text">data/aero/timestep_info/00120/dynamic_forces/00001</text:p>
      <text:p text:style-name="Preformatted_20_Text">data/aero/timestep_info/00120/dynamic_forces/00002</text:p>
      <text:p text:style-name="Preformatted_20_Text">data/aero/timestep_info/00120/dynamic_forces/00003</text:p>
      <text:p text:style-name="Preformatted_20_Text">data/aero/timestep_info/00120/dynamic_forces/_read_as</text:p>
      <text:p text:style-name="Preformatted_20_Text">data/aero/timestep_info/00120/flag_zeta_phantom</text:p>
      <text:p text:style-name="Preformatted_20_Text">data/aero/timestep_info/00120/forces/00000</text:p>
      <text:p text:style-name="Preformatted_20_Text">data/aero/timestep_info/00120/forces/00001</text:p>
      <text:p text:style-name="Preformatted_20_Text">data/aero/timestep_info/00120/forces/00002</text:p>
      <text:p text:style-name="Preformatted_20_Text">data/aero/timestep_info/00120/forces/00003</text:p>
      <text:p text:style-name="Preformatted_20_Text">data/aero/timestep_info/00120/forces/_read_as</text:p>
      <text:p text:style-name="Preformatted_20_Text">data/aero/timestep_info/00120/gamma/00000</text:p>
      <text:p text:style-name="Preformatted_20_Text">data/aero/timestep_info/00120/gamma/00001</text:p>
      <text:p text:style-name="Preformatted_20_Text">data/aero/timestep_info/00120/gamma/00002</text:p>
      <text:p text:style-name="Preformatted_20_Text">data/aero/timestep_info/00120/gamma/00003</text:p>
      <text:p text:style-name="Preformatted_20_Text">data/aero/timestep_info/00120/gamma/_read_as</text:p>
      <text:p text:style-name="Preformatted_20_Text">data/aero/timestep_info/00120/gamma_dot/00000</text:p>
      <text:p text:style-name="Preformatted_20_Text">data/aero/timestep_info/00120/gamma_dot/00001</text:p>
      <text:p text:style-name="Preformatted_20_Text">data/aero/timestep_info/00120/gamma_dot/00002</text:p>
      <text:p text:style-name="Preformatted_20_Text">data/aero/timestep_info/00120/gamma_dot/00003</text:p>
      <text:p text:style-name="Preformatted_20_Text">data/aero/timestep_info/00120/gamma_dot/_read_as</text:p>
      <text:p text:style-name="Preformatted_20_Text">data/aero/timestep_info/00120/gamma_star/00000</text:p>
      <text:p text:style-name="Preformatted_20_Text">data/aero/timestep_info/00120/gamma_star/00001</text:p>
      <text:p text:style-name="Preformatted_20_Text">data/aero/timestep_info/00120/gamma_star/00002</text:p>
      <text:p text:style-name="Preformatted_20_Text">data/aero/timestep_info/00120/gamma_star/00003</text:p>
      <text:p text:style-name="Preformatted_20_Text">data/aero/timestep_info/00120/gamma_star/_read_as</text:p>
      <text:p text:style-name="Preformatted_20_Text">data/aero/timestep_info/00120/in_global_AFoR</text:p>
      <text:p text:style-name="Preformatted_20_Text">data/aero/timestep_info/00120/inertial_steady_forces</text:p>
      <text:p text:style-name="Preformatted_20_Text">data/aero/timestep_info/00120/inertial_unsteady_forces</text:p>
      <text:p text:style-name="Preformatted_20_Text">data/aero/timestep_info/00120/n_surf</text:p>
      <text:p text:style-name="Preformatted_20_Text">data/aero/timestep_info/00120/normals/00000</text:p>
      <text:p text:style-name="Preformatted_20_Text">data/aero/timestep_info/00120/normals/00001</text:p>
      <text:p text:style-name="Preformatted_20_Text">data/aero/timestep_info/00120/normals/00002</text:p>
      <text:p text:style-name="Preformatted_20_Text">data/aero/timestep_info/00120/normals/00003</text:p>
      <text:p text:style-name="Preformatted_20_Text">data/aero/timestep_info/00120/normals/_read_as</text:p>
      <text:p text:style-name="Preformatted_20_Text">data/aero/timestep_info/00120/postproc_cell/_read_as</text:p>
      <text:p text:style-name="Preformatted_20_Text">data/aero/timestep_info/00120/postproc_node/_read_as</text:p>
      <text:p text:style-name="Preformatted_20_Text">data/aero/timestep_info/00120/u_ext/00000</text:p>
      <text:p text:style-name="Preformatted_20_Text">data/aero/timestep_info/00120/u_ext/00001</text:p>
      <text:p text:style-name="Preformatted_20_Text">data/aero/timestep_info/00120/u_ext/00002</text:p>
      <text:p text:style-name="Preformatted_20_Text">data/aero/timestep_info/00120/u_ext/00003</text:p>
      <text:p text:style-name="Preformatted_20_Text">data/aero/timestep_info/00120/u_ext/_read_as</text:p>
      <text:p text:style-name="Preformatted_20_Text">data/aero/timestep_info/00120/u_ext_star/00000</text:p>
      <text:p text:style-name="Preformatted_20_Text">data/aero/timestep_info/00120/u_ext_star/00001</text:p>
      <text:p text:style-name="Preformatted_20_Text">data/aero/timestep_info/00120/u_ext_star/00002</text:p>
      <text:p text:style-name="Preformatted_20_Text">data/aero/timestep_info/00120/u_ext_star/00003</text:p>
      <text:p text:style-name="Preformatted_20_Text">data/aero/timestep_info/00120/u_ext_star/_read_as</text:p>
      <text:p text:style-name="Preformatted_20_Text">data/aero/timestep_info/00120/wake_conv_vel/00000</text:p>
      <text:p text:style-name="Preformatted_20_Text">data/aero/timestep_info/00120/wake_conv_vel/00001</text:p>
      <text:p text:style-name="Preformatted_20_Text">data/aero/timestep_info/00120/wake_conv_vel/00002</text:p>
      <text:p text:style-name="Preformatted_20_Text">data/aero/timestep_info/00120/wake_conv_vel/00003</text:p>
      <text:p text:style-name="Preformatted_20_Text">data/aero/timestep_info/00120/wake_conv_vel/_read_as</text:p>
      <text:p text:style-name="Preformatted_20_Text">data/aero/timestep_info/00120/zeta/00000</text:p>
      <text:p text:style-name="Preformatted_20_Text">data/aero/timestep_info/00120/zeta/00001</text:p>
      <text:p text:style-name="Preformatted_20_Text"><text:soft-page-break/>data/aero/timestep_info/00120/zeta/00002</text:p>
      <text:p text:style-name="Preformatted_20_Text">data/aero/timestep_info/00120/zeta/00003</text:p>
      <text:p text:style-name="Preformatted_20_Text">data/aero/timestep_info/00120/zeta/_read_as</text:p>
      <text:p text:style-name="Preformatted_20_Text">data/aero/timestep_info/00120/zeta_dot/00000</text:p>
      <text:p text:style-name="Preformatted_20_Text">data/aero/timestep_info/00120/zeta_dot/00001</text:p>
      <text:p text:style-name="Preformatted_20_Text">data/aero/timestep_info/00120/zeta_dot/00002</text:p>
      <text:p text:style-name="Preformatted_20_Text">data/aero/timestep_info/00120/zeta_dot/00003</text:p>
      <text:p text:style-name="Preformatted_20_Text">data/aero/timestep_info/00120/zeta_dot/_read_as</text:p>
      <text:p text:style-name="Preformatted_20_Text">data/aero/timestep_info/00120/zeta_star/00000</text:p>
      <text:p text:style-name="Preformatted_20_Text">data/aero/timestep_info/00120/zeta_star/00001</text:p>
      <text:p text:style-name="Preformatted_20_Text">data/aero/timestep_info/00120/zeta_star/00002</text:p>
      <text:p text:style-name="Preformatted_20_Text">data/aero/timestep_info/00120/zeta_star/00003</text:p>
      <text:p text:style-name="Preformatted_20_Text">data/aero/timestep_info/00120/zeta_star/_read_as</text:p>
      <text:p text:style-name="Preformatted_20_Text">data/aero/timestep_info/00121/_read_as</text:p>
      <text:p text:style-name="Preformatted_20_Text">data/aero/timestep_info/00121/body_steady_forces</text:p>
      <text:p text:style-name="Preformatted_20_Text">data/aero/timestep_info/00121/body_unsteady_forces</text:p>
      <text:p text:style-name="Preformatted_20_Text">data/aero/timestep_info/00121/control_surface_deflection</text:p>
      <text:p text:style-name="Preformatted_20_Text">data/aero/timestep_info/00121/ct_dimensions</text:p>
      <text:p text:style-name="Preformatted_20_Text">data/aero/timestep_info/00121/ct_dimensions_star</text:p>
      <text:p text:style-name="Preformatted_20_Text">data/aero/timestep_info/00121/dimensions</text:p>
      <text:p text:style-name="Preformatted_20_Text">data/aero/timestep_info/00121/dimensions_star</text:p>
      <text:p text:style-name="Preformatted_20_Text">data/aero/timestep_info/00121/dist_to_orig/00000</text:p>
      <text:p text:style-name="Preformatted_20_Text">data/aero/timestep_info/00121/dist_to_orig/00001</text:p>
      <text:p text:style-name="Preformatted_20_Text">data/aero/timestep_info/00121/dist_to_orig/00002</text:p>
      <text:p text:style-name="Preformatted_20_Text">data/aero/timestep_info/00121/dist_to_orig/00003</text:p>
      <text:p text:style-name="Preformatted_20_Text">data/aero/timestep_info/00121/dist_to_orig/_read_as</text:p>
      <text:p text:style-name="Preformatted_20_Text">data/aero/timestep_info/00121/dynamic_forces/00000</text:p>
      <text:p text:style-name="Preformatted_20_Text">data/aero/timestep_info/00121/dynamic_forces/00001</text:p>
      <text:p text:style-name="Preformatted_20_Text">data/aero/timestep_info/00121/dynamic_forces/00002</text:p>
      <text:p text:style-name="Preformatted_20_Text">data/aero/timestep_info/00121/dynamic_forces/00003</text:p>
      <text:p text:style-name="Preformatted_20_Text">data/aero/timestep_info/00121/dynamic_forces/_read_as</text:p>
      <text:p text:style-name="Preformatted_20_Text">data/aero/timestep_info/00121/flag_zeta_phantom</text:p>
      <text:p text:style-name="Preformatted_20_Text">data/aero/timestep_info/00121/forces/00000</text:p>
      <text:p text:style-name="Preformatted_20_Text">data/aero/timestep_info/00121/forces/00001</text:p>
      <text:p text:style-name="Preformatted_20_Text">data/aero/timestep_info/00121/forces/00002</text:p>
      <text:p text:style-name="Preformatted_20_Text">data/aero/timestep_info/00121/forces/00003</text:p>
      <text:p text:style-name="Preformatted_20_Text">data/aero/timestep_info/00121/forces/_read_as</text:p>
      <text:p text:style-name="Preformatted_20_Text">data/aero/timestep_info/00121/gamma/00000</text:p>
      <text:p text:style-name="Preformatted_20_Text">data/aero/timestep_info/00121/gamma/00001</text:p>
      <text:p text:style-name="Preformatted_20_Text">data/aero/timestep_info/00121/gamma/00002</text:p>
      <text:p text:style-name="Preformatted_20_Text">data/aero/timestep_info/00121/gamma/00003</text:p>
      <text:p text:style-name="Preformatted_20_Text">data/aero/timestep_info/00121/gamma/_read_as</text:p>
      <text:p text:style-name="Preformatted_20_Text">data/aero/timestep_info/00121/gamma_dot/00000</text:p>
      <text:p text:style-name="Preformatted_20_Text">data/aero/timestep_info/00121/gamma_dot/00001</text:p>
      <text:p text:style-name="Preformatted_20_Text">data/aero/timestep_info/00121/gamma_dot/00002</text:p>
      <text:p text:style-name="Preformatted_20_Text">data/aero/timestep_info/00121/gamma_dot/00003</text:p>
      <text:p text:style-name="Preformatted_20_Text">data/aero/timestep_info/00121/gamma_dot/_read_as</text:p>
      <text:p text:style-name="Preformatted_20_Text">data/aero/timestep_info/00121/gamma_star/00000</text:p>
      <text:p text:style-name="Preformatted_20_Text">data/aero/timestep_info/00121/gamma_star/00001</text:p>
      <text:p text:style-name="Preformatted_20_Text">data/aero/timestep_info/00121/gamma_star/00002</text:p>
      <text:p text:style-name="Preformatted_20_Text">data/aero/timestep_info/00121/gamma_star/00003</text:p>
      <text:p text:style-name="Preformatted_20_Text">data/aero/timestep_info/00121/gamma_star/_read_as</text:p>
      <text:p text:style-name="Preformatted_20_Text">data/aero/timestep_info/00121/in_global_AFoR</text:p>
      <text:p text:style-name="Preformatted_20_Text">data/aero/timestep_info/00121/inertial_steady_forces</text:p>
      <text:p text:style-name="Preformatted_20_Text">data/aero/timestep_info/00121/inertial_unsteady_forces</text:p>
      <text:p text:style-name="Preformatted_20_Text">data/aero/timestep_info/00121/n_surf</text:p>
      <text:p text:style-name="Preformatted_20_Text">data/aero/timestep_info/00121/normals/00000</text:p>
      <text:p text:style-name="Preformatted_20_Text">data/aero/timestep_info/00121/normals/00001</text:p>
      <text:p text:style-name="Preformatted_20_Text">data/aero/timestep_info/00121/normals/00002</text:p>
      <text:p text:style-name="Preformatted_20_Text">data/aero/timestep_info/00121/normals/00003</text:p>
      <text:p text:style-name="Preformatted_20_Text">data/aero/timestep_info/00121/normals/_read_as</text:p>
      <text:p text:style-name="Preformatted_20_Text">data/aero/timestep_info/00121/postproc_cell/_read_as</text:p>
      <text:p text:style-name="Preformatted_20_Text">data/aero/timestep_info/00121/postproc_node/_read_as</text:p>
      <text:p text:style-name="Preformatted_20_Text">data/aero/timestep_info/00121/u_ext/00000</text:p>
      <text:p text:style-name="Preformatted_20_Text"><text:soft-page-break/>data/aero/timestep_info/00121/u_ext/00001</text:p>
      <text:p text:style-name="Preformatted_20_Text">data/aero/timestep_info/00121/u_ext/00002</text:p>
      <text:p text:style-name="Preformatted_20_Text">data/aero/timestep_info/00121/u_ext/00003</text:p>
      <text:p text:style-name="Preformatted_20_Text">data/aero/timestep_info/00121/u_ext/_read_as</text:p>
      <text:p text:style-name="Preformatted_20_Text">data/aero/timestep_info/00121/u_ext_star/00000</text:p>
      <text:p text:style-name="Preformatted_20_Text">data/aero/timestep_info/00121/u_ext_star/00001</text:p>
      <text:p text:style-name="Preformatted_20_Text">data/aero/timestep_info/00121/u_ext_star/00002</text:p>
      <text:p text:style-name="Preformatted_20_Text">data/aero/timestep_info/00121/u_ext_star/00003</text:p>
      <text:p text:style-name="Preformatted_20_Text">data/aero/timestep_info/00121/u_ext_star/_read_as</text:p>
      <text:p text:style-name="Preformatted_20_Text">data/aero/timestep_info/00121/wake_conv_vel/00000</text:p>
      <text:p text:style-name="Preformatted_20_Text">data/aero/timestep_info/00121/wake_conv_vel/00001</text:p>
      <text:p text:style-name="Preformatted_20_Text">data/aero/timestep_info/00121/wake_conv_vel/00002</text:p>
      <text:p text:style-name="Preformatted_20_Text">data/aero/timestep_info/00121/wake_conv_vel/00003</text:p>
      <text:p text:style-name="Preformatted_20_Text">data/aero/timestep_info/00121/wake_conv_vel/_read_as</text:p>
      <text:p text:style-name="Preformatted_20_Text">data/aero/timestep_info/00121/zeta/00000</text:p>
      <text:p text:style-name="Preformatted_20_Text">data/aero/timestep_info/00121/zeta/00001</text:p>
      <text:p text:style-name="Preformatted_20_Text">data/aero/timestep_info/00121/zeta/00002</text:p>
      <text:p text:style-name="Preformatted_20_Text">data/aero/timestep_info/00121/zeta/00003</text:p>
      <text:p text:style-name="Preformatted_20_Text">data/aero/timestep_info/00121/zeta/_read_as</text:p>
      <text:p text:style-name="Preformatted_20_Text">data/aero/timestep_info/00121/zeta_dot/00000</text:p>
      <text:p text:style-name="Preformatted_20_Text">data/aero/timestep_info/00121/zeta_dot/00001</text:p>
      <text:p text:style-name="Preformatted_20_Text">data/aero/timestep_info/00121/zeta_dot/00002</text:p>
      <text:p text:style-name="Preformatted_20_Text">data/aero/timestep_info/00121/zeta_dot/00003</text:p>
      <text:p text:style-name="Preformatted_20_Text">data/aero/timestep_info/00121/zeta_dot/_read_as</text:p>
      <text:p text:style-name="Preformatted_20_Text">data/aero/timestep_info/00121/zeta_star/00000</text:p>
      <text:p text:style-name="Preformatted_20_Text">data/aero/timestep_info/00121/zeta_star/00001</text:p>
      <text:p text:style-name="Preformatted_20_Text">data/aero/timestep_info/00121/zeta_star/00002</text:p>
      <text:p text:style-name="Preformatted_20_Text">data/aero/timestep_info/00121/zeta_star/00003</text:p>
      <text:p text:style-name="Preformatted_20_Text">data/aero/timestep_info/00121/zeta_star/_read_as</text:p>
      <text:p text:style-name="Preformatted_20_Text">data/aero/timestep_info/00122/_read_as</text:p>
      <text:p text:style-name="Preformatted_20_Text">data/aero/timestep_info/00122/body_steady_forces</text:p>
      <text:p text:style-name="Preformatted_20_Text">data/aero/timestep_info/00122/body_unsteady_forces</text:p>
      <text:p text:style-name="Preformatted_20_Text">data/aero/timestep_info/00122/control_surface_deflection</text:p>
      <text:p text:style-name="Preformatted_20_Text">data/aero/timestep_info/00122/ct_dimensions</text:p>
      <text:p text:style-name="Preformatted_20_Text">data/aero/timestep_info/00122/ct_dimensions_star</text:p>
      <text:p text:style-name="Preformatted_20_Text">data/aero/timestep_info/00122/dimensions</text:p>
      <text:p text:style-name="Preformatted_20_Text">data/aero/timestep_info/00122/dimensions_star</text:p>
      <text:p text:style-name="Preformatted_20_Text">data/aero/timestep_info/00122/dist_to_orig/00000</text:p>
      <text:p text:style-name="Preformatted_20_Text">data/aero/timestep_info/00122/dist_to_orig/00001</text:p>
      <text:p text:style-name="Preformatted_20_Text">data/aero/timestep_info/00122/dist_to_orig/00002</text:p>
      <text:p text:style-name="Preformatted_20_Text">data/aero/timestep_info/00122/dist_to_orig/00003</text:p>
      <text:p text:style-name="Preformatted_20_Text">data/aero/timestep_info/00122/dist_to_orig/_read_as</text:p>
      <text:p text:style-name="Preformatted_20_Text">data/aero/timestep_info/00122/dynamic_forces/00000</text:p>
      <text:p text:style-name="Preformatted_20_Text">data/aero/timestep_info/00122/dynamic_forces/00001</text:p>
      <text:p text:style-name="Preformatted_20_Text">data/aero/timestep_info/00122/dynamic_forces/00002</text:p>
      <text:p text:style-name="Preformatted_20_Text">data/aero/timestep_info/00122/dynamic_forces/00003</text:p>
      <text:p text:style-name="Preformatted_20_Text">data/aero/timestep_info/00122/dynamic_forces/_read_as</text:p>
      <text:p text:style-name="Preformatted_20_Text">data/aero/timestep_info/00122/flag_zeta_phantom</text:p>
      <text:p text:style-name="Preformatted_20_Text">data/aero/timestep_info/00122/forces/00000</text:p>
      <text:p text:style-name="Preformatted_20_Text">data/aero/timestep_info/00122/forces/00001</text:p>
      <text:p text:style-name="Preformatted_20_Text">data/aero/timestep_info/00122/forces/00002</text:p>
      <text:p text:style-name="Preformatted_20_Text">data/aero/timestep_info/00122/forces/00003</text:p>
      <text:p text:style-name="Preformatted_20_Text">data/aero/timestep_info/00122/forces/_read_as</text:p>
      <text:p text:style-name="Preformatted_20_Text">data/aero/timestep_info/00122/gamma/00000</text:p>
      <text:p text:style-name="Preformatted_20_Text">data/aero/timestep_info/00122/gamma/00001</text:p>
      <text:p text:style-name="Preformatted_20_Text">data/aero/timestep_info/00122/gamma/00002</text:p>
      <text:p text:style-name="Preformatted_20_Text">data/aero/timestep_info/00122/gamma/00003</text:p>
      <text:p text:style-name="Preformatted_20_Text">data/aero/timestep_info/00122/gamma/_read_as</text:p>
      <text:p text:style-name="Preformatted_20_Text">data/aero/timestep_info/00122/gamma_dot/00000</text:p>
      <text:p text:style-name="Preformatted_20_Text">data/aero/timestep_info/00122/gamma_dot/00001</text:p>
      <text:p text:style-name="Preformatted_20_Text">data/aero/timestep_info/00122/gamma_dot/00002</text:p>
      <text:p text:style-name="Preformatted_20_Text">data/aero/timestep_info/00122/gamma_dot/00003</text:p>
      <text:p text:style-name="Preformatted_20_Text">data/aero/timestep_info/00122/gamma_dot/_read_as</text:p>
      <text:p text:style-name="Preformatted_20_Text">data/aero/timestep_info/00122/gamma_star/00000</text:p>
      <text:p text:style-name="Preformatted_20_Text"><text:soft-page-break/>data/aero/timestep_info/00122/gamma_star/00001</text:p>
      <text:p text:style-name="Preformatted_20_Text">data/aero/timestep_info/00122/gamma_star/00002</text:p>
      <text:p text:style-name="Preformatted_20_Text">data/aero/timestep_info/00122/gamma_star/00003</text:p>
      <text:p text:style-name="Preformatted_20_Text">data/aero/timestep_info/00122/gamma_star/_read_as</text:p>
      <text:p text:style-name="Preformatted_20_Text">data/aero/timestep_info/00122/in_global_AFoR</text:p>
      <text:p text:style-name="Preformatted_20_Text">data/aero/timestep_info/00122/inertial_steady_forces</text:p>
      <text:p text:style-name="Preformatted_20_Text">data/aero/timestep_info/00122/inertial_unsteady_forces</text:p>
      <text:p text:style-name="Preformatted_20_Text">data/aero/timestep_info/00122/n_surf</text:p>
      <text:p text:style-name="Preformatted_20_Text">data/aero/timestep_info/00122/normals/00000</text:p>
      <text:p text:style-name="Preformatted_20_Text">data/aero/timestep_info/00122/normals/00001</text:p>
      <text:p text:style-name="Preformatted_20_Text">data/aero/timestep_info/00122/normals/00002</text:p>
      <text:p text:style-name="Preformatted_20_Text">data/aero/timestep_info/00122/normals/00003</text:p>
      <text:p text:style-name="Preformatted_20_Text">data/aero/timestep_info/00122/normals/_read_as</text:p>
      <text:p text:style-name="Preformatted_20_Text">data/aero/timestep_info/00122/postproc_cell/_read_as</text:p>
      <text:p text:style-name="Preformatted_20_Text">data/aero/timestep_info/00122/postproc_node/_read_as</text:p>
      <text:p text:style-name="Preformatted_20_Text">data/aero/timestep_info/00122/u_ext/00000</text:p>
      <text:p text:style-name="Preformatted_20_Text">data/aero/timestep_info/00122/u_ext/00001</text:p>
      <text:p text:style-name="Preformatted_20_Text">data/aero/timestep_info/00122/u_ext/00002</text:p>
      <text:p text:style-name="Preformatted_20_Text">data/aero/timestep_info/00122/u_ext/00003</text:p>
      <text:p text:style-name="Preformatted_20_Text">data/aero/timestep_info/00122/u_ext/_read_as</text:p>
      <text:p text:style-name="Preformatted_20_Text">data/aero/timestep_info/00122/u_ext_star/00000</text:p>
      <text:p text:style-name="Preformatted_20_Text">data/aero/timestep_info/00122/u_ext_star/00001</text:p>
      <text:p text:style-name="Preformatted_20_Text">data/aero/timestep_info/00122/u_ext_star/00002</text:p>
      <text:p text:style-name="Preformatted_20_Text">data/aero/timestep_info/00122/u_ext_star/00003</text:p>
      <text:p text:style-name="Preformatted_20_Text">data/aero/timestep_info/00122/u_ext_star/_read_as</text:p>
      <text:p text:style-name="Preformatted_20_Text">data/aero/timestep_info/00122/wake_conv_vel/00000</text:p>
      <text:p text:style-name="Preformatted_20_Text">data/aero/timestep_info/00122/wake_conv_vel/00001</text:p>
      <text:p text:style-name="Preformatted_20_Text">data/aero/timestep_info/00122/wake_conv_vel/00002</text:p>
      <text:p text:style-name="Preformatted_20_Text">data/aero/timestep_info/00122/wake_conv_vel/00003</text:p>
      <text:p text:style-name="Preformatted_20_Text">data/aero/timestep_info/00122/wake_conv_vel/_read_as</text:p>
      <text:p text:style-name="Preformatted_20_Text">data/aero/timestep_info/00122/zeta/00000</text:p>
      <text:p text:style-name="Preformatted_20_Text">data/aero/timestep_info/00122/zeta/00001</text:p>
      <text:p text:style-name="Preformatted_20_Text">data/aero/timestep_info/00122/zeta/00002</text:p>
      <text:p text:style-name="Preformatted_20_Text">data/aero/timestep_info/00122/zeta/00003</text:p>
      <text:p text:style-name="Preformatted_20_Text">data/aero/timestep_info/00122/zeta/_read_as</text:p>
      <text:p text:style-name="Preformatted_20_Text">data/aero/timestep_info/00122/zeta_dot/00000</text:p>
      <text:p text:style-name="Preformatted_20_Text">data/aero/timestep_info/00122/zeta_dot/00001</text:p>
      <text:p text:style-name="Preformatted_20_Text">data/aero/timestep_info/00122/zeta_dot/00002</text:p>
      <text:p text:style-name="Preformatted_20_Text">data/aero/timestep_info/00122/zeta_dot/00003</text:p>
      <text:p text:style-name="Preformatted_20_Text">data/aero/timestep_info/00122/zeta_dot/_read_as</text:p>
      <text:p text:style-name="Preformatted_20_Text">data/aero/timestep_info/00122/zeta_star/00000</text:p>
      <text:p text:style-name="Preformatted_20_Text">data/aero/timestep_info/00122/zeta_star/00001</text:p>
      <text:p text:style-name="Preformatted_20_Text">data/aero/timestep_info/00122/zeta_star/00002</text:p>
      <text:p text:style-name="Preformatted_20_Text">data/aero/timestep_info/00122/zeta_star/00003</text:p>
      <text:p text:style-name="Preformatted_20_Text">data/aero/timestep_info/00122/zeta_star/_read_as</text:p>
      <text:p text:style-name="Preformatted_20_Text">data/aero/timestep_info/00123/_read_as</text:p>
      <text:p text:style-name="Preformatted_20_Text">data/aero/timestep_info/00123/body_steady_forces</text:p>
      <text:p text:style-name="Preformatted_20_Text">data/aero/timestep_info/00123/body_unsteady_forces</text:p>
      <text:p text:style-name="Preformatted_20_Text">data/aero/timestep_info/00123/control_surface_deflection</text:p>
      <text:p text:style-name="Preformatted_20_Text">data/aero/timestep_info/00123/ct_dimensions</text:p>
      <text:p text:style-name="Preformatted_20_Text">data/aero/timestep_info/00123/ct_dimensions_star</text:p>
      <text:p text:style-name="Preformatted_20_Text">data/aero/timestep_info/00123/dimensions</text:p>
      <text:p text:style-name="Preformatted_20_Text">data/aero/timestep_info/00123/dimensions_star</text:p>
      <text:p text:style-name="Preformatted_20_Text">data/aero/timestep_info/00123/dist_to_orig/00000</text:p>
      <text:p text:style-name="Preformatted_20_Text">data/aero/timestep_info/00123/dist_to_orig/00001</text:p>
      <text:p text:style-name="Preformatted_20_Text">data/aero/timestep_info/00123/dist_to_orig/00002</text:p>
      <text:p text:style-name="Preformatted_20_Text">data/aero/timestep_info/00123/dist_to_orig/00003</text:p>
      <text:p text:style-name="Preformatted_20_Text">data/aero/timestep_info/00123/dist_to_orig/_read_as</text:p>
      <text:p text:style-name="Preformatted_20_Text">data/aero/timestep_info/00123/dynamic_forces/00000</text:p>
      <text:p text:style-name="Preformatted_20_Text">data/aero/timestep_info/00123/dynamic_forces/00001</text:p>
      <text:p text:style-name="Preformatted_20_Text">data/aero/timestep_info/00123/dynamic_forces/00002</text:p>
      <text:p text:style-name="Preformatted_20_Text">data/aero/timestep_info/00123/dynamic_forces/00003</text:p>
      <text:p text:style-name="Preformatted_20_Text">data/aero/timestep_info/00123/dynamic_forces/_read_as</text:p>
      <text:p text:style-name="Preformatted_20_Text">data/aero/timestep_info/00123/flag_zeta_phantom</text:p>
      <text:p text:style-name="Preformatted_20_Text"><text:soft-page-break/>data/aero/timestep_info/00123/forces/00000</text:p>
      <text:p text:style-name="Preformatted_20_Text">data/aero/timestep_info/00123/forces/00001</text:p>
      <text:p text:style-name="Preformatted_20_Text">data/aero/timestep_info/00123/forces/00002</text:p>
      <text:p text:style-name="Preformatted_20_Text">data/aero/timestep_info/00123/forces/00003</text:p>
      <text:p text:style-name="Preformatted_20_Text">data/aero/timestep_info/00123/forces/_read_as</text:p>
      <text:p text:style-name="Preformatted_20_Text">data/aero/timestep_info/00123/gamma/00000</text:p>
      <text:p text:style-name="Preformatted_20_Text">data/aero/timestep_info/00123/gamma/00001</text:p>
      <text:p text:style-name="Preformatted_20_Text">data/aero/timestep_info/00123/gamma/00002</text:p>
      <text:p text:style-name="Preformatted_20_Text">data/aero/timestep_info/00123/gamma/00003</text:p>
      <text:p text:style-name="Preformatted_20_Text">data/aero/timestep_info/00123/gamma/_read_as</text:p>
      <text:p text:style-name="Preformatted_20_Text">data/aero/timestep_info/00123/gamma_dot/00000</text:p>
      <text:p text:style-name="Preformatted_20_Text">data/aero/timestep_info/00123/gamma_dot/00001</text:p>
      <text:p text:style-name="Preformatted_20_Text">data/aero/timestep_info/00123/gamma_dot/00002</text:p>
      <text:p text:style-name="Preformatted_20_Text">data/aero/timestep_info/00123/gamma_dot/00003</text:p>
      <text:p text:style-name="Preformatted_20_Text">data/aero/timestep_info/00123/gamma_dot/_read_as</text:p>
      <text:p text:style-name="Preformatted_20_Text">data/aero/timestep_info/00123/gamma_star/00000</text:p>
      <text:p text:style-name="Preformatted_20_Text">data/aero/timestep_info/00123/gamma_star/00001</text:p>
      <text:p text:style-name="Preformatted_20_Text">data/aero/timestep_info/00123/gamma_star/00002</text:p>
      <text:p text:style-name="Preformatted_20_Text">data/aero/timestep_info/00123/gamma_star/00003</text:p>
      <text:p text:style-name="Preformatted_20_Text">data/aero/timestep_info/00123/gamma_star/_read_as</text:p>
      <text:p text:style-name="Preformatted_20_Text">data/aero/timestep_info/00123/in_global_AFoR</text:p>
      <text:p text:style-name="Preformatted_20_Text">data/aero/timestep_info/00123/inertial_steady_forces</text:p>
      <text:p text:style-name="Preformatted_20_Text">data/aero/timestep_info/00123/inertial_unsteady_forces</text:p>
      <text:p text:style-name="Preformatted_20_Text">data/aero/timestep_info/00123/n_surf</text:p>
      <text:p text:style-name="Preformatted_20_Text">data/aero/timestep_info/00123/normals/00000</text:p>
      <text:p text:style-name="Preformatted_20_Text">data/aero/timestep_info/00123/normals/00001</text:p>
      <text:p text:style-name="Preformatted_20_Text">data/aero/timestep_info/00123/normals/00002</text:p>
      <text:p text:style-name="Preformatted_20_Text">data/aero/timestep_info/00123/normals/00003</text:p>
      <text:p text:style-name="Preformatted_20_Text">data/aero/timestep_info/00123/normals/_read_as</text:p>
      <text:p text:style-name="Preformatted_20_Text">data/aero/timestep_info/00123/postproc_cell/_read_as</text:p>
      <text:p text:style-name="Preformatted_20_Text">data/aero/timestep_info/00123/postproc_node/_read_as</text:p>
      <text:p text:style-name="Preformatted_20_Text">data/aero/timestep_info/00123/u_ext/00000</text:p>
      <text:p text:style-name="Preformatted_20_Text">data/aero/timestep_info/00123/u_ext/00001</text:p>
      <text:p text:style-name="Preformatted_20_Text">data/aero/timestep_info/00123/u_ext/00002</text:p>
      <text:p text:style-name="Preformatted_20_Text">data/aero/timestep_info/00123/u_ext/00003</text:p>
      <text:p text:style-name="Preformatted_20_Text">data/aero/timestep_info/00123/u_ext/_read_as</text:p>
      <text:p text:style-name="Preformatted_20_Text">data/aero/timestep_info/00123/u_ext_star/00000</text:p>
      <text:p text:style-name="Preformatted_20_Text">data/aero/timestep_info/00123/u_ext_star/00001</text:p>
      <text:p text:style-name="Preformatted_20_Text">data/aero/timestep_info/00123/u_ext_star/00002</text:p>
      <text:p text:style-name="Preformatted_20_Text">data/aero/timestep_info/00123/u_ext_star/00003</text:p>
      <text:p text:style-name="Preformatted_20_Text">data/aero/timestep_info/00123/u_ext_star/_read_as</text:p>
      <text:p text:style-name="Preformatted_20_Text">data/aero/timestep_info/00123/wake_conv_vel/00000</text:p>
      <text:p text:style-name="Preformatted_20_Text">data/aero/timestep_info/00123/wake_conv_vel/00001</text:p>
      <text:p text:style-name="Preformatted_20_Text">data/aero/timestep_info/00123/wake_conv_vel/00002</text:p>
      <text:p text:style-name="Preformatted_20_Text">data/aero/timestep_info/00123/wake_conv_vel/00003</text:p>
      <text:p text:style-name="Preformatted_20_Text">data/aero/timestep_info/00123/wake_conv_vel/_read_as</text:p>
      <text:p text:style-name="Preformatted_20_Text">data/aero/timestep_info/00123/zeta/00000</text:p>
      <text:p text:style-name="Preformatted_20_Text">data/aero/timestep_info/00123/zeta/00001</text:p>
      <text:p text:style-name="Preformatted_20_Text">data/aero/timestep_info/00123/zeta/00002</text:p>
      <text:p text:style-name="Preformatted_20_Text">data/aero/timestep_info/00123/zeta/00003</text:p>
      <text:p text:style-name="Preformatted_20_Text">data/aero/timestep_info/00123/zeta/_read_as</text:p>
      <text:p text:style-name="Preformatted_20_Text">data/aero/timestep_info/00123/zeta_dot/00000</text:p>
      <text:p text:style-name="Preformatted_20_Text">data/aero/timestep_info/00123/zeta_dot/00001</text:p>
      <text:p text:style-name="Preformatted_20_Text">data/aero/timestep_info/00123/zeta_dot/00002</text:p>
      <text:p text:style-name="Preformatted_20_Text">data/aero/timestep_info/00123/zeta_dot/00003</text:p>
      <text:p text:style-name="Preformatted_20_Text">data/aero/timestep_info/00123/zeta_dot/_read_as</text:p>
      <text:p text:style-name="Preformatted_20_Text">data/aero/timestep_info/00123/zeta_star/00000</text:p>
      <text:p text:style-name="Preformatted_20_Text">data/aero/timestep_info/00123/zeta_star/00001</text:p>
      <text:p text:style-name="Preformatted_20_Text">data/aero/timestep_info/00123/zeta_star/00002</text:p>
      <text:p text:style-name="Preformatted_20_Text">data/aero/timestep_info/00123/zeta_star/00003</text:p>
      <text:p text:style-name="Preformatted_20_Text">data/aero/timestep_info/00123/zeta_star/_read_as</text:p>
      <text:p text:style-name="Preformatted_20_Text">data/aero/timestep_info/00124/_read_as</text:p>
      <text:p text:style-name="Preformatted_20_Text">data/aero/timestep_info/00124/body_steady_forces</text:p>
      <text:p text:style-name="Preformatted_20_Text">data/aero/timestep_info/00124/body_unsteady_forces</text:p>
      <text:p text:style-name="Preformatted_20_Text"><text:soft-page-break/>data/aero/timestep_info/00124/control_surface_deflection</text:p>
      <text:p text:style-name="Preformatted_20_Text">data/aero/timestep_info/00124/ct_dimensions</text:p>
      <text:p text:style-name="Preformatted_20_Text">data/aero/timestep_info/00124/ct_dimensions_star</text:p>
      <text:p text:style-name="Preformatted_20_Text">data/aero/timestep_info/00124/dimensions</text:p>
      <text:p text:style-name="Preformatted_20_Text">data/aero/timestep_info/00124/dimensions_star</text:p>
      <text:p text:style-name="Preformatted_20_Text">data/aero/timestep_info/00124/dist_to_orig/00000</text:p>
      <text:p text:style-name="Preformatted_20_Text">data/aero/timestep_info/00124/dist_to_orig/00001</text:p>
      <text:p text:style-name="Preformatted_20_Text">data/aero/timestep_info/00124/dist_to_orig/00002</text:p>
      <text:p text:style-name="Preformatted_20_Text">data/aero/timestep_info/00124/dist_to_orig/00003</text:p>
      <text:p text:style-name="Preformatted_20_Text">data/aero/timestep_info/00124/dist_to_orig/_read_as</text:p>
      <text:p text:style-name="Preformatted_20_Text">data/aero/timestep_info/00124/dynamic_forces/00000</text:p>
      <text:p text:style-name="Preformatted_20_Text">data/aero/timestep_info/00124/dynamic_forces/00001</text:p>
      <text:p text:style-name="Preformatted_20_Text">data/aero/timestep_info/00124/dynamic_forces/00002</text:p>
      <text:p text:style-name="Preformatted_20_Text">data/aero/timestep_info/00124/dynamic_forces/00003</text:p>
      <text:p text:style-name="Preformatted_20_Text">data/aero/timestep_info/00124/dynamic_forces/_read_as</text:p>
      <text:p text:style-name="Preformatted_20_Text">data/aero/timestep_info/00124/flag_zeta_phantom</text:p>
      <text:p text:style-name="Preformatted_20_Text">data/aero/timestep_info/00124/forces/00000</text:p>
      <text:p text:style-name="Preformatted_20_Text">data/aero/timestep_info/00124/forces/00001</text:p>
      <text:p text:style-name="Preformatted_20_Text">data/aero/timestep_info/00124/forces/00002</text:p>
      <text:p text:style-name="Preformatted_20_Text">data/aero/timestep_info/00124/forces/00003</text:p>
      <text:p text:style-name="Preformatted_20_Text">data/aero/timestep_info/00124/forces/_read_as</text:p>
      <text:p text:style-name="Preformatted_20_Text">data/aero/timestep_info/00124/gamma/00000</text:p>
      <text:p text:style-name="Preformatted_20_Text">data/aero/timestep_info/00124/gamma/00001</text:p>
      <text:p text:style-name="Preformatted_20_Text">data/aero/timestep_info/00124/gamma/00002</text:p>
      <text:p text:style-name="Preformatted_20_Text">data/aero/timestep_info/00124/gamma/00003</text:p>
      <text:p text:style-name="Preformatted_20_Text">data/aero/timestep_info/00124/gamma/_read_as</text:p>
      <text:p text:style-name="Preformatted_20_Text">data/aero/timestep_info/00124/gamma_dot/00000</text:p>
      <text:p text:style-name="Preformatted_20_Text">data/aero/timestep_info/00124/gamma_dot/00001</text:p>
      <text:p text:style-name="Preformatted_20_Text">data/aero/timestep_info/00124/gamma_dot/00002</text:p>
      <text:p text:style-name="Preformatted_20_Text">data/aero/timestep_info/00124/gamma_dot/00003</text:p>
      <text:p text:style-name="Preformatted_20_Text">data/aero/timestep_info/00124/gamma_dot/_read_as</text:p>
      <text:p text:style-name="Preformatted_20_Text">data/aero/timestep_info/00124/gamma_star/00000</text:p>
      <text:p text:style-name="Preformatted_20_Text">data/aero/timestep_info/00124/gamma_star/00001</text:p>
      <text:p text:style-name="Preformatted_20_Text">data/aero/timestep_info/00124/gamma_star/00002</text:p>
      <text:p text:style-name="Preformatted_20_Text">data/aero/timestep_info/00124/gamma_star/00003</text:p>
      <text:p text:style-name="Preformatted_20_Text">data/aero/timestep_info/00124/gamma_star/_read_as</text:p>
      <text:p text:style-name="Preformatted_20_Text">data/aero/timestep_info/00124/in_global_AFoR</text:p>
      <text:p text:style-name="Preformatted_20_Text">data/aero/timestep_info/00124/inertial_steady_forces</text:p>
      <text:p text:style-name="Preformatted_20_Text">data/aero/timestep_info/00124/inertial_unsteady_forces</text:p>
      <text:p text:style-name="Preformatted_20_Text">data/aero/timestep_info/00124/n_surf</text:p>
      <text:p text:style-name="Preformatted_20_Text">data/aero/timestep_info/00124/normals/00000</text:p>
      <text:p text:style-name="Preformatted_20_Text">data/aero/timestep_info/00124/normals/00001</text:p>
      <text:p text:style-name="Preformatted_20_Text">data/aero/timestep_info/00124/normals/00002</text:p>
      <text:p text:style-name="Preformatted_20_Text">data/aero/timestep_info/00124/normals/00003</text:p>
      <text:p text:style-name="Preformatted_20_Text">data/aero/timestep_info/00124/normals/_read_as</text:p>
      <text:p text:style-name="Preformatted_20_Text">data/aero/timestep_info/00124/postproc_cell/_read_as</text:p>
      <text:p text:style-name="Preformatted_20_Text">data/aero/timestep_info/00124/postproc_node/_read_as</text:p>
      <text:p text:style-name="Preformatted_20_Text">data/aero/timestep_info/00124/u_ext/00000</text:p>
      <text:p text:style-name="Preformatted_20_Text">data/aero/timestep_info/00124/u_ext/00001</text:p>
      <text:p text:style-name="Preformatted_20_Text">data/aero/timestep_info/00124/u_ext/00002</text:p>
      <text:p text:style-name="Preformatted_20_Text">data/aero/timestep_info/00124/u_ext/00003</text:p>
      <text:p text:style-name="Preformatted_20_Text">data/aero/timestep_info/00124/u_ext/_read_as</text:p>
      <text:p text:style-name="Preformatted_20_Text">data/aero/timestep_info/00124/u_ext_star/00000</text:p>
      <text:p text:style-name="Preformatted_20_Text">data/aero/timestep_info/00124/u_ext_star/00001</text:p>
      <text:p text:style-name="Preformatted_20_Text">data/aero/timestep_info/00124/u_ext_star/00002</text:p>
      <text:p text:style-name="Preformatted_20_Text">data/aero/timestep_info/00124/u_ext_star/00003</text:p>
      <text:p text:style-name="Preformatted_20_Text">data/aero/timestep_info/00124/u_ext_star/_read_as</text:p>
      <text:p text:style-name="Preformatted_20_Text">data/aero/timestep_info/00124/wake_conv_vel/00000</text:p>
      <text:p text:style-name="Preformatted_20_Text">data/aero/timestep_info/00124/wake_conv_vel/00001</text:p>
      <text:p text:style-name="Preformatted_20_Text">data/aero/timestep_info/00124/wake_conv_vel/00002</text:p>
      <text:p text:style-name="Preformatted_20_Text">data/aero/timestep_info/00124/wake_conv_vel/00003</text:p>
      <text:p text:style-name="Preformatted_20_Text">data/aero/timestep_info/00124/wake_conv_vel/_read_as</text:p>
      <text:p text:style-name="Preformatted_20_Text">data/aero/timestep_info/00124/zeta/00000</text:p>
      <text:p text:style-name="Preformatted_20_Text">data/aero/timestep_info/00124/zeta/00001</text:p>
      <text:p text:style-name="Preformatted_20_Text"><text:soft-page-break/>data/aero/timestep_info/00124/zeta/00002</text:p>
      <text:p text:style-name="Preformatted_20_Text">data/aero/timestep_info/00124/zeta/00003</text:p>
      <text:p text:style-name="Preformatted_20_Text">data/aero/timestep_info/00124/zeta/_read_as</text:p>
      <text:p text:style-name="Preformatted_20_Text">data/aero/timestep_info/00124/zeta_dot/00000</text:p>
      <text:p text:style-name="Preformatted_20_Text">data/aero/timestep_info/00124/zeta_dot/00001</text:p>
      <text:p text:style-name="Preformatted_20_Text">data/aero/timestep_info/00124/zeta_dot/00002</text:p>
      <text:p text:style-name="Preformatted_20_Text">data/aero/timestep_info/00124/zeta_dot/00003</text:p>
      <text:p text:style-name="Preformatted_20_Text">data/aero/timestep_info/00124/zeta_dot/_read_as</text:p>
      <text:p text:style-name="Preformatted_20_Text">data/aero/timestep_info/00124/zeta_star/00000</text:p>
      <text:p text:style-name="Preformatted_20_Text">data/aero/timestep_info/00124/zeta_star/00001</text:p>
      <text:p text:style-name="Preformatted_20_Text">data/aero/timestep_info/00124/zeta_star/00002</text:p>
      <text:p text:style-name="Preformatted_20_Text">data/aero/timestep_info/00124/zeta_star/00003</text:p>
      <text:p text:style-name="Preformatted_20_Text">data/aero/timestep_info/00124/zeta_star/_read_as</text:p>
      <text:p text:style-name="Preformatted_20_Text">data/aero/timestep_info/00125/_read_as</text:p>
      <text:p text:style-name="Preformatted_20_Text">data/aero/timestep_info/00125/body_steady_forces</text:p>
      <text:p text:style-name="Preformatted_20_Text">data/aero/timestep_info/00125/body_unsteady_forces</text:p>
      <text:p text:style-name="Preformatted_20_Text">data/aero/timestep_info/00125/control_surface_deflection</text:p>
      <text:p text:style-name="Preformatted_20_Text">data/aero/timestep_info/00125/ct_dimensions</text:p>
      <text:p text:style-name="Preformatted_20_Text">data/aero/timestep_info/00125/ct_dimensions_star</text:p>
      <text:p text:style-name="Preformatted_20_Text">data/aero/timestep_info/00125/dimensions</text:p>
      <text:p text:style-name="Preformatted_20_Text">data/aero/timestep_info/00125/dimensions_star</text:p>
      <text:p text:style-name="Preformatted_20_Text">data/aero/timestep_info/00125/dist_to_orig/00000</text:p>
      <text:p text:style-name="Preformatted_20_Text">data/aero/timestep_info/00125/dist_to_orig/00001</text:p>
      <text:p text:style-name="Preformatted_20_Text">data/aero/timestep_info/00125/dist_to_orig/00002</text:p>
      <text:p text:style-name="Preformatted_20_Text">data/aero/timestep_info/00125/dist_to_orig/00003</text:p>
      <text:p text:style-name="Preformatted_20_Text">data/aero/timestep_info/00125/dist_to_orig/_read_as</text:p>
      <text:p text:style-name="Preformatted_20_Text">data/aero/timestep_info/00125/dynamic_forces/00000</text:p>
      <text:p text:style-name="Preformatted_20_Text">data/aero/timestep_info/00125/dynamic_forces/00001</text:p>
      <text:p text:style-name="Preformatted_20_Text">data/aero/timestep_info/00125/dynamic_forces/00002</text:p>
      <text:p text:style-name="Preformatted_20_Text">data/aero/timestep_info/00125/dynamic_forces/00003</text:p>
      <text:p text:style-name="Preformatted_20_Text">data/aero/timestep_info/00125/dynamic_forces/_read_as</text:p>
      <text:p text:style-name="Preformatted_20_Text">data/aero/timestep_info/00125/flag_zeta_phantom</text:p>
      <text:p text:style-name="Preformatted_20_Text">data/aero/timestep_info/00125/forces/00000</text:p>
      <text:p text:style-name="Preformatted_20_Text">data/aero/timestep_info/00125/forces/00001</text:p>
      <text:p text:style-name="Preformatted_20_Text">data/aero/timestep_info/00125/forces/00002</text:p>
      <text:p text:style-name="Preformatted_20_Text">data/aero/timestep_info/00125/forces/00003</text:p>
      <text:p text:style-name="Preformatted_20_Text">data/aero/timestep_info/00125/forces/_read_as</text:p>
      <text:p text:style-name="Preformatted_20_Text">data/aero/timestep_info/00125/gamma/00000</text:p>
      <text:p text:style-name="Preformatted_20_Text">data/aero/timestep_info/00125/gamma/00001</text:p>
      <text:p text:style-name="Preformatted_20_Text">data/aero/timestep_info/00125/gamma/00002</text:p>
      <text:p text:style-name="Preformatted_20_Text">data/aero/timestep_info/00125/gamma/00003</text:p>
      <text:p text:style-name="Preformatted_20_Text">data/aero/timestep_info/00125/gamma/_read_as</text:p>
      <text:p text:style-name="Preformatted_20_Text">data/aero/timestep_info/00125/gamma_dot/00000</text:p>
      <text:p text:style-name="Preformatted_20_Text">data/aero/timestep_info/00125/gamma_dot/00001</text:p>
      <text:p text:style-name="Preformatted_20_Text">data/aero/timestep_info/00125/gamma_dot/00002</text:p>
      <text:p text:style-name="Preformatted_20_Text">data/aero/timestep_info/00125/gamma_dot/00003</text:p>
      <text:p text:style-name="Preformatted_20_Text">data/aero/timestep_info/00125/gamma_dot/_read_as</text:p>
      <text:p text:style-name="Preformatted_20_Text">data/aero/timestep_info/00125/gamma_star/00000</text:p>
      <text:p text:style-name="Preformatted_20_Text">data/aero/timestep_info/00125/gamma_star/00001</text:p>
      <text:p text:style-name="Preformatted_20_Text">data/aero/timestep_info/00125/gamma_star/00002</text:p>
      <text:p text:style-name="Preformatted_20_Text">data/aero/timestep_info/00125/gamma_star/00003</text:p>
      <text:p text:style-name="Preformatted_20_Text">data/aero/timestep_info/00125/gamma_star/_read_as</text:p>
      <text:p text:style-name="Preformatted_20_Text">data/aero/timestep_info/00125/in_global_AFoR</text:p>
      <text:p text:style-name="Preformatted_20_Text">data/aero/timestep_info/00125/inertial_steady_forces</text:p>
      <text:p text:style-name="Preformatted_20_Text">data/aero/timestep_info/00125/inertial_unsteady_forces</text:p>
      <text:p text:style-name="Preformatted_20_Text">data/aero/timestep_info/00125/n_surf</text:p>
      <text:p text:style-name="Preformatted_20_Text">data/aero/timestep_info/00125/normals/00000</text:p>
      <text:p text:style-name="Preformatted_20_Text">data/aero/timestep_info/00125/normals/00001</text:p>
      <text:p text:style-name="Preformatted_20_Text">data/aero/timestep_info/00125/normals/00002</text:p>
      <text:p text:style-name="Preformatted_20_Text">data/aero/timestep_info/00125/normals/00003</text:p>
      <text:p text:style-name="Preformatted_20_Text">data/aero/timestep_info/00125/normals/_read_as</text:p>
      <text:p text:style-name="Preformatted_20_Text">data/aero/timestep_info/00125/postproc_cell/_read_as</text:p>
      <text:p text:style-name="Preformatted_20_Text">data/aero/timestep_info/00125/postproc_node/_read_as</text:p>
      <text:p text:style-name="Preformatted_20_Text">data/aero/timestep_info/00125/u_ext/00000</text:p>
      <text:p text:style-name="Preformatted_20_Text"><text:soft-page-break/>data/aero/timestep_info/00125/u_ext/00001</text:p>
      <text:p text:style-name="Preformatted_20_Text">data/aero/timestep_info/00125/u_ext/00002</text:p>
      <text:p text:style-name="Preformatted_20_Text">data/aero/timestep_info/00125/u_ext/00003</text:p>
      <text:p text:style-name="Preformatted_20_Text">data/aero/timestep_info/00125/u_ext/_read_as</text:p>
      <text:p text:style-name="Preformatted_20_Text">data/aero/timestep_info/00125/u_ext_star/00000</text:p>
      <text:p text:style-name="Preformatted_20_Text">data/aero/timestep_info/00125/u_ext_star/00001</text:p>
      <text:p text:style-name="Preformatted_20_Text">data/aero/timestep_info/00125/u_ext_star/00002</text:p>
      <text:p text:style-name="Preformatted_20_Text">data/aero/timestep_info/00125/u_ext_star/00003</text:p>
      <text:p text:style-name="Preformatted_20_Text">data/aero/timestep_info/00125/u_ext_star/_read_as</text:p>
      <text:p text:style-name="Preformatted_20_Text">data/aero/timestep_info/00125/wake_conv_vel/00000</text:p>
      <text:p text:style-name="Preformatted_20_Text">data/aero/timestep_info/00125/wake_conv_vel/00001</text:p>
      <text:p text:style-name="Preformatted_20_Text">data/aero/timestep_info/00125/wake_conv_vel/00002</text:p>
      <text:p text:style-name="Preformatted_20_Text">data/aero/timestep_info/00125/wake_conv_vel/00003</text:p>
      <text:p text:style-name="Preformatted_20_Text">data/aero/timestep_info/00125/wake_conv_vel/_read_as</text:p>
      <text:p text:style-name="Preformatted_20_Text">data/aero/timestep_info/00125/zeta/00000</text:p>
      <text:p text:style-name="Preformatted_20_Text">data/aero/timestep_info/00125/zeta/00001</text:p>
      <text:p text:style-name="Preformatted_20_Text">data/aero/timestep_info/00125/zeta/00002</text:p>
      <text:p text:style-name="Preformatted_20_Text">data/aero/timestep_info/00125/zeta/00003</text:p>
      <text:p text:style-name="Preformatted_20_Text">data/aero/timestep_info/00125/zeta/_read_as</text:p>
      <text:p text:style-name="Preformatted_20_Text">data/aero/timestep_info/00125/zeta_dot/00000</text:p>
      <text:p text:style-name="Preformatted_20_Text">data/aero/timestep_info/00125/zeta_dot/00001</text:p>
      <text:p text:style-name="Preformatted_20_Text">data/aero/timestep_info/00125/zeta_dot/00002</text:p>
      <text:p text:style-name="Preformatted_20_Text">data/aero/timestep_info/00125/zeta_dot/00003</text:p>
      <text:p text:style-name="Preformatted_20_Text">data/aero/timestep_info/00125/zeta_dot/_read_as</text:p>
      <text:p text:style-name="Preformatted_20_Text">data/aero/timestep_info/00125/zeta_star/00000</text:p>
      <text:p text:style-name="Preformatted_20_Text">data/aero/timestep_info/00125/zeta_star/00001</text:p>
      <text:p text:style-name="Preformatted_20_Text">data/aero/timestep_info/00125/zeta_star/00002</text:p>
      <text:p text:style-name="Preformatted_20_Text">data/aero/timestep_info/00125/zeta_star/00003</text:p>
      <text:p text:style-name="Preformatted_20_Text">data/aero/timestep_info/00125/zeta_star/_read_as</text:p>
      <text:p text:style-name="Preformatted_20_Text">data/aero/timestep_info/00126/_read_as</text:p>
      <text:p text:style-name="Preformatted_20_Text">data/aero/timestep_info/00126/body_steady_forces</text:p>
      <text:p text:style-name="Preformatted_20_Text">data/aero/timestep_info/00126/body_unsteady_forces</text:p>
      <text:p text:style-name="Preformatted_20_Text">data/aero/timestep_info/00126/control_surface_deflection</text:p>
      <text:p text:style-name="Preformatted_20_Text">data/aero/timestep_info/00126/ct_dimensions</text:p>
      <text:p text:style-name="Preformatted_20_Text">data/aero/timestep_info/00126/ct_dimensions_star</text:p>
      <text:p text:style-name="Preformatted_20_Text">data/aero/timestep_info/00126/dimensions</text:p>
      <text:p text:style-name="Preformatted_20_Text">data/aero/timestep_info/00126/dimensions_star</text:p>
      <text:p text:style-name="Preformatted_20_Text">data/aero/timestep_info/00126/dist_to_orig/00000</text:p>
      <text:p text:style-name="Preformatted_20_Text">data/aero/timestep_info/00126/dist_to_orig/00001</text:p>
      <text:p text:style-name="Preformatted_20_Text">data/aero/timestep_info/00126/dist_to_orig/00002</text:p>
      <text:p text:style-name="Preformatted_20_Text">data/aero/timestep_info/00126/dist_to_orig/00003</text:p>
      <text:p text:style-name="Preformatted_20_Text">data/aero/timestep_info/00126/dist_to_orig/_read_as</text:p>
      <text:p text:style-name="Preformatted_20_Text">data/aero/timestep_info/00126/dynamic_forces/00000</text:p>
      <text:p text:style-name="Preformatted_20_Text">data/aero/timestep_info/00126/dynamic_forces/00001</text:p>
      <text:p text:style-name="Preformatted_20_Text">data/aero/timestep_info/00126/dynamic_forces/00002</text:p>
      <text:p text:style-name="Preformatted_20_Text">data/aero/timestep_info/00126/dynamic_forces/00003</text:p>
      <text:p text:style-name="Preformatted_20_Text">data/aero/timestep_info/00126/dynamic_forces/_read_as</text:p>
      <text:p text:style-name="Preformatted_20_Text">data/aero/timestep_info/00126/flag_zeta_phantom</text:p>
      <text:p text:style-name="Preformatted_20_Text">data/aero/timestep_info/00126/forces/00000</text:p>
      <text:p text:style-name="Preformatted_20_Text">data/aero/timestep_info/00126/forces/00001</text:p>
      <text:p text:style-name="Preformatted_20_Text">data/aero/timestep_info/00126/forces/00002</text:p>
      <text:p text:style-name="Preformatted_20_Text">data/aero/timestep_info/00126/forces/00003</text:p>
      <text:p text:style-name="Preformatted_20_Text">data/aero/timestep_info/00126/forces/_read_as</text:p>
      <text:p text:style-name="Preformatted_20_Text">data/aero/timestep_info/00126/gamma/00000</text:p>
      <text:p text:style-name="Preformatted_20_Text">data/aero/timestep_info/00126/gamma/00001</text:p>
      <text:p text:style-name="Preformatted_20_Text">data/aero/timestep_info/00126/gamma/00002</text:p>
      <text:p text:style-name="Preformatted_20_Text">data/aero/timestep_info/00126/gamma/00003</text:p>
      <text:p text:style-name="Preformatted_20_Text">data/aero/timestep_info/00126/gamma/_read_as</text:p>
      <text:p text:style-name="Preformatted_20_Text">data/aero/timestep_info/00126/gamma_dot/00000</text:p>
      <text:p text:style-name="Preformatted_20_Text">data/aero/timestep_info/00126/gamma_dot/00001</text:p>
      <text:p text:style-name="Preformatted_20_Text">data/aero/timestep_info/00126/gamma_dot/00002</text:p>
      <text:p text:style-name="Preformatted_20_Text">data/aero/timestep_info/00126/gamma_dot/00003</text:p>
      <text:p text:style-name="Preformatted_20_Text">data/aero/timestep_info/00126/gamma_dot/_read_as</text:p>
      <text:p text:style-name="Preformatted_20_Text">data/aero/timestep_info/00126/gamma_star/00000</text:p>
      <text:p text:style-name="Preformatted_20_Text"><text:soft-page-break/>data/aero/timestep_info/00126/gamma_star/00001</text:p>
      <text:p text:style-name="Preformatted_20_Text">data/aero/timestep_info/00126/gamma_star/00002</text:p>
      <text:p text:style-name="Preformatted_20_Text">data/aero/timestep_info/00126/gamma_star/00003</text:p>
      <text:p text:style-name="Preformatted_20_Text">data/aero/timestep_info/00126/gamma_star/_read_as</text:p>
      <text:p text:style-name="Preformatted_20_Text">data/aero/timestep_info/00126/in_global_AFoR</text:p>
      <text:p text:style-name="Preformatted_20_Text">data/aero/timestep_info/00126/inertial_steady_forces</text:p>
      <text:p text:style-name="Preformatted_20_Text">data/aero/timestep_info/00126/inertial_unsteady_forces</text:p>
      <text:p text:style-name="Preformatted_20_Text">data/aero/timestep_info/00126/n_surf</text:p>
      <text:p text:style-name="Preformatted_20_Text">data/aero/timestep_info/00126/normals/00000</text:p>
      <text:p text:style-name="Preformatted_20_Text">data/aero/timestep_info/00126/normals/00001</text:p>
      <text:p text:style-name="Preformatted_20_Text">data/aero/timestep_info/00126/normals/00002</text:p>
      <text:p text:style-name="Preformatted_20_Text">data/aero/timestep_info/00126/normals/00003</text:p>
      <text:p text:style-name="Preformatted_20_Text">data/aero/timestep_info/00126/normals/_read_as</text:p>
      <text:p text:style-name="Preformatted_20_Text">data/aero/timestep_info/00126/postproc_cell/_read_as</text:p>
      <text:p text:style-name="Preformatted_20_Text">data/aero/timestep_info/00126/postproc_node/_read_as</text:p>
      <text:p text:style-name="Preformatted_20_Text">data/aero/timestep_info/00126/u_ext/00000</text:p>
      <text:p text:style-name="Preformatted_20_Text">data/aero/timestep_info/00126/u_ext/00001</text:p>
      <text:p text:style-name="Preformatted_20_Text">data/aero/timestep_info/00126/u_ext/00002</text:p>
      <text:p text:style-name="Preformatted_20_Text">data/aero/timestep_info/00126/u_ext/00003</text:p>
      <text:p text:style-name="Preformatted_20_Text">data/aero/timestep_info/00126/u_ext/_read_as</text:p>
      <text:p text:style-name="Preformatted_20_Text">data/aero/timestep_info/00126/u_ext_star/00000</text:p>
      <text:p text:style-name="Preformatted_20_Text">data/aero/timestep_info/00126/u_ext_star/00001</text:p>
      <text:p text:style-name="Preformatted_20_Text">data/aero/timestep_info/00126/u_ext_star/00002</text:p>
      <text:p text:style-name="Preformatted_20_Text">data/aero/timestep_info/00126/u_ext_star/00003</text:p>
      <text:p text:style-name="Preformatted_20_Text">data/aero/timestep_info/00126/u_ext_star/_read_as</text:p>
      <text:p text:style-name="Preformatted_20_Text">data/aero/timestep_info/00126/wake_conv_vel/00000</text:p>
      <text:p text:style-name="Preformatted_20_Text">data/aero/timestep_info/00126/wake_conv_vel/00001</text:p>
      <text:p text:style-name="Preformatted_20_Text">data/aero/timestep_info/00126/wake_conv_vel/00002</text:p>
      <text:p text:style-name="Preformatted_20_Text">data/aero/timestep_info/00126/wake_conv_vel/00003</text:p>
      <text:p text:style-name="Preformatted_20_Text">data/aero/timestep_info/00126/wake_conv_vel/_read_as</text:p>
      <text:p text:style-name="Preformatted_20_Text">data/aero/timestep_info/00126/zeta/00000</text:p>
      <text:p text:style-name="Preformatted_20_Text">data/aero/timestep_info/00126/zeta/00001</text:p>
      <text:p text:style-name="Preformatted_20_Text">data/aero/timestep_info/00126/zeta/00002</text:p>
      <text:p text:style-name="Preformatted_20_Text">data/aero/timestep_info/00126/zeta/00003</text:p>
      <text:p text:style-name="Preformatted_20_Text">data/aero/timestep_info/00126/zeta/_read_as</text:p>
      <text:p text:style-name="Preformatted_20_Text">data/aero/timestep_info/00126/zeta_dot/00000</text:p>
      <text:p text:style-name="Preformatted_20_Text">data/aero/timestep_info/00126/zeta_dot/00001</text:p>
      <text:p text:style-name="Preformatted_20_Text">data/aero/timestep_info/00126/zeta_dot/00002</text:p>
      <text:p text:style-name="Preformatted_20_Text">data/aero/timestep_info/00126/zeta_dot/00003</text:p>
      <text:p text:style-name="Preformatted_20_Text">data/aero/timestep_info/00126/zeta_dot/_read_as</text:p>
      <text:p text:style-name="Preformatted_20_Text">data/aero/timestep_info/00126/zeta_star/00000</text:p>
      <text:p text:style-name="Preformatted_20_Text">data/aero/timestep_info/00126/zeta_star/00001</text:p>
      <text:p text:style-name="Preformatted_20_Text">data/aero/timestep_info/00126/zeta_star/00002</text:p>
      <text:p text:style-name="Preformatted_20_Text">data/aero/timestep_info/00126/zeta_star/00003</text:p>
      <text:p text:style-name="Preformatted_20_Text">data/aero/timestep_info/00126/zeta_star/_read_as</text:p>
      <text:p text:style-name="Preformatted_20_Text">data/aero/timestep_info/00127/_read_as</text:p>
      <text:p text:style-name="Preformatted_20_Text">data/aero/timestep_info/00127/body_steady_forces</text:p>
      <text:p text:style-name="Preformatted_20_Text">data/aero/timestep_info/00127/body_unsteady_forces</text:p>
      <text:p text:style-name="Preformatted_20_Text">data/aero/timestep_info/00127/control_surface_deflection</text:p>
      <text:p text:style-name="Preformatted_20_Text">data/aero/timestep_info/00127/ct_dimensions</text:p>
      <text:p text:style-name="Preformatted_20_Text">data/aero/timestep_info/00127/ct_dimensions_star</text:p>
      <text:p text:style-name="Preformatted_20_Text">data/aero/timestep_info/00127/dimensions</text:p>
      <text:p text:style-name="Preformatted_20_Text">data/aero/timestep_info/00127/dimensions_star</text:p>
      <text:p text:style-name="Preformatted_20_Text">data/aero/timestep_info/00127/dist_to_orig/00000</text:p>
      <text:p text:style-name="Preformatted_20_Text">data/aero/timestep_info/00127/dist_to_orig/00001</text:p>
      <text:p text:style-name="Preformatted_20_Text">data/aero/timestep_info/00127/dist_to_orig/00002</text:p>
      <text:p text:style-name="Preformatted_20_Text">data/aero/timestep_info/00127/dist_to_orig/00003</text:p>
      <text:p text:style-name="Preformatted_20_Text">data/aero/timestep_info/00127/dist_to_orig/_read_as</text:p>
      <text:p text:style-name="Preformatted_20_Text">data/aero/timestep_info/00127/dynamic_forces/00000</text:p>
      <text:p text:style-name="Preformatted_20_Text">data/aero/timestep_info/00127/dynamic_forces/00001</text:p>
      <text:p text:style-name="Preformatted_20_Text">data/aero/timestep_info/00127/dynamic_forces/00002</text:p>
      <text:p text:style-name="Preformatted_20_Text">data/aero/timestep_info/00127/dynamic_forces/00003</text:p>
      <text:p text:style-name="Preformatted_20_Text">data/aero/timestep_info/00127/dynamic_forces/_read_as</text:p>
      <text:p text:style-name="Preformatted_20_Text">data/aero/timestep_info/00127/flag_zeta_phantom</text:p>
      <text:p text:style-name="Preformatted_20_Text"><text:soft-page-break/>data/aero/timestep_info/00127/forces/00000</text:p>
      <text:p text:style-name="Preformatted_20_Text">data/aero/timestep_info/00127/forces/00001</text:p>
      <text:p text:style-name="Preformatted_20_Text">data/aero/timestep_info/00127/forces/00002</text:p>
      <text:p text:style-name="Preformatted_20_Text">data/aero/timestep_info/00127/forces/00003</text:p>
      <text:p text:style-name="Preformatted_20_Text">data/aero/timestep_info/00127/forces/_read_as</text:p>
      <text:p text:style-name="Preformatted_20_Text">data/aero/timestep_info/00127/gamma/00000</text:p>
      <text:p text:style-name="Preformatted_20_Text">data/aero/timestep_info/00127/gamma/00001</text:p>
      <text:p text:style-name="Preformatted_20_Text">data/aero/timestep_info/00127/gamma/00002</text:p>
      <text:p text:style-name="Preformatted_20_Text">data/aero/timestep_info/00127/gamma/00003</text:p>
      <text:p text:style-name="Preformatted_20_Text">data/aero/timestep_info/00127/gamma/_read_as</text:p>
      <text:p text:style-name="Preformatted_20_Text">data/aero/timestep_info/00127/gamma_dot/00000</text:p>
      <text:p text:style-name="Preformatted_20_Text">data/aero/timestep_info/00127/gamma_dot/00001</text:p>
      <text:p text:style-name="Preformatted_20_Text">data/aero/timestep_info/00127/gamma_dot/00002</text:p>
      <text:p text:style-name="Preformatted_20_Text">data/aero/timestep_info/00127/gamma_dot/00003</text:p>
      <text:p text:style-name="Preformatted_20_Text">data/aero/timestep_info/00127/gamma_dot/_read_as</text:p>
      <text:p text:style-name="Preformatted_20_Text">data/aero/timestep_info/00127/gamma_star/00000</text:p>
      <text:p text:style-name="Preformatted_20_Text">data/aero/timestep_info/00127/gamma_star/00001</text:p>
      <text:p text:style-name="Preformatted_20_Text">data/aero/timestep_info/00127/gamma_star/00002</text:p>
      <text:p text:style-name="Preformatted_20_Text">data/aero/timestep_info/00127/gamma_star/00003</text:p>
      <text:p text:style-name="Preformatted_20_Text">data/aero/timestep_info/00127/gamma_star/_read_as</text:p>
      <text:p text:style-name="Preformatted_20_Text">data/aero/timestep_info/00127/in_global_AFoR</text:p>
      <text:p text:style-name="Preformatted_20_Text">data/aero/timestep_info/00127/inertial_steady_forces</text:p>
      <text:p text:style-name="Preformatted_20_Text">data/aero/timestep_info/00127/inertial_unsteady_forces</text:p>
      <text:p text:style-name="Preformatted_20_Text">data/aero/timestep_info/00127/n_surf</text:p>
      <text:p text:style-name="Preformatted_20_Text">data/aero/timestep_info/00127/normals/00000</text:p>
      <text:p text:style-name="Preformatted_20_Text">data/aero/timestep_info/00127/normals/00001</text:p>
      <text:p text:style-name="Preformatted_20_Text">data/aero/timestep_info/00127/normals/00002</text:p>
      <text:p text:style-name="Preformatted_20_Text">data/aero/timestep_info/00127/normals/00003</text:p>
      <text:p text:style-name="Preformatted_20_Text">data/aero/timestep_info/00127/normals/_read_as</text:p>
      <text:p text:style-name="Preformatted_20_Text">data/aero/timestep_info/00127/postproc_cell/_read_as</text:p>
      <text:p text:style-name="Preformatted_20_Text">data/aero/timestep_info/00127/postproc_node/_read_as</text:p>
      <text:p text:style-name="Preformatted_20_Text">data/aero/timestep_info/00127/u_ext/00000</text:p>
      <text:p text:style-name="Preformatted_20_Text">data/aero/timestep_info/00127/u_ext/00001</text:p>
      <text:p text:style-name="Preformatted_20_Text">data/aero/timestep_info/00127/u_ext/00002</text:p>
      <text:p text:style-name="Preformatted_20_Text">data/aero/timestep_info/00127/u_ext/00003</text:p>
      <text:p text:style-name="Preformatted_20_Text">data/aero/timestep_info/00127/u_ext/_read_as</text:p>
      <text:p text:style-name="Preformatted_20_Text">data/aero/timestep_info/00127/u_ext_star/00000</text:p>
      <text:p text:style-name="Preformatted_20_Text">data/aero/timestep_info/00127/u_ext_star/00001</text:p>
      <text:p text:style-name="Preformatted_20_Text">data/aero/timestep_info/00127/u_ext_star/00002</text:p>
      <text:p text:style-name="Preformatted_20_Text">data/aero/timestep_info/00127/u_ext_star/00003</text:p>
      <text:p text:style-name="Preformatted_20_Text">data/aero/timestep_info/00127/u_ext_star/_read_as</text:p>
      <text:p text:style-name="Preformatted_20_Text">data/aero/timestep_info/00127/wake_conv_vel/00000</text:p>
      <text:p text:style-name="Preformatted_20_Text">data/aero/timestep_info/00127/wake_conv_vel/00001</text:p>
      <text:p text:style-name="Preformatted_20_Text">data/aero/timestep_info/00127/wake_conv_vel/00002</text:p>
      <text:p text:style-name="Preformatted_20_Text">data/aero/timestep_info/00127/wake_conv_vel/00003</text:p>
      <text:p text:style-name="Preformatted_20_Text">data/aero/timestep_info/00127/wake_conv_vel/_read_as</text:p>
      <text:p text:style-name="Preformatted_20_Text">data/aero/timestep_info/00127/zeta/00000</text:p>
      <text:p text:style-name="Preformatted_20_Text">data/aero/timestep_info/00127/zeta/00001</text:p>
      <text:p text:style-name="Preformatted_20_Text">data/aero/timestep_info/00127/zeta/00002</text:p>
      <text:p text:style-name="Preformatted_20_Text">data/aero/timestep_info/00127/zeta/00003</text:p>
      <text:p text:style-name="Preformatted_20_Text">data/aero/timestep_info/00127/zeta/_read_as</text:p>
      <text:p text:style-name="Preformatted_20_Text">data/aero/timestep_info/00127/zeta_dot/00000</text:p>
      <text:p text:style-name="Preformatted_20_Text">data/aero/timestep_info/00127/zeta_dot/00001</text:p>
      <text:p text:style-name="Preformatted_20_Text">data/aero/timestep_info/00127/zeta_dot/00002</text:p>
      <text:p text:style-name="Preformatted_20_Text">data/aero/timestep_info/00127/zeta_dot/00003</text:p>
      <text:p text:style-name="Preformatted_20_Text">data/aero/timestep_info/00127/zeta_dot/_read_as</text:p>
      <text:p text:style-name="Preformatted_20_Text">data/aero/timestep_info/00127/zeta_star/00000</text:p>
      <text:p text:style-name="Preformatted_20_Text">data/aero/timestep_info/00127/zeta_star/00001</text:p>
      <text:p text:style-name="Preformatted_20_Text">data/aero/timestep_info/00127/zeta_star/00002</text:p>
      <text:p text:style-name="Preformatted_20_Text">data/aero/timestep_info/00127/zeta_star/00003</text:p>
      <text:p text:style-name="Preformatted_20_Text">data/aero/timestep_info/00127/zeta_star/_read_as</text:p>
      <text:p text:style-name="Preformatted_20_Text">data/aero/timestep_info/00128/_read_as</text:p>
      <text:p text:style-name="Preformatted_20_Text">data/aero/timestep_info/00128/body_steady_forces</text:p>
      <text:p text:style-name="Preformatted_20_Text">data/aero/timestep_info/00128/body_unsteady_forces</text:p>
      <text:p text:style-name="Preformatted_20_Text"><text:soft-page-break/>data/aero/timestep_info/00128/control_surface_deflection</text:p>
      <text:p text:style-name="Preformatted_20_Text">data/aero/timestep_info/00128/ct_dimensions</text:p>
      <text:p text:style-name="Preformatted_20_Text">data/aero/timestep_info/00128/ct_dimensions_star</text:p>
      <text:p text:style-name="Preformatted_20_Text">data/aero/timestep_info/00128/dimensions</text:p>
      <text:p text:style-name="Preformatted_20_Text">data/aero/timestep_info/00128/dimensions_star</text:p>
      <text:p text:style-name="Preformatted_20_Text">data/aero/timestep_info/00128/dist_to_orig/00000</text:p>
      <text:p text:style-name="Preformatted_20_Text">data/aero/timestep_info/00128/dist_to_orig/00001</text:p>
      <text:p text:style-name="Preformatted_20_Text">data/aero/timestep_info/00128/dist_to_orig/00002</text:p>
      <text:p text:style-name="Preformatted_20_Text">data/aero/timestep_info/00128/dist_to_orig/00003</text:p>
      <text:p text:style-name="Preformatted_20_Text">data/aero/timestep_info/00128/dist_to_orig/_read_as</text:p>
      <text:p text:style-name="Preformatted_20_Text">data/aero/timestep_info/00128/dynamic_forces/00000</text:p>
      <text:p text:style-name="Preformatted_20_Text">data/aero/timestep_info/00128/dynamic_forces/00001</text:p>
      <text:p text:style-name="Preformatted_20_Text">data/aero/timestep_info/00128/dynamic_forces/00002</text:p>
      <text:p text:style-name="Preformatted_20_Text">data/aero/timestep_info/00128/dynamic_forces/00003</text:p>
      <text:p text:style-name="Preformatted_20_Text">data/aero/timestep_info/00128/dynamic_forces/_read_as</text:p>
      <text:p text:style-name="Preformatted_20_Text">data/aero/timestep_info/00128/flag_zeta_phantom</text:p>
      <text:p text:style-name="Preformatted_20_Text">data/aero/timestep_info/00128/forces/00000</text:p>
      <text:p text:style-name="Preformatted_20_Text">data/aero/timestep_info/00128/forces/00001</text:p>
      <text:p text:style-name="Preformatted_20_Text">data/aero/timestep_info/00128/forces/00002</text:p>
      <text:p text:style-name="Preformatted_20_Text">data/aero/timestep_info/00128/forces/00003</text:p>
      <text:p text:style-name="Preformatted_20_Text">data/aero/timestep_info/00128/forces/_read_as</text:p>
      <text:p text:style-name="Preformatted_20_Text">data/aero/timestep_info/00128/gamma/00000</text:p>
      <text:p text:style-name="Preformatted_20_Text">data/aero/timestep_info/00128/gamma/00001</text:p>
      <text:p text:style-name="Preformatted_20_Text">data/aero/timestep_info/00128/gamma/00002</text:p>
      <text:p text:style-name="Preformatted_20_Text">data/aero/timestep_info/00128/gamma/00003</text:p>
      <text:p text:style-name="Preformatted_20_Text">data/aero/timestep_info/00128/gamma/_read_as</text:p>
      <text:p text:style-name="Preformatted_20_Text">data/aero/timestep_info/00128/gamma_dot/00000</text:p>
      <text:p text:style-name="Preformatted_20_Text">data/aero/timestep_info/00128/gamma_dot/00001</text:p>
      <text:p text:style-name="Preformatted_20_Text">data/aero/timestep_info/00128/gamma_dot/00002</text:p>
      <text:p text:style-name="Preformatted_20_Text">data/aero/timestep_info/00128/gamma_dot/00003</text:p>
      <text:p text:style-name="Preformatted_20_Text">data/aero/timestep_info/00128/gamma_dot/_read_as</text:p>
      <text:p text:style-name="Preformatted_20_Text">data/aero/timestep_info/00128/gamma_star/00000</text:p>
      <text:p text:style-name="Preformatted_20_Text">data/aero/timestep_info/00128/gamma_star/00001</text:p>
      <text:p text:style-name="Preformatted_20_Text">data/aero/timestep_info/00128/gamma_star/00002</text:p>
      <text:p text:style-name="Preformatted_20_Text">data/aero/timestep_info/00128/gamma_star/00003</text:p>
      <text:p text:style-name="Preformatted_20_Text">data/aero/timestep_info/00128/gamma_star/_read_as</text:p>
      <text:p text:style-name="Preformatted_20_Text">data/aero/timestep_info/00128/in_global_AFoR</text:p>
      <text:p text:style-name="Preformatted_20_Text">data/aero/timestep_info/00128/inertial_steady_forces</text:p>
      <text:p text:style-name="Preformatted_20_Text">data/aero/timestep_info/00128/inertial_unsteady_forces</text:p>
      <text:p text:style-name="Preformatted_20_Text">data/aero/timestep_info/00128/n_surf</text:p>
      <text:p text:style-name="Preformatted_20_Text">data/aero/timestep_info/00128/normals/00000</text:p>
      <text:p text:style-name="Preformatted_20_Text">data/aero/timestep_info/00128/normals/00001</text:p>
      <text:p text:style-name="Preformatted_20_Text">data/aero/timestep_info/00128/normals/00002</text:p>
      <text:p text:style-name="Preformatted_20_Text">data/aero/timestep_info/00128/normals/00003</text:p>
      <text:p text:style-name="Preformatted_20_Text">data/aero/timestep_info/00128/normals/_read_as</text:p>
      <text:p text:style-name="Preformatted_20_Text">data/aero/timestep_info/00128/postproc_cell/_read_as</text:p>
      <text:p text:style-name="Preformatted_20_Text">data/aero/timestep_info/00128/postproc_node/_read_as</text:p>
      <text:p text:style-name="Preformatted_20_Text">data/aero/timestep_info/00128/u_ext/00000</text:p>
      <text:p text:style-name="Preformatted_20_Text">data/aero/timestep_info/00128/u_ext/00001</text:p>
      <text:p text:style-name="Preformatted_20_Text">data/aero/timestep_info/00128/u_ext/00002</text:p>
      <text:p text:style-name="Preformatted_20_Text">data/aero/timestep_info/00128/u_ext/00003</text:p>
      <text:p text:style-name="Preformatted_20_Text">data/aero/timestep_info/00128/u_ext/_read_as</text:p>
      <text:p text:style-name="Preformatted_20_Text">data/aero/timestep_info/00128/u_ext_star/00000</text:p>
      <text:p text:style-name="Preformatted_20_Text">data/aero/timestep_info/00128/u_ext_star/00001</text:p>
      <text:p text:style-name="Preformatted_20_Text">data/aero/timestep_info/00128/u_ext_star/00002</text:p>
      <text:p text:style-name="Preformatted_20_Text">data/aero/timestep_info/00128/u_ext_star/00003</text:p>
      <text:p text:style-name="Preformatted_20_Text">data/aero/timestep_info/00128/u_ext_star/_read_as</text:p>
      <text:p text:style-name="Preformatted_20_Text">data/aero/timestep_info/00128/wake_conv_vel/00000</text:p>
      <text:p text:style-name="Preformatted_20_Text">data/aero/timestep_info/00128/wake_conv_vel/00001</text:p>
      <text:p text:style-name="Preformatted_20_Text">data/aero/timestep_info/00128/wake_conv_vel/00002</text:p>
      <text:p text:style-name="Preformatted_20_Text">data/aero/timestep_info/00128/wake_conv_vel/00003</text:p>
      <text:p text:style-name="Preformatted_20_Text">data/aero/timestep_info/00128/wake_conv_vel/_read_as</text:p>
      <text:p text:style-name="Preformatted_20_Text">data/aero/timestep_info/00128/zeta/00000</text:p>
      <text:p text:style-name="Preformatted_20_Text">data/aero/timestep_info/00128/zeta/00001</text:p>
      <text:p text:style-name="Preformatted_20_Text"><text:soft-page-break/>data/aero/timestep_info/00128/zeta/00002</text:p>
      <text:p text:style-name="Preformatted_20_Text">data/aero/timestep_info/00128/zeta/00003</text:p>
      <text:p text:style-name="Preformatted_20_Text">data/aero/timestep_info/00128/zeta/_read_as</text:p>
      <text:p text:style-name="Preformatted_20_Text">data/aero/timestep_info/00128/zeta_dot/00000</text:p>
      <text:p text:style-name="Preformatted_20_Text">data/aero/timestep_info/00128/zeta_dot/00001</text:p>
      <text:p text:style-name="Preformatted_20_Text">data/aero/timestep_info/00128/zeta_dot/00002</text:p>
      <text:p text:style-name="Preformatted_20_Text">data/aero/timestep_info/00128/zeta_dot/00003</text:p>
      <text:p text:style-name="Preformatted_20_Text">data/aero/timestep_info/00128/zeta_dot/_read_as</text:p>
      <text:p text:style-name="Preformatted_20_Text">data/aero/timestep_info/00128/zeta_star/00000</text:p>
      <text:p text:style-name="Preformatted_20_Text">data/aero/timestep_info/00128/zeta_star/00001</text:p>
      <text:p text:style-name="Preformatted_20_Text">data/aero/timestep_info/00128/zeta_star/00002</text:p>
      <text:p text:style-name="Preformatted_20_Text">data/aero/timestep_info/00128/zeta_star/00003</text:p>
      <text:p text:style-name="Preformatted_20_Text">data/aero/timestep_info/00128/zeta_star/_read_as</text:p>
      <text:p text:style-name="Preformatted_20_Text">data/aero/timestep_info/00129/_read_as</text:p>
      <text:p text:style-name="Preformatted_20_Text">data/aero/timestep_info/00129/body_steady_forces</text:p>
      <text:p text:style-name="Preformatted_20_Text">data/aero/timestep_info/00129/body_unsteady_forces</text:p>
      <text:p text:style-name="Preformatted_20_Text">data/aero/timestep_info/00129/control_surface_deflection</text:p>
      <text:p text:style-name="Preformatted_20_Text">data/aero/timestep_info/00129/ct_dimensions</text:p>
      <text:p text:style-name="Preformatted_20_Text">data/aero/timestep_info/00129/ct_dimensions_star</text:p>
      <text:p text:style-name="Preformatted_20_Text">data/aero/timestep_info/00129/dimensions</text:p>
      <text:p text:style-name="Preformatted_20_Text">data/aero/timestep_info/00129/dimensions_star</text:p>
      <text:p text:style-name="Preformatted_20_Text">data/aero/timestep_info/00129/dist_to_orig/00000</text:p>
      <text:p text:style-name="Preformatted_20_Text">data/aero/timestep_info/00129/dist_to_orig/00001</text:p>
      <text:p text:style-name="Preformatted_20_Text">data/aero/timestep_info/00129/dist_to_orig/00002</text:p>
      <text:p text:style-name="Preformatted_20_Text">data/aero/timestep_info/00129/dist_to_orig/00003</text:p>
      <text:p text:style-name="Preformatted_20_Text">data/aero/timestep_info/00129/dist_to_orig/_read_as</text:p>
      <text:p text:style-name="Preformatted_20_Text">data/aero/timestep_info/00129/dynamic_forces/00000</text:p>
      <text:p text:style-name="Preformatted_20_Text">data/aero/timestep_info/00129/dynamic_forces/00001</text:p>
      <text:p text:style-name="Preformatted_20_Text">data/aero/timestep_info/00129/dynamic_forces/00002</text:p>
      <text:p text:style-name="Preformatted_20_Text">data/aero/timestep_info/00129/dynamic_forces/00003</text:p>
      <text:p text:style-name="Preformatted_20_Text">data/aero/timestep_info/00129/dynamic_forces/_read_as</text:p>
      <text:p text:style-name="Preformatted_20_Text">data/aero/timestep_info/00129/flag_zeta_phantom</text:p>
      <text:p text:style-name="Preformatted_20_Text">data/aero/timestep_info/00129/forces/00000</text:p>
      <text:p text:style-name="Preformatted_20_Text">data/aero/timestep_info/00129/forces/00001</text:p>
      <text:p text:style-name="Preformatted_20_Text">data/aero/timestep_info/00129/forces/00002</text:p>
      <text:p text:style-name="Preformatted_20_Text">data/aero/timestep_info/00129/forces/00003</text:p>
      <text:p text:style-name="Preformatted_20_Text">data/aero/timestep_info/00129/forces/_read_as</text:p>
      <text:p text:style-name="Preformatted_20_Text">data/aero/timestep_info/00129/gamma/00000</text:p>
      <text:p text:style-name="Preformatted_20_Text">data/aero/timestep_info/00129/gamma/00001</text:p>
      <text:p text:style-name="Preformatted_20_Text">data/aero/timestep_info/00129/gamma/00002</text:p>
      <text:p text:style-name="Preformatted_20_Text">data/aero/timestep_info/00129/gamma/00003</text:p>
      <text:p text:style-name="Preformatted_20_Text">data/aero/timestep_info/00129/gamma/_read_as</text:p>
      <text:p text:style-name="Preformatted_20_Text">data/aero/timestep_info/00129/gamma_dot/00000</text:p>
      <text:p text:style-name="Preformatted_20_Text">data/aero/timestep_info/00129/gamma_dot/00001</text:p>
      <text:p text:style-name="Preformatted_20_Text">data/aero/timestep_info/00129/gamma_dot/00002</text:p>
      <text:p text:style-name="Preformatted_20_Text">data/aero/timestep_info/00129/gamma_dot/00003</text:p>
      <text:p text:style-name="Preformatted_20_Text">data/aero/timestep_info/00129/gamma_dot/_read_as</text:p>
      <text:p text:style-name="Preformatted_20_Text">data/aero/timestep_info/00129/gamma_star/00000</text:p>
      <text:p text:style-name="Preformatted_20_Text">data/aero/timestep_info/00129/gamma_star/00001</text:p>
      <text:p text:style-name="Preformatted_20_Text">data/aero/timestep_info/00129/gamma_star/00002</text:p>
      <text:p text:style-name="Preformatted_20_Text">data/aero/timestep_info/00129/gamma_star/00003</text:p>
      <text:p text:style-name="Preformatted_20_Text">data/aero/timestep_info/00129/gamma_star/_read_as</text:p>
      <text:p text:style-name="Preformatted_20_Text">data/aero/timestep_info/00129/in_global_AFoR</text:p>
      <text:p text:style-name="Preformatted_20_Text">data/aero/timestep_info/00129/inertial_steady_forces</text:p>
      <text:p text:style-name="Preformatted_20_Text">data/aero/timestep_info/00129/inertial_unsteady_forces</text:p>
      <text:p text:style-name="Preformatted_20_Text">data/aero/timestep_info/00129/n_surf</text:p>
      <text:p text:style-name="Preformatted_20_Text">data/aero/timestep_info/00129/normals/00000</text:p>
      <text:p text:style-name="Preformatted_20_Text">data/aero/timestep_info/00129/normals/00001</text:p>
      <text:p text:style-name="Preformatted_20_Text">data/aero/timestep_info/00129/normals/00002</text:p>
      <text:p text:style-name="Preformatted_20_Text">data/aero/timestep_info/00129/normals/00003</text:p>
      <text:p text:style-name="Preformatted_20_Text">data/aero/timestep_info/00129/normals/_read_as</text:p>
      <text:p text:style-name="Preformatted_20_Text">data/aero/timestep_info/00129/postproc_cell/_read_as</text:p>
      <text:p text:style-name="Preformatted_20_Text">data/aero/timestep_info/00129/postproc_node/_read_as</text:p>
      <text:p text:style-name="Preformatted_20_Text">data/aero/timestep_info/00129/u_ext/00000</text:p>
      <text:p text:style-name="Preformatted_20_Text"><text:soft-page-break/>data/aero/timestep_info/00129/u_ext/00001</text:p>
      <text:p text:style-name="Preformatted_20_Text">data/aero/timestep_info/00129/u_ext/00002</text:p>
      <text:p text:style-name="Preformatted_20_Text">data/aero/timestep_info/00129/u_ext/00003</text:p>
      <text:p text:style-name="Preformatted_20_Text">data/aero/timestep_info/00129/u_ext/_read_as</text:p>
      <text:p text:style-name="Preformatted_20_Text">data/aero/timestep_info/00129/u_ext_star/00000</text:p>
      <text:p text:style-name="Preformatted_20_Text">data/aero/timestep_info/00129/u_ext_star/00001</text:p>
      <text:p text:style-name="Preformatted_20_Text">data/aero/timestep_info/00129/u_ext_star/00002</text:p>
      <text:p text:style-name="Preformatted_20_Text">data/aero/timestep_info/00129/u_ext_star/00003</text:p>
      <text:p text:style-name="Preformatted_20_Text">data/aero/timestep_info/00129/u_ext_star/_read_as</text:p>
      <text:p text:style-name="Preformatted_20_Text">data/aero/timestep_info/00129/wake_conv_vel/00000</text:p>
      <text:p text:style-name="Preformatted_20_Text">data/aero/timestep_info/00129/wake_conv_vel/00001</text:p>
      <text:p text:style-name="Preformatted_20_Text">data/aero/timestep_info/00129/wake_conv_vel/00002</text:p>
      <text:p text:style-name="Preformatted_20_Text">data/aero/timestep_info/00129/wake_conv_vel/00003</text:p>
      <text:p text:style-name="Preformatted_20_Text">data/aero/timestep_info/00129/wake_conv_vel/_read_as</text:p>
      <text:p text:style-name="Preformatted_20_Text">data/aero/timestep_info/00129/zeta/00000</text:p>
      <text:p text:style-name="Preformatted_20_Text">data/aero/timestep_info/00129/zeta/00001</text:p>
      <text:p text:style-name="Preformatted_20_Text">data/aero/timestep_info/00129/zeta/00002</text:p>
      <text:p text:style-name="Preformatted_20_Text">data/aero/timestep_info/00129/zeta/00003</text:p>
      <text:p text:style-name="Preformatted_20_Text">data/aero/timestep_info/00129/zeta/_read_as</text:p>
      <text:p text:style-name="Preformatted_20_Text">data/aero/timestep_info/00129/zeta_dot/00000</text:p>
      <text:p text:style-name="Preformatted_20_Text">data/aero/timestep_info/00129/zeta_dot/00001</text:p>
      <text:p text:style-name="Preformatted_20_Text">data/aero/timestep_info/00129/zeta_dot/00002</text:p>
      <text:p text:style-name="Preformatted_20_Text">data/aero/timestep_info/00129/zeta_dot/00003</text:p>
      <text:p text:style-name="Preformatted_20_Text">data/aero/timestep_info/00129/zeta_dot/_read_as</text:p>
      <text:p text:style-name="Preformatted_20_Text">data/aero/timestep_info/00129/zeta_star/00000</text:p>
      <text:p text:style-name="Preformatted_20_Text">data/aero/timestep_info/00129/zeta_star/00001</text:p>
      <text:p text:style-name="Preformatted_20_Text">data/aero/timestep_info/00129/zeta_star/00002</text:p>
      <text:p text:style-name="Preformatted_20_Text">data/aero/timestep_info/00129/zeta_star/00003</text:p>
      <text:p text:style-name="Preformatted_20_Text">data/aero/timestep_info/00129/zeta_star/_read_as</text:p>
      <text:p text:style-name="Preformatted_20_Text">data/aero/timestep_info/00130/_read_as</text:p>
      <text:p text:style-name="Preformatted_20_Text">data/aero/timestep_info/00130/body_steady_forces</text:p>
      <text:p text:style-name="Preformatted_20_Text">data/aero/timestep_info/00130/body_unsteady_forces</text:p>
      <text:p text:style-name="Preformatted_20_Text">data/aero/timestep_info/00130/control_surface_deflection</text:p>
      <text:p text:style-name="Preformatted_20_Text">data/aero/timestep_info/00130/ct_dimensions</text:p>
      <text:p text:style-name="Preformatted_20_Text">data/aero/timestep_info/00130/ct_dimensions_star</text:p>
      <text:p text:style-name="Preformatted_20_Text">data/aero/timestep_info/00130/dimensions</text:p>
      <text:p text:style-name="Preformatted_20_Text">data/aero/timestep_info/00130/dimensions_star</text:p>
      <text:p text:style-name="Preformatted_20_Text">data/aero/timestep_info/00130/dist_to_orig/00000</text:p>
      <text:p text:style-name="Preformatted_20_Text">data/aero/timestep_info/00130/dist_to_orig/00001</text:p>
      <text:p text:style-name="Preformatted_20_Text">data/aero/timestep_info/00130/dist_to_orig/00002</text:p>
      <text:p text:style-name="Preformatted_20_Text">data/aero/timestep_info/00130/dist_to_orig/00003</text:p>
      <text:p text:style-name="Preformatted_20_Text">data/aero/timestep_info/00130/dist_to_orig/_read_as</text:p>
      <text:p text:style-name="Preformatted_20_Text">data/aero/timestep_info/00130/dynamic_forces/00000</text:p>
      <text:p text:style-name="Preformatted_20_Text">data/aero/timestep_info/00130/dynamic_forces/00001</text:p>
      <text:p text:style-name="Preformatted_20_Text">data/aero/timestep_info/00130/dynamic_forces/00002</text:p>
      <text:p text:style-name="Preformatted_20_Text">data/aero/timestep_info/00130/dynamic_forces/00003</text:p>
      <text:p text:style-name="Preformatted_20_Text">data/aero/timestep_info/00130/dynamic_forces/_read_as</text:p>
      <text:p text:style-name="Preformatted_20_Text">data/aero/timestep_info/00130/flag_zeta_phantom</text:p>
      <text:p text:style-name="Preformatted_20_Text">data/aero/timestep_info/00130/forces/00000</text:p>
      <text:p text:style-name="Preformatted_20_Text">data/aero/timestep_info/00130/forces/00001</text:p>
      <text:p text:style-name="Preformatted_20_Text">data/aero/timestep_info/00130/forces/00002</text:p>
      <text:p text:style-name="Preformatted_20_Text">data/aero/timestep_info/00130/forces/00003</text:p>
      <text:p text:style-name="Preformatted_20_Text">data/aero/timestep_info/00130/forces/_read_as</text:p>
      <text:p text:style-name="Preformatted_20_Text">data/aero/timestep_info/00130/gamma/00000</text:p>
      <text:p text:style-name="Preformatted_20_Text">data/aero/timestep_info/00130/gamma/00001</text:p>
      <text:p text:style-name="Preformatted_20_Text">data/aero/timestep_info/00130/gamma/00002</text:p>
      <text:p text:style-name="Preformatted_20_Text">data/aero/timestep_info/00130/gamma/00003</text:p>
      <text:p text:style-name="Preformatted_20_Text">data/aero/timestep_info/00130/gamma/_read_as</text:p>
      <text:p text:style-name="Preformatted_20_Text">data/aero/timestep_info/00130/gamma_dot/00000</text:p>
      <text:p text:style-name="Preformatted_20_Text">data/aero/timestep_info/00130/gamma_dot/00001</text:p>
      <text:p text:style-name="Preformatted_20_Text">data/aero/timestep_info/00130/gamma_dot/00002</text:p>
      <text:p text:style-name="Preformatted_20_Text">data/aero/timestep_info/00130/gamma_dot/00003</text:p>
      <text:p text:style-name="Preformatted_20_Text">data/aero/timestep_info/00130/gamma_dot/_read_as</text:p>
      <text:p text:style-name="Preformatted_20_Text">data/aero/timestep_info/00130/gamma_star/00000</text:p>
      <text:p text:style-name="Preformatted_20_Text"><text:soft-page-break/>data/aero/timestep_info/00130/gamma_star/00001</text:p>
      <text:p text:style-name="Preformatted_20_Text">data/aero/timestep_info/00130/gamma_star/00002</text:p>
      <text:p text:style-name="Preformatted_20_Text">data/aero/timestep_info/00130/gamma_star/00003</text:p>
      <text:p text:style-name="Preformatted_20_Text">data/aero/timestep_info/00130/gamma_star/_read_as</text:p>
      <text:p text:style-name="Preformatted_20_Text">data/aero/timestep_info/00130/in_global_AFoR</text:p>
      <text:p text:style-name="Preformatted_20_Text">data/aero/timestep_info/00130/inertial_steady_forces</text:p>
      <text:p text:style-name="Preformatted_20_Text">data/aero/timestep_info/00130/inertial_unsteady_forces</text:p>
      <text:p text:style-name="Preformatted_20_Text">data/aero/timestep_info/00130/n_surf</text:p>
      <text:p text:style-name="Preformatted_20_Text">data/aero/timestep_info/00130/normals/00000</text:p>
      <text:p text:style-name="Preformatted_20_Text">data/aero/timestep_info/00130/normals/00001</text:p>
      <text:p text:style-name="Preformatted_20_Text">data/aero/timestep_info/00130/normals/00002</text:p>
      <text:p text:style-name="Preformatted_20_Text">data/aero/timestep_info/00130/normals/00003</text:p>
      <text:p text:style-name="Preformatted_20_Text">data/aero/timestep_info/00130/normals/_read_as</text:p>
      <text:p text:style-name="Preformatted_20_Text">data/aero/timestep_info/00130/postproc_cell/_read_as</text:p>
      <text:p text:style-name="Preformatted_20_Text">data/aero/timestep_info/00130/postproc_node/_read_as</text:p>
      <text:p text:style-name="Preformatted_20_Text">data/aero/timestep_info/00130/u_ext/00000</text:p>
      <text:p text:style-name="Preformatted_20_Text">data/aero/timestep_info/00130/u_ext/00001</text:p>
      <text:p text:style-name="Preformatted_20_Text">data/aero/timestep_info/00130/u_ext/00002</text:p>
      <text:p text:style-name="Preformatted_20_Text">data/aero/timestep_info/00130/u_ext/00003</text:p>
      <text:p text:style-name="Preformatted_20_Text">data/aero/timestep_info/00130/u_ext/_read_as</text:p>
      <text:p text:style-name="Preformatted_20_Text">data/aero/timestep_info/00130/u_ext_star/00000</text:p>
      <text:p text:style-name="Preformatted_20_Text">data/aero/timestep_info/00130/u_ext_star/00001</text:p>
      <text:p text:style-name="Preformatted_20_Text">data/aero/timestep_info/00130/u_ext_star/00002</text:p>
      <text:p text:style-name="Preformatted_20_Text">data/aero/timestep_info/00130/u_ext_star/00003</text:p>
      <text:p text:style-name="Preformatted_20_Text">data/aero/timestep_info/00130/u_ext_star/_read_as</text:p>
      <text:p text:style-name="Preformatted_20_Text">data/aero/timestep_info/00130/wake_conv_vel/00000</text:p>
      <text:p text:style-name="Preformatted_20_Text">data/aero/timestep_info/00130/wake_conv_vel/00001</text:p>
      <text:p text:style-name="Preformatted_20_Text">data/aero/timestep_info/00130/wake_conv_vel/00002</text:p>
      <text:p text:style-name="Preformatted_20_Text">data/aero/timestep_info/00130/wake_conv_vel/00003</text:p>
      <text:p text:style-name="Preformatted_20_Text">data/aero/timestep_info/00130/wake_conv_vel/_read_as</text:p>
      <text:p text:style-name="Preformatted_20_Text">data/aero/timestep_info/00130/zeta/00000</text:p>
      <text:p text:style-name="Preformatted_20_Text">data/aero/timestep_info/00130/zeta/00001</text:p>
      <text:p text:style-name="Preformatted_20_Text">data/aero/timestep_info/00130/zeta/00002</text:p>
      <text:p text:style-name="Preformatted_20_Text">data/aero/timestep_info/00130/zeta/00003</text:p>
      <text:p text:style-name="Preformatted_20_Text">data/aero/timestep_info/00130/zeta/_read_as</text:p>
      <text:p text:style-name="Preformatted_20_Text">data/aero/timestep_info/00130/zeta_dot/00000</text:p>
      <text:p text:style-name="Preformatted_20_Text">data/aero/timestep_info/00130/zeta_dot/00001</text:p>
      <text:p text:style-name="Preformatted_20_Text">data/aero/timestep_info/00130/zeta_dot/00002</text:p>
      <text:p text:style-name="Preformatted_20_Text">data/aero/timestep_info/00130/zeta_dot/00003</text:p>
      <text:p text:style-name="Preformatted_20_Text">data/aero/timestep_info/00130/zeta_dot/_read_as</text:p>
      <text:p text:style-name="Preformatted_20_Text">data/aero/timestep_info/00130/zeta_star/00000</text:p>
      <text:p text:style-name="Preformatted_20_Text">data/aero/timestep_info/00130/zeta_star/00001</text:p>
      <text:p text:style-name="Preformatted_20_Text">data/aero/timestep_info/00130/zeta_star/00002</text:p>
      <text:p text:style-name="Preformatted_20_Text">data/aero/timestep_info/00130/zeta_star/00003</text:p>
      <text:p text:style-name="Preformatted_20_Text">data/aero/timestep_info/00130/zeta_star/_read_as</text:p>
      <text:p text:style-name="Preformatted_20_Text">data/aero/timestep_info/00131/_read_as</text:p>
      <text:p text:style-name="Preformatted_20_Text">data/aero/timestep_info/00131/body_steady_forces</text:p>
      <text:p text:style-name="Preformatted_20_Text">data/aero/timestep_info/00131/body_unsteady_forces</text:p>
      <text:p text:style-name="Preformatted_20_Text">data/aero/timestep_info/00131/control_surface_deflection</text:p>
      <text:p text:style-name="Preformatted_20_Text">data/aero/timestep_info/00131/ct_dimensions</text:p>
      <text:p text:style-name="Preformatted_20_Text">data/aero/timestep_info/00131/ct_dimensions_star</text:p>
      <text:p text:style-name="Preformatted_20_Text">data/aero/timestep_info/00131/dimensions</text:p>
      <text:p text:style-name="Preformatted_20_Text">data/aero/timestep_info/00131/dimensions_star</text:p>
      <text:p text:style-name="Preformatted_20_Text">data/aero/timestep_info/00131/dist_to_orig/00000</text:p>
      <text:p text:style-name="Preformatted_20_Text">data/aero/timestep_info/00131/dist_to_orig/00001</text:p>
      <text:p text:style-name="Preformatted_20_Text">data/aero/timestep_info/00131/dist_to_orig/00002</text:p>
      <text:p text:style-name="Preformatted_20_Text">data/aero/timestep_info/00131/dist_to_orig/00003</text:p>
      <text:p text:style-name="Preformatted_20_Text">data/aero/timestep_info/00131/dist_to_orig/_read_as</text:p>
      <text:p text:style-name="Preformatted_20_Text">data/aero/timestep_info/00131/dynamic_forces/00000</text:p>
      <text:p text:style-name="Preformatted_20_Text">data/aero/timestep_info/00131/dynamic_forces/00001</text:p>
      <text:p text:style-name="Preformatted_20_Text">data/aero/timestep_info/00131/dynamic_forces/00002</text:p>
      <text:p text:style-name="Preformatted_20_Text">data/aero/timestep_info/00131/dynamic_forces/00003</text:p>
      <text:p text:style-name="Preformatted_20_Text">data/aero/timestep_info/00131/dynamic_forces/_read_as</text:p>
      <text:p text:style-name="Preformatted_20_Text">data/aero/timestep_info/00131/flag_zeta_phantom</text:p>
      <text:p text:style-name="Preformatted_20_Text"><text:soft-page-break/>data/aero/timestep_info/00131/forces/00000</text:p>
      <text:p text:style-name="Preformatted_20_Text">data/aero/timestep_info/00131/forces/00001</text:p>
      <text:p text:style-name="Preformatted_20_Text">data/aero/timestep_info/00131/forces/00002</text:p>
      <text:p text:style-name="Preformatted_20_Text">data/aero/timestep_info/00131/forces/00003</text:p>
      <text:p text:style-name="Preformatted_20_Text">data/aero/timestep_info/00131/forces/_read_as</text:p>
      <text:p text:style-name="Preformatted_20_Text">data/aero/timestep_info/00131/gamma/00000</text:p>
      <text:p text:style-name="Preformatted_20_Text">data/aero/timestep_info/00131/gamma/00001</text:p>
      <text:p text:style-name="Preformatted_20_Text">data/aero/timestep_info/00131/gamma/00002</text:p>
      <text:p text:style-name="Preformatted_20_Text">data/aero/timestep_info/00131/gamma/00003</text:p>
      <text:p text:style-name="Preformatted_20_Text">data/aero/timestep_info/00131/gamma/_read_as</text:p>
      <text:p text:style-name="Preformatted_20_Text">data/aero/timestep_info/00131/gamma_dot/00000</text:p>
      <text:p text:style-name="Preformatted_20_Text">data/aero/timestep_info/00131/gamma_dot/00001</text:p>
      <text:p text:style-name="Preformatted_20_Text">data/aero/timestep_info/00131/gamma_dot/00002</text:p>
      <text:p text:style-name="Preformatted_20_Text">data/aero/timestep_info/00131/gamma_dot/00003</text:p>
      <text:p text:style-name="Preformatted_20_Text">data/aero/timestep_info/00131/gamma_dot/_read_as</text:p>
      <text:p text:style-name="Preformatted_20_Text">data/aero/timestep_info/00131/gamma_star/00000</text:p>
      <text:p text:style-name="Preformatted_20_Text">data/aero/timestep_info/00131/gamma_star/00001</text:p>
      <text:p text:style-name="Preformatted_20_Text">data/aero/timestep_info/00131/gamma_star/00002</text:p>
      <text:p text:style-name="Preformatted_20_Text">data/aero/timestep_info/00131/gamma_star/00003</text:p>
      <text:p text:style-name="Preformatted_20_Text">data/aero/timestep_info/00131/gamma_star/_read_as</text:p>
      <text:p text:style-name="Preformatted_20_Text">data/aero/timestep_info/00131/in_global_AFoR</text:p>
      <text:p text:style-name="Preformatted_20_Text">data/aero/timestep_info/00131/inertial_steady_forces</text:p>
      <text:p text:style-name="Preformatted_20_Text">data/aero/timestep_info/00131/inertial_unsteady_forces</text:p>
      <text:p text:style-name="Preformatted_20_Text">data/aero/timestep_info/00131/n_surf</text:p>
      <text:p text:style-name="Preformatted_20_Text">data/aero/timestep_info/00131/normals/00000</text:p>
      <text:p text:style-name="Preformatted_20_Text">data/aero/timestep_info/00131/normals/00001</text:p>
      <text:p text:style-name="Preformatted_20_Text">data/aero/timestep_info/00131/normals/00002</text:p>
      <text:p text:style-name="Preformatted_20_Text">data/aero/timestep_info/00131/normals/00003</text:p>
      <text:p text:style-name="Preformatted_20_Text">data/aero/timestep_info/00131/normals/_read_as</text:p>
      <text:p text:style-name="Preformatted_20_Text">data/aero/timestep_info/00131/postproc_cell/_read_as</text:p>
      <text:p text:style-name="Preformatted_20_Text">data/aero/timestep_info/00131/postproc_node/_read_as</text:p>
      <text:p text:style-name="Preformatted_20_Text">data/aero/timestep_info/00131/u_ext/00000</text:p>
      <text:p text:style-name="Preformatted_20_Text">data/aero/timestep_info/00131/u_ext/00001</text:p>
      <text:p text:style-name="Preformatted_20_Text">data/aero/timestep_info/00131/u_ext/00002</text:p>
      <text:p text:style-name="Preformatted_20_Text">data/aero/timestep_info/00131/u_ext/00003</text:p>
      <text:p text:style-name="Preformatted_20_Text">data/aero/timestep_info/00131/u_ext/_read_as</text:p>
      <text:p text:style-name="Preformatted_20_Text">data/aero/timestep_info/00131/u_ext_star/00000</text:p>
      <text:p text:style-name="Preformatted_20_Text">data/aero/timestep_info/00131/u_ext_star/00001</text:p>
      <text:p text:style-name="Preformatted_20_Text">data/aero/timestep_info/00131/u_ext_star/00002</text:p>
      <text:p text:style-name="Preformatted_20_Text">data/aero/timestep_info/00131/u_ext_star/00003</text:p>
      <text:p text:style-name="Preformatted_20_Text">data/aero/timestep_info/00131/u_ext_star/_read_as</text:p>
      <text:p text:style-name="Preformatted_20_Text">data/aero/timestep_info/00131/wake_conv_vel/00000</text:p>
      <text:p text:style-name="Preformatted_20_Text">data/aero/timestep_info/00131/wake_conv_vel/00001</text:p>
      <text:p text:style-name="Preformatted_20_Text">data/aero/timestep_info/00131/wake_conv_vel/00002</text:p>
      <text:p text:style-name="Preformatted_20_Text">data/aero/timestep_info/00131/wake_conv_vel/00003</text:p>
      <text:p text:style-name="Preformatted_20_Text">data/aero/timestep_info/00131/wake_conv_vel/_read_as</text:p>
      <text:p text:style-name="Preformatted_20_Text">data/aero/timestep_info/00131/zeta/00000</text:p>
      <text:p text:style-name="Preformatted_20_Text">data/aero/timestep_info/00131/zeta/00001</text:p>
      <text:p text:style-name="Preformatted_20_Text">data/aero/timestep_info/00131/zeta/00002</text:p>
      <text:p text:style-name="Preformatted_20_Text">data/aero/timestep_info/00131/zeta/00003</text:p>
      <text:p text:style-name="Preformatted_20_Text">data/aero/timestep_info/00131/zeta/_read_as</text:p>
      <text:p text:style-name="Preformatted_20_Text">data/aero/timestep_info/00131/zeta_dot/00000</text:p>
      <text:p text:style-name="Preformatted_20_Text">data/aero/timestep_info/00131/zeta_dot/00001</text:p>
      <text:p text:style-name="Preformatted_20_Text">data/aero/timestep_info/00131/zeta_dot/00002</text:p>
      <text:p text:style-name="Preformatted_20_Text">data/aero/timestep_info/00131/zeta_dot/00003</text:p>
      <text:p text:style-name="Preformatted_20_Text">data/aero/timestep_info/00131/zeta_dot/_read_as</text:p>
      <text:p text:style-name="Preformatted_20_Text">data/aero/timestep_info/00131/zeta_star/00000</text:p>
      <text:p text:style-name="Preformatted_20_Text">data/aero/timestep_info/00131/zeta_star/00001</text:p>
      <text:p text:style-name="Preformatted_20_Text">data/aero/timestep_info/00131/zeta_star/00002</text:p>
      <text:p text:style-name="Preformatted_20_Text">data/aero/timestep_info/00131/zeta_star/00003</text:p>
      <text:p text:style-name="Preformatted_20_Text">data/aero/timestep_info/00131/zeta_star/_read_as</text:p>
      <text:p text:style-name="Preformatted_20_Text">data/aero/timestep_info/00132/_read_as</text:p>
      <text:p text:style-name="Preformatted_20_Text">data/aero/timestep_info/00132/body_steady_forces</text:p>
      <text:p text:style-name="Preformatted_20_Text">data/aero/timestep_info/00132/body_unsteady_forces</text:p>
      <text:p text:style-name="Preformatted_20_Text"><text:soft-page-break/>data/aero/timestep_info/00132/control_surface_deflection</text:p>
      <text:p text:style-name="Preformatted_20_Text">data/aero/timestep_info/00132/ct_dimensions</text:p>
      <text:p text:style-name="Preformatted_20_Text">data/aero/timestep_info/00132/ct_dimensions_star</text:p>
      <text:p text:style-name="Preformatted_20_Text">data/aero/timestep_info/00132/dimensions</text:p>
      <text:p text:style-name="Preformatted_20_Text">data/aero/timestep_info/00132/dimensions_star</text:p>
      <text:p text:style-name="Preformatted_20_Text">data/aero/timestep_info/00132/dist_to_orig/00000</text:p>
      <text:p text:style-name="Preformatted_20_Text">data/aero/timestep_info/00132/dist_to_orig/00001</text:p>
      <text:p text:style-name="Preformatted_20_Text">data/aero/timestep_info/00132/dist_to_orig/00002</text:p>
      <text:p text:style-name="Preformatted_20_Text">data/aero/timestep_info/00132/dist_to_orig/00003</text:p>
      <text:p text:style-name="Preformatted_20_Text">data/aero/timestep_info/00132/dist_to_orig/_read_as</text:p>
      <text:p text:style-name="Preformatted_20_Text">data/aero/timestep_info/00132/dynamic_forces/00000</text:p>
      <text:p text:style-name="Preformatted_20_Text">data/aero/timestep_info/00132/dynamic_forces/00001</text:p>
      <text:p text:style-name="Preformatted_20_Text">data/aero/timestep_info/00132/dynamic_forces/00002</text:p>
      <text:p text:style-name="Preformatted_20_Text">data/aero/timestep_info/00132/dynamic_forces/00003</text:p>
      <text:p text:style-name="Preformatted_20_Text">data/aero/timestep_info/00132/dynamic_forces/_read_as</text:p>
      <text:p text:style-name="Preformatted_20_Text">data/aero/timestep_info/00132/flag_zeta_phantom</text:p>
      <text:p text:style-name="Preformatted_20_Text">data/aero/timestep_info/00132/forces/00000</text:p>
      <text:p text:style-name="Preformatted_20_Text">data/aero/timestep_info/00132/forces/00001</text:p>
      <text:p text:style-name="Preformatted_20_Text">data/aero/timestep_info/00132/forces/00002</text:p>
      <text:p text:style-name="Preformatted_20_Text">data/aero/timestep_info/00132/forces/00003</text:p>
      <text:p text:style-name="Preformatted_20_Text">data/aero/timestep_info/00132/forces/_read_as</text:p>
      <text:p text:style-name="Preformatted_20_Text">data/aero/timestep_info/00132/gamma/00000</text:p>
      <text:p text:style-name="Preformatted_20_Text">data/aero/timestep_info/00132/gamma/00001</text:p>
      <text:p text:style-name="Preformatted_20_Text">data/aero/timestep_info/00132/gamma/00002</text:p>
      <text:p text:style-name="Preformatted_20_Text">data/aero/timestep_info/00132/gamma/00003</text:p>
      <text:p text:style-name="Preformatted_20_Text">data/aero/timestep_info/00132/gamma/_read_as</text:p>
      <text:p text:style-name="Preformatted_20_Text">data/aero/timestep_info/00132/gamma_dot/00000</text:p>
      <text:p text:style-name="Preformatted_20_Text">data/aero/timestep_info/00132/gamma_dot/00001</text:p>
      <text:p text:style-name="Preformatted_20_Text">data/aero/timestep_info/00132/gamma_dot/00002</text:p>
      <text:p text:style-name="Preformatted_20_Text">data/aero/timestep_info/00132/gamma_dot/00003</text:p>
      <text:p text:style-name="Preformatted_20_Text">data/aero/timestep_info/00132/gamma_dot/_read_as</text:p>
      <text:p text:style-name="Preformatted_20_Text">data/aero/timestep_info/00132/gamma_star/00000</text:p>
      <text:p text:style-name="Preformatted_20_Text">data/aero/timestep_info/00132/gamma_star/00001</text:p>
      <text:p text:style-name="Preformatted_20_Text">data/aero/timestep_info/00132/gamma_star/00002</text:p>
      <text:p text:style-name="Preformatted_20_Text">data/aero/timestep_info/00132/gamma_star/00003</text:p>
      <text:p text:style-name="Preformatted_20_Text">data/aero/timestep_info/00132/gamma_star/_read_as</text:p>
      <text:p text:style-name="Preformatted_20_Text">data/aero/timestep_info/00132/in_global_AFoR</text:p>
      <text:p text:style-name="Preformatted_20_Text">data/aero/timestep_info/00132/inertial_steady_forces</text:p>
      <text:p text:style-name="Preformatted_20_Text">data/aero/timestep_info/00132/inertial_unsteady_forces</text:p>
      <text:p text:style-name="Preformatted_20_Text">data/aero/timestep_info/00132/n_surf</text:p>
      <text:p text:style-name="Preformatted_20_Text">data/aero/timestep_info/00132/normals/00000</text:p>
      <text:p text:style-name="Preformatted_20_Text">data/aero/timestep_info/00132/normals/00001</text:p>
      <text:p text:style-name="Preformatted_20_Text">data/aero/timestep_info/00132/normals/00002</text:p>
      <text:p text:style-name="Preformatted_20_Text">data/aero/timestep_info/00132/normals/00003</text:p>
      <text:p text:style-name="Preformatted_20_Text">data/aero/timestep_info/00132/normals/_read_as</text:p>
      <text:p text:style-name="Preformatted_20_Text">data/aero/timestep_info/00132/postproc_cell/_read_as</text:p>
      <text:p text:style-name="Preformatted_20_Text">data/aero/timestep_info/00132/postproc_node/_read_as</text:p>
      <text:p text:style-name="Preformatted_20_Text">data/aero/timestep_info/00132/u_ext/00000</text:p>
      <text:p text:style-name="Preformatted_20_Text">data/aero/timestep_info/00132/u_ext/00001</text:p>
      <text:p text:style-name="Preformatted_20_Text">data/aero/timestep_info/00132/u_ext/00002</text:p>
      <text:p text:style-name="Preformatted_20_Text">data/aero/timestep_info/00132/u_ext/00003</text:p>
      <text:p text:style-name="Preformatted_20_Text">data/aero/timestep_info/00132/u_ext/_read_as</text:p>
      <text:p text:style-name="Preformatted_20_Text">data/aero/timestep_info/00132/u_ext_star/00000</text:p>
      <text:p text:style-name="Preformatted_20_Text">data/aero/timestep_info/00132/u_ext_star/00001</text:p>
      <text:p text:style-name="Preformatted_20_Text">data/aero/timestep_info/00132/u_ext_star/00002</text:p>
      <text:p text:style-name="Preformatted_20_Text">data/aero/timestep_info/00132/u_ext_star/00003</text:p>
      <text:p text:style-name="Preformatted_20_Text">data/aero/timestep_info/00132/u_ext_star/_read_as</text:p>
      <text:p text:style-name="Preformatted_20_Text">data/aero/timestep_info/00132/wake_conv_vel/00000</text:p>
      <text:p text:style-name="Preformatted_20_Text">data/aero/timestep_info/00132/wake_conv_vel/00001</text:p>
      <text:p text:style-name="Preformatted_20_Text">data/aero/timestep_info/00132/wake_conv_vel/00002</text:p>
      <text:p text:style-name="Preformatted_20_Text">data/aero/timestep_info/00132/wake_conv_vel/00003</text:p>
      <text:p text:style-name="Preformatted_20_Text">data/aero/timestep_info/00132/wake_conv_vel/_read_as</text:p>
      <text:p text:style-name="Preformatted_20_Text">data/aero/timestep_info/00132/zeta/00000</text:p>
      <text:p text:style-name="Preformatted_20_Text">data/aero/timestep_info/00132/zeta/00001</text:p>
      <text:p text:style-name="Preformatted_20_Text"><text:soft-page-break/>data/aero/timestep_info/00132/zeta/00002</text:p>
      <text:p text:style-name="Preformatted_20_Text">data/aero/timestep_info/00132/zeta/00003</text:p>
      <text:p text:style-name="Preformatted_20_Text">data/aero/timestep_info/00132/zeta/_read_as</text:p>
      <text:p text:style-name="Preformatted_20_Text">data/aero/timestep_info/00132/zeta_dot/00000</text:p>
      <text:p text:style-name="Preformatted_20_Text">data/aero/timestep_info/00132/zeta_dot/00001</text:p>
      <text:p text:style-name="Preformatted_20_Text">data/aero/timestep_info/00132/zeta_dot/00002</text:p>
      <text:p text:style-name="Preformatted_20_Text">data/aero/timestep_info/00132/zeta_dot/00003</text:p>
      <text:p text:style-name="Preformatted_20_Text">data/aero/timestep_info/00132/zeta_dot/_read_as</text:p>
      <text:p text:style-name="Preformatted_20_Text">data/aero/timestep_info/00132/zeta_star/00000</text:p>
      <text:p text:style-name="Preformatted_20_Text">data/aero/timestep_info/00132/zeta_star/00001</text:p>
      <text:p text:style-name="Preformatted_20_Text">data/aero/timestep_info/00132/zeta_star/00002</text:p>
      <text:p text:style-name="Preformatted_20_Text">data/aero/timestep_info/00132/zeta_star/00003</text:p>
      <text:p text:style-name="Preformatted_20_Text">data/aero/timestep_info/00132/zeta_star/_read_as</text:p>
      <text:p text:style-name="Preformatted_20_Text">data/aero/timestep_info/00133/_read_as</text:p>
      <text:p text:style-name="Preformatted_20_Text">data/aero/timestep_info/00133/body_steady_forces</text:p>
      <text:p text:style-name="Preformatted_20_Text">data/aero/timestep_info/00133/body_unsteady_forces</text:p>
      <text:p text:style-name="Preformatted_20_Text">data/aero/timestep_info/00133/control_surface_deflection</text:p>
      <text:p text:style-name="Preformatted_20_Text">data/aero/timestep_info/00133/ct_dimensions</text:p>
      <text:p text:style-name="Preformatted_20_Text">data/aero/timestep_info/00133/ct_dimensions_star</text:p>
      <text:p text:style-name="Preformatted_20_Text">data/aero/timestep_info/00133/dimensions</text:p>
      <text:p text:style-name="Preformatted_20_Text">data/aero/timestep_info/00133/dimensions_star</text:p>
      <text:p text:style-name="Preformatted_20_Text">data/aero/timestep_info/00133/dist_to_orig/00000</text:p>
      <text:p text:style-name="Preformatted_20_Text">data/aero/timestep_info/00133/dist_to_orig/00001</text:p>
      <text:p text:style-name="Preformatted_20_Text">data/aero/timestep_info/00133/dist_to_orig/00002</text:p>
      <text:p text:style-name="Preformatted_20_Text">data/aero/timestep_info/00133/dist_to_orig/00003</text:p>
      <text:p text:style-name="Preformatted_20_Text">data/aero/timestep_info/00133/dist_to_orig/_read_as</text:p>
      <text:p text:style-name="Preformatted_20_Text">data/aero/timestep_info/00133/dynamic_forces/00000</text:p>
      <text:p text:style-name="Preformatted_20_Text">data/aero/timestep_info/00133/dynamic_forces/00001</text:p>
      <text:p text:style-name="Preformatted_20_Text">data/aero/timestep_info/00133/dynamic_forces/00002</text:p>
      <text:p text:style-name="Preformatted_20_Text">data/aero/timestep_info/00133/dynamic_forces/00003</text:p>
      <text:p text:style-name="Preformatted_20_Text">data/aero/timestep_info/00133/dynamic_forces/_read_as</text:p>
      <text:p text:style-name="Preformatted_20_Text">data/aero/timestep_info/00133/flag_zeta_phantom</text:p>
      <text:p text:style-name="Preformatted_20_Text">data/aero/timestep_info/00133/forces/00000</text:p>
      <text:p text:style-name="Preformatted_20_Text">data/aero/timestep_info/00133/forces/00001</text:p>
      <text:p text:style-name="Preformatted_20_Text">data/aero/timestep_info/00133/forces/00002</text:p>
      <text:p text:style-name="Preformatted_20_Text">data/aero/timestep_info/00133/forces/00003</text:p>
      <text:p text:style-name="Preformatted_20_Text">data/aero/timestep_info/00133/forces/_read_as</text:p>
      <text:p text:style-name="Preformatted_20_Text">data/aero/timestep_info/00133/gamma/00000</text:p>
      <text:p text:style-name="Preformatted_20_Text">data/aero/timestep_info/00133/gamma/00001</text:p>
      <text:p text:style-name="Preformatted_20_Text">data/aero/timestep_info/00133/gamma/00002</text:p>
      <text:p text:style-name="Preformatted_20_Text">data/aero/timestep_info/00133/gamma/00003</text:p>
      <text:p text:style-name="Preformatted_20_Text">data/aero/timestep_info/00133/gamma/_read_as</text:p>
      <text:p text:style-name="Preformatted_20_Text">data/aero/timestep_info/00133/gamma_dot/00000</text:p>
      <text:p text:style-name="Preformatted_20_Text">data/aero/timestep_info/00133/gamma_dot/00001</text:p>
      <text:p text:style-name="Preformatted_20_Text">data/aero/timestep_info/00133/gamma_dot/00002</text:p>
      <text:p text:style-name="Preformatted_20_Text">data/aero/timestep_info/00133/gamma_dot/00003</text:p>
      <text:p text:style-name="Preformatted_20_Text">data/aero/timestep_info/00133/gamma_dot/_read_as</text:p>
      <text:p text:style-name="Preformatted_20_Text">data/aero/timestep_info/00133/gamma_star/00000</text:p>
      <text:p text:style-name="Preformatted_20_Text">data/aero/timestep_info/00133/gamma_star/00001</text:p>
      <text:p text:style-name="Preformatted_20_Text">data/aero/timestep_info/00133/gamma_star/00002</text:p>
      <text:p text:style-name="Preformatted_20_Text">data/aero/timestep_info/00133/gamma_star/00003</text:p>
      <text:p text:style-name="Preformatted_20_Text">data/aero/timestep_info/00133/gamma_star/_read_as</text:p>
      <text:p text:style-name="Preformatted_20_Text">data/aero/timestep_info/00133/in_global_AFoR</text:p>
      <text:p text:style-name="Preformatted_20_Text">data/aero/timestep_info/00133/inertial_steady_forces</text:p>
      <text:p text:style-name="Preformatted_20_Text">data/aero/timestep_info/00133/inertial_unsteady_forces</text:p>
      <text:p text:style-name="Preformatted_20_Text">data/aero/timestep_info/00133/n_surf</text:p>
      <text:p text:style-name="Preformatted_20_Text">data/aero/timestep_info/00133/normals/00000</text:p>
      <text:p text:style-name="Preformatted_20_Text">data/aero/timestep_info/00133/normals/00001</text:p>
      <text:p text:style-name="Preformatted_20_Text">data/aero/timestep_info/00133/normals/00002</text:p>
      <text:p text:style-name="Preformatted_20_Text">data/aero/timestep_info/00133/normals/00003</text:p>
      <text:p text:style-name="Preformatted_20_Text">data/aero/timestep_info/00133/normals/_read_as</text:p>
      <text:p text:style-name="Preformatted_20_Text">data/aero/timestep_info/00133/postproc_cell/_read_as</text:p>
      <text:p text:style-name="Preformatted_20_Text">data/aero/timestep_info/00133/postproc_node/_read_as</text:p>
      <text:p text:style-name="Preformatted_20_Text">data/aero/timestep_info/00133/u_ext/00000</text:p>
      <text:p text:style-name="Preformatted_20_Text"><text:soft-page-break/>data/aero/timestep_info/00133/u_ext/00001</text:p>
      <text:p text:style-name="Preformatted_20_Text">data/aero/timestep_info/00133/u_ext/00002</text:p>
      <text:p text:style-name="Preformatted_20_Text">data/aero/timestep_info/00133/u_ext/00003</text:p>
      <text:p text:style-name="Preformatted_20_Text">data/aero/timestep_info/00133/u_ext/_read_as</text:p>
      <text:p text:style-name="Preformatted_20_Text">data/aero/timestep_info/00133/u_ext_star/00000</text:p>
      <text:p text:style-name="Preformatted_20_Text">data/aero/timestep_info/00133/u_ext_star/00001</text:p>
      <text:p text:style-name="Preformatted_20_Text">data/aero/timestep_info/00133/u_ext_star/00002</text:p>
      <text:p text:style-name="Preformatted_20_Text">data/aero/timestep_info/00133/u_ext_star/00003</text:p>
      <text:p text:style-name="Preformatted_20_Text">data/aero/timestep_info/00133/u_ext_star/_read_as</text:p>
      <text:p text:style-name="Preformatted_20_Text">data/aero/timestep_info/00133/wake_conv_vel/00000</text:p>
      <text:p text:style-name="Preformatted_20_Text">data/aero/timestep_info/00133/wake_conv_vel/00001</text:p>
      <text:p text:style-name="Preformatted_20_Text">data/aero/timestep_info/00133/wake_conv_vel/00002</text:p>
      <text:p text:style-name="Preformatted_20_Text">data/aero/timestep_info/00133/wake_conv_vel/00003</text:p>
      <text:p text:style-name="Preformatted_20_Text">data/aero/timestep_info/00133/wake_conv_vel/_read_as</text:p>
      <text:p text:style-name="Preformatted_20_Text">data/aero/timestep_info/00133/zeta/00000</text:p>
      <text:p text:style-name="Preformatted_20_Text">data/aero/timestep_info/00133/zeta/00001</text:p>
      <text:p text:style-name="Preformatted_20_Text">data/aero/timestep_info/00133/zeta/00002</text:p>
      <text:p text:style-name="Preformatted_20_Text">data/aero/timestep_info/00133/zeta/00003</text:p>
      <text:p text:style-name="Preformatted_20_Text">data/aero/timestep_info/00133/zeta/_read_as</text:p>
      <text:p text:style-name="Preformatted_20_Text">data/aero/timestep_info/00133/zeta_dot/00000</text:p>
      <text:p text:style-name="Preformatted_20_Text">data/aero/timestep_info/00133/zeta_dot/00001</text:p>
      <text:p text:style-name="Preformatted_20_Text">data/aero/timestep_info/00133/zeta_dot/00002</text:p>
      <text:p text:style-name="Preformatted_20_Text">data/aero/timestep_info/00133/zeta_dot/00003</text:p>
      <text:p text:style-name="Preformatted_20_Text">data/aero/timestep_info/00133/zeta_dot/_read_as</text:p>
      <text:p text:style-name="Preformatted_20_Text">data/aero/timestep_info/00133/zeta_star/00000</text:p>
      <text:p text:style-name="Preformatted_20_Text">data/aero/timestep_info/00133/zeta_star/00001</text:p>
      <text:p text:style-name="Preformatted_20_Text">data/aero/timestep_info/00133/zeta_star/00002</text:p>
      <text:p text:style-name="Preformatted_20_Text">data/aero/timestep_info/00133/zeta_star/00003</text:p>
      <text:p text:style-name="Preformatted_20_Text">data/aero/timestep_info/00133/zeta_star/_read_as</text:p>
      <text:p text:style-name="Preformatted_20_Text">data/aero/timestep_info/00134/_read_as</text:p>
      <text:p text:style-name="Preformatted_20_Text">data/aero/timestep_info/00134/body_steady_forces</text:p>
      <text:p text:style-name="Preformatted_20_Text">data/aero/timestep_info/00134/body_unsteady_forces</text:p>
      <text:p text:style-name="Preformatted_20_Text">data/aero/timestep_info/00134/control_surface_deflection</text:p>
      <text:p text:style-name="Preformatted_20_Text">data/aero/timestep_info/00134/ct_dimensions</text:p>
      <text:p text:style-name="Preformatted_20_Text">data/aero/timestep_info/00134/ct_dimensions_star</text:p>
      <text:p text:style-name="Preformatted_20_Text">data/aero/timestep_info/00134/dimensions</text:p>
      <text:p text:style-name="Preformatted_20_Text">data/aero/timestep_info/00134/dimensions_star</text:p>
      <text:p text:style-name="Preformatted_20_Text">data/aero/timestep_info/00134/dist_to_orig/00000</text:p>
      <text:p text:style-name="Preformatted_20_Text">data/aero/timestep_info/00134/dist_to_orig/00001</text:p>
      <text:p text:style-name="Preformatted_20_Text">data/aero/timestep_info/00134/dist_to_orig/00002</text:p>
      <text:p text:style-name="Preformatted_20_Text">data/aero/timestep_info/00134/dist_to_orig/00003</text:p>
      <text:p text:style-name="Preformatted_20_Text">data/aero/timestep_info/00134/dist_to_orig/_read_as</text:p>
      <text:p text:style-name="Preformatted_20_Text">data/aero/timestep_info/00134/dynamic_forces/00000</text:p>
      <text:p text:style-name="Preformatted_20_Text">data/aero/timestep_info/00134/dynamic_forces/00001</text:p>
      <text:p text:style-name="Preformatted_20_Text">data/aero/timestep_info/00134/dynamic_forces/00002</text:p>
      <text:p text:style-name="Preformatted_20_Text">data/aero/timestep_info/00134/dynamic_forces/00003</text:p>
      <text:p text:style-name="Preformatted_20_Text">data/aero/timestep_info/00134/dynamic_forces/_read_as</text:p>
      <text:p text:style-name="Preformatted_20_Text">data/aero/timestep_info/00134/flag_zeta_phantom</text:p>
      <text:p text:style-name="Preformatted_20_Text">data/aero/timestep_info/00134/forces/00000</text:p>
      <text:p text:style-name="Preformatted_20_Text">data/aero/timestep_info/00134/forces/00001</text:p>
      <text:p text:style-name="Preformatted_20_Text">data/aero/timestep_info/00134/forces/00002</text:p>
      <text:p text:style-name="Preformatted_20_Text">data/aero/timestep_info/00134/forces/00003</text:p>
      <text:p text:style-name="Preformatted_20_Text">data/aero/timestep_info/00134/forces/_read_as</text:p>
      <text:p text:style-name="Preformatted_20_Text">data/aero/timestep_info/00134/gamma/00000</text:p>
      <text:p text:style-name="Preformatted_20_Text">data/aero/timestep_info/00134/gamma/00001</text:p>
      <text:p text:style-name="Preformatted_20_Text">data/aero/timestep_info/00134/gamma/00002</text:p>
      <text:p text:style-name="Preformatted_20_Text">data/aero/timestep_info/00134/gamma/00003</text:p>
      <text:p text:style-name="Preformatted_20_Text">data/aero/timestep_info/00134/gamma/_read_as</text:p>
      <text:p text:style-name="Preformatted_20_Text">data/aero/timestep_info/00134/gamma_dot/00000</text:p>
      <text:p text:style-name="Preformatted_20_Text">data/aero/timestep_info/00134/gamma_dot/00001</text:p>
      <text:p text:style-name="Preformatted_20_Text">data/aero/timestep_info/00134/gamma_dot/00002</text:p>
      <text:p text:style-name="Preformatted_20_Text">data/aero/timestep_info/00134/gamma_dot/00003</text:p>
      <text:p text:style-name="Preformatted_20_Text">data/aero/timestep_info/00134/gamma_dot/_read_as</text:p>
      <text:p text:style-name="Preformatted_20_Text">data/aero/timestep_info/00134/gamma_star/00000</text:p>
      <text:p text:style-name="Preformatted_20_Text"><text:soft-page-break/>data/aero/timestep_info/00134/gamma_star/00001</text:p>
      <text:p text:style-name="Preformatted_20_Text">data/aero/timestep_info/00134/gamma_star/00002</text:p>
      <text:p text:style-name="Preformatted_20_Text">data/aero/timestep_info/00134/gamma_star/00003</text:p>
      <text:p text:style-name="Preformatted_20_Text">data/aero/timestep_info/00134/gamma_star/_read_as</text:p>
      <text:p text:style-name="Preformatted_20_Text">data/aero/timestep_info/00134/in_global_AFoR</text:p>
      <text:p text:style-name="Preformatted_20_Text">data/aero/timestep_info/00134/inertial_steady_forces</text:p>
      <text:p text:style-name="Preformatted_20_Text">data/aero/timestep_info/00134/inertial_unsteady_forces</text:p>
      <text:p text:style-name="Preformatted_20_Text">data/aero/timestep_info/00134/n_surf</text:p>
      <text:p text:style-name="Preformatted_20_Text">data/aero/timestep_info/00134/normals/00000</text:p>
      <text:p text:style-name="Preformatted_20_Text">data/aero/timestep_info/00134/normals/00001</text:p>
      <text:p text:style-name="Preformatted_20_Text">data/aero/timestep_info/00134/normals/00002</text:p>
      <text:p text:style-name="Preformatted_20_Text">data/aero/timestep_info/00134/normals/00003</text:p>
      <text:p text:style-name="Preformatted_20_Text">data/aero/timestep_info/00134/normals/_read_as</text:p>
      <text:p text:style-name="Preformatted_20_Text">data/aero/timestep_info/00134/postproc_cell/_read_as</text:p>
      <text:p text:style-name="Preformatted_20_Text">data/aero/timestep_info/00134/postproc_node/_read_as</text:p>
      <text:p text:style-name="Preformatted_20_Text">data/aero/timestep_info/00134/u_ext/00000</text:p>
      <text:p text:style-name="Preformatted_20_Text">data/aero/timestep_info/00134/u_ext/00001</text:p>
      <text:p text:style-name="Preformatted_20_Text">data/aero/timestep_info/00134/u_ext/00002</text:p>
      <text:p text:style-name="Preformatted_20_Text">data/aero/timestep_info/00134/u_ext/00003</text:p>
      <text:p text:style-name="Preformatted_20_Text">data/aero/timestep_info/00134/u_ext/_read_as</text:p>
      <text:p text:style-name="Preformatted_20_Text">data/aero/timestep_info/00134/u_ext_star/00000</text:p>
      <text:p text:style-name="Preformatted_20_Text">data/aero/timestep_info/00134/u_ext_star/00001</text:p>
      <text:p text:style-name="Preformatted_20_Text">data/aero/timestep_info/00134/u_ext_star/00002</text:p>
      <text:p text:style-name="Preformatted_20_Text">data/aero/timestep_info/00134/u_ext_star/00003</text:p>
      <text:p text:style-name="Preformatted_20_Text">data/aero/timestep_info/00134/u_ext_star/_read_as</text:p>
      <text:p text:style-name="Preformatted_20_Text">data/aero/timestep_info/00134/wake_conv_vel/00000</text:p>
      <text:p text:style-name="Preformatted_20_Text">data/aero/timestep_info/00134/wake_conv_vel/00001</text:p>
      <text:p text:style-name="Preformatted_20_Text">data/aero/timestep_info/00134/wake_conv_vel/00002</text:p>
      <text:p text:style-name="Preformatted_20_Text">data/aero/timestep_info/00134/wake_conv_vel/00003</text:p>
      <text:p text:style-name="Preformatted_20_Text">data/aero/timestep_info/00134/wake_conv_vel/_read_as</text:p>
      <text:p text:style-name="Preformatted_20_Text">data/aero/timestep_info/00134/zeta/00000</text:p>
      <text:p text:style-name="Preformatted_20_Text">data/aero/timestep_info/00134/zeta/00001</text:p>
      <text:p text:style-name="Preformatted_20_Text">data/aero/timestep_info/00134/zeta/00002</text:p>
      <text:p text:style-name="Preformatted_20_Text">data/aero/timestep_info/00134/zeta/00003</text:p>
      <text:p text:style-name="Preformatted_20_Text">data/aero/timestep_info/00134/zeta/_read_as</text:p>
      <text:p text:style-name="Preformatted_20_Text">data/aero/timestep_info/00134/zeta_dot/00000</text:p>
      <text:p text:style-name="Preformatted_20_Text">data/aero/timestep_info/00134/zeta_dot/00001</text:p>
      <text:p text:style-name="Preformatted_20_Text">data/aero/timestep_info/00134/zeta_dot/00002</text:p>
      <text:p text:style-name="Preformatted_20_Text">data/aero/timestep_info/00134/zeta_dot/00003</text:p>
      <text:p text:style-name="Preformatted_20_Text">data/aero/timestep_info/00134/zeta_dot/_read_as</text:p>
      <text:p text:style-name="Preformatted_20_Text">data/aero/timestep_info/00134/zeta_star/00000</text:p>
      <text:p text:style-name="Preformatted_20_Text">data/aero/timestep_info/00134/zeta_star/00001</text:p>
      <text:p text:style-name="Preformatted_20_Text">data/aero/timestep_info/00134/zeta_star/00002</text:p>
      <text:p text:style-name="Preformatted_20_Text">data/aero/timestep_info/00134/zeta_star/00003</text:p>
      <text:p text:style-name="Preformatted_20_Text">data/aero/timestep_info/00134/zeta_star/_read_as</text:p>
      <text:p text:style-name="Preformatted_20_Text">data/aero/timestep_info/00135/_read_as</text:p>
      <text:p text:style-name="Preformatted_20_Text">data/aero/timestep_info/00135/body_steady_forces</text:p>
      <text:p text:style-name="Preformatted_20_Text">data/aero/timestep_info/00135/body_unsteady_forces</text:p>
      <text:p text:style-name="Preformatted_20_Text">data/aero/timestep_info/00135/control_surface_deflection</text:p>
      <text:p text:style-name="Preformatted_20_Text">data/aero/timestep_info/00135/ct_dimensions</text:p>
      <text:p text:style-name="Preformatted_20_Text">data/aero/timestep_info/00135/ct_dimensions_star</text:p>
      <text:p text:style-name="Preformatted_20_Text">data/aero/timestep_info/00135/dimensions</text:p>
      <text:p text:style-name="Preformatted_20_Text">data/aero/timestep_info/00135/dimensions_star</text:p>
      <text:p text:style-name="Preformatted_20_Text">data/aero/timestep_info/00135/dist_to_orig/00000</text:p>
      <text:p text:style-name="Preformatted_20_Text">data/aero/timestep_info/00135/dist_to_orig/00001</text:p>
      <text:p text:style-name="Preformatted_20_Text">data/aero/timestep_info/00135/dist_to_orig/00002</text:p>
      <text:p text:style-name="Preformatted_20_Text">data/aero/timestep_info/00135/dist_to_orig/00003</text:p>
      <text:p text:style-name="Preformatted_20_Text">data/aero/timestep_info/00135/dist_to_orig/_read_as</text:p>
      <text:p text:style-name="Preformatted_20_Text">data/aero/timestep_info/00135/dynamic_forces/00000</text:p>
      <text:p text:style-name="Preformatted_20_Text">data/aero/timestep_info/00135/dynamic_forces/00001</text:p>
      <text:p text:style-name="Preformatted_20_Text">data/aero/timestep_info/00135/dynamic_forces/00002</text:p>
      <text:p text:style-name="Preformatted_20_Text">data/aero/timestep_info/00135/dynamic_forces/00003</text:p>
      <text:p text:style-name="Preformatted_20_Text">data/aero/timestep_info/00135/dynamic_forces/_read_as</text:p>
      <text:p text:style-name="Preformatted_20_Text">data/aero/timestep_info/00135/flag_zeta_phantom</text:p>
      <text:p text:style-name="Preformatted_20_Text"><text:soft-page-break/>data/aero/timestep_info/00135/forces/00000</text:p>
      <text:p text:style-name="Preformatted_20_Text">data/aero/timestep_info/00135/forces/00001</text:p>
      <text:p text:style-name="Preformatted_20_Text">data/aero/timestep_info/00135/forces/00002</text:p>
      <text:p text:style-name="Preformatted_20_Text">data/aero/timestep_info/00135/forces/00003</text:p>
      <text:p text:style-name="Preformatted_20_Text">data/aero/timestep_info/00135/forces/_read_as</text:p>
      <text:p text:style-name="Preformatted_20_Text">data/aero/timestep_info/00135/gamma/00000</text:p>
      <text:p text:style-name="Preformatted_20_Text">data/aero/timestep_info/00135/gamma/00001</text:p>
      <text:p text:style-name="Preformatted_20_Text">data/aero/timestep_info/00135/gamma/00002</text:p>
      <text:p text:style-name="Preformatted_20_Text">data/aero/timestep_info/00135/gamma/00003</text:p>
      <text:p text:style-name="Preformatted_20_Text">data/aero/timestep_info/00135/gamma/_read_as</text:p>
      <text:p text:style-name="Preformatted_20_Text">data/aero/timestep_info/00135/gamma_dot/00000</text:p>
      <text:p text:style-name="Preformatted_20_Text">data/aero/timestep_info/00135/gamma_dot/00001</text:p>
      <text:p text:style-name="Preformatted_20_Text">data/aero/timestep_info/00135/gamma_dot/00002</text:p>
      <text:p text:style-name="Preformatted_20_Text">data/aero/timestep_info/00135/gamma_dot/00003</text:p>
      <text:p text:style-name="Preformatted_20_Text">data/aero/timestep_info/00135/gamma_dot/_read_as</text:p>
      <text:p text:style-name="Preformatted_20_Text">data/aero/timestep_info/00135/gamma_star/00000</text:p>
      <text:p text:style-name="Preformatted_20_Text">data/aero/timestep_info/00135/gamma_star/00001</text:p>
      <text:p text:style-name="Preformatted_20_Text">data/aero/timestep_info/00135/gamma_star/00002</text:p>
      <text:p text:style-name="Preformatted_20_Text">data/aero/timestep_info/00135/gamma_star/00003</text:p>
      <text:p text:style-name="Preformatted_20_Text">data/aero/timestep_info/00135/gamma_star/_read_as</text:p>
      <text:p text:style-name="Preformatted_20_Text">data/aero/timestep_info/00135/in_global_AFoR</text:p>
      <text:p text:style-name="Preformatted_20_Text">data/aero/timestep_info/00135/inertial_steady_forces</text:p>
      <text:p text:style-name="Preformatted_20_Text">data/aero/timestep_info/00135/inertial_unsteady_forces</text:p>
      <text:p text:style-name="Preformatted_20_Text">data/aero/timestep_info/00135/n_surf</text:p>
      <text:p text:style-name="Preformatted_20_Text">data/aero/timestep_info/00135/normals/00000</text:p>
      <text:p text:style-name="Preformatted_20_Text">data/aero/timestep_info/00135/normals/00001</text:p>
      <text:p text:style-name="Preformatted_20_Text">data/aero/timestep_info/00135/normals/00002</text:p>
      <text:p text:style-name="Preformatted_20_Text">data/aero/timestep_info/00135/normals/00003</text:p>
      <text:p text:style-name="Preformatted_20_Text">data/aero/timestep_info/00135/normals/_read_as</text:p>
      <text:p text:style-name="Preformatted_20_Text">data/aero/timestep_info/00135/postproc_cell/_read_as</text:p>
      <text:p text:style-name="Preformatted_20_Text">data/aero/timestep_info/00135/postproc_node/_read_as</text:p>
      <text:p text:style-name="Preformatted_20_Text">data/aero/timestep_info/00135/u_ext/00000</text:p>
      <text:p text:style-name="Preformatted_20_Text">data/aero/timestep_info/00135/u_ext/00001</text:p>
      <text:p text:style-name="Preformatted_20_Text">data/aero/timestep_info/00135/u_ext/00002</text:p>
      <text:p text:style-name="Preformatted_20_Text">data/aero/timestep_info/00135/u_ext/00003</text:p>
      <text:p text:style-name="Preformatted_20_Text">data/aero/timestep_info/00135/u_ext/_read_as</text:p>
      <text:p text:style-name="Preformatted_20_Text">data/aero/timestep_info/00135/u_ext_star/00000</text:p>
      <text:p text:style-name="Preformatted_20_Text">data/aero/timestep_info/00135/u_ext_star/00001</text:p>
      <text:p text:style-name="Preformatted_20_Text">data/aero/timestep_info/00135/u_ext_star/00002</text:p>
      <text:p text:style-name="Preformatted_20_Text">data/aero/timestep_info/00135/u_ext_star/00003</text:p>
      <text:p text:style-name="Preformatted_20_Text">data/aero/timestep_info/00135/u_ext_star/_read_as</text:p>
      <text:p text:style-name="Preformatted_20_Text">data/aero/timestep_info/00135/wake_conv_vel/00000</text:p>
      <text:p text:style-name="Preformatted_20_Text">data/aero/timestep_info/00135/wake_conv_vel/00001</text:p>
      <text:p text:style-name="Preformatted_20_Text">data/aero/timestep_info/00135/wake_conv_vel/00002</text:p>
      <text:p text:style-name="Preformatted_20_Text">data/aero/timestep_info/00135/wake_conv_vel/00003</text:p>
      <text:p text:style-name="Preformatted_20_Text">data/aero/timestep_info/00135/wake_conv_vel/_read_as</text:p>
      <text:p text:style-name="Preformatted_20_Text">data/aero/timestep_info/00135/zeta/00000</text:p>
      <text:p text:style-name="Preformatted_20_Text">data/aero/timestep_info/00135/zeta/00001</text:p>
      <text:p text:style-name="Preformatted_20_Text">data/aero/timestep_info/00135/zeta/00002</text:p>
      <text:p text:style-name="Preformatted_20_Text">data/aero/timestep_info/00135/zeta/00003</text:p>
      <text:p text:style-name="Preformatted_20_Text">data/aero/timestep_info/00135/zeta/_read_as</text:p>
      <text:p text:style-name="Preformatted_20_Text">data/aero/timestep_info/00135/zeta_dot/00000</text:p>
      <text:p text:style-name="Preformatted_20_Text">data/aero/timestep_info/00135/zeta_dot/00001</text:p>
      <text:p text:style-name="Preformatted_20_Text">data/aero/timestep_info/00135/zeta_dot/00002</text:p>
      <text:p text:style-name="Preformatted_20_Text">data/aero/timestep_info/00135/zeta_dot/00003</text:p>
      <text:p text:style-name="Preformatted_20_Text">data/aero/timestep_info/00135/zeta_dot/_read_as</text:p>
      <text:p text:style-name="Preformatted_20_Text">data/aero/timestep_info/00135/zeta_star/00000</text:p>
      <text:p text:style-name="Preformatted_20_Text">data/aero/timestep_info/00135/zeta_star/00001</text:p>
      <text:p text:style-name="Preformatted_20_Text">data/aero/timestep_info/00135/zeta_star/00002</text:p>
      <text:p text:style-name="Preformatted_20_Text">data/aero/timestep_info/00135/zeta_star/00003</text:p>
      <text:p text:style-name="Preformatted_20_Text">data/aero/timestep_info/00135/zeta_star/_read_as</text:p>
      <text:p text:style-name="Preformatted_20_Text">data/aero/timestep_info/00136/_read_as</text:p>
      <text:p text:style-name="Preformatted_20_Text">data/aero/timestep_info/00136/body_steady_forces</text:p>
      <text:p text:style-name="Preformatted_20_Text">data/aero/timestep_info/00136/body_unsteady_forces</text:p>
      <text:p text:style-name="Preformatted_20_Text"><text:soft-page-break/>data/aero/timestep_info/00136/control_surface_deflection</text:p>
      <text:p text:style-name="Preformatted_20_Text">data/aero/timestep_info/00136/ct_dimensions</text:p>
      <text:p text:style-name="Preformatted_20_Text">data/aero/timestep_info/00136/ct_dimensions_star</text:p>
      <text:p text:style-name="Preformatted_20_Text">data/aero/timestep_info/00136/dimensions</text:p>
      <text:p text:style-name="Preformatted_20_Text">data/aero/timestep_info/00136/dimensions_star</text:p>
      <text:p text:style-name="Preformatted_20_Text">data/aero/timestep_info/00136/dist_to_orig/00000</text:p>
      <text:p text:style-name="Preformatted_20_Text">data/aero/timestep_info/00136/dist_to_orig/00001</text:p>
      <text:p text:style-name="Preformatted_20_Text">data/aero/timestep_info/00136/dist_to_orig/00002</text:p>
      <text:p text:style-name="Preformatted_20_Text">data/aero/timestep_info/00136/dist_to_orig/00003</text:p>
      <text:p text:style-name="Preformatted_20_Text">data/aero/timestep_info/00136/dist_to_orig/_read_as</text:p>
      <text:p text:style-name="Preformatted_20_Text">data/aero/timestep_info/00136/dynamic_forces/00000</text:p>
      <text:p text:style-name="Preformatted_20_Text">data/aero/timestep_info/00136/dynamic_forces/00001</text:p>
      <text:p text:style-name="Preformatted_20_Text">data/aero/timestep_info/00136/dynamic_forces/00002</text:p>
      <text:p text:style-name="Preformatted_20_Text">data/aero/timestep_info/00136/dynamic_forces/00003</text:p>
      <text:p text:style-name="Preformatted_20_Text">data/aero/timestep_info/00136/dynamic_forces/_read_as</text:p>
      <text:p text:style-name="Preformatted_20_Text">data/aero/timestep_info/00136/flag_zeta_phantom</text:p>
      <text:p text:style-name="Preformatted_20_Text">data/aero/timestep_info/00136/forces/00000</text:p>
      <text:p text:style-name="Preformatted_20_Text">data/aero/timestep_info/00136/forces/00001</text:p>
      <text:p text:style-name="Preformatted_20_Text">data/aero/timestep_info/00136/forces/00002</text:p>
      <text:p text:style-name="Preformatted_20_Text">data/aero/timestep_info/00136/forces/00003</text:p>
      <text:p text:style-name="Preformatted_20_Text">data/aero/timestep_info/00136/forces/_read_as</text:p>
      <text:p text:style-name="Preformatted_20_Text">data/aero/timestep_info/00136/gamma/00000</text:p>
      <text:p text:style-name="Preformatted_20_Text">data/aero/timestep_info/00136/gamma/00001</text:p>
      <text:p text:style-name="Preformatted_20_Text">data/aero/timestep_info/00136/gamma/00002</text:p>
      <text:p text:style-name="Preformatted_20_Text">data/aero/timestep_info/00136/gamma/00003</text:p>
      <text:p text:style-name="Preformatted_20_Text">data/aero/timestep_info/00136/gamma/_read_as</text:p>
      <text:p text:style-name="Preformatted_20_Text">data/aero/timestep_info/00136/gamma_dot/00000</text:p>
      <text:p text:style-name="Preformatted_20_Text">data/aero/timestep_info/00136/gamma_dot/00001</text:p>
      <text:p text:style-name="Preformatted_20_Text">data/aero/timestep_info/00136/gamma_dot/00002</text:p>
      <text:p text:style-name="Preformatted_20_Text">data/aero/timestep_info/00136/gamma_dot/00003</text:p>
      <text:p text:style-name="Preformatted_20_Text">data/aero/timestep_info/00136/gamma_dot/_read_as</text:p>
      <text:p text:style-name="Preformatted_20_Text">data/aero/timestep_info/00136/gamma_star/00000</text:p>
      <text:p text:style-name="Preformatted_20_Text">data/aero/timestep_info/00136/gamma_star/00001</text:p>
      <text:p text:style-name="Preformatted_20_Text">data/aero/timestep_info/00136/gamma_star/00002</text:p>
      <text:p text:style-name="Preformatted_20_Text">data/aero/timestep_info/00136/gamma_star/00003</text:p>
      <text:p text:style-name="Preformatted_20_Text">data/aero/timestep_info/00136/gamma_star/_read_as</text:p>
      <text:p text:style-name="Preformatted_20_Text">data/aero/timestep_info/00136/in_global_AFoR</text:p>
      <text:p text:style-name="Preformatted_20_Text">data/aero/timestep_info/00136/inertial_steady_forces</text:p>
      <text:p text:style-name="Preformatted_20_Text">data/aero/timestep_info/00136/inertial_unsteady_forces</text:p>
      <text:p text:style-name="Preformatted_20_Text">data/aero/timestep_info/00136/n_surf</text:p>
      <text:p text:style-name="Preformatted_20_Text">data/aero/timestep_info/00136/normals/00000</text:p>
      <text:p text:style-name="Preformatted_20_Text">data/aero/timestep_info/00136/normals/00001</text:p>
      <text:p text:style-name="Preformatted_20_Text">data/aero/timestep_info/00136/normals/00002</text:p>
      <text:p text:style-name="Preformatted_20_Text">data/aero/timestep_info/00136/normals/00003</text:p>
      <text:p text:style-name="Preformatted_20_Text">data/aero/timestep_info/00136/normals/_read_as</text:p>
      <text:p text:style-name="Preformatted_20_Text">data/aero/timestep_info/00136/postproc_cell/_read_as</text:p>
      <text:p text:style-name="Preformatted_20_Text">data/aero/timestep_info/00136/postproc_node/_read_as</text:p>
      <text:p text:style-name="Preformatted_20_Text">data/aero/timestep_info/00136/u_ext/00000</text:p>
      <text:p text:style-name="Preformatted_20_Text">data/aero/timestep_info/00136/u_ext/00001</text:p>
      <text:p text:style-name="Preformatted_20_Text">data/aero/timestep_info/00136/u_ext/00002</text:p>
      <text:p text:style-name="Preformatted_20_Text">data/aero/timestep_info/00136/u_ext/00003</text:p>
      <text:p text:style-name="Preformatted_20_Text">data/aero/timestep_info/00136/u_ext/_read_as</text:p>
      <text:p text:style-name="Preformatted_20_Text">data/aero/timestep_info/00136/u_ext_star/00000</text:p>
      <text:p text:style-name="Preformatted_20_Text">data/aero/timestep_info/00136/u_ext_star/00001</text:p>
      <text:p text:style-name="Preformatted_20_Text">data/aero/timestep_info/00136/u_ext_star/00002</text:p>
      <text:p text:style-name="Preformatted_20_Text">data/aero/timestep_info/00136/u_ext_star/00003</text:p>
      <text:p text:style-name="Preformatted_20_Text">data/aero/timestep_info/00136/u_ext_star/_read_as</text:p>
      <text:p text:style-name="Preformatted_20_Text">data/aero/timestep_info/00136/wake_conv_vel/00000</text:p>
      <text:p text:style-name="Preformatted_20_Text">data/aero/timestep_info/00136/wake_conv_vel/00001</text:p>
      <text:p text:style-name="Preformatted_20_Text">data/aero/timestep_info/00136/wake_conv_vel/00002</text:p>
      <text:p text:style-name="Preformatted_20_Text">data/aero/timestep_info/00136/wake_conv_vel/00003</text:p>
      <text:p text:style-name="Preformatted_20_Text">data/aero/timestep_info/00136/wake_conv_vel/_read_as</text:p>
      <text:p text:style-name="Preformatted_20_Text">data/aero/timestep_info/00136/zeta/00000</text:p>
      <text:p text:style-name="Preformatted_20_Text">data/aero/timestep_info/00136/zeta/00001</text:p>
      <text:p text:style-name="Preformatted_20_Text"><text:soft-page-break/>data/aero/timestep_info/00136/zeta/00002</text:p>
      <text:p text:style-name="Preformatted_20_Text">data/aero/timestep_info/00136/zeta/00003</text:p>
      <text:p text:style-name="Preformatted_20_Text">data/aero/timestep_info/00136/zeta/_read_as</text:p>
      <text:p text:style-name="Preformatted_20_Text">data/aero/timestep_info/00136/zeta_dot/00000</text:p>
      <text:p text:style-name="Preformatted_20_Text">data/aero/timestep_info/00136/zeta_dot/00001</text:p>
      <text:p text:style-name="Preformatted_20_Text">data/aero/timestep_info/00136/zeta_dot/00002</text:p>
      <text:p text:style-name="Preformatted_20_Text">data/aero/timestep_info/00136/zeta_dot/00003</text:p>
      <text:p text:style-name="Preformatted_20_Text">data/aero/timestep_info/00136/zeta_dot/_read_as</text:p>
      <text:p text:style-name="Preformatted_20_Text">data/aero/timestep_info/00136/zeta_star/00000</text:p>
      <text:p text:style-name="Preformatted_20_Text">data/aero/timestep_info/00136/zeta_star/00001</text:p>
      <text:p text:style-name="Preformatted_20_Text">data/aero/timestep_info/00136/zeta_star/00002</text:p>
      <text:p text:style-name="Preformatted_20_Text">data/aero/timestep_info/00136/zeta_star/00003</text:p>
      <text:p text:style-name="Preformatted_20_Text">data/aero/timestep_info/00136/zeta_star/_read_as</text:p>
      <text:p text:style-name="Preformatted_20_Text">data/aero/timestep_info/00137/_read_as</text:p>
      <text:p text:style-name="Preformatted_20_Text">data/aero/timestep_info/00137/body_steady_forces</text:p>
      <text:p text:style-name="Preformatted_20_Text">data/aero/timestep_info/00137/body_unsteady_forces</text:p>
      <text:p text:style-name="Preformatted_20_Text">data/aero/timestep_info/00137/control_surface_deflection</text:p>
      <text:p text:style-name="Preformatted_20_Text">data/aero/timestep_info/00137/ct_dimensions</text:p>
      <text:p text:style-name="Preformatted_20_Text">data/aero/timestep_info/00137/ct_dimensions_star</text:p>
      <text:p text:style-name="Preformatted_20_Text">data/aero/timestep_info/00137/dimensions</text:p>
      <text:p text:style-name="Preformatted_20_Text">data/aero/timestep_info/00137/dimensions_star</text:p>
      <text:p text:style-name="Preformatted_20_Text">data/aero/timestep_info/00137/dist_to_orig/00000</text:p>
      <text:p text:style-name="Preformatted_20_Text">data/aero/timestep_info/00137/dist_to_orig/00001</text:p>
      <text:p text:style-name="Preformatted_20_Text">data/aero/timestep_info/00137/dist_to_orig/00002</text:p>
      <text:p text:style-name="Preformatted_20_Text">data/aero/timestep_info/00137/dist_to_orig/00003</text:p>
      <text:p text:style-name="Preformatted_20_Text">data/aero/timestep_info/00137/dist_to_orig/_read_as</text:p>
      <text:p text:style-name="Preformatted_20_Text">data/aero/timestep_info/00137/dynamic_forces/00000</text:p>
      <text:p text:style-name="Preformatted_20_Text">data/aero/timestep_info/00137/dynamic_forces/00001</text:p>
      <text:p text:style-name="Preformatted_20_Text">data/aero/timestep_info/00137/dynamic_forces/00002</text:p>
      <text:p text:style-name="Preformatted_20_Text">data/aero/timestep_info/00137/dynamic_forces/00003</text:p>
      <text:p text:style-name="Preformatted_20_Text">data/aero/timestep_info/00137/dynamic_forces/_read_as</text:p>
      <text:p text:style-name="Preformatted_20_Text">data/aero/timestep_info/00137/flag_zeta_phantom</text:p>
      <text:p text:style-name="Preformatted_20_Text">data/aero/timestep_info/00137/forces/00000</text:p>
      <text:p text:style-name="Preformatted_20_Text">data/aero/timestep_info/00137/forces/00001</text:p>
      <text:p text:style-name="Preformatted_20_Text">data/aero/timestep_info/00137/forces/00002</text:p>
      <text:p text:style-name="Preformatted_20_Text">data/aero/timestep_info/00137/forces/00003</text:p>
      <text:p text:style-name="Preformatted_20_Text">data/aero/timestep_info/00137/forces/_read_as</text:p>
      <text:p text:style-name="Preformatted_20_Text">data/aero/timestep_info/00137/gamma/00000</text:p>
      <text:p text:style-name="Preformatted_20_Text">data/aero/timestep_info/00137/gamma/00001</text:p>
      <text:p text:style-name="Preformatted_20_Text">data/aero/timestep_info/00137/gamma/00002</text:p>
      <text:p text:style-name="Preformatted_20_Text">data/aero/timestep_info/00137/gamma/00003</text:p>
      <text:p text:style-name="Preformatted_20_Text">data/aero/timestep_info/00137/gamma/_read_as</text:p>
      <text:p text:style-name="Preformatted_20_Text">data/aero/timestep_info/00137/gamma_dot/00000</text:p>
      <text:p text:style-name="Preformatted_20_Text">data/aero/timestep_info/00137/gamma_dot/00001</text:p>
      <text:p text:style-name="Preformatted_20_Text">data/aero/timestep_info/00137/gamma_dot/00002</text:p>
      <text:p text:style-name="Preformatted_20_Text">data/aero/timestep_info/00137/gamma_dot/00003</text:p>
      <text:p text:style-name="Preformatted_20_Text">data/aero/timestep_info/00137/gamma_dot/_read_as</text:p>
      <text:p text:style-name="Preformatted_20_Text">data/aero/timestep_info/00137/gamma_star/00000</text:p>
      <text:p text:style-name="Preformatted_20_Text">data/aero/timestep_info/00137/gamma_star/00001</text:p>
      <text:p text:style-name="Preformatted_20_Text">data/aero/timestep_info/00137/gamma_star/00002</text:p>
      <text:p text:style-name="Preformatted_20_Text">data/aero/timestep_info/00137/gamma_star/00003</text:p>
      <text:p text:style-name="Preformatted_20_Text">data/aero/timestep_info/00137/gamma_star/_read_as</text:p>
      <text:p text:style-name="Preformatted_20_Text">data/aero/timestep_info/00137/in_global_AFoR</text:p>
      <text:p text:style-name="Preformatted_20_Text">data/aero/timestep_info/00137/inertial_steady_forces</text:p>
      <text:p text:style-name="Preformatted_20_Text">data/aero/timestep_info/00137/inertial_unsteady_forces</text:p>
      <text:p text:style-name="Preformatted_20_Text">data/aero/timestep_info/00137/n_surf</text:p>
      <text:p text:style-name="Preformatted_20_Text">data/aero/timestep_info/00137/normals/00000</text:p>
      <text:p text:style-name="Preformatted_20_Text">data/aero/timestep_info/00137/normals/00001</text:p>
      <text:p text:style-name="Preformatted_20_Text">data/aero/timestep_info/00137/normals/00002</text:p>
      <text:p text:style-name="Preformatted_20_Text">data/aero/timestep_info/00137/normals/00003</text:p>
      <text:p text:style-name="Preformatted_20_Text">data/aero/timestep_info/00137/normals/_read_as</text:p>
      <text:p text:style-name="Preformatted_20_Text">data/aero/timestep_info/00137/postproc_cell/_read_as</text:p>
      <text:p text:style-name="Preformatted_20_Text">data/aero/timestep_info/00137/postproc_node/_read_as</text:p>
      <text:p text:style-name="Preformatted_20_Text">data/aero/timestep_info/00137/u_ext/00000</text:p>
      <text:p text:style-name="Preformatted_20_Text"><text:soft-page-break/>data/aero/timestep_info/00137/u_ext/00001</text:p>
      <text:p text:style-name="Preformatted_20_Text">data/aero/timestep_info/00137/u_ext/00002</text:p>
      <text:p text:style-name="Preformatted_20_Text">data/aero/timestep_info/00137/u_ext/00003</text:p>
      <text:p text:style-name="Preformatted_20_Text">data/aero/timestep_info/00137/u_ext/_read_as</text:p>
      <text:p text:style-name="Preformatted_20_Text">data/aero/timestep_info/00137/u_ext_star/00000</text:p>
      <text:p text:style-name="Preformatted_20_Text">data/aero/timestep_info/00137/u_ext_star/00001</text:p>
      <text:p text:style-name="Preformatted_20_Text">data/aero/timestep_info/00137/u_ext_star/00002</text:p>
      <text:p text:style-name="Preformatted_20_Text">data/aero/timestep_info/00137/u_ext_star/00003</text:p>
      <text:p text:style-name="Preformatted_20_Text">data/aero/timestep_info/00137/u_ext_star/_read_as</text:p>
      <text:p text:style-name="Preformatted_20_Text">data/aero/timestep_info/00137/wake_conv_vel/00000</text:p>
      <text:p text:style-name="Preformatted_20_Text">data/aero/timestep_info/00137/wake_conv_vel/00001</text:p>
      <text:p text:style-name="Preformatted_20_Text">data/aero/timestep_info/00137/wake_conv_vel/00002</text:p>
      <text:p text:style-name="Preformatted_20_Text">data/aero/timestep_info/00137/wake_conv_vel/00003</text:p>
      <text:p text:style-name="Preformatted_20_Text">data/aero/timestep_info/00137/wake_conv_vel/_read_as</text:p>
      <text:p text:style-name="Preformatted_20_Text">data/aero/timestep_info/00137/zeta/00000</text:p>
      <text:p text:style-name="Preformatted_20_Text">data/aero/timestep_info/00137/zeta/00001</text:p>
      <text:p text:style-name="Preformatted_20_Text">data/aero/timestep_info/00137/zeta/00002</text:p>
      <text:p text:style-name="Preformatted_20_Text">data/aero/timestep_info/00137/zeta/00003</text:p>
      <text:p text:style-name="Preformatted_20_Text">data/aero/timestep_info/00137/zeta/_read_as</text:p>
      <text:p text:style-name="Preformatted_20_Text">data/aero/timestep_info/00137/zeta_dot/00000</text:p>
      <text:p text:style-name="Preformatted_20_Text">data/aero/timestep_info/00137/zeta_dot/00001</text:p>
      <text:p text:style-name="Preformatted_20_Text">data/aero/timestep_info/00137/zeta_dot/00002</text:p>
      <text:p text:style-name="Preformatted_20_Text">data/aero/timestep_info/00137/zeta_dot/00003</text:p>
      <text:p text:style-name="Preformatted_20_Text">data/aero/timestep_info/00137/zeta_dot/_read_as</text:p>
      <text:p text:style-name="Preformatted_20_Text">data/aero/timestep_info/00137/zeta_star/00000</text:p>
      <text:p text:style-name="Preformatted_20_Text">data/aero/timestep_info/00137/zeta_star/00001</text:p>
      <text:p text:style-name="Preformatted_20_Text">data/aero/timestep_info/00137/zeta_star/00002</text:p>
      <text:p text:style-name="Preformatted_20_Text">data/aero/timestep_info/00137/zeta_star/00003</text:p>
      <text:p text:style-name="Preformatted_20_Text">data/aero/timestep_info/00137/zeta_star/_read_as</text:p>
      <text:p text:style-name="Preformatted_20_Text">data/aero/timestep_info/00138/_read_as</text:p>
      <text:p text:style-name="Preformatted_20_Text">data/aero/timestep_info/00138/body_steady_forces</text:p>
      <text:p text:style-name="Preformatted_20_Text">data/aero/timestep_info/00138/body_unsteady_forces</text:p>
      <text:p text:style-name="Preformatted_20_Text">data/aero/timestep_info/00138/control_surface_deflection</text:p>
      <text:p text:style-name="Preformatted_20_Text">data/aero/timestep_info/00138/ct_dimensions</text:p>
      <text:p text:style-name="Preformatted_20_Text">data/aero/timestep_info/00138/ct_dimensions_star</text:p>
      <text:p text:style-name="Preformatted_20_Text">data/aero/timestep_info/00138/dimensions</text:p>
      <text:p text:style-name="Preformatted_20_Text">data/aero/timestep_info/00138/dimensions_star</text:p>
      <text:p text:style-name="Preformatted_20_Text">data/aero/timestep_info/00138/dist_to_orig/00000</text:p>
      <text:p text:style-name="Preformatted_20_Text">data/aero/timestep_info/00138/dist_to_orig/00001</text:p>
      <text:p text:style-name="Preformatted_20_Text">data/aero/timestep_info/00138/dist_to_orig/00002</text:p>
      <text:p text:style-name="Preformatted_20_Text">data/aero/timestep_info/00138/dist_to_orig/00003</text:p>
      <text:p text:style-name="Preformatted_20_Text">data/aero/timestep_info/00138/dist_to_orig/_read_as</text:p>
      <text:p text:style-name="Preformatted_20_Text">data/aero/timestep_info/00138/dynamic_forces/00000</text:p>
      <text:p text:style-name="Preformatted_20_Text">data/aero/timestep_info/00138/dynamic_forces/00001</text:p>
      <text:p text:style-name="Preformatted_20_Text">data/aero/timestep_info/00138/dynamic_forces/00002</text:p>
      <text:p text:style-name="Preformatted_20_Text">data/aero/timestep_info/00138/dynamic_forces/00003</text:p>
      <text:p text:style-name="Preformatted_20_Text">data/aero/timestep_info/00138/dynamic_forces/_read_as</text:p>
      <text:p text:style-name="Preformatted_20_Text">data/aero/timestep_info/00138/flag_zeta_phantom</text:p>
      <text:p text:style-name="Preformatted_20_Text">data/aero/timestep_info/00138/forces/00000</text:p>
      <text:p text:style-name="Preformatted_20_Text">data/aero/timestep_info/00138/forces/00001</text:p>
      <text:p text:style-name="Preformatted_20_Text">data/aero/timestep_info/00138/forces/00002</text:p>
      <text:p text:style-name="Preformatted_20_Text">data/aero/timestep_info/00138/forces/00003</text:p>
      <text:p text:style-name="Preformatted_20_Text">data/aero/timestep_info/00138/forces/_read_as</text:p>
      <text:p text:style-name="Preformatted_20_Text">data/aero/timestep_info/00138/gamma/00000</text:p>
      <text:p text:style-name="Preformatted_20_Text">data/aero/timestep_info/00138/gamma/00001</text:p>
      <text:p text:style-name="Preformatted_20_Text">data/aero/timestep_info/00138/gamma/00002</text:p>
      <text:p text:style-name="Preformatted_20_Text">data/aero/timestep_info/00138/gamma/00003</text:p>
      <text:p text:style-name="Preformatted_20_Text">data/aero/timestep_info/00138/gamma/_read_as</text:p>
      <text:p text:style-name="Preformatted_20_Text">data/aero/timestep_info/00138/gamma_dot/00000</text:p>
      <text:p text:style-name="Preformatted_20_Text">data/aero/timestep_info/00138/gamma_dot/00001</text:p>
      <text:p text:style-name="Preformatted_20_Text">data/aero/timestep_info/00138/gamma_dot/00002</text:p>
      <text:p text:style-name="Preformatted_20_Text">data/aero/timestep_info/00138/gamma_dot/00003</text:p>
      <text:p text:style-name="Preformatted_20_Text">data/aero/timestep_info/00138/gamma_dot/_read_as</text:p>
      <text:p text:style-name="Preformatted_20_Text">data/aero/timestep_info/00138/gamma_star/00000</text:p>
      <text:p text:style-name="Preformatted_20_Text"><text:soft-page-break/>data/aero/timestep_info/00138/gamma_star/00001</text:p>
      <text:p text:style-name="Preformatted_20_Text">data/aero/timestep_info/00138/gamma_star/00002</text:p>
      <text:p text:style-name="Preformatted_20_Text">data/aero/timestep_info/00138/gamma_star/00003</text:p>
      <text:p text:style-name="Preformatted_20_Text">data/aero/timestep_info/00138/gamma_star/_read_as</text:p>
      <text:p text:style-name="Preformatted_20_Text">data/aero/timestep_info/00138/in_global_AFoR</text:p>
      <text:p text:style-name="Preformatted_20_Text">data/aero/timestep_info/00138/inertial_steady_forces</text:p>
      <text:p text:style-name="Preformatted_20_Text">data/aero/timestep_info/00138/inertial_unsteady_forces</text:p>
      <text:p text:style-name="Preformatted_20_Text">data/aero/timestep_info/00138/n_surf</text:p>
      <text:p text:style-name="Preformatted_20_Text">data/aero/timestep_info/00138/normals/00000</text:p>
      <text:p text:style-name="Preformatted_20_Text">data/aero/timestep_info/00138/normals/00001</text:p>
      <text:p text:style-name="Preformatted_20_Text">data/aero/timestep_info/00138/normals/00002</text:p>
      <text:p text:style-name="Preformatted_20_Text">data/aero/timestep_info/00138/normals/00003</text:p>
      <text:p text:style-name="Preformatted_20_Text">data/aero/timestep_info/00138/normals/_read_as</text:p>
      <text:p text:style-name="Preformatted_20_Text">data/aero/timestep_info/00138/postproc_cell/_read_as</text:p>
      <text:p text:style-name="Preformatted_20_Text">data/aero/timestep_info/00138/postproc_node/_read_as</text:p>
      <text:p text:style-name="Preformatted_20_Text">data/aero/timestep_info/00138/u_ext/00000</text:p>
      <text:p text:style-name="Preformatted_20_Text">data/aero/timestep_info/00138/u_ext/00001</text:p>
      <text:p text:style-name="Preformatted_20_Text">data/aero/timestep_info/00138/u_ext/00002</text:p>
      <text:p text:style-name="Preformatted_20_Text">data/aero/timestep_info/00138/u_ext/00003</text:p>
      <text:p text:style-name="Preformatted_20_Text">data/aero/timestep_info/00138/u_ext/_read_as</text:p>
      <text:p text:style-name="Preformatted_20_Text">data/aero/timestep_info/00138/u_ext_star/00000</text:p>
      <text:p text:style-name="Preformatted_20_Text">data/aero/timestep_info/00138/u_ext_star/00001</text:p>
      <text:p text:style-name="Preformatted_20_Text">data/aero/timestep_info/00138/u_ext_star/00002</text:p>
      <text:p text:style-name="Preformatted_20_Text">data/aero/timestep_info/00138/u_ext_star/00003</text:p>
      <text:p text:style-name="Preformatted_20_Text">data/aero/timestep_info/00138/u_ext_star/_read_as</text:p>
      <text:p text:style-name="Preformatted_20_Text">data/aero/timestep_info/00138/wake_conv_vel/00000</text:p>
      <text:p text:style-name="Preformatted_20_Text">data/aero/timestep_info/00138/wake_conv_vel/00001</text:p>
      <text:p text:style-name="Preformatted_20_Text">data/aero/timestep_info/00138/wake_conv_vel/00002</text:p>
      <text:p text:style-name="Preformatted_20_Text">data/aero/timestep_info/00138/wake_conv_vel/00003</text:p>
      <text:p text:style-name="Preformatted_20_Text">data/aero/timestep_info/00138/wake_conv_vel/_read_as</text:p>
      <text:p text:style-name="Preformatted_20_Text">data/aero/timestep_info/00138/zeta/00000</text:p>
      <text:p text:style-name="Preformatted_20_Text">data/aero/timestep_info/00138/zeta/00001</text:p>
      <text:p text:style-name="Preformatted_20_Text">data/aero/timestep_info/00138/zeta/00002</text:p>
      <text:p text:style-name="Preformatted_20_Text">data/aero/timestep_info/00138/zeta/00003</text:p>
      <text:p text:style-name="Preformatted_20_Text">data/aero/timestep_info/00138/zeta/_read_as</text:p>
      <text:p text:style-name="Preformatted_20_Text">data/aero/timestep_info/00138/zeta_dot/00000</text:p>
      <text:p text:style-name="Preformatted_20_Text">data/aero/timestep_info/00138/zeta_dot/00001</text:p>
      <text:p text:style-name="Preformatted_20_Text">data/aero/timestep_info/00138/zeta_dot/00002</text:p>
      <text:p text:style-name="Preformatted_20_Text">data/aero/timestep_info/00138/zeta_dot/00003</text:p>
      <text:p text:style-name="Preformatted_20_Text">data/aero/timestep_info/00138/zeta_dot/_read_as</text:p>
      <text:p text:style-name="Preformatted_20_Text">data/aero/timestep_info/00138/zeta_star/00000</text:p>
      <text:p text:style-name="Preformatted_20_Text">data/aero/timestep_info/00138/zeta_star/00001</text:p>
      <text:p text:style-name="Preformatted_20_Text">data/aero/timestep_info/00138/zeta_star/00002</text:p>
      <text:p text:style-name="Preformatted_20_Text">data/aero/timestep_info/00138/zeta_star/00003</text:p>
      <text:p text:style-name="Preformatted_20_Text">data/aero/timestep_info/00138/zeta_star/_read_as</text:p>
      <text:p text:style-name="Preformatted_20_Text">data/aero/timestep_info/00139/_read_as</text:p>
      <text:p text:style-name="Preformatted_20_Text">data/aero/timestep_info/00139/body_steady_forces</text:p>
      <text:p text:style-name="Preformatted_20_Text">data/aero/timestep_info/00139/body_unsteady_forces</text:p>
      <text:p text:style-name="Preformatted_20_Text">data/aero/timestep_info/00139/control_surface_deflection</text:p>
      <text:p text:style-name="Preformatted_20_Text">data/aero/timestep_info/00139/ct_dimensions</text:p>
      <text:p text:style-name="Preformatted_20_Text">data/aero/timestep_info/00139/ct_dimensions_star</text:p>
      <text:p text:style-name="Preformatted_20_Text">data/aero/timestep_info/00139/dimensions</text:p>
      <text:p text:style-name="Preformatted_20_Text">data/aero/timestep_info/00139/dimensions_star</text:p>
      <text:p text:style-name="Preformatted_20_Text">data/aero/timestep_info/00139/dist_to_orig/00000</text:p>
      <text:p text:style-name="Preformatted_20_Text">data/aero/timestep_info/00139/dist_to_orig/00001</text:p>
      <text:p text:style-name="Preformatted_20_Text">data/aero/timestep_info/00139/dist_to_orig/00002</text:p>
      <text:p text:style-name="Preformatted_20_Text">data/aero/timestep_info/00139/dist_to_orig/00003</text:p>
      <text:p text:style-name="Preformatted_20_Text">data/aero/timestep_info/00139/dist_to_orig/_read_as</text:p>
      <text:p text:style-name="Preformatted_20_Text">data/aero/timestep_info/00139/dynamic_forces/00000</text:p>
      <text:p text:style-name="Preformatted_20_Text">data/aero/timestep_info/00139/dynamic_forces/00001</text:p>
      <text:p text:style-name="Preformatted_20_Text">data/aero/timestep_info/00139/dynamic_forces/00002</text:p>
      <text:p text:style-name="Preformatted_20_Text">data/aero/timestep_info/00139/dynamic_forces/00003</text:p>
      <text:p text:style-name="Preformatted_20_Text">data/aero/timestep_info/00139/dynamic_forces/_read_as</text:p>
      <text:p text:style-name="Preformatted_20_Text">data/aero/timestep_info/00139/flag_zeta_phantom</text:p>
      <text:p text:style-name="Preformatted_20_Text"><text:soft-page-break/>data/aero/timestep_info/00139/forces/00000</text:p>
      <text:p text:style-name="Preformatted_20_Text">data/aero/timestep_info/00139/forces/00001</text:p>
      <text:p text:style-name="Preformatted_20_Text">data/aero/timestep_info/00139/forces/00002</text:p>
      <text:p text:style-name="Preformatted_20_Text">data/aero/timestep_info/00139/forces/00003</text:p>
      <text:p text:style-name="Preformatted_20_Text">data/aero/timestep_info/00139/forces/_read_as</text:p>
      <text:p text:style-name="Preformatted_20_Text">data/aero/timestep_info/00139/gamma/00000</text:p>
      <text:p text:style-name="Preformatted_20_Text">data/aero/timestep_info/00139/gamma/00001</text:p>
      <text:p text:style-name="Preformatted_20_Text">data/aero/timestep_info/00139/gamma/00002</text:p>
      <text:p text:style-name="Preformatted_20_Text">data/aero/timestep_info/00139/gamma/00003</text:p>
      <text:p text:style-name="Preformatted_20_Text">data/aero/timestep_info/00139/gamma/_read_as</text:p>
      <text:p text:style-name="Preformatted_20_Text">data/aero/timestep_info/00139/gamma_dot/00000</text:p>
      <text:p text:style-name="Preformatted_20_Text">data/aero/timestep_info/00139/gamma_dot/00001</text:p>
      <text:p text:style-name="Preformatted_20_Text">data/aero/timestep_info/00139/gamma_dot/00002</text:p>
      <text:p text:style-name="Preformatted_20_Text">data/aero/timestep_info/00139/gamma_dot/00003</text:p>
      <text:p text:style-name="Preformatted_20_Text">data/aero/timestep_info/00139/gamma_dot/_read_as</text:p>
      <text:p text:style-name="Preformatted_20_Text">data/aero/timestep_info/00139/gamma_star/00000</text:p>
      <text:p text:style-name="Preformatted_20_Text">data/aero/timestep_info/00139/gamma_star/00001</text:p>
      <text:p text:style-name="Preformatted_20_Text">data/aero/timestep_info/00139/gamma_star/00002</text:p>
      <text:p text:style-name="Preformatted_20_Text">data/aero/timestep_info/00139/gamma_star/00003</text:p>
      <text:p text:style-name="Preformatted_20_Text">data/aero/timestep_info/00139/gamma_star/_read_as</text:p>
      <text:p text:style-name="Preformatted_20_Text">data/aero/timestep_info/00139/in_global_AFoR</text:p>
      <text:p text:style-name="Preformatted_20_Text">data/aero/timestep_info/00139/inertial_steady_forces</text:p>
      <text:p text:style-name="Preformatted_20_Text">data/aero/timestep_info/00139/inertial_unsteady_forces</text:p>
      <text:p text:style-name="Preformatted_20_Text">data/aero/timestep_info/00139/n_surf</text:p>
      <text:p text:style-name="Preformatted_20_Text">data/aero/timestep_info/00139/normals/00000</text:p>
      <text:p text:style-name="Preformatted_20_Text">data/aero/timestep_info/00139/normals/00001</text:p>
      <text:p text:style-name="Preformatted_20_Text">data/aero/timestep_info/00139/normals/00002</text:p>
      <text:p text:style-name="Preformatted_20_Text">data/aero/timestep_info/00139/normals/00003</text:p>
      <text:p text:style-name="Preformatted_20_Text">data/aero/timestep_info/00139/normals/_read_as</text:p>
      <text:p text:style-name="Preformatted_20_Text">data/aero/timestep_info/00139/postproc_cell/_read_as</text:p>
      <text:p text:style-name="Preformatted_20_Text">data/aero/timestep_info/00139/postproc_node/_read_as</text:p>
      <text:p text:style-name="Preformatted_20_Text">data/aero/timestep_info/00139/u_ext/00000</text:p>
      <text:p text:style-name="Preformatted_20_Text">data/aero/timestep_info/00139/u_ext/00001</text:p>
      <text:p text:style-name="Preformatted_20_Text">data/aero/timestep_info/00139/u_ext/00002</text:p>
      <text:p text:style-name="Preformatted_20_Text">data/aero/timestep_info/00139/u_ext/00003</text:p>
      <text:p text:style-name="Preformatted_20_Text">data/aero/timestep_info/00139/u_ext/_read_as</text:p>
      <text:p text:style-name="Preformatted_20_Text">data/aero/timestep_info/00139/u_ext_star/00000</text:p>
      <text:p text:style-name="Preformatted_20_Text">data/aero/timestep_info/00139/u_ext_star/00001</text:p>
      <text:p text:style-name="Preformatted_20_Text">data/aero/timestep_info/00139/u_ext_star/00002</text:p>
      <text:p text:style-name="Preformatted_20_Text">data/aero/timestep_info/00139/u_ext_star/00003</text:p>
      <text:p text:style-name="Preformatted_20_Text">data/aero/timestep_info/00139/u_ext_star/_read_as</text:p>
      <text:p text:style-name="Preformatted_20_Text">data/aero/timestep_info/00139/wake_conv_vel/00000</text:p>
      <text:p text:style-name="Preformatted_20_Text">data/aero/timestep_info/00139/wake_conv_vel/00001</text:p>
      <text:p text:style-name="Preformatted_20_Text">data/aero/timestep_info/00139/wake_conv_vel/00002</text:p>
      <text:p text:style-name="Preformatted_20_Text">data/aero/timestep_info/00139/wake_conv_vel/00003</text:p>
      <text:p text:style-name="Preformatted_20_Text">data/aero/timestep_info/00139/wake_conv_vel/_read_as</text:p>
      <text:p text:style-name="Preformatted_20_Text">data/aero/timestep_info/00139/zeta/00000</text:p>
      <text:p text:style-name="Preformatted_20_Text">data/aero/timestep_info/00139/zeta/00001</text:p>
      <text:p text:style-name="Preformatted_20_Text">data/aero/timestep_info/00139/zeta/00002</text:p>
      <text:p text:style-name="Preformatted_20_Text">data/aero/timestep_info/00139/zeta/00003</text:p>
      <text:p text:style-name="Preformatted_20_Text">data/aero/timestep_info/00139/zeta/_read_as</text:p>
      <text:p text:style-name="Preformatted_20_Text">data/aero/timestep_info/00139/zeta_dot/00000</text:p>
      <text:p text:style-name="Preformatted_20_Text">data/aero/timestep_info/00139/zeta_dot/00001</text:p>
      <text:p text:style-name="Preformatted_20_Text">data/aero/timestep_info/00139/zeta_dot/00002</text:p>
      <text:p text:style-name="Preformatted_20_Text">data/aero/timestep_info/00139/zeta_dot/00003</text:p>
      <text:p text:style-name="Preformatted_20_Text">data/aero/timestep_info/00139/zeta_dot/_read_as</text:p>
      <text:p text:style-name="Preformatted_20_Text">data/aero/timestep_info/00139/zeta_star/00000</text:p>
      <text:p text:style-name="Preformatted_20_Text">data/aero/timestep_info/00139/zeta_star/00001</text:p>
      <text:p text:style-name="Preformatted_20_Text">data/aero/timestep_info/00139/zeta_star/00002</text:p>
      <text:p text:style-name="Preformatted_20_Text">data/aero/timestep_info/00139/zeta_star/00003</text:p>
      <text:p text:style-name="Preformatted_20_Text">data/aero/timestep_info/00139/zeta_star/_read_as</text:p>
      <text:p text:style-name="Preformatted_20_Text">data/aero/timestep_info/00140/_read_as</text:p>
      <text:p text:style-name="Preformatted_20_Text">data/aero/timestep_info/00140/body_steady_forces</text:p>
      <text:p text:style-name="Preformatted_20_Text">data/aero/timestep_info/00140/body_unsteady_forces</text:p>
      <text:p text:style-name="Preformatted_20_Text"><text:soft-page-break/>data/aero/timestep_info/00140/control_surface_deflection</text:p>
      <text:p text:style-name="Preformatted_20_Text">data/aero/timestep_info/00140/ct_dimensions</text:p>
      <text:p text:style-name="Preformatted_20_Text">data/aero/timestep_info/00140/ct_dimensions_star</text:p>
      <text:p text:style-name="Preformatted_20_Text">data/aero/timestep_info/00140/dimensions</text:p>
      <text:p text:style-name="Preformatted_20_Text">data/aero/timestep_info/00140/dimensions_star</text:p>
      <text:p text:style-name="Preformatted_20_Text">data/aero/timestep_info/00140/dist_to_orig/00000</text:p>
      <text:p text:style-name="Preformatted_20_Text">data/aero/timestep_info/00140/dist_to_orig/00001</text:p>
      <text:p text:style-name="Preformatted_20_Text">data/aero/timestep_info/00140/dist_to_orig/00002</text:p>
      <text:p text:style-name="Preformatted_20_Text">data/aero/timestep_info/00140/dist_to_orig/00003</text:p>
      <text:p text:style-name="Preformatted_20_Text">data/aero/timestep_info/00140/dist_to_orig/_read_as</text:p>
      <text:p text:style-name="Preformatted_20_Text">data/aero/timestep_info/00140/dynamic_forces/00000</text:p>
      <text:p text:style-name="Preformatted_20_Text">data/aero/timestep_info/00140/dynamic_forces/00001</text:p>
      <text:p text:style-name="Preformatted_20_Text">data/aero/timestep_info/00140/dynamic_forces/00002</text:p>
      <text:p text:style-name="Preformatted_20_Text">data/aero/timestep_info/00140/dynamic_forces/00003</text:p>
      <text:p text:style-name="Preformatted_20_Text">data/aero/timestep_info/00140/dynamic_forces/_read_as</text:p>
      <text:p text:style-name="Preformatted_20_Text">data/aero/timestep_info/00140/flag_zeta_phantom</text:p>
      <text:p text:style-name="Preformatted_20_Text">data/aero/timestep_info/00140/forces/00000</text:p>
      <text:p text:style-name="Preformatted_20_Text">data/aero/timestep_info/00140/forces/00001</text:p>
      <text:p text:style-name="Preformatted_20_Text">data/aero/timestep_info/00140/forces/00002</text:p>
      <text:p text:style-name="Preformatted_20_Text">data/aero/timestep_info/00140/forces/00003</text:p>
      <text:p text:style-name="Preformatted_20_Text">data/aero/timestep_info/00140/forces/_read_as</text:p>
      <text:p text:style-name="Preformatted_20_Text">data/aero/timestep_info/00140/gamma/00000</text:p>
      <text:p text:style-name="Preformatted_20_Text">data/aero/timestep_info/00140/gamma/00001</text:p>
      <text:p text:style-name="Preformatted_20_Text">data/aero/timestep_info/00140/gamma/00002</text:p>
      <text:p text:style-name="Preformatted_20_Text">data/aero/timestep_info/00140/gamma/00003</text:p>
      <text:p text:style-name="Preformatted_20_Text">data/aero/timestep_info/00140/gamma/_read_as</text:p>
      <text:p text:style-name="Preformatted_20_Text">data/aero/timestep_info/00140/gamma_dot/00000</text:p>
      <text:p text:style-name="Preformatted_20_Text">data/aero/timestep_info/00140/gamma_dot/00001</text:p>
      <text:p text:style-name="Preformatted_20_Text">data/aero/timestep_info/00140/gamma_dot/00002</text:p>
      <text:p text:style-name="Preformatted_20_Text">data/aero/timestep_info/00140/gamma_dot/00003</text:p>
      <text:p text:style-name="Preformatted_20_Text">data/aero/timestep_info/00140/gamma_dot/_read_as</text:p>
      <text:p text:style-name="Preformatted_20_Text">data/aero/timestep_info/00140/gamma_star/00000</text:p>
      <text:p text:style-name="Preformatted_20_Text">data/aero/timestep_info/00140/gamma_star/00001</text:p>
      <text:p text:style-name="Preformatted_20_Text">data/aero/timestep_info/00140/gamma_star/00002</text:p>
      <text:p text:style-name="Preformatted_20_Text">data/aero/timestep_info/00140/gamma_star/00003</text:p>
      <text:p text:style-name="Preformatted_20_Text">data/aero/timestep_info/00140/gamma_star/_read_as</text:p>
      <text:p text:style-name="Preformatted_20_Text">data/aero/timestep_info/00140/in_global_AFoR</text:p>
      <text:p text:style-name="Preformatted_20_Text">data/aero/timestep_info/00140/inertial_steady_forces</text:p>
      <text:p text:style-name="Preformatted_20_Text">data/aero/timestep_info/00140/inertial_unsteady_forces</text:p>
      <text:p text:style-name="Preformatted_20_Text">data/aero/timestep_info/00140/n_surf</text:p>
      <text:p text:style-name="Preformatted_20_Text">data/aero/timestep_info/00140/normals/00000</text:p>
      <text:p text:style-name="Preformatted_20_Text">data/aero/timestep_info/00140/normals/00001</text:p>
      <text:p text:style-name="Preformatted_20_Text">data/aero/timestep_info/00140/normals/00002</text:p>
      <text:p text:style-name="Preformatted_20_Text">data/aero/timestep_info/00140/normals/00003</text:p>
      <text:p text:style-name="Preformatted_20_Text">data/aero/timestep_info/00140/normals/_read_as</text:p>
      <text:p text:style-name="Preformatted_20_Text">data/aero/timestep_info/00140/postproc_cell/_read_as</text:p>
      <text:p text:style-name="Preformatted_20_Text">data/aero/timestep_info/00140/postproc_node/_read_as</text:p>
      <text:p text:style-name="Preformatted_20_Text">data/aero/timestep_info/00140/u_ext/00000</text:p>
      <text:p text:style-name="Preformatted_20_Text">data/aero/timestep_info/00140/u_ext/00001</text:p>
      <text:p text:style-name="Preformatted_20_Text">data/aero/timestep_info/00140/u_ext/00002</text:p>
      <text:p text:style-name="Preformatted_20_Text">data/aero/timestep_info/00140/u_ext/00003</text:p>
      <text:p text:style-name="Preformatted_20_Text">data/aero/timestep_info/00140/u_ext/_read_as</text:p>
      <text:p text:style-name="Preformatted_20_Text">data/aero/timestep_info/00140/u_ext_star/00000</text:p>
      <text:p text:style-name="Preformatted_20_Text">data/aero/timestep_info/00140/u_ext_star/00001</text:p>
      <text:p text:style-name="Preformatted_20_Text">data/aero/timestep_info/00140/u_ext_star/00002</text:p>
      <text:p text:style-name="Preformatted_20_Text">data/aero/timestep_info/00140/u_ext_star/00003</text:p>
      <text:p text:style-name="Preformatted_20_Text">data/aero/timestep_info/00140/u_ext_star/_read_as</text:p>
      <text:p text:style-name="Preformatted_20_Text">data/aero/timestep_info/00140/wake_conv_vel/00000</text:p>
      <text:p text:style-name="Preformatted_20_Text">data/aero/timestep_info/00140/wake_conv_vel/00001</text:p>
      <text:p text:style-name="Preformatted_20_Text">data/aero/timestep_info/00140/wake_conv_vel/00002</text:p>
      <text:p text:style-name="Preformatted_20_Text">data/aero/timestep_info/00140/wake_conv_vel/00003</text:p>
      <text:p text:style-name="Preformatted_20_Text">data/aero/timestep_info/00140/wake_conv_vel/_read_as</text:p>
      <text:p text:style-name="Preformatted_20_Text">data/aero/timestep_info/00140/zeta/00000</text:p>
      <text:p text:style-name="Preformatted_20_Text">data/aero/timestep_info/00140/zeta/00001</text:p>
      <text:p text:style-name="Preformatted_20_Text"><text:soft-page-break/>data/aero/timestep_info/00140/zeta/00002</text:p>
      <text:p text:style-name="Preformatted_20_Text">data/aero/timestep_info/00140/zeta/00003</text:p>
      <text:p text:style-name="Preformatted_20_Text">data/aero/timestep_info/00140/zeta/_read_as</text:p>
      <text:p text:style-name="Preformatted_20_Text">data/aero/timestep_info/00140/zeta_dot/00000</text:p>
      <text:p text:style-name="Preformatted_20_Text">data/aero/timestep_info/00140/zeta_dot/00001</text:p>
      <text:p text:style-name="Preformatted_20_Text">data/aero/timestep_info/00140/zeta_dot/00002</text:p>
      <text:p text:style-name="Preformatted_20_Text">data/aero/timestep_info/00140/zeta_dot/00003</text:p>
      <text:p text:style-name="Preformatted_20_Text">data/aero/timestep_info/00140/zeta_dot/_read_as</text:p>
      <text:p text:style-name="Preformatted_20_Text">data/aero/timestep_info/00140/zeta_star/00000</text:p>
      <text:p text:style-name="Preformatted_20_Text">data/aero/timestep_info/00140/zeta_star/00001</text:p>
      <text:p text:style-name="Preformatted_20_Text">data/aero/timestep_info/00140/zeta_star/00002</text:p>
      <text:p text:style-name="Preformatted_20_Text">data/aero/timestep_info/00140/zeta_star/00003</text:p>
      <text:p text:style-name="Preformatted_20_Text">data/aero/timestep_info/00140/zeta_star/_read_as</text:p>
      <text:p text:style-name="Preformatted_20_Text">data/aero/timestep_info/00141/_read_as</text:p>
      <text:p text:style-name="Preformatted_20_Text">data/aero/timestep_info/00141/body_steady_forces</text:p>
      <text:p text:style-name="Preformatted_20_Text">data/aero/timestep_info/00141/body_unsteady_forces</text:p>
      <text:p text:style-name="Preformatted_20_Text">data/aero/timestep_info/00141/control_surface_deflection</text:p>
      <text:p text:style-name="Preformatted_20_Text">data/aero/timestep_info/00141/ct_dimensions</text:p>
      <text:p text:style-name="Preformatted_20_Text">data/aero/timestep_info/00141/ct_dimensions_star</text:p>
      <text:p text:style-name="Preformatted_20_Text">data/aero/timestep_info/00141/dimensions</text:p>
      <text:p text:style-name="Preformatted_20_Text">data/aero/timestep_info/00141/dimensions_star</text:p>
      <text:p text:style-name="Preformatted_20_Text">data/aero/timestep_info/00141/dist_to_orig/00000</text:p>
      <text:p text:style-name="Preformatted_20_Text">data/aero/timestep_info/00141/dist_to_orig/00001</text:p>
      <text:p text:style-name="Preformatted_20_Text">data/aero/timestep_info/00141/dist_to_orig/00002</text:p>
      <text:p text:style-name="Preformatted_20_Text">data/aero/timestep_info/00141/dist_to_orig/00003</text:p>
      <text:p text:style-name="Preformatted_20_Text">data/aero/timestep_info/00141/dist_to_orig/_read_as</text:p>
      <text:p text:style-name="Preformatted_20_Text">data/aero/timestep_info/00141/dynamic_forces/00000</text:p>
      <text:p text:style-name="Preformatted_20_Text">data/aero/timestep_info/00141/dynamic_forces/00001</text:p>
      <text:p text:style-name="Preformatted_20_Text">data/aero/timestep_info/00141/dynamic_forces/00002</text:p>
      <text:p text:style-name="Preformatted_20_Text">data/aero/timestep_info/00141/dynamic_forces/00003</text:p>
      <text:p text:style-name="Preformatted_20_Text">data/aero/timestep_info/00141/dynamic_forces/_read_as</text:p>
      <text:p text:style-name="Preformatted_20_Text">data/aero/timestep_info/00141/flag_zeta_phantom</text:p>
      <text:p text:style-name="Preformatted_20_Text">data/aero/timestep_info/00141/forces/00000</text:p>
      <text:p text:style-name="Preformatted_20_Text">data/aero/timestep_info/00141/forces/00001</text:p>
      <text:p text:style-name="Preformatted_20_Text">data/aero/timestep_info/00141/forces/00002</text:p>
      <text:p text:style-name="Preformatted_20_Text">data/aero/timestep_info/00141/forces/00003</text:p>
      <text:p text:style-name="Preformatted_20_Text">data/aero/timestep_info/00141/forces/_read_as</text:p>
      <text:p text:style-name="Preformatted_20_Text">data/aero/timestep_info/00141/gamma/00000</text:p>
      <text:p text:style-name="Preformatted_20_Text">data/aero/timestep_info/00141/gamma/00001</text:p>
      <text:p text:style-name="Preformatted_20_Text">data/aero/timestep_info/00141/gamma/00002</text:p>
      <text:p text:style-name="Preformatted_20_Text">data/aero/timestep_info/00141/gamma/00003</text:p>
      <text:p text:style-name="Preformatted_20_Text">data/aero/timestep_info/00141/gamma/_read_as</text:p>
      <text:p text:style-name="Preformatted_20_Text">data/aero/timestep_info/00141/gamma_dot/00000</text:p>
      <text:p text:style-name="Preformatted_20_Text">data/aero/timestep_info/00141/gamma_dot/00001</text:p>
      <text:p text:style-name="Preformatted_20_Text">data/aero/timestep_info/00141/gamma_dot/00002</text:p>
      <text:p text:style-name="Preformatted_20_Text">data/aero/timestep_info/00141/gamma_dot/00003</text:p>
      <text:p text:style-name="Preformatted_20_Text">data/aero/timestep_info/00141/gamma_dot/_read_as</text:p>
      <text:p text:style-name="Preformatted_20_Text">data/aero/timestep_info/00141/gamma_star/00000</text:p>
      <text:p text:style-name="Preformatted_20_Text">data/aero/timestep_info/00141/gamma_star/00001</text:p>
      <text:p text:style-name="Preformatted_20_Text">data/aero/timestep_info/00141/gamma_star/00002</text:p>
      <text:p text:style-name="Preformatted_20_Text">data/aero/timestep_info/00141/gamma_star/00003</text:p>
      <text:p text:style-name="Preformatted_20_Text">data/aero/timestep_info/00141/gamma_star/_read_as</text:p>
      <text:p text:style-name="Preformatted_20_Text">data/aero/timestep_info/00141/in_global_AFoR</text:p>
      <text:p text:style-name="Preformatted_20_Text">data/aero/timestep_info/00141/inertial_steady_forces</text:p>
      <text:p text:style-name="Preformatted_20_Text">data/aero/timestep_info/00141/inertial_unsteady_forces</text:p>
      <text:p text:style-name="Preformatted_20_Text">data/aero/timestep_info/00141/n_surf</text:p>
      <text:p text:style-name="Preformatted_20_Text">data/aero/timestep_info/00141/normals/00000</text:p>
      <text:p text:style-name="Preformatted_20_Text">data/aero/timestep_info/00141/normals/00001</text:p>
      <text:p text:style-name="Preformatted_20_Text">data/aero/timestep_info/00141/normals/00002</text:p>
      <text:p text:style-name="Preformatted_20_Text">data/aero/timestep_info/00141/normals/00003</text:p>
      <text:p text:style-name="Preformatted_20_Text">data/aero/timestep_info/00141/normals/_read_as</text:p>
      <text:p text:style-name="Preformatted_20_Text">data/aero/timestep_info/00141/postproc_cell/_read_as</text:p>
      <text:p text:style-name="Preformatted_20_Text">data/aero/timestep_info/00141/postproc_node/_read_as</text:p>
      <text:p text:style-name="Preformatted_20_Text">data/aero/timestep_info/00141/u_ext/00000</text:p>
      <text:p text:style-name="Preformatted_20_Text"><text:soft-page-break/>data/aero/timestep_info/00141/u_ext/00001</text:p>
      <text:p text:style-name="Preformatted_20_Text">data/aero/timestep_info/00141/u_ext/00002</text:p>
      <text:p text:style-name="Preformatted_20_Text">data/aero/timestep_info/00141/u_ext/00003</text:p>
      <text:p text:style-name="Preformatted_20_Text">data/aero/timestep_info/00141/u_ext/_read_as</text:p>
      <text:p text:style-name="Preformatted_20_Text">data/aero/timestep_info/00141/u_ext_star/00000</text:p>
      <text:p text:style-name="Preformatted_20_Text">data/aero/timestep_info/00141/u_ext_star/00001</text:p>
      <text:p text:style-name="Preformatted_20_Text">data/aero/timestep_info/00141/u_ext_star/00002</text:p>
      <text:p text:style-name="Preformatted_20_Text">data/aero/timestep_info/00141/u_ext_star/00003</text:p>
      <text:p text:style-name="Preformatted_20_Text">data/aero/timestep_info/00141/u_ext_star/_read_as</text:p>
      <text:p text:style-name="Preformatted_20_Text">data/aero/timestep_info/00141/wake_conv_vel/00000</text:p>
      <text:p text:style-name="Preformatted_20_Text">data/aero/timestep_info/00141/wake_conv_vel/00001</text:p>
      <text:p text:style-name="Preformatted_20_Text">data/aero/timestep_info/00141/wake_conv_vel/00002</text:p>
      <text:p text:style-name="Preformatted_20_Text">data/aero/timestep_info/00141/wake_conv_vel/00003</text:p>
      <text:p text:style-name="Preformatted_20_Text">data/aero/timestep_info/00141/wake_conv_vel/_read_as</text:p>
      <text:p text:style-name="Preformatted_20_Text">data/aero/timestep_info/00141/zeta/00000</text:p>
      <text:p text:style-name="Preformatted_20_Text">data/aero/timestep_info/00141/zeta/00001</text:p>
      <text:p text:style-name="Preformatted_20_Text">data/aero/timestep_info/00141/zeta/00002</text:p>
      <text:p text:style-name="Preformatted_20_Text">data/aero/timestep_info/00141/zeta/00003</text:p>
      <text:p text:style-name="Preformatted_20_Text">data/aero/timestep_info/00141/zeta/_read_as</text:p>
      <text:p text:style-name="Preformatted_20_Text">data/aero/timestep_info/00141/zeta_dot/00000</text:p>
      <text:p text:style-name="Preformatted_20_Text">data/aero/timestep_info/00141/zeta_dot/00001</text:p>
      <text:p text:style-name="Preformatted_20_Text">data/aero/timestep_info/00141/zeta_dot/00002</text:p>
      <text:p text:style-name="Preformatted_20_Text">data/aero/timestep_info/00141/zeta_dot/00003</text:p>
      <text:p text:style-name="Preformatted_20_Text">data/aero/timestep_info/00141/zeta_dot/_read_as</text:p>
      <text:p text:style-name="Preformatted_20_Text">data/aero/timestep_info/00141/zeta_star/00000</text:p>
      <text:p text:style-name="Preformatted_20_Text">data/aero/timestep_info/00141/zeta_star/00001</text:p>
      <text:p text:style-name="Preformatted_20_Text">data/aero/timestep_info/00141/zeta_star/00002</text:p>
      <text:p text:style-name="Preformatted_20_Text">data/aero/timestep_info/00141/zeta_star/00003</text:p>
      <text:p text:style-name="Preformatted_20_Text">data/aero/timestep_info/00141/zeta_star/_read_as</text:p>
      <text:p text:style-name="Preformatted_20_Text">data/aero/timestep_info/00142/_read_as</text:p>
      <text:p text:style-name="Preformatted_20_Text">data/aero/timestep_info/00142/body_steady_forces</text:p>
      <text:p text:style-name="Preformatted_20_Text">data/aero/timestep_info/00142/body_unsteady_forces</text:p>
      <text:p text:style-name="Preformatted_20_Text">data/aero/timestep_info/00142/control_surface_deflection</text:p>
      <text:p text:style-name="Preformatted_20_Text">data/aero/timestep_info/00142/ct_dimensions</text:p>
      <text:p text:style-name="Preformatted_20_Text">data/aero/timestep_info/00142/ct_dimensions_star</text:p>
      <text:p text:style-name="Preformatted_20_Text">data/aero/timestep_info/00142/dimensions</text:p>
      <text:p text:style-name="Preformatted_20_Text">data/aero/timestep_info/00142/dimensions_star</text:p>
      <text:p text:style-name="Preformatted_20_Text">data/aero/timestep_info/00142/dist_to_orig/00000</text:p>
      <text:p text:style-name="Preformatted_20_Text">data/aero/timestep_info/00142/dist_to_orig/00001</text:p>
      <text:p text:style-name="Preformatted_20_Text">data/aero/timestep_info/00142/dist_to_orig/00002</text:p>
      <text:p text:style-name="Preformatted_20_Text">data/aero/timestep_info/00142/dist_to_orig/00003</text:p>
      <text:p text:style-name="Preformatted_20_Text">data/aero/timestep_info/00142/dist_to_orig/_read_as</text:p>
      <text:p text:style-name="Preformatted_20_Text">data/aero/timestep_info/00142/dynamic_forces/00000</text:p>
      <text:p text:style-name="Preformatted_20_Text">data/aero/timestep_info/00142/dynamic_forces/00001</text:p>
      <text:p text:style-name="Preformatted_20_Text">data/aero/timestep_info/00142/dynamic_forces/00002</text:p>
      <text:p text:style-name="Preformatted_20_Text">data/aero/timestep_info/00142/dynamic_forces/00003</text:p>
      <text:p text:style-name="Preformatted_20_Text">data/aero/timestep_info/00142/dynamic_forces/_read_as</text:p>
      <text:p text:style-name="Preformatted_20_Text">data/aero/timestep_info/00142/flag_zeta_phantom</text:p>
      <text:p text:style-name="Preformatted_20_Text">data/aero/timestep_info/00142/forces/00000</text:p>
      <text:p text:style-name="Preformatted_20_Text">data/aero/timestep_info/00142/forces/00001</text:p>
      <text:p text:style-name="Preformatted_20_Text">data/aero/timestep_info/00142/forces/00002</text:p>
      <text:p text:style-name="Preformatted_20_Text">data/aero/timestep_info/00142/forces/00003</text:p>
      <text:p text:style-name="Preformatted_20_Text">data/aero/timestep_info/00142/forces/_read_as</text:p>
      <text:p text:style-name="Preformatted_20_Text">data/aero/timestep_info/00142/gamma/00000</text:p>
      <text:p text:style-name="Preformatted_20_Text">data/aero/timestep_info/00142/gamma/00001</text:p>
      <text:p text:style-name="Preformatted_20_Text">data/aero/timestep_info/00142/gamma/00002</text:p>
      <text:p text:style-name="Preformatted_20_Text">data/aero/timestep_info/00142/gamma/00003</text:p>
      <text:p text:style-name="Preformatted_20_Text">data/aero/timestep_info/00142/gamma/_read_as</text:p>
      <text:p text:style-name="Preformatted_20_Text">data/aero/timestep_info/00142/gamma_dot/00000</text:p>
      <text:p text:style-name="Preformatted_20_Text">data/aero/timestep_info/00142/gamma_dot/00001</text:p>
      <text:p text:style-name="Preformatted_20_Text">data/aero/timestep_info/00142/gamma_dot/00002</text:p>
      <text:p text:style-name="Preformatted_20_Text">data/aero/timestep_info/00142/gamma_dot/00003</text:p>
      <text:p text:style-name="Preformatted_20_Text">data/aero/timestep_info/00142/gamma_dot/_read_as</text:p>
      <text:p text:style-name="Preformatted_20_Text">data/aero/timestep_info/00142/gamma_star/00000</text:p>
      <text:p text:style-name="Preformatted_20_Text"><text:soft-page-break/>data/aero/timestep_info/00142/gamma_star/00001</text:p>
      <text:p text:style-name="Preformatted_20_Text">data/aero/timestep_info/00142/gamma_star/00002</text:p>
      <text:p text:style-name="Preformatted_20_Text">data/aero/timestep_info/00142/gamma_star/00003</text:p>
      <text:p text:style-name="Preformatted_20_Text">data/aero/timestep_info/00142/gamma_star/_read_as</text:p>
      <text:p text:style-name="Preformatted_20_Text">data/aero/timestep_info/00142/in_global_AFoR</text:p>
      <text:p text:style-name="Preformatted_20_Text">data/aero/timestep_info/00142/inertial_steady_forces</text:p>
      <text:p text:style-name="Preformatted_20_Text">data/aero/timestep_info/00142/inertial_unsteady_forces</text:p>
      <text:p text:style-name="Preformatted_20_Text">data/aero/timestep_info/00142/n_surf</text:p>
      <text:p text:style-name="Preformatted_20_Text">data/aero/timestep_info/00142/normals/00000</text:p>
      <text:p text:style-name="Preformatted_20_Text">data/aero/timestep_info/00142/normals/00001</text:p>
      <text:p text:style-name="Preformatted_20_Text">data/aero/timestep_info/00142/normals/00002</text:p>
      <text:p text:style-name="Preformatted_20_Text">data/aero/timestep_info/00142/normals/00003</text:p>
      <text:p text:style-name="Preformatted_20_Text">data/aero/timestep_info/00142/normals/_read_as</text:p>
      <text:p text:style-name="Preformatted_20_Text">data/aero/timestep_info/00142/postproc_cell/_read_as</text:p>
      <text:p text:style-name="Preformatted_20_Text">data/aero/timestep_info/00142/postproc_node/_read_as</text:p>
      <text:p text:style-name="Preformatted_20_Text">data/aero/timestep_info/00142/u_ext/00000</text:p>
      <text:p text:style-name="Preformatted_20_Text">data/aero/timestep_info/00142/u_ext/00001</text:p>
      <text:p text:style-name="Preformatted_20_Text">data/aero/timestep_info/00142/u_ext/00002</text:p>
      <text:p text:style-name="Preformatted_20_Text">data/aero/timestep_info/00142/u_ext/00003</text:p>
      <text:p text:style-name="Preformatted_20_Text">data/aero/timestep_info/00142/u_ext/_read_as</text:p>
      <text:p text:style-name="Preformatted_20_Text">data/aero/timestep_info/00142/u_ext_star/00000</text:p>
      <text:p text:style-name="Preformatted_20_Text">data/aero/timestep_info/00142/u_ext_star/00001</text:p>
      <text:p text:style-name="Preformatted_20_Text">data/aero/timestep_info/00142/u_ext_star/00002</text:p>
      <text:p text:style-name="Preformatted_20_Text">data/aero/timestep_info/00142/u_ext_star/00003</text:p>
      <text:p text:style-name="Preformatted_20_Text">data/aero/timestep_info/00142/u_ext_star/_read_as</text:p>
      <text:p text:style-name="Preformatted_20_Text">data/aero/timestep_info/00142/wake_conv_vel/00000</text:p>
      <text:p text:style-name="Preformatted_20_Text">data/aero/timestep_info/00142/wake_conv_vel/00001</text:p>
      <text:p text:style-name="Preformatted_20_Text">data/aero/timestep_info/00142/wake_conv_vel/00002</text:p>
      <text:p text:style-name="Preformatted_20_Text">data/aero/timestep_info/00142/wake_conv_vel/00003</text:p>
      <text:p text:style-name="Preformatted_20_Text">data/aero/timestep_info/00142/wake_conv_vel/_read_as</text:p>
      <text:p text:style-name="Preformatted_20_Text">data/aero/timestep_info/00142/zeta/00000</text:p>
      <text:p text:style-name="Preformatted_20_Text">data/aero/timestep_info/00142/zeta/00001</text:p>
      <text:p text:style-name="Preformatted_20_Text">data/aero/timestep_info/00142/zeta/00002</text:p>
      <text:p text:style-name="Preformatted_20_Text">data/aero/timestep_info/00142/zeta/00003</text:p>
      <text:p text:style-name="Preformatted_20_Text">data/aero/timestep_info/00142/zeta/_read_as</text:p>
      <text:p text:style-name="Preformatted_20_Text">data/aero/timestep_info/00142/zeta_dot/00000</text:p>
      <text:p text:style-name="Preformatted_20_Text">data/aero/timestep_info/00142/zeta_dot/00001</text:p>
      <text:p text:style-name="Preformatted_20_Text">data/aero/timestep_info/00142/zeta_dot/00002</text:p>
      <text:p text:style-name="Preformatted_20_Text">data/aero/timestep_info/00142/zeta_dot/00003</text:p>
      <text:p text:style-name="Preformatted_20_Text">data/aero/timestep_info/00142/zeta_dot/_read_as</text:p>
      <text:p text:style-name="Preformatted_20_Text">data/aero/timestep_info/00142/zeta_star/00000</text:p>
      <text:p text:style-name="Preformatted_20_Text">data/aero/timestep_info/00142/zeta_star/00001</text:p>
      <text:p text:style-name="Preformatted_20_Text">data/aero/timestep_info/00142/zeta_star/00002</text:p>
      <text:p text:style-name="Preformatted_20_Text">data/aero/timestep_info/00142/zeta_star/00003</text:p>
      <text:p text:style-name="Preformatted_20_Text">data/aero/timestep_info/00142/zeta_star/_read_as</text:p>
      <text:p text:style-name="Preformatted_20_Text">data/aero/timestep_info/00143/_read_as</text:p>
      <text:p text:style-name="Preformatted_20_Text">data/aero/timestep_info/00143/body_steady_forces</text:p>
      <text:p text:style-name="Preformatted_20_Text">data/aero/timestep_info/00143/body_unsteady_forces</text:p>
      <text:p text:style-name="Preformatted_20_Text">data/aero/timestep_info/00143/control_surface_deflection</text:p>
      <text:p text:style-name="Preformatted_20_Text">data/aero/timestep_info/00143/ct_dimensions</text:p>
      <text:p text:style-name="Preformatted_20_Text">data/aero/timestep_info/00143/ct_dimensions_star</text:p>
      <text:p text:style-name="Preformatted_20_Text">data/aero/timestep_info/00143/dimensions</text:p>
      <text:p text:style-name="Preformatted_20_Text">data/aero/timestep_info/00143/dimensions_star</text:p>
      <text:p text:style-name="Preformatted_20_Text">data/aero/timestep_info/00143/dist_to_orig/00000</text:p>
      <text:p text:style-name="Preformatted_20_Text">data/aero/timestep_info/00143/dist_to_orig/00001</text:p>
      <text:p text:style-name="Preformatted_20_Text">data/aero/timestep_info/00143/dist_to_orig/00002</text:p>
      <text:p text:style-name="Preformatted_20_Text">data/aero/timestep_info/00143/dist_to_orig/00003</text:p>
      <text:p text:style-name="Preformatted_20_Text">data/aero/timestep_info/00143/dist_to_orig/_read_as</text:p>
      <text:p text:style-name="Preformatted_20_Text">data/aero/timestep_info/00143/dynamic_forces/00000</text:p>
      <text:p text:style-name="Preformatted_20_Text">data/aero/timestep_info/00143/dynamic_forces/00001</text:p>
      <text:p text:style-name="Preformatted_20_Text">data/aero/timestep_info/00143/dynamic_forces/00002</text:p>
      <text:p text:style-name="Preformatted_20_Text">data/aero/timestep_info/00143/dynamic_forces/00003</text:p>
      <text:p text:style-name="Preformatted_20_Text">data/aero/timestep_info/00143/dynamic_forces/_read_as</text:p>
      <text:p text:style-name="Preformatted_20_Text">data/aero/timestep_info/00143/flag_zeta_phantom</text:p>
      <text:p text:style-name="Preformatted_20_Text"><text:soft-page-break/>data/aero/timestep_info/00143/forces/00000</text:p>
      <text:p text:style-name="Preformatted_20_Text">data/aero/timestep_info/00143/forces/00001</text:p>
      <text:p text:style-name="Preformatted_20_Text">data/aero/timestep_info/00143/forces/00002</text:p>
      <text:p text:style-name="Preformatted_20_Text">data/aero/timestep_info/00143/forces/00003</text:p>
      <text:p text:style-name="Preformatted_20_Text">data/aero/timestep_info/00143/forces/_read_as</text:p>
      <text:p text:style-name="Preformatted_20_Text">data/aero/timestep_info/00143/gamma/00000</text:p>
      <text:p text:style-name="Preformatted_20_Text">data/aero/timestep_info/00143/gamma/00001</text:p>
      <text:p text:style-name="Preformatted_20_Text">data/aero/timestep_info/00143/gamma/00002</text:p>
      <text:p text:style-name="Preformatted_20_Text">data/aero/timestep_info/00143/gamma/00003</text:p>
      <text:p text:style-name="Preformatted_20_Text">data/aero/timestep_info/00143/gamma/_read_as</text:p>
      <text:p text:style-name="Preformatted_20_Text">data/aero/timestep_info/00143/gamma_dot/00000</text:p>
      <text:p text:style-name="Preformatted_20_Text">data/aero/timestep_info/00143/gamma_dot/00001</text:p>
      <text:p text:style-name="Preformatted_20_Text">data/aero/timestep_info/00143/gamma_dot/00002</text:p>
      <text:p text:style-name="Preformatted_20_Text">data/aero/timestep_info/00143/gamma_dot/00003</text:p>
      <text:p text:style-name="Preformatted_20_Text">data/aero/timestep_info/00143/gamma_dot/_read_as</text:p>
      <text:p text:style-name="Preformatted_20_Text">data/aero/timestep_info/00143/gamma_star/00000</text:p>
      <text:p text:style-name="Preformatted_20_Text">data/aero/timestep_info/00143/gamma_star/00001</text:p>
      <text:p text:style-name="Preformatted_20_Text">data/aero/timestep_info/00143/gamma_star/00002</text:p>
      <text:p text:style-name="Preformatted_20_Text">data/aero/timestep_info/00143/gamma_star/00003</text:p>
      <text:p text:style-name="Preformatted_20_Text">data/aero/timestep_info/00143/gamma_star/_read_as</text:p>
      <text:p text:style-name="Preformatted_20_Text">data/aero/timestep_info/00143/in_global_AFoR</text:p>
      <text:p text:style-name="Preformatted_20_Text">data/aero/timestep_info/00143/inertial_steady_forces</text:p>
      <text:p text:style-name="Preformatted_20_Text">data/aero/timestep_info/00143/inertial_unsteady_forces</text:p>
      <text:p text:style-name="Preformatted_20_Text">data/aero/timestep_info/00143/n_surf</text:p>
      <text:p text:style-name="Preformatted_20_Text">data/aero/timestep_info/00143/normals/00000</text:p>
      <text:p text:style-name="Preformatted_20_Text">data/aero/timestep_info/00143/normals/00001</text:p>
      <text:p text:style-name="Preformatted_20_Text">data/aero/timestep_info/00143/normals/00002</text:p>
      <text:p text:style-name="Preformatted_20_Text">data/aero/timestep_info/00143/normals/00003</text:p>
      <text:p text:style-name="Preformatted_20_Text">data/aero/timestep_info/00143/normals/_read_as</text:p>
      <text:p text:style-name="Preformatted_20_Text">data/aero/timestep_info/00143/postproc_cell/_read_as</text:p>
      <text:p text:style-name="Preformatted_20_Text">data/aero/timestep_info/00143/postproc_node/_read_as</text:p>
      <text:p text:style-name="Preformatted_20_Text">data/aero/timestep_info/00143/u_ext/00000</text:p>
      <text:p text:style-name="Preformatted_20_Text">data/aero/timestep_info/00143/u_ext/00001</text:p>
      <text:p text:style-name="Preformatted_20_Text">data/aero/timestep_info/00143/u_ext/00002</text:p>
      <text:p text:style-name="Preformatted_20_Text">data/aero/timestep_info/00143/u_ext/00003</text:p>
      <text:p text:style-name="Preformatted_20_Text">data/aero/timestep_info/00143/u_ext/_read_as</text:p>
      <text:p text:style-name="Preformatted_20_Text">data/aero/timestep_info/00143/u_ext_star/00000</text:p>
      <text:p text:style-name="Preformatted_20_Text">data/aero/timestep_info/00143/u_ext_star/00001</text:p>
      <text:p text:style-name="Preformatted_20_Text">data/aero/timestep_info/00143/u_ext_star/00002</text:p>
      <text:p text:style-name="Preformatted_20_Text">data/aero/timestep_info/00143/u_ext_star/00003</text:p>
      <text:p text:style-name="Preformatted_20_Text">data/aero/timestep_info/00143/u_ext_star/_read_as</text:p>
      <text:p text:style-name="Preformatted_20_Text">data/aero/timestep_info/00143/wake_conv_vel/00000</text:p>
      <text:p text:style-name="Preformatted_20_Text">data/aero/timestep_info/00143/wake_conv_vel/00001</text:p>
      <text:p text:style-name="Preformatted_20_Text">data/aero/timestep_info/00143/wake_conv_vel/00002</text:p>
      <text:p text:style-name="Preformatted_20_Text">data/aero/timestep_info/00143/wake_conv_vel/00003</text:p>
      <text:p text:style-name="Preformatted_20_Text">data/aero/timestep_info/00143/wake_conv_vel/_read_as</text:p>
      <text:p text:style-name="Preformatted_20_Text">data/aero/timestep_info/00143/zeta/00000</text:p>
      <text:p text:style-name="Preformatted_20_Text">data/aero/timestep_info/00143/zeta/00001</text:p>
      <text:p text:style-name="Preformatted_20_Text">data/aero/timestep_info/00143/zeta/00002</text:p>
      <text:p text:style-name="Preformatted_20_Text">data/aero/timestep_info/00143/zeta/00003</text:p>
      <text:p text:style-name="Preformatted_20_Text">data/aero/timestep_info/00143/zeta/_read_as</text:p>
      <text:p text:style-name="Preformatted_20_Text">data/aero/timestep_info/00143/zeta_dot/00000</text:p>
      <text:p text:style-name="Preformatted_20_Text">data/aero/timestep_info/00143/zeta_dot/00001</text:p>
      <text:p text:style-name="Preformatted_20_Text">data/aero/timestep_info/00143/zeta_dot/00002</text:p>
      <text:p text:style-name="Preformatted_20_Text">data/aero/timestep_info/00143/zeta_dot/00003</text:p>
      <text:p text:style-name="Preformatted_20_Text">data/aero/timestep_info/00143/zeta_dot/_read_as</text:p>
      <text:p text:style-name="Preformatted_20_Text">data/aero/timestep_info/00143/zeta_star/00000</text:p>
      <text:p text:style-name="Preformatted_20_Text">data/aero/timestep_info/00143/zeta_star/00001</text:p>
      <text:p text:style-name="Preformatted_20_Text">data/aero/timestep_info/00143/zeta_star/00002</text:p>
      <text:p text:style-name="Preformatted_20_Text">data/aero/timestep_info/00143/zeta_star/00003</text:p>
      <text:p text:style-name="Preformatted_20_Text">data/aero/timestep_info/00143/zeta_star/_read_as</text:p>
      <text:p text:style-name="Preformatted_20_Text">data/aero/timestep_info/00144/_read_as</text:p>
      <text:p text:style-name="Preformatted_20_Text">data/aero/timestep_info/00144/body_steady_forces</text:p>
      <text:p text:style-name="Preformatted_20_Text">data/aero/timestep_info/00144/body_unsteady_forces</text:p>
      <text:p text:style-name="Preformatted_20_Text"><text:soft-page-break/>data/aero/timestep_info/00144/control_surface_deflection</text:p>
      <text:p text:style-name="Preformatted_20_Text">data/aero/timestep_info/00144/ct_dimensions</text:p>
      <text:p text:style-name="Preformatted_20_Text">data/aero/timestep_info/00144/ct_dimensions_star</text:p>
      <text:p text:style-name="Preformatted_20_Text">data/aero/timestep_info/00144/dimensions</text:p>
      <text:p text:style-name="Preformatted_20_Text">data/aero/timestep_info/00144/dimensions_star</text:p>
      <text:p text:style-name="Preformatted_20_Text">data/aero/timestep_info/00144/dist_to_orig/00000</text:p>
      <text:p text:style-name="Preformatted_20_Text">data/aero/timestep_info/00144/dist_to_orig/00001</text:p>
      <text:p text:style-name="Preformatted_20_Text">data/aero/timestep_info/00144/dist_to_orig/00002</text:p>
      <text:p text:style-name="Preformatted_20_Text">data/aero/timestep_info/00144/dist_to_orig/00003</text:p>
      <text:p text:style-name="Preformatted_20_Text">data/aero/timestep_info/00144/dist_to_orig/_read_as</text:p>
      <text:p text:style-name="Preformatted_20_Text">data/aero/timestep_info/00144/dynamic_forces/00000</text:p>
      <text:p text:style-name="Preformatted_20_Text">data/aero/timestep_info/00144/dynamic_forces/00001</text:p>
      <text:p text:style-name="Preformatted_20_Text">data/aero/timestep_info/00144/dynamic_forces/00002</text:p>
      <text:p text:style-name="Preformatted_20_Text">data/aero/timestep_info/00144/dynamic_forces/00003</text:p>
      <text:p text:style-name="Preformatted_20_Text">data/aero/timestep_info/00144/dynamic_forces/_read_as</text:p>
      <text:p text:style-name="Preformatted_20_Text">data/aero/timestep_info/00144/flag_zeta_phantom</text:p>
      <text:p text:style-name="Preformatted_20_Text">data/aero/timestep_info/00144/forces/00000</text:p>
      <text:p text:style-name="Preformatted_20_Text">data/aero/timestep_info/00144/forces/00001</text:p>
      <text:p text:style-name="Preformatted_20_Text">data/aero/timestep_info/00144/forces/00002</text:p>
      <text:p text:style-name="Preformatted_20_Text">data/aero/timestep_info/00144/forces/00003</text:p>
      <text:p text:style-name="Preformatted_20_Text">data/aero/timestep_info/00144/forces/_read_as</text:p>
      <text:p text:style-name="Preformatted_20_Text">data/aero/timestep_info/00144/gamma/00000</text:p>
      <text:p text:style-name="Preformatted_20_Text">data/aero/timestep_info/00144/gamma/00001</text:p>
      <text:p text:style-name="Preformatted_20_Text">data/aero/timestep_info/00144/gamma/00002</text:p>
      <text:p text:style-name="Preformatted_20_Text">data/aero/timestep_info/00144/gamma/00003</text:p>
      <text:p text:style-name="Preformatted_20_Text">data/aero/timestep_info/00144/gamma/_read_as</text:p>
      <text:p text:style-name="Preformatted_20_Text">data/aero/timestep_info/00144/gamma_dot/00000</text:p>
      <text:p text:style-name="Preformatted_20_Text">data/aero/timestep_info/00144/gamma_dot/00001</text:p>
      <text:p text:style-name="Preformatted_20_Text">data/aero/timestep_info/00144/gamma_dot/00002</text:p>
      <text:p text:style-name="Preformatted_20_Text">data/aero/timestep_info/00144/gamma_dot/00003</text:p>
      <text:p text:style-name="Preformatted_20_Text">data/aero/timestep_info/00144/gamma_dot/_read_as</text:p>
      <text:p text:style-name="Preformatted_20_Text">data/aero/timestep_info/00144/gamma_star/00000</text:p>
      <text:p text:style-name="Preformatted_20_Text">data/aero/timestep_info/00144/gamma_star/00001</text:p>
      <text:p text:style-name="Preformatted_20_Text">data/aero/timestep_info/00144/gamma_star/00002</text:p>
      <text:p text:style-name="Preformatted_20_Text">data/aero/timestep_info/00144/gamma_star/00003</text:p>
      <text:p text:style-name="Preformatted_20_Text">data/aero/timestep_info/00144/gamma_star/_read_as</text:p>
      <text:p text:style-name="Preformatted_20_Text">data/aero/timestep_info/00144/in_global_AFoR</text:p>
      <text:p text:style-name="Preformatted_20_Text">data/aero/timestep_info/00144/inertial_steady_forces</text:p>
      <text:p text:style-name="Preformatted_20_Text">data/aero/timestep_info/00144/inertial_unsteady_forces</text:p>
      <text:p text:style-name="Preformatted_20_Text">data/aero/timestep_info/00144/n_surf</text:p>
      <text:p text:style-name="Preformatted_20_Text">data/aero/timestep_info/00144/normals/00000</text:p>
      <text:p text:style-name="Preformatted_20_Text">data/aero/timestep_info/00144/normals/00001</text:p>
      <text:p text:style-name="Preformatted_20_Text">data/aero/timestep_info/00144/normals/00002</text:p>
      <text:p text:style-name="Preformatted_20_Text">data/aero/timestep_info/00144/normals/00003</text:p>
      <text:p text:style-name="Preformatted_20_Text">data/aero/timestep_info/00144/normals/_read_as</text:p>
      <text:p text:style-name="Preformatted_20_Text">data/aero/timestep_info/00144/postproc_cell/_read_as</text:p>
      <text:p text:style-name="Preformatted_20_Text">data/aero/timestep_info/00144/postproc_node/_read_as</text:p>
      <text:p text:style-name="Preformatted_20_Text">data/aero/timestep_info/00144/u_ext/00000</text:p>
      <text:p text:style-name="Preformatted_20_Text">data/aero/timestep_info/00144/u_ext/00001</text:p>
      <text:p text:style-name="Preformatted_20_Text">data/aero/timestep_info/00144/u_ext/00002</text:p>
      <text:p text:style-name="Preformatted_20_Text">data/aero/timestep_info/00144/u_ext/00003</text:p>
      <text:p text:style-name="Preformatted_20_Text">data/aero/timestep_info/00144/u_ext/_read_as</text:p>
      <text:p text:style-name="Preformatted_20_Text">data/aero/timestep_info/00144/u_ext_star/00000</text:p>
      <text:p text:style-name="Preformatted_20_Text">data/aero/timestep_info/00144/u_ext_star/00001</text:p>
      <text:p text:style-name="Preformatted_20_Text">data/aero/timestep_info/00144/u_ext_star/00002</text:p>
      <text:p text:style-name="Preformatted_20_Text">data/aero/timestep_info/00144/u_ext_star/00003</text:p>
      <text:p text:style-name="Preformatted_20_Text">data/aero/timestep_info/00144/u_ext_star/_read_as</text:p>
      <text:p text:style-name="Preformatted_20_Text">data/aero/timestep_info/00144/wake_conv_vel/00000</text:p>
      <text:p text:style-name="Preformatted_20_Text">data/aero/timestep_info/00144/wake_conv_vel/00001</text:p>
      <text:p text:style-name="Preformatted_20_Text">data/aero/timestep_info/00144/wake_conv_vel/00002</text:p>
      <text:p text:style-name="Preformatted_20_Text">data/aero/timestep_info/00144/wake_conv_vel/00003</text:p>
      <text:p text:style-name="Preformatted_20_Text">data/aero/timestep_info/00144/wake_conv_vel/_read_as</text:p>
      <text:p text:style-name="Preformatted_20_Text">data/aero/timestep_info/00144/zeta/00000</text:p>
      <text:p text:style-name="Preformatted_20_Text">data/aero/timestep_info/00144/zeta/00001</text:p>
      <text:p text:style-name="Preformatted_20_Text"><text:soft-page-break/>data/aero/timestep_info/00144/zeta/00002</text:p>
      <text:p text:style-name="Preformatted_20_Text">data/aero/timestep_info/00144/zeta/00003</text:p>
      <text:p text:style-name="Preformatted_20_Text">data/aero/timestep_info/00144/zeta/_read_as</text:p>
      <text:p text:style-name="Preformatted_20_Text">data/aero/timestep_info/00144/zeta_dot/00000</text:p>
      <text:p text:style-name="Preformatted_20_Text">data/aero/timestep_info/00144/zeta_dot/00001</text:p>
      <text:p text:style-name="Preformatted_20_Text">data/aero/timestep_info/00144/zeta_dot/00002</text:p>
      <text:p text:style-name="Preformatted_20_Text">data/aero/timestep_info/00144/zeta_dot/00003</text:p>
      <text:p text:style-name="Preformatted_20_Text">data/aero/timestep_info/00144/zeta_dot/_read_as</text:p>
      <text:p text:style-name="Preformatted_20_Text">data/aero/timestep_info/00144/zeta_star/00000</text:p>
      <text:p text:style-name="Preformatted_20_Text">data/aero/timestep_info/00144/zeta_star/00001</text:p>
      <text:p text:style-name="Preformatted_20_Text">data/aero/timestep_info/00144/zeta_star/00002</text:p>
      <text:p text:style-name="Preformatted_20_Text">data/aero/timestep_info/00144/zeta_star/00003</text:p>
      <text:p text:style-name="Preformatted_20_Text">data/aero/timestep_info/00144/zeta_star/_read_as</text:p>
      <text:p text:style-name="Preformatted_20_Text">data/aero/timestep_info/00145/_read_as</text:p>
      <text:p text:style-name="Preformatted_20_Text">data/aero/timestep_info/00145/body_steady_forces</text:p>
      <text:p text:style-name="Preformatted_20_Text">data/aero/timestep_info/00145/body_unsteady_forces</text:p>
      <text:p text:style-name="Preformatted_20_Text">data/aero/timestep_info/00145/control_surface_deflection</text:p>
      <text:p text:style-name="Preformatted_20_Text">data/aero/timestep_info/00145/ct_dimensions</text:p>
      <text:p text:style-name="Preformatted_20_Text">data/aero/timestep_info/00145/ct_dimensions_star</text:p>
      <text:p text:style-name="Preformatted_20_Text">data/aero/timestep_info/00145/dimensions</text:p>
      <text:p text:style-name="Preformatted_20_Text">data/aero/timestep_info/00145/dimensions_star</text:p>
      <text:p text:style-name="Preformatted_20_Text">data/aero/timestep_info/00145/dist_to_orig/00000</text:p>
      <text:p text:style-name="Preformatted_20_Text">data/aero/timestep_info/00145/dist_to_orig/00001</text:p>
      <text:p text:style-name="Preformatted_20_Text">data/aero/timestep_info/00145/dist_to_orig/00002</text:p>
      <text:p text:style-name="Preformatted_20_Text">data/aero/timestep_info/00145/dist_to_orig/00003</text:p>
      <text:p text:style-name="Preformatted_20_Text">data/aero/timestep_info/00145/dist_to_orig/_read_as</text:p>
      <text:p text:style-name="Preformatted_20_Text">data/aero/timestep_info/00145/dynamic_forces/00000</text:p>
      <text:p text:style-name="Preformatted_20_Text">data/aero/timestep_info/00145/dynamic_forces/00001</text:p>
      <text:p text:style-name="Preformatted_20_Text">data/aero/timestep_info/00145/dynamic_forces/00002</text:p>
      <text:p text:style-name="Preformatted_20_Text">data/aero/timestep_info/00145/dynamic_forces/00003</text:p>
      <text:p text:style-name="Preformatted_20_Text">data/aero/timestep_info/00145/dynamic_forces/_read_as</text:p>
      <text:p text:style-name="Preformatted_20_Text">data/aero/timestep_info/00145/flag_zeta_phantom</text:p>
      <text:p text:style-name="Preformatted_20_Text">data/aero/timestep_info/00145/forces/00000</text:p>
      <text:p text:style-name="Preformatted_20_Text">data/aero/timestep_info/00145/forces/00001</text:p>
      <text:p text:style-name="Preformatted_20_Text">data/aero/timestep_info/00145/forces/00002</text:p>
      <text:p text:style-name="Preformatted_20_Text">data/aero/timestep_info/00145/forces/00003</text:p>
      <text:p text:style-name="Preformatted_20_Text">data/aero/timestep_info/00145/forces/_read_as</text:p>
      <text:p text:style-name="Preformatted_20_Text">data/aero/timestep_info/00145/gamma/00000</text:p>
      <text:p text:style-name="Preformatted_20_Text">data/aero/timestep_info/00145/gamma/00001</text:p>
      <text:p text:style-name="Preformatted_20_Text">data/aero/timestep_info/00145/gamma/00002</text:p>
      <text:p text:style-name="Preformatted_20_Text">data/aero/timestep_info/00145/gamma/00003</text:p>
      <text:p text:style-name="Preformatted_20_Text">data/aero/timestep_info/00145/gamma/_read_as</text:p>
      <text:p text:style-name="Preformatted_20_Text">data/aero/timestep_info/00145/gamma_dot/00000</text:p>
      <text:p text:style-name="Preformatted_20_Text">data/aero/timestep_info/00145/gamma_dot/00001</text:p>
      <text:p text:style-name="Preformatted_20_Text">data/aero/timestep_info/00145/gamma_dot/00002</text:p>
      <text:p text:style-name="Preformatted_20_Text">data/aero/timestep_info/00145/gamma_dot/00003</text:p>
      <text:p text:style-name="Preformatted_20_Text">data/aero/timestep_info/00145/gamma_dot/_read_as</text:p>
      <text:p text:style-name="Preformatted_20_Text">data/aero/timestep_info/00145/gamma_star/00000</text:p>
      <text:p text:style-name="Preformatted_20_Text">data/aero/timestep_info/00145/gamma_star/00001</text:p>
      <text:p text:style-name="Preformatted_20_Text">data/aero/timestep_info/00145/gamma_star/00002</text:p>
      <text:p text:style-name="Preformatted_20_Text">data/aero/timestep_info/00145/gamma_star/00003</text:p>
      <text:p text:style-name="Preformatted_20_Text">data/aero/timestep_info/00145/gamma_star/_read_as</text:p>
      <text:p text:style-name="Preformatted_20_Text">data/aero/timestep_info/00145/in_global_AFoR</text:p>
      <text:p text:style-name="Preformatted_20_Text">data/aero/timestep_info/00145/inertial_steady_forces</text:p>
      <text:p text:style-name="Preformatted_20_Text">data/aero/timestep_info/00145/inertial_unsteady_forces</text:p>
      <text:p text:style-name="Preformatted_20_Text">data/aero/timestep_info/00145/n_surf</text:p>
      <text:p text:style-name="Preformatted_20_Text">data/aero/timestep_info/00145/normals/00000</text:p>
      <text:p text:style-name="Preformatted_20_Text">data/aero/timestep_info/00145/normals/00001</text:p>
      <text:p text:style-name="Preformatted_20_Text">data/aero/timestep_info/00145/normals/00002</text:p>
      <text:p text:style-name="Preformatted_20_Text">data/aero/timestep_info/00145/normals/00003</text:p>
      <text:p text:style-name="Preformatted_20_Text">data/aero/timestep_info/00145/normals/_read_as</text:p>
      <text:p text:style-name="Preformatted_20_Text">data/aero/timestep_info/00145/postproc_cell/_read_as</text:p>
      <text:p text:style-name="Preformatted_20_Text">data/aero/timestep_info/00145/postproc_node/_read_as</text:p>
      <text:p text:style-name="Preformatted_20_Text">data/aero/timestep_info/00145/u_ext/00000</text:p>
      <text:p text:style-name="Preformatted_20_Text"><text:soft-page-break/>data/aero/timestep_info/00145/u_ext/00001</text:p>
      <text:p text:style-name="Preformatted_20_Text">data/aero/timestep_info/00145/u_ext/00002</text:p>
      <text:p text:style-name="Preformatted_20_Text">data/aero/timestep_info/00145/u_ext/00003</text:p>
      <text:p text:style-name="Preformatted_20_Text">data/aero/timestep_info/00145/u_ext/_read_as</text:p>
      <text:p text:style-name="Preformatted_20_Text">data/aero/timestep_info/00145/u_ext_star/00000</text:p>
      <text:p text:style-name="Preformatted_20_Text">data/aero/timestep_info/00145/u_ext_star/00001</text:p>
      <text:p text:style-name="Preformatted_20_Text">data/aero/timestep_info/00145/u_ext_star/00002</text:p>
      <text:p text:style-name="Preformatted_20_Text">data/aero/timestep_info/00145/u_ext_star/00003</text:p>
      <text:p text:style-name="Preformatted_20_Text">data/aero/timestep_info/00145/u_ext_star/_read_as</text:p>
      <text:p text:style-name="Preformatted_20_Text">data/aero/timestep_info/00145/wake_conv_vel/00000</text:p>
      <text:p text:style-name="Preformatted_20_Text">data/aero/timestep_info/00145/wake_conv_vel/00001</text:p>
      <text:p text:style-name="Preformatted_20_Text">data/aero/timestep_info/00145/wake_conv_vel/00002</text:p>
      <text:p text:style-name="Preformatted_20_Text">data/aero/timestep_info/00145/wake_conv_vel/00003</text:p>
      <text:p text:style-name="Preformatted_20_Text">data/aero/timestep_info/00145/wake_conv_vel/_read_as</text:p>
      <text:p text:style-name="Preformatted_20_Text">data/aero/timestep_info/00145/zeta/00000</text:p>
      <text:p text:style-name="Preformatted_20_Text">data/aero/timestep_info/00145/zeta/00001</text:p>
      <text:p text:style-name="Preformatted_20_Text">data/aero/timestep_info/00145/zeta/00002</text:p>
      <text:p text:style-name="Preformatted_20_Text">data/aero/timestep_info/00145/zeta/00003</text:p>
      <text:p text:style-name="Preformatted_20_Text">data/aero/timestep_info/00145/zeta/_read_as</text:p>
      <text:p text:style-name="Preformatted_20_Text">data/aero/timestep_info/00145/zeta_dot/00000</text:p>
      <text:p text:style-name="Preformatted_20_Text">data/aero/timestep_info/00145/zeta_dot/00001</text:p>
      <text:p text:style-name="Preformatted_20_Text">data/aero/timestep_info/00145/zeta_dot/00002</text:p>
      <text:p text:style-name="Preformatted_20_Text">data/aero/timestep_info/00145/zeta_dot/00003</text:p>
      <text:p text:style-name="Preformatted_20_Text">data/aero/timestep_info/00145/zeta_dot/_read_as</text:p>
      <text:p text:style-name="Preformatted_20_Text">data/aero/timestep_info/00145/zeta_star/00000</text:p>
      <text:p text:style-name="Preformatted_20_Text">data/aero/timestep_info/00145/zeta_star/00001</text:p>
      <text:p text:style-name="Preformatted_20_Text">data/aero/timestep_info/00145/zeta_star/00002</text:p>
      <text:p text:style-name="Preformatted_20_Text">data/aero/timestep_info/00145/zeta_star/00003</text:p>
      <text:p text:style-name="Preformatted_20_Text">data/aero/timestep_info/00145/zeta_star/_read_as</text:p>
      <text:p text:style-name="Preformatted_20_Text">data/aero/timestep_info/00146/_read_as</text:p>
      <text:p text:style-name="Preformatted_20_Text">data/aero/timestep_info/00146/body_steady_forces</text:p>
      <text:p text:style-name="Preformatted_20_Text">data/aero/timestep_info/00146/body_unsteady_forces</text:p>
      <text:p text:style-name="Preformatted_20_Text">data/aero/timestep_info/00146/control_surface_deflection</text:p>
      <text:p text:style-name="Preformatted_20_Text">data/aero/timestep_info/00146/ct_dimensions</text:p>
      <text:p text:style-name="Preformatted_20_Text">data/aero/timestep_info/00146/ct_dimensions_star</text:p>
      <text:p text:style-name="Preformatted_20_Text">data/aero/timestep_info/00146/dimensions</text:p>
      <text:p text:style-name="Preformatted_20_Text">data/aero/timestep_info/00146/dimensions_star</text:p>
      <text:p text:style-name="Preformatted_20_Text">data/aero/timestep_info/00146/dist_to_orig/00000</text:p>
      <text:p text:style-name="Preformatted_20_Text">data/aero/timestep_info/00146/dist_to_orig/00001</text:p>
      <text:p text:style-name="Preformatted_20_Text">data/aero/timestep_info/00146/dist_to_orig/00002</text:p>
      <text:p text:style-name="Preformatted_20_Text">data/aero/timestep_info/00146/dist_to_orig/00003</text:p>
      <text:p text:style-name="Preformatted_20_Text">data/aero/timestep_info/00146/dist_to_orig/_read_as</text:p>
      <text:p text:style-name="Preformatted_20_Text">data/aero/timestep_info/00146/dynamic_forces/00000</text:p>
      <text:p text:style-name="Preformatted_20_Text">data/aero/timestep_info/00146/dynamic_forces/00001</text:p>
      <text:p text:style-name="Preformatted_20_Text">data/aero/timestep_info/00146/dynamic_forces/00002</text:p>
      <text:p text:style-name="Preformatted_20_Text">data/aero/timestep_info/00146/dynamic_forces/00003</text:p>
      <text:p text:style-name="Preformatted_20_Text">data/aero/timestep_info/00146/dynamic_forces/_read_as</text:p>
      <text:p text:style-name="Preformatted_20_Text">data/aero/timestep_info/00146/flag_zeta_phantom</text:p>
      <text:p text:style-name="Preformatted_20_Text">data/aero/timestep_info/00146/forces/00000</text:p>
      <text:p text:style-name="Preformatted_20_Text">data/aero/timestep_info/00146/forces/00001</text:p>
      <text:p text:style-name="Preformatted_20_Text">data/aero/timestep_info/00146/forces/00002</text:p>
      <text:p text:style-name="Preformatted_20_Text">data/aero/timestep_info/00146/forces/00003</text:p>
      <text:p text:style-name="Preformatted_20_Text">data/aero/timestep_info/00146/forces/_read_as</text:p>
      <text:p text:style-name="Preformatted_20_Text">data/aero/timestep_info/00146/gamma/00000</text:p>
      <text:p text:style-name="Preformatted_20_Text">data/aero/timestep_info/00146/gamma/00001</text:p>
      <text:p text:style-name="Preformatted_20_Text">data/aero/timestep_info/00146/gamma/00002</text:p>
      <text:p text:style-name="Preformatted_20_Text">data/aero/timestep_info/00146/gamma/00003</text:p>
      <text:p text:style-name="Preformatted_20_Text">data/aero/timestep_info/00146/gamma/_read_as</text:p>
      <text:p text:style-name="Preformatted_20_Text">data/aero/timestep_info/00146/gamma_dot/00000</text:p>
      <text:p text:style-name="Preformatted_20_Text">data/aero/timestep_info/00146/gamma_dot/00001</text:p>
      <text:p text:style-name="Preformatted_20_Text">data/aero/timestep_info/00146/gamma_dot/00002</text:p>
      <text:p text:style-name="Preformatted_20_Text">data/aero/timestep_info/00146/gamma_dot/00003</text:p>
      <text:p text:style-name="Preformatted_20_Text">data/aero/timestep_info/00146/gamma_dot/_read_as</text:p>
      <text:p text:style-name="Preformatted_20_Text">data/aero/timestep_info/00146/gamma_star/00000</text:p>
      <text:p text:style-name="Preformatted_20_Text"><text:soft-page-break/>data/aero/timestep_info/00146/gamma_star/00001</text:p>
      <text:p text:style-name="Preformatted_20_Text">data/aero/timestep_info/00146/gamma_star/00002</text:p>
      <text:p text:style-name="Preformatted_20_Text">data/aero/timestep_info/00146/gamma_star/00003</text:p>
      <text:p text:style-name="Preformatted_20_Text">data/aero/timestep_info/00146/gamma_star/_read_as</text:p>
      <text:p text:style-name="Preformatted_20_Text">data/aero/timestep_info/00146/in_global_AFoR</text:p>
      <text:p text:style-name="Preformatted_20_Text">data/aero/timestep_info/00146/inertial_steady_forces</text:p>
      <text:p text:style-name="Preformatted_20_Text">data/aero/timestep_info/00146/inertial_unsteady_forces</text:p>
      <text:p text:style-name="Preformatted_20_Text">data/aero/timestep_info/00146/n_surf</text:p>
      <text:p text:style-name="Preformatted_20_Text">data/aero/timestep_info/00146/normals/00000</text:p>
      <text:p text:style-name="Preformatted_20_Text">data/aero/timestep_info/00146/normals/00001</text:p>
      <text:p text:style-name="Preformatted_20_Text">data/aero/timestep_info/00146/normals/00002</text:p>
      <text:p text:style-name="Preformatted_20_Text">data/aero/timestep_info/00146/normals/00003</text:p>
      <text:p text:style-name="Preformatted_20_Text">data/aero/timestep_info/00146/normals/_read_as</text:p>
      <text:p text:style-name="Preformatted_20_Text">data/aero/timestep_info/00146/postproc_cell/_read_as</text:p>
      <text:p text:style-name="Preformatted_20_Text">data/aero/timestep_info/00146/postproc_node/_read_as</text:p>
      <text:p text:style-name="Preformatted_20_Text">data/aero/timestep_info/00146/u_ext/00000</text:p>
      <text:p text:style-name="Preformatted_20_Text">data/aero/timestep_info/00146/u_ext/00001</text:p>
      <text:p text:style-name="Preformatted_20_Text">data/aero/timestep_info/00146/u_ext/00002</text:p>
      <text:p text:style-name="Preformatted_20_Text">data/aero/timestep_info/00146/u_ext/00003</text:p>
      <text:p text:style-name="Preformatted_20_Text">data/aero/timestep_info/00146/u_ext/_read_as</text:p>
      <text:p text:style-name="Preformatted_20_Text">data/aero/timestep_info/00146/u_ext_star/00000</text:p>
      <text:p text:style-name="Preformatted_20_Text">data/aero/timestep_info/00146/u_ext_star/00001</text:p>
      <text:p text:style-name="Preformatted_20_Text">data/aero/timestep_info/00146/u_ext_star/00002</text:p>
      <text:p text:style-name="Preformatted_20_Text">data/aero/timestep_info/00146/u_ext_star/00003</text:p>
      <text:p text:style-name="Preformatted_20_Text">data/aero/timestep_info/00146/u_ext_star/_read_as</text:p>
      <text:p text:style-name="Preformatted_20_Text">data/aero/timestep_info/00146/wake_conv_vel/00000</text:p>
      <text:p text:style-name="Preformatted_20_Text">data/aero/timestep_info/00146/wake_conv_vel/00001</text:p>
      <text:p text:style-name="Preformatted_20_Text">data/aero/timestep_info/00146/wake_conv_vel/00002</text:p>
      <text:p text:style-name="Preformatted_20_Text">data/aero/timestep_info/00146/wake_conv_vel/00003</text:p>
      <text:p text:style-name="Preformatted_20_Text">data/aero/timestep_info/00146/wake_conv_vel/_read_as</text:p>
      <text:p text:style-name="Preformatted_20_Text">data/aero/timestep_info/00146/zeta/00000</text:p>
      <text:p text:style-name="Preformatted_20_Text">data/aero/timestep_info/00146/zeta/00001</text:p>
      <text:p text:style-name="Preformatted_20_Text">data/aero/timestep_info/00146/zeta/00002</text:p>
      <text:p text:style-name="Preformatted_20_Text">data/aero/timestep_info/00146/zeta/00003</text:p>
      <text:p text:style-name="Preformatted_20_Text">data/aero/timestep_info/00146/zeta/_read_as</text:p>
      <text:p text:style-name="Preformatted_20_Text">data/aero/timestep_info/00146/zeta_dot/00000</text:p>
      <text:p text:style-name="Preformatted_20_Text">data/aero/timestep_info/00146/zeta_dot/00001</text:p>
      <text:p text:style-name="Preformatted_20_Text">data/aero/timestep_info/00146/zeta_dot/00002</text:p>
      <text:p text:style-name="Preformatted_20_Text">data/aero/timestep_info/00146/zeta_dot/00003</text:p>
      <text:p text:style-name="Preformatted_20_Text">data/aero/timestep_info/00146/zeta_dot/_read_as</text:p>
      <text:p text:style-name="Preformatted_20_Text">data/aero/timestep_info/00146/zeta_star/00000</text:p>
      <text:p text:style-name="Preformatted_20_Text">data/aero/timestep_info/00146/zeta_star/00001</text:p>
      <text:p text:style-name="Preformatted_20_Text">data/aero/timestep_info/00146/zeta_star/00002</text:p>
      <text:p text:style-name="Preformatted_20_Text">data/aero/timestep_info/00146/zeta_star/00003</text:p>
      <text:p text:style-name="Preformatted_20_Text">data/aero/timestep_info/00146/zeta_star/_read_as</text:p>
      <text:p text:style-name="Preformatted_20_Text">data/aero/timestep_info/00147/_read_as</text:p>
      <text:p text:style-name="Preformatted_20_Text">data/aero/timestep_info/00147/body_steady_forces</text:p>
      <text:p text:style-name="Preformatted_20_Text">data/aero/timestep_info/00147/body_unsteady_forces</text:p>
      <text:p text:style-name="Preformatted_20_Text">data/aero/timestep_info/00147/control_surface_deflection</text:p>
      <text:p text:style-name="Preformatted_20_Text">data/aero/timestep_info/00147/ct_dimensions</text:p>
      <text:p text:style-name="Preformatted_20_Text">data/aero/timestep_info/00147/ct_dimensions_star</text:p>
      <text:p text:style-name="Preformatted_20_Text">data/aero/timestep_info/00147/dimensions</text:p>
      <text:p text:style-name="Preformatted_20_Text">data/aero/timestep_info/00147/dimensions_star</text:p>
      <text:p text:style-name="Preformatted_20_Text">data/aero/timestep_info/00147/dist_to_orig/00000</text:p>
      <text:p text:style-name="Preformatted_20_Text">data/aero/timestep_info/00147/dist_to_orig/00001</text:p>
      <text:p text:style-name="Preformatted_20_Text">data/aero/timestep_info/00147/dist_to_orig/00002</text:p>
      <text:p text:style-name="Preformatted_20_Text">data/aero/timestep_info/00147/dist_to_orig/00003</text:p>
      <text:p text:style-name="Preformatted_20_Text">data/aero/timestep_info/00147/dist_to_orig/_read_as</text:p>
      <text:p text:style-name="Preformatted_20_Text">data/aero/timestep_info/00147/dynamic_forces/00000</text:p>
      <text:p text:style-name="Preformatted_20_Text">data/aero/timestep_info/00147/dynamic_forces/00001</text:p>
      <text:p text:style-name="Preformatted_20_Text">data/aero/timestep_info/00147/dynamic_forces/00002</text:p>
      <text:p text:style-name="Preformatted_20_Text">data/aero/timestep_info/00147/dynamic_forces/00003</text:p>
      <text:p text:style-name="Preformatted_20_Text">data/aero/timestep_info/00147/dynamic_forces/_read_as</text:p>
      <text:p text:style-name="Preformatted_20_Text">data/aero/timestep_info/00147/flag_zeta_phantom</text:p>
      <text:p text:style-name="Preformatted_20_Text"><text:soft-page-break/>data/aero/timestep_info/00147/forces/00000</text:p>
      <text:p text:style-name="Preformatted_20_Text">data/aero/timestep_info/00147/forces/00001</text:p>
      <text:p text:style-name="Preformatted_20_Text">data/aero/timestep_info/00147/forces/00002</text:p>
      <text:p text:style-name="Preformatted_20_Text">data/aero/timestep_info/00147/forces/00003</text:p>
      <text:p text:style-name="Preformatted_20_Text">data/aero/timestep_info/00147/forces/_read_as</text:p>
      <text:p text:style-name="Preformatted_20_Text">data/aero/timestep_info/00147/gamma/00000</text:p>
      <text:p text:style-name="Preformatted_20_Text">data/aero/timestep_info/00147/gamma/00001</text:p>
      <text:p text:style-name="Preformatted_20_Text">data/aero/timestep_info/00147/gamma/00002</text:p>
      <text:p text:style-name="Preformatted_20_Text">data/aero/timestep_info/00147/gamma/00003</text:p>
      <text:p text:style-name="Preformatted_20_Text">data/aero/timestep_info/00147/gamma/_read_as</text:p>
      <text:p text:style-name="Preformatted_20_Text">data/aero/timestep_info/00147/gamma_dot/00000</text:p>
      <text:p text:style-name="Preformatted_20_Text">data/aero/timestep_info/00147/gamma_dot/00001</text:p>
      <text:p text:style-name="Preformatted_20_Text">data/aero/timestep_info/00147/gamma_dot/00002</text:p>
      <text:p text:style-name="Preformatted_20_Text">data/aero/timestep_info/00147/gamma_dot/00003</text:p>
      <text:p text:style-name="Preformatted_20_Text">data/aero/timestep_info/00147/gamma_dot/_read_as</text:p>
      <text:p text:style-name="Preformatted_20_Text">data/aero/timestep_info/00147/gamma_star/00000</text:p>
      <text:p text:style-name="Preformatted_20_Text">data/aero/timestep_info/00147/gamma_star/00001</text:p>
      <text:p text:style-name="Preformatted_20_Text">data/aero/timestep_info/00147/gamma_star/00002</text:p>
      <text:p text:style-name="Preformatted_20_Text">data/aero/timestep_info/00147/gamma_star/00003</text:p>
      <text:p text:style-name="Preformatted_20_Text">data/aero/timestep_info/00147/gamma_star/_read_as</text:p>
      <text:p text:style-name="Preformatted_20_Text">data/aero/timestep_info/00147/in_global_AFoR</text:p>
      <text:p text:style-name="Preformatted_20_Text">data/aero/timestep_info/00147/inertial_steady_forces</text:p>
      <text:p text:style-name="Preformatted_20_Text">data/aero/timestep_info/00147/inertial_unsteady_forces</text:p>
      <text:p text:style-name="Preformatted_20_Text">data/aero/timestep_info/00147/n_surf</text:p>
      <text:p text:style-name="Preformatted_20_Text">data/aero/timestep_info/00147/normals/00000</text:p>
      <text:p text:style-name="Preformatted_20_Text">data/aero/timestep_info/00147/normals/00001</text:p>
      <text:p text:style-name="Preformatted_20_Text">data/aero/timestep_info/00147/normals/00002</text:p>
      <text:p text:style-name="Preformatted_20_Text">data/aero/timestep_info/00147/normals/00003</text:p>
      <text:p text:style-name="Preformatted_20_Text">data/aero/timestep_info/00147/normals/_read_as</text:p>
      <text:p text:style-name="Preformatted_20_Text">data/aero/timestep_info/00147/postproc_cell/_read_as</text:p>
      <text:p text:style-name="Preformatted_20_Text">data/aero/timestep_info/00147/postproc_node/_read_as</text:p>
      <text:p text:style-name="Preformatted_20_Text">data/aero/timestep_info/00147/u_ext/00000</text:p>
      <text:p text:style-name="Preformatted_20_Text">data/aero/timestep_info/00147/u_ext/00001</text:p>
      <text:p text:style-name="Preformatted_20_Text">data/aero/timestep_info/00147/u_ext/00002</text:p>
      <text:p text:style-name="Preformatted_20_Text">data/aero/timestep_info/00147/u_ext/00003</text:p>
      <text:p text:style-name="Preformatted_20_Text">data/aero/timestep_info/00147/u_ext/_read_as</text:p>
      <text:p text:style-name="Preformatted_20_Text">data/aero/timestep_info/00147/u_ext_star/00000</text:p>
      <text:p text:style-name="Preformatted_20_Text">data/aero/timestep_info/00147/u_ext_star/00001</text:p>
      <text:p text:style-name="Preformatted_20_Text">data/aero/timestep_info/00147/u_ext_star/00002</text:p>
      <text:p text:style-name="Preformatted_20_Text">data/aero/timestep_info/00147/u_ext_star/00003</text:p>
      <text:p text:style-name="Preformatted_20_Text">data/aero/timestep_info/00147/u_ext_star/_read_as</text:p>
      <text:p text:style-name="Preformatted_20_Text">data/aero/timestep_info/00147/wake_conv_vel/00000</text:p>
      <text:p text:style-name="Preformatted_20_Text">data/aero/timestep_info/00147/wake_conv_vel/00001</text:p>
      <text:p text:style-name="Preformatted_20_Text">data/aero/timestep_info/00147/wake_conv_vel/00002</text:p>
      <text:p text:style-name="Preformatted_20_Text">data/aero/timestep_info/00147/wake_conv_vel/00003</text:p>
      <text:p text:style-name="Preformatted_20_Text">data/aero/timestep_info/00147/wake_conv_vel/_read_as</text:p>
      <text:p text:style-name="Preformatted_20_Text">data/aero/timestep_info/00147/zeta/00000</text:p>
      <text:p text:style-name="Preformatted_20_Text">data/aero/timestep_info/00147/zeta/00001</text:p>
      <text:p text:style-name="Preformatted_20_Text">data/aero/timestep_info/00147/zeta/00002</text:p>
      <text:p text:style-name="Preformatted_20_Text">data/aero/timestep_info/00147/zeta/00003</text:p>
      <text:p text:style-name="Preformatted_20_Text">data/aero/timestep_info/00147/zeta/_read_as</text:p>
      <text:p text:style-name="Preformatted_20_Text">data/aero/timestep_info/00147/zeta_dot/00000</text:p>
      <text:p text:style-name="Preformatted_20_Text">data/aero/timestep_info/00147/zeta_dot/00001</text:p>
      <text:p text:style-name="Preformatted_20_Text">data/aero/timestep_info/00147/zeta_dot/00002</text:p>
      <text:p text:style-name="Preformatted_20_Text">data/aero/timestep_info/00147/zeta_dot/00003</text:p>
      <text:p text:style-name="Preformatted_20_Text">data/aero/timestep_info/00147/zeta_dot/_read_as</text:p>
      <text:p text:style-name="Preformatted_20_Text">data/aero/timestep_info/00147/zeta_star/00000</text:p>
      <text:p text:style-name="Preformatted_20_Text">data/aero/timestep_info/00147/zeta_star/00001</text:p>
      <text:p text:style-name="Preformatted_20_Text">data/aero/timestep_info/00147/zeta_star/00002</text:p>
      <text:p text:style-name="Preformatted_20_Text">data/aero/timestep_info/00147/zeta_star/00003</text:p>
      <text:p text:style-name="Preformatted_20_Text">data/aero/timestep_info/00147/zeta_star/_read_as</text:p>
      <text:p text:style-name="Preformatted_20_Text">data/aero/timestep_info/00148/_read_as</text:p>
      <text:p text:style-name="Preformatted_20_Text">data/aero/timestep_info/00148/body_steady_forces</text:p>
      <text:p text:style-name="Preformatted_20_Text">data/aero/timestep_info/00148/body_unsteady_forces</text:p>
      <text:p text:style-name="Preformatted_20_Text"><text:soft-page-break/>data/aero/timestep_info/00148/control_surface_deflection</text:p>
      <text:p text:style-name="Preformatted_20_Text">data/aero/timestep_info/00148/ct_dimensions</text:p>
      <text:p text:style-name="Preformatted_20_Text">data/aero/timestep_info/00148/ct_dimensions_star</text:p>
      <text:p text:style-name="Preformatted_20_Text">data/aero/timestep_info/00148/dimensions</text:p>
      <text:p text:style-name="Preformatted_20_Text">data/aero/timestep_info/00148/dimensions_star</text:p>
      <text:p text:style-name="Preformatted_20_Text">data/aero/timestep_info/00148/dist_to_orig/00000</text:p>
      <text:p text:style-name="Preformatted_20_Text">data/aero/timestep_info/00148/dist_to_orig/00001</text:p>
      <text:p text:style-name="Preformatted_20_Text">data/aero/timestep_info/00148/dist_to_orig/00002</text:p>
      <text:p text:style-name="Preformatted_20_Text">data/aero/timestep_info/00148/dist_to_orig/00003</text:p>
      <text:p text:style-name="Preformatted_20_Text">data/aero/timestep_info/00148/dist_to_orig/_read_as</text:p>
      <text:p text:style-name="Preformatted_20_Text">data/aero/timestep_info/00148/dynamic_forces/00000</text:p>
      <text:p text:style-name="Preformatted_20_Text">data/aero/timestep_info/00148/dynamic_forces/00001</text:p>
      <text:p text:style-name="Preformatted_20_Text">data/aero/timestep_info/00148/dynamic_forces/00002</text:p>
      <text:p text:style-name="Preformatted_20_Text">data/aero/timestep_info/00148/dynamic_forces/00003</text:p>
      <text:p text:style-name="Preformatted_20_Text">data/aero/timestep_info/00148/dynamic_forces/_read_as</text:p>
      <text:p text:style-name="Preformatted_20_Text">data/aero/timestep_info/00148/flag_zeta_phantom</text:p>
      <text:p text:style-name="Preformatted_20_Text">data/aero/timestep_info/00148/forces/00000</text:p>
      <text:p text:style-name="Preformatted_20_Text">data/aero/timestep_info/00148/forces/00001</text:p>
      <text:p text:style-name="Preformatted_20_Text">data/aero/timestep_info/00148/forces/00002</text:p>
      <text:p text:style-name="Preformatted_20_Text">data/aero/timestep_info/00148/forces/00003</text:p>
      <text:p text:style-name="Preformatted_20_Text">data/aero/timestep_info/00148/forces/_read_as</text:p>
      <text:p text:style-name="Preformatted_20_Text">data/aero/timestep_info/00148/gamma/00000</text:p>
      <text:p text:style-name="Preformatted_20_Text">data/aero/timestep_info/00148/gamma/00001</text:p>
      <text:p text:style-name="Preformatted_20_Text">data/aero/timestep_info/00148/gamma/00002</text:p>
      <text:p text:style-name="Preformatted_20_Text">data/aero/timestep_info/00148/gamma/00003</text:p>
      <text:p text:style-name="Preformatted_20_Text">data/aero/timestep_info/00148/gamma/_read_as</text:p>
      <text:p text:style-name="Preformatted_20_Text">data/aero/timestep_info/00148/gamma_dot/00000</text:p>
      <text:p text:style-name="Preformatted_20_Text">data/aero/timestep_info/00148/gamma_dot/00001</text:p>
      <text:p text:style-name="Preformatted_20_Text">data/aero/timestep_info/00148/gamma_dot/00002</text:p>
      <text:p text:style-name="Preformatted_20_Text">data/aero/timestep_info/00148/gamma_dot/00003</text:p>
      <text:p text:style-name="Preformatted_20_Text">data/aero/timestep_info/00148/gamma_dot/_read_as</text:p>
      <text:p text:style-name="Preformatted_20_Text">data/aero/timestep_info/00148/gamma_star/00000</text:p>
      <text:p text:style-name="Preformatted_20_Text">data/aero/timestep_info/00148/gamma_star/00001</text:p>
      <text:p text:style-name="Preformatted_20_Text">data/aero/timestep_info/00148/gamma_star/00002</text:p>
      <text:p text:style-name="Preformatted_20_Text">data/aero/timestep_info/00148/gamma_star/00003</text:p>
      <text:p text:style-name="Preformatted_20_Text">data/aero/timestep_info/00148/gamma_star/_read_as</text:p>
      <text:p text:style-name="Preformatted_20_Text">data/aero/timestep_info/00148/in_global_AFoR</text:p>
      <text:p text:style-name="Preformatted_20_Text">data/aero/timestep_info/00148/inertial_steady_forces</text:p>
      <text:p text:style-name="Preformatted_20_Text">data/aero/timestep_info/00148/inertial_unsteady_forces</text:p>
      <text:p text:style-name="Preformatted_20_Text">data/aero/timestep_info/00148/n_surf</text:p>
      <text:p text:style-name="Preformatted_20_Text">data/aero/timestep_info/00148/normals/00000</text:p>
      <text:p text:style-name="Preformatted_20_Text">data/aero/timestep_info/00148/normals/00001</text:p>
      <text:p text:style-name="Preformatted_20_Text">data/aero/timestep_info/00148/normals/00002</text:p>
      <text:p text:style-name="Preformatted_20_Text">data/aero/timestep_info/00148/normals/00003</text:p>
      <text:p text:style-name="Preformatted_20_Text">data/aero/timestep_info/00148/normals/_read_as</text:p>
      <text:p text:style-name="Preformatted_20_Text">data/aero/timestep_info/00148/postproc_cell/_read_as</text:p>
      <text:p text:style-name="Preformatted_20_Text">data/aero/timestep_info/00148/postproc_node/_read_as</text:p>
      <text:p text:style-name="Preformatted_20_Text">data/aero/timestep_info/00148/u_ext/00000</text:p>
      <text:p text:style-name="Preformatted_20_Text">data/aero/timestep_info/00148/u_ext/00001</text:p>
      <text:p text:style-name="Preformatted_20_Text">data/aero/timestep_info/00148/u_ext/00002</text:p>
      <text:p text:style-name="Preformatted_20_Text">data/aero/timestep_info/00148/u_ext/00003</text:p>
      <text:p text:style-name="Preformatted_20_Text">data/aero/timestep_info/00148/u_ext/_read_as</text:p>
      <text:p text:style-name="Preformatted_20_Text">data/aero/timestep_info/00148/u_ext_star/00000</text:p>
      <text:p text:style-name="Preformatted_20_Text">data/aero/timestep_info/00148/u_ext_star/00001</text:p>
      <text:p text:style-name="Preformatted_20_Text">data/aero/timestep_info/00148/u_ext_star/00002</text:p>
      <text:p text:style-name="Preformatted_20_Text">data/aero/timestep_info/00148/u_ext_star/00003</text:p>
      <text:p text:style-name="Preformatted_20_Text">data/aero/timestep_info/00148/u_ext_star/_read_as</text:p>
      <text:p text:style-name="Preformatted_20_Text">data/aero/timestep_info/00148/wake_conv_vel/00000</text:p>
      <text:p text:style-name="Preformatted_20_Text">data/aero/timestep_info/00148/wake_conv_vel/00001</text:p>
      <text:p text:style-name="Preformatted_20_Text">data/aero/timestep_info/00148/wake_conv_vel/00002</text:p>
      <text:p text:style-name="Preformatted_20_Text">data/aero/timestep_info/00148/wake_conv_vel/00003</text:p>
      <text:p text:style-name="Preformatted_20_Text">data/aero/timestep_info/00148/wake_conv_vel/_read_as</text:p>
      <text:p text:style-name="Preformatted_20_Text">data/aero/timestep_info/00148/zeta/00000</text:p>
      <text:p text:style-name="Preformatted_20_Text">data/aero/timestep_info/00148/zeta/00001</text:p>
      <text:p text:style-name="Preformatted_20_Text"><text:soft-page-break/>data/aero/timestep_info/00148/zeta/00002</text:p>
      <text:p text:style-name="Preformatted_20_Text">data/aero/timestep_info/00148/zeta/00003</text:p>
      <text:p text:style-name="Preformatted_20_Text">data/aero/timestep_info/00148/zeta/_read_as</text:p>
      <text:p text:style-name="Preformatted_20_Text">data/aero/timestep_info/00148/zeta_dot/00000</text:p>
      <text:p text:style-name="Preformatted_20_Text">data/aero/timestep_info/00148/zeta_dot/00001</text:p>
      <text:p text:style-name="Preformatted_20_Text">data/aero/timestep_info/00148/zeta_dot/00002</text:p>
      <text:p text:style-name="Preformatted_20_Text">data/aero/timestep_info/00148/zeta_dot/00003</text:p>
      <text:p text:style-name="Preformatted_20_Text">data/aero/timestep_info/00148/zeta_dot/_read_as</text:p>
      <text:p text:style-name="Preformatted_20_Text">data/aero/timestep_info/00148/zeta_star/00000</text:p>
      <text:p text:style-name="Preformatted_20_Text">data/aero/timestep_info/00148/zeta_star/00001</text:p>
      <text:p text:style-name="Preformatted_20_Text">data/aero/timestep_info/00148/zeta_star/00002</text:p>
      <text:p text:style-name="Preformatted_20_Text">data/aero/timestep_info/00148/zeta_star/00003</text:p>
      <text:p text:style-name="Preformatted_20_Text">data/aero/timestep_info/00148/zeta_star/_read_as</text:p>
      <text:p text:style-name="Preformatted_20_Text">data/aero/timestep_info/00149/_read_as</text:p>
      <text:p text:style-name="Preformatted_20_Text">data/aero/timestep_info/00149/body_steady_forces</text:p>
      <text:p text:style-name="Preformatted_20_Text">data/aero/timestep_info/00149/body_unsteady_forces</text:p>
      <text:p text:style-name="Preformatted_20_Text">data/aero/timestep_info/00149/control_surface_deflection</text:p>
      <text:p text:style-name="Preformatted_20_Text">data/aero/timestep_info/00149/ct_dimensions</text:p>
      <text:p text:style-name="Preformatted_20_Text">data/aero/timestep_info/00149/ct_dimensions_star</text:p>
      <text:p text:style-name="Preformatted_20_Text">data/aero/timestep_info/00149/dimensions</text:p>
      <text:p text:style-name="Preformatted_20_Text">data/aero/timestep_info/00149/dimensions_star</text:p>
      <text:p text:style-name="Preformatted_20_Text">data/aero/timestep_info/00149/dist_to_orig/00000</text:p>
      <text:p text:style-name="Preformatted_20_Text">data/aero/timestep_info/00149/dist_to_orig/00001</text:p>
      <text:p text:style-name="Preformatted_20_Text">data/aero/timestep_info/00149/dist_to_orig/00002</text:p>
      <text:p text:style-name="Preformatted_20_Text">data/aero/timestep_info/00149/dist_to_orig/00003</text:p>
      <text:p text:style-name="Preformatted_20_Text">data/aero/timestep_info/00149/dist_to_orig/_read_as</text:p>
      <text:p text:style-name="Preformatted_20_Text">data/aero/timestep_info/00149/dynamic_forces/00000</text:p>
      <text:p text:style-name="Preformatted_20_Text">data/aero/timestep_info/00149/dynamic_forces/00001</text:p>
      <text:p text:style-name="Preformatted_20_Text">data/aero/timestep_info/00149/dynamic_forces/00002</text:p>
      <text:p text:style-name="Preformatted_20_Text">data/aero/timestep_info/00149/dynamic_forces/00003</text:p>
      <text:p text:style-name="Preformatted_20_Text">data/aero/timestep_info/00149/dynamic_forces/_read_as</text:p>
      <text:p text:style-name="Preformatted_20_Text">data/aero/timestep_info/00149/flag_zeta_phantom</text:p>
      <text:p text:style-name="Preformatted_20_Text">data/aero/timestep_info/00149/forces/00000</text:p>
      <text:p text:style-name="Preformatted_20_Text">data/aero/timestep_info/00149/forces/00001</text:p>
      <text:p text:style-name="Preformatted_20_Text">data/aero/timestep_info/00149/forces/00002</text:p>
      <text:p text:style-name="Preformatted_20_Text">data/aero/timestep_info/00149/forces/00003</text:p>
      <text:p text:style-name="Preformatted_20_Text">data/aero/timestep_info/00149/forces/_read_as</text:p>
      <text:p text:style-name="Preformatted_20_Text">data/aero/timestep_info/00149/gamma/00000</text:p>
      <text:p text:style-name="Preformatted_20_Text">data/aero/timestep_info/00149/gamma/00001</text:p>
      <text:p text:style-name="Preformatted_20_Text">data/aero/timestep_info/00149/gamma/00002</text:p>
      <text:p text:style-name="Preformatted_20_Text">data/aero/timestep_info/00149/gamma/00003</text:p>
      <text:p text:style-name="Preformatted_20_Text">data/aero/timestep_info/00149/gamma/_read_as</text:p>
      <text:p text:style-name="Preformatted_20_Text">data/aero/timestep_info/00149/gamma_dot/00000</text:p>
      <text:p text:style-name="Preformatted_20_Text">data/aero/timestep_info/00149/gamma_dot/00001</text:p>
      <text:p text:style-name="Preformatted_20_Text">data/aero/timestep_info/00149/gamma_dot/00002</text:p>
      <text:p text:style-name="Preformatted_20_Text">data/aero/timestep_info/00149/gamma_dot/00003</text:p>
      <text:p text:style-name="Preformatted_20_Text">data/aero/timestep_info/00149/gamma_dot/_read_as</text:p>
      <text:p text:style-name="Preformatted_20_Text">data/aero/timestep_info/00149/gamma_star/00000</text:p>
      <text:p text:style-name="Preformatted_20_Text">data/aero/timestep_info/00149/gamma_star/00001</text:p>
      <text:p text:style-name="Preformatted_20_Text">data/aero/timestep_info/00149/gamma_star/00002</text:p>
      <text:p text:style-name="Preformatted_20_Text">data/aero/timestep_info/00149/gamma_star/00003</text:p>
      <text:p text:style-name="Preformatted_20_Text">data/aero/timestep_info/00149/gamma_star/_read_as</text:p>
      <text:p text:style-name="Preformatted_20_Text">data/aero/timestep_info/00149/in_global_AFoR</text:p>
      <text:p text:style-name="Preformatted_20_Text">data/aero/timestep_info/00149/inertial_steady_forces</text:p>
      <text:p text:style-name="Preformatted_20_Text">data/aero/timestep_info/00149/inertial_unsteady_forces</text:p>
      <text:p text:style-name="Preformatted_20_Text">data/aero/timestep_info/00149/n_surf</text:p>
      <text:p text:style-name="Preformatted_20_Text">data/aero/timestep_info/00149/normals/00000</text:p>
      <text:p text:style-name="Preformatted_20_Text">data/aero/timestep_info/00149/normals/00001</text:p>
      <text:p text:style-name="Preformatted_20_Text">data/aero/timestep_info/00149/normals/00002</text:p>
      <text:p text:style-name="Preformatted_20_Text">data/aero/timestep_info/00149/normals/00003</text:p>
      <text:p text:style-name="Preformatted_20_Text">data/aero/timestep_info/00149/normals/_read_as</text:p>
      <text:p text:style-name="Preformatted_20_Text">data/aero/timestep_info/00149/postproc_cell/_read_as</text:p>
      <text:p text:style-name="Preformatted_20_Text">data/aero/timestep_info/00149/postproc_node/_read_as</text:p>
      <text:p text:style-name="Preformatted_20_Text">data/aero/timestep_info/00149/u_ext/00000</text:p>
      <text:p text:style-name="Preformatted_20_Text"><text:soft-page-break/>data/aero/timestep_info/00149/u_ext/00001</text:p>
      <text:p text:style-name="Preformatted_20_Text">data/aero/timestep_info/00149/u_ext/00002</text:p>
      <text:p text:style-name="Preformatted_20_Text">data/aero/timestep_info/00149/u_ext/00003</text:p>
      <text:p text:style-name="Preformatted_20_Text">data/aero/timestep_info/00149/u_ext/_read_as</text:p>
      <text:p text:style-name="Preformatted_20_Text">data/aero/timestep_info/00149/u_ext_star/00000</text:p>
      <text:p text:style-name="Preformatted_20_Text">data/aero/timestep_info/00149/u_ext_star/00001</text:p>
      <text:p text:style-name="Preformatted_20_Text">data/aero/timestep_info/00149/u_ext_star/00002</text:p>
      <text:p text:style-name="Preformatted_20_Text">data/aero/timestep_info/00149/u_ext_star/00003</text:p>
      <text:p text:style-name="Preformatted_20_Text">data/aero/timestep_info/00149/u_ext_star/_read_as</text:p>
      <text:p text:style-name="Preformatted_20_Text">data/aero/timestep_info/00149/wake_conv_vel/00000</text:p>
      <text:p text:style-name="Preformatted_20_Text">data/aero/timestep_info/00149/wake_conv_vel/00001</text:p>
      <text:p text:style-name="Preformatted_20_Text">data/aero/timestep_info/00149/wake_conv_vel/00002</text:p>
      <text:p text:style-name="Preformatted_20_Text">data/aero/timestep_info/00149/wake_conv_vel/00003</text:p>
      <text:p text:style-name="Preformatted_20_Text">data/aero/timestep_info/00149/wake_conv_vel/_read_as</text:p>
      <text:p text:style-name="Preformatted_20_Text">data/aero/timestep_info/00149/zeta/00000</text:p>
      <text:p text:style-name="Preformatted_20_Text">data/aero/timestep_info/00149/zeta/00001</text:p>
      <text:p text:style-name="Preformatted_20_Text">data/aero/timestep_info/00149/zeta/00002</text:p>
      <text:p text:style-name="Preformatted_20_Text">data/aero/timestep_info/00149/zeta/00003</text:p>
      <text:p text:style-name="Preformatted_20_Text">data/aero/timestep_info/00149/zeta/_read_as</text:p>
      <text:p text:style-name="Preformatted_20_Text">data/aero/timestep_info/00149/zeta_dot/00000</text:p>
      <text:p text:style-name="Preformatted_20_Text">data/aero/timestep_info/00149/zeta_dot/00001</text:p>
      <text:p text:style-name="Preformatted_20_Text">data/aero/timestep_info/00149/zeta_dot/00002</text:p>
      <text:p text:style-name="Preformatted_20_Text">data/aero/timestep_info/00149/zeta_dot/00003</text:p>
      <text:p text:style-name="Preformatted_20_Text">data/aero/timestep_info/00149/zeta_dot/_read_as</text:p>
      <text:p text:style-name="Preformatted_20_Text">data/aero/timestep_info/00149/zeta_star/00000</text:p>
      <text:p text:style-name="Preformatted_20_Text">data/aero/timestep_info/00149/zeta_star/00001</text:p>
      <text:p text:style-name="Preformatted_20_Text">data/aero/timestep_info/00149/zeta_star/00002</text:p>
      <text:p text:style-name="Preformatted_20_Text">data/aero/timestep_info/00149/zeta_star/00003</text:p>
      <text:p text:style-name="Preformatted_20_Text">data/aero/timestep_info/00149/zeta_star/_read_as</text:p>
      <text:p text:style-name="Preformatted_20_Text">data/aero/timestep_info/00150/_read_as</text:p>
      <text:p text:style-name="Preformatted_20_Text">data/aero/timestep_info/00150/body_steady_forces</text:p>
      <text:p text:style-name="Preformatted_20_Text">data/aero/timestep_info/00150/body_unsteady_forces</text:p>
      <text:p text:style-name="Preformatted_20_Text">data/aero/timestep_info/00150/control_surface_deflection</text:p>
      <text:p text:style-name="Preformatted_20_Text">data/aero/timestep_info/00150/ct_dimensions</text:p>
      <text:p text:style-name="Preformatted_20_Text">data/aero/timestep_info/00150/ct_dimensions_star</text:p>
      <text:p text:style-name="Preformatted_20_Text">data/aero/timestep_info/00150/dimensions</text:p>
      <text:p text:style-name="Preformatted_20_Text">data/aero/timestep_info/00150/dimensions_star</text:p>
      <text:p text:style-name="Preformatted_20_Text">data/aero/timestep_info/00150/dist_to_orig/00000</text:p>
      <text:p text:style-name="Preformatted_20_Text">data/aero/timestep_info/00150/dist_to_orig/00001</text:p>
      <text:p text:style-name="Preformatted_20_Text">data/aero/timestep_info/00150/dist_to_orig/00002</text:p>
      <text:p text:style-name="Preformatted_20_Text">data/aero/timestep_info/00150/dist_to_orig/00003</text:p>
      <text:p text:style-name="Preformatted_20_Text">data/aero/timestep_info/00150/dist_to_orig/_read_as</text:p>
      <text:p text:style-name="Preformatted_20_Text">data/aero/timestep_info/00150/dynamic_forces/00000</text:p>
      <text:p text:style-name="Preformatted_20_Text">data/aero/timestep_info/00150/dynamic_forces/00001</text:p>
      <text:p text:style-name="Preformatted_20_Text">data/aero/timestep_info/00150/dynamic_forces/00002</text:p>
      <text:p text:style-name="Preformatted_20_Text">data/aero/timestep_info/00150/dynamic_forces/00003</text:p>
      <text:p text:style-name="Preformatted_20_Text">data/aero/timestep_info/00150/dynamic_forces/_read_as</text:p>
      <text:p text:style-name="Preformatted_20_Text">data/aero/timestep_info/00150/flag_zeta_phantom</text:p>
      <text:p text:style-name="Preformatted_20_Text">data/aero/timestep_info/00150/forces/00000</text:p>
      <text:p text:style-name="Preformatted_20_Text">data/aero/timestep_info/00150/forces/00001</text:p>
      <text:p text:style-name="Preformatted_20_Text">data/aero/timestep_info/00150/forces/00002</text:p>
      <text:p text:style-name="Preformatted_20_Text">data/aero/timestep_info/00150/forces/00003</text:p>
      <text:p text:style-name="Preformatted_20_Text">data/aero/timestep_info/00150/forces/_read_as</text:p>
      <text:p text:style-name="Preformatted_20_Text">data/aero/timestep_info/00150/gamma/00000</text:p>
      <text:p text:style-name="Preformatted_20_Text">data/aero/timestep_info/00150/gamma/00001</text:p>
      <text:p text:style-name="Preformatted_20_Text">data/aero/timestep_info/00150/gamma/00002</text:p>
      <text:p text:style-name="Preformatted_20_Text">data/aero/timestep_info/00150/gamma/00003</text:p>
      <text:p text:style-name="Preformatted_20_Text">data/aero/timestep_info/00150/gamma/_read_as</text:p>
      <text:p text:style-name="Preformatted_20_Text">data/aero/timestep_info/00150/gamma_dot/00000</text:p>
      <text:p text:style-name="Preformatted_20_Text">data/aero/timestep_info/00150/gamma_dot/00001</text:p>
      <text:p text:style-name="Preformatted_20_Text">data/aero/timestep_info/00150/gamma_dot/00002</text:p>
      <text:p text:style-name="Preformatted_20_Text">data/aero/timestep_info/00150/gamma_dot/00003</text:p>
      <text:p text:style-name="Preformatted_20_Text">data/aero/timestep_info/00150/gamma_dot/_read_as</text:p>
      <text:p text:style-name="Preformatted_20_Text">data/aero/timestep_info/00150/gamma_star/00000</text:p>
      <text:p text:style-name="Preformatted_20_Text"><text:soft-page-break/>data/aero/timestep_info/00150/gamma_star/00001</text:p>
      <text:p text:style-name="Preformatted_20_Text">data/aero/timestep_info/00150/gamma_star/00002</text:p>
      <text:p text:style-name="Preformatted_20_Text">data/aero/timestep_info/00150/gamma_star/00003</text:p>
      <text:p text:style-name="Preformatted_20_Text">data/aero/timestep_info/00150/gamma_star/_read_as</text:p>
      <text:p text:style-name="Preformatted_20_Text">data/aero/timestep_info/00150/in_global_AFoR</text:p>
      <text:p text:style-name="Preformatted_20_Text">data/aero/timestep_info/00150/inertial_steady_forces</text:p>
      <text:p text:style-name="Preformatted_20_Text">data/aero/timestep_info/00150/inertial_unsteady_forces</text:p>
      <text:p text:style-name="Preformatted_20_Text">data/aero/timestep_info/00150/n_surf</text:p>
      <text:p text:style-name="Preformatted_20_Text">data/aero/timestep_info/00150/normals/00000</text:p>
      <text:p text:style-name="Preformatted_20_Text">data/aero/timestep_info/00150/normals/00001</text:p>
      <text:p text:style-name="Preformatted_20_Text">data/aero/timestep_info/00150/normals/00002</text:p>
      <text:p text:style-name="Preformatted_20_Text">data/aero/timestep_info/00150/normals/00003</text:p>
      <text:p text:style-name="Preformatted_20_Text">data/aero/timestep_info/00150/normals/_read_as</text:p>
      <text:p text:style-name="Preformatted_20_Text">data/aero/timestep_info/00150/postproc_cell/_read_as</text:p>
      <text:p text:style-name="Preformatted_20_Text">data/aero/timestep_info/00150/postproc_node/_read_as</text:p>
      <text:p text:style-name="Preformatted_20_Text">data/aero/timestep_info/00150/u_ext/00000</text:p>
      <text:p text:style-name="Preformatted_20_Text">data/aero/timestep_info/00150/u_ext/00001</text:p>
      <text:p text:style-name="Preformatted_20_Text">data/aero/timestep_info/00150/u_ext/00002</text:p>
      <text:p text:style-name="Preformatted_20_Text">data/aero/timestep_info/00150/u_ext/00003</text:p>
      <text:p text:style-name="Preformatted_20_Text">data/aero/timestep_info/00150/u_ext/_read_as</text:p>
      <text:p text:style-name="Preformatted_20_Text">data/aero/timestep_info/00150/u_ext_star/00000</text:p>
      <text:p text:style-name="Preformatted_20_Text">data/aero/timestep_info/00150/u_ext_star/00001</text:p>
      <text:p text:style-name="Preformatted_20_Text">data/aero/timestep_info/00150/u_ext_star/00002</text:p>
      <text:p text:style-name="Preformatted_20_Text">data/aero/timestep_info/00150/u_ext_star/00003</text:p>
      <text:p text:style-name="Preformatted_20_Text">data/aero/timestep_info/00150/u_ext_star/_read_as</text:p>
      <text:p text:style-name="Preformatted_20_Text">data/aero/timestep_info/00150/wake_conv_vel/00000</text:p>
      <text:p text:style-name="Preformatted_20_Text">data/aero/timestep_info/00150/wake_conv_vel/00001</text:p>
      <text:p text:style-name="Preformatted_20_Text">data/aero/timestep_info/00150/wake_conv_vel/00002</text:p>
      <text:p text:style-name="Preformatted_20_Text">data/aero/timestep_info/00150/wake_conv_vel/00003</text:p>
      <text:p text:style-name="Preformatted_20_Text">data/aero/timestep_info/00150/wake_conv_vel/_read_as</text:p>
      <text:p text:style-name="Preformatted_20_Text">data/aero/timestep_info/00150/zeta/00000</text:p>
      <text:p text:style-name="Preformatted_20_Text">data/aero/timestep_info/00150/zeta/00001</text:p>
      <text:p text:style-name="Preformatted_20_Text">data/aero/timestep_info/00150/zeta/00002</text:p>
      <text:p text:style-name="Preformatted_20_Text">data/aero/timestep_info/00150/zeta/00003</text:p>
      <text:p text:style-name="Preformatted_20_Text">data/aero/timestep_info/00150/zeta/_read_as</text:p>
      <text:p text:style-name="Preformatted_20_Text">data/aero/timestep_info/00150/zeta_dot/00000</text:p>
      <text:p text:style-name="Preformatted_20_Text">data/aero/timestep_info/00150/zeta_dot/00001</text:p>
      <text:p text:style-name="Preformatted_20_Text">data/aero/timestep_info/00150/zeta_dot/00002</text:p>
      <text:p text:style-name="Preformatted_20_Text">data/aero/timestep_info/00150/zeta_dot/00003</text:p>
      <text:p text:style-name="Preformatted_20_Text">data/aero/timestep_info/00150/zeta_dot/_read_as</text:p>
      <text:p text:style-name="Preformatted_20_Text">data/aero/timestep_info/00150/zeta_star/00000</text:p>
      <text:p text:style-name="Preformatted_20_Text">data/aero/timestep_info/00150/zeta_star/00001</text:p>
      <text:p text:style-name="Preformatted_20_Text">data/aero/timestep_info/00150/zeta_star/00002</text:p>
      <text:p text:style-name="Preformatted_20_Text">data/aero/timestep_info/00150/zeta_star/00003</text:p>
      <text:p text:style-name="Preformatted_20_Text">data/aero/timestep_info/00150/zeta_star/_read_as</text:p>
      <text:p text:style-name="Preformatted_20_Text">data/aero/timestep_info/00151/_read_as</text:p>
      <text:p text:style-name="Preformatted_20_Text">data/aero/timestep_info/00151/body_steady_forces</text:p>
      <text:p text:style-name="Preformatted_20_Text">data/aero/timestep_info/00151/body_unsteady_forces</text:p>
      <text:p text:style-name="Preformatted_20_Text">data/aero/timestep_info/00151/control_surface_deflection</text:p>
      <text:p text:style-name="Preformatted_20_Text">data/aero/timestep_info/00151/ct_dimensions</text:p>
      <text:p text:style-name="Preformatted_20_Text">data/aero/timestep_info/00151/ct_dimensions_star</text:p>
      <text:p text:style-name="Preformatted_20_Text">data/aero/timestep_info/00151/dimensions</text:p>
      <text:p text:style-name="Preformatted_20_Text">data/aero/timestep_info/00151/dimensions_star</text:p>
      <text:p text:style-name="Preformatted_20_Text">data/aero/timestep_info/00151/dist_to_orig/00000</text:p>
      <text:p text:style-name="Preformatted_20_Text">data/aero/timestep_info/00151/dist_to_orig/00001</text:p>
      <text:p text:style-name="Preformatted_20_Text">data/aero/timestep_info/00151/dist_to_orig/00002</text:p>
      <text:p text:style-name="Preformatted_20_Text">data/aero/timestep_info/00151/dist_to_orig/00003</text:p>
      <text:p text:style-name="Preformatted_20_Text">data/aero/timestep_info/00151/dist_to_orig/_read_as</text:p>
      <text:p text:style-name="Preformatted_20_Text">data/aero/timestep_info/00151/dynamic_forces/00000</text:p>
      <text:p text:style-name="Preformatted_20_Text">data/aero/timestep_info/00151/dynamic_forces/00001</text:p>
      <text:p text:style-name="Preformatted_20_Text">data/aero/timestep_info/00151/dynamic_forces/00002</text:p>
      <text:p text:style-name="Preformatted_20_Text">data/aero/timestep_info/00151/dynamic_forces/00003</text:p>
      <text:p text:style-name="Preformatted_20_Text">data/aero/timestep_info/00151/dynamic_forces/_read_as</text:p>
      <text:p text:style-name="Preformatted_20_Text">data/aero/timestep_info/00151/flag_zeta_phantom</text:p>
      <text:p text:style-name="Preformatted_20_Text"><text:soft-page-break/>data/aero/timestep_info/00151/forces/00000</text:p>
      <text:p text:style-name="Preformatted_20_Text">data/aero/timestep_info/00151/forces/00001</text:p>
      <text:p text:style-name="Preformatted_20_Text">data/aero/timestep_info/00151/forces/00002</text:p>
      <text:p text:style-name="Preformatted_20_Text">data/aero/timestep_info/00151/forces/00003</text:p>
      <text:p text:style-name="Preformatted_20_Text">data/aero/timestep_info/00151/forces/_read_as</text:p>
      <text:p text:style-name="Preformatted_20_Text">data/aero/timestep_info/00151/gamma/00000</text:p>
      <text:p text:style-name="Preformatted_20_Text">data/aero/timestep_info/00151/gamma/00001</text:p>
      <text:p text:style-name="Preformatted_20_Text">data/aero/timestep_info/00151/gamma/00002</text:p>
      <text:p text:style-name="Preformatted_20_Text">data/aero/timestep_info/00151/gamma/00003</text:p>
      <text:p text:style-name="Preformatted_20_Text">data/aero/timestep_info/00151/gamma/_read_as</text:p>
      <text:p text:style-name="Preformatted_20_Text">data/aero/timestep_info/00151/gamma_dot/00000</text:p>
      <text:p text:style-name="Preformatted_20_Text">data/aero/timestep_info/00151/gamma_dot/00001</text:p>
      <text:p text:style-name="Preformatted_20_Text">data/aero/timestep_info/00151/gamma_dot/00002</text:p>
      <text:p text:style-name="Preformatted_20_Text">data/aero/timestep_info/00151/gamma_dot/00003</text:p>
      <text:p text:style-name="Preformatted_20_Text">data/aero/timestep_info/00151/gamma_dot/_read_as</text:p>
      <text:p text:style-name="Preformatted_20_Text">data/aero/timestep_info/00151/gamma_star/00000</text:p>
      <text:p text:style-name="Preformatted_20_Text">data/aero/timestep_info/00151/gamma_star/00001</text:p>
      <text:p text:style-name="Preformatted_20_Text">data/aero/timestep_info/00151/gamma_star/00002</text:p>
      <text:p text:style-name="Preformatted_20_Text">data/aero/timestep_info/00151/gamma_star/00003</text:p>
      <text:p text:style-name="Preformatted_20_Text">data/aero/timestep_info/00151/gamma_star/_read_as</text:p>
      <text:p text:style-name="Preformatted_20_Text">data/aero/timestep_info/00151/in_global_AFoR</text:p>
      <text:p text:style-name="Preformatted_20_Text">data/aero/timestep_info/00151/inertial_steady_forces</text:p>
      <text:p text:style-name="Preformatted_20_Text">data/aero/timestep_info/00151/inertial_unsteady_forces</text:p>
      <text:p text:style-name="Preformatted_20_Text">data/aero/timestep_info/00151/n_surf</text:p>
      <text:p text:style-name="Preformatted_20_Text">data/aero/timestep_info/00151/normals/00000</text:p>
      <text:p text:style-name="Preformatted_20_Text">data/aero/timestep_info/00151/normals/00001</text:p>
      <text:p text:style-name="Preformatted_20_Text">data/aero/timestep_info/00151/normals/00002</text:p>
      <text:p text:style-name="Preformatted_20_Text">data/aero/timestep_info/00151/normals/00003</text:p>
      <text:p text:style-name="Preformatted_20_Text">data/aero/timestep_info/00151/normals/_read_as</text:p>
      <text:p text:style-name="Preformatted_20_Text">data/aero/timestep_info/00151/postproc_cell/_read_as</text:p>
      <text:p text:style-name="Preformatted_20_Text">data/aero/timestep_info/00151/postproc_node/_read_as</text:p>
      <text:p text:style-name="Preformatted_20_Text">data/aero/timestep_info/00151/u_ext/00000</text:p>
      <text:p text:style-name="Preformatted_20_Text">data/aero/timestep_info/00151/u_ext/00001</text:p>
      <text:p text:style-name="Preformatted_20_Text">data/aero/timestep_info/00151/u_ext/00002</text:p>
      <text:p text:style-name="Preformatted_20_Text">data/aero/timestep_info/00151/u_ext/00003</text:p>
      <text:p text:style-name="Preformatted_20_Text">data/aero/timestep_info/00151/u_ext/_read_as</text:p>
      <text:p text:style-name="Preformatted_20_Text">data/aero/timestep_info/00151/u_ext_star/00000</text:p>
      <text:p text:style-name="Preformatted_20_Text">data/aero/timestep_info/00151/u_ext_star/00001</text:p>
      <text:p text:style-name="Preformatted_20_Text">data/aero/timestep_info/00151/u_ext_star/00002</text:p>
      <text:p text:style-name="Preformatted_20_Text">data/aero/timestep_info/00151/u_ext_star/00003</text:p>
      <text:p text:style-name="Preformatted_20_Text">data/aero/timestep_info/00151/u_ext_star/_read_as</text:p>
      <text:p text:style-name="Preformatted_20_Text">data/aero/timestep_info/00151/wake_conv_vel/00000</text:p>
      <text:p text:style-name="Preformatted_20_Text">data/aero/timestep_info/00151/wake_conv_vel/00001</text:p>
      <text:p text:style-name="Preformatted_20_Text">data/aero/timestep_info/00151/wake_conv_vel/00002</text:p>
      <text:p text:style-name="Preformatted_20_Text">data/aero/timestep_info/00151/wake_conv_vel/00003</text:p>
      <text:p text:style-name="Preformatted_20_Text">data/aero/timestep_info/00151/wake_conv_vel/_read_as</text:p>
      <text:p text:style-name="Preformatted_20_Text">data/aero/timestep_info/00151/zeta/00000</text:p>
      <text:p text:style-name="Preformatted_20_Text">data/aero/timestep_info/00151/zeta/00001</text:p>
      <text:p text:style-name="Preformatted_20_Text">data/aero/timestep_info/00151/zeta/00002</text:p>
      <text:p text:style-name="Preformatted_20_Text">data/aero/timestep_info/00151/zeta/00003</text:p>
      <text:p text:style-name="Preformatted_20_Text">data/aero/timestep_info/00151/zeta/_read_as</text:p>
      <text:p text:style-name="Preformatted_20_Text">data/aero/timestep_info/00151/zeta_dot/00000</text:p>
      <text:p text:style-name="Preformatted_20_Text">data/aero/timestep_info/00151/zeta_dot/00001</text:p>
      <text:p text:style-name="Preformatted_20_Text">data/aero/timestep_info/00151/zeta_dot/00002</text:p>
      <text:p text:style-name="Preformatted_20_Text">data/aero/timestep_info/00151/zeta_dot/00003</text:p>
      <text:p text:style-name="Preformatted_20_Text">data/aero/timestep_info/00151/zeta_dot/_read_as</text:p>
      <text:p text:style-name="Preformatted_20_Text">data/aero/timestep_info/00151/zeta_star/00000</text:p>
      <text:p text:style-name="Preformatted_20_Text">data/aero/timestep_info/00151/zeta_star/00001</text:p>
      <text:p text:style-name="Preformatted_20_Text">data/aero/timestep_info/00151/zeta_star/00002</text:p>
      <text:p text:style-name="Preformatted_20_Text">data/aero/timestep_info/00151/zeta_star/00003</text:p>
      <text:p text:style-name="Preformatted_20_Text">data/aero/timestep_info/00151/zeta_star/_read_as</text:p>
      <text:p text:style-name="Preformatted_20_Text">data/aero/timestep_info/00152/_read_as</text:p>
      <text:p text:style-name="Preformatted_20_Text">data/aero/timestep_info/00152/body_steady_forces</text:p>
      <text:p text:style-name="Preformatted_20_Text">data/aero/timestep_info/00152/body_unsteady_forces</text:p>
      <text:p text:style-name="Preformatted_20_Text"><text:soft-page-break/>data/aero/timestep_info/00152/control_surface_deflection</text:p>
      <text:p text:style-name="Preformatted_20_Text">data/aero/timestep_info/00152/ct_dimensions</text:p>
      <text:p text:style-name="Preformatted_20_Text">data/aero/timestep_info/00152/ct_dimensions_star</text:p>
      <text:p text:style-name="Preformatted_20_Text">data/aero/timestep_info/00152/dimensions</text:p>
      <text:p text:style-name="Preformatted_20_Text">data/aero/timestep_info/00152/dimensions_star</text:p>
      <text:p text:style-name="Preformatted_20_Text">data/aero/timestep_info/00152/dist_to_orig/00000</text:p>
      <text:p text:style-name="Preformatted_20_Text">data/aero/timestep_info/00152/dist_to_orig/00001</text:p>
      <text:p text:style-name="Preformatted_20_Text">data/aero/timestep_info/00152/dist_to_orig/00002</text:p>
      <text:p text:style-name="Preformatted_20_Text">data/aero/timestep_info/00152/dist_to_orig/00003</text:p>
      <text:p text:style-name="Preformatted_20_Text">data/aero/timestep_info/00152/dist_to_orig/_read_as</text:p>
      <text:p text:style-name="Preformatted_20_Text">data/aero/timestep_info/00152/dynamic_forces/00000</text:p>
      <text:p text:style-name="Preformatted_20_Text">data/aero/timestep_info/00152/dynamic_forces/00001</text:p>
      <text:p text:style-name="Preformatted_20_Text">data/aero/timestep_info/00152/dynamic_forces/00002</text:p>
      <text:p text:style-name="Preformatted_20_Text">data/aero/timestep_info/00152/dynamic_forces/00003</text:p>
      <text:p text:style-name="Preformatted_20_Text">data/aero/timestep_info/00152/dynamic_forces/_read_as</text:p>
      <text:p text:style-name="Preformatted_20_Text">data/aero/timestep_info/00152/flag_zeta_phantom</text:p>
      <text:p text:style-name="Preformatted_20_Text">data/aero/timestep_info/00152/forces/00000</text:p>
      <text:p text:style-name="Preformatted_20_Text">data/aero/timestep_info/00152/forces/00001</text:p>
      <text:p text:style-name="Preformatted_20_Text">data/aero/timestep_info/00152/forces/00002</text:p>
      <text:p text:style-name="Preformatted_20_Text">data/aero/timestep_info/00152/forces/00003</text:p>
      <text:p text:style-name="Preformatted_20_Text">data/aero/timestep_info/00152/forces/_read_as</text:p>
      <text:p text:style-name="Preformatted_20_Text">data/aero/timestep_info/00152/gamma/00000</text:p>
      <text:p text:style-name="Preformatted_20_Text">data/aero/timestep_info/00152/gamma/00001</text:p>
      <text:p text:style-name="Preformatted_20_Text">data/aero/timestep_info/00152/gamma/00002</text:p>
      <text:p text:style-name="Preformatted_20_Text">data/aero/timestep_info/00152/gamma/00003</text:p>
      <text:p text:style-name="Preformatted_20_Text">data/aero/timestep_info/00152/gamma/_read_as</text:p>
      <text:p text:style-name="Preformatted_20_Text">data/aero/timestep_info/00152/gamma_dot/00000</text:p>
      <text:p text:style-name="Preformatted_20_Text">data/aero/timestep_info/00152/gamma_dot/00001</text:p>
      <text:p text:style-name="Preformatted_20_Text">data/aero/timestep_info/00152/gamma_dot/00002</text:p>
      <text:p text:style-name="Preformatted_20_Text">data/aero/timestep_info/00152/gamma_dot/00003</text:p>
      <text:p text:style-name="Preformatted_20_Text">data/aero/timestep_info/00152/gamma_dot/_read_as</text:p>
      <text:p text:style-name="Preformatted_20_Text">data/aero/timestep_info/00152/gamma_star/00000</text:p>
      <text:p text:style-name="Preformatted_20_Text">data/aero/timestep_info/00152/gamma_star/00001</text:p>
      <text:p text:style-name="Preformatted_20_Text">data/aero/timestep_info/00152/gamma_star/00002</text:p>
      <text:p text:style-name="Preformatted_20_Text">data/aero/timestep_info/00152/gamma_star/00003</text:p>
      <text:p text:style-name="Preformatted_20_Text">data/aero/timestep_info/00152/gamma_star/_read_as</text:p>
      <text:p text:style-name="Preformatted_20_Text">data/aero/timestep_info/00152/in_global_AFoR</text:p>
      <text:p text:style-name="Preformatted_20_Text">data/aero/timestep_info/00152/inertial_steady_forces</text:p>
      <text:p text:style-name="Preformatted_20_Text">data/aero/timestep_info/00152/inertial_unsteady_forces</text:p>
      <text:p text:style-name="Preformatted_20_Text">data/aero/timestep_info/00152/n_surf</text:p>
      <text:p text:style-name="Preformatted_20_Text">data/aero/timestep_info/00152/normals/00000</text:p>
      <text:p text:style-name="Preformatted_20_Text">data/aero/timestep_info/00152/normals/00001</text:p>
      <text:p text:style-name="Preformatted_20_Text">data/aero/timestep_info/00152/normals/00002</text:p>
      <text:p text:style-name="Preformatted_20_Text">data/aero/timestep_info/00152/normals/00003</text:p>
      <text:p text:style-name="Preformatted_20_Text">data/aero/timestep_info/00152/normals/_read_as</text:p>
      <text:p text:style-name="Preformatted_20_Text">data/aero/timestep_info/00152/postproc_cell/_read_as</text:p>
      <text:p text:style-name="Preformatted_20_Text">data/aero/timestep_info/00152/postproc_node/_read_as</text:p>
      <text:p text:style-name="Preformatted_20_Text">data/aero/timestep_info/00152/u_ext/00000</text:p>
      <text:p text:style-name="Preformatted_20_Text">data/aero/timestep_info/00152/u_ext/00001</text:p>
      <text:p text:style-name="Preformatted_20_Text">data/aero/timestep_info/00152/u_ext/00002</text:p>
      <text:p text:style-name="Preformatted_20_Text">data/aero/timestep_info/00152/u_ext/00003</text:p>
      <text:p text:style-name="Preformatted_20_Text">data/aero/timestep_info/00152/u_ext/_read_as</text:p>
      <text:p text:style-name="Preformatted_20_Text">data/aero/timestep_info/00152/u_ext_star/00000</text:p>
      <text:p text:style-name="Preformatted_20_Text">data/aero/timestep_info/00152/u_ext_star/00001</text:p>
      <text:p text:style-name="Preformatted_20_Text">data/aero/timestep_info/00152/u_ext_star/00002</text:p>
      <text:p text:style-name="Preformatted_20_Text">data/aero/timestep_info/00152/u_ext_star/00003</text:p>
      <text:p text:style-name="Preformatted_20_Text">data/aero/timestep_info/00152/u_ext_star/_read_as</text:p>
      <text:p text:style-name="Preformatted_20_Text">data/aero/timestep_info/00152/wake_conv_vel/00000</text:p>
      <text:p text:style-name="Preformatted_20_Text">data/aero/timestep_info/00152/wake_conv_vel/00001</text:p>
      <text:p text:style-name="Preformatted_20_Text">data/aero/timestep_info/00152/wake_conv_vel/00002</text:p>
      <text:p text:style-name="Preformatted_20_Text">data/aero/timestep_info/00152/wake_conv_vel/00003</text:p>
      <text:p text:style-name="Preformatted_20_Text">data/aero/timestep_info/00152/wake_conv_vel/_read_as</text:p>
      <text:p text:style-name="Preformatted_20_Text">data/aero/timestep_info/00152/zeta/00000</text:p>
      <text:p text:style-name="Preformatted_20_Text">data/aero/timestep_info/00152/zeta/00001</text:p>
      <text:p text:style-name="Preformatted_20_Text"><text:soft-page-break/>data/aero/timestep_info/00152/zeta/00002</text:p>
      <text:p text:style-name="Preformatted_20_Text">data/aero/timestep_info/00152/zeta/00003</text:p>
      <text:p text:style-name="Preformatted_20_Text">data/aero/timestep_info/00152/zeta/_read_as</text:p>
      <text:p text:style-name="Preformatted_20_Text">data/aero/timestep_info/00152/zeta_dot/00000</text:p>
      <text:p text:style-name="Preformatted_20_Text">data/aero/timestep_info/00152/zeta_dot/00001</text:p>
      <text:p text:style-name="Preformatted_20_Text">data/aero/timestep_info/00152/zeta_dot/00002</text:p>
      <text:p text:style-name="Preformatted_20_Text">data/aero/timestep_info/00152/zeta_dot/00003</text:p>
      <text:p text:style-name="Preformatted_20_Text">data/aero/timestep_info/00152/zeta_dot/_read_as</text:p>
      <text:p text:style-name="Preformatted_20_Text">data/aero/timestep_info/00152/zeta_star/00000</text:p>
      <text:p text:style-name="Preformatted_20_Text">data/aero/timestep_info/00152/zeta_star/00001</text:p>
      <text:p text:style-name="Preformatted_20_Text">data/aero/timestep_info/00152/zeta_star/00002</text:p>
      <text:p text:style-name="Preformatted_20_Text">data/aero/timestep_info/00152/zeta_star/00003</text:p>
      <text:p text:style-name="Preformatted_20_Text">data/aero/timestep_info/00152/zeta_star/_read_as</text:p>
      <text:p text:style-name="Preformatted_20_Text">data/aero/timestep_info/00153/_read_as</text:p>
      <text:p text:style-name="Preformatted_20_Text">data/aero/timestep_info/00153/body_steady_forces</text:p>
      <text:p text:style-name="Preformatted_20_Text">data/aero/timestep_info/00153/body_unsteady_forces</text:p>
      <text:p text:style-name="Preformatted_20_Text">data/aero/timestep_info/00153/control_surface_deflection</text:p>
      <text:p text:style-name="Preformatted_20_Text">data/aero/timestep_info/00153/ct_dimensions</text:p>
      <text:p text:style-name="Preformatted_20_Text">data/aero/timestep_info/00153/ct_dimensions_star</text:p>
      <text:p text:style-name="Preformatted_20_Text">data/aero/timestep_info/00153/dimensions</text:p>
      <text:p text:style-name="Preformatted_20_Text">data/aero/timestep_info/00153/dimensions_star</text:p>
      <text:p text:style-name="Preformatted_20_Text">data/aero/timestep_info/00153/dist_to_orig/00000</text:p>
      <text:p text:style-name="Preformatted_20_Text">data/aero/timestep_info/00153/dist_to_orig/00001</text:p>
      <text:p text:style-name="Preformatted_20_Text">data/aero/timestep_info/00153/dist_to_orig/00002</text:p>
      <text:p text:style-name="Preformatted_20_Text">data/aero/timestep_info/00153/dist_to_orig/00003</text:p>
      <text:p text:style-name="Preformatted_20_Text">data/aero/timestep_info/00153/dist_to_orig/_read_as</text:p>
      <text:p text:style-name="Preformatted_20_Text">data/aero/timestep_info/00153/dynamic_forces/00000</text:p>
      <text:p text:style-name="Preformatted_20_Text">data/aero/timestep_info/00153/dynamic_forces/00001</text:p>
      <text:p text:style-name="Preformatted_20_Text">data/aero/timestep_info/00153/dynamic_forces/00002</text:p>
      <text:p text:style-name="Preformatted_20_Text">data/aero/timestep_info/00153/dynamic_forces/00003</text:p>
      <text:p text:style-name="Preformatted_20_Text">data/aero/timestep_info/00153/dynamic_forces/_read_as</text:p>
      <text:p text:style-name="Preformatted_20_Text">data/aero/timestep_info/00153/flag_zeta_phantom</text:p>
      <text:p text:style-name="Preformatted_20_Text">data/aero/timestep_info/00153/forces/00000</text:p>
      <text:p text:style-name="Preformatted_20_Text">data/aero/timestep_info/00153/forces/00001</text:p>
      <text:p text:style-name="Preformatted_20_Text">data/aero/timestep_info/00153/forces/00002</text:p>
      <text:p text:style-name="Preformatted_20_Text">data/aero/timestep_info/00153/forces/00003</text:p>
      <text:p text:style-name="Preformatted_20_Text">data/aero/timestep_info/00153/forces/_read_as</text:p>
      <text:p text:style-name="Preformatted_20_Text">data/aero/timestep_info/00153/gamma/00000</text:p>
      <text:p text:style-name="Preformatted_20_Text">data/aero/timestep_info/00153/gamma/00001</text:p>
      <text:p text:style-name="Preformatted_20_Text">data/aero/timestep_info/00153/gamma/00002</text:p>
      <text:p text:style-name="Preformatted_20_Text">data/aero/timestep_info/00153/gamma/00003</text:p>
      <text:p text:style-name="Preformatted_20_Text">data/aero/timestep_info/00153/gamma/_read_as</text:p>
      <text:p text:style-name="Preformatted_20_Text">data/aero/timestep_info/00153/gamma_dot/00000</text:p>
      <text:p text:style-name="Preformatted_20_Text">data/aero/timestep_info/00153/gamma_dot/00001</text:p>
      <text:p text:style-name="Preformatted_20_Text">data/aero/timestep_info/00153/gamma_dot/00002</text:p>
      <text:p text:style-name="Preformatted_20_Text">data/aero/timestep_info/00153/gamma_dot/00003</text:p>
      <text:p text:style-name="Preformatted_20_Text">data/aero/timestep_info/00153/gamma_dot/_read_as</text:p>
      <text:p text:style-name="Preformatted_20_Text">data/aero/timestep_info/00153/gamma_star/00000</text:p>
      <text:p text:style-name="Preformatted_20_Text">data/aero/timestep_info/00153/gamma_star/00001</text:p>
      <text:p text:style-name="Preformatted_20_Text">data/aero/timestep_info/00153/gamma_star/00002</text:p>
      <text:p text:style-name="Preformatted_20_Text">data/aero/timestep_info/00153/gamma_star/00003</text:p>
      <text:p text:style-name="Preformatted_20_Text">data/aero/timestep_info/00153/gamma_star/_read_as</text:p>
      <text:p text:style-name="Preformatted_20_Text">data/aero/timestep_info/00153/in_global_AFoR</text:p>
      <text:p text:style-name="Preformatted_20_Text">data/aero/timestep_info/00153/inertial_steady_forces</text:p>
      <text:p text:style-name="Preformatted_20_Text">data/aero/timestep_info/00153/inertial_unsteady_forces</text:p>
      <text:p text:style-name="Preformatted_20_Text">data/aero/timestep_info/00153/n_surf</text:p>
      <text:p text:style-name="Preformatted_20_Text">data/aero/timestep_info/00153/normals/00000</text:p>
      <text:p text:style-name="Preformatted_20_Text">data/aero/timestep_info/00153/normals/00001</text:p>
      <text:p text:style-name="Preformatted_20_Text">data/aero/timestep_info/00153/normals/00002</text:p>
      <text:p text:style-name="Preformatted_20_Text">data/aero/timestep_info/00153/normals/00003</text:p>
      <text:p text:style-name="Preformatted_20_Text">data/aero/timestep_info/00153/normals/_read_as</text:p>
      <text:p text:style-name="Preformatted_20_Text">data/aero/timestep_info/00153/postproc_cell/_read_as</text:p>
      <text:p text:style-name="Preformatted_20_Text">data/aero/timestep_info/00153/postproc_node/_read_as</text:p>
      <text:p text:style-name="Preformatted_20_Text">data/aero/timestep_info/00153/u_ext/00000</text:p>
      <text:p text:style-name="Preformatted_20_Text"><text:soft-page-break/>data/aero/timestep_info/00153/u_ext/00001</text:p>
      <text:p text:style-name="Preformatted_20_Text">data/aero/timestep_info/00153/u_ext/00002</text:p>
      <text:p text:style-name="Preformatted_20_Text">data/aero/timestep_info/00153/u_ext/00003</text:p>
      <text:p text:style-name="Preformatted_20_Text">data/aero/timestep_info/00153/u_ext/_read_as</text:p>
      <text:p text:style-name="Preformatted_20_Text">data/aero/timestep_info/00153/u_ext_star/00000</text:p>
      <text:p text:style-name="Preformatted_20_Text">data/aero/timestep_info/00153/u_ext_star/00001</text:p>
      <text:p text:style-name="Preformatted_20_Text">data/aero/timestep_info/00153/u_ext_star/00002</text:p>
      <text:p text:style-name="Preformatted_20_Text">data/aero/timestep_info/00153/u_ext_star/00003</text:p>
      <text:p text:style-name="Preformatted_20_Text">data/aero/timestep_info/00153/u_ext_star/_read_as</text:p>
      <text:p text:style-name="Preformatted_20_Text">data/aero/timestep_info/00153/wake_conv_vel/00000</text:p>
      <text:p text:style-name="Preformatted_20_Text">data/aero/timestep_info/00153/wake_conv_vel/00001</text:p>
      <text:p text:style-name="Preformatted_20_Text">data/aero/timestep_info/00153/wake_conv_vel/00002</text:p>
      <text:p text:style-name="Preformatted_20_Text">data/aero/timestep_info/00153/wake_conv_vel/00003</text:p>
      <text:p text:style-name="Preformatted_20_Text">data/aero/timestep_info/00153/wake_conv_vel/_read_as</text:p>
      <text:p text:style-name="Preformatted_20_Text">data/aero/timestep_info/00153/zeta/00000</text:p>
      <text:p text:style-name="Preformatted_20_Text">data/aero/timestep_info/00153/zeta/00001</text:p>
      <text:p text:style-name="Preformatted_20_Text">data/aero/timestep_info/00153/zeta/00002</text:p>
      <text:p text:style-name="Preformatted_20_Text">data/aero/timestep_info/00153/zeta/00003</text:p>
      <text:p text:style-name="Preformatted_20_Text">data/aero/timestep_info/00153/zeta/_read_as</text:p>
      <text:p text:style-name="Preformatted_20_Text">data/aero/timestep_info/00153/zeta_dot/00000</text:p>
      <text:p text:style-name="Preformatted_20_Text">data/aero/timestep_info/00153/zeta_dot/00001</text:p>
      <text:p text:style-name="Preformatted_20_Text">data/aero/timestep_info/00153/zeta_dot/00002</text:p>
      <text:p text:style-name="Preformatted_20_Text">data/aero/timestep_info/00153/zeta_dot/00003</text:p>
      <text:p text:style-name="Preformatted_20_Text">data/aero/timestep_info/00153/zeta_dot/_read_as</text:p>
      <text:p text:style-name="Preformatted_20_Text">data/aero/timestep_info/00153/zeta_star/00000</text:p>
      <text:p text:style-name="Preformatted_20_Text">data/aero/timestep_info/00153/zeta_star/00001</text:p>
      <text:p text:style-name="Preformatted_20_Text">data/aero/timestep_info/00153/zeta_star/00002</text:p>
      <text:p text:style-name="Preformatted_20_Text">data/aero/timestep_info/00153/zeta_star/00003</text:p>
      <text:p text:style-name="Preformatted_20_Text">data/aero/timestep_info/00153/zeta_star/_read_as</text:p>
      <text:p text:style-name="Preformatted_20_Text">data/aero/timestep_info/00154/_read_as</text:p>
      <text:p text:style-name="Preformatted_20_Text">data/aero/timestep_info/00154/body_steady_forces</text:p>
      <text:p text:style-name="Preformatted_20_Text">data/aero/timestep_info/00154/body_unsteady_forces</text:p>
      <text:p text:style-name="Preformatted_20_Text">data/aero/timestep_info/00154/control_surface_deflection</text:p>
      <text:p text:style-name="Preformatted_20_Text">data/aero/timestep_info/00154/ct_dimensions</text:p>
      <text:p text:style-name="Preformatted_20_Text">data/aero/timestep_info/00154/ct_dimensions_star</text:p>
      <text:p text:style-name="Preformatted_20_Text">data/aero/timestep_info/00154/dimensions</text:p>
      <text:p text:style-name="Preformatted_20_Text">data/aero/timestep_info/00154/dimensions_star</text:p>
      <text:p text:style-name="Preformatted_20_Text">data/aero/timestep_info/00154/dist_to_orig/00000</text:p>
      <text:p text:style-name="Preformatted_20_Text">data/aero/timestep_info/00154/dist_to_orig/00001</text:p>
      <text:p text:style-name="Preformatted_20_Text">data/aero/timestep_info/00154/dist_to_orig/00002</text:p>
      <text:p text:style-name="Preformatted_20_Text">data/aero/timestep_info/00154/dist_to_orig/00003</text:p>
      <text:p text:style-name="Preformatted_20_Text">data/aero/timestep_info/00154/dist_to_orig/_read_as</text:p>
      <text:p text:style-name="Preformatted_20_Text">data/aero/timestep_info/00154/dynamic_forces/00000</text:p>
      <text:p text:style-name="Preformatted_20_Text">data/aero/timestep_info/00154/dynamic_forces/00001</text:p>
      <text:p text:style-name="Preformatted_20_Text">data/aero/timestep_info/00154/dynamic_forces/00002</text:p>
      <text:p text:style-name="Preformatted_20_Text">data/aero/timestep_info/00154/dynamic_forces/00003</text:p>
      <text:p text:style-name="Preformatted_20_Text">data/aero/timestep_info/00154/dynamic_forces/_read_as</text:p>
      <text:p text:style-name="Preformatted_20_Text">data/aero/timestep_info/00154/flag_zeta_phantom</text:p>
      <text:p text:style-name="Preformatted_20_Text">data/aero/timestep_info/00154/forces/00000</text:p>
      <text:p text:style-name="Preformatted_20_Text">data/aero/timestep_info/00154/forces/00001</text:p>
      <text:p text:style-name="Preformatted_20_Text">data/aero/timestep_info/00154/forces/00002</text:p>
      <text:p text:style-name="Preformatted_20_Text">data/aero/timestep_info/00154/forces/00003</text:p>
      <text:p text:style-name="Preformatted_20_Text">data/aero/timestep_info/00154/forces/_read_as</text:p>
      <text:p text:style-name="Preformatted_20_Text">data/aero/timestep_info/00154/gamma/00000</text:p>
      <text:p text:style-name="Preformatted_20_Text">data/aero/timestep_info/00154/gamma/00001</text:p>
      <text:p text:style-name="Preformatted_20_Text">data/aero/timestep_info/00154/gamma/00002</text:p>
      <text:p text:style-name="Preformatted_20_Text">data/aero/timestep_info/00154/gamma/00003</text:p>
      <text:p text:style-name="Preformatted_20_Text">data/aero/timestep_info/00154/gamma/_read_as</text:p>
      <text:p text:style-name="Preformatted_20_Text">data/aero/timestep_info/00154/gamma_dot/00000</text:p>
      <text:p text:style-name="Preformatted_20_Text">data/aero/timestep_info/00154/gamma_dot/00001</text:p>
      <text:p text:style-name="Preformatted_20_Text">data/aero/timestep_info/00154/gamma_dot/00002</text:p>
      <text:p text:style-name="Preformatted_20_Text">data/aero/timestep_info/00154/gamma_dot/00003</text:p>
      <text:p text:style-name="Preformatted_20_Text">data/aero/timestep_info/00154/gamma_dot/_read_as</text:p>
      <text:p text:style-name="Preformatted_20_Text">data/aero/timestep_info/00154/gamma_star/00000</text:p>
      <text:p text:style-name="Preformatted_20_Text"><text:soft-page-break/>data/aero/timestep_info/00154/gamma_star/00001</text:p>
      <text:p text:style-name="Preformatted_20_Text">data/aero/timestep_info/00154/gamma_star/00002</text:p>
      <text:p text:style-name="Preformatted_20_Text">data/aero/timestep_info/00154/gamma_star/00003</text:p>
      <text:p text:style-name="Preformatted_20_Text">data/aero/timestep_info/00154/gamma_star/_read_as</text:p>
      <text:p text:style-name="Preformatted_20_Text">data/aero/timestep_info/00154/in_global_AFoR</text:p>
      <text:p text:style-name="Preformatted_20_Text">data/aero/timestep_info/00154/inertial_steady_forces</text:p>
      <text:p text:style-name="Preformatted_20_Text">data/aero/timestep_info/00154/inertial_unsteady_forces</text:p>
      <text:p text:style-name="Preformatted_20_Text">data/aero/timestep_info/00154/n_surf</text:p>
      <text:p text:style-name="Preformatted_20_Text">data/aero/timestep_info/00154/normals/00000</text:p>
      <text:p text:style-name="Preformatted_20_Text">data/aero/timestep_info/00154/normals/00001</text:p>
      <text:p text:style-name="Preformatted_20_Text">data/aero/timestep_info/00154/normals/00002</text:p>
      <text:p text:style-name="Preformatted_20_Text">data/aero/timestep_info/00154/normals/00003</text:p>
      <text:p text:style-name="Preformatted_20_Text">data/aero/timestep_info/00154/normals/_read_as</text:p>
      <text:p text:style-name="Preformatted_20_Text">data/aero/timestep_info/00154/postproc_cell/_read_as</text:p>
      <text:p text:style-name="Preformatted_20_Text">data/aero/timestep_info/00154/postproc_node/_read_as</text:p>
      <text:p text:style-name="Preformatted_20_Text">data/aero/timestep_info/00154/u_ext/00000</text:p>
      <text:p text:style-name="Preformatted_20_Text">data/aero/timestep_info/00154/u_ext/00001</text:p>
      <text:p text:style-name="Preformatted_20_Text">data/aero/timestep_info/00154/u_ext/00002</text:p>
      <text:p text:style-name="Preformatted_20_Text">data/aero/timestep_info/00154/u_ext/00003</text:p>
      <text:p text:style-name="Preformatted_20_Text">data/aero/timestep_info/00154/u_ext/_read_as</text:p>
      <text:p text:style-name="Preformatted_20_Text">data/aero/timestep_info/00154/u_ext_star/00000</text:p>
      <text:p text:style-name="Preformatted_20_Text">data/aero/timestep_info/00154/u_ext_star/00001</text:p>
      <text:p text:style-name="Preformatted_20_Text">data/aero/timestep_info/00154/u_ext_star/00002</text:p>
      <text:p text:style-name="Preformatted_20_Text">data/aero/timestep_info/00154/u_ext_star/00003</text:p>
      <text:p text:style-name="Preformatted_20_Text">data/aero/timestep_info/00154/u_ext_star/_read_as</text:p>
      <text:p text:style-name="Preformatted_20_Text">data/aero/timestep_info/00154/wake_conv_vel/00000</text:p>
      <text:p text:style-name="Preformatted_20_Text">data/aero/timestep_info/00154/wake_conv_vel/00001</text:p>
      <text:p text:style-name="Preformatted_20_Text">data/aero/timestep_info/00154/wake_conv_vel/00002</text:p>
      <text:p text:style-name="Preformatted_20_Text">data/aero/timestep_info/00154/wake_conv_vel/00003</text:p>
      <text:p text:style-name="Preformatted_20_Text">data/aero/timestep_info/00154/wake_conv_vel/_read_as</text:p>
      <text:p text:style-name="Preformatted_20_Text">data/aero/timestep_info/00154/zeta/00000</text:p>
      <text:p text:style-name="Preformatted_20_Text">data/aero/timestep_info/00154/zeta/00001</text:p>
      <text:p text:style-name="Preformatted_20_Text">data/aero/timestep_info/00154/zeta/00002</text:p>
      <text:p text:style-name="Preformatted_20_Text">data/aero/timestep_info/00154/zeta/00003</text:p>
      <text:p text:style-name="Preformatted_20_Text">data/aero/timestep_info/00154/zeta/_read_as</text:p>
      <text:p text:style-name="Preformatted_20_Text">data/aero/timestep_info/00154/zeta_dot/00000</text:p>
      <text:p text:style-name="Preformatted_20_Text">data/aero/timestep_info/00154/zeta_dot/00001</text:p>
      <text:p text:style-name="Preformatted_20_Text">data/aero/timestep_info/00154/zeta_dot/00002</text:p>
      <text:p text:style-name="Preformatted_20_Text">data/aero/timestep_info/00154/zeta_dot/00003</text:p>
      <text:p text:style-name="Preformatted_20_Text">data/aero/timestep_info/00154/zeta_dot/_read_as</text:p>
      <text:p text:style-name="Preformatted_20_Text">data/aero/timestep_info/00154/zeta_star/00000</text:p>
      <text:p text:style-name="Preformatted_20_Text">data/aero/timestep_info/00154/zeta_star/00001</text:p>
      <text:p text:style-name="Preformatted_20_Text">data/aero/timestep_info/00154/zeta_star/00002</text:p>
      <text:p text:style-name="Preformatted_20_Text">data/aero/timestep_info/00154/zeta_star/00003</text:p>
      <text:p text:style-name="Preformatted_20_Text">data/aero/timestep_info/00154/zeta_star/_read_as</text:p>
      <text:p text:style-name="Preformatted_20_Text">data/aero/timestep_info/00155/_read_as</text:p>
      <text:p text:style-name="Preformatted_20_Text">data/aero/timestep_info/00155/body_steady_forces</text:p>
      <text:p text:style-name="Preformatted_20_Text">data/aero/timestep_info/00155/body_unsteady_forces</text:p>
      <text:p text:style-name="Preformatted_20_Text">data/aero/timestep_info/00155/control_surface_deflection</text:p>
      <text:p text:style-name="Preformatted_20_Text">data/aero/timestep_info/00155/ct_dimensions</text:p>
      <text:p text:style-name="Preformatted_20_Text">data/aero/timestep_info/00155/ct_dimensions_star</text:p>
      <text:p text:style-name="Preformatted_20_Text">data/aero/timestep_info/00155/dimensions</text:p>
      <text:p text:style-name="Preformatted_20_Text">data/aero/timestep_info/00155/dimensions_star</text:p>
      <text:p text:style-name="Preformatted_20_Text">data/aero/timestep_info/00155/dist_to_orig/00000</text:p>
      <text:p text:style-name="Preformatted_20_Text">data/aero/timestep_info/00155/dist_to_orig/00001</text:p>
      <text:p text:style-name="Preformatted_20_Text">data/aero/timestep_info/00155/dist_to_orig/00002</text:p>
      <text:p text:style-name="Preformatted_20_Text">data/aero/timestep_info/00155/dist_to_orig/00003</text:p>
      <text:p text:style-name="Preformatted_20_Text">data/aero/timestep_info/00155/dist_to_orig/_read_as</text:p>
      <text:p text:style-name="Preformatted_20_Text">data/aero/timestep_info/00155/dynamic_forces/00000</text:p>
      <text:p text:style-name="Preformatted_20_Text">data/aero/timestep_info/00155/dynamic_forces/00001</text:p>
      <text:p text:style-name="Preformatted_20_Text">data/aero/timestep_info/00155/dynamic_forces/00002</text:p>
      <text:p text:style-name="Preformatted_20_Text">data/aero/timestep_info/00155/dynamic_forces/00003</text:p>
      <text:p text:style-name="Preformatted_20_Text">data/aero/timestep_info/00155/dynamic_forces/_read_as</text:p>
      <text:p text:style-name="Preformatted_20_Text">data/aero/timestep_info/00155/flag_zeta_phantom</text:p>
      <text:p text:style-name="Preformatted_20_Text"><text:soft-page-break/>data/aero/timestep_info/00155/forces/00000</text:p>
      <text:p text:style-name="Preformatted_20_Text">data/aero/timestep_info/00155/forces/00001</text:p>
      <text:p text:style-name="Preformatted_20_Text">data/aero/timestep_info/00155/forces/00002</text:p>
      <text:p text:style-name="Preformatted_20_Text">data/aero/timestep_info/00155/forces/00003</text:p>
      <text:p text:style-name="Preformatted_20_Text">data/aero/timestep_info/00155/forces/_read_as</text:p>
      <text:p text:style-name="Preformatted_20_Text">data/aero/timestep_info/00155/gamma/00000</text:p>
      <text:p text:style-name="Preformatted_20_Text">data/aero/timestep_info/00155/gamma/00001</text:p>
      <text:p text:style-name="Preformatted_20_Text">data/aero/timestep_info/00155/gamma/00002</text:p>
      <text:p text:style-name="Preformatted_20_Text">data/aero/timestep_info/00155/gamma/00003</text:p>
      <text:p text:style-name="Preformatted_20_Text">data/aero/timestep_info/00155/gamma/_read_as</text:p>
      <text:p text:style-name="Preformatted_20_Text">data/aero/timestep_info/00155/gamma_dot/00000</text:p>
      <text:p text:style-name="Preformatted_20_Text">data/aero/timestep_info/00155/gamma_dot/00001</text:p>
      <text:p text:style-name="Preformatted_20_Text">data/aero/timestep_info/00155/gamma_dot/00002</text:p>
      <text:p text:style-name="Preformatted_20_Text">data/aero/timestep_info/00155/gamma_dot/00003</text:p>
      <text:p text:style-name="Preformatted_20_Text">data/aero/timestep_info/00155/gamma_dot/_read_as</text:p>
      <text:p text:style-name="Preformatted_20_Text">data/aero/timestep_info/00155/gamma_star/00000</text:p>
      <text:p text:style-name="Preformatted_20_Text">data/aero/timestep_info/00155/gamma_star/00001</text:p>
      <text:p text:style-name="Preformatted_20_Text">data/aero/timestep_info/00155/gamma_star/00002</text:p>
      <text:p text:style-name="Preformatted_20_Text">data/aero/timestep_info/00155/gamma_star/00003</text:p>
      <text:p text:style-name="Preformatted_20_Text">data/aero/timestep_info/00155/gamma_star/_read_as</text:p>
      <text:p text:style-name="Preformatted_20_Text">data/aero/timestep_info/00155/in_global_AFoR</text:p>
      <text:p text:style-name="Preformatted_20_Text">data/aero/timestep_info/00155/inertial_steady_forces</text:p>
      <text:p text:style-name="Preformatted_20_Text">data/aero/timestep_info/00155/inertial_unsteady_forces</text:p>
      <text:p text:style-name="Preformatted_20_Text">data/aero/timestep_info/00155/n_surf</text:p>
      <text:p text:style-name="Preformatted_20_Text">data/aero/timestep_info/00155/normals/00000</text:p>
      <text:p text:style-name="Preformatted_20_Text">data/aero/timestep_info/00155/normals/00001</text:p>
      <text:p text:style-name="Preformatted_20_Text">data/aero/timestep_info/00155/normals/00002</text:p>
      <text:p text:style-name="Preformatted_20_Text">data/aero/timestep_info/00155/normals/00003</text:p>
      <text:p text:style-name="Preformatted_20_Text">data/aero/timestep_info/00155/normals/_read_as</text:p>
      <text:p text:style-name="Preformatted_20_Text">data/aero/timestep_info/00155/postproc_cell/_read_as</text:p>
      <text:p text:style-name="Preformatted_20_Text">data/aero/timestep_info/00155/postproc_node/_read_as</text:p>
      <text:p text:style-name="Preformatted_20_Text">data/aero/timestep_info/00155/u_ext/00000</text:p>
      <text:p text:style-name="Preformatted_20_Text">data/aero/timestep_info/00155/u_ext/00001</text:p>
      <text:p text:style-name="Preformatted_20_Text">data/aero/timestep_info/00155/u_ext/00002</text:p>
      <text:p text:style-name="Preformatted_20_Text">data/aero/timestep_info/00155/u_ext/00003</text:p>
      <text:p text:style-name="Preformatted_20_Text">data/aero/timestep_info/00155/u_ext/_read_as</text:p>
      <text:p text:style-name="Preformatted_20_Text">data/aero/timestep_info/00155/u_ext_star/00000</text:p>
      <text:p text:style-name="Preformatted_20_Text">data/aero/timestep_info/00155/u_ext_star/00001</text:p>
      <text:p text:style-name="Preformatted_20_Text">data/aero/timestep_info/00155/u_ext_star/00002</text:p>
      <text:p text:style-name="Preformatted_20_Text">data/aero/timestep_info/00155/u_ext_star/00003</text:p>
      <text:p text:style-name="Preformatted_20_Text">data/aero/timestep_info/00155/u_ext_star/_read_as</text:p>
      <text:p text:style-name="Preformatted_20_Text">data/aero/timestep_info/00155/wake_conv_vel/00000</text:p>
      <text:p text:style-name="Preformatted_20_Text">data/aero/timestep_info/00155/wake_conv_vel/00001</text:p>
      <text:p text:style-name="Preformatted_20_Text">data/aero/timestep_info/00155/wake_conv_vel/00002</text:p>
      <text:p text:style-name="Preformatted_20_Text">data/aero/timestep_info/00155/wake_conv_vel/00003</text:p>
      <text:p text:style-name="Preformatted_20_Text">data/aero/timestep_info/00155/wake_conv_vel/_read_as</text:p>
      <text:p text:style-name="Preformatted_20_Text">data/aero/timestep_info/00155/zeta/00000</text:p>
      <text:p text:style-name="Preformatted_20_Text">data/aero/timestep_info/00155/zeta/00001</text:p>
      <text:p text:style-name="Preformatted_20_Text">data/aero/timestep_info/00155/zeta/00002</text:p>
      <text:p text:style-name="Preformatted_20_Text">data/aero/timestep_info/00155/zeta/00003</text:p>
      <text:p text:style-name="Preformatted_20_Text">data/aero/timestep_info/00155/zeta/_read_as</text:p>
      <text:p text:style-name="Preformatted_20_Text">data/aero/timestep_info/00155/zeta_dot/00000</text:p>
      <text:p text:style-name="Preformatted_20_Text">data/aero/timestep_info/00155/zeta_dot/00001</text:p>
      <text:p text:style-name="Preformatted_20_Text">data/aero/timestep_info/00155/zeta_dot/00002</text:p>
      <text:p text:style-name="Preformatted_20_Text">data/aero/timestep_info/00155/zeta_dot/00003</text:p>
      <text:p text:style-name="Preformatted_20_Text">data/aero/timestep_info/00155/zeta_dot/_read_as</text:p>
      <text:p text:style-name="Preformatted_20_Text">data/aero/timestep_info/00155/zeta_star/00000</text:p>
      <text:p text:style-name="Preformatted_20_Text">data/aero/timestep_info/00155/zeta_star/00001</text:p>
      <text:p text:style-name="Preformatted_20_Text">data/aero/timestep_info/00155/zeta_star/00002</text:p>
      <text:p text:style-name="Preformatted_20_Text">data/aero/timestep_info/00155/zeta_star/00003</text:p>
      <text:p text:style-name="Preformatted_20_Text">data/aero/timestep_info/00155/zeta_star/_read_as</text:p>
      <text:p text:style-name="Preformatted_20_Text">data/aero/timestep_info/00156/_read_as</text:p>
      <text:p text:style-name="Preformatted_20_Text">data/aero/timestep_info/00156/body_steady_forces</text:p>
      <text:p text:style-name="Preformatted_20_Text">data/aero/timestep_info/00156/body_unsteady_forces</text:p>
      <text:p text:style-name="Preformatted_20_Text"><text:soft-page-break/>data/aero/timestep_info/00156/control_surface_deflection</text:p>
      <text:p text:style-name="Preformatted_20_Text">data/aero/timestep_info/00156/ct_dimensions</text:p>
      <text:p text:style-name="Preformatted_20_Text">data/aero/timestep_info/00156/ct_dimensions_star</text:p>
      <text:p text:style-name="Preformatted_20_Text">data/aero/timestep_info/00156/dimensions</text:p>
      <text:p text:style-name="Preformatted_20_Text">data/aero/timestep_info/00156/dimensions_star</text:p>
      <text:p text:style-name="Preformatted_20_Text">data/aero/timestep_info/00156/dist_to_orig/00000</text:p>
      <text:p text:style-name="Preformatted_20_Text">data/aero/timestep_info/00156/dist_to_orig/00001</text:p>
      <text:p text:style-name="Preformatted_20_Text">data/aero/timestep_info/00156/dist_to_orig/00002</text:p>
      <text:p text:style-name="Preformatted_20_Text">data/aero/timestep_info/00156/dist_to_orig/00003</text:p>
      <text:p text:style-name="Preformatted_20_Text">data/aero/timestep_info/00156/dist_to_orig/_read_as</text:p>
      <text:p text:style-name="Preformatted_20_Text">data/aero/timestep_info/00156/dynamic_forces/00000</text:p>
      <text:p text:style-name="Preformatted_20_Text">data/aero/timestep_info/00156/dynamic_forces/00001</text:p>
      <text:p text:style-name="Preformatted_20_Text">data/aero/timestep_info/00156/dynamic_forces/00002</text:p>
      <text:p text:style-name="Preformatted_20_Text">data/aero/timestep_info/00156/dynamic_forces/00003</text:p>
      <text:p text:style-name="Preformatted_20_Text">data/aero/timestep_info/00156/dynamic_forces/_read_as</text:p>
      <text:p text:style-name="Preformatted_20_Text">data/aero/timestep_info/00156/flag_zeta_phantom</text:p>
      <text:p text:style-name="Preformatted_20_Text">data/aero/timestep_info/00156/forces/00000</text:p>
      <text:p text:style-name="Preformatted_20_Text">data/aero/timestep_info/00156/forces/00001</text:p>
      <text:p text:style-name="Preformatted_20_Text">data/aero/timestep_info/00156/forces/00002</text:p>
      <text:p text:style-name="Preformatted_20_Text">data/aero/timestep_info/00156/forces/00003</text:p>
      <text:p text:style-name="Preformatted_20_Text">data/aero/timestep_info/00156/forces/_read_as</text:p>
      <text:p text:style-name="Preformatted_20_Text">data/aero/timestep_info/00156/gamma/00000</text:p>
      <text:p text:style-name="Preformatted_20_Text">data/aero/timestep_info/00156/gamma/00001</text:p>
      <text:p text:style-name="Preformatted_20_Text">data/aero/timestep_info/00156/gamma/00002</text:p>
      <text:p text:style-name="Preformatted_20_Text">data/aero/timestep_info/00156/gamma/00003</text:p>
      <text:p text:style-name="Preformatted_20_Text">data/aero/timestep_info/00156/gamma/_read_as</text:p>
      <text:p text:style-name="Preformatted_20_Text">data/aero/timestep_info/00156/gamma_dot/00000</text:p>
      <text:p text:style-name="Preformatted_20_Text">data/aero/timestep_info/00156/gamma_dot/00001</text:p>
      <text:p text:style-name="Preformatted_20_Text">data/aero/timestep_info/00156/gamma_dot/00002</text:p>
      <text:p text:style-name="Preformatted_20_Text">data/aero/timestep_info/00156/gamma_dot/00003</text:p>
      <text:p text:style-name="Preformatted_20_Text">data/aero/timestep_info/00156/gamma_dot/_read_as</text:p>
      <text:p text:style-name="Preformatted_20_Text">data/aero/timestep_info/00156/gamma_star/00000</text:p>
      <text:p text:style-name="Preformatted_20_Text">data/aero/timestep_info/00156/gamma_star/00001</text:p>
      <text:p text:style-name="Preformatted_20_Text">data/aero/timestep_info/00156/gamma_star/00002</text:p>
      <text:p text:style-name="Preformatted_20_Text">data/aero/timestep_info/00156/gamma_star/00003</text:p>
      <text:p text:style-name="Preformatted_20_Text">data/aero/timestep_info/00156/gamma_star/_read_as</text:p>
      <text:p text:style-name="Preformatted_20_Text">data/aero/timestep_info/00156/in_global_AFoR</text:p>
      <text:p text:style-name="Preformatted_20_Text">data/aero/timestep_info/00156/inertial_steady_forces</text:p>
      <text:p text:style-name="Preformatted_20_Text">data/aero/timestep_info/00156/inertial_unsteady_forces</text:p>
      <text:p text:style-name="Preformatted_20_Text">data/aero/timestep_info/00156/n_surf</text:p>
      <text:p text:style-name="Preformatted_20_Text">data/aero/timestep_info/00156/normals/00000</text:p>
      <text:p text:style-name="Preformatted_20_Text">data/aero/timestep_info/00156/normals/00001</text:p>
      <text:p text:style-name="Preformatted_20_Text">data/aero/timestep_info/00156/normals/00002</text:p>
      <text:p text:style-name="Preformatted_20_Text">data/aero/timestep_info/00156/normals/00003</text:p>
      <text:p text:style-name="Preformatted_20_Text">data/aero/timestep_info/00156/normals/_read_as</text:p>
      <text:p text:style-name="Preformatted_20_Text">data/aero/timestep_info/00156/postproc_cell/_read_as</text:p>
      <text:p text:style-name="Preformatted_20_Text">data/aero/timestep_info/00156/postproc_node/_read_as</text:p>
      <text:p text:style-name="Preformatted_20_Text">data/aero/timestep_info/00156/u_ext/00000</text:p>
      <text:p text:style-name="Preformatted_20_Text">data/aero/timestep_info/00156/u_ext/00001</text:p>
      <text:p text:style-name="Preformatted_20_Text">data/aero/timestep_info/00156/u_ext/00002</text:p>
      <text:p text:style-name="Preformatted_20_Text">data/aero/timestep_info/00156/u_ext/00003</text:p>
      <text:p text:style-name="Preformatted_20_Text">data/aero/timestep_info/00156/u_ext/_read_as</text:p>
      <text:p text:style-name="Preformatted_20_Text">data/aero/timestep_info/00156/u_ext_star/00000</text:p>
      <text:p text:style-name="Preformatted_20_Text">data/aero/timestep_info/00156/u_ext_star/00001</text:p>
      <text:p text:style-name="Preformatted_20_Text">data/aero/timestep_info/00156/u_ext_star/00002</text:p>
      <text:p text:style-name="Preformatted_20_Text">data/aero/timestep_info/00156/u_ext_star/00003</text:p>
      <text:p text:style-name="Preformatted_20_Text">data/aero/timestep_info/00156/u_ext_star/_read_as</text:p>
      <text:p text:style-name="Preformatted_20_Text">data/aero/timestep_info/00156/wake_conv_vel/00000</text:p>
      <text:p text:style-name="Preformatted_20_Text">data/aero/timestep_info/00156/wake_conv_vel/00001</text:p>
      <text:p text:style-name="Preformatted_20_Text">data/aero/timestep_info/00156/wake_conv_vel/00002</text:p>
      <text:p text:style-name="Preformatted_20_Text">data/aero/timestep_info/00156/wake_conv_vel/00003</text:p>
      <text:p text:style-name="Preformatted_20_Text">data/aero/timestep_info/00156/wake_conv_vel/_read_as</text:p>
      <text:p text:style-name="Preformatted_20_Text">data/aero/timestep_info/00156/zeta/00000</text:p>
      <text:p text:style-name="Preformatted_20_Text">data/aero/timestep_info/00156/zeta/00001</text:p>
      <text:p text:style-name="Preformatted_20_Text"><text:soft-page-break/>data/aero/timestep_info/00156/zeta/00002</text:p>
      <text:p text:style-name="Preformatted_20_Text">data/aero/timestep_info/00156/zeta/00003</text:p>
      <text:p text:style-name="Preformatted_20_Text">data/aero/timestep_info/00156/zeta/_read_as</text:p>
      <text:p text:style-name="Preformatted_20_Text">data/aero/timestep_info/00156/zeta_dot/00000</text:p>
      <text:p text:style-name="Preformatted_20_Text">data/aero/timestep_info/00156/zeta_dot/00001</text:p>
      <text:p text:style-name="Preformatted_20_Text">data/aero/timestep_info/00156/zeta_dot/00002</text:p>
      <text:p text:style-name="Preformatted_20_Text">data/aero/timestep_info/00156/zeta_dot/00003</text:p>
      <text:p text:style-name="Preformatted_20_Text">data/aero/timestep_info/00156/zeta_dot/_read_as</text:p>
      <text:p text:style-name="Preformatted_20_Text">data/aero/timestep_info/00156/zeta_star/00000</text:p>
      <text:p text:style-name="Preformatted_20_Text">data/aero/timestep_info/00156/zeta_star/00001</text:p>
      <text:p text:style-name="Preformatted_20_Text">data/aero/timestep_info/00156/zeta_star/00002</text:p>
      <text:p text:style-name="Preformatted_20_Text">data/aero/timestep_info/00156/zeta_star/00003</text:p>
      <text:p text:style-name="Preformatted_20_Text">data/aero/timestep_info/00156/zeta_star/_read_as</text:p>
      <text:p text:style-name="Preformatted_20_Text">data/aero/timestep_info/00157/_read_as</text:p>
      <text:p text:style-name="Preformatted_20_Text">data/aero/timestep_info/00157/body_steady_forces</text:p>
      <text:p text:style-name="Preformatted_20_Text">data/aero/timestep_info/00157/body_unsteady_forces</text:p>
      <text:p text:style-name="Preformatted_20_Text">data/aero/timestep_info/00157/control_surface_deflection</text:p>
      <text:p text:style-name="Preformatted_20_Text">data/aero/timestep_info/00157/ct_dimensions</text:p>
      <text:p text:style-name="Preformatted_20_Text">data/aero/timestep_info/00157/ct_dimensions_star</text:p>
      <text:p text:style-name="Preformatted_20_Text">data/aero/timestep_info/00157/dimensions</text:p>
      <text:p text:style-name="Preformatted_20_Text">data/aero/timestep_info/00157/dimensions_star</text:p>
      <text:p text:style-name="Preformatted_20_Text">data/aero/timestep_info/00157/dist_to_orig/00000</text:p>
      <text:p text:style-name="Preformatted_20_Text">data/aero/timestep_info/00157/dist_to_orig/00001</text:p>
      <text:p text:style-name="Preformatted_20_Text">data/aero/timestep_info/00157/dist_to_orig/00002</text:p>
      <text:p text:style-name="Preformatted_20_Text">data/aero/timestep_info/00157/dist_to_orig/00003</text:p>
      <text:p text:style-name="Preformatted_20_Text">data/aero/timestep_info/00157/dist_to_orig/_read_as</text:p>
      <text:p text:style-name="Preformatted_20_Text">data/aero/timestep_info/00157/dynamic_forces/00000</text:p>
      <text:p text:style-name="Preformatted_20_Text">data/aero/timestep_info/00157/dynamic_forces/00001</text:p>
      <text:p text:style-name="Preformatted_20_Text">data/aero/timestep_info/00157/dynamic_forces/00002</text:p>
      <text:p text:style-name="Preformatted_20_Text">data/aero/timestep_info/00157/dynamic_forces/00003</text:p>
      <text:p text:style-name="Preformatted_20_Text">data/aero/timestep_info/00157/dynamic_forces/_read_as</text:p>
      <text:p text:style-name="Preformatted_20_Text">data/aero/timestep_info/00157/flag_zeta_phantom</text:p>
      <text:p text:style-name="Preformatted_20_Text">data/aero/timestep_info/00157/forces/00000</text:p>
      <text:p text:style-name="Preformatted_20_Text">data/aero/timestep_info/00157/forces/00001</text:p>
      <text:p text:style-name="Preformatted_20_Text">data/aero/timestep_info/00157/forces/00002</text:p>
      <text:p text:style-name="Preformatted_20_Text">data/aero/timestep_info/00157/forces/00003</text:p>
      <text:p text:style-name="Preformatted_20_Text">data/aero/timestep_info/00157/forces/_read_as</text:p>
      <text:p text:style-name="Preformatted_20_Text">data/aero/timestep_info/00157/gamma/00000</text:p>
      <text:p text:style-name="Preformatted_20_Text">data/aero/timestep_info/00157/gamma/00001</text:p>
      <text:p text:style-name="Preformatted_20_Text">data/aero/timestep_info/00157/gamma/00002</text:p>
      <text:p text:style-name="Preformatted_20_Text">data/aero/timestep_info/00157/gamma/00003</text:p>
      <text:p text:style-name="Preformatted_20_Text">data/aero/timestep_info/00157/gamma/_read_as</text:p>
      <text:p text:style-name="Preformatted_20_Text">data/aero/timestep_info/00157/gamma_dot/00000</text:p>
      <text:p text:style-name="Preformatted_20_Text">data/aero/timestep_info/00157/gamma_dot/00001</text:p>
      <text:p text:style-name="Preformatted_20_Text">data/aero/timestep_info/00157/gamma_dot/00002</text:p>
      <text:p text:style-name="Preformatted_20_Text">data/aero/timestep_info/00157/gamma_dot/00003</text:p>
      <text:p text:style-name="Preformatted_20_Text">data/aero/timestep_info/00157/gamma_dot/_read_as</text:p>
      <text:p text:style-name="Preformatted_20_Text">data/aero/timestep_info/00157/gamma_star/00000</text:p>
      <text:p text:style-name="Preformatted_20_Text">data/aero/timestep_info/00157/gamma_star/00001</text:p>
      <text:p text:style-name="Preformatted_20_Text">data/aero/timestep_info/00157/gamma_star/00002</text:p>
      <text:p text:style-name="Preformatted_20_Text">data/aero/timestep_info/00157/gamma_star/00003</text:p>
      <text:p text:style-name="Preformatted_20_Text">data/aero/timestep_info/00157/gamma_star/_read_as</text:p>
      <text:p text:style-name="Preformatted_20_Text">data/aero/timestep_info/00157/in_global_AFoR</text:p>
      <text:p text:style-name="Preformatted_20_Text">data/aero/timestep_info/00157/inertial_steady_forces</text:p>
      <text:p text:style-name="Preformatted_20_Text">data/aero/timestep_info/00157/inertial_unsteady_forces</text:p>
      <text:p text:style-name="Preformatted_20_Text">data/aero/timestep_info/00157/n_surf</text:p>
      <text:p text:style-name="Preformatted_20_Text">data/aero/timestep_info/00157/normals/00000</text:p>
      <text:p text:style-name="Preformatted_20_Text">data/aero/timestep_info/00157/normals/00001</text:p>
      <text:p text:style-name="Preformatted_20_Text">data/aero/timestep_info/00157/normals/00002</text:p>
      <text:p text:style-name="Preformatted_20_Text">data/aero/timestep_info/00157/normals/00003</text:p>
      <text:p text:style-name="Preformatted_20_Text">data/aero/timestep_info/00157/normals/_read_as</text:p>
      <text:p text:style-name="Preformatted_20_Text">data/aero/timestep_info/00157/postproc_cell/_read_as</text:p>
      <text:p text:style-name="Preformatted_20_Text">data/aero/timestep_info/00157/postproc_node/_read_as</text:p>
      <text:p text:style-name="Preformatted_20_Text">data/aero/timestep_info/00157/u_ext/00000</text:p>
      <text:p text:style-name="Preformatted_20_Text"><text:soft-page-break/>data/aero/timestep_info/00157/u_ext/00001</text:p>
      <text:p text:style-name="Preformatted_20_Text">data/aero/timestep_info/00157/u_ext/00002</text:p>
      <text:p text:style-name="Preformatted_20_Text">data/aero/timestep_info/00157/u_ext/00003</text:p>
      <text:p text:style-name="Preformatted_20_Text">data/aero/timestep_info/00157/u_ext/_read_as</text:p>
      <text:p text:style-name="Preformatted_20_Text">data/aero/timestep_info/00157/u_ext_star/00000</text:p>
      <text:p text:style-name="Preformatted_20_Text">data/aero/timestep_info/00157/u_ext_star/00001</text:p>
      <text:p text:style-name="Preformatted_20_Text">data/aero/timestep_info/00157/u_ext_star/00002</text:p>
      <text:p text:style-name="Preformatted_20_Text">data/aero/timestep_info/00157/u_ext_star/00003</text:p>
      <text:p text:style-name="Preformatted_20_Text">data/aero/timestep_info/00157/u_ext_star/_read_as</text:p>
      <text:p text:style-name="Preformatted_20_Text">data/aero/timestep_info/00157/wake_conv_vel/00000</text:p>
      <text:p text:style-name="Preformatted_20_Text">data/aero/timestep_info/00157/wake_conv_vel/00001</text:p>
      <text:p text:style-name="Preformatted_20_Text">data/aero/timestep_info/00157/wake_conv_vel/00002</text:p>
      <text:p text:style-name="Preformatted_20_Text">data/aero/timestep_info/00157/wake_conv_vel/00003</text:p>
      <text:p text:style-name="Preformatted_20_Text">data/aero/timestep_info/00157/wake_conv_vel/_read_as</text:p>
      <text:p text:style-name="Preformatted_20_Text">data/aero/timestep_info/00157/zeta/00000</text:p>
      <text:p text:style-name="Preformatted_20_Text">data/aero/timestep_info/00157/zeta/00001</text:p>
      <text:p text:style-name="Preformatted_20_Text">data/aero/timestep_info/00157/zeta/00002</text:p>
      <text:p text:style-name="Preformatted_20_Text">data/aero/timestep_info/00157/zeta/00003</text:p>
      <text:p text:style-name="Preformatted_20_Text">data/aero/timestep_info/00157/zeta/_read_as</text:p>
      <text:p text:style-name="Preformatted_20_Text">data/aero/timestep_info/00157/zeta_dot/00000</text:p>
      <text:p text:style-name="Preformatted_20_Text">data/aero/timestep_info/00157/zeta_dot/00001</text:p>
      <text:p text:style-name="Preformatted_20_Text">data/aero/timestep_info/00157/zeta_dot/00002</text:p>
      <text:p text:style-name="Preformatted_20_Text">data/aero/timestep_info/00157/zeta_dot/00003</text:p>
      <text:p text:style-name="Preformatted_20_Text">data/aero/timestep_info/00157/zeta_dot/_read_as</text:p>
      <text:p text:style-name="Preformatted_20_Text">data/aero/timestep_info/00157/zeta_star/00000</text:p>
      <text:p text:style-name="Preformatted_20_Text">data/aero/timestep_info/00157/zeta_star/00001</text:p>
      <text:p text:style-name="Preformatted_20_Text">data/aero/timestep_info/00157/zeta_star/00002</text:p>
      <text:p text:style-name="Preformatted_20_Text">data/aero/timestep_info/00157/zeta_star/00003</text:p>
      <text:p text:style-name="Preformatted_20_Text">data/aero/timestep_info/00157/zeta_star/_read_as</text:p>
      <text:p text:style-name="Preformatted_20_Text">data/aero/timestep_info/00158/_read_as</text:p>
      <text:p text:style-name="Preformatted_20_Text">data/aero/timestep_info/00158/body_steady_forces</text:p>
      <text:p text:style-name="Preformatted_20_Text">data/aero/timestep_info/00158/body_unsteady_forces</text:p>
      <text:p text:style-name="Preformatted_20_Text">data/aero/timestep_info/00158/control_surface_deflection</text:p>
      <text:p text:style-name="Preformatted_20_Text">data/aero/timestep_info/00158/ct_dimensions</text:p>
      <text:p text:style-name="Preformatted_20_Text">data/aero/timestep_info/00158/ct_dimensions_star</text:p>
      <text:p text:style-name="Preformatted_20_Text">data/aero/timestep_info/00158/dimensions</text:p>
      <text:p text:style-name="Preformatted_20_Text">data/aero/timestep_info/00158/dimensions_star</text:p>
      <text:p text:style-name="Preformatted_20_Text">data/aero/timestep_info/00158/dist_to_orig/00000</text:p>
      <text:p text:style-name="Preformatted_20_Text">data/aero/timestep_info/00158/dist_to_orig/00001</text:p>
      <text:p text:style-name="Preformatted_20_Text">data/aero/timestep_info/00158/dist_to_orig/00002</text:p>
      <text:p text:style-name="Preformatted_20_Text">data/aero/timestep_info/00158/dist_to_orig/00003</text:p>
      <text:p text:style-name="Preformatted_20_Text">data/aero/timestep_info/00158/dist_to_orig/_read_as</text:p>
      <text:p text:style-name="Preformatted_20_Text">data/aero/timestep_info/00158/dynamic_forces/00000</text:p>
      <text:p text:style-name="Preformatted_20_Text">data/aero/timestep_info/00158/dynamic_forces/00001</text:p>
      <text:p text:style-name="Preformatted_20_Text">data/aero/timestep_info/00158/dynamic_forces/00002</text:p>
      <text:p text:style-name="Preformatted_20_Text">data/aero/timestep_info/00158/dynamic_forces/00003</text:p>
      <text:p text:style-name="Preformatted_20_Text">data/aero/timestep_info/00158/dynamic_forces/_read_as</text:p>
      <text:p text:style-name="Preformatted_20_Text">data/aero/timestep_info/00158/flag_zeta_phantom</text:p>
      <text:p text:style-name="Preformatted_20_Text">data/aero/timestep_info/00158/forces/00000</text:p>
      <text:p text:style-name="Preformatted_20_Text">data/aero/timestep_info/00158/forces/00001</text:p>
      <text:p text:style-name="Preformatted_20_Text">data/aero/timestep_info/00158/forces/00002</text:p>
      <text:p text:style-name="Preformatted_20_Text">data/aero/timestep_info/00158/forces/00003</text:p>
      <text:p text:style-name="Preformatted_20_Text">data/aero/timestep_info/00158/forces/_read_as</text:p>
      <text:p text:style-name="Preformatted_20_Text">data/aero/timestep_info/00158/gamma/00000</text:p>
      <text:p text:style-name="Preformatted_20_Text">data/aero/timestep_info/00158/gamma/00001</text:p>
      <text:p text:style-name="Preformatted_20_Text">data/aero/timestep_info/00158/gamma/00002</text:p>
      <text:p text:style-name="Preformatted_20_Text">data/aero/timestep_info/00158/gamma/00003</text:p>
      <text:p text:style-name="Preformatted_20_Text">data/aero/timestep_info/00158/gamma/_read_as</text:p>
      <text:p text:style-name="Preformatted_20_Text">data/aero/timestep_info/00158/gamma_dot/00000</text:p>
      <text:p text:style-name="Preformatted_20_Text">data/aero/timestep_info/00158/gamma_dot/00001</text:p>
      <text:p text:style-name="Preformatted_20_Text">data/aero/timestep_info/00158/gamma_dot/00002</text:p>
      <text:p text:style-name="Preformatted_20_Text">data/aero/timestep_info/00158/gamma_dot/00003</text:p>
      <text:p text:style-name="Preformatted_20_Text">data/aero/timestep_info/00158/gamma_dot/_read_as</text:p>
      <text:p text:style-name="Preformatted_20_Text">data/aero/timestep_info/00158/gamma_star/00000</text:p>
      <text:p text:style-name="Preformatted_20_Text"><text:soft-page-break/>data/aero/timestep_info/00158/gamma_star/00001</text:p>
      <text:p text:style-name="Preformatted_20_Text">data/aero/timestep_info/00158/gamma_star/00002</text:p>
      <text:p text:style-name="Preformatted_20_Text">data/aero/timestep_info/00158/gamma_star/00003</text:p>
      <text:p text:style-name="Preformatted_20_Text">data/aero/timestep_info/00158/gamma_star/_read_as</text:p>
      <text:p text:style-name="Preformatted_20_Text">data/aero/timestep_info/00158/in_global_AFoR</text:p>
      <text:p text:style-name="Preformatted_20_Text">data/aero/timestep_info/00158/inertial_steady_forces</text:p>
      <text:p text:style-name="Preformatted_20_Text">data/aero/timestep_info/00158/inertial_unsteady_forces</text:p>
      <text:p text:style-name="Preformatted_20_Text">data/aero/timestep_info/00158/n_surf</text:p>
      <text:p text:style-name="Preformatted_20_Text">data/aero/timestep_info/00158/normals/00000</text:p>
      <text:p text:style-name="Preformatted_20_Text">data/aero/timestep_info/00158/normals/00001</text:p>
      <text:p text:style-name="Preformatted_20_Text">data/aero/timestep_info/00158/normals/00002</text:p>
      <text:p text:style-name="Preformatted_20_Text">data/aero/timestep_info/00158/normals/00003</text:p>
      <text:p text:style-name="Preformatted_20_Text">data/aero/timestep_info/00158/normals/_read_as</text:p>
      <text:p text:style-name="Preformatted_20_Text">data/aero/timestep_info/00158/postproc_cell/_read_as</text:p>
      <text:p text:style-name="Preformatted_20_Text">data/aero/timestep_info/00158/postproc_node/_read_as</text:p>
      <text:p text:style-name="Preformatted_20_Text">data/aero/timestep_info/00158/u_ext/00000</text:p>
      <text:p text:style-name="Preformatted_20_Text">data/aero/timestep_info/00158/u_ext/00001</text:p>
      <text:p text:style-name="Preformatted_20_Text">data/aero/timestep_info/00158/u_ext/00002</text:p>
      <text:p text:style-name="Preformatted_20_Text">data/aero/timestep_info/00158/u_ext/00003</text:p>
      <text:p text:style-name="Preformatted_20_Text">data/aero/timestep_info/00158/u_ext/_read_as</text:p>
      <text:p text:style-name="Preformatted_20_Text">data/aero/timestep_info/00158/u_ext_star/00000</text:p>
      <text:p text:style-name="Preformatted_20_Text">data/aero/timestep_info/00158/u_ext_star/00001</text:p>
      <text:p text:style-name="Preformatted_20_Text">data/aero/timestep_info/00158/u_ext_star/00002</text:p>
      <text:p text:style-name="Preformatted_20_Text">data/aero/timestep_info/00158/u_ext_star/00003</text:p>
      <text:p text:style-name="Preformatted_20_Text">data/aero/timestep_info/00158/u_ext_star/_read_as</text:p>
      <text:p text:style-name="Preformatted_20_Text">data/aero/timestep_info/00158/wake_conv_vel/00000</text:p>
      <text:p text:style-name="Preformatted_20_Text">data/aero/timestep_info/00158/wake_conv_vel/00001</text:p>
      <text:p text:style-name="Preformatted_20_Text">data/aero/timestep_info/00158/wake_conv_vel/00002</text:p>
      <text:p text:style-name="Preformatted_20_Text">data/aero/timestep_info/00158/wake_conv_vel/00003</text:p>
      <text:p text:style-name="Preformatted_20_Text">data/aero/timestep_info/00158/wake_conv_vel/_read_as</text:p>
      <text:p text:style-name="Preformatted_20_Text">data/aero/timestep_info/00158/zeta/00000</text:p>
      <text:p text:style-name="Preformatted_20_Text">data/aero/timestep_info/00158/zeta/00001</text:p>
      <text:p text:style-name="Preformatted_20_Text">data/aero/timestep_info/00158/zeta/00002</text:p>
      <text:p text:style-name="Preformatted_20_Text">data/aero/timestep_info/00158/zeta/00003</text:p>
      <text:p text:style-name="Preformatted_20_Text">data/aero/timestep_info/00158/zeta/_read_as</text:p>
      <text:p text:style-name="Preformatted_20_Text">data/aero/timestep_info/00158/zeta_dot/00000</text:p>
      <text:p text:style-name="Preformatted_20_Text">data/aero/timestep_info/00158/zeta_dot/00001</text:p>
      <text:p text:style-name="Preformatted_20_Text">data/aero/timestep_info/00158/zeta_dot/00002</text:p>
      <text:p text:style-name="Preformatted_20_Text">data/aero/timestep_info/00158/zeta_dot/00003</text:p>
      <text:p text:style-name="Preformatted_20_Text">data/aero/timestep_info/00158/zeta_dot/_read_as</text:p>
      <text:p text:style-name="Preformatted_20_Text">data/aero/timestep_info/00158/zeta_star/00000</text:p>
      <text:p text:style-name="Preformatted_20_Text">data/aero/timestep_info/00158/zeta_star/00001</text:p>
      <text:p text:style-name="Preformatted_20_Text">data/aero/timestep_info/00158/zeta_star/00002</text:p>
      <text:p text:style-name="Preformatted_20_Text">data/aero/timestep_info/00158/zeta_star/00003</text:p>
      <text:p text:style-name="Preformatted_20_Text">data/aero/timestep_info/00158/zeta_star/_read_as</text:p>
      <text:p text:style-name="Preformatted_20_Text">data/aero/timestep_info/00159/_read_as</text:p>
      <text:p text:style-name="Preformatted_20_Text">data/aero/timestep_info/00159/body_steady_forces</text:p>
      <text:p text:style-name="Preformatted_20_Text">data/aero/timestep_info/00159/body_unsteady_forces</text:p>
      <text:p text:style-name="Preformatted_20_Text">data/aero/timestep_info/00159/control_surface_deflection</text:p>
      <text:p text:style-name="Preformatted_20_Text">data/aero/timestep_info/00159/ct_dimensions</text:p>
      <text:p text:style-name="Preformatted_20_Text">data/aero/timestep_info/00159/ct_dimensions_star</text:p>
      <text:p text:style-name="Preformatted_20_Text">data/aero/timestep_info/00159/dimensions</text:p>
      <text:p text:style-name="Preformatted_20_Text">data/aero/timestep_info/00159/dimensions_star</text:p>
      <text:p text:style-name="Preformatted_20_Text">data/aero/timestep_info/00159/dist_to_orig/00000</text:p>
      <text:p text:style-name="Preformatted_20_Text">data/aero/timestep_info/00159/dist_to_orig/00001</text:p>
      <text:p text:style-name="Preformatted_20_Text">data/aero/timestep_info/00159/dist_to_orig/00002</text:p>
      <text:p text:style-name="Preformatted_20_Text">data/aero/timestep_info/00159/dist_to_orig/00003</text:p>
      <text:p text:style-name="Preformatted_20_Text">data/aero/timestep_info/00159/dist_to_orig/_read_as</text:p>
      <text:p text:style-name="Preformatted_20_Text">data/aero/timestep_info/00159/dynamic_forces/00000</text:p>
      <text:p text:style-name="Preformatted_20_Text">data/aero/timestep_info/00159/dynamic_forces/00001</text:p>
      <text:p text:style-name="Preformatted_20_Text">data/aero/timestep_info/00159/dynamic_forces/00002</text:p>
      <text:p text:style-name="Preformatted_20_Text">data/aero/timestep_info/00159/dynamic_forces/00003</text:p>
      <text:p text:style-name="Preformatted_20_Text">data/aero/timestep_info/00159/dynamic_forces/_read_as</text:p>
      <text:p text:style-name="Preformatted_20_Text">data/aero/timestep_info/00159/flag_zeta_phantom</text:p>
      <text:p text:style-name="Preformatted_20_Text"><text:soft-page-break/>data/aero/timestep_info/00159/forces/00000</text:p>
      <text:p text:style-name="Preformatted_20_Text">data/aero/timestep_info/00159/forces/00001</text:p>
      <text:p text:style-name="Preformatted_20_Text">data/aero/timestep_info/00159/forces/00002</text:p>
      <text:p text:style-name="Preformatted_20_Text">data/aero/timestep_info/00159/forces/00003</text:p>
      <text:p text:style-name="Preformatted_20_Text">data/aero/timestep_info/00159/forces/_read_as</text:p>
      <text:p text:style-name="Preformatted_20_Text">data/aero/timestep_info/00159/gamma/00000</text:p>
      <text:p text:style-name="Preformatted_20_Text">data/aero/timestep_info/00159/gamma/00001</text:p>
      <text:p text:style-name="Preformatted_20_Text">data/aero/timestep_info/00159/gamma/00002</text:p>
      <text:p text:style-name="Preformatted_20_Text">data/aero/timestep_info/00159/gamma/00003</text:p>
      <text:p text:style-name="Preformatted_20_Text">data/aero/timestep_info/00159/gamma/_read_as</text:p>
      <text:p text:style-name="Preformatted_20_Text">data/aero/timestep_info/00159/gamma_dot/00000</text:p>
      <text:p text:style-name="Preformatted_20_Text">data/aero/timestep_info/00159/gamma_dot/00001</text:p>
      <text:p text:style-name="Preformatted_20_Text">data/aero/timestep_info/00159/gamma_dot/00002</text:p>
      <text:p text:style-name="Preformatted_20_Text">data/aero/timestep_info/00159/gamma_dot/00003</text:p>
      <text:p text:style-name="Preformatted_20_Text">data/aero/timestep_info/00159/gamma_dot/_read_as</text:p>
      <text:p text:style-name="Preformatted_20_Text">data/aero/timestep_info/00159/gamma_star/00000</text:p>
      <text:p text:style-name="Preformatted_20_Text">data/aero/timestep_info/00159/gamma_star/00001</text:p>
      <text:p text:style-name="Preformatted_20_Text">data/aero/timestep_info/00159/gamma_star/00002</text:p>
      <text:p text:style-name="Preformatted_20_Text">data/aero/timestep_info/00159/gamma_star/00003</text:p>
      <text:p text:style-name="Preformatted_20_Text">data/aero/timestep_info/00159/gamma_star/_read_as</text:p>
      <text:p text:style-name="Preformatted_20_Text">data/aero/timestep_info/00159/in_global_AFoR</text:p>
      <text:p text:style-name="Preformatted_20_Text">data/aero/timestep_info/00159/inertial_steady_forces</text:p>
      <text:p text:style-name="Preformatted_20_Text">data/aero/timestep_info/00159/inertial_unsteady_forces</text:p>
      <text:p text:style-name="Preformatted_20_Text">data/aero/timestep_info/00159/n_surf</text:p>
      <text:p text:style-name="Preformatted_20_Text">data/aero/timestep_info/00159/normals/00000</text:p>
      <text:p text:style-name="Preformatted_20_Text">data/aero/timestep_info/00159/normals/00001</text:p>
      <text:p text:style-name="Preformatted_20_Text">data/aero/timestep_info/00159/normals/00002</text:p>
      <text:p text:style-name="Preformatted_20_Text">data/aero/timestep_info/00159/normals/00003</text:p>
      <text:p text:style-name="Preformatted_20_Text">data/aero/timestep_info/00159/normals/_read_as</text:p>
      <text:p text:style-name="Preformatted_20_Text">data/aero/timestep_info/00159/postproc_cell/_read_as</text:p>
      <text:p text:style-name="Preformatted_20_Text">data/aero/timestep_info/00159/postproc_node/_read_as</text:p>
      <text:p text:style-name="Preformatted_20_Text">data/aero/timestep_info/00159/u_ext/00000</text:p>
      <text:p text:style-name="Preformatted_20_Text">data/aero/timestep_info/00159/u_ext/00001</text:p>
      <text:p text:style-name="Preformatted_20_Text">data/aero/timestep_info/00159/u_ext/00002</text:p>
      <text:p text:style-name="Preformatted_20_Text">data/aero/timestep_info/00159/u_ext/00003</text:p>
      <text:p text:style-name="Preformatted_20_Text">data/aero/timestep_info/00159/u_ext/_read_as</text:p>
      <text:p text:style-name="Preformatted_20_Text">data/aero/timestep_info/00159/u_ext_star/00000</text:p>
      <text:p text:style-name="Preformatted_20_Text">data/aero/timestep_info/00159/u_ext_star/00001</text:p>
      <text:p text:style-name="Preformatted_20_Text">data/aero/timestep_info/00159/u_ext_star/00002</text:p>
      <text:p text:style-name="Preformatted_20_Text">data/aero/timestep_info/00159/u_ext_star/00003</text:p>
      <text:p text:style-name="Preformatted_20_Text">data/aero/timestep_info/00159/u_ext_star/_read_as</text:p>
      <text:p text:style-name="Preformatted_20_Text">data/aero/timestep_info/00159/wake_conv_vel/00000</text:p>
      <text:p text:style-name="Preformatted_20_Text">data/aero/timestep_info/00159/wake_conv_vel/00001</text:p>
      <text:p text:style-name="Preformatted_20_Text">data/aero/timestep_info/00159/wake_conv_vel/00002</text:p>
      <text:p text:style-name="Preformatted_20_Text">data/aero/timestep_info/00159/wake_conv_vel/00003</text:p>
      <text:p text:style-name="Preformatted_20_Text">data/aero/timestep_info/00159/wake_conv_vel/_read_as</text:p>
      <text:p text:style-name="Preformatted_20_Text">data/aero/timestep_info/00159/zeta/00000</text:p>
      <text:p text:style-name="Preformatted_20_Text">data/aero/timestep_info/00159/zeta/00001</text:p>
      <text:p text:style-name="Preformatted_20_Text">data/aero/timestep_info/00159/zeta/00002</text:p>
      <text:p text:style-name="Preformatted_20_Text">data/aero/timestep_info/00159/zeta/00003</text:p>
      <text:p text:style-name="Preformatted_20_Text">data/aero/timestep_info/00159/zeta/_read_as</text:p>
      <text:p text:style-name="Preformatted_20_Text">data/aero/timestep_info/00159/zeta_dot/00000</text:p>
      <text:p text:style-name="Preformatted_20_Text">data/aero/timestep_info/00159/zeta_dot/00001</text:p>
      <text:p text:style-name="Preformatted_20_Text">data/aero/timestep_info/00159/zeta_dot/00002</text:p>
      <text:p text:style-name="Preformatted_20_Text">data/aero/timestep_info/00159/zeta_dot/00003</text:p>
      <text:p text:style-name="Preformatted_20_Text">data/aero/timestep_info/00159/zeta_dot/_read_as</text:p>
      <text:p text:style-name="Preformatted_20_Text">data/aero/timestep_info/00159/zeta_star/00000</text:p>
      <text:p text:style-name="Preformatted_20_Text">data/aero/timestep_info/00159/zeta_star/00001</text:p>
      <text:p text:style-name="Preformatted_20_Text">data/aero/timestep_info/00159/zeta_star/00002</text:p>
      <text:p text:style-name="Preformatted_20_Text">data/aero/timestep_info/00159/zeta_star/00003</text:p>
      <text:p text:style-name="Preformatted_20_Text">data/aero/timestep_info/00159/zeta_star/_read_as</text:p>
      <text:p text:style-name="Preformatted_20_Text">data/aero/timestep_info/00160/_read_as</text:p>
      <text:p text:style-name="Preformatted_20_Text">data/aero/timestep_info/00160/body_steady_forces</text:p>
      <text:p text:style-name="Preformatted_20_Text">data/aero/timestep_info/00160/body_unsteady_forces</text:p>
      <text:p text:style-name="Preformatted_20_Text"><text:soft-page-break/>data/aero/timestep_info/00160/control_surface_deflection</text:p>
      <text:p text:style-name="Preformatted_20_Text">data/aero/timestep_info/00160/ct_dimensions</text:p>
      <text:p text:style-name="Preformatted_20_Text">data/aero/timestep_info/00160/ct_dimensions_star</text:p>
      <text:p text:style-name="Preformatted_20_Text">data/aero/timestep_info/00160/dimensions</text:p>
      <text:p text:style-name="Preformatted_20_Text">data/aero/timestep_info/00160/dimensions_star</text:p>
      <text:p text:style-name="Preformatted_20_Text">data/aero/timestep_info/00160/dist_to_orig/00000</text:p>
      <text:p text:style-name="Preformatted_20_Text">data/aero/timestep_info/00160/dist_to_orig/00001</text:p>
      <text:p text:style-name="Preformatted_20_Text">data/aero/timestep_info/00160/dist_to_orig/00002</text:p>
      <text:p text:style-name="Preformatted_20_Text">data/aero/timestep_info/00160/dist_to_orig/00003</text:p>
      <text:p text:style-name="Preformatted_20_Text">data/aero/timestep_info/00160/dist_to_orig/_read_as</text:p>
      <text:p text:style-name="Preformatted_20_Text">data/aero/timestep_info/00160/dynamic_forces/00000</text:p>
      <text:p text:style-name="Preformatted_20_Text">data/aero/timestep_info/00160/dynamic_forces/00001</text:p>
      <text:p text:style-name="Preformatted_20_Text">data/aero/timestep_info/00160/dynamic_forces/00002</text:p>
      <text:p text:style-name="Preformatted_20_Text">data/aero/timestep_info/00160/dynamic_forces/00003</text:p>
      <text:p text:style-name="Preformatted_20_Text">data/aero/timestep_info/00160/dynamic_forces/_read_as</text:p>
      <text:p text:style-name="Preformatted_20_Text">data/aero/timestep_info/00160/flag_zeta_phantom</text:p>
      <text:p text:style-name="Preformatted_20_Text">data/aero/timestep_info/00160/forces/00000</text:p>
      <text:p text:style-name="Preformatted_20_Text">data/aero/timestep_info/00160/forces/00001</text:p>
      <text:p text:style-name="Preformatted_20_Text">data/aero/timestep_info/00160/forces/00002</text:p>
      <text:p text:style-name="Preformatted_20_Text">data/aero/timestep_info/00160/forces/00003</text:p>
      <text:p text:style-name="Preformatted_20_Text">data/aero/timestep_info/00160/forces/_read_as</text:p>
      <text:p text:style-name="Preformatted_20_Text">data/aero/timestep_info/00160/gamma/00000</text:p>
      <text:p text:style-name="Preformatted_20_Text">data/aero/timestep_info/00160/gamma/00001</text:p>
      <text:p text:style-name="Preformatted_20_Text">data/aero/timestep_info/00160/gamma/00002</text:p>
      <text:p text:style-name="Preformatted_20_Text">data/aero/timestep_info/00160/gamma/00003</text:p>
      <text:p text:style-name="Preformatted_20_Text">data/aero/timestep_info/00160/gamma/_read_as</text:p>
      <text:p text:style-name="Preformatted_20_Text">data/aero/timestep_info/00160/gamma_dot/00000</text:p>
      <text:p text:style-name="Preformatted_20_Text">data/aero/timestep_info/00160/gamma_dot/00001</text:p>
      <text:p text:style-name="Preformatted_20_Text">data/aero/timestep_info/00160/gamma_dot/00002</text:p>
      <text:p text:style-name="Preformatted_20_Text">data/aero/timestep_info/00160/gamma_dot/00003</text:p>
      <text:p text:style-name="Preformatted_20_Text">data/aero/timestep_info/00160/gamma_dot/_read_as</text:p>
      <text:p text:style-name="Preformatted_20_Text">data/aero/timestep_info/00160/gamma_star/00000</text:p>
      <text:p text:style-name="Preformatted_20_Text">data/aero/timestep_info/00160/gamma_star/00001</text:p>
      <text:p text:style-name="Preformatted_20_Text">data/aero/timestep_info/00160/gamma_star/00002</text:p>
      <text:p text:style-name="Preformatted_20_Text">data/aero/timestep_info/00160/gamma_star/00003</text:p>
      <text:p text:style-name="Preformatted_20_Text">data/aero/timestep_info/00160/gamma_star/_read_as</text:p>
      <text:p text:style-name="Preformatted_20_Text">data/aero/timestep_info/00160/in_global_AFoR</text:p>
      <text:p text:style-name="Preformatted_20_Text">data/aero/timestep_info/00160/inertial_steady_forces</text:p>
      <text:p text:style-name="Preformatted_20_Text">data/aero/timestep_info/00160/inertial_unsteady_forces</text:p>
      <text:p text:style-name="Preformatted_20_Text">data/aero/timestep_info/00160/n_surf</text:p>
      <text:p text:style-name="Preformatted_20_Text">data/aero/timestep_info/00160/normals/00000</text:p>
      <text:p text:style-name="Preformatted_20_Text">data/aero/timestep_info/00160/normals/00001</text:p>
      <text:p text:style-name="Preformatted_20_Text">data/aero/timestep_info/00160/normals/00002</text:p>
      <text:p text:style-name="Preformatted_20_Text">data/aero/timestep_info/00160/normals/00003</text:p>
      <text:p text:style-name="Preformatted_20_Text">data/aero/timestep_info/00160/normals/_read_as</text:p>
      <text:p text:style-name="Preformatted_20_Text">data/aero/timestep_info/00160/postproc_cell/_read_as</text:p>
      <text:p text:style-name="Preformatted_20_Text">data/aero/timestep_info/00160/postproc_node/_read_as</text:p>
      <text:p text:style-name="Preformatted_20_Text">data/aero/timestep_info/00160/u_ext/00000</text:p>
      <text:p text:style-name="Preformatted_20_Text">data/aero/timestep_info/00160/u_ext/00001</text:p>
      <text:p text:style-name="Preformatted_20_Text">data/aero/timestep_info/00160/u_ext/00002</text:p>
      <text:p text:style-name="Preformatted_20_Text">data/aero/timestep_info/00160/u_ext/00003</text:p>
      <text:p text:style-name="Preformatted_20_Text">data/aero/timestep_info/00160/u_ext/_read_as</text:p>
      <text:p text:style-name="Preformatted_20_Text">data/aero/timestep_info/00160/u_ext_star/00000</text:p>
      <text:p text:style-name="Preformatted_20_Text">data/aero/timestep_info/00160/u_ext_star/00001</text:p>
      <text:p text:style-name="Preformatted_20_Text">data/aero/timestep_info/00160/u_ext_star/00002</text:p>
      <text:p text:style-name="Preformatted_20_Text">data/aero/timestep_info/00160/u_ext_star/00003</text:p>
      <text:p text:style-name="Preformatted_20_Text">data/aero/timestep_info/00160/u_ext_star/_read_as</text:p>
      <text:p text:style-name="Preformatted_20_Text">data/aero/timestep_info/00160/wake_conv_vel/00000</text:p>
      <text:p text:style-name="Preformatted_20_Text">data/aero/timestep_info/00160/wake_conv_vel/00001</text:p>
      <text:p text:style-name="Preformatted_20_Text">data/aero/timestep_info/00160/wake_conv_vel/00002</text:p>
      <text:p text:style-name="Preformatted_20_Text">data/aero/timestep_info/00160/wake_conv_vel/00003</text:p>
      <text:p text:style-name="Preformatted_20_Text">data/aero/timestep_info/00160/wake_conv_vel/_read_as</text:p>
      <text:p text:style-name="Preformatted_20_Text">data/aero/timestep_info/00160/zeta/00000</text:p>
      <text:p text:style-name="Preformatted_20_Text">data/aero/timestep_info/00160/zeta/00001</text:p>
      <text:p text:style-name="Preformatted_20_Text"><text:soft-page-break/>data/aero/timestep_info/00160/zeta/00002</text:p>
      <text:p text:style-name="Preformatted_20_Text">data/aero/timestep_info/00160/zeta/00003</text:p>
      <text:p text:style-name="Preformatted_20_Text">data/aero/timestep_info/00160/zeta/_read_as</text:p>
      <text:p text:style-name="Preformatted_20_Text">data/aero/timestep_info/00160/zeta_dot/00000</text:p>
      <text:p text:style-name="Preformatted_20_Text">data/aero/timestep_info/00160/zeta_dot/00001</text:p>
      <text:p text:style-name="Preformatted_20_Text">data/aero/timestep_info/00160/zeta_dot/00002</text:p>
      <text:p text:style-name="Preformatted_20_Text">data/aero/timestep_info/00160/zeta_dot/00003</text:p>
      <text:p text:style-name="Preformatted_20_Text">data/aero/timestep_info/00160/zeta_dot/_read_as</text:p>
      <text:p text:style-name="Preformatted_20_Text">data/aero/timestep_info/00160/zeta_star/00000</text:p>
      <text:p text:style-name="Preformatted_20_Text">data/aero/timestep_info/00160/zeta_star/00001</text:p>
      <text:p text:style-name="Preformatted_20_Text">data/aero/timestep_info/00160/zeta_star/00002</text:p>
      <text:p text:style-name="Preformatted_20_Text">data/aero/timestep_info/00160/zeta_star/00003</text:p>
      <text:p text:style-name="Preformatted_20_Text">data/aero/timestep_info/00160/zeta_star/_read_as</text:p>
      <text:p text:style-name="Preformatted_20_Text">data/aero/timestep_info/00161/_read_as</text:p>
      <text:p text:style-name="Preformatted_20_Text">data/aero/timestep_info/00161/body_steady_forces</text:p>
      <text:p text:style-name="Preformatted_20_Text">data/aero/timestep_info/00161/body_unsteady_forces</text:p>
      <text:p text:style-name="Preformatted_20_Text">data/aero/timestep_info/00161/control_surface_deflection</text:p>
      <text:p text:style-name="Preformatted_20_Text">data/aero/timestep_info/00161/ct_dimensions</text:p>
      <text:p text:style-name="Preformatted_20_Text">data/aero/timestep_info/00161/ct_dimensions_star</text:p>
      <text:p text:style-name="Preformatted_20_Text">data/aero/timestep_info/00161/dimensions</text:p>
      <text:p text:style-name="Preformatted_20_Text">data/aero/timestep_info/00161/dimensions_star</text:p>
      <text:p text:style-name="Preformatted_20_Text">data/aero/timestep_info/00161/dist_to_orig/00000</text:p>
      <text:p text:style-name="Preformatted_20_Text">data/aero/timestep_info/00161/dist_to_orig/00001</text:p>
      <text:p text:style-name="Preformatted_20_Text">data/aero/timestep_info/00161/dist_to_orig/00002</text:p>
      <text:p text:style-name="Preformatted_20_Text">data/aero/timestep_info/00161/dist_to_orig/00003</text:p>
      <text:p text:style-name="Preformatted_20_Text">data/aero/timestep_info/00161/dist_to_orig/_read_as</text:p>
      <text:p text:style-name="Preformatted_20_Text">data/aero/timestep_info/00161/dynamic_forces/00000</text:p>
      <text:p text:style-name="Preformatted_20_Text">data/aero/timestep_info/00161/dynamic_forces/00001</text:p>
      <text:p text:style-name="Preformatted_20_Text">data/aero/timestep_info/00161/dynamic_forces/00002</text:p>
      <text:p text:style-name="Preformatted_20_Text">data/aero/timestep_info/00161/dynamic_forces/00003</text:p>
      <text:p text:style-name="Preformatted_20_Text">data/aero/timestep_info/00161/dynamic_forces/_read_as</text:p>
      <text:p text:style-name="Preformatted_20_Text">data/aero/timestep_info/00161/flag_zeta_phantom</text:p>
      <text:p text:style-name="Preformatted_20_Text">data/aero/timestep_info/00161/forces/00000</text:p>
      <text:p text:style-name="Preformatted_20_Text">data/aero/timestep_info/00161/forces/00001</text:p>
      <text:p text:style-name="Preformatted_20_Text">data/aero/timestep_info/00161/forces/00002</text:p>
      <text:p text:style-name="Preformatted_20_Text">data/aero/timestep_info/00161/forces/00003</text:p>
      <text:p text:style-name="Preformatted_20_Text">data/aero/timestep_info/00161/forces/_read_as</text:p>
      <text:p text:style-name="Preformatted_20_Text">data/aero/timestep_info/00161/gamma/00000</text:p>
      <text:p text:style-name="Preformatted_20_Text">data/aero/timestep_info/00161/gamma/00001</text:p>
      <text:p text:style-name="Preformatted_20_Text">data/aero/timestep_info/00161/gamma/00002</text:p>
      <text:p text:style-name="Preformatted_20_Text">data/aero/timestep_info/00161/gamma/00003</text:p>
      <text:p text:style-name="Preformatted_20_Text">data/aero/timestep_info/00161/gamma/_read_as</text:p>
      <text:p text:style-name="Preformatted_20_Text">data/aero/timestep_info/00161/gamma_dot/00000</text:p>
      <text:p text:style-name="Preformatted_20_Text">data/aero/timestep_info/00161/gamma_dot/00001</text:p>
      <text:p text:style-name="Preformatted_20_Text">data/aero/timestep_info/00161/gamma_dot/00002</text:p>
      <text:p text:style-name="Preformatted_20_Text">data/aero/timestep_info/00161/gamma_dot/00003</text:p>
      <text:p text:style-name="Preformatted_20_Text">data/aero/timestep_info/00161/gamma_dot/_read_as</text:p>
      <text:p text:style-name="Preformatted_20_Text">data/aero/timestep_info/00161/gamma_star/00000</text:p>
      <text:p text:style-name="Preformatted_20_Text">data/aero/timestep_info/00161/gamma_star/00001</text:p>
      <text:p text:style-name="Preformatted_20_Text">data/aero/timestep_info/00161/gamma_star/00002</text:p>
      <text:p text:style-name="Preformatted_20_Text">data/aero/timestep_info/00161/gamma_star/00003</text:p>
      <text:p text:style-name="Preformatted_20_Text">data/aero/timestep_info/00161/gamma_star/_read_as</text:p>
      <text:p text:style-name="Preformatted_20_Text">data/aero/timestep_info/00161/in_global_AFoR</text:p>
      <text:p text:style-name="Preformatted_20_Text">data/aero/timestep_info/00161/inertial_steady_forces</text:p>
      <text:p text:style-name="Preformatted_20_Text">data/aero/timestep_info/00161/inertial_unsteady_forces</text:p>
      <text:p text:style-name="Preformatted_20_Text">data/aero/timestep_info/00161/n_surf</text:p>
      <text:p text:style-name="Preformatted_20_Text">data/aero/timestep_info/00161/normals/00000</text:p>
      <text:p text:style-name="Preformatted_20_Text">data/aero/timestep_info/00161/normals/00001</text:p>
      <text:p text:style-name="Preformatted_20_Text">data/aero/timestep_info/00161/normals/00002</text:p>
      <text:p text:style-name="Preformatted_20_Text">data/aero/timestep_info/00161/normals/00003</text:p>
      <text:p text:style-name="Preformatted_20_Text">data/aero/timestep_info/00161/normals/_read_as</text:p>
      <text:p text:style-name="Preformatted_20_Text">data/aero/timestep_info/00161/postproc_cell/_read_as</text:p>
      <text:p text:style-name="Preformatted_20_Text">data/aero/timestep_info/00161/postproc_node/_read_as</text:p>
      <text:p text:style-name="Preformatted_20_Text">data/aero/timestep_info/00161/u_ext/00000</text:p>
      <text:p text:style-name="Preformatted_20_Text"><text:soft-page-break/>data/aero/timestep_info/00161/u_ext/00001</text:p>
      <text:p text:style-name="Preformatted_20_Text">data/aero/timestep_info/00161/u_ext/00002</text:p>
      <text:p text:style-name="Preformatted_20_Text">data/aero/timestep_info/00161/u_ext/00003</text:p>
      <text:p text:style-name="Preformatted_20_Text">data/aero/timestep_info/00161/u_ext/_read_as</text:p>
      <text:p text:style-name="Preformatted_20_Text">data/aero/timestep_info/00161/u_ext_star/00000</text:p>
      <text:p text:style-name="Preformatted_20_Text">data/aero/timestep_info/00161/u_ext_star/00001</text:p>
      <text:p text:style-name="Preformatted_20_Text">data/aero/timestep_info/00161/u_ext_star/00002</text:p>
      <text:p text:style-name="Preformatted_20_Text">data/aero/timestep_info/00161/u_ext_star/00003</text:p>
      <text:p text:style-name="Preformatted_20_Text">data/aero/timestep_info/00161/u_ext_star/_read_as</text:p>
      <text:p text:style-name="Preformatted_20_Text">data/aero/timestep_info/00161/wake_conv_vel/00000</text:p>
      <text:p text:style-name="Preformatted_20_Text">data/aero/timestep_info/00161/wake_conv_vel/00001</text:p>
      <text:p text:style-name="Preformatted_20_Text">data/aero/timestep_info/00161/wake_conv_vel/00002</text:p>
      <text:p text:style-name="Preformatted_20_Text">data/aero/timestep_info/00161/wake_conv_vel/00003</text:p>
      <text:p text:style-name="Preformatted_20_Text">data/aero/timestep_info/00161/wake_conv_vel/_read_as</text:p>
      <text:p text:style-name="Preformatted_20_Text">data/aero/timestep_info/00161/zeta/00000</text:p>
      <text:p text:style-name="Preformatted_20_Text">data/aero/timestep_info/00161/zeta/00001</text:p>
      <text:p text:style-name="Preformatted_20_Text">data/aero/timestep_info/00161/zeta/00002</text:p>
      <text:p text:style-name="Preformatted_20_Text">data/aero/timestep_info/00161/zeta/00003</text:p>
      <text:p text:style-name="Preformatted_20_Text">data/aero/timestep_info/00161/zeta/_read_as</text:p>
      <text:p text:style-name="Preformatted_20_Text">data/aero/timestep_info/00161/zeta_dot/00000</text:p>
      <text:p text:style-name="Preformatted_20_Text">data/aero/timestep_info/00161/zeta_dot/00001</text:p>
      <text:p text:style-name="Preformatted_20_Text">data/aero/timestep_info/00161/zeta_dot/00002</text:p>
      <text:p text:style-name="Preformatted_20_Text">data/aero/timestep_info/00161/zeta_dot/00003</text:p>
      <text:p text:style-name="Preformatted_20_Text">data/aero/timestep_info/00161/zeta_dot/_read_as</text:p>
      <text:p text:style-name="Preformatted_20_Text">data/aero/timestep_info/00161/zeta_star/00000</text:p>
      <text:p text:style-name="Preformatted_20_Text">data/aero/timestep_info/00161/zeta_star/00001</text:p>
      <text:p text:style-name="Preformatted_20_Text">data/aero/timestep_info/00161/zeta_star/00002</text:p>
      <text:p text:style-name="Preformatted_20_Text">data/aero/timestep_info/00161/zeta_star/00003</text:p>
      <text:p text:style-name="Preformatted_20_Text">data/aero/timestep_info/00161/zeta_star/_read_as</text:p>
      <text:p text:style-name="Preformatted_20_Text">data/aero/timestep_info/00162/_read_as</text:p>
      <text:p text:style-name="Preformatted_20_Text">data/aero/timestep_info/00162/body_steady_forces</text:p>
      <text:p text:style-name="Preformatted_20_Text">data/aero/timestep_info/00162/body_unsteady_forces</text:p>
      <text:p text:style-name="Preformatted_20_Text">data/aero/timestep_info/00162/control_surface_deflection</text:p>
      <text:p text:style-name="Preformatted_20_Text">data/aero/timestep_info/00162/ct_dimensions</text:p>
      <text:p text:style-name="Preformatted_20_Text">data/aero/timestep_info/00162/ct_dimensions_star</text:p>
      <text:p text:style-name="Preformatted_20_Text">data/aero/timestep_info/00162/dimensions</text:p>
      <text:p text:style-name="Preformatted_20_Text">data/aero/timestep_info/00162/dimensions_star</text:p>
      <text:p text:style-name="Preformatted_20_Text">data/aero/timestep_info/00162/dist_to_orig/00000</text:p>
      <text:p text:style-name="Preformatted_20_Text">data/aero/timestep_info/00162/dist_to_orig/00001</text:p>
      <text:p text:style-name="Preformatted_20_Text">data/aero/timestep_info/00162/dist_to_orig/00002</text:p>
      <text:p text:style-name="Preformatted_20_Text">data/aero/timestep_info/00162/dist_to_orig/00003</text:p>
      <text:p text:style-name="Preformatted_20_Text">data/aero/timestep_info/00162/dist_to_orig/_read_as</text:p>
      <text:p text:style-name="Preformatted_20_Text">data/aero/timestep_info/00162/dynamic_forces/00000</text:p>
      <text:p text:style-name="Preformatted_20_Text">data/aero/timestep_info/00162/dynamic_forces/00001</text:p>
      <text:p text:style-name="Preformatted_20_Text">data/aero/timestep_info/00162/dynamic_forces/00002</text:p>
      <text:p text:style-name="Preformatted_20_Text">data/aero/timestep_info/00162/dynamic_forces/00003</text:p>
      <text:p text:style-name="Preformatted_20_Text">data/aero/timestep_info/00162/dynamic_forces/_read_as</text:p>
      <text:p text:style-name="Preformatted_20_Text">data/aero/timestep_info/00162/flag_zeta_phantom</text:p>
      <text:p text:style-name="Preformatted_20_Text">data/aero/timestep_info/00162/forces/00000</text:p>
      <text:p text:style-name="Preformatted_20_Text">data/aero/timestep_info/00162/forces/00001</text:p>
      <text:p text:style-name="Preformatted_20_Text">data/aero/timestep_info/00162/forces/00002</text:p>
      <text:p text:style-name="Preformatted_20_Text">data/aero/timestep_info/00162/forces/00003</text:p>
      <text:p text:style-name="Preformatted_20_Text">data/aero/timestep_info/00162/forces/_read_as</text:p>
      <text:p text:style-name="Preformatted_20_Text">data/aero/timestep_info/00162/gamma/00000</text:p>
      <text:p text:style-name="Preformatted_20_Text">data/aero/timestep_info/00162/gamma/00001</text:p>
      <text:p text:style-name="Preformatted_20_Text">data/aero/timestep_info/00162/gamma/00002</text:p>
      <text:p text:style-name="Preformatted_20_Text">data/aero/timestep_info/00162/gamma/00003</text:p>
      <text:p text:style-name="Preformatted_20_Text">data/aero/timestep_info/00162/gamma/_read_as</text:p>
      <text:p text:style-name="Preformatted_20_Text">data/aero/timestep_info/00162/gamma_dot/00000</text:p>
      <text:p text:style-name="Preformatted_20_Text">data/aero/timestep_info/00162/gamma_dot/00001</text:p>
      <text:p text:style-name="Preformatted_20_Text">data/aero/timestep_info/00162/gamma_dot/00002</text:p>
      <text:p text:style-name="Preformatted_20_Text">data/aero/timestep_info/00162/gamma_dot/00003</text:p>
      <text:p text:style-name="Preformatted_20_Text">data/aero/timestep_info/00162/gamma_dot/_read_as</text:p>
      <text:p text:style-name="Preformatted_20_Text">data/aero/timestep_info/00162/gamma_star/00000</text:p>
      <text:p text:style-name="Preformatted_20_Text"><text:soft-page-break/>data/aero/timestep_info/00162/gamma_star/00001</text:p>
      <text:p text:style-name="Preformatted_20_Text">data/aero/timestep_info/00162/gamma_star/00002</text:p>
      <text:p text:style-name="Preformatted_20_Text">data/aero/timestep_info/00162/gamma_star/00003</text:p>
      <text:p text:style-name="Preformatted_20_Text">data/aero/timestep_info/00162/gamma_star/_read_as</text:p>
      <text:p text:style-name="Preformatted_20_Text">data/aero/timestep_info/00162/in_global_AFoR</text:p>
      <text:p text:style-name="Preformatted_20_Text">data/aero/timestep_info/00162/inertial_steady_forces</text:p>
      <text:p text:style-name="Preformatted_20_Text">data/aero/timestep_info/00162/inertial_unsteady_forces</text:p>
      <text:p text:style-name="Preformatted_20_Text">data/aero/timestep_info/00162/n_surf</text:p>
      <text:p text:style-name="Preformatted_20_Text">data/aero/timestep_info/00162/normals/00000</text:p>
      <text:p text:style-name="Preformatted_20_Text">data/aero/timestep_info/00162/normals/00001</text:p>
      <text:p text:style-name="Preformatted_20_Text">data/aero/timestep_info/00162/normals/00002</text:p>
      <text:p text:style-name="Preformatted_20_Text">data/aero/timestep_info/00162/normals/00003</text:p>
      <text:p text:style-name="Preformatted_20_Text">data/aero/timestep_info/00162/normals/_read_as</text:p>
      <text:p text:style-name="Preformatted_20_Text">data/aero/timestep_info/00162/postproc_cell/_read_as</text:p>
      <text:p text:style-name="Preformatted_20_Text">data/aero/timestep_info/00162/postproc_node/_read_as</text:p>
      <text:p text:style-name="Preformatted_20_Text">data/aero/timestep_info/00162/u_ext/00000</text:p>
      <text:p text:style-name="Preformatted_20_Text">data/aero/timestep_info/00162/u_ext/00001</text:p>
      <text:p text:style-name="Preformatted_20_Text">data/aero/timestep_info/00162/u_ext/00002</text:p>
      <text:p text:style-name="Preformatted_20_Text">data/aero/timestep_info/00162/u_ext/00003</text:p>
      <text:p text:style-name="Preformatted_20_Text">data/aero/timestep_info/00162/u_ext/_read_as</text:p>
      <text:p text:style-name="Preformatted_20_Text">data/aero/timestep_info/00162/u_ext_star/00000</text:p>
      <text:p text:style-name="Preformatted_20_Text">data/aero/timestep_info/00162/u_ext_star/00001</text:p>
      <text:p text:style-name="Preformatted_20_Text">data/aero/timestep_info/00162/u_ext_star/00002</text:p>
      <text:p text:style-name="Preformatted_20_Text">data/aero/timestep_info/00162/u_ext_star/00003</text:p>
      <text:p text:style-name="Preformatted_20_Text">data/aero/timestep_info/00162/u_ext_star/_read_as</text:p>
      <text:p text:style-name="Preformatted_20_Text">data/aero/timestep_info/00162/wake_conv_vel/00000</text:p>
      <text:p text:style-name="Preformatted_20_Text">data/aero/timestep_info/00162/wake_conv_vel/00001</text:p>
      <text:p text:style-name="Preformatted_20_Text">data/aero/timestep_info/00162/wake_conv_vel/00002</text:p>
      <text:p text:style-name="Preformatted_20_Text">data/aero/timestep_info/00162/wake_conv_vel/00003</text:p>
      <text:p text:style-name="Preformatted_20_Text">data/aero/timestep_info/00162/wake_conv_vel/_read_as</text:p>
      <text:p text:style-name="Preformatted_20_Text">data/aero/timestep_info/00162/zeta/00000</text:p>
      <text:p text:style-name="Preformatted_20_Text">data/aero/timestep_info/00162/zeta/00001</text:p>
      <text:p text:style-name="Preformatted_20_Text">data/aero/timestep_info/00162/zeta/00002</text:p>
      <text:p text:style-name="Preformatted_20_Text">data/aero/timestep_info/00162/zeta/00003</text:p>
      <text:p text:style-name="Preformatted_20_Text">data/aero/timestep_info/00162/zeta/_read_as</text:p>
      <text:p text:style-name="Preformatted_20_Text">data/aero/timestep_info/00162/zeta_dot/00000</text:p>
      <text:p text:style-name="Preformatted_20_Text">data/aero/timestep_info/00162/zeta_dot/00001</text:p>
      <text:p text:style-name="Preformatted_20_Text">data/aero/timestep_info/00162/zeta_dot/00002</text:p>
      <text:p text:style-name="Preformatted_20_Text">data/aero/timestep_info/00162/zeta_dot/00003</text:p>
      <text:p text:style-name="Preformatted_20_Text">data/aero/timestep_info/00162/zeta_dot/_read_as</text:p>
      <text:p text:style-name="Preformatted_20_Text">data/aero/timestep_info/00162/zeta_star/00000</text:p>
      <text:p text:style-name="Preformatted_20_Text">data/aero/timestep_info/00162/zeta_star/00001</text:p>
      <text:p text:style-name="Preformatted_20_Text">data/aero/timestep_info/00162/zeta_star/00002</text:p>
      <text:p text:style-name="Preformatted_20_Text">data/aero/timestep_info/00162/zeta_star/00003</text:p>
      <text:p text:style-name="Preformatted_20_Text">data/aero/timestep_info/00162/zeta_star/_read_as</text:p>
      <text:p text:style-name="Preformatted_20_Text">data/aero/timestep_info/00163/_read_as</text:p>
      <text:p text:style-name="Preformatted_20_Text">data/aero/timestep_info/00163/body_steady_forces</text:p>
      <text:p text:style-name="Preformatted_20_Text">data/aero/timestep_info/00163/body_unsteady_forces</text:p>
      <text:p text:style-name="Preformatted_20_Text">data/aero/timestep_info/00163/control_surface_deflection</text:p>
      <text:p text:style-name="Preformatted_20_Text">data/aero/timestep_info/00163/ct_dimensions</text:p>
      <text:p text:style-name="Preformatted_20_Text">data/aero/timestep_info/00163/ct_dimensions_star</text:p>
      <text:p text:style-name="Preformatted_20_Text">data/aero/timestep_info/00163/dimensions</text:p>
      <text:p text:style-name="Preformatted_20_Text">data/aero/timestep_info/00163/dimensions_star</text:p>
      <text:p text:style-name="Preformatted_20_Text">data/aero/timestep_info/00163/dist_to_orig/00000</text:p>
      <text:p text:style-name="Preformatted_20_Text">data/aero/timestep_info/00163/dist_to_orig/00001</text:p>
      <text:p text:style-name="Preformatted_20_Text">data/aero/timestep_info/00163/dist_to_orig/00002</text:p>
      <text:p text:style-name="Preformatted_20_Text">data/aero/timestep_info/00163/dist_to_orig/00003</text:p>
      <text:p text:style-name="Preformatted_20_Text">data/aero/timestep_info/00163/dist_to_orig/_read_as</text:p>
      <text:p text:style-name="Preformatted_20_Text">data/aero/timestep_info/00163/dynamic_forces/00000</text:p>
      <text:p text:style-name="Preformatted_20_Text">data/aero/timestep_info/00163/dynamic_forces/00001</text:p>
      <text:p text:style-name="Preformatted_20_Text">data/aero/timestep_info/00163/dynamic_forces/00002</text:p>
      <text:p text:style-name="Preformatted_20_Text">data/aero/timestep_info/00163/dynamic_forces/00003</text:p>
      <text:p text:style-name="Preformatted_20_Text">data/aero/timestep_info/00163/dynamic_forces/_read_as</text:p>
      <text:p text:style-name="Preformatted_20_Text">data/aero/timestep_info/00163/flag_zeta_phantom</text:p>
      <text:p text:style-name="Preformatted_20_Text"><text:soft-page-break/>data/aero/timestep_info/00163/forces/00000</text:p>
      <text:p text:style-name="Preformatted_20_Text">data/aero/timestep_info/00163/forces/00001</text:p>
      <text:p text:style-name="Preformatted_20_Text">data/aero/timestep_info/00163/forces/00002</text:p>
      <text:p text:style-name="Preformatted_20_Text">data/aero/timestep_info/00163/forces/00003</text:p>
      <text:p text:style-name="Preformatted_20_Text">data/aero/timestep_info/00163/forces/_read_as</text:p>
      <text:p text:style-name="Preformatted_20_Text">data/aero/timestep_info/00163/gamma/00000</text:p>
      <text:p text:style-name="Preformatted_20_Text">data/aero/timestep_info/00163/gamma/00001</text:p>
      <text:p text:style-name="Preformatted_20_Text">data/aero/timestep_info/00163/gamma/00002</text:p>
      <text:p text:style-name="Preformatted_20_Text">data/aero/timestep_info/00163/gamma/00003</text:p>
      <text:p text:style-name="Preformatted_20_Text">data/aero/timestep_info/00163/gamma/_read_as</text:p>
      <text:p text:style-name="Preformatted_20_Text">data/aero/timestep_info/00163/gamma_dot/00000</text:p>
      <text:p text:style-name="Preformatted_20_Text">data/aero/timestep_info/00163/gamma_dot/00001</text:p>
      <text:p text:style-name="Preformatted_20_Text">data/aero/timestep_info/00163/gamma_dot/00002</text:p>
      <text:p text:style-name="Preformatted_20_Text">data/aero/timestep_info/00163/gamma_dot/00003</text:p>
      <text:p text:style-name="Preformatted_20_Text">data/aero/timestep_info/00163/gamma_dot/_read_as</text:p>
      <text:p text:style-name="Preformatted_20_Text">data/aero/timestep_info/00163/gamma_star/00000</text:p>
      <text:p text:style-name="Preformatted_20_Text">data/aero/timestep_info/00163/gamma_star/00001</text:p>
      <text:p text:style-name="Preformatted_20_Text">data/aero/timestep_info/00163/gamma_star/00002</text:p>
      <text:p text:style-name="Preformatted_20_Text">data/aero/timestep_info/00163/gamma_star/00003</text:p>
      <text:p text:style-name="Preformatted_20_Text">data/aero/timestep_info/00163/gamma_star/_read_as</text:p>
      <text:p text:style-name="Preformatted_20_Text">data/aero/timestep_info/00163/in_global_AFoR</text:p>
      <text:p text:style-name="Preformatted_20_Text">data/aero/timestep_info/00163/inertial_steady_forces</text:p>
      <text:p text:style-name="Preformatted_20_Text">data/aero/timestep_info/00163/inertial_unsteady_forces</text:p>
      <text:p text:style-name="Preformatted_20_Text">data/aero/timestep_info/00163/n_surf</text:p>
      <text:p text:style-name="Preformatted_20_Text">data/aero/timestep_info/00163/normals/00000</text:p>
      <text:p text:style-name="Preformatted_20_Text">data/aero/timestep_info/00163/normals/00001</text:p>
      <text:p text:style-name="Preformatted_20_Text">data/aero/timestep_info/00163/normals/00002</text:p>
      <text:p text:style-name="Preformatted_20_Text">data/aero/timestep_info/00163/normals/00003</text:p>
      <text:p text:style-name="Preformatted_20_Text">data/aero/timestep_info/00163/normals/_read_as</text:p>
      <text:p text:style-name="Preformatted_20_Text">data/aero/timestep_info/00163/postproc_cell/_read_as</text:p>
      <text:p text:style-name="Preformatted_20_Text">data/aero/timestep_info/00163/postproc_node/_read_as</text:p>
      <text:p text:style-name="Preformatted_20_Text">data/aero/timestep_info/00163/u_ext/00000</text:p>
      <text:p text:style-name="Preformatted_20_Text">data/aero/timestep_info/00163/u_ext/00001</text:p>
      <text:p text:style-name="Preformatted_20_Text">data/aero/timestep_info/00163/u_ext/00002</text:p>
      <text:p text:style-name="Preformatted_20_Text">data/aero/timestep_info/00163/u_ext/00003</text:p>
      <text:p text:style-name="Preformatted_20_Text">data/aero/timestep_info/00163/u_ext/_read_as</text:p>
      <text:p text:style-name="Preformatted_20_Text">data/aero/timestep_info/00163/u_ext_star/00000</text:p>
      <text:p text:style-name="Preformatted_20_Text">data/aero/timestep_info/00163/u_ext_star/00001</text:p>
      <text:p text:style-name="Preformatted_20_Text">data/aero/timestep_info/00163/u_ext_star/00002</text:p>
      <text:p text:style-name="Preformatted_20_Text">data/aero/timestep_info/00163/u_ext_star/00003</text:p>
      <text:p text:style-name="Preformatted_20_Text">data/aero/timestep_info/00163/u_ext_star/_read_as</text:p>
      <text:p text:style-name="Preformatted_20_Text">data/aero/timestep_info/00163/wake_conv_vel/00000</text:p>
      <text:p text:style-name="Preformatted_20_Text">data/aero/timestep_info/00163/wake_conv_vel/00001</text:p>
      <text:p text:style-name="Preformatted_20_Text">data/aero/timestep_info/00163/wake_conv_vel/00002</text:p>
      <text:p text:style-name="Preformatted_20_Text">data/aero/timestep_info/00163/wake_conv_vel/00003</text:p>
      <text:p text:style-name="Preformatted_20_Text">data/aero/timestep_info/00163/wake_conv_vel/_read_as</text:p>
      <text:p text:style-name="Preformatted_20_Text">data/aero/timestep_info/00163/zeta/00000</text:p>
      <text:p text:style-name="Preformatted_20_Text">data/aero/timestep_info/00163/zeta/00001</text:p>
      <text:p text:style-name="Preformatted_20_Text">data/aero/timestep_info/00163/zeta/00002</text:p>
      <text:p text:style-name="Preformatted_20_Text">data/aero/timestep_info/00163/zeta/00003</text:p>
      <text:p text:style-name="Preformatted_20_Text">data/aero/timestep_info/00163/zeta/_read_as</text:p>
      <text:p text:style-name="Preformatted_20_Text">data/aero/timestep_info/00163/zeta_dot/00000</text:p>
      <text:p text:style-name="Preformatted_20_Text">data/aero/timestep_info/00163/zeta_dot/00001</text:p>
      <text:p text:style-name="Preformatted_20_Text">data/aero/timestep_info/00163/zeta_dot/00002</text:p>
      <text:p text:style-name="Preformatted_20_Text">data/aero/timestep_info/00163/zeta_dot/00003</text:p>
      <text:p text:style-name="Preformatted_20_Text">data/aero/timestep_info/00163/zeta_dot/_read_as</text:p>
      <text:p text:style-name="Preformatted_20_Text">data/aero/timestep_info/00163/zeta_star/00000</text:p>
      <text:p text:style-name="Preformatted_20_Text">data/aero/timestep_info/00163/zeta_star/00001</text:p>
      <text:p text:style-name="Preformatted_20_Text">data/aero/timestep_info/00163/zeta_star/00002</text:p>
      <text:p text:style-name="Preformatted_20_Text">data/aero/timestep_info/00163/zeta_star/00003</text:p>
      <text:p text:style-name="Preformatted_20_Text">data/aero/timestep_info/00163/zeta_star/_read_as</text:p>
      <text:p text:style-name="Preformatted_20_Text">data/aero/timestep_info/00164/_read_as</text:p>
      <text:p text:style-name="Preformatted_20_Text">data/aero/timestep_info/00164/body_steady_forces</text:p>
      <text:p text:style-name="Preformatted_20_Text">data/aero/timestep_info/00164/body_unsteady_forces</text:p>
      <text:p text:style-name="Preformatted_20_Text"><text:soft-page-break/>data/aero/timestep_info/00164/control_surface_deflection</text:p>
      <text:p text:style-name="Preformatted_20_Text">data/aero/timestep_info/00164/ct_dimensions</text:p>
      <text:p text:style-name="Preformatted_20_Text">data/aero/timestep_info/00164/ct_dimensions_star</text:p>
      <text:p text:style-name="Preformatted_20_Text">data/aero/timestep_info/00164/dimensions</text:p>
      <text:p text:style-name="Preformatted_20_Text">data/aero/timestep_info/00164/dimensions_star</text:p>
      <text:p text:style-name="Preformatted_20_Text">data/aero/timestep_info/00164/dist_to_orig/00000</text:p>
      <text:p text:style-name="Preformatted_20_Text">data/aero/timestep_info/00164/dist_to_orig/00001</text:p>
      <text:p text:style-name="Preformatted_20_Text">data/aero/timestep_info/00164/dist_to_orig/00002</text:p>
      <text:p text:style-name="Preformatted_20_Text">data/aero/timestep_info/00164/dist_to_orig/00003</text:p>
      <text:p text:style-name="Preformatted_20_Text">data/aero/timestep_info/00164/dist_to_orig/_read_as</text:p>
      <text:p text:style-name="Preformatted_20_Text">data/aero/timestep_info/00164/dynamic_forces/00000</text:p>
      <text:p text:style-name="Preformatted_20_Text">data/aero/timestep_info/00164/dynamic_forces/00001</text:p>
      <text:p text:style-name="Preformatted_20_Text">data/aero/timestep_info/00164/dynamic_forces/00002</text:p>
      <text:p text:style-name="Preformatted_20_Text">data/aero/timestep_info/00164/dynamic_forces/00003</text:p>
      <text:p text:style-name="Preformatted_20_Text">data/aero/timestep_info/00164/dynamic_forces/_read_as</text:p>
      <text:p text:style-name="Preformatted_20_Text">data/aero/timestep_info/00164/flag_zeta_phantom</text:p>
      <text:p text:style-name="Preformatted_20_Text">data/aero/timestep_info/00164/forces/00000</text:p>
      <text:p text:style-name="Preformatted_20_Text">data/aero/timestep_info/00164/forces/00001</text:p>
      <text:p text:style-name="Preformatted_20_Text">data/aero/timestep_info/00164/forces/00002</text:p>
      <text:p text:style-name="Preformatted_20_Text">data/aero/timestep_info/00164/forces/00003</text:p>
      <text:p text:style-name="Preformatted_20_Text">data/aero/timestep_info/00164/forces/_read_as</text:p>
      <text:p text:style-name="Preformatted_20_Text">data/aero/timestep_info/00164/gamma/00000</text:p>
      <text:p text:style-name="Preformatted_20_Text">data/aero/timestep_info/00164/gamma/00001</text:p>
      <text:p text:style-name="Preformatted_20_Text">data/aero/timestep_info/00164/gamma/00002</text:p>
      <text:p text:style-name="Preformatted_20_Text">data/aero/timestep_info/00164/gamma/00003</text:p>
      <text:p text:style-name="Preformatted_20_Text">data/aero/timestep_info/00164/gamma/_read_as</text:p>
      <text:p text:style-name="Preformatted_20_Text">data/aero/timestep_info/00164/gamma_dot/00000</text:p>
      <text:p text:style-name="Preformatted_20_Text">data/aero/timestep_info/00164/gamma_dot/00001</text:p>
      <text:p text:style-name="Preformatted_20_Text">data/aero/timestep_info/00164/gamma_dot/00002</text:p>
      <text:p text:style-name="Preformatted_20_Text">data/aero/timestep_info/00164/gamma_dot/00003</text:p>
      <text:p text:style-name="Preformatted_20_Text">data/aero/timestep_info/00164/gamma_dot/_read_as</text:p>
      <text:p text:style-name="Preformatted_20_Text">data/aero/timestep_info/00164/gamma_star/00000</text:p>
      <text:p text:style-name="Preformatted_20_Text">data/aero/timestep_info/00164/gamma_star/00001</text:p>
      <text:p text:style-name="Preformatted_20_Text">data/aero/timestep_info/00164/gamma_star/00002</text:p>
      <text:p text:style-name="Preformatted_20_Text">data/aero/timestep_info/00164/gamma_star/00003</text:p>
      <text:p text:style-name="Preformatted_20_Text">data/aero/timestep_info/00164/gamma_star/_read_as</text:p>
      <text:p text:style-name="Preformatted_20_Text">data/aero/timestep_info/00164/in_global_AFoR</text:p>
      <text:p text:style-name="Preformatted_20_Text">data/aero/timestep_info/00164/inertial_steady_forces</text:p>
      <text:p text:style-name="Preformatted_20_Text">data/aero/timestep_info/00164/inertial_unsteady_forces</text:p>
      <text:p text:style-name="Preformatted_20_Text">data/aero/timestep_info/00164/n_surf</text:p>
      <text:p text:style-name="Preformatted_20_Text">data/aero/timestep_info/00164/normals/00000</text:p>
      <text:p text:style-name="Preformatted_20_Text">data/aero/timestep_info/00164/normals/00001</text:p>
      <text:p text:style-name="Preformatted_20_Text">data/aero/timestep_info/00164/normals/00002</text:p>
      <text:p text:style-name="Preformatted_20_Text">data/aero/timestep_info/00164/normals/00003</text:p>
      <text:p text:style-name="Preformatted_20_Text">data/aero/timestep_info/00164/normals/_read_as</text:p>
      <text:p text:style-name="Preformatted_20_Text">data/aero/timestep_info/00164/postproc_cell/_read_as</text:p>
      <text:p text:style-name="Preformatted_20_Text">data/aero/timestep_info/00164/postproc_node/_read_as</text:p>
      <text:p text:style-name="Preformatted_20_Text">data/aero/timestep_info/00164/u_ext/00000</text:p>
      <text:p text:style-name="Preformatted_20_Text">data/aero/timestep_info/00164/u_ext/00001</text:p>
      <text:p text:style-name="Preformatted_20_Text">data/aero/timestep_info/00164/u_ext/00002</text:p>
      <text:p text:style-name="Preformatted_20_Text">data/aero/timestep_info/00164/u_ext/00003</text:p>
      <text:p text:style-name="Preformatted_20_Text">data/aero/timestep_info/00164/u_ext/_read_as</text:p>
      <text:p text:style-name="Preformatted_20_Text">data/aero/timestep_info/00164/u_ext_star/00000</text:p>
      <text:p text:style-name="Preformatted_20_Text">data/aero/timestep_info/00164/u_ext_star/00001</text:p>
      <text:p text:style-name="Preformatted_20_Text">data/aero/timestep_info/00164/u_ext_star/00002</text:p>
      <text:p text:style-name="Preformatted_20_Text">data/aero/timestep_info/00164/u_ext_star/00003</text:p>
      <text:p text:style-name="Preformatted_20_Text">data/aero/timestep_info/00164/u_ext_star/_read_as</text:p>
      <text:p text:style-name="Preformatted_20_Text">data/aero/timestep_info/00164/wake_conv_vel/00000</text:p>
      <text:p text:style-name="Preformatted_20_Text">data/aero/timestep_info/00164/wake_conv_vel/00001</text:p>
      <text:p text:style-name="Preformatted_20_Text">data/aero/timestep_info/00164/wake_conv_vel/00002</text:p>
      <text:p text:style-name="Preformatted_20_Text">data/aero/timestep_info/00164/wake_conv_vel/00003</text:p>
      <text:p text:style-name="Preformatted_20_Text">data/aero/timestep_info/00164/wake_conv_vel/_read_as</text:p>
      <text:p text:style-name="Preformatted_20_Text">data/aero/timestep_info/00164/zeta/00000</text:p>
      <text:p text:style-name="Preformatted_20_Text">data/aero/timestep_info/00164/zeta/00001</text:p>
      <text:p text:style-name="Preformatted_20_Text"><text:soft-page-break/>data/aero/timestep_info/00164/zeta/00002</text:p>
      <text:p text:style-name="Preformatted_20_Text">data/aero/timestep_info/00164/zeta/00003</text:p>
      <text:p text:style-name="Preformatted_20_Text">data/aero/timestep_info/00164/zeta/_read_as</text:p>
      <text:p text:style-name="Preformatted_20_Text">data/aero/timestep_info/00164/zeta_dot/00000</text:p>
      <text:p text:style-name="Preformatted_20_Text">data/aero/timestep_info/00164/zeta_dot/00001</text:p>
      <text:p text:style-name="Preformatted_20_Text">data/aero/timestep_info/00164/zeta_dot/00002</text:p>
      <text:p text:style-name="Preformatted_20_Text">data/aero/timestep_info/00164/zeta_dot/00003</text:p>
      <text:p text:style-name="Preformatted_20_Text">data/aero/timestep_info/00164/zeta_dot/_read_as</text:p>
      <text:p text:style-name="Preformatted_20_Text">data/aero/timestep_info/00164/zeta_star/00000</text:p>
      <text:p text:style-name="Preformatted_20_Text">data/aero/timestep_info/00164/zeta_star/00001</text:p>
      <text:p text:style-name="Preformatted_20_Text">data/aero/timestep_info/00164/zeta_star/00002</text:p>
      <text:p text:style-name="Preformatted_20_Text">data/aero/timestep_info/00164/zeta_star/00003</text:p>
      <text:p text:style-name="Preformatted_20_Text">data/aero/timestep_info/00164/zeta_star/_read_as</text:p>
      <text:p text:style-name="Preformatted_20_Text">data/aero/timestep_info/00165/_read_as</text:p>
      <text:p text:style-name="Preformatted_20_Text">data/aero/timestep_info/00165/body_steady_forces</text:p>
      <text:p text:style-name="Preformatted_20_Text">data/aero/timestep_info/00165/body_unsteady_forces</text:p>
      <text:p text:style-name="Preformatted_20_Text">data/aero/timestep_info/00165/control_surface_deflection</text:p>
      <text:p text:style-name="Preformatted_20_Text">data/aero/timestep_info/00165/ct_dimensions</text:p>
      <text:p text:style-name="Preformatted_20_Text">data/aero/timestep_info/00165/ct_dimensions_star</text:p>
      <text:p text:style-name="Preformatted_20_Text">data/aero/timestep_info/00165/dimensions</text:p>
      <text:p text:style-name="Preformatted_20_Text">data/aero/timestep_info/00165/dimensions_star</text:p>
      <text:p text:style-name="Preformatted_20_Text">data/aero/timestep_info/00165/dist_to_orig/00000</text:p>
      <text:p text:style-name="Preformatted_20_Text">data/aero/timestep_info/00165/dist_to_orig/00001</text:p>
      <text:p text:style-name="Preformatted_20_Text">data/aero/timestep_info/00165/dist_to_orig/00002</text:p>
      <text:p text:style-name="Preformatted_20_Text">data/aero/timestep_info/00165/dist_to_orig/00003</text:p>
      <text:p text:style-name="Preformatted_20_Text">data/aero/timestep_info/00165/dist_to_orig/_read_as</text:p>
      <text:p text:style-name="Preformatted_20_Text">data/aero/timestep_info/00165/dynamic_forces/00000</text:p>
      <text:p text:style-name="Preformatted_20_Text">data/aero/timestep_info/00165/dynamic_forces/00001</text:p>
      <text:p text:style-name="Preformatted_20_Text">data/aero/timestep_info/00165/dynamic_forces/00002</text:p>
      <text:p text:style-name="Preformatted_20_Text">data/aero/timestep_info/00165/dynamic_forces/00003</text:p>
      <text:p text:style-name="Preformatted_20_Text">data/aero/timestep_info/00165/dynamic_forces/_read_as</text:p>
      <text:p text:style-name="Preformatted_20_Text">data/aero/timestep_info/00165/flag_zeta_phantom</text:p>
      <text:p text:style-name="Preformatted_20_Text">data/aero/timestep_info/00165/forces/00000</text:p>
      <text:p text:style-name="Preformatted_20_Text">data/aero/timestep_info/00165/forces/00001</text:p>
      <text:p text:style-name="Preformatted_20_Text">data/aero/timestep_info/00165/forces/00002</text:p>
      <text:p text:style-name="Preformatted_20_Text">data/aero/timestep_info/00165/forces/00003</text:p>
      <text:p text:style-name="Preformatted_20_Text">data/aero/timestep_info/00165/forces/_read_as</text:p>
      <text:p text:style-name="Preformatted_20_Text">data/aero/timestep_info/00165/gamma/00000</text:p>
      <text:p text:style-name="Preformatted_20_Text">data/aero/timestep_info/00165/gamma/00001</text:p>
      <text:p text:style-name="Preformatted_20_Text">data/aero/timestep_info/00165/gamma/00002</text:p>
      <text:p text:style-name="Preformatted_20_Text">data/aero/timestep_info/00165/gamma/00003</text:p>
      <text:p text:style-name="Preformatted_20_Text">data/aero/timestep_info/00165/gamma/_read_as</text:p>
      <text:p text:style-name="Preformatted_20_Text">data/aero/timestep_info/00165/gamma_dot/00000</text:p>
      <text:p text:style-name="Preformatted_20_Text">data/aero/timestep_info/00165/gamma_dot/00001</text:p>
      <text:p text:style-name="Preformatted_20_Text">data/aero/timestep_info/00165/gamma_dot/00002</text:p>
      <text:p text:style-name="Preformatted_20_Text">data/aero/timestep_info/00165/gamma_dot/00003</text:p>
      <text:p text:style-name="Preformatted_20_Text">data/aero/timestep_info/00165/gamma_dot/_read_as</text:p>
      <text:p text:style-name="Preformatted_20_Text">data/aero/timestep_info/00165/gamma_star/00000</text:p>
      <text:p text:style-name="Preformatted_20_Text">data/aero/timestep_info/00165/gamma_star/00001</text:p>
      <text:p text:style-name="Preformatted_20_Text">data/aero/timestep_info/00165/gamma_star/00002</text:p>
      <text:p text:style-name="Preformatted_20_Text">data/aero/timestep_info/00165/gamma_star/00003</text:p>
      <text:p text:style-name="Preformatted_20_Text">data/aero/timestep_info/00165/gamma_star/_read_as</text:p>
      <text:p text:style-name="Preformatted_20_Text">data/aero/timestep_info/00165/in_global_AFoR</text:p>
      <text:p text:style-name="Preformatted_20_Text">data/aero/timestep_info/00165/inertial_steady_forces</text:p>
      <text:p text:style-name="Preformatted_20_Text">data/aero/timestep_info/00165/inertial_unsteady_forces</text:p>
      <text:p text:style-name="Preformatted_20_Text">data/aero/timestep_info/00165/n_surf</text:p>
      <text:p text:style-name="Preformatted_20_Text">data/aero/timestep_info/00165/normals/00000</text:p>
      <text:p text:style-name="Preformatted_20_Text">data/aero/timestep_info/00165/normals/00001</text:p>
      <text:p text:style-name="Preformatted_20_Text">data/aero/timestep_info/00165/normals/00002</text:p>
      <text:p text:style-name="Preformatted_20_Text">data/aero/timestep_info/00165/normals/00003</text:p>
      <text:p text:style-name="Preformatted_20_Text">data/aero/timestep_info/00165/normals/_read_as</text:p>
      <text:p text:style-name="Preformatted_20_Text">data/aero/timestep_info/00165/postproc_cell/_read_as</text:p>
      <text:p text:style-name="Preformatted_20_Text">data/aero/timestep_info/00165/postproc_node/_read_as</text:p>
      <text:p text:style-name="Preformatted_20_Text">data/aero/timestep_info/00165/u_ext/00000</text:p>
      <text:p text:style-name="Preformatted_20_Text"><text:soft-page-break/>data/aero/timestep_info/00165/u_ext/00001</text:p>
      <text:p text:style-name="Preformatted_20_Text">data/aero/timestep_info/00165/u_ext/00002</text:p>
      <text:p text:style-name="Preformatted_20_Text">data/aero/timestep_info/00165/u_ext/00003</text:p>
      <text:p text:style-name="Preformatted_20_Text">data/aero/timestep_info/00165/u_ext/_read_as</text:p>
      <text:p text:style-name="Preformatted_20_Text">data/aero/timestep_info/00165/u_ext_star/00000</text:p>
      <text:p text:style-name="Preformatted_20_Text">data/aero/timestep_info/00165/u_ext_star/00001</text:p>
      <text:p text:style-name="Preformatted_20_Text">data/aero/timestep_info/00165/u_ext_star/00002</text:p>
      <text:p text:style-name="Preformatted_20_Text">data/aero/timestep_info/00165/u_ext_star/00003</text:p>
      <text:p text:style-name="Preformatted_20_Text">data/aero/timestep_info/00165/u_ext_star/_read_as</text:p>
      <text:p text:style-name="Preformatted_20_Text">data/aero/timestep_info/00165/wake_conv_vel/00000</text:p>
      <text:p text:style-name="Preformatted_20_Text">data/aero/timestep_info/00165/wake_conv_vel/00001</text:p>
      <text:p text:style-name="Preformatted_20_Text">data/aero/timestep_info/00165/wake_conv_vel/00002</text:p>
      <text:p text:style-name="Preformatted_20_Text">data/aero/timestep_info/00165/wake_conv_vel/00003</text:p>
      <text:p text:style-name="Preformatted_20_Text">data/aero/timestep_info/00165/wake_conv_vel/_read_as</text:p>
      <text:p text:style-name="Preformatted_20_Text">data/aero/timestep_info/00165/zeta/00000</text:p>
      <text:p text:style-name="Preformatted_20_Text">data/aero/timestep_info/00165/zeta/00001</text:p>
      <text:p text:style-name="Preformatted_20_Text">data/aero/timestep_info/00165/zeta/00002</text:p>
      <text:p text:style-name="Preformatted_20_Text">data/aero/timestep_info/00165/zeta/00003</text:p>
      <text:p text:style-name="Preformatted_20_Text">data/aero/timestep_info/00165/zeta/_read_as</text:p>
      <text:p text:style-name="Preformatted_20_Text">data/aero/timestep_info/00165/zeta_dot/00000</text:p>
      <text:p text:style-name="Preformatted_20_Text">data/aero/timestep_info/00165/zeta_dot/00001</text:p>
      <text:p text:style-name="Preformatted_20_Text">data/aero/timestep_info/00165/zeta_dot/00002</text:p>
      <text:p text:style-name="Preformatted_20_Text">data/aero/timestep_info/00165/zeta_dot/00003</text:p>
      <text:p text:style-name="Preformatted_20_Text">data/aero/timestep_info/00165/zeta_dot/_read_as</text:p>
      <text:p text:style-name="Preformatted_20_Text">data/aero/timestep_info/00165/zeta_star/00000</text:p>
      <text:p text:style-name="Preformatted_20_Text">data/aero/timestep_info/00165/zeta_star/00001</text:p>
      <text:p text:style-name="Preformatted_20_Text">data/aero/timestep_info/00165/zeta_star/00002</text:p>
      <text:p text:style-name="Preformatted_20_Text">data/aero/timestep_info/00165/zeta_star/00003</text:p>
      <text:p text:style-name="Preformatted_20_Text">data/aero/timestep_info/00165/zeta_star/_read_as</text:p>
      <text:p text:style-name="Preformatted_20_Text">data/aero/timestep_info/00166/_read_as</text:p>
      <text:p text:style-name="Preformatted_20_Text">data/aero/timestep_info/00166/body_steady_forces</text:p>
      <text:p text:style-name="Preformatted_20_Text">data/aero/timestep_info/00166/body_unsteady_forces</text:p>
      <text:p text:style-name="Preformatted_20_Text">data/aero/timestep_info/00166/control_surface_deflection</text:p>
      <text:p text:style-name="Preformatted_20_Text">data/aero/timestep_info/00166/ct_dimensions</text:p>
      <text:p text:style-name="Preformatted_20_Text">data/aero/timestep_info/00166/ct_dimensions_star</text:p>
      <text:p text:style-name="Preformatted_20_Text">data/aero/timestep_info/00166/dimensions</text:p>
      <text:p text:style-name="Preformatted_20_Text">data/aero/timestep_info/00166/dimensions_star</text:p>
      <text:p text:style-name="Preformatted_20_Text">data/aero/timestep_info/00166/dist_to_orig/00000</text:p>
      <text:p text:style-name="Preformatted_20_Text">data/aero/timestep_info/00166/dist_to_orig/00001</text:p>
      <text:p text:style-name="Preformatted_20_Text">data/aero/timestep_info/00166/dist_to_orig/00002</text:p>
      <text:p text:style-name="Preformatted_20_Text">data/aero/timestep_info/00166/dist_to_orig/00003</text:p>
      <text:p text:style-name="Preformatted_20_Text">data/aero/timestep_info/00166/dist_to_orig/_read_as</text:p>
      <text:p text:style-name="Preformatted_20_Text">data/aero/timestep_info/00166/dynamic_forces/00000</text:p>
      <text:p text:style-name="Preformatted_20_Text">data/aero/timestep_info/00166/dynamic_forces/00001</text:p>
      <text:p text:style-name="Preformatted_20_Text">data/aero/timestep_info/00166/dynamic_forces/00002</text:p>
      <text:p text:style-name="Preformatted_20_Text">data/aero/timestep_info/00166/dynamic_forces/00003</text:p>
      <text:p text:style-name="Preformatted_20_Text">data/aero/timestep_info/00166/dynamic_forces/_read_as</text:p>
      <text:p text:style-name="Preformatted_20_Text">data/aero/timestep_info/00166/flag_zeta_phantom</text:p>
      <text:p text:style-name="Preformatted_20_Text">data/aero/timestep_info/00166/forces/00000</text:p>
      <text:p text:style-name="Preformatted_20_Text">data/aero/timestep_info/00166/forces/00001</text:p>
      <text:p text:style-name="Preformatted_20_Text">data/aero/timestep_info/00166/forces/00002</text:p>
      <text:p text:style-name="Preformatted_20_Text">data/aero/timestep_info/00166/forces/00003</text:p>
      <text:p text:style-name="Preformatted_20_Text">data/aero/timestep_info/00166/forces/_read_as</text:p>
      <text:p text:style-name="Preformatted_20_Text">data/aero/timestep_info/00166/gamma/00000</text:p>
      <text:p text:style-name="Preformatted_20_Text">data/aero/timestep_info/00166/gamma/00001</text:p>
      <text:p text:style-name="Preformatted_20_Text">data/aero/timestep_info/00166/gamma/00002</text:p>
      <text:p text:style-name="Preformatted_20_Text">data/aero/timestep_info/00166/gamma/00003</text:p>
      <text:p text:style-name="Preformatted_20_Text">data/aero/timestep_info/00166/gamma/_read_as</text:p>
      <text:p text:style-name="Preformatted_20_Text">data/aero/timestep_info/00166/gamma_dot/00000</text:p>
      <text:p text:style-name="Preformatted_20_Text">data/aero/timestep_info/00166/gamma_dot/00001</text:p>
      <text:p text:style-name="Preformatted_20_Text">data/aero/timestep_info/00166/gamma_dot/00002</text:p>
      <text:p text:style-name="Preformatted_20_Text">data/aero/timestep_info/00166/gamma_dot/00003</text:p>
      <text:p text:style-name="Preformatted_20_Text">data/aero/timestep_info/00166/gamma_dot/_read_as</text:p>
      <text:p text:style-name="Preformatted_20_Text">data/aero/timestep_info/00166/gamma_star/00000</text:p>
      <text:p text:style-name="Preformatted_20_Text"><text:soft-page-break/>data/aero/timestep_info/00166/gamma_star/00001</text:p>
      <text:p text:style-name="Preformatted_20_Text">data/aero/timestep_info/00166/gamma_star/00002</text:p>
      <text:p text:style-name="Preformatted_20_Text">data/aero/timestep_info/00166/gamma_star/00003</text:p>
      <text:p text:style-name="Preformatted_20_Text">data/aero/timestep_info/00166/gamma_star/_read_as</text:p>
      <text:p text:style-name="Preformatted_20_Text">data/aero/timestep_info/00166/in_global_AFoR</text:p>
      <text:p text:style-name="Preformatted_20_Text">data/aero/timestep_info/00166/inertial_steady_forces</text:p>
      <text:p text:style-name="Preformatted_20_Text">data/aero/timestep_info/00166/inertial_unsteady_forces</text:p>
      <text:p text:style-name="Preformatted_20_Text">data/aero/timestep_info/00166/n_surf</text:p>
      <text:p text:style-name="Preformatted_20_Text">data/aero/timestep_info/00166/normals/00000</text:p>
      <text:p text:style-name="Preformatted_20_Text">data/aero/timestep_info/00166/normals/00001</text:p>
      <text:p text:style-name="Preformatted_20_Text">data/aero/timestep_info/00166/normals/00002</text:p>
      <text:p text:style-name="Preformatted_20_Text">data/aero/timestep_info/00166/normals/00003</text:p>
      <text:p text:style-name="Preformatted_20_Text">data/aero/timestep_info/00166/normals/_read_as</text:p>
      <text:p text:style-name="Preformatted_20_Text">data/aero/timestep_info/00166/postproc_cell/_read_as</text:p>
      <text:p text:style-name="Preformatted_20_Text">data/aero/timestep_info/00166/postproc_node/_read_as</text:p>
      <text:p text:style-name="Preformatted_20_Text">data/aero/timestep_info/00166/u_ext/00000</text:p>
      <text:p text:style-name="Preformatted_20_Text">data/aero/timestep_info/00166/u_ext/00001</text:p>
      <text:p text:style-name="Preformatted_20_Text">data/aero/timestep_info/00166/u_ext/00002</text:p>
      <text:p text:style-name="Preformatted_20_Text">data/aero/timestep_info/00166/u_ext/00003</text:p>
      <text:p text:style-name="Preformatted_20_Text">data/aero/timestep_info/00166/u_ext/_read_as</text:p>
      <text:p text:style-name="Preformatted_20_Text">data/aero/timestep_info/00166/u_ext_star/00000</text:p>
      <text:p text:style-name="Preformatted_20_Text">data/aero/timestep_info/00166/u_ext_star/00001</text:p>
      <text:p text:style-name="Preformatted_20_Text">data/aero/timestep_info/00166/u_ext_star/00002</text:p>
      <text:p text:style-name="Preformatted_20_Text">data/aero/timestep_info/00166/u_ext_star/00003</text:p>
      <text:p text:style-name="Preformatted_20_Text">data/aero/timestep_info/00166/u_ext_star/_read_as</text:p>
      <text:p text:style-name="Preformatted_20_Text">data/aero/timestep_info/00166/wake_conv_vel/00000</text:p>
      <text:p text:style-name="Preformatted_20_Text">data/aero/timestep_info/00166/wake_conv_vel/00001</text:p>
      <text:p text:style-name="Preformatted_20_Text">data/aero/timestep_info/00166/wake_conv_vel/00002</text:p>
      <text:p text:style-name="Preformatted_20_Text">data/aero/timestep_info/00166/wake_conv_vel/00003</text:p>
      <text:p text:style-name="Preformatted_20_Text">data/aero/timestep_info/00166/wake_conv_vel/_read_as</text:p>
      <text:p text:style-name="Preformatted_20_Text">data/aero/timestep_info/00166/zeta/00000</text:p>
      <text:p text:style-name="Preformatted_20_Text">data/aero/timestep_info/00166/zeta/00001</text:p>
      <text:p text:style-name="Preformatted_20_Text">data/aero/timestep_info/00166/zeta/00002</text:p>
      <text:p text:style-name="Preformatted_20_Text">data/aero/timestep_info/00166/zeta/00003</text:p>
      <text:p text:style-name="Preformatted_20_Text">data/aero/timestep_info/00166/zeta/_read_as</text:p>
      <text:p text:style-name="Preformatted_20_Text">data/aero/timestep_info/00166/zeta_dot/00000</text:p>
      <text:p text:style-name="Preformatted_20_Text">data/aero/timestep_info/00166/zeta_dot/00001</text:p>
      <text:p text:style-name="Preformatted_20_Text">data/aero/timestep_info/00166/zeta_dot/00002</text:p>
      <text:p text:style-name="Preformatted_20_Text">data/aero/timestep_info/00166/zeta_dot/00003</text:p>
      <text:p text:style-name="Preformatted_20_Text">data/aero/timestep_info/00166/zeta_dot/_read_as</text:p>
      <text:p text:style-name="Preformatted_20_Text">data/aero/timestep_info/00166/zeta_star/00000</text:p>
      <text:p text:style-name="Preformatted_20_Text">data/aero/timestep_info/00166/zeta_star/00001</text:p>
      <text:p text:style-name="Preformatted_20_Text">data/aero/timestep_info/00166/zeta_star/00002</text:p>
      <text:p text:style-name="Preformatted_20_Text">data/aero/timestep_info/00166/zeta_star/00003</text:p>
      <text:p text:style-name="Preformatted_20_Text">data/aero/timestep_info/00166/zeta_star/_read_as</text:p>
      <text:p text:style-name="Preformatted_20_Text">data/aero/timestep_info/00167/_read_as</text:p>
      <text:p text:style-name="Preformatted_20_Text">data/aero/timestep_info/00167/body_steady_forces</text:p>
      <text:p text:style-name="Preformatted_20_Text">data/aero/timestep_info/00167/body_unsteady_forces</text:p>
      <text:p text:style-name="Preformatted_20_Text">data/aero/timestep_info/00167/control_surface_deflection</text:p>
      <text:p text:style-name="Preformatted_20_Text">data/aero/timestep_info/00167/ct_dimensions</text:p>
      <text:p text:style-name="Preformatted_20_Text">data/aero/timestep_info/00167/ct_dimensions_star</text:p>
      <text:p text:style-name="Preformatted_20_Text">data/aero/timestep_info/00167/dimensions</text:p>
      <text:p text:style-name="Preformatted_20_Text">data/aero/timestep_info/00167/dimensions_star</text:p>
      <text:p text:style-name="Preformatted_20_Text">data/aero/timestep_info/00167/dist_to_orig/00000</text:p>
      <text:p text:style-name="Preformatted_20_Text">data/aero/timestep_info/00167/dist_to_orig/00001</text:p>
      <text:p text:style-name="Preformatted_20_Text">data/aero/timestep_info/00167/dist_to_orig/00002</text:p>
      <text:p text:style-name="Preformatted_20_Text">data/aero/timestep_info/00167/dist_to_orig/00003</text:p>
      <text:p text:style-name="Preformatted_20_Text">data/aero/timestep_info/00167/dist_to_orig/_read_as</text:p>
      <text:p text:style-name="Preformatted_20_Text">data/aero/timestep_info/00167/dynamic_forces/00000</text:p>
      <text:p text:style-name="Preformatted_20_Text">data/aero/timestep_info/00167/dynamic_forces/00001</text:p>
      <text:p text:style-name="Preformatted_20_Text">data/aero/timestep_info/00167/dynamic_forces/00002</text:p>
      <text:p text:style-name="Preformatted_20_Text">data/aero/timestep_info/00167/dynamic_forces/00003</text:p>
      <text:p text:style-name="Preformatted_20_Text">data/aero/timestep_info/00167/dynamic_forces/_read_as</text:p>
      <text:p text:style-name="Preformatted_20_Text">data/aero/timestep_info/00167/flag_zeta_phantom</text:p>
      <text:p text:style-name="Preformatted_20_Text"><text:soft-page-break/>data/aero/timestep_info/00167/forces/00000</text:p>
      <text:p text:style-name="Preformatted_20_Text">data/aero/timestep_info/00167/forces/00001</text:p>
      <text:p text:style-name="Preformatted_20_Text">data/aero/timestep_info/00167/forces/00002</text:p>
      <text:p text:style-name="Preformatted_20_Text">data/aero/timestep_info/00167/forces/00003</text:p>
      <text:p text:style-name="Preformatted_20_Text">data/aero/timestep_info/00167/forces/_read_as</text:p>
      <text:p text:style-name="Preformatted_20_Text">data/aero/timestep_info/00167/gamma/00000</text:p>
      <text:p text:style-name="Preformatted_20_Text">data/aero/timestep_info/00167/gamma/00001</text:p>
      <text:p text:style-name="Preformatted_20_Text">data/aero/timestep_info/00167/gamma/00002</text:p>
      <text:p text:style-name="Preformatted_20_Text">data/aero/timestep_info/00167/gamma/00003</text:p>
      <text:p text:style-name="Preformatted_20_Text">data/aero/timestep_info/00167/gamma/_read_as</text:p>
      <text:p text:style-name="Preformatted_20_Text">data/aero/timestep_info/00167/gamma_dot/00000</text:p>
      <text:p text:style-name="Preformatted_20_Text">data/aero/timestep_info/00167/gamma_dot/00001</text:p>
      <text:p text:style-name="Preformatted_20_Text">data/aero/timestep_info/00167/gamma_dot/00002</text:p>
      <text:p text:style-name="Preformatted_20_Text">data/aero/timestep_info/00167/gamma_dot/00003</text:p>
      <text:p text:style-name="Preformatted_20_Text">data/aero/timestep_info/00167/gamma_dot/_read_as</text:p>
      <text:p text:style-name="Preformatted_20_Text">data/aero/timestep_info/00167/gamma_star/00000</text:p>
      <text:p text:style-name="Preformatted_20_Text">data/aero/timestep_info/00167/gamma_star/00001</text:p>
      <text:p text:style-name="Preformatted_20_Text">data/aero/timestep_info/00167/gamma_star/00002</text:p>
      <text:p text:style-name="Preformatted_20_Text">data/aero/timestep_info/00167/gamma_star/00003</text:p>
      <text:p text:style-name="Preformatted_20_Text">data/aero/timestep_info/00167/gamma_star/_read_as</text:p>
      <text:p text:style-name="Preformatted_20_Text">data/aero/timestep_info/00167/in_global_AFoR</text:p>
      <text:p text:style-name="Preformatted_20_Text">data/aero/timestep_info/00167/inertial_steady_forces</text:p>
      <text:p text:style-name="Preformatted_20_Text">data/aero/timestep_info/00167/inertial_unsteady_forces</text:p>
      <text:p text:style-name="Preformatted_20_Text">data/aero/timestep_info/00167/n_surf</text:p>
      <text:p text:style-name="Preformatted_20_Text">data/aero/timestep_info/00167/normals/00000</text:p>
      <text:p text:style-name="Preformatted_20_Text">data/aero/timestep_info/00167/normals/00001</text:p>
      <text:p text:style-name="Preformatted_20_Text">data/aero/timestep_info/00167/normals/00002</text:p>
      <text:p text:style-name="Preformatted_20_Text">data/aero/timestep_info/00167/normals/00003</text:p>
      <text:p text:style-name="Preformatted_20_Text">data/aero/timestep_info/00167/normals/_read_as</text:p>
      <text:p text:style-name="Preformatted_20_Text">data/aero/timestep_info/00167/postproc_cell/_read_as</text:p>
      <text:p text:style-name="Preformatted_20_Text">data/aero/timestep_info/00167/postproc_node/_read_as</text:p>
      <text:p text:style-name="Preformatted_20_Text">data/aero/timestep_info/00167/u_ext/00000</text:p>
      <text:p text:style-name="Preformatted_20_Text">data/aero/timestep_info/00167/u_ext/00001</text:p>
      <text:p text:style-name="Preformatted_20_Text">data/aero/timestep_info/00167/u_ext/00002</text:p>
      <text:p text:style-name="Preformatted_20_Text">data/aero/timestep_info/00167/u_ext/00003</text:p>
      <text:p text:style-name="Preformatted_20_Text">data/aero/timestep_info/00167/u_ext/_read_as</text:p>
      <text:p text:style-name="Preformatted_20_Text">data/aero/timestep_info/00167/u_ext_star/00000</text:p>
      <text:p text:style-name="Preformatted_20_Text">data/aero/timestep_info/00167/u_ext_star/00001</text:p>
      <text:p text:style-name="Preformatted_20_Text">data/aero/timestep_info/00167/u_ext_star/00002</text:p>
      <text:p text:style-name="Preformatted_20_Text">data/aero/timestep_info/00167/u_ext_star/00003</text:p>
      <text:p text:style-name="Preformatted_20_Text">data/aero/timestep_info/00167/u_ext_star/_read_as</text:p>
      <text:p text:style-name="Preformatted_20_Text">data/aero/timestep_info/00167/wake_conv_vel/00000</text:p>
      <text:p text:style-name="Preformatted_20_Text">data/aero/timestep_info/00167/wake_conv_vel/00001</text:p>
      <text:p text:style-name="Preformatted_20_Text">data/aero/timestep_info/00167/wake_conv_vel/00002</text:p>
      <text:p text:style-name="Preformatted_20_Text">data/aero/timestep_info/00167/wake_conv_vel/00003</text:p>
      <text:p text:style-name="Preformatted_20_Text">data/aero/timestep_info/00167/wake_conv_vel/_read_as</text:p>
      <text:p text:style-name="Preformatted_20_Text">data/aero/timestep_info/00167/zeta/00000</text:p>
      <text:p text:style-name="Preformatted_20_Text">data/aero/timestep_info/00167/zeta/00001</text:p>
      <text:p text:style-name="Preformatted_20_Text">data/aero/timestep_info/00167/zeta/00002</text:p>
      <text:p text:style-name="Preformatted_20_Text">data/aero/timestep_info/00167/zeta/00003</text:p>
      <text:p text:style-name="Preformatted_20_Text">data/aero/timestep_info/00167/zeta/_read_as</text:p>
      <text:p text:style-name="Preformatted_20_Text">data/aero/timestep_info/00167/zeta_dot/00000</text:p>
      <text:p text:style-name="Preformatted_20_Text">data/aero/timestep_info/00167/zeta_dot/00001</text:p>
      <text:p text:style-name="Preformatted_20_Text">data/aero/timestep_info/00167/zeta_dot/00002</text:p>
      <text:p text:style-name="Preformatted_20_Text">data/aero/timestep_info/00167/zeta_dot/00003</text:p>
      <text:p text:style-name="Preformatted_20_Text">data/aero/timestep_info/00167/zeta_dot/_read_as</text:p>
      <text:p text:style-name="Preformatted_20_Text">data/aero/timestep_info/00167/zeta_star/00000</text:p>
      <text:p text:style-name="Preformatted_20_Text">data/aero/timestep_info/00167/zeta_star/00001</text:p>
      <text:p text:style-name="Preformatted_20_Text">data/aero/timestep_info/00167/zeta_star/00002</text:p>
      <text:p text:style-name="Preformatted_20_Text">data/aero/timestep_info/00167/zeta_star/00003</text:p>
      <text:p text:style-name="Preformatted_20_Text">data/aero/timestep_info/00167/zeta_star/_read_as</text:p>
      <text:p text:style-name="Preformatted_20_Text">data/aero/timestep_info/00168/_read_as</text:p>
      <text:p text:style-name="Preformatted_20_Text">data/aero/timestep_info/00168/body_steady_forces</text:p>
      <text:p text:style-name="Preformatted_20_Text">data/aero/timestep_info/00168/body_unsteady_forces</text:p>
      <text:p text:style-name="Preformatted_20_Text"><text:soft-page-break/>data/aero/timestep_info/00168/control_surface_deflection</text:p>
      <text:p text:style-name="Preformatted_20_Text">data/aero/timestep_info/00168/ct_dimensions</text:p>
      <text:p text:style-name="Preformatted_20_Text">data/aero/timestep_info/00168/ct_dimensions_star</text:p>
      <text:p text:style-name="Preformatted_20_Text">data/aero/timestep_info/00168/dimensions</text:p>
      <text:p text:style-name="Preformatted_20_Text">data/aero/timestep_info/00168/dimensions_star</text:p>
      <text:p text:style-name="Preformatted_20_Text">data/aero/timestep_info/00168/dist_to_orig/00000</text:p>
      <text:p text:style-name="Preformatted_20_Text">data/aero/timestep_info/00168/dist_to_orig/00001</text:p>
      <text:p text:style-name="Preformatted_20_Text">data/aero/timestep_info/00168/dist_to_orig/00002</text:p>
      <text:p text:style-name="Preformatted_20_Text">data/aero/timestep_info/00168/dist_to_orig/00003</text:p>
      <text:p text:style-name="Preformatted_20_Text">data/aero/timestep_info/00168/dist_to_orig/_read_as</text:p>
      <text:p text:style-name="Preformatted_20_Text">data/aero/timestep_info/00168/dynamic_forces/00000</text:p>
      <text:p text:style-name="Preformatted_20_Text">data/aero/timestep_info/00168/dynamic_forces/00001</text:p>
      <text:p text:style-name="Preformatted_20_Text">data/aero/timestep_info/00168/dynamic_forces/00002</text:p>
      <text:p text:style-name="Preformatted_20_Text">data/aero/timestep_info/00168/dynamic_forces/00003</text:p>
      <text:p text:style-name="Preformatted_20_Text">data/aero/timestep_info/00168/dynamic_forces/_read_as</text:p>
      <text:p text:style-name="Preformatted_20_Text">data/aero/timestep_info/00168/flag_zeta_phantom</text:p>
      <text:p text:style-name="Preformatted_20_Text">data/aero/timestep_info/00168/forces/00000</text:p>
      <text:p text:style-name="Preformatted_20_Text">data/aero/timestep_info/00168/forces/00001</text:p>
      <text:p text:style-name="Preformatted_20_Text">data/aero/timestep_info/00168/forces/00002</text:p>
      <text:p text:style-name="Preformatted_20_Text">data/aero/timestep_info/00168/forces/00003</text:p>
      <text:p text:style-name="Preformatted_20_Text">data/aero/timestep_info/00168/forces/_read_as</text:p>
      <text:p text:style-name="Preformatted_20_Text">data/aero/timestep_info/00168/gamma/00000</text:p>
      <text:p text:style-name="Preformatted_20_Text">data/aero/timestep_info/00168/gamma/00001</text:p>
      <text:p text:style-name="Preformatted_20_Text">data/aero/timestep_info/00168/gamma/00002</text:p>
      <text:p text:style-name="Preformatted_20_Text">data/aero/timestep_info/00168/gamma/00003</text:p>
      <text:p text:style-name="Preformatted_20_Text">data/aero/timestep_info/00168/gamma/_read_as</text:p>
      <text:p text:style-name="Preformatted_20_Text">data/aero/timestep_info/00168/gamma_dot/00000</text:p>
      <text:p text:style-name="Preformatted_20_Text">data/aero/timestep_info/00168/gamma_dot/00001</text:p>
      <text:p text:style-name="Preformatted_20_Text">data/aero/timestep_info/00168/gamma_dot/00002</text:p>
      <text:p text:style-name="Preformatted_20_Text">data/aero/timestep_info/00168/gamma_dot/00003</text:p>
      <text:p text:style-name="Preformatted_20_Text">data/aero/timestep_info/00168/gamma_dot/_read_as</text:p>
      <text:p text:style-name="Preformatted_20_Text">data/aero/timestep_info/00168/gamma_star/00000</text:p>
      <text:p text:style-name="Preformatted_20_Text">data/aero/timestep_info/00168/gamma_star/00001</text:p>
      <text:p text:style-name="Preformatted_20_Text">data/aero/timestep_info/00168/gamma_star/00002</text:p>
      <text:p text:style-name="Preformatted_20_Text">data/aero/timestep_info/00168/gamma_star/00003</text:p>
      <text:p text:style-name="Preformatted_20_Text">data/aero/timestep_info/00168/gamma_star/_read_as</text:p>
      <text:p text:style-name="Preformatted_20_Text">data/aero/timestep_info/00168/in_global_AFoR</text:p>
      <text:p text:style-name="Preformatted_20_Text">data/aero/timestep_info/00168/inertial_steady_forces</text:p>
      <text:p text:style-name="Preformatted_20_Text">data/aero/timestep_info/00168/inertial_unsteady_forces</text:p>
      <text:p text:style-name="Preformatted_20_Text">data/aero/timestep_info/00168/n_surf</text:p>
      <text:p text:style-name="Preformatted_20_Text">data/aero/timestep_info/00168/normals/00000</text:p>
      <text:p text:style-name="Preformatted_20_Text">data/aero/timestep_info/00168/normals/00001</text:p>
      <text:p text:style-name="Preformatted_20_Text">data/aero/timestep_info/00168/normals/00002</text:p>
      <text:p text:style-name="Preformatted_20_Text">data/aero/timestep_info/00168/normals/00003</text:p>
      <text:p text:style-name="Preformatted_20_Text">data/aero/timestep_info/00168/normals/_read_as</text:p>
      <text:p text:style-name="Preformatted_20_Text">data/aero/timestep_info/00168/postproc_cell/_read_as</text:p>
      <text:p text:style-name="Preformatted_20_Text">data/aero/timestep_info/00168/postproc_node/_read_as</text:p>
      <text:p text:style-name="Preformatted_20_Text">data/aero/timestep_info/00168/u_ext/00000</text:p>
      <text:p text:style-name="Preformatted_20_Text">data/aero/timestep_info/00168/u_ext/00001</text:p>
      <text:p text:style-name="Preformatted_20_Text">data/aero/timestep_info/00168/u_ext/00002</text:p>
      <text:p text:style-name="Preformatted_20_Text">data/aero/timestep_info/00168/u_ext/00003</text:p>
      <text:p text:style-name="Preformatted_20_Text">data/aero/timestep_info/00168/u_ext/_read_as</text:p>
      <text:p text:style-name="Preformatted_20_Text">data/aero/timestep_info/00168/u_ext_star/00000</text:p>
      <text:p text:style-name="Preformatted_20_Text">data/aero/timestep_info/00168/u_ext_star/00001</text:p>
      <text:p text:style-name="Preformatted_20_Text">data/aero/timestep_info/00168/u_ext_star/00002</text:p>
      <text:p text:style-name="Preformatted_20_Text">data/aero/timestep_info/00168/u_ext_star/00003</text:p>
      <text:p text:style-name="Preformatted_20_Text">data/aero/timestep_info/00168/u_ext_star/_read_as</text:p>
      <text:p text:style-name="Preformatted_20_Text">data/aero/timestep_info/00168/wake_conv_vel/00000</text:p>
      <text:p text:style-name="Preformatted_20_Text">data/aero/timestep_info/00168/wake_conv_vel/00001</text:p>
      <text:p text:style-name="Preformatted_20_Text">data/aero/timestep_info/00168/wake_conv_vel/00002</text:p>
      <text:p text:style-name="Preformatted_20_Text">data/aero/timestep_info/00168/wake_conv_vel/00003</text:p>
      <text:p text:style-name="Preformatted_20_Text">data/aero/timestep_info/00168/wake_conv_vel/_read_as</text:p>
      <text:p text:style-name="Preformatted_20_Text">data/aero/timestep_info/00168/zeta/00000</text:p>
      <text:p text:style-name="Preformatted_20_Text">data/aero/timestep_info/00168/zeta/00001</text:p>
      <text:p text:style-name="Preformatted_20_Text"><text:soft-page-break/>data/aero/timestep_info/00168/zeta/00002</text:p>
      <text:p text:style-name="Preformatted_20_Text">data/aero/timestep_info/00168/zeta/00003</text:p>
      <text:p text:style-name="Preformatted_20_Text">data/aero/timestep_info/00168/zeta/_read_as</text:p>
      <text:p text:style-name="Preformatted_20_Text">data/aero/timestep_info/00168/zeta_dot/00000</text:p>
      <text:p text:style-name="Preformatted_20_Text">data/aero/timestep_info/00168/zeta_dot/00001</text:p>
      <text:p text:style-name="Preformatted_20_Text">data/aero/timestep_info/00168/zeta_dot/00002</text:p>
      <text:p text:style-name="Preformatted_20_Text">data/aero/timestep_info/00168/zeta_dot/00003</text:p>
      <text:p text:style-name="Preformatted_20_Text">data/aero/timestep_info/00168/zeta_dot/_read_as</text:p>
      <text:p text:style-name="Preformatted_20_Text">data/aero/timestep_info/00168/zeta_star/00000</text:p>
      <text:p text:style-name="Preformatted_20_Text">data/aero/timestep_info/00168/zeta_star/00001</text:p>
      <text:p text:style-name="Preformatted_20_Text">data/aero/timestep_info/00168/zeta_star/00002</text:p>
      <text:p text:style-name="Preformatted_20_Text">data/aero/timestep_info/00168/zeta_star/00003</text:p>
      <text:p text:style-name="Preformatted_20_Text">data/aero/timestep_info/00168/zeta_star/_read_as</text:p>
      <text:p text:style-name="Preformatted_20_Text">data/aero/timestep_info/00169/_read_as</text:p>
      <text:p text:style-name="Preformatted_20_Text">data/aero/timestep_info/00169/body_steady_forces</text:p>
      <text:p text:style-name="Preformatted_20_Text">data/aero/timestep_info/00169/body_unsteady_forces</text:p>
      <text:p text:style-name="Preformatted_20_Text">data/aero/timestep_info/00169/control_surface_deflection</text:p>
      <text:p text:style-name="Preformatted_20_Text">data/aero/timestep_info/00169/ct_dimensions</text:p>
      <text:p text:style-name="Preformatted_20_Text">data/aero/timestep_info/00169/ct_dimensions_star</text:p>
      <text:p text:style-name="Preformatted_20_Text">data/aero/timestep_info/00169/dimensions</text:p>
      <text:p text:style-name="Preformatted_20_Text">data/aero/timestep_info/00169/dimensions_star</text:p>
      <text:p text:style-name="Preformatted_20_Text">data/aero/timestep_info/00169/dist_to_orig/00000</text:p>
      <text:p text:style-name="Preformatted_20_Text">data/aero/timestep_info/00169/dist_to_orig/00001</text:p>
      <text:p text:style-name="Preformatted_20_Text">data/aero/timestep_info/00169/dist_to_orig/00002</text:p>
      <text:p text:style-name="Preformatted_20_Text">data/aero/timestep_info/00169/dist_to_orig/00003</text:p>
      <text:p text:style-name="Preformatted_20_Text">data/aero/timestep_info/00169/dist_to_orig/_read_as</text:p>
      <text:p text:style-name="Preformatted_20_Text">data/aero/timestep_info/00169/dynamic_forces/00000</text:p>
      <text:p text:style-name="Preformatted_20_Text">data/aero/timestep_info/00169/dynamic_forces/00001</text:p>
      <text:p text:style-name="Preformatted_20_Text">data/aero/timestep_info/00169/dynamic_forces/00002</text:p>
      <text:p text:style-name="Preformatted_20_Text">data/aero/timestep_info/00169/dynamic_forces/00003</text:p>
      <text:p text:style-name="Preformatted_20_Text">data/aero/timestep_info/00169/dynamic_forces/_read_as</text:p>
      <text:p text:style-name="Preformatted_20_Text">data/aero/timestep_info/00169/flag_zeta_phantom</text:p>
      <text:p text:style-name="Preformatted_20_Text">data/aero/timestep_info/00169/forces/00000</text:p>
      <text:p text:style-name="Preformatted_20_Text">data/aero/timestep_info/00169/forces/00001</text:p>
      <text:p text:style-name="Preformatted_20_Text">data/aero/timestep_info/00169/forces/00002</text:p>
      <text:p text:style-name="Preformatted_20_Text">data/aero/timestep_info/00169/forces/00003</text:p>
      <text:p text:style-name="Preformatted_20_Text">data/aero/timestep_info/00169/forces/_read_as</text:p>
      <text:p text:style-name="Preformatted_20_Text">data/aero/timestep_info/00169/gamma/00000</text:p>
      <text:p text:style-name="Preformatted_20_Text">data/aero/timestep_info/00169/gamma/00001</text:p>
      <text:p text:style-name="Preformatted_20_Text">data/aero/timestep_info/00169/gamma/00002</text:p>
      <text:p text:style-name="Preformatted_20_Text">data/aero/timestep_info/00169/gamma/00003</text:p>
      <text:p text:style-name="Preformatted_20_Text">data/aero/timestep_info/00169/gamma/_read_as</text:p>
      <text:p text:style-name="Preformatted_20_Text">data/aero/timestep_info/00169/gamma_dot/00000</text:p>
      <text:p text:style-name="Preformatted_20_Text">data/aero/timestep_info/00169/gamma_dot/00001</text:p>
      <text:p text:style-name="Preformatted_20_Text">data/aero/timestep_info/00169/gamma_dot/00002</text:p>
      <text:p text:style-name="Preformatted_20_Text">data/aero/timestep_info/00169/gamma_dot/00003</text:p>
      <text:p text:style-name="Preformatted_20_Text">data/aero/timestep_info/00169/gamma_dot/_read_as</text:p>
      <text:p text:style-name="Preformatted_20_Text">data/aero/timestep_info/00169/gamma_star/00000</text:p>
      <text:p text:style-name="Preformatted_20_Text">data/aero/timestep_info/00169/gamma_star/00001</text:p>
      <text:p text:style-name="Preformatted_20_Text">data/aero/timestep_info/00169/gamma_star/00002</text:p>
      <text:p text:style-name="Preformatted_20_Text">data/aero/timestep_info/00169/gamma_star/00003</text:p>
      <text:p text:style-name="Preformatted_20_Text">data/aero/timestep_info/00169/gamma_star/_read_as</text:p>
      <text:p text:style-name="Preformatted_20_Text">data/aero/timestep_info/00169/in_global_AFoR</text:p>
      <text:p text:style-name="Preformatted_20_Text">data/aero/timestep_info/00169/inertial_steady_forces</text:p>
      <text:p text:style-name="Preformatted_20_Text">data/aero/timestep_info/00169/inertial_unsteady_forces</text:p>
      <text:p text:style-name="Preformatted_20_Text">data/aero/timestep_info/00169/n_surf</text:p>
      <text:p text:style-name="Preformatted_20_Text">data/aero/timestep_info/00169/normals/00000</text:p>
      <text:p text:style-name="Preformatted_20_Text">data/aero/timestep_info/00169/normals/00001</text:p>
      <text:p text:style-name="Preformatted_20_Text">data/aero/timestep_info/00169/normals/00002</text:p>
      <text:p text:style-name="Preformatted_20_Text">data/aero/timestep_info/00169/normals/00003</text:p>
      <text:p text:style-name="Preformatted_20_Text">data/aero/timestep_info/00169/normals/_read_as</text:p>
      <text:p text:style-name="Preformatted_20_Text">data/aero/timestep_info/00169/postproc_cell/_read_as</text:p>
      <text:p text:style-name="Preformatted_20_Text">data/aero/timestep_info/00169/postproc_node/_read_as</text:p>
      <text:p text:style-name="Preformatted_20_Text">data/aero/timestep_info/00169/u_ext/00000</text:p>
      <text:p text:style-name="Preformatted_20_Text"><text:soft-page-break/>data/aero/timestep_info/00169/u_ext/00001</text:p>
      <text:p text:style-name="Preformatted_20_Text">data/aero/timestep_info/00169/u_ext/00002</text:p>
      <text:p text:style-name="Preformatted_20_Text">data/aero/timestep_info/00169/u_ext/00003</text:p>
      <text:p text:style-name="Preformatted_20_Text">data/aero/timestep_info/00169/u_ext/_read_as</text:p>
      <text:p text:style-name="Preformatted_20_Text">data/aero/timestep_info/00169/u_ext_star/00000</text:p>
      <text:p text:style-name="Preformatted_20_Text">data/aero/timestep_info/00169/u_ext_star/00001</text:p>
      <text:p text:style-name="Preformatted_20_Text">data/aero/timestep_info/00169/u_ext_star/00002</text:p>
      <text:p text:style-name="Preformatted_20_Text">data/aero/timestep_info/00169/u_ext_star/00003</text:p>
      <text:p text:style-name="Preformatted_20_Text">data/aero/timestep_info/00169/u_ext_star/_read_as</text:p>
      <text:p text:style-name="Preformatted_20_Text">data/aero/timestep_info/00169/wake_conv_vel/00000</text:p>
      <text:p text:style-name="Preformatted_20_Text">data/aero/timestep_info/00169/wake_conv_vel/00001</text:p>
      <text:p text:style-name="Preformatted_20_Text">data/aero/timestep_info/00169/wake_conv_vel/00002</text:p>
      <text:p text:style-name="Preformatted_20_Text">data/aero/timestep_info/00169/wake_conv_vel/00003</text:p>
      <text:p text:style-name="Preformatted_20_Text">data/aero/timestep_info/00169/wake_conv_vel/_read_as</text:p>
      <text:p text:style-name="Preformatted_20_Text">data/aero/timestep_info/00169/zeta/00000</text:p>
      <text:p text:style-name="Preformatted_20_Text">data/aero/timestep_info/00169/zeta/00001</text:p>
      <text:p text:style-name="Preformatted_20_Text">data/aero/timestep_info/00169/zeta/00002</text:p>
      <text:p text:style-name="Preformatted_20_Text">data/aero/timestep_info/00169/zeta/00003</text:p>
      <text:p text:style-name="Preformatted_20_Text">data/aero/timestep_info/00169/zeta/_read_as</text:p>
      <text:p text:style-name="Preformatted_20_Text">data/aero/timestep_info/00169/zeta_dot/00000</text:p>
      <text:p text:style-name="Preformatted_20_Text">data/aero/timestep_info/00169/zeta_dot/00001</text:p>
      <text:p text:style-name="Preformatted_20_Text">data/aero/timestep_info/00169/zeta_dot/00002</text:p>
      <text:p text:style-name="Preformatted_20_Text">data/aero/timestep_info/00169/zeta_dot/00003</text:p>
      <text:p text:style-name="Preformatted_20_Text">data/aero/timestep_info/00169/zeta_dot/_read_as</text:p>
      <text:p text:style-name="Preformatted_20_Text">data/aero/timestep_info/00169/zeta_star/00000</text:p>
      <text:p text:style-name="Preformatted_20_Text">data/aero/timestep_info/00169/zeta_star/00001</text:p>
      <text:p text:style-name="Preformatted_20_Text">data/aero/timestep_info/00169/zeta_star/00002</text:p>
      <text:p text:style-name="Preformatted_20_Text">data/aero/timestep_info/00169/zeta_star/00003</text:p>
      <text:p text:style-name="Preformatted_20_Text">data/aero/timestep_info/00169/zeta_star/_read_as</text:p>
      <text:p text:style-name="Preformatted_20_Text">data/aero/timestep_info/00170/_read_as</text:p>
      <text:p text:style-name="Preformatted_20_Text">data/aero/timestep_info/00170/body_steady_forces</text:p>
      <text:p text:style-name="Preformatted_20_Text">data/aero/timestep_info/00170/body_unsteady_forces</text:p>
      <text:p text:style-name="Preformatted_20_Text">data/aero/timestep_info/00170/control_surface_deflection</text:p>
      <text:p text:style-name="Preformatted_20_Text">data/aero/timestep_info/00170/ct_dimensions</text:p>
      <text:p text:style-name="Preformatted_20_Text">data/aero/timestep_info/00170/ct_dimensions_star</text:p>
      <text:p text:style-name="Preformatted_20_Text">data/aero/timestep_info/00170/dimensions</text:p>
      <text:p text:style-name="Preformatted_20_Text">data/aero/timestep_info/00170/dimensions_star</text:p>
      <text:p text:style-name="Preformatted_20_Text">data/aero/timestep_info/00170/dist_to_orig/00000</text:p>
      <text:p text:style-name="Preformatted_20_Text">data/aero/timestep_info/00170/dist_to_orig/00001</text:p>
      <text:p text:style-name="Preformatted_20_Text">data/aero/timestep_info/00170/dist_to_orig/00002</text:p>
      <text:p text:style-name="Preformatted_20_Text">data/aero/timestep_info/00170/dist_to_orig/00003</text:p>
      <text:p text:style-name="Preformatted_20_Text">data/aero/timestep_info/00170/dist_to_orig/_read_as</text:p>
      <text:p text:style-name="Preformatted_20_Text">data/aero/timestep_info/00170/dynamic_forces/00000</text:p>
      <text:p text:style-name="Preformatted_20_Text">data/aero/timestep_info/00170/dynamic_forces/00001</text:p>
      <text:p text:style-name="Preformatted_20_Text">data/aero/timestep_info/00170/dynamic_forces/00002</text:p>
      <text:p text:style-name="Preformatted_20_Text">data/aero/timestep_info/00170/dynamic_forces/00003</text:p>
      <text:p text:style-name="Preformatted_20_Text">data/aero/timestep_info/00170/dynamic_forces/_read_as</text:p>
      <text:p text:style-name="Preformatted_20_Text">data/aero/timestep_info/00170/flag_zeta_phantom</text:p>
      <text:p text:style-name="Preformatted_20_Text">data/aero/timestep_info/00170/forces/00000</text:p>
      <text:p text:style-name="Preformatted_20_Text">data/aero/timestep_info/00170/forces/00001</text:p>
      <text:p text:style-name="Preformatted_20_Text">data/aero/timestep_info/00170/forces/00002</text:p>
      <text:p text:style-name="Preformatted_20_Text">data/aero/timestep_info/00170/forces/00003</text:p>
      <text:p text:style-name="Preformatted_20_Text">data/aero/timestep_info/00170/forces/_read_as</text:p>
      <text:p text:style-name="Preformatted_20_Text">data/aero/timestep_info/00170/gamma/00000</text:p>
      <text:p text:style-name="Preformatted_20_Text">data/aero/timestep_info/00170/gamma/00001</text:p>
      <text:p text:style-name="Preformatted_20_Text">data/aero/timestep_info/00170/gamma/00002</text:p>
      <text:p text:style-name="Preformatted_20_Text">data/aero/timestep_info/00170/gamma/00003</text:p>
      <text:p text:style-name="Preformatted_20_Text">data/aero/timestep_info/00170/gamma/_read_as</text:p>
      <text:p text:style-name="Preformatted_20_Text">data/aero/timestep_info/00170/gamma_dot/00000</text:p>
      <text:p text:style-name="Preformatted_20_Text">data/aero/timestep_info/00170/gamma_dot/00001</text:p>
      <text:p text:style-name="Preformatted_20_Text">data/aero/timestep_info/00170/gamma_dot/00002</text:p>
      <text:p text:style-name="Preformatted_20_Text">data/aero/timestep_info/00170/gamma_dot/00003</text:p>
      <text:p text:style-name="Preformatted_20_Text">data/aero/timestep_info/00170/gamma_dot/_read_as</text:p>
      <text:p text:style-name="Preformatted_20_Text">data/aero/timestep_info/00170/gamma_star/00000</text:p>
      <text:p text:style-name="Preformatted_20_Text"><text:soft-page-break/>data/aero/timestep_info/00170/gamma_star/00001</text:p>
      <text:p text:style-name="Preformatted_20_Text">data/aero/timestep_info/00170/gamma_star/00002</text:p>
      <text:p text:style-name="Preformatted_20_Text">data/aero/timestep_info/00170/gamma_star/00003</text:p>
      <text:p text:style-name="Preformatted_20_Text">data/aero/timestep_info/00170/gamma_star/_read_as</text:p>
      <text:p text:style-name="Preformatted_20_Text">data/aero/timestep_info/00170/in_global_AFoR</text:p>
      <text:p text:style-name="Preformatted_20_Text">data/aero/timestep_info/00170/inertial_steady_forces</text:p>
      <text:p text:style-name="Preformatted_20_Text">data/aero/timestep_info/00170/inertial_unsteady_forces</text:p>
      <text:p text:style-name="Preformatted_20_Text">data/aero/timestep_info/00170/n_surf</text:p>
      <text:p text:style-name="Preformatted_20_Text">data/aero/timestep_info/00170/normals/00000</text:p>
      <text:p text:style-name="Preformatted_20_Text">data/aero/timestep_info/00170/normals/00001</text:p>
      <text:p text:style-name="Preformatted_20_Text">data/aero/timestep_info/00170/normals/00002</text:p>
      <text:p text:style-name="Preformatted_20_Text">data/aero/timestep_info/00170/normals/00003</text:p>
      <text:p text:style-name="Preformatted_20_Text">data/aero/timestep_info/00170/normals/_read_as</text:p>
      <text:p text:style-name="Preformatted_20_Text">data/aero/timestep_info/00170/postproc_cell/_read_as</text:p>
      <text:p text:style-name="Preformatted_20_Text">data/aero/timestep_info/00170/postproc_node/_read_as</text:p>
      <text:p text:style-name="Preformatted_20_Text">data/aero/timestep_info/00170/u_ext/00000</text:p>
      <text:p text:style-name="Preformatted_20_Text">data/aero/timestep_info/00170/u_ext/00001</text:p>
      <text:p text:style-name="Preformatted_20_Text">data/aero/timestep_info/00170/u_ext/00002</text:p>
      <text:p text:style-name="Preformatted_20_Text">data/aero/timestep_info/00170/u_ext/00003</text:p>
      <text:p text:style-name="Preformatted_20_Text">data/aero/timestep_info/00170/u_ext/_read_as</text:p>
      <text:p text:style-name="Preformatted_20_Text">data/aero/timestep_info/00170/u_ext_star/00000</text:p>
      <text:p text:style-name="Preformatted_20_Text">data/aero/timestep_info/00170/u_ext_star/00001</text:p>
      <text:p text:style-name="Preformatted_20_Text">data/aero/timestep_info/00170/u_ext_star/00002</text:p>
      <text:p text:style-name="Preformatted_20_Text">data/aero/timestep_info/00170/u_ext_star/00003</text:p>
      <text:p text:style-name="Preformatted_20_Text">data/aero/timestep_info/00170/u_ext_star/_read_as</text:p>
      <text:p text:style-name="Preformatted_20_Text">data/aero/timestep_info/00170/wake_conv_vel/00000</text:p>
      <text:p text:style-name="Preformatted_20_Text">data/aero/timestep_info/00170/wake_conv_vel/00001</text:p>
      <text:p text:style-name="Preformatted_20_Text">data/aero/timestep_info/00170/wake_conv_vel/00002</text:p>
      <text:p text:style-name="Preformatted_20_Text">data/aero/timestep_info/00170/wake_conv_vel/00003</text:p>
      <text:p text:style-name="Preformatted_20_Text">data/aero/timestep_info/00170/wake_conv_vel/_read_as</text:p>
      <text:p text:style-name="Preformatted_20_Text">data/aero/timestep_info/00170/zeta/00000</text:p>
      <text:p text:style-name="Preformatted_20_Text">data/aero/timestep_info/00170/zeta/00001</text:p>
      <text:p text:style-name="Preformatted_20_Text">data/aero/timestep_info/00170/zeta/00002</text:p>
      <text:p text:style-name="Preformatted_20_Text">data/aero/timestep_info/00170/zeta/00003</text:p>
      <text:p text:style-name="Preformatted_20_Text">data/aero/timestep_info/00170/zeta/_read_as</text:p>
      <text:p text:style-name="Preformatted_20_Text">data/aero/timestep_info/00170/zeta_dot/00000</text:p>
      <text:p text:style-name="Preformatted_20_Text">data/aero/timestep_info/00170/zeta_dot/00001</text:p>
      <text:p text:style-name="Preformatted_20_Text">data/aero/timestep_info/00170/zeta_dot/00002</text:p>
      <text:p text:style-name="Preformatted_20_Text">data/aero/timestep_info/00170/zeta_dot/00003</text:p>
      <text:p text:style-name="Preformatted_20_Text">data/aero/timestep_info/00170/zeta_dot/_read_as</text:p>
      <text:p text:style-name="Preformatted_20_Text">data/aero/timestep_info/00170/zeta_star/00000</text:p>
      <text:p text:style-name="Preformatted_20_Text">data/aero/timestep_info/00170/zeta_star/00001</text:p>
      <text:p text:style-name="Preformatted_20_Text">data/aero/timestep_info/00170/zeta_star/00002</text:p>
      <text:p text:style-name="Preformatted_20_Text">data/aero/timestep_info/00170/zeta_star/00003</text:p>
      <text:p text:style-name="Preformatted_20_Text">data/aero/timestep_info/00170/zeta_star/_read_as</text:p>
      <text:p text:style-name="Preformatted_20_Text">data/aero/timestep_info/00171/_read_as</text:p>
      <text:p text:style-name="Preformatted_20_Text">data/aero/timestep_info/00171/body_steady_forces</text:p>
      <text:p text:style-name="Preformatted_20_Text">data/aero/timestep_info/00171/body_unsteady_forces</text:p>
      <text:p text:style-name="Preformatted_20_Text">data/aero/timestep_info/00171/control_surface_deflection</text:p>
      <text:p text:style-name="Preformatted_20_Text">data/aero/timestep_info/00171/ct_dimensions</text:p>
      <text:p text:style-name="Preformatted_20_Text">data/aero/timestep_info/00171/ct_dimensions_star</text:p>
      <text:p text:style-name="Preformatted_20_Text">data/aero/timestep_info/00171/dimensions</text:p>
      <text:p text:style-name="Preformatted_20_Text">data/aero/timestep_info/00171/dimensions_star</text:p>
      <text:p text:style-name="Preformatted_20_Text">data/aero/timestep_info/00171/dist_to_orig/00000</text:p>
      <text:p text:style-name="Preformatted_20_Text">data/aero/timestep_info/00171/dist_to_orig/00001</text:p>
      <text:p text:style-name="Preformatted_20_Text">data/aero/timestep_info/00171/dist_to_orig/00002</text:p>
      <text:p text:style-name="Preformatted_20_Text">data/aero/timestep_info/00171/dist_to_orig/00003</text:p>
      <text:p text:style-name="Preformatted_20_Text">data/aero/timestep_info/00171/dist_to_orig/_read_as</text:p>
      <text:p text:style-name="Preformatted_20_Text">data/aero/timestep_info/00171/dynamic_forces/00000</text:p>
      <text:p text:style-name="Preformatted_20_Text">data/aero/timestep_info/00171/dynamic_forces/00001</text:p>
      <text:p text:style-name="Preformatted_20_Text">data/aero/timestep_info/00171/dynamic_forces/00002</text:p>
      <text:p text:style-name="Preformatted_20_Text">data/aero/timestep_info/00171/dynamic_forces/00003</text:p>
      <text:p text:style-name="Preformatted_20_Text">data/aero/timestep_info/00171/dynamic_forces/_read_as</text:p>
      <text:p text:style-name="Preformatted_20_Text">data/aero/timestep_info/00171/flag_zeta_phantom</text:p>
      <text:p text:style-name="Preformatted_20_Text"><text:soft-page-break/>data/aero/timestep_info/00171/forces/00000</text:p>
      <text:p text:style-name="Preformatted_20_Text">data/aero/timestep_info/00171/forces/00001</text:p>
      <text:p text:style-name="Preformatted_20_Text">data/aero/timestep_info/00171/forces/00002</text:p>
      <text:p text:style-name="Preformatted_20_Text">data/aero/timestep_info/00171/forces/00003</text:p>
      <text:p text:style-name="Preformatted_20_Text">data/aero/timestep_info/00171/forces/_read_as</text:p>
      <text:p text:style-name="Preformatted_20_Text">data/aero/timestep_info/00171/gamma/00000</text:p>
      <text:p text:style-name="Preformatted_20_Text">data/aero/timestep_info/00171/gamma/00001</text:p>
      <text:p text:style-name="Preformatted_20_Text">data/aero/timestep_info/00171/gamma/00002</text:p>
      <text:p text:style-name="Preformatted_20_Text">data/aero/timestep_info/00171/gamma/00003</text:p>
      <text:p text:style-name="Preformatted_20_Text">data/aero/timestep_info/00171/gamma/_read_as</text:p>
      <text:p text:style-name="Preformatted_20_Text">data/aero/timestep_info/00171/gamma_dot/00000</text:p>
      <text:p text:style-name="Preformatted_20_Text">data/aero/timestep_info/00171/gamma_dot/00001</text:p>
      <text:p text:style-name="Preformatted_20_Text">data/aero/timestep_info/00171/gamma_dot/00002</text:p>
      <text:p text:style-name="Preformatted_20_Text">data/aero/timestep_info/00171/gamma_dot/00003</text:p>
      <text:p text:style-name="Preformatted_20_Text">data/aero/timestep_info/00171/gamma_dot/_read_as</text:p>
      <text:p text:style-name="Preformatted_20_Text">data/aero/timestep_info/00171/gamma_star/00000</text:p>
      <text:p text:style-name="Preformatted_20_Text">data/aero/timestep_info/00171/gamma_star/00001</text:p>
      <text:p text:style-name="Preformatted_20_Text">data/aero/timestep_info/00171/gamma_star/00002</text:p>
      <text:p text:style-name="Preformatted_20_Text">data/aero/timestep_info/00171/gamma_star/00003</text:p>
      <text:p text:style-name="Preformatted_20_Text">data/aero/timestep_info/00171/gamma_star/_read_as</text:p>
      <text:p text:style-name="Preformatted_20_Text">data/aero/timestep_info/00171/in_global_AFoR</text:p>
      <text:p text:style-name="Preformatted_20_Text">data/aero/timestep_info/00171/inertial_steady_forces</text:p>
      <text:p text:style-name="Preformatted_20_Text">data/aero/timestep_info/00171/inertial_unsteady_forces</text:p>
      <text:p text:style-name="Preformatted_20_Text">data/aero/timestep_info/00171/n_surf</text:p>
      <text:p text:style-name="Preformatted_20_Text">data/aero/timestep_info/00171/normals/00000</text:p>
      <text:p text:style-name="Preformatted_20_Text">data/aero/timestep_info/00171/normals/00001</text:p>
      <text:p text:style-name="Preformatted_20_Text">data/aero/timestep_info/00171/normals/00002</text:p>
      <text:p text:style-name="Preformatted_20_Text">data/aero/timestep_info/00171/normals/00003</text:p>
      <text:p text:style-name="Preformatted_20_Text">data/aero/timestep_info/00171/normals/_read_as</text:p>
      <text:p text:style-name="Preformatted_20_Text">data/aero/timestep_info/00171/postproc_cell/_read_as</text:p>
      <text:p text:style-name="Preformatted_20_Text">data/aero/timestep_info/00171/postproc_node/_read_as</text:p>
      <text:p text:style-name="Preformatted_20_Text">data/aero/timestep_info/00171/u_ext/00000</text:p>
      <text:p text:style-name="Preformatted_20_Text">data/aero/timestep_info/00171/u_ext/00001</text:p>
      <text:p text:style-name="Preformatted_20_Text">data/aero/timestep_info/00171/u_ext/00002</text:p>
      <text:p text:style-name="Preformatted_20_Text">data/aero/timestep_info/00171/u_ext/00003</text:p>
      <text:p text:style-name="Preformatted_20_Text">data/aero/timestep_info/00171/u_ext/_read_as</text:p>
      <text:p text:style-name="Preformatted_20_Text">data/aero/timestep_info/00171/u_ext_star/00000</text:p>
      <text:p text:style-name="Preformatted_20_Text">data/aero/timestep_info/00171/u_ext_star/00001</text:p>
      <text:p text:style-name="Preformatted_20_Text">data/aero/timestep_info/00171/u_ext_star/00002</text:p>
      <text:p text:style-name="Preformatted_20_Text">data/aero/timestep_info/00171/u_ext_star/00003</text:p>
      <text:p text:style-name="Preformatted_20_Text">data/aero/timestep_info/00171/u_ext_star/_read_as</text:p>
      <text:p text:style-name="Preformatted_20_Text">data/aero/timestep_info/00171/wake_conv_vel/00000</text:p>
      <text:p text:style-name="Preformatted_20_Text">data/aero/timestep_info/00171/wake_conv_vel/00001</text:p>
      <text:p text:style-name="Preformatted_20_Text">data/aero/timestep_info/00171/wake_conv_vel/00002</text:p>
      <text:p text:style-name="Preformatted_20_Text">data/aero/timestep_info/00171/wake_conv_vel/00003</text:p>
      <text:p text:style-name="Preformatted_20_Text">data/aero/timestep_info/00171/wake_conv_vel/_read_as</text:p>
      <text:p text:style-name="Preformatted_20_Text">data/aero/timestep_info/00171/zeta/00000</text:p>
      <text:p text:style-name="Preformatted_20_Text">data/aero/timestep_info/00171/zeta/00001</text:p>
      <text:p text:style-name="Preformatted_20_Text">data/aero/timestep_info/00171/zeta/00002</text:p>
      <text:p text:style-name="Preformatted_20_Text">data/aero/timestep_info/00171/zeta/00003</text:p>
      <text:p text:style-name="Preformatted_20_Text">data/aero/timestep_info/00171/zeta/_read_as</text:p>
      <text:p text:style-name="Preformatted_20_Text">data/aero/timestep_info/00171/zeta_dot/00000</text:p>
      <text:p text:style-name="Preformatted_20_Text">data/aero/timestep_info/00171/zeta_dot/00001</text:p>
      <text:p text:style-name="Preformatted_20_Text">data/aero/timestep_info/00171/zeta_dot/00002</text:p>
      <text:p text:style-name="Preformatted_20_Text">data/aero/timestep_info/00171/zeta_dot/00003</text:p>
      <text:p text:style-name="Preformatted_20_Text">data/aero/timestep_info/00171/zeta_dot/_read_as</text:p>
      <text:p text:style-name="Preformatted_20_Text">data/aero/timestep_info/00171/zeta_star/00000</text:p>
      <text:p text:style-name="Preformatted_20_Text">data/aero/timestep_info/00171/zeta_star/00001</text:p>
      <text:p text:style-name="Preformatted_20_Text">data/aero/timestep_info/00171/zeta_star/00002</text:p>
      <text:p text:style-name="Preformatted_20_Text">data/aero/timestep_info/00171/zeta_star/00003</text:p>
      <text:p text:style-name="Preformatted_20_Text">data/aero/timestep_info/00171/zeta_star/_read_as</text:p>
      <text:p text:style-name="Preformatted_20_Text">data/aero/timestep_info/00172/_read_as</text:p>
      <text:p text:style-name="Preformatted_20_Text">data/aero/timestep_info/00172/body_steady_forces</text:p>
      <text:p text:style-name="Preformatted_20_Text">data/aero/timestep_info/00172/body_unsteady_forces</text:p>
      <text:p text:style-name="Preformatted_20_Text"><text:soft-page-break/>data/aero/timestep_info/00172/control_surface_deflection</text:p>
      <text:p text:style-name="Preformatted_20_Text">data/aero/timestep_info/00172/ct_dimensions</text:p>
      <text:p text:style-name="Preformatted_20_Text">data/aero/timestep_info/00172/ct_dimensions_star</text:p>
      <text:p text:style-name="Preformatted_20_Text">data/aero/timestep_info/00172/dimensions</text:p>
      <text:p text:style-name="Preformatted_20_Text">data/aero/timestep_info/00172/dimensions_star</text:p>
      <text:p text:style-name="Preformatted_20_Text">data/aero/timestep_info/00172/dist_to_orig/00000</text:p>
      <text:p text:style-name="Preformatted_20_Text">data/aero/timestep_info/00172/dist_to_orig/00001</text:p>
      <text:p text:style-name="Preformatted_20_Text">data/aero/timestep_info/00172/dist_to_orig/00002</text:p>
      <text:p text:style-name="Preformatted_20_Text">data/aero/timestep_info/00172/dist_to_orig/00003</text:p>
      <text:p text:style-name="Preformatted_20_Text">data/aero/timestep_info/00172/dist_to_orig/_read_as</text:p>
      <text:p text:style-name="Preformatted_20_Text">data/aero/timestep_info/00172/dynamic_forces/00000</text:p>
      <text:p text:style-name="Preformatted_20_Text">data/aero/timestep_info/00172/dynamic_forces/00001</text:p>
      <text:p text:style-name="Preformatted_20_Text">data/aero/timestep_info/00172/dynamic_forces/00002</text:p>
      <text:p text:style-name="Preformatted_20_Text">data/aero/timestep_info/00172/dynamic_forces/00003</text:p>
      <text:p text:style-name="Preformatted_20_Text">data/aero/timestep_info/00172/dynamic_forces/_read_as</text:p>
      <text:p text:style-name="Preformatted_20_Text">data/aero/timestep_info/00172/flag_zeta_phantom</text:p>
      <text:p text:style-name="Preformatted_20_Text">data/aero/timestep_info/00172/forces/00000</text:p>
      <text:p text:style-name="Preformatted_20_Text">data/aero/timestep_info/00172/forces/00001</text:p>
      <text:p text:style-name="Preformatted_20_Text">data/aero/timestep_info/00172/forces/00002</text:p>
      <text:p text:style-name="Preformatted_20_Text">data/aero/timestep_info/00172/forces/00003</text:p>
      <text:p text:style-name="Preformatted_20_Text">data/aero/timestep_info/00172/forces/_read_as</text:p>
      <text:p text:style-name="Preformatted_20_Text">data/aero/timestep_info/00172/gamma/00000</text:p>
      <text:p text:style-name="Preformatted_20_Text">data/aero/timestep_info/00172/gamma/00001</text:p>
      <text:p text:style-name="Preformatted_20_Text">data/aero/timestep_info/00172/gamma/00002</text:p>
      <text:p text:style-name="Preformatted_20_Text">data/aero/timestep_info/00172/gamma/00003</text:p>
      <text:p text:style-name="Preformatted_20_Text">data/aero/timestep_info/00172/gamma/_read_as</text:p>
      <text:p text:style-name="Preformatted_20_Text">data/aero/timestep_info/00172/gamma_dot/00000</text:p>
      <text:p text:style-name="Preformatted_20_Text">data/aero/timestep_info/00172/gamma_dot/00001</text:p>
      <text:p text:style-name="Preformatted_20_Text">data/aero/timestep_info/00172/gamma_dot/00002</text:p>
      <text:p text:style-name="Preformatted_20_Text">data/aero/timestep_info/00172/gamma_dot/00003</text:p>
      <text:p text:style-name="Preformatted_20_Text">data/aero/timestep_info/00172/gamma_dot/_read_as</text:p>
      <text:p text:style-name="Preformatted_20_Text">data/aero/timestep_info/00172/gamma_star/00000</text:p>
      <text:p text:style-name="Preformatted_20_Text">data/aero/timestep_info/00172/gamma_star/00001</text:p>
      <text:p text:style-name="Preformatted_20_Text">data/aero/timestep_info/00172/gamma_star/00002</text:p>
      <text:p text:style-name="Preformatted_20_Text">data/aero/timestep_info/00172/gamma_star/00003</text:p>
      <text:p text:style-name="Preformatted_20_Text">data/aero/timestep_info/00172/gamma_star/_read_as</text:p>
      <text:p text:style-name="Preformatted_20_Text">data/aero/timestep_info/00172/in_global_AFoR</text:p>
      <text:p text:style-name="Preformatted_20_Text">data/aero/timestep_info/00172/inertial_steady_forces</text:p>
      <text:p text:style-name="Preformatted_20_Text">data/aero/timestep_info/00172/inertial_unsteady_forces</text:p>
      <text:p text:style-name="Preformatted_20_Text">data/aero/timestep_info/00172/n_surf</text:p>
      <text:p text:style-name="Preformatted_20_Text">data/aero/timestep_info/00172/normals/00000</text:p>
      <text:p text:style-name="Preformatted_20_Text">data/aero/timestep_info/00172/normals/00001</text:p>
      <text:p text:style-name="Preformatted_20_Text">data/aero/timestep_info/00172/normals/00002</text:p>
      <text:p text:style-name="Preformatted_20_Text">data/aero/timestep_info/00172/normals/00003</text:p>
      <text:p text:style-name="Preformatted_20_Text">data/aero/timestep_info/00172/normals/_read_as</text:p>
      <text:p text:style-name="Preformatted_20_Text">data/aero/timestep_info/00172/postproc_cell/_read_as</text:p>
      <text:p text:style-name="Preformatted_20_Text">data/aero/timestep_info/00172/postproc_node/_read_as</text:p>
      <text:p text:style-name="Preformatted_20_Text">data/aero/timestep_info/00172/u_ext/00000</text:p>
      <text:p text:style-name="Preformatted_20_Text">data/aero/timestep_info/00172/u_ext/00001</text:p>
      <text:p text:style-name="Preformatted_20_Text">data/aero/timestep_info/00172/u_ext/00002</text:p>
      <text:p text:style-name="Preformatted_20_Text">data/aero/timestep_info/00172/u_ext/00003</text:p>
      <text:p text:style-name="Preformatted_20_Text">data/aero/timestep_info/00172/u_ext/_read_as</text:p>
      <text:p text:style-name="Preformatted_20_Text">data/aero/timestep_info/00172/u_ext_star/00000</text:p>
      <text:p text:style-name="Preformatted_20_Text">data/aero/timestep_info/00172/u_ext_star/00001</text:p>
      <text:p text:style-name="Preformatted_20_Text">data/aero/timestep_info/00172/u_ext_star/00002</text:p>
      <text:p text:style-name="Preformatted_20_Text">data/aero/timestep_info/00172/u_ext_star/00003</text:p>
      <text:p text:style-name="Preformatted_20_Text">data/aero/timestep_info/00172/u_ext_star/_read_as</text:p>
      <text:p text:style-name="Preformatted_20_Text">data/aero/timestep_info/00172/wake_conv_vel/00000</text:p>
      <text:p text:style-name="Preformatted_20_Text">data/aero/timestep_info/00172/wake_conv_vel/00001</text:p>
      <text:p text:style-name="Preformatted_20_Text">data/aero/timestep_info/00172/wake_conv_vel/00002</text:p>
      <text:p text:style-name="Preformatted_20_Text">data/aero/timestep_info/00172/wake_conv_vel/00003</text:p>
      <text:p text:style-name="Preformatted_20_Text">data/aero/timestep_info/00172/wake_conv_vel/_read_as</text:p>
      <text:p text:style-name="Preformatted_20_Text">data/aero/timestep_info/00172/zeta/00000</text:p>
      <text:p text:style-name="Preformatted_20_Text">data/aero/timestep_info/00172/zeta/00001</text:p>
      <text:p text:style-name="Preformatted_20_Text"><text:soft-page-break/>data/aero/timestep_info/00172/zeta/00002</text:p>
      <text:p text:style-name="Preformatted_20_Text">data/aero/timestep_info/00172/zeta/00003</text:p>
      <text:p text:style-name="Preformatted_20_Text">data/aero/timestep_info/00172/zeta/_read_as</text:p>
      <text:p text:style-name="Preformatted_20_Text">data/aero/timestep_info/00172/zeta_dot/00000</text:p>
      <text:p text:style-name="Preformatted_20_Text">data/aero/timestep_info/00172/zeta_dot/00001</text:p>
      <text:p text:style-name="Preformatted_20_Text">data/aero/timestep_info/00172/zeta_dot/00002</text:p>
      <text:p text:style-name="Preformatted_20_Text">data/aero/timestep_info/00172/zeta_dot/00003</text:p>
      <text:p text:style-name="Preformatted_20_Text">data/aero/timestep_info/00172/zeta_dot/_read_as</text:p>
      <text:p text:style-name="Preformatted_20_Text">data/aero/timestep_info/00172/zeta_star/00000</text:p>
      <text:p text:style-name="Preformatted_20_Text">data/aero/timestep_info/00172/zeta_star/00001</text:p>
      <text:p text:style-name="Preformatted_20_Text">data/aero/timestep_info/00172/zeta_star/00002</text:p>
      <text:p text:style-name="Preformatted_20_Text">data/aero/timestep_info/00172/zeta_star/00003</text:p>
      <text:p text:style-name="Preformatted_20_Text">data/aero/timestep_info/00172/zeta_star/_read_as</text:p>
      <text:p text:style-name="Preformatted_20_Text">data/aero/timestep_info/00173/_read_as</text:p>
      <text:p text:style-name="Preformatted_20_Text">data/aero/timestep_info/00173/body_steady_forces</text:p>
      <text:p text:style-name="Preformatted_20_Text">data/aero/timestep_info/00173/body_unsteady_forces</text:p>
      <text:p text:style-name="Preformatted_20_Text">data/aero/timestep_info/00173/control_surface_deflection</text:p>
      <text:p text:style-name="Preformatted_20_Text">data/aero/timestep_info/00173/ct_dimensions</text:p>
      <text:p text:style-name="Preformatted_20_Text">data/aero/timestep_info/00173/ct_dimensions_star</text:p>
      <text:p text:style-name="Preformatted_20_Text">data/aero/timestep_info/00173/dimensions</text:p>
      <text:p text:style-name="Preformatted_20_Text">data/aero/timestep_info/00173/dimensions_star</text:p>
      <text:p text:style-name="Preformatted_20_Text">data/aero/timestep_info/00173/dist_to_orig/00000</text:p>
      <text:p text:style-name="Preformatted_20_Text">data/aero/timestep_info/00173/dist_to_orig/00001</text:p>
      <text:p text:style-name="Preformatted_20_Text">data/aero/timestep_info/00173/dist_to_orig/00002</text:p>
      <text:p text:style-name="Preformatted_20_Text">data/aero/timestep_info/00173/dist_to_orig/00003</text:p>
      <text:p text:style-name="Preformatted_20_Text">data/aero/timestep_info/00173/dist_to_orig/_read_as</text:p>
      <text:p text:style-name="Preformatted_20_Text">data/aero/timestep_info/00173/dynamic_forces/00000</text:p>
      <text:p text:style-name="Preformatted_20_Text">data/aero/timestep_info/00173/dynamic_forces/00001</text:p>
      <text:p text:style-name="Preformatted_20_Text">data/aero/timestep_info/00173/dynamic_forces/00002</text:p>
      <text:p text:style-name="Preformatted_20_Text">data/aero/timestep_info/00173/dynamic_forces/00003</text:p>
      <text:p text:style-name="Preformatted_20_Text">data/aero/timestep_info/00173/dynamic_forces/_read_as</text:p>
      <text:p text:style-name="Preformatted_20_Text">data/aero/timestep_info/00173/flag_zeta_phantom</text:p>
      <text:p text:style-name="Preformatted_20_Text">data/aero/timestep_info/00173/forces/00000</text:p>
      <text:p text:style-name="Preformatted_20_Text">data/aero/timestep_info/00173/forces/00001</text:p>
      <text:p text:style-name="Preformatted_20_Text">data/aero/timestep_info/00173/forces/00002</text:p>
      <text:p text:style-name="Preformatted_20_Text">data/aero/timestep_info/00173/forces/00003</text:p>
      <text:p text:style-name="Preformatted_20_Text">data/aero/timestep_info/00173/forces/_read_as</text:p>
      <text:p text:style-name="Preformatted_20_Text">data/aero/timestep_info/00173/gamma/00000</text:p>
      <text:p text:style-name="Preformatted_20_Text">data/aero/timestep_info/00173/gamma/00001</text:p>
      <text:p text:style-name="Preformatted_20_Text">data/aero/timestep_info/00173/gamma/00002</text:p>
      <text:p text:style-name="Preformatted_20_Text">data/aero/timestep_info/00173/gamma/00003</text:p>
      <text:p text:style-name="Preformatted_20_Text">data/aero/timestep_info/00173/gamma/_read_as</text:p>
      <text:p text:style-name="Preformatted_20_Text">data/aero/timestep_info/00173/gamma_dot/00000</text:p>
      <text:p text:style-name="Preformatted_20_Text">data/aero/timestep_info/00173/gamma_dot/00001</text:p>
      <text:p text:style-name="Preformatted_20_Text">data/aero/timestep_info/00173/gamma_dot/00002</text:p>
      <text:p text:style-name="Preformatted_20_Text">data/aero/timestep_info/00173/gamma_dot/00003</text:p>
      <text:p text:style-name="Preformatted_20_Text">data/aero/timestep_info/00173/gamma_dot/_read_as</text:p>
      <text:p text:style-name="Preformatted_20_Text">data/aero/timestep_info/00173/gamma_star/00000</text:p>
      <text:p text:style-name="Preformatted_20_Text">data/aero/timestep_info/00173/gamma_star/00001</text:p>
      <text:p text:style-name="Preformatted_20_Text">data/aero/timestep_info/00173/gamma_star/00002</text:p>
      <text:p text:style-name="Preformatted_20_Text">data/aero/timestep_info/00173/gamma_star/00003</text:p>
      <text:p text:style-name="Preformatted_20_Text">data/aero/timestep_info/00173/gamma_star/_read_as</text:p>
      <text:p text:style-name="Preformatted_20_Text">data/aero/timestep_info/00173/in_global_AFoR</text:p>
      <text:p text:style-name="Preformatted_20_Text">data/aero/timestep_info/00173/inertial_steady_forces</text:p>
      <text:p text:style-name="Preformatted_20_Text">data/aero/timestep_info/00173/inertial_unsteady_forces</text:p>
      <text:p text:style-name="Preformatted_20_Text">data/aero/timestep_info/00173/n_surf</text:p>
      <text:p text:style-name="Preformatted_20_Text">data/aero/timestep_info/00173/normals/00000</text:p>
      <text:p text:style-name="Preformatted_20_Text">data/aero/timestep_info/00173/normals/00001</text:p>
      <text:p text:style-name="Preformatted_20_Text">data/aero/timestep_info/00173/normals/00002</text:p>
      <text:p text:style-name="Preformatted_20_Text">data/aero/timestep_info/00173/normals/00003</text:p>
      <text:p text:style-name="Preformatted_20_Text">data/aero/timestep_info/00173/normals/_read_as</text:p>
      <text:p text:style-name="Preformatted_20_Text">data/aero/timestep_info/00173/postproc_cell/_read_as</text:p>
      <text:p text:style-name="Preformatted_20_Text">data/aero/timestep_info/00173/postproc_node/_read_as</text:p>
      <text:p text:style-name="Preformatted_20_Text">data/aero/timestep_info/00173/u_ext/00000</text:p>
      <text:p text:style-name="Preformatted_20_Text"><text:soft-page-break/>data/aero/timestep_info/00173/u_ext/00001</text:p>
      <text:p text:style-name="Preformatted_20_Text">data/aero/timestep_info/00173/u_ext/00002</text:p>
      <text:p text:style-name="Preformatted_20_Text">data/aero/timestep_info/00173/u_ext/00003</text:p>
      <text:p text:style-name="Preformatted_20_Text">data/aero/timestep_info/00173/u_ext/_read_as</text:p>
      <text:p text:style-name="Preformatted_20_Text">data/aero/timestep_info/00173/u_ext_star/00000</text:p>
      <text:p text:style-name="Preformatted_20_Text">data/aero/timestep_info/00173/u_ext_star/00001</text:p>
      <text:p text:style-name="Preformatted_20_Text">data/aero/timestep_info/00173/u_ext_star/00002</text:p>
      <text:p text:style-name="Preformatted_20_Text">data/aero/timestep_info/00173/u_ext_star/00003</text:p>
      <text:p text:style-name="Preformatted_20_Text">data/aero/timestep_info/00173/u_ext_star/_read_as</text:p>
      <text:p text:style-name="Preformatted_20_Text">data/aero/timestep_info/00173/wake_conv_vel/00000</text:p>
      <text:p text:style-name="Preformatted_20_Text">data/aero/timestep_info/00173/wake_conv_vel/00001</text:p>
      <text:p text:style-name="Preformatted_20_Text">data/aero/timestep_info/00173/wake_conv_vel/00002</text:p>
      <text:p text:style-name="Preformatted_20_Text">data/aero/timestep_info/00173/wake_conv_vel/00003</text:p>
      <text:p text:style-name="Preformatted_20_Text">data/aero/timestep_info/00173/wake_conv_vel/_read_as</text:p>
      <text:p text:style-name="Preformatted_20_Text">data/aero/timestep_info/00173/zeta/00000</text:p>
      <text:p text:style-name="Preformatted_20_Text">data/aero/timestep_info/00173/zeta/00001</text:p>
      <text:p text:style-name="Preformatted_20_Text">data/aero/timestep_info/00173/zeta/00002</text:p>
      <text:p text:style-name="Preformatted_20_Text">data/aero/timestep_info/00173/zeta/00003</text:p>
      <text:p text:style-name="Preformatted_20_Text">data/aero/timestep_info/00173/zeta/_read_as</text:p>
      <text:p text:style-name="Preformatted_20_Text">data/aero/timestep_info/00173/zeta_dot/00000</text:p>
      <text:p text:style-name="Preformatted_20_Text">data/aero/timestep_info/00173/zeta_dot/00001</text:p>
      <text:p text:style-name="Preformatted_20_Text">data/aero/timestep_info/00173/zeta_dot/00002</text:p>
      <text:p text:style-name="Preformatted_20_Text">data/aero/timestep_info/00173/zeta_dot/00003</text:p>
      <text:p text:style-name="Preformatted_20_Text">data/aero/timestep_info/00173/zeta_dot/_read_as</text:p>
      <text:p text:style-name="Preformatted_20_Text">data/aero/timestep_info/00173/zeta_star/00000</text:p>
      <text:p text:style-name="Preformatted_20_Text">data/aero/timestep_info/00173/zeta_star/00001</text:p>
      <text:p text:style-name="Preformatted_20_Text">data/aero/timestep_info/00173/zeta_star/00002</text:p>
      <text:p text:style-name="Preformatted_20_Text">data/aero/timestep_info/00173/zeta_star/00003</text:p>
      <text:p text:style-name="Preformatted_20_Text">data/aero/timestep_info/00173/zeta_star/_read_as</text:p>
      <text:p text:style-name="Preformatted_20_Text">data/aero/timestep_info/00174/_read_as</text:p>
      <text:p text:style-name="Preformatted_20_Text">data/aero/timestep_info/00174/body_steady_forces</text:p>
      <text:p text:style-name="Preformatted_20_Text">data/aero/timestep_info/00174/body_unsteady_forces</text:p>
      <text:p text:style-name="Preformatted_20_Text">data/aero/timestep_info/00174/control_surface_deflection</text:p>
      <text:p text:style-name="Preformatted_20_Text">data/aero/timestep_info/00174/ct_dimensions</text:p>
      <text:p text:style-name="Preformatted_20_Text">data/aero/timestep_info/00174/ct_dimensions_star</text:p>
      <text:p text:style-name="Preformatted_20_Text">data/aero/timestep_info/00174/dimensions</text:p>
      <text:p text:style-name="Preformatted_20_Text">data/aero/timestep_info/00174/dimensions_star</text:p>
      <text:p text:style-name="Preformatted_20_Text">data/aero/timestep_info/00174/dist_to_orig/00000</text:p>
      <text:p text:style-name="Preformatted_20_Text">data/aero/timestep_info/00174/dist_to_orig/00001</text:p>
      <text:p text:style-name="Preformatted_20_Text">data/aero/timestep_info/00174/dist_to_orig/00002</text:p>
      <text:p text:style-name="Preformatted_20_Text">data/aero/timestep_info/00174/dist_to_orig/00003</text:p>
      <text:p text:style-name="Preformatted_20_Text">data/aero/timestep_info/00174/dist_to_orig/_read_as</text:p>
      <text:p text:style-name="Preformatted_20_Text">data/aero/timestep_info/00174/dynamic_forces/00000</text:p>
      <text:p text:style-name="Preformatted_20_Text">data/aero/timestep_info/00174/dynamic_forces/00001</text:p>
      <text:p text:style-name="Preformatted_20_Text">data/aero/timestep_info/00174/dynamic_forces/00002</text:p>
      <text:p text:style-name="Preformatted_20_Text">data/aero/timestep_info/00174/dynamic_forces/00003</text:p>
      <text:p text:style-name="Preformatted_20_Text">data/aero/timestep_info/00174/dynamic_forces/_read_as</text:p>
      <text:p text:style-name="Preformatted_20_Text">data/aero/timestep_info/00174/flag_zeta_phantom</text:p>
      <text:p text:style-name="Preformatted_20_Text">data/aero/timestep_info/00174/forces/00000</text:p>
      <text:p text:style-name="Preformatted_20_Text">data/aero/timestep_info/00174/forces/00001</text:p>
      <text:p text:style-name="Preformatted_20_Text">data/aero/timestep_info/00174/forces/00002</text:p>
      <text:p text:style-name="Preformatted_20_Text">data/aero/timestep_info/00174/forces/00003</text:p>
      <text:p text:style-name="Preformatted_20_Text">data/aero/timestep_info/00174/forces/_read_as</text:p>
      <text:p text:style-name="Preformatted_20_Text">data/aero/timestep_info/00174/gamma/00000</text:p>
      <text:p text:style-name="Preformatted_20_Text">data/aero/timestep_info/00174/gamma/00001</text:p>
      <text:p text:style-name="Preformatted_20_Text">data/aero/timestep_info/00174/gamma/00002</text:p>
      <text:p text:style-name="Preformatted_20_Text">data/aero/timestep_info/00174/gamma/00003</text:p>
      <text:p text:style-name="Preformatted_20_Text">data/aero/timestep_info/00174/gamma/_read_as</text:p>
      <text:p text:style-name="Preformatted_20_Text">data/aero/timestep_info/00174/gamma_dot/00000</text:p>
      <text:p text:style-name="Preformatted_20_Text">data/aero/timestep_info/00174/gamma_dot/00001</text:p>
      <text:p text:style-name="Preformatted_20_Text">data/aero/timestep_info/00174/gamma_dot/00002</text:p>
      <text:p text:style-name="Preformatted_20_Text">data/aero/timestep_info/00174/gamma_dot/00003</text:p>
      <text:p text:style-name="Preformatted_20_Text">data/aero/timestep_info/00174/gamma_dot/_read_as</text:p>
      <text:p text:style-name="Preformatted_20_Text">data/aero/timestep_info/00174/gamma_star/00000</text:p>
      <text:p text:style-name="Preformatted_20_Text"><text:soft-page-break/>data/aero/timestep_info/00174/gamma_star/00001</text:p>
      <text:p text:style-name="Preformatted_20_Text">data/aero/timestep_info/00174/gamma_star/00002</text:p>
      <text:p text:style-name="Preformatted_20_Text">data/aero/timestep_info/00174/gamma_star/00003</text:p>
      <text:p text:style-name="Preformatted_20_Text">data/aero/timestep_info/00174/gamma_star/_read_as</text:p>
      <text:p text:style-name="Preformatted_20_Text">data/aero/timestep_info/00174/in_global_AFoR</text:p>
      <text:p text:style-name="Preformatted_20_Text">data/aero/timestep_info/00174/inertial_steady_forces</text:p>
      <text:p text:style-name="Preformatted_20_Text">data/aero/timestep_info/00174/inertial_unsteady_forces</text:p>
      <text:p text:style-name="Preformatted_20_Text">data/aero/timestep_info/00174/n_surf</text:p>
      <text:p text:style-name="Preformatted_20_Text">data/aero/timestep_info/00174/normals/00000</text:p>
      <text:p text:style-name="Preformatted_20_Text">data/aero/timestep_info/00174/normals/00001</text:p>
      <text:p text:style-name="Preformatted_20_Text">data/aero/timestep_info/00174/normals/00002</text:p>
      <text:p text:style-name="Preformatted_20_Text">data/aero/timestep_info/00174/normals/00003</text:p>
      <text:p text:style-name="Preformatted_20_Text">data/aero/timestep_info/00174/normals/_read_as</text:p>
      <text:p text:style-name="Preformatted_20_Text">data/aero/timestep_info/00174/postproc_cell/_read_as</text:p>
      <text:p text:style-name="Preformatted_20_Text">data/aero/timestep_info/00174/postproc_node/_read_as</text:p>
      <text:p text:style-name="Preformatted_20_Text">data/aero/timestep_info/00174/u_ext/00000</text:p>
      <text:p text:style-name="Preformatted_20_Text">data/aero/timestep_info/00174/u_ext/00001</text:p>
      <text:p text:style-name="Preformatted_20_Text">data/aero/timestep_info/00174/u_ext/00002</text:p>
      <text:p text:style-name="Preformatted_20_Text">data/aero/timestep_info/00174/u_ext/00003</text:p>
      <text:p text:style-name="Preformatted_20_Text">data/aero/timestep_info/00174/u_ext/_read_as</text:p>
      <text:p text:style-name="Preformatted_20_Text">data/aero/timestep_info/00174/u_ext_star/00000</text:p>
      <text:p text:style-name="Preformatted_20_Text">data/aero/timestep_info/00174/u_ext_star/00001</text:p>
      <text:p text:style-name="Preformatted_20_Text">data/aero/timestep_info/00174/u_ext_star/00002</text:p>
      <text:p text:style-name="Preformatted_20_Text">data/aero/timestep_info/00174/u_ext_star/00003</text:p>
      <text:p text:style-name="Preformatted_20_Text">data/aero/timestep_info/00174/u_ext_star/_read_as</text:p>
      <text:p text:style-name="Preformatted_20_Text">data/aero/timestep_info/00174/wake_conv_vel/00000</text:p>
      <text:p text:style-name="Preformatted_20_Text">data/aero/timestep_info/00174/wake_conv_vel/00001</text:p>
      <text:p text:style-name="Preformatted_20_Text">data/aero/timestep_info/00174/wake_conv_vel/00002</text:p>
      <text:p text:style-name="Preformatted_20_Text">data/aero/timestep_info/00174/wake_conv_vel/00003</text:p>
      <text:p text:style-name="Preformatted_20_Text">data/aero/timestep_info/00174/wake_conv_vel/_read_as</text:p>
      <text:p text:style-name="Preformatted_20_Text">data/aero/timestep_info/00174/zeta/00000</text:p>
      <text:p text:style-name="Preformatted_20_Text">data/aero/timestep_info/00174/zeta/00001</text:p>
      <text:p text:style-name="Preformatted_20_Text">data/aero/timestep_info/00174/zeta/00002</text:p>
      <text:p text:style-name="Preformatted_20_Text">data/aero/timestep_info/00174/zeta/00003</text:p>
      <text:p text:style-name="Preformatted_20_Text">data/aero/timestep_info/00174/zeta/_read_as</text:p>
      <text:p text:style-name="Preformatted_20_Text">data/aero/timestep_info/00174/zeta_dot/00000</text:p>
      <text:p text:style-name="Preformatted_20_Text">data/aero/timestep_info/00174/zeta_dot/00001</text:p>
      <text:p text:style-name="Preformatted_20_Text">data/aero/timestep_info/00174/zeta_dot/00002</text:p>
      <text:p text:style-name="Preformatted_20_Text">data/aero/timestep_info/00174/zeta_dot/00003</text:p>
      <text:p text:style-name="Preformatted_20_Text">data/aero/timestep_info/00174/zeta_dot/_read_as</text:p>
      <text:p text:style-name="Preformatted_20_Text">data/aero/timestep_info/00174/zeta_star/00000</text:p>
      <text:p text:style-name="Preformatted_20_Text">data/aero/timestep_info/00174/zeta_star/00001</text:p>
      <text:p text:style-name="Preformatted_20_Text">data/aero/timestep_info/00174/zeta_star/00002</text:p>
      <text:p text:style-name="Preformatted_20_Text">data/aero/timestep_info/00174/zeta_star/00003</text:p>
      <text:p text:style-name="Preformatted_20_Text">data/aero/timestep_info/00174/zeta_star/_read_as</text:p>
      <text:p text:style-name="Preformatted_20_Text">data/aero/timestep_info/00175/_read_as</text:p>
      <text:p text:style-name="Preformatted_20_Text">data/aero/timestep_info/00175/body_steady_forces</text:p>
      <text:p text:style-name="Preformatted_20_Text">data/aero/timestep_info/00175/body_unsteady_forces</text:p>
      <text:p text:style-name="Preformatted_20_Text">data/aero/timestep_info/00175/control_surface_deflection</text:p>
      <text:p text:style-name="Preformatted_20_Text">data/aero/timestep_info/00175/ct_dimensions</text:p>
      <text:p text:style-name="Preformatted_20_Text">data/aero/timestep_info/00175/ct_dimensions_star</text:p>
      <text:p text:style-name="Preformatted_20_Text">data/aero/timestep_info/00175/dimensions</text:p>
      <text:p text:style-name="Preformatted_20_Text">data/aero/timestep_info/00175/dimensions_star</text:p>
      <text:p text:style-name="Preformatted_20_Text">data/aero/timestep_info/00175/dist_to_orig/00000</text:p>
      <text:p text:style-name="Preformatted_20_Text">data/aero/timestep_info/00175/dist_to_orig/00001</text:p>
      <text:p text:style-name="Preformatted_20_Text">data/aero/timestep_info/00175/dist_to_orig/00002</text:p>
      <text:p text:style-name="Preformatted_20_Text">data/aero/timestep_info/00175/dist_to_orig/00003</text:p>
      <text:p text:style-name="Preformatted_20_Text">data/aero/timestep_info/00175/dist_to_orig/_read_as</text:p>
      <text:p text:style-name="Preformatted_20_Text">data/aero/timestep_info/00175/dynamic_forces/00000</text:p>
      <text:p text:style-name="Preformatted_20_Text">data/aero/timestep_info/00175/dynamic_forces/00001</text:p>
      <text:p text:style-name="Preformatted_20_Text">data/aero/timestep_info/00175/dynamic_forces/00002</text:p>
      <text:p text:style-name="Preformatted_20_Text">data/aero/timestep_info/00175/dynamic_forces/00003</text:p>
      <text:p text:style-name="Preformatted_20_Text">data/aero/timestep_info/00175/dynamic_forces/_read_as</text:p>
      <text:p text:style-name="Preformatted_20_Text">data/aero/timestep_info/00175/flag_zeta_phantom</text:p>
      <text:p text:style-name="Preformatted_20_Text"><text:soft-page-break/>data/aero/timestep_info/00175/forces/00000</text:p>
      <text:p text:style-name="Preformatted_20_Text">data/aero/timestep_info/00175/forces/00001</text:p>
      <text:p text:style-name="Preformatted_20_Text">data/aero/timestep_info/00175/forces/00002</text:p>
      <text:p text:style-name="Preformatted_20_Text">data/aero/timestep_info/00175/forces/00003</text:p>
      <text:p text:style-name="Preformatted_20_Text">data/aero/timestep_info/00175/forces/_read_as</text:p>
      <text:p text:style-name="Preformatted_20_Text">data/aero/timestep_info/00175/gamma/00000</text:p>
      <text:p text:style-name="Preformatted_20_Text">data/aero/timestep_info/00175/gamma/00001</text:p>
      <text:p text:style-name="Preformatted_20_Text">data/aero/timestep_info/00175/gamma/00002</text:p>
      <text:p text:style-name="Preformatted_20_Text">data/aero/timestep_info/00175/gamma/00003</text:p>
      <text:p text:style-name="Preformatted_20_Text">data/aero/timestep_info/00175/gamma/_read_as</text:p>
      <text:p text:style-name="Preformatted_20_Text">data/aero/timestep_info/00175/gamma_dot/00000</text:p>
      <text:p text:style-name="Preformatted_20_Text">data/aero/timestep_info/00175/gamma_dot/00001</text:p>
      <text:p text:style-name="Preformatted_20_Text">data/aero/timestep_info/00175/gamma_dot/00002</text:p>
      <text:p text:style-name="Preformatted_20_Text">data/aero/timestep_info/00175/gamma_dot/00003</text:p>
      <text:p text:style-name="Preformatted_20_Text">data/aero/timestep_info/00175/gamma_dot/_read_as</text:p>
      <text:p text:style-name="Preformatted_20_Text">data/aero/timestep_info/00175/gamma_star/00000</text:p>
      <text:p text:style-name="Preformatted_20_Text">data/aero/timestep_info/00175/gamma_star/00001</text:p>
      <text:p text:style-name="Preformatted_20_Text">data/aero/timestep_info/00175/gamma_star/00002</text:p>
      <text:p text:style-name="Preformatted_20_Text">data/aero/timestep_info/00175/gamma_star/00003</text:p>
      <text:p text:style-name="Preformatted_20_Text">data/aero/timestep_info/00175/gamma_star/_read_as</text:p>
      <text:p text:style-name="Preformatted_20_Text">data/aero/timestep_info/00175/in_global_AFoR</text:p>
      <text:p text:style-name="Preformatted_20_Text">data/aero/timestep_info/00175/inertial_steady_forces</text:p>
      <text:p text:style-name="Preformatted_20_Text">data/aero/timestep_info/00175/inertial_unsteady_forces</text:p>
      <text:p text:style-name="Preformatted_20_Text">data/aero/timestep_info/00175/n_surf</text:p>
      <text:p text:style-name="Preformatted_20_Text">data/aero/timestep_info/00175/normals/00000</text:p>
      <text:p text:style-name="Preformatted_20_Text">data/aero/timestep_info/00175/normals/00001</text:p>
      <text:p text:style-name="Preformatted_20_Text">data/aero/timestep_info/00175/normals/00002</text:p>
      <text:p text:style-name="Preformatted_20_Text">data/aero/timestep_info/00175/normals/00003</text:p>
      <text:p text:style-name="Preformatted_20_Text">data/aero/timestep_info/00175/normals/_read_as</text:p>
      <text:p text:style-name="Preformatted_20_Text">data/aero/timestep_info/00175/postproc_cell/_read_as</text:p>
      <text:p text:style-name="Preformatted_20_Text">data/aero/timestep_info/00175/postproc_node/_read_as</text:p>
      <text:p text:style-name="Preformatted_20_Text">data/aero/timestep_info/00175/u_ext/00000</text:p>
      <text:p text:style-name="Preformatted_20_Text">data/aero/timestep_info/00175/u_ext/00001</text:p>
      <text:p text:style-name="Preformatted_20_Text">data/aero/timestep_info/00175/u_ext/00002</text:p>
      <text:p text:style-name="Preformatted_20_Text">data/aero/timestep_info/00175/u_ext/00003</text:p>
      <text:p text:style-name="Preformatted_20_Text">data/aero/timestep_info/00175/u_ext/_read_as</text:p>
      <text:p text:style-name="Preformatted_20_Text">data/aero/timestep_info/00175/u_ext_star/00000</text:p>
      <text:p text:style-name="Preformatted_20_Text">data/aero/timestep_info/00175/u_ext_star/00001</text:p>
      <text:p text:style-name="Preformatted_20_Text">data/aero/timestep_info/00175/u_ext_star/00002</text:p>
      <text:p text:style-name="Preformatted_20_Text">data/aero/timestep_info/00175/u_ext_star/00003</text:p>
      <text:p text:style-name="Preformatted_20_Text">data/aero/timestep_info/00175/u_ext_star/_read_as</text:p>
      <text:p text:style-name="Preformatted_20_Text">data/aero/timestep_info/00175/wake_conv_vel/00000</text:p>
      <text:p text:style-name="Preformatted_20_Text">data/aero/timestep_info/00175/wake_conv_vel/00001</text:p>
      <text:p text:style-name="Preformatted_20_Text">data/aero/timestep_info/00175/wake_conv_vel/00002</text:p>
      <text:p text:style-name="Preformatted_20_Text">data/aero/timestep_info/00175/wake_conv_vel/00003</text:p>
      <text:p text:style-name="Preformatted_20_Text">data/aero/timestep_info/00175/wake_conv_vel/_read_as</text:p>
      <text:p text:style-name="Preformatted_20_Text">data/aero/timestep_info/00175/zeta/00000</text:p>
      <text:p text:style-name="Preformatted_20_Text">data/aero/timestep_info/00175/zeta/00001</text:p>
      <text:p text:style-name="Preformatted_20_Text">data/aero/timestep_info/00175/zeta/00002</text:p>
      <text:p text:style-name="Preformatted_20_Text">data/aero/timestep_info/00175/zeta/00003</text:p>
      <text:p text:style-name="Preformatted_20_Text">data/aero/timestep_info/00175/zeta/_read_as</text:p>
      <text:p text:style-name="Preformatted_20_Text">data/aero/timestep_info/00175/zeta_dot/00000</text:p>
      <text:p text:style-name="Preformatted_20_Text">data/aero/timestep_info/00175/zeta_dot/00001</text:p>
      <text:p text:style-name="Preformatted_20_Text">data/aero/timestep_info/00175/zeta_dot/00002</text:p>
      <text:p text:style-name="Preformatted_20_Text">data/aero/timestep_info/00175/zeta_dot/00003</text:p>
      <text:p text:style-name="Preformatted_20_Text">data/aero/timestep_info/00175/zeta_dot/_read_as</text:p>
      <text:p text:style-name="Preformatted_20_Text">data/aero/timestep_info/00175/zeta_star/00000</text:p>
      <text:p text:style-name="Preformatted_20_Text">data/aero/timestep_info/00175/zeta_star/00001</text:p>
      <text:p text:style-name="Preformatted_20_Text">data/aero/timestep_info/00175/zeta_star/00002</text:p>
      <text:p text:style-name="Preformatted_20_Text">data/aero/timestep_info/00175/zeta_star/00003</text:p>
      <text:p text:style-name="Preformatted_20_Text">data/aero/timestep_info/00175/zeta_star/_read_as</text:p>
      <text:p text:style-name="Preformatted_20_Text">data/aero/timestep_info/00176/_read_as</text:p>
      <text:p text:style-name="Preformatted_20_Text">data/aero/timestep_info/00176/body_steady_forces</text:p>
      <text:p text:style-name="Preformatted_20_Text">data/aero/timestep_info/00176/body_unsteady_forces</text:p>
      <text:p text:style-name="Preformatted_20_Text"><text:soft-page-break/>data/aero/timestep_info/00176/control_surface_deflection</text:p>
      <text:p text:style-name="Preformatted_20_Text">data/aero/timestep_info/00176/ct_dimensions</text:p>
      <text:p text:style-name="Preformatted_20_Text">data/aero/timestep_info/00176/ct_dimensions_star</text:p>
      <text:p text:style-name="Preformatted_20_Text">data/aero/timestep_info/00176/dimensions</text:p>
      <text:p text:style-name="Preformatted_20_Text">data/aero/timestep_info/00176/dimensions_star</text:p>
      <text:p text:style-name="Preformatted_20_Text">data/aero/timestep_info/00176/dist_to_orig/00000</text:p>
      <text:p text:style-name="Preformatted_20_Text">data/aero/timestep_info/00176/dist_to_orig/00001</text:p>
      <text:p text:style-name="Preformatted_20_Text">data/aero/timestep_info/00176/dist_to_orig/00002</text:p>
      <text:p text:style-name="Preformatted_20_Text">data/aero/timestep_info/00176/dist_to_orig/00003</text:p>
      <text:p text:style-name="Preformatted_20_Text">data/aero/timestep_info/00176/dist_to_orig/_read_as</text:p>
      <text:p text:style-name="Preformatted_20_Text">data/aero/timestep_info/00176/dynamic_forces/00000</text:p>
      <text:p text:style-name="Preformatted_20_Text">data/aero/timestep_info/00176/dynamic_forces/00001</text:p>
      <text:p text:style-name="Preformatted_20_Text">data/aero/timestep_info/00176/dynamic_forces/00002</text:p>
      <text:p text:style-name="Preformatted_20_Text">data/aero/timestep_info/00176/dynamic_forces/00003</text:p>
      <text:p text:style-name="Preformatted_20_Text">data/aero/timestep_info/00176/dynamic_forces/_read_as</text:p>
      <text:p text:style-name="Preformatted_20_Text">data/aero/timestep_info/00176/flag_zeta_phantom</text:p>
      <text:p text:style-name="Preformatted_20_Text">data/aero/timestep_info/00176/forces/00000</text:p>
      <text:p text:style-name="Preformatted_20_Text">data/aero/timestep_info/00176/forces/00001</text:p>
      <text:p text:style-name="Preformatted_20_Text">data/aero/timestep_info/00176/forces/00002</text:p>
      <text:p text:style-name="Preformatted_20_Text">data/aero/timestep_info/00176/forces/00003</text:p>
      <text:p text:style-name="Preformatted_20_Text">data/aero/timestep_info/00176/forces/_read_as</text:p>
      <text:p text:style-name="Preformatted_20_Text">data/aero/timestep_info/00176/gamma/00000</text:p>
      <text:p text:style-name="Preformatted_20_Text">data/aero/timestep_info/00176/gamma/00001</text:p>
      <text:p text:style-name="Preformatted_20_Text">data/aero/timestep_info/00176/gamma/00002</text:p>
      <text:p text:style-name="Preformatted_20_Text">data/aero/timestep_info/00176/gamma/00003</text:p>
      <text:p text:style-name="Preformatted_20_Text">data/aero/timestep_info/00176/gamma/_read_as</text:p>
      <text:p text:style-name="Preformatted_20_Text">data/aero/timestep_info/00176/gamma_dot/00000</text:p>
      <text:p text:style-name="Preformatted_20_Text">data/aero/timestep_info/00176/gamma_dot/00001</text:p>
      <text:p text:style-name="Preformatted_20_Text">data/aero/timestep_info/00176/gamma_dot/00002</text:p>
      <text:p text:style-name="Preformatted_20_Text">data/aero/timestep_info/00176/gamma_dot/00003</text:p>
      <text:p text:style-name="Preformatted_20_Text">data/aero/timestep_info/00176/gamma_dot/_read_as</text:p>
      <text:p text:style-name="Preformatted_20_Text">data/aero/timestep_info/00176/gamma_star/00000</text:p>
      <text:p text:style-name="Preformatted_20_Text">data/aero/timestep_info/00176/gamma_star/00001</text:p>
      <text:p text:style-name="Preformatted_20_Text">data/aero/timestep_info/00176/gamma_star/00002</text:p>
      <text:p text:style-name="Preformatted_20_Text">data/aero/timestep_info/00176/gamma_star/00003</text:p>
      <text:p text:style-name="Preformatted_20_Text">data/aero/timestep_info/00176/gamma_star/_read_as</text:p>
      <text:p text:style-name="Preformatted_20_Text">data/aero/timestep_info/00176/in_global_AFoR</text:p>
      <text:p text:style-name="Preformatted_20_Text">data/aero/timestep_info/00176/inertial_steady_forces</text:p>
      <text:p text:style-name="Preformatted_20_Text">data/aero/timestep_info/00176/inertial_unsteady_forces</text:p>
      <text:p text:style-name="Preformatted_20_Text">data/aero/timestep_info/00176/n_surf</text:p>
      <text:p text:style-name="Preformatted_20_Text">data/aero/timestep_info/00176/normals/00000</text:p>
      <text:p text:style-name="Preformatted_20_Text">data/aero/timestep_info/00176/normals/00001</text:p>
      <text:p text:style-name="Preformatted_20_Text">data/aero/timestep_info/00176/normals/00002</text:p>
      <text:p text:style-name="Preformatted_20_Text">data/aero/timestep_info/00176/normals/00003</text:p>
      <text:p text:style-name="Preformatted_20_Text">data/aero/timestep_info/00176/normals/_read_as</text:p>
      <text:p text:style-name="Preformatted_20_Text">data/aero/timestep_info/00176/postproc_cell/_read_as</text:p>
      <text:p text:style-name="Preformatted_20_Text">data/aero/timestep_info/00176/postproc_node/_read_as</text:p>
      <text:p text:style-name="Preformatted_20_Text">data/aero/timestep_info/00176/u_ext/00000</text:p>
      <text:p text:style-name="Preformatted_20_Text">data/aero/timestep_info/00176/u_ext/00001</text:p>
      <text:p text:style-name="Preformatted_20_Text">data/aero/timestep_info/00176/u_ext/00002</text:p>
      <text:p text:style-name="Preformatted_20_Text">data/aero/timestep_info/00176/u_ext/00003</text:p>
      <text:p text:style-name="Preformatted_20_Text">data/aero/timestep_info/00176/u_ext/_read_as</text:p>
      <text:p text:style-name="Preformatted_20_Text">data/aero/timestep_info/00176/u_ext_star/00000</text:p>
      <text:p text:style-name="Preformatted_20_Text">data/aero/timestep_info/00176/u_ext_star/00001</text:p>
      <text:p text:style-name="Preformatted_20_Text">data/aero/timestep_info/00176/u_ext_star/00002</text:p>
      <text:p text:style-name="Preformatted_20_Text">data/aero/timestep_info/00176/u_ext_star/00003</text:p>
      <text:p text:style-name="Preformatted_20_Text">data/aero/timestep_info/00176/u_ext_star/_read_as</text:p>
      <text:p text:style-name="Preformatted_20_Text">data/aero/timestep_info/00176/wake_conv_vel/00000</text:p>
      <text:p text:style-name="Preformatted_20_Text">data/aero/timestep_info/00176/wake_conv_vel/00001</text:p>
      <text:p text:style-name="Preformatted_20_Text">data/aero/timestep_info/00176/wake_conv_vel/00002</text:p>
      <text:p text:style-name="Preformatted_20_Text">data/aero/timestep_info/00176/wake_conv_vel/00003</text:p>
      <text:p text:style-name="Preformatted_20_Text">data/aero/timestep_info/00176/wake_conv_vel/_read_as</text:p>
      <text:p text:style-name="Preformatted_20_Text">data/aero/timestep_info/00176/zeta/00000</text:p>
      <text:p text:style-name="Preformatted_20_Text">data/aero/timestep_info/00176/zeta/00001</text:p>
      <text:p text:style-name="Preformatted_20_Text"><text:soft-page-break/>data/aero/timestep_info/00176/zeta/00002</text:p>
      <text:p text:style-name="Preformatted_20_Text">data/aero/timestep_info/00176/zeta/00003</text:p>
      <text:p text:style-name="Preformatted_20_Text">data/aero/timestep_info/00176/zeta/_read_as</text:p>
      <text:p text:style-name="Preformatted_20_Text">data/aero/timestep_info/00176/zeta_dot/00000</text:p>
      <text:p text:style-name="Preformatted_20_Text">data/aero/timestep_info/00176/zeta_dot/00001</text:p>
      <text:p text:style-name="Preformatted_20_Text">data/aero/timestep_info/00176/zeta_dot/00002</text:p>
      <text:p text:style-name="Preformatted_20_Text">data/aero/timestep_info/00176/zeta_dot/00003</text:p>
      <text:p text:style-name="Preformatted_20_Text">data/aero/timestep_info/00176/zeta_dot/_read_as</text:p>
      <text:p text:style-name="Preformatted_20_Text">data/aero/timestep_info/00176/zeta_star/00000</text:p>
      <text:p text:style-name="Preformatted_20_Text">data/aero/timestep_info/00176/zeta_star/00001</text:p>
      <text:p text:style-name="Preformatted_20_Text">data/aero/timestep_info/00176/zeta_star/00002</text:p>
      <text:p text:style-name="Preformatted_20_Text">data/aero/timestep_info/00176/zeta_star/00003</text:p>
      <text:p text:style-name="Preformatted_20_Text">data/aero/timestep_info/00176/zeta_star/_read_as</text:p>
      <text:p text:style-name="Preformatted_20_Text">data/aero/timestep_info/00177/_read_as</text:p>
      <text:p text:style-name="Preformatted_20_Text">data/aero/timestep_info/00177/body_steady_forces</text:p>
      <text:p text:style-name="Preformatted_20_Text">data/aero/timestep_info/00177/body_unsteady_forces</text:p>
      <text:p text:style-name="Preformatted_20_Text">data/aero/timestep_info/00177/control_surface_deflection</text:p>
      <text:p text:style-name="Preformatted_20_Text">data/aero/timestep_info/00177/ct_dimensions</text:p>
      <text:p text:style-name="Preformatted_20_Text">data/aero/timestep_info/00177/ct_dimensions_star</text:p>
      <text:p text:style-name="Preformatted_20_Text">data/aero/timestep_info/00177/dimensions</text:p>
      <text:p text:style-name="Preformatted_20_Text">data/aero/timestep_info/00177/dimensions_star</text:p>
      <text:p text:style-name="Preformatted_20_Text">data/aero/timestep_info/00177/dist_to_orig/00000</text:p>
      <text:p text:style-name="Preformatted_20_Text">data/aero/timestep_info/00177/dist_to_orig/00001</text:p>
      <text:p text:style-name="Preformatted_20_Text">data/aero/timestep_info/00177/dist_to_orig/00002</text:p>
      <text:p text:style-name="Preformatted_20_Text">data/aero/timestep_info/00177/dist_to_orig/00003</text:p>
      <text:p text:style-name="Preformatted_20_Text">data/aero/timestep_info/00177/dist_to_orig/_read_as</text:p>
      <text:p text:style-name="Preformatted_20_Text">data/aero/timestep_info/00177/dynamic_forces/00000</text:p>
      <text:p text:style-name="Preformatted_20_Text">data/aero/timestep_info/00177/dynamic_forces/00001</text:p>
      <text:p text:style-name="Preformatted_20_Text">data/aero/timestep_info/00177/dynamic_forces/00002</text:p>
      <text:p text:style-name="Preformatted_20_Text">data/aero/timestep_info/00177/dynamic_forces/00003</text:p>
      <text:p text:style-name="Preformatted_20_Text">data/aero/timestep_info/00177/dynamic_forces/_read_as</text:p>
      <text:p text:style-name="Preformatted_20_Text">data/aero/timestep_info/00177/flag_zeta_phantom</text:p>
      <text:p text:style-name="Preformatted_20_Text">data/aero/timestep_info/00177/forces/00000</text:p>
      <text:p text:style-name="Preformatted_20_Text">data/aero/timestep_info/00177/forces/00001</text:p>
      <text:p text:style-name="Preformatted_20_Text">data/aero/timestep_info/00177/forces/00002</text:p>
      <text:p text:style-name="Preformatted_20_Text">data/aero/timestep_info/00177/forces/00003</text:p>
      <text:p text:style-name="Preformatted_20_Text">data/aero/timestep_info/00177/forces/_read_as</text:p>
      <text:p text:style-name="Preformatted_20_Text">data/aero/timestep_info/00177/gamma/00000</text:p>
      <text:p text:style-name="Preformatted_20_Text">data/aero/timestep_info/00177/gamma/00001</text:p>
      <text:p text:style-name="Preformatted_20_Text">data/aero/timestep_info/00177/gamma/00002</text:p>
      <text:p text:style-name="Preformatted_20_Text">data/aero/timestep_info/00177/gamma/00003</text:p>
      <text:p text:style-name="Preformatted_20_Text">data/aero/timestep_info/00177/gamma/_read_as</text:p>
      <text:p text:style-name="Preformatted_20_Text">data/aero/timestep_info/00177/gamma_dot/00000</text:p>
      <text:p text:style-name="Preformatted_20_Text">data/aero/timestep_info/00177/gamma_dot/00001</text:p>
      <text:p text:style-name="Preformatted_20_Text">data/aero/timestep_info/00177/gamma_dot/00002</text:p>
      <text:p text:style-name="Preformatted_20_Text">data/aero/timestep_info/00177/gamma_dot/00003</text:p>
      <text:p text:style-name="Preformatted_20_Text">data/aero/timestep_info/00177/gamma_dot/_read_as</text:p>
      <text:p text:style-name="Preformatted_20_Text">data/aero/timestep_info/00177/gamma_star/00000</text:p>
      <text:p text:style-name="Preformatted_20_Text">data/aero/timestep_info/00177/gamma_star/00001</text:p>
      <text:p text:style-name="Preformatted_20_Text">data/aero/timestep_info/00177/gamma_star/00002</text:p>
      <text:p text:style-name="Preformatted_20_Text">data/aero/timestep_info/00177/gamma_star/00003</text:p>
      <text:p text:style-name="Preformatted_20_Text">data/aero/timestep_info/00177/gamma_star/_read_as</text:p>
      <text:p text:style-name="Preformatted_20_Text">data/aero/timestep_info/00177/in_global_AFoR</text:p>
      <text:p text:style-name="Preformatted_20_Text">data/aero/timestep_info/00177/inertial_steady_forces</text:p>
      <text:p text:style-name="Preformatted_20_Text">data/aero/timestep_info/00177/inertial_unsteady_forces</text:p>
      <text:p text:style-name="Preformatted_20_Text">data/aero/timestep_info/00177/n_surf</text:p>
      <text:p text:style-name="Preformatted_20_Text">data/aero/timestep_info/00177/normals/00000</text:p>
      <text:p text:style-name="Preformatted_20_Text">data/aero/timestep_info/00177/normals/00001</text:p>
      <text:p text:style-name="Preformatted_20_Text">data/aero/timestep_info/00177/normals/00002</text:p>
      <text:p text:style-name="Preformatted_20_Text">data/aero/timestep_info/00177/normals/00003</text:p>
      <text:p text:style-name="Preformatted_20_Text">data/aero/timestep_info/00177/normals/_read_as</text:p>
      <text:p text:style-name="Preformatted_20_Text">data/aero/timestep_info/00177/postproc_cell/_read_as</text:p>
      <text:p text:style-name="Preformatted_20_Text">data/aero/timestep_info/00177/postproc_node/_read_as</text:p>
      <text:p text:style-name="Preformatted_20_Text">data/aero/timestep_info/00177/u_ext/00000</text:p>
      <text:p text:style-name="Preformatted_20_Text"><text:soft-page-break/>data/aero/timestep_info/00177/u_ext/00001</text:p>
      <text:p text:style-name="Preformatted_20_Text">data/aero/timestep_info/00177/u_ext/00002</text:p>
      <text:p text:style-name="Preformatted_20_Text">data/aero/timestep_info/00177/u_ext/00003</text:p>
      <text:p text:style-name="Preformatted_20_Text">data/aero/timestep_info/00177/u_ext/_read_as</text:p>
      <text:p text:style-name="Preformatted_20_Text">data/aero/timestep_info/00177/u_ext_star/00000</text:p>
      <text:p text:style-name="Preformatted_20_Text">data/aero/timestep_info/00177/u_ext_star/00001</text:p>
      <text:p text:style-name="Preformatted_20_Text">data/aero/timestep_info/00177/u_ext_star/00002</text:p>
      <text:p text:style-name="Preformatted_20_Text">data/aero/timestep_info/00177/u_ext_star/00003</text:p>
      <text:p text:style-name="Preformatted_20_Text">data/aero/timestep_info/00177/u_ext_star/_read_as</text:p>
      <text:p text:style-name="Preformatted_20_Text">data/aero/timestep_info/00177/wake_conv_vel/00000</text:p>
      <text:p text:style-name="Preformatted_20_Text">data/aero/timestep_info/00177/wake_conv_vel/00001</text:p>
      <text:p text:style-name="Preformatted_20_Text">data/aero/timestep_info/00177/wake_conv_vel/00002</text:p>
      <text:p text:style-name="Preformatted_20_Text">data/aero/timestep_info/00177/wake_conv_vel/00003</text:p>
      <text:p text:style-name="Preformatted_20_Text">data/aero/timestep_info/00177/wake_conv_vel/_read_as</text:p>
      <text:p text:style-name="Preformatted_20_Text">data/aero/timestep_info/00177/zeta/00000</text:p>
      <text:p text:style-name="Preformatted_20_Text">data/aero/timestep_info/00177/zeta/00001</text:p>
      <text:p text:style-name="Preformatted_20_Text">data/aero/timestep_info/00177/zeta/00002</text:p>
      <text:p text:style-name="Preformatted_20_Text">data/aero/timestep_info/00177/zeta/00003</text:p>
      <text:p text:style-name="Preformatted_20_Text">data/aero/timestep_info/00177/zeta/_read_as</text:p>
      <text:p text:style-name="Preformatted_20_Text">data/aero/timestep_info/00177/zeta_dot/00000</text:p>
      <text:p text:style-name="Preformatted_20_Text">data/aero/timestep_info/00177/zeta_dot/00001</text:p>
      <text:p text:style-name="Preformatted_20_Text">data/aero/timestep_info/00177/zeta_dot/00002</text:p>
      <text:p text:style-name="Preformatted_20_Text">data/aero/timestep_info/00177/zeta_dot/00003</text:p>
      <text:p text:style-name="Preformatted_20_Text">data/aero/timestep_info/00177/zeta_dot/_read_as</text:p>
      <text:p text:style-name="Preformatted_20_Text">data/aero/timestep_info/00177/zeta_star/00000</text:p>
      <text:p text:style-name="Preformatted_20_Text">data/aero/timestep_info/00177/zeta_star/00001</text:p>
      <text:p text:style-name="Preformatted_20_Text">data/aero/timestep_info/00177/zeta_star/00002</text:p>
      <text:p text:style-name="Preformatted_20_Text">data/aero/timestep_info/00177/zeta_star/00003</text:p>
      <text:p text:style-name="Preformatted_20_Text">data/aero/timestep_info/00177/zeta_star/_read_as</text:p>
      <text:p text:style-name="Preformatted_20_Text">data/aero/timestep_info/00178/_read_as</text:p>
      <text:p text:style-name="Preformatted_20_Text">data/aero/timestep_info/00178/body_steady_forces</text:p>
      <text:p text:style-name="Preformatted_20_Text">data/aero/timestep_info/00178/body_unsteady_forces</text:p>
      <text:p text:style-name="Preformatted_20_Text">data/aero/timestep_info/00178/control_surface_deflection</text:p>
      <text:p text:style-name="Preformatted_20_Text">data/aero/timestep_info/00178/ct_dimensions</text:p>
      <text:p text:style-name="Preformatted_20_Text">data/aero/timestep_info/00178/ct_dimensions_star</text:p>
      <text:p text:style-name="Preformatted_20_Text">data/aero/timestep_info/00178/dimensions</text:p>
      <text:p text:style-name="Preformatted_20_Text">data/aero/timestep_info/00178/dimensions_star</text:p>
      <text:p text:style-name="Preformatted_20_Text">data/aero/timestep_info/00178/dist_to_orig/00000</text:p>
      <text:p text:style-name="Preformatted_20_Text">data/aero/timestep_info/00178/dist_to_orig/00001</text:p>
      <text:p text:style-name="Preformatted_20_Text">data/aero/timestep_info/00178/dist_to_orig/00002</text:p>
      <text:p text:style-name="Preformatted_20_Text">data/aero/timestep_info/00178/dist_to_orig/00003</text:p>
      <text:p text:style-name="Preformatted_20_Text">data/aero/timestep_info/00178/dist_to_orig/_read_as</text:p>
      <text:p text:style-name="Preformatted_20_Text">data/aero/timestep_info/00178/dynamic_forces/00000</text:p>
      <text:p text:style-name="Preformatted_20_Text">data/aero/timestep_info/00178/dynamic_forces/00001</text:p>
      <text:p text:style-name="Preformatted_20_Text">data/aero/timestep_info/00178/dynamic_forces/00002</text:p>
      <text:p text:style-name="Preformatted_20_Text">data/aero/timestep_info/00178/dynamic_forces/00003</text:p>
      <text:p text:style-name="Preformatted_20_Text">data/aero/timestep_info/00178/dynamic_forces/_read_as</text:p>
      <text:p text:style-name="Preformatted_20_Text">data/aero/timestep_info/00178/flag_zeta_phantom</text:p>
      <text:p text:style-name="Preformatted_20_Text">data/aero/timestep_info/00178/forces/00000</text:p>
      <text:p text:style-name="Preformatted_20_Text">data/aero/timestep_info/00178/forces/00001</text:p>
      <text:p text:style-name="Preformatted_20_Text">data/aero/timestep_info/00178/forces/00002</text:p>
      <text:p text:style-name="Preformatted_20_Text">data/aero/timestep_info/00178/forces/00003</text:p>
      <text:p text:style-name="Preformatted_20_Text">data/aero/timestep_info/00178/forces/_read_as</text:p>
      <text:p text:style-name="Preformatted_20_Text">data/aero/timestep_info/00178/gamma/00000</text:p>
      <text:p text:style-name="Preformatted_20_Text">data/aero/timestep_info/00178/gamma/00001</text:p>
      <text:p text:style-name="Preformatted_20_Text">data/aero/timestep_info/00178/gamma/00002</text:p>
      <text:p text:style-name="Preformatted_20_Text">data/aero/timestep_info/00178/gamma/00003</text:p>
      <text:p text:style-name="Preformatted_20_Text">data/aero/timestep_info/00178/gamma/_read_as</text:p>
      <text:p text:style-name="Preformatted_20_Text">data/aero/timestep_info/00178/gamma_dot/00000</text:p>
      <text:p text:style-name="Preformatted_20_Text">data/aero/timestep_info/00178/gamma_dot/00001</text:p>
      <text:p text:style-name="Preformatted_20_Text">data/aero/timestep_info/00178/gamma_dot/00002</text:p>
      <text:p text:style-name="Preformatted_20_Text">data/aero/timestep_info/00178/gamma_dot/00003</text:p>
      <text:p text:style-name="Preformatted_20_Text">data/aero/timestep_info/00178/gamma_dot/_read_as</text:p>
      <text:p text:style-name="Preformatted_20_Text">data/aero/timestep_info/00178/gamma_star/00000</text:p>
      <text:p text:style-name="Preformatted_20_Text"><text:soft-page-break/>data/aero/timestep_info/00178/gamma_star/00001</text:p>
      <text:p text:style-name="Preformatted_20_Text">data/aero/timestep_info/00178/gamma_star/00002</text:p>
      <text:p text:style-name="Preformatted_20_Text">data/aero/timestep_info/00178/gamma_star/00003</text:p>
      <text:p text:style-name="Preformatted_20_Text">data/aero/timestep_info/00178/gamma_star/_read_as</text:p>
      <text:p text:style-name="Preformatted_20_Text">data/aero/timestep_info/00178/in_global_AFoR</text:p>
      <text:p text:style-name="Preformatted_20_Text">data/aero/timestep_info/00178/inertial_steady_forces</text:p>
      <text:p text:style-name="Preformatted_20_Text">data/aero/timestep_info/00178/inertial_unsteady_forces</text:p>
      <text:p text:style-name="Preformatted_20_Text">data/aero/timestep_info/00178/n_surf</text:p>
      <text:p text:style-name="Preformatted_20_Text">data/aero/timestep_info/00178/normals/00000</text:p>
      <text:p text:style-name="Preformatted_20_Text">data/aero/timestep_info/00178/normals/00001</text:p>
      <text:p text:style-name="Preformatted_20_Text">data/aero/timestep_info/00178/normals/00002</text:p>
      <text:p text:style-name="Preformatted_20_Text">data/aero/timestep_info/00178/normals/00003</text:p>
      <text:p text:style-name="Preformatted_20_Text">data/aero/timestep_info/00178/normals/_read_as</text:p>
      <text:p text:style-name="Preformatted_20_Text">data/aero/timestep_info/00178/postproc_cell/_read_as</text:p>
      <text:p text:style-name="Preformatted_20_Text">data/aero/timestep_info/00178/postproc_node/_read_as</text:p>
      <text:p text:style-name="Preformatted_20_Text">data/aero/timestep_info/00178/u_ext/00000</text:p>
      <text:p text:style-name="Preformatted_20_Text">data/aero/timestep_info/00178/u_ext/00001</text:p>
      <text:p text:style-name="Preformatted_20_Text">data/aero/timestep_info/00178/u_ext/00002</text:p>
      <text:p text:style-name="Preformatted_20_Text">data/aero/timestep_info/00178/u_ext/00003</text:p>
      <text:p text:style-name="Preformatted_20_Text">data/aero/timestep_info/00178/u_ext/_read_as</text:p>
      <text:p text:style-name="Preformatted_20_Text">data/aero/timestep_info/00178/u_ext_star/00000</text:p>
      <text:p text:style-name="Preformatted_20_Text">data/aero/timestep_info/00178/u_ext_star/00001</text:p>
      <text:p text:style-name="Preformatted_20_Text">data/aero/timestep_info/00178/u_ext_star/00002</text:p>
      <text:p text:style-name="Preformatted_20_Text">data/aero/timestep_info/00178/u_ext_star/00003</text:p>
      <text:p text:style-name="Preformatted_20_Text">data/aero/timestep_info/00178/u_ext_star/_read_as</text:p>
      <text:p text:style-name="Preformatted_20_Text">data/aero/timestep_info/00178/wake_conv_vel/00000</text:p>
      <text:p text:style-name="Preformatted_20_Text">data/aero/timestep_info/00178/wake_conv_vel/00001</text:p>
      <text:p text:style-name="Preformatted_20_Text">data/aero/timestep_info/00178/wake_conv_vel/00002</text:p>
      <text:p text:style-name="Preformatted_20_Text">data/aero/timestep_info/00178/wake_conv_vel/00003</text:p>
      <text:p text:style-name="Preformatted_20_Text">data/aero/timestep_info/00178/wake_conv_vel/_read_as</text:p>
      <text:p text:style-name="Preformatted_20_Text">data/aero/timestep_info/00178/zeta/00000</text:p>
      <text:p text:style-name="Preformatted_20_Text">data/aero/timestep_info/00178/zeta/00001</text:p>
      <text:p text:style-name="Preformatted_20_Text">data/aero/timestep_info/00178/zeta/00002</text:p>
      <text:p text:style-name="Preformatted_20_Text">data/aero/timestep_info/00178/zeta/00003</text:p>
      <text:p text:style-name="Preformatted_20_Text">data/aero/timestep_info/00178/zeta/_read_as</text:p>
      <text:p text:style-name="Preformatted_20_Text">data/aero/timestep_info/00178/zeta_dot/00000</text:p>
      <text:p text:style-name="Preformatted_20_Text">data/aero/timestep_info/00178/zeta_dot/00001</text:p>
      <text:p text:style-name="Preformatted_20_Text">data/aero/timestep_info/00178/zeta_dot/00002</text:p>
      <text:p text:style-name="Preformatted_20_Text">data/aero/timestep_info/00178/zeta_dot/00003</text:p>
      <text:p text:style-name="Preformatted_20_Text">data/aero/timestep_info/00178/zeta_dot/_read_as</text:p>
      <text:p text:style-name="Preformatted_20_Text">data/aero/timestep_info/00178/zeta_star/00000</text:p>
      <text:p text:style-name="Preformatted_20_Text">data/aero/timestep_info/00178/zeta_star/00001</text:p>
      <text:p text:style-name="Preformatted_20_Text">data/aero/timestep_info/00178/zeta_star/00002</text:p>
      <text:p text:style-name="Preformatted_20_Text">data/aero/timestep_info/00178/zeta_star/00003</text:p>
      <text:p text:style-name="Preformatted_20_Text">data/aero/timestep_info/00178/zeta_star/_read_as</text:p>
      <text:p text:style-name="Preformatted_20_Text">data/aero/timestep_info/00179/_read_as</text:p>
      <text:p text:style-name="Preformatted_20_Text">data/aero/timestep_info/00179/body_steady_forces</text:p>
      <text:p text:style-name="Preformatted_20_Text">data/aero/timestep_info/00179/body_unsteady_forces</text:p>
      <text:p text:style-name="Preformatted_20_Text">data/aero/timestep_info/00179/control_surface_deflection</text:p>
      <text:p text:style-name="Preformatted_20_Text">data/aero/timestep_info/00179/ct_dimensions</text:p>
      <text:p text:style-name="Preformatted_20_Text">data/aero/timestep_info/00179/ct_dimensions_star</text:p>
      <text:p text:style-name="Preformatted_20_Text">data/aero/timestep_info/00179/dimensions</text:p>
      <text:p text:style-name="Preformatted_20_Text">data/aero/timestep_info/00179/dimensions_star</text:p>
      <text:p text:style-name="Preformatted_20_Text">data/aero/timestep_info/00179/dist_to_orig/00000</text:p>
      <text:p text:style-name="Preformatted_20_Text">data/aero/timestep_info/00179/dist_to_orig/00001</text:p>
      <text:p text:style-name="Preformatted_20_Text">data/aero/timestep_info/00179/dist_to_orig/00002</text:p>
      <text:p text:style-name="Preformatted_20_Text">data/aero/timestep_info/00179/dist_to_orig/00003</text:p>
      <text:p text:style-name="Preformatted_20_Text">data/aero/timestep_info/00179/dist_to_orig/_read_as</text:p>
      <text:p text:style-name="Preformatted_20_Text">data/aero/timestep_info/00179/dynamic_forces/00000</text:p>
      <text:p text:style-name="Preformatted_20_Text">data/aero/timestep_info/00179/dynamic_forces/00001</text:p>
      <text:p text:style-name="Preformatted_20_Text">data/aero/timestep_info/00179/dynamic_forces/00002</text:p>
      <text:p text:style-name="Preformatted_20_Text">data/aero/timestep_info/00179/dynamic_forces/00003</text:p>
      <text:p text:style-name="Preformatted_20_Text">data/aero/timestep_info/00179/dynamic_forces/_read_as</text:p>
      <text:p text:style-name="Preformatted_20_Text">data/aero/timestep_info/00179/flag_zeta_phantom</text:p>
      <text:p text:style-name="Preformatted_20_Text"><text:soft-page-break/>data/aero/timestep_info/00179/forces/00000</text:p>
      <text:p text:style-name="Preformatted_20_Text">data/aero/timestep_info/00179/forces/00001</text:p>
      <text:p text:style-name="Preformatted_20_Text">data/aero/timestep_info/00179/forces/00002</text:p>
      <text:p text:style-name="Preformatted_20_Text">data/aero/timestep_info/00179/forces/00003</text:p>
      <text:p text:style-name="Preformatted_20_Text">data/aero/timestep_info/00179/forces/_read_as</text:p>
      <text:p text:style-name="Preformatted_20_Text">data/aero/timestep_info/00179/gamma/00000</text:p>
      <text:p text:style-name="Preformatted_20_Text">data/aero/timestep_info/00179/gamma/00001</text:p>
      <text:p text:style-name="Preformatted_20_Text">data/aero/timestep_info/00179/gamma/00002</text:p>
      <text:p text:style-name="Preformatted_20_Text">data/aero/timestep_info/00179/gamma/00003</text:p>
      <text:p text:style-name="Preformatted_20_Text">data/aero/timestep_info/00179/gamma/_read_as</text:p>
      <text:p text:style-name="Preformatted_20_Text">data/aero/timestep_info/00179/gamma_dot/00000</text:p>
      <text:p text:style-name="Preformatted_20_Text">data/aero/timestep_info/00179/gamma_dot/00001</text:p>
      <text:p text:style-name="Preformatted_20_Text">data/aero/timestep_info/00179/gamma_dot/00002</text:p>
      <text:p text:style-name="Preformatted_20_Text">data/aero/timestep_info/00179/gamma_dot/00003</text:p>
      <text:p text:style-name="Preformatted_20_Text">data/aero/timestep_info/00179/gamma_dot/_read_as</text:p>
      <text:p text:style-name="Preformatted_20_Text">data/aero/timestep_info/00179/gamma_star/00000</text:p>
      <text:p text:style-name="Preformatted_20_Text">data/aero/timestep_info/00179/gamma_star/00001</text:p>
      <text:p text:style-name="Preformatted_20_Text">data/aero/timestep_info/00179/gamma_star/00002</text:p>
      <text:p text:style-name="Preformatted_20_Text">data/aero/timestep_info/00179/gamma_star/00003</text:p>
      <text:p text:style-name="Preformatted_20_Text">data/aero/timestep_info/00179/gamma_star/_read_as</text:p>
      <text:p text:style-name="Preformatted_20_Text">data/aero/timestep_info/00179/in_global_AFoR</text:p>
      <text:p text:style-name="Preformatted_20_Text">data/aero/timestep_info/00179/inertial_steady_forces</text:p>
      <text:p text:style-name="Preformatted_20_Text">data/aero/timestep_info/00179/inertial_unsteady_forces</text:p>
      <text:p text:style-name="Preformatted_20_Text">data/aero/timestep_info/00179/n_surf</text:p>
      <text:p text:style-name="Preformatted_20_Text">data/aero/timestep_info/00179/normals/00000</text:p>
      <text:p text:style-name="Preformatted_20_Text">data/aero/timestep_info/00179/normals/00001</text:p>
      <text:p text:style-name="Preformatted_20_Text">data/aero/timestep_info/00179/normals/00002</text:p>
      <text:p text:style-name="Preformatted_20_Text">data/aero/timestep_info/00179/normals/00003</text:p>
      <text:p text:style-name="Preformatted_20_Text">data/aero/timestep_info/00179/normals/_read_as</text:p>
      <text:p text:style-name="Preformatted_20_Text">data/aero/timestep_info/00179/postproc_cell/_read_as</text:p>
      <text:p text:style-name="Preformatted_20_Text">data/aero/timestep_info/00179/postproc_node/_read_as</text:p>
      <text:p text:style-name="Preformatted_20_Text">data/aero/timestep_info/00179/u_ext/00000</text:p>
      <text:p text:style-name="Preformatted_20_Text">data/aero/timestep_info/00179/u_ext/00001</text:p>
      <text:p text:style-name="Preformatted_20_Text">data/aero/timestep_info/00179/u_ext/00002</text:p>
      <text:p text:style-name="Preformatted_20_Text">data/aero/timestep_info/00179/u_ext/00003</text:p>
      <text:p text:style-name="Preformatted_20_Text">data/aero/timestep_info/00179/u_ext/_read_as</text:p>
      <text:p text:style-name="Preformatted_20_Text">data/aero/timestep_info/00179/u_ext_star/00000</text:p>
      <text:p text:style-name="Preformatted_20_Text">data/aero/timestep_info/00179/u_ext_star/00001</text:p>
      <text:p text:style-name="Preformatted_20_Text">data/aero/timestep_info/00179/u_ext_star/00002</text:p>
      <text:p text:style-name="Preformatted_20_Text">data/aero/timestep_info/00179/u_ext_star/00003</text:p>
      <text:p text:style-name="Preformatted_20_Text">data/aero/timestep_info/00179/u_ext_star/_read_as</text:p>
      <text:p text:style-name="Preformatted_20_Text">data/aero/timestep_info/00179/wake_conv_vel/00000</text:p>
      <text:p text:style-name="Preformatted_20_Text">data/aero/timestep_info/00179/wake_conv_vel/00001</text:p>
      <text:p text:style-name="Preformatted_20_Text">data/aero/timestep_info/00179/wake_conv_vel/00002</text:p>
      <text:p text:style-name="Preformatted_20_Text">data/aero/timestep_info/00179/wake_conv_vel/00003</text:p>
      <text:p text:style-name="Preformatted_20_Text">data/aero/timestep_info/00179/wake_conv_vel/_read_as</text:p>
      <text:p text:style-name="Preformatted_20_Text">data/aero/timestep_info/00179/zeta/00000</text:p>
      <text:p text:style-name="Preformatted_20_Text">data/aero/timestep_info/00179/zeta/00001</text:p>
      <text:p text:style-name="Preformatted_20_Text">data/aero/timestep_info/00179/zeta/00002</text:p>
      <text:p text:style-name="Preformatted_20_Text">data/aero/timestep_info/00179/zeta/00003</text:p>
      <text:p text:style-name="Preformatted_20_Text">data/aero/timestep_info/00179/zeta/_read_as</text:p>
      <text:p text:style-name="Preformatted_20_Text">data/aero/timestep_info/00179/zeta_dot/00000</text:p>
      <text:p text:style-name="Preformatted_20_Text">data/aero/timestep_info/00179/zeta_dot/00001</text:p>
      <text:p text:style-name="Preformatted_20_Text">data/aero/timestep_info/00179/zeta_dot/00002</text:p>
      <text:p text:style-name="Preformatted_20_Text">data/aero/timestep_info/00179/zeta_dot/00003</text:p>
      <text:p text:style-name="Preformatted_20_Text">data/aero/timestep_info/00179/zeta_dot/_read_as</text:p>
      <text:p text:style-name="Preformatted_20_Text">data/aero/timestep_info/00179/zeta_star/00000</text:p>
      <text:p text:style-name="Preformatted_20_Text">data/aero/timestep_info/00179/zeta_star/00001</text:p>
      <text:p text:style-name="Preformatted_20_Text">data/aero/timestep_info/00179/zeta_star/00002</text:p>
      <text:p text:style-name="Preformatted_20_Text">data/aero/timestep_info/00179/zeta_star/00003</text:p>
      <text:p text:style-name="Preformatted_20_Text">data/aero/timestep_info/00179/zeta_star/_read_as</text:p>
      <text:p text:style-name="Preformatted_20_Text">data/aero/timestep_info/00180/_read_as</text:p>
      <text:p text:style-name="Preformatted_20_Text">data/aero/timestep_info/00180/body_steady_forces</text:p>
      <text:p text:style-name="Preformatted_20_Text">data/aero/timestep_info/00180/body_unsteady_forces</text:p>
      <text:p text:style-name="Preformatted_20_Text"><text:soft-page-break/>data/aero/timestep_info/00180/control_surface_deflection</text:p>
      <text:p text:style-name="Preformatted_20_Text">data/aero/timestep_info/00180/ct_dimensions</text:p>
      <text:p text:style-name="Preformatted_20_Text">data/aero/timestep_info/00180/ct_dimensions_star</text:p>
      <text:p text:style-name="Preformatted_20_Text">data/aero/timestep_info/00180/dimensions</text:p>
      <text:p text:style-name="Preformatted_20_Text">data/aero/timestep_info/00180/dimensions_star</text:p>
      <text:p text:style-name="Preformatted_20_Text">data/aero/timestep_info/00180/dist_to_orig/00000</text:p>
      <text:p text:style-name="Preformatted_20_Text">data/aero/timestep_info/00180/dist_to_orig/00001</text:p>
      <text:p text:style-name="Preformatted_20_Text">data/aero/timestep_info/00180/dist_to_orig/00002</text:p>
      <text:p text:style-name="Preformatted_20_Text">data/aero/timestep_info/00180/dist_to_orig/00003</text:p>
      <text:p text:style-name="Preformatted_20_Text">data/aero/timestep_info/00180/dist_to_orig/_read_as</text:p>
      <text:p text:style-name="Preformatted_20_Text">data/aero/timestep_info/00180/dynamic_forces/00000</text:p>
      <text:p text:style-name="Preformatted_20_Text">data/aero/timestep_info/00180/dynamic_forces/00001</text:p>
      <text:p text:style-name="Preformatted_20_Text">data/aero/timestep_info/00180/dynamic_forces/00002</text:p>
      <text:p text:style-name="Preformatted_20_Text">data/aero/timestep_info/00180/dynamic_forces/00003</text:p>
      <text:p text:style-name="Preformatted_20_Text">data/aero/timestep_info/00180/dynamic_forces/_read_as</text:p>
      <text:p text:style-name="Preformatted_20_Text">data/aero/timestep_info/00180/flag_zeta_phantom</text:p>
      <text:p text:style-name="Preformatted_20_Text">data/aero/timestep_info/00180/forces/00000</text:p>
      <text:p text:style-name="Preformatted_20_Text">data/aero/timestep_info/00180/forces/00001</text:p>
      <text:p text:style-name="Preformatted_20_Text">data/aero/timestep_info/00180/forces/00002</text:p>
      <text:p text:style-name="Preformatted_20_Text">data/aero/timestep_info/00180/forces/00003</text:p>
      <text:p text:style-name="Preformatted_20_Text">data/aero/timestep_info/00180/forces/_read_as</text:p>
      <text:p text:style-name="Preformatted_20_Text">data/aero/timestep_info/00180/gamma/00000</text:p>
      <text:p text:style-name="Preformatted_20_Text">data/aero/timestep_info/00180/gamma/00001</text:p>
      <text:p text:style-name="Preformatted_20_Text">data/aero/timestep_info/00180/gamma/00002</text:p>
      <text:p text:style-name="Preformatted_20_Text">data/aero/timestep_info/00180/gamma/00003</text:p>
      <text:p text:style-name="Preformatted_20_Text">data/aero/timestep_info/00180/gamma/_read_as</text:p>
      <text:p text:style-name="Preformatted_20_Text">data/aero/timestep_info/00180/gamma_dot/00000</text:p>
      <text:p text:style-name="Preformatted_20_Text">data/aero/timestep_info/00180/gamma_dot/00001</text:p>
      <text:p text:style-name="Preformatted_20_Text">data/aero/timestep_info/00180/gamma_dot/00002</text:p>
      <text:p text:style-name="Preformatted_20_Text">data/aero/timestep_info/00180/gamma_dot/00003</text:p>
      <text:p text:style-name="Preformatted_20_Text">data/aero/timestep_info/00180/gamma_dot/_read_as</text:p>
      <text:p text:style-name="Preformatted_20_Text">data/aero/timestep_info/00180/gamma_star/00000</text:p>
      <text:p text:style-name="Preformatted_20_Text">data/aero/timestep_info/00180/gamma_star/00001</text:p>
      <text:p text:style-name="Preformatted_20_Text">data/aero/timestep_info/00180/gamma_star/00002</text:p>
      <text:p text:style-name="Preformatted_20_Text">data/aero/timestep_info/00180/gamma_star/00003</text:p>
      <text:p text:style-name="Preformatted_20_Text">data/aero/timestep_info/00180/gamma_star/_read_as</text:p>
      <text:p text:style-name="Preformatted_20_Text">data/aero/timestep_info/00180/in_global_AFoR</text:p>
      <text:p text:style-name="Preformatted_20_Text">data/aero/timestep_info/00180/inertial_steady_forces</text:p>
      <text:p text:style-name="Preformatted_20_Text">data/aero/timestep_info/00180/inertial_unsteady_forces</text:p>
      <text:p text:style-name="Preformatted_20_Text">data/aero/timestep_info/00180/n_surf</text:p>
      <text:p text:style-name="Preformatted_20_Text">data/aero/timestep_info/00180/normals/00000</text:p>
      <text:p text:style-name="Preformatted_20_Text">data/aero/timestep_info/00180/normals/00001</text:p>
      <text:p text:style-name="Preformatted_20_Text">data/aero/timestep_info/00180/normals/00002</text:p>
      <text:p text:style-name="Preformatted_20_Text">data/aero/timestep_info/00180/normals/00003</text:p>
      <text:p text:style-name="Preformatted_20_Text">data/aero/timestep_info/00180/normals/_read_as</text:p>
      <text:p text:style-name="Preformatted_20_Text">data/aero/timestep_info/00180/postproc_cell/_read_as</text:p>
      <text:p text:style-name="Preformatted_20_Text">data/aero/timestep_info/00180/postproc_node/_read_as</text:p>
      <text:p text:style-name="Preformatted_20_Text">data/aero/timestep_info/00180/u_ext/00000</text:p>
      <text:p text:style-name="Preformatted_20_Text">data/aero/timestep_info/00180/u_ext/00001</text:p>
      <text:p text:style-name="Preformatted_20_Text">data/aero/timestep_info/00180/u_ext/00002</text:p>
      <text:p text:style-name="Preformatted_20_Text">data/aero/timestep_info/00180/u_ext/00003</text:p>
      <text:p text:style-name="Preformatted_20_Text">data/aero/timestep_info/00180/u_ext/_read_as</text:p>
      <text:p text:style-name="Preformatted_20_Text">data/aero/timestep_info/00180/u_ext_star/00000</text:p>
      <text:p text:style-name="Preformatted_20_Text">data/aero/timestep_info/00180/u_ext_star/00001</text:p>
      <text:p text:style-name="Preformatted_20_Text">data/aero/timestep_info/00180/u_ext_star/00002</text:p>
      <text:p text:style-name="Preformatted_20_Text">data/aero/timestep_info/00180/u_ext_star/00003</text:p>
      <text:p text:style-name="Preformatted_20_Text">data/aero/timestep_info/00180/u_ext_star/_read_as</text:p>
      <text:p text:style-name="Preformatted_20_Text">data/aero/timestep_info/00180/wake_conv_vel/00000</text:p>
      <text:p text:style-name="Preformatted_20_Text">data/aero/timestep_info/00180/wake_conv_vel/00001</text:p>
      <text:p text:style-name="Preformatted_20_Text">data/aero/timestep_info/00180/wake_conv_vel/00002</text:p>
      <text:p text:style-name="Preformatted_20_Text">data/aero/timestep_info/00180/wake_conv_vel/00003</text:p>
      <text:p text:style-name="Preformatted_20_Text">data/aero/timestep_info/00180/wake_conv_vel/_read_as</text:p>
      <text:p text:style-name="Preformatted_20_Text">data/aero/timestep_info/00180/zeta/00000</text:p>
      <text:p text:style-name="Preformatted_20_Text">data/aero/timestep_info/00180/zeta/00001</text:p>
      <text:p text:style-name="Preformatted_20_Text"><text:soft-page-break/>data/aero/timestep_info/00180/zeta/00002</text:p>
      <text:p text:style-name="Preformatted_20_Text">data/aero/timestep_info/00180/zeta/00003</text:p>
      <text:p text:style-name="Preformatted_20_Text">data/aero/timestep_info/00180/zeta/_read_as</text:p>
      <text:p text:style-name="Preformatted_20_Text">data/aero/timestep_info/00180/zeta_dot/00000</text:p>
      <text:p text:style-name="Preformatted_20_Text">data/aero/timestep_info/00180/zeta_dot/00001</text:p>
      <text:p text:style-name="Preformatted_20_Text">data/aero/timestep_info/00180/zeta_dot/00002</text:p>
      <text:p text:style-name="Preformatted_20_Text">data/aero/timestep_info/00180/zeta_dot/00003</text:p>
      <text:p text:style-name="Preformatted_20_Text">data/aero/timestep_info/00180/zeta_dot/_read_as</text:p>
      <text:p text:style-name="Preformatted_20_Text">data/aero/timestep_info/00180/zeta_star/00000</text:p>
      <text:p text:style-name="Preformatted_20_Text">data/aero/timestep_info/00180/zeta_star/00001</text:p>
      <text:p text:style-name="Preformatted_20_Text">data/aero/timestep_info/00180/zeta_star/00002</text:p>
      <text:p text:style-name="Preformatted_20_Text">data/aero/timestep_info/00180/zeta_star/00003</text:p>
      <text:p text:style-name="Preformatted_20_Text">data/aero/timestep_info/00180/zeta_star/_read_as</text:p>
      <text:p text:style-name="Preformatted_20_Text">data/aero/timestep_info/00181/_read_as</text:p>
      <text:p text:style-name="Preformatted_20_Text">data/aero/timestep_info/00181/body_steady_forces</text:p>
      <text:p text:style-name="Preformatted_20_Text">data/aero/timestep_info/00181/body_unsteady_forces</text:p>
      <text:p text:style-name="Preformatted_20_Text">data/aero/timestep_info/00181/control_surface_deflection</text:p>
      <text:p text:style-name="Preformatted_20_Text">data/aero/timestep_info/00181/ct_dimensions</text:p>
      <text:p text:style-name="Preformatted_20_Text">data/aero/timestep_info/00181/ct_dimensions_star</text:p>
      <text:p text:style-name="Preformatted_20_Text">data/aero/timestep_info/00181/dimensions</text:p>
      <text:p text:style-name="Preformatted_20_Text">data/aero/timestep_info/00181/dimensions_star</text:p>
      <text:p text:style-name="Preformatted_20_Text">data/aero/timestep_info/00181/dist_to_orig/00000</text:p>
      <text:p text:style-name="Preformatted_20_Text">data/aero/timestep_info/00181/dist_to_orig/00001</text:p>
      <text:p text:style-name="Preformatted_20_Text">data/aero/timestep_info/00181/dist_to_orig/00002</text:p>
      <text:p text:style-name="Preformatted_20_Text">data/aero/timestep_info/00181/dist_to_orig/00003</text:p>
      <text:p text:style-name="Preformatted_20_Text">data/aero/timestep_info/00181/dist_to_orig/_read_as</text:p>
      <text:p text:style-name="Preformatted_20_Text">data/aero/timestep_info/00181/dynamic_forces/00000</text:p>
      <text:p text:style-name="Preformatted_20_Text">data/aero/timestep_info/00181/dynamic_forces/00001</text:p>
      <text:p text:style-name="Preformatted_20_Text">data/aero/timestep_info/00181/dynamic_forces/00002</text:p>
      <text:p text:style-name="Preformatted_20_Text">data/aero/timestep_info/00181/dynamic_forces/00003</text:p>
      <text:p text:style-name="Preformatted_20_Text">data/aero/timestep_info/00181/dynamic_forces/_read_as</text:p>
      <text:p text:style-name="Preformatted_20_Text">data/aero/timestep_info/00181/flag_zeta_phantom</text:p>
      <text:p text:style-name="Preformatted_20_Text">data/aero/timestep_info/00181/forces/00000</text:p>
      <text:p text:style-name="Preformatted_20_Text">data/aero/timestep_info/00181/forces/00001</text:p>
      <text:p text:style-name="Preformatted_20_Text">data/aero/timestep_info/00181/forces/00002</text:p>
      <text:p text:style-name="Preformatted_20_Text">data/aero/timestep_info/00181/forces/00003</text:p>
      <text:p text:style-name="Preformatted_20_Text">data/aero/timestep_info/00181/forces/_read_as</text:p>
      <text:p text:style-name="Preformatted_20_Text">data/aero/timestep_info/00181/gamma/00000</text:p>
      <text:p text:style-name="Preformatted_20_Text">data/aero/timestep_info/00181/gamma/00001</text:p>
      <text:p text:style-name="Preformatted_20_Text">data/aero/timestep_info/00181/gamma/00002</text:p>
      <text:p text:style-name="Preformatted_20_Text">data/aero/timestep_info/00181/gamma/00003</text:p>
      <text:p text:style-name="Preformatted_20_Text">data/aero/timestep_info/00181/gamma/_read_as</text:p>
      <text:p text:style-name="Preformatted_20_Text">data/aero/timestep_info/00181/gamma_dot/00000</text:p>
      <text:p text:style-name="Preformatted_20_Text">data/aero/timestep_info/00181/gamma_dot/00001</text:p>
      <text:p text:style-name="Preformatted_20_Text">data/aero/timestep_info/00181/gamma_dot/00002</text:p>
      <text:p text:style-name="Preformatted_20_Text">data/aero/timestep_info/00181/gamma_dot/00003</text:p>
      <text:p text:style-name="Preformatted_20_Text">data/aero/timestep_info/00181/gamma_dot/_read_as</text:p>
      <text:p text:style-name="Preformatted_20_Text">data/aero/timestep_info/00181/gamma_star/00000</text:p>
      <text:p text:style-name="Preformatted_20_Text">data/aero/timestep_info/00181/gamma_star/00001</text:p>
      <text:p text:style-name="Preformatted_20_Text">data/aero/timestep_info/00181/gamma_star/00002</text:p>
      <text:p text:style-name="Preformatted_20_Text">data/aero/timestep_info/00181/gamma_star/00003</text:p>
      <text:p text:style-name="Preformatted_20_Text">data/aero/timestep_info/00181/gamma_star/_read_as</text:p>
      <text:p text:style-name="Preformatted_20_Text">data/aero/timestep_info/00181/in_global_AFoR</text:p>
      <text:p text:style-name="Preformatted_20_Text">data/aero/timestep_info/00181/inertial_steady_forces</text:p>
      <text:p text:style-name="Preformatted_20_Text">data/aero/timestep_info/00181/inertial_unsteady_forces</text:p>
      <text:p text:style-name="Preformatted_20_Text">data/aero/timestep_info/00181/n_surf</text:p>
      <text:p text:style-name="Preformatted_20_Text">data/aero/timestep_info/00181/normals/00000</text:p>
      <text:p text:style-name="Preformatted_20_Text">data/aero/timestep_info/00181/normals/00001</text:p>
      <text:p text:style-name="Preformatted_20_Text">data/aero/timestep_info/00181/normals/00002</text:p>
      <text:p text:style-name="Preformatted_20_Text">data/aero/timestep_info/00181/normals/00003</text:p>
      <text:p text:style-name="Preformatted_20_Text">data/aero/timestep_info/00181/normals/_read_as</text:p>
      <text:p text:style-name="Preformatted_20_Text">data/aero/timestep_info/00181/postproc_cell/_read_as</text:p>
      <text:p text:style-name="Preformatted_20_Text">data/aero/timestep_info/00181/postproc_node/_read_as</text:p>
      <text:p text:style-name="Preformatted_20_Text">data/aero/timestep_info/00181/u_ext/00000</text:p>
      <text:p text:style-name="Preformatted_20_Text"><text:soft-page-break/>data/aero/timestep_info/00181/u_ext/00001</text:p>
      <text:p text:style-name="Preformatted_20_Text">data/aero/timestep_info/00181/u_ext/00002</text:p>
      <text:p text:style-name="Preformatted_20_Text">data/aero/timestep_info/00181/u_ext/00003</text:p>
      <text:p text:style-name="Preformatted_20_Text">data/aero/timestep_info/00181/u_ext/_read_as</text:p>
      <text:p text:style-name="Preformatted_20_Text">data/aero/timestep_info/00181/u_ext_star/00000</text:p>
      <text:p text:style-name="Preformatted_20_Text">data/aero/timestep_info/00181/u_ext_star/00001</text:p>
      <text:p text:style-name="Preformatted_20_Text">data/aero/timestep_info/00181/u_ext_star/00002</text:p>
      <text:p text:style-name="Preformatted_20_Text">data/aero/timestep_info/00181/u_ext_star/00003</text:p>
      <text:p text:style-name="Preformatted_20_Text">data/aero/timestep_info/00181/u_ext_star/_read_as</text:p>
      <text:p text:style-name="Preformatted_20_Text">data/aero/timestep_info/00181/wake_conv_vel/00000</text:p>
      <text:p text:style-name="Preformatted_20_Text">data/aero/timestep_info/00181/wake_conv_vel/00001</text:p>
      <text:p text:style-name="Preformatted_20_Text">data/aero/timestep_info/00181/wake_conv_vel/00002</text:p>
      <text:p text:style-name="Preformatted_20_Text">data/aero/timestep_info/00181/wake_conv_vel/00003</text:p>
      <text:p text:style-name="Preformatted_20_Text">data/aero/timestep_info/00181/wake_conv_vel/_read_as</text:p>
      <text:p text:style-name="Preformatted_20_Text">data/aero/timestep_info/00181/zeta/00000</text:p>
      <text:p text:style-name="Preformatted_20_Text">data/aero/timestep_info/00181/zeta/00001</text:p>
      <text:p text:style-name="Preformatted_20_Text">data/aero/timestep_info/00181/zeta/00002</text:p>
      <text:p text:style-name="Preformatted_20_Text">data/aero/timestep_info/00181/zeta/00003</text:p>
      <text:p text:style-name="Preformatted_20_Text">data/aero/timestep_info/00181/zeta/_read_as</text:p>
      <text:p text:style-name="Preformatted_20_Text">data/aero/timestep_info/00181/zeta_dot/00000</text:p>
      <text:p text:style-name="Preformatted_20_Text">data/aero/timestep_info/00181/zeta_dot/00001</text:p>
      <text:p text:style-name="Preformatted_20_Text">data/aero/timestep_info/00181/zeta_dot/00002</text:p>
      <text:p text:style-name="Preformatted_20_Text">data/aero/timestep_info/00181/zeta_dot/00003</text:p>
      <text:p text:style-name="Preformatted_20_Text">data/aero/timestep_info/00181/zeta_dot/_read_as</text:p>
      <text:p text:style-name="Preformatted_20_Text">data/aero/timestep_info/00181/zeta_star/00000</text:p>
      <text:p text:style-name="Preformatted_20_Text">data/aero/timestep_info/00181/zeta_star/00001</text:p>
      <text:p text:style-name="Preformatted_20_Text">data/aero/timestep_info/00181/zeta_star/00002</text:p>
      <text:p text:style-name="Preformatted_20_Text">data/aero/timestep_info/00181/zeta_star/00003</text:p>
      <text:p text:style-name="Preformatted_20_Text">data/aero/timestep_info/00181/zeta_star/_read_as</text:p>
      <text:p text:style-name="Preformatted_20_Text">data/aero/timestep_info/00182/_read_as</text:p>
      <text:p text:style-name="Preformatted_20_Text">data/aero/timestep_info/00182/body_steady_forces</text:p>
      <text:p text:style-name="Preformatted_20_Text">data/aero/timestep_info/00182/body_unsteady_forces</text:p>
      <text:p text:style-name="Preformatted_20_Text">data/aero/timestep_info/00182/control_surface_deflection</text:p>
      <text:p text:style-name="Preformatted_20_Text">data/aero/timestep_info/00182/ct_dimensions</text:p>
      <text:p text:style-name="Preformatted_20_Text">data/aero/timestep_info/00182/ct_dimensions_star</text:p>
      <text:p text:style-name="Preformatted_20_Text">data/aero/timestep_info/00182/dimensions</text:p>
      <text:p text:style-name="Preformatted_20_Text">data/aero/timestep_info/00182/dimensions_star</text:p>
      <text:p text:style-name="Preformatted_20_Text">data/aero/timestep_info/00182/dist_to_orig/00000</text:p>
      <text:p text:style-name="Preformatted_20_Text">data/aero/timestep_info/00182/dist_to_orig/00001</text:p>
      <text:p text:style-name="Preformatted_20_Text">data/aero/timestep_info/00182/dist_to_orig/00002</text:p>
      <text:p text:style-name="Preformatted_20_Text">data/aero/timestep_info/00182/dist_to_orig/00003</text:p>
      <text:p text:style-name="Preformatted_20_Text">data/aero/timestep_info/00182/dist_to_orig/_read_as</text:p>
      <text:p text:style-name="Preformatted_20_Text">data/aero/timestep_info/00182/dynamic_forces/00000</text:p>
      <text:p text:style-name="Preformatted_20_Text">data/aero/timestep_info/00182/dynamic_forces/00001</text:p>
      <text:p text:style-name="Preformatted_20_Text">data/aero/timestep_info/00182/dynamic_forces/00002</text:p>
      <text:p text:style-name="Preformatted_20_Text">data/aero/timestep_info/00182/dynamic_forces/00003</text:p>
      <text:p text:style-name="Preformatted_20_Text">data/aero/timestep_info/00182/dynamic_forces/_read_as</text:p>
      <text:p text:style-name="Preformatted_20_Text">data/aero/timestep_info/00182/flag_zeta_phantom</text:p>
      <text:p text:style-name="Preformatted_20_Text">data/aero/timestep_info/00182/forces/00000</text:p>
      <text:p text:style-name="Preformatted_20_Text">data/aero/timestep_info/00182/forces/00001</text:p>
      <text:p text:style-name="Preformatted_20_Text">data/aero/timestep_info/00182/forces/00002</text:p>
      <text:p text:style-name="Preformatted_20_Text">data/aero/timestep_info/00182/forces/00003</text:p>
      <text:p text:style-name="Preformatted_20_Text">data/aero/timestep_info/00182/forces/_read_as</text:p>
      <text:p text:style-name="Preformatted_20_Text">data/aero/timestep_info/00182/gamma/00000</text:p>
      <text:p text:style-name="Preformatted_20_Text">data/aero/timestep_info/00182/gamma/00001</text:p>
      <text:p text:style-name="Preformatted_20_Text">data/aero/timestep_info/00182/gamma/00002</text:p>
      <text:p text:style-name="Preformatted_20_Text">data/aero/timestep_info/00182/gamma/00003</text:p>
      <text:p text:style-name="Preformatted_20_Text">data/aero/timestep_info/00182/gamma/_read_as</text:p>
      <text:p text:style-name="Preformatted_20_Text">data/aero/timestep_info/00182/gamma_dot/00000</text:p>
      <text:p text:style-name="Preformatted_20_Text">data/aero/timestep_info/00182/gamma_dot/00001</text:p>
      <text:p text:style-name="Preformatted_20_Text">data/aero/timestep_info/00182/gamma_dot/00002</text:p>
      <text:p text:style-name="Preformatted_20_Text">data/aero/timestep_info/00182/gamma_dot/00003</text:p>
      <text:p text:style-name="Preformatted_20_Text">data/aero/timestep_info/00182/gamma_dot/_read_as</text:p>
      <text:p text:style-name="Preformatted_20_Text">data/aero/timestep_info/00182/gamma_star/00000</text:p>
      <text:p text:style-name="Preformatted_20_Text"><text:soft-page-break/>data/aero/timestep_info/00182/gamma_star/00001</text:p>
      <text:p text:style-name="Preformatted_20_Text">data/aero/timestep_info/00182/gamma_star/00002</text:p>
      <text:p text:style-name="Preformatted_20_Text">data/aero/timestep_info/00182/gamma_star/00003</text:p>
      <text:p text:style-name="Preformatted_20_Text">data/aero/timestep_info/00182/gamma_star/_read_as</text:p>
      <text:p text:style-name="Preformatted_20_Text">data/aero/timestep_info/00182/in_global_AFoR</text:p>
      <text:p text:style-name="Preformatted_20_Text">data/aero/timestep_info/00182/inertial_steady_forces</text:p>
      <text:p text:style-name="Preformatted_20_Text">data/aero/timestep_info/00182/inertial_unsteady_forces</text:p>
      <text:p text:style-name="Preformatted_20_Text">data/aero/timestep_info/00182/n_surf</text:p>
      <text:p text:style-name="Preformatted_20_Text">data/aero/timestep_info/00182/normals/00000</text:p>
      <text:p text:style-name="Preformatted_20_Text">data/aero/timestep_info/00182/normals/00001</text:p>
      <text:p text:style-name="Preformatted_20_Text">data/aero/timestep_info/00182/normals/00002</text:p>
      <text:p text:style-name="Preformatted_20_Text">data/aero/timestep_info/00182/normals/00003</text:p>
      <text:p text:style-name="Preformatted_20_Text">data/aero/timestep_info/00182/normals/_read_as</text:p>
      <text:p text:style-name="Preformatted_20_Text">data/aero/timestep_info/00182/postproc_cell/_read_as</text:p>
      <text:p text:style-name="Preformatted_20_Text">data/aero/timestep_info/00182/postproc_node/_read_as</text:p>
      <text:p text:style-name="Preformatted_20_Text">data/aero/timestep_info/00182/u_ext/00000</text:p>
      <text:p text:style-name="Preformatted_20_Text">data/aero/timestep_info/00182/u_ext/00001</text:p>
      <text:p text:style-name="Preformatted_20_Text">data/aero/timestep_info/00182/u_ext/00002</text:p>
      <text:p text:style-name="Preformatted_20_Text">data/aero/timestep_info/00182/u_ext/00003</text:p>
      <text:p text:style-name="Preformatted_20_Text">data/aero/timestep_info/00182/u_ext/_read_as</text:p>
      <text:p text:style-name="Preformatted_20_Text">data/aero/timestep_info/00182/u_ext_star/00000</text:p>
      <text:p text:style-name="Preformatted_20_Text">data/aero/timestep_info/00182/u_ext_star/00001</text:p>
      <text:p text:style-name="Preformatted_20_Text">data/aero/timestep_info/00182/u_ext_star/00002</text:p>
      <text:p text:style-name="Preformatted_20_Text">data/aero/timestep_info/00182/u_ext_star/00003</text:p>
      <text:p text:style-name="Preformatted_20_Text">data/aero/timestep_info/00182/u_ext_star/_read_as</text:p>
      <text:p text:style-name="Preformatted_20_Text">data/aero/timestep_info/00182/wake_conv_vel/00000</text:p>
      <text:p text:style-name="Preformatted_20_Text">data/aero/timestep_info/00182/wake_conv_vel/00001</text:p>
      <text:p text:style-name="Preformatted_20_Text">data/aero/timestep_info/00182/wake_conv_vel/00002</text:p>
      <text:p text:style-name="Preformatted_20_Text">data/aero/timestep_info/00182/wake_conv_vel/00003</text:p>
      <text:p text:style-name="Preformatted_20_Text">data/aero/timestep_info/00182/wake_conv_vel/_read_as</text:p>
      <text:p text:style-name="Preformatted_20_Text">data/aero/timestep_info/00182/zeta/00000</text:p>
      <text:p text:style-name="Preformatted_20_Text">data/aero/timestep_info/00182/zeta/00001</text:p>
      <text:p text:style-name="Preformatted_20_Text">data/aero/timestep_info/00182/zeta/00002</text:p>
      <text:p text:style-name="Preformatted_20_Text">data/aero/timestep_info/00182/zeta/00003</text:p>
      <text:p text:style-name="Preformatted_20_Text">data/aero/timestep_info/00182/zeta/_read_as</text:p>
      <text:p text:style-name="Preformatted_20_Text">data/aero/timestep_info/00182/zeta_dot/00000</text:p>
      <text:p text:style-name="Preformatted_20_Text">data/aero/timestep_info/00182/zeta_dot/00001</text:p>
      <text:p text:style-name="Preformatted_20_Text">data/aero/timestep_info/00182/zeta_dot/00002</text:p>
      <text:p text:style-name="Preformatted_20_Text">data/aero/timestep_info/00182/zeta_dot/00003</text:p>
      <text:p text:style-name="Preformatted_20_Text">data/aero/timestep_info/00182/zeta_dot/_read_as</text:p>
      <text:p text:style-name="Preformatted_20_Text">data/aero/timestep_info/00182/zeta_star/00000</text:p>
      <text:p text:style-name="Preformatted_20_Text">data/aero/timestep_info/00182/zeta_star/00001</text:p>
      <text:p text:style-name="Preformatted_20_Text">data/aero/timestep_info/00182/zeta_star/00002</text:p>
      <text:p text:style-name="Preformatted_20_Text">data/aero/timestep_info/00182/zeta_star/00003</text:p>
      <text:p text:style-name="Preformatted_20_Text">data/aero/timestep_info/00182/zeta_star/_read_as</text:p>
      <text:p text:style-name="Preformatted_20_Text">data/aero/timestep_info/00183/_read_as</text:p>
      <text:p text:style-name="Preformatted_20_Text">data/aero/timestep_info/00183/body_steady_forces</text:p>
      <text:p text:style-name="Preformatted_20_Text">data/aero/timestep_info/00183/body_unsteady_forces</text:p>
      <text:p text:style-name="Preformatted_20_Text">data/aero/timestep_info/00183/control_surface_deflection</text:p>
      <text:p text:style-name="Preformatted_20_Text">data/aero/timestep_info/00183/ct_dimensions</text:p>
      <text:p text:style-name="Preformatted_20_Text">data/aero/timestep_info/00183/ct_dimensions_star</text:p>
      <text:p text:style-name="Preformatted_20_Text">data/aero/timestep_info/00183/dimensions</text:p>
      <text:p text:style-name="Preformatted_20_Text">data/aero/timestep_info/00183/dimensions_star</text:p>
      <text:p text:style-name="Preformatted_20_Text">data/aero/timestep_info/00183/dist_to_orig/00000</text:p>
      <text:p text:style-name="Preformatted_20_Text">data/aero/timestep_info/00183/dist_to_orig/00001</text:p>
      <text:p text:style-name="Preformatted_20_Text">data/aero/timestep_info/00183/dist_to_orig/00002</text:p>
      <text:p text:style-name="Preformatted_20_Text">data/aero/timestep_info/00183/dist_to_orig/00003</text:p>
      <text:p text:style-name="Preformatted_20_Text">data/aero/timestep_info/00183/dist_to_orig/_read_as</text:p>
      <text:p text:style-name="Preformatted_20_Text">data/aero/timestep_info/00183/dynamic_forces/00000</text:p>
      <text:p text:style-name="Preformatted_20_Text">data/aero/timestep_info/00183/dynamic_forces/00001</text:p>
      <text:p text:style-name="Preformatted_20_Text">data/aero/timestep_info/00183/dynamic_forces/00002</text:p>
      <text:p text:style-name="Preformatted_20_Text">data/aero/timestep_info/00183/dynamic_forces/00003</text:p>
      <text:p text:style-name="Preformatted_20_Text">data/aero/timestep_info/00183/dynamic_forces/_read_as</text:p>
      <text:p text:style-name="Preformatted_20_Text">data/aero/timestep_info/00183/flag_zeta_phantom</text:p>
      <text:p text:style-name="Preformatted_20_Text"><text:soft-page-break/>data/aero/timestep_info/00183/forces/00000</text:p>
      <text:p text:style-name="Preformatted_20_Text">data/aero/timestep_info/00183/forces/00001</text:p>
      <text:p text:style-name="Preformatted_20_Text">data/aero/timestep_info/00183/forces/00002</text:p>
      <text:p text:style-name="Preformatted_20_Text">data/aero/timestep_info/00183/forces/00003</text:p>
      <text:p text:style-name="Preformatted_20_Text">data/aero/timestep_info/00183/forces/_read_as</text:p>
      <text:p text:style-name="Preformatted_20_Text">data/aero/timestep_info/00183/gamma/00000</text:p>
      <text:p text:style-name="Preformatted_20_Text">data/aero/timestep_info/00183/gamma/00001</text:p>
      <text:p text:style-name="Preformatted_20_Text">data/aero/timestep_info/00183/gamma/00002</text:p>
      <text:p text:style-name="Preformatted_20_Text">data/aero/timestep_info/00183/gamma/00003</text:p>
      <text:p text:style-name="Preformatted_20_Text">data/aero/timestep_info/00183/gamma/_read_as</text:p>
      <text:p text:style-name="Preformatted_20_Text">data/aero/timestep_info/00183/gamma_dot/00000</text:p>
      <text:p text:style-name="Preformatted_20_Text">data/aero/timestep_info/00183/gamma_dot/00001</text:p>
      <text:p text:style-name="Preformatted_20_Text">data/aero/timestep_info/00183/gamma_dot/00002</text:p>
      <text:p text:style-name="Preformatted_20_Text">data/aero/timestep_info/00183/gamma_dot/00003</text:p>
      <text:p text:style-name="Preformatted_20_Text">data/aero/timestep_info/00183/gamma_dot/_read_as</text:p>
      <text:p text:style-name="Preformatted_20_Text">data/aero/timestep_info/00183/gamma_star/00000</text:p>
      <text:p text:style-name="Preformatted_20_Text">data/aero/timestep_info/00183/gamma_star/00001</text:p>
      <text:p text:style-name="Preformatted_20_Text">data/aero/timestep_info/00183/gamma_star/00002</text:p>
      <text:p text:style-name="Preformatted_20_Text">data/aero/timestep_info/00183/gamma_star/00003</text:p>
      <text:p text:style-name="Preformatted_20_Text">data/aero/timestep_info/00183/gamma_star/_read_as</text:p>
      <text:p text:style-name="Preformatted_20_Text">data/aero/timestep_info/00183/in_global_AFoR</text:p>
      <text:p text:style-name="Preformatted_20_Text">data/aero/timestep_info/00183/inertial_steady_forces</text:p>
      <text:p text:style-name="Preformatted_20_Text">data/aero/timestep_info/00183/inertial_unsteady_forces</text:p>
      <text:p text:style-name="Preformatted_20_Text">data/aero/timestep_info/00183/n_surf</text:p>
      <text:p text:style-name="Preformatted_20_Text">data/aero/timestep_info/00183/normals/00000</text:p>
      <text:p text:style-name="Preformatted_20_Text">data/aero/timestep_info/00183/normals/00001</text:p>
      <text:p text:style-name="Preformatted_20_Text">data/aero/timestep_info/00183/normals/00002</text:p>
      <text:p text:style-name="Preformatted_20_Text">data/aero/timestep_info/00183/normals/00003</text:p>
      <text:p text:style-name="Preformatted_20_Text">data/aero/timestep_info/00183/normals/_read_as</text:p>
      <text:p text:style-name="Preformatted_20_Text">data/aero/timestep_info/00183/postproc_cell/_read_as</text:p>
      <text:p text:style-name="Preformatted_20_Text">data/aero/timestep_info/00183/postproc_node/_read_as</text:p>
      <text:p text:style-name="Preformatted_20_Text">data/aero/timestep_info/00183/u_ext/00000</text:p>
      <text:p text:style-name="Preformatted_20_Text">data/aero/timestep_info/00183/u_ext/00001</text:p>
      <text:p text:style-name="Preformatted_20_Text">data/aero/timestep_info/00183/u_ext/00002</text:p>
      <text:p text:style-name="Preformatted_20_Text">data/aero/timestep_info/00183/u_ext/00003</text:p>
      <text:p text:style-name="Preformatted_20_Text">data/aero/timestep_info/00183/u_ext/_read_as</text:p>
      <text:p text:style-name="Preformatted_20_Text">data/aero/timestep_info/00183/u_ext_star/00000</text:p>
      <text:p text:style-name="Preformatted_20_Text">data/aero/timestep_info/00183/u_ext_star/00001</text:p>
      <text:p text:style-name="Preformatted_20_Text">data/aero/timestep_info/00183/u_ext_star/00002</text:p>
      <text:p text:style-name="Preformatted_20_Text">data/aero/timestep_info/00183/u_ext_star/00003</text:p>
      <text:p text:style-name="Preformatted_20_Text">data/aero/timestep_info/00183/u_ext_star/_read_as</text:p>
      <text:p text:style-name="Preformatted_20_Text">data/aero/timestep_info/00183/wake_conv_vel/00000</text:p>
      <text:p text:style-name="Preformatted_20_Text">data/aero/timestep_info/00183/wake_conv_vel/00001</text:p>
      <text:p text:style-name="Preformatted_20_Text">data/aero/timestep_info/00183/wake_conv_vel/00002</text:p>
      <text:p text:style-name="Preformatted_20_Text">data/aero/timestep_info/00183/wake_conv_vel/00003</text:p>
      <text:p text:style-name="Preformatted_20_Text">data/aero/timestep_info/00183/wake_conv_vel/_read_as</text:p>
      <text:p text:style-name="Preformatted_20_Text">data/aero/timestep_info/00183/zeta/00000</text:p>
      <text:p text:style-name="Preformatted_20_Text">data/aero/timestep_info/00183/zeta/00001</text:p>
      <text:p text:style-name="Preformatted_20_Text">data/aero/timestep_info/00183/zeta/00002</text:p>
      <text:p text:style-name="Preformatted_20_Text">data/aero/timestep_info/00183/zeta/00003</text:p>
      <text:p text:style-name="Preformatted_20_Text">data/aero/timestep_info/00183/zeta/_read_as</text:p>
      <text:p text:style-name="Preformatted_20_Text">data/aero/timestep_info/00183/zeta_dot/00000</text:p>
      <text:p text:style-name="Preformatted_20_Text">data/aero/timestep_info/00183/zeta_dot/00001</text:p>
      <text:p text:style-name="Preformatted_20_Text">data/aero/timestep_info/00183/zeta_dot/00002</text:p>
      <text:p text:style-name="Preformatted_20_Text">data/aero/timestep_info/00183/zeta_dot/00003</text:p>
      <text:p text:style-name="Preformatted_20_Text">data/aero/timestep_info/00183/zeta_dot/_read_as</text:p>
      <text:p text:style-name="Preformatted_20_Text">data/aero/timestep_info/00183/zeta_star/00000</text:p>
      <text:p text:style-name="Preformatted_20_Text">data/aero/timestep_info/00183/zeta_star/00001</text:p>
      <text:p text:style-name="Preformatted_20_Text">data/aero/timestep_info/00183/zeta_star/00002</text:p>
      <text:p text:style-name="Preformatted_20_Text">data/aero/timestep_info/00183/zeta_star/00003</text:p>
      <text:p text:style-name="Preformatted_20_Text">data/aero/timestep_info/00183/zeta_star/_read_as</text:p>
      <text:p text:style-name="Preformatted_20_Text">data/aero/timestep_info/00184/_read_as</text:p>
      <text:p text:style-name="Preformatted_20_Text">data/aero/timestep_info/00184/body_steady_forces</text:p>
      <text:p text:style-name="Preformatted_20_Text">data/aero/timestep_info/00184/body_unsteady_forces</text:p>
      <text:p text:style-name="Preformatted_20_Text"><text:soft-page-break/>data/aero/timestep_info/00184/control_surface_deflection</text:p>
      <text:p text:style-name="Preformatted_20_Text">data/aero/timestep_info/00184/ct_dimensions</text:p>
      <text:p text:style-name="Preformatted_20_Text">data/aero/timestep_info/00184/ct_dimensions_star</text:p>
      <text:p text:style-name="Preformatted_20_Text">data/aero/timestep_info/00184/dimensions</text:p>
      <text:p text:style-name="Preformatted_20_Text">data/aero/timestep_info/00184/dimensions_star</text:p>
      <text:p text:style-name="Preformatted_20_Text">data/aero/timestep_info/00184/dist_to_orig/00000</text:p>
      <text:p text:style-name="Preformatted_20_Text">data/aero/timestep_info/00184/dist_to_orig/00001</text:p>
      <text:p text:style-name="Preformatted_20_Text">data/aero/timestep_info/00184/dist_to_orig/00002</text:p>
      <text:p text:style-name="Preformatted_20_Text">data/aero/timestep_info/00184/dist_to_orig/00003</text:p>
      <text:p text:style-name="Preformatted_20_Text">data/aero/timestep_info/00184/dist_to_orig/_read_as</text:p>
      <text:p text:style-name="Preformatted_20_Text">data/aero/timestep_info/00184/dynamic_forces/00000</text:p>
      <text:p text:style-name="Preformatted_20_Text">data/aero/timestep_info/00184/dynamic_forces/00001</text:p>
      <text:p text:style-name="Preformatted_20_Text">data/aero/timestep_info/00184/dynamic_forces/00002</text:p>
      <text:p text:style-name="Preformatted_20_Text">data/aero/timestep_info/00184/dynamic_forces/00003</text:p>
      <text:p text:style-name="Preformatted_20_Text">data/aero/timestep_info/00184/dynamic_forces/_read_as</text:p>
      <text:p text:style-name="Preformatted_20_Text">data/aero/timestep_info/00184/flag_zeta_phantom</text:p>
      <text:p text:style-name="Preformatted_20_Text">data/aero/timestep_info/00184/forces/00000</text:p>
      <text:p text:style-name="Preformatted_20_Text">data/aero/timestep_info/00184/forces/00001</text:p>
      <text:p text:style-name="Preformatted_20_Text">data/aero/timestep_info/00184/forces/00002</text:p>
      <text:p text:style-name="Preformatted_20_Text">data/aero/timestep_info/00184/forces/00003</text:p>
      <text:p text:style-name="Preformatted_20_Text">data/aero/timestep_info/00184/forces/_read_as</text:p>
      <text:p text:style-name="Preformatted_20_Text">data/aero/timestep_info/00184/gamma/00000</text:p>
      <text:p text:style-name="Preformatted_20_Text">data/aero/timestep_info/00184/gamma/00001</text:p>
      <text:p text:style-name="Preformatted_20_Text">data/aero/timestep_info/00184/gamma/00002</text:p>
      <text:p text:style-name="Preformatted_20_Text">data/aero/timestep_info/00184/gamma/00003</text:p>
      <text:p text:style-name="Preformatted_20_Text">data/aero/timestep_info/00184/gamma/_read_as</text:p>
      <text:p text:style-name="Preformatted_20_Text">data/aero/timestep_info/00184/gamma_dot/00000</text:p>
      <text:p text:style-name="Preformatted_20_Text">data/aero/timestep_info/00184/gamma_dot/00001</text:p>
      <text:p text:style-name="Preformatted_20_Text">data/aero/timestep_info/00184/gamma_dot/00002</text:p>
      <text:p text:style-name="Preformatted_20_Text">data/aero/timestep_info/00184/gamma_dot/00003</text:p>
      <text:p text:style-name="Preformatted_20_Text">data/aero/timestep_info/00184/gamma_dot/_read_as</text:p>
      <text:p text:style-name="Preformatted_20_Text">data/aero/timestep_info/00184/gamma_star/00000</text:p>
      <text:p text:style-name="Preformatted_20_Text">data/aero/timestep_info/00184/gamma_star/00001</text:p>
      <text:p text:style-name="Preformatted_20_Text">data/aero/timestep_info/00184/gamma_star/00002</text:p>
      <text:p text:style-name="Preformatted_20_Text">data/aero/timestep_info/00184/gamma_star/00003</text:p>
      <text:p text:style-name="Preformatted_20_Text">data/aero/timestep_info/00184/gamma_star/_read_as</text:p>
      <text:p text:style-name="Preformatted_20_Text">data/aero/timestep_info/00184/in_global_AFoR</text:p>
      <text:p text:style-name="Preformatted_20_Text">data/aero/timestep_info/00184/inertial_steady_forces</text:p>
      <text:p text:style-name="Preformatted_20_Text">data/aero/timestep_info/00184/inertial_unsteady_forces</text:p>
      <text:p text:style-name="Preformatted_20_Text">data/aero/timestep_info/00184/n_surf</text:p>
      <text:p text:style-name="Preformatted_20_Text">data/aero/timestep_info/00184/normals/00000</text:p>
      <text:p text:style-name="Preformatted_20_Text">data/aero/timestep_info/00184/normals/00001</text:p>
      <text:p text:style-name="Preformatted_20_Text">data/aero/timestep_info/00184/normals/00002</text:p>
      <text:p text:style-name="Preformatted_20_Text">data/aero/timestep_info/00184/normals/00003</text:p>
      <text:p text:style-name="Preformatted_20_Text">data/aero/timestep_info/00184/normals/_read_as</text:p>
      <text:p text:style-name="Preformatted_20_Text">data/aero/timestep_info/00184/postproc_cell/_read_as</text:p>
      <text:p text:style-name="Preformatted_20_Text">data/aero/timestep_info/00184/postproc_node/_read_as</text:p>
      <text:p text:style-name="Preformatted_20_Text">data/aero/timestep_info/00184/u_ext/00000</text:p>
      <text:p text:style-name="Preformatted_20_Text">data/aero/timestep_info/00184/u_ext/00001</text:p>
      <text:p text:style-name="Preformatted_20_Text">data/aero/timestep_info/00184/u_ext/00002</text:p>
      <text:p text:style-name="Preformatted_20_Text">data/aero/timestep_info/00184/u_ext/00003</text:p>
      <text:p text:style-name="Preformatted_20_Text">data/aero/timestep_info/00184/u_ext/_read_as</text:p>
      <text:p text:style-name="Preformatted_20_Text">data/aero/timestep_info/00184/u_ext_star/00000</text:p>
      <text:p text:style-name="Preformatted_20_Text">data/aero/timestep_info/00184/u_ext_star/00001</text:p>
      <text:p text:style-name="Preformatted_20_Text">data/aero/timestep_info/00184/u_ext_star/00002</text:p>
      <text:p text:style-name="Preformatted_20_Text">data/aero/timestep_info/00184/u_ext_star/00003</text:p>
      <text:p text:style-name="Preformatted_20_Text">data/aero/timestep_info/00184/u_ext_star/_read_as</text:p>
      <text:p text:style-name="Preformatted_20_Text">data/aero/timestep_info/00184/wake_conv_vel/00000</text:p>
      <text:p text:style-name="Preformatted_20_Text">data/aero/timestep_info/00184/wake_conv_vel/00001</text:p>
      <text:p text:style-name="Preformatted_20_Text">data/aero/timestep_info/00184/wake_conv_vel/00002</text:p>
      <text:p text:style-name="Preformatted_20_Text">data/aero/timestep_info/00184/wake_conv_vel/00003</text:p>
      <text:p text:style-name="Preformatted_20_Text">data/aero/timestep_info/00184/wake_conv_vel/_read_as</text:p>
      <text:p text:style-name="Preformatted_20_Text">data/aero/timestep_info/00184/zeta/00000</text:p>
      <text:p text:style-name="Preformatted_20_Text">data/aero/timestep_info/00184/zeta/00001</text:p>
      <text:p text:style-name="Preformatted_20_Text"><text:soft-page-break/>data/aero/timestep_info/00184/zeta/00002</text:p>
      <text:p text:style-name="Preformatted_20_Text">data/aero/timestep_info/00184/zeta/00003</text:p>
      <text:p text:style-name="Preformatted_20_Text">data/aero/timestep_info/00184/zeta/_read_as</text:p>
      <text:p text:style-name="Preformatted_20_Text">data/aero/timestep_info/00184/zeta_dot/00000</text:p>
      <text:p text:style-name="Preformatted_20_Text">data/aero/timestep_info/00184/zeta_dot/00001</text:p>
      <text:p text:style-name="Preformatted_20_Text">data/aero/timestep_info/00184/zeta_dot/00002</text:p>
      <text:p text:style-name="Preformatted_20_Text">data/aero/timestep_info/00184/zeta_dot/00003</text:p>
      <text:p text:style-name="Preformatted_20_Text">data/aero/timestep_info/00184/zeta_dot/_read_as</text:p>
      <text:p text:style-name="Preformatted_20_Text">data/aero/timestep_info/00184/zeta_star/00000</text:p>
      <text:p text:style-name="Preformatted_20_Text">data/aero/timestep_info/00184/zeta_star/00001</text:p>
      <text:p text:style-name="Preformatted_20_Text">data/aero/timestep_info/00184/zeta_star/00002</text:p>
      <text:p text:style-name="Preformatted_20_Text">data/aero/timestep_info/00184/zeta_star/00003</text:p>
      <text:p text:style-name="Preformatted_20_Text">data/aero/timestep_info/00184/zeta_star/_read_as</text:p>
      <text:p text:style-name="Preformatted_20_Text">data/aero/timestep_info/00185/_read_as</text:p>
      <text:p text:style-name="Preformatted_20_Text">data/aero/timestep_info/00185/body_steady_forces</text:p>
      <text:p text:style-name="Preformatted_20_Text">data/aero/timestep_info/00185/body_unsteady_forces</text:p>
      <text:p text:style-name="Preformatted_20_Text">data/aero/timestep_info/00185/control_surface_deflection</text:p>
      <text:p text:style-name="Preformatted_20_Text">data/aero/timestep_info/00185/ct_dimensions</text:p>
      <text:p text:style-name="Preformatted_20_Text">data/aero/timestep_info/00185/ct_dimensions_star</text:p>
      <text:p text:style-name="Preformatted_20_Text">data/aero/timestep_info/00185/dimensions</text:p>
      <text:p text:style-name="Preformatted_20_Text">data/aero/timestep_info/00185/dimensions_star</text:p>
      <text:p text:style-name="Preformatted_20_Text">data/aero/timestep_info/00185/dist_to_orig/00000</text:p>
      <text:p text:style-name="Preformatted_20_Text">data/aero/timestep_info/00185/dist_to_orig/00001</text:p>
      <text:p text:style-name="Preformatted_20_Text">data/aero/timestep_info/00185/dist_to_orig/00002</text:p>
      <text:p text:style-name="Preformatted_20_Text">data/aero/timestep_info/00185/dist_to_orig/00003</text:p>
      <text:p text:style-name="Preformatted_20_Text">data/aero/timestep_info/00185/dist_to_orig/_read_as</text:p>
      <text:p text:style-name="Preformatted_20_Text">data/aero/timestep_info/00185/dynamic_forces/00000</text:p>
      <text:p text:style-name="Preformatted_20_Text">data/aero/timestep_info/00185/dynamic_forces/00001</text:p>
      <text:p text:style-name="Preformatted_20_Text">data/aero/timestep_info/00185/dynamic_forces/00002</text:p>
      <text:p text:style-name="Preformatted_20_Text">data/aero/timestep_info/00185/dynamic_forces/00003</text:p>
      <text:p text:style-name="Preformatted_20_Text">data/aero/timestep_info/00185/dynamic_forces/_read_as</text:p>
      <text:p text:style-name="Preformatted_20_Text">data/aero/timestep_info/00185/flag_zeta_phantom</text:p>
      <text:p text:style-name="Preformatted_20_Text">data/aero/timestep_info/00185/forces/00000</text:p>
      <text:p text:style-name="Preformatted_20_Text">data/aero/timestep_info/00185/forces/00001</text:p>
      <text:p text:style-name="Preformatted_20_Text">data/aero/timestep_info/00185/forces/00002</text:p>
      <text:p text:style-name="Preformatted_20_Text">data/aero/timestep_info/00185/forces/00003</text:p>
      <text:p text:style-name="Preformatted_20_Text">data/aero/timestep_info/00185/forces/_read_as</text:p>
      <text:p text:style-name="Preformatted_20_Text">data/aero/timestep_info/00185/gamma/00000</text:p>
      <text:p text:style-name="Preformatted_20_Text">data/aero/timestep_info/00185/gamma/00001</text:p>
      <text:p text:style-name="Preformatted_20_Text">data/aero/timestep_info/00185/gamma/00002</text:p>
      <text:p text:style-name="Preformatted_20_Text">data/aero/timestep_info/00185/gamma/00003</text:p>
      <text:p text:style-name="Preformatted_20_Text">data/aero/timestep_info/00185/gamma/_read_as</text:p>
      <text:p text:style-name="Preformatted_20_Text">data/aero/timestep_info/00185/gamma_dot/00000</text:p>
      <text:p text:style-name="Preformatted_20_Text">data/aero/timestep_info/00185/gamma_dot/00001</text:p>
      <text:p text:style-name="Preformatted_20_Text">data/aero/timestep_info/00185/gamma_dot/00002</text:p>
      <text:p text:style-name="Preformatted_20_Text">data/aero/timestep_info/00185/gamma_dot/00003</text:p>
      <text:p text:style-name="Preformatted_20_Text">data/aero/timestep_info/00185/gamma_dot/_read_as</text:p>
      <text:p text:style-name="Preformatted_20_Text">data/aero/timestep_info/00185/gamma_star/00000</text:p>
      <text:p text:style-name="Preformatted_20_Text">data/aero/timestep_info/00185/gamma_star/00001</text:p>
      <text:p text:style-name="Preformatted_20_Text">data/aero/timestep_info/00185/gamma_star/00002</text:p>
      <text:p text:style-name="Preformatted_20_Text">data/aero/timestep_info/00185/gamma_star/00003</text:p>
      <text:p text:style-name="Preformatted_20_Text">data/aero/timestep_info/00185/gamma_star/_read_as</text:p>
      <text:p text:style-name="Preformatted_20_Text">data/aero/timestep_info/00185/in_global_AFoR</text:p>
      <text:p text:style-name="Preformatted_20_Text">data/aero/timestep_info/00185/inertial_steady_forces</text:p>
      <text:p text:style-name="Preformatted_20_Text">data/aero/timestep_info/00185/inertial_unsteady_forces</text:p>
      <text:p text:style-name="Preformatted_20_Text">data/aero/timestep_info/00185/n_surf</text:p>
      <text:p text:style-name="Preformatted_20_Text">data/aero/timestep_info/00185/normals/00000</text:p>
      <text:p text:style-name="Preformatted_20_Text">data/aero/timestep_info/00185/normals/00001</text:p>
      <text:p text:style-name="Preformatted_20_Text">data/aero/timestep_info/00185/normals/00002</text:p>
      <text:p text:style-name="Preformatted_20_Text">data/aero/timestep_info/00185/normals/00003</text:p>
      <text:p text:style-name="Preformatted_20_Text">data/aero/timestep_info/00185/normals/_read_as</text:p>
      <text:p text:style-name="Preformatted_20_Text">data/aero/timestep_info/00185/postproc_cell/_read_as</text:p>
      <text:p text:style-name="Preformatted_20_Text">data/aero/timestep_info/00185/postproc_node/_read_as</text:p>
      <text:p text:style-name="Preformatted_20_Text">data/aero/timestep_info/00185/u_ext/00000</text:p>
      <text:p text:style-name="Preformatted_20_Text"><text:soft-page-break/>data/aero/timestep_info/00185/u_ext/00001</text:p>
      <text:p text:style-name="Preformatted_20_Text">data/aero/timestep_info/00185/u_ext/00002</text:p>
      <text:p text:style-name="Preformatted_20_Text">data/aero/timestep_info/00185/u_ext/00003</text:p>
      <text:p text:style-name="Preformatted_20_Text">data/aero/timestep_info/00185/u_ext/_read_as</text:p>
      <text:p text:style-name="Preformatted_20_Text">data/aero/timestep_info/00185/u_ext_star/00000</text:p>
      <text:p text:style-name="Preformatted_20_Text">data/aero/timestep_info/00185/u_ext_star/00001</text:p>
      <text:p text:style-name="Preformatted_20_Text">data/aero/timestep_info/00185/u_ext_star/00002</text:p>
      <text:p text:style-name="Preformatted_20_Text">data/aero/timestep_info/00185/u_ext_star/00003</text:p>
      <text:p text:style-name="Preformatted_20_Text">data/aero/timestep_info/00185/u_ext_star/_read_as</text:p>
      <text:p text:style-name="Preformatted_20_Text">data/aero/timestep_info/00185/wake_conv_vel/00000</text:p>
      <text:p text:style-name="Preformatted_20_Text">data/aero/timestep_info/00185/wake_conv_vel/00001</text:p>
      <text:p text:style-name="Preformatted_20_Text">data/aero/timestep_info/00185/wake_conv_vel/00002</text:p>
      <text:p text:style-name="Preformatted_20_Text">data/aero/timestep_info/00185/wake_conv_vel/00003</text:p>
      <text:p text:style-name="Preformatted_20_Text">data/aero/timestep_info/00185/wake_conv_vel/_read_as</text:p>
      <text:p text:style-name="Preformatted_20_Text">data/aero/timestep_info/00185/zeta/00000</text:p>
      <text:p text:style-name="Preformatted_20_Text">data/aero/timestep_info/00185/zeta/00001</text:p>
      <text:p text:style-name="Preformatted_20_Text">data/aero/timestep_info/00185/zeta/00002</text:p>
      <text:p text:style-name="Preformatted_20_Text">data/aero/timestep_info/00185/zeta/00003</text:p>
      <text:p text:style-name="Preformatted_20_Text">data/aero/timestep_info/00185/zeta/_read_as</text:p>
      <text:p text:style-name="Preformatted_20_Text">data/aero/timestep_info/00185/zeta_dot/00000</text:p>
      <text:p text:style-name="Preformatted_20_Text">data/aero/timestep_info/00185/zeta_dot/00001</text:p>
      <text:p text:style-name="Preformatted_20_Text">data/aero/timestep_info/00185/zeta_dot/00002</text:p>
      <text:p text:style-name="Preformatted_20_Text">data/aero/timestep_info/00185/zeta_dot/00003</text:p>
      <text:p text:style-name="Preformatted_20_Text">data/aero/timestep_info/00185/zeta_dot/_read_as</text:p>
      <text:p text:style-name="Preformatted_20_Text">data/aero/timestep_info/00185/zeta_star/00000</text:p>
      <text:p text:style-name="Preformatted_20_Text">data/aero/timestep_info/00185/zeta_star/00001</text:p>
      <text:p text:style-name="Preformatted_20_Text">data/aero/timestep_info/00185/zeta_star/00002</text:p>
      <text:p text:style-name="Preformatted_20_Text">data/aero/timestep_info/00185/zeta_star/00003</text:p>
      <text:p text:style-name="Preformatted_20_Text">data/aero/timestep_info/00185/zeta_star/_read_as</text:p>
      <text:p text:style-name="Preformatted_20_Text">data/aero/timestep_info/00186/_read_as</text:p>
      <text:p text:style-name="Preformatted_20_Text">data/aero/timestep_info/00186/body_steady_forces</text:p>
      <text:p text:style-name="Preformatted_20_Text">data/aero/timestep_info/00186/body_unsteady_forces</text:p>
      <text:p text:style-name="Preformatted_20_Text">data/aero/timestep_info/00186/control_surface_deflection</text:p>
      <text:p text:style-name="Preformatted_20_Text">data/aero/timestep_info/00186/ct_dimensions</text:p>
      <text:p text:style-name="Preformatted_20_Text">data/aero/timestep_info/00186/ct_dimensions_star</text:p>
      <text:p text:style-name="Preformatted_20_Text">data/aero/timestep_info/00186/dimensions</text:p>
      <text:p text:style-name="Preformatted_20_Text">data/aero/timestep_info/00186/dimensions_star</text:p>
      <text:p text:style-name="Preformatted_20_Text">data/aero/timestep_info/00186/dist_to_orig/00000</text:p>
      <text:p text:style-name="Preformatted_20_Text">data/aero/timestep_info/00186/dist_to_orig/00001</text:p>
      <text:p text:style-name="Preformatted_20_Text">data/aero/timestep_info/00186/dist_to_orig/00002</text:p>
      <text:p text:style-name="Preformatted_20_Text">data/aero/timestep_info/00186/dist_to_orig/00003</text:p>
      <text:p text:style-name="Preformatted_20_Text">data/aero/timestep_info/00186/dist_to_orig/_read_as</text:p>
      <text:p text:style-name="Preformatted_20_Text">data/aero/timestep_info/00186/dynamic_forces/00000</text:p>
      <text:p text:style-name="Preformatted_20_Text">data/aero/timestep_info/00186/dynamic_forces/00001</text:p>
      <text:p text:style-name="Preformatted_20_Text">data/aero/timestep_info/00186/dynamic_forces/00002</text:p>
      <text:p text:style-name="Preformatted_20_Text">data/aero/timestep_info/00186/dynamic_forces/00003</text:p>
      <text:p text:style-name="Preformatted_20_Text">data/aero/timestep_info/00186/dynamic_forces/_read_as</text:p>
      <text:p text:style-name="Preformatted_20_Text">data/aero/timestep_info/00186/flag_zeta_phantom</text:p>
      <text:p text:style-name="Preformatted_20_Text">data/aero/timestep_info/00186/forces/00000</text:p>
      <text:p text:style-name="Preformatted_20_Text">data/aero/timestep_info/00186/forces/00001</text:p>
      <text:p text:style-name="Preformatted_20_Text">data/aero/timestep_info/00186/forces/00002</text:p>
      <text:p text:style-name="Preformatted_20_Text">data/aero/timestep_info/00186/forces/00003</text:p>
      <text:p text:style-name="Preformatted_20_Text">data/aero/timestep_info/00186/forces/_read_as</text:p>
      <text:p text:style-name="Preformatted_20_Text">data/aero/timestep_info/00186/gamma/00000</text:p>
      <text:p text:style-name="Preformatted_20_Text">data/aero/timestep_info/00186/gamma/00001</text:p>
      <text:p text:style-name="Preformatted_20_Text">data/aero/timestep_info/00186/gamma/00002</text:p>
      <text:p text:style-name="Preformatted_20_Text">data/aero/timestep_info/00186/gamma/00003</text:p>
      <text:p text:style-name="Preformatted_20_Text">data/aero/timestep_info/00186/gamma/_read_as</text:p>
      <text:p text:style-name="Preformatted_20_Text">data/aero/timestep_info/00186/gamma_dot/00000</text:p>
      <text:p text:style-name="Preformatted_20_Text">data/aero/timestep_info/00186/gamma_dot/00001</text:p>
      <text:p text:style-name="Preformatted_20_Text">data/aero/timestep_info/00186/gamma_dot/00002</text:p>
      <text:p text:style-name="Preformatted_20_Text">data/aero/timestep_info/00186/gamma_dot/00003</text:p>
      <text:p text:style-name="Preformatted_20_Text">data/aero/timestep_info/00186/gamma_dot/_read_as</text:p>
      <text:p text:style-name="Preformatted_20_Text">data/aero/timestep_info/00186/gamma_star/00000</text:p>
      <text:p text:style-name="Preformatted_20_Text"><text:soft-page-break/>data/aero/timestep_info/00186/gamma_star/00001</text:p>
      <text:p text:style-name="Preformatted_20_Text">data/aero/timestep_info/00186/gamma_star/00002</text:p>
      <text:p text:style-name="Preformatted_20_Text">data/aero/timestep_info/00186/gamma_star/00003</text:p>
      <text:p text:style-name="Preformatted_20_Text">data/aero/timestep_info/00186/gamma_star/_read_as</text:p>
      <text:p text:style-name="Preformatted_20_Text">data/aero/timestep_info/00186/in_global_AFoR</text:p>
      <text:p text:style-name="Preformatted_20_Text">data/aero/timestep_info/00186/inertial_steady_forces</text:p>
      <text:p text:style-name="Preformatted_20_Text">data/aero/timestep_info/00186/inertial_unsteady_forces</text:p>
      <text:p text:style-name="Preformatted_20_Text">data/aero/timestep_info/00186/n_surf</text:p>
      <text:p text:style-name="Preformatted_20_Text">data/aero/timestep_info/00186/normals/00000</text:p>
      <text:p text:style-name="Preformatted_20_Text">data/aero/timestep_info/00186/normals/00001</text:p>
      <text:p text:style-name="Preformatted_20_Text">data/aero/timestep_info/00186/normals/00002</text:p>
      <text:p text:style-name="Preformatted_20_Text">data/aero/timestep_info/00186/normals/00003</text:p>
      <text:p text:style-name="Preformatted_20_Text">data/aero/timestep_info/00186/normals/_read_as</text:p>
      <text:p text:style-name="Preformatted_20_Text">data/aero/timestep_info/00186/postproc_cell/_read_as</text:p>
      <text:p text:style-name="Preformatted_20_Text">data/aero/timestep_info/00186/postproc_node/_read_as</text:p>
      <text:p text:style-name="Preformatted_20_Text">data/aero/timestep_info/00186/u_ext/00000</text:p>
      <text:p text:style-name="Preformatted_20_Text">data/aero/timestep_info/00186/u_ext/00001</text:p>
      <text:p text:style-name="Preformatted_20_Text">data/aero/timestep_info/00186/u_ext/00002</text:p>
      <text:p text:style-name="Preformatted_20_Text">data/aero/timestep_info/00186/u_ext/00003</text:p>
      <text:p text:style-name="Preformatted_20_Text">data/aero/timestep_info/00186/u_ext/_read_as</text:p>
      <text:p text:style-name="Preformatted_20_Text">data/aero/timestep_info/00186/u_ext_star/00000</text:p>
      <text:p text:style-name="Preformatted_20_Text">data/aero/timestep_info/00186/u_ext_star/00001</text:p>
      <text:p text:style-name="Preformatted_20_Text">data/aero/timestep_info/00186/u_ext_star/00002</text:p>
      <text:p text:style-name="Preformatted_20_Text">data/aero/timestep_info/00186/u_ext_star/00003</text:p>
      <text:p text:style-name="Preformatted_20_Text">data/aero/timestep_info/00186/u_ext_star/_read_as</text:p>
      <text:p text:style-name="Preformatted_20_Text">data/aero/timestep_info/00186/wake_conv_vel/00000</text:p>
      <text:p text:style-name="Preformatted_20_Text">data/aero/timestep_info/00186/wake_conv_vel/00001</text:p>
      <text:p text:style-name="Preformatted_20_Text">data/aero/timestep_info/00186/wake_conv_vel/00002</text:p>
      <text:p text:style-name="Preformatted_20_Text">data/aero/timestep_info/00186/wake_conv_vel/00003</text:p>
      <text:p text:style-name="Preformatted_20_Text">data/aero/timestep_info/00186/wake_conv_vel/_read_as</text:p>
      <text:p text:style-name="Preformatted_20_Text">data/aero/timestep_info/00186/zeta/00000</text:p>
      <text:p text:style-name="Preformatted_20_Text">data/aero/timestep_info/00186/zeta/00001</text:p>
      <text:p text:style-name="Preformatted_20_Text">data/aero/timestep_info/00186/zeta/00002</text:p>
      <text:p text:style-name="Preformatted_20_Text">data/aero/timestep_info/00186/zeta/00003</text:p>
      <text:p text:style-name="Preformatted_20_Text">data/aero/timestep_info/00186/zeta/_read_as</text:p>
      <text:p text:style-name="Preformatted_20_Text">data/aero/timestep_info/00186/zeta_dot/00000</text:p>
      <text:p text:style-name="Preformatted_20_Text">data/aero/timestep_info/00186/zeta_dot/00001</text:p>
      <text:p text:style-name="Preformatted_20_Text">data/aero/timestep_info/00186/zeta_dot/00002</text:p>
      <text:p text:style-name="Preformatted_20_Text">data/aero/timestep_info/00186/zeta_dot/00003</text:p>
      <text:p text:style-name="Preformatted_20_Text">data/aero/timestep_info/00186/zeta_dot/_read_as</text:p>
      <text:p text:style-name="Preformatted_20_Text">data/aero/timestep_info/00186/zeta_star/00000</text:p>
      <text:p text:style-name="Preformatted_20_Text">data/aero/timestep_info/00186/zeta_star/00001</text:p>
      <text:p text:style-name="Preformatted_20_Text">data/aero/timestep_info/00186/zeta_star/00002</text:p>
      <text:p text:style-name="Preformatted_20_Text">data/aero/timestep_info/00186/zeta_star/00003</text:p>
      <text:p text:style-name="Preformatted_20_Text">data/aero/timestep_info/00186/zeta_star/_read_as</text:p>
      <text:p text:style-name="Preformatted_20_Text">data/aero/timestep_info/00187/_read_as</text:p>
      <text:p text:style-name="Preformatted_20_Text">data/aero/timestep_info/00187/body_steady_forces</text:p>
      <text:p text:style-name="Preformatted_20_Text">data/aero/timestep_info/00187/body_unsteady_forces</text:p>
      <text:p text:style-name="Preformatted_20_Text">data/aero/timestep_info/00187/control_surface_deflection</text:p>
      <text:p text:style-name="Preformatted_20_Text">data/aero/timestep_info/00187/ct_dimensions</text:p>
      <text:p text:style-name="Preformatted_20_Text">data/aero/timestep_info/00187/ct_dimensions_star</text:p>
      <text:p text:style-name="Preformatted_20_Text">data/aero/timestep_info/00187/dimensions</text:p>
      <text:p text:style-name="Preformatted_20_Text">data/aero/timestep_info/00187/dimensions_star</text:p>
      <text:p text:style-name="Preformatted_20_Text">data/aero/timestep_info/00187/dist_to_orig/00000</text:p>
      <text:p text:style-name="Preformatted_20_Text">data/aero/timestep_info/00187/dist_to_orig/00001</text:p>
      <text:p text:style-name="Preformatted_20_Text">data/aero/timestep_info/00187/dist_to_orig/00002</text:p>
      <text:p text:style-name="Preformatted_20_Text">data/aero/timestep_info/00187/dist_to_orig/00003</text:p>
      <text:p text:style-name="Preformatted_20_Text">data/aero/timestep_info/00187/dist_to_orig/_read_as</text:p>
      <text:p text:style-name="Preformatted_20_Text">data/aero/timestep_info/00187/dynamic_forces/00000</text:p>
      <text:p text:style-name="Preformatted_20_Text">data/aero/timestep_info/00187/dynamic_forces/00001</text:p>
      <text:p text:style-name="Preformatted_20_Text">data/aero/timestep_info/00187/dynamic_forces/00002</text:p>
      <text:p text:style-name="Preformatted_20_Text">data/aero/timestep_info/00187/dynamic_forces/00003</text:p>
      <text:p text:style-name="Preformatted_20_Text">data/aero/timestep_info/00187/dynamic_forces/_read_as</text:p>
      <text:p text:style-name="Preformatted_20_Text">data/aero/timestep_info/00187/flag_zeta_phantom</text:p>
      <text:p text:style-name="Preformatted_20_Text"><text:soft-page-break/>data/aero/timestep_info/00187/forces/00000</text:p>
      <text:p text:style-name="Preformatted_20_Text">data/aero/timestep_info/00187/forces/00001</text:p>
      <text:p text:style-name="Preformatted_20_Text">data/aero/timestep_info/00187/forces/00002</text:p>
      <text:p text:style-name="Preformatted_20_Text">data/aero/timestep_info/00187/forces/00003</text:p>
      <text:p text:style-name="Preformatted_20_Text">data/aero/timestep_info/00187/forces/_read_as</text:p>
      <text:p text:style-name="Preformatted_20_Text">data/aero/timestep_info/00187/gamma/00000</text:p>
      <text:p text:style-name="Preformatted_20_Text">data/aero/timestep_info/00187/gamma/00001</text:p>
      <text:p text:style-name="Preformatted_20_Text">data/aero/timestep_info/00187/gamma/00002</text:p>
      <text:p text:style-name="Preformatted_20_Text">data/aero/timestep_info/00187/gamma/00003</text:p>
      <text:p text:style-name="Preformatted_20_Text">data/aero/timestep_info/00187/gamma/_read_as</text:p>
      <text:p text:style-name="Preformatted_20_Text">data/aero/timestep_info/00187/gamma_dot/00000</text:p>
      <text:p text:style-name="Preformatted_20_Text">data/aero/timestep_info/00187/gamma_dot/00001</text:p>
      <text:p text:style-name="Preformatted_20_Text">data/aero/timestep_info/00187/gamma_dot/00002</text:p>
      <text:p text:style-name="Preformatted_20_Text">data/aero/timestep_info/00187/gamma_dot/00003</text:p>
      <text:p text:style-name="Preformatted_20_Text">data/aero/timestep_info/00187/gamma_dot/_read_as</text:p>
      <text:p text:style-name="Preformatted_20_Text">data/aero/timestep_info/00187/gamma_star/00000</text:p>
      <text:p text:style-name="Preformatted_20_Text">data/aero/timestep_info/00187/gamma_star/00001</text:p>
      <text:p text:style-name="Preformatted_20_Text">data/aero/timestep_info/00187/gamma_star/00002</text:p>
      <text:p text:style-name="Preformatted_20_Text">data/aero/timestep_info/00187/gamma_star/00003</text:p>
      <text:p text:style-name="Preformatted_20_Text">data/aero/timestep_info/00187/gamma_star/_read_as</text:p>
      <text:p text:style-name="Preformatted_20_Text">data/aero/timestep_info/00187/in_global_AFoR</text:p>
      <text:p text:style-name="Preformatted_20_Text">data/aero/timestep_info/00187/inertial_steady_forces</text:p>
      <text:p text:style-name="Preformatted_20_Text">data/aero/timestep_info/00187/inertial_unsteady_forces</text:p>
      <text:p text:style-name="Preformatted_20_Text">data/aero/timestep_info/00187/n_surf</text:p>
      <text:p text:style-name="Preformatted_20_Text">data/aero/timestep_info/00187/normals/00000</text:p>
      <text:p text:style-name="Preformatted_20_Text">data/aero/timestep_info/00187/normals/00001</text:p>
      <text:p text:style-name="Preformatted_20_Text">data/aero/timestep_info/00187/normals/00002</text:p>
      <text:p text:style-name="Preformatted_20_Text">data/aero/timestep_info/00187/normals/00003</text:p>
      <text:p text:style-name="Preformatted_20_Text">data/aero/timestep_info/00187/normals/_read_as</text:p>
      <text:p text:style-name="Preformatted_20_Text">data/aero/timestep_info/00187/postproc_cell/_read_as</text:p>
      <text:p text:style-name="Preformatted_20_Text">data/aero/timestep_info/00187/postproc_node/_read_as</text:p>
      <text:p text:style-name="Preformatted_20_Text">data/aero/timestep_info/00187/u_ext/00000</text:p>
      <text:p text:style-name="Preformatted_20_Text">data/aero/timestep_info/00187/u_ext/00001</text:p>
      <text:p text:style-name="Preformatted_20_Text">data/aero/timestep_info/00187/u_ext/00002</text:p>
      <text:p text:style-name="Preformatted_20_Text">data/aero/timestep_info/00187/u_ext/00003</text:p>
      <text:p text:style-name="Preformatted_20_Text">data/aero/timestep_info/00187/u_ext/_read_as</text:p>
      <text:p text:style-name="Preformatted_20_Text">data/aero/timestep_info/00187/u_ext_star/00000</text:p>
      <text:p text:style-name="Preformatted_20_Text">data/aero/timestep_info/00187/u_ext_star/00001</text:p>
      <text:p text:style-name="Preformatted_20_Text">data/aero/timestep_info/00187/u_ext_star/00002</text:p>
      <text:p text:style-name="Preformatted_20_Text">data/aero/timestep_info/00187/u_ext_star/00003</text:p>
      <text:p text:style-name="Preformatted_20_Text">data/aero/timestep_info/00187/u_ext_star/_read_as</text:p>
      <text:p text:style-name="Preformatted_20_Text">data/aero/timestep_info/00187/wake_conv_vel/00000</text:p>
      <text:p text:style-name="Preformatted_20_Text">data/aero/timestep_info/00187/wake_conv_vel/00001</text:p>
      <text:p text:style-name="Preformatted_20_Text">data/aero/timestep_info/00187/wake_conv_vel/00002</text:p>
      <text:p text:style-name="Preformatted_20_Text">data/aero/timestep_info/00187/wake_conv_vel/00003</text:p>
      <text:p text:style-name="Preformatted_20_Text">data/aero/timestep_info/00187/wake_conv_vel/_read_as</text:p>
      <text:p text:style-name="Preformatted_20_Text">data/aero/timestep_info/00187/zeta/00000</text:p>
      <text:p text:style-name="Preformatted_20_Text">data/aero/timestep_info/00187/zeta/00001</text:p>
      <text:p text:style-name="Preformatted_20_Text">data/aero/timestep_info/00187/zeta/00002</text:p>
      <text:p text:style-name="Preformatted_20_Text">data/aero/timestep_info/00187/zeta/00003</text:p>
      <text:p text:style-name="Preformatted_20_Text">data/aero/timestep_info/00187/zeta/_read_as</text:p>
      <text:p text:style-name="Preformatted_20_Text">data/aero/timestep_info/00187/zeta_dot/00000</text:p>
      <text:p text:style-name="Preformatted_20_Text">data/aero/timestep_info/00187/zeta_dot/00001</text:p>
      <text:p text:style-name="Preformatted_20_Text">data/aero/timestep_info/00187/zeta_dot/00002</text:p>
      <text:p text:style-name="Preformatted_20_Text">data/aero/timestep_info/00187/zeta_dot/00003</text:p>
      <text:p text:style-name="Preformatted_20_Text">data/aero/timestep_info/00187/zeta_dot/_read_as</text:p>
      <text:p text:style-name="Preformatted_20_Text">data/aero/timestep_info/00187/zeta_star/00000</text:p>
      <text:p text:style-name="Preformatted_20_Text">data/aero/timestep_info/00187/zeta_star/00001</text:p>
      <text:p text:style-name="Preformatted_20_Text">data/aero/timestep_info/00187/zeta_star/00002</text:p>
      <text:p text:style-name="Preformatted_20_Text">data/aero/timestep_info/00187/zeta_star/00003</text:p>
      <text:p text:style-name="Preformatted_20_Text">data/aero/timestep_info/00187/zeta_star/_read_as</text:p>
      <text:p text:style-name="Preformatted_20_Text">data/aero/timestep_info/00188/_read_as</text:p>
      <text:p text:style-name="Preformatted_20_Text">data/aero/timestep_info/00188/body_steady_forces</text:p>
      <text:p text:style-name="Preformatted_20_Text">data/aero/timestep_info/00188/body_unsteady_forces</text:p>
      <text:p text:style-name="Preformatted_20_Text"><text:soft-page-break/>data/aero/timestep_info/00188/control_surface_deflection</text:p>
      <text:p text:style-name="Preformatted_20_Text">data/aero/timestep_info/00188/ct_dimensions</text:p>
      <text:p text:style-name="Preformatted_20_Text">data/aero/timestep_info/00188/ct_dimensions_star</text:p>
      <text:p text:style-name="Preformatted_20_Text">data/aero/timestep_info/00188/dimensions</text:p>
      <text:p text:style-name="Preformatted_20_Text">data/aero/timestep_info/00188/dimensions_star</text:p>
      <text:p text:style-name="Preformatted_20_Text">data/aero/timestep_info/00188/dist_to_orig/00000</text:p>
      <text:p text:style-name="Preformatted_20_Text">data/aero/timestep_info/00188/dist_to_orig/00001</text:p>
      <text:p text:style-name="Preformatted_20_Text">data/aero/timestep_info/00188/dist_to_orig/00002</text:p>
      <text:p text:style-name="Preformatted_20_Text">data/aero/timestep_info/00188/dist_to_orig/00003</text:p>
      <text:p text:style-name="Preformatted_20_Text">data/aero/timestep_info/00188/dist_to_orig/_read_as</text:p>
      <text:p text:style-name="Preformatted_20_Text">data/aero/timestep_info/00188/dynamic_forces/00000</text:p>
      <text:p text:style-name="Preformatted_20_Text">data/aero/timestep_info/00188/dynamic_forces/00001</text:p>
      <text:p text:style-name="Preformatted_20_Text">data/aero/timestep_info/00188/dynamic_forces/00002</text:p>
      <text:p text:style-name="Preformatted_20_Text">data/aero/timestep_info/00188/dynamic_forces/00003</text:p>
      <text:p text:style-name="Preformatted_20_Text">data/aero/timestep_info/00188/dynamic_forces/_read_as</text:p>
      <text:p text:style-name="Preformatted_20_Text">data/aero/timestep_info/00188/flag_zeta_phantom</text:p>
      <text:p text:style-name="Preformatted_20_Text">data/aero/timestep_info/00188/forces/00000</text:p>
      <text:p text:style-name="Preformatted_20_Text">data/aero/timestep_info/00188/forces/00001</text:p>
      <text:p text:style-name="Preformatted_20_Text">data/aero/timestep_info/00188/forces/00002</text:p>
      <text:p text:style-name="Preformatted_20_Text">data/aero/timestep_info/00188/forces/00003</text:p>
      <text:p text:style-name="Preformatted_20_Text">data/aero/timestep_info/00188/forces/_read_as</text:p>
      <text:p text:style-name="Preformatted_20_Text">data/aero/timestep_info/00188/gamma/00000</text:p>
      <text:p text:style-name="Preformatted_20_Text">data/aero/timestep_info/00188/gamma/00001</text:p>
      <text:p text:style-name="Preformatted_20_Text">data/aero/timestep_info/00188/gamma/00002</text:p>
      <text:p text:style-name="Preformatted_20_Text">data/aero/timestep_info/00188/gamma/00003</text:p>
      <text:p text:style-name="Preformatted_20_Text">data/aero/timestep_info/00188/gamma/_read_as</text:p>
      <text:p text:style-name="Preformatted_20_Text">data/aero/timestep_info/00188/gamma_dot/00000</text:p>
      <text:p text:style-name="Preformatted_20_Text">data/aero/timestep_info/00188/gamma_dot/00001</text:p>
      <text:p text:style-name="Preformatted_20_Text">data/aero/timestep_info/00188/gamma_dot/00002</text:p>
      <text:p text:style-name="Preformatted_20_Text">data/aero/timestep_info/00188/gamma_dot/00003</text:p>
      <text:p text:style-name="Preformatted_20_Text">data/aero/timestep_info/00188/gamma_dot/_read_as</text:p>
      <text:p text:style-name="Preformatted_20_Text">data/aero/timestep_info/00188/gamma_star/00000</text:p>
      <text:p text:style-name="Preformatted_20_Text">data/aero/timestep_info/00188/gamma_star/00001</text:p>
      <text:p text:style-name="Preformatted_20_Text">data/aero/timestep_info/00188/gamma_star/00002</text:p>
      <text:p text:style-name="Preformatted_20_Text">data/aero/timestep_info/00188/gamma_star/00003</text:p>
      <text:p text:style-name="Preformatted_20_Text">data/aero/timestep_info/00188/gamma_star/_read_as</text:p>
      <text:p text:style-name="Preformatted_20_Text">data/aero/timestep_info/00188/in_global_AFoR</text:p>
      <text:p text:style-name="Preformatted_20_Text">data/aero/timestep_info/00188/inertial_steady_forces</text:p>
      <text:p text:style-name="Preformatted_20_Text">data/aero/timestep_info/00188/inertial_unsteady_forces</text:p>
      <text:p text:style-name="Preformatted_20_Text">data/aero/timestep_info/00188/n_surf</text:p>
      <text:p text:style-name="Preformatted_20_Text">data/aero/timestep_info/00188/normals/00000</text:p>
      <text:p text:style-name="Preformatted_20_Text">data/aero/timestep_info/00188/normals/00001</text:p>
      <text:p text:style-name="Preformatted_20_Text">data/aero/timestep_info/00188/normals/00002</text:p>
      <text:p text:style-name="Preformatted_20_Text">data/aero/timestep_info/00188/normals/00003</text:p>
      <text:p text:style-name="Preformatted_20_Text">data/aero/timestep_info/00188/normals/_read_as</text:p>
      <text:p text:style-name="Preformatted_20_Text">data/aero/timestep_info/00188/postproc_cell/_read_as</text:p>
      <text:p text:style-name="Preformatted_20_Text">data/aero/timestep_info/00188/postproc_node/_read_as</text:p>
      <text:p text:style-name="Preformatted_20_Text">data/aero/timestep_info/00188/u_ext/00000</text:p>
      <text:p text:style-name="Preformatted_20_Text">data/aero/timestep_info/00188/u_ext/00001</text:p>
      <text:p text:style-name="Preformatted_20_Text">data/aero/timestep_info/00188/u_ext/00002</text:p>
      <text:p text:style-name="Preformatted_20_Text">data/aero/timestep_info/00188/u_ext/00003</text:p>
      <text:p text:style-name="Preformatted_20_Text">data/aero/timestep_info/00188/u_ext/_read_as</text:p>
      <text:p text:style-name="Preformatted_20_Text">data/aero/timestep_info/00188/u_ext_star/00000</text:p>
      <text:p text:style-name="Preformatted_20_Text">data/aero/timestep_info/00188/u_ext_star/00001</text:p>
      <text:p text:style-name="Preformatted_20_Text">data/aero/timestep_info/00188/u_ext_star/00002</text:p>
      <text:p text:style-name="Preformatted_20_Text">data/aero/timestep_info/00188/u_ext_star/00003</text:p>
      <text:p text:style-name="Preformatted_20_Text">data/aero/timestep_info/00188/u_ext_star/_read_as</text:p>
      <text:p text:style-name="Preformatted_20_Text">data/aero/timestep_info/00188/wake_conv_vel/00000</text:p>
      <text:p text:style-name="Preformatted_20_Text">data/aero/timestep_info/00188/wake_conv_vel/00001</text:p>
      <text:p text:style-name="Preformatted_20_Text">data/aero/timestep_info/00188/wake_conv_vel/00002</text:p>
      <text:p text:style-name="Preformatted_20_Text">data/aero/timestep_info/00188/wake_conv_vel/00003</text:p>
      <text:p text:style-name="Preformatted_20_Text">data/aero/timestep_info/00188/wake_conv_vel/_read_as</text:p>
      <text:p text:style-name="Preformatted_20_Text">data/aero/timestep_info/00188/zeta/00000</text:p>
      <text:p text:style-name="Preformatted_20_Text">data/aero/timestep_info/00188/zeta/00001</text:p>
      <text:p text:style-name="Preformatted_20_Text"><text:soft-page-break/>data/aero/timestep_info/00188/zeta/00002</text:p>
      <text:p text:style-name="Preformatted_20_Text">data/aero/timestep_info/00188/zeta/00003</text:p>
      <text:p text:style-name="Preformatted_20_Text">data/aero/timestep_info/00188/zeta/_read_as</text:p>
      <text:p text:style-name="Preformatted_20_Text">data/aero/timestep_info/00188/zeta_dot/00000</text:p>
      <text:p text:style-name="Preformatted_20_Text">data/aero/timestep_info/00188/zeta_dot/00001</text:p>
      <text:p text:style-name="Preformatted_20_Text">data/aero/timestep_info/00188/zeta_dot/00002</text:p>
      <text:p text:style-name="Preformatted_20_Text">data/aero/timestep_info/00188/zeta_dot/00003</text:p>
      <text:p text:style-name="Preformatted_20_Text">data/aero/timestep_info/00188/zeta_dot/_read_as</text:p>
      <text:p text:style-name="Preformatted_20_Text">data/aero/timestep_info/00188/zeta_star/00000</text:p>
      <text:p text:style-name="Preformatted_20_Text">data/aero/timestep_info/00188/zeta_star/00001</text:p>
      <text:p text:style-name="Preformatted_20_Text">data/aero/timestep_info/00188/zeta_star/00002</text:p>
      <text:p text:style-name="Preformatted_20_Text">data/aero/timestep_info/00188/zeta_star/00003</text:p>
      <text:p text:style-name="Preformatted_20_Text">data/aero/timestep_info/00188/zeta_star/_read_as</text:p>
      <text:p text:style-name="Preformatted_20_Text">data/aero/timestep_info/00189/_read_as</text:p>
      <text:p text:style-name="Preformatted_20_Text">data/aero/timestep_info/00189/body_steady_forces</text:p>
      <text:p text:style-name="Preformatted_20_Text">data/aero/timestep_info/00189/body_unsteady_forces</text:p>
      <text:p text:style-name="Preformatted_20_Text">data/aero/timestep_info/00189/control_surface_deflection</text:p>
      <text:p text:style-name="Preformatted_20_Text">data/aero/timestep_info/00189/ct_dimensions</text:p>
      <text:p text:style-name="Preformatted_20_Text">data/aero/timestep_info/00189/ct_dimensions_star</text:p>
      <text:p text:style-name="Preformatted_20_Text">data/aero/timestep_info/00189/dimensions</text:p>
      <text:p text:style-name="Preformatted_20_Text">data/aero/timestep_info/00189/dimensions_star</text:p>
      <text:p text:style-name="Preformatted_20_Text">data/aero/timestep_info/00189/dist_to_orig/00000</text:p>
      <text:p text:style-name="Preformatted_20_Text">data/aero/timestep_info/00189/dist_to_orig/00001</text:p>
      <text:p text:style-name="Preformatted_20_Text">data/aero/timestep_info/00189/dist_to_orig/00002</text:p>
      <text:p text:style-name="Preformatted_20_Text">data/aero/timestep_info/00189/dist_to_orig/00003</text:p>
      <text:p text:style-name="Preformatted_20_Text">data/aero/timestep_info/00189/dist_to_orig/_read_as</text:p>
      <text:p text:style-name="Preformatted_20_Text">data/aero/timestep_info/00189/dynamic_forces/00000</text:p>
      <text:p text:style-name="Preformatted_20_Text">data/aero/timestep_info/00189/dynamic_forces/00001</text:p>
      <text:p text:style-name="Preformatted_20_Text">data/aero/timestep_info/00189/dynamic_forces/00002</text:p>
      <text:p text:style-name="Preformatted_20_Text">data/aero/timestep_info/00189/dynamic_forces/00003</text:p>
      <text:p text:style-name="Preformatted_20_Text">data/aero/timestep_info/00189/dynamic_forces/_read_as</text:p>
      <text:p text:style-name="Preformatted_20_Text">data/aero/timestep_info/00189/flag_zeta_phantom</text:p>
      <text:p text:style-name="Preformatted_20_Text">data/aero/timestep_info/00189/forces/00000</text:p>
      <text:p text:style-name="Preformatted_20_Text">data/aero/timestep_info/00189/forces/00001</text:p>
      <text:p text:style-name="Preformatted_20_Text">data/aero/timestep_info/00189/forces/00002</text:p>
      <text:p text:style-name="Preformatted_20_Text">data/aero/timestep_info/00189/forces/00003</text:p>
      <text:p text:style-name="Preformatted_20_Text">data/aero/timestep_info/00189/forces/_read_as</text:p>
      <text:p text:style-name="Preformatted_20_Text">data/aero/timestep_info/00189/gamma/00000</text:p>
      <text:p text:style-name="Preformatted_20_Text">data/aero/timestep_info/00189/gamma/00001</text:p>
      <text:p text:style-name="Preformatted_20_Text">data/aero/timestep_info/00189/gamma/00002</text:p>
      <text:p text:style-name="Preformatted_20_Text">data/aero/timestep_info/00189/gamma/00003</text:p>
      <text:p text:style-name="Preformatted_20_Text">data/aero/timestep_info/00189/gamma/_read_as</text:p>
      <text:p text:style-name="Preformatted_20_Text">data/aero/timestep_info/00189/gamma_dot/00000</text:p>
      <text:p text:style-name="Preformatted_20_Text">data/aero/timestep_info/00189/gamma_dot/00001</text:p>
      <text:p text:style-name="Preformatted_20_Text">data/aero/timestep_info/00189/gamma_dot/00002</text:p>
      <text:p text:style-name="Preformatted_20_Text">data/aero/timestep_info/00189/gamma_dot/00003</text:p>
      <text:p text:style-name="Preformatted_20_Text">data/aero/timestep_info/00189/gamma_dot/_read_as</text:p>
      <text:p text:style-name="Preformatted_20_Text">data/aero/timestep_info/00189/gamma_star/00000</text:p>
      <text:p text:style-name="Preformatted_20_Text">data/aero/timestep_info/00189/gamma_star/00001</text:p>
      <text:p text:style-name="Preformatted_20_Text">data/aero/timestep_info/00189/gamma_star/00002</text:p>
      <text:p text:style-name="Preformatted_20_Text">data/aero/timestep_info/00189/gamma_star/00003</text:p>
      <text:p text:style-name="Preformatted_20_Text">data/aero/timestep_info/00189/gamma_star/_read_as</text:p>
      <text:p text:style-name="Preformatted_20_Text">data/aero/timestep_info/00189/in_global_AFoR</text:p>
      <text:p text:style-name="Preformatted_20_Text">data/aero/timestep_info/00189/inertial_steady_forces</text:p>
      <text:p text:style-name="Preformatted_20_Text">data/aero/timestep_info/00189/inertial_unsteady_forces</text:p>
      <text:p text:style-name="Preformatted_20_Text">data/aero/timestep_info/00189/n_surf</text:p>
      <text:p text:style-name="Preformatted_20_Text">data/aero/timestep_info/00189/normals/00000</text:p>
      <text:p text:style-name="Preformatted_20_Text">data/aero/timestep_info/00189/normals/00001</text:p>
      <text:p text:style-name="Preformatted_20_Text">data/aero/timestep_info/00189/normals/00002</text:p>
      <text:p text:style-name="Preformatted_20_Text">data/aero/timestep_info/00189/normals/00003</text:p>
      <text:p text:style-name="Preformatted_20_Text">data/aero/timestep_info/00189/normals/_read_as</text:p>
      <text:p text:style-name="Preformatted_20_Text">data/aero/timestep_info/00189/postproc_cell/_read_as</text:p>
      <text:p text:style-name="Preformatted_20_Text">data/aero/timestep_info/00189/postproc_node/_read_as</text:p>
      <text:p text:style-name="Preformatted_20_Text">data/aero/timestep_info/00189/u_ext/00000</text:p>
      <text:p text:style-name="Preformatted_20_Text"><text:soft-page-break/>data/aero/timestep_info/00189/u_ext/00001</text:p>
      <text:p text:style-name="Preformatted_20_Text">data/aero/timestep_info/00189/u_ext/00002</text:p>
      <text:p text:style-name="Preformatted_20_Text">data/aero/timestep_info/00189/u_ext/00003</text:p>
      <text:p text:style-name="Preformatted_20_Text">data/aero/timestep_info/00189/u_ext/_read_as</text:p>
      <text:p text:style-name="Preformatted_20_Text">data/aero/timestep_info/00189/u_ext_star/00000</text:p>
      <text:p text:style-name="Preformatted_20_Text">data/aero/timestep_info/00189/u_ext_star/00001</text:p>
      <text:p text:style-name="Preformatted_20_Text">data/aero/timestep_info/00189/u_ext_star/00002</text:p>
      <text:p text:style-name="Preformatted_20_Text">data/aero/timestep_info/00189/u_ext_star/00003</text:p>
      <text:p text:style-name="Preformatted_20_Text">data/aero/timestep_info/00189/u_ext_star/_read_as</text:p>
      <text:p text:style-name="Preformatted_20_Text">data/aero/timestep_info/00189/wake_conv_vel/00000</text:p>
      <text:p text:style-name="Preformatted_20_Text">data/aero/timestep_info/00189/wake_conv_vel/00001</text:p>
      <text:p text:style-name="Preformatted_20_Text">data/aero/timestep_info/00189/wake_conv_vel/00002</text:p>
      <text:p text:style-name="Preformatted_20_Text">data/aero/timestep_info/00189/wake_conv_vel/00003</text:p>
      <text:p text:style-name="Preformatted_20_Text">data/aero/timestep_info/00189/wake_conv_vel/_read_as</text:p>
      <text:p text:style-name="Preformatted_20_Text">data/aero/timestep_info/00189/zeta/00000</text:p>
      <text:p text:style-name="Preformatted_20_Text">data/aero/timestep_info/00189/zeta/00001</text:p>
      <text:p text:style-name="Preformatted_20_Text">data/aero/timestep_info/00189/zeta/00002</text:p>
      <text:p text:style-name="Preformatted_20_Text">data/aero/timestep_info/00189/zeta/00003</text:p>
      <text:p text:style-name="Preformatted_20_Text">data/aero/timestep_info/00189/zeta/_read_as</text:p>
      <text:p text:style-name="Preformatted_20_Text">data/aero/timestep_info/00189/zeta_dot/00000</text:p>
      <text:p text:style-name="Preformatted_20_Text">data/aero/timestep_info/00189/zeta_dot/00001</text:p>
      <text:p text:style-name="Preformatted_20_Text">data/aero/timestep_info/00189/zeta_dot/00002</text:p>
      <text:p text:style-name="Preformatted_20_Text">data/aero/timestep_info/00189/zeta_dot/00003</text:p>
      <text:p text:style-name="Preformatted_20_Text">data/aero/timestep_info/00189/zeta_dot/_read_as</text:p>
      <text:p text:style-name="Preformatted_20_Text">data/aero/timestep_info/00189/zeta_star/00000</text:p>
      <text:p text:style-name="Preformatted_20_Text">data/aero/timestep_info/00189/zeta_star/00001</text:p>
      <text:p text:style-name="Preformatted_20_Text">data/aero/timestep_info/00189/zeta_star/00002</text:p>
      <text:p text:style-name="Preformatted_20_Text">data/aero/timestep_info/00189/zeta_star/00003</text:p>
      <text:p text:style-name="Preformatted_20_Text">data/aero/timestep_info/00189/zeta_star/_read_as</text:p>
      <text:p text:style-name="Preformatted_20_Text">data/aero/timestep_info/00190/_read_as</text:p>
      <text:p text:style-name="Preformatted_20_Text">data/aero/timestep_info/00190/body_steady_forces</text:p>
      <text:p text:style-name="Preformatted_20_Text">data/aero/timestep_info/00190/body_unsteady_forces</text:p>
      <text:p text:style-name="Preformatted_20_Text">data/aero/timestep_info/00190/control_surface_deflection</text:p>
      <text:p text:style-name="Preformatted_20_Text">data/aero/timestep_info/00190/ct_dimensions</text:p>
      <text:p text:style-name="Preformatted_20_Text">data/aero/timestep_info/00190/ct_dimensions_star</text:p>
      <text:p text:style-name="Preformatted_20_Text">data/aero/timestep_info/00190/dimensions</text:p>
      <text:p text:style-name="Preformatted_20_Text">data/aero/timestep_info/00190/dimensions_star</text:p>
      <text:p text:style-name="Preformatted_20_Text">data/aero/timestep_info/00190/dist_to_orig/00000</text:p>
      <text:p text:style-name="Preformatted_20_Text">data/aero/timestep_info/00190/dist_to_orig/00001</text:p>
      <text:p text:style-name="Preformatted_20_Text">data/aero/timestep_info/00190/dist_to_orig/00002</text:p>
      <text:p text:style-name="Preformatted_20_Text">data/aero/timestep_info/00190/dist_to_orig/00003</text:p>
      <text:p text:style-name="Preformatted_20_Text">data/aero/timestep_info/00190/dist_to_orig/_read_as</text:p>
      <text:p text:style-name="Preformatted_20_Text">data/aero/timestep_info/00190/dynamic_forces/00000</text:p>
      <text:p text:style-name="Preformatted_20_Text">data/aero/timestep_info/00190/dynamic_forces/00001</text:p>
      <text:p text:style-name="Preformatted_20_Text">data/aero/timestep_info/00190/dynamic_forces/00002</text:p>
      <text:p text:style-name="Preformatted_20_Text">data/aero/timestep_info/00190/dynamic_forces/00003</text:p>
      <text:p text:style-name="Preformatted_20_Text">data/aero/timestep_info/00190/dynamic_forces/_read_as</text:p>
      <text:p text:style-name="Preformatted_20_Text">data/aero/timestep_info/00190/flag_zeta_phantom</text:p>
      <text:p text:style-name="Preformatted_20_Text">data/aero/timestep_info/00190/forces/00000</text:p>
      <text:p text:style-name="Preformatted_20_Text">data/aero/timestep_info/00190/forces/00001</text:p>
      <text:p text:style-name="Preformatted_20_Text">data/aero/timestep_info/00190/forces/00002</text:p>
      <text:p text:style-name="Preformatted_20_Text">data/aero/timestep_info/00190/forces/00003</text:p>
      <text:p text:style-name="Preformatted_20_Text">data/aero/timestep_info/00190/forces/_read_as</text:p>
      <text:p text:style-name="Preformatted_20_Text">data/aero/timestep_info/00190/gamma/00000</text:p>
      <text:p text:style-name="Preformatted_20_Text">data/aero/timestep_info/00190/gamma/00001</text:p>
      <text:p text:style-name="Preformatted_20_Text">data/aero/timestep_info/00190/gamma/00002</text:p>
      <text:p text:style-name="Preformatted_20_Text">data/aero/timestep_info/00190/gamma/00003</text:p>
      <text:p text:style-name="Preformatted_20_Text">data/aero/timestep_info/00190/gamma/_read_as</text:p>
      <text:p text:style-name="Preformatted_20_Text">data/aero/timestep_info/00190/gamma_dot/00000</text:p>
      <text:p text:style-name="Preformatted_20_Text">data/aero/timestep_info/00190/gamma_dot/00001</text:p>
      <text:p text:style-name="Preformatted_20_Text">data/aero/timestep_info/00190/gamma_dot/00002</text:p>
      <text:p text:style-name="Preformatted_20_Text">data/aero/timestep_info/00190/gamma_dot/00003</text:p>
      <text:p text:style-name="Preformatted_20_Text">data/aero/timestep_info/00190/gamma_dot/_read_as</text:p>
      <text:p text:style-name="Preformatted_20_Text">data/aero/timestep_info/00190/gamma_star/00000</text:p>
      <text:p text:style-name="Preformatted_20_Text"><text:soft-page-break/>data/aero/timestep_info/00190/gamma_star/00001</text:p>
      <text:p text:style-name="Preformatted_20_Text">data/aero/timestep_info/00190/gamma_star/00002</text:p>
      <text:p text:style-name="Preformatted_20_Text">data/aero/timestep_info/00190/gamma_star/00003</text:p>
      <text:p text:style-name="Preformatted_20_Text">data/aero/timestep_info/00190/gamma_star/_read_as</text:p>
      <text:p text:style-name="Preformatted_20_Text">data/aero/timestep_info/00190/in_global_AFoR</text:p>
      <text:p text:style-name="Preformatted_20_Text">data/aero/timestep_info/00190/inertial_steady_forces</text:p>
      <text:p text:style-name="Preformatted_20_Text">data/aero/timestep_info/00190/inertial_unsteady_forces</text:p>
      <text:p text:style-name="Preformatted_20_Text">data/aero/timestep_info/00190/n_surf</text:p>
      <text:p text:style-name="Preformatted_20_Text">data/aero/timestep_info/00190/normals/00000</text:p>
      <text:p text:style-name="Preformatted_20_Text">data/aero/timestep_info/00190/normals/00001</text:p>
      <text:p text:style-name="Preformatted_20_Text">data/aero/timestep_info/00190/normals/00002</text:p>
      <text:p text:style-name="Preformatted_20_Text">data/aero/timestep_info/00190/normals/00003</text:p>
      <text:p text:style-name="Preformatted_20_Text">data/aero/timestep_info/00190/normals/_read_as</text:p>
      <text:p text:style-name="Preformatted_20_Text">data/aero/timestep_info/00190/postproc_cell/_read_as</text:p>
      <text:p text:style-name="Preformatted_20_Text">data/aero/timestep_info/00190/postproc_node/_read_as</text:p>
      <text:p text:style-name="Preformatted_20_Text">data/aero/timestep_info/00190/u_ext/00000</text:p>
      <text:p text:style-name="Preformatted_20_Text">data/aero/timestep_info/00190/u_ext/00001</text:p>
      <text:p text:style-name="Preformatted_20_Text">data/aero/timestep_info/00190/u_ext/00002</text:p>
      <text:p text:style-name="Preformatted_20_Text">data/aero/timestep_info/00190/u_ext/00003</text:p>
      <text:p text:style-name="Preformatted_20_Text">data/aero/timestep_info/00190/u_ext/_read_as</text:p>
      <text:p text:style-name="Preformatted_20_Text">data/aero/timestep_info/00190/u_ext_star/00000</text:p>
      <text:p text:style-name="Preformatted_20_Text">data/aero/timestep_info/00190/u_ext_star/00001</text:p>
      <text:p text:style-name="Preformatted_20_Text">data/aero/timestep_info/00190/u_ext_star/00002</text:p>
      <text:p text:style-name="Preformatted_20_Text">data/aero/timestep_info/00190/u_ext_star/00003</text:p>
      <text:p text:style-name="Preformatted_20_Text">data/aero/timestep_info/00190/u_ext_star/_read_as</text:p>
      <text:p text:style-name="Preformatted_20_Text">data/aero/timestep_info/00190/wake_conv_vel/00000</text:p>
      <text:p text:style-name="Preformatted_20_Text">data/aero/timestep_info/00190/wake_conv_vel/00001</text:p>
      <text:p text:style-name="Preformatted_20_Text">data/aero/timestep_info/00190/wake_conv_vel/00002</text:p>
      <text:p text:style-name="Preformatted_20_Text">data/aero/timestep_info/00190/wake_conv_vel/00003</text:p>
      <text:p text:style-name="Preformatted_20_Text">data/aero/timestep_info/00190/wake_conv_vel/_read_as</text:p>
      <text:p text:style-name="Preformatted_20_Text">data/aero/timestep_info/00190/zeta/00000</text:p>
      <text:p text:style-name="Preformatted_20_Text">data/aero/timestep_info/00190/zeta/00001</text:p>
      <text:p text:style-name="Preformatted_20_Text">data/aero/timestep_info/00190/zeta/00002</text:p>
      <text:p text:style-name="Preformatted_20_Text">data/aero/timestep_info/00190/zeta/00003</text:p>
      <text:p text:style-name="Preformatted_20_Text">data/aero/timestep_info/00190/zeta/_read_as</text:p>
      <text:p text:style-name="Preformatted_20_Text">data/aero/timestep_info/00190/zeta_dot/00000</text:p>
      <text:p text:style-name="Preformatted_20_Text">data/aero/timestep_info/00190/zeta_dot/00001</text:p>
      <text:p text:style-name="Preformatted_20_Text">data/aero/timestep_info/00190/zeta_dot/00002</text:p>
      <text:p text:style-name="Preformatted_20_Text">data/aero/timestep_info/00190/zeta_dot/00003</text:p>
      <text:p text:style-name="Preformatted_20_Text">data/aero/timestep_info/00190/zeta_dot/_read_as</text:p>
      <text:p text:style-name="Preformatted_20_Text">data/aero/timestep_info/00190/zeta_star/00000</text:p>
      <text:p text:style-name="Preformatted_20_Text">data/aero/timestep_info/00190/zeta_star/00001</text:p>
      <text:p text:style-name="Preformatted_20_Text">data/aero/timestep_info/00190/zeta_star/00002</text:p>
      <text:p text:style-name="Preformatted_20_Text">data/aero/timestep_info/00190/zeta_star/00003</text:p>
      <text:p text:style-name="Preformatted_20_Text">data/aero/timestep_info/00190/zeta_star/_read_as</text:p>
      <text:p text:style-name="Preformatted_20_Text">data/aero/timestep_info/00191/_read_as</text:p>
      <text:p text:style-name="Preformatted_20_Text">data/aero/timestep_info/00191/body_steady_forces</text:p>
      <text:p text:style-name="Preformatted_20_Text">data/aero/timestep_info/00191/body_unsteady_forces</text:p>
      <text:p text:style-name="Preformatted_20_Text">data/aero/timestep_info/00191/control_surface_deflection</text:p>
      <text:p text:style-name="Preformatted_20_Text">data/aero/timestep_info/00191/ct_dimensions</text:p>
      <text:p text:style-name="Preformatted_20_Text">data/aero/timestep_info/00191/ct_dimensions_star</text:p>
      <text:p text:style-name="Preformatted_20_Text">data/aero/timestep_info/00191/dimensions</text:p>
      <text:p text:style-name="Preformatted_20_Text">data/aero/timestep_info/00191/dimensions_star</text:p>
      <text:p text:style-name="Preformatted_20_Text">data/aero/timestep_info/00191/dist_to_orig/00000</text:p>
      <text:p text:style-name="Preformatted_20_Text">data/aero/timestep_info/00191/dist_to_orig/00001</text:p>
      <text:p text:style-name="Preformatted_20_Text">data/aero/timestep_info/00191/dist_to_orig/00002</text:p>
      <text:p text:style-name="Preformatted_20_Text">data/aero/timestep_info/00191/dist_to_orig/00003</text:p>
      <text:p text:style-name="Preformatted_20_Text">data/aero/timestep_info/00191/dist_to_orig/_read_as</text:p>
      <text:p text:style-name="Preformatted_20_Text">data/aero/timestep_info/00191/dynamic_forces/00000</text:p>
      <text:p text:style-name="Preformatted_20_Text">data/aero/timestep_info/00191/dynamic_forces/00001</text:p>
      <text:p text:style-name="Preformatted_20_Text">data/aero/timestep_info/00191/dynamic_forces/00002</text:p>
      <text:p text:style-name="Preformatted_20_Text">data/aero/timestep_info/00191/dynamic_forces/00003</text:p>
      <text:p text:style-name="Preformatted_20_Text">data/aero/timestep_info/00191/dynamic_forces/_read_as</text:p>
      <text:p text:style-name="Preformatted_20_Text">data/aero/timestep_info/00191/flag_zeta_phantom</text:p>
      <text:p text:style-name="Preformatted_20_Text"><text:soft-page-break/>data/aero/timestep_info/00191/forces/00000</text:p>
      <text:p text:style-name="Preformatted_20_Text">data/aero/timestep_info/00191/forces/00001</text:p>
      <text:p text:style-name="Preformatted_20_Text">data/aero/timestep_info/00191/forces/00002</text:p>
      <text:p text:style-name="Preformatted_20_Text">data/aero/timestep_info/00191/forces/00003</text:p>
      <text:p text:style-name="Preformatted_20_Text">data/aero/timestep_info/00191/forces/_read_as</text:p>
      <text:p text:style-name="Preformatted_20_Text">data/aero/timestep_info/00191/gamma/00000</text:p>
      <text:p text:style-name="Preformatted_20_Text">data/aero/timestep_info/00191/gamma/00001</text:p>
      <text:p text:style-name="Preformatted_20_Text">data/aero/timestep_info/00191/gamma/00002</text:p>
      <text:p text:style-name="Preformatted_20_Text">data/aero/timestep_info/00191/gamma/00003</text:p>
      <text:p text:style-name="Preformatted_20_Text">data/aero/timestep_info/00191/gamma/_read_as</text:p>
      <text:p text:style-name="Preformatted_20_Text">data/aero/timestep_info/00191/gamma_dot/00000</text:p>
      <text:p text:style-name="Preformatted_20_Text">data/aero/timestep_info/00191/gamma_dot/00001</text:p>
      <text:p text:style-name="Preformatted_20_Text">data/aero/timestep_info/00191/gamma_dot/00002</text:p>
      <text:p text:style-name="Preformatted_20_Text">data/aero/timestep_info/00191/gamma_dot/00003</text:p>
      <text:p text:style-name="Preformatted_20_Text">data/aero/timestep_info/00191/gamma_dot/_read_as</text:p>
      <text:p text:style-name="Preformatted_20_Text">data/aero/timestep_info/00191/gamma_star/00000</text:p>
      <text:p text:style-name="Preformatted_20_Text">data/aero/timestep_info/00191/gamma_star/00001</text:p>
      <text:p text:style-name="Preformatted_20_Text">data/aero/timestep_info/00191/gamma_star/00002</text:p>
      <text:p text:style-name="Preformatted_20_Text">data/aero/timestep_info/00191/gamma_star/00003</text:p>
      <text:p text:style-name="Preformatted_20_Text">data/aero/timestep_info/00191/gamma_star/_read_as</text:p>
      <text:p text:style-name="Preformatted_20_Text">data/aero/timestep_info/00191/in_global_AFoR</text:p>
      <text:p text:style-name="Preformatted_20_Text">data/aero/timestep_info/00191/inertial_steady_forces</text:p>
      <text:p text:style-name="Preformatted_20_Text">data/aero/timestep_info/00191/inertial_unsteady_forces</text:p>
      <text:p text:style-name="Preformatted_20_Text">data/aero/timestep_info/00191/n_surf</text:p>
      <text:p text:style-name="Preformatted_20_Text">data/aero/timestep_info/00191/normals/00000</text:p>
      <text:p text:style-name="Preformatted_20_Text">data/aero/timestep_info/00191/normals/00001</text:p>
      <text:p text:style-name="Preformatted_20_Text">data/aero/timestep_info/00191/normals/00002</text:p>
      <text:p text:style-name="Preformatted_20_Text">data/aero/timestep_info/00191/normals/00003</text:p>
      <text:p text:style-name="Preformatted_20_Text">data/aero/timestep_info/00191/normals/_read_as</text:p>
      <text:p text:style-name="Preformatted_20_Text">data/aero/timestep_info/00191/postproc_cell/_read_as</text:p>
      <text:p text:style-name="Preformatted_20_Text">data/aero/timestep_info/00191/postproc_node/_read_as</text:p>
      <text:p text:style-name="Preformatted_20_Text">data/aero/timestep_info/00191/u_ext/00000</text:p>
      <text:p text:style-name="Preformatted_20_Text">data/aero/timestep_info/00191/u_ext/00001</text:p>
      <text:p text:style-name="Preformatted_20_Text">data/aero/timestep_info/00191/u_ext/00002</text:p>
      <text:p text:style-name="Preformatted_20_Text">data/aero/timestep_info/00191/u_ext/00003</text:p>
      <text:p text:style-name="Preformatted_20_Text">data/aero/timestep_info/00191/u_ext/_read_as</text:p>
      <text:p text:style-name="Preformatted_20_Text">data/aero/timestep_info/00191/u_ext_star/00000</text:p>
      <text:p text:style-name="Preformatted_20_Text">data/aero/timestep_info/00191/u_ext_star/00001</text:p>
      <text:p text:style-name="Preformatted_20_Text">data/aero/timestep_info/00191/u_ext_star/00002</text:p>
      <text:p text:style-name="Preformatted_20_Text">data/aero/timestep_info/00191/u_ext_star/00003</text:p>
      <text:p text:style-name="Preformatted_20_Text">data/aero/timestep_info/00191/u_ext_star/_read_as</text:p>
      <text:p text:style-name="Preformatted_20_Text">data/aero/timestep_info/00191/wake_conv_vel/00000</text:p>
      <text:p text:style-name="Preformatted_20_Text">data/aero/timestep_info/00191/wake_conv_vel/00001</text:p>
      <text:p text:style-name="Preformatted_20_Text">data/aero/timestep_info/00191/wake_conv_vel/00002</text:p>
      <text:p text:style-name="Preformatted_20_Text">data/aero/timestep_info/00191/wake_conv_vel/00003</text:p>
      <text:p text:style-name="Preformatted_20_Text">data/aero/timestep_info/00191/wake_conv_vel/_read_as</text:p>
      <text:p text:style-name="Preformatted_20_Text">data/aero/timestep_info/00191/zeta/00000</text:p>
      <text:p text:style-name="Preformatted_20_Text">data/aero/timestep_info/00191/zeta/00001</text:p>
      <text:p text:style-name="Preformatted_20_Text">data/aero/timestep_info/00191/zeta/00002</text:p>
      <text:p text:style-name="Preformatted_20_Text">data/aero/timestep_info/00191/zeta/00003</text:p>
      <text:p text:style-name="Preformatted_20_Text">data/aero/timestep_info/00191/zeta/_read_as</text:p>
      <text:p text:style-name="Preformatted_20_Text">data/aero/timestep_info/00191/zeta_dot/00000</text:p>
      <text:p text:style-name="Preformatted_20_Text">data/aero/timestep_info/00191/zeta_dot/00001</text:p>
      <text:p text:style-name="Preformatted_20_Text">data/aero/timestep_info/00191/zeta_dot/00002</text:p>
      <text:p text:style-name="Preformatted_20_Text">data/aero/timestep_info/00191/zeta_dot/00003</text:p>
      <text:p text:style-name="Preformatted_20_Text">data/aero/timestep_info/00191/zeta_dot/_read_as</text:p>
      <text:p text:style-name="Preformatted_20_Text">data/aero/timestep_info/00191/zeta_star/00000</text:p>
      <text:p text:style-name="Preformatted_20_Text">data/aero/timestep_info/00191/zeta_star/00001</text:p>
      <text:p text:style-name="Preformatted_20_Text">data/aero/timestep_info/00191/zeta_star/00002</text:p>
      <text:p text:style-name="Preformatted_20_Text">data/aero/timestep_info/00191/zeta_star/00003</text:p>
      <text:p text:style-name="Preformatted_20_Text">data/aero/timestep_info/00191/zeta_star/_read_as</text:p>
      <text:p text:style-name="Preformatted_20_Text">data/aero/timestep_info/00192/_read_as</text:p>
      <text:p text:style-name="Preformatted_20_Text">data/aero/timestep_info/00192/body_steady_forces</text:p>
      <text:p text:style-name="Preformatted_20_Text">data/aero/timestep_info/00192/body_unsteady_forces</text:p>
      <text:p text:style-name="Preformatted_20_Text"><text:soft-page-break/>data/aero/timestep_info/00192/control_surface_deflection</text:p>
      <text:p text:style-name="Preformatted_20_Text">data/aero/timestep_info/00192/ct_dimensions</text:p>
      <text:p text:style-name="Preformatted_20_Text">data/aero/timestep_info/00192/ct_dimensions_star</text:p>
      <text:p text:style-name="Preformatted_20_Text">data/aero/timestep_info/00192/dimensions</text:p>
      <text:p text:style-name="Preformatted_20_Text">data/aero/timestep_info/00192/dimensions_star</text:p>
      <text:p text:style-name="Preformatted_20_Text">data/aero/timestep_info/00192/dist_to_orig/00000</text:p>
      <text:p text:style-name="Preformatted_20_Text">data/aero/timestep_info/00192/dist_to_orig/00001</text:p>
      <text:p text:style-name="Preformatted_20_Text">data/aero/timestep_info/00192/dist_to_orig/00002</text:p>
      <text:p text:style-name="Preformatted_20_Text">data/aero/timestep_info/00192/dist_to_orig/00003</text:p>
      <text:p text:style-name="Preformatted_20_Text">data/aero/timestep_info/00192/dist_to_orig/_read_as</text:p>
      <text:p text:style-name="Preformatted_20_Text">data/aero/timestep_info/00192/dynamic_forces/00000</text:p>
      <text:p text:style-name="Preformatted_20_Text">data/aero/timestep_info/00192/dynamic_forces/00001</text:p>
      <text:p text:style-name="Preformatted_20_Text">data/aero/timestep_info/00192/dynamic_forces/00002</text:p>
      <text:p text:style-name="Preformatted_20_Text">data/aero/timestep_info/00192/dynamic_forces/00003</text:p>
      <text:p text:style-name="Preformatted_20_Text">data/aero/timestep_info/00192/dynamic_forces/_read_as</text:p>
      <text:p text:style-name="Preformatted_20_Text">data/aero/timestep_info/00192/flag_zeta_phantom</text:p>
      <text:p text:style-name="Preformatted_20_Text">data/aero/timestep_info/00192/forces/00000</text:p>
      <text:p text:style-name="Preformatted_20_Text">data/aero/timestep_info/00192/forces/00001</text:p>
      <text:p text:style-name="Preformatted_20_Text">data/aero/timestep_info/00192/forces/00002</text:p>
      <text:p text:style-name="Preformatted_20_Text">data/aero/timestep_info/00192/forces/00003</text:p>
      <text:p text:style-name="Preformatted_20_Text">data/aero/timestep_info/00192/forces/_read_as</text:p>
      <text:p text:style-name="Preformatted_20_Text">data/aero/timestep_info/00192/gamma/00000</text:p>
      <text:p text:style-name="Preformatted_20_Text">data/aero/timestep_info/00192/gamma/00001</text:p>
      <text:p text:style-name="Preformatted_20_Text">data/aero/timestep_info/00192/gamma/00002</text:p>
      <text:p text:style-name="Preformatted_20_Text">data/aero/timestep_info/00192/gamma/00003</text:p>
      <text:p text:style-name="Preformatted_20_Text">data/aero/timestep_info/00192/gamma/_read_as</text:p>
      <text:p text:style-name="Preformatted_20_Text">data/aero/timestep_info/00192/gamma_dot/00000</text:p>
      <text:p text:style-name="Preformatted_20_Text">data/aero/timestep_info/00192/gamma_dot/00001</text:p>
      <text:p text:style-name="Preformatted_20_Text">data/aero/timestep_info/00192/gamma_dot/00002</text:p>
      <text:p text:style-name="Preformatted_20_Text">data/aero/timestep_info/00192/gamma_dot/00003</text:p>
      <text:p text:style-name="Preformatted_20_Text">data/aero/timestep_info/00192/gamma_dot/_read_as</text:p>
      <text:p text:style-name="Preformatted_20_Text">data/aero/timestep_info/00192/gamma_star/00000</text:p>
      <text:p text:style-name="Preformatted_20_Text">data/aero/timestep_info/00192/gamma_star/00001</text:p>
      <text:p text:style-name="Preformatted_20_Text">data/aero/timestep_info/00192/gamma_star/00002</text:p>
      <text:p text:style-name="Preformatted_20_Text">data/aero/timestep_info/00192/gamma_star/00003</text:p>
      <text:p text:style-name="Preformatted_20_Text">data/aero/timestep_info/00192/gamma_star/_read_as</text:p>
      <text:p text:style-name="Preformatted_20_Text">data/aero/timestep_info/00192/in_global_AFoR</text:p>
      <text:p text:style-name="Preformatted_20_Text">data/aero/timestep_info/00192/inertial_steady_forces</text:p>
      <text:p text:style-name="Preformatted_20_Text">data/aero/timestep_info/00192/inertial_unsteady_forces</text:p>
      <text:p text:style-name="Preformatted_20_Text">data/aero/timestep_info/00192/n_surf</text:p>
      <text:p text:style-name="Preformatted_20_Text">data/aero/timestep_info/00192/normals/00000</text:p>
      <text:p text:style-name="Preformatted_20_Text">data/aero/timestep_info/00192/normals/00001</text:p>
      <text:p text:style-name="Preformatted_20_Text">data/aero/timestep_info/00192/normals/00002</text:p>
      <text:p text:style-name="Preformatted_20_Text">data/aero/timestep_info/00192/normals/00003</text:p>
      <text:p text:style-name="Preformatted_20_Text">data/aero/timestep_info/00192/normals/_read_as</text:p>
      <text:p text:style-name="Preformatted_20_Text">data/aero/timestep_info/00192/postproc_cell/_read_as</text:p>
      <text:p text:style-name="Preformatted_20_Text">data/aero/timestep_info/00192/postproc_node/_read_as</text:p>
      <text:p text:style-name="Preformatted_20_Text">data/aero/timestep_info/00192/u_ext/00000</text:p>
      <text:p text:style-name="Preformatted_20_Text">data/aero/timestep_info/00192/u_ext/00001</text:p>
      <text:p text:style-name="Preformatted_20_Text">data/aero/timestep_info/00192/u_ext/00002</text:p>
      <text:p text:style-name="Preformatted_20_Text">data/aero/timestep_info/00192/u_ext/00003</text:p>
      <text:p text:style-name="Preformatted_20_Text">data/aero/timestep_info/00192/u_ext/_read_as</text:p>
      <text:p text:style-name="Preformatted_20_Text">data/aero/timestep_info/00192/u_ext_star/00000</text:p>
      <text:p text:style-name="Preformatted_20_Text">data/aero/timestep_info/00192/u_ext_star/00001</text:p>
      <text:p text:style-name="Preformatted_20_Text">data/aero/timestep_info/00192/u_ext_star/00002</text:p>
      <text:p text:style-name="Preformatted_20_Text">data/aero/timestep_info/00192/u_ext_star/00003</text:p>
      <text:p text:style-name="Preformatted_20_Text">data/aero/timestep_info/00192/u_ext_star/_read_as</text:p>
      <text:p text:style-name="Preformatted_20_Text">data/aero/timestep_info/00192/wake_conv_vel/00000</text:p>
      <text:p text:style-name="Preformatted_20_Text">data/aero/timestep_info/00192/wake_conv_vel/00001</text:p>
      <text:p text:style-name="Preformatted_20_Text">data/aero/timestep_info/00192/wake_conv_vel/00002</text:p>
      <text:p text:style-name="Preformatted_20_Text">data/aero/timestep_info/00192/wake_conv_vel/00003</text:p>
      <text:p text:style-name="Preformatted_20_Text">data/aero/timestep_info/00192/wake_conv_vel/_read_as</text:p>
      <text:p text:style-name="Preformatted_20_Text">data/aero/timestep_info/00192/zeta/00000</text:p>
      <text:p text:style-name="Preformatted_20_Text">data/aero/timestep_info/00192/zeta/00001</text:p>
      <text:p text:style-name="Preformatted_20_Text"><text:soft-page-break/>data/aero/timestep_info/00192/zeta/00002</text:p>
      <text:p text:style-name="Preformatted_20_Text">data/aero/timestep_info/00192/zeta/00003</text:p>
      <text:p text:style-name="Preformatted_20_Text">data/aero/timestep_info/00192/zeta/_read_as</text:p>
      <text:p text:style-name="Preformatted_20_Text">data/aero/timestep_info/00192/zeta_dot/00000</text:p>
      <text:p text:style-name="Preformatted_20_Text">data/aero/timestep_info/00192/zeta_dot/00001</text:p>
      <text:p text:style-name="Preformatted_20_Text">data/aero/timestep_info/00192/zeta_dot/00002</text:p>
      <text:p text:style-name="Preformatted_20_Text">data/aero/timestep_info/00192/zeta_dot/00003</text:p>
      <text:p text:style-name="Preformatted_20_Text">data/aero/timestep_info/00192/zeta_dot/_read_as</text:p>
      <text:p text:style-name="Preformatted_20_Text">data/aero/timestep_info/00192/zeta_star/00000</text:p>
      <text:p text:style-name="Preformatted_20_Text">data/aero/timestep_info/00192/zeta_star/00001</text:p>
      <text:p text:style-name="Preformatted_20_Text">data/aero/timestep_info/00192/zeta_star/00002</text:p>
      <text:p text:style-name="Preformatted_20_Text">data/aero/timestep_info/00192/zeta_star/00003</text:p>
      <text:p text:style-name="Preformatted_20_Text">data/aero/timestep_info/00192/zeta_star/_read_as</text:p>
      <text:p text:style-name="Preformatted_20_Text">data/aero/timestep_info/00193/_read_as</text:p>
      <text:p text:style-name="Preformatted_20_Text">data/aero/timestep_info/00193/body_steady_forces</text:p>
      <text:p text:style-name="Preformatted_20_Text">data/aero/timestep_info/00193/body_unsteady_forces</text:p>
      <text:p text:style-name="Preformatted_20_Text">data/aero/timestep_info/00193/control_surface_deflection</text:p>
      <text:p text:style-name="Preformatted_20_Text">data/aero/timestep_info/00193/ct_dimensions</text:p>
      <text:p text:style-name="Preformatted_20_Text">data/aero/timestep_info/00193/ct_dimensions_star</text:p>
      <text:p text:style-name="Preformatted_20_Text">data/aero/timestep_info/00193/dimensions</text:p>
      <text:p text:style-name="Preformatted_20_Text">data/aero/timestep_info/00193/dimensions_star</text:p>
      <text:p text:style-name="Preformatted_20_Text">data/aero/timestep_info/00193/dist_to_orig/00000</text:p>
      <text:p text:style-name="Preformatted_20_Text">data/aero/timestep_info/00193/dist_to_orig/00001</text:p>
      <text:p text:style-name="Preformatted_20_Text">data/aero/timestep_info/00193/dist_to_orig/00002</text:p>
      <text:p text:style-name="Preformatted_20_Text">data/aero/timestep_info/00193/dist_to_orig/00003</text:p>
      <text:p text:style-name="Preformatted_20_Text">data/aero/timestep_info/00193/dist_to_orig/_read_as</text:p>
      <text:p text:style-name="Preformatted_20_Text">data/aero/timestep_info/00193/dynamic_forces/00000</text:p>
      <text:p text:style-name="Preformatted_20_Text">data/aero/timestep_info/00193/dynamic_forces/00001</text:p>
      <text:p text:style-name="Preformatted_20_Text">data/aero/timestep_info/00193/dynamic_forces/00002</text:p>
      <text:p text:style-name="Preformatted_20_Text">data/aero/timestep_info/00193/dynamic_forces/00003</text:p>
      <text:p text:style-name="Preformatted_20_Text">data/aero/timestep_info/00193/dynamic_forces/_read_as</text:p>
      <text:p text:style-name="Preformatted_20_Text">data/aero/timestep_info/00193/flag_zeta_phantom</text:p>
      <text:p text:style-name="Preformatted_20_Text">data/aero/timestep_info/00193/forces/00000</text:p>
      <text:p text:style-name="Preformatted_20_Text">data/aero/timestep_info/00193/forces/00001</text:p>
      <text:p text:style-name="Preformatted_20_Text">data/aero/timestep_info/00193/forces/00002</text:p>
      <text:p text:style-name="Preformatted_20_Text">data/aero/timestep_info/00193/forces/00003</text:p>
      <text:p text:style-name="Preformatted_20_Text">data/aero/timestep_info/00193/forces/_read_as</text:p>
      <text:p text:style-name="Preformatted_20_Text">data/aero/timestep_info/00193/gamma/00000</text:p>
      <text:p text:style-name="Preformatted_20_Text">data/aero/timestep_info/00193/gamma/00001</text:p>
      <text:p text:style-name="Preformatted_20_Text">data/aero/timestep_info/00193/gamma/00002</text:p>
      <text:p text:style-name="Preformatted_20_Text">data/aero/timestep_info/00193/gamma/00003</text:p>
      <text:p text:style-name="Preformatted_20_Text">data/aero/timestep_info/00193/gamma/_read_as</text:p>
      <text:p text:style-name="Preformatted_20_Text">data/aero/timestep_info/00193/gamma_dot/00000</text:p>
      <text:p text:style-name="Preformatted_20_Text">data/aero/timestep_info/00193/gamma_dot/00001</text:p>
      <text:p text:style-name="Preformatted_20_Text">data/aero/timestep_info/00193/gamma_dot/00002</text:p>
      <text:p text:style-name="Preformatted_20_Text">data/aero/timestep_info/00193/gamma_dot/00003</text:p>
      <text:p text:style-name="Preformatted_20_Text">data/aero/timestep_info/00193/gamma_dot/_read_as</text:p>
      <text:p text:style-name="Preformatted_20_Text">data/aero/timestep_info/00193/gamma_star/00000</text:p>
      <text:p text:style-name="Preformatted_20_Text">data/aero/timestep_info/00193/gamma_star/00001</text:p>
      <text:p text:style-name="Preformatted_20_Text">data/aero/timestep_info/00193/gamma_star/00002</text:p>
      <text:p text:style-name="Preformatted_20_Text">data/aero/timestep_info/00193/gamma_star/00003</text:p>
      <text:p text:style-name="Preformatted_20_Text">data/aero/timestep_info/00193/gamma_star/_read_as</text:p>
      <text:p text:style-name="Preformatted_20_Text">data/aero/timestep_info/00193/in_global_AFoR</text:p>
      <text:p text:style-name="Preformatted_20_Text">data/aero/timestep_info/00193/inertial_steady_forces</text:p>
      <text:p text:style-name="Preformatted_20_Text">data/aero/timestep_info/00193/inertial_unsteady_forces</text:p>
      <text:p text:style-name="Preformatted_20_Text">data/aero/timestep_info/00193/n_surf</text:p>
      <text:p text:style-name="Preformatted_20_Text">data/aero/timestep_info/00193/normals/00000</text:p>
      <text:p text:style-name="Preformatted_20_Text">data/aero/timestep_info/00193/normals/00001</text:p>
      <text:p text:style-name="Preformatted_20_Text">data/aero/timestep_info/00193/normals/00002</text:p>
      <text:p text:style-name="Preformatted_20_Text">data/aero/timestep_info/00193/normals/00003</text:p>
      <text:p text:style-name="Preformatted_20_Text">data/aero/timestep_info/00193/normals/_read_as</text:p>
      <text:p text:style-name="Preformatted_20_Text">data/aero/timestep_info/00193/postproc_cell/_read_as</text:p>
      <text:p text:style-name="Preformatted_20_Text">data/aero/timestep_info/00193/postproc_node/_read_as</text:p>
      <text:p text:style-name="Preformatted_20_Text">data/aero/timestep_info/00193/u_ext/00000</text:p>
      <text:p text:style-name="Preformatted_20_Text"><text:soft-page-break/>data/aero/timestep_info/00193/u_ext/00001</text:p>
      <text:p text:style-name="Preformatted_20_Text">data/aero/timestep_info/00193/u_ext/00002</text:p>
      <text:p text:style-name="Preformatted_20_Text">data/aero/timestep_info/00193/u_ext/00003</text:p>
      <text:p text:style-name="Preformatted_20_Text">data/aero/timestep_info/00193/u_ext/_read_as</text:p>
      <text:p text:style-name="Preformatted_20_Text">data/aero/timestep_info/00193/u_ext_star/00000</text:p>
      <text:p text:style-name="Preformatted_20_Text">data/aero/timestep_info/00193/u_ext_star/00001</text:p>
      <text:p text:style-name="Preformatted_20_Text">data/aero/timestep_info/00193/u_ext_star/00002</text:p>
      <text:p text:style-name="Preformatted_20_Text">data/aero/timestep_info/00193/u_ext_star/00003</text:p>
      <text:p text:style-name="Preformatted_20_Text">data/aero/timestep_info/00193/u_ext_star/_read_as</text:p>
      <text:p text:style-name="Preformatted_20_Text">data/aero/timestep_info/00193/wake_conv_vel/00000</text:p>
      <text:p text:style-name="Preformatted_20_Text">data/aero/timestep_info/00193/wake_conv_vel/00001</text:p>
      <text:p text:style-name="Preformatted_20_Text">data/aero/timestep_info/00193/wake_conv_vel/00002</text:p>
      <text:p text:style-name="Preformatted_20_Text">data/aero/timestep_info/00193/wake_conv_vel/00003</text:p>
      <text:p text:style-name="Preformatted_20_Text">data/aero/timestep_info/00193/wake_conv_vel/_read_as</text:p>
      <text:p text:style-name="Preformatted_20_Text">data/aero/timestep_info/00193/zeta/00000</text:p>
      <text:p text:style-name="Preformatted_20_Text">data/aero/timestep_info/00193/zeta/00001</text:p>
      <text:p text:style-name="Preformatted_20_Text">data/aero/timestep_info/00193/zeta/00002</text:p>
      <text:p text:style-name="Preformatted_20_Text">data/aero/timestep_info/00193/zeta/00003</text:p>
      <text:p text:style-name="Preformatted_20_Text">data/aero/timestep_info/00193/zeta/_read_as</text:p>
      <text:p text:style-name="Preformatted_20_Text">data/aero/timestep_info/00193/zeta_dot/00000</text:p>
      <text:p text:style-name="Preformatted_20_Text">data/aero/timestep_info/00193/zeta_dot/00001</text:p>
      <text:p text:style-name="Preformatted_20_Text">data/aero/timestep_info/00193/zeta_dot/00002</text:p>
      <text:p text:style-name="Preformatted_20_Text">data/aero/timestep_info/00193/zeta_dot/00003</text:p>
      <text:p text:style-name="Preformatted_20_Text">data/aero/timestep_info/00193/zeta_dot/_read_as</text:p>
      <text:p text:style-name="Preformatted_20_Text">data/aero/timestep_info/00193/zeta_star/00000</text:p>
      <text:p text:style-name="Preformatted_20_Text">data/aero/timestep_info/00193/zeta_star/00001</text:p>
      <text:p text:style-name="Preformatted_20_Text">data/aero/timestep_info/00193/zeta_star/00002</text:p>
      <text:p text:style-name="Preformatted_20_Text">data/aero/timestep_info/00193/zeta_star/00003</text:p>
      <text:p text:style-name="Preformatted_20_Text">data/aero/timestep_info/00193/zeta_star/_read_as</text:p>
      <text:p text:style-name="Preformatted_20_Text">data/aero/timestep_info/00194/_read_as</text:p>
      <text:p text:style-name="Preformatted_20_Text">data/aero/timestep_info/00194/body_steady_forces</text:p>
      <text:p text:style-name="Preformatted_20_Text">data/aero/timestep_info/00194/body_unsteady_forces</text:p>
      <text:p text:style-name="Preformatted_20_Text">data/aero/timestep_info/00194/control_surface_deflection</text:p>
      <text:p text:style-name="Preformatted_20_Text">data/aero/timestep_info/00194/ct_dimensions</text:p>
      <text:p text:style-name="Preformatted_20_Text">data/aero/timestep_info/00194/ct_dimensions_star</text:p>
      <text:p text:style-name="Preformatted_20_Text">data/aero/timestep_info/00194/dimensions</text:p>
      <text:p text:style-name="Preformatted_20_Text">data/aero/timestep_info/00194/dimensions_star</text:p>
      <text:p text:style-name="Preformatted_20_Text">data/aero/timestep_info/00194/dist_to_orig/00000</text:p>
      <text:p text:style-name="Preformatted_20_Text">data/aero/timestep_info/00194/dist_to_orig/00001</text:p>
      <text:p text:style-name="Preformatted_20_Text">data/aero/timestep_info/00194/dist_to_orig/00002</text:p>
      <text:p text:style-name="Preformatted_20_Text">data/aero/timestep_info/00194/dist_to_orig/00003</text:p>
      <text:p text:style-name="Preformatted_20_Text">data/aero/timestep_info/00194/dist_to_orig/_read_as</text:p>
      <text:p text:style-name="Preformatted_20_Text">data/aero/timestep_info/00194/dynamic_forces/00000</text:p>
      <text:p text:style-name="Preformatted_20_Text">data/aero/timestep_info/00194/dynamic_forces/00001</text:p>
      <text:p text:style-name="Preformatted_20_Text">data/aero/timestep_info/00194/dynamic_forces/00002</text:p>
      <text:p text:style-name="Preformatted_20_Text">data/aero/timestep_info/00194/dynamic_forces/00003</text:p>
      <text:p text:style-name="Preformatted_20_Text">data/aero/timestep_info/00194/dynamic_forces/_read_as</text:p>
      <text:p text:style-name="Preformatted_20_Text">data/aero/timestep_info/00194/flag_zeta_phantom</text:p>
      <text:p text:style-name="Preformatted_20_Text">data/aero/timestep_info/00194/forces/00000</text:p>
      <text:p text:style-name="Preformatted_20_Text">data/aero/timestep_info/00194/forces/00001</text:p>
      <text:p text:style-name="Preformatted_20_Text">data/aero/timestep_info/00194/forces/00002</text:p>
      <text:p text:style-name="Preformatted_20_Text">data/aero/timestep_info/00194/forces/00003</text:p>
      <text:p text:style-name="Preformatted_20_Text">data/aero/timestep_info/00194/forces/_read_as</text:p>
      <text:p text:style-name="Preformatted_20_Text">data/aero/timestep_info/00194/gamma/00000</text:p>
      <text:p text:style-name="Preformatted_20_Text">data/aero/timestep_info/00194/gamma/00001</text:p>
      <text:p text:style-name="Preformatted_20_Text">data/aero/timestep_info/00194/gamma/00002</text:p>
      <text:p text:style-name="Preformatted_20_Text">data/aero/timestep_info/00194/gamma/00003</text:p>
      <text:p text:style-name="Preformatted_20_Text">data/aero/timestep_info/00194/gamma/_read_as</text:p>
      <text:p text:style-name="Preformatted_20_Text">data/aero/timestep_info/00194/gamma_dot/00000</text:p>
      <text:p text:style-name="Preformatted_20_Text">data/aero/timestep_info/00194/gamma_dot/00001</text:p>
      <text:p text:style-name="Preformatted_20_Text">data/aero/timestep_info/00194/gamma_dot/00002</text:p>
      <text:p text:style-name="Preformatted_20_Text">data/aero/timestep_info/00194/gamma_dot/00003</text:p>
      <text:p text:style-name="Preformatted_20_Text">data/aero/timestep_info/00194/gamma_dot/_read_as</text:p>
      <text:p text:style-name="Preformatted_20_Text">data/aero/timestep_info/00194/gamma_star/00000</text:p>
      <text:p text:style-name="Preformatted_20_Text"><text:soft-page-break/>data/aero/timestep_info/00194/gamma_star/00001</text:p>
      <text:p text:style-name="Preformatted_20_Text">data/aero/timestep_info/00194/gamma_star/00002</text:p>
      <text:p text:style-name="Preformatted_20_Text">data/aero/timestep_info/00194/gamma_star/00003</text:p>
      <text:p text:style-name="Preformatted_20_Text">data/aero/timestep_info/00194/gamma_star/_read_as</text:p>
      <text:p text:style-name="Preformatted_20_Text">data/aero/timestep_info/00194/in_global_AFoR</text:p>
      <text:p text:style-name="Preformatted_20_Text">data/aero/timestep_info/00194/inertial_steady_forces</text:p>
      <text:p text:style-name="Preformatted_20_Text">data/aero/timestep_info/00194/inertial_unsteady_forces</text:p>
      <text:p text:style-name="Preformatted_20_Text">data/aero/timestep_info/00194/n_surf</text:p>
      <text:p text:style-name="Preformatted_20_Text">data/aero/timestep_info/00194/normals/00000</text:p>
      <text:p text:style-name="Preformatted_20_Text">data/aero/timestep_info/00194/normals/00001</text:p>
      <text:p text:style-name="Preformatted_20_Text">data/aero/timestep_info/00194/normals/00002</text:p>
      <text:p text:style-name="Preformatted_20_Text">data/aero/timestep_info/00194/normals/00003</text:p>
      <text:p text:style-name="Preformatted_20_Text">data/aero/timestep_info/00194/normals/_read_as</text:p>
      <text:p text:style-name="Preformatted_20_Text">data/aero/timestep_info/00194/postproc_cell/_read_as</text:p>
      <text:p text:style-name="Preformatted_20_Text">data/aero/timestep_info/00194/postproc_node/_read_as</text:p>
      <text:p text:style-name="Preformatted_20_Text">data/aero/timestep_info/00194/u_ext/00000</text:p>
      <text:p text:style-name="Preformatted_20_Text">data/aero/timestep_info/00194/u_ext/00001</text:p>
      <text:p text:style-name="Preformatted_20_Text">data/aero/timestep_info/00194/u_ext/00002</text:p>
      <text:p text:style-name="Preformatted_20_Text">data/aero/timestep_info/00194/u_ext/00003</text:p>
      <text:p text:style-name="Preformatted_20_Text">data/aero/timestep_info/00194/u_ext/_read_as</text:p>
      <text:p text:style-name="Preformatted_20_Text">data/aero/timestep_info/00194/u_ext_star/00000</text:p>
      <text:p text:style-name="Preformatted_20_Text">data/aero/timestep_info/00194/u_ext_star/00001</text:p>
      <text:p text:style-name="Preformatted_20_Text">data/aero/timestep_info/00194/u_ext_star/00002</text:p>
      <text:p text:style-name="Preformatted_20_Text">data/aero/timestep_info/00194/u_ext_star/00003</text:p>
      <text:p text:style-name="Preformatted_20_Text">data/aero/timestep_info/00194/u_ext_star/_read_as</text:p>
      <text:p text:style-name="Preformatted_20_Text">data/aero/timestep_info/00194/wake_conv_vel/00000</text:p>
      <text:p text:style-name="Preformatted_20_Text">data/aero/timestep_info/00194/wake_conv_vel/00001</text:p>
      <text:p text:style-name="Preformatted_20_Text">data/aero/timestep_info/00194/wake_conv_vel/00002</text:p>
      <text:p text:style-name="Preformatted_20_Text">data/aero/timestep_info/00194/wake_conv_vel/00003</text:p>
      <text:p text:style-name="Preformatted_20_Text">data/aero/timestep_info/00194/wake_conv_vel/_read_as</text:p>
      <text:p text:style-name="Preformatted_20_Text">data/aero/timestep_info/00194/zeta/00000</text:p>
      <text:p text:style-name="Preformatted_20_Text">data/aero/timestep_info/00194/zeta/00001</text:p>
      <text:p text:style-name="Preformatted_20_Text">data/aero/timestep_info/00194/zeta/00002</text:p>
      <text:p text:style-name="Preformatted_20_Text">data/aero/timestep_info/00194/zeta/00003</text:p>
      <text:p text:style-name="Preformatted_20_Text">data/aero/timestep_info/00194/zeta/_read_as</text:p>
      <text:p text:style-name="Preformatted_20_Text">data/aero/timestep_info/00194/zeta_dot/00000</text:p>
      <text:p text:style-name="Preformatted_20_Text">data/aero/timestep_info/00194/zeta_dot/00001</text:p>
      <text:p text:style-name="Preformatted_20_Text">data/aero/timestep_info/00194/zeta_dot/00002</text:p>
      <text:p text:style-name="Preformatted_20_Text">data/aero/timestep_info/00194/zeta_dot/00003</text:p>
      <text:p text:style-name="Preformatted_20_Text">data/aero/timestep_info/00194/zeta_dot/_read_as</text:p>
      <text:p text:style-name="Preformatted_20_Text">data/aero/timestep_info/00194/zeta_star/00000</text:p>
      <text:p text:style-name="Preformatted_20_Text">data/aero/timestep_info/00194/zeta_star/00001</text:p>
      <text:p text:style-name="Preformatted_20_Text">data/aero/timestep_info/00194/zeta_star/00002</text:p>
      <text:p text:style-name="Preformatted_20_Text">data/aero/timestep_info/00194/zeta_star/00003</text:p>
      <text:p text:style-name="Preformatted_20_Text">data/aero/timestep_info/00194/zeta_star/_read_as</text:p>
      <text:p text:style-name="Preformatted_20_Text">data/aero/timestep_info/00195/_read_as</text:p>
      <text:p text:style-name="Preformatted_20_Text">data/aero/timestep_info/00195/body_steady_forces</text:p>
      <text:p text:style-name="Preformatted_20_Text">data/aero/timestep_info/00195/body_unsteady_forces</text:p>
      <text:p text:style-name="Preformatted_20_Text">data/aero/timestep_info/00195/control_surface_deflection</text:p>
      <text:p text:style-name="Preformatted_20_Text">data/aero/timestep_info/00195/ct_dimensions</text:p>
      <text:p text:style-name="Preformatted_20_Text">data/aero/timestep_info/00195/ct_dimensions_star</text:p>
      <text:p text:style-name="Preformatted_20_Text">data/aero/timestep_info/00195/dimensions</text:p>
      <text:p text:style-name="Preformatted_20_Text">data/aero/timestep_info/00195/dimensions_star</text:p>
      <text:p text:style-name="Preformatted_20_Text">data/aero/timestep_info/00195/dist_to_orig/00000</text:p>
      <text:p text:style-name="Preformatted_20_Text">data/aero/timestep_info/00195/dist_to_orig/00001</text:p>
      <text:p text:style-name="Preformatted_20_Text">data/aero/timestep_info/00195/dist_to_orig/00002</text:p>
      <text:p text:style-name="Preformatted_20_Text">data/aero/timestep_info/00195/dist_to_orig/00003</text:p>
      <text:p text:style-name="Preformatted_20_Text">data/aero/timestep_info/00195/dist_to_orig/_read_as</text:p>
      <text:p text:style-name="Preformatted_20_Text">data/aero/timestep_info/00195/dynamic_forces/00000</text:p>
      <text:p text:style-name="Preformatted_20_Text">data/aero/timestep_info/00195/dynamic_forces/00001</text:p>
      <text:p text:style-name="Preformatted_20_Text">data/aero/timestep_info/00195/dynamic_forces/00002</text:p>
      <text:p text:style-name="Preformatted_20_Text">data/aero/timestep_info/00195/dynamic_forces/00003</text:p>
      <text:p text:style-name="Preformatted_20_Text">data/aero/timestep_info/00195/dynamic_forces/_read_as</text:p>
      <text:p text:style-name="Preformatted_20_Text">data/aero/timestep_info/00195/flag_zeta_phantom</text:p>
      <text:p text:style-name="Preformatted_20_Text"><text:soft-page-break/>data/aero/timestep_info/00195/forces/00000</text:p>
      <text:p text:style-name="Preformatted_20_Text">data/aero/timestep_info/00195/forces/00001</text:p>
      <text:p text:style-name="Preformatted_20_Text">data/aero/timestep_info/00195/forces/00002</text:p>
      <text:p text:style-name="Preformatted_20_Text">data/aero/timestep_info/00195/forces/00003</text:p>
      <text:p text:style-name="Preformatted_20_Text">data/aero/timestep_info/00195/forces/_read_as</text:p>
      <text:p text:style-name="Preformatted_20_Text">data/aero/timestep_info/00195/gamma/00000</text:p>
      <text:p text:style-name="Preformatted_20_Text">data/aero/timestep_info/00195/gamma/00001</text:p>
      <text:p text:style-name="Preformatted_20_Text">data/aero/timestep_info/00195/gamma/00002</text:p>
      <text:p text:style-name="Preformatted_20_Text">data/aero/timestep_info/00195/gamma/00003</text:p>
      <text:p text:style-name="Preformatted_20_Text">data/aero/timestep_info/00195/gamma/_read_as</text:p>
      <text:p text:style-name="Preformatted_20_Text">data/aero/timestep_info/00195/gamma_dot/00000</text:p>
      <text:p text:style-name="Preformatted_20_Text">data/aero/timestep_info/00195/gamma_dot/00001</text:p>
      <text:p text:style-name="Preformatted_20_Text">data/aero/timestep_info/00195/gamma_dot/00002</text:p>
      <text:p text:style-name="Preformatted_20_Text">data/aero/timestep_info/00195/gamma_dot/00003</text:p>
      <text:p text:style-name="Preformatted_20_Text">data/aero/timestep_info/00195/gamma_dot/_read_as</text:p>
      <text:p text:style-name="Preformatted_20_Text">data/aero/timestep_info/00195/gamma_star/00000</text:p>
      <text:p text:style-name="Preformatted_20_Text">data/aero/timestep_info/00195/gamma_star/00001</text:p>
      <text:p text:style-name="Preformatted_20_Text">data/aero/timestep_info/00195/gamma_star/00002</text:p>
      <text:p text:style-name="Preformatted_20_Text">data/aero/timestep_info/00195/gamma_star/00003</text:p>
      <text:p text:style-name="Preformatted_20_Text">data/aero/timestep_info/00195/gamma_star/_read_as</text:p>
      <text:p text:style-name="Preformatted_20_Text">data/aero/timestep_info/00195/in_global_AFoR</text:p>
      <text:p text:style-name="Preformatted_20_Text">data/aero/timestep_info/00195/inertial_steady_forces</text:p>
      <text:p text:style-name="Preformatted_20_Text">data/aero/timestep_info/00195/inertial_unsteady_forces</text:p>
      <text:p text:style-name="Preformatted_20_Text">data/aero/timestep_info/00195/n_surf</text:p>
      <text:p text:style-name="Preformatted_20_Text">data/aero/timestep_info/00195/normals/00000</text:p>
      <text:p text:style-name="Preformatted_20_Text">data/aero/timestep_info/00195/normals/00001</text:p>
      <text:p text:style-name="Preformatted_20_Text">data/aero/timestep_info/00195/normals/00002</text:p>
      <text:p text:style-name="Preformatted_20_Text">data/aero/timestep_info/00195/normals/00003</text:p>
      <text:p text:style-name="Preformatted_20_Text">data/aero/timestep_info/00195/normals/_read_as</text:p>
      <text:p text:style-name="Preformatted_20_Text">data/aero/timestep_info/00195/postproc_cell/_read_as</text:p>
      <text:p text:style-name="Preformatted_20_Text">data/aero/timestep_info/00195/postproc_node/_read_as</text:p>
      <text:p text:style-name="Preformatted_20_Text">data/aero/timestep_info/00195/u_ext/00000</text:p>
      <text:p text:style-name="Preformatted_20_Text">data/aero/timestep_info/00195/u_ext/00001</text:p>
      <text:p text:style-name="Preformatted_20_Text">data/aero/timestep_info/00195/u_ext/00002</text:p>
      <text:p text:style-name="Preformatted_20_Text">data/aero/timestep_info/00195/u_ext/00003</text:p>
      <text:p text:style-name="Preformatted_20_Text">data/aero/timestep_info/00195/u_ext/_read_as</text:p>
      <text:p text:style-name="Preformatted_20_Text">data/aero/timestep_info/00195/u_ext_star/00000</text:p>
      <text:p text:style-name="Preformatted_20_Text">data/aero/timestep_info/00195/u_ext_star/00001</text:p>
      <text:p text:style-name="Preformatted_20_Text">data/aero/timestep_info/00195/u_ext_star/00002</text:p>
      <text:p text:style-name="Preformatted_20_Text">data/aero/timestep_info/00195/u_ext_star/00003</text:p>
      <text:p text:style-name="Preformatted_20_Text">data/aero/timestep_info/00195/u_ext_star/_read_as</text:p>
      <text:p text:style-name="Preformatted_20_Text">data/aero/timestep_info/00195/wake_conv_vel/00000</text:p>
      <text:p text:style-name="Preformatted_20_Text">data/aero/timestep_info/00195/wake_conv_vel/00001</text:p>
      <text:p text:style-name="Preformatted_20_Text">data/aero/timestep_info/00195/wake_conv_vel/00002</text:p>
      <text:p text:style-name="Preformatted_20_Text">data/aero/timestep_info/00195/wake_conv_vel/00003</text:p>
      <text:p text:style-name="Preformatted_20_Text">data/aero/timestep_info/00195/wake_conv_vel/_read_as</text:p>
      <text:p text:style-name="Preformatted_20_Text">data/aero/timestep_info/00195/zeta/00000</text:p>
      <text:p text:style-name="Preformatted_20_Text">data/aero/timestep_info/00195/zeta/00001</text:p>
      <text:p text:style-name="Preformatted_20_Text">data/aero/timestep_info/00195/zeta/00002</text:p>
      <text:p text:style-name="Preformatted_20_Text">data/aero/timestep_info/00195/zeta/00003</text:p>
      <text:p text:style-name="Preformatted_20_Text">data/aero/timestep_info/00195/zeta/_read_as</text:p>
      <text:p text:style-name="Preformatted_20_Text">data/aero/timestep_info/00195/zeta_dot/00000</text:p>
      <text:p text:style-name="Preformatted_20_Text">data/aero/timestep_info/00195/zeta_dot/00001</text:p>
      <text:p text:style-name="Preformatted_20_Text">data/aero/timestep_info/00195/zeta_dot/00002</text:p>
      <text:p text:style-name="Preformatted_20_Text">data/aero/timestep_info/00195/zeta_dot/00003</text:p>
      <text:p text:style-name="Preformatted_20_Text">data/aero/timestep_info/00195/zeta_dot/_read_as</text:p>
      <text:p text:style-name="Preformatted_20_Text">data/aero/timestep_info/00195/zeta_star/00000</text:p>
      <text:p text:style-name="Preformatted_20_Text">data/aero/timestep_info/00195/zeta_star/00001</text:p>
      <text:p text:style-name="Preformatted_20_Text">data/aero/timestep_info/00195/zeta_star/00002</text:p>
      <text:p text:style-name="Preformatted_20_Text">data/aero/timestep_info/00195/zeta_star/00003</text:p>
      <text:p text:style-name="Preformatted_20_Text">data/aero/timestep_info/00195/zeta_star/_read_as</text:p>
      <text:p text:style-name="Preformatted_20_Text">data/aero/timestep_info/00196/_read_as</text:p>
      <text:p text:style-name="Preformatted_20_Text">data/aero/timestep_info/00196/body_steady_forces</text:p>
      <text:p text:style-name="Preformatted_20_Text">data/aero/timestep_info/00196/body_unsteady_forces</text:p>
      <text:p text:style-name="Preformatted_20_Text"><text:soft-page-break/>data/aero/timestep_info/00196/control_surface_deflection</text:p>
      <text:p text:style-name="Preformatted_20_Text">data/aero/timestep_info/00196/ct_dimensions</text:p>
      <text:p text:style-name="Preformatted_20_Text">data/aero/timestep_info/00196/ct_dimensions_star</text:p>
      <text:p text:style-name="Preformatted_20_Text">data/aero/timestep_info/00196/dimensions</text:p>
      <text:p text:style-name="Preformatted_20_Text">data/aero/timestep_info/00196/dimensions_star</text:p>
      <text:p text:style-name="Preformatted_20_Text">data/aero/timestep_info/00196/dist_to_orig/00000</text:p>
      <text:p text:style-name="Preformatted_20_Text">data/aero/timestep_info/00196/dist_to_orig/00001</text:p>
      <text:p text:style-name="Preformatted_20_Text">data/aero/timestep_info/00196/dist_to_orig/00002</text:p>
      <text:p text:style-name="Preformatted_20_Text">data/aero/timestep_info/00196/dist_to_orig/00003</text:p>
      <text:p text:style-name="Preformatted_20_Text">data/aero/timestep_info/00196/dist_to_orig/_read_as</text:p>
      <text:p text:style-name="Preformatted_20_Text">data/aero/timestep_info/00196/dynamic_forces/00000</text:p>
      <text:p text:style-name="Preformatted_20_Text">data/aero/timestep_info/00196/dynamic_forces/00001</text:p>
      <text:p text:style-name="Preformatted_20_Text">data/aero/timestep_info/00196/dynamic_forces/00002</text:p>
      <text:p text:style-name="Preformatted_20_Text">data/aero/timestep_info/00196/dynamic_forces/00003</text:p>
      <text:p text:style-name="Preformatted_20_Text">data/aero/timestep_info/00196/dynamic_forces/_read_as</text:p>
      <text:p text:style-name="Preformatted_20_Text">data/aero/timestep_info/00196/flag_zeta_phantom</text:p>
      <text:p text:style-name="Preformatted_20_Text">data/aero/timestep_info/00196/forces/00000</text:p>
      <text:p text:style-name="Preformatted_20_Text">data/aero/timestep_info/00196/forces/00001</text:p>
      <text:p text:style-name="Preformatted_20_Text">data/aero/timestep_info/00196/forces/00002</text:p>
      <text:p text:style-name="Preformatted_20_Text">data/aero/timestep_info/00196/forces/00003</text:p>
      <text:p text:style-name="Preformatted_20_Text">data/aero/timestep_info/00196/forces/_read_as</text:p>
      <text:p text:style-name="Preformatted_20_Text">data/aero/timestep_info/00196/gamma/00000</text:p>
      <text:p text:style-name="Preformatted_20_Text">data/aero/timestep_info/00196/gamma/00001</text:p>
      <text:p text:style-name="Preformatted_20_Text">data/aero/timestep_info/00196/gamma/00002</text:p>
      <text:p text:style-name="Preformatted_20_Text">data/aero/timestep_info/00196/gamma/00003</text:p>
      <text:p text:style-name="Preformatted_20_Text">data/aero/timestep_info/00196/gamma/_read_as</text:p>
      <text:p text:style-name="Preformatted_20_Text">data/aero/timestep_info/00196/gamma_dot/00000</text:p>
      <text:p text:style-name="Preformatted_20_Text">data/aero/timestep_info/00196/gamma_dot/00001</text:p>
      <text:p text:style-name="Preformatted_20_Text">data/aero/timestep_info/00196/gamma_dot/00002</text:p>
      <text:p text:style-name="Preformatted_20_Text">data/aero/timestep_info/00196/gamma_dot/00003</text:p>
      <text:p text:style-name="Preformatted_20_Text">data/aero/timestep_info/00196/gamma_dot/_read_as</text:p>
      <text:p text:style-name="Preformatted_20_Text">data/aero/timestep_info/00196/gamma_star/00000</text:p>
      <text:p text:style-name="Preformatted_20_Text">data/aero/timestep_info/00196/gamma_star/00001</text:p>
      <text:p text:style-name="Preformatted_20_Text">data/aero/timestep_info/00196/gamma_star/00002</text:p>
      <text:p text:style-name="Preformatted_20_Text">data/aero/timestep_info/00196/gamma_star/00003</text:p>
      <text:p text:style-name="Preformatted_20_Text">data/aero/timestep_info/00196/gamma_star/_read_as</text:p>
      <text:p text:style-name="Preformatted_20_Text">data/aero/timestep_info/00196/in_global_AFoR</text:p>
      <text:p text:style-name="Preformatted_20_Text">data/aero/timestep_info/00196/inertial_steady_forces</text:p>
      <text:p text:style-name="Preformatted_20_Text">data/aero/timestep_info/00196/inertial_unsteady_forces</text:p>
      <text:p text:style-name="Preformatted_20_Text">data/aero/timestep_info/00196/n_surf</text:p>
      <text:p text:style-name="Preformatted_20_Text">data/aero/timestep_info/00196/normals/00000</text:p>
      <text:p text:style-name="Preformatted_20_Text">data/aero/timestep_info/00196/normals/00001</text:p>
      <text:p text:style-name="Preformatted_20_Text">data/aero/timestep_info/00196/normals/00002</text:p>
      <text:p text:style-name="Preformatted_20_Text">data/aero/timestep_info/00196/normals/00003</text:p>
      <text:p text:style-name="Preformatted_20_Text">data/aero/timestep_info/00196/normals/_read_as</text:p>
      <text:p text:style-name="Preformatted_20_Text">data/aero/timestep_info/00196/postproc_cell/_read_as</text:p>
      <text:p text:style-name="Preformatted_20_Text">data/aero/timestep_info/00196/postproc_node/_read_as</text:p>
      <text:p text:style-name="Preformatted_20_Text">data/aero/timestep_info/00196/u_ext/00000</text:p>
      <text:p text:style-name="Preformatted_20_Text">data/aero/timestep_info/00196/u_ext/00001</text:p>
      <text:p text:style-name="Preformatted_20_Text">data/aero/timestep_info/00196/u_ext/00002</text:p>
      <text:p text:style-name="Preformatted_20_Text">data/aero/timestep_info/00196/u_ext/00003</text:p>
      <text:p text:style-name="Preformatted_20_Text">data/aero/timestep_info/00196/u_ext/_read_as</text:p>
      <text:p text:style-name="Preformatted_20_Text">data/aero/timestep_info/00196/u_ext_star/00000</text:p>
      <text:p text:style-name="Preformatted_20_Text">data/aero/timestep_info/00196/u_ext_star/00001</text:p>
      <text:p text:style-name="Preformatted_20_Text">data/aero/timestep_info/00196/u_ext_star/00002</text:p>
      <text:p text:style-name="Preformatted_20_Text">data/aero/timestep_info/00196/u_ext_star/00003</text:p>
      <text:p text:style-name="Preformatted_20_Text">data/aero/timestep_info/00196/u_ext_star/_read_as</text:p>
      <text:p text:style-name="Preformatted_20_Text">data/aero/timestep_info/00196/wake_conv_vel/00000</text:p>
      <text:p text:style-name="Preformatted_20_Text">data/aero/timestep_info/00196/wake_conv_vel/00001</text:p>
      <text:p text:style-name="Preformatted_20_Text">data/aero/timestep_info/00196/wake_conv_vel/00002</text:p>
      <text:p text:style-name="Preformatted_20_Text">data/aero/timestep_info/00196/wake_conv_vel/00003</text:p>
      <text:p text:style-name="Preformatted_20_Text">data/aero/timestep_info/00196/wake_conv_vel/_read_as</text:p>
      <text:p text:style-name="Preformatted_20_Text">data/aero/timestep_info/00196/zeta/00000</text:p>
      <text:p text:style-name="Preformatted_20_Text">data/aero/timestep_info/00196/zeta/00001</text:p>
      <text:p text:style-name="Preformatted_20_Text"><text:soft-page-break/>data/aero/timestep_info/00196/zeta/00002</text:p>
      <text:p text:style-name="Preformatted_20_Text">data/aero/timestep_info/00196/zeta/00003</text:p>
      <text:p text:style-name="Preformatted_20_Text">data/aero/timestep_info/00196/zeta/_read_as</text:p>
      <text:p text:style-name="Preformatted_20_Text">data/aero/timestep_info/00196/zeta_dot/00000</text:p>
      <text:p text:style-name="Preformatted_20_Text">data/aero/timestep_info/00196/zeta_dot/00001</text:p>
      <text:p text:style-name="Preformatted_20_Text">data/aero/timestep_info/00196/zeta_dot/00002</text:p>
      <text:p text:style-name="Preformatted_20_Text">data/aero/timestep_info/00196/zeta_dot/00003</text:p>
      <text:p text:style-name="Preformatted_20_Text">data/aero/timestep_info/00196/zeta_dot/_read_as</text:p>
      <text:p text:style-name="Preformatted_20_Text">data/aero/timestep_info/00196/zeta_star/00000</text:p>
      <text:p text:style-name="Preformatted_20_Text">data/aero/timestep_info/00196/zeta_star/00001</text:p>
      <text:p text:style-name="Preformatted_20_Text">data/aero/timestep_info/00196/zeta_star/00002</text:p>
      <text:p text:style-name="Preformatted_20_Text">data/aero/timestep_info/00196/zeta_star/00003</text:p>
      <text:p text:style-name="Preformatted_20_Text">data/aero/timestep_info/00196/zeta_star/_read_as</text:p>
      <text:p text:style-name="Preformatted_20_Text">data/aero/timestep_info/00197/_read_as</text:p>
      <text:p text:style-name="Preformatted_20_Text">data/aero/timestep_info/00197/body_steady_forces</text:p>
      <text:p text:style-name="Preformatted_20_Text">data/aero/timestep_info/00197/body_unsteady_forces</text:p>
      <text:p text:style-name="Preformatted_20_Text">data/aero/timestep_info/00197/control_surface_deflection</text:p>
      <text:p text:style-name="Preformatted_20_Text">data/aero/timestep_info/00197/ct_dimensions</text:p>
      <text:p text:style-name="Preformatted_20_Text">data/aero/timestep_info/00197/ct_dimensions_star</text:p>
      <text:p text:style-name="Preformatted_20_Text">data/aero/timestep_info/00197/dimensions</text:p>
      <text:p text:style-name="Preformatted_20_Text">data/aero/timestep_info/00197/dimensions_star</text:p>
      <text:p text:style-name="Preformatted_20_Text">data/aero/timestep_info/00197/dist_to_orig/00000</text:p>
      <text:p text:style-name="Preformatted_20_Text">data/aero/timestep_info/00197/dist_to_orig/00001</text:p>
      <text:p text:style-name="Preformatted_20_Text">data/aero/timestep_info/00197/dist_to_orig/00002</text:p>
      <text:p text:style-name="Preformatted_20_Text">data/aero/timestep_info/00197/dist_to_orig/00003</text:p>
      <text:p text:style-name="Preformatted_20_Text">data/aero/timestep_info/00197/dist_to_orig/_read_as</text:p>
      <text:p text:style-name="Preformatted_20_Text">data/aero/timestep_info/00197/dynamic_forces/00000</text:p>
      <text:p text:style-name="Preformatted_20_Text">data/aero/timestep_info/00197/dynamic_forces/00001</text:p>
      <text:p text:style-name="Preformatted_20_Text">data/aero/timestep_info/00197/dynamic_forces/00002</text:p>
      <text:p text:style-name="Preformatted_20_Text">data/aero/timestep_info/00197/dynamic_forces/00003</text:p>
      <text:p text:style-name="Preformatted_20_Text">data/aero/timestep_info/00197/dynamic_forces/_read_as</text:p>
      <text:p text:style-name="Preformatted_20_Text">data/aero/timestep_info/00197/flag_zeta_phantom</text:p>
      <text:p text:style-name="Preformatted_20_Text">data/aero/timestep_info/00197/forces/00000</text:p>
      <text:p text:style-name="Preformatted_20_Text">data/aero/timestep_info/00197/forces/00001</text:p>
      <text:p text:style-name="Preformatted_20_Text">data/aero/timestep_info/00197/forces/00002</text:p>
      <text:p text:style-name="Preformatted_20_Text">data/aero/timestep_info/00197/forces/00003</text:p>
      <text:p text:style-name="Preformatted_20_Text">data/aero/timestep_info/00197/forces/_read_as</text:p>
      <text:p text:style-name="Preformatted_20_Text">data/aero/timestep_info/00197/gamma/00000</text:p>
      <text:p text:style-name="Preformatted_20_Text">data/aero/timestep_info/00197/gamma/00001</text:p>
      <text:p text:style-name="Preformatted_20_Text">data/aero/timestep_info/00197/gamma/00002</text:p>
      <text:p text:style-name="Preformatted_20_Text">data/aero/timestep_info/00197/gamma/00003</text:p>
      <text:p text:style-name="Preformatted_20_Text">data/aero/timestep_info/00197/gamma/_read_as</text:p>
      <text:p text:style-name="Preformatted_20_Text">data/aero/timestep_info/00197/gamma_dot/00000</text:p>
      <text:p text:style-name="Preformatted_20_Text">data/aero/timestep_info/00197/gamma_dot/00001</text:p>
      <text:p text:style-name="Preformatted_20_Text">data/aero/timestep_info/00197/gamma_dot/00002</text:p>
      <text:p text:style-name="Preformatted_20_Text">data/aero/timestep_info/00197/gamma_dot/00003</text:p>
      <text:p text:style-name="Preformatted_20_Text">data/aero/timestep_info/00197/gamma_dot/_read_as</text:p>
      <text:p text:style-name="Preformatted_20_Text">data/aero/timestep_info/00197/gamma_star/00000</text:p>
      <text:p text:style-name="Preformatted_20_Text">data/aero/timestep_info/00197/gamma_star/00001</text:p>
      <text:p text:style-name="Preformatted_20_Text">data/aero/timestep_info/00197/gamma_star/00002</text:p>
      <text:p text:style-name="Preformatted_20_Text">data/aero/timestep_info/00197/gamma_star/00003</text:p>
      <text:p text:style-name="Preformatted_20_Text">data/aero/timestep_info/00197/gamma_star/_read_as</text:p>
      <text:p text:style-name="Preformatted_20_Text">data/aero/timestep_info/00197/in_global_AFoR</text:p>
      <text:p text:style-name="Preformatted_20_Text">data/aero/timestep_info/00197/inertial_steady_forces</text:p>
      <text:p text:style-name="Preformatted_20_Text">data/aero/timestep_info/00197/inertial_unsteady_forces</text:p>
      <text:p text:style-name="Preformatted_20_Text">data/aero/timestep_info/00197/n_surf</text:p>
      <text:p text:style-name="Preformatted_20_Text">data/aero/timestep_info/00197/normals/00000</text:p>
      <text:p text:style-name="Preformatted_20_Text">data/aero/timestep_info/00197/normals/00001</text:p>
      <text:p text:style-name="Preformatted_20_Text">data/aero/timestep_info/00197/normals/00002</text:p>
      <text:p text:style-name="Preformatted_20_Text">data/aero/timestep_info/00197/normals/00003</text:p>
      <text:p text:style-name="Preformatted_20_Text">data/aero/timestep_info/00197/normals/_read_as</text:p>
      <text:p text:style-name="Preformatted_20_Text">data/aero/timestep_info/00197/postproc_cell/_read_as</text:p>
      <text:p text:style-name="Preformatted_20_Text">data/aero/timestep_info/00197/postproc_node/_read_as</text:p>
      <text:p text:style-name="Preformatted_20_Text">data/aero/timestep_info/00197/u_ext/00000</text:p>
      <text:p text:style-name="Preformatted_20_Text"><text:soft-page-break/>data/aero/timestep_info/00197/u_ext/00001</text:p>
      <text:p text:style-name="Preformatted_20_Text">data/aero/timestep_info/00197/u_ext/00002</text:p>
      <text:p text:style-name="Preformatted_20_Text">data/aero/timestep_info/00197/u_ext/00003</text:p>
      <text:p text:style-name="Preformatted_20_Text">data/aero/timestep_info/00197/u_ext/_read_as</text:p>
      <text:p text:style-name="Preformatted_20_Text">data/aero/timestep_info/00197/u_ext_star/00000</text:p>
      <text:p text:style-name="Preformatted_20_Text">data/aero/timestep_info/00197/u_ext_star/00001</text:p>
      <text:p text:style-name="Preformatted_20_Text">data/aero/timestep_info/00197/u_ext_star/00002</text:p>
      <text:p text:style-name="Preformatted_20_Text">data/aero/timestep_info/00197/u_ext_star/00003</text:p>
      <text:p text:style-name="Preformatted_20_Text">data/aero/timestep_info/00197/u_ext_star/_read_as</text:p>
      <text:p text:style-name="Preformatted_20_Text">data/aero/timestep_info/00197/wake_conv_vel/00000</text:p>
      <text:p text:style-name="Preformatted_20_Text">data/aero/timestep_info/00197/wake_conv_vel/00001</text:p>
      <text:p text:style-name="Preformatted_20_Text">data/aero/timestep_info/00197/wake_conv_vel/00002</text:p>
      <text:p text:style-name="Preformatted_20_Text">data/aero/timestep_info/00197/wake_conv_vel/00003</text:p>
      <text:p text:style-name="Preformatted_20_Text">data/aero/timestep_info/00197/wake_conv_vel/_read_as</text:p>
      <text:p text:style-name="Preformatted_20_Text">data/aero/timestep_info/00197/zeta/00000</text:p>
      <text:p text:style-name="Preformatted_20_Text">data/aero/timestep_info/00197/zeta/00001</text:p>
      <text:p text:style-name="Preformatted_20_Text">data/aero/timestep_info/00197/zeta/00002</text:p>
      <text:p text:style-name="Preformatted_20_Text">data/aero/timestep_info/00197/zeta/00003</text:p>
      <text:p text:style-name="Preformatted_20_Text">data/aero/timestep_info/00197/zeta/_read_as</text:p>
      <text:p text:style-name="Preformatted_20_Text">data/aero/timestep_info/00197/zeta_dot/00000</text:p>
      <text:p text:style-name="Preformatted_20_Text">data/aero/timestep_info/00197/zeta_dot/00001</text:p>
      <text:p text:style-name="Preformatted_20_Text">data/aero/timestep_info/00197/zeta_dot/00002</text:p>
      <text:p text:style-name="Preformatted_20_Text">data/aero/timestep_info/00197/zeta_dot/00003</text:p>
      <text:p text:style-name="Preformatted_20_Text">data/aero/timestep_info/00197/zeta_dot/_read_as</text:p>
      <text:p text:style-name="Preformatted_20_Text">data/aero/timestep_info/00197/zeta_star/00000</text:p>
      <text:p text:style-name="Preformatted_20_Text">data/aero/timestep_info/00197/zeta_star/00001</text:p>
      <text:p text:style-name="Preformatted_20_Text">data/aero/timestep_info/00197/zeta_star/00002</text:p>
      <text:p text:style-name="Preformatted_20_Text">data/aero/timestep_info/00197/zeta_star/00003</text:p>
      <text:p text:style-name="Preformatted_20_Text">data/aero/timestep_info/00197/zeta_star/_read_as</text:p>
      <text:p text:style-name="Preformatted_20_Text">data/aero/timestep_info/00198/_read_as</text:p>
      <text:p text:style-name="Preformatted_20_Text">data/aero/timestep_info/00198/body_steady_forces</text:p>
      <text:p text:style-name="Preformatted_20_Text">data/aero/timestep_info/00198/body_unsteady_forces</text:p>
      <text:p text:style-name="Preformatted_20_Text">data/aero/timestep_info/00198/control_surface_deflection</text:p>
      <text:p text:style-name="Preformatted_20_Text">data/aero/timestep_info/00198/ct_dimensions</text:p>
      <text:p text:style-name="Preformatted_20_Text">data/aero/timestep_info/00198/ct_dimensions_star</text:p>
      <text:p text:style-name="Preformatted_20_Text">data/aero/timestep_info/00198/dimensions</text:p>
      <text:p text:style-name="Preformatted_20_Text">data/aero/timestep_info/00198/dimensions_star</text:p>
      <text:p text:style-name="Preformatted_20_Text">data/aero/timestep_info/00198/dist_to_orig/00000</text:p>
      <text:p text:style-name="Preformatted_20_Text">data/aero/timestep_info/00198/dist_to_orig/00001</text:p>
      <text:p text:style-name="Preformatted_20_Text">data/aero/timestep_info/00198/dist_to_orig/00002</text:p>
      <text:p text:style-name="Preformatted_20_Text">data/aero/timestep_info/00198/dist_to_orig/00003</text:p>
      <text:p text:style-name="Preformatted_20_Text">data/aero/timestep_info/00198/dist_to_orig/_read_as</text:p>
      <text:p text:style-name="Preformatted_20_Text">data/aero/timestep_info/00198/dynamic_forces/00000</text:p>
      <text:p text:style-name="Preformatted_20_Text">data/aero/timestep_info/00198/dynamic_forces/00001</text:p>
      <text:p text:style-name="Preformatted_20_Text">data/aero/timestep_info/00198/dynamic_forces/00002</text:p>
      <text:p text:style-name="Preformatted_20_Text">data/aero/timestep_info/00198/dynamic_forces/00003</text:p>
      <text:p text:style-name="Preformatted_20_Text">data/aero/timestep_info/00198/dynamic_forces/_read_as</text:p>
      <text:p text:style-name="Preformatted_20_Text">data/aero/timestep_info/00198/flag_zeta_phantom</text:p>
      <text:p text:style-name="Preformatted_20_Text">data/aero/timestep_info/00198/forces/00000</text:p>
      <text:p text:style-name="Preformatted_20_Text">data/aero/timestep_info/00198/forces/00001</text:p>
      <text:p text:style-name="Preformatted_20_Text">data/aero/timestep_info/00198/forces/00002</text:p>
      <text:p text:style-name="Preformatted_20_Text">data/aero/timestep_info/00198/forces/00003</text:p>
      <text:p text:style-name="Preformatted_20_Text">data/aero/timestep_info/00198/forces/_read_as</text:p>
      <text:p text:style-name="Preformatted_20_Text">data/aero/timestep_info/00198/gamma/00000</text:p>
      <text:p text:style-name="Preformatted_20_Text">data/aero/timestep_info/00198/gamma/00001</text:p>
      <text:p text:style-name="Preformatted_20_Text">data/aero/timestep_info/00198/gamma/00002</text:p>
      <text:p text:style-name="Preformatted_20_Text">data/aero/timestep_info/00198/gamma/00003</text:p>
      <text:p text:style-name="Preformatted_20_Text">data/aero/timestep_info/00198/gamma/_read_as</text:p>
      <text:p text:style-name="Preformatted_20_Text">data/aero/timestep_info/00198/gamma_dot/00000</text:p>
      <text:p text:style-name="Preformatted_20_Text">data/aero/timestep_info/00198/gamma_dot/00001</text:p>
      <text:p text:style-name="Preformatted_20_Text">data/aero/timestep_info/00198/gamma_dot/00002</text:p>
      <text:p text:style-name="Preformatted_20_Text">data/aero/timestep_info/00198/gamma_dot/00003</text:p>
      <text:p text:style-name="Preformatted_20_Text">data/aero/timestep_info/00198/gamma_dot/_read_as</text:p>
      <text:p text:style-name="Preformatted_20_Text">data/aero/timestep_info/00198/gamma_star/00000</text:p>
      <text:p text:style-name="Preformatted_20_Text"><text:soft-page-break/>data/aero/timestep_info/00198/gamma_star/00001</text:p>
      <text:p text:style-name="Preformatted_20_Text">data/aero/timestep_info/00198/gamma_star/00002</text:p>
      <text:p text:style-name="Preformatted_20_Text">data/aero/timestep_info/00198/gamma_star/00003</text:p>
      <text:p text:style-name="Preformatted_20_Text">data/aero/timestep_info/00198/gamma_star/_read_as</text:p>
      <text:p text:style-name="Preformatted_20_Text">data/aero/timestep_info/00198/in_global_AFoR</text:p>
      <text:p text:style-name="Preformatted_20_Text">data/aero/timestep_info/00198/inertial_steady_forces</text:p>
      <text:p text:style-name="Preformatted_20_Text">data/aero/timestep_info/00198/inertial_unsteady_forces</text:p>
      <text:p text:style-name="Preformatted_20_Text">data/aero/timestep_info/00198/n_surf</text:p>
      <text:p text:style-name="Preformatted_20_Text">data/aero/timestep_info/00198/normals/00000</text:p>
      <text:p text:style-name="Preformatted_20_Text">data/aero/timestep_info/00198/normals/00001</text:p>
      <text:p text:style-name="Preformatted_20_Text">data/aero/timestep_info/00198/normals/00002</text:p>
      <text:p text:style-name="Preformatted_20_Text">data/aero/timestep_info/00198/normals/00003</text:p>
      <text:p text:style-name="Preformatted_20_Text">data/aero/timestep_info/00198/normals/_read_as</text:p>
      <text:p text:style-name="Preformatted_20_Text">data/aero/timestep_info/00198/postproc_cell/_read_as</text:p>
      <text:p text:style-name="Preformatted_20_Text">data/aero/timestep_info/00198/postproc_node/_read_as</text:p>
      <text:p text:style-name="Preformatted_20_Text">data/aero/timestep_info/00198/u_ext/00000</text:p>
      <text:p text:style-name="Preformatted_20_Text">data/aero/timestep_info/00198/u_ext/00001</text:p>
      <text:p text:style-name="Preformatted_20_Text">data/aero/timestep_info/00198/u_ext/00002</text:p>
      <text:p text:style-name="Preformatted_20_Text">data/aero/timestep_info/00198/u_ext/00003</text:p>
      <text:p text:style-name="Preformatted_20_Text">data/aero/timestep_info/00198/u_ext/_read_as</text:p>
      <text:p text:style-name="Preformatted_20_Text">data/aero/timestep_info/00198/u_ext_star/00000</text:p>
      <text:p text:style-name="Preformatted_20_Text">data/aero/timestep_info/00198/u_ext_star/00001</text:p>
      <text:p text:style-name="Preformatted_20_Text">data/aero/timestep_info/00198/u_ext_star/00002</text:p>
      <text:p text:style-name="Preformatted_20_Text">data/aero/timestep_info/00198/u_ext_star/00003</text:p>
      <text:p text:style-name="Preformatted_20_Text">data/aero/timestep_info/00198/u_ext_star/_read_as</text:p>
      <text:p text:style-name="Preformatted_20_Text">data/aero/timestep_info/00198/wake_conv_vel/00000</text:p>
      <text:p text:style-name="Preformatted_20_Text">data/aero/timestep_info/00198/wake_conv_vel/00001</text:p>
      <text:p text:style-name="Preformatted_20_Text">data/aero/timestep_info/00198/wake_conv_vel/00002</text:p>
      <text:p text:style-name="Preformatted_20_Text">data/aero/timestep_info/00198/wake_conv_vel/00003</text:p>
      <text:p text:style-name="Preformatted_20_Text">data/aero/timestep_info/00198/wake_conv_vel/_read_as</text:p>
      <text:p text:style-name="Preformatted_20_Text">data/aero/timestep_info/00198/zeta/00000</text:p>
      <text:p text:style-name="Preformatted_20_Text">data/aero/timestep_info/00198/zeta/00001</text:p>
      <text:p text:style-name="Preformatted_20_Text">data/aero/timestep_info/00198/zeta/00002</text:p>
      <text:p text:style-name="Preformatted_20_Text">data/aero/timestep_info/00198/zeta/00003</text:p>
      <text:p text:style-name="Preformatted_20_Text">data/aero/timestep_info/00198/zeta/_read_as</text:p>
      <text:p text:style-name="Preformatted_20_Text">data/aero/timestep_info/00198/zeta_dot/00000</text:p>
      <text:p text:style-name="Preformatted_20_Text">data/aero/timestep_info/00198/zeta_dot/00001</text:p>
      <text:p text:style-name="Preformatted_20_Text">data/aero/timestep_info/00198/zeta_dot/00002</text:p>
      <text:p text:style-name="Preformatted_20_Text">data/aero/timestep_info/00198/zeta_dot/00003</text:p>
      <text:p text:style-name="Preformatted_20_Text">data/aero/timestep_info/00198/zeta_dot/_read_as</text:p>
      <text:p text:style-name="Preformatted_20_Text">data/aero/timestep_info/00198/zeta_star/00000</text:p>
      <text:p text:style-name="Preformatted_20_Text">data/aero/timestep_info/00198/zeta_star/00001</text:p>
      <text:p text:style-name="Preformatted_20_Text">data/aero/timestep_info/00198/zeta_star/00002</text:p>
      <text:p text:style-name="Preformatted_20_Text">data/aero/timestep_info/00198/zeta_star/00003</text:p>
      <text:p text:style-name="Preformatted_20_Text">data/aero/timestep_info/00198/zeta_star/_read_as</text:p>
      <text:p text:style-name="Preformatted_20_Text">data/aero/timestep_info/00199/_read_as</text:p>
      <text:p text:style-name="Preformatted_20_Text">data/aero/timestep_info/00199/body_steady_forces</text:p>
      <text:p text:style-name="Preformatted_20_Text">data/aero/timestep_info/00199/body_unsteady_forces</text:p>
      <text:p text:style-name="Preformatted_20_Text">data/aero/timestep_info/00199/control_surface_deflection</text:p>
      <text:p text:style-name="Preformatted_20_Text">data/aero/timestep_info/00199/ct_dimensions</text:p>
      <text:p text:style-name="Preformatted_20_Text">data/aero/timestep_info/00199/ct_dimensions_star</text:p>
      <text:p text:style-name="Preformatted_20_Text">data/aero/timestep_info/00199/dimensions</text:p>
      <text:p text:style-name="Preformatted_20_Text">data/aero/timestep_info/00199/dimensions_star</text:p>
      <text:p text:style-name="Preformatted_20_Text">data/aero/timestep_info/00199/dist_to_orig/00000</text:p>
      <text:p text:style-name="Preformatted_20_Text">data/aero/timestep_info/00199/dist_to_orig/00001</text:p>
      <text:p text:style-name="Preformatted_20_Text">data/aero/timestep_info/00199/dist_to_orig/00002</text:p>
      <text:p text:style-name="Preformatted_20_Text">data/aero/timestep_info/00199/dist_to_orig/00003</text:p>
      <text:p text:style-name="Preformatted_20_Text">data/aero/timestep_info/00199/dist_to_orig/_read_as</text:p>
      <text:p text:style-name="Preformatted_20_Text">data/aero/timestep_info/00199/dynamic_forces/00000</text:p>
      <text:p text:style-name="Preformatted_20_Text">data/aero/timestep_info/00199/dynamic_forces/00001</text:p>
      <text:p text:style-name="Preformatted_20_Text">data/aero/timestep_info/00199/dynamic_forces/00002</text:p>
      <text:p text:style-name="Preformatted_20_Text">data/aero/timestep_info/00199/dynamic_forces/00003</text:p>
      <text:p text:style-name="Preformatted_20_Text">data/aero/timestep_info/00199/dynamic_forces/_read_as</text:p>
      <text:p text:style-name="Preformatted_20_Text">data/aero/timestep_info/00199/flag_zeta_phantom</text:p>
      <text:p text:style-name="Preformatted_20_Text"><text:soft-page-break/>data/aero/timestep_info/00199/forces/00000</text:p>
      <text:p text:style-name="Preformatted_20_Text">data/aero/timestep_info/00199/forces/00001</text:p>
      <text:p text:style-name="Preformatted_20_Text">data/aero/timestep_info/00199/forces/00002</text:p>
      <text:p text:style-name="Preformatted_20_Text">data/aero/timestep_info/00199/forces/00003</text:p>
      <text:p text:style-name="Preformatted_20_Text">data/aero/timestep_info/00199/forces/_read_as</text:p>
      <text:p text:style-name="Preformatted_20_Text">data/aero/timestep_info/00199/gamma/00000</text:p>
      <text:p text:style-name="Preformatted_20_Text">data/aero/timestep_info/00199/gamma/00001</text:p>
      <text:p text:style-name="Preformatted_20_Text">data/aero/timestep_info/00199/gamma/00002</text:p>
      <text:p text:style-name="Preformatted_20_Text">data/aero/timestep_info/00199/gamma/00003</text:p>
      <text:p text:style-name="Preformatted_20_Text">data/aero/timestep_info/00199/gamma/_read_as</text:p>
      <text:p text:style-name="Preformatted_20_Text">data/aero/timestep_info/00199/gamma_dot/00000</text:p>
      <text:p text:style-name="Preformatted_20_Text">data/aero/timestep_info/00199/gamma_dot/00001</text:p>
      <text:p text:style-name="Preformatted_20_Text">data/aero/timestep_info/00199/gamma_dot/00002</text:p>
      <text:p text:style-name="Preformatted_20_Text">data/aero/timestep_info/00199/gamma_dot/00003</text:p>
      <text:p text:style-name="Preformatted_20_Text">data/aero/timestep_info/00199/gamma_dot/_read_as</text:p>
      <text:p text:style-name="Preformatted_20_Text">data/aero/timestep_info/00199/gamma_star/00000</text:p>
      <text:p text:style-name="Preformatted_20_Text">data/aero/timestep_info/00199/gamma_star/00001</text:p>
      <text:p text:style-name="Preformatted_20_Text">data/aero/timestep_info/00199/gamma_star/00002</text:p>
      <text:p text:style-name="Preformatted_20_Text">data/aero/timestep_info/00199/gamma_star/00003</text:p>
      <text:p text:style-name="Preformatted_20_Text">data/aero/timestep_info/00199/gamma_star/_read_as</text:p>
      <text:p text:style-name="Preformatted_20_Text">data/aero/timestep_info/00199/in_global_AFoR</text:p>
      <text:p text:style-name="Preformatted_20_Text">data/aero/timestep_info/00199/inertial_steady_forces</text:p>
      <text:p text:style-name="Preformatted_20_Text">data/aero/timestep_info/00199/inertial_unsteady_forces</text:p>
      <text:p text:style-name="Preformatted_20_Text">data/aero/timestep_info/00199/n_surf</text:p>
      <text:p text:style-name="Preformatted_20_Text">data/aero/timestep_info/00199/normals/00000</text:p>
      <text:p text:style-name="Preformatted_20_Text">data/aero/timestep_info/00199/normals/00001</text:p>
      <text:p text:style-name="Preformatted_20_Text">data/aero/timestep_info/00199/normals/00002</text:p>
      <text:p text:style-name="Preformatted_20_Text">data/aero/timestep_info/00199/normals/00003</text:p>
      <text:p text:style-name="Preformatted_20_Text">data/aero/timestep_info/00199/normals/_read_as</text:p>
      <text:p text:style-name="Preformatted_20_Text">data/aero/timestep_info/00199/postproc_cell/_read_as</text:p>
      <text:p text:style-name="Preformatted_20_Text">data/aero/timestep_info/00199/postproc_node/_read_as</text:p>
      <text:p text:style-name="Preformatted_20_Text">data/aero/timestep_info/00199/u_ext/00000</text:p>
      <text:p text:style-name="Preformatted_20_Text">data/aero/timestep_info/00199/u_ext/00001</text:p>
      <text:p text:style-name="Preformatted_20_Text">data/aero/timestep_info/00199/u_ext/00002</text:p>
      <text:p text:style-name="Preformatted_20_Text">data/aero/timestep_info/00199/u_ext/00003</text:p>
      <text:p text:style-name="Preformatted_20_Text">data/aero/timestep_info/00199/u_ext/_read_as</text:p>
      <text:p text:style-name="Preformatted_20_Text">data/aero/timestep_info/00199/u_ext_star/00000</text:p>
      <text:p text:style-name="Preformatted_20_Text">data/aero/timestep_info/00199/u_ext_star/00001</text:p>
      <text:p text:style-name="Preformatted_20_Text">data/aero/timestep_info/00199/u_ext_star/00002</text:p>
      <text:p text:style-name="Preformatted_20_Text">data/aero/timestep_info/00199/u_ext_star/00003</text:p>
      <text:p text:style-name="Preformatted_20_Text">data/aero/timestep_info/00199/u_ext_star/_read_as</text:p>
      <text:p text:style-name="Preformatted_20_Text">data/aero/timestep_info/00199/wake_conv_vel/00000</text:p>
      <text:p text:style-name="Preformatted_20_Text">data/aero/timestep_info/00199/wake_conv_vel/00001</text:p>
      <text:p text:style-name="Preformatted_20_Text">data/aero/timestep_info/00199/wake_conv_vel/00002</text:p>
      <text:p text:style-name="Preformatted_20_Text">data/aero/timestep_info/00199/wake_conv_vel/00003</text:p>
      <text:p text:style-name="Preformatted_20_Text">data/aero/timestep_info/00199/wake_conv_vel/_read_as</text:p>
      <text:p text:style-name="Preformatted_20_Text">data/aero/timestep_info/00199/zeta/00000</text:p>
      <text:p text:style-name="Preformatted_20_Text">data/aero/timestep_info/00199/zeta/00001</text:p>
      <text:p text:style-name="Preformatted_20_Text">data/aero/timestep_info/00199/zeta/00002</text:p>
      <text:p text:style-name="Preformatted_20_Text">data/aero/timestep_info/00199/zeta/00003</text:p>
      <text:p text:style-name="Preformatted_20_Text">data/aero/timestep_info/00199/zeta/_read_as</text:p>
      <text:p text:style-name="Preformatted_20_Text">data/aero/timestep_info/00199/zeta_dot/00000</text:p>
      <text:p text:style-name="Preformatted_20_Text">data/aero/timestep_info/00199/zeta_dot/00001</text:p>
      <text:p text:style-name="Preformatted_20_Text">data/aero/timestep_info/00199/zeta_dot/00002</text:p>
      <text:p text:style-name="Preformatted_20_Text">data/aero/timestep_info/00199/zeta_dot/00003</text:p>
      <text:p text:style-name="Preformatted_20_Text">data/aero/timestep_info/00199/zeta_dot/_read_as</text:p>
      <text:p text:style-name="Preformatted_20_Text">data/aero/timestep_info/00199/zeta_star/00000</text:p>
      <text:p text:style-name="Preformatted_20_Text">data/aero/timestep_info/00199/zeta_star/00001</text:p>
      <text:p text:style-name="Preformatted_20_Text">data/aero/timestep_info/00199/zeta_star/00002</text:p>
      <text:p text:style-name="Preformatted_20_Text">data/aero/timestep_info/00199/zeta_star/00003</text:p>
      <text:p text:style-name="Preformatted_20_Text">data/aero/timestep_info/00199/zeta_star/_read_as</text:p>
      <text:p text:style-name="Preformatted_20_Text">data/aero/timestep_info/00200/_read_as</text:p>
      <text:p text:style-name="Preformatted_20_Text">data/aero/timestep_info/00200/body_steady_forces</text:p>
      <text:p text:style-name="Preformatted_20_Text">data/aero/timestep_info/00200/body_unsteady_forces</text:p>
      <text:p text:style-name="Preformatted_20_Text"><text:soft-page-break/>data/aero/timestep_info/00200/control_surface_deflection</text:p>
      <text:p text:style-name="Preformatted_20_Text">data/aero/timestep_info/00200/ct_dimensions</text:p>
      <text:p text:style-name="Preformatted_20_Text">data/aero/timestep_info/00200/ct_dimensions_star</text:p>
      <text:p text:style-name="Preformatted_20_Text">data/aero/timestep_info/00200/dimensions</text:p>
      <text:p text:style-name="Preformatted_20_Text">data/aero/timestep_info/00200/dimensions_star</text:p>
      <text:p text:style-name="Preformatted_20_Text">data/aero/timestep_info/00200/dist_to_orig/00000</text:p>
      <text:p text:style-name="Preformatted_20_Text">data/aero/timestep_info/00200/dist_to_orig/00001</text:p>
      <text:p text:style-name="Preformatted_20_Text">data/aero/timestep_info/00200/dist_to_orig/00002</text:p>
      <text:p text:style-name="Preformatted_20_Text">data/aero/timestep_info/00200/dist_to_orig/00003</text:p>
      <text:p text:style-name="Preformatted_20_Text">data/aero/timestep_info/00200/dist_to_orig/_read_as</text:p>
      <text:p text:style-name="Preformatted_20_Text">data/aero/timestep_info/00200/dynamic_forces/00000</text:p>
      <text:p text:style-name="Preformatted_20_Text">data/aero/timestep_info/00200/dynamic_forces/00001</text:p>
      <text:p text:style-name="Preformatted_20_Text">data/aero/timestep_info/00200/dynamic_forces/00002</text:p>
      <text:p text:style-name="Preformatted_20_Text">data/aero/timestep_info/00200/dynamic_forces/00003</text:p>
      <text:p text:style-name="Preformatted_20_Text">data/aero/timestep_info/00200/dynamic_forces/_read_as</text:p>
      <text:p text:style-name="Preformatted_20_Text">data/aero/timestep_info/00200/flag_zeta_phantom</text:p>
      <text:p text:style-name="Preformatted_20_Text">data/aero/timestep_info/00200/forces/00000</text:p>
      <text:p text:style-name="Preformatted_20_Text">data/aero/timestep_info/00200/forces/00001</text:p>
      <text:p text:style-name="Preformatted_20_Text">data/aero/timestep_info/00200/forces/00002</text:p>
      <text:p text:style-name="Preformatted_20_Text">data/aero/timestep_info/00200/forces/00003</text:p>
      <text:p text:style-name="Preformatted_20_Text">data/aero/timestep_info/00200/forces/_read_as</text:p>
      <text:p text:style-name="Preformatted_20_Text">data/aero/timestep_info/00200/gamma/00000</text:p>
      <text:p text:style-name="Preformatted_20_Text">data/aero/timestep_info/00200/gamma/00001</text:p>
      <text:p text:style-name="Preformatted_20_Text">data/aero/timestep_info/00200/gamma/00002</text:p>
      <text:p text:style-name="Preformatted_20_Text">data/aero/timestep_info/00200/gamma/00003</text:p>
      <text:p text:style-name="Preformatted_20_Text">data/aero/timestep_info/00200/gamma/_read_as</text:p>
      <text:p text:style-name="Preformatted_20_Text">data/aero/timestep_info/00200/gamma_dot/00000</text:p>
      <text:p text:style-name="Preformatted_20_Text">data/aero/timestep_info/00200/gamma_dot/00001</text:p>
      <text:p text:style-name="Preformatted_20_Text">data/aero/timestep_info/00200/gamma_dot/00002</text:p>
      <text:p text:style-name="Preformatted_20_Text">data/aero/timestep_info/00200/gamma_dot/00003</text:p>
      <text:p text:style-name="Preformatted_20_Text">data/aero/timestep_info/00200/gamma_dot/_read_as</text:p>
      <text:p text:style-name="Preformatted_20_Text">data/aero/timestep_info/00200/gamma_star/00000</text:p>
      <text:p text:style-name="Preformatted_20_Text">data/aero/timestep_info/00200/gamma_star/00001</text:p>
      <text:p text:style-name="Preformatted_20_Text">data/aero/timestep_info/00200/gamma_star/00002</text:p>
      <text:p text:style-name="Preformatted_20_Text">data/aero/timestep_info/00200/gamma_star/00003</text:p>
      <text:p text:style-name="Preformatted_20_Text">data/aero/timestep_info/00200/gamma_star/_read_as</text:p>
      <text:p text:style-name="Preformatted_20_Text">data/aero/timestep_info/00200/in_global_AFoR</text:p>
      <text:p text:style-name="Preformatted_20_Text">data/aero/timestep_info/00200/inertial_steady_forces</text:p>
      <text:p text:style-name="Preformatted_20_Text">data/aero/timestep_info/00200/inertial_unsteady_forces</text:p>
      <text:p text:style-name="Preformatted_20_Text">data/aero/timestep_info/00200/n_surf</text:p>
      <text:p text:style-name="Preformatted_20_Text">data/aero/timestep_info/00200/normals/00000</text:p>
      <text:p text:style-name="Preformatted_20_Text">data/aero/timestep_info/00200/normals/00001</text:p>
      <text:p text:style-name="Preformatted_20_Text">data/aero/timestep_info/00200/normals/00002</text:p>
      <text:p text:style-name="Preformatted_20_Text">data/aero/timestep_info/00200/normals/00003</text:p>
      <text:p text:style-name="Preformatted_20_Text">data/aero/timestep_info/00200/normals/_read_as</text:p>
      <text:p text:style-name="Preformatted_20_Text">data/aero/timestep_info/00200/postproc_cell/_read_as</text:p>
      <text:p text:style-name="Preformatted_20_Text">data/aero/timestep_info/00200/postproc_node/_read_as</text:p>
      <text:p text:style-name="Preformatted_20_Text">data/aero/timestep_info/00200/u_ext/00000</text:p>
      <text:p text:style-name="Preformatted_20_Text">data/aero/timestep_info/00200/u_ext/00001</text:p>
      <text:p text:style-name="Preformatted_20_Text">data/aero/timestep_info/00200/u_ext/00002</text:p>
      <text:p text:style-name="Preformatted_20_Text">data/aero/timestep_info/00200/u_ext/00003</text:p>
      <text:p text:style-name="Preformatted_20_Text">data/aero/timestep_info/00200/u_ext/_read_as</text:p>
      <text:p text:style-name="Preformatted_20_Text">data/aero/timestep_info/00200/u_ext_star/00000</text:p>
      <text:p text:style-name="Preformatted_20_Text">data/aero/timestep_info/00200/u_ext_star/00001</text:p>
      <text:p text:style-name="Preformatted_20_Text">data/aero/timestep_info/00200/u_ext_star/00002</text:p>
      <text:p text:style-name="Preformatted_20_Text">data/aero/timestep_info/00200/u_ext_star/00003</text:p>
      <text:p text:style-name="Preformatted_20_Text">data/aero/timestep_info/00200/u_ext_star/_read_as</text:p>
      <text:p text:style-name="Preformatted_20_Text">data/aero/timestep_info/00200/wake_conv_vel/00000</text:p>
      <text:p text:style-name="Preformatted_20_Text">data/aero/timestep_info/00200/wake_conv_vel/00001</text:p>
      <text:p text:style-name="Preformatted_20_Text">data/aero/timestep_info/00200/wake_conv_vel/00002</text:p>
      <text:p text:style-name="Preformatted_20_Text">data/aero/timestep_info/00200/wake_conv_vel/00003</text:p>
      <text:p text:style-name="Preformatted_20_Text">data/aero/timestep_info/00200/wake_conv_vel/_read_as</text:p>
      <text:p text:style-name="Preformatted_20_Text">data/aero/timestep_info/00200/zeta/00000</text:p>
      <text:p text:style-name="Preformatted_20_Text">data/aero/timestep_info/00200/zeta/00001</text:p>
      <text:p text:style-name="Preformatted_20_Text"><text:soft-page-break/>data/aero/timestep_info/00200/zeta/00002</text:p>
      <text:p text:style-name="Preformatted_20_Text">data/aero/timestep_info/00200/zeta/00003</text:p>
      <text:p text:style-name="Preformatted_20_Text">data/aero/timestep_info/00200/zeta/_read_as</text:p>
      <text:p text:style-name="Preformatted_20_Text">data/aero/timestep_info/00200/zeta_dot/00000</text:p>
      <text:p text:style-name="Preformatted_20_Text">data/aero/timestep_info/00200/zeta_dot/00001</text:p>
      <text:p text:style-name="Preformatted_20_Text">data/aero/timestep_info/00200/zeta_dot/00002</text:p>
      <text:p text:style-name="Preformatted_20_Text">data/aero/timestep_info/00200/zeta_dot/00003</text:p>
      <text:p text:style-name="Preformatted_20_Text">data/aero/timestep_info/00200/zeta_dot/_read_as</text:p>
      <text:p text:style-name="Preformatted_20_Text">data/aero/timestep_info/00200/zeta_star/00000</text:p>
      <text:p text:style-name="Preformatted_20_Text">data/aero/timestep_info/00200/zeta_star/00001</text:p>
      <text:p text:style-name="Preformatted_20_Text">data/aero/timestep_info/00200/zeta_star/00002</text:p>
      <text:p text:style-name="Preformatted_20_Text">data/aero/timestep_info/00200/zeta_star/00003</text:p>
      <text:p text:style-name="Preformatted_20_Text">data/aero/timestep_info/00200/zeta_star/_read_as</text:p>
      <text:p text:style-name="Preformatted_20_Text">data/aero/timestep_info/00201/_read_as</text:p>
      <text:p text:style-name="Preformatted_20_Text">data/aero/timestep_info/00201/body_steady_forces</text:p>
      <text:p text:style-name="Preformatted_20_Text">data/aero/timestep_info/00201/body_unsteady_forces</text:p>
      <text:p text:style-name="Preformatted_20_Text">data/aero/timestep_info/00201/control_surface_deflection</text:p>
      <text:p text:style-name="Preformatted_20_Text">data/aero/timestep_info/00201/ct_dimensions</text:p>
      <text:p text:style-name="Preformatted_20_Text">data/aero/timestep_info/00201/ct_dimensions_star</text:p>
      <text:p text:style-name="Preformatted_20_Text">data/aero/timestep_info/00201/dimensions</text:p>
      <text:p text:style-name="Preformatted_20_Text">data/aero/timestep_info/00201/dimensions_star</text:p>
      <text:p text:style-name="Preformatted_20_Text">data/aero/timestep_info/00201/dist_to_orig/00000</text:p>
      <text:p text:style-name="Preformatted_20_Text">data/aero/timestep_info/00201/dist_to_orig/00001</text:p>
      <text:p text:style-name="Preformatted_20_Text">data/aero/timestep_info/00201/dist_to_orig/00002</text:p>
      <text:p text:style-name="Preformatted_20_Text">data/aero/timestep_info/00201/dist_to_orig/00003</text:p>
      <text:p text:style-name="Preformatted_20_Text">data/aero/timestep_info/00201/dist_to_orig/_read_as</text:p>
      <text:p text:style-name="Preformatted_20_Text">data/aero/timestep_info/00201/dynamic_forces/00000</text:p>
      <text:p text:style-name="Preformatted_20_Text">data/aero/timestep_info/00201/dynamic_forces/00001</text:p>
      <text:p text:style-name="Preformatted_20_Text">data/aero/timestep_info/00201/dynamic_forces/00002</text:p>
      <text:p text:style-name="Preformatted_20_Text">data/aero/timestep_info/00201/dynamic_forces/00003</text:p>
      <text:p text:style-name="Preformatted_20_Text">data/aero/timestep_info/00201/dynamic_forces/_read_as</text:p>
      <text:p text:style-name="Preformatted_20_Text">data/aero/timestep_info/00201/flag_zeta_phantom</text:p>
      <text:p text:style-name="Preformatted_20_Text">data/aero/timestep_info/00201/forces/00000</text:p>
      <text:p text:style-name="Preformatted_20_Text">data/aero/timestep_info/00201/forces/00001</text:p>
      <text:p text:style-name="Preformatted_20_Text">data/aero/timestep_info/00201/forces/00002</text:p>
      <text:p text:style-name="Preformatted_20_Text">data/aero/timestep_info/00201/forces/00003</text:p>
      <text:p text:style-name="Preformatted_20_Text">data/aero/timestep_info/00201/forces/_read_as</text:p>
      <text:p text:style-name="Preformatted_20_Text">data/aero/timestep_info/00201/gamma/00000</text:p>
      <text:p text:style-name="Preformatted_20_Text">data/aero/timestep_info/00201/gamma/00001</text:p>
      <text:p text:style-name="Preformatted_20_Text">data/aero/timestep_info/00201/gamma/00002</text:p>
      <text:p text:style-name="Preformatted_20_Text">data/aero/timestep_info/00201/gamma/00003</text:p>
      <text:p text:style-name="Preformatted_20_Text">data/aero/timestep_info/00201/gamma/_read_as</text:p>
      <text:p text:style-name="Preformatted_20_Text">data/aero/timestep_info/00201/gamma_dot/00000</text:p>
      <text:p text:style-name="Preformatted_20_Text">data/aero/timestep_info/00201/gamma_dot/00001</text:p>
      <text:p text:style-name="Preformatted_20_Text">data/aero/timestep_info/00201/gamma_dot/00002</text:p>
      <text:p text:style-name="Preformatted_20_Text">data/aero/timestep_info/00201/gamma_dot/00003</text:p>
      <text:p text:style-name="Preformatted_20_Text">data/aero/timestep_info/00201/gamma_dot/_read_as</text:p>
      <text:p text:style-name="Preformatted_20_Text">data/aero/timestep_info/00201/gamma_star/00000</text:p>
      <text:p text:style-name="Preformatted_20_Text">data/aero/timestep_info/00201/gamma_star/00001</text:p>
      <text:p text:style-name="Preformatted_20_Text">data/aero/timestep_info/00201/gamma_star/00002</text:p>
      <text:p text:style-name="Preformatted_20_Text">data/aero/timestep_info/00201/gamma_star/00003</text:p>
      <text:p text:style-name="Preformatted_20_Text">data/aero/timestep_info/00201/gamma_star/_read_as</text:p>
      <text:p text:style-name="Preformatted_20_Text">data/aero/timestep_info/00201/in_global_AFoR</text:p>
      <text:p text:style-name="Preformatted_20_Text">data/aero/timestep_info/00201/inertial_steady_forces</text:p>
      <text:p text:style-name="Preformatted_20_Text">data/aero/timestep_info/00201/inertial_unsteady_forces</text:p>
      <text:p text:style-name="Preformatted_20_Text">data/aero/timestep_info/00201/n_surf</text:p>
      <text:p text:style-name="Preformatted_20_Text">data/aero/timestep_info/00201/normals/00000</text:p>
      <text:p text:style-name="Preformatted_20_Text">data/aero/timestep_info/00201/normals/00001</text:p>
      <text:p text:style-name="Preformatted_20_Text">data/aero/timestep_info/00201/normals/00002</text:p>
      <text:p text:style-name="Preformatted_20_Text">data/aero/timestep_info/00201/normals/00003</text:p>
      <text:p text:style-name="Preformatted_20_Text">data/aero/timestep_info/00201/normals/_read_as</text:p>
      <text:p text:style-name="Preformatted_20_Text">data/aero/timestep_info/00201/postproc_cell/_read_as</text:p>
      <text:p text:style-name="Preformatted_20_Text">data/aero/timestep_info/00201/postproc_node/_read_as</text:p>
      <text:p text:style-name="Preformatted_20_Text">data/aero/timestep_info/00201/u_ext/00000</text:p>
      <text:p text:style-name="Preformatted_20_Text"><text:soft-page-break/>data/aero/timestep_info/00201/u_ext/00001</text:p>
      <text:p text:style-name="Preformatted_20_Text">data/aero/timestep_info/00201/u_ext/00002</text:p>
      <text:p text:style-name="Preformatted_20_Text">data/aero/timestep_info/00201/u_ext/00003</text:p>
      <text:p text:style-name="Preformatted_20_Text">data/aero/timestep_info/00201/u_ext/_read_as</text:p>
      <text:p text:style-name="Preformatted_20_Text">data/aero/timestep_info/00201/u_ext_star/00000</text:p>
      <text:p text:style-name="Preformatted_20_Text">data/aero/timestep_info/00201/u_ext_star/00001</text:p>
      <text:p text:style-name="Preformatted_20_Text">data/aero/timestep_info/00201/u_ext_star/00002</text:p>
      <text:p text:style-name="Preformatted_20_Text">data/aero/timestep_info/00201/u_ext_star/00003</text:p>
      <text:p text:style-name="Preformatted_20_Text">data/aero/timestep_info/00201/u_ext_star/_read_as</text:p>
      <text:p text:style-name="Preformatted_20_Text">data/aero/timestep_info/00201/wake_conv_vel/00000</text:p>
      <text:p text:style-name="Preformatted_20_Text">data/aero/timestep_info/00201/wake_conv_vel/00001</text:p>
      <text:p text:style-name="Preformatted_20_Text">data/aero/timestep_info/00201/wake_conv_vel/00002</text:p>
      <text:p text:style-name="Preformatted_20_Text">data/aero/timestep_info/00201/wake_conv_vel/00003</text:p>
      <text:p text:style-name="Preformatted_20_Text">data/aero/timestep_info/00201/wake_conv_vel/_read_as</text:p>
      <text:p text:style-name="Preformatted_20_Text">data/aero/timestep_info/00201/zeta/00000</text:p>
      <text:p text:style-name="Preformatted_20_Text">data/aero/timestep_info/00201/zeta/00001</text:p>
      <text:p text:style-name="Preformatted_20_Text">data/aero/timestep_info/00201/zeta/00002</text:p>
      <text:p text:style-name="Preformatted_20_Text">data/aero/timestep_info/00201/zeta/00003</text:p>
      <text:p text:style-name="Preformatted_20_Text">data/aero/timestep_info/00201/zeta/_read_as</text:p>
      <text:p text:style-name="Preformatted_20_Text">data/aero/timestep_info/00201/zeta_dot/00000</text:p>
      <text:p text:style-name="Preformatted_20_Text">data/aero/timestep_info/00201/zeta_dot/00001</text:p>
      <text:p text:style-name="Preformatted_20_Text">data/aero/timestep_info/00201/zeta_dot/00002</text:p>
      <text:p text:style-name="Preformatted_20_Text">data/aero/timestep_info/00201/zeta_dot/00003</text:p>
      <text:p text:style-name="Preformatted_20_Text">data/aero/timestep_info/00201/zeta_dot/_read_as</text:p>
      <text:p text:style-name="Preformatted_20_Text">data/aero/timestep_info/00201/zeta_star/00000</text:p>
      <text:p text:style-name="Preformatted_20_Text">data/aero/timestep_info/00201/zeta_star/00001</text:p>
      <text:p text:style-name="Preformatted_20_Text">data/aero/timestep_info/00201/zeta_star/00002</text:p>
      <text:p text:style-name="Preformatted_20_Text">data/aero/timestep_info/00201/zeta_star/00003</text:p>
      <text:p text:style-name="Preformatted_20_Text">data/aero/timestep_info/00201/zeta_star/_read_as</text:p>
      <text:p text:style-name="Preformatted_20_Text">data/aero/timestep_info/00202/_read_as</text:p>
      <text:p text:style-name="Preformatted_20_Text">data/aero/timestep_info/00202/body_steady_forces</text:p>
      <text:p text:style-name="Preformatted_20_Text">data/aero/timestep_info/00202/body_unsteady_forces</text:p>
      <text:p text:style-name="Preformatted_20_Text">data/aero/timestep_info/00202/control_surface_deflection</text:p>
      <text:p text:style-name="Preformatted_20_Text">data/aero/timestep_info/00202/ct_dimensions</text:p>
      <text:p text:style-name="Preformatted_20_Text">data/aero/timestep_info/00202/ct_dimensions_star</text:p>
      <text:p text:style-name="Preformatted_20_Text">data/aero/timestep_info/00202/dimensions</text:p>
      <text:p text:style-name="Preformatted_20_Text">data/aero/timestep_info/00202/dimensions_star</text:p>
      <text:p text:style-name="Preformatted_20_Text">data/aero/timestep_info/00202/dist_to_orig/00000</text:p>
      <text:p text:style-name="Preformatted_20_Text">data/aero/timestep_info/00202/dist_to_orig/00001</text:p>
      <text:p text:style-name="Preformatted_20_Text">data/aero/timestep_info/00202/dist_to_orig/00002</text:p>
      <text:p text:style-name="Preformatted_20_Text">data/aero/timestep_info/00202/dist_to_orig/00003</text:p>
      <text:p text:style-name="Preformatted_20_Text">data/aero/timestep_info/00202/dist_to_orig/_read_as</text:p>
      <text:p text:style-name="Preformatted_20_Text">data/aero/timestep_info/00202/dynamic_forces/00000</text:p>
      <text:p text:style-name="Preformatted_20_Text">data/aero/timestep_info/00202/dynamic_forces/00001</text:p>
      <text:p text:style-name="Preformatted_20_Text">data/aero/timestep_info/00202/dynamic_forces/00002</text:p>
      <text:p text:style-name="Preformatted_20_Text">data/aero/timestep_info/00202/dynamic_forces/00003</text:p>
      <text:p text:style-name="Preformatted_20_Text">data/aero/timestep_info/00202/dynamic_forces/_read_as</text:p>
      <text:p text:style-name="Preformatted_20_Text">data/aero/timestep_info/00202/flag_zeta_phantom</text:p>
      <text:p text:style-name="Preformatted_20_Text">data/aero/timestep_info/00202/forces/00000</text:p>
      <text:p text:style-name="Preformatted_20_Text">data/aero/timestep_info/00202/forces/00001</text:p>
      <text:p text:style-name="Preformatted_20_Text">data/aero/timestep_info/00202/forces/00002</text:p>
      <text:p text:style-name="Preformatted_20_Text">data/aero/timestep_info/00202/forces/00003</text:p>
      <text:p text:style-name="Preformatted_20_Text">data/aero/timestep_info/00202/forces/_read_as</text:p>
      <text:p text:style-name="Preformatted_20_Text">data/aero/timestep_info/00202/gamma/00000</text:p>
      <text:p text:style-name="Preformatted_20_Text">data/aero/timestep_info/00202/gamma/00001</text:p>
      <text:p text:style-name="Preformatted_20_Text">data/aero/timestep_info/00202/gamma/00002</text:p>
      <text:p text:style-name="Preformatted_20_Text">data/aero/timestep_info/00202/gamma/00003</text:p>
      <text:p text:style-name="Preformatted_20_Text">data/aero/timestep_info/00202/gamma/_read_as</text:p>
      <text:p text:style-name="Preformatted_20_Text">data/aero/timestep_info/00202/gamma_dot/00000</text:p>
      <text:p text:style-name="Preformatted_20_Text">data/aero/timestep_info/00202/gamma_dot/00001</text:p>
      <text:p text:style-name="Preformatted_20_Text">data/aero/timestep_info/00202/gamma_dot/00002</text:p>
      <text:p text:style-name="Preformatted_20_Text">data/aero/timestep_info/00202/gamma_dot/00003</text:p>
      <text:p text:style-name="Preformatted_20_Text">data/aero/timestep_info/00202/gamma_dot/_read_as</text:p>
      <text:p text:style-name="Preformatted_20_Text">data/aero/timestep_info/00202/gamma_star/00000</text:p>
      <text:p text:style-name="Preformatted_20_Text"><text:soft-page-break/>data/aero/timestep_info/00202/gamma_star/00001</text:p>
      <text:p text:style-name="Preformatted_20_Text">data/aero/timestep_info/00202/gamma_star/00002</text:p>
      <text:p text:style-name="Preformatted_20_Text">data/aero/timestep_info/00202/gamma_star/00003</text:p>
      <text:p text:style-name="Preformatted_20_Text">data/aero/timestep_info/00202/gamma_star/_read_as</text:p>
      <text:p text:style-name="Preformatted_20_Text">data/aero/timestep_info/00202/in_global_AFoR</text:p>
      <text:p text:style-name="Preformatted_20_Text">data/aero/timestep_info/00202/inertial_steady_forces</text:p>
      <text:p text:style-name="Preformatted_20_Text">data/aero/timestep_info/00202/inertial_unsteady_forces</text:p>
      <text:p text:style-name="Preformatted_20_Text">data/aero/timestep_info/00202/n_surf</text:p>
      <text:p text:style-name="Preformatted_20_Text">data/aero/timestep_info/00202/normals/00000</text:p>
      <text:p text:style-name="Preformatted_20_Text">data/aero/timestep_info/00202/normals/00001</text:p>
      <text:p text:style-name="Preformatted_20_Text">data/aero/timestep_info/00202/normals/00002</text:p>
      <text:p text:style-name="Preformatted_20_Text">data/aero/timestep_info/00202/normals/00003</text:p>
      <text:p text:style-name="Preformatted_20_Text">data/aero/timestep_info/00202/normals/_read_as</text:p>
      <text:p text:style-name="Preformatted_20_Text">data/aero/timestep_info/00202/postproc_cell/_read_as</text:p>
      <text:p text:style-name="Preformatted_20_Text">data/aero/timestep_info/00202/postproc_node/_read_as</text:p>
      <text:p text:style-name="Preformatted_20_Text">data/aero/timestep_info/00202/u_ext/00000</text:p>
      <text:p text:style-name="Preformatted_20_Text">data/aero/timestep_info/00202/u_ext/00001</text:p>
      <text:p text:style-name="Preformatted_20_Text">data/aero/timestep_info/00202/u_ext/00002</text:p>
      <text:p text:style-name="Preformatted_20_Text">data/aero/timestep_info/00202/u_ext/00003</text:p>
      <text:p text:style-name="Preformatted_20_Text">data/aero/timestep_info/00202/u_ext/_read_as</text:p>
      <text:p text:style-name="Preformatted_20_Text">data/aero/timestep_info/00202/u_ext_star/00000</text:p>
      <text:p text:style-name="Preformatted_20_Text">data/aero/timestep_info/00202/u_ext_star/00001</text:p>
      <text:p text:style-name="Preformatted_20_Text">data/aero/timestep_info/00202/u_ext_star/00002</text:p>
      <text:p text:style-name="Preformatted_20_Text">data/aero/timestep_info/00202/u_ext_star/00003</text:p>
      <text:p text:style-name="Preformatted_20_Text">data/aero/timestep_info/00202/u_ext_star/_read_as</text:p>
      <text:p text:style-name="Preformatted_20_Text">data/aero/timestep_info/00202/wake_conv_vel/00000</text:p>
      <text:p text:style-name="Preformatted_20_Text">data/aero/timestep_info/00202/wake_conv_vel/00001</text:p>
      <text:p text:style-name="Preformatted_20_Text">data/aero/timestep_info/00202/wake_conv_vel/00002</text:p>
      <text:p text:style-name="Preformatted_20_Text">data/aero/timestep_info/00202/wake_conv_vel/00003</text:p>
      <text:p text:style-name="Preformatted_20_Text">data/aero/timestep_info/00202/wake_conv_vel/_read_as</text:p>
      <text:p text:style-name="Preformatted_20_Text">data/aero/timestep_info/00202/zeta/00000</text:p>
      <text:p text:style-name="Preformatted_20_Text">data/aero/timestep_info/00202/zeta/00001</text:p>
      <text:p text:style-name="Preformatted_20_Text">data/aero/timestep_info/00202/zeta/00002</text:p>
      <text:p text:style-name="Preformatted_20_Text">data/aero/timestep_info/00202/zeta/00003</text:p>
      <text:p text:style-name="Preformatted_20_Text">data/aero/timestep_info/00202/zeta/_read_as</text:p>
      <text:p text:style-name="Preformatted_20_Text">data/aero/timestep_info/00202/zeta_dot/00000</text:p>
      <text:p text:style-name="Preformatted_20_Text">data/aero/timestep_info/00202/zeta_dot/00001</text:p>
      <text:p text:style-name="Preformatted_20_Text">data/aero/timestep_info/00202/zeta_dot/00002</text:p>
      <text:p text:style-name="Preformatted_20_Text">data/aero/timestep_info/00202/zeta_dot/00003</text:p>
      <text:p text:style-name="Preformatted_20_Text">data/aero/timestep_info/00202/zeta_dot/_read_as</text:p>
      <text:p text:style-name="Preformatted_20_Text">data/aero/timestep_info/00202/zeta_star/00000</text:p>
      <text:p text:style-name="Preformatted_20_Text">data/aero/timestep_info/00202/zeta_star/00001</text:p>
      <text:p text:style-name="Preformatted_20_Text">data/aero/timestep_info/00202/zeta_star/00002</text:p>
      <text:p text:style-name="Preformatted_20_Text">data/aero/timestep_info/00202/zeta_star/00003</text:p>
      <text:p text:style-name="Preformatted_20_Text">data/aero/timestep_info/00202/zeta_star/_read_as</text:p>
      <text:p text:style-name="Preformatted_20_Text">data/aero/timestep_info/00203/_read_as</text:p>
      <text:p text:style-name="Preformatted_20_Text">data/aero/timestep_info/00203/body_steady_forces</text:p>
      <text:p text:style-name="Preformatted_20_Text">data/aero/timestep_info/00203/body_unsteady_forces</text:p>
      <text:p text:style-name="Preformatted_20_Text">data/aero/timestep_info/00203/control_surface_deflection</text:p>
      <text:p text:style-name="Preformatted_20_Text">data/aero/timestep_info/00203/ct_dimensions</text:p>
      <text:p text:style-name="Preformatted_20_Text">data/aero/timestep_info/00203/ct_dimensions_star</text:p>
      <text:p text:style-name="Preformatted_20_Text">data/aero/timestep_info/00203/dimensions</text:p>
      <text:p text:style-name="Preformatted_20_Text">data/aero/timestep_info/00203/dimensions_star</text:p>
      <text:p text:style-name="Preformatted_20_Text">data/aero/timestep_info/00203/dist_to_orig/00000</text:p>
      <text:p text:style-name="Preformatted_20_Text">data/aero/timestep_info/00203/dist_to_orig/00001</text:p>
      <text:p text:style-name="Preformatted_20_Text">data/aero/timestep_info/00203/dist_to_orig/00002</text:p>
      <text:p text:style-name="Preformatted_20_Text">data/aero/timestep_info/00203/dist_to_orig/00003</text:p>
      <text:p text:style-name="Preformatted_20_Text">data/aero/timestep_info/00203/dist_to_orig/_read_as</text:p>
      <text:p text:style-name="Preformatted_20_Text">data/aero/timestep_info/00203/dynamic_forces/00000</text:p>
      <text:p text:style-name="Preformatted_20_Text">data/aero/timestep_info/00203/dynamic_forces/00001</text:p>
      <text:p text:style-name="Preformatted_20_Text">data/aero/timestep_info/00203/dynamic_forces/00002</text:p>
      <text:p text:style-name="Preformatted_20_Text">data/aero/timestep_info/00203/dynamic_forces/00003</text:p>
      <text:p text:style-name="Preformatted_20_Text">data/aero/timestep_info/00203/dynamic_forces/_read_as</text:p>
      <text:p text:style-name="Preformatted_20_Text">data/aero/timestep_info/00203/flag_zeta_phantom</text:p>
      <text:p text:style-name="Preformatted_20_Text"><text:soft-page-break/>data/aero/timestep_info/00203/forces/00000</text:p>
      <text:p text:style-name="Preformatted_20_Text">data/aero/timestep_info/00203/forces/00001</text:p>
      <text:p text:style-name="Preformatted_20_Text">data/aero/timestep_info/00203/forces/00002</text:p>
      <text:p text:style-name="Preformatted_20_Text">data/aero/timestep_info/00203/forces/00003</text:p>
      <text:p text:style-name="Preformatted_20_Text">data/aero/timestep_info/00203/forces/_read_as</text:p>
      <text:p text:style-name="Preformatted_20_Text">data/aero/timestep_info/00203/gamma/00000</text:p>
      <text:p text:style-name="Preformatted_20_Text">data/aero/timestep_info/00203/gamma/00001</text:p>
      <text:p text:style-name="Preformatted_20_Text">data/aero/timestep_info/00203/gamma/00002</text:p>
      <text:p text:style-name="Preformatted_20_Text">data/aero/timestep_info/00203/gamma/00003</text:p>
      <text:p text:style-name="Preformatted_20_Text">data/aero/timestep_info/00203/gamma/_read_as</text:p>
      <text:p text:style-name="Preformatted_20_Text">data/aero/timestep_info/00203/gamma_dot/00000</text:p>
      <text:p text:style-name="Preformatted_20_Text">data/aero/timestep_info/00203/gamma_dot/00001</text:p>
      <text:p text:style-name="Preformatted_20_Text">data/aero/timestep_info/00203/gamma_dot/00002</text:p>
      <text:p text:style-name="Preformatted_20_Text">data/aero/timestep_info/00203/gamma_dot/00003</text:p>
      <text:p text:style-name="Preformatted_20_Text">data/aero/timestep_info/00203/gamma_dot/_read_as</text:p>
      <text:p text:style-name="Preformatted_20_Text">data/aero/timestep_info/00203/gamma_star/00000</text:p>
      <text:p text:style-name="Preformatted_20_Text">data/aero/timestep_info/00203/gamma_star/00001</text:p>
      <text:p text:style-name="Preformatted_20_Text">data/aero/timestep_info/00203/gamma_star/00002</text:p>
      <text:p text:style-name="Preformatted_20_Text">data/aero/timestep_info/00203/gamma_star/00003</text:p>
      <text:p text:style-name="Preformatted_20_Text">data/aero/timestep_info/00203/gamma_star/_read_as</text:p>
      <text:p text:style-name="Preformatted_20_Text">data/aero/timestep_info/00203/in_global_AFoR</text:p>
      <text:p text:style-name="Preformatted_20_Text">data/aero/timestep_info/00203/inertial_steady_forces</text:p>
      <text:p text:style-name="Preformatted_20_Text">data/aero/timestep_info/00203/inertial_unsteady_forces</text:p>
      <text:p text:style-name="Preformatted_20_Text">data/aero/timestep_info/00203/n_surf</text:p>
      <text:p text:style-name="Preformatted_20_Text">data/aero/timestep_info/00203/normals/00000</text:p>
      <text:p text:style-name="Preformatted_20_Text">data/aero/timestep_info/00203/normals/00001</text:p>
      <text:p text:style-name="Preformatted_20_Text">data/aero/timestep_info/00203/normals/00002</text:p>
      <text:p text:style-name="Preformatted_20_Text">data/aero/timestep_info/00203/normals/00003</text:p>
      <text:p text:style-name="Preformatted_20_Text">data/aero/timestep_info/00203/normals/_read_as</text:p>
      <text:p text:style-name="Preformatted_20_Text">data/aero/timestep_info/00203/postproc_cell/_read_as</text:p>
      <text:p text:style-name="Preformatted_20_Text">data/aero/timestep_info/00203/postproc_node/_read_as</text:p>
      <text:p text:style-name="Preformatted_20_Text">data/aero/timestep_info/00203/u_ext/00000</text:p>
      <text:p text:style-name="Preformatted_20_Text">data/aero/timestep_info/00203/u_ext/00001</text:p>
      <text:p text:style-name="Preformatted_20_Text">data/aero/timestep_info/00203/u_ext/00002</text:p>
      <text:p text:style-name="Preformatted_20_Text">data/aero/timestep_info/00203/u_ext/00003</text:p>
      <text:p text:style-name="Preformatted_20_Text">data/aero/timestep_info/00203/u_ext/_read_as</text:p>
      <text:p text:style-name="Preformatted_20_Text">data/aero/timestep_info/00203/u_ext_star/00000</text:p>
      <text:p text:style-name="Preformatted_20_Text">data/aero/timestep_info/00203/u_ext_star/00001</text:p>
      <text:p text:style-name="Preformatted_20_Text">data/aero/timestep_info/00203/u_ext_star/00002</text:p>
      <text:p text:style-name="Preformatted_20_Text">data/aero/timestep_info/00203/u_ext_star/00003</text:p>
      <text:p text:style-name="Preformatted_20_Text">data/aero/timestep_info/00203/u_ext_star/_read_as</text:p>
      <text:p text:style-name="Preformatted_20_Text">data/aero/timestep_info/00203/wake_conv_vel/00000</text:p>
      <text:p text:style-name="Preformatted_20_Text">data/aero/timestep_info/00203/wake_conv_vel/00001</text:p>
      <text:p text:style-name="Preformatted_20_Text">data/aero/timestep_info/00203/wake_conv_vel/00002</text:p>
      <text:p text:style-name="Preformatted_20_Text">data/aero/timestep_info/00203/wake_conv_vel/00003</text:p>
      <text:p text:style-name="Preformatted_20_Text">data/aero/timestep_info/00203/wake_conv_vel/_read_as</text:p>
      <text:p text:style-name="Preformatted_20_Text">data/aero/timestep_info/00203/zeta/00000</text:p>
      <text:p text:style-name="Preformatted_20_Text">data/aero/timestep_info/00203/zeta/00001</text:p>
      <text:p text:style-name="Preformatted_20_Text">data/aero/timestep_info/00203/zeta/00002</text:p>
      <text:p text:style-name="Preformatted_20_Text">data/aero/timestep_info/00203/zeta/00003</text:p>
      <text:p text:style-name="Preformatted_20_Text">data/aero/timestep_info/00203/zeta/_read_as</text:p>
      <text:p text:style-name="Preformatted_20_Text">data/aero/timestep_info/00203/zeta_dot/00000</text:p>
      <text:p text:style-name="Preformatted_20_Text">data/aero/timestep_info/00203/zeta_dot/00001</text:p>
      <text:p text:style-name="Preformatted_20_Text">data/aero/timestep_info/00203/zeta_dot/00002</text:p>
      <text:p text:style-name="Preformatted_20_Text">data/aero/timestep_info/00203/zeta_dot/00003</text:p>
      <text:p text:style-name="Preformatted_20_Text">data/aero/timestep_info/00203/zeta_dot/_read_as</text:p>
      <text:p text:style-name="Preformatted_20_Text">data/aero/timestep_info/00203/zeta_star/00000</text:p>
      <text:p text:style-name="Preformatted_20_Text">data/aero/timestep_info/00203/zeta_star/00001</text:p>
      <text:p text:style-name="Preformatted_20_Text">data/aero/timestep_info/00203/zeta_star/00002</text:p>
      <text:p text:style-name="Preformatted_20_Text">data/aero/timestep_info/00203/zeta_star/00003</text:p>
      <text:p text:style-name="Preformatted_20_Text">data/aero/timestep_info/00203/zeta_star/_read_as</text:p>
      <text:p text:style-name="Preformatted_20_Text">data/aero/timestep_info/00204/_read_as</text:p>
      <text:p text:style-name="Preformatted_20_Text">data/aero/timestep_info/00204/body_steady_forces</text:p>
      <text:p text:style-name="Preformatted_20_Text">data/aero/timestep_info/00204/body_unsteady_forces</text:p>
      <text:p text:style-name="Preformatted_20_Text"><text:soft-page-break/>data/aero/timestep_info/00204/control_surface_deflection</text:p>
      <text:p text:style-name="Preformatted_20_Text">data/aero/timestep_info/00204/ct_dimensions</text:p>
      <text:p text:style-name="Preformatted_20_Text">data/aero/timestep_info/00204/ct_dimensions_star</text:p>
      <text:p text:style-name="Preformatted_20_Text">data/aero/timestep_info/00204/dimensions</text:p>
      <text:p text:style-name="Preformatted_20_Text">data/aero/timestep_info/00204/dimensions_star</text:p>
      <text:p text:style-name="Preformatted_20_Text">data/aero/timestep_info/00204/dist_to_orig/00000</text:p>
      <text:p text:style-name="Preformatted_20_Text">data/aero/timestep_info/00204/dist_to_orig/00001</text:p>
      <text:p text:style-name="Preformatted_20_Text">data/aero/timestep_info/00204/dist_to_orig/00002</text:p>
      <text:p text:style-name="Preformatted_20_Text">data/aero/timestep_info/00204/dist_to_orig/00003</text:p>
      <text:p text:style-name="Preformatted_20_Text">data/aero/timestep_info/00204/dist_to_orig/_read_as</text:p>
      <text:p text:style-name="Preformatted_20_Text">data/aero/timestep_info/00204/dynamic_forces/00000</text:p>
      <text:p text:style-name="Preformatted_20_Text">data/aero/timestep_info/00204/dynamic_forces/00001</text:p>
      <text:p text:style-name="Preformatted_20_Text">data/aero/timestep_info/00204/dynamic_forces/00002</text:p>
      <text:p text:style-name="Preformatted_20_Text">data/aero/timestep_info/00204/dynamic_forces/00003</text:p>
      <text:p text:style-name="Preformatted_20_Text">data/aero/timestep_info/00204/dynamic_forces/_read_as</text:p>
      <text:p text:style-name="Preformatted_20_Text">data/aero/timestep_info/00204/flag_zeta_phantom</text:p>
      <text:p text:style-name="Preformatted_20_Text">data/aero/timestep_info/00204/forces/00000</text:p>
      <text:p text:style-name="Preformatted_20_Text">data/aero/timestep_info/00204/forces/00001</text:p>
      <text:p text:style-name="Preformatted_20_Text">data/aero/timestep_info/00204/forces/00002</text:p>
      <text:p text:style-name="Preformatted_20_Text">data/aero/timestep_info/00204/forces/00003</text:p>
      <text:p text:style-name="Preformatted_20_Text">data/aero/timestep_info/00204/forces/_read_as</text:p>
      <text:p text:style-name="Preformatted_20_Text">data/aero/timestep_info/00204/gamma/00000</text:p>
      <text:p text:style-name="Preformatted_20_Text">data/aero/timestep_info/00204/gamma/00001</text:p>
      <text:p text:style-name="Preformatted_20_Text">data/aero/timestep_info/00204/gamma/00002</text:p>
      <text:p text:style-name="Preformatted_20_Text">data/aero/timestep_info/00204/gamma/00003</text:p>
      <text:p text:style-name="Preformatted_20_Text">data/aero/timestep_info/00204/gamma/_read_as</text:p>
      <text:p text:style-name="Preformatted_20_Text">data/aero/timestep_info/00204/gamma_dot/00000</text:p>
      <text:p text:style-name="Preformatted_20_Text">data/aero/timestep_info/00204/gamma_dot/00001</text:p>
      <text:p text:style-name="Preformatted_20_Text">data/aero/timestep_info/00204/gamma_dot/00002</text:p>
      <text:p text:style-name="Preformatted_20_Text">data/aero/timestep_info/00204/gamma_dot/00003</text:p>
      <text:p text:style-name="Preformatted_20_Text">data/aero/timestep_info/00204/gamma_dot/_read_as</text:p>
      <text:p text:style-name="Preformatted_20_Text">data/aero/timestep_info/00204/gamma_star/00000</text:p>
      <text:p text:style-name="Preformatted_20_Text">data/aero/timestep_info/00204/gamma_star/00001</text:p>
      <text:p text:style-name="Preformatted_20_Text">data/aero/timestep_info/00204/gamma_star/00002</text:p>
      <text:p text:style-name="Preformatted_20_Text">data/aero/timestep_info/00204/gamma_star/00003</text:p>
      <text:p text:style-name="Preformatted_20_Text">data/aero/timestep_info/00204/gamma_star/_read_as</text:p>
      <text:p text:style-name="Preformatted_20_Text">data/aero/timestep_info/00204/in_global_AFoR</text:p>
      <text:p text:style-name="Preformatted_20_Text">data/aero/timestep_info/00204/inertial_steady_forces</text:p>
      <text:p text:style-name="Preformatted_20_Text">data/aero/timestep_info/00204/inertial_unsteady_forces</text:p>
      <text:p text:style-name="Preformatted_20_Text">data/aero/timestep_info/00204/n_surf</text:p>
      <text:p text:style-name="Preformatted_20_Text">data/aero/timestep_info/00204/normals/00000</text:p>
      <text:p text:style-name="Preformatted_20_Text">data/aero/timestep_info/00204/normals/00001</text:p>
      <text:p text:style-name="Preformatted_20_Text">data/aero/timestep_info/00204/normals/00002</text:p>
      <text:p text:style-name="Preformatted_20_Text">data/aero/timestep_info/00204/normals/00003</text:p>
      <text:p text:style-name="Preformatted_20_Text">data/aero/timestep_info/00204/normals/_read_as</text:p>
      <text:p text:style-name="Preformatted_20_Text">data/aero/timestep_info/00204/postproc_cell/_read_as</text:p>
      <text:p text:style-name="Preformatted_20_Text">data/aero/timestep_info/00204/postproc_node/_read_as</text:p>
      <text:p text:style-name="Preformatted_20_Text">data/aero/timestep_info/00204/u_ext/00000</text:p>
      <text:p text:style-name="Preformatted_20_Text">data/aero/timestep_info/00204/u_ext/00001</text:p>
      <text:p text:style-name="Preformatted_20_Text">data/aero/timestep_info/00204/u_ext/00002</text:p>
      <text:p text:style-name="Preformatted_20_Text">data/aero/timestep_info/00204/u_ext/00003</text:p>
      <text:p text:style-name="Preformatted_20_Text">data/aero/timestep_info/00204/u_ext/_read_as</text:p>
      <text:p text:style-name="Preformatted_20_Text">data/aero/timestep_info/00204/u_ext_star/00000</text:p>
      <text:p text:style-name="Preformatted_20_Text">data/aero/timestep_info/00204/u_ext_star/00001</text:p>
      <text:p text:style-name="Preformatted_20_Text">data/aero/timestep_info/00204/u_ext_star/00002</text:p>
      <text:p text:style-name="Preformatted_20_Text">data/aero/timestep_info/00204/u_ext_star/00003</text:p>
      <text:p text:style-name="Preformatted_20_Text">data/aero/timestep_info/00204/u_ext_star/_read_as</text:p>
      <text:p text:style-name="Preformatted_20_Text">data/aero/timestep_info/00204/wake_conv_vel/00000</text:p>
      <text:p text:style-name="Preformatted_20_Text">data/aero/timestep_info/00204/wake_conv_vel/00001</text:p>
      <text:p text:style-name="Preformatted_20_Text">data/aero/timestep_info/00204/wake_conv_vel/00002</text:p>
      <text:p text:style-name="Preformatted_20_Text">data/aero/timestep_info/00204/wake_conv_vel/00003</text:p>
      <text:p text:style-name="Preformatted_20_Text">data/aero/timestep_info/00204/wake_conv_vel/_read_as</text:p>
      <text:p text:style-name="Preformatted_20_Text">data/aero/timestep_info/00204/zeta/00000</text:p>
      <text:p text:style-name="Preformatted_20_Text">data/aero/timestep_info/00204/zeta/00001</text:p>
      <text:p text:style-name="Preformatted_20_Text"><text:soft-page-break/>data/aero/timestep_info/00204/zeta/00002</text:p>
      <text:p text:style-name="Preformatted_20_Text">data/aero/timestep_info/00204/zeta/00003</text:p>
      <text:p text:style-name="Preformatted_20_Text">data/aero/timestep_info/00204/zeta/_read_as</text:p>
      <text:p text:style-name="Preformatted_20_Text">data/aero/timestep_info/00204/zeta_dot/00000</text:p>
      <text:p text:style-name="Preformatted_20_Text">data/aero/timestep_info/00204/zeta_dot/00001</text:p>
      <text:p text:style-name="Preformatted_20_Text">data/aero/timestep_info/00204/zeta_dot/00002</text:p>
      <text:p text:style-name="Preformatted_20_Text">data/aero/timestep_info/00204/zeta_dot/00003</text:p>
      <text:p text:style-name="Preformatted_20_Text">data/aero/timestep_info/00204/zeta_dot/_read_as</text:p>
      <text:p text:style-name="Preformatted_20_Text">data/aero/timestep_info/00204/zeta_star/00000</text:p>
      <text:p text:style-name="Preformatted_20_Text">data/aero/timestep_info/00204/zeta_star/00001</text:p>
      <text:p text:style-name="Preformatted_20_Text">data/aero/timestep_info/00204/zeta_star/00002</text:p>
      <text:p text:style-name="Preformatted_20_Text">data/aero/timestep_info/00204/zeta_star/00003</text:p>
      <text:p text:style-name="Preformatted_20_Text">data/aero/timestep_info/00204/zeta_star/_read_as</text:p>
      <text:p text:style-name="Preformatted_20_Text">data/aero/timestep_info/00205/_read_as</text:p>
      <text:p text:style-name="Preformatted_20_Text">data/aero/timestep_info/00205/body_steady_forces</text:p>
      <text:p text:style-name="Preformatted_20_Text">data/aero/timestep_info/00205/body_unsteady_forces</text:p>
      <text:p text:style-name="Preformatted_20_Text">data/aero/timestep_info/00205/control_surface_deflection</text:p>
      <text:p text:style-name="Preformatted_20_Text">data/aero/timestep_info/00205/ct_dimensions</text:p>
      <text:p text:style-name="Preformatted_20_Text">data/aero/timestep_info/00205/ct_dimensions_star</text:p>
      <text:p text:style-name="Preformatted_20_Text">data/aero/timestep_info/00205/dimensions</text:p>
      <text:p text:style-name="Preformatted_20_Text">data/aero/timestep_info/00205/dimensions_star</text:p>
      <text:p text:style-name="Preformatted_20_Text">data/aero/timestep_info/00205/dist_to_orig/00000</text:p>
      <text:p text:style-name="Preformatted_20_Text">data/aero/timestep_info/00205/dist_to_orig/00001</text:p>
      <text:p text:style-name="Preformatted_20_Text">data/aero/timestep_info/00205/dist_to_orig/00002</text:p>
      <text:p text:style-name="Preformatted_20_Text">data/aero/timestep_info/00205/dist_to_orig/00003</text:p>
      <text:p text:style-name="Preformatted_20_Text">data/aero/timestep_info/00205/dist_to_orig/_read_as</text:p>
      <text:p text:style-name="Preformatted_20_Text">data/aero/timestep_info/00205/dynamic_forces/00000</text:p>
      <text:p text:style-name="Preformatted_20_Text">data/aero/timestep_info/00205/dynamic_forces/00001</text:p>
      <text:p text:style-name="Preformatted_20_Text">data/aero/timestep_info/00205/dynamic_forces/00002</text:p>
      <text:p text:style-name="Preformatted_20_Text">data/aero/timestep_info/00205/dynamic_forces/00003</text:p>
      <text:p text:style-name="Preformatted_20_Text">data/aero/timestep_info/00205/dynamic_forces/_read_as</text:p>
      <text:p text:style-name="Preformatted_20_Text">data/aero/timestep_info/00205/flag_zeta_phantom</text:p>
      <text:p text:style-name="Preformatted_20_Text">data/aero/timestep_info/00205/forces/00000</text:p>
      <text:p text:style-name="Preformatted_20_Text">data/aero/timestep_info/00205/forces/00001</text:p>
      <text:p text:style-name="Preformatted_20_Text">data/aero/timestep_info/00205/forces/00002</text:p>
      <text:p text:style-name="Preformatted_20_Text">data/aero/timestep_info/00205/forces/00003</text:p>
      <text:p text:style-name="Preformatted_20_Text">data/aero/timestep_info/00205/forces/_read_as</text:p>
      <text:p text:style-name="Preformatted_20_Text">data/aero/timestep_info/00205/gamma/00000</text:p>
      <text:p text:style-name="Preformatted_20_Text">data/aero/timestep_info/00205/gamma/00001</text:p>
      <text:p text:style-name="Preformatted_20_Text">data/aero/timestep_info/00205/gamma/00002</text:p>
      <text:p text:style-name="Preformatted_20_Text">data/aero/timestep_info/00205/gamma/00003</text:p>
      <text:p text:style-name="Preformatted_20_Text">data/aero/timestep_info/00205/gamma/_read_as</text:p>
      <text:p text:style-name="Preformatted_20_Text">data/aero/timestep_info/00205/gamma_dot/00000</text:p>
      <text:p text:style-name="Preformatted_20_Text">data/aero/timestep_info/00205/gamma_dot/00001</text:p>
      <text:p text:style-name="Preformatted_20_Text">data/aero/timestep_info/00205/gamma_dot/00002</text:p>
      <text:p text:style-name="Preformatted_20_Text">data/aero/timestep_info/00205/gamma_dot/00003</text:p>
      <text:p text:style-name="Preformatted_20_Text">data/aero/timestep_info/00205/gamma_dot/_read_as</text:p>
      <text:p text:style-name="Preformatted_20_Text">data/aero/timestep_info/00205/gamma_star/00000</text:p>
      <text:p text:style-name="Preformatted_20_Text">data/aero/timestep_info/00205/gamma_star/00001</text:p>
      <text:p text:style-name="Preformatted_20_Text">data/aero/timestep_info/00205/gamma_star/00002</text:p>
      <text:p text:style-name="Preformatted_20_Text">data/aero/timestep_info/00205/gamma_star/00003</text:p>
      <text:p text:style-name="Preformatted_20_Text">data/aero/timestep_info/00205/gamma_star/_read_as</text:p>
      <text:p text:style-name="Preformatted_20_Text">data/aero/timestep_info/00205/in_global_AFoR</text:p>
      <text:p text:style-name="Preformatted_20_Text">data/aero/timestep_info/00205/inertial_steady_forces</text:p>
      <text:p text:style-name="Preformatted_20_Text">data/aero/timestep_info/00205/inertial_unsteady_forces</text:p>
      <text:p text:style-name="Preformatted_20_Text">data/aero/timestep_info/00205/n_surf</text:p>
      <text:p text:style-name="Preformatted_20_Text">data/aero/timestep_info/00205/normals/00000</text:p>
      <text:p text:style-name="Preformatted_20_Text">data/aero/timestep_info/00205/normals/00001</text:p>
      <text:p text:style-name="Preformatted_20_Text">data/aero/timestep_info/00205/normals/00002</text:p>
      <text:p text:style-name="Preformatted_20_Text">data/aero/timestep_info/00205/normals/00003</text:p>
      <text:p text:style-name="Preformatted_20_Text">data/aero/timestep_info/00205/normals/_read_as</text:p>
      <text:p text:style-name="Preformatted_20_Text">data/aero/timestep_info/00205/postproc_cell/_read_as</text:p>
      <text:p text:style-name="Preformatted_20_Text">data/aero/timestep_info/00205/postproc_node/_read_as</text:p>
      <text:p text:style-name="Preformatted_20_Text">data/aero/timestep_info/00205/u_ext/00000</text:p>
      <text:p text:style-name="Preformatted_20_Text"><text:soft-page-break/>data/aero/timestep_info/00205/u_ext/00001</text:p>
      <text:p text:style-name="Preformatted_20_Text">data/aero/timestep_info/00205/u_ext/00002</text:p>
      <text:p text:style-name="Preformatted_20_Text">data/aero/timestep_info/00205/u_ext/00003</text:p>
      <text:p text:style-name="Preformatted_20_Text">data/aero/timestep_info/00205/u_ext/_read_as</text:p>
      <text:p text:style-name="Preformatted_20_Text">data/aero/timestep_info/00205/u_ext_star/00000</text:p>
      <text:p text:style-name="Preformatted_20_Text">data/aero/timestep_info/00205/u_ext_star/00001</text:p>
      <text:p text:style-name="Preformatted_20_Text">data/aero/timestep_info/00205/u_ext_star/00002</text:p>
      <text:p text:style-name="Preformatted_20_Text">data/aero/timestep_info/00205/u_ext_star/00003</text:p>
      <text:p text:style-name="Preformatted_20_Text">data/aero/timestep_info/00205/u_ext_star/_read_as</text:p>
      <text:p text:style-name="Preformatted_20_Text">data/aero/timestep_info/00205/wake_conv_vel/00000</text:p>
      <text:p text:style-name="Preformatted_20_Text">data/aero/timestep_info/00205/wake_conv_vel/00001</text:p>
      <text:p text:style-name="Preformatted_20_Text">data/aero/timestep_info/00205/wake_conv_vel/00002</text:p>
      <text:p text:style-name="Preformatted_20_Text">data/aero/timestep_info/00205/wake_conv_vel/00003</text:p>
      <text:p text:style-name="Preformatted_20_Text">data/aero/timestep_info/00205/wake_conv_vel/_read_as</text:p>
      <text:p text:style-name="Preformatted_20_Text">data/aero/timestep_info/00205/zeta/00000</text:p>
      <text:p text:style-name="Preformatted_20_Text">data/aero/timestep_info/00205/zeta/00001</text:p>
      <text:p text:style-name="Preformatted_20_Text">data/aero/timestep_info/00205/zeta/00002</text:p>
      <text:p text:style-name="Preformatted_20_Text">data/aero/timestep_info/00205/zeta/00003</text:p>
      <text:p text:style-name="Preformatted_20_Text">data/aero/timestep_info/00205/zeta/_read_as</text:p>
      <text:p text:style-name="Preformatted_20_Text">data/aero/timestep_info/00205/zeta_dot/00000</text:p>
      <text:p text:style-name="Preformatted_20_Text">data/aero/timestep_info/00205/zeta_dot/00001</text:p>
      <text:p text:style-name="Preformatted_20_Text">data/aero/timestep_info/00205/zeta_dot/00002</text:p>
      <text:p text:style-name="Preformatted_20_Text">data/aero/timestep_info/00205/zeta_dot/00003</text:p>
      <text:p text:style-name="Preformatted_20_Text">data/aero/timestep_info/00205/zeta_dot/_read_as</text:p>
      <text:p text:style-name="Preformatted_20_Text">data/aero/timestep_info/00205/zeta_star/00000</text:p>
      <text:p text:style-name="Preformatted_20_Text">data/aero/timestep_info/00205/zeta_star/00001</text:p>
      <text:p text:style-name="Preformatted_20_Text">data/aero/timestep_info/00205/zeta_star/00002</text:p>
      <text:p text:style-name="Preformatted_20_Text">data/aero/timestep_info/00205/zeta_star/00003</text:p>
      <text:p text:style-name="Preformatted_20_Text">data/aero/timestep_info/00205/zeta_star/_read_as</text:p>
      <text:p text:style-name="Preformatted_20_Text">data/aero/timestep_info/00206/_read_as</text:p>
      <text:p text:style-name="Preformatted_20_Text">data/aero/timestep_info/00206/body_steady_forces</text:p>
      <text:p text:style-name="Preformatted_20_Text">data/aero/timestep_info/00206/body_unsteady_forces</text:p>
      <text:p text:style-name="Preformatted_20_Text">data/aero/timestep_info/00206/control_surface_deflection</text:p>
      <text:p text:style-name="Preformatted_20_Text">data/aero/timestep_info/00206/ct_dimensions</text:p>
      <text:p text:style-name="Preformatted_20_Text">data/aero/timestep_info/00206/ct_dimensions_star</text:p>
      <text:p text:style-name="Preformatted_20_Text">data/aero/timestep_info/00206/dimensions</text:p>
      <text:p text:style-name="Preformatted_20_Text">data/aero/timestep_info/00206/dimensions_star</text:p>
      <text:p text:style-name="Preformatted_20_Text">data/aero/timestep_info/00206/dist_to_orig/00000</text:p>
      <text:p text:style-name="Preformatted_20_Text">data/aero/timestep_info/00206/dist_to_orig/00001</text:p>
      <text:p text:style-name="Preformatted_20_Text">data/aero/timestep_info/00206/dist_to_orig/00002</text:p>
      <text:p text:style-name="Preformatted_20_Text">data/aero/timestep_info/00206/dist_to_orig/00003</text:p>
      <text:p text:style-name="Preformatted_20_Text">data/aero/timestep_info/00206/dist_to_orig/_read_as</text:p>
      <text:p text:style-name="Preformatted_20_Text">data/aero/timestep_info/00206/dynamic_forces/00000</text:p>
      <text:p text:style-name="Preformatted_20_Text">data/aero/timestep_info/00206/dynamic_forces/00001</text:p>
      <text:p text:style-name="Preformatted_20_Text">data/aero/timestep_info/00206/dynamic_forces/00002</text:p>
      <text:p text:style-name="Preformatted_20_Text">data/aero/timestep_info/00206/dynamic_forces/00003</text:p>
      <text:p text:style-name="Preformatted_20_Text">data/aero/timestep_info/00206/dynamic_forces/_read_as</text:p>
      <text:p text:style-name="Preformatted_20_Text">data/aero/timestep_info/00206/flag_zeta_phantom</text:p>
      <text:p text:style-name="Preformatted_20_Text">data/aero/timestep_info/00206/forces/00000</text:p>
      <text:p text:style-name="Preformatted_20_Text">data/aero/timestep_info/00206/forces/00001</text:p>
      <text:p text:style-name="Preformatted_20_Text">data/aero/timestep_info/00206/forces/00002</text:p>
      <text:p text:style-name="Preformatted_20_Text">data/aero/timestep_info/00206/forces/00003</text:p>
      <text:p text:style-name="Preformatted_20_Text">data/aero/timestep_info/00206/forces/_read_as</text:p>
      <text:p text:style-name="Preformatted_20_Text">data/aero/timestep_info/00206/gamma/00000</text:p>
      <text:p text:style-name="Preformatted_20_Text">data/aero/timestep_info/00206/gamma/00001</text:p>
      <text:p text:style-name="Preformatted_20_Text">data/aero/timestep_info/00206/gamma/00002</text:p>
      <text:p text:style-name="Preformatted_20_Text">data/aero/timestep_info/00206/gamma/00003</text:p>
      <text:p text:style-name="Preformatted_20_Text">data/aero/timestep_info/00206/gamma/_read_as</text:p>
      <text:p text:style-name="Preformatted_20_Text">data/aero/timestep_info/00206/gamma_dot/00000</text:p>
      <text:p text:style-name="Preformatted_20_Text">data/aero/timestep_info/00206/gamma_dot/00001</text:p>
      <text:p text:style-name="Preformatted_20_Text">data/aero/timestep_info/00206/gamma_dot/00002</text:p>
      <text:p text:style-name="Preformatted_20_Text">data/aero/timestep_info/00206/gamma_dot/00003</text:p>
      <text:p text:style-name="Preformatted_20_Text">data/aero/timestep_info/00206/gamma_dot/_read_as</text:p>
      <text:p text:style-name="Preformatted_20_Text">data/aero/timestep_info/00206/gamma_star/00000</text:p>
      <text:p text:style-name="Preformatted_20_Text"><text:soft-page-break/>data/aero/timestep_info/00206/gamma_star/00001</text:p>
      <text:p text:style-name="Preformatted_20_Text">data/aero/timestep_info/00206/gamma_star/00002</text:p>
      <text:p text:style-name="Preformatted_20_Text">data/aero/timestep_info/00206/gamma_star/00003</text:p>
      <text:p text:style-name="Preformatted_20_Text">data/aero/timestep_info/00206/gamma_star/_read_as</text:p>
      <text:p text:style-name="Preformatted_20_Text">data/aero/timestep_info/00206/in_global_AFoR</text:p>
      <text:p text:style-name="Preformatted_20_Text">data/aero/timestep_info/00206/inertial_steady_forces</text:p>
      <text:p text:style-name="Preformatted_20_Text">data/aero/timestep_info/00206/inertial_unsteady_forces</text:p>
      <text:p text:style-name="Preformatted_20_Text">data/aero/timestep_info/00206/n_surf</text:p>
      <text:p text:style-name="Preformatted_20_Text">data/aero/timestep_info/00206/normals/00000</text:p>
      <text:p text:style-name="Preformatted_20_Text">data/aero/timestep_info/00206/normals/00001</text:p>
      <text:p text:style-name="Preformatted_20_Text">data/aero/timestep_info/00206/normals/00002</text:p>
      <text:p text:style-name="Preformatted_20_Text">data/aero/timestep_info/00206/normals/00003</text:p>
      <text:p text:style-name="Preformatted_20_Text">data/aero/timestep_info/00206/normals/_read_as</text:p>
      <text:p text:style-name="Preformatted_20_Text">data/aero/timestep_info/00206/postproc_cell/_read_as</text:p>
      <text:p text:style-name="Preformatted_20_Text">data/aero/timestep_info/00206/postproc_node/_read_as</text:p>
      <text:p text:style-name="Preformatted_20_Text">data/aero/timestep_info/00206/u_ext/00000</text:p>
      <text:p text:style-name="Preformatted_20_Text">data/aero/timestep_info/00206/u_ext/00001</text:p>
      <text:p text:style-name="Preformatted_20_Text">data/aero/timestep_info/00206/u_ext/00002</text:p>
      <text:p text:style-name="Preformatted_20_Text">data/aero/timestep_info/00206/u_ext/00003</text:p>
      <text:p text:style-name="Preformatted_20_Text">data/aero/timestep_info/00206/u_ext/_read_as</text:p>
      <text:p text:style-name="Preformatted_20_Text">data/aero/timestep_info/00206/u_ext_star/00000</text:p>
      <text:p text:style-name="Preformatted_20_Text">data/aero/timestep_info/00206/u_ext_star/00001</text:p>
      <text:p text:style-name="Preformatted_20_Text">data/aero/timestep_info/00206/u_ext_star/00002</text:p>
      <text:p text:style-name="Preformatted_20_Text">data/aero/timestep_info/00206/u_ext_star/00003</text:p>
      <text:p text:style-name="Preformatted_20_Text">data/aero/timestep_info/00206/u_ext_star/_read_as</text:p>
      <text:p text:style-name="Preformatted_20_Text">data/aero/timestep_info/00206/wake_conv_vel/00000</text:p>
      <text:p text:style-name="Preformatted_20_Text">data/aero/timestep_info/00206/wake_conv_vel/00001</text:p>
      <text:p text:style-name="Preformatted_20_Text">data/aero/timestep_info/00206/wake_conv_vel/00002</text:p>
      <text:p text:style-name="Preformatted_20_Text">data/aero/timestep_info/00206/wake_conv_vel/00003</text:p>
      <text:p text:style-name="Preformatted_20_Text">data/aero/timestep_info/00206/wake_conv_vel/_read_as</text:p>
      <text:p text:style-name="Preformatted_20_Text">data/aero/timestep_info/00206/zeta/00000</text:p>
      <text:p text:style-name="Preformatted_20_Text">data/aero/timestep_info/00206/zeta/00001</text:p>
      <text:p text:style-name="Preformatted_20_Text">data/aero/timestep_info/00206/zeta/00002</text:p>
      <text:p text:style-name="Preformatted_20_Text">data/aero/timestep_info/00206/zeta/00003</text:p>
      <text:p text:style-name="Preformatted_20_Text">data/aero/timestep_info/00206/zeta/_read_as</text:p>
      <text:p text:style-name="Preformatted_20_Text">data/aero/timestep_info/00206/zeta_dot/00000</text:p>
      <text:p text:style-name="Preformatted_20_Text">data/aero/timestep_info/00206/zeta_dot/00001</text:p>
      <text:p text:style-name="Preformatted_20_Text">data/aero/timestep_info/00206/zeta_dot/00002</text:p>
      <text:p text:style-name="Preformatted_20_Text">data/aero/timestep_info/00206/zeta_dot/00003</text:p>
      <text:p text:style-name="Preformatted_20_Text">data/aero/timestep_info/00206/zeta_dot/_read_as</text:p>
      <text:p text:style-name="Preformatted_20_Text">data/aero/timestep_info/00206/zeta_star/00000</text:p>
      <text:p text:style-name="Preformatted_20_Text">data/aero/timestep_info/00206/zeta_star/00001</text:p>
      <text:p text:style-name="Preformatted_20_Text">data/aero/timestep_info/00206/zeta_star/00002</text:p>
      <text:p text:style-name="Preformatted_20_Text">data/aero/timestep_info/00206/zeta_star/00003</text:p>
      <text:p text:style-name="Preformatted_20_Text">data/aero/timestep_info/00206/zeta_star/_read_as</text:p>
      <text:p text:style-name="Preformatted_20_Text">data/aero/timestep_info/00207/_read_as</text:p>
      <text:p text:style-name="Preformatted_20_Text">data/aero/timestep_info/00207/body_steady_forces</text:p>
      <text:p text:style-name="Preformatted_20_Text">data/aero/timestep_info/00207/body_unsteady_forces</text:p>
      <text:p text:style-name="Preformatted_20_Text">data/aero/timestep_info/00207/control_surface_deflection</text:p>
      <text:p text:style-name="Preformatted_20_Text">data/aero/timestep_info/00207/ct_dimensions</text:p>
      <text:p text:style-name="Preformatted_20_Text">data/aero/timestep_info/00207/ct_dimensions_star</text:p>
      <text:p text:style-name="Preformatted_20_Text">data/aero/timestep_info/00207/dimensions</text:p>
      <text:p text:style-name="Preformatted_20_Text">data/aero/timestep_info/00207/dimensions_star</text:p>
      <text:p text:style-name="Preformatted_20_Text">data/aero/timestep_info/00207/dist_to_orig/00000</text:p>
      <text:p text:style-name="Preformatted_20_Text">data/aero/timestep_info/00207/dist_to_orig/00001</text:p>
      <text:p text:style-name="Preformatted_20_Text">data/aero/timestep_info/00207/dist_to_orig/00002</text:p>
      <text:p text:style-name="Preformatted_20_Text">data/aero/timestep_info/00207/dist_to_orig/00003</text:p>
      <text:p text:style-name="Preformatted_20_Text">data/aero/timestep_info/00207/dist_to_orig/_read_as</text:p>
      <text:p text:style-name="Preformatted_20_Text">data/aero/timestep_info/00207/dynamic_forces/00000</text:p>
      <text:p text:style-name="Preformatted_20_Text">data/aero/timestep_info/00207/dynamic_forces/00001</text:p>
      <text:p text:style-name="Preformatted_20_Text">data/aero/timestep_info/00207/dynamic_forces/00002</text:p>
      <text:p text:style-name="Preformatted_20_Text">data/aero/timestep_info/00207/dynamic_forces/00003</text:p>
      <text:p text:style-name="Preformatted_20_Text">data/aero/timestep_info/00207/dynamic_forces/_read_as</text:p>
      <text:p text:style-name="Preformatted_20_Text">data/aero/timestep_info/00207/flag_zeta_phantom</text:p>
      <text:p text:style-name="Preformatted_20_Text"><text:soft-page-break/>data/aero/timestep_info/00207/forces/00000</text:p>
      <text:p text:style-name="Preformatted_20_Text">data/aero/timestep_info/00207/forces/00001</text:p>
      <text:p text:style-name="Preformatted_20_Text">data/aero/timestep_info/00207/forces/00002</text:p>
      <text:p text:style-name="Preformatted_20_Text">data/aero/timestep_info/00207/forces/00003</text:p>
      <text:p text:style-name="Preformatted_20_Text">data/aero/timestep_info/00207/forces/_read_as</text:p>
      <text:p text:style-name="Preformatted_20_Text">data/aero/timestep_info/00207/gamma/00000</text:p>
      <text:p text:style-name="Preformatted_20_Text">data/aero/timestep_info/00207/gamma/00001</text:p>
      <text:p text:style-name="Preformatted_20_Text">data/aero/timestep_info/00207/gamma/00002</text:p>
      <text:p text:style-name="Preformatted_20_Text">data/aero/timestep_info/00207/gamma/00003</text:p>
      <text:p text:style-name="Preformatted_20_Text">data/aero/timestep_info/00207/gamma/_read_as</text:p>
      <text:p text:style-name="Preformatted_20_Text">data/aero/timestep_info/00207/gamma_dot/00000</text:p>
      <text:p text:style-name="Preformatted_20_Text">data/aero/timestep_info/00207/gamma_dot/00001</text:p>
      <text:p text:style-name="Preformatted_20_Text">data/aero/timestep_info/00207/gamma_dot/00002</text:p>
      <text:p text:style-name="Preformatted_20_Text">data/aero/timestep_info/00207/gamma_dot/00003</text:p>
      <text:p text:style-name="Preformatted_20_Text">data/aero/timestep_info/00207/gamma_dot/_read_as</text:p>
      <text:p text:style-name="Preformatted_20_Text">data/aero/timestep_info/00207/gamma_star/00000</text:p>
      <text:p text:style-name="Preformatted_20_Text">data/aero/timestep_info/00207/gamma_star/00001</text:p>
      <text:p text:style-name="Preformatted_20_Text">data/aero/timestep_info/00207/gamma_star/00002</text:p>
      <text:p text:style-name="Preformatted_20_Text">data/aero/timestep_info/00207/gamma_star/00003</text:p>
      <text:p text:style-name="Preformatted_20_Text">data/aero/timestep_info/00207/gamma_star/_read_as</text:p>
      <text:p text:style-name="Preformatted_20_Text">data/aero/timestep_info/00207/in_global_AFoR</text:p>
      <text:p text:style-name="Preformatted_20_Text">data/aero/timestep_info/00207/inertial_steady_forces</text:p>
      <text:p text:style-name="Preformatted_20_Text">data/aero/timestep_info/00207/inertial_unsteady_forces</text:p>
      <text:p text:style-name="Preformatted_20_Text">data/aero/timestep_info/00207/n_surf</text:p>
      <text:p text:style-name="Preformatted_20_Text">data/aero/timestep_info/00207/normals/00000</text:p>
      <text:p text:style-name="Preformatted_20_Text">data/aero/timestep_info/00207/normals/00001</text:p>
      <text:p text:style-name="Preformatted_20_Text">data/aero/timestep_info/00207/normals/00002</text:p>
      <text:p text:style-name="Preformatted_20_Text">data/aero/timestep_info/00207/normals/00003</text:p>
      <text:p text:style-name="Preformatted_20_Text">data/aero/timestep_info/00207/normals/_read_as</text:p>
      <text:p text:style-name="Preformatted_20_Text">data/aero/timestep_info/00207/postproc_cell/_read_as</text:p>
      <text:p text:style-name="Preformatted_20_Text">data/aero/timestep_info/00207/postproc_node/_read_as</text:p>
      <text:p text:style-name="Preformatted_20_Text">data/aero/timestep_info/00207/u_ext/00000</text:p>
      <text:p text:style-name="Preformatted_20_Text">data/aero/timestep_info/00207/u_ext/00001</text:p>
      <text:p text:style-name="Preformatted_20_Text">data/aero/timestep_info/00207/u_ext/00002</text:p>
      <text:p text:style-name="Preformatted_20_Text">data/aero/timestep_info/00207/u_ext/00003</text:p>
      <text:p text:style-name="Preformatted_20_Text">data/aero/timestep_info/00207/u_ext/_read_as</text:p>
      <text:p text:style-name="Preformatted_20_Text">data/aero/timestep_info/00207/u_ext_star/00000</text:p>
      <text:p text:style-name="Preformatted_20_Text">data/aero/timestep_info/00207/u_ext_star/00001</text:p>
      <text:p text:style-name="Preformatted_20_Text">data/aero/timestep_info/00207/u_ext_star/00002</text:p>
      <text:p text:style-name="Preformatted_20_Text">data/aero/timestep_info/00207/u_ext_star/00003</text:p>
      <text:p text:style-name="Preformatted_20_Text">data/aero/timestep_info/00207/u_ext_star/_read_as</text:p>
      <text:p text:style-name="Preformatted_20_Text">data/aero/timestep_info/00207/wake_conv_vel/00000</text:p>
      <text:p text:style-name="Preformatted_20_Text">data/aero/timestep_info/00207/wake_conv_vel/00001</text:p>
      <text:p text:style-name="Preformatted_20_Text">data/aero/timestep_info/00207/wake_conv_vel/00002</text:p>
      <text:p text:style-name="Preformatted_20_Text">data/aero/timestep_info/00207/wake_conv_vel/00003</text:p>
      <text:p text:style-name="Preformatted_20_Text">data/aero/timestep_info/00207/wake_conv_vel/_read_as</text:p>
      <text:p text:style-name="Preformatted_20_Text">data/aero/timestep_info/00207/zeta/00000</text:p>
      <text:p text:style-name="Preformatted_20_Text">data/aero/timestep_info/00207/zeta/00001</text:p>
      <text:p text:style-name="Preformatted_20_Text">data/aero/timestep_info/00207/zeta/00002</text:p>
      <text:p text:style-name="Preformatted_20_Text">data/aero/timestep_info/00207/zeta/00003</text:p>
      <text:p text:style-name="Preformatted_20_Text">data/aero/timestep_info/00207/zeta/_read_as</text:p>
      <text:p text:style-name="Preformatted_20_Text">data/aero/timestep_info/00207/zeta_dot/00000</text:p>
      <text:p text:style-name="Preformatted_20_Text">data/aero/timestep_info/00207/zeta_dot/00001</text:p>
      <text:p text:style-name="Preformatted_20_Text">data/aero/timestep_info/00207/zeta_dot/00002</text:p>
      <text:p text:style-name="Preformatted_20_Text">data/aero/timestep_info/00207/zeta_dot/00003</text:p>
      <text:p text:style-name="Preformatted_20_Text">data/aero/timestep_info/00207/zeta_dot/_read_as</text:p>
      <text:p text:style-name="Preformatted_20_Text">data/aero/timestep_info/00207/zeta_star/00000</text:p>
      <text:p text:style-name="Preformatted_20_Text">data/aero/timestep_info/00207/zeta_star/00001</text:p>
      <text:p text:style-name="Preformatted_20_Text">data/aero/timestep_info/00207/zeta_star/00002</text:p>
      <text:p text:style-name="Preformatted_20_Text">data/aero/timestep_info/00207/zeta_star/00003</text:p>
      <text:p text:style-name="Preformatted_20_Text">data/aero/timestep_info/00207/zeta_star/_read_as</text:p>
      <text:p text:style-name="Preformatted_20_Text">data/aero/timestep_info/00208/_read_as</text:p>
      <text:p text:style-name="Preformatted_20_Text">data/aero/timestep_info/00208/body_steady_forces</text:p>
      <text:p text:style-name="Preformatted_20_Text">data/aero/timestep_info/00208/body_unsteady_forces</text:p>
      <text:p text:style-name="Preformatted_20_Text"><text:soft-page-break/>data/aero/timestep_info/00208/control_surface_deflection</text:p>
      <text:p text:style-name="Preformatted_20_Text">data/aero/timestep_info/00208/ct_dimensions</text:p>
      <text:p text:style-name="Preformatted_20_Text">data/aero/timestep_info/00208/ct_dimensions_star</text:p>
      <text:p text:style-name="Preformatted_20_Text">data/aero/timestep_info/00208/dimensions</text:p>
      <text:p text:style-name="Preformatted_20_Text">data/aero/timestep_info/00208/dimensions_star</text:p>
      <text:p text:style-name="Preformatted_20_Text">data/aero/timestep_info/00208/dist_to_orig/00000</text:p>
      <text:p text:style-name="Preformatted_20_Text">data/aero/timestep_info/00208/dist_to_orig/00001</text:p>
      <text:p text:style-name="Preformatted_20_Text">data/aero/timestep_info/00208/dist_to_orig/00002</text:p>
      <text:p text:style-name="Preformatted_20_Text">data/aero/timestep_info/00208/dist_to_orig/00003</text:p>
      <text:p text:style-name="Preformatted_20_Text">data/aero/timestep_info/00208/dist_to_orig/_read_as</text:p>
      <text:p text:style-name="Preformatted_20_Text">data/aero/timestep_info/00208/dynamic_forces/00000</text:p>
      <text:p text:style-name="Preformatted_20_Text">data/aero/timestep_info/00208/dynamic_forces/00001</text:p>
      <text:p text:style-name="Preformatted_20_Text">data/aero/timestep_info/00208/dynamic_forces/00002</text:p>
      <text:p text:style-name="Preformatted_20_Text">data/aero/timestep_info/00208/dynamic_forces/00003</text:p>
      <text:p text:style-name="Preformatted_20_Text">data/aero/timestep_info/00208/dynamic_forces/_read_as</text:p>
      <text:p text:style-name="Preformatted_20_Text">data/aero/timestep_info/00208/flag_zeta_phantom</text:p>
      <text:p text:style-name="Preformatted_20_Text">data/aero/timestep_info/00208/forces/00000</text:p>
      <text:p text:style-name="Preformatted_20_Text">data/aero/timestep_info/00208/forces/00001</text:p>
      <text:p text:style-name="Preformatted_20_Text">data/aero/timestep_info/00208/forces/00002</text:p>
      <text:p text:style-name="Preformatted_20_Text">data/aero/timestep_info/00208/forces/00003</text:p>
      <text:p text:style-name="Preformatted_20_Text">data/aero/timestep_info/00208/forces/_read_as</text:p>
      <text:p text:style-name="Preformatted_20_Text">data/aero/timestep_info/00208/gamma/00000</text:p>
      <text:p text:style-name="Preformatted_20_Text">data/aero/timestep_info/00208/gamma/00001</text:p>
      <text:p text:style-name="Preformatted_20_Text">data/aero/timestep_info/00208/gamma/00002</text:p>
      <text:p text:style-name="Preformatted_20_Text">data/aero/timestep_info/00208/gamma/00003</text:p>
      <text:p text:style-name="Preformatted_20_Text">data/aero/timestep_info/00208/gamma/_read_as</text:p>
      <text:p text:style-name="Preformatted_20_Text">data/aero/timestep_info/00208/gamma_dot/00000</text:p>
      <text:p text:style-name="Preformatted_20_Text">data/aero/timestep_info/00208/gamma_dot/00001</text:p>
      <text:p text:style-name="Preformatted_20_Text">data/aero/timestep_info/00208/gamma_dot/00002</text:p>
      <text:p text:style-name="Preformatted_20_Text">data/aero/timestep_info/00208/gamma_dot/00003</text:p>
      <text:p text:style-name="Preformatted_20_Text">data/aero/timestep_info/00208/gamma_dot/_read_as</text:p>
      <text:p text:style-name="Preformatted_20_Text">data/aero/timestep_info/00208/gamma_star/00000</text:p>
      <text:p text:style-name="Preformatted_20_Text">data/aero/timestep_info/00208/gamma_star/00001</text:p>
      <text:p text:style-name="Preformatted_20_Text">data/aero/timestep_info/00208/gamma_star/00002</text:p>
      <text:p text:style-name="Preformatted_20_Text">data/aero/timestep_info/00208/gamma_star/00003</text:p>
      <text:p text:style-name="Preformatted_20_Text">data/aero/timestep_info/00208/gamma_star/_read_as</text:p>
      <text:p text:style-name="Preformatted_20_Text">data/aero/timestep_info/00208/in_global_AFoR</text:p>
      <text:p text:style-name="Preformatted_20_Text">data/aero/timestep_info/00208/inertial_steady_forces</text:p>
      <text:p text:style-name="Preformatted_20_Text">data/aero/timestep_info/00208/inertial_unsteady_forces</text:p>
      <text:p text:style-name="Preformatted_20_Text">data/aero/timestep_info/00208/n_surf</text:p>
      <text:p text:style-name="Preformatted_20_Text">data/aero/timestep_info/00208/normals/00000</text:p>
      <text:p text:style-name="Preformatted_20_Text">data/aero/timestep_info/00208/normals/00001</text:p>
      <text:p text:style-name="Preformatted_20_Text">data/aero/timestep_info/00208/normals/00002</text:p>
      <text:p text:style-name="Preformatted_20_Text">data/aero/timestep_info/00208/normals/00003</text:p>
      <text:p text:style-name="Preformatted_20_Text">data/aero/timestep_info/00208/normals/_read_as</text:p>
      <text:p text:style-name="Preformatted_20_Text">data/aero/timestep_info/00208/postproc_cell/_read_as</text:p>
      <text:p text:style-name="Preformatted_20_Text">data/aero/timestep_info/00208/postproc_node/_read_as</text:p>
      <text:p text:style-name="Preformatted_20_Text">data/aero/timestep_info/00208/u_ext/00000</text:p>
      <text:p text:style-name="Preformatted_20_Text">data/aero/timestep_info/00208/u_ext/00001</text:p>
      <text:p text:style-name="Preformatted_20_Text">data/aero/timestep_info/00208/u_ext/00002</text:p>
      <text:p text:style-name="Preformatted_20_Text">data/aero/timestep_info/00208/u_ext/00003</text:p>
      <text:p text:style-name="Preformatted_20_Text">data/aero/timestep_info/00208/u_ext/_read_as</text:p>
      <text:p text:style-name="Preformatted_20_Text">data/aero/timestep_info/00208/u_ext_star/00000</text:p>
      <text:p text:style-name="Preformatted_20_Text">data/aero/timestep_info/00208/u_ext_star/00001</text:p>
      <text:p text:style-name="Preformatted_20_Text">data/aero/timestep_info/00208/u_ext_star/00002</text:p>
      <text:p text:style-name="Preformatted_20_Text">data/aero/timestep_info/00208/u_ext_star/00003</text:p>
      <text:p text:style-name="Preformatted_20_Text">data/aero/timestep_info/00208/u_ext_star/_read_as</text:p>
      <text:p text:style-name="Preformatted_20_Text">data/aero/timestep_info/00208/wake_conv_vel/00000</text:p>
      <text:p text:style-name="Preformatted_20_Text">data/aero/timestep_info/00208/wake_conv_vel/00001</text:p>
      <text:p text:style-name="Preformatted_20_Text">data/aero/timestep_info/00208/wake_conv_vel/00002</text:p>
      <text:p text:style-name="Preformatted_20_Text">data/aero/timestep_info/00208/wake_conv_vel/00003</text:p>
      <text:p text:style-name="Preformatted_20_Text">data/aero/timestep_info/00208/wake_conv_vel/_read_as</text:p>
      <text:p text:style-name="Preformatted_20_Text">data/aero/timestep_info/00208/zeta/00000</text:p>
      <text:p text:style-name="Preformatted_20_Text">data/aero/timestep_info/00208/zeta/00001</text:p>
      <text:p text:style-name="Preformatted_20_Text"><text:soft-page-break/>data/aero/timestep_info/00208/zeta/00002</text:p>
      <text:p text:style-name="Preformatted_20_Text">data/aero/timestep_info/00208/zeta/00003</text:p>
      <text:p text:style-name="Preformatted_20_Text">data/aero/timestep_info/00208/zeta/_read_as</text:p>
      <text:p text:style-name="Preformatted_20_Text">data/aero/timestep_info/00208/zeta_dot/00000</text:p>
      <text:p text:style-name="Preformatted_20_Text">data/aero/timestep_info/00208/zeta_dot/00001</text:p>
      <text:p text:style-name="Preformatted_20_Text">data/aero/timestep_info/00208/zeta_dot/00002</text:p>
      <text:p text:style-name="Preformatted_20_Text">data/aero/timestep_info/00208/zeta_dot/00003</text:p>
      <text:p text:style-name="Preformatted_20_Text">data/aero/timestep_info/00208/zeta_dot/_read_as</text:p>
      <text:p text:style-name="Preformatted_20_Text">data/aero/timestep_info/00208/zeta_star/00000</text:p>
      <text:p text:style-name="Preformatted_20_Text">data/aero/timestep_info/00208/zeta_star/00001</text:p>
      <text:p text:style-name="Preformatted_20_Text">data/aero/timestep_info/00208/zeta_star/00002</text:p>
      <text:p text:style-name="Preformatted_20_Text">data/aero/timestep_info/00208/zeta_star/00003</text:p>
      <text:p text:style-name="Preformatted_20_Text">data/aero/timestep_info/00208/zeta_star/_read_as</text:p>
      <text:p text:style-name="Preformatted_20_Text">data/aero/timestep_info/00209/_read_as</text:p>
      <text:p text:style-name="Preformatted_20_Text">data/aero/timestep_info/00209/body_steady_forces</text:p>
      <text:p text:style-name="Preformatted_20_Text">data/aero/timestep_info/00209/body_unsteady_forces</text:p>
      <text:p text:style-name="Preformatted_20_Text">data/aero/timestep_info/00209/control_surface_deflection</text:p>
      <text:p text:style-name="Preformatted_20_Text">data/aero/timestep_info/00209/ct_dimensions</text:p>
      <text:p text:style-name="Preformatted_20_Text">data/aero/timestep_info/00209/ct_dimensions_star</text:p>
      <text:p text:style-name="Preformatted_20_Text">data/aero/timestep_info/00209/dimensions</text:p>
      <text:p text:style-name="Preformatted_20_Text">data/aero/timestep_info/00209/dimensions_star</text:p>
      <text:p text:style-name="Preformatted_20_Text">data/aero/timestep_info/00209/dist_to_orig/00000</text:p>
      <text:p text:style-name="Preformatted_20_Text">data/aero/timestep_info/00209/dist_to_orig/00001</text:p>
      <text:p text:style-name="Preformatted_20_Text">data/aero/timestep_info/00209/dist_to_orig/00002</text:p>
      <text:p text:style-name="Preformatted_20_Text">data/aero/timestep_info/00209/dist_to_orig/00003</text:p>
      <text:p text:style-name="Preformatted_20_Text">data/aero/timestep_info/00209/dist_to_orig/_read_as</text:p>
      <text:p text:style-name="Preformatted_20_Text">data/aero/timestep_info/00209/dynamic_forces/00000</text:p>
      <text:p text:style-name="Preformatted_20_Text">data/aero/timestep_info/00209/dynamic_forces/00001</text:p>
      <text:p text:style-name="Preformatted_20_Text">data/aero/timestep_info/00209/dynamic_forces/00002</text:p>
      <text:p text:style-name="Preformatted_20_Text">data/aero/timestep_info/00209/dynamic_forces/00003</text:p>
      <text:p text:style-name="Preformatted_20_Text">data/aero/timestep_info/00209/dynamic_forces/_read_as</text:p>
      <text:p text:style-name="Preformatted_20_Text">data/aero/timestep_info/00209/flag_zeta_phantom</text:p>
      <text:p text:style-name="Preformatted_20_Text">data/aero/timestep_info/00209/forces/00000</text:p>
      <text:p text:style-name="Preformatted_20_Text">data/aero/timestep_info/00209/forces/00001</text:p>
      <text:p text:style-name="Preformatted_20_Text">data/aero/timestep_info/00209/forces/00002</text:p>
      <text:p text:style-name="Preformatted_20_Text">data/aero/timestep_info/00209/forces/00003</text:p>
      <text:p text:style-name="Preformatted_20_Text">data/aero/timestep_info/00209/forces/_read_as</text:p>
      <text:p text:style-name="Preformatted_20_Text">data/aero/timestep_info/00209/gamma/00000</text:p>
      <text:p text:style-name="Preformatted_20_Text">data/aero/timestep_info/00209/gamma/00001</text:p>
      <text:p text:style-name="Preformatted_20_Text">data/aero/timestep_info/00209/gamma/00002</text:p>
      <text:p text:style-name="Preformatted_20_Text">data/aero/timestep_info/00209/gamma/00003</text:p>
      <text:p text:style-name="Preformatted_20_Text">data/aero/timestep_info/00209/gamma/_read_as</text:p>
      <text:p text:style-name="Preformatted_20_Text">data/aero/timestep_info/00209/gamma_dot/00000</text:p>
      <text:p text:style-name="Preformatted_20_Text">data/aero/timestep_info/00209/gamma_dot/00001</text:p>
      <text:p text:style-name="Preformatted_20_Text">data/aero/timestep_info/00209/gamma_dot/00002</text:p>
      <text:p text:style-name="Preformatted_20_Text">data/aero/timestep_info/00209/gamma_dot/00003</text:p>
      <text:p text:style-name="Preformatted_20_Text">data/aero/timestep_info/00209/gamma_dot/_read_as</text:p>
      <text:p text:style-name="Preformatted_20_Text">data/aero/timestep_info/00209/gamma_star/00000</text:p>
      <text:p text:style-name="Preformatted_20_Text">data/aero/timestep_info/00209/gamma_star/00001</text:p>
      <text:p text:style-name="Preformatted_20_Text">data/aero/timestep_info/00209/gamma_star/00002</text:p>
      <text:p text:style-name="Preformatted_20_Text">data/aero/timestep_info/00209/gamma_star/00003</text:p>
      <text:p text:style-name="Preformatted_20_Text">data/aero/timestep_info/00209/gamma_star/_read_as</text:p>
      <text:p text:style-name="Preformatted_20_Text">data/aero/timestep_info/00209/in_global_AFoR</text:p>
      <text:p text:style-name="Preformatted_20_Text">data/aero/timestep_info/00209/inertial_steady_forces</text:p>
      <text:p text:style-name="Preformatted_20_Text">data/aero/timestep_info/00209/inertial_unsteady_forces</text:p>
      <text:p text:style-name="Preformatted_20_Text">data/aero/timestep_info/00209/n_surf</text:p>
      <text:p text:style-name="Preformatted_20_Text">data/aero/timestep_info/00209/normals/00000</text:p>
      <text:p text:style-name="Preformatted_20_Text">data/aero/timestep_info/00209/normals/00001</text:p>
      <text:p text:style-name="Preformatted_20_Text">data/aero/timestep_info/00209/normals/00002</text:p>
      <text:p text:style-name="Preformatted_20_Text">data/aero/timestep_info/00209/normals/00003</text:p>
      <text:p text:style-name="Preformatted_20_Text">data/aero/timestep_info/00209/normals/_read_as</text:p>
      <text:p text:style-name="Preformatted_20_Text">data/aero/timestep_info/00209/postproc_cell/_read_as</text:p>
      <text:p text:style-name="Preformatted_20_Text">data/aero/timestep_info/00209/postproc_node/_read_as</text:p>
      <text:p text:style-name="Preformatted_20_Text">data/aero/timestep_info/00209/u_ext/00000</text:p>
      <text:p text:style-name="Preformatted_20_Text"><text:soft-page-break/>data/aero/timestep_info/00209/u_ext/00001</text:p>
      <text:p text:style-name="Preformatted_20_Text">data/aero/timestep_info/00209/u_ext/00002</text:p>
      <text:p text:style-name="Preformatted_20_Text">data/aero/timestep_info/00209/u_ext/00003</text:p>
      <text:p text:style-name="Preformatted_20_Text">data/aero/timestep_info/00209/u_ext/_read_as</text:p>
      <text:p text:style-name="Preformatted_20_Text">data/aero/timestep_info/00209/u_ext_star/00000</text:p>
      <text:p text:style-name="Preformatted_20_Text">data/aero/timestep_info/00209/u_ext_star/00001</text:p>
      <text:p text:style-name="Preformatted_20_Text">data/aero/timestep_info/00209/u_ext_star/00002</text:p>
      <text:p text:style-name="Preformatted_20_Text">data/aero/timestep_info/00209/u_ext_star/00003</text:p>
      <text:p text:style-name="Preformatted_20_Text">data/aero/timestep_info/00209/u_ext_star/_read_as</text:p>
      <text:p text:style-name="Preformatted_20_Text">data/aero/timestep_info/00209/wake_conv_vel/00000</text:p>
      <text:p text:style-name="Preformatted_20_Text">data/aero/timestep_info/00209/wake_conv_vel/00001</text:p>
      <text:p text:style-name="Preformatted_20_Text">data/aero/timestep_info/00209/wake_conv_vel/00002</text:p>
      <text:p text:style-name="Preformatted_20_Text">data/aero/timestep_info/00209/wake_conv_vel/00003</text:p>
      <text:p text:style-name="Preformatted_20_Text">data/aero/timestep_info/00209/wake_conv_vel/_read_as</text:p>
      <text:p text:style-name="Preformatted_20_Text">data/aero/timestep_info/00209/zeta/00000</text:p>
      <text:p text:style-name="Preformatted_20_Text">data/aero/timestep_info/00209/zeta/00001</text:p>
      <text:p text:style-name="Preformatted_20_Text">data/aero/timestep_info/00209/zeta/00002</text:p>
      <text:p text:style-name="Preformatted_20_Text">data/aero/timestep_info/00209/zeta/00003</text:p>
      <text:p text:style-name="Preformatted_20_Text">data/aero/timestep_info/00209/zeta/_read_as</text:p>
      <text:p text:style-name="Preformatted_20_Text">data/aero/timestep_info/00209/zeta_dot/00000</text:p>
      <text:p text:style-name="Preformatted_20_Text">data/aero/timestep_info/00209/zeta_dot/00001</text:p>
      <text:p text:style-name="Preformatted_20_Text">data/aero/timestep_info/00209/zeta_dot/00002</text:p>
      <text:p text:style-name="Preformatted_20_Text">data/aero/timestep_info/00209/zeta_dot/00003</text:p>
      <text:p text:style-name="Preformatted_20_Text">data/aero/timestep_info/00209/zeta_dot/_read_as</text:p>
      <text:p text:style-name="Preformatted_20_Text">data/aero/timestep_info/00209/zeta_star/00000</text:p>
      <text:p text:style-name="Preformatted_20_Text">data/aero/timestep_info/00209/zeta_star/00001</text:p>
      <text:p text:style-name="Preformatted_20_Text">data/aero/timestep_info/00209/zeta_star/00002</text:p>
      <text:p text:style-name="Preformatted_20_Text">data/aero/timestep_info/00209/zeta_star/00003</text:p>
      <text:p text:style-name="Preformatted_20_Text">data/aero/timestep_info/00209/zeta_star/_read_as</text:p>
      <text:p text:style-name="Preformatted_20_Text">data/aero/timestep_info/00210/_read_as</text:p>
      <text:p text:style-name="Preformatted_20_Text">data/aero/timestep_info/00210/body_steady_forces</text:p>
      <text:p text:style-name="Preformatted_20_Text">data/aero/timestep_info/00210/body_unsteady_forces</text:p>
      <text:p text:style-name="Preformatted_20_Text">data/aero/timestep_info/00210/control_surface_deflection</text:p>
      <text:p text:style-name="Preformatted_20_Text">data/aero/timestep_info/00210/ct_dimensions</text:p>
      <text:p text:style-name="Preformatted_20_Text">data/aero/timestep_info/00210/ct_dimensions_star</text:p>
      <text:p text:style-name="Preformatted_20_Text">data/aero/timestep_info/00210/dimensions</text:p>
      <text:p text:style-name="Preformatted_20_Text">data/aero/timestep_info/00210/dimensions_star</text:p>
      <text:p text:style-name="Preformatted_20_Text">data/aero/timestep_info/00210/dist_to_orig/00000</text:p>
      <text:p text:style-name="Preformatted_20_Text">data/aero/timestep_info/00210/dist_to_orig/00001</text:p>
      <text:p text:style-name="Preformatted_20_Text">data/aero/timestep_info/00210/dist_to_orig/00002</text:p>
      <text:p text:style-name="Preformatted_20_Text">data/aero/timestep_info/00210/dist_to_orig/00003</text:p>
      <text:p text:style-name="Preformatted_20_Text">data/aero/timestep_info/00210/dist_to_orig/_read_as</text:p>
      <text:p text:style-name="Preformatted_20_Text">data/aero/timestep_info/00210/dynamic_forces/00000</text:p>
      <text:p text:style-name="Preformatted_20_Text">data/aero/timestep_info/00210/dynamic_forces/00001</text:p>
      <text:p text:style-name="Preformatted_20_Text">data/aero/timestep_info/00210/dynamic_forces/00002</text:p>
      <text:p text:style-name="Preformatted_20_Text">data/aero/timestep_info/00210/dynamic_forces/00003</text:p>
      <text:p text:style-name="Preformatted_20_Text">data/aero/timestep_info/00210/dynamic_forces/_read_as</text:p>
      <text:p text:style-name="Preformatted_20_Text">data/aero/timestep_info/00210/flag_zeta_phantom</text:p>
      <text:p text:style-name="Preformatted_20_Text">data/aero/timestep_info/00210/forces/00000</text:p>
      <text:p text:style-name="Preformatted_20_Text">data/aero/timestep_info/00210/forces/00001</text:p>
      <text:p text:style-name="Preformatted_20_Text">data/aero/timestep_info/00210/forces/00002</text:p>
      <text:p text:style-name="Preformatted_20_Text">data/aero/timestep_info/00210/forces/00003</text:p>
      <text:p text:style-name="Preformatted_20_Text">data/aero/timestep_info/00210/forces/_read_as</text:p>
      <text:p text:style-name="Preformatted_20_Text">data/aero/timestep_info/00210/gamma/00000</text:p>
      <text:p text:style-name="Preformatted_20_Text">data/aero/timestep_info/00210/gamma/00001</text:p>
      <text:p text:style-name="Preformatted_20_Text">data/aero/timestep_info/00210/gamma/00002</text:p>
      <text:p text:style-name="Preformatted_20_Text">data/aero/timestep_info/00210/gamma/00003</text:p>
      <text:p text:style-name="Preformatted_20_Text">data/aero/timestep_info/00210/gamma/_read_as</text:p>
      <text:p text:style-name="Preformatted_20_Text">data/aero/timestep_info/00210/gamma_dot/00000</text:p>
      <text:p text:style-name="Preformatted_20_Text">data/aero/timestep_info/00210/gamma_dot/00001</text:p>
      <text:p text:style-name="Preformatted_20_Text">data/aero/timestep_info/00210/gamma_dot/00002</text:p>
      <text:p text:style-name="Preformatted_20_Text">data/aero/timestep_info/00210/gamma_dot/00003</text:p>
      <text:p text:style-name="Preformatted_20_Text">data/aero/timestep_info/00210/gamma_dot/_read_as</text:p>
      <text:p text:style-name="Preformatted_20_Text">data/aero/timestep_info/00210/gamma_star/00000</text:p>
      <text:p text:style-name="Preformatted_20_Text"><text:soft-page-break/>data/aero/timestep_info/00210/gamma_star/00001</text:p>
      <text:p text:style-name="Preformatted_20_Text">data/aero/timestep_info/00210/gamma_star/00002</text:p>
      <text:p text:style-name="Preformatted_20_Text">data/aero/timestep_info/00210/gamma_star/00003</text:p>
      <text:p text:style-name="Preformatted_20_Text">data/aero/timestep_info/00210/gamma_star/_read_as</text:p>
      <text:p text:style-name="Preformatted_20_Text">data/aero/timestep_info/00210/in_global_AFoR</text:p>
      <text:p text:style-name="Preformatted_20_Text">data/aero/timestep_info/00210/inertial_steady_forces</text:p>
      <text:p text:style-name="Preformatted_20_Text">data/aero/timestep_info/00210/inertial_unsteady_forces</text:p>
      <text:p text:style-name="Preformatted_20_Text">data/aero/timestep_info/00210/n_surf</text:p>
      <text:p text:style-name="Preformatted_20_Text">data/aero/timestep_info/00210/normals/00000</text:p>
      <text:p text:style-name="Preformatted_20_Text">data/aero/timestep_info/00210/normals/00001</text:p>
      <text:p text:style-name="Preformatted_20_Text">data/aero/timestep_info/00210/normals/00002</text:p>
      <text:p text:style-name="Preformatted_20_Text">data/aero/timestep_info/00210/normals/00003</text:p>
      <text:p text:style-name="Preformatted_20_Text">data/aero/timestep_info/00210/normals/_read_as</text:p>
      <text:p text:style-name="Preformatted_20_Text">data/aero/timestep_info/00210/postproc_cell/_read_as</text:p>
      <text:p text:style-name="Preformatted_20_Text">data/aero/timestep_info/00210/postproc_node/_read_as</text:p>
      <text:p text:style-name="Preformatted_20_Text">data/aero/timestep_info/00210/u_ext/00000</text:p>
      <text:p text:style-name="Preformatted_20_Text">data/aero/timestep_info/00210/u_ext/00001</text:p>
      <text:p text:style-name="Preformatted_20_Text">data/aero/timestep_info/00210/u_ext/00002</text:p>
      <text:p text:style-name="Preformatted_20_Text">data/aero/timestep_info/00210/u_ext/00003</text:p>
      <text:p text:style-name="Preformatted_20_Text">data/aero/timestep_info/00210/u_ext/_read_as</text:p>
      <text:p text:style-name="Preformatted_20_Text">data/aero/timestep_info/00210/u_ext_star/00000</text:p>
      <text:p text:style-name="Preformatted_20_Text">data/aero/timestep_info/00210/u_ext_star/00001</text:p>
      <text:p text:style-name="Preformatted_20_Text">data/aero/timestep_info/00210/u_ext_star/00002</text:p>
      <text:p text:style-name="Preformatted_20_Text">data/aero/timestep_info/00210/u_ext_star/00003</text:p>
      <text:p text:style-name="Preformatted_20_Text">data/aero/timestep_info/00210/u_ext_star/_read_as</text:p>
      <text:p text:style-name="Preformatted_20_Text">data/aero/timestep_info/00210/wake_conv_vel/00000</text:p>
      <text:p text:style-name="Preformatted_20_Text">data/aero/timestep_info/00210/wake_conv_vel/00001</text:p>
      <text:p text:style-name="Preformatted_20_Text">data/aero/timestep_info/00210/wake_conv_vel/00002</text:p>
      <text:p text:style-name="Preformatted_20_Text">data/aero/timestep_info/00210/wake_conv_vel/00003</text:p>
      <text:p text:style-name="Preformatted_20_Text">data/aero/timestep_info/00210/wake_conv_vel/_read_as</text:p>
      <text:p text:style-name="Preformatted_20_Text">data/aero/timestep_info/00210/zeta/00000</text:p>
      <text:p text:style-name="Preformatted_20_Text">data/aero/timestep_info/00210/zeta/00001</text:p>
      <text:p text:style-name="Preformatted_20_Text">data/aero/timestep_info/00210/zeta/00002</text:p>
      <text:p text:style-name="Preformatted_20_Text">data/aero/timestep_info/00210/zeta/00003</text:p>
      <text:p text:style-name="Preformatted_20_Text">data/aero/timestep_info/00210/zeta/_read_as</text:p>
      <text:p text:style-name="Preformatted_20_Text">data/aero/timestep_info/00210/zeta_dot/00000</text:p>
      <text:p text:style-name="Preformatted_20_Text">data/aero/timestep_info/00210/zeta_dot/00001</text:p>
      <text:p text:style-name="Preformatted_20_Text">data/aero/timestep_info/00210/zeta_dot/00002</text:p>
      <text:p text:style-name="Preformatted_20_Text">data/aero/timestep_info/00210/zeta_dot/00003</text:p>
      <text:p text:style-name="Preformatted_20_Text">data/aero/timestep_info/00210/zeta_dot/_read_as</text:p>
      <text:p text:style-name="Preformatted_20_Text">data/aero/timestep_info/00210/zeta_star/00000</text:p>
      <text:p text:style-name="Preformatted_20_Text">data/aero/timestep_info/00210/zeta_star/00001</text:p>
      <text:p text:style-name="Preformatted_20_Text">data/aero/timestep_info/00210/zeta_star/00002</text:p>
      <text:p text:style-name="Preformatted_20_Text">data/aero/timestep_info/00210/zeta_star/00003</text:p>
      <text:p text:style-name="Preformatted_20_Text">data/aero/timestep_info/00210/zeta_star/_read_as</text:p>
      <text:p text:style-name="Preformatted_20_Text">data/aero/timestep_info/00211/_read_as</text:p>
      <text:p text:style-name="Preformatted_20_Text">data/aero/timestep_info/00211/body_steady_forces</text:p>
      <text:p text:style-name="Preformatted_20_Text">data/aero/timestep_info/00211/body_unsteady_forces</text:p>
      <text:p text:style-name="Preformatted_20_Text">data/aero/timestep_info/00211/control_surface_deflection</text:p>
      <text:p text:style-name="Preformatted_20_Text">data/aero/timestep_info/00211/ct_dimensions</text:p>
      <text:p text:style-name="Preformatted_20_Text">data/aero/timestep_info/00211/ct_dimensions_star</text:p>
      <text:p text:style-name="Preformatted_20_Text">data/aero/timestep_info/00211/dimensions</text:p>
      <text:p text:style-name="Preformatted_20_Text">data/aero/timestep_info/00211/dimensions_star</text:p>
      <text:p text:style-name="Preformatted_20_Text">data/aero/timestep_info/00211/dist_to_orig/00000</text:p>
      <text:p text:style-name="Preformatted_20_Text">data/aero/timestep_info/00211/dist_to_orig/00001</text:p>
      <text:p text:style-name="Preformatted_20_Text">data/aero/timestep_info/00211/dist_to_orig/00002</text:p>
      <text:p text:style-name="Preformatted_20_Text">data/aero/timestep_info/00211/dist_to_orig/00003</text:p>
      <text:p text:style-name="Preformatted_20_Text">data/aero/timestep_info/00211/dist_to_orig/_read_as</text:p>
      <text:p text:style-name="Preformatted_20_Text">data/aero/timestep_info/00211/dynamic_forces/00000</text:p>
      <text:p text:style-name="Preformatted_20_Text">data/aero/timestep_info/00211/dynamic_forces/00001</text:p>
      <text:p text:style-name="Preformatted_20_Text">data/aero/timestep_info/00211/dynamic_forces/00002</text:p>
      <text:p text:style-name="Preformatted_20_Text">data/aero/timestep_info/00211/dynamic_forces/00003</text:p>
      <text:p text:style-name="Preformatted_20_Text">data/aero/timestep_info/00211/dynamic_forces/_read_as</text:p>
      <text:p text:style-name="Preformatted_20_Text">data/aero/timestep_info/00211/flag_zeta_phantom</text:p>
      <text:p text:style-name="Preformatted_20_Text"><text:soft-page-break/>data/aero/timestep_info/00211/forces/00000</text:p>
      <text:p text:style-name="Preformatted_20_Text">data/aero/timestep_info/00211/forces/00001</text:p>
      <text:p text:style-name="Preformatted_20_Text">data/aero/timestep_info/00211/forces/00002</text:p>
      <text:p text:style-name="Preformatted_20_Text">data/aero/timestep_info/00211/forces/00003</text:p>
      <text:p text:style-name="Preformatted_20_Text">data/aero/timestep_info/00211/forces/_read_as</text:p>
      <text:p text:style-name="Preformatted_20_Text">data/aero/timestep_info/00211/gamma/00000</text:p>
      <text:p text:style-name="Preformatted_20_Text">data/aero/timestep_info/00211/gamma/00001</text:p>
      <text:p text:style-name="Preformatted_20_Text">data/aero/timestep_info/00211/gamma/00002</text:p>
      <text:p text:style-name="Preformatted_20_Text">data/aero/timestep_info/00211/gamma/00003</text:p>
      <text:p text:style-name="Preformatted_20_Text">data/aero/timestep_info/00211/gamma/_read_as</text:p>
      <text:p text:style-name="Preformatted_20_Text">data/aero/timestep_info/00211/gamma_dot/00000</text:p>
      <text:p text:style-name="Preformatted_20_Text">data/aero/timestep_info/00211/gamma_dot/00001</text:p>
      <text:p text:style-name="Preformatted_20_Text">data/aero/timestep_info/00211/gamma_dot/00002</text:p>
      <text:p text:style-name="Preformatted_20_Text">data/aero/timestep_info/00211/gamma_dot/00003</text:p>
      <text:p text:style-name="Preformatted_20_Text">data/aero/timestep_info/00211/gamma_dot/_read_as</text:p>
      <text:p text:style-name="Preformatted_20_Text">data/aero/timestep_info/00211/gamma_star/00000</text:p>
      <text:p text:style-name="Preformatted_20_Text">data/aero/timestep_info/00211/gamma_star/00001</text:p>
      <text:p text:style-name="Preformatted_20_Text">data/aero/timestep_info/00211/gamma_star/00002</text:p>
      <text:p text:style-name="Preformatted_20_Text">data/aero/timestep_info/00211/gamma_star/00003</text:p>
      <text:p text:style-name="Preformatted_20_Text">data/aero/timestep_info/00211/gamma_star/_read_as</text:p>
      <text:p text:style-name="Preformatted_20_Text">data/aero/timestep_info/00211/in_global_AFoR</text:p>
      <text:p text:style-name="Preformatted_20_Text">data/aero/timestep_info/00211/inertial_steady_forces</text:p>
      <text:p text:style-name="Preformatted_20_Text">data/aero/timestep_info/00211/inertial_unsteady_forces</text:p>
      <text:p text:style-name="Preformatted_20_Text">data/aero/timestep_info/00211/n_surf</text:p>
      <text:p text:style-name="Preformatted_20_Text">data/aero/timestep_info/00211/normals/00000</text:p>
      <text:p text:style-name="Preformatted_20_Text">data/aero/timestep_info/00211/normals/00001</text:p>
      <text:p text:style-name="Preformatted_20_Text">data/aero/timestep_info/00211/normals/00002</text:p>
      <text:p text:style-name="Preformatted_20_Text">data/aero/timestep_info/00211/normals/00003</text:p>
      <text:p text:style-name="Preformatted_20_Text">data/aero/timestep_info/00211/normals/_read_as</text:p>
      <text:p text:style-name="Preformatted_20_Text">data/aero/timestep_info/00211/postproc_cell/_read_as</text:p>
      <text:p text:style-name="Preformatted_20_Text">data/aero/timestep_info/00211/postproc_node/_read_as</text:p>
      <text:p text:style-name="Preformatted_20_Text">data/aero/timestep_info/00211/u_ext/00000</text:p>
      <text:p text:style-name="Preformatted_20_Text">data/aero/timestep_info/00211/u_ext/00001</text:p>
      <text:p text:style-name="Preformatted_20_Text">data/aero/timestep_info/00211/u_ext/00002</text:p>
      <text:p text:style-name="Preformatted_20_Text">data/aero/timestep_info/00211/u_ext/00003</text:p>
      <text:p text:style-name="Preformatted_20_Text">data/aero/timestep_info/00211/u_ext/_read_as</text:p>
      <text:p text:style-name="Preformatted_20_Text">data/aero/timestep_info/00211/u_ext_star/00000</text:p>
      <text:p text:style-name="Preformatted_20_Text">data/aero/timestep_info/00211/u_ext_star/00001</text:p>
      <text:p text:style-name="Preformatted_20_Text">data/aero/timestep_info/00211/u_ext_star/00002</text:p>
      <text:p text:style-name="Preformatted_20_Text">data/aero/timestep_info/00211/u_ext_star/00003</text:p>
      <text:p text:style-name="Preformatted_20_Text">data/aero/timestep_info/00211/u_ext_star/_read_as</text:p>
      <text:p text:style-name="Preformatted_20_Text">data/aero/timestep_info/00211/wake_conv_vel/00000</text:p>
      <text:p text:style-name="Preformatted_20_Text">data/aero/timestep_info/00211/wake_conv_vel/00001</text:p>
      <text:p text:style-name="Preformatted_20_Text">data/aero/timestep_info/00211/wake_conv_vel/00002</text:p>
      <text:p text:style-name="Preformatted_20_Text">data/aero/timestep_info/00211/wake_conv_vel/00003</text:p>
      <text:p text:style-name="Preformatted_20_Text">data/aero/timestep_info/00211/wake_conv_vel/_read_as</text:p>
      <text:p text:style-name="Preformatted_20_Text">data/aero/timestep_info/00211/zeta/00000</text:p>
      <text:p text:style-name="Preformatted_20_Text">data/aero/timestep_info/00211/zeta/00001</text:p>
      <text:p text:style-name="Preformatted_20_Text">data/aero/timestep_info/00211/zeta/00002</text:p>
      <text:p text:style-name="Preformatted_20_Text">data/aero/timestep_info/00211/zeta/00003</text:p>
      <text:p text:style-name="Preformatted_20_Text">data/aero/timestep_info/00211/zeta/_read_as</text:p>
      <text:p text:style-name="Preformatted_20_Text">data/aero/timestep_info/00211/zeta_dot/00000</text:p>
      <text:p text:style-name="Preformatted_20_Text">data/aero/timestep_info/00211/zeta_dot/00001</text:p>
      <text:p text:style-name="Preformatted_20_Text">data/aero/timestep_info/00211/zeta_dot/00002</text:p>
      <text:p text:style-name="Preformatted_20_Text">data/aero/timestep_info/00211/zeta_dot/00003</text:p>
      <text:p text:style-name="Preformatted_20_Text">data/aero/timestep_info/00211/zeta_dot/_read_as</text:p>
      <text:p text:style-name="Preformatted_20_Text">data/aero/timestep_info/00211/zeta_star/00000</text:p>
      <text:p text:style-name="Preformatted_20_Text">data/aero/timestep_info/00211/zeta_star/00001</text:p>
      <text:p text:style-name="Preformatted_20_Text">data/aero/timestep_info/00211/zeta_star/00002</text:p>
      <text:p text:style-name="Preformatted_20_Text">data/aero/timestep_info/00211/zeta_star/00003</text:p>
      <text:p text:style-name="Preformatted_20_Text">data/aero/timestep_info/00211/zeta_star/_read_as</text:p>
      <text:p text:style-name="Preformatted_20_Text">data/aero/timestep_info/00212/_read_as</text:p>
      <text:p text:style-name="Preformatted_20_Text">data/aero/timestep_info/00212/body_steady_forces</text:p>
      <text:p text:style-name="Preformatted_20_Text">data/aero/timestep_info/00212/body_unsteady_forces</text:p>
      <text:p text:style-name="Preformatted_20_Text"><text:soft-page-break/>data/aero/timestep_info/00212/control_surface_deflection</text:p>
      <text:p text:style-name="Preformatted_20_Text">data/aero/timestep_info/00212/ct_dimensions</text:p>
      <text:p text:style-name="Preformatted_20_Text">data/aero/timestep_info/00212/ct_dimensions_star</text:p>
      <text:p text:style-name="Preformatted_20_Text">data/aero/timestep_info/00212/dimensions</text:p>
      <text:p text:style-name="Preformatted_20_Text">data/aero/timestep_info/00212/dimensions_star</text:p>
      <text:p text:style-name="Preformatted_20_Text">data/aero/timestep_info/00212/dist_to_orig/00000</text:p>
      <text:p text:style-name="Preformatted_20_Text">data/aero/timestep_info/00212/dist_to_orig/00001</text:p>
      <text:p text:style-name="Preformatted_20_Text">data/aero/timestep_info/00212/dist_to_orig/00002</text:p>
      <text:p text:style-name="Preformatted_20_Text">data/aero/timestep_info/00212/dist_to_orig/00003</text:p>
      <text:p text:style-name="Preformatted_20_Text">data/aero/timestep_info/00212/dist_to_orig/_read_as</text:p>
      <text:p text:style-name="Preformatted_20_Text">data/aero/timestep_info/00212/dynamic_forces/00000</text:p>
      <text:p text:style-name="Preformatted_20_Text">data/aero/timestep_info/00212/dynamic_forces/00001</text:p>
      <text:p text:style-name="Preformatted_20_Text">data/aero/timestep_info/00212/dynamic_forces/00002</text:p>
      <text:p text:style-name="Preformatted_20_Text">data/aero/timestep_info/00212/dynamic_forces/00003</text:p>
      <text:p text:style-name="Preformatted_20_Text">data/aero/timestep_info/00212/dynamic_forces/_read_as</text:p>
      <text:p text:style-name="Preformatted_20_Text">data/aero/timestep_info/00212/flag_zeta_phantom</text:p>
      <text:p text:style-name="Preformatted_20_Text">data/aero/timestep_info/00212/forces/00000</text:p>
      <text:p text:style-name="Preformatted_20_Text">data/aero/timestep_info/00212/forces/00001</text:p>
      <text:p text:style-name="Preformatted_20_Text">data/aero/timestep_info/00212/forces/00002</text:p>
      <text:p text:style-name="Preformatted_20_Text">data/aero/timestep_info/00212/forces/00003</text:p>
      <text:p text:style-name="Preformatted_20_Text">data/aero/timestep_info/00212/forces/_read_as</text:p>
      <text:p text:style-name="Preformatted_20_Text">data/aero/timestep_info/00212/gamma/00000</text:p>
      <text:p text:style-name="Preformatted_20_Text">data/aero/timestep_info/00212/gamma/00001</text:p>
      <text:p text:style-name="Preformatted_20_Text">data/aero/timestep_info/00212/gamma/00002</text:p>
      <text:p text:style-name="Preformatted_20_Text">data/aero/timestep_info/00212/gamma/00003</text:p>
      <text:p text:style-name="Preformatted_20_Text">data/aero/timestep_info/00212/gamma/_read_as</text:p>
      <text:p text:style-name="Preformatted_20_Text">data/aero/timestep_info/00212/gamma_dot/00000</text:p>
      <text:p text:style-name="Preformatted_20_Text">data/aero/timestep_info/00212/gamma_dot/00001</text:p>
      <text:p text:style-name="Preformatted_20_Text">data/aero/timestep_info/00212/gamma_dot/00002</text:p>
      <text:p text:style-name="Preformatted_20_Text">data/aero/timestep_info/00212/gamma_dot/00003</text:p>
      <text:p text:style-name="Preformatted_20_Text">data/aero/timestep_info/00212/gamma_dot/_read_as</text:p>
      <text:p text:style-name="Preformatted_20_Text">data/aero/timestep_info/00212/gamma_star/00000</text:p>
      <text:p text:style-name="Preformatted_20_Text">data/aero/timestep_info/00212/gamma_star/00001</text:p>
      <text:p text:style-name="Preformatted_20_Text">data/aero/timestep_info/00212/gamma_star/00002</text:p>
      <text:p text:style-name="Preformatted_20_Text">data/aero/timestep_info/00212/gamma_star/00003</text:p>
      <text:p text:style-name="Preformatted_20_Text">data/aero/timestep_info/00212/gamma_star/_read_as</text:p>
      <text:p text:style-name="Preformatted_20_Text">data/aero/timestep_info/00212/in_global_AFoR</text:p>
      <text:p text:style-name="Preformatted_20_Text">data/aero/timestep_info/00212/inertial_steady_forces</text:p>
      <text:p text:style-name="Preformatted_20_Text">data/aero/timestep_info/00212/inertial_unsteady_forces</text:p>
      <text:p text:style-name="Preformatted_20_Text">data/aero/timestep_info/00212/n_surf</text:p>
      <text:p text:style-name="Preformatted_20_Text">data/aero/timestep_info/00212/normals/00000</text:p>
      <text:p text:style-name="Preformatted_20_Text">data/aero/timestep_info/00212/normals/00001</text:p>
      <text:p text:style-name="Preformatted_20_Text">data/aero/timestep_info/00212/normals/00002</text:p>
      <text:p text:style-name="Preformatted_20_Text">data/aero/timestep_info/00212/normals/00003</text:p>
      <text:p text:style-name="Preformatted_20_Text">data/aero/timestep_info/00212/normals/_read_as</text:p>
      <text:p text:style-name="Preformatted_20_Text">data/aero/timestep_info/00212/postproc_cell/_read_as</text:p>
      <text:p text:style-name="Preformatted_20_Text">data/aero/timestep_info/00212/postproc_node/_read_as</text:p>
      <text:p text:style-name="Preformatted_20_Text">data/aero/timestep_info/00212/u_ext/00000</text:p>
      <text:p text:style-name="Preformatted_20_Text">data/aero/timestep_info/00212/u_ext/00001</text:p>
      <text:p text:style-name="Preformatted_20_Text">data/aero/timestep_info/00212/u_ext/00002</text:p>
      <text:p text:style-name="Preformatted_20_Text">data/aero/timestep_info/00212/u_ext/00003</text:p>
      <text:p text:style-name="Preformatted_20_Text">data/aero/timestep_info/00212/u_ext/_read_as</text:p>
      <text:p text:style-name="Preformatted_20_Text">data/aero/timestep_info/00212/u_ext_star/00000</text:p>
      <text:p text:style-name="Preformatted_20_Text">data/aero/timestep_info/00212/u_ext_star/00001</text:p>
      <text:p text:style-name="Preformatted_20_Text">data/aero/timestep_info/00212/u_ext_star/00002</text:p>
      <text:p text:style-name="Preformatted_20_Text">data/aero/timestep_info/00212/u_ext_star/00003</text:p>
      <text:p text:style-name="Preformatted_20_Text">data/aero/timestep_info/00212/u_ext_star/_read_as</text:p>
      <text:p text:style-name="Preformatted_20_Text">data/aero/timestep_info/00212/wake_conv_vel/00000</text:p>
      <text:p text:style-name="Preformatted_20_Text">data/aero/timestep_info/00212/wake_conv_vel/00001</text:p>
      <text:p text:style-name="Preformatted_20_Text">data/aero/timestep_info/00212/wake_conv_vel/00002</text:p>
      <text:p text:style-name="Preformatted_20_Text">data/aero/timestep_info/00212/wake_conv_vel/00003</text:p>
      <text:p text:style-name="Preformatted_20_Text">data/aero/timestep_info/00212/wake_conv_vel/_read_as</text:p>
      <text:p text:style-name="Preformatted_20_Text">data/aero/timestep_info/00212/zeta/00000</text:p>
      <text:p text:style-name="Preformatted_20_Text">data/aero/timestep_info/00212/zeta/00001</text:p>
      <text:p text:style-name="Preformatted_20_Text"><text:soft-page-break/>data/aero/timestep_info/00212/zeta/00002</text:p>
      <text:p text:style-name="Preformatted_20_Text">data/aero/timestep_info/00212/zeta/00003</text:p>
      <text:p text:style-name="Preformatted_20_Text">data/aero/timestep_info/00212/zeta/_read_as</text:p>
      <text:p text:style-name="Preformatted_20_Text">data/aero/timestep_info/00212/zeta_dot/00000</text:p>
      <text:p text:style-name="Preformatted_20_Text">data/aero/timestep_info/00212/zeta_dot/00001</text:p>
      <text:p text:style-name="Preformatted_20_Text">data/aero/timestep_info/00212/zeta_dot/00002</text:p>
      <text:p text:style-name="Preformatted_20_Text">data/aero/timestep_info/00212/zeta_dot/00003</text:p>
      <text:p text:style-name="Preformatted_20_Text">data/aero/timestep_info/00212/zeta_dot/_read_as</text:p>
      <text:p text:style-name="Preformatted_20_Text">data/aero/timestep_info/00212/zeta_star/00000</text:p>
      <text:p text:style-name="Preformatted_20_Text">data/aero/timestep_info/00212/zeta_star/00001</text:p>
      <text:p text:style-name="Preformatted_20_Text">data/aero/timestep_info/00212/zeta_star/00002</text:p>
      <text:p text:style-name="Preformatted_20_Text">data/aero/timestep_info/00212/zeta_star/00003</text:p>
      <text:p text:style-name="Preformatted_20_Text">data/aero/timestep_info/00212/zeta_star/_read_as</text:p>
      <text:p text:style-name="Preformatted_20_Text">data/aero/timestep_info/00213/_read_as</text:p>
      <text:p text:style-name="Preformatted_20_Text">data/aero/timestep_info/00213/body_steady_forces</text:p>
      <text:p text:style-name="Preformatted_20_Text">data/aero/timestep_info/00213/body_unsteady_forces</text:p>
      <text:p text:style-name="Preformatted_20_Text">data/aero/timestep_info/00213/control_surface_deflection</text:p>
      <text:p text:style-name="Preformatted_20_Text">data/aero/timestep_info/00213/ct_dimensions</text:p>
      <text:p text:style-name="Preformatted_20_Text">data/aero/timestep_info/00213/ct_dimensions_star</text:p>
      <text:p text:style-name="Preformatted_20_Text">data/aero/timestep_info/00213/dimensions</text:p>
      <text:p text:style-name="Preformatted_20_Text">data/aero/timestep_info/00213/dimensions_star</text:p>
      <text:p text:style-name="Preformatted_20_Text">data/aero/timestep_info/00213/dist_to_orig/00000</text:p>
      <text:p text:style-name="Preformatted_20_Text">data/aero/timestep_info/00213/dist_to_orig/00001</text:p>
      <text:p text:style-name="Preformatted_20_Text">data/aero/timestep_info/00213/dist_to_orig/00002</text:p>
      <text:p text:style-name="Preformatted_20_Text">data/aero/timestep_info/00213/dist_to_orig/00003</text:p>
      <text:p text:style-name="Preformatted_20_Text">data/aero/timestep_info/00213/dist_to_orig/_read_as</text:p>
      <text:p text:style-name="Preformatted_20_Text">data/aero/timestep_info/00213/dynamic_forces/00000</text:p>
      <text:p text:style-name="Preformatted_20_Text">data/aero/timestep_info/00213/dynamic_forces/00001</text:p>
      <text:p text:style-name="Preformatted_20_Text">data/aero/timestep_info/00213/dynamic_forces/00002</text:p>
      <text:p text:style-name="Preformatted_20_Text">data/aero/timestep_info/00213/dynamic_forces/00003</text:p>
      <text:p text:style-name="Preformatted_20_Text">data/aero/timestep_info/00213/dynamic_forces/_read_as</text:p>
      <text:p text:style-name="Preformatted_20_Text">data/aero/timestep_info/00213/flag_zeta_phantom</text:p>
      <text:p text:style-name="Preformatted_20_Text">data/aero/timestep_info/00213/forces/00000</text:p>
      <text:p text:style-name="Preformatted_20_Text">data/aero/timestep_info/00213/forces/00001</text:p>
      <text:p text:style-name="Preformatted_20_Text">data/aero/timestep_info/00213/forces/00002</text:p>
      <text:p text:style-name="Preformatted_20_Text">data/aero/timestep_info/00213/forces/00003</text:p>
      <text:p text:style-name="Preformatted_20_Text">data/aero/timestep_info/00213/forces/_read_as</text:p>
      <text:p text:style-name="Preformatted_20_Text">data/aero/timestep_info/00213/gamma/00000</text:p>
      <text:p text:style-name="Preformatted_20_Text">data/aero/timestep_info/00213/gamma/00001</text:p>
      <text:p text:style-name="Preformatted_20_Text">data/aero/timestep_info/00213/gamma/00002</text:p>
      <text:p text:style-name="Preformatted_20_Text">data/aero/timestep_info/00213/gamma/00003</text:p>
      <text:p text:style-name="Preformatted_20_Text">data/aero/timestep_info/00213/gamma/_read_as</text:p>
      <text:p text:style-name="Preformatted_20_Text">data/aero/timestep_info/00213/gamma_dot/00000</text:p>
      <text:p text:style-name="Preformatted_20_Text">data/aero/timestep_info/00213/gamma_dot/00001</text:p>
      <text:p text:style-name="Preformatted_20_Text">data/aero/timestep_info/00213/gamma_dot/00002</text:p>
      <text:p text:style-name="Preformatted_20_Text">data/aero/timestep_info/00213/gamma_dot/00003</text:p>
      <text:p text:style-name="Preformatted_20_Text">data/aero/timestep_info/00213/gamma_dot/_read_as</text:p>
      <text:p text:style-name="Preformatted_20_Text">data/aero/timestep_info/00213/gamma_star/00000</text:p>
      <text:p text:style-name="Preformatted_20_Text">data/aero/timestep_info/00213/gamma_star/00001</text:p>
      <text:p text:style-name="Preformatted_20_Text">data/aero/timestep_info/00213/gamma_star/00002</text:p>
      <text:p text:style-name="Preformatted_20_Text">data/aero/timestep_info/00213/gamma_star/00003</text:p>
      <text:p text:style-name="Preformatted_20_Text">data/aero/timestep_info/00213/gamma_star/_read_as</text:p>
      <text:p text:style-name="Preformatted_20_Text">data/aero/timestep_info/00213/in_global_AFoR</text:p>
      <text:p text:style-name="Preformatted_20_Text">data/aero/timestep_info/00213/inertial_steady_forces</text:p>
      <text:p text:style-name="Preformatted_20_Text">data/aero/timestep_info/00213/inertial_unsteady_forces</text:p>
      <text:p text:style-name="Preformatted_20_Text">data/aero/timestep_info/00213/n_surf</text:p>
      <text:p text:style-name="Preformatted_20_Text">data/aero/timestep_info/00213/normals/00000</text:p>
      <text:p text:style-name="Preformatted_20_Text">data/aero/timestep_info/00213/normals/00001</text:p>
      <text:p text:style-name="Preformatted_20_Text">data/aero/timestep_info/00213/normals/00002</text:p>
      <text:p text:style-name="Preformatted_20_Text">data/aero/timestep_info/00213/normals/00003</text:p>
      <text:p text:style-name="Preformatted_20_Text">data/aero/timestep_info/00213/normals/_read_as</text:p>
      <text:p text:style-name="Preformatted_20_Text">data/aero/timestep_info/00213/postproc_cell/_read_as</text:p>
      <text:p text:style-name="Preformatted_20_Text">data/aero/timestep_info/00213/postproc_node/_read_as</text:p>
      <text:p text:style-name="Preformatted_20_Text">data/aero/timestep_info/00213/u_ext/00000</text:p>
      <text:p text:style-name="Preformatted_20_Text"><text:soft-page-break/>data/aero/timestep_info/00213/u_ext/00001</text:p>
      <text:p text:style-name="Preformatted_20_Text">data/aero/timestep_info/00213/u_ext/00002</text:p>
      <text:p text:style-name="Preformatted_20_Text">data/aero/timestep_info/00213/u_ext/00003</text:p>
      <text:p text:style-name="Preformatted_20_Text">data/aero/timestep_info/00213/u_ext/_read_as</text:p>
      <text:p text:style-name="Preformatted_20_Text">data/aero/timestep_info/00213/u_ext_star/00000</text:p>
      <text:p text:style-name="Preformatted_20_Text">data/aero/timestep_info/00213/u_ext_star/00001</text:p>
      <text:p text:style-name="Preformatted_20_Text">data/aero/timestep_info/00213/u_ext_star/00002</text:p>
      <text:p text:style-name="Preformatted_20_Text">data/aero/timestep_info/00213/u_ext_star/00003</text:p>
      <text:p text:style-name="Preformatted_20_Text">data/aero/timestep_info/00213/u_ext_star/_read_as</text:p>
      <text:p text:style-name="Preformatted_20_Text">data/aero/timestep_info/00213/wake_conv_vel/00000</text:p>
      <text:p text:style-name="Preformatted_20_Text">data/aero/timestep_info/00213/wake_conv_vel/00001</text:p>
      <text:p text:style-name="Preformatted_20_Text">data/aero/timestep_info/00213/wake_conv_vel/00002</text:p>
      <text:p text:style-name="Preformatted_20_Text">data/aero/timestep_info/00213/wake_conv_vel/00003</text:p>
      <text:p text:style-name="Preformatted_20_Text">data/aero/timestep_info/00213/wake_conv_vel/_read_as</text:p>
      <text:p text:style-name="Preformatted_20_Text">data/aero/timestep_info/00213/zeta/00000</text:p>
      <text:p text:style-name="Preformatted_20_Text">data/aero/timestep_info/00213/zeta/00001</text:p>
      <text:p text:style-name="Preformatted_20_Text">data/aero/timestep_info/00213/zeta/00002</text:p>
      <text:p text:style-name="Preformatted_20_Text">data/aero/timestep_info/00213/zeta/00003</text:p>
      <text:p text:style-name="Preformatted_20_Text">data/aero/timestep_info/00213/zeta/_read_as</text:p>
      <text:p text:style-name="Preformatted_20_Text">data/aero/timestep_info/00213/zeta_dot/00000</text:p>
      <text:p text:style-name="Preformatted_20_Text">data/aero/timestep_info/00213/zeta_dot/00001</text:p>
      <text:p text:style-name="Preformatted_20_Text">data/aero/timestep_info/00213/zeta_dot/00002</text:p>
      <text:p text:style-name="Preformatted_20_Text">data/aero/timestep_info/00213/zeta_dot/00003</text:p>
      <text:p text:style-name="Preformatted_20_Text">data/aero/timestep_info/00213/zeta_dot/_read_as</text:p>
      <text:p text:style-name="Preformatted_20_Text">data/aero/timestep_info/00213/zeta_star/00000</text:p>
      <text:p text:style-name="Preformatted_20_Text">data/aero/timestep_info/00213/zeta_star/00001</text:p>
      <text:p text:style-name="Preformatted_20_Text">data/aero/timestep_info/00213/zeta_star/00002</text:p>
      <text:p text:style-name="Preformatted_20_Text">data/aero/timestep_info/00213/zeta_star/00003</text:p>
      <text:p text:style-name="Preformatted_20_Text">data/aero/timestep_info/00213/zeta_star/_read_as</text:p>
      <text:p text:style-name="Preformatted_20_Text">data/aero/timestep_info/00214/_read_as</text:p>
      <text:p text:style-name="Preformatted_20_Text">data/aero/timestep_info/00214/body_steady_forces</text:p>
      <text:p text:style-name="Preformatted_20_Text">data/aero/timestep_info/00214/body_unsteady_forces</text:p>
      <text:p text:style-name="Preformatted_20_Text">data/aero/timestep_info/00214/control_surface_deflection</text:p>
      <text:p text:style-name="Preformatted_20_Text">data/aero/timestep_info/00214/ct_dimensions</text:p>
      <text:p text:style-name="Preformatted_20_Text">data/aero/timestep_info/00214/ct_dimensions_star</text:p>
      <text:p text:style-name="Preformatted_20_Text">data/aero/timestep_info/00214/dimensions</text:p>
      <text:p text:style-name="Preformatted_20_Text">data/aero/timestep_info/00214/dimensions_star</text:p>
      <text:p text:style-name="Preformatted_20_Text">data/aero/timestep_info/00214/dist_to_orig/00000</text:p>
      <text:p text:style-name="Preformatted_20_Text">data/aero/timestep_info/00214/dist_to_orig/00001</text:p>
      <text:p text:style-name="Preformatted_20_Text">data/aero/timestep_info/00214/dist_to_orig/00002</text:p>
      <text:p text:style-name="Preformatted_20_Text">data/aero/timestep_info/00214/dist_to_orig/00003</text:p>
      <text:p text:style-name="Preformatted_20_Text">data/aero/timestep_info/00214/dist_to_orig/_read_as</text:p>
      <text:p text:style-name="Preformatted_20_Text">data/aero/timestep_info/00214/dynamic_forces/00000</text:p>
      <text:p text:style-name="Preformatted_20_Text">data/aero/timestep_info/00214/dynamic_forces/00001</text:p>
      <text:p text:style-name="Preformatted_20_Text">data/aero/timestep_info/00214/dynamic_forces/00002</text:p>
      <text:p text:style-name="Preformatted_20_Text">data/aero/timestep_info/00214/dynamic_forces/00003</text:p>
      <text:p text:style-name="Preformatted_20_Text">data/aero/timestep_info/00214/dynamic_forces/_read_as</text:p>
      <text:p text:style-name="Preformatted_20_Text">data/aero/timestep_info/00214/flag_zeta_phantom</text:p>
      <text:p text:style-name="Preformatted_20_Text">data/aero/timestep_info/00214/forces/00000</text:p>
      <text:p text:style-name="Preformatted_20_Text">data/aero/timestep_info/00214/forces/00001</text:p>
      <text:p text:style-name="Preformatted_20_Text">data/aero/timestep_info/00214/forces/00002</text:p>
      <text:p text:style-name="Preformatted_20_Text">data/aero/timestep_info/00214/forces/00003</text:p>
      <text:p text:style-name="Preformatted_20_Text">data/aero/timestep_info/00214/forces/_read_as</text:p>
      <text:p text:style-name="Preformatted_20_Text">data/aero/timestep_info/00214/gamma/00000</text:p>
      <text:p text:style-name="Preformatted_20_Text">data/aero/timestep_info/00214/gamma/00001</text:p>
      <text:p text:style-name="Preformatted_20_Text">data/aero/timestep_info/00214/gamma/00002</text:p>
      <text:p text:style-name="Preformatted_20_Text">data/aero/timestep_info/00214/gamma/00003</text:p>
      <text:p text:style-name="Preformatted_20_Text">data/aero/timestep_info/00214/gamma/_read_as</text:p>
      <text:p text:style-name="Preformatted_20_Text">data/aero/timestep_info/00214/gamma_dot/00000</text:p>
      <text:p text:style-name="Preformatted_20_Text">data/aero/timestep_info/00214/gamma_dot/00001</text:p>
      <text:p text:style-name="Preformatted_20_Text">data/aero/timestep_info/00214/gamma_dot/00002</text:p>
      <text:p text:style-name="Preformatted_20_Text">data/aero/timestep_info/00214/gamma_dot/00003</text:p>
      <text:p text:style-name="Preformatted_20_Text">data/aero/timestep_info/00214/gamma_dot/_read_as</text:p>
      <text:p text:style-name="Preformatted_20_Text">data/aero/timestep_info/00214/gamma_star/00000</text:p>
      <text:p text:style-name="Preformatted_20_Text"><text:soft-page-break/>data/aero/timestep_info/00214/gamma_star/00001</text:p>
      <text:p text:style-name="Preformatted_20_Text">data/aero/timestep_info/00214/gamma_star/00002</text:p>
      <text:p text:style-name="Preformatted_20_Text">data/aero/timestep_info/00214/gamma_star/00003</text:p>
      <text:p text:style-name="Preformatted_20_Text">data/aero/timestep_info/00214/gamma_star/_read_as</text:p>
      <text:p text:style-name="Preformatted_20_Text">data/aero/timestep_info/00214/in_global_AFoR</text:p>
      <text:p text:style-name="Preformatted_20_Text">data/aero/timestep_info/00214/inertial_steady_forces</text:p>
      <text:p text:style-name="Preformatted_20_Text">data/aero/timestep_info/00214/inertial_unsteady_forces</text:p>
      <text:p text:style-name="Preformatted_20_Text">data/aero/timestep_info/00214/n_surf</text:p>
      <text:p text:style-name="Preformatted_20_Text">data/aero/timestep_info/00214/normals/00000</text:p>
      <text:p text:style-name="Preformatted_20_Text">data/aero/timestep_info/00214/normals/00001</text:p>
      <text:p text:style-name="Preformatted_20_Text">data/aero/timestep_info/00214/normals/00002</text:p>
      <text:p text:style-name="Preformatted_20_Text">data/aero/timestep_info/00214/normals/00003</text:p>
      <text:p text:style-name="Preformatted_20_Text">data/aero/timestep_info/00214/normals/_read_as</text:p>
      <text:p text:style-name="Preformatted_20_Text">data/aero/timestep_info/00214/postproc_cell/_read_as</text:p>
      <text:p text:style-name="Preformatted_20_Text">data/aero/timestep_info/00214/postproc_node/_read_as</text:p>
      <text:p text:style-name="Preformatted_20_Text">data/aero/timestep_info/00214/u_ext/00000</text:p>
      <text:p text:style-name="Preformatted_20_Text">data/aero/timestep_info/00214/u_ext/00001</text:p>
      <text:p text:style-name="Preformatted_20_Text">data/aero/timestep_info/00214/u_ext/00002</text:p>
      <text:p text:style-name="Preformatted_20_Text">data/aero/timestep_info/00214/u_ext/00003</text:p>
      <text:p text:style-name="Preformatted_20_Text">data/aero/timestep_info/00214/u_ext/_read_as</text:p>
      <text:p text:style-name="Preformatted_20_Text">data/aero/timestep_info/00214/u_ext_star/00000</text:p>
      <text:p text:style-name="Preformatted_20_Text">data/aero/timestep_info/00214/u_ext_star/00001</text:p>
      <text:p text:style-name="Preformatted_20_Text">data/aero/timestep_info/00214/u_ext_star/00002</text:p>
      <text:p text:style-name="Preformatted_20_Text">data/aero/timestep_info/00214/u_ext_star/00003</text:p>
      <text:p text:style-name="Preformatted_20_Text">data/aero/timestep_info/00214/u_ext_star/_read_as</text:p>
      <text:p text:style-name="Preformatted_20_Text">data/aero/timestep_info/00214/wake_conv_vel/00000</text:p>
      <text:p text:style-name="Preformatted_20_Text">data/aero/timestep_info/00214/wake_conv_vel/00001</text:p>
      <text:p text:style-name="Preformatted_20_Text">data/aero/timestep_info/00214/wake_conv_vel/00002</text:p>
      <text:p text:style-name="Preformatted_20_Text">data/aero/timestep_info/00214/wake_conv_vel/00003</text:p>
      <text:p text:style-name="Preformatted_20_Text">data/aero/timestep_info/00214/wake_conv_vel/_read_as</text:p>
      <text:p text:style-name="Preformatted_20_Text">data/aero/timestep_info/00214/zeta/00000</text:p>
      <text:p text:style-name="Preformatted_20_Text">data/aero/timestep_info/00214/zeta/00001</text:p>
      <text:p text:style-name="Preformatted_20_Text">data/aero/timestep_info/00214/zeta/00002</text:p>
      <text:p text:style-name="Preformatted_20_Text">data/aero/timestep_info/00214/zeta/00003</text:p>
      <text:p text:style-name="Preformatted_20_Text">data/aero/timestep_info/00214/zeta/_read_as</text:p>
      <text:p text:style-name="Preformatted_20_Text">data/aero/timestep_info/00214/zeta_dot/00000</text:p>
      <text:p text:style-name="Preformatted_20_Text">data/aero/timestep_info/00214/zeta_dot/00001</text:p>
      <text:p text:style-name="Preformatted_20_Text">data/aero/timestep_info/00214/zeta_dot/00002</text:p>
      <text:p text:style-name="Preformatted_20_Text">data/aero/timestep_info/00214/zeta_dot/00003</text:p>
      <text:p text:style-name="Preformatted_20_Text">data/aero/timestep_info/00214/zeta_dot/_read_as</text:p>
      <text:p text:style-name="Preformatted_20_Text">data/aero/timestep_info/00214/zeta_star/00000</text:p>
      <text:p text:style-name="Preformatted_20_Text">data/aero/timestep_info/00214/zeta_star/00001</text:p>
      <text:p text:style-name="Preformatted_20_Text">data/aero/timestep_info/00214/zeta_star/00002</text:p>
      <text:p text:style-name="Preformatted_20_Text">data/aero/timestep_info/00214/zeta_star/00003</text:p>
      <text:p text:style-name="Preformatted_20_Text">data/aero/timestep_info/00214/zeta_star/_read_as</text:p>
      <text:p text:style-name="Preformatted_20_Text">data/aero/timestep_info/00215/_read_as</text:p>
      <text:p text:style-name="Preformatted_20_Text">data/aero/timestep_info/00215/body_steady_forces</text:p>
      <text:p text:style-name="Preformatted_20_Text">data/aero/timestep_info/00215/body_unsteady_forces</text:p>
      <text:p text:style-name="Preformatted_20_Text">data/aero/timestep_info/00215/control_surface_deflection</text:p>
      <text:p text:style-name="Preformatted_20_Text">data/aero/timestep_info/00215/ct_dimensions</text:p>
      <text:p text:style-name="Preformatted_20_Text">data/aero/timestep_info/00215/ct_dimensions_star</text:p>
      <text:p text:style-name="Preformatted_20_Text">data/aero/timestep_info/00215/dimensions</text:p>
      <text:p text:style-name="Preformatted_20_Text">data/aero/timestep_info/00215/dimensions_star</text:p>
      <text:p text:style-name="Preformatted_20_Text">data/aero/timestep_info/00215/dist_to_orig/00000</text:p>
      <text:p text:style-name="Preformatted_20_Text">data/aero/timestep_info/00215/dist_to_orig/00001</text:p>
      <text:p text:style-name="Preformatted_20_Text">data/aero/timestep_info/00215/dist_to_orig/00002</text:p>
      <text:p text:style-name="Preformatted_20_Text">data/aero/timestep_info/00215/dist_to_orig/00003</text:p>
      <text:p text:style-name="Preformatted_20_Text">data/aero/timestep_info/00215/dist_to_orig/_read_as</text:p>
      <text:p text:style-name="Preformatted_20_Text">data/aero/timestep_info/00215/dynamic_forces/00000</text:p>
      <text:p text:style-name="Preformatted_20_Text">data/aero/timestep_info/00215/dynamic_forces/00001</text:p>
      <text:p text:style-name="Preformatted_20_Text">data/aero/timestep_info/00215/dynamic_forces/00002</text:p>
      <text:p text:style-name="Preformatted_20_Text">data/aero/timestep_info/00215/dynamic_forces/00003</text:p>
      <text:p text:style-name="Preformatted_20_Text">data/aero/timestep_info/00215/dynamic_forces/_read_as</text:p>
      <text:p text:style-name="Preformatted_20_Text">data/aero/timestep_info/00215/flag_zeta_phantom</text:p>
      <text:p text:style-name="Preformatted_20_Text"><text:soft-page-break/>data/aero/timestep_info/00215/forces/00000</text:p>
      <text:p text:style-name="Preformatted_20_Text">data/aero/timestep_info/00215/forces/00001</text:p>
      <text:p text:style-name="Preformatted_20_Text">data/aero/timestep_info/00215/forces/00002</text:p>
      <text:p text:style-name="Preformatted_20_Text">data/aero/timestep_info/00215/forces/00003</text:p>
      <text:p text:style-name="Preformatted_20_Text">data/aero/timestep_info/00215/forces/_read_as</text:p>
      <text:p text:style-name="Preformatted_20_Text">data/aero/timestep_info/00215/gamma/00000</text:p>
      <text:p text:style-name="Preformatted_20_Text">data/aero/timestep_info/00215/gamma/00001</text:p>
      <text:p text:style-name="Preformatted_20_Text">data/aero/timestep_info/00215/gamma/00002</text:p>
      <text:p text:style-name="Preformatted_20_Text">data/aero/timestep_info/00215/gamma/00003</text:p>
      <text:p text:style-name="Preformatted_20_Text">data/aero/timestep_info/00215/gamma/_read_as</text:p>
      <text:p text:style-name="Preformatted_20_Text">data/aero/timestep_info/00215/gamma_dot/00000</text:p>
      <text:p text:style-name="Preformatted_20_Text">data/aero/timestep_info/00215/gamma_dot/00001</text:p>
      <text:p text:style-name="Preformatted_20_Text">data/aero/timestep_info/00215/gamma_dot/00002</text:p>
      <text:p text:style-name="Preformatted_20_Text">data/aero/timestep_info/00215/gamma_dot/00003</text:p>
      <text:p text:style-name="Preformatted_20_Text">data/aero/timestep_info/00215/gamma_dot/_read_as</text:p>
      <text:p text:style-name="Preformatted_20_Text">data/aero/timestep_info/00215/gamma_star/00000</text:p>
      <text:p text:style-name="Preformatted_20_Text">data/aero/timestep_info/00215/gamma_star/00001</text:p>
      <text:p text:style-name="Preformatted_20_Text">data/aero/timestep_info/00215/gamma_star/00002</text:p>
      <text:p text:style-name="Preformatted_20_Text">data/aero/timestep_info/00215/gamma_star/00003</text:p>
      <text:p text:style-name="Preformatted_20_Text">data/aero/timestep_info/00215/gamma_star/_read_as</text:p>
      <text:p text:style-name="Preformatted_20_Text">data/aero/timestep_info/00215/in_global_AFoR</text:p>
      <text:p text:style-name="Preformatted_20_Text">data/aero/timestep_info/00215/inertial_steady_forces</text:p>
      <text:p text:style-name="Preformatted_20_Text">data/aero/timestep_info/00215/inertial_unsteady_forces</text:p>
      <text:p text:style-name="Preformatted_20_Text">data/aero/timestep_info/00215/n_surf</text:p>
      <text:p text:style-name="Preformatted_20_Text">data/aero/timestep_info/00215/normals/00000</text:p>
      <text:p text:style-name="Preformatted_20_Text">data/aero/timestep_info/00215/normals/00001</text:p>
      <text:p text:style-name="Preformatted_20_Text">data/aero/timestep_info/00215/normals/00002</text:p>
      <text:p text:style-name="Preformatted_20_Text">data/aero/timestep_info/00215/normals/00003</text:p>
      <text:p text:style-name="Preformatted_20_Text">data/aero/timestep_info/00215/normals/_read_as</text:p>
      <text:p text:style-name="Preformatted_20_Text">data/aero/timestep_info/00215/postproc_cell/_read_as</text:p>
      <text:p text:style-name="Preformatted_20_Text">data/aero/timestep_info/00215/postproc_node/_read_as</text:p>
      <text:p text:style-name="Preformatted_20_Text">data/aero/timestep_info/00215/u_ext/00000</text:p>
      <text:p text:style-name="Preformatted_20_Text">data/aero/timestep_info/00215/u_ext/00001</text:p>
      <text:p text:style-name="Preformatted_20_Text">data/aero/timestep_info/00215/u_ext/00002</text:p>
      <text:p text:style-name="Preformatted_20_Text">data/aero/timestep_info/00215/u_ext/00003</text:p>
      <text:p text:style-name="Preformatted_20_Text">data/aero/timestep_info/00215/u_ext/_read_as</text:p>
      <text:p text:style-name="Preformatted_20_Text">data/aero/timestep_info/00215/u_ext_star/00000</text:p>
      <text:p text:style-name="Preformatted_20_Text">data/aero/timestep_info/00215/u_ext_star/00001</text:p>
      <text:p text:style-name="Preformatted_20_Text">data/aero/timestep_info/00215/u_ext_star/00002</text:p>
      <text:p text:style-name="Preformatted_20_Text">data/aero/timestep_info/00215/u_ext_star/00003</text:p>
      <text:p text:style-name="Preformatted_20_Text">data/aero/timestep_info/00215/u_ext_star/_read_as</text:p>
      <text:p text:style-name="Preformatted_20_Text">data/aero/timestep_info/00215/wake_conv_vel/00000</text:p>
      <text:p text:style-name="Preformatted_20_Text">data/aero/timestep_info/00215/wake_conv_vel/00001</text:p>
      <text:p text:style-name="Preformatted_20_Text">data/aero/timestep_info/00215/wake_conv_vel/00002</text:p>
      <text:p text:style-name="Preformatted_20_Text">data/aero/timestep_info/00215/wake_conv_vel/00003</text:p>
      <text:p text:style-name="Preformatted_20_Text">data/aero/timestep_info/00215/wake_conv_vel/_read_as</text:p>
      <text:p text:style-name="Preformatted_20_Text">data/aero/timestep_info/00215/zeta/00000</text:p>
      <text:p text:style-name="Preformatted_20_Text">data/aero/timestep_info/00215/zeta/00001</text:p>
      <text:p text:style-name="Preformatted_20_Text">data/aero/timestep_info/00215/zeta/00002</text:p>
      <text:p text:style-name="Preformatted_20_Text">data/aero/timestep_info/00215/zeta/00003</text:p>
      <text:p text:style-name="Preformatted_20_Text">data/aero/timestep_info/00215/zeta/_read_as</text:p>
      <text:p text:style-name="Preformatted_20_Text">data/aero/timestep_info/00215/zeta_dot/00000</text:p>
      <text:p text:style-name="Preformatted_20_Text">data/aero/timestep_info/00215/zeta_dot/00001</text:p>
      <text:p text:style-name="Preformatted_20_Text">data/aero/timestep_info/00215/zeta_dot/00002</text:p>
      <text:p text:style-name="Preformatted_20_Text">data/aero/timestep_info/00215/zeta_dot/00003</text:p>
      <text:p text:style-name="Preformatted_20_Text">data/aero/timestep_info/00215/zeta_dot/_read_as</text:p>
      <text:p text:style-name="Preformatted_20_Text">data/aero/timestep_info/00215/zeta_star/00000</text:p>
      <text:p text:style-name="Preformatted_20_Text">data/aero/timestep_info/00215/zeta_star/00001</text:p>
      <text:p text:style-name="Preformatted_20_Text">data/aero/timestep_info/00215/zeta_star/00002</text:p>
      <text:p text:style-name="Preformatted_20_Text">data/aero/timestep_info/00215/zeta_star/00003</text:p>
      <text:p text:style-name="Preformatted_20_Text">data/aero/timestep_info/00215/zeta_star/_read_as</text:p>
      <text:p text:style-name="Preformatted_20_Text">data/aero/timestep_info/00216/_read_as</text:p>
      <text:p text:style-name="Preformatted_20_Text">data/aero/timestep_info/00216/body_steady_forces</text:p>
      <text:p text:style-name="Preformatted_20_Text">data/aero/timestep_info/00216/body_unsteady_forces</text:p>
      <text:p text:style-name="Preformatted_20_Text"><text:soft-page-break/>data/aero/timestep_info/00216/control_surface_deflection</text:p>
      <text:p text:style-name="Preformatted_20_Text">data/aero/timestep_info/00216/ct_dimensions</text:p>
      <text:p text:style-name="Preformatted_20_Text">data/aero/timestep_info/00216/ct_dimensions_star</text:p>
      <text:p text:style-name="Preformatted_20_Text">data/aero/timestep_info/00216/dimensions</text:p>
      <text:p text:style-name="Preformatted_20_Text">data/aero/timestep_info/00216/dimensions_star</text:p>
      <text:p text:style-name="Preformatted_20_Text">data/aero/timestep_info/00216/dist_to_orig/00000</text:p>
      <text:p text:style-name="Preformatted_20_Text">data/aero/timestep_info/00216/dist_to_orig/00001</text:p>
      <text:p text:style-name="Preformatted_20_Text">data/aero/timestep_info/00216/dist_to_orig/00002</text:p>
      <text:p text:style-name="Preformatted_20_Text">data/aero/timestep_info/00216/dist_to_orig/00003</text:p>
      <text:p text:style-name="Preformatted_20_Text">data/aero/timestep_info/00216/dist_to_orig/_read_as</text:p>
      <text:p text:style-name="Preformatted_20_Text">data/aero/timestep_info/00216/dynamic_forces/00000</text:p>
      <text:p text:style-name="Preformatted_20_Text">data/aero/timestep_info/00216/dynamic_forces/00001</text:p>
      <text:p text:style-name="Preformatted_20_Text">data/aero/timestep_info/00216/dynamic_forces/00002</text:p>
      <text:p text:style-name="Preformatted_20_Text">data/aero/timestep_info/00216/dynamic_forces/00003</text:p>
      <text:p text:style-name="Preformatted_20_Text">data/aero/timestep_info/00216/dynamic_forces/_read_as</text:p>
      <text:p text:style-name="Preformatted_20_Text">data/aero/timestep_info/00216/flag_zeta_phantom</text:p>
      <text:p text:style-name="Preformatted_20_Text">data/aero/timestep_info/00216/forces/00000</text:p>
      <text:p text:style-name="Preformatted_20_Text">data/aero/timestep_info/00216/forces/00001</text:p>
      <text:p text:style-name="Preformatted_20_Text">data/aero/timestep_info/00216/forces/00002</text:p>
      <text:p text:style-name="Preformatted_20_Text">data/aero/timestep_info/00216/forces/00003</text:p>
      <text:p text:style-name="Preformatted_20_Text">data/aero/timestep_info/00216/forces/_read_as</text:p>
      <text:p text:style-name="Preformatted_20_Text">data/aero/timestep_info/00216/gamma/00000</text:p>
      <text:p text:style-name="Preformatted_20_Text">data/aero/timestep_info/00216/gamma/00001</text:p>
      <text:p text:style-name="Preformatted_20_Text">data/aero/timestep_info/00216/gamma/00002</text:p>
      <text:p text:style-name="Preformatted_20_Text">data/aero/timestep_info/00216/gamma/00003</text:p>
      <text:p text:style-name="Preformatted_20_Text">data/aero/timestep_info/00216/gamma/_read_as</text:p>
      <text:p text:style-name="Preformatted_20_Text">data/aero/timestep_info/00216/gamma_dot/00000</text:p>
      <text:p text:style-name="Preformatted_20_Text">data/aero/timestep_info/00216/gamma_dot/00001</text:p>
      <text:p text:style-name="Preformatted_20_Text">data/aero/timestep_info/00216/gamma_dot/00002</text:p>
      <text:p text:style-name="Preformatted_20_Text">data/aero/timestep_info/00216/gamma_dot/00003</text:p>
      <text:p text:style-name="Preformatted_20_Text">data/aero/timestep_info/00216/gamma_dot/_read_as</text:p>
      <text:p text:style-name="Preformatted_20_Text">data/aero/timestep_info/00216/gamma_star/00000</text:p>
      <text:p text:style-name="Preformatted_20_Text">data/aero/timestep_info/00216/gamma_star/00001</text:p>
      <text:p text:style-name="Preformatted_20_Text">data/aero/timestep_info/00216/gamma_star/00002</text:p>
      <text:p text:style-name="Preformatted_20_Text">data/aero/timestep_info/00216/gamma_star/00003</text:p>
      <text:p text:style-name="Preformatted_20_Text">data/aero/timestep_info/00216/gamma_star/_read_as</text:p>
      <text:p text:style-name="Preformatted_20_Text">data/aero/timestep_info/00216/in_global_AFoR</text:p>
      <text:p text:style-name="Preformatted_20_Text">data/aero/timestep_info/00216/inertial_steady_forces</text:p>
      <text:p text:style-name="Preformatted_20_Text">data/aero/timestep_info/00216/inertial_unsteady_forces</text:p>
      <text:p text:style-name="Preformatted_20_Text">data/aero/timestep_info/00216/n_surf</text:p>
      <text:p text:style-name="Preformatted_20_Text">data/aero/timestep_info/00216/normals/00000</text:p>
      <text:p text:style-name="Preformatted_20_Text">data/aero/timestep_info/00216/normals/00001</text:p>
      <text:p text:style-name="Preformatted_20_Text">data/aero/timestep_info/00216/normals/00002</text:p>
      <text:p text:style-name="Preformatted_20_Text">data/aero/timestep_info/00216/normals/00003</text:p>
      <text:p text:style-name="Preformatted_20_Text">data/aero/timestep_info/00216/normals/_read_as</text:p>
      <text:p text:style-name="Preformatted_20_Text">data/aero/timestep_info/00216/postproc_cell/_read_as</text:p>
      <text:p text:style-name="Preformatted_20_Text">data/aero/timestep_info/00216/postproc_node/_read_as</text:p>
      <text:p text:style-name="Preformatted_20_Text">data/aero/timestep_info/00216/u_ext/00000</text:p>
      <text:p text:style-name="Preformatted_20_Text">data/aero/timestep_info/00216/u_ext/00001</text:p>
      <text:p text:style-name="Preformatted_20_Text">data/aero/timestep_info/00216/u_ext/00002</text:p>
      <text:p text:style-name="Preformatted_20_Text">data/aero/timestep_info/00216/u_ext/00003</text:p>
      <text:p text:style-name="Preformatted_20_Text">data/aero/timestep_info/00216/u_ext/_read_as</text:p>
      <text:p text:style-name="Preformatted_20_Text">data/aero/timestep_info/00216/u_ext_star/00000</text:p>
      <text:p text:style-name="Preformatted_20_Text">data/aero/timestep_info/00216/u_ext_star/00001</text:p>
      <text:p text:style-name="Preformatted_20_Text">data/aero/timestep_info/00216/u_ext_star/00002</text:p>
      <text:p text:style-name="Preformatted_20_Text">data/aero/timestep_info/00216/u_ext_star/00003</text:p>
      <text:p text:style-name="Preformatted_20_Text">data/aero/timestep_info/00216/u_ext_star/_read_as</text:p>
      <text:p text:style-name="Preformatted_20_Text">data/aero/timestep_info/00216/wake_conv_vel/00000</text:p>
      <text:p text:style-name="Preformatted_20_Text">data/aero/timestep_info/00216/wake_conv_vel/00001</text:p>
      <text:p text:style-name="Preformatted_20_Text">data/aero/timestep_info/00216/wake_conv_vel/00002</text:p>
      <text:p text:style-name="Preformatted_20_Text">data/aero/timestep_info/00216/wake_conv_vel/00003</text:p>
      <text:p text:style-name="Preformatted_20_Text">data/aero/timestep_info/00216/wake_conv_vel/_read_as</text:p>
      <text:p text:style-name="Preformatted_20_Text">data/aero/timestep_info/00216/zeta/00000</text:p>
      <text:p text:style-name="Preformatted_20_Text">data/aero/timestep_info/00216/zeta/00001</text:p>
      <text:p text:style-name="Preformatted_20_Text"><text:soft-page-break/>data/aero/timestep_info/00216/zeta/00002</text:p>
      <text:p text:style-name="Preformatted_20_Text">data/aero/timestep_info/00216/zeta/00003</text:p>
      <text:p text:style-name="Preformatted_20_Text">data/aero/timestep_info/00216/zeta/_read_as</text:p>
      <text:p text:style-name="Preformatted_20_Text">data/aero/timestep_info/00216/zeta_dot/00000</text:p>
      <text:p text:style-name="Preformatted_20_Text">data/aero/timestep_info/00216/zeta_dot/00001</text:p>
      <text:p text:style-name="Preformatted_20_Text">data/aero/timestep_info/00216/zeta_dot/00002</text:p>
      <text:p text:style-name="Preformatted_20_Text">data/aero/timestep_info/00216/zeta_dot/00003</text:p>
      <text:p text:style-name="Preformatted_20_Text">data/aero/timestep_info/00216/zeta_dot/_read_as</text:p>
      <text:p text:style-name="Preformatted_20_Text">data/aero/timestep_info/00216/zeta_star/00000</text:p>
      <text:p text:style-name="Preformatted_20_Text">data/aero/timestep_info/00216/zeta_star/00001</text:p>
      <text:p text:style-name="Preformatted_20_Text">data/aero/timestep_info/00216/zeta_star/00002</text:p>
      <text:p text:style-name="Preformatted_20_Text">data/aero/timestep_info/00216/zeta_star/00003</text:p>
      <text:p text:style-name="Preformatted_20_Text">data/aero/timestep_info/00216/zeta_star/_read_as</text:p>
      <text:p text:style-name="Preformatted_20_Text">data/aero/timestep_info/00217/_read_as</text:p>
      <text:p text:style-name="Preformatted_20_Text">data/aero/timestep_info/00217/body_steady_forces</text:p>
      <text:p text:style-name="Preformatted_20_Text">data/aero/timestep_info/00217/body_unsteady_forces</text:p>
      <text:p text:style-name="Preformatted_20_Text">data/aero/timestep_info/00217/control_surface_deflection</text:p>
      <text:p text:style-name="Preformatted_20_Text">data/aero/timestep_info/00217/ct_dimensions</text:p>
      <text:p text:style-name="Preformatted_20_Text">data/aero/timestep_info/00217/ct_dimensions_star</text:p>
      <text:p text:style-name="Preformatted_20_Text">data/aero/timestep_info/00217/dimensions</text:p>
      <text:p text:style-name="Preformatted_20_Text">data/aero/timestep_info/00217/dimensions_star</text:p>
      <text:p text:style-name="Preformatted_20_Text">data/aero/timestep_info/00217/dist_to_orig/00000</text:p>
      <text:p text:style-name="Preformatted_20_Text">data/aero/timestep_info/00217/dist_to_orig/00001</text:p>
      <text:p text:style-name="Preformatted_20_Text">data/aero/timestep_info/00217/dist_to_orig/00002</text:p>
      <text:p text:style-name="Preformatted_20_Text">data/aero/timestep_info/00217/dist_to_orig/00003</text:p>
      <text:p text:style-name="Preformatted_20_Text">data/aero/timestep_info/00217/dist_to_orig/_read_as</text:p>
      <text:p text:style-name="Preformatted_20_Text">data/aero/timestep_info/00217/dynamic_forces/00000</text:p>
      <text:p text:style-name="Preformatted_20_Text">data/aero/timestep_info/00217/dynamic_forces/00001</text:p>
      <text:p text:style-name="Preformatted_20_Text">data/aero/timestep_info/00217/dynamic_forces/00002</text:p>
      <text:p text:style-name="Preformatted_20_Text">data/aero/timestep_info/00217/dynamic_forces/00003</text:p>
      <text:p text:style-name="Preformatted_20_Text">data/aero/timestep_info/00217/dynamic_forces/_read_as</text:p>
      <text:p text:style-name="Preformatted_20_Text">data/aero/timestep_info/00217/flag_zeta_phantom</text:p>
      <text:p text:style-name="Preformatted_20_Text">data/aero/timestep_info/00217/forces/00000</text:p>
      <text:p text:style-name="Preformatted_20_Text">data/aero/timestep_info/00217/forces/00001</text:p>
      <text:p text:style-name="Preformatted_20_Text">data/aero/timestep_info/00217/forces/00002</text:p>
      <text:p text:style-name="Preformatted_20_Text">data/aero/timestep_info/00217/forces/00003</text:p>
      <text:p text:style-name="Preformatted_20_Text">data/aero/timestep_info/00217/forces/_read_as</text:p>
      <text:p text:style-name="Preformatted_20_Text">data/aero/timestep_info/00217/gamma/00000</text:p>
      <text:p text:style-name="Preformatted_20_Text">data/aero/timestep_info/00217/gamma/00001</text:p>
      <text:p text:style-name="Preformatted_20_Text">data/aero/timestep_info/00217/gamma/00002</text:p>
      <text:p text:style-name="Preformatted_20_Text">data/aero/timestep_info/00217/gamma/00003</text:p>
      <text:p text:style-name="Preformatted_20_Text">data/aero/timestep_info/00217/gamma/_read_as</text:p>
      <text:p text:style-name="Preformatted_20_Text">data/aero/timestep_info/00217/gamma_dot/00000</text:p>
      <text:p text:style-name="Preformatted_20_Text">data/aero/timestep_info/00217/gamma_dot/00001</text:p>
      <text:p text:style-name="Preformatted_20_Text">data/aero/timestep_info/00217/gamma_dot/00002</text:p>
      <text:p text:style-name="Preformatted_20_Text">data/aero/timestep_info/00217/gamma_dot/00003</text:p>
      <text:p text:style-name="Preformatted_20_Text">data/aero/timestep_info/00217/gamma_dot/_read_as</text:p>
      <text:p text:style-name="Preformatted_20_Text">data/aero/timestep_info/00217/gamma_star/00000</text:p>
      <text:p text:style-name="Preformatted_20_Text">data/aero/timestep_info/00217/gamma_star/00001</text:p>
      <text:p text:style-name="Preformatted_20_Text">data/aero/timestep_info/00217/gamma_star/00002</text:p>
      <text:p text:style-name="Preformatted_20_Text">data/aero/timestep_info/00217/gamma_star/00003</text:p>
      <text:p text:style-name="Preformatted_20_Text">data/aero/timestep_info/00217/gamma_star/_read_as</text:p>
      <text:p text:style-name="Preformatted_20_Text">data/aero/timestep_info/00217/in_global_AFoR</text:p>
      <text:p text:style-name="Preformatted_20_Text">data/aero/timestep_info/00217/inertial_steady_forces</text:p>
      <text:p text:style-name="Preformatted_20_Text">data/aero/timestep_info/00217/inertial_unsteady_forces</text:p>
      <text:p text:style-name="Preformatted_20_Text">data/aero/timestep_info/00217/n_surf</text:p>
      <text:p text:style-name="Preformatted_20_Text">data/aero/timestep_info/00217/normals/00000</text:p>
      <text:p text:style-name="Preformatted_20_Text">data/aero/timestep_info/00217/normals/00001</text:p>
      <text:p text:style-name="Preformatted_20_Text">data/aero/timestep_info/00217/normals/00002</text:p>
      <text:p text:style-name="Preformatted_20_Text">data/aero/timestep_info/00217/normals/00003</text:p>
      <text:p text:style-name="Preformatted_20_Text">data/aero/timestep_info/00217/normals/_read_as</text:p>
      <text:p text:style-name="Preformatted_20_Text">data/aero/timestep_info/00217/postproc_cell/_read_as</text:p>
      <text:p text:style-name="Preformatted_20_Text">data/aero/timestep_info/00217/postproc_node/_read_as</text:p>
      <text:p text:style-name="Preformatted_20_Text">data/aero/timestep_info/00217/u_ext/00000</text:p>
      <text:p text:style-name="Preformatted_20_Text"><text:soft-page-break/>data/aero/timestep_info/00217/u_ext/00001</text:p>
      <text:p text:style-name="Preformatted_20_Text">data/aero/timestep_info/00217/u_ext/00002</text:p>
      <text:p text:style-name="Preformatted_20_Text">data/aero/timestep_info/00217/u_ext/00003</text:p>
      <text:p text:style-name="Preformatted_20_Text">data/aero/timestep_info/00217/u_ext/_read_as</text:p>
      <text:p text:style-name="Preformatted_20_Text">data/aero/timestep_info/00217/u_ext_star/00000</text:p>
      <text:p text:style-name="Preformatted_20_Text">data/aero/timestep_info/00217/u_ext_star/00001</text:p>
      <text:p text:style-name="Preformatted_20_Text">data/aero/timestep_info/00217/u_ext_star/00002</text:p>
      <text:p text:style-name="Preformatted_20_Text">data/aero/timestep_info/00217/u_ext_star/00003</text:p>
      <text:p text:style-name="Preformatted_20_Text">data/aero/timestep_info/00217/u_ext_star/_read_as</text:p>
      <text:p text:style-name="Preformatted_20_Text">data/aero/timestep_info/00217/wake_conv_vel/00000</text:p>
      <text:p text:style-name="Preformatted_20_Text">data/aero/timestep_info/00217/wake_conv_vel/00001</text:p>
      <text:p text:style-name="Preformatted_20_Text">data/aero/timestep_info/00217/wake_conv_vel/00002</text:p>
      <text:p text:style-name="Preformatted_20_Text">data/aero/timestep_info/00217/wake_conv_vel/00003</text:p>
      <text:p text:style-name="Preformatted_20_Text">data/aero/timestep_info/00217/wake_conv_vel/_read_as</text:p>
      <text:p text:style-name="Preformatted_20_Text">data/aero/timestep_info/00217/zeta/00000</text:p>
      <text:p text:style-name="Preformatted_20_Text">data/aero/timestep_info/00217/zeta/00001</text:p>
      <text:p text:style-name="Preformatted_20_Text">data/aero/timestep_info/00217/zeta/00002</text:p>
      <text:p text:style-name="Preformatted_20_Text">data/aero/timestep_info/00217/zeta/00003</text:p>
      <text:p text:style-name="Preformatted_20_Text">data/aero/timestep_info/00217/zeta/_read_as</text:p>
      <text:p text:style-name="Preformatted_20_Text">data/aero/timestep_info/00217/zeta_dot/00000</text:p>
      <text:p text:style-name="Preformatted_20_Text">data/aero/timestep_info/00217/zeta_dot/00001</text:p>
      <text:p text:style-name="Preformatted_20_Text">data/aero/timestep_info/00217/zeta_dot/00002</text:p>
      <text:p text:style-name="Preformatted_20_Text">data/aero/timestep_info/00217/zeta_dot/00003</text:p>
      <text:p text:style-name="Preformatted_20_Text">data/aero/timestep_info/00217/zeta_dot/_read_as</text:p>
      <text:p text:style-name="Preformatted_20_Text">data/aero/timestep_info/00217/zeta_star/00000</text:p>
      <text:p text:style-name="Preformatted_20_Text">data/aero/timestep_info/00217/zeta_star/00001</text:p>
      <text:p text:style-name="Preformatted_20_Text">data/aero/timestep_info/00217/zeta_star/00002</text:p>
      <text:p text:style-name="Preformatted_20_Text">data/aero/timestep_info/00217/zeta_star/00003</text:p>
      <text:p text:style-name="Preformatted_20_Text">data/aero/timestep_info/00217/zeta_star/_read_as</text:p>
      <text:p text:style-name="Preformatted_20_Text">data/aero/timestep_info/00218/_read_as</text:p>
      <text:p text:style-name="Preformatted_20_Text">data/aero/timestep_info/00218/body_steady_forces</text:p>
      <text:p text:style-name="Preformatted_20_Text">data/aero/timestep_info/00218/body_unsteady_forces</text:p>
      <text:p text:style-name="Preformatted_20_Text">data/aero/timestep_info/00218/control_surface_deflection</text:p>
      <text:p text:style-name="Preformatted_20_Text">data/aero/timestep_info/00218/ct_dimensions</text:p>
      <text:p text:style-name="Preformatted_20_Text">data/aero/timestep_info/00218/ct_dimensions_star</text:p>
      <text:p text:style-name="Preformatted_20_Text">data/aero/timestep_info/00218/dimensions</text:p>
      <text:p text:style-name="Preformatted_20_Text">data/aero/timestep_info/00218/dimensions_star</text:p>
      <text:p text:style-name="Preformatted_20_Text">data/aero/timestep_info/00218/dist_to_orig/00000</text:p>
      <text:p text:style-name="Preformatted_20_Text">data/aero/timestep_info/00218/dist_to_orig/00001</text:p>
      <text:p text:style-name="Preformatted_20_Text">data/aero/timestep_info/00218/dist_to_orig/00002</text:p>
      <text:p text:style-name="Preformatted_20_Text">data/aero/timestep_info/00218/dist_to_orig/00003</text:p>
      <text:p text:style-name="Preformatted_20_Text">data/aero/timestep_info/00218/dist_to_orig/_read_as</text:p>
      <text:p text:style-name="Preformatted_20_Text">data/aero/timestep_info/00218/dynamic_forces/00000</text:p>
      <text:p text:style-name="Preformatted_20_Text">data/aero/timestep_info/00218/dynamic_forces/00001</text:p>
      <text:p text:style-name="Preformatted_20_Text">data/aero/timestep_info/00218/dynamic_forces/00002</text:p>
      <text:p text:style-name="Preformatted_20_Text">data/aero/timestep_info/00218/dynamic_forces/00003</text:p>
      <text:p text:style-name="Preformatted_20_Text">data/aero/timestep_info/00218/dynamic_forces/_read_as</text:p>
      <text:p text:style-name="Preformatted_20_Text">data/aero/timestep_info/00218/flag_zeta_phantom</text:p>
      <text:p text:style-name="Preformatted_20_Text">data/aero/timestep_info/00218/forces/00000</text:p>
      <text:p text:style-name="Preformatted_20_Text">data/aero/timestep_info/00218/forces/00001</text:p>
      <text:p text:style-name="Preformatted_20_Text">data/aero/timestep_info/00218/forces/00002</text:p>
      <text:p text:style-name="Preformatted_20_Text">data/aero/timestep_info/00218/forces/00003</text:p>
      <text:p text:style-name="Preformatted_20_Text">data/aero/timestep_info/00218/forces/_read_as</text:p>
      <text:p text:style-name="Preformatted_20_Text">data/aero/timestep_info/00218/gamma/00000</text:p>
      <text:p text:style-name="Preformatted_20_Text">data/aero/timestep_info/00218/gamma/00001</text:p>
      <text:p text:style-name="Preformatted_20_Text">data/aero/timestep_info/00218/gamma/00002</text:p>
      <text:p text:style-name="Preformatted_20_Text">data/aero/timestep_info/00218/gamma/00003</text:p>
      <text:p text:style-name="Preformatted_20_Text">data/aero/timestep_info/00218/gamma/_read_as</text:p>
      <text:p text:style-name="Preformatted_20_Text">data/aero/timestep_info/00218/gamma_dot/00000</text:p>
      <text:p text:style-name="Preformatted_20_Text">data/aero/timestep_info/00218/gamma_dot/00001</text:p>
      <text:p text:style-name="Preformatted_20_Text">data/aero/timestep_info/00218/gamma_dot/00002</text:p>
      <text:p text:style-name="Preformatted_20_Text">data/aero/timestep_info/00218/gamma_dot/00003</text:p>
      <text:p text:style-name="Preformatted_20_Text">data/aero/timestep_info/00218/gamma_dot/_read_as</text:p>
      <text:p text:style-name="Preformatted_20_Text">data/aero/timestep_info/00218/gamma_star/00000</text:p>
      <text:p text:style-name="Preformatted_20_Text"><text:soft-page-break/>data/aero/timestep_info/00218/gamma_star/00001</text:p>
      <text:p text:style-name="Preformatted_20_Text">data/aero/timestep_info/00218/gamma_star/00002</text:p>
      <text:p text:style-name="Preformatted_20_Text">data/aero/timestep_info/00218/gamma_star/00003</text:p>
      <text:p text:style-name="Preformatted_20_Text">data/aero/timestep_info/00218/gamma_star/_read_as</text:p>
      <text:p text:style-name="Preformatted_20_Text">data/aero/timestep_info/00218/in_global_AFoR</text:p>
      <text:p text:style-name="Preformatted_20_Text">data/aero/timestep_info/00218/inertial_steady_forces</text:p>
      <text:p text:style-name="Preformatted_20_Text">data/aero/timestep_info/00218/inertial_unsteady_forces</text:p>
      <text:p text:style-name="Preformatted_20_Text">data/aero/timestep_info/00218/n_surf</text:p>
      <text:p text:style-name="Preformatted_20_Text">data/aero/timestep_info/00218/normals/00000</text:p>
      <text:p text:style-name="Preformatted_20_Text">data/aero/timestep_info/00218/normals/00001</text:p>
      <text:p text:style-name="Preformatted_20_Text">data/aero/timestep_info/00218/normals/00002</text:p>
      <text:p text:style-name="Preformatted_20_Text">data/aero/timestep_info/00218/normals/00003</text:p>
      <text:p text:style-name="Preformatted_20_Text">data/aero/timestep_info/00218/normals/_read_as</text:p>
      <text:p text:style-name="Preformatted_20_Text">data/aero/timestep_info/00218/postproc_cell/_read_as</text:p>
      <text:p text:style-name="Preformatted_20_Text">data/aero/timestep_info/00218/postproc_node/_read_as</text:p>
      <text:p text:style-name="Preformatted_20_Text">data/aero/timestep_info/00218/u_ext/00000</text:p>
      <text:p text:style-name="Preformatted_20_Text">data/aero/timestep_info/00218/u_ext/00001</text:p>
      <text:p text:style-name="Preformatted_20_Text">data/aero/timestep_info/00218/u_ext/00002</text:p>
      <text:p text:style-name="Preformatted_20_Text">data/aero/timestep_info/00218/u_ext/00003</text:p>
      <text:p text:style-name="Preformatted_20_Text">data/aero/timestep_info/00218/u_ext/_read_as</text:p>
      <text:p text:style-name="Preformatted_20_Text">data/aero/timestep_info/00218/u_ext_star/00000</text:p>
      <text:p text:style-name="Preformatted_20_Text">data/aero/timestep_info/00218/u_ext_star/00001</text:p>
      <text:p text:style-name="Preformatted_20_Text">data/aero/timestep_info/00218/u_ext_star/00002</text:p>
      <text:p text:style-name="Preformatted_20_Text">data/aero/timestep_info/00218/u_ext_star/00003</text:p>
      <text:p text:style-name="Preformatted_20_Text">data/aero/timestep_info/00218/u_ext_star/_read_as</text:p>
      <text:p text:style-name="Preformatted_20_Text">data/aero/timestep_info/00218/wake_conv_vel/00000</text:p>
      <text:p text:style-name="Preformatted_20_Text">data/aero/timestep_info/00218/wake_conv_vel/00001</text:p>
      <text:p text:style-name="Preformatted_20_Text">data/aero/timestep_info/00218/wake_conv_vel/00002</text:p>
      <text:p text:style-name="Preformatted_20_Text">data/aero/timestep_info/00218/wake_conv_vel/00003</text:p>
      <text:p text:style-name="Preformatted_20_Text">data/aero/timestep_info/00218/wake_conv_vel/_read_as</text:p>
      <text:p text:style-name="Preformatted_20_Text">data/aero/timestep_info/00218/zeta/00000</text:p>
      <text:p text:style-name="Preformatted_20_Text">data/aero/timestep_info/00218/zeta/00001</text:p>
      <text:p text:style-name="Preformatted_20_Text">data/aero/timestep_info/00218/zeta/00002</text:p>
      <text:p text:style-name="Preformatted_20_Text">data/aero/timestep_info/00218/zeta/00003</text:p>
      <text:p text:style-name="Preformatted_20_Text">data/aero/timestep_info/00218/zeta/_read_as</text:p>
      <text:p text:style-name="Preformatted_20_Text">data/aero/timestep_info/00218/zeta_dot/00000</text:p>
      <text:p text:style-name="Preformatted_20_Text">data/aero/timestep_info/00218/zeta_dot/00001</text:p>
      <text:p text:style-name="Preformatted_20_Text">data/aero/timestep_info/00218/zeta_dot/00002</text:p>
      <text:p text:style-name="Preformatted_20_Text">data/aero/timestep_info/00218/zeta_dot/00003</text:p>
      <text:p text:style-name="Preformatted_20_Text">data/aero/timestep_info/00218/zeta_dot/_read_as</text:p>
      <text:p text:style-name="Preformatted_20_Text">data/aero/timestep_info/00218/zeta_star/00000</text:p>
      <text:p text:style-name="Preformatted_20_Text">data/aero/timestep_info/00218/zeta_star/00001</text:p>
      <text:p text:style-name="Preformatted_20_Text">data/aero/timestep_info/00218/zeta_star/00002</text:p>
      <text:p text:style-name="Preformatted_20_Text">data/aero/timestep_info/00218/zeta_star/00003</text:p>
      <text:p text:style-name="Preformatted_20_Text">data/aero/timestep_info/00218/zeta_star/_read_as</text:p>
      <text:p text:style-name="Preformatted_20_Text">data/aero/timestep_info/00219/_read_as</text:p>
      <text:p text:style-name="Preformatted_20_Text">data/aero/timestep_info/00219/body_steady_forces</text:p>
      <text:p text:style-name="Preformatted_20_Text">data/aero/timestep_info/00219/body_unsteady_forces</text:p>
      <text:p text:style-name="Preformatted_20_Text">data/aero/timestep_info/00219/control_surface_deflection</text:p>
      <text:p text:style-name="Preformatted_20_Text">data/aero/timestep_info/00219/ct_dimensions</text:p>
      <text:p text:style-name="Preformatted_20_Text">data/aero/timestep_info/00219/ct_dimensions_star</text:p>
      <text:p text:style-name="Preformatted_20_Text">data/aero/timestep_info/00219/dimensions</text:p>
      <text:p text:style-name="Preformatted_20_Text">data/aero/timestep_info/00219/dimensions_star</text:p>
      <text:p text:style-name="Preformatted_20_Text">data/aero/timestep_info/00219/dist_to_orig/00000</text:p>
      <text:p text:style-name="Preformatted_20_Text">data/aero/timestep_info/00219/dist_to_orig/00001</text:p>
      <text:p text:style-name="Preformatted_20_Text">data/aero/timestep_info/00219/dist_to_orig/00002</text:p>
      <text:p text:style-name="Preformatted_20_Text">data/aero/timestep_info/00219/dist_to_orig/00003</text:p>
      <text:p text:style-name="Preformatted_20_Text">data/aero/timestep_info/00219/dist_to_orig/_read_as</text:p>
      <text:p text:style-name="Preformatted_20_Text">data/aero/timestep_info/00219/dynamic_forces/00000</text:p>
      <text:p text:style-name="Preformatted_20_Text">data/aero/timestep_info/00219/dynamic_forces/00001</text:p>
      <text:p text:style-name="Preformatted_20_Text">data/aero/timestep_info/00219/dynamic_forces/00002</text:p>
      <text:p text:style-name="Preformatted_20_Text">data/aero/timestep_info/00219/dynamic_forces/00003</text:p>
      <text:p text:style-name="Preformatted_20_Text">data/aero/timestep_info/00219/dynamic_forces/_read_as</text:p>
      <text:p text:style-name="Preformatted_20_Text">data/aero/timestep_info/00219/flag_zeta_phantom</text:p>
      <text:p text:style-name="Preformatted_20_Text"><text:soft-page-break/>data/aero/timestep_info/00219/forces/00000</text:p>
      <text:p text:style-name="Preformatted_20_Text">data/aero/timestep_info/00219/forces/00001</text:p>
      <text:p text:style-name="Preformatted_20_Text">data/aero/timestep_info/00219/forces/00002</text:p>
      <text:p text:style-name="Preformatted_20_Text">data/aero/timestep_info/00219/forces/00003</text:p>
      <text:p text:style-name="Preformatted_20_Text">data/aero/timestep_info/00219/forces/_read_as</text:p>
      <text:p text:style-name="Preformatted_20_Text">data/aero/timestep_info/00219/gamma/00000</text:p>
      <text:p text:style-name="Preformatted_20_Text">data/aero/timestep_info/00219/gamma/00001</text:p>
      <text:p text:style-name="Preformatted_20_Text">data/aero/timestep_info/00219/gamma/00002</text:p>
      <text:p text:style-name="Preformatted_20_Text">data/aero/timestep_info/00219/gamma/00003</text:p>
      <text:p text:style-name="Preformatted_20_Text">data/aero/timestep_info/00219/gamma/_read_as</text:p>
      <text:p text:style-name="Preformatted_20_Text">data/aero/timestep_info/00219/gamma_dot/00000</text:p>
      <text:p text:style-name="Preformatted_20_Text">data/aero/timestep_info/00219/gamma_dot/00001</text:p>
      <text:p text:style-name="Preformatted_20_Text">data/aero/timestep_info/00219/gamma_dot/00002</text:p>
      <text:p text:style-name="Preformatted_20_Text">data/aero/timestep_info/00219/gamma_dot/00003</text:p>
      <text:p text:style-name="Preformatted_20_Text">data/aero/timestep_info/00219/gamma_dot/_read_as</text:p>
      <text:p text:style-name="Preformatted_20_Text">data/aero/timestep_info/00219/gamma_star/00000</text:p>
      <text:p text:style-name="Preformatted_20_Text">data/aero/timestep_info/00219/gamma_star/00001</text:p>
      <text:p text:style-name="Preformatted_20_Text">data/aero/timestep_info/00219/gamma_star/00002</text:p>
      <text:p text:style-name="Preformatted_20_Text">data/aero/timestep_info/00219/gamma_star/00003</text:p>
      <text:p text:style-name="Preformatted_20_Text">data/aero/timestep_info/00219/gamma_star/_read_as</text:p>
      <text:p text:style-name="Preformatted_20_Text">data/aero/timestep_info/00219/in_global_AFoR</text:p>
      <text:p text:style-name="Preformatted_20_Text">data/aero/timestep_info/00219/inertial_steady_forces</text:p>
      <text:p text:style-name="Preformatted_20_Text">data/aero/timestep_info/00219/inertial_unsteady_forces</text:p>
      <text:p text:style-name="Preformatted_20_Text">data/aero/timestep_info/00219/n_surf</text:p>
      <text:p text:style-name="Preformatted_20_Text">data/aero/timestep_info/00219/normals/00000</text:p>
      <text:p text:style-name="Preformatted_20_Text">data/aero/timestep_info/00219/normals/00001</text:p>
      <text:p text:style-name="Preformatted_20_Text">data/aero/timestep_info/00219/normals/00002</text:p>
      <text:p text:style-name="Preformatted_20_Text">data/aero/timestep_info/00219/normals/00003</text:p>
      <text:p text:style-name="Preformatted_20_Text">data/aero/timestep_info/00219/normals/_read_as</text:p>
      <text:p text:style-name="Preformatted_20_Text">data/aero/timestep_info/00219/postproc_cell/_read_as</text:p>
      <text:p text:style-name="Preformatted_20_Text">data/aero/timestep_info/00219/postproc_node/_read_as</text:p>
      <text:p text:style-name="Preformatted_20_Text">data/aero/timestep_info/00219/u_ext/00000</text:p>
      <text:p text:style-name="Preformatted_20_Text">data/aero/timestep_info/00219/u_ext/00001</text:p>
      <text:p text:style-name="Preformatted_20_Text">data/aero/timestep_info/00219/u_ext/00002</text:p>
      <text:p text:style-name="Preformatted_20_Text">data/aero/timestep_info/00219/u_ext/00003</text:p>
      <text:p text:style-name="Preformatted_20_Text">data/aero/timestep_info/00219/u_ext/_read_as</text:p>
      <text:p text:style-name="Preformatted_20_Text">data/aero/timestep_info/00219/u_ext_star/00000</text:p>
      <text:p text:style-name="Preformatted_20_Text">data/aero/timestep_info/00219/u_ext_star/00001</text:p>
      <text:p text:style-name="Preformatted_20_Text">data/aero/timestep_info/00219/u_ext_star/00002</text:p>
      <text:p text:style-name="Preformatted_20_Text">data/aero/timestep_info/00219/u_ext_star/00003</text:p>
      <text:p text:style-name="Preformatted_20_Text">data/aero/timestep_info/00219/u_ext_star/_read_as</text:p>
      <text:p text:style-name="Preformatted_20_Text">data/aero/timestep_info/00219/wake_conv_vel/00000</text:p>
      <text:p text:style-name="Preformatted_20_Text">data/aero/timestep_info/00219/wake_conv_vel/00001</text:p>
      <text:p text:style-name="Preformatted_20_Text">data/aero/timestep_info/00219/wake_conv_vel/00002</text:p>
      <text:p text:style-name="Preformatted_20_Text">data/aero/timestep_info/00219/wake_conv_vel/00003</text:p>
      <text:p text:style-name="Preformatted_20_Text">data/aero/timestep_info/00219/wake_conv_vel/_read_as</text:p>
      <text:p text:style-name="Preformatted_20_Text">data/aero/timestep_info/00219/zeta/00000</text:p>
      <text:p text:style-name="Preformatted_20_Text">data/aero/timestep_info/00219/zeta/00001</text:p>
      <text:p text:style-name="Preformatted_20_Text">data/aero/timestep_info/00219/zeta/00002</text:p>
      <text:p text:style-name="Preformatted_20_Text">data/aero/timestep_info/00219/zeta/00003</text:p>
      <text:p text:style-name="Preformatted_20_Text">data/aero/timestep_info/00219/zeta/_read_as</text:p>
      <text:p text:style-name="Preformatted_20_Text">data/aero/timestep_info/00219/zeta_dot/00000</text:p>
      <text:p text:style-name="Preformatted_20_Text">data/aero/timestep_info/00219/zeta_dot/00001</text:p>
      <text:p text:style-name="Preformatted_20_Text">data/aero/timestep_info/00219/zeta_dot/00002</text:p>
      <text:p text:style-name="Preformatted_20_Text">data/aero/timestep_info/00219/zeta_dot/00003</text:p>
      <text:p text:style-name="Preformatted_20_Text">data/aero/timestep_info/00219/zeta_dot/_read_as</text:p>
      <text:p text:style-name="Preformatted_20_Text">data/aero/timestep_info/00219/zeta_star/00000</text:p>
      <text:p text:style-name="Preformatted_20_Text">data/aero/timestep_info/00219/zeta_star/00001</text:p>
      <text:p text:style-name="Preformatted_20_Text">data/aero/timestep_info/00219/zeta_star/00002</text:p>
      <text:p text:style-name="Preformatted_20_Text">data/aero/timestep_info/00219/zeta_star/00003</text:p>
      <text:p text:style-name="Preformatted_20_Text">data/aero/timestep_info/00219/zeta_star/_read_as</text:p>
      <text:p text:style-name="Preformatted_20_Text">data/aero/timestep_info/00220/_read_as</text:p>
      <text:p text:style-name="Preformatted_20_Text">data/aero/timestep_info/00220/body_steady_forces</text:p>
      <text:p text:style-name="Preformatted_20_Text">data/aero/timestep_info/00220/body_unsteady_forces</text:p>
      <text:p text:style-name="Preformatted_20_Text"><text:soft-page-break/>data/aero/timestep_info/00220/control_surface_deflection</text:p>
      <text:p text:style-name="Preformatted_20_Text">data/aero/timestep_info/00220/ct_dimensions</text:p>
      <text:p text:style-name="Preformatted_20_Text">data/aero/timestep_info/00220/ct_dimensions_star</text:p>
      <text:p text:style-name="Preformatted_20_Text">data/aero/timestep_info/00220/dimensions</text:p>
      <text:p text:style-name="Preformatted_20_Text">data/aero/timestep_info/00220/dimensions_star</text:p>
      <text:p text:style-name="Preformatted_20_Text">data/aero/timestep_info/00220/dist_to_orig/00000</text:p>
      <text:p text:style-name="Preformatted_20_Text">data/aero/timestep_info/00220/dist_to_orig/00001</text:p>
      <text:p text:style-name="Preformatted_20_Text">data/aero/timestep_info/00220/dist_to_orig/00002</text:p>
      <text:p text:style-name="Preformatted_20_Text">data/aero/timestep_info/00220/dist_to_orig/00003</text:p>
      <text:p text:style-name="Preformatted_20_Text">data/aero/timestep_info/00220/dist_to_orig/_read_as</text:p>
      <text:p text:style-name="Preformatted_20_Text">data/aero/timestep_info/00220/dynamic_forces/00000</text:p>
      <text:p text:style-name="Preformatted_20_Text">data/aero/timestep_info/00220/dynamic_forces/00001</text:p>
      <text:p text:style-name="Preformatted_20_Text">data/aero/timestep_info/00220/dynamic_forces/00002</text:p>
      <text:p text:style-name="Preformatted_20_Text">data/aero/timestep_info/00220/dynamic_forces/00003</text:p>
      <text:p text:style-name="Preformatted_20_Text">data/aero/timestep_info/00220/dynamic_forces/_read_as</text:p>
      <text:p text:style-name="Preformatted_20_Text">data/aero/timestep_info/00220/flag_zeta_phantom</text:p>
      <text:p text:style-name="Preformatted_20_Text">data/aero/timestep_info/00220/forces/00000</text:p>
      <text:p text:style-name="Preformatted_20_Text">data/aero/timestep_info/00220/forces/00001</text:p>
      <text:p text:style-name="Preformatted_20_Text">data/aero/timestep_info/00220/forces/00002</text:p>
      <text:p text:style-name="Preformatted_20_Text">data/aero/timestep_info/00220/forces/00003</text:p>
      <text:p text:style-name="Preformatted_20_Text">data/aero/timestep_info/00220/forces/_read_as</text:p>
      <text:p text:style-name="Preformatted_20_Text">data/aero/timestep_info/00220/gamma/00000</text:p>
      <text:p text:style-name="Preformatted_20_Text">data/aero/timestep_info/00220/gamma/00001</text:p>
      <text:p text:style-name="Preformatted_20_Text">data/aero/timestep_info/00220/gamma/00002</text:p>
      <text:p text:style-name="Preformatted_20_Text">data/aero/timestep_info/00220/gamma/00003</text:p>
      <text:p text:style-name="Preformatted_20_Text">data/aero/timestep_info/00220/gamma/_read_as</text:p>
      <text:p text:style-name="Preformatted_20_Text">data/aero/timestep_info/00220/gamma_dot/00000</text:p>
      <text:p text:style-name="Preformatted_20_Text">data/aero/timestep_info/00220/gamma_dot/00001</text:p>
      <text:p text:style-name="Preformatted_20_Text">data/aero/timestep_info/00220/gamma_dot/00002</text:p>
      <text:p text:style-name="Preformatted_20_Text">data/aero/timestep_info/00220/gamma_dot/00003</text:p>
      <text:p text:style-name="Preformatted_20_Text">data/aero/timestep_info/00220/gamma_dot/_read_as</text:p>
      <text:p text:style-name="Preformatted_20_Text">data/aero/timestep_info/00220/gamma_star/00000</text:p>
      <text:p text:style-name="Preformatted_20_Text">data/aero/timestep_info/00220/gamma_star/00001</text:p>
      <text:p text:style-name="Preformatted_20_Text">data/aero/timestep_info/00220/gamma_star/00002</text:p>
      <text:p text:style-name="Preformatted_20_Text">data/aero/timestep_info/00220/gamma_star/00003</text:p>
      <text:p text:style-name="Preformatted_20_Text">data/aero/timestep_info/00220/gamma_star/_read_as</text:p>
      <text:p text:style-name="Preformatted_20_Text">data/aero/timestep_info/00220/in_global_AFoR</text:p>
      <text:p text:style-name="Preformatted_20_Text">data/aero/timestep_info/00220/inertial_steady_forces</text:p>
      <text:p text:style-name="Preformatted_20_Text">data/aero/timestep_info/00220/inertial_unsteady_forces</text:p>
      <text:p text:style-name="Preformatted_20_Text">data/aero/timestep_info/00220/n_surf</text:p>
      <text:p text:style-name="Preformatted_20_Text">data/aero/timestep_info/00220/normals/00000</text:p>
      <text:p text:style-name="Preformatted_20_Text">data/aero/timestep_info/00220/normals/00001</text:p>
      <text:p text:style-name="Preformatted_20_Text">data/aero/timestep_info/00220/normals/00002</text:p>
      <text:p text:style-name="Preformatted_20_Text">data/aero/timestep_info/00220/normals/00003</text:p>
      <text:p text:style-name="Preformatted_20_Text">data/aero/timestep_info/00220/normals/_read_as</text:p>
      <text:p text:style-name="Preformatted_20_Text">data/aero/timestep_info/00220/postproc_cell/_read_as</text:p>
      <text:p text:style-name="Preformatted_20_Text">data/aero/timestep_info/00220/postproc_node/_read_as</text:p>
      <text:p text:style-name="Preformatted_20_Text">data/aero/timestep_info/00220/u_ext/00000</text:p>
      <text:p text:style-name="Preformatted_20_Text">data/aero/timestep_info/00220/u_ext/00001</text:p>
      <text:p text:style-name="Preformatted_20_Text">data/aero/timestep_info/00220/u_ext/00002</text:p>
      <text:p text:style-name="Preformatted_20_Text">data/aero/timestep_info/00220/u_ext/00003</text:p>
      <text:p text:style-name="Preformatted_20_Text">data/aero/timestep_info/00220/u_ext/_read_as</text:p>
      <text:p text:style-name="Preformatted_20_Text">data/aero/timestep_info/00220/u_ext_star/00000</text:p>
      <text:p text:style-name="Preformatted_20_Text">data/aero/timestep_info/00220/u_ext_star/00001</text:p>
      <text:p text:style-name="Preformatted_20_Text">data/aero/timestep_info/00220/u_ext_star/00002</text:p>
      <text:p text:style-name="Preformatted_20_Text">data/aero/timestep_info/00220/u_ext_star/00003</text:p>
      <text:p text:style-name="Preformatted_20_Text">data/aero/timestep_info/00220/u_ext_star/_read_as</text:p>
      <text:p text:style-name="Preformatted_20_Text">data/aero/timestep_info/00220/wake_conv_vel/00000</text:p>
      <text:p text:style-name="Preformatted_20_Text">data/aero/timestep_info/00220/wake_conv_vel/00001</text:p>
      <text:p text:style-name="Preformatted_20_Text">data/aero/timestep_info/00220/wake_conv_vel/00002</text:p>
      <text:p text:style-name="Preformatted_20_Text">data/aero/timestep_info/00220/wake_conv_vel/00003</text:p>
      <text:p text:style-name="Preformatted_20_Text">data/aero/timestep_info/00220/wake_conv_vel/_read_as</text:p>
      <text:p text:style-name="Preformatted_20_Text">data/aero/timestep_info/00220/zeta/00000</text:p>
      <text:p text:style-name="Preformatted_20_Text">data/aero/timestep_info/00220/zeta/00001</text:p>
      <text:p text:style-name="Preformatted_20_Text"><text:soft-page-break/>data/aero/timestep_info/00220/zeta/00002</text:p>
      <text:p text:style-name="Preformatted_20_Text">data/aero/timestep_info/00220/zeta/00003</text:p>
      <text:p text:style-name="Preformatted_20_Text">data/aero/timestep_info/00220/zeta/_read_as</text:p>
      <text:p text:style-name="Preformatted_20_Text">data/aero/timestep_info/00220/zeta_dot/00000</text:p>
      <text:p text:style-name="Preformatted_20_Text">data/aero/timestep_info/00220/zeta_dot/00001</text:p>
      <text:p text:style-name="Preformatted_20_Text">data/aero/timestep_info/00220/zeta_dot/00002</text:p>
      <text:p text:style-name="Preformatted_20_Text">data/aero/timestep_info/00220/zeta_dot/00003</text:p>
      <text:p text:style-name="Preformatted_20_Text">data/aero/timestep_info/00220/zeta_dot/_read_as</text:p>
      <text:p text:style-name="Preformatted_20_Text">data/aero/timestep_info/00220/zeta_star/00000</text:p>
      <text:p text:style-name="Preformatted_20_Text">data/aero/timestep_info/00220/zeta_star/00001</text:p>
      <text:p text:style-name="Preformatted_20_Text">data/aero/timestep_info/00220/zeta_star/00002</text:p>
      <text:p text:style-name="Preformatted_20_Text">data/aero/timestep_info/00220/zeta_star/00003</text:p>
      <text:p text:style-name="Preformatted_20_Text">data/aero/timestep_info/00220/zeta_star/_read_as</text:p>
      <text:p text:style-name="Preformatted_20_Text">data/aero/timestep_info/00221/_read_as</text:p>
      <text:p text:style-name="Preformatted_20_Text">data/aero/timestep_info/00221/body_steady_forces</text:p>
      <text:p text:style-name="Preformatted_20_Text">data/aero/timestep_info/00221/body_unsteady_forces</text:p>
      <text:p text:style-name="Preformatted_20_Text">data/aero/timestep_info/00221/control_surface_deflection</text:p>
      <text:p text:style-name="Preformatted_20_Text">data/aero/timestep_info/00221/ct_dimensions</text:p>
      <text:p text:style-name="Preformatted_20_Text">data/aero/timestep_info/00221/ct_dimensions_star</text:p>
      <text:p text:style-name="Preformatted_20_Text">data/aero/timestep_info/00221/dimensions</text:p>
      <text:p text:style-name="Preformatted_20_Text">data/aero/timestep_info/00221/dimensions_star</text:p>
      <text:p text:style-name="Preformatted_20_Text">data/aero/timestep_info/00221/dist_to_orig/00000</text:p>
      <text:p text:style-name="Preformatted_20_Text">data/aero/timestep_info/00221/dist_to_orig/00001</text:p>
      <text:p text:style-name="Preformatted_20_Text">data/aero/timestep_info/00221/dist_to_orig/00002</text:p>
      <text:p text:style-name="Preformatted_20_Text">data/aero/timestep_info/00221/dist_to_orig/00003</text:p>
      <text:p text:style-name="Preformatted_20_Text">data/aero/timestep_info/00221/dist_to_orig/_read_as</text:p>
      <text:p text:style-name="Preformatted_20_Text">data/aero/timestep_info/00221/dynamic_forces/00000</text:p>
      <text:p text:style-name="Preformatted_20_Text">data/aero/timestep_info/00221/dynamic_forces/00001</text:p>
      <text:p text:style-name="Preformatted_20_Text">data/aero/timestep_info/00221/dynamic_forces/00002</text:p>
      <text:p text:style-name="Preformatted_20_Text">data/aero/timestep_info/00221/dynamic_forces/00003</text:p>
      <text:p text:style-name="Preformatted_20_Text">data/aero/timestep_info/00221/dynamic_forces/_read_as</text:p>
      <text:p text:style-name="Preformatted_20_Text">data/aero/timestep_info/00221/flag_zeta_phantom</text:p>
      <text:p text:style-name="Preformatted_20_Text">data/aero/timestep_info/00221/forces/00000</text:p>
      <text:p text:style-name="Preformatted_20_Text">data/aero/timestep_info/00221/forces/00001</text:p>
      <text:p text:style-name="Preformatted_20_Text">data/aero/timestep_info/00221/forces/00002</text:p>
      <text:p text:style-name="Preformatted_20_Text">data/aero/timestep_info/00221/forces/00003</text:p>
      <text:p text:style-name="Preformatted_20_Text">data/aero/timestep_info/00221/forces/_read_as</text:p>
      <text:p text:style-name="Preformatted_20_Text">data/aero/timestep_info/00221/gamma/00000</text:p>
      <text:p text:style-name="Preformatted_20_Text">data/aero/timestep_info/00221/gamma/00001</text:p>
      <text:p text:style-name="Preformatted_20_Text">data/aero/timestep_info/00221/gamma/00002</text:p>
      <text:p text:style-name="Preformatted_20_Text">data/aero/timestep_info/00221/gamma/00003</text:p>
      <text:p text:style-name="Preformatted_20_Text">data/aero/timestep_info/00221/gamma/_read_as</text:p>
      <text:p text:style-name="Preformatted_20_Text">data/aero/timestep_info/00221/gamma_dot/00000</text:p>
      <text:p text:style-name="Preformatted_20_Text">data/aero/timestep_info/00221/gamma_dot/00001</text:p>
      <text:p text:style-name="Preformatted_20_Text">data/aero/timestep_info/00221/gamma_dot/00002</text:p>
      <text:p text:style-name="Preformatted_20_Text">data/aero/timestep_info/00221/gamma_dot/00003</text:p>
      <text:p text:style-name="Preformatted_20_Text">data/aero/timestep_info/00221/gamma_dot/_read_as</text:p>
      <text:p text:style-name="Preformatted_20_Text">data/aero/timestep_info/00221/gamma_star/00000</text:p>
      <text:p text:style-name="Preformatted_20_Text">data/aero/timestep_info/00221/gamma_star/00001</text:p>
      <text:p text:style-name="Preformatted_20_Text">data/aero/timestep_info/00221/gamma_star/00002</text:p>
      <text:p text:style-name="Preformatted_20_Text">data/aero/timestep_info/00221/gamma_star/00003</text:p>
      <text:p text:style-name="Preformatted_20_Text">data/aero/timestep_info/00221/gamma_star/_read_as</text:p>
      <text:p text:style-name="Preformatted_20_Text">data/aero/timestep_info/00221/in_global_AFoR</text:p>
      <text:p text:style-name="Preformatted_20_Text">data/aero/timestep_info/00221/inertial_steady_forces</text:p>
      <text:p text:style-name="Preformatted_20_Text">data/aero/timestep_info/00221/inertial_unsteady_forces</text:p>
      <text:p text:style-name="Preformatted_20_Text">data/aero/timestep_info/00221/n_surf</text:p>
      <text:p text:style-name="Preformatted_20_Text">data/aero/timestep_info/00221/normals/00000</text:p>
      <text:p text:style-name="Preformatted_20_Text">data/aero/timestep_info/00221/normals/00001</text:p>
      <text:p text:style-name="Preformatted_20_Text">data/aero/timestep_info/00221/normals/00002</text:p>
      <text:p text:style-name="Preformatted_20_Text">data/aero/timestep_info/00221/normals/00003</text:p>
      <text:p text:style-name="Preformatted_20_Text">data/aero/timestep_info/00221/normals/_read_as</text:p>
      <text:p text:style-name="Preformatted_20_Text">data/aero/timestep_info/00221/postproc_cell/_read_as</text:p>
      <text:p text:style-name="Preformatted_20_Text">data/aero/timestep_info/00221/postproc_node/_read_as</text:p>
      <text:p text:style-name="Preformatted_20_Text">data/aero/timestep_info/00221/u_ext/00000</text:p>
      <text:p text:style-name="Preformatted_20_Text"><text:soft-page-break/>data/aero/timestep_info/00221/u_ext/00001</text:p>
      <text:p text:style-name="Preformatted_20_Text">data/aero/timestep_info/00221/u_ext/00002</text:p>
      <text:p text:style-name="Preformatted_20_Text">data/aero/timestep_info/00221/u_ext/00003</text:p>
      <text:p text:style-name="Preformatted_20_Text">data/aero/timestep_info/00221/u_ext/_read_as</text:p>
      <text:p text:style-name="Preformatted_20_Text">data/aero/timestep_info/00221/u_ext_star/00000</text:p>
      <text:p text:style-name="Preformatted_20_Text">data/aero/timestep_info/00221/u_ext_star/00001</text:p>
      <text:p text:style-name="Preformatted_20_Text">data/aero/timestep_info/00221/u_ext_star/00002</text:p>
      <text:p text:style-name="Preformatted_20_Text">data/aero/timestep_info/00221/u_ext_star/00003</text:p>
      <text:p text:style-name="Preformatted_20_Text">data/aero/timestep_info/00221/u_ext_star/_read_as</text:p>
      <text:p text:style-name="Preformatted_20_Text">data/aero/timestep_info/00221/wake_conv_vel/00000</text:p>
      <text:p text:style-name="Preformatted_20_Text">data/aero/timestep_info/00221/wake_conv_vel/00001</text:p>
      <text:p text:style-name="Preformatted_20_Text">data/aero/timestep_info/00221/wake_conv_vel/00002</text:p>
      <text:p text:style-name="Preformatted_20_Text">data/aero/timestep_info/00221/wake_conv_vel/00003</text:p>
      <text:p text:style-name="Preformatted_20_Text">data/aero/timestep_info/00221/wake_conv_vel/_read_as</text:p>
      <text:p text:style-name="Preformatted_20_Text">data/aero/timestep_info/00221/zeta/00000</text:p>
      <text:p text:style-name="Preformatted_20_Text">data/aero/timestep_info/00221/zeta/00001</text:p>
      <text:p text:style-name="Preformatted_20_Text">data/aero/timestep_info/00221/zeta/00002</text:p>
      <text:p text:style-name="Preformatted_20_Text">data/aero/timestep_info/00221/zeta/00003</text:p>
      <text:p text:style-name="Preformatted_20_Text">data/aero/timestep_info/00221/zeta/_read_as</text:p>
      <text:p text:style-name="Preformatted_20_Text">data/aero/timestep_info/00221/zeta_dot/00000</text:p>
      <text:p text:style-name="Preformatted_20_Text">data/aero/timestep_info/00221/zeta_dot/00001</text:p>
      <text:p text:style-name="Preformatted_20_Text">data/aero/timestep_info/00221/zeta_dot/00002</text:p>
      <text:p text:style-name="Preformatted_20_Text">data/aero/timestep_info/00221/zeta_dot/00003</text:p>
      <text:p text:style-name="Preformatted_20_Text">data/aero/timestep_info/00221/zeta_dot/_read_as</text:p>
      <text:p text:style-name="Preformatted_20_Text">data/aero/timestep_info/00221/zeta_star/00000</text:p>
      <text:p text:style-name="Preformatted_20_Text">data/aero/timestep_info/00221/zeta_star/00001</text:p>
      <text:p text:style-name="Preformatted_20_Text">data/aero/timestep_info/00221/zeta_star/00002</text:p>
      <text:p text:style-name="Preformatted_20_Text">data/aero/timestep_info/00221/zeta_star/00003</text:p>
      <text:p text:style-name="Preformatted_20_Text">data/aero/timestep_info/00221/zeta_star/_read_as</text:p>
      <text:p text:style-name="Preformatted_20_Text">data/aero/timestep_info/00222/_read_as</text:p>
      <text:p text:style-name="Preformatted_20_Text">data/aero/timestep_info/00222/body_steady_forces</text:p>
      <text:p text:style-name="Preformatted_20_Text">data/aero/timestep_info/00222/body_unsteady_forces</text:p>
      <text:p text:style-name="Preformatted_20_Text">data/aero/timestep_info/00222/control_surface_deflection</text:p>
      <text:p text:style-name="Preformatted_20_Text">data/aero/timestep_info/00222/ct_dimensions</text:p>
      <text:p text:style-name="Preformatted_20_Text">data/aero/timestep_info/00222/ct_dimensions_star</text:p>
      <text:p text:style-name="Preformatted_20_Text">data/aero/timestep_info/00222/dimensions</text:p>
      <text:p text:style-name="Preformatted_20_Text">data/aero/timestep_info/00222/dimensions_star</text:p>
      <text:p text:style-name="Preformatted_20_Text">data/aero/timestep_info/00222/dist_to_orig/00000</text:p>
      <text:p text:style-name="Preformatted_20_Text">data/aero/timestep_info/00222/dist_to_orig/00001</text:p>
      <text:p text:style-name="Preformatted_20_Text">data/aero/timestep_info/00222/dist_to_orig/00002</text:p>
      <text:p text:style-name="Preformatted_20_Text">data/aero/timestep_info/00222/dist_to_orig/00003</text:p>
      <text:p text:style-name="Preformatted_20_Text">data/aero/timestep_info/00222/dist_to_orig/_read_as</text:p>
      <text:p text:style-name="Preformatted_20_Text">data/aero/timestep_info/00222/dynamic_forces/00000</text:p>
      <text:p text:style-name="Preformatted_20_Text">data/aero/timestep_info/00222/dynamic_forces/00001</text:p>
      <text:p text:style-name="Preformatted_20_Text">data/aero/timestep_info/00222/dynamic_forces/00002</text:p>
      <text:p text:style-name="Preformatted_20_Text">data/aero/timestep_info/00222/dynamic_forces/00003</text:p>
      <text:p text:style-name="Preformatted_20_Text">data/aero/timestep_info/00222/dynamic_forces/_read_as</text:p>
      <text:p text:style-name="Preformatted_20_Text">data/aero/timestep_info/00222/flag_zeta_phantom</text:p>
      <text:p text:style-name="Preformatted_20_Text">data/aero/timestep_info/00222/forces/00000</text:p>
      <text:p text:style-name="Preformatted_20_Text">data/aero/timestep_info/00222/forces/00001</text:p>
      <text:p text:style-name="Preformatted_20_Text">data/aero/timestep_info/00222/forces/00002</text:p>
      <text:p text:style-name="Preformatted_20_Text">data/aero/timestep_info/00222/forces/00003</text:p>
      <text:p text:style-name="Preformatted_20_Text">data/aero/timestep_info/00222/forces/_read_as</text:p>
      <text:p text:style-name="Preformatted_20_Text">data/aero/timestep_info/00222/gamma/00000</text:p>
      <text:p text:style-name="Preformatted_20_Text">data/aero/timestep_info/00222/gamma/00001</text:p>
      <text:p text:style-name="Preformatted_20_Text">data/aero/timestep_info/00222/gamma/00002</text:p>
      <text:p text:style-name="Preformatted_20_Text">data/aero/timestep_info/00222/gamma/00003</text:p>
      <text:p text:style-name="Preformatted_20_Text">data/aero/timestep_info/00222/gamma/_read_as</text:p>
      <text:p text:style-name="Preformatted_20_Text">data/aero/timestep_info/00222/gamma_dot/00000</text:p>
      <text:p text:style-name="Preformatted_20_Text">data/aero/timestep_info/00222/gamma_dot/00001</text:p>
      <text:p text:style-name="Preformatted_20_Text">data/aero/timestep_info/00222/gamma_dot/00002</text:p>
      <text:p text:style-name="Preformatted_20_Text">data/aero/timestep_info/00222/gamma_dot/00003</text:p>
      <text:p text:style-name="Preformatted_20_Text">data/aero/timestep_info/00222/gamma_dot/_read_as</text:p>
      <text:p text:style-name="Preformatted_20_Text">data/aero/timestep_info/00222/gamma_star/00000</text:p>
      <text:p text:style-name="Preformatted_20_Text"><text:soft-page-break/>data/aero/timestep_info/00222/gamma_star/00001</text:p>
      <text:p text:style-name="Preformatted_20_Text">data/aero/timestep_info/00222/gamma_star/00002</text:p>
      <text:p text:style-name="Preformatted_20_Text">data/aero/timestep_info/00222/gamma_star/00003</text:p>
      <text:p text:style-name="Preformatted_20_Text">data/aero/timestep_info/00222/gamma_star/_read_as</text:p>
      <text:p text:style-name="Preformatted_20_Text">data/aero/timestep_info/00222/in_global_AFoR</text:p>
      <text:p text:style-name="Preformatted_20_Text">data/aero/timestep_info/00222/inertial_steady_forces</text:p>
      <text:p text:style-name="Preformatted_20_Text">data/aero/timestep_info/00222/inertial_unsteady_forces</text:p>
      <text:p text:style-name="Preformatted_20_Text">data/aero/timestep_info/00222/n_surf</text:p>
      <text:p text:style-name="Preformatted_20_Text">data/aero/timestep_info/00222/normals/00000</text:p>
      <text:p text:style-name="Preformatted_20_Text">data/aero/timestep_info/00222/normals/00001</text:p>
      <text:p text:style-name="Preformatted_20_Text">data/aero/timestep_info/00222/normals/00002</text:p>
      <text:p text:style-name="Preformatted_20_Text">data/aero/timestep_info/00222/normals/00003</text:p>
      <text:p text:style-name="Preformatted_20_Text">data/aero/timestep_info/00222/normals/_read_as</text:p>
      <text:p text:style-name="Preformatted_20_Text">data/aero/timestep_info/00222/postproc_cell/_read_as</text:p>
      <text:p text:style-name="Preformatted_20_Text">data/aero/timestep_info/00222/postproc_node/_read_as</text:p>
      <text:p text:style-name="Preformatted_20_Text">data/aero/timestep_info/00222/u_ext/00000</text:p>
      <text:p text:style-name="Preformatted_20_Text">data/aero/timestep_info/00222/u_ext/00001</text:p>
      <text:p text:style-name="Preformatted_20_Text">data/aero/timestep_info/00222/u_ext/00002</text:p>
      <text:p text:style-name="Preformatted_20_Text">data/aero/timestep_info/00222/u_ext/00003</text:p>
      <text:p text:style-name="Preformatted_20_Text">data/aero/timestep_info/00222/u_ext/_read_as</text:p>
      <text:p text:style-name="Preformatted_20_Text">data/aero/timestep_info/00222/u_ext_star/00000</text:p>
      <text:p text:style-name="Preformatted_20_Text">data/aero/timestep_info/00222/u_ext_star/00001</text:p>
      <text:p text:style-name="Preformatted_20_Text">data/aero/timestep_info/00222/u_ext_star/00002</text:p>
      <text:p text:style-name="Preformatted_20_Text">data/aero/timestep_info/00222/u_ext_star/00003</text:p>
      <text:p text:style-name="Preformatted_20_Text">data/aero/timestep_info/00222/u_ext_star/_read_as</text:p>
      <text:p text:style-name="Preformatted_20_Text">data/aero/timestep_info/00222/wake_conv_vel/00000</text:p>
      <text:p text:style-name="Preformatted_20_Text">data/aero/timestep_info/00222/wake_conv_vel/00001</text:p>
      <text:p text:style-name="Preformatted_20_Text">data/aero/timestep_info/00222/wake_conv_vel/00002</text:p>
      <text:p text:style-name="Preformatted_20_Text">data/aero/timestep_info/00222/wake_conv_vel/00003</text:p>
      <text:p text:style-name="Preformatted_20_Text">data/aero/timestep_info/00222/wake_conv_vel/_read_as</text:p>
      <text:p text:style-name="Preformatted_20_Text">data/aero/timestep_info/00222/zeta/00000</text:p>
      <text:p text:style-name="Preformatted_20_Text">data/aero/timestep_info/00222/zeta/00001</text:p>
      <text:p text:style-name="Preformatted_20_Text">data/aero/timestep_info/00222/zeta/00002</text:p>
      <text:p text:style-name="Preformatted_20_Text">data/aero/timestep_info/00222/zeta/00003</text:p>
      <text:p text:style-name="Preformatted_20_Text">data/aero/timestep_info/00222/zeta/_read_as</text:p>
      <text:p text:style-name="Preformatted_20_Text">data/aero/timestep_info/00222/zeta_dot/00000</text:p>
      <text:p text:style-name="Preformatted_20_Text">data/aero/timestep_info/00222/zeta_dot/00001</text:p>
      <text:p text:style-name="Preformatted_20_Text">data/aero/timestep_info/00222/zeta_dot/00002</text:p>
      <text:p text:style-name="Preformatted_20_Text">data/aero/timestep_info/00222/zeta_dot/00003</text:p>
      <text:p text:style-name="Preformatted_20_Text">data/aero/timestep_info/00222/zeta_dot/_read_as</text:p>
      <text:p text:style-name="Preformatted_20_Text">data/aero/timestep_info/00222/zeta_star/00000</text:p>
      <text:p text:style-name="Preformatted_20_Text">data/aero/timestep_info/00222/zeta_star/00001</text:p>
      <text:p text:style-name="Preformatted_20_Text">data/aero/timestep_info/00222/zeta_star/00002</text:p>
      <text:p text:style-name="Preformatted_20_Text">data/aero/timestep_info/00222/zeta_star/00003</text:p>
      <text:p text:style-name="Preformatted_20_Text">data/aero/timestep_info/00222/zeta_star/_read_as</text:p>
      <text:p text:style-name="Preformatted_20_Text">data/aero/timestep_info/00223/_read_as</text:p>
      <text:p text:style-name="Preformatted_20_Text">data/aero/timestep_info/00223/body_steady_forces</text:p>
      <text:p text:style-name="Preformatted_20_Text">data/aero/timestep_info/00223/body_unsteady_forces</text:p>
      <text:p text:style-name="Preformatted_20_Text">data/aero/timestep_info/00223/control_surface_deflection</text:p>
      <text:p text:style-name="Preformatted_20_Text">data/aero/timestep_info/00223/ct_dimensions</text:p>
      <text:p text:style-name="Preformatted_20_Text">data/aero/timestep_info/00223/ct_dimensions_star</text:p>
      <text:p text:style-name="Preformatted_20_Text">data/aero/timestep_info/00223/dimensions</text:p>
      <text:p text:style-name="Preformatted_20_Text">data/aero/timestep_info/00223/dimensions_star</text:p>
      <text:p text:style-name="Preformatted_20_Text">data/aero/timestep_info/00223/dist_to_orig/00000</text:p>
      <text:p text:style-name="Preformatted_20_Text">data/aero/timestep_info/00223/dist_to_orig/00001</text:p>
      <text:p text:style-name="Preformatted_20_Text">data/aero/timestep_info/00223/dist_to_orig/00002</text:p>
      <text:p text:style-name="Preformatted_20_Text">data/aero/timestep_info/00223/dist_to_orig/00003</text:p>
      <text:p text:style-name="Preformatted_20_Text">data/aero/timestep_info/00223/dist_to_orig/_read_as</text:p>
      <text:p text:style-name="Preformatted_20_Text">data/aero/timestep_info/00223/dynamic_forces/00000</text:p>
      <text:p text:style-name="Preformatted_20_Text">data/aero/timestep_info/00223/dynamic_forces/00001</text:p>
      <text:p text:style-name="Preformatted_20_Text">data/aero/timestep_info/00223/dynamic_forces/00002</text:p>
      <text:p text:style-name="Preformatted_20_Text">data/aero/timestep_info/00223/dynamic_forces/00003</text:p>
      <text:p text:style-name="Preformatted_20_Text">data/aero/timestep_info/00223/dynamic_forces/_read_as</text:p>
      <text:p text:style-name="Preformatted_20_Text">data/aero/timestep_info/00223/flag_zeta_phantom</text:p>
      <text:p text:style-name="Preformatted_20_Text"><text:soft-page-break/>data/aero/timestep_info/00223/forces/00000</text:p>
      <text:p text:style-name="Preformatted_20_Text">data/aero/timestep_info/00223/forces/00001</text:p>
      <text:p text:style-name="Preformatted_20_Text">data/aero/timestep_info/00223/forces/00002</text:p>
      <text:p text:style-name="Preformatted_20_Text">data/aero/timestep_info/00223/forces/00003</text:p>
      <text:p text:style-name="Preformatted_20_Text">data/aero/timestep_info/00223/forces/_read_as</text:p>
      <text:p text:style-name="Preformatted_20_Text">data/aero/timestep_info/00223/gamma/00000</text:p>
      <text:p text:style-name="Preformatted_20_Text">data/aero/timestep_info/00223/gamma/00001</text:p>
      <text:p text:style-name="Preformatted_20_Text">data/aero/timestep_info/00223/gamma/00002</text:p>
      <text:p text:style-name="Preformatted_20_Text">data/aero/timestep_info/00223/gamma/00003</text:p>
      <text:p text:style-name="Preformatted_20_Text">data/aero/timestep_info/00223/gamma/_read_as</text:p>
      <text:p text:style-name="Preformatted_20_Text">data/aero/timestep_info/00223/gamma_dot/00000</text:p>
      <text:p text:style-name="Preformatted_20_Text">data/aero/timestep_info/00223/gamma_dot/00001</text:p>
      <text:p text:style-name="Preformatted_20_Text">data/aero/timestep_info/00223/gamma_dot/00002</text:p>
      <text:p text:style-name="Preformatted_20_Text">data/aero/timestep_info/00223/gamma_dot/00003</text:p>
      <text:p text:style-name="Preformatted_20_Text">data/aero/timestep_info/00223/gamma_dot/_read_as</text:p>
      <text:p text:style-name="Preformatted_20_Text">data/aero/timestep_info/00223/gamma_star/00000</text:p>
      <text:p text:style-name="Preformatted_20_Text">data/aero/timestep_info/00223/gamma_star/00001</text:p>
      <text:p text:style-name="Preformatted_20_Text">data/aero/timestep_info/00223/gamma_star/00002</text:p>
      <text:p text:style-name="Preformatted_20_Text">data/aero/timestep_info/00223/gamma_star/00003</text:p>
      <text:p text:style-name="Preformatted_20_Text">data/aero/timestep_info/00223/gamma_star/_read_as</text:p>
      <text:p text:style-name="Preformatted_20_Text">data/aero/timestep_info/00223/in_global_AFoR</text:p>
      <text:p text:style-name="Preformatted_20_Text">data/aero/timestep_info/00223/inertial_steady_forces</text:p>
      <text:p text:style-name="Preformatted_20_Text">data/aero/timestep_info/00223/inertial_unsteady_forces</text:p>
      <text:p text:style-name="Preformatted_20_Text">data/aero/timestep_info/00223/n_surf</text:p>
      <text:p text:style-name="Preformatted_20_Text">data/aero/timestep_info/00223/normals/00000</text:p>
      <text:p text:style-name="Preformatted_20_Text">data/aero/timestep_info/00223/normals/00001</text:p>
      <text:p text:style-name="Preformatted_20_Text">data/aero/timestep_info/00223/normals/00002</text:p>
      <text:p text:style-name="Preformatted_20_Text">data/aero/timestep_info/00223/normals/00003</text:p>
      <text:p text:style-name="Preformatted_20_Text">data/aero/timestep_info/00223/normals/_read_as</text:p>
      <text:p text:style-name="Preformatted_20_Text">data/aero/timestep_info/00223/postproc_cell/_read_as</text:p>
      <text:p text:style-name="Preformatted_20_Text">data/aero/timestep_info/00223/postproc_node/_read_as</text:p>
      <text:p text:style-name="Preformatted_20_Text">data/aero/timestep_info/00223/u_ext/00000</text:p>
      <text:p text:style-name="Preformatted_20_Text">data/aero/timestep_info/00223/u_ext/00001</text:p>
      <text:p text:style-name="Preformatted_20_Text">data/aero/timestep_info/00223/u_ext/00002</text:p>
      <text:p text:style-name="Preformatted_20_Text">data/aero/timestep_info/00223/u_ext/00003</text:p>
      <text:p text:style-name="Preformatted_20_Text">data/aero/timestep_info/00223/u_ext/_read_as</text:p>
      <text:p text:style-name="Preformatted_20_Text">data/aero/timestep_info/00223/u_ext_star/00000</text:p>
      <text:p text:style-name="Preformatted_20_Text">data/aero/timestep_info/00223/u_ext_star/00001</text:p>
      <text:p text:style-name="Preformatted_20_Text">data/aero/timestep_info/00223/u_ext_star/00002</text:p>
      <text:p text:style-name="Preformatted_20_Text">data/aero/timestep_info/00223/u_ext_star/00003</text:p>
      <text:p text:style-name="Preformatted_20_Text">data/aero/timestep_info/00223/u_ext_star/_read_as</text:p>
      <text:p text:style-name="Preformatted_20_Text">data/aero/timestep_info/00223/wake_conv_vel/00000</text:p>
      <text:p text:style-name="Preformatted_20_Text">data/aero/timestep_info/00223/wake_conv_vel/00001</text:p>
      <text:p text:style-name="Preformatted_20_Text">data/aero/timestep_info/00223/wake_conv_vel/00002</text:p>
      <text:p text:style-name="Preformatted_20_Text">data/aero/timestep_info/00223/wake_conv_vel/00003</text:p>
      <text:p text:style-name="Preformatted_20_Text">data/aero/timestep_info/00223/wake_conv_vel/_read_as</text:p>
      <text:p text:style-name="Preformatted_20_Text">data/aero/timestep_info/00223/zeta/00000</text:p>
      <text:p text:style-name="Preformatted_20_Text">data/aero/timestep_info/00223/zeta/00001</text:p>
      <text:p text:style-name="Preformatted_20_Text">data/aero/timestep_info/00223/zeta/00002</text:p>
      <text:p text:style-name="Preformatted_20_Text">data/aero/timestep_info/00223/zeta/00003</text:p>
      <text:p text:style-name="Preformatted_20_Text">data/aero/timestep_info/00223/zeta/_read_as</text:p>
      <text:p text:style-name="Preformatted_20_Text">data/aero/timestep_info/00223/zeta_dot/00000</text:p>
      <text:p text:style-name="Preformatted_20_Text">data/aero/timestep_info/00223/zeta_dot/00001</text:p>
      <text:p text:style-name="Preformatted_20_Text">data/aero/timestep_info/00223/zeta_dot/00002</text:p>
      <text:p text:style-name="Preformatted_20_Text">data/aero/timestep_info/00223/zeta_dot/00003</text:p>
      <text:p text:style-name="Preformatted_20_Text">data/aero/timestep_info/00223/zeta_dot/_read_as</text:p>
      <text:p text:style-name="Preformatted_20_Text">data/aero/timestep_info/00223/zeta_star/00000</text:p>
      <text:p text:style-name="Preformatted_20_Text">data/aero/timestep_info/00223/zeta_star/00001</text:p>
      <text:p text:style-name="Preformatted_20_Text">data/aero/timestep_info/00223/zeta_star/00002</text:p>
      <text:p text:style-name="Preformatted_20_Text">data/aero/timestep_info/00223/zeta_star/00003</text:p>
      <text:p text:style-name="Preformatted_20_Text">data/aero/timestep_info/00223/zeta_star/_read_as</text:p>
      <text:p text:style-name="Preformatted_20_Text">data/aero/timestep_info/00224/_read_as</text:p>
      <text:p text:style-name="Preformatted_20_Text">data/aero/timestep_info/00224/body_steady_forces</text:p>
      <text:p text:style-name="Preformatted_20_Text">data/aero/timestep_info/00224/body_unsteady_forces</text:p>
      <text:p text:style-name="Preformatted_20_Text"><text:soft-page-break/>data/aero/timestep_info/00224/control_surface_deflection</text:p>
      <text:p text:style-name="Preformatted_20_Text">data/aero/timestep_info/00224/ct_dimensions</text:p>
      <text:p text:style-name="Preformatted_20_Text">data/aero/timestep_info/00224/ct_dimensions_star</text:p>
      <text:p text:style-name="Preformatted_20_Text">data/aero/timestep_info/00224/dimensions</text:p>
      <text:p text:style-name="Preformatted_20_Text">data/aero/timestep_info/00224/dimensions_star</text:p>
      <text:p text:style-name="Preformatted_20_Text">data/aero/timestep_info/00224/dist_to_orig/00000</text:p>
      <text:p text:style-name="Preformatted_20_Text">data/aero/timestep_info/00224/dist_to_orig/00001</text:p>
      <text:p text:style-name="Preformatted_20_Text">data/aero/timestep_info/00224/dist_to_orig/00002</text:p>
      <text:p text:style-name="Preformatted_20_Text">data/aero/timestep_info/00224/dist_to_orig/00003</text:p>
      <text:p text:style-name="Preformatted_20_Text">data/aero/timestep_info/00224/dist_to_orig/_read_as</text:p>
      <text:p text:style-name="Preformatted_20_Text">data/aero/timestep_info/00224/dynamic_forces/00000</text:p>
      <text:p text:style-name="Preformatted_20_Text">data/aero/timestep_info/00224/dynamic_forces/00001</text:p>
      <text:p text:style-name="Preformatted_20_Text">data/aero/timestep_info/00224/dynamic_forces/00002</text:p>
      <text:p text:style-name="Preformatted_20_Text">data/aero/timestep_info/00224/dynamic_forces/00003</text:p>
      <text:p text:style-name="Preformatted_20_Text">data/aero/timestep_info/00224/dynamic_forces/_read_as</text:p>
      <text:p text:style-name="Preformatted_20_Text">data/aero/timestep_info/00224/flag_zeta_phantom</text:p>
      <text:p text:style-name="Preformatted_20_Text">data/aero/timestep_info/00224/forces/00000</text:p>
      <text:p text:style-name="Preformatted_20_Text">data/aero/timestep_info/00224/forces/00001</text:p>
      <text:p text:style-name="Preformatted_20_Text">data/aero/timestep_info/00224/forces/00002</text:p>
      <text:p text:style-name="Preformatted_20_Text">data/aero/timestep_info/00224/forces/00003</text:p>
      <text:p text:style-name="Preformatted_20_Text">data/aero/timestep_info/00224/forces/_read_as</text:p>
      <text:p text:style-name="Preformatted_20_Text">data/aero/timestep_info/00224/gamma/00000</text:p>
      <text:p text:style-name="Preformatted_20_Text">data/aero/timestep_info/00224/gamma/00001</text:p>
      <text:p text:style-name="Preformatted_20_Text">data/aero/timestep_info/00224/gamma/00002</text:p>
      <text:p text:style-name="Preformatted_20_Text">data/aero/timestep_info/00224/gamma/00003</text:p>
      <text:p text:style-name="Preformatted_20_Text">data/aero/timestep_info/00224/gamma/_read_as</text:p>
      <text:p text:style-name="Preformatted_20_Text">data/aero/timestep_info/00224/gamma_dot/00000</text:p>
      <text:p text:style-name="Preformatted_20_Text">data/aero/timestep_info/00224/gamma_dot/00001</text:p>
      <text:p text:style-name="Preformatted_20_Text">data/aero/timestep_info/00224/gamma_dot/00002</text:p>
      <text:p text:style-name="Preformatted_20_Text">data/aero/timestep_info/00224/gamma_dot/00003</text:p>
      <text:p text:style-name="Preformatted_20_Text">data/aero/timestep_info/00224/gamma_dot/_read_as</text:p>
      <text:p text:style-name="Preformatted_20_Text">data/aero/timestep_info/00224/gamma_star/00000</text:p>
      <text:p text:style-name="Preformatted_20_Text">data/aero/timestep_info/00224/gamma_star/00001</text:p>
      <text:p text:style-name="Preformatted_20_Text">data/aero/timestep_info/00224/gamma_star/00002</text:p>
      <text:p text:style-name="Preformatted_20_Text">data/aero/timestep_info/00224/gamma_star/00003</text:p>
      <text:p text:style-name="Preformatted_20_Text">data/aero/timestep_info/00224/gamma_star/_read_as</text:p>
      <text:p text:style-name="Preformatted_20_Text">data/aero/timestep_info/00224/in_global_AFoR</text:p>
      <text:p text:style-name="Preformatted_20_Text">data/aero/timestep_info/00224/inertial_steady_forces</text:p>
      <text:p text:style-name="Preformatted_20_Text">data/aero/timestep_info/00224/inertial_unsteady_forces</text:p>
      <text:p text:style-name="Preformatted_20_Text">data/aero/timestep_info/00224/n_surf</text:p>
      <text:p text:style-name="Preformatted_20_Text">data/aero/timestep_info/00224/normals/00000</text:p>
      <text:p text:style-name="Preformatted_20_Text">data/aero/timestep_info/00224/normals/00001</text:p>
      <text:p text:style-name="Preformatted_20_Text">data/aero/timestep_info/00224/normals/00002</text:p>
      <text:p text:style-name="Preformatted_20_Text">data/aero/timestep_info/00224/normals/00003</text:p>
      <text:p text:style-name="Preformatted_20_Text">data/aero/timestep_info/00224/normals/_read_as</text:p>
      <text:p text:style-name="Preformatted_20_Text">data/aero/timestep_info/00224/postproc_cell/_read_as</text:p>
      <text:p text:style-name="Preformatted_20_Text">data/aero/timestep_info/00224/postproc_node/_read_as</text:p>
      <text:p text:style-name="Preformatted_20_Text">data/aero/timestep_info/00224/u_ext/00000</text:p>
      <text:p text:style-name="Preformatted_20_Text">data/aero/timestep_info/00224/u_ext/00001</text:p>
      <text:p text:style-name="Preformatted_20_Text">data/aero/timestep_info/00224/u_ext/00002</text:p>
      <text:p text:style-name="Preformatted_20_Text">data/aero/timestep_info/00224/u_ext/00003</text:p>
      <text:p text:style-name="Preformatted_20_Text">data/aero/timestep_info/00224/u_ext/_read_as</text:p>
      <text:p text:style-name="Preformatted_20_Text">data/aero/timestep_info/00224/u_ext_star/00000</text:p>
      <text:p text:style-name="Preformatted_20_Text">data/aero/timestep_info/00224/u_ext_star/00001</text:p>
      <text:p text:style-name="Preformatted_20_Text">data/aero/timestep_info/00224/u_ext_star/00002</text:p>
      <text:p text:style-name="Preformatted_20_Text">data/aero/timestep_info/00224/u_ext_star/00003</text:p>
      <text:p text:style-name="Preformatted_20_Text">data/aero/timestep_info/00224/u_ext_star/_read_as</text:p>
      <text:p text:style-name="Preformatted_20_Text">data/aero/timestep_info/00224/wake_conv_vel/00000</text:p>
      <text:p text:style-name="Preformatted_20_Text">data/aero/timestep_info/00224/wake_conv_vel/00001</text:p>
      <text:p text:style-name="Preformatted_20_Text">data/aero/timestep_info/00224/wake_conv_vel/00002</text:p>
      <text:p text:style-name="Preformatted_20_Text">data/aero/timestep_info/00224/wake_conv_vel/00003</text:p>
      <text:p text:style-name="Preformatted_20_Text">data/aero/timestep_info/00224/wake_conv_vel/_read_as</text:p>
      <text:p text:style-name="Preformatted_20_Text">data/aero/timestep_info/00224/zeta/00000</text:p>
      <text:p text:style-name="Preformatted_20_Text">data/aero/timestep_info/00224/zeta/00001</text:p>
      <text:p text:style-name="Preformatted_20_Text"><text:soft-page-break/>data/aero/timestep_info/00224/zeta/00002</text:p>
      <text:p text:style-name="Preformatted_20_Text">data/aero/timestep_info/00224/zeta/00003</text:p>
      <text:p text:style-name="Preformatted_20_Text">data/aero/timestep_info/00224/zeta/_read_as</text:p>
      <text:p text:style-name="Preformatted_20_Text">data/aero/timestep_info/00224/zeta_dot/00000</text:p>
      <text:p text:style-name="Preformatted_20_Text">data/aero/timestep_info/00224/zeta_dot/00001</text:p>
      <text:p text:style-name="Preformatted_20_Text">data/aero/timestep_info/00224/zeta_dot/00002</text:p>
      <text:p text:style-name="Preformatted_20_Text">data/aero/timestep_info/00224/zeta_dot/00003</text:p>
      <text:p text:style-name="Preformatted_20_Text">data/aero/timestep_info/00224/zeta_dot/_read_as</text:p>
      <text:p text:style-name="Preformatted_20_Text">data/aero/timestep_info/00224/zeta_star/00000</text:p>
      <text:p text:style-name="Preformatted_20_Text">data/aero/timestep_info/00224/zeta_star/00001</text:p>
      <text:p text:style-name="Preformatted_20_Text">data/aero/timestep_info/00224/zeta_star/00002</text:p>
      <text:p text:style-name="Preformatted_20_Text">data/aero/timestep_info/00224/zeta_star/00003</text:p>
      <text:p text:style-name="Preformatted_20_Text">data/aero/timestep_info/00224/zeta_star/_read_as</text:p>
      <text:p text:style-name="Preformatted_20_Text">data/aero/timestep_info/00225/_read_as</text:p>
      <text:p text:style-name="Preformatted_20_Text">data/aero/timestep_info/00225/body_steady_forces</text:p>
      <text:p text:style-name="Preformatted_20_Text">data/aero/timestep_info/00225/body_unsteady_forces</text:p>
      <text:p text:style-name="Preformatted_20_Text">data/aero/timestep_info/00225/control_surface_deflection</text:p>
      <text:p text:style-name="Preformatted_20_Text">data/aero/timestep_info/00225/ct_dimensions</text:p>
      <text:p text:style-name="Preformatted_20_Text">data/aero/timestep_info/00225/ct_dimensions_star</text:p>
      <text:p text:style-name="Preformatted_20_Text">data/aero/timestep_info/00225/dimensions</text:p>
      <text:p text:style-name="Preformatted_20_Text">data/aero/timestep_info/00225/dimensions_star</text:p>
      <text:p text:style-name="Preformatted_20_Text">data/aero/timestep_info/00225/dist_to_orig/00000</text:p>
      <text:p text:style-name="Preformatted_20_Text">data/aero/timestep_info/00225/dist_to_orig/00001</text:p>
      <text:p text:style-name="Preformatted_20_Text">data/aero/timestep_info/00225/dist_to_orig/00002</text:p>
      <text:p text:style-name="Preformatted_20_Text">data/aero/timestep_info/00225/dist_to_orig/00003</text:p>
      <text:p text:style-name="Preformatted_20_Text">data/aero/timestep_info/00225/dist_to_orig/_read_as</text:p>
      <text:p text:style-name="Preformatted_20_Text">data/aero/timestep_info/00225/dynamic_forces/00000</text:p>
      <text:p text:style-name="Preformatted_20_Text">data/aero/timestep_info/00225/dynamic_forces/00001</text:p>
      <text:p text:style-name="Preformatted_20_Text">data/aero/timestep_info/00225/dynamic_forces/00002</text:p>
      <text:p text:style-name="Preformatted_20_Text">data/aero/timestep_info/00225/dynamic_forces/00003</text:p>
      <text:p text:style-name="Preformatted_20_Text">data/aero/timestep_info/00225/dynamic_forces/_read_as</text:p>
      <text:p text:style-name="Preformatted_20_Text">data/aero/timestep_info/00225/flag_zeta_phantom</text:p>
      <text:p text:style-name="Preformatted_20_Text">data/aero/timestep_info/00225/forces/00000</text:p>
      <text:p text:style-name="Preformatted_20_Text">data/aero/timestep_info/00225/forces/00001</text:p>
      <text:p text:style-name="Preformatted_20_Text">data/aero/timestep_info/00225/forces/00002</text:p>
      <text:p text:style-name="Preformatted_20_Text">data/aero/timestep_info/00225/forces/00003</text:p>
      <text:p text:style-name="Preformatted_20_Text">data/aero/timestep_info/00225/forces/_read_as</text:p>
      <text:p text:style-name="Preformatted_20_Text">data/aero/timestep_info/00225/gamma/00000</text:p>
      <text:p text:style-name="Preformatted_20_Text">data/aero/timestep_info/00225/gamma/00001</text:p>
      <text:p text:style-name="Preformatted_20_Text">data/aero/timestep_info/00225/gamma/00002</text:p>
      <text:p text:style-name="Preformatted_20_Text">data/aero/timestep_info/00225/gamma/00003</text:p>
      <text:p text:style-name="Preformatted_20_Text">data/aero/timestep_info/00225/gamma/_read_as</text:p>
      <text:p text:style-name="Preformatted_20_Text">data/aero/timestep_info/00225/gamma_dot/00000</text:p>
      <text:p text:style-name="Preformatted_20_Text">data/aero/timestep_info/00225/gamma_dot/00001</text:p>
      <text:p text:style-name="Preformatted_20_Text">data/aero/timestep_info/00225/gamma_dot/00002</text:p>
      <text:p text:style-name="Preformatted_20_Text">data/aero/timestep_info/00225/gamma_dot/00003</text:p>
      <text:p text:style-name="Preformatted_20_Text">data/aero/timestep_info/00225/gamma_dot/_read_as</text:p>
      <text:p text:style-name="Preformatted_20_Text">data/aero/timestep_info/00225/gamma_star/00000</text:p>
      <text:p text:style-name="Preformatted_20_Text">data/aero/timestep_info/00225/gamma_star/00001</text:p>
      <text:p text:style-name="Preformatted_20_Text">data/aero/timestep_info/00225/gamma_star/00002</text:p>
      <text:p text:style-name="Preformatted_20_Text">data/aero/timestep_info/00225/gamma_star/00003</text:p>
      <text:p text:style-name="Preformatted_20_Text">data/aero/timestep_info/00225/gamma_star/_read_as</text:p>
      <text:p text:style-name="Preformatted_20_Text">data/aero/timestep_info/00225/in_global_AFoR</text:p>
      <text:p text:style-name="Preformatted_20_Text">data/aero/timestep_info/00225/inertial_steady_forces</text:p>
      <text:p text:style-name="Preformatted_20_Text">data/aero/timestep_info/00225/inertial_unsteady_forces</text:p>
      <text:p text:style-name="Preformatted_20_Text">data/aero/timestep_info/00225/n_surf</text:p>
      <text:p text:style-name="Preformatted_20_Text">data/aero/timestep_info/00225/normals/00000</text:p>
      <text:p text:style-name="Preformatted_20_Text">data/aero/timestep_info/00225/normals/00001</text:p>
      <text:p text:style-name="Preformatted_20_Text">data/aero/timestep_info/00225/normals/00002</text:p>
      <text:p text:style-name="Preformatted_20_Text">data/aero/timestep_info/00225/normals/00003</text:p>
      <text:p text:style-name="Preformatted_20_Text">data/aero/timestep_info/00225/normals/_read_as</text:p>
      <text:p text:style-name="Preformatted_20_Text">data/aero/timestep_info/00225/postproc_cell/_read_as</text:p>
      <text:p text:style-name="Preformatted_20_Text">data/aero/timestep_info/00225/postproc_node/_read_as</text:p>
      <text:p text:style-name="Preformatted_20_Text">data/aero/timestep_info/00225/u_ext/00000</text:p>
      <text:p text:style-name="Preformatted_20_Text"><text:soft-page-break/>data/aero/timestep_info/00225/u_ext/00001</text:p>
      <text:p text:style-name="Preformatted_20_Text">data/aero/timestep_info/00225/u_ext/00002</text:p>
      <text:p text:style-name="Preformatted_20_Text">data/aero/timestep_info/00225/u_ext/00003</text:p>
      <text:p text:style-name="Preformatted_20_Text">data/aero/timestep_info/00225/u_ext/_read_as</text:p>
      <text:p text:style-name="Preformatted_20_Text">data/aero/timestep_info/00225/u_ext_star/00000</text:p>
      <text:p text:style-name="Preformatted_20_Text">data/aero/timestep_info/00225/u_ext_star/00001</text:p>
      <text:p text:style-name="Preformatted_20_Text">data/aero/timestep_info/00225/u_ext_star/00002</text:p>
      <text:p text:style-name="Preformatted_20_Text">data/aero/timestep_info/00225/u_ext_star/00003</text:p>
      <text:p text:style-name="Preformatted_20_Text">data/aero/timestep_info/00225/u_ext_star/_read_as</text:p>
      <text:p text:style-name="Preformatted_20_Text">data/aero/timestep_info/00225/wake_conv_vel/00000</text:p>
      <text:p text:style-name="Preformatted_20_Text">data/aero/timestep_info/00225/wake_conv_vel/00001</text:p>
      <text:p text:style-name="Preformatted_20_Text">data/aero/timestep_info/00225/wake_conv_vel/00002</text:p>
      <text:p text:style-name="Preformatted_20_Text">data/aero/timestep_info/00225/wake_conv_vel/00003</text:p>
      <text:p text:style-name="Preformatted_20_Text">data/aero/timestep_info/00225/wake_conv_vel/_read_as</text:p>
      <text:p text:style-name="Preformatted_20_Text">data/aero/timestep_info/00225/zeta/00000</text:p>
      <text:p text:style-name="Preformatted_20_Text">data/aero/timestep_info/00225/zeta/00001</text:p>
      <text:p text:style-name="Preformatted_20_Text">data/aero/timestep_info/00225/zeta/00002</text:p>
      <text:p text:style-name="Preformatted_20_Text">data/aero/timestep_info/00225/zeta/00003</text:p>
      <text:p text:style-name="Preformatted_20_Text">data/aero/timestep_info/00225/zeta/_read_as</text:p>
      <text:p text:style-name="Preformatted_20_Text">data/aero/timestep_info/00225/zeta_dot/00000</text:p>
      <text:p text:style-name="Preformatted_20_Text">data/aero/timestep_info/00225/zeta_dot/00001</text:p>
      <text:p text:style-name="Preformatted_20_Text">data/aero/timestep_info/00225/zeta_dot/00002</text:p>
      <text:p text:style-name="Preformatted_20_Text">data/aero/timestep_info/00225/zeta_dot/00003</text:p>
      <text:p text:style-name="Preformatted_20_Text">data/aero/timestep_info/00225/zeta_dot/_read_as</text:p>
      <text:p text:style-name="Preformatted_20_Text">data/aero/timestep_info/00225/zeta_star/00000</text:p>
      <text:p text:style-name="Preformatted_20_Text">data/aero/timestep_info/00225/zeta_star/00001</text:p>
      <text:p text:style-name="Preformatted_20_Text">data/aero/timestep_info/00225/zeta_star/00002</text:p>
      <text:p text:style-name="Preformatted_20_Text">data/aero/timestep_info/00225/zeta_star/00003</text:p>
      <text:p text:style-name="Preformatted_20_Text">data/aero/timestep_info/00225/zeta_star/_read_as</text:p>
      <text:p text:style-name="Preformatted_20_Text">data/aero/timestep_info/00226/_read_as</text:p>
      <text:p text:style-name="Preformatted_20_Text">data/aero/timestep_info/00226/body_steady_forces</text:p>
      <text:p text:style-name="Preformatted_20_Text">data/aero/timestep_info/00226/body_unsteady_forces</text:p>
      <text:p text:style-name="Preformatted_20_Text">data/aero/timestep_info/00226/control_surface_deflection</text:p>
      <text:p text:style-name="Preformatted_20_Text">data/aero/timestep_info/00226/ct_dimensions</text:p>
      <text:p text:style-name="Preformatted_20_Text">data/aero/timestep_info/00226/ct_dimensions_star</text:p>
      <text:p text:style-name="Preformatted_20_Text">data/aero/timestep_info/00226/dimensions</text:p>
      <text:p text:style-name="Preformatted_20_Text">data/aero/timestep_info/00226/dimensions_star</text:p>
      <text:p text:style-name="Preformatted_20_Text">data/aero/timestep_info/00226/dist_to_orig/00000</text:p>
      <text:p text:style-name="Preformatted_20_Text">data/aero/timestep_info/00226/dist_to_orig/00001</text:p>
      <text:p text:style-name="Preformatted_20_Text">data/aero/timestep_info/00226/dist_to_orig/00002</text:p>
      <text:p text:style-name="Preformatted_20_Text">data/aero/timestep_info/00226/dist_to_orig/00003</text:p>
      <text:p text:style-name="Preformatted_20_Text">data/aero/timestep_info/00226/dist_to_orig/_read_as</text:p>
      <text:p text:style-name="Preformatted_20_Text">data/aero/timestep_info/00226/dynamic_forces/00000</text:p>
      <text:p text:style-name="Preformatted_20_Text">data/aero/timestep_info/00226/dynamic_forces/00001</text:p>
      <text:p text:style-name="Preformatted_20_Text">data/aero/timestep_info/00226/dynamic_forces/00002</text:p>
      <text:p text:style-name="Preformatted_20_Text">data/aero/timestep_info/00226/dynamic_forces/00003</text:p>
      <text:p text:style-name="Preformatted_20_Text">data/aero/timestep_info/00226/dynamic_forces/_read_as</text:p>
      <text:p text:style-name="Preformatted_20_Text">data/aero/timestep_info/00226/flag_zeta_phantom</text:p>
      <text:p text:style-name="Preformatted_20_Text">data/aero/timestep_info/00226/forces/00000</text:p>
      <text:p text:style-name="Preformatted_20_Text">data/aero/timestep_info/00226/forces/00001</text:p>
      <text:p text:style-name="Preformatted_20_Text">data/aero/timestep_info/00226/forces/00002</text:p>
      <text:p text:style-name="Preformatted_20_Text">data/aero/timestep_info/00226/forces/00003</text:p>
      <text:p text:style-name="Preformatted_20_Text">data/aero/timestep_info/00226/forces/_read_as</text:p>
      <text:p text:style-name="Preformatted_20_Text">data/aero/timestep_info/00226/gamma/00000</text:p>
      <text:p text:style-name="Preformatted_20_Text">data/aero/timestep_info/00226/gamma/00001</text:p>
      <text:p text:style-name="Preformatted_20_Text">data/aero/timestep_info/00226/gamma/00002</text:p>
      <text:p text:style-name="Preformatted_20_Text">data/aero/timestep_info/00226/gamma/00003</text:p>
      <text:p text:style-name="Preformatted_20_Text">data/aero/timestep_info/00226/gamma/_read_as</text:p>
      <text:p text:style-name="Preformatted_20_Text">data/aero/timestep_info/00226/gamma_dot/00000</text:p>
      <text:p text:style-name="Preformatted_20_Text">data/aero/timestep_info/00226/gamma_dot/00001</text:p>
      <text:p text:style-name="Preformatted_20_Text">data/aero/timestep_info/00226/gamma_dot/00002</text:p>
      <text:p text:style-name="Preformatted_20_Text">data/aero/timestep_info/00226/gamma_dot/00003</text:p>
      <text:p text:style-name="Preformatted_20_Text">data/aero/timestep_info/00226/gamma_dot/_read_as</text:p>
      <text:p text:style-name="Preformatted_20_Text">data/aero/timestep_info/00226/gamma_star/00000</text:p>
      <text:p text:style-name="Preformatted_20_Text"><text:soft-page-break/>data/aero/timestep_info/00226/gamma_star/00001</text:p>
      <text:p text:style-name="Preformatted_20_Text">data/aero/timestep_info/00226/gamma_star/00002</text:p>
      <text:p text:style-name="Preformatted_20_Text">data/aero/timestep_info/00226/gamma_star/00003</text:p>
      <text:p text:style-name="Preformatted_20_Text">data/aero/timestep_info/00226/gamma_star/_read_as</text:p>
      <text:p text:style-name="Preformatted_20_Text">data/aero/timestep_info/00226/in_global_AFoR</text:p>
      <text:p text:style-name="Preformatted_20_Text">data/aero/timestep_info/00226/inertial_steady_forces</text:p>
      <text:p text:style-name="Preformatted_20_Text">data/aero/timestep_info/00226/inertial_unsteady_forces</text:p>
      <text:p text:style-name="Preformatted_20_Text">data/aero/timestep_info/00226/n_surf</text:p>
      <text:p text:style-name="Preformatted_20_Text">data/aero/timestep_info/00226/normals/00000</text:p>
      <text:p text:style-name="Preformatted_20_Text">data/aero/timestep_info/00226/normals/00001</text:p>
      <text:p text:style-name="Preformatted_20_Text">data/aero/timestep_info/00226/normals/00002</text:p>
      <text:p text:style-name="Preformatted_20_Text">data/aero/timestep_info/00226/normals/00003</text:p>
      <text:p text:style-name="Preformatted_20_Text">data/aero/timestep_info/00226/normals/_read_as</text:p>
      <text:p text:style-name="Preformatted_20_Text">data/aero/timestep_info/00226/postproc_cell/_read_as</text:p>
      <text:p text:style-name="Preformatted_20_Text">data/aero/timestep_info/00226/postproc_node/_read_as</text:p>
      <text:p text:style-name="Preformatted_20_Text">data/aero/timestep_info/00226/u_ext/00000</text:p>
      <text:p text:style-name="Preformatted_20_Text">data/aero/timestep_info/00226/u_ext/00001</text:p>
      <text:p text:style-name="Preformatted_20_Text">data/aero/timestep_info/00226/u_ext/00002</text:p>
      <text:p text:style-name="Preformatted_20_Text">data/aero/timestep_info/00226/u_ext/00003</text:p>
      <text:p text:style-name="Preformatted_20_Text">data/aero/timestep_info/00226/u_ext/_read_as</text:p>
      <text:p text:style-name="Preformatted_20_Text">data/aero/timestep_info/00226/u_ext_star/00000</text:p>
      <text:p text:style-name="Preformatted_20_Text">data/aero/timestep_info/00226/u_ext_star/00001</text:p>
      <text:p text:style-name="Preformatted_20_Text">data/aero/timestep_info/00226/u_ext_star/00002</text:p>
      <text:p text:style-name="Preformatted_20_Text">data/aero/timestep_info/00226/u_ext_star/00003</text:p>
      <text:p text:style-name="Preformatted_20_Text">data/aero/timestep_info/00226/u_ext_star/_read_as</text:p>
      <text:p text:style-name="Preformatted_20_Text">data/aero/timestep_info/00226/wake_conv_vel/00000</text:p>
      <text:p text:style-name="Preformatted_20_Text">data/aero/timestep_info/00226/wake_conv_vel/00001</text:p>
      <text:p text:style-name="Preformatted_20_Text">data/aero/timestep_info/00226/wake_conv_vel/00002</text:p>
      <text:p text:style-name="Preformatted_20_Text">data/aero/timestep_info/00226/wake_conv_vel/00003</text:p>
      <text:p text:style-name="Preformatted_20_Text">data/aero/timestep_info/00226/wake_conv_vel/_read_as</text:p>
      <text:p text:style-name="Preformatted_20_Text">data/aero/timestep_info/00226/zeta/00000</text:p>
      <text:p text:style-name="Preformatted_20_Text">data/aero/timestep_info/00226/zeta/00001</text:p>
      <text:p text:style-name="Preformatted_20_Text">data/aero/timestep_info/00226/zeta/00002</text:p>
      <text:p text:style-name="Preformatted_20_Text">data/aero/timestep_info/00226/zeta/00003</text:p>
      <text:p text:style-name="Preformatted_20_Text">data/aero/timestep_info/00226/zeta/_read_as</text:p>
      <text:p text:style-name="Preformatted_20_Text">data/aero/timestep_info/00226/zeta_dot/00000</text:p>
      <text:p text:style-name="Preformatted_20_Text">data/aero/timestep_info/00226/zeta_dot/00001</text:p>
      <text:p text:style-name="Preformatted_20_Text">data/aero/timestep_info/00226/zeta_dot/00002</text:p>
      <text:p text:style-name="Preformatted_20_Text">data/aero/timestep_info/00226/zeta_dot/00003</text:p>
      <text:p text:style-name="Preformatted_20_Text">data/aero/timestep_info/00226/zeta_dot/_read_as</text:p>
      <text:p text:style-name="Preformatted_20_Text">data/aero/timestep_info/00226/zeta_star/00000</text:p>
      <text:p text:style-name="Preformatted_20_Text">data/aero/timestep_info/00226/zeta_star/00001</text:p>
      <text:p text:style-name="Preformatted_20_Text">data/aero/timestep_info/00226/zeta_star/00002</text:p>
      <text:p text:style-name="Preformatted_20_Text">data/aero/timestep_info/00226/zeta_star/00003</text:p>
      <text:p text:style-name="Preformatted_20_Text">data/aero/timestep_info/00226/zeta_star/_read_as</text:p>
      <text:p text:style-name="Preformatted_20_Text">data/aero/timestep_info/00227/_read_as</text:p>
      <text:p text:style-name="Preformatted_20_Text">data/aero/timestep_info/00227/body_steady_forces</text:p>
      <text:p text:style-name="Preformatted_20_Text">data/aero/timestep_info/00227/body_unsteady_forces</text:p>
      <text:p text:style-name="Preformatted_20_Text">data/aero/timestep_info/00227/control_surface_deflection</text:p>
      <text:p text:style-name="Preformatted_20_Text">data/aero/timestep_info/00227/ct_dimensions</text:p>
      <text:p text:style-name="Preformatted_20_Text">data/aero/timestep_info/00227/ct_dimensions_star</text:p>
      <text:p text:style-name="Preformatted_20_Text">data/aero/timestep_info/00227/dimensions</text:p>
      <text:p text:style-name="Preformatted_20_Text">data/aero/timestep_info/00227/dimensions_star</text:p>
      <text:p text:style-name="Preformatted_20_Text">data/aero/timestep_info/00227/dist_to_orig/00000</text:p>
      <text:p text:style-name="Preformatted_20_Text">data/aero/timestep_info/00227/dist_to_orig/00001</text:p>
      <text:p text:style-name="Preformatted_20_Text">data/aero/timestep_info/00227/dist_to_orig/00002</text:p>
      <text:p text:style-name="Preformatted_20_Text">data/aero/timestep_info/00227/dist_to_orig/00003</text:p>
      <text:p text:style-name="Preformatted_20_Text">data/aero/timestep_info/00227/dist_to_orig/_read_as</text:p>
      <text:p text:style-name="Preformatted_20_Text">data/aero/timestep_info/00227/dynamic_forces/00000</text:p>
      <text:p text:style-name="Preformatted_20_Text">data/aero/timestep_info/00227/dynamic_forces/00001</text:p>
      <text:p text:style-name="Preformatted_20_Text">data/aero/timestep_info/00227/dynamic_forces/00002</text:p>
      <text:p text:style-name="Preformatted_20_Text">data/aero/timestep_info/00227/dynamic_forces/00003</text:p>
      <text:p text:style-name="Preformatted_20_Text">data/aero/timestep_info/00227/dynamic_forces/_read_as</text:p>
      <text:p text:style-name="Preformatted_20_Text">data/aero/timestep_info/00227/flag_zeta_phantom</text:p>
      <text:p text:style-name="Preformatted_20_Text"><text:soft-page-break/>data/aero/timestep_info/00227/forces/00000</text:p>
      <text:p text:style-name="Preformatted_20_Text">data/aero/timestep_info/00227/forces/00001</text:p>
      <text:p text:style-name="Preformatted_20_Text">data/aero/timestep_info/00227/forces/00002</text:p>
      <text:p text:style-name="Preformatted_20_Text">data/aero/timestep_info/00227/forces/00003</text:p>
      <text:p text:style-name="Preformatted_20_Text">data/aero/timestep_info/00227/forces/_read_as</text:p>
      <text:p text:style-name="Preformatted_20_Text">data/aero/timestep_info/00227/gamma/00000</text:p>
      <text:p text:style-name="Preformatted_20_Text">data/aero/timestep_info/00227/gamma/00001</text:p>
      <text:p text:style-name="Preformatted_20_Text">data/aero/timestep_info/00227/gamma/00002</text:p>
      <text:p text:style-name="Preformatted_20_Text">data/aero/timestep_info/00227/gamma/00003</text:p>
      <text:p text:style-name="Preformatted_20_Text">data/aero/timestep_info/00227/gamma/_read_as</text:p>
      <text:p text:style-name="Preformatted_20_Text">data/aero/timestep_info/00227/gamma_dot/00000</text:p>
      <text:p text:style-name="Preformatted_20_Text">data/aero/timestep_info/00227/gamma_dot/00001</text:p>
      <text:p text:style-name="Preformatted_20_Text">data/aero/timestep_info/00227/gamma_dot/00002</text:p>
      <text:p text:style-name="Preformatted_20_Text">data/aero/timestep_info/00227/gamma_dot/00003</text:p>
      <text:p text:style-name="Preformatted_20_Text">data/aero/timestep_info/00227/gamma_dot/_read_as</text:p>
      <text:p text:style-name="Preformatted_20_Text">data/aero/timestep_info/00227/gamma_star/00000</text:p>
      <text:p text:style-name="Preformatted_20_Text">data/aero/timestep_info/00227/gamma_star/00001</text:p>
      <text:p text:style-name="Preformatted_20_Text">data/aero/timestep_info/00227/gamma_star/00002</text:p>
      <text:p text:style-name="Preformatted_20_Text">data/aero/timestep_info/00227/gamma_star/00003</text:p>
      <text:p text:style-name="Preformatted_20_Text">data/aero/timestep_info/00227/gamma_star/_read_as</text:p>
      <text:p text:style-name="Preformatted_20_Text">data/aero/timestep_info/00227/in_global_AFoR</text:p>
      <text:p text:style-name="Preformatted_20_Text">data/aero/timestep_info/00227/inertial_steady_forces</text:p>
      <text:p text:style-name="Preformatted_20_Text">data/aero/timestep_info/00227/inertial_unsteady_forces</text:p>
      <text:p text:style-name="Preformatted_20_Text">data/aero/timestep_info/00227/n_surf</text:p>
      <text:p text:style-name="Preformatted_20_Text">data/aero/timestep_info/00227/normals/00000</text:p>
      <text:p text:style-name="Preformatted_20_Text">data/aero/timestep_info/00227/normals/00001</text:p>
      <text:p text:style-name="Preformatted_20_Text">data/aero/timestep_info/00227/normals/00002</text:p>
      <text:p text:style-name="Preformatted_20_Text">data/aero/timestep_info/00227/normals/00003</text:p>
      <text:p text:style-name="Preformatted_20_Text">data/aero/timestep_info/00227/normals/_read_as</text:p>
      <text:p text:style-name="Preformatted_20_Text">data/aero/timestep_info/00227/postproc_cell/_read_as</text:p>
      <text:p text:style-name="Preformatted_20_Text">data/aero/timestep_info/00227/postproc_node/_read_as</text:p>
      <text:p text:style-name="Preformatted_20_Text">data/aero/timestep_info/00227/u_ext/00000</text:p>
      <text:p text:style-name="Preformatted_20_Text">data/aero/timestep_info/00227/u_ext/00001</text:p>
      <text:p text:style-name="Preformatted_20_Text">data/aero/timestep_info/00227/u_ext/00002</text:p>
      <text:p text:style-name="Preformatted_20_Text">data/aero/timestep_info/00227/u_ext/00003</text:p>
      <text:p text:style-name="Preformatted_20_Text">data/aero/timestep_info/00227/u_ext/_read_as</text:p>
      <text:p text:style-name="Preformatted_20_Text">data/aero/timestep_info/00227/u_ext_star/00000</text:p>
      <text:p text:style-name="Preformatted_20_Text">data/aero/timestep_info/00227/u_ext_star/00001</text:p>
      <text:p text:style-name="Preformatted_20_Text">data/aero/timestep_info/00227/u_ext_star/00002</text:p>
      <text:p text:style-name="Preformatted_20_Text">data/aero/timestep_info/00227/u_ext_star/00003</text:p>
      <text:p text:style-name="Preformatted_20_Text">data/aero/timestep_info/00227/u_ext_star/_read_as</text:p>
      <text:p text:style-name="Preformatted_20_Text">data/aero/timestep_info/00227/wake_conv_vel/00000</text:p>
      <text:p text:style-name="Preformatted_20_Text">data/aero/timestep_info/00227/wake_conv_vel/00001</text:p>
      <text:p text:style-name="Preformatted_20_Text">data/aero/timestep_info/00227/wake_conv_vel/00002</text:p>
      <text:p text:style-name="Preformatted_20_Text">data/aero/timestep_info/00227/wake_conv_vel/00003</text:p>
      <text:p text:style-name="Preformatted_20_Text">data/aero/timestep_info/00227/wake_conv_vel/_read_as</text:p>
      <text:p text:style-name="Preformatted_20_Text">data/aero/timestep_info/00227/zeta/00000</text:p>
      <text:p text:style-name="Preformatted_20_Text">data/aero/timestep_info/00227/zeta/00001</text:p>
      <text:p text:style-name="Preformatted_20_Text">data/aero/timestep_info/00227/zeta/00002</text:p>
      <text:p text:style-name="Preformatted_20_Text">data/aero/timestep_info/00227/zeta/00003</text:p>
      <text:p text:style-name="Preformatted_20_Text">data/aero/timestep_info/00227/zeta/_read_as</text:p>
      <text:p text:style-name="Preformatted_20_Text">data/aero/timestep_info/00227/zeta_dot/00000</text:p>
      <text:p text:style-name="Preformatted_20_Text">data/aero/timestep_info/00227/zeta_dot/00001</text:p>
      <text:p text:style-name="Preformatted_20_Text">data/aero/timestep_info/00227/zeta_dot/00002</text:p>
      <text:p text:style-name="Preformatted_20_Text">data/aero/timestep_info/00227/zeta_dot/00003</text:p>
      <text:p text:style-name="Preformatted_20_Text">data/aero/timestep_info/00227/zeta_dot/_read_as</text:p>
      <text:p text:style-name="Preformatted_20_Text">data/aero/timestep_info/00227/zeta_star/00000</text:p>
      <text:p text:style-name="Preformatted_20_Text">data/aero/timestep_info/00227/zeta_star/00001</text:p>
      <text:p text:style-name="Preformatted_20_Text">data/aero/timestep_info/00227/zeta_star/00002</text:p>
      <text:p text:style-name="Preformatted_20_Text">data/aero/timestep_info/00227/zeta_star/00003</text:p>
      <text:p text:style-name="Preformatted_20_Text">data/aero/timestep_info/00227/zeta_star/_read_as</text:p>
      <text:p text:style-name="Preformatted_20_Text">data/aero/timestep_info/00228/_read_as</text:p>
      <text:p text:style-name="Preformatted_20_Text">data/aero/timestep_info/00228/body_steady_forces</text:p>
      <text:p text:style-name="Preformatted_20_Text">data/aero/timestep_info/00228/body_unsteady_forces</text:p>
      <text:p text:style-name="Preformatted_20_Text"><text:soft-page-break/>data/aero/timestep_info/00228/control_surface_deflection</text:p>
      <text:p text:style-name="Preformatted_20_Text">data/aero/timestep_info/00228/ct_dimensions</text:p>
      <text:p text:style-name="Preformatted_20_Text">data/aero/timestep_info/00228/ct_dimensions_star</text:p>
      <text:p text:style-name="Preformatted_20_Text">data/aero/timestep_info/00228/dimensions</text:p>
      <text:p text:style-name="Preformatted_20_Text">data/aero/timestep_info/00228/dimensions_star</text:p>
      <text:p text:style-name="Preformatted_20_Text">data/aero/timestep_info/00228/dist_to_orig/00000</text:p>
      <text:p text:style-name="Preformatted_20_Text">data/aero/timestep_info/00228/dist_to_orig/00001</text:p>
      <text:p text:style-name="Preformatted_20_Text">data/aero/timestep_info/00228/dist_to_orig/00002</text:p>
      <text:p text:style-name="Preformatted_20_Text">data/aero/timestep_info/00228/dist_to_orig/00003</text:p>
      <text:p text:style-name="Preformatted_20_Text">data/aero/timestep_info/00228/dist_to_orig/_read_as</text:p>
      <text:p text:style-name="Preformatted_20_Text">data/aero/timestep_info/00228/dynamic_forces/00000</text:p>
      <text:p text:style-name="Preformatted_20_Text">data/aero/timestep_info/00228/dynamic_forces/00001</text:p>
      <text:p text:style-name="Preformatted_20_Text">data/aero/timestep_info/00228/dynamic_forces/00002</text:p>
      <text:p text:style-name="Preformatted_20_Text">data/aero/timestep_info/00228/dynamic_forces/00003</text:p>
      <text:p text:style-name="Preformatted_20_Text">data/aero/timestep_info/00228/dynamic_forces/_read_as</text:p>
      <text:p text:style-name="Preformatted_20_Text">data/aero/timestep_info/00228/flag_zeta_phantom</text:p>
      <text:p text:style-name="Preformatted_20_Text">data/aero/timestep_info/00228/forces/00000</text:p>
      <text:p text:style-name="Preformatted_20_Text">data/aero/timestep_info/00228/forces/00001</text:p>
      <text:p text:style-name="Preformatted_20_Text">data/aero/timestep_info/00228/forces/00002</text:p>
      <text:p text:style-name="Preformatted_20_Text">data/aero/timestep_info/00228/forces/00003</text:p>
      <text:p text:style-name="Preformatted_20_Text">data/aero/timestep_info/00228/forces/_read_as</text:p>
      <text:p text:style-name="Preformatted_20_Text">data/aero/timestep_info/00228/gamma/00000</text:p>
      <text:p text:style-name="Preformatted_20_Text">data/aero/timestep_info/00228/gamma/00001</text:p>
      <text:p text:style-name="Preformatted_20_Text">data/aero/timestep_info/00228/gamma/00002</text:p>
      <text:p text:style-name="Preformatted_20_Text">data/aero/timestep_info/00228/gamma/00003</text:p>
      <text:p text:style-name="Preformatted_20_Text">data/aero/timestep_info/00228/gamma/_read_as</text:p>
      <text:p text:style-name="Preformatted_20_Text">data/aero/timestep_info/00228/gamma_dot/00000</text:p>
      <text:p text:style-name="Preformatted_20_Text">data/aero/timestep_info/00228/gamma_dot/00001</text:p>
      <text:p text:style-name="Preformatted_20_Text">data/aero/timestep_info/00228/gamma_dot/00002</text:p>
      <text:p text:style-name="Preformatted_20_Text">data/aero/timestep_info/00228/gamma_dot/00003</text:p>
      <text:p text:style-name="Preformatted_20_Text">data/aero/timestep_info/00228/gamma_dot/_read_as</text:p>
      <text:p text:style-name="Preformatted_20_Text">data/aero/timestep_info/00228/gamma_star/00000</text:p>
      <text:p text:style-name="Preformatted_20_Text">data/aero/timestep_info/00228/gamma_star/00001</text:p>
      <text:p text:style-name="Preformatted_20_Text">data/aero/timestep_info/00228/gamma_star/00002</text:p>
      <text:p text:style-name="Preformatted_20_Text">data/aero/timestep_info/00228/gamma_star/00003</text:p>
      <text:p text:style-name="Preformatted_20_Text">data/aero/timestep_info/00228/gamma_star/_read_as</text:p>
      <text:p text:style-name="Preformatted_20_Text">data/aero/timestep_info/00228/in_global_AFoR</text:p>
      <text:p text:style-name="Preformatted_20_Text">data/aero/timestep_info/00228/inertial_steady_forces</text:p>
      <text:p text:style-name="Preformatted_20_Text">data/aero/timestep_info/00228/inertial_unsteady_forces</text:p>
      <text:p text:style-name="Preformatted_20_Text">data/aero/timestep_info/00228/n_surf</text:p>
      <text:p text:style-name="Preformatted_20_Text">data/aero/timestep_info/00228/normals/00000</text:p>
      <text:p text:style-name="Preformatted_20_Text">data/aero/timestep_info/00228/normals/00001</text:p>
      <text:p text:style-name="Preformatted_20_Text">data/aero/timestep_info/00228/normals/00002</text:p>
      <text:p text:style-name="Preformatted_20_Text">data/aero/timestep_info/00228/normals/00003</text:p>
      <text:p text:style-name="Preformatted_20_Text">data/aero/timestep_info/00228/normals/_read_as</text:p>
      <text:p text:style-name="Preformatted_20_Text">data/aero/timestep_info/00228/postproc_cell/_read_as</text:p>
      <text:p text:style-name="Preformatted_20_Text">data/aero/timestep_info/00228/postproc_node/_read_as</text:p>
      <text:p text:style-name="Preformatted_20_Text">data/aero/timestep_info/00228/u_ext/00000</text:p>
      <text:p text:style-name="Preformatted_20_Text">data/aero/timestep_info/00228/u_ext/00001</text:p>
      <text:p text:style-name="Preformatted_20_Text">data/aero/timestep_info/00228/u_ext/00002</text:p>
      <text:p text:style-name="Preformatted_20_Text">data/aero/timestep_info/00228/u_ext/00003</text:p>
      <text:p text:style-name="Preformatted_20_Text">data/aero/timestep_info/00228/u_ext/_read_as</text:p>
      <text:p text:style-name="Preformatted_20_Text">data/aero/timestep_info/00228/u_ext_star/00000</text:p>
      <text:p text:style-name="Preformatted_20_Text">data/aero/timestep_info/00228/u_ext_star/00001</text:p>
      <text:p text:style-name="Preformatted_20_Text">data/aero/timestep_info/00228/u_ext_star/00002</text:p>
      <text:p text:style-name="Preformatted_20_Text">data/aero/timestep_info/00228/u_ext_star/00003</text:p>
      <text:p text:style-name="Preformatted_20_Text">data/aero/timestep_info/00228/u_ext_star/_read_as</text:p>
      <text:p text:style-name="Preformatted_20_Text">data/aero/timestep_info/00228/wake_conv_vel/00000</text:p>
      <text:p text:style-name="Preformatted_20_Text">data/aero/timestep_info/00228/wake_conv_vel/00001</text:p>
      <text:p text:style-name="Preformatted_20_Text">data/aero/timestep_info/00228/wake_conv_vel/00002</text:p>
      <text:p text:style-name="Preformatted_20_Text">data/aero/timestep_info/00228/wake_conv_vel/00003</text:p>
      <text:p text:style-name="Preformatted_20_Text">data/aero/timestep_info/00228/wake_conv_vel/_read_as</text:p>
      <text:p text:style-name="Preformatted_20_Text">data/aero/timestep_info/00228/zeta/00000</text:p>
      <text:p text:style-name="Preformatted_20_Text">data/aero/timestep_info/00228/zeta/00001</text:p>
      <text:p text:style-name="Preformatted_20_Text"><text:soft-page-break/>data/aero/timestep_info/00228/zeta/00002</text:p>
      <text:p text:style-name="Preformatted_20_Text">data/aero/timestep_info/00228/zeta/00003</text:p>
      <text:p text:style-name="Preformatted_20_Text">data/aero/timestep_info/00228/zeta/_read_as</text:p>
      <text:p text:style-name="Preformatted_20_Text">data/aero/timestep_info/00228/zeta_dot/00000</text:p>
      <text:p text:style-name="Preformatted_20_Text">data/aero/timestep_info/00228/zeta_dot/00001</text:p>
      <text:p text:style-name="Preformatted_20_Text">data/aero/timestep_info/00228/zeta_dot/00002</text:p>
      <text:p text:style-name="Preformatted_20_Text">data/aero/timestep_info/00228/zeta_dot/00003</text:p>
      <text:p text:style-name="Preformatted_20_Text">data/aero/timestep_info/00228/zeta_dot/_read_as</text:p>
      <text:p text:style-name="Preformatted_20_Text">data/aero/timestep_info/00228/zeta_star/00000</text:p>
      <text:p text:style-name="Preformatted_20_Text">data/aero/timestep_info/00228/zeta_star/00001</text:p>
      <text:p text:style-name="Preformatted_20_Text">data/aero/timestep_info/00228/zeta_star/00002</text:p>
      <text:p text:style-name="Preformatted_20_Text">data/aero/timestep_info/00228/zeta_star/00003</text:p>
      <text:p text:style-name="Preformatted_20_Text">data/aero/timestep_info/00228/zeta_star/_read_as</text:p>
      <text:p text:style-name="Preformatted_20_Text">data/aero/timestep_info/00229/_read_as</text:p>
      <text:p text:style-name="Preformatted_20_Text">data/aero/timestep_info/00229/body_steady_forces</text:p>
      <text:p text:style-name="Preformatted_20_Text">data/aero/timestep_info/00229/body_unsteady_forces</text:p>
      <text:p text:style-name="Preformatted_20_Text">data/aero/timestep_info/00229/control_surface_deflection</text:p>
      <text:p text:style-name="Preformatted_20_Text">data/aero/timestep_info/00229/ct_dimensions</text:p>
      <text:p text:style-name="Preformatted_20_Text">data/aero/timestep_info/00229/ct_dimensions_star</text:p>
      <text:p text:style-name="Preformatted_20_Text">data/aero/timestep_info/00229/dimensions</text:p>
      <text:p text:style-name="Preformatted_20_Text">data/aero/timestep_info/00229/dimensions_star</text:p>
      <text:p text:style-name="Preformatted_20_Text">data/aero/timestep_info/00229/dist_to_orig/00000</text:p>
      <text:p text:style-name="Preformatted_20_Text">data/aero/timestep_info/00229/dist_to_orig/00001</text:p>
      <text:p text:style-name="Preformatted_20_Text">data/aero/timestep_info/00229/dist_to_orig/00002</text:p>
      <text:p text:style-name="Preformatted_20_Text">data/aero/timestep_info/00229/dist_to_orig/00003</text:p>
      <text:p text:style-name="Preformatted_20_Text">data/aero/timestep_info/00229/dist_to_orig/_read_as</text:p>
      <text:p text:style-name="Preformatted_20_Text">data/aero/timestep_info/00229/dynamic_forces/00000</text:p>
      <text:p text:style-name="Preformatted_20_Text">data/aero/timestep_info/00229/dynamic_forces/00001</text:p>
      <text:p text:style-name="Preformatted_20_Text">data/aero/timestep_info/00229/dynamic_forces/00002</text:p>
      <text:p text:style-name="Preformatted_20_Text">data/aero/timestep_info/00229/dynamic_forces/00003</text:p>
      <text:p text:style-name="Preformatted_20_Text">data/aero/timestep_info/00229/dynamic_forces/_read_as</text:p>
      <text:p text:style-name="Preformatted_20_Text">data/aero/timestep_info/00229/flag_zeta_phantom</text:p>
      <text:p text:style-name="Preformatted_20_Text">data/aero/timestep_info/00229/forces/00000</text:p>
      <text:p text:style-name="Preformatted_20_Text">data/aero/timestep_info/00229/forces/00001</text:p>
      <text:p text:style-name="Preformatted_20_Text">data/aero/timestep_info/00229/forces/00002</text:p>
      <text:p text:style-name="Preformatted_20_Text">data/aero/timestep_info/00229/forces/00003</text:p>
      <text:p text:style-name="Preformatted_20_Text">data/aero/timestep_info/00229/forces/_read_as</text:p>
      <text:p text:style-name="Preformatted_20_Text">data/aero/timestep_info/00229/gamma/00000</text:p>
      <text:p text:style-name="Preformatted_20_Text">data/aero/timestep_info/00229/gamma/00001</text:p>
      <text:p text:style-name="Preformatted_20_Text">data/aero/timestep_info/00229/gamma/00002</text:p>
      <text:p text:style-name="Preformatted_20_Text">data/aero/timestep_info/00229/gamma/00003</text:p>
      <text:p text:style-name="Preformatted_20_Text">data/aero/timestep_info/00229/gamma/_read_as</text:p>
      <text:p text:style-name="Preformatted_20_Text">data/aero/timestep_info/00229/gamma_dot/00000</text:p>
      <text:p text:style-name="Preformatted_20_Text">data/aero/timestep_info/00229/gamma_dot/00001</text:p>
      <text:p text:style-name="Preformatted_20_Text">data/aero/timestep_info/00229/gamma_dot/00002</text:p>
      <text:p text:style-name="Preformatted_20_Text">data/aero/timestep_info/00229/gamma_dot/00003</text:p>
      <text:p text:style-name="Preformatted_20_Text">data/aero/timestep_info/00229/gamma_dot/_read_as</text:p>
      <text:p text:style-name="Preformatted_20_Text">data/aero/timestep_info/00229/gamma_star/00000</text:p>
      <text:p text:style-name="Preformatted_20_Text">data/aero/timestep_info/00229/gamma_star/00001</text:p>
      <text:p text:style-name="Preformatted_20_Text">data/aero/timestep_info/00229/gamma_star/00002</text:p>
      <text:p text:style-name="Preformatted_20_Text">data/aero/timestep_info/00229/gamma_star/00003</text:p>
      <text:p text:style-name="Preformatted_20_Text">data/aero/timestep_info/00229/gamma_star/_read_as</text:p>
      <text:p text:style-name="Preformatted_20_Text">data/aero/timestep_info/00229/in_global_AFoR</text:p>
      <text:p text:style-name="Preformatted_20_Text">data/aero/timestep_info/00229/inertial_steady_forces</text:p>
      <text:p text:style-name="Preformatted_20_Text">data/aero/timestep_info/00229/inertial_unsteady_forces</text:p>
      <text:p text:style-name="Preformatted_20_Text">data/aero/timestep_info/00229/n_surf</text:p>
      <text:p text:style-name="Preformatted_20_Text">data/aero/timestep_info/00229/normals/00000</text:p>
      <text:p text:style-name="Preformatted_20_Text">data/aero/timestep_info/00229/normals/00001</text:p>
      <text:p text:style-name="Preformatted_20_Text">data/aero/timestep_info/00229/normals/00002</text:p>
      <text:p text:style-name="Preformatted_20_Text">data/aero/timestep_info/00229/normals/00003</text:p>
      <text:p text:style-name="Preformatted_20_Text">data/aero/timestep_info/00229/normals/_read_as</text:p>
      <text:p text:style-name="Preformatted_20_Text">data/aero/timestep_info/00229/postproc_cell/_read_as</text:p>
      <text:p text:style-name="Preformatted_20_Text">data/aero/timestep_info/00229/postproc_node/_read_as</text:p>
      <text:p text:style-name="Preformatted_20_Text">data/aero/timestep_info/00229/u_ext/00000</text:p>
      <text:p text:style-name="Preformatted_20_Text"><text:soft-page-break/>data/aero/timestep_info/00229/u_ext/00001</text:p>
      <text:p text:style-name="Preformatted_20_Text">data/aero/timestep_info/00229/u_ext/00002</text:p>
      <text:p text:style-name="Preformatted_20_Text">data/aero/timestep_info/00229/u_ext/00003</text:p>
      <text:p text:style-name="Preformatted_20_Text">data/aero/timestep_info/00229/u_ext/_read_as</text:p>
      <text:p text:style-name="Preformatted_20_Text">data/aero/timestep_info/00229/u_ext_star/00000</text:p>
      <text:p text:style-name="Preformatted_20_Text">data/aero/timestep_info/00229/u_ext_star/00001</text:p>
      <text:p text:style-name="Preformatted_20_Text">data/aero/timestep_info/00229/u_ext_star/00002</text:p>
      <text:p text:style-name="Preformatted_20_Text">data/aero/timestep_info/00229/u_ext_star/00003</text:p>
      <text:p text:style-name="Preformatted_20_Text">data/aero/timestep_info/00229/u_ext_star/_read_as</text:p>
      <text:p text:style-name="Preformatted_20_Text">data/aero/timestep_info/00229/wake_conv_vel/00000</text:p>
      <text:p text:style-name="Preformatted_20_Text">data/aero/timestep_info/00229/wake_conv_vel/00001</text:p>
      <text:p text:style-name="Preformatted_20_Text">data/aero/timestep_info/00229/wake_conv_vel/00002</text:p>
      <text:p text:style-name="Preformatted_20_Text">data/aero/timestep_info/00229/wake_conv_vel/00003</text:p>
      <text:p text:style-name="Preformatted_20_Text">data/aero/timestep_info/00229/wake_conv_vel/_read_as</text:p>
      <text:p text:style-name="Preformatted_20_Text">data/aero/timestep_info/00229/zeta/00000</text:p>
      <text:p text:style-name="Preformatted_20_Text">data/aero/timestep_info/00229/zeta/00001</text:p>
      <text:p text:style-name="Preformatted_20_Text">data/aero/timestep_info/00229/zeta/00002</text:p>
      <text:p text:style-name="Preformatted_20_Text">data/aero/timestep_info/00229/zeta/00003</text:p>
      <text:p text:style-name="Preformatted_20_Text">data/aero/timestep_info/00229/zeta/_read_as</text:p>
      <text:p text:style-name="Preformatted_20_Text">data/aero/timestep_info/00229/zeta_dot/00000</text:p>
      <text:p text:style-name="Preformatted_20_Text">data/aero/timestep_info/00229/zeta_dot/00001</text:p>
      <text:p text:style-name="Preformatted_20_Text">data/aero/timestep_info/00229/zeta_dot/00002</text:p>
      <text:p text:style-name="Preformatted_20_Text">data/aero/timestep_info/00229/zeta_dot/00003</text:p>
      <text:p text:style-name="Preformatted_20_Text">data/aero/timestep_info/00229/zeta_dot/_read_as</text:p>
      <text:p text:style-name="Preformatted_20_Text">data/aero/timestep_info/00229/zeta_star/00000</text:p>
      <text:p text:style-name="Preformatted_20_Text">data/aero/timestep_info/00229/zeta_star/00001</text:p>
      <text:p text:style-name="Preformatted_20_Text">data/aero/timestep_info/00229/zeta_star/00002</text:p>
      <text:p text:style-name="Preformatted_20_Text">data/aero/timestep_info/00229/zeta_star/00003</text:p>
      <text:p text:style-name="Preformatted_20_Text">data/aero/timestep_info/00229/zeta_star/_read_as</text:p>
      <text:p text:style-name="Preformatted_20_Text">data/aero/timestep_info/00230/_read_as</text:p>
      <text:p text:style-name="Preformatted_20_Text">data/aero/timestep_info/00230/body_steady_forces</text:p>
      <text:p text:style-name="Preformatted_20_Text">data/aero/timestep_info/00230/body_unsteady_forces</text:p>
      <text:p text:style-name="Preformatted_20_Text">data/aero/timestep_info/00230/control_surface_deflection</text:p>
      <text:p text:style-name="Preformatted_20_Text">data/aero/timestep_info/00230/ct_dimensions</text:p>
      <text:p text:style-name="Preformatted_20_Text">data/aero/timestep_info/00230/ct_dimensions_star</text:p>
      <text:p text:style-name="Preformatted_20_Text">data/aero/timestep_info/00230/dimensions</text:p>
      <text:p text:style-name="Preformatted_20_Text">data/aero/timestep_info/00230/dimensions_star</text:p>
      <text:p text:style-name="Preformatted_20_Text">data/aero/timestep_info/00230/dist_to_orig/00000</text:p>
      <text:p text:style-name="Preformatted_20_Text">data/aero/timestep_info/00230/dist_to_orig/00001</text:p>
      <text:p text:style-name="Preformatted_20_Text">data/aero/timestep_info/00230/dist_to_orig/00002</text:p>
      <text:p text:style-name="Preformatted_20_Text">data/aero/timestep_info/00230/dist_to_orig/00003</text:p>
      <text:p text:style-name="Preformatted_20_Text">data/aero/timestep_info/00230/dist_to_orig/_read_as</text:p>
      <text:p text:style-name="Preformatted_20_Text">data/aero/timestep_info/00230/dynamic_forces/00000</text:p>
      <text:p text:style-name="Preformatted_20_Text">data/aero/timestep_info/00230/dynamic_forces/00001</text:p>
      <text:p text:style-name="Preformatted_20_Text">data/aero/timestep_info/00230/dynamic_forces/00002</text:p>
      <text:p text:style-name="Preformatted_20_Text">data/aero/timestep_info/00230/dynamic_forces/00003</text:p>
      <text:p text:style-name="Preformatted_20_Text">data/aero/timestep_info/00230/dynamic_forces/_read_as</text:p>
      <text:p text:style-name="Preformatted_20_Text">data/aero/timestep_info/00230/flag_zeta_phantom</text:p>
      <text:p text:style-name="Preformatted_20_Text">data/aero/timestep_info/00230/forces/00000</text:p>
      <text:p text:style-name="Preformatted_20_Text">data/aero/timestep_info/00230/forces/00001</text:p>
      <text:p text:style-name="Preformatted_20_Text">data/aero/timestep_info/00230/forces/00002</text:p>
      <text:p text:style-name="Preformatted_20_Text">data/aero/timestep_info/00230/forces/00003</text:p>
      <text:p text:style-name="Preformatted_20_Text">data/aero/timestep_info/00230/forces/_read_as</text:p>
      <text:p text:style-name="Preformatted_20_Text">data/aero/timestep_info/00230/gamma/00000</text:p>
      <text:p text:style-name="Preformatted_20_Text">data/aero/timestep_info/00230/gamma/00001</text:p>
      <text:p text:style-name="Preformatted_20_Text">data/aero/timestep_info/00230/gamma/00002</text:p>
      <text:p text:style-name="Preformatted_20_Text">data/aero/timestep_info/00230/gamma/00003</text:p>
      <text:p text:style-name="Preformatted_20_Text">data/aero/timestep_info/00230/gamma/_read_as</text:p>
      <text:p text:style-name="Preformatted_20_Text">data/aero/timestep_info/00230/gamma_dot/00000</text:p>
      <text:p text:style-name="Preformatted_20_Text">data/aero/timestep_info/00230/gamma_dot/00001</text:p>
      <text:p text:style-name="Preformatted_20_Text">data/aero/timestep_info/00230/gamma_dot/00002</text:p>
      <text:p text:style-name="Preformatted_20_Text">data/aero/timestep_info/00230/gamma_dot/00003</text:p>
      <text:p text:style-name="Preformatted_20_Text">data/aero/timestep_info/00230/gamma_dot/_read_as</text:p>
      <text:p text:style-name="Preformatted_20_Text">data/aero/timestep_info/00230/gamma_star/00000</text:p>
      <text:p text:style-name="Preformatted_20_Text"><text:soft-page-break/>data/aero/timestep_info/00230/gamma_star/00001</text:p>
      <text:p text:style-name="Preformatted_20_Text">data/aero/timestep_info/00230/gamma_star/00002</text:p>
      <text:p text:style-name="Preformatted_20_Text">data/aero/timestep_info/00230/gamma_star/00003</text:p>
      <text:p text:style-name="Preformatted_20_Text">data/aero/timestep_info/00230/gamma_star/_read_as</text:p>
      <text:p text:style-name="Preformatted_20_Text">data/aero/timestep_info/00230/in_global_AFoR</text:p>
      <text:p text:style-name="Preformatted_20_Text">data/aero/timestep_info/00230/inertial_steady_forces</text:p>
      <text:p text:style-name="Preformatted_20_Text">data/aero/timestep_info/00230/inertial_unsteady_forces</text:p>
      <text:p text:style-name="Preformatted_20_Text">data/aero/timestep_info/00230/n_surf</text:p>
      <text:p text:style-name="Preformatted_20_Text">data/aero/timestep_info/00230/normals/00000</text:p>
      <text:p text:style-name="Preformatted_20_Text">data/aero/timestep_info/00230/normals/00001</text:p>
      <text:p text:style-name="Preformatted_20_Text">data/aero/timestep_info/00230/normals/00002</text:p>
      <text:p text:style-name="Preformatted_20_Text">data/aero/timestep_info/00230/normals/00003</text:p>
      <text:p text:style-name="Preformatted_20_Text">data/aero/timestep_info/00230/normals/_read_as</text:p>
      <text:p text:style-name="Preformatted_20_Text">data/aero/timestep_info/00230/postproc_cell/_read_as</text:p>
      <text:p text:style-name="Preformatted_20_Text">data/aero/timestep_info/00230/postproc_node/_read_as</text:p>
      <text:p text:style-name="Preformatted_20_Text">data/aero/timestep_info/00230/u_ext/00000</text:p>
      <text:p text:style-name="Preformatted_20_Text">data/aero/timestep_info/00230/u_ext/00001</text:p>
      <text:p text:style-name="Preformatted_20_Text">data/aero/timestep_info/00230/u_ext/00002</text:p>
      <text:p text:style-name="Preformatted_20_Text">data/aero/timestep_info/00230/u_ext/00003</text:p>
      <text:p text:style-name="Preformatted_20_Text">data/aero/timestep_info/00230/u_ext/_read_as</text:p>
      <text:p text:style-name="Preformatted_20_Text">data/aero/timestep_info/00230/u_ext_star/00000</text:p>
      <text:p text:style-name="Preformatted_20_Text">data/aero/timestep_info/00230/u_ext_star/00001</text:p>
      <text:p text:style-name="Preformatted_20_Text">data/aero/timestep_info/00230/u_ext_star/00002</text:p>
      <text:p text:style-name="Preformatted_20_Text">data/aero/timestep_info/00230/u_ext_star/00003</text:p>
      <text:p text:style-name="Preformatted_20_Text">data/aero/timestep_info/00230/u_ext_star/_read_as</text:p>
      <text:p text:style-name="Preformatted_20_Text">data/aero/timestep_info/00230/wake_conv_vel/00000</text:p>
      <text:p text:style-name="Preformatted_20_Text">data/aero/timestep_info/00230/wake_conv_vel/00001</text:p>
      <text:p text:style-name="Preformatted_20_Text">data/aero/timestep_info/00230/wake_conv_vel/00002</text:p>
      <text:p text:style-name="Preformatted_20_Text">data/aero/timestep_info/00230/wake_conv_vel/00003</text:p>
      <text:p text:style-name="Preformatted_20_Text">data/aero/timestep_info/00230/wake_conv_vel/_read_as</text:p>
      <text:p text:style-name="Preformatted_20_Text">data/aero/timestep_info/00230/zeta/00000</text:p>
      <text:p text:style-name="Preformatted_20_Text">data/aero/timestep_info/00230/zeta/00001</text:p>
      <text:p text:style-name="Preformatted_20_Text">data/aero/timestep_info/00230/zeta/00002</text:p>
      <text:p text:style-name="Preformatted_20_Text">data/aero/timestep_info/00230/zeta/00003</text:p>
      <text:p text:style-name="Preformatted_20_Text">data/aero/timestep_info/00230/zeta/_read_as</text:p>
      <text:p text:style-name="Preformatted_20_Text">data/aero/timestep_info/00230/zeta_dot/00000</text:p>
      <text:p text:style-name="Preformatted_20_Text">data/aero/timestep_info/00230/zeta_dot/00001</text:p>
      <text:p text:style-name="Preformatted_20_Text">data/aero/timestep_info/00230/zeta_dot/00002</text:p>
      <text:p text:style-name="Preformatted_20_Text">data/aero/timestep_info/00230/zeta_dot/00003</text:p>
      <text:p text:style-name="Preformatted_20_Text">data/aero/timestep_info/00230/zeta_dot/_read_as</text:p>
      <text:p text:style-name="Preformatted_20_Text">data/aero/timestep_info/00230/zeta_star/00000</text:p>
      <text:p text:style-name="Preformatted_20_Text">data/aero/timestep_info/00230/zeta_star/00001</text:p>
      <text:p text:style-name="Preformatted_20_Text">data/aero/timestep_info/00230/zeta_star/00002</text:p>
      <text:p text:style-name="Preformatted_20_Text">data/aero/timestep_info/00230/zeta_star/00003</text:p>
      <text:p text:style-name="Preformatted_20_Text">data/aero/timestep_info/00230/zeta_star/_read_as</text:p>
      <text:p text:style-name="Preformatted_20_Text">data/aero/timestep_info/00231/_read_as</text:p>
      <text:p text:style-name="Preformatted_20_Text">data/aero/timestep_info/00231/body_steady_forces</text:p>
      <text:p text:style-name="Preformatted_20_Text">data/aero/timestep_info/00231/body_unsteady_forces</text:p>
      <text:p text:style-name="Preformatted_20_Text">data/aero/timestep_info/00231/control_surface_deflection</text:p>
      <text:p text:style-name="Preformatted_20_Text">data/aero/timestep_info/00231/ct_dimensions</text:p>
      <text:p text:style-name="Preformatted_20_Text">data/aero/timestep_info/00231/ct_dimensions_star</text:p>
      <text:p text:style-name="Preformatted_20_Text">data/aero/timestep_info/00231/dimensions</text:p>
      <text:p text:style-name="Preformatted_20_Text">data/aero/timestep_info/00231/dimensions_star</text:p>
      <text:p text:style-name="Preformatted_20_Text">data/aero/timestep_info/00231/dist_to_orig/00000</text:p>
      <text:p text:style-name="Preformatted_20_Text">data/aero/timestep_info/00231/dist_to_orig/00001</text:p>
      <text:p text:style-name="Preformatted_20_Text">data/aero/timestep_info/00231/dist_to_orig/00002</text:p>
      <text:p text:style-name="Preformatted_20_Text">data/aero/timestep_info/00231/dist_to_orig/00003</text:p>
      <text:p text:style-name="Preformatted_20_Text">data/aero/timestep_info/00231/dist_to_orig/_read_as</text:p>
      <text:p text:style-name="Preformatted_20_Text">data/aero/timestep_info/00231/dynamic_forces/00000</text:p>
      <text:p text:style-name="Preformatted_20_Text">data/aero/timestep_info/00231/dynamic_forces/00001</text:p>
      <text:p text:style-name="Preformatted_20_Text">data/aero/timestep_info/00231/dynamic_forces/00002</text:p>
      <text:p text:style-name="Preformatted_20_Text">data/aero/timestep_info/00231/dynamic_forces/00003</text:p>
      <text:p text:style-name="Preformatted_20_Text">data/aero/timestep_info/00231/dynamic_forces/_read_as</text:p>
      <text:p text:style-name="Preformatted_20_Text">data/aero/timestep_info/00231/flag_zeta_phantom</text:p>
      <text:p text:style-name="Preformatted_20_Text"><text:soft-page-break/>data/aero/timestep_info/00231/forces/00000</text:p>
      <text:p text:style-name="Preformatted_20_Text">data/aero/timestep_info/00231/forces/00001</text:p>
      <text:p text:style-name="Preformatted_20_Text">data/aero/timestep_info/00231/forces/00002</text:p>
      <text:p text:style-name="Preformatted_20_Text">data/aero/timestep_info/00231/forces/00003</text:p>
      <text:p text:style-name="Preformatted_20_Text">data/aero/timestep_info/00231/forces/_read_as</text:p>
      <text:p text:style-name="Preformatted_20_Text">data/aero/timestep_info/00231/gamma/00000</text:p>
      <text:p text:style-name="Preformatted_20_Text">data/aero/timestep_info/00231/gamma/00001</text:p>
      <text:p text:style-name="Preformatted_20_Text">data/aero/timestep_info/00231/gamma/00002</text:p>
      <text:p text:style-name="Preformatted_20_Text">data/aero/timestep_info/00231/gamma/00003</text:p>
      <text:p text:style-name="Preformatted_20_Text">data/aero/timestep_info/00231/gamma/_read_as</text:p>
      <text:p text:style-name="Preformatted_20_Text">data/aero/timestep_info/00231/gamma_dot/00000</text:p>
      <text:p text:style-name="Preformatted_20_Text">data/aero/timestep_info/00231/gamma_dot/00001</text:p>
      <text:p text:style-name="Preformatted_20_Text">data/aero/timestep_info/00231/gamma_dot/00002</text:p>
      <text:p text:style-name="Preformatted_20_Text">data/aero/timestep_info/00231/gamma_dot/00003</text:p>
      <text:p text:style-name="Preformatted_20_Text">data/aero/timestep_info/00231/gamma_dot/_read_as</text:p>
      <text:p text:style-name="Preformatted_20_Text">data/aero/timestep_info/00231/gamma_star/00000</text:p>
      <text:p text:style-name="Preformatted_20_Text">data/aero/timestep_info/00231/gamma_star/00001</text:p>
      <text:p text:style-name="Preformatted_20_Text">data/aero/timestep_info/00231/gamma_star/00002</text:p>
      <text:p text:style-name="Preformatted_20_Text">data/aero/timestep_info/00231/gamma_star/00003</text:p>
      <text:p text:style-name="Preformatted_20_Text">data/aero/timestep_info/00231/gamma_star/_read_as</text:p>
      <text:p text:style-name="Preformatted_20_Text">data/aero/timestep_info/00231/in_global_AFoR</text:p>
      <text:p text:style-name="Preformatted_20_Text">data/aero/timestep_info/00231/inertial_steady_forces</text:p>
      <text:p text:style-name="Preformatted_20_Text">data/aero/timestep_info/00231/inertial_unsteady_forces</text:p>
      <text:p text:style-name="Preformatted_20_Text">data/aero/timestep_info/00231/n_surf</text:p>
      <text:p text:style-name="Preformatted_20_Text">data/aero/timestep_info/00231/normals/00000</text:p>
      <text:p text:style-name="Preformatted_20_Text">data/aero/timestep_info/00231/normals/00001</text:p>
      <text:p text:style-name="Preformatted_20_Text">data/aero/timestep_info/00231/normals/00002</text:p>
      <text:p text:style-name="Preformatted_20_Text">data/aero/timestep_info/00231/normals/00003</text:p>
      <text:p text:style-name="Preformatted_20_Text">data/aero/timestep_info/00231/normals/_read_as</text:p>
      <text:p text:style-name="Preformatted_20_Text">data/aero/timestep_info/00231/postproc_cell/_read_as</text:p>
      <text:p text:style-name="Preformatted_20_Text">data/aero/timestep_info/00231/postproc_node/_read_as</text:p>
      <text:p text:style-name="Preformatted_20_Text">data/aero/timestep_info/00231/u_ext/00000</text:p>
      <text:p text:style-name="Preformatted_20_Text">data/aero/timestep_info/00231/u_ext/00001</text:p>
      <text:p text:style-name="Preformatted_20_Text">data/aero/timestep_info/00231/u_ext/00002</text:p>
      <text:p text:style-name="Preformatted_20_Text">data/aero/timestep_info/00231/u_ext/00003</text:p>
      <text:p text:style-name="Preformatted_20_Text">data/aero/timestep_info/00231/u_ext/_read_as</text:p>
      <text:p text:style-name="Preformatted_20_Text">data/aero/timestep_info/00231/u_ext_star/00000</text:p>
      <text:p text:style-name="Preformatted_20_Text">data/aero/timestep_info/00231/u_ext_star/00001</text:p>
      <text:p text:style-name="Preformatted_20_Text">data/aero/timestep_info/00231/u_ext_star/00002</text:p>
      <text:p text:style-name="Preformatted_20_Text">data/aero/timestep_info/00231/u_ext_star/00003</text:p>
      <text:p text:style-name="Preformatted_20_Text">data/aero/timestep_info/00231/u_ext_star/_read_as</text:p>
      <text:p text:style-name="Preformatted_20_Text">data/aero/timestep_info/00231/wake_conv_vel/00000</text:p>
      <text:p text:style-name="Preformatted_20_Text">data/aero/timestep_info/00231/wake_conv_vel/00001</text:p>
      <text:p text:style-name="Preformatted_20_Text">data/aero/timestep_info/00231/wake_conv_vel/00002</text:p>
      <text:p text:style-name="Preformatted_20_Text">data/aero/timestep_info/00231/wake_conv_vel/00003</text:p>
      <text:p text:style-name="Preformatted_20_Text">data/aero/timestep_info/00231/wake_conv_vel/_read_as</text:p>
      <text:p text:style-name="Preformatted_20_Text">data/aero/timestep_info/00231/zeta/00000</text:p>
      <text:p text:style-name="Preformatted_20_Text">data/aero/timestep_info/00231/zeta/00001</text:p>
      <text:p text:style-name="Preformatted_20_Text">data/aero/timestep_info/00231/zeta/00002</text:p>
      <text:p text:style-name="Preformatted_20_Text">data/aero/timestep_info/00231/zeta/00003</text:p>
      <text:p text:style-name="Preformatted_20_Text">data/aero/timestep_info/00231/zeta/_read_as</text:p>
      <text:p text:style-name="Preformatted_20_Text">data/aero/timestep_info/00231/zeta_dot/00000</text:p>
      <text:p text:style-name="Preformatted_20_Text">data/aero/timestep_info/00231/zeta_dot/00001</text:p>
      <text:p text:style-name="Preformatted_20_Text">data/aero/timestep_info/00231/zeta_dot/00002</text:p>
      <text:p text:style-name="Preformatted_20_Text">data/aero/timestep_info/00231/zeta_dot/00003</text:p>
      <text:p text:style-name="Preformatted_20_Text">data/aero/timestep_info/00231/zeta_dot/_read_as</text:p>
      <text:p text:style-name="Preformatted_20_Text">data/aero/timestep_info/00231/zeta_star/00000</text:p>
      <text:p text:style-name="Preformatted_20_Text">data/aero/timestep_info/00231/zeta_star/00001</text:p>
      <text:p text:style-name="Preformatted_20_Text">data/aero/timestep_info/00231/zeta_star/00002</text:p>
      <text:p text:style-name="Preformatted_20_Text">data/aero/timestep_info/00231/zeta_star/00003</text:p>
      <text:p text:style-name="Preformatted_20_Text">data/aero/timestep_info/00231/zeta_star/_read_as</text:p>
      <text:p text:style-name="Preformatted_20_Text">data/aero/timestep_info/00232/_read_as</text:p>
      <text:p text:style-name="Preformatted_20_Text">data/aero/timestep_info/00232/body_steady_forces</text:p>
      <text:p text:style-name="Preformatted_20_Text">data/aero/timestep_info/00232/body_unsteady_forces</text:p>
      <text:p text:style-name="Preformatted_20_Text"><text:soft-page-break/>data/aero/timestep_info/00232/control_surface_deflection</text:p>
      <text:p text:style-name="Preformatted_20_Text">data/aero/timestep_info/00232/ct_dimensions</text:p>
      <text:p text:style-name="Preformatted_20_Text">data/aero/timestep_info/00232/ct_dimensions_star</text:p>
      <text:p text:style-name="Preformatted_20_Text">data/aero/timestep_info/00232/dimensions</text:p>
      <text:p text:style-name="Preformatted_20_Text">data/aero/timestep_info/00232/dimensions_star</text:p>
      <text:p text:style-name="Preformatted_20_Text">data/aero/timestep_info/00232/dist_to_orig/00000</text:p>
      <text:p text:style-name="Preformatted_20_Text">data/aero/timestep_info/00232/dist_to_orig/00001</text:p>
      <text:p text:style-name="Preformatted_20_Text">data/aero/timestep_info/00232/dist_to_orig/00002</text:p>
      <text:p text:style-name="Preformatted_20_Text">data/aero/timestep_info/00232/dist_to_orig/00003</text:p>
      <text:p text:style-name="Preformatted_20_Text">data/aero/timestep_info/00232/dist_to_orig/_read_as</text:p>
      <text:p text:style-name="Preformatted_20_Text">data/aero/timestep_info/00232/dynamic_forces/00000</text:p>
      <text:p text:style-name="Preformatted_20_Text">data/aero/timestep_info/00232/dynamic_forces/00001</text:p>
      <text:p text:style-name="Preformatted_20_Text">data/aero/timestep_info/00232/dynamic_forces/00002</text:p>
      <text:p text:style-name="Preformatted_20_Text">data/aero/timestep_info/00232/dynamic_forces/00003</text:p>
      <text:p text:style-name="Preformatted_20_Text">data/aero/timestep_info/00232/dynamic_forces/_read_as</text:p>
      <text:p text:style-name="Preformatted_20_Text">data/aero/timestep_info/00232/flag_zeta_phantom</text:p>
      <text:p text:style-name="Preformatted_20_Text">data/aero/timestep_info/00232/forces/00000</text:p>
      <text:p text:style-name="Preformatted_20_Text">data/aero/timestep_info/00232/forces/00001</text:p>
      <text:p text:style-name="Preformatted_20_Text">data/aero/timestep_info/00232/forces/00002</text:p>
      <text:p text:style-name="Preformatted_20_Text">data/aero/timestep_info/00232/forces/00003</text:p>
      <text:p text:style-name="Preformatted_20_Text">data/aero/timestep_info/00232/forces/_read_as</text:p>
      <text:p text:style-name="Preformatted_20_Text">data/aero/timestep_info/00232/gamma/00000</text:p>
      <text:p text:style-name="Preformatted_20_Text">data/aero/timestep_info/00232/gamma/00001</text:p>
      <text:p text:style-name="Preformatted_20_Text">data/aero/timestep_info/00232/gamma/00002</text:p>
      <text:p text:style-name="Preformatted_20_Text">data/aero/timestep_info/00232/gamma/00003</text:p>
      <text:p text:style-name="Preformatted_20_Text">data/aero/timestep_info/00232/gamma/_read_as</text:p>
      <text:p text:style-name="Preformatted_20_Text">data/aero/timestep_info/00232/gamma_dot/00000</text:p>
      <text:p text:style-name="Preformatted_20_Text">data/aero/timestep_info/00232/gamma_dot/00001</text:p>
      <text:p text:style-name="Preformatted_20_Text">data/aero/timestep_info/00232/gamma_dot/00002</text:p>
      <text:p text:style-name="Preformatted_20_Text">data/aero/timestep_info/00232/gamma_dot/00003</text:p>
      <text:p text:style-name="Preformatted_20_Text">data/aero/timestep_info/00232/gamma_dot/_read_as</text:p>
      <text:p text:style-name="Preformatted_20_Text">data/aero/timestep_info/00232/gamma_star/00000</text:p>
      <text:p text:style-name="Preformatted_20_Text">data/aero/timestep_info/00232/gamma_star/00001</text:p>
      <text:p text:style-name="Preformatted_20_Text">data/aero/timestep_info/00232/gamma_star/00002</text:p>
      <text:p text:style-name="Preformatted_20_Text">data/aero/timestep_info/00232/gamma_star/00003</text:p>
      <text:p text:style-name="Preformatted_20_Text">data/aero/timestep_info/00232/gamma_star/_read_as</text:p>
      <text:p text:style-name="Preformatted_20_Text">data/aero/timestep_info/00232/in_global_AFoR</text:p>
      <text:p text:style-name="Preformatted_20_Text">data/aero/timestep_info/00232/inertial_steady_forces</text:p>
      <text:p text:style-name="Preformatted_20_Text">data/aero/timestep_info/00232/inertial_unsteady_forces</text:p>
      <text:p text:style-name="Preformatted_20_Text">data/aero/timestep_info/00232/n_surf</text:p>
      <text:p text:style-name="Preformatted_20_Text">data/aero/timestep_info/00232/normals/00000</text:p>
      <text:p text:style-name="Preformatted_20_Text">data/aero/timestep_info/00232/normals/00001</text:p>
      <text:p text:style-name="Preformatted_20_Text">data/aero/timestep_info/00232/normals/00002</text:p>
      <text:p text:style-name="Preformatted_20_Text">data/aero/timestep_info/00232/normals/00003</text:p>
      <text:p text:style-name="Preformatted_20_Text">data/aero/timestep_info/00232/normals/_read_as</text:p>
      <text:p text:style-name="Preformatted_20_Text">data/aero/timestep_info/00232/postproc_cell/_read_as</text:p>
      <text:p text:style-name="Preformatted_20_Text">data/aero/timestep_info/00232/postproc_node/_read_as</text:p>
      <text:p text:style-name="Preformatted_20_Text">data/aero/timestep_info/00232/u_ext/00000</text:p>
      <text:p text:style-name="Preformatted_20_Text">data/aero/timestep_info/00232/u_ext/00001</text:p>
      <text:p text:style-name="Preformatted_20_Text">data/aero/timestep_info/00232/u_ext/00002</text:p>
      <text:p text:style-name="Preformatted_20_Text">data/aero/timestep_info/00232/u_ext/00003</text:p>
      <text:p text:style-name="Preformatted_20_Text">data/aero/timestep_info/00232/u_ext/_read_as</text:p>
      <text:p text:style-name="Preformatted_20_Text">data/aero/timestep_info/00232/u_ext_star/00000</text:p>
      <text:p text:style-name="Preformatted_20_Text">data/aero/timestep_info/00232/u_ext_star/00001</text:p>
      <text:p text:style-name="Preformatted_20_Text">data/aero/timestep_info/00232/u_ext_star/00002</text:p>
      <text:p text:style-name="Preformatted_20_Text">data/aero/timestep_info/00232/u_ext_star/00003</text:p>
      <text:p text:style-name="Preformatted_20_Text">data/aero/timestep_info/00232/u_ext_star/_read_as</text:p>
      <text:p text:style-name="Preformatted_20_Text">data/aero/timestep_info/00232/wake_conv_vel/00000</text:p>
      <text:p text:style-name="Preformatted_20_Text">data/aero/timestep_info/00232/wake_conv_vel/00001</text:p>
      <text:p text:style-name="Preformatted_20_Text">data/aero/timestep_info/00232/wake_conv_vel/00002</text:p>
      <text:p text:style-name="Preformatted_20_Text">data/aero/timestep_info/00232/wake_conv_vel/00003</text:p>
      <text:p text:style-name="Preformatted_20_Text">data/aero/timestep_info/00232/wake_conv_vel/_read_as</text:p>
      <text:p text:style-name="Preformatted_20_Text">data/aero/timestep_info/00232/zeta/00000</text:p>
      <text:p text:style-name="Preformatted_20_Text">data/aero/timestep_info/00232/zeta/00001</text:p>
      <text:p text:style-name="Preformatted_20_Text"><text:soft-page-break/>data/aero/timestep_info/00232/zeta/00002</text:p>
      <text:p text:style-name="Preformatted_20_Text">data/aero/timestep_info/00232/zeta/00003</text:p>
      <text:p text:style-name="Preformatted_20_Text">data/aero/timestep_info/00232/zeta/_read_as</text:p>
      <text:p text:style-name="Preformatted_20_Text">data/aero/timestep_info/00232/zeta_dot/00000</text:p>
      <text:p text:style-name="Preformatted_20_Text">data/aero/timestep_info/00232/zeta_dot/00001</text:p>
      <text:p text:style-name="Preformatted_20_Text">data/aero/timestep_info/00232/zeta_dot/00002</text:p>
      <text:p text:style-name="Preformatted_20_Text">data/aero/timestep_info/00232/zeta_dot/00003</text:p>
      <text:p text:style-name="Preformatted_20_Text">data/aero/timestep_info/00232/zeta_dot/_read_as</text:p>
      <text:p text:style-name="Preformatted_20_Text">data/aero/timestep_info/00232/zeta_star/00000</text:p>
      <text:p text:style-name="Preformatted_20_Text">data/aero/timestep_info/00232/zeta_star/00001</text:p>
      <text:p text:style-name="Preformatted_20_Text">data/aero/timestep_info/00232/zeta_star/00002</text:p>
      <text:p text:style-name="Preformatted_20_Text">data/aero/timestep_info/00232/zeta_star/00003</text:p>
      <text:p text:style-name="Preformatted_20_Text">data/aero/timestep_info/00232/zeta_star/_read_as</text:p>
      <text:p text:style-name="Preformatted_20_Text">data/aero/timestep_info/00233/_read_as</text:p>
      <text:p text:style-name="Preformatted_20_Text">data/aero/timestep_info/00233/body_steady_forces</text:p>
      <text:p text:style-name="Preformatted_20_Text">data/aero/timestep_info/00233/body_unsteady_forces</text:p>
      <text:p text:style-name="Preformatted_20_Text">data/aero/timestep_info/00233/control_surface_deflection</text:p>
      <text:p text:style-name="Preformatted_20_Text">data/aero/timestep_info/00233/ct_dimensions</text:p>
      <text:p text:style-name="Preformatted_20_Text">data/aero/timestep_info/00233/ct_dimensions_star</text:p>
      <text:p text:style-name="Preformatted_20_Text">data/aero/timestep_info/00233/dimensions</text:p>
      <text:p text:style-name="Preformatted_20_Text">data/aero/timestep_info/00233/dimensions_star</text:p>
      <text:p text:style-name="Preformatted_20_Text">data/aero/timestep_info/00233/dist_to_orig/00000</text:p>
      <text:p text:style-name="Preformatted_20_Text">data/aero/timestep_info/00233/dist_to_orig/00001</text:p>
      <text:p text:style-name="Preformatted_20_Text">data/aero/timestep_info/00233/dist_to_orig/00002</text:p>
      <text:p text:style-name="Preformatted_20_Text">data/aero/timestep_info/00233/dist_to_orig/00003</text:p>
      <text:p text:style-name="Preformatted_20_Text">data/aero/timestep_info/00233/dist_to_orig/_read_as</text:p>
      <text:p text:style-name="Preformatted_20_Text">data/aero/timestep_info/00233/dynamic_forces/00000</text:p>
      <text:p text:style-name="Preformatted_20_Text">data/aero/timestep_info/00233/dynamic_forces/00001</text:p>
      <text:p text:style-name="Preformatted_20_Text">data/aero/timestep_info/00233/dynamic_forces/00002</text:p>
      <text:p text:style-name="Preformatted_20_Text">data/aero/timestep_info/00233/dynamic_forces/00003</text:p>
      <text:p text:style-name="Preformatted_20_Text">data/aero/timestep_info/00233/dynamic_forces/_read_as</text:p>
      <text:p text:style-name="Preformatted_20_Text">data/aero/timestep_info/00233/flag_zeta_phantom</text:p>
      <text:p text:style-name="Preformatted_20_Text">data/aero/timestep_info/00233/forces/00000</text:p>
      <text:p text:style-name="Preformatted_20_Text">data/aero/timestep_info/00233/forces/00001</text:p>
      <text:p text:style-name="Preformatted_20_Text">data/aero/timestep_info/00233/forces/00002</text:p>
      <text:p text:style-name="Preformatted_20_Text">data/aero/timestep_info/00233/forces/00003</text:p>
      <text:p text:style-name="Preformatted_20_Text">data/aero/timestep_info/00233/forces/_read_as</text:p>
      <text:p text:style-name="Preformatted_20_Text">data/aero/timestep_info/00233/gamma/00000</text:p>
      <text:p text:style-name="Preformatted_20_Text">data/aero/timestep_info/00233/gamma/00001</text:p>
      <text:p text:style-name="Preformatted_20_Text">data/aero/timestep_info/00233/gamma/00002</text:p>
      <text:p text:style-name="Preformatted_20_Text">data/aero/timestep_info/00233/gamma/00003</text:p>
      <text:p text:style-name="Preformatted_20_Text">data/aero/timestep_info/00233/gamma/_read_as</text:p>
      <text:p text:style-name="Preformatted_20_Text">data/aero/timestep_info/00233/gamma_dot/00000</text:p>
      <text:p text:style-name="Preformatted_20_Text">data/aero/timestep_info/00233/gamma_dot/00001</text:p>
      <text:p text:style-name="Preformatted_20_Text">data/aero/timestep_info/00233/gamma_dot/00002</text:p>
      <text:p text:style-name="Preformatted_20_Text">data/aero/timestep_info/00233/gamma_dot/00003</text:p>
      <text:p text:style-name="Preformatted_20_Text">data/aero/timestep_info/00233/gamma_dot/_read_as</text:p>
      <text:p text:style-name="Preformatted_20_Text">data/aero/timestep_info/00233/gamma_star/00000</text:p>
      <text:p text:style-name="Preformatted_20_Text">data/aero/timestep_info/00233/gamma_star/00001</text:p>
      <text:p text:style-name="Preformatted_20_Text">data/aero/timestep_info/00233/gamma_star/00002</text:p>
      <text:p text:style-name="Preformatted_20_Text">data/aero/timestep_info/00233/gamma_star/00003</text:p>
      <text:p text:style-name="Preformatted_20_Text">data/aero/timestep_info/00233/gamma_star/_read_as</text:p>
      <text:p text:style-name="Preformatted_20_Text">data/aero/timestep_info/00233/in_global_AFoR</text:p>
      <text:p text:style-name="Preformatted_20_Text">data/aero/timestep_info/00233/inertial_steady_forces</text:p>
      <text:p text:style-name="Preformatted_20_Text">data/aero/timestep_info/00233/inertial_unsteady_forces</text:p>
      <text:p text:style-name="Preformatted_20_Text">data/aero/timestep_info/00233/n_surf</text:p>
      <text:p text:style-name="Preformatted_20_Text">data/aero/timestep_info/00233/normals/00000</text:p>
      <text:p text:style-name="Preformatted_20_Text">data/aero/timestep_info/00233/normals/00001</text:p>
      <text:p text:style-name="Preformatted_20_Text">data/aero/timestep_info/00233/normals/00002</text:p>
      <text:p text:style-name="Preformatted_20_Text">data/aero/timestep_info/00233/normals/00003</text:p>
      <text:p text:style-name="Preformatted_20_Text">data/aero/timestep_info/00233/normals/_read_as</text:p>
      <text:p text:style-name="Preformatted_20_Text">data/aero/timestep_info/00233/postproc_cell/_read_as</text:p>
      <text:p text:style-name="Preformatted_20_Text">data/aero/timestep_info/00233/postproc_node/_read_as</text:p>
      <text:p text:style-name="Preformatted_20_Text">data/aero/timestep_info/00233/u_ext/00000</text:p>
      <text:p text:style-name="Preformatted_20_Text"><text:soft-page-break/>data/aero/timestep_info/00233/u_ext/00001</text:p>
      <text:p text:style-name="Preformatted_20_Text">data/aero/timestep_info/00233/u_ext/00002</text:p>
      <text:p text:style-name="Preformatted_20_Text">data/aero/timestep_info/00233/u_ext/00003</text:p>
      <text:p text:style-name="Preformatted_20_Text">data/aero/timestep_info/00233/u_ext/_read_as</text:p>
      <text:p text:style-name="Preformatted_20_Text">data/aero/timestep_info/00233/u_ext_star/00000</text:p>
      <text:p text:style-name="Preformatted_20_Text">data/aero/timestep_info/00233/u_ext_star/00001</text:p>
      <text:p text:style-name="Preformatted_20_Text">data/aero/timestep_info/00233/u_ext_star/00002</text:p>
      <text:p text:style-name="Preformatted_20_Text">data/aero/timestep_info/00233/u_ext_star/00003</text:p>
      <text:p text:style-name="Preformatted_20_Text">data/aero/timestep_info/00233/u_ext_star/_read_as</text:p>
      <text:p text:style-name="Preformatted_20_Text">data/aero/timestep_info/00233/wake_conv_vel/00000</text:p>
      <text:p text:style-name="Preformatted_20_Text">data/aero/timestep_info/00233/wake_conv_vel/00001</text:p>
      <text:p text:style-name="Preformatted_20_Text">data/aero/timestep_info/00233/wake_conv_vel/00002</text:p>
      <text:p text:style-name="Preformatted_20_Text">data/aero/timestep_info/00233/wake_conv_vel/00003</text:p>
      <text:p text:style-name="Preformatted_20_Text">data/aero/timestep_info/00233/wake_conv_vel/_read_as</text:p>
      <text:p text:style-name="Preformatted_20_Text">data/aero/timestep_info/00233/zeta/00000</text:p>
      <text:p text:style-name="Preformatted_20_Text">data/aero/timestep_info/00233/zeta/00001</text:p>
      <text:p text:style-name="Preformatted_20_Text">data/aero/timestep_info/00233/zeta/00002</text:p>
      <text:p text:style-name="Preformatted_20_Text">data/aero/timestep_info/00233/zeta/00003</text:p>
      <text:p text:style-name="Preformatted_20_Text">data/aero/timestep_info/00233/zeta/_read_as</text:p>
      <text:p text:style-name="Preformatted_20_Text">data/aero/timestep_info/00233/zeta_dot/00000</text:p>
      <text:p text:style-name="Preformatted_20_Text">data/aero/timestep_info/00233/zeta_dot/00001</text:p>
      <text:p text:style-name="Preformatted_20_Text">data/aero/timestep_info/00233/zeta_dot/00002</text:p>
      <text:p text:style-name="Preformatted_20_Text">data/aero/timestep_info/00233/zeta_dot/00003</text:p>
      <text:p text:style-name="Preformatted_20_Text">data/aero/timestep_info/00233/zeta_dot/_read_as</text:p>
      <text:p text:style-name="Preformatted_20_Text">data/aero/timestep_info/00233/zeta_star/00000</text:p>
      <text:p text:style-name="Preformatted_20_Text">data/aero/timestep_info/00233/zeta_star/00001</text:p>
      <text:p text:style-name="Preformatted_20_Text">data/aero/timestep_info/00233/zeta_star/00002</text:p>
      <text:p text:style-name="Preformatted_20_Text">data/aero/timestep_info/00233/zeta_star/00003</text:p>
      <text:p text:style-name="Preformatted_20_Text">data/aero/timestep_info/00233/zeta_star/_read_as</text:p>
      <text:p text:style-name="Preformatted_20_Text">data/aero/timestep_info/00234/_read_as</text:p>
      <text:p text:style-name="Preformatted_20_Text">data/aero/timestep_info/00234/body_steady_forces</text:p>
      <text:p text:style-name="Preformatted_20_Text">data/aero/timestep_info/00234/body_unsteady_forces</text:p>
      <text:p text:style-name="Preformatted_20_Text">data/aero/timestep_info/00234/control_surface_deflection</text:p>
      <text:p text:style-name="Preformatted_20_Text">data/aero/timestep_info/00234/ct_dimensions</text:p>
      <text:p text:style-name="Preformatted_20_Text">data/aero/timestep_info/00234/ct_dimensions_star</text:p>
      <text:p text:style-name="Preformatted_20_Text">data/aero/timestep_info/00234/dimensions</text:p>
      <text:p text:style-name="Preformatted_20_Text">data/aero/timestep_info/00234/dimensions_star</text:p>
      <text:p text:style-name="Preformatted_20_Text">data/aero/timestep_info/00234/dist_to_orig/00000</text:p>
      <text:p text:style-name="Preformatted_20_Text">data/aero/timestep_info/00234/dist_to_orig/00001</text:p>
      <text:p text:style-name="Preformatted_20_Text">data/aero/timestep_info/00234/dist_to_orig/00002</text:p>
      <text:p text:style-name="Preformatted_20_Text">data/aero/timestep_info/00234/dist_to_orig/00003</text:p>
      <text:p text:style-name="Preformatted_20_Text">data/aero/timestep_info/00234/dist_to_orig/_read_as</text:p>
      <text:p text:style-name="Preformatted_20_Text">data/aero/timestep_info/00234/dynamic_forces/00000</text:p>
      <text:p text:style-name="Preformatted_20_Text">data/aero/timestep_info/00234/dynamic_forces/00001</text:p>
      <text:p text:style-name="Preformatted_20_Text">data/aero/timestep_info/00234/dynamic_forces/00002</text:p>
      <text:p text:style-name="Preformatted_20_Text">data/aero/timestep_info/00234/dynamic_forces/00003</text:p>
      <text:p text:style-name="Preformatted_20_Text">data/aero/timestep_info/00234/dynamic_forces/_read_as</text:p>
      <text:p text:style-name="Preformatted_20_Text">data/aero/timestep_info/00234/flag_zeta_phantom</text:p>
      <text:p text:style-name="Preformatted_20_Text">data/aero/timestep_info/00234/forces/00000</text:p>
      <text:p text:style-name="Preformatted_20_Text">data/aero/timestep_info/00234/forces/00001</text:p>
      <text:p text:style-name="Preformatted_20_Text">data/aero/timestep_info/00234/forces/00002</text:p>
      <text:p text:style-name="Preformatted_20_Text">data/aero/timestep_info/00234/forces/00003</text:p>
      <text:p text:style-name="Preformatted_20_Text">data/aero/timestep_info/00234/forces/_read_as</text:p>
      <text:p text:style-name="Preformatted_20_Text">data/aero/timestep_info/00234/gamma/00000</text:p>
      <text:p text:style-name="Preformatted_20_Text">data/aero/timestep_info/00234/gamma/00001</text:p>
      <text:p text:style-name="Preformatted_20_Text">data/aero/timestep_info/00234/gamma/00002</text:p>
      <text:p text:style-name="Preformatted_20_Text">data/aero/timestep_info/00234/gamma/00003</text:p>
      <text:p text:style-name="Preformatted_20_Text">data/aero/timestep_info/00234/gamma/_read_as</text:p>
      <text:p text:style-name="Preformatted_20_Text">data/aero/timestep_info/00234/gamma_dot/00000</text:p>
      <text:p text:style-name="Preformatted_20_Text">data/aero/timestep_info/00234/gamma_dot/00001</text:p>
      <text:p text:style-name="Preformatted_20_Text">data/aero/timestep_info/00234/gamma_dot/00002</text:p>
      <text:p text:style-name="Preformatted_20_Text">data/aero/timestep_info/00234/gamma_dot/00003</text:p>
      <text:p text:style-name="Preformatted_20_Text">data/aero/timestep_info/00234/gamma_dot/_read_as</text:p>
      <text:p text:style-name="Preformatted_20_Text">data/aero/timestep_info/00234/gamma_star/00000</text:p>
      <text:p text:style-name="Preformatted_20_Text"><text:soft-page-break/>data/aero/timestep_info/00234/gamma_star/00001</text:p>
      <text:p text:style-name="Preformatted_20_Text">data/aero/timestep_info/00234/gamma_star/00002</text:p>
      <text:p text:style-name="Preformatted_20_Text">data/aero/timestep_info/00234/gamma_star/00003</text:p>
      <text:p text:style-name="Preformatted_20_Text">data/aero/timestep_info/00234/gamma_star/_read_as</text:p>
      <text:p text:style-name="Preformatted_20_Text">data/aero/timestep_info/00234/in_global_AFoR</text:p>
      <text:p text:style-name="Preformatted_20_Text">data/aero/timestep_info/00234/inertial_steady_forces</text:p>
      <text:p text:style-name="Preformatted_20_Text">data/aero/timestep_info/00234/inertial_unsteady_forces</text:p>
      <text:p text:style-name="Preformatted_20_Text">data/aero/timestep_info/00234/n_surf</text:p>
      <text:p text:style-name="Preformatted_20_Text">data/aero/timestep_info/00234/normals/00000</text:p>
      <text:p text:style-name="Preformatted_20_Text">data/aero/timestep_info/00234/normals/00001</text:p>
      <text:p text:style-name="Preformatted_20_Text">data/aero/timestep_info/00234/normals/00002</text:p>
      <text:p text:style-name="Preformatted_20_Text">data/aero/timestep_info/00234/normals/00003</text:p>
      <text:p text:style-name="Preformatted_20_Text">data/aero/timestep_info/00234/normals/_read_as</text:p>
      <text:p text:style-name="Preformatted_20_Text">data/aero/timestep_info/00234/postproc_cell/_read_as</text:p>
      <text:p text:style-name="Preformatted_20_Text">data/aero/timestep_info/00234/postproc_node/_read_as</text:p>
      <text:p text:style-name="Preformatted_20_Text">data/aero/timestep_info/00234/u_ext/00000</text:p>
      <text:p text:style-name="Preformatted_20_Text">data/aero/timestep_info/00234/u_ext/00001</text:p>
      <text:p text:style-name="Preformatted_20_Text">data/aero/timestep_info/00234/u_ext/00002</text:p>
      <text:p text:style-name="Preformatted_20_Text">data/aero/timestep_info/00234/u_ext/00003</text:p>
      <text:p text:style-name="Preformatted_20_Text">data/aero/timestep_info/00234/u_ext/_read_as</text:p>
      <text:p text:style-name="Preformatted_20_Text">data/aero/timestep_info/00234/u_ext_star/00000</text:p>
      <text:p text:style-name="Preformatted_20_Text">data/aero/timestep_info/00234/u_ext_star/00001</text:p>
      <text:p text:style-name="Preformatted_20_Text">data/aero/timestep_info/00234/u_ext_star/00002</text:p>
      <text:p text:style-name="Preformatted_20_Text">data/aero/timestep_info/00234/u_ext_star/00003</text:p>
      <text:p text:style-name="Preformatted_20_Text">data/aero/timestep_info/00234/u_ext_star/_read_as</text:p>
      <text:p text:style-name="Preformatted_20_Text">data/aero/timestep_info/00234/wake_conv_vel/00000</text:p>
      <text:p text:style-name="Preformatted_20_Text">data/aero/timestep_info/00234/wake_conv_vel/00001</text:p>
      <text:p text:style-name="Preformatted_20_Text">data/aero/timestep_info/00234/wake_conv_vel/00002</text:p>
      <text:p text:style-name="Preformatted_20_Text">data/aero/timestep_info/00234/wake_conv_vel/00003</text:p>
      <text:p text:style-name="Preformatted_20_Text">data/aero/timestep_info/00234/wake_conv_vel/_read_as</text:p>
      <text:p text:style-name="Preformatted_20_Text">data/aero/timestep_info/00234/zeta/00000</text:p>
      <text:p text:style-name="Preformatted_20_Text">data/aero/timestep_info/00234/zeta/00001</text:p>
      <text:p text:style-name="Preformatted_20_Text">data/aero/timestep_info/00234/zeta/00002</text:p>
      <text:p text:style-name="Preformatted_20_Text">data/aero/timestep_info/00234/zeta/00003</text:p>
      <text:p text:style-name="Preformatted_20_Text">data/aero/timestep_info/00234/zeta/_read_as</text:p>
      <text:p text:style-name="Preformatted_20_Text">data/aero/timestep_info/00234/zeta_dot/00000</text:p>
      <text:p text:style-name="Preformatted_20_Text">data/aero/timestep_info/00234/zeta_dot/00001</text:p>
      <text:p text:style-name="Preformatted_20_Text">data/aero/timestep_info/00234/zeta_dot/00002</text:p>
      <text:p text:style-name="Preformatted_20_Text">data/aero/timestep_info/00234/zeta_dot/00003</text:p>
      <text:p text:style-name="Preformatted_20_Text">data/aero/timestep_info/00234/zeta_dot/_read_as</text:p>
      <text:p text:style-name="Preformatted_20_Text">data/aero/timestep_info/00234/zeta_star/00000</text:p>
      <text:p text:style-name="Preformatted_20_Text">data/aero/timestep_info/00234/zeta_star/00001</text:p>
      <text:p text:style-name="Preformatted_20_Text">data/aero/timestep_info/00234/zeta_star/00002</text:p>
      <text:p text:style-name="Preformatted_20_Text">data/aero/timestep_info/00234/zeta_star/00003</text:p>
      <text:p text:style-name="Preformatted_20_Text">data/aero/timestep_info/00234/zeta_star/_read_as</text:p>
      <text:p text:style-name="Preformatted_20_Text">data/aero/timestep_info/00235/_read_as</text:p>
      <text:p text:style-name="Preformatted_20_Text">data/aero/timestep_info/00235/body_steady_forces</text:p>
      <text:p text:style-name="Preformatted_20_Text">data/aero/timestep_info/00235/body_unsteady_forces</text:p>
      <text:p text:style-name="Preformatted_20_Text">data/aero/timestep_info/00235/control_surface_deflection</text:p>
      <text:p text:style-name="Preformatted_20_Text">data/aero/timestep_info/00235/ct_dimensions</text:p>
      <text:p text:style-name="Preformatted_20_Text">data/aero/timestep_info/00235/ct_dimensions_star</text:p>
      <text:p text:style-name="Preformatted_20_Text">data/aero/timestep_info/00235/dimensions</text:p>
      <text:p text:style-name="Preformatted_20_Text">data/aero/timestep_info/00235/dimensions_star</text:p>
      <text:p text:style-name="Preformatted_20_Text">data/aero/timestep_info/00235/dist_to_orig/00000</text:p>
      <text:p text:style-name="Preformatted_20_Text">data/aero/timestep_info/00235/dist_to_orig/00001</text:p>
      <text:p text:style-name="Preformatted_20_Text">data/aero/timestep_info/00235/dist_to_orig/00002</text:p>
      <text:p text:style-name="Preformatted_20_Text">data/aero/timestep_info/00235/dist_to_orig/00003</text:p>
      <text:p text:style-name="Preformatted_20_Text">data/aero/timestep_info/00235/dist_to_orig/_read_as</text:p>
      <text:p text:style-name="Preformatted_20_Text">data/aero/timestep_info/00235/dynamic_forces/00000</text:p>
      <text:p text:style-name="Preformatted_20_Text">data/aero/timestep_info/00235/dynamic_forces/00001</text:p>
      <text:p text:style-name="Preformatted_20_Text">data/aero/timestep_info/00235/dynamic_forces/00002</text:p>
      <text:p text:style-name="Preformatted_20_Text">data/aero/timestep_info/00235/dynamic_forces/00003</text:p>
      <text:p text:style-name="Preformatted_20_Text">data/aero/timestep_info/00235/dynamic_forces/_read_as</text:p>
      <text:p text:style-name="Preformatted_20_Text">data/aero/timestep_info/00235/flag_zeta_phantom</text:p>
      <text:p text:style-name="Preformatted_20_Text"><text:soft-page-break/>data/aero/timestep_info/00235/forces/00000</text:p>
      <text:p text:style-name="Preformatted_20_Text">data/aero/timestep_info/00235/forces/00001</text:p>
      <text:p text:style-name="Preformatted_20_Text">data/aero/timestep_info/00235/forces/00002</text:p>
      <text:p text:style-name="Preformatted_20_Text">data/aero/timestep_info/00235/forces/00003</text:p>
      <text:p text:style-name="Preformatted_20_Text">data/aero/timestep_info/00235/forces/_read_as</text:p>
      <text:p text:style-name="Preformatted_20_Text">data/aero/timestep_info/00235/gamma/00000</text:p>
      <text:p text:style-name="Preformatted_20_Text">data/aero/timestep_info/00235/gamma/00001</text:p>
      <text:p text:style-name="Preformatted_20_Text">data/aero/timestep_info/00235/gamma/00002</text:p>
      <text:p text:style-name="Preformatted_20_Text">data/aero/timestep_info/00235/gamma/00003</text:p>
      <text:p text:style-name="Preformatted_20_Text">data/aero/timestep_info/00235/gamma/_read_as</text:p>
      <text:p text:style-name="Preformatted_20_Text">data/aero/timestep_info/00235/gamma_dot/00000</text:p>
      <text:p text:style-name="Preformatted_20_Text">data/aero/timestep_info/00235/gamma_dot/00001</text:p>
      <text:p text:style-name="Preformatted_20_Text">data/aero/timestep_info/00235/gamma_dot/00002</text:p>
      <text:p text:style-name="Preformatted_20_Text">data/aero/timestep_info/00235/gamma_dot/00003</text:p>
      <text:p text:style-name="Preformatted_20_Text">data/aero/timestep_info/00235/gamma_dot/_read_as</text:p>
      <text:p text:style-name="Preformatted_20_Text">data/aero/timestep_info/00235/gamma_star/00000</text:p>
      <text:p text:style-name="Preformatted_20_Text">data/aero/timestep_info/00235/gamma_star/00001</text:p>
      <text:p text:style-name="Preformatted_20_Text">data/aero/timestep_info/00235/gamma_star/00002</text:p>
      <text:p text:style-name="Preformatted_20_Text">data/aero/timestep_info/00235/gamma_star/00003</text:p>
      <text:p text:style-name="Preformatted_20_Text">data/aero/timestep_info/00235/gamma_star/_read_as</text:p>
      <text:p text:style-name="Preformatted_20_Text">data/aero/timestep_info/00235/in_global_AFoR</text:p>
      <text:p text:style-name="Preformatted_20_Text">data/aero/timestep_info/00235/inertial_steady_forces</text:p>
      <text:p text:style-name="Preformatted_20_Text">data/aero/timestep_info/00235/inertial_unsteady_forces</text:p>
      <text:p text:style-name="Preformatted_20_Text">data/aero/timestep_info/00235/n_surf</text:p>
      <text:p text:style-name="Preformatted_20_Text">data/aero/timestep_info/00235/normals/00000</text:p>
      <text:p text:style-name="Preformatted_20_Text">data/aero/timestep_info/00235/normals/00001</text:p>
      <text:p text:style-name="Preformatted_20_Text">data/aero/timestep_info/00235/normals/00002</text:p>
      <text:p text:style-name="Preformatted_20_Text">data/aero/timestep_info/00235/normals/00003</text:p>
      <text:p text:style-name="Preformatted_20_Text">data/aero/timestep_info/00235/normals/_read_as</text:p>
      <text:p text:style-name="Preformatted_20_Text">data/aero/timestep_info/00235/postproc_cell/_read_as</text:p>
      <text:p text:style-name="Preformatted_20_Text">data/aero/timestep_info/00235/postproc_node/_read_as</text:p>
      <text:p text:style-name="Preformatted_20_Text">data/aero/timestep_info/00235/u_ext/00000</text:p>
      <text:p text:style-name="Preformatted_20_Text">data/aero/timestep_info/00235/u_ext/00001</text:p>
      <text:p text:style-name="Preformatted_20_Text">data/aero/timestep_info/00235/u_ext/00002</text:p>
      <text:p text:style-name="Preformatted_20_Text">data/aero/timestep_info/00235/u_ext/00003</text:p>
      <text:p text:style-name="Preformatted_20_Text">data/aero/timestep_info/00235/u_ext/_read_as</text:p>
      <text:p text:style-name="Preformatted_20_Text">data/aero/timestep_info/00235/u_ext_star/00000</text:p>
      <text:p text:style-name="Preformatted_20_Text">data/aero/timestep_info/00235/u_ext_star/00001</text:p>
      <text:p text:style-name="Preformatted_20_Text">data/aero/timestep_info/00235/u_ext_star/00002</text:p>
      <text:p text:style-name="Preformatted_20_Text">data/aero/timestep_info/00235/u_ext_star/00003</text:p>
      <text:p text:style-name="Preformatted_20_Text">data/aero/timestep_info/00235/u_ext_star/_read_as</text:p>
      <text:p text:style-name="Preformatted_20_Text">data/aero/timestep_info/00235/wake_conv_vel/00000</text:p>
      <text:p text:style-name="Preformatted_20_Text">data/aero/timestep_info/00235/wake_conv_vel/00001</text:p>
      <text:p text:style-name="Preformatted_20_Text">data/aero/timestep_info/00235/wake_conv_vel/00002</text:p>
      <text:p text:style-name="Preformatted_20_Text">data/aero/timestep_info/00235/wake_conv_vel/00003</text:p>
      <text:p text:style-name="Preformatted_20_Text">data/aero/timestep_info/00235/wake_conv_vel/_read_as</text:p>
      <text:p text:style-name="Preformatted_20_Text">data/aero/timestep_info/00235/zeta/00000</text:p>
      <text:p text:style-name="Preformatted_20_Text">data/aero/timestep_info/00235/zeta/00001</text:p>
      <text:p text:style-name="Preformatted_20_Text">data/aero/timestep_info/00235/zeta/00002</text:p>
      <text:p text:style-name="Preformatted_20_Text">data/aero/timestep_info/00235/zeta/00003</text:p>
      <text:p text:style-name="Preformatted_20_Text">data/aero/timestep_info/00235/zeta/_read_as</text:p>
      <text:p text:style-name="Preformatted_20_Text">data/aero/timestep_info/00235/zeta_dot/00000</text:p>
      <text:p text:style-name="Preformatted_20_Text">data/aero/timestep_info/00235/zeta_dot/00001</text:p>
      <text:p text:style-name="Preformatted_20_Text">data/aero/timestep_info/00235/zeta_dot/00002</text:p>
      <text:p text:style-name="Preformatted_20_Text">data/aero/timestep_info/00235/zeta_dot/00003</text:p>
      <text:p text:style-name="Preformatted_20_Text">data/aero/timestep_info/00235/zeta_dot/_read_as</text:p>
      <text:p text:style-name="Preformatted_20_Text">data/aero/timestep_info/00235/zeta_star/00000</text:p>
      <text:p text:style-name="Preformatted_20_Text">data/aero/timestep_info/00235/zeta_star/00001</text:p>
      <text:p text:style-name="Preformatted_20_Text">data/aero/timestep_info/00235/zeta_star/00002</text:p>
      <text:p text:style-name="Preformatted_20_Text">data/aero/timestep_info/00235/zeta_star/00003</text:p>
      <text:p text:style-name="Preformatted_20_Text">data/aero/timestep_info/00235/zeta_star/_read_as</text:p>
      <text:p text:style-name="Preformatted_20_Text">data/aero/timestep_info/00236/_read_as</text:p>
      <text:p text:style-name="Preformatted_20_Text">data/aero/timestep_info/00236/body_steady_forces</text:p>
      <text:p text:style-name="Preformatted_20_Text">data/aero/timestep_info/00236/body_unsteady_forces</text:p>
      <text:p text:style-name="Preformatted_20_Text"><text:soft-page-break/>data/aero/timestep_info/00236/control_surface_deflection</text:p>
      <text:p text:style-name="Preformatted_20_Text">data/aero/timestep_info/00236/ct_dimensions</text:p>
      <text:p text:style-name="Preformatted_20_Text">data/aero/timestep_info/00236/ct_dimensions_star</text:p>
      <text:p text:style-name="Preformatted_20_Text">data/aero/timestep_info/00236/dimensions</text:p>
      <text:p text:style-name="Preformatted_20_Text">data/aero/timestep_info/00236/dimensions_star</text:p>
      <text:p text:style-name="Preformatted_20_Text">data/aero/timestep_info/00236/dist_to_orig/00000</text:p>
      <text:p text:style-name="Preformatted_20_Text">data/aero/timestep_info/00236/dist_to_orig/00001</text:p>
      <text:p text:style-name="Preformatted_20_Text">data/aero/timestep_info/00236/dist_to_orig/00002</text:p>
      <text:p text:style-name="Preformatted_20_Text">data/aero/timestep_info/00236/dist_to_orig/00003</text:p>
      <text:p text:style-name="Preformatted_20_Text">data/aero/timestep_info/00236/dist_to_orig/_read_as</text:p>
      <text:p text:style-name="Preformatted_20_Text">data/aero/timestep_info/00236/dynamic_forces/00000</text:p>
      <text:p text:style-name="Preformatted_20_Text">data/aero/timestep_info/00236/dynamic_forces/00001</text:p>
      <text:p text:style-name="Preformatted_20_Text">data/aero/timestep_info/00236/dynamic_forces/00002</text:p>
      <text:p text:style-name="Preformatted_20_Text">data/aero/timestep_info/00236/dynamic_forces/00003</text:p>
      <text:p text:style-name="Preformatted_20_Text">data/aero/timestep_info/00236/dynamic_forces/_read_as</text:p>
      <text:p text:style-name="Preformatted_20_Text">data/aero/timestep_info/00236/flag_zeta_phantom</text:p>
      <text:p text:style-name="Preformatted_20_Text">data/aero/timestep_info/00236/forces/00000</text:p>
      <text:p text:style-name="Preformatted_20_Text">data/aero/timestep_info/00236/forces/00001</text:p>
      <text:p text:style-name="Preformatted_20_Text">data/aero/timestep_info/00236/forces/00002</text:p>
      <text:p text:style-name="Preformatted_20_Text">data/aero/timestep_info/00236/forces/00003</text:p>
      <text:p text:style-name="Preformatted_20_Text">data/aero/timestep_info/00236/forces/_read_as</text:p>
      <text:p text:style-name="Preformatted_20_Text">data/aero/timestep_info/00236/gamma/00000</text:p>
      <text:p text:style-name="Preformatted_20_Text">data/aero/timestep_info/00236/gamma/00001</text:p>
      <text:p text:style-name="Preformatted_20_Text">data/aero/timestep_info/00236/gamma/00002</text:p>
      <text:p text:style-name="Preformatted_20_Text">data/aero/timestep_info/00236/gamma/00003</text:p>
      <text:p text:style-name="Preformatted_20_Text">data/aero/timestep_info/00236/gamma/_read_as</text:p>
      <text:p text:style-name="Preformatted_20_Text">data/aero/timestep_info/00236/gamma_dot/00000</text:p>
      <text:p text:style-name="Preformatted_20_Text">data/aero/timestep_info/00236/gamma_dot/00001</text:p>
      <text:p text:style-name="Preformatted_20_Text">data/aero/timestep_info/00236/gamma_dot/00002</text:p>
      <text:p text:style-name="Preformatted_20_Text">data/aero/timestep_info/00236/gamma_dot/00003</text:p>
      <text:p text:style-name="Preformatted_20_Text">data/aero/timestep_info/00236/gamma_dot/_read_as</text:p>
      <text:p text:style-name="Preformatted_20_Text">data/aero/timestep_info/00236/gamma_star/00000</text:p>
      <text:p text:style-name="Preformatted_20_Text">data/aero/timestep_info/00236/gamma_star/00001</text:p>
      <text:p text:style-name="Preformatted_20_Text">data/aero/timestep_info/00236/gamma_star/00002</text:p>
      <text:p text:style-name="Preformatted_20_Text">data/aero/timestep_info/00236/gamma_star/00003</text:p>
      <text:p text:style-name="Preformatted_20_Text">data/aero/timestep_info/00236/gamma_star/_read_as</text:p>
      <text:p text:style-name="Preformatted_20_Text">data/aero/timestep_info/00236/in_global_AFoR</text:p>
      <text:p text:style-name="Preformatted_20_Text">data/aero/timestep_info/00236/inertial_steady_forces</text:p>
      <text:p text:style-name="Preformatted_20_Text">data/aero/timestep_info/00236/inertial_unsteady_forces</text:p>
      <text:p text:style-name="Preformatted_20_Text">data/aero/timestep_info/00236/n_surf</text:p>
      <text:p text:style-name="Preformatted_20_Text">data/aero/timestep_info/00236/normals/00000</text:p>
      <text:p text:style-name="Preformatted_20_Text">data/aero/timestep_info/00236/normals/00001</text:p>
      <text:p text:style-name="Preformatted_20_Text">data/aero/timestep_info/00236/normals/00002</text:p>
      <text:p text:style-name="Preformatted_20_Text">data/aero/timestep_info/00236/normals/00003</text:p>
      <text:p text:style-name="Preformatted_20_Text">data/aero/timestep_info/00236/normals/_read_as</text:p>
      <text:p text:style-name="Preformatted_20_Text">data/aero/timestep_info/00236/postproc_cell/_read_as</text:p>
      <text:p text:style-name="Preformatted_20_Text">data/aero/timestep_info/00236/postproc_node/_read_as</text:p>
      <text:p text:style-name="Preformatted_20_Text">data/aero/timestep_info/00236/u_ext/00000</text:p>
      <text:p text:style-name="Preformatted_20_Text">data/aero/timestep_info/00236/u_ext/00001</text:p>
      <text:p text:style-name="Preformatted_20_Text">data/aero/timestep_info/00236/u_ext/00002</text:p>
      <text:p text:style-name="Preformatted_20_Text">data/aero/timestep_info/00236/u_ext/00003</text:p>
      <text:p text:style-name="Preformatted_20_Text">data/aero/timestep_info/00236/u_ext/_read_as</text:p>
      <text:p text:style-name="Preformatted_20_Text">data/aero/timestep_info/00236/u_ext_star/00000</text:p>
      <text:p text:style-name="Preformatted_20_Text">data/aero/timestep_info/00236/u_ext_star/00001</text:p>
      <text:p text:style-name="Preformatted_20_Text">data/aero/timestep_info/00236/u_ext_star/00002</text:p>
      <text:p text:style-name="Preformatted_20_Text">data/aero/timestep_info/00236/u_ext_star/00003</text:p>
      <text:p text:style-name="Preformatted_20_Text">data/aero/timestep_info/00236/u_ext_star/_read_as</text:p>
      <text:p text:style-name="Preformatted_20_Text">data/aero/timestep_info/00236/wake_conv_vel/00000</text:p>
      <text:p text:style-name="Preformatted_20_Text">data/aero/timestep_info/00236/wake_conv_vel/00001</text:p>
      <text:p text:style-name="Preformatted_20_Text">data/aero/timestep_info/00236/wake_conv_vel/00002</text:p>
      <text:p text:style-name="Preformatted_20_Text">data/aero/timestep_info/00236/wake_conv_vel/00003</text:p>
      <text:p text:style-name="Preformatted_20_Text">data/aero/timestep_info/00236/wake_conv_vel/_read_as</text:p>
      <text:p text:style-name="Preformatted_20_Text">data/aero/timestep_info/00236/zeta/00000</text:p>
      <text:p text:style-name="Preformatted_20_Text">data/aero/timestep_info/00236/zeta/00001</text:p>
      <text:p text:style-name="Preformatted_20_Text"><text:soft-page-break/>data/aero/timestep_info/00236/zeta/00002</text:p>
      <text:p text:style-name="Preformatted_20_Text">data/aero/timestep_info/00236/zeta/00003</text:p>
      <text:p text:style-name="Preformatted_20_Text">data/aero/timestep_info/00236/zeta/_read_as</text:p>
      <text:p text:style-name="Preformatted_20_Text">data/aero/timestep_info/00236/zeta_dot/00000</text:p>
      <text:p text:style-name="Preformatted_20_Text">data/aero/timestep_info/00236/zeta_dot/00001</text:p>
      <text:p text:style-name="Preformatted_20_Text">data/aero/timestep_info/00236/zeta_dot/00002</text:p>
      <text:p text:style-name="Preformatted_20_Text">data/aero/timestep_info/00236/zeta_dot/00003</text:p>
      <text:p text:style-name="Preformatted_20_Text">data/aero/timestep_info/00236/zeta_dot/_read_as</text:p>
      <text:p text:style-name="Preformatted_20_Text">data/aero/timestep_info/00236/zeta_star/00000</text:p>
      <text:p text:style-name="Preformatted_20_Text">data/aero/timestep_info/00236/zeta_star/00001</text:p>
      <text:p text:style-name="Preformatted_20_Text">data/aero/timestep_info/00236/zeta_star/00002</text:p>
      <text:p text:style-name="Preformatted_20_Text">data/aero/timestep_info/00236/zeta_star/00003</text:p>
      <text:p text:style-name="Preformatted_20_Text">data/aero/timestep_info/00236/zeta_star/_read_as</text:p>
      <text:p text:style-name="Preformatted_20_Text">data/aero/timestep_info/00237/_read_as</text:p>
      <text:p text:style-name="Preformatted_20_Text">data/aero/timestep_info/00237/body_steady_forces</text:p>
      <text:p text:style-name="Preformatted_20_Text">data/aero/timestep_info/00237/body_unsteady_forces</text:p>
      <text:p text:style-name="Preformatted_20_Text">data/aero/timestep_info/00237/control_surface_deflection</text:p>
      <text:p text:style-name="Preformatted_20_Text">data/aero/timestep_info/00237/ct_dimensions</text:p>
      <text:p text:style-name="Preformatted_20_Text">data/aero/timestep_info/00237/ct_dimensions_star</text:p>
      <text:p text:style-name="Preformatted_20_Text">data/aero/timestep_info/00237/dimensions</text:p>
      <text:p text:style-name="Preformatted_20_Text">data/aero/timestep_info/00237/dimensions_star</text:p>
      <text:p text:style-name="Preformatted_20_Text">data/aero/timestep_info/00237/dist_to_orig/00000</text:p>
      <text:p text:style-name="Preformatted_20_Text">data/aero/timestep_info/00237/dist_to_orig/00001</text:p>
      <text:p text:style-name="Preformatted_20_Text">data/aero/timestep_info/00237/dist_to_orig/00002</text:p>
      <text:p text:style-name="Preformatted_20_Text">data/aero/timestep_info/00237/dist_to_orig/00003</text:p>
      <text:p text:style-name="Preformatted_20_Text">data/aero/timestep_info/00237/dist_to_orig/_read_as</text:p>
      <text:p text:style-name="Preformatted_20_Text">data/aero/timestep_info/00237/dynamic_forces/00000</text:p>
      <text:p text:style-name="Preformatted_20_Text">data/aero/timestep_info/00237/dynamic_forces/00001</text:p>
      <text:p text:style-name="Preformatted_20_Text">data/aero/timestep_info/00237/dynamic_forces/00002</text:p>
      <text:p text:style-name="Preformatted_20_Text">data/aero/timestep_info/00237/dynamic_forces/00003</text:p>
      <text:p text:style-name="Preformatted_20_Text">data/aero/timestep_info/00237/dynamic_forces/_read_as</text:p>
      <text:p text:style-name="Preformatted_20_Text">data/aero/timestep_info/00237/flag_zeta_phantom</text:p>
      <text:p text:style-name="Preformatted_20_Text">data/aero/timestep_info/00237/forces/00000</text:p>
      <text:p text:style-name="Preformatted_20_Text">data/aero/timestep_info/00237/forces/00001</text:p>
      <text:p text:style-name="Preformatted_20_Text">data/aero/timestep_info/00237/forces/00002</text:p>
      <text:p text:style-name="Preformatted_20_Text">data/aero/timestep_info/00237/forces/00003</text:p>
      <text:p text:style-name="Preformatted_20_Text">data/aero/timestep_info/00237/forces/_read_as</text:p>
      <text:p text:style-name="Preformatted_20_Text">data/aero/timestep_info/00237/gamma/00000</text:p>
      <text:p text:style-name="Preformatted_20_Text">data/aero/timestep_info/00237/gamma/00001</text:p>
      <text:p text:style-name="Preformatted_20_Text">data/aero/timestep_info/00237/gamma/00002</text:p>
      <text:p text:style-name="Preformatted_20_Text">data/aero/timestep_info/00237/gamma/00003</text:p>
      <text:p text:style-name="Preformatted_20_Text">data/aero/timestep_info/00237/gamma/_read_as</text:p>
      <text:p text:style-name="Preformatted_20_Text">data/aero/timestep_info/00237/gamma_dot/00000</text:p>
      <text:p text:style-name="Preformatted_20_Text">data/aero/timestep_info/00237/gamma_dot/00001</text:p>
      <text:p text:style-name="Preformatted_20_Text">data/aero/timestep_info/00237/gamma_dot/00002</text:p>
      <text:p text:style-name="Preformatted_20_Text">data/aero/timestep_info/00237/gamma_dot/00003</text:p>
      <text:p text:style-name="Preformatted_20_Text">data/aero/timestep_info/00237/gamma_dot/_read_as</text:p>
      <text:p text:style-name="Preformatted_20_Text">data/aero/timestep_info/00237/gamma_star/00000</text:p>
      <text:p text:style-name="Preformatted_20_Text">data/aero/timestep_info/00237/gamma_star/00001</text:p>
      <text:p text:style-name="Preformatted_20_Text">data/aero/timestep_info/00237/gamma_star/00002</text:p>
      <text:p text:style-name="Preformatted_20_Text">data/aero/timestep_info/00237/gamma_star/00003</text:p>
      <text:p text:style-name="Preformatted_20_Text">data/aero/timestep_info/00237/gamma_star/_read_as</text:p>
      <text:p text:style-name="Preformatted_20_Text">data/aero/timestep_info/00237/in_global_AFoR</text:p>
      <text:p text:style-name="Preformatted_20_Text">data/aero/timestep_info/00237/inertial_steady_forces</text:p>
      <text:p text:style-name="Preformatted_20_Text">data/aero/timestep_info/00237/inertial_unsteady_forces</text:p>
      <text:p text:style-name="Preformatted_20_Text">data/aero/timestep_info/00237/n_surf</text:p>
      <text:p text:style-name="Preformatted_20_Text">data/aero/timestep_info/00237/normals/00000</text:p>
      <text:p text:style-name="Preformatted_20_Text">data/aero/timestep_info/00237/normals/00001</text:p>
      <text:p text:style-name="Preformatted_20_Text">data/aero/timestep_info/00237/normals/00002</text:p>
      <text:p text:style-name="Preformatted_20_Text">data/aero/timestep_info/00237/normals/00003</text:p>
      <text:p text:style-name="Preformatted_20_Text">data/aero/timestep_info/00237/normals/_read_as</text:p>
      <text:p text:style-name="Preformatted_20_Text">data/aero/timestep_info/00237/postproc_cell/_read_as</text:p>
      <text:p text:style-name="Preformatted_20_Text">data/aero/timestep_info/00237/postproc_node/_read_as</text:p>
      <text:p text:style-name="Preformatted_20_Text">data/aero/timestep_info/00237/u_ext/00000</text:p>
      <text:p text:style-name="Preformatted_20_Text"><text:soft-page-break/>data/aero/timestep_info/00237/u_ext/00001</text:p>
      <text:p text:style-name="Preformatted_20_Text">data/aero/timestep_info/00237/u_ext/00002</text:p>
      <text:p text:style-name="Preformatted_20_Text">data/aero/timestep_info/00237/u_ext/00003</text:p>
      <text:p text:style-name="Preformatted_20_Text">data/aero/timestep_info/00237/u_ext/_read_as</text:p>
      <text:p text:style-name="Preformatted_20_Text">data/aero/timestep_info/00237/u_ext_star/00000</text:p>
      <text:p text:style-name="Preformatted_20_Text">data/aero/timestep_info/00237/u_ext_star/00001</text:p>
      <text:p text:style-name="Preformatted_20_Text">data/aero/timestep_info/00237/u_ext_star/00002</text:p>
      <text:p text:style-name="Preformatted_20_Text">data/aero/timestep_info/00237/u_ext_star/00003</text:p>
      <text:p text:style-name="Preformatted_20_Text">data/aero/timestep_info/00237/u_ext_star/_read_as</text:p>
      <text:p text:style-name="Preformatted_20_Text">data/aero/timestep_info/00237/wake_conv_vel/00000</text:p>
      <text:p text:style-name="Preformatted_20_Text">data/aero/timestep_info/00237/wake_conv_vel/00001</text:p>
      <text:p text:style-name="Preformatted_20_Text">data/aero/timestep_info/00237/wake_conv_vel/00002</text:p>
      <text:p text:style-name="Preformatted_20_Text">data/aero/timestep_info/00237/wake_conv_vel/00003</text:p>
      <text:p text:style-name="Preformatted_20_Text">data/aero/timestep_info/00237/wake_conv_vel/_read_as</text:p>
      <text:p text:style-name="Preformatted_20_Text">data/aero/timestep_info/00237/zeta/00000</text:p>
      <text:p text:style-name="Preformatted_20_Text">data/aero/timestep_info/00237/zeta/00001</text:p>
      <text:p text:style-name="Preformatted_20_Text">data/aero/timestep_info/00237/zeta/00002</text:p>
      <text:p text:style-name="Preformatted_20_Text">data/aero/timestep_info/00237/zeta/00003</text:p>
      <text:p text:style-name="Preformatted_20_Text">data/aero/timestep_info/00237/zeta/_read_as</text:p>
      <text:p text:style-name="Preformatted_20_Text">data/aero/timestep_info/00237/zeta_dot/00000</text:p>
      <text:p text:style-name="Preformatted_20_Text">data/aero/timestep_info/00237/zeta_dot/00001</text:p>
      <text:p text:style-name="Preformatted_20_Text">data/aero/timestep_info/00237/zeta_dot/00002</text:p>
      <text:p text:style-name="Preformatted_20_Text">data/aero/timestep_info/00237/zeta_dot/00003</text:p>
      <text:p text:style-name="Preformatted_20_Text">data/aero/timestep_info/00237/zeta_dot/_read_as</text:p>
      <text:p text:style-name="Preformatted_20_Text">data/aero/timestep_info/00237/zeta_star/00000</text:p>
      <text:p text:style-name="Preformatted_20_Text">data/aero/timestep_info/00237/zeta_star/00001</text:p>
      <text:p text:style-name="Preformatted_20_Text">data/aero/timestep_info/00237/zeta_star/00002</text:p>
      <text:p text:style-name="Preformatted_20_Text">data/aero/timestep_info/00237/zeta_star/00003</text:p>
      <text:p text:style-name="Preformatted_20_Text">data/aero/timestep_info/00237/zeta_star/_read_as</text:p>
      <text:p text:style-name="Preformatted_20_Text">data/aero/timestep_info/00238/_read_as</text:p>
      <text:p text:style-name="Preformatted_20_Text">data/aero/timestep_info/00238/body_steady_forces</text:p>
      <text:p text:style-name="Preformatted_20_Text">data/aero/timestep_info/00238/body_unsteady_forces</text:p>
      <text:p text:style-name="Preformatted_20_Text">data/aero/timestep_info/00238/control_surface_deflection</text:p>
      <text:p text:style-name="Preformatted_20_Text">data/aero/timestep_info/00238/ct_dimensions</text:p>
      <text:p text:style-name="Preformatted_20_Text">data/aero/timestep_info/00238/ct_dimensions_star</text:p>
      <text:p text:style-name="Preformatted_20_Text">data/aero/timestep_info/00238/dimensions</text:p>
      <text:p text:style-name="Preformatted_20_Text">data/aero/timestep_info/00238/dimensions_star</text:p>
      <text:p text:style-name="Preformatted_20_Text">data/aero/timestep_info/00238/dist_to_orig/00000</text:p>
      <text:p text:style-name="Preformatted_20_Text">data/aero/timestep_info/00238/dist_to_orig/00001</text:p>
      <text:p text:style-name="Preformatted_20_Text">data/aero/timestep_info/00238/dist_to_orig/00002</text:p>
      <text:p text:style-name="Preformatted_20_Text">data/aero/timestep_info/00238/dist_to_orig/00003</text:p>
      <text:p text:style-name="Preformatted_20_Text">data/aero/timestep_info/00238/dist_to_orig/_read_as</text:p>
      <text:p text:style-name="Preformatted_20_Text">data/aero/timestep_info/00238/dynamic_forces/00000</text:p>
      <text:p text:style-name="Preformatted_20_Text">data/aero/timestep_info/00238/dynamic_forces/00001</text:p>
      <text:p text:style-name="Preformatted_20_Text">data/aero/timestep_info/00238/dynamic_forces/00002</text:p>
      <text:p text:style-name="Preformatted_20_Text">data/aero/timestep_info/00238/dynamic_forces/00003</text:p>
      <text:p text:style-name="Preformatted_20_Text">data/aero/timestep_info/00238/dynamic_forces/_read_as</text:p>
      <text:p text:style-name="Preformatted_20_Text">data/aero/timestep_info/00238/flag_zeta_phantom</text:p>
      <text:p text:style-name="Preformatted_20_Text">data/aero/timestep_info/00238/forces/00000</text:p>
      <text:p text:style-name="Preformatted_20_Text">data/aero/timestep_info/00238/forces/00001</text:p>
      <text:p text:style-name="Preformatted_20_Text">data/aero/timestep_info/00238/forces/00002</text:p>
      <text:p text:style-name="Preformatted_20_Text">data/aero/timestep_info/00238/forces/00003</text:p>
      <text:p text:style-name="Preformatted_20_Text">data/aero/timestep_info/00238/forces/_read_as</text:p>
      <text:p text:style-name="Preformatted_20_Text">data/aero/timestep_info/00238/gamma/00000</text:p>
      <text:p text:style-name="Preformatted_20_Text">data/aero/timestep_info/00238/gamma/00001</text:p>
      <text:p text:style-name="Preformatted_20_Text">data/aero/timestep_info/00238/gamma/00002</text:p>
      <text:p text:style-name="Preformatted_20_Text">data/aero/timestep_info/00238/gamma/00003</text:p>
      <text:p text:style-name="Preformatted_20_Text">data/aero/timestep_info/00238/gamma/_read_as</text:p>
      <text:p text:style-name="Preformatted_20_Text">data/aero/timestep_info/00238/gamma_dot/00000</text:p>
      <text:p text:style-name="Preformatted_20_Text">data/aero/timestep_info/00238/gamma_dot/00001</text:p>
      <text:p text:style-name="Preformatted_20_Text">data/aero/timestep_info/00238/gamma_dot/00002</text:p>
      <text:p text:style-name="Preformatted_20_Text">data/aero/timestep_info/00238/gamma_dot/00003</text:p>
      <text:p text:style-name="Preformatted_20_Text">data/aero/timestep_info/00238/gamma_dot/_read_as</text:p>
      <text:p text:style-name="Preformatted_20_Text">data/aero/timestep_info/00238/gamma_star/00000</text:p>
      <text:p text:style-name="Preformatted_20_Text"><text:soft-page-break/>data/aero/timestep_info/00238/gamma_star/00001</text:p>
      <text:p text:style-name="Preformatted_20_Text">data/aero/timestep_info/00238/gamma_star/00002</text:p>
      <text:p text:style-name="Preformatted_20_Text">data/aero/timestep_info/00238/gamma_star/00003</text:p>
      <text:p text:style-name="Preformatted_20_Text">data/aero/timestep_info/00238/gamma_star/_read_as</text:p>
      <text:p text:style-name="Preformatted_20_Text">data/aero/timestep_info/00238/in_global_AFoR</text:p>
      <text:p text:style-name="Preformatted_20_Text">data/aero/timestep_info/00238/inertial_steady_forces</text:p>
      <text:p text:style-name="Preformatted_20_Text">data/aero/timestep_info/00238/inertial_unsteady_forces</text:p>
      <text:p text:style-name="Preformatted_20_Text">data/aero/timestep_info/00238/n_surf</text:p>
      <text:p text:style-name="Preformatted_20_Text">data/aero/timestep_info/00238/normals/00000</text:p>
      <text:p text:style-name="Preformatted_20_Text">data/aero/timestep_info/00238/normals/00001</text:p>
      <text:p text:style-name="Preformatted_20_Text">data/aero/timestep_info/00238/normals/00002</text:p>
      <text:p text:style-name="Preformatted_20_Text">data/aero/timestep_info/00238/normals/00003</text:p>
      <text:p text:style-name="Preformatted_20_Text">data/aero/timestep_info/00238/normals/_read_as</text:p>
      <text:p text:style-name="Preformatted_20_Text">data/aero/timestep_info/00238/postproc_cell/_read_as</text:p>
      <text:p text:style-name="Preformatted_20_Text">data/aero/timestep_info/00238/postproc_node/_read_as</text:p>
      <text:p text:style-name="Preformatted_20_Text">data/aero/timestep_info/00238/u_ext/00000</text:p>
      <text:p text:style-name="Preformatted_20_Text">data/aero/timestep_info/00238/u_ext/00001</text:p>
      <text:p text:style-name="Preformatted_20_Text">data/aero/timestep_info/00238/u_ext/00002</text:p>
      <text:p text:style-name="Preformatted_20_Text">data/aero/timestep_info/00238/u_ext/00003</text:p>
      <text:p text:style-name="Preformatted_20_Text">data/aero/timestep_info/00238/u_ext/_read_as</text:p>
      <text:p text:style-name="Preformatted_20_Text">data/aero/timestep_info/00238/u_ext_star/00000</text:p>
      <text:p text:style-name="Preformatted_20_Text">data/aero/timestep_info/00238/u_ext_star/00001</text:p>
      <text:p text:style-name="Preformatted_20_Text">data/aero/timestep_info/00238/u_ext_star/00002</text:p>
      <text:p text:style-name="Preformatted_20_Text">data/aero/timestep_info/00238/u_ext_star/00003</text:p>
      <text:p text:style-name="Preformatted_20_Text">data/aero/timestep_info/00238/u_ext_star/_read_as</text:p>
      <text:p text:style-name="Preformatted_20_Text">data/aero/timestep_info/00238/wake_conv_vel/00000</text:p>
      <text:p text:style-name="Preformatted_20_Text">data/aero/timestep_info/00238/wake_conv_vel/00001</text:p>
      <text:p text:style-name="Preformatted_20_Text">data/aero/timestep_info/00238/wake_conv_vel/00002</text:p>
      <text:p text:style-name="Preformatted_20_Text">data/aero/timestep_info/00238/wake_conv_vel/00003</text:p>
      <text:p text:style-name="Preformatted_20_Text">data/aero/timestep_info/00238/wake_conv_vel/_read_as</text:p>
      <text:p text:style-name="Preformatted_20_Text">data/aero/timestep_info/00238/zeta/00000</text:p>
      <text:p text:style-name="Preformatted_20_Text">data/aero/timestep_info/00238/zeta/00001</text:p>
      <text:p text:style-name="Preformatted_20_Text">data/aero/timestep_info/00238/zeta/00002</text:p>
      <text:p text:style-name="Preformatted_20_Text">data/aero/timestep_info/00238/zeta/00003</text:p>
      <text:p text:style-name="Preformatted_20_Text">data/aero/timestep_info/00238/zeta/_read_as</text:p>
      <text:p text:style-name="Preformatted_20_Text">data/aero/timestep_info/00238/zeta_dot/00000</text:p>
      <text:p text:style-name="Preformatted_20_Text">data/aero/timestep_info/00238/zeta_dot/00001</text:p>
      <text:p text:style-name="Preformatted_20_Text">data/aero/timestep_info/00238/zeta_dot/00002</text:p>
      <text:p text:style-name="Preformatted_20_Text">data/aero/timestep_info/00238/zeta_dot/00003</text:p>
      <text:p text:style-name="Preformatted_20_Text">data/aero/timestep_info/00238/zeta_dot/_read_as</text:p>
      <text:p text:style-name="Preformatted_20_Text">data/aero/timestep_info/00238/zeta_star/00000</text:p>
      <text:p text:style-name="Preformatted_20_Text">data/aero/timestep_info/00238/zeta_star/00001</text:p>
      <text:p text:style-name="Preformatted_20_Text">data/aero/timestep_info/00238/zeta_star/00002</text:p>
      <text:p text:style-name="Preformatted_20_Text">data/aero/timestep_info/00238/zeta_star/00003</text:p>
      <text:p text:style-name="Preformatted_20_Text">data/aero/timestep_info/00238/zeta_star/_read_as</text:p>
      <text:p text:style-name="Preformatted_20_Text">data/aero/timestep_info/00239/_read_as</text:p>
      <text:p text:style-name="Preformatted_20_Text">data/aero/timestep_info/00239/body_steady_forces</text:p>
      <text:p text:style-name="Preformatted_20_Text">data/aero/timestep_info/00239/body_unsteady_forces</text:p>
      <text:p text:style-name="Preformatted_20_Text">data/aero/timestep_info/00239/control_surface_deflection</text:p>
      <text:p text:style-name="Preformatted_20_Text">data/aero/timestep_info/00239/ct_dimensions</text:p>
      <text:p text:style-name="Preformatted_20_Text">data/aero/timestep_info/00239/ct_dimensions_star</text:p>
      <text:p text:style-name="Preformatted_20_Text">data/aero/timestep_info/00239/dimensions</text:p>
      <text:p text:style-name="Preformatted_20_Text">data/aero/timestep_info/00239/dimensions_star</text:p>
      <text:p text:style-name="Preformatted_20_Text">data/aero/timestep_info/00239/dist_to_orig/00000</text:p>
      <text:p text:style-name="Preformatted_20_Text">data/aero/timestep_info/00239/dist_to_orig/00001</text:p>
      <text:p text:style-name="Preformatted_20_Text">data/aero/timestep_info/00239/dist_to_orig/00002</text:p>
      <text:p text:style-name="Preformatted_20_Text">data/aero/timestep_info/00239/dist_to_orig/00003</text:p>
      <text:p text:style-name="Preformatted_20_Text">data/aero/timestep_info/00239/dist_to_orig/_read_as</text:p>
      <text:p text:style-name="Preformatted_20_Text">data/aero/timestep_info/00239/dynamic_forces/00000</text:p>
      <text:p text:style-name="Preformatted_20_Text">data/aero/timestep_info/00239/dynamic_forces/00001</text:p>
      <text:p text:style-name="Preformatted_20_Text">data/aero/timestep_info/00239/dynamic_forces/00002</text:p>
      <text:p text:style-name="Preformatted_20_Text">data/aero/timestep_info/00239/dynamic_forces/00003</text:p>
      <text:p text:style-name="Preformatted_20_Text">data/aero/timestep_info/00239/dynamic_forces/_read_as</text:p>
      <text:p text:style-name="Preformatted_20_Text">data/aero/timestep_info/00239/flag_zeta_phantom</text:p>
      <text:p text:style-name="Preformatted_20_Text"><text:soft-page-break/>data/aero/timestep_info/00239/forces/00000</text:p>
      <text:p text:style-name="Preformatted_20_Text">data/aero/timestep_info/00239/forces/00001</text:p>
      <text:p text:style-name="Preformatted_20_Text">data/aero/timestep_info/00239/forces/00002</text:p>
      <text:p text:style-name="Preformatted_20_Text">data/aero/timestep_info/00239/forces/00003</text:p>
      <text:p text:style-name="Preformatted_20_Text">data/aero/timestep_info/00239/forces/_read_as</text:p>
      <text:p text:style-name="Preformatted_20_Text">data/aero/timestep_info/00239/gamma/00000</text:p>
      <text:p text:style-name="Preformatted_20_Text">data/aero/timestep_info/00239/gamma/00001</text:p>
      <text:p text:style-name="Preformatted_20_Text">data/aero/timestep_info/00239/gamma/00002</text:p>
      <text:p text:style-name="Preformatted_20_Text">data/aero/timestep_info/00239/gamma/00003</text:p>
      <text:p text:style-name="Preformatted_20_Text">data/aero/timestep_info/00239/gamma/_read_as</text:p>
      <text:p text:style-name="Preformatted_20_Text">data/aero/timestep_info/00239/gamma_dot/00000</text:p>
      <text:p text:style-name="Preformatted_20_Text">data/aero/timestep_info/00239/gamma_dot/00001</text:p>
      <text:p text:style-name="Preformatted_20_Text">data/aero/timestep_info/00239/gamma_dot/00002</text:p>
      <text:p text:style-name="Preformatted_20_Text">data/aero/timestep_info/00239/gamma_dot/00003</text:p>
      <text:p text:style-name="Preformatted_20_Text">data/aero/timestep_info/00239/gamma_dot/_read_as</text:p>
      <text:p text:style-name="Preformatted_20_Text">data/aero/timestep_info/00239/gamma_star/00000</text:p>
      <text:p text:style-name="Preformatted_20_Text">data/aero/timestep_info/00239/gamma_star/00001</text:p>
      <text:p text:style-name="Preformatted_20_Text">data/aero/timestep_info/00239/gamma_star/00002</text:p>
      <text:p text:style-name="Preformatted_20_Text">data/aero/timestep_info/00239/gamma_star/00003</text:p>
      <text:p text:style-name="Preformatted_20_Text">data/aero/timestep_info/00239/gamma_star/_read_as</text:p>
      <text:p text:style-name="Preformatted_20_Text">data/aero/timestep_info/00239/in_global_AFoR</text:p>
      <text:p text:style-name="Preformatted_20_Text">data/aero/timestep_info/00239/inertial_steady_forces</text:p>
      <text:p text:style-name="Preformatted_20_Text">data/aero/timestep_info/00239/inertial_unsteady_forces</text:p>
      <text:p text:style-name="Preformatted_20_Text">data/aero/timestep_info/00239/n_surf</text:p>
      <text:p text:style-name="Preformatted_20_Text">data/aero/timestep_info/00239/normals/00000</text:p>
      <text:p text:style-name="Preformatted_20_Text">data/aero/timestep_info/00239/normals/00001</text:p>
      <text:p text:style-name="Preformatted_20_Text">data/aero/timestep_info/00239/normals/00002</text:p>
      <text:p text:style-name="Preformatted_20_Text">data/aero/timestep_info/00239/normals/00003</text:p>
      <text:p text:style-name="Preformatted_20_Text">data/aero/timestep_info/00239/normals/_read_as</text:p>
      <text:p text:style-name="Preformatted_20_Text">data/aero/timestep_info/00239/postproc_cell/_read_as</text:p>
      <text:p text:style-name="Preformatted_20_Text">data/aero/timestep_info/00239/postproc_node/_read_as</text:p>
      <text:p text:style-name="Preformatted_20_Text">data/aero/timestep_info/00239/u_ext/00000</text:p>
      <text:p text:style-name="Preformatted_20_Text">data/aero/timestep_info/00239/u_ext/00001</text:p>
      <text:p text:style-name="Preformatted_20_Text">data/aero/timestep_info/00239/u_ext/00002</text:p>
      <text:p text:style-name="Preformatted_20_Text">data/aero/timestep_info/00239/u_ext/00003</text:p>
      <text:p text:style-name="Preformatted_20_Text">data/aero/timestep_info/00239/u_ext/_read_as</text:p>
      <text:p text:style-name="Preformatted_20_Text">data/aero/timestep_info/00239/u_ext_star/00000</text:p>
      <text:p text:style-name="Preformatted_20_Text">data/aero/timestep_info/00239/u_ext_star/00001</text:p>
      <text:p text:style-name="Preformatted_20_Text">data/aero/timestep_info/00239/u_ext_star/00002</text:p>
      <text:p text:style-name="Preformatted_20_Text">data/aero/timestep_info/00239/u_ext_star/00003</text:p>
      <text:p text:style-name="Preformatted_20_Text">data/aero/timestep_info/00239/u_ext_star/_read_as</text:p>
      <text:p text:style-name="Preformatted_20_Text">data/aero/timestep_info/00239/wake_conv_vel/00000</text:p>
      <text:p text:style-name="Preformatted_20_Text">data/aero/timestep_info/00239/wake_conv_vel/00001</text:p>
      <text:p text:style-name="Preformatted_20_Text">data/aero/timestep_info/00239/wake_conv_vel/00002</text:p>
      <text:p text:style-name="Preformatted_20_Text">data/aero/timestep_info/00239/wake_conv_vel/00003</text:p>
      <text:p text:style-name="Preformatted_20_Text">data/aero/timestep_info/00239/wake_conv_vel/_read_as</text:p>
      <text:p text:style-name="Preformatted_20_Text">data/aero/timestep_info/00239/zeta/00000</text:p>
      <text:p text:style-name="Preformatted_20_Text">data/aero/timestep_info/00239/zeta/00001</text:p>
      <text:p text:style-name="Preformatted_20_Text">data/aero/timestep_info/00239/zeta/00002</text:p>
      <text:p text:style-name="Preformatted_20_Text">data/aero/timestep_info/00239/zeta/00003</text:p>
      <text:p text:style-name="Preformatted_20_Text">data/aero/timestep_info/00239/zeta/_read_as</text:p>
      <text:p text:style-name="Preformatted_20_Text">data/aero/timestep_info/00239/zeta_dot/00000</text:p>
      <text:p text:style-name="Preformatted_20_Text">data/aero/timestep_info/00239/zeta_dot/00001</text:p>
      <text:p text:style-name="Preformatted_20_Text">data/aero/timestep_info/00239/zeta_dot/00002</text:p>
      <text:p text:style-name="Preformatted_20_Text">data/aero/timestep_info/00239/zeta_dot/00003</text:p>
      <text:p text:style-name="Preformatted_20_Text">data/aero/timestep_info/00239/zeta_dot/_read_as</text:p>
      <text:p text:style-name="Preformatted_20_Text">data/aero/timestep_info/00239/zeta_star/00000</text:p>
      <text:p text:style-name="Preformatted_20_Text">data/aero/timestep_info/00239/zeta_star/00001</text:p>
      <text:p text:style-name="Preformatted_20_Text">data/aero/timestep_info/00239/zeta_star/00002</text:p>
      <text:p text:style-name="Preformatted_20_Text">data/aero/timestep_info/00239/zeta_star/00003</text:p>
      <text:p text:style-name="Preformatted_20_Text">data/aero/timestep_info/00239/zeta_star/_read_as</text:p>
      <text:p text:style-name="Preformatted_20_Text">data/aero/timestep_info/00240/_read_as</text:p>
      <text:p text:style-name="Preformatted_20_Text">data/aero/timestep_info/00240/body_steady_forces</text:p>
      <text:p text:style-name="Preformatted_20_Text">data/aero/timestep_info/00240/body_unsteady_forces</text:p>
      <text:p text:style-name="Preformatted_20_Text"><text:soft-page-break/>data/aero/timestep_info/00240/control_surface_deflection</text:p>
      <text:p text:style-name="Preformatted_20_Text">data/aero/timestep_info/00240/ct_dimensions</text:p>
      <text:p text:style-name="Preformatted_20_Text">data/aero/timestep_info/00240/ct_dimensions_star</text:p>
      <text:p text:style-name="Preformatted_20_Text">data/aero/timestep_info/00240/dimensions</text:p>
      <text:p text:style-name="Preformatted_20_Text">data/aero/timestep_info/00240/dimensions_star</text:p>
      <text:p text:style-name="Preformatted_20_Text">data/aero/timestep_info/00240/dist_to_orig/00000</text:p>
      <text:p text:style-name="Preformatted_20_Text">data/aero/timestep_info/00240/dist_to_orig/00001</text:p>
      <text:p text:style-name="Preformatted_20_Text">data/aero/timestep_info/00240/dist_to_orig/00002</text:p>
      <text:p text:style-name="Preformatted_20_Text">data/aero/timestep_info/00240/dist_to_orig/00003</text:p>
      <text:p text:style-name="Preformatted_20_Text">data/aero/timestep_info/00240/dist_to_orig/_read_as</text:p>
      <text:p text:style-name="Preformatted_20_Text">data/aero/timestep_info/00240/dynamic_forces/00000</text:p>
      <text:p text:style-name="Preformatted_20_Text">data/aero/timestep_info/00240/dynamic_forces/00001</text:p>
      <text:p text:style-name="Preformatted_20_Text">data/aero/timestep_info/00240/dynamic_forces/00002</text:p>
      <text:p text:style-name="Preformatted_20_Text">data/aero/timestep_info/00240/dynamic_forces/00003</text:p>
      <text:p text:style-name="Preformatted_20_Text">data/aero/timestep_info/00240/dynamic_forces/_read_as</text:p>
      <text:p text:style-name="Preformatted_20_Text">data/aero/timestep_info/00240/flag_zeta_phantom</text:p>
      <text:p text:style-name="Preformatted_20_Text">data/aero/timestep_info/00240/forces/00000</text:p>
      <text:p text:style-name="Preformatted_20_Text">data/aero/timestep_info/00240/forces/00001</text:p>
      <text:p text:style-name="Preformatted_20_Text">data/aero/timestep_info/00240/forces/00002</text:p>
      <text:p text:style-name="Preformatted_20_Text">data/aero/timestep_info/00240/forces/00003</text:p>
      <text:p text:style-name="Preformatted_20_Text">data/aero/timestep_info/00240/forces/_read_as</text:p>
      <text:p text:style-name="Preformatted_20_Text">data/aero/timestep_info/00240/gamma/00000</text:p>
      <text:p text:style-name="Preformatted_20_Text">data/aero/timestep_info/00240/gamma/00001</text:p>
      <text:p text:style-name="Preformatted_20_Text">data/aero/timestep_info/00240/gamma/00002</text:p>
      <text:p text:style-name="Preformatted_20_Text">data/aero/timestep_info/00240/gamma/00003</text:p>
      <text:p text:style-name="Preformatted_20_Text">data/aero/timestep_info/00240/gamma/_read_as</text:p>
      <text:p text:style-name="Preformatted_20_Text">data/aero/timestep_info/00240/gamma_dot/00000</text:p>
      <text:p text:style-name="Preformatted_20_Text">data/aero/timestep_info/00240/gamma_dot/00001</text:p>
      <text:p text:style-name="Preformatted_20_Text">data/aero/timestep_info/00240/gamma_dot/00002</text:p>
      <text:p text:style-name="Preformatted_20_Text">data/aero/timestep_info/00240/gamma_dot/00003</text:p>
      <text:p text:style-name="Preformatted_20_Text">data/aero/timestep_info/00240/gamma_dot/_read_as</text:p>
      <text:p text:style-name="Preformatted_20_Text">data/aero/timestep_info/00240/gamma_star/00000</text:p>
      <text:p text:style-name="Preformatted_20_Text">data/aero/timestep_info/00240/gamma_star/00001</text:p>
      <text:p text:style-name="Preformatted_20_Text">data/aero/timestep_info/00240/gamma_star/00002</text:p>
      <text:p text:style-name="Preformatted_20_Text">data/aero/timestep_info/00240/gamma_star/00003</text:p>
      <text:p text:style-name="Preformatted_20_Text">data/aero/timestep_info/00240/gamma_star/_read_as</text:p>
      <text:p text:style-name="Preformatted_20_Text">data/aero/timestep_info/00240/in_global_AFoR</text:p>
      <text:p text:style-name="Preformatted_20_Text">data/aero/timestep_info/00240/inertial_steady_forces</text:p>
      <text:p text:style-name="Preformatted_20_Text">data/aero/timestep_info/00240/inertial_unsteady_forces</text:p>
      <text:p text:style-name="Preformatted_20_Text">data/aero/timestep_info/00240/n_surf</text:p>
      <text:p text:style-name="Preformatted_20_Text">data/aero/timestep_info/00240/normals/00000</text:p>
      <text:p text:style-name="Preformatted_20_Text">data/aero/timestep_info/00240/normals/00001</text:p>
      <text:p text:style-name="Preformatted_20_Text">data/aero/timestep_info/00240/normals/00002</text:p>
      <text:p text:style-name="Preformatted_20_Text">data/aero/timestep_info/00240/normals/00003</text:p>
      <text:p text:style-name="Preformatted_20_Text">data/aero/timestep_info/00240/normals/_read_as</text:p>
      <text:p text:style-name="Preformatted_20_Text">data/aero/timestep_info/00240/postproc_cell/_read_as</text:p>
      <text:p text:style-name="Preformatted_20_Text">data/aero/timestep_info/00240/postproc_node/_read_as</text:p>
      <text:p text:style-name="Preformatted_20_Text">data/aero/timestep_info/00240/u_ext/00000</text:p>
      <text:p text:style-name="Preformatted_20_Text">data/aero/timestep_info/00240/u_ext/00001</text:p>
      <text:p text:style-name="Preformatted_20_Text">data/aero/timestep_info/00240/u_ext/00002</text:p>
      <text:p text:style-name="Preformatted_20_Text">data/aero/timestep_info/00240/u_ext/00003</text:p>
      <text:p text:style-name="Preformatted_20_Text">data/aero/timestep_info/00240/u_ext/_read_as</text:p>
      <text:p text:style-name="Preformatted_20_Text">data/aero/timestep_info/00240/u_ext_star/00000</text:p>
      <text:p text:style-name="Preformatted_20_Text">data/aero/timestep_info/00240/u_ext_star/00001</text:p>
      <text:p text:style-name="Preformatted_20_Text">data/aero/timestep_info/00240/u_ext_star/00002</text:p>
      <text:p text:style-name="Preformatted_20_Text">data/aero/timestep_info/00240/u_ext_star/00003</text:p>
      <text:p text:style-name="Preformatted_20_Text">data/aero/timestep_info/00240/u_ext_star/_read_as</text:p>
      <text:p text:style-name="Preformatted_20_Text">data/aero/timestep_info/00240/wake_conv_vel/00000</text:p>
      <text:p text:style-name="Preformatted_20_Text">data/aero/timestep_info/00240/wake_conv_vel/00001</text:p>
      <text:p text:style-name="Preformatted_20_Text">data/aero/timestep_info/00240/wake_conv_vel/00002</text:p>
      <text:p text:style-name="Preformatted_20_Text">data/aero/timestep_info/00240/wake_conv_vel/00003</text:p>
      <text:p text:style-name="Preformatted_20_Text">data/aero/timestep_info/00240/wake_conv_vel/_read_as</text:p>
      <text:p text:style-name="Preformatted_20_Text">data/aero/timestep_info/00240/zeta/00000</text:p>
      <text:p text:style-name="Preformatted_20_Text">data/aero/timestep_info/00240/zeta/00001</text:p>
      <text:p text:style-name="Preformatted_20_Text"><text:soft-page-break/>data/aero/timestep_info/00240/zeta/00002</text:p>
      <text:p text:style-name="Preformatted_20_Text">data/aero/timestep_info/00240/zeta/00003</text:p>
      <text:p text:style-name="Preformatted_20_Text">data/aero/timestep_info/00240/zeta/_read_as</text:p>
      <text:p text:style-name="Preformatted_20_Text">data/aero/timestep_info/00240/zeta_dot/00000</text:p>
      <text:p text:style-name="Preformatted_20_Text">data/aero/timestep_info/00240/zeta_dot/00001</text:p>
      <text:p text:style-name="Preformatted_20_Text">data/aero/timestep_info/00240/zeta_dot/00002</text:p>
      <text:p text:style-name="Preformatted_20_Text">data/aero/timestep_info/00240/zeta_dot/00003</text:p>
      <text:p text:style-name="Preformatted_20_Text">data/aero/timestep_info/00240/zeta_dot/_read_as</text:p>
      <text:p text:style-name="Preformatted_20_Text">data/aero/timestep_info/00240/zeta_star/00000</text:p>
      <text:p text:style-name="Preformatted_20_Text">data/aero/timestep_info/00240/zeta_star/00001</text:p>
      <text:p text:style-name="Preformatted_20_Text">data/aero/timestep_info/00240/zeta_star/00002</text:p>
      <text:p text:style-name="Preformatted_20_Text">data/aero/timestep_info/00240/zeta_star/00003</text:p>
      <text:p text:style-name="Preformatted_20_Text">data/aero/timestep_info/00240/zeta_star/_read_as</text:p>
      <text:p text:style-name="Preformatted_20_Text">data/aero/timestep_info/00241/_read_as</text:p>
      <text:p text:style-name="Preformatted_20_Text">data/aero/timestep_info/00241/body_steady_forces</text:p>
      <text:p text:style-name="Preformatted_20_Text">data/aero/timestep_info/00241/body_unsteady_forces</text:p>
      <text:p text:style-name="Preformatted_20_Text">data/aero/timestep_info/00241/control_surface_deflection</text:p>
      <text:p text:style-name="Preformatted_20_Text">data/aero/timestep_info/00241/ct_dimensions</text:p>
      <text:p text:style-name="Preformatted_20_Text">data/aero/timestep_info/00241/ct_dimensions_star</text:p>
      <text:p text:style-name="Preformatted_20_Text">data/aero/timestep_info/00241/dimensions</text:p>
      <text:p text:style-name="Preformatted_20_Text">data/aero/timestep_info/00241/dimensions_star</text:p>
      <text:p text:style-name="Preformatted_20_Text">data/aero/timestep_info/00241/dist_to_orig/00000</text:p>
      <text:p text:style-name="Preformatted_20_Text">data/aero/timestep_info/00241/dist_to_orig/00001</text:p>
      <text:p text:style-name="Preformatted_20_Text">data/aero/timestep_info/00241/dist_to_orig/00002</text:p>
      <text:p text:style-name="Preformatted_20_Text">data/aero/timestep_info/00241/dist_to_orig/00003</text:p>
      <text:p text:style-name="Preformatted_20_Text">data/aero/timestep_info/00241/dist_to_orig/_read_as</text:p>
      <text:p text:style-name="Preformatted_20_Text">data/aero/timestep_info/00241/dynamic_forces/00000</text:p>
      <text:p text:style-name="Preformatted_20_Text">data/aero/timestep_info/00241/dynamic_forces/00001</text:p>
      <text:p text:style-name="Preformatted_20_Text">data/aero/timestep_info/00241/dynamic_forces/00002</text:p>
      <text:p text:style-name="Preformatted_20_Text">data/aero/timestep_info/00241/dynamic_forces/00003</text:p>
      <text:p text:style-name="Preformatted_20_Text">data/aero/timestep_info/00241/dynamic_forces/_read_as</text:p>
      <text:p text:style-name="Preformatted_20_Text">data/aero/timestep_info/00241/flag_zeta_phantom</text:p>
      <text:p text:style-name="Preformatted_20_Text">data/aero/timestep_info/00241/forces/00000</text:p>
      <text:p text:style-name="Preformatted_20_Text">data/aero/timestep_info/00241/forces/00001</text:p>
      <text:p text:style-name="Preformatted_20_Text">data/aero/timestep_info/00241/forces/00002</text:p>
      <text:p text:style-name="Preformatted_20_Text">data/aero/timestep_info/00241/forces/00003</text:p>
      <text:p text:style-name="Preformatted_20_Text">data/aero/timestep_info/00241/forces/_read_as</text:p>
      <text:p text:style-name="Preformatted_20_Text">data/aero/timestep_info/00241/gamma/00000</text:p>
      <text:p text:style-name="Preformatted_20_Text">data/aero/timestep_info/00241/gamma/00001</text:p>
      <text:p text:style-name="Preformatted_20_Text">data/aero/timestep_info/00241/gamma/00002</text:p>
      <text:p text:style-name="Preformatted_20_Text">data/aero/timestep_info/00241/gamma/00003</text:p>
      <text:p text:style-name="Preformatted_20_Text">data/aero/timestep_info/00241/gamma/_read_as</text:p>
      <text:p text:style-name="Preformatted_20_Text">data/aero/timestep_info/00241/gamma_dot/00000</text:p>
      <text:p text:style-name="Preformatted_20_Text">data/aero/timestep_info/00241/gamma_dot/00001</text:p>
      <text:p text:style-name="Preformatted_20_Text">data/aero/timestep_info/00241/gamma_dot/00002</text:p>
      <text:p text:style-name="Preformatted_20_Text">data/aero/timestep_info/00241/gamma_dot/00003</text:p>
      <text:p text:style-name="Preformatted_20_Text">data/aero/timestep_info/00241/gamma_dot/_read_as</text:p>
      <text:p text:style-name="Preformatted_20_Text">data/aero/timestep_info/00241/gamma_star/00000</text:p>
      <text:p text:style-name="Preformatted_20_Text">data/aero/timestep_info/00241/gamma_star/00001</text:p>
      <text:p text:style-name="Preformatted_20_Text">data/aero/timestep_info/00241/gamma_star/00002</text:p>
      <text:p text:style-name="Preformatted_20_Text">data/aero/timestep_info/00241/gamma_star/00003</text:p>
      <text:p text:style-name="Preformatted_20_Text">data/aero/timestep_info/00241/gamma_star/_read_as</text:p>
      <text:p text:style-name="Preformatted_20_Text">data/aero/timestep_info/00241/in_global_AFoR</text:p>
      <text:p text:style-name="Preformatted_20_Text">data/aero/timestep_info/00241/inertial_steady_forces</text:p>
      <text:p text:style-name="Preformatted_20_Text">data/aero/timestep_info/00241/inertial_unsteady_forces</text:p>
      <text:p text:style-name="Preformatted_20_Text">data/aero/timestep_info/00241/n_surf</text:p>
      <text:p text:style-name="Preformatted_20_Text">data/aero/timestep_info/00241/normals/00000</text:p>
      <text:p text:style-name="Preformatted_20_Text">data/aero/timestep_info/00241/normals/00001</text:p>
      <text:p text:style-name="Preformatted_20_Text">data/aero/timestep_info/00241/normals/00002</text:p>
      <text:p text:style-name="Preformatted_20_Text">data/aero/timestep_info/00241/normals/00003</text:p>
      <text:p text:style-name="Preformatted_20_Text">data/aero/timestep_info/00241/normals/_read_as</text:p>
      <text:p text:style-name="Preformatted_20_Text">data/aero/timestep_info/00241/postproc_cell/_read_as</text:p>
      <text:p text:style-name="Preformatted_20_Text">data/aero/timestep_info/00241/postproc_node/_read_as</text:p>
      <text:p text:style-name="Preformatted_20_Text">data/aero/timestep_info/00241/u_ext/00000</text:p>
      <text:p text:style-name="Preformatted_20_Text"><text:soft-page-break/>data/aero/timestep_info/00241/u_ext/00001</text:p>
      <text:p text:style-name="Preformatted_20_Text">data/aero/timestep_info/00241/u_ext/00002</text:p>
      <text:p text:style-name="Preformatted_20_Text">data/aero/timestep_info/00241/u_ext/00003</text:p>
      <text:p text:style-name="Preformatted_20_Text">data/aero/timestep_info/00241/u_ext/_read_as</text:p>
      <text:p text:style-name="Preformatted_20_Text">data/aero/timestep_info/00241/u_ext_star/00000</text:p>
      <text:p text:style-name="Preformatted_20_Text">data/aero/timestep_info/00241/u_ext_star/00001</text:p>
      <text:p text:style-name="Preformatted_20_Text">data/aero/timestep_info/00241/u_ext_star/00002</text:p>
      <text:p text:style-name="Preformatted_20_Text">data/aero/timestep_info/00241/u_ext_star/00003</text:p>
      <text:p text:style-name="Preformatted_20_Text">data/aero/timestep_info/00241/u_ext_star/_read_as</text:p>
      <text:p text:style-name="Preformatted_20_Text">data/aero/timestep_info/00241/wake_conv_vel/00000</text:p>
      <text:p text:style-name="Preformatted_20_Text">data/aero/timestep_info/00241/wake_conv_vel/00001</text:p>
      <text:p text:style-name="Preformatted_20_Text">data/aero/timestep_info/00241/wake_conv_vel/00002</text:p>
      <text:p text:style-name="Preformatted_20_Text">data/aero/timestep_info/00241/wake_conv_vel/00003</text:p>
      <text:p text:style-name="Preformatted_20_Text">data/aero/timestep_info/00241/wake_conv_vel/_read_as</text:p>
      <text:p text:style-name="Preformatted_20_Text">data/aero/timestep_info/00241/zeta/00000</text:p>
      <text:p text:style-name="Preformatted_20_Text">data/aero/timestep_info/00241/zeta/00001</text:p>
      <text:p text:style-name="Preformatted_20_Text">data/aero/timestep_info/00241/zeta/00002</text:p>
      <text:p text:style-name="Preformatted_20_Text">data/aero/timestep_info/00241/zeta/00003</text:p>
      <text:p text:style-name="Preformatted_20_Text">data/aero/timestep_info/00241/zeta/_read_as</text:p>
      <text:p text:style-name="Preformatted_20_Text">data/aero/timestep_info/00241/zeta_dot/00000</text:p>
      <text:p text:style-name="Preformatted_20_Text">data/aero/timestep_info/00241/zeta_dot/00001</text:p>
      <text:p text:style-name="Preformatted_20_Text">data/aero/timestep_info/00241/zeta_dot/00002</text:p>
      <text:p text:style-name="Preformatted_20_Text">data/aero/timestep_info/00241/zeta_dot/00003</text:p>
      <text:p text:style-name="Preformatted_20_Text">data/aero/timestep_info/00241/zeta_dot/_read_as</text:p>
      <text:p text:style-name="Preformatted_20_Text">data/aero/timestep_info/00241/zeta_star/00000</text:p>
      <text:p text:style-name="Preformatted_20_Text">data/aero/timestep_info/00241/zeta_star/00001</text:p>
      <text:p text:style-name="Preformatted_20_Text">data/aero/timestep_info/00241/zeta_star/00002</text:p>
      <text:p text:style-name="Preformatted_20_Text">data/aero/timestep_info/00241/zeta_star/00003</text:p>
      <text:p text:style-name="Preformatted_20_Text">data/aero/timestep_info/00241/zeta_star/_read_as</text:p>
      <text:p text:style-name="Preformatted_20_Text">data/aero/timestep_info/00242/_read_as</text:p>
      <text:p text:style-name="Preformatted_20_Text">data/aero/timestep_info/00242/body_steady_forces</text:p>
      <text:p text:style-name="Preformatted_20_Text">data/aero/timestep_info/00242/body_unsteady_forces</text:p>
      <text:p text:style-name="Preformatted_20_Text">data/aero/timestep_info/00242/control_surface_deflection</text:p>
      <text:p text:style-name="Preformatted_20_Text">data/aero/timestep_info/00242/ct_dimensions</text:p>
      <text:p text:style-name="Preformatted_20_Text">data/aero/timestep_info/00242/ct_dimensions_star</text:p>
      <text:p text:style-name="Preformatted_20_Text">data/aero/timestep_info/00242/dimensions</text:p>
      <text:p text:style-name="Preformatted_20_Text">data/aero/timestep_info/00242/dimensions_star</text:p>
      <text:p text:style-name="Preformatted_20_Text">data/aero/timestep_info/00242/dist_to_orig/00000</text:p>
      <text:p text:style-name="Preformatted_20_Text">data/aero/timestep_info/00242/dist_to_orig/00001</text:p>
      <text:p text:style-name="Preformatted_20_Text">data/aero/timestep_info/00242/dist_to_orig/00002</text:p>
      <text:p text:style-name="Preformatted_20_Text">data/aero/timestep_info/00242/dist_to_orig/00003</text:p>
      <text:p text:style-name="Preformatted_20_Text">data/aero/timestep_info/00242/dist_to_orig/_read_as</text:p>
      <text:p text:style-name="Preformatted_20_Text">data/aero/timestep_info/00242/dynamic_forces/00000</text:p>
      <text:p text:style-name="Preformatted_20_Text">data/aero/timestep_info/00242/dynamic_forces/00001</text:p>
      <text:p text:style-name="Preformatted_20_Text">data/aero/timestep_info/00242/dynamic_forces/00002</text:p>
      <text:p text:style-name="Preformatted_20_Text">data/aero/timestep_info/00242/dynamic_forces/00003</text:p>
      <text:p text:style-name="Preformatted_20_Text">data/aero/timestep_info/00242/dynamic_forces/_read_as</text:p>
      <text:p text:style-name="Preformatted_20_Text">data/aero/timestep_info/00242/flag_zeta_phantom</text:p>
      <text:p text:style-name="Preformatted_20_Text">data/aero/timestep_info/00242/forces/00000</text:p>
      <text:p text:style-name="Preformatted_20_Text">data/aero/timestep_info/00242/forces/00001</text:p>
      <text:p text:style-name="Preformatted_20_Text">data/aero/timestep_info/00242/forces/00002</text:p>
      <text:p text:style-name="Preformatted_20_Text">data/aero/timestep_info/00242/forces/00003</text:p>
      <text:p text:style-name="Preformatted_20_Text">data/aero/timestep_info/00242/forces/_read_as</text:p>
      <text:p text:style-name="Preformatted_20_Text">data/aero/timestep_info/00242/gamma/00000</text:p>
      <text:p text:style-name="Preformatted_20_Text">data/aero/timestep_info/00242/gamma/00001</text:p>
      <text:p text:style-name="Preformatted_20_Text">data/aero/timestep_info/00242/gamma/00002</text:p>
      <text:p text:style-name="Preformatted_20_Text">data/aero/timestep_info/00242/gamma/00003</text:p>
      <text:p text:style-name="Preformatted_20_Text">data/aero/timestep_info/00242/gamma/_read_as</text:p>
      <text:p text:style-name="Preformatted_20_Text">data/aero/timestep_info/00242/gamma_dot/00000</text:p>
      <text:p text:style-name="Preformatted_20_Text">data/aero/timestep_info/00242/gamma_dot/00001</text:p>
      <text:p text:style-name="Preformatted_20_Text">data/aero/timestep_info/00242/gamma_dot/00002</text:p>
      <text:p text:style-name="Preformatted_20_Text">data/aero/timestep_info/00242/gamma_dot/00003</text:p>
      <text:p text:style-name="Preformatted_20_Text">data/aero/timestep_info/00242/gamma_dot/_read_as</text:p>
      <text:p text:style-name="Preformatted_20_Text">data/aero/timestep_info/00242/gamma_star/00000</text:p>
      <text:p text:style-name="Preformatted_20_Text"><text:soft-page-break/>data/aero/timestep_info/00242/gamma_star/00001</text:p>
      <text:p text:style-name="Preformatted_20_Text">data/aero/timestep_info/00242/gamma_star/00002</text:p>
      <text:p text:style-name="Preformatted_20_Text">data/aero/timestep_info/00242/gamma_star/00003</text:p>
      <text:p text:style-name="Preformatted_20_Text">data/aero/timestep_info/00242/gamma_star/_read_as</text:p>
      <text:p text:style-name="Preformatted_20_Text">data/aero/timestep_info/00242/in_global_AFoR</text:p>
      <text:p text:style-name="Preformatted_20_Text">data/aero/timestep_info/00242/inertial_steady_forces</text:p>
      <text:p text:style-name="Preformatted_20_Text">data/aero/timestep_info/00242/inertial_unsteady_forces</text:p>
      <text:p text:style-name="Preformatted_20_Text">data/aero/timestep_info/00242/n_surf</text:p>
      <text:p text:style-name="Preformatted_20_Text">data/aero/timestep_info/00242/normals/00000</text:p>
      <text:p text:style-name="Preformatted_20_Text">data/aero/timestep_info/00242/normals/00001</text:p>
      <text:p text:style-name="Preformatted_20_Text">data/aero/timestep_info/00242/normals/00002</text:p>
      <text:p text:style-name="Preformatted_20_Text">data/aero/timestep_info/00242/normals/00003</text:p>
      <text:p text:style-name="Preformatted_20_Text">data/aero/timestep_info/00242/normals/_read_as</text:p>
      <text:p text:style-name="Preformatted_20_Text">data/aero/timestep_info/00242/postproc_cell/_read_as</text:p>
      <text:p text:style-name="Preformatted_20_Text">data/aero/timestep_info/00242/postproc_node/_read_as</text:p>
      <text:p text:style-name="Preformatted_20_Text">data/aero/timestep_info/00242/u_ext/00000</text:p>
      <text:p text:style-name="Preformatted_20_Text">data/aero/timestep_info/00242/u_ext/00001</text:p>
      <text:p text:style-name="Preformatted_20_Text">data/aero/timestep_info/00242/u_ext/00002</text:p>
      <text:p text:style-name="Preformatted_20_Text">data/aero/timestep_info/00242/u_ext/00003</text:p>
      <text:p text:style-name="Preformatted_20_Text">data/aero/timestep_info/00242/u_ext/_read_as</text:p>
      <text:p text:style-name="Preformatted_20_Text">data/aero/timestep_info/00242/u_ext_star/00000</text:p>
      <text:p text:style-name="Preformatted_20_Text">data/aero/timestep_info/00242/u_ext_star/00001</text:p>
      <text:p text:style-name="Preformatted_20_Text">data/aero/timestep_info/00242/u_ext_star/00002</text:p>
      <text:p text:style-name="Preformatted_20_Text">data/aero/timestep_info/00242/u_ext_star/00003</text:p>
      <text:p text:style-name="Preformatted_20_Text">data/aero/timestep_info/00242/u_ext_star/_read_as</text:p>
      <text:p text:style-name="Preformatted_20_Text">data/aero/timestep_info/00242/wake_conv_vel/00000</text:p>
      <text:p text:style-name="Preformatted_20_Text">data/aero/timestep_info/00242/wake_conv_vel/00001</text:p>
      <text:p text:style-name="Preformatted_20_Text">data/aero/timestep_info/00242/wake_conv_vel/00002</text:p>
      <text:p text:style-name="Preformatted_20_Text">data/aero/timestep_info/00242/wake_conv_vel/00003</text:p>
      <text:p text:style-name="Preformatted_20_Text">data/aero/timestep_info/00242/wake_conv_vel/_read_as</text:p>
      <text:p text:style-name="Preformatted_20_Text">data/aero/timestep_info/00242/zeta/00000</text:p>
      <text:p text:style-name="Preformatted_20_Text">data/aero/timestep_info/00242/zeta/00001</text:p>
      <text:p text:style-name="Preformatted_20_Text">data/aero/timestep_info/00242/zeta/00002</text:p>
      <text:p text:style-name="Preformatted_20_Text">data/aero/timestep_info/00242/zeta/00003</text:p>
      <text:p text:style-name="Preformatted_20_Text">data/aero/timestep_info/00242/zeta/_read_as</text:p>
      <text:p text:style-name="Preformatted_20_Text">data/aero/timestep_info/00242/zeta_dot/00000</text:p>
      <text:p text:style-name="Preformatted_20_Text">data/aero/timestep_info/00242/zeta_dot/00001</text:p>
      <text:p text:style-name="Preformatted_20_Text">data/aero/timestep_info/00242/zeta_dot/00002</text:p>
      <text:p text:style-name="Preformatted_20_Text">data/aero/timestep_info/00242/zeta_dot/00003</text:p>
      <text:p text:style-name="Preformatted_20_Text">data/aero/timestep_info/00242/zeta_dot/_read_as</text:p>
      <text:p text:style-name="Preformatted_20_Text">data/aero/timestep_info/00242/zeta_star/00000</text:p>
      <text:p text:style-name="Preformatted_20_Text">data/aero/timestep_info/00242/zeta_star/00001</text:p>
      <text:p text:style-name="Preformatted_20_Text">data/aero/timestep_info/00242/zeta_star/00002</text:p>
      <text:p text:style-name="Preformatted_20_Text">data/aero/timestep_info/00242/zeta_star/00003</text:p>
      <text:p text:style-name="Preformatted_20_Text">data/aero/timestep_info/00242/zeta_star/_read_as</text:p>
      <text:p text:style-name="Preformatted_20_Text">data/aero/timestep_info/00243/_read_as</text:p>
      <text:p text:style-name="Preformatted_20_Text">data/aero/timestep_info/00243/body_steady_forces</text:p>
      <text:p text:style-name="Preformatted_20_Text">data/aero/timestep_info/00243/body_unsteady_forces</text:p>
      <text:p text:style-name="Preformatted_20_Text">data/aero/timestep_info/00243/control_surface_deflection</text:p>
      <text:p text:style-name="Preformatted_20_Text">data/aero/timestep_info/00243/ct_dimensions</text:p>
      <text:p text:style-name="Preformatted_20_Text">data/aero/timestep_info/00243/ct_dimensions_star</text:p>
      <text:p text:style-name="Preformatted_20_Text">data/aero/timestep_info/00243/dimensions</text:p>
      <text:p text:style-name="Preformatted_20_Text">data/aero/timestep_info/00243/dimensions_star</text:p>
      <text:p text:style-name="Preformatted_20_Text">data/aero/timestep_info/00243/dist_to_orig/00000</text:p>
      <text:p text:style-name="Preformatted_20_Text">data/aero/timestep_info/00243/dist_to_orig/00001</text:p>
      <text:p text:style-name="Preformatted_20_Text">data/aero/timestep_info/00243/dist_to_orig/00002</text:p>
      <text:p text:style-name="Preformatted_20_Text">data/aero/timestep_info/00243/dist_to_orig/00003</text:p>
      <text:p text:style-name="Preformatted_20_Text">data/aero/timestep_info/00243/dist_to_orig/_read_as</text:p>
      <text:p text:style-name="Preformatted_20_Text">data/aero/timestep_info/00243/dynamic_forces/00000</text:p>
      <text:p text:style-name="Preformatted_20_Text">data/aero/timestep_info/00243/dynamic_forces/00001</text:p>
      <text:p text:style-name="Preformatted_20_Text">data/aero/timestep_info/00243/dynamic_forces/00002</text:p>
      <text:p text:style-name="Preformatted_20_Text">data/aero/timestep_info/00243/dynamic_forces/00003</text:p>
      <text:p text:style-name="Preformatted_20_Text">data/aero/timestep_info/00243/dynamic_forces/_read_as</text:p>
      <text:p text:style-name="Preformatted_20_Text">data/aero/timestep_info/00243/flag_zeta_phantom</text:p>
      <text:p text:style-name="Preformatted_20_Text"><text:soft-page-break/>data/aero/timestep_info/00243/forces/00000</text:p>
      <text:p text:style-name="Preformatted_20_Text">data/aero/timestep_info/00243/forces/00001</text:p>
      <text:p text:style-name="Preformatted_20_Text">data/aero/timestep_info/00243/forces/00002</text:p>
      <text:p text:style-name="Preformatted_20_Text">data/aero/timestep_info/00243/forces/00003</text:p>
      <text:p text:style-name="Preformatted_20_Text">data/aero/timestep_info/00243/forces/_read_as</text:p>
      <text:p text:style-name="Preformatted_20_Text">data/aero/timestep_info/00243/gamma/00000</text:p>
      <text:p text:style-name="Preformatted_20_Text">data/aero/timestep_info/00243/gamma/00001</text:p>
      <text:p text:style-name="Preformatted_20_Text">data/aero/timestep_info/00243/gamma/00002</text:p>
      <text:p text:style-name="Preformatted_20_Text">data/aero/timestep_info/00243/gamma/00003</text:p>
      <text:p text:style-name="Preformatted_20_Text">data/aero/timestep_info/00243/gamma/_read_as</text:p>
      <text:p text:style-name="Preformatted_20_Text">data/aero/timestep_info/00243/gamma_dot/00000</text:p>
      <text:p text:style-name="Preformatted_20_Text">data/aero/timestep_info/00243/gamma_dot/00001</text:p>
      <text:p text:style-name="Preformatted_20_Text">data/aero/timestep_info/00243/gamma_dot/00002</text:p>
      <text:p text:style-name="Preformatted_20_Text">data/aero/timestep_info/00243/gamma_dot/00003</text:p>
      <text:p text:style-name="Preformatted_20_Text">data/aero/timestep_info/00243/gamma_dot/_read_as</text:p>
      <text:p text:style-name="Preformatted_20_Text">data/aero/timestep_info/00243/gamma_star/00000</text:p>
      <text:p text:style-name="Preformatted_20_Text">data/aero/timestep_info/00243/gamma_star/00001</text:p>
      <text:p text:style-name="Preformatted_20_Text">data/aero/timestep_info/00243/gamma_star/00002</text:p>
      <text:p text:style-name="Preformatted_20_Text">data/aero/timestep_info/00243/gamma_star/00003</text:p>
      <text:p text:style-name="Preformatted_20_Text">data/aero/timestep_info/00243/gamma_star/_read_as</text:p>
      <text:p text:style-name="Preformatted_20_Text">data/aero/timestep_info/00243/in_global_AFoR</text:p>
      <text:p text:style-name="Preformatted_20_Text">data/aero/timestep_info/00243/inertial_steady_forces</text:p>
      <text:p text:style-name="Preformatted_20_Text">data/aero/timestep_info/00243/inertial_unsteady_forces</text:p>
      <text:p text:style-name="Preformatted_20_Text">data/aero/timestep_info/00243/n_surf</text:p>
      <text:p text:style-name="Preformatted_20_Text">data/aero/timestep_info/00243/normals/00000</text:p>
      <text:p text:style-name="Preformatted_20_Text">data/aero/timestep_info/00243/normals/00001</text:p>
      <text:p text:style-name="Preformatted_20_Text">data/aero/timestep_info/00243/normals/00002</text:p>
      <text:p text:style-name="Preformatted_20_Text">data/aero/timestep_info/00243/normals/00003</text:p>
      <text:p text:style-name="Preformatted_20_Text">data/aero/timestep_info/00243/normals/_read_as</text:p>
      <text:p text:style-name="Preformatted_20_Text">data/aero/timestep_info/00243/postproc_cell/_read_as</text:p>
      <text:p text:style-name="Preformatted_20_Text">data/aero/timestep_info/00243/postproc_node/_read_as</text:p>
      <text:p text:style-name="Preformatted_20_Text">data/aero/timestep_info/00243/u_ext/00000</text:p>
      <text:p text:style-name="Preformatted_20_Text">data/aero/timestep_info/00243/u_ext/00001</text:p>
      <text:p text:style-name="Preformatted_20_Text">data/aero/timestep_info/00243/u_ext/00002</text:p>
      <text:p text:style-name="Preformatted_20_Text">data/aero/timestep_info/00243/u_ext/00003</text:p>
      <text:p text:style-name="Preformatted_20_Text">data/aero/timestep_info/00243/u_ext/_read_as</text:p>
      <text:p text:style-name="Preformatted_20_Text">data/aero/timestep_info/00243/u_ext_star/00000</text:p>
      <text:p text:style-name="Preformatted_20_Text">data/aero/timestep_info/00243/u_ext_star/00001</text:p>
      <text:p text:style-name="Preformatted_20_Text">data/aero/timestep_info/00243/u_ext_star/00002</text:p>
      <text:p text:style-name="Preformatted_20_Text">data/aero/timestep_info/00243/u_ext_star/00003</text:p>
      <text:p text:style-name="Preformatted_20_Text">data/aero/timestep_info/00243/u_ext_star/_read_as</text:p>
      <text:p text:style-name="Preformatted_20_Text">data/aero/timestep_info/00243/wake_conv_vel/00000</text:p>
      <text:p text:style-name="Preformatted_20_Text">data/aero/timestep_info/00243/wake_conv_vel/00001</text:p>
      <text:p text:style-name="Preformatted_20_Text">data/aero/timestep_info/00243/wake_conv_vel/00002</text:p>
      <text:p text:style-name="Preformatted_20_Text">data/aero/timestep_info/00243/wake_conv_vel/00003</text:p>
      <text:p text:style-name="Preformatted_20_Text">data/aero/timestep_info/00243/wake_conv_vel/_read_as</text:p>
      <text:p text:style-name="Preformatted_20_Text">data/aero/timestep_info/00243/zeta/00000</text:p>
      <text:p text:style-name="Preformatted_20_Text">data/aero/timestep_info/00243/zeta/00001</text:p>
      <text:p text:style-name="Preformatted_20_Text">data/aero/timestep_info/00243/zeta/00002</text:p>
      <text:p text:style-name="Preformatted_20_Text">data/aero/timestep_info/00243/zeta/00003</text:p>
      <text:p text:style-name="Preformatted_20_Text">data/aero/timestep_info/00243/zeta/_read_as</text:p>
      <text:p text:style-name="Preformatted_20_Text">data/aero/timestep_info/00243/zeta_dot/00000</text:p>
      <text:p text:style-name="Preformatted_20_Text">data/aero/timestep_info/00243/zeta_dot/00001</text:p>
      <text:p text:style-name="Preformatted_20_Text">data/aero/timestep_info/00243/zeta_dot/00002</text:p>
      <text:p text:style-name="Preformatted_20_Text">data/aero/timestep_info/00243/zeta_dot/00003</text:p>
      <text:p text:style-name="Preformatted_20_Text">data/aero/timestep_info/00243/zeta_dot/_read_as</text:p>
      <text:p text:style-name="Preformatted_20_Text">data/aero/timestep_info/00243/zeta_star/00000</text:p>
      <text:p text:style-name="Preformatted_20_Text">data/aero/timestep_info/00243/zeta_star/00001</text:p>
      <text:p text:style-name="Preformatted_20_Text">data/aero/timestep_info/00243/zeta_star/00002</text:p>
      <text:p text:style-name="Preformatted_20_Text">data/aero/timestep_info/00243/zeta_star/00003</text:p>
      <text:p text:style-name="Preformatted_20_Text">data/aero/timestep_info/00243/zeta_star/_read_as</text:p>
      <text:p text:style-name="Preformatted_20_Text">data/aero/timestep_info/00244/_read_as</text:p>
      <text:p text:style-name="Preformatted_20_Text">data/aero/timestep_info/00244/body_steady_forces</text:p>
      <text:p text:style-name="Preformatted_20_Text">data/aero/timestep_info/00244/body_unsteady_forces</text:p>
      <text:p text:style-name="Preformatted_20_Text"><text:soft-page-break/>data/aero/timestep_info/00244/control_surface_deflection</text:p>
      <text:p text:style-name="Preformatted_20_Text">data/aero/timestep_info/00244/ct_dimensions</text:p>
      <text:p text:style-name="Preformatted_20_Text">data/aero/timestep_info/00244/ct_dimensions_star</text:p>
      <text:p text:style-name="Preformatted_20_Text">data/aero/timestep_info/00244/dimensions</text:p>
      <text:p text:style-name="Preformatted_20_Text">data/aero/timestep_info/00244/dimensions_star</text:p>
      <text:p text:style-name="Preformatted_20_Text">data/aero/timestep_info/00244/dist_to_orig/00000</text:p>
      <text:p text:style-name="Preformatted_20_Text">data/aero/timestep_info/00244/dist_to_orig/00001</text:p>
      <text:p text:style-name="Preformatted_20_Text">data/aero/timestep_info/00244/dist_to_orig/00002</text:p>
      <text:p text:style-name="Preformatted_20_Text">data/aero/timestep_info/00244/dist_to_orig/00003</text:p>
      <text:p text:style-name="Preformatted_20_Text">data/aero/timestep_info/00244/dist_to_orig/_read_as</text:p>
      <text:p text:style-name="Preformatted_20_Text">data/aero/timestep_info/00244/dynamic_forces/00000</text:p>
      <text:p text:style-name="Preformatted_20_Text">data/aero/timestep_info/00244/dynamic_forces/00001</text:p>
      <text:p text:style-name="Preformatted_20_Text">data/aero/timestep_info/00244/dynamic_forces/00002</text:p>
      <text:p text:style-name="Preformatted_20_Text">data/aero/timestep_info/00244/dynamic_forces/00003</text:p>
      <text:p text:style-name="Preformatted_20_Text">data/aero/timestep_info/00244/dynamic_forces/_read_as</text:p>
      <text:p text:style-name="Preformatted_20_Text">data/aero/timestep_info/00244/flag_zeta_phantom</text:p>
      <text:p text:style-name="Preformatted_20_Text">data/aero/timestep_info/00244/forces/00000</text:p>
      <text:p text:style-name="Preformatted_20_Text">data/aero/timestep_info/00244/forces/00001</text:p>
      <text:p text:style-name="Preformatted_20_Text">data/aero/timestep_info/00244/forces/00002</text:p>
      <text:p text:style-name="Preformatted_20_Text">data/aero/timestep_info/00244/forces/00003</text:p>
      <text:p text:style-name="Preformatted_20_Text">data/aero/timestep_info/00244/forces/_read_as</text:p>
      <text:p text:style-name="Preformatted_20_Text">data/aero/timestep_info/00244/gamma/00000</text:p>
      <text:p text:style-name="Preformatted_20_Text">data/aero/timestep_info/00244/gamma/00001</text:p>
      <text:p text:style-name="Preformatted_20_Text">data/aero/timestep_info/00244/gamma/00002</text:p>
      <text:p text:style-name="Preformatted_20_Text">data/aero/timestep_info/00244/gamma/00003</text:p>
      <text:p text:style-name="Preformatted_20_Text">data/aero/timestep_info/00244/gamma/_read_as</text:p>
      <text:p text:style-name="Preformatted_20_Text">data/aero/timestep_info/00244/gamma_dot/00000</text:p>
      <text:p text:style-name="Preformatted_20_Text">data/aero/timestep_info/00244/gamma_dot/00001</text:p>
      <text:p text:style-name="Preformatted_20_Text">data/aero/timestep_info/00244/gamma_dot/00002</text:p>
      <text:p text:style-name="Preformatted_20_Text">data/aero/timestep_info/00244/gamma_dot/00003</text:p>
      <text:p text:style-name="Preformatted_20_Text">data/aero/timestep_info/00244/gamma_dot/_read_as</text:p>
      <text:p text:style-name="Preformatted_20_Text">data/aero/timestep_info/00244/gamma_star/00000</text:p>
      <text:p text:style-name="Preformatted_20_Text">data/aero/timestep_info/00244/gamma_star/00001</text:p>
      <text:p text:style-name="Preformatted_20_Text">data/aero/timestep_info/00244/gamma_star/00002</text:p>
      <text:p text:style-name="Preformatted_20_Text">data/aero/timestep_info/00244/gamma_star/00003</text:p>
      <text:p text:style-name="Preformatted_20_Text">data/aero/timestep_info/00244/gamma_star/_read_as</text:p>
      <text:p text:style-name="Preformatted_20_Text">data/aero/timestep_info/00244/in_global_AFoR</text:p>
      <text:p text:style-name="Preformatted_20_Text">data/aero/timestep_info/00244/inertial_steady_forces</text:p>
      <text:p text:style-name="Preformatted_20_Text">data/aero/timestep_info/00244/inertial_unsteady_forces</text:p>
      <text:p text:style-name="Preformatted_20_Text">data/aero/timestep_info/00244/n_surf</text:p>
      <text:p text:style-name="Preformatted_20_Text">data/aero/timestep_info/00244/normals/00000</text:p>
      <text:p text:style-name="Preformatted_20_Text">data/aero/timestep_info/00244/normals/00001</text:p>
      <text:p text:style-name="Preformatted_20_Text">data/aero/timestep_info/00244/normals/00002</text:p>
      <text:p text:style-name="Preformatted_20_Text">data/aero/timestep_info/00244/normals/00003</text:p>
      <text:p text:style-name="Preformatted_20_Text">data/aero/timestep_info/00244/normals/_read_as</text:p>
      <text:p text:style-name="Preformatted_20_Text">data/aero/timestep_info/00244/postproc_cell/_read_as</text:p>
      <text:p text:style-name="Preformatted_20_Text">data/aero/timestep_info/00244/postproc_node/_read_as</text:p>
      <text:p text:style-name="Preformatted_20_Text">data/aero/timestep_info/00244/u_ext/00000</text:p>
      <text:p text:style-name="Preformatted_20_Text">data/aero/timestep_info/00244/u_ext/00001</text:p>
      <text:p text:style-name="Preformatted_20_Text">data/aero/timestep_info/00244/u_ext/00002</text:p>
      <text:p text:style-name="Preformatted_20_Text">data/aero/timestep_info/00244/u_ext/00003</text:p>
      <text:p text:style-name="Preformatted_20_Text">data/aero/timestep_info/00244/u_ext/_read_as</text:p>
      <text:p text:style-name="Preformatted_20_Text">data/aero/timestep_info/00244/u_ext_star/00000</text:p>
      <text:p text:style-name="Preformatted_20_Text">data/aero/timestep_info/00244/u_ext_star/00001</text:p>
      <text:p text:style-name="Preformatted_20_Text">data/aero/timestep_info/00244/u_ext_star/00002</text:p>
      <text:p text:style-name="Preformatted_20_Text">data/aero/timestep_info/00244/u_ext_star/00003</text:p>
      <text:p text:style-name="Preformatted_20_Text">data/aero/timestep_info/00244/u_ext_star/_read_as</text:p>
      <text:p text:style-name="Preformatted_20_Text">data/aero/timestep_info/00244/wake_conv_vel/00000</text:p>
      <text:p text:style-name="Preformatted_20_Text">data/aero/timestep_info/00244/wake_conv_vel/00001</text:p>
      <text:p text:style-name="Preformatted_20_Text">data/aero/timestep_info/00244/wake_conv_vel/00002</text:p>
      <text:p text:style-name="Preformatted_20_Text">data/aero/timestep_info/00244/wake_conv_vel/00003</text:p>
      <text:p text:style-name="Preformatted_20_Text">data/aero/timestep_info/00244/wake_conv_vel/_read_as</text:p>
      <text:p text:style-name="Preformatted_20_Text">data/aero/timestep_info/00244/zeta/00000</text:p>
      <text:p text:style-name="Preformatted_20_Text">data/aero/timestep_info/00244/zeta/00001</text:p>
      <text:p text:style-name="Preformatted_20_Text"><text:soft-page-break/>data/aero/timestep_info/00244/zeta/00002</text:p>
      <text:p text:style-name="Preformatted_20_Text">data/aero/timestep_info/00244/zeta/00003</text:p>
      <text:p text:style-name="Preformatted_20_Text">data/aero/timestep_info/00244/zeta/_read_as</text:p>
      <text:p text:style-name="Preformatted_20_Text">data/aero/timestep_info/00244/zeta_dot/00000</text:p>
      <text:p text:style-name="Preformatted_20_Text">data/aero/timestep_info/00244/zeta_dot/00001</text:p>
      <text:p text:style-name="Preformatted_20_Text">data/aero/timestep_info/00244/zeta_dot/00002</text:p>
      <text:p text:style-name="Preformatted_20_Text">data/aero/timestep_info/00244/zeta_dot/00003</text:p>
      <text:p text:style-name="Preformatted_20_Text">data/aero/timestep_info/00244/zeta_dot/_read_as</text:p>
      <text:p text:style-name="Preformatted_20_Text">data/aero/timestep_info/00244/zeta_star/00000</text:p>
      <text:p text:style-name="Preformatted_20_Text">data/aero/timestep_info/00244/zeta_star/00001</text:p>
      <text:p text:style-name="Preformatted_20_Text">data/aero/timestep_info/00244/zeta_star/00002</text:p>
      <text:p text:style-name="Preformatted_20_Text">data/aero/timestep_info/00244/zeta_star/00003</text:p>
      <text:p text:style-name="Preformatted_20_Text">data/aero/timestep_info/00244/zeta_star/_read_as</text:p>
      <text:p text:style-name="Preformatted_20_Text">data/aero/timestep_info/00245/_read_as</text:p>
      <text:p text:style-name="Preformatted_20_Text">data/aero/timestep_info/00245/body_steady_forces</text:p>
      <text:p text:style-name="Preformatted_20_Text">data/aero/timestep_info/00245/body_unsteady_forces</text:p>
      <text:p text:style-name="Preformatted_20_Text">data/aero/timestep_info/00245/control_surface_deflection</text:p>
      <text:p text:style-name="Preformatted_20_Text">data/aero/timestep_info/00245/ct_dimensions</text:p>
      <text:p text:style-name="Preformatted_20_Text">data/aero/timestep_info/00245/ct_dimensions_star</text:p>
      <text:p text:style-name="Preformatted_20_Text">data/aero/timestep_info/00245/dimensions</text:p>
      <text:p text:style-name="Preformatted_20_Text">data/aero/timestep_info/00245/dimensions_star</text:p>
      <text:p text:style-name="Preformatted_20_Text">data/aero/timestep_info/00245/dist_to_orig/00000</text:p>
      <text:p text:style-name="Preformatted_20_Text">data/aero/timestep_info/00245/dist_to_orig/00001</text:p>
      <text:p text:style-name="Preformatted_20_Text">data/aero/timestep_info/00245/dist_to_orig/00002</text:p>
      <text:p text:style-name="Preformatted_20_Text">data/aero/timestep_info/00245/dist_to_orig/00003</text:p>
      <text:p text:style-name="Preformatted_20_Text">data/aero/timestep_info/00245/dist_to_orig/_read_as</text:p>
      <text:p text:style-name="Preformatted_20_Text">data/aero/timestep_info/00245/dynamic_forces/00000</text:p>
      <text:p text:style-name="Preformatted_20_Text">data/aero/timestep_info/00245/dynamic_forces/00001</text:p>
      <text:p text:style-name="Preformatted_20_Text">data/aero/timestep_info/00245/dynamic_forces/00002</text:p>
      <text:p text:style-name="Preformatted_20_Text">data/aero/timestep_info/00245/dynamic_forces/00003</text:p>
      <text:p text:style-name="Preformatted_20_Text">data/aero/timestep_info/00245/dynamic_forces/_read_as</text:p>
      <text:p text:style-name="Preformatted_20_Text">data/aero/timestep_info/00245/flag_zeta_phantom</text:p>
      <text:p text:style-name="Preformatted_20_Text">data/aero/timestep_info/00245/forces/00000</text:p>
      <text:p text:style-name="Preformatted_20_Text">data/aero/timestep_info/00245/forces/00001</text:p>
      <text:p text:style-name="Preformatted_20_Text">data/aero/timestep_info/00245/forces/00002</text:p>
      <text:p text:style-name="Preformatted_20_Text">data/aero/timestep_info/00245/forces/00003</text:p>
      <text:p text:style-name="Preformatted_20_Text">data/aero/timestep_info/00245/forces/_read_as</text:p>
      <text:p text:style-name="Preformatted_20_Text">data/aero/timestep_info/00245/gamma/00000</text:p>
      <text:p text:style-name="Preformatted_20_Text">data/aero/timestep_info/00245/gamma/00001</text:p>
      <text:p text:style-name="Preformatted_20_Text">data/aero/timestep_info/00245/gamma/00002</text:p>
      <text:p text:style-name="Preformatted_20_Text">data/aero/timestep_info/00245/gamma/00003</text:p>
      <text:p text:style-name="Preformatted_20_Text">data/aero/timestep_info/00245/gamma/_read_as</text:p>
      <text:p text:style-name="Preformatted_20_Text">data/aero/timestep_info/00245/gamma_dot/00000</text:p>
      <text:p text:style-name="Preformatted_20_Text">data/aero/timestep_info/00245/gamma_dot/00001</text:p>
      <text:p text:style-name="Preformatted_20_Text">data/aero/timestep_info/00245/gamma_dot/00002</text:p>
      <text:p text:style-name="Preformatted_20_Text">data/aero/timestep_info/00245/gamma_dot/00003</text:p>
      <text:p text:style-name="Preformatted_20_Text">data/aero/timestep_info/00245/gamma_dot/_read_as</text:p>
      <text:p text:style-name="Preformatted_20_Text">data/aero/timestep_info/00245/gamma_star/00000</text:p>
      <text:p text:style-name="Preformatted_20_Text">data/aero/timestep_info/00245/gamma_star/00001</text:p>
      <text:p text:style-name="Preformatted_20_Text">data/aero/timestep_info/00245/gamma_star/00002</text:p>
      <text:p text:style-name="Preformatted_20_Text">data/aero/timestep_info/00245/gamma_star/00003</text:p>
      <text:p text:style-name="Preformatted_20_Text">data/aero/timestep_info/00245/gamma_star/_read_as</text:p>
      <text:p text:style-name="Preformatted_20_Text">data/aero/timestep_info/00245/in_global_AFoR</text:p>
      <text:p text:style-name="Preformatted_20_Text">data/aero/timestep_info/00245/inertial_steady_forces</text:p>
      <text:p text:style-name="Preformatted_20_Text">data/aero/timestep_info/00245/inertial_unsteady_forces</text:p>
      <text:p text:style-name="Preformatted_20_Text">data/aero/timestep_info/00245/n_surf</text:p>
      <text:p text:style-name="Preformatted_20_Text">data/aero/timestep_info/00245/normals/00000</text:p>
      <text:p text:style-name="Preformatted_20_Text">data/aero/timestep_info/00245/normals/00001</text:p>
      <text:p text:style-name="Preformatted_20_Text">data/aero/timestep_info/00245/normals/00002</text:p>
      <text:p text:style-name="Preformatted_20_Text">data/aero/timestep_info/00245/normals/00003</text:p>
      <text:p text:style-name="Preformatted_20_Text">data/aero/timestep_info/00245/normals/_read_as</text:p>
      <text:p text:style-name="Preformatted_20_Text">data/aero/timestep_info/00245/postproc_cell/_read_as</text:p>
      <text:p text:style-name="Preformatted_20_Text">data/aero/timestep_info/00245/postproc_node/_read_as</text:p>
      <text:p text:style-name="Preformatted_20_Text">data/aero/timestep_info/00245/u_ext/00000</text:p>
      <text:p text:style-name="Preformatted_20_Text"><text:soft-page-break/>data/aero/timestep_info/00245/u_ext/00001</text:p>
      <text:p text:style-name="Preformatted_20_Text">data/aero/timestep_info/00245/u_ext/00002</text:p>
      <text:p text:style-name="Preformatted_20_Text">data/aero/timestep_info/00245/u_ext/00003</text:p>
      <text:p text:style-name="Preformatted_20_Text">data/aero/timestep_info/00245/u_ext/_read_as</text:p>
      <text:p text:style-name="Preformatted_20_Text">data/aero/timestep_info/00245/u_ext_star/00000</text:p>
      <text:p text:style-name="Preformatted_20_Text">data/aero/timestep_info/00245/u_ext_star/00001</text:p>
      <text:p text:style-name="Preformatted_20_Text">data/aero/timestep_info/00245/u_ext_star/00002</text:p>
      <text:p text:style-name="Preformatted_20_Text">data/aero/timestep_info/00245/u_ext_star/00003</text:p>
      <text:p text:style-name="Preformatted_20_Text">data/aero/timestep_info/00245/u_ext_star/_read_as</text:p>
      <text:p text:style-name="Preformatted_20_Text">data/aero/timestep_info/00245/wake_conv_vel/00000</text:p>
      <text:p text:style-name="Preformatted_20_Text">data/aero/timestep_info/00245/wake_conv_vel/00001</text:p>
      <text:p text:style-name="Preformatted_20_Text">data/aero/timestep_info/00245/wake_conv_vel/00002</text:p>
      <text:p text:style-name="Preformatted_20_Text">data/aero/timestep_info/00245/wake_conv_vel/00003</text:p>
      <text:p text:style-name="Preformatted_20_Text">data/aero/timestep_info/00245/wake_conv_vel/_read_as</text:p>
      <text:p text:style-name="Preformatted_20_Text">data/aero/timestep_info/00245/zeta/00000</text:p>
      <text:p text:style-name="Preformatted_20_Text">data/aero/timestep_info/00245/zeta/00001</text:p>
      <text:p text:style-name="Preformatted_20_Text">data/aero/timestep_info/00245/zeta/00002</text:p>
      <text:p text:style-name="Preformatted_20_Text">data/aero/timestep_info/00245/zeta/00003</text:p>
      <text:p text:style-name="Preformatted_20_Text">data/aero/timestep_info/00245/zeta/_read_as</text:p>
      <text:p text:style-name="Preformatted_20_Text">data/aero/timestep_info/00245/zeta_dot/00000</text:p>
      <text:p text:style-name="Preformatted_20_Text">data/aero/timestep_info/00245/zeta_dot/00001</text:p>
      <text:p text:style-name="Preformatted_20_Text">data/aero/timestep_info/00245/zeta_dot/00002</text:p>
      <text:p text:style-name="Preformatted_20_Text">data/aero/timestep_info/00245/zeta_dot/00003</text:p>
      <text:p text:style-name="Preformatted_20_Text">data/aero/timestep_info/00245/zeta_dot/_read_as</text:p>
      <text:p text:style-name="Preformatted_20_Text">data/aero/timestep_info/00245/zeta_star/00000</text:p>
      <text:p text:style-name="Preformatted_20_Text">data/aero/timestep_info/00245/zeta_star/00001</text:p>
      <text:p text:style-name="Preformatted_20_Text">data/aero/timestep_info/00245/zeta_star/00002</text:p>
      <text:p text:style-name="Preformatted_20_Text">data/aero/timestep_info/00245/zeta_star/00003</text:p>
      <text:p text:style-name="Preformatted_20_Text">data/aero/timestep_info/00245/zeta_star/_read_as</text:p>
      <text:p text:style-name="Preformatted_20_Text">data/aero/timestep_info/00246/_read_as</text:p>
      <text:p text:style-name="Preformatted_20_Text">data/aero/timestep_info/00246/body_steady_forces</text:p>
      <text:p text:style-name="Preformatted_20_Text">data/aero/timestep_info/00246/body_unsteady_forces</text:p>
      <text:p text:style-name="Preformatted_20_Text">data/aero/timestep_info/00246/control_surface_deflection</text:p>
      <text:p text:style-name="Preformatted_20_Text">data/aero/timestep_info/00246/ct_dimensions</text:p>
      <text:p text:style-name="Preformatted_20_Text">data/aero/timestep_info/00246/ct_dimensions_star</text:p>
      <text:p text:style-name="Preformatted_20_Text">data/aero/timestep_info/00246/dimensions</text:p>
      <text:p text:style-name="Preformatted_20_Text">data/aero/timestep_info/00246/dimensions_star</text:p>
      <text:p text:style-name="Preformatted_20_Text">data/aero/timestep_info/00246/dist_to_orig/00000</text:p>
      <text:p text:style-name="Preformatted_20_Text">data/aero/timestep_info/00246/dist_to_orig/00001</text:p>
      <text:p text:style-name="Preformatted_20_Text">data/aero/timestep_info/00246/dist_to_orig/00002</text:p>
      <text:p text:style-name="Preformatted_20_Text">data/aero/timestep_info/00246/dist_to_orig/00003</text:p>
      <text:p text:style-name="Preformatted_20_Text">data/aero/timestep_info/00246/dist_to_orig/_read_as</text:p>
      <text:p text:style-name="Preformatted_20_Text">data/aero/timestep_info/00246/dynamic_forces/00000</text:p>
      <text:p text:style-name="Preformatted_20_Text">data/aero/timestep_info/00246/dynamic_forces/00001</text:p>
      <text:p text:style-name="Preformatted_20_Text">data/aero/timestep_info/00246/dynamic_forces/00002</text:p>
      <text:p text:style-name="Preformatted_20_Text">data/aero/timestep_info/00246/dynamic_forces/00003</text:p>
      <text:p text:style-name="Preformatted_20_Text">data/aero/timestep_info/00246/dynamic_forces/_read_as</text:p>
      <text:p text:style-name="Preformatted_20_Text">data/aero/timestep_info/00246/flag_zeta_phantom</text:p>
      <text:p text:style-name="Preformatted_20_Text">data/aero/timestep_info/00246/forces/00000</text:p>
      <text:p text:style-name="Preformatted_20_Text">data/aero/timestep_info/00246/forces/00001</text:p>
      <text:p text:style-name="Preformatted_20_Text">data/aero/timestep_info/00246/forces/00002</text:p>
      <text:p text:style-name="Preformatted_20_Text">data/aero/timestep_info/00246/forces/00003</text:p>
      <text:p text:style-name="Preformatted_20_Text">data/aero/timestep_info/00246/forces/_read_as</text:p>
      <text:p text:style-name="Preformatted_20_Text">data/aero/timestep_info/00246/gamma/00000</text:p>
      <text:p text:style-name="Preformatted_20_Text">data/aero/timestep_info/00246/gamma/00001</text:p>
      <text:p text:style-name="Preformatted_20_Text">data/aero/timestep_info/00246/gamma/00002</text:p>
      <text:p text:style-name="Preformatted_20_Text">data/aero/timestep_info/00246/gamma/00003</text:p>
      <text:p text:style-name="Preformatted_20_Text">data/aero/timestep_info/00246/gamma/_read_as</text:p>
      <text:p text:style-name="Preformatted_20_Text">data/aero/timestep_info/00246/gamma_dot/00000</text:p>
      <text:p text:style-name="Preformatted_20_Text">data/aero/timestep_info/00246/gamma_dot/00001</text:p>
      <text:p text:style-name="Preformatted_20_Text">data/aero/timestep_info/00246/gamma_dot/00002</text:p>
      <text:p text:style-name="Preformatted_20_Text">data/aero/timestep_info/00246/gamma_dot/00003</text:p>
      <text:p text:style-name="Preformatted_20_Text">data/aero/timestep_info/00246/gamma_dot/_read_as</text:p>
      <text:p text:style-name="Preformatted_20_Text">data/aero/timestep_info/00246/gamma_star/00000</text:p>
      <text:p text:style-name="Preformatted_20_Text"><text:soft-page-break/>data/aero/timestep_info/00246/gamma_star/00001</text:p>
      <text:p text:style-name="Preformatted_20_Text">data/aero/timestep_info/00246/gamma_star/00002</text:p>
      <text:p text:style-name="Preformatted_20_Text">data/aero/timestep_info/00246/gamma_star/00003</text:p>
      <text:p text:style-name="Preformatted_20_Text">data/aero/timestep_info/00246/gamma_star/_read_as</text:p>
      <text:p text:style-name="Preformatted_20_Text">data/aero/timestep_info/00246/in_global_AFoR</text:p>
      <text:p text:style-name="Preformatted_20_Text">data/aero/timestep_info/00246/inertial_steady_forces</text:p>
      <text:p text:style-name="Preformatted_20_Text">data/aero/timestep_info/00246/inertial_unsteady_forces</text:p>
      <text:p text:style-name="Preformatted_20_Text">data/aero/timestep_info/00246/n_surf</text:p>
      <text:p text:style-name="Preformatted_20_Text">data/aero/timestep_info/00246/normals/00000</text:p>
      <text:p text:style-name="Preformatted_20_Text">data/aero/timestep_info/00246/normals/00001</text:p>
      <text:p text:style-name="Preformatted_20_Text">data/aero/timestep_info/00246/normals/00002</text:p>
      <text:p text:style-name="Preformatted_20_Text">data/aero/timestep_info/00246/normals/00003</text:p>
      <text:p text:style-name="Preformatted_20_Text">data/aero/timestep_info/00246/normals/_read_as</text:p>
      <text:p text:style-name="Preformatted_20_Text">data/aero/timestep_info/00246/postproc_cell/_read_as</text:p>
      <text:p text:style-name="Preformatted_20_Text">data/aero/timestep_info/00246/postproc_node/_read_as</text:p>
      <text:p text:style-name="Preformatted_20_Text">data/aero/timestep_info/00246/u_ext/00000</text:p>
      <text:p text:style-name="Preformatted_20_Text">data/aero/timestep_info/00246/u_ext/00001</text:p>
      <text:p text:style-name="Preformatted_20_Text">data/aero/timestep_info/00246/u_ext/00002</text:p>
      <text:p text:style-name="Preformatted_20_Text">data/aero/timestep_info/00246/u_ext/00003</text:p>
      <text:p text:style-name="Preformatted_20_Text">data/aero/timestep_info/00246/u_ext/_read_as</text:p>
      <text:p text:style-name="Preformatted_20_Text">data/aero/timestep_info/00246/u_ext_star/00000</text:p>
      <text:p text:style-name="Preformatted_20_Text">data/aero/timestep_info/00246/u_ext_star/00001</text:p>
      <text:p text:style-name="Preformatted_20_Text">data/aero/timestep_info/00246/u_ext_star/00002</text:p>
      <text:p text:style-name="Preformatted_20_Text">data/aero/timestep_info/00246/u_ext_star/00003</text:p>
      <text:p text:style-name="Preformatted_20_Text">data/aero/timestep_info/00246/u_ext_star/_read_as</text:p>
      <text:p text:style-name="Preformatted_20_Text">data/aero/timestep_info/00246/wake_conv_vel/00000</text:p>
      <text:p text:style-name="Preformatted_20_Text">data/aero/timestep_info/00246/wake_conv_vel/00001</text:p>
      <text:p text:style-name="Preformatted_20_Text">data/aero/timestep_info/00246/wake_conv_vel/00002</text:p>
      <text:p text:style-name="Preformatted_20_Text">data/aero/timestep_info/00246/wake_conv_vel/00003</text:p>
      <text:p text:style-name="Preformatted_20_Text">data/aero/timestep_info/00246/wake_conv_vel/_read_as</text:p>
      <text:p text:style-name="Preformatted_20_Text">data/aero/timestep_info/00246/zeta/00000</text:p>
      <text:p text:style-name="Preformatted_20_Text">data/aero/timestep_info/00246/zeta/00001</text:p>
      <text:p text:style-name="Preformatted_20_Text">data/aero/timestep_info/00246/zeta/00002</text:p>
      <text:p text:style-name="Preformatted_20_Text">data/aero/timestep_info/00246/zeta/00003</text:p>
      <text:p text:style-name="Preformatted_20_Text">data/aero/timestep_info/00246/zeta/_read_as</text:p>
      <text:p text:style-name="Preformatted_20_Text">data/aero/timestep_info/00246/zeta_dot/00000</text:p>
      <text:p text:style-name="Preformatted_20_Text">data/aero/timestep_info/00246/zeta_dot/00001</text:p>
      <text:p text:style-name="Preformatted_20_Text">data/aero/timestep_info/00246/zeta_dot/00002</text:p>
      <text:p text:style-name="Preformatted_20_Text">data/aero/timestep_info/00246/zeta_dot/00003</text:p>
      <text:p text:style-name="Preformatted_20_Text">data/aero/timestep_info/00246/zeta_dot/_read_as</text:p>
      <text:p text:style-name="Preformatted_20_Text">data/aero/timestep_info/00246/zeta_star/00000</text:p>
      <text:p text:style-name="Preformatted_20_Text">data/aero/timestep_info/00246/zeta_star/00001</text:p>
      <text:p text:style-name="Preformatted_20_Text">data/aero/timestep_info/00246/zeta_star/00002</text:p>
      <text:p text:style-name="Preformatted_20_Text">data/aero/timestep_info/00246/zeta_star/00003</text:p>
      <text:p text:style-name="Preformatted_20_Text">data/aero/timestep_info/00246/zeta_star/_read_as</text:p>
      <text:p text:style-name="Preformatted_20_Text">data/aero/timestep_info/00247/_read_as</text:p>
      <text:p text:style-name="Preformatted_20_Text">data/aero/timestep_info/00247/body_steady_forces</text:p>
      <text:p text:style-name="Preformatted_20_Text">data/aero/timestep_info/00247/body_unsteady_forces</text:p>
      <text:p text:style-name="Preformatted_20_Text">data/aero/timestep_info/00247/control_surface_deflection</text:p>
      <text:p text:style-name="Preformatted_20_Text">data/aero/timestep_info/00247/ct_dimensions</text:p>
      <text:p text:style-name="Preformatted_20_Text">data/aero/timestep_info/00247/ct_dimensions_star</text:p>
      <text:p text:style-name="Preformatted_20_Text">data/aero/timestep_info/00247/dimensions</text:p>
      <text:p text:style-name="Preformatted_20_Text">data/aero/timestep_info/00247/dimensions_star</text:p>
      <text:p text:style-name="Preformatted_20_Text">data/aero/timestep_info/00247/dist_to_orig/00000</text:p>
      <text:p text:style-name="Preformatted_20_Text">data/aero/timestep_info/00247/dist_to_orig/00001</text:p>
      <text:p text:style-name="Preformatted_20_Text">data/aero/timestep_info/00247/dist_to_orig/00002</text:p>
      <text:p text:style-name="Preformatted_20_Text">data/aero/timestep_info/00247/dist_to_orig/00003</text:p>
      <text:p text:style-name="Preformatted_20_Text">data/aero/timestep_info/00247/dist_to_orig/_read_as</text:p>
      <text:p text:style-name="Preformatted_20_Text">data/aero/timestep_info/00247/dynamic_forces/00000</text:p>
      <text:p text:style-name="Preformatted_20_Text">data/aero/timestep_info/00247/dynamic_forces/00001</text:p>
      <text:p text:style-name="Preformatted_20_Text">data/aero/timestep_info/00247/dynamic_forces/00002</text:p>
      <text:p text:style-name="Preformatted_20_Text">data/aero/timestep_info/00247/dynamic_forces/00003</text:p>
      <text:p text:style-name="Preformatted_20_Text">data/aero/timestep_info/00247/dynamic_forces/_read_as</text:p>
      <text:p text:style-name="Preformatted_20_Text">data/aero/timestep_info/00247/flag_zeta_phantom</text:p>
      <text:p text:style-name="Preformatted_20_Text"><text:soft-page-break/>data/aero/timestep_info/00247/forces/00000</text:p>
      <text:p text:style-name="Preformatted_20_Text">data/aero/timestep_info/00247/forces/00001</text:p>
      <text:p text:style-name="Preformatted_20_Text">data/aero/timestep_info/00247/forces/00002</text:p>
      <text:p text:style-name="Preformatted_20_Text">data/aero/timestep_info/00247/forces/00003</text:p>
      <text:p text:style-name="Preformatted_20_Text">data/aero/timestep_info/00247/forces/_read_as</text:p>
      <text:p text:style-name="Preformatted_20_Text">data/aero/timestep_info/00247/gamma/00000</text:p>
      <text:p text:style-name="Preformatted_20_Text">data/aero/timestep_info/00247/gamma/00001</text:p>
      <text:p text:style-name="Preformatted_20_Text">data/aero/timestep_info/00247/gamma/00002</text:p>
      <text:p text:style-name="Preformatted_20_Text">data/aero/timestep_info/00247/gamma/00003</text:p>
      <text:p text:style-name="Preformatted_20_Text">data/aero/timestep_info/00247/gamma/_read_as</text:p>
      <text:p text:style-name="Preformatted_20_Text">data/aero/timestep_info/00247/gamma_dot/00000</text:p>
      <text:p text:style-name="Preformatted_20_Text">data/aero/timestep_info/00247/gamma_dot/00001</text:p>
      <text:p text:style-name="Preformatted_20_Text">data/aero/timestep_info/00247/gamma_dot/00002</text:p>
      <text:p text:style-name="Preformatted_20_Text">data/aero/timestep_info/00247/gamma_dot/00003</text:p>
      <text:p text:style-name="Preformatted_20_Text">data/aero/timestep_info/00247/gamma_dot/_read_as</text:p>
      <text:p text:style-name="Preformatted_20_Text">data/aero/timestep_info/00247/gamma_star/00000</text:p>
      <text:p text:style-name="Preformatted_20_Text">data/aero/timestep_info/00247/gamma_star/00001</text:p>
      <text:p text:style-name="Preformatted_20_Text">data/aero/timestep_info/00247/gamma_star/00002</text:p>
      <text:p text:style-name="Preformatted_20_Text">data/aero/timestep_info/00247/gamma_star/00003</text:p>
      <text:p text:style-name="Preformatted_20_Text">data/aero/timestep_info/00247/gamma_star/_read_as</text:p>
      <text:p text:style-name="Preformatted_20_Text">data/aero/timestep_info/00247/in_global_AFoR</text:p>
      <text:p text:style-name="Preformatted_20_Text">data/aero/timestep_info/00247/inertial_steady_forces</text:p>
      <text:p text:style-name="Preformatted_20_Text">data/aero/timestep_info/00247/inertial_unsteady_forces</text:p>
      <text:p text:style-name="Preformatted_20_Text">data/aero/timestep_info/00247/n_surf</text:p>
      <text:p text:style-name="Preformatted_20_Text">data/aero/timestep_info/00247/normals/00000</text:p>
      <text:p text:style-name="Preformatted_20_Text">data/aero/timestep_info/00247/normals/00001</text:p>
      <text:p text:style-name="Preformatted_20_Text">data/aero/timestep_info/00247/normals/00002</text:p>
      <text:p text:style-name="Preformatted_20_Text">data/aero/timestep_info/00247/normals/00003</text:p>
      <text:p text:style-name="Preformatted_20_Text">data/aero/timestep_info/00247/normals/_read_as</text:p>
      <text:p text:style-name="Preformatted_20_Text">data/aero/timestep_info/00247/postproc_cell/_read_as</text:p>
      <text:p text:style-name="Preformatted_20_Text">data/aero/timestep_info/00247/postproc_node/_read_as</text:p>
      <text:p text:style-name="Preformatted_20_Text">data/aero/timestep_info/00247/u_ext/00000</text:p>
      <text:p text:style-name="Preformatted_20_Text">data/aero/timestep_info/00247/u_ext/00001</text:p>
      <text:p text:style-name="Preformatted_20_Text">data/aero/timestep_info/00247/u_ext/00002</text:p>
      <text:p text:style-name="Preformatted_20_Text">data/aero/timestep_info/00247/u_ext/00003</text:p>
      <text:p text:style-name="Preformatted_20_Text">data/aero/timestep_info/00247/u_ext/_read_as</text:p>
      <text:p text:style-name="Preformatted_20_Text">data/aero/timestep_info/00247/u_ext_star/00000</text:p>
      <text:p text:style-name="Preformatted_20_Text">data/aero/timestep_info/00247/u_ext_star/00001</text:p>
      <text:p text:style-name="Preformatted_20_Text">data/aero/timestep_info/00247/u_ext_star/00002</text:p>
      <text:p text:style-name="Preformatted_20_Text">data/aero/timestep_info/00247/u_ext_star/00003</text:p>
      <text:p text:style-name="Preformatted_20_Text">data/aero/timestep_info/00247/u_ext_star/_read_as</text:p>
      <text:p text:style-name="Preformatted_20_Text">data/aero/timestep_info/00247/wake_conv_vel/00000</text:p>
      <text:p text:style-name="Preformatted_20_Text">data/aero/timestep_info/00247/wake_conv_vel/00001</text:p>
      <text:p text:style-name="Preformatted_20_Text">data/aero/timestep_info/00247/wake_conv_vel/00002</text:p>
      <text:p text:style-name="Preformatted_20_Text">data/aero/timestep_info/00247/wake_conv_vel/00003</text:p>
      <text:p text:style-name="Preformatted_20_Text">data/aero/timestep_info/00247/wake_conv_vel/_read_as</text:p>
      <text:p text:style-name="Preformatted_20_Text">data/aero/timestep_info/00247/zeta/00000</text:p>
      <text:p text:style-name="Preformatted_20_Text">data/aero/timestep_info/00247/zeta/00001</text:p>
      <text:p text:style-name="Preformatted_20_Text">data/aero/timestep_info/00247/zeta/00002</text:p>
      <text:p text:style-name="Preformatted_20_Text">data/aero/timestep_info/00247/zeta/00003</text:p>
      <text:p text:style-name="Preformatted_20_Text">data/aero/timestep_info/00247/zeta/_read_as</text:p>
      <text:p text:style-name="Preformatted_20_Text">data/aero/timestep_info/00247/zeta_dot/00000</text:p>
      <text:p text:style-name="Preformatted_20_Text">data/aero/timestep_info/00247/zeta_dot/00001</text:p>
      <text:p text:style-name="Preformatted_20_Text">data/aero/timestep_info/00247/zeta_dot/00002</text:p>
      <text:p text:style-name="Preformatted_20_Text">data/aero/timestep_info/00247/zeta_dot/00003</text:p>
      <text:p text:style-name="Preformatted_20_Text">data/aero/timestep_info/00247/zeta_dot/_read_as</text:p>
      <text:p text:style-name="Preformatted_20_Text">data/aero/timestep_info/00247/zeta_star/00000</text:p>
      <text:p text:style-name="Preformatted_20_Text">data/aero/timestep_info/00247/zeta_star/00001</text:p>
      <text:p text:style-name="Preformatted_20_Text">data/aero/timestep_info/00247/zeta_star/00002</text:p>
      <text:p text:style-name="Preformatted_20_Text">data/aero/timestep_info/00247/zeta_star/00003</text:p>
      <text:p text:style-name="Preformatted_20_Text">data/aero/timestep_info/00247/zeta_star/_read_as</text:p>
      <text:p text:style-name="Preformatted_20_Text">data/aero/timestep_info/00248/_read_as</text:p>
      <text:p text:style-name="Preformatted_20_Text">data/aero/timestep_info/00248/body_steady_forces</text:p>
      <text:p text:style-name="Preformatted_20_Text">data/aero/timestep_info/00248/body_unsteady_forces</text:p>
      <text:p text:style-name="Preformatted_20_Text"><text:soft-page-break/>data/aero/timestep_info/00248/control_surface_deflection</text:p>
      <text:p text:style-name="Preformatted_20_Text">data/aero/timestep_info/00248/ct_dimensions</text:p>
      <text:p text:style-name="Preformatted_20_Text">data/aero/timestep_info/00248/ct_dimensions_star</text:p>
      <text:p text:style-name="Preformatted_20_Text">data/aero/timestep_info/00248/dimensions</text:p>
      <text:p text:style-name="Preformatted_20_Text">data/aero/timestep_info/00248/dimensions_star</text:p>
      <text:p text:style-name="Preformatted_20_Text">data/aero/timestep_info/00248/dist_to_orig/00000</text:p>
      <text:p text:style-name="Preformatted_20_Text">data/aero/timestep_info/00248/dist_to_orig/00001</text:p>
      <text:p text:style-name="Preformatted_20_Text">data/aero/timestep_info/00248/dist_to_orig/00002</text:p>
      <text:p text:style-name="Preformatted_20_Text">data/aero/timestep_info/00248/dist_to_orig/00003</text:p>
      <text:p text:style-name="Preformatted_20_Text">data/aero/timestep_info/00248/dist_to_orig/_read_as</text:p>
      <text:p text:style-name="Preformatted_20_Text">data/aero/timestep_info/00248/dynamic_forces/00000</text:p>
      <text:p text:style-name="Preformatted_20_Text">data/aero/timestep_info/00248/dynamic_forces/00001</text:p>
      <text:p text:style-name="Preformatted_20_Text">data/aero/timestep_info/00248/dynamic_forces/00002</text:p>
      <text:p text:style-name="Preformatted_20_Text">data/aero/timestep_info/00248/dynamic_forces/00003</text:p>
      <text:p text:style-name="Preformatted_20_Text">data/aero/timestep_info/00248/dynamic_forces/_read_as</text:p>
      <text:p text:style-name="Preformatted_20_Text">data/aero/timestep_info/00248/flag_zeta_phantom</text:p>
      <text:p text:style-name="Preformatted_20_Text">data/aero/timestep_info/00248/forces/00000</text:p>
      <text:p text:style-name="Preformatted_20_Text">data/aero/timestep_info/00248/forces/00001</text:p>
      <text:p text:style-name="Preformatted_20_Text">data/aero/timestep_info/00248/forces/00002</text:p>
      <text:p text:style-name="Preformatted_20_Text">data/aero/timestep_info/00248/forces/00003</text:p>
      <text:p text:style-name="Preformatted_20_Text">data/aero/timestep_info/00248/forces/_read_as</text:p>
      <text:p text:style-name="Preformatted_20_Text">data/aero/timestep_info/00248/gamma/00000</text:p>
      <text:p text:style-name="Preformatted_20_Text">data/aero/timestep_info/00248/gamma/00001</text:p>
      <text:p text:style-name="Preformatted_20_Text">data/aero/timestep_info/00248/gamma/00002</text:p>
      <text:p text:style-name="Preformatted_20_Text">data/aero/timestep_info/00248/gamma/00003</text:p>
      <text:p text:style-name="Preformatted_20_Text">data/aero/timestep_info/00248/gamma/_read_as</text:p>
      <text:p text:style-name="Preformatted_20_Text">data/aero/timestep_info/00248/gamma_dot/00000</text:p>
      <text:p text:style-name="Preformatted_20_Text">data/aero/timestep_info/00248/gamma_dot/00001</text:p>
      <text:p text:style-name="Preformatted_20_Text">data/aero/timestep_info/00248/gamma_dot/00002</text:p>
      <text:p text:style-name="Preformatted_20_Text">data/aero/timestep_info/00248/gamma_dot/00003</text:p>
      <text:p text:style-name="Preformatted_20_Text">data/aero/timestep_info/00248/gamma_dot/_read_as</text:p>
      <text:p text:style-name="Preformatted_20_Text">data/aero/timestep_info/00248/gamma_star/00000</text:p>
      <text:p text:style-name="Preformatted_20_Text">data/aero/timestep_info/00248/gamma_star/00001</text:p>
      <text:p text:style-name="Preformatted_20_Text">data/aero/timestep_info/00248/gamma_star/00002</text:p>
      <text:p text:style-name="Preformatted_20_Text">data/aero/timestep_info/00248/gamma_star/00003</text:p>
      <text:p text:style-name="Preformatted_20_Text">data/aero/timestep_info/00248/gamma_star/_read_as</text:p>
      <text:p text:style-name="Preformatted_20_Text">data/aero/timestep_info/00248/in_global_AFoR</text:p>
      <text:p text:style-name="Preformatted_20_Text">data/aero/timestep_info/00248/inertial_steady_forces</text:p>
      <text:p text:style-name="Preformatted_20_Text">data/aero/timestep_info/00248/inertial_unsteady_forces</text:p>
      <text:p text:style-name="Preformatted_20_Text">data/aero/timestep_info/00248/n_surf</text:p>
      <text:p text:style-name="Preformatted_20_Text">data/aero/timestep_info/00248/normals/00000</text:p>
      <text:p text:style-name="Preformatted_20_Text">data/aero/timestep_info/00248/normals/00001</text:p>
      <text:p text:style-name="Preformatted_20_Text">data/aero/timestep_info/00248/normals/00002</text:p>
      <text:p text:style-name="Preformatted_20_Text">data/aero/timestep_info/00248/normals/00003</text:p>
      <text:p text:style-name="Preformatted_20_Text">data/aero/timestep_info/00248/normals/_read_as</text:p>
      <text:p text:style-name="Preformatted_20_Text">data/aero/timestep_info/00248/postproc_cell/_read_as</text:p>
      <text:p text:style-name="Preformatted_20_Text">data/aero/timestep_info/00248/postproc_node/_read_as</text:p>
      <text:p text:style-name="Preformatted_20_Text">data/aero/timestep_info/00248/u_ext/00000</text:p>
      <text:p text:style-name="Preformatted_20_Text">data/aero/timestep_info/00248/u_ext/00001</text:p>
      <text:p text:style-name="Preformatted_20_Text">data/aero/timestep_info/00248/u_ext/00002</text:p>
      <text:p text:style-name="Preformatted_20_Text">data/aero/timestep_info/00248/u_ext/00003</text:p>
      <text:p text:style-name="Preformatted_20_Text">data/aero/timestep_info/00248/u_ext/_read_as</text:p>
      <text:p text:style-name="Preformatted_20_Text">data/aero/timestep_info/00248/u_ext_star/00000</text:p>
      <text:p text:style-name="Preformatted_20_Text">data/aero/timestep_info/00248/u_ext_star/00001</text:p>
      <text:p text:style-name="Preformatted_20_Text">data/aero/timestep_info/00248/u_ext_star/00002</text:p>
      <text:p text:style-name="Preformatted_20_Text">data/aero/timestep_info/00248/u_ext_star/00003</text:p>
      <text:p text:style-name="Preformatted_20_Text">data/aero/timestep_info/00248/u_ext_star/_read_as</text:p>
      <text:p text:style-name="Preformatted_20_Text">data/aero/timestep_info/00248/wake_conv_vel/00000</text:p>
      <text:p text:style-name="Preformatted_20_Text">data/aero/timestep_info/00248/wake_conv_vel/00001</text:p>
      <text:p text:style-name="Preformatted_20_Text">data/aero/timestep_info/00248/wake_conv_vel/00002</text:p>
      <text:p text:style-name="Preformatted_20_Text">data/aero/timestep_info/00248/wake_conv_vel/00003</text:p>
      <text:p text:style-name="Preformatted_20_Text">data/aero/timestep_info/00248/wake_conv_vel/_read_as</text:p>
      <text:p text:style-name="Preformatted_20_Text">data/aero/timestep_info/00248/zeta/00000</text:p>
      <text:p text:style-name="Preformatted_20_Text">data/aero/timestep_info/00248/zeta/00001</text:p>
      <text:p text:style-name="Preformatted_20_Text"><text:soft-page-break/>data/aero/timestep_info/00248/zeta/00002</text:p>
      <text:p text:style-name="Preformatted_20_Text">data/aero/timestep_info/00248/zeta/00003</text:p>
      <text:p text:style-name="Preformatted_20_Text">data/aero/timestep_info/00248/zeta/_read_as</text:p>
      <text:p text:style-name="Preformatted_20_Text">data/aero/timestep_info/00248/zeta_dot/00000</text:p>
      <text:p text:style-name="Preformatted_20_Text">data/aero/timestep_info/00248/zeta_dot/00001</text:p>
      <text:p text:style-name="Preformatted_20_Text">data/aero/timestep_info/00248/zeta_dot/00002</text:p>
      <text:p text:style-name="Preformatted_20_Text">data/aero/timestep_info/00248/zeta_dot/00003</text:p>
      <text:p text:style-name="Preformatted_20_Text">data/aero/timestep_info/00248/zeta_dot/_read_as</text:p>
      <text:p text:style-name="Preformatted_20_Text">data/aero/timestep_info/00248/zeta_star/00000</text:p>
      <text:p text:style-name="Preformatted_20_Text">data/aero/timestep_info/00248/zeta_star/00001</text:p>
      <text:p text:style-name="Preformatted_20_Text">data/aero/timestep_info/00248/zeta_star/00002</text:p>
      <text:p text:style-name="Preformatted_20_Text">data/aero/timestep_info/00248/zeta_star/00003</text:p>
      <text:p text:style-name="Preformatted_20_Text">data/aero/timestep_info/00248/zeta_star/_read_as</text:p>
      <text:p text:style-name="Preformatted_20_Text">data/aero/timestep_info/00249/_read_as</text:p>
      <text:p text:style-name="Preformatted_20_Text">data/aero/timestep_info/00249/body_steady_forces</text:p>
      <text:p text:style-name="Preformatted_20_Text">data/aero/timestep_info/00249/body_unsteady_forces</text:p>
      <text:p text:style-name="Preformatted_20_Text">data/aero/timestep_info/00249/control_surface_deflection</text:p>
      <text:p text:style-name="Preformatted_20_Text">data/aero/timestep_info/00249/ct_dimensions</text:p>
      <text:p text:style-name="Preformatted_20_Text">data/aero/timestep_info/00249/ct_dimensions_star</text:p>
      <text:p text:style-name="Preformatted_20_Text">data/aero/timestep_info/00249/dimensions</text:p>
      <text:p text:style-name="Preformatted_20_Text">data/aero/timestep_info/00249/dimensions_star</text:p>
      <text:p text:style-name="Preformatted_20_Text">data/aero/timestep_info/00249/dist_to_orig/00000</text:p>
      <text:p text:style-name="Preformatted_20_Text">data/aero/timestep_info/00249/dist_to_orig/00001</text:p>
      <text:p text:style-name="Preformatted_20_Text">data/aero/timestep_info/00249/dist_to_orig/00002</text:p>
      <text:p text:style-name="Preformatted_20_Text">data/aero/timestep_info/00249/dist_to_orig/00003</text:p>
      <text:p text:style-name="Preformatted_20_Text">data/aero/timestep_info/00249/dist_to_orig/_read_as</text:p>
      <text:p text:style-name="Preformatted_20_Text">data/aero/timestep_info/00249/dynamic_forces/00000</text:p>
      <text:p text:style-name="Preformatted_20_Text">data/aero/timestep_info/00249/dynamic_forces/00001</text:p>
      <text:p text:style-name="Preformatted_20_Text">data/aero/timestep_info/00249/dynamic_forces/00002</text:p>
      <text:p text:style-name="Preformatted_20_Text">data/aero/timestep_info/00249/dynamic_forces/00003</text:p>
      <text:p text:style-name="Preformatted_20_Text">data/aero/timestep_info/00249/dynamic_forces/_read_as</text:p>
      <text:p text:style-name="Preformatted_20_Text">data/aero/timestep_info/00249/flag_zeta_phantom</text:p>
      <text:p text:style-name="Preformatted_20_Text">data/aero/timestep_info/00249/forces/00000</text:p>
      <text:p text:style-name="Preformatted_20_Text">data/aero/timestep_info/00249/forces/00001</text:p>
      <text:p text:style-name="Preformatted_20_Text">data/aero/timestep_info/00249/forces/00002</text:p>
      <text:p text:style-name="Preformatted_20_Text">data/aero/timestep_info/00249/forces/00003</text:p>
      <text:p text:style-name="Preformatted_20_Text">data/aero/timestep_info/00249/forces/_read_as</text:p>
      <text:p text:style-name="Preformatted_20_Text">data/aero/timestep_info/00249/gamma/00000</text:p>
      <text:p text:style-name="Preformatted_20_Text">data/aero/timestep_info/00249/gamma/00001</text:p>
      <text:p text:style-name="Preformatted_20_Text">data/aero/timestep_info/00249/gamma/00002</text:p>
      <text:p text:style-name="Preformatted_20_Text">data/aero/timestep_info/00249/gamma/00003</text:p>
      <text:p text:style-name="Preformatted_20_Text">data/aero/timestep_info/00249/gamma/_read_as</text:p>
      <text:p text:style-name="Preformatted_20_Text">data/aero/timestep_info/00249/gamma_dot/00000</text:p>
      <text:p text:style-name="Preformatted_20_Text">data/aero/timestep_info/00249/gamma_dot/00001</text:p>
      <text:p text:style-name="Preformatted_20_Text">data/aero/timestep_info/00249/gamma_dot/00002</text:p>
      <text:p text:style-name="Preformatted_20_Text">data/aero/timestep_info/00249/gamma_dot/00003</text:p>
      <text:p text:style-name="Preformatted_20_Text">data/aero/timestep_info/00249/gamma_dot/_read_as</text:p>
      <text:p text:style-name="Preformatted_20_Text">data/aero/timestep_info/00249/gamma_star/00000</text:p>
      <text:p text:style-name="Preformatted_20_Text">data/aero/timestep_info/00249/gamma_star/00001</text:p>
      <text:p text:style-name="Preformatted_20_Text">data/aero/timestep_info/00249/gamma_star/00002</text:p>
      <text:p text:style-name="Preformatted_20_Text">data/aero/timestep_info/00249/gamma_star/00003</text:p>
      <text:p text:style-name="Preformatted_20_Text">data/aero/timestep_info/00249/gamma_star/_read_as</text:p>
      <text:p text:style-name="Preformatted_20_Text">data/aero/timestep_info/00249/in_global_AFoR</text:p>
      <text:p text:style-name="Preformatted_20_Text">data/aero/timestep_info/00249/inertial_steady_forces</text:p>
      <text:p text:style-name="Preformatted_20_Text">data/aero/timestep_info/00249/inertial_unsteady_forces</text:p>
      <text:p text:style-name="Preformatted_20_Text">data/aero/timestep_info/00249/n_surf</text:p>
      <text:p text:style-name="Preformatted_20_Text">data/aero/timestep_info/00249/normals/00000</text:p>
      <text:p text:style-name="Preformatted_20_Text">data/aero/timestep_info/00249/normals/00001</text:p>
      <text:p text:style-name="Preformatted_20_Text">data/aero/timestep_info/00249/normals/00002</text:p>
      <text:p text:style-name="Preformatted_20_Text">data/aero/timestep_info/00249/normals/00003</text:p>
      <text:p text:style-name="Preformatted_20_Text">data/aero/timestep_info/00249/normals/_read_as</text:p>
      <text:p text:style-name="Preformatted_20_Text">data/aero/timestep_info/00249/postproc_cell/_read_as</text:p>
      <text:p text:style-name="Preformatted_20_Text">data/aero/timestep_info/00249/postproc_node/_read_as</text:p>
      <text:p text:style-name="Preformatted_20_Text">data/aero/timestep_info/00249/u_ext/00000</text:p>
      <text:p text:style-name="Preformatted_20_Text"><text:soft-page-break/>data/aero/timestep_info/00249/u_ext/00001</text:p>
      <text:p text:style-name="Preformatted_20_Text">data/aero/timestep_info/00249/u_ext/00002</text:p>
      <text:p text:style-name="Preformatted_20_Text">data/aero/timestep_info/00249/u_ext/00003</text:p>
      <text:p text:style-name="Preformatted_20_Text">data/aero/timestep_info/00249/u_ext/_read_as</text:p>
      <text:p text:style-name="Preformatted_20_Text">data/aero/timestep_info/00249/u_ext_star/00000</text:p>
      <text:p text:style-name="Preformatted_20_Text">data/aero/timestep_info/00249/u_ext_star/00001</text:p>
      <text:p text:style-name="Preformatted_20_Text">data/aero/timestep_info/00249/u_ext_star/00002</text:p>
      <text:p text:style-name="Preformatted_20_Text">data/aero/timestep_info/00249/u_ext_star/00003</text:p>
      <text:p text:style-name="Preformatted_20_Text">data/aero/timestep_info/00249/u_ext_star/_read_as</text:p>
      <text:p text:style-name="Preformatted_20_Text">data/aero/timestep_info/00249/wake_conv_vel/00000</text:p>
      <text:p text:style-name="Preformatted_20_Text">data/aero/timestep_info/00249/wake_conv_vel/00001</text:p>
      <text:p text:style-name="Preformatted_20_Text">data/aero/timestep_info/00249/wake_conv_vel/00002</text:p>
      <text:p text:style-name="Preformatted_20_Text">data/aero/timestep_info/00249/wake_conv_vel/00003</text:p>
      <text:p text:style-name="Preformatted_20_Text">data/aero/timestep_info/00249/wake_conv_vel/_read_as</text:p>
      <text:p text:style-name="Preformatted_20_Text">data/aero/timestep_info/00249/zeta/00000</text:p>
      <text:p text:style-name="Preformatted_20_Text">data/aero/timestep_info/00249/zeta/00001</text:p>
      <text:p text:style-name="Preformatted_20_Text">data/aero/timestep_info/00249/zeta/00002</text:p>
      <text:p text:style-name="Preformatted_20_Text">data/aero/timestep_info/00249/zeta/00003</text:p>
      <text:p text:style-name="Preformatted_20_Text">data/aero/timestep_info/00249/zeta/_read_as</text:p>
      <text:p text:style-name="Preformatted_20_Text">data/aero/timestep_info/00249/zeta_dot/00000</text:p>
      <text:p text:style-name="Preformatted_20_Text">data/aero/timestep_info/00249/zeta_dot/00001</text:p>
      <text:p text:style-name="Preformatted_20_Text">data/aero/timestep_info/00249/zeta_dot/00002</text:p>
      <text:p text:style-name="Preformatted_20_Text">data/aero/timestep_info/00249/zeta_dot/00003</text:p>
      <text:p text:style-name="Preformatted_20_Text">data/aero/timestep_info/00249/zeta_dot/_read_as</text:p>
      <text:p text:style-name="Preformatted_20_Text">data/aero/timestep_info/00249/zeta_star/00000</text:p>
      <text:p text:style-name="Preformatted_20_Text">data/aero/timestep_info/00249/zeta_star/00001</text:p>
      <text:p text:style-name="Preformatted_20_Text">data/aero/timestep_info/00249/zeta_star/00002</text:p>
      <text:p text:style-name="Preformatted_20_Text">data/aero/timestep_info/00249/zeta_star/00003</text:p>
      <text:p text:style-name="Preformatted_20_Text">data/aero/timestep_info/00249/zeta_star/_read_as</text:p>
      <text:p text:style-name="Preformatted_20_Text">data/aero/timestep_info/00250/_read_as</text:p>
      <text:p text:style-name="Preformatted_20_Text">data/aero/timestep_info/00250/body_steady_forces</text:p>
      <text:p text:style-name="Preformatted_20_Text">data/aero/timestep_info/00250/body_unsteady_forces</text:p>
      <text:p text:style-name="Preformatted_20_Text">data/aero/timestep_info/00250/control_surface_deflection</text:p>
      <text:p text:style-name="Preformatted_20_Text">data/aero/timestep_info/00250/ct_dimensions</text:p>
      <text:p text:style-name="Preformatted_20_Text">data/aero/timestep_info/00250/ct_dimensions_star</text:p>
      <text:p text:style-name="Preformatted_20_Text">data/aero/timestep_info/00250/dimensions</text:p>
      <text:p text:style-name="Preformatted_20_Text">data/aero/timestep_info/00250/dimensions_star</text:p>
      <text:p text:style-name="Preformatted_20_Text">data/aero/timestep_info/00250/dist_to_orig/00000</text:p>
      <text:p text:style-name="Preformatted_20_Text">data/aero/timestep_info/00250/dist_to_orig/00001</text:p>
      <text:p text:style-name="Preformatted_20_Text">data/aero/timestep_info/00250/dist_to_orig/00002</text:p>
      <text:p text:style-name="Preformatted_20_Text">data/aero/timestep_info/00250/dist_to_orig/00003</text:p>
      <text:p text:style-name="Preformatted_20_Text">data/aero/timestep_info/00250/dist_to_orig/_read_as</text:p>
      <text:p text:style-name="Preformatted_20_Text">data/aero/timestep_info/00250/dynamic_forces/00000</text:p>
      <text:p text:style-name="Preformatted_20_Text">data/aero/timestep_info/00250/dynamic_forces/00001</text:p>
      <text:p text:style-name="Preformatted_20_Text">data/aero/timestep_info/00250/dynamic_forces/00002</text:p>
      <text:p text:style-name="Preformatted_20_Text">data/aero/timestep_info/00250/dynamic_forces/00003</text:p>
      <text:p text:style-name="Preformatted_20_Text">data/aero/timestep_info/00250/dynamic_forces/_read_as</text:p>
      <text:p text:style-name="Preformatted_20_Text">data/aero/timestep_info/00250/flag_zeta_phantom</text:p>
      <text:p text:style-name="Preformatted_20_Text">data/aero/timestep_info/00250/forces/00000</text:p>
      <text:p text:style-name="Preformatted_20_Text">data/aero/timestep_info/00250/forces/00001</text:p>
      <text:p text:style-name="Preformatted_20_Text">data/aero/timestep_info/00250/forces/00002</text:p>
      <text:p text:style-name="Preformatted_20_Text">data/aero/timestep_info/00250/forces/00003</text:p>
      <text:p text:style-name="Preformatted_20_Text">data/aero/timestep_info/00250/forces/_read_as</text:p>
      <text:p text:style-name="Preformatted_20_Text">data/aero/timestep_info/00250/gamma/00000</text:p>
      <text:p text:style-name="Preformatted_20_Text">data/aero/timestep_info/00250/gamma/00001</text:p>
      <text:p text:style-name="Preformatted_20_Text">data/aero/timestep_info/00250/gamma/00002</text:p>
      <text:p text:style-name="Preformatted_20_Text">data/aero/timestep_info/00250/gamma/00003</text:p>
      <text:p text:style-name="Preformatted_20_Text">data/aero/timestep_info/00250/gamma/_read_as</text:p>
      <text:p text:style-name="Preformatted_20_Text">data/aero/timestep_info/00250/gamma_dot/00000</text:p>
      <text:p text:style-name="Preformatted_20_Text">data/aero/timestep_info/00250/gamma_dot/00001</text:p>
      <text:p text:style-name="Preformatted_20_Text">data/aero/timestep_info/00250/gamma_dot/00002</text:p>
      <text:p text:style-name="Preformatted_20_Text">data/aero/timestep_info/00250/gamma_dot/00003</text:p>
      <text:p text:style-name="Preformatted_20_Text">data/aero/timestep_info/00250/gamma_dot/_read_as</text:p>
      <text:p text:style-name="Preformatted_20_Text">data/aero/timestep_info/00250/gamma_star/00000</text:p>
      <text:p text:style-name="Preformatted_20_Text"><text:soft-page-break/>data/aero/timestep_info/00250/gamma_star/00001</text:p>
      <text:p text:style-name="Preformatted_20_Text">data/aero/timestep_info/00250/gamma_star/00002</text:p>
      <text:p text:style-name="Preformatted_20_Text">data/aero/timestep_info/00250/gamma_star/00003</text:p>
      <text:p text:style-name="Preformatted_20_Text">data/aero/timestep_info/00250/gamma_star/_read_as</text:p>
      <text:p text:style-name="Preformatted_20_Text">data/aero/timestep_info/00250/in_global_AFoR</text:p>
      <text:p text:style-name="Preformatted_20_Text">data/aero/timestep_info/00250/inertial_steady_forces</text:p>
      <text:p text:style-name="Preformatted_20_Text">data/aero/timestep_info/00250/inertial_unsteady_forces</text:p>
      <text:p text:style-name="Preformatted_20_Text">data/aero/timestep_info/00250/n_surf</text:p>
      <text:p text:style-name="Preformatted_20_Text">data/aero/timestep_info/00250/normals/00000</text:p>
      <text:p text:style-name="Preformatted_20_Text">data/aero/timestep_info/00250/normals/00001</text:p>
      <text:p text:style-name="Preformatted_20_Text">data/aero/timestep_info/00250/normals/00002</text:p>
      <text:p text:style-name="Preformatted_20_Text">data/aero/timestep_info/00250/normals/00003</text:p>
      <text:p text:style-name="Preformatted_20_Text">data/aero/timestep_info/00250/normals/_read_as</text:p>
      <text:p text:style-name="Preformatted_20_Text">data/aero/timestep_info/00250/postproc_cell/_read_as</text:p>
      <text:p text:style-name="Preformatted_20_Text">data/aero/timestep_info/00250/postproc_node/_read_as</text:p>
      <text:p text:style-name="Preformatted_20_Text">data/aero/timestep_info/00250/u_ext/00000</text:p>
      <text:p text:style-name="Preformatted_20_Text">data/aero/timestep_info/00250/u_ext/00001</text:p>
      <text:p text:style-name="Preformatted_20_Text">data/aero/timestep_info/00250/u_ext/00002</text:p>
      <text:p text:style-name="Preformatted_20_Text">data/aero/timestep_info/00250/u_ext/00003</text:p>
      <text:p text:style-name="Preformatted_20_Text">data/aero/timestep_info/00250/u_ext/_read_as</text:p>
      <text:p text:style-name="Preformatted_20_Text">data/aero/timestep_info/00250/u_ext_star/00000</text:p>
      <text:p text:style-name="Preformatted_20_Text">data/aero/timestep_info/00250/u_ext_star/00001</text:p>
      <text:p text:style-name="Preformatted_20_Text">data/aero/timestep_info/00250/u_ext_star/00002</text:p>
      <text:p text:style-name="Preformatted_20_Text">data/aero/timestep_info/00250/u_ext_star/00003</text:p>
      <text:p text:style-name="Preformatted_20_Text">data/aero/timestep_info/00250/u_ext_star/_read_as</text:p>
      <text:p text:style-name="Preformatted_20_Text">data/aero/timestep_info/00250/wake_conv_vel/00000</text:p>
      <text:p text:style-name="Preformatted_20_Text">data/aero/timestep_info/00250/wake_conv_vel/00001</text:p>
      <text:p text:style-name="Preformatted_20_Text">data/aero/timestep_info/00250/wake_conv_vel/00002</text:p>
      <text:p text:style-name="Preformatted_20_Text">data/aero/timestep_info/00250/wake_conv_vel/00003</text:p>
      <text:p text:style-name="Preformatted_20_Text">data/aero/timestep_info/00250/wake_conv_vel/_read_as</text:p>
      <text:p text:style-name="Preformatted_20_Text">data/aero/timestep_info/00250/zeta/00000</text:p>
      <text:p text:style-name="Preformatted_20_Text">data/aero/timestep_info/00250/zeta/00001</text:p>
      <text:p text:style-name="Preformatted_20_Text">data/aero/timestep_info/00250/zeta/00002</text:p>
      <text:p text:style-name="Preformatted_20_Text">data/aero/timestep_info/00250/zeta/00003</text:p>
      <text:p text:style-name="Preformatted_20_Text">data/aero/timestep_info/00250/zeta/_read_as</text:p>
      <text:p text:style-name="Preformatted_20_Text">data/aero/timestep_info/00250/zeta_dot/00000</text:p>
      <text:p text:style-name="Preformatted_20_Text">data/aero/timestep_info/00250/zeta_dot/00001</text:p>
      <text:p text:style-name="Preformatted_20_Text">data/aero/timestep_info/00250/zeta_dot/00002</text:p>
      <text:p text:style-name="Preformatted_20_Text">data/aero/timestep_info/00250/zeta_dot/00003</text:p>
      <text:p text:style-name="Preformatted_20_Text">data/aero/timestep_info/00250/zeta_dot/_read_as</text:p>
      <text:p text:style-name="Preformatted_20_Text">data/aero/timestep_info/00250/zeta_star/00000</text:p>
      <text:p text:style-name="Preformatted_20_Text">data/aero/timestep_info/00250/zeta_star/00001</text:p>
      <text:p text:style-name="Preformatted_20_Text">data/aero/timestep_info/00250/zeta_star/00002</text:p>
      <text:p text:style-name="Preformatted_20_Text">data/aero/timestep_info/00250/zeta_star/00003</text:p>
      <text:p text:style-name="Preformatted_20_Text">data/aero/timestep_info/00250/zeta_star/_read_as</text:p>
      <text:p text:style-name="Preformatted_20_Text">data/aero/timestep_info/_read_as</text:p>
      <text:p text:style-name="Preformatted_20_Text">data/aero/wake_shape_generator</text:p>
      <text:p text:style-name="Preformatted_20_Text">data/case_name</text:p>
      <text:p text:style-name="Preformatted_20_Text">data/case_route</text:p>
      <text:p text:style-name="Preformatted_20_Text">data/output_folder</text:p>
      <text:p text:style-name="Preformatted_20_Text">data/settings/AeroForcesCalculator/S_ref</text:p>
      <text:p text:style-name="Preformatted_20_Text">data/settings/AeroForcesCalculator/_read_as</text:p>
      <text:p text:style-name="Preformatted_20_Text">data/settings/AeroForcesCalculator/coefficients</text:p>
      <text:p text:style-name="Preformatted_20_Text">data/settings/AeroForcesCalculator/nonlifting_body</text:p>
      <text:p text:style-name="Preformatted_20_Text">data/settings/AeroForcesCalculator/q_ref</text:p>
      <text:p text:style-name="Preformatted_20_Text">data/settings/AeroForcesCalculator/write_text_file</text:p>
      <text:p text:style-name="Preformatted_20_Text">data/settings/AeroGridPlot/_read_as</text:p>
      <text:p text:style-name="Preformatted_20_Text">data/settings/AeroGridPlot/folder</text:p>
      <text:p text:style-name="Preformatted_20_Text">data/settings/AeroGridPlot/format</text:p>
      <text:p text:style-name="Preformatted_20_Text">data/settings/AeroGridPlot/include_applied_forces</text:p>
      <text:p text:style-name="Preformatted_20_Text">data/settings/AeroGridPlot/include_rbm</text:p>
      <text:p text:style-name="Preformatted_20_Text">data/settings/AeroGridPlot/include_tstep_gamma</text:p>
      <text:p text:style-name="Preformatted_20_Text">data/settings/AeroGridPlot/include_tstep_grids</text:p>
      <text:p text:style-name="Preformatted_20_Text">data/settings/AeroGridPlot/include_unsteady_forces</text:p>
      <text:p text:style-name="Preformatted_20_Text"><text:soft-page-break/>data/settings/AerogridLoader/_read_as</text:p>
      <text:p text:style-name="Preformatted_20_Text">data/settings/AerogridLoader/aligned_grid</text:p>
      <text:p text:style-name="Preformatted_20_Text">data/settings/AerogridLoader/control_surface_deflection/_as_array</text:p>
      <text:p text:style-name="Preformatted_20_Text">data/settings/AerogridLoader/control_surface_deflection/_read_as</text:p>
      <text:p text:style-name="Preformatted_20_Text">data/settings/AerogridLoader/control_surface_deflection_generator_settings/_read_as</text:p>
      <text:p text:style-name="Preformatted_20_Text">data/settings/AerogridLoader/freestream_dir</text:p>
      <text:p text:style-name="Preformatted_20_Text">data/settings/AerogridLoader/initial_align</text:p>
      <text:p text:style-name="Preformatted_20_Text">data/settings/AerogridLoader/mstar</text:p>
      <text:p text:style-name="Preformatted_20_Text">data/settings/AerogridLoader/unsteady</text:p>
      <text:p text:style-name="Preformatted_20_Text">data/settings/AerogridLoader/wake_shape_generator</text:p>
      <text:p text:style-name="Preformatted_20_Text">data/settings/AerogridLoader/wake_shape_generator_input/_read_as</text:p>
      <text:p text:style-name="Preformatted_20_Text">data/settings/AerogridLoader/wake_shape_generator_input/dt</text:p>
      <text:p text:style-name="Preformatted_20_Text">data/settings/AerogridLoader/wake_shape_generator_input/dx1</text:p>
      <text:p text:style-name="Preformatted_20_Text">data/settings/AerogridLoader/wake_shape_generator_input/dxmax</text:p>
      <text:p text:style-name="Preformatted_20_Text">data/settings/AerogridLoader/wake_shape_generator_input/ndx1</text:p>
      <text:p text:style-name="Preformatted_20_Text">data/settings/AerogridLoader/wake_shape_generator_input/r</text:p>
      <text:p text:style-name="Preformatted_20_Text">data/settings/AerogridLoader/wake_shape_generator_input/u_inf</text:p>
      <text:p text:style-name="Preformatted_20_Text">data/settings/AerogridLoader/wake_shape_generator_input/u_inf_direction</text:p>
      <text:p text:style-name="Preformatted_20_Text">data/settings/AerogridPlot/_read_as</text:p>
      <text:p text:style-name="Preformatted_20_Text">data/settings/AerogridPlot/dt</text:p>
      <text:p text:style-name="Preformatted_20_Text">data/settings/AerogridPlot/include_applied_forces</text:p>
      <text:p text:style-name="Preformatted_20_Text">data/settings/AerogridPlot/include_forward_motion</text:p>
      <text:p text:style-name="Preformatted_20_Text">data/settings/AerogridPlot/include_incidence_angle</text:p>
      <text:p text:style-name="Preformatted_20_Text">data/settings/AerogridPlot/include_rbm</text:p>
      <text:p text:style-name="Preformatted_20_Text">data/settings/AerogridPlot/include_unsteady_applied_forces</text:p>
      <text:p text:style-name="Preformatted_20_Text">data/settings/AerogridPlot/include_velocities</text:p>
      <text:p text:style-name="Preformatted_20_Text">data/settings/AerogridPlot/minus_m_star</text:p>
      <text:p text:style-name="Preformatted_20_Text">data/settings/AerogridPlot/name_prefix</text:p>
      <text:p text:style-name="Preformatted_20_Text">data/settings/AerogridPlot/num_cores</text:p>
      <text:p text:style-name="Preformatted_20_Text">data/settings/AerogridPlot/plot_lifting_surfaces</text:p>
      <text:p text:style-name="Preformatted_20_Text">data/settings/AerogridPlot/plot_nonlifting_surfaces</text:p>
      <text:p text:style-name="Preformatted_20_Text">data/settings/AerogridPlot/save_wake</text:p>
      <text:p text:style-name="Preformatted_20_Text">data/settings/AerogridPlot/stride</text:p>
      <text:p text:style-name="Preformatted_20_Text">data/settings/AerogridPlot/u_inf</text:p>
      <text:p text:style-name="Preformatted_20_Text">data/settings/AerogridPlot/vortex_radius</text:p>
      <text:p text:style-name="Preformatted_20_Text">data/settings/AsymptoticStability/_read_as</text:p>
      <text:p text:style-name="Preformatted_20_Text">data/settings/AsymptoticStability/export_eigenvalues</text:p>
      <text:p text:style-name="Preformatted_20_Text">data/settings/AsymptoticStability/frequency_cutoff</text:p>
      <text:p text:style-name="Preformatted_20_Text">data/settings/AsymptoticStability/modes_to_plot</text:p>
      <text:p text:style-name="Preformatted_20_Text">data/settings/AsymptoticStability/print_info</text:p>
      <text:p text:style-name="Preformatted_20_Text">data/settings/AsymptoticStability/velocity_analysis/_as_array</text:p>
      <text:p text:style-name="Preformatted_20_Text">data/settings/AsymptoticStability/velocity_analysis/_read_as</text:p>
      <text:p text:style-name="Preformatted_20_Text">data/settings/BeamLoader/_read_as</text:p>
      <text:p text:style-name="Preformatted_20_Text">data/settings/BeamLoader/for_pos</text:p>
      <text:p text:style-name="Preformatted_20_Text">data/settings/BeamLoader/orientation</text:p>
      <text:p text:style-name="Preformatted_20_Text">data/settings/BeamLoader/unsteady</text:p>
      <text:p text:style-name="Preformatted_20_Text">data/settings/BeamLoads/_read_as</text:p>
      <text:p text:style-name="Preformatted_20_Text">data/settings/BeamLoads/csv_output</text:p>
      <text:p text:style-name="Preformatted_20_Text">data/settings/BeamPlot/_read_as</text:p>
      <text:p text:style-name="Preformatted_20_Text">data/settings/BeamPlot/include_FoR</text:p>
      <text:p text:style-name="Preformatted_20_Text">data/settings/BeamPlot/include_applied_forces</text:p>
      <text:p text:style-name="Preformatted_20_Text">data/settings/BeamPlot/include_applied_moments</text:p>
      <text:p text:style-name="Preformatted_20_Text">data/settings/BeamPlot/include_rbm</text:p>
      <text:p text:style-name="Preformatted_20_Text">data/settings/BeamPlot/name_prefix</text:p>
      <text:p text:style-name="Preformatted_20_Text">data/settings/BeamPlot/output_rbm</text:p>
      <text:p text:style-name="Preformatted_20_Text">data/settings/BeamPlot/stride</text:p>
      <text:p text:style-name="Preformatted_20_Text">data/settings/DynamicCoupled/_read_as</text:p>
      <text:p text:style-name="Preformatted_20_Text">data/settings/DynamicCoupled/aero_solver</text:p>
      <text:p text:style-name="Preformatted_20_Text">data/settings/DynamicCoupled/aero_solver_settings/_read_as</text:p>
      <text:p text:style-name="Preformatted_20_Text">data/settings/DynamicCoupled/aero_solver_settings/centre_rot</text:p>
      <text:p text:style-name="Preformatted_20_Text">data/settings/DynamicCoupled/aero_solver_settings/centre_rot_g</text:p>
      <text:p text:style-name="Preformatted_20_Text">data/settings/DynamicCoupled/aero_solver_settings/cfl1</text:p>
      <text:p text:style-name="Preformatted_20_Text">data/settings/DynamicCoupled/aero_solver_settings/convection_scheme</text:p>
      <text:p text:style-name="Preformatted_20_Text"><text:soft-page-break/>data/settings/DynamicCoupled/aero_solver_settings/dt</text:p>
      <text:p text:style-name="Preformatted_20_Text">data/settings/DynamicCoupled/aero_solver_settings/filter_method</text:p>
      <text:p text:style-name="Preformatted_20_Text">data/settings/DynamicCoupled/aero_solver_settings/gamma_dot_filtering</text:p>
      <text:p text:style-name="Preformatted_20_Text">data/settings/DynamicCoupled/aero_solver_settings/ignore_first_x_nodes_in_force_calculation</text:p>
      <text:p text:style-name="Preformatted_20_Text">data/settings/DynamicCoupled/aero_solver_settings/interp_coords</text:p>
      <text:p text:style-name="Preformatted_20_Text">data/settings/DynamicCoupled/aero_solver_settings/interp_method</text:p>
      <text:p text:style-name="Preformatted_20_Text">data/settings/DynamicCoupled/aero_solver_settings/iterative_precond</text:p>
      <text:p text:style-name="Preformatted_20_Text">data/settings/DynamicCoupled/aero_solver_settings/iterative_solver</text:p>
      <text:p text:style-name="Preformatted_20_Text">data/settings/DynamicCoupled/aero_solver_settings/iterative_tol</text:p>
      <text:p text:style-name="Preformatted_20_Text">data/settings/DynamicCoupled/aero_solver_settings/n_time_steps</text:p>
      <text:p text:style-name="Preformatted_20_Text">data/settings/DynamicCoupled/aero_solver_settings/nonlifting_body_interactions</text:p>
      <text:p text:style-name="Preformatted_20_Text">data/settings/DynamicCoupled/aero_solver_settings/num_cores</text:p>
      <text:p text:style-name="Preformatted_20_Text">data/settings/DynamicCoupled/aero_solver_settings/only_nonlifting</text:p>
      <text:p text:style-name="Preformatted_20_Text">data/settings/DynamicCoupled/aero_solver_settings/phantom_wing_test</text:p>
      <text:p text:style-name="Preformatted_20_Text">data/settings/DynamicCoupled/aero_solver_settings/print_info</text:p>
      <text:p text:style-name="Preformatted_20_Text">data/settings/DynamicCoupled/aero_solver_settings/quasi_steady</text:p>
      <text:p text:style-name="Preformatted_20_Text">data/settings/DynamicCoupled/aero_solver_settings/rho</text:p>
      <text:p text:style-name="Preformatted_20_Text">data/settings/DynamicCoupled/aero_solver_settings/velocity_field_generator</text:p>
      <text:p text:style-name="Preformatted_20_Text">data/settings/DynamicCoupled/aero_solver_settings/velocity_field_input/_read_as</text:p>
      <text:p text:style-name="Preformatted_20_Text">data/settings/DynamicCoupled/aero_solver_settings/velocity_field_input/gust_parameters/_read_as</text:p>
      <text:p text:style-name="Preformatted_20_Text">data/settings/DynamicCoupled/aero_solver_settings/velocity_field_input/gust_parameters/gust_component</text:p>
      <text:p text:style-name="Preformatted_20_Text">data/settings/DynamicCoupled/aero_solver_settings/velocity_field_input/gust_parameters/gust_intensity</text:p>
      <text:p text:style-name="Preformatted_20_Text">data/settings/DynamicCoupled/aero_solver_settings/velocity_field_input/gust_parameters/gust_length</text:p>
      <text:p text:style-name="Preformatted_20_Text">data/settings/DynamicCoupled/aero_solver_settings/velocity_field_input/gust_shape</text:p>
      <text:p text:style-name="Preformatted_20_Text">data/settings/DynamicCoupled/aero_solver_settings/velocity_field_input/offset</text:p>
      <text:p text:style-name="Preformatted_20_Text">data/settings/DynamicCoupled/aero_solver_settings/velocity_field_input/relative_motion</text:p>
      <text:p text:style-name="P3"><office:annotation office:name="__Annotation__64528_1087934226" loext:resolved="false"><dc:creator>Unknown Author</dc:creator><dc:date>2024-07-24T20:26:20.577844150</dc:date><text:p text:style-name="P4"><text:span text:style-name="T4">This is free stream velocity - velocity with respect to air</text:span></text:p></office:annotation>data/settings/DynamicCoupled/aero_solver_settings/velocity_field_input/u_inf<office:annotation-end office:name="__Annotation__64528_1087934226"/></text:p>
      <text:p text:style-name="Preformatted_20_Text">data/settings/DynamicCoupled/aero_solver_settings/velocity_field_input/u_inf_direction</text:p>
      <text:p text:style-name="Preformatted_20_Text">data/settings/DynamicCoupled/aero_solver_settings/vortex_radius</text:p>
      <text:p text:style-name="Preformatted_20_Text">data/settings/DynamicCoupled/aero_solver_settings/vortex_radius_wake_ind</text:p>
      <text:p text:style-name="Preformatted_20_Text">data/settings/DynamicCoupled/aero_solver_settings/yaw_slerp</text:p>
      <text:p text:style-name="Preformatted_20_Text">data/settings/DynamicCoupled/cleanup_previous_solution</text:p>
      <text:p text:style-name="Preformatted_20_Text">data/settings/DynamicCoupled/controller_id/_read_as</text:p>
      <text:p text:style-name="Preformatted_20_Text">data/settings/DynamicCoupled/controller_settings/_read_as</text:p>
      <text:p text:style-name="Preformatted_20_Text">data/settings/DynamicCoupled/correct_forces_method</text:p>
      <text:p text:style-name="Preformatted_20_Text">data/settings/DynamicCoupled/correct_forces_settings/_read_as</text:p>
      <text:p text:style-name="Preformatted_20_Text">data/settings/DynamicCoupled/dt</text:p>
      <text:p text:style-name="Preformatted_20_Text">data/settings/DynamicCoupled/dynamic_relaxation</text:p>
      <text:p text:style-name="Preformatted_20_Text">data/settings/DynamicCoupled/final_relaxation_factor</text:p>
      <text:p text:style-name="Preformatted_20_Text">data/settings/DynamicCoupled/fsi_substeps</text:p>
      <text:p text:style-name="Preformatted_20_Text">data/settings/DynamicCoupled/fsi_tolerance</text:p>
      <text:p text:style-name="Preformatted_20_Text">data/settings/DynamicCoupled/include_unsteady_force_contribution</text:p>
      <text:p text:style-name="Preformatted_20_Text">data/settings/DynamicCoupled/minimum_steps</text:p>
      <text:p text:style-name="Preformatted_20_Text">data/settings/DynamicCoupled/n_time_steps</text:p>
      <text:p text:style-name="Preformatted_20_Text">data/settings/DynamicCoupled/network_settings/_read_as</text:p>
      <text:p text:style-name="Preformatted_20_Text">data/settings/DynamicCoupled/nonlifting_body_interactions</text:p>
      <text:p text:style-name="Preformatted_20_Text">data/settings/DynamicCoupled/postprocessors/_as_array</text:p>
      <text:p text:style-name="Preformatted_20_Text">data/settings/DynamicCoupled/postprocessors/_read_as</text:p>
      <text:p text:style-name="Preformatted_20_Text">data/settings/DynamicCoupled/postprocessors_settings/AerogridPlot/_read_as</text:p>
      <text:p text:style-name="Preformatted_20_Text">data/settings/DynamicCoupled/postprocessors_settings/AerogridPlot/dt</text:p>
      <text:p text:style-name="Preformatted_20_Text">data/settings/DynamicCoupled/postprocessors_settings/AerogridPlot/include_applied_forces</text:p>
      <text:p text:style-name="Preformatted_20_Text">data/settings/DynamicCoupled/postprocessors_settings/AerogridPlot/include_forward_motion</text:p>
      <text:p text:style-name="Preformatted_20_Text">data/settings/DynamicCoupled/postprocessors_settings/AerogridPlot/include_incidence_angle</text:p>
      <text:p text:style-name="Preformatted_20_Text"><text:soft-page-break/>data/settings/DynamicCoupled/postprocessors_settings/AerogridPlot/include_rbm</text:p>
      <text:p text:style-name="Preformatted_20_Text">data/settings/DynamicCoupled/postprocessors_settings/AerogridPlot/include_unsteady_applied_forces</text:p>
      <text:p text:style-name="Preformatted_20_Text">data/settings/DynamicCoupled/postprocessors_settings/AerogridPlot/include_velocities</text:p>
      <text:p text:style-name="Preformatted_20_Text">data/settings/DynamicCoupled/postprocessors_settings/AerogridPlot/minus_m_star</text:p>
      <text:p text:style-name="Preformatted_20_Text">data/settings/DynamicCoupled/postprocessors_settings/AerogridPlot/name_prefix</text:p>
      <text:p text:style-name="Preformatted_20_Text">data/settings/DynamicCoupled/postprocessors_settings/AerogridPlot/num_cores</text:p>
      <text:p text:style-name="Preformatted_20_Text">data/settings/DynamicCoupled/postprocessors_settings/AerogridPlot/plot_lifting_surfaces</text:p>
      <text:p text:style-name="Preformatted_20_Text">data/settings/DynamicCoupled/postprocessors_settings/AerogridPlot/plot_nonlifting_surfaces</text:p>
      <text:p text:style-name="Preformatted_20_Text">data/settings/DynamicCoupled/postprocessors_settings/AerogridPlot/save_wake</text:p>
      <text:p text:style-name="Preformatted_20_Text">data/settings/DynamicCoupled/postprocessors_settings/AerogridPlot/stride</text:p>
      <text:p text:style-name="Preformatted_20_Text">data/settings/DynamicCoupled/postprocessors_settings/AerogridPlot/u_inf</text:p>
      <text:p text:style-name="Preformatted_20_Text">data/settings/DynamicCoupled/postprocessors_settings/AerogridPlot/vortex_radius</text:p>
      <text:p text:style-name="Preformatted_20_Text">data/settings/DynamicCoupled/postprocessors_settings/BeamLoads/_read_as</text:p>
      <text:p text:style-name="Preformatted_20_Text">data/settings/DynamicCoupled/postprocessors_settings/BeamLoads/csv_output</text:p>
      <text:p text:style-name="Preformatted_20_Text">data/settings/DynamicCoupled/postprocessors_settings/BeamLoads/output_file_name</text:p>
      <text:p text:style-name="Preformatted_20_Text">data/settings/DynamicCoupled/postprocessors_settings/BeamPlot/_read_as</text:p>
      <text:p text:style-name="Preformatted_20_Text">data/settings/DynamicCoupled/postprocessors_settings/BeamPlot/include_FoR</text:p>
      <text:p text:style-name="Preformatted_20_Text">data/settings/DynamicCoupled/postprocessors_settings/BeamPlot/include_applied_forces</text:p>
      <text:p text:style-name="Preformatted_20_Text">data/settings/DynamicCoupled/postprocessors_settings/BeamPlot/include_applied_moments</text:p>
      <text:p text:style-name="Preformatted_20_Text">data/settings/DynamicCoupled/postprocessors_settings/BeamPlot/include_rbm</text:p>
      <text:p text:style-name="Preformatted_20_Text">data/settings/DynamicCoupled/postprocessors_settings/BeamPlot/name_prefix</text:p>
      <text:p text:style-name="Preformatted_20_Text">data/settings/DynamicCoupled/postprocessors_settings/BeamPlot/output_rbm</text:p>
      <text:p text:style-name="Preformatted_20_Text">data/settings/DynamicCoupled/postprocessors_settings/BeamPlot/stride</text:p>
      <text:p text:style-name="Preformatted_20_Text">data/settings/DynamicCoupled/postprocessors_settings/SaveData/_read_as</text:p>
      <text:p text:style-name="Preformatted_20_Text">data/settings/DynamicCoupled/postprocessors_settings/SaveData/compress_float</text:p>
      <text:p text:style-name="Preformatted_20_Text">data/settings/DynamicCoupled/postprocessors_settings/SaveData/format</text:p>
      <text:p text:style-name="Preformatted_20_Text">data/settings/DynamicCoupled/postprocessors_settings/SaveData/save_aero</text:p>
      <text:p text:style-name="Preformatted_20_Text">data/settings/DynamicCoupled/postprocessors_settings/SaveData/save_linear</text:p>
      <text:p text:style-name="Preformatted_20_Text">data/settings/DynamicCoupled/postprocessors_settings/SaveData/save_linear_uvlm</text:p>
      <text:p text:style-name="Preformatted_20_Text">data/settings/DynamicCoupled/postprocessors_settings/SaveData/save_nonlifting</text:p>
      <text:p text:style-name="Preformatted_20_Text">data/settings/DynamicCoupled/postprocessors_settings/SaveData/save_rom</text:p>
      <text:p text:style-name="Preformatted_20_Text">data/settings/DynamicCoupled/postprocessors_settings/SaveData/save_struct</text:p>
      <text:p text:style-name="Preformatted_20_Text">data/settings/DynamicCoupled/postprocessors_settings/SaveData/save_wake</text:p>
      <text:p text:style-name="Preformatted_20_Text">data/settings/DynamicCoupled/postprocessors_settings/SaveData/skip_attr/_as_array</text:p>
      <text:p text:style-name="Preformatted_20_Text">data/settings/DynamicCoupled/postprocessors_settings/SaveData/skip_attr/_read_as</text:p>
      <text:p text:style-name="Preformatted_20_Text">data/settings/DynamicCoupled/postprocessors_settings/SaveData/stride</text:p>
      <text:p text:style-name="Preformatted_20_Text">data/settings/DynamicCoupled/postprocessors_settings/_read_as</text:p>
      <text:p text:style-name="Preformatted_20_Text">data/settings/DynamicCoupled/print_info</text:p>
      <text:p text:style-name="Preformatted_20_Text">data/settings/DynamicCoupled/pseudosteps_ramp_unsteady_force</text:p>
      <text:p text:style-name="Preformatted_20_Text">data/settings/DynamicCoupled/relaxation_factor</text:p>
      <text:p text:style-name="Preformatted_20_Text">data/settings/DynamicCoupled/relaxation_steps</text:p>
      <text:p text:style-name="Preformatted_20_Text">data/settings/DynamicCoupled/runtime_generators/_read_as</text:p>
      <text:p text:style-name="Preformatted_20_Text">data/settings/DynamicCoupled/steps_without_unsteady_force</text:p>
      <text:p text:style-name="Preformatted_20_Text">data/settings/DynamicCoupled/structural_solver</text:p>
      <text:p text:style-name="Preformatted_20_Text">data/settings/DynamicCoupled/structural_solver_settings/_read_as</text:p>
      <text:p text:style-name="Preformatted_20_Text">data/settings/DynamicCoupled/structural_solver_settings/abs_threshold</text:p>
      <text:p text:style-name="Preformatted_20_Text">data/settings/DynamicCoupled/structural_solver_settings/balancing</text:p>
      <text:p text:style-name="Preformatted_20_Text">data/settings/DynamicCoupled/structural_solver_settings/delta_curved</text:p>
      <text:p text:style-name="Preformatted_20_Text">data/settings/DynamicCoupled/structural_solver_settings/dt</text:p>
      <text:p text:style-name="Preformatted_20_Text">data/settings/DynamicCoupled/structural_solver_settings/gravity</text:p>
      <text:p text:style-name="Preformatted_20_Text">data/settings/DynamicCoupled/structural_solver_settings/gravity_dir</text:p>
      <text:p text:style-name="Preformatted_20_Text">data/settings/DynamicCoupled/structural_solver_settings/gravity_on</text:p>
      <text:p text:style-name="Preformatted_20_Text">data/settings/DynamicCoupled/structural_solver_settings/initial_velocity</text:p>
      <text:p text:style-name="Preformatted_20_Text">data/settings/DynamicCoupled/structural_solver_settings/initial_velocity_direction</text:p>
      <text:p text:style-name="Preformatted_20_Text">data/settings/DynamicCoupled/structural_solver_settings/max_iterations</text:p>
      <text:p text:style-name="Preformatted_20_Text">data/settings/DynamicCoupled/structural_solver_settings/min_delta</text:p>
      <text:p text:style-name="Preformatted_20_Text"><text:soft-page-break/>data/settings/DynamicCoupled/structural_solver_settings/newmark_damp</text:p>
      <text:p text:style-name="Preformatted_20_Text">data/settings/DynamicCoupled/structural_solver_settings/num_load_steps</text:p>
      <text:p text:style-name="Preformatted_20_Text">data/settings/DynamicCoupled/structural_solver_settings/num_steps</text:p>
      <text:p text:style-name="Preformatted_20_Text">data/settings/DynamicCoupled/structural_solver_settings/print_info</text:p>
      <text:p text:style-name="Preformatted_20_Text">data/settings/DynamicCoupled/structural_solver_settings/relaxation_factor</text:p>
      <text:p text:style-name="Preformatted_20_Text">data/settings/DynamicCoupled/structural_substeps</text:p>
      <text:p text:style-name="Preformatted_20_Text">data/settings/LiftDistribution/_read_as</text:p>
      <text:p text:style-name="Preformatted_20_Text">data/settings/LiftDistribution/rho</text:p>
      <text:p text:style-name="Preformatted_20_Text">data/settings/Modal/NumLambda</text:p>
      <text:p text:style-name="Preformatted_20_Text">data/settings/Modal/_read_as</text:p>
      <text:p text:style-name="Preformatted_20_Text">data/settings/Modal/continuous_eigenvalues</text:p>
      <text:p text:style-name="Preformatted_20_Text">data/settings/Modal/dt</text:p>
      <text:p text:style-name="Preformatted_20_Text">data/settings/Modal/plot_eigenvalues</text:p>
      <text:p text:style-name="Preformatted_20_Text">data/settings/Modal/print_info</text:p>
      <text:p text:style-name="Preformatted_20_Text">data/settings/Modal/print_matrices</text:p>
      <text:p text:style-name="Preformatted_20_Text">data/settings/Modal/rigid_body_modes</text:p>
      <text:p text:style-name="Preformatted_20_Text">data/settings/Modal/use_undamped_modes</text:p>
      <text:p text:style-name="Preformatted_20_Text">data/settings/Modal/write_modes_vtk</text:p>
      <text:p text:style-name="Preformatted_20_Text">data/settings/NonLinearDynamicCoupledStep/_read_as</text:p>
      <text:p text:style-name="Preformatted_20_Text">data/settings/NonLinearDynamicCoupledStep/delta_curved</text:p>
      <text:p text:style-name="Preformatted_20_Text">data/settings/NonLinearDynamicCoupledStep/dt</text:p>
      <text:p text:style-name="Preformatted_20_Text">data/settings/NonLinearDynamicCoupledStep/gravity</text:p>
      <text:p text:style-name="Preformatted_20_Text">data/settings/NonLinearDynamicCoupledStep/gravity_on</text:p>
      <text:p text:style-name="Preformatted_20_Text">data/settings/NonLinearDynamicCoupledStep/initial_velocity</text:p>
      <text:p text:style-name="Preformatted_20_Text">data/settings/NonLinearDynamicCoupledStep/max_iterations</text:p>
      <text:p text:style-name="Preformatted_20_Text">data/settings/NonLinearDynamicCoupledStep/min_delta</text:p>
      <text:p text:style-name="Preformatted_20_Text">data/settings/NonLinearDynamicCoupledStep/newmark_damp</text:p>
      <text:p text:style-name="Preformatted_20_Text">data/settings/NonLinearDynamicCoupledStep/num_steps</text:p>
      <text:p text:style-name="Preformatted_20_Text">data/settings/NonLinearDynamicCoupledStep/print_info</text:p>
      <text:p text:style-name="Preformatted_20_Text">data/settings/NonLinearDynamicPrescribedStep/_read_as</text:p>
      <text:p text:style-name="Preformatted_20_Text">data/settings/NonLinearDynamicPrescribedStep/delta_curved</text:p>
      <text:p text:style-name="Preformatted_20_Text">data/settings/NonLinearDynamicPrescribedStep/dt</text:p>
      <text:p text:style-name="Preformatted_20_Text">data/settings/NonLinearDynamicPrescribedStep/gravity</text:p>
      <text:p text:style-name="Preformatted_20_Text">data/settings/NonLinearDynamicPrescribedStep/gravity_on</text:p>
      <text:p text:style-name="Preformatted_20_Text">data/settings/NonLinearDynamicPrescribedStep/max_iterations</text:p>
      <text:p text:style-name="Preformatted_20_Text">data/settings/NonLinearDynamicPrescribedStep/min_delta</text:p>
      <text:p text:style-name="Preformatted_20_Text">data/settings/NonLinearDynamicPrescribedStep/newmark_damp</text:p>
      <text:p text:style-name="Preformatted_20_Text">data/settings/NonLinearDynamicPrescribedStep/num_steps</text:p>
      <text:p text:style-name="Preformatted_20_Text">data/settings/NonLinearDynamicPrescribedStep/print_info</text:p>
      <text:p text:style-name="Preformatted_20_Text">data/settings/NonLinearStatic/_read_as</text:p>
      <text:p text:style-name="Preformatted_20_Text">data/settings/NonLinearStatic/delta_curved</text:p>
      <text:p text:style-name="Preformatted_20_Text">data/settings/NonLinearStatic/gravity</text:p>
      <text:p text:style-name="Preformatted_20_Text">data/settings/NonLinearStatic/gravity_on</text:p>
      <text:p text:style-name="Preformatted_20_Text">data/settings/NonLinearStatic/max_iterations</text:p>
      <text:p text:style-name="Preformatted_20_Text">data/settings/NonLinearStatic/min_delta</text:p>
      <text:p text:style-name="Preformatted_20_Text">data/settings/NonLinearStatic/num_load_steps</text:p>
      <text:p text:style-name="Preformatted_20_Text">data/settings/NonLinearStatic/print_info</text:p>
      <text:p text:style-name="Preformatted_20_Text">data/settings/NonliftingbodygridLoader/_read_as</text:p>
      <text:p text:style-name="Preformatted_20_Text">data/settings/SHARPy/_read_as</text:p>
      <text:p text:style-name="Preformatted_20_Text">data/settings/SHARPy/case</text:p>
      <text:p text:style-name="Preformatted_20_Text">data/settings/SHARPy/flow/_as_array</text:p>
      <text:p text:style-name="Preformatted_20_Text">data/settings/SHARPy/flow/_read_as</text:p>
      <text:p text:style-name="Preformatted_20_Text">data/settings/SHARPy/log_file</text:p>
      <text:p text:style-name="Preformatted_20_Text">data/settings/SHARPy/log_folder</text:p>
      <text:p text:style-name="Preformatted_20_Text">data/settings/SHARPy/route</text:p>
      <text:p text:style-name="Preformatted_20_Text">data/settings/SHARPy/save_settings</text:p>
      <text:p text:style-name="Preformatted_20_Text">data/settings/SHARPy/write_log</text:p>
      <text:p text:style-name="Preformatted_20_Text">data/settings/SHARPy/write_screen</text:p>
      <text:p text:style-name="Preformatted_20_Text">data/settings/SaveData/_read_as</text:p>
      <text:p text:style-name="Preformatted_20_Text">data/settings/SaveData/save_aero</text:p>
      <text:p text:style-name="Preformatted_20_Text">data/settings/SaveData/save_struct</text:p>
      <text:p text:style-name="Preformatted_20_Text">data/settings/SaveParametricCase/_read_as</text:p>
      <text:p text:style-name="Preformatted_20_Text">data/settings/SaveParametricCase/parameters/_read_as</text:p>
      <text:p text:style-name="Preformatted_20_Text">data/settings/SaveParametricCase/parameters/alpha</text:p>
      <text:p text:style-name="Preformatted_20_Text"><text:soft-page-break/>data/settings/SaveParametricCase/parameters/u_inf</text:p>
      <text:p text:style-name="Preformatted_20_Text">data/settings/SaveParametricCase/save_case</text:p>
      <text:p text:style-name="Preformatted_20_Text">data/settings/StaticCoupled/_read_as</text:p>
      <text:p text:style-name="Preformatted_20_Text">data/settings/StaticCoupled/aero_solver</text:p>
      <text:p text:style-name="Preformatted_20_Text">data/settings/StaticCoupled/aero_solver_settings/_read_as</text:p>
      <text:p text:style-name="Preformatted_20_Text">data/settings/StaticCoupled/aero_solver_settings/centre_rot_g</text:p>
      <text:p text:style-name="Preformatted_20_Text">data/settings/StaticCoupled/aero_solver_settings/cfl1</text:p>
      <text:p text:style-name="Preformatted_20_Text">data/settings/StaticCoupled/aero_solver_settings/horseshoe</text:p>
      <text:p text:style-name="Preformatted_20_Text">data/settings/StaticCoupled/aero_solver_settings/ignore_first_x_nodes_in_force_calculation</text:p>
      <text:p text:style-name="Preformatted_20_Text">data/settings/StaticCoupled/aero_solver_settings/iterative_precond</text:p>
      <text:p text:style-name="Preformatted_20_Text">data/settings/StaticCoupled/aero_solver_settings/iterative_solver</text:p>
      <text:p text:style-name="Preformatted_20_Text">data/settings/StaticCoupled/aero_solver_settings/iterative_tol</text:p>
      <text:p text:style-name="Preformatted_20_Text">data/settings/StaticCoupled/aero_solver_settings/map_forces_on_struct</text:p>
      <text:p text:style-name="Preformatted_20_Text">data/settings/StaticCoupled/aero_solver_settings/n_rollup</text:p>
      <text:p text:style-name="Preformatted_20_Text">data/settings/StaticCoupled/aero_solver_settings/nonlifting_body_interactions</text:p>
      <text:p text:style-name="Preformatted_20_Text">data/settings/StaticCoupled/aero_solver_settings/num_cores</text:p>
      <text:p text:style-name="Preformatted_20_Text">data/settings/StaticCoupled/aero_solver_settings/only_nonlifting</text:p>
      <text:p text:style-name="Preformatted_20_Text">data/settings/StaticCoupled/aero_solver_settings/phantom_wing_test</text:p>
      <text:p text:style-name="Preformatted_20_Text">data/settings/StaticCoupled/aero_solver_settings/print_info</text:p>
      <text:p text:style-name="Preformatted_20_Text">data/settings/StaticCoupled/aero_solver_settings/rbm_vel_g</text:p>
      <text:p text:style-name="Preformatted_20_Text">data/settings/StaticCoupled/aero_solver_settings/rho</text:p>
      <text:p text:style-name="Preformatted_20_Text">data/settings/StaticCoupled/aero_solver_settings/rollup_aic_refresh</text:p>
      <text:p text:style-name="Preformatted_20_Text">data/settings/StaticCoupled/aero_solver_settings/rollup_dt</text:p>
      <text:p text:style-name="Preformatted_20_Text">data/settings/StaticCoupled/aero_solver_settings/rollup_tolerance</text:p>
      <text:p text:style-name="Preformatted_20_Text">data/settings/StaticCoupled/aero_solver_settings/velocity_field_generator</text:p>
      <text:p text:style-name="Preformatted_20_Text">data/settings/StaticCoupled/aero_solver_settings/velocity_field_input/_read_as</text:p>
      <text:p text:style-name="Preformatted_20_Text">data/settings/StaticCoupled/aero_solver_settings/velocity_field_input/u_inf</text:p>
      <text:p text:style-name="Preformatted_20_Text">data/settings/StaticCoupled/aero_solver_settings/velocity_field_input/u_inf_direction</text:p>
      <text:p text:style-name="Preformatted_20_Text">data/settings/StaticCoupled/aero_solver_settings/vortex_radius</text:p>
      <text:p text:style-name="Preformatted_20_Text">data/settings/StaticCoupled/aero_solver_settings/vortex_radius_wake_ind</text:p>
      <text:p text:style-name="Preformatted_20_Text">data/settings/StaticCoupled/correct_forces_method</text:p>
      <text:p text:style-name="Preformatted_20_Text">data/settings/StaticCoupled/correct_forces_settings/_read_as</text:p>
      <text:p text:style-name="Preformatted_20_Text">data/settings/StaticCoupled/max_iter</text:p>
      <text:p text:style-name="Preformatted_20_Text">data/settings/StaticCoupled/n_load_steps</text:p>
      <text:p text:style-name="Preformatted_20_Text">data/settings/StaticCoupled/nonlifting_body_interactions</text:p>
      <text:p text:style-name="Preformatted_20_Text">data/settings/StaticCoupled/print_info</text:p>
      <text:p text:style-name="Preformatted_20_Text">data/settings/StaticCoupled/relaxation_factor</text:p>
      <text:p text:style-name="Preformatted_20_Text">data/settings/StaticCoupled/runtime_generators/_read_as</text:p>
      <text:p text:style-name="Preformatted_20_Text">data/settings/StaticCoupled/structural_solver</text:p>
      <text:p text:style-name="Preformatted_20_Text">data/settings/StaticCoupled/structural_solver_settings/_read_as</text:p>
      <text:p text:style-name="Preformatted_20_Text">data/settings/StaticCoupled/structural_solver_settings/abs_threshold</text:p>
      <text:p text:style-name="Preformatted_20_Text">data/settings/StaticCoupled/structural_solver_settings/delta_curved</text:p>
      <text:p text:style-name="Preformatted_20_Text">data/settings/StaticCoupled/structural_solver_settings/dt</text:p>
      <text:p text:style-name="Preformatted_20_Text">data/settings/StaticCoupled/structural_solver_settings/gravity</text:p>
      <text:p text:style-name="Preformatted_20_Text">data/settings/StaticCoupled/structural_solver_settings/gravity_dir</text:p>
      <text:p text:style-name="Preformatted_20_Text">data/settings/StaticCoupled/structural_solver_settings/gravity_on</text:p>
      <text:p text:style-name="Preformatted_20_Text">data/settings/StaticCoupled/structural_solver_settings/initial_position</text:p>
      <text:p text:style-name="Preformatted_20_Text">data/settings/StaticCoupled/structural_solver_settings/initial_velocity</text:p>
      <text:p text:style-name="Preformatted_20_Text">data/settings/StaticCoupled/structural_solver_settings/max_iterations</text:p>
      <text:p text:style-name="Preformatted_20_Text">data/settings/StaticCoupled/structural_solver_settings/min_delta</text:p>
      <text:p text:style-name="Preformatted_20_Text">data/settings/StaticCoupled/structural_solver_settings/newmark_damp</text:p>
      <text:p text:style-name="Preformatted_20_Text">data/settings/StaticCoupled/structural_solver_settings/num_load_steps</text:p>
      <text:p text:style-name="Preformatted_20_Text">data/settings/StaticCoupled/structural_solver_settings/num_steps</text:p>
      <text:p text:style-name="Preformatted_20_Text">data/settings/StaticCoupled/structural_solver_settings/print_info</text:p>
      <text:p text:style-name="Preformatted_20_Text">data/settings/StaticCoupled/structural_solver_settings/relaxation_factor</text:p>
      <text:p text:style-name="Preformatted_20_Text">data/settings/StaticCoupled/tolerance</text:p>
      <text:p text:style-name="Preformatted_20_Text">data/settings/StaticTrim/_read_as</text:p>
      <text:p text:style-name="Preformatted_20_Text">data/settings/StaticTrim/fx_tolerance</text:p>
      <text:p text:style-name="Preformatted_20_Text">data/settings/StaticTrim/fz_tolerance</text:p>
      <text:p text:style-name="Preformatted_20_Text">data/settings/StaticTrim/initial_alpha</text:p>
      <text:p text:style-name="Preformatted_20_Text">data/settings/StaticTrim/initial_deflection</text:p>
      <text:p text:style-name="Preformatted_20_Text">data/settings/StaticTrim/initial_thrust</text:p>
      <text:p text:style-name="Preformatted_20_Text"><text:soft-page-break/>data/settings/StaticTrim/m_tolerance</text:p>
      <text:p text:style-name="Preformatted_20_Text">data/settings/StaticTrim/max_iter</text:p>
      <text:p text:style-name="Preformatted_20_Text">data/settings/StaticTrim/save_info</text:p>
      <text:p text:style-name="Preformatted_20_Text">data/settings/StaticTrim/solver</text:p>
      <text:p text:style-name="Preformatted_20_Text">data/settings/StaticTrim/solver_settings/_read_as</text:p>
      <text:p text:style-name="Preformatted_20_Text">data/settings/StaticTrim/solver_settings/aero_solver</text:p>
      <text:p text:style-name="Preformatted_20_Text">data/settings/StaticTrim/solver_settings/aero_solver_settings/_read_as</text:p>
      <text:p text:style-name="Preformatted_20_Text">data/settings/StaticTrim/solver_settings/aero_solver_settings/cfl1</text:p>
      <text:p text:style-name="Preformatted_20_Text">data/settings/StaticTrim/solver_settings/aero_solver_settings/horseshoe</text:p>
      <text:p text:style-name="Preformatted_20_Text">data/settings/StaticTrim/solver_settings/aero_solver_settings/n_rollup</text:p>
      <text:p text:style-name="Preformatted_20_Text">data/settings/StaticTrim/solver_settings/aero_solver_settings/nonlifting_body_interactions</text:p>
      <text:p text:style-name="Preformatted_20_Text">data/settings/StaticTrim/solver_settings/aero_solver_settings/num_cores</text:p>
      <text:p text:style-name="Preformatted_20_Text">data/settings/StaticTrim/solver_settings/aero_solver_settings/print_info</text:p>
      <text:p text:style-name="Preformatted_20_Text">data/settings/StaticTrim/solver_settings/aero_solver_settings/rho</text:p>
      <text:p text:style-name="Preformatted_20_Text">data/settings/StaticTrim/solver_settings/aero_solver_settings/velocity_field_generator</text:p>
      <text:p text:style-name="Preformatted_20_Text">data/settings/StaticTrim/solver_settings/aero_solver_settings/velocity_field_input/_read_as</text:p>
      <text:p text:style-name="Preformatted_20_Text">data/settings/StaticTrim/solver_settings/aero_solver_settings/velocity_field_input/u_inf</text:p>
      <text:p text:style-name="Preformatted_20_Text">data/settings/StaticTrim/solver_settings/aero_solver_settings/velocity_field_input/u_inf_direction/_as_array</text:p>
      <text:p text:style-name="Preformatted_20_Text">data/settings/StaticTrim/solver_settings/aero_solver_settings/velocity_field_input/u_inf_direction/_read_as</text:p>
      <text:p text:style-name="Preformatted_20_Text">data/settings/StaticTrim/solver_settings/max_iter</text:p>
      <text:p text:style-name="Preformatted_20_Text">data/settings/StaticTrim/solver_settings/n_load_steps</text:p>
      <text:p text:style-name="Preformatted_20_Text">data/settings/StaticTrim/solver_settings/nonlifting_body_interactions</text:p>
      <text:p text:style-name="Preformatted_20_Text">data/settings/StaticTrim/solver_settings/print_info</text:p>
      <text:p text:style-name="Preformatted_20_Text">data/settings/StaticTrim/solver_settings/relaxation_factor</text:p>
      <text:p text:style-name="Preformatted_20_Text">data/settings/StaticTrim/solver_settings/structural_solver</text:p>
      <text:p text:style-name="Preformatted_20_Text">data/settings/StaticTrim/solver_settings/structural_solver_settings/_read_as</text:p>
      <text:p text:style-name="Preformatted_20_Text">data/settings/StaticTrim/solver_settings/structural_solver_settings/delta_curved</text:p>
      <text:p text:style-name="Preformatted_20_Text">data/settings/StaticTrim/solver_settings/structural_solver_settings/gravity</text:p>
      <text:p text:style-name="Preformatted_20_Text">data/settings/StaticTrim/solver_settings/structural_solver_settings/gravity_on</text:p>
      <text:p text:style-name="Preformatted_20_Text">data/settings/StaticTrim/solver_settings/structural_solver_settings/max_iterations</text:p>
      <text:p text:style-name="Preformatted_20_Text">data/settings/StaticTrim/solver_settings/structural_solver_settings/min_delta</text:p>
      <text:p text:style-name="Preformatted_20_Text">data/settings/StaticTrim/solver_settings/structural_solver_settings/num_load_steps</text:p>
      <text:p text:style-name="Preformatted_20_Text">data/settings/StaticTrim/solver_settings/structural_solver_settings/print_info</text:p>
      <text:p text:style-name="Preformatted_20_Text">data/settings/StaticTrim/solver_settings/tolerance</text:p>
      <text:p text:style-name="Preformatted_20_Text">data/settings/StaticTrim/tail_cs_index/_as_array</text:p>
      <text:p text:style-name="Preformatted_20_Text">data/settings/StaticTrim/tail_cs_index/_read_as</text:p>
      <text:p text:style-name="Preformatted_20_Text">data/settings/StaticTrim/thrust_nodes/_as_array</text:p>
      <text:p text:style-name="Preformatted_20_Text">data/settings/StaticTrim/thrust_nodes/_read_as</text:p>
      <text:p text:style-name="Preformatted_20_Text">data/settings/StaticUvlm/_read_as</text:p>
      <text:p text:style-name="Preformatted_20_Text">data/settings/StaticUvlm/cfl1</text:p>
      <text:p text:style-name="Preformatted_20_Text">data/settings/StaticUvlm/horseshoe</text:p>
      <text:p text:style-name="Preformatted_20_Text">data/settings/StaticUvlm/n_rollup</text:p>
      <text:p text:style-name="Preformatted_20_Text">data/settings/StaticUvlm/nonlifting_body_interactions</text:p>
      <text:p text:style-name="Preformatted_20_Text">data/settings/StaticUvlm/num_cores</text:p>
      <text:p text:style-name="Preformatted_20_Text">data/settings/StaticUvlm/print_info</text:p>
      <text:p text:style-name="Preformatted_20_Text">data/settings/StaticUvlm/rho</text:p>
      <text:p text:style-name="Preformatted_20_Text">data/settings/StaticUvlm/velocity_field_generator</text:p>
      <text:p text:style-name="Preformatted_20_Text">data/settings/StaticUvlm/velocity_field_input/_read_as</text:p>
      <text:p text:style-name="Preformatted_20_Text">data/settings/StaticUvlm/velocity_field_input/u_inf</text:p>
      <text:p text:style-name="Preformatted_20_Text">data/settings/StaticUvlm/velocity_field_input/u_inf_direction/_as_array</text:p>
      <text:p text:style-name="Preformatted_20_Text">data/settings/StaticUvlm/velocity_field_input/u_inf_direction/_read_as</text:p>
      <text:p text:style-name="Preformatted_20_Text">data/settings/StepUvlm/_read_as</text:p>
      <text:p text:style-name="Preformatted_20_Text">data/settings/StepUvlm/cfl1</text:p>
      <text:p text:style-name="Preformatted_20_Text">data/settings/StepUvlm/convection_scheme</text:p>
      <text:p text:style-name="Preformatted_20_Text">data/settings/StepUvlm/dt</text:p>
      <text:p text:style-name="Preformatted_20_Text">data/settings/StepUvlm/gamma_dot_filtering</text:p>
      <text:p text:style-name="Preformatted_20_Text"><text:soft-page-break/>data/settings/StepUvlm/n_time_steps</text:p>
      <text:p text:style-name="Preformatted_20_Text">data/settings/StepUvlm/nonlifting_body_interactions</text:p>
      <text:p text:style-name="Preformatted_20_Text">data/settings/StepUvlm/num_cores</text:p>
      <text:p text:style-name="Preformatted_20_Text">data/settings/StepUvlm/rho</text:p>
      <text:p text:style-name="Preformatted_20_Text">data/settings/StepUvlm/velocity_field_generator</text:p>
      <text:p text:style-name="Preformatted_20_Text">data/settings/StepUvlm/velocity_field_input/_read_as</text:p>
      <text:p text:style-name="Preformatted_20_Text">data/settings/StepUvlm/velocity_field_input/gust_parameters/_read_as</text:p>
      <text:p text:style-name="Preformatted_20_Text">data/settings/StepUvlm/velocity_field_input/gust_parameters/gust_intensity</text:p>
      <text:p text:style-name="Preformatted_20_Text">data/settings/StepUvlm/velocity_field_input/gust_parameters/gust_length</text:p>
      <text:p text:style-name="Preformatted_20_Text">data/settings/StepUvlm/velocity_field_input/gust_shape</text:p>
      <text:p text:style-name="Preformatted_20_Text">data/settings/StepUvlm/velocity_field_input/offset</text:p>
      <text:p text:style-name="Preformatted_20_Text">data/settings/StepUvlm/velocity_field_input/relative_motion</text:p>
      <text:p text:style-name="Preformatted_20_Text">data/settings/StepUvlm/velocity_field_input/u_inf</text:p>
      <text:p text:style-name="Preformatted_20_Text">data/settings/StepUvlm/velocity_field_input/u_inf_direction/_as_array</text:p>
      <text:p text:style-name="Preformatted_20_Text">data/settings/StepUvlm/velocity_field_input/u_inf_direction/_read_as</text:p>
      <text:p text:style-name="Preformatted_20_Text">data/settings/WriteVariablesTime/_read_as</text:p>
      <text:p text:style-name="Preformatted_20_Text">data/settings/WriteVariablesTime/cleanup_old_solution</text:p>
      <text:p text:style-name="Preformatted_20_Text">data/settings/WriteVariablesTime/delimiter</text:p>
      <text:p text:style-name="Preformatted_20_Text">data/settings/WriteVariablesTime/structure_nodes/_as_array</text:p>
      <text:p text:style-name="Preformatted_20_Text">data/settings/WriteVariablesTime/structure_nodes/_read_as</text:p>
      <text:p text:style-name="Preformatted_20_Text">data/settings/WriteVariablesTime/structure_variables/_as_array</text:p>
      <text:p text:style-name="Preformatted_20_Text">data/settings/WriteVariablesTime/structure_variables/_read_as</text:p>
      <text:p text:style-name="Preformatted_20_Text">data/settings/_read_as</text:p>
      <text:p text:style-name="Preformatted_20_Text">data/structure/FoR_movement</text:p>
      <text:p text:style-name="Preformatted_20_Text">data/structure/_read_as</text:p>
      <text:p text:style-name="Preformatted_20_Text">data/structure/beam_number</text:p>
      <text:p text:style-name="Preformatted_20_Text">data/structure/body_number</text:p>
      <text:p text:style-name="Preformatted_20_Text">data/structure/boundary_conditions</text:p>
      <text:p text:style-name="Preformatted_20_Text">data/structure/connectivities</text:p>
      <text:p text:style-name="Preformatted_20_Text">data/structure/dyn_dict/_read_as</text:p>
      <text:p text:style-name="Preformatted_20_Text">data/structure/elem_mass</text:p>
      <text:p text:style-name="Preformatted_20_Text">data/structure/elem_stiffness</text:p>
      <text:p text:style-name="Preformatted_20_Text">data/structure/elements/00000</text:p>
      <text:p text:style-name="Preformatted_20_Text">data/structure/elements/00001</text:p>
      <text:p text:style-name="Preformatted_20_Text">data/structure/elements/00002</text:p>
      <text:p text:style-name="Preformatted_20_Text">data/structure/elements/00003</text:p>
      <text:p text:style-name="Preformatted_20_Text">data/structure/elements/00004</text:p>
      <text:p text:style-name="Preformatted_20_Text">data/structure/elements/00005</text:p>
      <text:p text:style-name="Preformatted_20_Text">data/structure/elements/00006</text:p>
      <text:p text:style-name="Preformatted_20_Text">data/structure/elements/00007</text:p>
      <text:p text:style-name="Preformatted_20_Text">data/structure/elements/00008</text:p>
      <text:p text:style-name="Preformatted_20_Text">data/structure/elements/00009</text:p>
      <text:p text:style-name="Preformatted_20_Text">data/structure/elements/00010</text:p>
      <text:p text:style-name="Preformatted_20_Text">data/structure/elements/00011</text:p>
      <text:p text:style-name="Preformatted_20_Text">data/structure/elements/00012</text:p>
      <text:p text:style-name="Preformatted_20_Text">data/structure/elements/00013</text:p>
      <text:p text:style-name="Preformatted_20_Text">data/structure/elements/00014</text:p>
      <text:p text:style-name="Preformatted_20_Text">data/structure/elements/00015</text:p>
      <text:p text:style-name="Preformatted_20_Text">data/structure/elements/00016</text:p>
      <text:p text:style-name="Preformatted_20_Text">data/structure/elements/00017</text:p>
      <text:p text:style-name="Preformatted_20_Text">data/structure/elements/00018</text:p>
      <text:p text:style-name="Preformatted_20_Text">data/structure/elements/00019</text:p>
      <text:p text:style-name="Preformatted_20_Text">data/structure/elements/00020</text:p>
      <text:p text:style-name="Preformatted_20_Text">data/structure/elements/00021</text:p>
      <text:p text:style-name="Preformatted_20_Text">data/structure/elements/00022</text:p>
      <text:p text:style-name="Preformatted_20_Text">data/structure/elements/00023</text:p>
      <text:p text:style-name="Preformatted_20_Text">data/structure/elements/00024</text:p>
      <text:p text:style-name="Preformatted_20_Text">data/structure/elements/00025</text:p>
      <text:p text:style-name="Preformatted_20_Text">data/structure/elements/00026</text:p>
      <text:p text:style-name="Preformatted_20_Text">data/structure/elements/00027</text:p>
      <text:p text:style-name="Preformatted_20_Text">data/structure/elements/00028</text:p>
      <text:p text:style-name="Preformatted_20_Text">data/structure/elements/00029</text:p>
      <text:p text:style-name="Preformatted_20_Text">data/structure/elements/00030</text:p>
      <text:p text:style-name="Preformatted_20_Text">data/structure/elements/00031</text:p>
      <text:p text:style-name="Preformatted_20_Text"><text:soft-page-break/>data/structure/elements/00032</text:p>
      <text:p text:style-name="Preformatted_20_Text">data/structure/elements/00033</text:p>
      <text:p text:style-name="Preformatted_20_Text">data/structure/elements/00034</text:p>
      <text:p text:style-name="Preformatted_20_Text">data/structure/elements/00035</text:p>
      <text:p text:style-name="Preformatted_20_Text">data/structure/elements/00036</text:p>
      <text:p text:style-name="Preformatted_20_Text">data/structure/elements/00037</text:p>
      <text:p text:style-name="Preformatted_20_Text">data/structure/elements/00038</text:p>
      <text:p text:style-name="Preformatted_20_Text">data/structure/elements/00039</text:p>
      <text:p text:style-name="Preformatted_20_Text">data/structure/elements/00040</text:p>
      <text:p text:style-name="Preformatted_20_Text">data/structure/elements/00041</text:p>
      <text:p text:style-name="Preformatted_20_Text">data/structure/elements/00042</text:p>
      <text:p text:style-name="Preformatted_20_Text">data/structure/elements/00043</text:p>
      <text:p text:style-name="Preformatted_20_Text">data/structure/elements/00044</text:p>
      <text:p text:style-name="Preformatted_20_Text">data/structure/elements/00045</text:p>
      <text:p text:style-name="Preformatted_20_Text">data/structure/elements/00046</text:p>
      <text:p text:style-name="Preformatted_20_Text">data/structure/elements/00047</text:p>
      <text:p text:style-name="Preformatted_20_Text">data/structure/elements/00048</text:p>
      <text:p text:style-name="Preformatted_20_Text">data/structure/elements/00049</text:p>
      <text:p text:style-name="Preformatted_20_Text">data/structure/elements/00050</text:p>
      <text:p text:style-name="Preformatted_20_Text">data/structure/elements/00051</text:p>
      <text:p text:style-name="Preformatted_20_Text">data/structure/elements/00052</text:p>
      <text:p text:style-name="Preformatted_20_Text">data/structure/elements/00053</text:p>
      <text:p text:style-name="Preformatted_20_Text">data/structure/elements/00054</text:p>
      <text:p text:style-name="Preformatted_20_Text">data/structure/elements/00055</text:p>
      <text:p text:style-name="Preformatted_20_Text">data/structure/elements/00056</text:p>
      <text:p text:style-name="Preformatted_20_Text">data/structure/elements/00057</text:p>
      <text:p text:style-name="Preformatted_20_Text">data/structure/elements/00058</text:p>
      <text:p text:style-name="Preformatted_20_Text">data/structure/elements/00059</text:p>
      <text:p text:style-name="Preformatted_20_Text">data/structure/elements/00060</text:p>
      <text:p text:style-name="Preformatted_20_Text">data/structure/elements/00061</text:p>
      <text:p text:style-name="Preformatted_20_Text">data/structure/elements/00062</text:p>
      <text:p text:style-name="Preformatted_20_Text">data/structure/elements/00063</text:p>
      <text:p text:style-name="Preformatted_20_Text">data/structure/elements/00064</text:p>
      <text:p text:style-name="Preformatted_20_Text">data/structure/elements/00065</text:p>
      <text:p text:style-name="Preformatted_20_Text">data/structure/elements/00066</text:p>
      <text:p text:style-name="Preformatted_20_Text">data/structure/elements/00067</text:p>
      <text:p text:style-name="Preformatted_20_Text">data/structure/elements/00068</text:p>
      <text:p text:style-name="Preformatted_20_Text">data/structure/elements/00069</text:p>
      <text:p text:style-name="Preformatted_20_Text">data/structure/elements/00070</text:p>
      <text:p text:style-name="Preformatted_20_Text">data/structure/elements/00071</text:p>
      <text:p text:style-name="Preformatted_20_Text">data/structure/elements/00072</text:p>
      <text:p text:style-name="Preformatted_20_Text">data/structure/elements/00073</text:p>
      <text:p text:style-name="Preformatted_20_Text">data/structure/elements/00074</text:p>
      <text:p text:style-name="Preformatted_20_Text">data/structure/elements/00075</text:p>
      <text:p text:style-name="Preformatted_20_Text">data/structure/elements/00076</text:p>
      <text:p text:style-name="Preformatted_20_Text">data/structure/elements/00077</text:p>
      <text:p text:style-name="Preformatted_20_Text">data/structure/elements/00078</text:p>
      <text:p text:style-name="Preformatted_20_Text">data/structure/elements/00079</text:p>
      <text:p text:style-name="Preformatted_20_Text">data/structure/elements/00080</text:p>
      <text:p text:style-name="Preformatted_20_Text">data/structure/elements/00081</text:p>
      <text:p text:style-name="Preformatted_20_Text">data/structure/elements/00082</text:p>
      <text:p text:style-name="Preformatted_20_Text">data/structure/elements/00083</text:p>
      <text:p text:style-name="Preformatted_20_Text">data/structure/elements/00084</text:p>
      <text:p text:style-name="Preformatted_20_Text">data/structure/elements/_read_as</text:p>
      <text:p text:style-name="Preformatted_20_Text">data/structure/fdof</text:p>
      <text:p text:style-name="Preformatted_20_Text">data/structure/frame_of_reference_delta</text:p>
      <text:p text:style-name="Preformatted_20_Text">data/structure/global_elems_num</text:p>
      <text:p text:style-name="Preformatted_20_Text">data/structure/global_nodes_num</text:p>
      <text:p text:style-name="Preformatted_20_Text">data/structure/ini_info/_read_as</text:p>
      <text:p text:style-name="Preformatted_20_Text">data/structure/ini_info/dqddt</text:p>
      <text:p text:style-name="Preformatted_20_Text">data/structure/ini_info/dqdt</text:p>
      <text:p text:style-name="Preformatted_20_Text">data/structure/ini_info/for_acc</text:p>
      <text:p text:style-name="Preformatted_20_Text">data/structure/ini_info/for_pos</text:p>
      <text:p text:style-name="Preformatted_20_Text">data/structure/ini_info/for_vel</text:p>
      <text:p text:style-name="Preformatted_20_Text"><text:soft-page-break/>data/structure/ini_info/forces_constraints_FoR</text:p>
      <text:p text:style-name="Preformatted_20_Text">data/structure/ini_info/forces_constraints_nodes</text:p>
      <text:p text:style-name="Preformatted_20_Text">data/structure/ini_info/gravity_forces</text:p>
      <text:p text:style-name="Preformatted_20_Text">data/structure/ini_info/in_global_AFoR</text:p>
      <text:p text:style-name="Preformatted_20_Text">data/structure/ini_info/mb_FoR_acc</text:p>
      <text:p text:style-name="Preformatted_20_Text">data/structure/ini_info/mb_FoR_pos</text:p>
      <text:p text:style-name="Preformatted_20_Text">data/structure/ini_info/mb_FoR_vel</text:p>
      <text:p text:style-name="Preformatted_20_Text">data/structure/ini_info/mb_dict</text:p>
      <text:p text:style-name="Preformatted_20_Text">data/structure/ini_info/mb_dquatdt</text:p>
      <text:p text:style-name="Preformatted_20_Text">data/structure/ini_info/mb_quat</text:p>
      <text:p text:style-name="Preformatted_20_Text">data/structure/ini_info/num_elem</text:p>
      <text:p text:style-name="Preformatted_20_Text">data/structure/ini_info/num_node</text:p>
      <text:p text:style-name="Preformatted_20_Text">data/structure/ini_info/num_node_elem</text:p>
      <text:p text:style-name="P1">data/structure/ini_info/pos</text:p>
      <text:p text:style-name="Preformatted_20_Text">data/structure/ini_info/pos_ddot</text:p>
      <text:p text:style-name="Preformatted_20_Text">data/structure/ini_info/pos_dot</text:p>
      <text:p text:style-name="Preformatted_20_Text">data/structure/ini_info/postproc_cell/_read_as</text:p>
      <text:p text:style-name="Preformatted_20_Text">data/structure/ini_info/postproc_node/_read_as</text:p>
      <text:p text:style-name="Preformatted_20_Text">data/structure/ini_info/psi</text:p>
      <text:p text:style-name="Preformatted_20_Text">data/structure/ini_info/psi_ddot</text:p>
      <text:p text:style-name="Preformatted_20_Text">data/structure/ini_info/psi_dot</text:p>
      <text:p text:style-name="Preformatted_20_Text">data/structure/ini_info/psi_dot_local</text:p>
      <text:p text:style-name="Preformatted_20_Text">data/structure/ini_info/psi_local</text:p>
      <text:p text:style-name="Preformatted_20_Text">data/structure/ini_info/q</text:p>
      <text:p text:style-name="Preformatted_20_Text">data/structure/ini_info/quat</text:p>
      <text:p text:style-name="Preformatted_20_Text">data/structure/ini_info/runtime_steady_forces</text:p>
      <text:p text:style-name="Preformatted_20_Text">data/structure/ini_info/runtime_unsteady_forces</text:p>
      <text:p text:style-name="Preformatted_20_Text">data/structure/ini_info/steady_applied_forces</text:p>
      <text:p text:style-name="Preformatted_20_Text">data/structure/ini_info/total_forces</text:p>
      <text:p text:style-name="Preformatted_20_Text">data/structure/ini_info/total_gravity_forces</text:p>
      <text:p text:style-name="Preformatted_20_Text">data/structure/ini_info/unsteady_applied_forces</text:p>
      <text:p text:style-name="Preformatted_20_Text">data/structure/ini_mb_dict/_read_as</text:p>
      <text:p text:style-name="Preformatted_20_Text">data/structure/inv_stiffness_db</text:p>
      <text:p text:style-name="Preformatted_20_Text">data/structure/lumped_mass</text:p>
      <text:p text:style-name="Preformatted_20_Text">data/structure/lumped_mass_inertia</text:p>
      <text:p text:style-name="Preformatted_20_Text">data/structure/lumped_mass_mat</text:p>
      <text:p text:style-name="Preformatted_20_Text">data/structure/lumped_mass_mat_nodes</text:p>
      <text:p text:style-name="Preformatted_20_Text">data/structure/lumped_mass_nodes</text:p>
      <text:p text:style-name="Preformatted_20_Text">data/structure/lumped_mass_position</text:p>
      <text:p text:style-name="Preformatted_20_Text">data/structure/mass_db</text:p>
      <text:p text:style-name="Preformatted_20_Text">data/structure/master</text:p>
      <text:p text:style-name="Preformatted_20_Text">data/structure/n_lumped_mass</text:p>
      <text:p text:style-name="Preformatted_20_Text">data/structure/n_mass</text:p>
      <text:p text:style-name="Preformatted_20_Text">data/structure/n_stiff</text:p>
      <text:p text:style-name="Preformatted_20_Text">data/structure/node_master_elem</text:p>
      <text:p text:style-name="Preformatted_20_Text">data/structure/num_bodies</text:p>
      <text:p text:style-name="Preformatted_20_Text">data/structure/num_dof</text:p>
      <text:p text:style-name="Preformatted_20_Text">data/structure/num_elem</text:p>
      <text:p text:style-name="Preformatted_20_Text">data/structure/num_node</text:p>
      <text:p text:style-name="Preformatted_20_Text">data/structure/num_node_elem</text:p>
      <text:p text:style-name="Preformatted_20_Text">data/structure/settings/_read_as</text:p>
      <text:p text:style-name="Preformatted_20_Text">data/structure/settings/for_pos</text:p>
      <text:p text:style-name="Preformatted_20_Text">data/structure/settings/orientation</text:p>
      <text:p text:style-name="Preformatted_20_Text">data/structure/settings/unsteady</text:p>
      <text:p text:style-name="Preformatted_20_Text">data/structure/steady_app_forces</text:p>
      <text:p text:style-name="Preformatted_20_Text">data/structure/stiffness_db</text:p>
      <text:p text:style-name="Preformatted_20_Text">data/structure/structural_twist</text:p>
      <text:p text:style-name="Preformatted_20_Text">data/structure/timestep_info/00000/_read_as</text:p>
      <text:p text:style-name="Preformatted_20_Text">data/structure/timestep_info/00000/dqddt</text:p>
      <text:p text:style-name="Preformatted_20_Text">data/structure/timestep_info/00000/dqdt</text:p>
      <text:p text:style-name="P1">data/structure/timestep_info/00000/for_acc</text:p>
      <text:p text:style-name="P1">data/structure/timestep_info/00000/for_pos</text:p>
      <text:p text:style-name="P1">data/structure/timestep_info/00000/for_vel</text:p>
      <text:p text:style-name="Preformatted_20_Text">data/structure/timestep_info/00000/forces_constraints_FoR</text:p>
      <text:p text:style-name="Preformatted_20_Text"><text:soft-page-break/>data/structure/timestep_info/00000/forces_constraints_nodes</text:p>
      <text:p text:style-name="Preformatted_20_Text">data/structure/timestep_info/00000/gravity_forces</text:p>
      <text:p text:style-name="Preformatted_20_Text">data/structure/timestep_info/00000/in_global_AFoR</text:p>
      <text:p text:style-name="Preformatted_20_Text">data/structure/timestep_info/00000/mb_FoR_acc</text:p>
      <text:p text:style-name="Preformatted_20_Text">data/structure/timestep_info/00000/mb_FoR_pos</text:p>
      <text:p text:style-name="Preformatted_20_Text">data/structure/timestep_info/00000/mb_FoR_vel</text:p>
      <text:p text:style-name="Preformatted_20_Text">data/structure/timestep_info/00000/mb_dict</text:p>
      <text:p text:style-name="Preformatted_20_Text">data/structure/timestep_info/00000/mb_dquatdt</text:p>
      <text:p text:style-name="Preformatted_20_Text">data/structure/timestep_info/00000/mb_quat</text:p>
      <text:p text:style-name="Preformatted_20_Text">data/structure/timestep_info/00000/num_elem</text:p>
      <text:p text:style-name="Preformatted_20_Text">data/structure/timestep_info/00000/num_node</text:p>
      <text:p text:style-name="Preformatted_20_Text">data/structure/timestep_info/00000/num_node_elem</text:p>
      <text:p text:style-name="P2">data/structure/timestep_info/00000/pos<text:tab/><text:span text:style-name="T1"># This is nodal position</text:span></text:p>
      <text:p text:style-name="P2">data/structure/timestep_info/00000/pos_ddot</text:p>
      <text:p text:style-name="P2">data/structure/timestep_info/00000/pos_dot</text:p>
      <text:p text:style-name="Preformatted_20_Text">data/structure/timestep_info/00000/postproc_cell/_read_as</text:p>
      <text:p text:style-name="Preformatted_20_Text">data/structure/timestep_info/00000/postproc_node/_read_as</text:p>
      <text:p text:style-name="Preformatted_20_Text">data/structure/timestep_info/00000/postproc_node/aero_steady_forces</text:p>
      <text:p text:style-name="P1">data/structure/timestep_info/00000/psi</text:p>
      <text:p text:style-name="P1">data/structure/timestep_info/00000/psi_ddot</text:p>
      <text:p text:style-name="P1">data/structure/timestep_info/00000/psi_dot</text:p>
      <text:p text:style-name="Preformatted_20_Text">data/structure/timestep_info/00000/psi_dot_local</text:p>
      <text:p text:style-name="Preformatted_20_Text">data/structure/timestep_info/00000/psi_local</text:p>
      <text:p text:style-name="Preformatted_20_Text">data/structure/timestep_info/00000/q</text:p>
      <text:p text:style-name="Preformatted_20_Text">data/structure/timestep_info/00000/quat</text:p>
      <text:p text:style-name="Preformatted_20_Text">data/structure/timestep_info/00000/runtime_steady_forces</text:p>
      <text:p text:style-name="Preformatted_20_Text">data/structure/timestep_info/00000/runtime_unsteady_forces</text:p>
      <text:p text:style-name="Preformatted_20_Text">data/structure/timestep_info/00000/steady_applied_forces</text:p>
      <text:p text:style-name="Preformatted_20_Text">data/structure/timestep_info/00000/total_forces</text:p>
      <text:p text:style-name="Preformatted_20_Text">data/structure/timestep_info/00000/total_gravity_forces</text:p>
      <text:p text:style-name="Preformatted_20_Text">data/structure/timestep_info/00000/unsteady_applied_forces</text:p>
      <text:p text:style-name="Preformatted_20_Text">data/structure/timestep_info/00001/_read_as</text:p>
      <text:p text:style-name="Preformatted_20_Text">data/structure/timestep_info/00001/dqddt</text:p>
      <text:p text:style-name="Preformatted_20_Text">data/structure/timestep_info/00001/dqdt</text:p>
      <text:p text:style-name="Preformatted_20_Text">data/structure/timestep_info/00001/for_acc</text:p>
      <text:p text:style-name="Preformatted_20_Text">data/structure/timestep_info/00001/for_pos</text:p>
      <text:p text:style-name="Preformatted_20_Text">data/structure/timestep_info/00001/for_vel</text:p>
      <text:p text:style-name="Preformatted_20_Text">data/structure/timestep_info/00001/forces_constraints_FoR</text:p>
      <text:p text:style-name="Preformatted_20_Text">data/structure/timestep_info/00001/forces_constraints_nodes</text:p>
      <text:p text:style-name="Preformatted_20_Text">data/structure/timestep_info/00001/gravity_forces</text:p>
      <text:p text:style-name="Preformatted_20_Text">data/structure/timestep_info/00001/in_global_AFoR</text:p>
      <text:p text:style-name="Preformatted_20_Text">data/structure/timestep_info/00001/mb_FoR_acc</text:p>
      <text:p text:style-name="Preformatted_20_Text">data/structure/timestep_info/00001/mb_FoR_pos</text:p>
      <text:p text:style-name="Preformatted_20_Text">data/structure/timestep_info/00001/mb_FoR_vel</text:p>
      <text:p text:style-name="Preformatted_20_Text">data/structure/timestep_info/00001/mb_dict</text:p>
      <text:p text:style-name="Preformatted_20_Text">data/structure/timestep_info/00001/mb_dquatdt</text:p>
      <text:p text:style-name="Preformatted_20_Text">data/structure/timestep_info/00001/mb_quat</text:p>
      <text:p text:style-name="Preformatted_20_Text">data/structure/timestep_info/00001/num_elem</text:p>
      <text:p text:style-name="Preformatted_20_Text">data/structure/timestep_info/00001/num_node</text:p>
      <text:p text:style-name="Preformatted_20_Text">data/structure/timestep_info/00001/num_node_elem</text:p>
      <text:p text:style-name="P1">data/structure/timestep_info/00001/pos</text:p>
      <text:p text:style-name="Preformatted_20_Text">data/structure/timestep_info/00001/pos_ddot</text:p>
      <text:p text:style-name="Preformatted_20_Text">data/structure/timestep_info/00001/pos_dot</text:p>
      <text:p text:style-name="Preformatted_20_Text">data/structure/timestep_info/00001/postproc_cell/_read_as</text:p>
      <text:p text:style-name="Preformatted_20_Text">data/structure/timestep_info/00001/postproc_cell/coords_a</text:p>
      <text:p text:style-name="P3">data/structure/timestep_info/00001/postproc_cell/loads <text:s text:c="3"/><text:span text:style-name="T3"># Beam Loads (Moments)</text:span></text:p>
      <text:p text:style-name="Preformatted_20_Text">data/structure/timestep_info/00001/postproc_cell/strain</text:p>
      <text:p text:style-name="Preformatted_20_Text">data/structure/timestep_info/00001/postproc_node/_read_as</text:p>
      <text:p text:style-name="Preformatted_20_Text">data/structure/timestep_info/00001/postproc_node/aero_steady_forces</text:p>
      <text:p text:style-name="Preformatted_20_Text">data/structure/timestep_info/00001/postproc_node/aero_unsteady_forces</text:p>
      <text:p text:style-name="Preformatted_20_Text">data/structure/timestep_info/00001/psi</text:p>
      <text:p text:style-name="Preformatted_20_Text">data/structure/timestep_info/00001/psi_ddot</text:p>
      <text:p text:style-name="Preformatted_20_Text">data/structure/timestep_info/00001/psi_dot</text:p>
      <text:p text:style-name="Preformatted_20_Text">data/structure/timestep_info/00001/psi_dot_local</text:p>
      <text:p text:style-name="Preformatted_20_Text"><text:soft-page-break/>data/structure/timestep_info/00001/psi_local</text:p>
      <text:p text:style-name="Preformatted_20_Text">data/structure/timestep_info/00001/q</text:p>
      <text:p text:style-name="Preformatted_20_Text">data/structure/timestep_info/00001/quat</text:p>
      <text:p text:style-name="Preformatted_20_Text">data/structure/timestep_info/00001/runtime_steady_forces</text:p>
      <text:p text:style-name="Preformatted_20_Text">data/structure/timestep_info/00001/runtime_unsteady_forces</text:p>
      <text:p text:style-name="Preformatted_20_Text">data/structure/timestep_info/00001/steady_applied_forces</text:p>
      <text:p text:style-name="Preformatted_20_Text">data/structure/timestep_info/00001/total_forces</text:p>
      <text:p text:style-name="Preformatted_20_Text">data/structure/timestep_info/00001/total_gravity_forces</text:p>
      <text:p text:style-name="Preformatted_20_Text">data/structure/timestep_info/00001/unsteady_applied_forces</text:p>
      <text:p text:style-name="Preformatted_20_Text">data/structure/timestep_info/00002/_read_as</text:p>
      <text:p text:style-name="Preformatted_20_Text">data/structure/timestep_info/00002/dqddt</text:p>
      <text:p text:style-name="Preformatted_20_Text">data/structure/timestep_info/00002/dqdt</text:p>
      <text:p text:style-name="Preformatted_20_Text">data/structure/timestep_info/00002/for_acc</text:p>
      <text:p text:style-name="Preformatted_20_Text">data/structure/timestep_info/00002/for_pos</text:p>
      <text:p text:style-name="Preformatted_20_Text">data/structure/timestep_info/00002/for_vel</text:p>
      <text:p text:style-name="Preformatted_20_Text">data/structure/timestep_info/00002/forces_constraints_FoR</text:p>
      <text:p text:style-name="Preformatted_20_Text">data/structure/timestep_info/00002/forces_constraints_nodes</text:p>
      <text:p text:style-name="Preformatted_20_Text">data/structure/timestep_info/00002/gravity_forces</text:p>
      <text:p text:style-name="Preformatted_20_Text">data/structure/timestep_info/00002/in_global_AFoR</text:p>
      <text:p text:style-name="Preformatted_20_Text">data/structure/timestep_info/00002/mb_FoR_acc</text:p>
      <text:p text:style-name="Preformatted_20_Text">data/structure/timestep_info/00002/mb_FoR_pos</text:p>
      <text:p text:style-name="Preformatted_20_Text">data/structure/timestep_info/00002/mb_FoR_vel</text:p>
      <text:p text:style-name="Preformatted_20_Text">data/structure/timestep_info/00002/mb_dict</text:p>
      <text:p text:style-name="Preformatted_20_Text">data/structure/timestep_info/00002/mb_dquatdt</text:p>
      <text:p text:style-name="Preformatted_20_Text">data/structure/timestep_info/00002/mb_quat</text:p>
      <text:p text:style-name="Preformatted_20_Text">data/structure/timestep_info/00002/num_elem</text:p>
      <text:p text:style-name="Preformatted_20_Text">data/structure/timestep_info/00002/num_node</text:p>
      <text:p text:style-name="Preformatted_20_Text">data/structure/timestep_info/00002/num_node_elem</text:p>
      <text:p text:style-name="Preformatted_20_Text">data/structure/timestep_info/00002/pos</text:p>
      <text:p text:style-name="Preformatted_20_Text">data/structure/timestep_info/00002/pos_ddot</text:p>
      <text:p text:style-name="Preformatted_20_Text">data/structure/timestep_info/00002/pos_dot</text:p>
      <text:p text:style-name="Preformatted_20_Text">data/structure/timestep_info/00002/postproc_cell/_read_as</text:p>
      <text:p text:style-name="Preformatted_20_Text">data/structure/timestep_info/00002/postproc_cell/coords_a</text:p>
      <text:p text:style-name="Preformatted_20_Text">data/structure/timestep_info/00002/postproc_cell/loads</text:p>
      <text:p text:style-name="Preformatted_20_Text">data/structure/timestep_info/00002/postproc_cell/strain</text:p>
      <text:p text:style-name="Preformatted_20_Text">data/structure/timestep_info/00002/postproc_node/_read_as</text:p>
      <text:p text:style-name="Preformatted_20_Text">data/structure/timestep_info/00002/postproc_node/aero_steady_forces</text:p>
      <text:p text:style-name="Preformatted_20_Text">data/structure/timestep_info/00002/postproc_node/aero_unsteady_forces</text:p>
      <text:p text:style-name="Preformatted_20_Text">data/structure/timestep_info/00002/psi</text:p>
      <text:p text:style-name="Preformatted_20_Text">data/structure/timestep_info/00002/psi_ddot</text:p>
      <text:p text:style-name="Preformatted_20_Text">data/structure/timestep_info/00002/psi_dot</text:p>
      <text:p text:style-name="Preformatted_20_Text">data/structure/timestep_info/00002/psi_dot_local</text:p>
      <text:p text:style-name="Preformatted_20_Text">data/structure/timestep_info/00002/psi_local</text:p>
      <text:p text:style-name="Preformatted_20_Text">data/structure/timestep_info/00002/q</text:p>
      <text:p text:style-name="Preformatted_20_Text">data/structure/timestep_info/00002/quat</text:p>
      <text:p text:style-name="Preformatted_20_Text">data/structure/timestep_info/00002/runtime_steady_forces</text:p>
      <text:p text:style-name="Preformatted_20_Text">data/structure/timestep_info/00002/runtime_unsteady_forces</text:p>
      <text:p text:style-name="Preformatted_20_Text">data/structure/timestep_info/00002/steady_applied_forces</text:p>
      <text:p text:style-name="Preformatted_20_Text">data/structure/timestep_info/00002/total_forces</text:p>
      <text:p text:style-name="Preformatted_20_Text">data/structure/timestep_info/00002/total_gravity_forces</text:p>
      <text:p text:style-name="Preformatted_20_Text">data/structure/timestep_info/00002/unsteady_applied_forces</text:p>
      <text:p text:style-name="Preformatted_20_Text">data/structure/timestep_info/00003/_read_as</text:p>
      <text:p text:style-name="Preformatted_20_Text">data/structure/timestep_info/00003/dqddt</text:p>
      <text:p text:style-name="Preformatted_20_Text">data/structure/timestep_info/00003/dqdt</text:p>
      <text:p text:style-name="Preformatted_20_Text">data/structure/timestep_info/00003/for_acc</text:p>
      <text:p text:style-name="Preformatted_20_Text">data/structure/timestep_info/00003/for_pos</text:p>
      <text:p text:style-name="Preformatted_20_Text">data/structure/timestep_info/00003/for_vel</text:p>
      <text:p text:style-name="Preformatted_20_Text">data/structure/timestep_info/00003/forces_constraints_FoR</text:p>
      <text:p text:style-name="Preformatted_20_Text">data/structure/timestep_info/00003/forces_constraints_nodes</text:p>
      <text:p text:style-name="Preformatted_20_Text">data/structure/timestep_info/00003/gravity_forces</text:p>
      <text:p text:style-name="Preformatted_20_Text">data/structure/timestep_info/00003/in_global_AFoR</text:p>
      <text:p text:style-name="Preformatted_20_Text">data/structure/timestep_info/00003/mb_FoR_acc</text:p>
      <text:p text:style-name="Preformatted_20_Text">data/structure/timestep_info/00003/mb_FoR_pos</text:p>
      <text:p text:style-name="Preformatted_20_Text">data/structure/timestep_info/00003/mb_FoR_vel</text:p>
      <text:p text:style-name="Preformatted_20_Text"><text:soft-page-break/>data/structure/timestep_info/00003/mb_dict</text:p>
      <text:p text:style-name="Preformatted_20_Text">data/structure/timestep_info/00003/mb_dquatdt</text:p>
      <text:p text:style-name="Preformatted_20_Text">data/structure/timestep_info/00003/mb_quat</text:p>
      <text:p text:style-name="Preformatted_20_Text">data/structure/timestep_info/00003/num_elem</text:p>
      <text:p text:style-name="Preformatted_20_Text">data/structure/timestep_info/00003/num_node</text:p>
      <text:p text:style-name="Preformatted_20_Text">data/structure/timestep_info/00003/num_node_elem</text:p>
      <text:p text:style-name="Preformatted_20_Text">data/structure/timestep_info/00003/pos</text:p>
      <text:p text:style-name="Preformatted_20_Text">data/structure/timestep_info/00003/pos_ddot</text:p>
      <text:p text:style-name="Preformatted_20_Text">data/structure/timestep_info/00003/pos_dot</text:p>
      <text:p text:style-name="Preformatted_20_Text">data/structure/timestep_info/00003/postproc_cell/_read_as</text:p>
      <text:p text:style-name="Preformatted_20_Text">data/structure/timestep_info/00003/postproc_cell/coords_a</text:p>
      <text:p text:style-name="Preformatted_20_Text">data/structure/timestep_info/00003/postproc_cell/loads</text:p>
      <text:p text:style-name="Preformatted_20_Text">data/structure/timestep_info/00003/postproc_cell/strain</text:p>
      <text:p text:style-name="Preformatted_20_Text">data/structure/timestep_info/00003/postproc_node/_read_as</text:p>
      <text:p text:style-name="Preformatted_20_Text">data/structure/timestep_info/00003/postproc_node/aero_steady_forces</text:p>
      <text:p text:style-name="Preformatted_20_Text">data/structure/timestep_info/00003/postproc_node/aero_unsteady_forces</text:p>
      <text:p text:style-name="Preformatted_20_Text">data/structure/timestep_info/00003/psi</text:p>
      <text:p text:style-name="Preformatted_20_Text">data/structure/timestep_info/00003/psi_ddot</text:p>
      <text:p text:style-name="Preformatted_20_Text">data/structure/timestep_info/00003/psi_dot</text:p>
      <text:p text:style-name="Preformatted_20_Text">data/structure/timestep_info/00003/psi_dot_local</text:p>
      <text:p text:style-name="Preformatted_20_Text">data/structure/timestep_info/00003/psi_local</text:p>
      <text:p text:style-name="Preformatted_20_Text">data/structure/timestep_info/00003/q</text:p>
      <text:p text:style-name="Preformatted_20_Text">data/structure/timestep_info/00003/quat</text:p>
      <text:p text:style-name="Preformatted_20_Text">data/structure/timestep_info/00003/runtime_steady_forces</text:p>
      <text:p text:style-name="Preformatted_20_Text">data/structure/timestep_info/00003/runtime_unsteady_forces</text:p>
      <text:p text:style-name="Preformatted_20_Text">data/structure/timestep_info/00003/steady_applied_forces</text:p>
      <text:p text:style-name="Preformatted_20_Text">data/structure/timestep_info/00003/total_forces</text:p>
      <text:p text:style-name="Preformatted_20_Text">data/structure/timestep_info/00003/total_gravity_forces</text:p>
      <text:p text:style-name="Preformatted_20_Text">data/structure/timestep_info/00003/unsteady_applied_forces</text:p>
      <text:p text:style-name="Preformatted_20_Text">data/structure/timestep_info/00004/_read_as</text:p>
      <text:p text:style-name="Preformatted_20_Text">data/structure/timestep_info/00004/dqddt</text:p>
      <text:p text:style-name="Preformatted_20_Text">data/structure/timestep_info/00004/dqdt</text:p>
      <text:p text:style-name="Preformatted_20_Text">data/structure/timestep_info/00004/for_acc</text:p>
      <text:p text:style-name="Preformatted_20_Text">data/structure/timestep_info/00004/for_pos</text:p>
      <text:p text:style-name="Preformatted_20_Text">data/structure/timestep_info/00004/for_vel</text:p>
      <text:p text:style-name="Preformatted_20_Text">data/structure/timestep_info/00004/forces_constraints_FoR</text:p>
      <text:p text:style-name="Preformatted_20_Text">data/structure/timestep_info/00004/forces_constraints_nodes</text:p>
      <text:p text:style-name="Preformatted_20_Text">data/structure/timestep_info/00004/gravity_forces</text:p>
      <text:p text:style-name="Preformatted_20_Text">data/structure/timestep_info/00004/in_global_AFoR</text:p>
      <text:p text:style-name="Preformatted_20_Text">data/structure/timestep_info/00004/mb_FoR_acc</text:p>
      <text:p text:style-name="Preformatted_20_Text">data/structure/timestep_info/00004/mb_FoR_pos</text:p>
      <text:p text:style-name="Preformatted_20_Text">data/structure/timestep_info/00004/mb_FoR_vel</text:p>
      <text:p text:style-name="Preformatted_20_Text">data/structure/timestep_info/00004/mb_dict</text:p>
      <text:p text:style-name="Preformatted_20_Text">data/structure/timestep_info/00004/mb_dquatdt</text:p>
      <text:p text:style-name="Preformatted_20_Text">data/structure/timestep_info/00004/mb_quat</text:p>
      <text:p text:style-name="Preformatted_20_Text">data/structure/timestep_info/00004/num_elem</text:p>
      <text:p text:style-name="Preformatted_20_Text">data/structure/timestep_info/00004/num_node</text:p>
      <text:p text:style-name="Preformatted_20_Text">data/structure/timestep_info/00004/num_node_elem</text:p>
      <text:p text:style-name="Preformatted_20_Text">data/structure/timestep_info/00004/pos</text:p>
      <text:p text:style-name="Preformatted_20_Text">data/structure/timestep_info/00004/pos_ddot</text:p>
      <text:p text:style-name="Preformatted_20_Text">data/structure/timestep_info/00004/pos_dot</text:p>
      <text:p text:style-name="Preformatted_20_Text">data/structure/timestep_info/00004/postproc_cell/_read_as</text:p>
      <text:p text:style-name="Preformatted_20_Text">data/structure/timestep_info/00004/postproc_cell/coords_a</text:p>
      <text:p text:style-name="Preformatted_20_Text">data/structure/timestep_info/00004/postproc_cell/loads</text:p>
      <text:p text:style-name="Preformatted_20_Text">data/structure/timestep_info/00004/postproc_cell/strain</text:p>
      <text:p text:style-name="Preformatted_20_Text">data/structure/timestep_info/00004/postproc_node/_read_as</text:p>
      <text:p text:style-name="Preformatted_20_Text">data/structure/timestep_info/00004/postproc_node/aero_steady_forces</text:p>
      <text:p text:style-name="Preformatted_20_Text">data/structure/timestep_info/00004/postproc_node/aero_unsteady_forces</text:p>
      <text:p text:style-name="Preformatted_20_Text">data/structure/timestep_info/00004/psi</text:p>
      <text:p text:style-name="Preformatted_20_Text">data/structure/timestep_info/00004/psi_ddot</text:p>
      <text:p text:style-name="Preformatted_20_Text">data/structure/timestep_info/00004/psi_dot</text:p>
      <text:p text:style-name="Preformatted_20_Text">data/structure/timestep_info/00004/psi_dot_local</text:p>
      <text:p text:style-name="Preformatted_20_Text">data/structure/timestep_info/00004/psi_local</text:p>
      <text:p text:style-name="Preformatted_20_Text">data/structure/timestep_info/00004/q</text:p>
      <text:p text:style-name="Preformatted_20_Text"><text:soft-page-break/>data/structure/timestep_info/00004/quat</text:p>
      <text:p text:style-name="Preformatted_20_Text">data/structure/timestep_info/00004/runtime_steady_forces</text:p>
      <text:p text:style-name="Preformatted_20_Text">data/structure/timestep_info/00004/runtime_unsteady_forces</text:p>
      <text:p text:style-name="Preformatted_20_Text">data/structure/timestep_info/00004/steady_applied_forces</text:p>
      <text:p text:style-name="Preformatted_20_Text">data/structure/timestep_info/00004/total_forces</text:p>
      <text:p text:style-name="Preformatted_20_Text">data/structure/timestep_info/00004/total_gravity_forces</text:p>
      <text:p text:style-name="Preformatted_20_Text">data/structure/timestep_info/00004/unsteady_applied_forces</text:p>
      <text:p text:style-name="Preformatted_20_Text">data/structure/timestep_info/00005/_read_as</text:p>
      <text:p text:style-name="Preformatted_20_Text">data/structure/timestep_info/00005/dqddt</text:p>
      <text:p text:style-name="Preformatted_20_Text">data/structure/timestep_info/00005/dqdt</text:p>
      <text:p text:style-name="Preformatted_20_Text">data/structure/timestep_info/00005/for_acc</text:p>
      <text:p text:style-name="Preformatted_20_Text">data/structure/timestep_info/00005/for_pos</text:p>
      <text:p text:style-name="Preformatted_20_Text">data/structure/timestep_info/00005/for_vel</text:p>
      <text:p text:style-name="Preformatted_20_Text">data/structure/timestep_info/00005/forces_constraints_FoR</text:p>
      <text:p text:style-name="Preformatted_20_Text">data/structure/timestep_info/00005/forces_constraints_nodes</text:p>
      <text:p text:style-name="Preformatted_20_Text">data/structure/timestep_info/00005/gravity_forces</text:p>
      <text:p text:style-name="Preformatted_20_Text">data/structure/timestep_info/00005/in_global_AFoR</text:p>
      <text:p text:style-name="Preformatted_20_Text">data/structure/timestep_info/00005/mb_FoR_acc</text:p>
      <text:p text:style-name="Preformatted_20_Text">data/structure/timestep_info/00005/mb_FoR_pos</text:p>
      <text:p text:style-name="Preformatted_20_Text">data/structure/timestep_info/00005/mb_FoR_vel</text:p>
      <text:p text:style-name="Preformatted_20_Text">data/structure/timestep_info/00005/mb_dict</text:p>
      <text:p text:style-name="Preformatted_20_Text">data/structure/timestep_info/00005/mb_dquatdt</text:p>
      <text:p text:style-name="Preformatted_20_Text">data/structure/timestep_info/00005/mb_quat</text:p>
      <text:p text:style-name="Preformatted_20_Text">data/structure/timestep_info/00005/num_elem</text:p>
      <text:p text:style-name="Preformatted_20_Text">data/structure/timestep_info/00005/num_node</text:p>
      <text:p text:style-name="Preformatted_20_Text">data/structure/timestep_info/00005/num_node_elem</text:p>
      <text:p text:style-name="Preformatted_20_Text">data/structure/timestep_info/00005/pos</text:p>
      <text:p text:style-name="Preformatted_20_Text">data/structure/timestep_info/00005/pos_ddot</text:p>
      <text:p text:style-name="Preformatted_20_Text">data/structure/timestep_info/00005/pos_dot</text:p>
      <text:p text:style-name="Preformatted_20_Text">data/structure/timestep_info/00005/postproc_cell/_read_as</text:p>
      <text:p text:style-name="Preformatted_20_Text">data/structure/timestep_info/00005/postproc_cell/coords_a</text:p>
      <text:p text:style-name="Preformatted_20_Text">data/structure/timestep_info/00005/postproc_cell/loads</text:p>
      <text:p text:style-name="Preformatted_20_Text">data/structure/timestep_info/00005/postproc_cell/strain</text:p>
      <text:p text:style-name="Preformatted_20_Text">data/structure/timestep_info/00005/postproc_node/_read_as</text:p>
      <text:p text:style-name="Preformatted_20_Text">data/structure/timestep_info/00005/postproc_node/aero_steady_forces</text:p>
      <text:p text:style-name="Preformatted_20_Text">data/structure/timestep_info/00005/postproc_node/aero_unsteady_forces</text:p>
      <text:p text:style-name="Preformatted_20_Text">data/structure/timestep_info/00005/psi</text:p>
      <text:p text:style-name="Preformatted_20_Text">data/structure/timestep_info/00005/psi_ddot</text:p>
      <text:p text:style-name="Preformatted_20_Text">data/structure/timestep_info/00005/psi_dot</text:p>
      <text:p text:style-name="Preformatted_20_Text">data/structure/timestep_info/00005/psi_dot_local</text:p>
      <text:p text:style-name="Preformatted_20_Text">data/structure/timestep_info/00005/psi_local</text:p>
      <text:p text:style-name="Preformatted_20_Text">data/structure/timestep_info/00005/q</text:p>
      <text:p text:style-name="Preformatted_20_Text">data/structure/timestep_info/00005/quat</text:p>
      <text:p text:style-name="Preformatted_20_Text">data/structure/timestep_info/00005/runtime_steady_forces</text:p>
      <text:p text:style-name="Preformatted_20_Text">data/structure/timestep_info/00005/runtime_unsteady_forces</text:p>
      <text:p text:style-name="Preformatted_20_Text">data/structure/timestep_info/00005/steady_applied_forces</text:p>
      <text:p text:style-name="Preformatted_20_Text">data/structure/timestep_info/00005/total_forces</text:p>
      <text:p text:style-name="Preformatted_20_Text">data/structure/timestep_info/00005/total_gravity_forces</text:p>
      <text:p text:style-name="Preformatted_20_Text">data/structure/timestep_info/00005/unsteady_applied_forces</text:p>
      <text:p text:style-name="Preformatted_20_Text">data/structure/timestep_info/00006/_read_as</text:p>
      <text:p text:style-name="Preformatted_20_Text">data/structure/timestep_info/00006/dqddt</text:p>
      <text:p text:style-name="Preformatted_20_Text">data/structure/timestep_info/00006/dqdt</text:p>
      <text:p text:style-name="Preformatted_20_Text">data/structure/timestep_info/00006/for_acc</text:p>
      <text:p text:style-name="Preformatted_20_Text">data/structure/timestep_info/00006/for_pos</text:p>
      <text:p text:style-name="Preformatted_20_Text">data/structure/timestep_info/00006/for_vel</text:p>
      <text:p text:style-name="Preformatted_20_Text">data/structure/timestep_info/00006/forces_constraints_FoR</text:p>
      <text:p text:style-name="Preformatted_20_Text">data/structure/timestep_info/00006/forces_constraints_nodes</text:p>
      <text:p text:style-name="Preformatted_20_Text">data/structure/timestep_info/00006/gravity_forces</text:p>
      <text:p text:style-name="Preformatted_20_Text">data/structure/timestep_info/00006/in_global_AFoR</text:p>
      <text:p text:style-name="Preformatted_20_Text">data/structure/timestep_info/00006/mb_FoR_acc</text:p>
      <text:p text:style-name="Preformatted_20_Text">data/structure/timestep_info/00006/mb_FoR_pos</text:p>
      <text:p text:style-name="Preformatted_20_Text">data/structure/timestep_info/00006/mb_FoR_vel</text:p>
      <text:p text:style-name="Preformatted_20_Text">data/structure/timestep_info/00006/mb_dict</text:p>
      <text:p text:style-name="Preformatted_20_Text">data/structure/timestep_info/00006/mb_dquatdt</text:p>
      <text:p text:style-name="Preformatted_20_Text"><text:soft-page-break/>data/structure/timestep_info/00006/mb_quat</text:p>
      <text:p text:style-name="Preformatted_20_Text">data/structure/timestep_info/00006/num_elem</text:p>
      <text:p text:style-name="Preformatted_20_Text">data/structure/timestep_info/00006/num_node</text:p>
      <text:p text:style-name="Preformatted_20_Text">data/structure/timestep_info/00006/num_node_elem</text:p>
      <text:p text:style-name="Preformatted_20_Text">data/structure/timestep_info/00006/pos</text:p>
      <text:p text:style-name="Preformatted_20_Text">data/structure/timestep_info/00006/pos_ddot</text:p>
      <text:p text:style-name="Preformatted_20_Text">data/structure/timestep_info/00006/pos_dot</text:p>
      <text:p text:style-name="Preformatted_20_Text">data/structure/timestep_info/00006/postproc_cell/_read_as</text:p>
      <text:p text:style-name="Preformatted_20_Text">data/structure/timestep_info/00006/postproc_cell/coords_a</text:p>
      <text:p text:style-name="Preformatted_20_Text">data/structure/timestep_info/00006/postproc_cell/loads</text:p>
      <text:p text:style-name="Preformatted_20_Text">data/structure/timestep_info/00006/postproc_cell/strain</text:p>
      <text:p text:style-name="Preformatted_20_Text">data/structure/timestep_info/00006/postproc_node/_read_as</text:p>
      <text:p text:style-name="Preformatted_20_Text">data/structure/timestep_info/00006/postproc_node/aero_steady_forces</text:p>
      <text:p text:style-name="Preformatted_20_Text">data/structure/timestep_info/00006/postproc_node/aero_unsteady_forces</text:p>
      <text:p text:style-name="Preformatted_20_Text">data/structure/timestep_info/00006/psi</text:p>
      <text:p text:style-name="Preformatted_20_Text">data/structure/timestep_info/00006/psi_ddot</text:p>
      <text:p text:style-name="Preformatted_20_Text">data/structure/timestep_info/00006/psi_dot</text:p>
      <text:p text:style-name="Preformatted_20_Text">data/structure/timestep_info/00006/psi_dot_local</text:p>
      <text:p text:style-name="Preformatted_20_Text">data/structure/timestep_info/00006/psi_local</text:p>
      <text:p text:style-name="Preformatted_20_Text">data/structure/timestep_info/00006/q</text:p>
      <text:p text:style-name="Preformatted_20_Text">data/structure/timestep_info/00006/quat</text:p>
      <text:p text:style-name="Preformatted_20_Text">data/structure/timestep_info/00006/runtime_steady_forces</text:p>
      <text:p text:style-name="Preformatted_20_Text">data/structure/timestep_info/00006/runtime_unsteady_forces</text:p>
      <text:p text:style-name="Preformatted_20_Text">data/structure/timestep_info/00006/steady_applied_forces</text:p>
      <text:p text:style-name="Preformatted_20_Text">data/structure/timestep_info/00006/total_forces</text:p>
      <text:p text:style-name="Preformatted_20_Text">data/structure/timestep_info/00006/total_gravity_forces</text:p>
      <text:p text:style-name="Preformatted_20_Text">data/structure/timestep_info/00006/unsteady_applied_forces</text:p>
      <text:p text:style-name="Preformatted_20_Text">data/structure/timestep_info/00007/_read_as</text:p>
      <text:p text:style-name="Preformatted_20_Text">data/structure/timestep_info/00007/dqddt</text:p>
      <text:p text:style-name="Preformatted_20_Text">data/structure/timestep_info/00007/dqdt</text:p>
      <text:p text:style-name="Preformatted_20_Text">data/structure/timestep_info/00007/for_acc</text:p>
      <text:p text:style-name="Preformatted_20_Text">data/structure/timestep_info/00007/for_pos</text:p>
      <text:p text:style-name="Preformatted_20_Text">data/structure/timestep_info/00007/for_vel</text:p>
      <text:p text:style-name="Preformatted_20_Text">data/structure/timestep_info/00007/forces_constraints_FoR</text:p>
      <text:p text:style-name="Preformatted_20_Text">data/structure/timestep_info/00007/forces_constraints_nodes</text:p>
      <text:p text:style-name="Preformatted_20_Text">data/structure/timestep_info/00007/gravity_forces</text:p>
      <text:p text:style-name="Preformatted_20_Text">data/structure/timestep_info/00007/in_global_AFoR</text:p>
      <text:p text:style-name="Preformatted_20_Text">data/structure/timestep_info/00007/mb_FoR_acc</text:p>
      <text:p text:style-name="Preformatted_20_Text">data/structure/timestep_info/00007/mb_FoR_pos</text:p>
      <text:p text:style-name="Preformatted_20_Text">data/structure/timestep_info/00007/mb_FoR_vel</text:p>
      <text:p text:style-name="Preformatted_20_Text">data/structure/timestep_info/00007/mb_dict</text:p>
      <text:p text:style-name="Preformatted_20_Text">data/structure/timestep_info/00007/mb_dquatdt</text:p>
      <text:p text:style-name="Preformatted_20_Text">data/structure/timestep_info/00007/mb_quat</text:p>
      <text:p text:style-name="Preformatted_20_Text">data/structure/timestep_info/00007/num_elem</text:p>
      <text:p text:style-name="Preformatted_20_Text">data/structure/timestep_info/00007/num_node</text:p>
      <text:p text:style-name="Preformatted_20_Text">data/structure/timestep_info/00007/num_node_elem</text:p>
      <text:p text:style-name="Preformatted_20_Text">data/structure/timestep_info/00007/pos</text:p>
      <text:p text:style-name="Preformatted_20_Text">data/structure/timestep_info/00007/pos_ddot</text:p>
      <text:p text:style-name="Preformatted_20_Text">data/structure/timestep_info/00007/pos_dot</text:p>
      <text:p text:style-name="Preformatted_20_Text">data/structure/timestep_info/00007/postproc_cell/_read_as</text:p>
      <text:p text:style-name="Preformatted_20_Text">data/structure/timestep_info/00007/postproc_cell/coords_a</text:p>
      <text:p text:style-name="Preformatted_20_Text">data/structure/timestep_info/00007/postproc_cell/loads</text:p>
      <text:p text:style-name="Preformatted_20_Text">data/structure/timestep_info/00007/postproc_cell/strain</text:p>
      <text:p text:style-name="Preformatted_20_Text">data/structure/timestep_info/00007/postproc_node/_read_as</text:p>
      <text:p text:style-name="Preformatted_20_Text">data/structure/timestep_info/00007/postproc_node/aero_steady_forces</text:p>
      <text:p text:style-name="Preformatted_20_Text">data/structure/timestep_info/00007/postproc_node/aero_unsteady_forces</text:p>
      <text:p text:style-name="Preformatted_20_Text">data/structure/timestep_info/00007/psi</text:p>
      <text:p text:style-name="Preformatted_20_Text">data/structure/timestep_info/00007/psi_ddot</text:p>
      <text:p text:style-name="Preformatted_20_Text">data/structure/timestep_info/00007/psi_dot</text:p>
      <text:p text:style-name="Preformatted_20_Text">data/structure/timestep_info/00007/psi_dot_local</text:p>
      <text:p text:style-name="Preformatted_20_Text">data/structure/timestep_info/00007/psi_local</text:p>
      <text:p text:style-name="Preformatted_20_Text">data/structure/timestep_info/00007/q</text:p>
      <text:p text:style-name="Preformatted_20_Text">data/structure/timestep_info/00007/quat</text:p>
      <text:p text:style-name="Preformatted_20_Text">data/structure/timestep_info/00007/runtime_steady_forces</text:p>
      <text:p text:style-name="Preformatted_20_Text"><text:soft-page-break/>data/structure/timestep_info/00007/runtime_unsteady_forces</text:p>
      <text:p text:style-name="Preformatted_20_Text">data/structure/timestep_info/00007/steady_applied_forces</text:p>
      <text:p text:style-name="Preformatted_20_Text">data/structure/timestep_info/00007/total_forces</text:p>
      <text:p text:style-name="Preformatted_20_Text">data/structure/timestep_info/00007/total_gravity_forces</text:p>
      <text:p text:style-name="Preformatted_20_Text">data/structure/timestep_info/00007/unsteady_applied_forces</text:p>
      <text:p text:style-name="Preformatted_20_Text">data/structure/timestep_info/00008/_read_as</text:p>
      <text:p text:style-name="Preformatted_20_Text">data/structure/timestep_info/00008/dqddt</text:p>
      <text:p text:style-name="Preformatted_20_Text">data/structure/timestep_info/00008/dqdt</text:p>
      <text:p text:style-name="Preformatted_20_Text">data/structure/timestep_info/00008/for_acc</text:p>
      <text:p text:style-name="Preformatted_20_Text">data/structure/timestep_info/00008/for_pos</text:p>
      <text:p text:style-name="Preformatted_20_Text">data/structure/timestep_info/00008/for_vel</text:p>
      <text:p text:style-name="Preformatted_20_Text">data/structure/timestep_info/00008/forces_constraints_FoR</text:p>
      <text:p text:style-name="Preformatted_20_Text">data/structure/timestep_info/00008/forces_constraints_nodes</text:p>
      <text:p text:style-name="Preformatted_20_Text">data/structure/timestep_info/00008/gravity_forces</text:p>
      <text:p text:style-name="Preformatted_20_Text">data/structure/timestep_info/00008/in_global_AFoR</text:p>
      <text:p text:style-name="Preformatted_20_Text">data/structure/timestep_info/00008/mb_FoR_acc</text:p>
      <text:p text:style-name="Preformatted_20_Text">data/structure/timestep_info/00008/mb_FoR_pos</text:p>
      <text:p text:style-name="Preformatted_20_Text">data/structure/timestep_info/00008/mb_FoR_vel</text:p>
      <text:p text:style-name="Preformatted_20_Text">data/structure/timestep_info/00008/mb_dict</text:p>
      <text:p text:style-name="Preformatted_20_Text">data/structure/timestep_info/00008/mb_dquatdt</text:p>
      <text:p text:style-name="Preformatted_20_Text">data/structure/timestep_info/00008/mb_quat</text:p>
      <text:p text:style-name="Preformatted_20_Text">data/structure/timestep_info/00008/num_elem</text:p>
      <text:p text:style-name="Preformatted_20_Text">data/structure/timestep_info/00008/num_node</text:p>
      <text:p text:style-name="Preformatted_20_Text">data/structure/timestep_info/00008/num_node_elem</text:p>
      <text:p text:style-name="Preformatted_20_Text">data/structure/timestep_info/00008/pos</text:p>
      <text:p text:style-name="Preformatted_20_Text">data/structure/timestep_info/00008/pos_ddot</text:p>
      <text:p text:style-name="Preformatted_20_Text">data/structure/timestep_info/00008/pos_dot</text:p>
      <text:p text:style-name="Preformatted_20_Text">data/structure/timestep_info/00008/postproc_cell/_read_as</text:p>
      <text:p text:style-name="Preformatted_20_Text">data/structure/timestep_info/00008/postproc_cell/coords_a</text:p>
      <text:p text:style-name="Preformatted_20_Text">data/structure/timestep_info/00008/postproc_cell/loads</text:p>
      <text:p text:style-name="Preformatted_20_Text">data/structure/timestep_info/00008/postproc_cell/strain</text:p>
      <text:p text:style-name="Preformatted_20_Text">data/structure/timestep_info/00008/postproc_node/_read_as</text:p>
      <text:p text:style-name="Preformatted_20_Text">data/structure/timestep_info/00008/postproc_node/aero_steady_forces</text:p>
      <text:p text:style-name="Preformatted_20_Text">data/structure/timestep_info/00008/postproc_node/aero_unsteady_forces</text:p>
      <text:p text:style-name="Preformatted_20_Text">data/structure/timestep_info/00008/psi</text:p>
      <text:p text:style-name="Preformatted_20_Text">data/structure/timestep_info/00008/psi_ddot</text:p>
      <text:p text:style-name="Preformatted_20_Text">data/structure/timestep_info/00008/psi_dot</text:p>
      <text:p text:style-name="Preformatted_20_Text">data/structure/timestep_info/00008/psi_dot_local</text:p>
      <text:p text:style-name="Preformatted_20_Text">data/structure/timestep_info/00008/psi_local</text:p>
      <text:p text:style-name="Preformatted_20_Text">data/structure/timestep_info/00008/q</text:p>
      <text:p text:style-name="Preformatted_20_Text">data/structure/timestep_info/00008/quat</text:p>
      <text:p text:style-name="Preformatted_20_Text">data/structure/timestep_info/00008/runtime_steady_forces</text:p>
      <text:p text:style-name="Preformatted_20_Text">data/structure/timestep_info/00008/runtime_unsteady_forces</text:p>
      <text:p text:style-name="Preformatted_20_Text">data/structure/timestep_info/00008/steady_applied_forces</text:p>
      <text:p text:style-name="Preformatted_20_Text">data/structure/timestep_info/00008/total_forces</text:p>
      <text:p text:style-name="Preformatted_20_Text">data/structure/timestep_info/00008/total_gravity_forces</text:p>
      <text:p text:style-name="Preformatted_20_Text">data/structure/timestep_info/00008/unsteady_applied_forces</text:p>
      <text:p text:style-name="Preformatted_20_Text">data/structure/timestep_info/00009/_read_as</text:p>
      <text:p text:style-name="Preformatted_20_Text">data/structure/timestep_info/00009/dqddt</text:p>
      <text:p text:style-name="Preformatted_20_Text">data/structure/timestep_info/00009/dqdt</text:p>
      <text:p text:style-name="Preformatted_20_Text">data/structure/timestep_info/00009/for_acc</text:p>
      <text:p text:style-name="Preformatted_20_Text">data/structure/timestep_info/00009/for_pos</text:p>
      <text:p text:style-name="Preformatted_20_Text">data/structure/timestep_info/00009/for_vel</text:p>
      <text:p text:style-name="Preformatted_20_Text">data/structure/timestep_info/00009/forces_constraints_FoR</text:p>
      <text:p text:style-name="Preformatted_20_Text">data/structure/timestep_info/00009/forces_constraints_nodes</text:p>
      <text:p text:style-name="Preformatted_20_Text">data/structure/timestep_info/00009/gravity_forces</text:p>
      <text:p text:style-name="Preformatted_20_Text">data/structure/timestep_info/00009/in_global_AFoR</text:p>
      <text:p text:style-name="Preformatted_20_Text">data/structure/timestep_info/00009/mb_FoR_acc</text:p>
      <text:p text:style-name="Preformatted_20_Text">data/structure/timestep_info/00009/mb_FoR_pos</text:p>
      <text:p text:style-name="Preformatted_20_Text">data/structure/timestep_info/00009/mb_FoR_vel</text:p>
      <text:p text:style-name="Preformatted_20_Text">data/structure/timestep_info/00009/mb_dict</text:p>
      <text:p text:style-name="Preformatted_20_Text">data/structure/timestep_info/00009/mb_dquatdt</text:p>
      <text:p text:style-name="Preformatted_20_Text">data/structure/timestep_info/00009/mb_quat</text:p>
      <text:p text:style-name="Preformatted_20_Text">data/structure/timestep_info/00009/num_elem</text:p>
      <text:p text:style-name="Preformatted_20_Text"><text:soft-page-break/>data/structure/timestep_info/00009/num_node</text:p>
      <text:p text:style-name="Preformatted_20_Text">data/structure/timestep_info/00009/num_node_elem</text:p>
      <text:p text:style-name="Preformatted_20_Text">data/structure/timestep_info/00009/pos</text:p>
      <text:p text:style-name="Preformatted_20_Text">data/structure/timestep_info/00009/pos_ddot</text:p>
      <text:p text:style-name="Preformatted_20_Text">data/structure/timestep_info/00009/pos_dot</text:p>
      <text:p text:style-name="Preformatted_20_Text">data/structure/timestep_info/00009/postproc_cell/_read_as</text:p>
      <text:p text:style-name="Preformatted_20_Text">data/structure/timestep_info/00009/postproc_cell/coords_a</text:p>
      <text:p text:style-name="Preformatted_20_Text">data/structure/timestep_info/00009/postproc_cell/loads</text:p>
      <text:p text:style-name="Preformatted_20_Text">data/structure/timestep_info/00009/postproc_cell/strain</text:p>
      <text:p text:style-name="Preformatted_20_Text">data/structure/timestep_info/00009/postproc_node/_read_as</text:p>
      <text:p text:style-name="Preformatted_20_Text">data/structure/timestep_info/00009/postproc_node/aero_steady_forces</text:p>
      <text:p text:style-name="Preformatted_20_Text">data/structure/timestep_info/00009/postproc_node/aero_unsteady_forces</text:p>
      <text:p text:style-name="Preformatted_20_Text">data/structure/timestep_info/00009/psi</text:p>
      <text:p text:style-name="Preformatted_20_Text">data/structure/timestep_info/00009/psi_ddot</text:p>
      <text:p text:style-name="Preformatted_20_Text">data/structure/timestep_info/00009/psi_dot</text:p>
      <text:p text:style-name="Preformatted_20_Text">data/structure/timestep_info/00009/psi_dot_local</text:p>
      <text:p text:style-name="Preformatted_20_Text">data/structure/timestep_info/00009/psi_local</text:p>
      <text:p text:style-name="Preformatted_20_Text">data/structure/timestep_info/00009/q</text:p>
      <text:p text:style-name="Preformatted_20_Text">data/structure/timestep_info/00009/quat</text:p>
      <text:p text:style-name="Preformatted_20_Text">data/structure/timestep_info/00009/runtime_steady_forces</text:p>
      <text:p text:style-name="Preformatted_20_Text">data/structure/timestep_info/00009/runtime_unsteady_forces</text:p>
      <text:p text:style-name="Preformatted_20_Text">data/structure/timestep_info/00009/steady_applied_forces</text:p>
      <text:p text:style-name="Preformatted_20_Text">data/structure/timestep_info/00009/total_forces</text:p>
      <text:p text:style-name="Preformatted_20_Text">data/structure/timestep_info/00009/total_gravity_forces</text:p>
      <text:p text:style-name="Preformatted_20_Text">data/structure/timestep_info/00009/unsteady_applied_forces</text:p>
      <text:p text:style-name="Preformatted_20_Text">data/structure/timestep_info/00010/_read_as</text:p>
      <text:p text:style-name="Preformatted_20_Text">data/structure/timestep_info/00010/dqddt</text:p>
      <text:p text:style-name="Preformatted_20_Text">data/structure/timestep_info/00010/dqdt</text:p>
      <text:p text:style-name="Preformatted_20_Text">data/structure/timestep_info/00010/for_acc</text:p>
      <text:p text:style-name="Preformatted_20_Text">data/structure/timestep_info/00010/for_pos</text:p>
      <text:p text:style-name="Preformatted_20_Text">data/structure/timestep_info/00010/for_vel</text:p>
      <text:p text:style-name="Preformatted_20_Text">data/structure/timestep_info/00010/forces_constraints_FoR</text:p>
      <text:p text:style-name="Preformatted_20_Text">data/structure/timestep_info/00010/forces_constraints_nodes</text:p>
      <text:p text:style-name="Preformatted_20_Text">data/structure/timestep_info/00010/gravity_forces</text:p>
      <text:p text:style-name="Preformatted_20_Text">data/structure/timestep_info/00010/in_global_AFoR</text:p>
      <text:p text:style-name="Preformatted_20_Text">data/structure/timestep_info/00010/mb_FoR_acc</text:p>
      <text:p text:style-name="Preformatted_20_Text">data/structure/timestep_info/00010/mb_FoR_pos</text:p>
      <text:p text:style-name="Preformatted_20_Text">data/structure/timestep_info/00010/mb_FoR_vel</text:p>
      <text:p text:style-name="Preformatted_20_Text">data/structure/timestep_info/00010/mb_dict</text:p>
      <text:p text:style-name="Preformatted_20_Text">data/structure/timestep_info/00010/mb_dquatdt</text:p>
      <text:p text:style-name="Preformatted_20_Text">data/structure/timestep_info/00010/mb_quat</text:p>
      <text:p text:style-name="Preformatted_20_Text">data/structure/timestep_info/00010/num_elem</text:p>
      <text:p text:style-name="Preformatted_20_Text">data/structure/timestep_info/00010/num_node</text:p>
      <text:p text:style-name="Preformatted_20_Text">data/structure/timestep_info/00010/num_node_elem</text:p>
      <text:p text:style-name="Preformatted_20_Text">data/structure/timestep_info/00010/pos</text:p>
      <text:p text:style-name="Preformatted_20_Text">data/structure/timestep_info/00010/pos_ddot</text:p>
      <text:p text:style-name="Preformatted_20_Text">data/structure/timestep_info/00010/pos_dot</text:p>
      <text:p text:style-name="Preformatted_20_Text">data/structure/timestep_info/00010/postproc_cell/_read_as</text:p>
      <text:p text:style-name="Preformatted_20_Text">data/structure/timestep_info/00010/postproc_cell/coords_a</text:p>
      <text:p text:style-name="Preformatted_20_Text">data/structure/timestep_info/00010/postproc_cell/loads</text:p>
      <text:p text:style-name="Preformatted_20_Text">data/structure/timestep_info/00010/postproc_cell/strain</text:p>
      <text:p text:style-name="Preformatted_20_Text">data/structure/timestep_info/00010/postproc_node/_read_as</text:p>
      <text:p text:style-name="Preformatted_20_Text">data/structure/timestep_info/00010/postproc_node/aero_steady_forces</text:p>
      <text:p text:style-name="Preformatted_20_Text">data/structure/timestep_info/00010/postproc_node/aero_unsteady_forces</text:p>
      <text:p text:style-name="Preformatted_20_Text">data/structure/timestep_info/00010/psi</text:p>
      <text:p text:style-name="Preformatted_20_Text">data/structure/timestep_info/00010/psi_ddot</text:p>
      <text:p text:style-name="Preformatted_20_Text">data/structure/timestep_info/00010/psi_dot</text:p>
      <text:p text:style-name="Preformatted_20_Text">data/structure/timestep_info/00010/psi_dot_local</text:p>
      <text:p text:style-name="Preformatted_20_Text">data/structure/timestep_info/00010/psi_local</text:p>
      <text:p text:style-name="Preformatted_20_Text">data/structure/timestep_info/00010/q</text:p>
      <text:p text:style-name="Preformatted_20_Text">data/structure/timestep_info/00010/quat</text:p>
      <text:p text:style-name="Preformatted_20_Text">data/structure/timestep_info/00010/runtime_steady_forces</text:p>
      <text:p text:style-name="Preformatted_20_Text">data/structure/timestep_info/00010/runtime_unsteady_forces</text:p>
      <text:p text:style-name="Preformatted_20_Text">data/structure/timestep_info/00010/steady_applied_forces</text:p>
      <text:p text:style-name="Preformatted_20_Text"><text:soft-page-break/>data/structure/timestep_info/00010/total_forces</text:p>
      <text:p text:style-name="Preformatted_20_Text">data/structure/timestep_info/00010/total_gravity_forces</text:p>
      <text:p text:style-name="Preformatted_20_Text">data/structure/timestep_info/00010/unsteady_applied_forces</text:p>
      <text:p text:style-name="Preformatted_20_Text">data/structure/timestep_info/00011/_read_as</text:p>
      <text:p text:style-name="Preformatted_20_Text">data/structure/timestep_info/00011/dqddt</text:p>
      <text:p text:style-name="Preformatted_20_Text">data/structure/timestep_info/00011/dqdt</text:p>
      <text:p text:style-name="Preformatted_20_Text">data/structure/timestep_info/00011/for_acc</text:p>
      <text:p text:style-name="Preformatted_20_Text">data/structure/timestep_info/00011/for_pos</text:p>
      <text:p text:style-name="Preformatted_20_Text">data/structure/timestep_info/00011/for_vel</text:p>
      <text:p text:style-name="Preformatted_20_Text">data/structure/timestep_info/00011/forces_constraints_FoR</text:p>
      <text:p text:style-name="Preformatted_20_Text">data/structure/timestep_info/00011/forces_constraints_nodes</text:p>
      <text:p text:style-name="Preformatted_20_Text">data/structure/timestep_info/00011/gravity_forces</text:p>
      <text:p text:style-name="Preformatted_20_Text">data/structure/timestep_info/00011/in_global_AFoR</text:p>
      <text:p text:style-name="Preformatted_20_Text">data/structure/timestep_info/00011/mb_FoR_acc</text:p>
      <text:p text:style-name="Preformatted_20_Text">data/structure/timestep_info/00011/mb_FoR_pos</text:p>
      <text:p text:style-name="Preformatted_20_Text">data/structure/timestep_info/00011/mb_FoR_vel</text:p>
      <text:p text:style-name="Preformatted_20_Text">data/structure/timestep_info/00011/mb_dict</text:p>
      <text:p text:style-name="Preformatted_20_Text">data/structure/timestep_info/00011/mb_dquatdt</text:p>
      <text:p text:style-name="Preformatted_20_Text">data/structure/timestep_info/00011/mb_quat</text:p>
      <text:p text:style-name="Preformatted_20_Text">data/structure/timestep_info/00011/num_elem</text:p>
      <text:p text:style-name="Preformatted_20_Text">data/structure/timestep_info/00011/num_node</text:p>
      <text:p text:style-name="Preformatted_20_Text">data/structure/timestep_info/00011/num_node_elem</text:p>
      <text:p text:style-name="Preformatted_20_Text">data/structure/timestep_info/00011/pos</text:p>
      <text:p text:style-name="Preformatted_20_Text">data/structure/timestep_info/00011/pos_ddot</text:p>
      <text:p text:style-name="Preformatted_20_Text">data/structure/timestep_info/00011/pos_dot</text:p>
      <text:p text:style-name="Preformatted_20_Text">data/structure/timestep_info/00011/postproc_cell/_read_as</text:p>
      <text:p text:style-name="Preformatted_20_Text">data/structure/timestep_info/00011/postproc_cell/coords_a</text:p>
      <text:p text:style-name="Preformatted_20_Text">data/structure/timestep_info/00011/postproc_cell/loads</text:p>
      <text:p text:style-name="Preformatted_20_Text">data/structure/timestep_info/00011/postproc_cell/strain</text:p>
      <text:p text:style-name="Preformatted_20_Text">data/structure/timestep_info/00011/postproc_node/_read_as</text:p>
      <text:p text:style-name="Preformatted_20_Text">data/structure/timestep_info/00011/postproc_node/aero_steady_forces</text:p>
      <text:p text:style-name="Preformatted_20_Text">data/structure/timestep_info/00011/postproc_node/aero_unsteady_forces</text:p>
      <text:p text:style-name="Preformatted_20_Text">data/structure/timestep_info/00011/psi</text:p>
      <text:p text:style-name="Preformatted_20_Text">data/structure/timestep_info/00011/psi_ddot</text:p>
      <text:p text:style-name="Preformatted_20_Text">data/structure/timestep_info/00011/psi_dot</text:p>
      <text:p text:style-name="Preformatted_20_Text">data/structure/timestep_info/00011/psi_dot_local</text:p>
      <text:p text:style-name="Preformatted_20_Text">data/structure/timestep_info/00011/psi_local</text:p>
      <text:p text:style-name="Preformatted_20_Text">data/structure/timestep_info/00011/q</text:p>
      <text:p text:style-name="Preformatted_20_Text">data/structure/timestep_info/00011/quat</text:p>
      <text:p text:style-name="Preformatted_20_Text">data/structure/timestep_info/00011/runtime_steady_forces</text:p>
      <text:p text:style-name="Preformatted_20_Text">data/structure/timestep_info/00011/runtime_unsteady_forces</text:p>
      <text:p text:style-name="Preformatted_20_Text">data/structure/timestep_info/00011/steady_applied_forces</text:p>
      <text:p text:style-name="Preformatted_20_Text">data/structure/timestep_info/00011/total_forces</text:p>
      <text:p text:style-name="Preformatted_20_Text">data/structure/timestep_info/00011/total_gravity_forces</text:p>
      <text:p text:style-name="Preformatted_20_Text">data/structure/timestep_info/00011/unsteady_applied_forces</text:p>
      <text:p text:style-name="Preformatted_20_Text">data/structure/timestep_info/00012/_read_as</text:p>
      <text:p text:style-name="Preformatted_20_Text">data/structure/timestep_info/00012/dqddt</text:p>
      <text:p text:style-name="Preformatted_20_Text">data/structure/timestep_info/00012/dqdt</text:p>
      <text:p text:style-name="Preformatted_20_Text">data/structure/timestep_info/00012/for_acc</text:p>
      <text:p text:style-name="Preformatted_20_Text">data/structure/timestep_info/00012/for_pos</text:p>
      <text:p text:style-name="Preformatted_20_Text">data/structure/timestep_info/00012/for_vel</text:p>
      <text:p text:style-name="Preformatted_20_Text">data/structure/timestep_info/00012/forces_constraints_FoR</text:p>
      <text:p text:style-name="Preformatted_20_Text">data/structure/timestep_info/00012/forces_constraints_nodes</text:p>
      <text:p text:style-name="Preformatted_20_Text">data/structure/timestep_info/00012/gravity_forces</text:p>
      <text:p text:style-name="Preformatted_20_Text">data/structure/timestep_info/00012/in_global_AFoR</text:p>
      <text:p text:style-name="Preformatted_20_Text">data/structure/timestep_info/00012/mb_FoR_acc</text:p>
      <text:p text:style-name="Preformatted_20_Text">data/structure/timestep_info/00012/mb_FoR_pos</text:p>
      <text:p text:style-name="Preformatted_20_Text">data/structure/timestep_info/00012/mb_FoR_vel</text:p>
      <text:p text:style-name="Preformatted_20_Text">data/structure/timestep_info/00012/mb_dict</text:p>
      <text:p text:style-name="Preformatted_20_Text">data/structure/timestep_info/00012/mb_dquatdt</text:p>
      <text:p text:style-name="Preformatted_20_Text">data/structure/timestep_info/00012/mb_quat</text:p>
      <text:p text:style-name="Preformatted_20_Text">data/structure/timestep_info/00012/num_elem</text:p>
      <text:p text:style-name="Preformatted_20_Text">data/structure/timestep_info/00012/num_node</text:p>
      <text:p text:style-name="Preformatted_20_Text">data/structure/timestep_info/00012/num_node_elem</text:p>
      <text:p text:style-name="Preformatted_20_Text"><text:soft-page-break/>data/structure/timestep_info/00012/pos</text:p>
      <text:p text:style-name="Preformatted_20_Text">data/structure/timestep_info/00012/pos_ddot</text:p>
      <text:p text:style-name="Preformatted_20_Text">data/structure/timestep_info/00012/pos_dot</text:p>
      <text:p text:style-name="Preformatted_20_Text">data/structure/timestep_info/00012/postproc_cell/_read_as</text:p>
      <text:p text:style-name="Preformatted_20_Text">data/structure/timestep_info/00012/postproc_cell/coords_a</text:p>
      <text:p text:style-name="Preformatted_20_Text">data/structure/timestep_info/00012/postproc_cell/loads</text:p>
      <text:p text:style-name="Preformatted_20_Text">data/structure/timestep_info/00012/postproc_cell/strain</text:p>
      <text:p text:style-name="Preformatted_20_Text">data/structure/timestep_info/00012/postproc_node/_read_as</text:p>
      <text:p text:style-name="Preformatted_20_Text">data/structure/timestep_info/00012/postproc_node/aero_steady_forces</text:p>
      <text:p text:style-name="Preformatted_20_Text">data/structure/timestep_info/00012/postproc_node/aero_unsteady_forces</text:p>
      <text:p text:style-name="Preformatted_20_Text">data/structure/timestep_info/00012/psi</text:p>
      <text:p text:style-name="Preformatted_20_Text">data/structure/timestep_info/00012/psi_ddot</text:p>
      <text:p text:style-name="Preformatted_20_Text">data/structure/timestep_info/00012/psi_dot</text:p>
      <text:p text:style-name="Preformatted_20_Text">data/structure/timestep_info/00012/psi_dot_local</text:p>
      <text:p text:style-name="Preformatted_20_Text">data/structure/timestep_info/00012/psi_local</text:p>
      <text:p text:style-name="Preformatted_20_Text">data/structure/timestep_info/00012/q</text:p>
      <text:p text:style-name="Preformatted_20_Text">data/structure/timestep_info/00012/quat</text:p>
      <text:p text:style-name="Preformatted_20_Text">data/structure/timestep_info/00012/runtime_steady_forces</text:p>
      <text:p text:style-name="Preformatted_20_Text">data/structure/timestep_info/00012/runtime_unsteady_forces</text:p>
      <text:p text:style-name="Preformatted_20_Text">data/structure/timestep_info/00012/steady_applied_forces</text:p>
      <text:p text:style-name="Preformatted_20_Text">data/structure/timestep_info/00012/total_forces</text:p>
      <text:p text:style-name="Preformatted_20_Text">data/structure/timestep_info/00012/total_gravity_forces</text:p>
      <text:p text:style-name="Preformatted_20_Text">data/structure/timestep_info/00012/unsteady_applied_forces</text:p>
      <text:p text:style-name="Preformatted_20_Text">data/structure/timestep_info/00013/_read_as</text:p>
      <text:p text:style-name="Preformatted_20_Text">data/structure/timestep_info/00013/dqddt</text:p>
      <text:p text:style-name="Preformatted_20_Text">data/structure/timestep_info/00013/dqdt</text:p>
      <text:p text:style-name="Preformatted_20_Text">data/structure/timestep_info/00013/for_acc</text:p>
      <text:p text:style-name="Preformatted_20_Text">data/structure/timestep_info/00013/for_pos</text:p>
      <text:p text:style-name="Preformatted_20_Text">data/structure/timestep_info/00013/for_vel</text:p>
      <text:p text:style-name="Preformatted_20_Text">data/structure/timestep_info/00013/forces_constraints_FoR</text:p>
      <text:p text:style-name="Preformatted_20_Text">data/structure/timestep_info/00013/forces_constraints_nodes</text:p>
      <text:p text:style-name="Preformatted_20_Text">data/structure/timestep_info/00013/gravity_forces</text:p>
      <text:p text:style-name="Preformatted_20_Text">data/structure/timestep_info/00013/in_global_AFoR</text:p>
      <text:p text:style-name="Preformatted_20_Text">data/structure/timestep_info/00013/mb_FoR_acc</text:p>
      <text:p text:style-name="Preformatted_20_Text">data/structure/timestep_info/00013/mb_FoR_pos</text:p>
      <text:p text:style-name="Preformatted_20_Text">data/structure/timestep_info/00013/mb_FoR_vel</text:p>
      <text:p text:style-name="Preformatted_20_Text">data/structure/timestep_info/00013/mb_dict</text:p>
      <text:p text:style-name="Preformatted_20_Text">data/structure/timestep_info/00013/mb_dquatdt</text:p>
      <text:p text:style-name="Preformatted_20_Text">data/structure/timestep_info/00013/mb_quat</text:p>
      <text:p text:style-name="Preformatted_20_Text">data/structure/timestep_info/00013/num_elem</text:p>
      <text:p text:style-name="Preformatted_20_Text">data/structure/timestep_info/00013/num_node</text:p>
      <text:p text:style-name="Preformatted_20_Text">data/structure/timestep_info/00013/num_node_elem</text:p>
      <text:p text:style-name="Preformatted_20_Text">data/structure/timestep_info/00013/pos</text:p>
      <text:p text:style-name="Preformatted_20_Text">data/structure/timestep_info/00013/pos_ddot</text:p>
      <text:p text:style-name="Preformatted_20_Text">data/structure/timestep_info/00013/pos_dot</text:p>
      <text:p text:style-name="Preformatted_20_Text">data/structure/timestep_info/00013/postproc_cell/_read_as</text:p>
      <text:p text:style-name="Preformatted_20_Text">data/structure/timestep_info/00013/postproc_cell/coords_a</text:p>
      <text:p text:style-name="Preformatted_20_Text">data/structure/timestep_info/00013/postproc_cell/loads</text:p>
      <text:p text:style-name="Preformatted_20_Text">data/structure/timestep_info/00013/postproc_cell/strain</text:p>
      <text:p text:style-name="Preformatted_20_Text">data/structure/timestep_info/00013/postproc_node/_read_as</text:p>
      <text:p text:style-name="Preformatted_20_Text">data/structure/timestep_info/00013/postproc_node/aero_steady_forces</text:p>
      <text:p text:style-name="Preformatted_20_Text">data/structure/timestep_info/00013/postproc_node/aero_unsteady_forces</text:p>
      <text:p text:style-name="Preformatted_20_Text">data/structure/timestep_info/00013/psi</text:p>
      <text:p text:style-name="Preformatted_20_Text">data/structure/timestep_info/00013/psi_ddot</text:p>
      <text:p text:style-name="Preformatted_20_Text">data/structure/timestep_info/00013/psi_dot</text:p>
      <text:p text:style-name="Preformatted_20_Text">data/structure/timestep_info/00013/psi_dot_local</text:p>
      <text:p text:style-name="Preformatted_20_Text">data/structure/timestep_info/00013/psi_local</text:p>
      <text:p text:style-name="Preformatted_20_Text">data/structure/timestep_info/00013/q</text:p>
      <text:p text:style-name="Preformatted_20_Text">data/structure/timestep_info/00013/quat</text:p>
      <text:p text:style-name="Preformatted_20_Text">data/structure/timestep_info/00013/runtime_steady_forces</text:p>
      <text:p text:style-name="Preformatted_20_Text">data/structure/timestep_info/00013/runtime_unsteady_forces</text:p>
      <text:p text:style-name="Preformatted_20_Text">data/structure/timestep_info/00013/steady_applied_forces</text:p>
      <text:p text:style-name="Preformatted_20_Text">data/structure/timestep_info/00013/total_forces</text:p>
      <text:p text:style-name="Preformatted_20_Text">data/structure/timestep_info/00013/total_gravity_forces</text:p>
      <text:p text:style-name="Preformatted_20_Text"><text:soft-page-break/>data/structure/timestep_info/00013/unsteady_applied_forces</text:p>
      <text:p text:style-name="Preformatted_20_Text">data/structure/timestep_info/00014/_read_as</text:p>
      <text:p text:style-name="Preformatted_20_Text">data/structure/timestep_info/00014/dqddt</text:p>
      <text:p text:style-name="Preformatted_20_Text">data/structure/timestep_info/00014/dqdt</text:p>
      <text:p text:style-name="Preformatted_20_Text">data/structure/timestep_info/00014/for_acc</text:p>
      <text:p text:style-name="Preformatted_20_Text">data/structure/timestep_info/00014/for_pos</text:p>
      <text:p text:style-name="Preformatted_20_Text">data/structure/timestep_info/00014/for_vel</text:p>
      <text:p text:style-name="Preformatted_20_Text">data/structure/timestep_info/00014/forces_constraints_FoR</text:p>
      <text:p text:style-name="Preformatted_20_Text">data/structure/timestep_info/00014/forces_constraints_nodes</text:p>
      <text:p text:style-name="Preformatted_20_Text">data/structure/timestep_info/00014/gravity_forces</text:p>
      <text:p text:style-name="Preformatted_20_Text">data/structure/timestep_info/00014/in_global_AFoR</text:p>
      <text:p text:style-name="Preformatted_20_Text">data/structure/timestep_info/00014/mb_FoR_acc</text:p>
      <text:p text:style-name="Preformatted_20_Text">data/structure/timestep_info/00014/mb_FoR_pos</text:p>
      <text:p text:style-name="Preformatted_20_Text">data/structure/timestep_info/00014/mb_FoR_vel</text:p>
      <text:p text:style-name="Preformatted_20_Text">data/structure/timestep_info/00014/mb_dict</text:p>
      <text:p text:style-name="Preformatted_20_Text">data/structure/timestep_info/00014/mb_dquatdt</text:p>
      <text:p text:style-name="Preformatted_20_Text">data/structure/timestep_info/00014/mb_quat</text:p>
      <text:p text:style-name="Preformatted_20_Text">data/structure/timestep_info/00014/num_elem</text:p>
      <text:p text:style-name="Preformatted_20_Text">data/structure/timestep_info/00014/num_node</text:p>
      <text:p text:style-name="Preformatted_20_Text">data/structure/timestep_info/00014/num_node_elem</text:p>
      <text:p text:style-name="Preformatted_20_Text">data/structure/timestep_info/00014/pos</text:p>
      <text:p text:style-name="Preformatted_20_Text">data/structure/timestep_info/00014/pos_ddot</text:p>
      <text:p text:style-name="Preformatted_20_Text">data/structure/timestep_info/00014/pos_dot</text:p>
      <text:p text:style-name="Preformatted_20_Text">data/structure/timestep_info/00014/postproc_cell/_read_as</text:p>
      <text:p text:style-name="Preformatted_20_Text">data/structure/timestep_info/00014/postproc_cell/coords_a</text:p>
      <text:p text:style-name="Preformatted_20_Text">data/structure/timestep_info/00014/postproc_cell/loads</text:p>
      <text:p text:style-name="Preformatted_20_Text">data/structure/timestep_info/00014/postproc_cell/strain</text:p>
      <text:p text:style-name="Preformatted_20_Text">data/structure/timestep_info/00014/postproc_node/_read_as</text:p>
      <text:p text:style-name="Preformatted_20_Text">data/structure/timestep_info/00014/postproc_node/aero_steady_forces</text:p>
      <text:p text:style-name="Preformatted_20_Text">data/structure/timestep_info/00014/postproc_node/aero_unsteady_forces</text:p>
      <text:p text:style-name="Preformatted_20_Text">data/structure/timestep_info/00014/psi</text:p>
      <text:p text:style-name="Preformatted_20_Text">data/structure/timestep_info/00014/psi_ddot</text:p>
      <text:p text:style-name="Preformatted_20_Text">data/structure/timestep_info/00014/psi_dot</text:p>
      <text:p text:style-name="Preformatted_20_Text">data/structure/timestep_info/00014/psi_dot_local</text:p>
      <text:p text:style-name="Preformatted_20_Text">data/structure/timestep_info/00014/psi_local</text:p>
      <text:p text:style-name="Preformatted_20_Text">data/structure/timestep_info/00014/q</text:p>
      <text:p text:style-name="Preformatted_20_Text">data/structure/timestep_info/00014/quat</text:p>
      <text:p text:style-name="Preformatted_20_Text">data/structure/timestep_info/00014/runtime_steady_forces</text:p>
      <text:p text:style-name="Preformatted_20_Text">data/structure/timestep_info/00014/runtime_unsteady_forces</text:p>
      <text:p text:style-name="Preformatted_20_Text">data/structure/timestep_info/00014/steady_applied_forces</text:p>
      <text:p text:style-name="Preformatted_20_Text">data/structure/timestep_info/00014/total_forces</text:p>
      <text:p text:style-name="Preformatted_20_Text">data/structure/timestep_info/00014/total_gravity_forces</text:p>
      <text:p text:style-name="Preformatted_20_Text">data/structure/timestep_info/00014/unsteady_applied_forces</text:p>
      <text:p text:style-name="Preformatted_20_Text">data/structure/timestep_info/00015/_read_as</text:p>
      <text:p text:style-name="Preformatted_20_Text">data/structure/timestep_info/00015/dqddt</text:p>
      <text:p text:style-name="Preformatted_20_Text">data/structure/timestep_info/00015/dqdt</text:p>
      <text:p text:style-name="Preformatted_20_Text">data/structure/timestep_info/00015/for_acc</text:p>
      <text:p text:style-name="Preformatted_20_Text">data/structure/timestep_info/00015/for_pos</text:p>
      <text:p text:style-name="Preformatted_20_Text">data/structure/timestep_info/00015/for_vel</text:p>
      <text:p text:style-name="Preformatted_20_Text">data/structure/timestep_info/00015/forces_constraints_FoR</text:p>
      <text:p text:style-name="Preformatted_20_Text">data/structure/timestep_info/00015/forces_constraints_nodes</text:p>
      <text:p text:style-name="Preformatted_20_Text">data/structure/timestep_info/00015/gravity_forces</text:p>
      <text:p text:style-name="Preformatted_20_Text">data/structure/timestep_info/00015/in_global_AFoR</text:p>
      <text:p text:style-name="Preformatted_20_Text">data/structure/timestep_info/00015/mb_FoR_acc</text:p>
      <text:p text:style-name="Preformatted_20_Text">data/structure/timestep_info/00015/mb_FoR_pos</text:p>
      <text:p text:style-name="Preformatted_20_Text">data/structure/timestep_info/00015/mb_FoR_vel</text:p>
      <text:p text:style-name="Preformatted_20_Text">data/structure/timestep_info/00015/mb_dict</text:p>
      <text:p text:style-name="Preformatted_20_Text">data/structure/timestep_info/00015/mb_dquatdt</text:p>
      <text:p text:style-name="Preformatted_20_Text">data/structure/timestep_info/00015/mb_quat</text:p>
      <text:p text:style-name="Preformatted_20_Text">data/structure/timestep_info/00015/num_elem</text:p>
      <text:p text:style-name="Preformatted_20_Text">data/structure/timestep_info/00015/num_node</text:p>
      <text:p text:style-name="Preformatted_20_Text">data/structure/timestep_info/00015/num_node_elem</text:p>
      <text:p text:style-name="Preformatted_20_Text">data/structure/timestep_info/00015/pos</text:p>
      <text:p text:style-name="Preformatted_20_Text">data/structure/timestep_info/00015/pos_ddot</text:p>
      <text:p text:style-name="Preformatted_20_Text"><text:soft-page-break/>data/structure/timestep_info/00015/pos_dot</text:p>
      <text:p text:style-name="Preformatted_20_Text">data/structure/timestep_info/00015/postproc_cell/_read_as</text:p>
      <text:p text:style-name="Preformatted_20_Text">data/structure/timestep_info/00015/postproc_cell/coords_a</text:p>
      <text:p text:style-name="Preformatted_20_Text">data/structure/timestep_info/00015/postproc_cell/loads</text:p>
      <text:p text:style-name="Preformatted_20_Text">data/structure/timestep_info/00015/postproc_cell/strain</text:p>
      <text:p text:style-name="Preformatted_20_Text">data/structure/timestep_info/00015/postproc_node/_read_as</text:p>
      <text:p text:style-name="Preformatted_20_Text">data/structure/timestep_info/00015/postproc_node/aero_steady_forces</text:p>
      <text:p text:style-name="Preformatted_20_Text">data/structure/timestep_info/00015/postproc_node/aero_unsteady_forces</text:p>
      <text:p text:style-name="Preformatted_20_Text">data/structure/timestep_info/00015/psi</text:p>
      <text:p text:style-name="Preformatted_20_Text">data/structure/timestep_info/00015/psi_ddot</text:p>
      <text:p text:style-name="Preformatted_20_Text">data/structure/timestep_info/00015/psi_dot</text:p>
      <text:p text:style-name="Preformatted_20_Text">data/structure/timestep_info/00015/psi_dot_local</text:p>
      <text:p text:style-name="Preformatted_20_Text">data/structure/timestep_info/00015/psi_local</text:p>
      <text:p text:style-name="Preformatted_20_Text">data/structure/timestep_info/00015/q</text:p>
      <text:p text:style-name="Preformatted_20_Text">data/structure/timestep_info/00015/quat</text:p>
      <text:p text:style-name="Preformatted_20_Text">data/structure/timestep_info/00015/runtime_steady_forces</text:p>
      <text:p text:style-name="Preformatted_20_Text">data/structure/timestep_info/00015/runtime_unsteady_forces</text:p>
      <text:p text:style-name="Preformatted_20_Text">data/structure/timestep_info/00015/steady_applied_forces</text:p>
      <text:p text:style-name="Preformatted_20_Text">data/structure/timestep_info/00015/total_forces</text:p>
      <text:p text:style-name="Preformatted_20_Text">data/structure/timestep_info/00015/total_gravity_forces</text:p>
      <text:p text:style-name="Preformatted_20_Text">data/structure/timestep_info/00015/unsteady_applied_forces</text:p>
      <text:p text:style-name="Preformatted_20_Text">data/structure/timestep_info/00016/_read_as</text:p>
      <text:p text:style-name="Preformatted_20_Text">data/structure/timestep_info/00016/dqddt</text:p>
      <text:p text:style-name="Preformatted_20_Text">data/structure/timestep_info/00016/dqdt</text:p>
      <text:p text:style-name="Preformatted_20_Text">data/structure/timestep_info/00016/for_acc</text:p>
      <text:p text:style-name="Preformatted_20_Text">data/structure/timestep_info/00016/for_pos</text:p>
      <text:p text:style-name="Preformatted_20_Text">data/structure/timestep_info/00016/for_vel</text:p>
      <text:p text:style-name="Preformatted_20_Text">data/structure/timestep_info/00016/forces_constraints_FoR</text:p>
      <text:p text:style-name="Preformatted_20_Text">data/structure/timestep_info/00016/forces_constraints_nodes</text:p>
      <text:p text:style-name="Preformatted_20_Text">data/structure/timestep_info/00016/gravity_forces</text:p>
      <text:p text:style-name="Preformatted_20_Text">data/structure/timestep_info/00016/in_global_AFoR</text:p>
      <text:p text:style-name="Preformatted_20_Text">data/structure/timestep_info/00016/mb_FoR_acc</text:p>
      <text:p text:style-name="Preformatted_20_Text">data/structure/timestep_info/00016/mb_FoR_pos</text:p>
      <text:p text:style-name="Preformatted_20_Text">data/structure/timestep_info/00016/mb_FoR_vel</text:p>
      <text:p text:style-name="Preformatted_20_Text">data/structure/timestep_info/00016/mb_dict</text:p>
      <text:p text:style-name="Preformatted_20_Text">data/structure/timestep_info/00016/mb_dquatdt</text:p>
      <text:p text:style-name="Preformatted_20_Text">data/structure/timestep_info/00016/mb_quat</text:p>
      <text:p text:style-name="Preformatted_20_Text">data/structure/timestep_info/00016/num_elem</text:p>
      <text:p text:style-name="Preformatted_20_Text">data/structure/timestep_info/00016/num_node</text:p>
      <text:p text:style-name="Preformatted_20_Text">data/structure/timestep_info/00016/num_node_elem</text:p>
      <text:p text:style-name="Preformatted_20_Text">data/structure/timestep_info/00016/pos</text:p>
      <text:p text:style-name="Preformatted_20_Text">data/structure/timestep_info/00016/pos_ddot</text:p>
      <text:p text:style-name="Preformatted_20_Text">data/structure/timestep_info/00016/pos_dot</text:p>
      <text:p text:style-name="Preformatted_20_Text">data/structure/timestep_info/00016/postproc_cell/_read_as</text:p>
      <text:p text:style-name="Preformatted_20_Text">data/structure/timestep_info/00016/postproc_cell/coords_a</text:p>
      <text:p text:style-name="Preformatted_20_Text">data/structure/timestep_info/00016/postproc_cell/loads</text:p>
      <text:p text:style-name="Preformatted_20_Text">data/structure/timestep_info/00016/postproc_cell/strain</text:p>
      <text:p text:style-name="Preformatted_20_Text">data/structure/timestep_info/00016/postproc_node/_read_as</text:p>
      <text:p text:style-name="Preformatted_20_Text">data/structure/timestep_info/00016/postproc_node/aero_steady_forces</text:p>
      <text:p text:style-name="Preformatted_20_Text">data/structure/timestep_info/00016/postproc_node/aero_unsteady_forces</text:p>
      <text:p text:style-name="Preformatted_20_Text">data/structure/timestep_info/00016/psi</text:p>
      <text:p text:style-name="Preformatted_20_Text">data/structure/timestep_info/00016/psi_ddot</text:p>
      <text:p text:style-name="Preformatted_20_Text">data/structure/timestep_info/00016/psi_dot</text:p>
      <text:p text:style-name="Preformatted_20_Text">data/structure/timestep_info/00016/psi_dot_local</text:p>
      <text:p text:style-name="Preformatted_20_Text">data/structure/timestep_info/00016/psi_local</text:p>
      <text:p text:style-name="Preformatted_20_Text">data/structure/timestep_info/00016/q</text:p>
      <text:p text:style-name="Preformatted_20_Text">data/structure/timestep_info/00016/quat</text:p>
      <text:p text:style-name="Preformatted_20_Text">data/structure/timestep_info/00016/runtime_steady_forces</text:p>
      <text:p text:style-name="Preformatted_20_Text">data/structure/timestep_info/00016/runtime_unsteady_forces</text:p>
      <text:p text:style-name="Preformatted_20_Text">data/structure/timestep_info/00016/steady_applied_forces</text:p>
      <text:p text:style-name="Preformatted_20_Text">data/structure/timestep_info/00016/total_forces</text:p>
      <text:p text:style-name="Preformatted_20_Text">data/structure/timestep_info/00016/total_gravity_forces</text:p>
      <text:p text:style-name="Preformatted_20_Text">data/structure/timestep_info/00016/unsteady_applied_forces</text:p>
      <text:p text:style-name="Preformatted_20_Text">data/structure/timestep_info/00017/_read_as</text:p>
      <text:p text:style-name="Preformatted_20_Text"><text:soft-page-break/>data/structure/timestep_info/00017/dqddt</text:p>
      <text:p text:style-name="Preformatted_20_Text">data/structure/timestep_info/00017/dqdt</text:p>
      <text:p text:style-name="Preformatted_20_Text">data/structure/timestep_info/00017/for_acc</text:p>
      <text:p text:style-name="Preformatted_20_Text">data/structure/timestep_info/00017/for_pos</text:p>
      <text:p text:style-name="Preformatted_20_Text">data/structure/timestep_info/00017/for_vel</text:p>
      <text:p text:style-name="Preformatted_20_Text">data/structure/timestep_info/00017/forces_constraints_FoR</text:p>
      <text:p text:style-name="Preformatted_20_Text">data/structure/timestep_info/00017/forces_constraints_nodes</text:p>
      <text:p text:style-name="Preformatted_20_Text">data/structure/timestep_info/00017/gravity_forces</text:p>
      <text:p text:style-name="Preformatted_20_Text">data/structure/timestep_info/00017/in_global_AFoR</text:p>
      <text:p text:style-name="Preformatted_20_Text">data/structure/timestep_info/00017/mb_FoR_acc</text:p>
      <text:p text:style-name="Preformatted_20_Text">data/structure/timestep_info/00017/mb_FoR_pos</text:p>
      <text:p text:style-name="Preformatted_20_Text">data/structure/timestep_info/00017/mb_FoR_vel</text:p>
      <text:p text:style-name="Preformatted_20_Text">data/structure/timestep_info/00017/mb_dict</text:p>
      <text:p text:style-name="Preformatted_20_Text">data/structure/timestep_info/00017/mb_dquatdt</text:p>
      <text:p text:style-name="Preformatted_20_Text">data/structure/timestep_info/00017/mb_quat</text:p>
      <text:p text:style-name="Preformatted_20_Text">data/structure/timestep_info/00017/num_elem</text:p>
      <text:p text:style-name="Preformatted_20_Text">data/structure/timestep_info/00017/num_node</text:p>
      <text:p text:style-name="Preformatted_20_Text">data/structure/timestep_info/00017/num_node_elem</text:p>
      <text:p text:style-name="Preformatted_20_Text">data/structure/timestep_info/00017/pos</text:p>
      <text:p text:style-name="Preformatted_20_Text">data/structure/timestep_info/00017/pos_ddot</text:p>
      <text:p text:style-name="Preformatted_20_Text">data/structure/timestep_info/00017/pos_dot</text:p>
      <text:p text:style-name="Preformatted_20_Text">data/structure/timestep_info/00017/postproc_cell/_read_as</text:p>
      <text:p text:style-name="Preformatted_20_Text">data/structure/timestep_info/00017/postproc_cell/coords_a</text:p>
      <text:p text:style-name="Preformatted_20_Text">data/structure/timestep_info/00017/postproc_cell/loads</text:p>
      <text:p text:style-name="Preformatted_20_Text">data/structure/timestep_info/00017/postproc_cell/strain</text:p>
      <text:p text:style-name="Preformatted_20_Text">data/structure/timestep_info/00017/postproc_node/_read_as</text:p>
      <text:p text:style-name="Preformatted_20_Text">data/structure/timestep_info/00017/postproc_node/aero_steady_forces</text:p>
      <text:p text:style-name="Preformatted_20_Text">data/structure/timestep_info/00017/postproc_node/aero_unsteady_forces</text:p>
      <text:p text:style-name="Preformatted_20_Text">data/structure/timestep_info/00017/psi</text:p>
      <text:p text:style-name="Preformatted_20_Text">data/structure/timestep_info/00017/psi_ddot</text:p>
      <text:p text:style-name="Preformatted_20_Text">data/structure/timestep_info/00017/psi_dot</text:p>
      <text:p text:style-name="Preformatted_20_Text">data/structure/timestep_info/00017/psi_dot_local</text:p>
      <text:p text:style-name="Preformatted_20_Text">data/structure/timestep_info/00017/psi_local</text:p>
      <text:p text:style-name="Preformatted_20_Text">data/structure/timestep_info/00017/q</text:p>
      <text:p text:style-name="Preformatted_20_Text">data/structure/timestep_info/00017/quat</text:p>
      <text:p text:style-name="Preformatted_20_Text">data/structure/timestep_info/00017/runtime_steady_forces</text:p>
      <text:p text:style-name="Preformatted_20_Text">data/structure/timestep_info/00017/runtime_unsteady_forces</text:p>
      <text:p text:style-name="Preformatted_20_Text">data/structure/timestep_info/00017/steady_applied_forces</text:p>
      <text:p text:style-name="Preformatted_20_Text">data/structure/timestep_info/00017/total_forces</text:p>
      <text:p text:style-name="Preformatted_20_Text">data/structure/timestep_info/00017/total_gravity_forces</text:p>
      <text:p text:style-name="Preformatted_20_Text">data/structure/timestep_info/00017/unsteady_applied_forces</text:p>
      <text:p text:style-name="Preformatted_20_Text">data/structure/timestep_info/00018/_read_as</text:p>
      <text:p text:style-name="Preformatted_20_Text">data/structure/timestep_info/00018/dqddt</text:p>
      <text:p text:style-name="Preformatted_20_Text">data/structure/timestep_info/00018/dqdt</text:p>
      <text:p text:style-name="Preformatted_20_Text">data/structure/timestep_info/00018/for_acc</text:p>
      <text:p text:style-name="Preformatted_20_Text">data/structure/timestep_info/00018/for_pos</text:p>
      <text:p text:style-name="Preformatted_20_Text">data/structure/timestep_info/00018/for_vel</text:p>
      <text:p text:style-name="Preformatted_20_Text">data/structure/timestep_info/00018/forces_constraints_FoR</text:p>
      <text:p text:style-name="Preformatted_20_Text">data/structure/timestep_info/00018/forces_constraints_nodes</text:p>
      <text:p text:style-name="Preformatted_20_Text">data/structure/timestep_info/00018/gravity_forces</text:p>
      <text:p text:style-name="Preformatted_20_Text">data/structure/timestep_info/00018/in_global_AFoR</text:p>
      <text:p text:style-name="Preformatted_20_Text">data/structure/timestep_info/00018/mb_FoR_acc</text:p>
      <text:p text:style-name="Preformatted_20_Text">data/structure/timestep_info/00018/mb_FoR_pos</text:p>
      <text:p text:style-name="Preformatted_20_Text">data/structure/timestep_info/00018/mb_FoR_vel</text:p>
      <text:p text:style-name="Preformatted_20_Text">data/structure/timestep_info/00018/mb_dict</text:p>
      <text:p text:style-name="Preformatted_20_Text">data/structure/timestep_info/00018/mb_dquatdt</text:p>
      <text:p text:style-name="Preformatted_20_Text">data/structure/timestep_info/00018/mb_quat</text:p>
      <text:p text:style-name="Preformatted_20_Text">data/structure/timestep_info/00018/num_elem</text:p>
      <text:p text:style-name="Preformatted_20_Text">data/structure/timestep_info/00018/num_node</text:p>
      <text:p text:style-name="Preformatted_20_Text">data/structure/timestep_info/00018/num_node_elem</text:p>
      <text:p text:style-name="Preformatted_20_Text">data/structure/timestep_info/00018/pos</text:p>
      <text:p text:style-name="Preformatted_20_Text">data/structure/timestep_info/00018/pos_ddot</text:p>
      <text:p text:style-name="Preformatted_20_Text">data/structure/timestep_info/00018/pos_dot</text:p>
      <text:p text:style-name="Preformatted_20_Text">data/structure/timestep_info/00018/postproc_cell/_read_as</text:p>
      <text:p text:style-name="Preformatted_20_Text"><text:soft-page-break/>data/structure/timestep_info/00018/postproc_cell/coords_a</text:p>
      <text:p text:style-name="Preformatted_20_Text">data/structure/timestep_info/00018/postproc_cell/loads</text:p>
      <text:p text:style-name="Preformatted_20_Text">data/structure/timestep_info/00018/postproc_cell/strain</text:p>
      <text:p text:style-name="Preformatted_20_Text">data/structure/timestep_info/00018/postproc_node/_read_as</text:p>
      <text:p text:style-name="Preformatted_20_Text">data/structure/timestep_info/00018/postproc_node/aero_steady_forces</text:p>
      <text:p text:style-name="Preformatted_20_Text">data/structure/timestep_info/00018/postproc_node/aero_unsteady_forces</text:p>
      <text:p text:style-name="Preformatted_20_Text">data/structure/timestep_info/00018/psi</text:p>
      <text:p text:style-name="Preformatted_20_Text">data/structure/timestep_info/00018/psi_ddot</text:p>
      <text:p text:style-name="Preformatted_20_Text">data/structure/timestep_info/00018/psi_dot</text:p>
      <text:p text:style-name="Preformatted_20_Text">data/structure/timestep_info/00018/psi_dot_local</text:p>
      <text:p text:style-name="Preformatted_20_Text">data/structure/timestep_info/00018/psi_local</text:p>
      <text:p text:style-name="Preformatted_20_Text">data/structure/timestep_info/00018/q</text:p>
      <text:p text:style-name="Preformatted_20_Text">data/structure/timestep_info/00018/quat</text:p>
      <text:p text:style-name="Preformatted_20_Text">data/structure/timestep_info/00018/runtime_steady_forces</text:p>
      <text:p text:style-name="Preformatted_20_Text">data/structure/timestep_info/00018/runtime_unsteady_forces</text:p>
      <text:p text:style-name="Preformatted_20_Text">data/structure/timestep_info/00018/steady_applied_forces</text:p>
      <text:p text:style-name="Preformatted_20_Text">data/structure/timestep_info/00018/total_forces</text:p>
      <text:p text:style-name="Preformatted_20_Text">data/structure/timestep_info/00018/total_gravity_forces</text:p>
      <text:p text:style-name="Preformatted_20_Text">data/structure/timestep_info/00018/unsteady_applied_forces</text:p>
      <text:p text:style-name="Preformatted_20_Text">data/structure/timestep_info/00019/_read_as</text:p>
      <text:p text:style-name="Preformatted_20_Text">data/structure/timestep_info/00019/dqddt</text:p>
      <text:p text:style-name="Preformatted_20_Text">data/structure/timestep_info/00019/dqdt</text:p>
      <text:p text:style-name="Preformatted_20_Text">data/structure/timestep_info/00019/for_acc</text:p>
      <text:p text:style-name="Preformatted_20_Text">data/structure/timestep_info/00019/for_pos</text:p>
      <text:p text:style-name="Preformatted_20_Text">data/structure/timestep_info/00019/for_vel</text:p>
      <text:p text:style-name="Preformatted_20_Text">data/structure/timestep_info/00019/forces_constraints_FoR</text:p>
      <text:p text:style-name="Preformatted_20_Text">data/structure/timestep_info/00019/forces_constraints_nodes</text:p>
      <text:p text:style-name="Preformatted_20_Text">data/structure/timestep_info/00019/gravity_forces</text:p>
      <text:p text:style-name="Preformatted_20_Text">data/structure/timestep_info/00019/in_global_AFoR</text:p>
      <text:p text:style-name="Preformatted_20_Text">data/structure/timestep_info/00019/mb_FoR_acc</text:p>
      <text:p text:style-name="Preformatted_20_Text">data/structure/timestep_info/00019/mb_FoR_pos</text:p>
      <text:p text:style-name="Preformatted_20_Text">data/structure/timestep_info/00019/mb_FoR_vel</text:p>
      <text:p text:style-name="Preformatted_20_Text">data/structure/timestep_info/00019/mb_dict</text:p>
      <text:p text:style-name="Preformatted_20_Text">data/structure/timestep_info/00019/mb_dquatdt</text:p>
      <text:p text:style-name="Preformatted_20_Text">data/structure/timestep_info/00019/mb_quat</text:p>
      <text:p text:style-name="Preformatted_20_Text">data/structure/timestep_info/00019/num_elem</text:p>
      <text:p text:style-name="Preformatted_20_Text">data/structure/timestep_info/00019/num_node</text:p>
      <text:p text:style-name="Preformatted_20_Text">data/structure/timestep_info/00019/num_node_elem</text:p>
      <text:p text:style-name="Preformatted_20_Text">data/structure/timestep_info/00019/pos</text:p>
      <text:p text:style-name="Preformatted_20_Text">data/structure/timestep_info/00019/pos_ddot</text:p>
      <text:p text:style-name="Preformatted_20_Text">data/structure/timestep_info/00019/pos_dot</text:p>
      <text:p text:style-name="Preformatted_20_Text">data/structure/timestep_info/00019/postproc_cell/_read_as</text:p>
      <text:p text:style-name="Preformatted_20_Text">data/structure/timestep_info/00019/postproc_cell/coords_a</text:p>
      <text:p text:style-name="Preformatted_20_Text">data/structure/timestep_info/00019/postproc_cell/loads</text:p>
      <text:p text:style-name="Preformatted_20_Text">data/structure/timestep_info/00019/postproc_cell/strain</text:p>
      <text:p text:style-name="Preformatted_20_Text">data/structure/timestep_info/00019/postproc_node/_read_as</text:p>
      <text:p text:style-name="Preformatted_20_Text">data/structure/timestep_info/00019/postproc_node/aero_steady_forces</text:p>
      <text:p text:style-name="Preformatted_20_Text">data/structure/timestep_info/00019/postproc_node/aero_unsteady_forces</text:p>
      <text:p text:style-name="Preformatted_20_Text">data/structure/timestep_info/00019/psi</text:p>
      <text:p text:style-name="Preformatted_20_Text">data/structure/timestep_info/00019/psi_ddot</text:p>
      <text:p text:style-name="Preformatted_20_Text">data/structure/timestep_info/00019/psi_dot</text:p>
      <text:p text:style-name="Preformatted_20_Text">data/structure/timestep_info/00019/psi_dot_local</text:p>
      <text:p text:style-name="Preformatted_20_Text">data/structure/timestep_info/00019/psi_local</text:p>
      <text:p text:style-name="Preformatted_20_Text">data/structure/timestep_info/00019/q</text:p>
      <text:p text:style-name="Preformatted_20_Text">data/structure/timestep_info/00019/quat</text:p>
      <text:p text:style-name="Preformatted_20_Text">data/structure/timestep_info/00019/runtime_steady_forces</text:p>
      <text:p text:style-name="Preformatted_20_Text">data/structure/timestep_info/00019/runtime_unsteady_forces</text:p>
      <text:p text:style-name="Preformatted_20_Text">data/structure/timestep_info/00019/steady_applied_forces</text:p>
      <text:p text:style-name="Preformatted_20_Text">data/structure/timestep_info/00019/total_forces</text:p>
      <text:p text:style-name="Preformatted_20_Text">data/structure/timestep_info/00019/total_gravity_forces</text:p>
      <text:p text:style-name="Preformatted_20_Text">data/structure/timestep_info/00019/unsteady_applied_forces</text:p>
      <text:p text:style-name="Preformatted_20_Text">data/structure/timestep_info/00020/_read_as</text:p>
      <text:p text:style-name="Preformatted_20_Text">data/structure/timestep_info/00020/dqddt</text:p>
      <text:p text:style-name="Preformatted_20_Text">data/structure/timestep_info/00020/dqdt</text:p>
      <text:p text:style-name="Preformatted_20_Text"><text:soft-page-break/>data/structure/timestep_info/00020/for_acc</text:p>
      <text:p text:style-name="Preformatted_20_Text">data/structure/timestep_info/00020/for_pos</text:p>
      <text:p text:style-name="Preformatted_20_Text">data/structure/timestep_info/00020/for_vel</text:p>
      <text:p text:style-name="Preformatted_20_Text">data/structure/timestep_info/00020/forces_constraints_FoR</text:p>
      <text:p text:style-name="Preformatted_20_Text">data/structure/timestep_info/00020/forces_constraints_nodes</text:p>
      <text:p text:style-name="Preformatted_20_Text">data/structure/timestep_info/00020/gravity_forces</text:p>
      <text:p text:style-name="Preformatted_20_Text">data/structure/timestep_info/00020/in_global_AFoR</text:p>
      <text:p text:style-name="Preformatted_20_Text">data/structure/timestep_info/00020/mb_FoR_acc</text:p>
      <text:p text:style-name="Preformatted_20_Text">data/structure/timestep_info/00020/mb_FoR_pos</text:p>
      <text:p text:style-name="Preformatted_20_Text">data/structure/timestep_info/00020/mb_FoR_vel</text:p>
      <text:p text:style-name="Preformatted_20_Text">data/structure/timestep_info/00020/mb_dict</text:p>
      <text:p text:style-name="Preformatted_20_Text">data/structure/timestep_info/00020/mb_dquatdt</text:p>
      <text:p text:style-name="Preformatted_20_Text">data/structure/timestep_info/00020/mb_quat</text:p>
      <text:p text:style-name="Preformatted_20_Text">data/structure/timestep_info/00020/num_elem</text:p>
      <text:p text:style-name="Preformatted_20_Text">data/structure/timestep_info/00020/num_node</text:p>
      <text:p text:style-name="Preformatted_20_Text">data/structure/timestep_info/00020/num_node_elem</text:p>
      <text:p text:style-name="Preformatted_20_Text">data/structure/timestep_info/00020/pos</text:p>
      <text:p text:style-name="Preformatted_20_Text">data/structure/timestep_info/00020/pos_ddot</text:p>
      <text:p text:style-name="Preformatted_20_Text">data/structure/timestep_info/00020/pos_dot</text:p>
      <text:p text:style-name="Preformatted_20_Text">data/structure/timestep_info/00020/postproc_cell/_read_as</text:p>
      <text:p text:style-name="Preformatted_20_Text">data/structure/timestep_info/00020/postproc_cell/coords_a</text:p>
      <text:p text:style-name="Preformatted_20_Text">data/structure/timestep_info/00020/postproc_cell/loads</text:p>
      <text:p text:style-name="Preformatted_20_Text">data/structure/timestep_info/00020/postproc_cell/strain</text:p>
      <text:p text:style-name="Preformatted_20_Text">data/structure/timestep_info/00020/postproc_node/_read_as</text:p>
      <text:p text:style-name="Preformatted_20_Text">data/structure/timestep_info/00020/postproc_node/aero_steady_forces</text:p>
      <text:p text:style-name="Preformatted_20_Text">data/structure/timestep_info/00020/postproc_node/aero_unsteady_forces</text:p>
      <text:p text:style-name="Preformatted_20_Text">data/structure/timestep_info/00020/psi</text:p>
      <text:p text:style-name="Preformatted_20_Text">data/structure/timestep_info/00020/psi_ddot</text:p>
      <text:p text:style-name="Preformatted_20_Text">data/structure/timestep_info/00020/psi_dot</text:p>
      <text:p text:style-name="Preformatted_20_Text">data/structure/timestep_info/00020/psi_dot_local</text:p>
      <text:p text:style-name="Preformatted_20_Text">data/structure/timestep_info/00020/psi_local</text:p>
      <text:p text:style-name="Preformatted_20_Text">data/structure/timestep_info/00020/q</text:p>
      <text:p text:style-name="Preformatted_20_Text">data/structure/timestep_info/00020/quat</text:p>
      <text:p text:style-name="Preformatted_20_Text">data/structure/timestep_info/00020/runtime_steady_forces</text:p>
      <text:p text:style-name="Preformatted_20_Text">data/structure/timestep_info/00020/runtime_unsteady_forces</text:p>
      <text:p text:style-name="Preformatted_20_Text">data/structure/timestep_info/00020/steady_applied_forces</text:p>
      <text:p text:style-name="Preformatted_20_Text">data/structure/timestep_info/00020/total_forces</text:p>
      <text:p text:style-name="Preformatted_20_Text">data/structure/timestep_info/00020/total_gravity_forces</text:p>
      <text:p text:style-name="Preformatted_20_Text">data/structure/timestep_info/00020/unsteady_applied_forces</text:p>
      <text:p text:style-name="Preformatted_20_Text">data/structure/timestep_info/00021/_read_as</text:p>
      <text:p text:style-name="Preformatted_20_Text">data/structure/timestep_info/00021/dqddt</text:p>
      <text:p text:style-name="Preformatted_20_Text">data/structure/timestep_info/00021/dqdt</text:p>
      <text:p text:style-name="Preformatted_20_Text">data/structure/timestep_info/00021/for_acc</text:p>
      <text:p text:style-name="Preformatted_20_Text">data/structure/timestep_info/00021/for_pos</text:p>
      <text:p text:style-name="Preformatted_20_Text">data/structure/timestep_info/00021/for_vel</text:p>
      <text:p text:style-name="Preformatted_20_Text">data/structure/timestep_info/00021/forces_constraints_FoR</text:p>
      <text:p text:style-name="Preformatted_20_Text">data/structure/timestep_info/00021/forces_constraints_nodes</text:p>
      <text:p text:style-name="Preformatted_20_Text">data/structure/timestep_info/00021/gravity_forces</text:p>
      <text:p text:style-name="Preformatted_20_Text">data/structure/timestep_info/00021/in_global_AFoR</text:p>
      <text:p text:style-name="Preformatted_20_Text">data/structure/timestep_info/00021/mb_FoR_acc</text:p>
      <text:p text:style-name="Preformatted_20_Text">data/structure/timestep_info/00021/mb_FoR_pos</text:p>
      <text:p text:style-name="Preformatted_20_Text">data/structure/timestep_info/00021/mb_FoR_vel</text:p>
      <text:p text:style-name="Preformatted_20_Text">data/structure/timestep_info/00021/mb_dict</text:p>
      <text:p text:style-name="Preformatted_20_Text">data/structure/timestep_info/00021/mb_dquatdt</text:p>
      <text:p text:style-name="Preformatted_20_Text">data/structure/timestep_info/00021/mb_quat</text:p>
      <text:p text:style-name="Preformatted_20_Text">data/structure/timestep_info/00021/num_elem</text:p>
      <text:p text:style-name="Preformatted_20_Text">data/structure/timestep_info/00021/num_node</text:p>
      <text:p text:style-name="Preformatted_20_Text">data/structure/timestep_info/00021/num_node_elem</text:p>
      <text:p text:style-name="Preformatted_20_Text">data/structure/timestep_info/00021/pos</text:p>
      <text:p text:style-name="Preformatted_20_Text">data/structure/timestep_info/00021/pos_ddot</text:p>
      <text:p text:style-name="Preformatted_20_Text">data/structure/timestep_info/00021/pos_dot</text:p>
      <text:p text:style-name="Preformatted_20_Text">data/structure/timestep_info/00021/postproc_cell/_read_as</text:p>
      <text:p text:style-name="Preformatted_20_Text">data/structure/timestep_info/00021/postproc_cell/coords_a</text:p>
      <text:p text:style-name="Preformatted_20_Text">data/structure/timestep_info/00021/postproc_cell/loads</text:p>
      <text:p text:style-name="Preformatted_20_Text"><text:soft-page-break/>data/structure/timestep_info/00021/postproc_cell/strain</text:p>
      <text:p text:style-name="Preformatted_20_Text">data/structure/timestep_info/00021/postproc_node/_read_as</text:p>
      <text:p text:style-name="Preformatted_20_Text">data/structure/timestep_info/00021/postproc_node/aero_steady_forces</text:p>
      <text:p text:style-name="Preformatted_20_Text">data/structure/timestep_info/00021/postproc_node/aero_unsteady_forces</text:p>
      <text:p text:style-name="Preformatted_20_Text">data/structure/timestep_info/00021/psi</text:p>
      <text:p text:style-name="Preformatted_20_Text">data/structure/timestep_info/00021/psi_ddot</text:p>
      <text:p text:style-name="Preformatted_20_Text">data/structure/timestep_info/00021/psi_dot</text:p>
      <text:p text:style-name="Preformatted_20_Text">data/structure/timestep_info/00021/psi_dot_local</text:p>
      <text:p text:style-name="Preformatted_20_Text">data/structure/timestep_info/00021/psi_local</text:p>
      <text:p text:style-name="Preformatted_20_Text">data/structure/timestep_info/00021/q</text:p>
      <text:p text:style-name="Preformatted_20_Text">data/structure/timestep_info/00021/quat</text:p>
      <text:p text:style-name="Preformatted_20_Text">data/structure/timestep_info/00021/runtime_steady_forces</text:p>
      <text:p text:style-name="Preformatted_20_Text">data/structure/timestep_info/00021/runtime_unsteady_forces</text:p>
      <text:p text:style-name="Preformatted_20_Text">data/structure/timestep_info/00021/steady_applied_forces</text:p>
      <text:p text:style-name="Preformatted_20_Text">data/structure/timestep_info/00021/total_forces</text:p>
      <text:p text:style-name="Preformatted_20_Text">data/structure/timestep_info/00021/total_gravity_forces</text:p>
      <text:p text:style-name="Preformatted_20_Text">data/structure/timestep_info/00021/unsteady_applied_forces</text:p>
      <text:p text:style-name="Preformatted_20_Text">data/structure/timestep_info/00022/_read_as</text:p>
      <text:p text:style-name="Preformatted_20_Text">data/structure/timestep_info/00022/dqddt</text:p>
      <text:p text:style-name="Preformatted_20_Text">data/structure/timestep_info/00022/dqdt</text:p>
      <text:p text:style-name="Preformatted_20_Text">data/structure/timestep_info/00022/for_acc</text:p>
      <text:p text:style-name="Preformatted_20_Text">data/structure/timestep_info/00022/for_pos</text:p>
      <text:p text:style-name="Preformatted_20_Text">data/structure/timestep_info/00022/for_vel</text:p>
      <text:p text:style-name="Preformatted_20_Text">data/structure/timestep_info/00022/forces_constraints_FoR</text:p>
      <text:p text:style-name="Preformatted_20_Text">data/structure/timestep_info/00022/forces_constraints_nodes</text:p>
      <text:p text:style-name="Preformatted_20_Text">data/structure/timestep_info/00022/gravity_forces</text:p>
      <text:p text:style-name="Preformatted_20_Text">data/structure/timestep_info/00022/in_global_AFoR</text:p>
      <text:p text:style-name="Preformatted_20_Text">data/structure/timestep_info/00022/mb_FoR_acc</text:p>
      <text:p text:style-name="Preformatted_20_Text">data/structure/timestep_info/00022/mb_FoR_pos</text:p>
      <text:p text:style-name="Preformatted_20_Text">data/structure/timestep_info/00022/mb_FoR_vel</text:p>
      <text:p text:style-name="Preformatted_20_Text">data/structure/timestep_info/00022/mb_dict</text:p>
      <text:p text:style-name="Preformatted_20_Text">data/structure/timestep_info/00022/mb_dquatdt</text:p>
      <text:p text:style-name="Preformatted_20_Text">data/structure/timestep_info/00022/mb_quat</text:p>
      <text:p text:style-name="Preformatted_20_Text">data/structure/timestep_info/00022/num_elem</text:p>
      <text:p text:style-name="Preformatted_20_Text">data/structure/timestep_info/00022/num_node</text:p>
      <text:p text:style-name="Preformatted_20_Text">data/structure/timestep_info/00022/num_node_elem</text:p>
      <text:p text:style-name="Preformatted_20_Text">data/structure/timestep_info/00022/pos</text:p>
      <text:p text:style-name="Preformatted_20_Text">data/structure/timestep_info/00022/pos_ddot</text:p>
      <text:p text:style-name="Preformatted_20_Text">data/structure/timestep_info/00022/pos_dot</text:p>
      <text:p text:style-name="Preformatted_20_Text">data/structure/timestep_info/00022/postproc_cell/_read_as</text:p>
      <text:p text:style-name="Preformatted_20_Text">data/structure/timestep_info/00022/postproc_cell/coords_a</text:p>
      <text:p text:style-name="Preformatted_20_Text">data/structure/timestep_info/00022/postproc_cell/loads</text:p>
      <text:p text:style-name="Preformatted_20_Text">data/structure/timestep_info/00022/postproc_cell/strain</text:p>
      <text:p text:style-name="Preformatted_20_Text">data/structure/timestep_info/00022/postproc_node/_read_as</text:p>
      <text:p text:style-name="Preformatted_20_Text">data/structure/timestep_info/00022/postproc_node/aero_steady_forces</text:p>
      <text:p text:style-name="Preformatted_20_Text">data/structure/timestep_info/00022/postproc_node/aero_unsteady_forces</text:p>
      <text:p text:style-name="Preformatted_20_Text">data/structure/timestep_info/00022/psi</text:p>
      <text:p text:style-name="Preformatted_20_Text">data/structure/timestep_info/00022/psi_ddot</text:p>
      <text:p text:style-name="Preformatted_20_Text">data/structure/timestep_info/00022/psi_dot</text:p>
      <text:p text:style-name="Preformatted_20_Text">data/structure/timestep_info/00022/psi_dot_local</text:p>
      <text:p text:style-name="Preformatted_20_Text">data/structure/timestep_info/00022/psi_local</text:p>
      <text:p text:style-name="Preformatted_20_Text">data/structure/timestep_info/00022/q</text:p>
      <text:p text:style-name="Preformatted_20_Text">data/structure/timestep_info/00022/quat</text:p>
      <text:p text:style-name="Preformatted_20_Text">data/structure/timestep_info/00022/runtime_steady_forces</text:p>
      <text:p text:style-name="Preformatted_20_Text">data/structure/timestep_info/00022/runtime_unsteady_forces</text:p>
      <text:p text:style-name="Preformatted_20_Text">data/structure/timestep_info/00022/steady_applied_forces</text:p>
      <text:p text:style-name="Preformatted_20_Text">data/structure/timestep_info/00022/total_forces</text:p>
      <text:p text:style-name="Preformatted_20_Text">data/structure/timestep_info/00022/total_gravity_forces</text:p>
      <text:p text:style-name="Preformatted_20_Text">data/structure/timestep_info/00022/unsteady_applied_forces</text:p>
      <text:p text:style-name="Preformatted_20_Text">data/structure/timestep_info/00023/_read_as</text:p>
      <text:p text:style-name="Preformatted_20_Text">data/structure/timestep_info/00023/dqddt</text:p>
      <text:p text:style-name="Preformatted_20_Text">data/structure/timestep_info/00023/dqdt</text:p>
      <text:p text:style-name="Preformatted_20_Text">data/structure/timestep_info/00023/for_acc</text:p>
      <text:p text:style-name="Preformatted_20_Text">data/structure/timestep_info/00023/for_pos</text:p>
      <text:p text:style-name="Preformatted_20_Text"><text:soft-page-break/>data/structure/timestep_info/00023/for_vel</text:p>
      <text:p text:style-name="Preformatted_20_Text">data/structure/timestep_info/00023/forces_constraints_FoR</text:p>
      <text:p text:style-name="Preformatted_20_Text">data/structure/timestep_info/00023/forces_constraints_nodes</text:p>
      <text:p text:style-name="Preformatted_20_Text">data/structure/timestep_info/00023/gravity_forces</text:p>
      <text:p text:style-name="Preformatted_20_Text">data/structure/timestep_info/00023/in_global_AFoR</text:p>
      <text:p text:style-name="Preformatted_20_Text">data/structure/timestep_info/00023/mb_FoR_acc</text:p>
      <text:p text:style-name="Preformatted_20_Text">data/structure/timestep_info/00023/mb_FoR_pos</text:p>
      <text:p text:style-name="Preformatted_20_Text">data/structure/timestep_info/00023/mb_FoR_vel</text:p>
      <text:p text:style-name="Preformatted_20_Text">data/structure/timestep_info/00023/mb_dict</text:p>
      <text:p text:style-name="Preformatted_20_Text">data/structure/timestep_info/00023/mb_dquatdt</text:p>
      <text:p text:style-name="Preformatted_20_Text">data/structure/timestep_info/00023/mb_quat</text:p>
      <text:p text:style-name="Preformatted_20_Text">data/structure/timestep_info/00023/num_elem</text:p>
      <text:p text:style-name="Preformatted_20_Text">data/structure/timestep_info/00023/num_node</text:p>
      <text:p text:style-name="Preformatted_20_Text">data/structure/timestep_info/00023/num_node_elem</text:p>
      <text:p text:style-name="Preformatted_20_Text">data/structure/timestep_info/00023/pos</text:p>
      <text:p text:style-name="Preformatted_20_Text">data/structure/timestep_info/00023/pos_ddot</text:p>
      <text:p text:style-name="Preformatted_20_Text">data/structure/timestep_info/00023/pos_dot</text:p>
      <text:p text:style-name="Preformatted_20_Text">data/structure/timestep_info/00023/postproc_cell/_read_as</text:p>
      <text:p text:style-name="Preformatted_20_Text">data/structure/timestep_info/00023/postproc_cell/coords_a</text:p>
      <text:p text:style-name="Preformatted_20_Text">data/structure/timestep_info/00023/postproc_cell/loads</text:p>
      <text:p text:style-name="Preformatted_20_Text">data/structure/timestep_info/00023/postproc_cell/strain</text:p>
      <text:p text:style-name="Preformatted_20_Text">data/structure/timestep_info/00023/postproc_node/_read_as</text:p>
      <text:p text:style-name="Preformatted_20_Text">data/structure/timestep_info/00023/postproc_node/aero_steady_forces</text:p>
      <text:p text:style-name="Preformatted_20_Text">data/structure/timestep_info/00023/postproc_node/aero_unsteady_forces</text:p>
      <text:p text:style-name="Preformatted_20_Text">data/structure/timestep_info/00023/psi</text:p>
      <text:p text:style-name="Preformatted_20_Text">data/structure/timestep_info/00023/psi_ddot</text:p>
      <text:p text:style-name="Preformatted_20_Text">data/structure/timestep_info/00023/psi_dot</text:p>
      <text:p text:style-name="Preformatted_20_Text">data/structure/timestep_info/00023/psi_dot_local</text:p>
      <text:p text:style-name="Preformatted_20_Text">data/structure/timestep_info/00023/psi_local</text:p>
      <text:p text:style-name="Preformatted_20_Text">data/structure/timestep_info/00023/q</text:p>
      <text:p text:style-name="Preformatted_20_Text">data/structure/timestep_info/00023/quat</text:p>
      <text:p text:style-name="Preformatted_20_Text">data/structure/timestep_info/00023/runtime_steady_forces</text:p>
      <text:p text:style-name="Preformatted_20_Text">data/structure/timestep_info/00023/runtime_unsteady_forces</text:p>
      <text:p text:style-name="Preformatted_20_Text">data/structure/timestep_info/00023/steady_applied_forces</text:p>
      <text:p text:style-name="Preformatted_20_Text">data/structure/timestep_info/00023/total_forces</text:p>
      <text:p text:style-name="Preformatted_20_Text">data/structure/timestep_info/00023/total_gravity_forces</text:p>
      <text:p text:style-name="Preformatted_20_Text">data/structure/timestep_info/00023/unsteady_applied_forces</text:p>
      <text:p text:style-name="Preformatted_20_Text">data/structure/timestep_info/00024/_read_as</text:p>
      <text:p text:style-name="Preformatted_20_Text">data/structure/timestep_info/00024/dqddt</text:p>
      <text:p text:style-name="Preformatted_20_Text">data/structure/timestep_info/00024/dqdt</text:p>
      <text:p text:style-name="Preformatted_20_Text">data/structure/timestep_info/00024/for_acc</text:p>
      <text:p text:style-name="Preformatted_20_Text">data/structure/timestep_info/00024/for_pos</text:p>
      <text:p text:style-name="Preformatted_20_Text">data/structure/timestep_info/00024/for_vel</text:p>
      <text:p text:style-name="Preformatted_20_Text">data/structure/timestep_info/00024/forces_constraints_FoR</text:p>
      <text:p text:style-name="Preformatted_20_Text">data/structure/timestep_info/00024/forces_constraints_nodes</text:p>
      <text:p text:style-name="Preformatted_20_Text">data/structure/timestep_info/00024/gravity_forces</text:p>
      <text:p text:style-name="Preformatted_20_Text">data/structure/timestep_info/00024/in_global_AFoR</text:p>
      <text:p text:style-name="Preformatted_20_Text">data/structure/timestep_info/00024/mb_FoR_acc</text:p>
      <text:p text:style-name="Preformatted_20_Text">data/structure/timestep_info/00024/mb_FoR_pos</text:p>
      <text:p text:style-name="Preformatted_20_Text">data/structure/timestep_info/00024/mb_FoR_vel</text:p>
      <text:p text:style-name="Preformatted_20_Text">data/structure/timestep_info/00024/mb_dict</text:p>
      <text:p text:style-name="Preformatted_20_Text">data/structure/timestep_info/00024/mb_dquatdt</text:p>
      <text:p text:style-name="Preformatted_20_Text">data/structure/timestep_info/00024/mb_quat</text:p>
      <text:p text:style-name="Preformatted_20_Text">data/structure/timestep_info/00024/num_elem</text:p>
      <text:p text:style-name="Preformatted_20_Text">data/structure/timestep_info/00024/num_node</text:p>
      <text:p text:style-name="Preformatted_20_Text">data/structure/timestep_info/00024/num_node_elem</text:p>
      <text:p text:style-name="Preformatted_20_Text">data/structure/timestep_info/00024/pos</text:p>
      <text:p text:style-name="Preformatted_20_Text">data/structure/timestep_info/00024/pos_ddot</text:p>
      <text:p text:style-name="Preformatted_20_Text">data/structure/timestep_info/00024/pos_dot</text:p>
      <text:p text:style-name="Preformatted_20_Text">data/structure/timestep_info/00024/postproc_cell/_read_as</text:p>
      <text:p text:style-name="Preformatted_20_Text">data/structure/timestep_info/00024/postproc_cell/coords_a</text:p>
      <text:p text:style-name="Preformatted_20_Text">data/structure/timestep_info/00024/postproc_cell/loads</text:p>
      <text:p text:style-name="Preformatted_20_Text">data/structure/timestep_info/00024/postproc_cell/strain</text:p>
      <text:p text:style-name="Preformatted_20_Text">data/structure/timestep_info/00024/postproc_node/_read_as</text:p>
      <text:p text:style-name="Preformatted_20_Text"><text:soft-page-break/>data/structure/timestep_info/00024/postproc_node/aero_steady_forces</text:p>
      <text:p text:style-name="Preformatted_20_Text">data/structure/timestep_info/00024/postproc_node/aero_unsteady_forces</text:p>
      <text:p text:style-name="Preformatted_20_Text">data/structure/timestep_info/00024/psi</text:p>
      <text:p text:style-name="Preformatted_20_Text">data/structure/timestep_info/00024/psi_ddot</text:p>
      <text:p text:style-name="Preformatted_20_Text">data/structure/timestep_info/00024/psi_dot</text:p>
      <text:p text:style-name="Preformatted_20_Text">data/structure/timestep_info/00024/psi_dot_local</text:p>
      <text:p text:style-name="Preformatted_20_Text">data/structure/timestep_info/00024/psi_local</text:p>
      <text:p text:style-name="Preformatted_20_Text">data/structure/timestep_info/00024/q</text:p>
      <text:p text:style-name="Preformatted_20_Text">data/structure/timestep_info/00024/quat</text:p>
      <text:p text:style-name="Preformatted_20_Text">data/structure/timestep_info/00024/runtime_steady_forces</text:p>
      <text:p text:style-name="Preformatted_20_Text">data/structure/timestep_info/00024/runtime_unsteady_forces</text:p>
      <text:p text:style-name="Preformatted_20_Text">data/structure/timestep_info/00024/steady_applied_forces</text:p>
      <text:p text:style-name="Preformatted_20_Text">data/structure/timestep_info/00024/total_forces</text:p>
      <text:p text:style-name="Preformatted_20_Text">data/structure/timestep_info/00024/total_gravity_forces</text:p>
      <text:p text:style-name="Preformatted_20_Text">data/structure/timestep_info/00024/unsteady_applied_forces</text:p>
      <text:p text:style-name="Preformatted_20_Text">data/structure/timestep_info/00025/_read_as</text:p>
      <text:p text:style-name="Preformatted_20_Text">data/structure/timestep_info/00025/dqddt</text:p>
      <text:p text:style-name="Preformatted_20_Text">data/structure/timestep_info/00025/dqdt</text:p>
      <text:p text:style-name="Preformatted_20_Text">data/structure/timestep_info/00025/for_acc</text:p>
      <text:p text:style-name="Preformatted_20_Text">data/structure/timestep_info/00025/for_pos</text:p>
      <text:p text:style-name="Preformatted_20_Text">data/structure/timestep_info/00025/for_vel</text:p>
      <text:p text:style-name="Preformatted_20_Text">data/structure/timestep_info/00025/forces_constraints_FoR</text:p>
      <text:p text:style-name="Preformatted_20_Text">data/structure/timestep_info/00025/forces_constraints_nodes</text:p>
      <text:p text:style-name="Preformatted_20_Text">data/structure/timestep_info/00025/gravity_forces</text:p>
      <text:p text:style-name="Preformatted_20_Text">data/structure/timestep_info/00025/in_global_AFoR</text:p>
      <text:p text:style-name="Preformatted_20_Text">data/structure/timestep_info/00025/mb_FoR_acc</text:p>
      <text:p text:style-name="Preformatted_20_Text">data/structure/timestep_info/00025/mb_FoR_pos</text:p>
      <text:p text:style-name="Preformatted_20_Text">data/structure/timestep_info/00025/mb_FoR_vel</text:p>
      <text:p text:style-name="Preformatted_20_Text">data/structure/timestep_info/00025/mb_dict</text:p>
      <text:p text:style-name="Preformatted_20_Text">data/structure/timestep_info/00025/mb_dquatdt</text:p>
      <text:p text:style-name="Preformatted_20_Text">data/structure/timestep_info/00025/mb_quat</text:p>
      <text:p text:style-name="Preformatted_20_Text">data/structure/timestep_info/00025/num_elem</text:p>
      <text:p text:style-name="Preformatted_20_Text">data/structure/timestep_info/00025/num_node</text:p>
      <text:p text:style-name="Preformatted_20_Text">data/structure/timestep_info/00025/num_node_elem</text:p>
      <text:p text:style-name="Preformatted_20_Text">data/structure/timestep_info/00025/pos</text:p>
      <text:p text:style-name="Preformatted_20_Text">data/structure/timestep_info/00025/pos_ddot</text:p>
      <text:p text:style-name="Preformatted_20_Text">data/structure/timestep_info/00025/pos_dot</text:p>
      <text:p text:style-name="Preformatted_20_Text">data/structure/timestep_info/00025/postproc_cell/_read_as</text:p>
      <text:p text:style-name="Preformatted_20_Text">data/structure/timestep_info/00025/postproc_cell/coords_a</text:p>
      <text:p text:style-name="Preformatted_20_Text">data/structure/timestep_info/00025/postproc_cell/loads</text:p>
      <text:p text:style-name="Preformatted_20_Text">data/structure/timestep_info/00025/postproc_cell/strain</text:p>
      <text:p text:style-name="Preformatted_20_Text">data/structure/timestep_info/00025/postproc_node/_read_as</text:p>
      <text:p text:style-name="Preformatted_20_Text">data/structure/timestep_info/00025/postproc_node/aero_steady_forces</text:p>
      <text:p text:style-name="Preformatted_20_Text">data/structure/timestep_info/00025/postproc_node/aero_unsteady_forces</text:p>
      <text:p text:style-name="Preformatted_20_Text">data/structure/timestep_info/00025/psi</text:p>
      <text:p text:style-name="Preformatted_20_Text">data/structure/timestep_info/00025/psi_ddot</text:p>
      <text:p text:style-name="Preformatted_20_Text">data/structure/timestep_info/00025/psi_dot</text:p>
      <text:p text:style-name="Preformatted_20_Text">data/structure/timestep_info/00025/psi_dot_local</text:p>
      <text:p text:style-name="Preformatted_20_Text">data/structure/timestep_info/00025/psi_local</text:p>
      <text:p text:style-name="Preformatted_20_Text">data/structure/timestep_info/00025/q</text:p>
      <text:p text:style-name="Preformatted_20_Text">data/structure/timestep_info/00025/quat</text:p>
      <text:p text:style-name="Preformatted_20_Text">data/structure/timestep_info/00025/runtime_steady_forces</text:p>
      <text:p text:style-name="Preformatted_20_Text">data/structure/timestep_info/00025/runtime_unsteady_forces</text:p>
      <text:p text:style-name="Preformatted_20_Text">data/structure/timestep_info/00025/steady_applied_forces</text:p>
      <text:p text:style-name="Preformatted_20_Text">data/structure/timestep_info/00025/total_forces</text:p>
      <text:p text:style-name="Preformatted_20_Text">data/structure/timestep_info/00025/total_gravity_forces</text:p>
      <text:p text:style-name="Preformatted_20_Text">data/structure/timestep_info/00025/unsteady_applied_forces</text:p>
      <text:p text:style-name="Preformatted_20_Text">data/structure/timestep_info/00026/_read_as</text:p>
      <text:p text:style-name="Preformatted_20_Text">data/structure/timestep_info/00026/dqddt</text:p>
      <text:p text:style-name="Preformatted_20_Text">data/structure/timestep_info/00026/dqdt</text:p>
      <text:p text:style-name="Preformatted_20_Text">data/structure/timestep_info/00026/for_acc</text:p>
      <text:p text:style-name="Preformatted_20_Text">data/structure/timestep_info/00026/for_pos</text:p>
      <text:p text:style-name="Preformatted_20_Text">data/structure/timestep_info/00026/for_vel</text:p>
      <text:p text:style-name="Preformatted_20_Text">data/structure/timestep_info/00026/forces_constraints_FoR</text:p>
      <text:p text:style-name="Preformatted_20_Text"><text:soft-page-break/>data/structure/timestep_info/00026/forces_constraints_nodes</text:p>
      <text:p text:style-name="Preformatted_20_Text">data/structure/timestep_info/00026/gravity_forces</text:p>
      <text:p text:style-name="Preformatted_20_Text">data/structure/timestep_info/00026/in_global_AFoR</text:p>
      <text:p text:style-name="Preformatted_20_Text">data/structure/timestep_info/00026/mb_FoR_acc</text:p>
      <text:p text:style-name="Preformatted_20_Text">data/structure/timestep_info/00026/mb_FoR_pos</text:p>
      <text:p text:style-name="Preformatted_20_Text">data/structure/timestep_info/00026/mb_FoR_vel</text:p>
      <text:p text:style-name="Preformatted_20_Text">data/structure/timestep_info/00026/mb_dict</text:p>
      <text:p text:style-name="Preformatted_20_Text">data/structure/timestep_info/00026/mb_dquatdt</text:p>
      <text:p text:style-name="Preformatted_20_Text">data/structure/timestep_info/00026/mb_quat</text:p>
      <text:p text:style-name="Preformatted_20_Text">data/structure/timestep_info/00026/num_elem</text:p>
      <text:p text:style-name="Preformatted_20_Text">data/structure/timestep_info/00026/num_node</text:p>
      <text:p text:style-name="Preformatted_20_Text">data/structure/timestep_info/00026/num_node_elem</text:p>
      <text:p text:style-name="Preformatted_20_Text">data/structure/timestep_info/00026/pos</text:p>
      <text:p text:style-name="Preformatted_20_Text">data/structure/timestep_info/00026/pos_ddot</text:p>
      <text:p text:style-name="Preformatted_20_Text">data/structure/timestep_info/00026/pos_dot</text:p>
      <text:p text:style-name="Preformatted_20_Text">data/structure/timestep_info/00026/postproc_cell/_read_as</text:p>
      <text:p text:style-name="Preformatted_20_Text">data/structure/timestep_info/00026/postproc_cell/coords_a</text:p>
      <text:p text:style-name="Preformatted_20_Text">data/structure/timestep_info/00026/postproc_cell/loads</text:p>
      <text:p text:style-name="Preformatted_20_Text">data/structure/timestep_info/00026/postproc_cell/strain</text:p>
      <text:p text:style-name="Preformatted_20_Text">data/structure/timestep_info/00026/postproc_node/_read_as</text:p>
      <text:p text:style-name="Preformatted_20_Text">data/structure/timestep_info/00026/postproc_node/aero_steady_forces</text:p>
      <text:p text:style-name="Preformatted_20_Text">data/structure/timestep_info/00026/postproc_node/aero_unsteady_forces</text:p>
      <text:p text:style-name="Preformatted_20_Text">data/structure/timestep_info/00026/psi</text:p>
      <text:p text:style-name="Preformatted_20_Text">data/structure/timestep_info/00026/psi_ddot</text:p>
      <text:p text:style-name="Preformatted_20_Text">data/structure/timestep_info/00026/psi_dot</text:p>
      <text:p text:style-name="Preformatted_20_Text">data/structure/timestep_info/00026/psi_dot_local</text:p>
      <text:p text:style-name="Preformatted_20_Text">data/structure/timestep_info/00026/psi_local</text:p>
      <text:p text:style-name="Preformatted_20_Text">data/structure/timestep_info/00026/q</text:p>
      <text:p text:style-name="Preformatted_20_Text">data/structure/timestep_info/00026/quat</text:p>
      <text:p text:style-name="Preformatted_20_Text">data/structure/timestep_info/00026/runtime_steady_forces</text:p>
      <text:p text:style-name="Preformatted_20_Text">data/structure/timestep_info/00026/runtime_unsteady_forces</text:p>
      <text:p text:style-name="Preformatted_20_Text">data/structure/timestep_info/00026/steady_applied_forces</text:p>
      <text:p text:style-name="Preformatted_20_Text">data/structure/timestep_info/00026/total_forces</text:p>
      <text:p text:style-name="Preformatted_20_Text">data/structure/timestep_info/00026/total_gravity_forces</text:p>
      <text:p text:style-name="Preformatted_20_Text">data/structure/timestep_info/00026/unsteady_applied_forces</text:p>
      <text:p text:style-name="Preformatted_20_Text">data/structure/timestep_info/00027/_read_as</text:p>
      <text:p text:style-name="Preformatted_20_Text">data/structure/timestep_info/00027/dqddt</text:p>
      <text:p text:style-name="Preformatted_20_Text">data/structure/timestep_info/00027/dqdt</text:p>
      <text:p text:style-name="Preformatted_20_Text">data/structure/timestep_info/00027/for_acc</text:p>
      <text:p text:style-name="Preformatted_20_Text">data/structure/timestep_info/00027/for_pos</text:p>
      <text:p text:style-name="Preformatted_20_Text">data/structure/timestep_info/00027/for_vel</text:p>
      <text:p text:style-name="Preformatted_20_Text">data/structure/timestep_info/00027/forces_constraints_FoR</text:p>
      <text:p text:style-name="Preformatted_20_Text">data/structure/timestep_info/00027/forces_constraints_nodes</text:p>
      <text:p text:style-name="Preformatted_20_Text">data/structure/timestep_info/00027/gravity_forces</text:p>
      <text:p text:style-name="Preformatted_20_Text">data/structure/timestep_info/00027/in_global_AFoR</text:p>
      <text:p text:style-name="Preformatted_20_Text">data/structure/timestep_info/00027/mb_FoR_acc</text:p>
      <text:p text:style-name="Preformatted_20_Text">data/structure/timestep_info/00027/mb_FoR_pos</text:p>
      <text:p text:style-name="Preformatted_20_Text">data/structure/timestep_info/00027/mb_FoR_vel</text:p>
      <text:p text:style-name="Preformatted_20_Text">data/structure/timestep_info/00027/mb_dict</text:p>
      <text:p text:style-name="Preformatted_20_Text">data/structure/timestep_info/00027/mb_dquatdt</text:p>
      <text:p text:style-name="Preformatted_20_Text">data/structure/timestep_info/00027/mb_quat</text:p>
      <text:p text:style-name="Preformatted_20_Text">data/structure/timestep_info/00027/num_elem</text:p>
      <text:p text:style-name="Preformatted_20_Text">data/structure/timestep_info/00027/num_node</text:p>
      <text:p text:style-name="Preformatted_20_Text">data/structure/timestep_info/00027/num_node_elem</text:p>
      <text:p text:style-name="Preformatted_20_Text">data/structure/timestep_info/00027/pos</text:p>
      <text:p text:style-name="Preformatted_20_Text">data/structure/timestep_info/00027/pos_ddot</text:p>
      <text:p text:style-name="Preformatted_20_Text">data/structure/timestep_info/00027/pos_dot</text:p>
      <text:p text:style-name="Preformatted_20_Text">data/structure/timestep_info/00027/postproc_cell/_read_as</text:p>
      <text:p text:style-name="Preformatted_20_Text">data/structure/timestep_info/00027/postproc_cell/coords_a</text:p>
      <text:p text:style-name="Preformatted_20_Text">data/structure/timestep_info/00027/postproc_cell/loads</text:p>
      <text:p text:style-name="Preformatted_20_Text">data/structure/timestep_info/00027/postproc_cell/strain</text:p>
      <text:p text:style-name="Preformatted_20_Text">data/structure/timestep_info/00027/postproc_node/_read_as</text:p>
      <text:p text:style-name="Preformatted_20_Text">data/structure/timestep_info/00027/postproc_node/aero_steady_forces</text:p>
      <text:p text:style-name="Preformatted_20_Text">data/structure/timestep_info/00027/postproc_node/aero_unsteady_forces</text:p>
      <text:p text:style-name="Preformatted_20_Text"><text:soft-page-break/>data/structure/timestep_info/00027/psi</text:p>
      <text:p text:style-name="Preformatted_20_Text">data/structure/timestep_info/00027/psi_ddot</text:p>
      <text:p text:style-name="Preformatted_20_Text">data/structure/timestep_info/00027/psi_dot</text:p>
      <text:p text:style-name="Preformatted_20_Text">data/structure/timestep_info/00027/psi_dot_local</text:p>
      <text:p text:style-name="Preformatted_20_Text">data/structure/timestep_info/00027/psi_local</text:p>
      <text:p text:style-name="Preformatted_20_Text">data/structure/timestep_info/00027/q</text:p>
      <text:p text:style-name="Preformatted_20_Text">data/structure/timestep_info/00027/quat</text:p>
      <text:p text:style-name="Preformatted_20_Text">data/structure/timestep_info/00027/runtime_steady_forces</text:p>
      <text:p text:style-name="Preformatted_20_Text">data/structure/timestep_info/00027/runtime_unsteady_forces</text:p>
      <text:p text:style-name="Preformatted_20_Text">data/structure/timestep_info/00027/steady_applied_forces</text:p>
      <text:p text:style-name="Preformatted_20_Text">data/structure/timestep_info/00027/total_forces</text:p>
      <text:p text:style-name="Preformatted_20_Text">data/structure/timestep_info/00027/total_gravity_forces</text:p>
      <text:p text:style-name="Preformatted_20_Text">data/structure/timestep_info/00027/unsteady_applied_forces</text:p>
      <text:p text:style-name="Preformatted_20_Text">data/structure/timestep_info/00028/_read_as</text:p>
      <text:p text:style-name="Preformatted_20_Text">data/structure/timestep_info/00028/dqddt</text:p>
      <text:p text:style-name="Preformatted_20_Text">data/structure/timestep_info/00028/dqdt</text:p>
      <text:p text:style-name="Preformatted_20_Text">data/structure/timestep_info/00028/for_acc</text:p>
      <text:p text:style-name="Preformatted_20_Text">data/structure/timestep_info/00028/for_pos</text:p>
      <text:p text:style-name="Preformatted_20_Text">data/structure/timestep_info/00028/for_vel</text:p>
      <text:p text:style-name="Preformatted_20_Text">data/structure/timestep_info/00028/forces_constraints_FoR</text:p>
      <text:p text:style-name="Preformatted_20_Text">data/structure/timestep_info/00028/forces_constraints_nodes</text:p>
      <text:p text:style-name="Preformatted_20_Text">data/structure/timestep_info/00028/gravity_forces</text:p>
      <text:p text:style-name="Preformatted_20_Text">data/structure/timestep_info/00028/in_global_AFoR</text:p>
      <text:p text:style-name="Preformatted_20_Text">data/structure/timestep_info/00028/mb_FoR_acc</text:p>
      <text:p text:style-name="Preformatted_20_Text">data/structure/timestep_info/00028/mb_FoR_pos</text:p>
      <text:p text:style-name="Preformatted_20_Text">data/structure/timestep_info/00028/mb_FoR_vel</text:p>
      <text:p text:style-name="Preformatted_20_Text">data/structure/timestep_info/00028/mb_dict</text:p>
      <text:p text:style-name="Preformatted_20_Text">data/structure/timestep_info/00028/mb_dquatdt</text:p>
      <text:p text:style-name="Preformatted_20_Text">data/structure/timestep_info/00028/mb_quat</text:p>
      <text:p text:style-name="Preformatted_20_Text">data/structure/timestep_info/00028/num_elem</text:p>
      <text:p text:style-name="Preformatted_20_Text">data/structure/timestep_info/00028/num_node</text:p>
      <text:p text:style-name="Preformatted_20_Text">data/structure/timestep_info/00028/num_node_elem</text:p>
      <text:p text:style-name="Preformatted_20_Text">data/structure/timestep_info/00028/pos</text:p>
      <text:p text:style-name="Preformatted_20_Text">data/structure/timestep_info/00028/pos_ddot</text:p>
      <text:p text:style-name="Preformatted_20_Text">data/structure/timestep_info/00028/pos_dot</text:p>
      <text:p text:style-name="Preformatted_20_Text">data/structure/timestep_info/00028/postproc_cell/_read_as</text:p>
      <text:p text:style-name="Preformatted_20_Text">data/structure/timestep_info/00028/postproc_cell/coords_a</text:p>
      <text:p text:style-name="Preformatted_20_Text">data/structure/timestep_info/00028/postproc_cell/loads</text:p>
      <text:p text:style-name="Preformatted_20_Text">data/structure/timestep_info/00028/postproc_cell/strain</text:p>
      <text:p text:style-name="Preformatted_20_Text">data/structure/timestep_info/00028/postproc_node/_read_as</text:p>
      <text:p text:style-name="Preformatted_20_Text">data/structure/timestep_info/00028/postproc_node/aero_steady_forces</text:p>
      <text:p text:style-name="Preformatted_20_Text">data/structure/timestep_info/00028/postproc_node/aero_unsteady_forces</text:p>
      <text:p text:style-name="Preformatted_20_Text">data/structure/timestep_info/00028/psi</text:p>
      <text:p text:style-name="Preformatted_20_Text">data/structure/timestep_info/00028/psi_ddot</text:p>
      <text:p text:style-name="Preformatted_20_Text">data/structure/timestep_info/00028/psi_dot</text:p>
      <text:p text:style-name="Preformatted_20_Text">data/structure/timestep_info/00028/psi_dot_local</text:p>
      <text:p text:style-name="Preformatted_20_Text">data/structure/timestep_info/00028/psi_local</text:p>
      <text:p text:style-name="Preformatted_20_Text">data/structure/timestep_info/00028/q</text:p>
      <text:p text:style-name="Preformatted_20_Text">data/structure/timestep_info/00028/quat</text:p>
      <text:p text:style-name="Preformatted_20_Text">data/structure/timestep_info/00028/runtime_steady_forces</text:p>
      <text:p text:style-name="Preformatted_20_Text">data/structure/timestep_info/00028/runtime_unsteady_forces</text:p>
      <text:p text:style-name="Preformatted_20_Text">data/structure/timestep_info/00028/steady_applied_forces</text:p>
      <text:p text:style-name="Preformatted_20_Text">data/structure/timestep_info/00028/total_forces</text:p>
      <text:p text:style-name="Preformatted_20_Text">data/structure/timestep_info/00028/total_gravity_forces</text:p>
      <text:p text:style-name="Preformatted_20_Text">data/structure/timestep_info/00028/unsteady_applied_forces</text:p>
      <text:p text:style-name="Preformatted_20_Text">data/structure/timestep_info/00029/_read_as</text:p>
      <text:p text:style-name="Preformatted_20_Text">data/structure/timestep_info/00029/dqddt</text:p>
      <text:p text:style-name="Preformatted_20_Text">data/structure/timestep_info/00029/dqdt</text:p>
      <text:p text:style-name="Preformatted_20_Text">data/structure/timestep_info/00029/for_acc</text:p>
      <text:p text:style-name="Preformatted_20_Text">data/structure/timestep_info/00029/for_pos</text:p>
      <text:p text:style-name="Preformatted_20_Text">data/structure/timestep_info/00029/for_vel</text:p>
      <text:p text:style-name="Preformatted_20_Text">data/structure/timestep_info/00029/forces_constraints_FoR</text:p>
      <text:p text:style-name="Preformatted_20_Text">data/structure/timestep_info/00029/forces_constraints_nodes</text:p>
      <text:p text:style-name="Preformatted_20_Text">data/structure/timestep_info/00029/gravity_forces</text:p>
      <text:p text:style-name="Preformatted_20_Text"><text:soft-page-break/>data/structure/timestep_info/00029/in_global_AFoR</text:p>
      <text:p text:style-name="Preformatted_20_Text">data/structure/timestep_info/00029/mb_FoR_acc</text:p>
      <text:p text:style-name="Preformatted_20_Text">data/structure/timestep_info/00029/mb_FoR_pos</text:p>
      <text:p text:style-name="Preformatted_20_Text">data/structure/timestep_info/00029/mb_FoR_vel</text:p>
      <text:p text:style-name="Preformatted_20_Text">data/structure/timestep_info/00029/mb_dict</text:p>
      <text:p text:style-name="Preformatted_20_Text">data/structure/timestep_info/00029/mb_dquatdt</text:p>
      <text:p text:style-name="Preformatted_20_Text">data/structure/timestep_info/00029/mb_quat</text:p>
      <text:p text:style-name="Preformatted_20_Text">data/structure/timestep_info/00029/num_elem</text:p>
      <text:p text:style-name="Preformatted_20_Text">data/structure/timestep_info/00029/num_node</text:p>
      <text:p text:style-name="Preformatted_20_Text">data/structure/timestep_info/00029/num_node_elem</text:p>
      <text:p text:style-name="Preformatted_20_Text">data/structure/timestep_info/00029/pos</text:p>
      <text:p text:style-name="Preformatted_20_Text">data/structure/timestep_info/00029/pos_ddot</text:p>
      <text:p text:style-name="Preformatted_20_Text">data/structure/timestep_info/00029/pos_dot</text:p>
      <text:p text:style-name="Preformatted_20_Text">data/structure/timestep_info/00029/postproc_cell/_read_as</text:p>
      <text:p text:style-name="Preformatted_20_Text">data/structure/timestep_info/00029/postproc_cell/coords_a</text:p>
      <text:p text:style-name="Preformatted_20_Text">data/structure/timestep_info/00029/postproc_cell/loads</text:p>
      <text:p text:style-name="Preformatted_20_Text">data/structure/timestep_info/00029/postproc_cell/strain</text:p>
      <text:p text:style-name="Preformatted_20_Text">data/structure/timestep_info/00029/postproc_node/_read_as</text:p>
      <text:p text:style-name="Preformatted_20_Text">data/structure/timestep_info/00029/postproc_node/aero_steady_forces</text:p>
      <text:p text:style-name="Preformatted_20_Text">data/structure/timestep_info/00029/postproc_node/aero_unsteady_forces</text:p>
      <text:p text:style-name="Preformatted_20_Text">data/structure/timestep_info/00029/psi</text:p>
      <text:p text:style-name="Preformatted_20_Text">data/structure/timestep_info/00029/psi_ddot</text:p>
      <text:p text:style-name="Preformatted_20_Text">data/structure/timestep_info/00029/psi_dot</text:p>
      <text:p text:style-name="Preformatted_20_Text">data/structure/timestep_info/00029/psi_dot_local</text:p>
      <text:p text:style-name="Preformatted_20_Text">data/structure/timestep_info/00029/psi_local</text:p>
      <text:p text:style-name="Preformatted_20_Text">data/structure/timestep_info/00029/q</text:p>
      <text:p text:style-name="Preformatted_20_Text">data/structure/timestep_info/00029/quat</text:p>
      <text:p text:style-name="Preformatted_20_Text">data/structure/timestep_info/00029/runtime_steady_forces</text:p>
      <text:p text:style-name="Preformatted_20_Text">data/structure/timestep_info/00029/runtime_unsteady_forces</text:p>
      <text:p text:style-name="Preformatted_20_Text">data/structure/timestep_info/00029/steady_applied_forces</text:p>
      <text:p text:style-name="Preformatted_20_Text">data/structure/timestep_info/00029/total_forces</text:p>
      <text:p text:style-name="Preformatted_20_Text">data/structure/timestep_info/00029/total_gravity_forces</text:p>
      <text:p text:style-name="Preformatted_20_Text">data/structure/timestep_info/00029/unsteady_applied_forces</text:p>
      <text:p text:style-name="Preformatted_20_Text">data/structure/timestep_info/00030/_read_as</text:p>
      <text:p text:style-name="Preformatted_20_Text">data/structure/timestep_info/00030/dqddt</text:p>
      <text:p text:style-name="Preformatted_20_Text">data/structure/timestep_info/00030/dqdt</text:p>
      <text:p text:style-name="Preformatted_20_Text">data/structure/timestep_info/00030/for_acc</text:p>
      <text:p text:style-name="Preformatted_20_Text">data/structure/timestep_info/00030/for_pos</text:p>
      <text:p text:style-name="Preformatted_20_Text">data/structure/timestep_info/00030/for_vel</text:p>
      <text:p text:style-name="Preformatted_20_Text">data/structure/timestep_info/00030/forces_constraints_FoR</text:p>
      <text:p text:style-name="Preformatted_20_Text">data/structure/timestep_info/00030/forces_constraints_nodes</text:p>
      <text:p text:style-name="Preformatted_20_Text">data/structure/timestep_info/00030/gravity_forces</text:p>
      <text:p text:style-name="Preformatted_20_Text">data/structure/timestep_info/00030/in_global_AFoR</text:p>
      <text:p text:style-name="Preformatted_20_Text">data/structure/timestep_info/00030/mb_FoR_acc</text:p>
      <text:p text:style-name="Preformatted_20_Text">data/structure/timestep_info/00030/mb_FoR_pos</text:p>
      <text:p text:style-name="Preformatted_20_Text">data/structure/timestep_info/00030/mb_FoR_vel</text:p>
      <text:p text:style-name="Preformatted_20_Text">data/structure/timestep_info/00030/mb_dict</text:p>
      <text:p text:style-name="Preformatted_20_Text">data/structure/timestep_info/00030/mb_dquatdt</text:p>
      <text:p text:style-name="Preformatted_20_Text">data/structure/timestep_info/00030/mb_quat</text:p>
      <text:p text:style-name="Preformatted_20_Text">data/structure/timestep_info/00030/num_elem</text:p>
      <text:p text:style-name="Preformatted_20_Text">data/structure/timestep_info/00030/num_node</text:p>
      <text:p text:style-name="Preformatted_20_Text">data/structure/timestep_info/00030/num_node_elem</text:p>
      <text:p text:style-name="Preformatted_20_Text">data/structure/timestep_info/00030/pos</text:p>
      <text:p text:style-name="Preformatted_20_Text">data/structure/timestep_info/00030/pos_ddot</text:p>
      <text:p text:style-name="Preformatted_20_Text">data/structure/timestep_info/00030/pos_dot</text:p>
      <text:p text:style-name="Preformatted_20_Text">data/structure/timestep_info/00030/postproc_cell/_read_as</text:p>
      <text:p text:style-name="Preformatted_20_Text">data/structure/timestep_info/00030/postproc_cell/coords_a</text:p>
      <text:p text:style-name="Preformatted_20_Text">data/structure/timestep_info/00030/postproc_cell/loads</text:p>
      <text:p text:style-name="Preformatted_20_Text">data/structure/timestep_info/00030/postproc_cell/strain</text:p>
      <text:p text:style-name="Preformatted_20_Text">data/structure/timestep_info/00030/postproc_node/_read_as</text:p>
      <text:p text:style-name="Preformatted_20_Text">data/structure/timestep_info/00030/postproc_node/aero_steady_forces</text:p>
      <text:p text:style-name="Preformatted_20_Text">data/structure/timestep_info/00030/postproc_node/aero_unsteady_forces</text:p>
      <text:p text:style-name="Preformatted_20_Text">data/structure/timestep_info/00030/psi</text:p>
      <text:p text:style-name="Preformatted_20_Text">data/structure/timestep_info/00030/psi_ddot</text:p>
      <text:p text:style-name="Preformatted_20_Text"><text:soft-page-break/>data/structure/timestep_info/00030/psi_dot</text:p>
      <text:p text:style-name="Preformatted_20_Text">data/structure/timestep_info/00030/psi_dot_local</text:p>
      <text:p text:style-name="Preformatted_20_Text">data/structure/timestep_info/00030/psi_local</text:p>
      <text:p text:style-name="Preformatted_20_Text">data/structure/timestep_info/00030/q</text:p>
      <text:p text:style-name="Preformatted_20_Text">data/structure/timestep_info/00030/quat</text:p>
      <text:p text:style-name="Preformatted_20_Text">data/structure/timestep_info/00030/runtime_steady_forces</text:p>
      <text:p text:style-name="Preformatted_20_Text">data/structure/timestep_info/00030/runtime_unsteady_forces</text:p>
      <text:p text:style-name="Preformatted_20_Text">data/structure/timestep_info/00030/steady_applied_forces</text:p>
      <text:p text:style-name="Preformatted_20_Text">data/structure/timestep_info/00030/total_forces</text:p>
      <text:p text:style-name="Preformatted_20_Text">data/structure/timestep_info/00030/total_gravity_forces</text:p>
      <text:p text:style-name="Preformatted_20_Text">data/structure/timestep_info/00030/unsteady_applied_forces</text:p>
      <text:p text:style-name="Preformatted_20_Text">data/structure/timestep_info/00031/_read_as</text:p>
      <text:p text:style-name="Preformatted_20_Text">data/structure/timestep_info/00031/dqddt</text:p>
      <text:p text:style-name="Preformatted_20_Text">data/structure/timestep_info/00031/dqdt</text:p>
      <text:p text:style-name="Preformatted_20_Text">data/structure/timestep_info/00031/for_acc</text:p>
      <text:p text:style-name="Preformatted_20_Text">data/structure/timestep_info/00031/for_pos</text:p>
      <text:p text:style-name="Preformatted_20_Text">data/structure/timestep_info/00031/for_vel</text:p>
      <text:p text:style-name="Preformatted_20_Text">data/structure/timestep_info/00031/forces_constraints_FoR</text:p>
      <text:p text:style-name="Preformatted_20_Text">data/structure/timestep_info/00031/forces_constraints_nodes</text:p>
      <text:p text:style-name="Preformatted_20_Text">data/structure/timestep_info/00031/gravity_forces</text:p>
      <text:p text:style-name="Preformatted_20_Text">data/structure/timestep_info/00031/in_global_AFoR</text:p>
      <text:p text:style-name="Preformatted_20_Text">data/structure/timestep_info/00031/mb_FoR_acc</text:p>
      <text:p text:style-name="Preformatted_20_Text">data/structure/timestep_info/00031/mb_FoR_pos</text:p>
      <text:p text:style-name="Preformatted_20_Text">data/structure/timestep_info/00031/mb_FoR_vel</text:p>
      <text:p text:style-name="Preformatted_20_Text">data/structure/timestep_info/00031/mb_dict</text:p>
      <text:p text:style-name="Preformatted_20_Text">data/structure/timestep_info/00031/mb_dquatdt</text:p>
      <text:p text:style-name="Preformatted_20_Text">data/structure/timestep_info/00031/mb_quat</text:p>
      <text:p text:style-name="Preformatted_20_Text">data/structure/timestep_info/00031/num_elem</text:p>
      <text:p text:style-name="Preformatted_20_Text">data/structure/timestep_info/00031/num_node</text:p>
      <text:p text:style-name="Preformatted_20_Text">data/structure/timestep_info/00031/num_node_elem</text:p>
      <text:p text:style-name="Preformatted_20_Text">data/structure/timestep_info/00031/pos</text:p>
      <text:p text:style-name="Preformatted_20_Text">data/structure/timestep_info/00031/pos_ddot</text:p>
      <text:p text:style-name="Preformatted_20_Text">data/structure/timestep_info/00031/pos_dot</text:p>
      <text:p text:style-name="Preformatted_20_Text">data/structure/timestep_info/00031/postproc_cell/_read_as</text:p>
      <text:p text:style-name="Preformatted_20_Text">data/structure/timestep_info/00031/postproc_cell/coords_a</text:p>
      <text:p text:style-name="Preformatted_20_Text">data/structure/timestep_info/00031/postproc_cell/loads</text:p>
      <text:p text:style-name="Preformatted_20_Text">data/structure/timestep_info/00031/postproc_cell/strain</text:p>
      <text:p text:style-name="Preformatted_20_Text">data/structure/timestep_info/00031/postproc_node/_read_as</text:p>
      <text:p text:style-name="Preformatted_20_Text">data/structure/timestep_info/00031/postproc_node/aero_steady_forces</text:p>
      <text:p text:style-name="Preformatted_20_Text">data/structure/timestep_info/00031/postproc_node/aero_unsteady_forces</text:p>
      <text:p text:style-name="Preformatted_20_Text">data/structure/timestep_info/00031/psi</text:p>
      <text:p text:style-name="Preformatted_20_Text">data/structure/timestep_info/00031/psi_ddot</text:p>
      <text:p text:style-name="Preformatted_20_Text">data/structure/timestep_info/00031/psi_dot</text:p>
      <text:p text:style-name="Preformatted_20_Text">data/structure/timestep_info/00031/psi_dot_local</text:p>
      <text:p text:style-name="Preformatted_20_Text">data/structure/timestep_info/00031/psi_local</text:p>
      <text:p text:style-name="Preformatted_20_Text">data/structure/timestep_info/00031/q</text:p>
      <text:p text:style-name="Preformatted_20_Text">data/structure/timestep_info/00031/quat</text:p>
      <text:p text:style-name="Preformatted_20_Text">data/structure/timestep_info/00031/runtime_steady_forces</text:p>
      <text:p text:style-name="Preformatted_20_Text">data/structure/timestep_info/00031/runtime_unsteady_forces</text:p>
      <text:p text:style-name="Preformatted_20_Text">data/structure/timestep_info/00031/steady_applied_forces</text:p>
      <text:p text:style-name="Preformatted_20_Text">data/structure/timestep_info/00031/total_forces</text:p>
      <text:p text:style-name="Preformatted_20_Text">data/structure/timestep_info/00031/total_gravity_forces</text:p>
      <text:p text:style-name="Preformatted_20_Text">data/structure/timestep_info/00031/unsteady_applied_forces</text:p>
      <text:p text:style-name="Preformatted_20_Text">data/structure/timestep_info/00032/_read_as</text:p>
      <text:p text:style-name="Preformatted_20_Text">data/structure/timestep_info/00032/dqddt</text:p>
      <text:p text:style-name="Preformatted_20_Text">data/structure/timestep_info/00032/dqdt</text:p>
      <text:p text:style-name="Preformatted_20_Text">data/structure/timestep_info/00032/for_acc</text:p>
      <text:p text:style-name="Preformatted_20_Text">data/structure/timestep_info/00032/for_pos</text:p>
      <text:p text:style-name="Preformatted_20_Text">data/structure/timestep_info/00032/for_vel</text:p>
      <text:p text:style-name="Preformatted_20_Text">data/structure/timestep_info/00032/forces_constraints_FoR</text:p>
      <text:p text:style-name="Preformatted_20_Text">data/structure/timestep_info/00032/forces_constraints_nodes</text:p>
      <text:p text:style-name="Preformatted_20_Text">data/structure/timestep_info/00032/gravity_forces</text:p>
      <text:p text:style-name="Preformatted_20_Text">data/structure/timestep_info/00032/in_global_AFoR</text:p>
      <text:p text:style-name="Preformatted_20_Text">data/structure/timestep_info/00032/mb_FoR_acc</text:p>
      <text:p text:style-name="Preformatted_20_Text"><text:soft-page-break/>data/structure/timestep_info/00032/mb_FoR_pos</text:p>
      <text:p text:style-name="Preformatted_20_Text">data/structure/timestep_info/00032/mb_FoR_vel</text:p>
      <text:p text:style-name="Preformatted_20_Text">data/structure/timestep_info/00032/mb_dict</text:p>
      <text:p text:style-name="Preformatted_20_Text">data/structure/timestep_info/00032/mb_dquatdt</text:p>
      <text:p text:style-name="Preformatted_20_Text">data/structure/timestep_info/00032/mb_quat</text:p>
      <text:p text:style-name="Preformatted_20_Text">data/structure/timestep_info/00032/num_elem</text:p>
      <text:p text:style-name="Preformatted_20_Text">data/structure/timestep_info/00032/num_node</text:p>
      <text:p text:style-name="Preformatted_20_Text">data/structure/timestep_info/00032/num_node_elem</text:p>
      <text:p text:style-name="Preformatted_20_Text">data/structure/timestep_info/00032/pos</text:p>
      <text:p text:style-name="Preformatted_20_Text">data/structure/timestep_info/00032/pos_ddot</text:p>
      <text:p text:style-name="Preformatted_20_Text">data/structure/timestep_info/00032/pos_dot</text:p>
      <text:p text:style-name="Preformatted_20_Text">data/structure/timestep_info/00032/postproc_cell/_read_as</text:p>
      <text:p text:style-name="Preformatted_20_Text">data/structure/timestep_info/00032/postproc_cell/coords_a</text:p>
      <text:p text:style-name="Preformatted_20_Text">data/structure/timestep_info/00032/postproc_cell/loads</text:p>
      <text:p text:style-name="Preformatted_20_Text">data/structure/timestep_info/00032/postproc_cell/strain</text:p>
      <text:p text:style-name="Preformatted_20_Text">data/structure/timestep_info/00032/postproc_node/_read_as</text:p>
      <text:p text:style-name="Preformatted_20_Text">data/structure/timestep_info/00032/postproc_node/aero_steady_forces</text:p>
      <text:p text:style-name="Preformatted_20_Text">data/structure/timestep_info/00032/postproc_node/aero_unsteady_forces</text:p>
      <text:p text:style-name="Preformatted_20_Text">data/structure/timestep_info/00032/psi</text:p>
      <text:p text:style-name="Preformatted_20_Text">data/structure/timestep_info/00032/psi_ddot</text:p>
      <text:p text:style-name="Preformatted_20_Text">data/structure/timestep_info/00032/psi_dot</text:p>
      <text:p text:style-name="Preformatted_20_Text">data/structure/timestep_info/00032/psi_dot_local</text:p>
      <text:p text:style-name="Preformatted_20_Text">data/structure/timestep_info/00032/psi_local</text:p>
      <text:p text:style-name="Preformatted_20_Text">data/structure/timestep_info/00032/q</text:p>
      <text:p text:style-name="Preformatted_20_Text">data/structure/timestep_info/00032/quat</text:p>
      <text:p text:style-name="Preformatted_20_Text">data/structure/timestep_info/00032/runtime_steady_forces</text:p>
      <text:p text:style-name="Preformatted_20_Text">data/structure/timestep_info/00032/runtime_unsteady_forces</text:p>
      <text:p text:style-name="Preformatted_20_Text">data/structure/timestep_info/00032/steady_applied_forces</text:p>
      <text:p text:style-name="Preformatted_20_Text">data/structure/timestep_info/00032/total_forces</text:p>
      <text:p text:style-name="Preformatted_20_Text">data/structure/timestep_info/00032/total_gravity_forces</text:p>
      <text:p text:style-name="Preformatted_20_Text">data/structure/timestep_info/00032/unsteady_applied_forces</text:p>
      <text:p text:style-name="Preformatted_20_Text">data/structure/timestep_info/00033/_read_as</text:p>
      <text:p text:style-name="Preformatted_20_Text">data/structure/timestep_info/00033/dqddt</text:p>
      <text:p text:style-name="Preformatted_20_Text">data/structure/timestep_info/00033/dqdt</text:p>
      <text:p text:style-name="Preformatted_20_Text">data/structure/timestep_info/00033/for_acc</text:p>
      <text:p text:style-name="Preformatted_20_Text">data/structure/timestep_info/00033/for_pos</text:p>
      <text:p text:style-name="Preformatted_20_Text">data/structure/timestep_info/00033/for_vel</text:p>
      <text:p text:style-name="Preformatted_20_Text">data/structure/timestep_info/00033/forces_constraints_FoR</text:p>
      <text:p text:style-name="Preformatted_20_Text">data/structure/timestep_info/00033/forces_constraints_nodes</text:p>
      <text:p text:style-name="Preformatted_20_Text">data/structure/timestep_info/00033/gravity_forces</text:p>
      <text:p text:style-name="Preformatted_20_Text">data/structure/timestep_info/00033/in_global_AFoR</text:p>
      <text:p text:style-name="Preformatted_20_Text">data/structure/timestep_info/00033/mb_FoR_acc</text:p>
      <text:p text:style-name="Preformatted_20_Text">data/structure/timestep_info/00033/mb_FoR_pos</text:p>
      <text:p text:style-name="Preformatted_20_Text">data/structure/timestep_info/00033/mb_FoR_vel</text:p>
      <text:p text:style-name="Preformatted_20_Text">data/structure/timestep_info/00033/mb_dict</text:p>
      <text:p text:style-name="Preformatted_20_Text">data/structure/timestep_info/00033/mb_dquatdt</text:p>
      <text:p text:style-name="Preformatted_20_Text">data/structure/timestep_info/00033/mb_quat</text:p>
      <text:p text:style-name="Preformatted_20_Text">data/structure/timestep_info/00033/num_elem</text:p>
      <text:p text:style-name="Preformatted_20_Text">data/structure/timestep_info/00033/num_node</text:p>
      <text:p text:style-name="Preformatted_20_Text">data/structure/timestep_info/00033/num_node_elem</text:p>
      <text:p text:style-name="Preformatted_20_Text">data/structure/timestep_info/00033/pos</text:p>
      <text:p text:style-name="Preformatted_20_Text">data/structure/timestep_info/00033/pos_ddot</text:p>
      <text:p text:style-name="Preformatted_20_Text">data/structure/timestep_info/00033/pos_dot</text:p>
      <text:p text:style-name="Preformatted_20_Text">data/structure/timestep_info/00033/postproc_cell/_read_as</text:p>
      <text:p text:style-name="Preformatted_20_Text">data/structure/timestep_info/00033/postproc_cell/coords_a</text:p>
      <text:p text:style-name="Preformatted_20_Text">data/structure/timestep_info/00033/postproc_cell/loads</text:p>
      <text:p text:style-name="Preformatted_20_Text">data/structure/timestep_info/00033/postproc_cell/strain</text:p>
      <text:p text:style-name="Preformatted_20_Text">data/structure/timestep_info/00033/postproc_node/_read_as</text:p>
      <text:p text:style-name="Preformatted_20_Text">data/structure/timestep_info/00033/postproc_node/aero_steady_forces</text:p>
      <text:p text:style-name="Preformatted_20_Text">data/structure/timestep_info/00033/postproc_node/aero_unsteady_forces</text:p>
      <text:p text:style-name="Preformatted_20_Text">data/structure/timestep_info/00033/psi</text:p>
      <text:p text:style-name="Preformatted_20_Text">data/structure/timestep_info/00033/psi_ddot</text:p>
      <text:p text:style-name="Preformatted_20_Text">data/structure/timestep_info/00033/psi_dot</text:p>
      <text:p text:style-name="Preformatted_20_Text">data/structure/timestep_info/00033/psi_dot_local</text:p>
      <text:p text:style-name="Preformatted_20_Text"><text:soft-page-break/>data/structure/timestep_info/00033/psi_local</text:p>
      <text:p text:style-name="Preformatted_20_Text">data/structure/timestep_info/00033/q</text:p>
      <text:p text:style-name="Preformatted_20_Text">data/structure/timestep_info/00033/quat</text:p>
      <text:p text:style-name="Preformatted_20_Text">data/structure/timestep_info/00033/runtime_steady_forces</text:p>
      <text:p text:style-name="Preformatted_20_Text">data/structure/timestep_info/00033/runtime_unsteady_forces</text:p>
      <text:p text:style-name="Preformatted_20_Text">data/structure/timestep_info/00033/steady_applied_forces</text:p>
      <text:p text:style-name="Preformatted_20_Text">data/structure/timestep_info/00033/total_forces</text:p>
      <text:p text:style-name="Preformatted_20_Text">data/structure/timestep_info/00033/total_gravity_forces</text:p>
      <text:p text:style-name="Preformatted_20_Text">data/structure/timestep_info/00033/unsteady_applied_forces</text:p>
      <text:p text:style-name="Preformatted_20_Text">data/structure/timestep_info/00034/_read_as</text:p>
      <text:p text:style-name="Preformatted_20_Text">data/structure/timestep_info/00034/dqddt</text:p>
      <text:p text:style-name="Preformatted_20_Text">data/structure/timestep_info/00034/dqdt</text:p>
      <text:p text:style-name="Preformatted_20_Text">data/structure/timestep_info/00034/for_acc</text:p>
      <text:p text:style-name="Preformatted_20_Text">data/structure/timestep_info/00034/for_pos</text:p>
      <text:p text:style-name="Preformatted_20_Text">data/structure/timestep_info/00034/for_vel</text:p>
      <text:p text:style-name="Preformatted_20_Text">data/structure/timestep_info/00034/forces_constraints_FoR</text:p>
      <text:p text:style-name="Preformatted_20_Text">data/structure/timestep_info/00034/forces_constraints_nodes</text:p>
      <text:p text:style-name="Preformatted_20_Text">data/structure/timestep_info/00034/gravity_forces</text:p>
      <text:p text:style-name="Preformatted_20_Text">data/structure/timestep_info/00034/in_global_AFoR</text:p>
      <text:p text:style-name="Preformatted_20_Text">data/structure/timestep_info/00034/mb_FoR_acc</text:p>
      <text:p text:style-name="Preformatted_20_Text">data/structure/timestep_info/00034/mb_FoR_pos</text:p>
      <text:p text:style-name="Preformatted_20_Text">data/structure/timestep_info/00034/mb_FoR_vel</text:p>
      <text:p text:style-name="Preformatted_20_Text">data/structure/timestep_info/00034/mb_dict</text:p>
      <text:p text:style-name="Preformatted_20_Text">data/structure/timestep_info/00034/mb_dquatdt</text:p>
      <text:p text:style-name="Preformatted_20_Text">data/structure/timestep_info/00034/mb_quat</text:p>
      <text:p text:style-name="Preformatted_20_Text">data/structure/timestep_info/00034/num_elem</text:p>
      <text:p text:style-name="Preformatted_20_Text">data/structure/timestep_info/00034/num_node</text:p>
      <text:p text:style-name="Preformatted_20_Text">data/structure/timestep_info/00034/num_node_elem</text:p>
      <text:p text:style-name="Preformatted_20_Text">data/structure/timestep_info/00034/pos</text:p>
      <text:p text:style-name="Preformatted_20_Text">data/structure/timestep_info/00034/pos_ddot</text:p>
      <text:p text:style-name="Preformatted_20_Text">data/structure/timestep_info/00034/pos_dot</text:p>
      <text:p text:style-name="Preformatted_20_Text">data/structure/timestep_info/00034/postproc_cell/_read_as</text:p>
      <text:p text:style-name="Preformatted_20_Text">data/structure/timestep_info/00034/postproc_cell/coords_a</text:p>
      <text:p text:style-name="Preformatted_20_Text">data/structure/timestep_info/00034/postproc_cell/loads</text:p>
      <text:p text:style-name="Preformatted_20_Text">data/structure/timestep_info/00034/postproc_cell/strain</text:p>
      <text:p text:style-name="Preformatted_20_Text">data/structure/timestep_info/00034/postproc_node/_read_as</text:p>
      <text:p text:style-name="Preformatted_20_Text">data/structure/timestep_info/00034/postproc_node/aero_steady_forces</text:p>
      <text:p text:style-name="Preformatted_20_Text">data/structure/timestep_info/00034/postproc_node/aero_unsteady_forces</text:p>
      <text:p text:style-name="Preformatted_20_Text">data/structure/timestep_info/00034/psi</text:p>
      <text:p text:style-name="Preformatted_20_Text">data/structure/timestep_info/00034/psi_ddot</text:p>
      <text:p text:style-name="Preformatted_20_Text">data/structure/timestep_info/00034/psi_dot</text:p>
      <text:p text:style-name="Preformatted_20_Text">data/structure/timestep_info/00034/psi_dot_local</text:p>
      <text:p text:style-name="Preformatted_20_Text">data/structure/timestep_info/00034/psi_local</text:p>
      <text:p text:style-name="Preformatted_20_Text">data/structure/timestep_info/00034/q</text:p>
      <text:p text:style-name="Preformatted_20_Text">data/structure/timestep_info/00034/quat</text:p>
      <text:p text:style-name="Preformatted_20_Text">data/structure/timestep_info/00034/runtime_steady_forces</text:p>
      <text:p text:style-name="Preformatted_20_Text">data/structure/timestep_info/00034/runtime_unsteady_forces</text:p>
      <text:p text:style-name="Preformatted_20_Text">data/structure/timestep_info/00034/steady_applied_forces</text:p>
      <text:p text:style-name="Preformatted_20_Text">data/structure/timestep_info/00034/total_forces</text:p>
      <text:p text:style-name="Preformatted_20_Text">data/structure/timestep_info/00034/total_gravity_forces</text:p>
      <text:p text:style-name="Preformatted_20_Text">data/structure/timestep_info/00034/unsteady_applied_forces</text:p>
      <text:p text:style-name="Preformatted_20_Text">data/structure/timestep_info/00035/_read_as</text:p>
      <text:p text:style-name="Preformatted_20_Text">data/structure/timestep_info/00035/dqddt</text:p>
      <text:p text:style-name="Preformatted_20_Text">data/structure/timestep_info/00035/dqdt</text:p>
      <text:p text:style-name="Preformatted_20_Text">data/structure/timestep_info/00035/for_acc</text:p>
      <text:p text:style-name="Preformatted_20_Text">data/structure/timestep_info/00035/for_pos</text:p>
      <text:p text:style-name="Preformatted_20_Text">data/structure/timestep_info/00035/for_vel</text:p>
      <text:p text:style-name="Preformatted_20_Text">data/structure/timestep_info/00035/forces_constraints_FoR</text:p>
      <text:p text:style-name="Preformatted_20_Text">data/structure/timestep_info/00035/forces_constraints_nodes</text:p>
      <text:p text:style-name="Preformatted_20_Text">data/structure/timestep_info/00035/gravity_forces</text:p>
      <text:p text:style-name="Preformatted_20_Text">data/structure/timestep_info/00035/in_global_AFoR</text:p>
      <text:p text:style-name="Preformatted_20_Text">data/structure/timestep_info/00035/mb_FoR_acc</text:p>
      <text:p text:style-name="Preformatted_20_Text">data/structure/timestep_info/00035/mb_FoR_pos</text:p>
      <text:p text:style-name="Preformatted_20_Text">data/structure/timestep_info/00035/mb_FoR_vel</text:p>
      <text:p text:style-name="Preformatted_20_Text"><text:soft-page-break/>data/structure/timestep_info/00035/mb_dict</text:p>
      <text:p text:style-name="Preformatted_20_Text">data/structure/timestep_info/00035/mb_dquatdt</text:p>
      <text:p text:style-name="Preformatted_20_Text">data/structure/timestep_info/00035/mb_quat</text:p>
      <text:p text:style-name="Preformatted_20_Text">data/structure/timestep_info/00035/num_elem</text:p>
      <text:p text:style-name="Preformatted_20_Text">data/structure/timestep_info/00035/num_node</text:p>
      <text:p text:style-name="Preformatted_20_Text">data/structure/timestep_info/00035/num_node_elem</text:p>
      <text:p text:style-name="Preformatted_20_Text">data/structure/timestep_info/00035/pos</text:p>
      <text:p text:style-name="Preformatted_20_Text">data/structure/timestep_info/00035/pos_ddot</text:p>
      <text:p text:style-name="Preformatted_20_Text">data/structure/timestep_info/00035/pos_dot</text:p>
      <text:p text:style-name="Preformatted_20_Text">data/structure/timestep_info/00035/postproc_cell/_read_as</text:p>
      <text:p text:style-name="Preformatted_20_Text">data/structure/timestep_info/00035/postproc_cell/coords_a</text:p>
      <text:p text:style-name="Preformatted_20_Text">data/structure/timestep_info/00035/postproc_cell/loads</text:p>
      <text:p text:style-name="Preformatted_20_Text">data/structure/timestep_info/00035/postproc_cell/strain</text:p>
      <text:p text:style-name="Preformatted_20_Text">data/structure/timestep_info/00035/postproc_node/_read_as</text:p>
      <text:p text:style-name="Preformatted_20_Text">data/structure/timestep_info/00035/postproc_node/aero_steady_forces</text:p>
      <text:p text:style-name="Preformatted_20_Text">data/structure/timestep_info/00035/postproc_node/aero_unsteady_forces</text:p>
      <text:p text:style-name="Preformatted_20_Text">data/structure/timestep_info/00035/psi</text:p>
      <text:p text:style-name="Preformatted_20_Text">data/structure/timestep_info/00035/psi_ddot</text:p>
      <text:p text:style-name="Preformatted_20_Text">data/structure/timestep_info/00035/psi_dot</text:p>
      <text:p text:style-name="Preformatted_20_Text">data/structure/timestep_info/00035/psi_dot_local</text:p>
      <text:p text:style-name="Preformatted_20_Text">data/structure/timestep_info/00035/psi_local</text:p>
      <text:p text:style-name="Preformatted_20_Text">data/structure/timestep_info/00035/q</text:p>
      <text:p text:style-name="Preformatted_20_Text">data/structure/timestep_info/00035/quat</text:p>
      <text:p text:style-name="Preformatted_20_Text">data/structure/timestep_info/00035/runtime_steady_forces</text:p>
      <text:p text:style-name="Preformatted_20_Text">data/structure/timestep_info/00035/runtime_unsteady_forces</text:p>
      <text:p text:style-name="Preformatted_20_Text">data/structure/timestep_info/00035/steady_applied_forces</text:p>
      <text:p text:style-name="Preformatted_20_Text">data/structure/timestep_info/00035/total_forces</text:p>
      <text:p text:style-name="Preformatted_20_Text">data/structure/timestep_info/00035/total_gravity_forces</text:p>
      <text:p text:style-name="Preformatted_20_Text">data/structure/timestep_info/00035/unsteady_applied_forces</text:p>
      <text:p text:style-name="Preformatted_20_Text">data/structure/timestep_info/00036/_read_as</text:p>
      <text:p text:style-name="Preformatted_20_Text">data/structure/timestep_info/00036/dqddt</text:p>
      <text:p text:style-name="Preformatted_20_Text">data/structure/timestep_info/00036/dqdt</text:p>
      <text:p text:style-name="Preformatted_20_Text">data/structure/timestep_info/00036/for_acc</text:p>
      <text:p text:style-name="Preformatted_20_Text">data/structure/timestep_info/00036/for_pos</text:p>
      <text:p text:style-name="Preformatted_20_Text">data/structure/timestep_info/00036/for_vel</text:p>
      <text:p text:style-name="Preformatted_20_Text">data/structure/timestep_info/00036/forces_constraints_FoR</text:p>
      <text:p text:style-name="Preformatted_20_Text">data/structure/timestep_info/00036/forces_constraints_nodes</text:p>
      <text:p text:style-name="Preformatted_20_Text">data/structure/timestep_info/00036/gravity_forces</text:p>
      <text:p text:style-name="Preformatted_20_Text">data/structure/timestep_info/00036/in_global_AFoR</text:p>
      <text:p text:style-name="Preformatted_20_Text">data/structure/timestep_info/00036/mb_FoR_acc</text:p>
      <text:p text:style-name="Preformatted_20_Text">data/structure/timestep_info/00036/mb_FoR_pos</text:p>
      <text:p text:style-name="Preformatted_20_Text">data/structure/timestep_info/00036/mb_FoR_vel</text:p>
      <text:p text:style-name="Preformatted_20_Text">data/structure/timestep_info/00036/mb_dict</text:p>
      <text:p text:style-name="Preformatted_20_Text">data/structure/timestep_info/00036/mb_dquatdt</text:p>
      <text:p text:style-name="Preformatted_20_Text">data/structure/timestep_info/00036/mb_quat</text:p>
      <text:p text:style-name="Preformatted_20_Text">data/structure/timestep_info/00036/num_elem</text:p>
      <text:p text:style-name="Preformatted_20_Text">data/structure/timestep_info/00036/num_node</text:p>
      <text:p text:style-name="Preformatted_20_Text">data/structure/timestep_info/00036/num_node_elem</text:p>
      <text:p text:style-name="Preformatted_20_Text">data/structure/timestep_info/00036/pos</text:p>
      <text:p text:style-name="Preformatted_20_Text">data/structure/timestep_info/00036/pos_ddot</text:p>
      <text:p text:style-name="Preformatted_20_Text">data/structure/timestep_info/00036/pos_dot</text:p>
      <text:p text:style-name="Preformatted_20_Text">data/structure/timestep_info/00036/postproc_cell/_read_as</text:p>
      <text:p text:style-name="Preformatted_20_Text">data/structure/timestep_info/00036/postproc_cell/coords_a</text:p>
      <text:p text:style-name="Preformatted_20_Text">data/structure/timestep_info/00036/postproc_cell/loads</text:p>
      <text:p text:style-name="Preformatted_20_Text">data/structure/timestep_info/00036/postproc_cell/strain</text:p>
      <text:p text:style-name="Preformatted_20_Text">data/structure/timestep_info/00036/postproc_node/_read_as</text:p>
      <text:p text:style-name="Preformatted_20_Text">data/structure/timestep_info/00036/postproc_node/aero_steady_forces</text:p>
      <text:p text:style-name="Preformatted_20_Text">data/structure/timestep_info/00036/postproc_node/aero_unsteady_forces</text:p>
      <text:p text:style-name="Preformatted_20_Text">data/structure/timestep_info/00036/psi</text:p>
      <text:p text:style-name="Preformatted_20_Text">data/structure/timestep_info/00036/psi_ddot</text:p>
      <text:p text:style-name="Preformatted_20_Text">data/structure/timestep_info/00036/psi_dot</text:p>
      <text:p text:style-name="Preformatted_20_Text">data/structure/timestep_info/00036/psi_dot_local</text:p>
      <text:p text:style-name="Preformatted_20_Text">data/structure/timestep_info/00036/psi_local</text:p>
      <text:p text:style-name="Preformatted_20_Text">data/structure/timestep_info/00036/q</text:p>
      <text:p text:style-name="Preformatted_20_Text"><text:soft-page-break/>data/structure/timestep_info/00036/quat</text:p>
      <text:p text:style-name="Preformatted_20_Text">data/structure/timestep_info/00036/runtime_steady_forces</text:p>
      <text:p text:style-name="Preformatted_20_Text">data/structure/timestep_info/00036/runtime_unsteady_forces</text:p>
      <text:p text:style-name="Preformatted_20_Text">data/structure/timestep_info/00036/steady_applied_forces</text:p>
      <text:p text:style-name="Preformatted_20_Text">data/structure/timestep_info/00036/total_forces</text:p>
      <text:p text:style-name="Preformatted_20_Text">data/structure/timestep_info/00036/total_gravity_forces</text:p>
      <text:p text:style-name="Preformatted_20_Text">data/structure/timestep_info/00036/unsteady_applied_forces</text:p>
      <text:p text:style-name="Preformatted_20_Text">data/structure/timestep_info/00037/_read_as</text:p>
      <text:p text:style-name="Preformatted_20_Text">data/structure/timestep_info/00037/dqddt</text:p>
      <text:p text:style-name="Preformatted_20_Text">data/structure/timestep_info/00037/dqdt</text:p>
      <text:p text:style-name="Preformatted_20_Text">data/structure/timestep_info/00037/for_acc</text:p>
      <text:p text:style-name="Preformatted_20_Text">data/structure/timestep_info/00037/for_pos</text:p>
      <text:p text:style-name="Preformatted_20_Text">data/structure/timestep_info/00037/for_vel</text:p>
      <text:p text:style-name="Preformatted_20_Text">data/structure/timestep_info/00037/forces_constraints_FoR</text:p>
      <text:p text:style-name="Preformatted_20_Text">data/structure/timestep_info/00037/forces_constraints_nodes</text:p>
      <text:p text:style-name="Preformatted_20_Text">data/structure/timestep_info/00037/gravity_forces</text:p>
      <text:p text:style-name="Preformatted_20_Text">data/structure/timestep_info/00037/in_global_AFoR</text:p>
      <text:p text:style-name="Preformatted_20_Text">data/structure/timestep_info/00037/mb_FoR_acc</text:p>
      <text:p text:style-name="Preformatted_20_Text">data/structure/timestep_info/00037/mb_FoR_pos</text:p>
      <text:p text:style-name="Preformatted_20_Text">data/structure/timestep_info/00037/mb_FoR_vel</text:p>
      <text:p text:style-name="Preformatted_20_Text">data/structure/timestep_info/00037/mb_dict</text:p>
      <text:p text:style-name="Preformatted_20_Text">data/structure/timestep_info/00037/mb_dquatdt</text:p>
      <text:p text:style-name="Preformatted_20_Text">data/structure/timestep_info/00037/mb_quat</text:p>
      <text:p text:style-name="Preformatted_20_Text">data/structure/timestep_info/00037/num_elem</text:p>
      <text:p text:style-name="Preformatted_20_Text">data/structure/timestep_info/00037/num_node</text:p>
      <text:p text:style-name="Preformatted_20_Text">data/structure/timestep_info/00037/num_node_elem</text:p>
      <text:p text:style-name="Preformatted_20_Text">data/structure/timestep_info/00037/pos</text:p>
      <text:p text:style-name="Preformatted_20_Text">data/structure/timestep_info/00037/pos_ddot</text:p>
      <text:p text:style-name="Preformatted_20_Text">data/structure/timestep_info/00037/pos_dot</text:p>
      <text:p text:style-name="Preformatted_20_Text">data/structure/timestep_info/00037/postproc_cell/_read_as</text:p>
      <text:p text:style-name="Preformatted_20_Text">data/structure/timestep_info/00037/postproc_cell/coords_a</text:p>
      <text:p text:style-name="Preformatted_20_Text">data/structure/timestep_info/00037/postproc_cell/loads</text:p>
      <text:p text:style-name="Preformatted_20_Text">data/structure/timestep_info/00037/postproc_cell/strain</text:p>
      <text:p text:style-name="Preformatted_20_Text">data/structure/timestep_info/00037/postproc_node/_read_as</text:p>
      <text:p text:style-name="Preformatted_20_Text">data/structure/timestep_info/00037/postproc_node/aero_steady_forces</text:p>
      <text:p text:style-name="Preformatted_20_Text">data/structure/timestep_info/00037/postproc_node/aero_unsteady_forces</text:p>
      <text:p text:style-name="Preformatted_20_Text">data/structure/timestep_info/00037/psi</text:p>
      <text:p text:style-name="Preformatted_20_Text">data/structure/timestep_info/00037/psi_ddot</text:p>
      <text:p text:style-name="Preformatted_20_Text">data/structure/timestep_info/00037/psi_dot</text:p>
      <text:p text:style-name="Preformatted_20_Text">data/structure/timestep_info/00037/psi_dot_local</text:p>
      <text:p text:style-name="Preformatted_20_Text">data/structure/timestep_info/00037/psi_local</text:p>
      <text:p text:style-name="Preformatted_20_Text">data/structure/timestep_info/00037/q</text:p>
      <text:p text:style-name="Preformatted_20_Text">data/structure/timestep_info/00037/quat</text:p>
      <text:p text:style-name="Preformatted_20_Text">data/structure/timestep_info/00037/runtime_steady_forces</text:p>
      <text:p text:style-name="Preformatted_20_Text">data/structure/timestep_info/00037/runtime_unsteady_forces</text:p>
      <text:p text:style-name="Preformatted_20_Text">data/structure/timestep_info/00037/steady_applied_forces</text:p>
      <text:p text:style-name="Preformatted_20_Text">data/structure/timestep_info/00037/total_forces</text:p>
      <text:p text:style-name="Preformatted_20_Text">data/structure/timestep_info/00037/total_gravity_forces</text:p>
      <text:p text:style-name="Preformatted_20_Text">data/structure/timestep_info/00037/unsteady_applied_forces</text:p>
      <text:p text:style-name="Preformatted_20_Text">data/structure/timestep_info/00038/_read_as</text:p>
      <text:p text:style-name="Preformatted_20_Text">data/structure/timestep_info/00038/dqddt</text:p>
      <text:p text:style-name="Preformatted_20_Text">data/structure/timestep_info/00038/dqdt</text:p>
      <text:p text:style-name="Preformatted_20_Text">data/structure/timestep_info/00038/for_acc</text:p>
      <text:p text:style-name="Preformatted_20_Text">data/structure/timestep_info/00038/for_pos</text:p>
      <text:p text:style-name="Preformatted_20_Text">data/structure/timestep_info/00038/for_vel</text:p>
      <text:p text:style-name="Preformatted_20_Text">data/structure/timestep_info/00038/forces_constraints_FoR</text:p>
      <text:p text:style-name="Preformatted_20_Text">data/structure/timestep_info/00038/forces_constraints_nodes</text:p>
      <text:p text:style-name="Preformatted_20_Text">data/structure/timestep_info/00038/gravity_forces</text:p>
      <text:p text:style-name="Preformatted_20_Text">data/structure/timestep_info/00038/in_global_AFoR</text:p>
      <text:p text:style-name="Preformatted_20_Text">data/structure/timestep_info/00038/mb_FoR_acc</text:p>
      <text:p text:style-name="Preformatted_20_Text">data/structure/timestep_info/00038/mb_FoR_pos</text:p>
      <text:p text:style-name="Preformatted_20_Text">data/structure/timestep_info/00038/mb_FoR_vel</text:p>
      <text:p text:style-name="Preformatted_20_Text">data/structure/timestep_info/00038/mb_dict</text:p>
      <text:p text:style-name="Preformatted_20_Text">data/structure/timestep_info/00038/mb_dquatdt</text:p>
      <text:p text:style-name="Preformatted_20_Text"><text:soft-page-break/>data/structure/timestep_info/00038/mb_quat</text:p>
      <text:p text:style-name="Preformatted_20_Text">data/structure/timestep_info/00038/num_elem</text:p>
      <text:p text:style-name="Preformatted_20_Text">data/structure/timestep_info/00038/num_node</text:p>
      <text:p text:style-name="Preformatted_20_Text">data/structure/timestep_info/00038/num_node_elem</text:p>
      <text:p text:style-name="Preformatted_20_Text">data/structure/timestep_info/00038/pos</text:p>
      <text:p text:style-name="Preformatted_20_Text">data/structure/timestep_info/00038/pos_ddot</text:p>
      <text:p text:style-name="Preformatted_20_Text">data/structure/timestep_info/00038/pos_dot</text:p>
      <text:p text:style-name="Preformatted_20_Text">data/structure/timestep_info/00038/postproc_cell/_read_as</text:p>
      <text:p text:style-name="Preformatted_20_Text">data/structure/timestep_info/00038/postproc_cell/coords_a</text:p>
      <text:p text:style-name="Preformatted_20_Text">data/structure/timestep_info/00038/postproc_cell/loads</text:p>
      <text:p text:style-name="Preformatted_20_Text">data/structure/timestep_info/00038/postproc_cell/strain</text:p>
      <text:p text:style-name="Preformatted_20_Text">data/structure/timestep_info/00038/postproc_node/_read_as</text:p>
      <text:p text:style-name="Preformatted_20_Text">data/structure/timestep_info/00038/postproc_node/aero_steady_forces</text:p>
      <text:p text:style-name="Preformatted_20_Text">data/structure/timestep_info/00038/postproc_node/aero_unsteady_forces</text:p>
      <text:p text:style-name="Preformatted_20_Text">data/structure/timestep_info/00038/psi</text:p>
      <text:p text:style-name="Preformatted_20_Text">data/structure/timestep_info/00038/psi_ddot</text:p>
      <text:p text:style-name="Preformatted_20_Text">data/structure/timestep_info/00038/psi_dot</text:p>
      <text:p text:style-name="Preformatted_20_Text">data/structure/timestep_info/00038/psi_dot_local</text:p>
      <text:p text:style-name="Preformatted_20_Text">data/structure/timestep_info/00038/psi_local</text:p>
      <text:p text:style-name="Preformatted_20_Text">data/structure/timestep_info/00038/q</text:p>
      <text:p text:style-name="Preformatted_20_Text">data/structure/timestep_info/00038/quat</text:p>
      <text:p text:style-name="Preformatted_20_Text">data/structure/timestep_info/00038/runtime_steady_forces</text:p>
      <text:p text:style-name="Preformatted_20_Text">data/structure/timestep_info/00038/runtime_unsteady_forces</text:p>
      <text:p text:style-name="Preformatted_20_Text">data/structure/timestep_info/00038/steady_applied_forces</text:p>
      <text:p text:style-name="Preformatted_20_Text">data/structure/timestep_info/00038/total_forces</text:p>
      <text:p text:style-name="Preformatted_20_Text">data/structure/timestep_info/00038/total_gravity_forces</text:p>
      <text:p text:style-name="Preformatted_20_Text">data/structure/timestep_info/00038/unsteady_applied_forces</text:p>
      <text:p text:style-name="Preformatted_20_Text">data/structure/timestep_info/00039/_read_as</text:p>
      <text:p text:style-name="Preformatted_20_Text">data/structure/timestep_info/00039/dqddt</text:p>
      <text:p text:style-name="Preformatted_20_Text">data/structure/timestep_info/00039/dqdt</text:p>
      <text:p text:style-name="Preformatted_20_Text">data/structure/timestep_info/00039/for_acc</text:p>
      <text:p text:style-name="Preformatted_20_Text">data/structure/timestep_info/00039/for_pos</text:p>
      <text:p text:style-name="Preformatted_20_Text">data/structure/timestep_info/00039/for_vel</text:p>
      <text:p text:style-name="Preformatted_20_Text">data/structure/timestep_info/00039/forces_constraints_FoR</text:p>
      <text:p text:style-name="Preformatted_20_Text">data/structure/timestep_info/00039/forces_constraints_nodes</text:p>
      <text:p text:style-name="Preformatted_20_Text">data/structure/timestep_info/00039/gravity_forces</text:p>
      <text:p text:style-name="Preformatted_20_Text">data/structure/timestep_info/00039/in_global_AFoR</text:p>
      <text:p text:style-name="Preformatted_20_Text">data/structure/timestep_info/00039/mb_FoR_acc</text:p>
      <text:p text:style-name="Preformatted_20_Text">data/structure/timestep_info/00039/mb_FoR_pos</text:p>
      <text:p text:style-name="Preformatted_20_Text">data/structure/timestep_info/00039/mb_FoR_vel</text:p>
      <text:p text:style-name="Preformatted_20_Text">data/structure/timestep_info/00039/mb_dict</text:p>
      <text:p text:style-name="Preformatted_20_Text">data/structure/timestep_info/00039/mb_dquatdt</text:p>
      <text:p text:style-name="Preformatted_20_Text">data/structure/timestep_info/00039/mb_quat</text:p>
      <text:p text:style-name="Preformatted_20_Text">data/structure/timestep_info/00039/num_elem</text:p>
      <text:p text:style-name="Preformatted_20_Text">data/structure/timestep_info/00039/num_node</text:p>
      <text:p text:style-name="Preformatted_20_Text">data/structure/timestep_info/00039/num_node_elem</text:p>
      <text:p text:style-name="Preformatted_20_Text">data/structure/timestep_info/00039/pos</text:p>
      <text:p text:style-name="Preformatted_20_Text">data/structure/timestep_info/00039/pos_ddot</text:p>
      <text:p text:style-name="Preformatted_20_Text">data/structure/timestep_info/00039/pos_dot</text:p>
      <text:p text:style-name="Preformatted_20_Text">data/structure/timestep_info/00039/postproc_cell/_read_as</text:p>
      <text:p text:style-name="Preformatted_20_Text">data/structure/timestep_info/00039/postproc_cell/coords_a</text:p>
      <text:p text:style-name="Preformatted_20_Text">data/structure/timestep_info/00039/postproc_cell/loads</text:p>
      <text:p text:style-name="Preformatted_20_Text">data/structure/timestep_info/00039/postproc_cell/strain</text:p>
      <text:p text:style-name="Preformatted_20_Text">data/structure/timestep_info/00039/postproc_node/_read_as</text:p>
      <text:p text:style-name="Preformatted_20_Text">data/structure/timestep_info/00039/postproc_node/aero_steady_forces</text:p>
      <text:p text:style-name="Preformatted_20_Text">data/structure/timestep_info/00039/postproc_node/aero_unsteady_forces</text:p>
      <text:p text:style-name="Preformatted_20_Text">data/structure/timestep_info/00039/psi</text:p>
      <text:p text:style-name="Preformatted_20_Text">data/structure/timestep_info/00039/psi_ddot</text:p>
      <text:p text:style-name="Preformatted_20_Text">data/structure/timestep_info/00039/psi_dot</text:p>
      <text:p text:style-name="Preformatted_20_Text">data/structure/timestep_info/00039/psi_dot_local</text:p>
      <text:p text:style-name="Preformatted_20_Text">data/structure/timestep_info/00039/psi_local</text:p>
      <text:p text:style-name="Preformatted_20_Text">data/structure/timestep_info/00039/q</text:p>
      <text:p text:style-name="Preformatted_20_Text">data/structure/timestep_info/00039/quat</text:p>
      <text:p text:style-name="Preformatted_20_Text">data/structure/timestep_info/00039/runtime_steady_forces</text:p>
      <text:p text:style-name="Preformatted_20_Text"><text:soft-page-break/>data/structure/timestep_info/00039/runtime_unsteady_forces</text:p>
      <text:p text:style-name="Preformatted_20_Text">data/structure/timestep_info/00039/steady_applied_forces</text:p>
      <text:p text:style-name="Preformatted_20_Text">data/structure/timestep_info/00039/total_forces</text:p>
      <text:p text:style-name="Preformatted_20_Text">data/structure/timestep_info/00039/total_gravity_forces</text:p>
      <text:p text:style-name="Preformatted_20_Text">data/structure/timestep_info/00039/unsteady_applied_forces</text:p>
      <text:p text:style-name="Preformatted_20_Text">data/structure/timestep_info/00040/_read_as</text:p>
      <text:p text:style-name="Preformatted_20_Text">data/structure/timestep_info/00040/dqddt</text:p>
      <text:p text:style-name="Preformatted_20_Text">data/structure/timestep_info/00040/dqdt</text:p>
      <text:p text:style-name="Preformatted_20_Text">data/structure/timestep_info/00040/for_acc</text:p>
      <text:p text:style-name="Preformatted_20_Text">data/structure/timestep_info/00040/for_pos</text:p>
      <text:p text:style-name="Preformatted_20_Text">data/structure/timestep_info/00040/for_vel</text:p>
      <text:p text:style-name="Preformatted_20_Text">data/structure/timestep_info/00040/forces_constraints_FoR</text:p>
      <text:p text:style-name="Preformatted_20_Text">data/structure/timestep_info/00040/forces_constraints_nodes</text:p>
      <text:p text:style-name="Preformatted_20_Text">data/structure/timestep_info/00040/gravity_forces</text:p>
      <text:p text:style-name="Preformatted_20_Text">data/structure/timestep_info/00040/in_global_AFoR</text:p>
      <text:p text:style-name="Preformatted_20_Text">data/structure/timestep_info/00040/mb_FoR_acc</text:p>
      <text:p text:style-name="Preformatted_20_Text">data/structure/timestep_info/00040/mb_FoR_pos</text:p>
      <text:p text:style-name="Preformatted_20_Text">data/structure/timestep_info/00040/mb_FoR_vel</text:p>
      <text:p text:style-name="Preformatted_20_Text">data/structure/timestep_info/00040/mb_dict</text:p>
      <text:p text:style-name="Preformatted_20_Text">data/structure/timestep_info/00040/mb_dquatdt</text:p>
      <text:p text:style-name="Preformatted_20_Text">data/structure/timestep_info/00040/mb_quat</text:p>
      <text:p text:style-name="Preformatted_20_Text">data/structure/timestep_info/00040/num_elem</text:p>
      <text:p text:style-name="Preformatted_20_Text">data/structure/timestep_info/00040/num_node</text:p>
      <text:p text:style-name="Preformatted_20_Text">data/structure/timestep_info/00040/num_node_elem</text:p>
      <text:p text:style-name="Preformatted_20_Text">data/structure/timestep_info/00040/pos</text:p>
      <text:p text:style-name="Preformatted_20_Text">data/structure/timestep_info/00040/pos_ddot</text:p>
      <text:p text:style-name="Preformatted_20_Text">data/structure/timestep_info/00040/pos_dot</text:p>
      <text:p text:style-name="Preformatted_20_Text">data/structure/timestep_info/00040/postproc_cell/_read_as</text:p>
      <text:p text:style-name="Preformatted_20_Text">data/structure/timestep_info/00040/postproc_cell/coords_a</text:p>
      <text:p text:style-name="Preformatted_20_Text">data/structure/timestep_info/00040/postproc_cell/loads</text:p>
      <text:p text:style-name="Preformatted_20_Text">data/structure/timestep_info/00040/postproc_cell/strain</text:p>
      <text:p text:style-name="Preformatted_20_Text">data/structure/timestep_info/00040/postproc_node/_read_as</text:p>
      <text:p text:style-name="Preformatted_20_Text">data/structure/timestep_info/00040/postproc_node/aero_steady_forces</text:p>
      <text:p text:style-name="Preformatted_20_Text">data/structure/timestep_info/00040/postproc_node/aero_unsteady_forces</text:p>
      <text:p text:style-name="Preformatted_20_Text">data/structure/timestep_info/00040/psi</text:p>
      <text:p text:style-name="Preformatted_20_Text">data/structure/timestep_info/00040/psi_ddot</text:p>
      <text:p text:style-name="Preformatted_20_Text">data/structure/timestep_info/00040/psi_dot</text:p>
      <text:p text:style-name="Preformatted_20_Text">data/structure/timestep_info/00040/psi_dot_local</text:p>
      <text:p text:style-name="Preformatted_20_Text">data/structure/timestep_info/00040/psi_local</text:p>
      <text:p text:style-name="Preformatted_20_Text">data/structure/timestep_info/00040/q</text:p>
      <text:p text:style-name="Preformatted_20_Text">data/structure/timestep_info/00040/quat</text:p>
      <text:p text:style-name="Preformatted_20_Text">data/structure/timestep_info/00040/runtime_steady_forces</text:p>
      <text:p text:style-name="Preformatted_20_Text">data/structure/timestep_info/00040/runtime_unsteady_forces</text:p>
      <text:p text:style-name="Preformatted_20_Text">data/structure/timestep_info/00040/steady_applied_forces</text:p>
      <text:p text:style-name="Preformatted_20_Text">data/structure/timestep_info/00040/total_forces</text:p>
      <text:p text:style-name="Preformatted_20_Text">data/structure/timestep_info/00040/total_gravity_forces</text:p>
      <text:p text:style-name="Preformatted_20_Text">data/structure/timestep_info/00040/unsteady_applied_forces</text:p>
      <text:p text:style-name="Preformatted_20_Text">data/structure/timestep_info/00041/_read_as</text:p>
      <text:p text:style-name="Preformatted_20_Text">data/structure/timestep_info/00041/dqddt</text:p>
      <text:p text:style-name="Preformatted_20_Text">data/structure/timestep_info/00041/dqdt</text:p>
      <text:p text:style-name="Preformatted_20_Text">data/structure/timestep_info/00041/for_acc</text:p>
      <text:p text:style-name="Preformatted_20_Text">data/structure/timestep_info/00041/for_pos</text:p>
      <text:p text:style-name="Preformatted_20_Text">data/structure/timestep_info/00041/for_vel</text:p>
      <text:p text:style-name="Preformatted_20_Text">data/structure/timestep_info/00041/forces_constraints_FoR</text:p>
      <text:p text:style-name="Preformatted_20_Text">data/structure/timestep_info/00041/forces_constraints_nodes</text:p>
      <text:p text:style-name="Preformatted_20_Text">data/structure/timestep_info/00041/gravity_forces</text:p>
      <text:p text:style-name="Preformatted_20_Text">data/structure/timestep_info/00041/in_global_AFoR</text:p>
      <text:p text:style-name="Preformatted_20_Text">data/structure/timestep_info/00041/mb_FoR_acc</text:p>
      <text:p text:style-name="Preformatted_20_Text">data/structure/timestep_info/00041/mb_FoR_pos</text:p>
      <text:p text:style-name="Preformatted_20_Text">data/structure/timestep_info/00041/mb_FoR_vel</text:p>
      <text:p text:style-name="Preformatted_20_Text">data/structure/timestep_info/00041/mb_dict</text:p>
      <text:p text:style-name="Preformatted_20_Text">data/structure/timestep_info/00041/mb_dquatdt</text:p>
      <text:p text:style-name="Preformatted_20_Text">data/structure/timestep_info/00041/mb_quat</text:p>
      <text:p text:style-name="Preformatted_20_Text">data/structure/timestep_info/00041/num_elem</text:p>
      <text:p text:style-name="Preformatted_20_Text"><text:soft-page-break/>data/structure/timestep_info/00041/num_node</text:p>
      <text:p text:style-name="Preformatted_20_Text">data/structure/timestep_info/00041/num_node_elem</text:p>
      <text:p text:style-name="Preformatted_20_Text">data/structure/timestep_info/00041/pos</text:p>
      <text:p text:style-name="Preformatted_20_Text">data/structure/timestep_info/00041/pos_ddot</text:p>
      <text:p text:style-name="Preformatted_20_Text">data/structure/timestep_info/00041/pos_dot</text:p>
      <text:p text:style-name="Preformatted_20_Text">data/structure/timestep_info/00041/postproc_cell/_read_as</text:p>
      <text:p text:style-name="Preformatted_20_Text">data/structure/timestep_info/00041/postproc_cell/coords_a</text:p>
      <text:p text:style-name="Preformatted_20_Text">data/structure/timestep_info/00041/postproc_cell/loads</text:p>
      <text:p text:style-name="Preformatted_20_Text">data/structure/timestep_info/00041/postproc_cell/strain</text:p>
      <text:p text:style-name="Preformatted_20_Text">data/structure/timestep_info/00041/postproc_node/_read_as</text:p>
      <text:p text:style-name="Preformatted_20_Text">data/structure/timestep_info/00041/postproc_node/aero_steady_forces</text:p>
      <text:p text:style-name="Preformatted_20_Text">data/structure/timestep_info/00041/postproc_node/aero_unsteady_forces</text:p>
      <text:p text:style-name="Preformatted_20_Text">data/structure/timestep_info/00041/psi</text:p>
      <text:p text:style-name="Preformatted_20_Text">data/structure/timestep_info/00041/psi_ddot</text:p>
      <text:p text:style-name="Preformatted_20_Text">data/structure/timestep_info/00041/psi_dot</text:p>
      <text:p text:style-name="Preformatted_20_Text">data/structure/timestep_info/00041/psi_dot_local</text:p>
      <text:p text:style-name="Preformatted_20_Text">data/structure/timestep_info/00041/psi_local</text:p>
      <text:p text:style-name="Preformatted_20_Text">data/structure/timestep_info/00041/q</text:p>
      <text:p text:style-name="Preformatted_20_Text">data/structure/timestep_info/00041/quat</text:p>
      <text:p text:style-name="Preformatted_20_Text">data/structure/timestep_info/00041/runtime_steady_forces</text:p>
      <text:p text:style-name="Preformatted_20_Text">data/structure/timestep_info/00041/runtime_unsteady_forces</text:p>
      <text:p text:style-name="Preformatted_20_Text">data/structure/timestep_info/00041/steady_applied_forces</text:p>
      <text:p text:style-name="Preformatted_20_Text">data/structure/timestep_info/00041/total_forces</text:p>
      <text:p text:style-name="Preformatted_20_Text">data/structure/timestep_info/00041/total_gravity_forces</text:p>
      <text:p text:style-name="Preformatted_20_Text">data/structure/timestep_info/00041/unsteady_applied_forces</text:p>
      <text:p text:style-name="Preformatted_20_Text">data/structure/timestep_info/00042/_read_as</text:p>
      <text:p text:style-name="Preformatted_20_Text">data/structure/timestep_info/00042/dqddt</text:p>
      <text:p text:style-name="Preformatted_20_Text">data/structure/timestep_info/00042/dqdt</text:p>
      <text:p text:style-name="Preformatted_20_Text">data/structure/timestep_info/00042/for_acc</text:p>
      <text:p text:style-name="Preformatted_20_Text">data/structure/timestep_info/00042/for_pos</text:p>
      <text:p text:style-name="Preformatted_20_Text">data/structure/timestep_info/00042/for_vel</text:p>
      <text:p text:style-name="Preformatted_20_Text">data/structure/timestep_info/00042/forces_constraints_FoR</text:p>
      <text:p text:style-name="Preformatted_20_Text">data/structure/timestep_info/00042/forces_constraints_nodes</text:p>
      <text:p text:style-name="Preformatted_20_Text">data/structure/timestep_info/00042/gravity_forces</text:p>
      <text:p text:style-name="Preformatted_20_Text">data/structure/timestep_info/00042/in_global_AFoR</text:p>
      <text:p text:style-name="Preformatted_20_Text">data/structure/timestep_info/00042/mb_FoR_acc</text:p>
      <text:p text:style-name="Preformatted_20_Text">data/structure/timestep_info/00042/mb_FoR_pos</text:p>
      <text:p text:style-name="Preformatted_20_Text">data/structure/timestep_info/00042/mb_FoR_vel</text:p>
      <text:p text:style-name="Preformatted_20_Text">data/structure/timestep_info/00042/mb_dict</text:p>
      <text:p text:style-name="Preformatted_20_Text">data/structure/timestep_info/00042/mb_dquatdt</text:p>
      <text:p text:style-name="Preformatted_20_Text">data/structure/timestep_info/00042/mb_quat</text:p>
      <text:p text:style-name="Preformatted_20_Text">data/structure/timestep_info/00042/num_elem</text:p>
      <text:p text:style-name="Preformatted_20_Text">data/structure/timestep_info/00042/num_node</text:p>
      <text:p text:style-name="Preformatted_20_Text">data/structure/timestep_info/00042/num_node_elem</text:p>
      <text:p text:style-name="Preformatted_20_Text">data/structure/timestep_info/00042/pos</text:p>
      <text:p text:style-name="Preformatted_20_Text">data/structure/timestep_info/00042/pos_ddot</text:p>
      <text:p text:style-name="Preformatted_20_Text">data/structure/timestep_info/00042/pos_dot</text:p>
      <text:p text:style-name="Preformatted_20_Text">data/structure/timestep_info/00042/postproc_cell/_read_as</text:p>
      <text:p text:style-name="Preformatted_20_Text">data/structure/timestep_info/00042/postproc_cell/coords_a</text:p>
      <text:p text:style-name="Preformatted_20_Text">data/structure/timestep_info/00042/postproc_cell/loads</text:p>
      <text:p text:style-name="Preformatted_20_Text">data/structure/timestep_info/00042/postproc_cell/strain</text:p>
      <text:p text:style-name="Preformatted_20_Text">data/structure/timestep_info/00042/postproc_node/_read_as</text:p>
      <text:p text:style-name="Preformatted_20_Text">data/structure/timestep_info/00042/postproc_node/aero_steady_forces</text:p>
      <text:p text:style-name="Preformatted_20_Text">data/structure/timestep_info/00042/postproc_node/aero_unsteady_forces</text:p>
      <text:p text:style-name="Preformatted_20_Text">data/structure/timestep_info/00042/psi</text:p>
      <text:p text:style-name="Preformatted_20_Text">data/structure/timestep_info/00042/psi_ddot</text:p>
      <text:p text:style-name="Preformatted_20_Text">data/structure/timestep_info/00042/psi_dot</text:p>
      <text:p text:style-name="Preformatted_20_Text">data/structure/timestep_info/00042/psi_dot_local</text:p>
      <text:p text:style-name="Preformatted_20_Text">data/structure/timestep_info/00042/psi_local</text:p>
      <text:p text:style-name="Preformatted_20_Text">data/structure/timestep_info/00042/q</text:p>
      <text:p text:style-name="Preformatted_20_Text">data/structure/timestep_info/00042/quat</text:p>
      <text:p text:style-name="Preformatted_20_Text">data/structure/timestep_info/00042/runtime_steady_forces</text:p>
      <text:p text:style-name="Preformatted_20_Text">data/structure/timestep_info/00042/runtime_unsteady_forces</text:p>
      <text:p text:style-name="Preformatted_20_Text">data/structure/timestep_info/00042/steady_applied_forces</text:p>
      <text:p text:style-name="Preformatted_20_Text"><text:soft-page-break/>data/structure/timestep_info/00042/total_forces</text:p>
      <text:p text:style-name="Preformatted_20_Text">data/structure/timestep_info/00042/total_gravity_forces</text:p>
      <text:p text:style-name="Preformatted_20_Text">data/structure/timestep_info/00042/unsteady_applied_forces</text:p>
      <text:p text:style-name="Preformatted_20_Text">data/structure/timestep_info/00043/_read_as</text:p>
      <text:p text:style-name="Preformatted_20_Text">data/structure/timestep_info/00043/dqddt</text:p>
      <text:p text:style-name="Preformatted_20_Text">data/structure/timestep_info/00043/dqdt</text:p>
      <text:p text:style-name="Preformatted_20_Text">data/structure/timestep_info/00043/for_acc</text:p>
      <text:p text:style-name="Preformatted_20_Text">data/structure/timestep_info/00043/for_pos</text:p>
      <text:p text:style-name="Preformatted_20_Text">data/structure/timestep_info/00043/for_vel</text:p>
      <text:p text:style-name="Preformatted_20_Text">data/structure/timestep_info/00043/forces_constraints_FoR</text:p>
      <text:p text:style-name="Preformatted_20_Text">data/structure/timestep_info/00043/forces_constraints_nodes</text:p>
      <text:p text:style-name="Preformatted_20_Text">data/structure/timestep_info/00043/gravity_forces</text:p>
      <text:p text:style-name="Preformatted_20_Text">data/structure/timestep_info/00043/in_global_AFoR</text:p>
      <text:p text:style-name="Preformatted_20_Text">data/structure/timestep_info/00043/mb_FoR_acc</text:p>
      <text:p text:style-name="Preformatted_20_Text">data/structure/timestep_info/00043/mb_FoR_pos</text:p>
      <text:p text:style-name="Preformatted_20_Text">data/structure/timestep_info/00043/mb_FoR_vel</text:p>
      <text:p text:style-name="Preformatted_20_Text">data/structure/timestep_info/00043/mb_dict</text:p>
      <text:p text:style-name="Preformatted_20_Text">data/structure/timestep_info/00043/mb_dquatdt</text:p>
      <text:p text:style-name="Preformatted_20_Text">data/structure/timestep_info/00043/mb_quat</text:p>
      <text:p text:style-name="Preformatted_20_Text">data/structure/timestep_info/00043/num_elem</text:p>
      <text:p text:style-name="Preformatted_20_Text">data/structure/timestep_info/00043/num_node</text:p>
      <text:p text:style-name="Preformatted_20_Text">data/structure/timestep_info/00043/num_node_elem</text:p>
      <text:p text:style-name="Preformatted_20_Text">data/structure/timestep_info/00043/pos</text:p>
      <text:p text:style-name="Preformatted_20_Text">data/structure/timestep_info/00043/pos_ddot</text:p>
      <text:p text:style-name="Preformatted_20_Text">data/structure/timestep_info/00043/pos_dot</text:p>
      <text:p text:style-name="Preformatted_20_Text">data/structure/timestep_info/00043/postproc_cell/_read_as</text:p>
      <text:p text:style-name="Preformatted_20_Text">data/structure/timestep_info/00043/postproc_cell/coords_a</text:p>
      <text:p text:style-name="Preformatted_20_Text">data/structure/timestep_info/00043/postproc_cell/loads</text:p>
      <text:p text:style-name="Preformatted_20_Text">data/structure/timestep_info/00043/postproc_cell/strain</text:p>
      <text:p text:style-name="Preformatted_20_Text">data/structure/timestep_info/00043/postproc_node/_read_as</text:p>
      <text:p text:style-name="Preformatted_20_Text">data/structure/timestep_info/00043/postproc_node/aero_steady_forces</text:p>
      <text:p text:style-name="Preformatted_20_Text">data/structure/timestep_info/00043/postproc_node/aero_unsteady_forces</text:p>
      <text:p text:style-name="Preformatted_20_Text">data/structure/timestep_info/00043/psi</text:p>
      <text:p text:style-name="Preformatted_20_Text">data/structure/timestep_info/00043/psi_ddot</text:p>
      <text:p text:style-name="Preformatted_20_Text">data/structure/timestep_info/00043/psi_dot</text:p>
      <text:p text:style-name="Preformatted_20_Text">data/structure/timestep_info/00043/psi_dot_local</text:p>
      <text:p text:style-name="Preformatted_20_Text">data/structure/timestep_info/00043/psi_local</text:p>
      <text:p text:style-name="Preformatted_20_Text">data/structure/timestep_info/00043/q</text:p>
      <text:p text:style-name="Preformatted_20_Text">data/structure/timestep_info/00043/quat</text:p>
      <text:p text:style-name="Preformatted_20_Text">data/structure/timestep_info/00043/runtime_steady_forces</text:p>
      <text:p text:style-name="Preformatted_20_Text">data/structure/timestep_info/00043/runtime_unsteady_forces</text:p>
      <text:p text:style-name="Preformatted_20_Text">data/structure/timestep_info/00043/steady_applied_forces</text:p>
      <text:p text:style-name="Preformatted_20_Text">data/structure/timestep_info/00043/total_forces</text:p>
      <text:p text:style-name="Preformatted_20_Text">data/structure/timestep_info/00043/total_gravity_forces</text:p>
      <text:p text:style-name="Preformatted_20_Text">data/structure/timestep_info/00043/unsteady_applied_forces</text:p>
      <text:p text:style-name="Preformatted_20_Text">data/structure/timestep_info/00044/_read_as</text:p>
      <text:p text:style-name="Preformatted_20_Text">data/structure/timestep_info/00044/dqddt</text:p>
      <text:p text:style-name="Preformatted_20_Text">data/structure/timestep_info/00044/dqdt</text:p>
      <text:p text:style-name="Preformatted_20_Text">data/structure/timestep_info/00044/for_acc</text:p>
      <text:p text:style-name="Preformatted_20_Text">data/structure/timestep_info/00044/for_pos</text:p>
      <text:p text:style-name="Preformatted_20_Text">data/structure/timestep_info/00044/for_vel</text:p>
      <text:p text:style-name="Preformatted_20_Text">data/structure/timestep_info/00044/forces_constraints_FoR</text:p>
      <text:p text:style-name="Preformatted_20_Text">data/structure/timestep_info/00044/forces_constraints_nodes</text:p>
      <text:p text:style-name="Preformatted_20_Text">data/structure/timestep_info/00044/gravity_forces</text:p>
      <text:p text:style-name="Preformatted_20_Text">data/structure/timestep_info/00044/in_global_AFoR</text:p>
      <text:p text:style-name="Preformatted_20_Text">data/structure/timestep_info/00044/mb_FoR_acc</text:p>
      <text:p text:style-name="Preformatted_20_Text">data/structure/timestep_info/00044/mb_FoR_pos</text:p>
      <text:p text:style-name="Preformatted_20_Text">data/structure/timestep_info/00044/mb_FoR_vel</text:p>
      <text:p text:style-name="Preformatted_20_Text">data/structure/timestep_info/00044/mb_dict</text:p>
      <text:p text:style-name="Preformatted_20_Text">data/structure/timestep_info/00044/mb_dquatdt</text:p>
      <text:p text:style-name="Preformatted_20_Text">data/structure/timestep_info/00044/mb_quat</text:p>
      <text:p text:style-name="Preformatted_20_Text">data/structure/timestep_info/00044/num_elem</text:p>
      <text:p text:style-name="Preformatted_20_Text">data/structure/timestep_info/00044/num_node</text:p>
      <text:p text:style-name="Preformatted_20_Text">data/structure/timestep_info/00044/num_node_elem</text:p>
      <text:p text:style-name="Preformatted_20_Text"><text:soft-page-break/>data/structure/timestep_info/00044/pos</text:p>
      <text:p text:style-name="Preformatted_20_Text">data/structure/timestep_info/00044/pos_ddot</text:p>
      <text:p text:style-name="Preformatted_20_Text">data/structure/timestep_info/00044/pos_dot</text:p>
      <text:p text:style-name="Preformatted_20_Text">data/structure/timestep_info/00044/postproc_cell/_read_as</text:p>
      <text:p text:style-name="Preformatted_20_Text">data/structure/timestep_info/00044/postproc_cell/coords_a</text:p>
      <text:p text:style-name="Preformatted_20_Text">data/structure/timestep_info/00044/postproc_cell/loads</text:p>
      <text:p text:style-name="Preformatted_20_Text">data/structure/timestep_info/00044/postproc_cell/strain</text:p>
      <text:p text:style-name="Preformatted_20_Text">data/structure/timestep_info/00044/postproc_node/_read_as</text:p>
      <text:p text:style-name="Preformatted_20_Text">data/structure/timestep_info/00044/postproc_node/aero_steady_forces</text:p>
      <text:p text:style-name="Preformatted_20_Text">data/structure/timestep_info/00044/postproc_node/aero_unsteady_forces</text:p>
      <text:p text:style-name="Preformatted_20_Text">data/structure/timestep_info/00044/psi</text:p>
      <text:p text:style-name="Preformatted_20_Text">data/structure/timestep_info/00044/psi_ddot</text:p>
      <text:p text:style-name="Preformatted_20_Text">data/structure/timestep_info/00044/psi_dot</text:p>
      <text:p text:style-name="Preformatted_20_Text">data/structure/timestep_info/00044/psi_dot_local</text:p>
      <text:p text:style-name="Preformatted_20_Text">data/structure/timestep_info/00044/psi_local</text:p>
      <text:p text:style-name="Preformatted_20_Text">data/structure/timestep_info/00044/q</text:p>
      <text:p text:style-name="Preformatted_20_Text">data/structure/timestep_info/00044/quat</text:p>
      <text:p text:style-name="Preformatted_20_Text">data/structure/timestep_info/00044/runtime_steady_forces</text:p>
      <text:p text:style-name="Preformatted_20_Text">data/structure/timestep_info/00044/runtime_unsteady_forces</text:p>
      <text:p text:style-name="Preformatted_20_Text">data/structure/timestep_info/00044/steady_applied_forces</text:p>
      <text:p text:style-name="Preformatted_20_Text">data/structure/timestep_info/00044/total_forces</text:p>
      <text:p text:style-name="Preformatted_20_Text">data/structure/timestep_info/00044/total_gravity_forces</text:p>
      <text:p text:style-name="Preformatted_20_Text">data/structure/timestep_info/00044/unsteady_applied_forces</text:p>
      <text:p text:style-name="Preformatted_20_Text">data/structure/timestep_info/00045/_read_as</text:p>
      <text:p text:style-name="Preformatted_20_Text">data/structure/timestep_info/00045/dqddt</text:p>
      <text:p text:style-name="Preformatted_20_Text">data/structure/timestep_info/00045/dqdt</text:p>
      <text:p text:style-name="Preformatted_20_Text">data/structure/timestep_info/00045/for_acc</text:p>
      <text:p text:style-name="Preformatted_20_Text">data/structure/timestep_info/00045/for_pos</text:p>
      <text:p text:style-name="Preformatted_20_Text">data/structure/timestep_info/00045/for_vel</text:p>
      <text:p text:style-name="Preformatted_20_Text">data/structure/timestep_info/00045/forces_constraints_FoR</text:p>
      <text:p text:style-name="Preformatted_20_Text">data/structure/timestep_info/00045/forces_constraints_nodes</text:p>
      <text:p text:style-name="Preformatted_20_Text">data/structure/timestep_info/00045/gravity_forces</text:p>
      <text:p text:style-name="Preformatted_20_Text">data/structure/timestep_info/00045/in_global_AFoR</text:p>
      <text:p text:style-name="Preformatted_20_Text">data/structure/timestep_info/00045/mb_FoR_acc</text:p>
      <text:p text:style-name="Preformatted_20_Text">data/structure/timestep_info/00045/mb_FoR_pos</text:p>
      <text:p text:style-name="Preformatted_20_Text">data/structure/timestep_info/00045/mb_FoR_vel</text:p>
      <text:p text:style-name="Preformatted_20_Text">data/structure/timestep_info/00045/mb_dict</text:p>
      <text:p text:style-name="Preformatted_20_Text">data/structure/timestep_info/00045/mb_dquatdt</text:p>
      <text:p text:style-name="Preformatted_20_Text">data/structure/timestep_info/00045/mb_quat</text:p>
      <text:p text:style-name="Preformatted_20_Text">data/structure/timestep_info/00045/num_elem</text:p>
      <text:p text:style-name="Preformatted_20_Text">data/structure/timestep_info/00045/num_node</text:p>
      <text:p text:style-name="Preformatted_20_Text">data/structure/timestep_info/00045/num_node_elem</text:p>
      <text:p text:style-name="Preformatted_20_Text">data/structure/timestep_info/00045/pos</text:p>
      <text:p text:style-name="Preformatted_20_Text">data/structure/timestep_info/00045/pos_ddot</text:p>
      <text:p text:style-name="Preformatted_20_Text">data/structure/timestep_info/00045/pos_dot</text:p>
      <text:p text:style-name="Preformatted_20_Text">data/structure/timestep_info/00045/postproc_cell/_read_as</text:p>
      <text:p text:style-name="Preformatted_20_Text">data/structure/timestep_info/00045/postproc_cell/coords_a</text:p>
      <text:p text:style-name="Preformatted_20_Text">data/structure/timestep_info/00045/postproc_cell/loads</text:p>
      <text:p text:style-name="Preformatted_20_Text">data/structure/timestep_info/00045/postproc_cell/strain</text:p>
      <text:p text:style-name="Preformatted_20_Text">data/structure/timestep_info/00045/postproc_node/_read_as</text:p>
      <text:p text:style-name="Preformatted_20_Text">data/structure/timestep_info/00045/postproc_node/aero_steady_forces</text:p>
      <text:p text:style-name="Preformatted_20_Text">data/structure/timestep_info/00045/postproc_node/aero_unsteady_forces</text:p>
      <text:p text:style-name="Preformatted_20_Text">data/structure/timestep_info/00045/psi</text:p>
      <text:p text:style-name="Preformatted_20_Text">data/structure/timestep_info/00045/psi_ddot</text:p>
      <text:p text:style-name="Preformatted_20_Text">data/structure/timestep_info/00045/psi_dot</text:p>
      <text:p text:style-name="Preformatted_20_Text">data/structure/timestep_info/00045/psi_dot_local</text:p>
      <text:p text:style-name="Preformatted_20_Text">data/structure/timestep_info/00045/psi_local</text:p>
      <text:p text:style-name="Preformatted_20_Text">data/structure/timestep_info/00045/q</text:p>
      <text:p text:style-name="Preformatted_20_Text">data/structure/timestep_info/00045/quat</text:p>
      <text:p text:style-name="Preformatted_20_Text">data/structure/timestep_info/00045/runtime_steady_forces</text:p>
      <text:p text:style-name="Preformatted_20_Text">data/structure/timestep_info/00045/runtime_unsteady_forces</text:p>
      <text:p text:style-name="Preformatted_20_Text">data/structure/timestep_info/00045/steady_applied_forces</text:p>
      <text:p text:style-name="Preformatted_20_Text">data/structure/timestep_info/00045/total_forces</text:p>
      <text:p text:style-name="Preformatted_20_Text">data/structure/timestep_info/00045/total_gravity_forces</text:p>
      <text:p text:style-name="Preformatted_20_Text"><text:soft-page-break/>data/structure/timestep_info/00045/unsteady_applied_forces</text:p>
      <text:p text:style-name="Preformatted_20_Text">data/structure/timestep_info/00046/_read_as</text:p>
      <text:p text:style-name="Preformatted_20_Text">data/structure/timestep_info/00046/dqddt</text:p>
      <text:p text:style-name="Preformatted_20_Text">data/structure/timestep_info/00046/dqdt</text:p>
      <text:p text:style-name="Preformatted_20_Text">data/structure/timestep_info/00046/for_acc</text:p>
      <text:p text:style-name="Preformatted_20_Text">data/structure/timestep_info/00046/for_pos</text:p>
      <text:p text:style-name="Preformatted_20_Text">data/structure/timestep_info/00046/for_vel</text:p>
      <text:p text:style-name="Preformatted_20_Text">data/structure/timestep_info/00046/forces_constraints_FoR</text:p>
      <text:p text:style-name="Preformatted_20_Text">data/structure/timestep_info/00046/forces_constraints_nodes</text:p>
      <text:p text:style-name="Preformatted_20_Text">data/structure/timestep_info/00046/gravity_forces</text:p>
      <text:p text:style-name="Preformatted_20_Text">data/structure/timestep_info/00046/in_global_AFoR</text:p>
      <text:p text:style-name="Preformatted_20_Text">data/structure/timestep_info/00046/mb_FoR_acc</text:p>
      <text:p text:style-name="Preformatted_20_Text">data/structure/timestep_info/00046/mb_FoR_pos</text:p>
      <text:p text:style-name="Preformatted_20_Text">data/structure/timestep_info/00046/mb_FoR_vel</text:p>
      <text:p text:style-name="Preformatted_20_Text">data/structure/timestep_info/00046/mb_dict</text:p>
      <text:p text:style-name="Preformatted_20_Text">data/structure/timestep_info/00046/mb_dquatdt</text:p>
      <text:p text:style-name="Preformatted_20_Text">data/structure/timestep_info/00046/mb_quat</text:p>
      <text:p text:style-name="Preformatted_20_Text">data/structure/timestep_info/00046/num_elem</text:p>
      <text:p text:style-name="Preformatted_20_Text">data/structure/timestep_info/00046/num_node</text:p>
      <text:p text:style-name="Preformatted_20_Text">data/structure/timestep_info/00046/num_node_elem</text:p>
      <text:p text:style-name="Preformatted_20_Text">data/structure/timestep_info/00046/pos</text:p>
      <text:p text:style-name="Preformatted_20_Text">data/structure/timestep_info/00046/pos_ddot</text:p>
      <text:p text:style-name="Preformatted_20_Text">data/structure/timestep_info/00046/pos_dot</text:p>
      <text:p text:style-name="Preformatted_20_Text">data/structure/timestep_info/00046/postproc_cell/_read_as</text:p>
      <text:p text:style-name="Preformatted_20_Text">data/structure/timestep_info/00046/postproc_cell/coords_a</text:p>
      <text:p text:style-name="Preformatted_20_Text">data/structure/timestep_info/00046/postproc_cell/loads</text:p>
      <text:p text:style-name="Preformatted_20_Text">data/structure/timestep_info/00046/postproc_cell/strain</text:p>
      <text:p text:style-name="Preformatted_20_Text">data/structure/timestep_info/00046/postproc_node/_read_as</text:p>
      <text:p text:style-name="Preformatted_20_Text">data/structure/timestep_info/00046/postproc_node/aero_steady_forces</text:p>
      <text:p text:style-name="Preformatted_20_Text">data/structure/timestep_info/00046/postproc_node/aero_unsteady_forces</text:p>
      <text:p text:style-name="Preformatted_20_Text">data/structure/timestep_info/00046/psi</text:p>
      <text:p text:style-name="Preformatted_20_Text">data/structure/timestep_info/00046/psi_ddot</text:p>
      <text:p text:style-name="Preformatted_20_Text">data/structure/timestep_info/00046/psi_dot</text:p>
      <text:p text:style-name="Preformatted_20_Text">data/structure/timestep_info/00046/psi_dot_local</text:p>
      <text:p text:style-name="Preformatted_20_Text">data/structure/timestep_info/00046/psi_local</text:p>
      <text:p text:style-name="Preformatted_20_Text">data/structure/timestep_info/00046/q</text:p>
      <text:p text:style-name="Preformatted_20_Text">data/structure/timestep_info/00046/quat</text:p>
      <text:p text:style-name="Preformatted_20_Text">data/structure/timestep_info/00046/runtime_steady_forces</text:p>
      <text:p text:style-name="Preformatted_20_Text">data/structure/timestep_info/00046/runtime_unsteady_forces</text:p>
      <text:p text:style-name="Preformatted_20_Text">data/structure/timestep_info/00046/steady_applied_forces</text:p>
      <text:p text:style-name="Preformatted_20_Text">data/structure/timestep_info/00046/total_forces</text:p>
      <text:p text:style-name="Preformatted_20_Text">data/structure/timestep_info/00046/total_gravity_forces</text:p>
      <text:p text:style-name="Preformatted_20_Text">data/structure/timestep_info/00046/unsteady_applied_forces</text:p>
      <text:p text:style-name="Preformatted_20_Text">data/structure/timestep_info/00047/_read_as</text:p>
      <text:p text:style-name="Preformatted_20_Text">data/structure/timestep_info/00047/dqddt</text:p>
      <text:p text:style-name="Preformatted_20_Text">data/structure/timestep_info/00047/dqdt</text:p>
      <text:p text:style-name="Preformatted_20_Text">data/structure/timestep_info/00047/for_acc</text:p>
      <text:p text:style-name="Preformatted_20_Text">data/structure/timestep_info/00047/for_pos</text:p>
      <text:p text:style-name="Preformatted_20_Text">data/structure/timestep_info/00047/for_vel</text:p>
      <text:p text:style-name="Preformatted_20_Text">data/structure/timestep_info/00047/forces_constraints_FoR</text:p>
      <text:p text:style-name="Preformatted_20_Text">data/structure/timestep_info/00047/forces_constraints_nodes</text:p>
      <text:p text:style-name="Preformatted_20_Text">data/structure/timestep_info/00047/gravity_forces</text:p>
      <text:p text:style-name="Preformatted_20_Text">data/structure/timestep_info/00047/in_global_AFoR</text:p>
      <text:p text:style-name="Preformatted_20_Text">data/structure/timestep_info/00047/mb_FoR_acc</text:p>
      <text:p text:style-name="Preformatted_20_Text">data/structure/timestep_info/00047/mb_FoR_pos</text:p>
      <text:p text:style-name="Preformatted_20_Text">data/structure/timestep_info/00047/mb_FoR_vel</text:p>
      <text:p text:style-name="Preformatted_20_Text">data/structure/timestep_info/00047/mb_dict</text:p>
      <text:p text:style-name="Preformatted_20_Text">data/structure/timestep_info/00047/mb_dquatdt</text:p>
      <text:p text:style-name="Preformatted_20_Text">data/structure/timestep_info/00047/mb_quat</text:p>
      <text:p text:style-name="Preformatted_20_Text">data/structure/timestep_info/00047/num_elem</text:p>
      <text:p text:style-name="Preformatted_20_Text">data/structure/timestep_info/00047/num_node</text:p>
      <text:p text:style-name="Preformatted_20_Text">data/structure/timestep_info/00047/num_node_elem</text:p>
      <text:p text:style-name="Preformatted_20_Text">data/structure/timestep_info/00047/pos</text:p>
      <text:p text:style-name="Preformatted_20_Text">data/structure/timestep_info/00047/pos_ddot</text:p>
      <text:p text:style-name="Preformatted_20_Text"><text:soft-page-break/>data/structure/timestep_info/00047/pos_dot</text:p>
      <text:p text:style-name="Preformatted_20_Text">data/structure/timestep_info/00047/postproc_cell/_read_as</text:p>
      <text:p text:style-name="Preformatted_20_Text">data/structure/timestep_info/00047/postproc_cell/coords_a</text:p>
      <text:p text:style-name="Preformatted_20_Text">data/structure/timestep_info/00047/postproc_cell/loads</text:p>
      <text:p text:style-name="Preformatted_20_Text">data/structure/timestep_info/00047/postproc_cell/strain</text:p>
      <text:p text:style-name="Preformatted_20_Text">data/structure/timestep_info/00047/postproc_node/_read_as</text:p>
      <text:p text:style-name="Preformatted_20_Text">data/structure/timestep_info/00047/postproc_node/aero_steady_forces</text:p>
      <text:p text:style-name="Preformatted_20_Text">data/structure/timestep_info/00047/postproc_node/aero_unsteady_forces</text:p>
      <text:p text:style-name="Preformatted_20_Text">data/structure/timestep_info/00047/psi</text:p>
      <text:p text:style-name="Preformatted_20_Text">data/structure/timestep_info/00047/psi_ddot</text:p>
      <text:p text:style-name="Preformatted_20_Text">data/structure/timestep_info/00047/psi_dot</text:p>
      <text:p text:style-name="Preformatted_20_Text">data/structure/timestep_info/00047/psi_dot_local</text:p>
      <text:p text:style-name="Preformatted_20_Text">data/structure/timestep_info/00047/psi_local</text:p>
      <text:p text:style-name="Preformatted_20_Text">data/structure/timestep_info/00047/q</text:p>
      <text:p text:style-name="Preformatted_20_Text">data/structure/timestep_info/00047/quat</text:p>
      <text:p text:style-name="Preformatted_20_Text">data/structure/timestep_info/00047/runtime_steady_forces</text:p>
      <text:p text:style-name="Preformatted_20_Text">data/structure/timestep_info/00047/runtime_unsteady_forces</text:p>
      <text:p text:style-name="Preformatted_20_Text">data/structure/timestep_info/00047/steady_applied_forces</text:p>
      <text:p text:style-name="Preformatted_20_Text">data/structure/timestep_info/00047/total_forces</text:p>
      <text:p text:style-name="Preformatted_20_Text">data/structure/timestep_info/00047/total_gravity_forces</text:p>
      <text:p text:style-name="Preformatted_20_Text">data/structure/timestep_info/00047/unsteady_applied_forces</text:p>
      <text:p text:style-name="Preformatted_20_Text">data/structure/timestep_info/00048/_read_as</text:p>
      <text:p text:style-name="Preformatted_20_Text">data/structure/timestep_info/00048/dqddt</text:p>
      <text:p text:style-name="Preformatted_20_Text">data/structure/timestep_info/00048/dqdt</text:p>
      <text:p text:style-name="Preformatted_20_Text">data/structure/timestep_info/00048/for_acc</text:p>
      <text:p text:style-name="Preformatted_20_Text">data/structure/timestep_info/00048/for_pos</text:p>
      <text:p text:style-name="Preformatted_20_Text">data/structure/timestep_info/00048/for_vel</text:p>
      <text:p text:style-name="Preformatted_20_Text">data/structure/timestep_info/00048/forces_constraints_FoR</text:p>
      <text:p text:style-name="Preformatted_20_Text">data/structure/timestep_info/00048/forces_constraints_nodes</text:p>
      <text:p text:style-name="Preformatted_20_Text">data/structure/timestep_info/00048/gravity_forces</text:p>
      <text:p text:style-name="Preformatted_20_Text">data/structure/timestep_info/00048/in_global_AFoR</text:p>
      <text:p text:style-name="Preformatted_20_Text">data/structure/timestep_info/00048/mb_FoR_acc</text:p>
      <text:p text:style-name="Preformatted_20_Text">data/structure/timestep_info/00048/mb_FoR_pos</text:p>
      <text:p text:style-name="Preformatted_20_Text">data/structure/timestep_info/00048/mb_FoR_vel</text:p>
      <text:p text:style-name="Preformatted_20_Text">data/structure/timestep_info/00048/mb_dict</text:p>
      <text:p text:style-name="Preformatted_20_Text">data/structure/timestep_info/00048/mb_dquatdt</text:p>
      <text:p text:style-name="Preformatted_20_Text">data/structure/timestep_info/00048/mb_quat</text:p>
      <text:p text:style-name="Preformatted_20_Text">data/structure/timestep_info/00048/num_elem</text:p>
      <text:p text:style-name="Preformatted_20_Text">data/structure/timestep_info/00048/num_node</text:p>
      <text:p text:style-name="Preformatted_20_Text">data/structure/timestep_info/00048/num_node_elem</text:p>
      <text:p text:style-name="Preformatted_20_Text">data/structure/timestep_info/00048/pos</text:p>
      <text:p text:style-name="Preformatted_20_Text">data/structure/timestep_info/00048/pos_ddot</text:p>
      <text:p text:style-name="Preformatted_20_Text">data/structure/timestep_info/00048/pos_dot</text:p>
      <text:p text:style-name="Preformatted_20_Text">data/structure/timestep_info/00048/postproc_cell/_read_as</text:p>
      <text:p text:style-name="Preformatted_20_Text">data/structure/timestep_info/00048/postproc_cell/coords_a</text:p>
      <text:p text:style-name="Preformatted_20_Text">data/structure/timestep_info/00048/postproc_cell/loads</text:p>
      <text:p text:style-name="Preformatted_20_Text">data/structure/timestep_info/00048/postproc_cell/strain</text:p>
      <text:p text:style-name="Preformatted_20_Text">data/structure/timestep_info/00048/postproc_node/_read_as</text:p>
      <text:p text:style-name="Preformatted_20_Text">data/structure/timestep_info/00048/postproc_node/aero_steady_forces</text:p>
      <text:p text:style-name="Preformatted_20_Text">data/structure/timestep_info/00048/postproc_node/aero_unsteady_forces</text:p>
      <text:p text:style-name="Preformatted_20_Text">data/structure/timestep_info/00048/psi</text:p>
      <text:p text:style-name="Preformatted_20_Text">data/structure/timestep_info/00048/psi_ddot</text:p>
      <text:p text:style-name="Preformatted_20_Text">data/structure/timestep_info/00048/psi_dot</text:p>
      <text:p text:style-name="Preformatted_20_Text">data/structure/timestep_info/00048/psi_dot_local</text:p>
      <text:p text:style-name="Preformatted_20_Text">data/structure/timestep_info/00048/psi_local</text:p>
      <text:p text:style-name="Preformatted_20_Text">data/structure/timestep_info/00048/q</text:p>
      <text:p text:style-name="Preformatted_20_Text">data/structure/timestep_info/00048/quat</text:p>
      <text:p text:style-name="Preformatted_20_Text">data/structure/timestep_info/00048/runtime_steady_forces</text:p>
      <text:p text:style-name="Preformatted_20_Text">data/structure/timestep_info/00048/runtime_unsteady_forces</text:p>
      <text:p text:style-name="Preformatted_20_Text">data/structure/timestep_info/00048/steady_applied_forces</text:p>
      <text:p text:style-name="Preformatted_20_Text">data/structure/timestep_info/00048/total_forces</text:p>
      <text:p text:style-name="Preformatted_20_Text">data/structure/timestep_info/00048/total_gravity_forces</text:p>
      <text:p text:style-name="Preformatted_20_Text">data/structure/timestep_info/00048/unsteady_applied_forces</text:p>
      <text:p text:style-name="Preformatted_20_Text">data/structure/timestep_info/00049/_read_as</text:p>
      <text:p text:style-name="Preformatted_20_Text"><text:soft-page-break/>data/structure/timestep_info/00049/dqddt</text:p>
      <text:p text:style-name="Preformatted_20_Text">data/structure/timestep_info/00049/dqdt</text:p>
      <text:p text:style-name="Preformatted_20_Text">data/structure/timestep_info/00049/for_acc</text:p>
      <text:p text:style-name="Preformatted_20_Text">data/structure/timestep_info/00049/for_pos</text:p>
      <text:p text:style-name="Preformatted_20_Text">data/structure/timestep_info/00049/for_vel</text:p>
      <text:p text:style-name="Preformatted_20_Text">data/structure/timestep_info/00049/forces_constraints_FoR</text:p>
      <text:p text:style-name="Preformatted_20_Text">data/structure/timestep_info/00049/forces_constraints_nodes</text:p>
      <text:p text:style-name="Preformatted_20_Text">data/structure/timestep_info/00049/gravity_forces</text:p>
      <text:p text:style-name="Preformatted_20_Text">data/structure/timestep_info/00049/in_global_AFoR</text:p>
      <text:p text:style-name="Preformatted_20_Text">data/structure/timestep_info/00049/mb_FoR_acc</text:p>
      <text:p text:style-name="Preformatted_20_Text">data/structure/timestep_info/00049/mb_FoR_pos</text:p>
      <text:p text:style-name="Preformatted_20_Text">data/structure/timestep_info/00049/mb_FoR_vel</text:p>
      <text:p text:style-name="Preformatted_20_Text">data/structure/timestep_info/00049/mb_dict</text:p>
      <text:p text:style-name="Preformatted_20_Text">data/structure/timestep_info/00049/mb_dquatdt</text:p>
      <text:p text:style-name="Preformatted_20_Text">data/structure/timestep_info/00049/mb_quat</text:p>
      <text:p text:style-name="Preformatted_20_Text">data/structure/timestep_info/00049/num_elem</text:p>
      <text:p text:style-name="Preformatted_20_Text">data/structure/timestep_info/00049/num_node</text:p>
      <text:p text:style-name="Preformatted_20_Text">data/structure/timestep_info/00049/num_node_elem</text:p>
      <text:p text:style-name="Preformatted_20_Text">data/structure/timestep_info/00049/pos</text:p>
      <text:p text:style-name="Preformatted_20_Text">data/structure/timestep_info/00049/pos_ddot</text:p>
      <text:p text:style-name="Preformatted_20_Text">data/structure/timestep_info/00049/pos_dot</text:p>
      <text:p text:style-name="Preformatted_20_Text">data/structure/timestep_info/00049/postproc_cell/_read_as</text:p>
      <text:p text:style-name="Preformatted_20_Text">data/structure/timestep_info/00049/postproc_cell/coords_a</text:p>
      <text:p text:style-name="Preformatted_20_Text">data/structure/timestep_info/00049/postproc_cell/loads</text:p>
      <text:p text:style-name="Preformatted_20_Text">data/structure/timestep_info/00049/postproc_cell/strain</text:p>
      <text:p text:style-name="Preformatted_20_Text">data/structure/timestep_info/00049/postproc_node/_read_as</text:p>
      <text:p text:style-name="Preformatted_20_Text">data/structure/timestep_info/00049/postproc_node/aero_steady_forces</text:p>
      <text:p text:style-name="Preformatted_20_Text">data/structure/timestep_info/00049/postproc_node/aero_unsteady_forces</text:p>
      <text:p text:style-name="Preformatted_20_Text">data/structure/timestep_info/00049/psi</text:p>
      <text:p text:style-name="Preformatted_20_Text">data/structure/timestep_info/00049/psi_ddot</text:p>
      <text:p text:style-name="Preformatted_20_Text">data/structure/timestep_info/00049/psi_dot</text:p>
      <text:p text:style-name="Preformatted_20_Text">data/structure/timestep_info/00049/psi_dot_local</text:p>
      <text:p text:style-name="Preformatted_20_Text">data/structure/timestep_info/00049/psi_local</text:p>
      <text:p text:style-name="Preformatted_20_Text">data/structure/timestep_info/00049/q</text:p>
      <text:p text:style-name="Preformatted_20_Text">data/structure/timestep_info/00049/quat</text:p>
      <text:p text:style-name="Preformatted_20_Text">data/structure/timestep_info/00049/runtime_steady_forces</text:p>
      <text:p text:style-name="Preformatted_20_Text">data/structure/timestep_info/00049/runtime_unsteady_forces</text:p>
      <text:p text:style-name="Preformatted_20_Text">data/structure/timestep_info/00049/steady_applied_forces</text:p>
      <text:p text:style-name="Preformatted_20_Text">data/structure/timestep_info/00049/total_forces</text:p>
      <text:p text:style-name="Preformatted_20_Text">data/structure/timestep_info/00049/total_gravity_forces</text:p>
      <text:p text:style-name="Preformatted_20_Text">data/structure/timestep_info/00049/unsteady_applied_forces</text:p>
      <text:p text:style-name="Preformatted_20_Text">data/structure/timestep_info/00050/_read_as</text:p>
      <text:p text:style-name="Preformatted_20_Text">data/structure/timestep_info/00050/dqddt</text:p>
      <text:p text:style-name="Preformatted_20_Text">data/structure/timestep_info/00050/dqdt</text:p>
      <text:p text:style-name="Preformatted_20_Text">data/structure/timestep_info/00050/for_acc</text:p>
      <text:p text:style-name="Preformatted_20_Text">data/structure/timestep_info/00050/for_pos</text:p>
      <text:p text:style-name="Preformatted_20_Text">data/structure/timestep_info/00050/for_vel</text:p>
      <text:p text:style-name="Preformatted_20_Text">data/structure/timestep_info/00050/forces_constraints_FoR</text:p>
      <text:p text:style-name="Preformatted_20_Text">data/structure/timestep_info/00050/forces_constraints_nodes</text:p>
      <text:p text:style-name="Preformatted_20_Text">data/structure/timestep_info/00050/gravity_forces</text:p>
      <text:p text:style-name="Preformatted_20_Text">data/structure/timestep_info/00050/in_global_AFoR</text:p>
      <text:p text:style-name="Preformatted_20_Text">data/structure/timestep_info/00050/mb_FoR_acc</text:p>
      <text:p text:style-name="Preformatted_20_Text">data/structure/timestep_info/00050/mb_FoR_pos</text:p>
      <text:p text:style-name="Preformatted_20_Text">data/structure/timestep_info/00050/mb_FoR_vel</text:p>
      <text:p text:style-name="Preformatted_20_Text">data/structure/timestep_info/00050/mb_dict</text:p>
      <text:p text:style-name="Preformatted_20_Text">data/structure/timestep_info/00050/mb_dquatdt</text:p>
      <text:p text:style-name="Preformatted_20_Text">data/structure/timestep_info/00050/mb_quat</text:p>
      <text:p text:style-name="Preformatted_20_Text">data/structure/timestep_info/00050/num_elem</text:p>
      <text:p text:style-name="Preformatted_20_Text">data/structure/timestep_info/00050/num_node</text:p>
      <text:p text:style-name="Preformatted_20_Text">data/structure/timestep_info/00050/num_node_elem</text:p>
      <text:p text:style-name="Preformatted_20_Text">data/structure/timestep_info/00050/pos</text:p>
      <text:p text:style-name="Preformatted_20_Text">data/structure/timestep_info/00050/pos_ddot</text:p>
      <text:p text:style-name="Preformatted_20_Text">data/structure/timestep_info/00050/pos_dot</text:p>
      <text:p text:style-name="Preformatted_20_Text">data/structure/timestep_info/00050/postproc_cell/_read_as</text:p>
      <text:p text:style-name="Preformatted_20_Text"><text:soft-page-break/>data/structure/timestep_info/00050/postproc_cell/coords_a</text:p>
      <text:p text:style-name="Preformatted_20_Text">data/structure/timestep_info/00050/postproc_cell/loads</text:p>
      <text:p text:style-name="Preformatted_20_Text">data/structure/timestep_info/00050/postproc_cell/strain</text:p>
      <text:p text:style-name="Preformatted_20_Text">data/structure/timestep_info/00050/postproc_node/_read_as</text:p>
      <text:p text:style-name="Preformatted_20_Text">data/structure/timestep_info/00050/postproc_node/aero_steady_forces</text:p>
      <text:p text:style-name="Preformatted_20_Text">data/structure/timestep_info/00050/postproc_node/aero_unsteady_forces</text:p>
      <text:p text:style-name="Preformatted_20_Text">data/structure/timestep_info/00050/psi</text:p>
      <text:p text:style-name="Preformatted_20_Text">data/structure/timestep_info/00050/psi_ddot</text:p>
      <text:p text:style-name="Preformatted_20_Text">data/structure/timestep_info/00050/psi_dot</text:p>
      <text:p text:style-name="Preformatted_20_Text">data/structure/timestep_info/00050/psi_dot_local</text:p>
      <text:p text:style-name="Preformatted_20_Text">data/structure/timestep_info/00050/psi_local</text:p>
      <text:p text:style-name="Preformatted_20_Text">data/structure/timestep_info/00050/q</text:p>
      <text:p text:style-name="Preformatted_20_Text">data/structure/timestep_info/00050/quat</text:p>
      <text:p text:style-name="Preformatted_20_Text">data/structure/timestep_info/00050/runtime_steady_forces</text:p>
      <text:p text:style-name="Preformatted_20_Text">data/structure/timestep_info/00050/runtime_unsteady_forces</text:p>
      <text:p text:style-name="Preformatted_20_Text">data/structure/timestep_info/00050/steady_applied_forces</text:p>
      <text:p text:style-name="Preformatted_20_Text">data/structure/timestep_info/00050/total_forces</text:p>
      <text:p text:style-name="Preformatted_20_Text">data/structure/timestep_info/00050/total_gravity_forces</text:p>
      <text:p text:style-name="Preformatted_20_Text">data/structure/timestep_info/00050/unsteady_applied_forces</text:p>
      <text:p text:style-name="Preformatted_20_Text">data/structure/timestep_info/00051/_read_as</text:p>
      <text:p text:style-name="Preformatted_20_Text">data/structure/timestep_info/00051/dqddt</text:p>
      <text:p text:style-name="Preformatted_20_Text">data/structure/timestep_info/00051/dqdt</text:p>
      <text:p text:style-name="Preformatted_20_Text">data/structure/timestep_info/00051/for_acc</text:p>
      <text:p text:style-name="Preformatted_20_Text">data/structure/timestep_info/00051/for_pos</text:p>
      <text:p text:style-name="Preformatted_20_Text">data/structure/timestep_info/00051/for_vel</text:p>
      <text:p text:style-name="Preformatted_20_Text">data/structure/timestep_info/00051/forces_constraints_FoR</text:p>
      <text:p text:style-name="Preformatted_20_Text">data/structure/timestep_info/00051/forces_constraints_nodes</text:p>
      <text:p text:style-name="Preformatted_20_Text">data/structure/timestep_info/00051/gravity_forces</text:p>
      <text:p text:style-name="Preformatted_20_Text">data/structure/timestep_info/00051/in_global_AFoR</text:p>
      <text:p text:style-name="Preformatted_20_Text">data/structure/timestep_info/00051/mb_FoR_acc</text:p>
      <text:p text:style-name="Preformatted_20_Text">data/structure/timestep_info/00051/mb_FoR_pos</text:p>
      <text:p text:style-name="Preformatted_20_Text">data/structure/timestep_info/00051/mb_FoR_vel</text:p>
      <text:p text:style-name="Preformatted_20_Text">data/structure/timestep_info/00051/mb_dict</text:p>
      <text:p text:style-name="Preformatted_20_Text">data/structure/timestep_info/00051/mb_dquatdt</text:p>
      <text:p text:style-name="Preformatted_20_Text">data/structure/timestep_info/00051/mb_quat</text:p>
      <text:p text:style-name="Preformatted_20_Text">data/structure/timestep_info/00051/num_elem</text:p>
      <text:p text:style-name="Preformatted_20_Text">data/structure/timestep_info/00051/num_node</text:p>
      <text:p text:style-name="Preformatted_20_Text">data/structure/timestep_info/00051/num_node_elem</text:p>
      <text:p text:style-name="Preformatted_20_Text">data/structure/timestep_info/00051/pos</text:p>
      <text:p text:style-name="Preformatted_20_Text">data/structure/timestep_info/00051/pos_ddot</text:p>
      <text:p text:style-name="Preformatted_20_Text">data/structure/timestep_info/00051/pos_dot</text:p>
      <text:p text:style-name="Preformatted_20_Text">data/structure/timestep_info/00051/postproc_cell/_read_as</text:p>
      <text:p text:style-name="Preformatted_20_Text">data/structure/timestep_info/00051/postproc_cell/coords_a</text:p>
      <text:p text:style-name="Preformatted_20_Text">data/structure/timestep_info/00051/postproc_cell/loads</text:p>
      <text:p text:style-name="Preformatted_20_Text">data/structure/timestep_info/00051/postproc_cell/strain</text:p>
      <text:p text:style-name="Preformatted_20_Text">data/structure/timestep_info/00051/postproc_node/_read_as</text:p>
      <text:p text:style-name="Preformatted_20_Text">data/structure/timestep_info/00051/postproc_node/aero_steady_forces</text:p>
      <text:p text:style-name="Preformatted_20_Text">data/structure/timestep_info/00051/postproc_node/aero_unsteady_forces</text:p>
      <text:p text:style-name="Preformatted_20_Text">data/structure/timestep_info/00051/psi</text:p>
      <text:p text:style-name="Preformatted_20_Text">data/structure/timestep_info/00051/psi_ddot</text:p>
      <text:p text:style-name="Preformatted_20_Text">data/structure/timestep_info/00051/psi_dot</text:p>
      <text:p text:style-name="Preformatted_20_Text">data/structure/timestep_info/00051/psi_dot_local</text:p>
      <text:p text:style-name="Preformatted_20_Text">data/structure/timestep_info/00051/psi_local</text:p>
      <text:p text:style-name="Preformatted_20_Text">data/structure/timestep_info/00051/q</text:p>
      <text:p text:style-name="Preformatted_20_Text">data/structure/timestep_info/00051/quat</text:p>
      <text:p text:style-name="Preformatted_20_Text">data/structure/timestep_info/00051/runtime_steady_forces</text:p>
      <text:p text:style-name="Preformatted_20_Text">data/structure/timestep_info/00051/runtime_unsteady_forces</text:p>
      <text:p text:style-name="Preformatted_20_Text">data/structure/timestep_info/00051/steady_applied_forces</text:p>
      <text:p text:style-name="Preformatted_20_Text">data/structure/timestep_info/00051/total_forces</text:p>
      <text:p text:style-name="Preformatted_20_Text">data/structure/timestep_info/00051/total_gravity_forces</text:p>
      <text:p text:style-name="Preformatted_20_Text">data/structure/timestep_info/00051/unsteady_applied_forces</text:p>
      <text:p text:style-name="Preformatted_20_Text">data/structure/timestep_info/00052/_read_as</text:p>
      <text:p text:style-name="Preformatted_20_Text">data/structure/timestep_info/00052/dqddt</text:p>
      <text:p text:style-name="Preformatted_20_Text">data/structure/timestep_info/00052/dqdt</text:p>
      <text:p text:style-name="Preformatted_20_Text"><text:soft-page-break/>data/structure/timestep_info/00052/for_acc</text:p>
      <text:p text:style-name="Preformatted_20_Text">data/structure/timestep_info/00052/for_pos</text:p>
      <text:p text:style-name="Preformatted_20_Text">data/structure/timestep_info/00052/for_vel</text:p>
      <text:p text:style-name="Preformatted_20_Text">data/structure/timestep_info/00052/forces_constraints_FoR</text:p>
      <text:p text:style-name="Preformatted_20_Text">data/structure/timestep_info/00052/forces_constraints_nodes</text:p>
      <text:p text:style-name="Preformatted_20_Text">data/structure/timestep_info/00052/gravity_forces</text:p>
      <text:p text:style-name="Preformatted_20_Text">data/structure/timestep_info/00052/in_global_AFoR</text:p>
      <text:p text:style-name="Preformatted_20_Text">data/structure/timestep_info/00052/mb_FoR_acc</text:p>
      <text:p text:style-name="Preformatted_20_Text">data/structure/timestep_info/00052/mb_FoR_pos</text:p>
      <text:p text:style-name="Preformatted_20_Text">data/structure/timestep_info/00052/mb_FoR_vel</text:p>
      <text:p text:style-name="Preformatted_20_Text">data/structure/timestep_info/00052/mb_dict</text:p>
      <text:p text:style-name="Preformatted_20_Text">data/structure/timestep_info/00052/mb_dquatdt</text:p>
      <text:p text:style-name="Preformatted_20_Text">data/structure/timestep_info/00052/mb_quat</text:p>
      <text:p text:style-name="Preformatted_20_Text">data/structure/timestep_info/00052/num_elem</text:p>
      <text:p text:style-name="Preformatted_20_Text">data/structure/timestep_info/00052/num_node</text:p>
      <text:p text:style-name="Preformatted_20_Text">data/structure/timestep_info/00052/num_node_elem</text:p>
      <text:p text:style-name="Preformatted_20_Text">data/structure/timestep_info/00052/pos</text:p>
      <text:p text:style-name="Preformatted_20_Text">data/structure/timestep_info/00052/pos_ddot</text:p>
      <text:p text:style-name="Preformatted_20_Text">data/structure/timestep_info/00052/pos_dot</text:p>
      <text:p text:style-name="Preformatted_20_Text">data/structure/timestep_info/00052/postproc_cell/_read_as</text:p>
      <text:p text:style-name="Preformatted_20_Text">data/structure/timestep_info/00052/postproc_cell/coords_a</text:p>
      <text:p text:style-name="Preformatted_20_Text">data/structure/timestep_info/00052/postproc_cell/loads</text:p>
      <text:p text:style-name="Preformatted_20_Text">data/structure/timestep_info/00052/postproc_cell/strain</text:p>
      <text:p text:style-name="Preformatted_20_Text">data/structure/timestep_info/00052/postproc_node/_read_as</text:p>
      <text:p text:style-name="Preformatted_20_Text">data/structure/timestep_info/00052/postproc_node/aero_steady_forces</text:p>
      <text:p text:style-name="Preformatted_20_Text">data/structure/timestep_info/00052/postproc_node/aero_unsteady_forces</text:p>
      <text:p text:style-name="Preformatted_20_Text">data/structure/timestep_info/00052/psi</text:p>
      <text:p text:style-name="Preformatted_20_Text">data/structure/timestep_info/00052/psi_ddot</text:p>
      <text:p text:style-name="Preformatted_20_Text">data/structure/timestep_info/00052/psi_dot</text:p>
      <text:p text:style-name="Preformatted_20_Text">data/structure/timestep_info/00052/psi_dot_local</text:p>
      <text:p text:style-name="Preformatted_20_Text">data/structure/timestep_info/00052/psi_local</text:p>
      <text:p text:style-name="Preformatted_20_Text">data/structure/timestep_info/00052/q</text:p>
      <text:p text:style-name="Preformatted_20_Text">data/structure/timestep_info/00052/quat</text:p>
      <text:p text:style-name="Preformatted_20_Text">data/structure/timestep_info/00052/runtime_steady_forces</text:p>
      <text:p text:style-name="Preformatted_20_Text">data/structure/timestep_info/00052/runtime_unsteady_forces</text:p>
      <text:p text:style-name="Preformatted_20_Text">data/structure/timestep_info/00052/steady_applied_forces</text:p>
      <text:p text:style-name="Preformatted_20_Text">data/structure/timestep_info/00052/total_forces</text:p>
      <text:p text:style-name="Preformatted_20_Text">data/structure/timestep_info/00052/total_gravity_forces</text:p>
      <text:p text:style-name="Preformatted_20_Text">data/structure/timestep_info/00052/unsteady_applied_forces</text:p>
      <text:p text:style-name="Preformatted_20_Text">data/structure/timestep_info/00053/_read_as</text:p>
      <text:p text:style-name="Preformatted_20_Text">data/structure/timestep_info/00053/dqddt</text:p>
      <text:p text:style-name="Preformatted_20_Text">data/structure/timestep_info/00053/dqdt</text:p>
      <text:p text:style-name="Preformatted_20_Text">data/structure/timestep_info/00053/for_acc</text:p>
      <text:p text:style-name="Preformatted_20_Text">data/structure/timestep_info/00053/for_pos</text:p>
      <text:p text:style-name="Preformatted_20_Text">data/structure/timestep_info/00053/for_vel</text:p>
      <text:p text:style-name="Preformatted_20_Text">data/structure/timestep_info/00053/forces_constraints_FoR</text:p>
      <text:p text:style-name="Preformatted_20_Text">data/structure/timestep_info/00053/forces_constraints_nodes</text:p>
      <text:p text:style-name="Preformatted_20_Text">data/structure/timestep_info/00053/gravity_forces</text:p>
      <text:p text:style-name="Preformatted_20_Text">data/structure/timestep_info/00053/in_global_AFoR</text:p>
      <text:p text:style-name="Preformatted_20_Text">data/structure/timestep_info/00053/mb_FoR_acc</text:p>
      <text:p text:style-name="Preformatted_20_Text">data/structure/timestep_info/00053/mb_FoR_pos</text:p>
      <text:p text:style-name="Preformatted_20_Text">data/structure/timestep_info/00053/mb_FoR_vel</text:p>
      <text:p text:style-name="Preformatted_20_Text">data/structure/timestep_info/00053/mb_dict</text:p>
      <text:p text:style-name="Preformatted_20_Text">data/structure/timestep_info/00053/mb_dquatdt</text:p>
      <text:p text:style-name="Preformatted_20_Text">data/structure/timestep_info/00053/mb_quat</text:p>
      <text:p text:style-name="Preformatted_20_Text">data/structure/timestep_info/00053/num_elem</text:p>
      <text:p text:style-name="Preformatted_20_Text">data/structure/timestep_info/00053/num_node</text:p>
      <text:p text:style-name="Preformatted_20_Text">data/structure/timestep_info/00053/num_node_elem</text:p>
      <text:p text:style-name="Preformatted_20_Text">data/structure/timestep_info/00053/pos</text:p>
      <text:p text:style-name="Preformatted_20_Text">data/structure/timestep_info/00053/pos_ddot</text:p>
      <text:p text:style-name="Preformatted_20_Text">data/structure/timestep_info/00053/pos_dot</text:p>
      <text:p text:style-name="Preformatted_20_Text">data/structure/timestep_info/00053/postproc_cell/_read_as</text:p>
      <text:p text:style-name="Preformatted_20_Text">data/structure/timestep_info/00053/postproc_cell/coords_a</text:p>
      <text:p text:style-name="Preformatted_20_Text">data/structure/timestep_info/00053/postproc_cell/loads</text:p>
      <text:p text:style-name="Preformatted_20_Text"><text:soft-page-break/>data/structure/timestep_info/00053/postproc_cell/strain</text:p>
      <text:p text:style-name="Preformatted_20_Text">data/structure/timestep_info/00053/postproc_node/_read_as</text:p>
      <text:p text:style-name="Preformatted_20_Text">data/structure/timestep_info/00053/postproc_node/aero_steady_forces</text:p>
      <text:p text:style-name="Preformatted_20_Text">data/structure/timestep_info/00053/postproc_node/aero_unsteady_forces</text:p>
      <text:p text:style-name="Preformatted_20_Text">data/structure/timestep_info/00053/psi</text:p>
      <text:p text:style-name="Preformatted_20_Text">data/structure/timestep_info/00053/psi_ddot</text:p>
      <text:p text:style-name="Preformatted_20_Text">data/structure/timestep_info/00053/psi_dot</text:p>
      <text:p text:style-name="Preformatted_20_Text">data/structure/timestep_info/00053/psi_dot_local</text:p>
      <text:p text:style-name="Preformatted_20_Text">data/structure/timestep_info/00053/psi_local</text:p>
      <text:p text:style-name="Preformatted_20_Text">data/structure/timestep_info/00053/q</text:p>
      <text:p text:style-name="Preformatted_20_Text">data/structure/timestep_info/00053/quat</text:p>
      <text:p text:style-name="Preformatted_20_Text">data/structure/timestep_info/00053/runtime_steady_forces</text:p>
      <text:p text:style-name="Preformatted_20_Text">data/structure/timestep_info/00053/runtime_unsteady_forces</text:p>
      <text:p text:style-name="Preformatted_20_Text">data/structure/timestep_info/00053/steady_applied_forces</text:p>
      <text:p text:style-name="Preformatted_20_Text">data/structure/timestep_info/00053/total_forces</text:p>
      <text:p text:style-name="Preformatted_20_Text">data/structure/timestep_info/00053/total_gravity_forces</text:p>
      <text:p text:style-name="Preformatted_20_Text">data/structure/timestep_info/00053/unsteady_applied_forces</text:p>
      <text:p text:style-name="Preformatted_20_Text">data/structure/timestep_info/00054/_read_as</text:p>
      <text:p text:style-name="Preformatted_20_Text">data/structure/timestep_info/00054/dqddt</text:p>
      <text:p text:style-name="Preformatted_20_Text">data/structure/timestep_info/00054/dqdt</text:p>
      <text:p text:style-name="Preformatted_20_Text">data/structure/timestep_info/00054/for_acc</text:p>
      <text:p text:style-name="Preformatted_20_Text">data/structure/timestep_info/00054/for_pos</text:p>
      <text:p text:style-name="Preformatted_20_Text">data/structure/timestep_info/00054/for_vel</text:p>
      <text:p text:style-name="Preformatted_20_Text">data/structure/timestep_info/00054/forces_constraints_FoR</text:p>
      <text:p text:style-name="Preformatted_20_Text">data/structure/timestep_info/00054/forces_constraints_nodes</text:p>
      <text:p text:style-name="Preformatted_20_Text">data/structure/timestep_info/00054/gravity_forces</text:p>
      <text:p text:style-name="Preformatted_20_Text">data/structure/timestep_info/00054/in_global_AFoR</text:p>
      <text:p text:style-name="Preformatted_20_Text">data/structure/timestep_info/00054/mb_FoR_acc</text:p>
      <text:p text:style-name="Preformatted_20_Text">data/structure/timestep_info/00054/mb_FoR_pos</text:p>
      <text:p text:style-name="Preformatted_20_Text">data/structure/timestep_info/00054/mb_FoR_vel</text:p>
      <text:p text:style-name="Preformatted_20_Text">data/structure/timestep_info/00054/mb_dict</text:p>
      <text:p text:style-name="Preformatted_20_Text">data/structure/timestep_info/00054/mb_dquatdt</text:p>
      <text:p text:style-name="Preformatted_20_Text">data/structure/timestep_info/00054/mb_quat</text:p>
      <text:p text:style-name="Preformatted_20_Text">data/structure/timestep_info/00054/num_elem</text:p>
      <text:p text:style-name="Preformatted_20_Text">data/structure/timestep_info/00054/num_node</text:p>
      <text:p text:style-name="Preformatted_20_Text">data/structure/timestep_info/00054/num_node_elem</text:p>
      <text:p text:style-name="Preformatted_20_Text">data/structure/timestep_info/00054/pos</text:p>
      <text:p text:style-name="Preformatted_20_Text">data/structure/timestep_info/00054/pos_ddot</text:p>
      <text:p text:style-name="Preformatted_20_Text">data/structure/timestep_info/00054/pos_dot</text:p>
      <text:p text:style-name="Preformatted_20_Text">data/structure/timestep_info/00054/postproc_cell/_read_as</text:p>
      <text:p text:style-name="Preformatted_20_Text">data/structure/timestep_info/00054/postproc_cell/coords_a</text:p>
      <text:p text:style-name="Preformatted_20_Text">data/structure/timestep_info/00054/postproc_cell/loads</text:p>
      <text:p text:style-name="Preformatted_20_Text">data/structure/timestep_info/00054/postproc_cell/strain</text:p>
      <text:p text:style-name="Preformatted_20_Text">data/structure/timestep_info/00054/postproc_node/_read_as</text:p>
      <text:p text:style-name="Preformatted_20_Text">data/structure/timestep_info/00054/postproc_node/aero_steady_forces</text:p>
      <text:p text:style-name="Preformatted_20_Text">data/structure/timestep_info/00054/postproc_node/aero_unsteady_forces</text:p>
      <text:p text:style-name="Preformatted_20_Text">data/structure/timestep_info/00054/psi</text:p>
      <text:p text:style-name="Preformatted_20_Text">data/structure/timestep_info/00054/psi_ddot</text:p>
      <text:p text:style-name="Preformatted_20_Text">data/structure/timestep_info/00054/psi_dot</text:p>
      <text:p text:style-name="Preformatted_20_Text">data/structure/timestep_info/00054/psi_dot_local</text:p>
      <text:p text:style-name="Preformatted_20_Text">data/structure/timestep_info/00054/psi_local</text:p>
      <text:p text:style-name="Preformatted_20_Text">data/structure/timestep_info/00054/q</text:p>
      <text:p text:style-name="Preformatted_20_Text">data/structure/timestep_info/00054/quat</text:p>
      <text:p text:style-name="Preformatted_20_Text">data/structure/timestep_info/00054/runtime_steady_forces</text:p>
      <text:p text:style-name="Preformatted_20_Text">data/structure/timestep_info/00054/runtime_unsteady_forces</text:p>
      <text:p text:style-name="Preformatted_20_Text">data/structure/timestep_info/00054/steady_applied_forces</text:p>
      <text:p text:style-name="Preformatted_20_Text">data/structure/timestep_info/00054/total_forces</text:p>
      <text:p text:style-name="Preformatted_20_Text">data/structure/timestep_info/00054/total_gravity_forces</text:p>
      <text:p text:style-name="Preformatted_20_Text">data/structure/timestep_info/00054/unsteady_applied_forces</text:p>
      <text:p text:style-name="Preformatted_20_Text">data/structure/timestep_info/00055/_read_as</text:p>
      <text:p text:style-name="Preformatted_20_Text">data/structure/timestep_info/00055/dqddt</text:p>
      <text:p text:style-name="Preformatted_20_Text">data/structure/timestep_info/00055/dqdt</text:p>
      <text:p text:style-name="Preformatted_20_Text">data/structure/timestep_info/00055/for_acc</text:p>
      <text:p text:style-name="Preformatted_20_Text">data/structure/timestep_info/00055/for_pos</text:p>
      <text:p text:style-name="Preformatted_20_Text"><text:soft-page-break/>data/structure/timestep_info/00055/for_vel</text:p>
      <text:p text:style-name="Preformatted_20_Text">data/structure/timestep_info/00055/forces_constraints_FoR</text:p>
      <text:p text:style-name="Preformatted_20_Text">data/structure/timestep_info/00055/forces_constraints_nodes</text:p>
      <text:p text:style-name="Preformatted_20_Text">data/structure/timestep_info/00055/gravity_forces</text:p>
      <text:p text:style-name="Preformatted_20_Text">data/structure/timestep_info/00055/in_global_AFoR</text:p>
      <text:p text:style-name="Preformatted_20_Text">data/structure/timestep_info/00055/mb_FoR_acc</text:p>
      <text:p text:style-name="Preformatted_20_Text">data/structure/timestep_info/00055/mb_FoR_pos</text:p>
      <text:p text:style-name="Preformatted_20_Text">data/structure/timestep_info/00055/mb_FoR_vel</text:p>
      <text:p text:style-name="Preformatted_20_Text">data/structure/timestep_info/00055/mb_dict</text:p>
      <text:p text:style-name="Preformatted_20_Text">data/structure/timestep_info/00055/mb_dquatdt</text:p>
      <text:p text:style-name="Preformatted_20_Text">data/structure/timestep_info/00055/mb_quat</text:p>
      <text:p text:style-name="Preformatted_20_Text">data/structure/timestep_info/00055/num_elem</text:p>
      <text:p text:style-name="Preformatted_20_Text">data/structure/timestep_info/00055/num_node</text:p>
      <text:p text:style-name="Preformatted_20_Text">data/structure/timestep_info/00055/num_node_elem</text:p>
      <text:p text:style-name="Preformatted_20_Text">data/structure/timestep_info/00055/pos</text:p>
      <text:p text:style-name="Preformatted_20_Text">data/structure/timestep_info/00055/pos_ddot</text:p>
      <text:p text:style-name="Preformatted_20_Text">data/structure/timestep_info/00055/pos_dot</text:p>
      <text:p text:style-name="Preformatted_20_Text">data/structure/timestep_info/00055/postproc_cell/_read_as</text:p>
      <text:p text:style-name="Preformatted_20_Text">data/structure/timestep_info/00055/postproc_cell/coords_a</text:p>
      <text:p text:style-name="Preformatted_20_Text">data/structure/timestep_info/00055/postproc_cell/loads</text:p>
      <text:p text:style-name="Preformatted_20_Text">data/structure/timestep_info/00055/postproc_cell/strain</text:p>
      <text:p text:style-name="Preformatted_20_Text">data/structure/timestep_info/00055/postproc_node/_read_as</text:p>
      <text:p text:style-name="Preformatted_20_Text">data/structure/timestep_info/00055/postproc_node/aero_steady_forces</text:p>
      <text:p text:style-name="Preformatted_20_Text">data/structure/timestep_info/00055/postproc_node/aero_unsteady_forces</text:p>
      <text:p text:style-name="Preformatted_20_Text">data/structure/timestep_info/00055/psi</text:p>
      <text:p text:style-name="Preformatted_20_Text">data/structure/timestep_info/00055/psi_ddot</text:p>
      <text:p text:style-name="Preformatted_20_Text">data/structure/timestep_info/00055/psi_dot</text:p>
      <text:p text:style-name="Preformatted_20_Text">data/structure/timestep_info/00055/psi_dot_local</text:p>
      <text:p text:style-name="Preformatted_20_Text">data/structure/timestep_info/00055/psi_local</text:p>
      <text:p text:style-name="Preformatted_20_Text">data/structure/timestep_info/00055/q</text:p>
      <text:p text:style-name="Preformatted_20_Text">data/structure/timestep_info/00055/quat</text:p>
      <text:p text:style-name="Preformatted_20_Text">data/structure/timestep_info/00055/runtime_steady_forces</text:p>
      <text:p text:style-name="Preformatted_20_Text">data/structure/timestep_info/00055/runtime_unsteady_forces</text:p>
      <text:p text:style-name="Preformatted_20_Text">data/structure/timestep_info/00055/steady_applied_forces</text:p>
      <text:p text:style-name="Preformatted_20_Text">data/structure/timestep_info/00055/total_forces</text:p>
      <text:p text:style-name="Preformatted_20_Text">data/structure/timestep_info/00055/total_gravity_forces</text:p>
      <text:p text:style-name="Preformatted_20_Text">data/structure/timestep_info/00055/unsteady_applied_forces</text:p>
      <text:p text:style-name="Preformatted_20_Text">data/structure/timestep_info/00056/_read_as</text:p>
      <text:p text:style-name="Preformatted_20_Text">data/structure/timestep_info/00056/dqddt</text:p>
      <text:p text:style-name="Preformatted_20_Text">data/structure/timestep_info/00056/dqdt</text:p>
      <text:p text:style-name="Preformatted_20_Text">data/structure/timestep_info/00056/for_acc</text:p>
      <text:p text:style-name="Preformatted_20_Text">data/structure/timestep_info/00056/for_pos</text:p>
      <text:p text:style-name="Preformatted_20_Text">data/structure/timestep_info/00056/for_vel</text:p>
      <text:p text:style-name="Preformatted_20_Text">data/structure/timestep_info/00056/forces_constraints_FoR</text:p>
      <text:p text:style-name="Preformatted_20_Text">data/structure/timestep_info/00056/forces_constraints_nodes</text:p>
      <text:p text:style-name="Preformatted_20_Text">data/structure/timestep_info/00056/gravity_forces</text:p>
      <text:p text:style-name="Preformatted_20_Text">data/structure/timestep_info/00056/in_global_AFoR</text:p>
      <text:p text:style-name="Preformatted_20_Text">data/structure/timestep_info/00056/mb_FoR_acc</text:p>
      <text:p text:style-name="Preformatted_20_Text">data/structure/timestep_info/00056/mb_FoR_pos</text:p>
      <text:p text:style-name="Preformatted_20_Text">data/structure/timestep_info/00056/mb_FoR_vel</text:p>
      <text:p text:style-name="Preformatted_20_Text">data/structure/timestep_info/00056/mb_dict</text:p>
      <text:p text:style-name="Preformatted_20_Text">data/structure/timestep_info/00056/mb_dquatdt</text:p>
      <text:p text:style-name="Preformatted_20_Text">data/structure/timestep_info/00056/mb_quat</text:p>
      <text:p text:style-name="Preformatted_20_Text">data/structure/timestep_info/00056/num_elem</text:p>
      <text:p text:style-name="Preformatted_20_Text">data/structure/timestep_info/00056/num_node</text:p>
      <text:p text:style-name="Preformatted_20_Text">data/structure/timestep_info/00056/num_node_elem</text:p>
      <text:p text:style-name="Preformatted_20_Text">data/structure/timestep_info/00056/pos</text:p>
      <text:p text:style-name="Preformatted_20_Text">data/structure/timestep_info/00056/pos_ddot</text:p>
      <text:p text:style-name="Preformatted_20_Text">data/structure/timestep_info/00056/pos_dot</text:p>
      <text:p text:style-name="Preformatted_20_Text">data/structure/timestep_info/00056/postproc_cell/_read_as</text:p>
      <text:p text:style-name="Preformatted_20_Text">data/structure/timestep_info/00056/postproc_cell/coords_a</text:p>
      <text:p text:style-name="Preformatted_20_Text">data/structure/timestep_info/00056/postproc_cell/loads</text:p>
      <text:p text:style-name="Preformatted_20_Text">data/structure/timestep_info/00056/postproc_cell/strain</text:p>
      <text:p text:style-name="Preformatted_20_Text">data/structure/timestep_info/00056/postproc_node/_read_as</text:p>
      <text:p text:style-name="Preformatted_20_Text"><text:soft-page-break/>data/structure/timestep_info/00056/postproc_node/aero_steady_forces</text:p>
      <text:p text:style-name="Preformatted_20_Text">data/structure/timestep_info/00056/postproc_node/aero_unsteady_forces</text:p>
      <text:p text:style-name="Preformatted_20_Text">data/structure/timestep_info/00056/psi</text:p>
      <text:p text:style-name="Preformatted_20_Text">data/structure/timestep_info/00056/psi_ddot</text:p>
      <text:p text:style-name="Preformatted_20_Text">data/structure/timestep_info/00056/psi_dot</text:p>
      <text:p text:style-name="Preformatted_20_Text">data/structure/timestep_info/00056/psi_dot_local</text:p>
      <text:p text:style-name="Preformatted_20_Text">data/structure/timestep_info/00056/psi_local</text:p>
      <text:p text:style-name="Preformatted_20_Text">data/structure/timestep_info/00056/q</text:p>
      <text:p text:style-name="Preformatted_20_Text">data/structure/timestep_info/00056/quat</text:p>
      <text:p text:style-name="Preformatted_20_Text">data/structure/timestep_info/00056/runtime_steady_forces</text:p>
      <text:p text:style-name="Preformatted_20_Text">data/structure/timestep_info/00056/runtime_unsteady_forces</text:p>
      <text:p text:style-name="Preformatted_20_Text">data/structure/timestep_info/00056/steady_applied_forces</text:p>
      <text:p text:style-name="Preformatted_20_Text">data/structure/timestep_info/00056/total_forces</text:p>
      <text:p text:style-name="Preformatted_20_Text">data/structure/timestep_info/00056/total_gravity_forces</text:p>
      <text:p text:style-name="Preformatted_20_Text">data/structure/timestep_info/00056/unsteady_applied_forces</text:p>
      <text:p text:style-name="Preformatted_20_Text">data/structure/timestep_info/00057/_read_as</text:p>
      <text:p text:style-name="Preformatted_20_Text">data/structure/timestep_info/00057/dqddt</text:p>
      <text:p text:style-name="Preformatted_20_Text">data/structure/timestep_info/00057/dqdt</text:p>
      <text:p text:style-name="Preformatted_20_Text">data/structure/timestep_info/00057/for_acc</text:p>
      <text:p text:style-name="Preformatted_20_Text">data/structure/timestep_info/00057/for_pos</text:p>
      <text:p text:style-name="Preformatted_20_Text">data/structure/timestep_info/00057/for_vel</text:p>
      <text:p text:style-name="Preformatted_20_Text">data/structure/timestep_info/00057/forces_constraints_FoR</text:p>
      <text:p text:style-name="Preformatted_20_Text">data/structure/timestep_info/00057/forces_constraints_nodes</text:p>
      <text:p text:style-name="Preformatted_20_Text">data/structure/timestep_info/00057/gravity_forces</text:p>
      <text:p text:style-name="Preformatted_20_Text">data/structure/timestep_info/00057/in_global_AFoR</text:p>
      <text:p text:style-name="Preformatted_20_Text">data/structure/timestep_info/00057/mb_FoR_acc</text:p>
      <text:p text:style-name="Preformatted_20_Text">data/structure/timestep_info/00057/mb_FoR_pos</text:p>
      <text:p text:style-name="Preformatted_20_Text">data/structure/timestep_info/00057/mb_FoR_vel</text:p>
      <text:p text:style-name="Preformatted_20_Text">data/structure/timestep_info/00057/mb_dict</text:p>
      <text:p text:style-name="Preformatted_20_Text">data/structure/timestep_info/00057/mb_dquatdt</text:p>
      <text:p text:style-name="Preformatted_20_Text">data/structure/timestep_info/00057/mb_quat</text:p>
      <text:p text:style-name="Preformatted_20_Text">data/structure/timestep_info/00057/num_elem</text:p>
      <text:p text:style-name="Preformatted_20_Text">data/structure/timestep_info/00057/num_node</text:p>
      <text:p text:style-name="Preformatted_20_Text">data/structure/timestep_info/00057/num_node_elem</text:p>
      <text:p text:style-name="Preformatted_20_Text">data/structure/timestep_info/00057/pos</text:p>
      <text:p text:style-name="Preformatted_20_Text">data/structure/timestep_info/00057/pos_ddot</text:p>
      <text:p text:style-name="Preformatted_20_Text">data/structure/timestep_info/00057/pos_dot</text:p>
      <text:p text:style-name="Preformatted_20_Text">data/structure/timestep_info/00057/postproc_cell/_read_as</text:p>
      <text:p text:style-name="Preformatted_20_Text">data/structure/timestep_info/00057/postproc_cell/coords_a</text:p>
      <text:p text:style-name="Preformatted_20_Text">data/structure/timestep_info/00057/postproc_cell/loads</text:p>
      <text:p text:style-name="Preformatted_20_Text">data/structure/timestep_info/00057/postproc_cell/strain</text:p>
      <text:p text:style-name="Preformatted_20_Text">data/structure/timestep_info/00057/postproc_node/_read_as</text:p>
      <text:p text:style-name="Preformatted_20_Text">data/structure/timestep_info/00057/postproc_node/aero_steady_forces</text:p>
      <text:p text:style-name="Preformatted_20_Text">data/structure/timestep_info/00057/postproc_node/aero_unsteady_forces</text:p>
      <text:p text:style-name="Preformatted_20_Text">data/structure/timestep_info/00057/psi</text:p>
      <text:p text:style-name="Preformatted_20_Text">data/structure/timestep_info/00057/psi_ddot</text:p>
      <text:p text:style-name="Preformatted_20_Text">data/structure/timestep_info/00057/psi_dot</text:p>
      <text:p text:style-name="Preformatted_20_Text">data/structure/timestep_info/00057/psi_dot_local</text:p>
      <text:p text:style-name="Preformatted_20_Text">data/structure/timestep_info/00057/psi_local</text:p>
      <text:p text:style-name="Preformatted_20_Text">data/structure/timestep_info/00057/q</text:p>
      <text:p text:style-name="Preformatted_20_Text">data/structure/timestep_info/00057/quat</text:p>
      <text:p text:style-name="Preformatted_20_Text">data/structure/timestep_info/00057/runtime_steady_forces</text:p>
      <text:p text:style-name="Preformatted_20_Text">data/structure/timestep_info/00057/runtime_unsteady_forces</text:p>
      <text:p text:style-name="Preformatted_20_Text">data/structure/timestep_info/00057/steady_applied_forces</text:p>
      <text:p text:style-name="Preformatted_20_Text">data/structure/timestep_info/00057/total_forces</text:p>
      <text:p text:style-name="Preformatted_20_Text">data/structure/timestep_info/00057/total_gravity_forces</text:p>
      <text:p text:style-name="Preformatted_20_Text">data/structure/timestep_info/00057/unsteady_applied_forces</text:p>
      <text:p text:style-name="Preformatted_20_Text">data/structure/timestep_info/00058/_read_as</text:p>
      <text:p text:style-name="Preformatted_20_Text">data/structure/timestep_info/00058/dqddt</text:p>
      <text:p text:style-name="Preformatted_20_Text">data/structure/timestep_info/00058/dqdt</text:p>
      <text:p text:style-name="Preformatted_20_Text">data/structure/timestep_info/00058/for_acc</text:p>
      <text:p text:style-name="Preformatted_20_Text">data/structure/timestep_info/00058/for_pos</text:p>
      <text:p text:style-name="Preformatted_20_Text">data/structure/timestep_info/00058/for_vel</text:p>
      <text:p text:style-name="Preformatted_20_Text">data/structure/timestep_info/00058/forces_constraints_FoR</text:p>
      <text:p text:style-name="Preformatted_20_Text"><text:soft-page-break/>data/structure/timestep_info/00058/forces_constraints_nodes</text:p>
      <text:p text:style-name="Preformatted_20_Text">data/structure/timestep_info/00058/gravity_forces</text:p>
      <text:p text:style-name="Preformatted_20_Text">data/structure/timestep_info/00058/in_global_AFoR</text:p>
      <text:p text:style-name="Preformatted_20_Text">data/structure/timestep_info/00058/mb_FoR_acc</text:p>
      <text:p text:style-name="Preformatted_20_Text">data/structure/timestep_info/00058/mb_FoR_pos</text:p>
      <text:p text:style-name="Preformatted_20_Text">data/structure/timestep_info/00058/mb_FoR_vel</text:p>
      <text:p text:style-name="Preformatted_20_Text">data/structure/timestep_info/00058/mb_dict</text:p>
      <text:p text:style-name="Preformatted_20_Text">data/structure/timestep_info/00058/mb_dquatdt</text:p>
      <text:p text:style-name="Preformatted_20_Text">data/structure/timestep_info/00058/mb_quat</text:p>
      <text:p text:style-name="Preformatted_20_Text">data/structure/timestep_info/00058/num_elem</text:p>
      <text:p text:style-name="Preformatted_20_Text">data/structure/timestep_info/00058/num_node</text:p>
      <text:p text:style-name="Preformatted_20_Text">data/structure/timestep_info/00058/num_node_elem</text:p>
      <text:p text:style-name="Preformatted_20_Text">data/structure/timestep_info/00058/pos</text:p>
      <text:p text:style-name="Preformatted_20_Text">data/structure/timestep_info/00058/pos_ddot</text:p>
      <text:p text:style-name="Preformatted_20_Text">data/structure/timestep_info/00058/pos_dot</text:p>
      <text:p text:style-name="Preformatted_20_Text">data/structure/timestep_info/00058/postproc_cell/_read_as</text:p>
      <text:p text:style-name="Preformatted_20_Text">data/structure/timestep_info/00058/postproc_cell/coords_a</text:p>
      <text:p text:style-name="Preformatted_20_Text">data/structure/timestep_info/00058/postproc_cell/loads</text:p>
      <text:p text:style-name="Preformatted_20_Text">data/structure/timestep_info/00058/postproc_cell/strain</text:p>
      <text:p text:style-name="Preformatted_20_Text">data/structure/timestep_info/00058/postproc_node/_read_as</text:p>
      <text:p text:style-name="Preformatted_20_Text">data/structure/timestep_info/00058/postproc_node/aero_steady_forces</text:p>
      <text:p text:style-name="Preformatted_20_Text">data/structure/timestep_info/00058/postproc_node/aero_unsteady_forces</text:p>
      <text:p text:style-name="Preformatted_20_Text">data/structure/timestep_info/00058/psi</text:p>
      <text:p text:style-name="Preformatted_20_Text">data/structure/timestep_info/00058/psi_ddot</text:p>
      <text:p text:style-name="Preformatted_20_Text">data/structure/timestep_info/00058/psi_dot</text:p>
      <text:p text:style-name="Preformatted_20_Text">data/structure/timestep_info/00058/psi_dot_local</text:p>
      <text:p text:style-name="Preformatted_20_Text">data/structure/timestep_info/00058/psi_local</text:p>
      <text:p text:style-name="Preformatted_20_Text">data/structure/timestep_info/00058/q</text:p>
      <text:p text:style-name="Preformatted_20_Text">data/structure/timestep_info/00058/quat</text:p>
      <text:p text:style-name="Preformatted_20_Text">data/structure/timestep_info/00058/runtime_steady_forces</text:p>
      <text:p text:style-name="Preformatted_20_Text">data/structure/timestep_info/00058/runtime_unsteady_forces</text:p>
      <text:p text:style-name="Preformatted_20_Text">data/structure/timestep_info/00058/steady_applied_forces</text:p>
      <text:p text:style-name="Preformatted_20_Text">data/structure/timestep_info/00058/total_forces</text:p>
      <text:p text:style-name="Preformatted_20_Text">data/structure/timestep_info/00058/total_gravity_forces</text:p>
      <text:p text:style-name="Preformatted_20_Text">data/structure/timestep_info/00058/unsteady_applied_forces</text:p>
      <text:p text:style-name="Preformatted_20_Text">data/structure/timestep_info/00059/_read_as</text:p>
      <text:p text:style-name="Preformatted_20_Text">data/structure/timestep_info/00059/dqddt</text:p>
      <text:p text:style-name="Preformatted_20_Text">data/structure/timestep_info/00059/dqdt</text:p>
      <text:p text:style-name="Preformatted_20_Text">data/structure/timestep_info/00059/for_acc</text:p>
      <text:p text:style-name="Preformatted_20_Text">data/structure/timestep_info/00059/for_pos</text:p>
      <text:p text:style-name="Preformatted_20_Text">data/structure/timestep_info/00059/for_vel</text:p>
      <text:p text:style-name="Preformatted_20_Text">data/structure/timestep_info/00059/forces_constraints_FoR</text:p>
      <text:p text:style-name="Preformatted_20_Text">data/structure/timestep_info/00059/forces_constraints_nodes</text:p>
      <text:p text:style-name="Preformatted_20_Text">data/structure/timestep_info/00059/gravity_forces</text:p>
      <text:p text:style-name="Preformatted_20_Text">data/structure/timestep_info/00059/in_global_AFoR</text:p>
      <text:p text:style-name="Preformatted_20_Text">data/structure/timestep_info/00059/mb_FoR_acc</text:p>
      <text:p text:style-name="Preformatted_20_Text">data/structure/timestep_info/00059/mb_FoR_pos</text:p>
      <text:p text:style-name="Preformatted_20_Text">data/structure/timestep_info/00059/mb_FoR_vel</text:p>
      <text:p text:style-name="Preformatted_20_Text">data/structure/timestep_info/00059/mb_dict</text:p>
      <text:p text:style-name="Preformatted_20_Text">data/structure/timestep_info/00059/mb_dquatdt</text:p>
      <text:p text:style-name="Preformatted_20_Text">data/structure/timestep_info/00059/mb_quat</text:p>
      <text:p text:style-name="Preformatted_20_Text">data/structure/timestep_info/00059/num_elem</text:p>
      <text:p text:style-name="Preformatted_20_Text">data/structure/timestep_info/00059/num_node</text:p>
      <text:p text:style-name="Preformatted_20_Text">data/structure/timestep_info/00059/num_node_elem</text:p>
      <text:p text:style-name="Preformatted_20_Text">data/structure/timestep_info/00059/pos</text:p>
      <text:p text:style-name="Preformatted_20_Text">data/structure/timestep_info/00059/pos_ddot</text:p>
      <text:p text:style-name="Preformatted_20_Text">data/structure/timestep_info/00059/pos_dot</text:p>
      <text:p text:style-name="Preformatted_20_Text">data/structure/timestep_info/00059/postproc_cell/_read_as</text:p>
      <text:p text:style-name="Preformatted_20_Text">data/structure/timestep_info/00059/postproc_cell/coords_a</text:p>
      <text:p text:style-name="Preformatted_20_Text">data/structure/timestep_info/00059/postproc_cell/loads</text:p>
      <text:p text:style-name="Preformatted_20_Text">data/structure/timestep_info/00059/postproc_cell/strain</text:p>
      <text:p text:style-name="Preformatted_20_Text">data/structure/timestep_info/00059/postproc_node/_read_as</text:p>
      <text:p text:style-name="Preformatted_20_Text">data/structure/timestep_info/00059/postproc_node/aero_steady_forces</text:p>
      <text:p text:style-name="Preformatted_20_Text">data/structure/timestep_info/00059/postproc_node/aero_unsteady_forces</text:p>
      <text:p text:style-name="Preformatted_20_Text"><text:soft-page-break/>data/structure/timestep_info/00059/psi</text:p>
      <text:p text:style-name="Preformatted_20_Text">data/structure/timestep_info/00059/psi_ddot</text:p>
      <text:p text:style-name="Preformatted_20_Text">data/structure/timestep_info/00059/psi_dot</text:p>
      <text:p text:style-name="Preformatted_20_Text">data/structure/timestep_info/00059/psi_dot_local</text:p>
      <text:p text:style-name="Preformatted_20_Text">data/structure/timestep_info/00059/psi_local</text:p>
      <text:p text:style-name="Preformatted_20_Text">data/structure/timestep_info/00059/q</text:p>
      <text:p text:style-name="Preformatted_20_Text">data/structure/timestep_info/00059/quat</text:p>
      <text:p text:style-name="Preformatted_20_Text">data/structure/timestep_info/00059/runtime_steady_forces</text:p>
      <text:p text:style-name="Preformatted_20_Text">data/structure/timestep_info/00059/runtime_unsteady_forces</text:p>
      <text:p text:style-name="Preformatted_20_Text">data/structure/timestep_info/00059/steady_applied_forces</text:p>
      <text:p text:style-name="Preformatted_20_Text">data/structure/timestep_info/00059/total_forces</text:p>
      <text:p text:style-name="Preformatted_20_Text">data/structure/timestep_info/00059/total_gravity_forces</text:p>
      <text:p text:style-name="Preformatted_20_Text">data/structure/timestep_info/00059/unsteady_applied_forces</text:p>
      <text:p text:style-name="Preformatted_20_Text">data/structure/timestep_info/00060/_read_as</text:p>
      <text:p text:style-name="Preformatted_20_Text">data/structure/timestep_info/00060/dqddt</text:p>
      <text:p text:style-name="Preformatted_20_Text">data/structure/timestep_info/00060/dqdt</text:p>
      <text:p text:style-name="Preformatted_20_Text">data/structure/timestep_info/00060/for_acc</text:p>
      <text:p text:style-name="Preformatted_20_Text">data/structure/timestep_info/00060/for_pos</text:p>
      <text:p text:style-name="Preformatted_20_Text">data/structure/timestep_info/00060/for_vel</text:p>
      <text:p text:style-name="Preformatted_20_Text">data/structure/timestep_info/00060/forces_constraints_FoR</text:p>
      <text:p text:style-name="Preformatted_20_Text">data/structure/timestep_info/00060/forces_constraints_nodes</text:p>
      <text:p text:style-name="Preformatted_20_Text">data/structure/timestep_info/00060/gravity_forces</text:p>
      <text:p text:style-name="Preformatted_20_Text">data/structure/timestep_info/00060/in_global_AFoR</text:p>
      <text:p text:style-name="Preformatted_20_Text">data/structure/timestep_info/00060/mb_FoR_acc</text:p>
      <text:p text:style-name="Preformatted_20_Text">data/structure/timestep_info/00060/mb_FoR_pos</text:p>
      <text:p text:style-name="Preformatted_20_Text">data/structure/timestep_info/00060/mb_FoR_vel</text:p>
      <text:p text:style-name="Preformatted_20_Text">data/structure/timestep_info/00060/mb_dict</text:p>
      <text:p text:style-name="Preformatted_20_Text">data/structure/timestep_info/00060/mb_dquatdt</text:p>
      <text:p text:style-name="Preformatted_20_Text">data/structure/timestep_info/00060/mb_quat</text:p>
      <text:p text:style-name="Preformatted_20_Text">data/structure/timestep_info/00060/num_elem</text:p>
      <text:p text:style-name="Preformatted_20_Text">data/structure/timestep_info/00060/num_node</text:p>
      <text:p text:style-name="Preformatted_20_Text">data/structure/timestep_info/00060/num_node_elem</text:p>
      <text:p text:style-name="Preformatted_20_Text">data/structure/timestep_info/00060/pos</text:p>
      <text:p text:style-name="Preformatted_20_Text">data/structure/timestep_info/00060/pos_ddot</text:p>
      <text:p text:style-name="Preformatted_20_Text">data/structure/timestep_info/00060/pos_dot</text:p>
      <text:p text:style-name="Preformatted_20_Text">data/structure/timestep_info/00060/postproc_cell/_read_as</text:p>
      <text:p text:style-name="Preformatted_20_Text">data/structure/timestep_info/00060/postproc_cell/coords_a</text:p>
      <text:p text:style-name="Preformatted_20_Text">data/structure/timestep_info/00060/postproc_cell/loads</text:p>
      <text:p text:style-name="Preformatted_20_Text">data/structure/timestep_info/00060/postproc_cell/strain</text:p>
      <text:p text:style-name="Preformatted_20_Text">data/structure/timestep_info/00060/postproc_node/_read_as</text:p>
      <text:p text:style-name="Preformatted_20_Text">data/structure/timestep_info/00060/postproc_node/aero_steady_forces</text:p>
      <text:p text:style-name="Preformatted_20_Text">data/structure/timestep_info/00060/postproc_node/aero_unsteady_forces</text:p>
      <text:p text:style-name="Preformatted_20_Text">data/structure/timestep_info/00060/psi</text:p>
      <text:p text:style-name="Preformatted_20_Text">data/structure/timestep_info/00060/psi_ddot</text:p>
      <text:p text:style-name="Preformatted_20_Text">data/structure/timestep_info/00060/psi_dot</text:p>
      <text:p text:style-name="Preformatted_20_Text">data/structure/timestep_info/00060/psi_dot_local</text:p>
      <text:p text:style-name="Preformatted_20_Text">data/structure/timestep_info/00060/psi_local</text:p>
      <text:p text:style-name="Preformatted_20_Text">data/structure/timestep_info/00060/q</text:p>
      <text:p text:style-name="Preformatted_20_Text">data/structure/timestep_info/00060/quat</text:p>
      <text:p text:style-name="Preformatted_20_Text">data/structure/timestep_info/00060/runtime_steady_forces</text:p>
      <text:p text:style-name="Preformatted_20_Text">data/structure/timestep_info/00060/runtime_unsteady_forces</text:p>
      <text:p text:style-name="Preformatted_20_Text">data/structure/timestep_info/00060/steady_applied_forces</text:p>
      <text:p text:style-name="Preformatted_20_Text">data/structure/timestep_info/00060/total_forces</text:p>
      <text:p text:style-name="Preformatted_20_Text">data/structure/timestep_info/00060/total_gravity_forces</text:p>
      <text:p text:style-name="Preformatted_20_Text">data/structure/timestep_info/00060/unsteady_applied_forces</text:p>
      <text:p text:style-name="Preformatted_20_Text">data/structure/timestep_info/00061/_read_as</text:p>
      <text:p text:style-name="Preformatted_20_Text">data/structure/timestep_info/00061/dqddt</text:p>
      <text:p text:style-name="Preformatted_20_Text">data/structure/timestep_info/00061/dqdt</text:p>
      <text:p text:style-name="Preformatted_20_Text">data/structure/timestep_info/00061/for_acc</text:p>
      <text:p text:style-name="Preformatted_20_Text">data/structure/timestep_info/00061/for_pos</text:p>
      <text:p text:style-name="Preformatted_20_Text">data/structure/timestep_info/00061/for_vel</text:p>
      <text:p text:style-name="Preformatted_20_Text">data/structure/timestep_info/00061/forces_constraints_FoR</text:p>
      <text:p text:style-name="Preformatted_20_Text">data/structure/timestep_info/00061/forces_constraints_nodes</text:p>
      <text:p text:style-name="Preformatted_20_Text">data/structure/timestep_info/00061/gravity_forces</text:p>
      <text:p text:style-name="Preformatted_20_Text"><text:soft-page-break/>data/structure/timestep_info/00061/in_global_AFoR</text:p>
      <text:p text:style-name="Preformatted_20_Text">data/structure/timestep_info/00061/mb_FoR_acc</text:p>
      <text:p text:style-name="Preformatted_20_Text">data/structure/timestep_info/00061/mb_FoR_pos</text:p>
      <text:p text:style-name="Preformatted_20_Text">data/structure/timestep_info/00061/mb_FoR_vel</text:p>
      <text:p text:style-name="Preformatted_20_Text">data/structure/timestep_info/00061/mb_dict</text:p>
      <text:p text:style-name="Preformatted_20_Text">data/structure/timestep_info/00061/mb_dquatdt</text:p>
      <text:p text:style-name="Preformatted_20_Text">data/structure/timestep_info/00061/mb_quat</text:p>
      <text:p text:style-name="Preformatted_20_Text">data/structure/timestep_info/00061/num_elem</text:p>
      <text:p text:style-name="Preformatted_20_Text">data/structure/timestep_info/00061/num_node</text:p>
      <text:p text:style-name="Preformatted_20_Text">data/structure/timestep_info/00061/num_node_elem</text:p>
      <text:p text:style-name="Preformatted_20_Text">data/structure/timestep_info/00061/pos</text:p>
      <text:p text:style-name="Preformatted_20_Text">data/structure/timestep_info/00061/pos_ddot</text:p>
      <text:p text:style-name="Preformatted_20_Text">data/structure/timestep_info/00061/pos_dot</text:p>
      <text:p text:style-name="Preformatted_20_Text">data/structure/timestep_info/00061/postproc_cell/_read_as</text:p>
      <text:p text:style-name="Preformatted_20_Text">data/structure/timestep_info/00061/postproc_cell/coords_a</text:p>
      <text:p text:style-name="Preformatted_20_Text">data/structure/timestep_info/00061/postproc_cell/loads</text:p>
      <text:p text:style-name="Preformatted_20_Text">data/structure/timestep_info/00061/postproc_cell/strain</text:p>
      <text:p text:style-name="Preformatted_20_Text">data/structure/timestep_info/00061/postproc_node/_read_as</text:p>
      <text:p text:style-name="Preformatted_20_Text">data/structure/timestep_info/00061/postproc_node/aero_steady_forces</text:p>
      <text:p text:style-name="Preformatted_20_Text">data/structure/timestep_info/00061/postproc_node/aero_unsteady_forces</text:p>
      <text:p text:style-name="Preformatted_20_Text">data/structure/timestep_info/00061/psi</text:p>
      <text:p text:style-name="Preformatted_20_Text">data/structure/timestep_info/00061/psi_ddot</text:p>
      <text:p text:style-name="Preformatted_20_Text">data/structure/timestep_info/00061/psi_dot</text:p>
      <text:p text:style-name="Preformatted_20_Text">data/structure/timestep_info/00061/psi_dot_local</text:p>
      <text:p text:style-name="Preformatted_20_Text">data/structure/timestep_info/00061/psi_local</text:p>
      <text:p text:style-name="Preformatted_20_Text">data/structure/timestep_info/00061/q</text:p>
      <text:p text:style-name="Preformatted_20_Text">data/structure/timestep_info/00061/quat</text:p>
      <text:p text:style-name="Preformatted_20_Text">data/structure/timestep_info/00061/runtime_steady_forces</text:p>
      <text:p text:style-name="Preformatted_20_Text">data/structure/timestep_info/00061/runtime_unsteady_forces</text:p>
      <text:p text:style-name="Preformatted_20_Text">data/structure/timestep_info/00061/steady_applied_forces</text:p>
      <text:p text:style-name="Preformatted_20_Text">data/structure/timestep_info/00061/total_forces</text:p>
      <text:p text:style-name="Preformatted_20_Text">data/structure/timestep_info/00061/total_gravity_forces</text:p>
      <text:p text:style-name="Preformatted_20_Text">data/structure/timestep_info/00061/unsteady_applied_forces</text:p>
      <text:p text:style-name="Preformatted_20_Text">data/structure/timestep_info/00062/_read_as</text:p>
      <text:p text:style-name="Preformatted_20_Text">data/structure/timestep_info/00062/dqddt</text:p>
      <text:p text:style-name="Preformatted_20_Text">data/structure/timestep_info/00062/dqdt</text:p>
      <text:p text:style-name="Preformatted_20_Text">data/structure/timestep_info/00062/for_acc</text:p>
      <text:p text:style-name="Preformatted_20_Text">data/structure/timestep_info/00062/for_pos</text:p>
      <text:p text:style-name="Preformatted_20_Text">data/structure/timestep_info/00062/for_vel</text:p>
      <text:p text:style-name="Preformatted_20_Text">data/structure/timestep_info/00062/forces_constraints_FoR</text:p>
      <text:p text:style-name="Preformatted_20_Text">data/structure/timestep_info/00062/forces_constraints_nodes</text:p>
      <text:p text:style-name="Preformatted_20_Text">data/structure/timestep_info/00062/gravity_forces</text:p>
      <text:p text:style-name="Preformatted_20_Text">data/structure/timestep_info/00062/in_global_AFoR</text:p>
      <text:p text:style-name="Preformatted_20_Text">data/structure/timestep_info/00062/mb_FoR_acc</text:p>
      <text:p text:style-name="Preformatted_20_Text">data/structure/timestep_info/00062/mb_FoR_pos</text:p>
      <text:p text:style-name="Preformatted_20_Text">data/structure/timestep_info/00062/mb_FoR_vel</text:p>
      <text:p text:style-name="Preformatted_20_Text">data/structure/timestep_info/00062/mb_dict</text:p>
      <text:p text:style-name="Preformatted_20_Text">data/structure/timestep_info/00062/mb_dquatdt</text:p>
      <text:p text:style-name="Preformatted_20_Text">data/structure/timestep_info/00062/mb_quat</text:p>
      <text:p text:style-name="Preformatted_20_Text">data/structure/timestep_info/00062/num_elem</text:p>
      <text:p text:style-name="Preformatted_20_Text">data/structure/timestep_info/00062/num_node</text:p>
      <text:p text:style-name="Preformatted_20_Text">data/structure/timestep_info/00062/num_node_elem</text:p>
      <text:p text:style-name="Preformatted_20_Text">data/structure/timestep_info/00062/pos</text:p>
      <text:p text:style-name="Preformatted_20_Text">data/structure/timestep_info/00062/pos_ddot</text:p>
      <text:p text:style-name="Preformatted_20_Text">data/structure/timestep_info/00062/pos_dot</text:p>
      <text:p text:style-name="Preformatted_20_Text">data/structure/timestep_info/00062/postproc_cell/_read_as</text:p>
      <text:p text:style-name="Preformatted_20_Text">data/structure/timestep_info/00062/postproc_cell/coords_a</text:p>
      <text:p text:style-name="Preformatted_20_Text">data/structure/timestep_info/00062/postproc_cell/loads</text:p>
      <text:p text:style-name="Preformatted_20_Text">data/structure/timestep_info/00062/postproc_cell/strain</text:p>
      <text:p text:style-name="Preformatted_20_Text">data/structure/timestep_info/00062/postproc_node/_read_as</text:p>
      <text:p text:style-name="Preformatted_20_Text">data/structure/timestep_info/00062/postproc_node/aero_steady_forces</text:p>
      <text:p text:style-name="Preformatted_20_Text">data/structure/timestep_info/00062/postproc_node/aero_unsteady_forces</text:p>
      <text:p text:style-name="Preformatted_20_Text">data/structure/timestep_info/00062/psi</text:p>
      <text:p text:style-name="Preformatted_20_Text">data/structure/timestep_info/00062/psi_ddot</text:p>
      <text:p text:style-name="Preformatted_20_Text"><text:soft-page-break/>data/structure/timestep_info/00062/psi_dot</text:p>
      <text:p text:style-name="Preformatted_20_Text">data/structure/timestep_info/00062/psi_dot_local</text:p>
      <text:p text:style-name="Preformatted_20_Text">data/structure/timestep_info/00062/psi_local</text:p>
      <text:p text:style-name="Preformatted_20_Text">data/structure/timestep_info/00062/q</text:p>
      <text:p text:style-name="Preformatted_20_Text">data/structure/timestep_info/00062/quat</text:p>
      <text:p text:style-name="Preformatted_20_Text">data/structure/timestep_info/00062/runtime_steady_forces</text:p>
      <text:p text:style-name="Preformatted_20_Text">data/structure/timestep_info/00062/runtime_unsteady_forces</text:p>
      <text:p text:style-name="Preformatted_20_Text">data/structure/timestep_info/00062/steady_applied_forces</text:p>
      <text:p text:style-name="Preformatted_20_Text">data/structure/timestep_info/00062/total_forces</text:p>
      <text:p text:style-name="Preformatted_20_Text">data/structure/timestep_info/00062/total_gravity_forces</text:p>
      <text:p text:style-name="Preformatted_20_Text">data/structure/timestep_info/00062/unsteady_applied_forces</text:p>
      <text:p text:style-name="Preformatted_20_Text">data/structure/timestep_info/00063/_read_as</text:p>
      <text:p text:style-name="Preformatted_20_Text">data/structure/timestep_info/00063/dqddt</text:p>
      <text:p text:style-name="Preformatted_20_Text">data/structure/timestep_info/00063/dqdt</text:p>
      <text:p text:style-name="Preformatted_20_Text">data/structure/timestep_info/00063/for_acc</text:p>
      <text:p text:style-name="Preformatted_20_Text">data/structure/timestep_info/00063/for_pos</text:p>
      <text:p text:style-name="Preformatted_20_Text">data/structure/timestep_info/00063/for_vel</text:p>
      <text:p text:style-name="Preformatted_20_Text">data/structure/timestep_info/00063/forces_constraints_FoR</text:p>
      <text:p text:style-name="Preformatted_20_Text">data/structure/timestep_info/00063/forces_constraints_nodes</text:p>
      <text:p text:style-name="Preformatted_20_Text">data/structure/timestep_info/00063/gravity_forces</text:p>
      <text:p text:style-name="Preformatted_20_Text">data/structure/timestep_info/00063/in_global_AFoR</text:p>
      <text:p text:style-name="Preformatted_20_Text">data/structure/timestep_info/00063/mb_FoR_acc</text:p>
      <text:p text:style-name="Preformatted_20_Text">data/structure/timestep_info/00063/mb_FoR_pos</text:p>
      <text:p text:style-name="Preformatted_20_Text">data/structure/timestep_info/00063/mb_FoR_vel</text:p>
      <text:p text:style-name="Preformatted_20_Text">data/structure/timestep_info/00063/mb_dict</text:p>
      <text:p text:style-name="Preformatted_20_Text">data/structure/timestep_info/00063/mb_dquatdt</text:p>
      <text:p text:style-name="Preformatted_20_Text">data/structure/timestep_info/00063/mb_quat</text:p>
      <text:p text:style-name="Preformatted_20_Text">data/structure/timestep_info/00063/num_elem</text:p>
      <text:p text:style-name="Preformatted_20_Text">data/structure/timestep_info/00063/num_node</text:p>
      <text:p text:style-name="Preformatted_20_Text">data/structure/timestep_info/00063/num_node_elem</text:p>
      <text:p text:style-name="Preformatted_20_Text">data/structure/timestep_info/00063/pos</text:p>
      <text:p text:style-name="Preformatted_20_Text">data/structure/timestep_info/00063/pos_ddot</text:p>
      <text:p text:style-name="Preformatted_20_Text">data/structure/timestep_info/00063/pos_dot</text:p>
      <text:p text:style-name="Preformatted_20_Text">data/structure/timestep_info/00063/postproc_cell/_read_as</text:p>
      <text:p text:style-name="Preformatted_20_Text">data/structure/timestep_info/00063/postproc_cell/coords_a</text:p>
      <text:p text:style-name="Preformatted_20_Text">data/structure/timestep_info/00063/postproc_cell/loads</text:p>
      <text:p text:style-name="Preformatted_20_Text">data/structure/timestep_info/00063/postproc_cell/strain</text:p>
      <text:p text:style-name="Preformatted_20_Text">data/structure/timestep_info/00063/postproc_node/_read_as</text:p>
      <text:p text:style-name="Preformatted_20_Text">data/structure/timestep_info/00063/postproc_node/aero_steady_forces</text:p>
      <text:p text:style-name="Preformatted_20_Text">data/structure/timestep_info/00063/postproc_node/aero_unsteady_forces</text:p>
      <text:p text:style-name="Preformatted_20_Text">data/structure/timestep_info/00063/psi</text:p>
      <text:p text:style-name="Preformatted_20_Text">data/structure/timestep_info/00063/psi_ddot</text:p>
      <text:p text:style-name="Preformatted_20_Text">data/structure/timestep_info/00063/psi_dot</text:p>
      <text:p text:style-name="Preformatted_20_Text">data/structure/timestep_info/00063/psi_dot_local</text:p>
      <text:p text:style-name="Preformatted_20_Text">data/structure/timestep_info/00063/psi_local</text:p>
      <text:p text:style-name="Preformatted_20_Text">data/structure/timestep_info/00063/q</text:p>
      <text:p text:style-name="Preformatted_20_Text">data/structure/timestep_info/00063/quat</text:p>
      <text:p text:style-name="Preformatted_20_Text">data/structure/timestep_info/00063/runtime_steady_forces</text:p>
      <text:p text:style-name="Preformatted_20_Text">data/structure/timestep_info/00063/runtime_unsteady_forces</text:p>
      <text:p text:style-name="Preformatted_20_Text">data/structure/timestep_info/00063/steady_applied_forces</text:p>
      <text:p text:style-name="Preformatted_20_Text">data/structure/timestep_info/00063/total_forces</text:p>
      <text:p text:style-name="Preformatted_20_Text">data/structure/timestep_info/00063/total_gravity_forces</text:p>
      <text:p text:style-name="Preformatted_20_Text">data/structure/timestep_info/00063/unsteady_applied_forces</text:p>
      <text:p text:style-name="Preformatted_20_Text">data/structure/timestep_info/00064/_read_as</text:p>
      <text:p text:style-name="Preformatted_20_Text">data/structure/timestep_info/00064/dqddt</text:p>
      <text:p text:style-name="Preformatted_20_Text">data/structure/timestep_info/00064/dqdt</text:p>
      <text:p text:style-name="Preformatted_20_Text">data/structure/timestep_info/00064/for_acc</text:p>
      <text:p text:style-name="Preformatted_20_Text">data/structure/timestep_info/00064/for_pos</text:p>
      <text:p text:style-name="Preformatted_20_Text">data/structure/timestep_info/00064/for_vel</text:p>
      <text:p text:style-name="Preformatted_20_Text">data/structure/timestep_info/00064/forces_constraints_FoR</text:p>
      <text:p text:style-name="Preformatted_20_Text">data/structure/timestep_info/00064/forces_constraints_nodes</text:p>
      <text:p text:style-name="Preformatted_20_Text">data/structure/timestep_info/00064/gravity_forces</text:p>
      <text:p text:style-name="Preformatted_20_Text">data/structure/timestep_info/00064/in_global_AFoR</text:p>
      <text:p text:style-name="Preformatted_20_Text">data/structure/timestep_info/00064/mb_FoR_acc</text:p>
      <text:p text:style-name="Preformatted_20_Text"><text:soft-page-break/>data/structure/timestep_info/00064/mb_FoR_pos</text:p>
      <text:p text:style-name="Preformatted_20_Text">data/structure/timestep_info/00064/mb_FoR_vel</text:p>
      <text:p text:style-name="Preformatted_20_Text">data/structure/timestep_info/00064/mb_dict</text:p>
      <text:p text:style-name="Preformatted_20_Text">data/structure/timestep_info/00064/mb_dquatdt</text:p>
      <text:p text:style-name="Preformatted_20_Text">data/structure/timestep_info/00064/mb_quat</text:p>
      <text:p text:style-name="Preformatted_20_Text">data/structure/timestep_info/00064/num_elem</text:p>
      <text:p text:style-name="Preformatted_20_Text">data/structure/timestep_info/00064/num_node</text:p>
      <text:p text:style-name="Preformatted_20_Text">data/structure/timestep_info/00064/num_node_elem</text:p>
      <text:p text:style-name="Preformatted_20_Text">data/structure/timestep_info/00064/pos</text:p>
      <text:p text:style-name="Preformatted_20_Text">data/structure/timestep_info/00064/pos_ddot</text:p>
      <text:p text:style-name="Preformatted_20_Text">data/structure/timestep_info/00064/pos_dot</text:p>
      <text:p text:style-name="Preformatted_20_Text">data/structure/timestep_info/00064/postproc_cell/_read_as</text:p>
      <text:p text:style-name="Preformatted_20_Text">data/structure/timestep_info/00064/postproc_cell/coords_a</text:p>
      <text:p text:style-name="Preformatted_20_Text">data/structure/timestep_info/00064/postproc_cell/loads</text:p>
      <text:p text:style-name="Preformatted_20_Text">data/structure/timestep_info/00064/postproc_cell/strain</text:p>
      <text:p text:style-name="Preformatted_20_Text">data/structure/timestep_info/00064/postproc_node/_read_as</text:p>
      <text:p text:style-name="Preformatted_20_Text">data/structure/timestep_info/00064/postproc_node/aero_steady_forces</text:p>
      <text:p text:style-name="Preformatted_20_Text">data/structure/timestep_info/00064/postproc_node/aero_unsteady_forces</text:p>
      <text:p text:style-name="Preformatted_20_Text">data/structure/timestep_info/00064/psi</text:p>
      <text:p text:style-name="Preformatted_20_Text">data/structure/timestep_info/00064/psi_ddot</text:p>
      <text:p text:style-name="Preformatted_20_Text">data/structure/timestep_info/00064/psi_dot</text:p>
      <text:p text:style-name="Preformatted_20_Text">data/structure/timestep_info/00064/psi_dot_local</text:p>
      <text:p text:style-name="Preformatted_20_Text">data/structure/timestep_info/00064/psi_local</text:p>
      <text:p text:style-name="Preformatted_20_Text">data/structure/timestep_info/00064/q</text:p>
      <text:p text:style-name="Preformatted_20_Text">data/structure/timestep_info/00064/quat</text:p>
      <text:p text:style-name="Preformatted_20_Text">data/structure/timestep_info/00064/runtime_steady_forces</text:p>
      <text:p text:style-name="Preformatted_20_Text">data/structure/timestep_info/00064/runtime_unsteady_forces</text:p>
      <text:p text:style-name="Preformatted_20_Text">data/structure/timestep_info/00064/steady_applied_forces</text:p>
      <text:p text:style-name="Preformatted_20_Text">data/structure/timestep_info/00064/total_forces</text:p>
      <text:p text:style-name="Preformatted_20_Text">data/structure/timestep_info/00064/total_gravity_forces</text:p>
      <text:p text:style-name="Preformatted_20_Text">data/structure/timestep_info/00064/unsteady_applied_forces</text:p>
      <text:p text:style-name="Preformatted_20_Text">data/structure/timestep_info/00065/_read_as</text:p>
      <text:p text:style-name="Preformatted_20_Text">data/structure/timestep_info/00065/dqddt</text:p>
      <text:p text:style-name="Preformatted_20_Text">data/structure/timestep_info/00065/dqdt</text:p>
      <text:p text:style-name="Preformatted_20_Text">data/structure/timestep_info/00065/for_acc</text:p>
      <text:p text:style-name="Preformatted_20_Text">data/structure/timestep_info/00065/for_pos</text:p>
      <text:p text:style-name="Preformatted_20_Text">data/structure/timestep_info/00065/for_vel</text:p>
      <text:p text:style-name="Preformatted_20_Text">data/structure/timestep_info/00065/forces_constraints_FoR</text:p>
      <text:p text:style-name="Preformatted_20_Text">data/structure/timestep_info/00065/forces_constraints_nodes</text:p>
      <text:p text:style-name="Preformatted_20_Text">data/structure/timestep_info/00065/gravity_forces</text:p>
      <text:p text:style-name="Preformatted_20_Text">data/structure/timestep_info/00065/in_global_AFoR</text:p>
      <text:p text:style-name="Preformatted_20_Text">data/structure/timestep_info/00065/mb_FoR_acc</text:p>
      <text:p text:style-name="Preformatted_20_Text">data/structure/timestep_info/00065/mb_FoR_pos</text:p>
      <text:p text:style-name="Preformatted_20_Text">data/structure/timestep_info/00065/mb_FoR_vel</text:p>
      <text:p text:style-name="Preformatted_20_Text">data/structure/timestep_info/00065/mb_dict</text:p>
      <text:p text:style-name="Preformatted_20_Text">data/structure/timestep_info/00065/mb_dquatdt</text:p>
      <text:p text:style-name="Preformatted_20_Text">data/structure/timestep_info/00065/mb_quat</text:p>
      <text:p text:style-name="Preformatted_20_Text">data/structure/timestep_info/00065/num_elem</text:p>
      <text:p text:style-name="Preformatted_20_Text">data/structure/timestep_info/00065/num_node</text:p>
      <text:p text:style-name="Preformatted_20_Text">data/structure/timestep_info/00065/num_node_elem</text:p>
      <text:p text:style-name="Preformatted_20_Text">data/structure/timestep_info/00065/pos</text:p>
      <text:p text:style-name="Preformatted_20_Text">data/structure/timestep_info/00065/pos_ddot</text:p>
      <text:p text:style-name="Preformatted_20_Text">data/structure/timestep_info/00065/pos_dot</text:p>
      <text:p text:style-name="Preformatted_20_Text">data/structure/timestep_info/00065/postproc_cell/_read_as</text:p>
      <text:p text:style-name="Preformatted_20_Text">data/structure/timestep_info/00065/postproc_cell/coords_a</text:p>
      <text:p text:style-name="Preformatted_20_Text">data/structure/timestep_info/00065/postproc_cell/loads</text:p>
      <text:p text:style-name="Preformatted_20_Text">data/structure/timestep_info/00065/postproc_cell/strain</text:p>
      <text:p text:style-name="Preformatted_20_Text">data/structure/timestep_info/00065/postproc_node/_read_as</text:p>
      <text:p text:style-name="Preformatted_20_Text">data/structure/timestep_info/00065/postproc_node/aero_steady_forces</text:p>
      <text:p text:style-name="Preformatted_20_Text">data/structure/timestep_info/00065/postproc_node/aero_unsteady_forces</text:p>
      <text:p text:style-name="Preformatted_20_Text">data/structure/timestep_info/00065/psi</text:p>
      <text:p text:style-name="Preformatted_20_Text">data/structure/timestep_info/00065/psi_ddot</text:p>
      <text:p text:style-name="Preformatted_20_Text">data/structure/timestep_info/00065/psi_dot</text:p>
      <text:p text:style-name="Preformatted_20_Text">data/structure/timestep_info/00065/psi_dot_local</text:p>
      <text:p text:style-name="Preformatted_20_Text"><text:soft-page-break/>data/structure/timestep_info/00065/psi_local</text:p>
      <text:p text:style-name="Preformatted_20_Text">data/structure/timestep_info/00065/q</text:p>
      <text:p text:style-name="Preformatted_20_Text">data/structure/timestep_info/00065/quat</text:p>
      <text:p text:style-name="Preformatted_20_Text">data/structure/timestep_info/00065/runtime_steady_forces</text:p>
      <text:p text:style-name="Preformatted_20_Text">data/structure/timestep_info/00065/runtime_unsteady_forces</text:p>
      <text:p text:style-name="Preformatted_20_Text">data/structure/timestep_info/00065/steady_applied_forces</text:p>
      <text:p text:style-name="Preformatted_20_Text">data/structure/timestep_info/00065/total_forces</text:p>
      <text:p text:style-name="Preformatted_20_Text">data/structure/timestep_info/00065/total_gravity_forces</text:p>
      <text:p text:style-name="Preformatted_20_Text">data/structure/timestep_info/00065/unsteady_applied_forces</text:p>
      <text:p text:style-name="Preformatted_20_Text">data/structure/timestep_info/00066/_read_as</text:p>
      <text:p text:style-name="Preformatted_20_Text">data/structure/timestep_info/00066/dqddt</text:p>
      <text:p text:style-name="Preformatted_20_Text">data/structure/timestep_info/00066/dqdt</text:p>
      <text:p text:style-name="Preformatted_20_Text">data/structure/timestep_info/00066/for_acc</text:p>
      <text:p text:style-name="Preformatted_20_Text">data/structure/timestep_info/00066/for_pos</text:p>
      <text:p text:style-name="Preformatted_20_Text">data/structure/timestep_info/00066/for_vel</text:p>
      <text:p text:style-name="Preformatted_20_Text">data/structure/timestep_info/00066/forces_constraints_FoR</text:p>
      <text:p text:style-name="Preformatted_20_Text">data/structure/timestep_info/00066/forces_constraints_nodes</text:p>
      <text:p text:style-name="Preformatted_20_Text">data/structure/timestep_info/00066/gravity_forces</text:p>
      <text:p text:style-name="Preformatted_20_Text">data/structure/timestep_info/00066/in_global_AFoR</text:p>
      <text:p text:style-name="Preformatted_20_Text">data/structure/timestep_info/00066/mb_FoR_acc</text:p>
      <text:p text:style-name="Preformatted_20_Text">data/structure/timestep_info/00066/mb_FoR_pos</text:p>
      <text:p text:style-name="Preformatted_20_Text">data/structure/timestep_info/00066/mb_FoR_vel</text:p>
      <text:p text:style-name="Preformatted_20_Text">data/structure/timestep_info/00066/mb_dict</text:p>
      <text:p text:style-name="Preformatted_20_Text">data/structure/timestep_info/00066/mb_dquatdt</text:p>
      <text:p text:style-name="Preformatted_20_Text">data/structure/timestep_info/00066/mb_quat</text:p>
      <text:p text:style-name="Preformatted_20_Text">data/structure/timestep_info/00066/num_elem</text:p>
      <text:p text:style-name="Preformatted_20_Text">data/structure/timestep_info/00066/num_node</text:p>
      <text:p text:style-name="Preformatted_20_Text">data/structure/timestep_info/00066/num_node_elem</text:p>
      <text:p text:style-name="Preformatted_20_Text">data/structure/timestep_info/00066/pos</text:p>
      <text:p text:style-name="Preformatted_20_Text">data/structure/timestep_info/00066/pos_ddot</text:p>
      <text:p text:style-name="Preformatted_20_Text">data/structure/timestep_info/00066/pos_dot</text:p>
      <text:p text:style-name="Preformatted_20_Text">data/structure/timestep_info/00066/postproc_cell/_read_as</text:p>
      <text:p text:style-name="Preformatted_20_Text">data/structure/timestep_info/00066/postproc_cell/coords_a</text:p>
      <text:p text:style-name="Preformatted_20_Text">data/structure/timestep_info/00066/postproc_cell/loads</text:p>
      <text:p text:style-name="Preformatted_20_Text">data/structure/timestep_info/00066/postproc_cell/strain</text:p>
      <text:p text:style-name="Preformatted_20_Text">data/structure/timestep_info/00066/postproc_node/_read_as</text:p>
      <text:p text:style-name="Preformatted_20_Text">data/structure/timestep_info/00066/postproc_node/aero_steady_forces</text:p>
      <text:p text:style-name="Preformatted_20_Text">data/structure/timestep_info/00066/postproc_node/aero_unsteady_forces</text:p>
      <text:p text:style-name="Preformatted_20_Text">data/structure/timestep_info/00066/psi</text:p>
      <text:p text:style-name="Preformatted_20_Text">data/structure/timestep_info/00066/psi_ddot</text:p>
      <text:p text:style-name="Preformatted_20_Text">data/structure/timestep_info/00066/psi_dot</text:p>
      <text:p text:style-name="Preformatted_20_Text">data/structure/timestep_info/00066/psi_dot_local</text:p>
      <text:p text:style-name="Preformatted_20_Text">data/structure/timestep_info/00066/psi_local</text:p>
      <text:p text:style-name="Preformatted_20_Text">data/structure/timestep_info/00066/q</text:p>
      <text:p text:style-name="Preformatted_20_Text">data/structure/timestep_info/00066/quat</text:p>
      <text:p text:style-name="Preformatted_20_Text">data/structure/timestep_info/00066/runtime_steady_forces</text:p>
      <text:p text:style-name="Preformatted_20_Text">data/structure/timestep_info/00066/runtime_unsteady_forces</text:p>
      <text:p text:style-name="Preformatted_20_Text">data/structure/timestep_info/00066/steady_applied_forces</text:p>
      <text:p text:style-name="Preformatted_20_Text">data/structure/timestep_info/00066/total_forces</text:p>
      <text:p text:style-name="Preformatted_20_Text">data/structure/timestep_info/00066/total_gravity_forces</text:p>
      <text:p text:style-name="Preformatted_20_Text">data/structure/timestep_info/00066/unsteady_applied_forces</text:p>
      <text:p text:style-name="Preformatted_20_Text">data/structure/timestep_info/00067/_read_as</text:p>
      <text:p text:style-name="Preformatted_20_Text">data/structure/timestep_info/00067/dqddt</text:p>
      <text:p text:style-name="Preformatted_20_Text">data/structure/timestep_info/00067/dqdt</text:p>
      <text:p text:style-name="Preformatted_20_Text">data/structure/timestep_info/00067/for_acc</text:p>
      <text:p text:style-name="Preformatted_20_Text">data/structure/timestep_info/00067/for_pos</text:p>
      <text:p text:style-name="Preformatted_20_Text">data/structure/timestep_info/00067/for_vel</text:p>
      <text:p text:style-name="Preformatted_20_Text">data/structure/timestep_info/00067/forces_constraints_FoR</text:p>
      <text:p text:style-name="Preformatted_20_Text">data/structure/timestep_info/00067/forces_constraints_nodes</text:p>
      <text:p text:style-name="Preformatted_20_Text">data/structure/timestep_info/00067/gravity_forces</text:p>
      <text:p text:style-name="Preformatted_20_Text">data/structure/timestep_info/00067/in_global_AFoR</text:p>
      <text:p text:style-name="Preformatted_20_Text">data/structure/timestep_info/00067/mb_FoR_acc</text:p>
      <text:p text:style-name="Preformatted_20_Text">data/structure/timestep_info/00067/mb_FoR_pos</text:p>
      <text:p text:style-name="Preformatted_20_Text">data/structure/timestep_info/00067/mb_FoR_vel</text:p>
      <text:p text:style-name="Preformatted_20_Text"><text:soft-page-break/>data/structure/timestep_info/00067/mb_dict</text:p>
      <text:p text:style-name="Preformatted_20_Text">data/structure/timestep_info/00067/mb_dquatdt</text:p>
      <text:p text:style-name="Preformatted_20_Text">data/structure/timestep_info/00067/mb_quat</text:p>
      <text:p text:style-name="Preformatted_20_Text">data/structure/timestep_info/00067/num_elem</text:p>
      <text:p text:style-name="Preformatted_20_Text">data/structure/timestep_info/00067/num_node</text:p>
      <text:p text:style-name="Preformatted_20_Text">data/structure/timestep_info/00067/num_node_elem</text:p>
      <text:p text:style-name="Preformatted_20_Text">data/structure/timestep_info/00067/pos</text:p>
      <text:p text:style-name="Preformatted_20_Text">data/structure/timestep_info/00067/pos_ddot</text:p>
      <text:p text:style-name="Preformatted_20_Text">data/structure/timestep_info/00067/pos_dot</text:p>
      <text:p text:style-name="Preformatted_20_Text">data/structure/timestep_info/00067/postproc_cell/_read_as</text:p>
      <text:p text:style-name="Preformatted_20_Text">data/structure/timestep_info/00067/postproc_cell/coords_a</text:p>
      <text:p text:style-name="Preformatted_20_Text">data/structure/timestep_info/00067/postproc_cell/loads</text:p>
      <text:p text:style-name="Preformatted_20_Text">data/structure/timestep_info/00067/postproc_cell/strain</text:p>
      <text:p text:style-name="Preformatted_20_Text">data/structure/timestep_info/00067/postproc_node/_read_as</text:p>
      <text:p text:style-name="Preformatted_20_Text">data/structure/timestep_info/00067/postproc_node/aero_steady_forces</text:p>
      <text:p text:style-name="Preformatted_20_Text">data/structure/timestep_info/00067/postproc_node/aero_unsteady_forces</text:p>
      <text:p text:style-name="Preformatted_20_Text">data/structure/timestep_info/00067/psi</text:p>
      <text:p text:style-name="Preformatted_20_Text">data/structure/timestep_info/00067/psi_ddot</text:p>
      <text:p text:style-name="Preformatted_20_Text">data/structure/timestep_info/00067/psi_dot</text:p>
      <text:p text:style-name="Preformatted_20_Text">data/structure/timestep_info/00067/psi_dot_local</text:p>
      <text:p text:style-name="Preformatted_20_Text">data/structure/timestep_info/00067/psi_local</text:p>
      <text:p text:style-name="Preformatted_20_Text">data/structure/timestep_info/00067/q</text:p>
      <text:p text:style-name="Preformatted_20_Text">data/structure/timestep_info/00067/quat</text:p>
      <text:p text:style-name="Preformatted_20_Text">data/structure/timestep_info/00067/runtime_steady_forces</text:p>
      <text:p text:style-name="Preformatted_20_Text">data/structure/timestep_info/00067/runtime_unsteady_forces</text:p>
      <text:p text:style-name="Preformatted_20_Text">data/structure/timestep_info/00067/steady_applied_forces</text:p>
      <text:p text:style-name="Preformatted_20_Text">data/structure/timestep_info/00067/total_forces</text:p>
      <text:p text:style-name="Preformatted_20_Text">data/structure/timestep_info/00067/total_gravity_forces</text:p>
      <text:p text:style-name="Preformatted_20_Text">data/structure/timestep_info/00067/unsteady_applied_forces</text:p>
      <text:p text:style-name="Preformatted_20_Text">data/structure/timestep_info/00068/_read_as</text:p>
      <text:p text:style-name="Preformatted_20_Text">data/structure/timestep_info/00068/dqddt</text:p>
      <text:p text:style-name="Preformatted_20_Text">data/structure/timestep_info/00068/dqdt</text:p>
      <text:p text:style-name="Preformatted_20_Text">data/structure/timestep_info/00068/for_acc</text:p>
      <text:p text:style-name="Preformatted_20_Text">data/structure/timestep_info/00068/for_pos</text:p>
      <text:p text:style-name="Preformatted_20_Text">data/structure/timestep_info/00068/for_vel</text:p>
      <text:p text:style-name="Preformatted_20_Text">data/structure/timestep_info/00068/forces_constraints_FoR</text:p>
      <text:p text:style-name="Preformatted_20_Text">data/structure/timestep_info/00068/forces_constraints_nodes</text:p>
      <text:p text:style-name="Preformatted_20_Text">data/structure/timestep_info/00068/gravity_forces</text:p>
      <text:p text:style-name="Preformatted_20_Text">data/structure/timestep_info/00068/in_global_AFoR</text:p>
      <text:p text:style-name="Preformatted_20_Text">data/structure/timestep_info/00068/mb_FoR_acc</text:p>
      <text:p text:style-name="Preformatted_20_Text">data/structure/timestep_info/00068/mb_FoR_pos</text:p>
      <text:p text:style-name="Preformatted_20_Text">data/structure/timestep_info/00068/mb_FoR_vel</text:p>
      <text:p text:style-name="Preformatted_20_Text">data/structure/timestep_info/00068/mb_dict</text:p>
      <text:p text:style-name="Preformatted_20_Text">data/structure/timestep_info/00068/mb_dquatdt</text:p>
      <text:p text:style-name="Preformatted_20_Text">data/structure/timestep_info/00068/mb_quat</text:p>
      <text:p text:style-name="Preformatted_20_Text">data/structure/timestep_info/00068/num_elem</text:p>
      <text:p text:style-name="Preformatted_20_Text">data/structure/timestep_info/00068/num_node</text:p>
      <text:p text:style-name="Preformatted_20_Text">data/structure/timestep_info/00068/num_node_elem</text:p>
      <text:p text:style-name="Preformatted_20_Text">data/structure/timestep_info/00068/pos</text:p>
      <text:p text:style-name="Preformatted_20_Text">data/structure/timestep_info/00068/pos_ddot</text:p>
      <text:p text:style-name="Preformatted_20_Text">data/structure/timestep_info/00068/pos_dot</text:p>
      <text:p text:style-name="Preformatted_20_Text">data/structure/timestep_info/00068/postproc_cell/_read_as</text:p>
      <text:p text:style-name="Preformatted_20_Text">data/structure/timestep_info/00068/postproc_cell/coords_a</text:p>
      <text:p text:style-name="Preformatted_20_Text">data/structure/timestep_info/00068/postproc_cell/loads</text:p>
      <text:p text:style-name="Preformatted_20_Text">data/structure/timestep_info/00068/postproc_cell/strain</text:p>
      <text:p text:style-name="Preformatted_20_Text">data/structure/timestep_info/00068/postproc_node/_read_as</text:p>
      <text:p text:style-name="Preformatted_20_Text">data/structure/timestep_info/00068/postproc_node/aero_steady_forces</text:p>
      <text:p text:style-name="Preformatted_20_Text">data/structure/timestep_info/00068/postproc_node/aero_unsteady_forces</text:p>
      <text:p text:style-name="Preformatted_20_Text">data/structure/timestep_info/00068/psi</text:p>
      <text:p text:style-name="Preformatted_20_Text">data/structure/timestep_info/00068/psi_ddot</text:p>
      <text:p text:style-name="Preformatted_20_Text">data/structure/timestep_info/00068/psi_dot</text:p>
      <text:p text:style-name="Preformatted_20_Text">data/structure/timestep_info/00068/psi_dot_local</text:p>
      <text:p text:style-name="Preformatted_20_Text">data/structure/timestep_info/00068/psi_local</text:p>
      <text:p text:style-name="Preformatted_20_Text">data/structure/timestep_info/00068/q</text:p>
      <text:p text:style-name="Preformatted_20_Text"><text:soft-page-break/>data/structure/timestep_info/00068/quat</text:p>
      <text:p text:style-name="Preformatted_20_Text">data/structure/timestep_info/00068/runtime_steady_forces</text:p>
      <text:p text:style-name="Preformatted_20_Text">data/structure/timestep_info/00068/runtime_unsteady_forces</text:p>
      <text:p text:style-name="Preformatted_20_Text">data/structure/timestep_info/00068/steady_applied_forces</text:p>
      <text:p text:style-name="Preformatted_20_Text">data/structure/timestep_info/00068/total_forces</text:p>
      <text:p text:style-name="Preformatted_20_Text">data/structure/timestep_info/00068/total_gravity_forces</text:p>
      <text:p text:style-name="Preformatted_20_Text">data/structure/timestep_info/00068/unsteady_applied_forces</text:p>
      <text:p text:style-name="Preformatted_20_Text">data/structure/timestep_info/00069/_read_as</text:p>
      <text:p text:style-name="Preformatted_20_Text">data/structure/timestep_info/00069/dqddt</text:p>
      <text:p text:style-name="Preformatted_20_Text">data/structure/timestep_info/00069/dqdt</text:p>
      <text:p text:style-name="Preformatted_20_Text">data/structure/timestep_info/00069/for_acc</text:p>
      <text:p text:style-name="Preformatted_20_Text">data/structure/timestep_info/00069/for_pos</text:p>
      <text:p text:style-name="Preformatted_20_Text">data/structure/timestep_info/00069/for_vel</text:p>
      <text:p text:style-name="Preformatted_20_Text">data/structure/timestep_info/00069/forces_constraints_FoR</text:p>
      <text:p text:style-name="Preformatted_20_Text">data/structure/timestep_info/00069/forces_constraints_nodes</text:p>
      <text:p text:style-name="Preformatted_20_Text">data/structure/timestep_info/00069/gravity_forces</text:p>
      <text:p text:style-name="Preformatted_20_Text">data/structure/timestep_info/00069/in_global_AFoR</text:p>
      <text:p text:style-name="Preformatted_20_Text">data/structure/timestep_info/00069/mb_FoR_acc</text:p>
      <text:p text:style-name="Preformatted_20_Text">data/structure/timestep_info/00069/mb_FoR_pos</text:p>
      <text:p text:style-name="Preformatted_20_Text">data/structure/timestep_info/00069/mb_FoR_vel</text:p>
      <text:p text:style-name="Preformatted_20_Text">data/structure/timestep_info/00069/mb_dict</text:p>
      <text:p text:style-name="Preformatted_20_Text">data/structure/timestep_info/00069/mb_dquatdt</text:p>
      <text:p text:style-name="Preformatted_20_Text">data/structure/timestep_info/00069/mb_quat</text:p>
      <text:p text:style-name="Preformatted_20_Text">data/structure/timestep_info/00069/num_elem</text:p>
      <text:p text:style-name="Preformatted_20_Text">data/structure/timestep_info/00069/num_node</text:p>
      <text:p text:style-name="Preformatted_20_Text">data/structure/timestep_info/00069/num_node_elem</text:p>
      <text:p text:style-name="Preformatted_20_Text">data/structure/timestep_info/00069/pos</text:p>
      <text:p text:style-name="Preformatted_20_Text">data/structure/timestep_info/00069/pos_ddot</text:p>
      <text:p text:style-name="Preformatted_20_Text">data/structure/timestep_info/00069/pos_dot</text:p>
      <text:p text:style-name="Preformatted_20_Text">data/structure/timestep_info/00069/postproc_cell/_read_as</text:p>
      <text:p text:style-name="Preformatted_20_Text">data/structure/timestep_info/00069/postproc_cell/coords_a</text:p>
      <text:p text:style-name="Preformatted_20_Text">data/structure/timestep_info/00069/postproc_cell/loads</text:p>
      <text:p text:style-name="Preformatted_20_Text">data/structure/timestep_info/00069/postproc_cell/strain</text:p>
      <text:p text:style-name="Preformatted_20_Text">data/structure/timestep_info/00069/postproc_node/_read_as</text:p>
      <text:p text:style-name="Preformatted_20_Text">data/structure/timestep_info/00069/postproc_node/aero_steady_forces</text:p>
      <text:p text:style-name="Preformatted_20_Text">data/structure/timestep_info/00069/postproc_node/aero_unsteady_forces</text:p>
      <text:p text:style-name="Preformatted_20_Text">data/structure/timestep_info/00069/psi</text:p>
      <text:p text:style-name="Preformatted_20_Text">data/structure/timestep_info/00069/psi_ddot</text:p>
      <text:p text:style-name="Preformatted_20_Text">data/structure/timestep_info/00069/psi_dot</text:p>
      <text:p text:style-name="Preformatted_20_Text">data/structure/timestep_info/00069/psi_dot_local</text:p>
      <text:p text:style-name="Preformatted_20_Text">data/structure/timestep_info/00069/psi_local</text:p>
      <text:p text:style-name="Preformatted_20_Text">data/structure/timestep_info/00069/q</text:p>
      <text:p text:style-name="Preformatted_20_Text">data/structure/timestep_info/00069/quat</text:p>
      <text:p text:style-name="Preformatted_20_Text">data/structure/timestep_info/00069/runtime_steady_forces</text:p>
      <text:p text:style-name="Preformatted_20_Text">data/structure/timestep_info/00069/runtime_unsteady_forces</text:p>
      <text:p text:style-name="Preformatted_20_Text">data/structure/timestep_info/00069/steady_applied_forces</text:p>
      <text:p text:style-name="Preformatted_20_Text">data/structure/timestep_info/00069/total_forces</text:p>
      <text:p text:style-name="Preformatted_20_Text">data/structure/timestep_info/00069/total_gravity_forces</text:p>
      <text:p text:style-name="Preformatted_20_Text">data/structure/timestep_info/00069/unsteady_applied_forces</text:p>
      <text:p text:style-name="Preformatted_20_Text">data/structure/timestep_info/00070/_read_as</text:p>
      <text:p text:style-name="Preformatted_20_Text">data/structure/timestep_info/00070/dqddt</text:p>
      <text:p text:style-name="Preformatted_20_Text">data/structure/timestep_info/00070/dqdt</text:p>
      <text:p text:style-name="Preformatted_20_Text">data/structure/timestep_info/00070/for_acc</text:p>
      <text:p text:style-name="Preformatted_20_Text">data/structure/timestep_info/00070/for_pos</text:p>
      <text:p text:style-name="Preformatted_20_Text">data/structure/timestep_info/00070/for_vel</text:p>
      <text:p text:style-name="Preformatted_20_Text">data/structure/timestep_info/00070/forces_constraints_FoR</text:p>
      <text:p text:style-name="Preformatted_20_Text">data/structure/timestep_info/00070/forces_constraints_nodes</text:p>
      <text:p text:style-name="Preformatted_20_Text">data/structure/timestep_info/00070/gravity_forces</text:p>
      <text:p text:style-name="Preformatted_20_Text">data/structure/timestep_info/00070/in_global_AFoR</text:p>
      <text:p text:style-name="Preformatted_20_Text">data/structure/timestep_info/00070/mb_FoR_acc</text:p>
      <text:p text:style-name="Preformatted_20_Text">data/structure/timestep_info/00070/mb_FoR_pos</text:p>
      <text:p text:style-name="Preformatted_20_Text">data/structure/timestep_info/00070/mb_FoR_vel</text:p>
      <text:p text:style-name="Preformatted_20_Text">data/structure/timestep_info/00070/mb_dict</text:p>
      <text:p text:style-name="Preformatted_20_Text">data/structure/timestep_info/00070/mb_dquatdt</text:p>
      <text:p text:style-name="Preformatted_20_Text"><text:soft-page-break/>data/structure/timestep_info/00070/mb_quat</text:p>
      <text:p text:style-name="Preformatted_20_Text">data/structure/timestep_info/00070/num_elem</text:p>
      <text:p text:style-name="Preformatted_20_Text">data/structure/timestep_info/00070/num_node</text:p>
      <text:p text:style-name="Preformatted_20_Text">data/structure/timestep_info/00070/num_node_elem</text:p>
      <text:p text:style-name="Preformatted_20_Text">data/structure/timestep_info/00070/pos</text:p>
      <text:p text:style-name="Preformatted_20_Text">data/structure/timestep_info/00070/pos_ddot</text:p>
      <text:p text:style-name="Preformatted_20_Text">data/structure/timestep_info/00070/pos_dot</text:p>
      <text:p text:style-name="Preformatted_20_Text">data/structure/timestep_info/00070/postproc_cell/_read_as</text:p>
      <text:p text:style-name="Preformatted_20_Text">data/structure/timestep_info/00070/postproc_cell/coords_a</text:p>
      <text:p text:style-name="Preformatted_20_Text">data/structure/timestep_info/00070/postproc_cell/loads</text:p>
      <text:p text:style-name="Preformatted_20_Text">data/structure/timestep_info/00070/postproc_cell/strain</text:p>
      <text:p text:style-name="Preformatted_20_Text">data/structure/timestep_info/00070/postproc_node/_read_as</text:p>
      <text:p text:style-name="Preformatted_20_Text">data/structure/timestep_info/00070/postproc_node/aero_steady_forces</text:p>
      <text:p text:style-name="Preformatted_20_Text">data/structure/timestep_info/00070/postproc_node/aero_unsteady_forces</text:p>
      <text:p text:style-name="Preformatted_20_Text">data/structure/timestep_info/00070/psi</text:p>
      <text:p text:style-name="Preformatted_20_Text">data/structure/timestep_info/00070/psi_ddot</text:p>
      <text:p text:style-name="Preformatted_20_Text">data/structure/timestep_info/00070/psi_dot</text:p>
      <text:p text:style-name="Preformatted_20_Text">data/structure/timestep_info/00070/psi_dot_local</text:p>
      <text:p text:style-name="Preformatted_20_Text">data/structure/timestep_info/00070/psi_local</text:p>
      <text:p text:style-name="Preformatted_20_Text">data/structure/timestep_info/00070/q</text:p>
      <text:p text:style-name="Preformatted_20_Text">data/structure/timestep_info/00070/quat</text:p>
      <text:p text:style-name="Preformatted_20_Text">data/structure/timestep_info/00070/runtime_steady_forces</text:p>
      <text:p text:style-name="Preformatted_20_Text">data/structure/timestep_info/00070/runtime_unsteady_forces</text:p>
      <text:p text:style-name="Preformatted_20_Text">data/structure/timestep_info/00070/steady_applied_forces</text:p>
      <text:p text:style-name="Preformatted_20_Text">data/structure/timestep_info/00070/total_forces</text:p>
      <text:p text:style-name="Preformatted_20_Text">data/structure/timestep_info/00070/total_gravity_forces</text:p>
      <text:p text:style-name="Preformatted_20_Text">data/structure/timestep_info/00070/unsteady_applied_forces</text:p>
      <text:p text:style-name="Preformatted_20_Text">data/structure/timestep_info/00071/_read_as</text:p>
      <text:p text:style-name="Preformatted_20_Text">data/structure/timestep_info/00071/dqddt</text:p>
      <text:p text:style-name="Preformatted_20_Text">data/structure/timestep_info/00071/dqdt</text:p>
      <text:p text:style-name="Preformatted_20_Text">data/structure/timestep_info/00071/for_acc</text:p>
      <text:p text:style-name="Preformatted_20_Text">data/structure/timestep_info/00071/for_pos</text:p>
      <text:p text:style-name="Preformatted_20_Text">data/structure/timestep_info/00071/for_vel</text:p>
      <text:p text:style-name="Preformatted_20_Text">data/structure/timestep_info/00071/forces_constraints_FoR</text:p>
      <text:p text:style-name="Preformatted_20_Text">data/structure/timestep_info/00071/forces_constraints_nodes</text:p>
      <text:p text:style-name="Preformatted_20_Text">data/structure/timestep_info/00071/gravity_forces</text:p>
      <text:p text:style-name="Preformatted_20_Text">data/structure/timestep_info/00071/in_global_AFoR</text:p>
      <text:p text:style-name="Preformatted_20_Text">data/structure/timestep_info/00071/mb_FoR_acc</text:p>
      <text:p text:style-name="Preformatted_20_Text">data/structure/timestep_info/00071/mb_FoR_pos</text:p>
      <text:p text:style-name="Preformatted_20_Text">data/structure/timestep_info/00071/mb_FoR_vel</text:p>
      <text:p text:style-name="Preformatted_20_Text">data/structure/timestep_info/00071/mb_dict</text:p>
      <text:p text:style-name="Preformatted_20_Text">data/structure/timestep_info/00071/mb_dquatdt</text:p>
      <text:p text:style-name="Preformatted_20_Text">data/structure/timestep_info/00071/mb_quat</text:p>
      <text:p text:style-name="Preformatted_20_Text">data/structure/timestep_info/00071/num_elem</text:p>
      <text:p text:style-name="Preformatted_20_Text">data/structure/timestep_info/00071/num_node</text:p>
      <text:p text:style-name="Preformatted_20_Text">data/structure/timestep_info/00071/num_node_elem</text:p>
      <text:p text:style-name="Preformatted_20_Text">data/structure/timestep_info/00071/pos</text:p>
      <text:p text:style-name="Preformatted_20_Text">data/structure/timestep_info/00071/pos_ddot</text:p>
      <text:p text:style-name="Preformatted_20_Text">data/structure/timestep_info/00071/pos_dot</text:p>
      <text:p text:style-name="Preformatted_20_Text">data/structure/timestep_info/00071/postproc_cell/_read_as</text:p>
      <text:p text:style-name="Preformatted_20_Text">data/structure/timestep_info/00071/postproc_cell/coords_a</text:p>
      <text:p text:style-name="Preformatted_20_Text">data/structure/timestep_info/00071/postproc_cell/loads</text:p>
      <text:p text:style-name="Preformatted_20_Text">data/structure/timestep_info/00071/postproc_cell/strain</text:p>
      <text:p text:style-name="Preformatted_20_Text">data/structure/timestep_info/00071/postproc_node/_read_as</text:p>
      <text:p text:style-name="Preformatted_20_Text">data/structure/timestep_info/00071/postproc_node/aero_steady_forces</text:p>
      <text:p text:style-name="Preformatted_20_Text">data/structure/timestep_info/00071/postproc_node/aero_unsteady_forces</text:p>
      <text:p text:style-name="Preformatted_20_Text">data/structure/timestep_info/00071/psi</text:p>
      <text:p text:style-name="Preformatted_20_Text">data/structure/timestep_info/00071/psi_ddot</text:p>
      <text:p text:style-name="Preformatted_20_Text">data/structure/timestep_info/00071/psi_dot</text:p>
      <text:p text:style-name="Preformatted_20_Text">data/structure/timestep_info/00071/psi_dot_local</text:p>
      <text:p text:style-name="Preformatted_20_Text">data/structure/timestep_info/00071/psi_local</text:p>
      <text:p text:style-name="Preformatted_20_Text">data/structure/timestep_info/00071/q</text:p>
      <text:p text:style-name="Preformatted_20_Text">data/structure/timestep_info/00071/quat</text:p>
      <text:p text:style-name="Preformatted_20_Text">data/structure/timestep_info/00071/runtime_steady_forces</text:p>
      <text:p text:style-name="Preformatted_20_Text"><text:soft-page-break/>data/structure/timestep_info/00071/runtime_unsteady_forces</text:p>
      <text:p text:style-name="Preformatted_20_Text">data/structure/timestep_info/00071/steady_applied_forces</text:p>
      <text:p text:style-name="Preformatted_20_Text">data/structure/timestep_info/00071/total_forces</text:p>
      <text:p text:style-name="Preformatted_20_Text">data/structure/timestep_info/00071/total_gravity_forces</text:p>
      <text:p text:style-name="Preformatted_20_Text">data/structure/timestep_info/00071/unsteady_applied_forces</text:p>
      <text:p text:style-name="Preformatted_20_Text">data/structure/timestep_info/00072/_read_as</text:p>
      <text:p text:style-name="Preformatted_20_Text">data/structure/timestep_info/00072/dqddt</text:p>
      <text:p text:style-name="Preformatted_20_Text">data/structure/timestep_info/00072/dqdt</text:p>
      <text:p text:style-name="Preformatted_20_Text">data/structure/timestep_info/00072/for_acc</text:p>
      <text:p text:style-name="Preformatted_20_Text">data/structure/timestep_info/00072/for_pos</text:p>
      <text:p text:style-name="Preformatted_20_Text">data/structure/timestep_info/00072/for_vel</text:p>
      <text:p text:style-name="Preformatted_20_Text">data/structure/timestep_info/00072/forces_constraints_FoR</text:p>
      <text:p text:style-name="Preformatted_20_Text">data/structure/timestep_info/00072/forces_constraints_nodes</text:p>
      <text:p text:style-name="Preformatted_20_Text">data/structure/timestep_info/00072/gravity_forces</text:p>
      <text:p text:style-name="Preformatted_20_Text">data/structure/timestep_info/00072/in_global_AFoR</text:p>
      <text:p text:style-name="Preformatted_20_Text">data/structure/timestep_info/00072/mb_FoR_acc</text:p>
      <text:p text:style-name="Preformatted_20_Text">data/structure/timestep_info/00072/mb_FoR_pos</text:p>
      <text:p text:style-name="Preformatted_20_Text">data/structure/timestep_info/00072/mb_FoR_vel</text:p>
      <text:p text:style-name="Preformatted_20_Text">data/structure/timestep_info/00072/mb_dict</text:p>
      <text:p text:style-name="Preformatted_20_Text">data/structure/timestep_info/00072/mb_dquatdt</text:p>
      <text:p text:style-name="Preformatted_20_Text">data/structure/timestep_info/00072/mb_quat</text:p>
      <text:p text:style-name="Preformatted_20_Text">data/structure/timestep_info/00072/num_elem</text:p>
      <text:p text:style-name="Preformatted_20_Text">data/structure/timestep_info/00072/num_node</text:p>
      <text:p text:style-name="Preformatted_20_Text">data/structure/timestep_info/00072/num_node_elem</text:p>
      <text:p text:style-name="Preformatted_20_Text">data/structure/timestep_info/00072/pos</text:p>
      <text:p text:style-name="Preformatted_20_Text">data/structure/timestep_info/00072/pos_ddot</text:p>
      <text:p text:style-name="Preformatted_20_Text">data/structure/timestep_info/00072/pos_dot</text:p>
      <text:p text:style-name="Preformatted_20_Text">data/structure/timestep_info/00072/postproc_cell/_read_as</text:p>
      <text:p text:style-name="Preformatted_20_Text">data/structure/timestep_info/00072/postproc_cell/coords_a</text:p>
      <text:p text:style-name="Preformatted_20_Text">data/structure/timestep_info/00072/postproc_cell/loads</text:p>
      <text:p text:style-name="Preformatted_20_Text">data/structure/timestep_info/00072/postproc_cell/strain</text:p>
      <text:p text:style-name="Preformatted_20_Text">data/structure/timestep_info/00072/postproc_node/_read_as</text:p>
      <text:p text:style-name="Preformatted_20_Text">data/structure/timestep_info/00072/postproc_node/aero_steady_forces</text:p>
      <text:p text:style-name="Preformatted_20_Text">data/structure/timestep_info/00072/postproc_node/aero_unsteady_forces</text:p>
      <text:p text:style-name="Preformatted_20_Text">data/structure/timestep_info/00072/psi</text:p>
      <text:p text:style-name="Preformatted_20_Text">data/structure/timestep_info/00072/psi_ddot</text:p>
      <text:p text:style-name="Preformatted_20_Text">data/structure/timestep_info/00072/psi_dot</text:p>
      <text:p text:style-name="Preformatted_20_Text">data/structure/timestep_info/00072/psi_dot_local</text:p>
      <text:p text:style-name="Preformatted_20_Text">data/structure/timestep_info/00072/psi_local</text:p>
      <text:p text:style-name="Preformatted_20_Text">data/structure/timestep_info/00072/q</text:p>
      <text:p text:style-name="Preformatted_20_Text">data/structure/timestep_info/00072/quat</text:p>
      <text:p text:style-name="Preformatted_20_Text">data/structure/timestep_info/00072/runtime_steady_forces</text:p>
      <text:p text:style-name="Preformatted_20_Text">data/structure/timestep_info/00072/runtime_unsteady_forces</text:p>
      <text:p text:style-name="Preformatted_20_Text">data/structure/timestep_info/00072/steady_applied_forces</text:p>
      <text:p text:style-name="Preformatted_20_Text">data/structure/timestep_info/00072/total_forces</text:p>
      <text:p text:style-name="Preformatted_20_Text">data/structure/timestep_info/00072/total_gravity_forces</text:p>
      <text:p text:style-name="Preformatted_20_Text">data/structure/timestep_info/00072/unsteady_applied_forces</text:p>
      <text:p text:style-name="Preformatted_20_Text">data/structure/timestep_info/00073/_read_as</text:p>
      <text:p text:style-name="Preformatted_20_Text">data/structure/timestep_info/00073/dqddt</text:p>
      <text:p text:style-name="Preformatted_20_Text">data/structure/timestep_info/00073/dqdt</text:p>
      <text:p text:style-name="Preformatted_20_Text">data/structure/timestep_info/00073/for_acc</text:p>
      <text:p text:style-name="Preformatted_20_Text">data/structure/timestep_info/00073/for_pos</text:p>
      <text:p text:style-name="Preformatted_20_Text">data/structure/timestep_info/00073/for_vel</text:p>
      <text:p text:style-name="Preformatted_20_Text">data/structure/timestep_info/00073/forces_constraints_FoR</text:p>
      <text:p text:style-name="Preformatted_20_Text">data/structure/timestep_info/00073/forces_constraints_nodes</text:p>
      <text:p text:style-name="Preformatted_20_Text">data/structure/timestep_info/00073/gravity_forces</text:p>
      <text:p text:style-name="Preformatted_20_Text">data/structure/timestep_info/00073/in_global_AFoR</text:p>
      <text:p text:style-name="Preformatted_20_Text">data/structure/timestep_info/00073/mb_FoR_acc</text:p>
      <text:p text:style-name="Preformatted_20_Text">data/structure/timestep_info/00073/mb_FoR_pos</text:p>
      <text:p text:style-name="Preformatted_20_Text">data/structure/timestep_info/00073/mb_FoR_vel</text:p>
      <text:p text:style-name="Preformatted_20_Text">data/structure/timestep_info/00073/mb_dict</text:p>
      <text:p text:style-name="Preformatted_20_Text">data/structure/timestep_info/00073/mb_dquatdt</text:p>
      <text:p text:style-name="Preformatted_20_Text">data/structure/timestep_info/00073/mb_quat</text:p>
      <text:p text:style-name="Preformatted_20_Text">data/structure/timestep_info/00073/num_elem</text:p>
      <text:p text:style-name="Preformatted_20_Text"><text:soft-page-break/>data/structure/timestep_info/00073/num_node</text:p>
      <text:p text:style-name="Preformatted_20_Text">data/structure/timestep_info/00073/num_node_elem</text:p>
      <text:p text:style-name="Preformatted_20_Text">data/structure/timestep_info/00073/pos</text:p>
      <text:p text:style-name="Preformatted_20_Text">data/structure/timestep_info/00073/pos_ddot</text:p>
      <text:p text:style-name="Preformatted_20_Text">data/structure/timestep_info/00073/pos_dot</text:p>
      <text:p text:style-name="Preformatted_20_Text">data/structure/timestep_info/00073/postproc_cell/_read_as</text:p>
      <text:p text:style-name="Preformatted_20_Text">data/structure/timestep_info/00073/postproc_cell/coords_a</text:p>
      <text:p text:style-name="Preformatted_20_Text">data/structure/timestep_info/00073/postproc_cell/loads</text:p>
      <text:p text:style-name="Preformatted_20_Text">data/structure/timestep_info/00073/postproc_cell/strain</text:p>
      <text:p text:style-name="Preformatted_20_Text">data/structure/timestep_info/00073/postproc_node/_read_as</text:p>
      <text:p text:style-name="Preformatted_20_Text">data/structure/timestep_info/00073/postproc_node/aero_steady_forces</text:p>
      <text:p text:style-name="Preformatted_20_Text">data/structure/timestep_info/00073/postproc_node/aero_unsteady_forces</text:p>
      <text:p text:style-name="Preformatted_20_Text">data/structure/timestep_info/00073/psi</text:p>
      <text:p text:style-name="Preformatted_20_Text">data/structure/timestep_info/00073/psi_ddot</text:p>
      <text:p text:style-name="Preformatted_20_Text">data/structure/timestep_info/00073/psi_dot</text:p>
      <text:p text:style-name="Preformatted_20_Text">data/structure/timestep_info/00073/psi_dot_local</text:p>
      <text:p text:style-name="Preformatted_20_Text">data/structure/timestep_info/00073/psi_local</text:p>
      <text:p text:style-name="Preformatted_20_Text">data/structure/timestep_info/00073/q</text:p>
      <text:p text:style-name="Preformatted_20_Text">data/structure/timestep_info/00073/quat</text:p>
      <text:p text:style-name="Preformatted_20_Text">data/structure/timestep_info/00073/runtime_steady_forces</text:p>
      <text:p text:style-name="Preformatted_20_Text">data/structure/timestep_info/00073/runtime_unsteady_forces</text:p>
      <text:p text:style-name="Preformatted_20_Text">data/structure/timestep_info/00073/steady_applied_forces</text:p>
      <text:p text:style-name="Preformatted_20_Text">data/structure/timestep_info/00073/total_forces</text:p>
      <text:p text:style-name="Preformatted_20_Text">data/structure/timestep_info/00073/total_gravity_forces</text:p>
      <text:p text:style-name="Preformatted_20_Text">data/structure/timestep_info/00073/unsteady_applied_forces</text:p>
      <text:p text:style-name="Preformatted_20_Text">data/structure/timestep_info/00074/_read_as</text:p>
      <text:p text:style-name="Preformatted_20_Text">data/structure/timestep_info/00074/dqddt</text:p>
      <text:p text:style-name="Preformatted_20_Text">data/structure/timestep_info/00074/dqdt</text:p>
      <text:p text:style-name="Preformatted_20_Text">data/structure/timestep_info/00074/for_acc</text:p>
      <text:p text:style-name="Preformatted_20_Text">data/structure/timestep_info/00074/for_pos</text:p>
      <text:p text:style-name="Preformatted_20_Text">data/structure/timestep_info/00074/for_vel</text:p>
      <text:p text:style-name="Preformatted_20_Text">data/structure/timestep_info/00074/forces_constraints_FoR</text:p>
      <text:p text:style-name="Preformatted_20_Text">data/structure/timestep_info/00074/forces_constraints_nodes</text:p>
      <text:p text:style-name="Preformatted_20_Text">data/structure/timestep_info/00074/gravity_forces</text:p>
      <text:p text:style-name="Preformatted_20_Text">data/structure/timestep_info/00074/in_global_AFoR</text:p>
      <text:p text:style-name="Preformatted_20_Text">data/structure/timestep_info/00074/mb_FoR_acc</text:p>
      <text:p text:style-name="Preformatted_20_Text">data/structure/timestep_info/00074/mb_FoR_pos</text:p>
      <text:p text:style-name="Preformatted_20_Text">data/structure/timestep_info/00074/mb_FoR_vel</text:p>
      <text:p text:style-name="Preformatted_20_Text">data/structure/timestep_info/00074/mb_dict</text:p>
      <text:p text:style-name="Preformatted_20_Text">data/structure/timestep_info/00074/mb_dquatdt</text:p>
      <text:p text:style-name="Preformatted_20_Text">data/structure/timestep_info/00074/mb_quat</text:p>
      <text:p text:style-name="Preformatted_20_Text">data/structure/timestep_info/00074/num_elem</text:p>
      <text:p text:style-name="Preformatted_20_Text">data/structure/timestep_info/00074/num_node</text:p>
      <text:p text:style-name="Preformatted_20_Text">data/structure/timestep_info/00074/num_node_elem</text:p>
      <text:p text:style-name="Preformatted_20_Text">data/structure/timestep_info/00074/pos</text:p>
      <text:p text:style-name="Preformatted_20_Text">data/structure/timestep_info/00074/pos_ddot</text:p>
      <text:p text:style-name="Preformatted_20_Text">data/structure/timestep_info/00074/pos_dot</text:p>
      <text:p text:style-name="Preformatted_20_Text">data/structure/timestep_info/00074/postproc_cell/_read_as</text:p>
      <text:p text:style-name="Preformatted_20_Text">data/structure/timestep_info/00074/postproc_cell/coords_a</text:p>
      <text:p text:style-name="Preformatted_20_Text">data/structure/timestep_info/00074/postproc_cell/loads</text:p>
      <text:p text:style-name="Preformatted_20_Text">data/structure/timestep_info/00074/postproc_cell/strain</text:p>
      <text:p text:style-name="Preformatted_20_Text">data/structure/timestep_info/00074/postproc_node/_read_as</text:p>
      <text:p text:style-name="Preformatted_20_Text">data/structure/timestep_info/00074/postproc_node/aero_steady_forces</text:p>
      <text:p text:style-name="Preformatted_20_Text">data/structure/timestep_info/00074/postproc_node/aero_unsteady_forces</text:p>
      <text:p text:style-name="Preformatted_20_Text">data/structure/timestep_info/00074/psi</text:p>
      <text:p text:style-name="Preformatted_20_Text">data/structure/timestep_info/00074/psi_ddot</text:p>
      <text:p text:style-name="Preformatted_20_Text">data/structure/timestep_info/00074/psi_dot</text:p>
      <text:p text:style-name="Preformatted_20_Text">data/structure/timestep_info/00074/psi_dot_local</text:p>
      <text:p text:style-name="Preformatted_20_Text">data/structure/timestep_info/00074/psi_local</text:p>
      <text:p text:style-name="Preformatted_20_Text">data/structure/timestep_info/00074/q</text:p>
      <text:p text:style-name="Preformatted_20_Text">data/structure/timestep_info/00074/quat</text:p>
      <text:p text:style-name="Preformatted_20_Text">data/structure/timestep_info/00074/runtime_steady_forces</text:p>
      <text:p text:style-name="Preformatted_20_Text">data/structure/timestep_info/00074/runtime_unsteady_forces</text:p>
      <text:p text:style-name="Preformatted_20_Text">data/structure/timestep_info/00074/steady_applied_forces</text:p>
      <text:p text:style-name="Preformatted_20_Text"><text:soft-page-break/>data/structure/timestep_info/00074/total_forces</text:p>
      <text:p text:style-name="Preformatted_20_Text">data/structure/timestep_info/00074/total_gravity_forces</text:p>
      <text:p text:style-name="Preformatted_20_Text">data/structure/timestep_info/00074/unsteady_applied_forces</text:p>
      <text:p text:style-name="Preformatted_20_Text">data/structure/timestep_info/00075/_read_as</text:p>
      <text:p text:style-name="Preformatted_20_Text">data/structure/timestep_info/00075/dqddt</text:p>
      <text:p text:style-name="Preformatted_20_Text">data/structure/timestep_info/00075/dqdt</text:p>
      <text:p text:style-name="Preformatted_20_Text">data/structure/timestep_info/00075/for_acc</text:p>
      <text:p text:style-name="Preformatted_20_Text">data/structure/timestep_info/00075/for_pos</text:p>
      <text:p text:style-name="Preformatted_20_Text">data/structure/timestep_info/00075/for_vel</text:p>
      <text:p text:style-name="Preformatted_20_Text">data/structure/timestep_info/00075/forces_constraints_FoR</text:p>
      <text:p text:style-name="Preformatted_20_Text">data/structure/timestep_info/00075/forces_constraints_nodes</text:p>
      <text:p text:style-name="Preformatted_20_Text">data/structure/timestep_info/00075/gravity_forces</text:p>
      <text:p text:style-name="Preformatted_20_Text">data/structure/timestep_info/00075/in_global_AFoR</text:p>
      <text:p text:style-name="Preformatted_20_Text">data/structure/timestep_info/00075/mb_FoR_acc</text:p>
      <text:p text:style-name="Preformatted_20_Text">data/structure/timestep_info/00075/mb_FoR_pos</text:p>
      <text:p text:style-name="Preformatted_20_Text">data/structure/timestep_info/00075/mb_FoR_vel</text:p>
      <text:p text:style-name="Preformatted_20_Text">data/structure/timestep_info/00075/mb_dict</text:p>
      <text:p text:style-name="Preformatted_20_Text">data/structure/timestep_info/00075/mb_dquatdt</text:p>
      <text:p text:style-name="Preformatted_20_Text">data/structure/timestep_info/00075/mb_quat</text:p>
      <text:p text:style-name="Preformatted_20_Text">data/structure/timestep_info/00075/num_elem</text:p>
      <text:p text:style-name="Preformatted_20_Text">data/structure/timestep_info/00075/num_node</text:p>
      <text:p text:style-name="Preformatted_20_Text">data/structure/timestep_info/00075/num_node_elem</text:p>
      <text:p text:style-name="Preformatted_20_Text">data/structure/timestep_info/00075/pos</text:p>
      <text:p text:style-name="Preformatted_20_Text">data/structure/timestep_info/00075/pos_ddot</text:p>
      <text:p text:style-name="Preformatted_20_Text">data/structure/timestep_info/00075/pos_dot</text:p>
      <text:p text:style-name="Preformatted_20_Text">data/structure/timestep_info/00075/postproc_cell/_read_as</text:p>
      <text:p text:style-name="Preformatted_20_Text">data/structure/timestep_info/00075/postproc_cell/coords_a</text:p>
      <text:p text:style-name="Preformatted_20_Text">data/structure/timestep_info/00075/postproc_cell/loads</text:p>
      <text:p text:style-name="Preformatted_20_Text">data/structure/timestep_info/00075/postproc_cell/strain</text:p>
      <text:p text:style-name="Preformatted_20_Text">data/structure/timestep_info/00075/postproc_node/_read_as</text:p>
      <text:p text:style-name="Preformatted_20_Text">data/structure/timestep_info/00075/postproc_node/aero_steady_forces</text:p>
      <text:p text:style-name="Preformatted_20_Text">data/structure/timestep_info/00075/postproc_node/aero_unsteady_forces</text:p>
      <text:p text:style-name="Preformatted_20_Text">data/structure/timestep_info/00075/psi</text:p>
      <text:p text:style-name="Preformatted_20_Text">data/structure/timestep_info/00075/psi_ddot</text:p>
      <text:p text:style-name="Preformatted_20_Text">data/structure/timestep_info/00075/psi_dot</text:p>
      <text:p text:style-name="Preformatted_20_Text">data/structure/timestep_info/00075/psi_dot_local</text:p>
      <text:p text:style-name="Preformatted_20_Text">data/structure/timestep_info/00075/psi_local</text:p>
      <text:p text:style-name="Preformatted_20_Text">data/structure/timestep_info/00075/q</text:p>
      <text:p text:style-name="Preformatted_20_Text">data/structure/timestep_info/00075/quat</text:p>
      <text:p text:style-name="Preformatted_20_Text">data/structure/timestep_info/00075/runtime_steady_forces</text:p>
      <text:p text:style-name="Preformatted_20_Text">data/structure/timestep_info/00075/runtime_unsteady_forces</text:p>
      <text:p text:style-name="Preformatted_20_Text">data/structure/timestep_info/00075/steady_applied_forces</text:p>
      <text:p text:style-name="Preformatted_20_Text">data/structure/timestep_info/00075/total_forces</text:p>
      <text:p text:style-name="Preformatted_20_Text">data/structure/timestep_info/00075/total_gravity_forces</text:p>
      <text:p text:style-name="Preformatted_20_Text">data/structure/timestep_info/00075/unsteady_applied_forces</text:p>
      <text:p text:style-name="Preformatted_20_Text">data/structure/timestep_info/00076/_read_as</text:p>
      <text:p text:style-name="Preformatted_20_Text">data/structure/timestep_info/00076/dqddt</text:p>
      <text:p text:style-name="Preformatted_20_Text">data/structure/timestep_info/00076/dqdt</text:p>
      <text:p text:style-name="Preformatted_20_Text">data/structure/timestep_info/00076/for_acc</text:p>
      <text:p text:style-name="Preformatted_20_Text">data/structure/timestep_info/00076/for_pos</text:p>
      <text:p text:style-name="Preformatted_20_Text">data/structure/timestep_info/00076/for_vel</text:p>
      <text:p text:style-name="Preformatted_20_Text">data/structure/timestep_info/00076/forces_constraints_FoR</text:p>
      <text:p text:style-name="Preformatted_20_Text">data/structure/timestep_info/00076/forces_constraints_nodes</text:p>
      <text:p text:style-name="Preformatted_20_Text">data/structure/timestep_info/00076/gravity_forces</text:p>
      <text:p text:style-name="Preformatted_20_Text">data/structure/timestep_info/00076/in_global_AFoR</text:p>
      <text:p text:style-name="Preformatted_20_Text">data/structure/timestep_info/00076/mb_FoR_acc</text:p>
      <text:p text:style-name="Preformatted_20_Text">data/structure/timestep_info/00076/mb_FoR_pos</text:p>
      <text:p text:style-name="Preformatted_20_Text">data/structure/timestep_info/00076/mb_FoR_vel</text:p>
      <text:p text:style-name="Preformatted_20_Text">data/structure/timestep_info/00076/mb_dict</text:p>
      <text:p text:style-name="Preformatted_20_Text">data/structure/timestep_info/00076/mb_dquatdt</text:p>
      <text:p text:style-name="Preformatted_20_Text">data/structure/timestep_info/00076/mb_quat</text:p>
      <text:p text:style-name="Preformatted_20_Text">data/structure/timestep_info/00076/num_elem</text:p>
      <text:p text:style-name="Preformatted_20_Text">data/structure/timestep_info/00076/num_node</text:p>
      <text:p text:style-name="Preformatted_20_Text">data/structure/timestep_info/00076/num_node_elem</text:p>
      <text:p text:style-name="Preformatted_20_Text"><text:soft-page-break/>data/structure/timestep_info/00076/pos</text:p>
      <text:p text:style-name="Preformatted_20_Text">data/structure/timestep_info/00076/pos_ddot</text:p>
      <text:p text:style-name="Preformatted_20_Text">data/structure/timestep_info/00076/pos_dot</text:p>
      <text:p text:style-name="Preformatted_20_Text">data/structure/timestep_info/00076/postproc_cell/_read_as</text:p>
      <text:p text:style-name="Preformatted_20_Text">data/structure/timestep_info/00076/postproc_cell/coords_a</text:p>
      <text:p text:style-name="Preformatted_20_Text">data/structure/timestep_info/00076/postproc_cell/loads</text:p>
      <text:p text:style-name="Preformatted_20_Text">data/structure/timestep_info/00076/postproc_cell/strain</text:p>
      <text:p text:style-name="Preformatted_20_Text">data/structure/timestep_info/00076/postproc_node/_read_as</text:p>
      <text:p text:style-name="Preformatted_20_Text">data/structure/timestep_info/00076/postproc_node/aero_steady_forces</text:p>
      <text:p text:style-name="Preformatted_20_Text">data/structure/timestep_info/00076/postproc_node/aero_unsteady_forces</text:p>
      <text:p text:style-name="Preformatted_20_Text">data/structure/timestep_info/00076/psi</text:p>
      <text:p text:style-name="Preformatted_20_Text">data/structure/timestep_info/00076/psi_ddot</text:p>
      <text:p text:style-name="Preformatted_20_Text">data/structure/timestep_info/00076/psi_dot</text:p>
      <text:p text:style-name="Preformatted_20_Text">data/structure/timestep_info/00076/psi_dot_local</text:p>
      <text:p text:style-name="Preformatted_20_Text">data/structure/timestep_info/00076/psi_local</text:p>
      <text:p text:style-name="Preformatted_20_Text">data/structure/timestep_info/00076/q</text:p>
      <text:p text:style-name="Preformatted_20_Text">data/structure/timestep_info/00076/quat</text:p>
      <text:p text:style-name="Preformatted_20_Text">data/structure/timestep_info/00076/runtime_steady_forces</text:p>
      <text:p text:style-name="Preformatted_20_Text">data/structure/timestep_info/00076/runtime_unsteady_forces</text:p>
      <text:p text:style-name="Preformatted_20_Text">data/structure/timestep_info/00076/steady_applied_forces</text:p>
      <text:p text:style-name="Preformatted_20_Text">data/structure/timestep_info/00076/total_forces</text:p>
      <text:p text:style-name="Preformatted_20_Text">data/structure/timestep_info/00076/total_gravity_forces</text:p>
      <text:p text:style-name="Preformatted_20_Text">data/structure/timestep_info/00076/unsteady_applied_forces</text:p>
      <text:p text:style-name="Preformatted_20_Text">data/structure/timestep_info/00077/_read_as</text:p>
      <text:p text:style-name="Preformatted_20_Text">data/structure/timestep_info/00077/dqddt</text:p>
      <text:p text:style-name="Preformatted_20_Text">data/structure/timestep_info/00077/dqdt</text:p>
      <text:p text:style-name="Preformatted_20_Text">data/structure/timestep_info/00077/for_acc</text:p>
      <text:p text:style-name="Preformatted_20_Text">data/structure/timestep_info/00077/for_pos</text:p>
      <text:p text:style-name="Preformatted_20_Text">data/structure/timestep_info/00077/for_vel</text:p>
      <text:p text:style-name="Preformatted_20_Text">data/structure/timestep_info/00077/forces_constraints_FoR</text:p>
      <text:p text:style-name="Preformatted_20_Text">data/structure/timestep_info/00077/forces_constraints_nodes</text:p>
      <text:p text:style-name="Preformatted_20_Text">data/structure/timestep_info/00077/gravity_forces</text:p>
      <text:p text:style-name="Preformatted_20_Text">data/structure/timestep_info/00077/in_global_AFoR</text:p>
      <text:p text:style-name="Preformatted_20_Text">data/structure/timestep_info/00077/mb_FoR_acc</text:p>
      <text:p text:style-name="Preformatted_20_Text">data/structure/timestep_info/00077/mb_FoR_pos</text:p>
      <text:p text:style-name="Preformatted_20_Text">data/structure/timestep_info/00077/mb_FoR_vel</text:p>
      <text:p text:style-name="Preformatted_20_Text">data/structure/timestep_info/00077/mb_dict</text:p>
      <text:p text:style-name="Preformatted_20_Text">data/structure/timestep_info/00077/mb_dquatdt</text:p>
      <text:p text:style-name="Preformatted_20_Text">data/structure/timestep_info/00077/mb_quat</text:p>
      <text:p text:style-name="Preformatted_20_Text">data/structure/timestep_info/00077/num_elem</text:p>
      <text:p text:style-name="Preformatted_20_Text">data/structure/timestep_info/00077/num_node</text:p>
      <text:p text:style-name="Preformatted_20_Text">data/structure/timestep_info/00077/num_node_elem</text:p>
      <text:p text:style-name="Preformatted_20_Text">data/structure/timestep_info/00077/pos</text:p>
      <text:p text:style-name="Preformatted_20_Text">data/structure/timestep_info/00077/pos_ddot</text:p>
      <text:p text:style-name="Preformatted_20_Text">data/structure/timestep_info/00077/pos_dot</text:p>
      <text:p text:style-name="Preformatted_20_Text">data/structure/timestep_info/00077/postproc_cell/_read_as</text:p>
      <text:p text:style-name="Preformatted_20_Text">data/structure/timestep_info/00077/postproc_cell/coords_a</text:p>
      <text:p text:style-name="Preformatted_20_Text">data/structure/timestep_info/00077/postproc_cell/loads</text:p>
      <text:p text:style-name="Preformatted_20_Text">data/structure/timestep_info/00077/postproc_cell/strain</text:p>
      <text:p text:style-name="Preformatted_20_Text">data/structure/timestep_info/00077/postproc_node/_read_as</text:p>
      <text:p text:style-name="Preformatted_20_Text">data/structure/timestep_info/00077/postproc_node/aero_steady_forces</text:p>
      <text:p text:style-name="Preformatted_20_Text">data/structure/timestep_info/00077/postproc_node/aero_unsteady_forces</text:p>
      <text:p text:style-name="Preformatted_20_Text">data/structure/timestep_info/00077/psi</text:p>
      <text:p text:style-name="Preformatted_20_Text">data/structure/timestep_info/00077/psi_ddot</text:p>
      <text:p text:style-name="Preformatted_20_Text">data/structure/timestep_info/00077/psi_dot</text:p>
      <text:p text:style-name="Preformatted_20_Text">data/structure/timestep_info/00077/psi_dot_local</text:p>
      <text:p text:style-name="Preformatted_20_Text">data/structure/timestep_info/00077/psi_local</text:p>
      <text:p text:style-name="Preformatted_20_Text">data/structure/timestep_info/00077/q</text:p>
      <text:p text:style-name="Preformatted_20_Text">data/structure/timestep_info/00077/quat</text:p>
      <text:p text:style-name="Preformatted_20_Text">data/structure/timestep_info/00077/runtime_steady_forces</text:p>
      <text:p text:style-name="Preformatted_20_Text">data/structure/timestep_info/00077/runtime_unsteady_forces</text:p>
      <text:p text:style-name="Preformatted_20_Text">data/structure/timestep_info/00077/steady_applied_forces</text:p>
      <text:p text:style-name="Preformatted_20_Text">data/structure/timestep_info/00077/total_forces</text:p>
      <text:p text:style-name="Preformatted_20_Text">data/structure/timestep_info/00077/total_gravity_forces</text:p>
      <text:p text:style-name="Preformatted_20_Text"><text:soft-page-break/>data/structure/timestep_info/00077/unsteady_applied_forces</text:p>
      <text:p text:style-name="Preformatted_20_Text">data/structure/timestep_info/00078/_read_as</text:p>
      <text:p text:style-name="Preformatted_20_Text">data/structure/timestep_info/00078/dqddt</text:p>
      <text:p text:style-name="Preformatted_20_Text">data/structure/timestep_info/00078/dqdt</text:p>
      <text:p text:style-name="Preformatted_20_Text">data/structure/timestep_info/00078/for_acc</text:p>
      <text:p text:style-name="Preformatted_20_Text">data/structure/timestep_info/00078/for_pos</text:p>
      <text:p text:style-name="Preformatted_20_Text">data/structure/timestep_info/00078/for_vel</text:p>
      <text:p text:style-name="Preformatted_20_Text">data/structure/timestep_info/00078/forces_constraints_FoR</text:p>
      <text:p text:style-name="Preformatted_20_Text">data/structure/timestep_info/00078/forces_constraints_nodes</text:p>
      <text:p text:style-name="Preformatted_20_Text">data/structure/timestep_info/00078/gravity_forces</text:p>
      <text:p text:style-name="Preformatted_20_Text">data/structure/timestep_info/00078/in_global_AFoR</text:p>
      <text:p text:style-name="Preformatted_20_Text">data/structure/timestep_info/00078/mb_FoR_acc</text:p>
      <text:p text:style-name="Preformatted_20_Text">data/structure/timestep_info/00078/mb_FoR_pos</text:p>
      <text:p text:style-name="Preformatted_20_Text">data/structure/timestep_info/00078/mb_FoR_vel</text:p>
      <text:p text:style-name="Preformatted_20_Text">data/structure/timestep_info/00078/mb_dict</text:p>
      <text:p text:style-name="Preformatted_20_Text">data/structure/timestep_info/00078/mb_dquatdt</text:p>
      <text:p text:style-name="Preformatted_20_Text">data/structure/timestep_info/00078/mb_quat</text:p>
      <text:p text:style-name="Preformatted_20_Text">data/structure/timestep_info/00078/num_elem</text:p>
      <text:p text:style-name="Preformatted_20_Text">data/structure/timestep_info/00078/num_node</text:p>
      <text:p text:style-name="Preformatted_20_Text">data/structure/timestep_info/00078/num_node_elem</text:p>
      <text:p text:style-name="Preformatted_20_Text">data/structure/timestep_info/00078/pos</text:p>
      <text:p text:style-name="Preformatted_20_Text">data/structure/timestep_info/00078/pos_ddot</text:p>
      <text:p text:style-name="Preformatted_20_Text">data/structure/timestep_info/00078/pos_dot</text:p>
      <text:p text:style-name="Preformatted_20_Text">data/structure/timestep_info/00078/postproc_cell/_read_as</text:p>
      <text:p text:style-name="Preformatted_20_Text">data/structure/timestep_info/00078/postproc_cell/coords_a</text:p>
      <text:p text:style-name="Preformatted_20_Text">data/structure/timestep_info/00078/postproc_cell/loads</text:p>
      <text:p text:style-name="Preformatted_20_Text">data/structure/timestep_info/00078/postproc_cell/strain</text:p>
      <text:p text:style-name="Preformatted_20_Text">data/structure/timestep_info/00078/postproc_node/_read_as</text:p>
      <text:p text:style-name="Preformatted_20_Text">data/structure/timestep_info/00078/postproc_node/aero_steady_forces</text:p>
      <text:p text:style-name="Preformatted_20_Text">data/structure/timestep_info/00078/postproc_node/aero_unsteady_forces</text:p>
      <text:p text:style-name="Preformatted_20_Text">data/structure/timestep_info/00078/psi</text:p>
      <text:p text:style-name="Preformatted_20_Text">data/structure/timestep_info/00078/psi_ddot</text:p>
      <text:p text:style-name="Preformatted_20_Text">data/structure/timestep_info/00078/psi_dot</text:p>
      <text:p text:style-name="Preformatted_20_Text">data/structure/timestep_info/00078/psi_dot_local</text:p>
      <text:p text:style-name="Preformatted_20_Text">data/structure/timestep_info/00078/psi_local</text:p>
      <text:p text:style-name="Preformatted_20_Text">data/structure/timestep_info/00078/q</text:p>
      <text:p text:style-name="Preformatted_20_Text">data/structure/timestep_info/00078/quat</text:p>
      <text:p text:style-name="Preformatted_20_Text">data/structure/timestep_info/00078/runtime_steady_forces</text:p>
      <text:p text:style-name="Preformatted_20_Text">data/structure/timestep_info/00078/runtime_unsteady_forces</text:p>
      <text:p text:style-name="Preformatted_20_Text">data/structure/timestep_info/00078/steady_applied_forces</text:p>
      <text:p text:style-name="Preformatted_20_Text">data/structure/timestep_info/00078/total_forces</text:p>
      <text:p text:style-name="Preformatted_20_Text">data/structure/timestep_info/00078/total_gravity_forces</text:p>
      <text:p text:style-name="Preformatted_20_Text">data/structure/timestep_info/00078/unsteady_applied_forces</text:p>
      <text:p text:style-name="Preformatted_20_Text">data/structure/timestep_info/00079/_read_as</text:p>
      <text:p text:style-name="Preformatted_20_Text">data/structure/timestep_info/00079/dqddt</text:p>
      <text:p text:style-name="Preformatted_20_Text">data/structure/timestep_info/00079/dqdt</text:p>
      <text:p text:style-name="Preformatted_20_Text">data/structure/timestep_info/00079/for_acc</text:p>
      <text:p text:style-name="Preformatted_20_Text">data/structure/timestep_info/00079/for_pos</text:p>
      <text:p text:style-name="Preformatted_20_Text">data/structure/timestep_info/00079/for_vel</text:p>
      <text:p text:style-name="Preformatted_20_Text">data/structure/timestep_info/00079/forces_constraints_FoR</text:p>
      <text:p text:style-name="Preformatted_20_Text">data/structure/timestep_info/00079/forces_constraints_nodes</text:p>
      <text:p text:style-name="Preformatted_20_Text">data/structure/timestep_info/00079/gravity_forces</text:p>
      <text:p text:style-name="Preformatted_20_Text">data/structure/timestep_info/00079/in_global_AFoR</text:p>
      <text:p text:style-name="Preformatted_20_Text">data/structure/timestep_info/00079/mb_FoR_acc</text:p>
      <text:p text:style-name="Preformatted_20_Text">data/structure/timestep_info/00079/mb_FoR_pos</text:p>
      <text:p text:style-name="Preformatted_20_Text">data/structure/timestep_info/00079/mb_FoR_vel</text:p>
      <text:p text:style-name="Preformatted_20_Text">data/structure/timestep_info/00079/mb_dict</text:p>
      <text:p text:style-name="Preformatted_20_Text">data/structure/timestep_info/00079/mb_dquatdt</text:p>
      <text:p text:style-name="Preformatted_20_Text">data/structure/timestep_info/00079/mb_quat</text:p>
      <text:p text:style-name="Preformatted_20_Text">data/structure/timestep_info/00079/num_elem</text:p>
      <text:p text:style-name="Preformatted_20_Text">data/structure/timestep_info/00079/num_node</text:p>
      <text:p text:style-name="Preformatted_20_Text">data/structure/timestep_info/00079/num_node_elem</text:p>
      <text:p text:style-name="Preformatted_20_Text">data/structure/timestep_info/00079/pos</text:p>
      <text:p text:style-name="Preformatted_20_Text">data/structure/timestep_info/00079/pos_ddot</text:p>
      <text:p text:style-name="Preformatted_20_Text"><text:soft-page-break/>data/structure/timestep_info/00079/pos_dot</text:p>
      <text:p text:style-name="Preformatted_20_Text">data/structure/timestep_info/00079/postproc_cell/_read_as</text:p>
      <text:p text:style-name="Preformatted_20_Text">data/structure/timestep_info/00079/postproc_cell/coords_a</text:p>
      <text:p text:style-name="Preformatted_20_Text">data/structure/timestep_info/00079/postproc_cell/loads</text:p>
      <text:p text:style-name="Preformatted_20_Text">data/structure/timestep_info/00079/postproc_cell/strain</text:p>
      <text:p text:style-name="Preformatted_20_Text">data/structure/timestep_info/00079/postproc_node/_read_as</text:p>
      <text:p text:style-name="Preformatted_20_Text">data/structure/timestep_info/00079/postproc_node/aero_steady_forces</text:p>
      <text:p text:style-name="Preformatted_20_Text">data/structure/timestep_info/00079/postproc_node/aero_unsteady_forces</text:p>
      <text:p text:style-name="Preformatted_20_Text">data/structure/timestep_info/00079/psi</text:p>
      <text:p text:style-name="Preformatted_20_Text">data/structure/timestep_info/00079/psi_ddot</text:p>
      <text:p text:style-name="Preformatted_20_Text">data/structure/timestep_info/00079/psi_dot</text:p>
      <text:p text:style-name="Preformatted_20_Text">data/structure/timestep_info/00079/psi_dot_local</text:p>
      <text:p text:style-name="Preformatted_20_Text">data/structure/timestep_info/00079/psi_local</text:p>
      <text:p text:style-name="Preformatted_20_Text">data/structure/timestep_info/00079/q</text:p>
      <text:p text:style-name="Preformatted_20_Text">data/structure/timestep_info/00079/quat</text:p>
      <text:p text:style-name="Preformatted_20_Text">data/structure/timestep_info/00079/runtime_steady_forces</text:p>
      <text:p text:style-name="Preformatted_20_Text">data/structure/timestep_info/00079/runtime_unsteady_forces</text:p>
      <text:p text:style-name="Preformatted_20_Text">data/structure/timestep_info/00079/steady_applied_forces</text:p>
      <text:p text:style-name="Preformatted_20_Text">data/structure/timestep_info/00079/total_forces</text:p>
      <text:p text:style-name="Preformatted_20_Text">data/structure/timestep_info/00079/total_gravity_forces</text:p>
      <text:p text:style-name="Preformatted_20_Text">data/structure/timestep_info/00079/unsteady_applied_forces</text:p>
      <text:p text:style-name="Preformatted_20_Text">data/structure/timestep_info/00080/_read_as</text:p>
      <text:p text:style-name="Preformatted_20_Text">data/structure/timestep_info/00080/dqddt</text:p>
      <text:p text:style-name="Preformatted_20_Text">data/structure/timestep_info/00080/dqdt</text:p>
      <text:p text:style-name="Preformatted_20_Text">data/structure/timestep_info/00080/for_acc</text:p>
      <text:p text:style-name="Preformatted_20_Text">data/structure/timestep_info/00080/for_pos</text:p>
      <text:p text:style-name="Preformatted_20_Text">data/structure/timestep_info/00080/for_vel</text:p>
      <text:p text:style-name="Preformatted_20_Text">data/structure/timestep_info/00080/forces_constraints_FoR</text:p>
      <text:p text:style-name="Preformatted_20_Text">data/structure/timestep_info/00080/forces_constraints_nodes</text:p>
      <text:p text:style-name="Preformatted_20_Text">data/structure/timestep_info/00080/gravity_forces</text:p>
      <text:p text:style-name="Preformatted_20_Text">data/structure/timestep_info/00080/in_global_AFoR</text:p>
      <text:p text:style-name="Preformatted_20_Text">data/structure/timestep_info/00080/mb_FoR_acc</text:p>
      <text:p text:style-name="Preformatted_20_Text">data/structure/timestep_info/00080/mb_FoR_pos</text:p>
      <text:p text:style-name="Preformatted_20_Text">data/structure/timestep_info/00080/mb_FoR_vel</text:p>
      <text:p text:style-name="Preformatted_20_Text">data/structure/timestep_info/00080/mb_dict</text:p>
      <text:p text:style-name="Preformatted_20_Text">data/structure/timestep_info/00080/mb_dquatdt</text:p>
      <text:p text:style-name="Preformatted_20_Text">data/structure/timestep_info/00080/mb_quat</text:p>
      <text:p text:style-name="Preformatted_20_Text">data/structure/timestep_info/00080/num_elem</text:p>
      <text:p text:style-name="Preformatted_20_Text">data/structure/timestep_info/00080/num_node</text:p>
      <text:p text:style-name="Preformatted_20_Text">data/structure/timestep_info/00080/num_node_elem</text:p>
      <text:p text:style-name="Preformatted_20_Text">data/structure/timestep_info/00080/pos</text:p>
      <text:p text:style-name="Preformatted_20_Text">data/structure/timestep_info/00080/pos_ddot</text:p>
      <text:p text:style-name="Preformatted_20_Text">data/structure/timestep_info/00080/pos_dot</text:p>
      <text:p text:style-name="Preformatted_20_Text">data/structure/timestep_info/00080/postproc_cell/_read_as</text:p>
      <text:p text:style-name="Preformatted_20_Text">data/structure/timestep_info/00080/postproc_cell/coords_a</text:p>
      <text:p text:style-name="Preformatted_20_Text">data/structure/timestep_info/00080/postproc_cell/loads</text:p>
      <text:p text:style-name="Preformatted_20_Text">data/structure/timestep_info/00080/postproc_cell/strain</text:p>
      <text:p text:style-name="Preformatted_20_Text">data/structure/timestep_info/00080/postproc_node/_read_as</text:p>
      <text:p text:style-name="Preformatted_20_Text">data/structure/timestep_info/00080/postproc_node/aero_steady_forces</text:p>
      <text:p text:style-name="Preformatted_20_Text">data/structure/timestep_info/00080/postproc_node/aero_unsteady_forces</text:p>
      <text:p text:style-name="Preformatted_20_Text">data/structure/timestep_info/00080/psi</text:p>
      <text:p text:style-name="Preformatted_20_Text">data/structure/timestep_info/00080/psi_ddot</text:p>
      <text:p text:style-name="Preformatted_20_Text">data/structure/timestep_info/00080/psi_dot</text:p>
      <text:p text:style-name="Preformatted_20_Text">data/structure/timestep_info/00080/psi_dot_local</text:p>
      <text:p text:style-name="Preformatted_20_Text">data/structure/timestep_info/00080/psi_local</text:p>
      <text:p text:style-name="Preformatted_20_Text">data/structure/timestep_info/00080/q</text:p>
      <text:p text:style-name="Preformatted_20_Text">data/structure/timestep_info/00080/quat</text:p>
      <text:p text:style-name="Preformatted_20_Text">data/structure/timestep_info/00080/runtime_steady_forces</text:p>
      <text:p text:style-name="Preformatted_20_Text">data/structure/timestep_info/00080/runtime_unsteady_forces</text:p>
      <text:p text:style-name="Preformatted_20_Text">data/structure/timestep_info/00080/steady_applied_forces</text:p>
      <text:p text:style-name="Preformatted_20_Text">data/structure/timestep_info/00080/total_forces</text:p>
      <text:p text:style-name="Preformatted_20_Text">data/structure/timestep_info/00080/total_gravity_forces</text:p>
      <text:p text:style-name="Preformatted_20_Text">data/structure/timestep_info/00080/unsteady_applied_forces</text:p>
      <text:p text:style-name="Preformatted_20_Text">data/structure/timestep_info/00081/_read_as</text:p>
      <text:p text:style-name="Preformatted_20_Text"><text:soft-page-break/>data/structure/timestep_info/00081/dqddt</text:p>
      <text:p text:style-name="Preformatted_20_Text">data/structure/timestep_info/00081/dqdt</text:p>
      <text:p text:style-name="Preformatted_20_Text">data/structure/timestep_info/00081/for_acc</text:p>
      <text:p text:style-name="Preformatted_20_Text">data/structure/timestep_info/00081/for_pos</text:p>
      <text:p text:style-name="Preformatted_20_Text">data/structure/timestep_info/00081/for_vel</text:p>
      <text:p text:style-name="Preformatted_20_Text">data/structure/timestep_info/00081/forces_constraints_FoR</text:p>
      <text:p text:style-name="Preformatted_20_Text">data/structure/timestep_info/00081/forces_constraints_nodes</text:p>
      <text:p text:style-name="Preformatted_20_Text">data/structure/timestep_info/00081/gravity_forces</text:p>
      <text:p text:style-name="Preformatted_20_Text">data/structure/timestep_info/00081/in_global_AFoR</text:p>
      <text:p text:style-name="Preformatted_20_Text">data/structure/timestep_info/00081/mb_FoR_acc</text:p>
      <text:p text:style-name="Preformatted_20_Text">data/structure/timestep_info/00081/mb_FoR_pos</text:p>
      <text:p text:style-name="Preformatted_20_Text">data/structure/timestep_info/00081/mb_FoR_vel</text:p>
      <text:p text:style-name="Preformatted_20_Text">data/structure/timestep_info/00081/mb_dict</text:p>
      <text:p text:style-name="Preformatted_20_Text">data/structure/timestep_info/00081/mb_dquatdt</text:p>
      <text:p text:style-name="Preformatted_20_Text">data/structure/timestep_info/00081/mb_quat</text:p>
      <text:p text:style-name="Preformatted_20_Text">data/structure/timestep_info/00081/num_elem</text:p>
      <text:p text:style-name="Preformatted_20_Text">data/structure/timestep_info/00081/num_node</text:p>
      <text:p text:style-name="Preformatted_20_Text">data/structure/timestep_info/00081/num_node_elem</text:p>
      <text:p text:style-name="Preformatted_20_Text">data/structure/timestep_info/00081/pos</text:p>
      <text:p text:style-name="Preformatted_20_Text">data/structure/timestep_info/00081/pos_ddot</text:p>
      <text:p text:style-name="Preformatted_20_Text">data/structure/timestep_info/00081/pos_dot</text:p>
      <text:p text:style-name="Preformatted_20_Text">data/structure/timestep_info/00081/postproc_cell/_read_as</text:p>
      <text:p text:style-name="Preformatted_20_Text">data/structure/timestep_info/00081/postproc_cell/coords_a</text:p>
      <text:p text:style-name="Preformatted_20_Text">data/structure/timestep_info/00081/postproc_cell/loads</text:p>
      <text:p text:style-name="Preformatted_20_Text">data/structure/timestep_info/00081/postproc_cell/strain</text:p>
      <text:p text:style-name="Preformatted_20_Text">data/structure/timestep_info/00081/postproc_node/_read_as</text:p>
      <text:p text:style-name="Preformatted_20_Text">data/structure/timestep_info/00081/postproc_node/aero_steady_forces</text:p>
      <text:p text:style-name="Preformatted_20_Text">data/structure/timestep_info/00081/postproc_node/aero_unsteady_forces</text:p>
      <text:p text:style-name="Preformatted_20_Text">data/structure/timestep_info/00081/psi</text:p>
      <text:p text:style-name="Preformatted_20_Text">data/structure/timestep_info/00081/psi_ddot</text:p>
      <text:p text:style-name="Preformatted_20_Text">data/structure/timestep_info/00081/psi_dot</text:p>
      <text:p text:style-name="Preformatted_20_Text">data/structure/timestep_info/00081/psi_dot_local</text:p>
      <text:p text:style-name="Preformatted_20_Text">data/structure/timestep_info/00081/psi_local</text:p>
      <text:p text:style-name="Preformatted_20_Text">data/structure/timestep_info/00081/q</text:p>
      <text:p text:style-name="Preformatted_20_Text">data/structure/timestep_info/00081/quat</text:p>
      <text:p text:style-name="Preformatted_20_Text">data/structure/timestep_info/00081/runtime_steady_forces</text:p>
      <text:p text:style-name="Preformatted_20_Text">data/structure/timestep_info/00081/runtime_unsteady_forces</text:p>
      <text:p text:style-name="Preformatted_20_Text">data/structure/timestep_info/00081/steady_applied_forces</text:p>
      <text:p text:style-name="Preformatted_20_Text">data/structure/timestep_info/00081/total_forces</text:p>
      <text:p text:style-name="Preformatted_20_Text">data/structure/timestep_info/00081/total_gravity_forces</text:p>
      <text:p text:style-name="Preformatted_20_Text">data/structure/timestep_info/00081/unsteady_applied_forces</text:p>
      <text:p text:style-name="Preformatted_20_Text">data/structure/timestep_info/00082/_read_as</text:p>
      <text:p text:style-name="Preformatted_20_Text">data/structure/timestep_info/00082/dqddt</text:p>
      <text:p text:style-name="Preformatted_20_Text">data/structure/timestep_info/00082/dqdt</text:p>
      <text:p text:style-name="Preformatted_20_Text">data/structure/timestep_info/00082/for_acc</text:p>
      <text:p text:style-name="Preformatted_20_Text">data/structure/timestep_info/00082/for_pos</text:p>
      <text:p text:style-name="Preformatted_20_Text">data/structure/timestep_info/00082/for_vel</text:p>
      <text:p text:style-name="Preformatted_20_Text">data/structure/timestep_info/00082/forces_constraints_FoR</text:p>
      <text:p text:style-name="Preformatted_20_Text">data/structure/timestep_info/00082/forces_constraints_nodes</text:p>
      <text:p text:style-name="Preformatted_20_Text">data/structure/timestep_info/00082/gravity_forces</text:p>
      <text:p text:style-name="Preformatted_20_Text">data/structure/timestep_info/00082/in_global_AFoR</text:p>
      <text:p text:style-name="Preformatted_20_Text">data/structure/timestep_info/00082/mb_FoR_acc</text:p>
      <text:p text:style-name="Preformatted_20_Text">data/structure/timestep_info/00082/mb_FoR_pos</text:p>
      <text:p text:style-name="Preformatted_20_Text">data/structure/timestep_info/00082/mb_FoR_vel</text:p>
      <text:p text:style-name="Preformatted_20_Text">data/structure/timestep_info/00082/mb_dict</text:p>
      <text:p text:style-name="Preformatted_20_Text">data/structure/timestep_info/00082/mb_dquatdt</text:p>
      <text:p text:style-name="Preformatted_20_Text">data/structure/timestep_info/00082/mb_quat</text:p>
      <text:p text:style-name="Preformatted_20_Text">data/structure/timestep_info/00082/num_elem</text:p>
      <text:p text:style-name="Preformatted_20_Text">data/structure/timestep_info/00082/num_node</text:p>
      <text:p text:style-name="Preformatted_20_Text">data/structure/timestep_info/00082/num_node_elem</text:p>
      <text:p text:style-name="Preformatted_20_Text">data/structure/timestep_info/00082/pos</text:p>
      <text:p text:style-name="Preformatted_20_Text">data/structure/timestep_info/00082/pos_ddot</text:p>
      <text:p text:style-name="Preformatted_20_Text">data/structure/timestep_info/00082/pos_dot</text:p>
      <text:p text:style-name="Preformatted_20_Text">data/structure/timestep_info/00082/postproc_cell/_read_as</text:p>
      <text:p text:style-name="Preformatted_20_Text"><text:soft-page-break/>data/structure/timestep_info/00082/postproc_cell/coords_a</text:p>
      <text:p text:style-name="Preformatted_20_Text">data/structure/timestep_info/00082/postproc_cell/loads</text:p>
      <text:p text:style-name="Preformatted_20_Text">data/structure/timestep_info/00082/postproc_cell/strain</text:p>
      <text:p text:style-name="Preformatted_20_Text">data/structure/timestep_info/00082/postproc_node/_read_as</text:p>
      <text:p text:style-name="Preformatted_20_Text">data/structure/timestep_info/00082/postproc_node/aero_steady_forces</text:p>
      <text:p text:style-name="Preformatted_20_Text">data/structure/timestep_info/00082/postproc_node/aero_unsteady_forces</text:p>
      <text:p text:style-name="Preformatted_20_Text">data/structure/timestep_info/00082/psi</text:p>
      <text:p text:style-name="Preformatted_20_Text">data/structure/timestep_info/00082/psi_ddot</text:p>
      <text:p text:style-name="Preformatted_20_Text">data/structure/timestep_info/00082/psi_dot</text:p>
      <text:p text:style-name="Preformatted_20_Text">data/structure/timestep_info/00082/psi_dot_local</text:p>
      <text:p text:style-name="Preformatted_20_Text">data/structure/timestep_info/00082/psi_local</text:p>
      <text:p text:style-name="Preformatted_20_Text">data/structure/timestep_info/00082/q</text:p>
      <text:p text:style-name="Preformatted_20_Text">data/structure/timestep_info/00082/quat</text:p>
      <text:p text:style-name="Preformatted_20_Text">data/structure/timestep_info/00082/runtime_steady_forces</text:p>
      <text:p text:style-name="Preformatted_20_Text">data/structure/timestep_info/00082/runtime_unsteady_forces</text:p>
      <text:p text:style-name="Preformatted_20_Text">data/structure/timestep_info/00082/steady_applied_forces</text:p>
      <text:p text:style-name="Preformatted_20_Text">data/structure/timestep_info/00082/total_forces</text:p>
      <text:p text:style-name="Preformatted_20_Text">data/structure/timestep_info/00082/total_gravity_forces</text:p>
      <text:p text:style-name="Preformatted_20_Text">data/structure/timestep_info/00082/unsteady_applied_forces</text:p>
      <text:p text:style-name="Preformatted_20_Text">data/structure/timestep_info/00083/_read_as</text:p>
      <text:p text:style-name="Preformatted_20_Text">data/structure/timestep_info/00083/dqddt</text:p>
      <text:p text:style-name="Preformatted_20_Text">data/structure/timestep_info/00083/dqdt</text:p>
      <text:p text:style-name="Preformatted_20_Text">data/structure/timestep_info/00083/for_acc</text:p>
      <text:p text:style-name="Preformatted_20_Text">data/structure/timestep_info/00083/for_pos</text:p>
      <text:p text:style-name="Preformatted_20_Text">data/structure/timestep_info/00083/for_vel</text:p>
      <text:p text:style-name="Preformatted_20_Text">data/structure/timestep_info/00083/forces_constraints_FoR</text:p>
      <text:p text:style-name="Preformatted_20_Text">data/structure/timestep_info/00083/forces_constraints_nodes</text:p>
      <text:p text:style-name="Preformatted_20_Text">data/structure/timestep_info/00083/gravity_forces</text:p>
      <text:p text:style-name="Preformatted_20_Text">data/structure/timestep_info/00083/in_global_AFoR</text:p>
      <text:p text:style-name="Preformatted_20_Text">data/structure/timestep_info/00083/mb_FoR_acc</text:p>
      <text:p text:style-name="Preformatted_20_Text">data/structure/timestep_info/00083/mb_FoR_pos</text:p>
      <text:p text:style-name="Preformatted_20_Text">data/structure/timestep_info/00083/mb_FoR_vel</text:p>
      <text:p text:style-name="Preformatted_20_Text">data/structure/timestep_info/00083/mb_dict</text:p>
      <text:p text:style-name="Preformatted_20_Text">data/structure/timestep_info/00083/mb_dquatdt</text:p>
      <text:p text:style-name="Preformatted_20_Text">data/structure/timestep_info/00083/mb_quat</text:p>
      <text:p text:style-name="Preformatted_20_Text">data/structure/timestep_info/00083/num_elem</text:p>
      <text:p text:style-name="Preformatted_20_Text">data/structure/timestep_info/00083/num_node</text:p>
      <text:p text:style-name="Preformatted_20_Text">data/structure/timestep_info/00083/num_node_elem</text:p>
      <text:p text:style-name="Preformatted_20_Text">data/structure/timestep_info/00083/pos</text:p>
      <text:p text:style-name="Preformatted_20_Text">data/structure/timestep_info/00083/pos_ddot</text:p>
      <text:p text:style-name="Preformatted_20_Text">data/structure/timestep_info/00083/pos_dot</text:p>
      <text:p text:style-name="Preformatted_20_Text">data/structure/timestep_info/00083/postproc_cell/_read_as</text:p>
      <text:p text:style-name="Preformatted_20_Text">data/structure/timestep_info/00083/postproc_cell/coords_a</text:p>
      <text:p text:style-name="Preformatted_20_Text">data/structure/timestep_info/00083/postproc_cell/loads</text:p>
      <text:p text:style-name="Preformatted_20_Text">data/structure/timestep_info/00083/postproc_cell/strain</text:p>
      <text:p text:style-name="Preformatted_20_Text">data/structure/timestep_info/00083/postproc_node/_read_as</text:p>
      <text:p text:style-name="Preformatted_20_Text">data/structure/timestep_info/00083/postproc_node/aero_steady_forces</text:p>
      <text:p text:style-name="Preformatted_20_Text">data/structure/timestep_info/00083/postproc_node/aero_unsteady_forces</text:p>
      <text:p text:style-name="Preformatted_20_Text">data/structure/timestep_info/00083/psi</text:p>
      <text:p text:style-name="Preformatted_20_Text">data/structure/timestep_info/00083/psi_ddot</text:p>
      <text:p text:style-name="Preformatted_20_Text">data/structure/timestep_info/00083/psi_dot</text:p>
      <text:p text:style-name="Preformatted_20_Text">data/structure/timestep_info/00083/psi_dot_local</text:p>
      <text:p text:style-name="Preformatted_20_Text">data/structure/timestep_info/00083/psi_local</text:p>
      <text:p text:style-name="Preformatted_20_Text">data/structure/timestep_info/00083/q</text:p>
      <text:p text:style-name="Preformatted_20_Text">data/structure/timestep_info/00083/quat</text:p>
      <text:p text:style-name="Preformatted_20_Text">data/structure/timestep_info/00083/runtime_steady_forces</text:p>
      <text:p text:style-name="Preformatted_20_Text">data/structure/timestep_info/00083/runtime_unsteady_forces</text:p>
      <text:p text:style-name="Preformatted_20_Text">data/structure/timestep_info/00083/steady_applied_forces</text:p>
      <text:p text:style-name="Preformatted_20_Text">data/structure/timestep_info/00083/total_forces</text:p>
      <text:p text:style-name="Preformatted_20_Text">data/structure/timestep_info/00083/total_gravity_forces</text:p>
      <text:p text:style-name="Preformatted_20_Text">data/structure/timestep_info/00083/unsteady_applied_forces</text:p>
      <text:p text:style-name="Preformatted_20_Text">data/structure/timestep_info/00084/_read_as</text:p>
      <text:p text:style-name="Preformatted_20_Text">data/structure/timestep_info/00084/dqddt</text:p>
      <text:p text:style-name="Preformatted_20_Text">data/structure/timestep_info/00084/dqdt</text:p>
      <text:p text:style-name="Preformatted_20_Text"><text:soft-page-break/>data/structure/timestep_info/00084/for_acc</text:p>
      <text:p text:style-name="Preformatted_20_Text">data/structure/timestep_info/00084/for_pos</text:p>
      <text:p text:style-name="Preformatted_20_Text">data/structure/timestep_info/00084/for_vel</text:p>
      <text:p text:style-name="Preformatted_20_Text">data/structure/timestep_info/00084/forces_constraints_FoR</text:p>
      <text:p text:style-name="Preformatted_20_Text">data/structure/timestep_info/00084/forces_constraints_nodes</text:p>
      <text:p text:style-name="Preformatted_20_Text">data/structure/timestep_info/00084/gravity_forces</text:p>
      <text:p text:style-name="Preformatted_20_Text">data/structure/timestep_info/00084/in_global_AFoR</text:p>
      <text:p text:style-name="Preformatted_20_Text">data/structure/timestep_info/00084/mb_FoR_acc</text:p>
      <text:p text:style-name="Preformatted_20_Text">data/structure/timestep_info/00084/mb_FoR_pos</text:p>
      <text:p text:style-name="Preformatted_20_Text">data/structure/timestep_info/00084/mb_FoR_vel</text:p>
      <text:p text:style-name="Preformatted_20_Text">data/structure/timestep_info/00084/mb_dict</text:p>
      <text:p text:style-name="Preformatted_20_Text">data/structure/timestep_info/00084/mb_dquatdt</text:p>
      <text:p text:style-name="Preformatted_20_Text">data/structure/timestep_info/00084/mb_quat</text:p>
      <text:p text:style-name="Preformatted_20_Text">data/structure/timestep_info/00084/num_elem</text:p>
      <text:p text:style-name="Preformatted_20_Text">data/structure/timestep_info/00084/num_node</text:p>
      <text:p text:style-name="Preformatted_20_Text">data/structure/timestep_info/00084/num_node_elem</text:p>
      <text:p text:style-name="Preformatted_20_Text">data/structure/timestep_info/00084/pos</text:p>
      <text:p text:style-name="Preformatted_20_Text">data/structure/timestep_info/00084/pos_ddot</text:p>
      <text:p text:style-name="Preformatted_20_Text">data/structure/timestep_info/00084/pos_dot</text:p>
      <text:p text:style-name="Preformatted_20_Text">data/structure/timestep_info/00084/postproc_cell/_read_as</text:p>
      <text:p text:style-name="Preformatted_20_Text">data/structure/timestep_info/00084/postproc_cell/coords_a</text:p>
      <text:p text:style-name="Preformatted_20_Text">data/structure/timestep_info/00084/postproc_cell/loads</text:p>
      <text:p text:style-name="Preformatted_20_Text">data/structure/timestep_info/00084/postproc_cell/strain</text:p>
      <text:p text:style-name="Preformatted_20_Text">data/structure/timestep_info/00084/postproc_node/_read_as</text:p>
      <text:p text:style-name="Preformatted_20_Text">data/structure/timestep_info/00084/postproc_node/aero_steady_forces</text:p>
      <text:p text:style-name="Preformatted_20_Text">data/structure/timestep_info/00084/postproc_node/aero_unsteady_forces</text:p>
      <text:p text:style-name="Preformatted_20_Text">data/structure/timestep_info/00084/psi</text:p>
      <text:p text:style-name="Preformatted_20_Text">data/structure/timestep_info/00084/psi_ddot</text:p>
      <text:p text:style-name="Preformatted_20_Text">data/structure/timestep_info/00084/psi_dot</text:p>
      <text:p text:style-name="Preformatted_20_Text">data/structure/timestep_info/00084/psi_dot_local</text:p>
      <text:p text:style-name="Preformatted_20_Text">data/structure/timestep_info/00084/psi_local</text:p>
      <text:p text:style-name="Preformatted_20_Text">data/structure/timestep_info/00084/q</text:p>
      <text:p text:style-name="Preformatted_20_Text">data/structure/timestep_info/00084/quat</text:p>
      <text:p text:style-name="Preformatted_20_Text">data/structure/timestep_info/00084/runtime_steady_forces</text:p>
      <text:p text:style-name="Preformatted_20_Text">data/structure/timestep_info/00084/runtime_unsteady_forces</text:p>
      <text:p text:style-name="Preformatted_20_Text">data/structure/timestep_info/00084/steady_applied_forces</text:p>
      <text:p text:style-name="Preformatted_20_Text">data/structure/timestep_info/00084/total_forces</text:p>
      <text:p text:style-name="Preformatted_20_Text">data/structure/timestep_info/00084/total_gravity_forces</text:p>
      <text:p text:style-name="Preformatted_20_Text">data/structure/timestep_info/00084/unsteady_applied_forces</text:p>
      <text:p text:style-name="Preformatted_20_Text">data/structure/timestep_info/00085/_read_as</text:p>
      <text:p text:style-name="Preformatted_20_Text">data/structure/timestep_info/00085/dqddt</text:p>
      <text:p text:style-name="Preformatted_20_Text">data/structure/timestep_info/00085/dqdt</text:p>
      <text:p text:style-name="Preformatted_20_Text">data/structure/timestep_info/00085/for_acc</text:p>
      <text:p text:style-name="Preformatted_20_Text">data/structure/timestep_info/00085/for_pos</text:p>
      <text:p text:style-name="Preformatted_20_Text">data/structure/timestep_info/00085/for_vel</text:p>
      <text:p text:style-name="Preformatted_20_Text">data/structure/timestep_info/00085/forces_constraints_FoR</text:p>
      <text:p text:style-name="Preformatted_20_Text">data/structure/timestep_info/00085/forces_constraints_nodes</text:p>
      <text:p text:style-name="Preformatted_20_Text">data/structure/timestep_info/00085/gravity_forces</text:p>
      <text:p text:style-name="Preformatted_20_Text">data/structure/timestep_info/00085/in_global_AFoR</text:p>
      <text:p text:style-name="Preformatted_20_Text">data/structure/timestep_info/00085/mb_FoR_acc</text:p>
      <text:p text:style-name="Preformatted_20_Text">data/structure/timestep_info/00085/mb_FoR_pos</text:p>
      <text:p text:style-name="Preformatted_20_Text">data/structure/timestep_info/00085/mb_FoR_vel</text:p>
      <text:p text:style-name="Preformatted_20_Text">data/structure/timestep_info/00085/mb_dict</text:p>
      <text:p text:style-name="Preformatted_20_Text">data/structure/timestep_info/00085/mb_dquatdt</text:p>
      <text:p text:style-name="Preformatted_20_Text">data/structure/timestep_info/00085/mb_quat</text:p>
      <text:p text:style-name="Preformatted_20_Text">data/structure/timestep_info/00085/num_elem</text:p>
      <text:p text:style-name="Preformatted_20_Text">data/structure/timestep_info/00085/num_node</text:p>
      <text:p text:style-name="Preformatted_20_Text">data/structure/timestep_info/00085/num_node_elem</text:p>
      <text:p text:style-name="Preformatted_20_Text">data/structure/timestep_info/00085/pos</text:p>
      <text:p text:style-name="Preformatted_20_Text">data/structure/timestep_info/00085/pos_ddot</text:p>
      <text:p text:style-name="Preformatted_20_Text">data/structure/timestep_info/00085/pos_dot</text:p>
      <text:p text:style-name="Preformatted_20_Text">data/structure/timestep_info/00085/postproc_cell/_read_as</text:p>
      <text:p text:style-name="Preformatted_20_Text">data/structure/timestep_info/00085/postproc_cell/coords_a</text:p>
      <text:p text:style-name="Preformatted_20_Text">data/structure/timestep_info/00085/postproc_cell/loads</text:p>
      <text:p text:style-name="Preformatted_20_Text"><text:soft-page-break/>data/structure/timestep_info/00085/postproc_cell/strain</text:p>
      <text:p text:style-name="Preformatted_20_Text">data/structure/timestep_info/00085/postproc_node/_read_as</text:p>
      <text:p text:style-name="Preformatted_20_Text">data/structure/timestep_info/00085/postproc_node/aero_steady_forces</text:p>
      <text:p text:style-name="Preformatted_20_Text">data/structure/timestep_info/00085/postproc_node/aero_unsteady_forces</text:p>
      <text:p text:style-name="Preformatted_20_Text">data/structure/timestep_info/00085/psi</text:p>
      <text:p text:style-name="Preformatted_20_Text">data/structure/timestep_info/00085/psi_ddot</text:p>
      <text:p text:style-name="Preformatted_20_Text">data/structure/timestep_info/00085/psi_dot</text:p>
      <text:p text:style-name="Preformatted_20_Text">data/structure/timestep_info/00085/psi_dot_local</text:p>
      <text:p text:style-name="Preformatted_20_Text">data/structure/timestep_info/00085/psi_local</text:p>
      <text:p text:style-name="Preformatted_20_Text">data/structure/timestep_info/00085/q</text:p>
      <text:p text:style-name="Preformatted_20_Text">data/structure/timestep_info/00085/quat</text:p>
      <text:p text:style-name="Preformatted_20_Text">data/structure/timestep_info/00085/runtime_steady_forces</text:p>
      <text:p text:style-name="Preformatted_20_Text">data/structure/timestep_info/00085/runtime_unsteady_forces</text:p>
      <text:p text:style-name="Preformatted_20_Text">data/structure/timestep_info/00085/steady_applied_forces</text:p>
      <text:p text:style-name="Preformatted_20_Text">data/structure/timestep_info/00085/total_forces</text:p>
      <text:p text:style-name="Preformatted_20_Text">data/structure/timestep_info/00085/total_gravity_forces</text:p>
      <text:p text:style-name="Preformatted_20_Text">data/structure/timestep_info/00085/unsteady_applied_forces</text:p>
      <text:p text:style-name="Preformatted_20_Text">data/structure/timestep_info/00086/_read_as</text:p>
      <text:p text:style-name="Preformatted_20_Text">data/structure/timestep_info/00086/dqddt</text:p>
      <text:p text:style-name="Preformatted_20_Text">data/structure/timestep_info/00086/dqdt</text:p>
      <text:p text:style-name="Preformatted_20_Text">data/structure/timestep_info/00086/for_acc</text:p>
      <text:p text:style-name="Preformatted_20_Text">data/structure/timestep_info/00086/for_pos</text:p>
      <text:p text:style-name="Preformatted_20_Text">data/structure/timestep_info/00086/for_vel</text:p>
      <text:p text:style-name="Preformatted_20_Text">data/structure/timestep_info/00086/forces_constraints_FoR</text:p>
      <text:p text:style-name="Preformatted_20_Text">data/structure/timestep_info/00086/forces_constraints_nodes</text:p>
      <text:p text:style-name="Preformatted_20_Text">data/structure/timestep_info/00086/gravity_forces</text:p>
      <text:p text:style-name="Preformatted_20_Text">data/structure/timestep_info/00086/in_global_AFoR</text:p>
      <text:p text:style-name="Preformatted_20_Text">data/structure/timestep_info/00086/mb_FoR_acc</text:p>
      <text:p text:style-name="Preformatted_20_Text">data/structure/timestep_info/00086/mb_FoR_pos</text:p>
      <text:p text:style-name="Preformatted_20_Text">data/structure/timestep_info/00086/mb_FoR_vel</text:p>
      <text:p text:style-name="Preformatted_20_Text">data/structure/timestep_info/00086/mb_dict</text:p>
      <text:p text:style-name="Preformatted_20_Text">data/structure/timestep_info/00086/mb_dquatdt</text:p>
      <text:p text:style-name="Preformatted_20_Text">data/structure/timestep_info/00086/mb_quat</text:p>
      <text:p text:style-name="Preformatted_20_Text">data/structure/timestep_info/00086/num_elem</text:p>
      <text:p text:style-name="Preformatted_20_Text">data/structure/timestep_info/00086/num_node</text:p>
      <text:p text:style-name="Preformatted_20_Text">data/structure/timestep_info/00086/num_node_elem</text:p>
      <text:p text:style-name="Preformatted_20_Text">data/structure/timestep_info/00086/pos</text:p>
      <text:p text:style-name="Preformatted_20_Text">data/structure/timestep_info/00086/pos_ddot</text:p>
      <text:p text:style-name="Preformatted_20_Text">data/structure/timestep_info/00086/pos_dot</text:p>
      <text:p text:style-name="Preformatted_20_Text">data/structure/timestep_info/00086/postproc_cell/_read_as</text:p>
      <text:p text:style-name="Preformatted_20_Text">data/structure/timestep_info/00086/postproc_cell/coords_a</text:p>
      <text:p text:style-name="Preformatted_20_Text">data/structure/timestep_info/00086/postproc_cell/loads</text:p>
      <text:p text:style-name="Preformatted_20_Text">data/structure/timestep_info/00086/postproc_cell/strain</text:p>
      <text:p text:style-name="Preformatted_20_Text">data/structure/timestep_info/00086/postproc_node/_read_as</text:p>
      <text:p text:style-name="Preformatted_20_Text">data/structure/timestep_info/00086/postproc_node/aero_steady_forces</text:p>
      <text:p text:style-name="Preformatted_20_Text">data/structure/timestep_info/00086/postproc_node/aero_unsteady_forces</text:p>
      <text:p text:style-name="Preformatted_20_Text">data/structure/timestep_info/00086/psi</text:p>
      <text:p text:style-name="Preformatted_20_Text">data/structure/timestep_info/00086/psi_ddot</text:p>
      <text:p text:style-name="Preformatted_20_Text">data/structure/timestep_info/00086/psi_dot</text:p>
      <text:p text:style-name="Preformatted_20_Text">data/structure/timestep_info/00086/psi_dot_local</text:p>
      <text:p text:style-name="Preformatted_20_Text">data/structure/timestep_info/00086/psi_local</text:p>
      <text:p text:style-name="Preformatted_20_Text">data/structure/timestep_info/00086/q</text:p>
      <text:p text:style-name="Preformatted_20_Text">data/structure/timestep_info/00086/quat</text:p>
      <text:p text:style-name="Preformatted_20_Text">data/structure/timestep_info/00086/runtime_steady_forces</text:p>
      <text:p text:style-name="Preformatted_20_Text">data/structure/timestep_info/00086/runtime_unsteady_forces</text:p>
      <text:p text:style-name="Preformatted_20_Text">data/structure/timestep_info/00086/steady_applied_forces</text:p>
      <text:p text:style-name="Preformatted_20_Text">data/structure/timestep_info/00086/total_forces</text:p>
      <text:p text:style-name="Preformatted_20_Text">data/structure/timestep_info/00086/total_gravity_forces</text:p>
      <text:p text:style-name="Preformatted_20_Text">data/structure/timestep_info/00086/unsteady_applied_forces</text:p>
      <text:p text:style-name="Preformatted_20_Text">data/structure/timestep_info/00087/_read_as</text:p>
      <text:p text:style-name="Preformatted_20_Text">data/structure/timestep_info/00087/dqddt</text:p>
      <text:p text:style-name="Preformatted_20_Text">data/structure/timestep_info/00087/dqdt</text:p>
      <text:p text:style-name="Preformatted_20_Text">data/structure/timestep_info/00087/for_acc</text:p>
      <text:p text:style-name="Preformatted_20_Text">data/structure/timestep_info/00087/for_pos</text:p>
      <text:p text:style-name="Preformatted_20_Text"><text:soft-page-break/>data/structure/timestep_info/00087/for_vel</text:p>
      <text:p text:style-name="Preformatted_20_Text">data/structure/timestep_info/00087/forces_constraints_FoR</text:p>
      <text:p text:style-name="Preformatted_20_Text">data/structure/timestep_info/00087/forces_constraints_nodes</text:p>
      <text:p text:style-name="Preformatted_20_Text">data/structure/timestep_info/00087/gravity_forces</text:p>
      <text:p text:style-name="Preformatted_20_Text">data/structure/timestep_info/00087/in_global_AFoR</text:p>
      <text:p text:style-name="Preformatted_20_Text">data/structure/timestep_info/00087/mb_FoR_acc</text:p>
      <text:p text:style-name="Preformatted_20_Text">data/structure/timestep_info/00087/mb_FoR_pos</text:p>
      <text:p text:style-name="Preformatted_20_Text">data/structure/timestep_info/00087/mb_FoR_vel</text:p>
      <text:p text:style-name="Preformatted_20_Text">data/structure/timestep_info/00087/mb_dict</text:p>
      <text:p text:style-name="Preformatted_20_Text">data/structure/timestep_info/00087/mb_dquatdt</text:p>
      <text:p text:style-name="Preformatted_20_Text">data/structure/timestep_info/00087/mb_quat</text:p>
      <text:p text:style-name="Preformatted_20_Text">data/structure/timestep_info/00087/num_elem</text:p>
      <text:p text:style-name="Preformatted_20_Text">data/structure/timestep_info/00087/num_node</text:p>
      <text:p text:style-name="Preformatted_20_Text">data/structure/timestep_info/00087/num_node_elem</text:p>
      <text:p text:style-name="Preformatted_20_Text">data/structure/timestep_info/00087/pos</text:p>
      <text:p text:style-name="Preformatted_20_Text">data/structure/timestep_info/00087/pos_ddot</text:p>
      <text:p text:style-name="Preformatted_20_Text">data/structure/timestep_info/00087/pos_dot</text:p>
      <text:p text:style-name="Preformatted_20_Text">data/structure/timestep_info/00087/postproc_cell/_read_as</text:p>
      <text:p text:style-name="Preformatted_20_Text">data/structure/timestep_info/00087/postproc_cell/coords_a</text:p>
      <text:p text:style-name="Preformatted_20_Text">data/structure/timestep_info/00087/postproc_cell/loads</text:p>
      <text:p text:style-name="Preformatted_20_Text">data/structure/timestep_info/00087/postproc_cell/strain</text:p>
      <text:p text:style-name="Preformatted_20_Text">data/structure/timestep_info/00087/postproc_node/_read_as</text:p>
      <text:p text:style-name="Preformatted_20_Text">data/structure/timestep_info/00087/postproc_node/aero_steady_forces</text:p>
      <text:p text:style-name="Preformatted_20_Text">data/structure/timestep_info/00087/postproc_node/aero_unsteady_forces</text:p>
      <text:p text:style-name="Preformatted_20_Text">data/structure/timestep_info/00087/psi</text:p>
      <text:p text:style-name="Preformatted_20_Text">data/structure/timestep_info/00087/psi_ddot</text:p>
      <text:p text:style-name="Preformatted_20_Text">data/structure/timestep_info/00087/psi_dot</text:p>
      <text:p text:style-name="Preformatted_20_Text">data/structure/timestep_info/00087/psi_dot_local</text:p>
      <text:p text:style-name="Preformatted_20_Text">data/structure/timestep_info/00087/psi_local</text:p>
      <text:p text:style-name="Preformatted_20_Text">data/structure/timestep_info/00087/q</text:p>
      <text:p text:style-name="Preformatted_20_Text">data/structure/timestep_info/00087/quat</text:p>
      <text:p text:style-name="Preformatted_20_Text">data/structure/timestep_info/00087/runtime_steady_forces</text:p>
      <text:p text:style-name="Preformatted_20_Text">data/structure/timestep_info/00087/runtime_unsteady_forces</text:p>
      <text:p text:style-name="Preformatted_20_Text">data/structure/timestep_info/00087/steady_applied_forces</text:p>
      <text:p text:style-name="Preformatted_20_Text">data/structure/timestep_info/00087/total_forces</text:p>
      <text:p text:style-name="Preformatted_20_Text">data/structure/timestep_info/00087/total_gravity_forces</text:p>
      <text:p text:style-name="Preformatted_20_Text">data/structure/timestep_info/00087/unsteady_applied_forces</text:p>
      <text:p text:style-name="Preformatted_20_Text">data/structure/timestep_info/00088/_read_as</text:p>
      <text:p text:style-name="Preformatted_20_Text">data/structure/timestep_info/00088/dqddt</text:p>
      <text:p text:style-name="Preformatted_20_Text">data/structure/timestep_info/00088/dqdt</text:p>
      <text:p text:style-name="Preformatted_20_Text">data/structure/timestep_info/00088/for_acc</text:p>
      <text:p text:style-name="Preformatted_20_Text">data/structure/timestep_info/00088/for_pos</text:p>
      <text:p text:style-name="Preformatted_20_Text">data/structure/timestep_info/00088/for_vel</text:p>
      <text:p text:style-name="Preformatted_20_Text">data/structure/timestep_info/00088/forces_constraints_FoR</text:p>
      <text:p text:style-name="Preformatted_20_Text">data/structure/timestep_info/00088/forces_constraints_nodes</text:p>
      <text:p text:style-name="Preformatted_20_Text">data/structure/timestep_info/00088/gravity_forces</text:p>
      <text:p text:style-name="Preformatted_20_Text">data/structure/timestep_info/00088/in_global_AFoR</text:p>
      <text:p text:style-name="Preformatted_20_Text">data/structure/timestep_info/00088/mb_FoR_acc</text:p>
      <text:p text:style-name="Preformatted_20_Text">data/structure/timestep_info/00088/mb_FoR_pos</text:p>
      <text:p text:style-name="Preformatted_20_Text">data/structure/timestep_info/00088/mb_FoR_vel</text:p>
      <text:p text:style-name="Preformatted_20_Text">data/structure/timestep_info/00088/mb_dict</text:p>
      <text:p text:style-name="Preformatted_20_Text">data/structure/timestep_info/00088/mb_dquatdt</text:p>
      <text:p text:style-name="Preformatted_20_Text">data/structure/timestep_info/00088/mb_quat</text:p>
      <text:p text:style-name="Preformatted_20_Text">data/structure/timestep_info/00088/num_elem</text:p>
      <text:p text:style-name="Preformatted_20_Text">data/structure/timestep_info/00088/num_node</text:p>
      <text:p text:style-name="Preformatted_20_Text">data/structure/timestep_info/00088/num_node_elem</text:p>
      <text:p text:style-name="Preformatted_20_Text">data/structure/timestep_info/00088/pos</text:p>
      <text:p text:style-name="Preformatted_20_Text">data/structure/timestep_info/00088/pos_ddot</text:p>
      <text:p text:style-name="Preformatted_20_Text">data/structure/timestep_info/00088/pos_dot</text:p>
      <text:p text:style-name="Preformatted_20_Text">data/structure/timestep_info/00088/postproc_cell/_read_as</text:p>
      <text:p text:style-name="Preformatted_20_Text">data/structure/timestep_info/00088/postproc_cell/coords_a</text:p>
      <text:p text:style-name="Preformatted_20_Text">data/structure/timestep_info/00088/postproc_cell/loads</text:p>
      <text:p text:style-name="Preformatted_20_Text">data/structure/timestep_info/00088/postproc_cell/strain</text:p>
      <text:p text:style-name="Preformatted_20_Text">data/structure/timestep_info/00088/postproc_node/_read_as</text:p>
      <text:p text:style-name="Preformatted_20_Text"><text:soft-page-break/>data/structure/timestep_info/00088/postproc_node/aero_steady_forces</text:p>
      <text:p text:style-name="Preformatted_20_Text">data/structure/timestep_info/00088/postproc_node/aero_unsteady_forces</text:p>
      <text:p text:style-name="Preformatted_20_Text">data/structure/timestep_info/00088/psi</text:p>
      <text:p text:style-name="Preformatted_20_Text">data/structure/timestep_info/00088/psi_ddot</text:p>
      <text:p text:style-name="Preformatted_20_Text">data/structure/timestep_info/00088/psi_dot</text:p>
      <text:p text:style-name="Preformatted_20_Text">data/structure/timestep_info/00088/psi_dot_local</text:p>
      <text:p text:style-name="Preformatted_20_Text">data/structure/timestep_info/00088/psi_local</text:p>
      <text:p text:style-name="Preformatted_20_Text">data/structure/timestep_info/00088/q</text:p>
      <text:p text:style-name="Preformatted_20_Text">data/structure/timestep_info/00088/quat</text:p>
      <text:p text:style-name="Preformatted_20_Text">data/structure/timestep_info/00088/runtime_steady_forces</text:p>
      <text:p text:style-name="Preformatted_20_Text">data/structure/timestep_info/00088/runtime_unsteady_forces</text:p>
      <text:p text:style-name="Preformatted_20_Text">data/structure/timestep_info/00088/steady_applied_forces</text:p>
      <text:p text:style-name="Preformatted_20_Text">data/structure/timestep_info/00088/total_forces</text:p>
      <text:p text:style-name="Preformatted_20_Text">data/structure/timestep_info/00088/total_gravity_forces</text:p>
      <text:p text:style-name="Preformatted_20_Text">data/structure/timestep_info/00088/unsteady_applied_forces</text:p>
      <text:p text:style-name="Preformatted_20_Text">data/structure/timestep_info/00089/_read_as</text:p>
      <text:p text:style-name="Preformatted_20_Text">data/structure/timestep_info/00089/dqddt</text:p>
      <text:p text:style-name="Preformatted_20_Text">data/structure/timestep_info/00089/dqdt</text:p>
      <text:p text:style-name="Preformatted_20_Text">data/structure/timestep_info/00089/for_acc</text:p>
      <text:p text:style-name="Preformatted_20_Text">data/structure/timestep_info/00089/for_pos</text:p>
      <text:p text:style-name="Preformatted_20_Text">data/structure/timestep_info/00089/for_vel</text:p>
      <text:p text:style-name="Preformatted_20_Text">data/structure/timestep_info/00089/forces_constraints_FoR</text:p>
      <text:p text:style-name="Preformatted_20_Text">data/structure/timestep_info/00089/forces_constraints_nodes</text:p>
      <text:p text:style-name="Preformatted_20_Text">data/structure/timestep_info/00089/gravity_forces</text:p>
      <text:p text:style-name="Preformatted_20_Text">data/structure/timestep_info/00089/in_global_AFoR</text:p>
      <text:p text:style-name="Preformatted_20_Text">data/structure/timestep_info/00089/mb_FoR_acc</text:p>
      <text:p text:style-name="Preformatted_20_Text">data/structure/timestep_info/00089/mb_FoR_pos</text:p>
      <text:p text:style-name="Preformatted_20_Text">data/structure/timestep_info/00089/mb_FoR_vel</text:p>
      <text:p text:style-name="Preformatted_20_Text">data/structure/timestep_info/00089/mb_dict</text:p>
      <text:p text:style-name="Preformatted_20_Text">data/structure/timestep_info/00089/mb_dquatdt</text:p>
      <text:p text:style-name="Preformatted_20_Text">data/structure/timestep_info/00089/mb_quat</text:p>
      <text:p text:style-name="Preformatted_20_Text">data/structure/timestep_info/00089/num_elem</text:p>
      <text:p text:style-name="Preformatted_20_Text">data/structure/timestep_info/00089/num_node</text:p>
      <text:p text:style-name="Preformatted_20_Text">data/structure/timestep_info/00089/num_node_elem</text:p>
      <text:p text:style-name="Preformatted_20_Text">data/structure/timestep_info/00089/pos</text:p>
      <text:p text:style-name="Preformatted_20_Text">data/structure/timestep_info/00089/pos_ddot</text:p>
      <text:p text:style-name="Preformatted_20_Text">data/structure/timestep_info/00089/pos_dot</text:p>
      <text:p text:style-name="Preformatted_20_Text">data/structure/timestep_info/00089/postproc_cell/_read_as</text:p>
      <text:p text:style-name="Preformatted_20_Text">data/structure/timestep_info/00089/postproc_cell/coords_a</text:p>
      <text:p text:style-name="Preformatted_20_Text">data/structure/timestep_info/00089/postproc_cell/loads</text:p>
      <text:p text:style-name="Preformatted_20_Text">data/structure/timestep_info/00089/postproc_cell/strain</text:p>
      <text:p text:style-name="Preformatted_20_Text">data/structure/timestep_info/00089/postproc_node/_read_as</text:p>
      <text:p text:style-name="Preformatted_20_Text">data/structure/timestep_info/00089/postproc_node/aero_steady_forces</text:p>
      <text:p text:style-name="Preformatted_20_Text">data/structure/timestep_info/00089/postproc_node/aero_unsteady_forces</text:p>
      <text:p text:style-name="Preformatted_20_Text">data/structure/timestep_info/00089/psi</text:p>
      <text:p text:style-name="Preformatted_20_Text">data/structure/timestep_info/00089/psi_ddot</text:p>
      <text:p text:style-name="Preformatted_20_Text">data/structure/timestep_info/00089/psi_dot</text:p>
      <text:p text:style-name="Preformatted_20_Text">data/structure/timestep_info/00089/psi_dot_local</text:p>
      <text:p text:style-name="Preformatted_20_Text">data/structure/timestep_info/00089/psi_local</text:p>
      <text:p text:style-name="Preformatted_20_Text">data/structure/timestep_info/00089/q</text:p>
      <text:p text:style-name="Preformatted_20_Text">data/structure/timestep_info/00089/quat</text:p>
      <text:p text:style-name="Preformatted_20_Text">data/structure/timestep_info/00089/runtime_steady_forces</text:p>
      <text:p text:style-name="Preformatted_20_Text">data/structure/timestep_info/00089/runtime_unsteady_forces</text:p>
      <text:p text:style-name="Preformatted_20_Text">data/structure/timestep_info/00089/steady_applied_forces</text:p>
      <text:p text:style-name="Preformatted_20_Text">data/structure/timestep_info/00089/total_forces</text:p>
      <text:p text:style-name="Preformatted_20_Text">data/structure/timestep_info/00089/total_gravity_forces</text:p>
      <text:p text:style-name="Preformatted_20_Text">data/structure/timestep_info/00089/unsteady_applied_forces</text:p>
      <text:p text:style-name="Preformatted_20_Text">data/structure/timestep_info/00090/_read_as</text:p>
      <text:p text:style-name="Preformatted_20_Text">data/structure/timestep_info/00090/dqddt</text:p>
      <text:p text:style-name="Preformatted_20_Text">data/structure/timestep_info/00090/dqdt</text:p>
      <text:p text:style-name="Preformatted_20_Text">data/structure/timestep_info/00090/for_acc</text:p>
      <text:p text:style-name="Preformatted_20_Text">data/structure/timestep_info/00090/for_pos</text:p>
      <text:p text:style-name="Preformatted_20_Text">data/structure/timestep_info/00090/for_vel</text:p>
      <text:p text:style-name="Preformatted_20_Text">data/structure/timestep_info/00090/forces_constraints_FoR</text:p>
      <text:p text:style-name="Preformatted_20_Text"><text:soft-page-break/>data/structure/timestep_info/00090/forces_constraints_nodes</text:p>
      <text:p text:style-name="Preformatted_20_Text">data/structure/timestep_info/00090/gravity_forces</text:p>
      <text:p text:style-name="Preformatted_20_Text">data/structure/timestep_info/00090/in_global_AFoR</text:p>
      <text:p text:style-name="Preformatted_20_Text">data/structure/timestep_info/00090/mb_FoR_acc</text:p>
      <text:p text:style-name="Preformatted_20_Text">data/structure/timestep_info/00090/mb_FoR_pos</text:p>
      <text:p text:style-name="Preformatted_20_Text">data/structure/timestep_info/00090/mb_FoR_vel</text:p>
      <text:p text:style-name="Preformatted_20_Text">data/structure/timestep_info/00090/mb_dict</text:p>
      <text:p text:style-name="Preformatted_20_Text">data/structure/timestep_info/00090/mb_dquatdt</text:p>
      <text:p text:style-name="Preformatted_20_Text">data/structure/timestep_info/00090/mb_quat</text:p>
      <text:p text:style-name="Preformatted_20_Text">data/structure/timestep_info/00090/num_elem</text:p>
      <text:p text:style-name="Preformatted_20_Text">data/structure/timestep_info/00090/num_node</text:p>
      <text:p text:style-name="Preformatted_20_Text">data/structure/timestep_info/00090/num_node_elem</text:p>
      <text:p text:style-name="Preformatted_20_Text">data/structure/timestep_info/00090/pos</text:p>
      <text:p text:style-name="Preformatted_20_Text">data/structure/timestep_info/00090/pos_ddot</text:p>
      <text:p text:style-name="Preformatted_20_Text">data/structure/timestep_info/00090/pos_dot</text:p>
      <text:p text:style-name="Preformatted_20_Text">data/structure/timestep_info/00090/postproc_cell/_read_as</text:p>
      <text:p text:style-name="Preformatted_20_Text">data/structure/timestep_info/00090/postproc_cell/coords_a</text:p>
      <text:p text:style-name="Preformatted_20_Text">data/structure/timestep_info/00090/postproc_cell/loads</text:p>
      <text:p text:style-name="Preformatted_20_Text">data/structure/timestep_info/00090/postproc_cell/strain</text:p>
      <text:p text:style-name="Preformatted_20_Text">data/structure/timestep_info/00090/postproc_node/_read_as</text:p>
      <text:p text:style-name="Preformatted_20_Text">data/structure/timestep_info/00090/postproc_node/aero_steady_forces</text:p>
      <text:p text:style-name="Preformatted_20_Text">data/structure/timestep_info/00090/postproc_node/aero_unsteady_forces</text:p>
      <text:p text:style-name="Preformatted_20_Text">data/structure/timestep_info/00090/psi</text:p>
      <text:p text:style-name="Preformatted_20_Text">data/structure/timestep_info/00090/psi_ddot</text:p>
      <text:p text:style-name="Preformatted_20_Text">data/structure/timestep_info/00090/psi_dot</text:p>
      <text:p text:style-name="Preformatted_20_Text">data/structure/timestep_info/00090/psi_dot_local</text:p>
      <text:p text:style-name="Preformatted_20_Text">data/structure/timestep_info/00090/psi_local</text:p>
      <text:p text:style-name="Preformatted_20_Text">data/structure/timestep_info/00090/q</text:p>
      <text:p text:style-name="Preformatted_20_Text">data/structure/timestep_info/00090/quat</text:p>
      <text:p text:style-name="Preformatted_20_Text">data/structure/timestep_info/00090/runtime_steady_forces</text:p>
      <text:p text:style-name="Preformatted_20_Text">data/structure/timestep_info/00090/runtime_unsteady_forces</text:p>
      <text:p text:style-name="Preformatted_20_Text">data/structure/timestep_info/00090/steady_applied_forces</text:p>
      <text:p text:style-name="Preformatted_20_Text">data/structure/timestep_info/00090/total_forces</text:p>
      <text:p text:style-name="Preformatted_20_Text">data/structure/timestep_info/00090/total_gravity_forces</text:p>
      <text:p text:style-name="Preformatted_20_Text">data/structure/timestep_info/00090/unsteady_applied_forces</text:p>
      <text:p text:style-name="Preformatted_20_Text">data/structure/timestep_info/00091/_read_as</text:p>
      <text:p text:style-name="Preformatted_20_Text">data/structure/timestep_info/00091/dqddt</text:p>
      <text:p text:style-name="Preformatted_20_Text">data/structure/timestep_info/00091/dqdt</text:p>
      <text:p text:style-name="Preformatted_20_Text">data/structure/timestep_info/00091/for_acc</text:p>
      <text:p text:style-name="Preformatted_20_Text">data/structure/timestep_info/00091/for_pos</text:p>
      <text:p text:style-name="Preformatted_20_Text">data/structure/timestep_info/00091/for_vel</text:p>
      <text:p text:style-name="Preformatted_20_Text">data/structure/timestep_info/00091/forces_constraints_FoR</text:p>
      <text:p text:style-name="Preformatted_20_Text">data/structure/timestep_info/00091/forces_constraints_nodes</text:p>
      <text:p text:style-name="Preformatted_20_Text">data/structure/timestep_info/00091/gravity_forces</text:p>
      <text:p text:style-name="Preformatted_20_Text">data/structure/timestep_info/00091/in_global_AFoR</text:p>
      <text:p text:style-name="Preformatted_20_Text">data/structure/timestep_info/00091/mb_FoR_acc</text:p>
      <text:p text:style-name="Preformatted_20_Text">data/structure/timestep_info/00091/mb_FoR_pos</text:p>
      <text:p text:style-name="Preformatted_20_Text">data/structure/timestep_info/00091/mb_FoR_vel</text:p>
      <text:p text:style-name="Preformatted_20_Text">data/structure/timestep_info/00091/mb_dict</text:p>
      <text:p text:style-name="Preformatted_20_Text">data/structure/timestep_info/00091/mb_dquatdt</text:p>
      <text:p text:style-name="Preformatted_20_Text">data/structure/timestep_info/00091/mb_quat</text:p>
      <text:p text:style-name="Preformatted_20_Text">data/structure/timestep_info/00091/num_elem</text:p>
      <text:p text:style-name="Preformatted_20_Text">data/structure/timestep_info/00091/num_node</text:p>
      <text:p text:style-name="Preformatted_20_Text">data/structure/timestep_info/00091/num_node_elem</text:p>
      <text:p text:style-name="Preformatted_20_Text">data/structure/timestep_info/00091/pos</text:p>
      <text:p text:style-name="Preformatted_20_Text">data/structure/timestep_info/00091/pos_ddot</text:p>
      <text:p text:style-name="Preformatted_20_Text">data/structure/timestep_info/00091/pos_dot</text:p>
      <text:p text:style-name="Preformatted_20_Text">data/structure/timestep_info/00091/postproc_cell/_read_as</text:p>
      <text:p text:style-name="Preformatted_20_Text">data/structure/timestep_info/00091/postproc_cell/coords_a</text:p>
      <text:p text:style-name="Preformatted_20_Text">data/structure/timestep_info/00091/postproc_cell/loads</text:p>
      <text:p text:style-name="Preformatted_20_Text">data/structure/timestep_info/00091/postproc_cell/strain</text:p>
      <text:p text:style-name="Preformatted_20_Text">data/structure/timestep_info/00091/postproc_node/_read_as</text:p>
      <text:p text:style-name="Preformatted_20_Text">data/structure/timestep_info/00091/postproc_node/aero_steady_forces</text:p>
      <text:p text:style-name="Preformatted_20_Text">data/structure/timestep_info/00091/postproc_node/aero_unsteady_forces</text:p>
      <text:p text:style-name="Preformatted_20_Text"><text:soft-page-break/>data/structure/timestep_info/00091/psi</text:p>
      <text:p text:style-name="Preformatted_20_Text">data/structure/timestep_info/00091/psi_ddot</text:p>
      <text:p text:style-name="Preformatted_20_Text">data/structure/timestep_info/00091/psi_dot</text:p>
      <text:p text:style-name="Preformatted_20_Text">data/structure/timestep_info/00091/psi_dot_local</text:p>
      <text:p text:style-name="Preformatted_20_Text">data/structure/timestep_info/00091/psi_local</text:p>
      <text:p text:style-name="Preformatted_20_Text">data/structure/timestep_info/00091/q</text:p>
      <text:p text:style-name="Preformatted_20_Text">data/structure/timestep_info/00091/quat</text:p>
      <text:p text:style-name="Preformatted_20_Text">data/structure/timestep_info/00091/runtime_steady_forces</text:p>
      <text:p text:style-name="Preformatted_20_Text">data/structure/timestep_info/00091/runtime_unsteady_forces</text:p>
      <text:p text:style-name="Preformatted_20_Text">data/structure/timestep_info/00091/steady_applied_forces</text:p>
      <text:p text:style-name="Preformatted_20_Text">data/structure/timestep_info/00091/total_forces</text:p>
      <text:p text:style-name="Preformatted_20_Text">data/structure/timestep_info/00091/total_gravity_forces</text:p>
      <text:p text:style-name="Preformatted_20_Text">data/structure/timestep_info/00091/unsteady_applied_forces</text:p>
      <text:p text:style-name="Preformatted_20_Text">data/structure/timestep_info/00092/_read_as</text:p>
      <text:p text:style-name="Preformatted_20_Text">data/structure/timestep_info/00092/dqddt</text:p>
      <text:p text:style-name="Preformatted_20_Text">data/structure/timestep_info/00092/dqdt</text:p>
      <text:p text:style-name="Preformatted_20_Text">data/structure/timestep_info/00092/for_acc</text:p>
      <text:p text:style-name="Preformatted_20_Text">data/structure/timestep_info/00092/for_pos</text:p>
      <text:p text:style-name="Preformatted_20_Text">data/structure/timestep_info/00092/for_vel</text:p>
      <text:p text:style-name="Preformatted_20_Text">data/structure/timestep_info/00092/forces_constraints_FoR</text:p>
      <text:p text:style-name="Preformatted_20_Text">data/structure/timestep_info/00092/forces_constraints_nodes</text:p>
      <text:p text:style-name="Preformatted_20_Text">data/structure/timestep_info/00092/gravity_forces</text:p>
      <text:p text:style-name="Preformatted_20_Text">data/structure/timestep_info/00092/in_global_AFoR</text:p>
      <text:p text:style-name="Preformatted_20_Text">data/structure/timestep_info/00092/mb_FoR_acc</text:p>
      <text:p text:style-name="Preformatted_20_Text">data/structure/timestep_info/00092/mb_FoR_pos</text:p>
      <text:p text:style-name="Preformatted_20_Text">data/structure/timestep_info/00092/mb_FoR_vel</text:p>
      <text:p text:style-name="Preformatted_20_Text">data/structure/timestep_info/00092/mb_dict</text:p>
      <text:p text:style-name="Preformatted_20_Text">data/structure/timestep_info/00092/mb_dquatdt</text:p>
      <text:p text:style-name="Preformatted_20_Text">data/structure/timestep_info/00092/mb_quat</text:p>
      <text:p text:style-name="Preformatted_20_Text">data/structure/timestep_info/00092/num_elem</text:p>
      <text:p text:style-name="Preformatted_20_Text">data/structure/timestep_info/00092/num_node</text:p>
      <text:p text:style-name="Preformatted_20_Text">data/structure/timestep_info/00092/num_node_elem</text:p>
      <text:p text:style-name="Preformatted_20_Text">data/structure/timestep_info/00092/pos</text:p>
      <text:p text:style-name="Preformatted_20_Text">data/structure/timestep_info/00092/pos_ddot</text:p>
      <text:p text:style-name="Preformatted_20_Text">data/structure/timestep_info/00092/pos_dot</text:p>
      <text:p text:style-name="Preformatted_20_Text">data/structure/timestep_info/00092/postproc_cell/_read_as</text:p>
      <text:p text:style-name="Preformatted_20_Text">data/structure/timestep_info/00092/postproc_cell/coords_a</text:p>
      <text:p text:style-name="Preformatted_20_Text">data/structure/timestep_info/00092/postproc_cell/loads</text:p>
      <text:p text:style-name="Preformatted_20_Text">data/structure/timestep_info/00092/postproc_cell/strain</text:p>
      <text:p text:style-name="Preformatted_20_Text">data/structure/timestep_info/00092/postproc_node/_read_as</text:p>
      <text:p text:style-name="Preformatted_20_Text">data/structure/timestep_info/00092/postproc_node/aero_steady_forces</text:p>
      <text:p text:style-name="Preformatted_20_Text">data/structure/timestep_info/00092/postproc_node/aero_unsteady_forces</text:p>
      <text:p text:style-name="Preformatted_20_Text">data/structure/timestep_info/00092/psi</text:p>
      <text:p text:style-name="Preformatted_20_Text">data/structure/timestep_info/00092/psi_ddot</text:p>
      <text:p text:style-name="Preformatted_20_Text">data/structure/timestep_info/00092/psi_dot</text:p>
      <text:p text:style-name="Preformatted_20_Text">data/structure/timestep_info/00092/psi_dot_local</text:p>
      <text:p text:style-name="Preformatted_20_Text">data/structure/timestep_info/00092/psi_local</text:p>
      <text:p text:style-name="Preformatted_20_Text">data/structure/timestep_info/00092/q</text:p>
      <text:p text:style-name="Preformatted_20_Text">data/structure/timestep_info/00092/quat</text:p>
      <text:p text:style-name="Preformatted_20_Text">data/structure/timestep_info/00092/runtime_steady_forces</text:p>
      <text:p text:style-name="Preformatted_20_Text">data/structure/timestep_info/00092/runtime_unsteady_forces</text:p>
      <text:p text:style-name="Preformatted_20_Text">data/structure/timestep_info/00092/steady_applied_forces</text:p>
      <text:p text:style-name="Preformatted_20_Text">data/structure/timestep_info/00092/total_forces</text:p>
      <text:p text:style-name="Preformatted_20_Text">data/structure/timestep_info/00092/total_gravity_forces</text:p>
      <text:p text:style-name="Preformatted_20_Text">data/structure/timestep_info/00092/unsteady_applied_forces</text:p>
      <text:p text:style-name="Preformatted_20_Text">data/structure/timestep_info/00093/_read_as</text:p>
      <text:p text:style-name="Preformatted_20_Text">data/structure/timestep_info/00093/dqddt</text:p>
      <text:p text:style-name="Preformatted_20_Text">data/structure/timestep_info/00093/dqdt</text:p>
      <text:p text:style-name="Preformatted_20_Text">data/structure/timestep_info/00093/for_acc</text:p>
      <text:p text:style-name="Preformatted_20_Text">data/structure/timestep_info/00093/for_pos</text:p>
      <text:p text:style-name="Preformatted_20_Text">data/structure/timestep_info/00093/for_vel</text:p>
      <text:p text:style-name="Preformatted_20_Text">data/structure/timestep_info/00093/forces_constraints_FoR</text:p>
      <text:p text:style-name="Preformatted_20_Text">data/structure/timestep_info/00093/forces_constraints_nodes</text:p>
      <text:p text:style-name="Preformatted_20_Text">data/structure/timestep_info/00093/gravity_forces</text:p>
      <text:p text:style-name="Preformatted_20_Text"><text:soft-page-break/>data/structure/timestep_info/00093/in_global_AFoR</text:p>
      <text:p text:style-name="Preformatted_20_Text">data/structure/timestep_info/00093/mb_FoR_acc</text:p>
      <text:p text:style-name="Preformatted_20_Text">data/structure/timestep_info/00093/mb_FoR_pos</text:p>
      <text:p text:style-name="Preformatted_20_Text">data/structure/timestep_info/00093/mb_FoR_vel</text:p>
      <text:p text:style-name="Preformatted_20_Text">data/structure/timestep_info/00093/mb_dict</text:p>
      <text:p text:style-name="Preformatted_20_Text">data/structure/timestep_info/00093/mb_dquatdt</text:p>
      <text:p text:style-name="Preformatted_20_Text">data/structure/timestep_info/00093/mb_quat</text:p>
      <text:p text:style-name="Preformatted_20_Text">data/structure/timestep_info/00093/num_elem</text:p>
      <text:p text:style-name="Preformatted_20_Text">data/structure/timestep_info/00093/num_node</text:p>
      <text:p text:style-name="Preformatted_20_Text">data/structure/timestep_info/00093/num_node_elem</text:p>
      <text:p text:style-name="Preformatted_20_Text">data/structure/timestep_info/00093/pos</text:p>
      <text:p text:style-name="Preformatted_20_Text">data/structure/timestep_info/00093/pos_ddot</text:p>
      <text:p text:style-name="Preformatted_20_Text">data/structure/timestep_info/00093/pos_dot</text:p>
      <text:p text:style-name="Preformatted_20_Text">data/structure/timestep_info/00093/postproc_cell/_read_as</text:p>
      <text:p text:style-name="Preformatted_20_Text">data/structure/timestep_info/00093/postproc_cell/coords_a</text:p>
      <text:p text:style-name="Preformatted_20_Text">data/structure/timestep_info/00093/postproc_cell/loads</text:p>
      <text:p text:style-name="Preformatted_20_Text">data/structure/timestep_info/00093/postproc_cell/strain</text:p>
      <text:p text:style-name="Preformatted_20_Text">data/structure/timestep_info/00093/postproc_node/_read_as</text:p>
      <text:p text:style-name="Preformatted_20_Text">data/structure/timestep_info/00093/postproc_node/aero_steady_forces</text:p>
      <text:p text:style-name="Preformatted_20_Text">data/structure/timestep_info/00093/postproc_node/aero_unsteady_forces</text:p>
      <text:p text:style-name="Preformatted_20_Text">data/structure/timestep_info/00093/psi</text:p>
      <text:p text:style-name="Preformatted_20_Text">data/structure/timestep_info/00093/psi_ddot</text:p>
      <text:p text:style-name="Preformatted_20_Text">data/structure/timestep_info/00093/psi_dot</text:p>
      <text:p text:style-name="Preformatted_20_Text">data/structure/timestep_info/00093/psi_dot_local</text:p>
      <text:p text:style-name="Preformatted_20_Text">data/structure/timestep_info/00093/psi_local</text:p>
      <text:p text:style-name="Preformatted_20_Text">data/structure/timestep_info/00093/q</text:p>
      <text:p text:style-name="Preformatted_20_Text">data/structure/timestep_info/00093/quat</text:p>
      <text:p text:style-name="Preformatted_20_Text">data/structure/timestep_info/00093/runtime_steady_forces</text:p>
      <text:p text:style-name="Preformatted_20_Text">data/structure/timestep_info/00093/runtime_unsteady_forces</text:p>
      <text:p text:style-name="Preformatted_20_Text">data/structure/timestep_info/00093/steady_applied_forces</text:p>
      <text:p text:style-name="Preformatted_20_Text">data/structure/timestep_info/00093/total_forces</text:p>
      <text:p text:style-name="Preformatted_20_Text">data/structure/timestep_info/00093/total_gravity_forces</text:p>
      <text:p text:style-name="Preformatted_20_Text">data/structure/timestep_info/00093/unsteady_applied_forces</text:p>
      <text:p text:style-name="Preformatted_20_Text">data/structure/timestep_info/00094/_read_as</text:p>
      <text:p text:style-name="Preformatted_20_Text">data/structure/timestep_info/00094/dqddt</text:p>
      <text:p text:style-name="Preformatted_20_Text">data/structure/timestep_info/00094/dqdt</text:p>
      <text:p text:style-name="Preformatted_20_Text">data/structure/timestep_info/00094/for_acc</text:p>
      <text:p text:style-name="Preformatted_20_Text">data/structure/timestep_info/00094/for_pos</text:p>
      <text:p text:style-name="Preformatted_20_Text">data/structure/timestep_info/00094/for_vel</text:p>
      <text:p text:style-name="Preformatted_20_Text">data/structure/timestep_info/00094/forces_constraints_FoR</text:p>
      <text:p text:style-name="Preformatted_20_Text">data/structure/timestep_info/00094/forces_constraints_nodes</text:p>
      <text:p text:style-name="Preformatted_20_Text">data/structure/timestep_info/00094/gravity_forces</text:p>
      <text:p text:style-name="Preformatted_20_Text">data/structure/timestep_info/00094/in_global_AFoR</text:p>
      <text:p text:style-name="Preformatted_20_Text">data/structure/timestep_info/00094/mb_FoR_acc</text:p>
      <text:p text:style-name="Preformatted_20_Text">data/structure/timestep_info/00094/mb_FoR_pos</text:p>
      <text:p text:style-name="Preformatted_20_Text">data/structure/timestep_info/00094/mb_FoR_vel</text:p>
      <text:p text:style-name="Preformatted_20_Text">data/structure/timestep_info/00094/mb_dict</text:p>
      <text:p text:style-name="Preformatted_20_Text">data/structure/timestep_info/00094/mb_dquatdt</text:p>
      <text:p text:style-name="Preformatted_20_Text">data/structure/timestep_info/00094/mb_quat</text:p>
      <text:p text:style-name="Preformatted_20_Text">data/structure/timestep_info/00094/num_elem</text:p>
      <text:p text:style-name="Preformatted_20_Text">data/structure/timestep_info/00094/num_node</text:p>
      <text:p text:style-name="Preformatted_20_Text">data/structure/timestep_info/00094/num_node_elem</text:p>
      <text:p text:style-name="Preformatted_20_Text">data/structure/timestep_info/00094/pos</text:p>
      <text:p text:style-name="Preformatted_20_Text">data/structure/timestep_info/00094/pos_ddot</text:p>
      <text:p text:style-name="Preformatted_20_Text">data/structure/timestep_info/00094/pos_dot</text:p>
      <text:p text:style-name="Preformatted_20_Text">data/structure/timestep_info/00094/postproc_cell/_read_as</text:p>
      <text:p text:style-name="Preformatted_20_Text">data/structure/timestep_info/00094/postproc_cell/coords_a</text:p>
      <text:p text:style-name="Preformatted_20_Text">data/structure/timestep_info/00094/postproc_cell/loads</text:p>
      <text:p text:style-name="Preformatted_20_Text">data/structure/timestep_info/00094/postproc_cell/strain</text:p>
      <text:p text:style-name="Preformatted_20_Text">data/structure/timestep_info/00094/postproc_node/_read_as</text:p>
      <text:p text:style-name="Preformatted_20_Text">data/structure/timestep_info/00094/postproc_node/aero_steady_forces</text:p>
      <text:p text:style-name="Preformatted_20_Text">data/structure/timestep_info/00094/postproc_node/aero_unsteady_forces</text:p>
      <text:p text:style-name="Preformatted_20_Text">data/structure/timestep_info/00094/psi</text:p>
      <text:p text:style-name="Preformatted_20_Text">data/structure/timestep_info/00094/psi_ddot</text:p>
      <text:p text:style-name="Preformatted_20_Text"><text:soft-page-break/>data/structure/timestep_info/00094/psi_dot</text:p>
      <text:p text:style-name="Preformatted_20_Text">data/structure/timestep_info/00094/psi_dot_local</text:p>
      <text:p text:style-name="Preformatted_20_Text">data/structure/timestep_info/00094/psi_local</text:p>
      <text:p text:style-name="Preformatted_20_Text">data/structure/timestep_info/00094/q</text:p>
      <text:p text:style-name="Preformatted_20_Text">data/structure/timestep_info/00094/quat</text:p>
      <text:p text:style-name="Preformatted_20_Text">data/structure/timestep_info/00094/runtime_steady_forces</text:p>
      <text:p text:style-name="Preformatted_20_Text">data/structure/timestep_info/00094/runtime_unsteady_forces</text:p>
      <text:p text:style-name="Preformatted_20_Text">data/structure/timestep_info/00094/steady_applied_forces</text:p>
      <text:p text:style-name="Preformatted_20_Text">data/structure/timestep_info/00094/total_forces</text:p>
      <text:p text:style-name="Preformatted_20_Text">data/structure/timestep_info/00094/total_gravity_forces</text:p>
      <text:p text:style-name="Preformatted_20_Text">data/structure/timestep_info/00094/unsteady_applied_forces</text:p>
      <text:p text:style-name="Preformatted_20_Text">data/structure/timestep_info/00095/_read_as</text:p>
      <text:p text:style-name="Preformatted_20_Text">data/structure/timestep_info/00095/dqddt</text:p>
      <text:p text:style-name="Preformatted_20_Text">data/structure/timestep_info/00095/dqdt</text:p>
      <text:p text:style-name="Preformatted_20_Text">data/structure/timestep_info/00095/for_acc</text:p>
      <text:p text:style-name="Preformatted_20_Text">data/structure/timestep_info/00095/for_pos</text:p>
      <text:p text:style-name="Preformatted_20_Text">data/structure/timestep_info/00095/for_vel</text:p>
      <text:p text:style-name="Preformatted_20_Text">data/structure/timestep_info/00095/forces_constraints_FoR</text:p>
      <text:p text:style-name="Preformatted_20_Text">data/structure/timestep_info/00095/forces_constraints_nodes</text:p>
      <text:p text:style-name="Preformatted_20_Text">data/structure/timestep_info/00095/gravity_forces</text:p>
      <text:p text:style-name="Preformatted_20_Text">data/structure/timestep_info/00095/in_global_AFoR</text:p>
      <text:p text:style-name="Preformatted_20_Text">data/structure/timestep_info/00095/mb_FoR_acc</text:p>
      <text:p text:style-name="Preformatted_20_Text">data/structure/timestep_info/00095/mb_FoR_pos</text:p>
      <text:p text:style-name="Preformatted_20_Text">data/structure/timestep_info/00095/mb_FoR_vel</text:p>
      <text:p text:style-name="Preformatted_20_Text">data/structure/timestep_info/00095/mb_dict</text:p>
      <text:p text:style-name="Preformatted_20_Text">data/structure/timestep_info/00095/mb_dquatdt</text:p>
      <text:p text:style-name="Preformatted_20_Text">data/structure/timestep_info/00095/mb_quat</text:p>
      <text:p text:style-name="Preformatted_20_Text">data/structure/timestep_info/00095/num_elem</text:p>
      <text:p text:style-name="Preformatted_20_Text">data/structure/timestep_info/00095/num_node</text:p>
      <text:p text:style-name="Preformatted_20_Text">data/structure/timestep_info/00095/num_node_elem</text:p>
      <text:p text:style-name="Preformatted_20_Text">data/structure/timestep_info/00095/pos</text:p>
      <text:p text:style-name="Preformatted_20_Text">data/structure/timestep_info/00095/pos_ddot</text:p>
      <text:p text:style-name="Preformatted_20_Text">data/structure/timestep_info/00095/pos_dot</text:p>
      <text:p text:style-name="Preformatted_20_Text">data/structure/timestep_info/00095/postproc_cell/_read_as</text:p>
      <text:p text:style-name="Preformatted_20_Text">data/structure/timestep_info/00095/postproc_cell/coords_a</text:p>
      <text:p text:style-name="Preformatted_20_Text">data/structure/timestep_info/00095/postproc_cell/loads</text:p>
      <text:p text:style-name="Preformatted_20_Text">data/structure/timestep_info/00095/postproc_cell/strain</text:p>
      <text:p text:style-name="Preformatted_20_Text">data/structure/timestep_info/00095/postproc_node/_read_as</text:p>
      <text:p text:style-name="Preformatted_20_Text">data/structure/timestep_info/00095/postproc_node/aero_steady_forces</text:p>
      <text:p text:style-name="Preformatted_20_Text">data/structure/timestep_info/00095/postproc_node/aero_unsteady_forces</text:p>
      <text:p text:style-name="Preformatted_20_Text">data/structure/timestep_info/00095/psi</text:p>
      <text:p text:style-name="Preformatted_20_Text">data/structure/timestep_info/00095/psi_ddot</text:p>
      <text:p text:style-name="Preformatted_20_Text">data/structure/timestep_info/00095/psi_dot</text:p>
      <text:p text:style-name="Preformatted_20_Text">data/structure/timestep_info/00095/psi_dot_local</text:p>
      <text:p text:style-name="Preformatted_20_Text">data/structure/timestep_info/00095/psi_local</text:p>
      <text:p text:style-name="Preformatted_20_Text">data/structure/timestep_info/00095/q</text:p>
      <text:p text:style-name="Preformatted_20_Text">data/structure/timestep_info/00095/quat</text:p>
      <text:p text:style-name="Preformatted_20_Text">data/structure/timestep_info/00095/runtime_steady_forces</text:p>
      <text:p text:style-name="Preformatted_20_Text">data/structure/timestep_info/00095/runtime_unsteady_forces</text:p>
      <text:p text:style-name="Preformatted_20_Text">data/structure/timestep_info/00095/steady_applied_forces</text:p>
      <text:p text:style-name="Preformatted_20_Text">data/structure/timestep_info/00095/total_forces</text:p>
      <text:p text:style-name="Preformatted_20_Text">data/structure/timestep_info/00095/total_gravity_forces</text:p>
      <text:p text:style-name="Preformatted_20_Text">data/structure/timestep_info/00095/unsteady_applied_forces</text:p>
      <text:p text:style-name="Preformatted_20_Text">data/structure/timestep_info/00096/_read_as</text:p>
      <text:p text:style-name="Preformatted_20_Text">data/structure/timestep_info/00096/dqddt</text:p>
      <text:p text:style-name="Preformatted_20_Text">data/structure/timestep_info/00096/dqdt</text:p>
      <text:p text:style-name="Preformatted_20_Text">data/structure/timestep_info/00096/for_acc</text:p>
      <text:p text:style-name="Preformatted_20_Text">data/structure/timestep_info/00096/for_pos</text:p>
      <text:p text:style-name="Preformatted_20_Text">data/structure/timestep_info/00096/for_vel</text:p>
      <text:p text:style-name="Preformatted_20_Text">data/structure/timestep_info/00096/forces_constraints_FoR</text:p>
      <text:p text:style-name="Preformatted_20_Text">data/structure/timestep_info/00096/forces_constraints_nodes</text:p>
      <text:p text:style-name="Preformatted_20_Text">data/structure/timestep_info/00096/gravity_forces</text:p>
      <text:p text:style-name="Preformatted_20_Text">data/structure/timestep_info/00096/in_global_AFoR</text:p>
      <text:p text:style-name="Preformatted_20_Text">data/structure/timestep_info/00096/mb_FoR_acc</text:p>
      <text:p text:style-name="Preformatted_20_Text"><text:soft-page-break/>data/structure/timestep_info/00096/mb_FoR_pos</text:p>
      <text:p text:style-name="Preformatted_20_Text">data/structure/timestep_info/00096/mb_FoR_vel</text:p>
      <text:p text:style-name="Preformatted_20_Text">data/structure/timestep_info/00096/mb_dict</text:p>
      <text:p text:style-name="Preformatted_20_Text">data/structure/timestep_info/00096/mb_dquatdt</text:p>
      <text:p text:style-name="Preformatted_20_Text">data/structure/timestep_info/00096/mb_quat</text:p>
      <text:p text:style-name="Preformatted_20_Text">data/structure/timestep_info/00096/num_elem</text:p>
      <text:p text:style-name="Preformatted_20_Text">data/structure/timestep_info/00096/num_node</text:p>
      <text:p text:style-name="Preformatted_20_Text">data/structure/timestep_info/00096/num_node_elem</text:p>
      <text:p text:style-name="Preformatted_20_Text">data/structure/timestep_info/00096/pos</text:p>
      <text:p text:style-name="Preformatted_20_Text">data/structure/timestep_info/00096/pos_ddot</text:p>
      <text:p text:style-name="Preformatted_20_Text">data/structure/timestep_info/00096/pos_dot</text:p>
      <text:p text:style-name="Preformatted_20_Text">data/structure/timestep_info/00096/postproc_cell/_read_as</text:p>
      <text:p text:style-name="Preformatted_20_Text">data/structure/timestep_info/00096/postproc_cell/coords_a</text:p>
      <text:p text:style-name="Preformatted_20_Text">data/structure/timestep_info/00096/postproc_cell/loads</text:p>
      <text:p text:style-name="Preformatted_20_Text">data/structure/timestep_info/00096/postproc_cell/strain</text:p>
      <text:p text:style-name="Preformatted_20_Text">data/structure/timestep_info/00096/postproc_node/_read_as</text:p>
      <text:p text:style-name="Preformatted_20_Text">data/structure/timestep_info/00096/postproc_node/aero_steady_forces</text:p>
      <text:p text:style-name="Preformatted_20_Text">data/structure/timestep_info/00096/postproc_node/aero_unsteady_forces</text:p>
      <text:p text:style-name="Preformatted_20_Text">data/structure/timestep_info/00096/psi</text:p>
      <text:p text:style-name="Preformatted_20_Text">data/structure/timestep_info/00096/psi_ddot</text:p>
      <text:p text:style-name="Preformatted_20_Text">data/structure/timestep_info/00096/psi_dot</text:p>
      <text:p text:style-name="Preformatted_20_Text">data/structure/timestep_info/00096/psi_dot_local</text:p>
      <text:p text:style-name="Preformatted_20_Text">data/structure/timestep_info/00096/psi_local</text:p>
      <text:p text:style-name="Preformatted_20_Text">data/structure/timestep_info/00096/q</text:p>
      <text:p text:style-name="Preformatted_20_Text">data/structure/timestep_info/00096/quat</text:p>
      <text:p text:style-name="Preformatted_20_Text">data/structure/timestep_info/00096/runtime_steady_forces</text:p>
      <text:p text:style-name="Preformatted_20_Text">data/structure/timestep_info/00096/runtime_unsteady_forces</text:p>
      <text:p text:style-name="Preformatted_20_Text">data/structure/timestep_info/00096/steady_applied_forces</text:p>
      <text:p text:style-name="Preformatted_20_Text">data/structure/timestep_info/00096/total_forces</text:p>
      <text:p text:style-name="Preformatted_20_Text">data/structure/timestep_info/00096/total_gravity_forces</text:p>
      <text:p text:style-name="Preformatted_20_Text">data/structure/timestep_info/00096/unsteady_applied_forces</text:p>
      <text:p text:style-name="Preformatted_20_Text">data/structure/timestep_info/00097/_read_as</text:p>
      <text:p text:style-name="Preformatted_20_Text">data/structure/timestep_info/00097/dqddt</text:p>
      <text:p text:style-name="Preformatted_20_Text">data/structure/timestep_info/00097/dqdt</text:p>
      <text:p text:style-name="Preformatted_20_Text">data/structure/timestep_info/00097/for_acc</text:p>
      <text:p text:style-name="Preformatted_20_Text">data/structure/timestep_info/00097/for_pos</text:p>
      <text:p text:style-name="Preformatted_20_Text">data/structure/timestep_info/00097/for_vel</text:p>
      <text:p text:style-name="Preformatted_20_Text">data/structure/timestep_info/00097/forces_constraints_FoR</text:p>
      <text:p text:style-name="Preformatted_20_Text">data/structure/timestep_info/00097/forces_constraints_nodes</text:p>
      <text:p text:style-name="Preformatted_20_Text">data/structure/timestep_info/00097/gravity_forces</text:p>
      <text:p text:style-name="Preformatted_20_Text">data/structure/timestep_info/00097/in_global_AFoR</text:p>
      <text:p text:style-name="Preformatted_20_Text">data/structure/timestep_info/00097/mb_FoR_acc</text:p>
      <text:p text:style-name="Preformatted_20_Text">data/structure/timestep_info/00097/mb_FoR_pos</text:p>
      <text:p text:style-name="Preformatted_20_Text">data/structure/timestep_info/00097/mb_FoR_vel</text:p>
      <text:p text:style-name="Preformatted_20_Text">data/structure/timestep_info/00097/mb_dict</text:p>
      <text:p text:style-name="Preformatted_20_Text">data/structure/timestep_info/00097/mb_dquatdt</text:p>
      <text:p text:style-name="Preformatted_20_Text">data/structure/timestep_info/00097/mb_quat</text:p>
      <text:p text:style-name="Preformatted_20_Text">data/structure/timestep_info/00097/num_elem</text:p>
      <text:p text:style-name="Preformatted_20_Text">data/structure/timestep_info/00097/num_node</text:p>
      <text:p text:style-name="Preformatted_20_Text">data/structure/timestep_info/00097/num_node_elem</text:p>
      <text:p text:style-name="Preformatted_20_Text">data/structure/timestep_info/00097/pos</text:p>
      <text:p text:style-name="Preformatted_20_Text">data/structure/timestep_info/00097/pos_ddot</text:p>
      <text:p text:style-name="Preformatted_20_Text">data/structure/timestep_info/00097/pos_dot</text:p>
      <text:p text:style-name="Preformatted_20_Text">data/structure/timestep_info/00097/postproc_cell/_read_as</text:p>
      <text:p text:style-name="Preformatted_20_Text">data/structure/timestep_info/00097/postproc_cell/coords_a</text:p>
      <text:p text:style-name="Preformatted_20_Text">data/structure/timestep_info/00097/postproc_cell/loads</text:p>
      <text:p text:style-name="Preformatted_20_Text">data/structure/timestep_info/00097/postproc_cell/strain</text:p>
      <text:p text:style-name="Preformatted_20_Text">data/structure/timestep_info/00097/postproc_node/_read_as</text:p>
      <text:p text:style-name="Preformatted_20_Text">data/structure/timestep_info/00097/postproc_node/aero_steady_forces</text:p>
      <text:p text:style-name="Preformatted_20_Text">data/structure/timestep_info/00097/postproc_node/aero_unsteady_forces</text:p>
      <text:p text:style-name="Preformatted_20_Text">data/structure/timestep_info/00097/psi</text:p>
      <text:p text:style-name="Preformatted_20_Text">data/structure/timestep_info/00097/psi_ddot</text:p>
      <text:p text:style-name="Preformatted_20_Text">data/structure/timestep_info/00097/psi_dot</text:p>
      <text:p text:style-name="Preformatted_20_Text">data/structure/timestep_info/00097/psi_dot_local</text:p>
      <text:p text:style-name="Preformatted_20_Text"><text:soft-page-break/>data/structure/timestep_info/00097/psi_local</text:p>
      <text:p text:style-name="Preformatted_20_Text">data/structure/timestep_info/00097/q</text:p>
      <text:p text:style-name="Preformatted_20_Text">data/structure/timestep_info/00097/quat</text:p>
      <text:p text:style-name="Preformatted_20_Text">data/structure/timestep_info/00097/runtime_steady_forces</text:p>
      <text:p text:style-name="Preformatted_20_Text">data/structure/timestep_info/00097/runtime_unsteady_forces</text:p>
      <text:p text:style-name="Preformatted_20_Text">data/structure/timestep_info/00097/steady_applied_forces</text:p>
      <text:p text:style-name="Preformatted_20_Text">data/structure/timestep_info/00097/total_forces</text:p>
      <text:p text:style-name="Preformatted_20_Text">data/structure/timestep_info/00097/total_gravity_forces</text:p>
      <text:p text:style-name="Preformatted_20_Text">data/structure/timestep_info/00097/unsteady_applied_forces</text:p>
      <text:p text:style-name="Preformatted_20_Text">data/structure/timestep_info/00098/_read_as</text:p>
      <text:p text:style-name="Preformatted_20_Text">data/structure/timestep_info/00098/dqddt</text:p>
      <text:p text:style-name="Preformatted_20_Text">data/structure/timestep_info/00098/dqdt</text:p>
      <text:p text:style-name="Preformatted_20_Text">data/structure/timestep_info/00098/for_acc</text:p>
      <text:p text:style-name="Preformatted_20_Text">data/structure/timestep_info/00098/for_pos</text:p>
      <text:p text:style-name="Preformatted_20_Text">data/structure/timestep_info/00098/for_vel</text:p>
      <text:p text:style-name="Preformatted_20_Text">data/structure/timestep_info/00098/forces_constraints_FoR</text:p>
      <text:p text:style-name="Preformatted_20_Text">data/structure/timestep_info/00098/forces_constraints_nodes</text:p>
      <text:p text:style-name="Preformatted_20_Text">data/structure/timestep_info/00098/gravity_forces</text:p>
      <text:p text:style-name="Preformatted_20_Text">data/structure/timestep_info/00098/in_global_AFoR</text:p>
      <text:p text:style-name="Preformatted_20_Text">data/structure/timestep_info/00098/mb_FoR_acc</text:p>
      <text:p text:style-name="Preformatted_20_Text">data/structure/timestep_info/00098/mb_FoR_pos</text:p>
      <text:p text:style-name="Preformatted_20_Text">data/structure/timestep_info/00098/mb_FoR_vel</text:p>
      <text:p text:style-name="Preformatted_20_Text">data/structure/timestep_info/00098/mb_dict</text:p>
      <text:p text:style-name="Preformatted_20_Text">data/structure/timestep_info/00098/mb_dquatdt</text:p>
      <text:p text:style-name="Preformatted_20_Text">data/structure/timestep_info/00098/mb_quat</text:p>
      <text:p text:style-name="Preformatted_20_Text">data/structure/timestep_info/00098/num_elem</text:p>
      <text:p text:style-name="Preformatted_20_Text">data/structure/timestep_info/00098/num_node</text:p>
      <text:p text:style-name="Preformatted_20_Text">data/structure/timestep_info/00098/num_node_elem</text:p>
      <text:p text:style-name="Preformatted_20_Text">data/structure/timestep_info/00098/pos</text:p>
      <text:p text:style-name="Preformatted_20_Text">data/structure/timestep_info/00098/pos_ddot</text:p>
      <text:p text:style-name="Preformatted_20_Text">data/structure/timestep_info/00098/pos_dot</text:p>
      <text:p text:style-name="Preformatted_20_Text">data/structure/timestep_info/00098/postproc_cell/_read_as</text:p>
      <text:p text:style-name="Preformatted_20_Text">data/structure/timestep_info/00098/postproc_cell/coords_a</text:p>
      <text:p text:style-name="Preformatted_20_Text">data/structure/timestep_info/00098/postproc_cell/loads</text:p>
      <text:p text:style-name="Preformatted_20_Text">data/structure/timestep_info/00098/postproc_cell/strain</text:p>
      <text:p text:style-name="Preformatted_20_Text">data/structure/timestep_info/00098/postproc_node/_read_as</text:p>
      <text:p text:style-name="Preformatted_20_Text">data/structure/timestep_info/00098/postproc_node/aero_steady_forces</text:p>
      <text:p text:style-name="Preformatted_20_Text">data/structure/timestep_info/00098/postproc_node/aero_unsteady_forces</text:p>
      <text:p text:style-name="Preformatted_20_Text">data/structure/timestep_info/00098/psi</text:p>
      <text:p text:style-name="Preformatted_20_Text">data/structure/timestep_info/00098/psi_ddot</text:p>
      <text:p text:style-name="Preformatted_20_Text">data/structure/timestep_info/00098/psi_dot</text:p>
      <text:p text:style-name="Preformatted_20_Text">data/structure/timestep_info/00098/psi_dot_local</text:p>
      <text:p text:style-name="Preformatted_20_Text">data/structure/timestep_info/00098/psi_local</text:p>
      <text:p text:style-name="Preformatted_20_Text">data/structure/timestep_info/00098/q</text:p>
      <text:p text:style-name="Preformatted_20_Text">data/structure/timestep_info/00098/quat</text:p>
      <text:p text:style-name="Preformatted_20_Text">data/structure/timestep_info/00098/runtime_steady_forces</text:p>
      <text:p text:style-name="Preformatted_20_Text">data/structure/timestep_info/00098/runtime_unsteady_forces</text:p>
      <text:p text:style-name="Preformatted_20_Text">data/structure/timestep_info/00098/steady_applied_forces</text:p>
      <text:p text:style-name="Preformatted_20_Text">data/structure/timestep_info/00098/total_forces</text:p>
      <text:p text:style-name="Preformatted_20_Text">data/structure/timestep_info/00098/total_gravity_forces</text:p>
      <text:p text:style-name="Preformatted_20_Text">data/structure/timestep_info/00098/unsteady_applied_forces</text:p>
      <text:p text:style-name="Preformatted_20_Text">data/structure/timestep_info/00099/_read_as</text:p>
      <text:p text:style-name="Preformatted_20_Text">data/structure/timestep_info/00099/dqddt</text:p>
      <text:p text:style-name="Preformatted_20_Text">data/structure/timestep_info/00099/dqdt</text:p>
      <text:p text:style-name="Preformatted_20_Text">data/structure/timestep_info/00099/for_acc</text:p>
      <text:p text:style-name="Preformatted_20_Text">data/structure/timestep_info/00099/for_pos</text:p>
      <text:p text:style-name="Preformatted_20_Text">data/structure/timestep_info/00099/for_vel</text:p>
      <text:p text:style-name="Preformatted_20_Text">data/structure/timestep_info/00099/forces_constraints_FoR</text:p>
      <text:p text:style-name="Preformatted_20_Text">data/structure/timestep_info/00099/forces_constraints_nodes</text:p>
      <text:p text:style-name="Preformatted_20_Text">data/structure/timestep_info/00099/gravity_forces</text:p>
      <text:p text:style-name="Preformatted_20_Text">data/structure/timestep_info/00099/in_global_AFoR</text:p>
      <text:p text:style-name="Preformatted_20_Text">data/structure/timestep_info/00099/mb_FoR_acc</text:p>
      <text:p text:style-name="Preformatted_20_Text">data/structure/timestep_info/00099/mb_FoR_pos</text:p>
      <text:p text:style-name="Preformatted_20_Text">data/structure/timestep_info/00099/mb_FoR_vel</text:p>
      <text:p text:style-name="Preformatted_20_Text"><text:soft-page-break/>data/structure/timestep_info/00099/mb_dict</text:p>
      <text:p text:style-name="Preformatted_20_Text">data/structure/timestep_info/00099/mb_dquatdt</text:p>
      <text:p text:style-name="Preformatted_20_Text">data/structure/timestep_info/00099/mb_quat</text:p>
      <text:p text:style-name="Preformatted_20_Text">data/structure/timestep_info/00099/num_elem</text:p>
      <text:p text:style-name="Preformatted_20_Text">data/structure/timestep_info/00099/num_node</text:p>
      <text:p text:style-name="Preformatted_20_Text">data/structure/timestep_info/00099/num_node_elem</text:p>
      <text:p text:style-name="Preformatted_20_Text">data/structure/timestep_info/00099/pos</text:p>
      <text:p text:style-name="Preformatted_20_Text">data/structure/timestep_info/00099/pos_ddot</text:p>
      <text:p text:style-name="Preformatted_20_Text">data/structure/timestep_info/00099/pos_dot</text:p>
      <text:p text:style-name="Preformatted_20_Text">data/structure/timestep_info/00099/postproc_cell/_read_as</text:p>
      <text:p text:style-name="Preformatted_20_Text">data/structure/timestep_info/00099/postproc_cell/coords_a</text:p>
      <text:p text:style-name="Preformatted_20_Text">data/structure/timestep_info/00099/postproc_cell/loads</text:p>
      <text:p text:style-name="Preformatted_20_Text">data/structure/timestep_info/00099/postproc_cell/strain</text:p>
      <text:p text:style-name="Preformatted_20_Text">data/structure/timestep_info/00099/postproc_node/_read_as</text:p>
      <text:p text:style-name="Preformatted_20_Text">data/structure/timestep_info/00099/postproc_node/aero_steady_forces</text:p>
      <text:p text:style-name="Preformatted_20_Text">data/structure/timestep_info/00099/postproc_node/aero_unsteady_forces</text:p>
      <text:p text:style-name="Preformatted_20_Text">data/structure/timestep_info/00099/psi</text:p>
      <text:p text:style-name="Preformatted_20_Text">data/structure/timestep_info/00099/psi_ddot</text:p>
      <text:p text:style-name="Preformatted_20_Text">data/structure/timestep_info/00099/psi_dot</text:p>
      <text:p text:style-name="Preformatted_20_Text">data/structure/timestep_info/00099/psi_dot_local</text:p>
      <text:p text:style-name="Preformatted_20_Text">data/structure/timestep_info/00099/psi_local</text:p>
      <text:p text:style-name="Preformatted_20_Text">data/structure/timestep_info/00099/q</text:p>
      <text:p text:style-name="Preformatted_20_Text">data/structure/timestep_info/00099/quat</text:p>
      <text:p text:style-name="Preformatted_20_Text">data/structure/timestep_info/00099/runtime_steady_forces</text:p>
      <text:p text:style-name="Preformatted_20_Text">data/structure/timestep_info/00099/runtime_unsteady_forces</text:p>
      <text:p text:style-name="Preformatted_20_Text">data/structure/timestep_info/00099/steady_applied_forces</text:p>
      <text:p text:style-name="Preformatted_20_Text">data/structure/timestep_info/00099/total_forces</text:p>
      <text:p text:style-name="Preformatted_20_Text">data/structure/timestep_info/00099/total_gravity_forces</text:p>
      <text:p text:style-name="Preformatted_20_Text">data/structure/timestep_info/00099/unsteady_applied_forces</text:p>
      <text:p text:style-name="Preformatted_20_Text">data/structure/timestep_info/00100/_read_as</text:p>
      <text:p text:style-name="Preformatted_20_Text">data/structure/timestep_info/00100/dqddt</text:p>
      <text:p text:style-name="Preformatted_20_Text">data/structure/timestep_info/00100/dqdt</text:p>
      <text:p text:style-name="Preformatted_20_Text">data/structure/timestep_info/00100/for_acc</text:p>
      <text:p text:style-name="Preformatted_20_Text">data/structure/timestep_info/00100/for_pos</text:p>
      <text:p text:style-name="Preformatted_20_Text">data/structure/timestep_info/00100/for_vel</text:p>
      <text:p text:style-name="Preformatted_20_Text">data/structure/timestep_info/00100/forces_constraints_FoR</text:p>
      <text:p text:style-name="Preformatted_20_Text">data/structure/timestep_info/00100/forces_constraints_nodes</text:p>
      <text:p text:style-name="Preformatted_20_Text">data/structure/timestep_info/00100/gravity_forces</text:p>
      <text:p text:style-name="Preformatted_20_Text">data/structure/timestep_info/00100/in_global_AFoR</text:p>
      <text:p text:style-name="Preformatted_20_Text">data/structure/timestep_info/00100/mb_FoR_acc</text:p>
      <text:p text:style-name="Preformatted_20_Text">data/structure/timestep_info/00100/mb_FoR_pos</text:p>
      <text:p text:style-name="Preformatted_20_Text">data/structure/timestep_info/00100/mb_FoR_vel</text:p>
      <text:p text:style-name="Preformatted_20_Text">data/structure/timestep_info/00100/mb_dict</text:p>
      <text:p text:style-name="Preformatted_20_Text">data/structure/timestep_info/00100/mb_dquatdt</text:p>
      <text:p text:style-name="Preformatted_20_Text">data/structure/timestep_info/00100/mb_quat</text:p>
      <text:p text:style-name="Preformatted_20_Text">data/structure/timestep_info/00100/num_elem</text:p>
      <text:p text:style-name="Preformatted_20_Text">data/structure/timestep_info/00100/num_node</text:p>
      <text:p text:style-name="Preformatted_20_Text">data/structure/timestep_info/00100/num_node_elem</text:p>
      <text:p text:style-name="Preformatted_20_Text">data/structure/timestep_info/00100/pos</text:p>
      <text:p text:style-name="Preformatted_20_Text">data/structure/timestep_info/00100/pos_ddot</text:p>
      <text:p text:style-name="Preformatted_20_Text">data/structure/timestep_info/00100/pos_dot</text:p>
      <text:p text:style-name="Preformatted_20_Text">data/structure/timestep_info/00100/postproc_cell/_read_as</text:p>
      <text:p text:style-name="Preformatted_20_Text">data/structure/timestep_info/00100/postproc_cell/coords_a</text:p>
      <text:p text:style-name="Preformatted_20_Text">data/structure/timestep_info/00100/postproc_cell/loads</text:p>
      <text:p text:style-name="Preformatted_20_Text">data/structure/timestep_info/00100/postproc_cell/strain</text:p>
      <text:p text:style-name="Preformatted_20_Text">data/structure/timestep_info/00100/postproc_node/_read_as</text:p>
      <text:p text:style-name="Preformatted_20_Text">data/structure/timestep_info/00100/postproc_node/aero_steady_forces</text:p>
      <text:p text:style-name="Preformatted_20_Text">data/structure/timestep_info/00100/postproc_node/aero_unsteady_forces</text:p>
      <text:p text:style-name="Preformatted_20_Text">data/structure/timestep_info/00100/psi</text:p>
      <text:p text:style-name="Preformatted_20_Text">data/structure/timestep_info/00100/psi_ddot</text:p>
      <text:p text:style-name="Preformatted_20_Text">data/structure/timestep_info/00100/psi_dot</text:p>
      <text:p text:style-name="Preformatted_20_Text">data/structure/timestep_info/00100/psi_dot_local</text:p>
      <text:p text:style-name="Preformatted_20_Text">data/structure/timestep_info/00100/psi_local</text:p>
      <text:p text:style-name="Preformatted_20_Text">data/structure/timestep_info/00100/q</text:p>
      <text:p text:style-name="Preformatted_20_Text"><text:soft-page-break/>data/structure/timestep_info/00100/quat</text:p>
      <text:p text:style-name="Preformatted_20_Text">data/structure/timestep_info/00100/runtime_steady_forces</text:p>
      <text:p text:style-name="Preformatted_20_Text">data/structure/timestep_info/00100/runtime_unsteady_forces</text:p>
      <text:p text:style-name="Preformatted_20_Text">data/structure/timestep_info/00100/steady_applied_forces</text:p>
      <text:p text:style-name="Preformatted_20_Text">data/structure/timestep_info/00100/total_forces</text:p>
      <text:p text:style-name="Preformatted_20_Text">data/structure/timestep_info/00100/total_gravity_forces</text:p>
      <text:p text:style-name="Preformatted_20_Text">data/structure/timestep_info/00100/unsteady_applied_forces</text:p>
      <text:p text:style-name="Preformatted_20_Text">data/structure/timestep_info/00101/_read_as</text:p>
      <text:p text:style-name="Preformatted_20_Text">data/structure/timestep_info/00101/dqddt</text:p>
      <text:p text:style-name="Preformatted_20_Text">data/structure/timestep_info/00101/dqdt</text:p>
      <text:p text:style-name="Preformatted_20_Text">data/structure/timestep_info/00101/for_acc</text:p>
      <text:p text:style-name="Preformatted_20_Text">data/structure/timestep_info/00101/for_pos</text:p>
      <text:p text:style-name="Preformatted_20_Text">data/structure/timestep_info/00101/for_vel</text:p>
      <text:p text:style-name="Preformatted_20_Text">data/structure/timestep_info/00101/forces_constraints_FoR</text:p>
      <text:p text:style-name="Preformatted_20_Text">data/structure/timestep_info/00101/forces_constraints_nodes</text:p>
      <text:p text:style-name="Preformatted_20_Text">data/structure/timestep_info/00101/gravity_forces</text:p>
      <text:p text:style-name="Preformatted_20_Text">data/structure/timestep_info/00101/in_global_AFoR</text:p>
      <text:p text:style-name="Preformatted_20_Text">data/structure/timestep_info/00101/mb_FoR_acc</text:p>
      <text:p text:style-name="Preformatted_20_Text">data/structure/timestep_info/00101/mb_FoR_pos</text:p>
      <text:p text:style-name="Preformatted_20_Text">data/structure/timestep_info/00101/mb_FoR_vel</text:p>
      <text:p text:style-name="Preformatted_20_Text">data/structure/timestep_info/00101/mb_dict</text:p>
      <text:p text:style-name="Preformatted_20_Text">data/structure/timestep_info/00101/mb_dquatdt</text:p>
      <text:p text:style-name="Preformatted_20_Text">data/structure/timestep_info/00101/mb_quat</text:p>
      <text:p text:style-name="Preformatted_20_Text">data/structure/timestep_info/00101/num_elem</text:p>
      <text:p text:style-name="Preformatted_20_Text">data/structure/timestep_info/00101/num_node</text:p>
      <text:p text:style-name="Preformatted_20_Text">data/structure/timestep_info/00101/num_node_elem</text:p>
      <text:p text:style-name="Preformatted_20_Text">data/structure/timestep_info/00101/pos</text:p>
      <text:p text:style-name="Preformatted_20_Text">data/structure/timestep_info/00101/pos_ddot</text:p>
      <text:p text:style-name="Preformatted_20_Text">data/structure/timestep_info/00101/pos_dot</text:p>
      <text:p text:style-name="Preformatted_20_Text">data/structure/timestep_info/00101/postproc_cell/_read_as</text:p>
      <text:p text:style-name="Preformatted_20_Text">data/structure/timestep_info/00101/postproc_cell/coords_a</text:p>
      <text:p text:style-name="Preformatted_20_Text">data/structure/timestep_info/00101/postproc_cell/loads</text:p>
      <text:p text:style-name="Preformatted_20_Text">data/structure/timestep_info/00101/postproc_cell/strain</text:p>
      <text:p text:style-name="Preformatted_20_Text">data/structure/timestep_info/00101/postproc_node/_read_as</text:p>
      <text:p text:style-name="Preformatted_20_Text">data/structure/timestep_info/00101/postproc_node/aero_steady_forces</text:p>
      <text:p text:style-name="Preformatted_20_Text">data/structure/timestep_info/00101/postproc_node/aero_unsteady_forces</text:p>
      <text:p text:style-name="Preformatted_20_Text">data/structure/timestep_info/00101/psi</text:p>
      <text:p text:style-name="Preformatted_20_Text">data/structure/timestep_info/00101/psi_ddot</text:p>
      <text:p text:style-name="Preformatted_20_Text">data/structure/timestep_info/00101/psi_dot</text:p>
      <text:p text:style-name="Preformatted_20_Text">data/structure/timestep_info/00101/psi_dot_local</text:p>
      <text:p text:style-name="Preformatted_20_Text">data/structure/timestep_info/00101/psi_local</text:p>
      <text:p text:style-name="Preformatted_20_Text">data/structure/timestep_info/00101/q</text:p>
      <text:p text:style-name="Preformatted_20_Text">data/structure/timestep_info/00101/quat</text:p>
      <text:p text:style-name="Preformatted_20_Text">data/structure/timestep_info/00101/runtime_steady_forces</text:p>
      <text:p text:style-name="Preformatted_20_Text">data/structure/timestep_info/00101/runtime_unsteady_forces</text:p>
      <text:p text:style-name="Preformatted_20_Text">data/structure/timestep_info/00101/steady_applied_forces</text:p>
      <text:p text:style-name="Preformatted_20_Text">data/structure/timestep_info/00101/total_forces</text:p>
      <text:p text:style-name="Preformatted_20_Text">data/structure/timestep_info/00101/total_gravity_forces</text:p>
      <text:p text:style-name="Preformatted_20_Text">data/structure/timestep_info/00101/unsteady_applied_forces</text:p>
      <text:p text:style-name="Preformatted_20_Text">data/structure/timestep_info/00102/_read_as</text:p>
      <text:p text:style-name="Preformatted_20_Text">data/structure/timestep_info/00102/dqddt</text:p>
      <text:p text:style-name="Preformatted_20_Text">data/structure/timestep_info/00102/dqdt</text:p>
      <text:p text:style-name="Preformatted_20_Text">data/structure/timestep_info/00102/for_acc</text:p>
      <text:p text:style-name="Preformatted_20_Text">data/structure/timestep_info/00102/for_pos</text:p>
      <text:p text:style-name="Preformatted_20_Text">data/structure/timestep_info/00102/for_vel</text:p>
      <text:p text:style-name="Preformatted_20_Text">data/structure/timestep_info/00102/forces_constraints_FoR</text:p>
      <text:p text:style-name="Preformatted_20_Text">data/structure/timestep_info/00102/forces_constraints_nodes</text:p>
      <text:p text:style-name="Preformatted_20_Text">data/structure/timestep_info/00102/gravity_forces</text:p>
      <text:p text:style-name="Preformatted_20_Text">data/structure/timestep_info/00102/in_global_AFoR</text:p>
      <text:p text:style-name="Preformatted_20_Text">data/structure/timestep_info/00102/mb_FoR_acc</text:p>
      <text:p text:style-name="Preformatted_20_Text">data/structure/timestep_info/00102/mb_FoR_pos</text:p>
      <text:p text:style-name="Preformatted_20_Text">data/structure/timestep_info/00102/mb_FoR_vel</text:p>
      <text:p text:style-name="Preformatted_20_Text">data/structure/timestep_info/00102/mb_dict</text:p>
      <text:p text:style-name="Preformatted_20_Text">data/structure/timestep_info/00102/mb_dquatdt</text:p>
      <text:p text:style-name="Preformatted_20_Text"><text:soft-page-break/>data/structure/timestep_info/00102/mb_quat</text:p>
      <text:p text:style-name="Preformatted_20_Text">data/structure/timestep_info/00102/num_elem</text:p>
      <text:p text:style-name="Preformatted_20_Text">data/structure/timestep_info/00102/num_node</text:p>
      <text:p text:style-name="Preformatted_20_Text">data/structure/timestep_info/00102/num_node_elem</text:p>
      <text:p text:style-name="Preformatted_20_Text">data/structure/timestep_info/00102/pos</text:p>
      <text:p text:style-name="Preformatted_20_Text">data/structure/timestep_info/00102/pos_ddot</text:p>
      <text:p text:style-name="Preformatted_20_Text">data/structure/timestep_info/00102/pos_dot</text:p>
      <text:p text:style-name="Preformatted_20_Text">data/structure/timestep_info/00102/postproc_cell/_read_as</text:p>
      <text:p text:style-name="Preformatted_20_Text">data/structure/timestep_info/00102/postproc_cell/coords_a</text:p>
      <text:p text:style-name="Preformatted_20_Text">data/structure/timestep_info/00102/postproc_cell/loads</text:p>
      <text:p text:style-name="Preformatted_20_Text">data/structure/timestep_info/00102/postproc_cell/strain</text:p>
      <text:p text:style-name="Preformatted_20_Text">data/structure/timestep_info/00102/postproc_node/_read_as</text:p>
      <text:p text:style-name="Preformatted_20_Text">data/structure/timestep_info/00102/postproc_node/aero_steady_forces</text:p>
      <text:p text:style-name="Preformatted_20_Text">data/structure/timestep_info/00102/postproc_node/aero_unsteady_forces</text:p>
      <text:p text:style-name="Preformatted_20_Text">data/structure/timestep_info/00102/psi</text:p>
      <text:p text:style-name="Preformatted_20_Text">data/structure/timestep_info/00102/psi_ddot</text:p>
      <text:p text:style-name="Preformatted_20_Text">data/structure/timestep_info/00102/psi_dot</text:p>
      <text:p text:style-name="Preformatted_20_Text">data/structure/timestep_info/00102/psi_dot_local</text:p>
      <text:p text:style-name="Preformatted_20_Text">data/structure/timestep_info/00102/psi_local</text:p>
      <text:p text:style-name="Preformatted_20_Text">data/structure/timestep_info/00102/q</text:p>
      <text:p text:style-name="Preformatted_20_Text">data/structure/timestep_info/00102/quat</text:p>
      <text:p text:style-name="Preformatted_20_Text">data/structure/timestep_info/00102/runtime_steady_forces</text:p>
      <text:p text:style-name="Preformatted_20_Text">data/structure/timestep_info/00102/runtime_unsteady_forces</text:p>
      <text:p text:style-name="Preformatted_20_Text">data/structure/timestep_info/00102/steady_applied_forces</text:p>
      <text:p text:style-name="Preformatted_20_Text">data/structure/timestep_info/00102/total_forces</text:p>
      <text:p text:style-name="Preformatted_20_Text">data/structure/timestep_info/00102/total_gravity_forces</text:p>
      <text:p text:style-name="Preformatted_20_Text">data/structure/timestep_info/00102/unsteady_applied_forces</text:p>
      <text:p text:style-name="Preformatted_20_Text">data/structure/timestep_info/00103/_read_as</text:p>
      <text:p text:style-name="Preformatted_20_Text">data/structure/timestep_info/00103/dqddt</text:p>
      <text:p text:style-name="Preformatted_20_Text">data/structure/timestep_info/00103/dqdt</text:p>
      <text:p text:style-name="Preformatted_20_Text">data/structure/timestep_info/00103/for_acc</text:p>
      <text:p text:style-name="Preformatted_20_Text">data/structure/timestep_info/00103/for_pos</text:p>
      <text:p text:style-name="Preformatted_20_Text">data/structure/timestep_info/00103/for_vel</text:p>
      <text:p text:style-name="Preformatted_20_Text">data/structure/timestep_info/00103/forces_constraints_FoR</text:p>
      <text:p text:style-name="Preformatted_20_Text">data/structure/timestep_info/00103/forces_constraints_nodes</text:p>
      <text:p text:style-name="Preformatted_20_Text">data/structure/timestep_info/00103/gravity_forces</text:p>
      <text:p text:style-name="Preformatted_20_Text">data/structure/timestep_info/00103/in_global_AFoR</text:p>
      <text:p text:style-name="Preformatted_20_Text">data/structure/timestep_info/00103/mb_FoR_acc</text:p>
      <text:p text:style-name="Preformatted_20_Text">data/structure/timestep_info/00103/mb_FoR_pos</text:p>
      <text:p text:style-name="Preformatted_20_Text">data/structure/timestep_info/00103/mb_FoR_vel</text:p>
      <text:p text:style-name="Preformatted_20_Text">data/structure/timestep_info/00103/mb_dict</text:p>
      <text:p text:style-name="Preformatted_20_Text">data/structure/timestep_info/00103/mb_dquatdt</text:p>
      <text:p text:style-name="Preformatted_20_Text">data/structure/timestep_info/00103/mb_quat</text:p>
      <text:p text:style-name="Preformatted_20_Text">data/structure/timestep_info/00103/num_elem</text:p>
      <text:p text:style-name="Preformatted_20_Text">data/structure/timestep_info/00103/num_node</text:p>
      <text:p text:style-name="Preformatted_20_Text">data/structure/timestep_info/00103/num_node_elem</text:p>
      <text:p text:style-name="Preformatted_20_Text">data/structure/timestep_info/00103/pos</text:p>
      <text:p text:style-name="Preformatted_20_Text">data/structure/timestep_info/00103/pos_ddot</text:p>
      <text:p text:style-name="Preformatted_20_Text">data/structure/timestep_info/00103/pos_dot</text:p>
      <text:p text:style-name="Preformatted_20_Text">data/structure/timestep_info/00103/postproc_cell/_read_as</text:p>
      <text:p text:style-name="Preformatted_20_Text">data/structure/timestep_info/00103/postproc_cell/coords_a</text:p>
      <text:p text:style-name="Preformatted_20_Text">data/structure/timestep_info/00103/postproc_cell/loads</text:p>
      <text:p text:style-name="Preformatted_20_Text">data/structure/timestep_info/00103/postproc_cell/strain</text:p>
      <text:p text:style-name="Preformatted_20_Text">data/structure/timestep_info/00103/postproc_node/_read_as</text:p>
      <text:p text:style-name="Preformatted_20_Text">data/structure/timestep_info/00103/postproc_node/aero_steady_forces</text:p>
      <text:p text:style-name="Preformatted_20_Text">data/structure/timestep_info/00103/postproc_node/aero_unsteady_forces</text:p>
      <text:p text:style-name="Preformatted_20_Text">data/structure/timestep_info/00103/psi</text:p>
      <text:p text:style-name="Preformatted_20_Text">data/structure/timestep_info/00103/psi_ddot</text:p>
      <text:p text:style-name="Preformatted_20_Text">data/structure/timestep_info/00103/psi_dot</text:p>
      <text:p text:style-name="Preformatted_20_Text">data/structure/timestep_info/00103/psi_dot_local</text:p>
      <text:p text:style-name="Preformatted_20_Text">data/structure/timestep_info/00103/psi_local</text:p>
      <text:p text:style-name="Preformatted_20_Text">data/structure/timestep_info/00103/q</text:p>
      <text:p text:style-name="Preformatted_20_Text">data/structure/timestep_info/00103/quat</text:p>
      <text:p text:style-name="Preformatted_20_Text">data/structure/timestep_info/00103/runtime_steady_forces</text:p>
      <text:p text:style-name="Preformatted_20_Text"><text:soft-page-break/>data/structure/timestep_info/00103/runtime_unsteady_forces</text:p>
      <text:p text:style-name="Preformatted_20_Text">data/structure/timestep_info/00103/steady_applied_forces</text:p>
      <text:p text:style-name="Preformatted_20_Text">data/structure/timestep_info/00103/total_forces</text:p>
      <text:p text:style-name="Preformatted_20_Text">data/structure/timestep_info/00103/total_gravity_forces</text:p>
      <text:p text:style-name="Preformatted_20_Text">data/structure/timestep_info/00103/unsteady_applied_forces</text:p>
      <text:p text:style-name="Preformatted_20_Text">data/structure/timestep_info/00104/_read_as</text:p>
      <text:p text:style-name="Preformatted_20_Text">data/structure/timestep_info/00104/dqddt</text:p>
      <text:p text:style-name="Preformatted_20_Text">data/structure/timestep_info/00104/dqdt</text:p>
      <text:p text:style-name="Preformatted_20_Text">data/structure/timestep_info/00104/for_acc</text:p>
      <text:p text:style-name="Preformatted_20_Text">data/structure/timestep_info/00104/for_pos</text:p>
      <text:p text:style-name="Preformatted_20_Text">data/structure/timestep_info/00104/for_vel</text:p>
      <text:p text:style-name="Preformatted_20_Text">data/structure/timestep_info/00104/forces_constraints_FoR</text:p>
      <text:p text:style-name="Preformatted_20_Text">data/structure/timestep_info/00104/forces_constraints_nodes</text:p>
      <text:p text:style-name="Preformatted_20_Text">data/structure/timestep_info/00104/gravity_forces</text:p>
      <text:p text:style-name="Preformatted_20_Text">data/structure/timestep_info/00104/in_global_AFoR</text:p>
      <text:p text:style-name="Preformatted_20_Text">data/structure/timestep_info/00104/mb_FoR_acc</text:p>
      <text:p text:style-name="Preformatted_20_Text">data/structure/timestep_info/00104/mb_FoR_pos</text:p>
      <text:p text:style-name="Preformatted_20_Text">data/structure/timestep_info/00104/mb_FoR_vel</text:p>
      <text:p text:style-name="Preformatted_20_Text">data/structure/timestep_info/00104/mb_dict</text:p>
      <text:p text:style-name="Preformatted_20_Text">data/structure/timestep_info/00104/mb_dquatdt</text:p>
      <text:p text:style-name="Preformatted_20_Text">data/structure/timestep_info/00104/mb_quat</text:p>
      <text:p text:style-name="Preformatted_20_Text">data/structure/timestep_info/00104/num_elem</text:p>
      <text:p text:style-name="Preformatted_20_Text">data/structure/timestep_info/00104/num_node</text:p>
      <text:p text:style-name="Preformatted_20_Text">data/structure/timestep_info/00104/num_node_elem</text:p>
      <text:p text:style-name="Preformatted_20_Text">data/structure/timestep_info/00104/pos</text:p>
      <text:p text:style-name="Preformatted_20_Text">data/structure/timestep_info/00104/pos_ddot</text:p>
      <text:p text:style-name="Preformatted_20_Text">data/structure/timestep_info/00104/pos_dot</text:p>
      <text:p text:style-name="Preformatted_20_Text">data/structure/timestep_info/00104/postproc_cell/_read_as</text:p>
      <text:p text:style-name="Preformatted_20_Text">data/structure/timestep_info/00104/postproc_cell/coords_a</text:p>
      <text:p text:style-name="Preformatted_20_Text">data/structure/timestep_info/00104/postproc_cell/loads</text:p>
      <text:p text:style-name="Preformatted_20_Text">data/structure/timestep_info/00104/postproc_cell/strain</text:p>
      <text:p text:style-name="Preformatted_20_Text">data/structure/timestep_info/00104/postproc_node/_read_as</text:p>
      <text:p text:style-name="Preformatted_20_Text">data/structure/timestep_info/00104/postproc_node/aero_steady_forces</text:p>
      <text:p text:style-name="Preformatted_20_Text">data/structure/timestep_info/00104/postproc_node/aero_unsteady_forces</text:p>
      <text:p text:style-name="Preformatted_20_Text">data/structure/timestep_info/00104/psi</text:p>
      <text:p text:style-name="Preformatted_20_Text">data/structure/timestep_info/00104/psi_ddot</text:p>
      <text:p text:style-name="Preformatted_20_Text">data/structure/timestep_info/00104/psi_dot</text:p>
      <text:p text:style-name="Preformatted_20_Text">data/structure/timestep_info/00104/psi_dot_local</text:p>
      <text:p text:style-name="Preformatted_20_Text">data/structure/timestep_info/00104/psi_local</text:p>
      <text:p text:style-name="Preformatted_20_Text">data/structure/timestep_info/00104/q</text:p>
      <text:p text:style-name="Preformatted_20_Text">data/structure/timestep_info/00104/quat</text:p>
      <text:p text:style-name="Preformatted_20_Text">data/structure/timestep_info/00104/runtime_steady_forces</text:p>
      <text:p text:style-name="Preformatted_20_Text">data/structure/timestep_info/00104/runtime_unsteady_forces</text:p>
      <text:p text:style-name="Preformatted_20_Text">data/structure/timestep_info/00104/steady_applied_forces</text:p>
      <text:p text:style-name="Preformatted_20_Text">data/structure/timestep_info/00104/total_forces</text:p>
      <text:p text:style-name="Preformatted_20_Text">data/structure/timestep_info/00104/total_gravity_forces</text:p>
      <text:p text:style-name="Preformatted_20_Text">data/structure/timestep_info/00104/unsteady_applied_forces</text:p>
      <text:p text:style-name="Preformatted_20_Text">data/structure/timestep_info/00105/_read_as</text:p>
      <text:p text:style-name="Preformatted_20_Text">data/structure/timestep_info/00105/dqddt</text:p>
      <text:p text:style-name="Preformatted_20_Text">data/structure/timestep_info/00105/dqdt</text:p>
      <text:p text:style-name="Preformatted_20_Text">data/structure/timestep_info/00105/for_acc</text:p>
      <text:p text:style-name="Preformatted_20_Text">data/structure/timestep_info/00105/for_pos</text:p>
      <text:p text:style-name="Preformatted_20_Text">data/structure/timestep_info/00105/for_vel</text:p>
      <text:p text:style-name="Preformatted_20_Text">data/structure/timestep_info/00105/forces_constraints_FoR</text:p>
      <text:p text:style-name="Preformatted_20_Text">data/structure/timestep_info/00105/forces_constraints_nodes</text:p>
      <text:p text:style-name="Preformatted_20_Text">data/structure/timestep_info/00105/gravity_forces</text:p>
      <text:p text:style-name="Preformatted_20_Text">data/structure/timestep_info/00105/in_global_AFoR</text:p>
      <text:p text:style-name="Preformatted_20_Text">data/structure/timestep_info/00105/mb_FoR_acc</text:p>
      <text:p text:style-name="Preformatted_20_Text">data/structure/timestep_info/00105/mb_FoR_pos</text:p>
      <text:p text:style-name="Preformatted_20_Text">data/structure/timestep_info/00105/mb_FoR_vel</text:p>
      <text:p text:style-name="Preformatted_20_Text">data/structure/timestep_info/00105/mb_dict</text:p>
      <text:p text:style-name="Preformatted_20_Text">data/structure/timestep_info/00105/mb_dquatdt</text:p>
      <text:p text:style-name="Preformatted_20_Text">data/structure/timestep_info/00105/mb_quat</text:p>
      <text:p text:style-name="Preformatted_20_Text">data/structure/timestep_info/00105/num_elem</text:p>
      <text:p text:style-name="Preformatted_20_Text"><text:soft-page-break/>data/structure/timestep_info/00105/num_node</text:p>
      <text:p text:style-name="Preformatted_20_Text">data/structure/timestep_info/00105/num_node_elem</text:p>
      <text:p text:style-name="Preformatted_20_Text">data/structure/timestep_info/00105/pos</text:p>
      <text:p text:style-name="Preformatted_20_Text">data/structure/timestep_info/00105/pos_ddot</text:p>
      <text:p text:style-name="Preformatted_20_Text">data/structure/timestep_info/00105/pos_dot</text:p>
      <text:p text:style-name="Preformatted_20_Text">data/structure/timestep_info/00105/postproc_cell/_read_as</text:p>
      <text:p text:style-name="Preformatted_20_Text">data/structure/timestep_info/00105/postproc_cell/coords_a</text:p>
      <text:p text:style-name="Preformatted_20_Text">data/structure/timestep_info/00105/postproc_cell/loads</text:p>
      <text:p text:style-name="Preformatted_20_Text">data/structure/timestep_info/00105/postproc_cell/strain</text:p>
      <text:p text:style-name="Preformatted_20_Text">data/structure/timestep_info/00105/postproc_node/_read_as</text:p>
      <text:p text:style-name="Preformatted_20_Text">data/structure/timestep_info/00105/postproc_node/aero_steady_forces</text:p>
      <text:p text:style-name="Preformatted_20_Text">data/structure/timestep_info/00105/postproc_node/aero_unsteady_forces</text:p>
      <text:p text:style-name="Preformatted_20_Text">data/structure/timestep_info/00105/psi</text:p>
      <text:p text:style-name="Preformatted_20_Text">data/structure/timestep_info/00105/psi_ddot</text:p>
      <text:p text:style-name="Preformatted_20_Text">data/structure/timestep_info/00105/psi_dot</text:p>
      <text:p text:style-name="Preformatted_20_Text">data/structure/timestep_info/00105/psi_dot_local</text:p>
      <text:p text:style-name="Preformatted_20_Text">data/structure/timestep_info/00105/psi_local</text:p>
      <text:p text:style-name="Preformatted_20_Text">data/structure/timestep_info/00105/q</text:p>
      <text:p text:style-name="Preformatted_20_Text">data/structure/timestep_info/00105/quat</text:p>
      <text:p text:style-name="Preformatted_20_Text">data/structure/timestep_info/00105/runtime_steady_forces</text:p>
      <text:p text:style-name="Preformatted_20_Text">data/structure/timestep_info/00105/runtime_unsteady_forces</text:p>
      <text:p text:style-name="Preformatted_20_Text">data/structure/timestep_info/00105/steady_applied_forces</text:p>
      <text:p text:style-name="Preformatted_20_Text">data/structure/timestep_info/00105/total_forces</text:p>
      <text:p text:style-name="Preformatted_20_Text">data/structure/timestep_info/00105/total_gravity_forces</text:p>
      <text:p text:style-name="Preformatted_20_Text">data/structure/timestep_info/00105/unsteady_applied_forces</text:p>
      <text:p text:style-name="Preformatted_20_Text">data/structure/timestep_info/00106/_read_as</text:p>
      <text:p text:style-name="Preformatted_20_Text">data/structure/timestep_info/00106/dqddt</text:p>
      <text:p text:style-name="Preformatted_20_Text">data/structure/timestep_info/00106/dqdt</text:p>
      <text:p text:style-name="Preformatted_20_Text">data/structure/timestep_info/00106/for_acc</text:p>
      <text:p text:style-name="Preformatted_20_Text">data/structure/timestep_info/00106/for_pos</text:p>
      <text:p text:style-name="Preformatted_20_Text">data/structure/timestep_info/00106/for_vel</text:p>
      <text:p text:style-name="Preformatted_20_Text">data/structure/timestep_info/00106/forces_constraints_FoR</text:p>
      <text:p text:style-name="Preformatted_20_Text">data/structure/timestep_info/00106/forces_constraints_nodes</text:p>
      <text:p text:style-name="Preformatted_20_Text">data/structure/timestep_info/00106/gravity_forces</text:p>
      <text:p text:style-name="Preformatted_20_Text">data/structure/timestep_info/00106/in_global_AFoR</text:p>
      <text:p text:style-name="Preformatted_20_Text">data/structure/timestep_info/00106/mb_FoR_acc</text:p>
      <text:p text:style-name="Preformatted_20_Text">data/structure/timestep_info/00106/mb_FoR_pos</text:p>
      <text:p text:style-name="Preformatted_20_Text">data/structure/timestep_info/00106/mb_FoR_vel</text:p>
      <text:p text:style-name="Preformatted_20_Text">data/structure/timestep_info/00106/mb_dict</text:p>
      <text:p text:style-name="Preformatted_20_Text">data/structure/timestep_info/00106/mb_dquatdt</text:p>
      <text:p text:style-name="Preformatted_20_Text">data/structure/timestep_info/00106/mb_quat</text:p>
      <text:p text:style-name="Preformatted_20_Text">data/structure/timestep_info/00106/num_elem</text:p>
      <text:p text:style-name="Preformatted_20_Text">data/structure/timestep_info/00106/num_node</text:p>
      <text:p text:style-name="Preformatted_20_Text">data/structure/timestep_info/00106/num_node_elem</text:p>
      <text:p text:style-name="Preformatted_20_Text">data/structure/timestep_info/00106/pos</text:p>
      <text:p text:style-name="Preformatted_20_Text">data/structure/timestep_info/00106/pos_ddot</text:p>
      <text:p text:style-name="Preformatted_20_Text">data/structure/timestep_info/00106/pos_dot</text:p>
      <text:p text:style-name="Preformatted_20_Text">data/structure/timestep_info/00106/postproc_cell/_read_as</text:p>
      <text:p text:style-name="Preformatted_20_Text">data/structure/timestep_info/00106/postproc_cell/coords_a</text:p>
      <text:p text:style-name="Preformatted_20_Text">data/structure/timestep_info/00106/postproc_cell/loads</text:p>
      <text:p text:style-name="Preformatted_20_Text">data/structure/timestep_info/00106/postproc_cell/strain</text:p>
      <text:p text:style-name="Preformatted_20_Text">data/structure/timestep_info/00106/postproc_node/_read_as</text:p>
      <text:p text:style-name="Preformatted_20_Text">data/structure/timestep_info/00106/postproc_node/aero_steady_forces</text:p>
      <text:p text:style-name="Preformatted_20_Text">data/structure/timestep_info/00106/postproc_node/aero_unsteady_forces</text:p>
      <text:p text:style-name="Preformatted_20_Text">data/structure/timestep_info/00106/psi</text:p>
      <text:p text:style-name="Preformatted_20_Text">data/structure/timestep_info/00106/psi_ddot</text:p>
      <text:p text:style-name="Preformatted_20_Text">data/structure/timestep_info/00106/psi_dot</text:p>
      <text:p text:style-name="Preformatted_20_Text">data/structure/timestep_info/00106/psi_dot_local</text:p>
      <text:p text:style-name="Preformatted_20_Text">data/structure/timestep_info/00106/psi_local</text:p>
      <text:p text:style-name="Preformatted_20_Text">data/structure/timestep_info/00106/q</text:p>
      <text:p text:style-name="Preformatted_20_Text">data/structure/timestep_info/00106/quat</text:p>
      <text:p text:style-name="Preformatted_20_Text">data/structure/timestep_info/00106/runtime_steady_forces</text:p>
      <text:p text:style-name="Preformatted_20_Text">data/structure/timestep_info/00106/runtime_unsteady_forces</text:p>
      <text:p text:style-name="Preformatted_20_Text">data/structure/timestep_info/00106/steady_applied_forces</text:p>
      <text:p text:style-name="Preformatted_20_Text"><text:soft-page-break/>data/structure/timestep_info/00106/total_forces</text:p>
      <text:p text:style-name="Preformatted_20_Text">data/structure/timestep_info/00106/total_gravity_forces</text:p>
      <text:p text:style-name="Preformatted_20_Text">data/structure/timestep_info/00106/unsteady_applied_forces</text:p>
      <text:p text:style-name="Preformatted_20_Text">data/structure/timestep_info/00107/_read_as</text:p>
      <text:p text:style-name="Preformatted_20_Text">data/structure/timestep_info/00107/dqddt</text:p>
      <text:p text:style-name="Preformatted_20_Text">data/structure/timestep_info/00107/dqdt</text:p>
      <text:p text:style-name="Preformatted_20_Text">data/structure/timestep_info/00107/for_acc</text:p>
      <text:p text:style-name="Preformatted_20_Text">data/structure/timestep_info/00107/for_pos</text:p>
      <text:p text:style-name="Preformatted_20_Text">data/structure/timestep_info/00107/for_vel</text:p>
      <text:p text:style-name="Preformatted_20_Text">data/structure/timestep_info/00107/forces_constraints_FoR</text:p>
      <text:p text:style-name="Preformatted_20_Text">data/structure/timestep_info/00107/forces_constraints_nodes</text:p>
      <text:p text:style-name="Preformatted_20_Text">data/structure/timestep_info/00107/gravity_forces</text:p>
      <text:p text:style-name="Preformatted_20_Text">data/structure/timestep_info/00107/in_global_AFoR</text:p>
      <text:p text:style-name="Preformatted_20_Text">data/structure/timestep_info/00107/mb_FoR_acc</text:p>
      <text:p text:style-name="Preformatted_20_Text">data/structure/timestep_info/00107/mb_FoR_pos</text:p>
      <text:p text:style-name="Preformatted_20_Text">data/structure/timestep_info/00107/mb_FoR_vel</text:p>
      <text:p text:style-name="Preformatted_20_Text">data/structure/timestep_info/00107/mb_dict</text:p>
      <text:p text:style-name="Preformatted_20_Text">data/structure/timestep_info/00107/mb_dquatdt</text:p>
      <text:p text:style-name="Preformatted_20_Text">data/structure/timestep_info/00107/mb_quat</text:p>
      <text:p text:style-name="Preformatted_20_Text">data/structure/timestep_info/00107/num_elem</text:p>
      <text:p text:style-name="Preformatted_20_Text">data/structure/timestep_info/00107/num_node</text:p>
      <text:p text:style-name="Preformatted_20_Text">data/structure/timestep_info/00107/num_node_elem</text:p>
      <text:p text:style-name="Preformatted_20_Text">data/structure/timestep_info/00107/pos</text:p>
      <text:p text:style-name="Preformatted_20_Text">data/structure/timestep_info/00107/pos_ddot</text:p>
      <text:p text:style-name="Preformatted_20_Text">data/structure/timestep_info/00107/pos_dot</text:p>
      <text:p text:style-name="Preformatted_20_Text">data/structure/timestep_info/00107/postproc_cell/_read_as</text:p>
      <text:p text:style-name="Preformatted_20_Text">data/structure/timestep_info/00107/postproc_cell/coords_a</text:p>
      <text:p text:style-name="Preformatted_20_Text">data/structure/timestep_info/00107/postproc_cell/loads</text:p>
      <text:p text:style-name="Preformatted_20_Text">data/structure/timestep_info/00107/postproc_cell/strain</text:p>
      <text:p text:style-name="Preformatted_20_Text">data/structure/timestep_info/00107/postproc_node/_read_as</text:p>
      <text:p text:style-name="Preformatted_20_Text">data/structure/timestep_info/00107/postproc_node/aero_steady_forces</text:p>
      <text:p text:style-name="Preformatted_20_Text">data/structure/timestep_info/00107/postproc_node/aero_unsteady_forces</text:p>
      <text:p text:style-name="Preformatted_20_Text">data/structure/timestep_info/00107/psi</text:p>
      <text:p text:style-name="Preformatted_20_Text">data/structure/timestep_info/00107/psi_ddot</text:p>
      <text:p text:style-name="Preformatted_20_Text">data/structure/timestep_info/00107/psi_dot</text:p>
      <text:p text:style-name="Preformatted_20_Text">data/structure/timestep_info/00107/psi_dot_local</text:p>
      <text:p text:style-name="Preformatted_20_Text">data/structure/timestep_info/00107/psi_local</text:p>
      <text:p text:style-name="Preformatted_20_Text">data/structure/timestep_info/00107/q</text:p>
      <text:p text:style-name="Preformatted_20_Text">data/structure/timestep_info/00107/quat</text:p>
      <text:p text:style-name="Preformatted_20_Text">data/structure/timestep_info/00107/runtime_steady_forces</text:p>
      <text:p text:style-name="Preformatted_20_Text">data/structure/timestep_info/00107/runtime_unsteady_forces</text:p>
      <text:p text:style-name="Preformatted_20_Text">data/structure/timestep_info/00107/steady_applied_forces</text:p>
      <text:p text:style-name="Preformatted_20_Text">data/structure/timestep_info/00107/total_forces</text:p>
      <text:p text:style-name="Preformatted_20_Text">data/structure/timestep_info/00107/total_gravity_forces</text:p>
      <text:p text:style-name="Preformatted_20_Text">data/structure/timestep_info/00107/unsteady_applied_forces</text:p>
      <text:p text:style-name="Preformatted_20_Text">data/structure/timestep_info/00108/_read_as</text:p>
      <text:p text:style-name="Preformatted_20_Text">data/structure/timestep_info/00108/dqddt</text:p>
      <text:p text:style-name="Preformatted_20_Text">data/structure/timestep_info/00108/dqdt</text:p>
      <text:p text:style-name="Preformatted_20_Text">data/structure/timestep_info/00108/for_acc</text:p>
      <text:p text:style-name="Preformatted_20_Text">data/structure/timestep_info/00108/for_pos</text:p>
      <text:p text:style-name="Preformatted_20_Text">data/structure/timestep_info/00108/for_vel</text:p>
      <text:p text:style-name="Preformatted_20_Text">data/structure/timestep_info/00108/forces_constraints_FoR</text:p>
      <text:p text:style-name="Preformatted_20_Text">data/structure/timestep_info/00108/forces_constraints_nodes</text:p>
      <text:p text:style-name="Preformatted_20_Text">data/structure/timestep_info/00108/gravity_forces</text:p>
      <text:p text:style-name="Preformatted_20_Text">data/structure/timestep_info/00108/in_global_AFoR</text:p>
      <text:p text:style-name="Preformatted_20_Text">data/structure/timestep_info/00108/mb_FoR_acc</text:p>
      <text:p text:style-name="Preformatted_20_Text">data/structure/timestep_info/00108/mb_FoR_pos</text:p>
      <text:p text:style-name="Preformatted_20_Text">data/structure/timestep_info/00108/mb_FoR_vel</text:p>
      <text:p text:style-name="Preformatted_20_Text">data/structure/timestep_info/00108/mb_dict</text:p>
      <text:p text:style-name="Preformatted_20_Text">data/structure/timestep_info/00108/mb_dquatdt</text:p>
      <text:p text:style-name="Preformatted_20_Text">data/structure/timestep_info/00108/mb_quat</text:p>
      <text:p text:style-name="Preformatted_20_Text">data/structure/timestep_info/00108/num_elem</text:p>
      <text:p text:style-name="Preformatted_20_Text">data/structure/timestep_info/00108/num_node</text:p>
      <text:p text:style-name="Preformatted_20_Text">data/structure/timestep_info/00108/num_node_elem</text:p>
      <text:p text:style-name="Preformatted_20_Text"><text:soft-page-break/>data/structure/timestep_info/00108/pos</text:p>
      <text:p text:style-name="Preformatted_20_Text">data/structure/timestep_info/00108/pos_ddot</text:p>
      <text:p text:style-name="Preformatted_20_Text">data/structure/timestep_info/00108/pos_dot</text:p>
      <text:p text:style-name="Preformatted_20_Text">data/structure/timestep_info/00108/postproc_cell/_read_as</text:p>
      <text:p text:style-name="Preformatted_20_Text">data/structure/timestep_info/00108/postproc_cell/coords_a</text:p>
      <text:p text:style-name="Preformatted_20_Text">data/structure/timestep_info/00108/postproc_cell/loads</text:p>
      <text:p text:style-name="Preformatted_20_Text">data/structure/timestep_info/00108/postproc_cell/strain</text:p>
      <text:p text:style-name="Preformatted_20_Text">data/structure/timestep_info/00108/postproc_node/_read_as</text:p>
      <text:p text:style-name="Preformatted_20_Text">data/structure/timestep_info/00108/postproc_node/aero_steady_forces</text:p>
      <text:p text:style-name="Preformatted_20_Text">data/structure/timestep_info/00108/postproc_node/aero_unsteady_forces</text:p>
      <text:p text:style-name="Preformatted_20_Text">data/structure/timestep_info/00108/psi</text:p>
      <text:p text:style-name="Preformatted_20_Text">data/structure/timestep_info/00108/psi_ddot</text:p>
      <text:p text:style-name="Preformatted_20_Text">data/structure/timestep_info/00108/psi_dot</text:p>
      <text:p text:style-name="Preformatted_20_Text">data/structure/timestep_info/00108/psi_dot_local</text:p>
      <text:p text:style-name="Preformatted_20_Text">data/structure/timestep_info/00108/psi_local</text:p>
      <text:p text:style-name="Preformatted_20_Text">data/structure/timestep_info/00108/q</text:p>
      <text:p text:style-name="Preformatted_20_Text">data/structure/timestep_info/00108/quat</text:p>
      <text:p text:style-name="Preformatted_20_Text">data/structure/timestep_info/00108/runtime_steady_forces</text:p>
      <text:p text:style-name="Preformatted_20_Text">data/structure/timestep_info/00108/runtime_unsteady_forces</text:p>
      <text:p text:style-name="Preformatted_20_Text">data/structure/timestep_info/00108/steady_applied_forces</text:p>
      <text:p text:style-name="Preformatted_20_Text">data/structure/timestep_info/00108/total_forces</text:p>
      <text:p text:style-name="Preformatted_20_Text">data/structure/timestep_info/00108/total_gravity_forces</text:p>
      <text:p text:style-name="Preformatted_20_Text">data/structure/timestep_info/00108/unsteady_applied_forces</text:p>
      <text:p text:style-name="Preformatted_20_Text">data/structure/timestep_info/00109/_read_as</text:p>
      <text:p text:style-name="Preformatted_20_Text">data/structure/timestep_info/00109/dqddt</text:p>
      <text:p text:style-name="Preformatted_20_Text">data/structure/timestep_info/00109/dqdt</text:p>
      <text:p text:style-name="Preformatted_20_Text">data/structure/timestep_info/00109/for_acc</text:p>
      <text:p text:style-name="Preformatted_20_Text">data/structure/timestep_info/00109/for_pos</text:p>
      <text:p text:style-name="Preformatted_20_Text">data/structure/timestep_info/00109/for_vel</text:p>
      <text:p text:style-name="Preformatted_20_Text">data/structure/timestep_info/00109/forces_constraints_FoR</text:p>
      <text:p text:style-name="Preformatted_20_Text">data/structure/timestep_info/00109/forces_constraints_nodes</text:p>
      <text:p text:style-name="Preformatted_20_Text">data/structure/timestep_info/00109/gravity_forces</text:p>
      <text:p text:style-name="Preformatted_20_Text">data/structure/timestep_info/00109/in_global_AFoR</text:p>
      <text:p text:style-name="Preformatted_20_Text">data/structure/timestep_info/00109/mb_FoR_acc</text:p>
      <text:p text:style-name="Preformatted_20_Text">data/structure/timestep_info/00109/mb_FoR_pos</text:p>
      <text:p text:style-name="Preformatted_20_Text">data/structure/timestep_info/00109/mb_FoR_vel</text:p>
      <text:p text:style-name="Preformatted_20_Text">data/structure/timestep_info/00109/mb_dict</text:p>
      <text:p text:style-name="Preformatted_20_Text">data/structure/timestep_info/00109/mb_dquatdt</text:p>
      <text:p text:style-name="Preformatted_20_Text">data/structure/timestep_info/00109/mb_quat</text:p>
      <text:p text:style-name="Preformatted_20_Text">data/structure/timestep_info/00109/num_elem</text:p>
      <text:p text:style-name="Preformatted_20_Text">data/structure/timestep_info/00109/num_node</text:p>
      <text:p text:style-name="Preformatted_20_Text">data/structure/timestep_info/00109/num_node_elem</text:p>
      <text:p text:style-name="Preformatted_20_Text">data/structure/timestep_info/00109/pos</text:p>
      <text:p text:style-name="Preformatted_20_Text">data/structure/timestep_info/00109/pos_ddot</text:p>
      <text:p text:style-name="Preformatted_20_Text">data/structure/timestep_info/00109/pos_dot</text:p>
      <text:p text:style-name="Preformatted_20_Text">data/structure/timestep_info/00109/postproc_cell/_read_as</text:p>
      <text:p text:style-name="Preformatted_20_Text">data/structure/timestep_info/00109/postproc_cell/coords_a</text:p>
      <text:p text:style-name="Preformatted_20_Text">data/structure/timestep_info/00109/postproc_cell/loads</text:p>
      <text:p text:style-name="Preformatted_20_Text">data/structure/timestep_info/00109/postproc_cell/strain</text:p>
      <text:p text:style-name="Preformatted_20_Text">data/structure/timestep_info/00109/postproc_node/_read_as</text:p>
      <text:p text:style-name="Preformatted_20_Text">data/structure/timestep_info/00109/postproc_node/aero_steady_forces</text:p>
      <text:p text:style-name="Preformatted_20_Text">data/structure/timestep_info/00109/postproc_node/aero_unsteady_forces</text:p>
      <text:p text:style-name="Preformatted_20_Text">data/structure/timestep_info/00109/psi</text:p>
      <text:p text:style-name="Preformatted_20_Text">data/structure/timestep_info/00109/psi_ddot</text:p>
      <text:p text:style-name="Preformatted_20_Text">data/structure/timestep_info/00109/psi_dot</text:p>
      <text:p text:style-name="Preformatted_20_Text">data/structure/timestep_info/00109/psi_dot_local</text:p>
      <text:p text:style-name="Preformatted_20_Text">data/structure/timestep_info/00109/psi_local</text:p>
      <text:p text:style-name="Preformatted_20_Text">data/structure/timestep_info/00109/q</text:p>
      <text:p text:style-name="Preformatted_20_Text">data/structure/timestep_info/00109/quat</text:p>
      <text:p text:style-name="Preformatted_20_Text">data/structure/timestep_info/00109/runtime_steady_forces</text:p>
      <text:p text:style-name="Preformatted_20_Text">data/structure/timestep_info/00109/runtime_unsteady_forces</text:p>
      <text:p text:style-name="Preformatted_20_Text">data/structure/timestep_info/00109/steady_applied_forces</text:p>
      <text:p text:style-name="Preformatted_20_Text">data/structure/timestep_info/00109/total_forces</text:p>
      <text:p text:style-name="Preformatted_20_Text">data/structure/timestep_info/00109/total_gravity_forces</text:p>
      <text:p text:style-name="Preformatted_20_Text"><text:soft-page-break/>data/structure/timestep_info/00109/unsteady_applied_forces</text:p>
      <text:p text:style-name="Preformatted_20_Text">data/structure/timestep_info/00110/_read_as</text:p>
      <text:p text:style-name="Preformatted_20_Text">data/structure/timestep_info/00110/dqddt</text:p>
      <text:p text:style-name="Preformatted_20_Text">data/structure/timestep_info/00110/dqdt</text:p>
      <text:p text:style-name="Preformatted_20_Text">data/structure/timestep_info/00110/for_acc</text:p>
      <text:p text:style-name="Preformatted_20_Text">data/structure/timestep_info/00110/for_pos</text:p>
      <text:p text:style-name="Preformatted_20_Text">data/structure/timestep_info/00110/for_vel</text:p>
      <text:p text:style-name="Preformatted_20_Text">data/structure/timestep_info/00110/forces_constraints_FoR</text:p>
      <text:p text:style-name="Preformatted_20_Text">data/structure/timestep_info/00110/forces_constraints_nodes</text:p>
      <text:p text:style-name="Preformatted_20_Text">data/structure/timestep_info/00110/gravity_forces</text:p>
      <text:p text:style-name="Preformatted_20_Text">data/structure/timestep_info/00110/in_global_AFoR</text:p>
      <text:p text:style-name="Preformatted_20_Text">data/structure/timestep_info/00110/mb_FoR_acc</text:p>
      <text:p text:style-name="Preformatted_20_Text">data/structure/timestep_info/00110/mb_FoR_pos</text:p>
      <text:p text:style-name="Preformatted_20_Text">data/structure/timestep_info/00110/mb_FoR_vel</text:p>
      <text:p text:style-name="Preformatted_20_Text">data/structure/timestep_info/00110/mb_dict</text:p>
      <text:p text:style-name="Preformatted_20_Text">data/structure/timestep_info/00110/mb_dquatdt</text:p>
      <text:p text:style-name="Preformatted_20_Text">data/structure/timestep_info/00110/mb_quat</text:p>
      <text:p text:style-name="Preformatted_20_Text">data/structure/timestep_info/00110/num_elem</text:p>
      <text:p text:style-name="Preformatted_20_Text">data/structure/timestep_info/00110/num_node</text:p>
      <text:p text:style-name="Preformatted_20_Text">data/structure/timestep_info/00110/num_node_elem</text:p>
      <text:p text:style-name="Preformatted_20_Text">data/structure/timestep_info/00110/pos</text:p>
      <text:p text:style-name="Preformatted_20_Text">data/structure/timestep_info/00110/pos_ddot</text:p>
      <text:p text:style-name="Preformatted_20_Text">data/structure/timestep_info/00110/pos_dot</text:p>
      <text:p text:style-name="Preformatted_20_Text">data/structure/timestep_info/00110/postproc_cell/_read_as</text:p>
      <text:p text:style-name="Preformatted_20_Text">data/structure/timestep_info/00110/postproc_cell/coords_a</text:p>
      <text:p text:style-name="Preformatted_20_Text">data/structure/timestep_info/00110/postproc_cell/loads</text:p>
      <text:p text:style-name="Preformatted_20_Text">data/structure/timestep_info/00110/postproc_cell/strain</text:p>
      <text:p text:style-name="Preformatted_20_Text">data/structure/timestep_info/00110/postproc_node/_read_as</text:p>
      <text:p text:style-name="Preformatted_20_Text">data/structure/timestep_info/00110/postproc_node/aero_steady_forces</text:p>
      <text:p text:style-name="Preformatted_20_Text">data/structure/timestep_info/00110/postproc_node/aero_unsteady_forces</text:p>
      <text:p text:style-name="Preformatted_20_Text">data/structure/timestep_info/00110/psi</text:p>
      <text:p text:style-name="Preformatted_20_Text">data/structure/timestep_info/00110/psi_ddot</text:p>
      <text:p text:style-name="Preformatted_20_Text">data/structure/timestep_info/00110/psi_dot</text:p>
      <text:p text:style-name="Preformatted_20_Text">data/structure/timestep_info/00110/psi_dot_local</text:p>
      <text:p text:style-name="Preformatted_20_Text">data/structure/timestep_info/00110/psi_local</text:p>
      <text:p text:style-name="Preformatted_20_Text">data/structure/timestep_info/00110/q</text:p>
      <text:p text:style-name="Preformatted_20_Text">data/structure/timestep_info/00110/quat</text:p>
      <text:p text:style-name="Preformatted_20_Text">data/structure/timestep_info/00110/runtime_steady_forces</text:p>
      <text:p text:style-name="Preformatted_20_Text">data/structure/timestep_info/00110/runtime_unsteady_forces</text:p>
      <text:p text:style-name="Preformatted_20_Text">data/structure/timestep_info/00110/steady_applied_forces</text:p>
      <text:p text:style-name="Preformatted_20_Text">data/structure/timestep_info/00110/total_forces</text:p>
      <text:p text:style-name="Preformatted_20_Text">data/structure/timestep_info/00110/total_gravity_forces</text:p>
      <text:p text:style-name="Preformatted_20_Text">data/structure/timestep_info/00110/unsteady_applied_forces</text:p>
      <text:p text:style-name="Preformatted_20_Text">data/structure/timestep_info/00111/_read_as</text:p>
      <text:p text:style-name="Preformatted_20_Text">data/structure/timestep_info/00111/dqddt</text:p>
      <text:p text:style-name="Preformatted_20_Text">data/structure/timestep_info/00111/dqdt</text:p>
      <text:p text:style-name="Preformatted_20_Text">data/structure/timestep_info/00111/for_acc</text:p>
      <text:p text:style-name="Preformatted_20_Text">data/structure/timestep_info/00111/for_pos</text:p>
      <text:p text:style-name="Preformatted_20_Text">data/structure/timestep_info/00111/for_vel</text:p>
      <text:p text:style-name="Preformatted_20_Text">data/structure/timestep_info/00111/forces_constraints_FoR</text:p>
      <text:p text:style-name="Preformatted_20_Text">data/structure/timestep_info/00111/forces_constraints_nodes</text:p>
      <text:p text:style-name="Preformatted_20_Text">data/structure/timestep_info/00111/gravity_forces</text:p>
      <text:p text:style-name="Preformatted_20_Text">data/structure/timestep_info/00111/in_global_AFoR</text:p>
      <text:p text:style-name="Preformatted_20_Text">data/structure/timestep_info/00111/mb_FoR_acc</text:p>
      <text:p text:style-name="Preformatted_20_Text">data/structure/timestep_info/00111/mb_FoR_pos</text:p>
      <text:p text:style-name="Preformatted_20_Text">data/structure/timestep_info/00111/mb_FoR_vel</text:p>
      <text:p text:style-name="Preformatted_20_Text">data/structure/timestep_info/00111/mb_dict</text:p>
      <text:p text:style-name="Preformatted_20_Text">data/structure/timestep_info/00111/mb_dquatdt</text:p>
      <text:p text:style-name="Preformatted_20_Text">data/structure/timestep_info/00111/mb_quat</text:p>
      <text:p text:style-name="Preformatted_20_Text">data/structure/timestep_info/00111/num_elem</text:p>
      <text:p text:style-name="Preformatted_20_Text">data/structure/timestep_info/00111/num_node</text:p>
      <text:p text:style-name="Preformatted_20_Text">data/structure/timestep_info/00111/num_node_elem</text:p>
      <text:p text:style-name="Preformatted_20_Text">data/structure/timestep_info/00111/pos</text:p>
      <text:p text:style-name="Preformatted_20_Text">data/structure/timestep_info/00111/pos_ddot</text:p>
      <text:p text:style-name="Preformatted_20_Text"><text:soft-page-break/>data/structure/timestep_info/00111/pos_dot</text:p>
      <text:p text:style-name="Preformatted_20_Text">data/structure/timestep_info/00111/postproc_cell/_read_as</text:p>
      <text:p text:style-name="Preformatted_20_Text">data/structure/timestep_info/00111/postproc_cell/coords_a</text:p>
      <text:p text:style-name="Preformatted_20_Text">data/structure/timestep_info/00111/postproc_cell/loads</text:p>
      <text:p text:style-name="Preformatted_20_Text">data/structure/timestep_info/00111/postproc_cell/strain</text:p>
      <text:p text:style-name="Preformatted_20_Text">data/structure/timestep_info/00111/postproc_node/_read_as</text:p>
      <text:p text:style-name="Preformatted_20_Text">data/structure/timestep_info/00111/postproc_node/aero_steady_forces</text:p>
      <text:p text:style-name="Preformatted_20_Text">data/structure/timestep_info/00111/postproc_node/aero_unsteady_forces</text:p>
      <text:p text:style-name="Preformatted_20_Text">data/structure/timestep_info/00111/psi</text:p>
      <text:p text:style-name="Preformatted_20_Text">data/structure/timestep_info/00111/psi_ddot</text:p>
      <text:p text:style-name="Preformatted_20_Text">data/structure/timestep_info/00111/psi_dot</text:p>
      <text:p text:style-name="Preformatted_20_Text">data/structure/timestep_info/00111/psi_dot_local</text:p>
      <text:p text:style-name="Preformatted_20_Text">data/structure/timestep_info/00111/psi_local</text:p>
      <text:p text:style-name="Preformatted_20_Text">data/structure/timestep_info/00111/q</text:p>
      <text:p text:style-name="Preformatted_20_Text">data/structure/timestep_info/00111/quat</text:p>
      <text:p text:style-name="Preformatted_20_Text">data/structure/timestep_info/00111/runtime_steady_forces</text:p>
      <text:p text:style-name="Preformatted_20_Text">data/structure/timestep_info/00111/runtime_unsteady_forces</text:p>
      <text:p text:style-name="Preformatted_20_Text">data/structure/timestep_info/00111/steady_applied_forces</text:p>
      <text:p text:style-name="Preformatted_20_Text">data/structure/timestep_info/00111/total_forces</text:p>
      <text:p text:style-name="Preformatted_20_Text">data/structure/timestep_info/00111/total_gravity_forces</text:p>
      <text:p text:style-name="Preformatted_20_Text">data/structure/timestep_info/00111/unsteady_applied_forces</text:p>
      <text:p text:style-name="Preformatted_20_Text">data/structure/timestep_info/00112/_read_as</text:p>
      <text:p text:style-name="Preformatted_20_Text">data/structure/timestep_info/00112/dqddt</text:p>
      <text:p text:style-name="Preformatted_20_Text">data/structure/timestep_info/00112/dqdt</text:p>
      <text:p text:style-name="Preformatted_20_Text">data/structure/timestep_info/00112/for_acc</text:p>
      <text:p text:style-name="Preformatted_20_Text">data/structure/timestep_info/00112/for_pos</text:p>
      <text:p text:style-name="Preformatted_20_Text">data/structure/timestep_info/00112/for_vel</text:p>
      <text:p text:style-name="Preformatted_20_Text">data/structure/timestep_info/00112/forces_constraints_FoR</text:p>
      <text:p text:style-name="Preformatted_20_Text">data/structure/timestep_info/00112/forces_constraints_nodes</text:p>
      <text:p text:style-name="Preformatted_20_Text">data/structure/timestep_info/00112/gravity_forces</text:p>
      <text:p text:style-name="Preformatted_20_Text">data/structure/timestep_info/00112/in_global_AFoR</text:p>
      <text:p text:style-name="Preformatted_20_Text">data/structure/timestep_info/00112/mb_FoR_acc</text:p>
      <text:p text:style-name="Preformatted_20_Text">data/structure/timestep_info/00112/mb_FoR_pos</text:p>
      <text:p text:style-name="Preformatted_20_Text">data/structure/timestep_info/00112/mb_FoR_vel</text:p>
      <text:p text:style-name="Preformatted_20_Text">data/structure/timestep_info/00112/mb_dict</text:p>
      <text:p text:style-name="Preformatted_20_Text">data/structure/timestep_info/00112/mb_dquatdt</text:p>
      <text:p text:style-name="Preformatted_20_Text">data/structure/timestep_info/00112/mb_quat</text:p>
      <text:p text:style-name="Preformatted_20_Text">data/structure/timestep_info/00112/num_elem</text:p>
      <text:p text:style-name="Preformatted_20_Text">data/structure/timestep_info/00112/num_node</text:p>
      <text:p text:style-name="Preformatted_20_Text">data/structure/timestep_info/00112/num_node_elem</text:p>
      <text:p text:style-name="Preformatted_20_Text">data/structure/timestep_info/00112/pos</text:p>
      <text:p text:style-name="Preformatted_20_Text">data/structure/timestep_info/00112/pos_ddot</text:p>
      <text:p text:style-name="Preformatted_20_Text">data/structure/timestep_info/00112/pos_dot</text:p>
      <text:p text:style-name="Preformatted_20_Text">data/structure/timestep_info/00112/postproc_cell/_read_as</text:p>
      <text:p text:style-name="Preformatted_20_Text">data/structure/timestep_info/00112/postproc_cell/coords_a</text:p>
      <text:p text:style-name="Preformatted_20_Text">data/structure/timestep_info/00112/postproc_cell/loads</text:p>
      <text:p text:style-name="Preformatted_20_Text">data/structure/timestep_info/00112/postproc_cell/strain</text:p>
      <text:p text:style-name="Preformatted_20_Text">data/structure/timestep_info/00112/postproc_node/_read_as</text:p>
      <text:p text:style-name="Preformatted_20_Text">data/structure/timestep_info/00112/postproc_node/aero_steady_forces</text:p>
      <text:p text:style-name="Preformatted_20_Text">data/structure/timestep_info/00112/postproc_node/aero_unsteady_forces</text:p>
      <text:p text:style-name="Preformatted_20_Text">data/structure/timestep_info/00112/psi</text:p>
      <text:p text:style-name="Preformatted_20_Text">data/structure/timestep_info/00112/psi_ddot</text:p>
      <text:p text:style-name="Preformatted_20_Text">data/structure/timestep_info/00112/psi_dot</text:p>
      <text:p text:style-name="Preformatted_20_Text">data/structure/timestep_info/00112/psi_dot_local</text:p>
      <text:p text:style-name="Preformatted_20_Text">data/structure/timestep_info/00112/psi_local</text:p>
      <text:p text:style-name="Preformatted_20_Text">data/structure/timestep_info/00112/q</text:p>
      <text:p text:style-name="Preformatted_20_Text">data/structure/timestep_info/00112/quat</text:p>
      <text:p text:style-name="Preformatted_20_Text">data/structure/timestep_info/00112/runtime_steady_forces</text:p>
      <text:p text:style-name="Preformatted_20_Text">data/structure/timestep_info/00112/runtime_unsteady_forces</text:p>
      <text:p text:style-name="Preformatted_20_Text">data/structure/timestep_info/00112/steady_applied_forces</text:p>
      <text:p text:style-name="Preformatted_20_Text">data/structure/timestep_info/00112/total_forces</text:p>
      <text:p text:style-name="Preformatted_20_Text">data/structure/timestep_info/00112/total_gravity_forces</text:p>
      <text:p text:style-name="Preformatted_20_Text">data/structure/timestep_info/00112/unsteady_applied_forces</text:p>
      <text:p text:style-name="Preformatted_20_Text">data/structure/timestep_info/00113/_read_as</text:p>
      <text:p text:style-name="Preformatted_20_Text"><text:soft-page-break/>data/structure/timestep_info/00113/dqddt</text:p>
      <text:p text:style-name="Preformatted_20_Text">data/structure/timestep_info/00113/dqdt</text:p>
      <text:p text:style-name="Preformatted_20_Text">data/structure/timestep_info/00113/for_acc</text:p>
      <text:p text:style-name="Preformatted_20_Text">data/structure/timestep_info/00113/for_pos</text:p>
      <text:p text:style-name="Preformatted_20_Text">data/structure/timestep_info/00113/for_vel</text:p>
      <text:p text:style-name="Preformatted_20_Text">data/structure/timestep_info/00113/forces_constraints_FoR</text:p>
      <text:p text:style-name="Preformatted_20_Text">data/structure/timestep_info/00113/forces_constraints_nodes</text:p>
      <text:p text:style-name="Preformatted_20_Text">data/structure/timestep_info/00113/gravity_forces</text:p>
      <text:p text:style-name="Preformatted_20_Text">data/structure/timestep_info/00113/in_global_AFoR</text:p>
      <text:p text:style-name="Preformatted_20_Text">data/structure/timestep_info/00113/mb_FoR_acc</text:p>
      <text:p text:style-name="Preformatted_20_Text">data/structure/timestep_info/00113/mb_FoR_pos</text:p>
      <text:p text:style-name="Preformatted_20_Text">data/structure/timestep_info/00113/mb_FoR_vel</text:p>
      <text:p text:style-name="Preformatted_20_Text">data/structure/timestep_info/00113/mb_dict</text:p>
      <text:p text:style-name="Preformatted_20_Text">data/structure/timestep_info/00113/mb_dquatdt</text:p>
      <text:p text:style-name="Preformatted_20_Text">data/structure/timestep_info/00113/mb_quat</text:p>
      <text:p text:style-name="Preformatted_20_Text">data/structure/timestep_info/00113/num_elem</text:p>
      <text:p text:style-name="Preformatted_20_Text">data/structure/timestep_info/00113/num_node</text:p>
      <text:p text:style-name="Preformatted_20_Text">data/structure/timestep_info/00113/num_node_elem</text:p>
      <text:p text:style-name="Preformatted_20_Text">data/structure/timestep_info/00113/pos</text:p>
      <text:p text:style-name="Preformatted_20_Text">data/structure/timestep_info/00113/pos_ddot</text:p>
      <text:p text:style-name="Preformatted_20_Text">data/structure/timestep_info/00113/pos_dot</text:p>
      <text:p text:style-name="Preformatted_20_Text">data/structure/timestep_info/00113/postproc_cell/_read_as</text:p>
      <text:p text:style-name="Preformatted_20_Text">data/structure/timestep_info/00113/postproc_cell/coords_a</text:p>
      <text:p text:style-name="Preformatted_20_Text">data/structure/timestep_info/00113/postproc_cell/loads</text:p>
      <text:p text:style-name="Preformatted_20_Text">data/structure/timestep_info/00113/postproc_cell/strain</text:p>
      <text:p text:style-name="Preformatted_20_Text">data/structure/timestep_info/00113/postproc_node/_read_as</text:p>
      <text:p text:style-name="Preformatted_20_Text">data/structure/timestep_info/00113/postproc_node/aero_steady_forces</text:p>
      <text:p text:style-name="Preformatted_20_Text">data/structure/timestep_info/00113/postproc_node/aero_unsteady_forces</text:p>
      <text:p text:style-name="Preformatted_20_Text">data/structure/timestep_info/00113/psi</text:p>
      <text:p text:style-name="Preformatted_20_Text">data/structure/timestep_info/00113/psi_ddot</text:p>
      <text:p text:style-name="Preformatted_20_Text">data/structure/timestep_info/00113/psi_dot</text:p>
      <text:p text:style-name="Preformatted_20_Text">data/structure/timestep_info/00113/psi_dot_local</text:p>
      <text:p text:style-name="Preformatted_20_Text">data/structure/timestep_info/00113/psi_local</text:p>
      <text:p text:style-name="Preformatted_20_Text">data/structure/timestep_info/00113/q</text:p>
      <text:p text:style-name="Preformatted_20_Text">data/structure/timestep_info/00113/quat</text:p>
      <text:p text:style-name="Preformatted_20_Text">data/structure/timestep_info/00113/runtime_steady_forces</text:p>
      <text:p text:style-name="Preformatted_20_Text">data/structure/timestep_info/00113/runtime_unsteady_forces</text:p>
      <text:p text:style-name="Preformatted_20_Text">data/structure/timestep_info/00113/steady_applied_forces</text:p>
      <text:p text:style-name="Preformatted_20_Text">data/structure/timestep_info/00113/total_forces</text:p>
      <text:p text:style-name="Preformatted_20_Text">data/structure/timestep_info/00113/total_gravity_forces</text:p>
      <text:p text:style-name="Preformatted_20_Text">data/structure/timestep_info/00113/unsteady_applied_forces</text:p>
      <text:p text:style-name="Preformatted_20_Text">data/structure/timestep_info/00114/_read_as</text:p>
      <text:p text:style-name="Preformatted_20_Text">data/structure/timestep_info/00114/dqddt</text:p>
      <text:p text:style-name="Preformatted_20_Text">data/structure/timestep_info/00114/dqdt</text:p>
      <text:p text:style-name="Preformatted_20_Text">data/structure/timestep_info/00114/for_acc</text:p>
      <text:p text:style-name="Preformatted_20_Text">data/structure/timestep_info/00114/for_pos</text:p>
      <text:p text:style-name="Preformatted_20_Text">data/structure/timestep_info/00114/for_vel</text:p>
      <text:p text:style-name="Preformatted_20_Text">data/structure/timestep_info/00114/forces_constraints_FoR</text:p>
      <text:p text:style-name="Preformatted_20_Text">data/structure/timestep_info/00114/forces_constraints_nodes</text:p>
      <text:p text:style-name="Preformatted_20_Text">data/structure/timestep_info/00114/gravity_forces</text:p>
      <text:p text:style-name="Preformatted_20_Text">data/structure/timestep_info/00114/in_global_AFoR</text:p>
      <text:p text:style-name="Preformatted_20_Text">data/structure/timestep_info/00114/mb_FoR_acc</text:p>
      <text:p text:style-name="Preformatted_20_Text">data/structure/timestep_info/00114/mb_FoR_pos</text:p>
      <text:p text:style-name="Preformatted_20_Text">data/structure/timestep_info/00114/mb_FoR_vel</text:p>
      <text:p text:style-name="Preformatted_20_Text">data/structure/timestep_info/00114/mb_dict</text:p>
      <text:p text:style-name="Preformatted_20_Text">data/structure/timestep_info/00114/mb_dquatdt</text:p>
      <text:p text:style-name="Preformatted_20_Text">data/structure/timestep_info/00114/mb_quat</text:p>
      <text:p text:style-name="Preformatted_20_Text">data/structure/timestep_info/00114/num_elem</text:p>
      <text:p text:style-name="Preformatted_20_Text">data/structure/timestep_info/00114/num_node</text:p>
      <text:p text:style-name="Preformatted_20_Text">data/structure/timestep_info/00114/num_node_elem</text:p>
      <text:p text:style-name="Preformatted_20_Text">data/structure/timestep_info/00114/pos</text:p>
      <text:p text:style-name="Preformatted_20_Text">data/structure/timestep_info/00114/pos_ddot</text:p>
      <text:p text:style-name="Preformatted_20_Text">data/structure/timestep_info/00114/pos_dot</text:p>
      <text:p text:style-name="Preformatted_20_Text">data/structure/timestep_info/00114/postproc_cell/_read_as</text:p>
      <text:p text:style-name="Preformatted_20_Text"><text:soft-page-break/>data/structure/timestep_info/00114/postproc_cell/coords_a</text:p>
      <text:p text:style-name="Preformatted_20_Text">data/structure/timestep_info/00114/postproc_cell/loads</text:p>
      <text:p text:style-name="Preformatted_20_Text">data/structure/timestep_info/00114/postproc_cell/strain</text:p>
      <text:p text:style-name="Preformatted_20_Text">data/structure/timestep_info/00114/postproc_node/_read_as</text:p>
      <text:p text:style-name="Preformatted_20_Text">data/structure/timestep_info/00114/postproc_node/aero_steady_forces</text:p>
      <text:p text:style-name="Preformatted_20_Text">data/structure/timestep_info/00114/postproc_node/aero_unsteady_forces</text:p>
      <text:p text:style-name="Preformatted_20_Text">data/structure/timestep_info/00114/psi</text:p>
      <text:p text:style-name="Preformatted_20_Text">data/structure/timestep_info/00114/psi_ddot</text:p>
      <text:p text:style-name="Preformatted_20_Text">data/structure/timestep_info/00114/psi_dot</text:p>
      <text:p text:style-name="Preformatted_20_Text">data/structure/timestep_info/00114/psi_dot_local</text:p>
      <text:p text:style-name="Preformatted_20_Text">data/structure/timestep_info/00114/psi_local</text:p>
      <text:p text:style-name="Preformatted_20_Text">data/structure/timestep_info/00114/q</text:p>
      <text:p text:style-name="Preformatted_20_Text">data/structure/timestep_info/00114/quat</text:p>
      <text:p text:style-name="Preformatted_20_Text">data/structure/timestep_info/00114/runtime_steady_forces</text:p>
      <text:p text:style-name="Preformatted_20_Text">data/structure/timestep_info/00114/runtime_unsteady_forces</text:p>
      <text:p text:style-name="Preformatted_20_Text">data/structure/timestep_info/00114/steady_applied_forces</text:p>
      <text:p text:style-name="Preformatted_20_Text">data/structure/timestep_info/00114/total_forces</text:p>
      <text:p text:style-name="Preformatted_20_Text">data/structure/timestep_info/00114/total_gravity_forces</text:p>
      <text:p text:style-name="Preformatted_20_Text">data/structure/timestep_info/00114/unsteady_applied_forces</text:p>
      <text:p text:style-name="Preformatted_20_Text">data/structure/timestep_info/00115/_read_as</text:p>
      <text:p text:style-name="Preformatted_20_Text">data/structure/timestep_info/00115/dqddt</text:p>
      <text:p text:style-name="Preformatted_20_Text">data/structure/timestep_info/00115/dqdt</text:p>
      <text:p text:style-name="Preformatted_20_Text">data/structure/timestep_info/00115/for_acc</text:p>
      <text:p text:style-name="Preformatted_20_Text">data/structure/timestep_info/00115/for_pos</text:p>
      <text:p text:style-name="Preformatted_20_Text">data/structure/timestep_info/00115/for_vel</text:p>
      <text:p text:style-name="Preformatted_20_Text">data/structure/timestep_info/00115/forces_constraints_FoR</text:p>
      <text:p text:style-name="Preformatted_20_Text">data/structure/timestep_info/00115/forces_constraints_nodes</text:p>
      <text:p text:style-name="Preformatted_20_Text">data/structure/timestep_info/00115/gravity_forces</text:p>
      <text:p text:style-name="Preformatted_20_Text">data/structure/timestep_info/00115/in_global_AFoR</text:p>
      <text:p text:style-name="Preformatted_20_Text">data/structure/timestep_info/00115/mb_FoR_acc</text:p>
      <text:p text:style-name="Preformatted_20_Text">data/structure/timestep_info/00115/mb_FoR_pos</text:p>
      <text:p text:style-name="Preformatted_20_Text">data/structure/timestep_info/00115/mb_FoR_vel</text:p>
      <text:p text:style-name="Preformatted_20_Text">data/structure/timestep_info/00115/mb_dict</text:p>
      <text:p text:style-name="Preformatted_20_Text">data/structure/timestep_info/00115/mb_dquatdt</text:p>
      <text:p text:style-name="Preformatted_20_Text">data/structure/timestep_info/00115/mb_quat</text:p>
      <text:p text:style-name="Preformatted_20_Text">data/structure/timestep_info/00115/num_elem</text:p>
      <text:p text:style-name="Preformatted_20_Text">data/structure/timestep_info/00115/num_node</text:p>
      <text:p text:style-name="Preformatted_20_Text">data/structure/timestep_info/00115/num_node_elem</text:p>
      <text:p text:style-name="Preformatted_20_Text">data/structure/timestep_info/00115/pos</text:p>
      <text:p text:style-name="Preformatted_20_Text">data/structure/timestep_info/00115/pos_ddot</text:p>
      <text:p text:style-name="Preformatted_20_Text">data/structure/timestep_info/00115/pos_dot</text:p>
      <text:p text:style-name="Preformatted_20_Text">data/structure/timestep_info/00115/postproc_cell/_read_as</text:p>
      <text:p text:style-name="Preformatted_20_Text">data/structure/timestep_info/00115/postproc_cell/coords_a</text:p>
      <text:p text:style-name="Preformatted_20_Text">data/structure/timestep_info/00115/postproc_cell/loads</text:p>
      <text:p text:style-name="Preformatted_20_Text">data/structure/timestep_info/00115/postproc_cell/strain</text:p>
      <text:p text:style-name="Preformatted_20_Text">data/structure/timestep_info/00115/postproc_node/_read_as</text:p>
      <text:p text:style-name="Preformatted_20_Text">data/structure/timestep_info/00115/postproc_node/aero_steady_forces</text:p>
      <text:p text:style-name="Preformatted_20_Text">data/structure/timestep_info/00115/postproc_node/aero_unsteady_forces</text:p>
      <text:p text:style-name="Preformatted_20_Text">data/structure/timestep_info/00115/psi</text:p>
      <text:p text:style-name="Preformatted_20_Text">data/structure/timestep_info/00115/psi_ddot</text:p>
      <text:p text:style-name="Preformatted_20_Text">data/structure/timestep_info/00115/psi_dot</text:p>
      <text:p text:style-name="Preformatted_20_Text">data/structure/timestep_info/00115/psi_dot_local</text:p>
      <text:p text:style-name="Preformatted_20_Text">data/structure/timestep_info/00115/psi_local</text:p>
      <text:p text:style-name="Preformatted_20_Text">data/structure/timestep_info/00115/q</text:p>
      <text:p text:style-name="Preformatted_20_Text">data/structure/timestep_info/00115/quat</text:p>
      <text:p text:style-name="Preformatted_20_Text">data/structure/timestep_info/00115/runtime_steady_forces</text:p>
      <text:p text:style-name="Preformatted_20_Text">data/structure/timestep_info/00115/runtime_unsteady_forces</text:p>
      <text:p text:style-name="Preformatted_20_Text">data/structure/timestep_info/00115/steady_applied_forces</text:p>
      <text:p text:style-name="Preformatted_20_Text">data/structure/timestep_info/00115/total_forces</text:p>
      <text:p text:style-name="Preformatted_20_Text">data/structure/timestep_info/00115/total_gravity_forces</text:p>
      <text:p text:style-name="Preformatted_20_Text">data/structure/timestep_info/00115/unsteady_applied_forces</text:p>
      <text:p text:style-name="Preformatted_20_Text">data/structure/timestep_info/00116/_read_as</text:p>
      <text:p text:style-name="Preformatted_20_Text">data/structure/timestep_info/00116/dqddt</text:p>
      <text:p text:style-name="Preformatted_20_Text">data/structure/timestep_info/00116/dqdt</text:p>
      <text:p text:style-name="Preformatted_20_Text"><text:soft-page-break/>data/structure/timestep_info/00116/for_acc</text:p>
      <text:p text:style-name="Preformatted_20_Text">data/structure/timestep_info/00116/for_pos</text:p>
      <text:p text:style-name="Preformatted_20_Text">data/structure/timestep_info/00116/for_vel</text:p>
      <text:p text:style-name="Preformatted_20_Text">data/structure/timestep_info/00116/forces_constraints_FoR</text:p>
      <text:p text:style-name="Preformatted_20_Text">data/structure/timestep_info/00116/forces_constraints_nodes</text:p>
      <text:p text:style-name="Preformatted_20_Text">data/structure/timestep_info/00116/gravity_forces</text:p>
      <text:p text:style-name="Preformatted_20_Text">data/structure/timestep_info/00116/in_global_AFoR</text:p>
      <text:p text:style-name="Preformatted_20_Text">data/structure/timestep_info/00116/mb_FoR_acc</text:p>
      <text:p text:style-name="Preformatted_20_Text">data/structure/timestep_info/00116/mb_FoR_pos</text:p>
      <text:p text:style-name="Preformatted_20_Text">data/structure/timestep_info/00116/mb_FoR_vel</text:p>
      <text:p text:style-name="Preformatted_20_Text">data/structure/timestep_info/00116/mb_dict</text:p>
      <text:p text:style-name="Preformatted_20_Text">data/structure/timestep_info/00116/mb_dquatdt</text:p>
      <text:p text:style-name="Preformatted_20_Text">data/structure/timestep_info/00116/mb_quat</text:p>
      <text:p text:style-name="Preformatted_20_Text">data/structure/timestep_info/00116/num_elem</text:p>
      <text:p text:style-name="Preformatted_20_Text">data/structure/timestep_info/00116/num_node</text:p>
      <text:p text:style-name="Preformatted_20_Text">data/structure/timestep_info/00116/num_node_elem</text:p>
      <text:p text:style-name="Preformatted_20_Text">data/structure/timestep_info/00116/pos</text:p>
      <text:p text:style-name="Preformatted_20_Text">data/structure/timestep_info/00116/pos_ddot</text:p>
      <text:p text:style-name="Preformatted_20_Text">data/structure/timestep_info/00116/pos_dot</text:p>
      <text:p text:style-name="Preformatted_20_Text">data/structure/timestep_info/00116/postproc_cell/_read_as</text:p>
      <text:p text:style-name="Preformatted_20_Text">data/structure/timestep_info/00116/postproc_cell/coords_a</text:p>
      <text:p text:style-name="Preformatted_20_Text">data/structure/timestep_info/00116/postproc_cell/loads</text:p>
      <text:p text:style-name="Preformatted_20_Text">data/structure/timestep_info/00116/postproc_cell/strain</text:p>
      <text:p text:style-name="Preformatted_20_Text">data/structure/timestep_info/00116/postproc_node/_read_as</text:p>
      <text:p text:style-name="Preformatted_20_Text">data/structure/timestep_info/00116/postproc_node/aero_steady_forces</text:p>
      <text:p text:style-name="Preformatted_20_Text">data/structure/timestep_info/00116/postproc_node/aero_unsteady_forces</text:p>
      <text:p text:style-name="Preformatted_20_Text">data/structure/timestep_info/00116/psi</text:p>
      <text:p text:style-name="Preformatted_20_Text">data/structure/timestep_info/00116/psi_ddot</text:p>
      <text:p text:style-name="Preformatted_20_Text">data/structure/timestep_info/00116/psi_dot</text:p>
      <text:p text:style-name="Preformatted_20_Text">data/structure/timestep_info/00116/psi_dot_local</text:p>
      <text:p text:style-name="Preformatted_20_Text">data/structure/timestep_info/00116/psi_local</text:p>
      <text:p text:style-name="Preformatted_20_Text">data/structure/timestep_info/00116/q</text:p>
      <text:p text:style-name="Preformatted_20_Text">data/structure/timestep_info/00116/quat</text:p>
      <text:p text:style-name="Preformatted_20_Text">data/structure/timestep_info/00116/runtime_steady_forces</text:p>
      <text:p text:style-name="Preformatted_20_Text">data/structure/timestep_info/00116/runtime_unsteady_forces</text:p>
      <text:p text:style-name="Preformatted_20_Text">data/structure/timestep_info/00116/steady_applied_forces</text:p>
      <text:p text:style-name="Preformatted_20_Text">data/structure/timestep_info/00116/total_forces</text:p>
      <text:p text:style-name="Preformatted_20_Text">data/structure/timestep_info/00116/total_gravity_forces</text:p>
      <text:p text:style-name="Preformatted_20_Text">data/structure/timestep_info/00116/unsteady_applied_forces</text:p>
      <text:p text:style-name="Preformatted_20_Text">data/structure/timestep_info/00117/_read_as</text:p>
      <text:p text:style-name="Preformatted_20_Text">data/structure/timestep_info/00117/dqddt</text:p>
      <text:p text:style-name="Preformatted_20_Text">data/structure/timestep_info/00117/dqdt</text:p>
      <text:p text:style-name="Preformatted_20_Text">data/structure/timestep_info/00117/for_acc</text:p>
      <text:p text:style-name="Preformatted_20_Text">data/structure/timestep_info/00117/for_pos</text:p>
      <text:p text:style-name="Preformatted_20_Text">data/structure/timestep_info/00117/for_vel</text:p>
      <text:p text:style-name="Preformatted_20_Text">data/structure/timestep_info/00117/forces_constraints_FoR</text:p>
      <text:p text:style-name="Preformatted_20_Text">data/structure/timestep_info/00117/forces_constraints_nodes</text:p>
      <text:p text:style-name="Preformatted_20_Text">data/structure/timestep_info/00117/gravity_forces</text:p>
      <text:p text:style-name="Preformatted_20_Text">data/structure/timestep_info/00117/in_global_AFoR</text:p>
      <text:p text:style-name="Preformatted_20_Text">data/structure/timestep_info/00117/mb_FoR_acc</text:p>
      <text:p text:style-name="Preformatted_20_Text">data/structure/timestep_info/00117/mb_FoR_pos</text:p>
      <text:p text:style-name="Preformatted_20_Text">data/structure/timestep_info/00117/mb_FoR_vel</text:p>
      <text:p text:style-name="Preformatted_20_Text">data/structure/timestep_info/00117/mb_dict</text:p>
      <text:p text:style-name="Preformatted_20_Text">data/structure/timestep_info/00117/mb_dquatdt</text:p>
      <text:p text:style-name="Preformatted_20_Text">data/structure/timestep_info/00117/mb_quat</text:p>
      <text:p text:style-name="Preformatted_20_Text">data/structure/timestep_info/00117/num_elem</text:p>
      <text:p text:style-name="Preformatted_20_Text">data/structure/timestep_info/00117/num_node</text:p>
      <text:p text:style-name="Preformatted_20_Text">data/structure/timestep_info/00117/num_node_elem</text:p>
      <text:p text:style-name="Preformatted_20_Text">data/structure/timestep_info/00117/pos</text:p>
      <text:p text:style-name="Preformatted_20_Text">data/structure/timestep_info/00117/pos_ddot</text:p>
      <text:p text:style-name="Preformatted_20_Text">data/structure/timestep_info/00117/pos_dot</text:p>
      <text:p text:style-name="Preformatted_20_Text">data/structure/timestep_info/00117/postproc_cell/_read_as</text:p>
      <text:p text:style-name="Preformatted_20_Text">data/structure/timestep_info/00117/postproc_cell/coords_a</text:p>
      <text:p text:style-name="Preformatted_20_Text">data/structure/timestep_info/00117/postproc_cell/loads</text:p>
      <text:p text:style-name="Preformatted_20_Text"><text:soft-page-break/>data/structure/timestep_info/00117/postproc_cell/strain</text:p>
      <text:p text:style-name="Preformatted_20_Text">data/structure/timestep_info/00117/postproc_node/_read_as</text:p>
      <text:p text:style-name="Preformatted_20_Text">data/structure/timestep_info/00117/postproc_node/aero_steady_forces</text:p>
      <text:p text:style-name="Preformatted_20_Text">data/structure/timestep_info/00117/postproc_node/aero_unsteady_forces</text:p>
      <text:p text:style-name="Preformatted_20_Text">data/structure/timestep_info/00117/psi</text:p>
      <text:p text:style-name="Preformatted_20_Text">data/structure/timestep_info/00117/psi_ddot</text:p>
      <text:p text:style-name="Preformatted_20_Text">data/structure/timestep_info/00117/psi_dot</text:p>
      <text:p text:style-name="Preformatted_20_Text">data/structure/timestep_info/00117/psi_dot_local</text:p>
      <text:p text:style-name="Preformatted_20_Text">data/structure/timestep_info/00117/psi_local</text:p>
      <text:p text:style-name="Preformatted_20_Text">data/structure/timestep_info/00117/q</text:p>
      <text:p text:style-name="Preformatted_20_Text">data/structure/timestep_info/00117/quat</text:p>
      <text:p text:style-name="Preformatted_20_Text">data/structure/timestep_info/00117/runtime_steady_forces</text:p>
      <text:p text:style-name="Preformatted_20_Text">data/structure/timestep_info/00117/runtime_unsteady_forces</text:p>
      <text:p text:style-name="Preformatted_20_Text">data/structure/timestep_info/00117/steady_applied_forces</text:p>
      <text:p text:style-name="Preformatted_20_Text">data/structure/timestep_info/00117/total_forces</text:p>
      <text:p text:style-name="Preformatted_20_Text">data/structure/timestep_info/00117/total_gravity_forces</text:p>
      <text:p text:style-name="Preformatted_20_Text">data/structure/timestep_info/00117/unsteady_applied_forces</text:p>
      <text:p text:style-name="Preformatted_20_Text">data/structure/timestep_info/00118/_read_as</text:p>
      <text:p text:style-name="Preformatted_20_Text">data/structure/timestep_info/00118/dqddt</text:p>
      <text:p text:style-name="Preformatted_20_Text">data/structure/timestep_info/00118/dqdt</text:p>
      <text:p text:style-name="Preformatted_20_Text">data/structure/timestep_info/00118/for_acc</text:p>
      <text:p text:style-name="Preformatted_20_Text">data/structure/timestep_info/00118/for_pos</text:p>
      <text:p text:style-name="Preformatted_20_Text">data/structure/timestep_info/00118/for_vel</text:p>
      <text:p text:style-name="Preformatted_20_Text">data/structure/timestep_info/00118/forces_constraints_FoR</text:p>
      <text:p text:style-name="Preformatted_20_Text">data/structure/timestep_info/00118/forces_constraints_nodes</text:p>
      <text:p text:style-name="Preformatted_20_Text">data/structure/timestep_info/00118/gravity_forces</text:p>
      <text:p text:style-name="Preformatted_20_Text">data/structure/timestep_info/00118/in_global_AFoR</text:p>
      <text:p text:style-name="Preformatted_20_Text">data/structure/timestep_info/00118/mb_FoR_acc</text:p>
      <text:p text:style-name="Preformatted_20_Text">data/structure/timestep_info/00118/mb_FoR_pos</text:p>
      <text:p text:style-name="Preformatted_20_Text">data/structure/timestep_info/00118/mb_FoR_vel</text:p>
      <text:p text:style-name="Preformatted_20_Text">data/structure/timestep_info/00118/mb_dict</text:p>
      <text:p text:style-name="Preformatted_20_Text">data/structure/timestep_info/00118/mb_dquatdt</text:p>
      <text:p text:style-name="Preformatted_20_Text">data/structure/timestep_info/00118/mb_quat</text:p>
      <text:p text:style-name="Preformatted_20_Text">data/structure/timestep_info/00118/num_elem</text:p>
      <text:p text:style-name="Preformatted_20_Text">data/structure/timestep_info/00118/num_node</text:p>
      <text:p text:style-name="Preformatted_20_Text">data/structure/timestep_info/00118/num_node_elem</text:p>
      <text:p text:style-name="Preformatted_20_Text">data/structure/timestep_info/00118/pos</text:p>
      <text:p text:style-name="Preformatted_20_Text">data/structure/timestep_info/00118/pos_ddot</text:p>
      <text:p text:style-name="Preformatted_20_Text">data/structure/timestep_info/00118/pos_dot</text:p>
      <text:p text:style-name="Preformatted_20_Text">data/structure/timestep_info/00118/postproc_cell/_read_as</text:p>
      <text:p text:style-name="Preformatted_20_Text">data/structure/timestep_info/00118/postproc_cell/coords_a</text:p>
      <text:p text:style-name="Preformatted_20_Text">data/structure/timestep_info/00118/postproc_cell/loads</text:p>
      <text:p text:style-name="Preformatted_20_Text">data/structure/timestep_info/00118/postproc_cell/strain</text:p>
      <text:p text:style-name="Preformatted_20_Text">data/structure/timestep_info/00118/postproc_node/_read_as</text:p>
      <text:p text:style-name="Preformatted_20_Text">data/structure/timestep_info/00118/postproc_node/aero_steady_forces</text:p>
      <text:p text:style-name="Preformatted_20_Text">data/structure/timestep_info/00118/postproc_node/aero_unsteady_forces</text:p>
      <text:p text:style-name="Preformatted_20_Text">data/structure/timestep_info/00118/psi</text:p>
      <text:p text:style-name="Preformatted_20_Text">data/structure/timestep_info/00118/psi_ddot</text:p>
      <text:p text:style-name="Preformatted_20_Text">data/structure/timestep_info/00118/psi_dot</text:p>
      <text:p text:style-name="Preformatted_20_Text">data/structure/timestep_info/00118/psi_dot_local</text:p>
      <text:p text:style-name="Preformatted_20_Text">data/structure/timestep_info/00118/psi_local</text:p>
      <text:p text:style-name="Preformatted_20_Text">data/structure/timestep_info/00118/q</text:p>
      <text:p text:style-name="Preformatted_20_Text">data/structure/timestep_info/00118/quat</text:p>
      <text:p text:style-name="Preformatted_20_Text">data/structure/timestep_info/00118/runtime_steady_forces</text:p>
      <text:p text:style-name="Preformatted_20_Text">data/structure/timestep_info/00118/runtime_unsteady_forces</text:p>
      <text:p text:style-name="Preformatted_20_Text">data/structure/timestep_info/00118/steady_applied_forces</text:p>
      <text:p text:style-name="Preformatted_20_Text">data/structure/timestep_info/00118/total_forces</text:p>
      <text:p text:style-name="Preformatted_20_Text">data/structure/timestep_info/00118/total_gravity_forces</text:p>
      <text:p text:style-name="Preformatted_20_Text">data/structure/timestep_info/00118/unsteady_applied_forces</text:p>
      <text:p text:style-name="Preformatted_20_Text">data/structure/timestep_info/00119/_read_as</text:p>
      <text:p text:style-name="Preformatted_20_Text">data/structure/timestep_info/00119/dqddt</text:p>
      <text:p text:style-name="Preformatted_20_Text">data/structure/timestep_info/00119/dqdt</text:p>
      <text:p text:style-name="Preformatted_20_Text">data/structure/timestep_info/00119/for_acc</text:p>
      <text:p text:style-name="Preformatted_20_Text">data/structure/timestep_info/00119/for_pos</text:p>
      <text:p text:style-name="Preformatted_20_Text"><text:soft-page-break/>data/structure/timestep_info/00119/for_vel</text:p>
      <text:p text:style-name="Preformatted_20_Text">data/structure/timestep_info/00119/forces_constraints_FoR</text:p>
      <text:p text:style-name="Preformatted_20_Text">data/structure/timestep_info/00119/forces_constraints_nodes</text:p>
      <text:p text:style-name="Preformatted_20_Text">data/structure/timestep_info/00119/gravity_forces</text:p>
      <text:p text:style-name="Preformatted_20_Text">data/structure/timestep_info/00119/in_global_AFoR</text:p>
      <text:p text:style-name="Preformatted_20_Text">data/structure/timestep_info/00119/mb_FoR_acc</text:p>
      <text:p text:style-name="Preformatted_20_Text">data/structure/timestep_info/00119/mb_FoR_pos</text:p>
      <text:p text:style-name="Preformatted_20_Text">data/structure/timestep_info/00119/mb_FoR_vel</text:p>
      <text:p text:style-name="Preformatted_20_Text">data/structure/timestep_info/00119/mb_dict</text:p>
      <text:p text:style-name="Preformatted_20_Text">data/structure/timestep_info/00119/mb_dquatdt</text:p>
      <text:p text:style-name="Preformatted_20_Text">data/structure/timestep_info/00119/mb_quat</text:p>
      <text:p text:style-name="Preformatted_20_Text">data/structure/timestep_info/00119/num_elem</text:p>
      <text:p text:style-name="Preformatted_20_Text">data/structure/timestep_info/00119/num_node</text:p>
      <text:p text:style-name="Preformatted_20_Text">data/structure/timestep_info/00119/num_node_elem</text:p>
      <text:p text:style-name="Preformatted_20_Text">data/structure/timestep_info/00119/pos</text:p>
      <text:p text:style-name="Preformatted_20_Text">data/structure/timestep_info/00119/pos_ddot</text:p>
      <text:p text:style-name="Preformatted_20_Text">data/structure/timestep_info/00119/pos_dot</text:p>
      <text:p text:style-name="Preformatted_20_Text">data/structure/timestep_info/00119/postproc_cell/_read_as</text:p>
      <text:p text:style-name="Preformatted_20_Text">data/structure/timestep_info/00119/postproc_cell/coords_a</text:p>
      <text:p text:style-name="Preformatted_20_Text">data/structure/timestep_info/00119/postproc_cell/loads</text:p>
      <text:p text:style-name="Preformatted_20_Text">data/structure/timestep_info/00119/postproc_cell/strain</text:p>
      <text:p text:style-name="Preformatted_20_Text">data/structure/timestep_info/00119/postproc_node/_read_as</text:p>
      <text:p text:style-name="Preformatted_20_Text">data/structure/timestep_info/00119/postproc_node/aero_steady_forces</text:p>
      <text:p text:style-name="Preformatted_20_Text">data/structure/timestep_info/00119/postproc_node/aero_unsteady_forces</text:p>
      <text:p text:style-name="Preformatted_20_Text">data/structure/timestep_info/00119/psi</text:p>
      <text:p text:style-name="Preformatted_20_Text">data/structure/timestep_info/00119/psi_ddot</text:p>
      <text:p text:style-name="Preformatted_20_Text">data/structure/timestep_info/00119/psi_dot</text:p>
      <text:p text:style-name="Preformatted_20_Text">data/structure/timestep_info/00119/psi_dot_local</text:p>
      <text:p text:style-name="Preformatted_20_Text">data/structure/timestep_info/00119/psi_local</text:p>
      <text:p text:style-name="Preformatted_20_Text">data/structure/timestep_info/00119/q</text:p>
      <text:p text:style-name="Preformatted_20_Text">data/structure/timestep_info/00119/quat</text:p>
      <text:p text:style-name="Preformatted_20_Text">data/structure/timestep_info/00119/runtime_steady_forces</text:p>
      <text:p text:style-name="Preformatted_20_Text">data/structure/timestep_info/00119/runtime_unsteady_forces</text:p>
      <text:p text:style-name="Preformatted_20_Text">data/structure/timestep_info/00119/steady_applied_forces</text:p>
      <text:p text:style-name="Preformatted_20_Text">data/structure/timestep_info/00119/total_forces</text:p>
      <text:p text:style-name="Preformatted_20_Text">data/structure/timestep_info/00119/total_gravity_forces</text:p>
      <text:p text:style-name="Preformatted_20_Text">data/structure/timestep_info/00119/unsteady_applied_forces</text:p>
      <text:p text:style-name="Preformatted_20_Text">data/structure/timestep_info/00120/_read_as</text:p>
      <text:p text:style-name="Preformatted_20_Text">data/structure/timestep_info/00120/dqddt</text:p>
      <text:p text:style-name="Preformatted_20_Text">data/structure/timestep_info/00120/dqdt</text:p>
      <text:p text:style-name="Preformatted_20_Text">data/structure/timestep_info/00120/for_acc</text:p>
      <text:p text:style-name="Preformatted_20_Text">data/structure/timestep_info/00120/for_pos</text:p>
      <text:p text:style-name="Preformatted_20_Text">data/structure/timestep_info/00120/for_vel</text:p>
      <text:p text:style-name="Preformatted_20_Text">data/structure/timestep_info/00120/forces_constraints_FoR</text:p>
      <text:p text:style-name="Preformatted_20_Text">data/structure/timestep_info/00120/forces_constraints_nodes</text:p>
      <text:p text:style-name="Preformatted_20_Text">data/structure/timestep_info/00120/gravity_forces</text:p>
      <text:p text:style-name="Preformatted_20_Text">data/structure/timestep_info/00120/in_global_AFoR</text:p>
      <text:p text:style-name="Preformatted_20_Text">data/structure/timestep_info/00120/mb_FoR_acc</text:p>
      <text:p text:style-name="Preformatted_20_Text">data/structure/timestep_info/00120/mb_FoR_pos</text:p>
      <text:p text:style-name="Preformatted_20_Text">data/structure/timestep_info/00120/mb_FoR_vel</text:p>
      <text:p text:style-name="Preformatted_20_Text">data/structure/timestep_info/00120/mb_dict</text:p>
      <text:p text:style-name="Preformatted_20_Text">data/structure/timestep_info/00120/mb_dquatdt</text:p>
      <text:p text:style-name="Preformatted_20_Text">data/structure/timestep_info/00120/mb_quat</text:p>
      <text:p text:style-name="Preformatted_20_Text">data/structure/timestep_info/00120/num_elem</text:p>
      <text:p text:style-name="Preformatted_20_Text">data/structure/timestep_info/00120/num_node</text:p>
      <text:p text:style-name="Preformatted_20_Text">data/structure/timestep_info/00120/num_node_elem</text:p>
      <text:p text:style-name="Preformatted_20_Text">data/structure/timestep_info/00120/pos</text:p>
      <text:p text:style-name="Preformatted_20_Text">data/structure/timestep_info/00120/pos_ddot</text:p>
      <text:p text:style-name="Preformatted_20_Text">data/structure/timestep_info/00120/pos_dot</text:p>
      <text:p text:style-name="Preformatted_20_Text">data/structure/timestep_info/00120/postproc_cell/_read_as</text:p>
      <text:p text:style-name="Preformatted_20_Text">data/structure/timestep_info/00120/postproc_cell/coords_a</text:p>
      <text:p text:style-name="Preformatted_20_Text">data/structure/timestep_info/00120/postproc_cell/loads</text:p>
      <text:p text:style-name="Preformatted_20_Text">data/structure/timestep_info/00120/postproc_cell/strain</text:p>
      <text:p text:style-name="Preformatted_20_Text">data/structure/timestep_info/00120/postproc_node/_read_as</text:p>
      <text:p text:style-name="Preformatted_20_Text"><text:soft-page-break/>data/structure/timestep_info/00120/postproc_node/aero_steady_forces</text:p>
      <text:p text:style-name="Preformatted_20_Text">data/structure/timestep_info/00120/postproc_node/aero_unsteady_forces</text:p>
      <text:p text:style-name="Preformatted_20_Text">data/structure/timestep_info/00120/psi</text:p>
      <text:p text:style-name="Preformatted_20_Text">data/structure/timestep_info/00120/psi_ddot</text:p>
      <text:p text:style-name="Preformatted_20_Text">data/structure/timestep_info/00120/psi_dot</text:p>
      <text:p text:style-name="Preformatted_20_Text">data/structure/timestep_info/00120/psi_dot_local</text:p>
      <text:p text:style-name="Preformatted_20_Text">data/structure/timestep_info/00120/psi_local</text:p>
      <text:p text:style-name="Preformatted_20_Text">data/structure/timestep_info/00120/q</text:p>
      <text:p text:style-name="Preformatted_20_Text">data/structure/timestep_info/00120/quat</text:p>
      <text:p text:style-name="Preformatted_20_Text">data/structure/timestep_info/00120/runtime_steady_forces</text:p>
      <text:p text:style-name="Preformatted_20_Text">data/structure/timestep_info/00120/runtime_unsteady_forces</text:p>
      <text:p text:style-name="Preformatted_20_Text">data/structure/timestep_info/00120/steady_applied_forces</text:p>
      <text:p text:style-name="Preformatted_20_Text">data/structure/timestep_info/00120/total_forces</text:p>
      <text:p text:style-name="Preformatted_20_Text">data/structure/timestep_info/00120/total_gravity_forces</text:p>
      <text:p text:style-name="Preformatted_20_Text">data/structure/timestep_info/00120/unsteady_applied_forces</text:p>
      <text:p text:style-name="Preformatted_20_Text">data/structure/timestep_info/00121/_read_as</text:p>
      <text:p text:style-name="Preformatted_20_Text">data/structure/timestep_info/00121/dqddt</text:p>
      <text:p text:style-name="Preformatted_20_Text">data/structure/timestep_info/00121/dqdt</text:p>
      <text:p text:style-name="Preformatted_20_Text">data/structure/timestep_info/00121/for_acc</text:p>
      <text:p text:style-name="Preformatted_20_Text">data/structure/timestep_info/00121/for_pos</text:p>
      <text:p text:style-name="Preformatted_20_Text">data/structure/timestep_info/00121/for_vel</text:p>
      <text:p text:style-name="Preformatted_20_Text">data/structure/timestep_info/00121/forces_constraints_FoR</text:p>
      <text:p text:style-name="Preformatted_20_Text">data/structure/timestep_info/00121/forces_constraints_nodes</text:p>
      <text:p text:style-name="Preformatted_20_Text">data/structure/timestep_info/00121/gravity_forces</text:p>
      <text:p text:style-name="Preformatted_20_Text">data/structure/timestep_info/00121/in_global_AFoR</text:p>
      <text:p text:style-name="Preformatted_20_Text">data/structure/timestep_info/00121/mb_FoR_acc</text:p>
      <text:p text:style-name="Preformatted_20_Text">data/structure/timestep_info/00121/mb_FoR_pos</text:p>
      <text:p text:style-name="Preformatted_20_Text">data/structure/timestep_info/00121/mb_FoR_vel</text:p>
      <text:p text:style-name="Preformatted_20_Text">data/structure/timestep_info/00121/mb_dict</text:p>
      <text:p text:style-name="Preformatted_20_Text">data/structure/timestep_info/00121/mb_dquatdt</text:p>
      <text:p text:style-name="Preformatted_20_Text">data/structure/timestep_info/00121/mb_quat</text:p>
      <text:p text:style-name="Preformatted_20_Text">data/structure/timestep_info/00121/num_elem</text:p>
      <text:p text:style-name="Preformatted_20_Text">data/structure/timestep_info/00121/num_node</text:p>
      <text:p text:style-name="Preformatted_20_Text">data/structure/timestep_info/00121/num_node_elem</text:p>
      <text:p text:style-name="Preformatted_20_Text">data/structure/timestep_info/00121/pos</text:p>
      <text:p text:style-name="Preformatted_20_Text">data/structure/timestep_info/00121/pos_ddot</text:p>
      <text:p text:style-name="Preformatted_20_Text">data/structure/timestep_info/00121/pos_dot</text:p>
      <text:p text:style-name="Preformatted_20_Text">data/structure/timestep_info/00121/postproc_cell/_read_as</text:p>
      <text:p text:style-name="Preformatted_20_Text">data/structure/timestep_info/00121/postproc_cell/coords_a</text:p>
      <text:p text:style-name="Preformatted_20_Text">data/structure/timestep_info/00121/postproc_cell/loads</text:p>
      <text:p text:style-name="Preformatted_20_Text">data/structure/timestep_info/00121/postproc_cell/strain</text:p>
      <text:p text:style-name="Preformatted_20_Text">data/structure/timestep_info/00121/postproc_node/_read_as</text:p>
      <text:p text:style-name="Preformatted_20_Text">data/structure/timestep_info/00121/postproc_node/aero_steady_forces</text:p>
      <text:p text:style-name="Preformatted_20_Text">data/structure/timestep_info/00121/postproc_node/aero_unsteady_forces</text:p>
      <text:p text:style-name="Preformatted_20_Text">data/structure/timestep_info/00121/psi</text:p>
      <text:p text:style-name="Preformatted_20_Text">data/structure/timestep_info/00121/psi_ddot</text:p>
      <text:p text:style-name="Preformatted_20_Text">data/structure/timestep_info/00121/psi_dot</text:p>
      <text:p text:style-name="Preformatted_20_Text">data/structure/timestep_info/00121/psi_dot_local</text:p>
      <text:p text:style-name="Preformatted_20_Text">data/structure/timestep_info/00121/psi_local</text:p>
      <text:p text:style-name="Preformatted_20_Text">data/structure/timestep_info/00121/q</text:p>
      <text:p text:style-name="Preformatted_20_Text">data/structure/timestep_info/00121/quat</text:p>
      <text:p text:style-name="Preformatted_20_Text">data/structure/timestep_info/00121/runtime_steady_forces</text:p>
      <text:p text:style-name="Preformatted_20_Text">data/structure/timestep_info/00121/runtime_unsteady_forces</text:p>
      <text:p text:style-name="Preformatted_20_Text">data/structure/timestep_info/00121/steady_applied_forces</text:p>
      <text:p text:style-name="Preformatted_20_Text">data/structure/timestep_info/00121/total_forces</text:p>
      <text:p text:style-name="Preformatted_20_Text">data/structure/timestep_info/00121/total_gravity_forces</text:p>
      <text:p text:style-name="Preformatted_20_Text">data/structure/timestep_info/00121/unsteady_applied_forces</text:p>
      <text:p text:style-name="Preformatted_20_Text">data/structure/timestep_info/00122/_read_as</text:p>
      <text:p text:style-name="Preformatted_20_Text">data/structure/timestep_info/00122/dqddt</text:p>
      <text:p text:style-name="Preformatted_20_Text">data/structure/timestep_info/00122/dqdt</text:p>
      <text:p text:style-name="Preformatted_20_Text">data/structure/timestep_info/00122/for_acc</text:p>
      <text:p text:style-name="Preformatted_20_Text">data/structure/timestep_info/00122/for_pos</text:p>
      <text:p text:style-name="Preformatted_20_Text">data/structure/timestep_info/00122/for_vel</text:p>
      <text:p text:style-name="Preformatted_20_Text">data/structure/timestep_info/00122/forces_constraints_FoR</text:p>
      <text:p text:style-name="Preformatted_20_Text"><text:soft-page-break/>data/structure/timestep_info/00122/forces_constraints_nodes</text:p>
      <text:p text:style-name="Preformatted_20_Text">data/structure/timestep_info/00122/gravity_forces</text:p>
      <text:p text:style-name="Preformatted_20_Text">data/structure/timestep_info/00122/in_global_AFoR</text:p>
      <text:p text:style-name="Preformatted_20_Text">data/structure/timestep_info/00122/mb_FoR_acc</text:p>
      <text:p text:style-name="Preformatted_20_Text">data/structure/timestep_info/00122/mb_FoR_pos</text:p>
      <text:p text:style-name="Preformatted_20_Text">data/structure/timestep_info/00122/mb_FoR_vel</text:p>
      <text:p text:style-name="Preformatted_20_Text">data/structure/timestep_info/00122/mb_dict</text:p>
      <text:p text:style-name="Preformatted_20_Text">data/structure/timestep_info/00122/mb_dquatdt</text:p>
      <text:p text:style-name="Preformatted_20_Text">data/structure/timestep_info/00122/mb_quat</text:p>
      <text:p text:style-name="Preformatted_20_Text">data/structure/timestep_info/00122/num_elem</text:p>
      <text:p text:style-name="Preformatted_20_Text">data/structure/timestep_info/00122/num_node</text:p>
      <text:p text:style-name="Preformatted_20_Text">data/structure/timestep_info/00122/num_node_elem</text:p>
      <text:p text:style-name="Preformatted_20_Text">data/structure/timestep_info/00122/pos</text:p>
      <text:p text:style-name="Preformatted_20_Text">data/structure/timestep_info/00122/pos_ddot</text:p>
      <text:p text:style-name="Preformatted_20_Text">data/structure/timestep_info/00122/pos_dot</text:p>
      <text:p text:style-name="Preformatted_20_Text">data/structure/timestep_info/00122/postproc_cell/_read_as</text:p>
      <text:p text:style-name="Preformatted_20_Text">data/structure/timestep_info/00122/postproc_cell/coords_a</text:p>
      <text:p text:style-name="Preformatted_20_Text">data/structure/timestep_info/00122/postproc_cell/loads</text:p>
      <text:p text:style-name="Preformatted_20_Text">data/structure/timestep_info/00122/postproc_cell/strain</text:p>
      <text:p text:style-name="Preformatted_20_Text">data/structure/timestep_info/00122/postproc_node/_read_as</text:p>
      <text:p text:style-name="Preformatted_20_Text">data/structure/timestep_info/00122/postproc_node/aero_steady_forces</text:p>
      <text:p text:style-name="Preformatted_20_Text">data/structure/timestep_info/00122/postproc_node/aero_unsteady_forces</text:p>
      <text:p text:style-name="Preformatted_20_Text">data/structure/timestep_info/00122/psi</text:p>
      <text:p text:style-name="Preformatted_20_Text">data/structure/timestep_info/00122/psi_ddot</text:p>
      <text:p text:style-name="Preformatted_20_Text">data/structure/timestep_info/00122/psi_dot</text:p>
      <text:p text:style-name="Preformatted_20_Text">data/structure/timestep_info/00122/psi_dot_local</text:p>
      <text:p text:style-name="Preformatted_20_Text">data/structure/timestep_info/00122/psi_local</text:p>
      <text:p text:style-name="Preformatted_20_Text">data/structure/timestep_info/00122/q</text:p>
      <text:p text:style-name="Preformatted_20_Text">data/structure/timestep_info/00122/quat</text:p>
      <text:p text:style-name="Preformatted_20_Text">data/structure/timestep_info/00122/runtime_steady_forces</text:p>
      <text:p text:style-name="Preformatted_20_Text">data/structure/timestep_info/00122/runtime_unsteady_forces</text:p>
      <text:p text:style-name="Preformatted_20_Text">data/structure/timestep_info/00122/steady_applied_forces</text:p>
      <text:p text:style-name="Preformatted_20_Text">data/structure/timestep_info/00122/total_forces</text:p>
      <text:p text:style-name="Preformatted_20_Text">data/structure/timestep_info/00122/total_gravity_forces</text:p>
      <text:p text:style-name="Preformatted_20_Text">data/structure/timestep_info/00122/unsteady_applied_forces</text:p>
      <text:p text:style-name="Preformatted_20_Text">data/structure/timestep_info/00123/_read_as</text:p>
      <text:p text:style-name="Preformatted_20_Text">data/structure/timestep_info/00123/dqddt</text:p>
      <text:p text:style-name="Preformatted_20_Text">data/structure/timestep_info/00123/dqdt</text:p>
      <text:p text:style-name="Preformatted_20_Text">data/structure/timestep_info/00123/for_acc</text:p>
      <text:p text:style-name="Preformatted_20_Text">data/structure/timestep_info/00123/for_pos</text:p>
      <text:p text:style-name="Preformatted_20_Text">data/structure/timestep_info/00123/for_vel</text:p>
      <text:p text:style-name="Preformatted_20_Text">data/structure/timestep_info/00123/forces_constraints_FoR</text:p>
      <text:p text:style-name="Preformatted_20_Text">data/structure/timestep_info/00123/forces_constraints_nodes</text:p>
      <text:p text:style-name="Preformatted_20_Text">data/structure/timestep_info/00123/gravity_forces</text:p>
      <text:p text:style-name="Preformatted_20_Text">data/structure/timestep_info/00123/in_global_AFoR</text:p>
      <text:p text:style-name="Preformatted_20_Text">data/structure/timestep_info/00123/mb_FoR_acc</text:p>
      <text:p text:style-name="Preformatted_20_Text">data/structure/timestep_info/00123/mb_FoR_pos</text:p>
      <text:p text:style-name="Preformatted_20_Text">data/structure/timestep_info/00123/mb_FoR_vel</text:p>
      <text:p text:style-name="Preformatted_20_Text">data/structure/timestep_info/00123/mb_dict</text:p>
      <text:p text:style-name="Preformatted_20_Text">data/structure/timestep_info/00123/mb_dquatdt</text:p>
      <text:p text:style-name="Preformatted_20_Text">data/structure/timestep_info/00123/mb_quat</text:p>
      <text:p text:style-name="Preformatted_20_Text">data/structure/timestep_info/00123/num_elem</text:p>
      <text:p text:style-name="Preformatted_20_Text">data/structure/timestep_info/00123/num_node</text:p>
      <text:p text:style-name="Preformatted_20_Text">data/structure/timestep_info/00123/num_node_elem</text:p>
      <text:p text:style-name="Preformatted_20_Text">data/structure/timestep_info/00123/pos</text:p>
      <text:p text:style-name="Preformatted_20_Text">data/structure/timestep_info/00123/pos_ddot</text:p>
      <text:p text:style-name="Preformatted_20_Text">data/structure/timestep_info/00123/pos_dot</text:p>
      <text:p text:style-name="Preformatted_20_Text">data/structure/timestep_info/00123/postproc_cell/_read_as</text:p>
      <text:p text:style-name="Preformatted_20_Text">data/structure/timestep_info/00123/postproc_cell/coords_a</text:p>
      <text:p text:style-name="Preformatted_20_Text">data/structure/timestep_info/00123/postproc_cell/loads</text:p>
      <text:p text:style-name="Preformatted_20_Text">data/structure/timestep_info/00123/postproc_cell/strain</text:p>
      <text:p text:style-name="Preformatted_20_Text">data/structure/timestep_info/00123/postproc_node/_read_as</text:p>
      <text:p text:style-name="Preformatted_20_Text">data/structure/timestep_info/00123/postproc_node/aero_steady_forces</text:p>
      <text:p text:style-name="Preformatted_20_Text">data/structure/timestep_info/00123/postproc_node/aero_unsteady_forces</text:p>
      <text:p text:style-name="Preformatted_20_Text"><text:soft-page-break/>data/structure/timestep_info/00123/psi</text:p>
      <text:p text:style-name="Preformatted_20_Text">data/structure/timestep_info/00123/psi_ddot</text:p>
      <text:p text:style-name="Preformatted_20_Text">data/structure/timestep_info/00123/psi_dot</text:p>
      <text:p text:style-name="Preformatted_20_Text">data/structure/timestep_info/00123/psi_dot_local</text:p>
      <text:p text:style-name="Preformatted_20_Text">data/structure/timestep_info/00123/psi_local</text:p>
      <text:p text:style-name="Preformatted_20_Text">data/structure/timestep_info/00123/q</text:p>
      <text:p text:style-name="Preformatted_20_Text">data/structure/timestep_info/00123/quat</text:p>
      <text:p text:style-name="Preformatted_20_Text">data/structure/timestep_info/00123/runtime_steady_forces</text:p>
      <text:p text:style-name="Preformatted_20_Text">data/structure/timestep_info/00123/runtime_unsteady_forces</text:p>
      <text:p text:style-name="Preformatted_20_Text">data/structure/timestep_info/00123/steady_applied_forces</text:p>
      <text:p text:style-name="Preformatted_20_Text">data/structure/timestep_info/00123/total_forces</text:p>
      <text:p text:style-name="Preformatted_20_Text">data/structure/timestep_info/00123/total_gravity_forces</text:p>
      <text:p text:style-name="Preformatted_20_Text">data/structure/timestep_info/00123/unsteady_applied_forces</text:p>
      <text:p text:style-name="Preformatted_20_Text">data/structure/timestep_info/00124/_read_as</text:p>
      <text:p text:style-name="Preformatted_20_Text">data/structure/timestep_info/00124/dqddt</text:p>
      <text:p text:style-name="Preformatted_20_Text">data/structure/timestep_info/00124/dqdt</text:p>
      <text:p text:style-name="Preformatted_20_Text">data/structure/timestep_info/00124/for_acc</text:p>
      <text:p text:style-name="Preformatted_20_Text">data/structure/timestep_info/00124/for_pos</text:p>
      <text:p text:style-name="Preformatted_20_Text">data/structure/timestep_info/00124/for_vel</text:p>
      <text:p text:style-name="Preformatted_20_Text">data/structure/timestep_info/00124/forces_constraints_FoR</text:p>
      <text:p text:style-name="Preformatted_20_Text">data/structure/timestep_info/00124/forces_constraints_nodes</text:p>
      <text:p text:style-name="Preformatted_20_Text">data/structure/timestep_info/00124/gravity_forces</text:p>
      <text:p text:style-name="Preformatted_20_Text">data/structure/timestep_info/00124/in_global_AFoR</text:p>
      <text:p text:style-name="Preformatted_20_Text">data/structure/timestep_info/00124/mb_FoR_acc</text:p>
      <text:p text:style-name="Preformatted_20_Text">data/structure/timestep_info/00124/mb_FoR_pos</text:p>
      <text:p text:style-name="Preformatted_20_Text">data/structure/timestep_info/00124/mb_FoR_vel</text:p>
      <text:p text:style-name="Preformatted_20_Text">data/structure/timestep_info/00124/mb_dict</text:p>
      <text:p text:style-name="Preformatted_20_Text">data/structure/timestep_info/00124/mb_dquatdt</text:p>
      <text:p text:style-name="Preformatted_20_Text">data/structure/timestep_info/00124/mb_quat</text:p>
      <text:p text:style-name="Preformatted_20_Text">data/structure/timestep_info/00124/num_elem</text:p>
      <text:p text:style-name="Preformatted_20_Text">data/structure/timestep_info/00124/num_node</text:p>
      <text:p text:style-name="Preformatted_20_Text">data/structure/timestep_info/00124/num_node_elem</text:p>
      <text:p text:style-name="Preformatted_20_Text">data/structure/timestep_info/00124/pos</text:p>
      <text:p text:style-name="Preformatted_20_Text">data/structure/timestep_info/00124/pos_ddot</text:p>
      <text:p text:style-name="Preformatted_20_Text">data/structure/timestep_info/00124/pos_dot</text:p>
      <text:p text:style-name="Preformatted_20_Text">data/structure/timestep_info/00124/postproc_cell/_read_as</text:p>
      <text:p text:style-name="Preformatted_20_Text">data/structure/timestep_info/00124/postproc_cell/coords_a</text:p>
      <text:p text:style-name="Preformatted_20_Text">data/structure/timestep_info/00124/postproc_cell/loads</text:p>
      <text:p text:style-name="Preformatted_20_Text">data/structure/timestep_info/00124/postproc_cell/strain</text:p>
      <text:p text:style-name="Preformatted_20_Text">data/structure/timestep_info/00124/postproc_node/_read_as</text:p>
      <text:p text:style-name="Preformatted_20_Text">data/structure/timestep_info/00124/postproc_node/aero_steady_forces</text:p>
      <text:p text:style-name="Preformatted_20_Text">data/structure/timestep_info/00124/postproc_node/aero_unsteady_forces</text:p>
      <text:p text:style-name="Preformatted_20_Text">data/structure/timestep_info/00124/psi</text:p>
      <text:p text:style-name="Preformatted_20_Text">data/structure/timestep_info/00124/psi_ddot</text:p>
      <text:p text:style-name="Preformatted_20_Text">data/structure/timestep_info/00124/psi_dot</text:p>
      <text:p text:style-name="Preformatted_20_Text">data/structure/timestep_info/00124/psi_dot_local</text:p>
      <text:p text:style-name="Preformatted_20_Text">data/structure/timestep_info/00124/psi_local</text:p>
      <text:p text:style-name="Preformatted_20_Text">data/structure/timestep_info/00124/q</text:p>
      <text:p text:style-name="Preformatted_20_Text">data/structure/timestep_info/00124/quat</text:p>
      <text:p text:style-name="Preformatted_20_Text">data/structure/timestep_info/00124/runtime_steady_forces</text:p>
      <text:p text:style-name="Preformatted_20_Text">data/structure/timestep_info/00124/runtime_unsteady_forces</text:p>
      <text:p text:style-name="Preformatted_20_Text">data/structure/timestep_info/00124/steady_applied_forces</text:p>
      <text:p text:style-name="Preformatted_20_Text">data/structure/timestep_info/00124/total_forces</text:p>
      <text:p text:style-name="Preformatted_20_Text">data/structure/timestep_info/00124/total_gravity_forces</text:p>
      <text:p text:style-name="Preformatted_20_Text">data/structure/timestep_info/00124/unsteady_applied_forces</text:p>
      <text:p text:style-name="Preformatted_20_Text">data/structure/timestep_info/00125/_read_as</text:p>
      <text:p text:style-name="Preformatted_20_Text">data/structure/timestep_info/00125/dqddt</text:p>
      <text:p text:style-name="Preformatted_20_Text">data/structure/timestep_info/00125/dqdt</text:p>
      <text:p text:style-name="Preformatted_20_Text">data/structure/timestep_info/00125/for_acc</text:p>
      <text:p text:style-name="Preformatted_20_Text">data/structure/timestep_info/00125/for_pos</text:p>
      <text:p text:style-name="Preformatted_20_Text">data/structure/timestep_info/00125/for_vel</text:p>
      <text:p text:style-name="Preformatted_20_Text">data/structure/timestep_info/00125/forces_constraints_FoR</text:p>
      <text:p text:style-name="Preformatted_20_Text">data/structure/timestep_info/00125/forces_constraints_nodes</text:p>
      <text:p text:style-name="Preformatted_20_Text">data/structure/timestep_info/00125/gravity_forces</text:p>
      <text:p text:style-name="Preformatted_20_Text"><text:soft-page-break/>data/structure/timestep_info/00125/in_global_AFoR</text:p>
      <text:p text:style-name="Preformatted_20_Text">data/structure/timestep_info/00125/mb_FoR_acc</text:p>
      <text:p text:style-name="Preformatted_20_Text">data/structure/timestep_info/00125/mb_FoR_pos</text:p>
      <text:p text:style-name="Preformatted_20_Text">data/structure/timestep_info/00125/mb_FoR_vel</text:p>
      <text:p text:style-name="Preformatted_20_Text">data/structure/timestep_info/00125/mb_dict</text:p>
      <text:p text:style-name="Preformatted_20_Text">data/structure/timestep_info/00125/mb_dquatdt</text:p>
      <text:p text:style-name="Preformatted_20_Text">data/structure/timestep_info/00125/mb_quat</text:p>
      <text:p text:style-name="Preformatted_20_Text">data/structure/timestep_info/00125/num_elem</text:p>
      <text:p text:style-name="Preformatted_20_Text">data/structure/timestep_info/00125/num_node</text:p>
      <text:p text:style-name="Preformatted_20_Text">data/structure/timestep_info/00125/num_node_elem</text:p>
      <text:p text:style-name="Preformatted_20_Text">data/structure/timestep_info/00125/pos</text:p>
      <text:p text:style-name="Preformatted_20_Text">data/structure/timestep_info/00125/pos_ddot</text:p>
      <text:p text:style-name="Preformatted_20_Text">data/structure/timestep_info/00125/pos_dot</text:p>
      <text:p text:style-name="Preformatted_20_Text">data/structure/timestep_info/00125/postproc_cell/_read_as</text:p>
      <text:p text:style-name="Preformatted_20_Text">data/structure/timestep_info/00125/postproc_cell/coords_a</text:p>
      <text:p text:style-name="Preformatted_20_Text">data/structure/timestep_info/00125/postproc_cell/loads</text:p>
      <text:p text:style-name="Preformatted_20_Text">data/structure/timestep_info/00125/postproc_cell/strain</text:p>
      <text:p text:style-name="Preformatted_20_Text">data/structure/timestep_info/00125/postproc_node/_read_as</text:p>
      <text:p text:style-name="Preformatted_20_Text">data/structure/timestep_info/00125/postproc_node/aero_steady_forces</text:p>
      <text:p text:style-name="Preformatted_20_Text">data/structure/timestep_info/00125/postproc_node/aero_unsteady_forces</text:p>
      <text:p text:style-name="Preformatted_20_Text">data/structure/timestep_info/00125/psi</text:p>
      <text:p text:style-name="Preformatted_20_Text">data/structure/timestep_info/00125/psi_ddot</text:p>
      <text:p text:style-name="Preformatted_20_Text">data/structure/timestep_info/00125/psi_dot</text:p>
      <text:p text:style-name="Preformatted_20_Text">data/structure/timestep_info/00125/psi_dot_local</text:p>
      <text:p text:style-name="Preformatted_20_Text">data/structure/timestep_info/00125/psi_local</text:p>
      <text:p text:style-name="Preformatted_20_Text">data/structure/timestep_info/00125/q</text:p>
      <text:p text:style-name="Preformatted_20_Text">data/structure/timestep_info/00125/quat</text:p>
      <text:p text:style-name="Preformatted_20_Text">data/structure/timestep_info/00125/runtime_steady_forces</text:p>
      <text:p text:style-name="Preformatted_20_Text">data/structure/timestep_info/00125/runtime_unsteady_forces</text:p>
      <text:p text:style-name="Preformatted_20_Text">data/structure/timestep_info/00125/steady_applied_forces</text:p>
      <text:p text:style-name="Preformatted_20_Text">data/structure/timestep_info/00125/total_forces</text:p>
      <text:p text:style-name="Preformatted_20_Text">data/structure/timestep_info/00125/total_gravity_forces</text:p>
      <text:p text:style-name="Preformatted_20_Text">data/structure/timestep_info/00125/unsteady_applied_forces</text:p>
      <text:p text:style-name="Preformatted_20_Text">data/structure/timestep_info/00126/_read_as</text:p>
      <text:p text:style-name="Preformatted_20_Text">data/structure/timestep_info/00126/dqddt</text:p>
      <text:p text:style-name="Preformatted_20_Text">data/structure/timestep_info/00126/dqdt</text:p>
      <text:p text:style-name="Preformatted_20_Text">data/structure/timestep_info/00126/for_acc</text:p>
      <text:p text:style-name="Preformatted_20_Text">data/structure/timestep_info/00126/for_pos</text:p>
      <text:p text:style-name="Preformatted_20_Text">data/structure/timestep_info/00126/for_vel</text:p>
      <text:p text:style-name="Preformatted_20_Text">data/structure/timestep_info/00126/forces_constraints_FoR</text:p>
      <text:p text:style-name="Preformatted_20_Text">data/structure/timestep_info/00126/forces_constraints_nodes</text:p>
      <text:p text:style-name="Preformatted_20_Text">data/structure/timestep_info/00126/gravity_forces</text:p>
      <text:p text:style-name="Preformatted_20_Text">data/structure/timestep_info/00126/in_global_AFoR</text:p>
      <text:p text:style-name="Preformatted_20_Text">data/structure/timestep_info/00126/mb_FoR_acc</text:p>
      <text:p text:style-name="Preformatted_20_Text">data/structure/timestep_info/00126/mb_FoR_pos</text:p>
      <text:p text:style-name="Preformatted_20_Text">data/structure/timestep_info/00126/mb_FoR_vel</text:p>
      <text:p text:style-name="Preformatted_20_Text">data/structure/timestep_info/00126/mb_dict</text:p>
      <text:p text:style-name="Preformatted_20_Text">data/structure/timestep_info/00126/mb_dquatdt</text:p>
      <text:p text:style-name="Preformatted_20_Text">data/structure/timestep_info/00126/mb_quat</text:p>
      <text:p text:style-name="Preformatted_20_Text">data/structure/timestep_info/00126/num_elem</text:p>
      <text:p text:style-name="Preformatted_20_Text">data/structure/timestep_info/00126/num_node</text:p>
      <text:p text:style-name="Preformatted_20_Text">data/structure/timestep_info/00126/num_node_elem</text:p>
      <text:p text:style-name="Preformatted_20_Text">data/structure/timestep_info/00126/pos</text:p>
      <text:p text:style-name="Preformatted_20_Text">data/structure/timestep_info/00126/pos_ddot</text:p>
      <text:p text:style-name="Preformatted_20_Text">data/structure/timestep_info/00126/pos_dot</text:p>
      <text:p text:style-name="Preformatted_20_Text">data/structure/timestep_info/00126/postproc_cell/_read_as</text:p>
      <text:p text:style-name="Preformatted_20_Text">data/structure/timestep_info/00126/postproc_cell/coords_a</text:p>
      <text:p text:style-name="Preformatted_20_Text">data/structure/timestep_info/00126/postproc_cell/loads</text:p>
      <text:p text:style-name="Preformatted_20_Text">data/structure/timestep_info/00126/postproc_cell/strain</text:p>
      <text:p text:style-name="Preformatted_20_Text">data/structure/timestep_info/00126/postproc_node/_read_as</text:p>
      <text:p text:style-name="Preformatted_20_Text">data/structure/timestep_info/00126/postproc_node/aero_steady_forces</text:p>
      <text:p text:style-name="Preformatted_20_Text">data/structure/timestep_info/00126/postproc_node/aero_unsteady_forces</text:p>
      <text:p text:style-name="Preformatted_20_Text">data/structure/timestep_info/00126/psi</text:p>
      <text:p text:style-name="Preformatted_20_Text">data/structure/timestep_info/00126/psi_ddot</text:p>
      <text:p text:style-name="Preformatted_20_Text"><text:soft-page-break/>data/structure/timestep_info/00126/psi_dot</text:p>
      <text:p text:style-name="Preformatted_20_Text">data/structure/timestep_info/00126/psi_dot_local</text:p>
      <text:p text:style-name="Preformatted_20_Text">data/structure/timestep_info/00126/psi_local</text:p>
      <text:p text:style-name="Preformatted_20_Text">data/structure/timestep_info/00126/q</text:p>
      <text:p text:style-name="Preformatted_20_Text">data/structure/timestep_info/00126/quat</text:p>
      <text:p text:style-name="Preformatted_20_Text">data/structure/timestep_info/00126/runtime_steady_forces</text:p>
      <text:p text:style-name="Preformatted_20_Text">data/structure/timestep_info/00126/runtime_unsteady_forces</text:p>
      <text:p text:style-name="Preformatted_20_Text">data/structure/timestep_info/00126/steady_applied_forces</text:p>
      <text:p text:style-name="Preformatted_20_Text">data/structure/timestep_info/00126/total_forces</text:p>
      <text:p text:style-name="Preformatted_20_Text">data/structure/timestep_info/00126/total_gravity_forces</text:p>
      <text:p text:style-name="Preformatted_20_Text">data/structure/timestep_info/00126/unsteady_applied_forces</text:p>
      <text:p text:style-name="Preformatted_20_Text">data/structure/timestep_info/00127/_read_as</text:p>
      <text:p text:style-name="Preformatted_20_Text">data/structure/timestep_info/00127/dqddt</text:p>
      <text:p text:style-name="Preformatted_20_Text">data/structure/timestep_info/00127/dqdt</text:p>
      <text:p text:style-name="Preformatted_20_Text">data/structure/timestep_info/00127/for_acc</text:p>
      <text:p text:style-name="Preformatted_20_Text">data/structure/timestep_info/00127/for_pos</text:p>
      <text:p text:style-name="Preformatted_20_Text">data/structure/timestep_info/00127/for_vel</text:p>
      <text:p text:style-name="Preformatted_20_Text">data/structure/timestep_info/00127/forces_constraints_FoR</text:p>
      <text:p text:style-name="Preformatted_20_Text">data/structure/timestep_info/00127/forces_constraints_nodes</text:p>
      <text:p text:style-name="Preformatted_20_Text">data/structure/timestep_info/00127/gravity_forces</text:p>
      <text:p text:style-name="Preformatted_20_Text">data/structure/timestep_info/00127/in_global_AFoR</text:p>
      <text:p text:style-name="Preformatted_20_Text">data/structure/timestep_info/00127/mb_FoR_acc</text:p>
      <text:p text:style-name="Preformatted_20_Text">data/structure/timestep_info/00127/mb_FoR_pos</text:p>
      <text:p text:style-name="Preformatted_20_Text">data/structure/timestep_info/00127/mb_FoR_vel</text:p>
      <text:p text:style-name="Preformatted_20_Text">data/structure/timestep_info/00127/mb_dict</text:p>
      <text:p text:style-name="Preformatted_20_Text">data/structure/timestep_info/00127/mb_dquatdt</text:p>
      <text:p text:style-name="Preformatted_20_Text">data/structure/timestep_info/00127/mb_quat</text:p>
      <text:p text:style-name="Preformatted_20_Text">data/structure/timestep_info/00127/num_elem</text:p>
      <text:p text:style-name="Preformatted_20_Text">data/structure/timestep_info/00127/num_node</text:p>
      <text:p text:style-name="Preformatted_20_Text">data/structure/timestep_info/00127/num_node_elem</text:p>
      <text:p text:style-name="Preformatted_20_Text">data/structure/timestep_info/00127/pos</text:p>
      <text:p text:style-name="Preformatted_20_Text">data/structure/timestep_info/00127/pos_ddot</text:p>
      <text:p text:style-name="Preformatted_20_Text">data/structure/timestep_info/00127/pos_dot</text:p>
      <text:p text:style-name="Preformatted_20_Text">data/structure/timestep_info/00127/postproc_cell/_read_as</text:p>
      <text:p text:style-name="Preformatted_20_Text">data/structure/timestep_info/00127/postproc_cell/coords_a</text:p>
      <text:p text:style-name="Preformatted_20_Text">data/structure/timestep_info/00127/postproc_cell/loads</text:p>
      <text:p text:style-name="Preformatted_20_Text">data/structure/timestep_info/00127/postproc_cell/strain</text:p>
      <text:p text:style-name="Preformatted_20_Text">data/structure/timestep_info/00127/postproc_node/_read_as</text:p>
      <text:p text:style-name="Preformatted_20_Text">data/structure/timestep_info/00127/postproc_node/aero_steady_forces</text:p>
      <text:p text:style-name="Preformatted_20_Text">data/structure/timestep_info/00127/postproc_node/aero_unsteady_forces</text:p>
      <text:p text:style-name="Preformatted_20_Text">data/structure/timestep_info/00127/psi</text:p>
      <text:p text:style-name="Preformatted_20_Text">data/structure/timestep_info/00127/psi_ddot</text:p>
      <text:p text:style-name="Preformatted_20_Text">data/structure/timestep_info/00127/psi_dot</text:p>
      <text:p text:style-name="Preformatted_20_Text">data/structure/timestep_info/00127/psi_dot_local</text:p>
      <text:p text:style-name="Preformatted_20_Text">data/structure/timestep_info/00127/psi_local</text:p>
      <text:p text:style-name="Preformatted_20_Text">data/structure/timestep_info/00127/q</text:p>
      <text:p text:style-name="Preformatted_20_Text">data/structure/timestep_info/00127/quat</text:p>
      <text:p text:style-name="Preformatted_20_Text">data/structure/timestep_info/00127/runtime_steady_forces</text:p>
      <text:p text:style-name="Preformatted_20_Text">data/structure/timestep_info/00127/runtime_unsteady_forces</text:p>
      <text:p text:style-name="Preformatted_20_Text">data/structure/timestep_info/00127/steady_applied_forces</text:p>
      <text:p text:style-name="Preformatted_20_Text">data/structure/timestep_info/00127/total_forces</text:p>
      <text:p text:style-name="Preformatted_20_Text">data/structure/timestep_info/00127/total_gravity_forces</text:p>
      <text:p text:style-name="Preformatted_20_Text">data/structure/timestep_info/00127/unsteady_applied_forces</text:p>
      <text:p text:style-name="Preformatted_20_Text">data/structure/timestep_info/00128/_read_as</text:p>
      <text:p text:style-name="Preformatted_20_Text">data/structure/timestep_info/00128/dqddt</text:p>
      <text:p text:style-name="Preformatted_20_Text">data/structure/timestep_info/00128/dqdt</text:p>
      <text:p text:style-name="Preformatted_20_Text">data/structure/timestep_info/00128/for_acc</text:p>
      <text:p text:style-name="Preformatted_20_Text">data/structure/timestep_info/00128/for_pos</text:p>
      <text:p text:style-name="Preformatted_20_Text">data/structure/timestep_info/00128/for_vel</text:p>
      <text:p text:style-name="Preformatted_20_Text">data/structure/timestep_info/00128/forces_constraints_FoR</text:p>
      <text:p text:style-name="Preformatted_20_Text">data/structure/timestep_info/00128/forces_constraints_nodes</text:p>
      <text:p text:style-name="Preformatted_20_Text">data/structure/timestep_info/00128/gravity_forces</text:p>
      <text:p text:style-name="Preformatted_20_Text">data/structure/timestep_info/00128/in_global_AFoR</text:p>
      <text:p text:style-name="Preformatted_20_Text">data/structure/timestep_info/00128/mb_FoR_acc</text:p>
      <text:p text:style-name="Preformatted_20_Text"><text:soft-page-break/>data/structure/timestep_info/00128/mb_FoR_pos</text:p>
      <text:p text:style-name="Preformatted_20_Text">data/structure/timestep_info/00128/mb_FoR_vel</text:p>
      <text:p text:style-name="Preformatted_20_Text">data/structure/timestep_info/00128/mb_dict</text:p>
      <text:p text:style-name="Preformatted_20_Text">data/structure/timestep_info/00128/mb_dquatdt</text:p>
      <text:p text:style-name="Preformatted_20_Text">data/structure/timestep_info/00128/mb_quat</text:p>
      <text:p text:style-name="Preformatted_20_Text">data/structure/timestep_info/00128/num_elem</text:p>
      <text:p text:style-name="Preformatted_20_Text">data/structure/timestep_info/00128/num_node</text:p>
      <text:p text:style-name="Preformatted_20_Text">data/structure/timestep_info/00128/num_node_elem</text:p>
      <text:p text:style-name="Preformatted_20_Text">data/structure/timestep_info/00128/pos</text:p>
      <text:p text:style-name="Preformatted_20_Text">data/structure/timestep_info/00128/pos_ddot</text:p>
      <text:p text:style-name="Preformatted_20_Text">data/structure/timestep_info/00128/pos_dot</text:p>
      <text:p text:style-name="Preformatted_20_Text">data/structure/timestep_info/00128/postproc_cell/_read_as</text:p>
      <text:p text:style-name="Preformatted_20_Text">data/structure/timestep_info/00128/postproc_cell/coords_a</text:p>
      <text:p text:style-name="Preformatted_20_Text">data/structure/timestep_info/00128/postproc_cell/loads</text:p>
      <text:p text:style-name="Preformatted_20_Text">data/structure/timestep_info/00128/postproc_cell/strain</text:p>
      <text:p text:style-name="Preformatted_20_Text">data/structure/timestep_info/00128/postproc_node/_read_as</text:p>
      <text:p text:style-name="Preformatted_20_Text">data/structure/timestep_info/00128/postproc_node/aero_steady_forces</text:p>
      <text:p text:style-name="Preformatted_20_Text">data/structure/timestep_info/00128/postproc_node/aero_unsteady_forces</text:p>
      <text:p text:style-name="Preformatted_20_Text">data/structure/timestep_info/00128/psi</text:p>
      <text:p text:style-name="Preformatted_20_Text">data/structure/timestep_info/00128/psi_ddot</text:p>
      <text:p text:style-name="Preformatted_20_Text">data/structure/timestep_info/00128/psi_dot</text:p>
      <text:p text:style-name="Preformatted_20_Text">data/structure/timestep_info/00128/psi_dot_local</text:p>
      <text:p text:style-name="Preformatted_20_Text">data/structure/timestep_info/00128/psi_local</text:p>
      <text:p text:style-name="Preformatted_20_Text">data/structure/timestep_info/00128/q</text:p>
      <text:p text:style-name="Preformatted_20_Text">data/structure/timestep_info/00128/quat</text:p>
      <text:p text:style-name="Preformatted_20_Text">data/structure/timestep_info/00128/runtime_steady_forces</text:p>
      <text:p text:style-name="Preformatted_20_Text">data/structure/timestep_info/00128/runtime_unsteady_forces</text:p>
      <text:p text:style-name="Preformatted_20_Text">data/structure/timestep_info/00128/steady_applied_forces</text:p>
      <text:p text:style-name="Preformatted_20_Text">data/structure/timestep_info/00128/total_forces</text:p>
      <text:p text:style-name="Preformatted_20_Text">data/structure/timestep_info/00128/total_gravity_forces</text:p>
      <text:p text:style-name="Preformatted_20_Text">data/structure/timestep_info/00128/unsteady_applied_forces</text:p>
      <text:p text:style-name="Preformatted_20_Text">data/structure/timestep_info/00129/_read_as</text:p>
      <text:p text:style-name="Preformatted_20_Text">data/structure/timestep_info/00129/dqddt</text:p>
      <text:p text:style-name="Preformatted_20_Text">data/structure/timestep_info/00129/dqdt</text:p>
      <text:p text:style-name="Preformatted_20_Text">data/structure/timestep_info/00129/for_acc</text:p>
      <text:p text:style-name="Preformatted_20_Text">data/structure/timestep_info/00129/for_pos</text:p>
      <text:p text:style-name="Preformatted_20_Text">data/structure/timestep_info/00129/for_vel</text:p>
      <text:p text:style-name="Preformatted_20_Text">data/structure/timestep_info/00129/forces_constraints_FoR</text:p>
      <text:p text:style-name="Preformatted_20_Text">data/structure/timestep_info/00129/forces_constraints_nodes</text:p>
      <text:p text:style-name="Preformatted_20_Text">data/structure/timestep_info/00129/gravity_forces</text:p>
      <text:p text:style-name="Preformatted_20_Text">data/structure/timestep_info/00129/in_global_AFoR</text:p>
      <text:p text:style-name="Preformatted_20_Text">data/structure/timestep_info/00129/mb_FoR_acc</text:p>
      <text:p text:style-name="Preformatted_20_Text">data/structure/timestep_info/00129/mb_FoR_pos</text:p>
      <text:p text:style-name="Preformatted_20_Text">data/structure/timestep_info/00129/mb_FoR_vel</text:p>
      <text:p text:style-name="Preformatted_20_Text">data/structure/timestep_info/00129/mb_dict</text:p>
      <text:p text:style-name="Preformatted_20_Text">data/structure/timestep_info/00129/mb_dquatdt</text:p>
      <text:p text:style-name="Preformatted_20_Text">data/structure/timestep_info/00129/mb_quat</text:p>
      <text:p text:style-name="Preformatted_20_Text">data/structure/timestep_info/00129/num_elem</text:p>
      <text:p text:style-name="Preformatted_20_Text">data/structure/timestep_info/00129/num_node</text:p>
      <text:p text:style-name="Preformatted_20_Text">data/structure/timestep_info/00129/num_node_elem</text:p>
      <text:p text:style-name="Preformatted_20_Text">data/structure/timestep_info/00129/pos</text:p>
      <text:p text:style-name="Preformatted_20_Text">data/structure/timestep_info/00129/pos_ddot</text:p>
      <text:p text:style-name="Preformatted_20_Text">data/structure/timestep_info/00129/pos_dot</text:p>
      <text:p text:style-name="Preformatted_20_Text">data/structure/timestep_info/00129/postproc_cell/_read_as</text:p>
      <text:p text:style-name="Preformatted_20_Text">data/structure/timestep_info/00129/postproc_cell/coords_a</text:p>
      <text:p text:style-name="Preformatted_20_Text">data/structure/timestep_info/00129/postproc_cell/loads</text:p>
      <text:p text:style-name="Preformatted_20_Text">data/structure/timestep_info/00129/postproc_cell/strain</text:p>
      <text:p text:style-name="Preformatted_20_Text">data/structure/timestep_info/00129/postproc_node/_read_as</text:p>
      <text:p text:style-name="Preformatted_20_Text">data/structure/timestep_info/00129/postproc_node/aero_steady_forces</text:p>
      <text:p text:style-name="Preformatted_20_Text">data/structure/timestep_info/00129/postproc_node/aero_unsteady_forces</text:p>
      <text:p text:style-name="Preformatted_20_Text">data/structure/timestep_info/00129/psi</text:p>
      <text:p text:style-name="Preformatted_20_Text">data/structure/timestep_info/00129/psi_ddot</text:p>
      <text:p text:style-name="Preformatted_20_Text">data/structure/timestep_info/00129/psi_dot</text:p>
      <text:p text:style-name="Preformatted_20_Text">data/structure/timestep_info/00129/psi_dot_local</text:p>
      <text:p text:style-name="Preformatted_20_Text"><text:soft-page-break/>data/structure/timestep_info/00129/psi_local</text:p>
      <text:p text:style-name="Preformatted_20_Text">data/structure/timestep_info/00129/q</text:p>
      <text:p text:style-name="Preformatted_20_Text">data/structure/timestep_info/00129/quat</text:p>
      <text:p text:style-name="Preformatted_20_Text">data/structure/timestep_info/00129/runtime_steady_forces</text:p>
      <text:p text:style-name="Preformatted_20_Text">data/structure/timestep_info/00129/runtime_unsteady_forces</text:p>
      <text:p text:style-name="Preformatted_20_Text">data/structure/timestep_info/00129/steady_applied_forces</text:p>
      <text:p text:style-name="Preformatted_20_Text">data/structure/timestep_info/00129/total_forces</text:p>
      <text:p text:style-name="Preformatted_20_Text">data/structure/timestep_info/00129/total_gravity_forces</text:p>
      <text:p text:style-name="Preformatted_20_Text">data/structure/timestep_info/00129/unsteady_applied_forces</text:p>
      <text:p text:style-name="Preformatted_20_Text">data/structure/timestep_info/00130/_read_as</text:p>
      <text:p text:style-name="Preformatted_20_Text">data/structure/timestep_info/00130/dqddt</text:p>
      <text:p text:style-name="Preformatted_20_Text">data/structure/timestep_info/00130/dqdt</text:p>
      <text:p text:style-name="Preformatted_20_Text">data/structure/timestep_info/00130/for_acc</text:p>
      <text:p text:style-name="Preformatted_20_Text">data/structure/timestep_info/00130/for_pos</text:p>
      <text:p text:style-name="Preformatted_20_Text">data/structure/timestep_info/00130/for_vel</text:p>
      <text:p text:style-name="Preformatted_20_Text">data/structure/timestep_info/00130/forces_constraints_FoR</text:p>
      <text:p text:style-name="Preformatted_20_Text">data/structure/timestep_info/00130/forces_constraints_nodes</text:p>
      <text:p text:style-name="Preformatted_20_Text">data/structure/timestep_info/00130/gravity_forces</text:p>
      <text:p text:style-name="Preformatted_20_Text">data/structure/timestep_info/00130/in_global_AFoR</text:p>
      <text:p text:style-name="Preformatted_20_Text">data/structure/timestep_info/00130/mb_FoR_acc</text:p>
      <text:p text:style-name="Preformatted_20_Text">data/structure/timestep_info/00130/mb_FoR_pos</text:p>
      <text:p text:style-name="Preformatted_20_Text">data/structure/timestep_info/00130/mb_FoR_vel</text:p>
      <text:p text:style-name="Preformatted_20_Text">data/structure/timestep_info/00130/mb_dict</text:p>
      <text:p text:style-name="Preformatted_20_Text">data/structure/timestep_info/00130/mb_dquatdt</text:p>
      <text:p text:style-name="Preformatted_20_Text">data/structure/timestep_info/00130/mb_quat</text:p>
      <text:p text:style-name="Preformatted_20_Text">data/structure/timestep_info/00130/num_elem</text:p>
      <text:p text:style-name="Preformatted_20_Text">data/structure/timestep_info/00130/num_node</text:p>
      <text:p text:style-name="Preformatted_20_Text">data/structure/timestep_info/00130/num_node_elem</text:p>
      <text:p text:style-name="Preformatted_20_Text">data/structure/timestep_info/00130/pos</text:p>
      <text:p text:style-name="Preformatted_20_Text">data/structure/timestep_info/00130/pos_ddot</text:p>
      <text:p text:style-name="Preformatted_20_Text">data/structure/timestep_info/00130/pos_dot</text:p>
      <text:p text:style-name="Preformatted_20_Text">data/structure/timestep_info/00130/postproc_cell/_read_as</text:p>
      <text:p text:style-name="Preformatted_20_Text">data/structure/timestep_info/00130/postproc_cell/coords_a</text:p>
      <text:p text:style-name="Preformatted_20_Text">data/structure/timestep_info/00130/postproc_cell/loads</text:p>
      <text:p text:style-name="Preformatted_20_Text">data/structure/timestep_info/00130/postproc_cell/strain</text:p>
      <text:p text:style-name="Preformatted_20_Text">data/structure/timestep_info/00130/postproc_node/_read_as</text:p>
      <text:p text:style-name="Preformatted_20_Text">data/structure/timestep_info/00130/postproc_node/aero_steady_forces</text:p>
      <text:p text:style-name="Preformatted_20_Text">data/structure/timestep_info/00130/postproc_node/aero_unsteady_forces</text:p>
      <text:p text:style-name="Preformatted_20_Text">data/structure/timestep_info/00130/psi</text:p>
      <text:p text:style-name="Preformatted_20_Text">data/structure/timestep_info/00130/psi_ddot</text:p>
      <text:p text:style-name="Preformatted_20_Text">data/structure/timestep_info/00130/psi_dot</text:p>
      <text:p text:style-name="Preformatted_20_Text">data/structure/timestep_info/00130/psi_dot_local</text:p>
      <text:p text:style-name="Preformatted_20_Text">data/structure/timestep_info/00130/psi_local</text:p>
      <text:p text:style-name="Preformatted_20_Text">data/structure/timestep_info/00130/q</text:p>
      <text:p text:style-name="Preformatted_20_Text">data/structure/timestep_info/00130/quat</text:p>
      <text:p text:style-name="Preformatted_20_Text">data/structure/timestep_info/00130/runtime_steady_forces</text:p>
      <text:p text:style-name="Preformatted_20_Text">data/structure/timestep_info/00130/runtime_unsteady_forces</text:p>
      <text:p text:style-name="Preformatted_20_Text">data/structure/timestep_info/00130/steady_applied_forces</text:p>
      <text:p text:style-name="Preformatted_20_Text">data/structure/timestep_info/00130/total_forces</text:p>
      <text:p text:style-name="Preformatted_20_Text">data/structure/timestep_info/00130/total_gravity_forces</text:p>
      <text:p text:style-name="Preformatted_20_Text">data/structure/timestep_info/00130/unsteady_applied_forces</text:p>
      <text:p text:style-name="Preformatted_20_Text">data/structure/timestep_info/00131/_read_as</text:p>
      <text:p text:style-name="Preformatted_20_Text">data/structure/timestep_info/00131/dqddt</text:p>
      <text:p text:style-name="Preformatted_20_Text">data/structure/timestep_info/00131/dqdt</text:p>
      <text:p text:style-name="Preformatted_20_Text">data/structure/timestep_info/00131/for_acc</text:p>
      <text:p text:style-name="Preformatted_20_Text">data/structure/timestep_info/00131/for_pos</text:p>
      <text:p text:style-name="Preformatted_20_Text">data/structure/timestep_info/00131/for_vel</text:p>
      <text:p text:style-name="Preformatted_20_Text">data/structure/timestep_info/00131/forces_constraints_FoR</text:p>
      <text:p text:style-name="Preformatted_20_Text">data/structure/timestep_info/00131/forces_constraints_nodes</text:p>
      <text:p text:style-name="Preformatted_20_Text">data/structure/timestep_info/00131/gravity_forces</text:p>
      <text:p text:style-name="Preformatted_20_Text">data/structure/timestep_info/00131/in_global_AFoR</text:p>
      <text:p text:style-name="Preformatted_20_Text">data/structure/timestep_info/00131/mb_FoR_acc</text:p>
      <text:p text:style-name="Preformatted_20_Text">data/structure/timestep_info/00131/mb_FoR_pos</text:p>
      <text:p text:style-name="Preformatted_20_Text">data/structure/timestep_info/00131/mb_FoR_vel</text:p>
      <text:p text:style-name="Preformatted_20_Text"><text:soft-page-break/>data/structure/timestep_info/00131/mb_dict</text:p>
      <text:p text:style-name="Preformatted_20_Text">data/structure/timestep_info/00131/mb_dquatdt</text:p>
      <text:p text:style-name="Preformatted_20_Text">data/structure/timestep_info/00131/mb_quat</text:p>
      <text:p text:style-name="Preformatted_20_Text">data/structure/timestep_info/00131/num_elem</text:p>
      <text:p text:style-name="Preformatted_20_Text">data/structure/timestep_info/00131/num_node</text:p>
      <text:p text:style-name="Preformatted_20_Text">data/structure/timestep_info/00131/num_node_elem</text:p>
      <text:p text:style-name="Preformatted_20_Text">data/structure/timestep_info/00131/pos</text:p>
      <text:p text:style-name="Preformatted_20_Text">data/structure/timestep_info/00131/pos_ddot</text:p>
      <text:p text:style-name="Preformatted_20_Text">data/structure/timestep_info/00131/pos_dot</text:p>
      <text:p text:style-name="Preformatted_20_Text">data/structure/timestep_info/00131/postproc_cell/_read_as</text:p>
      <text:p text:style-name="Preformatted_20_Text">data/structure/timestep_info/00131/postproc_cell/coords_a</text:p>
      <text:p text:style-name="Preformatted_20_Text">data/structure/timestep_info/00131/postproc_cell/loads</text:p>
      <text:p text:style-name="Preformatted_20_Text">data/structure/timestep_info/00131/postproc_cell/strain</text:p>
      <text:p text:style-name="Preformatted_20_Text">data/structure/timestep_info/00131/postproc_node/_read_as</text:p>
      <text:p text:style-name="Preformatted_20_Text">data/structure/timestep_info/00131/postproc_node/aero_steady_forces</text:p>
      <text:p text:style-name="Preformatted_20_Text">data/structure/timestep_info/00131/postproc_node/aero_unsteady_forces</text:p>
      <text:p text:style-name="Preformatted_20_Text">data/structure/timestep_info/00131/psi</text:p>
      <text:p text:style-name="Preformatted_20_Text">data/structure/timestep_info/00131/psi_ddot</text:p>
      <text:p text:style-name="Preformatted_20_Text">data/structure/timestep_info/00131/psi_dot</text:p>
      <text:p text:style-name="Preformatted_20_Text">data/structure/timestep_info/00131/psi_dot_local</text:p>
      <text:p text:style-name="Preformatted_20_Text">data/structure/timestep_info/00131/psi_local</text:p>
      <text:p text:style-name="Preformatted_20_Text">data/structure/timestep_info/00131/q</text:p>
      <text:p text:style-name="Preformatted_20_Text">data/structure/timestep_info/00131/quat</text:p>
      <text:p text:style-name="Preformatted_20_Text">data/structure/timestep_info/00131/runtime_steady_forces</text:p>
      <text:p text:style-name="Preformatted_20_Text">data/structure/timestep_info/00131/runtime_unsteady_forces</text:p>
      <text:p text:style-name="Preformatted_20_Text">data/structure/timestep_info/00131/steady_applied_forces</text:p>
      <text:p text:style-name="Preformatted_20_Text">data/structure/timestep_info/00131/total_forces</text:p>
      <text:p text:style-name="Preformatted_20_Text">data/structure/timestep_info/00131/total_gravity_forces</text:p>
      <text:p text:style-name="Preformatted_20_Text">data/structure/timestep_info/00131/unsteady_applied_forces</text:p>
      <text:p text:style-name="Preformatted_20_Text">data/structure/timestep_info/00132/_read_as</text:p>
      <text:p text:style-name="Preformatted_20_Text">data/structure/timestep_info/00132/dqddt</text:p>
      <text:p text:style-name="Preformatted_20_Text">data/structure/timestep_info/00132/dqdt</text:p>
      <text:p text:style-name="Preformatted_20_Text">data/structure/timestep_info/00132/for_acc</text:p>
      <text:p text:style-name="Preformatted_20_Text">data/structure/timestep_info/00132/for_pos</text:p>
      <text:p text:style-name="Preformatted_20_Text">data/structure/timestep_info/00132/for_vel</text:p>
      <text:p text:style-name="Preformatted_20_Text">data/structure/timestep_info/00132/forces_constraints_FoR</text:p>
      <text:p text:style-name="Preformatted_20_Text">data/structure/timestep_info/00132/forces_constraints_nodes</text:p>
      <text:p text:style-name="Preformatted_20_Text">data/structure/timestep_info/00132/gravity_forces</text:p>
      <text:p text:style-name="Preformatted_20_Text">data/structure/timestep_info/00132/in_global_AFoR</text:p>
      <text:p text:style-name="Preformatted_20_Text">data/structure/timestep_info/00132/mb_FoR_acc</text:p>
      <text:p text:style-name="Preformatted_20_Text">data/structure/timestep_info/00132/mb_FoR_pos</text:p>
      <text:p text:style-name="Preformatted_20_Text">data/structure/timestep_info/00132/mb_FoR_vel</text:p>
      <text:p text:style-name="Preformatted_20_Text">data/structure/timestep_info/00132/mb_dict</text:p>
      <text:p text:style-name="Preformatted_20_Text">data/structure/timestep_info/00132/mb_dquatdt</text:p>
      <text:p text:style-name="Preformatted_20_Text">data/structure/timestep_info/00132/mb_quat</text:p>
      <text:p text:style-name="Preformatted_20_Text">data/structure/timestep_info/00132/num_elem</text:p>
      <text:p text:style-name="Preformatted_20_Text">data/structure/timestep_info/00132/num_node</text:p>
      <text:p text:style-name="Preformatted_20_Text">data/structure/timestep_info/00132/num_node_elem</text:p>
      <text:p text:style-name="Preformatted_20_Text">data/structure/timestep_info/00132/pos</text:p>
      <text:p text:style-name="Preformatted_20_Text">data/structure/timestep_info/00132/pos_ddot</text:p>
      <text:p text:style-name="Preformatted_20_Text">data/structure/timestep_info/00132/pos_dot</text:p>
      <text:p text:style-name="Preformatted_20_Text">data/structure/timestep_info/00132/postproc_cell/_read_as</text:p>
      <text:p text:style-name="Preformatted_20_Text">data/structure/timestep_info/00132/postproc_cell/coords_a</text:p>
      <text:p text:style-name="Preformatted_20_Text">data/structure/timestep_info/00132/postproc_cell/loads</text:p>
      <text:p text:style-name="Preformatted_20_Text">data/structure/timestep_info/00132/postproc_cell/strain</text:p>
      <text:p text:style-name="Preformatted_20_Text">data/structure/timestep_info/00132/postproc_node/_read_as</text:p>
      <text:p text:style-name="Preformatted_20_Text">data/structure/timestep_info/00132/postproc_node/aero_steady_forces</text:p>
      <text:p text:style-name="Preformatted_20_Text">data/structure/timestep_info/00132/postproc_node/aero_unsteady_forces</text:p>
      <text:p text:style-name="Preformatted_20_Text">data/structure/timestep_info/00132/psi</text:p>
      <text:p text:style-name="Preformatted_20_Text">data/structure/timestep_info/00132/psi_ddot</text:p>
      <text:p text:style-name="Preformatted_20_Text">data/structure/timestep_info/00132/psi_dot</text:p>
      <text:p text:style-name="Preformatted_20_Text">data/structure/timestep_info/00132/psi_dot_local</text:p>
      <text:p text:style-name="Preformatted_20_Text">data/structure/timestep_info/00132/psi_local</text:p>
      <text:p text:style-name="Preformatted_20_Text">data/structure/timestep_info/00132/q</text:p>
      <text:p text:style-name="Preformatted_20_Text"><text:soft-page-break/>data/structure/timestep_info/00132/quat</text:p>
      <text:p text:style-name="Preformatted_20_Text">data/structure/timestep_info/00132/runtime_steady_forces</text:p>
      <text:p text:style-name="Preformatted_20_Text">data/structure/timestep_info/00132/runtime_unsteady_forces</text:p>
      <text:p text:style-name="Preformatted_20_Text">data/structure/timestep_info/00132/steady_applied_forces</text:p>
      <text:p text:style-name="Preformatted_20_Text">data/structure/timestep_info/00132/total_forces</text:p>
      <text:p text:style-name="Preformatted_20_Text">data/structure/timestep_info/00132/total_gravity_forces</text:p>
      <text:p text:style-name="Preformatted_20_Text">data/structure/timestep_info/00132/unsteady_applied_forces</text:p>
      <text:p text:style-name="Preformatted_20_Text">data/structure/timestep_info/00133/_read_as</text:p>
      <text:p text:style-name="Preformatted_20_Text">data/structure/timestep_info/00133/dqddt</text:p>
      <text:p text:style-name="Preformatted_20_Text">data/structure/timestep_info/00133/dqdt</text:p>
      <text:p text:style-name="Preformatted_20_Text">data/structure/timestep_info/00133/for_acc</text:p>
      <text:p text:style-name="Preformatted_20_Text">data/structure/timestep_info/00133/for_pos</text:p>
      <text:p text:style-name="Preformatted_20_Text">data/structure/timestep_info/00133/for_vel</text:p>
      <text:p text:style-name="Preformatted_20_Text">data/structure/timestep_info/00133/forces_constraints_FoR</text:p>
      <text:p text:style-name="Preformatted_20_Text">data/structure/timestep_info/00133/forces_constraints_nodes</text:p>
      <text:p text:style-name="Preformatted_20_Text">data/structure/timestep_info/00133/gravity_forces</text:p>
      <text:p text:style-name="Preformatted_20_Text">data/structure/timestep_info/00133/in_global_AFoR</text:p>
      <text:p text:style-name="Preformatted_20_Text">data/structure/timestep_info/00133/mb_FoR_acc</text:p>
      <text:p text:style-name="Preformatted_20_Text">data/structure/timestep_info/00133/mb_FoR_pos</text:p>
      <text:p text:style-name="Preformatted_20_Text">data/structure/timestep_info/00133/mb_FoR_vel</text:p>
      <text:p text:style-name="Preformatted_20_Text">data/structure/timestep_info/00133/mb_dict</text:p>
      <text:p text:style-name="Preformatted_20_Text">data/structure/timestep_info/00133/mb_dquatdt</text:p>
      <text:p text:style-name="Preformatted_20_Text">data/structure/timestep_info/00133/mb_quat</text:p>
      <text:p text:style-name="Preformatted_20_Text">data/structure/timestep_info/00133/num_elem</text:p>
      <text:p text:style-name="Preformatted_20_Text">data/structure/timestep_info/00133/num_node</text:p>
      <text:p text:style-name="Preformatted_20_Text">data/structure/timestep_info/00133/num_node_elem</text:p>
      <text:p text:style-name="Preformatted_20_Text">data/structure/timestep_info/00133/pos</text:p>
      <text:p text:style-name="Preformatted_20_Text">data/structure/timestep_info/00133/pos_ddot</text:p>
      <text:p text:style-name="Preformatted_20_Text">data/structure/timestep_info/00133/pos_dot</text:p>
      <text:p text:style-name="Preformatted_20_Text">data/structure/timestep_info/00133/postproc_cell/_read_as</text:p>
      <text:p text:style-name="Preformatted_20_Text">data/structure/timestep_info/00133/postproc_cell/coords_a</text:p>
      <text:p text:style-name="Preformatted_20_Text">data/structure/timestep_info/00133/postproc_cell/loads</text:p>
      <text:p text:style-name="Preformatted_20_Text">data/structure/timestep_info/00133/postproc_cell/strain</text:p>
      <text:p text:style-name="Preformatted_20_Text">data/structure/timestep_info/00133/postproc_node/_read_as</text:p>
      <text:p text:style-name="Preformatted_20_Text">data/structure/timestep_info/00133/postproc_node/aero_steady_forces</text:p>
      <text:p text:style-name="Preformatted_20_Text">data/structure/timestep_info/00133/postproc_node/aero_unsteady_forces</text:p>
      <text:p text:style-name="Preformatted_20_Text">data/structure/timestep_info/00133/psi</text:p>
      <text:p text:style-name="Preformatted_20_Text">data/structure/timestep_info/00133/psi_ddot</text:p>
      <text:p text:style-name="Preformatted_20_Text">data/structure/timestep_info/00133/psi_dot</text:p>
      <text:p text:style-name="Preformatted_20_Text">data/structure/timestep_info/00133/psi_dot_local</text:p>
      <text:p text:style-name="Preformatted_20_Text">data/structure/timestep_info/00133/psi_local</text:p>
      <text:p text:style-name="Preformatted_20_Text">data/structure/timestep_info/00133/q</text:p>
      <text:p text:style-name="Preformatted_20_Text">data/structure/timestep_info/00133/quat</text:p>
      <text:p text:style-name="Preformatted_20_Text">data/structure/timestep_info/00133/runtime_steady_forces</text:p>
      <text:p text:style-name="Preformatted_20_Text">data/structure/timestep_info/00133/runtime_unsteady_forces</text:p>
      <text:p text:style-name="Preformatted_20_Text">data/structure/timestep_info/00133/steady_applied_forces</text:p>
      <text:p text:style-name="Preformatted_20_Text">data/structure/timestep_info/00133/total_forces</text:p>
      <text:p text:style-name="Preformatted_20_Text">data/structure/timestep_info/00133/total_gravity_forces</text:p>
      <text:p text:style-name="Preformatted_20_Text">data/structure/timestep_info/00133/unsteady_applied_forces</text:p>
      <text:p text:style-name="Preformatted_20_Text">data/structure/timestep_info/00134/_read_as</text:p>
      <text:p text:style-name="Preformatted_20_Text">data/structure/timestep_info/00134/dqddt</text:p>
      <text:p text:style-name="Preformatted_20_Text">data/structure/timestep_info/00134/dqdt</text:p>
      <text:p text:style-name="Preformatted_20_Text">data/structure/timestep_info/00134/for_acc</text:p>
      <text:p text:style-name="Preformatted_20_Text">data/structure/timestep_info/00134/for_pos</text:p>
      <text:p text:style-name="Preformatted_20_Text">data/structure/timestep_info/00134/for_vel</text:p>
      <text:p text:style-name="Preformatted_20_Text">data/structure/timestep_info/00134/forces_constraints_FoR</text:p>
      <text:p text:style-name="Preformatted_20_Text">data/structure/timestep_info/00134/forces_constraints_nodes</text:p>
      <text:p text:style-name="Preformatted_20_Text">data/structure/timestep_info/00134/gravity_forces</text:p>
      <text:p text:style-name="Preformatted_20_Text">data/structure/timestep_info/00134/in_global_AFoR</text:p>
      <text:p text:style-name="Preformatted_20_Text">data/structure/timestep_info/00134/mb_FoR_acc</text:p>
      <text:p text:style-name="Preformatted_20_Text">data/structure/timestep_info/00134/mb_FoR_pos</text:p>
      <text:p text:style-name="Preformatted_20_Text">data/structure/timestep_info/00134/mb_FoR_vel</text:p>
      <text:p text:style-name="Preformatted_20_Text">data/structure/timestep_info/00134/mb_dict</text:p>
      <text:p text:style-name="Preformatted_20_Text">data/structure/timestep_info/00134/mb_dquatdt</text:p>
      <text:p text:style-name="Preformatted_20_Text"><text:soft-page-break/>data/structure/timestep_info/00134/mb_quat</text:p>
      <text:p text:style-name="Preformatted_20_Text">data/structure/timestep_info/00134/num_elem</text:p>
      <text:p text:style-name="Preformatted_20_Text">data/structure/timestep_info/00134/num_node</text:p>
      <text:p text:style-name="Preformatted_20_Text">data/structure/timestep_info/00134/num_node_elem</text:p>
      <text:p text:style-name="Preformatted_20_Text">data/structure/timestep_info/00134/pos</text:p>
      <text:p text:style-name="Preformatted_20_Text">data/structure/timestep_info/00134/pos_ddot</text:p>
      <text:p text:style-name="Preformatted_20_Text">data/structure/timestep_info/00134/pos_dot</text:p>
      <text:p text:style-name="Preformatted_20_Text">data/structure/timestep_info/00134/postproc_cell/_read_as</text:p>
      <text:p text:style-name="Preformatted_20_Text">data/structure/timestep_info/00134/postproc_cell/coords_a</text:p>
      <text:p text:style-name="Preformatted_20_Text">data/structure/timestep_info/00134/postproc_cell/loads</text:p>
      <text:p text:style-name="Preformatted_20_Text">data/structure/timestep_info/00134/postproc_cell/strain</text:p>
      <text:p text:style-name="Preformatted_20_Text">data/structure/timestep_info/00134/postproc_node/_read_as</text:p>
      <text:p text:style-name="Preformatted_20_Text">data/structure/timestep_info/00134/postproc_node/aero_steady_forces</text:p>
      <text:p text:style-name="Preformatted_20_Text">data/structure/timestep_info/00134/postproc_node/aero_unsteady_forces</text:p>
      <text:p text:style-name="Preformatted_20_Text">data/structure/timestep_info/00134/psi</text:p>
      <text:p text:style-name="Preformatted_20_Text">data/structure/timestep_info/00134/psi_ddot</text:p>
      <text:p text:style-name="Preformatted_20_Text">data/structure/timestep_info/00134/psi_dot</text:p>
      <text:p text:style-name="Preformatted_20_Text">data/structure/timestep_info/00134/psi_dot_local</text:p>
      <text:p text:style-name="Preformatted_20_Text">data/structure/timestep_info/00134/psi_local</text:p>
      <text:p text:style-name="Preformatted_20_Text">data/structure/timestep_info/00134/q</text:p>
      <text:p text:style-name="Preformatted_20_Text">data/structure/timestep_info/00134/quat</text:p>
      <text:p text:style-name="Preformatted_20_Text">data/structure/timestep_info/00134/runtime_steady_forces</text:p>
      <text:p text:style-name="Preformatted_20_Text">data/structure/timestep_info/00134/runtime_unsteady_forces</text:p>
      <text:p text:style-name="Preformatted_20_Text">data/structure/timestep_info/00134/steady_applied_forces</text:p>
      <text:p text:style-name="Preformatted_20_Text">data/structure/timestep_info/00134/total_forces</text:p>
      <text:p text:style-name="Preformatted_20_Text">data/structure/timestep_info/00134/total_gravity_forces</text:p>
      <text:p text:style-name="Preformatted_20_Text">data/structure/timestep_info/00134/unsteady_applied_forces</text:p>
      <text:p text:style-name="Preformatted_20_Text">data/structure/timestep_info/00135/_read_as</text:p>
      <text:p text:style-name="Preformatted_20_Text">data/structure/timestep_info/00135/dqddt</text:p>
      <text:p text:style-name="Preformatted_20_Text">data/structure/timestep_info/00135/dqdt</text:p>
      <text:p text:style-name="Preformatted_20_Text">data/structure/timestep_info/00135/for_acc</text:p>
      <text:p text:style-name="Preformatted_20_Text">data/structure/timestep_info/00135/for_pos</text:p>
      <text:p text:style-name="Preformatted_20_Text">data/structure/timestep_info/00135/for_vel</text:p>
      <text:p text:style-name="Preformatted_20_Text">data/structure/timestep_info/00135/forces_constraints_FoR</text:p>
      <text:p text:style-name="Preformatted_20_Text">data/structure/timestep_info/00135/forces_constraints_nodes</text:p>
      <text:p text:style-name="Preformatted_20_Text">data/structure/timestep_info/00135/gravity_forces</text:p>
      <text:p text:style-name="Preformatted_20_Text">data/structure/timestep_info/00135/in_global_AFoR</text:p>
      <text:p text:style-name="Preformatted_20_Text">data/structure/timestep_info/00135/mb_FoR_acc</text:p>
      <text:p text:style-name="Preformatted_20_Text">data/structure/timestep_info/00135/mb_FoR_pos</text:p>
      <text:p text:style-name="Preformatted_20_Text">data/structure/timestep_info/00135/mb_FoR_vel</text:p>
      <text:p text:style-name="Preformatted_20_Text">data/structure/timestep_info/00135/mb_dict</text:p>
      <text:p text:style-name="Preformatted_20_Text">data/structure/timestep_info/00135/mb_dquatdt</text:p>
      <text:p text:style-name="Preformatted_20_Text">data/structure/timestep_info/00135/mb_quat</text:p>
      <text:p text:style-name="Preformatted_20_Text">data/structure/timestep_info/00135/num_elem</text:p>
      <text:p text:style-name="Preformatted_20_Text">data/structure/timestep_info/00135/num_node</text:p>
      <text:p text:style-name="Preformatted_20_Text">data/structure/timestep_info/00135/num_node_elem</text:p>
      <text:p text:style-name="Preformatted_20_Text">data/structure/timestep_info/00135/pos</text:p>
      <text:p text:style-name="Preformatted_20_Text">data/structure/timestep_info/00135/pos_ddot</text:p>
      <text:p text:style-name="Preformatted_20_Text">data/structure/timestep_info/00135/pos_dot</text:p>
      <text:p text:style-name="Preformatted_20_Text">data/structure/timestep_info/00135/postproc_cell/_read_as</text:p>
      <text:p text:style-name="Preformatted_20_Text">data/structure/timestep_info/00135/postproc_cell/coords_a</text:p>
      <text:p text:style-name="Preformatted_20_Text">data/structure/timestep_info/00135/postproc_cell/loads</text:p>
      <text:p text:style-name="Preformatted_20_Text">data/structure/timestep_info/00135/postproc_cell/strain</text:p>
      <text:p text:style-name="Preformatted_20_Text">data/structure/timestep_info/00135/postproc_node/_read_as</text:p>
      <text:p text:style-name="Preformatted_20_Text">data/structure/timestep_info/00135/postproc_node/aero_steady_forces</text:p>
      <text:p text:style-name="Preformatted_20_Text">data/structure/timestep_info/00135/postproc_node/aero_unsteady_forces</text:p>
      <text:p text:style-name="Preformatted_20_Text">data/structure/timestep_info/00135/psi</text:p>
      <text:p text:style-name="Preformatted_20_Text">data/structure/timestep_info/00135/psi_ddot</text:p>
      <text:p text:style-name="Preformatted_20_Text">data/structure/timestep_info/00135/psi_dot</text:p>
      <text:p text:style-name="Preformatted_20_Text">data/structure/timestep_info/00135/psi_dot_local</text:p>
      <text:p text:style-name="Preformatted_20_Text">data/structure/timestep_info/00135/psi_local</text:p>
      <text:p text:style-name="Preformatted_20_Text">data/structure/timestep_info/00135/q</text:p>
      <text:p text:style-name="Preformatted_20_Text">data/structure/timestep_info/00135/quat</text:p>
      <text:p text:style-name="Preformatted_20_Text">data/structure/timestep_info/00135/runtime_steady_forces</text:p>
      <text:p text:style-name="Preformatted_20_Text"><text:soft-page-break/>data/structure/timestep_info/00135/runtime_unsteady_forces</text:p>
      <text:p text:style-name="Preformatted_20_Text">data/structure/timestep_info/00135/steady_applied_forces</text:p>
      <text:p text:style-name="Preformatted_20_Text">data/structure/timestep_info/00135/total_forces</text:p>
      <text:p text:style-name="Preformatted_20_Text">data/structure/timestep_info/00135/total_gravity_forces</text:p>
      <text:p text:style-name="Preformatted_20_Text">data/structure/timestep_info/00135/unsteady_applied_forces</text:p>
      <text:p text:style-name="Preformatted_20_Text">data/structure/timestep_info/00136/_read_as</text:p>
      <text:p text:style-name="Preformatted_20_Text">data/structure/timestep_info/00136/dqddt</text:p>
      <text:p text:style-name="Preformatted_20_Text">data/structure/timestep_info/00136/dqdt</text:p>
      <text:p text:style-name="Preformatted_20_Text">data/structure/timestep_info/00136/for_acc</text:p>
      <text:p text:style-name="Preformatted_20_Text">data/structure/timestep_info/00136/for_pos</text:p>
      <text:p text:style-name="Preformatted_20_Text">data/structure/timestep_info/00136/for_vel</text:p>
      <text:p text:style-name="Preformatted_20_Text">data/structure/timestep_info/00136/forces_constraints_FoR</text:p>
      <text:p text:style-name="Preformatted_20_Text">data/structure/timestep_info/00136/forces_constraints_nodes</text:p>
      <text:p text:style-name="Preformatted_20_Text">data/structure/timestep_info/00136/gravity_forces</text:p>
      <text:p text:style-name="Preformatted_20_Text">data/structure/timestep_info/00136/in_global_AFoR</text:p>
      <text:p text:style-name="Preformatted_20_Text">data/structure/timestep_info/00136/mb_FoR_acc</text:p>
      <text:p text:style-name="Preformatted_20_Text">data/structure/timestep_info/00136/mb_FoR_pos</text:p>
      <text:p text:style-name="Preformatted_20_Text">data/structure/timestep_info/00136/mb_FoR_vel</text:p>
      <text:p text:style-name="Preformatted_20_Text">data/structure/timestep_info/00136/mb_dict</text:p>
      <text:p text:style-name="Preformatted_20_Text">data/structure/timestep_info/00136/mb_dquatdt</text:p>
      <text:p text:style-name="Preformatted_20_Text">data/structure/timestep_info/00136/mb_quat</text:p>
      <text:p text:style-name="Preformatted_20_Text">data/structure/timestep_info/00136/num_elem</text:p>
      <text:p text:style-name="Preformatted_20_Text">data/structure/timestep_info/00136/num_node</text:p>
      <text:p text:style-name="Preformatted_20_Text">data/structure/timestep_info/00136/num_node_elem</text:p>
      <text:p text:style-name="Preformatted_20_Text">data/structure/timestep_info/00136/pos</text:p>
      <text:p text:style-name="Preformatted_20_Text">data/structure/timestep_info/00136/pos_ddot</text:p>
      <text:p text:style-name="Preformatted_20_Text">data/structure/timestep_info/00136/pos_dot</text:p>
      <text:p text:style-name="Preformatted_20_Text">data/structure/timestep_info/00136/postproc_cell/_read_as</text:p>
      <text:p text:style-name="Preformatted_20_Text">data/structure/timestep_info/00136/postproc_cell/coords_a</text:p>
      <text:p text:style-name="Preformatted_20_Text">data/structure/timestep_info/00136/postproc_cell/loads</text:p>
      <text:p text:style-name="Preformatted_20_Text">data/structure/timestep_info/00136/postproc_cell/strain</text:p>
      <text:p text:style-name="Preformatted_20_Text">data/structure/timestep_info/00136/postproc_node/_read_as</text:p>
      <text:p text:style-name="Preformatted_20_Text">data/structure/timestep_info/00136/postproc_node/aero_steady_forces</text:p>
      <text:p text:style-name="Preformatted_20_Text">data/structure/timestep_info/00136/postproc_node/aero_unsteady_forces</text:p>
      <text:p text:style-name="Preformatted_20_Text">data/structure/timestep_info/00136/psi</text:p>
      <text:p text:style-name="Preformatted_20_Text">data/structure/timestep_info/00136/psi_ddot</text:p>
      <text:p text:style-name="Preformatted_20_Text">data/structure/timestep_info/00136/psi_dot</text:p>
      <text:p text:style-name="Preformatted_20_Text">data/structure/timestep_info/00136/psi_dot_local</text:p>
      <text:p text:style-name="Preformatted_20_Text">data/structure/timestep_info/00136/psi_local</text:p>
      <text:p text:style-name="Preformatted_20_Text">data/structure/timestep_info/00136/q</text:p>
      <text:p text:style-name="Preformatted_20_Text">data/structure/timestep_info/00136/quat</text:p>
      <text:p text:style-name="Preformatted_20_Text">data/structure/timestep_info/00136/runtime_steady_forces</text:p>
      <text:p text:style-name="Preformatted_20_Text">data/structure/timestep_info/00136/runtime_unsteady_forces</text:p>
      <text:p text:style-name="Preformatted_20_Text">data/structure/timestep_info/00136/steady_applied_forces</text:p>
      <text:p text:style-name="Preformatted_20_Text">data/structure/timestep_info/00136/total_forces</text:p>
      <text:p text:style-name="Preformatted_20_Text">data/structure/timestep_info/00136/total_gravity_forces</text:p>
      <text:p text:style-name="Preformatted_20_Text">data/structure/timestep_info/00136/unsteady_applied_forces</text:p>
      <text:p text:style-name="Preformatted_20_Text">data/structure/timestep_info/00137/_read_as</text:p>
      <text:p text:style-name="Preformatted_20_Text">data/structure/timestep_info/00137/dqddt</text:p>
      <text:p text:style-name="Preformatted_20_Text">data/structure/timestep_info/00137/dqdt</text:p>
      <text:p text:style-name="Preformatted_20_Text">data/structure/timestep_info/00137/for_acc</text:p>
      <text:p text:style-name="Preformatted_20_Text">data/structure/timestep_info/00137/for_pos</text:p>
      <text:p text:style-name="Preformatted_20_Text">data/structure/timestep_info/00137/for_vel</text:p>
      <text:p text:style-name="Preformatted_20_Text">data/structure/timestep_info/00137/forces_constraints_FoR</text:p>
      <text:p text:style-name="Preformatted_20_Text">data/structure/timestep_info/00137/forces_constraints_nodes</text:p>
      <text:p text:style-name="Preformatted_20_Text">data/structure/timestep_info/00137/gravity_forces</text:p>
      <text:p text:style-name="Preformatted_20_Text">data/structure/timestep_info/00137/in_global_AFoR</text:p>
      <text:p text:style-name="Preformatted_20_Text">data/structure/timestep_info/00137/mb_FoR_acc</text:p>
      <text:p text:style-name="Preformatted_20_Text">data/structure/timestep_info/00137/mb_FoR_pos</text:p>
      <text:p text:style-name="Preformatted_20_Text">data/structure/timestep_info/00137/mb_FoR_vel</text:p>
      <text:p text:style-name="Preformatted_20_Text">data/structure/timestep_info/00137/mb_dict</text:p>
      <text:p text:style-name="Preformatted_20_Text">data/structure/timestep_info/00137/mb_dquatdt</text:p>
      <text:p text:style-name="Preformatted_20_Text">data/structure/timestep_info/00137/mb_quat</text:p>
      <text:p text:style-name="Preformatted_20_Text">data/structure/timestep_info/00137/num_elem</text:p>
      <text:p text:style-name="Preformatted_20_Text"><text:soft-page-break/>data/structure/timestep_info/00137/num_node</text:p>
      <text:p text:style-name="Preformatted_20_Text">data/structure/timestep_info/00137/num_node_elem</text:p>
      <text:p text:style-name="Preformatted_20_Text">data/structure/timestep_info/00137/pos</text:p>
      <text:p text:style-name="Preformatted_20_Text">data/structure/timestep_info/00137/pos_ddot</text:p>
      <text:p text:style-name="Preformatted_20_Text">data/structure/timestep_info/00137/pos_dot</text:p>
      <text:p text:style-name="Preformatted_20_Text">data/structure/timestep_info/00137/postproc_cell/_read_as</text:p>
      <text:p text:style-name="Preformatted_20_Text">data/structure/timestep_info/00137/postproc_cell/coords_a</text:p>
      <text:p text:style-name="Preformatted_20_Text">data/structure/timestep_info/00137/postproc_cell/loads</text:p>
      <text:p text:style-name="Preformatted_20_Text">data/structure/timestep_info/00137/postproc_cell/strain</text:p>
      <text:p text:style-name="Preformatted_20_Text">data/structure/timestep_info/00137/postproc_node/_read_as</text:p>
      <text:p text:style-name="Preformatted_20_Text">data/structure/timestep_info/00137/postproc_node/aero_steady_forces</text:p>
      <text:p text:style-name="Preformatted_20_Text">data/structure/timestep_info/00137/postproc_node/aero_unsteady_forces</text:p>
      <text:p text:style-name="Preformatted_20_Text">data/structure/timestep_info/00137/psi</text:p>
      <text:p text:style-name="Preformatted_20_Text">data/structure/timestep_info/00137/psi_ddot</text:p>
      <text:p text:style-name="Preformatted_20_Text">data/structure/timestep_info/00137/psi_dot</text:p>
      <text:p text:style-name="Preformatted_20_Text">data/structure/timestep_info/00137/psi_dot_local</text:p>
      <text:p text:style-name="Preformatted_20_Text">data/structure/timestep_info/00137/psi_local</text:p>
      <text:p text:style-name="Preformatted_20_Text">data/structure/timestep_info/00137/q</text:p>
      <text:p text:style-name="Preformatted_20_Text">data/structure/timestep_info/00137/quat</text:p>
      <text:p text:style-name="Preformatted_20_Text">data/structure/timestep_info/00137/runtime_steady_forces</text:p>
      <text:p text:style-name="Preformatted_20_Text">data/structure/timestep_info/00137/runtime_unsteady_forces</text:p>
      <text:p text:style-name="Preformatted_20_Text">data/structure/timestep_info/00137/steady_applied_forces</text:p>
      <text:p text:style-name="Preformatted_20_Text">data/structure/timestep_info/00137/total_forces</text:p>
      <text:p text:style-name="Preformatted_20_Text">data/structure/timestep_info/00137/total_gravity_forces</text:p>
      <text:p text:style-name="Preformatted_20_Text">data/structure/timestep_info/00137/unsteady_applied_forces</text:p>
      <text:p text:style-name="Preformatted_20_Text">data/structure/timestep_info/00138/_read_as</text:p>
      <text:p text:style-name="Preformatted_20_Text">data/structure/timestep_info/00138/dqddt</text:p>
      <text:p text:style-name="Preformatted_20_Text">data/structure/timestep_info/00138/dqdt</text:p>
      <text:p text:style-name="Preformatted_20_Text">data/structure/timestep_info/00138/for_acc</text:p>
      <text:p text:style-name="Preformatted_20_Text">data/structure/timestep_info/00138/for_pos</text:p>
      <text:p text:style-name="Preformatted_20_Text">data/structure/timestep_info/00138/for_vel</text:p>
      <text:p text:style-name="Preformatted_20_Text">data/structure/timestep_info/00138/forces_constraints_FoR</text:p>
      <text:p text:style-name="Preformatted_20_Text">data/structure/timestep_info/00138/forces_constraints_nodes</text:p>
      <text:p text:style-name="Preformatted_20_Text">data/structure/timestep_info/00138/gravity_forces</text:p>
      <text:p text:style-name="Preformatted_20_Text">data/structure/timestep_info/00138/in_global_AFoR</text:p>
      <text:p text:style-name="Preformatted_20_Text">data/structure/timestep_info/00138/mb_FoR_acc</text:p>
      <text:p text:style-name="Preformatted_20_Text">data/structure/timestep_info/00138/mb_FoR_pos</text:p>
      <text:p text:style-name="Preformatted_20_Text">data/structure/timestep_info/00138/mb_FoR_vel</text:p>
      <text:p text:style-name="Preformatted_20_Text">data/structure/timestep_info/00138/mb_dict</text:p>
      <text:p text:style-name="Preformatted_20_Text">data/structure/timestep_info/00138/mb_dquatdt</text:p>
      <text:p text:style-name="Preformatted_20_Text">data/structure/timestep_info/00138/mb_quat</text:p>
      <text:p text:style-name="Preformatted_20_Text">data/structure/timestep_info/00138/num_elem</text:p>
      <text:p text:style-name="Preformatted_20_Text">data/structure/timestep_info/00138/num_node</text:p>
      <text:p text:style-name="Preformatted_20_Text">data/structure/timestep_info/00138/num_node_elem</text:p>
      <text:p text:style-name="Preformatted_20_Text">data/structure/timestep_info/00138/pos</text:p>
      <text:p text:style-name="Preformatted_20_Text">data/structure/timestep_info/00138/pos_ddot</text:p>
      <text:p text:style-name="Preformatted_20_Text">data/structure/timestep_info/00138/pos_dot</text:p>
      <text:p text:style-name="Preformatted_20_Text">data/structure/timestep_info/00138/postproc_cell/_read_as</text:p>
      <text:p text:style-name="Preformatted_20_Text">data/structure/timestep_info/00138/postproc_cell/coords_a</text:p>
      <text:p text:style-name="Preformatted_20_Text">data/structure/timestep_info/00138/postproc_cell/loads</text:p>
      <text:p text:style-name="Preformatted_20_Text">data/structure/timestep_info/00138/postproc_cell/strain</text:p>
      <text:p text:style-name="Preformatted_20_Text">data/structure/timestep_info/00138/postproc_node/_read_as</text:p>
      <text:p text:style-name="Preformatted_20_Text">data/structure/timestep_info/00138/postproc_node/aero_steady_forces</text:p>
      <text:p text:style-name="Preformatted_20_Text">data/structure/timestep_info/00138/postproc_node/aero_unsteady_forces</text:p>
      <text:p text:style-name="Preformatted_20_Text">data/structure/timestep_info/00138/psi</text:p>
      <text:p text:style-name="Preformatted_20_Text">data/structure/timestep_info/00138/psi_ddot</text:p>
      <text:p text:style-name="Preformatted_20_Text">data/structure/timestep_info/00138/psi_dot</text:p>
      <text:p text:style-name="Preformatted_20_Text">data/structure/timestep_info/00138/psi_dot_local</text:p>
      <text:p text:style-name="Preformatted_20_Text">data/structure/timestep_info/00138/psi_local</text:p>
      <text:p text:style-name="Preformatted_20_Text">data/structure/timestep_info/00138/q</text:p>
      <text:p text:style-name="Preformatted_20_Text">data/structure/timestep_info/00138/quat</text:p>
      <text:p text:style-name="Preformatted_20_Text">data/structure/timestep_info/00138/runtime_steady_forces</text:p>
      <text:p text:style-name="Preformatted_20_Text">data/structure/timestep_info/00138/runtime_unsteady_forces</text:p>
      <text:p text:style-name="Preformatted_20_Text">data/structure/timestep_info/00138/steady_applied_forces</text:p>
      <text:p text:style-name="Preformatted_20_Text"><text:soft-page-break/>data/structure/timestep_info/00138/total_forces</text:p>
      <text:p text:style-name="Preformatted_20_Text">data/structure/timestep_info/00138/total_gravity_forces</text:p>
      <text:p text:style-name="Preformatted_20_Text">data/structure/timestep_info/00138/unsteady_applied_forces</text:p>
      <text:p text:style-name="Preformatted_20_Text">data/structure/timestep_info/00139/_read_as</text:p>
      <text:p text:style-name="Preformatted_20_Text">data/structure/timestep_info/00139/dqddt</text:p>
      <text:p text:style-name="Preformatted_20_Text">data/structure/timestep_info/00139/dqdt</text:p>
      <text:p text:style-name="Preformatted_20_Text">data/structure/timestep_info/00139/for_acc</text:p>
      <text:p text:style-name="Preformatted_20_Text">data/structure/timestep_info/00139/for_pos</text:p>
      <text:p text:style-name="Preformatted_20_Text">data/structure/timestep_info/00139/for_vel</text:p>
      <text:p text:style-name="Preformatted_20_Text">data/structure/timestep_info/00139/forces_constraints_FoR</text:p>
      <text:p text:style-name="Preformatted_20_Text">data/structure/timestep_info/00139/forces_constraints_nodes</text:p>
      <text:p text:style-name="Preformatted_20_Text">data/structure/timestep_info/00139/gravity_forces</text:p>
      <text:p text:style-name="Preformatted_20_Text">data/structure/timestep_info/00139/in_global_AFoR</text:p>
      <text:p text:style-name="Preformatted_20_Text">data/structure/timestep_info/00139/mb_FoR_acc</text:p>
      <text:p text:style-name="Preformatted_20_Text">data/structure/timestep_info/00139/mb_FoR_pos</text:p>
      <text:p text:style-name="Preformatted_20_Text">data/structure/timestep_info/00139/mb_FoR_vel</text:p>
      <text:p text:style-name="Preformatted_20_Text">data/structure/timestep_info/00139/mb_dict</text:p>
      <text:p text:style-name="Preformatted_20_Text">data/structure/timestep_info/00139/mb_dquatdt</text:p>
      <text:p text:style-name="Preformatted_20_Text">data/structure/timestep_info/00139/mb_quat</text:p>
      <text:p text:style-name="Preformatted_20_Text">data/structure/timestep_info/00139/num_elem</text:p>
      <text:p text:style-name="Preformatted_20_Text">data/structure/timestep_info/00139/num_node</text:p>
      <text:p text:style-name="Preformatted_20_Text">data/structure/timestep_info/00139/num_node_elem</text:p>
      <text:p text:style-name="Preformatted_20_Text">data/structure/timestep_info/00139/pos</text:p>
      <text:p text:style-name="Preformatted_20_Text">data/structure/timestep_info/00139/pos_ddot</text:p>
      <text:p text:style-name="Preformatted_20_Text">data/structure/timestep_info/00139/pos_dot</text:p>
      <text:p text:style-name="Preformatted_20_Text">data/structure/timestep_info/00139/postproc_cell/_read_as</text:p>
      <text:p text:style-name="Preformatted_20_Text">data/structure/timestep_info/00139/postproc_cell/coords_a</text:p>
      <text:p text:style-name="Preformatted_20_Text">data/structure/timestep_info/00139/postproc_cell/loads</text:p>
      <text:p text:style-name="Preformatted_20_Text">data/structure/timestep_info/00139/postproc_cell/strain</text:p>
      <text:p text:style-name="Preformatted_20_Text">data/structure/timestep_info/00139/postproc_node/_read_as</text:p>
      <text:p text:style-name="Preformatted_20_Text">data/structure/timestep_info/00139/postproc_node/aero_steady_forces</text:p>
      <text:p text:style-name="Preformatted_20_Text">data/structure/timestep_info/00139/postproc_node/aero_unsteady_forces</text:p>
      <text:p text:style-name="Preformatted_20_Text">data/structure/timestep_info/00139/psi</text:p>
      <text:p text:style-name="Preformatted_20_Text">data/structure/timestep_info/00139/psi_ddot</text:p>
      <text:p text:style-name="Preformatted_20_Text">data/structure/timestep_info/00139/psi_dot</text:p>
      <text:p text:style-name="Preformatted_20_Text">data/structure/timestep_info/00139/psi_dot_local</text:p>
      <text:p text:style-name="Preformatted_20_Text">data/structure/timestep_info/00139/psi_local</text:p>
      <text:p text:style-name="Preformatted_20_Text">data/structure/timestep_info/00139/q</text:p>
      <text:p text:style-name="Preformatted_20_Text">data/structure/timestep_info/00139/quat</text:p>
      <text:p text:style-name="Preformatted_20_Text">data/structure/timestep_info/00139/runtime_steady_forces</text:p>
      <text:p text:style-name="Preformatted_20_Text">data/structure/timestep_info/00139/runtime_unsteady_forces</text:p>
      <text:p text:style-name="Preformatted_20_Text">data/structure/timestep_info/00139/steady_applied_forces</text:p>
      <text:p text:style-name="Preformatted_20_Text">data/structure/timestep_info/00139/total_forces</text:p>
      <text:p text:style-name="Preformatted_20_Text">data/structure/timestep_info/00139/total_gravity_forces</text:p>
      <text:p text:style-name="Preformatted_20_Text">data/structure/timestep_info/00139/unsteady_applied_forces</text:p>
      <text:p text:style-name="Preformatted_20_Text">data/structure/timestep_info/00140/_read_as</text:p>
      <text:p text:style-name="Preformatted_20_Text">data/structure/timestep_info/00140/dqddt</text:p>
      <text:p text:style-name="Preformatted_20_Text">data/structure/timestep_info/00140/dqdt</text:p>
      <text:p text:style-name="Preformatted_20_Text">data/structure/timestep_info/00140/for_acc</text:p>
      <text:p text:style-name="Preformatted_20_Text">data/structure/timestep_info/00140/for_pos</text:p>
      <text:p text:style-name="Preformatted_20_Text">data/structure/timestep_info/00140/for_vel</text:p>
      <text:p text:style-name="Preformatted_20_Text">data/structure/timestep_info/00140/forces_constraints_FoR</text:p>
      <text:p text:style-name="Preformatted_20_Text">data/structure/timestep_info/00140/forces_constraints_nodes</text:p>
      <text:p text:style-name="Preformatted_20_Text">data/structure/timestep_info/00140/gravity_forces</text:p>
      <text:p text:style-name="Preformatted_20_Text">data/structure/timestep_info/00140/in_global_AFoR</text:p>
      <text:p text:style-name="Preformatted_20_Text">data/structure/timestep_info/00140/mb_FoR_acc</text:p>
      <text:p text:style-name="Preformatted_20_Text">data/structure/timestep_info/00140/mb_FoR_pos</text:p>
      <text:p text:style-name="Preformatted_20_Text">data/structure/timestep_info/00140/mb_FoR_vel</text:p>
      <text:p text:style-name="Preformatted_20_Text">data/structure/timestep_info/00140/mb_dict</text:p>
      <text:p text:style-name="Preformatted_20_Text">data/structure/timestep_info/00140/mb_dquatdt</text:p>
      <text:p text:style-name="Preformatted_20_Text">data/structure/timestep_info/00140/mb_quat</text:p>
      <text:p text:style-name="Preformatted_20_Text">data/structure/timestep_info/00140/num_elem</text:p>
      <text:p text:style-name="Preformatted_20_Text">data/structure/timestep_info/00140/num_node</text:p>
      <text:p text:style-name="Preformatted_20_Text">data/structure/timestep_info/00140/num_node_elem</text:p>
      <text:p text:style-name="Preformatted_20_Text"><text:soft-page-break/>data/structure/timestep_info/00140/pos</text:p>
      <text:p text:style-name="Preformatted_20_Text">data/structure/timestep_info/00140/pos_ddot</text:p>
      <text:p text:style-name="Preformatted_20_Text">data/structure/timestep_info/00140/pos_dot</text:p>
      <text:p text:style-name="Preformatted_20_Text">data/structure/timestep_info/00140/postproc_cell/_read_as</text:p>
      <text:p text:style-name="Preformatted_20_Text">data/structure/timestep_info/00140/postproc_cell/coords_a</text:p>
      <text:p text:style-name="Preformatted_20_Text">data/structure/timestep_info/00140/postproc_cell/loads</text:p>
      <text:p text:style-name="Preformatted_20_Text">data/structure/timestep_info/00140/postproc_cell/strain</text:p>
      <text:p text:style-name="Preformatted_20_Text">data/structure/timestep_info/00140/postproc_node/_read_as</text:p>
      <text:p text:style-name="Preformatted_20_Text">data/structure/timestep_info/00140/postproc_node/aero_steady_forces</text:p>
      <text:p text:style-name="Preformatted_20_Text">data/structure/timestep_info/00140/postproc_node/aero_unsteady_forces</text:p>
      <text:p text:style-name="Preformatted_20_Text">data/structure/timestep_info/00140/psi</text:p>
      <text:p text:style-name="Preformatted_20_Text">data/structure/timestep_info/00140/psi_ddot</text:p>
      <text:p text:style-name="Preformatted_20_Text">data/structure/timestep_info/00140/psi_dot</text:p>
      <text:p text:style-name="Preformatted_20_Text">data/structure/timestep_info/00140/psi_dot_local</text:p>
      <text:p text:style-name="Preformatted_20_Text">data/structure/timestep_info/00140/psi_local</text:p>
      <text:p text:style-name="Preformatted_20_Text">data/structure/timestep_info/00140/q</text:p>
      <text:p text:style-name="Preformatted_20_Text">data/structure/timestep_info/00140/quat</text:p>
      <text:p text:style-name="Preformatted_20_Text">data/structure/timestep_info/00140/runtime_steady_forces</text:p>
      <text:p text:style-name="Preformatted_20_Text">data/structure/timestep_info/00140/runtime_unsteady_forces</text:p>
      <text:p text:style-name="Preformatted_20_Text">data/structure/timestep_info/00140/steady_applied_forces</text:p>
      <text:p text:style-name="Preformatted_20_Text">data/structure/timestep_info/00140/total_forces</text:p>
      <text:p text:style-name="Preformatted_20_Text">data/structure/timestep_info/00140/total_gravity_forces</text:p>
      <text:p text:style-name="Preformatted_20_Text">data/structure/timestep_info/00140/unsteady_applied_forces</text:p>
      <text:p text:style-name="Preformatted_20_Text">data/structure/timestep_info/00141/_read_as</text:p>
      <text:p text:style-name="Preformatted_20_Text">data/structure/timestep_info/00141/dqddt</text:p>
      <text:p text:style-name="Preformatted_20_Text">data/structure/timestep_info/00141/dqdt</text:p>
      <text:p text:style-name="Preformatted_20_Text">data/structure/timestep_info/00141/for_acc</text:p>
      <text:p text:style-name="Preformatted_20_Text">data/structure/timestep_info/00141/for_pos</text:p>
      <text:p text:style-name="Preformatted_20_Text">data/structure/timestep_info/00141/for_vel</text:p>
      <text:p text:style-name="Preformatted_20_Text">data/structure/timestep_info/00141/forces_constraints_FoR</text:p>
      <text:p text:style-name="Preformatted_20_Text">data/structure/timestep_info/00141/forces_constraints_nodes</text:p>
      <text:p text:style-name="Preformatted_20_Text">data/structure/timestep_info/00141/gravity_forces</text:p>
      <text:p text:style-name="Preformatted_20_Text">data/structure/timestep_info/00141/in_global_AFoR</text:p>
      <text:p text:style-name="Preformatted_20_Text">data/structure/timestep_info/00141/mb_FoR_acc</text:p>
      <text:p text:style-name="Preformatted_20_Text">data/structure/timestep_info/00141/mb_FoR_pos</text:p>
      <text:p text:style-name="Preformatted_20_Text">data/structure/timestep_info/00141/mb_FoR_vel</text:p>
      <text:p text:style-name="Preformatted_20_Text">data/structure/timestep_info/00141/mb_dict</text:p>
      <text:p text:style-name="Preformatted_20_Text">data/structure/timestep_info/00141/mb_dquatdt</text:p>
      <text:p text:style-name="Preformatted_20_Text">data/structure/timestep_info/00141/mb_quat</text:p>
      <text:p text:style-name="Preformatted_20_Text">data/structure/timestep_info/00141/num_elem</text:p>
      <text:p text:style-name="Preformatted_20_Text">data/structure/timestep_info/00141/num_node</text:p>
      <text:p text:style-name="Preformatted_20_Text">data/structure/timestep_info/00141/num_node_elem</text:p>
      <text:p text:style-name="Preformatted_20_Text">data/structure/timestep_info/00141/pos</text:p>
      <text:p text:style-name="Preformatted_20_Text">data/structure/timestep_info/00141/pos_ddot</text:p>
      <text:p text:style-name="Preformatted_20_Text">data/structure/timestep_info/00141/pos_dot</text:p>
      <text:p text:style-name="Preformatted_20_Text">data/structure/timestep_info/00141/postproc_cell/_read_as</text:p>
      <text:p text:style-name="Preformatted_20_Text">data/structure/timestep_info/00141/postproc_cell/coords_a</text:p>
      <text:p text:style-name="Preformatted_20_Text">data/structure/timestep_info/00141/postproc_cell/loads</text:p>
      <text:p text:style-name="Preformatted_20_Text">data/structure/timestep_info/00141/postproc_cell/strain</text:p>
      <text:p text:style-name="Preformatted_20_Text">data/structure/timestep_info/00141/postproc_node/_read_as</text:p>
      <text:p text:style-name="Preformatted_20_Text">data/structure/timestep_info/00141/postproc_node/aero_steady_forces</text:p>
      <text:p text:style-name="Preformatted_20_Text">data/structure/timestep_info/00141/postproc_node/aero_unsteady_forces</text:p>
      <text:p text:style-name="Preformatted_20_Text">data/structure/timestep_info/00141/psi</text:p>
      <text:p text:style-name="Preformatted_20_Text">data/structure/timestep_info/00141/psi_ddot</text:p>
      <text:p text:style-name="Preformatted_20_Text">data/structure/timestep_info/00141/psi_dot</text:p>
      <text:p text:style-name="Preformatted_20_Text">data/structure/timestep_info/00141/psi_dot_local</text:p>
      <text:p text:style-name="Preformatted_20_Text">data/structure/timestep_info/00141/psi_local</text:p>
      <text:p text:style-name="Preformatted_20_Text">data/structure/timestep_info/00141/q</text:p>
      <text:p text:style-name="Preformatted_20_Text">data/structure/timestep_info/00141/quat</text:p>
      <text:p text:style-name="Preformatted_20_Text">data/structure/timestep_info/00141/runtime_steady_forces</text:p>
      <text:p text:style-name="Preformatted_20_Text">data/structure/timestep_info/00141/runtime_unsteady_forces</text:p>
      <text:p text:style-name="Preformatted_20_Text">data/structure/timestep_info/00141/steady_applied_forces</text:p>
      <text:p text:style-name="Preformatted_20_Text">data/structure/timestep_info/00141/total_forces</text:p>
      <text:p text:style-name="Preformatted_20_Text">data/structure/timestep_info/00141/total_gravity_forces</text:p>
      <text:p text:style-name="Preformatted_20_Text"><text:soft-page-break/>data/structure/timestep_info/00141/unsteady_applied_forces</text:p>
      <text:p text:style-name="Preformatted_20_Text">data/structure/timestep_info/00142/_read_as</text:p>
      <text:p text:style-name="Preformatted_20_Text">data/structure/timestep_info/00142/dqddt</text:p>
      <text:p text:style-name="Preformatted_20_Text">data/structure/timestep_info/00142/dqdt</text:p>
      <text:p text:style-name="Preformatted_20_Text">data/structure/timestep_info/00142/for_acc</text:p>
      <text:p text:style-name="Preformatted_20_Text">data/structure/timestep_info/00142/for_pos</text:p>
      <text:p text:style-name="Preformatted_20_Text">data/structure/timestep_info/00142/for_vel</text:p>
      <text:p text:style-name="Preformatted_20_Text">data/structure/timestep_info/00142/forces_constraints_FoR</text:p>
      <text:p text:style-name="Preformatted_20_Text">data/structure/timestep_info/00142/forces_constraints_nodes</text:p>
      <text:p text:style-name="Preformatted_20_Text">data/structure/timestep_info/00142/gravity_forces</text:p>
      <text:p text:style-name="Preformatted_20_Text">data/structure/timestep_info/00142/in_global_AFoR</text:p>
      <text:p text:style-name="Preformatted_20_Text">data/structure/timestep_info/00142/mb_FoR_acc</text:p>
      <text:p text:style-name="Preformatted_20_Text">data/structure/timestep_info/00142/mb_FoR_pos</text:p>
      <text:p text:style-name="Preformatted_20_Text">data/structure/timestep_info/00142/mb_FoR_vel</text:p>
      <text:p text:style-name="Preformatted_20_Text">data/structure/timestep_info/00142/mb_dict</text:p>
      <text:p text:style-name="Preformatted_20_Text">data/structure/timestep_info/00142/mb_dquatdt</text:p>
      <text:p text:style-name="Preformatted_20_Text">data/structure/timestep_info/00142/mb_quat</text:p>
      <text:p text:style-name="Preformatted_20_Text">data/structure/timestep_info/00142/num_elem</text:p>
      <text:p text:style-name="Preformatted_20_Text">data/structure/timestep_info/00142/num_node</text:p>
      <text:p text:style-name="Preformatted_20_Text">data/structure/timestep_info/00142/num_node_elem</text:p>
      <text:p text:style-name="Preformatted_20_Text">data/structure/timestep_info/00142/pos</text:p>
      <text:p text:style-name="Preformatted_20_Text">data/structure/timestep_info/00142/pos_ddot</text:p>
      <text:p text:style-name="Preformatted_20_Text">data/structure/timestep_info/00142/pos_dot</text:p>
      <text:p text:style-name="Preformatted_20_Text">data/structure/timestep_info/00142/postproc_cell/_read_as</text:p>
      <text:p text:style-name="Preformatted_20_Text">data/structure/timestep_info/00142/postproc_cell/coords_a</text:p>
      <text:p text:style-name="Preformatted_20_Text">data/structure/timestep_info/00142/postproc_cell/loads</text:p>
      <text:p text:style-name="Preformatted_20_Text">data/structure/timestep_info/00142/postproc_cell/strain</text:p>
      <text:p text:style-name="Preformatted_20_Text">data/structure/timestep_info/00142/postproc_node/_read_as</text:p>
      <text:p text:style-name="Preformatted_20_Text">data/structure/timestep_info/00142/postproc_node/aero_steady_forces</text:p>
      <text:p text:style-name="Preformatted_20_Text">data/structure/timestep_info/00142/postproc_node/aero_unsteady_forces</text:p>
      <text:p text:style-name="Preformatted_20_Text">data/structure/timestep_info/00142/psi</text:p>
      <text:p text:style-name="Preformatted_20_Text">data/structure/timestep_info/00142/psi_ddot</text:p>
      <text:p text:style-name="Preformatted_20_Text">data/structure/timestep_info/00142/psi_dot</text:p>
      <text:p text:style-name="Preformatted_20_Text">data/structure/timestep_info/00142/psi_dot_local</text:p>
      <text:p text:style-name="Preformatted_20_Text">data/structure/timestep_info/00142/psi_local</text:p>
      <text:p text:style-name="Preformatted_20_Text">data/structure/timestep_info/00142/q</text:p>
      <text:p text:style-name="Preformatted_20_Text">data/structure/timestep_info/00142/quat</text:p>
      <text:p text:style-name="Preformatted_20_Text">data/structure/timestep_info/00142/runtime_steady_forces</text:p>
      <text:p text:style-name="Preformatted_20_Text">data/structure/timestep_info/00142/runtime_unsteady_forces</text:p>
      <text:p text:style-name="Preformatted_20_Text">data/structure/timestep_info/00142/steady_applied_forces</text:p>
      <text:p text:style-name="Preformatted_20_Text">data/structure/timestep_info/00142/total_forces</text:p>
      <text:p text:style-name="Preformatted_20_Text">data/structure/timestep_info/00142/total_gravity_forces</text:p>
      <text:p text:style-name="Preformatted_20_Text">data/structure/timestep_info/00142/unsteady_applied_forces</text:p>
      <text:p text:style-name="Preformatted_20_Text">data/structure/timestep_info/00143/_read_as</text:p>
      <text:p text:style-name="Preformatted_20_Text">data/structure/timestep_info/00143/dqddt</text:p>
      <text:p text:style-name="Preformatted_20_Text">data/structure/timestep_info/00143/dqdt</text:p>
      <text:p text:style-name="Preformatted_20_Text">data/structure/timestep_info/00143/for_acc</text:p>
      <text:p text:style-name="Preformatted_20_Text">data/structure/timestep_info/00143/for_pos</text:p>
      <text:p text:style-name="Preformatted_20_Text">data/structure/timestep_info/00143/for_vel</text:p>
      <text:p text:style-name="Preformatted_20_Text">data/structure/timestep_info/00143/forces_constraints_FoR</text:p>
      <text:p text:style-name="Preformatted_20_Text">data/structure/timestep_info/00143/forces_constraints_nodes</text:p>
      <text:p text:style-name="Preformatted_20_Text">data/structure/timestep_info/00143/gravity_forces</text:p>
      <text:p text:style-name="Preformatted_20_Text">data/structure/timestep_info/00143/in_global_AFoR</text:p>
      <text:p text:style-name="Preformatted_20_Text">data/structure/timestep_info/00143/mb_FoR_acc</text:p>
      <text:p text:style-name="Preformatted_20_Text">data/structure/timestep_info/00143/mb_FoR_pos</text:p>
      <text:p text:style-name="Preformatted_20_Text">data/structure/timestep_info/00143/mb_FoR_vel</text:p>
      <text:p text:style-name="Preformatted_20_Text">data/structure/timestep_info/00143/mb_dict</text:p>
      <text:p text:style-name="Preformatted_20_Text">data/structure/timestep_info/00143/mb_dquatdt</text:p>
      <text:p text:style-name="Preformatted_20_Text">data/structure/timestep_info/00143/mb_quat</text:p>
      <text:p text:style-name="Preformatted_20_Text">data/structure/timestep_info/00143/num_elem</text:p>
      <text:p text:style-name="Preformatted_20_Text">data/structure/timestep_info/00143/num_node</text:p>
      <text:p text:style-name="Preformatted_20_Text">data/structure/timestep_info/00143/num_node_elem</text:p>
      <text:p text:style-name="Preformatted_20_Text">data/structure/timestep_info/00143/pos</text:p>
      <text:p text:style-name="Preformatted_20_Text">data/structure/timestep_info/00143/pos_ddot</text:p>
      <text:p text:style-name="Preformatted_20_Text"><text:soft-page-break/>data/structure/timestep_info/00143/pos_dot</text:p>
      <text:p text:style-name="Preformatted_20_Text">data/structure/timestep_info/00143/postproc_cell/_read_as</text:p>
      <text:p text:style-name="Preformatted_20_Text">data/structure/timestep_info/00143/postproc_cell/coords_a</text:p>
      <text:p text:style-name="Preformatted_20_Text">data/structure/timestep_info/00143/postproc_cell/loads</text:p>
      <text:p text:style-name="Preformatted_20_Text">data/structure/timestep_info/00143/postproc_cell/strain</text:p>
      <text:p text:style-name="Preformatted_20_Text">data/structure/timestep_info/00143/postproc_node/_read_as</text:p>
      <text:p text:style-name="Preformatted_20_Text">data/structure/timestep_info/00143/postproc_node/aero_steady_forces</text:p>
      <text:p text:style-name="Preformatted_20_Text">data/structure/timestep_info/00143/postproc_node/aero_unsteady_forces</text:p>
      <text:p text:style-name="Preformatted_20_Text">data/structure/timestep_info/00143/psi</text:p>
      <text:p text:style-name="Preformatted_20_Text">data/structure/timestep_info/00143/psi_ddot</text:p>
      <text:p text:style-name="Preformatted_20_Text">data/structure/timestep_info/00143/psi_dot</text:p>
      <text:p text:style-name="Preformatted_20_Text">data/structure/timestep_info/00143/psi_dot_local</text:p>
      <text:p text:style-name="Preformatted_20_Text">data/structure/timestep_info/00143/psi_local</text:p>
      <text:p text:style-name="Preformatted_20_Text">data/structure/timestep_info/00143/q</text:p>
      <text:p text:style-name="Preformatted_20_Text">data/structure/timestep_info/00143/quat</text:p>
      <text:p text:style-name="Preformatted_20_Text">data/structure/timestep_info/00143/runtime_steady_forces</text:p>
      <text:p text:style-name="Preformatted_20_Text">data/structure/timestep_info/00143/runtime_unsteady_forces</text:p>
      <text:p text:style-name="Preformatted_20_Text">data/structure/timestep_info/00143/steady_applied_forces</text:p>
      <text:p text:style-name="Preformatted_20_Text">data/structure/timestep_info/00143/total_forces</text:p>
      <text:p text:style-name="Preformatted_20_Text">data/structure/timestep_info/00143/total_gravity_forces</text:p>
      <text:p text:style-name="Preformatted_20_Text">data/structure/timestep_info/00143/unsteady_applied_forces</text:p>
      <text:p text:style-name="Preformatted_20_Text">data/structure/timestep_info/00144/_read_as</text:p>
      <text:p text:style-name="Preformatted_20_Text">data/structure/timestep_info/00144/dqddt</text:p>
      <text:p text:style-name="Preformatted_20_Text">data/structure/timestep_info/00144/dqdt</text:p>
      <text:p text:style-name="Preformatted_20_Text">data/structure/timestep_info/00144/for_acc</text:p>
      <text:p text:style-name="Preformatted_20_Text">data/structure/timestep_info/00144/for_pos</text:p>
      <text:p text:style-name="Preformatted_20_Text">data/structure/timestep_info/00144/for_vel</text:p>
      <text:p text:style-name="Preformatted_20_Text">data/structure/timestep_info/00144/forces_constraints_FoR</text:p>
      <text:p text:style-name="Preformatted_20_Text">data/structure/timestep_info/00144/forces_constraints_nodes</text:p>
      <text:p text:style-name="Preformatted_20_Text">data/structure/timestep_info/00144/gravity_forces</text:p>
      <text:p text:style-name="Preformatted_20_Text">data/structure/timestep_info/00144/in_global_AFoR</text:p>
      <text:p text:style-name="Preformatted_20_Text">data/structure/timestep_info/00144/mb_FoR_acc</text:p>
      <text:p text:style-name="Preformatted_20_Text">data/structure/timestep_info/00144/mb_FoR_pos</text:p>
      <text:p text:style-name="Preformatted_20_Text">data/structure/timestep_info/00144/mb_FoR_vel</text:p>
      <text:p text:style-name="Preformatted_20_Text">data/structure/timestep_info/00144/mb_dict</text:p>
      <text:p text:style-name="Preformatted_20_Text">data/structure/timestep_info/00144/mb_dquatdt</text:p>
      <text:p text:style-name="Preformatted_20_Text">data/structure/timestep_info/00144/mb_quat</text:p>
      <text:p text:style-name="Preformatted_20_Text">data/structure/timestep_info/00144/num_elem</text:p>
      <text:p text:style-name="Preformatted_20_Text">data/structure/timestep_info/00144/num_node</text:p>
      <text:p text:style-name="Preformatted_20_Text">data/structure/timestep_info/00144/num_node_elem</text:p>
      <text:p text:style-name="Preformatted_20_Text">data/structure/timestep_info/00144/pos</text:p>
      <text:p text:style-name="Preformatted_20_Text">data/structure/timestep_info/00144/pos_ddot</text:p>
      <text:p text:style-name="Preformatted_20_Text">data/structure/timestep_info/00144/pos_dot</text:p>
      <text:p text:style-name="Preformatted_20_Text">data/structure/timestep_info/00144/postproc_cell/_read_as</text:p>
      <text:p text:style-name="Preformatted_20_Text">data/structure/timestep_info/00144/postproc_cell/coords_a</text:p>
      <text:p text:style-name="Preformatted_20_Text">data/structure/timestep_info/00144/postproc_cell/loads</text:p>
      <text:p text:style-name="Preformatted_20_Text">data/structure/timestep_info/00144/postproc_cell/strain</text:p>
      <text:p text:style-name="Preformatted_20_Text">data/structure/timestep_info/00144/postproc_node/_read_as</text:p>
      <text:p text:style-name="Preformatted_20_Text">data/structure/timestep_info/00144/postproc_node/aero_steady_forces</text:p>
      <text:p text:style-name="Preformatted_20_Text">data/structure/timestep_info/00144/postproc_node/aero_unsteady_forces</text:p>
      <text:p text:style-name="Preformatted_20_Text">data/structure/timestep_info/00144/psi</text:p>
      <text:p text:style-name="Preformatted_20_Text">data/structure/timestep_info/00144/psi_ddot</text:p>
      <text:p text:style-name="Preformatted_20_Text">data/structure/timestep_info/00144/psi_dot</text:p>
      <text:p text:style-name="Preformatted_20_Text">data/structure/timestep_info/00144/psi_dot_local</text:p>
      <text:p text:style-name="Preformatted_20_Text">data/structure/timestep_info/00144/psi_local</text:p>
      <text:p text:style-name="Preformatted_20_Text">data/structure/timestep_info/00144/q</text:p>
      <text:p text:style-name="Preformatted_20_Text">data/structure/timestep_info/00144/quat</text:p>
      <text:p text:style-name="Preformatted_20_Text">data/structure/timestep_info/00144/runtime_steady_forces</text:p>
      <text:p text:style-name="Preformatted_20_Text">data/structure/timestep_info/00144/runtime_unsteady_forces</text:p>
      <text:p text:style-name="Preformatted_20_Text">data/structure/timestep_info/00144/steady_applied_forces</text:p>
      <text:p text:style-name="Preformatted_20_Text">data/structure/timestep_info/00144/total_forces</text:p>
      <text:p text:style-name="Preformatted_20_Text">data/structure/timestep_info/00144/total_gravity_forces</text:p>
      <text:p text:style-name="Preformatted_20_Text">data/structure/timestep_info/00144/unsteady_applied_forces</text:p>
      <text:p text:style-name="Preformatted_20_Text">data/structure/timestep_info/00145/_read_as</text:p>
      <text:p text:style-name="Preformatted_20_Text"><text:soft-page-break/>data/structure/timestep_info/00145/dqddt</text:p>
      <text:p text:style-name="Preformatted_20_Text">data/structure/timestep_info/00145/dqdt</text:p>
      <text:p text:style-name="Preformatted_20_Text">data/structure/timestep_info/00145/for_acc</text:p>
      <text:p text:style-name="Preformatted_20_Text">data/structure/timestep_info/00145/for_pos</text:p>
      <text:p text:style-name="Preformatted_20_Text">data/structure/timestep_info/00145/for_vel</text:p>
      <text:p text:style-name="Preformatted_20_Text">data/structure/timestep_info/00145/forces_constraints_FoR</text:p>
      <text:p text:style-name="Preformatted_20_Text">data/structure/timestep_info/00145/forces_constraints_nodes</text:p>
      <text:p text:style-name="Preformatted_20_Text">data/structure/timestep_info/00145/gravity_forces</text:p>
      <text:p text:style-name="Preformatted_20_Text">data/structure/timestep_info/00145/in_global_AFoR</text:p>
      <text:p text:style-name="Preformatted_20_Text">data/structure/timestep_info/00145/mb_FoR_acc</text:p>
      <text:p text:style-name="Preformatted_20_Text">data/structure/timestep_info/00145/mb_FoR_pos</text:p>
      <text:p text:style-name="Preformatted_20_Text">data/structure/timestep_info/00145/mb_FoR_vel</text:p>
      <text:p text:style-name="Preformatted_20_Text">data/structure/timestep_info/00145/mb_dict</text:p>
      <text:p text:style-name="Preformatted_20_Text">data/structure/timestep_info/00145/mb_dquatdt</text:p>
      <text:p text:style-name="Preformatted_20_Text">data/structure/timestep_info/00145/mb_quat</text:p>
      <text:p text:style-name="Preformatted_20_Text">data/structure/timestep_info/00145/num_elem</text:p>
      <text:p text:style-name="Preformatted_20_Text">data/structure/timestep_info/00145/num_node</text:p>
      <text:p text:style-name="Preformatted_20_Text">data/structure/timestep_info/00145/num_node_elem</text:p>
      <text:p text:style-name="Preformatted_20_Text">data/structure/timestep_info/00145/pos</text:p>
      <text:p text:style-name="Preformatted_20_Text">data/structure/timestep_info/00145/pos_ddot</text:p>
      <text:p text:style-name="Preformatted_20_Text">data/structure/timestep_info/00145/pos_dot</text:p>
      <text:p text:style-name="Preformatted_20_Text">data/structure/timestep_info/00145/postproc_cell/_read_as</text:p>
      <text:p text:style-name="Preformatted_20_Text">data/structure/timestep_info/00145/postproc_cell/coords_a</text:p>
      <text:p text:style-name="Preformatted_20_Text">data/structure/timestep_info/00145/postproc_cell/loads</text:p>
      <text:p text:style-name="Preformatted_20_Text">data/structure/timestep_info/00145/postproc_cell/strain</text:p>
      <text:p text:style-name="Preformatted_20_Text">data/structure/timestep_info/00145/postproc_node/_read_as</text:p>
      <text:p text:style-name="Preformatted_20_Text">data/structure/timestep_info/00145/postproc_node/aero_steady_forces</text:p>
      <text:p text:style-name="Preformatted_20_Text">data/structure/timestep_info/00145/postproc_node/aero_unsteady_forces</text:p>
      <text:p text:style-name="Preformatted_20_Text">data/structure/timestep_info/00145/psi</text:p>
      <text:p text:style-name="Preformatted_20_Text">data/structure/timestep_info/00145/psi_ddot</text:p>
      <text:p text:style-name="Preformatted_20_Text">data/structure/timestep_info/00145/psi_dot</text:p>
      <text:p text:style-name="Preformatted_20_Text">data/structure/timestep_info/00145/psi_dot_local</text:p>
      <text:p text:style-name="Preformatted_20_Text">data/structure/timestep_info/00145/psi_local</text:p>
      <text:p text:style-name="Preformatted_20_Text">data/structure/timestep_info/00145/q</text:p>
      <text:p text:style-name="Preformatted_20_Text">data/structure/timestep_info/00145/quat</text:p>
      <text:p text:style-name="Preformatted_20_Text">data/structure/timestep_info/00145/runtime_steady_forces</text:p>
      <text:p text:style-name="Preformatted_20_Text">data/structure/timestep_info/00145/runtime_unsteady_forces</text:p>
      <text:p text:style-name="Preformatted_20_Text">data/structure/timestep_info/00145/steady_applied_forces</text:p>
      <text:p text:style-name="Preformatted_20_Text">data/structure/timestep_info/00145/total_forces</text:p>
      <text:p text:style-name="Preformatted_20_Text">data/structure/timestep_info/00145/total_gravity_forces</text:p>
      <text:p text:style-name="Preformatted_20_Text">data/structure/timestep_info/00145/unsteady_applied_forces</text:p>
      <text:p text:style-name="Preformatted_20_Text">data/structure/timestep_info/00146/_read_as</text:p>
      <text:p text:style-name="Preformatted_20_Text">data/structure/timestep_info/00146/dqddt</text:p>
      <text:p text:style-name="Preformatted_20_Text">data/structure/timestep_info/00146/dqdt</text:p>
      <text:p text:style-name="Preformatted_20_Text">data/structure/timestep_info/00146/for_acc</text:p>
      <text:p text:style-name="Preformatted_20_Text">data/structure/timestep_info/00146/for_pos</text:p>
      <text:p text:style-name="Preformatted_20_Text">data/structure/timestep_info/00146/for_vel</text:p>
      <text:p text:style-name="Preformatted_20_Text">data/structure/timestep_info/00146/forces_constraints_FoR</text:p>
      <text:p text:style-name="Preformatted_20_Text">data/structure/timestep_info/00146/forces_constraints_nodes</text:p>
      <text:p text:style-name="Preformatted_20_Text">data/structure/timestep_info/00146/gravity_forces</text:p>
      <text:p text:style-name="Preformatted_20_Text">data/structure/timestep_info/00146/in_global_AFoR</text:p>
      <text:p text:style-name="Preformatted_20_Text">data/structure/timestep_info/00146/mb_FoR_acc</text:p>
      <text:p text:style-name="Preformatted_20_Text">data/structure/timestep_info/00146/mb_FoR_pos</text:p>
      <text:p text:style-name="Preformatted_20_Text">data/structure/timestep_info/00146/mb_FoR_vel</text:p>
      <text:p text:style-name="Preformatted_20_Text">data/structure/timestep_info/00146/mb_dict</text:p>
      <text:p text:style-name="Preformatted_20_Text">data/structure/timestep_info/00146/mb_dquatdt</text:p>
      <text:p text:style-name="Preformatted_20_Text">data/structure/timestep_info/00146/mb_quat</text:p>
      <text:p text:style-name="Preformatted_20_Text">data/structure/timestep_info/00146/num_elem</text:p>
      <text:p text:style-name="Preformatted_20_Text">data/structure/timestep_info/00146/num_node</text:p>
      <text:p text:style-name="Preformatted_20_Text">data/structure/timestep_info/00146/num_node_elem</text:p>
      <text:p text:style-name="Preformatted_20_Text">data/structure/timestep_info/00146/pos</text:p>
      <text:p text:style-name="Preformatted_20_Text">data/structure/timestep_info/00146/pos_ddot</text:p>
      <text:p text:style-name="Preformatted_20_Text">data/structure/timestep_info/00146/pos_dot</text:p>
      <text:p text:style-name="Preformatted_20_Text">data/structure/timestep_info/00146/postproc_cell/_read_as</text:p>
      <text:p text:style-name="Preformatted_20_Text"><text:soft-page-break/>data/structure/timestep_info/00146/postproc_cell/coords_a</text:p>
      <text:p text:style-name="Preformatted_20_Text">data/structure/timestep_info/00146/postproc_cell/loads</text:p>
      <text:p text:style-name="Preformatted_20_Text">data/structure/timestep_info/00146/postproc_cell/strain</text:p>
      <text:p text:style-name="Preformatted_20_Text">data/structure/timestep_info/00146/postproc_node/_read_as</text:p>
      <text:p text:style-name="Preformatted_20_Text">data/structure/timestep_info/00146/postproc_node/aero_steady_forces</text:p>
      <text:p text:style-name="Preformatted_20_Text">data/structure/timestep_info/00146/postproc_node/aero_unsteady_forces</text:p>
      <text:p text:style-name="Preformatted_20_Text">data/structure/timestep_info/00146/psi</text:p>
      <text:p text:style-name="Preformatted_20_Text">data/structure/timestep_info/00146/psi_ddot</text:p>
      <text:p text:style-name="Preformatted_20_Text">data/structure/timestep_info/00146/psi_dot</text:p>
      <text:p text:style-name="Preformatted_20_Text">data/structure/timestep_info/00146/psi_dot_local</text:p>
      <text:p text:style-name="Preformatted_20_Text">data/structure/timestep_info/00146/psi_local</text:p>
      <text:p text:style-name="Preformatted_20_Text">data/structure/timestep_info/00146/q</text:p>
      <text:p text:style-name="Preformatted_20_Text">data/structure/timestep_info/00146/quat</text:p>
      <text:p text:style-name="Preformatted_20_Text">data/structure/timestep_info/00146/runtime_steady_forces</text:p>
      <text:p text:style-name="Preformatted_20_Text">data/structure/timestep_info/00146/runtime_unsteady_forces</text:p>
      <text:p text:style-name="Preformatted_20_Text">data/structure/timestep_info/00146/steady_applied_forces</text:p>
      <text:p text:style-name="Preformatted_20_Text">data/structure/timestep_info/00146/total_forces</text:p>
      <text:p text:style-name="Preformatted_20_Text">data/structure/timestep_info/00146/total_gravity_forces</text:p>
      <text:p text:style-name="Preformatted_20_Text">data/structure/timestep_info/00146/unsteady_applied_forces</text:p>
      <text:p text:style-name="Preformatted_20_Text">data/structure/timestep_info/00147/_read_as</text:p>
      <text:p text:style-name="Preformatted_20_Text">data/structure/timestep_info/00147/dqddt</text:p>
      <text:p text:style-name="Preformatted_20_Text">data/structure/timestep_info/00147/dqdt</text:p>
      <text:p text:style-name="Preformatted_20_Text">data/structure/timestep_info/00147/for_acc</text:p>
      <text:p text:style-name="Preformatted_20_Text">data/structure/timestep_info/00147/for_pos</text:p>
      <text:p text:style-name="Preformatted_20_Text">data/structure/timestep_info/00147/for_vel</text:p>
      <text:p text:style-name="Preformatted_20_Text">data/structure/timestep_info/00147/forces_constraints_FoR</text:p>
      <text:p text:style-name="Preformatted_20_Text">data/structure/timestep_info/00147/forces_constraints_nodes</text:p>
      <text:p text:style-name="Preformatted_20_Text">data/structure/timestep_info/00147/gravity_forces</text:p>
      <text:p text:style-name="Preformatted_20_Text">data/structure/timestep_info/00147/in_global_AFoR</text:p>
      <text:p text:style-name="Preformatted_20_Text">data/structure/timestep_info/00147/mb_FoR_acc</text:p>
      <text:p text:style-name="Preformatted_20_Text">data/structure/timestep_info/00147/mb_FoR_pos</text:p>
      <text:p text:style-name="Preformatted_20_Text">data/structure/timestep_info/00147/mb_FoR_vel</text:p>
      <text:p text:style-name="Preformatted_20_Text">data/structure/timestep_info/00147/mb_dict</text:p>
      <text:p text:style-name="Preformatted_20_Text">data/structure/timestep_info/00147/mb_dquatdt</text:p>
      <text:p text:style-name="Preformatted_20_Text">data/structure/timestep_info/00147/mb_quat</text:p>
      <text:p text:style-name="Preformatted_20_Text">data/structure/timestep_info/00147/num_elem</text:p>
      <text:p text:style-name="Preformatted_20_Text">data/structure/timestep_info/00147/num_node</text:p>
      <text:p text:style-name="Preformatted_20_Text">data/structure/timestep_info/00147/num_node_elem</text:p>
      <text:p text:style-name="Preformatted_20_Text">data/structure/timestep_info/00147/pos</text:p>
      <text:p text:style-name="Preformatted_20_Text">data/structure/timestep_info/00147/pos_ddot</text:p>
      <text:p text:style-name="Preformatted_20_Text">data/structure/timestep_info/00147/pos_dot</text:p>
      <text:p text:style-name="Preformatted_20_Text">data/structure/timestep_info/00147/postproc_cell/_read_as</text:p>
      <text:p text:style-name="Preformatted_20_Text">data/structure/timestep_info/00147/postproc_cell/coords_a</text:p>
      <text:p text:style-name="Preformatted_20_Text">data/structure/timestep_info/00147/postproc_cell/loads</text:p>
      <text:p text:style-name="Preformatted_20_Text">data/structure/timestep_info/00147/postproc_cell/strain</text:p>
      <text:p text:style-name="Preformatted_20_Text">data/structure/timestep_info/00147/postproc_node/_read_as</text:p>
      <text:p text:style-name="Preformatted_20_Text">data/structure/timestep_info/00147/postproc_node/aero_steady_forces</text:p>
      <text:p text:style-name="Preformatted_20_Text">data/structure/timestep_info/00147/postproc_node/aero_unsteady_forces</text:p>
      <text:p text:style-name="Preformatted_20_Text">data/structure/timestep_info/00147/psi</text:p>
      <text:p text:style-name="Preformatted_20_Text">data/structure/timestep_info/00147/psi_ddot</text:p>
      <text:p text:style-name="Preformatted_20_Text">data/structure/timestep_info/00147/psi_dot</text:p>
      <text:p text:style-name="Preformatted_20_Text">data/structure/timestep_info/00147/psi_dot_local</text:p>
      <text:p text:style-name="Preformatted_20_Text">data/structure/timestep_info/00147/psi_local</text:p>
      <text:p text:style-name="Preformatted_20_Text">data/structure/timestep_info/00147/q</text:p>
      <text:p text:style-name="Preformatted_20_Text">data/structure/timestep_info/00147/quat</text:p>
      <text:p text:style-name="Preformatted_20_Text">data/structure/timestep_info/00147/runtime_steady_forces</text:p>
      <text:p text:style-name="Preformatted_20_Text">data/structure/timestep_info/00147/runtime_unsteady_forces</text:p>
      <text:p text:style-name="Preformatted_20_Text">data/structure/timestep_info/00147/steady_applied_forces</text:p>
      <text:p text:style-name="Preformatted_20_Text">data/structure/timestep_info/00147/total_forces</text:p>
      <text:p text:style-name="Preformatted_20_Text">data/structure/timestep_info/00147/total_gravity_forces</text:p>
      <text:p text:style-name="Preformatted_20_Text">data/structure/timestep_info/00147/unsteady_applied_forces</text:p>
      <text:p text:style-name="Preformatted_20_Text">data/structure/timestep_info/00148/_read_as</text:p>
      <text:p text:style-name="Preformatted_20_Text">data/structure/timestep_info/00148/dqddt</text:p>
      <text:p text:style-name="Preformatted_20_Text">data/structure/timestep_info/00148/dqdt</text:p>
      <text:p text:style-name="Preformatted_20_Text"><text:soft-page-break/>data/structure/timestep_info/00148/for_acc</text:p>
      <text:p text:style-name="Preformatted_20_Text">data/structure/timestep_info/00148/for_pos</text:p>
      <text:p text:style-name="Preformatted_20_Text">data/structure/timestep_info/00148/for_vel</text:p>
      <text:p text:style-name="Preformatted_20_Text">data/structure/timestep_info/00148/forces_constraints_FoR</text:p>
      <text:p text:style-name="Preformatted_20_Text">data/structure/timestep_info/00148/forces_constraints_nodes</text:p>
      <text:p text:style-name="Preformatted_20_Text">data/structure/timestep_info/00148/gravity_forces</text:p>
      <text:p text:style-name="Preformatted_20_Text">data/structure/timestep_info/00148/in_global_AFoR</text:p>
      <text:p text:style-name="Preformatted_20_Text">data/structure/timestep_info/00148/mb_FoR_acc</text:p>
      <text:p text:style-name="Preformatted_20_Text">data/structure/timestep_info/00148/mb_FoR_pos</text:p>
      <text:p text:style-name="Preformatted_20_Text">data/structure/timestep_info/00148/mb_FoR_vel</text:p>
      <text:p text:style-name="Preformatted_20_Text">data/structure/timestep_info/00148/mb_dict</text:p>
      <text:p text:style-name="Preformatted_20_Text">data/structure/timestep_info/00148/mb_dquatdt</text:p>
      <text:p text:style-name="Preformatted_20_Text">data/structure/timestep_info/00148/mb_quat</text:p>
      <text:p text:style-name="Preformatted_20_Text">data/structure/timestep_info/00148/num_elem</text:p>
      <text:p text:style-name="Preformatted_20_Text">data/structure/timestep_info/00148/num_node</text:p>
      <text:p text:style-name="Preformatted_20_Text">data/structure/timestep_info/00148/num_node_elem</text:p>
      <text:p text:style-name="Preformatted_20_Text">data/structure/timestep_info/00148/pos</text:p>
      <text:p text:style-name="Preformatted_20_Text">data/structure/timestep_info/00148/pos_ddot</text:p>
      <text:p text:style-name="Preformatted_20_Text">data/structure/timestep_info/00148/pos_dot</text:p>
      <text:p text:style-name="Preformatted_20_Text">data/structure/timestep_info/00148/postproc_cell/_read_as</text:p>
      <text:p text:style-name="Preformatted_20_Text">data/structure/timestep_info/00148/postproc_cell/coords_a</text:p>
      <text:p text:style-name="Preformatted_20_Text">data/structure/timestep_info/00148/postproc_cell/loads</text:p>
      <text:p text:style-name="Preformatted_20_Text">data/structure/timestep_info/00148/postproc_cell/strain</text:p>
      <text:p text:style-name="Preformatted_20_Text">data/structure/timestep_info/00148/postproc_node/_read_as</text:p>
      <text:p text:style-name="Preformatted_20_Text">data/structure/timestep_info/00148/postproc_node/aero_steady_forces</text:p>
      <text:p text:style-name="Preformatted_20_Text">data/structure/timestep_info/00148/postproc_node/aero_unsteady_forces</text:p>
      <text:p text:style-name="Preformatted_20_Text">data/structure/timestep_info/00148/psi</text:p>
      <text:p text:style-name="Preformatted_20_Text">data/structure/timestep_info/00148/psi_ddot</text:p>
      <text:p text:style-name="Preformatted_20_Text">data/structure/timestep_info/00148/psi_dot</text:p>
      <text:p text:style-name="Preformatted_20_Text">data/structure/timestep_info/00148/psi_dot_local</text:p>
      <text:p text:style-name="Preformatted_20_Text">data/structure/timestep_info/00148/psi_local</text:p>
      <text:p text:style-name="Preformatted_20_Text">data/structure/timestep_info/00148/q</text:p>
      <text:p text:style-name="Preformatted_20_Text">data/structure/timestep_info/00148/quat</text:p>
      <text:p text:style-name="Preformatted_20_Text">data/structure/timestep_info/00148/runtime_steady_forces</text:p>
      <text:p text:style-name="Preformatted_20_Text">data/structure/timestep_info/00148/runtime_unsteady_forces</text:p>
      <text:p text:style-name="Preformatted_20_Text">data/structure/timestep_info/00148/steady_applied_forces</text:p>
      <text:p text:style-name="Preformatted_20_Text">data/structure/timestep_info/00148/total_forces</text:p>
      <text:p text:style-name="Preformatted_20_Text">data/structure/timestep_info/00148/total_gravity_forces</text:p>
      <text:p text:style-name="Preformatted_20_Text">data/structure/timestep_info/00148/unsteady_applied_forces</text:p>
      <text:p text:style-name="Preformatted_20_Text">data/structure/timestep_info/00149/_read_as</text:p>
      <text:p text:style-name="Preformatted_20_Text">data/structure/timestep_info/00149/dqddt</text:p>
      <text:p text:style-name="Preformatted_20_Text">data/structure/timestep_info/00149/dqdt</text:p>
      <text:p text:style-name="Preformatted_20_Text">data/structure/timestep_info/00149/for_acc</text:p>
      <text:p text:style-name="Preformatted_20_Text">data/structure/timestep_info/00149/for_pos</text:p>
      <text:p text:style-name="Preformatted_20_Text">data/structure/timestep_info/00149/for_vel</text:p>
      <text:p text:style-name="Preformatted_20_Text">data/structure/timestep_info/00149/forces_constraints_FoR</text:p>
      <text:p text:style-name="Preformatted_20_Text">data/structure/timestep_info/00149/forces_constraints_nodes</text:p>
      <text:p text:style-name="Preformatted_20_Text">data/structure/timestep_info/00149/gravity_forces</text:p>
      <text:p text:style-name="Preformatted_20_Text">data/structure/timestep_info/00149/in_global_AFoR</text:p>
      <text:p text:style-name="Preformatted_20_Text">data/structure/timestep_info/00149/mb_FoR_acc</text:p>
      <text:p text:style-name="Preformatted_20_Text">data/structure/timestep_info/00149/mb_FoR_pos</text:p>
      <text:p text:style-name="Preformatted_20_Text">data/structure/timestep_info/00149/mb_FoR_vel</text:p>
      <text:p text:style-name="Preformatted_20_Text">data/structure/timestep_info/00149/mb_dict</text:p>
      <text:p text:style-name="Preformatted_20_Text">data/structure/timestep_info/00149/mb_dquatdt</text:p>
      <text:p text:style-name="Preformatted_20_Text">data/structure/timestep_info/00149/mb_quat</text:p>
      <text:p text:style-name="Preformatted_20_Text">data/structure/timestep_info/00149/num_elem</text:p>
      <text:p text:style-name="Preformatted_20_Text">data/structure/timestep_info/00149/num_node</text:p>
      <text:p text:style-name="Preformatted_20_Text">data/structure/timestep_info/00149/num_node_elem</text:p>
      <text:p text:style-name="Preformatted_20_Text">data/structure/timestep_info/00149/pos</text:p>
      <text:p text:style-name="Preformatted_20_Text">data/structure/timestep_info/00149/pos_ddot</text:p>
      <text:p text:style-name="Preformatted_20_Text">data/structure/timestep_info/00149/pos_dot</text:p>
      <text:p text:style-name="Preformatted_20_Text">data/structure/timestep_info/00149/postproc_cell/_read_as</text:p>
      <text:p text:style-name="Preformatted_20_Text">data/structure/timestep_info/00149/postproc_cell/coords_a</text:p>
      <text:p text:style-name="Preformatted_20_Text">data/structure/timestep_info/00149/postproc_cell/loads</text:p>
      <text:p text:style-name="Preformatted_20_Text"><text:soft-page-break/>data/structure/timestep_info/00149/postproc_cell/strain</text:p>
      <text:p text:style-name="Preformatted_20_Text">data/structure/timestep_info/00149/postproc_node/_read_as</text:p>
      <text:p text:style-name="Preformatted_20_Text">data/structure/timestep_info/00149/postproc_node/aero_steady_forces</text:p>
      <text:p text:style-name="Preformatted_20_Text">data/structure/timestep_info/00149/postproc_node/aero_unsteady_forces</text:p>
      <text:p text:style-name="Preformatted_20_Text">data/structure/timestep_info/00149/psi</text:p>
      <text:p text:style-name="Preformatted_20_Text">data/structure/timestep_info/00149/psi_ddot</text:p>
      <text:p text:style-name="Preformatted_20_Text">data/structure/timestep_info/00149/psi_dot</text:p>
      <text:p text:style-name="Preformatted_20_Text">data/structure/timestep_info/00149/psi_dot_local</text:p>
      <text:p text:style-name="Preformatted_20_Text">data/structure/timestep_info/00149/psi_local</text:p>
      <text:p text:style-name="Preformatted_20_Text">data/structure/timestep_info/00149/q</text:p>
      <text:p text:style-name="Preformatted_20_Text">data/structure/timestep_info/00149/quat</text:p>
      <text:p text:style-name="Preformatted_20_Text">data/structure/timestep_info/00149/runtime_steady_forces</text:p>
      <text:p text:style-name="Preformatted_20_Text">data/structure/timestep_info/00149/runtime_unsteady_forces</text:p>
      <text:p text:style-name="Preformatted_20_Text">data/structure/timestep_info/00149/steady_applied_forces</text:p>
      <text:p text:style-name="Preformatted_20_Text">data/structure/timestep_info/00149/total_forces</text:p>
      <text:p text:style-name="Preformatted_20_Text">data/structure/timestep_info/00149/total_gravity_forces</text:p>
      <text:p text:style-name="Preformatted_20_Text">data/structure/timestep_info/00149/unsteady_applied_forces</text:p>
      <text:p text:style-name="Preformatted_20_Text">data/structure/timestep_info/00150/_read_as</text:p>
      <text:p text:style-name="Preformatted_20_Text">data/structure/timestep_info/00150/dqddt</text:p>
      <text:p text:style-name="Preformatted_20_Text">data/structure/timestep_info/00150/dqdt</text:p>
      <text:p text:style-name="Preformatted_20_Text">data/structure/timestep_info/00150/for_acc</text:p>
      <text:p text:style-name="Preformatted_20_Text">data/structure/timestep_info/00150/for_pos</text:p>
      <text:p text:style-name="Preformatted_20_Text">data/structure/timestep_info/00150/for_vel</text:p>
      <text:p text:style-name="Preformatted_20_Text">data/structure/timestep_info/00150/forces_constraints_FoR</text:p>
      <text:p text:style-name="Preformatted_20_Text">data/structure/timestep_info/00150/forces_constraints_nodes</text:p>
      <text:p text:style-name="Preformatted_20_Text">data/structure/timestep_info/00150/gravity_forces</text:p>
      <text:p text:style-name="Preformatted_20_Text">data/structure/timestep_info/00150/in_global_AFoR</text:p>
      <text:p text:style-name="Preformatted_20_Text">data/structure/timestep_info/00150/mb_FoR_acc</text:p>
      <text:p text:style-name="Preformatted_20_Text">data/structure/timestep_info/00150/mb_FoR_pos</text:p>
      <text:p text:style-name="Preformatted_20_Text">data/structure/timestep_info/00150/mb_FoR_vel</text:p>
      <text:p text:style-name="Preformatted_20_Text">data/structure/timestep_info/00150/mb_dict</text:p>
      <text:p text:style-name="Preformatted_20_Text">data/structure/timestep_info/00150/mb_dquatdt</text:p>
      <text:p text:style-name="Preformatted_20_Text">data/structure/timestep_info/00150/mb_quat</text:p>
      <text:p text:style-name="Preformatted_20_Text">data/structure/timestep_info/00150/num_elem</text:p>
      <text:p text:style-name="Preformatted_20_Text">data/structure/timestep_info/00150/num_node</text:p>
      <text:p text:style-name="Preformatted_20_Text">data/structure/timestep_info/00150/num_node_elem</text:p>
      <text:p text:style-name="Preformatted_20_Text">data/structure/timestep_info/00150/pos</text:p>
      <text:p text:style-name="Preformatted_20_Text">data/structure/timestep_info/00150/pos_ddot</text:p>
      <text:p text:style-name="Preformatted_20_Text">data/structure/timestep_info/00150/pos_dot</text:p>
      <text:p text:style-name="Preformatted_20_Text">data/structure/timestep_info/00150/postproc_cell/_read_as</text:p>
      <text:p text:style-name="Preformatted_20_Text">data/structure/timestep_info/00150/postproc_cell/coords_a</text:p>
      <text:p text:style-name="Preformatted_20_Text">data/structure/timestep_info/00150/postproc_cell/loads</text:p>
      <text:p text:style-name="Preformatted_20_Text">data/structure/timestep_info/00150/postproc_cell/strain</text:p>
      <text:p text:style-name="Preformatted_20_Text">data/structure/timestep_info/00150/postproc_node/_read_as</text:p>
      <text:p text:style-name="Preformatted_20_Text">data/structure/timestep_info/00150/postproc_node/aero_steady_forces</text:p>
      <text:p text:style-name="Preformatted_20_Text">data/structure/timestep_info/00150/postproc_node/aero_unsteady_forces</text:p>
      <text:p text:style-name="Preformatted_20_Text">data/structure/timestep_info/00150/psi</text:p>
      <text:p text:style-name="Preformatted_20_Text">data/structure/timestep_info/00150/psi_ddot</text:p>
      <text:p text:style-name="Preformatted_20_Text">data/structure/timestep_info/00150/psi_dot</text:p>
      <text:p text:style-name="Preformatted_20_Text">data/structure/timestep_info/00150/psi_dot_local</text:p>
      <text:p text:style-name="Preformatted_20_Text">data/structure/timestep_info/00150/psi_local</text:p>
      <text:p text:style-name="Preformatted_20_Text">data/structure/timestep_info/00150/q</text:p>
      <text:p text:style-name="Preformatted_20_Text">data/structure/timestep_info/00150/quat</text:p>
      <text:p text:style-name="Preformatted_20_Text">data/structure/timestep_info/00150/runtime_steady_forces</text:p>
      <text:p text:style-name="Preformatted_20_Text">data/structure/timestep_info/00150/runtime_unsteady_forces</text:p>
      <text:p text:style-name="Preformatted_20_Text">data/structure/timestep_info/00150/steady_applied_forces</text:p>
      <text:p text:style-name="Preformatted_20_Text">data/structure/timestep_info/00150/total_forces</text:p>
      <text:p text:style-name="Preformatted_20_Text">data/structure/timestep_info/00150/total_gravity_forces</text:p>
      <text:p text:style-name="Preformatted_20_Text">data/structure/timestep_info/00150/unsteady_applied_forces</text:p>
      <text:p text:style-name="Preformatted_20_Text">data/structure/timestep_info/00151/_read_as</text:p>
      <text:p text:style-name="Preformatted_20_Text">data/structure/timestep_info/00151/dqddt</text:p>
      <text:p text:style-name="Preformatted_20_Text">data/structure/timestep_info/00151/dqdt</text:p>
      <text:p text:style-name="Preformatted_20_Text">data/structure/timestep_info/00151/for_acc</text:p>
      <text:p text:style-name="Preformatted_20_Text">data/structure/timestep_info/00151/for_pos</text:p>
      <text:p text:style-name="Preformatted_20_Text"><text:soft-page-break/>data/structure/timestep_info/00151/for_vel</text:p>
      <text:p text:style-name="Preformatted_20_Text">data/structure/timestep_info/00151/forces_constraints_FoR</text:p>
      <text:p text:style-name="Preformatted_20_Text">data/structure/timestep_info/00151/forces_constraints_nodes</text:p>
      <text:p text:style-name="Preformatted_20_Text">data/structure/timestep_info/00151/gravity_forces</text:p>
      <text:p text:style-name="Preformatted_20_Text">data/structure/timestep_info/00151/in_global_AFoR</text:p>
      <text:p text:style-name="Preformatted_20_Text">data/structure/timestep_info/00151/mb_FoR_acc</text:p>
      <text:p text:style-name="Preformatted_20_Text">data/structure/timestep_info/00151/mb_FoR_pos</text:p>
      <text:p text:style-name="Preformatted_20_Text">data/structure/timestep_info/00151/mb_FoR_vel</text:p>
      <text:p text:style-name="Preformatted_20_Text">data/structure/timestep_info/00151/mb_dict</text:p>
      <text:p text:style-name="Preformatted_20_Text">data/structure/timestep_info/00151/mb_dquatdt</text:p>
      <text:p text:style-name="Preformatted_20_Text">data/structure/timestep_info/00151/mb_quat</text:p>
      <text:p text:style-name="Preformatted_20_Text">data/structure/timestep_info/00151/num_elem</text:p>
      <text:p text:style-name="Preformatted_20_Text">data/structure/timestep_info/00151/num_node</text:p>
      <text:p text:style-name="Preformatted_20_Text">data/structure/timestep_info/00151/num_node_elem</text:p>
      <text:p text:style-name="Preformatted_20_Text">data/structure/timestep_info/00151/pos</text:p>
      <text:p text:style-name="Preformatted_20_Text">data/structure/timestep_info/00151/pos_ddot</text:p>
      <text:p text:style-name="Preformatted_20_Text">data/structure/timestep_info/00151/pos_dot</text:p>
      <text:p text:style-name="Preformatted_20_Text">data/structure/timestep_info/00151/postproc_cell/_read_as</text:p>
      <text:p text:style-name="Preformatted_20_Text">data/structure/timestep_info/00151/postproc_cell/coords_a</text:p>
      <text:p text:style-name="Preformatted_20_Text">data/structure/timestep_info/00151/postproc_cell/loads</text:p>
      <text:p text:style-name="Preformatted_20_Text">data/structure/timestep_info/00151/postproc_cell/strain</text:p>
      <text:p text:style-name="Preformatted_20_Text">data/structure/timestep_info/00151/postproc_node/_read_as</text:p>
      <text:p text:style-name="Preformatted_20_Text">data/structure/timestep_info/00151/postproc_node/aero_steady_forces</text:p>
      <text:p text:style-name="Preformatted_20_Text">data/structure/timestep_info/00151/postproc_node/aero_unsteady_forces</text:p>
      <text:p text:style-name="Preformatted_20_Text">data/structure/timestep_info/00151/psi</text:p>
      <text:p text:style-name="Preformatted_20_Text">data/structure/timestep_info/00151/psi_ddot</text:p>
      <text:p text:style-name="Preformatted_20_Text">data/structure/timestep_info/00151/psi_dot</text:p>
      <text:p text:style-name="Preformatted_20_Text">data/structure/timestep_info/00151/psi_dot_local</text:p>
      <text:p text:style-name="Preformatted_20_Text">data/structure/timestep_info/00151/psi_local</text:p>
      <text:p text:style-name="Preformatted_20_Text">data/structure/timestep_info/00151/q</text:p>
      <text:p text:style-name="Preformatted_20_Text">data/structure/timestep_info/00151/quat</text:p>
      <text:p text:style-name="Preformatted_20_Text">data/structure/timestep_info/00151/runtime_steady_forces</text:p>
      <text:p text:style-name="Preformatted_20_Text">data/structure/timestep_info/00151/runtime_unsteady_forces</text:p>
      <text:p text:style-name="Preformatted_20_Text">data/structure/timestep_info/00151/steady_applied_forces</text:p>
      <text:p text:style-name="Preformatted_20_Text">data/structure/timestep_info/00151/total_forces</text:p>
      <text:p text:style-name="Preformatted_20_Text">data/structure/timestep_info/00151/total_gravity_forces</text:p>
      <text:p text:style-name="Preformatted_20_Text">data/structure/timestep_info/00151/unsteady_applied_forces</text:p>
      <text:p text:style-name="Preformatted_20_Text">data/structure/timestep_info/00152/_read_as</text:p>
      <text:p text:style-name="Preformatted_20_Text">data/structure/timestep_info/00152/dqddt</text:p>
      <text:p text:style-name="Preformatted_20_Text">data/structure/timestep_info/00152/dqdt</text:p>
      <text:p text:style-name="Preformatted_20_Text">data/structure/timestep_info/00152/for_acc</text:p>
      <text:p text:style-name="Preformatted_20_Text">data/structure/timestep_info/00152/for_pos</text:p>
      <text:p text:style-name="Preformatted_20_Text">data/structure/timestep_info/00152/for_vel</text:p>
      <text:p text:style-name="Preformatted_20_Text">data/structure/timestep_info/00152/forces_constraints_FoR</text:p>
      <text:p text:style-name="Preformatted_20_Text">data/structure/timestep_info/00152/forces_constraints_nodes</text:p>
      <text:p text:style-name="Preformatted_20_Text">data/structure/timestep_info/00152/gravity_forces</text:p>
      <text:p text:style-name="Preformatted_20_Text">data/structure/timestep_info/00152/in_global_AFoR</text:p>
      <text:p text:style-name="Preformatted_20_Text">data/structure/timestep_info/00152/mb_FoR_acc</text:p>
      <text:p text:style-name="Preformatted_20_Text">data/structure/timestep_info/00152/mb_FoR_pos</text:p>
      <text:p text:style-name="Preformatted_20_Text">data/structure/timestep_info/00152/mb_FoR_vel</text:p>
      <text:p text:style-name="Preformatted_20_Text">data/structure/timestep_info/00152/mb_dict</text:p>
      <text:p text:style-name="Preformatted_20_Text">data/structure/timestep_info/00152/mb_dquatdt</text:p>
      <text:p text:style-name="Preformatted_20_Text">data/structure/timestep_info/00152/mb_quat</text:p>
      <text:p text:style-name="Preformatted_20_Text">data/structure/timestep_info/00152/num_elem</text:p>
      <text:p text:style-name="Preformatted_20_Text">data/structure/timestep_info/00152/num_node</text:p>
      <text:p text:style-name="Preformatted_20_Text">data/structure/timestep_info/00152/num_node_elem</text:p>
      <text:p text:style-name="Preformatted_20_Text">data/structure/timestep_info/00152/pos</text:p>
      <text:p text:style-name="Preformatted_20_Text">data/structure/timestep_info/00152/pos_ddot</text:p>
      <text:p text:style-name="Preformatted_20_Text">data/structure/timestep_info/00152/pos_dot</text:p>
      <text:p text:style-name="Preformatted_20_Text">data/structure/timestep_info/00152/postproc_cell/_read_as</text:p>
      <text:p text:style-name="Preformatted_20_Text">data/structure/timestep_info/00152/postproc_cell/coords_a</text:p>
      <text:p text:style-name="Preformatted_20_Text">data/structure/timestep_info/00152/postproc_cell/loads</text:p>
      <text:p text:style-name="Preformatted_20_Text">data/structure/timestep_info/00152/postproc_cell/strain</text:p>
      <text:p text:style-name="Preformatted_20_Text">data/structure/timestep_info/00152/postproc_node/_read_as</text:p>
      <text:p text:style-name="Preformatted_20_Text"><text:soft-page-break/>data/structure/timestep_info/00152/postproc_node/aero_steady_forces</text:p>
      <text:p text:style-name="Preformatted_20_Text">data/structure/timestep_info/00152/postproc_node/aero_unsteady_forces</text:p>
      <text:p text:style-name="Preformatted_20_Text">data/structure/timestep_info/00152/psi</text:p>
      <text:p text:style-name="Preformatted_20_Text">data/structure/timestep_info/00152/psi_ddot</text:p>
      <text:p text:style-name="Preformatted_20_Text">data/structure/timestep_info/00152/psi_dot</text:p>
      <text:p text:style-name="Preformatted_20_Text">data/structure/timestep_info/00152/psi_dot_local</text:p>
      <text:p text:style-name="Preformatted_20_Text">data/structure/timestep_info/00152/psi_local</text:p>
      <text:p text:style-name="Preformatted_20_Text">data/structure/timestep_info/00152/q</text:p>
      <text:p text:style-name="Preformatted_20_Text">data/structure/timestep_info/00152/quat</text:p>
      <text:p text:style-name="Preformatted_20_Text">data/structure/timestep_info/00152/runtime_steady_forces</text:p>
      <text:p text:style-name="Preformatted_20_Text">data/structure/timestep_info/00152/runtime_unsteady_forces</text:p>
      <text:p text:style-name="Preformatted_20_Text">data/structure/timestep_info/00152/steady_applied_forces</text:p>
      <text:p text:style-name="Preformatted_20_Text">data/structure/timestep_info/00152/total_forces</text:p>
      <text:p text:style-name="Preformatted_20_Text">data/structure/timestep_info/00152/total_gravity_forces</text:p>
      <text:p text:style-name="Preformatted_20_Text">data/structure/timestep_info/00152/unsteady_applied_forces</text:p>
      <text:p text:style-name="Preformatted_20_Text">data/structure/timestep_info/00153/_read_as</text:p>
      <text:p text:style-name="Preformatted_20_Text">data/structure/timestep_info/00153/dqddt</text:p>
      <text:p text:style-name="Preformatted_20_Text">data/structure/timestep_info/00153/dqdt</text:p>
      <text:p text:style-name="Preformatted_20_Text">data/structure/timestep_info/00153/for_acc</text:p>
      <text:p text:style-name="Preformatted_20_Text">data/structure/timestep_info/00153/for_pos</text:p>
      <text:p text:style-name="Preformatted_20_Text">data/structure/timestep_info/00153/for_vel</text:p>
      <text:p text:style-name="Preformatted_20_Text">data/structure/timestep_info/00153/forces_constraints_FoR</text:p>
      <text:p text:style-name="Preformatted_20_Text">data/structure/timestep_info/00153/forces_constraints_nodes</text:p>
      <text:p text:style-name="Preformatted_20_Text">data/structure/timestep_info/00153/gravity_forces</text:p>
      <text:p text:style-name="Preformatted_20_Text">data/structure/timestep_info/00153/in_global_AFoR</text:p>
      <text:p text:style-name="Preformatted_20_Text">data/structure/timestep_info/00153/mb_FoR_acc</text:p>
      <text:p text:style-name="Preformatted_20_Text">data/structure/timestep_info/00153/mb_FoR_pos</text:p>
      <text:p text:style-name="Preformatted_20_Text">data/structure/timestep_info/00153/mb_FoR_vel</text:p>
      <text:p text:style-name="Preformatted_20_Text">data/structure/timestep_info/00153/mb_dict</text:p>
      <text:p text:style-name="Preformatted_20_Text">data/structure/timestep_info/00153/mb_dquatdt</text:p>
      <text:p text:style-name="Preformatted_20_Text">data/structure/timestep_info/00153/mb_quat</text:p>
      <text:p text:style-name="Preformatted_20_Text">data/structure/timestep_info/00153/num_elem</text:p>
      <text:p text:style-name="Preformatted_20_Text">data/structure/timestep_info/00153/num_node</text:p>
      <text:p text:style-name="Preformatted_20_Text">data/structure/timestep_info/00153/num_node_elem</text:p>
      <text:p text:style-name="Preformatted_20_Text">data/structure/timestep_info/00153/pos</text:p>
      <text:p text:style-name="Preformatted_20_Text">data/structure/timestep_info/00153/pos_ddot</text:p>
      <text:p text:style-name="Preformatted_20_Text">data/structure/timestep_info/00153/pos_dot</text:p>
      <text:p text:style-name="Preformatted_20_Text">data/structure/timestep_info/00153/postproc_cell/_read_as</text:p>
      <text:p text:style-name="Preformatted_20_Text">data/structure/timestep_info/00153/postproc_cell/coords_a</text:p>
      <text:p text:style-name="Preformatted_20_Text">data/structure/timestep_info/00153/postproc_cell/loads</text:p>
      <text:p text:style-name="Preformatted_20_Text">data/structure/timestep_info/00153/postproc_cell/strain</text:p>
      <text:p text:style-name="Preformatted_20_Text">data/structure/timestep_info/00153/postproc_node/_read_as</text:p>
      <text:p text:style-name="Preformatted_20_Text">data/structure/timestep_info/00153/postproc_node/aero_steady_forces</text:p>
      <text:p text:style-name="Preformatted_20_Text">data/structure/timestep_info/00153/postproc_node/aero_unsteady_forces</text:p>
      <text:p text:style-name="Preformatted_20_Text">data/structure/timestep_info/00153/psi</text:p>
      <text:p text:style-name="Preformatted_20_Text">data/structure/timestep_info/00153/psi_ddot</text:p>
      <text:p text:style-name="Preformatted_20_Text">data/structure/timestep_info/00153/psi_dot</text:p>
      <text:p text:style-name="Preformatted_20_Text">data/structure/timestep_info/00153/psi_dot_local</text:p>
      <text:p text:style-name="Preformatted_20_Text">data/structure/timestep_info/00153/psi_local</text:p>
      <text:p text:style-name="Preformatted_20_Text">data/structure/timestep_info/00153/q</text:p>
      <text:p text:style-name="Preformatted_20_Text">data/structure/timestep_info/00153/quat</text:p>
      <text:p text:style-name="Preformatted_20_Text">data/structure/timestep_info/00153/runtime_steady_forces</text:p>
      <text:p text:style-name="Preformatted_20_Text">data/structure/timestep_info/00153/runtime_unsteady_forces</text:p>
      <text:p text:style-name="Preformatted_20_Text">data/structure/timestep_info/00153/steady_applied_forces</text:p>
      <text:p text:style-name="Preformatted_20_Text">data/structure/timestep_info/00153/total_forces</text:p>
      <text:p text:style-name="Preformatted_20_Text">data/structure/timestep_info/00153/total_gravity_forces</text:p>
      <text:p text:style-name="Preformatted_20_Text">data/structure/timestep_info/00153/unsteady_applied_forces</text:p>
      <text:p text:style-name="Preformatted_20_Text">data/structure/timestep_info/00154/_read_as</text:p>
      <text:p text:style-name="Preformatted_20_Text">data/structure/timestep_info/00154/dqddt</text:p>
      <text:p text:style-name="Preformatted_20_Text">data/structure/timestep_info/00154/dqdt</text:p>
      <text:p text:style-name="Preformatted_20_Text">data/structure/timestep_info/00154/for_acc</text:p>
      <text:p text:style-name="Preformatted_20_Text">data/structure/timestep_info/00154/for_pos</text:p>
      <text:p text:style-name="Preformatted_20_Text">data/structure/timestep_info/00154/for_vel</text:p>
      <text:p text:style-name="Preformatted_20_Text">data/structure/timestep_info/00154/forces_constraints_FoR</text:p>
      <text:p text:style-name="Preformatted_20_Text"><text:soft-page-break/>data/structure/timestep_info/00154/forces_constraints_nodes</text:p>
      <text:p text:style-name="Preformatted_20_Text">data/structure/timestep_info/00154/gravity_forces</text:p>
      <text:p text:style-name="Preformatted_20_Text">data/structure/timestep_info/00154/in_global_AFoR</text:p>
      <text:p text:style-name="Preformatted_20_Text">data/structure/timestep_info/00154/mb_FoR_acc</text:p>
      <text:p text:style-name="Preformatted_20_Text">data/structure/timestep_info/00154/mb_FoR_pos</text:p>
      <text:p text:style-name="Preformatted_20_Text">data/structure/timestep_info/00154/mb_FoR_vel</text:p>
      <text:p text:style-name="Preformatted_20_Text">data/structure/timestep_info/00154/mb_dict</text:p>
      <text:p text:style-name="Preformatted_20_Text">data/structure/timestep_info/00154/mb_dquatdt</text:p>
      <text:p text:style-name="Preformatted_20_Text">data/structure/timestep_info/00154/mb_quat</text:p>
      <text:p text:style-name="Preformatted_20_Text">data/structure/timestep_info/00154/num_elem</text:p>
      <text:p text:style-name="Preformatted_20_Text">data/structure/timestep_info/00154/num_node</text:p>
      <text:p text:style-name="Preformatted_20_Text">data/structure/timestep_info/00154/num_node_elem</text:p>
      <text:p text:style-name="Preformatted_20_Text">data/structure/timestep_info/00154/pos</text:p>
      <text:p text:style-name="Preformatted_20_Text">data/structure/timestep_info/00154/pos_ddot</text:p>
      <text:p text:style-name="Preformatted_20_Text">data/structure/timestep_info/00154/pos_dot</text:p>
      <text:p text:style-name="Preformatted_20_Text">data/structure/timestep_info/00154/postproc_cell/_read_as</text:p>
      <text:p text:style-name="Preformatted_20_Text">data/structure/timestep_info/00154/postproc_cell/coords_a</text:p>
      <text:p text:style-name="Preformatted_20_Text">data/structure/timestep_info/00154/postproc_cell/loads</text:p>
      <text:p text:style-name="Preformatted_20_Text">data/structure/timestep_info/00154/postproc_cell/strain</text:p>
      <text:p text:style-name="Preformatted_20_Text">data/structure/timestep_info/00154/postproc_node/_read_as</text:p>
      <text:p text:style-name="Preformatted_20_Text">data/structure/timestep_info/00154/postproc_node/aero_steady_forces</text:p>
      <text:p text:style-name="Preformatted_20_Text">data/structure/timestep_info/00154/postproc_node/aero_unsteady_forces</text:p>
      <text:p text:style-name="Preformatted_20_Text">data/structure/timestep_info/00154/psi</text:p>
      <text:p text:style-name="Preformatted_20_Text">data/structure/timestep_info/00154/psi_ddot</text:p>
      <text:p text:style-name="Preformatted_20_Text">data/structure/timestep_info/00154/psi_dot</text:p>
      <text:p text:style-name="Preformatted_20_Text">data/structure/timestep_info/00154/psi_dot_local</text:p>
      <text:p text:style-name="Preformatted_20_Text">data/structure/timestep_info/00154/psi_local</text:p>
      <text:p text:style-name="Preformatted_20_Text">data/structure/timestep_info/00154/q</text:p>
      <text:p text:style-name="Preformatted_20_Text">data/structure/timestep_info/00154/quat</text:p>
      <text:p text:style-name="Preformatted_20_Text">data/structure/timestep_info/00154/runtime_steady_forces</text:p>
      <text:p text:style-name="Preformatted_20_Text">data/structure/timestep_info/00154/runtime_unsteady_forces</text:p>
      <text:p text:style-name="Preformatted_20_Text">data/structure/timestep_info/00154/steady_applied_forces</text:p>
      <text:p text:style-name="Preformatted_20_Text">data/structure/timestep_info/00154/total_forces</text:p>
      <text:p text:style-name="Preformatted_20_Text">data/structure/timestep_info/00154/total_gravity_forces</text:p>
      <text:p text:style-name="Preformatted_20_Text">data/structure/timestep_info/00154/unsteady_applied_forces</text:p>
      <text:p text:style-name="Preformatted_20_Text">data/structure/timestep_info/00155/_read_as</text:p>
      <text:p text:style-name="Preformatted_20_Text">data/structure/timestep_info/00155/dqddt</text:p>
      <text:p text:style-name="Preformatted_20_Text">data/structure/timestep_info/00155/dqdt</text:p>
      <text:p text:style-name="Preformatted_20_Text">data/structure/timestep_info/00155/for_acc</text:p>
      <text:p text:style-name="Preformatted_20_Text">data/structure/timestep_info/00155/for_pos</text:p>
      <text:p text:style-name="Preformatted_20_Text">data/structure/timestep_info/00155/for_vel</text:p>
      <text:p text:style-name="Preformatted_20_Text">data/structure/timestep_info/00155/forces_constraints_FoR</text:p>
      <text:p text:style-name="Preformatted_20_Text">data/structure/timestep_info/00155/forces_constraints_nodes</text:p>
      <text:p text:style-name="Preformatted_20_Text">data/structure/timestep_info/00155/gravity_forces</text:p>
      <text:p text:style-name="Preformatted_20_Text">data/structure/timestep_info/00155/in_global_AFoR</text:p>
      <text:p text:style-name="Preformatted_20_Text">data/structure/timestep_info/00155/mb_FoR_acc</text:p>
      <text:p text:style-name="Preformatted_20_Text">data/structure/timestep_info/00155/mb_FoR_pos</text:p>
      <text:p text:style-name="Preformatted_20_Text">data/structure/timestep_info/00155/mb_FoR_vel</text:p>
      <text:p text:style-name="Preformatted_20_Text">data/structure/timestep_info/00155/mb_dict</text:p>
      <text:p text:style-name="Preformatted_20_Text">data/structure/timestep_info/00155/mb_dquatdt</text:p>
      <text:p text:style-name="Preformatted_20_Text">data/structure/timestep_info/00155/mb_quat</text:p>
      <text:p text:style-name="Preformatted_20_Text">data/structure/timestep_info/00155/num_elem</text:p>
      <text:p text:style-name="Preformatted_20_Text">data/structure/timestep_info/00155/num_node</text:p>
      <text:p text:style-name="Preformatted_20_Text">data/structure/timestep_info/00155/num_node_elem</text:p>
      <text:p text:style-name="Preformatted_20_Text">data/structure/timestep_info/00155/pos</text:p>
      <text:p text:style-name="Preformatted_20_Text">data/structure/timestep_info/00155/pos_ddot</text:p>
      <text:p text:style-name="Preformatted_20_Text">data/structure/timestep_info/00155/pos_dot</text:p>
      <text:p text:style-name="Preformatted_20_Text">data/structure/timestep_info/00155/postproc_cell/_read_as</text:p>
      <text:p text:style-name="Preformatted_20_Text">data/structure/timestep_info/00155/postproc_cell/coords_a</text:p>
      <text:p text:style-name="Preformatted_20_Text">data/structure/timestep_info/00155/postproc_cell/loads</text:p>
      <text:p text:style-name="Preformatted_20_Text">data/structure/timestep_info/00155/postproc_cell/strain</text:p>
      <text:p text:style-name="Preformatted_20_Text">data/structure/timestep_info/00155/postproc_node/_read_as</text:p>
      <text:p text:style-name="Preformatted_20_Text">data/structure/timestep_info/00155/postproc_node/aero_steady_forces</text:p>
      <text:p text:style-name="Preformatted_20_Text">data/structure/timestep_info/00155/postproc_node/aero_unsteady_forces</text:p>
      <text:p text:style-name="Preformatted_20_Text"><text:soft-page-break/>data/structure/timestep_info/00155/psi</text:p>
      <text:p text:style-name="Preformatted_20_Text">data/structure/timestep_info/00155/psi_ddot</text:p>
      <text:p text:style-name="Preformatted_20_Text">data/structure/timestep_info/00155/psi_dot</text:p>
      <text:p text:style-name="Preformatted_20_Text">data/structure/timestep_info/00155/psi_dot_local</text:p>
      <text:p text:style-name="Preformatted_20_Text">data/structure/timestep_info/00155/psi_local</text:p>
      <text:p text:style-name="Preformatted_20_Text">data/structure/timestep_info/00155/q</text:p>
      <text:p text:style-name="Preformatted_20_Text">data/structure/timestep_info/00155/quat</text:p>
      <text:p text:style-name="Preformatted_20_Text">data/structure/timestep_info/00155/runtime_steady_forces</text:p>
      <text:p text:style-name="Preformatted_20_Text">data/structure/timestep_info/00155/runtime_unsteady_forces</text:p>
      <text:p text:style-name="Preformatted_20_Text">data/structure/timestep_info/00155/steady_applied_forces</text:p>
      <text:p text:style-name="Preformatted_20_Text">data/structure/timestep_info/00155/total_forces</text:p>
      <text:p text:style-name="Preformatted_20_Text">data/structure/timestep_info/00155/total_gravity_forces</text:p>
      <text:p text:style-name="Preformatted_20_Text">data/structure/timestep_info/00155/unsteady_applied_forces</text:p>
      <text:p text:style-name="Preformatted_20_Text">data/structure/timestep_info/00156/_read_as</text:p>
      <text:p text:style-name="Preformatted_20_Text">data/structure/timestep_info/00156/dqddt</text:p>
      <text:p text:style-name="Preformatted_20_Text">data/structure/timestep_info/00156/dqdt</text:p>
      <text:p text:style-name="Preformatted_20_Text">data/structure/timestep_info/00156/for_acc</text:p>
      <text:p text:style-name="Preformatted_20_Text">data/structure/timestep_info/00156/for_pos</text:p>
      <text:p text:style-name="Preformatted_20_Text">data/structure/timestep_info/00156/for_vel</text:p>
      <text:p text:style-name="Preformatted_20_Text">data/structure/timestep_info/00156/forces_constraints_FoR</text:p>
      <text:p text:style-name="Preformatted_20_Text">data/structure/timestep_info/00156/forces_constraints_nodes</text:p>
      <text:p text:style-name="Preformatted_20_Text">data/structure/timestep_info/00156/gravity_forces</text:p>
      <text:p text:style-name="Preformatted_20_Text">data/structure/timestep_info/00156/in_global_AFoR</text:p>
      <text:p text:style-name="Preformatted_20_Text">data/structure/timestep_info/00156/mb_FoR_acc</text:p>
      <text:p text:style-name="Preformatted_20_Text">data/structure/timestep_info/00156/mb_FoR_pos</text:p>
      <text:p text:style-name="Preformatted_20_Text">data/structure/timestep_info/00156/mb_FoR_vel</text:p>
      <text:p text:style-name="Preformatted_20_Text">data/structure/timestep_info/00156/mb_dict</text:p>
      <text:p text:style-name="Preformatted_20_Text">data/structure/timestep_info/00156/mb_dquatdt</text:p>
      <text:p text:style-name="Preformatted_20_Text">data/structure/timestep_info/00156/mb_quat</text:p>
      <text:p text:style-name="Preformatted_20_Text">data/structure/timestep_info/00156/num_elem</text:p>
      <text:p text:style-name="Preformatted_20_Text">data/structure/timestep_info/00156/num_node</text:p>
      <text:p text:style-name="Preformatted_20_Text">data/structure/timestep_info/00156/num_node_elem</text:p>
      <text:p text:style-name="Preformatted_20_Text">data/structure/timestep_info/00156/pos</text:p>
      <text:p text:style-name="Preformatted_20_Text">data/structure/timestep_info/00156/pos_ddot</text:p>
      <text:p text:style-name="Preformatted_20_Text">data/structure/timestep_info/00156/pos_dot</text:p>
      <text:p text:style-name="Preformatted_20_Text">data/structure/timestep_info/00156/postproc_cell/_read_as</text:p>
      <text:p text:style-name="Preformatted_20_Text">data/structure/timestep_info/00156/postproc_cell/coords_a</text:p>
      <text:p text:style-name="Preformatted_20_Text">data/structure/timestep_info/00156/postproc_cell/loads</text:p>
      <text:p text:style-name="Preformatted_20_Text">data/structure/timestep_info/00156/postproc_cell/strain</text:p>
      <text:p text:style-name="Preformatted_20_Text">data/structure/timestep_info/00156/postproc_node/_read_as</text:p>
      <text:p text:style-name="Preformatted_20_Text">data/structure/timestep_info/00156/postproc_node/aero_steady_forces</text:p>
      <text:p text:style-name="Preformatted_20_Text">data/structure/timestep_info/00156/postproc_node/aero_unsteady_forces</text:p>
      <text:p text:style-name="Preformatted_20_Text">data/structure/timestep_info/00156/psi</text:p>
      <text:p text:style-name="Preformatted_20_Text">data/structure/timestep_info/00156/psi_ddot</text:p>
      <text:p text:style-name="Preformatted_20_Text">data/structure/timestep_info/00156/psi_dot</text:p>
      <text:p text:style-name="Preformatted_20_Text">data/structure/timestep_info/00156/psi_dot_local</text:p>
      <text:p text:style-name="Preformatted_20_Text">data/structure/timestep_info/00156/psi_local</text:p>
      <text:p text:style-name="Preformatted_20_Text">data/structure/timestep_info/00156/q</text:p>
      <text:p text:style-name="Preformatted_20_Text">data/structure/timestep_info/00156/quat</text:p>
      <text:p text:style-name="Preformatted_20_Text">data/structure/timestep_info/00156/runtime_steady_forces</text:p>
      <text:p text:style-name="Preformatted_20_Text">data/structure/timestep_info/00156/runtime_unsteady_forces</text:p>
      <text:p text:style-name="Preformatted_20_Text">data/structure/timestep_info/00156/steady_applied_forces</text:p>
      <text:p text:style-name="Preformatted_20_Text">data/structure/timestep_info/00156/total_forces</text:p>
      <text:p text:style-name="Preformatted_20_Text">data/structure/timestep_info/00156/total_gravity_forces</text:p>
      <text:p text:style-name="Preformatted_20_Text">data/structure/timestep_info/00156/unsteady_applied_forces</text:p>
      <text:p text:style-name="Preformatted_20_Text">data/structure/timestep_info/00157/_read_as</text:p>
      <text:p text:style-name="Preformatted_20_Text">data/structure/timestep_info/00157/dqddt</text:p>
      <text:p text:style-name="Preformatted_20_Text">data/structure/timestep_info/00157/dqdt</text:p>
      <text:p text:style-name="Preformatted_20_Text">data/structure/timestep_info/00157/for_acc</text:p>
      <text:p text:style-name="Preformatted_20_Text">data/structure/timestep_info/00157/for_pos</text:p>
      <text:p text:style-name="Preformatted_20_Text">data/structure/timestep_info/00157/for_vel</text:p>
      <text:p text:style-name="Preformatted_20_Text">data/structure/timestep_info/00157/forces_constraints_FoR</text:p>
      <text:p text:style-name="Preformatted_20_Text">data/structure/timestep_info/00157/forces_constraints_nodes</text:p>
      <text:p text:style-name="Preformatted_20_Text">data/structure/timestep_info/00157/gravity_forces</text:p>
      <text:p text:style-name="Preformatted_20_Text"><text:soft-page-break/>data/structure/timestep_info/00157/in_global_AFoR</text:p>
      <text:p text:style-name="Preformatted_20_Text">data/structure/timestep_info/00157/mb_FoR_acc</text:p>
      <text:p text:style-name="Preformatted_20_Text">data/structure/timestep_info/00157/mb_FoR_pos</text:p>
      <text:p text:style-name="Preformatted_20_Text">data/structure/timestep_info/00157/mb_FoR_vel</text:p>
      <text:p text:style-name="Preformatted_20_Text">data/structure/timestep_info/00157/mb_dict</text:p>
      <text:p text:style-name="Preformatted_20_Text">data/structure/timestep_info/00157/mb_dquatdt</text:p>
      <text:p text:style-name="Preformatted_20_Text">data/structure/timestep_info/00157/mb_quat</text:p>
      <text:p text:style-name="Preformatted_20_Text">data/structure/timestep_info/00157/num_elem</text:p>
      <text:p text:style-name="Preformatted_20_Text">data/structure/timestep_info/00157/num_node</text:p>
      <text:p text:style-name="Preformatted_20_Text">data/structure/timestep_info/00157/num_node_elem</text:p>
      <text:p text:style-name="Preformatted_20_Text">data/structure/timestep_info/00157/pos</text:p>
      <text:p text:style-name="Preformatted_20_Text">data/structure/timestep_info/00157/pos_ddot</text:p>
      <text:p text:style-name="Preformatted_20_Text">data/structure/timestep_info/00157/pos_dot</text:p>
      <text:p text:style-name="Preformatted_20_Text">data/structure/timestep_info/00157/postproc_cell/_read_as</text:p>
      <text:p text:style-name="Preformatted_20_Text">data/structure/timestep_info/00157/postproc_cell/coords_a</text:p>
      <text:p text:style-name="Preformatted_20_Text">data/structure/timestep_info/00157/postproc_cell/loads</text:p>
      <text:p text:style-name="Preformatted_20_Text">data/structure/timestep_info/00157/postproc_cell/strain</text:p>
      <text:p text:style-name="Preformatted_20_Text">data/structure/timestep_info/00157/postproc_node/_read_as</text:p>
      <text:p text:style-name="Preformatted_20_Text">data/structure/timestep_info/00157/postproc_node/aero_steady_forces</text:p>
      <text:p text:style-name="Preformatted_20_Text">data/structure/timestep_info/00157/postproc_node/aero_unsteady_forces</text:p>
      <text:p text:style-name="Preformatted_20_Text">data/structure/timestep_info/00157/psi</text:p>
      <text:p text:style-name="Preformatted_20_Text">data/structure/timestep_info/00157/psi_ddot</text:p>
      <text:p text:style-name="Preformatted_20_Text">data/structure/timestep_info/00157/psi_dot</text:p>
      <text:p text:style-name="Preformatted_20_Text">data/structure/timestep_info/00157/psi_dot_local</text:p>
      <text:p text:style-name="Preformatted_20_Text">data/structure/timestep_info/00157/psi_local</text:p>
      <text:p text:style-name="Preformatted_20_Text">data/structure/timestep_info/00157/q</text:p>
      <text:p text:style-name="Preformatted_20_Text">data/structure/timestep_info/00157/quat</text:p>
      <text:p text:style-name="Preformatted_20_Text">data/structure/timestep_info/00157/runtime_steady_forces</text:p>
      <text:p text:style-name="Preformatted_20_Text">data/structure/timestep_info/00157/runtime_unsteady_forces</text:p>
      <text:p text:style-name="Preformatted_20_Text">data/structure/timestep_info/00157/steady_applied_forces</text:p>
      <text:p text:style-name="Preformatted_20_Text">data/structure/timestep_info/00157/total_forces</text:p>
      <text:p text:style-name="Preformatted_20_Text">data/structure/timestep_info/00157/total_gravity_forces</text:p>
      <text:p text:style-name="Preformatted_20_Text">data/structure/timestep_info/00157/unsteady_applied_forces</text:p>
      <text:p text:style-name="Preformatted_20_Text">data/structure/timestep_info/00158/_read_as</text:p>
      <text:p text:style-name="Preformatted_20_Text">data/structure/timestep_info/00158/dqddt</text:p>
      <text:p text:style-name="Preformatted_20_Text">data/structure/timestep_info/00158/dqdt</text:p>
      <text:p text:style-name="Preformatted_20_Text">data/structure/timestep_info/00158/for_acc</text:p>
      <text:p text:style-name="Preformatted_20_Text">data/structure/timestep_info/00158/for_pos</text:p>
      <text:p text:style-name="Preformatted_20_Text">data/structure/timestep_info/00158/for_vel</text:p>
      <text:p text:style-name="Preformatted_20_Text">data/structure/timestep_info/00158/forces_constraints_FoR</text:p>
      <text:p text:style-name="Preformatted_20_Text">data/structure/timestep_info/00158/forces_constraints_nodes</text:p>
      <text:p text:style-name="Preformatted_20_Text">data/structure/timestep_info/00158/gravity_forces</text:p>
      <text:p text:style-name="Preformatted_20_Text">data/structure/timestep_info/00158/in_global_AFoR</text:p>
      <text:p text:style-name="Preformatted_20_Text">data/structure/timestep_info/00158/mb_FoR_acc</text:p>
      <text:p text:style-name="Preformatted_20_Text">data/structure/timestep_info/00158/mb_FoR_pos</text:p>
      <text:p text:style-name="Preformatted_20_Text">data/structure/timestep_info/00158/mb_FoR_vel</text:p>
      <text:p text:style-name="Preformatted_20_Text">data/structure/timestep_info/00158/mb_dict</text:p>
      <text:p text:style-name="Preformatted_20_Text">data/structure/timestep_info/00158/mb_dquatdt</text:p>
      <text:p text:style-name="Preformatted_20_Text">data/structure/timestep_info/00158/mb_quat</text:p>
      <text:p text:style-name="Preformatted_20_Text">data/structure/timestep_info/00158/num_elem</text:p>
      <text:p text:style-name="Preformatted_20_Text">data/structure/timestep_info/00158/num_node</text:p>
      <text:p text:style-name="Preformatted_20_Text">data/structure/timestep_info/00158/num_node_elem</text:p>
      <text:p text:style-name="Preformatted_20_Text">data/structure/timestep_info/00158/pos</text:p>
      <text:p text:style-name="Preformatted_20_Text">data/structure/timestep_info/00158/pos_ddot</text:p>
      <text:p text:style-name="Preformatted_20_Text">data/structure/timestep_info/00158/pos_dot</text:p>
      <text:p text:style-name="Preformatted_20_Text">data/structure/timestep_info/00158/postproc_cell/_read_as</text:p>
      <text:p text:style-name="Preformatted_20_Text">data/structure/timestep_info/00158/postproc_cell/coords_a</text:p>
      <text:p text:style-name="Preformatted_20_Text">data/structure/timestep_info/00158/postproc_cell/loads</text:p>
      <text:p text:style-name="Preformatted_20_Text">data/structure/timestep_info/00158/postproc_cell/strain</text:p>
      <text:p text:style-name="Preformatted_20_Text">data/structure/timestep_info/00158/postproc_node/_read_as</text:p>
      <text:p text:style-name="Preformatted_20_Text">data/structure/timestep_info/00158/postproc_node/aero_steady_forces</text:p>
      <text:p text:style-name="Preformatted_20_Text">data/structure/timestep_info/00158/postproc_node/aero_unsteady_forces</text:p>
      <text:p text:style-name="Preformatted_20_Text">data/structure/timestep_info/00158/psi</text:p>
      <text:p text:style-name="Preformatted_20_Text">data/structure/timestep_info/00158/psi_ddot</text:p>
      <text:p text:style-name="Preformatted_20_Text"><text:soft-page-break/>data/structure/timestep_info/00158/psi_dot</text:p>
      <text:p text:style-name="Preformatted_20_Text">data/structure/timestep_info/00158/psi_dot_local</text:p>
      <text:p text:style-name="Preformatted_20_Text">data/structure/timestep_info/00158/psi_local</text:p>
      <text:p text:style-name="Preformatted_20_Text">data/structure/timestep_info/00158/q</text:p>
      <text:p text:style-name="Preformatted_20_Text">data/structure/timestep_info/00158/quat</text:p>
      <text:p text:style-name="Preformatted_20_Text">data/structure/timestep_info/00158/runtime_steady_forces</text:p>
      <text:p text:style-name="Preformatted_20_Text">data/structure/timestep_info/00158/runtime_unsteady_forces</text:p>
      <text:p text:style-name="Preformatted_20_Text">data/structure/timestep_info/00158/steady_applied_forces</text:p>
      <text:p text:style-name="Preformatted_20_Text">data/structure/timestep_info/00158/total_forces</text:p>
      <text:p text:style-name="Preformatted_20_Text">data/structure/timestep_info/00158/total_gravity_forces</text:p>
      <text:p text:style-name="Preformatted_20_Text">data/structure/timestep_info/00158/unsteady_applied_forces</text:p>
      <text:p text:style-name="Preformatted_20_Text">data/structure/timestep_info/00159/_read_as</text:p>
      <text:p text:style-name="Preformatted_20_Text">data/structure/timestep_info/00159/dqddt</text:p>
      <text:p text:style-name="Preformatted_20_Text">data/structure/timestep_info/00159/dqdt</text:p>
      <text:p text:style-name="Preformatted_20_Text">data/structure/timestep_info/00159/for_acc</text:p>
      <text:p text:style-name="Preformatted_20_Text">data/structure/timestep_info/00159/for_pos</text:p>
      <text:p text:style-name="Preformatted_20_Text">data/structure/timestep_info/00159/for_vel</text:p>
      <text:p text:style-name="Preformatted_20_Text">data/structure/timestep_info/00159/forces_constraints_FoR</text:p>
      <text:p text:style-name="Preformatted_20_Text">data/structure/timestep_info/00159/forces_constraints_nodes</text:p>
      <text:p text:style-name="Preformatted_20_Text">data/structure/timestep_info/00159/gravity_forces</text:p>
      <text:p text:style-name="Preformatted_20_Text">data/structure/timestep_info/00159/in_global_AFoR</text:p>
      <text:p text:style-name="Preformatted_20_Text">data/structure/timestep_info/00159/mb_FoR_acc</text:p>
      <text:p text:style-name="Preformatted_20_Text">data/structure/timestep_info/00159/mb_FoR_pos</text:p>
      <text:p text:style-name="Preformatted_20_Text">data/structure/timestep_info/00159/mb_FoR_vel</text:p>
      <text:p text:style-name="Preformatted_20_Text">data/structure/timestep_info/00159/mb_dict</text:p>
      <text:p text:style-name="Preformatted_20_Text">data/structure/timestep_info/00159/mb_dquatdt</text:p>
      <text:p text:style-name="Preformatted_20_Text">data/structure/timestep_info/00159/mb_quat</text:p>
      <text:p text:style-name="Preformatted_20_Text">data/structure/timestep_info/00159/num_elem</text:p>
      <text:p text:style-name="Preformatted_20_Text">data/structure/timestep_info/00159/num_node</text:p>
      <text:p text:style-name="Preformatted_20_Text">data/structure/timestep_info/00159/num_node_elem</text:p>
      <text:p text:style-name="Preformatted_20_Text">data/structure/timestep_info/00159/pos</text:p>
      <text:p text:style-name="Preformatted_20_Text">data/structure/timestep_info/00159/pos_ddot</text:p>
      <text:p text:style-name="Preformatted_20_Text">data/structure/timestep_info/00159/pos_dot</text:p>
      <text:p text:style-name="Preformatted_20_Text">data/structure/timestep_info/00159/postproc_cell/_read_as</text:p>
      <text:p text:style-name="Preformatted_20_Text">data/structure/timestep_info/00159/postproc_cell/coords_a</text:p>
      <text:p text:style-name="Preformatted_20_Text">data/structure/timestep_info/00159/postproc_cell/loads</text:p>
      <text:p text:style-name="Preformatted_20_Text">data/structure/timestep_info/00159/postproc_cell/strain</text:p>
      <text:p text:style-name="Preformatted_20_Text">data/structure/timestep_info/00159/postproc_node/_read_as</text:p>
      <text:p text:style-name="Preformatted_20_Text">data/structure/timestep_info/00159/postproc_node/aero_steady_forces</text:p>
      <text:p text:style-name="Preformatted_20_Text">data/structure/timestep_info/00159/postproc_node/aero_unsteady_forces</text:p>
      <text:p text:style-name="Preformatted_20_Text">data/structure/timestep_info/00159/psi</text:p>
      <text:p text:style-name="Preformatted_20_Text">data/structure/timestep_info/00159/psi_ddot</text:p>
      <text:p text:style-name="Preformatted_20_Text">data/structure/timestep_info/00159/psi_dot</text:p>
      <text:p text:style-name="Preformatted_20_Text">data/structure/timestep_info/00159/psi_dot_local</text:p>
      <text:p text:style-name="Preformatted_20_Text">data/structure/timestep_info/00159/psi_local</text:p>
      <text:p text:style-name="Preformatted_20_Text">data/structure/timestep_info/00159/q</text:p>
      <text:p text:style-name="Preformatted_20_Text">data/structure/timestep_info/00159/quat</text:p>
      <text:p text:style-name="Preformatted_20_Text">data/structure/timestep_info/00159/runtime_steady_forces</text:p>
      <text:p text:style-name="Preformatted_20_Text">data/structure/timestep_info/00159/runtime_unsteady_forces</text:p>
      <text:p text:style-name="Preformatted_20_Text">data/structure/timestep_info/00159/steady_applied_forces</text:p>
      <text:p text:style-name="Preformatted_20_Text">data/structure/timestep_info/00159/total_forces</text:p>
      <text:p text:style-name="Preformatted_20_Text">data/structure/timestep_info/00159/total_gravity_forces</text:p>
      <text:p text:style-name="Preformatted_20_Text">data/structure/timestep_info/00159/unsteady_applied_forces</text:p>
      <text:p text:style-name="Preformatted_20_Text">data/structure/timestep_info/00160/_read_as</text:p>
      <text:p text:style-name="Preformatted_20_Text">data/structure/timestep_info/00160/dqddt</text:p>
      <text:p text:style-name="Preformatted_20_Text">data/structure/timestep_info/00160/dqdt</text:p>
      <text:p text:style-name="Preformatted_20_Text">data/structure/timestep_info/00160/for_acc</text:p>
      <text:p text:style-name="Preformatted_20_Text">data/structure/timestep_info/00160/for_pos</text:p>
      <text:p text:style-name="Preformatted_20_Text">data/structure/timestep_info/00160/for_vel</text:p>
      <text:p text:style-name="Preformatted_20_Text">data/structure/timestep_info/00160/forces_constraints_FoR</text:p>
      <text:p text:style-name="Preformatted_20_Text">data/structure/timestep_info/00160/forces_constraints_nodes</text:p>
      <text:p text:style-name="Preformatted_20_Text">data/structure/timestep_info/00160/gravity_forces</text:p>
      <text:p text:style-name="Preformatted_20_Text">data/structure/timestep_info/00160/in_global_AFoR</text:p>
      <text:p text:style-name="Preformatted_20_Text">data/structure/timestep_info/00160/mb_FoR_acc</text:p>
      <text:p text:style-name="Preformatted_20_Text"><text:soft-page-break/>data/structure/timestep_info/00160/mb_FoR_pos</text:p>
      <text:p text:style-name="Preformatted_20_Text">data/structure/timestep_info/00160/mb_FoR_vel</text:p>
      <text:p text:style-name="Preformatted_20_Text">data/structure/timestep_info/00160/mb_dict</text:p>
      <text:p text:style-name="Preformatted_20_Text">data/structure/timestep_info/00160/mb_dquatdt</text:p>
      <text:p text:style-name="Preformatted_20_Text">data/structure/timestep_info/00160/mb_quat</text:p>
      <text:p text:style-name="Preformatted_20_Text">data/structure/timestep_info/00160/num_elem</text:p>
      <text:p text:style-name="Preformatted_20_Text">data/structure/timestep_info/00160/num_node</text:p>
      <text:p text:style-name="Preformatted_20_Text">data/structure/timestep_info/00160/num_node_elem</text:p>
      <text:p text:style-name="Preformatted_20_Text">data/structure/timestep_info/00160/pos</text:p>
      <text:p text:style-name="Preformatted_20_Text">data/structure/timestep_info/00160/pos_ddot</text:p>
      <text:p text:style-name="Preformatted_20_Text">data/structure/timestep_info/00160/pos_dot</text:p>
      <text:p text:style-name="Preformatted_20_Text">data/structure/timestep_info/00160/postproc_cell/_read_as</text:p>
      <text:p text:style-name="Preformatted_20_Text">data/structure/timestep_info/00160/postproc_cell/coords_a</text:p>
      <text:p text:style-name="Preformatted_20_Text">data/structure/timestep_info/00160/postproc_cell/loads</text:p>
      <text:p text:style-name="Preformatted_20_Text">data/structure/timestep_info/00160/postproc_cell/strain</text:p>
      <text:p text:style-name="Preformatted_20_Text">data/structure/timestep_info/00160/postproc_node/_read_as</text:p>
      <text:p text:style-name="Preformatted_20_Text">data/structure/timestep_info/00160/postproc_node/aero_steady_forces</text:p>
      <text:p text:style-name="Preformatted_20_Text">data/structure/timestep_info/00160/postproc_node/aero_unsteady_forces</text:p>
      <text:p text:style-name="Preformatted_20_Text">data/structure/timestep_info/00160/psi</text:p>
      <text:p text:style-name="Preformatted_20_Text">data/structure/timestep_info/00160/psi_ddot</text:p>
      <text:p text:style-name="Preformatted_20_Text">data/structure/timestep_info/00160/psi_dot</text:p>
      <text:p text:style-name="Preformatted_20_Text">data/structure/timestep_info/00160/psi_dot_local</text:p>
      <text:p text:style-name="Preformatted_20_Text">data/structure/timestep_info/00160/psi_local</text:p>
      <text:p text:style-name="Preformatted_20_Text">data/structure/timestep_info/00160/q</text:p>
      <text:p text:style-name="Preformatted_20_Text">data/structure/timestep_info/00160/quat</text:p>
      <text:p text:style-name="Preformatted_20_Text">data/structure/timestep_info/00160/runtime_steady_forces</text:p>
      <text:p text:style-name="Preformatted_20_Text">data/structure/timestep_info/00160/runtime_unsteady_forces</text:p>
      <text:p text:style-name="Preformatted_20_Text">data/structure/timestep_info/00160/steady_applied_forces</text:p>
      <text:p text:style-name="Preformatted_20_Text">data/structure/timestep_info/00160/total_forces</text:p>
      <text:p text:style-name="Preformatted_20_Text">data/structure/timestep_info/00160/total_gravity_forces</text:p>
      <text:p text:style-name="Preformatted_20_Text">data/structure/timestep_info/00160/unsteady_applied_forces</text:p>
      <text:p text:style-name="Preformatted_20_Text">data/structure/timestep_info/00161/_read_as</text:p>
      <text:p text:style-name="Preformatted_20_Text">data/structure/timestep_info/00161/dqddt</text:p>
      <text:p text:style-name="Preformatted_20_Text">data/structure/timestep_info/00161/dqdt</text:p>
      <text:p text:style-name="Preformatted_20_Text">data/structure/timestep_info/00161/for_acc</text:p>
      <text:p text:style-name="Preformatted_20_Text">data/structure/timestep_info/00161/for_pos</text:p>
      <text:p text:style-name="Preformatted_20_Text">data/structure/timestep_info/00161/for_vel</text:p>
      <text:p text:style-name="Preformatted_20_Text">data/structure/timestep_info/00161/forces_constraints_FoR</text:p>
      <text:p text:style-name="Preformatted_20_Text">data/structure/timestep_info/00161/forces_constraints_nodes</text:p>
      <text:p text:style-name="Preformatted_20_Text">data/structure/timestep_info/00161/gravity_forces</text:p>
      <text:p text:style-name="Preformatted_20_Text">data/structure/timestep_info/00161/in_global_AFoR</text:p>
      <text:p text:style-name="Preformatted_20_Text">data/structure/timestep_info/00161/mb_FoR_acc</text:p>
      <text:p text:style-name="Preformatted_20_Text">data/structure/timestep_info/00161/mb_FoR_pos</text:p>
      <text:p text:style-name="Preformatted_20_Text">data/structure/timestep_info/00161/mb_FoR_vel</text:p>
      <text:p text:style-name="Preformatted_20_Text">data/structure/timestep_info/00161/mb_dict</text:p>
      <text:p text:style-name="Preformatted_20_Text">data/structure/timestep_info/00161/mb_dquatdt</text:p>
      <text:p text:style-name="Preformatted_20_Text">data/structure/timestep_info/00161/mb_quat</text:p>
      <text:p text:style-name="Preformatted_20_Text">data/structure/timestep_info/00161/num_elem</text:p>
      <text:p text:style-name="Preformatted_20_Text">data/structure/timestep_info/00161/num_node</text:p>
      <text:p text:style-name="Preformatted_20_Text">data/structure/timestep_info/00161/num_node_elem</text:p>
      <text:p text:style-name="Preformatted_20_Text">data/structure/timestep_info/00161/pos</text:p>
      <text:p text:style-name="Preformatted_20_Text">data/structure/timestep_info/00161/pos_ddot</text:p>
      <text:p text:style-name="Preformatted_20_Text">data/structure/timestep_info/00161/pos_dot</text:p>
      <text:p text:style-name="Preformatted_20_Text">data/structure/timestep_info/00161/postproc_cell/_read_as</text:p>
      <text:p text:style-name="Preformatted_20_Text">data/structure/timestep_info/00161/postproc_cell/coords_a</text:p>
      <text:p text:style-name="Preformatted_20_Text">data/structure/timestep_info/00161/postproc_cell/loads</text:p>
      <text:p text:style-name="Preformatted_20_Text">data/structure/timestep_info/00161/postproc_cell/strain</text:p>
      <text:p text:style-name="Preformatted_20_Text">data/structure/timestep_info/00161/postproc_node/_read_as</text:p>
      <text:p text:style-name="Preformatted_20_Text">data/structure/timestep_info/00161/postproc_node/aero_steady_forces</text:p>
      <text:p text:style-name="Preformatted_20_Text">data/structure/timestep_info/00161/postproc_node/aero_unsteady_forces</text:p>
      <text:p text:style-name="Preformatted_20_Text">data/structure/timestep_info/00161/psi</text:p>
      <text:p text:style-name="Preformatted_20_Text">data/structure/timestep_info/00161/psi_ddot</text:p>
      <text:p text:style-name="Preformatted_20_Text">data/structure/timestep_info/00161/psi_dot</text:p>
      <text:p text:style-name="Preformatted_20_Text">data/structure/timestep_info/00161/psi_dot_local</text:p>
      <text:p text:style-name="Preformatted_20_Text"><text:soft-page-break/>data/structure/timestep_info/00161/psi_local</text:p>
      <text:p text:style-name="Preformatted_20_Text">data/structure/timestep_info/00161/q</text:p>
      <text:p text:style-name="Preformatted_20_Text">data/structure/timestep_info/00161/quat</text:p>
      <text:p text:style-name="Preformatted_20_Text">data/structure/timestep_info/00161/runtime_steady_forces</text:p>
      <text:p text:style-name="Preformatted_20_Text">data/structure/timestep_info/00161/runtime_unsteady_forces</text:p>
      <text:p text:style-name="Preformatted_20_Text">data/structure/timestep_info/00161/steady_applied_forces</text:p>
      <text:p text:style-name="Preformatted_20_Text">data/structure/timestep_info/00161/total_forces</text:p>
      <text:p text:style-name="Preformatted_20_Text">data/structure/timestep_info/00161/total_gravity_forces</text:p>
      <text:p text:style-name="Preformatted_20_Text">data/structure/timestep_info/00161/unsteady_applied_forces</text:p>
      <text:p text:style-name="Preformatted_20_Text">data/structure/timestep_info/00162/_read_as</text:p>
      <text:p text:style-name="Preformatted_20_Text">data/structure/timestep_info/00162/dqddt</text:p>
      <text:p text:style-name="Preformatted_20_Text">data/structure/timestep_info/00162/dqdt</text:p>
      <text:p text:style-name="Preformatted_20_Text">data/structure/timestep_info/00162/for_acc</text:p>
      <text:p text:style-name="Preformatted_20_Text">data/structure/timestep_info/00162/for_pos</text:p>
      <text:p text:style-name="Preformatted_20_Text">data/structure/timestep_info/00162/for_vel</text:p>
      <text:p text:style-name="Preformatted_20_Text">data/structure/timestep_info/00162/forces_constraints_FoR</text:p>
      <text:p text:style-name="Preformatted_20_Text">data/structure/timestep_info/00162/forces_constraints_nodes</text:p>
      <text:p text:style-name="Preformatted_20_Text">data/structure/timestep_info/00162/gravity_forces</text:p>
      <text:p text:style-name="Preformatted_20_Text">data/structure/timestep_info/00162/in_global_AFoR</text:p>
      <text:p text:style-name="Preformatted_20_Text">data/structure/timestep_info/00162/mb_FoR_acc</text:p>
      <text:p text:style-name="Preformatted_20_Text">data/structure/timestep_info/00162/mb_FoR_pos</text:p>
      <text:p text:style-name="Preformatted_20_Text">data/structure/timestep_info/00162/mb_FoR_vel</text:p>
      <text:p text:style-name="Preformatted_20_Text">data/structure/timestep_info/00162/mb_dict</text:p>
      <text:p text:style-name="Preformatted_20_Text">data/structure/timestep_info/00162/mb_dquatdt</text:p>
      <text:p text:style-name="Preformatted_20_Text">data/structure/timestep_info/00162/mb_quat</text:p>
      <text:p text:style-name="Preformatted_20_Text">data/structure/timestep_info/00162/num_elem</text:p>
      <text:p text:style-name="Preformatted_20_Text">data/structure/timestep_info/00162/num_node</text:p>
      <text:p text:style-name="Preformatted_20_Text">data/structure/timestep_info/00162/num_node_elem</text:p>
      <text:p text:style-name="Preformatted_20_Text">data/structure/timestep_info/00162/pos</text:p>
      <text:p text:style-name="Preformatted_20_Text">data/structure/timestep_info/00162/pos_ddot</text:p>
      <text:p text:style-name="Preformatted_20_Text">data/structure/timestep_info/00162/pos_dot</text:p>
      <text:p text:style-name="Preformatted_20_Text">data/structure/timestep_info/00162/postproc_cell/_read_as</text:p>
      <text:p text:style-name="Preformatted_20_Text">data/structure/timestep_info/00162/postproc_cell/coords_a</text:p>
      <text:p text:style-name="Preformatted_20_Text">data/structure/timestep_info/00162/postproc_cell/loads</text:p>
      <text:p text:style-name="Preformatted_20_Text">data/structure/timestep_info/00162/postproc_cell/strain</text:p>
      <text:p text:style-name="Preformatted_20_Text">data/structure/timestep_info/00162/postproc_node/_read_as</text:p>
      <text:p text:style-name="Preformatted_20_Text">data/structure/timestep_info/00162/postproc_node/aero_steady_forces</text:p>
      <text:p text:style-name="Preformatted_20_Text">data/structure/timestep_info/00162/postproc_node/aero_unsteady_forces</text:p>
      <text:p text:style-name="Preformatted_20_Text">data/structure/timestep_info/00162/psi</text:p>
      <text:p text:style-name="Preformatted_20_Text">data/structure/timestep_info/00162/psi_ddot</text:p>
      <text:p text:style-name="Preformatted_20_Text">data/structure/timestep_info/00162/psi_dot</text:p>
      <text:p text:style-name="Preformatted_20_Text">data/structure/timestep_info/00162/psi_dot_local</text:p>
      <text:p text:style-name="Preformatted_20_Text">data/structure/timestep_info/00162/psi_local</text:p>
      <text:p text:style-name="Preformatted_20_Text">data/structure/timestep_info/00162/q</text:p>
      <text:p text:style-name="Preformatted_20_Text">data/structure/timestep_info/00162/quat</text:p>
      <text:p text:style-name="Preformatted_20_Text">data/structure/timestep_info/00162/runtime_steady_forces</text:p>
      <text:p text:style-name="Preformatted_20_Text">data/structure/timestep_info/00162/runtime_unsteady_forces</text:p>
      <text:p text:style-name="Preformatted_20_Text">data/structure/timestep_info/00162/steady_applied_forces</text:p>
      <text:p text:style-name="Preformatted_20_Text">data/structure/timestep_info/00162/total_forces</text:p>
      <text:p text:style-name="Preformatted_20_Text">data/structure/timestep_info/00162/total_gravity_forces</text:p>
      <text:p text:style-name="Preformatted_20_Text">data/structure/timestep_info/00162/unsteady_applied_forces</text:p>
      <text:p text:style-name="Preformatted_20_Text">data/structure/timestep_info/00163/_read_as</text:p>
      <text:p text:style-name="Preformatted_20_Text">data/structure/timestep_info/00163/dqddt</text:p>
      <text:p text:style-name="Preformatted_20_Text">data/structure/timestep_info/00163/dqdt</text:p>
      <text:p text:style-name="Preformatted_20_Text">data/structure/timestep_info/00163/for_acc</text:p>
      <text:p text:style-name="Preformatted_20_Text">data/structure/timestep_info/00163/for_pos</text:p>
      <text:p text:style-name="Preformatted_20_Text">data/structure/timestep_info/00163/for_vel</text:p>
      <text:p text:style-name="Preformatted_20_Text">data/structure/timestep_info/00163/forces_constraints_FoR</text:p>
      <text:p text:style-name="Preformatted_20_Text">data/structure/timestep_info/00163/forces_constraints_nodes</text:p>
      <text:p text:style-name="Preformatted_20_Text">data/structure/timestep_info/00163/gravity_forces</text:p>
      <text:p text:style-name="Preformatted_20_Text">data/structure/timestep_info/00163/in_global_AFoR</text:p>
      <text:p text:style-name="Preformatted_20_Text">data/structure/timestep_info/00163/mb_FoR_acc</text:p>
      <text:p text:style-name="Preformatted_20_Text">data/structure/timestep_info/00163/mb_FoR_pos</text:p>
      <text:p text:style-name="Preformatted_20_Text">data/structure/timestep_info/00163/mb_FoR_vel</text:p>
      <text:p text:style-name="Preformatted_20_Text"><text:soft-page-break/>data/structure/timestep_info/00163/mb_dict</text:p>
      <text:p text:style-name="Preformatted_20_Text">data/structure/timestep_info/00163/mb_dquatdt</text:p>
      <text:p text:style-name="Preformatted_20_Text">data/structure/timestep_info/00163/mb_quat</text:p>
      <text:p text:style-name="Preformatted_20_Text">data/structure/timestep_info/00163/num_elem</text:p>
      <text:p text:style-name="Preformatted_20_Text">data/structure/timestep_info/00163/num_node</text:p>
      <text:p text:style-name="Preformatted_20_Text">data/structure/timestep_info/00163/num_node_elem</text:p>
      <text:p text:style-name="Preformatted_20_Text">data/structure/timestep_info/00163/pos</text:p>
      <text:p text:style-name="Preformatted_20_Text">data/structure/timestep_info/00163/pos_ddot</text:p>
      <text:p text:style-name="Preformatted_20_Text">data/structure/timestep_info/00163/pos_dot</text:p>
      <text:p text:style-name="Preformatted_20_Text">data/structure/timestep_info/00163/postproc_cell/_read_as</text:p>
      <text:p text:style-name="Preformatted_20_Text">data/structure/timestep_info/00163/postproc_cell/coords_a</text:p>
      <text:p text:style-name="Preformatted_20_Text">data/structure/timestep_info/00163/postproc_cell/loads</text:p>
      <text:p text:style-name="Preformatted_20_Text">data/structure/timestep_info/00163/postproc_cell/strain</text:p>
      <text:p text:style-name="Preformatted_20_Text">data/structure/timestep_info/00163/postproc_node/_read_as</text:p>
      <text:p text:style-name="Preformatted_20_Text">data/structure/timestep_info/00163/postproc_node/aero_steady_forces</text:p>
      <text:p text:style-name="Preformatted_20_Text">data/structure/timestep_info/00163/postproc_node/aero_unsteady_forces</text:p>
      <text:p text:style-name="Preformatted_20_Text">data/structure/timestep_info/00163/psi</text:p>
      <text:p text:style-name="Preformatted_20_Text">data/structure/timestep_info/00163/psi_ddot</text:p>
      <text:p text:style-name="Preformatted_20_Text">data/structure/timestep_info/00163/psi_dot</text:p>
      <text:p text:style-name="Preformatted_20_Text">data/structure/timestep_info/00163/psi_dot_local</text:p>
      <text:p text:style-name="Preformatted_20_Text">data/structure/timestep_info/00163/psi_local</text:p>
      <text:p text:style-name="Preformatted_20_Text">data/structure/timestep_info/00163/q</text:p>
      <text:p text:style-name="Preformatted_20_Text">data/structure/timestep_info/00163/quat</text:p>
      <text:p text:style-name="Preformatted_20_Text">data/structure/timestep_info/00163/runtime_steady_forces</text:p>
      <text:p text:style-name="Preformatted_20_Text">data/structure/timestep_info/00163/runtime_unsteady_forces</text:p>
      <text:p text:style-name="Preformatted_20_Text">data/structure/timestep_info/00163/steady_applied_forces</text:p>
      <text:p text:style-name="Preformatted_20_Text">data/structure/timestep_info/00163/total_forces</text:p>
      <text:p text:style-name="Preformatted_20_Text">data/structure/timestep_info/00163/total_gravity_forces</text:p>
      <text:p text:style-name="Preformatted_20_Text">data/structure/timestep_info/00163/unsteady_applied_forces</text:p>
      <text:p text:style-name="Preformatted_20_Text">data/structure/timestep_info/00164/_read_as</text:p>
      <text:p text:style-name="Preformatted_20_Text">data/structure/timestep_info/00164/dqddt</text:p>
      <text:p text:style-name="Preformatted_20_Text">data/structure/timestep_info/00164/dqdt</text:p>
      <text:p text:style-name="Preformatted_20_Text">data/structure/timestep_info/00164/for_acc</text:p>
      <text:p text:style-name="Preformatted_20_Text">data/structure/timestep_info/00164/for_pos</text:p>
      <text:p text:style-name="Preformatted_20_Text">data/structure/timestep_info/00164/for_vel</text:p>
      <text:p text:style-name="Preformatted_20_Text">data/structure/timestep_info/00164/forces_constraints_FoR</text:p>
      <text:p text:style-name="Preformatted_20_Text">data/structure/timestep_info/00164/forces_constraints_nodes</text:p>
      <text:p text:style-name="Preformatted_20_Text">data/structure/timestep_info/00164/gravity_forces</text:p>
      <text:p text:style-name="Preformatted_20_Text">data/structure/timestep_info/00164/in_global_AFoR</text:p>
      <text:p text:style-name="Preformatted_20_Text">data/structure/timestep_info/00164/mb_FoR_acc</text:p>
      <text:p text:style-name="Preformatted_20_Text">data/structure/timestep_info/00164/mb_FoR_pos</text:p>
      <text:p text:style-name="Preformatted_20_Text">data/structure/timestep_info/00164/mb_FoR_vel</text:p>
      <text:p text:style-name="Preformatted_20_Text">data/structure/timestep_info/00164/mb_dict</text:p>
      <text:p text:style-name="Preformatted_20_Text">data/structure/timestep_info/00164/mb_dquatdt</text:p>
      <text:p text:style-name="Preformatted_20_Text">data/structure/timestep_info/00164/mb_quat</text:p>
      <text:p text:style-name="Preformatted_20_Text">data/structure/timestep_info/00164/num_elem</text:p>
      <text:p text:style-name="Preformatted_20_Text">data/structure/timestep_info/00164/num_node</text:p>
      <text:p text:style-name="Preformatted_20_Text">data/structure/timestep_info/00164/num_node_elem</text:p>
      <text:p text:style-name="Preformatted_20_Text">data/structure/timestep_info/00164/pos</text:p>
      <text:p text:style-name="Preformatted_20_Text">data/structure/timestep_info/00164/pos_ddot</text:p>
      <text:p text:style-name="Preformatted_20_Text">data/structure/timestep_info/00164/pos_dot</text:p>
      <text:p text:style-name="Preformatted_20_Text">data/structure/timestep_info/00164/postproc_cell/_read_as</text:p>
      <text:p text:style-name="Preformatted_20_Text">data/structure/timestep_info/00164/postproc_cell/coords_a</text:p>
      <text:p text:style-name="Preformatted_20_Text">data/structure/timestep_info/00164/postproc_cell/loads</text:p>
      <text:p text:style-name="Preformatted_20_Text">data/structure/timestep_info/00164/postproc_cell/strain</text:p>
      <text:p text:style-name="Preformatted_20_Text">data/structure/timestep_info/00164/postproc_node/_read_as</text:p>
      <text:p text:style-name="Preformatted_20_Text">data/structure/timestep_info/00164/postproc_node/aero_steady_forces</text:p>
      <text:p text:style-name="Preformatted_20_Text">data/structure/timestep_info/00164/postproc_node/aero_unsteady_forces</text:p>
      <text:p text:style-name="Preformatted_20_Text">data/structure/timestep_info/00164/psi</text:p>
      <text:p text:style-name="Preformatted_20_Text">data/structure/timestep_info/00164/psi_ddot</text:p>
      <text:p text:style-name="Preformatted_20_Text">data/structure/timestep_info/00164/psi_dot</text:p>
      <text:p text:style-name="Preformatted_20_Text">data/structure/timestep_info/00164/psi_dot_local</text:p>
      <text:p text:style-name="Preformatted_20_Text">data/structure/timestep_info/00164/psi_local</text:p>
      <text:p text:style-name="Preformatted_20_Text">data/structure/timestep_info/00164/q</text:p>
      <text:p text:style-name="Preformatted_20_Text"><text:soft-page-break/>data/structure/timestep_info/00164/quat</text:p>
      <text:p text:style-name="Preformatted_20_Text">data/structure/timestep_info/00164/runtime_steady_forces</text:p>
      <text:p text:style-name="Preformatted_20_Text">data/structure/timestep_info/00164/runtime_unsteady_forces</text:p>
      <text:p text:style-name="Preformatted_20_Text">data/structure/timestep_info/00164/steady_applied_forces</text:p>
      <text:p text:style-name="Preformatted_20_Text">data/structure/timestep_info/00164/total_forces</text:p>
      <text:p text:style-name="Preformatted_20_Text">data/structure/timestep_info/00164/total_gravity_forces</text:p>
      <text:p text:style-name="Preformatted_20_Text">data/structure/timestep_info/00164/unsteady_applied_forces</text:p>
      <text:p text:style-name="Preformatted_20_Text">data/structure/timestep_info/00165/_read_as</text:p>
      <text:p text:style-name="Preformatted_20_Text">data/structure/timestep_info/00165/dqddt</text:p>
      <text:p text:style-name="Preformatted_20_Text">data/structure/timestep_info/00165/dqdt</text:p>
      <text:p text:style-name="Preformatted_20_Text">data/structure/timestep_info/00165/for_acc</text:p>
      <text:p text:style-name="Preformatted_20_Text">data/structure/timestep_info/00165/for_pos</text:p>
      <text:p text:style-name="Preformatted_20_Text">data/structure/timestep_info/00165/for_vel</text:p>
      <text:p text:style-name="Preformatted_20_Text">data/structure/timestep_info/00165/forces_constraints_FoR</text:p>
      <text:p text:style-name="Preformatted_20_Text">data/structure/timestep_info/00165/forces_constraints_nodes</text:p>
      <text:p text:style-name="Preformatted_20_Text">data/structure/timestep_info/00165/gravity_forces</text:p>
      <text:p text:style-name="Preformatted_20_Text">data/structure/timestep_info/00165/in_global_AFoR</text:p>
      <text:p text:style-name="Preformatted_20_Text">data/structure/timestep_info/00165/mb_FoR_acc</text:p>
      <text:p text:style-name="Preformatted_20_Text">data/structure/timestep_info/00165/mb_FoR_pos</text:p>
      <text:p text:style-name="Preformatted_20_Text">data/structure/timestep_info/00165/mb_FoR_vel</text:p>
      <text:p text:style-name="Preformatted_20_Text">data/structure/timestep_info/00165/mb_dict</text:p>
      <text:p text:style-name="Preformatted_20_Text">data/structure/timestep_info/00165/mb_dquatdt</text:p>
      <text:p text:style-name="Preformatted_20_Text">data/structure/timestep_info/00165/mb_quat</text:p>
      <text:p text:style-name="Preformatted_20_Text">data/structure/timestep_info/00165/num_elem</text:p>
      <text:p text:style-name="Preformatted_20_Text">data/structure/timestep_info/00165/num_node</text:p>
      <text:p text:style-name="Preformatted_20_Text">data/structure/timestep_info/00165/num_node_elem</text:p>
      <text:p text:style-name="Preformatted_20_Text">data/structure/timestep_info/00165/pos</text:p>
      <text:p text:style-name="Preformatted_20_Text">data/structure/timestep_info/00165/pos_ddot</text:p>
      <text:p text:style-name="Preformatted_20_Text">data/structure/timestep_info/00165/pos_dot</text:p>
      <text:p text:style-name="Preformatted_20_Text">data/structure/timestep_info/00165/postproc_cell/_read_as</text:p>
      <text:p text:style-name="Preformatted_20_Text">data/structure/timestep_info/00165/postproc_cell/coords_a</text:p>
      <text:p text:style-name="Preformatted_20_Text">data/structure/timestep_info/00165/postproc_cell/loads</text:p>
      <text:p text:style-name="Preformatted_20_Text">data/structure/timestep_info/00165/postproc_cell/strain</text:p>
      <text:p text:style-name="Preformatted_20_Text">data/structure/timestep_info/00165/postproc_node/_read_as</text:p>
      <text:p text:style-name="Preformatted_20_Text">data/structure/timestep_info/00165/postproc_node/aero_steady_forces</text:p>
      <text:p text:style-name="Preformatted_20_Text">data/structure/timestep_info/00165/postproc_node/aero_unsteady_forces</text:p>
      <text:p text:style-name="Preformatted_20_Text">data/structure/timestep_info/00165/psi</text:p>
      <text:p text:style-name="Preformatted_20_Text">data/structure/timestep_info/00165/psi_ddot</text:p>
      <text:p text:style-name="Preformatted_20_Text">data/structure/timestep_info/00165/psi_dot</text:p>
      <text:p text:style-name="Preformatted_20_Text">data/structure/timestep_info/00165/psi_dot_local</text:p>
      <text:p text:style-name="Preformatted_20_Text">data/structure/timestep_info/00165/psi_local</text:p>
      <text:p text:style-name="Preformatted_20_Text">data/structure/timestep_info/00165/q</text:p>
      <text:p text:style-name="Preformatted_20_Text">data/structure/timestep_info/00165/quat</text:p>
      <text:p text:style-name="Preformatted_20_Text">data/structure/timestep_info/00165/runtime_steady_forces</text:p>
      <text:p text:style-name="Preformatted_20_Text">data/structure/timestep_info/00165/runtime_unsteady_forces</text:p>
      <text:p text:style-name="Preformatted_20_Text">data/structure/timestep_info/00165/steady_applied_forces</text:p>
      <text:p text:style-name="Preformatted_20_Text">data/structure/timestep_info/00165/total_forces</text:p>
      <text:p text:style-name="Preformatted_20_Text">data/structure/timestep_info/00165/total_gravity_forces</text:p>
      <text:p text:style-name="Preformatted_20_Text">data/structure/timestep_info/00165/unsteady_applied_forces</text:p>
      <text:p text:style-name="Preformatted_20_Text">data/structure/timestep_info/00166/_read_as</text:p>
      <text:p text:style-name="Preformatted_20_Text">data/structure/timestep_info/00166/dqddt</text:p>
      <text:p text:style-name="Preformatted_20_Text">data/structure/timestep_info/00166/dqdt</text:p>
      <text:p text:style-name="Preformatted_20_Text">data/structure/timestep_info/00166/for_acc</text:p>
      <text:p text:style-name="Preformatted_20_Text">data/structure/timestep_info/00166/for_pos</text:p>
      <text:p text:style-name="Preformatted_20_Text">data/structure/timestep_info/00166/for_vel</text:p>
      <text:p text:style-name="Preformatted_20_Text">data/structure/timestep_info/00166/forces_constraints_FoR</text:p>
      <text:p text:style-name="Preformatted_20_Text">data/structure/timestep_info/00166/forces_constraints_nodes</text:p>
      <text:p text:style-name="Preformatted_20_Text">data/structure/timestep_info/00166/gravity_forces</text:p>
      <text:p text:style-name="Preformatted_20_Text">data/structure/timestep_info/00166/in_global_AFoR</text:p>
      <text:p text:style-name="Preformatted_20_Text">data/structure/timestep_info/00166/mb_FoR_acc</text:p>
      <text:p text:style-name="Preformatted_20_Text">data/structure/timestep_info/00166/mb_FoR_pos</text:p>
      <text:p text:style-name="Preformatted_20_Text">data/structure/timestep_info/00166/mb_FoR_vel</text:p>
      <text:p text:style-name="Preformatted_20_Text">data/structure/timestep_info/00166/mb_dict</text:p>
      <text:p text:style-name="Preformatted_20_Text">data/structure/timestep_info/00166/mb_dquatdt</text:p>
      <text:p text:style-name="Preformatted_20_Text"><text:soft-page-break/>data/structure/timestep_info/00166/mb_quat</text:p>
      <text:p text:style-name="Preformatted_20_Text">data/structure/timestep_info/00166/num_elem</text:p>
      <text:p text:style-name="Preformatted_20_Text">data/structure/timestep_info/00166/num_node</text:p>
      <text:p text:style-name="Preformatted_20_Text">data/structure/timestep_info/00166/num_node_elem</text:p>
      <text:p text:style-name="Preformatted_20_Text">data/structure/timestep_info/00166/pos</text:p>
      <text:p text:style-name="Preformatted_20_Text">data/structure/timestep_info/00166/pos_ddot</text:p>
      <text:p text:style-name="Preformatted_20_Text">data/structure/timestep_info/00166/pos_dot</text:p>
      <text:p text:style-name="Preformatted_20_Text">data/structure/timestep_info/00166/postproc_cell/_read_as</text:p>
      <text:p text:style-name="Preformatted_20_Text">data/structure/timestep_info/00166/postproc_cell/coords_a</text:p>
      <text:p text:style-name="Preformatted_20_Text">data/structure/timestep_info/00166/postproc_cell/loads</text:p>
      <text:p text:style-name="Preformatted_20_Text">data/structure/timestep_info/00166/postproc_cell/strain</text:p>
      <text:p text:style-name="Preformatted_20_Text">data/structure/timestep_info/00166/postproc_node/_read_as</text:p>
      <text:p text:style-name="Preformatted_20_Text">data/structure/timestep_info/00166/postproc_node/aero_steady_forces</text:p>
      <text:p text:style-name="Preformatted_20_Text">data/structure/timestep_info/00166/postproc_node/aero_unsteady_forces</text:p>
      <text:p text:style-name="Preformatted_20_Text">data/structure/timestep_info/00166/psi</text:p>
      <text:p text:style-name="Preformatted_20_Text">data/structure/timestep_info/00166/psi_ddot</text:p>
      <text:p text:style-name="Preformatted_20_Text">data/structure/timestep_info/00166/psi_dot</text:p>
      <text:p text:style-name="Preformatted_20_Text">data/structure/timestep_info/00166/psi_dot_local</text:p>
      <text:p text:style-name="Preformatted_20_Text">data/structure/timestep_info/00166/psi_local</text:p>
      <text:p text:style-name="Preformatted_20_Text">data/structure/timestep_info/00166/q</text:p>
      <text:p text:style-name="Preformatted_20_Text">data/structure/timestep_info/00166/quat</text:p>
      <text:p text:style-name="Preformatted_20_Text">data/structure/timestep_info/00166/runtime_steady_forces</text:p>
      <text:p text:style-name="Preformatted_20_Text">data/structure/timestep_info/00166/runtime_unsteady_forces</text:p>
      <text:p text:style-name="Preformatted_20_Text">data/structure/timestep_info/00166/steady_applied_forces</text:p>
      <text:p text:style-name="Preformatted_20_Text">data/structure/timestep_info/00166/total_forces</text:p>
      <text:p text:style-name="Preformatted_20_Text">data/structure/timestep_info/00166/total_gravity_forces</text:p>
      <text:p text:style-name="Preformatted_20_Text">data/structure/timestep_info/00166/unsteady_applied_forces</text:p>
      <text:p text:style-name="Preformatted_20_Text">data/structure/timestep_info/00167/_read_as</text:p>
      <text:p text:style-name="Preformatted_20_Text">data/structure/timestep_info/00167/dqddt</text:p>
      <text:p text:style-name="Preformatted_20_Text">data/structure/timestep_info/00167/dqdt</text:p>
      <text:p text:style-name="Preformatted_20_Text">data/structure/timestep_info/00167/for_acc</text:p>
      <text:p text:style-name="Preformatted_20_Text">data/structure/timestep_info/00167/for_pos</text:p>
      <text:p text:style-name="Preformatted_20_Text">data/structure/timestep_info/00167/for_vel</text:p>
      <text:p text:style-name="Preformatted_20_Text">data/structure/timestep_info/00167/forces_constraints_FoR</text:p>
      <text:p text:style-name="Preformatted_20_Text">data/structure/timestep_info/00167/forces_constraints_nodes</text:p>
      <text:p text:style-name="Preformatted_20_Text">data/structure/timestep_info/00167/gravity_forces</text:p>
      <text:p text:style-name="Preformatted_20_Text">data/structure/timestep_info/00167/in_global_AFoR</text:p>
      <text:p text:style-name="Preformatted_20_Text">data/structure/timestep_info/00167/mb_FoR_acc</text:p>
      <text:p text:style-name="Preformatted_20_Text">data/structure/timestep_info/00167/mb_FoR_pos</text:p>
      <text:p text:style-name="Preformatted_20_Text">data/structure/timestep_info/00167/mb_FoR_vel</text:p>
      <text:p text:style-name="Preformatted_20_Text">data/structure/timestep_info/00167/mb_dict</text:p>
      <text:p text:style-name="Preformatted_20_Text">data/structure/timestep_info/00167/mb_dquatdt</text:p>
      <text:p text:style-name="Preformatted_20_Text">data/structure/timestep_info/00167/mb_quat</text:p>
      <text:p text:style-name="Preformatted_20_Text">data/structure/timestep_info/00167/num_elem</text:p>
      <text:p text:style-name="Preformatted_20_Text">data/structure/timestep_info/00167/num_node</text:p>
      <text:p text:style-name="Preformatted_20_Text">data/structure/timestep_info/00167/num_node_elem</text:p>
      <text:p text:style-name="Preformatted_20_Text">data/structure/timestep_info/00167/pos</text:p>
      <text:p text:style-name="Preformatted_20_Text">data/structure/timestep_info/00167/pos_ddot</text:p>
      <text:p text:style-name="Preformatted_20_Text">data/structure/timestep_info/00167/pos_dot</text:p>
      <text:p text:style-name="Preformatted_20_Text">data/structure/timestep_info/00167/postproc_cell/_read_as</text:p>
      <text:p text:style-name="Preformatted_20_Text">data/structure/timestep_info/00167/postproc_cell/coords_a</text:p>
      <text:p text:style-name="Preformatted_20_Text">data/structure/timestep_info/00167/postproc_cell/loads</text:p>
      <text:p text:style-name="Preformatted_20_Text">data/structure/timestep_info/00167/postproc_cell/strain</text:p>
      <text:p text:style-name="Preformatted_20_Text">data/structure/timestep_info/00167/postproc_node/_read_as</text:p>
      <text:p text:style-name="Preformatted_20_Text">data/structure/timestep_info/00167/postproc_node/aero_steady_forces</text:p>
      <text:p text:style-name="Preformatted_20_Text">data/structure/timestep_info/00167/postproc_node/aero_unsteady_forces</text:p>
      <text:p text:style-name="Preformatted_20_Text">data/structure/timestep_info/00167/psi</text:p>
      <text:p text:style-name="Preformatted_20_Text">data/structure/timestep_info/00167/psi_ddot</text:p>
      <text:p text:style-name="Preformatted_20_Text">data/structure/timestep_info/00167/psi_dot</text:p>
      <text:p text:style-name="Preformatted_20_Text">data/structure/timestep_info/00167/psi_dot_local</text:p>
      <text:p text:style-name="Preformatted_20_Text">data/structure/timestep_info/00167/psi_local</text:p>
      <text:p text:style-name="Preformatted_20_Text">data/structure/timestep_info/00167/q</text:p>
      <text:p text:style-name="Preformatted_20_Text">data/structure/timestep_info/00167/quat</text:p>
      <text:p text:style-name="Preformatted_20_Text">data/structure/timestep_info/00167/runtime_steady_forces</text:p>
      <text:p text:style-name="Preformatted_20_Text"><text:soft-page-break/>data/structure/timestep_info/00167/runtime_unsteady_forces</text:p>
      <text:p text:style-name="Preformatted_20_Text">data/structure/timestep_info/00167/steady_applied_forces</text:p>
      <text:p text:style-name="Preformatted_20_Text">data/structure/timestep_info/00167/total_forces</text:p>
      <text:p text:style-name="Preformatted_20_Text">data/structure/timestep_info/00167/total_gravity_forces</text:p>
      <text:p text:style-name="Preformatted_20_Text">data/structure/timestep_info/00167/unsteady_applied_forces</text:p>
      <text:p text:style-name="Preformatted_20_Text">data/structure/timestep_info/00168/_read_as</text:p>
      <text:p text:style-name="Preformatted_20_Text">data/structure/timestep_info/00168/dqddt</text:p>
      <text:p text:style-name="Preformatted_20_Text">data/structure/timestep_info/00168/dqdt</text:p>
      <text:p text:style-name="Preformatted_20_Text">data/structure/timestep_info/00168/for_acc</text:p>
      <text:p text:style-name="Preformatted_20_Text">data/structure/timestep_info/00168/for_pos</text:p>
      <text:p text:style-name="Preformatted_20_Text">data/structure/timestep_info/00168/for_vel</text:p>
      <text:p text:style-name="Preformatted_20_Text">data/structure/timestep_info/00168/forces_constraints_FoR</text:p>
      <text:p text:style-name="Preformatted_20_Text">data/structure/timestep_info/00168/forces_constraints_nodes</text:p>
      <text:p text:style-name="Preformatted_20_Text">data/structure/timestep_info/00168/gravity_forces</text:p>
      <text:p text:style-name="Preformatted_20_Text">data/structure/timestep_info/00168/in_global_AFoR</text:p>
      <text:p text:style-name="Preformatted_20_Text">data/structure/timestep_info/00168/mb_FoR_acc</text:p>
      <text:p text:style-name="Preformatted_20_Text">data/structure/timestep_info/00168/mb_FoR_pos</text:p>
      <text:p text:style-name="Preformatted_20_Text">data/structure/timestep_info/00168/mb_FoR_vel</text:p>
      <text:p text:style-name="Preformatted_20_Text">data/structure/timestep_info/00168/mb_dict</text:p>
      <text:p text:style-name="Preformatted_20_Text">data/structure/timestep_info/00168/mb_dquatdt</text:p>
      <text:p text:style-name="Preformatted_20_Text">data/structure/timestep_info/00168/mb_quat</text:p>
      <text:p text:style-name="Preformatted_20_Text">data/structure/timestep_info/00168/num_elem</text:p>
      <text:p text:style-name="Preformatted_20_Text">data/structure/timestep_info/00168/num_node</text:p>
      <text:p text:style-name="Preformatted_20_Text">data/structure/timestep_info/00168/num_node_elem</text:p>
      <text:p text:style-name="Preformatted_20_Text">data/structure/timestep_info/00168/pos</text:p>
      <text:p text:style-name="Preformatted_20_Text">data/structure/timestep_info/00168/pos_ddot</text:p>
      <text:p text:style-name="Preformatted_20_Text">data/structure/timestep_info/00168/pos_dot</text:p>
      <text:p text:style-name="Preformatted_20_Text">data/structure/timestep_info/00168/postproc_cell/_read_as</text:p>
      <text:p text:style-name="Preformatted_20_Text">data/structure/timestep_info/00168/postproc_cell/coords_a</text:p>
      <text:p text:style-name="Preformatted_20_Text">data/structure/timestep_info/00168/postproc_cell/loads</text:p>
      <text:p text:style-name="Preformatted_20_Text">data/structure/timestep_info/00168/postproc_cell/strain</text:p>
      <text:p text:style-name="Preformatted_20_Text">data/structure/timestep_info/00168/postproc_node/_read_as</text:p>
      <text:p text:style-name="Preformatted_20_Text">data/structure/timestep_info/00168/postproc_node/aero_steady_forces</text:p>
      <text:p text:style-name="Preformatted_20_Text">data/structure/timestep_info/00168/postproc_node/aero_unsteady_forces</text:p>
      <text:p text:style-name="Preformatted_20_Text">data/structure/timestep_info/00168/psi</text:p>
      <text:p text:style-name="Preformatted_20_Text">data/structure/timestep_info/00168/psi_ddot</text:p>
      <text:p text:style-name="Preformatted_20_Text">data/structure/timestep_info/00168/psi_dot</text:p>
      <text:p text:style-name="Preformatted_20_Text">data/structure/timestep_info/00168/psi_dot_local</text:p>
      <text:p text:style-name="Preformatted_20_Text">data/structure/timestep_info/00168/psi_local</text:p>
      <text:p text:style-name="Preformatted_20_Text">data/structure/timestep_info/00168/q</text:p>
      <text:p text:style-name="Preformatted_20_Text">data/structure/timestep_info/00168/quat</text:p>
      <text:p text:style-name="Preformatted_20_Text">data/structure/timestep_info/00168/runtime_steady_forces</text:p>
      <text:p text:style-name="Preformatted_20_Text">data/structure/timestep_info/00168/runtime_unsteady_forces</text:p>
      <text:p text:style-name="Preformatted_20_Text">data/structure/timestep_info/00168/steady_applied_forces</text:p>
      <text:p text:style-name="Preformatted_20_Text">data/structure/timestep_info/00168/total_forces</text:p>
      <text:p text:style-name="Preformatted_20_Text">data/structure/timestep_info/00168/total_gravity_forces</text:p>
      <text:p text:style-name="Preformatted_20_Text">data/structure/timestep_info/00168/unsteady_applied_forces</text:p>
      <text:p text:style-name="Preformatted_20_Text">data/structure/timestep_info/00169/_read_as</text:p>
      <text:p text:style-name="Preformatted_20_Text">data/structure/timestep_info/00169/dqddt</text:p>
      <text:p text:style-name="Preformatted_20_Text">data/structure/timestep_info/00169/dqdt</text:p>
      <text:p text:style-name="Preformatted_20_Text">data/structure/timestep_info/00169/for_acc</text:p>
      <text:p text:style-name="Preformatted_20_Text">data/structure/timestep_info/00169/for_pos</text:p>
      <text:p text:style-name="Preformatted_20_Text">data/structure/timestep_info/00169/for_vel</text:p>
      <text:p text:style-name="Preformatted_20_Text">data/structure/timestep_info/00169/forces_constraints_FoR</text:p>
      <text:p text:style-name="Preformatted_20_Text">data/structure/timestep_info/00169/forces_constraints_nodes</text:p>
      <text:p text:style-name="Preformatted_20_Text">data/structure/timestep_info/00169/gravity_forces</text:p>
      <text:p text:style-name="Preformatted_20_Text">data/structure/timestep_info/00169/in_global_AFoR</text:p>
      <text:p text:style-name="Preformatted_20_Text">data/structure/timestep_info/00169/mb_FoR_acc</text:p>
      <text:p text:style-name="Preformatted_20_Text">data/structure/timestep_info/00169/mb_FoR_pos</text:p>
      <text:p text:style-name="Preformatted_20_Text">data/structure/timestep_info/00169/mb_FoR_vel</text:p>
      <text:p text:style-name="Preformatted_20_Text">data/structure/timestep_info/00169/mb_dict</text:p>
      <text:p text:style-name="Preformatted_20_Text">data/structure/timestep_info/00169/mb_dquatdt</text:p>
      <text:p text:style-name="Preformatted_20_Text">data/structure/timestep_info/00169/mb_quat</text:p>
      <text:p text:style-name="Preformatted_20_Text">data/structure/timestep_info/00169/num_elem</text:p>
      <text:p text:style-name="Preformatted_20_Text"><text:soft-page-break/>data/structure/timestep_info/00169/num_node</text:p>
      <text:p text:style-name="Preformatted_20_Text">data/structure/timestep_info/00169/num_node_elem</text:p>
      <text:p text:style-name="Preformatted_20_Text">data/structure/timestep_info/00169/pos</text:p>
      <text:p text:style-name="Preformatted_20_Text">data/structure/timestep_info/00169/pos_ddot</text:p>
      <text:p text:style-name="Preformatted_20_Text">data/structure/timestep_info/00169/pos_dot</text:p>
      <text:p text:style-name="Preformatted_20_Text">data/structure/timestep_info/00169/postproc_cell/_read_as</text:p>
      <text:p text:style-name="Preformatted_20_Text">data/structure/timestep_info/00169/postproc_cell/coords_a</text:p>
      <text:p text:style-name="Preformatted_20_Text">data/structure/timestep_info/00169/postproc_cell/loads</text:p>
      <text:p text:style-name="Preformatted_20_Text">data/structure/timestep_info/00169/postproc_cell/strain</text:p>
      <text:p text:style-name="Preformatted_20_Text">data/structure/timestep_info/00169/postproc_node/_read_as</text:p>
      <text:p text:style-name="Preformatted_20_Text">data/structure/timestep_info/00169/postproc_node/aero_steady_forces</text:p>
      <text:p text:style-name="Preformatted_20_Text">data/structure/timestep_info/00169/postproc_node/aero_unsteady_forces</text:p>
      <text:p text:style-name="Preformatted_20_Text">data/structure/timestep_info/00169/psi</text:p>
      <text:p text:style-name="Preformatted_20_Text">data/structure/timestep_info/00169/psi_ddot</text:p>
      <text:p text:style-name="Preformatted_20_Text">data/structure/timestep_info/00169/psi_dot</text:p>
      <text:p text:style-name="Preformatted_20_Text">data/structure/timestep_info/00169/psi_dot_local</text:p>
      <text:p text:style-name="Preformatted_20_Text">data/structure/timestep_info/00169/psi_local</text:p>
      <text:p text:style-name="Preformatted_20_Text">data/structure/timestep_info/00169/q</text:p>
      <text:p text:style-name="Preformatted_20_Text">data/structure/timestep_info/00169/quat</text:p>
      <text:p text:style-name="Preformatted_20_Text">data/structure/timestep_info/00169/runtime_steady_forces</text:p>
      <text:p text:style-name="Preformatted_20_Text">data/structure/timestep_info/00169/runtime_unsteady_forces</text:p>
      <text:p text:style-name="Preformatted_20_Text">data/structure/timestep_info/00169/steady_applied_forces</text:p>
      <text:p text:style-name="Preformatted_20_Text">data/structure/timestep_info/00169/total_forces</text:p>
      <text:p text:style-name="Preformatted_20_Text">data/structure/timestep_info/00169/total_gravity_forces</text:p>
      <text:p text:style-name="Preformatted_20_Text">data/structure/timestep_info/00169/unsteady_applied_forces</text:p>
      <text:p text:style-name="Preformatted_20_Text">data/structure/timestep_info/00170/_read_as</text:p>
      <text:p text:style-name="Preformatted_20_Text">data/structure/timestep_info/00170/dqddt</text:p>
      <text:p text:style-name="Preformatted_20_Text">data/structure/timestep_info/00170/dqdt</text:p>
      <text:p text:style-name="Preformatted_20_Text">data/structure/timestep_info/00170/for_acc</text:p>
      <text:p text:style-name="Preformatted_20_Text">data/structure/timestep_info/00170/for_pos</text:p>
      <text:p text:style-name="Preformatted_20_Text">data/structure/timestep_info/00170/for_vel</text:p>
      <text:p text:style-name="Preformatted_20_Text">data/structure/timestep_info/00170/forces_constraints_FoR</text:p>
      <text:p text:style-name="Preformatted_20_Text">data/structure/timestep_info/00170/forces_constraints_nodes</text:p>
      <text:p text:style-name="Preformatted_20_Text">data/structure/timestep_info/00170/gravity_forces</text:p>
      <text:p text:style-name="Preformatted_20_Text">data/structure/timestep_info/00170/in_global_AFoR</text:p>
      <text:p text:style-name="Preformatted_20_Text">data/structure/timestep_info/00170/mb_FoR_acc</text:p>
      <text:p text:style-name="Preformatted_20_Text">data/structure/timestep_info/00170/mb_FoR_pos</text:p>
      <text:p text:style-name="Preformatted_20_Text">data/structure/timestep_info/00170/mb_FoR_vel</text:p>
      <text:p text:style-name="Preformatted_20_Text">data/structure/timestep_info/00170/mb_dict</text:p>
      <text:p text:style-name="Preformatted_20_Text">data/structure/timestep_info/00170/mb_dquatdt</text:p>
      <text:p text:style-name="Preformatted_20_Text">data/structure/timestep_info/00170/mb_quat</text:p>
      <text:p text:style-name="Preformatted_20_Text">data/structure/timestep_info/00170/num_elem</text:p>
      <text:p text:style-name="Preformatted_20_Text">data/structure/timestep_info/00170/num_node</text:p>
      <text:p text:style-name="Preformatted_20_Text">data/structure/timestep_info/00170/num_node_elem</text:p>
      <text:p text:style-name="Preformatted_20_Text">data/structure/timestep_info/00170/pos</text:p>
      <text:p text:style-name="Preformatted_20_Text">data/structure/timestep_info/00170/pos_ddot</text:p>
      <text:p text:style-name="Preformatted_20_Text">data/structure/timestep_info/00170/pos_dot</text:p>
      <text:p text:style-name="Preformatted_20_Text">data/structure/timestep_info/00170/postproc_cell/_read_as</text:p>
      <text:p text:style-name="Preformatted_20_Text">data/structure/timestep_info/00170/postproc_cell/coords_a</text:p>
      <text:p text:style-name="Preformatted_20_Text">data/structure/timestep_info/00170/postproc_cell/loads</text:p>
      <text:p text:style-name="Preformatted_20_Text">data/structure/timestep_info/00170/postproc_cell/strain</text:p>
      <text:p text:style-name="Preformatted_20_Text">data/structure/timestep_info/00170/postproc_node/_read_as</text:p>
      <text:p text:style-name="Preformatted_20_Text">data/structure/timestep_info/00170/postproc_node/aero_steady_forces</text:p>
      <text:p text:style-name="Preformatted_20_Text">data/structure/timestep_info/00170/postproc_node/aero_unsteady_forces</text:p>
      <text:p text:style-name="Preformatted_20_Text">data/structure/timestep_info/00170/psi</text:p>
      <text:p text:style-name="Preformatted_20_Text">data/structure/timestep_info/00170/psi_ddot</text:p>
      <text:p text:style-name="Preformatted_20_Text">data/structure/timestep_info/00170/psi_dot</text:p>
      <text:p text:style-name="Preformatted_20_Text">data/structure/timestep_info/00170/psi_dot_local</text:p>
      <text:p text:style-name="Preformatted_20_Text">data/structure/timestep_info/00170/psi_local</text:p>
      <text:p text:style-name="Preformatted_20_Text">data/structure/timestep_info/00170/q</text:p>
      <text:p text:style-name="Preformatted_20_Text">data/structure/timestep_info/00170/quat</text:p>
      <text:p text:style-name="Preformatted_20_Text">data/structure/timestep_info/00170/runtime_steady_forces</text:p>
      <text:p text:style-name="Preformatted_20_Text">data/structure/timestep_info/00170/runtime_unsteady_forces</text:p>
      <text:p text:style-name="Preformatted_20_Text">data/structure/timestep_info/00170/steady_applied_forces</text:p>
      <text:p text:style-name="Preformatted_20_Text"><text:soft-page-break/>data/structure/timestep_info/00170/total_forces</text:p>
      <text:p text:style-name="Preformatted_20_Text">data/structure/timestep_info/00170/total_gravity_forces</text:p>
      <text:p text:style-name="Preformatted_20_Text">data/structure/timestep_info/00170/unsteady_applied_forces</text:p>
      <text:p text:style-name="Preformatted_20_Text">data/structure/timestep_info/00171/_read_as</text:p>
      <text:p text:style-name="Preformatted_20_Text">data/structure/timestep_info/00171/dqddt</text:p>
      <text:p text:style-name="Preformatted_20_Text">data/structure/timestep_info/00171/dqdt</text:p>
      <text:p text:style-name="Preformatted_20_Text">data/structure/timestep_info/00171/for_acc</text:p>
      <text:p text:style-name="Preformatted_20_Text">data/structure/timestep_info/00171/for_pos</text:p>
      <text:p text:style-name="Preformatted_20_Text">data/structure/timestep_info/00171/for_vel</text:p>
      <text:p text:style-name="Preformatted_20_Text">data/structure/timestep_info/00171/forces_constraints_FoR</text:p>
      <text:p text:style-name="Preformatted_20_Text">data/structure/timestep_info/00171/forces_constraints_nodes</text:p>
      <text:p text:style-name="Preformatted_20_Text">data/structure/timestep_info/00171/gravity_forces</text:p>
      <text:p text:style-name="Preformatted_20_Text">data/structure/timestep_info/00171/in_global_AFoR</text:p>
      <text:p text:style-name="Preformatted_20_Text">data/structure/timestep_info/00171/mb_FoR_acc</text:p>
      <text:p text:style-name="Preformatted_20_Text">data/structure/timestep_info/00171/mb_FoR_pos</text:p>
      <text:p text:style-name="Preformatted_20_Text">data/structure/timestep_info/00171/mb_FoR_vel</text:p>
      <text:p text:style-name="Preformatted_20_Text">data/structure/timestep_info/00171/mb_dict</text:p>
      <text:p text:style-name="Preformatted_20_Text">data/structure/timestep_info/00171/mb_dquatdt</text:p>
      <text:p text:style-name="Preformatted_20_Text">data/structure/timestep_info/00171/mb_quat</text:p>
      <text:p text:style-name="Preformatted_20_Text">data/structure/timestep_info/00171/num_elem</text:p>
      <text:p text:style-name="Preformatted_20_Text">data/structure/timestep_info/00171/num_node</text:p>
      <text:p text:style-name="Preformatted_20_Text">data/structure/timestep_info/00171/num_node_elem</text:p>
      <text:p text:style-name="Preformatted_20_Text">data/structure/timestep_info/00171/pos</text:p>
      <text:p text:style-name="Preformatted_20_Text">data/structure/timestep_info/00171/pos_ddot</text:p>
      <text:p text:style-name="Preformatted_20_Text">data/structure/timestep_info/00171/pos_dot</text:p>
      <text:p text:style-name="Preformatted_20_Text">data/structure/timestep_info/00171/postproc_cell/_read_as</text:p>
      <text:p text:style-name="Preformatted_20_Text">data/structure/timestep_info/00171/postproc_cell/coords_a</text:p>
      <text:p text:style-name="Preformatted_20_Text">data/structure/timestep_info/00171/postproc_cell/loads</text:p>
      <text:p text:style-name="Preformatted_20_Text">data/structure/timestep_info/00171/postproc_cell/strain</text:p>
      <text:p text:style-name="Preformatted_20_Text">data/structure/timestep_info/00171/postproc_node/_read_as</text:p>
      <text:p text:style-name="Preformatted_20_Text">data/structure/timestep_info/00171/postproc_node/aero_steady_forces</text:p>
      <text:p text:style-name="Preformatted_20_Text">data/structure/timestep_info/00171/postproc_node/aero_unsteady_forces</text:p>
      <text:p text:style-name="Preformatted_20_Text">data/structure/timestep_info/00171/psi</text:p>
      <text:p text:style-name="Preformatted_20_Text">data/structure/timestep_info/00171/psi_ddot</text:p>
      <text:p text:style-name="Preformatted_20_Text">data/structure/timestep_info/00171/psi_dot</text:p>
      <text:p text:style-name="Preformatted_20_Text">data/structure/timestep_info/00171/psi_dot_local</text:p>
      <text:p text:style-name="Preformatted_20_Text">data/structure/timestep_info/00171/psi_local</text:p>
      <text:p text:style-name="Preformatted_20_Text">data/structure/timestep_info/00171/q</text:p>
      <text:p text:style-name="Preformatted_20_Text">data/structure/timestep_info/00171/quat</text:p>
      <text:p text:style-name="Preformatted_20_Text">data/structure/timestep_info/00171/runtime_steady_forces</text:p>
      <text:p text:style-name="Preformatted_20_Text">data/structure/timestep_info/00171/runtime_unsteady_forces</text:p>
      <text:p text:style-name="Preformatted_20_Text">data/structure/timestep_info/00171/steady_applied_forces</text:p>
      <text:p text:style-name="Preformatted_20_Text">data/structure/timestep_info/00171/total_forces</text:p>
      <text:p text:style-name="Preformatted_20_Text">data/structure/timestep_info/00171/total_gravity_forces</text:p>
      <text:p text:style-name="Preformatted_20_Text">data/structure/timestep_info/00171/unsteady_applied_forces</text:p>
      <text:p text:style-name="Preformatted_20_Text">data/structure/timestep_info/00172/_read_as</text:p>
      <text:p text:style-name="Preformatted_20_Text">data/structure/timestep_info/00172/dqddt</text:p>
      <text:p text:style-name="Preformatted_20_Text">data/structure/timestep_info/00172/dqdt</text:p>
      <text:p text:style-name="Preformatted_20_Text">data/structure/timestep_info/00172/for_acc</text:p>
      <text:p text:style-name="Preformatted_20_Text">data/structure/timestep_info/00172/for_pos</text:p>
      <text:p text:style-name="Preformatted_20_Text">data/structure/timestep_info/00172/for_vel</text:p>
      <text:p text:style-name="Preformatted_20_Text">data/structure/timestep_info/00172/forces_constraints_FoR</text:p>
      <text:p text:style-name="Preformatted_20_Text">data/structure/timestep_info/00172/forces_constraints_nodes</text:p>
      <text:p text:style-name="Preformatted_20_Text">data/structure/timestep_info/00172/gravity_forces</text:p>
      <text:p text:style-name="Preformatted_20_Text">data/structure/timestep_info/00172/in_global_AFoR</text:p>
      <text:p text:style-name="Preformatted_20_Text">data/structure/timestep_info/00172/mb_FoR_acc</text:p>
      <text:p text:style-name="Preformatted_20_Text">data/structure/timestep_info/00172/mb_FoR_pos</text:p>
      <text:p text:style-name="Preformatted_20_Text">data/structure/timestep_info/00172/mb_FoR_vel</text:p>
      <text:p text:style-name="Preformatted_20_Text">data/structure/timestep_info/00172/mb_dict</text:p>
      <text:p text:style-name="Preformatted_20_Text">data/structure/timestep_info/00172/mb_dquatdt</text:p>
      <text:p text:style-name="Preformatted_20_Text">data/structure/timestep_info/00172/mb_quat</text:p>
      <text:p text:style-name="Preformatted_20_Text">data/structure/timestep_info/00172/num_elem</text:p>
      <text:p text:style-name="Preformatted_20_Text">data/structure/timestep_info/00172/num_node</text:p>
      <text:p text:style-name="Preformatted_20_Text">data/structure/timestep_info/00172/num_node_elem</text:p>
      <text:p text:style-name="Preformatted_20_Text"><text:soft-page-break/>data/structure/timestep_info/00172/pos</text:p>
      <text:p text:style-name="Preformatted_20_Text">data/structure/timestep_info/00172/pos_ddot</text:p>
      <text:p text:style-name="Preformatted_20_Text">data/structure/timestep_info/00172/pos_dot</text:p>
      <text:p text:style-name="Preformatted_20_Text">data/structure/timestep_info/00172/postproc_cell/_read_as</text:p>
      <text:p text:style-name="Preformatted_20_Text">data/structure/timestep_info/00172/postproc_cell/coords_a</text:p>
      <text:p text:style-name="Preformatted_20_Text">data/structure/timestep_info/00172/postproc_cell/loads</text:p>
      <text:p text:style-name="Preformatted_20_Text">data/structure/timestep_info/00172/postproc_cell/strain</text:p>
      <text:p text:style-name="Preformatted_20_Text">data/structure/timestep_info/00172/postproc_node/_read_as</text:p>
      <text:p text:style-name="Preformatted_20_Text">data/structure/timestep_info/00172/postproc_node/aero_steady_forces</text:p>
      <text:p text:style-name="Preformatted_20_Text">data/structure/timestep_info/00172/postproc_node/aero_unsteady_forces</text:p>
      <text:p text:style-name="Preformatted_20_Text">data/structure/timestep_info/00172/psi</text:p>
      <text:p text:style-name="Preformatted_20_Text">data/structure/timestep_info/00172/psi_ddot</text:p>
      <text:p text:style-name="Preformatted_20_Text">data/structure/timestep_info/00172/psi_dot</text:p>
      <text:p text:style-name="Preformatted_20_Text">data/structure/timestep_info/00172/psi_dot_local</text:p>
      <text:p text:style-name="Preformatted_20_Text">data/structure/timestep_info/00172/psi_local</text:p>
      <text:p text:style-name="Preformatted_20_Text">data/structure/timestep_info/00172/q</text:p>
      <text:p text:style-name="Preformatted_20_Text">data/structure/timestep_info/00172/quat</text:p>
      <text:p text:style-name="Preformatted_20_Text">data/structure/timestep_info/00172/runtime_steady_forces</text:p>
      <text:p text:style-name="Preformatted_20_Text">data/structure/timestep_info/00172/runtime_unsteady_forces</text:p>
      <text:p text:style-name="Preformatted_20_Text">data/structure/timestep_info/00172/steady_applied_forces</text:p>
      <text:p text:style-name="Preformatted_20_Text">data/structure/timestep_info/00172/total_forces</text:p>
      <text:p text:style-name="Preformatted_20_Text">data/structure/timestep_info/00172/total_gravity_forces</text:p>
      <text:p text:style-name="Preformatted_20_Text">data/structure/timestep_info/00172/unsteady_applied_forces</text:p>
      <text:p text:style-name="Preformatted_20_Text">data/structure/timestep_info/00173/_read_as</text:p>
      <text:p text:style-name="Preformatted_20_Text">data/structure/timestep_info/00173/dqddt</text:p>
      <text:p text:style-name="Preformatted_20_Text">data/structure/timestep_info/00173/dqdt</text:p>
      <text:p text:style-name="Preformatted_20_Text">data/structure/timestep_info/00173/for_acc</text:p>
      <text:p text:style-name="Preformatted_20_Text">data/structure/timestep_info/00173/for_pos</text:p>
      <text:p text:style-name="Preformatted_20_Text">data/structure/timestep_info/00173/for_vel</text:p>
      <text:p text:style-name="Preformatted_20_Text">data/structure/timestep_info/00173/forces_constraints_FoR</text:p>
      <text:p text:style-name="Preformatted_20_Text">data/structure/timestep_info/00173/forces_constraints_nodes</text:p>
      <text:p text:style-name="Preformatted_20_Text">data/structure/timestep_info/00173/gravity_forces</text:p>
      <text:p text:style-name="Preformatted_20_Text">data/structure/timestep_info/00173/in_global_AFoR</text:p>
      <text:p text:style-name="Preformatted_20_Text">data/structure/timestep_info/00173/mb_FoR_acc</text:p>
      <text:p text:style-name="Preformatted_20_Text">data/structure/timestep_info/00173/mb_FoR_pos</text:p>
      <text:p text:style-name="Preformatted_20_Text">data/structure/timestep_info/00173/mb_FoR_vel</text:p>
      <text:p text:style-name="Preformatted_20_Text">data/structure/timestep_info/00173/mb_dict</text:p>
      <text:p text:style-name="Preformatted_20_Text">data/structure/timestep_info/00173/mb_dquatdt</text:p>
      <text:p text:style-name="Preformatted_20_Text">data/structure/timestep_info/00173/mb_quat</text:p>
      <text:p text:style-name="Preformatted_20_Text">data/structure/timestep_info/00173/num_elem</text:p>
      <text:p text:style-name="Preformatted_20_Text">data/structure/timestep_info/00173/num_node</text:p>
      <text:p text:style-name="Preformatted_20_Text">data/structure/timestep_info/00173/num_node_elem</text:p>
      <text:p text:style-name="Preformatted_20_Text">data/structure/timestep_info/00173/pos</text:p>
      <text:p text:style-name="Preformatted_20_Text">data/structure/timestep_info/00173/pos_ddot</text:p>
      <text:p text:style-name="Preformatted_20_Text">data/structure/timestep_info/00173/pos_dot</text:p>
      <text:p text:style-name="Preformatted_20_Text">data/structure/timestep_info/00173/postproc_cell/_read_as</text:p>
      <text:p text:style-name="Preformatted_20_Text">data/structure/timestep_info/00173/postproc_cell/coords_a</text:p>
      <text:p text:style-name="Preformatted_20_Text">data/structure/timestep_info/00173/postproc_cell/loads</text:p>
      <text:p text:style-name="Preformatted_20_Text">data/structure/timestep_info/00173/postproc_cell/strain</text:p>
      <text:p text:style-name="Preformatted_20_Text">data/structure/timestep_info/00173/postproc_node/_read_as</text:p>
      <text:p text:style-name="Preformatted_20_Text">data/structure/timestep_info/00173/postproc_node/aero_steady_forces</text:p>
      <text:p text:style-name="Preformatted_20_Text">data/structure/timestep_info/00173/postproc_node/aero_unsteady_forces</text:p>
      <text:p text:style-name="Preformatted_20_Text">data/structure/timestep_info/00173/psi</text:p>
      <text:p text:style-name="Preformatted_20_Text">data/structure/timestep_info/00173/psi_ddot</text:p>
      <text:p text:style-name="Preformatted_20_Text">data/structure/timestep_info/00173/psi_dot</text:p>
      <text:p text:style-name="Preformatted_20_Text">data/structure/timestep_info/00173/psi_dot_local</text:p>
      <text:p text:style-name="Preformatted_20_Text">data/structure/timestep_info/00173/psi_local</text:p>
      <text:p text:style-name="Preformatted_20_Text">data/structure/timestep_info/00173/q</text:p>
      <text:p text:style-name="Preformatted_20_Text">data/structure/timestep_info/00173/quat</text:p>
      <text:p text:style-name="Preformatted_20_Text">data/structure/timestep_info/00173/runtime_steady_forces</text:p>
      <text:p text:style-name="Preformatted_20_Text">data/structure/timestep_info/00173/runtime_unsteady_forces</text:p>
      <text:p text:style-name="Preformatted_20_Text">data/structure/timestep_info/00173/steady_applied_forces</text:p>
      <text:p text:style-name="Preformatted_20_Text">data/structure/timestep_info/00173/total_forces</text:p>
      <text:p text:style-name="Preformatted_20_Text">data/structure/timestep_info/00173/total_gravity_forces</text:p>
      <text:p text:style-name="Preformatted_20_Text"><text:soft-page-break/>data/structure/timestep_info/00173/unsteady_applied_forces</text:p>
      <text:p text:style-name="Preformatted_20_Text">data/structure/timestep_info/00174/_read_as</text:p>
      <text:p text:style-name="Preformatted_20_Text">data/structure/timestep_info/00174/dqddt</text:p>
      <text:p text:style-name="Preformatted_20_Text">data/structure/timestep_info/00174/dqdt</text:p>
      <text:p text:style-name="Preformatted_20_Text">data/structure/timestep_info/00174/for_acc</text:p>
      <text:p text:style-name="Preformatted_20_Text">data/structure/timestep_info/00174/for_pos</text:p>
      <text:p text:style-name="Preformatted_20_Text">data/structure/timestep_info/00174/for_vel</text:p>
      <text:p text:style-name="Preformatted_20_Text">data/structure/timestep_info/00174/forces_constraints_FoR</text:p>
      <text:p text:style-name="Preformatted_20_Text">data/structure/timestep_info/00174/forces_constraints_nodes</text:p>
      <text:p text:style-name="Preformatted_20_Text">data/structure/timestep_info/00174/gravity_forces</text:p>
      <text:p text:style-name="Preformatted_20_Text">data/structure/timestep_info/00174/in_global_AFoR</text:p>
      <text:p text:style-name="Preformatted_20_Text">data/structure/timestep_info/00174/mb_FoR_acc</text:p>
      <text:p text:style-name="Preformatted_20_Text">data/structure/timestep_info/00174/mb_FoR_pos</text:p>
      <text:p text:style-name="Preformatted_20_Text">data/structure/timestep_info/00174/mb_FoR_vel</text:p>
      <text:p text:style-name="Preformatted_20_Text">data/structure/timestep_info/00174/mb_dict</text:p>
      <text:p text:style-name="Preformatted_20_Text">data/structure/timestep_info/00174/mb_dquatdt</text:p>
      <text:p text:style-name="Preformatted_20_Text">data/structure/timestep_info/00174/mb_quat</text:p>
      <text:p text:style-name="Preformatted_20_Text">data/structure/timestep_info/00174/num_elem</text:p>
      <text:p text:style-name="Preformatted_20_Text">data/structure/timestep_info/00174/num_node</text:p>
      <text:p text:style-name="Preformatted_20_Text">data/structure/timestep_info/00174/num_node_elem</text:p>
      <text:p text:style-name="Preformatted_20_Text">data/structure/timestep_info/00174/pos</text:p>
      <text:p text:style-name="Preformatted_20_Text">data/structure/timestep_info/00174/pos_ddot</text:p>
      <text:p text:style-name="Preformatted_20_Text">data/structure/timestep_info/00174/pos_dot</text:p>
      <text:p text:style-name="Preformatted_20_Text">data/structure/timestep_info/00174/postproc_cell/_read_as</text:p>
      <text:p text:style-name="Preformatted_20_Text">data/structure/timestep_info/00174/postproc_cell/coords_a</text:p>
      <text:p text:style-name="Preformatted_20_Text">data/structure/timestep_info/00174/postproc_cell/loads</text:p>
      <text:p text:style-name="Preformatted_20_Text">data/structure/timestep_info/00174/postproc_cell/strain</text:p>
      <text:p text:style-name="Preformatted_20_Text">data/structure/timestep_info/00174/postproc_node/_read_as</text:p>
      <text:p text:style-name="Preformatted_20_Text">data/structure/timestep_info/00174/postproc_node/aero_steady_forces</text:p>
      <text:p text:style-name="Preformatted_20_Text">data/structure/timestep_info/00174/postproc_node/aero_unsteady_forces</text:p>
      <text:p text:style-name="Preformatted_20_Text">data/structure/timestep_info/00174/psi</text:p>
      <text:p text:style-name="Preformatted_20_Text">data/structure/timestep_info/00174/psi_ddot</text:p>
      <text:p text:style-name="Preformatted_20_Text">data/structure/timestep_info/00174/psi_dot</text:p>
      <text:p text:style-name="Preformatted_20_Text">data/structure/timestep_info/00174/psi_dot_local</text:p>
      <text:p text:style-name="Preformatted_20_Text">data/structure/timestep_info/00174/psi_local</text:p>
      <text:p text:style-name="Preformatted_20_Text">data/structure/timestep_info/00174/q</text:p>
      <text:p text:style-name="Preformatted_20_Text">data/structure/timestep_info/00174/quat</text:p>
      <text:p text:style-name="Preformatted_20_Text">data/structure/timestep_info/00174/runtime_steady_forces</text:p>
      <text:p text:style-name="Preformatted_20_Text">data/structure/timestep_info/00174/runtime_unsteady_forces</text:p>
      <text:p text:style-name="Preformatted_20_Text">data/structure/timestep_info/00174/steady_applied_forces</text:p>
      <text:p text:style-name="Preformatted_20_Text">data/structure/timestep_info/00174/total_forces</text:p>
      <text:p text:style-name="Preformatted_20_Text">data/structure/timestep_info/00174/total_gravity_forces</text:p>
      <text:p text:style-name="Preformatted_20_Text">data/structure/timestep_info/00174/unsteady_applied_forces</text:p>
      <text:p text:style-name="Preformatted_20_Text">data/structure/timestep_info/00175/_read_as</text:p>
      <text:p text:style-name="Preformatted_20_Text">data/structure/timestep_info/00175/dqddt</text:p>
      <text:p text:style-name="Preformatted_20_Text">data/structure/timestep_info/00175/dqdt</text:p>
      <text:p text:style-name="Preformatted_20_Text">data/structure/timestep_info/00175/for_acc</text:p>
      <text:p text:style-name="Preformatted_20_Text">data/structure/timestep_info/00175/for_pos</text:p>
      <text:p text:style-name="Preformatted_20_Text">data/structure/timestep_info/00175/for_vel</text:p>
      <text:p text:style-name="Preformatted_20_Text">data/structure/timestep_info/00175/forces_constraints_FoR</text:p>
      <text:p text:style-name="Preformatted_20_Text">data/structure/timestep_info/00175/forces_constraints_nodes</text:p>
      <text:p text:style-name="Preformatted_20_Text">data/structure/timestep_info/00175/gravity_forces</text:p>
      <text:p text:style-name="Preformatted_20_Text">data/structure/timestep_info/00175/in_global_AFoR</text:p>
      <text:p text:style-name="Preformatted_20_Text">data/structure/timestep_info/00175/mb_FoR_acc</text:p>
      <text:p text:style-name="Preformatted_20_Text">data/structure/timestep_info/00175/mb_FoR_pos</text:p>
      <text:p text:style-name="Preformatted_20_Text">data/structure/timestep_info/00175/mb_FoR_vel</text:p>
      <text:p text:style-name="Preformatted_20_Text">data/structure/timestep_info/00175/mb_dict</text:p>
      <text:p text:style-name="Preformatted_20_Text">data/structure/timestep_info/00175/mb_dquatdt</text:p>
      <text:p text:style-name="Preformatted_20_Text">data/structure/timestep_info/00175/mb_quat</text:p>
      <text:p text:style-name="Preformatted_20_Text">data/structure/timestep_info/00175/num_elem</text:p>
      <text:p text:style-name="Preformatted_20_Text">data/structure/timestep_info/00175/num_node</text:p>
      <text:p text:style-name="Preformatted_20_Text">data/structure/timestep_info/00175/num_node_elem</text:p>
      <text:p text:style-name="Preformatted_20_Text">data/structure/timestep_info/00175/pos</text:p>
      <text:p text:style-name="Preformatted_20_Text">data/structure/timestep_info/00175/pos_ddot</text:p>
      <text:p text:style-name="Preformatted_20_Text"><text:soft-page-break/>data/structure/timestep_info/00175/pos_dot</text:p>
      <text:p text:style-name="Preformatted_20_Text">data/structure/timestep_info/00175/postproc_cell/_read_as</text:p>
      <text:p text:style-name="Preformatted_20_Text">data/structure/timestep_info/00175/postproc_cell/coords_a</text:p>
      <text:p text:style-name="Preformatted_20_Text">data/structure/timestep_info/00175/postproc_cell/loads</text:p>
      <text:p text:style-name="Preformatted_20_Text">data/structure/timestep_info/00175/postproc_cell/strain</text:p>
      <text:p text:style-name="Preformatted_20_Text">data/structure/timestep_info/00175/postproc_node/_read_as</text:p>
      <text:p text:style-name="Preformatted_20_Text">data/structure/timestep_info/00175/postproc_node/aero_steady_forces</text:p>
      <text:p text:style-name="Preformatted_20_Text">data/structure/timestep_info/00175/postproc_node/aero_unsteady_forces</text:p>
      <text:p text:style-name="Preformatted_20_Text">data/structure/timestep_info/00175/psi</text:p>
      <text:p text:style-name="Preformatted_20_Text">data/structure/timestep_info/00175/psi_ddot</text:p>
      <text:p text:style-name="Preformatted_20_Text">data/structure/timestep_info/00175/psi_dot</text:p>
      <text:p text:style-name="Preformatted_20_Text">data/structure/timestep_info/00175/psi_dot_local</text:p>
      <text:p text:style-name="Preformatted_20_Text">data/structure/timestep_info/00175/psi_local</text:p>
      <text:p text:style-name="Preformatted_20_Text">data/structure/timestep_info/00175/q</text:p>
      <text:p text:style-name="Preformatted_20_Text">data/structure/timestep_info/00175/quat</text:p>
      <text:p text:style-name="Preformatted_20_Text">data/structure/timestep_info/00175/runtime_steady_forces</text:p>
      <text:p text:style-name="Preformatted_20_Text">data/structure/timestep_info/00175/runtime_unsteady_forces</text:p>
      <text:p text:style-name="Preformatted_20_Text">data/structure/timestep_info/00175/steady_applied_forces</text:p>
      <text:p text:style-name="Preformatted_20_Text">data/structure/timestep_info/00175/total_forces</text:p>
      <text:p text:style-name="Preformatted_20_Text">data/structure/timestep_info/00175/total_gravity_forces</text:p>
      <text:p text:style-name="Preformatted_20_Text">data/structure/timestep_info/00175/unsteady_applied_forces</text:p>
      <text:p text:style-name="Preformatted_20_Text">data/structure/timestep_info/00176/_read_as</text:p>
      <text:p text:style-name="Preformatted_20_Text">data/structure/timestep_info/00176/dqddt</text:p>
      <text:p text:style-name="Preformatted_20_Text">data/structure/timestep_info/00176/dqdt</text:p>
      <text:p text:style-name="Preformatted_20_Text">data/structure/timestep_info/00176/for_acc</text:p>
      <text:p text:style-name="Preformatted_20_Text">data/structure/timestep_info/00176/for_pos</text:p>
      <text:p text:style-name="Preformatted_20_Text">data/structure/timestep_info/00176/for_vel</text:p>
      <text:p text:style-name="Preformatted_20_Text">data/structure/timestep_info/00176/forces_constraints_FoR</text:p>
      <text:p text:style-name="Preformatted_20_Text">data/structure/timestep_info/00176/forces_constraints_nodes</text:p>
      <text:p text:style-name="Preformatted_20_Text">data/structure/timestep_info/00176/gravity_forces</text:p>
      <text:p text:style-name="Preformatted_20_Text">data/structure/timestep_info/00176/in_global_AFoR</text:p>
      <text:p text:style-name="Preformatted_20_Text">data/structure/timestep_info/00176/mb_FoR_acc</text:p>
      <text:p text:style-name="Preformatted_20_Text">data/structure/timestep_info/00176/mb_FoR_pos</text:p>
      <text:p text:style-name="Preformatted_20_Text">data/structure/timestep_info/00176/mb_FoR_vel</text:p>
      <text:p text:style-name="Preformatted_20_Text">data/structure/timestep_info/00176/mb_dict</text:p>
      <text:p text:style-name="Preformatted_20_Text">data/structure/timestep_info/00176/mb_dquatdt</text:p>
      <text:p text:style-name="Preformatted_20_Text">data/structure/timestep_info/00176/mb_quat</text:p>
      <text:p text:style-name="Preformatted_20_Text">data/structure/timestep_info/00176/num_elem</text:p>
      <text:p text:style-name="Preformatted_20_Text">data/structure/timestep_info/00176/num_node</text:p>
      <text:p text:style-name="Preformatted_20_Text">data/structure/timestep_info/00176/num_node_elem</text:p>
      <text:p text:style-name="Preformatted_20_Text">data/structure/timestep_info/00176/pos</text:p>
      <text:p text:style-name="Preformatted_20_Text">data/structure/timestep_info/00176/pos_ddot</text:p>
      <text:p text:style-name="Preformatted_20_Text">data/structure/timestep_info/00176/pos_dot</text:p>
      <text:p text:style-name="Preformatted_20_Text">data/structure/timestep_info/00176/postproc_cell/_read_as</text:p>
      <text:p text:style-name="Preformatted_20_Text">data/structure/timestep_info/00176/postproc_cell/coords_a</text:p>
      <text:p text:style-name="Preformatted_20_Text">data/structure/timestep_info/00176/postproc_cell/loads</text:p>
      <text:p text:style-name="Preformatted_20_Text">data/structure/timestep_info/00176/postproc_cell/strain</text:p>
      <text:p text:style-name="Preformatted_20_Text">data/structure/timestep_info/00176/postproc_node/_read_as</text:p>
      <text:p text:style-name="Preformatted_20_Text">data/structure/timestep_info/00176/postproc_node/aero_steady_forces</text:p>
      <text:p text:style-name="Preformatted_20_Text">data/structure/timestep_info/00176/postproc_node/aero_unsteady_forces</text:p>
      <text:p text:style-name="Preformatted_20_Text">data/structure/timestep_info/00176/psi</text:p>
      <text:p text:style-name="Preformatted_20_Text">data/structure/timestep_info/00176/psi_ddot</text:p>
      <text:p text:style-name="Preformatted_20_Text">data/structure/timestep_info/00176/psi_dot</text:p>
      <text:p text:style-name="Preformatted_20_Text">data/structure/timestep_info/00176/psi_dot_local</text:p>
      <text:p text:style-name="Preformatted_20_Text">data/structure/timestep_info/00176/psi_local</text:p>
      <text:p text:style-name="Preformatted_20_Text">data/structure/timestep_info/00176/q</text:p>
      <text:p text:style-name="Preformatted_20_Text">data/structure/timestep_info/00176/quat</text:p>
      <text:p text:style-name="Preformatted_20_Text">data/structure/timestep_info/00176/runtime_steady_forces</text:p>
      <text:p text:style-name="Preformatted_20_Text">data/structure/timestep_info/00176/runtime_unsteady_forces</text:p>
      <text:p text:style-name="Preformatted_20_Text">data/structure/timestep_info/00176/steady_applied_forces</text:p>
      <text:p text:style-name="Preformatted_20_Text">data/structure/timestep_info/00176/total_forces</text:p>
      <text:p text:style-name="Preformatted_20_Text">data/structure/timestep_info/00176/total_gravity_forces</text:p>
      <text:p text:style-name="Preformatted_20_Text">data/structure/timestep_info/00176/unsteady_applied_forces</text:p>
      <text:p text:style-name="Preformatted_20_Text">data/structure/timestep_info/00177/_read_as</text:p>
      <text:p text:style-name="Preformatted_20_Text"><text:soft-page-break/>data/structure/timestep_info/00177/dqddt</text:p>
      <text:p text:style-name="Preformatted_20_Text">data/structure/timestep_info/00177/dqdt</text:p>
      <text:p text:style-name="Preformatted_20_Text">data/structure/timestep_info/00177/for_acc</text:p>
      <text:p text:style-name="Preformatted_20_Text">data/structure/timestep_info/00177/for_pos</text:p>
      <text:p text:style-name="Preformatted_20_Text">data/structure/timestep_info/00177/for_vel</text:p>
      <text:p text:style-name="Preformatted_20_Text">data/structure/timestep_info/00177/forces_constraints_FoR</text:p>
      <text:p text:style-name="Preformatted_20_Text">data/structure/timestep_info/00177/forces_constraints_nodes</text:p>
      <text:p text:style-name="Preformatted_20_Text">data/structure/timestep_info/00177/gravity_forces</text:p>
      <text:p text:style-name="Preformatted_20_Text">data/structure/timestep_info/00177/in_global_AFoR</text:p>
      <text:p text:style-name="Preformatted_20_Text">data/structure/timestep_info/00177/mb_FoR_acc</text:p>
      <text:p text:style-name="Preformatted_20_Text">data/structure/timestep_info/00177/mb_FoR_pos</text:p>
      <text:p text:style-name="Preformatted_20_Text">data/structure/timestep_info/00177/mb_FoR_vel</text:p>
      <text:p text:style-name="Preformatted_20_Text">data/structure/timestep_info/00177/mb_dict</text:p>
      <text:p text:style-name="Preformatted_20_Text">data/structure/timestep_info/00177/mb_dquatdt</text:p>
      <text:p text:style-name="Preformatted_20_Text">data/structure/timestep_info/00177/mb_quat</text:p>
      <text:p text:style-name="Preformatted_20_Text">data/structure/timestep_info/00177/num_elem</text:p>
      <text:p text:style-name="Preformatted_20_Text">data/structure/timestep_info/00177/num_node</text:p>
      <text:p text:style-name="Preformatted_20_Text">data/structure/timestep_info/00177/num_node_elem</text:p>
      <text:p text:style-name="Preformatted_20_Text">data/structure/timestep_info/00177/pos</text:p>
      <text:p text:style-name="Preformatted_20_Text">data/structure/timestep_info/00177/pos_ddot</text:p>
      <text:p text:style-name="Preformatted_20_Text">data/structure/timestep_info/00177/pos_dot</text:p>
      <text:p text:style-name="Preformatted_20_Text">data/structure/timestep_info/00177/postproc_cell/_read_as</text:p>
      <text:p text:style-name="Preformatted_20_Text">data/structure/timestep_info/00177/postproc_cell/coords_a</text:p>
      <text:p text:style-name="Preformatted_20_Text">data/structure/timestep_info/00177/postproc_cell/loads</text:p>
      <text:p text:style-name="Preformatted_20_Text">data/structure/timestep_info/00177/postproc_cell/strain</text:p>
      <text:p text:style-name="Preformatted_20_Text">data/structure/timestep_info/00177/postproc_node/_read_as</text:p>
      <text:p text:style-name="Preformatted_20_Text">data/structure/timestep_info/00177/postproc_node/aero_steady_forces</text:p>
      <text:p text:style-name="Preformatted_20_Text">data/structure/timestep_info/00177/postproc_node/aero_unsteady_forces</text:p>
      <text:p text:style-name="Preformatted_20_Text">data/structure/timestep_info/00177/psi</text:p>
      <text:p text:style-name="Preformatted_20_Text">data/structure/timestep_info/00177/psi_ddot</text:p>
      <text:p text:style-name="Preformatted_20_Text">data/structure/timestep_info/00177/psi_dot</text:p>
      <text:p text:style-name="Preformatted_20_Text">data/structure/timestep_info/00177/psi_dot_local</text:p>
      <text:p text:style-name="Preformatted_20_Text">data/structure/timestep_info/00177/psi_local</text:p>
      <text:p text:style-name="Preformatted_20_Text">data/structure/timestep_info/00177/q</text:p>
      <text:p text:style-name="Preformatted_20_Text">data/structure/timestep_info/00177/quat</text:p>
      <text:p text:style-name="Preformatted_20_Text">data/structure/timestep_info/00177/runtime_steady_forces</text:p>
      <text:p text:style-name="Preformatted_20_Text">data/structure/timestep_info/00177/runtime_unsteady_forces</text:p>
      <text:p text:style-name="Preformatted_20_Text">data/structure/timestep_info/00177/steady_applied_forces</text:p>
      <text:p text:style-name="Preformatted_20_Text">data/structure/timestep_info/00177/total_forces</text:p>
      <text:p text:style-name="Preformatted_20_Text">data/structure/timestep_info/00177/total_gravity_forces</text:p>
      <text:p text:style-name="Preformatted_20_Text">data/structure/timestep_info/00177/unsteady_applied_forces</text:p>
      <text:p text:style-name="Preformatted_20_Text">data/structure/timestep_info/00178/_read_as</text:p>
      <text:p text:style-name="Preformatted_20_Text">data/structure/timestep_info/00178/dqddt</text:p>
      <text:p text:style-name="Preformatted_20_Text">data/structure/timestep_info/00178/dqdt</text:p>
      <text:p text:style-name="Preformatted_20_Text">data/structure/timestep_info/00178/for_acc</text:p>
      <text:p text:style-name="Preformatted_20_Text">data/structure/timestep_info/00178/for_pos</text:p>
      <text:p text:style-name="Preformatted_20_Text">data/structure/timestep_info/00178/for_vel</text:p>
      <text:p text:style-name="Preformatted_20_Text">data/structure/timestep_info/00178/forces_constraints_FoR</text:p>
      <text:p text:style-name="Preformatted_20_Text">data/structure/timestep_info/00178/forces_constraints_nodes</text:p>
      <text:p text:style-name="Preformatted_20_Text">data/structure/timestep_info/00178/gravity_forces</text:p>
      <text:p text:style-name="Preformatted_20_Text">data/structure/timestep_info/00178/in_global_AFoR</text:p>
      <text:p text:style-name="Preformatted_20_Text">data/structure/timestep_info/00178/mb_FoR_acc</text:p>
      <text:p text:style-name="Preformatted_20_Text">data/structure/timestep_info/00178/mb_FoR_pos</text:p>
      <text:p text:style-name="Preformatted_20_Text">data/structure/timestep_info/00178/mb_FoR_vel</text:p>
      <text:p text:style-name="Preformatted_20_Text">data/structure/timestep_info/00178/mb_dict</text:p>
      <text:p text:style-name="Preformatted_20_Text">data/structure/timestep_info/00178/mb_dquatdt</text:p>
      <text:p text:style-name="Preformatted_20_Text">data/structure/timestep_info/00178/mb_quat</text:p>
      <text:p text:style-name="Preformatted_20_Text">data/structure/timestep_info/00178/num_elem</text:p>
      <text:p text:style-name="Preformatted_20_Text">data/structure/timestep_info/00178/num_node</text:p>
      <text:p text:style-name="Preformatted_20_Text">data/structure/timestep_info/00178/num_node_elem</text:p>
      <text:p text:style-name="Preformatted_20_Text">data/structure/timestep_info/00178/pos</text:p>
      <text:p text:style-name="Preformatted_20_Text">data/structure/timestep_info/00178/pos_ddot</text:p>
      <text:p text:style-name="Preformatted_20_Text">data/structure/timestep_info/00178/pos_dot</text:p>
      <text:p text:style-name="Preformatted_20_Text">data/structure/timestep_info/00178/postproc_cell/_read_as</text:p>
      <text:p text:style-name="Preformatted_20_Text"><text:soft-page-break/>data/structure/timestep_info/00178/postproc_cell/coords_a</text:p>
      <text:p text:style-name="Preformatted_20_Text">data/structure/timestep_info/00178/postproc_cell/loads</text:p>
      <text:p text:style-name="Preformatted_20_Text">data/structure/timestep_info/00178/postproc_cell/strain</text:p>
      <text:p text:style-name="Preformatted_20_Text">data/structure/timestep_info/00178/postproc_node/_read_as</text:p>
      <text:p text:style-name="Preformatted_20_Text">data/structure/timestep_info/00178/postproc_node/aero_steady_forces</text:p>
      <text:p text:style-name="Preformatted_20_Text">data/structure/timestep_info/00178/postproc_node/aero_unsteady_forces</text:p>
      <text:p text:style-name="Preformatted_20_Text">data/structure/timestep_info/00178/psi</text:p>
      <text:p text:style-name="Preformatted_20_Text">data/structure/timestep_info/00178/psi_ddot</text:p>
      <text:p text:style-name="Preformatted_20_Text">data/structure/timestep_info/00178/psi_dot</text:p>
      <text:p text:style-name="Preformatted_20_Text">data/structure/timestep_info/00178/psi_dot_local</text:p>
      <text:p text:style-name="Preformatted_20_Text">data/structure/timestep_info/00178/psi_local</text:p>
      <text:p text:style-name="Preformatted_20_Text">data/structure/timestep_info/00178/q</text:p>
      <text:p text:style-name="Preformatted_20_Text">data/structure/timestep_info/00178/quat</text:p>
      <text:p text:style-name="Preformatted_20_Text">data/structure/timestep_info/00178/runtime_steady_forces</text:p>
      <text:p text:style-name="Preformatted_20_Text">data/structure/timestep_info/00178/runtime_unsteady_forces</text:p>
      <text:p text:style-name="Preformatted_20_Text">data/structure/timestep_info/00178/steady_applied_forces</text:p>
      <text:p text:style-name="Preformatted_20_Text">data/structure/timestep_info/00178/total_forces</text:p>
      <text:p text:style-name="Preformatted_20_Text">data/structure/timestep_info/00178/total_gravity_forces</text:p>
      <text:p text:style-name="Preformatted_20_Text">data/structure/timestep_info/00178/unsteady_applied_forces</text:p>
      <text:p text:style-name="Preformatted_20_Text">data/structure/timestep_info/00179/_read_as</text:p>
      <text:p text:style-name="Preformatted_20_Text">data/structure/timestep_info/00179/dqddt</text:p>
      <text:p text:style-name="Preformatted_20_Text">data/structure/timestep_info/00179/dqdt</text:p>
      <text:p text:style-name="Preformatted_20_Text">data/structure/timestep_info/00179/for_acc</text:p>
      <text:p text:style-name="Preformatted_20_Text">data/structure/timestep_info/00179/for_pos</text:p>
      <text:p text:style-name="Preformatted_20_Text">data/structure/timestep_info/00179/for_vel</text:p>
      <text:p text:style-name="Preformatted_20_Text">data/structure/timestep_info/00179/forces_constraints_FoR</text:p>
      <text:p text:style-name="Preformatted_20_Text">data/structure/timestep_info/00179/forces_constraints_nodes</text:p>
      <text:p text:style-name="Preformatted_20_Text">data/structure/timestep_info/00179/gravity_forces</text:p>
      <text:p text:style-name="Preformatted_20_Text">data/structure/timestep_info/00179/in_global_AFoR</text:p>
      <text:p text:style-name="Preformatted_20_Text">data/structure/timestep_info/00179/mb_FoR_acc</text:p>
      <text:p text:style-name="Preformatted_20_Text">data/structure/timestep_info/00179/mb_FoR_pos</text:p>
      <text:p text:style-name="Preformatted_20_Text">data/structure/timestep_info/00179/mb_FoR_vel</text:p>
      <text:p text:style-name="Preformatted_20_Text">data/structure/timestep_info/00179/mb_dict</text:p>
      <text:p text:style-name="Preformatted_20_Text">data/structure/timestep_info/00179/mb_dquatdt</text:p>
      <text:p text:style-name="Preformatted_20_Text">data/structure/timestep_info/00179/mb_quat</text:p>
      <text:p text:style-name="Preformatted_20_Text">data/structure/timestep_info/00179/num_elem</text:p>
      <text:p text:style-name="Preformatted_20_Text">data/structure/timestep_info/00179/num_node</text:p>
      <text:p text:style-name="Preformatted_20_Text">data/structure/timestep_info/00179/num_node_elem</text:p>
      <text:p text:style-name="Preformatted_20_Text">data/structure/timestep_info/00179/pos</text:p>
      <text:p text:style-name="Preformatted_20_Text">data/structure/timestep_info/00179/pos_ddot</text:p>
      <text:p text:style-name="Preformatted_20_Text">data/structure/timestep_info/00179/pos_dot</text:p>
      <text:p text:style-name="Preformatted_20_Text">data/structure/timestep_info/00179/postproc_cell/_read_as</text:p>
      <text:p text:style-name="Preformatted_20_Text">data/structure/timestep_info/00179/postproc_cell/coords_a</text:p>
      <text:p text:style-name="Preformatted_20_Text">data/structure/timestep_info/00179/postproc_cell/loads</text:p>
      <text:p text:style-name="Preformatted_20_Text">data/structure/timestep_info/00179/postproc_cell/strain</text:p>
      <text:p text:style-name="Preformatted_20_Text">data/structure/timestep_info/00179/postproc_node/_read_as</text:p>
      <text:p text:style-name="Preformatted_20_Text">data/structure/timestep_info/00179/postproc_node/aero_steady_forces</text:p>
      <text:p text:style-name="Preformatted_20_Text">data/structure/timestep_info/00179/postproc_node/aero_unsteady_forces</text:p>
      <text:p text:style-name="Preformatted_20_Text">data/structure/timestep_info/00179/psi</text:p>
      <text:p text:style-name="Preformatted_20_Text">data/structure/timestep_info/00179/psi_ddot</text:p>
      <text:p text:style-name="Preformatted_20_Text">data/structure/timestep_info/00179/psi_dot</text:p>
      <text:p text:style-name="Preformatted_20_Text">data/structure/timestep_info/00179/psi_dot_local</text:p>
      <text:p text:style-name="Preformatted_20_Text">data/structure/timestep_info/00179/psi_local</text:p>
      <text:p text:style-name="Preformatted_20_Text">data/structure/timestep_info/00179/q</text:p>
      <text:p text:style-name="Preformatted_20_Text">data/structure/timestep_info/00179/quat</text:p>
      <text:p text:style-name="Preformatted_20_Text">data/structure/timestep_info/00179/runtime_steady_forces</text:p>
      <text:p text:style-name="Preformatted_20_Text">data/structure/timestep_info/00179/runtime_unsteady_forces</text:p>
      <text:p text:style-name="Preformatted_20_Text">data/structure/timestep_info/00179/steady_applied_forces</text:p>
      <text:p text:style-name="Preformatted_20_Text">data/structure/timestep_info/00179/total_forces</text:p>
      <text:p text:style-name="Preformatted_20_Text">data/structure/timestep_info/00179/total_gravity_forces</text:p>
      <text:p text:style-name="Preformatted_20_Text">data/structure/timestep_info/00179/unsteady_applied_forces</text:p>
      <text:p text:style-name="Preformatted_20_Text">data/structure/timestep_info/00180/_read_as</text:p>
      <text:p text:style-name="Preformatted_20_Text">data/structure/timestep_info/00180/dqddt</text:p>
      <text:p text:style-name="Preformatted_20_Text">data/structure/timestep_info/00180/dqdt</text:p>
      <text:p text:style-name="Preformatted_20_Text"><text:soft-page-break/>data/structure/timestep_info/00180/for_acc</text:p>
      <text:p text:style-name="Preformatted_20_Text">data/structure/timestep_info/00180/for_pos</text:p>
      <text:p text:style-name="Preformatted_20_Text">data/structure/timestep_info/00180/for_vel</text:p>
      <text:p text:style-name="Preformatted_20_Text">data/structure/timestep_info/00180/forces_constraints_FoR</text:p>
      <text:p text:style-name="Preformatted_20_Text">data/structure/timestep_info/00180/forces_constraints_nodes</text:p>
      <text:p text:style-name="Preformatted_20_Text">data/structure/timestep_info/00180/gravity_forces</text:p>
      <text:p text:style-name="Preformatted_20_Text">data/structure/timestep_info/00180/in_global_AFoR</text:p>
      <text:p text:style-name="Preformatted_20_Text">data/structure/timestep_info/00180/mb_FoR_acc</text:p>
      <text:p text:style-name="Preformatted_20_Text">data/structure/timestep_info/00180/mb_FoR_pos</text:p>
      <text:p text:style-name="Preformatted_20_Text">data/structure/timestep_info/00180/mb_FoR_vel</text:p>
      <text:p text:style-name="Preformatted_20_Text">data/structure/timestep_info/00180/mb_dict</text:p>
      <text:p text:style-name="Preformatted_20_Text">data/structure/timestep_info/00180/mb_dquatdt</text:p>
      <text:p text:style-name="Preformatted_20_Text">data/structure/timestep_info/00180/mb_quat</text:p>
      <text:p text:style-name="Preformatted_20_Text">data/structure/timestep_info/00180/num_elem</text:p>
      <text:p text:style-name="Preformatted_20_Text">data/structure/timestep_info/00180/num_node</text:p>
      <text:p text:style-name="Preformatted_20_Text">data/structure/timestep_info/00180/num_node_elem</text:p>
      <text:p text:style-name="Preformatted_20_Text">data/structure/timestep_info/00180/pos</text:p>
      <text:p text:style-name="Preformatted_20_Text">data/structure/timestep_info/00180/pos_ddot</text:p>
      <text:p text:style-name="Preformatted_20_Text">data/structure/timestep_info/00180/pos_dot</text:p>
      <text:p text:style-name="Preformatted_20_Text">data/structure/timestep_info/00180/postproc_cell/_read_as</text:p>
      <text:p text:style-name="Preformatted_20_Text">data/structure/timestep_info/00180/postproc_cell/coords_a</text:p>
      <text:p text:style-name="Preformatted_20_Text">data/structure/timestep_info/00180/postproc_cell/loads</text:p>
      <text:p text:style-name="Preformatted_20_Text">data/structure/timestep_info/00180/postproc_cell/strain</text:p>
      <text:p text:style-name="Preformatted_20_Text">data/structure/timestep_info/00180/postproc_node/_read_as</text:p>
      <text:p text:style-name="Preformatted_20_Text">data/structure/timestep_info/00180/postproc_node/aero_steady_forces</text:p>
      <text:p text:style-name="Preformatted_20_Text">data/structure/timestep_info/00180/postproc_node/aero_unsteady_forces</text:p>
      <text:p text:style-name="Preformatted_20_Text">data/structure/timestep_info/00180/psi</text:p>
      <text:p text:style-name="Preformatted_20_Text">data/structure/timestep_info/00180/psi_ddot</text:p>
      <text:p text:style-name="Preformatted_20_Text">data/structure/timestep_info/00180/psi_dot</text:p>
      <text:p text:style-name="Preformatted_20_Text">data/structure/timestep_info/00180/psi_dot_local</text:p>
      <text:p text:style-name="Preformatted_20_Text">data/structure/timestep_info/00180/psi_local</text:p>
      <text:p text:style-name="Preformatted_20_Text">data/structure/timestep_info/00180/q</text:p>
      <text:p text:style-name="Preformatted_20_Text">data/structure/timestep_info/00180/quat</text:p>
      <text:p text:style-name="Preformatted_20_Text">data/structure/timestep_info/00180/runtime_steady_forces</text:p>
      <text:p text:style-name="Preformatted_20_Text">data/structure/timestep_info/00180/runtime_unsteady_forces</text:p>
      <text:p text:style-name="Preformatted_20_Text">data/structure/timestep_info/00180/steady_applied_forces</text:p>
      <text:p text:style-name="Preformatted_20_Text">data/structure/timestep_info/00180/total_forces</text:p>
      <text:p text:style-name="Preformatted_20_Text">data/structure/timestep_info/00180/total_gravity_forces</text:p>
      <text:p text:style-name="Preformatted_20_Text">data/structure/timestep_info/00180/unsteady_applied_forces</text:p>
      <text:p text:style-name="Preformatted_20_Text">data/structure/timestep_info/00181/_read_as</text:p>
      <text:p text:style-name="Preformatted_20_Text">data/structure/timestep_info/00181/dqddt</text:p>
      <text:p text:style-name="Preformatted_20_Text">data/structure/timestep_info/00181/dqdt</text:p>
      <text:p text:style-name="Preformatted_20_Text">data/structure/timestep_info/00181/for_acc</text:p>
      <text:p text:style-name="Preformatted_20_Text">data/structure/timestep_info/00181/for_pos</text:p>
      <text:p text:style-name="Preformatted_20_Text">data/structure/timestep_info/00181/for_vel</text:p>
      <text:p text:style-name="Preformatted_20_Text">data/structure/timestep_info/00181/forces_constraints_FoR</text:p>
      <text:p text:style-name="Preformatted_20_Text">data/structure/timestep_info/00181/forces_constraints_nodes</text:p>
      <text:p text:style-name="Preformatted_20_Text">data/structure/timestep_info/00181/gravity_forces</text:p>
      <text:p text:style-name="Preformatted_20_Text">data/structure/timestep_info/00181/in_global_AFoR</text:p>
      <text:p text:style-name="Preformatted_20_Text">data/structure/timestep_info/00181/mb_FoR_acc</text:p>
      <text:p text:style-name="Preformatted_20_Text">data/structure/timestep_info/00181/mb_FoR_pos</text:p>
      <text:p text:style-name="Preformatted_20_Text">data/structure/timestep_info/00181/mb_FoR_vel</text:p>
      <text:p text:style-name="Preformatted_20_Text">data/structure/timestep_info/00181/mb_dict</text:p>
      <text:p text:style-name="Preformatted_20_Text">data/structure/timestep_info/00181/mb_dquatdt</text:p>
      <text:p text:style-name="Preformatted_20_Text">data/structure/timestep_info/00181/mb_quat</text:p>
      <text:p text:style-name="Preformatted_20_Text">data/structure/timestep_info/00181/num_elem</text:p>
      <text:p text:style-name="Preformatted_20_Text">data/structure/timestep_info/00181/num_node</text:p>
      <text:p text:style-name="Preformatted_20_Text">data/structure/timestep_info/00181/num_node_elem</text:p>
      <text:p text:style-name="Preformatted_20_Text">data/structure/timestep_info/00181/pos</text:p>
      <text:p text:style-name="Preformatted_20_Text">data/structure/timestep_info/00181/pos_ddot</text:p>
      <text:p text:style-name="Preformatted_20_Text">data/structure/timestep_info/00181/pos_dot</text:p>
      <text:p text:style-name="Preformatted_20_Text">data/structure/timestep_info/00181/postproc_cell/_read_as</text:p>
      <text:p text:style-name="Preformatted_20_Text">data/structure/timestep_info/00181/postproc_cell/coords_a</text:p>
      <text:p text:style-name="Preformatted_20_Text">data/structure/timestep_info/00181/postproc_cell/loads</text:p>
      <text:p text:style-name="Preformatted_20_Text"><text:soft-page-break/>data/structure/timestep_info/00181/postproc_cell/strain</text:p>
      <text:p text:style-name="Preformatted_20_Text">data/structure/timestep_info/00181/postproc_node/_read_as</text:p>
      <text:p text:style-name="Preformatted_20_Text">data/structure/timestep_info/00181/postproc_node/aero_steady_forces</text:p>
      <text:p text:style-name="Preformatted_20_Text">data/structure/timestep_info/00181/postproc_node/aero_unsteady_forces</text:p>
      <text:p text:style-name="Preformatted_20_Text">data/structure/timestep_info/00181/psi</text:p>
      <text:p text:style-name="Preformatted_20_Text">data/structure/timestep_info/00181/psi_ddot</text:p>
      <text:p text:style-name="Preformatted_20_Text">data/structure/timestep_info/00181/psi_dot</text:p>
      <text:p text:style-name="Preformatted_20_Text">data/structure/timestep_info/00181/psi_dot_local</text:p>
      <text:p text:style-name="Preformatted_20_Text">data/structure/timestep_info/00181/psi_local</text:p>
      <text:p text:style-name="Preformatted_20_Text">data/structure/timestep_info/00181/q</text:p>
      <text:p text:style-name="Preformatted_20_Text">data/structure/timestep_info/00181/quat</text:p>
      <text:p text:style-name="Preformatted_20_Text">data/structure/timestep_info/00181/runtime_steady_forces</text:p>
      <text:p text:style-name="Preformatted_20_Text">data/structure/timestep_info/00181/runtime_unsteady_forces</text:p>
      <text:p text:style-name="Preformatted_20_Text">data/structure/timestep_info/00181/steady_applied_forces</text:p>
      <text:p text:style-name="Preformatted_20_Text">data/structure/timestep_info/00181/total_forces</text:p>
      <text:p text:style-name="Preformatted_20_Text">data/structure/timestep_info/00181/total_gravity_forces</text:p>
      <text:p text:style-name="Preformatted_20_Text">data/structure/timestep_info/00181/unsteady_applied_forces</text:p>
      <text:p text:style-name="Preformatted_20_Text">data/structure/timestep_info/00182/_read_as</text:p>
      <text:p text:style-name="Preformatted_20_Text">data/structure/timestep_info/00182/dqddt</text:p>
      <text:p text:style-name="Preformatted_20_Text">data/structure/timestep_info/00182/dqdt</text:p>
      <text:p text:style-name="Preformatted_20_Text">data/structure/timestep_info/00182/for_acc</text:p>
      <text:p text:style-name="Preformatted_20_Text">data/structure/timestep_info/00182/for_pos</text:p>
      <text:p text:style-name="Preformatted_20_Text">data/structure/timestep_info/00182/for_vel</text:p>
      <text:p text:style-name="Preformatted_20_Text">data/structure/timestep_info/00182/forces_constraints_FoR</text:p>
      <text:p text:style-name="Preformatted_20_Text">data/structure/timestep_info/00182/forces_constraints_nodes</text:p>
      <text:p text:style-name="Preformatted_20_Text">data/structure/timestep_info/00182/gravity_forces</text:p>
      <text:p text:style-name="Preformatted_20_Text">data/structure/timestep_info/00182/in_global_AFoR</text:p>
      <text:p text:style-name="Preformatted_20_Text">data/structure/timestep_info/00182/mb_FoR_acc</text:p>
      <text:p text:style-name="Preformatted_20_Text">data/structure/timestep_info/00182/mb_FoR_pos</text:p>
      <text:p text:style-name="Preformatted_20_Text">data/structure/timestep_info/00182/mb_FoR_vel</text:p>
      <text:p text:style-name="Preformatted_20_Text">data/structure/timestep_info/00182/mb_dict</text:p>
      <text:p text:style-name="Preformatted_20_Text">data/structure/timestep_info/00182/mb_dquatdt</text:p>
      <text:p text:style-name="Preformatted_20_Text">data/structure/timestep_info/00182/mb_quat</text:p>
      <text:p text:style-name="Preformatted_20_Text">data/structure/timestep_info/00182/num_elem</text:p>
      <text:p text:style-name="Preformatted_20_Text">data/structure/timestep_info/00182/num_node</text:p>
      <text:p text:style-name="Preformatted_20_Text">data/structure/timestep_info/00182/num_node_elem</text:p>
      <text:p text:style-name="Preformatted_20_Text">data/structure/timestep_info/00182/pos</text:p>
      <text:p text:style-name="Preformatted_20_Text">data/structure/timestep_info/00182/pos_ddot</text:p>
      <text:p text:style-name="Preformatted_20_Text">data/structure/timestep_info/00182/pos_dot</text:p>
      <text:p text:style-name="Preformatted_20_Text">data/structure/timestep_info/00182/postproc_cell/_read_as</text:p>
      <text:p text:style-name="Preformatted_20_Text">data/structure/timestep_info/00182/postproc_cell/coords_a</text:p>
      <text:p text:style-name="Preformatted_20_Text">data/structure/timestep_info/00182/postproc_cell/loads</text:p>
      <text:p text:style-name="Preformatted_20_Text">data/structure/timestep_info/00182/postproc_cell/strain</text:p>
      <text:p text:style-name="Preformatted_20_Text">data/structure/timestep_info/00182/postproc_node/_read_as</text:p>
      <text:p text:style-name="Preformatted_20_Text">data/structure/timestep_info/00182/postproc_node/aero_steady_forces</text:p>
      <text:p text:style-name="Preformatted_20_Text">data/structure/timestep_info/00182/postproc_node/aero_unsteady_forces</text:p>
      <text:p text:style-name="Preformatted_20_Text">data/structure/timestep_info/00182/psi</text:p>
      <text:p text:style-name="Preformatted_20_Text">data/structure/timestep_info/00182/psi_ddot</text:p>
      <text:p text:style-name="Preformatted_20_Text">data/structure/timestep_info/00182/psi_dot</text:p>
      <text:p text:style-name="Preformatted_20_Text">data/structure/timestep_info/00182/psi_dot_local</text:p>
      <text:p text:style-name="Preformatted_20_Text">data/structure/timestep_info/00182/psi_local</text:p>
      <text:p text:style-name="Preformatted_20_Text">data/structure/timestep_info/00182/q</text:p>
      <text:p text:style-name="Preformatted_20_Text">data/structure/timestep_info/00182/quat</text:p>
      <text:p text:style-name="Preformatted_20_Text">data/structure/timestep_info/00182/runtime_steady_forces</text:p>
      <text:p text:style-name="Preformatted_20_Text">data/structure/timestep_info/00182/runtime_unsteady_forces</text:p>
      <text:p text:style-name="Preformatted_20_Text">data/structure/timestep_info/00182/steady_applied_forces</text:p>
      <text:p text:style-name="Preformatted_20_Text">data/structure/timestep_info/00182/total_forces</text:p>
      <text:p text:style-name="Preformatted_20_Text">data/structure/timestep_info/00182/total_gravity_forces</text:p>
      <text:p text:style-name="Preformatted_20_Text">data/structure/timestep_info/00182/unsteady_applied_forces</text:p>
      <text:p text:style-name="Preformatted_20_Text">data/structure/timestep_info/00183/_read_as</text:p>
      <text:p text:style-name="Preformatted_20_Text">data/structure/timestep_info/00183/dqddt</text:p>
      <text:p text:style-name="Preformatted_20_Text">data/structure/timestep_info/00183/dqdt</text:p>
      <text:p text:style-name="Preformatted_20_Text">data/structure/timestep_info/00183/for_acc</text:p>
      <text:p text:style-name="Preformatted_20_Text">data/structure/timestep_info/00183/for_pos</text:p>
      <text:p text:style-name="Preformatted_20_Text"><text:soft-page-break/>data/structure/timestep_info/00183/for_vel</text:p>
      <text:p text:style-name="Preformatted_20_Text">data/structure/timestep_info/00183/forces_constraints_FoR</text:p>
      <text:p text:style-name="Preformatted_20_Text">data/structure/timestep_info/00183/forces_constraints_nodes</text:p>
      <text:p text:style-name="Preformatted_20_Text">data/structure/timestep_info/00183/gravity_forces</text:p>
      <text:p text:style-name="Preformatted_20_Text">data/structure/timestep_info/00183/in_global_AFoR</text:p>
      <text:p text:style-name="Preformatted_20_Text">data/structure/timestep_info/00183/mb_FoR_acc</text:p>
      <text:p text:style-name="Preformatted_20_Text">data/structure/timestep_info/00183/mb_FoR_pos</text:p>
      <text:p text:style-name="Preformatted_20_Text">data/structure/timestep_info/00183/mb_FoR_vel</text:p>
      <text:p text:style-name="Preformatted_20_Text">data/structure/timestep_info/00183/mb_dict</text:p>
      <text:p text:style-name="Preformatted_20_Text">data/structure/timestep_info/00183/mb_dquatdt</text:p>
      <text:p text:style-name="Preformatted_20_Text">data/structure/timestep_info/00183/mb_quat</text:p>
      <text:p text:style-name="Preformatted_20_Text">data/structure/timestep_info/00183/num_elem</text:p>
      <text:p text:style-name="Preformatted_20_Text">data/structure/timestep_info/00183/num_node</text:p>
      <text:p text:style-name="Preformatted_20_Text">data/structure/timestep_info/00183/num_node_elem</text:p>
      <text:p text:style-name="Preformatted_20_Text">data/structure/timestep_info/00183/pos</text:p>
      <text:p text:style-name="Preformatted_20_Text">data/structure/timestep_info/00183/pos_ddot</text:p>
      <text:p text:style-name="Preformatted_20_Text">data/structure/timestep_info/00183/pos_dot</text:p>
      <text:p text:style-name="Preformatted_20_Text">data/structure/timestep_info/00183/postproc_cell/_read_as</text:p>
      <text:p text:style-name="Preformatted_20_Text">data/structure/timestep_info/00183/postproc_cell/coords_a</text:p>
      <text:p text:style-name="Preformatted_20_Text">data/structure/timestep_info/00183/postproc_cell/loads</text:p>
      <text:p text:style-name="Preformatted_20_Text">data/structure/timestep_info/00183/postproc_cell/strain</text:p>
      <text:p text:style-name="Preformatted_20_Text">data/structure/timestep_info/00183/postproc_node/_read_as</text:p>
      <text:p text:style-name="Preformatted_20_Text">data/structure/timestep_info/00183/postproc_node/aero_steady_forces</text:p>
      <text:p text:style-name="Preformatted_20_Text">data/structure/timestep_info/00183/postproc_node/aero_unsteady_forces</text:p>
      <text:p text:style-name="Preformatted_20_Text">data/structure/timestep_info/00183/psi</text:p>
      <text:p text:style-name="Preformatted_20_Text">data/structure/timestep_info/00183/psi_ddot</text:p>
      <text:p text:style-name="Preformatted_20_Text">data/structure/timestep_info/00183/psi_dot</text:p>
      <text:p text:style-name="Preformatted_20_Text">data/structure/timestep_info/00183/psi_dot_local</text:p>
      <text:p text:style-name="Preformatted_20_Text">data/structure/timestep_info/00183/psi_local</text:p>
      <text:p text:style-name="Preformatted_20_Text">data/structure/timestep_info/00183/q</text:p>
      <text:p text:style-name="Preformatted_20_Text">data/structure/timestep_info/00183/quat</text:p>
      <text:p text:style-name="Preformatted_20_Text">data/structure/timestep_info/00183/runtime_steady_forces</text:p>
      <text:p text:style-name="Preformatted_20_Text">data/structure/timestep_info/00183/runtime_unsteady_forces</text:p>
      <text:p text:style-name="Preformatted_20_Text">data/structure/timestep_info/00183/steady_applied_forces</text:p>
      <text:p text:style-name="Preformatted_20_Text">data/structure/timestep_info/00183/total_forces</text:p>
      <text:p text:style-name="Preformatted_20_Text">data/structure/timestep_info/00183/total_gravity_forces</text:p>
      <text:p text:style-name="Preformatted_20_Text">data/structure/timestep_info/00183/unsteady_applied_forces</text:p>
      <text:p text:style-name="Preformatted_20_Text">data/structure/timestep_info/00184/_read_as</text:p>
      <text:p text:style-name="Preformatted_20_Text">data/structure/timestep_info/00184/dqddt</text:p>
      <text:p text:style-name="Preformatted_20_Text">data/structure/timestep_info/00184/dqdt</text:p>
      <text:p text:style-name="Preformatted_20_Text">data/structure/timestep_info/00184/for_acc</text:p>
      <text:p text:style-name="Preformatted_20_Text">data/structure/timestep_info/00184/for_pos</text:p>
      <text:p text:style-name="Preformatted_20_Text">data/structure/timestep_info/00184/for_vel</text:p>
      <text:p text:style-name="Preformatted_20_Text">data/structure/timestep_info/00184/forces_constraints_FoR</text:p>
      <text:p text:style-name="Preformatted_20_Text">data/structure/timestep_info/00184/forces_constraints_nodes</text:p>
      <text:p text:style-name="Preformatted_20_Text">data/structure/timestep_info/00184/gravity_forces</text:p>
      <text:p text:style-name="Preformatted_20_Text">data/structure/timestep_info/00184/in_global_AFoR</text:p>
      <text:p text:style-name="Preformatted_20_Text">data/structure/timestep_info/00184/mb_FoR_acc</text:p>
      <text:p text:style-name="Preformatted_20_Text">data/structure/timestep_info/00184/mb_FoR_pos</text:p>
      <text:p text:style-name="Preformatted_20_Text">data/structure/timestep_info/00184/mb_FoR_vel</text:p>
      <text:p text:style-name="Preformatted_20_Text">data/structure/timestep_info/00184/mb_dict</text:p>
      <text:p text:style-name="Preformatted_20_Text">data/structure/timestep_info/00184/mb_dquatdt</text:p>
      <text:p text:style-name="Preformatted_20_Text">data/structure/timestep_info/00184/mb_quat</text:p>
      <text:p text:style-name="Preformatted_20_Text">data/structure/timestep_info/00184/num_elem</text:p>
      <text:p text:style-name="Preformatted_20_Text">data/structure/timestep_info/00184/num_node</text:p>
      <text:p text:style-name="Preformatted_20_Text">data/structure/timestep_info/00184/num_node_elem</text:p>
      <text:p text:style-name="Preformatted_20_Text">data/structure/timestep_info/00184/pos</text:p>
      <text:p text:style-name="Preformatted_20_Text">data/structure/timestep_info/00184/pos_ddot</text:p>
      <text:p text:style-name="Preformatted_20_Text">data/structure/timestep_info/00184/pos_dot</text:p>
      <text:p text:style-name="Preformatted_20_Text">data/structure/timestep_info/00184/postproc_cell/_read_as</text:p>
      <text:p text:style-name="Preformatted_20_Text">data/structure/timestep_info/00184/postproc_cell/coords_a</text:p>
      <text:p text:style-name="Preformatted_20_Text">data/structure/timestep_info/00184/postproc_cell/loads</text:p>
      <text:p text:style-name="Preformatted_20_Text">data/structure/timestep_info/00184/postproc_cell/strain</text:p>
      <text:p text:style-name="Preformatted_20_Text">data/structure/timestep_info/00184/postproc_node/_read_as</text:p>
      <text:p text:style-name="Preformatted_20_Text"><text:soft-page-break/>data/structure/timestep_info/00184/postproc_node/aero_steady_forces</text:p>
      <text:p text:style-name="Preformatted_20_Text">data/structure/timestep_info/00184/postproc_node/aero_unsteady_forces</text:p>
      <text:p text:style-name="Preformatted_20_Text">data/structure/timestep_info/00184/psi</text:p>
      <text:p text:style-name="Preformatted_20_Text">data/structure/timestep_info/00184/psi_ddot</text:p>
      <text:p text:style-name="Preformatted_20_Text">data/structure/timestep_info/00184/psi_dot</text:p>
      <text:p text:style-name="Preformatted_20_Text">data/structure/timestep_info/00184/psi_dot_local</text:p>
      <text:p text:style-name="Preformatted_20_Text">data/structure/timestep_info/00184/psi_local</text:p>
      <text:p text:style-name="Preformatted_20_Text">data/structure/timestep_info/00184/q</text:p>
      <text:p text:style-name="Preformatted_20_Text">data/structure/timestep_info/00184/quat</text:p>
      <text:p text:style-name="Preformatted_20_Text">data/structure/timestep_info/00184/runtime_steady_forces</text:p>
      <text:p text:style-name="Preformatted_20_Text">data/structure/timestep_info/00184/runtime_unsteady_forces</text:p>
      <text:p text:style-name="Preformatted_20_Text">data/structure/timestep_info/00184/steady_applied_forces</text:p>
      <text:p text:style-name="Preformatted_20_Text">data/structure/timestep_info/00184/total_forces</text:p>
      <text:p text:style-name="Preformatted_20_Text">data/structure/timestep_info/00184/total_gravity_forces</text:p>
      <text:p text:style-name="Preformatted_20_Text">data/structure/timestep_info/00184/unsteady_applied_forces</text:p>
      <text:p text:style-name="Preformatted_20_Text">data/structure/timestep_info/00185/_read_as</text:p>
      <text:p text:style-name="Preformatted_20_Text">data/structure/timestep_info/00185/dqddt</text:p>
      <text:p text:style-name="Preformatted_20_Text">data/structure/timestep_info/00185/dqdt</text:p>
      <text:p text:style-name="Preformatted_20_Text">data/structure/timestep_info/00185/for_acc</text:p>
      <text:p text:style-name="Preformatted_20_Text">data/structure/timestep_info/00185/for_pos</text:p>
      <text:p text:style-name="Preformatted_20_Text">data/structure/timestep_info/00185/for_vel</text:p>
      <text:p text:style-name="Preformatted_20_Text">data/structure/timestep_info/00185/forces_constraints_FoR</text:p>
      <text:p text:style-name="Preformatted_20_Text">data/structure/timestep_info/00185/forces_constraints_nodes</text:p>
      <text:p text:style-name="Preformatted_20_Text">data/structure/timestep_info/00185/gravity_forces</text:p>
      <text:p text:style-name="Preformatted_20_Text">data/structure/timestep_info/00185/in_global_AFoR</text:p>
      <text:p text:style-name="Preformatted_20_Text">data/structure/timestep_info/00185/mb_FoR_acc</text:p>
      <text:p text:style-name="Preformatted_20_Text">data/structure/timestep_info/00185/mb_FoR_pos</text:p>
      <text:p text:style-name="Preformatted_20_Text">data/structure/timestep_info/00185/mb_FoR_vel</text:p>
      <text:p text:style-name="Preformatted_20_Text">data/structure/timestep_info/00185/mb_dict</text:p>
      <text:p text:style-name="Preformatted_20_Text">data/structure/timestep_info/00185/mb_dquatdt</text:p>
      <text:p text:style-name="Preformatted_20_Text">data/structure/timestep_info/00185/mb_quat</text:p>
      <text:p text:style-name="Preformatted_20_Text">data/structure/timestep_info/00185/num_elem</text:p>
      <text:p text:style-name="Preformatted_20_Text">data/structure/timestep_info/00185/num_node</text:p>
      <text:p text:style-name="Preformatted_20_Text">data/structure/timestep_info/00185/num_node_elem</text:p>
      <text:p text:style-name="Preformatted_20_Text">data/structure/timestep_info/00185/pos</text:p>
      <text:p text:style-name="Preformatted_20_Text">data/structure/timestep_info/00185/pos_ddot</text:p>
      <text:p text:style-name="Preformatted_20_Text">data/structure/timestep_info/00185/pos_dot</text:p>
      <text:p text:style-name="Preformatted_20_Text">data/structure/timestep_info/00185/postproc_cell/_read_as</text:p>
      <text:p text:style-name="Preformatted_20_Text">data/structure/timestep_info/00185/postproc_cell/coords_a</text:p>
      <text:p text:style-name="Preformatted_20_Text">data/structure/timestep_info/00185/postproc_cell/loads</text:p>
      <text:p text:style-name="Preformatted_20_Text">data/structure/timestep_info/00185/postproc_cell/strain</text:p>
      <text:p text:style-name="Preformatted_20_Text">data/structure/timestep_info/00185/postproc_node/_read_as</text:p>
      <text:p text:style-name="Preformatted_20_Text">data/structure/timestep_info/00185/postproc_node/aero_steady_forces</text:p>
      <text:p text:style-name="Preformatted_20_Text">data/structure/timestep_info/00185/postproc_node/aero_unsteady_forces</text:p>
      <text:p text:style-name="Preformatted_20_Text">data/structure/timestep_info/00185/psi</text:p>
      <text:p text:style-name="Preformatted_20_Text">data/structure/timestep_info/00185/psi_ddot</text:p>
      <text:p text:style-name="Preformatted_20_Text">data/structure/timestep_info/00185/psi_dot</text:p>
      <text:p text:style-name="Preformatted_20_Text">data/structure/timestep_info/00185/psi_dot_local</text:p>
      <text:p text:style-name="Preformatted_20_Text">data/structure/timestep_info/00185/psi_local</text:p>
      <text:p text:style-name="Preformatted_20_Text">data/structure/timestep_info/00185/q</text:p>
      <text:p text:style-name="Preformatted_20_Text">data/structure/timestep_info/00185/quat</text:p>
      <text:p text:style-name="Preformatted_20_Text">data/structure/timestep_info/00185/runtime_steady_forces</text:p>
      <text:p text:style-name="Preformatted_20_Text">data/structure/timestep_info/00185/runtime_unsteady_forces</text:p>
      <text:p text:style-name="Preformatted_20_Text">data/structure/timestep_info/00185/steady_applied_forces</text:p>
      <text:p text:style-name="Preformatted_20_Text">data/structure/timestep_info/00185/total_forces</text:p>
      <text:p text:style-name="Preformatted_20_Text">data/structure/timestep_info/00185/total_gravity_forces</text:p>
      <text:p text:style-name="Preformatted_20_Text">data/structure/timestep_info/00185/unsteady_applied_forces</text:p>
      <text:p text:style-name="Preformatted_20_Text">data/structure/timestep_info/00186/_read_as</text:p>
      <text:p text:style-name="Preformatted_20_Text">data/structure/timestep_info/00186/dqddt</text:p>
      <text:p text:style-name="Preformatted_20_Text">data/structure/timestep_info/00186/dqdt</text:p>
      <text:p text:style-name="Preformatted_20_Text">data/structure/timestep_info/00186/for_acc</text:p>
      <text:p text:style-name="Preformatted_20_Text">data/structure/timestep_info/00186/for_pos</text:p>
      <text:p text:style-name="Preformatted_20_Text">data/structure/timestep_info/00186/for_vel</text:p>
      <text:p text:style-name="Preformatted_20_Text">data/structure/timestep_info/00186/forces_constraints_FoR</text:p>
      <text:p text:style-name="Preformatted_20_Text"><text:soft-page-break/>data/structure/timestep_info/00186/forces_constraints_nodes</text:p>
      <text:p text:style-name="Preformatted_20_Text">data/structure/timestep_info/00186/gravity_forces</text:p>
      <text:p text:style-name="Preformatted_20_Text">data/structure/timestep_info/00186/in_global_AFoR</text:p>
      <text:p text:style-name="Preformatted_20_Text">data/structure/timestep_info/00186/mb_FoR_acc</text:p>
      <text:p text:style-name="Preformatted_20_Text">data/structure/timestep_info/00186/mb_FoR_pos</text:p>
      <text:p text:style-name="Preformatted_20_Text">data/structure/timestep_info/00186/mb_FoR_vel</text:p>
      <text:p text:style-name="Preformatted_20_Text">data/structure/timestep_info/00186/mb_dict</text:p>
      <text:p text:style-name="Preformatted_20_Text">data/structure/timestep_info/00186/mb_dquatdt</text:p>
      <text:p text:style-name="Preformatted_20_Text">data/structure/timestep_info/00186/mb_quat</text:p>
      <text:p text:style-name="Preformatted_20_Text">data/structure/timestep_info/00186/num_elem</text:p>
      <text:p text:style-name="Preformatted_20_Text">data/structure/timestep_info/00186/num_node</text:p>
      <text:p text:style-name="Preformatted_20_Text">data/structure/timestep_info/00186/num_node_elem</text:p>
      <text:p text:style-name="Preformatted_20_Text">data/structure/timestep_info/00186/pos</text:p>
      <text:p text:style-name="Preformatted_20_Text">data/structure/timestep_info/00186/pos_ddot</text:p>
      <text:p text:style-name="Preformatted_20_Text">data/structure/timestep_info/00186/pos_dot</text:p>
      <text:p text:style-name="Preformatted_20_Text">data/structure/timestep_info/00186/postproc_cell/_read_as</text:p>
      <text:p text:style-name="Preformatted_20_Text">data/structure/timestep_info/00186/postproc_cell/coords_a</text:p>
      <text:p text:style-name="Preformatted_20_Text">data/structure/timestep_info/00186/postproc_cell/loads</text:p>
      <text:p text:style-name="Preformatted_20_Text">data/structure/timestep_info/00186/postproc_cell/strain</text:p>
      <text:p text:style-name="Preformatted_20_Text">data/structure/timestep_info/00186/postproc_node/_read_as</text:p>
      <text:p text:style-name="Preformatted_20_Text">data/structure/timestep_info/00186/postproc_node/aero_steady_forces</text:p>
      <text:p text:style-name="Preformatted_20_Text">data/structure/timestep_info/00186/postproc_node/aero_unsteady_forces</text:p>
      <text:p text:style-name="Preformatted_20_Text">data/structure/timestep_info/00186/psi</text:p>
      <text:p text:style-name="Preformatted_20_Text">data/structure/timestep_info/00186/psi_ddot</text:p>
      <text:p text:style-name="Preformatted_20_Text">data/structure/timestep_info/00186/psi_dot</text:p>
      <text:p text:style-name="Preformatted_20_Text">data/structure/timestep_info/00186/psi_dot_local</text:p>
      <text:p text:style-name="Preformatted_20_Text">data/structure/timestep_info/00186/psi_local</text:p>
      <text:p text:style-name="Preformatted_20_Text">data/structure/timestep_info/00186/q</text:p>
      <text:p text:style-name="Preformatted_20_Text">data/structure/timestep_info/00186/quat</text:p>
      <text:p text:style-name="Preformatted_20_Text">data/structure/timestep_info/00186/runtime_steady_forces</text:p>
      <text:p text:style-name="Preformatted_20_Text">data/structure/timestep_info/00186/runtime_unsteady_forces</text:p>
      <text:p text:style-name="Preformatted_20_Text">data/structure/timestep_info/00186/steady_applied_forces</text:p>
      <text:p text:style-name="Preformatted_20_Text">data/structure/timestep_info/00186/total_forces</text:p>
      <text:p text:style-name="Preformatted_20_Text">data/structure/timestep_info/00186/total_gravity_forces</text:p>
      <text:p text:style-name="Preformatted_20_Text">data/structure/timestep_info/00186/unsteady_applied_forces</text:p>
      <text:p text:style-name="Preformatted_20_Text">data/structure/timestep_info/00187/_read_as</text:p>
      <text:p text:style-name="Preformatted_20_Text">data/structure/timestep_info/00187/dqddt</text:p>
      <text:p text:style-name="Preformatted_20_Text">data/structure/timestep_info/00187/dqdt</text:p>
      <text:p text:style-name="Preformatted_20_Text">data/structure/timestep_info/00187/for_acc</text:p>
      <text:p text:style-name="Preformatted_20_Text">data/structure/timestep_info/00187/for_pos</text:p>
      <text:p text:style-name="Preformatted_20_Text">data/structure/timestep_info/00187/for_vel</text:p>
      <text:p text:style-name="Preformatted_20_Text">data/structure/timestep_info/00187/forces_constraints_FoR</text:p>
      <text:p text:style-name="Preformatted_20_Text">data/structure/timestep_info/00187/forces_constraints_nodes</text:p>
      <text:p text:style-name="Preformatted_20_Text">data/structure/timestep_info/00187/gravity_forces</text:p>
      <text:p text:style-name="Preformatted_20_Text">data/structure/timestep_info/00187/in_global_AFoR</text:p>
      <text:p text:style-name="Preformatted_20_Text">data/structure/timestep_info/00187/mb_FoR_acc</text:p>
      <text:p text:style-name="Preformatted_20_Text">data/structure/timestep_info/00187/mb_FoR_pos</text:p>
      <text:p text:style-name="Preformatted_20_Text">data/structure/timestep_info/00187/mb_FoR_vel</text:p>
      <text:p text:style-name="Preformatted_20_Text">data/structure/timestep_info/00187/mb_dict</text:p>
      <text:p text:style-name="Preformatted_20_Text">data/structure/timestep_info/00187/mb_dquatdt</text:p>
      <text:p text:style-name="Preformatted_20_Text">data/structure/timestep_info/00187/mb_quat</text:p>
      <text:p text:style-name="Preformatted_20_Text">data/structure/timestep_info/00187/num_elem</text:p>
      <text:p text:style-name="Preformatted_20_Text">data/structure/timestep_info/00187/num_node</text:p>
      <text:p text:style-name="Preformatted_20_Text">data/structure/timestep_info/00187/num_node_elem</text:p>
      <text:p text:style-name="Preformatted_20_Text">data/structure/timestep_info/00187/pos</text:p>
      <text:p text:style-name="Preformatted_20_Text">data/structure/timestep_info/00187/pos_ddot</text:p>
      <text:p text:style-name="Preformatted_20_Text">data/structure/timestep_info/00187/pos_dot</text:p>
      <text:p text:style-name="Preformatted_20_Text">data/structure/timestep_info/00187/postproc_cell/_read_as</text:p>
      <text:p text:style-name="Preformatted_20_Text">data/structure/timestep_info/00187/postproc_cell/coords_a</text:p>
      <text:p text:style-name="Preformatted_20_Text">data/structure/timestep_info/00187/postproc_cell/loads</text:p>
      <text:p text:style-name="Preformatted_20_Text">data/structure/timestep_info/00187/postproc_cell/strain</text:p>
      <text:p text:style-name="Preformatted_20_Text">data/structure/timestep_info/00187/postproc_node/_read_as</text:p>
      <text:p text:style-name="Preformatted_20_Text">data/structure/timestep_info/00187/postproc_node/aero_steady_forces</text:p>
      <text:p text:style-name="Preformatted_20_Text">data/structure/timestep_info/00187/postproc_node/aero_unsteady_forces</text:p>
      <text:p text:style-name="Preformatted_20_Text"><text:soft-page-break/>data/structure/timestep_info/00187/psi</text:p>
      <text:p text:style-name="Preformatted_20_Text">data/structure/timestep_info/00187/psi_ddot</text:p>
      <text:p text:style-name="Preformatted_20_Text">data/structure/timestep_info/00187/psi_dot</text:p>
      <text:p text:style-name="Preformatted_20_Text">data/structure/timestep_info/00187/psi_dot_local</text:p>
      <text:p text:style-name="Preformatted_20_Text">data/structure/timestep_info/00187/psi_local</text:p>
      <text:p text:style-name="Preformatted_20_Text">data/structure/timestep_info/00187/q</text:p>
      <text:p text:style-name="Preformatted_20_Text">data/structure/timestep_info/00187/quat</text:p>
      <text:p text:style-name="Preformatted_20_Text">data/structure/timestep_info/00187/runtime_steady_forces</text:p>
      <text:p text:style-name="Preformatted_20_Text">data/structure/timestep_info/00187/runtime_unsteady_forces</text:p>
      <text:p text:style-name="Preformatted_20_Text">data/structure/timestep_info/00187/steady_applied_forces</text:p>
      <text:p text:style-name="Preformatted_20_Text">data/structure/timestep_info/00187/total_forces</text:p>
      <text:p text:style-name="Preformatted_20_Text">data/structure/timestep_info/00187/total_gravity_forces</text:p>
      <text:p text:style-name="Preformatted_20_Text">data/structure/timestep_info/00187/unsteady_applied_forces</text:p>
      <text:p text:style-name="Preformatted_20_Text">data/structure/timestep_info/00188/_read_as</text:p>
      <text:p text:style-name="Preformatted_20_Text">data/structure/timestep_info/00188/dqddt</text:p>
      <text:p text:style-name="Preformatted_20_Text">data/structure/timestep_info/00188/dqdt</text:p>
      <text:p text:style-name="Preformatted_20_Text">data/structure/timestep_info/00188/for_acc</text:p>
      <text:p text:style-name="Preformatted_20_Text">data/structure/timestep_info/00188/for_pos</text:p>
      <text:p text:style-name="Preformatted_20_Text">data/structure/timestep_info/00188/for_vel</text:p>
      <text:p text:style-name="Preformatted_20_Text">data/structure/timestep_info/00188/forces_constraints_FoR</text:p>
      <text:p text:style-name="Preformatted_20_Text">data/structure/timestep_info/00188/forces_constraints_nodes</text:p>
      <text:p text:style-name="Preformatted_20_Text">data/structure/timestep_info/00188/gravity_forces</text:p>
      <text:p text:style-name="Preformatted_20_Text">data/structure/timestep_info/00188/in_global_AFoR</text:p>
      <text:p text:style-name="Preformatted_20_Text">data/structure/timestep_info/00188/mb_FoR_acc</text:p>
      <text:p text:style-name="Preformatted_20_Text">data/structure/timestep_info/00188/mb_FoR_pos</text:p>
      <text:p text:style-name="Preformatted_20_Text">data/structure/timestep_info/00188/mb_FoR_vel</text:p>
      <text:p text:style-name="Preformatted_20_Text">data/structure/timestep_info/00188/mb_dict</text:p>
      <text:p text:style-name="Preformatted_20_Text">data/structure/timestep_info/00188/mb_dquatdt</text:p>
      <text:p text:style-name="Preformatted_20_Text">data/structure/timestep_info/00188/mb_quat</text:p>
      <text:p text:style-name="Preformatted_20_Text">data/structure/timestep_info/00188/num_elem</text:p>
      <text:p text:style-name="Preformatted_20_Text">data/structure/timestep_info/00188/num_node</text:p>
      <text:p text:style-name="Preformatted_20_Text">data/structure/timestep_info/00188/num_node_elem</text:p>
      <text:p text:style-name="Preformatted_20_Text">data/structure/timestep_info/00188/pos</text:p>
      <text:p text:style-name="Preformatted_20_Text">data/structure/timestep_info/00188/pos_ddot</text:p>
      <text:p text:style-name="Preformatted_20_Text">data/structure/timestep_info/00188/pos_dot</text:p>
      <text:p text:style-name="Preformatted_20_Text">data/structure/timestep_info/00188/postproc_cell/_read_as</text:p>
      <text:p text:style-name="Preformatted_20_Text">data/structure/timestep_info/00188/postproc_cell/coords_a</text:p>
      <text:p text:style-name="Preformatted_20_Text">data/structure/timestep_info/00188/postproc_cell/loads</text:p>
      <text:p text:style-name="Preformatted_20_Text">data/structure/timestep_info/00188/postproc_cell/strain</text:p>
      <text:p text:style-name="Preformatted_20_Text">data/structure/timestep_info/00188/postproc_node/_read_as</text:p>
      <text:p text:style-name="Preformatted_20_Text">data/structure/timestep_info/00188/postproc_node/aero_steady_forces</text:p>
      <text:p text:style-name="Preformatted_20_Text">data/structure/timestep_info/00188/postproc_node/aero_unsteady_forces</text:p>
      <text:p text:style-name="Preformatted_20_Text">data/structure/timestep_info/00188/psi</text:p>
      <text:p text:style-name="Preformatted_20_Text">data/structure/timestep_info/00188/psi_ddot</text:p>
      <text:p text:style-name="Preformatted_20_Text">data/structure/timestep_info/00188/psi_dot</text:p>
      <text:p text:style-name="Preformatted_20_Text">data/structure/timestep_info/00188/psi_dot_local</text:p>
      <text:p text:style-name="Preformatted_20_Text">data/structure/timestep_info/00188/psi_local</text:p>
      <text:p text:style-name="Preformatted_20_Text">data/structure/timestep_info/00188/q</text:p>
      <text:p text:style-name="Preformatted_20_Text">data/structure/timestep_info/00188/quat</text:p>
      <text:p text:style-name="Preformatted_20_Text">data/structure/timestep_info/00188/runtime_steady_forces</text:p>
      <text:p text:style-name="Preformatted_20_Text">data/structure/timestep_info/00188/runtime_unsteady_forces</text:p>
      <text:p text:style-name="Preformatted_20_Text">data/structure/timestep_info/00188/steady_applied_forces</text:p>
      <text:p text:style-name="Preformatted_20_Text">data/structure/timestep_info/00188/total_forces</text:p>
      <text:p text:style-name="Preformatted_20_Text">data/structure/timestep_info/00188/total_gravity_forces</text:p>
      <text:p text:style-name="Preformatted_20_Text">data/structure/timestep_info/00188/unsteady_applied_forces</text:p>
      <text:p text:style-name="Preformatted_20_Text">data/structure/timestep_info/00189/_read_as</text:p>
      <text:p text:style-name="Preformatted_20_Text">data/structure/timestep_info/00189/dqddt</text:p>
      <text:p text:style-name="Preformatted_20_Text">data/structure/timestep_info/00189/dqdt</text:p>
      <text:p text:style-name="Preformatted_20_Text">data/structure/timestep_info/00189/for_acc</text:p>
      <text:p text:style-name="Preformatted_20_Text">data/structure/timestep_info/00189/for_pos</text:p>
      <text:p text:style-name="Preformatted_20_Text">data/structure/timestep_info/00189/for_vel</text:p>
      <text:p text:style-name="Preformatted_20_Text">data/structure/timestep_info/00189/forces_constraints_FoR</text:p>
      <text:p text:style-name="Preformatted_20_Text">data/structure/timestep_info/00189/forces_constraints_nodes</text:p>
      <text:p text:style-name="Preformatted_20_Text">data/structure/timestep_info/00189/gravity_forces</text:p>
      <text:p text:style-name="Preformatted_20_Text"><text:soft-page-break/>data/structure/timestep_info/00189/in_global_AFoR</text:p>
      <text:p text:style-name="Preformatted_20_Text">data/structure/timestep_info/00189/mb_FoR_acc</text:p>
      <text:p text:style-name="Preformatted_20_Text">data/structure/timestep_info/00189/mb_FoR_pos</text:p>
      <text:p text:style-name="Preformatted_20_Text">data/structure/timestep_info/00189/mb_FoR_vel</text:p>
      <text:p text:style-name="Preformatted_20_Text">data/structure/timestep_info/00189/mb_dict</text:p>
      <text:p text:style-name="Preformatted_20_Text">data/structure/timestep_info/00189/mb_dquatdt</text:p>
      <text:p text:style-name="Preformatted_20_Text">data/structure/timestep_info/00189/mb_quat</text:p>
      <text:p text:style-name="Preformatted_20_Text">data/structure/timestep_info/00189/num_elem</text:p>
      <text:p text:style-name="Preformatted_20_Text">data/structure/timestep_info/00189/num_node</text:p>
      <text:p text:style-name="Preformatted_20_Text">data/structure/timestep_info/00189/num_node_elem</text:p>
      <text:p text:style-name="Preformatted_20_Text">data/structure/timestep_info/00189/pos</text:p>
      <text:p text:style-name="Preformatted_20_Text">data/structure/timestep_info/00189/pos_ddot</text:p>
      <text:p text:style-name="Preformatted_20_Text">data/structure/timestep_info/00189/pos_dot</text:p>
      <text:p text:style-name="Preformatted_20_Text">data/structure/timestep_info/00189/postproc_cell/_read_as</text:p>
      <text:p text:style-name="Preformatted_20_Text">data/structure/timestep_info/00189/postproc_cell/coords_a</text:p>
      <text:p text:style-name="Preformatted_20_Text">data/structure/timestep_info/00189/postproc_cell/loads</text:p>
      <text:p text:style-name="Preformatted_20_Text">data/structure/timestep_info/00189/postproc_cell/strain</text:p>
      <text:p text:style-name="Preformatted_20_Text">data/structure/timestep_info/00189/postproc_node/_read_as</text:p>
      <text:p text:style-name="Preformatted_20_Text">data/structure/timestep_info/00189/postproc_node/aero_steady_forces</text:p>
      <text:p text:style-name="Preformatted_20_Text">data/structure/timestep_info/00189/postproc_node/aero_unsteady_forces</text:p>
      <text:p text:style-name="Preformatted_20_Text">data/structure/timestep_info/00189/psi</text:p>
      <text:p text:style-name="Preformatted_20_Text">data/structure/timestep_info/00189/psi_ddot</text:p>
      <text:p text:style-name="Preformatted_20_Text">data/structure/timestep_info/00189/psi_dot</text:p>
      <text:p text:style-name="Preformatted_20_Text">data/structure/timestep_info/00189/psi_dot_local</text:p>
      <text:p text:style-name="Preformatted_20_Text">data/structure/timestep_info/00189/psi_local</text:p>
      <text:p text:style-name="Preformatted_20_Text">data/structure/timestep_info/00189/q</text:p>
      <text:p text:style-name="Preformatted_20_Text">data/structure/timestep_info/00189/quat</text:p>
      <text:p text:style-name="Preformatted_20_Text">data/structure/timestep_info/00189/runtime_steady_forces</text:p>
      <text:p text:style-name="Preformatted_20_Text">data/structure/timestep_info/00189/runtime_unsteady_forces</text:p>
      <text:p text:style-name="Preformatted_20_Text">data/structure/timestep_info/00189/steady_applied_forces</text:p>
      <text:p text:style-name="Preformatted_20_Text">data/structure/timestep_info/00189/total_forces</text:p>
      <text:p text:style-name="Preformatted_20_Text">data/structure/timestep_info/00189/total_gravity_forces</text:p>
      <text:p text:style-name="Preformatted_20_Text">data/structure/timestep_info/00189/unsteady_applied_forces</text:p>
      <text:p text:style-name="Preformatted_20_Text">data/structure/timestep_info/00190/_read_as</text:p>
      <text:p text:style-name="Preformatted_20_Text">data/structure/timestep_info/00190/dqddt</text:p>
      <text:p text:style-name="Preformatted_20_Text">data/structure/timestep_info/00190/dqdt</text:p>
      <text:p text:style-name="Preformatted_20_Text">data/structure/timestep_info/00190/for_acc</text:p>
      <text:p text:style-name="Preformatted_20_Text">data/structure/timestep_info/00190/for_pos</text:p>
      <text:p text:style-name="Preformatted_20_Text">data/structure/timestep_info/00190/for_vel</text:p>
      <text:p text:style-name="Preformatted_20_Text">data/structure/timestep_info/00190/forces_constraints_FoR</text:p>
      <text:p text:style-name="Preformatted_20_Text">data/structure/timestep_info/00190/forces_constraints_nodes</text:p>
      <text:p text:style-name="Preformatted_20_Text">data/structure/timestep_info/00190/gravity_forces</text:p>
      <text:p text:style-name="Preformatted_20_Text">data/structure/timestep_info/00190/in_global_AFoR</text:p>
      <text:p text:style-name="Preformatted_20_Text">data/structure/timestep_info/00190/mb_FoR_acc</text:p>
      <text:p text:style-name="Preformatted_20_Text">data/structure/timestep_info/00190/mb_FoR_pos</text:p>
      <text:p text:style-name="Preformatted_20_Text">data/structure/timestep_info/00190/mb_FoR_vel</text:p>
      <text:p text:style-name="Preformatted_20_Text">data/structure/timestep_info/00190/mb_dict</text:p>
      <text:p text:style-name="Preformatted_20_Text">data/structure/timestep_info/00190/mb_dquatdt</text:p>
      <text:p text:style-name="Preformatted_20_Text">data/structure/timestep_info/00190/mb_quat</text:p>
      <text:p text:style-name="Preformatted_20_Text">data/structure/timestep_info/00190/num_elem</text:p>
      <text:p text:style-name="Preformatted_20_Text">data/structure/timestep_info/00190/num_node</text:p>
      <text:p text:style-name="Preformatted_20_Text">data/structure/timestep_info/00190/num_node_elem</text:p>
      <text:p text:style-name="Preformatted_20_Text">data/structure/timestep_info/00190/pos</text:p>
      <text:p text:style-name="Preformatted_20_Text">data/structure/timestep_info/00190/pos_ddot</text:p>
      <text:p text:style-name="Preformatted_20_Text">data/structure/timestep_info/00190/pos_dot</text:p>
      <text:p text:style-name="Preformatted_20_Text">data/structure/timestep_info/00190/postproc_cell/_read_as</text:p>
      <text:p text:style-name="Preformatted_20_Text">data/structure/timestep_info/00190/postproc_cell/coords_a</text:p>
      <text:p text:style-name="Preformatted_20_Text">data/structure/timestep_info/00190/postproc_cell/loads</text:p>
      <text:p text:style-name="Preformatted_20_Text">data/structure/timestep_info/00190/postproc_cell/strain</text:p>
      <text:p text:style-name="Preformatted_20_Text">data/structure/timestep_info/00190/postproc_node/_read_as</text:p>
      <text:p text:style-name="Preformatted_20_Text">data/structure/timestep_info/00190/postproc_node/aero_steady_forces</text:p>
      <text:p text:style-name="Preformatted_20_Text">data/structure/timestep_info/00190/postproc_node/aero_unsteady_forces</text:p>
      <text:p text:style-name="Preformatted_20_Text">data/structure/timestep_info/00190/psi</text:p>
      <text:p text:style-name="Preformatted_20_Text">data/structure/timestep_info/00190/psi_ddot</text:p>
      <text:p text:style-name="Preformatted_20_Text"><text:soft-page-break/>data/structure/timestep_info/00190/psi_dot</text:p>
      <text:p text:style-name="Preformatted_20_Text">data/structure/timestep_info/00190/psi_dot_local</text:p>
      <text:p text:style-name="Preformatted_20_Text">data/structure/timestep_info/00190/psi_local</text:p>
      <text:p text:style-name="Preformatted_20_Text">data/structure/timestep_info/00190/q</text:p>
      <text:p text:style-name="Preformatted_20_Text">data/structure/timestep_info/00190/quat</text:p>
      <text:p text:style-name="Preformatted_20_Text">data/structure/timestep_info/00190/runtime_steady_forces</text:p>
      <text:p text:style-name="Preformatted_20_Text">data/structure/timestep_info/00190/runtime_unsteady_forces</text:p>
      <text:p text:style-name="Preformatted_20_Text">data/structure/timestep_info/00190/steady_applied_forces</text:p>
      <text:p text:style-name="Preformatted_20_Text">data/structure/timestep_info/00190/total_forces</text:p>
      <text:p text:style-name="Preformatted_20_Text">data/structure/timestep_info/00190/total_gravity_forces</text:p>
      <text:p text:style-name="Preformatted_20_Text">data/structure/timestep_info/00190/unsteady_applied_forces</text:p>
      <text:p text:style-name="Preformatted_20_Text">data/structure/timestep_info/00191/_read_as</text:p>
      <text:p text:style-name="Preformatted_20_Text">data/structure/timestep_info/00191/dqddt</text:p>
      <text:p text:style-name="Preformatted_20_Text">data/structure/timestep_info/00191/dqdt</text:p>
      <text:p text:style-name="Preformatted_20_Text">data/structure/timestep_info/00191/for_acc</text:p>
      <text:p text:style-name="Preformatted_20_Text">data/structure/timestep_info/00191/for_pos</text:p>
      <text:p text:style-name="Preformatted_20_Text">data/structure/timestep_info/00191/for_vel</text:p>
      <text:p text:style-name="Preformatted_20_Text">data/structure/timestep_info/00191/forces_constraints_FoR</text:p>
      <text:p text:style-name="Preformatted_20_Text">data/structure/timestep_info/00191/forces_constraints_nodes</text:p>
      <text:p text:style-name="Preformatted_20_Text">data/structure/timestep_info/00191/gravity_forces</text:p>
      <text:p text:style-name="Preformatted_20_Text">data/structure/timestep_info/00191/in_global_AFoR</text:p>
      <text:p text:style-name="Preformatted_20_Text">data/structure/timestep_info/00191/mb_FoR_acc</text:p>
      <text:p text:style-name="Preformatted_20_Text">data/structure/timestep_info/00191/mb_FoR_pos</text:p>
      <text:p text:style-name="Preformatted_20_Text">data/structure/timestep_info/00191/mb_FoR_vel</text:p>
      <text:p text:style-name="Preformatted_20_Text">data/structure/timestep_info/00191/mb_dict</text:p>
      <text:p text:style-name="Preformatted_20_Text">data/structure/timestep_info/00191/mb_dquatdt</text:p>
      <text:p text:style-name="Preformatted_20_Text">data/structure/timestep_info/00191/mb_quat</text:p>
      <text:p text:style-name="Preformatted_20_Text">data/structure/timestep_info/00191/num_elem</text:p>
      <text:p text:style-name="Preformatted_20_Text">data/structure/timestep_info/00191/num_node</text:p>
      <text:p text:style-name="Preformatted_20_Text">data/structure/timestep_info/00191/num_node_elem</text:p>
      <text:p text:style-name="Preformatted_20_Text">data/structure/timestep_info/00191/pos</text:p>
      <text:p text:style-name="Preformatted_20_Text">data/structure/timestep_info/00191/pos_ddot</text:p>
      <text:p text:style-name="Preformatted_20_Text">data/structure/timestep_info/00191/pos_dot</text:p>
      <text:p text:style-name="Preformatted_20_Text">data/structure/timestep_info/00191/postproc_cell/_read_as</text:p>
      <text:p text:style-name="Preformatted_20_Text">data/structure/timestep_info/00191/postproc_cell/coords_a</text:p>
      <text:p text:style-name="Preformatted_20_Text">data/structure/timestep_info/00191/postproc_cell/loads</text:p>
      <text:p text:style-name="Preformatted_20_Text">data/structure/timestep_info/00191/postproc_cell/strain</text:p>
      <text:p text:style-name="Preformatted_20_Text">data/structure/timestep_info/00191/postproc_node/_read_as</text:p>
      <text:p text:style-name="Preformatted_20_Text">data/structure/timestep_info/00191/postproc_node/aero_steady_forces</text:p>
      <text:p text:style-name="Preformatted_20_Text">data/structure/timestep_info/00191/postproc_node/aero_unsteady_forces</text:p>
      <text:p text:style-name="Preformatted_20_Text">data/structure/timestep_info/00191/psi</text:p>
      <text:p text:style-name="Preformatted_20_Text">data/structure/timestep_info/00191/psi_ddot</text:p>
      <text:p text:style-name="Preformatted_20_Text">data/structure/timestep_info/00191/psi_dot</text:p>
      <text:p text:style-name="Preformatted_20_Text">data/structure/timestep_info/00191/psi_dot_local</text:p>
      <text:p text:style-name="Preformatted_20_Text">data/structure/timestep_info/00191/psi_local</text:p>
      <text:p text:style-name="Preformatted_20_Text">data/structure/timestep_info/00191/q</text:p>
      <text:p text:style-name="Preformatted_20_Text">data/structure/timestep_info/00191/quat</text:p>
      <text:p text:style-name="Preformatted_20_Text">data/structure/timestep_info/00191/runtime_steady_forces</text:p>
      <text:p text:style-name="Preformatted_20_Text">data/structure/timestep_info/00191/runtime_unsteady_forces</text:p>
      <text:p text:style-name="Preformatted_20_Text">data/structure/timestep_info/00191/steady_applied_forces</text:p>
      <text:p text:style-name="Preformatted_20_Text">data/structure/timestep_info/00191/total_forces</text:p>
      <text:p text:style-name="Preformatted_20_Text">data/structure/timestep_info/00191/total_gravity_forces</text:p>
      <text:p text:style-name="Preformatted_20_Text">data/structure/timestep_info/00191/unsteady_applied_forces</text:p>
      <text:p text:style-name="Preformatted_20_Text">data/structure/timestep_info/00192/_read_as</text:p>
      <text:p text:style-name="Preformatted_20_Text">data/structure/timestep_info/00192/dqddt</text:p>
      <text:p text:style-name="Preformatted_20_Text">data/structure/timestep_info/00192/dqdt</text:p>
      <text:p text:style-name="Preformatted_20_Text">data/structure/timestep_info/00192/for_acc</text:p>
      <text:p text:style-name="Preformatted_20_Text">data/structure/timestep_info/00192/for_pos</text:p>
      <text:p text:style-name="Preformatted_20_Text">data/structure/timestep_info/00192/for_vel</text:p>
      <text:p text:style-name="Preformatted_20_Text">data/structure/timestep_info/00192/forces_constraints_FoR</text:p>
      <text:p text:style-name="Preformatted_20_Text">data/structure/timestep_info/00192/forces_constraints_nodes</text:p>
      <text:p text:style-name="Preformatted_20_Text">data/structure/timestep_info/00192/gravity_forces</text:p>
      <text:p text:style-name="Preformatted_20_Text">data/structure/timestep_info/00192/in_global_AFoR</text:p>
      <text:p text:style-name="Preformatted_20_Text">data/structure/timestep_info/00192/mb_FoR_acc</text:p>
      <text:p text:style-name="Preformatted_20_Text"><text:soft-page-break/>data/structure/timestep_info/00192/mb_FoR_pos</text:p>
      <text:p text:style-name="Preformatted_20_Text">data/structure/timestep_info/00192/mb_FoR_vel</text:p>
      <text:p text:style-name="Preformatted_20_Text">data/structure/timestep_info/00192/mb_dict</text:p>
      <text:p text:style-name="Preformatted_20_Text">data/structure/timestep_info/00192/mb_dquatdt</text:p>
      <text:p text:style-name="Preformatted_20_Text">data/structure/timestep_info/00192/mb_quat</text:p>
      <text:p text:style-name="Preformatted_20_Text">data/structure/timestep_info/00192/num_elem</text:p>
      <text:p text:style-name="Preformatted_20_Text">data/structure/timestep_info/00192/num_node</text:p>
      <text:p text:style-name="Preformatted_20_Text">data/structure/timestep_info/00192/num_node_elem</text:p>
      <text:p text:style-name="Preformatted_20_Text">data/structure/timestep_info/00192/pos</text:p>
      <text:p text:style-name="Preformatted_20_Text">data/structure/timestep_info/00192/pos_ddot</text:p>
      <text:p text:style-name="Preformatted_20_Text">data/structure/timestep_info/00192/pos_dot</text:p>
      <text:p text:style-name="Preformatted_20_Text">data/structure/timestep_info/00192/postproc_cell/_read_as</text:p>
      <text:p text:style-name="Preformatted_20_Text">data/structure/timestep_info/00192/postproc_cell/coords_a</text:p>
      <text:p text:style-name="Preformatted_20_Text">data/structure/timestep_info/00192/postproc_cell/loads</text:p>
      <text:p text:style-name="Preformatted_20_Text">data/structure/timestep_info/00192/postproc_cell/strain</text:p>
      <text:p text:style-name="Preformatted_20_Text">data/structure/timestep_info/00192/postproc_node/_read_as</text:p>
      <text:p text:style-name="Preformatted_20_Text">data/structure/timestep_info/00192/postproc_node/aero_steady_forces</text:p>
      <text:p text:style-name="Preformatted_20_Text">data/structure/timestep_info/00192/postproc_node/aero_unsteady_forces</text:p>
      <text:p text:style-name="Preformatted_20_Text">data/structure/timestep_info/00192/psi</text:p>
      <text:p text:style-name="Preformatted_20_Text">data/structure/timestep_info/00192/psi_ddot</text:p>
      <text:p text:style-name="Preformatted_20_Text">data/structure/timestep_info/00192/psi_dot</text:p>
      <text:p text:style-name="Preformatted_20_Text">data/structure/timestep_info/00192/psi_dot_local</text:p>
      <text:p text:style-name="Preformatted_20_Text">data/structure/timestep_info/00192/psi_local</text:p>
      <text:p text:style-name="Preformatted_20_Text">data/structure/timestep_info/00192/q</text:p>
      <text:p text:style-name="Preformatted_20_Text">data/structure/timestep_info/00192/quat</text:p>
      <text:p text:style-name="Preformatted_20_Text">data/structure/timestep_info/00192/runtime_steady_forces</text:p>
      <text:p text:style-name="Preformatted_20_Text">data/structure/timestep_info/00192/runtime_unsteady_forces</text:p>
      <text:p text:style-name="Preformatted_20_Text">data/structure/timestep_info/00192/steady_applied_forces</text:p>
      <text:p text:style-name="Preformatted_20_Text">data/structure/timestep_info/00192/total_forces</text:p>
      <text:p text:style-name="Preformatted_20_Text">data/structure/timestep_info/00192/total_gravity_forces</text:p>
      <text:p text:style-name="Preformatted_20_Text">data/structure/timestep_info/00192/unsteady_applied_forces</text:p>
      <text:p text:style-name="Preformatted_20_Text">data/structure/timestep_info/00193/_read_as</text:p>
      <text:p text:style-name="Preformatted_20_Text">data/structure/timestep_info/00193/dqddt</text:p>
      <text:p text:style-name="Preformatted_20_Text">data/structure/timestep_info/00193/dqdt</text:p>
      <text:p text:style-name="Preformatted_20_Text">data/structure/timestep_info/00193/for_acc</text:p>
      <text:p text:style-name="Preformatted_20_Text">data/structure/timestep_info/00193/for_pos</text:p>
      <text:p text:style-name="Preformatted_20_Text">data/structure/timestep_info/00193/for_vel</text:p>
      <text:p text:style-name="Preformatted_20_Text">data/structure/timestep_info/00193/forces_constraints_FoR</text:p>
      <text:p text:style-name="Preformatted_20_Text">data/structure/timestep_info/00193/forces_constraints_nodes</text:p>
      <text:p text:style-name="Preformatted_20_Text">data/structure/timestep_info/00193/gravity_forces</text:p>
      <text:p text:style-name="Preformatted_20_Text">data/structure/timestep_info/00193/in_global_AFoR</text:p>
      <text:p text:style-name="Preformatted_20_Text">data/structure/timestep_info/00193/mb_FoR_acc</text:p>
      <text:p text:style-name="Preformatted_20_Text">data/structure/timestep_info/00193/mb_FoR_pos</text:p>
      <text:p text:style-name="Preformatted_20_Text">data/structure/timestep_info/00193/mb_FoR_vel</text:p>
      <text:p text:style-name="Preformatted_20_Text">data/structure/timestep_info/00193/mb_dict</text:p>
      <text:p text:style-name="Preformatted_20_Text">data/structure/timestep_info/00193/mb_dquatdt</text:p>
      <text:p text:style-name="Preformatted_20_Text">data/structure/timestep_info/00193/mb_quat</text:p>
      <text:p text:style-name="Preformatted_20_Text">data/structure/timestep_info/00193/num_elem</text:p>
      <text:p text:style-name="Preformatted_20_Text">data/structure/timestep_info/00193/num_node</text:p>
      <text:p text:style-name="Preformatted_20_Text">data/structure/timestep_info/00193/num_node_elem</text:p>
      <text:p text:style-name="Preformatted_20_Text">data/structure/timestep_info/00193/pos</text:p>
      <text:p text:style-name="Preformatted_20_Text">data/structure/timestep_info/00193/pos_ddot</text:p>
      <text:p text:style-name="Preformatted_20_Text">data/structure/timestep_info/00193/pos_dot</text:p>
      <text:p text:style-name="Preformatted_20_Text">data/structure/timestep_info/00193/postproc_cell/_read_as</text:p>
      <text:p text:style-name="Preformatted_20_Text">data/structure/timestep_info/00193/postproc_cell/coords_a</text:p>
      <text:p text:style-name="Preformatted_20_Text">data/structure/timestep_info/00193/postproc_cell/loads</text:p>
      <text:p text:style-name="Preformatted_20_Text">data/structure/timestep_info/00193/postproc_cell/strain</text:p>
      <text:p text:style-name="Preformatted_20_Text">data/structure/timestep_info/00193/postproc_node/_read_as</text:p>
      <text:p text:style-name="Preformatted_20_Text">data/structure/timestep_info/00193/postproc_node/aero_steady_forces</text:p>
      <text:p text:style-name="Preformatted_20_Text">data/structure/timestep_info/00193/postproc_node/aero_unsteady_forces</text:p>
      <text:p text:style-name="Preformatted_20_Text">data/structure/timestep_info/00193/psi</text:p>
      <text:p text:style-name="Preformatted_20_Text">data/structure/timestep_info/00193/psi_ddot</text:p>
      <text:p text:style-name="Preformatted_20_Text">data/structure/timestep_info/00193/psi_dot</text:p>
      <text:p text:style-name="Preformatted_20_Text">data/structure/timestep_info/00193/psi_dot_local</text:p>
      <text:p text:style-name="Preformatted_20_Text"><text:soft-page-break/>data/structure/timestep_info/00193/psi_local</text:p>
      <text:p text:style-name="Preformatted_20_Text">data/structure/timestep_info/00193/q</text:p>
      <text:p text:style-name="Preformatted_20_Text">data/structure/timestep_info/00193/quat</text:p>
      <text:p text:style-name="Preformatted_20_Text">data/structure/timestep_info/00193/runtime_steady_forces</text:p>
      <text:p text:style-name="Preformatted_20_Text">data/structure/timestep_info/00193/runtime_unsteady_forces</text:p>
      <text:p text:style-name="Preformatted_20_Text">data/structure/timestep_info/00193/steady_applied_forces</text:p>
      <text:p text:style-name="Preformatted_20_Text">data/structure/timestep_info/00193/total_forces</text:p>
      <text:p text:style-name="Preformatted_20_Text">data/structure/timestep_info/00193/total_gravity_forces</text:p>
      <text:p text:style-name="Preformatted_20_Text">data/structure/timestep_info/00193/unsteady_applied_forces</text:p>
      <text:p text:style-name="Preformatted_20_Text">data/structure/timestep_info/00194/_read_as</text:p>
      <text:p text:style-name="Preformatted_20_Text">data/structure/timestep_info/00194/dqddt</text:p>
      <text:p text:style-name="Preformatted_20_Text">data/structure/timestep_info/00194/dqdt</text:p>
      <text:p text:style-name="Preformatted_20_Text">data/structure/timestep_info/00194/for_acc</text:p>
      <text:p text:style-name="Preformatted_20_Text">data/structure/timestep_info/00194/for_pos</text:p>
      <text:p text:style-name="Preformatted_20_Text">data/structure/timestep_info/00194/for_vel</text:p>
      <text:p text:style-name="Preformatted_20_Text">data/structure/timestep_info/00194/forces_constraints_FoR</text:p>
      <text:p text:style-name="Preformatted_20_Text">data/structure/timestep_info/00194/forces_constraints_nodes</text:p>
      <text:p text:style-name="Preformatted_20_Text">data/structure/timestep_info/00194/gravity_forces</text:p>
      <text:p text:style-name="Preformatted_20_Text">data/structure/timestep_info/00194/in_global_AFoR</text:p>
      <text:p text:style-name="Preformatted_20_Text">data/structure/timestep_info/00194/mb_FoR_acc</text:p>
      <text:p text:style-name="Preformatted_20_Text">data/structure/timestep_info/00194/mb_FoR_pos</text:p>
      <text:p text:style-name="Preformatted_20_Text">data/structure/timestep_info/00194/mb_FoR_vel</text:p>
      <text:p text:style-name="Preformatted_20_Text">data/structure/timestep_info/00194/mb_dict</text:p>
      <text:p text:style-name="Preformatted_20_Text">data/structure/timestep_info/00194/mb_dquatdt</text:p>
      <text:p text:style-name="Preformatted_20_Text">data/structure/timestep_info/00194/mb_quat</text:p>
      <text:p text:style-name="Preformatted_20_Text">data/structure/timestep_info/00194/num_elem</text:p>
      <text:p text:style-name="Preformatted_20_Text">data/structure/timestep_info/00194/num_node</text:p>
      <text:p text:style-name="Preformatted_20_Text">data/structure/timestep_info/00194/num_node_elem</text:p>
      <text:p text:style-name="Preformatted_20_Text">data/structure/timestep_info/00194/pos</text:p>
      <text:p text:style-name="Preformatted_20_Text">data/structure/timestep_info/00194/pos_ddot</text:p>
      <text:p text:style-name="Preformatted_20_Text">data/structure/timestep_info/00194/pos_dot</text:p>
      <text:p text:style-name="Preformatted_20_Text">data/structure/timestep_info/00194/postproc_cell/_read_as</text:p>
      <text:p text:style-name="Preformatted_20_Text">data/structure/timestep_info/00194/postproc_cell/coords_a</text:p>
      <text:p text:style-name="Preformatted_20_Text">data/structure/timestep_info/00194/postproc_cell/loads</text:p>
      <text:p text:style-name="Preformatted_20_Text">data/structure/timestep_info/00194/postproc_cell/strain</text:p>
      <text:p text:style-name="Preformatted_20_Text">data/structure/timestep_info/00194/postproc_node/_read_as</text:p>
      <text:p text:style-name="Preformatted_20_Text">data/structure/timestep_info/00194/postproc_node/aero_steady_forces</text:p>
      <text:p text:style-name="Preformatted_20_Text">data/structure/timestep_info/00194/postproc_node/aero_unsteady_forces</text:p>
      <text:p text:style-name="Preformatted_20_Text">data/structure/timestep_info/00194/psi</text:p>
      <text:p text:style-name="Preformatted_20_Text">data/structure/timestep_info/00194/psi_ddot</text:p>
      <text:p text:style-name="Preformatted_20_Text">data/structure/timestep_info/00194/psi_dot</text:p>
      <text:p text:style-name="Preformatted_20_Text">data/structure/timestep_info/00194/psi_dot_local</text:p>
      <text:p text:style-name="Preformatted_20_Text">data/structure/timestep_info/00194/psi_local</text:p>
      <text:p text:style-name="Preformatted_20_Text">data/structure/timestep_info/00194/q</text:p>
      <text:p text:style-name="Preformatted_20_Text">data/structure/timestep_info/00194/quat</text:p>
      <text:p text:style-name="Preformatted_20_Text">data/structure/timestep_info/00194/runtime_steady_forces</text:p>
      <text:p text:style-name="Preformatted_20_Text">data/structure/timestep_info/00194/runtime_unsteady_forces</text:p>
      <text:p text:style-name="Preformatted_20_Text">data/structure/timestep_info/00194/steady_applied_forces</text:p>
      <text:p text:style-name="Preformatted_20_Text">data/structure/timestep_info/00194/total_forces</text:p>
      <text:p text:style-name="Preformatted_20_Text">data/structure/timestep_info/00194/total_gravity_forces</text:p>
      <text:p text:style-name="Preformatted_20_Text">data/structure/timestep_info/00194/unsteady_applied_forces</text:p>
      <text:p text:style-name="Preformatted_20_Text">data/structure/timestep_info/00195/_read_as</text:p>
      <text:p text:style-name="Preformatted_20_Text">data/structure/timestep_info/00195/dqddt</text:p>
      <text:p text:style-name="Preformatted_20_Text">data/structure/timestep_info/00195/dqdt</text:p>
      <text:p text:style-name="Preformatted_20_Text">data/structure/timestep_info/00195/for_acc</text:p>
      <text:p text:style-name="Preformatted_20_Text">data/structure/timestep_info/00195/for_pos</text:p>
      <text:p text:style-name="Preformatted_20_Text">data/structure/timestep_info/00195/for_vel</text:p>
      <text:p text:style-name="Preformatted_20_Text">data/structure/timestep_info/00195/forces_constraints_FoR</text:p>
      <text:p text:style-name="Preformatted_20_Text">data/structure/timestep_info/00195/forces_constraints_nodes</text:p>
      <text:p text:style-name="Preformatted_20_Text">data/structure/timestep_info/00195/gravity_forces</text:p>
      <text:p text:style-name="Preformatted_20_Text">data/structure/timestep_info/00195/in_global_AFoR</text:p>
      <text:p text:style-name="Preformatted_20_Text">data/structure/timestep_info/00195/mb_FoR_acc</text:p>
      <text:p text:style-name="Preformatted_20_Text">data/structure/timestep_info/00195/mb_FoR_pos</text:p>
      <text:p text:style-name="Preformatted_20_Text">data/structure/timestep_info/00195/mb_FoR_vel</text:p>
      <text:p text:style-name="Preformatted_20_Text"><text:soft-page-break/>data/structure/timestep_info/00195/mb_dict</text:p>
      <text:p text:style-name="Preformatted_20_Text">data/structure/timestep_info/00195/mb_dquatdt</text:p>
      <text:p text:style-name="Preformatted_20_Text">data/structure/timestep_info/00195/mb_quat</text:p>
      <text:p text:style-name="Preformatted_20_Text">data/structure/timestep_info/00195/num_elem</text:p>
      <text:p text:style-name="Preformatted_20_Text">data/structure/timestep_info/00195/num_node</text:p>
      <text:p text:style-name="Preformatted_20_Text">data/structure/timestep_info/00195/num_node_elem</text:p>
      <text:p text:style-name="Preformatted_20_Text">data/structure/timestep_info/00195/pos</text:p>
      <text:p text:style-name="Preformatted_20_Text">data/structure/timestep_info/00195/pos_ddot</text:p>
      <text:p text:style-name="Preformatted_20_Text">data/structure/timestep_info/00195/pos_dot</text:p>
      <text:p text:style-name="Preformatted_20_Text">data/structure/timestep_info/00195/postproc_cell/_read_as</text:p>
      <text:p text:style-name="Preformatted_20_Text">data/structure/timestep_info/00195/postproc_cell/coords_a</text:p>
      <text:p text:style-name="Preformatted_20_Text">data/structure/timestep_info/00195/postproc_cell/loads</text:p>
      <text:p text:style-name="Preformatted_20_Text">data/structure/timestep_info/00195/postproc_cell/strain</text:p>
      <text:p text:style-name="Preformatted_20_Text">data/structure/timestep_info/00195/postproc_node/_read_as</text:p>
      <text:p text:style-name="Preformatted_20_Text">data/structure/timestep_info/00195/postproc_node/aero_steady_forces</text:p>
      <text:p text:style-name="Preformatted_20_Text">data/structure/timestep_info/00195/postproc_node/aero_unsteady_forces</text:p>
      <text:p text:style-name="Preformatted_20_Text">data/structure/timestep_info/00195/psi</text:p>
      <text:p text:style-name="Preformatted_20_Text">data/structure/timestep_info/00195/psi_ddot</text:p>
      <text:p text:style-name="Preformatted_20_Text">data/structure/timestep_info/00195/psi_dot</text:p>
      <text:p text:style-name="Preformatted_20_Text">data/structure/timestep_info/00195/psi_dot_local</text:p>
      <text:p text:style-name="Preformatted_20_Text">data/structure/timestep_info/00195/psi_local</text:p>
      <text:p text:style-name="Preformatted_20_Text">data/structure/timestep_info/00195/q</text:p>
      <text:p text:style-name="Preformatted_20_Text">data/structure/timestep_info/00195/quat</text:p>
      <text:p text:style-name="Preformatted_20_Text">data/structure/timestep_info/00195/runtime_steady_forces</text:p>
      <text:p text:style-name="Preformatted_20_Text">data/structure/timestep_info/00195/runtime_unsteady_forces</text:p>
      <text:p text:style-name="Preformatted_20_Text">data/structure/timestep_info/00195/steady_applied_forces</text:p>
      <text:p text:style-name="Preformatted_20_Text">data/structure/timestep_info/00195/total_forces</text:p>
      <text:p text:style-name="Preformatted_20_Text">data/structure/timestep_info/00195/total_gravity_forces</text:p>
      <text:p text:style-name="Preformatted_20_Text">data/structure/timestep_info/00195/unsteady_applied_forces</text:p>
      <text:p text:style-name="Preformatted_20_Text">data/structure/timestep_info/00196/_read_as</text:p>
      <text:p text:style-name="Preformatted_20_Text">data/structure/timestep_info/00196/dqddt</text:p>
      <text:p text:style-name="Preformatted_20_Text">data/structure/timestep_info/00196/dqdt</text:p>
      <text:p text:style-name="Preformatted_20_Text">data/structure/timestep_info/00196/for_acc</text:p>
      <text:p text:style-name="Preformatted_20_Text">data/structure/timestep_info/00196/for_pos</text:p>
      <text:p text:style-name="Preformatted_20_Text">data/structure/timestep_info/00196/for_vel</text:p>
      <text:p text:style-name="Preformatted_20_Text">data/structure/timestep_info/00196/forces_constraints_FoR</text:p>
      <text:p text:style-name="Preformatted_20_Text">data/structure/timestep_info/00196/forces_constraints_nodes</text:p>
      <text:p text:style-name="Preformatted_20_Text">data/structure/timestep_info/00196/gravity_forces</text:p>
      <text:p text:style-name="Preformatted_20_Text">data/structure/timestep_info/00196/in_global_AFoR</text:p>
      <text:p text:style-name="Preformatted_20_Text">data/structure/timestep_info/00196/mb_FoR_acc</text:p>
      <text:p text:style-name="Preformatted_20_Text">data/structure/timestep_info/00196/mb_FoR_pos</text:p>
      <text:p text:style-name="Preformatted_20_Text">data/structure/timestep_info/00196/mb_FoR_vel</text:p>
      <text:p text:style-name="Preformatted_20_Text">data/structure/timestep_info/00196/mb_dict</text:p>
      <text:p text:style-name="Preformatted_20_Text">data/structure/timestep_info/00196/mb_dquatdt</text:p>
      <text:p text:style-name="Preformatted_20_Text">data/structure/timestep_info/00196/mb_quat</text:p>
      <text:p text:style-name="Preformatted_20_Text">data/structure/timestep_info/00196/num_elem</text:p>
      <text:p text:style-name="Preformatted_20_Text">data/structure/timestep_info/00196/num_node</text:p>
      <text:p text:style-name="Preformatted_20_Text">data/structure/timestep_info/00196/num_node_elem</text:p>
      <text:p text:style-name="Preformatted_20_Text">data/structure/timestep_info/00196/pos</text:p>
      <text:p text:style-name="Preformatted_20_Text">data/structure/timestep_info/00196/pos_ddot</text:p>
      <text:p text:style-name="Preformatted_20_Text">data/structure/timestep_info/00196/pos_dot</text:p>
      <text:p text:style-name="Preformatted_20_Text">data/structure/timestep_info/00196/postproc_cell/_read_as</text:p>
      <text:p text:style-name="Preformatted_20_Text">data/structure/timestep_info/00196/postproc_cell/coords_a</text:p>
      <text:p text:style-name="Preformatted_20_Text">data/structure/timestep_info/00196/postproc_cell/loads</text:p>
      <text:p text:style-name="Preformatted_20_Text">data/structure/timestep_info/00196/postproc_cell/strain</text:p>
      <text:p text:style-name="Preformatted_20_Text">data/structure/timestep_info/00196/postproc_node/_read_as</text:p>
      <text:p text:style-name="Preformatted_20_Text">data/structure/timestep_info/00196/postproc_node/aero_steady_forces</text:p>
      <text:p text:style-name="Preformatted_20_Text">data/structure/timestep_info/00196/postproc_node/aero_unsteady_forces</text:p>
      <text:p text:style-name="Preformatted_20_Text">data/structure/timestep_info/00196/psi</text:p>
      <text:p text:style-name="Preformatted_20_Text">data/structure/timestep_info/00196/psi_ddot</text:p>
      <text:p text:style-name="Preformatted_20_Text">data/structure/timestep_info/00196/psi_dot</text:p>
      <text:p text:style-name="Preformatted_20_Text">data/structure/timestep_info/00196/psi_dot_local</text:p>
      <text:p text:style-name="Preformatted_20_Text">data/structure/timestep_info/00196/psi_local</text:p>
      <text:p text:style-name="Preformatted_20_Text">data/structure/timestep_info/00196/q</text:p>
      <text:p text:style-name="Preformatted_20_Text"><text:soft-page-break/>data/structure/timestep_info/00196/quat</text:p>
      <text:p text:style-name="Preformatted_20_Text">data/structure/timestep_info/00196/runtime_steady_forces</text:p>
      <text:p text:style-name="Preformatted_20_Text">data/structure/timestep_info/00196/runtime_unsteady_forces</text:p>
      <text:p text:style-name="Preformatted_20_Text">data/structure/timestep_info/00196/steady_applied_forces</text:p>
      <text:p text:style-name="Preformatted_20_Text">data/structure/timestep_info/00196/total_forces</text:p>
      <text:p text:style-name="Preformatted_20_Text">data/structure/timestep_info/00196/total_gravity_forces</text:p>
      <text:p text:style-name="Preformatted_20_Text">data/structure/timestep_info/00196/unsteady_applied_forces</text:p>
      <text:p text:style-name="Preformatted_20_Text">data/structure/timestep_info/00197/_read_as</text:p>
      <text:p text:style-name="Preformatted_20_Text">data/structure/timestep_info/00197/dqddt</text:p>
      <text:p text:style-name="Preformatted_20_Text">data/structure/timestep_info/00197/dqdt</text:p>
      <text:p text:style-name="Preformatted_20_Text">data/structure/timestep_info/00197/for_acc</text:p>
      <text:p text:style-name="Preformatted_20_Text">data/structure/timestep_info/00197/for_pos</text:p>
      <text:p text:style-name="Preformatted_20_Text">data/structure/timestep_info/00197/for_vel</text:p>
      <text:p text:style-name="Preformatted_20_Text">data/structure/timestep_info/00197/forces_constraints_FoR</text:p>
      <text:p text:style-name="Preformatted_20_Text">data/structure/timestep_info/00197/forces_constraints_nodes</text:p>
      <text:p text:style-name="Preformatted_20_Text">data/structure/timestep_info/00197/gravity_forces</text:p>
      <text:p text:style-name="Preformatted_20_Text">data/structure/timestep_info/00197/in_global_AFoR</text:p>
      <text:p text:style-name="Preformatted_20_Text">data/structure/timestep_info/00197/mb_FoR_acc</text:p>
      <text:p text:style-name="Preformatted_20_Text">data/structure/timestep_info/00197/mb_FoR_pos</text:p>
      <text:p text:style-name="Preformatted_20_Text">data/structure/timestep_info/00197/mb_FoR_vel</text:p>
      <text:p text:style-name="Preformatted_20_Text">data/structure/timestep_info/00197/mb_dict</text:p>
      <text:p text:style-name="Preformatted_20_Text">data/structure/timestep_info/00197/mb_dquatdt</text:p>
      <text:p text:style-name="Preformatted_20_Text">data/structure/timestep_info/00197/mb_quat</text:p>
      <text:p text:style-name="Preformatted_20_Text">data/structure/timestep_info/00197/num_elem</text:p>
      <text:p text:style-name="Preformatted_20_Text">data/structure/timestep_info/00197/num_node</text:p>
      <text:p text:style-name="Preformatted_20_Text">data/structure/timestep_info/00197/num_node_elem</text:p>
      <text:p text:style-name="Preformatted_20_Text">data/structure/timestep_info/00197/pos</text:p>
      <text:p text:style-name="Preformatted_20_Text">data/structure/timestep_info/00197/pos_ddot</text:p>
      <text:p text:style-name="Preformatted_20_Text">data/structure/timestep_info/00197/pos_dot</text:p>
      <text:p text:style-name="Preformatted_20_Text">data/structure/timestep_info/00197/postproc_cell/_read_as</text:p>
      <text:p text:style-name="Preformatted_20_Text">data/structure/timestep_info/00197/postproc_cell/coords_a</text:p>
      <text:p text:style-name="Preformatted_20_Text">data/structure/timestep_info/00197/postproc_cell/loads</text:p>
      <text:p text:style-name="Preformatted_20_Text">data/structure/timestep_info/00197/postproc_cell/strain</text:p>
      <text:p text:style-name="Preformatted_20_Text">data/structure/timestep_info/00197/postproc_node/_read_as</text:p>
      <text:p text:style-name="Preformatted_20_Text">data/structure/timestep_info/00197/postproc_node/aero_steady_forces</text:p>
      <text:p text:style-name="Preformatted_20_Text">data/structure/timestep_info/00197/postproc_node/aero_unsteady_forces</text:p>
      <text:p text:style-name="Preformatted_20_Text">data/structure/timestep_info/00197/psi</text:p>
      <text:p text:style-name="Preformatted_20_Text">data/structure/timestep_info/00197/psi_ddot</text:p>
      <text:p text:style-name="Preformatted_20_Text">data/structure/timestep_info/00197/psi_dot</text:p>
      <text:p text:style-name="Preformatted_20_Text">data/structure/timestep_info/00197/psi_dot_local</text:p>
      <text:p text:style-name="Preformatted_20_Text">data/structure/timestep_info/00197/psi_local</text:p>
      <text:p text:style-name="Preformatted_20_Text">data/structure/timestep_info/00197/q</text:p>
      <text:p text:style-name="Preformatted_20_Text">data/structure/timestep_info/00197/quat</text:p>
      <text:p text:style-name="Preformatted_20_Text">data/structure/timestep_info/00197/runtime_steady_forces</text:p>
      <text:p text:style-name="Preformatted_20_Text">data/structure/timestep_info/00197/runtime_unsteady_forces</text:p>
      <text:p text:style-name="Preformatted_20_Text">data/structure/timestep_info/00197/steady_applied_forces</text:p>
      <text:p text:style-name="Preformatted_20_Text">data/structure/timestep_info/00197/total_forces</text:p>
      <text:p text:style-name="Preformatted_20_Text">data/structure/timestep_info/00197/total_gravity_forces</text:p>
      <text:p text:style-name="Preformatted_20_Text">data/structure/timestep_info/00197/unsteady_applied_forces</text:p>
      <text:p text:style-name="Preformatted_20_Text">data/structure/timestep_info/00198/_read_as</text:p>
      <text:p text:style-name="Preformatted_20_Text">data/structure/timestep_info/00198/dqddt</text:p>
      <text:p text:style-name="Preformatted_20_Text">data/structure/timestep_info/00198/dqdt</text:p>
      <text:p text:style-name="Preformatted_20_Text">data/structure/timestep_info/00198/for_acc</text:p>
      <text:p text:style-name="Preformatted_20_Text">data/structure/timestep_info/00198/for_pos</text:p>
      <text:p text:style-name="Preformatted_20_Text">data/structure/timestep_info/00198/for_vel</text:p>
      <text:p text:style-name="Preformatted_20_Text">data/structure/timestep_info/00198/forces_constraints_FoR</text:p>
      <text:p text:style-name="Preformatted_20_Text">data/structure/timestep_info/00198/forces_constraints_nodes</text:p>
      <text:p text:style-name="Preformatted_20_Text">data/structure/timestep_info/00198/gravity_forces</text:p>
      <text:p text:style-name="Preformatted_20_Text">data/structure/timestep_info/00198/in_global_AFoR</text:p>
      <text:p text:style-name="Preformatted_20_Text">data/structure/timestep_info/00198/mb_FoR_acc</text:p>
      <text:p text:style-name="Preformatted_20_Text">data/structure/timestep_info/00198/mb_FoR_pos</text:p>
      <text:p text:style-name="Preformatted_20_Text">data/structure/timestep_info/00198/mb_FoR_vel</text:p>
      <text:p text:style-name="Preformatted_20_Text">data/structure/timestep_info/00198/mb_dict</text:p>
      <text:p text:style-name="Preformatted_20_Text">data/structure/timestep_info/00198/mb_dquatdt</text:p>
      <text:p text:style-name="Preformatted_20_Text"><text:soft-page-break/>data/structure/timestep_info/00198/mb_quat</text:p>
      <text:p text:style-name="Preformatted_20_Text">data/structure/timestep_info/00198/num_elem</text:p>
      <text:p text:style-name="Preformatted_20_Text">data/structure/timestep_info/00198/num_node</text:p>
      <text:p text:style-name="Preformatted_20_Text">data/structure/timestep_info/00198/num_node_elem</text:p>
      <text:p text:style-name="Preformatted_20_Text">data/structure/timestep_info/00198/pos</text:p>
      <text:p text:style-name="Preformatted_20_Text">data/structure/timestep_info/00198/pos_ddot</text:p>
      <text:p text:style-name="Preformatted_20_Text">data/structure/timestep_info/00198/pos_dot</text:p>
      <text:p text:style-name="Preformatted_20_Text">data/structure/timestep_info/00198/postproc_cell/_read_as</text:p>
      <text:p text:style-name="Preformatted_20_Text">data/structure/timestep_info/00198/postproc_cell/coords_a</text:p>
      <text:p text:style-name="Preformatted_20_Text">data/structure/timestep_info/00198/postproc_cell/loads</text:p>
      <text:p text:style-name="Preformatted_20_Text">data/structure/timestep_info/00198/postproc_cell/strain</text:p>
      <text:p text:style-name="Preformatted_20_Text">data/structure/timestep_info/00198/postproc_node/_read_as</text:p>
      <text:p text:style-name="Preformatted_20_Text">data/structure/timestep_info/00198/postproc_node/aero_steady_forces</text:p>
      <text:p text:style-name="Preformatted_20_Text">data/structure/timestep_info/00198/postproc_node/aero_unsteady_forces</text:p>
      <text:p text:style-name="Preformatted_20_Text">data/structure/timestep_info/00198/psi</text:p>
      <text:p text:style-name="Preformatted_20_Text">data/structure/timestep_info/00198/psi_ddot</text:p>
      <text:p text:style-name="Preformatted_20_Text">data/structure/timestep_info/00198/psi_dot</text:p>
      <text:p text:style-name="Preformatted_20_Text">data/structure/timestep_info/00198/psi_dot_local</text:p>
      <text:p text:style-name="Preformatted_20_Text">data/structure/timestep_info/00198/psi_local</text:p>
      <text:p text:style-name="Preformatted_20_Text">data/structure/timestep_info/00198/q</text:p>
      <text:p text:style-name="Preformatted_20_Text">data/structure/timestep_info/00198/quat</text:p>
      <text:p text:style-name="Preformatted_20_Text">data/structure/timestep_info/00198/runtime_steady_forces</text:p>
      <text:p text:style-name="Preformatted_20_Text">data/structure/timestep_info/00198/runtime_unsteady_forces</text:p>
      <text:p text:style-name="Preformatted_20_Text">data/structure/timestep_info/00198/steady_applied_forces</text:p>
      <text:p text:style-name="Preformatted_20_Text">data/structure/timestep_info/00198/total_forces</text:p>
      <text:p text:style-name="Preformatted_20_Text">data/structure/timestep_info/00198/total_gravity_forces</text:p>
      <text:p text:style-name="Preformatted_20_Text">data/structure/timestep_info/00198/unsteady_applied_forces</text:p>
      <text:p text:style-name="Preformatted_20_Text">data/structure/timestep_info/00199/_read_as</text:p>
      <text:p text:style-name="Preformatted_20_Text">data/structure/timestep_info/00199/dqddt</text:p>
      <text:p text:style-name="Preformatted_20_Text">data/structure/timestep_info/00199/dqdt</text:p>
      <text:p text:style-name="Preformatted_20_Text">data/structure/timestep_info/00199/for_acc</text:p>
      <text:p text:style-name="Preformatted_20_Text">data/structure/timestep_info/00199/for_pos</text:p>
      <text:p text:style-name="Preformatted_20_Text">data/structure/timestep_info/00199/for_vel</text:p>
      <text:p text:style-name="Preformatted_20_Text">data/structure/timestep_info/00199/forces_constraints_FoR</text:p>
      <text:p text:style-name="Preformatted_20_Text">data/structure/timestep_info/00199/forces_constraints_nodes</text:p>
      <text:p text:style-name="Preformatted_20_Text">data/structure/timestep_info/00199/gravity_forces</text:p>
      <text:p text:style-name="Preformatted_20_Text">data/structure/timestep_info/00199/in_global_AFoR</text:p>
      <text:p text:style-name="Preformatted_20_Text">data/structure/timestep_info/00199/mb_FoR_acc</text:p>
      <text:p text:style-name="Preformatted_20_Text">data/structure/timestep_info/00199/mb_FoR_pos</text:p>
      <text:p text:style-name="Preformatted_20_Text">data/structure/timestep_info/00199/mb_FoR_vel</text:p>
      <text:p text:style-name="Preformatted_20_Text">data/structure/timestep_info/00199/mb_dict</text:p>
      <text:p text:style-name="Preformatted_20_Text">data/structure/timestep_info/00199/mb_dquatdt</text:p>
      <text:p text:style-name="Preformatted_20_Text">data/structure/timestep_info/00199/mb_quat</text:p>
      <text:p text:style-name="Preformatted_20_Text">data/structure/timestep_info/00199/num_elem</text:p>
      <text:p text:style-name="Preformatted_20_Text">data/structure/timestep_info/00199/num_node</text:p>
      <text:p text:style-name="Preformatted_20_Text">data/structure/timestep_info/00199/num_node_elem</text:p>
      <text:p text:style-name="Preformatted_20_Text">data/structure/timestep_info/00199/pos</text:p>
      <text:p text:style-name="Preformatted_20_Text">data/structure/timestep_info/00199/pos_ddot</text:p>
      <text:p text:style-name="Preformatted_20_Text">data/structure/timestep_info/00199/pos_dot</text:p>
      <text:p text:style-name="Preformatted_20_Text">data/structure/timestep_info/00199/postproc_cell/_read_as</text:p>
      <text:p text:style-name="Preformatted_20_Text">data/structure/timestep_info/00199/postproc_cell/coords_a</text:p>
      <text:p text:style-name="Preformatted_20_Text">data/structure/timestep_info/00199/postproc_cell/loads</text:p>
      <text:p text:style-name="Preformatted_20_Text">data/structure/timestep_info/00199/postproc_cell/strain</text:p>
      <text:p text:style-name="Preformatted_20_Text">data/structure/timestep_info/00199/postproc_node/_read_as</text:p>
      <text:p text:style-name="Preformatted_20_Text">data/structure/timestep_info/00199/postproc_node/aero_steady_forces</text:p>
      <text:p text:style-name="Preformatted_20_Text">data/structure/timestep_info/00199/postproc_node/aero_unsteady_forces</text:p>
      <text:p text:style-name="Preformatted_20_Text">data/structure/timestep_info/00199/psi</text:p>
      <text:p text:style-name="Preformatted_20_Text">data/structure/timestep_info/00199/psi_ddot</text:p>
      <text:p text:style-name="Preformatted_20_Text">data/structure/timestep_info/00199/psi_dot</text:p>
      <text:p text:style-name="Preformatted_20_Text">data/structure/timestep_info/00199/psi_dot_local</text:p>
      <text:p text:style-name="Preformatted_20_Text">data/structure/timestep_info/00199/psi_local</text:p>
      <text:p text:style-name="Preformatted_20_Text">data/structure/timestep_info/00199/q</text:p>
      <text:p text:style-name="Preformatted_20_Text">data/structure/timestep_info/00199/quat</text:p>
      <text:p text:style-name="Preformatted_20_Text">data/structure/timestep_info/00199/runtime_steady_forces</text:p>
      <text:p text:style-name="Preformatted_20_Text"><text:soft-page-break/>data/structure/timestep_info/00199/runtime_unsteady_forces</text:p>
      <text:p text:style-name="Preformatted_20_Text">data/structure/timestep_info/00199/steady_applied_forces</text:p>
      <text:p text:style-name="Preformatted_20_Text">data/structure/timestep_info/00199/total_forces</text:p>
      <text:p text:style-name="Preformatted_20_Text">data/structure/timestep_info/00199/total_gravity_forces</text:p>
      <text:p text:style-name="Preformatted_20_Text">data/structure/timestep_info/00199/unsteady_applied_forces</text:p>
      <text:p text:style-name="Preformatted_20_Text">data/structure/timestep_info/00200/_read_as</text:p>
      <text:p text:style-name="Preformatted_20_Text">data/structure/timestep_info/00200/dqddt</text:p>
      <text:p text:style-name="Preformatted_20_Text">data/structure/timestep_info/00200/dqdt</text:p>
      <text:p text:style-name="Preformatted_20_Text">data/structure/timestep_info/00200/for_acc</text:p>
      <text:p text:style-name="Preformatted_20_Text">data/structure/timestep_info/00200/for_pos</text:p>
      <text:p text:style-name="Preformatted_20_Text">data/structure/timestep_info/00200/for_vel</text:p>
      <text:p text:style-name="Preformatted_20_Text">data/structure/timestep_info/00200/forces_constraints_FoR</text:p>
      <text:p text:style-name="Preformatted_20_Text">data/structure/timestep_info/00200/forces_constraints_nodes</text:p>
      <text:p text:style-name="Preformatted_20_Text">data/structure/timestep_info/00200/gravity_forces</text:p>
      <text:p text:style-name="Preformatted_20_Text">data/structure/timestep_info/00200/in_global_AFoR</text:p>
      <text:p text:style-name="Preformatted_20_Text">data/structure/timestep_info/00200/mb_FoR_acc</text:p>
      <text:p text:style-name="Preformatted_20_Text">data/structure/timestep_info/00200/mb_FoR_pos</text:p>
      <text:p text:style-name="Preformatted_20_Text">data/structure/timestep_info/00200/mb_FoR_vel</text:p>
      <text:p text:style-name="Preformatted_20_Text">data/structure/timestep_info/00200/mb_dict</text:p>
      <text:p text:style-name="Preformatted_20_Text">data/structure/timestep_info/00200/mb_dquatdt</text:p>
      <text:p text:style-name="Preformatted_20_Text">data/structure/timestep_info/00200/mb_quat</text:p>
      <text:p text:style-name="Preformatted_20_Text">data/structure/timestep_info/00200/num_elem</text:p>
      <text:p text:style-name="Preformatted_20_Text">data/structure/timestep_info/00200/num_node</text:p>
      <text:p text:style-name="Preformatted_20_Text">data/structure/timestep_info/00200/num_node_elem</text:p>
      <text:p text:style-name="Preformatted_20_Text">data/structure/timestep_info/00200/pos</text:p>
      <text:p text:style-name="Preformatted_20_Text">data/structure/timestep_info/00200/pos_ddot</text:p>
      <text:p text:style-name="Preformatted_20_Text">data/structure/timestep_info/00200/pos_dot</text:p>
      <text:p text:style-name="Preformatted_20_Text">data/structure/timestep_info/00200/postproc_cell/_read_as</text:p>
      <text:p text:style-name="Preformatted_20_Text">data/structure/timestep_info/00200/postproc_cell/coords_a</text:p>
      <text:p text:style-name="Preformatted_20_Text">data/structure/timestep_info/00200/postproc_cell/loads</text:p>
      <text:p text:style-name="Preformatted_20_Text">data/structure/timestep_info/00200/postproc_cell/strain</text:p>
      <text:p text:style-name="Preformatted_20_Text">data/structure/timestep_info/00200/postproc_node/_read_as</text:p>
      <text:p text:style-name="Preformatted_20_Text">data/structure/timestep_info/00200/postproc_node/aero_steady_forces</text:p>
      <text:p text:style-name="Preformatted_20_Text">data/structure/timestep_info/00200/postproc_node/aero_unsteady_forces</text:p>
      <text:p text:style-name="Preformatted_20_Text">data/structure/timestep_info/00200/psi</text:p>
      <text:p text:style-name="Preformatted_20_Text">data/structure/timestep_info/00200/psi_ddot</text:p>
      <text:p text:style-name="Preformatted_20_Text">data/structure/timestep_info/00200/psi_dot</text:p>
      <text:p text:style-name="Preformatted_20_Text">data/structure/timestep_info/00200/psi_dot_local</text:p>
      <text:p text:style-name="Preformatted_20_Text">data/structure/timestep_info/00200/psi_local</text:p>
      <text:p text:style-name="Preformatted_20_Text">data/structure/timestep_info/00200/q</text:p>
      <text:p text:style-name="Preformatted_20_Text">data/structure/timestep_info/00200/quat</text:p>
      <text:p text:style-name="Preformatted_20_Text">data/structure/timestep_info/00200/runtime_steady_forces</text:p>
      <text:p text:style-name="Preformatted_20_Text">data/structure/timestep_info/00200/runtime_unsteady_forces</text:p>
      <text:p text:style-name="Preformatted_20_Text">data/structure/timestep_info/00200/steady_applied_forces</text:p>
      <text:p text:style-name="Preformatted_20_Text">data/structure/timestep_info/00200/total_forces</text:p>
      <text:p text:style-name="Preformatted_20_Text">data/structure/timestep_info/00200/total_gravity_forces</text:p>
      <text:p text:style-name="Preformatted_20_Text">data/structure/timestep_info/00200/unsteady_applied_forces</text:p>
      <text:p text:style-name="Preformatted_20_Text">data/structure/timestep_info/00201/_read_as</text:p>
      <text:p text:style-name="Preformatted_20_Text">data/structure/timestep_info/00201/dqddt</text:p>
      <text:p text:style-name="Preformatted_20_Text">data/structure/timestep_info/00201/dqdt</text:p>
      <text:p text:style-name="Preformatted_20_Text">data/structure/timestep_info/00201/for_acc</text:p>
      <text:p text:style-name="Preformatted_20_Text">data/structure/timestep_info/00201/for_pos</text:p>
      <text:p text:style-name="Preformatted_20_Text">data/structure/timestep_info/00201/for_vel</text:p>
      <text:p text:style-name="Preformatted_20_Text">data/structure/timestep_info/00201/forces_constraints_FoR</text:p>
      <text:p text:style-name="Preformatted_20_Text">data/structure/timestep_info/00201/forces_constraints_nodes</text:p>
      <text:p text:style-name="Preformatted_20_Text">data/structure/timestep_info/00201/gravity_forces</text:p>
      <text:p text:style-name="Preformatted_20_Text">data/structure/timestep_info/00201/in_global_AFoR</text:p>
      <text:p text:style-name="Preformatted_20_Text">data/structure/timestep_info/00201/mb_FoR_acc</text:p>
      <text:p text:style-name="Preformatted_20_Text">data/structure/timestep_info/00201/mb_FoR_pos</text:p>
      <text:p text:style-name="Preformatted_20_Text">data/structure/timestep_info/00201/mb_FoR_vel</text:p>
      <text:p text:style-name="Preformatted_20_Text">data/structure/timestep_info/00201/mb_dict</text:p>
      <text:p text:style-name="Preformatted_20_Text">data/structure/timestep_info/00201/mb_dquatdt</text:p>
      <text:p text:style-name="Preformatted_20_Text">data/structure/timestep_info/00201/mb_quat</text:p>
      <text:p text:style-name="Preformatted_20_Text">data/structure/timestep_info/00201/num_elem</text:p>
      <text:p text:style-name="Preformatted_20_Text"><text:soft-page-break/>data/structure/timestep_info/00201/num_node</text:p>
      <text:p text:style-name="Preformatted_20_Text">data/structure/timestep_info/00201/num_node_elem</text:p>
      <text:p text:style-name="Preformatted_20_Text">data/structure/timestep_info/00201/pos</text:p>
      <text:p text:style-name="Preformatted_20_Text">data/structure/timestep_info/00201/pos_ddot</text:p>
      <text:p text:style-name="Preformatted_20_Text">data/structure/timestep_info/00201/pos_dot</text:p>
      <text:p text:style-name="Preformatted_20_Text">data/structure/timestep_info/00201/postproc_cell/_read_as</text:p>
      <text:p text:style-name="Preformatted_20_Text">data/structure/timestep_info/00201/postproc_cell/coords_a</text:p>
      <text:p text:style-name="Preformatted_20_Text">data/structure/timestep_info/00201/postproc_cell/loads</text:p>
      <text:p text:style-name="Preformatted_20_Text">data/structure/timestep_info/00201/postproc_cell/strain</text:p>
      <text:p text:style-name="Preformatted_20_Text">data/structure/timestep_info/00201/postproc_node/_read_as</text:p>
      <text:p text:style-name="Preformatted_20_Text">data/structure/timestep_info/00201/postproc_node/aero_steady_forces</text:p>
      <text:p text:style-name="Preformatted_20_Text">data/structure/timestep_info/00201/postproc_node/aero_unsteady_forces</text:p>
      <text:p text:style-name="Preformatted_20_Text">data/structure/timestep_info/00201/psi</text:p>
      <text:p text:style-name="Preformatted_20_Text">data/structure/timestep_info/00201/psi_ddot</text:p>
      <text:p text:style-name="Preformatted_20_Text">data/structure/timestep_info/00201/psi_dot</text:p>
      <text:p text:style-name="Preformatted_20_Text">data/structure/timestep_info/00201/psi_dot_local</text:p>
      <text:p text:style-name="Preformatted_20_Text">data/structure/timestep_info/00201/psi_local</text:p>
      <text:p text:style-name="Preformatted_20_Text">data/structure/timestep_info/00201/q</text:p>
      <text:p text:style-name="Preformatted_20_Text">data/structure/timestep_info/00201/quat</text:p>
      <text:p text:style-name="Preformatted_20_Text">data/structure/timestep_info/00201/runtime_steady_forces</text:p>
      <text:p text:style-name="Preformatted_20_Text">data/structure/timestep_info/00201/runtime_unsteady_forces</text:p>
      <text:p text:style-name="Preformatted_20_Text">data/structure/timestep_info/00201/steady_applied_forces</text:p>
      <text:p text:style-name="Preformatted_20_Text">data/structure/timestep_info/00201/total_forces</text:p>
      <text:p text:style-name="Preformatted_20_Text">data/structure/timestep_info/00201/total_gravity_forces</text:p>
      <text:p text:style-name="Preformatted_20_Text">data/structure/timestep_info/00201/unsteady_applied_forces</text:p>
      <text:p text:style-name="Preformatted_20_Text">data/structure/timestep_info/00202/_read_as</text:p>
      <text:p text:style-name="Preformatted_20_Text">data/structure/timestep_info/00202/dqddt</text:p>
      <text:p text:style-name="Preformatted_20_Text">data/structure/timestep_info/00202/dqdt</text:p>
      <text:p text:style-name="Preformatted_20_Text">data/structure/timestep_info/00202/for_acc</text:p>
      <text:p text:style-name="Preformatted_20_Text">data/structure/timestep_info/00202/for_pos</text:p>
      <text:p text:style-name="Preformatted_20_Text">data/structure/timestep_info/00202/for_vel</text:p>
      <text:p text:style-name="Preformatted_20_Text">data/structure/timestep_info/00202/forces_constraints_FoR</text:p>
      <text:p text:style-name="Preformatted_20_Text">data/structure/timestep_info/00202/forces_constraints_nodes</text:p>
      <text:p text:style-name="Preformatted_20_Text">data/structure/timestep_info/00202/gravity_forces</text:p>
      <text:p text:style-name="Preformatted_20_Text">data/structure/timestep_info/00202/in_global_AFoR</text:p>
      <text:p text:style-name="Preformatted_20_Text">data/structure/timestep_info/00202/mb_FoR_acc</text:p>
      <text:p text:style-name="Preformatted_20_Text">data/structure/timestep_info/00202/mb_FoR_pos</text:p>
      <text:p text:style-name="Preformatted_20_Text">data/structure/timestep_info/00202/mb_FoR_vel</text:p>
      <text:p text:style-name="Preformatted_20_Text">data/structure/timestep_info/00202/mb_dict</text:p>
      <text:p text:style-name="Preformatted_20_Text">data/structure/timestep_info/00202/mb_dquatdt</text:p>
      <text:p text:style-name="Preformatted_20_Text">data/structure/timestep_info/00202/mb_quat</text:p>
      <text:p text:style-name="Preformatted_20_Text">data/structure/timestep_info/00202/num_elem</text:p>
      <text:p text:style-name="Preformatted_20_Text">data/structure/timestep_info/00202/num_node</text:p>
      <text:p text:style-name="Preformatted_20_Text">data/structure/timestep_info/00202/num_node_elem</text:p>
      <text:p text:style-name="Preformatted_20_Text">data/structure/timestep_info/00202/pos</text:p>
      <text:p text:style-name="Preformatted_20_Text">data/structure/timestep_info/00202/pos_ddot</text:p>
      <text:p text:style-name="Preformatted_20_Text">data/structure/timestep_info/00202/pos_dot</text:p>
      <text:p text:style-name="Preformatted_20_Text">data/structure/timestep_info/00202/postproc_cell/_read_as</text:p>
      <text:p text:style-name="Preformatted_20_Text">data/structure/timestep_info/00202/postproc_cell/coords_a</text:p>
      <text:p text:style-name="Preformatted_20_Text">data/structure/timestep_info/00202/postproc_cell/loads</text:p>
      <text:p text:style-name="Preformatted_20_Text">data/structure/timestep_info/00202/postproc_cell/strain</text:p>
      <text:p text:style-name="Preformatted_20_Text">data/structure/timestep_info/00202/postproc_node/_read_as</text:p>
      <text:p text:style-name="Preformatted_20_Text">data/structure/timestep_info/00202/postproc_node/aero_steady_forces</text:p>
      <text:p text:style-name="Preformatted_20_Text">data/structure/timestep_info/00202/postproc_node/aero_unsteady_forces</text:p>
      <text:p text:style-name="Preformatted_20_Text">data/structure/timestep_info/00202/psi</text:p>
      <text:p text:style-name="Preformatted_20_Text">data/structure/timestep_info/00202/psi_ddot</text:p>
      <text:p text:style-name="Preformatted_20_Text">data/structure/timestep_info/00202/psi_dot</text:p>
      <text:p text:style-name="Preformatted_20_Text">data/structure/timestep_info/00202/psi_dot_local</text:p>
      <text:p text:style-name="Preformatted_20_Text">data/structure/timestep_info/00202/psi_local</text:p>
      <text:p text:style-name="Preformatted_20_Text">data/structure/timestep_info/00202/q</text:p>
      <text:p text:style-name="Preformatted_20_Text">data/structure/timestep_info/00202/quat</text:p>
      <text:p text:style-name="Preformatted_20_Text">data/structure/timestep_info/00202/runtime_steady_forces</text:p>
      <text:p text:style-name="Preformatted_20_Text">data/structure/timestep_info/00202/runtime_unsteady_forces</text:p>
      <text:p text:style-name="Preformatted_20_Text">data/structure/timestep_info/00202/steady_applied_forces</text:p>
      <text:p text:style-name="Preformatted_20_Text"><text:soft-page-break/>data/structure/timestep_info/00202/total_forces</text:p>
      <text:p text:style-name="Preformatted_20_Text">data/structure/timestep_info/00202/total_gravity_forces</text:p>
      <text:p text:style-name="Preformatted_20_Text">data/structure/timestep_info/00202/unsteady_applied_forces</text:p>
      <text:p text:style-name="Preformatted_20_Text">data/structure/timestep_info/00203/_read_as</text:p>
      <text:p text:style-name="Preformatted_20_Text">data/structure/timestep_info/00203/dqddt</text:p>
      <text:p text:style-name="Preformatted_20_Text">data/structure/timestep_info/00203/dqdt</text:p>
      <text:p text:style-name="Preformatted_20_Text">data/structure/timestep_info/00203/for_acc</text:p>
      <text:p text:style-name="Preformatted_20_Text">data/structure/timestep_info/00203/for_pos</text:p>
      <text:p text:style-name="Preformatted_20_Text">data/structure/timestep_info/00203/for_vel</text:p>
      <text:p text:style-name="Preformatted_20_Text">data/structure/timestep_info/00203/forces_constraints_FoR</text:p>
      <text:p text:style-name="Preformatted_20_Text">data/structure/timestep_info/00203/forces_constraints_nodes</text:p>
      <text:p text:style-name="Preformatted_20_Text">data/structure/timestep_info/00203/gravity_forces</text:p>
      <text:p text:style-name="Preformatted_20_Text">data/structure/timestep_info/00203/in_global_AFoR</text:p>
      <text:p text:style-name="Preformatted_20_Text">data/structure/timestep_info/00203/mb_FoR_acc</text:p>
      <text:p text:style-name="Preformatted_20_Text">data/structure/timestep_info/00203/mb_FoR_pos</text:p>
      <text:p text:style-name="Preformatted_20_Text">data/structure/timestep_info/00203/mb_FoR_vel</text:p>
      <text:p text:style-name="Preformatted_20_Text">data/structure/timestep_info/00203/mb_dict</text:p>
      <text:p text:style-name="Preformatted_20_Text">data/structure/timestep_info/00203/mb_dquatdt</text:p>
      <text:p text:style-name="Preformatted_20_Text">data/structure/timestep_info/00203/mb_quat</text:p>
      <text:p text:style-name="Preformatted_20_Text">data/structure/timestep_info/00203/num_elem</text:p>
      <text:p text:style-name="Preformatted_20_Text">data/structure/timestep_info/00203/num_node</text:p>
      <text:p text:style-name="Preformatted_20_Text">data/structure/timestep_info/00203/num_node_elem</text:p>
      <text:p text:style-name="Preformatted_20_Text">data/structure/timestep_info/00203/pos</text:p>
      <text:p text:style-name="Preformatted_20_Text">data/structure/timestep_info/00203/pos_ddot</text:p>
      <text:p text:style-name="Preformatted_20_Text">data/structure/timestep_info/00203/pos_dot</text:p>
      <text:p text:style-name="Preformatted_20_Text">data/structure/timestep_info/00203/postproc_cell/_read_as</text:p>
      <text:p text:style-name="Preformatted_20_Text">data/structure/timestep_info/00203/postproc_cell/coords_a</text:p>
      <text:p text:style-name="Preformatted_20_Text">data/structure/timestep_info/00203/postproc_cell/loads</text:p>
      <text:p text:style-name="Preformatted_20_Text">data/structure/timestep_info/00203/postproc_cell/strain</text:p>
      <text:p text:style-name="Preformatted_20_Text">data/structure/timestep_info/00203/postproc_node/_read_as</text:p>
      <text:p text:style-name="Preformatted_20_Text">data/structure/timestep_info/00203/postproc_node/aero_steady_forces</text:p>
      <text:p text:style-name="Preformatted_20_Text">data/structure/timestep_info/00203/postproc_node/aero_unsteady_forces</text:p>
      <text:p text:style-name="Preformatted_20_Text">data/structure/timestep_info/00203/psi</text:p>
      <text:p text:style-name="Preformatted_20_Text">data/structure/timestep_info/00203/psi_ddot</text:p>
      <text:p text:style-name="Preformatted_20_Text">data/structure/timestep_info/00203/psi_dot</text:p>
      <text:p text:style-name="Preformatted_20_Text">data/structure/timestep_info/00203/psi_dot_local</text:p>
      <text:p text:style-name="Preformatted_20_Text">data/structure/timestep_info/00203/psi_local</text:p>
      <text:p text:style-name="Preformatted_20_Text">data/structure/timestep_info/00203/q</text:p>
      <text:p text:style-name="Preformatted_20_Text">data/structure/timestep_info/00203/quat</text:p>
      <text:p text:style-name="Preformatted_20_Text">data/structure/timestep_info/00203/runtime_steady_forces</text:p>
      <text:p text:style-name="Preformatted_20_Text">data/structure/timestep_info/00203/runtime_unsteady_forces</text:p>
      <text:p text:style-name="Preformatted_20_Text">data/structure/timestep_info/00203/steady_applied_forces</text:p>
      <text:p text:style-name="Preformatted_20_Text">data/structure/timestep_info/00203/total_forces</text:p>
      <text:p text:style-name="Preformatted_20_Text">data/structure/timestep_info/00203/total_gravity_forces</text:p>
      <text:p text:style-name="Preformatted_20_Text">data/structure/timestep_info/00203/unsteady_applied_forces</text:p>
      <text:p text:style-name="Preformatted_20_Text">data/structure/timestep_info/00204/_read_as</text:p>
      <text:p text:style-name="Preformatted_20_Text">data/structure/timestep_info/00204/dqddt</text:p>
      <text:p text:style-name="Preformatted_20_Text">data/structure/timestep_info/00204/dqdt</text:p>
      <text:p text:style-name="Preformatted_20_Text">data/structure/timestep_info/00204/for_acc</text:p>
      <text:p text:style-name="Preformatted_20_Text">data/structure/timestep_info/00204/for_pos</text:p>
      <text:p text:style-name="Preformatted_20_Text">data/structure/timestep_info/00204/for_vel</text:p>
      <text:p text:style-name="Preformatted_20_Text">data/structure/timestep_info/00204/forces_constraints_FoR</text:p>
      <text:p text:style-name="Preformatted_20_Text">data/structure/timestep_info/00204/forces_constraints_nodes</text:p>
      <text:p text:style-name="Preformatted_20_Text">data/structure/timestep_info/00204/gravity_forces</text:p>
      <text:p text:style-name="Preformatted_20_Text">data/structure/timestep_info/00204/in_global_AFoR</text:p>
      <text:p text:style-name="Preformatted_20_Text">data/structure/timestep_info/00204/mb_FoR_acc</text:p>
      <text:p text:style-name="Preformatted_20_Text">data/structure/timestep_info/00204/mb_FoR_pos</text:p>
      <text:p text:style-name="Preformatted_20_Text">data/structure/timestep_info/00204/mb_FoR_vel</text:p>
      <text:p text:style-name="Preformatted_20_Text">data/structure/timestep_info/00204/mb_dict</text:p>
      <text:p text:style-name="Preformatted_20_Text">data/structure/timestep_info/00204/mb_dquatdt</text:p>
      <text:p text:style-name="Preformatted_20_Text">data/structure/timestep_info/00204/mb_quat</text:p>
      <text:p text:style-name="Preformatted_20_Text">data/structure/timestep_info/00204/num_elem</text:p>
      <text:p text:style-name="Preformatted_20_Text">data/structure/timestep_info/00204/num_node</text:p>
      <text:p text:style-name="Preformatted_20_Text">data/structure/timestep_info/00204/num_node_elem</text:p>
      <text:p text:style-name="Preformatted_20_Text"><text:soft-page-break/>data/structure/timestep_info/00204/pos</text:p>
      <text:p text:style-name="Preformatted_20_Text">data/structure/timestep_info/00204/pos_ddot</text:p>
      <text:p text:style-name="Preformatted_20_Text">data/structure/timestep_info/00204/pos_dot</text:p>
      <text:p text:style-name="Preformatted_20_Text">data/structure/timestep_info/00204/postproc_cell/_read_as</text:p>
      <text:p text:style-name="Preformatted_20_Text">data/structure/timestep_info/00204/postproc_cell/coords_a</text:p>
      <text:p text:style-name="Preformatted_20_Text">data/structure/timestep_info/00204/postproc_cell/loads</text:p>
      <text:p text:style-name="Preformatted_20_Text">data/structure/timestep_info/00204/postproc_cell/strain</text:p>
      <text:p text:style-name="Preformatted_20_Text">data/structure/timestep_info/00204/postproc_node/_read_as</text:p>
      <text:p text:style-name="Preformatted_20_Text">data/structure/timestep_info/00204/postproc_node/aero_steady_forces</text:p>
      <text:p text:style-name="Preformatted_20_Text">data/structure/timestep_info/00204/postproc_node/aero_unsteady_forces</text:p>
      <text:p text:style-name="Preformatted_20_Text">data/structure/timestep_info/00204/psi</text:p>
      <text:p text:style-name="Preformatted_20_Text">data/structure/timestep_info/00204/psi_ddot</text:p>
      <text:p text:style-name="Preformatted_20_Text">data/structure/timestep_info/00204/psi_dot</text:p>
      <text:p text:style-name="Preformatted_20_Text">data/structure/timestep_info/00204/psi_dot_local</text:p>
      <text:p text:style-name="Preformatted_20_Text">data/structure/timestep_info/00204/psi_local</text:p>
      <text:p text:style-name="Preformatted_20_Text">data/structure/timestep_info/00204/q</text:p>
      <text:p text:style-name="Preformatted_20_Text">data/structure/timestep_info/00204/quat</text:p>
      <text:p text:style-name="Preformatted_20_Text">data/structure/timestep_info/00204/runtime_steady_forces</text:p>
      <text:p text:style-name="Preformatted_20_Text">data/structure/timestep_info/00204/runtime_unsteady_forces</text:p>
      <text:p text:style-name="Preformatted_20_Text">data/structure/timestep_info/00204/steady_applied_forces</text:p>
      <text:p text:style-name="Preformatted_20_Text">data/structure/timestep_info/00204/total_forces</text:p>
      <text:p text:style-name="Preformatted_20_Text">data/structure/timestep_info/00204/total_gravity_forces</text:p>
      <text:p text:style-name="Preformatted_20_Text">data/structure/timestep_info/00204/unsteady_applied_forces</text:p>
      <text:p text:style-name="Preformatted_20_Text">data/structure/timestep_info/00205/_read_as</text:p>
      <text:p text:style-name="Preformatted_20_Text">data/structure/timestep_info/00205/dqddt</text:p>
      <text:p text:style-name="Preformatted_20_Text">data/structure/timestep_info/00205/dqdt</text:p>
      <text:p text:style-name="Preformatted_20_Text">data/structure/timestep_info/00205/for_acc</text:p>
      <text:p text:style-name="Preformatted_20_Text">data/structure/timestep_info/00205/for_pos</text:p>
      <text:p text:style-name="Preformatted_20_Text">data/structure/timestep_info/00205/for_vel</text:p>
      <text:p text:style-name="Preformatted_20_Text">data/structure/timestep_info/00205/forces_constraints_FoR</text:p>
      <text:p text:style-name="Preformatted_20_Text">data/structure/timestep_info/00205/forces_constraints_nodes</text:p>
      <text:p text:style-name="Preformatted_20_Text">data/structure/timestep_info/00205/gravity_forces</text:p>
      <text:p text:style-name="Preformatted_20_Text">data/structure/timestep_info/00205/in_global_AFoR</text:p>
      <text:p text:style-name="Preformatted_20_Text">data/structure/timestep_info/00205/mb_FoR_acc</text:p>
      <text:p text:style-name="Preformatted_20_Text">data/structure/timestep_info/00205/mb_FoR_pos</text:p>
      <text:p text:style-name="Preformatted_20_Text">data/structure/timestep_info/00205/mb_FoR_vel</text:p>
      <text:p text:style-name="Preformatted_20_Text">data/structure/timestep_info/00205/mb_dict</text:p>
      <text:p text:style-name="Preformatted_20_Text">data/structure/timestep_info/00205/mb_dquatdt</text:p>
      <text:p text:style-name="Preformatted_20_Text">data/structure/timestep_info/00205/mb_quat</text:p>
      <text:p text:style-name="Preformatted_20_Text">data/structure/timestep_info/00205/num_elem</text:p>
      <text:p text:style-name="Preformatted_20_Text">data/structure/timestep_info/00205/num_node</text:p>
      <text:p text:style-name="Preformatted_20_Text">data/structure/timestep_info/00205/num_node_elem</text:p>
      <text:p text:style-name="Preformatted_20_Text">data/structure/timestep_info/00205/pos</text:p>
      <text:p text:style-name="Preformatted_20_Text">data/structure/timestep_info/00205/pos_ddot</text:p>
      <text:p text:style-name="Preformatted_20_Text">data/structure/timestep_info/00205/pos_dot</text:p>
      <text:p text:style-name="Preformatted_20_Text">data/structure/timestep_info/00205/postproc_cell/_read_as</text:p>
      <text:p text:style-name="Preformatted_20_Text">data/structure/timestep_info/00205/postproc_cell/coords_a</text:p>
      <text:p text:style-name="Preformatted_20_Text">data/structure/timestep_info/00205/postproc_cell/loads</text:p>
      <text:p text:style-name="Preformatted_20_Text">data/structure/timestep_info/00205/postproc_cell/strain</text:p>
      <text:p text:style-name="Preformatted_20_Text">data/structure/timestep_info/00205/postproc_node/_read_as</text:p>
      <text:p text:style-name="Preformatted_20_Text">data/structure/timestep_info/00205/postproc_node/aero_steady_forces</text:p>
      <text:p text:style-name="Preformatted_20_Text">data/structure/timestep_info/00205/postproc_node/aero_unsteady_forces</text:p>
      <text:p text:style-name="Preformatted_20_Text">data/structure/timestep_info/00205/psi</text:p>
      <text:p text:style-name="Preformatted_20_Text">data/structure/timestep_info/00205/psi_ddot</text:p>
      <text:p text:style-name="Preformatted_20_Text">data/structure/timestep_info/00205/psi_dot</text:p>
      <text:p text:style-name="Preformatted_20_Text">data/structure/timestep_info/00205/psi_dot_local</text:p>
      <text:p text:style-name="Preformatted_20_Text">data/structure/timestep_info/00205/psi_local</text:p>
      <text:p text:style-name="Preformatted_20_Text">data/structure/timestep_info/00205/q</text:p>
      <text:p text:style-name="Preformatted_20_Text">data/structure/timestep_info/00205/quat</text:p>
      <text:p text:style-name="Preformatted_20_Text">data/structure/timestep_info/00205/runtime_steady_forces</text:p>
      <text:p text:style-name="Preformatted_20_Text">data/structure/timestep_info/00205/runtime_unsteady_forces</text:p>
      <text:p text:style-name="Preformatted_20_Text">data/structure/timestep_info/00205/steady_applied_forces</text:p>
      <text:p text:style-name="Preformatted_20_Text">data/structure/timestep_info/00205/total_forces</text:p>
      <text:p text:style-name="Preformatted_20_Text">data/structure/timestep_info/00205/total_gravity_forces</text:p>
      <text:p text:style-name="Preformatted_20_Text"><text:soft-page-break/>data/structure/timestep_info/00205/unsteady_applied_forces</text:p>
      <text:p text:style-name="Preformatted_20_Text">data/structure/timestep_info/00206/_read_as</text:p>
      <text:p text:style-name="Preformatted_20_Text">data/structure/timestep_info/00206/dqddt</text:p>
      <text:p text:style-name="Preformatted_20_Text">data/structure/timestep_info/00206/dqdt</text:p>
      <text:p text:style-name="Preformatted_20_Text">data/structure/timestep_info/00206/for_acc</text:p>
      <text:p text:style-name="Preformatted_20_Text">data/structure/timestep_info/00206/for_pos</text:p>
      <text:p text:style-name="Preformatted_20_Text">data/structure/timestep_info/00206/for_vel</text:p>
      <text:p text:style-name="Preformatted_20_Text">data/structure/timestep_info/00206/forces_constraints_FoR</text:p>
      <text:p text:style-name="Preformatted_20_Text">data/structure/timestep_info/00206/forces_constraints_nodes</text:p>
      <text:p text:style-name="Preformatted_20_Text">data/structure/timestep_info/00206/gravity_forces</text:p>
      <text:p text:style-name="Preformatted_20_Text">data/structure/timestep_info/00206/in_global_AFoR</text:p>
      <text:p text:style-name="Preformatted_20_Text">data/structure/timestep_info/00206/mb_FoR_acc</text:p>
      <text:p text:style-name="Preformatted_20_Text">data/structure/timestep_info/00206/mb_FoR_pos</text:p>
      <text:p text:style-name="Preformatted_20_Text">data/structure/timestep_info/00206/mb_FoR_vel</text:p>
      <text:p text:style-name="Preformatted_20_Text">data/structure/timestep_info/00206/mb_dict</text:p>
      <text:p text:style-name="Preformatted_20_Text">data/structure/timestep_info/00206/mb_dquatdt</text:p>
      <text:p text:style-name="Preformatted_20_Text">data/structure/timestep_info/00206/mb_quat</text:p>
      <text:p text:style-name="Preformatted_20_Text">data/structure/timestep_info/00206/num_elem</text:p>
      <text:p text:style-name="Preformatted_20_Text">data/structure/timestep_info/00206/num_node</text:p>
      <text:p text:style-name="Preformatted_20_Text">data/structure/timestep_info/00206/num_node_elem</text:p>
      <text:p text:style-name="Preformatted_20_Text">data/structure/timestep_info/00206/pos</text:p>
      <text:p text:style-name="Preformatted_20_Text">data/structure/timestep_info/00206/pos_ddot</text:p>
      <text:p text:style-name="Preformatted_20_Text">data/structure/timestep_info/00206/pos_dot</text:p>
      <text:p text:style-name="Preformatted_20_Text">data/structure/timestep_info/00206/postproc_cell/_read_as</text:p>
      <text:p text:style-name="Preformatted_20_Text">data/structure/timestep_info/00206/postproc_cell/coords_a</text:p>
      <text:p text:style-name="Preformatted_20_Text">data/structure/timestep_info/00206/postproc_cell/loads</text:p>
      <text:p text:style-name="Preformatted_20_Text">data/structure/timestep_info/00206/postproc_cell/strain</text:p>
      <text:p text:style-name="Preformatted_20_Text">data/structure/timestep_info/00206/postproc_node/_read_as</text:p>
      <text:p text:style-name="Preformatted_20_Text">data/structure/timestep_info/00206/postproc_node/aero_steady_forces</text:p>
      <text:p text:style-name="Preformatted_20_Text">data/structure/timestep_info/00206/postproc_node/aero_unsteady_forces</text:p>
      <text:p text:style-name="Preformatted_20_Text">data/structure/timestep_info/00206/psi</text:p>
      <text:p text:style-name="Preformatted_20_Text">data/structure/timestep_info/00206/psi_ddot</text:p>
      <text:p text:style-name="Preformatted_20_Text">data/structure/timestep_info/00206/psi_dot</text:p>
      <text:p text:style-name="Preformatted_20_Text">data/structure/timestep_info/00206/psi_dot_local</text:p>
      <text:p text:style-name="Preformatted_20_Text">data/structure/timestep_info/00206/psi_local</text:p>
      <text:p text:style-name="Preformatted_20_Text">data/structure/timestep_info/00206/q</text:p>
      <text:p text:style-name="Preformatted_20_Text">data/structure/timestep_info/00206/quat</text:p>
      <text:p text:style-name="Preformatted_20_Text">data/structure/timestep_info/00206/runtime_steady_forces</text:p>
      <text:p text:style-name="Preformatted_20_Text">data/structure/timestep_info/00206/runtime_unsteady_forces</text:p>
      <text:p text:style-name="Preformatted_20_Text">data/structure/timestep_info/00206/steady_applied_forces</text:p>
      <text:p text:style-name="Preformatted_20_Text">data/structure/timestep_info/00206/total_forces</text:p>
      <text:p text:style-name="Preformatted_20_Text">data/structure/timestep_info/00206/total_gravity_forces</text:p>
      <text:p text:style-name="Preformatted_20_Text">data/structure/timestep_info/00206/unsteady_applied_forces</text:p>
      <text:p text:style-name="Preformatted_20_Text">data/structure/timestep_info/00207/_read_as</text:p>
      <text:p text:style-name="Preformatted_20_Text">data/structure/timestep_info/00207/dqddt</text:p>
      <text:p text:style-name="Preformatted_20_Text">data/structure/timestep_info/00207/dqdt</text:p>
      <text:p text:style-name="Preformatted_20_Text">data/structure/timestep_info/00207/for_acc</text:p>
      <text:p text:style-name="Preformatted_20_Text">data/structure/timestep_info/00207/for_pos</text:p>
      <text:p text:style-name="Preformatted_20_Text">data/structure/timestep_info/00207/for_vel</text:p>
      <text:p text:style-name="Preformatted_20_Text">data/structure/timestep_info/00207/forces_constraints_FoR</text:p>
      <text:p text:style-name="Preformatted_20_Text">data/structure/timestep_info/00207/forces_constraints_nodes</text:p>
      <text:p text:style-name="Preformatted_20_Text">data/structure/timestep_info/00207/gravity_forces</text:p>
      <text:p text:style-name="Preformatted_20_Text">data/structure/timestep_info/00207/in_global_AFoR</text:p>
      <text:p text:style-name="Preformatted_20_Text">data/structure/timestep_info/00207/mb_FoR_acc</text:p>
      <text:p text:style-name="Preformatted_20_Text">data/structure/timestep_info/00207/mb_FoR_pos</text:p>
      <text:p text:style-name="Preformatted_20_Text">data/structure/timestep_info/00207/mb_FoR_vel</text:p>
      <text:p text:style-name="Preformatted_20_Text">data/structure/timestep_info/00207/mb_dict</text:p>
      <text:p text:style-name="Preformatted_20_Text">data/structure/timestep_info/00207/mb_dquatdt</text:p>
      <text:p text:style-name="Preformatted_20_Text">data/structure/timestep_info/00207/mb_quat</text:p>
      <text:p text:style-name="Preformatted_20_Text">data/structure/timestep_info/00207/num_elem</text:p>
      <text:p text:style-name="Preformatted_20_Text">data/structure/timestep_info/00207/num_node</text:p>
      <text:p text:style-name="Preformatted_20_Text">data/structure/timestep_info/00207/num_node_elem</text:p>
      <text:p text:style-name="Preformatted_20_Text">data/structure/timestep_info/00207/pos</text:p>
      <text:p text:style-name="Preformatted_20_Text">data/structure/timestep_info/00207/pos_ddot</text:p>
      <text:p text:style-name="Preformatted_20_Text"><text:soft-page-break/>data/structure/timestep_info/00207/pos_dot</text:p>
      <text:p text:style-name="Preformatted_20_Text">data/structure/timestep_info/00207/postproc_cell/_read_as</text:p>
      <text:p text:style-name="Preformatted_20_Text">data/structure/timestep_info/00207/postproc_cell/coords_a</text:p>
      <text:p text:style-name="Preformatted_20_Text">data/structure/timestep_info/00207/postproc_cell/loads</text:p>
      <text:p text:style-name="Preformatted_20_Text">data/structure/timestep_info/00207/postproc_cell/strain</text:p>
      <text:p text:style-name="Preformatted_20_Text">data/structure/timestep_info/00207/postproc_node/_read_as</text:p>
      <text:p text:style-name="Preformatted_20_Text">data/structure/timestep_info/00207/postproc_node/aero_steady_forces</text:p>
      <text:p text:style-name="Preformatted_20_Text">data/structure/timestep_info/00207/postproc_node/aero_unsteady_forces</text:p>
      <text:p text:style-name="Preformatted_20_Text">data/structure/timestep_info/00207/psi</text:p>
      <text:p text:style-name="Preformatted_20_Text">data/structure/timestep_info/00207/psi_ddot</text:p>
      <text:p text:style-name="Preformatted_20_Text">data/structure/timestep_info/00207/psi_dot</text:p>
      <text:p text:style-name="Preformatted_20_Text">data/structure/timestep_info/00207/psi_dot_local</text:p>
      <text:p text:style-name="Preformatted_20_Text">data/structure/timestep_info/00207/psi_local</text:p>
      <text:p text:style-name="Preformatted_20_Text">data/structure/timestep_info/00207/q</text:p>
      <text:p text:style-name="Preformatted_20_Text">data/structure/timestep_info/00207/quat</text:p>
      <text:p text:style-name="Preformatted_20_Text">data/structure/timestep_info/00207/runtime_steady_forces</text:p>
      <text:p text:style-name="Preformatted_20_Text">data/structure/timestep_info/00207/runtime_unsteady_forces</text:p>
      <text:p text:style-name="Preformatted_20_Text">data/structure/timestep_info/00207/steady_applied_forces</text:p>
      <text:p text:style-name="Preformatted_20_Text">data/structure/timestep_info/00207/total_forces</text:p>
      <text:p text:style-name="Preformatted_20_Text">data/structure/timestep_info/00207/total_gravity_forces</text:p>
      <text:p text:style-name="Preformatted_20_Text">data/structure/timestep_info/00207/unsteady_applied_forces</text:p>
      <text:p text:style-name="Preformatted_20_Text">data/structure/timestep_info/00208/_read_as</text:p>
      <text:p text:style-name="Preformatted_20_Text">data/structure/timestep_info/00208/dqddt</text:p>
      <text:p text:style-name="Preformatted_20_Text">data/structure/timestep_info/00208/dqdt</text:p>
      <text:p text:style-name="Preformatted_20_Text">data/structure/timestep_info/00208/for_acc</text:p>
      <text:p text:style-name="Preformatted_20_Text">data/structure/timestep_info/00208/for_pos</text:p>
      <text:p text:style-name="Preformatted_20_Text">data/structure/timestep_info/00208/for_vel</text:p>
      <text:p text:style-name="Preformatted_20_Text">data/structure/timestep_info/00208/forces_constraints_FoR</text:p>
      <text:p text:style-name="Preformatted_20_Text">data/structure/timestep_info/00208/forces_constraints_nodes</text:p>
      <text:p text:style-name="Preformatted_20_Text">data/structure/timestep_info/00208/gravity_forces</text:p>
      <text:p text:style-name="Preformatted_20_Text">data/structure/timestep_info/00208/in_global_AFoR</text:p>
      <text:p text:style-name="Preformatted_20_Text">data/structure/timestep_info/00208/mb_FoR_acc</text:p>
      <text:p text:style-name="Preformatted_20_Text">data/structure/timestep_info/00208/mb_FoR_pos</text:p>
      <text:p text:style-name="Preformatted_20_Text">data/structure/timestep_info/00208/mb_FoR_vel</text:p>
      <text:p text:style-name="Preformatted_20_Text">data/structure/timestep_info/00208/mb_dict</text:p>
      <text:p text:style-name="Preformatted_20_Text">data/structure/timestep_info/00208/mb_dquatdt</text:p>
      <text:p text:style-name="Preformatted_20_Text">data/structure/timestep_info/00208/mb_quat</text:p>
      <text:p text:style-name="Preformatted_20_Text">data/structure/timestep_info/00208/num_elem</text:p>
      <text:p text:style-name="Preformatted_20_Text">data/structure/timestep_info/00208/num_node</text:p>
      <text:p text:style-name="Preformatted_20_Text">data/structure/timestep_info/00208/num_node_elem</text:p>
      <text:p text:style-name="Preformatted_20_Text">data/structure/timestep_info/00208/pos</text:p>
      <text:p text:style-name="Preformatted_20_Text">data/structure/timestep_info/00208/pos_ddot</text:p>
      <text:p text:style-name="Preformatted_20_Text">data/structure/timestep_info/00208/pos_dot</text:p>
      <text:p text:style-name="Preformatted_20_Text">data/structure/timestep_info/00208/postproc_cell/_read_as</text:p>
      <text:p text:style-name="Preformatted_20_Text">data/structure/timestep_info/00208/postproc_cell/coords_a</text:p>
      <text:p text:style-name="Preformatted_20_Text">data/structure/timestep_info/00208/postproc_cell/loads</text:p>
      <text:p text:style-name="Preformatted_20_Text">data/structure/timestep_info/00208/postproc_cell/strain</text:p>
      <text:p text:style-name="Preformatted_20_Text">data/structure/timestep_info/00208/postproc_node/_read_as</text:p>
      <text:p text:style-name="Preformatted_20_Text">data/structure/timestep_info/00208/postproc_node/aero_steady_forces</text:p>
      <text:p text:style-name="Preformatted_20_Text">data/structure/timestep_info/00208/postproc_node/aero_unsteady_forces</text:p>
      <text:p text:style-name="Preformatted_20_Text">data/structure/timestep_info/00208/psi</text:p>
      <text:p text:style-name="Preformatted_20_Text">data/structure/timestep_info/00208/psi_ddot</text:p>
      <text:p text:style-name="Preformatted_20_Text">data/structure/timestep_info/00208/psi_dot</text:p>
      <text:p text:style-name="Preformatted_20_Text">data/structure/timestep_info/00208/psi_dot_local</text:p>
      <text:p text:style-name="Preformatted_20_Text">data/structure/timestep_info/00208/psi_local</text:p>
      <text:p text:style-name="Preformatted_20_Text">data/structure/timestep_info/00208/q</text:p>
      <text:p text:style-name="Preformatted_20_Text">data/structure/timestep_info/00208/quat</text:p>
      <text:p text:style-name="Preformatted_20_Text">data/structure/timestep_info/00208/runtime_steady_forces</text:p>
      <text:p text:style-name="Preformatted_20_Text">data/structure/timestep_info/00208/runtime_unsteady_forces</text:p>
      <text:p text:style-name="Preformatted_20_Text">data/structure/timestep_info/00208/steady_applied_forces</text:p>
      <text:p text:style-name="Preformatted_20_Text">data/structure/timestep_info/00208/total_forces</text:p>
      <text:p text:style-name="Preformatted_20_Text">data/structure/timestep_info/00208/total_gravity_forces</text:p>
      <text:p text:style-name="Preformatted_20_Text">data/structure/timestep_info/00208/unsteady_applied_forces</text:p>
      <text:p text:style-name="Preformatted_20_Text">data/structure/timestep_info/00209/_read_as</text:p>
      <text:p text:style-name="Preformatted_20_Text"><text:soft-page-break/>data/structure/timestep_info/00209/dqddt</text:p>
      <text:p text:style-name="Preformatted_20_Text">data/structure/timestep_info/00209/dqdt</text:p>
      <text:p text:style-name="Preformatted_20_Text">data/structure/timestep_info/00209/for_acc</text:p>
      <text:p text:style-name="Preformatted_20_Text">data/structure/timestep_info/00209/for_pos</text:p>
      <text:p text:style-name="Preformatted_20_Text">data/structure/timestep_info/00209/for_vel</text:p>
      <text:p text:style-name="Preformatted_20_Text">data/structure/timestep_info/00209/forces_constraints_FoR</text:p>
      <text:p text:style-name="Preformatted_20_Text">data/structure/timestep_info/00209/forces_constraints_nodes</text:p>
      <text:p text:style-name="Preformatted_20_Text">data/structure/timestep_info/00209/gravity_forces</text:p>
      <text:p text:style-name="Preformatted_20_Text">data/structure/timestep_info/00209/in_global_AFoR</text:p>
      <text:p text:style-name="Preformatted_20_Text">data/structure/timestep_info/00209/mb_FoR_acc</text:p>
      <text:p text:style-name="Preformatted_20_Text">data/structure/timestep_info/00209/mb_FoR_pos</text:p>
      <text:p text:style-name="Preformatted_20_Text">data/structure/timestep_info/00209/mb_FoR_vel</text:p>
      <text:p text:style-name="Preformatted_20_Text">data/structure/timestep_info/00209/mb_dict</text:p>
      <text:p text:style-name="Preformatted_20_Text">data/structure/timestep_info/00209/mb_dquatdt</text:p>
      <text:p text:style-name="Preformatted_20_Text">data/structure/timestep_info/00209/mb_quat</text:p>
      <text:p text:style-name="Preformatted_20_Text">data/structure/timestep_info/00209/num_elem</text:p>
      <text:p text:style-name="Preformatted_20_Text">data/structure/timestep_info/00209/num_node</text:p>
      <text:p text:style-name="Preformatted_20_Text">data/structure/timestep_info/00209/num_node_elem</text:p>
      <text:p text:style-name="Preformatted_20_Text">data/structure/timestep_info/00209/pos</text:p>
      <text:p text:style-name="Preformatted_20_Text">data/structure/timestep_info/00209/pos_ddot</text:p>
      <text:p text:style-name="Preformatted_20_Text">data/structure/timestep_info/00209/pos_dot</text:p>
      <text:p text:style-name="Preformatted_20_Text">data/structure/timestep_info/00209/postproc_cell/_read_as</text:p>
      <text:p text:style-name="Preformatted_20_Text">data/structure/timestep_info/00209/postproc_cell/coords_a</text:p>
      <text:p text:style-name="Preformatted_20_Text">data/structure/timestep_info/00209/postproc_cell/loads</text:p>
      <text:p text:style-name="Preformatted_20_Text">data/structure/timestep_info/00209/postproc_cell/strain</text:p>
      <text:p text:style-name="Preformatted_20_Text">data/structure/timestep_info/00209/postproc_node/_read_as</text:p>
      <text:p text:style-name="Preformatted_20_Text">data/structure/timestep_info/00209/postproc_node/aero_steady_forces</text:p>
      <text:p text:style-name="Preformatted_20_Text">data/structure/timestep_info/00209/postproc_node/aero_unsteady_forces</text:p>
      <text:p text:style-name="Preformatted_20_Text">data/structure/timestep_info/00209/psi</text:p>
      <text:p text:style-name="Preformatted_20_Text">data/structure/timestep_info/00209/psi_ddot</text:p>
      <text:p text:style-name="Preformatted_20_Text">data/structure/timestep_info/00209/psi_dot</text:p>
      <text:p text:style-name="Preformatted_20_Text">data/structure/timestep_info/00209/psi_dot_local</text:p>
      <text:p text:style-name="Preformatted_20_Text">data/structure/timestep_info/00209/psi_local</text:p>
      <text:p text:style-name="Preformatted_20_Text">data/structure/timestep_info/00209/q</text:p>
      <text:p text:style-name="Preformatted_20_Text">data/structure/timestep_info/00209/quat</text:p>
      <text:p text:style-name="Preformatted_20_Text">data/structure/timestep_info/00209/runtime_steady_forces</text:p>
      <text:p text:style-name="Preformatted_20_Text">data/structure/timestep_info/00209/runtime_unsteady_forces</text:p>
      <text:p text:style-name="Preformatted_20_Text">data/structure/timestep_info/00209/steady_applied_forces</text:p>
      <text:p text:style-name="Preformatted_20_Text">data/structure/timestep_info/00209/total_forces</text:p>
      <text:p text:style-name="Preformatted_20_Text">data/structure/timestep_info/00209/total_gravity_forces</text:p>
      <text:p text:style-name="Preformatted_20_Text">data/structure/timestep_info/00209/unsteady_applied_forces</text:p>
      <text:p text:style-name="Preformatted_20_Text">data/structure/timestep_info/00210/_read_as</text:p>
      <text:p text:style-name="Preformatted_20_Text">data/structure/timestep_info/00210/dqddt</text:p>
      <text:p text:style-name="Preformatted_20_Text">data/structure/timestep_info/00210/dqdt</text:p>
      <text:p text:style-name="Preformatted_20_Text">data/structure/timestep_info/00210/for_acc</text:p>
      <text:p text:style-name="Preformatted_20_Text">data/structure/timestep_info/00210/for_pos</text:p>
      <text:p text:style-name="Preformatted_20_Text">data/structure/timestep_info/00210/for_vel</text:p>
      <text:p text:style-name="Preformatted_20_Text">data/structure/timestep_info/00210/forces_constraints_FoR</text:p>
      <text:p text:style-name="Preformatted_20_Text">data/structure/timestep_info/00210/forces_constraints_nodes</text:p>
      <text:p text:style-name="Preformatted_20_Text">data/structure/timestep_info/00210/gravity_forces</text:p>
      <text:p text:style-name="Preformatted_20_Text">data/structure/timestep_info/00210/in_global_AFoR</text:p>
      <text:p text:style-name="Preformatted_20_Text">data/structure/timestep_info/00210/mb_FoR_acc</text:p>
      <text:p text:style-name="Preformatted_20_Text">data/structure/timestep_info/00210/mb_FoR_pos</text:p>
      <text:p text:style-name="Preformatted_20_Text">data/structure/timestep_info/00210/mb_FoR_vel</text:p>
      <text:p text:style-name="Preformatted_20_Text">data/structure/timestep_info/00210/mb_dict</text:p>
      <text:p text:style-name="Preformatted_20_Text">data/structure/timestep_info/00210/mb_dquatdt</text:p>
      <text:p text:style-name="Preformatted_20_Text">data/structure/timestep_info/00210/mb_quat</text:p>
      <text:p text:style-name="Preformatted_20_Text">data/structure/timestep_info/00210/num_elem</text:p>
      <text:p text:style-name="Preformatted_20_Text">data/structure/timestep_info/00210/num_node</text:p>
      <text:p text:style-name="Preformatted_20_Text">data/structure/timestep_info/00210/num_node_elem</text:p>
      <text:p text:style-name="Preformatted_20_Text">data/structure/timestep_info/00210/pos</text:p>
      <text:p text:style-name="Preformatted_20_Text">data/structure/timestep_info/00210/pos_ddot</text:p>
      <text:p text:style-name="Preformatted_20_Text">data/structure/timestep_info/00210/pos_dot</text:p>
      <text:p text:style-name="Preformatted_20_Text">data/structure/timestep_info/00210/postproc_cell/_read_as</text:p>
      <text:p text:style-name="Preformatted_20_Text"><text:soft-page-break/>data/structure/timestep_info/00210/postproc_cell/coords_a</text:p>
      <text:p text:style-name="Preformatted_20_Text">data/structure/timestep_info/00210/postproc_cell/loads</text:p>
      <text:p text:style-name="Preformatted_20_Text">data/structure/timestep_info/00210/postproc_cell/strain</text:p>
      <text:p text:style-name="Preformatted_20_Text">data/structure/timestep_info/00210/postproc_node/_read_as</text:p>
      <text:p text:style-name="Preformatted_20_Text">data/structure/timestep_info/00210/postproc_node/aero_steady_forces</text:p>
      <text:p text:style-name="Preformatted_20_Text">data/structure/timestep_info/00210/postproc_node/aero_unsteady_forces</text:p>
      <text:p text:style-name="Preformatted_20_Text">data/structure/timestep_info/00210/psi</text:p>
      <text:p text:style-name="Preformatted_20_Text">data/structure/timestep_info/00210/psi_ddot</text:p>
      <text:p text:style-name="Preformatted_20_Text">data/structure/timestep_info/00210/psi_dot</text:p>
      <text:p text:style-name="Preformatted_20_Text">data/structure/timestep_info/00210/psi_dot_local</text:p>
      <text:p text:style-name="Preformatted_20_Text">data/structure/timestep_info/00210/psi_local</text:p>
      <text:p text:style-name="Preformatted_20_Text">data/structure/timestep_info/00210/q</text:p>
      <text:p text:style-name="Preformatted_20_Text">data/structure/timestep_info/00210/quat</text:p>
      <text:p text:style-name="Preformatted_20_Text">data/structure/timestep_info/00210/runtime_steady_forces</text:p>
      <text:p text:style-name="Preformatted_20_Text">data/structure/timestep_info/00210/runtime_unsteady_forces</text:p>
      <text:p text:style-name="Preformatted_20_Text">data/structure/timestep_info/00210/steady_applied_forces</text:p>
      <text:p text:style-name="Preformatted_20_Text">data/structure/timestep_info/00210/total_forces</text:p>
      <text:p text:style-name="Preformatted_20_Text">data/structure/timestep_info/00210/total_gravity_forces</text:p>
      <text:p text:style-name="Preformatted_20_Text">data/structure/timestep_info/00210/unsteady_applied_forces</text:p>
      <text:p text:style-name="Preformatted_20_Text">data/structure/timestep_info/00211/_read_as</text:p>
      <text:p text:style-name="Preformatted_20_Text">data/structure/timestep_info/00211/dqddt</text:p>
      <text:p text:style-name="Preformatted_20_Text">data/structure/timestep_info/00211/dqdt</text:p>
      <text:p text:style-name="Preformatted_20_Text">data/structure/timestep_info/00211/for_acc</text:p>
      <text:p text:style-name="Preformatted_20_Text">data/structure/timestep_info/00211/for_pos</text:p>
      <text:p text:style-name="Preformatted_20_Text">data/structure/timestep_info/00211/for_vel</text:p>
      <text:p text:style-name="Preformatted_20_Text">data/structure/timestep_info/00211/forces_constraints_FoR</text:p>
      <text:p text:style-name="Preformatted_20_Text">data/structure/timestep_info/00211/forces_constraints_nodes</text:p>
      <text:p text:style-name="Preformatted_20_Text">data/structure/timestep_info/00211/gravity_forces</text:p>
      <text:p text:style-name="Preformatted_20_Text">data/structure/timestep_info/00211/in_global_AFoR</text:p>
      <text:p text:style-name="Preformatted_20_Text">data/structure/timestep_info/00211/mb_FoR_acc</text:p>
      <text:p text:style-name="Preformatted_20_Text">data/structure/timestep_info/00211/mb_FoR_pos</text:p>
      <text:p text:style-name="Preformatted_20_Text">data/structure/timestep_info/00211/mb_FoR_vel</text:p>
      <text:p text:style-name="Preformatted_20_Text">data/structure/timestep_info/00211/mb_dict</text:p>
      <text:p text:style-name="Preformatted_20_Text">data/structure/timestep_info/00211/mb_dquatdt</text:p>
      <text:p text:style-name="Preformatted_20_Text">data/structure/timestep_info/00211/mb_quat</text:p>
      <text:p text:style-name="Preformatted_20_Text">data/structure/timestep_info/00211/num_elem</text:p>
      <text:p text:style-name="Preformatted_20_Text">data/structure/timestep_info/00211/num_node</text:p>
      <text:p text:style-name="Preformatted_20_Text">data/structure/timestep_info/00211/num_node_elem</text:p>
      <text:p text:style-name="Preformatted_20_Text">data/structure/timestep_info/00211/pos</text:p>
      <text:p text:style-name="Preformatted_20_Text">data/structure/timestep_info/00211/pos_ddot</text:p>
      <text:p text:style-name="Preformatted_20_Text">data/structure/timestep_info/00211/pos_dot</text:p>
      <text:p text:style-name="Preformatted_20_Text">data/structure/timestep_info/00211/postproc_cell/_read_as</text:p>
      <text:p text:style-name="Preformatted_20_Text">data/structure/timestep_info/00211/postproc_cell/coords_a</text:p>
      <text:p text:style-name="Preformatted_20_Text">data/structure/timestep_info/00211/postproc_cell/loads</text:p>
      <text:p text:style-name="Preformatted_20_Text">data/structure/timestep_info/00211/postproc_cell/strain</text:p>
      <text:p text:style-name="Preformatted_20_Text">data/structure/timestep_info/00211/postproc_node/_read_as</text:p>
      <text:p text:style-name="Preformatted_20_Text">data/structure/timestep_info/00211/postproc_node/aero_steady_forces</text:p>
      <text:p text:style-name="Preformatted_20_Text">data/structure/timestep_info/00211/postproc_node/aero_unsteady_forces</text:p>
      <text:p text:style-name="Preformatted_20_Text">data/structure/timestep_info/00211/psi</text:p>
      <text:p text:style-name="Preformatted_20_Text">data/structure/timestep_info/00211/psi_ddot</text:p>
      <text:p text:style-name="Preformatted_20_Text">data/structure/timestep_info/00211/psi_dot</text:p>
      <text:p text:style-name="Preformatted_20_Text">data/structure/timestep_info/00211/psi_dot_local</text:p>
      <text:p text:style-name="Preformatted_20_Text">data/structure/timestep_info/00211/psi_local</text:p>
      <text:p text:style-name="Preformatted_20_Text">data/structure/timestep_info/00211/q</text:p>
      <text:p text:style-name="Preformatted_20_Text">data/structure/timestep_info/00211/quat</text:p>
      <text:p text:style-name="Preformatted_20_Text">data/structure/timestep_info/00211/runtime_steady_forces</text:p>
      <text:p text:style-name="Preformatted_20_Text">data/structure/timestep_info/00211/runtime_unsteady_forces</text:p>
      <text:p text:style-name="Preformatted_20_Text">data/structure/timestep_info/00211/steady_applied_forces</text:p>
      <text:p text:style-name="Preformatted_20_Text">data/structure/timestep_info/00211/total_forces</text:p>
      <text:p text:style-name="Preformatted_20_Text">data/structure/timestep_info/00211/total_gravity_forces</text:p>
      <text:p text:style-name="Preformatted_20_Text">data/structure/timestep_info/00211/unsteady_applied_forces</text:p>
      <text:p text:style-name="Preformatted_20_Text">data/structure/timestep_info/00212/_read_as</text:p>
      <text:p text:style-name="Preformatted_20_Text">data/structure/timestep_info/00212/dqddt</text:p>
      <text:p text:style-name="Preformatted_20_Text">data/structure/timestep_info/00212/dqdt</text:p>
      <text:p text:style-name="Preformatted_20_Text"><text:soft-page-break/>data/structure/timestep_info/00212/for_acc</text:p>
      <text:p text:style-name="Preformatted_20_Text">data/structure/timestep_info/00212/for_pos</text:p>
      <text:p text:style-name="Preformatted_20_Text">data/structure/timestep_info/00212/for_vel</text:p>
      <text:p text:style-name="Preformatted_20_Text">data/structure/timestep_info/00212/forces_constraints_FoR</text:p>
      <text:p text:style-name="Preformatted_20_Text">data/structure/timestep_info/00212/forces_constraints_nodes</text:p>
      <text:p text:style-name="Preformatted_20_Text">data/structure/timestep_info/00212/gravity_forces</text:p>
      <text:p text:style-name="Preformatted_20_Text">data/structure/timestep_info/00212/in_global_AFoR</text:p>
      <text:p text:style-name="Preformatted_20_Text">data/structure/timestep_info/00212/mb_FoR_acc</text:p>
      <text:p text:style-name="Preformatted_20_Text">data/structure/timestep_info/00212/mb_FoR_pos</text:p>
      <text:p text:style-name="Preformatted_20_Text">data/structure/timestep_info/00212/mb_FoR_vel</text:p>
      <text:p text:style-name="Preformatted_20_Text">data/structure/timestep_info/00212/mb_dict</text:p>
      <text:p text:style-name="Preformatted_20_Text">data/structure/timestep_info/00212/mb_dquatdt</text:p>
      <text:p text:style-name="Preformatted_20_Text">data/structure/timestep_info/00212/mb_quat</text:p>
      <text:p text:style-name="Preformatted_20_Text">data/structure/timestep_info/00212/num_elem</text:p>
      <text:p text:style-name="Preformatted_20_Text">data/structure/timestep_info/00212/num_node</text:p>
      <text:p text:style-name="Preformatted_20_Text">data/structure/timestep_info/00212/num_node_elem</text:p>
      <text:p text:style-name="Preformatted_20_Text">data/structure/timestep_info/00212/pos</text:p>
      <text:p text:style-name="Preformatted_20_Text">data/structure/timestep_info/00212/pos_ddot</text:p>
      <text:p text:style-name="Preformatted_20_Text">data/structure/timestep_info/00212/pos_dot</text:p>
      <text:p text:style-name="Preformatted_20_Text">data/structure/timestep_info/00212/postproc_cell/_read_as</text:p>
      <text:p text:style-name="Preformatted_20_Text">data/structure/timestep_info/00212/postproc_cell/coords_a</text:p>
      <text:p text:style-name="Preformatted_20_Text">data/structure/timestep_info/00212/postproc_cell/loads</text:p>
      <text:p text:style-name="Preformatted_20_Text">data/structure/timestep_info/00212/postproc_cell/strain</text:p>
      <text:p text:style-name="Preformatted_20_Text">data/structure/timestep_info/00212/postproc_node/_read_as</text:p>
      <text:p text:style-name="Preformatted_20_Text">data/structure/timestep_info/00212/postproc_node/aero_steady_forces</text:p>
      <text:p text:style-name="Preformatted_20_Text">data/structure/timestep_info/00212/postproc_node/aero_unsteady_forces</text:p>
      <text:p text:style-name="Preformatted_20_Text">data/structure/timestep_info/00212/psi</text:p>
      <text:p text:style-name="Preformatted_20_Text">data/structure/timestep_info/00212/psi_ddot</text:p>
      <text:p text:style-name="Preformatted_20_Text">data/structure/timestep_info/00212/psi_dot</text:p>
      <text:p text:style-name="Preformatted_20_Text">data/structure/timestep_info/00212/psi_dot_local</text:p>
      <text:p text:style-name="Preformatted_20_Text">data/structure/timestep_info/00212/psi_local</text:p>
      <text:p text:style-name="Preformatted_20_Text">data/structure/timestep_info/00212/q</text:p>
      <text:p text:style-name="Preformatted_20_Text">data/structure/timestep_info/00212/quat</text:p>
      <text:p text:style-name="Preformatted_20_Text">data/structure/timestep_info/00212/runtime_steady_forces</text:p>
      <text:p text:style-name="Preformatted_20_Text">data/structure/timestep_info/00212/runtime_unsteady_forces</text:p>
      <text:p text:style-name="Preformatted_20_Text">data/structure/timestep_info/00212/steady_applied_forces</text:p>
      <text:p text:style-name="Preformatted_20_Text">data/structure/timestep_info/00212/total_forces</text:p>
      <text:p text:style-name="Preformatted_20_Text">data/structure/timestep_info/00212/total_gravity_forces</text:p>
      <text:p text:style-name="Preformatted_20_Text">data/structure/timestep_info/00212/unsteady_applied_forces</text:p>
      <text:p text:style-name="Preformatted_20_Text">data/structure/timestep_info/00213/_read_as</text:p>
      <text:p text:style-name="Preformatted_20_Text">data/structure/timestep_info/00213/dqddt</text:p>
      <text:p text:style-name="Preformatted_20_Text">data/structure/timestep_info/00213/dqdt</text:p>
      <text:p text:style-name="Preformatted_20_Text">data/structure/timestep_info/00213/for_acc</text:p>
      <text:p text:style-name="Preformatted_20_Text">data/structure/timestep_info/00213/for_pos</text:p>
      <text:p text:style-name="Preformatted_20_Text">data/structure/timestep_info/00213/for_vel</text:p>
      <text:p text:style-name="Preformatted_20_Text">data/structure/timestep_info/00213/forces_constraints_FoR</text:p>
      <text:p text:style-name="Preformatted_20_Text">data/structure/timestep_info/00213/forces_constraints_nodes</text:p>
      <text:p text:style-name="Preformatted_20_Text">data/structure/timestep_info/00213/gravity_forces</text:p>
      <text:p text:style-name="Preformatted_20_Text">data/structure/timestep_info/00213/in_global_AFoR</text:p>
      <text:p text:style-name="Preformatted_20_Text">data/structure/timestep_info/00213/mb_FoR_acc</text:p>
      <text:p text:style-name="Preformatted_20_Text">data/structure/timestep_info/00213/mb_FoR_pos</text:p>
      <text:p text:style-name="Preformatted_20_Text">data/structure/timestep_info/00213/mb_FoR_vel</text:p>
      <text:p text:style-name="Preformatted_20_Text">data/structure/timestep_info/00213/mb_dict</text:p>
      <text:p text:style-name="Preformatted_20_Text">data/structure/timestep_info/00213/mb_dquatdt</text:p>
      <text:p text:style-name="Preformatted_20_Text">data/structure/timestep_info/00213/mb_quat</text:p>
      <text:p text:style-name="Preformatted_20_Text">data/structure/timestep_info/00213/num_elem</text:p>
      <text:p text:style-name="Preformatted_20_Text">data/structure/timestep_info/00213/num_node</text:p>
      <text:p text:style-name="Preformatted_20_Text">data/structure/timestep_info/00213/num_node_elem</text:p>
      <text:p text:style-name="Preformatted_20_Text">data/structure/timestep_info/00213/pos</text:p>
      <text:p text:style-name="Preformatted_20_Text">data/structure/timestep_info/00213/pos_ddot</text:p>
      <text:p text:style-name="Preformatted_20_Text">data/structure/timestep_info/00213/pos_dot</text:p>
      <text:p text:style-name="Preformatted_20_Text">data/structure/timestep_info/00213/postproc_cell/_read_as</text:p>
      <text:p text:style-name="Preformatted_20_Text">data/structure/timestep_info/00213/postproc_cell/coords_a</text:p>
      <text:p text:style-name="Preformatted_20_Text">data/structure/timestep_info/00213/postproc_cell/loads</text:p>
      <text:p text:style-name="Preformatted_20_Text"><text:soft-page-break/>data/structure/timestep_info/00213/postproc_cell/strain</text:p>
      <text:p text:style-name="Preformatted_20_Text">data/structure/timestep_info/00213/postproc_node/_read_as</text:p>
      <text:p text:style-name="Preformatted_20_Text">data/structure/timestep_info/00213/postproc_node/aero_steady_forces</text:p>
      <text:p text:style-name="Preformatted_20_Text">data/structure/timestep_info/00213/postproc_node/aero_unsteady_forces</text:p>
      <text:p text:style-name="Preformatted_20_Text">data/structure/timestep_info/00213/psi</text:p>
      <text:p text:style-name="Preformatted_20_Text">data/structure/timestep_info/00213/psi_ddot</text:p>
      <text:p text:style-name="Preformatted_20_Text">data/structure/timestep_info/00213/psi_dot</text:p>
      <text:p text:style-name="Preformatted_20_Text">data/structure/timestep_info/00213/psi_dot_local</text:p>
      <text:p text:style-name="Preformatted_20_Text">data/structure/timestep_info/00213/psi_local</text:p>
      <text:p text:style-name="Preformatted_20_Text">data/structure/timestep_info/00213/q</text:p>
      <text:p text:style-name="Preformatted_20_Text">data/structure/timestep_info/00213/quat</text:p>
      <text:p text:style-name="Preformatted_20_Text">data/structure/timestep_info/00213/runtime_steady_forces</text:p>
      <text:p text:style-name="Preformatted_20_Text">data/structure/timestep_info/00213/runtime_unsteady_forces</text:p>
      <text:p text:style-name="Preformatted_20_Text">data/structure/timestep_info/00213/steady_applied_forces</text:p>
      <text:p text:style-name="Preformatted_20_Text">data/structure/timestep_info/00213/total_forces</text:p>
      <text:p text:style-name="Preformatted_20_Text">data/structure/timestep_info/00213/total_gravity_forces</text:p>
      <text:p text:style-name="Preformatted_20_Text">data/structure/timestep_info/00213/unsteady_applied_forces</text:p>
      <text:p text:style-name="Preformatted_20_Text">data/structure/timestep_info/00214/_read_as</text:p>
      <text:p text:style-name="Preformatted_20_Text">data/structure/timestep_info/00214/dqddt</text:p>
      <text:p text:style-name="Preformatted_20_Text">data/structure/timestep_info/00214/dqdt</text:p>
      <text:p text:style-name="Preformatted_20_Text">data/structure/timestep_info/00214/for_acc</text:p>
      <text:p text:style-name="Preformatted_20_Text">data/structure/timestep_info/00214/for_pos</text:p>
      <text:p text:style-name="Preformatted_20_Text">data/structure/timestep_info/00214/for_vel</text:p>
      <text:p text:style-name="Preformatted_20_Text">data/structure/timestep_info/00214/forces_constraints_FoR</text:p>
      <text:p text:style-name="Preformatted_20_Text">data/structure/timestep_info/00214/forces_constraints_nodes</text:p>
      <text:p text:style-name="Preformatted_20_Text">data/structure/timestep_info/00214/gravity_forces</text:p>
      <text:p text:style-name="Preformatted_20_Text">data/structure/timestep_info/00214/in_global_AFoR</text:p>
      <text:p text:style-name="Preformatted_20_Text">data/structure/timestep_info/00214/mb_FoR_acc</text:p>
      <text:p text:style-name="Preformatted_20_Text">data/structure/timestep_info/00214/mb_FoR_pos</text:p>
      <text:p text:style-name="Preformatted_20_Text">data/structure/timestep_info/00214/mb_FoR_vel</text:p>
      <text:p text:style-name="Preformatted_20_Text">data/structure/timestep_info/00214/mb_dict</text:p>
      <text:p text:style-name="Preformatted_20_Text">data/structure/timestep_info/00214/mb_dquatdt</text:p>
      <text:p text:style-name="Preformatted_20_Text">data/structure/timestep_info/00214/mb_quat</text:p>
      <text:p text:style-name="Preformatted_20_Text">data/structure/timestep_info/00214/num_elem</text:p>
      <text:p text:style-name="Preformatted_20_Text">data/structure/timestep_info/00214/num_node</text:p>
      <text:p text:style-name="Preformatted_20_Text">data/structure/timestep_info/00214/num_node_elem</text:p>
      <text:p text:style-name="Preformatted_20_Text">data/structure/timestep_info/00214/pos</text:p>
      <text:p text:style-name="Preformatted_20_Text">data/structure/timestep_info/00214/pos_ddot</text:p>
      <text:p text:style-name="Preformatted_20_Text">data/structure/timestep_info/00214/pos_dot</text:p>
      <text:p text:style-name="Preformatted_20_Text">data/structure/timestep_info/00214/postproc_cell/_read_as</text:p>
      <text:p text:style-name="Preformatted_20_Text">data/structure/timestep_info/00214/postproc_cell/coords_a</text:p>
      <text:p text:style-name="Preformatted_20_Text">data/structure/timestep_info/00214/postproc_cell/loads</text:p>
      <text:p text:style-name="Preformatted_20_Text">data/structure/timestep_info/00214/postproc_cell/strain</text:p>
      <text:p text:style-name="Preformatted_20_Text">data/structure/timestep_info/00214/postproc_node/_read_as</text:p>
      <text:p text:style-name="Preformatted_20_Text">data/structure/timestep_info/00214/postproc_node/aero_steady_forces</text:p>
      <text:p text:style-name="Preformatted_20_Text">data/structure/timestep_info/00214/postproc_node/aero_unsteady_forces</text:p>
      <text:p text:style-name="Preformatted_20_Text">data/structure/timestep_info/00214/psi</text:p>
      <text:p text:style-name="Preformatted_20_Text">data/structure/timestep_info/00214/psi_ddot</text:p>
      <text:p text:style-name="Preformatted_20_Text">data/structure/timestep_info/00214/psi_dot</text:p>
      <text:p text:style-name="Preformatted_20_Text">data/structure/timestep_info/00214/psi_dot_local</text:p>
      <text:p text:style-name="Preformatted_20_Text">data/structure/timestep_info/00214/psi_local</text:p>
      <text:p text:style-name="Preformatted_20_Text">data/structure/timestep_info/00214/q</text:p>
      <text:p text:style-name="Preformatted_20_Text">data/structure/timestep_info/00214/quat</text:p>
      <text:p text:style-name="Preformatted_20_Text">data/structure/timestep_info/00214/runtime_steady_forces</text:p>
      <text:p text:style-name="Preformatted_20_Text">data/structure/timestep_info/00214/runtime_unsteady_forces</text:p>
      <text:p text:style-name="Preformatted_20_Text">data/structure/timestep_info/00214/steady_applied_forces</text:p>
      <text:p text:style-name="Preformatted_20_Text">data/structure/timestep_info/00214/total_forces</text:p>
      <text:p text:style-name="Preformatted_20_Text">data/structure/timestep_info/00214/total_gravity_forces</text:p>
      <text:p text:style-name="Preformatted_20_Text">data/structure/timestep_info/00214/unsteady_applied_forces</text:p>
      <text:p text:style-name="Preformatted_20_Text">data/structure/timestep_info/00215/_read_as</text:p>
      <text:p text:style-name="Preformatted_20_Text">data/structure/timestep_info/00215/dqddt</text:p>
      <text:p text:style-name="Preformatted_20_Text">data/structure/timestep_info/00215/dqdt</text:p>
      <text:p text:style-name="Preformatted_20_Text">data/structure/timestep_info/00215/for_acc</text:p>
      <text:p text:style-name="Preformatted_20_Text">data/structure/timestep_info/00215/for_pos</text:p>
      <text:p text:style-name="Preformatted_20_Text"><text:soft-page-break/>data/structure/timestep_info/00215/for_vel</text:p>
      <text:p text:style-name="Preformatted_20_Text">data/structure/timestep_info/00215/forces_constraints_FoR</text:p>
      <text:p text:style-name="Preformatted_20_Text">data/structure/timestep_info/00215/forces_constraints_nodes</text:p>
      <text:p text:style-name="Preformatted_20_Text">data/structure/timestep_info/00215/gravity_forces</text:p>
      <text:p text:style-name="Preformatted_20_Text">data/structure/timestep_info/00215/in_global_AFoR</text:p>
      <text:p text:style-name="Preformatted_20_Text">data/structure/timestep_info/00215/mb_FoR_acc</text:p>
      <text:p text:style-name="Preformatted_20_Text">data/structure/timestep_info/00215/mb_FoR_pos</text:p>
      <text:p text:style-name="Preformatted_20_Text">data/structure/timestep_info/00215/mb_FoR_vel</text:p>
      <text:p text:style-name="Preformatted_20_Text">data/structure/timestep_info/00215/mb_dict</text:p>
      <text:p text:style-name="Preformatted_20_Text">data/structure/timestep_info/00215/mb_dquatdt</text:p>
      <text:p text:style-name="Preformatted_20_Text">data/structure/timestep_info/00215/mb_quat</text:p>
      <text:p text:style-name="Preformatted_20_Text">data/structure/timestep_info/00215/num_elem</text:p>
      <text:p text:style-name="Preformatted_20_Text">data/structure/timestep_info/00215/num_node</text:p>
      <text:p text:style-name="Preformatted_20_Text">data/structure/timestep_info/00215/num_node_elem</text:p>
      <text:p text:style-name="Preformatted_20_Text">data/structure/timestep_info/00215/pos</text:p>
      <text:p text:style-name="Preformatted_20_Text">data/structure/timestep_info/00215/pos_ddot</text:p>
      <text:p text:style-name="Preformatted_20_Text">data/structure/timestep_info/00215/pos_dot</text:p>
      <text:p text:style-name="Preformatted_20_Text">data/structure/timestep_info/00215/postproc_cell/_read_as</text:p>
      <text:p text:style-name="Preformatted_20_Text">data/structure/timestep_info/00215/postproc_cell/coords_a</text:p>
      <text:p text:style-name="Preformatted_20_Text">data/structure/timestep_info/00215/postproc_cell/loads</text:p>
      <text:p text:style-name="Preformatted_20_Text">data/structure/timestep_info/00215/postproc_cell/strain</text:p>
      <text:p text:style-name="Preformatted_20_Text">data/structure/timestep_info/00215/postproc_node/_read_as</text:p>
      <text:p text:style-name="Preformatted_20_Text">data/structure/timestep_info/00215/postproc_node/aero_steady_forces</text:p>
      <text:p text:style-name="Preformatted_20_Text">data/structure/timestep_info/00215/postproc_node/aero_unsteady_forces</text:p>
      <text:p text:style-name="Preformatted_20_Text">data/structure/timestep_info/00215/psi</text:p>
      <text:p text:style-name="Preformatted_20_Text">data/structure/timestep_info/00215/psi_ddot</text:p>
      <text:p text:style-name="Preformatted_20_Text">data/structure/timestep_info/00215/psi_dot</text:p>
      <text:p text:style-name="Preformatted_20_Text">data/structure/timestep_info/00215/psi_dot_local</text:p>
      <text:p text:style-name="Preformatted_20_Text">data/structure/timestep_info/00215/psi_local</text:p>
      <text:p text:style-name="Preformatted_20_Text">data/structure/timestep_info/00215/q</text:p>
      <text:p text:style-name="Preformatted_20_Text">data/structure/timestep_info/00215/quat</text:p>
      <text:p text:style-name="Preformatted_20_Text">data/structure/timestep_info/00215/runtime_steady_forces</text:p>
      <text:p text:style-name="Preformatted_20_Text">data/structure/timestep_info/00215/runtime_unsteady_forces</text:p>
      <text:p text:style-name="Preformatted_20_Text">data/structure/timestep_info/00215/steady_applied_forces</text:p>
      <text:p text:style-name="Preformatted_20_Text">data/structure/timestep_info/00215/total_forces</text:p>
      <text:p text:style-name="Preformatted_20_Text">data/structure/timestep_info/00215/total_gravity_forces</text:p>
      <text:p text:style-name="Preformatted_20_Text">data/structure/timestep_info/00215/unsteady_applied_forces</text:p>
      <text:p text:style-name="Preformatted_20_Text">data/structure/timestep_info/00216/_read_as</text:p>
      <text:p text:style-name="Preformatted_20_Text">data/structure/timestep_info/00216/dqddt</text:p>
      <text:p text:style-name="Preformatted_20_Text">data/structure/timestep_info/00216/dqdt</text:p>
      <text:p text:style-name="Preformatted_20_Text">data/structure/timestep_info/00216/for_acc</text:p>
      <text:p text:style-name="Preformatted_20_Text">data/structure/timestep_info/00216/for_pos</text:p>
      <text:p text:style-name="Preformatted_20_Text">data/structure/timestep_info/00216/for_vel</text:p>
      <text:p text:style-name="Preformatted_20_Text">data/structure/timestep_info/00216/forces_constraints_FoR</text:p>
      <text:p text:style-name="Preformatted_20_Text">data/structure/timestep_info/00216/forces_constraints_nodes</text:p>
      <text:p text:style-name="Preformatted_20_Text">data/structure/timestep_info/00216/gravity_forces</text:p>
      <text:p text:style-name="Preformatted_20_Text">data/structure/timestep_info/00216/in_global_AFoR</text:p>
      <text:p text:style-name="Preformatted_20_Text">data/structure/timestep_info/00216/mb_FoR_acc</text:p>
      <text:p text:style-name="Preformatted_20_Text">data/structure/timestep_info/00216/mb_FoR_pos</text:p>
      <text:p text:style-name="Preformatted_20_Text">data/structure/timestep_info/00216/mb_FoR_vel</text:p>
      <text:p text:style-name="Preformatted_20_Text">data/structure/timestep_info/00216/mb_dict</text:p>
      <text:p text:style-name="Preformatted_20_Text">data/structure/timestep_info/00216/mb_dquatdt</text:p>
      <text:p text:style-name="Preformatted_20_Text">data/structure/timestep_info/00216/mb_quat</text:p>
      <text:p text:style-name="Preformatted_20_Text">data/structure/timestep_info/00216/num_elem</text:p>
      <text:p text:style-name="Preformatted_20_Text">data/structure/timestep_info/00216/num_node</text:p>
      <text:p text:style-name="Preformatted_20_Text">data/structure/timestep_info/00216/num_node_elem</text:p>
      <text:p text:style-name="Preformatted_20_Text">data/structure/timestep_info/00216/pos</text:p>
      <text:p text:style-name="Preformatted_20_Text">data/structure/timestep_info/00216/pos_ddot</text:p>
      <text:p text:style-name="Preformatted_20_Text">data/structure/timestep_info/00216/pos_dot</text:p>
      <text:p text:style-name="Preformatted_20_Text">data/structure/timestep_info/00216/postproc_cell/_read_as</text:p>
      <text:p text:style-name="Preformatted_20_Text">data/structure/timestep_info/00216/postproc_cell/coords_a</text:p>
      <text:p text:style-name="Preformatted_20_Text">data/structure/timestep_info/00216/postproc_cell/loads</text:p>
      <text:p text:style-name="Preformatted_20_Text">data/structure/timestep_info/00216/postproc_cell/strain</text:p>
      <text:p text:style-name="Preformatted_20_Text">data/structure/timestep_info/00216/postproc_node/_read_as</text:p>
      <text:p text:style-name="Preformatted_20_Text"><text:soft-page-break/>data/structure/timestep_info/00216/postproc_node/aero_steady_forces</text:p>
      <text:p text:style-name="Preformatted_20_Text">data/structure/timestep_info/00216/postproc_node/aero_unsteady_forces</text:p>
      <text:p text:style-name="Preformatted_20_Text">data/structure/timestep_info/00216/psi</text:p>
      <text:p text:style-name="Preformatted_20_Text">data/structure/timestep_info/00216/psi_ddot</text:p>
      <text:p text:style-name="Preformatted_20_Text">data/structure/timestep_info/00216/psi_dot</text:p>
      <text:p text:style-name="Preformatted_20_Text">data/structure/timestep_info/00216/psi_dot_local</text:p>
      <text:p text:style-name="Preformatted_20_Text">data/structure/timestep_info/00216/psi_local</text:p>
      <text:p text:style-name="Preformatted_20_Text">data/structure/timestep_info/00216/q</text:p>
      <text:p text:style-name="Preformatted_20_Text">data/structure/timestep_info/00216/quat</text:p>
      <text:p text:style-name="Preformatted_20_Text">data/structure/timestep_info/00216/runtime_steady_forces</text:p>
      <text:p text:style-name="Preformatted_20_Text">data/structure/timestep_info/00216/runtime_unsteady_forces</text:p>
      <text:p text:style-name="Preformatted_20_Text">data/structure/timestep_info/00216/steady_applied_forces</text:p>
      <text:p text:style-name="Preformatted_20_Text">data/structure/timestep_info/00216/total_forces</text:p>
      <text:p text:style-name="Preformatted_20_Text">data/structure/timestep_info/00216/total_gravity_forces</text:p>
      <text:p text:style-name="Preformatted_20_Text">data/structure/timestep_info/00216/unsteady_applied_forces</text:p>
      <text:p text:style-name="Preformatted_20_Text">data/structure/timestep_info/00217/_read_as</text:p>
      <text:p text:style-name="Preformatted_20_Text">data/structure/timestep_info/00217/dqddt</text:p>
      <text:p text:style-name="Preformatted_20_Text">data/structure/timestep_info/00217/dqdt</text:p>
      <text:p text:style-name="Preformatted_20_Text">data/structure/timestep_info/00217/for_acc</text:p>
      <text:p text:style-name="Preformatted_20_Text">data/structure/timestep_info/00217/for_pos</text:p>
      <text:p text:style-name="Preformatted_20_Text">data/structure/timestep_info/00217/for_vel</text:p>
      <text:p text:style-name="Preformatted_20_Text">data/structure/timestep_info/00217/forces_constraints_FoR</text:p>
      <text:p text:style-name="Preformatted_20_Text">data/structure/timestep_info/00217/forces_constraints_nodes</text:p>
      <text:p text:style-name="Preformatted_20_Text">data/structure/timestep_info/00217/gravity_forces</text:p>
      <text:p text:style-name="Preformatted_20_Text">data/structure/timestep_info/00217/in_global_AFoR</text:p>
      <text:p text:style-name="Preformatted_20_Text">data/structure/timestep_info/00217/mb_FoR_acc</text:p>
      <text:p text:style-name="Preformatted_20_Text">data/structure/timestep_info/00217/mb_FoR_pos</text:p>
      <text:p text:style-name="Preformatted_20_Text">data/structure/timestep_info/00217/mb_FoR_vel</text:p>
      <text:p text:style-name="Preformatted_20_Text">data/structure/timestep_info/00217/mb_dict</text:p>
      <text:p text:style-name="Preformatted_20_Text">data/structure/timestep_info/00217/mb_dquatdt</text:p>
      <text:p text:style-name="Preformatted_20_Text">data/structure/timestep_info/00217/mb_quat</text:p>
      <text:p text:style-name="Preformatted_20_Text">data/structure/timestep_info/00217/num_elem</text:p>
      <text:p text:style-name="Preformatted_20_Text">data/structure/timestep_info/00217/num_node</text:p>
      <text:p text:style-name="Preformatted_20_Text">data/structure/timestep_info/00217/num_node_elem</text:p>
      <text:p text:style-name="Preformatted_20_Text">data/structure/timestep_info/00217/pos</text:p>
      <text:p text:style-name="Preformatted_20_Text">data/structure/timestep_info/00217/pos_ddot</text:p>
      <text:p text:style-name="Preformatted_20_Text">data/structure/timestep_info/00217/pos_dot</text:p>
      <text:p text:style-name="Preformatted_20_Text">data/structure/timestep_info/00217/postproc_cell/_read_as</text:p>
      <text:p text:style-name="Preformatted_20_Text">data/structure/timestep_info/00217/postproc_cell/coords_a</text:p>
      <text:p text:style-name="Preformatted_20_Text">data/structure/timestep_info/00217/postproc_cell/loads</text:p>
      <text:p text:style-name="Preformatted_20_Text">data/structure/timestep_info/00217/postproc_cell/strain</text:p>
      <text:p text:style-name="Preformatted_20_Text">data/structure/timestep_info/00217/postproc_node/_read_as</text:p>
      <text:p text:style-name="Preformatted_20_Text">data/structure/timestep_info/00217/postproc_node/aero_steady_forces</text:p>
      <text:p text:style-name="Preformatted_20_Text">data/structure/timestep_info/00217/postproc_node/aero_unsteady_forces</text:p>
      <text:p text:style-name="Preformatted_20_Text">data/structure/timestep_info/00217/psi</text:p>
      <text:p text:style-name="Preformatted_20_Text">data/structure/timestep_info/00217/psi_ddot</text:p>
      <text:p text:style-name="Preformatted_20_Text">data/structure/timestep_info/00217/psi_dot</text:p>
      <text:p text:style-name="Preformatted_20_Text">data/structure/timestep_info/00217/psi_dot_local</text:p>
      <text:p text:style-name="Preformatted_20_Text">data/structure/timestep_info/00217/psi_local</text:p>
      <text:p text:style-name="Preformatted_20_Text">data/structure/timestep_info/00217/q</text:p>
      <text:p text:style-name="Preformatted_20_Text">data/structure/timestep_info/00217/quat</text:p>
      <text:p text:style-name="Preformatted_20_Text">data/structure/timestep_info/00217/runtime_steady_forces</text:p>
      <text:p text:style-name="Preformatted_20_Text">data/structure/timestep_info/00217/runtime_unsteady_forces</text:p>
      <text:p text:style-name="Preformatted_20_Text">data/structure/timestep_info/00217/steady_applied_forces</text:p>
      <text:p text:style-name="Preformatted_20_Text">data/structure/timestep_info/00217/total_forces</text:p>
      <text:p text:style-name="Preformatted_20_Text">data/structure/timestep_info/00217/total_gravity_forces</text:p>
      <text:p text:style-name="Preformatted_20_Text">data/structure/timestep_info/00217/unsteady_applied_forces</text:p>
      <text:p text:style-name="Preformatted_20_Text">data/structure/timestep_info/00218/_read_as</text:p>
      <text:p text:style-name="Preformatted_20_Text">data/structure/timestep_info/00218/dqddt</text:p>
      <text:p text:style-name="Preformatted_20_Text">data/structure/timestep_info/00218/dqdt</text:p>
      <text:p text:style-name="Preformatted_20_Text">data/structure/timestep_info/00218/for_acc</text:p>
      <text:p text:style-name="Preformatted_20_Text">data/structure/timestep_info/00218/for_pos</text:p>
      <text:p text:style-name="Preformatted_20_Text">data/structure/timestep_info/00218/for_vel</text:p>
      <text:p text:style-name="Preformatted_20_Text">data/structure/timestep_info/00218/forces_constraints_FoR</text:p>
      <text:p text:style-name="Preformatted_20_Text"><text:soft-page-break/>data/structure/timestep_info/00218/forces_constraints_nodes</text:p>
      <text:p text:style-name="Preformatted_20_Text">data/structure/timestep_info/00218/gravity_forces</text:p>
      <text:p text:style-name="Preformatted_20_Text">data/structure/timestep_info/00218/in_global_AFoR</text:p>
      <text:p text:style-name="Preformatted_20_Text">data/structure/timestep_info/00218/mb_FoR_acc</text:p>
      <text:p text:style-name="Preformatted_20_Text">data/structure/timestep_info/00218/mb_FoR_pos</text:p>
      <text:p text:style-name="Preformatted_20_Text">data/structure/timestep_info/00218/mb_FoR_vel</text:p>
      <text:p text:style-name="Preformatted_20_Text">data/structure/timestep_info/00218/mb_dict</text:p>
      <text:p text:style-name="Preformatted_20_Text">data/structure/timestep_info/00218/mb_dquatdt</text:p>
      <text:p text:style-name="Preformatted_20_Text">data/structure/timestep_info/00218/mb_quat</text:p>
      <text:p text:style-name="Preformatted_20_Text">data/structure/timestep_info/00218/num_elem</text:p>
      <text:p text:style-name="Preformatted_20_Text">data/structure/timestep_info/00218/num_node</text:p>
      <text:p text:style-name="Preformatted_20_Text">data/structure/timestep_info/00218/num_node_elem</text:p>
      <text:p text:style-name="Preformatted_20_Text">data/structure/timestep_info/00218/pos</text:p>
      <text:p text:style-name="Preformatted_20_Text">data/structure/timestep_info/00218/pos_ddot</text:p>
      <text:p text:style-name="Preformatted_20_Text">data/structure/timestep_info/00218/pos_dot</text:p>
      <text:p text:style-name="Preformatted_20_Text">data/structure/timestep_info/00218/postproc_cell/_read_as</text:p>
      <text:p text:style-name="Preformatted_20_Text">data/structure/timestep_info/00218/postproc_cell/coords_a</text:p>
      <text:p text:style-name="Preformatted_20_Text">data/structure/timestep_info/00218/postproc_cell/loads</text:p>
      <text:p text:style-name="Preformatted_20_Text">data/structure/timestep_info/00218/postproc_cell/strain</text:p>
      <text:p text:style-name="Preformatted_20_Text">data/structure/timestep_info/00218/postproc_node/_read_as</text:p>
      <text:p text:style-name="Preformatted_20_Text">data/structure/timestep_info/00218/postproc_node/aero_steady_forces</text:p>
      <text:p text:style-name="Preformatted_20_Text">data/structure/timestep_info/00218/postproc_node/aero_unsteady_forces</text:p>
      <text:p text:style-name="Preformatted_20_Text">data/structure/timestep_info/00218/psi</text:p>
      <text:p text:style-name="Preformatted_20_Text">data/structure/timestep_info/00218/psi_ddot</text:p>
      <text:p text:style-name="Preformatted_20_Text">data/structure/timestep_info/00218/psi_dot</text:p>
      <text:p text:style-name="Preformatted_20_Text">data/structure/timestep_info/00218/psi_dot_local</text:p>
      <text:p text:style-name="Preformatted_20_Text">data/structure/timestep_info/00218/psi_local</text:p>
      <text:p text:style-name="Preformatted_20_Text">data/structure/timestep_info/00218/q</text:p>
      <text:p text:style-name="Preformatted_20_Text">data/structure/timestep_info/00218/quat</text:p>
      <text:p text:style-name="Preformatted_20_Text">data/structure/timestep_info/00218/runtime_steady_forces</text:p>
      <text:p text:style-name="Preformatted_20_Text">data/structure/timestep_info/00218/runtime_unsteady_forces</text:p>
      <text:p text:style-name="Preformatted_20_Text">data/structure/timestep_info/00218/steady_applied_forces</text:p>
      <text:p text:style-name="Preformatted_20_Text">data/structure/timestep_info/00218/total_forces</text:p>
      <text:p text:style-name="Preformatted_20_Text">data/structure/timestep_info/00218/total_gravity_forces</text:p>
      <text:p text:style-name="Preformatted_20_Text">data/structure/timestep_info/00218/unsteady_applied_forces</text:p>
      <text:p text:style-name="Preformatted_20_Text">data/structure/timestep_info/00219/_read_as</text:p>
      <text:p text:style-name="Preformatted_20_Text">data/structure/timestep_info/00219/dqddt</text:p>
      <text:p text:style-name="Preformatted_20_Text">data/structure/timestep_info/00219/dqdt</text:p>
      <text:p text:style-name="Preformatted_20_Text">data/structure/timestep_info/00219/for_acc</text:p>
      <text:p text:style-name="Preformatted_20_Text">data/structure/timestep_info/00219/for_pos</text:p>
      <text:p text:style-name="Preformatted_20_Text">data/structure/timestep_info/00219/for_vel</text:p>
      <text:p text:style-name="Preformatted_20_Text">data/structure/timestep_info/00219/forces_constraints_FoR</text:p>
      <text:p text:style-name="Preformatted_20_Text">data/structure/timestep_info/00219/forces_constraints_nodes</text:p>
      <text:p text:style-name="Preformatted_20_Text">data/structure/timestep_info/00219/gravity_forces</text:p>
      <text:p text:style-name="Preformatted_20_Text">data/structure/timestep_info/00219/in_global_AFoR</text:p>
      <text:p text:style-name="Preformatted_20_Text">data/structure/timestep_info/00219/mb_FoR_acc</text:p>
      <text:p text:style-name="Preformatted_20_Text">data/structure/timestep_info/00219/mb_FoR_pos</text:p>
      <text:p text:style-name="Preformatted_20_Text">data/structure/timestep_info/00219/mb_FoR_vel</text:p>
      <text:p text:style-name="Preformatted_20_Text">data/structure/timestep_info/00219/mb_dict</text:p>
      <text:p text:style-name="Preformatted_20_Text">data/structure/timestep_info/00219/mb_dquatdt</text:p>
      <text:p text:style-name="Preformatted_20_Text">data/structure/timestep_info/00219/mb_quat</text:p>
      <text:p text:style-name="Preformatted_20_Text">data/structure/timestep_info/00219/num_elem</text:p>
      <text:p text:style-name="Preformatted_20_Text">data/structure/timestep_info/00219/num_node</text:p>
      <text:p text:style-name="Preformatted_20_Text">data/structure/timestep_info/00219/num_node_elem</text:p>
      <text:p text:style-name="Preformatted_20_Text">data/structure/timestep_info/00219/pos</text:p>
      <text:p text:style-name="Preformatted_20_Text">data/structure/timestep_info/00219/pos_ddot</text:p>
      <text:p text:style-name="Preformatted_20_Text">data/structure/timestep_info/00219/pos_dot</text:p>
      <text:p text:style-name="Preformatted_20_Text">data/structure/timestep_info/00219/postproc_cell/_read_as</text:p>
      <text:p text:style-name="Preformatted_20_Text">data/structure/timestep_info/00219/postproc_cell/coords_a</text:p>
      <text:p text:style-name="Preformatted_20_Text">data/structure/timestep_info/00219/postproc_cell/loads</text:p>
      <text:p text:style-name="Preformatted_20_Text">data/structure/timestep_info/00219/postproc_cell/strain</text:p>
      <text:p text:style-name="Preformatted_20_Text">data/structure/timestep_info/00219/postproc_node/_read_as</text:p>
      <text:p text:style-name="Preformatted_20_Text">data/structure/timestep_info/00219/postproc_node/aero_steady_forces</text:p>
      <text:p text:style-name="Preformatted_20_Text">data/structure/timestep_info/00219/postproc_node/aero_unsteady_forces</text:p>
      <text:p text:style-name="Preformatted_20_Text"><text:soft-page-break/>data/structure/timestep_info/00219/psi</text:p>
      <text:p text:style-name="Preformatted_20_Text">data/structure/timestep_info/00219/psi_ddot</text:p>
      <text:p text:style-name="Preformatted_20_Text">data/structure/timestep_info/00219/psi_dot</text:p>
      <text:p text:style-name="Preformatted_20_Text">data/structure/timestep_info/00219/psi_dot_local</text:p>
      <text:p text:style-name="Preformatted_20_Text">data/structure/timestep_info/00219/psi_local</text:p>
      <text:p text:style-name="Preformatted_20_Text">data/structure/timestep_info/00219/q</text:p>
      <text:p text:style-name="Preformatted_20_Text">data/structure/timestep_info/00219/quat</text:p>
      <text:p text:style-name="Preformatted_20_Text">data/structure/timestep_info/00219/runtime_steady_forces</text:p>
      <text:p text:style-name="Preformatted_20_Text">data/structure/timestep_info/00219/runtime_unsteady_forces</text:p>
      <text:p text:style-name="Preformatted_20_Text">data/structure/timestep_info/00219/steady_applied_forces</text:p>
      <text:p text:style-name="Preformatted_20_Text">data/structure/timestep_info/00219/total_forces</text:p>
      <text:p text:style-name="Preformatted_20_Text">data/structure/timestep_info/00219/total_gravity_forces</text:p>
      <text:p text:style-name="Preformatted_20_Text">data/structure/timestep_info/00219/unsteady_applied_forces</text:p>
      <text:p text:style-name="Preformatted_20_Text">data/structure/timestep_info/00220/_read_as</text:p>
      <text:p text:style-name="Preformatted_20_Text">data/structure/timestep_info/00220/dqddt</text:p>
      <text:p text:style-name="Preformatted_20_Text">data/structure/timestep_info/00220/dqdt</text:p>
      <text:p text:style-name="Preformatted_20_Text">data/structure/timestep_info/00220/for_acc</text:p>
      <text:p text:style-name="Preformatted_20_Text">data/structure/timestep_info/00220/for_pos</text:p>
      <text:p text:style-name="Preformatted_20_Text">data/structure/timestep_info/00220/for_vel</text:p>
      <text:p text:style-name="Preformatted_20_Text">data/structure/timestep_info/00220/forces_constraints_FoR</text:p>
      <text:p text:style-name="Preformatted_20_Text">data/structure/timestep_info/00220/forces_constraints_nodes</text:p>
      <text:p text:style-name="Preformatted_20_Text">data/structure/timestep_info/00220/gravity_forces</text:p>
      <text:p text:style-name="Preformatted_20_Text">data/structure/timestep_info/00220/in_global_AFoR</text:p>
      <text:p text:style-name="Preformatted_20_Text">data/structure/timestep_info/00220/mb_FoR_acc</text:p>
      <text:p text:style-name="Preformatted_20_Text">data/structure/timestep_info/00220/mb_FoR_pos</text:p>
      <text:p text:style-name="Preformatted_20_Text">data/structure/timestep_info/00220/mb_FoR_vel</text:p>
      <text:p text:style-name="Preformatted_20_Text">data/structure/timestep_info/00220/mb_dict</text:p>
      <text:p text:style-name="Preformatted_20_Text">data/structure/timestep_info/00220/mb_dquatdt</text:p>
      <text:p text:style-name="Preformatted_20_Text">data/structure/timestep_info/00220/mb_quat</text:p>
      <text:p text:style-name="Preformatted_20_Text">data/structure/timestep_info/00220/num_elem</text:p>
      <text:p text:style-name="Preformatted_20_Text">data/structure/timestep_info/00220/num_node</text:p>
      <text:p text:style-name="Preformatted_20_Text">data/structure/timestep_info/00220/num_node_elem</text:p>
      <text:p text:style-name="Preformatted_20_Text">data/structure/timestep_info/00220/pos</text:p>
      <text:p text:style-name="Preformatted_20_Text">data/structure/timestep_info/00220/pos_ddot</text:p>
      <text:p text:style-name="Preformatted_20_Text">data/structure/timestep_info/00220/pos_dot</text:p>
      <text:p text:style-name="Preformatted_20_Text">data/structure/timestep_info/00220/postproc_cell/_read_as</text:p>
      <text:p text:style-name="Preformatted_20_Text">data/structure/timestep_info/00220/postproc_cell/coords_a</text:p>
      <text:p text:style-name="Preformatted_20_Text">data/structure/timestep_info/00220/postproc_cell/loads</text:p>
      <text:p text:style-name="Preformatted_20_Text">data/structure/timestep_info/00220/postproc_cell/strain</text:p>
      <text:p text:style-name="Preformatted_20_Text">data/structure/timestep_info/00220/postproc_node/_read_as</text:p>
      <text:p text:style-name="Preformatted_20_Text">data/structure/timestep_info/00220/postproc_node/aero_steady_forces</text:p>
      <text:p text:style-name="Preformatted_20_Text">data/structure/timestep_info/00220/postproc_node/aero_unsteady_forces</text:p>
      <text:p text:style-name="Preformatted_20_Text">data/structure/timestep_info/00220/psi</text:p>
      <text:p text:style-name="Preformatted_20_Text">data/structure/timestep_info/00220/psi_ddot</text:p>
      <text:p text:style-name="Preformatted_20_Text">data/structure/timestep_info/00220/psi_dot</text:p>
      <text:p text:style-name="Preformatted_20_Text">data/structure/timestep_info/00220/psi_dot_local</text:p>
      <text:p text:style-name="Preformatted_20_Text">data/structure/timestep_info/00220/psi_local</text:p>
      <text:p text:style-name="Preformatted_20_Text">data/structure/timestep_info/00220/q</text:p>
      <text:p text:style-name="Preformatted_20_Text">data/structure/timestep_info/00220/quat</text:p>
      <text:p text:style-name="Preformatted_20_Text">data/structure/timestep_info/00220/runtime_steady_forces</text:p>
      <text:p text:style-name="Preformatted_20_Text">data/structure/timestep_info/00220/runtime_unsteady_forces</text:p>
      <text:p text:style-name="Preformatted_20_Text">data/structure/timestep_info/00220/steady_applied_forces</text:p>
      <text:p text:style-name="Preformatted_20_Text">data/structure/timestep_info/00220/total_forces</text:p>
      <text:p text:style-name="Preformatted_20_Text">data/structure/timestep_info/00220/total_gravity_forces</text:p>
      <text:p text:style-name="Preformatted_20_Text">data/structure/timestep_info/00220/unsteady_applied_forces</text:p>
      <text:p text:style-name="Preformatted_20_Text">data/structure/timestep_info/00221/_read_as</text:p>
      <text:p text:style-name="Preformatted_20_Text">data/structure/timestep_info/00221/dqddt</text:p>
      <text:p text:style-name="Preformatted_20_Text">data/structure/timestep_info/00221/dqdt</text:p>
      <text:p text:style-name="Preformatted_20_Text">data/structure/timestep_info/00221/for_acc</text:p>
      <text:p text:style-name="Preformatted_20_Text">data/structure/timestep_info/00221/for_pos</text:p>
      <text:p text:style-name="Preformatted_20_Text">data/structure/timestep_info/00221/for_vel</text:p>
      <text:p text:style-name="Preformatted_20_Text">data/structure/timestep_info/00221/forces_constraints_FoR</text:p>
      <text:p text:style-name="Preformatted_20_Text">data/structure/timestep_info/00221/forces_constraints_nodes</text:p>
      <text:p text:style-name="Preformatted_20_Text">data/structure/timestep_info/00221/gravity_forces</text:p>
      <text:p text:style-name="Preformatted_20_Text"><text:soft-page-break/>data/structure/timestep_info/00221/in_global_AFoR</text:p>
      <text:p text:style-name="Preformatted_20_Text">data/structure/timestep_info/00221/mb_FoR_acc</text:p>
      <text:p text:style-name="Preformatted_20_Text">data/structure/timestep_info/00221/mb_FoR_pos</text:p>
      <text:p text:style-name="Preformatted_20_Text">data/structure/timestep_info/00221/mb_FoR_vel</text:p>
      <text:p text:style-name="Preformatted_20_Text">data/structure/timestep_info/00221/mb_dict</text:p>
      <text:p text:style-name="Preformatted_20_Text">data/structure/timestep_info/00221/mb_dquatdt</text:p>
      <text:p text:style-name="Preformatted_20_Text">data/structure/timestep_info/00221/mb_quat</text:p>
      <text:p text:style-name="Preformatted_20_Text">data/structure/timestep_info/00221/num_elem</text:p>
      <text:p text:style-name="Preformatted_20_Text">data/structure/timestep_info/00221/num_node</text:p>
      <text:p text:style-name="Preformatted_20_Text">data/structure/timestep_info/00221/num_node_elem</text:p>
      <text:p text:style-name="Preformatted_20_Text">data/structure/timestep_info/00221/pos</text:p>
      <text:p text:style-name="Preformatted_20_Text">data/structure/timestep_info/00221/pos_ddot</text:p>
      <text:p text:style-name="Preformatted_20_Text">data/structure/timestep_info/00221/pos_dot</text:p>
      <text:p text:style-name="Preformatted_20_Text">data/structure/timestep_info/00221/postproc_cell/_read_as</text:p>
      <text:p text:style-name="Preformatted_20_Text">data/structure/timestep_info/00221/postproc_cell/coords_a</text:p>
      <text:p text:style-name="Preformatted_20_Text">data/structure/timestep_info/00221/postproc_cell/loads</text:p>
      <text:p text:style-name="Preformatted_20_Text">data/structure/timestep_info/00221/postproc_cell/strain</text:p>
      <text:p text:style-name="Preformatted_20_Text">data/structure/timestep_info/00221/postproc_node/_read_as</text:p>
      <text:p text:style-name="Preformatted_20_Text">data/structure/timestep_info/00221/postproc_node/aero_steady_forces</text:p>
      <text:p text:style-name="Preformatted_20_Text">data/structure/timestep_info/00221/postproc_node/aero_unsteady_forces</text:p>
      <text:p text:style-name="Preformatted_20_Text">data/structure/timestep_info/00221/psi</text:p>
      <text:p text:style-name="Preformatted_20_Text">data/structure/timestep_info/00221/psi_ddot</text:p>
      <text:p text:style-name="Preformatted_20_Text">data/structure/timestep_info/00221/psi_dot</text:p>
      <text:p text:style-name="Preformatted_20_Text">data/structure/timestep_info/00221/psi_dot_local</text:p>
      <text:p text:style-name="Preformatted_20_Text">data/structure/timestep_info/00221/psi_local</text:p>
      <text:p text:style-name="Preformatted_20_Text">data/structure/timestep_info/00221/q</text:p>
      <text:p text:style-name="Preformatted_20_Text">data/structure/timestep_info/00221/quat</text:p>
      <text:p text:style-name="Preformatted_20_Text">data/structure/timestep_info/00221/runtime_steady_forces</text:p>
      <text:p text:style-name="Preformatted_20_Text">data/structure/timestep_info/00221/runtime_unsteady_forces</text:p>
      <text:p text:style-name="Preformatted_20_Text">data/structure/timestep_info/00221/steady_applied_forces</text:p>
      <text:p text:style-name="Preformatted_20_Text">data/structure/timestep_info/00221/total_forces</text:p>
      <text:p text:style-name="Preformatted_20_Text">data/structure/timestep_info/00221/total_gravity_forces</text:p>
      <text:p text:style-name="Preformatted_20_Text">data/structure/timestep_info/00221/unsteady_applied_forces</text:p>
      <text:p text:style-name="Preformatted_20_Text">data/structure/timestep_info/00222/_read_as</text:p>
      <text:p text:style-name="Preformatted_20_Text">data/structure/timestep_info/00222/dqddt</text:p>
      <text:p text:style-name="Preformatted_20_Text">data/structure/timestep_info/00222/dqdt</text:p>
      <text:p text:style-name="Preformatted_20_Text">data/structure/timestep_info/00222/for_acc</text:p>
      <text:p text:style-name="Preformatted_20_Text">data/structure/timestep_info/00222/for_pos</text:p>
      <text:p text:style-name="Preformatted_20_Text">data/structure/timestep_info/00222/for_vel</text:p>
      <text:p text:style-name="Preformatted_20_Text">data/structure/timestep_info/00222/forces_constraints_FoR</text:p>
      <text:p text:style-name="Preformatted_20_Text">data/structure/timestep_info/00222/forces_constraints_nodes</text:p>
      <text:p text:style-name="Preformatted_20_Text">data/structure/timestep_info/00222/gravity_forces</text:p>
      <text:p text:style-name="Preformatted_20_Text">data/structure/timestep_info/00222/in_global_AFoR</text:p>
      <text:p text:style-name="Preformatted_20_Text">data/structure/timestep_info/00222/mb_FoR_acc</text:p>
      <text:p text:style-name="Preformatted_20_Text">data/structure/timestep_info/00222/mb_FoR_pos</text:p>
      <text:p text:style-name="Preformatted_20_Text">data/structure/timestep_info/00222/mb_FoR_vel</text:p>
      <text:p text:style-name="Preformatted_20_Text">data/structure/timestep_info/00222/mb_dict</text:p>
      <text:p text:style-name="Preformatted_20_Text">data/structure/timestep_info/00222/mb_dquatdt</text:p>
      <text:p text:style-name="Preformatted_20_Text">data/structure/timestep_info/00222/mb_quat</text:p>
      <text:p text:style-name="Preformatted_20_Text">data/structure/timestep_info/00222/num_elem</text:p>
      <text:p text:style-name="Preformatted_20_Text">data/structure/timestep_info/00222/num_node</text:p>
      <text:p text:style-name="Preformatted_20_Text">data/structure/timestep_info/00222/num_node_elem</text:p>
      <text:p text:style-name="Preformatted_20_Text">data/structure/timestep_info/00222/pos</text:p>
      <text:p text:style-name="Preformatted_20_Text">data/structure/timestep_info/00222/pos_ddot</text:p>
      <text:p text:style-name="Preformatted_20_Text">data/structure/timestep_info/00222/pos_dot</text:p>
      <text:p text:style-name="Preformatted_20_Text">data/structure/timestep_info/00222/postproc_cell/_read_as</text:p>
      <text:p text:style-name="Preformatted_20_Text">data/structure/timestep_info/00222/postproc_cell/coords_a</text:p>
      <text:p text:style-name="Preformatted_20_Text">data/structure/timestep_info/00222/postproc_cell/loads</text:p>
      <text:p text:style-name="Preformatted_20_Text">data/structure/timestep_info/00222/postproc_cell/strain</text:p>
      <text:p text:style-name="Preformatted_20_Text">data/structure/timestep_info/00222/postproc_node/_read_as</text:p>
      <text:p text:style-name="Preformatted_20_Text">data/structure/timestep_info/00222/postproc_node/aero_steady_forces</text:p>
      <text:p text:style-name="Preformatted_20_Text">data/structure/timestep_info/00222/postproc_node/aero_unsteady_forces</text:p>
      <text:p text:style-name="Preformatted_20_Text">data/structure/timestep_info/00222/psi</text:p>
      <text:p text:style-name="Preformatted_20_Text">data/structure/timestep_info/00222/psi_ddot</text:p>
      <text:p text:style-name="Preformatted_20_Text"><text:soft-page-break/>data/structure/timestep_info/00222/psi_dot</text:p>
      <text:p text:style-name="Preformatted_20_Text">data/structure/timestep_info/00222/psi_dot_local</text:p>
      <text:p text:style-name="Preformatted_20_Text">data/structure/timestep_info/00222/psi_local</text:p>
      <text:p text:style-name="Preformatted_20_Text">data/structure/timestep_info/00222/q</text:p>
      <text:p text:style-name="Preformatted_20_Text">data/structure/timestep_info/00222/quat</text:p>
      <text:p text:style-name="Preformatted_20_Text">data/structure/timestep_info/00222/runtime_steady_forces</text:p>
      <text:p text:style-name="Preformatted_20_Text">data/structure/timestep_info/00222/runtime_unsteady_forces</text:p>
      <text:p text:style-name="Preformatted_20_Text">data/structure/timestep_info/00222/steady_applied_forces</text:p>
      <text:p text:style-name="Preformatted_20_Text">data/structure/timestep_info/00222/total_forces</text:p>
      <text:p text:style-name="Preformatted_20_Text">data/structure/timestep_info/00222/total_gravity_forces</text:p>
      <text:p text:style-name="Preformatted_20_Text">data/structure/timestep_info/00222/unsteady_applied_forces</text:p>
      <text:p text:style-name="Preformatted_20_Text">data/structure/timestep_info/00223/_read_as</text:p>
      <text:p text:style-name="Preformatted_20_Text">data/structure/timestep_info/00223/dqddt</text:p>
      <text:p text:style-name="Preformatted_20_Text">data/structure/timestep_info/00223/dqdt</text:p>
      <text:p text:style-name="Preformatted_20_Text">data/structure/timestep_info/00223/for_acc</text:p>
      <text:p text:style-name="Preformatted_20_Text">data/structure/timestep_info/00223/for_pos</text:p>
      <text:p text:style-name="Preformatted_20_Text">data/structure/timestep_info/00223/for_vel</text:p>
      <text:p text:style-name="Preformatted_20_Text">data/structure/timestep_info/00223/forces_constraints_FoR</text:p>
      <text:p text:style-name="Preformatted_20_Text">data/structure/timestep_info/00223/forces_constraints_nodes</text:p>
      <text:p text:style-name="Preformatted_20_Text">data/structure/timestep_info/00223/gravity_forces</text:p>
      <text:p text:style-name="Preformatted_20_Text">data/structure/timestep_info/00223/in_global_AFoR</text:p>
      <text:p text:style-name="Preformatted_20_Text">data/structure/timestep_info/00223/mb_FoR_acc</text:p>
      <text:p text:style-name="Preformatted_20_Text">data/structure/timestep_info/00223/mb_FoR_pos</text:p>
      <text:p text:style-name="Preformatted_20_Text">data/structure/timestep_info/00223/mb_FoR_vel</text:p>
      <text:p text:style-name="Preformatted_20_Text">data/structure/timestep_info/00223/mb_dict</text:p>
      <text:p text:style-name="Preformatted_20_Text">data/structure/timestep_info/00223/mb_dquatdt</text:p>
      <text:p text:style-name="Preformatted_20_Text">data/structure/timestep_info/00223/mb_quat</text:p>
      <text:p text:style-name="Preformatted_20_Text">data/structure/timestep_info/00223/num_elem</text:p>
      <text:p text:style-name="Preformatted_20_Text">data/structure/timestep_info/00223/num_node</text:p>
      <text:p text:style-name="Preformatted_20_Text">data/structure/timestep_info/00223/num_node_elem</text:p>
      <text:p text:style-name="Preformatted_20_Text">data/structure/timestep_info/00223/pos</text:p>
      <text:p text:style-name="Preformatted_20_Text">data/structure/timestep_info/00223/pos_ddot</text:p>
      <text:p text:style-name="Preformatted_20_Text">data/structure/timestep_info/00223/pos_dot</text:p>
      <text:p text:style-name="Preformatted_20_Text">data/structure/timestep_info/00223/postproc_cell/_read_as</text:p>
      <text:p text:style-name="Preformatted_20_Text">data/structure/timestep_info/00223/postproc_cell/coords_a</text:p>
      <text:p text:style-name="Preformatted_20_Text">data/structure/timestep_info/00223/postproc_cell/loads</text:p>
      <text:p text:style-name="Preformatted_20_Text">data/structure/timestep_info/00223/postproc_cell/strain</text:p>
      <text:p text:style-name="Preformatted_20_Text">data/structure/timestep_info/00223/postproc_node/_read_as</text:p>
      <text:p text:style-name="Preformatted_20_Text">data/structure/timestep_info/00223/postproc_node/aero_steady_forces</text:p>
      <text:p text:style-name="Preformatted_20_Text">data/structure/timestep_info/00223/postproc_node/aero_unsteady_forces</text:p>
      <text:p text:style-name="Preformatted_20_Text">data/structure/timestep_info/00223/psi</text:p>
      <text:p text:style-name="Preformatted_20_Text">data/structure/timestep_info/00223/psi_ddot</text:p>
      <text:p text:style-name="Preformatted_20_Text">data/structure/timestep_info/00223/psi_dot</text:p>
      <text:p text:style-name="Preformatted_20_Text">data/structure/timestep_info/00223/psi_dot_local</text:p>
      <text:p text:style-name="Preformatted_20_Text">data/structure/timestep_info/00223/psi_local</text:p>
      <text:p text:style-name="Preformatted_20_Text">data/structure/timestep_info/00223/q</text:p>
      <text:p text:style-name="Preformatted_20_Text">data/structure/timestep_info/00223/quat</text:p>
      <text:p text:style-name="Preformatted_20_Text">data/structure/timestep_info/00223/runtime_steady_forces</text:p>
      <text:p text:style-name="Preformatted_20_Text">data/structure/timestep_info/00223/runtime_unsteady_forces</text:p>
      <text:p text:style-name="Preformatted_20_Text">data/structure/timestep_info/00223/steady_applied_forces</text:p>
      <text:p text:style-name="Preformatted_20_Text">data/structure/timestep_info/00223/total_forces</text:p>
      <text:p text:style-name="Preformatted_20_Text">data/structure/timestep_info/00223/total_gravity_forces</text:p>
      <text:p text:style-name="Preformatted_20_Text">data/structure/timestep_info/00223/unsteady_applied_forces</text:p>
      <text:p text:style-name="Preformatted_20_Text">data/structure/timestep_info/00224/_read_as</text:p>
      <text:p text:style-name="Preformatted_20_Text">data/structure/timestep_info/00224/dqddt</text:p>
      <text:p text:style-name="Preformatted_20_Text">data/structure/timestep_info/00224/dqdt</text:p>
      <text:p text:style-name="Preformatted_20_Text">data/structure/timestep_info/00224/for_acc</text:p>
      <text:p text:style-name="Preformatted_20_Text">data/structure/timestep_info/00224/for_pos</text:p>
      <text:p text:style-name="Preformatted_20_Text">data/structure/timestep_info/00224/for_vel</text:p>
      <text:p text:style-name="Preformatted_20_Text">data/structure/timestep_info/00224/forces_constraints_FoR</text:p>
      <text:p text:style-name="Preformatted_20_Text">data/structure/timestep_info/00224/forces_constraints_nodes</text:p>
      <text:p text:style-name="Preformatted_20_Text">data/structure/timestep_info/00224/gravity_forces</text:p>
      <text:p text:style-name="Preformatted_20_Text">data/structure/timestep_info/00224/in_global_AFoR</text:p>
      <text:p text:style-name="Preformatted_20_Text">data/structure/timestep_info/00224/mb_FoR_acc</text:p>
      <text:p text:style-name="Preformatted_20_Text"><text:soft-page-break/>data/structure/timestep_info/00224/mb_FoR_pos</text:p>
      <text:p text:style-name="Preformatted_20_Text">data/structure/timestep_info/00224/mb_FoR_vel</text:p>
      <text:p text:style-name="Preformatted_20_Text">data/structure/timestep_info/00224/mb_dict</text:p>
      <text:p text:style-name="Preformatted_20_Text">data/structure/timestep_info/00224/mb_dquatdt</text:p>
      <text:p text:style-name="Preformatted_20_Text">data/structure/timestep_info/00224/mb_quat</text:p>
      <text:p text:style-name="Preformatted_20_Text">data/structure/timestep_info/00224/num_elem</text:p>
      <text:p text:style-name="Preformatted_20_Text">data/structure/timestep_info/00224/num_node</text:p>
      <text:p text:style-name="Preformatted_20_Text">data/structure/timestep_info/00224/num_node_elem</text:p>
      <text:p text:style-name="Preformatted_20_Text">data/structure/timestep_info/00224/pos</text:p>
      <text:p text:style-name="Preformatted_20_Text">data/structure/timestep_info/00224/pos_ddot</text:p>
      <text:p text:style-name="Preformatted_20_Text">data/structure/timestep_info/00224/pos_dot</text:p>
      <text:p text:style-name="Preformatted_20_Text">data/structure/timestep_info/00224/postproc_cell/_read_as</text:p>
      <text:p text:style-name="Preformatted_20_Text">data/structure/timestep_info/00224/postproc_cell/coords_a</text:p>
      <text:p text:style-name="Preformatted_20_Text">data/structure/timestep_info/00224/postproc_cell/loads</text:p>
      <text:p text:style-name="Preformatted_20_Text">data/structure/timestep_info/00224/postproc_cell/strain</text:p>
      <text:p text:style-name="Preformatted_20_Text">data/structure/timestep_info/00224/postproc_node/_read_as</text:p>
      <text:p text:style-name="Preformatted_20_Text">data/structure/timestep_info/00224/postproc_node/aero_steady_forces</text:p>
      <text:p text:style-name="Preformatted_20_Text">data/structure/timestep_info/00224/postproc_node/aero_unsteady_forces</text:p>
      <text:p text:style-name="Preformatted_20_Text">data/structure/timestep_info/00224/psi</text:p>
      <text:p text:style-name="Preformatted_20_Text">data/structure/timestep_info/00224/psi_ddot</text:p>
      <text:p text:style-name="Preformatted_20_Text">data/structure/timestep_info/00224/psi_dot</text:p>
      <text:p text:style-name="Preformatted_20_Text">data/structure/timestep_info/00224/psi_dot_local</text:p>
      <text:p text:style-name="Preformatted_20_Text">data/structure/timestep_info/00224/psi_local</text:p>
      <text:p text:style-name="Preformatted_20_Text">data/structure/timestep_info/00224/q</text:p>
      <text:p text:style-name="Preformatted_20_Text">data/structure/timestep_info/00224/quat</text:p>
      <text:p text:style-name="Preformatted_20_Text">data/structure/timestep_info/00224/runtime_steady_forces</text:p>
      <text:p text:style-name="Preformatted_20_Text">data/structure/timestep_info/00224/runtime_unsteady_forces</text:p>
      <text:p text:style-name="Preformatted_20_Text">data/structure/timestep_info/00224/steady_applied_forces</text:p>
      <text:p text:style-name="Preformatted_20_Text">data/structure/timestep_info/00224/total_forces</text:p>
      <text:p text:style-name="Preformatted_20_Text">data/structure/timestep_info/00224/total_gravity_forces</text:p>
      <text:p text:style-name="Preformatted_20_Text">data/structure/timestep_info/00224/unsteady_applied_forces</text:p>
      <text:p text:style-name="Preformatted_20_Text">data/structure/timestep_info/00225/_read_as</text:p>
      <text:p text:style-name="Preformatted_20_Text">data/structure/timestep_info/00225/dqddt</text:p>
      <text:p text:style-name="Preformatted_20_Text">data/structure/timestep_info/00225/dqdt</text:p>
      <text:p text:style-name="Preformatted_20_Text">data/structure/timestep_info/00225/for_acc</text:p>
      <text:p text:style-name="Preformatted_20_Text">data/structure/timestep_info/00225/for_pos</text:p>
      <text:p text:style-name="Preformatted_20_Text">data/structure/timestep_info/00225/for_vel</text:p>
      <text:p text:style-name="Preformatted_20_Text">data/structure/timestep_info/00225/forces_constraints_FoR</text:p>
      <text:p text:style-name="Preformatted_20_Text">data/structure/timestep_info/00225/forces_constraints_nodes</text:p>
      <text:p text:style-name="Preformatted_20_Text">data/structure/timestep_info/00225/gravity_forces</text:p>
      <text:p text:style-name="Preformatted_20_Text">data/structure/timestep_info/00225/in_global_AFoR</text:p>
      <text:p text:style-name="Preformatted_20_Text">data/structure/timestep_info/00225/mb_FoR_acc</text:p>
      <text:p text:style-name="Preformatted_20_Text">data/structure/timestep_info/00225/mb_FoR_pos</text:p>
      <text:p text:style-name="Preformatted_20_Text">data/structure/timestep_info/00225/mb_FoR_vel</text:p>
      <text:p text:style-name="Preformatted_20_Text">data/structure/timestep_info/00225/mb_dict</text:p>
      <text:p text:style-name="Preformatted_20_Text">data/structure/timestep_info/00225/mb_dquatdt</text:p>
      <text:p text:style-name="Preformatted_20_Text">data/structure/timestep_info/00225/mb_quat</text:p>
      <text:p text:style-name="Preformatted_20_Text">data/structure/timestep_info/00225/num_elem</text:p>
      <text:p text:style-name="Preformatted_20_Text">data/structure/timestep_info/00225/num_node</text:p>
      <text:p text:style-name="Preformatted_20_Text">data/structure/timestep_info/00225/num_node_elem</text:p>
      <text:p text:style-name="Preformatted_20_Text">data/structure/timestep_info/00225/pos</text:p>
      <text:p text:style-name="Preformatted_20_Text">data/structure/timestep_info/00225/pos_ddot</text:p>
      <text:p text:style-name="Preformatted_20_Text">data/structure/timestep_info/00225/pos_dot</text:p>
      <text:p text:style-name="Preformatted_20_Text">data/structure/timestep_info/00225/postproc_cell/_read_as</text:p>
      <text:p text:style-name="Preformatted_20_Text">data/structure/timestep_info/00225/postproc_cell/coords_a</text:p>
      <text:p text:style-name="Preformatted_20_Text">data/structure/timestep_info/00225/postproc_cell/loads</text:p>
      <text:p text:style-name="Preformatted_20_Text">data/structure/timestep_info/00225/postproc_cell/strain</text:p>
      <text:p text:style-name="Preformatted_20_Text">data/structure/timestep_info/00225/postproc_node/_read_as</text:p>
      <text:p text:style-name="Preformatted_20_Text">data/structure/timestep_info/00225/postproc_node/aero_steady_forces</text:p>
      <text:p text:style-name="Preformatted_20_Text">data/structure/timestep_info/00225/postproc_node/aero_unsteady_forces</text:p>
      <text:p text:style-name="Preformatted_20_Text">data/structure/timestep_info/00225/psi</text:p>
      <text:p text:style-name="Preformatted_20_Text">data/structure/timestep_info/00225/psi_ddot</text:p>
      <text:p text:style-name="Preformatted_20_Text">data/structure/timestep_info/00225/psi_dot</text:p>
      <text:p text:style-name="Preformatted_20_Text">data/structure/timestep_info/00225/psi_dot_local</text:p>
      <text:p text:style-name="Preformatted_20_Text"><text:soft-page-break/>data/structure/timestep_info/00225/psi_local</text:p>
      <text:p text:style-name="Preformatted_20_Text">data/structure/timestep_info/00225/q</text:p>
      <text:p text:style-name="Preformatted_20_Text">data/structure/timestep_info/00225/quat</text:p>
      <text:p text:style-name="Preformatted_20_Text">data/structure/timestep_info/00225/runtime_steady_forces</text:p>
      <text:p text:style-name="Preformatted_20_Text">data/structure/timestep_info/00225/runtime_unsteady_forces</text:p>
      <text:p text:style-name="Preformatted_20_Text">data/structure/timestep_info/00225/steady_applied_forces</text:p>
      <text:p text:style-name="Preformatted_20_Text">data/structure/timestep_info/00225/total_forces</text:p>
      <text:p text:style-name="Preformatted_20_Text">data/structure/timestep_info/00225/total_gravity_forces</text:p>
      <text:p text:style-name="Preformatted_20_Text">data/structure/timestep_info/00225/unsteady_applied_forces</text:p>
      <text:p text:style-name="Preformatted_20_Text">data/structure/timestep_info/00226/_read_as</text:p>
      <text:p text:style-name="Preformatted_20_Text">data/structure/timestep_info/00226/dqddt</text:p>
      <text:p text:style-name="Preformatted_20_Text">data/structure/timestep_info/00226/dqdt</text:p>
      <text:p text:style-name="Preformatted_20_Text">data/structure/timestep_info/00226/for_acc</text:p>
      <text:p text:style-name="Preformatted_20_Text">data/structure/timestep_info/00226/for_pos</text:p>
      <text:p text:style-name="Preformatted_20_Text">data/structure/timestep_info/00226/for_vel</text:p>
      <text:p text:style-name="Preformatted_20_Text">data/structure/timestep_info/00226/forces_constraints_FoR</text:p>
      <text:p text:style-name="Preformatted_20_Text">data/structure/timestep_info/00226/forces_constraints_nodes</text:p>
      <text:p text:style-name="Preformatted_20_Text">data/structure/timestep_info/00226/gravity_forces</text:p>
      <text:p text:style-name="Preformatted_20_Text">data/structure/timestep_info/00226/in_global_AFoR</text:p>
      <text:p text:style-name="Preformatted_20_Text">data/structure/timestep_info/00226/mb_FoR_acc</text:p>
      <text:p text:style-name="Preformatted_20_Text">data/structure/timestep_info/00226/mb_FoR_pos</text:p>
      <text:p text:style-name="Preformatted_20_Text">data/structure/timestep_info/00226/mb_FoR_vel</text:p>
      <text:p text:style-name="Preformatted_20_Text">data/structure/timestep_info/00226/mb_dict</text:p>
      <text:p text:style-name="Preformatted_20_Text">data/structure/timestep_info/00226/mb_dquatdt</text:p>
      <text:p text:style-name="Preformatted_20_Text">data/structure/timestep_info/00226/mb_quat</text:p>
      <text:p text:style-name="Preformatted_20_Text">data/structure/timestep_info/00226/num_elem</text:p>
      <text:p text:style-name="Preformatted_20_Text">data/structure/timestep_info/00226/num_node</text:p>
      <text:p text:style-name="Preformatted_20_Text">data/structure/timestep_info/00226/num_node_elem</text:p>
      <text:p text:style-name="Preformatted_20_Text">data/structure/timestep_info/00226/pos</text:p>
      <text:p text:style-name="Preformatted_20_Text">data/structure/timestep_info/00226/pos_ddot</text:p>
      <text:p text:style-name="Preformatted_20_Text">data/structure/timestep_info/00226/pos_dot</text:p>
      <text:p text:style-name="Preformatted_20_Text">data/structure/timestep_info/00226/postproc_cell/_read_as</text:p>
      <text:p text:style-name="Preformatted_20_Text">data/structure/timestep_info/00226/postproc_cell/coords_a</text:p>
      <text:p text:style-name="Preformatted_20_Text">data/structure/timestep_info/00226/postproc_cell/loads</text:p>
      <text:p text:style-name="Preformatted_20_Text">data/structure/timestep_info/00226/postproc_cell/strain</text:p>
      <text:p text:style-name="Preformatted_20_Text">data/structure/timestep_info/00226/postproc_node/_read_as</text:p>
      <text:p text:style-name="Preformatted_20_Text">data/structure/timestep_info/00226/postproc_node/aero_steady_forces</text:p>
      <text:p text:style-name="Preformatted_20_Text">data/structure/timestep_info/00226/postproc_node/aero_unsteady_forces</text:p>
      <text:p text:style-name="Preformatted_20_Text">data/structure/timestep_info/00226/psi</text:p>
      <text:p text:style-name="Preformatted_20_Text">data/structure/timestep_info/00226/psi_ddot</text:p>
      <text:p text:style-name="Preformatted_20_Text">data/structure/timestep_info/00226/psi_dot</text:p>
      <text:p text:style-name="Preformatted_20_Text">data/structure/timestep_info/00226/psi_dot_local</text:p>
      <text:p text:style-name="Preformatted_20_Text">data/structure/timestep_info/00226/psi_local</text:p>
      <text:p text:style-name="Preformatted_20_Text">data/structure/timestep_info/00226/q</text:p>
      <text:p text:style-name="Preformatted_20_Text">data/structure/timestep_info/00226/quat</text:p>
      <text:p text:style-name="Preformatted_20_Text">data/structure/timestep_info/00226/runtime_steady_forces</text:p>
      <text:p text:style-name="Preformatted_20_Text">data/structure/timestep_info/00226/runtime_unsteady_forces</text:p>
      <text:p text:style-name="Preformatted_20_Text">data/structure/timestep_info/00226/steady_applied_forces</text:p>
      <text:p text:style-name="Preformatted_20_Text">data/structure/timestep_info/00226/total_forces</text:p>
      <text:p text:style-name="Preformatted_20_Text">data/structure/timestep_info/00226/total_gravity_forces</text:p>
      <text:p text:style-name="Preformatted_20_Text">data/structure/timestep_info/00226/unsteady_applied_forces</text:p>
      <text:p text:style-name="Preformatted_20_Text">data/structure/timestep_info/00227/_read_as</text:p>
      <text:p text:style-name="Preformatted_20_Text">data/structure/timestep_info/00227/dqddt</text:p>
      <text:p text:style-name="Preformatted_20_Text">data/structure/timestep_info/00227/dqdt</text:p>
      <text:p text:style-name="Preformatted_20_Text">data/structure/timestep_info/00227/for_acc</text:p>
      <text:p text:style-name="Preformatted_20_Text">data/structure/timestep_info/00227/for_pos</text:p>
      <text:p text:style-name="Preformatted_20_Text">data/structure/timestep_info/00227/for_vel</text:p>
      <text:p text:style-name="Preformatted_20_Text">data/structure/timestep_info/00227/forces_constraints_FoR</text:p>
      <text:p text:style-name="Preformatted_20_Text">data/structure/timestep_info/00227/forces_constraints_nodes</text:p>
      <text:p text:style-name="Preformatted_20_Text">data/structure/timestep_info/00227/gravity_forces</text:p>
      <text:p text:style-name="Preformatted_20_Text">data/structure/timestep_info/00227/in_global_AFoR</text:p>
      <text:p text:style-name="Preformatted_20_Text">data/structure/timestep_info/00227/mb_FoR_acc</text:p>
      <text:p text:style-name="Preformatted_20_Text">data/structure/timestep_info/00227/mb_FoR_pos</text:p>
      <text:p text:style-name="Preformatted_20_Text">data/structure/timestep_info/00227/mb_FoR_vel</text:p>
      <text:p text:style-name="Preformatted_20_Text"><text:soft-page-break/>data/structure/timestep_info/00227/mb_dict</text:p>
      <text:p text:style-name="Preformatted_20_Text">data/structure/timestep_info/00227/mb_dquatdt</text:p>
      <text:p text:style-name="Preformatted_20_Text">data/structure/timestep_info/00227/mb_quat</text:p>
      <text:p text:style-name="Preformatted_20_Text">data/structure/timestep_info/00227/num_elem</text:p>
      <text:p text:style-name="Preformatted_20_Text">data/structure/timestep_info/00227/num_node</text:p>
      <text:p text:style-name="Preformatted_20_Text">data/structure/timestep_info/00227/num_node_elem</text:p>
      <text:p text:style-name="Preformatted_20_Text">data/structure/timestep_info/00227/pos</text:p>
      <text:p text:style-name="Preformatted_20_Text">data/structure/timestep_info/00227/pos_ddot</text:p>
      <text:p text:style-name="Preformatted_20_Text">data/structure/timestep_info/00227/pos_dot</text:p>
      <text:p text:style-name="Preformatted_20_Text">data/structure/timestep_info/00227/postproc_cell/_read_as</text:p>
      <text:p text:style-name="Preformatted_20_Text">data/structure/timestep_info/00227/postproc_cell/coords_a</text:p>
      <text:p text:style-name="Preformatted_20_Text">data/structure/timestep_info/00227/postproc_cell/loads</text:p>
      <text:p text:style-name="Preformatted_20_Text">data/structure/timestep_info/00227/postproc_cell/strain</text:p>
      <text:p text:style-name="Preformatted_20_Text">data/structure/timestep_info/00227/postproc_node/_read_as</text:p>
      <text:p text:style-name="Preformatted_20_Text">data/structure/timestep_info/00227/postproc_node/aero_steady_forces</text:p>
      <text:p text:style-name="Preformatted_20_Text">data/structure/timestep_info/00227/postproc_node/aero_unsteady_forces</text:p>
      <text:p text:style-name="Preformatted_20_Text">data/structure/timestep_info/00227/psi</text:p>
      <text:p text:style-name="Preformatted_20_Text">data/structure/timestep_info/00227/psi_ddot</text:p>
      <text:p text:style-name="Preformatted_20_Text">data/structure/timestep_info/00227/psi_dot</text:p>
      <text:p text:style-name="Preformatted_20_Text">data/structure/timestep_info/00227/psi_dot_local</text:p>
      <text:p text:style-name="Preformatted_20_Text">data/structure/timestep_info/00227/psi_local</text:p>
      <text:p text:style-name="Preformatted_20_Text">data/structure/timestep_info/00227/q</text:p>
      <text:p text:style-name="Preformatted_20_Text">data/structure/timestep_info/00227/quat</text:p>
      <text:p text:style-name="Preformatted_20_Text">data/structure/timestep_info/00227/runtime_steady_forces</text:p>
      <text:p text:style-name="Preformatted_20_Text">data/structure/timestep_info/00227/runtime_unsteady_forces</text:p>
      <text:p text:style-name="Preformatted_20_Text">data/structure/timestep_info/00227/steady_applied_forces</text:p>
      <text:p text:style-name="Preformatted_20_Text">data/structure/timestep_info/00227/total_forces</text:p>
      <text:p text:style-name="Preformatted_20_Text">data/structure/timestep_info/00227/total_gravity_forces</text:p>
      <text:p text:style-name="Preformatted_20_Text">data/structure/timestep_info/00227/unsteady_applied_forces</text:p>
      <text:p text:style-name="Preformatted_20_Text">data/structure/timestep_info/00228/_read_as</text:p>
      <text:p text:style-name="Preformatted_20_Text">data/structure/timestep_info/00228/dqddt</text:p>
      <text:p text:style-name="Preformatted_20_Text">data/structure/timestep_info/00228/dqdt</text:p>
      <text:p text:style-name="Preformatted_20_Text">data/structure/timestep_info/00228/for_acc</text:p>
      <text:p text:style-name="Preformatted_20_Text">data/structure/timestep_info/00228/for_pos</text:p>
      <text:p text:style-name="Preformatted_20_Text">data/structure/timestep_info/00228/for_vel</text:p>
      <text:p text:style-name="Preformatted_20_Text">data/structure/timestep_info/00228/forces_constraints_FoR</text:p>
      <text:p text:style-name="Preformatted_20_Text">data/structure/timestep_info/00228/forces_constraints_nodes</text:p>
      <text:p text:style-name="Preformatted_20_Text">data/structure/timestep_info/00228/gravity_forces</text:p>
      <text:p text:style-name="Preformatted_20_Text">data/structure/timestep_info/00228/in_global_AFoR</text:p>
      <text:p text:style-name="Preformatted_20_Text">data/structure/timestep_info/00228/mb_FoR_acc</text:p>
      <text:p text:style-name="Preformatted_20_Text">data/structure/timestep_info/00228/mb_FoR_pos</text:p>
      <text:p text:style-name="Preformatted_20_Text">data/structure/timestep_info/00228/mb_FoR_vel</text:p>
      <text:p text:style-name="Preformatted_20_Text">data/structure/timestep_info/00228/mb_dict</text:p>
      <text:p text:style-name="Preformatted_20_Text">data/structure/timestep_info/00228/mb_dquatdt</text:p>
      <text:p text:style-name="Preformatted_20_Text">data/structure/timestep_info/00228/mb_quat</text:p>
      <text:p text:style-name="Preformatted_20_Text">data/structure/timestep_info/00228/num_elem</text:p>
      <text:p text:style-name="Preformatted_20_Text">data/structure/timestep_info/00228/num_node</text:p>
      <text:p text:style-name="Preformatted_20_Text">data/structure/timestep_info/00228/num_node_elem</text:p>
      <text:p text:style-name="Preformatted_20_Text">data/structure/timestep_info/00228/pos</text:p>
      <text:p text:style-name="Preformatted_20_Text">data/structure/timestep_info/00228/pos_ddot</text:p>
      <text:p text:style-name="Preformatted_20_Text">data/structure/timestep_info/00228/pos_dot</text:p>
      <text:p text:style-name="Preformatted_20_Text">data/structure/timestep_info/00228/postproc_cell/_read_as</text:p>
      <text:p text:style-name="Preformatted_20_Text">data/structure/timestep_info/00228/postproc_cell/coords_a</text:p>
      <text:p text:style-name="Preformatted_20_Text">data/structure/timestep_info/00228/postproc_cell/loads</text:p>
      <text:p text:style-name="Preformatted_20_Text">data/structure/timestep_info/00228/postproc_cell/strain</text:p>
      <text:p text:style-name="Preformatted_20_Text">data/structure/timestep_info/00228/postproc_node/_read_as</text:p>
      <text:p text:style-name="Preformatted_20_Text">data/structure/timestep_info/00228/postproc_node/aero_steady_forces</text:p>
      <text:p text:style-name="Preformatted_20_Text">data/structure/timestep_info/00228/postproc_node/aero_unsteady_forces</text:p>
      <text:p text:style-name="Preformatted_20_Text">data/structure/timestep_info/00228/psi</text:p>
      <text:p text:style-name="Preformatted_20_Text">data/structure/timestep_info/00228/psi_ddot</text:p>
      <text:p text:style-name="Preformatted_20_Text">data/structure/timestep_info/00228/psi_dot</text:p>
      <text:p text:style-name="Preformatted_20_Text">data/structure/timestep_info/00228/psi_dot_local</text:p>
      <text:p text:style-name="Preformatted_20_Text">data/structure/timestep_info/00228/psi_local</text:p>
      <text:p text:style-name="Preformatted_20_Text">data/structure/timestep_info/00228/q</text:p>
      <text:p text:style-name="Preformatted_20_Text"><text:soft-page-break/>data/structure/timestep_info/00228/quat</text:p>
      <text:p text:style-name="Preformatted_20_Text">data/structure/timestep_info/00228/runtime_steady_forces</text:p>
      <text:p text:style-name="Preformatted_20_Text">data/structure/timestep_info/00228/runtime_unsteady_forces</text:p>
      <text:p text:style-name="Preformatted_20_Text">data/structure/timestep_info/00228/steady_applied_forces</text:p>
      <text:p text:style-name="Preformatted_20_Text">data/structure/timestep_info/00228/total_forces</text:p>
      <text:p text:style-name="Preformatted_20_Text">data/structure/timestep_info/00228/total_gravity_forces</text:p>
      <text:p text:style-name="Preformatted_20_Text">data/structure/timestep_info/00228/unsteady_applied_forces</text:p>
      <text:p text:style-name="Preformatted_20_Text">data/structure/timestep_info/00229/_read_as</text:p>
      <text:p text:style-name="Preformatted_20_Text">data/structure/timestep_info/00229/dqddt</text:p>
      <text:p text:style-name="Preformatted_20_Text">data/structure/timestep_info/00229/dqdt</text:p>
      <text:p text:style-name="Preformatted_20_Text">data/structure/timestep_info/00229/for_acc</text:p>
      <text:p text:style-name="Preformatted_20_Text">data/structure/timestep_info/00229/for_pos</text:p>
      <text:p text:style-name="Preformatted_20_Text">data/structure/timestep_info/00229/for_vel</text:p>
      <text:p text:style-name="Preformatted_20_Text">data/structure/timestep_info/00229/forces_constraints_FoR</text:p>
      <text:p text:style-name="Preformatted_20_Text">data/structure/timestep_info/00229/forces_constraints_nodes</text:p>
      <text:p text:style-name="Preformatted_20_Text">data/structure/timestep_info/00229/gravity_forces</text:p>
      <text:p text:style-name="Preformatted_20_Text">data/structure/timestep_info/00229/in_global_AFoR</text:p>
      <text:p text:style-name="Preformatted_20_Text">data/structure/timestep_info/00229/mb_FoR_acc</text:p>
      <text:p text:style-name="Preformatted_20_Text">data/structure/timestep_info/00229/mb_FoR_pos</text:p>
      <text:p text:style-name="Preformatted_20_Text">data/structure/timestep_info/00229/mb_FoR_vel</text:p>
      <text:p text:style-name="Preformatted_20_Text">data/structure/timestep_info/00229/mb_dict</text:p>
      <text:p text:style-name="Preformatted_20_Text">data/structure/timestep_info/00229/mb_dquatdt</text:p>
      <text:p text:style-name="Preformatted_20_Text">data/structure/timestep_info/00229/mb_quat</text:p>
      <text:p text:style-name="Preformatted_20_Text">data/structure/timestep_info/00229/num_elem</text:p>
      <text:p text:style-name="Preformatted_20_Text">data/structure/timestep_info/00229/num_node</text:p>
      <text:p text:style-name="Preformatted_20_Text">data/structure/timestep_info/00229/num_node_elem</text:p>
      <text:p text:style-name="Preformatted_20_Text">data/structure/timestep_info/00229/pos</text:p>
      <text:p text:style-name="Preformatted_20_Text">data/structure/timestep_info/00229/pos_ddot</text:p>
      <text:p text:style-name="Preformatted_20_Text">data/structure/timestep_info/00229/pos_dot</text:p>
      <text:p text:style-name="Preformatted_20_Text">data/structure/timestep_info/00229/postproc_cell/_read_as</text:p>
      <text:p text:style-name="Preformatted_20_Text">data/structure/timestep_info/00229/postproc_cell/coords_a</text:p>
      <text:p text:style-name="Preformatted_20_Text">data/structure/timestep_info/00229/postproc_cell/loads</text:p>
      <text:p text:style-name="Preformatted_20_Text">data/structure/timestep_info/00229/postproc_cell/strain</text:p>
      <text:p text:style-name="Preformatted_20_Text">data/structure/timestep_info/00229/postproc_node/_read_as</text:p>
      <text:p text:style-name="Preformatted_20_Text">data/structure/timestep_info/00229/postproc_node/aero_steady_forces</text:p>
      <text:p text:style-name="Preformatted_20_Text">data/structure/timestep_info/00229/postproc_node/aero_unsteady_forces</text:p>
      <text:p text:style-name="Preformatted_20_Text">data/structure/timestep_info/00229/psi</text:p>
      <text:p text:style-name="Preformatted_20_Text">data/structure/timestep_info/00229/psi_ddot</text:p>
      <text:p text:style-name="Preformatted_20_Text">data/structure/timestep_info/00229/psi_dot</text:p>
      <text:p text:style-name="Preformatted_20_Text">data/structure/timestep_info/00229/psi_dot_local</text:p>
      <text:p text:style-name="Preformatted_20_Text">data/structure/timestep_info/00229/psi_local</text:p>
      <text:p text:style-name="Preformatted_20_Text">data/structure/timestep_info/00229/q</text:p>
      <text:p text:style-name="Preformatted_20_Text">data/structure/timestep_info/00229/quat</text:p>
      <text:p text:style-name="Preformatted_20_Text">data/structure/timestep_info/00229/runtime_steady_forces</text:p>
      <text:p text:style-name="Preformatted_20_Text">data/structure/timestep_info/00229/runtime_unsteady_forces</text:p>
      <text:p text:style-name="Preformatted_20_Text">data/structure/timestep_info/00229/steady_applied_forces</text:p>
      <text:p text:style-name="Preformatted_20_Text">data/structure/timestep_info/00229/total_forces</text:p>
      <text:p text:style-name="Preformatted_20_Text">data/structure/timestep_info/00229/total_gravity_forces</text:p>
      <text:p text:style-name="Preformatted_20_Text">data/structure/timestep_info/00229/unsteady_applied_forces</text:p>
      <text:p text:style-name="Preformatted_20_Text">data/structure/timestep_info/00230/_read_as</text:p>
      <text:p text:style-name="Preformatted_20_Text">data/structure/timestep_info/00230/dqddt</text:p>
      <text:p text:style-name="Preformatted_20_Text">data/structure/timestep_info/00230/dqdt</text:p>
      <text:p text:style-name="Preformatted_20_Text">data/structure/timestep_info/00230/for_acc</text:p>
      <text:p text:style-name="Preformatted_20_Text">data/structure/timestep_info/00230/for_pos</text:p>
      <text:p text:style-name="Preformatted_20_Text">data/structure/timestep_info/00230/for_vel</text:p>
      <text:p text:style-name="Preformatted_20_Text">data/structure/timestep_info/00230/forces_constraints_FoR</text:p>
      <text:p text:style-name="Preformatted_20_Text">data/structure/timestep_info/00230/forces_constraints_nodes</text:p>
      <text:p text:style-name="Preformatted_20_Text">data/structure/timestep_info/00230/gravity_forces</text:p>
      <text:p text:style-name="Preformatted_20_Text">data/structure/timestep_info/00230/in_global_AFoR</text:p>
      <text:p text:style-name="Preformatted_20_Text">data/structure/timestep_info/00230/mb_FoR_acc</text:p>
      <text:p text:style-name="Preformatted_20_Text">data/structure/timestep_info/00230/mb_FoR_pos</text:p>
      <text:p text:style-name="Preformatted_20_Text">data/structure/timestep_info/00230/mb_FoR_vel</text:p>
      <text:p text:style-name="Preformatted_20_Text">data/structure/timestep_info/00230/mb_dict</text:p>
      <text:p text:style-name="Preformatted_20_Text">data/structure/timestep_info/00230/mb_dquatdt</text:p>
      <text:p text:style-name="Preformatted_20_Text"><text:soft-page-break/>data/structure/timestep_info/00230/mb_quat</text:p>
      <text:p text:style-name="Preformatted_20_Text">data/structure/timestep_info/00230/num_elem</text:p>
      <text:p text:style-name="Preformatted_20_Text">data/structure/timestep_info/00230/num_node</text:p>
      <text:p text:style-name="Preformatted_20_Text">data/structure/timestep_info/00230/num_node_elem</text:p>
      <text:p text:style-name="Preformatted_20_Text">data/structure/timestep_info/00230/pos</text:p>
      <text:p text:style-name="Preformatted_20_Text">data/structure/timestep_info/00230/pos_ddot</text:p>
      <text:p text:style-name="Preformatted_20_Text">data/structure/timestep_info/00230/pos_dot</text:p>
      <text:p text:style-name="Preformatted_20_Text">data/structure/timestep_info/00230/postproc_cell/_read_as</text:p>
      <text:p text:style-name="Preformatted_20_Text">data/structure/timestep_info/00230/postproc_cell/coords_a</text:p>
      <text:p text:style-name="Preformatted_20_Text">data/structure/timestep_info/00230/postproc_cell/loads</text:p>
      <text:p text:style-name="Preformatted_20_Text">data/structure/timestep_info/00230/postproc_cell/strain</text:p>
      <text:p text:style-name="Preformatted_20_Text">data/structure/timestep_info/00230/postproc_node/_read_as</text:p>
      <text:p text:style-name="Preformatted_20_Text">data/structure/timestep_info/00230/postproc_node/aero_steady_forces</text:p>
      <text:p text:style-name="Preformatted_20_Text">data/structure/timestep_info/00230/postproc_node/aero_unsteady_forces</text:p>
      <text:p text:style-name="Preformatted_20_Text">data/structure/timestep_info/00230/psi</text:p>
      <text:p text:style-name="Preformatted_20_Text">data/structure/timestep_info/00230/psi_ddot</text:p>
      <text:p text:style-name="Preformatted_20_Text">data/structure/timestep_info/00230/psi_dot</text:p>
      <text:p text:style-name="Preformatted_20_Text">data/structure/timestep_info/00230/psi_dot_local</text:p>
      <text:p text:style-name="Preformatted_20_Text">data/structure/timestep_info/00230/psi_local</text:p>
      <text:p text:style-name="Preformatted_20_Text">data/structure/timestep_info/00230/q</text:p>
      <text:p text:style-name="Preformatted_20_Text">data/structure/timestep_info/00230/quat</text:p>
      <text:p text:style-name="Preformatted_20_Text">data/structure/timestep_info/00230/runtime_steady_forces</text:p>
      <text:p text:style-name="Preformatted_20_Text">data/structure/timestep_info/00230/runtime_unsteady_forces</text:p>
      <text:p text:style-name="Preformatted_20_Text">data/structure/timestep_info/00230/steady_applied_forces</text:p>
      <text:p text:style-name="Preformatted_20_Text">data/structure/timestep_info/00230/total_forces</text:p>
      <text:p text:style-name="Preformatted_20_Text">data/structure/timestep_info/00230/total_gravity_forces</text:p>
      <text:p text:style-name="Preformatted_20_Text">data/structure/timestep_info/00230/unsteady_applied_forces</text:p>
      <text:p text:style-name="Preformatted_20_Text">data/structure/timestep_info/00231/_read_as</text:p>
      <text:p text:style-name="Preformatted_20_Text">data/structure/timestep_info/00231/dqddt</text:p>
      <text:p text:style-name="Preformatted_20_Text">data/structure/timestep_info/00231/dqdt</text:p>
      <text:p text:style-name="Preformatted_20_Text">data/structure/timestep_info/00231/for_acc</text:p>
      <text:p text:style-name="Preformatted_20_Text">data/structure/timestep_info/00231/for_pos</text:p>
      <text:p text:style-name="Preformatted_20_Text">data/structure/timestep_info/00231/for_vel</text:p>
      <text:p text:style-name="Preformatted_20_Text">data/structure/timestep_info/00231/forces_constraints_FoR</text:p>
      <text:p text:style-name="Preformatted_20_Text">data/structure/timestep_info/00231/forces_constraints_nodes</text:p>
      <text:p text:style-name="Preformatted_20_Text">data/structure/timestep_info/00231/gravity_forces</text:p>
      <text:p text:style-name="Preformatted_20_Text">data/structure/timestep_info/00231/in_global_AFoR</text:p>
      <text:p text:style-name="Preformatted_20_Text">data/structure/timestep_info/00231/mb_FoR_acc</text:p>
      <text:p text:style-name="Preformatted_20_Text">data/structure/timestep_info/00231/mb_FoR_pos</text:p>
      <text:p text:style-name="Preformatted_20_Text">data/structure/timestep_info/00231/mb_FoR_vel</text:p>
      <text:p text:style-name="Preformatted_20_Text">data/structure/timestep_info/00231/mb_dict</text:p>
      <text:p text:style-name="Preformatted_20_Text">data/structure/timestep_info/00231/mb_dquatdt</text:p>
      <text:p text:style-name="Preformatted_20_Text">data/structure/timestep_info/00231/mb_quat</text:p>
      <text:p text:style-name="Preformatted_20_Text">data/structure/timestep_info/00231/num_elem</text:p>
      <text:p text:style-name="Preformatted_20_Text">data/structure/timestep_info/00231/num_node</text:p>
      <text:p text:style-name="Preformatted_20_Text">data/structure/timestep_info/00231/num_node_elem</text:p>
      <text:p text:style-name="Preformatted_20_Text">data/structure/timestep_info/00231/pos</text:p>
      <text:p text:style-name="Preformatted_20_Text">data/structure/timestep_info/00231/pos_ddot</text:p>
      <text:p text:style-name="Preformatted_20_Text">data/structure/timestep_info/00231/pos_dot</text:p>
      <text:p text:style-name="Preformatted_20_Text">data/structure/timestep_info/00231/postproc_cell/_read_as</text:p>
      <text:p text:style-name="Preformatted_20_Text">data/structure/timestep_info/00231/postproc_cell/coords_a</text:p>
      <text:p text:style-name="Preformatted_20_Text">data/structure/timestep_info/00231/postproc_cell/loads</text:p>
      <text:p text:style-name="Preformatted_20_Text">data/structure/timestep_info/00231/postproc_cell/strain</text:p>
      <text:p text:style-name="Preformatted_20_Text">data/structure/timestep_info/00231/postproc_node/_read_as</text:p>
      <text:p text:style-name="Preformatted_20_Text">data/structure/timestep_info/00231/postproc_node/aero_steady_forces</text:p>
      <text:p text:style-name="Preformatted_20_Text">data/structure/timestep_info/00231/postproc_node/aero_unsteady_forces</text:p>
      <text:p text:style-name="Preformatted_20_Text">data/structure/timestep_info/00231/psi</text:p>
      <text:p text:style-name="Preformatted_20_Text">data/structure/timestep_info/00231/psi_ddot</text:p>
      <text:p text:style-name="Preformatted_20_Text">data/structure/timestep_info/00231/psi_dot</text:p>
      <text:p text:style-name="Preformatted_20_Text">data/structure/timestep_info/00231/psi_dot_local</text:p>
      <text:p text:style-name="Preformatted_20_Text">data/structure/timestep_info/00231/psi_local</text:p>
      <text:p text:style-name="Preformatted_20_Text">data/structure/timestep_info/00231/q</text:p>
      <text:p text:style-name="Preformatted_20_Text">data/structure/timestep_info/00231/quat</text:p>
      <text:p text:style-name="Preformatted_20_Text">data/structure/timestep_info/00231/runtime_steady_forces</text:p>
      <text:p text:style-name="Preformatted_20_Text"><text:soft-page-break/>data/structure/timestep_info/00231/runtime_unsteady_forces</text:p>
      <text:p text:style-name="Preformatted_20_Text">data/structure/timestep_info/00231/steady_applied_forces</text:p>
      <text:p text:style-name="Preformatted_20_Text">data/structure/timestep_info/00231/total_forces</text:p>
      <text:p text:style-name="Preformatted_20_Text">data/structure/timestep_info/00231/total_gravity_forces</text:p>
      <text:p text:style-name="Preformatted_20_Text">data/structure/timestep_info/00231/unsteady_applied_forces</text:p>
      <text:p text:style-name="Preformatted_20_Text">data/structure/timestep_info/00232/_read_as</text:p>
      <text:p text:style-name="Preformatted_20_Text">data/structure/timestep_info/00232/dqddt</text:p>
      <text:p text:style-name="Preformatted_20_Text">data/structure/timestep_info/00232/dqdt</text:p>
      <text:p text:style-name="Preformatted_20_Text">data/structure/timestep_info/00232/for_acc</text:p>
      <text:p text:style-name="Preformatted_20_Text">data/structure/timestep_info/00232/for_pos</text:p>
      <text:p text:style-name="Preformatted_20_Text">data/structure/timestep_info/00232/for_vel</text:p>
      <text:p text:style-name="Preformatted_20_Text">data/structure/timestep_info/00232/forces_constraints_FoR</text:p>
      <text:p text:style-name="Preformatted_20_Text">data/structure/timestep_info/00232/forces_constraints_nodes</text:p>
      <text:p text:style-name="Preformatted_20_Text">data/structure/timestep_info/00232/gravity_forces</text:p>
      <text:p text:style-name="Preformatted_20_Text">data/structure/timestep_info/00232/in_global_AFoR</text:p>
      <text:p text:style-name="Preformatted_20_Text">data/structure/timestep_info/00232/mb_FoR_acc</text:p>
      <text:p text:style-name="Preformatted_20_Text">data/structure/timestep_info/00232/mb_FoR_pos</text:p>
      <text:p text:style-name="Preformatted_20_Text">data/structure/timestep_info/00232/mb_FoR_vel</text:p>
      <text:p text:style-name="Preformatted_20_Text">data/structure/timestep_info/00232/mb_dict</text:p>
      <text:p text:style-name="Preformatted_20_Text">data/structure/timestep_info/00232/mb_dquatdt</text:p>
      <text:p text:style-name="Preformatted_20_Text">data/structure/timestep_info/00232/mb_quat</text:p>
      <text:p text:style-name="Preformatted_20_Text">data/structure/timestep_info/00232/num_elem</text:p>
      <text:p text:style-name="Preformatted_20_Text">data/structure/timestep_info/00232/num_node</text:p>
      <text:p text:style-name="Preformatted_20_Text">data/structure/timestep_info/00232/num_node_elem</text:p>
      <text:p text:style-name="Preformatted_20_Text">data/structure/timestep_info/00232/pos</text:p>
      <text:p text:style-name="Preformatted_20_Text">data/structure/timestep_info/00232/pos_ddot</text:p>
      <text:p text:style-name="Preformatted_20_Text">data/structure/timestep_info/00232/pos_dot</text:p>
      <text:p text:style-name="Preformatted_20_Text">data/structure/timestep_info/00232/postproc_cell/_read_as</text:p>
      <text:p text:style-name="Preformatted_20_Text">data/structure/timestep_info/00232/postproc_cell/coords_a</text:p>
      <text:p text:style-name="Preformatted_20_Text">data/structure/timestep_info/00232/postproc_cell/loads</text:p>
      <text:p text:style-name="Preformatted_20_Text">data/structure/timestep_info/00232/postproc_cell/strain</text:p>
      <text:p text:style-name="Preformatted_20_Text">data/structure/timestep_info/00232/postproc_node/_read_as</text:p>
      <text:p text:style-name="Preformatted_20_Text">data/structure/timestep_info/00232/postproc_node/aero_steady_forces</text:p>
      <text:p text:style-name="Preformatted_20_Text">data/structure/timestep_info/00232/postproc_node/aero_unsteady_forces</text:p>
      <text:p text:style-name="Preformatted_20_Text">data/structure/timestep_info/00232/psi</text:p>
      <text:p text:style-name="Preformatted_20_Text">data/structure/timestep_info/00232/psi_ddot</text:p>
      <text:p text:style-name="Preformatted_20_Text">data/structure/timestep_info/00232/psi_dot</text:p>
      <text:p text:style-name="Preformatted_20_Text">data/structure/timestep_info/00232/psi_dot_local</text:p>
      <text:p text:style-name="Preformatted_20_Text">data/structure/timestep_info/00232/psi_local</text:p>
      <text:p text:style-name="Preformatted_20_Text">data/structure/timestep_info/00232/q</text:p>
      <text:p text:style-name="Preformatted_20_Text">data/structure/timestep_info/00232/quat</text:p>
      <text:p text:style-name="Preformatted_20_Text">data/structure/timestep_info/00232/runtime_steady_forces</text:p>
      <text:p text:style-name="Preformatted_20_Text">data/structure/timestep_info/00232/runtime_unsteady_forces</text:p>
      <text:p text:style-name="Preformatted_20_Text">data/structure/timestep_info/00232/steady_applied_forces</text:p>
      <text:p text:style-name="Preformatted_20_Text">data/structure/timestep_info/00232/total_forces</text:p>
      <text:p text:style-name="Preformatted_20_Text">data/structure/timestep_info/00232/total_gravity_forces</text:p>
      <text:p text:style-name="Preformatted_20_Text">data/structure/timestep_info/00232/unsteady_applied_forces</text:p>
      <text:p text:style-name="Preformatted_20_Text">data/structure/timestep_info/00233/_read_as</text:p>
      <text:p text:style-name="Preformatted_20_Text">data/structure/timestep_info/00233/dqddt</text:p>
      <text:p text:style-name="Preformatted_20_Text">data/structure/timestep_info/00233/dqdt</text:p>
      <text:p text:style-name="Preformatted_20_Text">data/structure/timestep_info/00233/for_acc</text:p>
      <text:p text:style-name="Preformatted_20_Text">data/structure/timestep_info/00233/for_pos</text:p>
      <text:p text:style-name="Preformatted_20_Text">data/structure/timestep_info/00233/for_vel</text:p>
      <text:p text:style-name="Preformatted_20_Text">data/structure/timestep_info/00233/forces_constraints_FoR</text:p>
      <text:p text:style-name="Preformatted_20_Text">data/structure/timestep_info/00233/forces_constraints_nodes</text:p>
      <text:p text:style-name="Preformatted_20_Text">data/structure/timestep_info/00233/gravity_forces</text:p>
      <text:p text:style-name="Preformatted_20_Text">data/structure/timestep_info/00233/in_global_AFoR</text:p>
      <text:p text:style-name="Preformatted_20_Text">data/structure/timestep_info/00233/mb_FoR_acc</text:p>
      <text:p text:style-name="Preformatted_20_Text">data/structure/timestep_info/00233/mb_FoR_pos</text:p>
      <text:p text:style-name="Preformatted_20_Text">data/structure/timestep_info/00233/mb_FoR_vel</text:p>
      <text:p text:style-name="Preformatted_20_Text">data/structure/timestep_info/00233/mb_dict</text:p>
      <text:p text:style-name="Preformatted_20_Text">data/structure/timestep_info/00233/mb_dquatdt</text:p>
      <text:p text:style-name="Preformatted_20_Text">data/structure/timestep_info/00233/mb_quat</text:p>
      <text:p text:style-name="Preformatted_20_Text">data/structure/timestep_info/00233/num_elem</text:p>
      <text:p text:style-name="Preformatted_20_Text"><text:soft-page-break/>data/structure/timestep_info/00233/num_node</text:p>
      <text:p text:style-name="Preformatted_20_Text">data/structure/timestep_info/00233/num_node_elem</text:p>
      <text:p text:style-name="Preformatted_20_Text">data/structure/timestep_info/00233/pos</text:p>
      <text:p text:style-name="Preformatted_20_Text">data/structure/timestep_info/00233/pos_ddot</text:p>
      <text:p text:style-name="Preformatted_20_Text">data/structure/timestep_info/00233/pos_dot</text:p>
      <text:p text:style-name="Preformatted_20_Text">data/structure/timestep_info/00233/postproc_cell/_read_as</text:p>
      <text:p text:style-name="Preformatted_20_Text">data/structure/timestep_info/00233/postproc_cell/coords_a</text:p>
      <text:p text:style-name="Preformatted_20_Text">data/structure/timestep_info/00233/postproc_cell/loads</text:p>
      <text:p text:style-name="Preformatted_20_Text">data/structure/timestep_info/00233/postproc_cell/strain</text:p>
      <text:p text:style-name="Preformatted_20_Text">data/structure/timestep_info/00233/postproc_node/_read_as</text:p>
      <text:p text:style-name="Preformatted_20_Text">data/structure/timestep_info/00233/postproc_node/aero_steady_forces</text:p>
      <text:p text:style-name="Preformatted_20_Text">data/structure/timestep_info/00233/postproc_node/aero_unsteady_forces</text:p>
      <text:p text:style-name="Preformatted_20_Text">data/structure/timestep_info/00233/psi</text:p>
      <text:p text:style-name="Preformatted_20_Text">data/structure/timestep_info/00233/psi_ddot</text:p>
      <text:p text:style-name="Preformatted_20_Text">data/structure/timestep_info/00233/psi_dot</text:p>
      <text:p text:style-name="Preformatted_20_Text">data/structure/timestep_info/00233/psi_dot_local</text:p>
      <text:p text:style-name="Preformatted_20_Text">data/structure/timestep_info/00233/psi_local</text:p>
      <text:p text:style-name="Preformatted_20_Text">data/structure/timestep_info/00233/q</text:p>
      <text:p text:style-name="Preformatted_20_Text">data/structure/timestep_info/00233/quat</text:p>
      <text:p text:style-name="Preformatted_20_Text">data/structure/timestep_info/00233/runtime_steady_forces</text:p>
      <text:p text:style-name="Preformatted_20_Text">data/structure/timestep_info/00233/runtime_unsteady_forces</text:p>
      <text:p text:style-name="Preformatted_20_Text">data/structure/timestep_info/00233/steady_applied_forces</text:p>
      <text:p text:style-name="Preformatted_20_Text">data/structure/timestep_info/00233/total_forces</text:p>
      <text:p text:style-name="Preformatted_20_Text">data/structure/timestep_info/00233/total_gravity_forces</text:p>
      <text:p text:style-name="Preformatted_20_Text">data/structure/timestep_info/00233/unsteady_applied_forces</text:p>
      <text:p text:style-name="Preformatted_20_Text">data/structure/timestep_info/00234/_read_as</text:p>
      <text:p text:style-name="Preformatted_20_Text">data/structure/timestep_info/00234/dqddt</text:p>
      <text:p text:style-name="Preformatted_20_Text">data/structure/timestep_info/00234/dqdt</text:p>
      <text:p text:style-name="Preformatted_20_Text">data/structure/timestep_info/00234/for_acc</text:p>
      <text:p text:style-name="Preformatted_20_Text">data/structure/timestep_info/00234/for_pos</text:p>
      <text:p text:style-name="Preformatted_20_Text">data/structure/timestep_info/00234/for_vel</text:p>
      <text:p text:style-name="Preformatted_20_Text">data/structure/timestep_info/00234/forces_constraints_FoR</text:p>
      <text:p text:style-name="Preformatted_20_Text">data/structure/timestep_info/00234/forces_constraints_nodes</text:p>
      <text:p text:style-name="Preformatted_20_Text">data/structure/timestep_info/00234/gravity_forces</text:p>
      <text:p text:style-name="Preformatted_20_Text">data/structure/timestep_info/00234/in_global_AFoR</text:p>
      <text:p text:style-name="Preformatted_20_Text">data/structure/timestep_info/00234/mb_FoR_acc</text:p>
      <text:p text:style-name="Preformatted_20_Text">data/structure/timestep_info/00234/mb_FoR_pos</text:p>
      <text:p text:style-name="Preformatted_20_Text">data/structure/timestep_info/00234/mb_FoR_vel</text:p>
      <text:p text:style-name="Preformatted_20_Text">data/structure/timestep_info/00234/mb_dict</text:p>
      <text:p text:style-name="Preformatted_20_Text">data/structure/timestep_info/00234/mb_dquatdt</text:p>
      <text:p text:style-name="Preformatted_20_Text">data/structure/timestep_info/00234/mb_quat</text:p>
      <text:p text:style-name="Preformatted_20_Text">data/structure/timestep_info/00234/num_elem</text:p>
      <text:p text:style-name="Preformatted_20_Text">data/structure/timestep_info/00234/num_node</text:p>
      <text:p text:style-name="Preformatted_20_Text">data/structure/timestep_info/00234/num_node_elem</text:p>
      <text:p text:style-name="Preformatted_20_Text">data/structure/timestep_info/00234/pos</text:p>
      <text:p text:style-name="Preformatted_20_Text">data/structure/timestep_info/00234/pos_ddot</text:p>
      <text:p text:style-name="Preformatted_20_Text">data/structure/timestep_info/00234/pos_dot</text:p>
      <text:p text:style-name="Preformatted_20_Text">data/structure/timestep_info/00234/postproc_cell/_read_as</text:p>
      <text:p text:style-name="Preformatted_20_Text">data/structure/timestep_info/00234/postproc_cell/coords_a</text:p>
      <text:p text:style-name="Preformatted_20_Text">data/structure/timestep_info/00234/postproc_cell/loads</text:p>
      <text:p text:style-name="Preformatted_20_Text">data/structure/timestep_info/00234/postproc_cell/strain</text:p>
      <text:p text:style-name="Preformatted_20_Text">data/structure/timestep_info/00234/postproc_node/_read_as</text:p>
      <text:p text:style-name="Preformatted_20_Text">data/structure/timestep_info/00234/postproc_node/aero_steady_forces</text:p>
      <text:p text:style-name="Preformatted_20_Text">data/structure/timestep_info/00234/postproc_node/aero_unsteady_forces</text:p>
      <text:p text:style-name="Preformatted_20_Text">data/structure/timestep_info/00234/psi</text:p>
      <text:p text:style-name="Preformatted_20_Text">data/structure/timestep_info/00234/psi_ddot</text:p>
      <text:p text:style-name="Preformatted_20_Text">data/structure/timestep_info/00234/psi_dot</text:p>
      <text:p text:style-name="Preformatted_20_Text">data/structure/timestep_info/00234/psi_dot_local</text:p>
      <text:p text:style-name="Preformatted_20_Text">data/structure/timestep_info/00234/psi_local</text:p>
      <text:p text:style-name="Preformatted_20_Text">data/structure/timestep_info/00234/q</text:p>
      <text:p text:style-name="Preformatted_20_Text">data/structure/timestep_info/00234/quat</text:p>
      <text:p text:style-name="Preformatted_20_Text">data/structure/timestep_info/00234/runtime_steady_forces</text:p>
      <text:p text:style-name="Preformatted_20_Text">data/structure/timestep_info/00234/runtime_unsteady_forces</text:p>
      <text:p text:style-name="Preformatted_20_Text">data/structure/timestep_info/00234/steady_applied_forces</text:p>
      <text:p text:style-name="Preformatted_20_Text"><text:soft-page-break/>data/structure/timestep_info/00234/total_forces</text:p>
      <text:p text:style-name="Preformatted_20_Text">data/structure/timestep_info/00234/total_gravity_forces</text:p>
      <text:p text:style-name="Preformatted_20_Text">data/structure/timestep_info/00234/unsteady_applied_forces</text:p>
      <text:p text:style-name="Preformatted_20_Text">data/structure/timestep_info/00235/_read_as</text:p>
      <text:p text:style-name="Preformatted_20_Text">data/structure/timestep_info/00235/dqddt</text:p>
      <text:p text:style-name="Preformatted_20_Text">data/structure/timestep_info/00235/dqdt</text:p>
      <text:p text:style-name="Preformatted_20_Text">data/structure/timestep_info/00235/for_acc</text:p>
      <text:p text:style-name="Preformatted_20_Text">data/structure/timestep_info/00235/for_pos</text:p>
      <text:p text:style-name="Preformatted_20_Text">data/structure/timestep_info/00235/for_vel</text:p>
      <text:p text:style-name="Preformatted_20_Text">data/structure/timestep_info/00235/forces_constraints_FoR</text:p>
      <text:p text:style-name="Preformatted_20_Text">data/structure/timestep_info/00235/forces_constraints_nodes</text:p>
      <text:p text:style-name="Preformatted_20_Text">data/structure/timestep_info/00235/gravity_forces</text:p>
      <text:p text:style-name="Preformatted_20_Text">data/structure/timestep_info/00235/in_global_AFoR</text:p>
      <text:p text:style-name="Preformatted_20_Text">data/structure/timestep_info/00235/mb_FoR_acc</text:p>
      <text:p text:style-name="Preformatted_20_Text">data/structure/timestep_info/00235/mb_FoR_pos</text:p>
      <text:p text:style-name="Preformatted_20_Text">data/structure/timestep_info/00235/mb_FoR_vel</text:p>
      <text:p text:style-name="Preformatted_20_Text">data/structure/timestep_info/00235/mb_dict</text:p>
      <text:p text:style-name="Preformatted_20_Text">data/structure/timestep_info/00235/mb_dquatdt</text:p>
      <text:p text:style-name="Preformatted_20_Text">data/structure/timestep_info/00235/mb_quat</text:p>
      <text:p text:style-name="Preformatted_20_Text">data/structure/timestep_info/00235/num_elem</text:p>
      <text:p text:style-name="Preformatted_20_Text">data/structure/timestep_info/00235/num_node</text:p>
      <text:p text:style-name="Preformatted_20_Text">data/structure/timestep_info/00235/num_node_elem</text:p>
      <text:p text:style-name="Preformatted_20_Text">data/structure/timestep_info/00235/pos</text:p>
      <text:p text:style-name="Preformatted_20_Text">data/structure/timestep_info/00235/pos_ddot</text:p>
      <text:p text:style-name="Preformatted_20_Text">data/structure/timestep_info/00235/pos_dot</text:p>
      <text:p text:style-name="Preformatted_20_Text">data/structure/timestep_info/00235/postproc_cell/_read_as</text:p>
      <text:p text:style-name="Preformatted_20_Text">data/structure/timestep_info/00235/postproc_cell/coords_a</text:p>
      <text:p text:style-name="Preformatted_20_Text">data/structure/timestep_info/00235/postproc_cell/loads</text:p>
      <text:p text:style-name="Preformatted_20_Text">data/structure/timestep_info/00235/postproc_cell/strain</text:p>
      <text:p text:style-name="Preformatted_20_Text">data/structure/timestep_info/00235/postproc_node/_read_as</text:p>
      <text:p text:style-name="Preformatted_20_Text">data/structure/timestep_info/00235/postproc_node/aero_steady_forces</text:p>
      <text:p text:style-name="Preformatted_20_Text">data/structure/timestep_info/00235/postproc_node/aero_unsteady_forces</text:p>
      <text:p text:style-name="Preformatted_20_Text">data/structure/timestep_info/00235/psi</text:p>
      <text:p text:style-name="Preformatted_20_Text">data/structure/timestep_info/00235/psi_ddot</text:p>
      <text:p text:style-name="Preformatted_20_Text">data/structure/timestep_info/00235/psi_dot</text:p>
      <text:p text:style-name="Preformatted_20_Text">data/structure/timestep_info/00235/psi_dot_local</text:p>
      <text:p text:style-name="Preformatted_20_Text">data/structure/timestep_info/00235/psi_local</text:p>
      <text:p text:style-name="Preformatted_20_Text">data/structure/timestep_info/00235/q</text:p>
      <text:p text:style-name="Preformatted_20_Text">data/structure/timestep_info/00235/quat</text:p>
      <text:p text:style-name="Preformatted_20_Text">data/structure/timestep_info/00235/runtime_steady_forces</text:p>
      <text:p text:style-name="Preformatted_20_Text">data/structure/timestep_info/00235/runtime_unsteady_forces</text:p>
      <text:p text:style-name="Preformatted_20_Text">data/structure/timestep_info/00235/steady_applied_forces</text:p>
      <text:p text:style-name="Preformatted_20_Text">data/structure/timestep_info/00235/total_forces</text:p>
      <text:p text:style-name="Preformatted_20_Text">data/structure/timestep_info/00235/total_gravity_forces</text:p>
      <text:p text:style-name="Preformatted_20_Text">data/structure/timestep_info/00235/unsteady_applied_forces</text:p>
      <text:p text:style-name="Preformatted_20_Text">data/structure/timestep_info/00236/_read_as</text:p>
      <text:p text:style-name="Preformatted_20_Text">data/structure/timestep_info/00236/dqddt</text:p>
      <text:p text:style-name="Preformatted_20_Text">data/structure/timestep_info/00236/dqdt</text:p>
      <text:p text:style-name="Preformatted_20_Text">data/structure/timestep_info/00236/for_acc</text:p>
      <text:p text:style-name="Preformatted_20_Text">data/structure/timestep_info/00236/for_pos</text:p>
      <text:p text:style-name="Preformatted_20_Text">data/structure/timestep_info/00236/for_vel</text:p>
      <text:p text:style-name="Preformatted_20_Text">data/structure/timestep_info/00236/forces_constraints_FoR</text:p>
      <text:p text:style-name="Preformatted_20_Text">data/structure/timestep_info/00236/forces_constraints_nodes</text:p>
      <text:p text:style-name="Preformatted_20_Text">data/structure/timestep_info/00236/gravity_forces</text:p>
      <text:p text:style-name="Preformatted_20_Text">data/structure/timestep_info/00236/in_global_AFoR</text:p>
      <text:p text:style-name="Preformatted_20_Text">data/structure/timestep_info/00236/mb_FoR_acc</text:p>
      <text:p text:style-name="Preformatted_20_Text">data/structure/timestep_info/00236/mb_FoR_pos</text:p>
      <text:p text:style-name="Preformatted_20_Text">data/structure/timestep_info/00236/mb_FoR_vel</text:p>
      <text:p text:style-name="Preformatted_20_Text">data/structure/timestep_info/00236/mb_dict</text:p>
      <text:p text:style-name="Preformatted_20_Text">data/structure/timestep_info/00236/mb_dquatdt</text:p>
      <text:p text:style-name="Preformatted_20_Text">data/structure/timestep_info/00236/mb_quat</text:p>
      <text:p text:style-name="Preformatted_20_Text">data/structure/timestep_info/00236/num_elem</text:p>
      <text:p text:style-name="Preformatted_20_Text">data/structure/timestep_info/00236/num_node</text:p>
      <text:p text:style-name="Preformatted_20_Text">data/structure/timestep_info/00236/num_node_elem</text:p>
      <text:p text:style-name="Preformatted_20_Text"><text:soft-page-break/>data/structure/timestep_info/00236/pos</text:p>
      <text:p text:style-name="Preformatted_20_Text">data/structure/timestep_info/00236/pos_ddot</text:p>
      <text:p text:style-name="Preformatted_20_Text">data/structure/timestep_info/00236/pos_dot</text:p>
      <text:p text:style-name="Preformatted_20_Text">data/structure/timestep_info/00236/postproc_cell/_read_as</text:p>
      <text:p text:style-name="Preformatted_20_Text">data/structure/timestep_info/00236/postproc_cell/coords_a</text:p>
      <text:p text:style-name="Preformatted_20_Text">data/structure/timestep_info/00236/postproc_cell/loads</text:p>
      <text:p text:style-name="Preformatted_20_Text">data/structure/timestep_info/00236/postproc_cell/strain</text:p>
      <text:p text:style-name="Preformatted_20_Text">data/structure/timestep_info/00236/postproc_node/_read_as</text:p>
      <text:p text:style-name="Preformatted_20_Text">data/structure/timestep_info/00236/postproc_node/aero_steady_forces</text:p>
      <text:p text:style-name="Preformatted_20_Text">data/structure/timestep_info/00236/postproc_node/aero_unsteady_forces</text:p>
      <text:p text:style-name="Preformatted_20_Text">data/structure/timestep_info/00236/psi</text:p>
      <text:p text:style-name="Preformatted_20_Text">data/structure/timestep_info/00236/psi_ddot</text:p>
      <text:p text:style-name="Preformatted_20_Text">data/structure/timestep_info/00236/psi_dot</text:p>
      <text:p text:style-name="Preformatted_20_Text">data/structure/timestep_info/00236/psi_dot_local</text:p>
      <text:p text:style-name="Preformatted_20_Text">data/structure/timestep_info/00236/psi_local</text:p>
      <text:p text:style-name="Preformatted_20_Text">data/structure/timestep_info/00236/q</text:p>
      <text:p text:style-name="Preformatted_20_Text">data/structure/timestep_info/00236/quat</text:p>
      <text:p text:style-name="Preformatted_20_Text">data/structure/timestep_info/00236/runtime_steady_forces</text:p>
      <text:p text:style-name="Preformatted_20_Text">data/structure/timestep_info/00236/runtime_unsteady_forces</text:p>
      <text:p text:style-name="Preformatted_20_Text">data/structure/timestep_info/00236/steady_applied_forces</text:p>
      <text:p text:style-name="Preformatted_20_Text">data/structure/timestep_info/00236/total_forces</text:p>
      <text:p text:style-name="Preformatted_20_Text">data/structure/timestep_info/00236/total_gravity_forces</text:p>
      <text:p text:style-name="Preformatted_20_Text">data/structure/timestep_info/00236/unsteady_applied_forces</text:p>
      <text:p text:style-name="Preformatted_20_Text">data/structure/timestep_info/00237/_read_as</text:p>
      <text:p text:style-name="Preformatted_20_Text">data/structure/timestep_info/00237/dqddt</text:p>
      <text:p text:style-name="Preformatted_20_Text">data/structure/timestep_info/00237/dqdt</text:p>
      <text:p text:style-name="Preformatted_20_Text">data/structure/timestep_info/00237/for_acc</text:p>
      <text:p text:style-name="Preformatted_20_Text">data/structure/timestep_info/00237/for_pos</text:p>
      <text:p text:style-name="Preformatted_20_Text">data/structure/timestep_info/00237/for_vel</text:p>
      <text:p text:style-name="Preformatted_20_Text">data/structure/timestep_info/00237/forces_constraints_FoR</text:p>
      <text:p text:style-name="Preformatted_20_Text">data/structure/timestep_info/00237/forces_constraints_nodes</text:p>
      <text:p text:style-name="Preformatted_20_Text">data/structure/timestep_info/00237/gravity_forces</text:p>
      <text:p text:style-name="Preformatted_20_Text">data/structure/timestep_info/00237/in_global_AFoR</text:p>
      <text:p text:style-name="Preformatted_20_Text">data/structure/timestep_info/00237/mb_FoR_acc</text:p>
      <text:p text:style-name="Preformatted_20_Text">data/structure/timestep_info/00237/mb_FoR_pos</text:p>
      <text:p text:style-name="Preformatted_20_Text">data/structure/timestep_info/00237/mb_FoR_vel</text:p>
      <text:p text:style-name="Preformatted_20_Text">data/structure/timestep_info/00237/mb_dict</text:p>
      <text:p text:style-name="Preformatted_20_Text">data/structure/timestep_info/00237/mb_dquatdt</text:p>
      <text:p text:style-name="Preformatted_20_Text">data/structure/timestep_info/00237/mb_quat</text:p>
      <text:p text:style-name="Preformatted_20_Text">data/structure/timestep_info/00237/num_elem</text:p>
      <text:p text:style-name="Preformatted_20_Text">data/structure/timestep_info/00237/num_node</text:p>
      <text:p text:style-name="Preformatted_20_Text">data/structure/timestep_info/00237/num_node_elem</text:p>
      <text:p text:style-name="Preformatted_20_Text">data/structure/timestep_info/00237/pos</text:p>
      <text:p text:style-name="Preformatted_20_Text">data/structure/timestep_info/00237/pos_ddot</text:p>
      <text:p text:style-name="Preformatted_20_Text">data/structure/timestep_info/00237/pos_dot</text:p>
      <text:p text:style-name="Preformatted_20_Text">data/structure/timestep_info/00237/postproc_cell/_read_as</text:p>
      <text:p text:style-name="Preformatted_20_Text">data/structure/timestep_info/00237/postproc_cell/coords_a</text:p>
      <text:p text:style-name="Preformatted_20_Text">data/structure/timestep_info/00237/postproc_cell/loads</text:p>
      <text:p text:style-name="Preformatted_20_Text">data/structure/timestep_info/00237/postproc_cell/strain</text:p>
      <text:p text:style-name="Preformatted_20_Text">data/structure/timestep_info/00237/postproc_node/_read_as</text:p>
      <text:p text:style-name="Preformatted_20_Text">data/structure/timestep_info/00237/postproc_node/aero_steady_forces</text:p>
      <text:p text:style-name="Preformatted_20_Text">data/structure/timestep_info/00237/postproc_node/aero_unsteady_forces</text:p>
      <text:p text:style-name="Preformatted_20_Text">data/structure/timestep_info/00237/psi</text:p>
      <text:p text:style-name="Preformatted_20_Text">data/structure/timestep_info/00237/psi_ddot</text:p>
      <text:p text:style-name="Preformatted_20_Text">data/structure/timestep_info/00237/psi_dot</text:p>
      <text:p text:style-name="Preformatted_20_Text">data/structure/timestep_info/00237/psi_dot_local</text:p>
      <text:p text:style-name="Preformatted_20_Text">data/structure/timestep_info/00237/psi_local</text:p>
      <text:p text:style-name="Preformatted_20_Text">data/structure/timestep_info/00237/q</text:p>
      <text:p text:style-name="Preformatted_20_Text">data/structure/timestep_info/00237/quat</text:p>
      <text:p text:style-name="Preformatted_20_Text">data/structure/timestep_info/00237/runtime_steady_forces</text:p>
      <text:p text:style-name="Preformatted_20_Text">data/structure/timestep_info/00237/runtime_unsteady_forces</text:p>
      <text:p text:style-name="Preformatted_20_Text">data/structure/timestep_info/00237/steady_applied_forces</text:p>
      <text:p text:style-name="Preformatted_20_Text">data/structure/timestep_info/00237/total_forces</text:p>
      <text:p text:style-name="Preformatted_20_Text">data/structure/timestep_info/00237/total_gravity_forces</text:p>
      <text:p text:style-name="Preformatted_20_Text"><text:soft-page-break/>data/structure/timestep_info/00237/unsteady_applied_forces</text:p>
      <text:p text:style-name="Preformatted_20_Text">data/structure/timestep_info/00238/_read_as</text:p>
      <text:p text:style-name="Preformatted_20_Text">data/structure/timestep_info/00238/dqddt</text:p>
      <text:p text:style-name="Preformatted_20_Text">data/structure/timestep_info/00238/dqdt</text:p>
      <text:p text:style-name="Preformatted_20_Text">data/structure/timestep_info/00238/for_acc</text:p>
      <text:p text:style-name="Preformatted_20_Text">data/structure/timestep_info/00238/for_pos</text:p>
      <text:p text:style-name="Preformatted_20_Text">data/structure/timestep_info/00238/for_vel</text:p>
      <text:p text:style-name="Preformatted_20_Text">data/structure/timestep_info/00238/forces_constraints_FoR</text:p>
      <text:p text:style-name="Preformatted_20_Text">data/structure/timestep_info/00238/forces_constraints_nodes</text:p>
      <text:p text:style-name="Preformatted_20_Text">data/structure/timestep_info/00238/gravity_forces</text:p>
      <text:p text:style-name="Preformatted_20_Text">data/structure/timestep_info/00238/in_global_AFoR</text:p>
      <text:p text:style-name="Preformatted_20_Text">data/structure/timestep_info/00238/mb_FoR_acc</text:p>
      <text:p text:style-name="Preformatted_20_Text">data/structure/timestep_info/00238/mb_FoR_pos</text:p>
      <text:p text:style-name="Preformatted_20_Text">data/structure/timestep_info/00238/mb_FoR_vel</text:p>
      <text:p text:style-name="Preformatted_20_Text">data/structure/timestep_info/00238/mb_dict</text:p>
      <text:p text:style-name="Preformatted_20_Text">data/structure/timestep_info/00238/mb_dquatdt</text:p>
      <text:p text:style-name="Preformatted_20_Text">data/structure/timestep_info/00238/mb_quat</text:p>
      <text:p text:style-name="Preformatted_20_Text">data/structure/timestep_info/00238/num_elem</text:p>
      <text:p text:style-name="Preformatted_20_Text">data/structure/timestep_info/00238/num_node</text:p>
      <text:p text:style-name="Preformatted_20_Text">data/structure/timestep_info/00238/num_node_elem</text:p>
      <text:p text:style-name="Preformatted_20_Text">data/structure/timestep_info/00238/pos</text:p>
      <text:p text:style-name="Preformatted_20_Text">data/structure/timestep_info/00238/pos_ddot</text:p>
      <text:p text:style-name="Preformatted_20_Text">data/structure/timestep_info/00238/pos_dot</text:p>
      <text:p text:style-name="Preformatted_20_Text">data/structure/timestep_info/00238/postproc_cell/_read_as</text:p>
      <text:p text:style-name="Preformatted_20_Text">data/structure/timestep_info/00238/postproc_cell/coords_a</text:p>
      <text:p text:style-name="Preformatted_20_Text">data/structure/timestep_info/00238/postproc_cell/loads</text:p>
      <text:p text:style-name="Preformatted_20_Text">data/structure/timestep_info/00238/postproc_cell/strain</text:p>
      <text:p text:style-name="Preformatted_20_Text">data/structure/timestep_info/00238/postproc_node/_read_as</text:p>
      <text:p text:style-name="Preformatted_20_Text">data/structure/timestep_info/00238/postproc_node/aero_steady_forces</text:p>
      <text:p text:style-name="Preformatted_20_Text">data/structure/timestep_info/00238/postproc_node/aero_unsteady_forces</text:p>
      <text:p text:style-name="Preformatted_20_Text">data/structure/timestep_info/00238/psi</text:p>
      <text:p text:style-name="Preformatted_20_Text">data/structure/timestep_info/00238/psi_ddot</text:p>
      <text:p text:style-name="Preformatted_20_Text">data/structure/timestep_info/00238/psi_dot</text:p>
      <text:p text:style-name="Preformatted_20_Text">data/structure/timestep_info/00238/psi_dot_local</text:p>
      <text:p text:style-name="Preformatted_20_Text">data/structure/timestep_info/00238/psi_local</text:p>
      <text:p text:style-name="Preformatted_20_Text">data/structure/timestep_info/00238/q</text:p>
      <text:p text:style-name="Preformatted_20_Text">data/structure/timestep_info/00238/quat</text:p>
      <text:p text:style-name="Preformatted_20_Text">data/structure/timestep_info/00238/runtime_steady_forces</text:p>
      <text:p text:style-name="Preformatted_20_Text">data/structure/timestep_info/00238/runtime_unsteady_forces</text:p>
      <text:p text:style-name="Preformatted_20_Text">data/structure/timestep_info/00238/steady_applied_forces</text:p>
      <text:p text:style-name="Preformatted_20_Text">data/structure/timestep_info/00238/total_forces</text:p>
      <text:p text:style-name="Preformatted_20_Text">data/structure/timestep_info/00238/total_gravity_forces</text:p>
      <text:p text:style-name="Preformatted_20_Text">data/structure/timestep_info/00238/unsteady_applied_forces</text:p>
      <text:p text:style-name="Preformatted_20_Text">data/structure/timestep_info/00239/_read_as</text:p>
      <text:p text:style-name="Preformatted_20_Text">data/structure/timestep_info/00239/dqddt</text:p>
      <text:p text:style-name="Preformatted_20_Text">data/structure/timestep_info/00239/dqdt</text:p>
      <text:p text:style-name="Preformatted_20_Text">data/structure/timestep_info/00239/for_acc</text:p>
      <text:p text:style-name="Preformatted_20_Text">data/structure/timestep_info/00239/for_pos</text:p>
      <text:p text:style-name="Preformatted_20_Text">data/structure/timestep_info/00239/for_vel</text:p>
      <text:p text:style-name="Preformatted_20_Text">data/structure/timestep_info/00239/forces_constraints_FoR</text:p>
      <text:p text:style-name="Preformatted_20_Text">data/structure/timestep_info/00239/forces_constraints_nodes</text:p>
      <text:p text:style-name="Preformatted_20_Text">data/structure/timestep_info/00239/gravity_forces</text:p>
      <text:p text:style-name="Preformatted_20_Text">data/structure/timestep_info/00239/in_global_AFoR</text:p>
      <text:p text:style-name="Preformatted_20_Text">data/structure/timestep_info/00239/mb_FoR_acc</text:p>
      <text:p text:style-name="Preformatted_20_Text">data/structure/timestep_info/00239/mb_FoR_pos</text:p>
      <text:p text:style-name="Preformatted_20_Text">data/structure/timestep_info/00239/mb_FoR_vel</text:p>
      <text:p text:style-name="Preformatted_20_Text">data/structure/timestep_info/00239/mb_dict</text:p>
      <text:p text:style-name="Preformatted_20_Text">data/structure/timestep_info/00239/mb_dquatdt</text:p>
      <text:p text:style-name="Preformatted_20_Text">data/structure/timestep_info/00239/mb_quat</text:p>
      <text:p text:style-name="Preformatted_20_Text">data/structure/timestep_info/00239/num_elem</text:p>
      <text:p text:style-name="Preformatted_20_Text">data/structure/timestep_info/00239/num_node</text:p>
      <text:p text:style-name="Preformatted_20_Text">data/structure/timestep_info/00239/num_node_elem</text:p>
      <text:p text:style-name="Preformatted_20_Text">data/structure/timestep_info/00239/pos</text:p>
      <text:p text:style-name="Preformatted_20_Text">data/structure/timestep_info/00239/pos_ddot</text:p>
      <text:p text:style-name="Preformatted_20_Text"><text:soft-page-break/>data/structure/timestep_info/00239/pos_dot</text:p>
      <text:p text:style-name="Preformatted_20_Text">data/structure/timestep_info/00239/postproc_cell/_read_as</text:p>
      <text:p text:style-name="Preformatted_20_Text">data/structure/timestep_info/00239/postproc_cell/coords_a</text:p>
      <text:p text:style-name="Preformatted_20_Text">data/structure/timestep_info/00239/postproc_cell/loads</text:p>
      <text:p text:style-name="Preformatted_20_Text">data/structure/timestep_info/00239/postproc_cell/strain</text:p>
      <text:p text:style-name="Preformatted_20_Text">data/structure/timestep_info/00239/postproc_node/_read_as</text:p>
      <text:p text:style-name="Preformatted_20_Text">data/structure/timestep_info/00239/postproc_node/aero_steady_forces</text:p>
      <text:p text:style-name="Preformatted_20_Text">data/structure/timestep_info/00239/postproc_node/aero_unsteady_forces</text:p>
      <text:p text:style-name="Preformatted_20_Text">data/structure/timestep_info/00239/psi</text:p>
      <text:p text:style-name="Preformatted_20_Text">data/structure/timestep_info/00239/psi_ddot</text:p>
      <text:p text:style-name="Preformatted_20_Text">data/structure/timestep_info/00239/psi_dot</text:p>
      <text:p text:style-name="Preformatted_20_Text">data/structure/timestep_info/00239/psi_dot_local</text:p>
      <text:p text:style-name="Preformatted_20_Text">data/structure/timestep_info/00239/psi_local</text:p>
      <text:p text:style-name="Preformatted_20_Text">data/structure/timestep_info/00239/q</text:p>
      <text:p text:style-name="Preformatted_20_Text">data/structure/timestep_info/00239/quat</text:p>
      <text:p text:style-name="Preformatted_20_Text">data/structure/timestep_info/00239/runtime_steady_forces</text:p>
      <text:p text:style-name="Preformatted_20_Text">data/structure/timestep_info/00239/runtime_unsteady_forces</text:p>
      <text:p text:style-name="Preformatted_20_Text">data/structure/timestep_info/00239/steady_applied_forces</text:p>
      <text:p text:style-name="Preformatted_20_Text">data/structure/timestep_info/00239/total_forces</text:p>
      <text:p text:style-name="Preformatted_20_Text">data/structure/timestep_info/00239/total_gravity_forces</text:p>
      <text:p text:style-name="Preformatted_20_Text">data/structure/timestep_info/00239/unsteady_applied_forces</text:p>
      <text:p text:style-name="Preformatted_20_Text">data/structure/timestep_info/00240/_read_as</text:p>
      <text:p text:style-name="Preformatted_20_Text">data/structure/timestep_info/00240/dqddt</text:p>
      <text:p text:style-name="Preformatted_20_Text">data/structure/timestep_info/00240/dqdt</text:p>
      <text:p text:style-name="Preformatted_20_Text">data/structure/timestep_info/00240/for_acc</text:p>
      <text:p text:style-name="Preformatted_20_Text">data/structure/timestep_info/00240/for_pos</text:p>
      <text:p text:style-name="Preformatted_20_Text">data/structure/timestep_info/00240/for_vel</text:p>
      <text:p text:style-name="Preformatted_20_Text">data/structure/timestep_info/00240/forces_constraints_FoR</text:p>
      <text:p text:style-name="Preformatted_20_Text">data/structure/timestep_info/00240/forces_constraints_nodes</text:p>
      <text:p text:style-name="Preformatted_20_Text">data/structure/timestep_info/00240/gravity_forces</text:p>
      <text:p text:style-name="Preformatted_20_Text">data/structure/timestep_info/00240/in_global_AFoR</text:p>
      <text:p text:style-name="Preformatted_20_Text">data/structure/timestep_info/00240/mb_FoR_acc</text:p>
      <text:p text:style-name="Preformatted_20_Text">data/structure/timestep_info/00240/mb_FoR_pos</text:p>
      <text:p text:style-name="Preformatted_20_Text">data/structure/timestep_info/00240/mb_FoR_vel</text:p>
      <text:p text:style-name="Preformatted_20_Text">data/structure/timestep_info/00240/mb_dict</text:p>
      <text:p text:style-name="Preformatted_20_Text">data/structure/timestep_info/00240/mb_dquatdt</text:p>
      <text:p text:style-name="Preformatted_20_Text">data/structure/timestep_info/00240/mb_quat</text:p>
      <text:p text:style-name="Preformatted_20_Text">data/structure/timestep_info/00240/num_elem</text:p>
      <text:p text:style-name="Preformatted_20_Text">data/structure/timestep_info/00240/num_node</text:p>
      <text:p text:style-name="Preformatted_20_Text">data/structure/timestep_info/00240/num_node_elem</text:p>
      <text:p text:style-name="Preformatted_20_Text">data/structure/timestep_info/00240/pos</text:p>
      <text:p text:style-name="Preformatted_20_Text">data/structure/timestep_info/00240/pos_ddot</text:p>
      <text:p text:style-name="Preformatted_20_Text">data/structure/timestep_info/00240/pos_dot</text:p>
      <text:p text:style-name="Preformatted_20_Text">data/structure/timestep_info/00240/postproc_cell/_read_as</text:p>
      <text:p text:style-name="Preformatted_20_Text">data/structure/timestep_info/00240/postproc_cell/coords_a</text:p>
      <text:p text:style-name="Preformatted_20_Text">data/structure/timestep_info/00240/postproc_cell/loads</text:p>
      <text:p text:style-name="Preformatted_20_Text">data/structure/timestep_info/00240/postproc_cell/strain</text:p>
      <text:p text:style-name="Preformatted_20_Text">data/structure/timestep_info/00240/postproc_node/_read_as</text:p>
      <text:p text:style-name="Preformatted_20_Text">data/structure/timestep_info/00240/postproc_node/aero_steady_forces</text:p>
      <text:p text:style-name="Preformatted_20_Text">data/structure/timestep_info/00240/postproc_node/aero_unsteady_forces</text:p>
      <text:p text:style-name="Preformatted_20_Text">data/structure/timestep_info/00240/psi</text:p>
      <text:p text:style-name="Preformatted_20_Text">data/structure/timestep_info/00240/psi_ddot</text:p>
      <text:p text:style-name="Preformatted_20_Text">data/structure/timestep_info/00240/psi_dot</text:p>
      <text:p text:style-name="Preformatted_20_Text">data/structure/timestep_info/00240/psi_dot_local</text:p>
      <text:p text:style-name="Preformatted_20_Text">data/structure/timestep_info/00240/psi_local</text:p>
      <text:p text:style-name="Preformatted_20_Text">data/structure/timestep_info/00240/q</text:p>
      <text:p text:style-name="Preformatted_20_Text">data/structure/timestep_info/00240/quat</text:p>
      <text:p text:style-name="Preformatted_20_Text">data/structure/timestep_info/00240/runtime_steady_forces</text:p>
      <text:p text:style-name="Preformatted_20_Text">data/structure/timestep_info/00240/runtime_unsteady_forces</text:p>
      <text:p text:style-name="Preformatted_20_Text">data/structure/timestep_info/00240/steady_applied_forces</text:p>
      <text:p text:style-name="Preformatted_20_Text">data/structure/timestep_info/00240/total_forces</text:p>
      <text:p text:style-name="Preformatted_20_Text">data/structure/timestep_info/00240/total_gravity_forces</text:p>
      <text:p text:style-name="Preformatted_20_Text">data/structure/timestep_info/00240/unsteady_applied_forces</text:p>
      <text:p text:style-name="Preformatted_20_Text">data/structure/timestep_info/00241/_read_as</text:p>
      <text:p text:style-name="Preformatted_20_Text"><text:soft-page-break/>data/structure/timestep_info/00241/dqddt</text:p>
      <text:p text:style-name="Preformatted_20_Text">data/structure/timestep_info/00241/dqdt</text:p>
      <text:p text:style-name="Preformatted_20_Text">data/structure/timestep_info/00241/for_acc</text:p>
      <text:p text:style-name="Preformatted_20_Text">data/structure/timestep_info/00241/for_pos</text:p>
      <text:p text:style-name="Preformatted_20_Text">data/structure/timestep_info/00241/for_vel</text:p>
      <text:p text:style-name="Preformatted_20_Text">data/structure/timestep_info/00241/forces_constraints_FoR</text:p>
      <text:p text:style-name="Preformatted_20_Text">data/structure/timestep_info/00241/forces_constraints_nodes</text:p>
      <text:p text:style-name="Preformatted_20_Text">data/structure/timestep_info/00241/gravity_forces</text:p>
      <text:p text:style-name="Preformatted_20_Text">data/structure/timestep_info/00241/in_global_AFoR</text:p>
      <text:p text:style-name="Preformatted_20_Text">data/structure/timestep_info/00241/mb_FoR_acc</text:p>
      <text:p text:style-name="Preformatted_20_Text">data/structure/timestep_info/00241/mb_FoR_pos</text:p>
      <text:p text:style-name="Preformatted_20_Text">data/structure/timestep_info/00241/mb_FoR_vel</text:p>
      <text:p text:style-name="Preformatted_20_Text">data/structure/timestep_info/00241/mb_dict</text:p>
      <text:p text:style-name="Preformatted_20_Text">data/structure/timestep_info/00241/mb_dquatdt</text:p>
      <text:p text:style-name="Preformatted_20_Text">data/structure/timestep_info/00241/mb_quat</text:p>
      <text:p text:style-name="Preformatted_20_Text">data/structure/timestep_info/00241/num_elem</text:p>
      <text:p text:style-name="Preformatted_20_Text">data/structure/timestep_info/00241/num_node</text:p>
      <text:p text:style-name="Preformatted_20_Text">data/structure/timestep_info/00241/num_node_elem</text:p>
      <text:p text:style-name="Preformatted_20_Text">data/structure/timestep_info/00241/pos</text:p>
      <text:p text:style-name="Preformatted_20_Text">data/structure/timestep_info/00241/pos_ddot</text:p>
      <text:p text:style-name="Preformatted_20_Text">data/structure/timestep_info/00241/pos_dot</text:p>
      <text:p text:style-name="Preformatted_20_Text">data/structure/timestep_info/00241/postproc_cell/_read_as</text:p>
      <text:p text:style-name="Preformatted_20_Text">data/structure/timestep_info/00241/postproc_cell/coords_a</text:p>
      <text:p text:style-name="Preformatted_20_Text">data/structure/timestep_info/00241/postproc_cell/loads</text:p>
      <text:p text:style-name="Preformatted_20_Text">data/structure/timestep_info/00241/postproc_cell/strain</text:p>
      <text:p text:style-name="Preformatted_20_Text">data/structure/timestep_info/00241/postproc_node/_read_as</text:p>
      <text:p text:style-name="Preformatted_20_Text">data/structure/timestep_info/00241/postproc_node/aero_steady_forces</text:p>
      <text:p text:style-name="Preformatted_20_Text">data/structure/timestep_info/00241/postproc_node/aero_unsteady_forces</text:p>
      <text:p text:style-name="Preformatted_20_Text">data/structure/timestep_info/00241/psi</text:p>
      <text:p text:style-name="Preformatted_20_Text">data/structure/timestep_info/00241/psi_ddot</text:p>
      <text:p text:style-name="Preformatted_20_Text">data/structure/timestep_info/00241/psi_dot</text:p>
      <text:p text:style-name="Preformatted_20_Text">data/structure/timestep_info/00241/psi_dot_local</text:p>
      <text:p text:style-name="Preformatted_20_Text">data/structure/timestep_info/00241/psi_local</text:p>
      <text:p text:style-name="Preformatted_20_Text">data/structure/timestep_info/00241/q</text:p>
      <text:p text:style-name="Preformatted_20_Text">data/structure/timestep_info/00241/quat</text:p>
      <text:p text:style-name="Preformatted_20_Text">data/structure/timestep_info/00241/runtime_steady_forces</text:p>
      <text:p text:style-name="Preformatted_20_Text">data/structure/timestep_info/00241/runtime_unsteady_forces</text:p>
      <text:p text:style-name="Preformatted_20_Text">data/structure/timestep_info/00241/steady_applied_forces</text:p>
      <text:p text:style-name="Preformatted_20_Text">data/structure/timestep_info/00241/total_forces</text:p>
      <text:p text:style-name="Preformatted_20_Text">data/structure/timestep_info/00241/total_gravity_forces</text:p>
      <text:p text:style-name="Preformatted_20_Text">data/structure/timestep_info/00241/unsteady_applied_forces</text:p>
      <text:p text:style-name="Preformatted_20_Text">data/structure/timestep_info/00242/_read_as</text:p>
      <text:p text:style-name="Preformatted_20_Text">data/structure/timestep_info/00242/dqddt</text:p>
      <text:p text:style-name="Preformatted_20_Text">data/structure/timestep_info/00242/dqdt</text:p>
      <text:p text:style-name="Preformatted_20_Text">data/structure/timestep_info/00242/for_acc</text:p>
      <text:p text:style-name="Preformatted_20_Text">data/structure/timestep_info/00242/for_pos</text:p>
      <text:p text:style-name="Preformatted_20_Text">data/structure/timestep_info/00242/for_vel</text:p>
      <text:p text:style-name="Preformatted_20_Text">data/structure/timestep_info/00242/forces_constraints_FoR</text:p>
      <text:p text:style-name="Preformatted_20_Text">data/structure/timestep_info/00242/forces_constraints_nodes</text:p>
      <text:p text:style-name="Preformatted_20_Text">data/structure/timestep_info/00242/gravity_forces</text:p>
      <text:p text:style-name="Preformatted_20_Text">data/structure/timestep_info/00242/in_global_AFoR</text:p>
      <text:p text:style-name="Preformatted_20_Text">data/structure/timestep_info/00242/mb_FoR_acc</text:p>
      <text:p text:style-name="Preformatted_20_Text">data/structure/timestep_info/00242/mb_FoR_pos</text:p>
      <text:p text:style-name="Preformatted_20_Text">data/structure/timestep_info/00242/mb_FoR_vel</text:p>
      <text:p text:style-name="Preformatted_20_Text">data/structure/timestep_info/00242/mb_dict</text:p>
      <text:p text:style-name="Preformatted_20_Text">data/structure/timestep_info/00242/mb_dquatdt</text:p>
      <text:p text:style-name="Preformatted_20_Text">data/structure/timestep_info/00242/mb_quat</text:p>
      <text:p text:style-name="Preformatted_20_Text">data/structure/timestep_info/00242/num_elem</text:p>
      <text:p text:style-name="Preformatted_20_Text">data/structure/timestep_info/00242/num_node</text:p>
      <text:p text:style-name="Preformatted_20_Text">data/structure/timestep_info/00242/num_node_elem</text:p>
      <text:p text:style-name="Preformatted_20_Text">data/structure/timestep_info/00242/pos</text:p>
      <text:p text:style-name="Preformatted_20_Text">data/structure/timestep_info/00242/pos_ddot</text:p>
      <text:p text:style-name="Preformatted_20_Text">data/structure/timestep_info/00242/pos_dot</text:p>
      <text:p text:style-name="Preformatted_20_Text">data/structure/timestep_info/00242/postproc_cell/_read_as</text:p>
      <text:p text:style-name="Preformatted_20_Text"><text:soft-page-break/>data/structure/timestep_info/00242/postproc_cell/coords_a</text:p>
      <text:p text:style-name="Preformatted_20_Text">data/structure/timestep_info/00242/postproc_cell/loads</text:p>
      <text:p text:style-name="Preformatted_20_Text">data/structure/timestep_info/00242/postproc_cell/strain</text:p>
      <text:p text:style-name="Preformatted_20_Text">data/structure/timestep_info/00242/postproc_node/_read_as</text:p>
      <text:p text:style-name="Preformatted_20_Text">data/structure/timestep_info/00242/postproc_node/aero_steady_forces</text:p>
      <text:p text:style-name="Preformatted_20_Text">data/structure/timestep_info/00242/postproc_node/aero_unsteady_forces</text:p>
      <text:p text:style-name="Preformatted_20_Text">data/structure/timestep_info/00242/psi</text:p>
      <text:p text:style-name="Preformatted_20_Text">data/structure/timestep_info/00242/psi_ddot</text:p>
      <text:p text:style-name="Preformatted_20_Text">data/structure/timestep_info/00242/psi_dot</text:p>
      <text:p text:style-name="Preformatted_20_Text">data/structure/timestep_info/00242/psi_dot_local</text:p>
      <text:p text:style-name="Preformatted_20_Text">data/structure/timestep_info/00242/psi_local</text:p>
      <text:p text:style-name="Preformatted_20_Text">data/structure/timestep_info/00242/q</text:p>
      <text:p text:style-name="Preformatted_20_Text">data/structure/timestep_info/00242/quat</text:p>
      <text:p text:style-name="Preformatted_20_Text">data/structure/timestep_info/00242/runtime_steady_forces</text:p>
      <text:p text:style-name="Preformatted_20_Text">data/structure/timestep_info/00242/runtime_unsteady_forces</text:p>
      <text:p text:style-name="Preformatted_20_Text">data/structure/timestep_info/00242/steady_applied_forces</text:p>
      <text:p text:style-name="Preformatted_20_Text">data/structure/timestep_info/00242/total_forces</text:p>
      <text:p text:style-name="Preformatted_20_Text">data/structure/timestep_info/00242/total_gravity_forces</text:p>
      <text:p text:style-name="Preformatted_20_Text">data/structure/timestep_info/00242/unsteady_applied_forces</text:p>
      <text:p text:style-name="Preformatted_20_Text">data/structure/timestep_info/00243/_read_as</text:p>
      <text:p text:style-name="Preformatted_20_Text">data/structure/timestep_info/00243/dqddt</text:p>
      <text:p text:style-name="Preformatted_20_Text">data/structure/timestep_info/00243/dqdt</text:p>
      <text:p text:style-name="Preformatted_20_Text">data/structure/timestep_info/00243/for_acc</text:p>
      <text:p text:style-name="Preformatted_20_Text">data/structure/timestep_info/00243/for_pos</text:p>
      <text:p text:style-name="Preformatted_20_Text">data/structure/timestep_info/00243/for_vel</text:p>
      <text:p text:style-name="Preformatted_20_Text">data/structure/timestep_info/00243/forces_constraints_FoR</text:p>
      <text:p text:style-name="Preformatted_20_Text">data/structure/timestep_info/00243/forces_constraints_nodes</text:p>
      <text:p text:style-name="Preformatted_20_Text">data/structure/timestep_info/00243/gravity_forces</text:p>
      <text:p text:style-name="Preformatted_20_Text">data/structure/timestep_info/00243/in_global_AFoR</text:p>
      <text:p text:style-name="Preformatted_20_Text">data/structure/timestep_info/00243/mb_FoR_acc</text:p>
      <text:p text:style-name="Preformatted_20_Text">data/structure/timestep_info/00243/mb_FoR_pos</text:p>
      <text:p text:style-name="Preformatted_20_Text">data/structure/timestep_info/00243/mb_FoR_vel</text:p>
      <text:p text:style-name="Preformatted_20_Text">data/structure/timestep_info/00243/mb_dict</text:p>
      <text:p text:style-name="Preformatted_20_Text">data/structure/timestep_info/00243/mb_dquatdt</text:p>
      <text:p text:style-name="Preformatted_20_Text">data/structure/timestep_info/00243/mb_quat</text:p>
      <text:p text:style-name="Preformatted_20_Text">data/structure/timestep_info/00243/num_elem</text:p>
      <text:p text:style-name="Preformatted_20_Text">data/structure/timestep_info/00243/num_node</text:p>
      <text:p text:style-name="Preformatted_20_Text">data/structure/timestep_info/00243/num_node_elem</text:p>
      <text:p text:style-name="Preformatted_20_Text">data/structure/timestep_info/00243/pos</text:p>
      <text:p text:style-name="Preformatted_20_Text">data/structure/timestep_info/00243/pos_ddot</text:p>
      <text:p text:style-name="Preformatted_20_Text">data/structure/timestep_info/00243/pos_dot</text:p>
      <text:p text:style-name="Preformatted_20_Text">data/structure/timestep_info/00243/postproc_cell/_read_as</text:p>
      <text:p text:style-name="Preformatted_20_Text">data/structure/timestep_info/00243/postproc_cell/coords_a</text:p>
      <text:p text:style-name="Preformatted_20_Text">data/structure/timestep_info/00243/postproc_cell/loads</text:p>
      <text:p text:style-name="Preformatted_20_Text">data/structure/timestep_info/00243/postproc_cell/strain</text:p>
      <text:p text:style-name="Preformatted_20_Text">data/structure/timestep_info/00243/postproc_node/_read_as</text:p>
      <text:p text:style-name="Preformatted_20_Text">data/structure/timestep_info/00243/postproc_node/aero_steady_forces</text:p>
      <text:p text:style-name="Preformatted_20_Text">data/structure/timestep_info/00243/postproc_node/aero_unsteady_forces</text:p>
      <text:p text:style-name="Preformatted_20_Text">data/structure/timestep_info/00243/psi</text:p>
      <text:p text:style-name="Preformatted_20_Text">data/structure/timestep_info/00243/psi_ddot</text:p>
      <text:p text:style-name="Preformatted_20_Text">data/structure/timestep_info/00243/psi_dot</text:p>
      <text:p text:style-name="Preformatted_20_Text">data/structure/timestep_info/00243/psi_dot_local</text:p>
      <text:p text:style-name="Preformatted_20_Text">data/structure/timestep_info/00243/psi_local</text:p>
      <text:p text:style-name="Preformatted_20_Text">data/structure/timestep_info/00243/q</text:p>
      <text:p text:style-name="Preformatted_20_Text">data/structure/timestep_info/00243/quat</text:p>
      <text:p text:style-name="Preformatted_20_Text">data/structure/timestep_info/00243/runtime_steady_forces</text:p>
      <text:p text:style-name="Preformatted_20_Text">data/structure/timestep_info/00243/runtime_unsteady_forces</text:p>
      <text:p text:style-name="Preformatted_20_Text">data/structure/timestep_info/00243/steady_applied_forces</text:p>
      <text:p text:style-name="Preformatted_20_Text">data/structure/timestep_info/00243/total_forces</text:p>
      <text:p text:style-name="Preformatted_20_Text">data/structure/timestep_info/00243/total_gravity_forces</text:p>
      <text:p text:style-name="Preformatted_20_Text">data/structure/timestep_info/00243/unsteady_applied_forces</text:p>
      <text:p text:style-name="Preformatted_20_Text">data/structure/timestep_info/00244/_read_as</text:p>
      <text:p text:style-name="Preformatted_20_Text">data/structure/timestep_info/00244/dqddt</text:p>
      <text:p text:style-name="Preformatted_20_Text">data/structure/timestep_info/00244/dqdt</text:p>
      <text:p text:style-name="Preformatted_20_Text"><text:soft-page-break/>data/structure/timestep_info/00244/for_acc</text:p>
      <text:p text:style-name="Preformatted_20_Text">data/structure/timestep_info/00244/for_pos</text:p>
      <text:p text:style-name="Preformatted_20_Text">data/structure/timestep_info/00244/for_vel</text:p>
      <text:p text:style-name="Preformatted_20_Text">data/structure/timestep_info/00244/forces_constraints_FoR</text:p>
      <text:p text:style-name="Preformatted_20_Text">data/structure/timestep_info/00244/forces_constraints_nodes</text:p>
      <text:p text:style-name="Preformatted_20_Text">data/structure/timestep_info/00244/gravity_forces</text:p>
      <text:p text:style-name="Preformatted_20_Text">data/structure/timestep_info/00244/in_global_AFoR</text:p>
      <text:p text:style-name="Preformatted_20_Text">data/structure/timestep_info/00244/mb_FoR_acc</text:p>
      <text:p text:style-name="Preformatted_20_Text">data/structure/timestep_info/00244/mb_FoR_pos</text:p>
      <text:p text:style-name="Preformatted_20_Text">data/structure/timestep_info/00244/mb_FoR_vel</text:p>
      <text:p text:style-name="Preformatted_20_Text">data/structure/timestep_info/00244/mb_dict</text:p>
      <text:p text:style-name="Preformatted_20_Text">data/structure/timestep_info/00244/mb_dquatdt</text:p>
      <text:p text:style-name="Preformatted_20_Text">data/structure/timestep_info/00244/mb_quat</text:p>
      <text:p text:style-name="Preformatted_20_Text">data/structure/timestep_info/00244/num_elem</text:p>
      <text:p text:style-name="Preformatted_20_Text">data/structure/timestep_info/00244/num_node</text:p>
      <text:p text:style-name="Preformatted_20_Text">data/structure/timestep_info/00244/num_node_elem</text:p>
      <text:p text:style-name="Preformatted_20_Text">data/structure/timestep_info/00244/pos</text:p>
      <text:p text:style-name="Preformatted_20_Text">data/structure/timestep_info/00244/pos_ddot</text:p>
      <text:p text:style-name="Preformatted_20_Text">data/structure/timestep_info/00244/pos_dot</text:p>
      <text:p text:style-name="Preformatted_20_Text">data/structure/timestep_info/00244/postproc_cell/_read_as</text:p>
      <text:p text:style-name="Preformatted_20_Text">data/structure/timestep_info/00244/postproc_cell/coords_a</text:p>
      <text:p text:style-name="Preformatted_20_Text">data/structure/timestep_info/00244/postproc_cell/loads</text:p>
      <text:p text:style-name="Preformatted_20_Text">data/structure/timestep_info/00244/postproc_cell/strain</text:p>
      <text:p text:style-name="Preformatted_20_Text">data/structure/timestep_info/00244/postproc_node/_read_as</text:p>
      <text:p text:style-name="Preformatted_20_Text">data/structure/timestep_info/00244/postproc_node/aero_steady_forces</text:p>
      <text:p text:style-name="Preformatted_20_Text">data/structure/timestep_info/00244/postproc_node/aero_unsteady_forces</text:p>
      <text:p text:style-name="Preformatted_20_Text">data/structure/timestep_info/00244/psi</text:p>
      <text:p text:style-name="Preformatted_20_Text">data/structure/timestep_info/00244/psi_ddot</text:p>
      <text:p text:style-name="Preformatted_20_Text">data/structure/timestep_info/00244/psi_dot</text:p>
      <text:p text:style-name="Preformatted_20_Text">data/structure/timestep_info/00244/psi_dot_local</text:p>
      <text:p text:style-name="Preformatted_20_Text">data/structure/timestep_info/00244/psi_local</text:p>
      <text:p text:style-name="Preformatted_20_Text">data/structure/timestep_info/00244/q</text:p>
      <text:p text:style-name="Preformatted_20_Text">data/structure/timestep_info/00244/quat</text:p>
      <text:p text:style-name="Preformatted_20_Text">data/structure/timestep_info/00244/runtime_steady_forces</text:p>
      <text:p text:style-name="Preformatted_20_Text">data/structure/timestep_info/00244/runtime_unsteady_forces</text:p>
      <text:p text:style-name="Preformatted_20_Text">data/structure/timestep_info/00244/steady_applied_forces</text:p>
      <text:p text:style-name="Preformatted_20_Text">data/structure/timestep_info/00244/total_forces</text:p>
      <text:p text:style-name="Preformatted_20_Text">data/structure/timestep_info/00244/total_gravity_forces</text:p>
      <text:p text:style-name="Preformatted_20_Text">data/structure/timestep_info/00244/unsteady_applied_forces</text:p>
      <text:p text:style-name="Preformatted_20_Text">data/structure/timestep_info/00245/_read_as</text:p>
      <text:p text:style-name="Preformatted_20_Text">data/structure/timestep_info/00245/dqddt</text:p>
      <text:p text:style-name="Preformatted_20_Text">data/structure/timestep_info/00245/dqdt</text:p>
      <text:p text:style-name="Preformatted_20_Text">data/structure/timestep_info/00245/for_acc</text:p>
      <text:p text:style-name="Preformatted_20_Text">data/structure/timestep_info/00245/for_pos</text:p>
      <text:p text:style-name="Preformatted_20_Text">data/structure/timestep_info/00245/for_vel</text:p>
      <text:p text:style-name="Preformatted_20_Text">data/structure/timestep_info/00245/forces_constraints_FoR</text:p>
      <text:p text:style-name="Preformatted_20_Text">data/structure/timestep_info/00245/forces_constraints_nodes</text:p>
      <text:p text:style-name="Preformatted_20_Text">data/structure/timestep_info/00245/gravity_forces</text:p>
      <text:p text:style-name="Preformatted_20_Text">data/structure/timestep_info/00245/in_global_AFoR</text:p>
      <text:p text:style-name="Preformatted_20_Text">data/structure/timestep_info/00245/mb_FoR_acc</text:p>
      <text:p text:style-name="Preformatted_20_Text">data/structure/timestep_info/00245/mb_FoR_pos</text:p>
      <text:p text:style-name="Preformatted_20_Text">data/structure/timestep_info/00245/mb_FoR_vel</text:p>
      <text:p text:style-name="Preformatted_20_Text">data/structure/timestep_info/00245/mb_dict</text:p>
      <text:p text:style-name="Preformatted_20_Text">data/structure/timestep_info/00245/mb_dquatdt</text:p>
      <text:p text:style-name="Preformatted_20_Text">data/structure/timestep_info/00245/mb_quat</text:p>
      <text:p text:style-name="Preformatted_20_Text">data/structure/timestep_info/00245/num_elem</text:p>
      <text:p text:style-name="Preformatted_20_Text">data/structure/timestep_info/00245/num_node</text:p>
      <text:p text:style-name="Preformatted_20_Text">data/structure/timestep_info/00245/num_node_elem</text:p>
      <text:p text:style-name="Preformatted_20_Text">data/structure/timestep_info/00245/pos</text:p>
      <text:p text:style-name="Preformatted_20_Text">data/structure/timestep_info/00245/pos_ddot</text:p>
      <text:p text:style-name="Preformatted_20_Text">data/structure/timestep_info/00245/pos_dot</text:p>
      <text:p text:style-name="Preformatted_20_Text">data/structure/timestep_info/00245/postproc_cell/_read_as</text:p>
      <text:p text:style-name="Preformatted_20_Text">data/structure/timestep_info/00245/postproc_cell/coords_a</text:p>
      <text:p text:style-name="Preformatted_20_Text">data/structure/timestep_info/00245/postproc_cell/loads</text:p>
      <text:p text:style-name="Preformatted_20_Text"><text:soft-page-break/>data/structure/timestep_info/00245/postproc_cell/strain</text:p>
      <text:p text:style-name="Preformatted_20_Text">data/structure/timestep_info/00245/postproc_node/_read_as</text:p>
      <text:p text:style-name="Preformatted_20_Text">data/structure/timestep_info/00245/postproc_node/aero_steady_forces</text:p>
      <text:p text:style-name="Preformatted_20_Text">data/structure/timestep_info/00245/postproc_node/aero_unsteady_forces</text:p>
      <text:p text:style-name="Preformatted_20_Text">data/structure/timestep_info/00245/psi</text:p>
      <text:p text:style-name="Preformatted_20_Text">data/structure/timestep_info/00245/psi_ddot</text:p>
      <text:p text:style-name="Preformatted_20_Text">data/structure/timestep_info/00245/psi_dot</text:p>
      <text:p text:style-name="Preformatted_20_Text">data/structure/timestep_info/00245/psi_dot_local</text:p>
      <text:p text:style-name="Preformatted_20_Text">data/structure/timestep_info/00245/psi_local</text:p>
      <text:p text:style-name="Preformatted_20_Text">data/structure/timestep_info/00245/q</text:p>
      <text:p text:style-name="Preformatted_20_Text">data/structure/timestep_info/00245/quat</text:p>
      <text:p text:style-name="Preformatted_20_Text">data/structure/timestep_info/00245/runtime_steady_forces</text:p>
      <text:p text:style-name="Preformatted_20_Text">data/structure/timestep_info/00245/runtime_unsteady_forces</text:p>
      <text:p text:style-name="Preformatted_20_Text">data/structure/timestep_info/00245/steady_applied_forces</text:p>
      <text:p text:style-name="Preformatted_20_Text">data/structure/timestep_info/00245/total_forces</text:p>
      <text:p text:style-name="Preformatted_20_Text">data/structure/timestep_info/00245/total_gravity_forces</text:p>
      <text:p text:style-name="Preformatted_20_Text">data/structure/timestep_info/00245/unsteady_applied_forces</text:p>
      <text:p text:style-name="Preformatted_20_Text">data/structure/timestep_info/00246/_read_as</text:p>
      <text:p text:style-name="Preformatted_20_Text">data/structure/timestep_info/00246/dqddt</text:p>
      <text:p text:style-name="Preformatted_20_Text">data/structure/timestep_info/00246/dqdt</text:p>
      <text:p text:style-name="Preformatted_20_Text">data/structure/timestep_info/00246/for_acc</text:p>
      <text:p text:style-name="Preformatted_20_Text">data/structure/timestep_info/00246/for_pos</text:p>
      <text:p text:style-name="Preformatted_20_Text">data/structure/timestep_info/00246/for_vel</text:p>
      <text:p text:style-name="Preformatted_20_Text">data/structure/timestep_info/00246/forces_constraints_FoR</text:p>
      <text:p text:style-name="Preformatted_20_Text">data/structure/timestep_info/00246/forces_constraints_nodes</text:p>
      <text:p text:style-name="Preformatted_20_Text">data/structure/timestep_info/00246/gravity_forces</text:p>
      <text:p text:style-name="Preformatted_20_Text">data/structure/timestep_info/00246/in_global_AFoR</text:p>
      <text:p text:style-name="Preformatted_20_Text">data/structure/timestep_info/00246/mb_FoR_acc</text:p>
      <text:p text:style-name="Preformatted_20_Text">data/structure/timestep_info/00246/mb_FoR_pos</text:p>
      <text:p text:style-name="Preformatted_20_Text">data/structure/timestep_info/00246/mb_FoR_vel</text:p>
      <text:p text:style-name="Preformatted_20_Text">data/structure/timestep_info/00246/mb_dict</text:p>
      <text:p text:style-name="Preformatted_20_Text">data/structure/timestep_info/00246/mb_dquatdt</text:p>
      <text:p text:style-name="Preformatted_20_Text">data/structure/timestep_info/00246/mb_quat</text:p>
      <text:p text:style-name="Preformatted_20_Text">data/structure/timestep_info/00246/num_elem</text:p>
      <text:p text:style-name="Preformatted_20_Text">data/structure/timestep_info/00246/num_node</text:p>
      <text:p text:style-name="Preformatted_20_Text">data/structure/timestep_info/00246/num_node_elem</text:p>
      <text:p text:style-name="Preformatted_20_Text">data/structure/timestep_info/00246/pos</text:p>
      <text:p text:style-name="Preformatted_20_Text">data/structure/timestep_info/00246/pos_ddot</text:p>
      <text:p text:style-name="Preformatted_20_Text">data/structure/timestep_info/00246/pos_dot</text:p>
      <text:p text:style-name="Preformatted_20_Text">data/structure/timestep_info/00246/postproc_cell/_read_as</text:p>
      <text:p text:style-name="Preformatted_20_Text">data/structure/timestep_info/00246/postproc_cell/coords_a</text:p>
      <text:p text:style-name="Preformatted_20_Text">data/structure/timestep_info/00246/postproc_cell/loads</text:p>
      <text:p text:style-name="Preformatted_20_Text">data/structure/timestep_info/00246/postproc_cell/strain</text:p>
      <text:p text:style-name="Preformatted_20_Text">data/structure/timestep_info/00246/postproc_node/_read_as</text:p>
      <text:p text:style-name="Preformatted_20_Text">data/structure/timestep_info/00246/postproc_node/aero_steady_forces</text:p>
      <text:p text:style-name="Preformatted_20_Text">data/structure/timestep_info/00246/postproc_node/aero_unsteady_forces</text:p>
      <text:p text:style-name="Preformatted_20_Text">data/structure/timestep_info/00246/psi</text:p>
      <text:p text:style-name="Preformatted_20_Text">data/structure/timestep_info/00246/psi_ddot</text:p>
      <text:p text:style-name="Preformatted_20_Text">data/structure/timestep_info/00246/psi_dot</text:p>
      <text:p text:style-name="Preformatted_20_Text">data/structure/timestep_info/00246/psi_dot_local</text:p>
      <text:p text:style-name="Preformatted_20_Text">data/structure/timestep_info/00246/psi_local</text:p>
      <text:p text:style-name="Preformatted_20_Text">data/structure/timestep_info/00246/q</text:p>
      <text:p text:style-name="Preformatted_20_Text">data/structure/timestep_info/00246/quat</text:p>
      <text:p text:style-name="Preformatted_20_Text">data/structure/timestep_info/00246/runtime_steady_forces</text:p>
      <text:p text:style-name="Preformatted_20_Text">data/structure/timestep_info/00246/runtime_unsteady_forces</text:p>
      <text:p text:style-name="Preformatted_20_Text">data/structure/timestep_info/00246/steady_applied_forces</text:p>
      <text:p text:style-name="Preformatted_20_Text">data/structure/timestep_info/00246/total_forces</text:p>
      <text:p text:style-name="Preformatted_20_Text">data/structure/timestep_info/00246/total_gravity_forces</text:p>
      <text:p text:style-name="Preformatted_20_Text">data/structure/timestep_info/00246/unsteady_applied_forces</text:p>
      <text:p text:style-name="Preformatted_20_Text">data/structure/timestep_info/00247/_read_as</text:p>
      <text:p text:style-name="Preformatted_20_Text">data/structure/timestep_info/00247/dqddt</text:p>
      <text:p text:style-name="Preformatted_20_Text">data/structure/timestep_info/00247/dqdt</text:p>
      <text:p text:style-name="Preformatted_20_Text">data/structure/timestep_info/00247/for_acc</text:p>
      <text:p text:style-name="Preformatted_20_Text">data/structure/timestep_info/00247/for_pos</text:p>
      <text:p text:style-name="Preformatted_20_Text"><text:soft-page-break/>data/structure/timestep_info/00247/for_vel</text:p>
      <text:p text:style-name="Preformatted_20_Text">data/structure/timestep_info/00247/forces_constraints_FoR</text:p>
      <text:p text:style-name="Preformatted_20_Text">data/structure/timestep_info/00247/forces_constraints_nodes</text:p>
      <text:p text:style-name="Preformatted_20_Text">data/structure/timestep_info/00247/gravity_forces</text:p>
      <text:p text:style-name="Preformatted_20_Text">data/structure/timestep_info/00247/in_global_AFoR</text:p>
      <text:p text:style-name="Preformatted_20_Text">data/structure/timestep_info/00247/mb_FoR_acc</text:p>
      <text:p text:style-name="Preformatted_20_Text">data/structure/timestep_info/00247/mb_FoR_pos</text:p>
      <text:p text:style-name="Preformatted_20_Text">data/structure/timestep_info/00247/mb_FoR_vel</text:p>
      <text:p text:style-name="Preformatted_20_Text">data/structure/timestep_info/00247/mb_dict</text:p>
      <text:p text:style-name="Preformatted_20_Text">data/structure/timestep_info/00247/mb_dquatdt</text:p>
      <text:p text:style-name="Preformatted_20_Text">data/structure/timestep_info/00247/mb_quat</text:p>
      <text:p text:style-name="Preformatted_20_Text">data/structure/timestep_info/00247/num_elem</text:p>
      <text:p text:style-name="Preformatted_20_Text">data/structure/timestep_info/00247/num_node</text:p>
      <text:p text:style-name="Preformatted_20_Text">data/structure/timestep_info/00247/num_node_elem</text:p>
      <text:p text:style-name="Preformatted_20_Text">data/structure/timestep_info/00247/pos</text:p>
      <text:p text:style-name="Preformatted_20_Text">data/structure/timestep_info/00247/pos_ddot</text:p>
      <text:p text:style-name="Preformatted_20_Text">data/structure/timestep_info/00247/pos_dot</text:p>
      <text:p text:style-name="Preformatted_20_Text">data/structure/timestep_info/00247/postproc_cell/_read_as</text:p>
      <text:p text:style-name="Preformatted_20_Text">data/structure/timestep_info/00247/postproc_cell/coords_a</text:p>
      <text:p text:style-name="Preformatted_20_Text">data/structure/timestep_info/00247/postproc_cell/loads</text:p>
      <text:p text:style-name="Preformatted_20_Text">data/structure/timestep_info/00247/postproc_cell/strain</text:p>
      <text:p text:style-name="Preformatted_20_Text">data/structure/timestep_info/00247/postproc_node/_read_as</text:p>
      <text:p text:style-name="Preformatted_20_Text">data/structure/timestep_info/00247/postproc_node/aero_steady_forces</text:p>
      <text:p text:style-name="Preformatted_20_Text">data/structure/timestep_info/00247/postproc_node/aero_unsteady_forces</text:p>
      <text:p text:style-name="Preformatted_20_Text">data/structure/timestep_info/00247/psi</text:p>
      <text:p text:style-name="Preformatted_20_Text">data/structure/timestep_info/00247/psi_ddot</text:p>
      <text:p text:style-name="Preformatted_20_Text">data/structure/timestep_info/00247/psi_dot</text:p>
      <text:p text:style-name="Preformatted_20_Text">data/structure/timestep_info/00247/psi_dot_local</text:p>
      <text:p text:style-name="Preformatted_20_Text">data/structure/timestep_info/00247/psi_local</text:p>
      <text:p text:style-name="Preformatted_20_Text">data/structure/timestep_info/00247/q</text:p>
      <text:p text:style-name="Preformatted_20_Text">data/structure/timestep_info/00247/quat</text:p>
      <text:p text:style-name="Preformatted_20_Text">data/structure/timestep_info/00247/runtime_steady_forces</text:p>
      <text:p text:style-name="Preformatted_20_Text">data/structure/timestep_info/00247/runtime_unsteady_forces</text:p>
      <text:p text:style-name="Preformatted_20_Text">data/structure/timestep_info/00247/steady_applied_forces</text:p>
      <text:p text:style-name="Preformatted_20_Text">data/structure/timestep_info/00247/total_forces</text:p>
      <text:p text:style-name="Preformatted_20_Text">data/structure/timestep_info/00247/total_gravity_forces</text:p>
      <text:p text:style-name="Preformatted_20_Text">data/structure/timestep_info/00247/unsteady_applied_forces</text:p>
      <text:p text:style-name="Preformatted_20_Text">data/structure/timestep_info/00248/_read_as</text:p>
      <text:p text:style-name="Preformatted_20_Text">data/structure/timestep_info/00248/dqddt</text:p>
      <text:p text:style-name="Preformatted_20_Text">data/structure/timestep_info/00248/dqdt</text:p>
      <text:p text:style-name="Preformatted_20_Text">data/structure/timestep_info/00248/for_acc</text:p>
      <text:p text:style-name="Preformatted_20_Text">data/structure/timestep_info/00248/for_pos</text:p>
      <text:p text:style-name="Preformatted_20_Text">data/structure/timestep_info/00248/for_vel</text:p>
      <text:p text:style-name="Preformatted_20_Text">data/structure/timestep_info/00248/forces_constraints_FoR</text:p>
      <text:p text:style-name="Preformatted_20_Text">data/structure/timestep_info/00248/forces_constraints_nodes</text:p>
      <text:p text:style-name="Preformatted_20_Text">data/structure/timestep_info/00248/gravity_forces</text:p>
      <text:p text:style-name="Preformatted_20_Text">data/structure/timestep_info/00248/in_global_AFoR</text:p>
      <text:p text:style-name="Preformatted_20_Text">data/structure/timestep_info/00248/mb_FoR_acc</text:p>
      <text:p text:style-name="Preformatted_20_Text">data/structure/timestep_info/00248/mb_FoR_pos</text:p>
      <text:p text:style-name="Preformatted_20_Text">data/structure/timestep_info/00248/mb_FoR_vel</text:p>
      <text:p text:style-name="Preformatted_20_Text">data/structure/timestep_info/00248/mb_dict</text:p>
      <text:p text:style-name="Preformatted_20_Text">data/structure/timestep_info/00248/mb_dquatdt</text:p>
      <text:p text:style-name="Preformatted_20_Text">data/structure/timestep_info/00248/mb_quat</text:p>
      <text:p text:style-name="Preformatted_20_Text">data/structure/timestep_info/00248/num_elem</text:p>
      <text:p text:style-name="Preformatted_20_Text">data/structure/timestep_info/00248/num_node</text:p>
      <text:p text:style-name="Preformatted_20_Text">data/structure/timestep_info/00248/num_node_elem</text:p>
      <text:p text:style-name="Preformatted_20_Text">data/structure/timestep_info/00248/pos</text:p>
      <text:p text:style-name="Preformatted_20_Text">data/structure/timestep_info/00248/pos_ddot</text:p>
      <text:p text:style-name="Preformatted_20_Text">data/structure/timestep_info/00248/pos_dot</text:p>
      <text:p text:style-name="Preformatted_20_Text">data/structure/timestep_info/00248/postproc_cell/_read_as</text:p>
      <text:p text:style-name="Preformatted_20_Text">data/structure/timestep_info/00248/postproc_cell/coords_a</text:p>
      <text:p text:style-name="Preformatted_20_Text">data/structure/timestep_info/00248/postproc_cell/loads</text:p>
      <text:p text:style-name="Preformatted_20_Text">data/structure/timestep_info/00248/postproc_cell/strain</text:p>
      <text:p text:style-name="Preformatted_20_Text">data/structure/timestep_info/00248/postproc_node/_read_as</text:p>
      <text:p text:style-name="Preformatted_20_Text"><text:soft-page-break/>data/structure/timestep_info/00248/postproc_node/aero_steady_forces</text:p>
      <text:p text:style-name="Preformatted_20_Text">data/structure/timestep_info/00248/postproc_node/aero_unsteady_forces</text:p>
      <text:p text:style-name="Preformatted_20_Text">data/structure/timestep_info/00248/psi</text:p>
      <text:p text:style-name="Preformatted_20_Text">data/structure/timestep_info/00248/psi_ddot</text:p>
      <text:p text:style-name="Preformatted_20_Text">data/structure/timestep_info/00248/psi_dot</text:p>
      <text:p text:style-name="Preformatted_20_Text">data/structure/timestep_info/00248/psi_dot_local</text:p>
      <text:p text:style-name="Preformatted_20_Text">data/structure/timestep_info/00248/psi_local</text:p>
      <text:p text:style-name="Preformatted_20_Text">data/structure/timestep_info/00248/q</text:p>
      <text:p text:style-name="Preformatted_20_Text">data/structure/timestep_info/00248/quat</text:p>
      <text:p text:style-name="Preformatted_20_Text">data/structure/timestep_info/00248/runtime_steady_forces</text:p>
      <text:p text:style-name="Preformatted_20_Text">data/structure/timestep_info/00248/runtime_unsteady_forces</text:p>
      <text:p text:style-name="Preformatted_20_Text">data/structure/timestep_info/00248/steady_applied_forces</text:p>
      <text:p text:style-name="Preformatted_20_Text">data/structure/timestep_info/00248/total_forces</text:p>
      <text:p text:style-name="Preformatted_20_Text">data/structure/timestep_info/00248/total_gravity_forces</text:p>
      <text:p text:style-name="Preformatted_20_Text">data/structure/timestep_info/00248/unsteady_applied_forces</text:p>
      <text:p text:style-name="Preformatted_20_Text">data/structure/timestep_info/00249/_read_as</text:p>
      <text:p text:style-name="Preformatted_20_Text">data/structure/timestep_info/00249/dqddt</text:p>
      <text:p text:style-name="Preformatted_20_Text">data/structure/timestep_info/00249/dqdt</text:p>
      <text:p text:style-name="Preformatted_20_Text">data/structure/timestep_info/00249/for_acc</text:p>
      <text:p text:style-name="Preformatted_20_Text">data/structure/timestep_info/00249/for_pos</text:p>
      <text:p text:style-name="Preformatted_20_Text">data/structure/timestep_info/00249/for_vel</text:p>
      <text:p text:style-name="Preformatted_20_Text">data/structure/timestep_info/00249/forces_constraints_FoR</text:p>
      <text:p text:style-name="Preformatted_20_Text">data/structure/timestep_info/00249/forces_constraints_nodes</text:p>
      <text:p text:style-name="Preformatted_20_Text">data/structure/timestep_info/00249/gravity_forces</text:p>
      <text:p text:style-name="Preformatted_20_Text">data/structure/timestep_info/00249/in_global_AFoR</text:p>
      <text:p text:style-name="Preformatted_20_Text">data/structure/timestep_info/00249/mb_FoR_acc</text:p>
      <text:p text:style-name="Preformatted_20_Text">data/structure/timestep_info/00249/mb_FoR_pos</text:p>
      <text:p text:style-name="Preformatted_20_Text">data/structure/timestep_info/00249/mb_FoR_vel</text:p>
      <text:p text:style-name="Preformatted_20_Text">data/structure/timestep_info/00249/mb_dict</text:p>
      <text:p text:style-name="Preformatted_20_Text">data/structure/timestep_info/00249/mb_dquatdt</text:p>
      <text:p text:style-name="Preformatted_20_Text">data/structure/timestep_info/00249/mb_quat</text:p>
      <text:p text:style-name="Preformatted_20_Text">data/structure/timestep_info/00249/num_elem</text:p>
      <text:p text:style-name="Preformatted_20_Text">data/structure/timestep_info/00249/num_node</text:p>
      <text:p text:style-name="Preformatted_20_Text">data/structure/timestep_info/00249/num_node_elem</text:p>
      <text:p text:style-name="Preformatted_20_Text">data/structure/timestep_info/00249/pos</text:p>
      <text:p text:style-name="Preformatted_20_Text">data/structure/timestep_info/00249/pos_ddot</text:p>
      <text:p text:style-name="Preformatted_20_Text">data/structure/timestep_info/00249/pos_dot</text:p>
      <text:p text:style-name="Preformatted_20_Text">data/structure/timestep_info/00249/postproc_cell/_read_as</text:p>
      <text:p text:style-name="Preformatted_20_Text">data/structure/timestep_info/00249/postproc_cell/coords_a</text:p>
      <text:p text:style-name="Preformatted_20_Text">data/structure/timestep_info/00249/postproc_cell/loads</text:p>
      <text:p text:style-name="Preformatted_20_Text">data/structure/timestep_info/00249/postproc_cell/strain</text:p>
      <text:p text:style-name="Preformatted_20_Text">data/structure/timestep_info/00249/postproc_node/_read_as</text:p>
      <text:p text:style-name="Preformatted_20_Text">data/structure/timestep_info/00249/postproc_node/aero_steady_forces</text:p>
      <text:p text:style-name="Preformatted_20_Text">data/structure/timestep_info/00249/postproc_node/aero_unsteady_forces</text:p>
      <text:p text:style-name="Preformatted_20_Text">data/structure/timestep_info/00249/psi</text:p>
      <text:p text:style-name="Preformatted_20_Text">data/structure/timestep_info/00249/psi_ddot</text:p>
      <text:p text:style-name="Preformatted_20_Text">data/structure/timestep_info/00249/psi_dot</text:p>
      <text:p text:style-name="Preformatted_20_Text">data/structure/timestep_info/00249/psi_dot_local</text:p>
      <text:p text:style-name="Preformatted_20_Text">data/structure/timestep_info/00249/psi_local</text:p>
      <text:p text:style-name="Preformatted_20_Text">data/structure/timestep_info/00249/q</text:p>
      <text:p text:style-name="Preformatted_20_Text">data/structure/timestep_info/00249/quat</text:p>
      <text:p text:style-name="Preformatted_20_Text">data/structure/timestep_info/00249/runtime_steady_forces</text:p>
      <text:p text:style-name="Preformatted_20_Text">data/structure/timestep_info/00249/runtime_unsteady_forces</text:p>
      <text:p text:style-name="Preformatted_20_Text">data/structure/timestep_info/00249/steady_applied_forces</text:p>
      <text:p text:style-name="Preformatted_20_Text">data/structure/timestep_info/00249/total_forces</text:p>
      <text:p text:style-name="Preformatted_20_Text">data/structure/timestep_info/00249/total_gravity_forces</text:p>
      <text:p text:style-name="Preformatted_20_Text">data/structure/timestep_info/00249/unsteady_applied_forces</text:p>
      <text:p text:style-name="Preformatted_20_Text">data/structure/timestep_info/00250/_read_as</text:p>
      <text:p text:style-name="Preformatted_20_Text">data/structure/timestep_info/00250/dqddt</text:p>
      <text:p text:style-name="Preformatted_20_Text">data/structure/timestep_info/00250/dqdt</text:p>
      <text:p text:style-name="Preformatted_20_Text">data/structure/timestep_info/00250/for_acc</text:p>
      <text:p text:style-name="Preformatted_20_Text">data/structure/timestep_info/00250/for_pos</text:p>
      <text:p text:style-name="Preformatted_20_Text">data/structure/timestep_info/00250/for_vel</text:p>
      <text:p text:style-name="Preformatted_20_Text">data/structure/timestep_info/00250/forces_constraints_FoR</text:p>
      <text:p text:style-name="Preformatted_20_Text"><text:soft-page-break/>data/structure/timestep_info/00250/forces_constraints_nodes</text:p>
      <text:p text:style-name="Preformatted_20_Text">data/structure/timestep_info/00250/gravity_forces</text:p>
      <text:p text:style-name="Preformatted_20_Text">data/structure/timestep_info/00250/in_global_AFoR</text:p>
      <text:p text:style-name="Preformatted_20_Text">data/structure/timestep_info/00250/mb_FoR_acc</text:p>
      <text:p text:style-name="Preformatted_20_Text">data/structure/timestep_info/00250/mb_FoR_pos</text:p>
      <text:p text:style-name="Preformatted_20_Text">data/structure/timestep_info/00250/mb_FoR_vel</text:p>
      <text:p text:style-name="Preformatted_20_Text">data/structure/timestep_info/00250/mb_dict</text:p>
      <text:p text:style-name="Preformatted_20_Text">data/structure/timestep_info/00250/mb_dquatdt</text:p>
      <text:p text:style-name="Preformatted_20_Text">data/structure/timestep_info/00250/mb_quat</text:p>
      <text:p text:style-name="Preformatted_20_Text">data/structure/timestep_info/00250/num_elem</text:p>
      <text:p text:style-name="Preformatted_20_Text">data/structure/timestep_info/00250/num_node</text:p>
      <text:p text:style-name="Preformatted_20_Text">data/structure/timestep_info/00250/num_node_elem</text:p>
      <text:p text:style-name="Preformatted_20_Text">data/structure/timestep_info/00250/pos</text:p>
      <text:p text:style-name="Preformatted_20_Text">data/structure/timestep_info/00250/pos_ddot</text:p>
      <text:p text:style-name="Preformatted_20_Text">data/structure/timestep_info/00250/pos_dot</text:p>
      <text:p text:style-name="Preformatted_20_Text">data/structure/timestep_info/00250/postproc_cell/_read_as</text:p>
      <text:p text:style-name="Preformatted_20_Text">data/structure/timestep_info/00250/postproc_cell/coords_a</text:p>
      <text:p text:style-name="Preformatted_20_Text">data/structure/timestep_info/00250/postproc_cell/loads</text:p>
      <text:p text:style-name="Preformatted_20_Text">data/structure/timestep_info/00250/postproc_cell/strain</text:p>
      <text:p text:style-name="Preformatted_20_Text">data/structure/timestep_info/00250/postproc_node/_read_as</text:p>
      <text:p text:style-name="Preformatted_20_Text">data/structure/timestep_info/00250/postproc_node/aero_steady_forces</text:p>
      <text:p text:style-name="Preformatted_20_Text">data/structure/timestep_info/00250/postproc_node/aero_unsteady_forces</text:p>
      <text:p text:style-name="Preformatted_20_Text">data/structure/timestep_info/00250/psi</text:p>
      <text:p text:style-name="Preformatted_20_Text">data/structure/timestep_info/00250/psi_ddot</text:p>
      <text:p text:style-name="Preformatted_20_Text">data/structure/timestep_info/00250/psi_dot</text:p>
      <text:p text:style-name="Preformatted_20_Text">data/structure/timestep_info/00250/psi_dot_local</text:p>
      <text:p text:style-name="Preformatted_20_Text">data/structure/timestep_info/00250/psi_local</text:p>
      <text:p text:style-name="Preformatted_20_Text">data/structure/timestep_info/00250/q</text:p>
      <text:p text:style-name="Preformatted_20_Text">data/structure/timestep_info/00250/quat</text:p>
      <text:p text:style-name="Preformatted_20_Text">data/structure/timestep_info/00250/runtime_steady_forces</text:p>
      <text:p text:style-name="Preformatted_20_Text">data/structure/timestep_info/00250/runtime_unsteady_forces</text:p>
      <text:p text:style-name="Preformatted_20_Text">data/structure/timestep_info/00250/steady_applied_forces</text:p>
      <text:p text:style-name="Preformatted_20_Text">data/structure/timestep_info/00250/total_forces</text:p>
      <text:p text:style-name="Preformatted_20_Text">data/structure/timestep_info/00250/total_gravity_forces</text:p>
      <text:p text:style-name="Preformatted_20_Text">data/structure/timestep_info/00250/unsteady_applied_forces</text:p>
      <text:p text:style-name="Preformatted_20_Text">data/structure/timestep_info/_read_as</text:p>
      <text:p text:style-name="Preformatted_20_Text">data/structure/vdof</text:p>
      <text:p text:style-name="Preformatted_20_Text">data/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5T01:36:57.027277918</dc:date>
    <meta:editing-duration>PT4H57M1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501" meta:paragraph-count="32008" meta:word-count="32017" meta:character-count="1482295" meta:non-whitespace-character-count="1482283"/>
  </office:meta>
</office:document-meta>
</file>